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ncientGreek" svg:font-family="AncientGreek" style:font-family-generic="roman" style:font-pitch="variable"/>
    <style:font-face style:name="New Athena Unicode" svg:font-family="New Athena Unicode" style:font-family-generic="system"/>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3.8027in" style:use-optimal-column-width="false"/>
    </style:style>
    <style:style style:name="TableColumn4" style:family="table-column">
      <style:table-column-properties style:column-width="3.7138in" style:use-optimal-column-width="false"/>
    </style:style>
    <style:style style:name="Table2" style:family="table">
      <style:table-properties style:width="7.5166in" fo:margin-left="0.0034in" table:align="left"/>
    </style:style>
    <style:style style:name="TableRow5" style:family="table-row">
      <style:table-row-properties style:min-row-height="0.0138in" style:use-optimal-row-height="false" fo:keep-together="always"/>
    </style:style>
    <style:style style:name="TableCell6" style:family="table-cell">
      <style:table-cell-properties fo:border="0.0069in solid #000000" fo:background-color="#FFFFFF" style:writing-mode="lr-tb" fo:padding-top="0in" fo:padding-left="0.1527in" fo:padding-bottom="0in" fo:padding-right="0.15in"/>
    </style:style>
    <style:style style:name="P7" style:parent-style-name="Standard" style:family="paragraph">
      <style:paragraph-properties fo:keep-with-next="always" fo:widows="0" fo:orphans="0" fo:text-align="center">
        <style:tab-stops>
          <style:tab-stop style:type="left" style:position="2.1562in"/>
        </style:tab-stops>
      </style:paragraph-properties>
    </style:style>
    <style:style style:name="T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9" style:parent-style-name="Standard" style:family="paragraph">
      <style:paragraph-properties fo:widows="0" fo:orphans="0">
        <style:tab-stops>
          <style:tab-stop style:type="left" style:position="2.1562in"/>
        </style:tab-stops>
      </style:paragraph-properties>
    </style:style>
    <style:style style:name="T10" style:parent-style-name="AncientGreekἈρχαίαἑλληνικά" style:family="text">
      <style:text-properties style:font-weight-complex="bold" style:font-size-complex="14pt" fo:language="el" fo:country="GR"/>
    </style:style>
    <style:style style:name="P11" style:parent-style-name="Standard" style:family="paragraph">
      <style:paragraph-properties fo:keep-with-next="always" fo:widows="0" fo:orphans="0">
        <style:tab-stops>
          <style:tab-stop style:type="left" style:position="2.1562in"/>
        </style:tab-stops>
      </style:paragraph-properties>
    </style:style>
    <style:style style:name="T12" style:parent-style-name="AncientGreekἈρχαίαἑλληνικά" style:family="text">
      <style:text-properties style:font-weight-complex="bold" style:font-size-complex="14pt" fo:language="el" fo:country="GR"/>
    </style:style>
    <style:style style:name="TableCell13" style:family="table-cell">
      <style:table-cell-properties fo:border="0.0069in solid #000000" fo:background-color="#FFFFFF" style:writing-mode="lr-tb" fo:padding-top="0in" fo:padding-left="0.1527in" fo:padding-bottom="0in" fo:padding-right="0.15in"/>
    </style:style>
    <style:style style:name="P14" style:parent-style-name="Standard" style:family="paragraph">
      <style:paragraph-properties fo:widows="0" fo:orphans="0"/>
      <style:text-properties style:font-name="AncientGreek"/>
    </style:style>
    <style:style style:name="P15" style:parent-style-name="Standard" style:family="paragraph">
      <style:paragraph-properties fo:widows="0" fo:orphans="0"/>
      <style:text-properties style:font-name="AncientGreek"/>
    </style:style>
    <style:style style:name="P16" style:parent-style-name="Standard" style:family="paragraph">
      <style:paragraph-properties fo:widows="0" fo:orphans="0"/>
      <style:text-properties style:font-name="AncientGreek"/>
    </style:style>
    <style:style style:name="P17" style:parent-style-name="Standard" style:family="paragraph">
      <style:paragraph-properties fo:widows="0" fo:orphans="0"/>
      <style:text-properties style:font-name="AncientGreek"/>
    </style:style>
    <style:style style:name="P18" style:parent-style-name="Standard" style:family="paragraph">
      <style:paragraph-properties fo:widows="0" fo:orphans="0"/>
      <style:text-properties style:font-name="AncientGreek"/>
    </style:style>
    <style:style style:name="P19" style:parent-style-name="Standard" style:family="paragraph">
      <style:paragraph-properties fo:widows="0" fo:orphans="0"/>
    </style:style>
    <style:style style:name="T20" style:parent-style-name="DefaultParagraphFont" style:family="text">
      <style:text-properties style:font-name="AncientGreek" fo:language="el" fo:country="GR"/>
    </style:style>
    <style:style style:name="T21" style:parent-style-name="DefaultParagraphFont" style:family="text">
      <style:text-properties style:font-name="AncientGreek"/>
    </style:style>
    <style:style style:name="T22" style:parent-style-name="DefaultParagraphFont" style:family="text">
      <style:text-properties style:font-name="AncientGreek"/>
    </style:style>
    <style:style style:name="T23" style:parent-style-name="DefaultParagraphFont" style:family="text">
      <style:text-properties style:font-name="AncientGreek"/>
    </style:style>
    <style:style style:name="T24" style:parent-style-name="DefaultParagraphFont" style:family="text">
      <style:text-properties style:font-name="AncientGreek"/>
    </style:style>
    <style:style style:name="T25" style:parent-style-name="AncientGreekἈρχαίαἑλληνικά" style:family="text">
      <style:text-properties style:font-weight-complex="bold" style:font-size-complex="14pt" fo:language="el" fo:country="GR"/>
    </style:style>
    <style:style style:name="T26" style:parent-style-name="AncientGreekἈρχαίαἑλληνικά" style:family="text">
      <style:text-properties style:font-weight-complex="bold" style:font-size-complex="14pt"/>
    </style:style>
    <style:style style:name="T27" style:parent-style-name="AncientGreekἈρχαίαἑλληνικά" style:family="text">
      <style:text-properties style:font-weight-complex="bold" style:font-size-complex="14pt"/>
    </style:style>
    <style:style style:name="T28" style:parent-style-name="DefaultParagraphFont" style:family="text">
      <style:text-properties style:font-name="New Athena Unicode" fo:color="#000000" fo:language="el" fo:country="GR"/>
    </style:style>
    <style:style style:name="T29" style:parent-style-name="DefaultParagraphFont" style:family="text">
      <style:text-properties style:font-name="New Athena Unicode" fo:color="#000000"/>
    </style:style>
    <style:style style:name="T30" style:parent-style-name="DefaultParagraphFont" style:family="text">
      <style:text-properties style:font-name="New Athena Unicode" fo:color="#000000"/>
    </style:style>
    <style:style style:name="T31" style:parent-style-name="DefaultParagraphFont" style:family="text">
      <style:text-properties style:font-name="New Athena Unicode" fo:color="#000000"/>
    </style:style>
    <style:style style:name="T32" style:parent-style-name="DefaultParagraphFont" style:family="text">
      <style:text-properties style:font-name="New Athena Unicode" fo:color="#000000"/>
    </style:style>
    <style:style style:name="T33" style:parent-style-name="AncientGreekἈρχαίαἑλληνικά" style:family="text">
      <style:text-properties style:font-weight-complex="bold" fo:color="#000000" style:font-size-complex="14pt" fo:language="el" fo:country="GR"/>
    </style:style>
    <style:style style:name="T34" style:parent-style-name="AncientGreekἈρχαίαἑλληνικά" style:family="text">
      <style:text-properties style:font-weight-complex="bold" fo:color="#000000" style:font-size-complex="14pt"/>
    </style:style>
    <style:style style:name="T35" style:parent-style-name="AncientGreekἈρχαίαἑλληνικά" style:family="text">
      <style:text-properties style:font-weight-complex="bold" fo:color="#000000" style:font-size-complex="14pt"/>
    </style:style>
    <style:style style:name="TableRow36" style:family="table-row">
      <style:table-row-properties style:min-row-height="0.0138in" style:use-optimal-row-height="false" fo:keep-together="always"/>
    </style:style>
    <style:style style:name="TableCell37" style:family="table-cell">
      <style:table-cell-properties fo:border-top="none" fo:border-left="0.0069in solid #000000" fo:border-bottom="0.0069in solid #000000" fo:border-right="0.0069in solid #000000" fo:background-color="#FFFFFF" style:writing-mode="lr-tb" fo:padding-top="0in" fo:padding-left="0.1527in" fo:padding-bottom="0in" fo:padding-right="0.15in"/>
    </style:style>
    <style:style style:name="P38" style:parent-style-name="Standard" style:family="paragraph">
      <style:paragraph-properties fo:keep-with-next="always" fo:widows="0" fo:orphans="0">
        <style:tab-stops>
          <style:tab-stop style:type="center" style:position="1in"/>
          <style:tab-stop style:type="left" style:position="2.1562in"/>
        </style:tab-stops>
      </style:paragraph-properties>
    </style:style>
    <style:style style:name="T39" style:parent-style-name="AncientGreekἈρχαίαἑλληνικά" style:family="text">
      <style:text-properties fo:font-weight="bold" style:font-weight-asian="bold" style:font-weight-complex="bold" fo:font-size="18pt" style:font-size-asian="18pt" style:font-size-complex="14pt"/>
    </style:style>
    <style:style style:name="T4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1" style:parent-style-name="AncientGreekἈρχαίαἑλληνικά" style:family="text">
      <style:text-properties fo:font-weight="bold" style:font-weight-asian="bold" style:font-weight-complex="bold" fo:font-size="18pt" style:font-size-asian="18pt" style:font-size-complex="14pt"/>
    </style:style>
    <style:style style:name="T4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3" style:parent-style-name="AncientGreekἈρχαίαἑλληνικά" style:family="text">
      <style:text-properties fo:font-weight="bold" style:font-weight-asian="bold" style:font-weight-complex="bold" fo:font-size="18pt" style:font-size-asian="18pt" style:font-size-complex="14pt"/>
    </style:style>
    <style:style style:name="T4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5" style:parent-style-name="AncientGreekἈρχαίαἑλληνικά" style:family="text">
      <style:text-properties fo:font-weight="bold" style:font-weight-asian="bold" style:font-weight-complex="bold" fo:font-size="18pt" style:font-size-asian="18pt" style:font-size-complex="14pt"/>
    </style:style>
    <style:style style:name="T46" style:parent-style-name="AncientGreekἈρχαίαἑλληνικά" style:family="text">
      <style:text-properties fo:font-weight="bold" style:font-weight-asian="bold" style:font-weight-complex="bold" fo:font-size="18pt" style:font-size-asian="18pt" style:font-size-complex="14pt"/>
    </style:style>
    <style:style style:name="T47" style:parent-style-name="AncientGreekἈρχαίαἑλληνικά" style:family="text">
      <style:text-properties style:font-weight-complex="bold" style:font-size-complex="14pt" fo:language="el" fo:country="GR"/>
    </style:style>
    <style:style style:name="T48" style:parent-style-name="AncientGreekἈρχαίαἑλληνικά" style:family="text">
      <style:text-properties style:font-weight-complex="bold" style:font-size-complex="14pt"/>
    </style:style>
    <style:style style:name="T49" style:parent-style-name="AncientGreekἈρχαίαἑλληνικά" style:family="text">
      <style:text-properties style:font-weight-complex="bold" style:font-size-complex="14pt" fo:language="el" fo:country="GR"/>
    </style:style>
    <style:style style:name="T50" style:parent-style-name="AncientGreekἈρχαίαἑλληνικά" style:family="text">
      <style:text-properties style:font-weight-complex="bold" style:font-size-complex="14pt"/>
    </style:style>
    <style:style style:name="T51" style:parent-style-name="AncientGreekἈρχαίαἑλληνικά" style:family="text">
      <style:text-properties style:font-weight-complex="bold" style:font-size-complex="14pt" fo:language="el" fo:country="GR"/>
    </style:style>
    <style:style style:name="T52" style:parent-style-name="AncientGreekἈρχαίαἑλληνικά" style:family="text">
      <style:text-properties style:font-weight-complex="bold" style:font-size-complex="14pt"/>
    </style:style>
    <style:style style:name="T53" style:parent-style-name="AncientGreekἈρχαίαἑλληνικά" style:family="text">
      <style:text-properties style:font-weight-complex="bold" style:font-size-complex="14pt" fo:language="el" fo:country="GR"/>
    </style:style>
    <style:style style:name="T54" style:parent-style-name="AncientGreekἈρχαίαἑλληνικά" style:family="text">
      <style:text-properties style:font-weight-complex="bold" style:font-size-complex="14pt"/>
    </style:style>
    <style:style style:name="T55" style:parent-style-name="AncientGreekἈρχαίαἑλληνικά" style:family="text">
      <style:text-properties style:font-weight-complex="bold" style:font-size-complex="14pt" fo:language="el" fo:country="GR"/>
    </style:style>
    <style:style style:name="T56" style:parent-style-name="AncientGreekἈρχαίαἑλληνικά" style:family="text">
      <style:text-properties style:font-weight-complex="bold" style:font-size-complex="14pt"/>
    </style:style>
    <style:style style:name="T57" style:parent-style-name="AncientGreekἈρχαίαἑλληνικά" style:family="text">
      <style:text-properties style:font-weight-complex="bold" style:font-size-complex="14pt" fo:language="el" fo:country="GR"/>
    </style:style>
    <style:style style:name="T58" style:parent-style-name="AncientGreekἈρχαίαἑλληνικά" style:family="text">
      <style:text-properties style:font-weight-complex="bold" style:font-size-complex="14pt"/>
    </style:style>
    <style:style style:name="T59" style:parent-style-name="AncientGreekἈρχαίαἑλληνικά" style:family="text">
      <style:text-properties style:font-weight-complex="bold" style:font-size-complex="14pt" fo:language="el" fo:country="GR"/>
    </style:style>
    <style:style style:name="T60" style:parent-style-name="AncientGreekἈρχαίαἑλληνικά" style:family="text">
      <style:text-properties style:font-weight-complex="bold" style:font-size-complex="14pt"/>
    </style:style>
    <style:style style:name="T61" style:parent-style-name="AncientGreekἈρχαίαἑλληνικά" style:family="text">
      <style:text-properties style:font-weight-complex="bold" style:font-size-complex="14pt" fo:language="el" fo:country="GR"/>
    </style:style>
    <style:style style:name="T62" style:parent-style-name="AncientGreekἈρχαίαἑλληνικά" style:family="text">
      <style:text-properties style:font-weight-complex="bold" style:font-size-complex="14pt"/>
    </style:style>
    <style:style style:name="T63" style:parent-style-name="AncientGreekἈρχαίαἑλληνικά" style:family="text">
      <style:text-properties style:font-weight-complex="bold" style:font-size-complex="14pt" fo:language="el" fo:country="GR"/>
    </style:style>
    <style:style style:name="T64" style:parent-style-name="AncientGreekἈρχαίαἑλληνικά" style:family="text">
      <style:text-properties style:font-weight-complex="bold" style:font-size-complex="14pt"/>
    </style:style>
    <style:style style:name="T65" style:parent-style-name="AncientGreekἈρχαίαἑλληνικά" style:family="text">
      <style:text-properties style:font-weight-complex="bold" style:font-size-complex="14pt" fo:language="el" fo:country="GR"/>
    </style:style>
    <style:style style:name="T66" style:parent-style-name="AncientGreekἈρχαίαἑλληνικά" style:family="text">
      <style:text-properties style:font-weight-complex="bold" style:font-size-complex="14pt"/>
    </style:style>
    <style:style style:name="T67" style:parent-style-name="AncientGreekἈρχαίαἑλληνικά" style:family="text">
      <style:text-properties style:font-weight-complex="bold" style:font-size-complex="14pt" fo:language="el" fo:country="GR"/>
    </style:style>
    <style:style style:name="T68" style:parent-style-name="AncientGreekἈρχαίαἑλληνικά" style:family="text">
      <style:text-properties style:font-weight-complex="bold" style:font-size-complex="14pt"/>
    </style:style>
    <style:style style:name="T69" style:parent-style-name="AncientGreekἈρχαίαἑλληνικά" style:family="text">
      <style:text-properties style:font-weight-complex="bold" style:font-size-complex="14pt" fo:language="el" fo:country="GR"/>
    </style:style>
    <style:style style:name="T70" style:parent-style-name="AncientGreekἈρχαίαἑλληνικά" style:family="text">
      <style:text-properties style:font-weight-complex="bold" style:font-size-complex="14pt"/>
    </style:style>
    <style:style style:name="T71" style:parent-style-name="AncientGreekἈρχαίαἑλληνικά" style:family="text">
      <style:text-properties style:font-weight-complex="bold" style:font-size-complex="14pt" fo:language="el" fo:country="GR"/>
    </style:style>
    <style:style style:name="T72" style:parent-style-name="AncientGreekἈρχαίαἑλληνικά" style:family="text">
      <style:text-properties style:font-weight-complex="bold" style:font-size-complex="14pt"/>
    </style:style>
    <style:style style:name="T73" style:parent-style-name="AncientGreekἈρχαίαἑλληνικά" style:family="text">
      <style:text-properties style:font-weight-complex="bold" style:font-size-complex="14pt" fo:language="el" fo:country="GR"/>
    </style:style>
    <style:style style:name="T74" style:parent-style-name="AncientGreekἈρχαίαἑλληνικά" style:family="text">
      <style:text-properties style:font-weight-complex="bold" style:font-size-complex="14pt"/>
    </style:style>
    <style:style style:name="T75" style:parent-style-name="AncientGreekἈρχαίαἑλληνικά" style:family="text">
      <style:text-properties style:font-weight-complex="bold" style:font-size-complex="14pt" fo:language="el" fo:country="GR"/>
    </style:style>
    <style:style style:name="T76" style:parent-style-name="AncientGreekἈρχαίαἑλληνικά" style:family="text">
      <style:text-properties style:font-weight-complex="bold" style:font-size-complex="14pt"/>
    </style:style>
    <style:style style:name="T77" style:parent-style-name="AncientGreekἈρχαίαἑλληνικά" style:family="text">
      <style:text-properties style:font-weight-complex="bold" style:font-size-complex="14pt" fo:language="el" fo:country="GR"/>
    </style:style>
    <style:style style:name="T78" style:parent-style-name="AncientGreekἈρχαίαἑλληνικά" style:family="text">
      <style:text-properties style:font-weight-complex="bold" style:font-size-complex="14pt"/>
    </style:style>
    <style:style style:name="T79" style:parent-style-name="AncientGreekἈρχαίαἑλληνικά" style:family="text">
      <style:text-properties style:font-weight-complex="bold" style:font-size-complex="14pt" fo:language="el" fo:country="GR"/>
    </style:style>
    <style:style style:name="T80" style:parent-style-name="AncientGreekἈρχαίαἑλληνικά" style:family="text">
      <style:text-properties style:font-weight-complex="bold" style:font-size-complex="14pt"/>
    </style:style>
    <style:style style:name="T81" style:parent-style-name="AncientGreekἈρχαίαἑλληνικά" style:family="text">
      <style:text-properties style:font-weight-complex="bold" style:font-size-complex="14pt" fo:language="el" fo:country="GR"/>
    </style:style>
    <style:style style:name="T82" style:parent-style-name="AncientGreekἈρχαίαἑλληνικά" style:family="text">
      <style:text-properties style:font-weight-complex="bold" style:font-size-complex="14pt"/>
    </style:style>
    <style:style style:name="T83" style:parent-style-name="AncientGreekἈρχαίαἑλληνικά" style:family="text">
      <style:text-properties style:font-weight-complex="bold" style:font-size-complex="14pt" fo:language="el" fo:country="GR"/>
    </style:style>
    <style:style style:name="T84" style:parent-style-name="AncientGreekἈρχαίαἑλληνικά" style:family="text">
      <style:text-properties style:font-weight-complex="bold" style:font-size-complex="14pt"/>
    </style:style>
    <style:style style:name="T85" style:parent-style-name="AncientGreekἈρχαίαἑλληνικά" style:family="text">
      <style:text-properties style:font-weight-complex="bold" style:font-size-complex="14pt" fo:language="el" fo:country="GR"/>
    </style:style>
    <style:style style:name="T86" style:parent-style-name="AncientGreekἈρχαίαἑλληνικά" style:family="text">
      <style:text-properties style:font-weight-complex="bold" style:font-size-complex="14pt"/>
    </style:style>
    <style:style style:name="T87" style:parent-style-name="AncientGreekἈρχαίαἑλληνικά" style:family="text">
      <style:text-properties style:font-weight-complex="bold" style:font-size-complex="14pt" fo:language="el" fo:country="GR"/>
    </style:style>
    <style:style style:name="T88" style:parent-style-name="AncientGreekἈρχαίαἑλληνικά" style:family="text">
      <style:text-properties style:font-weight-complex="bold" style:font-size-complex="14pt"/>
    </style:style>
    <style:style style:name="T89" style:parent-style-name="AncientGreekἈρχαίαἑλληνικά" style:family="text">
      <style:text-properties style:font-weight-complex="bold" style:font-size-complex="14pt" fo:language="el" fo:country="GR"/>
    </style:style>
    <style:style style:name="T90" style:parent-style-name="AncientGreekἈρχαίαἑλληνικά" style:family="text">
      <style:text-properties style:font-weight-complex="bold" style:font-size-complex="14pt"/>
    </style:style>
    <style:style style:name="T91" style:parent-style-name="AncientGreekἈρχαίαἑλληνικά" style:family="text">
      <style:text-properties style:font-weight-complex="bold" style:font-size-complex="14pt" fo:language="el" fo:country="GR"/>
    </style:style>
    <style:style style:name="T92" style:parent-style-name="AncientGreekἈρχαίαἑλληνικά" style:family="text">
      <style:text-properties style:font-weight-complex="bold" style:font-size-complex="14pt"/>
    </style:style>
    <style:style style:name="T93" style:parent-style-name="AncientGreekἈρχαίαἑλληνικά" style:family="text">
      <style:text-properties style:font-weight-complex="bold" style:font-size-complex="14pt" fo:language="el" fo:country="GR"/>
    </style:style>
    <style:style style:name="T94" style:parent-style-name="AncientGreekἈρχαίαἑλληνικά" style:family="text">
      <style:text-properties style:font-weight-complex="bold" style:font-size-complex="14pt"/>
    </style:style>
    <style:style style:name="T95" style:parent-style-name="AncientGreekἈρχαίαἑλληνικά" style:family="text">
      <style:text-properties style:font-weight-complex="bold" style:font-size-complex="14pt" fo:language="el" fo:country="GR"/>
    </style:style>
    <style:style style:name="T96" style:parent-style-name="AncientGreekἈρχαίαἑλληνικά" style:family="text">
      <style:text-properties style:font-weight-complex="bold" style:font-size-complex="14pt"/>
    </style:style>
    <style:style style:name="T97" style:parent-style-name="AncientGreekἈρχαίαἑλληνικά" style:family="text">
      <style:text-properties style:font-weight-complex="bold" style:font-size-complex="14pt" fo:language="el" fo:country="GR"/>
    </style:style>
    <style:style style:name="T98" style:parent-style-name="AncientGreekἈρχαίαἑλληνικά" style:family="text">
      <style:text-properties style:font-weight-complex="bold" style:font-size-complex="14pt"/>
    </style:style>
    <style:style style:name="T99" style:parent-style-name="AncientGreekἈρχαίαἑλληνικά" style:family="text">
      <style:text-properties style:font-weight-complex="bold" style:font-size-complex="14pt" fo:language="el" fo:country="GR"/>
    </style:style>
    <style:style style:name="T100" style:parent-style-name="AncientGreekἈρχαίαἑλληνικά" style:family="text">
      <style:text-properties style:font-weight-complex="bold" style:font-size-complex="14pt"/>
    </style:style>
    <style:style style:name="T101" style:parent-style-name="AncientGreekἈρχαίαἑλληνικά" style:family="text">
      <style:text-properties style:font-weight-complex="bold" style:font-size-complex="14pt" fo:language="el" fo:country="GR"/>
    </style:style>
    <style:style style:name="T102" style:parent-style-name="AncientGreekἈρχαίαἑλληνικά" style:family="text">
      <style:text-properties style:font-weight-complex="bold" style:font-size-complex="14pt"/>
    </style:style>
    <style:style style:name="T103" style:parent-style-name="AncientGreekἈρχαίαἑλληνικά" style:family="text">
      <style:text-properties style:font-weight-complex="bold" style:font-size-complex="14pt" fo:language="el" fo:country="GR"/>
    </style:style>
    <style:style style:name="T104" style:parent-style-name="AncientGreekἈρχαίαἑλληνικά" style:family="text">
      <style:text-properties style:font-weight-complex="bold" style:font-size-complex="14pt"/>
    </style:style>
    <style:style style:name="T105" style:parent-style-name="AncientGreekἈρχαίαἑλληνικά" style:family="text">
      <style:text-properties style:font-weight-complex="bold" style:font-size-complex="14pt" fo:language="el" fo:country="GR"/>
    </style:style>
    <style:style style:name="T106" style:parent-style-name="AncientGreekἈρχαίαἑλληνικά" style:family="text">
      <style:text-properties style:font-weight-complex="bold" style:font-size-complex="14pt"/>
    </style:style>
    <style:style style:name="T107" style:parent-style-name="AncientGreekἈρχαίαἑλληνικά" style:family="text">
      <style:text-properties style:font-weight-complex="bold" style:font-size-complex="14pt" fo:language="el" fo:country="GR"/>
    </style:style>
    <style:style style:name="T108" style:parent-style-name="AncientGreekἈρχαίαἑλληνικά" style:family="text">
      <style:text-properties style:font-weight-complex="bold" style:font-size-complex="14pt"/>
    </style:style>
    <style:style style:name="T109" style:parent-style-name="AncientGreekἈρχαίαἑλληνικά" style:family="text">
      <style:text-properties style:font-weight-complex="bold" style:font-size-complex="14pt" fo:language="el" fo:country="GR"/>
    </style:style>
    <style:style style:name="T110" style:parent-style-name="AncientGreekἈρχαίαἑλληνικά" style:family="text">
      <style:text-properties style:font-weight-complex="bold" style:font-size-complex="14pt"/>
    </style:style>
    <style:style style:name="P111" style:parent-style-name="Standard" style:family="paragraph">
      <style:paragraph-properties fo:widows="0" fo:orphans="0">
        <style:tab-stops>
          <style:tab-stop style:type="center" style:position="1in"/>
          <style:tab-stop style:type="left" style:position="2.1562in"/>
        </style:tab-stops>
      </style:paragraph-properties>
    </style:style>
    <style:style style:name="P112" style:parent-style-name="Standard" style:family="paragraph">
      <style:paragraph-properties fo:widows="0" fo:orphans="0">
        <style:tab-stops>
          <style:tab-stop style:type="left" style:position="2.1562in"/>
        </style:tab-stops>
      </style:paragraph-properties>
    </style:style>
    <style:style style:name="T113" style:parent-style-name="AncientGreekἈρχαίαἑλληνικά" style:family="text">
      <style:text-properties style:font-weight-complex="bold" style:font-size-complex="14pt" fo:language="el" fo:country="GR"/>
    </style:style>
    <style:style style:name="T114" style:parent-style-name="AncientGreekἈρχαίαἑλληνικά" style:family="text">
      <style:text-properties style:font-weight-complex="bold" style:font-size-complex="14pt"/>
    </style:style>
    <style:style style:name="T115" style:parent-style-name="AncientGreekἈρχαίαἑλληνικά" style:family="text">
      <style:text-properties style:font-weight-complex="bold" style:font-size-complex="14pt" fo:language="el" fo:country="GR"/>
    </style:style>
    <style:style style:name="T116" style:parent-style-name="AncientGreekἈρχαίαἑλληνικά" style:family="text">
      <style:text-properties style:font-weight-complex="bold" style:font-size-complex="14pt"/>
    </style:style>
    <style:style style:name="T117" style:parent-style-name="AncientGreekἈρχαίαἑλληνικά" style:family="text">
      <style:text-properties style:font-weight-complex="bold" style:font-size-complex="14pt" fo:language="el" fo:country="GR"/>
    </style:style>
    <style:style style:name="T118" style:parent-style-name="AncientGreekἈρχαίαἑλληνικά" style:family="text">
      <style:text-properties style:font-weight-complex="bold" style:font-size-complex="14pt"/>
    </style:style>
    <style:style style:name="T119" style:parent-style-name="AncientGreekἈρχαίαἑλληνικά" style:family="text">
      <style:text-properties style:font-weight-complex="bold" style:font-size-complex="14pt" fo:language="el" fo:country="GR"/>
    </style:style>
    <style:style style:name="T120" style:parent-style-name="AncientGreekἈρχαίαἑλληνικά" style:family="text">
      <style:text-properties style:font-weight-complex="bold" style:font-size-complex="14pt"/>
    </style:style>
    <style:style style:name="T121" style:parent-style-name="AncientGreekἈρχαίαἑλληνικά" style:family="text">
      <style:text-properties style:font-weight-complex="bold" style:font-size-complex="14pt" fo:language="el" fo:country="GR"/>
    </style:style>
    <style:style style:name="T122" style:parent-style-name="AncientGreekἈρχαίαἑλληνικά" style:family="text">
      <style:text-properties style:font-weight-complex="bold" style:font-size-complex="14pt"/>
    </style:style>
    <style:style style:name="T123" style:parent-style-name="AncientGreekἈρχαίαἑλληνικά" style:family="text">
      <style:text-properties style:font-weight-complex="bold" style:font-size-complex="14pt" fo:language="el" fo:country="GR"/>
    </style:style>
    <style:style style:name="T124" style:parent-style-name="AncientGreekἈρχαίαἑλληνικά" style:family="text">
      <style:text-properties style:font-weight-complex="bold" style:font-size-complex="14pt"/>
    </style:style>
    <style:style style:name="T125" style:parent-style-name="AncientGreekἈρχαίαἑλληνικά" style:family="text">
      <style:text-properties style:font-weight-complex="bold" style:font-size-complex="14pt" fo:language="el" fo:country="GR"/>
    </style:style>
    <style:style style:name="T126" style:parent-style-name="AncientGreekἈρχαίαἑλληνικά" style:family="text">
      <style:text-properties style:font-weight-complex="bold" style:font-size-complex="14pt"/>
    </style:style>
    <style:style style:name="T127" style:parent-style-name="AncientGreekἈρχαίαἑλληνικά" style:family="text">
      <style:text-properties style:font-weight-complex="bold" style:font-size-complex="14pt" fo:language="el" fo:country="GR"/>
    </style:style>
    <style:style style:name="T128" style:parent-style-name="AncientGreekἈρχαίαἑλληνικά" style:family="text">
      <style:text-properties style:font-weight-complex="bold" style:font-size-complex="14pt"/>
    </style:style>
    <style:style style:name="T129" style:parent-style-name="AncientGreekἈρχαίαἑλληνικά" style:family="text">
      <style:text-properties style:font-weight-complex="bold" style:font-size-complex="14pt" fo:language="el" fo:country="GR"/>
    </style:style>
    <style:style style:name="T130" style:parent-style-name="AncientGreekἈρχαίαἑλληνικά" style:family="text">
      <style:text-properties style:font-weight-complex="bold" style:font-size-complex="14pt"/>
    </style:style>
    <style:style style:name="T131" style:parent-style-name="AncientGreekἈρχαίαἑλληνικά" style:family="text">
      <style:text-properties style:font-weight-complex="bold" style:font-size-complex="14pt" fo:language="el" fo:country="GR"/>
    </style:style>
    <style:style style:name="T132" style:parent-style-name="AncientGreekἈρχαίαἑλληνικά" style:family="text">
      <style:text-properties style:font-weight-complex="bold" style:font-size-complex="14pt"/>
    </style:style>
    <style:style style:name="T133" style:parent-style-name="AncientGreekἈρχαίαἑλληνικά" style:family="text">
      <style:text-properties style:font-weight-complex="bold" style:font-size-complex="14pt" fo:language="el" fo:country="GR"/>
    </style:style>
    <style:style style:name="T134" style:parent-style-name="AncientGreekἈρχαίαἑλληνικά" style:family="text">
      <style:text-properties style:font-weight-complex="bold" style:font-size-complex="14pt"/>
    </style:style>
    <style:style style:name="TableCell135" style:family="table-cell">
      <style:table-cell-properties fo:border-top="none" fo:border-left="0.0069in solid #000000" fo:border-bottom="0.0069in solid #000000" fo:border-right="0.0069in solid #000000" fo:background-color="#FFFFFF" style:writing-mode="lr-tb" fo:padding-top="0in" fo:padding-left="0.1527in" fo:padding-bottom="0in" fo:padding-right="0.15in"/>
    </style:style>
    <style:style style:name="P136"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137" style:parent-style-name="Standard" style:family="paragraph">
      <style:paragraph-properties fo:widows="0" fo:orphans="0"/>
      <style:text-properties style:font-name="AncientGreek"/>
    </style:style>
    <style:style style:name="P138" style:parent-style-name="Standard" style:family="paragraph">
      <style:paragraph-properties fo:widows="0" fo:orphans="0"/>
      <style:text-properties style:font-name="AncientGreek"/>
    </style:style>
    <style:style style:name="P139" style:parent-style-name="Standard" style:family="paragraph">
      <style:paragraph-properties fo:widows="0" fo:orphans="0"/>
      <style:text-properties style:font-name="AncientGreek"/>
    </style:style>
    <style:style style:name="P140" style:parent-style-name="Standard" style:family="paragraph">
      <style:paragraph-properties fo:widows="0" fo:orphans="0"/>
      <style:text-properties style:font-name="AncientGreek"/>
    </style:style>
    <style:style style:name="P141" style:parent-style-name="Standard" style:family="paragraph">
      <style:paragraph-properties fo:widows="0" fo:orphans="0"/>
    </style:style>
    <style:style style:name="T142" style:parent-style-name="DefaultParagraphFont" style:family="text">
      <style:text-properties style:font-name="AncientGreek" fo:language="el" fo:country="GR"/>
    </style:style>
    <style:style style:name="T143" style:parent-style-name="DefaultParagraphFont" style:family="text">
      <style:text-properties style:font-name="AncientGreek"/>
    </style:style>
    <style:style style:name="TableRow144" style:family="table-row">
      <style:table-row-properties style:min-row-height="0.0138in" style:use-optimal-row-height="false" fo:keep-together="always"/>
    </style:style>
    <style:style style:name="TableCell145" style:family="table-cell">
      <style:table-cell-properties fo:border="0.0069in solid #000000" fo:background-color="#FFFFFF" style:writing-mode="lr-tb" fo:padding-top="0in" fo:padding-left="0.1527in" fo:padding-bottom="0in" fo:padding-right="0.15in"/>
    </style:style>
    <style:style style:name="P146" style:parent-style-name="Standard" style:family="paragraph">
      <style:paragraph-properties fo:keep-with-next="always" fo:widows="0" fo:orphans="0" fo:text-align="center"/>
    </style:style>
    <style:style style:name="T147" style:parent-style-name="AncientGreekἈρχαίαἑλληνικά" style:family="text">
      <style:text-properties fo:font-weight="bold" style:font-weight-asian="bold" style:font-weight-complex="bold" fo:font-size="18pt" style:font-size-asian="18pt" style:font-size-complex="14pt"/>
    </style:style>
    <style:style style:name="T14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49" style:parent-style-name="AncientGreekἈρχαίαἑλληνικά" style:family="text">
      <style:text-properties fo:font-weight="bold" style:font-weight-asian="bold" style:font-weight-complex="bold" fo:font-size="18pt" style:font-size-asian="18pt" style:font-size-complex="14pt"/>
    </style:style>
    <style:style style:name="T15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51" style:parent-style-name="AncientGreekἈρχαίαἑλληνικά" style:family="text">
      <style:text-properties fo:font-weight="bold" style:font-weight-asian="bold" style:font-weight-complex="bold" fo:font-size="18pt" style:font-size-asian="18pt" style:font-size-complex="14pt"/>
    </style:style>
    <style:style style:name="T15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53" style:parent-style-name="AncientGreekἈρχαίαἑλληνικά" style:family="text">
      <style:text-properties fo:font-weight="bold" style:font-weight-asian="bold" style:font-weight-complex="bold" fo:font-size="18pt" style:font-size-asian="18pt" style:font-size-complex="14pt"/>
    </style:style>
    <style:style style:name="P154" style:parent-style-name="Standard" style:family="paragraph">
      <style:paragraph-properties fo:widows="0" fo:orphans="0"/>
    </style:style>
    <style:style style:name="T155" style:parent-style-name="AncientGreekἈρχαίαἑλληνικά" style:family="text">
      <style:text-properties style:font-weight-complex="bold" style:font-size-complex="14pt" fo:language="el" fo:country="GR"/>
    </style:style>
    <style:style style:name="T156" style:parent-style-name="AncientGreekἈρχαίαἑλληνικά" style:family="text">
      <style:text-properties style:font-weight-complex="bold" style:font-size-complex="14pt"/>
    </style:style>
    <style:style style:name="T157" style:parent-style-name="AncientGreekἈρχαίαἑλληνικά" style:family="text">
      <style:text-properties style:font-weight-complex="bold" style:font-size-complex="14pt" fo:language="el" fo:country="GR"/>
    </style:style>
    <style:style style:name="T158" style:parent-style-name="AncientGreekἈρχαίαἑλληνικά" style:family="text">
      <style:text-properties style:font-weight-complex="bold" style:font-size-complex="14pt"/>
    </style:style>
    <style:style style:name="T159" style:parent-style-name="AncientGreekἈρχαίαἑλληνικά" style:family="text">
      <style:text-properties style:font-weight-complex="bold" style:font-size-complex="14pt" fo:language="el" fo:country="GR"/>
    </style:style>
    <style:style style:name="T160" style:parent-style-name="AncientGreekἈρχαίαἑλληνικά" style:family="text">
      <style:text-properties style:font-weight-complex="bold" style:font-size-complex="14pt"/>
    </style:style>
    <style:style style:name="T161" style:parent-style-name="AncientGreekἈρχαίαἑλληνικά" style:family="text">
      <style:text-properties style:font-weight-complex="bold" style:font-size-complex="14pt" fo:language="el" fo:country="GR"/>
    </style:style>
    <style:style style:name="T162" style:parent-style-name="AncientGreekἈρχαίαἑλληνικά" style:family="text">
      <style:text-properties style:font-weight-complex="bold" style:font-size-complex="14pt"/>
    </style:style>
    <style:style style:name="T163" style:parent-style-name="AncientGreekἈρχαίαἑλληνικά" style:family="text">
      <style:text-properties style:font-weight-complex="bold" style:font-size-complex="14pt" fo:language="el" fo:country="GR"/>
    </style:style>
    <style:style style:name="T164" style:parent-style-name="AncientGreekἈρχαίαἑλληνικά" style:family="text">
      <style:text-properties style:font-weight-complex="bold" style:font-size-complex="14pt"/>
    </style:style>
    <style:style style:name="T165" style:parent-style-name="AncientGreekἈρχαίαἑλληνικά" style:family="text">
      <style:text-properties style:font-weight-complex="bold" style:font-size-complex="14pt" fo:language="el" fo:country="GR"/>
    </style:style>
    <style:style style:name="T166" style:parent-style-name="AncientGreekἈρχαίαἑλληνικά" style:family="text">
      <style:text-properties style:font-weight-complex="bold" style:font-size-complex="14pt"/>
    </style:style>
    <style:style style:name="T167" style:parent-style-name="AncientGreekἈρχαίαἑλληνικά" style:family="text">
      <style:text-properties style:font-weight-complex="bold" style:font-size-complex="14pt" fo:language="el" fo:country="GR"/>
    </style:style>
    <style:style style:name="T168" style:parent-style-name="AncientGreekἈρχαίαἑλληνικά" style:family="text">
      <style:text-properties style:font-weight-complex="bold" style:font-size-complex="14pt"/>
    </style:style>
    <style:style style:name="T169" style:parent-style-name="AncientGreekἈρχαίαἑλληνικά" style:family="text">
      <style:text-properties style:font-weight-complex="bold" style:font-size-complex="14pt" fo:language="el" fo:country="GR"/>
    </style:style>
    <style:style style:name="T170" style:parent-style-name="AncientGreekἈρχαίαἑλληνικά" style:family="text">
      <style:text-properties style:font-weight-complex="bold" style:font-size-complex="14pt"/>
    </style:style>
    <style:style style:name="T171" style:parent-style-name="AncientGreekἈρχαίαἑλληνικά" style:family="text">
      <style:text-properties style:font-weight-complex="bold" style:font-size-complex="14pt" fo:language="el" fo:country="GR"/>
    </style:style>
    <style:style style:name="T172" style:parent-style-name="AncientGreekἈρχαίαἑλληνικά" style:family="text">
      <style:text-properties style:font-weight-complex="bold" style:font-size-complex="14pt"/>
    </style:style>
    <style:style style:name="T173" style:parent-style-name="AncientGreekἈρχαίαἑλληνικά" style:family="text">
      <style:text-properties style:font-weight-complex="bold" style:font-size-complex="14pt" fo:language="el" fo:country="GR"/>
    </style:style>
    <style:style style:name="T174" style:parent-style-name="AncientGreekἈρχαίαἑλληνικά" style:family="text">
      <style:text-properties style:font-weight-complex="bold" style:font-size-complex="14pt"/>
    </style:style>
    <style:style style:name="T175" style:parent-style-name="AncientGreekἈρχαίαἑλληνικά" style:family="text">
      <style:text-properties style:font-weight-complex="bold" style:font-size-complex="14pt" fo:language="el" fo:country="GR"/>
    </style:style>
    <style:style style:name="T176" style:parent-style-name="AncientGreekἈρχαίαἑλληνικά" style:family="text">
      <style:text-properties style:font-weight-complex="bold" style:font-size-complex="14pt"/>
    </style:style>
    <style:style style:name="T177" style:parent-style-name="AncientGreekἈρχαίαἑλληνικά" style:family="text">
      <style:text-properties style:font-weight-complex="bold" style:font-size-complex="14pt" fo:language="el" fo:country="GR"/>
    </style:style>
    <style:style style:name="T178" style:parent-style-name="AncientGreekἈρχαίαἑλληνικά" style:family="text">
      <style:text-properties style:font-weight-complex="bold" style:font-size-complex="14pt"/>
    </style:style>
    <style:style style:name="T179" style:parent-style-name="AncientGreekἈρχαίαἑλληνικά" style:family="text">
      <style:text-properties style:font-weight-complex="bold" style:font-size-complex="14pt" fo:language="el" fo:country="GR"/>
    </style:style>
    <style:style style:name="T180" style:parent-style-name="AncientGreekἈρχαίαἑλληνικά" style:family="text">
      <style:text-properties style:font-weight-complex="bold" style:font-size-complex="14pt"/>
    </style:style>
    <style:style style:name="T181" style:parent-style-name="AncientGreekἈρχαίαἑλληνικά" style:family="text">
      <style:text-properties style:font-weight-complex="bold" style:font-size-complex="14pt" fo:language="el" fo:country="GR"/>
    </style:style>
    <style:style style:name="T182" style:parent-style-name="AncientGreekἈρχαίαἑλληνικά" style:family="text">
      <style:text-properties style:font-weight-complex="bold" style:font-size-complex="14pt"/>
    </style:style>
    <style:style style:name="T183" style:parent-style-name="AncientGreekἈρχαίαἑλληνικά" style:family="text">
      <style:text-properties style:font-weight-complex="bold" style:font-size-complex="14pt" fo:language="el" fo:country="GR"/>
    </style:style>
    <style:style style:name="T184" style:parent-style-name="AncientGreekἈρχαίαἑλληνικά" style:family="text">
      <style:text-properties style:font-weight-complex="bold" style:font-size-complex="14pt"/>
    </style:style>
    <style:style style:name="T185" style:parent-style-name="AncientGreekἈρχαίαἑλληνικά" style:family="text">
      <style:text-properties style:font-weight-complex="bold" style:font-size-complex="14pt" fo:language="el" fo:country="GR"/>
    </style:style>
    <style:style style:name="T186" style:parent-style-name="AncientGreekἈρχαίαἑλληνικά" style:family="text">
      <style:text-properties style:font-weight-complex="bold" style:font-size-complex="14pt"/>
    </style:style>
    <style:style style:name="T187" style:parent-style-name="AncientGreekἈρχαίαἑλληνικά" style:family="text">
      <style:text-properties style:font-weight-complex="bold" style:font-size-complex="14pt" fo:language="el" fo:country="GR"/>
    </style:style>
    <style:style style:name="T188" style:parent-style-name="AncientGreekἈρχαίαἑλληνικά" style:family="text">
      <style:text-properties style:font-weight-complex="bold" style:font-size-complex="14pt"/>
    </style:style>
    <style:style style:name="T189" style:parent-style-name="AncientGreekἈρχαίαἑλληνικά" style:family="text">
      <style:text-properties style:font-weight-complex="bold" style:font-size-complex="14pt" fo:language="el" fo:country="GR"/>
    </style:style>
    <style:style style:name="T190" style:parent-style-name="AncientGreekἈρχαίαἑλληνικά" style:family="text">
      <style:text-properties style:font-weight-complex="bold" style:font-size-complex="14pt"/>
    </style:style>
    <style:style style:name="T191" style:parent-style-name="AncientGreekἈρχαίαἑλληνικά" style:family="text">
      <style:text-properties style:font-weight-complex="bold" style:font-size-complex="14pt" fo:language="el" fo:country="GR"/>
    </style:style>
    <style:style style:name="T192" style:parent-style-name="AncientGreekἈρχαίαἑλληνικά" style:family="text">
      <style:text-properties style:font-weight-complex="bold" style:font-size-complex="14pt"/>
    </style:style>
    <style:style style:name="T193" style:parent-style-name="AncientGreekἈρχαίαἑλληνικά" style:family="text">
      <style:text-properties style:font-weight-complex="bold" style:font-size-complex="14pt" fo:language="el" fo:country="GR"/>
    </style:style>
    <style:style style:name="T194" style:parent-style-name="AncientGreekἈρχαίαἑλληνικά" style:family="text">
      <style:text-properties style:font-weight-complex="bold" style:font-size-complex="14pt"/>
    </style:style>
    <style:style style:name="T195" style:parent-style-name="AncientGreekἈρχαίαἑλληνικά" style:family="text">
      <style:text-properties style:font-weight-complex="bold" style:font-size-complex="14pt" fo:language="el" fo:country="GR"/>
    </style:style>
    <style:style style:name="T196" style:parent-style-name="AncientGreekἈρχαίαἑλληνικά" style:family="text">
      <style:text-properties style:font-weight-complex="bold" style:font-size-complex="14pt"/>
    </style:style>
    <style:style style:name="T197" style:parent-style-name="AncientGreekἈρχαίαἑλληνικά" style:family="text">
      <style:text-properties style:font-weight-complex="bold" style:font-size-complex="14pt" fo:language="el" fo:country="GR"/>
    </style:style>
    <style:style style:name="T198" style:parent-style-name="AncientGreekἈρχαίαἑλληνικά" style:family="text">
      <style:text-properties style:font-weight-complex="bold" style:font-size-complex="14pt"/>
    </style:style>
    <style:style style:name="T199" style:parent-style-name="AncientGreekἈρχαίαἑλληνικά" style:family="text">
      <style:text-properties style:font-weight-complex="bold" style:font-size-complex="14pt" fo:language="el" fo:country="GR"/>
    </style:style>
    <style:style style:name="T200" style:parent-style-name="AncientGreekἈρχαίαἑλληνικά" style:family="text">
      <style:text-properties style:font-weight-complex="bold" style:font-size-complex="14pt"/>
    </style:style>
    <style:style style:name="T201" style:parent-style-name="AncientGreekἈρχαίαἑλληνικά" style:family="text">
      <style:text-properties style:font-weight-complex="bold" style:font-size-complex="14pt" fo:language="el" fo:country="GR"/>
    </style:style>
    <style:style style:name="T202" style:parent-style-name="AncientGreekἈρχαίαἑλληνικά" style:family="text">
      <style:text-properties style:font-weight-complex="bold" style:font-size-complex="14pt"/>
    </style:style>
    <style:style style:name="T203" style:parent-style-name="AncientGreekἈρχαίαἑλληνικά" style:family="text">
      <style:text-properties style:font-weight-complex="bold" style:font-size-complex="14pt" fo:language="el" fo:country="GR"/>
    </style:style>
    <style:style style:name="T204" style:parent-style-name="AncientGreekἈρχαίαἑλληνικά" style:family="text">
      <style:text-properties style:font-weight-complex="bold" style:font-size-complex="14pt"/>
    </style:style>
    <style:style style:name="T205" style:parent-style-name="AncientGreekἈρχαίαἑλληνικά" style:family="text">
      <style:text-properties style:font-weight-complex="bold" style:font-size-complex="14pt" fo:language="el" fo:country="GR"/>
    </style:style>
    <style:style style:name="T206" style:parent-style-name="AncientGreekἈρχαίαἑλληνικά" style:family="text">
      <style:text-properties style:font-weight-complex="bold" style:font-size-complex="14pt"/>
    </style:style>
    <style:style style:name="T207" style:parent-style-name="AncientGreekἈρχαίαἑλληνικά" style:family="text">
      <style:text-properties style:font-weight-complex="bold" style:font-size-complex="14pt" fo:language="el" fo:country="GR"/>
    </style:style>
    <style:style style:name="T208" style:parent-style-name="AncientGreekἈρχαίαἑλληνικά" style:family="text">
      <style:text-properties style:font-weight-complex="bold" style:font-size-complex="14pt"/>
    </style:style>
    <style:style style:name="T209" style:parent-style-name="AncientGreekἈρχαίαἑλληνικά" style:family="text">
      <style:text-properties style:font-weight-complex="bold" style:font-size-complex="14pt" fo:language="el" fo:country="GR"/>
    </style:style>
    <style:style style:name="T210" style:parent-style-name="AncientGreekἈρχαίαἑλληνικά" style:family="text">
      <style:text-properties style:font-weight-complex="bold" style:font-size-complex="14pt"/>
    </style:style>
    <style:style style:name="T211" style:parent-style-name="AncientGreekἈρχαίαἑλληνικά" style:family="text">
      <style:text-properties style:font-weight-complex="bold" style:font-size-complex="14pt" fo:language="el" fo:country="GR"/>
    </style:style>
    <style:style style:name="T212" style:parent-style-name="AncientGreekἈρχαίαἑλληνικά" style:family="text">
      <style:text-properties style:font-weight-complex="bold" style:font-size-complex="14pt"/>
    </style:style>
    <style:style style:name="T213" style:parent-style-name="AncientGreekἈρχαίαἑλληνικά" style:family="text">
      <style:text-properties style:font-weight-complex="bold" style:font-size-complex="14pt" fo:language="el" fo:country="GR"/>
    </style:style>
    <style:style style:name="T214" style:parent-style-name="AncientGreekἈρχαίαἑλληνικά" style:family="text">
      <style:text-properties style:font-weight-complex="bold" style:font-size-complex="14pt"/>
    </style:style>
    <style:style style:name="T215" style:parent-style-name="AncientGreekἈρχαίαἑλληνικά" style:family="text">
      <style:text-properties style:font-weight-complex="bold" style:font-size-complex="14pt" fo:language="el" fo:country="GR"/>
    </style:style>
    <style:style style:name="T216" style:parent-style-name="AncientGreekἈρχαίαἑλληνικά" style:family="text">
      <style:text-properties style:font-weight-complex="bold" style:font-size-complex="14pt"/>
    </style:style>
    <style:style style:name="T217" style:parent-style-name="AncientGreekἈρχαίαἑλληνικά" style:family="text">
      <style:text-properties style:font-weight-complex="bold" style:font-size-complex="14pt" fo:language="el" fo:country="GR"/>
    </style:style>
    <style:style style:name="T218" style:parent-style-name="AncientGreekἈρχαίαἑλληνικά" style:family="text">
      <style:text-properties style:font-weight-complex="bold" style:font-size-complex="14pt"/>
    </style:style>
    <style:style style:name="T219" style:parent-style-name="AncientGreekἈρχαίαἑλληνικά" style:family="text">
      <style:text-properties style:font-weight-complex="bold" style:font-size-complex="14pt" fo:language="el" fo:country="GR"/>
    </style:style>
    <style:style style:name="T220" style:parent-style-name="AncientGreekἈρχαίαἑλληνικά" style:family="text">
      <style:text-properties style:font-weight-complex="bold" style:font-size-complex="14pt"/>
    </style:style>
    <style:style style:name="T221" style:parent-style-name="AncientGreekἈρχαίαἑλληνικά" style:family="text">
      <style:text-properties style:font-weight-complex="bold" style:font-size-complex="14pt" fo:language="el" fo:country="GR"/>
    </style:style>
    <style:style style:name="T222" style:parent-style-name="AncientGreekἈρχαίαἑλληνικά" style:family="text">
      <style:text-properties style:font-weight-complex="bold" style:font-size-complex="14pt"/>
    </style:style>
    <style:style style:name="T223" style:parent-style-name="AncientGreekἈρχαίαἑλληνικά" style:family="text">
      <style:text-properties style:font-weight-complex="bold" style:font-size-complex="14pt" fo:language="el" fo:country="GR"/>
    </style:style>
    <style:style style:name="T224" style:parent-style-name="AncientGreekἈρχαίαἑλληνικά" style:family="text">
      <style:text-properties style:font-weight-complex="bold" style:font-size-complex="14pt"/>
    </style:style>
    <style:style style:name="T225" style:parent-style-name="AncientGreekἈρχαίαἑλληνικά" style:family="text">
      <style:text-properties style:font-weight-complex="bold" style:font-size-complex="14pt" fo:language="el" fo:country="GR"/>
    </style:style>
    <style:style style:name="T226" style:parent-style-name="AncientGreekἈρχαίαἑλληνικά" style:family="text">
      <style:text-properties style:font-weight-complex="bold" style:font-size-complex="14pt"/>
    </style:style>
    <style:style style:name="T227" style:parent-style-name="AncientGreekἈρχαίαἑλληνικά" style:family="text">
      <style:text-properties style:font-weight-complex="bold" style:font-size-complex="14pt" fo:language="el" fo:country="GR"/>
    </style:style>
    <style:style style:name="T228" style:parent-style-name="AncientGreekἈρχαίαἑλληνικά" style:family="text">
      <style:text-properties style:font-weight-complex="bold" style:font-size-complex="14pt"/>
    </style:style>
    <style:style style:name="T229" style:parent-style-name="AncientGreekἈρχαίαἑλληνικά" style:family="text">
      <style:text-properties style:font-weight-complex="bold" style:font-size-complex="14pt" fo:language="el" fo:country="GR"/>
    </style:style>
    <style:style style:name="T230" style:parent-style-name="AncientGreekἈρχαίαἑλληνικά" style:family="text">
      <style:text-properties style:font-weight-complex="bold" style:font-size-complex="14pt"/>
    </style:style>
    <style:style style:name="T231" style:parent-style-name="AncientGreekἈρχαίαἑλληνικά" style:family="text">
      <style:text-properties style:font-weight-complex="bold" style:font-size-complex="14pt" fo:language="el" fo:country="GR"/>
    </style:style>
    <style:style style:name="T232" style:parent-style-name="AncientGreekἈρχαίαἑλληνικά" style:family="text">
      <style:text-properties style:font-weight-complex="bold" style:font-size-complex="14pt"/>
    </style:style>
    <style:style style:name="T233" style:parent-style-name="AncientGreekἈρχαίαἑλληνικά" style:family="text">
      <style:text-properties style:font-weight-complex="bold" style:font-size-complex="14pt" fo:language="el" fo:country="GR"/>
    </style:style>
    <style:style style:name="T234" style:parent-style-name="AncientGreekἈρχαίαἑλληνικά" style:family="text">
      <style:text-properties style:font-weight-complex="bold" style:font-size-complex="14pt"/>
    </style:style>
    <style:style style:name="T235" style:parent-style-name="AncientGreekἈρχαίαἑλληνικά" style:family="text">
      <style:text-properties style:font-weight-complex="bold" style:font-size-complex="14pt" fo:language="el" fo:country="GR"/>
    </style:style>
    <style:style style:name="T236" style:parent-style-name="AncientGreekἈρχαίαἑλληνικά" style:family="text">
      <style:text-properties style:font-weight-complex="bold" style:font-size-complex="14pt"/>
    </style:style>
    <style:style style:name="T237" style:parent-style-name="AncientGreekἈρχαίαἑλληνικά" style:family="text">
      <style:text-properties style:font-weight-complex="bold" style:font-size-complex="14pt" fo:language="el" fo:country="GR"/>
    </style:style>
    <style:style style:name="T238" style:parent-style-name="AncientGreekἈρχαίαἑλληνικά" style:family="text">
      <style:text-properties style:font-weight-complex="bold" style:font-size-complex="14pt"/>
    </style:style>
    <style:style style:name="T239" style:parent-style-name="AncientGreekἈρχαίαἑλληνικά" style:family="text">
      <style:text-properties style:font-weight-complex="bold" style:font-size-complex="14pt" fo:language="el" fo:country="GR"/>
    </style:style>
    <style:style style:name="T240" style:parent-style-name="AncientGreekἈρχαίαἑλληνικά" style:family="text">
      <style:text-properties style:font-weight-complex="bold" style:font-size-complex="14pt"/>
    </style:style>
    <style:style style:name="T241" style:parent-style-name="AncientGreekἈρχαίαἑλληνικά" style:family="text">
      <style:text-properties style:font-weight-complex="bold" style:font-size-complex="14pt" fo:language="el" fo:country="GR"/>
    </style:style>
    <style:style style:name="T242" style:parent-style-name="AncientGreekἈρχαίαἑλληνικά" style:family="text">
      <style:text-properties style:font-weight-complex="bold" style:font-size-complex="14pt"/>
    </style:style>
    <style:style style:name="T243" style:parent-style-name="AncientGreekἈρχαίαἑλληνικά" style:family="text">
      <style:text-properties style:font-weight-complex="bold" style:font-size-complex="14pt" fo:language="el" fo:country="GR"/>
    </style:style>
    <style:style style:name="T244" style:parent-style-name="AncientGreekἈρχαίαἑλληνικά" style:family="text">
      <style:text-properties style:font-weight-complex="bold" style:font-size-complex="14pt"/>
    </style:style>
    <style:style style:name="T245" style:parent-style-name="AncientGreekἈρχαίαἑλληνικά" style:family="text">
      <style:text-properties style:font-weight-complex="bold" style:font-size-complex="14pt" fo:language="el" fo:country="GR"/>
    </style:style>
    <style:style style:name="T246" style:parent-style-name="AncientGreekἈρχαίαἑλληνικά" style:family="text">
      <style:text-properties style:font-weight-complex="bold" style:font-size-complex="14pt"/>
    </style:style>
    <style:style style:name="T247" style:parent-style-name="AncientGreekἈρχαίαἑλληνικά" style:family="text">
      <style:text-properties style:font-weight-complex="bold" style:font-size-complex="14pt" fo:language="el" fo:country="GR"/>
    </style:style>
    <style:style style:name="T248" style:parent-style-name="AncientGreekἈρχαίαἑλληνικά" style:family="text">
      <style:text-properties style:font-weight-complex="bold" style:font-size-complex="14pt"/>
    </style:style>
    <style:style style:name="T249" style:parent-style-name="AncientGreekἈρχαίαἑλληνικά" style:family="text">
      <style:text-properties style:font-weight-complex="bold" style:font-size-complex="14pt" fo:language="el" fo:country="GR"/>
    </style:style>
    <style:style style:name="T250" style:parent-style-name="AncientGreekἈρχαίαἑλληνικά" style:family="text">
      <style:text-properties style:font-weight-complex="bold" style:font-size-complex="14pt"/>
    </style:style>
    <style:style style:name="T251" style:parent-style-name="AncientGreekἈρχαίαἑλληνικά" style:family="text">
      <style:text-properties style:font-weight-complex="bold" style:font-size-complex="14pt" fo:language="el" fo:country="GR"/>
    </style:style>
    <style:style style:name="T252" style:parent-style-name="AncientGreekἈρχαίαἑλληνικά" style:family="text">
      <style:text-properties style:font-weight-complex="bold" style:font-size-complex="14pt"/>
    </style:style>
    <style:style style:name="T253" style:parent-style-name="AncientGreekἈρχαίαἑλληνικά" style:family="text">
      <style:text-properties style:font-weight-complex="bold" style:font-size-complex="14pt" fo:language="el" fo:country="GR"/>
    </style:style>
    <style:style style:name="T254" style:parent-style-name="AncientGreekἈρχαίαἑλληνικά" style:family="text">
      <style:text-properties style:font-weight-complex="bold" style:font-size-complex="14pt"/>
    </style:style>
    <style:style style:name="T255" style:parent-style-name="AncientGreekἈρχαίαἑλληνικά" style:family="text">
      <style:text-properties style:font-weight-complex="bold" style:font-size-complex="14pt" fo:language="el" fo:country="GR"/>
    </style:style>
    <style:style style:name="T256" style:parent-style-name="AncientGreekἈρχαίαἑλληνικά" style:family="text">
      <style:text-properties style:font-weight-complex="bold" style:font-size-complex="14pt"/>
    </style:style>
    <style:style style:name="T257" style:parent-style-name="AncientGreekἈρχαίαἑλληνικά" style:family="text">
      <style:text-properties style:font-weight-complex="bold" style:font-size-complex="14pt" fo:language="el" fo:country="GR"/>
    </style:style>
    <style:style style:name="T258" style:parent-style-name="AncientGreekἈρχαίαἑλληνικά" style:family="text">
      <style:text-properties style:font-weight-complex="bold" style:font-size-complex="14pt"/>
    </style:style>
    <style:style style:name="T259" style:parent-style-name="AncientGreekἈρχαίαἑλληνικά" style:family="text">
      <style:text-properties style:font-weight-complex="bold" style:font-size-complex="14pt" fo:language="el" fo:country="GR"/>
    </style:style>
    <style:style style:name="T260" style:parent-style-name="AncientGreekἈρχαίαἑλληνικά" style:family="text">
      <style:text-properties style:font-weight-complex="bold" style:font-size-complex="14pt"/>
    </style:style>
    <style:style style:name="T261" style:parent-style-name="AncientGreekἈρχαίαἑλληνικά" style:family="text">
      <style:text-properties style:font-weight-complex="bold" style:font-size-complex="14pt" fo:language="el" fo:country="GR"/>
    </style:style>
    <style:style style:name="T262" style:parent-style-name="AncientGreekἈρχαίαἑλληνικά" style:family="text">
      <style:text-properties style:font-weight-complex="bold" style:font-size-complex="14pt"/>
    </style:style>
    <style:style style:name="T263" style:parent-style-name="AncientGreekἈρχαίαἑλληνικά" style:family="text">
      <style:text-properties style:font-weight-complex="bold" style:font-size-complex="14pt" fo:language="el" fo:country="GR"/>
    </style:style>
    <style:style style:name="T264" style:parent-style-name="AncientGreekἈρχαίαἑλληνικά" style:family="text">
      <style:text-properties style:font-weight-complex="bold" style:font-size-complex="14pt"/>
    </style:style>
    <style:style style:name="T265" style:parent-style-name="AncientGreekἈρχαίαἑλληνικά" style:family="text">
      <style:text-properties style:font-weight-complex="bold" style:font-size-complex="14pt" fo:language="el" fo:country="GR"/>
    </style:style>
    <style:style style:name="T266" style:parent-style-name="AncientGreekἈρχαίαἑλληνικά" style:family="text">
      <style:text-properties style:font-weight-complex="bold" style:font-size-complex="14pt"/>
    </style:style>
    <style:style style:name="T267" style:parent-style-name="AncientGreekἈρχαίαἑλληνικά" style:family="text">
      <style:text-properties style:font-weight-complex="bold" style:font-size-complex="14pt" fo:language="el" fo:country="GR"/>
    </style:style>
    <style:style style:name="T268" style:parent-style-name="AncientGreekἈρχαίαἑλληνικά" style:family="text">
      <style:text-properties style:font-weight-complex="bold" style:font-size-complex="14pt"/>
    </style:style>
    <style:style style:name="T269" style:parent-style-name="AncientGreekἈρχαίαἑλληνικά" style:family="text">
      <style:text-properties style:font-weight-complex="bold" style:font-size-complex="14pt" fo:language="el" fo:country="GR"/>
    </style:style>
    <style:style style:name="T270" style:parent-style-name="AncientGreekἈρχαίαἑλληνικά" style:family="text">
      <style:text-properties style:font-weight-complex="bold" style:font-size-complex="14pt"/>
    </style:style>
    <style:style style:name="T271" style:parent-style-name="AncientGreekἈρχαίαἑλληνικά" style:family="text">
      <style:text-properties style:font-weight-complex="bold" style:font-size-complex="14pt" fo:language="el" fo:country="GR"/>
    </style:style>
    <style:style style:name="T272" style:parent-style-name="AncientGreekἈρχαίαἑλληνικά" style:family="text">
      <style:text-properties style:font-weight-complex="bold" style:font-size-complex="14pt"/>
    </style:style>
    <style:style style:name="T273" style:parent-style-name="AncientGreekἈρχαίαἑλληνικά" style:family="text">
      <style:text-properties style:font-weight-complex="bold" style:font-size-complex="14pt" fo:language="el" fo:country="GR"/>
    </style:style>
    <style:style style:name="T274" style:parent-style-name="AncientGreekἈρχαίαἑλληνικά" style:family="text">
      <style:text-properties style:font-weight-complex="bold" style:font-size-complex="14pt"/>
    </style:style>
    <style:style style:name="T275" style:parent-style-name="AncientGreekἈρχαίαἑλληνικά" style:family="text">
      <style:text-properties style:font-weight-complex="bold" style:font-size-complex="14pt" fo:language="el" fo:country="GR"/>
    </style:style>
    <style:style style:name="T276" style:parent-style-name="AncientGreekἈρχαίαἑλληνικά" style:family="text">
      <style:text-properties style:font-weight-complex="bold" style:font-size-complex="14pt"/>
    </style:style>
    <style:style style:name="T277" style:parent-style-name="AncientGreekἈρχαίαἑλληνικά" style:family="text">
      <style:text-properties style:font-weight-complex="bold" style:font-size-complex="14pt" fo:language="el" fo:country="GR"/>
    </style:style>
    <style:style style:name="T278" style:parent-style-name="AncientGreekἈρχαίαἑλληνικά" style:family="text">
      <style:text-properties style:font-weight-complex="bold" style:font-size-complex="14pt"/>
    </style:style>
    <style:style style:name="T279" style:parent-style-name="AncientGreekἈρχαίαἑλληνικά" style:family="text">
      <style:text-properties style:font-weight-complex="bold" style:font-size-complex="14pt" fo:language="el" fo:country="GR"/>
    </style:style>
    <style:style style:name="T280" style:parent-style-name="AncientGreekἈρχαίαἑλληνικά" style:family="text">
      <style:text-properties style:font-weight-complex="bold" style:font-size-complex="14pt"/>
    </style:style>
    <style:style style:name="T281" style:parent-style-name="AncientGreekἈρχαίαἑλληνικά" style:family="text">
      <style:text-properties style:font-weight-complex="bold" style:font-size-complex="14pt" fo:language="el" fo:country="GR"/>
    </style:style>
    <style:style style:name="T282" style:parent-style-name="AncientGreekἈρχαίαἑλληνικά" style:family="text">
      <style:text-properties style:font-weight-complex="bold" style:font-size-complex="14pt"/>
    </style:style>
    <style:style style:name="T283" style:parent-style-name="AncientGreekἈρχαίαἑλληνικά" style:family="text">
      <style:text-properties style:font-weight-complex="bold" style:font-size-complex="14pt" fo:language="el" fo:country="GR"/>
    </style:style>
    <style:style style:name="T284" style:parent-style-name="AncientGreekἈρχαίαἑλληνικά" style:family="text">
      <style:text-properties style:font-weight-complex="bold" style:font-size-complex="14pt"/>
    </style:style>
    <style:style style:name="T285" style:parent-style-name="AncientGreekἈρχαίαἑλληνικά" style:family="text">
      <style:text-properties style:font-weight-complex="bold" style:font-size-complex="14pt" fo:language="el" fo:country="GR"/>
    </style:style>
    <style:style style:name="T286" style:parent-style-name="AncientGreekἈρχαίαἑλληνικά" style:family="text">
      <style:text-properties style:font-weight-complex="bold" style:font-size-complex="14pt"/>
    </style:style>
    <style:style style:name="T287" style:parent-style-name="AncientGreekἈρχαίαἑλληνικά" style:family="text">
      <style:text-properties style:font-weight-complex="bold" style:font-size-complex="14pt" fo:language="el" fo:country="GR"/>
    </style:style>
    <style:style style:name="T288" style:parent-style-name="AncientGreekἈρχαίαἑλληνικά" style:family="text">
      <style:text-properties style:font-weight-complex="bold" style:font-size-complex="14pt"/>
    </style:style>
    <style:style style:name="T289" style:parent-style-name="AncientGreekἈρχαίαἑλληνικά" style:family="text">
      <style:text-properties style:font-weight-complex="bold" style:font-size-complex="14pt" fo:language="el" fo:country="GR"/>
    </style:style>
    <style:style style:name="T290" style:parent-style-name="AncientGreekἈρχαίαἑλληνικά" style:family="text">
      <style:text-properties style:font-weight-complex="bold" style:font-size-complex="14pt"/>
    </style:style>
    <style:style style:name="T291" style:parent-style-name="AncientGreekἈρχαίαἑλληνικά" style:family="text">
      <style:text-properties style:font-weight-complex="bold" style:font-size-complex="14pt" fo:language="el" fo:country="GR"/>
    </style:style>
    <style:style style:name="T292" style:parent-style-name="AncientGreekἈρχαίαἑλληνικά" style:family="text">
      <style:text-properties style:font-weight-complex="bold" style:font-size-complex="14pt"/>
    </style:style>
    <style:style style:name="T293" style:parent-style-name="AncientGreekἈρχαίαἑλληνικά" style:family="text">
      <style:text-properties style:font-weight-complex="bold" style:font-size-complex="14pt" fo:language="el" fo:country="GR"/>
    </style:style>
    <style:style style:name="T294" style:parent-style-name="AncientGreekἈρχαίαἑλληνικά" style:family="text">
      <style:text-properties style:font-weight-complex="bold" style:font-size-complex="14pt"/>
    </style:style>
    <style:style style:name="T295" style:parent-style-name="AncientGreekἈρχαίαἑλληνικά" style:family="text">
      <style:text-properties style:font-weight-complex="bold" style:font-size-complex="14pt" fo:language="el" fo:country="GR"/>
    </style:style>
    <style:style style:name="T296" style:parent-style-name="AncientGreekἈρχαίαἑλληνικά" style:family="text">
      <style:text-properties style:font-weight-complex="bold" style:font-size-complex="14pt"/>
    </style:style>
    <style:style style:name="T297" style:parent-style-name="AncientGreekἈρχαίαἑλληνικά" style:family="text">
      <style:text-properties style:font-weight-complex="bold" style:font-size-complex="14pt" fo:language="el" fo:country="GR"/>
    </style:style>
    <style:style style:name="T298" style:parent-style-name="AncientGreekἈρχαίαἑλληνικά" style:family="text">
      <style:text-properties style:font-weight-complex="bold" style:font-size-complex="14pt"/>
    </style:style>
    <style:style style:name="T299" style:parent-style-name="AncientGreekἈρχαίαἑλληνικά" style:family="text">
      <style:text-properties style:font-weight-complex="bold" style:font-size-complex="14pt" fo:language="el" fo:country="GR"/>
    </style:style>
    <style:style style:name="T300" style:parent-style-name="AncientGreekἈρχαίαἑλληνικά" style:family="text">
      <style:text-properties style:font-weight-complex="bold" style:font-size-complex="14pt"/>
    </style:style>
    <style:style style:name="T301" style:parent-style-name="AncientGreekἈρχαίαἑλληνικά" style:family="text">
      <style:text-properties style:font-weight-complex="bold" style:font-size-complex="14pt" fo:language="el" fo:country="GR"/>
    </style:style>
    <style:style style:name="T302" style:parent-style-name="AncientGreekἈρχαίαἑλληνικά" style:family="text">
      <style:text-properties style:font-weight-complex="bold" style:font-size-complex="14pt"/>
    </style:style>
    <style:style style:name="T303" style:parent-style-name="AncientGreekἈρχαίαἑλληνικά" style:family="text">
      <style:text-properties style:font-weight-complex="bold" style:font-size-complex="14pt" fo:language="el" fo:country="GR"/>
    </style:style>
    <style:style style:name="T304" style:parent-style-name="AncientGreekἈρχαίαἑλληνικά" style:family="text">
      <style:text-properties style:font-weight-complex="bold" style:font-size-complex="14pt"/>
    </style:style>
    <style:style style:name="T305" style:parent-style-name="AncientGreekἈρχαίαἑλληνικά" style:family="text">
      <style:text-properties style:font-weight-complex="bold" style:font-size-complex="14pt" fo:language="el" fo:country="GR"/>
    </style:style>
    <style:style style:name="T306" style:parent-style-name="AncientGreekἈρχαίαἑλληνικά" style:family="text">
      <style:text-properties style:font-weight-complex="bold" style:font-size-complex="14pt"/>
    </style:style>
    <style:style style:name="T307" style:parent-style-name="AncientGreekἈρχαίαἑλληνικά" style:family="text">
      <style:text-properties style:font-weight-complex="bold" style:font-size-complex="14pt" fo:language="el" fo:country="GR"/>
    </style:style>
    <style:style style:name="T308" style:parent-style-name="AncientGreekἈρχαίαἑλληνικά" style:family="text">
      <style:text-properties style:font-weight-complex="bold" style:font-size-complex="14pt"/>
    </style:style>
    <style:style style:name="T309" style:parent-style-name="AncientGreekἈρχαίαἑλληνικά" style:family="text">
      <style:text-properties style:font-weight-complex="bold" style:font-size-complex="14pt" fo:language="el" fo:country="GR"/>
    </style:style>
    <style:style style:name="T310" style:parent-style-name="AncientGreekἈρχαίαἑλληνικά" style:family="text">
      <style:text-properties style:font-weight-complex="bold" style:font-size-complex="14pt"/>
    </style:style>
    <style:style style:name="T311" style:parent-style-name="AncientGreekἈρχαίαἑλληνικά" style:family="text">
      <style:text-properties style:font-weight-complex="bold" style:font-size-complex="14pt" fo:language="el" fo:country="GR"/>
    </style:style>
    <style:style style:name="T312" style:parent-style-name="AncientGreekἈρχαίαἑλληνικά" style:family="text">
      <style:text-properties style:font-weight-complex="bold" style:font-size-complex="14pt"/>
    </style:style>
    <style:style style:name="T313" style:parent-style-name="AncientGreekἈρχαίαἑλληνικά" style:family="text">
      <style:text-properties style:font-weight-complex="bold" style:font-size-complex="14pt" fo:language="el" fo:country="GR"/>
    </style:style>
    <style:style style:name="T314" style:parent-style-name="AncientGreekἈρχαίαἑλληνικά" style:family="text">
      <style:text-properties style:font-weight-complex="bold" style:font-size-complex="14pt"/>
    </style:style>
    <style:style style:name="T315" style:parent-style-name="AncientGreekἈρχαίαἑλληνικά" style:family="text">
      <style:text-properties style:font-weight-complex="bold" style:font-size-complex="14pt" fo:language="el" fo:country="GR"/>
    </style:style>
    <style:style style:name="T316" style:parent-style-name="AncientGreekἈρχαίαἑλληνικά" style:family="text">
      <style:text-properties style:font-weight-complex="bold" style:font-size-complex="14pt"/>
    </style:style>
    <style:style style:name="T317" style:parent-style-name="AncientGreekἈρχαίαἑλληνικά" style:family="text">
      <style:text-properties style:font-weight-complex="bold" style:font-size-complex="14pt" fo:language="el" fo:country="GR"/>
    </style:style>
    <style:style style:name="T318" style:parent-style-name="AncientGreekἈρχαίαἑλληνικά" style:family="text">
      <style:text-properties style:font-weight-complex="bold" style:font-size-complex="14pt"/>
    </style:style>
    <style:style style:name="T319" style:parent-style-name="AncientGreekἈρχαίαἑλληνικά" style:family="text">
      <style:text-properties style:font-weight-complex="bold" style:font-size-complex="14pt" fo:language="el" fo:country="GR"/>
    </style:style>
    <style:style style:name="T320" style:parent-style-name="AncientGreekἈρχαίαἑλληνικά" style:family="text">
      <style:text-properties style:font-weight-complex="bold" style:font-size-complex="14pt"/>
    </style:style>
    <style:style style:name="T321" style:parent-style-name="AncientGreekἈρχαίαἑλληνικά" style:family="text">
      <style:text-properties style:font-weight-complex="bold" style:font-size-complex="14pt" fo:language="el" fo:country="GR"/>
    </style:style>
    <style:style style:name="T322" style:parent-style-name="AncientGreekἈρχαίαἑλληνικά" style:family="text">
      <style:text-properties style:font-weight-complex="bold" style:font-size-complex="14pt"/>
    </style:style>
    <style:style style:name="T323" style:parent-style-name="AncientGreekἈρχαίαἑλληνικά" style:family="text">
      <style:text-properties style:font-weight-complex="bold" style:font-size-complex="14pt" fo:language="el" fo:country="GR"/>
    </style:style>
    <style:style style:name="T324" style:parent-style-name="AncientGreekἈρχαίαἑλληνικά" style:family="text">
      <style:text-properties style:font-weight-complex="bold" style:font-size-complex="14pt"/>
    </style:style>
    <style:style style:name="T325" style:parent-style-name="AncientGreekἈρχαίαἑλληνικά" style:family="text">
      <style:text-properties style:font-weight-complex="bold" style:font-size-complex="14pt" fo:language="el" fo:country="GR"/>
    </style:style>
    <style:style style:name="T326" style:parent-style-name="AncientGreekἈρχαίαἑλληνικά" style:family="text">
      <style:text-properties style:font-weight-complex="bold" style:font-size-complex="14pt"/>
    </style:style>
    <style:style style:name="T327" style:parent-style-name="AncientGreekἈρχαίαἑλληνικά" style:family="text">
      <style:text-properties style:font-weight-complex="bold" style:font-size-complex="14pt" fo:language="el" fo:country="GR"/>
    </style:style>
    <style:style style:name="T328" style:parent-style-name="AncientGreekἈρχαίαἑλληνικά" style:family="text">
      <style:text-properties style:font-weight-complex="bold" style:font-size-complex="14pt"/>
    </style:style>
    <style:style style:name="T329" style:parent-style-name="AncientGreekἈρχαίαἑλληνικά" style:family="text">
      <style:text-properties style:font-weight-complex="bold" style:font-size-complex="14pt" fo:language="el" fo:country="GR"/>
    </style:style>
    <style:style style:name="T330" style:parent-style-name="AncientGreekἈρχαίαἑλληνικά" style:family="text">
      <style:text-properties style:font-weight-complex="bold" style:font-size-complex="14pt"/>
    </style:style>
    <style:style style:name="P331" style:parent-style-name="Standard" style:family="paragraph">
      <style:paragraph-properties fo:widows="0" fo:orphans="0"/>
    </style:style>
    <style:style style:name="P332" style:parent-style-name="Standard" style:family="paragraph">
      <style:paragraph-properties fo:widows="0" fo:orphans="0"/>
    </style:style>
    <style:style style:name="T333" style:parent-style-name="AncientGreekἈρχαίαἑλληνικά" style:family="text">
      <style:text-properties style:font-weight-complex="bold" style:font-size-complex="14pt" fo:language="el" fo:country="GR"/>
    </style:style>
    <style:style style:name="T334" style:parent-style-name="AncientGreekἈρχαίαἑλληνικά" style:family="text">
      <style:text-properties style:font-weight-complex="bold" style:font-size-complex="14pt"/>
    </style:style>
    <style:style style:name="T335" style:parent-style-name="AncientGreekἈρχαίαἑλληνικά" style:family="text">
      <style:text-properties style:font-weight-complex="bold" style:font-size-complex="14pt" fo:language="el" fo:country="GR"/>
    </style:style>
    <style:style style:name="T336" style:parent-style-name="AncientGreekἈρχαίαἑλληνικά" style:family="text">
      <style:text-properties style:font-weight-complex="bold" style:font-size-complex="14pt"/>
    </style:style>
    <style:style style:name="T337" style:parent-style-name="AncientGreekἈρχαίαἑλληνικά" style:family="text">
      <style:text-properties style:font-weight-complex="bold" style:font-size-complex="14pt" fo:language="el" fo:country="GR"/>
    </style:style>
    <style:style style:name="T338" style:parent-style-name="AncientGreekἈρχαίαἑλληνικά" style:family="text">
      <style:text-properties style:font-weight-complex="bold" style:font-size-complex="14pt"/>
    </style:style>
    <style:style style:name="T339" style:parent-style-name="AncientGreekἈρχαίαἑλληνικά" style:family="text">
      <style:text-properties style:font-weight-complex="bold" style:font-size-complex="14pt" fo:language="el" fo:country="GR"/>
    </style:style>
    <style:style style:name="T340" style:parent-style-name="AncientGreekἈρχαίαἑλληνικά" style:family="text">
      <style:text-properties style:font-weight-complex="bold" style:font-size-complex="14pt"/>
    </style:style>
    <style:style style:name="T341" style:parent-style-name="AncientGreekἈρχαίαἑλληνικά" style:family="text">
      <style:text-properties style:font-weight-complex="bold" style:font-size-complex="14pt" fo:language="el" fo:country="GR"/>
    </style:style>
    <style:style style:name="T342" style:parent-style-name="AncientGreekἈρχαίαἑλληνικά" style:family="text">
      <style:text-properties style:font-weight-complex="bold" style:font-size-complex="14pt"/>
    </style:style>
    <style:style style:name="T343" style:parent-style-name="AncientGreekἈρχαίαἑλληνικά" style:family="text">
      <style:text-properties style:font-weight-complex="bold" style:font-size-complex="14pt" fo:language="el" fo:country="GR"/>
    </style:style>
    <style:style style:name="T344" style:parent-style-name="AncientGreekἈρχαίαἑλληνικά" style:family="text">
      <style:text-properties style:font-weight-complex="bold" style:font-size-complex="14pt"/>
    </style:style>
    <style:style style:name="T345" style:parent-style-name="AncientGreekἈρχαίαἑλληνικά" style:family="text">
      <style:text-properties style:font-weight-complex="bold" style:font-size-complex="14pt" fo:language="el" fo:country="GR"/>
    </style:style>
    <style:style style:name="T346" style:parent-style-name="AncientGreekἈρχαίαἑλληνικά" style:family="text">
      <style:text-properties style:font-weight-complex="bold" style:font-size-complex="14pt"/>
    </style:style>
    <style:style style:name="T347" style:parent-style-name="AncientGreekἈρχαίαἑλληνικά" style:family="text">
      <style:text-properties style:font-weight-complex="bold" style:font-size-complex="14pt" fo:language="el" fo:country="GR"/>
    </style:style>
    <style:style style:name="T348" style:parent-style-name="AncientGreekἈρχαίαἑλληνικά" style:family="text">
      <style:text-properties style:font-weight-complex="bold" style:font-size-complex="14pt"/>
    </style:style>
    <style:style style:name="T349" style:parent-style-name="AncientGreekἈρχαίαἑλληνικά" style:family="text">
      <style:text-properties style:font-weight-complex="bold" style:font-size-complex="14pt" fo:language="el" fo:country="GR"/>
    </style:style>
    <style:style style:name="T350" style:parent-style-name="AncientGreekἈρχαίαἑλληνικά" style:family="text">
      <style:text-properties style:font-weight-complex="bold" style:font-size-complex="14pt"/>
    </style:style>
    <style:style style:name="T351" style:parent-style-name="AncientGreekἈρχαίαἑλληνικά" style:family="text">
      <style:text-properties style:font-weight-complex="bold" style:font-size-complex="14pt" fo:language="el" fo:country="GR"/>
    </style:style>
    <style:style style:name="T352" style:parent-style-name="AncientGreekἈρχαίαἑλληνικά" style:family="text">
      <style:text-properties style:font-weight-complex="bold" style:font-size-complex="14pt"/>
    </style:style>
    <style:style style:name="T353" style:parent-style-name="AncientGreekἈρχαίαἑλληνικά" style:family="text">
      <style:text-properties style:font-weight-complex="bold" style:font-size-complex="14pt" fo:language="el" fo:country="GR"/>
    </style:style>
    <style:style style:name="T354" style:parent-style-name="AncientGreekἈρχαίαἑλληνικά" style:family="text">
      <style:text-properties style:font-weight-complex="bold" style:font-size-complex="14pt"/>
    </style:style>
    <style:style style:name="T355" style:parent-style-name="AncientGreekἈρχαίαἑλληνικά" style:family="text">
      <style:text-properties style:font-weight-complex="bold" style:font-size-complex="14pt" fo:language="el" fo:country="GR"/>
    </style:style>
    <style:style style:name="T356" style:parent-style-name="AncientGreekἈρχαίαἑλληνικά" style:family="text">
      <style:text-properties style:font-weight-complex="bold" style:font-size-complex="14pt"/>
    </style:style>
    <style:style style:name="T357" style:parent-style-name="AncientGreekἈρχαίαἑλληνικά" style:family="text">
      <style:text-properties style:font-weight-complex="bold" style:font-size-complex="14pt" fo:language="el" fo:country="GR"/>
    </style:style>
    <style:style style:name="T358" style:parent-style-name="AncientGreekἈρχαίαἑλληνικά" style:family="text">
      <style:text-properties style:font-weight-complex="bold" style:font-size-complex="14pt"/>
    </style:style>
    <style:style style:name="T359" style:parent-style-name="AncientGreekἈρχαίαἑλληνικά" style:family="text">
      <style:text-properties style:font-weight-complex="bold" style:font-size-complex="14pt" fo:language="el" fo:country="GR"/>
    </style:style>
    <style:style style:name="T360" style:parent-style-name="AncientGreekἈρχαίαἑλληνικά" style:family="text">
      <style:text-properties style:font-weight-complex="bold" style:font-size-complex="14pt"/>
    </style:style>
    <style:style style:name="T361" style:parent-style-name="AncientGreekἈρχαίαἑλληνικά" style:family="text">
      <style:text-properties style:font-weight-complex="bold" style:font-size-complex="14pt" fo:language="el" fo:country="GR"/>
    </style:style>
    <style:style style:name="T362" style:parent-style-name="AncientGreekἈρχαίαἑλληνικά" style:family="text">
      <style:text-properties style:font-weight-complex="bold" style:font-size-complex="14pt"/>
    </style:style>
    <style:style style:name="TableCell363" style:family="table-cell">
      <style:table-cell-properties fo:border="0.0069in solid #000000" fo:background-color="#FFFFFF" style:writing-mode="lr-tb" fo:padding-top="0in" fo:padding-left="0.1527in" fo:padding-bottom="0in" fo:padding-right="0.15in"/>
    </style:style>
    <style:style style:name="P364"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365" style:parent-style-name="Standard" style:family="paragraph">
      <style:paragraph-properties fo:widows="0" fo:orphans="0"/>
      <style:text-properties style:font-name="AncientGreek"/>
    </style:style>
    <style:style style:name="P366" style:parent-style-name="Standard" style:family="paragraph">
      <style:paragraph-properties fo:widows="0" fo:orphans="0"/>
      <style:text-properties style:font-name="AncientGreek"/>
    </style:style>
    <style:style style:name="P367" style:parent-style-name="Standard" style:family="paragraph">
      <style:paragraph-properties fo:widows="0" fo:orphans="0"/>
      <style:text-properties style:font-name="AncientGreek"/>
    </style:style>
    <style:style style:name="TableRow368" style:family="table-row">
      <style:table-row-properties style:min-row-height="0.0138in" style:use-optimal-row-height="false" fo:keep-together="always"/>
    </style:style>
    <style:style style:name="TableCell369" style:family="table-cell">
      <style:table-cell-properties fo:border="0.0069in solid #000000" fo:background-color="#FFFFFF" style:writing-mode="lr-tb" fo:padding-top="0in" fo:padding-left="0.1527in" fo:padding-bottom="0in" fo:padding-right="0.15in"/>
    </style:style>
    <style:style style:name="P370" style:parent-style-name="Standard" style:family="paragraph">
      <style:paragraph-properties fo:keep-with-next="always" fo:widows="0" fo:orphans="0" fo:text-align="center"/>
    </style:style>
    <style:style style:name="T371" style:parent-style-name="AncientGreekἈρχαίαἑλληνικά" style:family="text">
      <style:text-properties fo:font-weight="bold" style:font-weight-asian="bold" style:font-weight-complex="bold" fo:font-size="18pt" style:font-size-asian="18pt" style:font-size-complex="14pt"/>
    </style:style>
    <style:style style:name="T37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73" style:parent-style-name="AncientGreekἈρχαίαἑλληνικά" style:family="text">
      <style:text-properties fo:font-weight="bold" style:font-weight-asian="bold" style:font-weight-complex="bold" fo:font-size="18pt" style:font-size-asian="18pt" style:font-size-complex="14pt"/>
    </style:style>
    <style:style style:name="T37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75" style:parent-style-name="AncientGreekἈρχαίαἑλληνικά" style:family="text">
      <style:text-properties fo:font-weight="bold" style:font-weight-asian="bold" style:font-weight-complex="bold" fo:font-size="18pt" style:font-size-asian="18pt" style:font-size-complex="14pt"/>
    </style:style>
    <style:style style:name="T37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77" style:parent-style-name="AncientGreekἈρχαίαἑλληνικά" style:family="text">
      <style:text-properties fo:font-weight="bold" style:font-weight-asian="bold" style:font-weight-complex="bold" fo:font-size="18pt" style:font-size-asian="18pt" style:font-size-complex="14pt"/>
    </style:style>
    <style:style style:name="P378" style:parent-style-name="Standard" style:family="paragraph">
      <style:paragraph-properties fo:widows="0" fo:orphans="0"/>
    </style:style>
    <style:style style:name="T379" style:parent-style-name="AncientGreekἈρχαίαἑλληνικά" style:family="text">
      <style:text-properties style:font-weight-complex="bold" style:font-size-complex="14pt" fo:language="el" fo:country="GR"/>
    </style:style>
    <style:style style:name="T380" style:parent-style-name="AncientGreekἈρχαίαἑλληνικά" style:family="text">
      <style:text-properties style:font-weight-complex="bold" style:font-size-complex="14pt"/>
    </style:style>
    <style:style style:name="T381" style:parent-style-name="AncientGreekἈρχαίαἑλληνικά" style:family="text">
      <style:text-properties style:font-weight-complex="bold" style:font-size-complex="14pt" fo:language="el" fo:country="GR"/>
    </style:style>
    <style:style style:name="T382" style:parent-style-name="AncientGreekἈρχαίαἑλληνικά" style:family="text">
      <style:text-properties style:font-weight-complex="bold" style:font-size-complex="14pt"/>
    </style:style>
    <style:style style:name="T383" style:parent-style-name="AncientGreekἈρχαίαἑλληνικά" style:family="text">
      <style:text-properties style:font-weight-complex="bold" style:font-size-complex="14pt" fo:language="el" fo:country="GR"/>
    </style:style>
    <style:style style:name="T384" style:parent-style-name="AncientGreekἈρχαίαἑλληνικά" style:family="text">
      <style:text-properties style:font-weight-complex="bold" style:font-size-complex="14pt"/>
    </style:style>
    <style:style style:name="T385" style:parent-style-name="AncientGreekἈρχαίαἑλληνικά" style:family="text">
      <style:text-properties style:font-weight-complex="bold" style:font-size-complex="14pt" fo:language="el" fo:country="GR"/>
    </style:style>
    <style:style style:name="T386" style:parent-style-name="AncientGreekἈρχαίαἑλληνικά" style:family="text">
      <style:text-properties style:font-weight-complex="bold" style:font-size-complex="14pt"/>
    </style:style>
    <style:style style:name="T387" style:parent-style-name="AncientGreekἈρχαίαἑλληνικά" style:family="text">
      <style:text-properties style:font-weight-complex="bold" style:font-size-complex="14pt" fo:language="el" fo:country="GR"/>
    </style:style>
    <style:style style:name="T388" style:parent-style-name="AncientGreekἈρχαίαἑλληνικά" style:family="text">
      <style:text-properties style:font-weight-complex="bold" style:font-size-complex="14pt"/>
    </style:style>
    <style:style style:name="T389" style:parent-style-name="AncientGreekἈρχαίαἑλληνικά" style:family="text">
      <style:text-properties style:font-weight-complex="bold" style:font-size-complex="14pt" fo:language="el" fo:country="GR"/>
    </style:style>
    <style:style style:name="T390" style:parent-style-name="AncientGreekἈρχαίαἑλληνικά" style:family="text">
      <style:text-properties style:font-weight-complex="bold" style:font-size-complex="14pt"/>
    </style:style>
    <style:style style:name="T391" style:parent-style-name="AncientGreekἈρχαίαἑλληνικά" style:family="text">
      <style:text-properties style:font-weight-complex="bold" style:font-size-complex="14pt" fo:language="el" fo:country="GR"/>
    </style:style>
    <style:style style:name="T392" style:parent-style-name="AncientGreekἈρχαίαἑλληνικά" style:family="text">
      <style:text-properties style:font-weight-complex="bold" style:font-size-complex="14pt"/>
    </style:style>
    <style:style style:name="T393" style:parent-style-name="AncientGreekἈρχαίαἑλληνικά" style:family="text">
      <style:text-properties style:font-weight-complex="bold" style:font-size-complex="14pt" fo:language="el" fo:country="GR"/>
    </style:style>
    <style:style style:name="T394" style:parent-style-name="AncientGreekἈρχαίαἑλληνικά" style:family="text">
      <style:text-properties style:font-weight-complex="bold" style:font-size-complex="14pt"/>
    </style:style>
    <style:style style:name="T395" style:parent-style-name="AncientGreekἈρχαίαἑλληνικά" style:family="text">
      <style:text-properties style:font-weight-complex="bold" style:font-size-complex="14pt" fo:language="el" fo:country="GR"/>
    </style:style>
    <style:style style:name="T396" style:parent-style-name="AncientGreekἈρχαίαἑλληνικά" style:family="text">
      <style:text-properties style:font-weight-complex="bold" style:font-size-complex="14pt"/>
    </style:style>
    <style:style style:name="T397" style:parent-style-name="AncientGreekἈρχαίαἑλληνικά" style:family="text">
      <style:text-properties style:font-weight-complex="bold" style:font-size-complex="14pt" fo:language="el" fo:country="GR"/>
    </style:style>
    <style:style style:name="T398" style:parent-style-name="AncientGreekἈρχαίαἑλληνικά" style:family="text">
      <style:text-properties style:font-weight-complex="bold" style:font-size-complex="14pt"/>
    </style:style>
    <style:style style:name="T399" style:parent-style-name="AncientGreekἈρχαίαἑλληνικά" style:family="text">
      <style:text-properties style:font-weight-complex="bold" style:font-size-complex="14pt" fo:language="el" fo:country="GR"/>
    </style:style>
    <style:style style:name="T400" style:parent-style-name="AncientGreekἈρχαίαἑλληνικά" style:family="text">
      <style:text-properties style:font-weight-complex="bold" style:font-size-complex="14pt"/>
    </style:style>
    <style:style style:name="T401" style:parent-style-name="AncientGreekἈρχαίαἑλληνικά" style:family="text">
      <style:text-properties style:font-weight-complex="bold" style:font-size-complex="14pt" fo:language="el" fo:country="GR"/>
    </style:style>
    <style:style style:name="T402" style:parent-style-name="AncientGreekἈρχαίαἑλληνικά" style:family="text">
      <style:text-properties style:font-weight-complex="bold" style:font-size-complex="14pt"/>
    </style:style>
    <style:style style:name="T403" style:parent-style-name="AncientGreekἈρχαίαἑλληνικά" style:family="text">
      <style:text-properties style:font-weight-complex="bold" style:font-size-complex="14pt" fo:language="el" fo:country="GR"/>
    </style:style>
    <style:style style:name="T404" style:parent-style-name="AncientGreekἈρχαίαἑλληνικά" style:family="text">
      <style:text-properties style:font-weight-complex="bold" style:font-size-complex="14pt"/>
    </style:style>
    <style:style style:name="T405" style:parent-style-name="AncientGreekἈρχαίαἑλληνικά" style:family="text">
      <style:text-properties style:font-weight-complex="bold" style:font-size-complex="14pt" fo:language="el" fo:country="GR"/>
    </style:style>
    <style:style style:name="T406" style:parent-style-name="AncientGreekἈρχαίαἑλληνικά" style:family="text">
      <style:text-properties style:font-weight-complex="bold" style:font-size-complex="14pt"/>
    </style:style>
    <style:style style:name="T407" style:parent-style-name="AncientGreekἈρχαίαἑλληνικά" style:family="text">
      <style:text-properties style:font-weight-complex="bold" style:font-size-complex="14pt" fo:language="el" fo:country="GR"/>
    </style:style>
    <style:style style:name="T408" style:parent-style-name="AncientGreekἈρχαίαἑλληνικά" style:family="text">
      <style:text-properties style:font-weight-complex="bold" style:font-size-complex="14pt"/>
    </style:style>
    <style:style style:name="T409" style:parent-style-name="AncientGreekἈρχαίαἑλληνικά" style:family="text">
      <style:text-properties style:font-weight-complex="bold" style:font-size-complex="14pt" fo:language="el" fo:country="GR"/>
    </style:style>
    <style:style style:name="T410" style:parent-style-name="AncientGreekἈρχαίαἑλληνικά" style:family="text">
      <style:text-properties style:font-weight-complex="bold" style:font-size-complex="14pt"/>
    </style:style>
    <style:style style:name="T411" style:parent-style-name="AncientGreekἈρχαίαἑλληνικά" style:family="text">
      <style:text-properties style:font-weight-complex="bold" style:font-size-complex="14pt" fo:language="el" fo:country="GR"/>
    </style:style>
    <style:style style:name="T412" style:parent-style-name="AncientGreekἈρχαίαἑλληνικά" style:family="text">
      <style:text-properties style:font-weight-complex="bold" style:font-size-complex="14pt"/>
    </style:style>
    <style:style style:name="T413" style:parent-style-name="AncientGreekἈρχαίαἑλληνικά" style:family="text">
      <style:text-properties style:font-weight-complex="bold" style:font-size-complex="14pt" fo:language="el" fo:country="GR"/>
    </style:style>
    <style:style style:name="T414" style:parent-style-name="AncientGreekἈρχαίαἑλληνικά" style:family="text">
      <style:text-properties style:font-weight-complex="bold" style:font-size-complex="14pt"/>
    </style:style>
    <style:style style:name="T415" style:parent-style-name="AncientGreekἈρχαίαἑλληνικά" style:family="text">
      <style:text-properties style:font-weight-complex="bold" style:font-size-complex="14pt" fo:language="el" fo:country="GR"/>
    </style:style>
    <style:style style:name="T416" style:parent-style-name="AncientGreekἈρχαίαἑλληνικά" style:family="text">
      <style:text-properties style:font-weight-complex="bold" style:font-size-complex="14pt"/>
    </style:style>
    <style:style style:name="T417" style:parent-style-name="AncientGreekἈρχαίαἑλληνικά" style:family="text">
      <style:text-properties style:font-weight-complex="bold" style:font-size-complex="14pt" fo:language="el" fo:country="GR"/>
    </style:style>
    <style:style style:name="T418" style:parent-style-name="AncientGreekἈρχαίαἑλληνικά" style:family="text">
      <style:text-properties style:font-weight-complex="bold" style:font-size-complex="14pt"/>
    </style:style>
    <style:style style:name="T419" style:parent-style-name="AncientGreekἈρχαίαἑλληνικά" style:family="text">
      <style:text-properties style:font-weight-complex="bold" style:font-size-complex="14pt" fo:language="el" fo:country="GR"/>
    </style:style>
    <style:style style:name="T420" style:parent-style-name="AncientGreekἈρχαίαἑλληνικά" style:family="text">
      <style:text-properties style:font-weight-complex="bold" style:font-size-complex="14pt"/>
    </style:style>
    <style:style style:name="T421" style:parent-style-name="AncientGreekἈρχαίαἑλληνικά" style:family="text">
      <style:text-properties style:font-weight-complex="bold" style:font-size-complex="14pt" fo:language="el" fo:country="GR"/>
    </style:style>
    <style:style style:name="T422" style:parent-style-name="AncientGreekἈρχαίαἑλληνικά" style:family="text">
      <style:text-properties style:font-weight-complex="bold" style:font-size-complex="14pt"/>
    </style:style>
    <style:style style:name="T423" style:parent-style-name="AncientGreekἈρχαίαἑλληνικά" style:family="text">
      <style:text-properties style:font-weight-complex="bold" style:font-size-complex="14pt" fo:language="el" fo:country="GR"/>
    </style:style>
    <style:style style:name="T424" style:parent-style-name="AncientGreekἈρχαίαἑλληνικά" style:family="text">
      <style:text-properties style:font-weight-complex="bold" style:font-size-complex="14pt"/>
    </style:style>
    <style:style style:name="T425" style:parent-style-name="AncientGreekἈρχαίαἑλληνικά" style:family="text">
      <style:text-properties style:font-weight-complex="bold" style:font-size-complex="14pt" fo:language="el" fo:country="GR"/>
    </style:style>
    <style:style style:name="T426" style:parent-style-name="AncientGreekἈρχαίαἑλληνικά" style:family="text">
      <style:text-properties style:font-weight-complex="bold" style:font-size-complex="14pt"/>
    </style:style>
    <style:style style:name="T427" style:parent-style-name="AncientGreekἈρχαίαἑλληνικά" style:family="text">
      <style:text-properties style:font-weight-complex="bold" style:font-size-complex="14pt" fo:language="el" fo:country="GR"/>
    </style:style>
    <style:style style:name="T428" style:parent-style-name="AncientGreekἈρχαίαἑλληνικά" style:family="text">
      <style:text-properties style:font-weight-complex="bold" style:font-size-complex="14pt"/>
    </style:style>
    <style:style style:name="T429" style:parent-style-name="AncientGreekἈρχαίαἑλληνικά" style:family="text">
      <style:text-properties style:font-weight-complex="bold" style:font-size-complex="14pt" fo:language="el" fo:country="GR"/>
    </style:style>
    <style:style style:name="T430" style:parent-style-name="AncientGreekἈρχαίαἑλληνικά" style:family="text">
      <style:text-properties style:font-weight-complex="bold" style:font-size-complex="14pt"/>
    </style:style>
    <style:style style:name="T431" style:parent-style-name="AncientGreekἈρχαίαἑλληνικά" style:family="text">
      <style:text-properties style:font-weight-complex="bold" style:font-size-complex="14pt" fo:language="el" fo:country="GR"/>
    </style:style>
    <style:style style:name="T432" style:parent-style-name="AncientGreekἈρχαίαἑλληνικά" style:family="text">
      <style:text-properties style:font-weight-complex="bold" style:font-size-complex="14pt"/>
    </style:style>
    <style:style style:name="T433" style:parent-style-name="AncientGreekἈρχαίαἑλληνικά" style:family="text">
      <style:text-properties style:font-weight-complex="bold" style:font-size-complex="14pt" fo:language="el" fo:country="GR"/>
    </style:style>
    <style:style style:name="T434" style:parent-style-name="AncientGreekἈρχαίαἑλληνικά" style:family="text">
      <style:text-properties style:font-weight-complex="bold" style:font-size-complex="14pt"/>
    </style:style>
    <style:style style:name="T435" style:parent-style-name="AncientGreekἈρχαίαἑλληνικά" style:family="text">
      <style:text-properties style:font-weight-complex="bold" style:font-size-complex="14pt" fo:language="el" fo:country="GR"/>
    </style:style>
    <style:style style:name="T436" style:parent-style-name="AncientGreekἈρχαίαἑλληνικά" style:family="text">
      <style:text-properties style:font-weight-complex="bold" style:font-size-complex="14pt"/>
    </style:style>
    <style:style style:name="T437" style:parent-style-name="AncientGreekἈρχαίαἑλληνικά" style:family="text">
      <style:text-properties style:font-weight-complex="bold" style:font-size-complex="14pt" fo:language="el" fo:country="GR"/>
    </style:style>
    <style:style style:name="T438" style:parent-style-name="AncientGreekἈρχαίαἑλληνικά" style:family="text">
      <style:text-properties style:font-weight-complex="bold" style:font-size-complex="14pt"/>
    </style:style>
    <style:style style:name="T439" style:parent-style-name="AncientGreekἈρχαίαἑλληνικά" style:family="text">
      <style:text-properties style:font-weight-complex="bold" style:font-size-complex="14pt" fo:language="el" fo:country="GR"/>
    </style:style>
    <style:style style:name="T440" style:parent-style-name="AncientGreekἈρχαίαἑλληνικά" style:family="text">
      <style:text-properties style:font-weight-complex="bold" style:font-size-complex="14pt"/>
    </style:style>
    <style:style style:name="T441" style:parent-style-name="AncientGreekἈρχαίαἑλληνικά" style:family="text">
      <style:text-properties style:font-weight-complex="bold" style:font-size-complex="14pt" fo:language="el" fo:country="GR"/>
    </style:style>
    <style:style style:name="T442" style:parent-style-name="AncientGreekἈρχαίαἑλληνικά" style:family="text">
      <style:text-properties style:font-weight-complex="bold" style:font-size-complex="14pt"/>
    </style:style>
    <style:style style:name="T443" style:parent-style-name="AncientGreekἈρχαίαἑλληνικά" style:family="text">
      <style:text-properties style:font-weight-complex="bold" style:font-size-complex="14pt" fo:language="el" fo:country="GR"/>
    </style:style>
    <style:style style:name="T444" style:parent-style-name="AncientGreekἈρχαίαἑλληνικά" style:family="text">
      <style:text-properties style:font-weight-complex="bold" style:font-size-complex="14pt"/>
    </style:style>
    <style:style style:name="T445" style:parent-style-name="AncientGreekἈρχαίαἑλληνικά" style:family="text">
      <style:text-properties style:font-weight-complex="bold" style:font-size-complex="14pt" fo:language="el" fo:country="GR"/>
    </style:style>
    <style:style style:name="T446" style:parent-style-name="AncientGreekἈρχαίαἑλληνικά" style:family="text">
      <style:text-properties style:font-weight-complex="bold" style:font-size-complex="14pt"/>
    </style:style>
    <style:style style:name="T447" style:parent-style-name="AncientGreekἈρχαίαἑλληνικά" style:family="text">
      <style:text-properties style:font-weight-complex="bold" style:font-size-complex="14pt" fo:language="el" fo:country="GR"/>
    </style:style>
    <style:style style:name="T448" style:parent-style-name="AncientGreekἈρχαίαἑλληνικά" style:family="text">
      <style:text-properties style:font-weight-complex="bold" style:font-size-complex="14pt"/>
    </style:style>
    <style:style style:name="T449" style:parent-style-name="AncientGreekἈρχαίαἑλληνικά" style:family="text">
      <style:text-properties style:font-weight-complex="bold" style:font-size-complex="14pt" fo:language="el" fo:country="GR"/>
    </style:style>
    <style:style style:name="T450" style:parent-style-name="AncientGreekἈρχαίαἑλληνικά" style:family="text">
      <style:text-properties style:font-weight-complex="bold" style:font-size-complex="14pt"/>
    </style:style>
    <style:style style:name="T451" style:parent-style-name="AncientGreekἈρχαίαἑλληνικά" style:family="text">
      <style:text-properties style:font-weight-complex="bold" style:font-size-complex="14pt" fo:language="el" fo:country="GR"/>
    </style:style>
    <style:style style:name="T452" style:parent-style-name="AncientGreekἈρχαίαἑλληνικά" style:family="text">
      <style:text-properties style:font-weight-complex="bold" style:font-size-complex="14pt"/>
    </style:style>
    <style:style style:name="T453" style:parent-style-name="AncientGreekἈρχαίαἑλληνικά" style:family="text">
      <style:text-properties style:font-weight-complex="bold" style:font-size-complex="14pt" fo:language="el" fo:country="GR"/>
    </style:style>
    <style:style style:name="T454" style:parent-style-name="AncientGreekἈρχαίαἑλληνικά" style:family="text">
      <style:text-properties style:font-weight-complex="bold" style:font-size-complex="14pt"/>
    </style:style>
    <style:style style:name="T455" style:parent-style-name="AncientGreekἈρχαίαἑλληνικά" style:family="text">
      <style:text-properties style:font-weight-complex="bold" style:font-size-complex="14pt" fo:language="el" fo:country="GR"/>
    </style:style>
    <style:style style:name="T456" style:parent-style-name="AncientGreekἈρχαίαἑλληνικά" style:family="text">
      <style:text-properties style:font-weight-complex="bold" style:font-size-complex="14pt"/>
    </style:style>
    <style:style style:name="T457" style:parent-style-name="AncientGreekἈρχαίαἑλληνικά" style:family="text">
      <style:text-properties style:font-weight-complex="bold" style:font-size-complex="14pt" fo:language="el" fo:country="GR"/>
    </style:style>
    <style:style style:name="T458" style:parent-style-name="AncientGreekἈρχαίαἑλληνικά" style:family="text">
      <style:text-properties style:font-weight-complex="bold" style:font-size-complex="14pt"/>
    </style:style>
    <style:style style:name="T459" style:parent-style-name="AncientGreekἈρχαίαἑλληνικά" style:family="text">
      <style:text-properties style:font-weight-complex="bold" style:font-size-complex="14pt" fo:language="el" fo:country="GR"/>
    </style:style>
    <style:style style:name="T460" style:parent-style-name="AncientGreekἈρχαίαἑλληνικά" style:family="text">
      <style:text-properties style:font-weight-complex="bold" style:font-size-complex="14pt"/>
    </style:style>
    <style:style style:name="T461" style:parent-style-name="AncientGreekἈρχαίαἑλληνικά" style:family="text">
      <style:text-properties style:font-weight-complex="bold" style:font-size-complex="14pt" fo:language="el" fo:country="GR"/>
    </style:style>
    <style:style style:name="T462" style:parent-style-name="AncientGreekἈρχαίαἑλληνικά" style:family="text">
      <style:text-properties style:font-weight-complex="bold" style:font-size-complex="14pt"/>
    </style:style>
    <style:style style:name="T463" style:parent-style-name="AncientGreekἈρχαίαἑλληνικά" style:family="text">
      <style:text-properties style:font-weight-complex="bold" style:font-size-complex="14pt" fo:language="el" fo:country="GR"/>
    </style:style>
    <style:style style:name="T464" style:parent-style-name="AncientGreekἈρχαίαἑλληνικά" style:family="text">
      <style:text-properties style:font-weight-complex="bold" style:font-size-complex="14pt"/>
    </style:style>
    <style:style style:name="T465" style:parent-style-name="AncientGreekἈρχαίαἑλληνικά" style:family="text">
      <style:text-properties style:font-weight-complex="bold" style:font-size-complex="14pt" fo:language="el" fo:country="GR"/>
    </style:style>
    <style:style style:name="T466" style:parent-style-name="AncientGreekἈρχαίαἑλληνικά" style:family="text">
      <style:text-properties style:font-weight-complex="bold" style:font-size-complex="14pt"/>
    </style:style>
    <style:style style:name="T467" style:parent-style-name="AncientGreekἈρχαίαἑλληνικά" style:family="text">
      <style:text-properties style:font-weight-complex="bold" style:font-size-complex="14pt" fo:language="el" fo:country="GR"/>
    </style:style>
    <style:style style:name="P468" style:parent-style-name="Standard" style:family="paragraph">
      <style:paragraph-properties fo:widows="0" fo:orphans="0"/>
    </style:style>
    <style:style style:name="T469" style:parent-style-name="AncientGreekἈρχαίαἑλληνικά" style:family="text">
      <style:text-properties style:font-weight-complex="bold" style:font-size-complex="14pt" fo:language="el" fo:country="GR"/>
    </style:style>
    <style:style style:name="T470" style:parent-style-name="AncientGreekἈρχαίαἑλληνικά" style:family="text">
      <style:text-properties style:font-weight-complex="bold" style:font-size-complex="14pt"/>
    </style:style>
    <style:style style:name="T471" style:parent-style-name="AncientGreekἈρχαίαἑλληνικά" style:family="text">
      <style:text-properties style:font-weight-complex="bold" style:font-size-complex="14pt" fo:language="el" fo:country="GR"/>
    </style:style>
    <style:style style:name="T472" style:parent-style-name="AncientGreekἈρχαίαἑλληνικά" style:family="text">
      <style:text-properties style:font-weight-complex="bold" style:font-size-complex="14pt"/>
    </style:style>
    <style:style style:name="T473" style:parent-style-name="AncientGreekἈρχαίαἑλληνικά" style:family="text">
      <style:text-properties style:font-weight-complex="bold" style:font-size-complex="14pt" fo:language="el" fo:country="GR"/>
    </style:style>
    <style:style style:name="T474" style:parent-style-name="AncientGreekἈρχαίαἑλληνικά" style:family="text">
      <style:text-properties style:font-weight-complex="bold" style:font-size-complex="14pt"/>
    </style:style>
    <style:style style:name="T475" style:parent-style-name="AncientGreekἈρχαίαἑλληνικά" style:family="text">
      <style:text-properties style:font-weight-complex="bold" style:font-size-complex="14pt" fo:language="el" fo:country="GR"/>
    </style:style>
    <style:style style:name="T476" style:parent-style-name="AncientGreekἈρχαίαἑλληνικά" style:family="text">
      <style:text-properties style:font-weight-complex="bold" style:font-size-complex="14pt"/>
    </style:style>
    <style:style style:name="T477" style:parent-style-name="AncientGreekἈρχαίαἑλληνικά" style:family="text">
      <style:text-properties style:font-weight-complex="bold" style:font-size-complex="14pt" fo:language="el" fo:country="GR"/>
    </style:style>
    <style:style style:name="T478" style:parent-style-name="AncientGreekἈρχαίαἑλληνικά" style:family="text">
      <style:text-properties style:font-weight-complex="bold" style:font-size-complex="14pt"/>
    </style:style>
    <style:style style:name="T479" style:parent-style-name="AncientGreekἈρχαίαἑλληνικά" style:family="text">
      <style:text-properties style:font-weight-complex="bold" style:font-size-complex="14pt" fo:language="el" fo:country="GR"/>
    </style:style>
    <style:style style:name="T480" style:parent-style-name="AncientGreekἈρχαίαἑλληνικά" style:family="text">
      <style:text-properties style:font-weight-complex="bold" style:font-size-complex="14pt"/>
    </style:style>
    <style:style style:name="T481" style:parent-style-name="AncientGreekἈρχαίαἑλληνικά" style:family="text">
      <style:text-properties style:font-weight-complex="bold" style:font-size-complex="14pt" fo:language="el" fo:country="GR"/>
    </style:style>
    <style:style style:name="T482" style:parent-style-name="AncientGreekἈρχαίαἑλληνικά" style:family="text">
      <style:text-properties style:font-weight-complex="bold" style:font-size-complex="14pt"/>
    </style:style>
    <style:style style:name="T483" style:parent-style-name="AncientGreekἈρχαίαἑλληνικά" style:family="text">
      <style:text-properties style:font-weight-complex="bold" style:font-size-complex="14pt" fo:language="el" fo:country="GR"/>
    </style:style>
    <style:style style:name="T484" style:parent-style-name="AncientGreekἈρχαίαἑλληνικά" style:family="text">
      <style:text-properties style:font-weight-complex="bold" style:font-size-complex="14pt"/>
    </style:style>
    <style:style style:name="T485" style:parent-style-name="AncientGreekἈρχαίαἑλληνικά" style:family="text">
      <style:text-properties style:font-weight-complex="bold" style:font-size-complex="14pt" fo:language="el" fo:country="GR"/>
    </style:style>
    <style:style style:name="T486" style:parent-style-name="AncientGreekἈρχαίαἑλληνικά" style:family="text">
      <style:text-properties style:font-weight-complex="bold" style:font-size-complex="14pt"/>
    </style:style>
    <style:style style:name="T487" style:parent-style-name="AncientGreekἈρχαίαἑλληνικά" style:family="text">
      <style:text-properties style:font-weight-complex="bold" style:font-size-complex="14pt" fo:language="el" fo:country="GR"/>
    </style:style>
    <style:style style:name="T488" style:parent-style-name="AncientGreekἈρχαίαἑλληνικά" style:family="text">
      <style:text-properties style:font-weight-complex="bold" style:font-size-complex="14pt"/>
    </style:style>
    <style:style style:name="T489" style:parent-style-name="AncientGreekἈρχαίαἑλληνικά" style:family="text">
      <style:text-properties style:font-weight-complex="bold" style:font-size-complex="14pt" fo:language="el" fo:country="GR"/>
    </style:style>
    <style:style style:name="T490" style:parent-style-name="AncientGreekἈρχαίαἑλληνικά" style:family="text">
      <style:text-properties style:font-weight-complex="bold" style:font-size-complex="14pt"/>
    </style:style>
    <style:style style:name="T491" style:parent-style-name="AncientGreekἈρχαίαἑλληνικά" style:family="text">
      <style:text-properties style:font-weight-complex="bold" style:font-size-complex="14pt" fo:language="el" fo:country="GR"/>
    </style:style>
    <style:style style:name="T492" style:parent-style-name="AncientGreekἈρχαίαἑλληνικά" style:family="text">
      <style:text-properties style:font-weight-complex="bold" style:font-size-complex="14pt"/>
    </style:style>
    <style:style style:name="T493" style:parent-style-name="AncientGreekἈρχαίαἑλληνικά" style:family="text">
      <style:text-properties style:font-weight-complex="bold" style:font-size-complex="14pt" fo:language="el" fo:country="GR"/>
    </style:style>
    <style:style style:name="T494" style:parent-style-name="AncientGreekἈρχαίαἑλληνικά" style:family="text">
      <style:text-properties style:font-weight-complex="bold" style:font-size-complex="14pt"/>
    </style:style>
    <style:style style:name="T495" style:parent-style-name="AncientGreekἈρχαίαἑλληνικά" style:family="text">
      <style:text-properties style:font-weight-complex="bold" style:font-size-complex="14pt" fo:language="el" fo:country="GR"/>
    </style:style>
    <style:style style:name="T496" style:parent-style-name="AncientGreekἈρχαίαἑλληνικά" style:family="text">
      <style:text-properties style:font-weight-complex="bold" style:font-size-complex="14pt"/>
    </style:style>
    <style:style style:name="T497" style:parent-style-name="AncientGreekἈρχαίαἑλληνικά" style:family="text">
      <style:text-properties style:font-weight-complex="bold" style:font-size-complex="14pt" fo:language="el" fo:country="GR"/>
    </style:style>
    <style:style style:name="T498" style:parent-style-name="AncientGreekἈρχαίαἑλληνικά" style:family="text">
      <style:text-properties style:font-weight-complex="bold" style:font-size-complex="14pt"/>
    </style:style>
    <style:style style:name="P499" style:parent-style-name="Standard" style:family="paragraph">
      <style:paragraph-properties fo:widows="0" fo:orphans="0"/>
    </style:style>
    <style:style style:name="P500" style:parent-style-name="Standard" style:family="paragraph">
      <style:paragraph-properties fo:widows="0" fo:orphans="0"/>
    </style:style>
    <style:style style:name="T501" style:parent-style-name="AncientGreekἈρχαίαἑλληνικά" style:family="text">
      <style:text-properties style:font-weight-complex="bold" style:font-size-complex="14pt" fo:language="el" fo:country="GR"/>
    </style:style>
    <style:style style:name="T502" style:parent-style-name="AncientGreekἈρχαίαἑλληνικά" style:family="text">
      <style:text-properties style:font-weight-complex="bold" style:font-size-complex="14pt"/>
    </style:style>
    <style:style style:name="T503" style:parent-style-name="AncientGreekἈρχαίαἑλληνικά" style:family="text">
      <style:text-properties style:font-weight-complex="bold" style:font-size-complex="14pt" fo:language="el" fo:country="GR"/>
    </style:style>
    <style:style style:name="T504" style:parent-style-name="AncientGreekἈρχαίαἑλληνικά" style:family="text">
      <style:text-properties style:font-weight-complex="bold" style:font-size-complex="14pt"/>
    </style:style>
    <style:style style:name="T505" style:parent-style-name="AncientGreekἈρχαίαἑλληνικά" style:family="text">
      <style:text-properties style:font-weight-complex="bold" style:font-size-complex="14pt" fo:language="el" fo:country="GR"/>
    </style:style>
    <style:style style:name="T506" style:parent-style-name="AncientGreekἈρχαίαἑλληνικά" style:family="text">
      <style:text-properties style:font-weight-complex="bold" style:font-size-complex="14pt"/>
    </style:style>
    <style:style style:name="T507" style:parent-style-name="AncientGreekἈρχαίαἑλληνικά" style:family="text">
      <style:text-properties style:font-weight-complex="bold" style:font-size-complex="14pt" fo:language="el" fo:country="GR"/>
    </style:style>
    <style:style style:name="T508" style:parent-style-name="AncientGreekἈρχαίαἑλληνικά" style:family="text">
      <style:text-properties style:font-weight-complex="bold" style:font-size-complex="14pt"/>
    </style:style>
    <style:style style:name="T509" style:parent-style-name="AncientGreekἈρχαίαἑλληνικά" style:family="text">
      <style:text-properties style:font-weight-complex="bold" style:font-size-complex="14pt" fo:language="el" fo:country="GR"/>
    </style:style>
    <style:style style:name="T510" style:parent-style-name="AncientGreekἈρχαίαἑλληνικά" style:family="text">
      <style:text-properties style:font-weight-complex="bold" style:font-size-complex="14pt"/>
    </style:style>
    <style:style style:name="T511" style:parent-style-name="AncientGreekἈρχαίαἑλληνικά" style:family="text">
      <style:text-properties style:font-weight-complex="bold" style:font-size-complex="14pt" fo:language="el" fo:country="GR"/>
    </style:style>
    <style:style style:name="T512" style:parent-style-name="AncientGreekἈρχαίαἑλληνικά" style:family="text">
      <style:text-properties style:font-weight-complex="bold" style:font-size-complex="14pt"/>
    </style:style>
    <style:style style:name="T513" style:parent-style-name="AncientGreekἈρχαίαἑλληνικά" style:family="text">
      <style:text-properties style:font-weight-complex="bold" style:font-size-complex="14pt" fo:language="el" fo:country="GR"/>
    </style:style>
    <style:style style:name="T514" style:parent-style-name="AncientGreekἈρχαίαἑλληνικά" style:family="text">
      <style:text-properties style:font-weight-complex="bold" style:font-size-complex="14pt"/>
    </style:style>
    <style:style style:name="T515" style:parent-style-name="AncientGreekἈρχαίαἑλληνικά" style:family="text">
      <style:text-properties style:font-weight-complex="bold" style:font-size-complex="14pt" fo:language="el" fo:country="GR"/>
    </style:style>
    <style:style style:name="T516" style:parent-style-name="AncientGreekἈρχαίαἑλληνικά" style:family="text">
      <style:text-properties style:font-weight-complex="bold" style:font-size-complex="14pt"/>
    </style:style>
    <style:style style:name="T517" style:parent-style-name="AncientGreekἈρχαίαἑλληνικά" style:family="text">
      <style:text-properties style:font-weight-complex="bold" style:font-size-complex="14pt" fo:language="el" fo:country="GR"/>
    </style:style>
    <style:style style:name="T518" style:parent-style-name="AncientGreekἈρχαίαἑλληνικά" style:family="text">
      <style:text-properties style:font-weight-complex="bold" style:font-size-complex="14pt"/>
    </style:style>
    <style:style style:name="T519" style:parent-style-name="AncientGreekἈρχαίαἑλληνικά" style:family="text">
      <style:text-properties style:font-weight-complex="bold" style:font-size-complex="14pt" fo:language="el" fo:country="GR"/>
    </style:style>
    <style:style style:name="T520" style:parent-style-name="AncientGreekἈρχαίαἑλληνικά" style:family="text">
      <style:text-properties style:font-weight-complex="bold" style:font-size-complex="14pt"/>
    </style:style>
    <style:style style:name="T521" style:parent-style-name="AncientGreekἈρχαίαἑλληνικά" style:family="text">
      <style:text-properties style:font-weight-complex="bold" style:font-size-complex="14pt" fo:language="el" fo:country="GR"/>
    </style:style>
    <style:style style:name="T522" style:parent-style-name="AncientGreekἈρχαίαἑλληνικά" style:family="text">
      <style:text-properties style:font-weight-complex="bold" style:font-size-complex="14pt"/>
    </style:style>
    <style:style style:name="T523" style:parent-style-name="AncientGreekἈρχαίαἑλληνικά" style:family="text">
      <style:text-properties style:font-weight-complex="bold" style:font-size-complex="14pt" fo:language="el" fo:country="GR"/>
    </style:style>
    <style:style style:name="T524" style:parent-style-name="AncientGreekἈρχαίαἑλληνικά" style:family="text">
      <style:text-properties style:font-weight-complex="bold" style:font-size-complex="14pt"/>
    </style:style>
    <style:style style:name="T525" style:parent-style-name="AncientGreekἈρχαίαἑλληνικά" style:family="text">
      <style:text-properties style:font-weight-complex="bold" style:font-size-complex="14pt" fo:language="el" fo:country="GR"/>
    </style:style>
    <style:style style:name="T526" style:parent-style-name="AncientGreekἈρχαίαἑλληνικά" style:family="text">
      <style:text-properties style:font-weight-complex="bold" style:font-size-complex="14pt"/>
    </style:style>
    <style:style style:name="T527" style:parent-style-name="AncientGreekἈρχαίαἑλληνικά" style:family="text">
      <style:text-properties style:font-weight-complex="bold" style:font-size-complex="14pt" fo:language="el" fo:country="GR"/>
    </style:style>
    <style:style style:name="T528" style:parent-style-name="AncientGreekἈρχαίαἑλληνικά" style:family="text">
      <style:text-properties style:font-weight-complex="bold" style:font-size-complex="14pt"/>
    </style:style>
    <style:style style:name="T529" style:parent-style-name="AncientGreekἈρχαίαἑλληνικά" style:family="text">
      <style:text-properties style:font-weight-complex="bold" style:font-size-complex="14pt" fo:language="el" fo:country="GR"/>
    </style:style>
    <style:style style:name="T530" style:parent-style-name="AncientGreekἈρχαίαἑλληνικά" style:family="text">
      <style:text-properties style:font-weight-complex="bold" style:font-size-complex="14pt"/>
    </style:style>
    <style:style style:name="TableCell531" style:family="table-cell">
      <style:table-cell-properties fo:border="0.0069in solid #000000" fo:background-color="#FFFFFF" style:writing-mode="lr-tb" fo:padding-top="0in" fo:padding-left="0.1527in" fo:padding-bottom="0in" fo:padding-right="0.15in"/>
    </style:style>
    <style:style style:name="P532"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533" style:parent-style-name="Standard" style:family="paragraph">
      <style:paragraph-properties fo:widows="0" fo:orphans="0"/>
    </style:style>
    <style:style style:name="T534" style:parent-style-name="DefaultParagraphFont" style:family="text">
      <style:text-properties style:font-name="AncientGreek"/>
    </style:style>
    <style:style style:name="T535" style:parent-style-name="DefaultParagraphFont" style:family="text">
      <style:text-properties style:font-name="AncientGreek"/>
    </style:style>
    <style:style style:name="T536" style:parent-style-name="DefaultParagraphFont" style:family="text">
      <style:text-properties style:font-name="AncientGreek"/>
    </style:style>
    <style:style style:name="T537" style:parent-style-name="DefaultParagraphFont" style:family="text">
      <style:text-properties style:font-name="AncientGreek"/>
    </style:style>
    <style:style style:name="T538" style:parent-style-name="DefaultParagraphFont" style:family="text">
      <style:text-properties style:font-name="AncientGreek"/>
    </style:style>
    <style:style style:name="T539" style:parent-style-name="DefaultParagraphFont" style:family="text">
      <style:text-properties style:font-name="AncientGreek"/>
    </style:style>
    <style:style style:name="T540" style:parent-style-name="DefaultParagraphFont" style:family="text">
      <style:text-properties style:font-name="AncientGreek"/>
    </style:style>
    <style:style style:name="T541" style:parent-style-name="DefaultParagraphFont" style:family="text">
      <style:text-properties style:font-name="AncientGreek"/>
    </style:style>
    <style:style style:name="T542" style:parent-style-name="DefaultParagraphFont" style:family="text">
      <style:text-properties style:font-name="AncientGreek"/>
    </style:style>
    <style:style style:name="T543" style:parent-style-name="DefaultParagraphFont" style:family="text">
      <style:text-properties style:font-name="AncientGreek"/>
    </style:style>
    <style:style style:name="T544" style:parent-style-name="DefaultParagraphFont" style:family="text">
      <style:text-properties style:font-name="AncientGreek"/>
    </style:style>
    <style:style style:name="T545" style:parent-style-name="DefaultParagraphFont" style:family="text">
      <style:text-properties style:font-name="AncientGreek"/>
    </style:style>
    <style:style style:name="T546" style:parent-style-name="DefaultParagraphFont" style:family="text">
      <style:text-properties style:font-name="AncientGreek"/>
    </style:style>
    <style:style style:name="T547" style:parent-style-name="DefaultParagraphFont" style:family="text">
      <style:text-properties style:font-name="AncientGreek"/>
    </style:style>
    <style:style style:name="T548" style:parent-style-name="DefaultParagraphFont" style:family="text">
      <style:text-properties style:font-name="AncientGreek"/>
    </style:style>
    <style:style style:name="T549" style:parent-style-name="DefaultParagraphFont" style:family="text">
      <style:text-properties style:font-name="AncientGreek"/>
    </style:style>
    <style:style style:name="T550" style:parent-style-name="DefaultParagraphFont" style:family="text">
      <style:text-properties style:font-name="AncientGreek"/>
    </style:style>
    <style:style style:name="T551" style:parent-style-name="DefaultParagraphFont" style:family="text">
      <style:text-properties style:font-name="AncientGreek" fo:language="el" fo:country="GR"/>
    </style:style>
    <style:style style:name="P552" style:parent-style-name="Standard" style:family="paragraph">
      <style:paragraph-properties fo:widows="0" fo:orphans="0"/>
      <style:text-properties style:font-name="AncientGreek" fo:language="el" fo:country="GR"/>
    </style:style>
    <style:style style:name="P553" style:parent-style-name="Standard" style:family="paragraph">
      <style:paragraph-properties fo:widows="0" fo:orphans="0"/>
      <style:text-properties style:font-name="AncientGreek"/>
    </style:style>
    <style:style style:name="TableRow554" style:family="table-row">
      <style:table-row-properties style:min-row-height="0.0138in" style:use-optimal-row-height="false" fo:keep-together="always"/>
    </style:style>
    <style:style style:name="TableCell555" style:family="table-cell">
      <style:table-cell-properties fo:border="0.0069in solid #000000" fo:background-color="#FFFFFF" style:writing-mode="lr-tb" fo:padding-top="0in" fo:padding-left="0.1527in" fo:padding-bottom="0in" fo:padding-right="0.15in"/>
    </style:style>
    <style:style style:name="P556" style:parent-style-name="Standard" style:family="paragraph">
      <style:paragraph-properties fo:keep-with-next="always" fo:widows="0" fo:orphans="0" fo:text-align="center">
        <style:tab-stops>
          <style:tab-stop style:type="left" style:position="2.3854in"/>
        </style:tab-stops>
      </style:paragraph-properties>
    </style:style>
    <style:style style:name="T557" style:parent-style-name="AncientGreekἈρχαίαἑλληνικά" style:family="text">
      <style:text-properties fo:font-weight="bold" style:font-weight-asian="bold" style:font-weight-complex="bold" fo:font-size="18pt" style:font-size-asian="18pt" style:font-size-complex="14pt"/>
    </style:style>
    <style:style style:name="T55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59" style:parent-style-name="AncientGreekἈρχαίαἑλληνικά" style:family="text">
      <style:text-properties fo:font-weight="bold" style:font-weight-asian="bold" style:font-weight-complex="bold" fo:font-size="18pt" style:font-size-asian="18pt" style:font-size-complex="14pt"/>
    </style:style>
    <style:style style:name="T56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61" style:parent-style-name="AncientGreekἈρχαίαἑλληνικά" style:family="text">
      <style:text-properties fo:font-weight="bold" style:font-weight-asian="bold" style:font-weight-complex="bold" fo:font-size="18pt" style:font-size-asian="18pt" style:font-size-complex="14pt"/>
    </style:style>
    <style:style style:name="T56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63" style:parent-style-name="AncientGreekἈρχαίαἑλληνικά" style:family="text">
      <style:text-properties fo:font-weight="bold" style:font-weight-asian="bold" style:font-weight-complex="bold" fo:font-size="18pt" style:font-size-asian="18pt" style:font-size-complex="14pt"/>
    </style:style>
    <style:style style:name="P564" style:parent-style-name="Standard" style:family="paragraph">
      <style:paragraph-properties fo:widows="0" fo:orphans="0">
        <style:tab-stops>
          <style:tab-stop style:type="left" style:position="2.3854in"/>
        </style:tab-stops>
      </style:paragraph-properties>
    </style:style>
    <style:style style:name="T565" style:parent-style-name="AncientGreekἈρχαίαἑλληνικά" style:family="text">
      <style:text-properties style:font-weight-complex="bold" style:font-size-complex="14pt" fo:language="el" fo:country="GR"/>
    </style:style>
    <style:style style:name="T566" style:parent-style-name="AncientGreekἈρχαίαἑλληνικά" style:family="text">
      <style:text-properties style:font-weight-complex="bold" style:font-size-complex="14pt"/>
    </style:style>
    <style:style style:name="T567" style:parent-style-name="AncientGreekἈρχαίαἑλληνικά" style:family="text">
      <style:text-properties style:font-weight-complex="bold" style:font-size-complex="14pt" fo:language="el" fo:country="GR"/>
    </style:style>
    <style:style style:name="T568" style:parent-style-name="AncientGreekἈρχαίαἑλληνικά" style:family="text">
      <style:text-properties style:font-weight-complex="bold" style:font-size-complex="14pt"/>
    </style:style>
    <style:style style:name="T569" style:parent-style-name="AncientGreekἈρχαίαἑλληνικά" style:family="text">
      <style:text-properties style:font-weight-complex="bold" style:font-size-complex="14pt" fo:language="el" fo:country="GR"/>
    </style:style>
    <style:style style:name="T570" style:parent-style-name="AncientGreekἈρχαίαἑλληνικά" style:family="text">
      <style:text-properties style:font-weight-complex="bold" style:font-size-complex="14pt"/>
    </style:style>
    <style:style style:name="T571" style:parent-style-name="AncientGreekἈρχαίαἑλληνικά" style:family="text">
      <style:text-properties style:font-weight-complex="bold" style:font-size-complex="14pt" fo:language="el" fo:country="GR"/>
    </style:style>
    <style:style style:name="T572" style:parent-style-name="AncientGreekἈρχαίαἑλληνικά" style:family="text">
      <style:text-properties style:font-weight-complex="bold" style:font-size-complex="14pt"/>
    </style:style>
    <style:style style:name="T573" style:parent-style-name="AncientGreekἈρχαίαἑλληνικά" style:family="text">
      <style:text-properties style:font-weight-complex="bold" style:font-size-complex="14pt" fo:language="el" fo:country="GR"/>
    </style:style>
    <style:style style:name="T574" style:parent-style-name="AncientGreekἈρχαίαἑλληνικά" style:family="text">
      <style:text-properties style:font-weight-complex="bold" style:font-size-complex="14pt"/>
    </style:style>
    <style:style style:name="T575" style:parent-style-name="AncientGreekἈρχαίαἑλληνικά" style:family="text">
      <style:text-properties style:font-weight-complex="bold" style:font-size-complex="14pt" fo:language="el" fo:country="GR"/>
    </style:style>
    <style:style style:name="T576" style:parent-style-name="AncientGreekἈρχαίαἑλληνικά" style:family="text">
      <style:text-properties style:font-weight-complex="bold" style:font-size-complex="14pt"/>
    </style:style>
    <style:style style:name="T577" style:parent-style-name="AncientGreekἈρχαίαἑλληνικά" style:family="text">
      <style:text-properties style:font-weight-complex="bold" style:font-size-complex="14pt" fo:language="el" fo:country="GR"/>
    </style:style>
    <style:style style:name="T578" style:parent-style-name="AncientGreekἈρχαίαἑλληνικά" style:family="text">
      <style:text-properties style:font-weight-complex="bold" style:font-size-complex="14pt"/>
    </style:style>
    <style:style style:name="T579" style:parent-style-name="AncientGreekἈρχαίαἑλληνικά" style:family="text">
      <style:text-properties style:font-weight-complex="bold" style:font-size-complex="14pt" fo:language="el" fo:country="GR"/>
    </style:style>
    <style:style style:name="T580" style:parent-style-name="AncientGreekἈρχαίαἑλληνικά" style:family="text">
      <style:text-properties style:font-weight-complex="bold" style:font-size-complex="14pt"/>
    </style:style>
    <style:style style:name="T581" style:parent-style-name="AncientGreekἈρχαίαἑλληνικά" style:family="text">
      <style:text-properties style:font-weight-complex="bold" style:font-size-complex="14pt" fo:language="el" fo:country="GR"/>
    </style:style>
    <style:style style:name="T582" style:parent-style-name="AncientGreekἈρχαίαἑλληνικά" style:family="text">
      <style:text-properties style:font-weight-complex="bold" style:font-size-complex="14pt"/>
    </style:style>
    <style:style style:name="T583" style:parent-style-name="AncientGreekἈρχαίαἑλληνικά" style:family="text">
      <style:text-properties style:font-weight-complex="bold" style:font-size-complex="14pt" fo:language="el" fo:country="GR"/>
    </style:style>
    <style:style style:name="T584" style:parent-style-name="AncientGreekἈρχαίαἑλληνικά" style:family="text">
      <style:text-properties style:font-weight-complex="bold" style:font-size-complex="14pt"/>
    </style:style>
    <style:style style:name="T585" style:parent-style-name="AncientGreekἈρχαίαἑλληνικά" style:family="text">
      <style:text-properties style:font-weight-complex="bold" style:font-size-complex="14pt" fo:language="el" fo:country="GR"/>
    </style:style>
    <style:style style:name="T586" style:parent-style-name="AncientGreekἈρχαίαἑλληνικά" style:family="text">
      <style:text-properties style:font-weight-complex="bold" style:font-size-complex="14pt"/>
    </style:style>
    <style:style style:name="T587" style:parent-style-name="AncientGreekἈρχαίαἑλληνικά" style:family="text">
      <style:text-properties style:font-weight-complex="bold" style:font-size-complex="14pt" fo:language="el" fo:country="GR"/>
    </style:style>
    <style:style style:name="T588" style:parent-style-name="AncientGreekἈρχαίαἑλληνικά" style:family="text">
      <style:text-properties style:font-weight-complex="bold" style:font-size-complex="14pt"/>
    </style:style>
    <style:style style:name="T589" style:parent-style-name="AncientGreekἈρχαίαἑλληνικά" style:family="text">
      <style:text-properties style:font-weight-complex="bold" style:font-size-complex="14pt" fo:language="el" fo:country="GR"/>
    </style:style>
    <style:style style:name="T590" style:parent-style-name="AncientGreekἈρχαίαἑλληνικά" style:family="text">
      <style:text-properties style:font-weight-complex="bold" style:font-size-complex="14pt"/>
    </style:style>
    <style:style style:name="T591" style:parent-style-name="AncientGreekἈρχαίαἑλληνικά" style:family="text">
      <style:text-properties style:font-weight-complex="bold" style:font-size-complex="14pt" fo:language="el" fo:country="GR"/>
    </style:style>
    <style:style style:name="T592" style:parent-style-name="AncientGreekἈρχαίαἑλληνικά" style:family="text">
      <style:text-properties style:font-weight-complex="bold" style:font-size-complex="14pt"/>
    </style:style>
    <style:style style:name="T593" style:parent-style-name="AncientGreekἈρχαίαἑλληνικά" style:family="text">
      <style:text-properties style:font-weight-complex="bold" style:font-size-complex="14pt" fo:language="el" fo:country="GR"/>
    </style:style>
    <style:style style:name="T594" style:parent-style-name="AncientGreekἈρχαίαἑλληνικά" style:family="text">
      <style:text-properties style:font-weight-complex="bold" style:font-size-complex="14pt"/>
    </style:style>
    <style:style style:name="T595" style:parent-style-name="AncientGreekἈρχαίαἑλληνικά" style:family="text">
      <style:text-properties style:font-weight-complex="bold" style:font-size-complex="14pt" fo:language="el" fo:country="GR"/>
    </style:style>
    <style:style style:name="T596" style:parent-style-name="AncientGreekἈρχαίαἑλληνικά" style:family="text">
      <style:text-properties style:font-weight-complex="bold" style:font-size-complex="14pt"/>
    </style:style>
    <style:style style:name="T597" style:parent-style-name="AncientGreekἈρχαίαἑλληνικά" style:family="text">
      <style:text-properties style:font-weight-complex="bold" style:font-size-complex="14pt" fo:language="el" fo:country="GR"/>
    </style:style>
    <style:style style:name="T598" style:parent-style-name="AncientGreekἈρχαίαἑλληνικά" style:family="text">
      <style:text-properties style:font-weight-complex="bold" style:font-size-complex="14pt"/>
    </style:style>
    <style:style style:name="T599" style:parent-style-name="AncientGreekἈρχαίαἑλληνικά" style:family="text">
      <style:text-properties style:font-weight-complex="bold" style:font-size-complex="14pt" fo:language="el" fo:country="GR"/>
    </style:style>
    <style:style style:name="T600" style:parent-style-name="AncientGreekἈρχαίαἑλληνικά" style:family="text">
      <style:text-properties style:font-weight-complex="bold" style:font-size-complex="14pt"/>
    </style:style>
    <style:style style:name="T601" style:parent-style-name="AncientGreekἈρχαίαἑλληνικά" style:family="text">
      <style:text-properties style:font-weight-complex="bold" style:font-size-complex="14pt" fo:language="el" fo:country="GR"/>
    </style:style>
    <style:style style:name="T602" style:parent-style-name="AncientGreekἈρχαίαἑλληνικά" style:family="text">
      <style:text-properties style:font-weight-complex="bold" style:font-size-complex="14pt"/>
    </style:style>
    <style:style style:name="T603" style:parent-style-name="AncientGreekἈρχαίαἑλληνικά" style:family="text">
      <style:text-properties style:font-weight-complex="bold" style:font-size-complex="14pt" fo:language="el" fo:country="GR"/>
    </style:style>
    <style:style style:name="T604" style:parent-style-name="AncientGreekἈρχαίαἑλληνικά" style:family="text">
      <style:text-properties style:font-weight-complex="bold" style:font-size-complex="14pt"/>
    </style:style>
    <style:style style:name="T605" style:parent-style-name="AncientGreekἈρχαίαἑλληνικά" style:family="text">
      <style:text-properties style:font-weight-complex="bold" style:font-size-complex="14pt" fo:language="el" fo:country="GR"/>
    </style:style>
    <style:style style:name="T606" style:parent-style-name="AncientGreekἈρχαίαἑλληνικά" style:family="text">
      <style:text-properties style:font-weight-complex="bold" style:font-size-complex="14pt"/>
    </style:style>
    <style:style style:name="T607" style:parent-style-name="AncientGreekἈρχαίαἑλληνικά" style:family="text">
      <style:text-properties style:font-weight-complex="bold" style:font-size-complex="14pt" fo:language="el" fo:country="GR"/>
    </style:style>
    <style:style style:name="T608" style:parent-style-name="AncientGreekἈρχαίαἑλληνικά" style:family="text">
      <style:text-properties style:font-weight-complex="bold" style:font-size-complex="14pt"/>
    </style:style>
    <style:style style:name="T609" style:parent-style-name="AncientGreekἈρχαίαἑλληνικά" style:family="text">
      <style:text-properties style:font-weight-complex="bold" style:font-size-complex="14pt" fo:language="el" fo:country="GR"/>
    </style:style>
    <style:style style:name="T610" style:parent-style-name="AncientGreekἈρχαίαἑλληνικά" style:family="text">
      <style:text-properties style:font-weight-complex="bold" style:font-size-complex="14pt"/>
    </style:style>
    <style:style style:name="T611" style:parent-style-name="AncientGreekἈρχαίαἑλληνικά" style:family="text">
      <style:text-properties style:font-weight-complex="bold" style:font-size-complex="14pt" fo:language="el" fo:country="GR"/>
    </style:style>
    <style:style style:name="T612" style:parent-style-name="AncientGreekἈρχαίαἑλληνικά" style:family="text">
      <style:text-properties style:font-weight-complex="bold" style:font-size-complex="14pt"/>
    </style:style>
    <style:style style:name="T613" style:parent-style-name="AncientGreekἈρχαίαἑλληνικά" style:family="text">
      <style:text-properties style:font-weight-complex="bold" style:font-size-complex="14pt" fo:language="el" fo:country="GR"/>
    </style:style>
    <style:style style:name="T614" style:parent-style-name="AncientGreekἈρχαίαἑλληνικά" style:family="text">
      <style:text-properties style:font-weight-complex="bold" style:font-size-complex="14pt"/>
    </style:style>
    <style:style style:name="T615" style:parent-style-name="AncientGreekἈρχαίαἑλληνικά" style:family="text">
      <style:text-properties style:font-weight-complex="bold" style:font-size-complex="14pt" fo:language="el" fo:country="GR"/>
    </style:style>
    <style:style style:name="T616" style:parent-style-name="AncientGreekἈρχαίαἑλληνικά" style:family="text">
      <style:text-properties style:font-weight-complex="bold" style:font-size-complex="14pt"/>
    </style:style>
    <style:style style:name="T617" style:parent-style-name="AncientGreekἈρχαίαἑλληνικά" style:family="text">
      <style:text-properties style:font-weight-complex="bold" style:font-size-complex="14pt" fo:language="el" fo:country="GR"/>
    </style:style>
    <style:style style:name="T618" style:parent-style-name="AncientGreekἈρχαίαἑλληνικά" style:family="text">
      <style:text-properties style:font-weight-complex="bold" style:font-size-complex="14pt"/>
    </style:style>
    <style:style style:name="T619" style:parent-style-name="AncientGreekἈρχαίαἑλληνικά" style:family="text">
      <style:text-properties style:font-weight-complex="bold" style:font-size-complex="14pt" fo:language="el" fo:country="GR"/>
    </style:style>
    <style:style style:name="T620" style:parent-style-name="AncientGreekἈρχαίαἑλληνικά" style:family="text">
      <style:text-properties style:font-weight-complex="bold" style:font-size-complex="14pt"/>
    </style:style>
    <style:style style:name="T621" style:parent-style-name="AncientGreekἈρχαίαἑλληνικά" style:family="text">
      <style:text-properties style:font-weight-complex="bold" style:font-size-complex="14pt" fo:language="el" fo:country="GR"/>
    </style:style>
    <style:style style:name="T622" style:parent-style-name="AncientGreekἈρχαίαἑλληνικά" style:family="text">
      <style:text-properties style:font-weight-complex="bold" style:font-size-complex="14pt"/>
    </style:style>
    <style:style style:name="T623" style:parent-style-name="AncientGreekἈρχαίαἑλληνικά" style:family="text">
      <style:text-properties style:font-weight-complex="bold" style:font-size-complex="14pt" fo:language="el" fo:country="GR"/>
    </style:style>
    <style:style style:name="T624" style:parent-style-name="AncientGreekἈρχαίαἑλληνικά" style:family="text">
      <style:text-properties style:font-weight-complex="bold" style:font-size-complex="14pt"/>
    </style:style>
    <style:style style:name="T625" style:parent-style-name="AncientGreekἈρχαίαἑλληνικά" style:family="text">
      <style:text-properties style:font-weight-complex="bold" style:font-size-complex="14pt" fo:language="el" fo:country="GR"/>
    </style:style>
    <style:style style:name="T626" style:parent-style-name="AncientGreekἈρχαίαἑλληνικά" style:family="text">
      <style:text-properties style:font-weight-complex="bold" style:font-size-complex="14pt"/>
    </style:style>
    <style:style style:name="T627" style:parent-style-name="AncientGreekἈρχαίαἑλληνικά" style:family="text">
      <style:text-properties style:font-weight-complex="bold" style:font-size-complex="14pt" fo:language="el" fo:country="GR"/>
    </style:style>
    <style:style style:name="T628" style:parent-style-name="AncientGreekἈρχαίαἑλληνικά" style:family="text">
      <style:text-properties style:font-weight-complex="bold" style:font-size-complex="14pt"/>
    </style:style>
    <style:style style:name="T629" style:parent-style-name="AncientGreekἈρχαίαἑλληνικά" style:family="text">
      <style:text-properties style:font-weight-complex="bold" style:font-size-complex="14pt" fo:language="el" fo:country="GR"/>
    </style:style>
    <style:style style:name="T630" style:parent-style-name="AncientGreekἈρχαίαἑλληνικά" style:family="text">
      <style:text-properties style:font-weight-complex="bold" style:font-size-complex="14pt"/>
    </style:style>
    <style:style style:name="T631" style:parent-style-name="AncientGreekἈρχαίαἑλληνικά" style:family="text">
      <style:text-properties style:font-weight-complex="bold" style:font-size-complex="14pt" fo:language="el" fo:country="GR"/>
    </style:style>
    <style:style style:name="T632" style:parent-style-name="AncientGreekἈρχαίαἑλληνικά" style:family="text">
      <style:text-properties style:font-weight-complex="bold" style:font-size-complex="14pt"/>
    </style:style>
    <style:style style:name="T633" style:parent-style-name="AncientGreekἈρχαίαἑλληνικά" style:family="text">
      <style:text-properties style:font-weight-complex="bold" style:font-size-complex="14pt" fo:language="el" fo:country="GR"/>
    </style:style>
    <style:style style:name="T634" style:parent-style-name="AncientGreekἈρχαίαἑλληνικά" style:family="text">
      <style:text-properties style:font-weight-complex="bold" style:font-size-complex="14pt"/>
    </style:style>
    <style:style style:name="T635" style:parent-style-name="AncientGreekἈρχαίαἑλληνικά" style:family="text">
      <style:text-properties style:font-weight-complex="bold" style:font-size-complex="14pt" fo:language="el" fo:country="GR"/>
    </style:style>
    <style:style style:name="T636" style:parent-style-name="AncientGreekἈρχαίαἑλληνικά" style:family="text">
      <style:text-properties style:font-weight-complex="bold" style:font-size-complex="14pt"/>
    </style:style>
    <style:style style:name="T637" style:parent-style-name="AncientGreekἈρχαίαἑλληνικά" style:family="text">
      <style:text-properties style:font-weight-complex="bold" style:font-size-complex="14pt" fo:language="el" fo:country="GR"/>
    </style:style>
    <style:style style:name="T638" style:parent-style-name="AncientGreekἈρχαίαἑλληνικά" style:family="text">
      <style:text-properties style:font-weight-complex="bold" style:font-size-complex="14pt"/>
    </style:style>
    <style:style style:name="T639" style:parent-style-name="AncientGreekἈρχαίαἑλληνικά" style:family="text">
      <style:text-properties style:font-weight-complex="bold" style:font-size-complex="14pt" fo:language="el" fo:country="GR"/>
    </style:style>
    <style:style style:name="T640" style:parent-style-name="AncientGreekἈρχαίαἑλληνικά" style:family="text">
      <style:text-properties style:font-weight-complex="bold" style:font-size-complex="14pt"/>
    </style:style>
    <style:style style:name="T641" style:parent-style-name="AncientGreekἈρχαίαἑλληνικά" style:family="text">
      <style:text-properties style:font-weight-complex="bold" style:font-size-complex="14pt" fo:language="el" fo:country="GR"/>
    </style:style>
    <style:style style:name="T642" style:parent-style-name="AncientGreekἈρχαίαἑλληνικά" style:family="text">
      <style:text-properties style:font-weight-complex="bold" style:font-size-complex="14pt"/>
    </style:style>
    <style:style style:name="T643" style:parent-style-name="AncientGreekἈρχαίαἑλληνικά" style:family="text">
      <style:text-properties style:font-weight-complex="bold" style:font-size-complex="14pt" fo:language="el" fo:country="GR"/>
    </style:style>
    <style:style style:name="T644" style:parent-style-name="AncientGreekἈρχαίαἑλληνικά" style:family="text">
      <style:text-properties style:font-weight-complex="bold" style:font-size-complex="14pt"/>
    </style:style>
    <style:style style:name="T645" style:parent-style-name="AncientGreekἈρχαίαἑλληνικά" style:family="text">
      <style:text-properties style:font-weight-complex="bold" style:font-size-complex="14pt" fo:language="el" fo:country="GR"/>
    </style:style>
    <style:style style:name="T646" style:parent-style-name="AncientGreekἈρχαίαἑλληνικά" style:family="text">
      <style:text-properties style:font-weight-complex="bold" style:font-size-complex="14pt"/>
    </style:style>
    <style:style style:name="T647" style:parent-style-name="AncientGreekἈρχαίαἑλληνικά" style:family="text">
      <style:text-properties style:font-weight-complex="bold" style:font-size-complex="14pt" fo:language="el" fo:country="GR"/>
    </style:style>
    <style:style style:name="T648" style:parent-style-name="AncientGreekἈρχαίαἑλληνικά" style:family="text">
      <style:text-properties style:font-weight-complex="bold" style:font-size-complex="14pt"/>
    </style:style>
    <style:style style:name="T649" style:parent-style-name="AncientGreekἈρχαίαἑλληνικά" style:family="text">
      <style:text-properties style:font-weight-complex="bold" style:font-size-complex="14pt" fo:language="el" fo:country="GR"/>
    </style:style>
    <style:style style:name="T650" style:parent-style-name="AncientGreekἈρχαίαἑλληνικά" style:family="text">
      <style:text-properties style:font-weight-complex="bold" style:font-size-complex="14pt"/>
    </style:style>
    <style:style style:name="T651" style:parent-style-name="AncientGreekἈρχαίαἑλληνικά" style:family="text">
      <style:text-properties style:font-weight-complex="bold" style:font-size-complex="14pt" fo:language="el" fo:country="GR"/>
    </style:style>
    <style:style style:name="T652" style:parent-style-name="AncientGreekἈρχαίαἑλληνικά" style:family="text">
      <style:text-properties style:font-weight-complex="bold" style:font-size-complex="14pt"/>
    </style:style>
    <style:style style:name="T653" style:parent-style-name="AncientGreekἈρχαίαἑλληνικά" style:family="text">
      <style:text-properties style:font-weight-complex="bold" style:font-size-complex="14pt" fo:language="el" fo:country="GR"/>
    </style:style>
    <style:style style:name="T654" style:parent-style-name="AncientGreekἈρχαίαἑλληνικά" style:family="text">
      <style:text-properties style:font-weight-complex="bold" style:font-size-complex="14pt"/>
    </style:style>
    <style:style style:name="T655" style:parent-style-name="AncientGreekἈρχαίαἑλληνικά" style:family="text">
      <style:text-properties style:font-weight-complex="bold" style:font-size-complex="14pt" fo:language="el" fo:country="GR"/>
    </style:style>
    <style:style style:name="T656" style:parent-style-name="AncientGreekἈρχαίαἑλληνικά" style:family="text">
      <style:text-properties style:font-weight-complex="bold" style:font-size-complex="14pt"/>
    </style:style>
    <style:style style:name="T657" style:parent-style-name="AncientGreekἈρχαίαἑλληνικά" style:family="text">
      <style:text-properties style:font-weight-complex="bold" style:font-size-complex="14pt" fo:language="el" fo:country="GR"/>
    </style:style>
    <style:style style:name="T658" style:parent-style-name="AncientGreekἈρχαίαἑλληνικά" style:family="text">
      <style:text-properties style:font-weight-complex="bold" style:font-size-complex="14pt"/>
    </style:style>
    <style:style style:name="T659" style:parent-style-name="AncientGreekἈρχαίαἑλληνικά" style:family="text">
      <style:text-properties style:font-weight-complex="bold" style:font-size-complex="14pt" fo:language="el" fo:country="GR"/>
    </style:style>
    <style:style style:name="T660" style:parent-style-name="AncientGreekἈρχαίαἑλληνικά" style:family="text">
      <style:text-properties style:font-weight-complex="bold" style:font-size-complex="14pt"/>
    </style:style>
    <style:style style:name="T661" style:parent-style-name="AncientGreekἈρχαίαἑλληνικά" style:family="text">
      <style:text-properties style:font-weight-complex="bold" style:font-size-complex="14pt" fo:language="el" fo:country="GR"/>
    </style:style>
    <style:style style:name="T662" style:parent-style-name="AncientGreekἈρχαίαἑλληνικά" style:family="text">
      <style:text-properties style:font-weight-complex="bold" style:font-size-complex="14pt"/>
    </style:style>
    <style:style style:name="T663" style:parent-style-name="AncientGreekἈρχαίαἑλληνικά" style:family="text">
      <style:text-properties style:font-weight-complex="bold" style:font-size-complex="14pt" fo:language="el" fo:country="GR"/>
    </style:style>
    <style:style style:name="T664" style:parent-style-name="AncientGreekἈρχαίαἑλληνικά" style:family="text">
      <style:text-properties style:font-weight-complex="bold" style:font-size-complex="14pt"/>
    </style:style>
    <style:style style:name="T665" style:parent-style-name="AncientGreekἈρχαίαἑλληνικά" style:family="text">
      <style:text-properties style:font-weight-complex="bold" style:font-size-complex="14pt" fo:language="el" fo:country="GR"/>
    </style:style>
    <style:style style:name="T666" style:parent-style-name="AncientGreekἈρχαίαἑλληνικά" style:family="text">
      <style:text-properties style:font-weight-complex="bold" style:font-size-complex="14pt"/>
    </style:style>
    <style:style style:name="T667" style:parent-style-name="AncientGreekἈρχαίαἑλληνικά" style:family="text">
      <style:text-properties style:font-weight-complex="bold" style:font-size-complex="14pt" fo:language="el" fo:country="GR"/>
    </style:style>
    <style:style style:name="T668" style:parent-style-name="AncientGreekἈρχαίαἑλληνικά" style:family="text">
      <style:text-properties style:font-weight-complex="bold" style:font-size-complex="14pt"/>
    </style:style>
    <style:style style:name="T669" style:parent-style-name="AncientGreekἈρχαίαἑλληνικά" style:family="text">
      <style:text-properties style:font-weight-complex="bold" style:font-size-complex="14pt" fo:language="el" fo:country="GR"/>
    </style:style>
    <style:style style:name="T670" style:parent-style-name="AncientGreekἈρχαίαἑλληνικά" style:family="text">
      <style:text-properties style:font-weight-complex="bold" style:font-size-complex="14pt"/>
    </style:style>
    <style:style style:name="T671" style:parent-style-name="AncientGreekἈρχαίαἑλληνικά" style:family="text">
      <style:text-properties style:font-weight-complex="bold" style:font-size-complex="14pt" fo:language="el" fo:country="GR"/>
    </style:style>
    <style:style style:name="T672" style:parent-style-name="AncientGreekἈρχαίαἑλληνικά" style:family="text">
      <style:text-properties style:font-weight-complex="bold" style:font-size-complex="14pt"/>
    </style:style>
    <style:style style:name="T673" style:parent-style-name="AncientGreekἈρχαίαἑλληνικά" style:family="text">
      <style:text-properties style:font-weight-complex="bold" style:font-size-complex="14pt" fo:language="el" fo:country="GR"/>
    </style:style>
    <style:style style:name="T674" style:parent-style-name="AncientGreekἈρχαίαἑλληνικά" style:family="text">
      <style:text-properties style:font-weight-complex="bold" style:font-size-complex="14pt"/>
    </style:style>
    <style:style style:name="T675" style:parent-style-name="AncientGreekἈρχαίαἑλληνικά" style:family="text">
      <style:text-properties style:font-weight-complex="bold" style:font-size-complex="14pt" fo:language="el" fo:country="GR"/>
    </style:style>
    <style:style style:name="T676" style:parent-style-name="AncientGreekἈρχαίαἑλληνικά" style:family="text">
      <style:text-properties style:font-weight-complex="bold" style:font-size-complex="14pt"/>
    </style:style>
    <style:style style:name="T677" style:parent-style-name="AncientGreekἈρχαίαἑλληνικά" style:family="text">
      <style:text-properties style:font-weight-complex="bold" style:font-size-complex="14pt" fo:language="el" fo:country="GR"/>
    </style:style>
    <style:style style:name="T678" style:parent-style-name="AncientGreekἈρχαίαἑλληνικά" style:family="text">
      <style:text-properties style:font-weight-complex="bold" style:font-size-complex="14pt"/>
    </style:style>
    <style:style style:name="T679" style:parent-style-name="AncientGreekἈρχαίαἑλληνικά" style:family="text">
      <style:text-properties style:font-weight-complex="bold" style:font-size-complex="14pt" fo:language="el" fo:country="GR"/>
    </style:style>
    <style:style style:name="T680" style:parent-style-name="AncientGreekἈρχαίαἑλληνικά" style:family="text">
      <style:text-properties style:font-weight-complex="bold" style:font-size-complex="14pt"/>
    </style:style>
    <style:style style:name="T681" style:parent-style-name="AncientGreekἈρχαίαἑλληνικά" style:family="text">
      <style:text-properties style:font-weight-complex="bold" style:font-size-complex="14pt" fo:language="el" fo:country="GR"/>
    </style:style>
    <style:style style:name="T682" style:parent-style-name="AncientGreekἈρχαίαἑλληνικά" style:family="text">
      <style:text-properties style:font-weight-complex="bold" style:font-size-complex="14pt"/>
    </style:style>
    <style:style style:name="T683" style:parent-style-name="AncientGreekἈρχαίαἑλληνικά" style:family="text">
      <style:text-properties style:font-weight-complex="bold" style:font-size-complex="14pt" fo:language="el" fo:country="GR"/>
    </style:style>
    <style:style style:name="T684" style:parent-style-name="AncientGreekἈρχαίαἑλληνικά" style:family="text">
      <style:text-properties style:font-weight-complex="bold" style:font-size-complex="14pt"/>
    </style:style>
    <style:style style:name="P685" style:parent-style-name="Standard" style:family="paragraph">
      <style:paragraph-properties fo:widows="0" fo:orphans="0">
        <style:tab-stops>
          <style:tab-stop style:type="left" style:position="2.3854in"/>
        </style:tab-stops>
      </style:paragraph-properties>
    </style:style>
    <style:style style:name="T686" style:parent-style-name="AncientGreekἈρχαίαἑλληνικά" style:family="text">
      <style:text-properties style:font-weight-complex="bold" style:font-size-complex="14pt" fo:language="el" fo:country="GR"/>
    </style:style>
    <style:style style:name="T687" style:parent-style-name="AncientGreekἈρχαίαἑλληνικά" style:family="text">
      <style:text-properties style:font-weight-complex="bold" style:font-size-complex="14pt"/>
    </style:style>
    <style:style style:name="T688" style:parent-style-name="AncientGreekἈρχαίαἑλληνικά" style:family="text">
      <style:text-properties style:font-weight-complex="bold" style:font-size-complex="14pt" fo:language="el" fo:country="GR"/>
    </style:style>
    <style:style style:name="T689" style:parent-style-name="AncientGreekἈρχαίαἑλληνικά" style:family="text">
      <style:text-properties style:font-weight-complex="bold" style:font-size-complex="14pt"/>
    </style:style>
    <style:style style:name="T690" style:parent-style-name="AncientGreekἈρχαίαἑλληνικά" style:family="text">
      <style:text-properties style:font-weight-complex="bold" style:font-size-complex="14pt" fo:language="el" fo:country="GR"/>
    </style:style>
    <style:style style:name="T691" style:parent-style-name="AncientGreekἈρχαίαἑλληνικά" style:family="text">
      <style:text-properties style:font-weight-complex="bold" style:font-size-complex="14pt"/>
    </style:style>
    <style:style style:name="T692" style:parent-style-name="AncientGreekἈρχαίαἑλληνικά" style:family="text">
      <style:text-properties style:font-weight-complex="bold" style:font-size-complex="14pt" fo:language="el" fo:country="GR"/>
    </style:style>
    <style:style style:name="T693" style:parent-style-name="AncientGreekἈρχαίαἑλληνικά" style:family="text">
      <style:text-properties style:font-weight-complex="bold" style:font-size-complex="14pt"/>
    </style:style>
    <style:style style:name="T694" style:parent-style-name="AncientGreekἈρχαίαἑλληνικά" style:family="text">
      <style:text-properties style:font-weight-complex="bold" style:font-size-complex="14pt" fo:language="el" fo:country="GR"/>
    </style:style>
    <style:style style:name="T695" style:parent-style-name="AncientGreekἈρχαίαἑλληνικά" style:family="text">
      <style:text-properties style:font-weight-complex="bold" style:font-size-complex="14pt"/>
    </style:style>
    <style:style style:name="T696" style:parent-style-name="AncientGreekἈρχαίαἑλληνικά" style:family="text">
      <style:text-properties style:font-weight-complex="bold" style:font-size-complex="14pt" fo:language="el" fo:country="GR"/>
    </style:style>
    <style:style style:name="T697" style:parent-style-name="AncientGreekἈρχαίαἑλληνικά" style:family="text">
      <style:text-properties style:font-weight-complex="bold" style:font-size-complex="14pt"/>
    </style:style>
    <style:style style:name="T698" style:parent-style-name="AncientGreekἈρχαίαἑλληνικά" style:family="text">
      <style:text-properties style:font-weight-complex="bold" style:font-size-complex="14pt" fo:language="el" fo:country="GR"/>
    </style:style>
    <style:style style:name="T699" style:parent-style-name="AncientGreekἈρχαίαἑλληνικά" style:family="text">
      <style:text-properties style:font-weight-complex="bold" style:font-size-complex="14pt"/>
    </style:style>
    <style:style style:name="T700" style:parent-style-name="AncientGreekἈρχαίαἑλληνικά" style:family="text">
      <style:text-properties style:font-weight-complex="bold" style:font-size-complex="14pt" fo:language="el" fo:country="GR"/>
    </style:style>
    <style:style style:name="T701" style:parent-style-name="AncientGreekἈρχαίαἑλληνικά" style:family="text">
      <style:text-properties style:font-weight-complex="bold" style:font-size-complex="14pt"/>
    </style:style>
    <style:style style:name="T702" style:parent-style-name="AncientGreekἈρχαίαἑλληνικά" style:family="text">
      <style:text-properties style:font-weight-complex="bold" style:font-size-complex="14pt" fo:language="el" fo:country="GR"/>
    </style:style>
    <style:style style:name="T703" style:parent-style-name="AncientGreekἈρχαίαἑλληνικά" style:family="text">
      <style:text-properties style:font-weight-complex="bold" style:font-size-complex="14pt"/>
    </style:style>
    <style:style style:name="T704" style:parent-style-name="AncientGreekἈρχαίαἑλληνικά" style:family="text">
      <style:text-properties style:font-weight-complex="bold" style:font-size-complex="14pt" fo:language="el" fo:country="GR"/>
    </style:style>
    <style:style style:name="T705" style:parent-style-name="AncientGreekἈρχαίαἑλληνικά" style:family="text">
      <style:text-properties style:font-weight-complex="bold" style:font-size-complex="14pt"/>
    </style:style>
    <style:style style:name="T706" style:parent-style-name="AncientGreekἈρχαίαἑλληνικά" style:family="text">
      <style:text-properties style:font-weight-complex="bold" style:font-size-complex="14pt" fo:language="el" fo:country="GR"/>
    </style:style>
    <style:style style:name="T707" style:parent-style-name="AncientGreekἈρχαίαἑλληνικά" style:family="text">
      <style:text-properties style:font-weight-complex="bold" style:font-size-complex="14pt"/>
    </style:style>
    <style:style style:name="T708" style:parent-style-name="AncientGreekἈρχαίαἑλληνικά" style:family="text">
      <style:text-properties style:font-weight-complex="bold" style:font-size-complex="14pt" fo:language="el" fo:country="GR"/>
    </style:style>
    <style:style style:name="T709" style:parent-style-name="AncientGreekἈρχαίαἑλληνικά" style:family="text">
      <style:text-properties style:font-weight-complex="bold" style:font-size-complex="14pt"/>
    </style:style>
    <style:style style:name="T710" style:parent-style-name="AncientGreekἈρχαίαἑλληνικά" style:family="text">
      <style:text-properties style:font-weight-complex="bold" style:font-size-complex="14pt" fo:language="el" fo:country="GR"/>
    </style:style>
    <style:style style:name="T711" style:parent-style-name="AncientGreekἈρχαίαἑλληνικά" style:family="text">
      <style:text-properties style:font-weight-complex="bold" style:font-size-complex="14pt"/>
    </style:style>
    <style:style style:name="T712" style:parent-style-name="AncientGreekἈρχαίαἑλληνικά" style:family="text">
      <style:text-properties style:font-weight-complex="bold" style:font-size-complex="14pt" fo:language="el" fo:country="GR"/>
    </style:style>
    <style:style style:name="T713" style:parent-style-name="AncientGreekἈρχαίαἑλληνικά" style:family="text">
      <style:text-properties style:font-weight-complex="bold" style:font-size-complex="14pt"/>
    </style:style>
    <style:style style:name="T714" style:parent-style-name="AncientGreekἈρχαίαἑλληνικά" style:family="text">
      <style:text-properties style:font-weight-complex="bold" style:font-size-complex="14pt" fo:language="el" fo:country="GR"/>
    </style:style>
    <style:style style:name="T715" style:parent-style-name="AncientGreekἈρχαίαἑλληνικά" style:family="text">
      <style:text-properties style:font-weight-complex="bold" style:font-size-complex="14pt"/>
    </style:style>
    <style:style style:name="T716" style:parent-style-name="AncientGreekἈρχαίαἑλληνικά" style:family="text">
      <style:text-properties style:font-weight-complex="bold" style:font-size-complex="14pt" fo:language="el" fo:country="GR"/>
    </style:style>
    <style:style style:name="T717" style:parent-style-name="AncientGreekἈρχαίαἑλληνικά" style:family="text">
      <style:text-properties style:font-weight-complex="bold" style:font-size-complex="14pt"/>
    </style:style>
    <style:style style:name="T718" style:parent-style-name="AncientGreekἈρχαίαἑλληνικά" style:family="text">
      <style:text-properties style:font-weight-complex="bold" style:font-size-complex="14pt" fo:language="el" fo:country="GR"/>
    </style:style>
    <style:style style:name="T719" style:parent-style-name="AncientGreekἈρχαίαἑλληνικά" style:family="text">
      <style:text-properties style:font-weight-complex="bold" style:font-size-complex="14pt"/>
    </style:style>
    <style:style style:name="T720" style:parent-style-name="AncientGreekἈρχαίαἑλληνικά" style:family="text">
      <style:text-properties style:font-weight-complex="bold" style:font-size-complex="14pt" fo:language="el" fo:country="GR"/>
    </style:style>
    <style:style style:name="T721" style:parent-style-name="AncientGreekἈρχαίαἑλληνικά" style:family="text">
      <style:text-properties style:font-weight-complex="bold" style:font-size-complex="14pt"/>
    </style:style>
    <style:style style:name="TableCell722" style:family="table-cell">
      <style:table-cell-properties fo:border="0.0069in solid #000000" fo:background-color="#FFFFFF" style:writing-mode="lr-tb" fo:padding-top="0in" fo:padding-left="0.1527in" fo:padding-bottom="0in" fo:padding-right="0.15in"/>
    </style:style>
    <style:style style:name="P723"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724" style:parent-style-name="Standard" style:family="paragraph">
      <style:paragraph-properties fo:widows="0" fo:orphans="0"/>
      <style:text-properties style:font-name="AncientGreek"/>
    </style:style>
    <style:style style:name="P725" style:parent-style-name="Standard" style:family="paragraph">
      <style:paragraph-properties fo:widows="0" fo:orphans="0"/>
      <style:text-properties style:font-name="AncientGreek"/>
    </style:style>
    <style:style style:name="P726" style:parent-style-name="Standard" style:family="paragraph">
      <style:paragraph-properties fo:widows="0" fo:orphans="0"/>
      <style:text-properties style:font-name="AncientGreek"/>
    </style:style>
    <style:style style:name="P727" style:parent-style-name="Standard" style:family="paragraph">
      <style:paragraph-properties fo:widows="0" fo:orphans="0"/>
      <style:text-properties style:font-name="AncientGreek"/>
    </style:style>
    <style:style style:name="P728" style:parent-style-name="Standard" style:family="paragraph">
      <style:paragraph-properties fo:widows="0" fo:orphans="0"/>
    </style:style>
    <style:style style:name="T729" style:parent-style-name="DefaultParagraphFont" style:family="text">
      <style:text-properties style:font-name="AncientGreek" fo:language="el" fo:country="GR"/>
    </style:style>
    <style:style style:name="T730" style:parent-style-name="DefaultParagraphFont" style:family="text">
      <style:text-properties style:font-name="AncientGreek"/>
    </style:style>
    <style:style style:name="T731" style:parent-style-name="DefaultParagraphFont" style:family="text">
      <style:text-properties style:font-name="AncientGreek"/>
    </style:style>
    <style:style style:name="T732" style:parent-style-name="DefaultParagraphFont" style:family="text">
      <style:text-properties style:font-name="AncientGreek" fo:language="el" fo:country="GR"/>
    </style:style>
    <style:style style:name="T733" style:parent-style-name="DefaultParagraphFont" style:family="text">
      <style:text-properties style:font-name="AncientGreek"/>
    </style:style>
    <style:style style:name="T734" style:parent-style-name="DefaultParagraphFont" style:family="text">
      <style:text-properties style:font-name="AncientGreek"/>
    </style:style>
    <style:style style:name="TableRow735" style:family="table-row">
      <style:table-row-properties style:min-row-height="0.0138in" style:use-optimal-row-height="false" fo:keep-together="always"/>
    </style:style>
    <style:style style:name="TableCell736" style:family="table-cell">
      <style:table-cell-properties fo:border="0.0069in solid #000000" fo:background-color="#FFFFFF" style:writing-mode="lr-tb" fo:padding-top="0in" fo:padding-left="0.1527in" fo:padding-bottom="0in" fo:padding-right="0.15in"/>
    </style:style>
    <style:style style:name="P737" style:parent-style-name="Standard" style:family="paragraph">
      <style:paragraph-properties fo:keep-with-next="always" fo:widows="0" fo:orphans="0" fo:text-align="center">
        <style:tab-stops>
          <style:tab-stop style:type="center" style:position="1in"/>
          <style:tab-stop style:type="left" style:position="2.2395in"/>
        </style:tab-stops>
      </style:paragraph-properties>
    </style:style>
    <style:style style:name="T73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739" style:parent-style-name="Standard" style:family="paragraph">
      <style:paragraph-properties fo:widows="0" fo:orphans="0">
        <style:tab-stops>
          <style:tab-stop style:type="left" style:position="2.2395in"/>
        </style:tab-stops>
      </style:paragraph-properties>
    </style:style>
    <style:style style:name="T740" style:parent-style-name="AncientGreekἈρχαίαἑλληνικά" style:family="text">
      <style:text-properties style:font-weight-complex="bold" style:font-size-complex="14pt" fo:language="el" fo:country="GR"/>
    </style:style>
    <style:style style:name="P741" style:parent-style-name="Standard" style:family="paragraph">
      <style:paragraph-properties fo:widows="0" fo:orphans="0">
        <style:tab-stops>
          <style:tab-stop style:type="left" style:position="2.2395in"/>
        </style:tab-stops>
      </style:paragraph-properties>
    </style:style>
    <style:style style:name="T742" style:parent-style-name="AncientGreekἈρχαίαἑλληνικά" style:family="text">
      <style:text-properties style:font-weight-complex="bold" style:font-size-complex="14pt" fo:language="el" fo:country="GR"/>
    </style:style>
    <style:style style:name="TableCell743" style:family="table-cell">
      <style:table-cell-properties fo:border="0.0069in solid #000000" fo:background-color="#FFFFFF" style:writing-mode="lr-tb" fo:padding-top="0in" fo:padding-left="0.1527in" fo:padding-bottom="0in" fo:padding-right="0.15in"/>
    </style:style>
    <style:style style:name="P744"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745" style:parent-style-name="Standard" style:family="paragraph">
      <style:paragraph-properties fo:widows="0" fo:orphans="0"/>
      <style:text-properties style:font-name="AncientGreek"/>
    </style:style>
    <style:style style:name="P746" style:parent-style-name="Standard" style:family="paragraph">
      <style:paragraph-properties fo:widows="0" fo:orphans="0"/>
      <style:text-properties style:font-name="AncientGreek"/>
    </style:style>
    <style:style style:name="P747" style:parent-style-name="Standard" style:family="paragraph">
      <style:paragraph-properties fo:widows="0" fo:orphans="0"/>
      <style:text-properties style:font-name="AncientGreek"/>
    </style:style>
    <style:style style:name="P748" style:parent-style-name="Standard" style:family="paragraph">
      <style:paragraph-properties fo:widows="0" fo:orphans="0"/>
    </style:style>
    <style:style style:name="T749" style:parent-style-name="AncientGreekἈρχαίαἑλληνικά" style:family="text">
      <style:text-properties style:font-weight-complex="bold" style:font-size-complex="14pt" fo:language="el" fo:country="GR"/>
    </style:style>
    <style:style style:name="T750" style:parent-style-name="AncientGreekἈρχαίαἑλληνικά" style:family="text">
      <style:text-properties style:font-weight-complex="bold" style:font-size-complex="14pt"/>
    </style:style>
    <style:style style:name="T751" style:parent-style-name="AncientGreekἈρχαίαἑλληνικά" style:family="text">
      <style:text-properties style:font-weight-complex="bold" style:font-size-complex="14pt" fo:language="el" fo:country="GR"/>
    </style:style>
    <style:style style:name="T752" style:parent-style-name="AncientGreekἈρχαίαἑλληνικά" style:family="text">
      <style:text-properties style:font-weight-complex="bold" style:font-size-complex="14pt"/>
    </style:style>
    <style:style style:name="T753" style:parent-style-name="AncientGreekἈρχαίαἑλληνικά" style:family="text">
      <style:text-properties style:font-weight-complex="bold" style:font-size-complex="14pt" fo:language="el" fo:country="GR"/>
    </style:style>
    <style:style style:name="T754" style:parent-style-name="AncientGreekἈρχαίαἑλληνικά" style:family="text">
      <style:text-properties style:font-weight-complex="bold" style:font-size-complex="14pt"/>
    </style:style>
    <style:style style:name="T755" style:parent-style-name="AncientGreekἈρχαίαἑλληνικά" style:family="text">
      <style:text-properties style:font-weight-complex="bold" style:font-size-complex="14pt" fo:language="el" fo:country="GR"/>
    </style:style>
    <style:style style:name="T756" style:parent-style-name="AncientGreekἈρχαίαἑλληνικά" style:family="text">
      <style:text-properties style:font-weight-complex="bold" style:font-size-complex="14pt"/>
    </style:style>
    <style:style style:name="T757" style:parent-style-name="AncientGreekἈρχαίαἑλληνικά" style:family="text">
      <style:text-properties style:font-weight-complex="bold" style:font-size-complex="14pt" fo:language="el" fo:country="GR"/>
    </style:style>
    <style:style style:name="T758" style:parent-style-name="AncientGreekἈρχαίαἑλληνικά" style:family="text">
      <style:text-properties style:font-weight-complex="bold" style:font-size-complex="14pt"/>
    </style:style>
    <style:style style:name="T759" style:parent-style-name="AncientGreekἈρχαίαἑλληνικά" style:family="text">
      <style:text-properties style:font-weight-complex="bold" style:font-size-complex="14pt"/>
    </style:style>
    <style:style style:name="T760" style:parent-style-name="AncientGreekἈρχαίαἑλληνικά" style:family="text">
      <style:text-properties style:font-weight-complex="bold" style:font-size-complex="14pt"/>
    </style:style>
    <style:style style:name="T761" style:parent-style-name="AncientGreekἈρχαίαἑλληνικά" style:family="text">
      <style:text-properties style:font-weight-complex="bold" style:font-size-complex="14pt" fo:language="el" fo:country="GR"/>
    </style:style>
    <style:style style:name="T762" style:parent-style-name="AncientGreekἈρχαίαἑλληνικά" style:family="text">
      <style:text-properties style:font-weight-complex="bold" style:font-size-complex="14pt"/>
    </style:style>
    <style:style style:name="T763" style:parent-style-name="AncientGreekἈρχαίαἑλληνικά" style:family="text">
      <style:text-properties style:font-weight-complex="bold" style:font-size-complex="14pt"/>
    </style:style>
    <style:style style:name="T764" style:parent-style-name="AncientGreekἈρχαίαἑλληνικά" style:family="text">
      <style:text-properties style:font-weight-complex="bold" style:font-size-complex="14pt"/>
    </style:style>
    <style:style style:name="T765" style:parent-style-name="AncientGreekἈρχαίαἑλληνικά" style:family="text">
      <style:text-properties style:font-weight-complex="bold" style:font-size-complex="14pt" fo:language="el" fo:country="GR"/>
    </style:style>
    <style:style style:name="T766" style:parent-style-name="AncientGreekἈρχαίαἑλληνικά" style:family="text">
      <style:text-properties style:font-weight-complex="bold" style:font-size-complex="14pt"/>
    </style:style>
    <style:style style:name="T767" style:parent-style-name="AncientGreekἈρχαίαἑλληνικά" style:family="text">
      <style:text-properties style:font-weight-complex="bold" style:font-size-complex="14pt"/>
    </style:style>
    <style:style style:name="TableRow768" style:family="table-row">
      <style:table-row-properties style:min-row-height="0.0138in" style:use-optimal-row-height="false" fo:keep-together="always"/>
    </style:style>
    <style:style style:name="TableCell769" style:family="table-cell">
      <style:table-cell-properties fo:border="0.0069in solid #000000" fo:background-color="#FFFFFF" style:writing-mode="lr-tb" fo:padding-top="0in" fo:padding-left="0.1527in" fo:padding-bottom="0in" fo:padding-right="0.15in"/>
    </style:style>
    <style:style style:name="P770" style:parent-style-name="Standard" style:family="paragraph">
      <style:paragraph-properties fo:keep-with-next="always" fo:widows="0" fo:orphans="0" fo:text-align="center">
        <style:tab-stops>
          <style:tab-stop style:type="center" style:position="1in"/>
          <style:tab-stop style:type="left" style:position="2.25in"/>
        </style:tab-stops>
      </style:paragraph-properties>
    </style:style>
    <style:style style:name="T77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772" style:parent-style-name="Standard" style:family="paragraph">
      <style:paragraph-properties fo:widows="0" fo:orphans="0">
        <style:tab-stops>
          <style:tab-stop style:type="center" style:position="1in"/>
          <style:tab-stop style:type="left" style:position="2.25in"/>
        </style:tab-stops>
      </style:paragraph-properties>
    </style:style>
    <style:style style:name="T773" style:parent-style-name="AncientGreekἈρχαίαἑλληνικά" style:family="text">
      <style:text-properties style:font-weight-complex="bold" style:font-size-complex="14pt" fo:language="el" fo:country="GR"/>
    </style:style>
    <style:style style:name="P774" style:parent-style-name="Standard" style:family="paragraph">
      <style:paragraph-properties fo:widows="0" fo:orphans="0">
        <style:tab-stops>
          <style:tab-stop style:type="left" style:position="2.25in"/>
        </style:tab-stops>
      </style:paragraph-properties>
    </style:style>
    <style:style style:name="T775" style:parent-style-name="AncientGreekἈρχαίαἑλληνικά" style:family="text">
      <style:text-properties style:font-weight-complex="bold" style:font-size-complex="14pt" fo:language="el" fo:country="GR"/>
    </style:style>
    <style:style style:name="TableCell776" style:family="table-cell">
      <style:table-cell-properties fo:border="0.0069in solid #000000" fo:background-color="#FFFFFF" style:writing-mode="lr-tb" fo:padding-top="0in" fo:padding-left="0.1527in" fo:padding-bottom="0in" fo:padding-right="0.15in"/>
    </style:style>
    <style:style style:name="P777"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778" style:parent-style-name="Standard" style:family="paragraph">
      <style:paragraph-properties fo:widows="0" fo:orphans="0"/>
      <style:text-properties style:font-name="AncientGreek"/>
    </style:style>
    <style:style style:name="P779" style:parent-style-name="Standard" style:family="paragraph">
      <style:paragraph-properties fo:widows="0" fo:orphans="0"/>
      <style:text-properties style:font-name="AncientGreek"/>
    </style:style>
    <style:style style:name="P780" style:parent-style-name="Standard" style:family="paragraph">
      <style:paragraph-properties fo:widows="0" fo:orphans="0"/>
      <style:text-properties style:font-name="AncientGreek"/>
    </style:style>
    <style:style style:name="P781" style:parent-style-name="Standard" style:family="paragraph">
      <style:paragraph-properties fo:widows="0" fo:orphans="0"/>
      <style:text-properties style:font-name="AncientGreek"/>
    </style:style>
    <style:style style:name="P782" style:parent-style-name="Standard" style:family="paragraph">
      <style:paragraph-properties fo:widows="0" fo:orphans="0"/>
    </style:style>
    <style:style style:name="T783" style:parent-style-name="DefaultParagraphFont" style:family="text">
      <style:text-properties style:font-name="AncientGreek" fo:language="el" fo:country="GR"/>
    </style:style>
    <style:style style:name="T784" style:parent-style-name="DefaultParagraphFont" style:family="text">
      <style:text-properties style:font-name="AncientGreek"/>
    </style:style>
    <style:style style:name="TableRow785" style:family="table-row">
      <style:table-row-properties style:min-row-height="0.0138in" style:use-optimal-row-height="false" fo:keep-together="always"/>
    </style:style>
    <style:style style:name="TableCell786" style:family="table-cell">
      <style:table-cell-properties fo:border="0.0069in solid #000000" fo:background-color="#FFFFFF" style:writing-mode="lr-tb" fo:padding-top="0in" fo:padding-left="0.1527in" fo:padding-bottom="0in" fo:padding-right="0.15in"/>
    </style:style>
    <style:style style:name="P787" style:parent-style-name="Standard" style:family="paragraph">
      <style:paragraph-properties fo:keep-with-next="always" fo:widows="0" fo:orphans="0" fo:text-align="center"/>
    </style:style>
    <style:style style:name="T788" style:parent-style-name="AncientGreekἈρχαίαἑλληνικά" style:family="text">
      <style:text-properties fo:font-weight="bold" style:font-weight-asian="bold" style:font-weight-complex="bold" fo:font-size="18pt" style:font-size-asian="18pt" style:font-size-complex="14pt"/>
    </style:style>
    <style:style style:name="T78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90" style:parent-style-name="AncientGreekἈρχαίαἑλληνικά" style:family="text">
      <style:text-properties fo:font-weight="bold" style:font-weight-asian="bold" style:font-weight-complex="bold" fo:font-size="18pt" style:font-size-asian="18pt" style:font-size-complex="14pt"/>
    </style:style>
    <style:style style:name="T79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92" style:parent-style-name="AncientGreekἈρχαίαἑλληνικά" style:family="text">
      <style:text-properties fo:font-weight="bold" style:font-weight-asian="bold" style:font-weight-complex="bold" fo:font-size="18pt" style:font-size-asian="18pt" style:font-size-complex="14pt"/>
    </style:style>
    <style:style style:name="T79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94" style:parent-style-name="AncientGreekἈρχαίαἑλληνικά" style:family="text">
      <style:text-properties fo:font-weight="bold" style:font-weight-asian="bold" style:font-weight-complex="bold" fo:font-size="18pt" style:font-size-asian="18pt" style:font-size-complex="14pt"/>
    </style:style>
    <style:style style:name="P795" style:parent-style-name="Standard" style:family="paragraph">
      <style:paragraph-properties fo:widows="0" fo:orphans="0"/>
    </style:style>
    <style:style style:name="T796" style:parent-style-name="AncientGreekἈρχαίαἑλληνικά" style:family="text">
      <style:text-properties style:font-weight-complex="bold" style:font-size-complex="14pt" fo:language="el" fo:country="GR"/>
    </style:style>
    <style:style style:name="T797" style:parent-style-name="AncientGreekἈρχαίαἑλληνικά" style:family="text">
      <style:text-properties style:font-weight-complex="bold" style:font-size-complex="14pt"/>
    </style:style>
    <style:style style:name="T798" style:parent-style-name="AncientGreekἈρχαίαἑλληνικά" style:family="text">
      <style:text-properties style:font-weight-complex="bold" style:font-size-complex="14pt" fo:language="el" fo:country="GR"/>
    </style:style>
    <style:style style:name="T799" style:parent-style-name="AncientGreekἈρχαίαἑλληνικά" style:family="text">
      <style:text-properties style:font-weight-complex="bold" style:font-size-complex="14pt"/>
    </style:style>
    <style:style style:name="T800" style:parent-style-name="AncientGreekἈρχαίαἑλληνικά" style:family="text">
      <style:text-properties style:font-weight-complex="bold" style:font-size-complex="14pt" fo:language="el" fo:country="GR"/>
    </style:style>
    <style:style style:name="T801" style:parent-style-name="AncientGreekἈρχαίαἑλληνικά" style:family="text">
      <style:text-properties style:font-weight-complex="bold" style:font-size-complex="14pt"/>
    </style:style>
    <style:style style:name="T802" style:parent-style-name="AncientGreekἈρχαίαἑλληνικά" style:family="text">
      <style:text-properties style:font-weight-complex="bold" style:font-size-complex="14pt" fo:language="el" fo:country="GR"/>
    </style:style>
    <style:style style:name="T803" style:parent-style-name="AncientGreekἈρχαίαἑλληνικά" style:family="text">
      <style:text-properties style:font-weight-complex="bold" style:font-size-complex="14pt"/>
    </style:style>
    <style:style style:name="T804" style:parent-style-name="AncientGreekἈρχαίαἑλληνικά" style:family="text">
      <style:text-properties style:font-weight-complex="bold" style:font-size-complex="14pt" fo:language="el" fo:country="GR"/>
    </style:style>
    <style:style style:name="T805" style:parent-style-name="AncientGreekἈρχαίαἑλληνικά" style:family="text">
      <style:text-properties style:font-weight-complex="bold" style:font-size-complex="14pt"/>
    </style:style>
    <style:style style:name="T806" style:parent-style-name="AncientGreekἈρχαίαἑλληνικά" style:family="text">
      <style:text-properties style:font-weight-complex="bold" style:font-size-complex="14pt" fo:language="el" fo:country="GR"/>
    </style:style>
    <style:style style:name="T807" style:parent-style-name="AncientGreekἈρχαίαἑλληνικά" style:family="text">
      <style:text-properties style:font-weight-complex="bold" style:font-size-complex="14pt"/>
    </style:style>
    <style:style style:name="T808" style:parent-style-name="AncientGreekἈρχαίαἑλληνικά" style:family="text">
      <style:text-properties style:font-weight-complex="bold" style:font-size-complex="14pt" fo:language="el" fo:country="GR"/>
    </style:style>
    <style:style style:name="T809" style:parent-style-name="AncientGreekἈρχαίαἑλληνικά" style:family="text">
      <style:text-properties style:font-weight-complex="bold" style:font-size-complex="14pt"/>
    </style:style>
    <style:style style:name="T810" style:parent-style-name="AncientGreekἈρχαίαἑλληνικά" style:family="text">
      <style:text-properties style:font-weight-complex="bold" style:font-size-complex="14pt" fo:language="el" fo:country="GR"/>
    </style:style>
    <style:style style:name="T811" style:parent-style-name="AncientGreekἈρχαίαἑλληνικά" style:family="text">
      <style:text-properties style:font-weight-complex="bold" style:font-size-complex="14pt"/>
    </style:style>
    <style:style style:name="T812" style:parent-style-name="AncientGreekἈρχαίαἑλληνικά" style:family="text">
      <style:text-properties style:font-weight-complex="bold" style:font-size-complex="14pt" fo:language="el" fo:country="GR"/>
    </style:style>
    <style:style style:name="T813" style:parent-style-name="AncientGreekἈρχαίαἑλληνικά" style:family="text">
      <style:text-properties style:font-weight-complex="bold" style:font-size-complex="14pt"/>
    </style:style>
    <style:style style:name="T814" style:parent-style-name="AncientGreekἈρχαίαἑλληνικά" style:family="text">
      <style:text-properties style:font-weight-complex="bold" style:font-size-complex="14pt" fo:language="el" fo:country="GR"/>
    </style:style>
    <style:style style:name="T815" style:parent-style-name="AncientGreekἈρχαίαἑλληνικά" style:family="text">
      <style:text-properties style:font-weight-complex="bold" style:font-size-complex="14pt"/>
    </style:style>
    <style:style style:name="T816" style:parent-style-name="AncientGreekἈρχαίαἑλληνικά" style:family="text">
      <style:text-properties style:font-weight-complex="bold" style:font-size-complex="14pt" fo:language="el" fo:country="GR"/>
    </style:style>
    <style:style style:name="T817" style:parent-style-name="AncientGreekἈρχαίαἑλληνικά" style:family="text">
      <style:text-properties style:font-weight-complex="bold" style:font-size-complex="14pt"/>
    </style:style>
    <style:style style:name="T818" style:parent-style-name="AncientGreekἈρχαίαἑλληνικά" style:family="text">
      <style:text-properties style:font-weight-complex="bold" style:font-size-complex="14pt" fo:language="el" fo:country="GR"/>
    </style:style>
    <style:style style:name="T819" style:parent-style-name="AncientGreekἈρχαίαἑλληνικά" style:family="text">
      <style:text-properties style:font-weight-complex="bold" style:font-size-complex="14pt"/>
    </style:style>
    <style:style style:name="T820" style:parent-style-name="AncientGreekἈρχαίαἑλληνικά" style:family="text">
      <style:text-properties style:font-weight-complex="bold" style:font-size-complex="14pt" fo:language="el" fo:country="GR"/>
    </style:style>
    <style:style style:name="T821" style:parent-style-name="AncientGreekἈρχαίαἑλληνικά" style:family="text">
      <style:text-properties style:font-weight-complex="bold" style:font-size-complex="14pt"/>
    </style:style>
    <style:style style:name="T822" style:parent-style-name="AncientGreekἈρχαίαἑλληνικά" style:family="text">
      <style:text-properties style:font-weight-complex="bold" style:font-size-complex="14pt" fo:language="el" fo:country="GR"/>
    </style:style>
    <style:style style:name="T823" style:parent-style-name="AncientGreekἈρχαίαἑλληνικά" style:family="text">
      <style:text-properties style:font-weight-complex="bold" style:font-size-complex="14pt"/>
    </style:style>
    <style:style style:name="T824" style:parent-style-name="AncientGreekἈρχαίαἑλληνικά" style:family="text">
      <style:text-properties style:font-weight-complex="bold" style:font-size-complex="14pt" fo:language="el" fo:country="GR"/>
    </style:style>
    <style:style style:name="T825" style:parent-style-name="AncientGreekἈρχαίαἑλληνικά" style:family="text">
      <style:text-properties style:font-weight-complex="bold" style:font-size-complex="14pt"/>
    </style:style>
    <style:style style:name="T826" style:parent-style-name="AncientGreekἈρχαίαἑλληνικά" style:family="text">
      <style:text-properties style:font-weight-complex="bold" style:font-size-complex="14pt" fo:language="el" fo:country="GR"/>
    </style:style>
    <style:style style:name="T827" style:parent-style-name="AncientGreekἈρχαίαἑλληνικά" style:family="text">
      <style:text-properties style:font-weight-complex="bold" style:font-size-complex="14pt"/>
    </style:style>
    <style:style style:name="T828" style:parent-style-name="AncientGreekἈρχαίαἑλληνικά" style:family="text">
      <style:text-properties style:font-weight-complex="bold" style:font-size-complex="14pt" fo:language="el" fo:country="GR"/>
    </style:style>
    <style:style style:name="T829" style:parent-style-name="AncientGreekἈρχαίαἑλληνικά" style:family="text">
      <style:text-properties style:font-weight-complex="bold" style:font-size-complex="14pt"/>
    </style:style>
    <style:style style:name="T830" style:parent-style-name="AncientGreekἈρχαίαἑλληνικά" style:family="text">
      <style:text-properties style:font-weight-complex="bold" style:font-size-complex="14pt" fo:language="el" fo:country="GR"/>
    </style:style>
    <style:style style:name="T831" style:parent-style-name="AncientGreekἈρχαίαἑλληνικά" style:family="text">
      <style:text-properties style:font-weight-complex="bold" style:font-size-complex="14pt"/>
    </style:style>
    <style:style style:name="T832" style:parent-style-name="AncientGreekἈρχαίαἑλληνικά" style:family="text">
      <style:text-properties style:font-weight-complex="bold" style:font-size-complex="14pt" fo:language="el" fo:country="GR"/>
    </style:style>
    <style:style style:name="T833" style:parent-style-name="AncientGreekἈρχαίαἑλληνικά" style:family="text">
      <style:text-properties style:font-weight-complex="bold" style:font-size-complex="14pt"/>
    </style:style>
    <style:style style:name="T834" style:parent-style-name="AncientGreekἈρχαίαἑλληνικά" style:family="text">
      <style:text-properties style:font-weight-complex="bold" style:font-size-complex="14pt" fo:language="el" fo:country="GR"/>
    </style:style>
    <style:style style:name="T835" style:parent-style-name="AncientGreekἈρχαίαἑλληνικά" style:family="text">
      <style:text-properties style:font-weight-complex="bold" style:font-size-complex="14pt"/>
    </style:style>
    <style:style style:name="T836" style:parent-style-name="AncientGreekἈρχαίαἑλληνικά" style:family="text">
      <style:text-properties style:font-weight-complex="bold" style:font-size-complex="14pt" fo:language="el" fo:country="GR"/>
    </style:style>
    <style:style style:name="T837" style:parent-style-name="AncientGreekἈρχαίαἑλληνικά" style:family="text">
      <style:text-properties style:font-weight-complex="bold" style:font-size-complex="14pt"/>
    </style:style>
    <style:style style:name="T838" style:parent-style-name="AncientGreekἈρχαίαἑλληνικά" style:family="text">
      <style:text-properties style:font-weight-complex="bold" style:font-size-complex="14pt" fo:language="el" fo:country="GR"/>
    </style:style>
    <style:style style:name="T839" style:parent-style-name="AncientGreekἈρχαίαἑλληνικά" style:family="text">
      <style:text-properties style:font-weight-complex="bold" style:font-size-complex="14pt"/>
    </style:style>
    <style:style style:name="T840" style:parent-style-name="AncientGreekἈρχαίαἑλληνικά" style:family="text">
      <style:text-properties style:font-weight-complex="bold" style:font-size-complex="14pt" fo:language="el" fo:country="GR"/>
    </style:style>
    <style:style style:name="T841" style:parent-style-name="AncientGreekἈρχαίαἑλληνικά" style:family="text">
      <style:text-properties style:font-weight-complex="bold" style:font-size-complex="14pt"/>
    </style:style>
    <style:style style:name="T842" style:parent-style-name="AncientGreekἈρχαίαἑλληνικά" style:family="text">
      <style:text-properties style:font-weight-complex="bold" style:font-size-complex="14pt" fo:language="el" fo:country="GR"/>
    </style:style>
    <style:style style:name="T843" style:parent-style-name="AncientGreekἈρχαίαἑλληνικά" style:family="text">
      <style:text-properties style:font-weight-complex="bold" style:font-size-complex="14pt"/>
    </style:style>
    <style:style style:name="T844" style:parent-style-name="AncientGreekἈρχαίαἑλληνικά" style:family="text">
      <style:text-properties style:font-weight-complex="bold" style:font-size-complex="14pt" fo:language="el" fo:country="GR"/>
    </style:style>
    <style:style style:name="T845" style:parent-style-name="AncientGreekἈρχαίαἑλληνικά" style:family="text">
      <style:text-properties style:font-weight-complex="bold" style:font-size-complex="14pt"/>
    </style:style>
    <style:style style:name="T846" style:parent-style-name="AncientGreekἈρχαίαἑλληνικά" style:family="text">
      <style:text-properties style:font-weight-complex="bold" style:font-size-complex="14pt" fo:language="el" fo:country="GR"/>
    </style:style>
    <style:style style:name="T847" style:parent-style-name="AncientGreekἈρχαίαἑλληνικά" style:family="text">
      <style:text-properties style:font-weight-complex="bold" style:font-size-complex="14pt"/>
    </style:style>
    <style:style style:name="T848" style:parent-style-name="AncientGreekἈρχαίαἑλληνικά" style:family="text">
      <style:text-properties style:font-weight-complex="bold" style:font-size-complex="14pt" fo:language="el" fo:country="GR"/>
    </style:style>
    <style:style style:name="T849" style:parent-style-name="AncientGreekἈρχαίαἑλληνικά" style:family="text">
      <style:text-properties style:font-weight-complex="bold" style:font-size-complex="14pt"/>
    </style:style>
    <style:style style:name="T850" style:parent-style-name="AncientGreekἈρχαίαἑλληνικά" style:family="text">
      <style:text-properties style:font-weight-complex="bold" style:font-size-complex="14pt" fo:language="el" fo:country="GR"/>
    </style:style>
    <style:style style:name="T851" style:parent-style-name="AncientGreekἈρχαίαἑλληνικά" style:family="text">
      <style:text-properties style:font-weight-complex="bold" style:font-size-complex="14pt"/>
    </style:style>
    <style:style style:name="T852" style:parent-style-name="AncientGreekἈρχαίαἑλληνικά" style:family="text">
      <style:text-properties style:font-weight-complex="bold" style:font-size-complex="14pt" fo:language="el" fo:country="GR"/>
    </style:style>
    <style:style style:name="T853" style:parent-style-name="AncientGreekἈρχαίαἑλληνικά" style:family="text">
      <style:text-properties style:font-weight-complex="bold" style:font-size-complex="14pt"/>
    </style:style>
    <style:style style:name="T854" style:parent-style-name="AncientGreekἈρχαίαἑλληνικά" style:family="text">
      <style:text-properties style:font-weight-complex="bold" style:font-size-complex="14pt" fo:language="el" fo:country="GR"/>
    </style:style>
    <style:style style:name="T855" style:parent-style-name="AncientGreekἈρχαίαἑλληνικά" style:family="text">
      <style:text-properties style:font-weight-complex="bold" style:font-size-complex="14pt"/>
    </style:style>
    <style:style style:name="T856" style:parent-style-name="AncientGreekἈρχαίαἑλληνικά" style:family="text">
      <style:text-properties style:font-weight-complex="bold" style:font-size-complex="14pt" fo:language="el" fo:country="GR"/>
    </style:style>
    <style:style style:name="T857" style:parent-style-name="AncientGreekἈρχαίαἑλληνικά" style:family="text">
      <style:text-properties style:font-weight-complex="bold" style:font-size-complex="14pt"/>
    </style:style>
    <style:style style:name="T858" style:parent-style-name="AncientGreekἈρχαίαἑλληνικά" style:family="text">
      <style:text-properties style:font-weight-complex="bold" style:font-size-complex="14pt" fo:language="el" fo:country="GR"/>
    </style:style>
    <style:style style:name="T859" style:parent-style-name="AncientGreekἈρχαίαἑλληνικά" style:family="text">
      <style:text-properties style:font-weight-complex="bold" style:font-size-complex="14pt"/>
    </style:style>
    <style:style style:name="T860" style:parent-style-name="AncientGreekἈρχαίαἑλληνικά" style:family="text">
      <style:text-properties style:font-weight-complex="bold" style:font-size-complex="14pt" fo:language="el" fo:country="GR"/>
    </style:style>
    <style:style style:name="T861" style:parent-style-name="AncientGreekἈρχαίαἑλληνικά" style:family="text">
      <style:text-properties style:font-weight-complex="bold" style:font-size-complex="14pt"/>
    </style:style>
    <style:style style:name="T862" style:parent-style-name="AncientGreekἈρχαίαἑλληνικά" style:family="text">
      <style:text-properties style:font-weight-complex="bold" style:font-size-complex="14pt" fo:language="el" fo:country="GR"/>
    </style:style>
    <style:style style:name="T863" style:parent-style-name="AncientGreekἈρχαίαἑλληνικά" style:family="text">
      <style:text-properties style:font-weight-complex="bold" style:font-size-complex="14pt"/>
    </style:style>
    <style:style style:name="T864" style:parent-style-name="AncientGreekἈρχαίαἑλληνικά" style:family="text">
      <style:text-properties style:font-weight-complex="bold" style:font-size-complex="14pt" fo:language="el" fo:country="GR"/>
    </style:style>
    <style:style style:name="T865" style:parent-style-name="AncientGreekἈρχαίαἑλληνικά" style:family="text">
      <style:text-properties style:font-weight-complex="bold" style:font-size-complex="14pt"/>
    </style:style>
    <style:style style:name="T866" style:parent-style-name="AncientGreekἈρχαίαἑλληνικά" style:family="text">
      <style:text-properties style:font-weight-complex="bold" style:font-size-complex="14pt" fo:language="el" fo:country="GR"/>
    </style:style>
    <style:style style:name="T867" style:parent-style-name="AncientGreekἈρχαίαἑλληνικά" style:family="text">
      <style:text-properties style:font-weight-complex="bold" style:font-size-complex="14pt"/>
    </style:style>
    <style:style style:name="T868" style:parent-style-name="AncientGreekἈρχαίαἑλληνικά" style:family="text">
      <style:text-properties style:font-weight-complex="bold" style:font-size-complex="14pt" fo:language="el" fo:country="GR"/>
    </style:style>
    <style:style style:name="T869" style:parent-style-name="AncientGreekἈρχαίαἑλληνικά" style:family="text">
      <style:text-properties style:font-weight-complex="bold" style:font-size-complex="14pt"/>
    </style:style>
    <style:style style:name="T870" style:parent-style-name="AncientGreekἈρχαίαἑλληνικά" style:family="text">
      <style:text-properties style:font-weight-complex="bold" style:font-size-complex="14pt" fo:language="el" fo:country="GR"/>
    </style:style>
    <style:style style:name="T871" style:parent-style-name="AncientGreekἈρχαίαἑλληνικά" style:family="text">
      <style:text-properties style:font-weight-complex="bold" style:font-size-complex="14pt"/>
    </style:style>
    <style:style style:name="T872" style:parent-style-name="AncientGreekἈρχαίαἑλληνικά" style:family="text">
      <style:text-properties style:font-weight-complex="bold" style:font-size-complex="14pt" fo:language="el" fo:country="GR"/>
    </style:style>
    <style:style style:name="T873" style:parent-style-name="AncientGreekἈρχαίαἑλληνικά" style:family="text">
      <style:text-properties style:font-weight-complex="bold" style:font-size-complex="14pt"/>
    </style:style>
    <style:style style:name="T874" style:parent-style-name="AncientGreekἈρχαίαἑλληνικά" style:family="text">
      <style:text-properties style:font-weight-complex="bold" style:font-size-complex="14pt" fo:language="el" fo:country="GR"/>
    </style:style>
    <style:style style:name="T875" style:parent-style-name="AncientGreekἈρχαίαἑλληνικά" style:family="text">
      <style:text-properties style:font-weight-complex="bold" style:font-size-complex="14pt"/>
    </style:style>
    <style:style style:name="T876" style:parent-style-name="AncientGreekἈρχαίαἑλληνικά" style:family="text">
      <style:text-properties style:font-weight-complex="bold" style:font-size-complex="14pt" fo:language="el" fo:country="GR"/>
    </style:style>
    <style:style style:name="T877" style:parent-style-name="AncientGreekἈρχαίαἑλληνικά" style:family="text">
      <style:text-properties style:font-weight-complex="bold" style:font-size-complex="14pt"/>
    </style:style>
    <style:style style:name="T878" style:parent-style-name="AncientGreekἈρχαίαἑλληνικά" style:family="text">
      <style:text-properties style:font-weight-complex="bold" style:font-size-complex="14pt" fo:language="el" fo:country="GR"/>
    </style:style>
    <style:style style:name="T879" style:parent-style-name="AncientGreekἈρχαίαἑλληνικά" style:family="text">
      <style:text-properties style:font-weight-complex="bold" style:font-size-complex="14pt"/>
    </style:style>
    <style:style style:name="T880" style:parent-style-name="AncientGreekἈρχαίαἑλληνικά" style:family="text">
      <style:text-properties style:font-weight-complex="bold" style:font-size-complex="14pt" fo:language="el" fo:country="GR"/>
    </style:style>
    <style:style style:name="T881" style:parent-style-name="AncientGreekἈρχαίαἑλληνικά" style:family="text">
      <style:text-properties style:font-weight-complex="bold" style:font-size-complex="14pt"/>
    </style:style>
    <style:style style:name="T882" style:parent-style-name="AncientGreekἈρχαίαἑλληνικά" style:family="text">
      <style:text-properties style:font-weight-complex="bold" style:font-size-complex="14pt" fo:language="el" fo:country="GR"/>
    </style:style>
    <style:style style:name="T883" style:parent-style-name="AncientGreekἈρχαίαἑλληνικά" style:family="text">
      <style:text-properties style:font-weight-complex="bold" style:font-size-complex="14pt"/>
    </style:style>
    <style:style style:name="T884" style:parent-style-name="AncientGreekἈρχαίαἑλληνικά" style:family="text">
      <style:text-properties style:font-weight-complex="bold" style:font-size-complex="14pt" fo:language="el" fo:country="GR"/>
    </style:style>
    <style:style style:name="T885" style:parent-style-name="AncientGreekἈρχαίαἑλληνικά" style:family="text">
      <style:text-properties style:font-weight-complex="bold" style:font-size-complex="14pt"/>
    </style:style>
    <style:style style:name="T886" style:parent-style-name="AncientGreekἈρχαίαἑλληνικά" style:family="text">
      <style:text-properties style:font-weight-complex="bold" style:font-size-complex="14pt" fo:language="el" fo:country="GR"/>
    </style:style>
    <style:style style:name="T887" style:parent-style-name="AncientGreekἈρχαίαἑλληνικά" style:family="text">
      <style:text-properties style:font-weight-complex="bold" style:font-size-complex="14pt"/>
    </style:style>
    <style:style style:name="T888" style:parent-style-name="AncientGreekἈρχαίαἑλληνικά" style:family="text">
      <style:text-properties style:font-weight-complex="bold" style:font-size-complex="14pt" fo:language="el" fo:country="GR"/>
    </style:style>
    <style:style style:name="T889" style:parent-style-name="AncientGreekἈρχαίαἑλληνικά" style:family="text">
      <style:text-properties style:font-weight-complex="bold" style:font-size-complex="14pt"/>
    </style:style>
    <style:style style:name="T890" style:parent-style-name="AncientGreekἈρχαίαἑλληνικά" style:family="text">
      <style:text-properties style:font-weight-complex="bold" style:font-size-complex="14pt" fo:language="el" fo:country="GR"/>
    </style:style>
    <style:style style:name="T891" style:parent-style-name="AncientGreekἈρχαίαἑλληνικά" style:family="text">
      <style:text-properties style:font-weight-complex="bold" style:font-size-complex="14pt"/>
    </style:style>
    <style:style style:name="T892" style:parent-style-name="AncientGreekἈρχαίαἑλληνικά" style:family="text">
      <style:text-properties style:font-weight-complex="bold" style:font-size-complex="14pt" fo:language="el" fo:country="GR"/>
    </style:style>
    <style:style style:name="T893" style:parent-style-name="AncientGreekἈρχαίαἑλληνικά" style:family="text">
      <style:text-properties style:font-weight-complex="bold" style:font-size-complex="14pt"/>
    </style:style>
    <style:style style:name="T894" style:parent-style-name="AncientGreekἈρχαίαἑλληνικά" style:family="text">
      <style:text-properties style:font-weight-complex="bold" style:font-size-complex="14pt" fo:language="el" fo:country="GR"/>
    </style:style>
    <style:style style:name="T895" style:parent-style-name="AncientGreekἈρχαίαἑλληνικά" style:family="text">
      <style:text-properties style:font-weight-complex="bold" style:font-size-complex="14pt"/>
    </style:style>
    <style:style style:name="T896" style:parent-style-name="AncientGreekἈρχαίαἑλληνικά" style:family="text">
      <style:text-properties style:font-weight-complex="bold" style:font-size-complex="14pt" fo:language="el" fo:country="GR"/>
    </style:style>
    <style:style style:name="T897" style:parent-style-name="AncientGreekἈρχαίαἑλληνικά" style:family="text">
      <style:text-properties style:font-weight-complex="bold" style:font-size-complex="14pt"/>
    </style:style>
    <style:style style:name="T898" style:parent-style-name="AncientGreekἈρχαίαἑλληνικά" style:family="text">
      <style:text-properties style:font-weight-complex="bold" style:font-size-complex="14pt" fo:language="el" fo:country="GR"/>
    </style:style>
    <style:style style:name="T899" style:parent-style-name="AncientGreekἈρχαίαἑλληνικά" style:family="text">
      <style:text-properties style:font-weight-complex="bold" style:font-size-complex="14pt"/>
    </style:style>
    <style:style style:name="T900" style:parent-style-name="AncientGreekἈρχαίαἑλληνικά" style:family="text">
      <style:text-properties style:font-weight-complex="bold" style:font-size-complex="14pt" fo:language="el" fo:country="GR"/>
    </style:style>
    <style:style style:name="T901" style:parent-style-name="AncientGreekἈρχαίαἑλληνικά" style:family="text">
      <style:text-properties style:font-weight-complex="bold" style:font-size-complex="14pt"/>
    </style:style>
    <style:style style:name="T902" style:parent-style-name="AncientGreekἈρχαίαἑλληνικά" style:family="text">
      <style:text-properties style:font-weight-complex="bold" style:font-size-complex="14pt" fo:language="el" fo:country="GR"/>
    </style:style>
    <style:style style:name="T903" style:parent-style-name="AncientGreekἈρχαίαἑλληνικά" style:family="text">
      <style:text-properties style:font-weight-complex="bold" style:font-size-complex="14pt"/>
    </style:style>
    <style:style style:name="T904" style:parent-style-name="AncientGreekἈρχαίαἑλληνικά" style:family="text">
      <style:text-properties style:font-weight-complex="bold" style:font-size-complex="14pt" fo:language="el" fo:country="GR"/>
    </style:style>
    <style:style style:name="T905" style:parent-style-name="AncientGreekἈρχαίαἑλληνικά" style:family="text">
      <style:text-properties style:font-weight-complex="bold" style:font-size-complex="14pt"/>
    </style:style>
    <style:style style:name="T906" style:parent-style-name="AncientGreekἈρχαίαἑλληνικά" style:family="text">
      <style:text-properties style:font-weight-complex="bold" style:font-size-complex="14pt" fo:language="el" fo:country="GR"/>
    </style:style>
    <style:style style:name="T907" style:parent-style-name="AncientGreekἈρχαίαἑλληνικά" style:family="text">
      <style:text-properties style:font-weight-complex="bold" style:font-size-complex="14pt"/>
    </style:style>
    <style:style style:name="T908" style:parent-style-name="AncientGreekἈρχαίαἑλληνικά" style:family="text">
      <style:text-properties style:font-weight-complex="bold" style:font-size-complex="14pt" fo:language="el" fo:country="GR"/>
    </style:style>
    <style:style style:name="T909" style:parent-style-name="AncientGreekἈρχαίαἑλληνικά" style:family="text">
      <style:text-properties style:font-weight-complex="bold" style:font-size-complex="14pt"/>
    </style:style>
    <style:style style:name="T910" style:parent-style-name="AncientGreekἈρχαίαἑλληνικά" style:family="text">
      <style:text-properties style:font-weight-complex="bold" style:font-size-complex="14pt" fo:language="el" fo:country="GR"/>
    </style:style>
    <style:style style:name="T911" style:parent-style-name="AncientGreekἈρχαίαἑλληνικά" style:family="text">
      <style:text-properties style:font-weight-complex="bold" style:font-size-complex="14pt"/>
    </style:style>
    <style:style style:name="T912" style:parent-style-name="AncientGreekἈρχαίαἑλληνικά" style:family="text">
      <style:text-properties style:font-weight-complex="bold" style:font-size-complex="14pt" fo:language="el" fo:country="GR"/>
    </style:style>
    <style:style style:name="T913" style:parent-style-name="AncientGreekἈρχαίαἑλληνικά" style:family="text">
      <style:text-properties style:font-weight-complex="bold" style:font-size-complex="14pt"/>
    </style:style>
    <style:style style:name="T914" style:parent-style-name="AncientGreekἈρχαίαἑλληνικά" style:family="text">
      <style:text-properties style:font-weight-complex="bold" style:font-size-complex="14pt" fo:language="el" fo:country="GR"/>
    </style:style>
    <style:style style:name="T915" style:parent-style-name="AncientGreekἈρχαίαἑλληνικά" style:family="text">
      <style:text-properties style:font-weight-complex="bold" style:font-size-complex="14pt"/>
    </style:style>
    <style:style style:name="T916" style:parent-style-name="AncientGreekἈρχαίαἑλληνικά" style:family="text">
      <style:text-properties style:font-weight-complex="bold" style:font-size-complex="14pt" fo:language="el" fo:country="GR"/>
    </style:style>
    <style:style style:name="T917" style:parent-style-name="AncientGreekἈρχαίαἑλληνικά" style:family="text">
      <style:text-properties style:font-weight-complex="bold" style:font-size-complex="14pt"/>
    </style:style>
    <style:style style:name="T918" style:parent-style-name="AncientGreekἈρχαίαἑλληνικά" style:family="text">
      <style:text-properties style:font-weight-complex="bold" style:font-size-complex="14pt" fo:language="el" fo:country="GR"/>
    </style:style>
    <style:style style:name="T919" style:parent-style-name="AncientGreekἈρχαίαἑλληνικά" style:family="text">
      <style:text-properties style:font-weight-complex="bold" style:font-size-complex="14pt"/>
    </style:style>
    <style:style style:name="P920" style:parent-style-name="Standard" style:family="paragraph">
      <style:paragraph-properties fo:widows="0" fo:orphans="0"/>
    </style:style>
    <style:style style:name="T921" style:parent-style-name="AncientGreekἈρχαίαἑλληνικά" style:family="text">
      <style:text-properties style:font-weight-complex="bold" style:font-size-complex="14pt" fo:language="el" fo:country="GR"/>
    </style:style>
    <style:style style:name="T922" style:parent-style-name="AncientGreekἈρχαίαἑλληνικά" style:family="text">
      <style:text-properties style:font-weight-complex="bold" style:font-size-complex="14pt"/>
    </style:style>
    <style:style style:name="T923" style:parent-style-name="AncientGreekἈρχαίαἑλληνικά" style:family="text">
      <style:text-properties style:font-weight-complex="bold" style:font-size-complex="14pt" fo:language="el" fo:country="GR"/>
    </style:style>
    <style:style style:name="T924" style:parent-style-name="AncientGreekἈρχαίαἑλληνικά" style:family="text">
      <style:text-properties style:font-weight-complex="bold" style:font-size-complex="14pt"/>
    </style:style>
    <style:style style:name="T925" style:parent-style-name="AncientGreekἈρχαίαἑλληνικά" style:family="text">
      <style:text-properties style:font-weight-complex="bold" style:font-size-complex="14pt" fo:language="el" fo:country="GR"/>
    </style:style>
    <style:style style:name="T926" style:parent-style-name="AncientGreekἈρχαίαἑλληνικά" style:family="text">
      <style:text-properties style:font-weight-complex="bold" style:font-size-complex="14pt"/>
    </style:style>
    <style:style style:name="T927" style:parent-style-name="AncientGreekἈρχαίαἑλληνικά" style:family="text">
      <style:text-properties style:font-weight-complex="bold" style:font-size-complex="14pt" fo:language="el" fo:country="GR"/>
    </style:style>
    <style:style style:name="T928" style:parent-style-name="AncientGreekἈρχαίαἑλληνικά" style:family="text">
      <style:text-properties style:font-weight-complex="bold" style:font-size-complex="14pt"/>
    </style:style>
    <style:style style:name="T929" style:parent-style-name="AncientGreekἈρχαίαἑλληνικά" style:family="text">
      <style:text-properties style:font-weight-complex="bold" style:font-size-complex="14pt" fo:language="el" fo:country="GR"/>
    </style:style>
    <style:style style:name="T930" style:parent-style-name="AncientGreekἈρχαίαἑλληνικά" style:family="text">
      <style:text-properties style:font-weight-complex="bold" style:font-size-complex="14pt"/>
    </style:style>
    <style:style style:name="T931" style:parent-style-name="AncientGreekἈρχαίαἑλληνικά" style:family="text">
      <style:text-properties style:font-weight-complex="bold" style:font-size-complex="14pt" fo:language="el" fo:country="GR"/>
    </style:style>
    <style:style style:name="T932" style:parent-style-name="AncientGreekἈρχαίαἑλληνικά" style:family="text">
      <style:text-properties style:font-weight-complex="bold" style:font-size-complex="14pt"/>
    </style:style>
    <style:style style:name="T933" style:parent-style-name="AncientGreekἈρχαίαἑλληνικά" style:family="text">
      <style:text-properties style:font-weight-complex="bold" style:font-size-complex="14pt" fo:language="el" fo:country="GR"/>
    </style:style>
    <style:style style:name="T934" style:parent-style-name="AncientGreekἈρχαίαἑλληνικά" style:family="text">
      <style:text-properties style:font-weight-complex="bold" style:font-size-complex="14pt"/>
    </style:style>
    <style:style style:name="T935" style:parent-style-name="AncientGreekἈρχαίαἑλληνικά" style:family="text">
      <style:text-properties style:font-weight-complex="bold" style:font-size-complex="14pt" fo:language="el" fo:country="GR"/>
    </style:style>
    <style:style style:name="T936" style:parent-style-name="AncientGreekἈρχαίαἑλληνικά" style:family="text">
      <style:text-properties style:font-weight-complex="bold" style:font-size-complex="14pt"/>
    </style:style>
    <style:style style:name="T937" style:parent-style-name="AncientGreekἈρχαίαἑλληνικά" style:family="text">
      <style:text-properties style:font-weight-complex="bold" style:font-size-complex="14pt" fo:language="el" fo:country="GR"/>
    </style:style>
    <style:style style:name="T938" style:parent-style-name="AncientGreekἈρχαίαἑλληνικά" style:family="text">
      <style:text-properties style:font-weight-complex="bold" style:font-size-complex="14pt"/>
    </style:style>
    <style:style style:name="T939" style:parent-style-name="AncientGreekἈρχαίαἑλληνικά" style:family="text">
      <style:text-properties style:font-weight-complex="bold" style:font-size-complex="14pt" fo:language="el" fo:country="GR"/>
    </style:style>
    <style:style style:name="T940" style:parent-style-name="AncientGreekἈρχαίαἑλληνικά" style:family="text">
      <style:text-properties style:font-weight-complex="bold" style:font-size-complex="14pt"/>
    </style:style>
    <style:style style:name="T941" style:parent-style-name="AncientGreekἈρχαίαἑλληνικά" style:family="text">
      <style:text-properties style:font-weight-complex="bold" style:font-size-complex="14pt" fo:language="el" fo:country="GR"/>
    </style:style>
    <style:style style:name="T942" style:parent-style-name="AncientGreekἈρχαίαἑλληνικά" style:family="text">
      <style:text-properties style:font-weight-complex="bold" style:font-size-complex="14pt"/>
    </style:style>
    <style:style style:name="T943" style:parent-style-name="AncientGreekἈρχαίαἑλληνικά" style:family="text">
      <style:text-properties style:font-weight-complex="bold" style:font-size-complex="14pt" fo:language="el" fo:country="GR"/>
    </style:style>
    <style:style style:name="T944" style:parent-style-name="AncientGreekἈρχαίαἑλληνικά" style:family="text">
      <style:text-properties style:font-weight-complex="bold" style:font-size-complex="14pt"/>
    </style:style>
    <style:style style:name="T945" style:parent-style-name="AncientGreekἈρχαίαἑλληνικά" style:family="text">
      <style:text-properties style:font-weight-complex="bold" style:font-size-complex="14pt" fo:language="el" fo:country="GR"/>
    </style:style>
    <style:style style:name="T946" style:parent-style-name="AncientGreekἈρχαίαἑλληνικά" style:family="text">
      <style:text-properties style:font-weight-complex="bold" style:font-size-complex="14pt"/>
    </style:style>
    <style:style style:name="T947" style:parent-style-name="AncientGreekἈρχαίαἑλληνικά" style:family="text">
      <style:text-properties style:font-weight-complex="bold" style:font-size-complex="14pt" fo:language="el" fo:country="GR"/>
    </style:style>
    <style:style style:name="T948" style:parent-style-name="AncientGreekἈρχαίαἑλληνικά" style:family="text">
      <style:text-properties style:font-weight-complex="bold" style:font-size-complex="14pt"/>
    </style:style>
    <style:style style:name="T949" style:parent-style-name="AncientGreekἈρχαίαἑλληνικά" style:family="text">
      <style:text-properties style:font-weight-complex="bold" style:font-size-complex="14pt" fo:language="el" fo:country="GR"/>
    </style:style>
    <style:style style:name="T950" style:parent-style-name="AncientGreekἈρχαίαἑλληνικά" style:family="text">
      <style:text-properties style:font-weight-complex="bold" style:font-size-complex="14pt"/>
    </style:style>
    <style:style style:name="T951" style:parent-style-name="AncientGreekἈρχαίαἑλληνικά" style:family="text">
      <style:text-properties style:font-weight-complex="bold" style:font-size-complex="14pt" fo:language="el" fo:country="GR"/>
    </style:style>
    <style:style style:name="T952" style:parent-style-name="AncientGreekἈρχαίαἑλληνικά" style:family="text">
      <style:text-properties style:font-weight-complex="bold" style:font-size-complex="14pt"/>
    </style:style>
    <style:style style:name="T953" style:parent-style-name="AncientGreekἈρχαίαἑλληνικά" style:family="text">
      <style:text-properties style:font-weight-complex="bold" style:font-size-complex="14pt" fo:language="el" fo:country="GR"/>
    </style:style>
    <style:style style:name="T954" style:parent-style-name="AncientGreekἈρχαίαἑλληνικά" style:family="text">
      <style:text-properties style:font-weight-complex="bold" style:font-size-complex="14pt"/>
    </style:style>
    <style:style style:name="TableCell955" style:family="table-cell">
      <style:table-cell-properties fo:border="0.0069in solid #000000" fo:background-color="#FFFFFF" style:writing-mode="lr-tb" fo:padding-top="0in" fo:padding-left="0.1527in" fo:padding-bottom="0in" fo:padding-right="0.15in"/>
    </style:style>
    <style:style style:name="P956" style:parent-style-name="Standard" style:family="paragraph">
      <style:paragraph-properties fo:widows="0" fo:orphans="0" fo:text-align="center"/>
    </style:style>
    <style:style style:name="T957" style:parent-style-name="DefaultParagraphFont" style:family="text">
      <style:text-properties style:font-name="Times New Roman" fo:font-weight="bold" style:font-weight-asian="bold" style:font-weight-complex="bold" fo:font-size="16pt" style:font-size-asian="16pt" style:font-size-complex="16pt"/>
    </style:style>
    <style:style style:name="T958" style:parent-style-name="DefaultParagraphFont" style:family="text">
      <style:text-properties style:font-name="Times New Roman" fo:font-weight="bold" style:font-weight-asian="bold" style:font-weight-complex="bold" fo:font-size="16pt" style:font-size-asian="16pt" style:font-size-complex="16pt"/>
    </style:style>
    <style:style style:name="T959" style:parent-style-name="DefaultParagraphFont" style:family="text">
      <style:text-properties style:font-name="Times New Roman" fo:font-weight="bold" style:font-weight-asian="bold" style:font-weight-complex="bold" fo:font-size="16pt" style:font-size-asian="16pt" style:font-size-complex="16pt"/>
    </style:style>
    <style:style style:name="P960" style:parent-style-name="Standard" style:family="paragraph">
      <style:paragraph-properties fo:widows="0" fo:orphans="0"/>
      <style:text-properties style:font-name="AncientGreek"/>
    </style:style>
    <style:style style:name="P961" style:parent-style-name="Standard" style:family="paragraph">
      <style:paragraph-properties fo:widows="0" fo:orphans="0"/>
      <style:text-properties style:font-name="AncientGreek"/>
    </style:style>
    <style:style style:name="TableRow962" style:family="table-row">
      <style:table-row-properties style:min-row-height="0.0138in" style:use-optimal-row-height="false" fo:keep-together="always"/>
    </style:style>
    <style:style style:name="TableCell963" style:family="table-cell">
      <style:table-cell-properties fo:border="0.0069in solid #000000" fo:background-color="#FFFFFF" style:writing-mode="lr-tb" fo:padding-top="0in" fo:padding-left="0.1527in" fo:padding-bottom="0in" fo:padding-right="0.15in"/>
    </style:style>
    <style:style style:name="P964" style:parent-style-name="Standard" style:family="paragraph">
      <style:paragraph-properties fo:keep-with-next="always" fo:widows="0" fo:orphans="0" fo:text-align="center">
        <style:tab-stops>
          <style:tab-stop style:type="center" style:position="1in"/>
        </style:tab-stops>
      </style:paragraph-properties>
    </style:style>
    <style:style style:name="T96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966" style:parent-style-name="Standard" style:family="paragraph">
      <style:paragraph-properties fo:widows="0" fo:orphans="0">
        <style:tab-stops>
          <style:tab-stop style:type="center" style:position="1in"/>
        </style:tab-stops>
      </style:paragraph-properties>
    </style:style>
    <style:style style:name="T967" style:parent-style-name="AncientGreekἈρχαίαἑλληνικά" style:family="text">
      <style:text-properties style:font-weight-complex="bold" style:font-size-complex="14pt" fo:language="el" fo:country="GR"/>
    </style:style>
    <style:style style:name="P968" style:parent-style-name="Standard" style:family="paragraph">
      <style:paragraph-properties fo:widows="0" fo:orphans="0"/>
    </style:style>
    <style:style style:name="T969" style:parent-style-name="AncientGreekἈρχαίαἑλληνικά" style:family="text">
      <style:text-properties style:font-weight-complex="bold" style:font-size-complex="14pt" fo:language="el" fo:country="GR"/>
    </style:style>
    <style:style style:name="TableCell970" style:family="table-cell">
      <style:table-cell-properties fo:border="0.0069in solid #000000" fo:background-color="#FFFFFF" style:writing-mode="lr-tb" fo:padding-top="0in" fo:padding-left="0.1527in" fo:padding-bottom="0in" fo:padding-right="0.15in"/>
    </style:style>
    <style:style style:name="P971"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972" style:parent-style-name="Standard" style:family="paragraph">
      <style:paragraph-properties fo:widows="0" fo:orphans="0"/>
      <style:text-properties style:font-name="AncientGreek"/>
    </style:style>
    <style:style style:name="P973" style:parent-style-name="Standard" style:family="paragraph">
      <style:paragraph-properties fo:widows="0" fo:orphans="0"/>
      <style:text-properties style:font-name="AncientGreek"/>
    </style:style>
    <style:style style:name="P974" style:parent-style-name="Standard" style:family="paragraph">
      <style:paragraph-properties fo:widows="0" fo:orphans="0"/>
      <style:text-properties style:font-name="AncientGreek"/>
    </style:style>
    <style:style style:name="TableRow975" style:family="table-row">
      <style:table-row-properties style:min-row-height="0.0138in" style:use-optimal-row-height="false" fo:keep-together="always"/>
    </style:style>
    <style:style style:name="TableCell976" style:family="table-cell">
      <style:table-cell-properties fo:border="0.0069in solid #000000" fo:background-color="#FFFFFF" style:writing-mode="lr-tb" fo:padding-top="0in" fo:padding-left="0.1527in" fo:padding-bottom="0in" fo:padding-right="0.15in"/>
    </style:style>
    <style:style style:name="P977" style:parent-style-name="Standard" style:family="paragraph">
      <style:paragraph-properties fo:keep-with-next="always" fo:widows="0" fo:orphans="0" fo:text-align="center">
        <style:tab-stops>
          <style:tab-stop style:type="center" style:position="1in"/>
        </style:tab-stops>
      </style:paragraph-properties>
    </style:style>
    <style:style style:name="T97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979" style:parent-style-name="Standard" style:family="paragraph">
      <style:paragraph-properties fo:widows="0" fo:orphans="0">
        <style:tab-stops>
          <style:tab-stop style:type="center" style:position="1in"/>
        </style:tab-stops>
      </style:paragraph-properties>
    </style:style>
    <style:style style:name="T980" style:parent-style-name="AncientGreekἈρχαίαἑλληνικά" style:family="text">
      <style:text-properties style:font-weight-complex="bold" style:font-size-complex="14pt" fo:language="el" fo:country="GR"/>
    </style:style>
    <style:style style:name="P981" style:parent-style-name="Standard" style:family="paragraph">
      <style:paragraph-properties fo:widows="0" fo:orphans="0"/>
    </style:style>
    <style:style style:name="T982" style:parent-style-name="AncientGreekἈρχαίαἑλληνικά" style:family="text">
      <style:text-properties style:font-weight-complex="bold" style:font-size-complex="14pt" fo:language="el" fo:country="GR"/>
    </style:style>
    <style:style style:name="TableCell983" style:family="table-cell">
      <style:table-cell-properties fo:border="0.0069in solid #000000" fo:background-color="#FFFFFF" style:writing-mode="lr-tb" fo:padding-top="0in" fo:padding-left="0.1527in" fo:padding-bottom="0in" fo:padding-right="0.15in"/>
    </style:style>
    <style:style style:name="P984"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985" style:parent-style-name="Standard" style:family="paragraph">
      <style:paragraph-properties fo:widows="0" fo:orphans="0"/>
      <style:text-properties style:font-name="AncientGreek"/>
    </style:style>
    <style:style style:name="P986" style:parent-style-name="Standard" style:family="paragraph">
      <style:paragraph-properties fo:widows="0" fo:orphans="0"/>
      <style:text-properties style:font-name="AncientGreek"/>
    </style:style>
    <style:style style:name="P987" style:parent-style-name="Standard" style:family="paragraph">
      <style:paragraph-properties fo:widows="0" fo:orphans="0"/>
      <style:text-properties style:font-name="AncientGreek"/>
    </style:style>
    <style:style style:name="TableRow988" style:family="table-row">
      <style:table-row-properties style:min-row-height="0.0138in" style:use-optimal-row-height="false" fo:keep-together="always"/>
    </style:style>
    <style:style style:name="TableCell989" style:family="table-cell">
      <style:table-cell-properties fo:border="0.0069in solid #000000" fo:background-color="#FFFFFF" style:writing-mode="lr-tb" fo:padding-top="0in" fo:padding-left="0.1527in" fo:padding-bottom="0in" fo:padding-right="0.15in"/>
    </style:style>
    <style:style style:name="P990" style:parent-style-name="Standard" style:family="paragraph">
      <style:paragraph-properties fo:keep-with-next="always" fo:widows="0" fo:orphans="0" fo:text-align="center">
        <style:tab-stops>
          <style:tab-stop style:type="center" style:position="1in"/>
        </style:tab-stops>
      </style:paragraph-properties>
    </style:style>
    <style:style style:name="T991" style:parent-style-name="AncientGreekἈρχαίαἑλληνικά" style:family="text">
      <style:text-properties fo:font-weight="bold" style:font-weight-asian="bold" style:font-weight-complex="bold" fo:font-size="18pt" style:font-size-asian="18pt" style:font-size-complex="14pt"/>
    </style:style>
    <style:style style:name="T99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93" style:parent-style-name="AncientGreekἈρχαίαἑλληνικά" style:family="text">
      <style:text-properties fo:font-weight="bold" style:font-weight-asian="bold" style:font-weight-complex="bold" fo:font-size="18pt" style:font-size-asian="18pt" style:font-size-complex="14pt"/>
    </style:style>
    <style:style style:name="T9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95" style:parent-style-name="AncientGreekἈρχαίαἑλληνικά" style:family="text">
      <style:text-properties fo:font-weight="bold" style:font-weight-asian="bold" style:font-weight-complex="bold" fo:font-size="18pt" style:font-size-asian="18pt" style:font-size-complex="14pt"/>
    </style:style>
    <style:style style:name="T99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97" style:parent-style-name="AncientGreekἈρχαίαἑλληνικά" style:family="text">
      <style:text-properties fo:font-weight="bold" style:font-weight-asian="bold" style:font-weight-complex="bold" fo:font-size="18pt" style:font-size-asian="18pt" style:font-size-complex="14pt"/>
    </style:style>
    <style:style style:name="T99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99" style:parent-style-name="AncientGreekἈρχαίαἑλληνικά" style:family="text">
      <style:text-properties fo:font-weight="bold" style:font-weight-asian="bold" style:font-weight-complex="bold" fo:font-size="18pt" style:font-size-asian="18pt" style:font-size-complex="14pt"/>
    </style:style>
    <style:style style:name="T100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01" style:parent-style-name="AncientGreekἈρχαίαἑλληνικά" style:family="text">
      <style:text-properties fo:font-weight="bold" style:font-weight-asian="bold" style:font-weight-complex="bold" fo:font-size="18pt" style:font-size-asian="18pt" style:font-size-complex="14pt"/>
    </style:style>
    <style:style style:name="P1002" style:parent-style-name="Standard" style:family="paragraph">
      <style:paragraph-properties fo:widows="0" fo:orphans="0">
        <style:tab-stops>
          <style:tab-stop style:type="center" style:position="1in"/>
        </style:tab-stops>
      </style:paragraph-properties>
    </style:style>
    <style:style style:name="T1003" style:parent-style-name="AncientGreekἈρχαίαἑλληνικά" style:family="text">
      <style:text-properties style:font-weight-complex="bold" style:font-size-complex="14pt" fo:language="el" fo:country="GR"/>
    </style:style>
    <style:style style:name="T1004" style:parent-style-name="AncientGreekἈρχαίαἑλληνικά" style:family="text">
      <style:text-properties style:font-weight-complex="bold" style:font-size-complex="14pt"/>
    </style:style>
    <style:style style:name="T1005" style:parent-style-name="AncientGreekἈρχαίαἑλληνικά" style:family="text">
      <style:text-properties style:font-weight-complex="bold" style:font-size-complex="14pt" fo:language="el" fo:country="GR"/>
    </style:style>
    <style:style style:name="T1006" style:parent-style-name="AncientGreekἈρχαίαἑλληνικά" style:family="text">
      <style:text-properties style:font-weight-complex="bold" style:font-size-complex="14pt"/>
    </style:style>
    <style:style style:name="T1007" style:parent-style-name="AncientGreekἈρχαίαἑλληνικά" style:family="text">
      <style:text-properties style:font-weight-complex="bold" style:font-size-complex="14pt" fo:language="el" fo:country="GR"/>
    </style:style>
    <style:style style:name="T1008" style:parent-style-name="AncientGreekἈρχαίαἑλληνικά" style:family="text">
      <style:text-properties style:font-weight-complex="bold" style:font-size-complex="14pt"/>
    </style:style>
    <style:style style:name="T1009" style:parent-style-name="AncientGreekἈρχαίαἑλληνικά" style:family="text">
      <style:text-properties style:font-weight-complex="bold" style:font-size-complex="14pt" fo:language="el" fo:country="GR"/>
    </style:style>
    <style:style style:name="T1010" style:parent-style-name="AncientGreekἈρχαίαἑλληνικά" style:family="text">
      <style:text-properties style:font-weight-complex="bold" style:font-size-complex="14pt"/>
    </style:style>
    <style:style style:name="T1011" style:parent-style-name="AncientGreekἈρχαίαἑλληνικά" style:family="text">
      <style:text-properties style:font-weight-complex="bold" style:font-size-complex="14pt" fo:language="el" fo:country="GR"/>
    </style:style>
    <style:style style:name="T1012" style:parent-style-name="AncientGreekἈρχαίαἑλληνικά" style:family="text">
      <style:text-properties style:font-weight-complex="bold" style:font-size-complex="14pt"/>
    </style:style>
    <style:style style:name="T1013" style:parent-style-name="AncientGreekἈρχαίαἑλληνικά" style:family="text">
      <style:text-properties style:font-weight-complex="bold" style:font-size-complex="14pt" fo:language="el" fo:country="GR"/>
    </style:style>
    <style:style style:name="T1014" style:parent-style-name="AncientGreekἈρχαίαἑλληνικά" style:family="text">
      <style:text-properties style:font-weight-complex="bold" style:font-size-complex="14pt"/>
    </style:style>
    <style:style style:name="T1015" style:parent-style-name="AncientGreekἈρχαίαἑλληνικά" style:family="text">
      <style:text-properties style:font-weight-complex="bold" style:font-size-complex="14pt" fo:language="el" fo:country="GR"/>
    </style:style>
    <style:style style:name="T1016" style:parent-style-name="AncientGreekἈρχαίαἑλληνικά" style:family="text">
      <style:text-properties style:font-weight-complex="bold" style:font-size-complex="14pt"/>
    </style:style>
    <style:style style:name="T1017" style:parent-style-name="AncientGreekἈρχαίαἑλληνικά" style:family="text">
      <style:text-properties style:font-weight-complex="bold" style:font-size-complex="14pt" fo:language="el" fo:country="GR"/>
    </style:style>
    <style:style style:name="T1018" style:parent-style-name="AncientGreekἈρχαίαἑλληνικά" style:family="text">
      <style:text-properties style:font-weight-complex="bold" style:font-size-complex="14pt"/>
    </style:style>
    <style:style style:name="T1019" style:parent-style-name="AncientGreekἈρχαίαἑλληνικά" style:family="text">
      <style:text-properties style:font-weight-complex="bold" style:font-size-complex="14pt" fo:language="el" fo:country="GR"/>
    </style:style>
    <style:style style:name="T1020" style:parent-style-name="AncientGreekἈρχαίαἑλληνικά" style:family="text">
      <style:text-properties style:font-weight-complex="bold" style:font-size-complex="14pt"/>
    </style:style>
    <style:style style:name="T1021" style:parent-style-name="AncientGreekἈρχαίαἑλληνικά" style:family="text">
      <style:text-properties style:font-weight-complex="bold" style:font-size-complex="14pt" fo:language="el" fo:country="GR"/>
    </style:style>
    <style:style style:name="T1022" style:parent-style-name="AncientGreekἈρχαίαἑλληνικά" style:family="text">
      <style:text-properties style:font-weight-complex="bold" style:font-size-complex="14pt"/>
    </style:style>
    <style:style style:name="T1023" style:parent-style-name="AncientGreekἈρχαίαἑλληνικά" style:family="text">
      <style:text-properties style:font-weight-complex="bold" style:font-size-complex="14pt" fo:language="el" fo:country="GR"/>
    </style:style>
    <style:style style:name="T1024" style:parent-style-name="AncientGreekἈρχαίαἑλληνικά" style:family="text">
      <style:text-properties style:font-weight-complex="bold" style:font-size-complex="14pt"/>
    </style:style>
    <style:style style:name="T1025" style:parent-style-name="AncientGreekἈρχαίαἑλληνικά" style:family="text">
      <style:text-properties style:font-weight-complex="bold" style:font-size-complex="14pt" fo:language="el" fo:country="GR"/>
    </style:style>
    <style:style style:name="T1026" style:parent-style-name="AncientGreekἈρχαίαἑλληνικά" style:family="text">
      <style:text-properties style:font-weight-complex="bold" style:font-size-complex="14pt"/>
    </style:style>
    <style:style style:name="T1027" style:parent-style-name="AncientGreekἈρχαίαἑλληνικά" style:family="text">
      <style:text-properties style:font-weight-complex="bold" style:font-size-complex="14pt" fo:language="el" fo:country="GR"/>
    </style:style>
    <style:style style:name="T1028" style:parent-style-name="AncientGreekἈρχαίαἑλληνικά" style:family="text">
      <style:text-properties style:font-weight-complex="bold" style:font-size-complex="14pt"/>
    </style:style>
    <style:style style:name="T1029" style:parent-style-name="AncientGreekἈρχαίαἑλληνικά" style:family="text">
      <style:text-properties style:font-weight-complex="bold" style:font-size-complex="14pt" fo:language="el" fo:country="GR"/>
    </style:style>
    <style:style style:name="T1030" style:parent-style-name="AncientGreekἈρχαίαἑλληνικά" style:family="text">
      <style:text-properties style:font-weight-complex="bold" style:font-size-complex="14pt"/>
    </style:style>
    <style:style style:name="T1031" style:parent-style-name="AncientGreekἈρχαίαἑλληνικά" style:family="text">
      <style:text-properties style:font-weight-complex="bold" style:font-size-complex="14pt" fo:language="el" fo:country="GR"/>
    </style:style>
    <style:style style:name="T1032" style:parent-style-name="AncientGreekἈρχαίαἑλληνικά" style:family="text">
      <style:text-properties style:font-weight-complex="bold" style:font-size-complex="14pt"/>
    </style:style>
    <style:style style:name="T1033" style:parent-style-name="AncientGreekἈρχαίαἑλληνικά" style:family="text">
      <style:text-properties style:font-weight-complex="bold" style:font-size-complex="14pt" fo:language="el" fo:country="GR"/>
    </style:style>
    <style:style style:name="T1034" style:parent-style-name="AncientGreekἈρχαίαἑλληνικά" style:family="text">
      <style:text-properties style:font-weight-complex="bold" style:font-size-complex="14pt"/>
    </style:style>
    <style:style style:name="T1035" style:parent-style-name="AncientGreekἈρχαίαἑλληνικά" style:family="text">
      <style:text-properties style:font-weight-complex="bold" style:font-size-complex="14pt" fo:language="el" fo:country="GR"/>
    </style:style>
    <style:style style:name="T1036" style:parent-style-name="AncientGreekἈρχαίαἑλληνικά" style:family="text">
      <style:text-properties style:font-weight-complex="bold" style:font-size-complex="14pt"/>
    </style:style>
    <style:style style:name="T1037" style:parent-style-name="AncientGreekἈρχαίαἑλληνικά" style:family="text">
      <style:text-properties style:font-weight-complex="bold" style:font-size-complex="14pt" fo:language="el" fo:country="GR"/>
    </style:style>
    <style:style style:name="T1038" style:parent-style-name="AncientGreekἈρχαίαἑλληνικά" style:family="text">
      <style:text-properties style:font-weight-complex="bold" style:font-size-complex="14pt"/>
    </style:style>
    <style:style style:name="T1039" style:parent-style-name="AncientGreekἈρχαίαἑλληνικά" style:family="text">
      <style:text-properties style:font-weight-complex="bold" style:font-size-complex="14pt" fo:language="el" fo:country="GR"/>
    </style:style>
    <style:style style:name="T1040" style:parent-style-name="AncientGreekἈρχαίαἑλληνικά" style:family="text">
      <style:text-properties style:font-weight-complex="bold" style:font-size-complex="14pt"/>
    </style:style>
    <style:style style:name="T1041" style:parent-style-name="AncientGreekἈρχαίαἑλληνικά" style:family="text">
      <style:text-properties style:font-weight-complex="bold" style:font-size-complex="14pt" fo:language="el" fo:country="GR"/>
    </style:style>
    <style:style style:name="T1042" style:parent-style-name="AncientGreekἈρχαίαἑλληνικά" style:family="text">
      <style:text-properties style:font-weight-complex="bold" style:font-size-complex="14pt"/>
    </style:style>
    <style:style style:name="T1043" style:parent-style-name="AncientGreekἈρχαίαἑλληνικά" style:family="text">
      <style:text-properties style:font-weight-complex="bold" style:font-size-complex="14pt" fo:language="el" fo:country="GR"/>
    </style:style>
    <style:style style:name="T1044" style:parent-style-name="AncientGreekἈρχαίαἑλληνικά" style:family="text">
      <style:text-properties style:font-weight-complex="bold" style:font-size-complex="14pt"/>
    </style:style>
    <style:style style:name="T1045" style:parent-style-name="AncientGreekἈρχαίαἑλληνικά" style:family="text">
      <style:text-properties style:font-weight-complex="bold" style:font-size-complex="14pt" fo:language="el" fo:country="GR"/>
    </style:style>
    <style:style style:name="T1046" style:parent-style-name="AncientGreekἈρχαίαἑλληνικά" style:family="text">
      <style:text-properties style:font-weight-complex="bold" style:font-size-complex="14pt"/>
    </style:style>
    <style:style style:name="T1047" style:parent-style-name="AncientGreekἈρχαίαἑλληνικά" style:family="text">
      <style:text-properties style:font-weight-complex="bold" style:font-size-complex="14pt" fo:language="el" fo:country="GR"/>
    </style:style>
    <style:style style:name="T1048" style:parent-style-name="AncientGreekἈρχαίαἑλληνικά" style:family="text">
      <style:text-properties style:font-weight-complex="bold" style:font-size-complex="14pt"/>
    </style:style>
    <style:style style:name="T1049" style:parent-style-name="AncientGreekἈρχαίαἑλληνικά" style:family="text">
      <style:text-properties style:font-weight-complex="bold" style:font-size-complex="14pt" fo:language="el" fo:country="GR"/>
    </style:style>
    <style:style style:name="T1050" style:parent-style-name="AncientGreekἈρχαίαἑλληνικά" style:family="text">
      <style:text-properties style:font-weight-complex="bold" style:font-size-complex="14pt"/>
    </style:style>
    <style:style style:name="T1051" style:parent-style-name="AncientGreekἈρχαίαἑλληνικά" style:family="text">
      <style:text-properties style:font-weight-complex="bold" style:font-size-complex="14pt" fo:language="el" fo:country="GR"/>
    </style:style>
    <style:style style:name="T1052" style:parent-style-name="AncientGreekἈρχαίαἑλληνικά" style:family="text">
      <style:text-properties style:font-weight-complex="bold" style:font-size-complex="14pt"/>
    </style:style>
    <style:style style:name="T1053" style:parent-style-name="AncientGreekἈρχαίαἑλληνικά" style:family="text">
      <style:text-properties style:font-weight-complex="bold" style:font-size-complex="14pt" fo:language="el" fo:country="GR"/>
    </style:style>
    <style:style style:name="T1054" style:parent-style-name="AncientGreekἈρχαίαἑλληνικά" style:family="text">
      <style:text-properties style:font-weight-complex="bold" style:font-size-complex="14pt"/>
    </style:style>
    <style:style style:name="T1055" style:parent-style-name="AncientGreekἈρχαίαἑλληνικά" style:family="text">
      <style:text-properties style:font-weight-complex="bold" style:font-size-complex="14pt" fo:language="el" fo:country="GR"/>
    </style:style>
    <style:style style:name="T1056" style:parent-style-name="AncientGreekἈρχαίαἑλληνικά" style:family="text">
      <style:text-properties style:font-weight-complex="bold" style:font-size-complex="14pt"/>
    </style:style>
    <style:style style:name="T1057" style:parent-style-name="AncientGreekἈρχαίαἑλληνικά" style:family="text">
      <style:text-properties style:font-weight-complex="bold" style:font-size-complex="14pt" fo:language="el" fo:country="GR"/>
    </style:style>
    <style:style style:name="T1058" style:parent-style-name="AncientGreekἈρχαίαἑλληνικά" style:family="text">
      <style:text-properties style:font-weight-complex="bold" style:font-size-complex="14pt"/>
    </style:style>
    <style:style style:name="T1059" style:parent-style-name="AncientGreekἈρχαίαἑλληνικά" style:family="text">
      <style:text-properties style:font-weight-complex="bold" style:font-size-complex="14pt" fo:language="el" fo:country="GR"/>
    </style:style>
    <style:style style:name="T1060" style:parent-style-name="AncientGreekἈρχαίαἑλληνικά" style:family="text">
      <style:text-properties style:font-weight-complex="bold" style:font-size-complex="14pt"/>
    </style:style>
    <style:style style:name="T1061" style:parent-style-name="AncientGreekἈρχαίαἑλληνικά" style:family="text">
      <style:text-properties style:font-weight-complex="bold" style:font-size-complex="14pt" fo:language="el" fo:country="GR"/>
    </style:style>
    <style:style style:name="T1062" style:parent-style-name="AncientGreekἈρχαίαἑλληνικά" style:family="text">
      <style:text-properties style:font-weight-complex="bold" style:font-size-complex="14pt"/>
    </style:style>
    <style:style style:name="T1063" style:parent-style-name="AncientGreekἈρχαίαἑλληνικά" style:family="text">
      <style:text-properties style:font-weight-complex="bold" style:font-size-complex="14pt" fo:language="el" fo:country="GR"/>
    </style:style>
    <style:style style:name="T1064" style:parent-style-name="AncientGreekἈρχαίαἑλληνικά" style:family="text">
      <style:text-properties style:font-weight-complex="bold" style:font-size-complex="14pt"/>
    </style:style>
    <style:style style:name="T1065" style:parent-style-name="AncientGreekἈρχαίαἑλληνικά" style:family="text">
      <style:text-properties style:font-weight-complex="bold" style:font-size-complex="14pt" fo:language="el" fo:country="GR"/>
    </style:style>
    <style:style style:name="T1066" style:parent-style-name="AncientGreekἈρχαίαἑλληνικά" style:family="text">
      <style:text-properties style:font-weight-complex="bold" style:font-size-complex="14pt"/>
    </style:style>
    <style:style style:name="T1067" style:parent-style-name="AncientGreekἈρχαίαἑλληνικά" style:family="text">
      <style:text-properties style:font-weight-complex="bold" style:font-size-complex="14pt" fo:language="el" fo:country="GR"/>
    </style:style>
    <style:style style:name="T1068" style:parent-style-name="AncientGreekἈρχαίαἑλληνικά" style:family="text">
      <style:text-properties style:font-weight-complex="bold" style:font-size-complex="14pt"/>
    </style:style>
    <style:style style:name="T1069" style:parent-style-name="AncientGreekἈρχαίαἑλληνικά" style:family="text">
      <style:text-properties style:font-weight-complex="bold" style:font-size-complex="14pt" fo:language="el" fo:country="GR"/>
    </style:style>
    <style:style style:name="T1070" style:parent-style-name="AncientGreekἈρχαίαἑλληνικά" style:family="text">
      <style:text-properties style:font-weight-complex="bold" style:font-size-complex="14pt"/>
    </style:style>
    <style:style style:name="T1071" style:parent-style-name="AncientGreekἈρχαίαἑλληνικά" style:family="text">
      <style:text-properties style:font-weight-complex="bold" style:font-size-complex="14pt" fo:language="el" fo:country="GR"/>
    </style:style>
    <style:style style:name="T1072" style:parent-style-name="AncientGreekἈρχαίαἑλληνικά" style:family="text">
      <style:text-properties style:font-weight-complex="bold" style:font-size-complex="14pt"/>
    </style:style>
    <style:style style:name="T1073" style:parent-style-name="AncientGreekἈρχαίαἑλληνικά" style:family="text">
      <style:text-properties style:font-weight-complex="bold" style:font-size-complex="14pt" fo:language="el" fo:country="GR"/>
    </style:style>
    <style:style style:name="T1074" style:parent-style-name="AncientGreekἈρχαίαἑλληνικά" style:family="text">
      <style:text-properties style:font-weight-complex="bold" style:font-size-complex="14pt"/>
    </style:style>
    <style:style style:name="T1075" style:parent-style-name="AncientGreekἈρχαίαἑλληνικά" style:family="text">
      <style:text-properties style:font-weight-complex="bold" style:font-size-complex="14pt" fo:language="el" fo:country="GR"/>
    </style:style>
    <style:style style:name="T1076" style:parent-style-name="AncientGreekἈρχαίαἑλληνικά" style:family="text">
      <style:text-properties style:font-weight-complex="bold" style:font-size-complex="14pt"/>
    </style:style>
    <style:style style:name="T1077" style:parent-style-name="AncientGreekἈρχαίαἑλληνικά" style:family="text">
      <style:text-properties style:font-weight-complex="bold" style:font-size-complex="14pt" fo:language="el" fo:country="GR"/>
    </style:style>
    <style:style style:name="T1078" style:parent-style-name="AncientGreekἈρχαίαἑλληνικά" style:family="text">
      <style:text-properties style:font-weight-complex="bold" style:font-size-complex="14pt"/>
    </style:style>
    <style:style style:name="T1079" style:parent-style-name="AncientGreekἈρχαίαἑλληνικά" style:family="text">
      <style:text-properties style:font-weight-complex="bold" style:font-size-complex="14pt" fo:language="el" fo:country="GR"/>
    </style:style>
    <style:style style:name="T1080" style:parent-style-name="AncientGreekἈρχαίαἑλληνικά" style:family="text">
      <style:text-properties style:font-weight-complex="bold" style:font-size-complex="14pt"/>
    </style:style>
    <style:style style:name="T1081" style:parent-style-name="AncientGreekἈρχαίαἑλληνικά" style:family="text">
      <style:text-properties style:font-weight-complex="bold" style:font-size-complex="14pt" fo:language="el" fo:country="GR"/>
    </style:style>
    <style:style style:name="T1082" style:parent-style-name="AncientGreekἈρχαίαἑλληνικά" style:family="text">
      <style:text-properties style:font-weight-complex="bold" style:font-size-complex="14pt"/>
    </style:style>
    <style:style style:name="T1083" style:parent-style-name="AncientGreekἈρχαίαἑλληνικά" style:family="text">
      <style:text-properties style:font-weight-complex="bold" style:font-size-complex="14pt" fo:language="el" fo:country="GR"/>
    </style:style>
    <style:style style:name="T1084" style:parent-style-name="AncientGreekἈρχαίαἑλληνικά" style:family="text">
      <style:text-properties style:font-weight-complex="bold" style:font-size-complex="14pt"/>
    </style:style>
    <style:style style:name="T1085" style:parent-style-name="AncientGreekἈρχαίαἑλληνικά" style:family="text">
      <style:text-properties style:font-weight-complex="bold" style:font-size-complex="14pt" fo:language="el" fo:country="GR"/>
    </style:style>
    <style:style style:name="T1086" style:parent-style-name="AncientGreekἈρχαίαἑλληνικά" style:family="text">
      <style:text-properties style:font-weight-complex="bold" style:font-size-complex="14pt"/>
    </style:style>
    <style:style style:name="T1087" style:parent-style-name="AncientGreekἈρχαίαἑλληνικά" style:family="text">
      <style:text-properties style:font-weight-complex="bold" style:font-size-complex="14pt" fo:language="el" fo:country="GR"/>
    </style:style>
    <style:style style:name="T1088" style:parent-style-name="AncientGreekἈρχαίαἑλληνικά" style:family="text">
      <style:text-properties style:font-weight-complex="bold" style:font-size-complex="14pt"/>
    </style:style>
    <style:style style:name="T1089" style:parent-style-name="AncientGreekἈρχαίαἑλληνικά" style:family="text">
      <style:text-properties style:font-weight-complex="bold" style:font-size-complex="14pt" fo:language="el" fo:country="GR"/>
    </style:style>
    <style:style style:name="T1090" style:parent-style-name="AncientGreekἈρχαίαἑλληνικά" style:family="text">
      <style:text-properties style:font-weight-complex="bold" style:font-size-complex="14pt"/>
    </style:style>
    <style:style style:name="T1091" style:parent-style-name="AncientGreekἈρχαίαἑλληνικά" style:family="text">
      <style:text-properties style:font-weight-complex="bold" style:font-size-complex="14pt" fo:language="el" fo:country="GR"/>
    </style:style>
    <style:style style:name="T1092" style:parent-style-name="AncientGreekἈρχαίαἑλληνικά" style:family="text">
      <style:text-properties style:font-weight-complex="bold" style:font-size-complex="14pt"/>
    </style:style>
    <style:style style:name="T1093" style:parent-style-name="AncientGreekἈρχαίαἑλληνικά" style:family="text">
      <style:text-properties style:font-weight-complex="bold" style:font-size-complex="14pt" fo:language="el" fo:country="GR"/>
    </style:style>
    <style:style style:name="T1094" style:parent-style-name="AncientGreekἈρχαίαἑλληνικά" style:family="text">
      <style:text-properties style:font-weight-complex="bold" style:font-size-complex="14pt"/>
    </style:style>
    <style:style style:name="T1095" style:parent-style-name="AncientGreekἈρχαίαἑλληνικά" style:family="text">
      <style:text-properties style:font-weight-complex="bold" style:font-size-complex="14pt" fo:language="el" fo:country="GR"/>
    </style:style>
    <style:style style:name="T1096" style:parent-style-name="AncientGreekἈρχαίαἑλληνικά" style:family="text">
      <style:text-properties style:font-weight-complex="bold" style:font-size-complex="14pt"/>
    </style:style>
    <style:style style:name="T1097" style:parent-style-name="AncientGreekἈρχαίαἑλληνικά" style:family="text">
      <style:text-properties style:font-weight-complex="bold" style:font-size-complex="14pt" fo:language="el" fo:country="GR"/>
    </style:style>
    <style:style style:name="T1098" style:parent-style-name="AncientGreekἈρχαίαἑλληνικά" style:family="text">
      <style:text-properties style:font-weight-complex="bold" style:font-size-complex="14pt"/>
    </style:style>
    <style:style style:name="T1099" style:parent-style-name="AncientGreekἈρχαίαἑλληνικά" style:family="text">
      <style:text-properties style:font-weight-complex="bold" style:font-size-complex="14pt" fo:language="el" fo:country="GR"/>
    </style:style>
    <style:style style:name="T1100" style:parent-style-name="AncientGreekἈρχαίαἑλληνικά" style:family="text">
      <style:text-properties style:font-weight-complex="bold" style:font-size-complex="14pt"/>
    </style:style>
    <style:style style:name="T1101" style:parent-style-name="AncientGreekἈρχαίαἑλληνικά" style:family="text">
      <style:text-properties style:font-weight-complex="bold" style:font-size-complex="14pt" fo:language="el" fo:country="GR"/>
    </style:style>
    <style:style style:name="T1102" style:parent-style-name="AncientGreekἈρχαίαἑλληνικά" style:family="text">
      <style:text-properties style:font-weight-complex="bold" style:font-size-complex="14pt"/>
    </style:style>
    <style:style style:name="T1103" style:parent-style-name="AncientGreekἈρχαίαἑλληνικά" style:family="text">
      <style:text-properties style:font-weight-complex="bold" style:font-size-complex="14pt" fo:language="el" fo:country="GR"/>
    </style:style>
    <style:style style:name="T1104" style:parent-style-name="AncientGreekἈρχαίαἑλληνικά" style:family="text">
      <style:text-properties style:font-weight-complex="bold" style:font-size-complex="14pt"/>
    </style:style>
    <style:style style:name="T1105" style:parent-style-name="AncientGreekἈρχαίαἑλληνικά" style:family="text">
      <style:text-properties style:font-weight-complex="bold" style:font-size-complex="14pt" fo:language="el" fo:country="GR"/>
    </style:style>
    <style:style style:name="T1106" style:parent-style-name="AncientGreekἈρχαίαἑλληνικά" style:family="text">
      <style:text-properties style:font-weight-complex="bold" style:font-size-complex="14pt"/>
    </style:style>
    <style:style style:name="T1107" style:parent-style-name="AncientGreekἈρχαίαἑλληνικά" style:family="text">
      <style:text-properties style:font-weight-complex="bold" style:font-size-complex="14pt" fo:language="el" fo:country="GR"/>
    </style:style>
    <style:style style:name="T1108" style:parent-style-name="AncientGreekἈρχαίαἑλληνικά" style:family="text">
      <style:text-properties style:font-weight-complex="bold" style:font-size-complex="14pt"/>
    </style:style>
    <style:style style:name="T1109" style:parent-style-name="AncientGreekἈρχαίαἑλληνικά" style:family="text">
      <style:text-properties style:font-weight-complex="bold" style:font-size-complex="14pt" fo:language="el" fo:country="GR"/>
    </style:style>
    <style:style style:name="T1110" style:parent-style-name="AncientGreekἈρχαίαἑλληνικά" style:family="text">
      <style:text-properties style:font-weight-complex="bold" style:font-size-complex="14pt"/>
    </style:style>
    <style:style style:name="T1111" style:parent-style-name="AncientGreekἈρχαίαἑλληνικά" style:family="text">
      <style:text-properties style:font-weight-complex="bold" style:font-size-complex="14pt" fo:language="el" fo:country="GR"/>
    </style:style>
    <style:style style:name="T1112" style:parent-style-name="AncientGreekἈρχαίαἑλληνικά" style:family="text">
      <style:text-properties style:font-weight-complex="bold" style:font-size-complex="14pt"/>
    </style:style>
    <style:style style:name="T1113" style:parent-style-name="AncientGreekἈρχαίαἑλληνικά" style:family="text">
      <style:text-properties style:font-weight-complex="bold" style:font-size-complex="14pt" fo:language="el" fo:country="GR"/>
    </style:style>
    <style:style style:name="T1114" style:parent-style-name="AncientGreekἈρχαίαἑλληνικά" style:family="text">
      <style:text-properties style:font-weight-complex="bold" style:font-size-complex="14pt"/>
    </style:style>
    <style:style style:name="T1115" style:parent-style-name="AncientGreekἈρχαίαἑλληνικά" style:family="text">
      <style:text-properties style:font-weight-complex="bold" style:font-size-complex="14pt" fo:language="el" fo:country="GR"/>
    </style:style>
    <style:style style:name="T1116" style:parent-style-name="AncientGreekἈρχαίαἑλληνικά" style:family="text">
      <style:text-properties style:font-weight-complex="bold" style:font-size-complex="14pt"/>
    </style:style>
    <style:style style:name="T1117" style:parent-style-name="AncientGreekἈρχαίαἑλληνικά" style:family="text">
      <style:text-properties style:font-weight-complex="bold" style:font-size-complex="14pt" fo:language="el" fo:country="GR"/>
    </style:style>
    <style:style style:name="T1118" style:parent-style-name="AncientGreekἈρχαίαἑλληνικά" style:family="text">
      <style:text-properties style:font-weight-complex="bold" style:font-size-complex="14pt"/>
    </style:style>
    <style:style style:name="T1119" style:parent-style-name="AncientGreekἈρχαίαἑλληνικά" style:family="text">
      <style:text-properties style:font-weight-complex="bold" style:font-size-complex="14pt" fo:language="el" fo:country="GR"/>
    </style:style>
    <style:style style:name="T1120" style:parent-style-name="AncientGreekἈρχαίαἑλληνικά" style:family="text">
      <style:text-properties style:font-weight-complex="bold" style:font-size-complex="14pt"/>
    </style:style>
    <style:style style:name="T1121" style:parent-style-name="AncientGreekἈρχαίαἑλληνικά" style:family="text">
      <style:text-properties style:font-weight-complex="bold" style:font-size-complex="14pt" fo:language="el" fo:country="GR"/>
    </style:style>
    <style:style style:name="T1122" style:parent-style-name="AncientGreekἈρχαίαἑλληνικά" style:family="text">
      <style:text-properties style:font-weight-complex="bold" style:font-size-complex="14pt"/>
    </style:style>
    <style:style style:name="T1123" style:parent-style-name="AncientGreekἈρχαίαἑλληνικά" style:family="text">
      <style:text-properties style:font-weight-complex="bold" style:font-size-complex="14pt" fo:language="el" fo:country="GR"/>
    </style:style>
    <style:style style:name="T1124" style:parent-style-name="AncientGreekἈρχαίαἑλληνικά" style:family="text">
      <style:text-properties style:font-weight-complex="bold" style:font-size-complex="14pt"/>
    </style:style>
    <style:style style:name="T1125" style:parent-style-name="AncientGreekἈρχαίαἑλληνικά" style:family="text">
      <style:text-properties style:font-weight-complex="bold" style:font-size-complex="14pt" fo:language="el" fo:country="GR"/>
    </style:style>
    <style:style style:name="T1126" style:parent-style-name="AncientGreekἈρχαίαἑλληνικά" style:family="text">
      <style:text-properties style:font-weight-complex="bold" style:font-size-complex="14pt"/>
    </style:style>
    <style:style style:name="T1127" style:parent-style-name="AncientGreekἈρχαίαἑλληνικά" style:family="text">
      <style:text-properties style:font-weight-complex="bold" style:font-size-complex="14pt" fo:language="el" fo:country="GR"/>
    </style:style>
    <style:style style:name="T1128" style:parent-style-name="AncientGreekἈρχαίαἑλληνικά" style:family="text">
      <style:text-properties style:font-weight-complex="bold" style:font-size-complex="14pt"/>
    </style:style>
    <style:style style:name="T1129" style:parent-style-name="AncientGreekἈρχαίαἑλληνικά" style:family="text">
      <style:text-properties style:font-weight-complex="bold" style:font-size-complex="14pt" fo:language="el" fo:country="GR"/>
    </style:style>
    <style:style style:name="T1130" style:parent-style-name="AncientGreekἈρχαίαἑλληνικά" style:family="text">
      <style:text-properties style:font-weight-complex="bold" style:font-size-complex="14pt"/>
    </style:style>
    <style:style style:name="T1131" style:parent-style-name="AncientGreekἈρχαίαἑλληνικά" style:family="text">
      <style:text-properties style:font-weight-complex="bold" style:font-size-complex="14pt" fo:language="el" fo:country="GR"/>
    </style:style>
    <style:style style:name="T1132" style:parent-style-name="AncientGreekἈρχαίαἑλληνικά" style:family="text">
      <style:text-properties style:font-weight-complex="bold" style:font-size-complex="14pt"/>
    </style:style>
    <style:style style:name="T1133" style:parent-style-name="AncientGreekἈρχαίαἑλληνικά" style:family="text">
      <style:text-properties style:font-weight-complex="bold" style:font-size-complex="14pt" fo:language="el" fo:country="GR"/>
    </style:style>
    <style:style style:name="T1134" style:parent-style-name="AncientGreekἈρχαίαἑλληνικά" style:family="text">
      <style:text-properties style:font-weight-complex="bold" style:font-size-complex="14pt"/>
    </style:style>
    <style:style style:name="T1135" style:parent-style-name="AncientGreekἈρχαίαἑλληνικά" style:family="text">
      <style:text-properties style:font-weight-complex="bold" style:font-size-complex="14pt" fo:language="el" fo:country="GR"/>
    </style:style>
    <style:style style:name="T1136" style:parent-style-name="AncientGreekἈρχαίαἑλληνικά" style:family="text">
      <style:text-properties style:font-weight-complex="bold" style:font-size-complex="14pt"/>
    </style:style>
    <style:style style:name="T1137" style:parent-style-name="AncientGreekἈρχαίαἑλληνικά" style:family="text">
      <style:text-properties style:font-weight-complex="bold" style:font-size-complex="14pt" fo:language="el" fo:country="GR"/>
    </style:style>
    <style:style style:name="T1138" style:parent-style-name="AncientGreekἈρχαίαἑλληνικά" style:family="text">
      <style:text-properties style:font-weight-complex="bold" style:font-size-complex="14pt"/>
    </style:style>
    <style:style style:name="T1139" style:parent-style-name="AncientGreekἈρχαίαἑλληνικά" style:family="text">
      <style:text-properties style:font-weight-complex="bold" style:font-size-complex="14pt" fo:language="el" fo:country="GR"/>
    </style:style>
    <style:style style:name="T1140" style:parent-style-name="AncientGreekἈρχαίαἑλληνικά" style:family="text">
      <style:text-properties style:font-weight-complex="bold" style:font-size-complex="14pt"/>
    </style:style>
    <style:style style:name="T1141" style:parent-style-name="AncientGreekἈρχαίαἑλληνικά" style:family="text">
      <style:text-properties style:font-weight-complex="bold" style:font-size-complex="14pt" fo:language="el" fo:country="GR"/>
    </style:style>
    <style:style style:name="T1142" style:parent-style-name="AncientGreekἈρχαίαἑλληνικά" style:family="text">
      <style:text-properties style:font-weight-complex="bold" style:font-size-complex="14pt"/>
    </style:style>
    <style:style style:name="T1143" style:parent-style-name="AncientGreekἈρχαίαἑλληνικά" style:family="text">
      <style:text-properties style:font-weight-complex="bold" style:font-size-complex="14pt" fo:language="el" fo:country="GR"/>
    </style:style>
    <style:style style:name="T1144" style:parent-style-name="AncientGreekἈρχαίαἑλληνικά" style:family="text">
      <style:text-properties style:font-weight-complex="bold" style:font-size-complex="14pt"/>
    </style:style>
    <style:style style:name="T1145" style:parent-style-name="AncientGreekἈρχαίαἑλληνικά" style:family="text">
      <style:text-properties style:font-weight-complex="bold" style:font-size-complex="14pt" fo:language="el" fo:country="GR"/>
    </style:style>
    <style:style style:name="T1146" style:parent-style-name="AncientGreekἈρχαίαἑλληνικά" style:family="text">
      <style:text-properties style:font-weight-complex="bold" style:font-size-complex="14pt"/>
    </style:style>
    <style:style style:name="T1147" style:parent-style-name="AncientGreekἈρχαίαἑλληνικά" style:family="text">
      <style:text-properties style:font-weight-complex="bold" style:font-size-complex="14pt" fo:language="el" fo:country="GR"/>
    </style:style>
    <style:style style:name="T1148" style:parent-style-name="AncientGreekἈρχαίαἑλληνικά" style:family="text">
      <style:text-properties style:font-weight-complex="bold" style:font-size-complex="14pt"/>
    </style:style>
    <style:style style:name="T1149" style:parent-style-name="AncientGreekἈρχαίαἑλληνικά" style:family="text">
      <style:text-properties style:font-weight-complex="bold" style:font-size-complex="14pt" fo:language="el" fo:country="GR"/>
    </style:style>
    <style:style style:name="T1150" style:parent-style-name="AncientGreekἈρχαίαἑλληνικά" style:family="text">
      <style:text-properties style:font-weight-complex="bold" style:font-size-complex="14pt"/>
    </style:style>
    <style:style style:name="T1151" style:parent-style-name="AncientGreekἈρχαίαἑλληνικά" style:family="text">
      <style:text-properties style:font-weight-complex="bold" style:font-size-complex="14pt" fo:language="el" fo:country="GR"/>
    </style:style>
    <style:style style:name="T1152" style:parent-style-name="AncientGreekἈρχαίαἑλληνικά" style:family="text">
      <style:text-properties style:font-weight-complex="bold" style:font-size-complex="14pt"/>
    </style:style>
    <style:style style:name="T1153" style:parent-style-name="AncientGreekἈρχαίαἑλληνικά" style:family="text">
      <style:text-properties style:font-weight-complex="bold" style:font-size-complex="14pt" fo:language="el" fo:country="GR"/>
    </style:style>
    <style:style style:name="T1154" style:parent-style-name="AncientGreekἈρχαίαἑλληνικά" style:family="text">
      <style:text-properties style:font-weight-complex="bold" style:font-size-complex="14pt"/>
    </style:style>
    <style:style style:name="T1155" style:parent-style-name="AncientGreekἈρχαίαἑλληνικά" style:family="text">
      <style:text-properties style:font-weight-complex="bold" style:font-size-complex="14pt" fo:language="el" fo:country="GR"/>
    </style:style>
    <style:style style:name="T1156" style:parent-style-name="AncientGreekἈρχαίαἑλληνικά" style:family="text">
      <style:text-properties style:font-weight-complex="bold" style:font-size-complex="14pt"/>
    </style:style>
    <style:style style:name="T1157" style:parent-style-name="AncientGreekἈρχαίαἑλληνικά" style:family="text">
      <style:text-properties style:font-weight-complex="bold" style:font-size-complex="14pt" fo:language="el" fo:country="GR"/>
    </style:style>
    <style:style style:name="T1158" style:parent-style-name="AncientGreekἈρχαίαἑλληνικά" style:family="text">
      <style:text-properties style:font-weight-complex="bold" style:font-size-complex="14pt"/>
    </style:style>
    <style:style style:name="T1159" style:parent-style-name="AncientGreekἈρχαίαἑλληνικά" style:family="text">
      <style:text-properties style:font-weight-complex="bold" style:font-size-complex="14pt" fo:language="el" fo:country="GR"/>
    </style:style>
    <style:style style:name="T1160" style:parent-style-name="AncientGreekἈρχαίαἑλληνικά" style:family="text">
      <style:text-properties style:font-weight-complex="bold" style:font-size-complex="14pt"/>
    </style:style>
    <style:style style:name="T1161" style:parent-style-name="AncientGreekἈρχαίαἑλληνικά" style:family="text">
      <style:text-properties style:font-weight-complex="bold" style:font-size-complex="14pt" fo:language="el" fo:country="GR"/>
    </style:style>
    <style:style style:name="T1162" style:parent-style-name="AncientGreekἈρχαίαἑλληνικά" style:family="text">
      <style:text-properties style:font-weight-complex="bold" style:font-size-complex="14pt"/>
    </style:style>
    <style:style style:name="T1163" style:parent-style-name="AncientGreekἈρχαίαἑλληνικά" style:family="text">
      <style:text-properties style:font-weight-complex="bold" style:font-size-complex="14pt" fo:language="el" fo:country="GR"/>
    </style:style>
    <style:style style:name="T1164" style:parent-style-name="AncientGreekἈρχαίαἑλληνικά" style:family="text">
      <style:text-properties style:font-weight-complex="bold" style:font-size-complex="14pt"/>
    </style:style>
    <style:style style:name="T1165" style:parent-style-name="AncientGreekἈρχαίαἑλληνικά" style:family="text">
      <style:text-properties style:font-weight-complex="bold" style:font-size-complex="14pt" fo:language="el" fo:country="GR"/>
    </style:style>
    <style:style style:name="T1166" style:parent-style-name="AncientGreekἈρχαίαἑλληνικά" style:family="text">
      <style:text-properties style:font-weight-complex="bold" style:font-size-complex="14pt"/>
    </style:style>
    <style:style style:name="T1167" style:parent-style-name="AncientGreekἈρχαίαἑλληνικά" style:family="text">
      <style:text-properties style:font-weight-complex="bold" style:font-size-complex="14pt" fo:language="el" fo:country="GR"/>
    </style:style>
    <style:style style:name="T1168" style:parent-style-name="AncientGreekἈρχαίαἑλληνικά" style:family="text">
      <style:text-properties style:font-weight-complex="bold" style:font-size-complex="14pt"/>
    </style:style>
    <style:style style:name="T1169" style:parent-style-name="AncientGreekἈρχαίαἑλληνικά" style:family="text">
      <style:text-properties style:font-weight-complex="bold" style:font-size-complex="14pt" fo:language="el" fo:country="GR"/>
    </style:style>
    <style:style style:name="T1170" style:parent-style-name="AncientGreekἈρχαίαἑλληνικά" style:family="text">
      <style:text-properties style:font-weight-complex="bold" style:font-size-complex="14pt"/>
    </style:style>
    <style:style style:name="T1171" style:parent-style-name="AncientGreekἈρχαίαἑλληνικά" style:family="text">
      <style:text-properties style:font-weight-complex="bold" style:font-size-complex="14pt" fo:language="el" fo:country="GR"/>
    </style:style>
    <style:style style:name="T1172" style:parent-style-name="AncientGreekἈρχαίαἑλληνικά" style:family="text">
      <style:text-properties style:font-weight-complex="bold" style:font-size-complex="14pt"/>
    </style:style>
    <style:style style:name="T1173" style:parent-style-name="AncientGreekἈρχαίαἑλληνικά" style:family="text">
      <style:text-properties style:font-weight-complex="bold" style:font-size-complex="14pt" fo:language="el" fo:country="GR"/>
    </style:style>
    <style:style style:name="T1174" style:parent-style-name="AncientGreekἈρχαίαἑλληνικά" style:family="text">
      <style:text-properties style:font-weight-complex="bold" style:font-size-complex="14pt"/>
    </style:style>
    <style:style style:name="T1175" style:parent-style-name="AncientGreekἈρχαίαἑλληνικά" style:family="text">
      <style:text-properties style:font-weight-complex="bold" style:font-size-complex="14pt" fo:language="el" fo:country="GR"/>
    </style:style>
    <style:style style:name="T1176" style:parent-style-name="AncientGreekἈρχαίαἑλληνικά" style:family="text">
      <style:text-properties style:font-weight-complex="bold" style:font-size-complex="14pt"/>
    </style:style>
    <style:style style:name="T1177" style:parent-style-name="AncientGreekἈρχαίαἑλληνικά" style:family="text">
      <style:text-properties style:font-weight-complex="bold" style:font-size-complex="14pt" fo:language="el" fo:country="GR"/>
    </style:style>
    <style:style style:name="T1178" style:parent-style-name="AncientGreekἈρχαίαἑλληνικά" style:family="text">
      <style:text-properties style:font-weight-complex="bold" style:font-size-complex="14pt"/>
    </style:style>
    <style:style style:name="T1179" style:parent-style-name="AncientGreekἈρχαίαἑλληνικά" style:family="text">
      <style:text-properties style:font-weight-complex="bold" style:font-size-complex="14pt" fo:language="el" fo:country="GR"/>
    </style:style>
    <style:style style:name="T1180" style:parent-style-name="AncientGreekἈρχαίαἑλληνικά" style:family="text">
      <style:text-properties style:font-weight-complex="bold" style:font-size-complex="14pt"/>
    </style:style>
    <style:style style:name="T1181" style:parent-style-name="AncientGreekἈρχαίαἑλληνικά" style:family="text">
      <style:text-properties style:font-weight-complex="bold" style:font-size-complex="14pt" fo:language="el" fo:country="GR"/>
    </style:style>
    <style:style style:name="T1182" style:parent-style-name="AncientGreekἈρχαίαἑλληνικά" style:family="text">
      <style:text-properties style:font-weight-complex="bold" style:font-size-complex="14pt"/>
    </style:style>
    <style:style style:name="T1183" style:parent-style-name="AncientGreekἈρχαίαἑλληνικά" style:family="text">
      <style:text-properties style:font-weight-complex="bold" style:font-size-complex="14pt" fo:language="el" fo:country="GR"/>
    </style:style>
    <style:style style:name="T1184" style:parent-style-name="AncientGreekἈρχαίαἑλληνικά" style:family="text">
      <style:text-properties style:font-weight-complex="bold" style:font-size-complex="14pt"/>
    </style:style>
    <style:style style:name="T1185" style:parent-style-name="AncientGreekἈρχαίαἑλληνικά" style:family="text">
      <style:text-properties style:font-weight-complex="bold" style:font-size-complex="14pt" fo:language="el" fo:country="GR"/>
    </style:style>
    <style:style style:name="T1186" style:parent-style-name="AncientGreekἈρχαίαἑλληνικά" style:family="text">
      <style:text-properties style:font-weight-complex="bold" style:font-size-complex="14pt"/>
    </style:style>
    <style:style style:name="T1187" style:parent-style-name="AncientGreekἈρχαίαἑλληνικά" style:family="text">
      <style:text-properties style:font-weight-complex="bold" style:font-size-complex="14pt" fo:language="el" fo:country="GR"/>
    </style:style>
    <style:style style:name="T1188" style:parent-style-name="AncientGreekἈρχαίαἑλληνικά" style:family="text">
      <style:text-properties style:font-weight-complex="bold" style:font-size-complex="14pt"/>
    </style:style>
    <style:style style:name="T1189" style:parent-style-name="AncientGreekἈρχαίαἑλληνικά" style:family="text">
      <style:text-properties style:font-weight-complex="bold" style:font-size-complex="14pt" fo:language="el" fo:country="GR"/>
    </style:style>
    <style:style style:name="T1190" style:parent-style-name="AncientGreekἈρχαίαἑλληνικά" style:family="text">
      <style:text-properties style:font-weight-complex="bold" style:font-size-complex="14pt"/>
    </style:style>
    <style:style style:name="T1191" style:parent-style-name="AncientGreekἈρχαίαἑλληνικά" style:family="text">
      <style:text-properties style:font-weight-complex="bold" style:font-size-complex="14pt" fo:language="el" fo:country="GR"/>
    </style:style>
    <style:style style:name="T1192" style:parent-style-name="AncientGreekἈρχαίαἑλληνικά" style:family="text">
      <style:text-properties style:font-weight-complex="bold" style:font-size-complex="14pt"/>
    </style:style>
    <style:style style:name="T1193" style:parent-style-name="AncientGreekἈρχαίαἑλληνικά" style:family="text">
      <style:text-properties style:font-weight-complex="bold" style:font-size-complex="14pt" fo:language="el" fo:country="GR"/>
    </style:style>
    <style:style style:name="T1194" style:parent-style-name="AncientGreekἈρχαίαἑλληνικά" style:family="text">
      <style:text-properties style:font-weight-complex="bold" style:font-size-complex="14pt"/>
    </style:style>
    <style:style style:name="T1195" style:parent-style-name="AncientGreekἈρχαίαἑλληνικά" style:family="text">
      <style:text-properties style:font-weight-complex="bold" style:font-size-complex="14pt" fo:language="el" fo:country="GR"/>
    </style:style>
    <style:style style:name="T1196" style:parent-style-name="AncientGreekἈρχαίαἑλληνικά" style:family="text">
      <style:text-properties style:font-weight-complex="bold" style:font-size-complex="14pt"/>
    </style:style>
    <style:style style:name="T1197" style:parent-style-name="AncientGreekἈρχαίαἑλληνικά" style:family="text">
      <style:text-properties style:font-weight-complex="bold" style:font-size-complex="14pt" fo:language="el" fo:country="GR"/>
    </style:style>
    <style:style style:name="T1198" style:parent-style-name="AncientGreekἈρχαίαἑλληνικά" style:family="text">
      <style:text-properties style:font-weight-complex="bold" style:font-size-complex="14pt"/>
    </style:style>
    <style:style style:name="T1199" style:parent-style-name="AncientGreekἈρχαίαἑλληνικά" style:family="text">
      <style:text-properties style:font-weight-complex="bold" style:font-size-complex="14pt" fo:language="el" fo:country="GR"/>
    </style:style>
    <style:style style:name="T1200" style:parent-style-name="AncientGreekἈρχαίαἑλληνικά" style:family="text">
      <style:text-properties style:font-weight-complex="bold" style:font-size-complex="14pt"/>
    </style:style>
    <style:style style:name="T1201" style:parent-style-name="AncientGreekἈρχαίαἑλληνικά" style:family="text">
      <style:text-properties style:font-weight-complex="bold" style:font-size-complex="14pt" fo:language="el" fo:country="GR"/>
    </style:style>
    <style:style style:name="T1202" style:parent-style-name="AncientGreekἈρχαίαἑλληνικά" style:family="text">
      <style:text-properties style:font-weight-complex="bold" style:font-size-complex="14pt"/>
    </style:style>
    <style:style style:name="T1203" style:parent-style-name="AncientGreekἈρχαίαἑλληνικά" style:family="text">
      <style:text-properties style:font-weight-complex="bold" style:font-size-complex="14pt" fo:language="el" fo:country="GR"/>
    </style:style>
    <style:style style:name="T1204" style:parent-style-name="AncientGreekἈρχαίαἑλληνικά" style:family="text">
      <style:text-properties style:font-weight-complex="bold" style:font-size-complex="14pt"/>
    </style:style>
    <style:style style:name="T1205" style:parent-style-name="AncientGreekἈρχαίαἑλληνικά" style:family="text">
      <style:text-properties style:font-weight-complex="bold" style:font-size-complex="14pt" fo:language="el" fo:country="GR"/>
    </style:style>
    <style:style style:name="T1206" style:parent-style-name="AncientGreekἈρχαίαἑλληνικά" style:family="text">
      <style:text-properties style:font-weight-complex="bold" style:font-size-complex="14pt"/>
    </style:style>
    <style:style style:name="T1207" style:parent-style-name="AncientGreekἈρχαίαἑλληνικά" style:family="text">
      <style:text-properties style:font-weight-complex="bold" style:font-size-complex="14pt" fo:language="el" fo:country="GR"/>
    </style:style>
    <style:style style:name="T1208" style:parent-style-name="AncientGreekἈρχαίαἑλληνικά" style:family="text">
      <style:text-properties style:font-weight-complex="bold" style:font-size-complex="14pt"/>
    </style:style>
    <style:style style:name="T1209" style:parent-style-name="AncientGreekἈρχαίαἑλληνικά" style:family="text">
      <style:text-properties style:font-weight-complex="bold" style:font-size-complex="14pt" fo:language="el" fo:country="GR"/>
    </style:style>
    <style:style style:name="T1210" style:parent-style-name="AncientGreekἈρχαίαἑλληνικά" style:family="text">
      <style:text-properties style:font-weight-complex="bold" style:font-size-complex="14pt"/>
    </style:style>
    <style:style style:name="T1211" style:parent-style-name="AncientGreekἈρχαίαἑλληνικά" style:family="text">
      <style:text-properties style:font-weight-complex="bold" style:font-size-complex="14pt" fo:language="el" fo:country="GR"/>
    </style:style>
    <style:style style:name="T1212" style:parent-style-name="AncientGreekἈρχαίαἑλληνικά" style:family="text">
      <style:text-properties style:font-weight-complex="bold" style:font-size-complex="14pt"/>
    </style:style>
    <style:style style:name="T1213" style:parent-style-name="AncientGreekἈρχαίαἑλληνικά" style:family="text">
      <style:text-properties style:font-weight-complex="bold" style:font-size-complex="14pt" fo:language="el" fo:country="GR"/>
    </style:style>
    <style:style style:name="T1214" style:parent-style-name="AncientGreekἈρχαίαἑλληνικά" style:family="text">
      <style:text-properties style:font-weight-complex="bold" style:font-size-complex="14pt"/>
    </style:style>
    <style:style style:name="T1215" style:parent-style-name="AncientGreekἈρχαίαἑλληνικά" style:family="text">
      <style:text-properties style:font-weight-complex="bold" style:font-size-complex="14pt" fo:language="el" fo:country="GR"/>
    </style:style>
    <style:style style:name="T1216" style:parent-style-name="AncientGreekἈρχαίαἑλληνικά" style:family="text">
      <style:text-properties style:font-weight-complex="bold" style:font-size-complex="14pt"/>
    </style:style>
    <style:style style:name="T1217" style:parent-style-name="AncientGreekἈρχαίαἑλληνικά" style:family="text">
      <style:text-properties style:font-weight-complex="bold" style:font-size-complex="14pt" fo:language="el" fo:country="GR"/>
    </style:style>
    <style:style style:name="T1218" style:parent-style-name="AncientGreekἈρχαίαἑλληνικά" style:family="text">
      <style:text-properties style:font-weight-complex="bold" style:font-size-complex="14pt"/>
    </style:style>
    <style:style style:name="T1219" style:parent-style-name="AncientGreekἈρχαίαἑλληνικά" style:family="text">
      <style:text-properties style:font-weight-complex="bold" style:font-size-complex="14pt" fo:language="el" fo:country="GR"/>
    </style:style>
    <style:style style:name="T1220" style:parent-style-name="AncientGreekἈρχαίαἑλληνικά" style:family="text">
      <style:text-properties style:font-weight-complex="bold" style:font-size-complex="14pt"/>
    </style:style>
    <style:style style:name="T1221" style:parent-style-name="AncientGreekἈρχαίαἑλληνικά" style:family="text">
      <style:text-properties style:font-weight-complex="bold" style:font-size-complex="14pt" fo:language="el" fo:country="GR"/>
    </style:style>
    <style:style style:name="T1222" style:parent-style-name="AncientGreekἈρχαίαἑλληνικά" style:family="text">
      <style:text-properties style:font-weight-complex="bold" style:font-size-complex="14pt"/>
    </style:style>
    <style:style style:name="T1223" style:parent-style-name="AncientGreekἈρχαίαἑλληνικά" style:family="text">
      <style:text-properties style:font-weight-complex="bold" style:font-size-complex="14pt" fo:language="el" fo:country="GR"/>
    </style:style>
    <style:style style:name="T1224" style:parent-style-name="AncientGreekἈρχαίαἑλληνικά" style:family="text">
      <style:text-properties style:font-weight-complex="bold" style:font-size-complex="14pt"/>
    </style:style>
    <style:style style:name="T1225" style:parent-style-name="AncientGreekἈρχαίαἑλληνικά" style:family="text">
      <style:text-properties style:font-weight-complex="bold" style:font-size-complex="14pt" fo:language="el" fo:country="GR"/>
    </style:style>
    <style:style style:name="T1226" style:parent-style-name="AncientGreekἈρχαίαἑλληνικά" style:family="text">
      <style:text-properties style:font-weight-complex="bold" style:font-size-complex="14pt"/>
    </style:style>
    <style:style style:name="T1227" style:parent-style-name="AncientGreekἈρχαίαἑλληνικά" style:family="text">
      <style:text-properties style:font-weight-complex="bold" style:font-size-complex="14pt" fo:language="el" fo:country="GR"/>
    </style:style>
    <style:style style:name="T1228" style:parent-style-name="AncientGreekἈρχαίαἑλληνικά" style:family="text">
      <style:text-properties style:font-weight-complex="bold" style:font-size-complex="14pt"/>
    </style:style>
    <style:style style:name="T1229" style:parent-style-name="AncientGreekἈρχαίαἑλληνικά" style:family="text">
      <style:text-properties style:font-weight-complex="bold" style:font-size-complex="14pt" fo:language="el" fo:country="GR"/>
    </style:style>
    <style:style style:name="T1230" style:parent-style-name="AncientGreekἈρχαίαἑλληνικά" style:family="text">
      <style:text-properties style:font-weight-complex="bold" style:font-size-complex="14pt"/>
    </style:style>
    <style:style style:name="T1231" style:parent-style-name="AncientGreekἈρχαίαἑλληνικά" style:family="text">
      <style:text-properties style:font-weight-complex="bold" style:font-size-complex="14pt" fo:language="el" fo:country="GR"/>
    </style:style>
    <style:style style:name="T1232" style:parent-style-name="AncientGreekἈρχαίαἑλληνικά" style:family="text">
      <style:text-properties style:font-weight-complex="bold" style:font-size-complex="14pt"/>
    </style:style>
    <style:style style:name="T1233" style:parent-style-name="AncientGreekἈρχαίαἑλληνικά" style:family="text">
      <style:text-properties style:font-weight-complex="bold" style:font-size-complex="14pt" fo:language="el" fo:country="GR"/>
    </style:style>
    <style:style style:name="T1234" style:parent-style-name="AncientGreekἈρχαίαἑλληνικά" style:family="text">
      <style:text-properties style:font-weight-complex="bold" style:font-size-complex="14pt"/>
    </style:style>
    <style:style style:name="T1235" style:parent-style-name="AncientGreekἈρχαίαἑλληνικά" style:family="text">
      <style:text-properties style:font-weight-complex="bold" style:font-size-complex="14pt" fo:language="el" fo:country="GR"/>
    </style:style>
    <style:style style:name="T1236" style:parent-style-name="AncientGreekἈρχαίαἑλληνικά" style:family="text">
      <style:text-properties style:font-weight-complex="bold" style:font-size-complex="14pt"/>
    </style:style>
    <style:style style:name="T1237" style:parent-style-name="AncientGreekἈρχαίαἑλληνικά" style:family="text">
      <style:text-properties style:font-weight-complex="bold" style:font-size-complex="14pt" fo:language="el" fo:country="GR"/>
    </style:style>
    <style:style style:name="T1238" style:parent-style-name="AncientGreekἈρχαίαἑλληνικά" style:family="text">
      <style:text-properties style:font-weight-complex="bold" style:font-size-complex="14pt"/>
    </style:style>
    <style:style style:name="T1239" style:parent-style-name="AncientGreekἈρχαίαἑλληνικά" style:family="text">
      <style:text-properties style:font-weight-complex="bold" style:font-size-complex="14pt" fo:language="el" fo:country="GR"/>
    </style:style>
    <style:style style:name="T1240" style:parent-style-name="AncientGreekἈρχαίαἑλληνικά" style:family="text">
      <style:text-properties style:font-weight-complex="bold" style:font-size-complex="14pt"/>
    </style:style>
    <style:style style:name="T1241" style:parent-style-name="AncientGreekἈρχαίαἑλληνικά" style:family="text">
      <style:text-properties style:font-weight-complex="bold" style:font-size-complex="14pt" fo:language="el" fo:country="GR"/>
    </style:style>
    <style:style style:name="T1242" style:parent-style-name="AncientGreekἈρχαίαἑλληνικά" style:family="text">
      <style:text-properties style:font-weight-complex="bold" style:font-size-complex="14pt"/>
    </style:style>
    <style:style style:name="T1243" style:parent-style-name="AncientGreekἈρχαίαἑλληνικά" style:family="text">
      <style:text-properties style:font-weight-complex="bold" style:font-size-complex="14pt" fo:language="el" fo:country="GR"/>
    </style:style>
    <style:style style:name="T1244" style:parent-style-name="AncientGreekἈρχαίαἑλληνικά" style:family="text">
      <style:text-properties style:font-weight-complex="bold" style:font-size-complex="14pt"/>
    </style:style>
    <style:style style:name="T1245" style:parent-style-name="AncientGreekἈρχαίαἑλληνικά" style:family="text">
      <style:text-properties style:font-weight-complex="bold" style:font-size-complex="14pt" fo:language="el" fo:country="GR"/>
    </style:style>
    <style:style style:name="T1246" style:parent-style-name="AncientGreekἈρχαίαἑλληνικά" style:family="text">
      <style:text-properties style:font-weight-complex="bold" style:font-size-complex="14pt"/>
    </style:style>
    <style:style style:name="T1247" style:parent-style-name="AncientGreekἈρχαίαἑλληνικά" style:family="text">
      <style:text-properties style:font-weight-complex="bold" style:font-size-complex="14pt" fo:language="el" fo:country="GR"/>
    </style:style>
    <style:style style:name="T1248" style:parent-style-name="AncientGreekἈρχαίαἑλληνικά" style:family="text">
      <style:text-properties style:font-weight-complex="bold" style:font-size-complex="14pt"/>
    </style:style>
    <style:style style:name="T1249" style:parent-style-name="AncientGreekἈρχαίαἑλληνικά" style:family="text">
      <style:text-properties style:font-weight-complex="bold" style:font-size-complex="14pt" fo:language="el" fo:country="GR"/>
    </style:style>
    <style:style style:name="T1250" style:parent-style-name="AncientGreekἈρχαίαἑλληνικά" style:family="text">
      <style:text-properties style:font-weight-complex="bold" style:font-size-complex="14pt"/>
    </style:style>
    <style:style style:name="T1251" style:parent-style-name="AncientGreekἈρχαίαἑλληνικά" style:family="text">
      <style:text-properties style:font-weight-complex="bold" style:font-size-complex="14pt" fo:language="el" fo:country="GR"/>
    </style:style>
    <style:style style:name="T1252" style:parent-style-name="AncientGreekἈρχαίαἑλληνικά" style:family="text">
      <style:text-properties style:font-weight-complex="bold" style:font-size-complex="14pt"/>
    </style:style>
    <style:style style:name="T1253" style:parent-style-name="AncientGreekἈρχαίαἑλληνικά" style:family="text">
      <style:text-properties style:font-weight-complex="bold" style:font-size-complex="14pt" fo:language="el" fo:country="GR"/>
    </style:style>
    <style:style style:name="T1254" style:parent-style-name="AncientGreekἈρχαίαἑλληνικά" style:family="text">
      <style:text-properties style:font-weight-complex="bold" style:font-size-complex="14pt"/>
    </style:style>
    <style:style style:name="T1255" style:parent-style-name="AncientGreekἈρχαίαἑλληνικά" style:family="text">
      <style:text-properties style:font-weight-complex="bold" style:font-size-complex="14pt" fo:language="el" fo:country="GR"/>
    </style:style>
    <style:style style:name="T1256" style:parent-style-name="AncientGreekἈρχαίαἑλληνικά" style:family="text">
      <style:text-properties style:font-weight-complex="bold" style:font-size-complex="14pt"/>
    </style:style>
    <style:style style:name="T1257" style:parent-style-name="AncientGreekἈρχαίαἑλληνικά" style:family="text">
      <style:text-properties style:font-weight-complex="bold" style:font-size-complex="14pt" fo:language="el" fo:country="GR"/>
    </style:style>
    <style:style style:name="T1258" style:parent-style-name="AncientGreekἈρχαίαἑλληνικά" style:family="text">
      <style:text-properties style:font-weight-complex="bold" style:font-size-complex="14pt"/>
    </style:style>
    <style:style style:name="T1259" style:parent-style-name="AncientGreekἈρχαίαἑλληνικά" style:family="text">
      <style:text-properties style:font-weight-complex="bold" style:font-size-complex="14pt" fo:language="el" fo:country="GR"/>
    </style:style>
    <style:style style:name="T1260" style:parent-style-name="AncientGreekἈρχαίαἑλληνικά" style:family="text">
      <style:text-properties style:font-weight-complex="bold" style:font-size-complex="14pt"/>
    </style:style>
    <style:style style:name="T1261" style:parent-style-name="AncientGreekἈρχαίαἑλληνικά" style:family="text">
      <style:text-properties style:font-weight-complex="bold" style:font-size-complex="14pt" fo:language="el" fo:country="GR"/>
    </style:style>
    <style:style style:name="T1262" style:parent-style-name="AncientGreekἈρχαίαἑλληνικά" style:family="text">
      <style:text-properties style:font-weight-complex="bold" style:font-size-complex="14pt"/>
    </style:style>
    <style:style style:name="T1263" style:parent-style-name="AncientGreekἈρχαίαἑλληνικά" style:family="text">
      <style:text-properties style:font-weight-complex="bold" style:font-size-complex="14pt" fo:language="el" fo:country="GR"/>
    </style:style>
    <style:style style:name="T1264" style:parent-style-name="AncientGreekἈρχαίαἑλληνικά" style:family="text">
      <style:text-properties style:font-weight-complex="bold" style:font-size-complex="14pt"/>
    </style:style>
    <style:style style:name="T1265" style:parent-style-name="AncientGreekἈρχαίαἑλληνικά" style:family="text">
      <style:text-properties style:font-weight-complex="bold" style:font-size-complex="14pt" fo:language="el" fo:country="GR"/>
    </style:style>
    <style:style style:name="T1266" style:parent-style-name="AncientGreekἈρχαίαἑλληνικά" style:family="text">
      <style:text-properties style:font-weight-complex="bold" style:font-size-complex="14pt"/>
    </style:style>
    <style:style style:name="T1267" style:parent-style-name="AncientGreekἈρχαίαἑλληνικά" style:family="text">
      <style:text-properties style:font-weight-complex="bold" style:font-size-complex="14pt" fo:language="el" fo:country="GR"/>
    </style:style>
    <style:style style:name="T1268" style:parent-style-name="AncientGreekἈρχαίαἑλληνικά" style:family="text">
      <style:text-properties style:font-weight-complex="bold" style:font-size-complex="14pt"/>
    </style:style>
    <style:style style:name="T1269" style:parent-style-name="AncientGreekἈρχαίαἑλληνικά" style:family="text">
      <style:text-properties style:font-weight-complex="bold" style:font-size-complex="14pt" fo:language="el" fo:country="GR"/>
    </style:style>
    <style:style style:name="T1270" style:parent-style-name="AncientGreekἈρχαίαἑλληνικά" style:family="text">
      <style:text-properties style:font-weight-complex="bold" style:font-size-complex="14pt"/>
    </style:style>
    <style:style style:name="T1271" style:parent-style-name="AncientGreekἈρχαίαἑλληνικά" style:family="text">
      <style:text-properties style:font-weight-complex="bold" style:font-size-complex="14pt" fo:language="el" fo:country="GR"/>
    </style:style>
    <style:style style:name="T1272" style:parent-style-name="AncientGreekἈρχαίαἑλληνικά" style:family="text">
      <style:text-properties style:font-weight-complex="bold" style:font-size-complex="14pt"/>
    </style:style>
    <style:style style:name="T1273" style:parent-style-name="AncientGreekἈρχαίαἑλληνικά" style:family="text">
      <style:text-properties style:font-weight-complex="bold" style:font-size-complex="14pt" fo:language="el" fo:country="GR"/>
    </style:style>
    <style:style style:name="T1274" style:parent-style-name="AncientGreekἈρχαίαἑλληνικά" style:family="text">
      <style:text-properties style:font-weight-complex="bold" style:font-size-complex="14pt"/>
    </style:style>
    <style:style style:name="T1275" style:parent-style-name="AncientGreekἈρχαίαἑλληνικά" style:family="text">
      <style:text-properties style:font-weight-complex="bold" style:font-size-complex="14pt" fo:language="el" fo:country="GR"/>
    </style:style>
    <style:style style:name="T1276" style:parent-style-name="AncientGreekἈρχαίαἑλληνικά" style:family="text">
      <style:text-properties style:font-weight-complex="bold" style:font-size-complex="14pt"/>
    </style:style>
    <style:style style:name="T1277" style:parent-style-name="AncientGreekἈρχαίαἑλληνικά" style:family="text">
      <style:text-properties style:font-weight-complex="bold" style:font-size-complex="14pt" fo:language="el" fo:country="GR"/>
    </style:style>
    <style:style style:name="T1278" style:parent-style-name="AncientGreekἈρχαίαἑλληνικά" style:family="text">
      <style:text-properties style:font-weight-complex="bold" style:font-size-complex="14pt"/>
    </style:style>
    <style:style style:name="T1279" style:parent-style-name="AncientGreekἈρχαίαἑλληνικά" style:family="text">
      <style:text-properties style:font-weight-complex="bold" style:font-size-complex="14pt" fo:language="el" fo:country="GR"/>
    </style:style>
    <style:style style:name="T1280" style:parent-style-name="AncientGreekἈρχαίαἑλληνικά" style:family="text">
      <style:text-properties style:font-weight-complex="bold" style:font-size-complex="14pt"/>
    </style:style>
    <style:style style:name="T1281" style:parent-style-name="AncientGreekἈρχαίαἑλληνικά" style:family="text">
      <style:text-properties style:font-weight-complex="bold" style:font-size-complex="14pt" fo:language="el" fo:country="GR"/>
    </style:style>
    <style:style style:name="T1282" style:parent-style-name="AncientGreekἈρχαίαἑλληνικά" style:family="text">
      <style:text-properties style:font-weight-complex="bold" style:font-size-complex="14pt"/>
    </style:style>
    <style:style style:name="T1283" style:parent-style-name="AncientGreekἈρχαίαἑλληνικά" style:family="text">
      <style:text-properties style:font-weight-complex="bold" style:font-size-complex="14pt" fo:language="el" fo:country="GR"/>
    </style:style>
    <style:style style:name="T1284" style:parent-style-name="AncientGreekἈρχαίαἑλληνικά" style:family="text">
      <style:text-properties style:font-weight-complex="bold" style:font-size-complex="14pt"/>
    </style:style>
    <style:style style:name="T1285" style:parent-style-name="AncientGreekἈρχαίαἑλληνικά" style:family="text">
      <style:text-properties style:font-weight-complex="bold" style:font-size-complex="14pt" fo:language="el" fo:country="GR"/>
    </style:style>
    <style:style style:name="T1286" style:parent-style-name="AncientGreekἈρχαίαἑλληνικά" style:family="text">
      <style:text-properties style:font-weight-complex="bold" style:font-size-complex="14pt"/>
    </style:style>
    <style:style style:name="T1287" style:parent-style-name="AncientGreekἈρχαίαἑλληνικά" style:family="text">
      <style:text-properties style:font-weight-complex="bold" style:font-size-complex="14pt" fo:language="el" fo:country="GR"/>
    </style:style>
    <style:style style:name="T1288" style:parent-style-name="AncientGreekἈρχαίαἑλληνικά" style:family="text">
      <style:text-properties style:font-weight-complex="bold" style:font-size-complex="14pt"/>
    </style:style>
    <style:style style:name="T1289" style:parent-style-name="AncientGreekἈρχαίαἑλληνικά" style:family="text">
      <style:text-properties style:font-weight-complex="bold" style:font-size-complex="14pt" fo:language="el" fo:country="GR"/>
    </style:style>
    <style:style style:name="T1290" style:parent-style-name="AncientGreekἈρχαίαἑλληνικά" style:family="text">
      <style:text-properties style:font-weight-complex="bold" style:font-size-complex="14pt"/>
    </style:style>
    <style:style style:name="P1291" style:parent-style-name="Standard" style:family="paragraph">
      <style:paragraph-properties fo:widows="0" fo:orphans="0"/>
    </style:style>
    <style:style style:name="T1292" style:parent-style-name="AncientGreekἈρχαίαἑλληνικά" style:family="text">
      <style:text-properties style:font-weight-complex="bold" style:font-size-complex="14pt" fo:language="el" fo:country="GR"/>
    </style:style>
    <style:style style:name="T1293" style:parent-style-name="AncientGreekἈρχαίαἑλληνικά" style:family="text">
      <style:text-properties style:font-weight-complex="bold" style:font-size-complex="14pt"/>
    </style:style>
    <style:style style:name="T1294" style:parent-style-name="AncientGreekἈρχαίαἑλληνικά" style:family="text">
      <style:text-properties style:font-weight-complex="bold" style:font-size-complex="14pt" fo:language="el" fo:country="GR"/>
    </style:style>
    <style:style style:name="T1295" style:parent-style-name="AncientGreekἈρχαίαἑλληνικά" style:family="text">
      <style:text-properties style:font-weight-complex="bold" style:font-size-complex="14pt"/>
    </style:style>
    <style:style style:name="T1296" style:parent-style-name="AncientGreekἈρχαίαἑλληνικά" style:family="text">
      <style:text-properties style:font-weight-complex="bold" style:font-size-complex="14pt" fo:language="el" fo:country="GR"/>
    </style:style>
    <style:style style:name="T1297" style:parent-style-name="AncientGreekἈρχαίαἑλληνικά" style:family="text">
      <style:text-properties style:font-weight-complex="bold" style:font-size-complex="14pt"/>
    </style:style>
    <style:style style:name="T1298" style:parent-style-name="AncientGreekἈρχαίαἑλληνικά" style:family="text">
      <style:text-properties style:font-weight-complex="bold" style:font-size-complex="14pt" fo:language="el" fo:country="GR"/>
    </style:style>
    <style:style style:name="T1299" style:parent-style-name="AncientGreekἈρχαίαἑλληνικά" style:family="text">
      <style:text-properties style:font-weight-complex="bold" style:font-size-complex="14pt"/>
    </style:style>
    <style:style style:name="T1300" style:parent-style-name="AncientGreekἈρχαίαἑλληνικά" style:family="text">
      <style:text-properties style:font-weight-complex="bold" style:font-size-complex="14pt" fo:language="el" fo:country="GR"/>
    </style:style>
    <style:style style:name="T1301" style:parent-style-name="AncientGreekἈρχαίαἑλληνικά" style:family="text">
      <style:text-properties style:font-weight-complex="bold" style:font-size-complex="14pt"/>
    </style:style>
    <style:style style:name="T1302" style:parent-style-name="AncientGreekἈρχαίαἑλληνικά" style:family="text">
      <style:text-properties style:font-weight-complex="bold" style:font-size-complex="14pt" fo:language="el" fo:country="GR"/>
    </style:style>
    <style:style style:name="T1303" style:parent-style-name="AncientGreekἈρχαίαἑλληνικά" style:family="text">
      <style:text-properties style:font-weight-complex="bold" style:font-size-complex="14pt"/>
    </style:style>
    <style:style style:name="T1304" style:parent-style-name="AncientGreekἈρχαίαἑλληνικά" style:family="text">
      <style:text-properties style:font-weight-complex="bold" style:font-size-complex="14pt" fo:language="el" fo:country="GR"/>
    </style:style>
    <style:style style:name="T1305" style:parent-style-name="AncientGreekἈρχαίαἑλληνικά" style:family="text">
      <style:text-properties style:font-weight-complex="bold" style:font-size-complex="14pt"/>
    </style:style>
    <style:style style:name="T1306" style:parent-style-name="AncientGreekἈρχαίαἑλληνικά" style:family="text">
      <style:text-properties style:font-weight-complex="bold" style:font-size-complex="14pt" fo:language="el" fo:country="GR"/>
    </style:style>
    <style:style style:name="T1307" style:parent-style-name="AncientGreekἈρχαίαἑλληνικά" style:family="text">
      <style:text-properties style:font-weight-complex="bold" style:font-size-complex="14pt"/>
    </style:style>
    <style:style style:name="T1308" style:parent-style-name="AncientGreekἈρχαίαἑλληνικά" style:family="text">
      <style:text-properties style:font-weight-complex="bold" style:font-size-complex="14pt" fo:language="el" fo:country="GR"/>
    </style:style>
    <style:style style:name="T1309" style:parent-style-name="AncientGreekἈρχαίαἑλληνικά" style:family="text">
      <style:text-properties style:font-weight-complex="bold" style:font-size-complex="14pt"/>
    </style:style>
    <style:style style:name="T1310" style:parent-style-name="AncientGreekἈρχαίαἑλληνικά" style:family="text">
      <style:text-properties style:font-weight-complex="bold" style:font-size-complex="14pt" fo:language="el" fo:country="GR"/>
    </style:style>
    <style:style style:name="T1311" style:parent-style-name="AncientGreekἈρχαίαἑλληνικά" style:family="text">
      <style:text-properties style:font-weight-complex="bold" style:font-size-complex="14pt"/>
    </style:style>
    <style:style style:name="TableCell1312" style:family="table-cell">
      <style:table-cell-properties fo:border="0.0069in solid #000000" fo:background-color="#FFFFFF" style:writing-mode="lr-tb" fo:padding-top="0in" fo:padding-left="0.1527in" fo:padding-bottom="0in" fo:padding-right="0.15in"/>
    </style:style>
    <style:style style:name="P1313" style:parent-style-name="Standard" style:family="paragraph">
      <style:paragraph-properties fo:widows="0" fo:orphans="0" fo:text-align="center"/>
    </style:style>
    <style:style style:name="T1314" style:parent-style-name="DefaultParagraphFont" style:family="text">
      <style:text-properties style:font-name="Times New Roman" fo:font-weight="bold" style:font-weight-asian="bold" style:font-weight-complex="bold" fo:font-size="16pt" style:font-size-asian="16pt" style:font-size-complex="16pt"/>
    </style:style>
    <style:style style:name="T1315" style:parent-style-name="DefaultParagraphFont" style:family="text">
      <style:text-properties style:font-name="Times New Roman" fo:font-weight="bold" style:font-weight-asian="bold" style:font-weight-complex="bold" fo:font-size="16pt" style:font-size-asian="16pt" style:font-size-complex="16pt"/>
    </style:style>
    <style:style style:name="T1316" style:parent-style-name="DefaultParagraphFont" style:family="text">
      <style:text-properties style:font-name="Times New Roman" fo:font-weight="bold" style:font-weight-asian="bold" style:font-weight-complex="bold" fo:font-size="16pt" style:font-size-asian="16pt" style:font-size-complex="16pt"/>
    </style:style>
    <style:style style:name="T1317" style:parent-style-name="DefaultParagraphFont" style:family="text">
      <style:text-properties style:font-name="Times New Roman" fo:font-weight="bold" style:font-weight-asian="bold" style:font-weight-complex="bold" fo:font-size="16pt" style:font-size-asian="16pt" style:font-size-complex="16pt"/>
    </style:style>
    <style:style style:name="T1318" style:parent-style-name="DefaultParagraphFont" style:family="text">
      <style:text-properties style:font-name="Times New Roman" fo:font-weight="bold" style:font-weight-asian="bold" style:font-weight-complex="bold" fo:font-size="16pt" style:font-size-asian="16pt" style:font-size-complex="16pt"/>
    </style:style>
    <style:style style:name="T1319" style:parent-style-name="DefaultParagraphFont" style:family="text">
      <style:text-properties style:font-name="Times New Roman" fo:font-weight="bold" style:font-weight-asian="bold" style:font-weight-complex="bold" fo:font-size="16pt" style:font-size-asian="16pt" style:font-size-complex="16pt"/>
    </style:style>
    <style:style style:name="T1320" style:parent-style-name="DefaultParagraphFont" style:family="text">
      <style:text-properties style:font-name="Times New Roman" fo:font-weight="bold" style:font-weight-asian="bold" style:font-weight-complex="bold" fo:font-size="16pt" style:font-size-asian="16pt" style:font-size-complex="16pt"/>
    </style:style>
    <style:style style:name="T1321" style:parent-style-name="DefaultParagraphFont" style:family="text">
      <style:text-properties style:font-name="Times New Roman" fo:font-weight="bold" style:font-weight-asian="bold" style:font-weight-complex="bold" fo:font-size="16pt" style:font-size-asian="16pt" style:font-size-complex="16pt"/>
    </style:style>
    <style:style style:name="T1322" style:parent-style-name="DefaultParagraphFont" style:family="text">
      <style:text-properties style:font-name="Times New Roman" fo:font-weight="bold" style:font-weight-asian="bold" style:font-weight-complex="bold" fo:font-size="16pt" style:font-size-asian="16pt" style:font-size-complex="16pt"/>
    </style:style>
    <style:style style:name="T1323" style:parent-style-name="DefaultParagraphFont" style:family="text">
      <style:text-properties style:font-name="Times New Roman" fo:font-weight="bold" style:font-weight-asian="bold" style:font-weight-complex="bold" fo:font-size="16pt" style:font-size-asian="16pt" style:font-size-complex="16pt"/>
    </style:style>
    <style:style style:name="P1324" style:parent-style-name="Standard" style:family="paragraph">
      <style:paragraph-properties fo:widows="0" fo:orphans="0"/>
      <style:text-properties style:font-name="AncientGreek"/>
    </style:style>
    <style:style style:name="P1325" style:parent-style-name="Standard" style:family="paragraph">
      <style:paragraph-properties fo:widows="0" fo:orphans="0"/>
      <style:text-properties style:font-name="AncientGreek"/>
    </style:style>
    <style:style style:name="P1326" style:parent-style-name="Standard" style:family="paragraph">
      <style:paragraph-properties fo:widows="0" fo:orphans="0"/>
      <style:text-properties style:font-name="AncientGreek"/>
    </style:style>
    <style:style style:name="TableRow1327" style:family="table-row">
      <style:table-row-properties style:min-row-height="0.0138in" style:use-optimal-row-height="false" fo:keep-together="always"/>
    </style:style>
    <style:style style:name="TableCell1328" style:family="table-cell">
      <style:table-cell-properties fo:border="0.0069in solid #000000" fo:background-color="#FFFFFF" style:writing-mode="lr-tb" fo:padding-top="0in" fo:padding-left="0.1527in" fo:padding-bottom="0in" fo:padding-right="0.15in"/>
    </style:style>
    <style:style style:name="P1329" style:parent-style-name="Standard" style:family="paragraph">
      <style:paragraph-properties fo:keep-with-next="always" fo:widows="0" fo:orphans="0" fo:text-align="center">
        <style:tab-stops>
          <style:tab-stop style:type="center" style:position="1in"/>
        </style:tab-stops>
      </style:paragraph-properties>
    </style:style>
    <style:style style:name="T1330" style:parent-style-name="AncientGreekἈρχαίαἑλληνικά" style:family="text">
      <style:text-properties fo:font-weight="bold" style:font-weight-asian="bold" style:font-weight-complex="bold" fo:font-size="18pt" style:font-size-asian="18pt" style:font-size-complex="14pt"/>
    </style:style>
    <style:style style:name="T133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32" style:parent-style-name="AncientGreekἈρχαίαἑλληνικά" style:family="text">
      <style:text-properties fo:font-weight="bold" style:font-weight-asian="bold" style:font-weight-complex="bold" fo:font-size="18pt" style:font-size-asian="18pt" style:font-size-complex="14pt"/>
    </style:style>
    <style:style style:name="T133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34" style:parent-style-name="AncientGreekἈρχαίαἑλληνικά" style:family="text">
      <style:text-properties fo:font-weight="bold" style:font-weight-asian="bold" style:font-weight-complex="bold" fo:font-size="18pt" style:font-size-asian="18pt" style:font-size-complex="14pt"/>
    </style:style>
    <style:style style:name="T133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36" style:parent-style-name="AncientGreekἈρχαίαἑλληνικά" style:family="text">
      <style:text-properties fo:font-weight="bold" style:font-weight-asian="bold" style:font-weight-complex="bold" fo:font-size="18pt" style:font-size-asian="18pt" style:font-size-complex="14pt"/>
    </style:style>
    <style:style style:name="T1337" style:parent-style-name="AncientGreekἈρχαίαἑλληνικά" style:family="text">
      <style:text-properties fo:font-weight="bold" style:font-weight-asian="bold" style:font-weight-complex="bold" fo:font-size="18pt" style:font-size-asian="18pt" style:font-size-complex="14pt"/>
    </style:style>
    <style:style style:name="T1338" style:parent-style-name="AncientGreekἈρχαίαἑλληνικά" style:family="text">
      <style:text-properties style:font-weight-complex="bold" style:font-size-complex="14pt" fo:language="el" fo:country="GR"/>
    </style:style>
    <style:style style:name="T1339" style:parent-style-name="AncientGreekἈρχαίαἑλληνικά" style:family="text">
      <style:text-properties style:font-weight-complex="bold" style:font-size-complex="14pt"/>
    </style:style>
    <style:style style:name="T1340" style:parent-style-name="AncientGreekἈρχαίαἑλληνικά" style:family="text">
      <style:text-properties style:font-weight-complex="bold" style:font-size-complex="14pt" fo:language="el" fo:country="GR"/>
    </style:style>
    <style:style style:name="T1341" style:parent-style-name="AncientGreekἈρχαίαἑλληνικά" style:family="text">
      <style:text-properties style:font-weight-complex="bold" style:font-size-complex="14pt"/>
    </style:style>
    <style:style style:name="T1342" style:parent-style-name="AncientGreekἈρχαίαἑλληνικά" style:family="text">
      <style:text-properties style:font-weight-complex="bold" style:font-size-complex="14pt" fo:language="el" fo:country="GR"/>
    </style:style>
    <style:style style:name="T1343" style:parent-style-name="AncientGreekἈρχαίαἑλληνικά" style:family="text">
      <style:text-properties style:font-weight-complex="bold" style:font-size-complex="14pt"/>
    </style:style>
    <style:style style:name="T1344" style:parent-style-name="AncientGreekἈρχαίαἑλληνικά" style:family="text">
      <style:text-properties style:font-weight-complex="bold" style:font-size-complex="14pt" fo:language="el" fo:country="GR"/>
    </style:style>
    <style:style style:name="T1345" style:parent-style-name="AncientGreekἈρχαίαἑλληνικά" style:family="text">
      <style:text-properties style:font-weight-complex="bold" style:font-size-complex="14pt"/>
    </style:style>
    <style:style style:name="T1346" style:parent-style-name="AncientGreekἈρχαίαἑλληνικά" style:family="text">
      <style:text-properties style:font-weight-complex="bold" style:font-size-complex="14pt" fo:language="el" fo:country="GR"/>
    </style:style>
    <style:style style:name="T1347" style:parent-style-name="AncientGreekἈρχαίαἑλληνικά" style:family="text">
      <style:text-properties style:font-weight-complex="bold" style:font-size-complex="14pt"/>
    </style:style>
    <style:style style:name="T1348" style:parent-style-name="AncientGreekἈρχαίαἑλληνικά" style:family="text">
      <style:text-properties style:font-weight-complex="bold" style:font-size-complex="14pt" fo:language="el" fo:country="GR"/>
    </style:style>
    <style:style style:name="T1349" style:parent-style-name="AncientGreekἈρχαίαἑλληνικά" style:family="text">
      <style:text-properties style:font-weight-complex="bold" style:font-size-complex="14pt"/>
    </style:style>
    <style:style style:name="T1350" style:parent-style-name="AncientGreekἈρχαίαἑλληνικά" style:family="text">
      <style:text-properties style:font-weight-complex="bold" style:font-size-complex="14pt" fo:language="el" fo:country="GR"/>
    </style:style>
    <style:style style:name="T1351" style:parent-style-name="AncientGreekἈρχαίαἑλληνικά" style:family="text">
      <style:text-properties style:font-weight-complex="bold" style:font-size-complex="14pt"/>
    </style:style>
    <style:style style:name="T1352" style:parent-style-name="AncientGreekἈρχαίαἑλληνικά" style:family="text">
      <style:text-properties style:font-weight-complex="bold" style:font-size-complex="14pt" fo:language="el" fo:country="GR"/>
    </style:style>
    <style:style style:name="T1353" style:parent-style-name="AncientGreekἈρχαίαἑλληνικά" style:family="text">
      <style:text-properties style:font-weight-complex="bold" style:font-size-complex="14pt"/>
    </style:style>
    <style:style style:name="T1354" style:parent-style-name="AncientGreekἈρχαίαἑλληνικά" style:family="text">
      <style:text-properties style:font-weight-complex="bold" style:font-size-complex="14pt" fo:language="el" fo:country="GR"/>
    </style:style>
    <style:style style:name="P1355" style:parent-style-name="Standard" style:family="paragraph">
      <style:paragraph-properties fo:widows="0" fo:orphans="0"/>
    </style:style>
    <style:style style:name="T1356" style:parent-style-name="AncientGreekἈρχαίαἑλληνικά" style:family="text">
      <style:text-properties style:font-weight-complex="bold" style:font-size-complex="14pt" fo:language="el" fo:country="GR"/>
    </style:style>
    <style:style style:name="TableCell1357" style:family="table-cell">
      <style:table-cell-properties fo:border="0.0069in solid #000000" fo:background-color="#FFFFFF" style:writing-mode="lr-tb" fo:padding-top="0in" fo:padding-left="0.1527in" fo:padding-bottom="0in" fo:padding-right="0.15in"/>
    </style:style>
    <style:style style:name="P1358" style:parent-style-name="Standard" style:family="paragraph">
      <style:paragraph-properties fo:widows="0" fo:orphans="0" fo:text-align="center"/>
    </style:style>
    <style:style style:name="T1359" style:parent-style-name="DefaultParagraphFont" style:family="text">
      <style:text-properties style:font-name="Times New Roman" fo:font-weight="bold" style:font-weight-asian="bold" style:font-weight-complex="bold" fo:font-size="16pt" style:font-size-asian="16pt" style:font-size-complex="16pt"/>
    </style:style>
    <style:style style:name="P1360" style:parent-style-name="Standard" style:family="paragraph">
      <style:paragraph-properties fo:widows="0" fo:orphans="0"/>
      <style:text-properties style:font-name="AncientGreek"/>
    </style:style>
    <style:style style:name="P1361" style:parent-style-name="Standard" style:family="paragraph">
      <style:paragraph-properties fo:widows="0" fo:orphans="0"/>
      <style:text-properties style:font-name="AncientGreek"/>
    </style:style>
    <style:style style:name="P1362" style:parent-style-name="Standard" style:family="paragraph">
      <style:paragraph-properties fo:widows="0" fo:orphans="0"/>
      <style:text-properties style:font-name="AncientGreek"/>
    </style:style>
    <style:style style:name="TableRow1363" style:family="table-row">
      <style:table-row-properties style:min-row-height="0.0138in" style:use-optimal-row-height="false" fo:keep-together="always"/>
    </style:style>
    <style:style style:name="TableCell1364" style:family="table-cell">
      <style:table-cell-properties fo:border="0.0069in solid #000000" fo:background-color="#FFFFFF" style:writing-mode="lr-tb" fo:padding-top="0in" fo:padding-left="0.1527in" fo:padding-bottom="0in" fo:padding-right="0.15in"/>
    </style:style>
    <style:style style:name="P1365" style:parent-style-name="Standard" style:family="paragraph">
      <style:paragraph-properties fo:keep-with-next="always" fo:widows="0" fo:orphans="0" fo:text-align="center">
        <style:tab-stops>
          <style:tab-stop style:type="center" style:position="1in"/>
        </style:tab-stops>
      </style:paragraph-properties>
    </style:style>
    <style:style style:name="T1366" style:parent-style-name="AncientGreekἈρχαίαἑλληνικά" style:family="text">
      <style:text-properties fo:font-weight="bold" style:font-weight-asian="bold" style:font-weight-complex="bold" fo:font-size="18pt" style:font-size-asian="18pt" style:font-size-complex="14pt"/>
    </style:style>
    <style:style style:name="T136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68" style:parent-style-name="AncientGreekἈρχαίαἑλληνικά" style:family="text">
      <style:text-properties fo:font-weight="bold" style:font-weight-asian="bold" style:font-weight-complex="bold" fo:font-size="18pt" style:font-size-asian="18pt" style:font-size-complex="14pt"/>
    </style:style>
    <style:style style:name="T136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70" style:parent-style-name="AncientGreekἈρχαίαἑλληνικά" style:family="text">
      <style:text-properties fo:font-weight="bold" style:font-weight-asian="bold" style:font-weight-complex="bold" fo:font-size="18pt" style:font-size-asian="18pt" style:font-size-complex="14pt"/>
    </style:style>
    <style:style style:name="T137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72" style:parent-style-name="AncientGreekἈρχαίαἑλληνικά" style:family="text">
      <style:text-properties fo:font-weight="bold" style:font-weight-asian="bold" style:font-weight-complex="bold" fo:font-size="18pt" style:font-size-asian="18pt" style:font-size-complex="14pt"/>
    </style:style>
    <style:style style:name="T137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374" style:parent-style-name="AncientGreekἈρχαίαἑλληνικά" style:family="text">
      <style:text-properties fo:font-weight="bold" style:font-weight-asian="bold" style:font-weight-complex="bold" fo:font-size="18pt" style:font-size-asian="18pt" style:font-size-complex="14pt"/>
    </style:style>
    <style:style style:name="P1375" style:parent-style-name="Standard" style:family="paragraph">
      <style:paragraph-properties fo:widows="0" fo:orphans="0">
        <style:tab-stops>
          <style:tab-stop style:type="center" style:position="1in"/>
        </style:tab-stops>
      </style:paragraph-properties>
    </style:style>
    <style:style style:name="T1376" style:parent-style-name="AncientGreekἈρχαίαἑλληνικά" style:family="text">
      <style:text-properties style:font-weight-complex="bold" style:font-size-complex="14pt" fo:language="el" fo:country="GR"/>
    </style:style>
    <style:style style:name="T1377" style:parent-style-name="AncientGreekἈρχαίαἑλληνικά" style:family="text">
      <style:text-properties style:font-weight-complex="bold" style:font-size-complex="14pt"/>
    </style:style>
    <style:style style:name="T1378" style:parent-style-name="AncientGreekἈρχαίαἑλληνικά" style:family="text">
      <style:text-properties style:font-weight-complex="bold" style:font-size-complex="14pt" fo:language="el" fo:country="GR"/>
    </style:style>
    <style:style style:name="T1379" style:parent-style-name="AncientGreekἈρχαίαἑλληνικά" style:family="text">
      <style:text-properties style:font-weight-complex="bold" style:font-size-complex="14pt"/>
    </style:style>
    <style:style style:name="T1380" style:parent-style-name="AncientGreekἈρχαίαἑλληνικά" style:family="text">
      <style:text-properties style:font-weight-complex="bold" style:font-size-complex="14pt" fo:language="el" fo:country="GR"/>
    </style:style>
    <style:style style:name="T1381" style:parent-style-name="AncientGreekἈρχαίαἑλληνικά" style:family="text">
      <style:text-properties style:font-weight-complex="bold" style:font-size-complex="14pt"/>
    </style:style>
    <style:style style:name="T1382" style:parent-style-name="AncientGreekἈρχαίαἑλληνικά" style:family="text">
      <style:text-properties style:font-weight-complex="bold" style:font-size-complex="14pt" fo:language="el" fo:country="GR"/>
    </style:style>
    <style:style style:name="T1383" style:parent-style-name="AncientGreekἈρχαίαἑλληνικά" style:family="text">
      <style:text-properties style:font-weight-complex="bold" style:font-size-complex="14pt"/>
    </style:style>
    <style:style style:name="T1384" style:parent-style-name="AncientGreekἈρχαίαἑλληνικά" style:family="text">
      <style:text-properties style:font-weight-complex="bold" style:font-size-complex="14pt" fo:language="el" fo:country="GR"/>
    </style:style>
    <style:style style:name="T1385" style:parent-style-name="AncientGreekἈρχαίαἑλληνικά" style:family="text">
      <style:text-properties style:font-weight-complex="bold" style:font-size-complex="14pt"/>
    </style:style>
    <style:style style:name="T1386" style:parent-style-name="AncientGreekἈρχαίαἑλληνικά" style:family="text">
      <style:text-properties style:font-weight-complex="bold" style:font-size-complex="14pt" fo:language="el" fo:country="GR"/>
    </style:style>
    <style:style style:name="T1387" style:parent-style-name="AncientGreekἈρχαίαἑλληνικά" style:family="text">
      <style:text-properties style:font-weight-complex="bold" style:font-size-complex="14pt"/>
    </style:style>
    <style:style style:name="T1388" style:parent-style-name="AncientGreekἈρχαίαἑλληνικά" style:family="text">
      <style:text-properties style:font-weight-complex="bold" style:font-size-complex="14pt" fo:language="el" fo:country="GR"/>
    </style:style>
    <style:style style:name="T1389" style:parent-style-name="AncientGreekἈρχαίαἑλληνικά" style:family="text">
      <style:text-properties style:font-weight-complex="bold" style:font-size-complex="14pt"/>
    </style:style>
    <style:style style:name="T1390" style:parent-style-name="AncientGreekἈρχαίαἑλληνικά" style:family="text">
      <style:text-properties style:font-weight-complex="bold" style:font-size-complex="14pt" fo:language="el" fo:country="GR"/>
    </style:style>
    <style:style style:name="T1391" style:parent-style-name="AncientGreekἈρχαίαἑλληνικά" style:family="text">
      <style:text-properties style:font-weight-complex="bold" style:font-size-complex="14pt"/>
    </style:style>
    <style:style style:name="T1392" style:parent-style-name="AncientGreekἈρχαίαἑλληνικά" style:family="text">
      <style:text-properties style:font-weight-complex="bold" style:font-size-complex="14pt" fo:language="el" fo:country="GR"/>
    </style:style>
    <style:style style:name="T1393" style:parent-style-name="AncientGreekἈρχαίαἑλληνικά" style:family="text">
      <style:text-properties style:font-weight-complex="bold" style:font-size-complex="14pt"/>
    </style:style>
    <style:style style:name="T1394" style:parent-style-name="AncientGreekἈρχαίαἑλληνικά" style:family="text">
      <style:text-properties style:font-weight-complex="bold" style:font-size-complex="14pt" fo:language="el" fo:country="GR"/>
    </style:style>
    <style:style style:name="T1395" style:parent-style-name="AncientGreekἈρχαίαἑλληνικά" style:family="text">
      <style:text-properties style:font-weight-complex="bold" style:font-size-complex="14pt"/>
    </style:style>
    <style:style style:name="T1396" style:parent-style-name="AncientGreekἈρχαίαἑλληνικά" style:family="text">
      <style:text-properties style:font-weight-complex="bold" style:font-size-complex="14pt" fo:language="el" fo:country="GR"/>
    </style:style>
    <style:style style:name="T1397" style:parent-style-name="AncientGreekἈρχαίαἑλληνικά" style:family="text">
      <style:text-properties style:font-weight-complex="bold" style:font-size-complex="14pt"/>
    </style:style>
    <style:style style:name="T1398" style:parent-style-name="AncientGreekἈρχαίαἑλληνικά" style:family="text">
      <style:text-properties style:font-weight-complex="bold" style:font-size-complex="14pt" fo:language="el" fo:country="GR"/>
    </style:style>
    <style:style style:name="T1399" style:parent-style-name="AncientGreekἈρχαίαἑλληνικά" style:family="text">
      <style:text-properties style:font-weight-complex="bold" style:font-size-complex="14pt"/>
    </style:style>
    <style:style style:name="T1400" style:parent-style-name="AncientGreekἈρχαίαἑλληνικά" style:family="text">
      <style:text-properties style:font-weight-complex="bold" style:font-size-complex="14pt" fo:language="el" fo:country="GR"/>
    </style:style>
    <style:style style:name="T1401" style:parent-style-name="AncientGreekἈρχαίαἑλληνικά" style:family="text">
      <style:text-properties style:font-weight-complex="bold" style:font-size-complex="14pt"/>
    </style:style>
    <style:style style:name="T1402" style:parent-style-name="AncientGreekἈρχαίαἑλληνικά" style:family="text">
      <style:text-properties style:font-weight-complex="bold" style:font-size-complex="14pt" fo:language="el" fo:country="GR"/>
    </style:style>
    <style:style style:name="T1403" style:parent-style-name="AncientGreekἈρχαίαἑλληνικά" style:family="text">
      <style:text-properties style:font-weight-complex="bold" style:font-size-complex="14pt"/>
    </style:style>
    <style:style style:name="T1404" style:parent-style-name="AncientGreekἈρχαίαἑλληνικά" style:family="text">
      <style:text-properties style:font-weight-complex="bold" style:font-size-complex="14pt" fo:language="el" fo:country="GR"/>
    </style:style>
    <style:style style:name="T1405" style:parent-style-name="AncientGreekἈρχαίαἑλληνικά" style:family="text">
      <style:text-properties style:font-weight-complex="bold" style:font-size-complex="14pt"/>
    </style:style>
    <style:style style:name="T1406" style:parent-style-name="AncientGreekἈρχαίαἑλληνικά" style:family="text">
      <style:text-properties style:font-weight-complex="bold" style:font-size-complex="14pt" fo:language="el" fo:country="GR"/>
    </style:style>
    <style:style style:name="T1407" style:parent-style-name="AncientGreekἈρχαίαἑλληνικά" style:family="text">
      <style:text-properties style:font-weight-complex="bold" style:font-size-complex="14pt"/>
    </style:style>
    <style:style style:name="T1408" style:parent-style-name="AncientGreekἈρχαίαἑλληνικά" style:family="text">
      <style:text-properties style:font-weight-complex="bold" style:font-size-complex="14pt" fo:language="el" fo:country="GR"/>
    </style:style>
    <style:style style:name="T1409" style:parent-style-name="AncientGreekἈρχαίαἑλληνικά" style:family="text">
      <style:text-properties style:font-weight-complex="bold" style:font-size-complex="14pt"/>
    </style:style>
    <style:style style:name="T1410" style:parent-style-name="AncientGreekἈρχαίαἑλληνικά" style:family="text">
      <style:text-properties style:font-weight-complex="bold" style:font-size-complex="14pt" fo:language="el" fo:country="GR"/>
    </style:style>
    <style:style style:name="T1411" style:parent-style-name="AncientGreekἈρχαίαἑλληνικά" style:family="text">
      <style:text-properties style:font-weight-complex="bold" style:font-size-complex="14pt"/>
    </style:style>
    <style:style style:name="T1412" style:parent-style-name="AncientGreekἈρχαίαἑλληνικά" style:family="text">
      <style:text-properties style:font-weight-complex="bold" style:font-size-complex="14pt" fo:language="el" fo:country="GR"/>
    </style:style>
    <style:style style:name="T1413" style:parent-style-name="AncientGreekἈρχαίαἑλληνικά" style:family="text">
      <style:text-properties style:font-weight-complex="bold" style:font-size-complex="14pt"/>
    </style:style>
    <style:style style:name="T1414" style:parent-style-name="AncientGreekἈρχαίαἑλληνικά" style:family="text">
      <style:text-properties style:font-weight-complex="bold" style:font-size-complex="14pt" fo:language="el" fo:country="GR"/>
    </style:style>
    <style:style style:name="T1415" style:parent-style-name="AncientGreekἈρχαίαἑλληνικά" style:family="text">
      <style:text-properties style:font-weight-complex="bold" style:font-size-complex="14pt"/>
    </style:style>
    <style:style style:name="T1416" style:parent-style-name="AncientGreekἈρχαίαἑλληνικά" style:family="text">
      <style:text-properties style:font-weight-complex="bold" style:font-size-complex="14pt" fo:language="el" fo:country="GR"/>
    </style:style>
    <style:style style:name="T1417" style:parent-style-name="AncientGreekἈρχαίαἑλληνικά" style:family="text">
      <style:text-properties style:font-weight-complex="bold" style:font-size-complex="14pt"/>
    </style:style>
    <style:style style:name="T1418" style:parent-style-name="AncientGreekἈρχαίαἑλληνικά" style:family="text">
      <style:text-properties style:font-weight-complex="bold" style:font-size-complex="14pt" fo:language="el" fo:country="GR"/>
    </style:style>
    <style:style style:name="T1419" style:parent-style-name="AncientGreekἈρχαίαἑλληνικά" style:family="text">
      <style:text-properties style:font-weight-complex="bold" style:font-size-complex="14pt"/>
    </style:style>
    <style:style style:name="T1420" style:parent-style-name="AncientGreekἈρχαίαἑλληνικά" style:family="text">
      <style:text-properties style:font-weight-complex="bold" style:font-size-complex="14pt" fo:language="el" fo:country="GR"/>
    </style:style>
    <style:style style:name="T1421" style:parent-style-name="AncientGreekἈρχαίαἑλληνικά" style:family="text">
      <style:text-properties style:font-weight-complex="bold" style:font-size-complex="14pt"/>
    </style:style>
    <style:style style:name="T1422" style:parent-style-name="AncientGreekἈρχαίαἑλληνικά" style:family="text">
      <style:text-properties style:font-weight-complex="bold" style:font-size-complex="14pt" fo:language="el" fo:country="GR"/>
    </style:style>
    <style:style style:name="T1423" style:parent-style-name="AncientGreekἈρχαίαἑλληνικά" style:family="text">
      <style:text-properties style:font-weight-complex="bold" style:font-size-complex="14pt"/>
    </style:style>
    <style:style style:name="T1424" style:parent-style-name="AncientGreekἈρχαίαἑλληνικά" style:family="text">
      <style:text-properties style:font-weight-complex="bold" style:font-size-complex="14pt" fo:language="el" fo:country="GR"/>
    </style:style>
    <style:style style:name="T1425" style:parent-style-name="AncientGreekἈρχαίαἑλληνικά" style:family="text">
      <style:text-properties style:font-weight-complex="bold" style:font-size-complex="14pt"/>
    </style:style>
    <style:style style:name="T1426" style:parent-style-name="AncientGreekἈρχαίαἑλληνικά" style:family="text">
      <style:text-properties style:font-weight-complex="bold" style:font-size-complex="14pt" fo:language="el" fo:country="GR"/>
    </style:style>
    <style:style style:name="T1427" style:parent-style-name="AncientGreekἈρχαίαἑλληνικά" style:family="text">
      <style:text-properties style:font-weight-complex="bold" style:font-size-complex="14pt"/>
    </style:style>
    <style:style style:name="P1428" style:parent-style-name="Standard" style:family="paragraph">
      <style:paragraph-properties fo:widows="0" fo:orphans="0"/>
    </style:style>
    <style:style style:name="T1429" style:parent-style-name="AncientGreekἈρχαίαἑλληνικά" style:family="text">
      <style:text-properties style:font-weight-complex="bold" style:font-size-complex="14pt" fo:language="el" fo:country="GR"/>
    </style:style>
    <style:style style:name="TableCell1430" style:family="table-cell">
      <style:table-cell-properties fo:border="0.0069in solid #000000" fo:background-color="#FFFFFF" style:writing-mode="lr-tb" fo:padding-top="0in" fo:padding-left="0.1527in" fo:padding-bottom="0in" fo:padding-right="0.15in"/>
    </style:style>
    <style:style style:name="P1431" style:parent-style-name="Standard" style:family="paragraph">
      <style:paragraph-properties fo:widows="0" fo:orphans="0"/>
    </style:style>
    <style:style style:name="T1432" style:parent-style-name="DefaultParagraphFont" style:family="text">
      <style:text-properties style:font-name="Times New Roman" fo:font-weight="bold" style:font-weight-asian="bold" style:font-weight-complex="bold" fo:font-size="16pt" style:font-size-asian="16pt" style:font-size-complex="16pt"/>
    </style:style>
    <style:style style:name="T1433" style:parent-style-name="DefaultParagraphFont" style:family="text">
      <style:text-properties style:font-name="Times New Roman" fo:font-weight="bold" style:font-weight-asian="bold" style:font-weight-complex="bold" fo:font-size="16pt" style:font-size-asian="16pt" style:font-size-complex="16pt"/>
    </style:style>
    <style:style style:name="T1434" style:parent-style-name="DefaultParagraphFont" style:family="text">
      <style:text-properties style:font-name="Times New Roman" fo:font-weight="bold" style:font-weight-asian="bold" style:font-weight-complex="bold" fo:font-size="16pt" style:font-size-asian="16pt" style:font-size-complex="16pt"/>
    </style:style>
    <style:style style:name="P1435" style:parent-style-name="Standard" style:family="paragraph">
      <style:paragraph-properties fo:widows="0" fo:orphans="0"/>
      <style:text-properties style:font-name="AncientGreek"/>
    </style:style>
    <style:style style:name="P1436" style:parent-style-name="Standard" style:family="paragraph">
      <style:paragraph-properties fo:widows="0" fo:orphans="0"/>
      <style:text-properties style:font-name="AncientGreek"/>
    </style:style>
    <style:style style:name="P1437" style:parent-style-name="Standard" style:family="paragraph">
      <style:paragraph-properties fo:widows="0" fo:orphans="0"/>
      <style:text-properties style:font-name="AncientGreek"/>
    </style:style>
    <style:style style:name="P1438" style:parent-style-name="Standard" style:family="paragraph">
      <style:paragraph-properties fo:widows="0" fo:orphans="0"/>
    </style:style>
    <style:style style:name="T1439" style:parent-style-name="AncientGreekἈρχαίαἑλληνικά" style:family="text">
      <style:text-properties style:font-weight-complex="bold" style:font-size-complex="14pt" fo:language="el" fo:country="GR"/>
    </style:style>
    <style:style style:name="T1440" style:parent-style-name="DefaultParagraphFont" style:family="text">
      <style:text-properties style:font-name="AncientGreek" fo:language="el" fo:country="GR"/>
    </style:style>
    <style:style style:name="T1441" style:parent-style-name="DefaultParagraphFont" style:family="text">
      <style:text-properties style:font-name="AncientGreek"/>
    </style:style>
    <style:style style:name="TableRow1442" style:family="table-row">
      <style:table-row-properties style:min-row-height="0.0138in" style:use-optimal-row-height="false" fo:keep-together="always"/>
    </style:style>
    <style:style style:name="TableCell1443" style:family="table-cell">
      <style:table-cell-properties fo:border="0.0069in solid #000000" fo:background-color="#FFFFFF" style:writing-mode="lr-tb" fo:padding-top="0in" fo:padding-left="0.1527in" fo:padding-bottom="0in" fo:padding-right="0.15in"/>
    </style:style>
    <style:style style:name="P1444" style:parent-style-name="Standard" style:family="paragraph">
      <style:paragraph-properties fo:keep-with-next="always" fo:widows="0" fo:orphans="0" fo:text-align="center">
        <style:tab-stops>
          <style:tab-stop style:type="center" style:position="1in"/>
        </style:tab-stops>
      </style:paragraph-properties>
    </style:style>
    <style:style style:name="T1445" style:parent-style-name="AncientGreekἈρχαίαἑλληνικά" style:family="text">
      <style:text-properties fo:font-weight="bold" style:font-weight-asian="bold" style:font-weight-complex="bold" fo:font-size="18pt" style:font-size-asian="18pt" style:font-size-complex="14pt"/>
    </style:style>
    <style:style style:name="T144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447" style:parent-style-name="AncientGreekἈρχαίαἑλληνικά" style:family="text">
      <style:text-properties fo:font-weight="bold" style:font-weight-asian="bold" style:font-weight-complex="bold" fo:font-size="18pt" style:font-size-asian="18pt" style:font-size-complex="14pt"/>
    </style:style>
    <style:style style:name="T144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449" style:parent-style-name="AncientGreekἈρχαίαἑλληνικά" style:family="text">
      <style:text-properties fo:font-weight="bold" style:font-weight-asian="bold" style:font-weight-complex="bold" fo:font-size="18pt" style:font-size-asian="18pt" style:font-size-complex="14pt"/>
    </style:style>
    <style:style style:name="T145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451" style:parent-style-name="AncientGreekἈρχαίαἑλληνικά" style:family="text">
      <style:text-properties fo:font-weight="bold" style:font-weight-asian="bold" style:font-weight-complex="bold" fo:font-size="18pt" style:font-size-asian="18pt" style:font-size-complex="14pt"/>
    </style:style>
    <style:style style:name="T145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453" style:parent-style-name="AncientGreekἈρχαίαἑλληνικά" style:family="text">
      <style:text-properties fo:font-weight="bold" style:font-weight-asian="bold" style:font-weight-complex="bold" fo:font-size="18pt" style:font-size-asian="18pt" style:font-size-complex="14pt"/>
    </style:style>
    <style:style style:name="T145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1455" style:parent-style-name="Standard" style:family="paragraph">
      <style:paragraph-properties fo:widows="0" fo:orphans="0">
        <style:tab-stops>
          <style:tab-stop style:type="center" style:position="1in"/>
        </style:tab-stops>
      </style:paragraph-properties>
    </style:style>
    <style:style style:name="T1456" style:parent-style-name="AncientGreekἈρχαίαἑλληνικά" style:family="text">
      <style:text-properties style:font-weight-complex="bold" style:font-size-complex="14pt" fo:language="el" fo:country="GR"/>
    </style:style>
    <style:style style:name="T1457" style:parent-style-name="AncientGreekἈρχαίαἑλληνικά" style:family="text">
      <style:text-properties style:font-weight-complex="bold" style:font-size-complex="14pt"/>
    </style:style>
    <style:style style:name="T1458" style:parent-style-name="AncientGreekἈρχαίαἑλληνικά" style:family="text">
      <style:text-properties style:font-weight-complex="bold" style:font-size-complex="14pt" fo:language="el" fo:country="GR"/>
    </style:style>
    <style:style style:name="T1459" style:parent-style-name="AncientGreekἈρχαίαἑλληνικά" style:family="text">
      <style:text-properties style:font-weight-complex="bold" style:font-size-complex="14pt"/>
    </style:style>
    <style:style style:name="T1460" style:parent-style-name="AncientGreekἈρχαίαἑλληνικά" style:family="text">
      <style:text-properties style:font-weight-complex="bold" style:font-size-complex="14pt" fo:language="el" fo:country="GR"/>
    </style:style>
    <style:style style:name="T1461" style:parent-style-name="AncientGreekἈρχαίαἑλληνικά" style:family="text">
      <style:text-properties style:font-weight-complex="bold" style:font-size-complex="14pt"/>
    </style:style>
    <style:style style:name="T1462" style:parent-style-name="AncientGreekἈρχαίαἑλληνικά" style:family="text">
      <style:text-properties style:font-weight-complex="bold" style:font-size-complex="14pt" fo:language="el" fo:country="GR"/>
    </style:style>
    <style:style style:name="T1463" style:parent-style-name="AncientGreekἈρχαίαἑλληνικά" style:family="text">
      <style:text-properties style:font-weight-complex="bold" style:font-size-complex="14pt"/>
    </style:style>
    <style:style style:name="T1464" style:parent-style-name="AncientGreekἈρχαίαἑλληνικά" style:family="text">
      <style:text-properties style:font-weight-complex="bold" style:font-size-complex="14pt" fo:language="el" fo:country="GR"/>
    </style:style>
    <style:style style:name="T1465" style:parent-style-name="AncientGreekἈρχαίαἑλληνικά" style:family="text">
      <style:text-properties style:font-weight-complex="bold" style:font-size-complex="14pt"/>
    </style:style>
    <style:style style:name="T1466" style:parent-style-name="AncientGreekἈρχαίαἑλληνικά" style:family="text">
      <style:text-properties style:font-weight-complex="bold" style:font-size-complex="14pt" fo:language="el" fo:country="GR"/>
    </style:style>
    <style:style style:name="T1467" style:parent-style-name="AncientGreekἈρχαίαἑλληνικά" style:family="text">
      <style:text-properties style:font-weight-complex="bold" style:font-size-complex="14pt"/>
    </style:style>
    <style:style style:name="T1468" style:parent-style-name="AncientGreekἈρχαίαἑλληνικά" style:family="text">
      <style:text-properties style:font-weight-complex="bold" style:font-size-complex="14pt" fo:language="el" fo:country="GR"/>
    </style:style>
    <style:style style:name="P1469" style:parent-style-name="Standard" style:family="paragraph">
      <style:paragraph-properties fo:widows="0" fo:orphans="0"/>
    </style:style>
    <style:style style:name="T1470" style:parent-style-name="AncientGreekἈρχαίαἑλληνικά" style:family="text">
      <style:text-properties style:font-weight-complex="bold" style:font-size-complex="14pt" fo:language="el" fo:country="GR"/>
    </style:style>
    <style:style style:name="TableCell1471" style:family="table-cell">
      <style:table-cell-properties fo:border="0.0069in solid #000000" fo:background-color="#FFFFFF" style:writing-mode="lr-tb" fo:padding-top="0in" fo:padding-left="0.1527in" fo:padding-bottom="0in" fo:padding-right="0.15in"/>
    </style:style>
    <style:style style:name="P1472" style:parent-style-name="Standard" style:family="paragraph">
      <style:paragraph-properties fo:widows="0" fo:orphans="0" fo:text-align="center"/>
    </style:style>
    <style:style style:name="T1473" style:parent-style-name="DefaultParagraphFont" style:family="text">
      <style:text-properties style:font-name="Times New Roman" fo:font-weight="bold" style:font-weight-asian="bold" style:font-weight-complex="bold" fo:font-size="16pt" style:font-size-asian="16pt" style:font-size-complex="16pt"/>
    </style:style>
    <style:style style:name="T1474" style:parent-style-name="DefaultParagraphFont" style:family="text">
      <style:text-properties style:font-name="Times New Roman" fo:font-weight="bold" style:font-weight-asian="bold" style:font-weight-complex="bold" fo:font-size="16pt" style:font-size-asian="16pt" style:font-size-complex="16pt"/>
    </style:style>
    <style:style style:name="T1475" style:parent-style-name="DefaultParagraphFont" style:family="text">
      <style:text-properties style:font-name="Times New Roman" fo:font-weight="bold" style:font-weight-asian="bold" style:font-weight-complex="bold" fo:font-size="16pt" style:font-size-asian="16pt" style:font-size-complex="16pt"/>
    </style:style>
    <style:style style:name="T1476" style:parent-style-name="DefaultParagraphFont" style:family="text">
      <style:text-properties style:font-name="Times New Roman" fo:font-weight="bold" style:font-weight-asian="bold" style:font-weight-complex="bold" fo:font-size="16pt" style:font-size-asian="16pt" style:font-size-complex="16pt"/>
    </style:style>
    <style:style style:name="T1477" style:parent-style-name="DefaultParagraphFont" style:family="text">
      <style:text-properties style:font-name="Times New Roman" fo:font-weight="bold" style:font-weight-asian="bold" style:font-weight-complex="bold" fo:font-size="16pt" style:font-size-asian="16pt" style:font-size-complex="16pt"/>
    </style:style>
    <style:style style:name="T1478" style:parent-style-name="DefaultParagraphFont" style:family="text">
      <style:text-properties style:font-name="Times New Roman" fo:font-weight="bold" style:font-weight-asian="bold" style:font-weight-complex="bold" fo:font-size="16pt" style:font-size-asian="16pt" style:font-size-complex="16pt"/>
    </style:style>
    <style:style style:name="T1479" style:parent-style-name="DefaultParagraphFont" style:family="text">
      <style:text-properties style:font-name="Times New Roman" fo:font-weight="bold" style:font-weight-asian="bold" style:font-weight-complex="bold" fo:font-size="16pt" style:font-size-asian="16pt" style:font-size-complex="16pt"/>
    </style:style>
    <style:style style:name="T1480" style:parent-style-name="DefaultParagraphFont" style:family="text">
      <style:text-properties style:font-name="Times New Roman" fo:font-weight="bold" style:font-weight-asian="bold" style:font-weight-complex="bold" fo:font-size="16pt" style:font-size-asian="16pt" style:font-size-complex="16pt"/>
    </style:style>
    <style:style style:name="T1481" style:parent-style-name="DefaultParagraphFont" style:family="text">
      <style:text-properties style:font-name="Times New Roman" fo:font-weight="bold" style:font-weight-asian="bold" style:font-weight-complex="bold" fo:font-size="16pt" style:font-size-asian="16pt" style:font-size-complex="16pt"/>
    </style:style>
    <style:style style:name="T1482" style:parent-style-name="DefaultParagraphFont" style:family="text">
      <style:text-properties style:font-name="Times New Roman" fo:font-weight="bold" style:font-weight-asian="bold" style:font-weight-complex="bold" fo:font-size="16pt" style:font-size-asian="16pt" style:font-size-complex="16pt"/>
    </style:style>
    <style:style style:name="T1483" style:parent-style-name="DefaultParagraphFont" style:family="text">
      <style:text-properties style:font-name="Times New Roman" fo:font-weight="bold" style:font-weight-asian="bold" style:font-weight-complex="bold" fo:font-size="16pt" style:font-size-asian="16pt" style:font-size-complex="16pt"/>
    </style:style>
    <style:style style:name="T1484" style:parent-style-name="DefaultParagraphFont" style:family="text">
      <style:text-properties style:font-name="Times New Roman" fo:font-weight="bold" style:font-weight-asian="bold" style:font-weight-complex="bold" fo:font-size="16pt" style:font-size-asian="16pt" style:font-size-complex="16pt"/>
    </style:style>
    <style:style style:name="T1485" style:parent-style-name="DefaultParagraphFont" style:family="text">
      <style:text-properties style:font-name="Times New Roman" fo:font-weight="bold" style:font-weight-asian="bold" style:font-weight-complex="bold" fo:font-size="16pt" style:font-size-asian="16pt" style:font-size-complex="16pt"/>
    </style:style>
    <style:style style:name="T1486" style:parent-style-name="DefaultParagraphFont" style:family="text">
      <style:text-properties style:font-name="Times New Roman" fo:font-weight="bold" style:font-weight-asian="bold" style:font-weight-complex="bold" fo:font-size="16pt" style:font-size-asian="16pt" style:font-size-complex="16pt"/>
    </style:style>
    <style:style style:name="T1487" style:parent-style-name="DefaultParagraphFont" style:family="text">
      <style:text-properties style:font-name="Times New Roman" fo:font-weight="bold" style:font-weight-asian="bold" style:font-weight-complex="bold" fo:font-size="16pt" style:font-size-asian="16pt" style:font-size-complex="16pt"/>
    </style:style>
    <style:style style:name="T1488" style:parent-style-name="DefaultParagraphFont" style:family="text">
      <style:text-properties style:font-name="Times New Roman" fo:font-weight="bold" style:font-weight-asian="bold" style:font-weight-complex="bold" fo:font-size="16pt" style:font-size-asian="16pt" style:font-size-complex="16pt"/>
    </style:style>
    <style:style style:name="T1489" style:parent-style-name="DefaultParagraphFont" style:family="text">
      <style:text-properties style:font-name="Times New Roman" fo:font-weight="bold" style:font-weight-asian="bold" style:font-weight-complex="bold" fo:font-size="16pt" style:font-size-asian="16pt" style:font-size-complex="16pt"/>
    </style:style>
    <style:style style:name="T1490" style:parent-style-name="DefaultParagraphFont" style:family="text">
      <style:text-properties style:font-name="Times New Roman" fo:font-weight="bold" style:font-weight-asian="bold" style:font-weight-complex="bold" fo:font-size="16pt" style:font-size-asian="16pt" style:font-size-complex="16pt"/>
    </style:style>
    <style:style style:name="T1491" style:parent-style-name="DefaultParagraphFont" style:family="text">
      <style:text-properties style:font-name="Times New Roman" fo:font-weight="bold" style:font-weight-asian="bold" style:font-weight-complex="bold" fo:font-size="16pt" style:font-size-asian="16pt" style:font-size-complex="16pt"/>
    </style:style>
    <style:style style:name="P1492" style:parent-style-name="Standard" style:family="paragraph">
      <style:paragraph-properties fo:widows="0" fo:orphans="0"/>
      <style:text-properties style:font-name="AncientGreek"/>
    </style:style>
    <style:style style:name="P1493" style:parent-style-name="Standard" style:family="paragraph">
      <style:paragraph-properties fo:widows="0" fo:orphans="0"/>
      <style:text-properties style:font-name="AncientGreek"/>
    </style:style>
    <style:style style:name="P1494" style:parent-style-name="Standard" style:family="paragraph">
      <style:paragraph-properties fo:widows="0" fo:orphans="0"/>
      <style:text-properties style:font-name="AncientGreek"/>
    </style:style>
    <style:style style:name="TableRow1495" style:family="table-row">
      <style:table-row-properties style:min-row-height="3.7631in" style:use-optimal-row-height="false" fo:keep-together="always"/>
    </style:style>
    <style:style style:name="TableCell1496" style:family="table-cell">
      <style:table-cell-properties fo:border="0.0069in solid #000000" fo:background-color="#FFFFFF" style:writing-mode="lr-tb" fo:padding-top="0in" fo:padding-left="0.1527in" fo:padding-bottom="0in" fo:padding-right="0.15in"/>
    </style:style>
    <style:style style:name="P1497" style:parent-style-name="Standard" style:family="paragraph">
      <style:paragraph-properties fo:keep-with-next="always" fo:widows="0" fo:orphans="0" fo:text-align="center">
        <style:tab-stops>
          <style:tab-stop style:type="center" style:position="1in"/>
          <style:tab-stop style:type="left" style:position="2.7708in"/>
        </style:tab-stops>
      </style:paragraph-properties>
    </style:style>
    <style:style style:name="T1498" style:parent-style-name="AncientGreekἈρχαίαἑλληνικά" style:family="text">
      <style:text-properties fo:font-weight="bold" style:font-weight-asian="bold" style:font-weight-complex="bold" fo:font-size="18pt" style:font-size-asian="18pt" style:font-size-complex="14pt"/>
    </style:style>
    <style:style style:name="T149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500" style:parent-style-name="AncientGreekἈρχαίαἑλληνικά" style:family="text">
      <style:text-properties fo:font-weight="bold" style:font-weight-asian="bold" style:font-weight-complex="bold" fo:font-size="18pt" style:font-size-asian="18pt" style:font-size-complex="14pt"/>
    </style:style>
    <style:style style:name="T150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502" style:parent-style-name="AncientGreekἈρχαίαἑλληνικά" style:family="text">
      <style:text-properties fo:font-weight="bold" style:font-weight-asian="bold" style:font-weight-complex="bold" fo:font-size="18pt" style:font-size-asian="18pt" style:font-size-complex="14pt"/>
    </style:style>
    <style:style style:name="T150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1504" style:parent-style-name="Standard" style:family="paragraph">
      <style:paragraph-properties fo:widows="0" fo:orphans="0">
        <style:tab-stops>
          <style:tab-stop style:type="center" style:position="1in"/>
          <style:tab-stop style:type="left" style:position="2.7708in"/>
        </style:tab-stops>
      </style:paragraph-properties>
    </style:style>
    <style:style style:name="T1505" style:parent-style-name="AncientGreekἈρχαίαἑλληνικά" style:family="text">
      <style:text-properties style:font-weight-complex="bold" style:font-size-complex="14pt" fo:language="el" fo:country="GR"/>
    </style:style>
    <style:style style:name="T1506" style:parent-style-name="AncientGreekἈρχαίαἑλληνικά" style:family="text">
      <style:text-properties style:font-weight-complex="bold" style:font-size-complex="14pt"/>
    </style:style>
    <style:style style:name="T1507" style:parent-style-name="AncientGreekἈρχαίαἑλληνικά" style:family="text">
      <style:text-properties style:font-weight-complex="bold" style:font-size-complex="14pt" fo:language="el" fo:country="GR"/>
    </style:style>
    <style:style style:name="T1508" style:parent-style-name="AncientGreekἈρχαίαἑλληνικά" style:family="text">
      <style:text-properties style:font-weight-complex="bold" style:font-size-complex="14pt"/>
    </style:style>
    <style:style style:name="T1509" style:parent-style-name="AncientGreekἈρχαίαἑλληνικά" style:family="text">
      <style:text-properties style:font-weight-complex="bold" style:font-size-complex="14pt" fo:language="el" fo:country="GR"/>
    </style:style>
    <style:style style:name="T1510" style:parent-style-name="AncientGreekἈρχαίαἑλληνικά" style:family="text">
      <style:text-properties style:font-weight-complex="bold" style:font-size-complex="14pt"/>
    </style:style>
    <style:style style:name="T1511" style:parent-style-name="AncientGreekἈρχαίαἑλληνικά" style:family="text">
      <style:text-properties style:font-weight-complex="bold" style:font-size-complex="14pt" fo:language="el" fo:country="GR"/>
    </style:style>
    <style:style style:name="T1512" style:parent-style-name="AncientGreekἈρχαίαἑλληνικά" style:family="text">
      <style:text-properties style:font-weight-complex="bold" style:font-size-complex="14pt"/>
    </style:style>
    <style:style style:name="T1513" style:parent-style-name="AncientGreekἈρχαίαἑλληνικά" style:family="text">
      <style:text-properties style:font-weight-complex="bold" style:font-size-complex="14pt" fo:language="el" fo:country="GR"/>
    </style:style>
    <style:style style:name="T1514" style:parent-style-name="AncientGreekἈρχαίαἑλληνικά" style:family="text">
      <style:text-properties style:font-weight-complex="bold" style:font-size-complex="14pt"/>
    </style:style>
    <style:style style:name="T1515" style:parent-style-name="AncientGreekἈρχαίαἑλληνικά" style:family="text">
      <style:text-properties style:font-weight-complex="bold" style:font-size-complex="14pt" fo:language="el" fo:country="GR"/>
    </style:style>
    <style:style style:name="T1516" style:parent-style-name="AncientGreekἈρχαίαἑλληνικά" style:family="text">
      <style:text-properties style:font-weight-complex="bold" style:font-size-complex="14pt"/>
    </style:style>
    <style:style style:name="T1517" style:parent-style-name="AncientGreekἈρχαίαἑλληνικά" style:family="text">
      <style:text-properties style:font-weight-complex="bold" style:font-size-complex="14pt" fo:language="el" fo:country="GR"/>
    </style:style>
    <style:style style:name="T1518" style:parent-style-name="AncientGreekἈρχαίαἑλληνικά" style:family="text">
      <style:text-properties style:font-weight-complex="bold" style:font-size-complex="14pt"/>
    </style:style>
    <style:style style:name="T1519" style:parent-style-name="AncientGreekἈρχαίαἑλληνικά" style:family="text">
      <style:text-properties style:font-weight-complex="bold" style:font-size-complex="14pt" fo:language="el" fo:country="GR"/>
    </style:style>
    <style:style style:name="T1520" style:parent-style-name="AncientGreekἈρχαίαἑλληνικά" style:family="text">
      <style:text-properties style:font-weight-complex="bold" style:font-size-complex="14pt"/>
    </style:style>
    <style:style style:name="T1521" style:parent-style-name="AncientGreekἈρχαίαἑλληνικά" style:family="text">
      <style:text-properties style:font-weight-complex="bold" style:font-size-complex="14pt" fo:language="el" fo:country="GR"/>
    </style:style>
    <style:style style:name="T1522" style:parent-style-name="AncientGreekἈρχαίαἑλληνικά" style:family="text">
      <style:text-properties style:font-weight-complex="bold" style:font-size-complex="14pt"/>
    </style:style>
    <style:style style:name="T1523" style:parent-style-name="AncientGreekἈρχαίαἑλληνικά" style:family="text">
      <style:text-properties style:font-weight-complex="bold" style:font-size-complex="14pt" fo:language="el" fo:country="GR"/>
    </style:style>
    <style:style style:name="T1524" style:parent-style-name="AncientGreekἈρχαίαἑλληνικά" style:family="text">
      <style:text-properties style:font-weight-complex="bold" style:font-size-complex="14pt"/>
    </style:style>
    <style:style style:name="T1525" style:parent-style-name="AncientGreekἈρχαίαἑλληνικά" style:family="text">
      <style:text-properties style:font-weight-complex="bold" style:font-size-complex="14pt" fo:language="el" fo:country="GR"/>
    </style:style>
    <style:style style:name="T1526" style:parent-style-name="AncientGreekἈρχαίαἑλληνικά" style:family="text">
      <style:text-properties style:font-weight-complex="bold" style:font-size-complex="14pt"/>
    </style:style>
    <style:style style:name="T1527" style:parent-style-name="AncientGreekἈρχαίαἑλληνικά" style:family="text">
      <style:text-properties style:font-weight-complex="bold" style:font-size-complex="14pt" fo:language="el" fo:country="GR"/>
    </style:style>
    <style:style style:name="T1528" style:parent-style-name="AncientGreekἈρχαίαἑλληνικά" style:family="text">
      <style:text-properties style:font-weight-complex="bold" style:font-size-complex="14pt"/>
    </style:style>
    <style:style style:name="T1529" style:parent-style-name="AncientGreekἈρχαίαἑλληνικά" style:family="text">
      <style:text-properties style:font-weight-complex="bold" style:font-size-complex="14pt" fo:language="el" fo:country="GR"/>
    </style:style>
    <style:style style:name="T1530" style:parent-style-name="AncientGreekἈρχαίαἑλληνικά" style:family="text">
      <style:text-properties style:font-weight-complex="bold" style:font-size-complex="14pt"/>
    </style:style>
    <style:style style:name="T1531" style:parent-style-name="AncientGreekἈρχαίαἑλληνικά" style:family="text">
      <style:text-properties style:font-weight-complex="bold" style:font-size-complex="14pt" fo:language="el" fo:country="GR"/>
    </style:style>
    <style:style style:name="T1532" style:parent-style-name="AncientGreekἈρχαίαἑλληνικά" style:family="text">
      <style:text-properties style:font-weight-complex="bold" style:font-size-complex="14pt"/>
    </style:style>
    <style:style style:name="T1533" style:parent-style-name="AncientGreekἈρχαίαἑλληνικά" style:family="text">
      <style:text-properties style:font-weight-complex="bold" style:font-size-complex="14pt" fo:language="el" fo:country="GR"/>
    </style:style>
    <style:style style:name="T1534" style:parent-style-name="AncientGreekἈρχαίαἑλληνικά" style:family="text">
      <style:text-properties style:font-weight-complex="bold" style:font-size-complex="14pt"/>
    </style:style>
    <style:style style:name="T1535" style:parent-style-name="AncientGreekἈρχαίαἑλληνικά" style:family="text">
      <style:text-properties style:font-weight-complex="bold" style:font-size-complex="14pt" fo:language="el" fo:country="GR"/>
    </style:style>
    <style:style style:name="T1536" style:parent-style-name="AncientGreekἈρχαίαἑλληνικά" style:family="text">
      <style:text-properties style:font-weight-complex="bold" style:font-size-complex="14pt"/>
    </style:style>
    <style:style style:name="T1537" style:parent-style-name="AncientGreekἈρχαίαἑλληνικά" style:family="text">
      <style:text-properties style:font-weight-complex="bold" style:font-size-complex="14pt" fo:language="el" fo:country="GR"/>
    </style:style>
    <style:style style:name="T1538" style:parent-style-name="AncientGreekἈρχαίαἑλληνικά" style:family="text">
      <style:text-properties style:font-weight-complex="bold" style:font-size-complex="14pt"/>
    </style:style>
    <style:style style:name="T1539" style:parent-style-name="AncientGreekἈρχαίαἑλληνικά" style:family="text">
      <style:text-properties style:font-weight-complex="bold" style:font-size-complex="14pt" fo:language="el" fo:country="GR"/>
    </style:style>
    <style:style style:name="T1540" style:parent-style-name="AncientGreekἈρχαίαἑλληνικά" style:family="text">
      <style:text-properties style:font-weight-complex="bold" style:font-size-complex="14pt"/>
    </style:style>
    <style:style style:name="T1541" style:parent-style-name="AncientGreekἈρχαίαἑλληνικά" style:family="text">
      <style:text-properties style:font-weight-complex="bold" style:font-size-complex="14pt" fo:language="el" fo:country="GR"/>
    </style:style>
    <style:style style:name="T1542" style:parent-style-name="AncientGreekἈρχαίαἑλληνικά" style:family="text">
      <style:text-properties style:font-weight-complex="bold" style:font-size-complex="14pt"/>
    </style:style>
    <style:style style:name="T1543" style:parent-style-name="AncientGreekἈρχαίαἑλληνικά" style:family="text">
      <style:text-properties style:font-weight-complex="bold" style:font-size-complex="14pt" fo:language="el" fo:country="GR"/>
    </style:style>
    <style:style style:name="T1544" style:parent-style-name="AncientGreekἈρχαίαἑλληνικά" style:family="text">
      <style:text-properties style:font-weight-complex="bold" style:font-size-complex="14pt"/>
    </style:style>
    <style:style style:name="T1545" style:parent-style-name="AncientGreekἈρχαίαἑλληνικά" style:family="text">
      <style:text-properties style:font-weight-complex="bold" style:font-size-complex="14pt" fo:language="el" fo:country="GR"/>
    </style:style>
    <style:style style:name="T1546" style:parent-style-name="AncientGreekἈρχαίαἑλληνικά" style:family="text">
      <style:text-properties style:font-weight-complex="bold" style:font-size-complex="14pt"/>
    </style:style>
    <style:style style:name="T1547" style:parent-style-name="AncientGreekἈρχαίαἑλληνικά" style:family="text">
      <style:text-properties style:font-weight-complex="bold" style:font-size-complex="14pt" fo:language="el" fo:country="GR"/>
    </style:style>
    <style:style style:name="T1548" style:parent-style-name="AncientGreekἈρχαίαἑλληνικά" style:family="text">
      <style:text-properties style:font-weight-complex="bold" style:font-size-complex="14pt"/>
    </style:style>
    <style:style style:name="T1549" style:parent-style-name="AncientGreekἈρχαίαἑλληνικά" style:family="text">
      <style:text-properties style:font-weight-complex="bold" style:font-size-complex="14pt" fo:language="el" fo:country="GR"/>
    </style:style>
    <style:style style:name="T1550" style:parent-style-name="AncientGreekἈρχαίαἑλληνικά" style:family="text">
      <style:text-properties style:font-weight-complex="bold" style:font-size-complex="14pt"/>
    </style:style>
    <style:style style:name="T1551" style:parent-style-name="AncientGreekἈρχαίαἑλληνικά" style:family="text">
      <style:text-properties style:font-weight-complex="bold" style:font-size-complex="14pt" fo:language="el" fo:country="GR"/>
    </style:style>
    <style:style style:name="T1552" style:parent-style-name="AncientGreekἈρχαίαἑλληνικά" style:family="text">
      <style:text-properties style:font-weight-complex="bold" style:font-size-complex="14pt"/>
    </style:style>
    <style:style style:name="T1553" style:parent-style-name="AncientGreekἈρχαίαἑλληνικά" style:family="text">
      <style:text-properties style:font-weight-complex="bold" style:font-size-complex="14pt" fo:language="el" fo:country="GR"/>
    </style:style>
    <style:style style:name="T1554" style:parent-style-name="AncientGreekἈρχαίαἑλληνικά" style:family="text">
      <style:text-properties style:font-weight-complex="bold" style:font-size-complex="14pt"/>
    </style:style>
    <style:style style:name="T1555" style:parent-style-name="AncientGreekἈρχαίαἑλληνικά" style:family="text">
      <style:text-properties style:font-weight-complex="bold" style:font-size-complex="14pt" fo:language="el" fo:country="GR"/>
    </style:style>
    <style:style style:name="T1556" style:parent-style-name="AncientGreekἈρχαίαἑλληνικά" style:family="text">
      <style:text-properties style:font-weight-complex="bold" style:font-size-complex="14pt"/>
    </style:style>
    <style:style style:name="T1557" style:parent-style-name="AncientGreekἈρχαίαἑλληνικά" style:family="text">
      <style:text-properties style:font-weight-complex="bold" style:font-size-complex="14pt" fo:language="el" fo:country="GR"/>
    </style:style>
    <style:style style:name="T1558" style:parent-style-name="AncientGreekἈρχαίαἑλληνικά" style:family="text">
      <style:text-properties style:font-weight-complex="bold" style:font-size-complex="14pt"/>
    </style:style>
    <style:style style:name="T1559" style:parent-style-name="AncientGreekἈρχαίαἑλληνικά" style:family="text">
      <style:text-properties style:font-weight-complex="bold" style:font-size-complex="14pt" fo:language="el" fo:country="GR"/>
    </style:style>
    <style:style style:name="T1560" style:parent-style-name="AncientGreekἈρχαίαἑλληνικά" style:family="text">
      <style:text-properties style:font-weight-complex="bold" style:font-size-complex="14pt"/>
    </style:style>
    <style:style style:name="T1561" style:parent-style-name="AncientGreekἈρχαίαἑλληνικά" style:family="text">
      <style:text-properties style:font-weight-complex="bold" style:font-size-complex="14pt" fo:language="el" fo:country="GR"/>
    </style:style>
    <style:style style:name="T1562" style:parent-style-name="AncientGreekἈρχαίαἑλληνικά" style:family="text">
      <style:text-properties style:font-weight-complex="bold" style:font-size-complex="14pt"/>
    </style:style>
    <style:style style:name="T1563" style:parent-style-name="AncientGreekἈρχαίαἑλληνικά" style:family="text">
      <style:text-properties style:font-weight-complex="bold" style:font-size-complex="14pt" fo:language="el" fo:country="GR"/>
    </style:style>
    <style:style style:name="T1564" style:parent-style-name="AncientGreekἈρχαίαἑλληνικά" style:family="text">
      <style:text-properties style:font-weight-complex="bold" style:font-size-complex="14pt"/>
    </style:style>
    <style:style style:name="T1565" style:parent-style-name="AncientGreekἈρχαίαἑλληνικά" style:family="text">
      <style:text-properties style:font-weight-complex="bold" style:font-size-complex="14pt" fo:language="el" fo:country="GR"/>
    </style:style>
    <style:style style:name="T1566" style:parent-style-name="AncientGreekἈρχαίαἑλληνικά" style:family="text">
      <style:text-properties style:font-weight-complex="bold" style:font-size-complex="14pt"/>
    </style:style>
    <style:style style:name="T1567" style:parent-style-name="AncientGreekἈρχαίαἑλληνικά" style:family="text">
      <style:text-properties style:font-weight-complex="bold" style:font-size-complex="14pt" fo:language="el" fo:country="GR"/>
    </style:style>
    <style:style style:name="T1568" style:parent-style-name="AncientGreekἈρχαίαἑλληνικά" style:family="text">
      <style:text-properties style:font-weight-complex="bold" style:font-size-complex="14pt"/>
    </style:style>
    <style:style style:name="T1569" style:parent-style-name="AncientGreekἈρχαίαἑλληνικά" style:family="text">
      <style:text-properties style:font-weight-complex="bold" style:font-size-complex="14pt" fo:language="el" fo:country="GR"/>
    </style:style>
    <style:style style:name="T1570" style:parent-style-name="AncientGreekἈρχαίαἑλληνικά" style:family="text">
      <style:text-properties style:font-weight-complex="bold" style:font-size-complex="14pt"/>
    </style:style>
    <style:style style:name="T1571" style:parent-style-name="AncientGreekἈρχαίαἑλληνικά" style:family="text">
      <style:text-properties style:font-weight-complex="bold" style:font-size-complex="14pt" fo:language="el" fo:country="GR"/>
    </style:style>
    <style:style style:name="T1572" style:parent-style-name="AncientGreekἈρχαίαἑλληνικά" style:family="text">
      <style:text-properties style:font-weight-complex="bold" style:font-size-complex="14pt"/>
    </style:style>
    <style:style style:name="T1573" style:parent-style-name="AncientGreekἈρχαίαἑλληνικά" style:family="text">
      <style:text-properties style:font-weight-complex="bold" style:font-size-complex="14pt" fo:language="el" fo:country="GR"/>
    </style:style>
    <style:style style:name="T1574" style:parent-style-name="AncientGreekἈρχαίαἑλληνικά" style:family="text">
      <style:text-properties style:font-weight-complex="bold" style:font-size-complex="14pt"/>
    </style:style>
    <style:style style:name="T1575" style:parent-style-name="AncientGreekἈρχαίαἑλληνικά" style:family="text">
      <style:text-properties style:font-weight-complex="bold" style:font-size-complex="14pt" fo:language="el" fo:country="GR"/>
    </style:style>
    <style:style style:name="T1576" style:parent-style-name="AncientGreekἈρχαίαἑλληνικά" style:family="text">
      <style:text-properties style:font-weight-complex="bold" style:font-size-complex="14pt"/>
    </style:style>
    <style:style style:name="T1577" style:parent-style-name="AncientGreekἈρχαίαἑλληνικά" style:family="text">
      <style:text-properties style:font-weight-complex="bold" style:font-size-complex="14pt" fo:language="el" fo:country="GR"/>
    </style:style>
    <style:style style:name="T1578" style:parent-style-name="AncientGreekἈρχαίαἑλληνικά" style:family="text">
      <style:text-properties style:font-weight-complex="bold" style:font-size-complex="14pt"/>
    </style:style>
    <style:style style:name="T1579" style:parent-style-name="AncientGreekἈρχαίαἑλληνικά" style:family="text">
      <style:text-properties style:font-weight-complex="bold" style:font-size-complex="14pt" fo:language="el" fo:country="GR"/>
    </style:style>
    <style:style style:name="T1580" style:parent-style-name="AncientGreekἈρχαίαἑλληνικά" style:family="text">
      <style:text-properties style:font-weight-complex="bold" style:font-size-complex="14pt"/>
    </style:style>
    <style:style style:name="T1581" style:parent-style-name="AncientGreekἈρχαίαἑλληνικά" style:family="text">
      <style:text-properties style:font-weight-complex="bold" style:font-size-complex="14pt" fo:language="el" fo:country="GR"/>
    </style:style>
    <style:style style:name="T1582" style:parent-style-name="AncientGreekἈρχαίαἑλληνικά" style:family="text">
      <style:text-properties style:font-weight-complex="bold" style:font-size-complex="14pt"/>
    </style:style>
    <style:style style:name="T1583" style:parent-style-name="AncientGreekἈρχαίαἑλληνικά" style:family="text">
      <style:text-properties style:font-weight-complex="bold" style:font-size-complex="14pt" fo:language="el" fo:country="GR"/>
    </style:style>
    <style:style style:name="T1584" style:parent-style-name="AncientGreekἈρχαίαἑλληνικά" style:family="text">
      <style:text-properties style:font-weight-complex="bold" style:font-size-complex="14pt"/>
    </style:style>
    <style:style style:name="T1585" style:parent-style-name="AncientGreekἈρχαίαἑλληνικά" style:family="text">
      <style:text-properties style:font-weight-complex="bold" style:font-size-complex="14pt" fo:language="el" fo:country="GR"/>
    </style:style>
    <style:style style:name="T1586" style:parent-style-name="AncientGreekἈρχαίαἑλληνικά" style:family="text">
      <style:text-properties style:font-weight-complex="bold" style:font-size-complex="14pt"/>
    </style:style>
    <style:style style:name="T1587" style:parent-style-name="AncientGreekἈρχαίαἑλληνικά" style:family="text">
      <style:text-properties style:font-weight-complex="bold" style:font-size-complex="14pt" fo:language="el" fo:country="GR"/>
    </style:style>
    <style:style style:name="T1588" style:parent-style-name="AncientGreekἈρχαίαἑλληνικά" style:family="text">
      <style:text-properties style:font-weight-complex="bold" style:font-size-complex="14pt"/>
    </style:style>
    <style:style style:name="T1589" style:parent-style-name="AncientGreekἈρχαίαἑλληνικά" style:family="text">
      <style:text-properties style:font-weight-complex="bold" style:font-size-complex="14pt" fo:language="el" fo:country="GR"/>
    </style:style>
    <style:style style:name="T1590" style:parent-style-name="AncientGreekἈρχαίαἑλληνικά" style:family="text">
      <style:text-properties style:font-weight-complex="bold" style:font-size-complex="14pt"/>
    </style:style>
    <style:style style:name="T1591" style:parent-style-name="AncientGreekἈρχαίαἑλληνικά" style:family="text">
      <style:text-properties style:font-weight-complex="bold" style:font-size-complex="14pt" fo:language="el" fo:country="GR"/>
    </style:style>
    <style:style style:name="T1592" style:parent-style-name="AncientGreekἈρχαίαἑλληνικά" style:family="text">
      <style:text-properties style:font-weight-complex="bold" style:font-size-complex="14pt"/>
    </style:style>
    <style:style style:name="T1593" style:parent-style-name="AncientGreekἈρχαίαἑλληνικά" style:family="text">
      <style:text-properties style:font-weight-complex="bold" style:font-size-complex="14pt" fo:language="el" fo:country="GR"/>
    </style:style>
    <style:style style:name="T1594" style:parent-style-name="AncientGreekἈρχαίαἑλληνικά" style:family="text">
      <style:text-properties style:font-weight-complex="bold" style:font-size-complex="14pt"/>
    </style:style>
    <style:style style:name="T1595" style:parent-style-name="AncientGreekἈρχαίαἑλληνικά" style:family="text">
      <style:text-properties style:font-weight-complex="bold" style:font-size-complex="14pt" fo:language="el" fo:country="GR"/>
    </style:style>
    <style:style style:name="T1596" style:parent-style-name="AncientGreekἈρχαίαἑλληνικά" style:family="text">
      <style:text-properties style:font-weight-complex="bold" style:font-size-complex="14pt"/>
    </style:style>
    <style:style style:name="T1597" style:parent-style-name="AncientGreekἈρχαίαἑλληνικά" style:family="text">
      <style:text-properties style:font-weight-complex="bold" style:font-size-complex="14pt" fo:language="el" fo:country="GR"/>
    </style:style>
    <style:style style:name="T1598" style:parent-style-name="AncientGreekἈρχαίαἑλληνικά" style:family="text">
      <style:text-properties style:font-weight-complex="bold" style:font-size-complex="14pt"/>
    </style:style>
    <style:style style:name="T1599" style:parent-style-name="AncientGreekἈρχαίαἑλληνικά" style:family="text">
      <style:text-properties style:font-weight-complex="bold" style:font-size-complex="14pt" fo:language="el" fo:country="GR"/>
    </style:style>
    <style:style style:name="T1600" style:parent-style-name="AncientGreekἈρχαίαἑλληνικά" style:family="text">
      <style:text-properties style:font-weight-complex="bold" style:font-size-complex="14pt"/>
    </style:style>
    <style:style style:name="T1601" style:parent-style-name="AncientGreekἈρχαίαἑλληνικά" style:family="text">
      <style:text-properties style:font-weight-complex="bold" style:font-size-complex="14pt" fo:language="el" fo:country="GR"/>
    </style:style>
    <style:style style:name="T1602" style:parent-style-name="AncientGreekἈρχαίαἑλληνικά" style:family="text">
      <style:text-properties style:font-weight-complex="bold" style:font-size-complex="14pt"/>
    </style:style>
    <style:style style:name="T1603" style:parent-style-name="AncientGreekἈρχαίαἑλληνικά" style:family="text">
      <style:text-properties style:font-weight-complex="bold" style:font-size-complex="14pt" fo:language="el" fo:country="GR"/>
    </style:style>
    <style:style style:name="T1604" style:parent-style-name="AncientGreekἈρχαίαἑλληνικά" style:family="text">
      <style:text-properties style:font-weight-complex="bold" style:font-size-complex="14pt"/>
    </style:style>
    <style:style style:name="T1605" style:parent-style-name="AncientGreekἈρχαίαἑλληνικά" style:family="text">
      <style:text-properties style:font-weight-complex="bold" style:font-size-complex="14pt" fo:language="el" fo:country="GR"/>
    </style:style>
    <style:style style:name="T1606" style:parent-style-name="AncientGreekἈρχαίαἑλληνικά" style:family="text">
      <style:text-properties style:font-weight-complex="bold" style:font-size-complex="14pt"/>
    </style:style>
    <style:style style:name="T1607" style:parent-style-name="AncientGreekἈρχαίαἑλληνικά" style:family="text">
      <style:text-properties style:font-weight-complex="bold" style:font-size-complex="14pt" fo:language="el" fo:country="GR"/>
    </style:style>
    <style:style style:name="T1608" style:parent-style-name="AncientGreekἈρχαίαἑλληνικά" style:family="text">
      <style:text-properties style:font-weight-complex="bold" style:font-size-complex="14pt"/>
    </style:style>
    <style:style style:name="T1609" style:parent-style-name="AncientGreekἈρχαίαἑλληνικά" style:family="text">
      <style:text-properties style:font-weight-complex="bold" style:font-size-complex="14pt" fo:language="el" fo:country="GR"/>
    </style:style>
    <style:style style:name="T1610" style:parent-style-name="AncientGreekἈρχαίαἑλληνικά" style:family="text">
      <style:text-properties style:font-weight-complex="bold" style:font-size-complex="14pt"/>
    </style:style>
    <style:style style:name="T1611" style:parent-style-name="AncientGreekἈρχαίαἑλληνικά" style:family="text">
      <style:text-properties style:font-weight-complex="bold" style:font-size-complex="14pt" fo:language="el" fo:country="GR"/>
    </style:style>
    <style:style style:name="T1612" style:parent-style-name="AncientGreekἈρχαίαἑλληνικά" style:family="text">
      <style:text-properties style:font-weight-complex="bold" style:font-size-complex="14pt"/>
    </style:style>
    <style:style style:name="T1613" style:parent-style-name="AncientGreekἈρχαίαἑλληνικά" style:family="text">
      <style:text-properties style:font-weight-complex="bold" style:font-size-complex="14pt" fo:language="el" fo:country="GR"/>
    </style:style>
    <style:style style:name="T1614" style:parent-style-name="AncientGreekἈρχαίαἑλληνικά" style:family="text">
      <style:text-properties style:font-weight-complex="bold" style:font-size-complex="14pt"/>
    </style:style>
    <style:style style:name="T1615" style:parent-style-name="AncientGreekἈρχαίαἑλληνικά" style:family="text">
      <style:text-properties style:font-weight-complex="bold" style:font-size-complex="14pt" fo:language="el" fo:country="GR"/>
    </style:style>
    <style:style style:name="T1616" style:parent-style-name="AncientGreekἈρχαίαἑλληνικά" style:family="text">
      <style:text-properties style:font-weight-complex="bold" style:font-size-complex="14pt"/>
    </style:style>
    <style:style style:name="T1617" style:parent-style-name="AncientGreekἈρχαίαἑλληνικά" style:family="text">
      <style:text-properties style:font-weight-complex="bold" style:font-size-complex="14pt" fo:language="el" fo:country="GR"/>
    </style:style>
    <style:style style:name="T1618" style:parent-style-name="AncientGreekἈρχαίαἑλληνικά" style:family="text">
      <style:text-properties style:font-weight-complex="bold" style:font-size-complex="14pt"/>
    </style:style>
    <style:style style:name="T1619" style:parent-style-name="AncientGreekἈρχαίαἑλληνικά" style:family="text">
      <style:text-properties style:font-weight-complex="bold" style:font-size-complex="14pt" fo:language="el" fo:country="GR"/>
    </style:style>
    <style:style style:name="T1620" style:parent-style-name="AncientGreekἈρχαίαἑλληνικά" style:family="text">
      <style:text-properties style:font-weight-complex="bold" style:font-size-complex="14pt"/>
    </style:style>
    <style:style style:name="T1621" style:parent-style-name="AncientGreekἈρχαίαἑλληνικά" style:family="text">
      <style:text-properties style:font-weight-complex="bold" style:font-size-complex="14pt" fo:language="el" fo:country="GR"/>
    </style:style>
    <style:style style:name="T1622" style:parent-style-name="AncientGreekἈρχαίαἑλληνικά" style:family="text">
      <style:text-properties style:font-weight-complex="bold" style:font-size-complex="14pt"/>
    </style:style>
    <style:style style:name="T1623" style:parent-style-name="AncientGreekἈρχαίαἑλληνικά" style:family="text">
      <style:text-properties style:font-weight-complex="bold" style:font-size-complex="14pt" fo:language="el" fo:country="GR"/>
    </style:style>
    <style:style style:name="T1624" style:parent-style-name="AncientGreekἈρχαίαἑλληνικά" style:family="text">
      <style:text-properties style:font-weight-complex="bold" style:font-size-complex="14pt"/>
    </style:style>
    <style:style style:name="T1625" style:parent-style-name="AncientGreekἈρχαίαἑλληνικά" style:family="text">
      <style:text-properties style:font-weight-complex="bold" style:font-size-complex="14pt" fo:language="el" fo:country="GR"/>
    </style:style>
    <style:style style:name="T1626" style:parent-style-name="AncientGreekἈρχαίαἑλληνικά" style:family="text">
      <style:text-properties style:font-weight-complex="bold" style:font-size-complex="14pt"/>
    </style:style>
    <style:style style:name="T1627" style:parent-style-name="AncientGreekἈρχαίαἑλληνικά" style:family="text">
      <style:text-properties style:font-weight-complex="bold" style:font-size-complex="14pt" fo:language="el" fo:country="GR"/>
    </style:style>
    <style:style style:name="T1628" style:parent-style-name="AncientGreekἈρχαίαἑλληνικά" style:family="text">
      <style:text-properties style:font-weight-complex="bold" style:font-size-complex="14pt"/>
    </style:style>
    <style:style style:name="T1629" style:parent-style-name="AncientGreekἈρχαίαἑλληνικά" style:family="text">
      <style:text-properties style:font-weight-complex="bold" style:font-size-complex="14pt" fo:language="el" fo:country="GR"/>
    </style:style>
    <style:style style:name="T1630" style:parent-style-name="AncientGreekἈρχαίαἑλληνικά" style:family="text">
      <style:text-properties style:font-weight-complex="bold" style:font-size-complex="14pt"/>
    </style:style>
    <style:style style:name="T1631" style:parent-style-name="AncientGreekἈρχαίαἑλληνικά" style:family="text">
      <style:text-properties style:font-weight-complex="bold" style:font-size-complex="14pt" fo:language="el" fo:country="GR"/>
    </style:style>
    <style:style style:name="T1632" style:parent-style-name="AncientGreekἈρχαίαἑλληνικά" style:family="text">
      <style:text-properties style:font-weight-complex="bold" style:font-size-complex="14pt"/>
    </style:style>
    <style:style style:name="T1633" style:parent-style-name="AncientGreekἈρχαίαἑλληνικά" style:family="text">
      <style:text-properties style:font-weight-complex="bold" style:font-size-complex="14pt" fo:language="el" fo:country="GR"/>
    </style:style>
    <style:style style:name="T1634" style:parent-style-name="AncientGreekἈρχαίαἑλληνικά" style:family="text">
      <style:text-properties style:font-weight-complex="bold" style:font-size-complex="14pt"/>
    </style:style>
    <style:style style:name="T1635" style:parent-style-name="AncientGreekἈρχαίαἑλληνικά" style:family="text">
      <style:text-properties style:font-weight-complex="bold" style:font-size-complex="14pt" fo:language="el" fo:country="GR"/>
    </style:style>
    <style:style style:name="T1636" style:parent-style-name="AncientGreekἈρχαίαἑλληνικά" style:family="text">
      <style:text-properties style:font-weight-complex="bold" style:font-size-complex="14pt"/>
    </style:style>
    <style:style style:name="T1637" style:parent-style-name="AncientGreekἈρχαίαἑλληνικά" style:family="text">
      <style:text-properties style:font-weight-complex="bold" style:font-size-complex="14pt" fo:language="el" fo:country="GR"/>
    </style:style>
    <style:style style:name="T1638" style:parent-style-name="AncientGreekἈρχαίαἑλληνικά" style:family="text">
      <style:text-properties style:font-weight-complex="bold" style:font-size-complex="14pt"/>
    </style:style>
    <style:style style:name="T1639" style:parent-style-name="AncientGreekἈρχαίαἑλληνικά" style:family="text">
      <style:text-properties style:font-weight-complex="bold" style:font-size-complex="14pt" fo:language="el" fo:country="GR"/>
    </style:style>
    <style:style style:name="T1640" style:parent-style-name="AncientGreekἈρχαίαἑλληνικά" style:family="text">
      <style:text-properties style:font-weight-complex="bold" style:font-size-complex="14pt"/>
    </style:style>
    <style:style style:name="P1641" style:parent-style-name="Standard" style:family="paragraph">
      <style:paragraph-properties fo:widows="0" fo:orphans="0">
        <style:tab-stops>
          <style:tab-stop style:type="left" style:position="2.7708in"/>
        </style:tab-stops>
      </style:paragraph-properties>
    </style:style>
    <style:style style:name="T1642" style:parent-style-name="AncientGreekἈρχαίαἑλληνικά" style:family="text">
      <style:text-properties style:font-weight-complex="bold" style:font-size-complex="14pt" fo:language="el" fo:country="GR"/>
    </style:style>
    <style:style style:name="T1643" style:parent-style-name="AncientGreekἈρχαίαἑλληνικά" style:family="text">
      <style:text-properties style:font-weight-complex="bold" style:font-size-complex="14pt"/>
    </style:style>
    <style:style style:name="T1644" style:parent-style-name="AncientGreekἈρχαίαἑλληνικά" style:family="text">
      <style:text-properties style:font-weight-complex="bold" style:font-size-complex="14pt" fo:language="el" fo:country="GR"/>
    </style:style>
    <style:style style:name="T1645" style:parent-style-name="AncientGreekἈρχαίαἑλληνικά" style:family="text">
      <style:text-properties style:font-weight-complex="bold" style:font-size-complex="14pt"/>
    </style:style>
    <style:style style:name="T1646" style:parent-style-name="AncientGreekἈρχαίαἑλληνικά" style:family="text">
      <style:text-properties style:font-weight-complex="bold" style:font-size-complex="14pt" fo:language="el" fo:country="GR"/>
    </style:style>
    <style:style style:name="T1647" style:parent-style-name="AncientGreekἈρχαίαἑλληνικά" style:family="text">
      <style:text-properties style:font-weight-complex="bold" style:font-size-complex="14pt"/>
    </style:style>
    <style:style style:name="T1648" style:parent-style-name="AncientGreekἈρχαίαἑλληνικά" style:family="text">
      <style:text-properties style:font-weight-complex="bold" style:font-size-complex="14pt" fo:language="el" fo:country="GR"/>
    </style:style>
    <style:style style:name="T1649" style:parent-style-name="AncientGreekἈρχαίαἑλληνικά" style:family="text">
      <style:text-properties style:font-weight-complex="bold" style:font-size-complex="14pt"/>
    </style:style>
    <style:style style:name="T1650" style:parent-style-name="AncientGreekἈρχαίαἑλληνικά" style:family="text">
      <style:text-properties style:font-weight-complex="bold" style:font-size-complex="14pt" fo:language="el" fo:country="GR"/>
    </style:style>
    <style:style style:name="T1651" style:parent-style-name="AncientGreekἈρχαίαἑλληνικά" style:family="text">
      <style:text-properties style:font-weight-complex="bold" style:font-size-complex="14pt"/>
    </style:style>
    <style:style style:name="T1652" style:parent-style-name="AncientGreekἈρχαίαἑλληνικά" style:family="text">
      <style:text-properties style:font-weight-complex="bold" style:font-size-complex="14pt" fo:language="el" fo:country="GR"/>
    </style:style>
    <style:style style:name="T1653" style:parent-style-name="AncientGreekἈρχαίαἑλληνικά" style:family="text">
      <style:text-properties style:font-weight-complex="bold" style:font-size-complex="14pt"/>
    </style:style>
    <style:style style:name="T1654" style:parent-style-name="AncientGreekἈρχαίαἑλληνικά" style:family="text">
      <style:text-properties style:font-weight-complex="bold" style:font-size-complex="14pt" fo:language="el" fo:country="GR"/>
    </style:style>
    <style:style style:name="T1655" style:parent-style-name="AncientGreekἈρχαίαἑλληνικά" style:family="text">
      <style:text-properties style:font-weight-complex="bold" style:font-size-complex="14pt"/>
    </style:style>
    <style:style style:name="T1656" style:parent-style-name="AncientGreekἈρχαίαἑλληνικά" style:family="text">
      <style:text-properties style:font-weight-complex="bold" style:font-size-complex="14pt" fo:language="el" fo:country="GR"/>
    </style:style>
    <style:style style:name="T1657" style:parent-style-name="AncientGreekἈρχαίαἑλληνικά" style:family="text">
      <style:text-properties style:font-weight-complex="bold" style:font-size-complex="14pt"/>
    </style:style>
    <style:style style:name="T1658" style:parent-style-name="AncientGreekἈρχαίαἑλληνικά" style:family="text">
      <style:text-properties style:font-weight-complex="bold" style:font-size-complex="14pt" fo:language="el" fo:country="GR"/>
    </style:style>
    <style:style style:name="T1659" style:parent-style-name="AncientGreekἈρχαίαἑλληνικά" style:family="text">
      <style:text-properties style:font-weight-complex="bold" style:font-size-complex="14pt"/>
    </style:style>
    <style:style style:name="T1660" style:parent-style-name="AncientGreekἈρχαίαἑλληνικά" style:family="text">
      <style:text-properties style:font-weight-complex="bold" style:font-size-complex="14pt" fo:language="el" fo:country="GR"/>
    </style:style>
    <style:style style:name="T1661" style:parent-style-name="AncientGreekἈρχαίαἑλληνικά" style:family="text">
      <style:text-properties style:font-weight-complex="bold" style:font-size-complex="14pt"/>
    </style:style>
    <style:style style:name="T1662" style:parent-style-name="AncientGreekἈρχαίαἑλληνικά" style:family="text">
      <style:text-properties style:font-weight-complex="bold" style:font-size-complex="14pt" fo:language="el" fo:country="GR"/>
    </style:style>
    <style:style style:name="T1663" style:parent-style-name="AncientGreekἈρχαίαἑλληνικά" style:family="text">
      <style:text-properties style:font-weight-complex="bold" style:font-size-complex="14pt"/>
    </style:style>
    <style:style style:name="T1664" style:parent-style-name="AncientGreekἈρχαίαἑλληνικά" style:family="text">
      <style:text-properties style:font-weight-complex="bold" style:font-size-complex="14pt" fo:language="el" fo:country="GR"/>
    </style:style>
    <style:style style:name="T1665" style:parent-style-name="AncientGreekἈρχαίαἑλληνικά" style:family="text">
      <style:text-properties style:font-weight-complex="bold" style:font-size-complex="14pt"/>
    </style:style>
    <style:style style:name="T1666" style:parent-style-name="AncientGreekἈρχαίαἑλληνικά" style:family="text">
      <style:text-properties style:font-weight-complex="bold" style:font-size-complex="14pt" fo:language="el" fo:country="GR"/>
    </style:style>
    <style:style style:name="T1667" style:parent-style-name="AncientGreekἈρχαίαἑλληνικά" style:family="text">
      <style:text-properties style:font-weight-complex="bold" style:font-size-complex="14pt"/>
    </style:style>
    <style:style style:name="T1668" style:parent-style-name="AncientGreekἈρχαίαἑλληνικά" style:family="text">
      <style:text-properties style:font-weight-complex="bold" style:font-size-complex="14pt" fo:language="el" fo:country="GR"/>
    </style:style>
    <style:style style:name="T1669" style:parent-style-name="AncientGreekἈρχαίαἑλληνικά" style:family="text">
      <style:text-properties style:font-weight-complex="bold" style:font-size-complex="14pt"/>
    </style:style>
    <style:style style:name="T1670" style:parent-style-name="AncientGreekἈρχαίαἑλληνικά" style:family="text">
      <style:text-properties style:font-weight-complex="bold" style:font-size-complex="14pt" fo:language="el" fo:country="GR"/>
    </style:style>
    <style:style style:name="T1671" style:parent-style-name="AncientGreekἈρχαίαἑλληνικά" style:family="text">
      <style:text-properties style:font-weight-complex="bold" style:font-size-complex="14pt"/>
    </style:style>
    <style:style style:name="T1672" style:parent-style-name="AncientGreekἈρχαίαἑλληνικά" style:family="text">
      <style:text-properties style:font-weight-complex="bold" style:font-size-complex="14pt" fo:language="el" fo:country="GR"/>
    </style:style>
    <style:style style:name="T1673" style:parent-style-name="AncientGreekἈρχαίαἑλληνικά" style:family="text">
      <style:text-properties style:font-weight-complex="bold" style:font-size-complex="14pt"/>
    </style:style>
    <style:style style:name="T1674" style:parent-style-name="AncientGreekἈρχαίαἑλληνικά" style:family="text">
      <style:text-properties style:font-weight-complex="bold" style:font-size-complex="14pt" fo:language="el" fo:country="GR"/>
    </style:style>
    <style:style style:name="T1675" style:parent-style-name="AncientGreekἈρχαίαἑλληνικά" style:family="text">
      <style:text-properties style:font-weight-complex="bold" style:font-size-complex="14pt"/>
    </style:style>
    <style:style style:name="TableCell1676" style:family="table-cell">
      <style:table-cell-properties fo:border="0.0069in solid #000000" fo:background-color="#FFFFFF" style:writing-mode="lr-tb" fo:padding-top="0in" fo:padding-left="0.1527in" fo:padding-bottom="0in" fo:padding-right="0.15in"/>
    </style:style>
    <style:style style:name="P1677" style:parent-style-name="Standard" style:family="paragraph">
      <style:paragraph-properties fo:widows="0" fo:orphans="0" fo:text-align="center"/>
    </style:style>
    <style:style style:name="T1678" style:parent-style-name="DefaultParagraphFont" style:family="text">
      <style:text-properties style:font-name="Times New Roman" fo:font-weight="bold" style:font-weight-asian="bold" style:font-weight-complex="bold" fo:font-size="16pt" style:font-size-asian="16pt" style:font-size-complex="16pt"/>
    </style:style>
    <style:style style:name="T1679" style:parent-style-name="DefaultParagraphFont" style:family="text">
      <style:text-properties style:font-name="Times New Roman" fo:font-weight="bold" style:font-weight-asian="bold" style:font-weight-complex="bold" fo:font-size="16pt" style:font-size-asian="16pt" style:font-size-complex="16pt"/>
    </style:style>
    <style:style style:name="T1680" style:parent-style-name="DefaultParagraphFont" style:family="text">
      <style:text-properties style:font-name="Times New Roman" fo:font-weight="bold" style:font-weight-asian="bold" style:font-weight-complex="bold" fo:font-size="16pt" style:font-size-asian="16pt" style:font-size-complex="16pt"/>
    </style:style>
    <style:style style:name="T1681" style:parent-style-name="DefaultParagraphFont" style:family="text">
      <style:text-properties style:font-name="Times New Roman" fo:font-weight="bold" style:font-weight-asian="bold" style:font-weight-complex="bold" fo:font-size="16pt" style:font-size-asian="16pt" style:font-size-complex="16pt"/>
    </style:style>
    <style:style style:name="T1682" style:parent-style-name="DefaultParagraphFont" style:family="text">
      <style:text-properties style:font-name="Times New Roman" fo:font-weight="bold" style:font-weight-asian="bold" style:font-weight-complex="bold" fo:font-size="16pt" style:font-size-asian="16pt" style:font-size-complex="16pt"/>
    </style:style>
    <style:style style:name="T1683" style:parent-style-name="DefaultParagraphFont" style:family="text">
      <style:text-properties style:font-name="Times New Roman" fo:font-weight="bold" style:font-weight-asian="bold" style:font-weight-complex="bold" fo:font-size="16pt" style:font-size-asian="16pt" style:font-size-complex="16pt"/>
    </style:style>
    <style:style style:name="T1684" style:parent-style-name="DefaultParagraphFont" style:family="text">
      <style:text-properties style:font-name="Times New Roman" fo:font-weight="bold" style:font-weight-asian="bold" style:font-weight-complex="bold" fo:font-size="16pt" style:font-size-asian="16pt" style:font-size-complex="16pt"/>
    </style:style>
    <style:style style:name="T1685" style:parent-style-name="DefaultParagraphFont" style:family="text">
      <style:text-properties style:font-name="Times New Roman" fo:font-weight="bold" style:font-weight-asian="bold" style:font-weight-complex="bold" fo:font-size="16pt" style:font-size-asian="16pt" style:font-size-complex="16pt"/>
    </style:style>
    <style:style style:name="T1686" style:parent-style-name="DefaultParagraphFont" style:family="text">
      <style:text-properties style:font-name="Times New Roman" fo:font-weight="bold" style:font-weight-asian="bold" style:font-weight-complex="bold" fo:font-size="16pt" style:font-size-asian="16pt" style:font-size-complex="16pt"/>
    </style:style>
    <style:style style:name="T1687" style:parent-style-name="DefaultParagraphFont" style:family="text">
      <style:text-properties style:font-name="Times New Roman" fo:font-weight="bold" style:font-weight-asian="bold" style:font-weight-complex="bold" fo:font-size="16pt" style:font-size-asian="16pt" style:font-size-complex="16pt"/>
    </style:style>
    <style:style style:name="P1688" style:parent-style-name="Standard" style:family="paragraph">
      <style:paragraph-properties fo:widows="0" fo:orphans="0"/>
      <style:text-properties style:font-name="AncientGreek"/>
    </style:style>
    <style:style style:name="P1689" style:parent-style-name="Standard" style:family="paragraph">
      <style:paragraph-properties fo:widows="0" fo:orphans="0"/>
      <style:text-properties style:font-name="AncientGreek"/>
    </style:style>
    <style:style style:name="P1690" style:parent-style-name="Standard" style:family="paragraph">
      <style:paragraph-properties fo:widows="0" fo:orphans="0"/>
      <style:text-properties style:font-name="AncientGreek"/>
    </style:style>
    <style:style style:name="P1691" style:parent-style-name="Standard" style:family="paragraph">
      <style:paragraph-properties fo:widows="0" fo:orphans="0"/>
    </style:style>
    <style:style style:name="T1692" style:parent-style-name="DefaultParagraphFont" style:family="text">
      <style:text-properties style:font-name="AncientGreek"/>
    </style:style>
    <style:style style:name="T1693" style:parent-style-name="AncientGreekἈρχαίαἑλληνικά" style:family="text">
      <style:text-properties style:font-weight-complex="bold" style:font-size-complex="14pt" fo:language="el" fo:country="GR"/>
    </style:style>
    <style:style style:name="T1694" style:parent-style-name="AncientGreekἈρχαίαἑλληνικά" style:family="text">
      <style:text-properties style:font-weight-complex="bold" style:font-size-complex="14pt"/>
    </style:style>
    <style:style style:name="T1695" style:parent-style-name="AncientGreekἈρχαίαἑλληνικά" style:family="text">
      <style:text-properties style:font-weight-complex="bold" style:font-size-complex="14pt"/>
    </style:style>
    <style:style style:name="T1696" style:parent-style-name="AncientGreekἈρχαίαἑλληνικά" style:family="text">
      <style:text-properties style:font-weight-complex="bold" fo:color="#000000" style:font-size-complex="14pt"/>
    </style:style>
    <style:style style:name="T1697" style:parent-style-name="AncientGreekἈρχαίαἑλληνικά" style:family="text">
      <style:text-properties style:font-weight-complex="bold" fo:color="#000000" style:font-size-complex="14pt"/>
    </style:style>
    <style:style style:name="P1698" style:parent-style-name="Standard" style:family="paragraph">
      <style:paragraph-properties fo:widows="0" fo:orphans="0"/>
    </style:style>
    <style:style style:name="T1699" style:parent-style-name="AncientGreekἈρχαίαἑλληνικά" style:family="text">
      <style:text-properties style:font-weight-complex="bold" fo:color="#000000" style:font-size-complex="14pt"/>
    </style:style>
    <style:style style:name="T1700" style:parent-style-name="AncientGreekἈρχαίαἑλληνικά" style:family="text">
      <style:text-properties style:font-weight-complex="bold" fo:color="#000000" style:font-size-complex="14pt"/>
    </style:style>
    <style:style style:name="T1701" style:parent-style-name="AncientGreekἈρχαίαἑλληνικά" style:family="text">
      <style:text-properties style:font-weight-complex="bold" fo:color="#000000" style:font-size-complex="14pt" fo:language="el" fo:country="GR"/>
    </style:style>
    <style:style style:name="T1702" style:parent-style-name="AncientGreekἈρχαίαἑλληνικά" style:family="text">
      <style:text-properties style:font-weight-complex="bold" fo:color="#000000" style:font-size-complex="14pt"/>
    </style:style>
    <style:style style:name="T1703" style:parent-style-name="AncientGreekἈρχαίαἑλληνικά" style:family="text">
      <style:text-properties style:font-weight-complex="bold" fo:color="#000000" style:font-size-complex="14pt"/>
    </style:style>
    <style:style style:name="TableRow1704" style:family="table-row">
      <style:table-row-properties style:min-row-height="0.0138in" style:use-optimal-row-height="false" fo:keep-together="always"/>
    </style:style>
    <style:style style:name="TableCell1705" style:family="table-cell">
      <style:table-cell-properties fo:border="0.0069in solid #000000" fo:background-color="#FFFFFF" style:writing-mode="lr-tb" fo:padding-top="0in" fo:padding-left="0.1527in" fo:padding-bottom="0in" fo:padding-right="0.15in"/>
    </style:style>
    <style:style style:name="P1706" style:parent-style-name="Standard" style:family="paragraph">
      <style:paragraph-properties fo:keep-with-next="always" fo:widows="0" fo:orphans="0" fo:text-align="center">
        <style:tab-stops>
          <style:tab-stop style:type="center" style:position="1in"/>
        </style:tab-stops>
      </style:paragraph-properties>
    </style:style>
    <style:style style:name="T170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1708" style:parent-style-name="Standard" style:family="paragraph">
      <style:paragraph-properties fo:widows="0" fo:orphans="0">
        <style:tab-stops>
          <style:tab-stop style:type="center" style:position="1in"/>
        </style:tab-stops>
      </style:paragraph-properties>
    </style:style>
    <style:style style:name="T1709" style:parent-style-name="AncientGreekἈρχαίαἑλληνικά" style:family="text">
      <style:text-properties style:font-weight-complex="bold" style:font-size-complex="14pt" fo:language="el" fo:country="GR"/>
    </style:style>
    <style:style style:name="P1710" style:parent-style-name="Standard" style:family="paragraph">
      <style:paragraph-properties fo:widows="0" fo:orphans="0">
        <style:tab-stops>
          <style:tab-stop style:type="center" style:position="1in"/>
        </style:tab-stops>
      </style:paragraph-properties>
      <style:text-properties fo:language="el" fo:country="GR"/>
    </style:style>
    <style:style style:name="P1711" style:parent-style-name="Standard" style:family="paragraph">
      <style:paragraph-properties fo:widows="0" fo:orphans="0"/>
    </style:style>
    <style:style style:name="T1712" style:parent-style-name="AncientGreekἈρχαίαἑλληνικά" style:family="text">
      <style:text-properties style:font-weight-complex="bold" style:font-size-complex="14pt" fo:language="el" fo:country="GR"/>
    </style:style>
    <style:style style:name="TableCell1713" style:family="table-cell">
      <style:table-cell-properties fo:border="0.0069in solid #000000" fo:background-color="#FFFFFF" style:writing-mode="lr-tb" fo:padding-top="0in" fo:padding-left="0.1527in" fo:padding-bottom="0in" fo:padding-right="0.15in"/>
    </style:style>
    <style:style style:name="P1714" style:parent-style-name="Standard" style:family="paragraph">
      <style:paragraph-properties fo:widows="0" fo:orphans="0" fo:text-align="center"/>
    </style:style>
    <style:style style:name="T1715" style:parent-style-name="DefaultParagraphFont" style:family="text">
      <style:text-properties style:font-name="Times New Roman" fo:font-weight="bold" style:font-weight-asian="bold" style:font-weight-complex="bold" fo:font-size="16pt" style:font-size-asian="16pt" style:font-size-complex="16pt"/>
    </style:style>
    <style:style style:name="T1716" style:parent-style-name="DefaultParagraphFont" style:family="text">
      <style:text-properties style:font-name="Times New Roman" fo:font-weight="bold" style:font-weight-asian="bold" style:font-weight-complex="bold" fo:font-size="16pt" style:font-size-asian="16pt" style:font-size-complex="16pt"/>
    </style:style>
    <style:style style:name="P1717" style:parent-style-name="Standard" style:family="paragraph">
      <style:paragraph-properties fo:widows="0" fo:orphans="0"/>
      <style:text-properties style:font-name="AncientGreek"/>
    </style:style>
    <style:style style:name="P1718" style:parent-style-name="Standard" style:family="paragraph">
      <style:paragraph-properties fo:widows="0" fo:orphans="0"/>
      <style:text-properties style:font-name="AncientGreek"/>
    </style:style>
    <style:style style:name="P1719" style:parent-style-name="Standard" style:family="paragraph">
      <style:paragraph-properties fo:widows="0" fo:orphans="0"/>
      <style:text-properties style:font-name="AncientGreek"/>
    </style:style>
    <style:style style:name="TableRow1720" style:family="table-row">
      <style:table-row-properties style:min-row-height="0.0138in" style:use-optimal-row-height="false" fo:keep-together="always"/>
    </style:style>
    <style:style style:name="TableCell1721" style:family="table-cell">
      <style:table-cell-properties fo:border="0.0069in solid #000000" fo:background-color="#FFFFFF" style:writing-mode="lr-tb" fo:padding-top="0in" fo:padding-left="0.1527in" fo:padding-bottom="0in" fo:padding-right="0.15in"/>
    </style:style>
    <style:style style:name="P1722" style:parent-style-name="Standard" style:family="paragraph">
      <style:paragraph-properties fo:keep-with-next="always" fo:widows="0" fo:orphans="0" fo:text-align="center">
        <style:tab-stops>
          <style:tab-stop style:type="center" style:position="1in"/>
        </style:tab-stops>
      </style:paragraph-properties>
    </style:style>
    <style:style style:name="T172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1724" style:parent-style-name="Standard" style:family="paragraph">
      <style:paragraph-properties fo:widows="0" fo:orphans="0">
        <style:tab-stops>
          <style:tab-stop style:type="center" style:position="1in"/>
        </style:tab-stops>
      </style:paragraph-properties>
    </style:style>
    <style:style style:name="T1725" style:parent-style-name="AncientGreekἈρχαίαἑλληνικά" style:family="text">
      <style:text-properties style:font-weight-complex="bold" style:font-size-complex="14pt" fo:language="el" fo:country="GR"/>
    </style:style>
    <style:style style:name="P1726" style:parent-style-name="Standard" style:family="paragraph">
      <style:paragraph-properties fo:widows="0" fo:orphans="0"/>
    </style:style>
    <style:style style:name="T1727" style:parent-style-name="AncientGreekἈρχαίαἑλληνικά" style:family="text">
      <style:text-properties style:font-weight-complex="bold" style:font-size-complex="14pt" fo:language="el" fo:country="GR"/>
    </style:style>
    <style:style style:name="TableCell1728" style:family="table-cell">
      <style:table-cell-properties fo:border="0.0069in solid #000000" fo:background-color="#FFFFFF" style:writing-mode="lr-tb" fo:padding-top="0in" fo:padding-left="0.1527in" fo:padding-bottom="0in" fo:padding-right="0.15in"/>
    </style:style>
    <style:style style:name="P1729"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1730" style:parent-style-name="Standard" style:family="paragraph">
      <style:paragraph-properties fo:widows="0" fo:orphans="0"/>
      <style:text-properties style:font-name="AncientGreek"/>
    </style:style>
    <style:style style:name="P1731" style:parent-style-name="Standard" style:family="paragraph">
      <style:paragraph-properties fo:widows="0" fo:orphans="0"/>
      <style:text-properties style:font-name="AncientGreek"/>
    </style:style>
    <style:style style:name="P1732" style:parent-style-name="Standard" style:family="paragraph">
      <style:paragraph-properties fo:widows="0" fo:orphans="0"/>
      <style:text-properties style:font-name="AncientGreek"/>
    </style:style>
    <style:style style:name="TableRow1733" style:family="table-row">
      <style:table-row-properties style:min-row-height="0.0138in" style:use-optimal-row-height="false" fo:keep-together="always"/>
    </style:style>
    <style:style style:name="TableCell1734" style:family="table-cell">
      <style:table-cell-properties fo:border="0.0069in solid #000000" fo:background-color="#FFFFFF" style:writing-mode="lr-tb" fo:padding-top="0in" fo:padding-left="0.1527in" fo:padding-bottom="0in" fo:padding-right="0.15in"/>
    </style:style>
    <style:style style:name="P1735" style:parent-style-name="Standard" style:family="paragraph">
      <style:paragraph-properties fo:keep-with-next="always" fo:widows="0" fo:orphans="0" fo:text-align="center">
        <style:tab-stops>
          <style:tab-stop style:type="center" style:position="1in"/>
        </style:tab-stops>
      </style:paragraph-properties>
    </style:style>
    <style:style style:name="T1736" style:parent-style-name="AncientGreekἈρχαίαἑλληνικά" style:family="text">
      <style:text-properties fo:font-weight="bold" style:font-weight-asian="bold" style:font-weight-complex="bold" fo:font-size="18pt" style:font-size-asian="18pt" style:font-size-complex="14pt"/>
    </style:style>
    <style:style style:name="T173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738" style:parent-style-name="AncientGreekἈρχαίαἑλληνικά" style:family="text">
      <style:text-properties fo:font-weight="bold" style:font-weight-asian="bold" style:font-weight-complex="bold" fo:font-size="18pt" style:font-size-asian="18pt" style:font-size-complex="14pt"/>
    </style:style>
    <style:style style:name="T173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740" style:parent-style-name="AncientGreekἈρχαίαἑλληνικά" style:family="text">
      <style:text-properties fo:font-weight="bold" style:font-weight-asian="bold" style:font-weight-complex="bold" fo:font-size="18pt" style:font-size-asian="18pt" style:font-size-complex="14pt"/>
    </style:style>
    <style:style style:name="T174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742" style:parent-style-name="AncientGreekἈρχαίαἑλληνικά" style:family="text">
      <style:text-properties fo:font-weight="bold" style:font-weight-asian="bold" style:font-weight-complex="bold" fo:font-size="18pt" style:font-size-asian="18pt" style:font-size-complex="14pt"/>
    </style:style>
    <style:style style:name="T1743" style:parent-style-name="AncientGreekἈρχαίαἑλληνικά" style:family="text">
      <style:text-properties fo:font-weight="bold" style:font-weight-asian="bold" style:font-weight-complex="bold" fo:font-size="18pt" style:font-size-asian="18pt" style:font-size-complex="14pt"/>
    </style:style>
    <style:style style:name="T1744" style:parent-style-name="AncientGreekἈρχαίαἑλληνικά" style:family="text">
      <style:text-properties style:font-weight-complex="bold" style:font-size-complex="14pt" fo:language="el" fo:country="GR"/>
    </style:style>
    <style:style style:name="T1745" style:parent-style-name="AncientGreekἈρχαίαἑλληνικά" style:family="text">
      <style:text-properties style:font-weight-complex="bold" style:font-size-complex="14pt"/>
    </style:style>
    <style:style style:name="T1746" style:parent-style-name="AncientGreekἈρχαίαἑλληνικά" style:family="text">
      <style:text-properties style:font-weight-complex="bold" style:font-size-complex="14pt" fo:language="el" fo:country="GR"/>
    </style:style>
    <style:style style:name="T1747" style:parent-style-name="AncientGreekἈρχαίαἑλληνικά" style:family="text">
      <style:text-properties style:font-weight-complex="bold" style:font-size-complex="14pt"/>
    </style:style>
    <style:style style:name="T1748" style:parent-style-name="AncientGreekἈρχαίαἑλληνικά" style:family="text">
      <style:text-properties style:font-weight-complex="bold" style:font-size-complex="14pt" fo:language="el" fo:country="GR"/>
    </style:style>
    <style:style style:name="T1749" style:parent-style-name="AncientGreekἈρχαίαἑλληνικά" style:family="text">
      <style:text-properties style:font-weight-complex="bold" style:font-size-complex="14pt"/>
    </style:style>
    <style:style style:name="T1750" style:parent-style-name="AncientGreekἈρχαίαἑλληνικά" style:family="text">
      <style:text-properties style:font-weight-complex="bold" style:font-size-complex="14pt" fo:language="el" fo:country="GR"/>
    </style:style>
    <style:style style:name="T1751" style:parent-style-name="AncientGreekἈρχαίαἑλληνικά" style:family="text">
      <style:text-properties style:font-weight-complex="bold" style:font-size-complex="14pt"/>
    </style:style>
    <style:style style:name="T1752" style:parent-style-name="AncientGreekἈρχαίαἑλληνικά" style:family="text">
      <style:text-properties style:font-weight-complex="bold" style:font-size-complex="14pt" fo:language="el" fo:country="GR"/>
    </style:style>
    <style:style style:name="T1753" style:parent-style-name="AncientGreekἈρχαίαἑλληνικά" style:family="text">
      <style:text-properties style:font-weight-complex="bold" style:font-size-complex="14pt"/>
    </style:style>
    <style:style style:name="T1754" style:parent-style-name="AncientGreekἈρχαίαἑλληνικά" style:family="text">
      <style:text-properties style:font-weight-complex="bold" style:font-size-complex="14pt" fo:language="el" fo:country="GR"/>
    </style:style>
    <style:style style:name="T1755" style:parent-style-name="AncientGreekἈρχαίαἑλληνικά" style:family="text">
      <style:text-properties style:font-weight-complex="bold" style:font-size-complex="14pt"/>
    </style:style>
    <style:style style:name="T1756" style:parent-style-name="AncientGreekἈρχαίαἑλληνικά" style:family="text">
      <style:text-properties style:font-weight-complex="bold" style:font-size-complex="14pt" fo:language="el" fo:country="GR"/>
    </style:style>
    <style:style style:name="T1757" style:parent-style-name="AncientGreekἈρχαίαἑλληνικά" style:family="text">
      <style:text-properties style:font-weight-complex="bold" style:font-size-complex="14pt"/>
    </style:style>
    <style:style style:name="T1758" style:parent-style-name="AncientGreekἈρχαίαἑλληνικά" style:family="text">
      <style:text-properties style:font-weight-complex="bold" style:font-size-complex="14pt" fo:language="el" fo:country="GR"/>
    </style:style>
    <style:style style:name="T1759" style:parent-style-name="AncientGreekἈρχαίαἑλληνικά" style:family="text">
      <style:text-properties style:font-weight-complex="bold" style:font-size-complex="14pt"/>
    </style:style>
    <style:style style:name="T1760" style:parent-style-name="AncientGreekἈρχαίαἑλληνικά" style:family="text">
      <style:text-properties style:font-weight-complex="bold" style:font-size-complex="14pt" fo:language="el" fo:country="GR"/>
    </style:style>
    <style:style style:name="T1761" style:parent-style-name="AncientGreekἈρχαίαἑλληνικά" style:family="text">
      <style:text-properties style:font-weight-complex="bold" style:font-size-complex="14pt"/>
    </style:style>
    <style:style style:name="T1762" style:parent-style-name="AncientGreekἈρχαίαἑλληνικά" style:family="text">
      <style:text-properties style:font-weight-complex="bold" style:font-size-complex="14pt" fo:language="el" fo:country="GR"/>
    </style:style>
    <style:style style:name="T1763" style:parent-style-name="AncientGreekἈρχαίαἑλληνικά" style:family="text">
      <style:text-properties style:font-weight-complex="bold" style:font-size-complex="14pt"/>
    </style:style>
    <style:style style:name="T1764" style:parent-style-name="AncientGreekἈρχαίαἑλληνικά" style:family="text">
      <style:text-properties style:font-weight-complex="bold" style:font-size-complex="14pt" fo:language="el" fo:country="GR"/>
    </style:style>
    <style:style style:name="T1765" style:parent-style-name="AncientGreekἈρχαίαἑλληνικά" style:family="text">
      <style:text-properties style:font-weight-complex="bold" style:font-size-complex="14pt"/>
    </style:style>
    <style:style style:name="T1766" style:parent-style-name="AncientGreekἈρχαίαἑλληνικά" style:family="text">
      <style:text-properties style:font-weight-complex="bold" style:font-size-complex="14pt" fo:language="el" fo:country="GR"/>
    </style:style>
    <style:style style:name="T1767" style:parent-style-name="AncientGreekἈρχαίαἑλληνικά" style:family="text">
      <style:text-properties style:font-weight-complex="bold" style:font-size-complex="14pt"/>
    </style:style>
    <style:style style:name="T1768" style:parent-style-name="AncientGreekἈρχαίαἑλληνικά" style:family="text">
      <style:text-properties style:font-weight-complex="bold" style:font-size-complex="14pt" fo:language="el" fo:country="GR"/>
    </style:style>
    <style:style style:name="T1769" style:parent-style-name="AncientGreekἈρχαίαἑλληνικά" style:family="text">
      <style:text-properties style:font-weight-complex="bold" style:font-size-complex="14pt"/>
    </style:style>
    <style:style style:name="T1770" style:parent-style-name="AncientGreekἈρχαίαἑλληνικά" style:family="text">
      <style:text-properties style:font-weight-complex="bold" style:font-size-complex="14pt" fo:language="el" fo:country="GR"/>
    </style:style>
    <style:style style:name="T1771" style:parent-style-name="AncientGreekἈρχαίαἑλληνικά" style:family="text">
      <style:text-properties style:font-weight-complex="bold" style:font-size-complex="14pt"/>
    </style:style>
    <style:style style:name="T1772" style:parent-style-name="AncientGreekἈρχαίαἑλληνικά" style:family="text">
      <style:text-properties style:font-weight-complex="bold" style:font-size-complex="14pt" fo:language="el" fo:country="GR"/>
    </style:style>
    <style:style style:name="T1773" style:parent-style-name="AncientGreekἈρχαίαἑλληνικά" style:family="text">
      <style:text-properties style:font-weight-complex="bold" style:font-size-complex="14pt"/>
    </style:style>
    <style:style style:name="T1774" style:parent-style-name="AncientGreekἈρχαίαἑλληνικά" style:family="text">
      <style:text-properties style:font-weight-complex="bold" style:font-size-complex="14pt" fo:language="el" fo:country="GR"/>
    </style:style>
    <style:style style:name="T1775" style:parent-style-name="AncientGreekἈρχαίαἑλληνικά" style:family="text">
      <style:text-properties style:font-weight-complex="bold" style:font-size-complex="14pt"/>
    </style:style>
    <style:style style:name="T1776" style:parent-style-name="AncientGreekἈρχαίαἑλληνικά" style:family="text">
      <style:text-properties style:font-weight-complex="bold" style:font-size-complex="14pt" fo:language="el" fo:country="GR"/>
    </style:style>
    <style:style style:name="T1777" style:parent-style-name="AncientGreekἈρχαίαἑλληνικά" style:family="text">
      <style:text-properties style:font-weight-complex="bold" style:font-size-complex="14pt"/>
    </style:style>
    <style:style style:name="T1778" style:parent-style-name="AncientGreekἈρχαίαἑλληνικά" style:family="text">
      <style:text-properties style:font-weight-complex="bold" style:font-size-complex="14pt" fo:language="el" fo:country="GR"/>
    </style:style>
    <style:style style:name="T1779" style:parent-style-name="AncientGreekἈρχαίαἑλληνικά" style:family="text">
      <style:text-properties style:font-weight-complex="bold" style:font-size-complex="14pt"/>
    </style:style>
    <style:style style:name="T1780" style:parent-style-name="AncientGreekἈρχαίαἑλληνικά" style:family="text">
      <style:text-properties style:font-weight-complex="bold" style:font-size-complex="14pt" fo:language="el" fo:country="GR"/>
    </style:style>
    <style:style style:name="T1781" style:parent-style-name="AncientGreekἈρχαίαἑλληνικά" style:family="text">
      <style:text-properties style:font-weight-complex="bold" style:font-size-complex="14pt"/>
    </style:style>
    <style:style style:name="T1782" style:parent-style-name="AncientGreekἈρχαίαἑλληνικά" style:family="text">
      <style:text-properties style:font-weight-complex="bold" style:font-size-complex="14pt" fo:language="el" fo:country="GR"/>
    </style:style>
    <style:style style:name="T1783" style:parent-style-name="AncientGreekἈρχαίαἑλληνικά" style:family="text">
      <style:text-properties style:font-weight-complex="bold" style:font-size-complex="14pt"/>
    </style:style>
    <style:style style:name="T1784" style:parent-style-name="AncientGreekἈρχαίαἑλληνικά" style:family="text">
      <style:text-properties style:font-weight-complex="bold" style:font-size-complex="14pt" fo:language="el" fo:country="GR"/>
    </style:style>
    <style:style style:name="T1785" style:parent-style-name="AncientGreekἈρχαίαἑλληνικά" style:family="text">
      <style:text-properties style:font-weight-complex="bold" style:font-size-complex="14pt"/>
    </style:style>
    <style:style style:name="T1786" style:parent-style-name="AncientGreekἈρχαίαἑλληνικά" style:family="text">
      <style:text-properties style:font-weight-complex="bold" style:font-size-complex="14pt" fo:language="el" fo:country="GR"/>
    </style:style>
    <style:style style:name="T1787" style:parent-style-name="AncientGreekἈρχαίαἑλληνικά" style:family="text">
      <style:text-properties style:font-weight-complex="bold" style:font-size-complex="14pt"/>
    </style:style>
    <style:style style:name="T1788" style:parent-style-name="AncientGreekἈρχαίαἑλληνικά" style:family="text">
      <style:text-properties style:font-weight-complex="bold" style:font-size-complex="14pt" fo:language="el" fo:country="GR"/>
    </style:style>
    <style:style style:name="T1789" style:parent-style-name="AncientGreekἈρχαίαἑλληνικά" style:family="text">
      <style:text-properties style:font-weight-complex="bold" style:font-size-complex="14pt"/>
    </style:style>
    <style:style style:name="T1790" style:parent-style-name="AncientGreekἈρχαίαἑλληνικά" style:family="text">
      <style:text-properties style:font-weight-complex="bold" style:font-size-complex="14pt" fo:language="el" fo:country="GR"/>
    </style:style>
    <style:style style:name="T1791" style:parent-style-name="AncientGreekἈρχαίαἑλληνικά" style:family="text">
      <style:text-properties style:font-weight-complex="bold" style:font-size-complex="14pt"/>
    </style:style>
    <style:style style:name="T1792" style:parent-style-name="AncientGreekἈρχαίαἑλληνικά" style:family="text">
      <style:text-properties style:font-weight-complex="bold" style:font-size-complex="14pt" fo:language="el" fo:country="GR"/>
    </style:style>
    <style:style style:name="T1793" style:parent-style-name="AncientGreekἈρχαίαἑλληνικά" style:family="text">
      <style:text-properties style:font-weight-complex="bold" style:font-size-complex="14pt"/>
    </style:style>
    <style:style style:name="T1794" style:parent-style-name="AncientGreekἈρχαίαἑλληνικά" style:family="text">
      <style:text-properties style:font-weight-complex="bold" style:font-size-complex="14pt" fo:language="el" fo:country="GR"/>
    </style:style>
    <style:style style:name="T1795" style:parent-style-name="AncientGreekἈρχαίαἑλληνικά" style:family="text">
      <style:text-properties style:font-weight-complex="bold" style:font-size-complex="14pt"/>
    </style:style>
    <style:style style:name="T1796" style:parent-style-name="AncientGreekἈρχαίαἑλληνικά" style:family="text">
      <style:text-properties style:font-weight-complex="bold" style:font-size-complex="14pt" fo:language="el" fo:country="GR"/>
    </style:style>
    <style:style style:name="T1797" style:parent-style-name="AncientGreekἈρχαίαἑλληνικά" style:family="text">
      <style:text-properties style:font-weight-complex="bold" style:font-size-complex="14pt"/>
    </style:style>
    <style:style style:name="T1798" style:parent-style-name="AncientGreekἈρχαίαἑλληνικά" style:family="text">
      <style:text-properties style:font-weight-complex="bold" style:font-size-complex="14pt" fo:language="el" fo:country="GR"/>
    </style:style>
    <style:style style:name="T1799" style:parent-style-name="AncientGreekἈρχαίαἑλληνικά" style:family="text">
      <style:text-properties style:font-weight-complex="bold" style:font-size-complex="14pt"/>
    </style:style>
    <style:style style:name="T1800" style:parent-style-name="AncientGreekἈρχαίαἑλληνικά" style:family="text">
      <style:text-properties style:font-weight-complex="bold" style:font-size-complex="14pt" fo:language="el" fo:country="GR"/>
    </style:style>
    <style:style style:name="T1801" style:parent-style-name="AncientGreekἈρχαίαἑλληνικά" style:family="text">
      <style:text-properties style:font-weight-complex="bold" style:font-size-complex="14pt"/>
    </style:style>
    <style:style style:name="T1802" style:parent-style-name="AncientGreekἈρχαίαἑλληνικά" style:family="text">
      <style:text-properties style:font-weight-complex="bold" style:font-size-complex="14pt" fo:language="el" fo:country="GR"/>
    </style:style>
    <style:style style:name="T1803" style:parent-style-name="AncientGreekἈρχαίαἑλληνικά" style:family="text">
      <style:text-properties style:font-weight-complex="bold" style:font-size-complex="14pt"/>
    </style:style>
    <style:style style:name="T1804" style:parent-style-name="AncientGreekἈρχαίαἑλληνικά" style:family="text">
      <style:text-properties style:font-weight-complex="bold" style:font-size-complex="14pt" fo:language="el" fo:country="GR"/>
    </style:style>
    <style:style style:name="T1805" style:parent-style-name="AncientGreekἈρχαίαἑλληνικά" style:family="text">
      <style:text-properties style:font-weight-complex="bold" style:font-size-complex="14pt"/>
    </style:style>
    <style:style style:name="T1806" style:parent-style-name="AncientGreekἈρχαίαἑλληνικά" style:family="text">
      <style:text-properties style:font-weight-complex="bold" style:font-size-complex="14pt" fo:language="el" fo:country="GR"/>
    </style:style>
    <style:style style:name="T1807" style:parent-style-name="AncientGreekἈρχαίαἑλληνικά" style:family="text">
      <style:text-properties style:font-weight-complex="bold" style:font-size-complex="14pt"/>
    </style:style>
    <style:style style:name="T1808" style:parent-style-name="AncientGreekἈρχαίαἑλληνικά" style:family="text">
      <style:text-properties style:font-weight-complex="bold" style:font-size-complex="14pt" fo:language="el" fo:country="GR"/>
    </style:style>
    <style:style style:name="T1809" style:parent-style-name="AncientGreekἈρχαίαἑλληνικά" style:family="text">
      <style:text-properties style:font-weight-complex="bold" style:font-size-complex="14pt"/>
    </style:style>
    <style:style style:name="T1810" style:parent-style-name="AncientGreekἈρχαίαἑλληνικά" style:family="text">
      <style:text-properties style:font-weight-complex="bold" style:font-size-complex="14pt" fo:language="el" fo:country="GR"/>
    </style:style>
    <style:style style:name="T1811" style:parent-style-name="AncientGreekἈρχαίαἑλληνικά" style:family="text">
      <style:text-properties style:font-weight-complex="bold" style:font-size-complex="14pt"/>
    </style:style>
    <style:style style:name="T1812" style:parent-style-name="AncientGreekἈρχαίαἑλληνικά" style:family="text">
      <style:text-properties style:font-weight-complex="bold" style:font-size-complex="14pt" fo:language="el" fo:country="GR"/>
    </style:style>
    <style:style style:name="T1813" style:parent-style-name="AncientGreekἈρχαίαἑλληνικά" style:family="text">
      <style:text-properties style:font-weight-complex="bold" style:font-size-complex="14pt"/>
    </style:style>
    <style:style style:name="T1814" style:parent-style-name="AncientGreekἈρχαίαἑλληνικά" style:family="text">
      <style:text-properties style:font-weight-complex="bold" style:font-size-complex="14pt" fo:language="el" fo:country="GR"/>
    </style:style>
    <style:style style:name="T1815" style:parent-style-name="AncientGreekἈρχαίαἑλληνικά" style:family="text">
      <style:text-properties style:font-weight-complex="bold" style:font-size-complex="14pt"/>
    </style:style>
    <style:style style:name="T1816" style:parent-style-name="AncientGreekἈρχαίαἑλληνικά" style:family="text">
      <style:text-properties style:font-weight-complex="bold" style:font-size-complex="14pt" fo:language="el" fo:country="GR"/>
    </style:style>
    <style:style style:name="T1817" style:parent-style-name="AncientGreekἈρχαίαἑλληνικά" style:family="text">
      <style:text-properties style:font-weight-complex="bold" style:font-size-complex="14pt"/>
    </style:style>
    <style:style style:name="T1818" style:parent-style-name="AncientGreekἈρχαίαἑλληνικά" style:family="text">
      <style:text-properties style:font-weight-complex="bold" style:font-size-complex="14pt" fo:language="el" fo:country="GR"/>
    </style:style>
    <style:style style:name="T1819" style:parent-style-name="AncientGreekἈρχαίαἑλληνικά" style:family="text">
      <style:text-properties style:font-weight-complex="bold" style:font-size-complex="14pt"/>
    </style:style>
    <style:style style:name="T1820" style:parent-style-name="AncientGreekἈρχαίαἑλληνικά" style:family="text">
      <style:text-properties style:font-weight-complex="bold" style:font-size-complex="14pt" fo:language="el" fo:country="GR"/>
    </style:style>
    <style:style style:name="T1821" style:parent-style-name="AncientGreekἈρχαίαἑλληνικά" style:family="text">
      <style:text-properties style:font-weight-complex="bold" style:font-size-complex="14pt"/>
    </style:style>
    <style:style style:name="T1822" style:parent-style-name="AncientGreekἈρχαίαἑλληνικά" style:family="text">
      <style:text-properties style:font-weight-complex="bold" style:font-size-complex="14pt" fo:language="el" fo:country="GR"/>
    </style:style>
    <style:style style:name="T1823" style:parent-style-name="AncientGreekἈρχαίαἑλληνικά" style:family="text">
      <style:text-properties style:font-weight-complex="bold" style:font-size-complex="14pt"/>
    </style:style>
    <style:style style:name="T1824" style:parent-style-name="AncientGreekἈρχαίαἑλληνικά" style:family="text">
      <style:text-properties style:font-weight-complex="bold" style:font-size-complex="14pt" fo:language="el" fo:country="GR"/>
    </style:style>
    <style:style style:name="T1825" style:parent-style-name="AncientGreekἈρχαίαἑλληνικά" style:family="text">
      <style:text-properties style:font-weight-complex="bold" style:font-size-complex="14pt"/>
    </style:style>
    <style:style style:name="T1826" style:parent-style-name="AncientGreekἈρχαίαἑλληνικά" style:family="text">
      <style:text-properties style:font-weight-complex="bold" style:font-size-complex="14pt" fo:language="el" fo:country="GR"/>
    </style:style>
    <style:style style:name="T1827" style:parent-style-name="AncientGreekἈρχαίαἑλληνικά" style:family="text">
      <style:text-properties style:font-weight-complex="bold" style:font-size-complex="14pt"/>
    </style:style>
    <style:style style:name="T1828" style:parent-style-name="AncientGreekἈρχαίαἑλληνικά" style:family="text">
      <style:text-properties style:font-weight-complex="bold" style:font-size-complex="14pt" fo:language="el" fo:country="GR"/>
    </style:style>
    <style:style style:name="T1829" style:parent-style-name="AncientGreekἈρχαίαἑλληνικά" style:family="text">
      <style:text-properties style:font-weight-complex="bold" style:font-size-complex="14pt"/>
    </style:style>
    <style:style style:name="T1830" style:parent-style-name="AncientGreekἈρχαίαἑλληνικά" style:family="text">
      <style:text-properties style:font-weight-complex="bold" style:font-size-complex="14pt" fo:language="el" fo:country="GR"/>
    </style:style>
    <style:style style:name="T1831" style:parent-style-name="AncientGreekἈρχαίαἑλληνικά" style:family="text">
      <style:text-properties style:font-weight-complex="bold" style:font-size-complex="14pt"/>
    </style:style>
    <style:style style:name="T1832" style:parent-style-name="AncientGreekἈρχαίαἑλληνικά" style:family="text">
      <style:text-properties style:font-weight-complex="bold" style:font-size-complex="14pt" fo:language="el" fo:country="GR"/>
    </style:style>
    <style:style style:name="T1833" style:parent-style-name="AncientGreekἈρχαίαἑλληνικά" style:family="text">
      <style:text-properties style:font-weight-complex="bold" style:font-size-complex="14pt"/>
    </style:style>
    <style:style style:name="T1834" style:parent-style-name="AncientGreekἈρχαίαἑλληνικά" style:family="text">
      <style:text-properties style:font-weight-complex="bold" style:font-size-complex="14pt" fo:language="el" fo:country="GR"/>
    </style:style>
    <style:style style:name="T1835" style:parent-style-name="AncientGreekἈρχαίαἑλληνικά" style:family="text">
      <style:text-properties style:font-weight-complex="bold" style:font-size-complex="14pt"/>
    </style:style>
    <style:style style:name="T1836" style:parent-style-name="AncientGreekἈρχαίαἑλληνικά" style:family="text">
      <style:text-properties style:font-weight-complex="bold" style:font-size-complex="14pt" fo:language="el" fo:country="GR"/>
    </style:style>
    <style:style style:name="T1837" style:parent-style-name="AncientGreekἈρχαίαἑλληνικά" style:family="text">
      <style:text-properties style:font-weight-complex="bold" style:font-size-complex="14pt"/>
    </style:style>
    <style:style style:name="T1838" style:parent-style-name="AncientGreekἈρχαίαἑλληνικά" style:family="text">
      <style:text-properties style:font-weight-complex="bold" style:font-size-complex="14pt" fo:language="el" fo:country="GR"/>
    </style:style>
    <style:style style:name="T1839" style:parent-style-name="AncientGreekἈρχαίαἑλληνικά" style:family="text">
      <style:text-properties style:font-weight-complex="bold" style:font-size-complex="14pt"/>
    </style:style>
    <style:style style:name="T1840" style:parent-style-name="AncientGreekἈρχαίαἑλληνικά" style:family="text">
      <style:text-properties style:font-weight-complex="bold" style:font-size-complex="14pt" fo:language="el" fo:country="GR"/>
    </style:style>
    <style:style style:name="T1841" style:parent-style-name="AncientGreekἈρχαίαἑλληνικά" style:family="text">
      <style:text-properties style:font-weight-complex="bold" style:font-size-complex="14pt"/>
    </style:style>
    <style:style style:name="T1842" style:parent-style-name="AncientGreekἈρχαίαἑλληνικά" style:family="text">
      <style:text-properties style:font-weight-complex="bold" style:font-size-complex="14pt" fo:language="el" fo:country="GR"/>
    </style:style>
    <style:style style:name="T1843" style:parent-style-name="AncientGreekἈρχαίαἑλληνικά" style:family="text">
      <style:text-properties style:font-weight-complex="bold" style:font-size-complex="14pt"/>
    </style:style>
    <style:style style:name="T1844" style:parent-style-name="AncientGreekἈρχαίαἑλληνικά" style:family="text">
      <style:text-properties style:font-weight-complex="bold" style:font-size-complex="14pt" fo:language="el" fo:country="GR"/>
    </style:style>
    <style:style style:name="T1845" style:parent-style-name="AncientGreekἈρχαίαἑλληνικά" style:family="text">
      <style:text-properties style:font-weight-complex="bold" style:font-size-complex="14pt"/>
    </style:style>
    <style:style style:name="T1846" style:parent-style-name="AncientGreekἈρχαίαἑλληνικά" style:family="text">
      <style:text-properties style:font-weight-complex="bold" style:font-size-complex="14pt" fo:language="el" fo:country="GR"/>
    </style:style>
    <style:style style:name="T1847" style:parent-style-name="AncientGreekἈρχαίαἑλληνικά" style:family="text">
      <style:text-properties style:font-weight-complex="bold" style:font-size-complex="14pt"/>
    </style:style>
    <style:style style:name="T1848" style:parent-style-name="AncientGreekἈρχαίαἑλληνικά" style:family="text">
      <style:text-properties style:font-weight-complex="bold" style:font-size-complex="14pt" fo:language="el" fo:country="GR"/>
    </style:style>
    <style:style style:name="T1849" style:parent-style-name="AncientGreekἈρχαίαἑλληνικά" style:family="text">
      <style:text-properties style:font-weight-complex="bold" style:font-size-complex="14pt"/>
    </style:style>
    <style:style style:name="T1850" style:parent-style-name="AncientGreekἈρχαίαἑλληνικά" style:family="text">
      <style:text-properties style:font-weight-complex="bold" style:font-size-complex="14pt" fo:language="el" fo:country="GR"/>
    </style:style>
    <style:style style:name="T1851" style:parent-style-name="AncientGreekἈρχαίαἑλληνικά" style:family="text">
      <style:text-properties style:font-weight-complex="bold" style:font-size-complex="14pt"/>
    </style:style>
    <style:style style:name="T1852" style:parent-style-name="AncientGreekἈρχαίαἑλληνικά" style:family="text">
      <style:text-properties style:font-weight-complex="bold" style:font-size-complex="14pt" fo:language="el" fo:country="GR"/>
    </style:style>
    <style:style style:name="T1853" style:parent-style-name="AncientGreekἈρχαίαἑλληνικά" style:family="text">
      <style:text-properties style:font-weight-complex="bold" style:font-size-complex="14pt"/>
    </style:style>
    <style:style style:name="T1854" style:parent-style-name="AncientGreekἈρχαίαἑλληνικά" style:family="text">
      <style:text-properties style:font-weight-complex="bold" style:font-size-complex="14pt" fo:language="el" fo:country="GR"/>
    </style:style>
    <style:style style:name="T1855" style:parent-style-name="AncientGreekἈρχαίαἑλληνικά" style:family="text">
      <style:text-properties style:font-weight-complex="bold" style:font-size-complex="14pt"/>
    </style:style>
    <style:style style:name="T1856" style:parent-style-name="AncientGreekἈρχαίαἑλληνικά" style:family="text">
      <style:text-properties style:font-weight-complex="bold" style:font-size-complex="14pt" fo:language="el" fo:country="GR"/>
    </style:style>
    <style:style style:name="T1857" style:parent-style-name="AncientGreekἈρχαίαἑλληνικά" style:family="text">
      <style:text-properties style:font-weight-complex="bold" style:font-size-complex="14pt"/>
    </style:style>
    <style:style style:name="T1858" style:parent-style-name="AncientGreekἈρχαίαἑλληνικά" style:family="text">
      <style:text-properties style:font-weight-complex="bold" style:font-size-complex="14pt" fo:language="el" fo:country="GR"/>
    </style:style>
    <style:style style:name="T1859" style:parent-style-name="AncientGreekἈρχαίαἑλληνικά" style:family="text">
      <style:text-properties style:font-weight-complex="bold" style:font-size-complex="14pt"/>
    </style:style>
    <style:style style:name="T1860" style:parent-style-name="AncientGreekἈρχαίαἑλληνικά" style:family="text">
      <style:text-properties style:font-weight-complex="bold" style:font-size-complex="14pt" fo:language="el" fo:country="GR"/>
    </style:style>
    <style:style style:name="T1861" style:parent-style-name="AncientGreekἈρχαίαἑλληνικά" style:family="text">
      <style:text-properties style:font-weight-complex="bold" style:font-size-complex="14pt"/>
    </style:style>
    <style:style style:name="T1862" style:parent-style-name="AncientGreekἈρχαίαἑλληνικά" style:family="text">
      <style:text-properties style:font-weight-complex="bold" style:font-size-complex="14pt" fo:language="el" fo:country="GR"/>
    </style:style>
    <style:style style:name="T1863" style:parent-style-name="AncientGreekἈρχαίαἑλληνικά" style:family="text">
      <style:text-properties style:font-weight-complex="bold" style:font-size-complex="14pt"/>
    </style:style>
    <style:style style:name="T1864" style:parent-style-name="AncientGreekἈρχαίαἑλληνικά" style:family="text">
      <style:text-properties style:font-weight-complex="bold" style:font-size-complex="14pt" fo:language="el" fo:country="GR"/>
    </style:style>
    <style:style style:name="T1865" style:parent-style-name="AncientGreekἈρχαίαἑλληνικά" style:family="text">
      <style:text-properties style:font-weight-complex="bold" style:font-size-complex="14pt"/>
    </style:style>
    <style:style style:name="T1866" style:parent-style-name="AncientGreekἈρχαίαἑλληνικά" style:family="text">
      <style:text-properties style:font-weight-complex="bold" style:font-size-complex="14pt" fo:language="el" fo:country="GR"/>
    </style:style>
    <style:style style:name="T1867" style:parent-style-name="AncientGreekἈρχαίαἑλληνικά" style:family="text">
      <style:text-properties style:font-weight-complex="bold" style:font-size-complex="14pt"/>
    </style:style>
    <style:style style:name="T1868" style:parent-style-name="AncientGreekἈρχαίαἑλληνικά" style:family="text">
      <style:text-properties style:font-weight-complex="bold" style:font-size-complex="14pt" fo:language="el" fo:country="GR"/>
    </style:style>
    <style:style style:name="T1869" style:parent-style-name="AncientGreekἈρχαίαἑλληνικά" style:family="text">
      <style:text-properties style:font-weight-complex="bold" style:font-size-complex="14pt"/>
    </style:style>
    <style:style style:name="T1870" style:parent-style-name="AncientGreekἈρχαίαἑλληνικά" style:family="text">
      <style:text-properties style:font-weight-complex="bold" style:font-size-complex="14pt" fo:language="el" fo:country="GR"/>
    </style:style>
    <style:style style:name="T1871" style:parent-style-name="AncientGreekἈρχαίαἑλληνικά" style:family="text">
      <style:text-properties style:font-weight-complex="bold" style:font-size-complex="14pt"/>
    </style:style>
    <style:style style:name="P1872" style:parent-style-name="Standard" style:family="paragraph">
      <style:paragraph-properties fo:widows="0" fo:orphans="0"/>
    </style:style>
    <style:style style:name="T1873" style:parent-style-name="AncientGreekἈρχαίαἑλληνικά" style:family="text">
      <style:text-properties style:font-weight-complex="bold" style:font-size-complex="14pt" fo:language="el" fo:country="GR"/>
    </style:style>
    <style:style style:name="T1874" style:parent-style-name="AncientGreekἈρχαίαἑλληνικά" style:family="text">
      <style:text-properties style:font-weight-complex="bold" style:font-size-complex="14pt"/>
    </style:style>
    <style:style style:name="T1875" style:parent-style-name="AncientGreekἈρχαίαἑλληνικά" style:family="text">
      <style:text-properties style:font-weight-complex="bold" style:font-size-complex="14pt" fo:language="el" fo:country="GR"/>
    </style:style>
    <style:style style:name="T1876" style:parent-style-name="AncientGreekἈρχαίαἑλληνικά" style:family="text">
      <style:text-properties style:font-weight-complex="bold" style:font-size-complex="14pt"/>
    </style:style>
    <style:style style:name="T1877" style:parent-style-name="AncientGreekἈρχαίαἑλληνικά" style:family="text">
      <style:text-properties style:font-weight-complex="bold" style:font-size-complex="14pt" fo:language="el" fo:country="GR"/>
    </style:style>
    <style:style style:name="T1878" style:parent-style-name="AncientGreekἈρχαίαἑλληνικά" style:family="text">
      <style:text-properties style:font-weight-complex="bold" style:font-size-complex="14pt"/>
    </style:style>
    <style:style style:name="T1879" style:parent-style-name="AncientGreekἈρχαίαἑλληνικά" style:family="text">
      <style:text-properties style:font-weight-complex="bold" style:font-size-complex="14pt" fo:language="el" fo:country="GR"/>
    </style:style>
    <style:style style:name="T1880" style:parent-style-name="AncientGreekἈρχαίαἑλληνικά" style:family="text">
      <style:text-properties style:font-weight-complex="bold" style:font-size-complex="14pt"/>
    </style:style>
    <style:style style:name="T1881" style:parent-style-name="AncientGreekἈρχαίαἑλληνικά" style:family="text">
      <style:text-properties style:font-weight-complex="bold" style:font-size-complex="14pt" fo:language="el" fo:country="GR"/>
    </style:style>
    <style:style style:name="T1882" style:parent-style-name="AncientGreekἈρχαίαἑλληνικά" style:family="text">
      <style:text-properties style:font-weight-complex="bold" style:font-size-complex="14pt"/>
    </style:style>
    <style:style style:name="T1883" style:parent-style-name="AncientGreekἈρχαίαἑλληνικά" style:family="text">
      <style:text-properties style:font-weight-complex="bold" style:font-size-complex="14pt" fo:language="el" fo:country="GR"/>
    </style:style>
    <style:style style:name="T1884" style:parent-style-name="AncientGreekἈρχαίαἑλληνικά" style:family="text">
      <style:text-properties style:font-weight-complex="bold" style:font-size-complex="14pt"/>
    </style:style>
    <style:style style:name="T1885" style:parent-style-name="AncientGreekἈρχαίαἑλληνικά" style:family="text">
      <style:text-properties style:font-weight-complex="bold" style:font-size-complex="14pt" fo:language="el" fo:country="GR"/>
    </style:style>
    <style:style style:name="T1886" style:parent-style-name="AncientGreekἈρχαίαἑλληνικά" style:family="text">
      <style:text-properties style:font-weight-complex="bold" style:font-size-complex="14pt"/>
    </style:style>
    <style:style style:name="T1887" style:parent-style-name="AncientGreekἈρχαίαἑλληνικά" style:family="text">
      <style:text-properties style:font-weight-complex="bold" style:font-size-complex="14pt" fo:language="el" fo:country="GR"/>
    </style:style>
    <style:style style:name="T1888" style:parent-style-name="AncientGreekἈρχαίαἑλληνικά" style:family="text">
      <style:text-properties style:font-weight-complex="bold" style:font-size-complex="14pt"/>
    </style:style>
    <style:style style:name="T1889" style:parent-style-name="AncientGreekἈρχαίαἑλληνικά" style:family="text">
      <style:text-properties style:font-weight-complex="bold" style:font-size-complex="14pt" fo:language="el" fo:country="GR"/>
    </style:style>
    <style:style style:name="T1890" style:parent-style-name="AncientGreekἈρχαίαἑλληνικά" style:family="text">
      <style:text-properties style:font-weight-complex="bold" style:font-size-complex="14pt"/>
    </style:style>
    <style:style style:name="T1891" style:parent-style-name="AncientGreekἈρχαίαἑλληνικά" style:family="text">
      <style:text-properties style:font-weight-complex="bold" style:font-size-complex="14pt" fo:language="el" fo:country="GR"/>
    </style:style>
    <style:style style:name="T1892" style:parent-style-name="AncientGreekἈρχαίαἑλληνικά" style:family="text">
      <style:text-properties style:font-weight-complex="bold" style:font-size-complex="14pt"/>
    </style:style>
    <style:style style:name="T1893" style:parent-style-name="AncientGreekἈρχαίαἑλληνικά" style:family="text">
      <style:text-properties style:font-weight-complex="bold" style:font-size-complex="14pt" fo:language="el" fo:country="GR"/>
    </style:style>
    <style:style style:name="T1894" style:parent-style-name="AncientGreekἈρχαίαἑλληνικά" style:family="text">
      <style:text-properties style:font-weight-complex="bold" style:font-size-complex="14pt"/>
    </style:style>
    <style:style style:name="T1895" style:parent-style-name="AncientGreekἈρχαίαἑλληνικά" style:family="text">
      <style:text-properties style:font-weight-complex="bold" style:font-size-complex="14pt" fo:language="el" fo:country="GR"/>
    </style:style>
    <style:style style:name="T1896" style:parent-style-name="AncientGreekἈρχαίαἑλληνικά" style:family="text">
      <style:text-properties style:font-weight-complex="bold" style:font-size-complex="14pt"/>
    </style:style>
    <style:style style:name="T1897" style:parent-style-name="AncientGreekἈρχαίαἑλληνικά" style:family="text">
      <style:text-properties style:font-weight-complex="bold" style:font-size-complex="14pt" fo:language="el" fo:country="GR"/>
    </style:style>
    <style:style style:name="T1898" style:parent-style-name="AncientGreekἈρχαίαἑλληνικά" style:family="text">
      <style:text-properties style:font-weight-complex="bold" style:font-size-complex="14pt"/>
    </style:style>
    <style:style style:name="T1899" style:parent-style-name="AncientGreekἈρχαίαἑλληνικά" style:family="text">
      <style:text-properties style:font-weight-complex="bold" style:font-size-complex="14pt" fo:language="el" fo:country="GR"/>
    </style:style>
    <style:style style:name="T1900" style:parent-style-name="AncientGreekἈρχαίαἑλληνικά" style:family="text">
      <style:text-properties style:font-weight-complex="bold" style:font-size-complex="14pt"/>
    </style:style>
    <style:style style:name="T1901" style:parent-style-name="AncientGreekἈρχαίαἑλληνικά" style:family="text">
      <style:text-properties style:font-weight-complex="bold" style:font-size-complex="14pt" fo:language="el" fo:country="GR"/>
    </style:style>
    <style:style style:name="T1902" style:parent-style-name="AncientGreekἈρχαίαἑλληνικά" style:family="text">
      <style:text-properties style:font-weight-complex="bold" style:font-size-complex="14pt"/>
    </style:style>
    <style:style style:name="TableCell1903" style:family="table-cell">
      <style:table-cell-properties fo:border="0.0069in solid #000000" fo:background-color="#FFFFFF" style:writing-mode="lr-tb" fo:padding-top="0in" fo:padding-left="0.1527in" fo:padding-bottom="0in" fo:padding-right="0.15in"/>
    </style:style>
    <style:style style:name="P1904" style:parent-style-name="Standard" style:family="paragraph">
      <style:paragraph-properties fo:widows="0" fo:orphans="0" fo:text-align="center"/>
    </style:style>
    <style:style style:name="T1905" style:parent-style-name="DefaultParagraphFont" style:family="text">
      <style:text-properties style:font-name="Times New Roman" fo:font-weight="bold" style:font-weight-asian="bold" style:font-weight-complex="bold" fo:font-size="16pt" style:font-size-asian="16pt" style:font-size-complex="16pt"/>
    </style:style>
    <style:style style:name="P1906" style:parent-style-name="Standard" style:family="paragraph">
      <style:paragraph-properties fo:widows="0" fo:orphans="0"/>
      <style:text-properties style:font-name="AncientGreek"/>
    </style:style>
    <style:style style:name="P1907" style:parent-style-name="Standard" style:family="paragraph">
      <style:paragraph-properties fo:widows="0" fo:orphans="0"/>
      <style:text-properties style:font-name="AncientGreek"/>
    </style:style>
    <style:style style:name="P1908" style:parent-style-name="Standard" style:family="paragraph">
      <style:paragraph-properties fo:widows="0" fo:orphans="0"/>
      <style:text-properties style:font-name="AncientGreek"/>
    </style:style>
    <style:style style:name="TableRow1909" style:family="table-row">
      <style:table-row-properties style:min-row-height="0.0138in" style:use-optimal-row-height="false" fo:keep-together="always"/>
    </style:style>
    <style:style style:name="TableCell1910" style:family="table-cell">
      <style:table-cell-properties fo:border="0.0069in solid #000000" fo:background-color="#FFFFFF" style:writing-mode="lr-tb" fo:padding-top="0in" fo:padding-left="0.1527in" fo:padding-bottom="0in" fo:padding-right="0.15in"/>
    </style:style>
    <style:style style:name="P1911" style:parent-style-name="Standard" style:family="paragraph">
      <style:paragraph-properties fo:keep-with-next="always" fo:widows="0" fo:orphans="0" fo:text-align="center">
        <style:tab-stops>
          <style:tab-stop style:type="center" style:position="1in"/>
        </style:tab-stops>
      </style:paragraph-properties>
    </style:style>
    <style:style style:name="T191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1913" style:parent-style-name="Standard" style:family="paragraph">
      <style:paragraph-properties fo:widows="0" fo:orphans="0">
        <style:tab-stops>
          <style:tab-stop style:type="center" style:position="1in"/>
        </style:tab-stops>
      </style:paragraph-properties>
    </style:style>
    <style:style style:name="T1914" style:parent-style-name="AncientGreekἈρχαίαἑλληνικά" style:family="text">
      <style:text-properties style:font-weight-complex="bold" style:font-size-complex="14pt" fo:language="el" fo:country="GR"/>
    </style:style>
    <style:style style:name="P1915" style:parent-style-name="Standard" style:family="paragraph">
      <style:paragraph-properties fo:widows="0" fo:orphans="0"/>
    </style:style>
    <style:style style:name="T1916" style:parent-style-name="AncientGreekἈρχαίαἑλληνικά" style:family="text">
      <style:text-properties style:font-weight-complex="bold" style:font-size-complex="14pt" fo:language="el" fo:country="GR"/>
    </style:style>
    <style:style style:name="TableCell1917" style:family="table-cell">
      <style:table-cell-properties fo:border="0.0069in solid #000000" fo:background-color="#FFFFFF" style:writing-mode="lr-tb" fo:padding-top="0in" fo:padding-left="0.1527in" fo:padding-bottom="0in" fo:padding-right="0.15in"/>
    </style:style>
    <style:style style:name="P1918" style:parent-style-name="Standard" style:family="paragraph">
      <style:paragraph-properties fo:widows="0" fo:orphans="0" fo:text-align="center"/>
    </style:style>
    <style:style style:name="T1919" style:parent-style-name="DefaultParagraphFont" style:family="text">
      <style:text-properties style:font-name="Times New Roman" fo:font-weight="bold" style:font-weight-asian="bold" style:font-weight-complex="bold" fo:font-size="16pt" style:font-size-asian="16pt" style:font-size-complex="16pt"/>
    </style:style>
    <style:style style:name="T1920" style:parent-style-name="DefaultParagraphFont" style:family="text">
      <style:text-properties style:font-name="Times New Roman" fo:font-weight="bold" style:font-weight-asian="bold" style:font-weight-complex="bold" fo:font-size="16pt" style:font-size-asian="16pt" style:font-size-complex="16pt"/>
    </style:style>
    <style:style style:name="T1921" style:parent-style-name="DefaultParagraphFont" style:family="text">
      <style:text-properties style:font-name="Times New Roman" fo:font-weight="bold" style:font-weight-asian="bold" style:font-weight-complex="bold" fo:font-size="16pt" style:font-size-asian="16pt" style:font-size-complex="16pt"/>
    </style:style>
    <style:style style:name="T1922" style:parent-style-name="DefaultParagraphFont" style:family="text">
      <style:text-properties style:font-name="Times New Roman" fo:font-weight="bold" style:font-weight-asian="bold" style:font-weight-complex="bold" fo:font-size="16pt" style:font-size-asian="16pt" style:font-size-complex="16pt"/>
    </style:style>
    <style:style style:name="T1923" style:parent-style-name="DefaultParagraphFont" style:family="text">
      <style:text-properties style:font-name="Times New Roman" fo:font-weight="bold" style:font-weight-asian="bold" style:font-weight-complex="bold" fo:font-size="16pt" style:font-size-asian="16pt" style:font-size-complex="16pt"/>
    </style:style>
    <style:style style:name="P1924" style:parent-style-name="Standard" style:family="paragraph">
      <style:paragraph-properties fo:widows="0" fo:orphans="0"/>
      <style:text-properties style:font-name="AncientGreek"/>
    </style:style>
    <style:style style:name="P1925" style:parent-style-name="Standard" style:family="paragraph">
      <style:paragraph-properties fo:widows="0" fo:orphans="0"/>
      <style:text-properties style:font-name="AncientGreek"/>
    </style:style>
    <style:style style:name="P1926" style:parent-style-name="Standard" style:family="paragraph">
      <style:paragraph-properties fo:widows="0" fo:orphans="0"/>
      <style:text-properties style:font-name="AncientGreek"/>
    </style:style>
    <style:style style:name="P1927" style:parent-style-name="Standard" style:family="paragraph">
      <style:paragraph-properties fo:widows="0" fo:orphans="0"/>
    </style:style>
    <style:style style:name="T1928" style:parent-style-name="AncientGreekἈρχαίαἑλληνικά" style:family="text">
      <style:text-properties style:font-weight-complex="bold" style:font-size-complex="14pt" fo:language="el" fo:country="GR"/>
    </style:style>
    <style:style style:name="T1929" style:parent-style-name="AncientGreekἈρχαίαἑλληνικά" style:family="text">
      <style:text-properties style:font-weight-complex="bold" style:font-size-complex="14pt"/>
    </style:style>
    <style:style style:name="T1930" style:parent-style-name="AncientGreekἈρχαίαἑλληνικά" style:family="text">
      <style:text-properties style:font-weight-complex="bold" fo:color="#000000" style:font-size-complex="14pt"/>
    </style:style>
    <style:style style:name="TableRow1931" style:family="table-row">
      <style:table-row-properties style:min-row-height="2.6736in" style:use-optimal-row-height="false" fo:keep-together="always"/>
    </style:style>
    <style:style style:name="TableCell1932" style:family="table-cell">
      <style:table-cell-properties fo:border="0.0069in solid #000000" fo:background-color="#FFFFFF" style:writing-mode="lr-tb" fo:padding-top="0in" fo:padding-left="0.1527in" fo:padding-bottom="0in" fo:padding-right="0.15in"/>
    </style:style>
    <style:style style:name="P1933" style:parent-style-name="Standard" style:family="paragraph">
      <style:paragraph-properties fo:keep-with-next="always" fo:widows="0" fo:orphans="0" fo:text-align="center">
        <style:tab-stops>
          <style:tab-stop style:type="center" style:position="1in"/>
          <style:tab-stop style:type="left" style:position="2.3541in"/>
        </style:tab-stops>
      </style:paragraph-properties>
    </style:style>
    <style:style style:name="T1934" style:parent-style-name="AncientGreekἈρχαίαἑλληνικά" style:family="text">
      <style:text-properties fo:font-weight="bold" style:font-weight-asian="bold" style:font-weight-complex="bold" fo:font-size="18pt" style:font-size-asian="18pt" style:font-size-complex="14pt"/>
    </style:style>
    <style:style style:name="T193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36" style:parent-style-name="AncientGreekἈρχαίαἑλληνικά" style:family="text">
      <style:text-properties fo:font-weight="bold" style:font-weight-asian="bold" style:font-weight-complex="bold" fo:font-size="18pt" style:font-size-asian="18pt" style:font-size-complex="14pt"/>
    </style:style>
    <style:style style:name="T193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38" style:parent-style-name="AncientGreekἈρχαίαἑλληνικά" style:family="text">
      <style:text-properties fo:font-weight="bold" style:font-weight-asian="bold" style:font-weight-complex="bold" fo:font-size="18pt" style:font-size-asian="18pt" style:font-size-complex="14pt"/>
    </style:style>
    <style:style style:name="T193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40" style:parent-style-name="AncientGreekἈρχαίαἑλληνικά" style:family="text">
      <style:text-properties fo:font-weight="bold" style:font-weight-asian="bold" style:font-weight-complex="bold" fo:font-size="18pt" style:font-size-asian="18pt" style:font-size-complex="14pt"/>
    </style:style>
    <style:style style:name="T194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42" style:parent-style-name="AncientGreekἈρχαίαἑλληνικά" style:family="text">
      <style:text-properties fo:font-weight="bold" style:font-weight-asian="bold" style:font-weight-complex="bold" fo:font-size="18pt" style:font-size-asian="18pt" style:font-size-complex="14pt"/>
    </style:style>
    <style:style style:name="T194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44" style:parent-style-name="AncientGreekἈρχαίαἑλληνικά" style:family="text">
      <style:text-properties fo:font-weight="bold" style:font-weight-asian="bold" style:font-weight-complex="bold" fo:font-size="18pt" style:font-size-asian="18pt" style:font-size-complex="14pt"/>
    </style:style>
    <style:style style:name="T194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46" style:parent-style-name="AncientGreekἈρχαίαἑλληνικά" style:family="text">
      <style:text-properties fo:font-weight="bold" style:font-weight-asian="bold" style:font-weight-complex="bold" fo:font-size="18pt" style:font-size-asian="18pt" style:font-size-complex="14pt"/>
    </style:style>
    <style:style style:name="T194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48" style:parent-style-name="AncientGreekἈρχαίαἑλληνικά" style:family="text">
      <style:text-properties fo:font-weight="bold" style:font-weight-asian="bold" style:font-weight-complex="bold" fo:font-size="18pt" style:font-size-asian="18pt" style:font-size-complex="14pt"/>
    </style:style>
    <style:style style:name="T194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950" style:parent-style-name="AncientGreekἈρχαίαἑλληνικά" style:family="text">
      <style:text-properties fo:font-weight="bold" style:font-weight-asian="bold" style:font-weight-complex="bold" fo:font-size="18pt" style:font-size-asian="18pt" style:font-size-complex="14pt"/>
    </style:style>
    <style:style style:name="P1951" style:parent-style-name="Standard" style:family="paragraph">
      <style:paragraph-properties fo:widows="0" fo:orphans="0">
        <style:tab-stops>
          <style:tab-stop style:type="center" style:position="1in"/>
          <style:tab-stop style:type="left" style:position="2.3541in"/>
        </style:tab-stops>
      </style:paragraph-properties>
    </style:style>
    <style:style style:name="T1952" style:parent-style-name="AncientGreekἈρχαίαἑλληνικά" style:family="text">
      <style:text-properties style:font-weight-complex="bold" style:font-size-complex="14pt" fo:language="el" fo:country="GR"/>
    </style:style>
    <style:style style:name="T1953" style:parent-style-name="AncientGreekἈρχαίαἑλληνικά" style:family="text">
      <style:text-properties style:font-weight-complex="bold" style:font-size-complex="14pt"/>
    </style:style>
    <style:style style:name="T1954" style:parent-style-name="AncientGreekἈρχαίαἑλληνικά" style:family="text">
      <style:text-properties style:font-weight-complex="bold" style:font-size-complex="14pt" fo:language="el" fo:country="GR"/>
    </style:style>
    <style:style style:name="T1955" style:parent-style-name="AncientGreekἈρχαίαἑλληνικά" style:family="text">
      <style:text-properties style:font-weight-complex="bold" style:font-size-complex="14pt"/>
    </style:style>
    <style:style style:name="T1956" style:parent-style-name="AncientGreekἈρχαίαἑλληνικά" style:family="text">
      <style:text-properties style:font-weight-complex="bold" style:font-size-complex="14pt" fo:language="el" fo:country="GR"/>
    </style:style>
    <style:style style:name="T1957" style:parent-style-name="AncientGreekἈρχαίαἑλληνικά" style:family="text">
      <style:text-properties style:font-weight-complex="bold" style:font-size-complex="14pt"/>
    </style:style>
    <style:style style:name="T1958" style:parent-style-name="AncientGreekἈρχαίαἑλληνικά" style:family="text">
      <style:text-properties style:font-weight-complex="bold" style:font-size-complex="14pt" fo:language="el" fo:country="GR"/>
    </style:style>
    <style:style style:name="T1959" style:parent-style-name="AncientGreekἈρχαίαἑλληνικά" style:family="text">
      <style:text-properties style:font-weight-complex="bold" style:font-size-complex="14pt"/>
    </style:style>
    <style:style style:name="T1960" style:parent-style-name="AncientGreekἈρχαίαἑλληνικά" style:family="text">
      <style:text-properties style:font-weight-complex="bold" style:font-size-complex="14pt" fo:language="el" fo:country="GR"/>
    </style:style>
    <style:style style:name="T1961" style:parent-style-name="AncientGreekἈρχαίαἑλληνικά" style:family="text">
      <style:text-properties style:font-weight-complex="bold" style:font-size-complex="14pt"/>
    </style:style>
    <style:style style:name="T1962" style:parent-style-name="AncientGreekἈρχαίαἑλληνικά" style:family="text">
      <style:text-properties style:font-weight-complex="bold" style:font-size-complex="14pt" fo:language="el" fo:country="GR"/>
    </style:style>
    <style:style style:name="T1963" style:parent-style-name="AncientGreekἈρχαίαἑλληνικά" style:family="text">
      <style:text-properties style:font-weight-complex="bold" style:font-size-complex="14pt"/>
    </style:style>
    <style:style style:name="T1964" style:parent-style-name="AncientGreekἈρχαίαἑλληνικά" style:family="text">
      <style:text-properties style:font-weight-complex="bold" style:font-size-complex="14pt" fo:language="el" fo:country="GR"/>
    </style:style>
    <style:style style:name="T1965" style:parent-style-name="AncientGreekἈρχαίαἑλληνικά" style:family="text">
      <style:text-properties style:font-weight-complex="bold" style:font-size-complex="14pt"/>
    </style:style>
    <style:style style:name="T1966" style:parent-style-name="AncientGreekἈρχαίαἑλληνικά" style:family="text">
      <style:text-properties style:font-weight-complex="bold" style:font-size-complex="14pt" fo:language="el" fo:country="GR"/>
    </style:style>
    <style:style style:name="T1967" style:parent-style-name="AncientGreekἈρχαίαἑλληνικά" style:family="text">
      <style:text-properties style:font-weight-complex="bold" style:font-size-complex="14pt"/>
    </style:style>
    <style:style style:name="T1968" style:parent-style-name="AncientGreekἈρχαίαἑλληνικά" style:family="text">
      <style:text-properties style:font-weight-complex="bold" style:font-size-complex="14pt" fo:language="el" fo:country="GR"/>
    </style:style>
    <style:style style:name="T1969" style:parent-style-name="AncientGreekἈρχαίαἑλληνικά" style:family="text">
      <style:text-properties style:font-weight-complex="bold" style:font-size-complex="14pt"/>
    </style:style>
    <style:style style:name="T1970" style:parent-style-name="AncientGreekἈρχαίαἑλληνικά" style:family="text">
      <style:text-properties style:font-weight-complex="bold" style:font-size-complex="14pt" fo:language="el" fo:country="GR"/>
    </style:style>
    <style:style style:name="T1971" style:parent-style-name="AncientGreekἈρχαίαἑλληνικά" style:family="text">
      <style:text-properties style:font-weight-complex="bold" style:font-size-complex="14pt"/>
    </style:style>
    <style:style style:name="T1972" style:parent-style-name="AncientGreekἈρχαίαἑλληνικά" style:family="text">
      <style:text-properties style:font-weight-complex="bold" style:font-size-complex="14pt" fo:language="el" fo:country="GR"/>
    </style:style>
    <style:style style:name="T1973" style:parent-style-name="AncientGreekἈρχαίαἑλληνικά" style:family="text">
      <style:text-properties style:font-weight-complex="bold" style:font-size-complex="14pt"/>
    </style:style>
    <style:style style:name="T1974" style:parent-style-name="AncientGreekἈρχαίαἑλληνικά" style:family="text">
      <style:text-properties style:font-weight-complex="bold" style:font-size-complex="14pt" fo:language="el" fo:country="GR"/>
    </style:style>
    <style:style style:name="T1975" style:parent-style-name="AncientGreekἈρχαίαἑλληνικά" style:family="text">
      <style:text-properties style:font-weight-complex="bold" style:font-size-complex="14pt"/>
    </style:style>
    <style:style style:name="T1976" style:parent-style-name="AncientGreekἈρχαίαἑλληνικά" style:family="text">
      <style:text-properties style:font-weight-complex="bold" style:font-size-complex="14pt" fo:language="el" fo:country="GR"/>
    </style:style>
    <style:style style:name="T1977" style:parent-style-name="AncientGreekἈρχαίαἑλληνικά" style:family="text">
      <style:text-properties style:font-weight-complex="bold" style:font-size-complex="14pt"/>
    </style:style>
    <style:style style:name="T1978" style:parent-style-name="AncientGreekἈρχαίαἑλληνικά" style:family="text">
      <style:text-properties style:font-weight-complex="bold" style:font-size-complex="14pt" fo:language="el" fo:country="GR"/>
    </style:style>
    <style:style style:name="T1979" style:parent-style-name="AncientGreekἈρχαίαἑλληνικά" style:family="text">
      <style:text-properties style:font-weight-complex="bold" style:font-size-complex="14pt"/>
    </style:style>
    <style:style style:name="T1980" style:parent-style-name="AncientGreekἈρχαίαἑλληνικά" style:family="text">
      <style:text-properties style:font-weight-complex="bold" style:font-size-complex="14pt" fo:language="el" fo:country="GR"/>
    </style:style>
    <style:style style:name="T1981" style:parent-style-name="AncientGreekἈρχαίαἑλληνικά" style:family="text">
      <style:text-properties style:font-weight-complex="bold" style:font-size-complex="14pt"/>
    </style:style>
    <style:style style:name="T1982" style:parent-style-name="AncientGreekἈρχαίαἑλληνικά" style:family="text">
      <style:text-properties style:font-weight-complex="bold" style:font-size-complex="14pt" fo:language="el" fo:country="GR"/>
    </style:style>
    <style:style style:name="T1983" style:parent-style-name="AncientGreekἈρχαίαἑλληνικά" style:family="text">
      <style:text-properties style:font-weight-complex="bold" style:font-size-complex="14pt"/>
    </style:style>
    <style:style style:name="T1984" style:parent-style-name="AncientGreekἈρχαίαἑλληνικά" style:family="text">
      <style:text-properties style:font-weight-complex="bold" style:font-size-complex="14pt" fo:language="el" fo:country="GR"/>
    </style:style>
    <style:style style:name="T1985" style:parent-style-name="AncientGreekἈρχαίαἑλληνικά" style:family="text">
      <style:text-properties style:font-weight-complex="bold" style:font-size-complex="14pt"/>
    </style:style>
    <style:style style:name="T1986" style:parent-style-name="AncientGreekἈρχαίαἑλληνικά" style:family="text">
      <style:text-properties style:font-weight-complex="bold" style:font-size-complex="14pt" fo:language="el" fo:country="GR"/>
    </style:style>
    <style:style style:name="T1987" style:parent-style-name="AncientGreekἈρχαίαἑλληνικά" style:family="text">
      <style:text-properties style:font-weight-complex="bold" style:font-size-complex="14pt"/>
    </style:style>
    <style:style style:name="T1988" style:parent-style-name="AncientGreekἈρχαίαἑλληνικά" style:family="text">
      <style:text-properties style:font-weight-complex="bold" style:font-size-complex="14pt" fo:language="el" fo:country="GR"/>
    </style:style>
    <style:style style:name="T1989" style:parent-style-name="AncientGreekἈρχαίαἑλληνικά" style:family="text">
      <style:text-properties style:font-weight-complex="bold" style:font-size-complex="14pt"/>
    </style:style>
    <style:style style:name="T1990" style:parent-style-name="AncientGreekἈρχαίαἑλληνικά" style:family="text">
      <style:text-properties style:font-weight-complex="bold" style:font-size-complex="14pt" fo:language="el" fo:country="GR"/>
    </style:style>
    <style:style style:name="T1991" style:parent-style-name="AncientGreekἈρχαίαἑλληνικά" style:family="text">
      <style:text-properties style:font-weight-complex="bold" style:font-size-complex="14pt"/>
    </style:style>
    <style:style style:name="T1992" style:parent-style-name="AncientGreekἈρχαίαἑλληνικά" style:family="text">
      <style:text-properties style:font-weight-complex="bold" style:font-size-complex="14pt" fo:language="el" fo:country="GR"/>
    </style:style>
    <style:style style:name="T1993" style:parent-style-name="AncientGreekἈρχαίαἑλληνικά" style:family="text">
      <style:text-properties style:font-weight-complex="bold" style:font-size-complex="14pt"/>
    </style:style>
    <style:style style:name="T1994" style:parent-style-name="AncientGreekἈρχαίαἑλληνικά" style:family="text">
      <style:text-properties style:font-weight-complex="bold" style:font-size-complex="14pt" fo:language="el" fo:country="GR"/>
    </style:style>
    <style:style style:name="T1995" style:parent-style-name="AncientGreekἈρχαίαἑλληνικά" style:family="text">
      <style:text-properties style:font-weight-complex="bold" style:font-size-complex="14pt"/>
    </style:style>
    <style:style style:name="T1996" style:parent-style-name="AncientGreekἈρχαίαἑλληνικά" style:family="text">
      <style:text-properties style:font-weight-complex="bold" style:font-size-complex="14pt" fo:language="el" fo:country="GR"/>
    </style:style>
    <style:style style:name="T1997" style:parent-style-name="AncientGreekἈρχαίαἑλληνικά" style:family="text">
      <style:text-properties style:font-weight-complex="bold" style:font-size-complex="14pt"/>
    </style:style>
    <style:style style:name="T1998" style:parent-style-name="AncientGreekἈρχαίαἑλληνικά" style:family="text">
      <style:text-properties style:font-weight-complex="bold" style:font-size-complex="14pt" fo:language="el" fo:country="GR"/>
    </style:style>
    <style:style style:name="T1999" style:parent-style-name="AncientGreekἈρχαίαἑλληνικά" style:family="text">
      <style:text-properties style:font-weight-complex="bold" style:font-size-complex="14pt"/>
    </style:style>
    <style:style style:name="T2000" style:parent-style-name="AncientGreekἈρχαίαἑλληνικά" style:family="text">
      <style:text-properties style:font-weight-complex="bold" style:font-size-complex="14pt" fo:language="el" fo:country="GR"/>
    </style:style>
    <style:style style:name="T2001" style:parent-style-name="AncientGreekἈρχαίαἑλληνικά" style:family="text">
      <style:text-properties style:font-weight-complex="bold" style:font-size-complex="14pt"/>
    </style:style>
    <style:style style:name="T2002" style:parent-style-name="AncientGreekἈρχαίαἑλληνικά" style:family="text">
      <style:text-properties style:font-weight-complex="bold" style:font-size-complex="14pt" fo:language="el" fo:country="GR"/>
    </style:style>
    <style:style style:name="T2003" style:parent-style-name="AncientGreekἈρχαίαἑλληνικά" style:family="text">
      <style:text-properties style:font-weight-complex="bold" style:font-size-complex="14pt"/>
    </style:style>
    <style:style style:name="T2004" style:parent-style-name="AncientGreekἈρχαίαἑλληνικά" style:family="text">
      <style:text-properties style:font-weight-complex="bold" style:font-size-complex="14pt" fo:language="el" fo:country="GR"/>
    </style:style>
    <style:style style:name="T2005" style:parent-style-name="AncientGreekἈρχαίαἑλληνικά" style:family="text">
      <style:text-properties style:font-weight-complex="bold" style:font-size-complex="14pt"/>
    </style:style>
    <style:style style:name="T2006" style:parent-style-name="AncientGreekἈρχαίαἑλληνικά" style:family="text">
      <style:text-properties style:font-weight-complex="bold" style:font-size-complex="14pt" fo:language="el" fo:country="GR"/>
    </style:style>
    <style:style style:name="T2007" style:parent-style-name="AncientGreekἈρχαίαἑλληνικά" style:family="text">
      <style:text-properties style:font-weight-complex="bold" style:font-size-complex="14pt"/>
    </style:style>
    <style:style style:name="T2008" style:parent-style-name="AncientGreekἈρχαίαἑλληνικά" style:family="text">
      <style:text-properties style:font-weight-complex="bold" style:font-size-complex="14pt" fo:language="el" fo:country="GR"/>
    </style:style>
    <style:style style:name="T2009" style:parent-style-name="AncientGreekἈρχαίαἑλληνικά" style:family="text">
      <style:text-properties style:font-weight-complex="bold" style:font-size-complex="14pt"/>
    </style:style>
    <style:style style:name="T2010" style:parent-style-name="AncientGreekἈρχαίαἑλληνικά" style:family="text">
      <style:text-properties style:font-weight-complex="bold" style:font-size-complex="14pt" fo:language="el" fo:country="GR"/>
    </style:style>
    <style:style style:name="T2011" style:parent-style-name="AncientGreekἈρχαίαἑλληνικά" style:family="text">
      <style:text-properties style:font-weight-complex="bold" style:font-size-complex="14pt"/>
    </style:style>
    <style:style style:name="T2012" style:parent-style-name="AncientGreekἈρχαίαἑλληνικά" style:family="text">
      <style:text-properties style:font-weight-complex="bold" style:font-size-complex="14pt" fo:language="el" fo:country="GR"/>
    </style:style>
    <style:style style:name="T2013" style:parent-style-name="AncientGreekἈρχαίαἑλληνικά" style:family="text">
      <style:text-properties style:font-weight-complex="bold" style:font-size-complex="14pt"/>
    </style:style>
    <style:style style:name="T2014" style:parent-style-name="AncientGreekἈρχαίαἑλληνικά" style:family="text">
      <style:text-properties style:font-weight-complex="bold" style:font-size-complex="14pt" fo:language="el" fo:country="GR"/>
    </style:style>
    <style:style style:name="T2015" style:parent-style-name="AncientGreekἈρχαίαἑλληνικά" style:family="text">
      <style:text-properties style:font-weight-complex="bold" style:font-size-complex="14pt"/>
    </style:style>
    <style:style style:name="T2016" style:parent-style-name="AncientGreekἈρχαίαἑλληνικά" style:family="text">
      <style:text-properties style:font-weight-complex="bold" style:font-size-complex="14pt" fo:language="el" fo:country="GR"/>
    </style:style>
    <style:style style:name="T2017" style:parent-style-name="AncientGreekἈρχαίαἑλληνικά" style:family="text">
      <style:text-properties style:font-weight-complex="bold" style:font-size-complex="14pt"/>
    </style:style>
    <style:style style:name="T2018" style:parent-style-name="AncientGreekἈρχαίαἑλληνικά" style:family="text">
      <style:text-properties style:font-weight-complex="bold" style:font-size-complex="14pt" fo:language="el" fo:country="GR"/>
    </style:style>
    <style:style style:name="T2019" style:parent-style-name="AncientGreekἈρχαίαἑλληνικά" style:family="text">
      <style:text-properties style:font-weight-complex="bold" style:font-size-complex="14pt"/>
    </style:style>
    <style:style style:name="T2020" style:parent-style-name="AncientGreekἈρχαίαἑλληνικά" style:family="text">
      <style:text-properties style:font-weight-complex="bold" style:font-size-complex="14pt" fo:language="el" fo:country="GR"/>
    </style:style>
    <style:style style:name="T2021" style:parent-style-name="AncientGreekἈρχαίαἑλληνικά" style:family="text">
      <style:text-properties style:font-weight-complex="bold" style:font-size-complex="14pt"/>
    </style:style>
    <style:style style:name="T2022" style:parent-style-name="AncientGreekἈρχαίαἑλληνικά" style:family="text">
      <style:text-properties style:font-weight-complex="bold" style:font-size-complex="14pt" fo:language="el" fo:country="GR"/>
    </style:style>
    <style:style style:name="T2023" style:parent-style-name="AncientGreekἈρχαίαἑλληνικά" style:family="text">
      <style:text-properties style:font-weight-complex="bold" style:font-size-complex="14pt"/>
    </style:style>
    <style:style style:name="T2024" style:parent-style-name="AncientGreekἈρχαίαἑλληνικά" style:family="text">
      <style:text-properties style:font-weight-complex="bold" style:font-size-complex="14pt" fo:language="el" fo:country="GR"/>
    </style:style>
    <style:style style:name="T2025" style:parent-style-name="AncientGreekἈρχαίαἑλληνικά" style:family="text">
      <style:text-properties style:font-weight-complex="bold" style:font-size-complex="14pt"/>
    </style:style>
    <style:style style:name="T2026" style:parent-style-name="AncientGreekἈρχαίαἑλληνικά" style:family="text">
      <style:text-properties style:font-weight-complex="bold" style:font-size-complex="14pt" fo:language="el" fo:country="GR"/>
    </style:style>
    <style:style style:name="T2027" style:parent-style-name="AncientGreekἈρχαίαἑλληνικά" style:family="text">
      <style:text-properties style:font-weight-complex="bold" style:font-size-complex="14pt"/>
    </style:style>
    <style:style style:name="T2028" style:parent-style-name="AncientGreekἈρχαίαἑλληνικά" style:family="text">
      <style:text-properties style:font-weight-complex="bold" style:font-size-complex="14pt" fo:language="el" fo:country="GR"/>
    </style:style>
    <style:style style:name="T2029" style:parent-style-name="AncientGreekἈρχαίαἑλληνικά" style:family="text">
      <style:text-properties style:font-weight-complex="bold" style:font-size-complex="14pt"/>
    </style:style>
    <style:style style:name="T2030" style:parent-style-name="AncientGreekἈρχαίαἑλληνικά" style:family="text">
      <style:text-properties style:font-weight-complex="bold" style:font-size-complex="14pt" fo:language="el" fo:country="GR"/>
    </style:style>
    <style:style style:name="T2031" style:parent-style-name="AncientGreekἈρχαίαἑλληνικά" style:family="text">
      <style:text-properties style:font-weight-complex="bold" style:font-size-complex="14pt"/>
    </style:style>
    <style:style style:name="T2032" style:parent-style-name="AncientGreekἈρχαίαἑλληνικά" style:family="text">
      <style:text-properties style:font-weight-complex="bold" style:font-size-complex="14pt" fo:language="el" fo:country="GR"/>
    </style:style>
    <style:style style:name="T2033" style:parent-style-name="AncientGreekἈρχαίαἑλληνικά" style:family="text">
      <style:text-properties style:font-weight-complex="bold" style:font-size-complex="14pt"/>
    </style:style>
    <style:style style:name="T2034" style:parent-style-name="AncientGreekἈρχαίαἑλληνικά" style:family="text">
      <style:text-properties style:font-weight-complex="bold" style:font-size-complex="14pt" fo:language="el" fo:country="GR"/>
    </style:style>
    <style:style style:name="T2035" style:parent-style-name="AncientGreekἈρχαίαἑλληνικά" style:family="text">
      <style:text-properties style:font-weight-complex="bold" style:font-size-complex="14pt"/>
    </style:style>
    <style:style style:name="T2036" style:parent-style-name="AncientGreekἈρχαίαἑλληνικά" style:family="text">
      <style:text-properties style:font-weight-complex="bold" style:font-size-complex="14pt" fo:language="el" fo:country="GR"/>
    </style:style>
    <style:style style:name="T2037" style:parent-style-name="AncientGreekἈρχαίαἑλληνικά" style:family="text">
      <style:text-properties style:font-weight-complex="bold" style:font-size-complex="14pt"/>
    </style:style>
    <style:style style:name="T2038" style:parent-style-name="AncientGreekἈρχαίαἑλληνικά" style:family="text">
      <style:text-properties style:font-weight-complex="bold" style:font-size-complex="14pt" fo:language="el" fo:country="GR"/>
    </style:style>
    <style:style style:name="T2039" style:parent-style-name="AncientGreekἈρχαίαἑλληνικά" style:family="text">
      <style:text-properties style:font-weight-complex="bold" style:font-size-complex="14pt"/>
    </style:style>
    <style:style style:name="T2040" style:parent-style-name="AncientGreekἈρχαίαἑλληνικά" style:family="text">
      <style:text-properties style:font-weight-complex="bold" style:font-size-complex="14pt" fo:language="el" fo:country="GR"/>
    </style:style>
    <style:style style:name="T2041" style:parent-style-name="AncientGreekἈρχαίαἑλληνικά" style:family="text">
      <style:text-properties style:font-weight-complex="bold" style:font-size-complex="14pt"/>
    </style:style>
    <style:style style:name="T2042" style:parent-style-name="AncientGreekἈρχαίαἑλληνικά" style:family="text">
      <style:text-properties style:font-weight-complex="bold" style:font-size-complex="14pt" fo:language="el" fo:country="GR"/>
    </style:style>
    <style:style style:name="T2043" style:parent-style-name="AncientGreekἈρχαίαἑλληνικά" style:family="text">
      <style:text-properties style:font-weight-complex="bold" style:font-size-complex="14pt"/>
    </style:style>
    <style:style style:name="T2044" style:parent-style-name="AncientGreekἈρχαίαἑλληνικά" style:family="text">
      <style:text-properties style:font-weight-complex="bold" style:font-size-complex="14pt" fo:language="el" fo:country="GR"/>
    </style:style>
    <style:style style:name="T2045" style:parent-style-name="AncientGreekἈρχαίαἑλληνικά" style:family="text">
      <style:text-properties style:font-weight-complex="bold" style:font-size-complex="14pt"/>
    </style:style>
    <style:style style:name="T2046" style:parent-style-name="AncientGreekἈρχαίαἑλληνικά" style:family="text">
      <style:text-properties style:font-weight-complex="bold" style:font-size-complex="14pt" fo:language="el" fo:country="GR"/>
    </style:style>
    <style:style style:name="T2047" style:parent-style-name="AncientGreekἈρχαίαἑλληνικά" style:family="text">
      <style:text-properties style:font-weight-complex="bold" style:font-size-complex="14pt"/>
    </style:style>
    <style:style style:name="T2048" style:parent-style-name="AncientGreekἈρχαίαἑλληνικά" style:family="text">
      <style:text-properties style:font-weight-complex="bold" style:font-size-complex="14pt" fo:language="el" fo:country="GR"/>
    </style:style>
    <style:style style:name="T2049" style:parent-style-name="AncientGreekἈρχαίαἑλληνικά" style:family="text">
      <style:text-properties style:font-weight-complex="bold" style:font-size-complex="14pt"/>
    </style:style>
    <style:style style:name="TableCell2050" style:family="table-cell">
      <style:table-cell-properties fo:border="0.0069in solid #000000" fo:background-color="#FFFFFF" style:writing-mode="lr-tb" fo:padding-top="0in" fo:padding-left="0.1527in" fo:padding-bottom="0in" fo:padding-right="0.15in"/>
    </style:style>
    <style:style style:name="P2051" style:parent-style-name="Standard" style:family="paragraph">
      <style:paragraph-properties fo:widows="0" fo:orphans="0" fo:text-align="center"/>
    </style:style>
    <style:style style:name="T2052" style:parent-style-name="DefaultParagraphFont" style:family="text">
      <style:text-properties style:font-name="Times New Roman" fo:font-weight="bold" style:font-weight-asian="bold" style:font-weight-complex="bold" fo:font-size="16pt" style:font-size-asian="16pt" style:font-size-complex="16pt"/>
    </style:style>
    <style:style style:name="T2053" style:parent-style-name="DefaultParagraphFont" style:family="text">
      <style:text-properties style:font-name="Times New Roman" fo:font-weight="bold" style:font-weight-asian="bold" style:font-weight-complex="bold" fo:font-size="16pt" style:font-size-asian="16pt" style:font-size-complex="16pt"/>
    </style:style>
    <style:style style:name="T2054" style:parent-style-name="DefaultParagraphFont" style:family="text">
      <style:text-properties style:font-name="Times New Roman" fo:font-weight="bold" style:font-weight-asian="bold" style:font-weight-complex="bold" fo:font-size="16pt" style:font-size-asian="16pt" style:font-size-complex="16pt"/>
    </style:style>
    <style:style style:name="P2055" style:parent-style-name="Standard" style:family="paragraph">
      <style:paragraph-properties fo:widows="0" fo:orphans="0"/>
    </style:style>
    <style:style style:name="T2056" style:parent-style-name="DefaultParagraphFont" style:family="text">
      <style:text-properties style:font-name="AncientGreek"/>
    </style:style>
    <style:style style:name="T2057" style:parent-style-name="DefaultParagraphFont" style:family="text">
      <style:text-properties style:font-name="AncientGreek"/>
    </style:style>
    <style:style style:name="T2058" style:parent-style-name="DefaultParagraphFont" style:family="text">
      <style:text-properties style:font-name="AncientGreek"/>
    </style:style>
    <style:style style:name="T2059" style:parent-style-name="DefaultParagraphFont" style:family="text">
      <style:text-properties style:font-name="AncientGreek"/>
    </style:style>
    <style:style style:name="T2060" style:parent-style-name="DefaultParagraphFont" style:family="text">
      <style:text-properties style:font-name="AncientGreek"/>
    </style:style>
    <style:style style:name="T2061" style:parent-style-name="DefaultParagraphFont" style:family="text">
      <style:text-properties style:font-name="AncientGreek"/>
    </style:style>
    <style:style style:name="T2062" style:parent-style-name="DefaultParagraphFont" style:family="text">
      <style:text-properties style:font-name="AncientGreek"/>
    </style:style>
    <style:style style:name="T2063" style:parent-style-name="DefaultParagraphFont" style:family="text">
      <style:text-properties style:font-name="AncientGreek"/>
    </style:style>
    <style:style style:name="T2064" style:parent-style-name="DefaultParagraphFont" style:family="text">
      <style:text-properties style:font-name="AncientGreek"/>
    </style:style>
    <style:style style:name="T2065" style:parent-style-name="DefaultParagraphFont" style:family="text">
      <style:text-properties style:font-name="AncientGreek"/>
    </style:style>
    <style:style style:name="T2066" style:parent-style-name="DefaultParagraphFont" style:family="text">
      <style:text-properties style:font-name="AncientGreek"/>
    </style:style>
    <style:style style:name="T2067" style:parent-style-name="DefaultParagraphFont" style:family="text">
      <style:text-properties style:font-name="AncientGreek"/>
    </style:style>
    <style:style style:name="T2068" style:parent-style-name="DefaultParagraphFont" style:family="text">
      <style:text-properties style:font-name="AncientGreek"/>
    </style:style>
    <style:style style:name="T2069" style:parent-style-name="DefaultParagraphFont" style:family="text">
      <style:text-properties style:font-name="AncientGreek"/>
    </style:style>
    <style:style style:name="T2070" style:parent-style-name="DefaultParagraphFont" style:family="text">
      <style:text-properties style:font-name="AncientGreek"/>
    </style:style>
    <style:style style:name="T2071" style:parent-style-name="DefaultParagraphFont" style:family="text">
      <style:text-properties style:font-name="AncientGreek"/>
    </style:style>
    <style:style style:name="T2072" style:parent-style-name="DefaultParagraphFont" style:family="text">
      <style:text-properties style:font-name="AncientGreek"/>
    </style:style>
    <style:style style:name="T2073" style:parent-style-name="DefaultParagraphFont" style:family="text">
      <style:text-properties style:font-name="AncientGreek"/>
    </style:style>
    <style:style style:name="T2074" style:parent-style-name="DefaultParagraphFont" style:family="text">
      <style:text-properties style:font-name="AncientGreek"/>
    </style:style>
    <style:style style:name="T2075" style:parent-style-name="DefaultParagraphFont" style:family="text">
      <style:text-properties style:font-name="AncientGreek"/>
    </style:style>
    <style:style style:name="T2076" style:parent-style-name="DefaultParagraphFont" style:family="text">
      <style:text-properties style:font-name="AncientGreek"/>
    </style:style>
    <style:style style:name="T2077" style:parent-style-name="DefaultParagraphFont" style:family="text">
      <style:text-properties style:font-name="AncientGreek"/>
    </style:style>
    <style:style style:name="T2078" style:parent-style-name="DefaultParagraphFont" style:family="text">
      <style:text-properties style:font-name="AncientGreek"/>
    </style:style>
    <style:style style:name="T2079" style:parent-style-name="DefaultParagraphFont" style:family="text">
      <style:text-properties style:font-name="AncientGreek"/>
    </style:style>
    <style:style style:name="T2080" style:parent-style-name="DefaultParagraphFont" style:family="text">
      <style:text-properties style:font-name="AncientGreek"/>
    </style:style>
    <style:style style:name="T2081" style:parent-style-name="DefaultParagraphFont" style:family="text">
      <style:text-properties style:font-name="AncientGreek"/>
    </style:style>
    <style:style style:name="T2082" style:parent-style-name="DefaultParagraphFont" style:family="text">
      <style:text-properties style:font-name="AncientGreek"/>
    </style:style>
    <style:style style:name="T2083" style:parent-style-name="DefaultParagraphFont" style:family="text">
      <style:text-properties style:font-name="AncientGreek"/>
    </style:style>
    <style:style style:name="T2084" style:parent-style-name="DefaultParagraphFont" style:family="text">
      <style:text-properties style:font-name="AncientGreek"/>
    </style:style>
    <style:style style:name="T2085" style:parent-style-name="DefaultParagraphFont" style:family="text">
      <style:text-properties style:font-name="AncientGreek"/>
    </style:style>
    <style:style style:name="T2086" style:parent-style-name="DefaultParagraphFont" style:family="text">
      <style:text-properties style:font-name="AncientGreek"/>
    </style:style>
    <style:style style:name="T2087" style:parent-style-name="DefaultParagraphFont" style:family="text">
      <style:text-properties style:font-name="AncientGreek"/>
    </style:style>
    <style:style style:name="T2088" style:parent-style-name="DefaultParagraphFont" style:family="text">
      <style:text-properties style:font-name="AncientGreek"/>
    </style:style>
    <style:style style:name="T2089" style:parent-style-name="DefaultParagraphFont" style:family="text">
      <style:text-properties style:font-name="AncientGreek"/>
    </style:style>
    <style:style style:name="T2090" style:parent-style-name="DefaultParagraphFont" style:family="text">
      <style:text-properties style:font-name="AncientGreek"/>
    </style:style>
    <style:style style:name="T2091" style:parent-style-name="DefaultParagraphFont" style:family="text">
      <style:text-properties style:font-name="AncientGreek"/>
    </style:style>
    <style:style style:name="T2092" style:parent-style-name="DefaultParagraphFont" style:family="text">
      <style:text-properties style:font-name="AncientGreek" fo:language="el" fo:country="GR"/>
    </style:style>
    <style:style style:name="T2093" style:parent-style-name="DefaultParagraphFont" style:family="text">
      <style:text-properties style:font-name="AncientGreek"/>
    </style:style>
    <style:style style:name="T2094" style:parent-style-name="DefaultParagraphFont" style:family="text">
      <style:text-properties style:font-name="AncientGreek"/>
    </style:style>
    <style:style style:name="T2095" style:parent-style-name="DefaultParagraphFont" style:family="text">
      <style:text-properties style:font-name="AncientGreek"/>
    </style:style>
    <style:style style:name="T2096" style:parent-style-name="DefaultParagraphFont" style:family="text">
      <style:text-properties style:font-name="AncientGreek"/>
    </style:style>
    <style:style style:name="T2097" style:parent-style-name="DefaultParagraphFont" style:family="text">
      <style:text-properties style:font-name="AncientGreek" fo:language="el" fo:country="GR"/>
    </style:style>
    <style:style style:name="T2098" style:parent-style-name="AncientGreekἈρχαίαἑλληνικά" style:family="text">
      <style:text-properties style:font-weight-complex="bold" style:font-size-complex="14pt" fo:language="el" fo:country="GR"/>
    </style:style>
    <style:style style:name="T2099" style:parent-style-name="AncientGreekἈρχαίαἑλληνικά" style:family="text">
      <style:text-properties style:font-weight-complex="bold" style:font-size-complex="14pt"/>
    </style:style>
    <style:style style:name="T2100" style:parent-style-name="AncientGreekἈρχαίαἑλληνικά" style:family="text">
      <style:text-properties style:font-weight-complex="bold" style:font-size-complex="14pt"/>
    </style:style>
    <style:style style:name="T2101" style:parent-style-name="AncientGreekἈρχαίαἑλληνικά" style:family="text">
      <style:text-properties style:font-weight-complex="bold" style:font-size-complex="14pt"/>
    </style:style>
    <style:style style:name="TableRow2102" style:family="table-row">
      <style:table-row-properties style:min-row-height="0.0138in" style:use-optimal-row-height="false" fo:keep-together="always"/>
    </style:style>
    <style:style style:name="TableCell2103" style:family="table-cell">
      <style:table-cell-properties fo:border="0.0069in solid #000000" fo:background-color="#FFFFFF" style:writing-mode="lr-tb" fo:padding-top="0in" fo:padding-left="0.1527in" fo:padding-bottom="0in" fo:padding-right="0.15in"/>
    </style:style>
    <style:style style:name="P2104" style:parent-style-name="Standard" style:family="paragraph">
      <style:paragraph-properties fo:keep-with-next="always" fo:widows="0" fo:orphans="0" fo:text-align="center">
        <style:tab-stops>
          <style:tab-stop style:type="center" style:position="1in"/>
        </style:tab-stops>
      </style:paragraph-properties>
    </style:style>
    <style:style style:name="T2105" style:parent-style-name="AncientGreekἈρχαίαἑλληνικά" style:family="text">
      <style:text-properties fo:font-weight="bold" style:font-weight-asian="bold" style:font-weight-complex="bold" fo:font-size="18pt" style:font-size-asian="18pt" style:font-size-complex="14pt"/>
    </style:style>
    <style:style style:name="T210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107" style:parent-style-name="AncientGreekἈρχαίαἑλληνικά" style:family="text">
      <style:text-properties fo:font-weight="bold" style:font-weight-asian="bold" style:font-weight-complex="bold" fo:font-size="18pt" style:font-size-asian="18pt" style:font-size-complex="14pt"/>
    </style:style>
    <style:style style:name="T210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109" style:parent-style-name="AncientGreekἈρχαίαἑλληνικά" style:family="text">
      <style:text-properties fo:font-weight="bold" style:font-weight-asian="bold" style:font-weight-complex="bold" fo:font-size="18pt" style:font-size-asian="18pt" style:font-size-complex="14pt"/>
    </style:style>
    <style:style style:name="T211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111" style:parent-style-name="AncientGreekἈρχαίαἑλληνικά" style:family="text">
      <style:text-properties fo:font-weight="bold" style:font-weight-asian="bold" style:font-weight-complex="bold" fo:font-size="18pt" style:font-size-asian="18pt" style:font-size-complex="14pt"/>
    </style:style>
    <style:style style:name="P2112" style:parent-style-name="Standard" style:family="paragraph">
      <style:paragraph-properties fo:widows="0" fo:orphans="0">
        <style:tab-stops>
          <style:tab-stop style:type="center" style:position="1in"/>
        </style:tab-stops>
      </style:paragraph-properties>
    </style:style>
    <style:style style:name="T2113" style:parent-style-name="AncientGreekἈρχαίαἑλληνικά" style:family="text">
      <style:text-properties style:font-weight-complex="bold" style:font-size-complex="14pt" fo:language="el" fo:country="GR"/>
    </style:style>
    <style:style style:name="T2114" style:parent-style-name="AncientGreekἈρχαίαἑλληνικά" style:family="text">
      <style:text-properties style:font-weight-complex="bold" style:font-size-complex="14pt"/>
    </style:style>
    <style:style style:name="T2115" style:parent-style-name="AncientGreekἈρχαίαἑλληνικά" style:family="text">
      <style:text-properties style:font-weight-complex="bold" style:font-size-complex="14pt" fo:language="el" fo:country="GR"/>
    </style:style>
    <style:style style:name="T2116" style:parent-style-name="AncientGreekἈρχαίαἑλληνικά" style:family="text">
      <style:text-properties style:font-weight-complex="bold" style:font-size-complex="14pt"/>
    </style:style>
    <style:style style:name="T2117" style:parent-style-name="AncientGreekἈρχαίαἑλληνικά" style:family="text">
      <style:text-properties style:font-weight-complex="bold" style:font-size-complex="14pt" fo:language="el" fo:country="GR"/>
    </style:style>
    <style:style style:name="T2118" style:parent-style-name="AncientGreekἈρχαίαἑλληνικά" style:family="text">
      <style:text-properties style:font-weight-complex="bold" style:font-size-complex="14pt"/>
    </style:style>
    <style:style style:name="T2119" style:parent-style-name="AncientGreekἈρχαίαἑλληνικά" style:family="text">
      <style:text-properties style:font-weight-complex="bold" style:font-size-complex="14pt" fo:language="el" fo:country="GR"/>
    </style:style>
    <style:style style:name="T2120" style:parent-style-name="AncientGreekἈρχαίαἑλληνικά" style:family="text">
      <style:text-properties style:font-weight-complex="bold" style:font-size-complex="14pt"/>
    </style:style>
    <style:style style:name="T2121" style:parent-style-name="AncientGreekἈρχαίαἑλληνικά" style:family="text">
      <style:text-properties style:font-weight-complex="bold" style:font-size-complex="14pt" fo:language="el" fo:country="GR"/>
    </style:style>
    <style:style style:name="T2122" style:parent-style-name="AncientGreekἈρχαίαἑλληνικά" style:family="text">
      <style:text-properties style:font-weight-complex="bold" style:font-size-complex="14pt"/>
    </style:style>
    <style:style style:name="T2123" style:parent-style-name="AncientGreekἈρχαίαἑλληνικά" style:family="text">
      <style:text-properties style:font-weight-complex="bold" style:font-size-complex="14pt" fo:language="el" fo:country="GR"/>
    </style:style>
    <style:style style:name="T2124" style:parent-style-name="AncientGreekἈρχαίαἑλληνικά" style:family="text">
      <style:text-properties style:font-weight-complex="bold" style:font-size-complex="14pt"/>
    </style:style>
    <style:style style:name="T2125" style:parent-style-name="AncientGreekἈρχαίαἑλληνικά" style:family="text">
      <style:text-properties style:font-weight-complex="bold" style:font-size-complex="14pt" fo:language="el" fo:country="GR"/>
    </style:style>
    <style:style style:name="T2126" style:parent-style-name="AncientGreekἈρχαίαἑλληνικά" style:family="text">
      <style:text-properties style:font-weight-complex="bold" style:font-size-complex="14pt"/>
    </style:style>
    <style:style style:name="T2127" style:parent-style-name="AncientGreekἈρχαίαἑλληνικά" style:family="text">
      <style:text-properties style:font-weight-complex="bold" style:font-size-complex="14pt" fo:language="el" fo:country="GR"/>
    </style:style>
    <style:style style:name="T2128" style:parent-style-name="AncientGreekἈρχαίαἑλληνικά" style:family="text">
      <style:text-properties style:font-weight-complex="bold" style:font-size-complex="14pt"/>
    </style:style>
    <style:style style:name="T2129" style:parent-style-name="AncientGreekἈρχαίαἑλληνικά" style:family="text">
      <style:text-properties style:font-weight-complex="bold" style:font-size-complex="14pt" fo:language="el" fo:country="GR"/>
    </style:style>
    <style:style style:name="T2130" style:parent-style-name="AncientGreekἈρχαίαἑλληνικά" style:family="text">
      <style:text-properties style:font-weight-complex="bold" style:font-size-complex="14pt"/>
    </style:style>
    <style:style style:name="T2131" style:parent-style-name="AncientGreekἈρχαίαἑλληνικά" style:family="text">
      <style:text-properties style:font-weight-complex="bold" style:font-size-complex="14pt" fo:language="el" fo:country="GR"/>
    </style:style>
    <style:style style:name="T2132" style:parent-style-name="AncientGreekἈρχαίαἑλληνικά" style:family="text">
      <style:text-properties style:font-weight-complex="bold" style:font-size-complex="14pt"/>
    </style:style>
    <style:style style:name="T2133" style:parent-style-name="AncientGreekἈρχαίαἑλληνικά" style:family="text">
      <style:text-properties style:font-weight-complex="bold" style:font-size-complex="14pt" fo:language="el" fo:country="GR"/>
    </style:style>
    <style:style style:name="T2134" style:parent-style-name="AncientGreekἈρχαίαἑλληνικά" style:family="text">
      <style:text-properties style:font-weight-complex="bold" style:font-size-complex="14pt"/>
    </style:style>
    <style:style style:name="T2135" style:parent-style-name="AncientGreekἈρχαίαἑλληνικά" style:family="text">
      <style:text-properties style:font-weight-complex="bold" style:font-size-complex="14pt" fo:language="el" fo:country="GR"/>
    </style:style>
    <style:style style:name="T2136" style:parent-style-name="AncientGreekἈρχαίαἑλληνικά" style:family="text">
      <style:text-properties style:font-weight-complex="bold" style:font-size-complex="14pt"/>
    </style:style>
    <style:style style:name="T2137" style:parent-style-name="AncientGreekἈρχαίαἑλληνικά" style:family="text">
      <style:text-properties style:font-weight-complex="bold" style:font-size-complex="14pt" fo:language="el" fo:country="GR"/>
    </style:style>
    <style:style style:name="T2138" style:parent-style-name="AncientGreekἈρχαίαἑλληνικά" style:family="text">
      <style:text-properties style:font-weight-complex="bold" style:font-size-complex="14pt"/>
    </style:style>
    <style:style style:name="T2139" style:parent-style-name="AncientGreekἈρχαίαἑλληνικά" style:family="text">
      <style:text-properties style:font-weight-complex="bold" style:font-size-complex="14pt" fo:language="el" fo:country="GR"/>
    </style:style>
    <style:style style:name="T2140" style:parent-style-name="AncientGreekἈρχαίαἑλληνικά" style:family="text">
      <style:text-properties style:font-weight-complex="bold" style:font-size-complex="14pt"/>
    </style:style>
    <style:style style:name="T2141" style:parent-style-name="AncientGreekἈρχαίαἑλληνικά" style:family="text">
      <style:text-properties style:font-weight-complex="bold" style:font-size-complex="14pt" fo:language="el" fo:country="GR"/>
    </style:style>
    <style:style style:name="T2142" style:parent-style-name="AncientGreekἈρχαίαἑλληνικά" style:family="text">
      <style:text-properties style:font-weight-complex="bold" style:font-size-complex="14pt"/>
    </style:style>
    <style:style style:name="T2143" style:parent-style-name="AncientGreekἈρχαίαἑλληνικά" style:family="text">
      <style:text-properties style:font-weight-complex="bold" style:font-size-complex="14pt" fo:language="el" fo:country="GR"/>
    </style:style>
    <style:style style:name="T2144" style:parent-style-name="AncientGreekἈρχαίαἑλληνικά" style:family="text">
      <style:text-properties style:font-weight-complex="bold" style:font-size-complex="14pt"/>
    </style:style>
    <style:style style:name="T2145" style:parent-style-name="AncientGreekἈρχαίαἑλληνικά" style:family="text">
      <style:text-properties style:font-weight-complex="bold" style:font-size-complex="14pt" fo:language="el" fo:country="GR"/>
    </style:style>
    <style:style style:name="T2146" style:parent-style-name="AncientGreekἈρχαίαἑλληνικά" style:family="text">
      <style:text-properties style:font-weight-complex="bold" style:font-size-complex="14pt"/>
    </style:style>
    <style:style style:name="T2147" style:parent-style-name="AncientGreekἈρχαίαἑλληνικά" style:family="text">
      <style:text-properties style:font-weight-complex="bold" style:font-size-complex="14pt" fo:language="el" fo:country="GR"/>
    </style:style>
    <style:style style:name="T2148" style:parent-style-name="AncientGreekἈρχαίαἑλληνικά" style:family="text">
      <style:text-properties style:font-weight-complex="bold" style:font-size-complex="14pt"/>
    </style:style>
    <style:style style:name="T2149" style:parent-style-name="AncientGreekἈρχαίαἑλληνικά" style:family="text">
      <style:text-properties style:font-weight-complex="bold" style:font-size-complex="14pt" fo:language="el" fo:country="GR"/>
    </style:style>
    <style:style style:name="T2150" style:parent-style-name="AncientGreekἈρχαίαἑλληνικά" style:family="text">
      <style:text-properties style:font-weight-complex="bold" style:font-size-complex="14pt"/>
    </style:style>
    <style:style style:name="T2151" style:parent-style-name="AncientGreekἈρχαίαἑλληνικά" style:family="text">
      <style:text-properties style:font-weight-complex="bold" style:font-size-complex="14pt" fo:language="el" fo:country="GR"/>
    </style:style>
    <style:style style:name="T2152" style:parent-style-name="AncientGreekἈρχαίαἑλληνικά" style:family="text">
      <style:text-properties style:font-weight-complex="bold" style:font-size-complex="14pt"/>
    </style:style>
    <style:style style:name="T2153" style:parent-style-name="AncientGreekἈρχαίαἑλληνικά" style:family="text">
      <style:text-properties style:font-weight-complex="bold" style:font-size-complex="14pt" fo:language="el" fo:country="GR"/>
    </style:style>
    <style:style style:name="T2154" style:parent-style-name="AncientGreekἈρχαίαἑλληνικά" style:family="text">
      <style:text-properties style:font-weight-complex="bold" style:font-size-complex="14pt"/>
    </style:style>
    <style:style style:name="T2155" style:parent-style-name="AncientGreekἈρχαίαἑλληνικά" style:family="text">
      <style:text-properties style:font-weight-complex="bold" style:font-size-complex="14pt" fo:language="el" fo:country="GR"/>
    </style:style>
    <style:style style:name="T2156" style:parent-style-name="AncientGreekἈρχαίαἑλληνικά" style:family="text">
      <style:text-properties style:font-weight-complex="bold" style:font-size-complex="14pt"/>
    </style:style>
    <style:style style:name="T2157" style:parent-style-name="AncientGreekἈρχαίαἑλληνικά" style:family="text">
      <style:text-properties style:font-weight-complex="bold" style:font-size-complex="14pt" fo:language="el" fo:country="GR"/>
    </style:style>
    <style:style style:name="T2158" style:parent-style-name="AncientGreekἈρχαίαἑλληνικά" style:family="text">
      <style:text-properties style:font-weight-complex="bold" style:font-size-complex="14pt"/>
    </style:style>
    <style:style style:name="T2159" style:parent-style-name="AncientGreekἈρχαίαἑλληνικά" style:family="text">
      <style:text-properties style:font-weight-complex="bold" style:font-size-complex="14pt" fo:language="el" fo:country="GR"/>
    </style:style>
    <style:style style:name="T2160" style:parent-style-name="AncientGreekἈρχαίαἑλληνικά" style:family="text">
      <style:text-properties style:font-weight-complex="bold" style:font-size-complex="14pt"/>
    </style:style>
    <style:style style:name="T2161" style:parent-style-name="AncientGreekἈρχαίαἑλληνικά" style:family="text">
      <style:text-properties style:font-weight-complex="bold" style:font-size-complex="14pt" fo:language="el" fo:country="GR"/>
    </style:style>
    <style:style style:name="T2162" style:parent-style-name="AncientGreekἈρχαίαἑλληνικά" style:family="text">
      <style:text-properties style:font-weight-complex="bold" style:font-size-complex="14pt"/>
    </style:style>
    <style:style style:name="T2163" style:parent-style-name="AncientGreekἈρχαίαἑλληνικά" style:family="text">
      <style:text-properties style:font-weight-complex="bold" style:font-size-complex="14pt" fo:language="el" fo:country="GR"/>
    </style:style>
    <style:style style:name="T2164" style:parent-style-name="AncientGreekἈρχαίαἑλληνικά" style:family="text">
      <style:text-properties style:font-weight-complex="bold" style:font-size-complex="14pt"/>
    </style:style>
    <style:style style:name="T2165" style:parent-style-name="AncientGreekἈρχαίαἑλληνικά" style:family="text">
      <style:text-properties style:font-weight-complex="bold" style:font-size-complex="14pt" fo:language="el" fo:country="GR"/>
    </style:style>
    <style:style style:name="T2166" style:parent-style-name="AncientGreekἈρχαίαἑλληνικά" style:family="text">
      <style:text-properties style:font-weight-complex="bold" style:font-size-complex="14pt"/>
    </style:style>
    <style:style style:name="T2167" style:parent-style-name="AncientGreekἈρχαίαἑλληνικά" style:family="text">
      <style:text-properties style:font-weight-complex="bold" style:font-size-complex="14pt" fo:language="el" fo:country="GR"/>
    </style:style>
    <style:style style:name="T2168" style:parent-style-name="AncientGreekἈρχαίαἑλληνικά" style:family="text">
      <style:text-properties style:font-weight-complex="bold" style:font-size-complex="14pt"/>
    </style:style>
    <style:style style:name="T2169" style:parent-style-name="AncientGreekἈρχαίαἑλληνικά" style:family="text">
      <style:text-properties style:font-weight-complex="bold" style:font-size-complex="14pt" fo:language="el" fo:country="GR"/>
    </style:style>
    <style:style style:name="T2170" style:parent-style-name="AncientGreekἈρχαίαἑλληνικά" style:family="text">
      <style:text-properties style:font-weight-complex="bold" style:font-size-complex="14pt"/>
    </style:style>
    <style:style style:name="T2171" style:parent-style-name="AncientGreekἈρχαίαἑλληνικά" style:family="text">
      <style:text-properties style:font-weight-complex="bold" style:font-size-complex="14pt" fo:language="el" fo:country="GR"/>
    </style:style>
    <style:style style:name="T2172" style:parent-style-name="AncientGreekἈρχαίαἑλληνικά" style:family="text">
      <style:text-properties style:font-weight-complex="bold" style:font-size-complex="14pt"/>
    </style:style>
    <style:style style:name="T2173" style:parent-style-name="AncientGreekἈρχαίαἑλληνικά" style:family="text">
      <style:text-properties style:font-weight-complex="bold" style:font-size-complex="14pt" fo:language="el" fo:country="GR"/>
    </style:style>
    <style:style style:name="T2174" style:parent-style-name="AncientGreekἈρχαίαἑλληνικά" style:family="text">
      <style:text-properties style:font-weight-complex="bold" style:font-size-complex="14pt"/>
    </style:style>
    <style:style style:name="T2175" style:parent-style-name="AncientGreekἈρχαίαἑλληνικά" style:family="text">
      <style:text-properties style:font-weight-complex="bold" style:font-size-complex="14pt" fo:language="el" fo:country="GR"/>
    </style:style>
    <style:style style:name="T2176" style:parent-style-name="AncientGreekἈρχαίαἑλληνικά" style:family="text">
      <style:text-properties style:font-weight-complex="bold" style:font-size-complex="14pt"/>
    </style:style>
    <style:style style:name="T2177" style:parent-style-name="AncientGreekἈρχαίαἑλληνικά" style:family="text">
      <style:text-properties style:font-weight-complex="bold" style:font-size-complex="14pt" fo:language="el" fo:country="GR"/>
    </style:style>
    <style:style style:name="T2178" style:parent-style-name="AncientGreekἈρχαίαἑλληνικά" style:family="text">
      <style:text-properties style:font-weight-complex="bold" style:font-size-complex="14pt"/>
    </style:style>
    <style:style style:name="T2179" style:parent-style-name="AncientGreekἈρχαίαἑλληνικά" style:family="text">
      <style:text-properties style:font-weight-complex="bold" style:font-size-complex="14pt" fo:language="el" fo:country="GR"/>
    </style:style>
    <style:style style:name="T2180" style:parent-style-name="AncientGreekἈρχαίαἑλληνικά" style:family="text">
      <style:text-properties style:font-weight-complex="bold" style:font-size-complex="14pt"/>
    </style:style>
    <style:style style:name="T2181" style:parent-style-name="AncientGreekἈρχαίαἑλληνικά" style:family="text">
      <style:text-properties style:font-weight-complex="bold" style:font-size-complex="14pt" fo:language="el" fo:country="GR"/>
    </style:style>
    <style:style style:name="T2182" style:parent-style-name="AncientGreekἈρχαίαἑλληνικά" style:family="text">
      <style:text-properties style:font-weight-complex="bold" style:font-size-complex="14pt"/>
    </style:style>
    <style:style style:name="T2183" style:parent-style-name="AncientGreekἈρχαίαἑλληνικά" style:family="text">
      <style:text-properties style:font-weight-complex="bold" style:font-size-complex="14pt" fo:language="el" fo:country="GR"/>
    </style:style>
    <style:style style:name="T2184" style:parent-style-name="AncientGreekἈρχαίαἑλληνικά" style:family="text">
      <style:text-properties style:font-weight-complex="bold" style:font-size-complex="14pt"/>
    </style:style>
    <style:style style:name="T2185" style:parent-style-name="AncientGreekἈρχαίαἑλληνικά" style:family="text">
      <style:text-properties style:font-weight-complex="bold" style:font-size-complex="14pt" fo:language="el" fo:country="GR"/>
    </style:style>
    <style:style style:name="T2186" style:parent-style-name="AncientGreekἈρχαίαἑλληνικά" style:family="text">
      <style:text-properties style:font-weight-complex="bold" style:font-size-complex="14pt"/>
    </style:style>
    <style:style style:name="T2187" style:parent-style-name="AncientGreekἈρχαίαἑλληνικά" style:family="text">
      <style:text-properties style:font-weight-complex="bold" style:font-size-complex="14pt" fo:language="el" fo:country="GR"/>
    </style:style>
    <style:style style:name="T2188" style:parent-style-name="AncientGreekἈρχαίαἑλληνικά" style:family="text">
      <style:text-properties style:font-weight-complex="bold" style:font-size-complex="14pt"/>
    </style:style>
    <style:style style:name="T2189" style:parent-style-name="AncientGreekἈρχαίαἑλληνικά" style:family="text">
      <style:text-properties style:font-weight-complex="bold" style:font-size-complex="14pt" fo:language="el" fo:country="GR"/>
    </style:style>
    <style:style style:name="T2190" style:parent-style-name="AncientGreekἈρχαίαἑλληνικά" style:family="text">
      <style:text-properties style:font-weight-complex="bold" style:font-size-complex="14pt"/>
    </style:style>
    <style:style style:name="T2191" style:parent-style-name="AncientGreekἈρχαίαἑλληνικά" style:family="text">
      <style:text-properties style:font-weight-complex="bold" style:font-size-complex="14pt" fo:language="el" fo:country="GR"/>
    </style:style>
    <style:style style:name="T2192" style:parent-style-name="AncientGreekἈρχαίαἑλληνικά" style:family="text">
      <style:text-properties style:font-weight-complex="bold" style:font-size-complex="14pt"/>
    </style:style>
    <style:style style:name="T2193" style:parent-style-name="AncientGreekἈρχαίαἑλληνικά" style:family="text">
      <style:text-properties style:font-weight-complex="bold" style:font-size-complex="14pt" fo:language="el" fo:country="GR"/>
    </style:style>
    <style:style style:name="T2194" style:parent-style-name="AncientGreekἈρχαίαἑλληνικά" style:family="text">
      <style:text-properties style:font-weight-complex="bold" style:font-size-complex="14pt"/>
    </style:style>
    <style:style style:name="T2195" style:parent-style-name="AncientGreekἈρχαίαἑλληνικά" style:family="text">
      <style:text-properties style:font-weight-complex="bold" style:font-size-complex="14pt" fo:language="el" fo:country="GR"/>
    </style:style>
    <style:style style:name="T2196" style:parent-style-name="AncientGreekἈρχαίαἑλληνικά" style:family="text">
      <style:text-properties style:font-weight-complex="bold" style:font-size-complex="14pt"/>
    </style:style>
    <style:style style:name="T2197" style:parent-style-name="AncientGreekἈρχαίαἑλληνικά" style:family="text">
      <style:text-properties style:font-weight-complex="bold" style:font-size-complex="14pt" fo:language="el" fo:country="GR"/>
    </style:style>
    <style:style style:name="T2198" style:parent-style-name="AncientGreekἈρχαίαἑλληνικά" style:family="text">
      <style:text-properties style:font-weight-complex="bold" style:font-size-complex="14pt"/>
    </style:style>
    <style:style style:name="T2199" style:parent-style-name="AncientGreekἈρχαίαἑλληνικά" style:family="text">
      <style:text-properties style:font-weight-complex="bold" style:font-size-complex="14pt" fo:language="el" fo:country="GR"/>
    </style:style>
    <style:style style:name="T2200" style:parent-style-name="AncientGreekἈρχαίαἑλληνικά" style:family="text">
      <style:text-properties style:font-weight-complex="bold" style:font-size-complex="14pt"/>
    </style:style>
    <style:style style:name="T2201" style:parent-style-name="AncientGreekἈρχαίαἑλληνικά" style:family="text">
      <style:text-properties style:font-weight-complex="bold" style:font-size-complex="14pt" fo:language="el" fo:country="GR"/>
    </style:style>
    <style:style style:name="T2202" style:parent-style-name="AncientGreekἈρχαίαἑλληνικά" style:family="text">
      <style:text-properties style:font-weight-complex="bold" style:font-size-complex="14pt"/>
    </style:style>
    <style:style style:name="T2203" style:parent-style-name="AncientGreekἈρχαίαἑλληνικά" style:family="text">
      <style:text-properties style:font-weight-complex="bold" style:font-size-complex="14pt" fo:language="el" fo:country="GR"/>
    </style:style>
    <style:style style:name="T2204" style:parent-style-name="AncientGreekἈρχαίαἑλληνικά" style:family="text">
      <style:text-properties style:font-weight-complex="bold" style:font-size-complex="14pt"/>
    </style:style>
    <style:style style:name="T2205" style:parent-style-name="AncientGreekἈρχαίαἑλληνικά" style:family="text">
      <style:text-properties style:font-weight-complex="bold" style:font-size-complex="14pt" fo:language="el" fo:country="GR"/>
    </style:style>
    <style:style style:name="T2206" style:parent-style-name="AncientGreekἈρχαίαἑλληνικά" style:family="text">
      <style:text-properties style:font-weight-complex="bold" style:font-size-complex="14pt"/>
    </style:style>
    <style:style style:name="T2207" style:parent-style-name="AncientGreekἈρχαίαἑλληνικά" style:family="text">
      <style:text-properties style:font-weight-complex="bold" style:font-size-complex="14pt" fo:language="el" fo:country="GR"/>
    </style:style>
    <style:style style:name="T2208" style:parent-style-name="AncientGreekἈρχαίαἑλληνικά" style:family="text">
      <style:text-properties style:font-weight-complex="bold" style:font-size-complex="14pt"/>
    </style:style>
    <style:style style:name="T2209" style:parent-style-name="AncientGreekἈρχαίαἑλληνικά" style:family="text">
      <style:text-properties style:font-weight-complex="bold" style:font-size-complex="14pt" fo:language="el" fo:country="GR"/>
    </style:style>
    <style:style style:name="T2210" style:parent-style-name="AncientGreekἈρχαίαἑλληνικά" style:family="text">
      <style:text-properties style:font-weight-complex="bold" style:font-size-complex="14pt"/>
    </style:style>
    <style:style style:name="T2211" style:parent-style-name="AncientGreekἈρχαίαἑλληνικά" style:family="text">
      <style:text-properties style:font-weight-complex="bold" style:font-size-complex="14pt" fo:language="el" fo:country="GR"/>
    </style:style>
    <style:style style:name="T2212" style:parent-style-name="AncientGreekἈρχαίαἑλληνικά" style:family="text">
      <style:text-properties style:font-weight-complex="bold" style:font-size-complex="14pt"/>
    </style:style>
    <style:style style:name="P2213" style:parent-style-name="Standard" style:family="paragraph">
      <style:paragraph-properties fo:widows="0" fo:orphans="0"/>
    </style:style>
    <style:style style:name="T2214" style:parent-style-name="AncientGreekἈρχαίαἑλληνικά" style:family="text">
      <style:text-properties style:font-weight-complex="bold" style:font-size-complex="14pt" fo:language="el" fo:country="GR"/>
    </style:style>
    <style:style style:name="T2215" style:parent-style-name="AncientGreekἈρχαίαἑλληνικά" style:family="text">
      <style:text-properties style:font-weight-complex="bold" style:font-size-complex="14pt"/>
    </style:style>
    <style:style style:name="T2216" style:parent-style-name="AncientGreekἈρχαίαἑλληνικά" style:family="text">
      <style:text-properties style:font-weight-complex="bold" style:font-size-complex="14pt" fo:language="el" fo:country="GR"/>
    </style:style>
    <style:style style:name="T2217" style:parent-style-name="AncientGreekἈρχαίαἑλληνικά" style:family="text">
      <style:text-properties style:font-weight-complex="bold" style:font-size-complex="14pt"/>
    </style:style>
    <style:style style:name="T2218" style:parent-style-name="AncientGreekἈρχαίαἑλληνικά" style:family="text">
      <style:text-properties style:font-weight-complex="bold" style:font-size-complex="14pt" fo:language="el" fo:country="GR"/>
    </style:style>
    <style:style style:name="T2219" style:parent-style-name="AncientGreekἈρχαίαἑλληνικά" style:family="text">
      <style:text-properties style:font-weight-complex="bold" style:font-size-complex="14pt"/>
    </style:style>
    <style:style style:name="T2220" style:parent-style-name="AncientGreekἈρχαίαἑλληνικά" style:family="text">
      <style:text-properties style:font-weight-complex="bold" style:font-size-complex="14pt" fo:language="el" fo:country="GR"/>
    </style:style>
    <style:style style:name="T2221" style:parent-style-name="AncientGreekἈρχαίαἑλληνικά" style:family="text">
      <style:text-properties style:font-weight-complex="bold" style:font-size-complex="14pt"/>
    </style:style>
    <style:style style:name="T2222" style:parent-style-name="AncientGreekἈρχαίαἑλληνικά" style:family="text">
      <style:text-properties style:font-weight-complex="bold" style:font-size-complex="14pt" fo:language="el" fo:country="GR"/>
    </style:style>
    <style:style style:name="T2223" style:parent-style-name="AncientGreekἈρχαίαἑλληνικά" style:family="text">
      <style:text-properties style:font-weight-complex="bold" style:font-size-complex="14pt"/>
    </style:style>
    <style:style style:name="T2224" style:parent-style-name="AncientGreekἈρχαίαἑλληνικά" style:family="text">
      <style:text-properties style:font-weight-complex="bold" style:font-size-complex="14pt" fo:language="el" fo:country="GR"/>
    </style:style>
    <style:style style:name="T2225" style:parent-style-name="AncientGreekἈρχαίαἑλληνικά" style:family="text">
      <style:text-properties style:font-weight-complex="bold" style:font-size-complex="14pt"/>
    </style:style>
    <style:style style:name="T2226" style:parent-style-name="AncientGreekἈρχαίαἑλληνικά" style:family="text">
      <style:text-properties style:font-weight-complex="bold" style:font-size-complex="14pt" fo:language="el" fo:country="GR"/>
    </style:style>
    <style:style style:name="T2227" style:parent-style-name="AncientGreekἈρχαίαἑλληνικά" style:family="text">
      <style:text-properties style:font-weight-complex="bold" style:font-size-complex="14pt"/>
    </style:style>
    <style:style style:name="T2228" style:parent-style-name="AncientGreekἈρχαίαἑλληνικά" style:family="text">
      <style:text-properties style:font-weight-complex="bold" style:font-size-complex="14pt" fo:language="el" fo:country="GR"/>
    </style:style>
    <style:style style:name="T2229" style:parent-style-name="AncientGreekἈρχαίαἑλληνικά" style:family="text">
      <style:text-properties style:font-weight-complex="bold" style:font-size-complex="14pt"/>
    </style:style>
    <style:style style:name="T2230" style:parent-style-name="AncientGreekἈρχαίαἑλληνικά" style:family="text">
      <style:text-properties style:font-weight-complex="bold" style:font-size-complex="14pt" fo:language="el" fo:country="GR"/>
    </style:style>
    <style:style style:name="T2231" style:parent-style-name="AncientGreekἈρχαίαἑλληνικά" style:family="text">
      <style:text-properties style:font-weight-complex="bold" style:font-size-complex="14pt"/>
    </style:style>
    <style:style style:name="T2232" style:parent-style-name="AncientGreekἈρχαίαἑλληνικά" style:family="text">
      <style:text-properties style:font-weight-complex="bold" style:font-size-complex="14pt" fo:language="el" fo:country="GR"/>
    </style:style>
    <style:style style:name="T2233" style:parent-style-name="AncientGreekἈρχαίαἑλληνικά" style:family="text">
      <style:text-properties style:font-weight-complex="bold" style:font-size-complex="14pt"/>
    </style:style>
    <style:style style:name="T2234" style:parent-style-name="AncientGreekἈρχαίαἑλληνικά" style:family="text">
      <style:text-properties style:font-weight-complex="bold" style:font-size-complex="14pt" fo:language="el" fo:country="GR"/>
    </style:style>
    <style:style style:name="T2235" style:parent-style-name="AncientGreekἈρχαίαἑλληνικά" style:family="text">
      <style:text-properties style:font-weight-complex="bold" style:font-size-complex="14pt"/>
    </style:style>
    <style:style style:name="T2236" style:parent-style-name="AncientGreekἈρχαίαἑλληνικά" style:family="text">
      <style:text-properties style:font-weight-complex="bold" style:font-size-complex="14pt" fo:language="el" fo:country="GR"/>
    </style:style>
    <style:style style:name="T2237" style:parent-style-name="AncientGreekἈρχαίαἑλληνικά" style:family="text">
      <style:text-properties style:font-weight-complex="bold" style:font-size-complex="14pt"/>
    </style:style>
    <style:style style:name="T2238" style:parent-style-name="AncientGreekἈρχαίαἑλληνικά" style:family="text">
      <style:text-properties style:font-weight-complex="bold" style:font-size-complex="14pt" fo:language="el" fo:country="GR"/>
    </style:style>
    <style:style style:name="T2239" style:parent-style-name="AncientGreekἈρχαίαἑλληνικά" style:family="text">
      <style:text-properties style:font-weight-complex="bold" style:font-size-complex="14pt"/>
    </style:style>
    <style:style style:name="T2240" style:parent-style-name="AncientGreekἈρχαίαἑλληνικά" style:family="text">
      <style:text-properties style:font-weight-complex="bold" style:font-size-complex="14pt" fo:language="el" fo:country="GR"/>
    </style:style>
    <style:style style:name="T2241" style:parent-style-name="AncientGreekἈρχαίαἑλληνικά" style:family="text">
      <style:text-properties style:font-weight-complex="bold" style:font-size-complex="14pt"/>
    </style:style>
    <style:style style:name="T2242" style:parent-style-name="AncientGreekἈρχαίαἑλληνικά" style:family="text">
      <style:text-properties style:font-weight-complex="bold" style:font-size-complex="14pt" fo:language="el" fo:country="GR"/>
    </style:style>
    <style:style style:name="T2243" style:parent-style-name="AncientGreekἈρχαίαἑλληνικά" style:family="text">
      <style:text-properties style:font-weight-complex="bold" style:font-size-complex="14pt"/>
    </style:style>
    <style:style style:name="TableCell2244" style:family="table-cell">
      <style:table-cell-properties fo:border="0.0069in solid #000000" fo:background-color="#FFFFFF" style:writing-mode="lr-tb" fo:padding-top="0in" fo:padding-left="0.1527in" fo:padding-bottom="0in" fo:padding-right="0.15in"/>
    </style:style>
    <style:style style:name="P2245"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2246" style:parent-style-name="Standard" style:family="paragraph">
      <style:paragraph-properties fo:widows="0" fo:orphans="0"/>
      <style:text-properties style:font-name="AncientGreek"/>
    </style:style>
    <style:style style:name="P2247" style:parent-style-name="Standard" style:family="paragraph">
      <style:paragraph-properties fo:widows="0" fo:orphans="0"/>
      <style:text-properties style:font-name="AncientGreek"/>
    </style:style>
    <style:style style:name="P2248" style:parent-style-name="Standard" style:family="paragraph">
      <style:paragraph-properties fo:widows="0" fo:orphans="0"/>
      <style:text-properties style:font-name="AncientGreek"/>
    </style:style>
    <style:style style:name="TableRow2249" style:family="table-row">
      <style:table-row-properties style:min-row-height="0.0138in" style:use-optimal-row-height="false" fo:keep-together="always"/>
    </style:style>
    <style:style style:name="TableCell2250" style:family="table-cell">
      <style:table-cell-properties fo:border="0.0069in solid #000000" fo:background-color="#FFFFFF" style:writing-mode="lr-tb" fo:padding-top="0in" fo:padding-left="0.1527in" fo:padding-bottom="0in" fo:padding-right="0.15in"/>
    </style:style>
    <style:style style:name="P2251" style:parent-style-name="Standard" style:family="paragraph">
      <style:paragraph-properties fo:keep-with-next="always" fo:widows="0" fo:orphans="0" fo:text-align="center">
        <style:tab-stops>
          <style:tab-stop style:type="center" style:position="1in"/>
          <style:tab-stop style:type="left" style:position="2.5833in"/>
        </style:tab-stops>
      </style:paragraph-properties>
    </style:style>
    <style:style style:name="T225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2253" style:parent-style-name="Standard" style:family="paragraph">
      <style:paragraph-properties fo:widows="0" fo:orphans="0">
        <style:tab-stops>
          <style:tab-stop style:type="center" style:position="1in"/>
          <style:tab-stop style:type="left" style:position="2.5833in"/>
        </style:tab-stops>
      </style:paragraph-properties>
    </style:style>
    <style:style style:name="T2254" style:parent-style-name="AncientGreekἈρχαίαἑλληνικά" style:family="text">
      <style:text-properties style:font-weight-complex="bold" style:font-size-complex="14pt" fo:language="el" fo:country="GR"/>
    </style:style>
    <style:style style:name="P2255" style:parent-style-name="Standard" style:family="paragraph">
      <style:paragraph-properties fo:widows="0" fo:orphans="0">
        <style:tab-stops>
          <style:tab-stop style:type="left" style:position="2.5833in"/>
        </style:tab-stops>
      </style:paragraph-properties>
    </style:style>
    <style:style style:name="T2256" style:parent-style-name="AncientGreekἈρχαίαἑλληνικά" style:family="text">
      <style:text-properties style:font-weight-complex="bold" style:font-size-complex="14pt" fo:language="el" fo:country="GR"/>
    </style:style>
    <style:style style:name="TableCell2257" style:family="table-cell">
      <style:table-cell-properties fo:border="0.0069in solid #000000" fo:background-color="#FFFFFF" style:writing-mode="lr-tb" fo:padding-top="0in" fo:padding-left="0.1527in" fo:padding-bottom="0in" fo:padding-right="0.15in"/>
    </style:style>
    <style:style style:name="P2258"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2259" style:parent-style-name="Standard" style:family="paragraph">
      <style:paragraph-properties fo:widows="0" fo:orphans="0"/>
      <style:text-properties style:font-name="AncientGreek"/>
    </style:style>
    <style:style style:name="P2260" style:parent-style-name="Standard" style:family="paragraph">
      <style:paragraph-properties fo:widows="0" fo:orphans="0"/>
      <style:text-properties style:font-name="AncientGreek"/>
    </style:style>
    <style:style style:name="P2261" style:parent-style-name="Standard" style:family="paragraph">
      <style:paragraph-properties fo:widows="0" fo:orphans="0"/>
      <style:text-properties style:font-name="AncientGreek"/>
    </style:style>
    <style:style style:name="P2262" style:parent-style-name="Standard" style:family="paragraph">
      <style:paragraph-properties fo:widows="0" fo:orphans="0"/>
    </style:style>
    <style:style style:name="T2263" style:parent-style-name="DefaultParagraphFont" style:family="text">
      <style:text-properties style:font-name="AncientGreek" fo:language="el" fo:country="GR"/>
    </style:style>
    <style:style style:name="T2264" style:parent-style-name="DefaultParagraphFont" style:family="text">
      <style:text-properties style:font-name="AncientGreek"/>
    </style:style>
    <style:style style:name="TableRow2265" style:family="table-row">
      <style:table-row-properties style:min-row-height="0.0138in" style:use-optimal-row-height="false" fo:keep-together="always"/>
    </style:style>
    <style:style style:name="TableCell2266" style:family="table-cell">
      <style:table-cell-properties fo:border="0.0069in solid #000000" fo:background-color="#FFFFFF" style:writing-mode="lr-tb" fo:padding-top="0in" fo:padding-left="0.1527in" fo:padding-bottom="0in" fo:padding-right="0.15in"/>
    </style:style>
    <style:style style:name="P2267" style:parent-style-name="Standard" style:family="paragraph">
      <style:paragraph-properties fo:keep-with-next="always" fo:widows="0" fo:orphans="0" fo:text-align="center">
        <style:tab-stops>
          <style:tab-stop style:type="center" style:position="1in"/>
        </style:tab-stops>
      </style:paragraph-properties>
    </style:style>
    <style:style style:name="T226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2269" style:parent-style-name="Standard" style:family="paragraph">
      <style:paragraph-properties fo:widows="0" fo:orphans="0">
        <style:tab-stops>
          <style:tab-stop style:type="center" style:position="1in"/>
        </style:tab-stops>
      </style:paragraph-properties>
    </style:style>
    <style:style style:name="T2270" style:parent-style-name="AncientGreekἈρχαίαἑλληνικά" style:family="text">
      <style:text-properties style:font-weight-complex="bold" style:font-size-complex="14pt" fo:language="el" fo:country="GR"/>
    </style:style>
    <style:style style:name="P2271" style:parent-style-name="Standard" style:family="paragraph">
      <style:paragraph-properties fo:widows="0" fo:orphans="0"/>
    </style:style>
    <style:style style:name="T2272" style:parent-style-name="AncientGreekἈρχαίαἑλληνικά" style:family="text">
      <style:text-properties style:font-weight-complex="bold" style:font-size-complex="14pt" fo:language="el" fo:country="GR"/>
    </style:style>
    <style:style style:name="P2273" style:parent-style-name="Standard" style:family="paragraph">
      <style:paragraph-properties fo:widows="0" fo:orphans="0"/>
      <style:text-properties style:font-weight-complex="bold" style:font-size-complex="14pt" fo:language="el" fo:country="GR"/>
    </style:style>
    <style:style style:name="TableCell2274" style:family="table-cell">
      <style:table-cell-properties fo:border="0.0069in solid #000000" fo:background-color="#FFFFFF" style:writing-mode="lr-tb" fo:padding-top="0in" fo:padding-left="0.1527in" fo:padding-bottom="0in" fo:padding-right="0.15in"/>
    </style:style>
    <style:style style:name="P2275"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2276" style:parent-style-name="Standard" style:family="paragraph">
      <style:paragraph-properties fo:widows="0" fo:orphans="0"/>
      <style:text-properties style:font-name="AncientGreek"/>
    </style:style>
    <style:style style:name="P2277" style:parent-style-name="Standard" style:family="paragraph">
      <style:paragraph-properties fo:widows="0" fo:orphans="0"/>
      <style:text-properties style:font-name="AncientGreek"/>
    </style:style>
    <style:style style:name="TableRow2278" style:family="table-row">
      <style:table-row-properties style:min-row-height="0.0138in" style:use-optimal-row-height="false" fo:keep-together="always"/>
    </style:style>
    <style:style style:name="TableCell2279" style:family="table-cell">
      <style:table-cell-properties fo:border="0.0069in solid #000000" fo:background-color="#FFFFFF" style:writing-mode="lr-tb" fo:padding-top="0in" fo:padding-left="0.1527in" fo:padding-bottom="0in" fo:padding-right="0.15in"/>
    </style:style>
    <style:style style:name="P2280" style:parent-style-name="Standard" style:family="paragraph">
      <style:paragraph-properties fo:keep-with-next="always" fo:widows="0" fo:orphans="0" fo:text-align="center">
        <style:tab-stops>
          <style:tab-stop style:type="center" style:position="1in"/>
        </style:tab-stops>
      </style:paragraph-properties>
    </style:style>
    <style:style style:name="T228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2282" style:parent-style-name="Standard" style:family="paragraph">
      <style:paragraph-properties fo:widows="0" fo:orphans="0">
        <style:tab-stops>
          <style:tab-stop style:type="center" style:position="1in"/>
        </style:tab-stops>
      </style:paragraph-properties>
    </style:style>
    <style:style style:name="T2283" style:parent-style-name="AncientGreekἈρχαίαἑλληνικά" style:family="text">
      <style:text-properties style:font-weight-complex="bold" style:font-size-complex="14pt" fo:language="el" fo:country="GR"/>
    </style:style>
    <style:style style:name="P2284" style:parent-style-name="Standard" style:family="paragraph">
      <style:paragraph-properties fo:widows="0" fo:orphans="0"/>
    </style:style>
    <style:style style:name="T2285" style:parent-style-name="AncientGreekἈρχαίαἑλληνικά" style:family="text">
      <style:text-properties style:font-weight-complex="bold" style:font-size-complex="14pt" fo:language="el" fo:country="GR"/>
    </style:style>
    <style:style style:name="TableCell2286" style:family="table-cell">
      <style:table-cell-properties fo:border="0.0069in solid #000000" fo:background-color="#FFFFFF" style:writing-mode="lr-tb" fo:padding-top="0in" fo:padding-left="0.1527in" fo:padding-bottom="0in" fo:padding-right="0.15in"/>
    </style:style>
    <style:style style:name="P2287"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2288" style:parent-style-name="Standard" style:family="paragraph">
      <style:paragraph-properties fo:widows="0" fo:orphans="0"/>
      <style:text-properties style:font-name="AncientGreek"/>
    </style:style>
    <style:style style:name="P2289" style:parent-style-name="Standard" style:family="paragraph">
      <style:paragraph-properties fo:widows="0" fo:orphans="0"/>
      <style:text-properties style:font-name="AncientGreek"/>
    </style:style>
    <style:style style:name="P2290" style:parent-style-name="Standard" style:family="paragraph">
      <style:paragraph-properties fo:widows="0" fo:orphans="0"/>
      <style:text-properties style:font-name="AncientGreek"/>
    </style:style>
    <style:style style:name="TableRow2291" style:family="table-row">
      <style:table-row-properties style:min-row-height="0.0138in" style:use-optimal-row-height="false" fo:keep-together="always"/>
    </style:style>
    <style:style style:name="TableCell2292" style:family="table-cell">
      <style:table-cell-properties fo:border="0.0069in solid #000000" fo:background-color="#FFFFFF" style:writing-mode="lr-tb" fo:padding-top="0in" fo:padding-left="0.1527in" fo:padding-bottom="0in" fo:padding-right="0.15in"/>
    </style:style>
    <style:style style:name="P2293" style:parent-style-name="Standard" style:family="paragraph">
      <style:paragraph-properties fo:keep-with-next="always" fo:widows="0" fo:orphans="0" fo:text-align="center">
        <style:tab-stops>
          <style:tab-stop style:type="center" style:position="1in"/>
        </style:tab-stops>
      </style:paragraph-properties>
    </style:style>
    <style:style style:name="T2294" style:parent-style-name="AncientGreekἈρχαίαἑλληνικά" style:family="text">
      <style:text-properties fo:font-weight="bold" style:font-weight-asian="bold" style:font-weight-complex="bold" fo:font-size="18pt" style:font-size-asian="18pt" style:font-size-complex="14pt"/>
    </style:style>
    <style:style style:name="T229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296" style:parent-style-name="AncientGreekἈρχαίαἑλληνικά" style:family="text">
      <style:text-properties fo:font-weight="bold" style:font-weight-asian="bold" style:font-weight-complex="bold" fo:font-size="18pt" style:font-size-asian="18pt" style:font-size-complex="14pt"/>
    </style:style>
    <style:style style:name="T229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298" style:parent-style-name="AncientGreekἈρχαίαἑλληνικά" style:family="text">
      <style:text-properties fo:font-weight="bold" style:font-weight-asian="bold" style:font-weight-complex="bold" fo:font-size="18pt" style:font-size-asian="18pt" style:font-size-complex="14pt"/>
    </style:style>
    <style:style style:name="T229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300" style:parent-style-name="AncientGreekἈρχαίαἑλληνικά" style:family="text">
      <style:text-properties fo:font-weight="bold" style:font-weight-asian="bold" style:font-weight-complex="bold" fo:font-size="18pt" style:font-size-asian="18pt" style:font-size-complex="14pt"/>
    </style:style>
    <style:style style:name="P2301" style:parent-style-name="Standard" style:family="paragraph">
      <style:paragraph-properties fo:widows="0" fo:orphans="0">
        <style:tab-stops>
          <style:tab-stop style:type="center" style:position="1in"/>
        </style:tab-stops>
      </style:paragraph-properties>
    </style:style>
    <style:style style:name="T2302" style:parent-style-name="AncientGreekἈρχαίαἑλληνικά" style:family="text">
      <style:text-properties style:font-weight-complex="bold" style:font-size-complex="14pt" fo:language="el" fo:country="GR"/>
    </style:style>
    <style:style style:name="T2303" style:parent-style-name="AncientGreekἈρχαίαἑλληνικά" style:family="text">
      <style:text-properties style:font-weight-complex="bold" style:font-size-complex="14pt"/>
    </style:style>
    <style:style style:name="T2304" style:parent-style-name="AncientGreekἈρχαίαἑλληνικά" style:family="text">
      <style:text-properties style:font-weight-complex="bold" style:font-size-complex="14pt" fo:language="el" fo:country="GR"/>
    </style:style>
    <style:style style:name="T2305" style:parent-style-name="AncientGreekἈρχαίαἑλληνικά" style:family="text">
      <style:text-properties style:font-weight-complex="bold" style:font-size-complex="14pt"/>
    </style:style>
    <style:style style:name="T2306" style:parent-style-name="AncientGreekἈρχαίαἑλληνικά" style:family="text">
      <style:text-properties style:font-weight-complex="bold" style:font-size-complex="14pt" fo:language="el" fo:country="GR"/>
    </style:style>
    <style:style style:name="T2307" style:parent-style-name="AncientGreekἈρχαίαἑλληνικά" style:family="text">
      <style:text-properties style:font-weight-complex="bold" style:font-size-complex="14pt"/>
    </style:style>
    <style:style style:name="T2308" style:parent-style-name="AncientGreekἈρχαίαἑλληνικά" style:family="text">
      <style:text-properties style:font-weight-complex="bold" style:font-size-complex="14pt" fo:language="el" fo:country="GR"/>
    </style:style>
    <style:style style:name="T2309" style:parent-style-name="AncientGreekἈρχαίαἑλληνικά" style:family="text">
      <style:text-properties style:font-weight-complex="bold" style:font-size-complex="14pt"/>
    </style:style>
    <style:style style:name="T2310" style:parent-style-name="AncientGreekἈρχαίαἑλληνικά" style:family="text">
      <style:text-properties style:font-weight-complex="bold" style:font-size-complex="14pt" fo:language="el" fo:country="GR"/>
    </style:style>
    <style:style style:name="T2311" style:parent-style-name="AncientGreekἈρχαίαἑλληνικά" style:family="text">
      <style:text-properties style:font-weight-complex="bold" style:font-size-complex="14pt"/>
    </style:style>
    <style:style style:name="T2312" style:parent-style-name="AncientGreekἈρχαίαἑλληνικά" style:family="text">
      <style:text-properties style:font-weight-complex="bold" style:font-size-complex="14pt" fo:language="el" fo:country="GR"/>
    </style:style>
    <style:style style:name="T2313" style:parent-style-name="AncientGreekἈρχαίαἑλληνικά" style:family="text">
      <style:text-properties style:font-weight-complex="bold" style:font-size-complex="14pt"/>
    </style:style>
    <style:style style:name="T2314" style:parent-style-name="AncientGreekἈρχαίαἑλληνικά" style:family="text">
      <style:text-properties style:font-weight-complex="bold" style:font-size-complex="14pt" fo:language="el" fo:country="GR"/>
    </style:style>
    <style:style style:name="T2315" style:parent-style-name="AncientGreekἈρχαίαἑλληνικά" style:family="text">
      <style:text-properties style:font-weight-complex="bold" style:font-size-complex="14pt"/>
    </style:style>
    <style:style style:name="T2316" style:parent-style-name="AncientGreekἈρχαίαἑλληνικά" style:family="text">
      <style:text-properties style:font-weight-complex="bold" style:font-size-complex="14pt" fo:language="el" fo:country="GR"/>
    </style:style>
    <style:style style:name="T2317" style:parent-style-name="AncientGreekἈρχαίαἑλληνικά" style:family="text">
      <style:text-properties style:font-weight-complex="bold" style:font-size-complex="14pt"/>
    </style:style>
    <style:style style:name="T2318" style:parent-style-name="AncientGreekἈρχαίαἑλληνικά" style:family="text">
      <style:text-properties style:font-weight-complex="bold" style:font-size-complex="14pt" fo:language="el" fo:country="GR"/>
    </style:style>
    <style:style style:name="T2319" style:parent-style-name="AncientGreekἈρχαίαἑλληνικά" style:family="text">
      <style:text-properties style:font-weight-complex="bold" style:font-size-complex="14pt"/>
    </style:style>
    <style:style style:name="T2320" style:parent-style-name="AncientGreekἈρχαίαἑλληνικά" style:family="text">
      <style:text-properties style:font-weight-complex="bold" style:font-size-complex="14pt" fo:language="el" fo:country="GR"/>
    </style:style>
    <style:style style:name="T2321" style:parent-style-name="AncientGreekἈρχαίαἑλληνικά" style:family="text">
      <style:text-properties style:font-weight-complex="bold" style:font-size-complex="14pt"/>
    </style:style>
    <style:style style:name="T2322" style:parent-style-name="AncientGreekἈρχαίαἑλληνικά" style:family="text">
      <style:text-properties style:font-weight-complex="bold" style:font-size-complex="14pt" fo:language="el" fo:country="GR"/>
    </style:style>
    <style:style style:name="T2323" style:parent-style-name="AncientGreekἈρχαίαἑλληνικά" style:family="text">
      <style:text-properties style:font-weight-complex="bold" style:font-size-complex="14pt"/>
    </style:style>
    <style:style style:name="T2324" style:parent-style-name="AncientGreekἈρχαίαἑλληνικά" style:family="text">
      <style:text-properties style:font-weight-complex="bold" style:font-size-complex="14pt" fo:language="el" fo:country="GR"/>
    </style:style>
    <style:style style:name="T2325" style:parent-style-name="AncientGreekἈρχαίαἑλληνικά" style:family="text">
      <style:text-properties style:font-weight-complex="bold" style:font-size-complex="14pt"/>
    </style:style>
    <style:style style:name="T2326" style:parent-style-name="AncientGreekἈρχαίαἑλληνικά" style:family="text">
      <style:text-properties style:font-weight-complex="bold" style:font-size-complex="14pt" fo:language="el" fo:country="GR"/>
    </style:style>
    <style:style style:name="T2327" style:parent-style-name="AncientGreekἈρχαίαἑλληνικά" style:family="text">
      <style:text-properties style:font-weight-complex="bold" style:font-size-complex="14pt"/>
    </style:style>
    <style:style style:name="T2328" style:parent-style-name="AncientGreekἈρχαίαἑλληνικά" style:family="text">
      <style:text-properties style:font-weight-complex="bold" style:font-size-complex="14pt" fo:language="el" fo:country="GR"/>
    </style:style>
    <style:style style:name="T2329" style:parent-style-name="AncientGreekἈρχαίαἑλληνικά" style:family="text">
      <style:text-properties style:font-weight-complex="bold" style:font-size-complex="14pt"/>
    </style:style>
    <style:style style:name="T2330" style:parent-style-name="AncientGreekἈρχαίαἑλληνικά" style:family="text">
      <style:text-properties style:font-weight-complex="bold" style:font-size-complex="14pt" fo:language="el" fo:country="GR"/>
    </style:style>
    <style:style style:name="T2331" style:parent-style-name="AncientGreekἈρχαίαἑλληνικά" style:family="text">
      <style:text-properties style:font-weight-complex="bold" style:font-size-complex="14pt"/>
    </style:style>
    <style:style style:name="T2332" style:parent-style-name="AncientGreekἈρχαίαἑλληνικά" style:family="text">
      <style:text-properties style:font-weight-complex="bold" style:font-size-complex="14pt" fo:language="el" fo:country="GR"/>
    </style:style>
    <style:style style:name="T2333" style:parent-style-name="AncientGreekἈρχαίαἑλληνικά" style:family="text">
      <style:text-properties style:font-weight-complex="bold" style:font-size-complex="14pt"/>
    </style:style>
    <style:style style:name="T2334" style:parent-style-name="AncientGreekἈρχαίαἑλληνικά" style:family="text">
      <style:text-properties style:font-weight-complex="bold" style:font-size-complex="14pt" fo:language="el" fo:country="GR"/>
    </style:style>
    <style:style style:name="T2335" style:parent-style-name="AncientGreekἈρχαίαἑλληνικά" style:family="text">
      <style:text-properties style:font-weight-complex="bold" style:font-size-complex="14pt"/>
    </style:style>
    <style:style style:name="T2336" style:parent-style-name="AncientGreekἈρχαίαἑλληνικά" style:family="text">
      <style:text-properties style:font-weight-complex="bold" style:font-size-complex="14pt" fo:language="el" fo:country="GR"/>
    </style:style>
    <style:style style:name="T2337" style:parent-style-name="AncientGreekἈρχαίαἑλληνικά" style:family="text">
      <style:text-properties style:font-weight-complex="bold" style:font-size-complex="14pt"/>
    </style:style>
    <style:style style:name="T2338" style:parent-style-name="AncientGreekἈρχαίαἑλληνικά" style:family="text">
      <style:text-properties style:font-weight-complex="bold" style:font-size-complex="14pt" fo:language="el" fo:country="GR"/>
    </style:style>
    <style:style style:name="T2339" style:parent-style-name="AncientGreekἈρχαίαἑλληνικά" style:family="text">
      <style:text-properties style:font-weight-complex="bold" style:font-size-complex="14pt"/>
    </style:style>
    <style:style style:name="T2340" style:parent-style-name="AncientGreekἈρχαίαἑλληνικά" style:family="text">
      <style:text-properties style:font-weight-complex="bold" style:font-size-complex="14pt" fo:language="el" fo:country="GR"/>
    </style:style>
    <style:style style:name="T2341" style:parent-style-name="AncientGreekἈρχαίαἑλληνικά" style:family="text">
      <style:text-properties style:font-weight-complex="bold" style:font-size-complex="14pt"/>
    </style:style>
    <style:style style:name="T2342" style:parent-style-name="AncientGreekἈρχαίαἑλληνικά" style:family="text">
      <style:text-properties style:font-weight-complex="bold" style:font-size-complex="14pt" fo:language="el" fo:country="GR"/>
    </style:style>
    <style:style style:name="T2343" style:parent-style-name="AncientGreekἈρχαίαἑλληνικά" style:family="text">
      <style:text-properties style:font-weight-complex="bold" style:font-size-complex="14pt"/>
    </style:style>
    <style:style style:name="T2344" style:parent-style-name="AncientGreekἈρχαίαἑλληνικά" style:family="text">
      <style:text-properties style:font-weight-complex="bold" style:font-size-complex="14pt" fo:language="el" fo:country="GR"/>
    </style:style>
    <style:style style:name="T2345" style:parent-style-name="AncientGreekἈρχαίαἑλληνικά" style:family="text">
      <style:text-properties style:font-weight-complex="bold" style:font-size-complex="14pt"/>
    </style:style>
    <style:style style:name="T2346" style:parent-style-name="AncientGreekἈρχαίαἑλληνικά" style:family="text">
      <style:text-properties style:font-weight-complex="bold" style:font-size-complex="14pt" fo:language="el" fo:country="GR"/>
    </style:style>
    <style:style style:name="T2347" style:parent-style-name="AncientGreekἈρχαίαἑλληνικά" style:family="text">
      <style:text-properties style:font-weight-complex="bold" style:font-size-complex="14pt"/>
    </style:style>
    <style:style style:name="T2348" style:parent-style-name="AncientGreekἈρχαίαἑλληνικά" style:family="text">
      <style:text-properties style:font-weight-complex="bold" style:font-size-complex="14pt" fo:language="el" fo:country="GR"/>
    </style:style>
    <style:style style:name="T2349" style:parent-style-name="AncientGreekἈρχαίαἑλληνικά" style:family="text">
      <style:text-properties style:font-weight-complex="bold" style:font-size-complex="14pt"/>
    </style:style>
    <style:style style:name="T2350" style:parent-style-name="AncientGreekἈρχαίαἑλληνικά" style:family="text">
      <style:text-properties style:font-weight-complex="bold" style:font-size-complex="14pt" fo:language="el" fo:country="GR"/>
    </style:style>
    <style:style style:name="T2351" style:parent-style-name="AncientGreekἈρχαίαἑλληνικά" style:family="text">
      <style:text-properties style:font-weight-complex="bold" style:font-size-complex="14pt"/>
    </style:style>
    <style:style style:name="T2352" style:parent-style-name="AncientGreekἈρχαίαἑλληνικά" style:family="text">
      <style:text-properties style:font-weight-complex="bold" style:font-size-complex="14pt" fo:language="el" fo:country="GR"/>
    </style:style>
    <style:style style:name="T2353" style:parent-style-name="AncientGreekἈρχαίαἑλληνικά" style:family="text">
      <style:text-properties style:font-weight-complex="bold" style:font-size-complex="14pt"/>
    </style:style>
    <style:style style:name="T2354" style:parent-style-name="AncientGreekἈρχαίαἑλληνικά" style:family="text">
      <style:text-properties style:font-weight-complex="bold" style:font-size-complex="14pt" fo:language="el" fo:country="GR"/>
    </style:style>
    <style:style style:name="T2355" style:parent-style-name="AncientGreekἈρχαίαἑλληνικά" style:family="text">
      <style:text-properties style:font-weight-complex="bold" style:font-size-complex="14pt"/>
    </style:style>
    <style:style style:name="T2356" style:parent-style-name="AncientGreekἈρχαίαἑλληνικά" style:family="text">
      <style:text-properties style:font-weight-complex="bold" style:font-size-complex="14pt" fo:language="el" fo:country="GR"/>
    </style:style>
    <style:style style:name="T2357" style:parent-style-name="AncientGreekἈρχαίαἑλληνικά" style:family="text">
      <style:text-properties style:font-weight-complex="bold" style:font-size-complex="14pt"/>
    </style:style>
    <style:style style:name="T2358" style:parent-style-name="AncientGreekἈρχαίαἑλληνικά" style:family="text">
      <style:text-properties style:font-weight-complex="bold" style:font-size-complex="14pt" fo:language="el" fo:country="GR"/>
    </style:style>
    <style:style style:name="T2359" style:parent-style-name="AncientGreekἈρχαίαἑλληνικά" style:family="text">
      <style:text-properties style:font-weight-complex="bold" style:font-size-complex="14pt"/>
    </style:style>
    <style:style style:name="T2360" style:parent-style-name="AncientGreekἈρχαίαἑλληνικά" style:family="text">
      <style:text-properties style:font-weight-complex="bold" style:font-size-complex="14pt" fo:language="el" fo:country="GR"/>
    </style:style>
    <style:style style:name="T2361" style:parent-style-name="AncientGreekἈρχαίαἑλληνικά" style:family="text">
      <style:text-properties style:font-weight-complex="bold" style:font-size-complex="14pt"/>
    </style:style>
    <style:style style:name="T2362" style:parent-style-name="AncientGreekἈρχαίαἑλληνικά" style:family="text">
      <style:text-properties style:font-weight-complex="bold" style:font-size-complex="14pt" fo:language="el" fo:country="GR"/>
    </style:style>
    <style:style style:name="T2363" style:parent-style-name="AncientGreekἈρχαίαἑλληνικά" style:family="text">
      <style:text-properties style:font-weight-complex="bold" style:font-size-complex="14pt"/>
    </style:style>
    <style:style style:name="T2364" style:parent-style-name="AncientGreekἈρχαίαἑλληνικά" style:family="text">
      <style:text-properties style:font-weight-complex="bold" style:font-size-complex="14pt" fo:language="el" fo:country="GR"/>
    </style:style>
    <style:style style:name="T2365" style:parent-style-name="AncientGreekἈρχαίαἑλληνικά" style:family="text">
      <style:text-properties style:font-weight-complex="bold" style:font-size-complex="14pt"/>
    </style:style>
    <style:style style:name="T2366" style:parent-style-name="AncientGreekἈρχαίαἑλληνικά" style:family="text">
      <style:text-properties style:font-weight-complex="bold" style:font-size-complex="14pt" fo:language="el" fo:country="GR"/>
    </style:style>
    <style:style style:name="T2367" style:parent-style-name="AncientGreekἈρχαίαἑλληνικά" style:family="text">
      <style:text-properties style:font-weight-complex="bold" style:font-size-complex="14pt"/>
    </style:style>
    <style:style style:name="T2368" style:parent-style-name="AncientGreekἈρχαίαἑλληνικά" style:family="text">
      <style:text-properties style:font-weight-complex="bold" style:font-size-complex="14pt" fo:language="el" fo:country="GR"/>
    </style:style>
    <style:style style:name="T2369" style:parent-style-name="AncientGreekἈρχαίαἑλληνικά" style:family="text">
      <style:text-properties style:font-weight-complex="bold" style:font-size-complex="14pt"/>
    </style:style>
    <style:style style:name="T2370" style:parent-style-name="AncientGreekἈρχαίαἑλληνικά" style:family="text">
      <style:text-properties style:font-weight-complex="bold" style:font-size-complex="14pt" fo:language="el" fo:country="GR"/>
    </style:style>
    <style:style style:name="T2371" style:parent-style-name="AncientGreekἈρχαίαἑλληνικά" style:family="text">
      <style:text-properties style:font-weight-complex="bold" style:font-size-complex="14pt"/>
    </style:style>
    <style:style style:name="T2372" style:parent-style-name="AncientGreekἈρχαίαἑλληνικά" style:family="text">
      <style:text-properties style:font-weight-complex="bold" style:font-size-complex="14pt" fo:language="el" fo:country="GR"/>
    </style:style>
    <style:style style:name="T2373" style:parent-style-name="AncientGreekἈρχαίαἑλληνικά" style:family="text">
      <style:text-properties style:font-weight-complex="bold" style:font-size-complex="14pt"/>
    </style:style>
    <style:style style:name="T2374" style:parent-style-name="AncientGreekἈρχαίαἑλληνικά" style:family="text">
      <style:text-properties style:font-weight-complex="bold" style:font-size-complex="14pt" fo:language="el" fo:country="GR"/>
    </style:style>
    <style:style style:name="T2375" style:parent-style-name="AncientGreekἈρχαίαἑλληνικά" style:family="text">
      <style:text-properties style:font-weight-complex="bold" style:font-size-complex="14pt"/>
    </style:style>
    <style:style style:name="T2376" style:parent-style-name="AncientGreekἈρχαίαἑλληνικά" style:family="text">
      <style:text-properties style:font-weight-complex="bold" style:font-size-complex="14pt" fo:language="el" fo:country="GR"/>
    </style:style>
    <style:style style:name="T2377" style:parent-style-name="AncientGreekἈρχαίαἑλληνικά" style:family="text">
      <style:text-properties style:font-weight-complex="bold" style:font-size-complex="14pt"/>
    </style:style>
    <style:style style:name="T2378" style:parent-style-name="AncientGreekἈρχαίαἑλληνικά" style:family="text">
      <style:text-properties style:font-weight-complex="bold" style:font-size-complex="14pt" fo:language="el" fo:country="GR"/>
    </style:style>
    <style:style style:name="T2379" style:parent-style-name="AncientGreekἈρχαίαἑλληνικά" style:family="text">
      <style:text-properties style:font-weight-complex="bold" style:font-size-complex="14pt"/>
    </style:style>
    <style:style style:name="T2380" style:parent-style-name="AncientGreekἈρχαίαἑλληνικά" style:family="text">
      <style:text-properties style:font-weight-complex="bold" style:font-size-complex="14pt" fo:language="el" fo:country="GR"/>
    </style:style>
    <style:style style:name="T2381" style:parent-style-name="AncientGreekἈρχαίαἑλληνικά" style:family="text">
      <style:text-properties style:font-weight-complex="bold" style:font-size-complex="14pt"/>
    </style:style>
    <style:style style:name="T2382" style:parent-style-name="AncientGreekἈρχαίαἑλληνικά" style:family="text">
      <style:text-properties style:font-weight-complex="bold" style:font-size-complex="14pt" fo:language="el" fo:country="GR"/>
    </style:style>
    <style:style style:name="T2383" style:parent-style-name="AncientGreekἈρχαίαἑλληνικά" style:family="text">
      <style:text-properties style:font-weight-complex="bold" style:font-size-complex="14pt"/>
    </style:style>
    <style:style style:name="T2384" style:parent-style-name="AncientGreekἈρχαίαἑλληνικά" style:family="text">
      <style:text-properties style:font-weight-complex="bold" style:font-size-complex="14pt" fo:language="el" fo:country="GR"/>
    </style:style>
    <style:style style:name="T2385" style:parent-style-name="AncientGreekἈρχαίαἑλληνικά" style:family="text">
      <style:text-properties style:font-weight-complex="bold" style:font-size-complex="14pt"/>
    </style:style>
    <style:style style:name="T2386" style:parent-style-name="AncientGreekἈρχαίαἑλληνικά" style:family="text">
      <style:text-properties style:font-weight-complex="bold" style:font-size-complex="14pt" fo:language="el" fo:country="GR"/>
    </style:style>
    <style:style style:name="T2387" style:parent-style-name="AncientGreekἈρχαίαἑλληνικά" style:family="text">
      <style:text-properties style:font-weight-complex="bold" style:font-size-complex="14pt"/>
    </style:style>
    <style:style style:name="T2388" style:parent-style-name="AncientGreekἈρχαίαἑλληνικά" style:family="text">
      <style:text-properties style:font-weight-complex="bold" style:font-size-complex="14pt" fo:language="el" fo:country="GR"/>
    </style:style>
    <style:style style:name="T2389" style:parent-style-name="AncientGreekἈρχαίαἑλληνικά" style:family="text">
      <style:text-properties style:font-weight-complex="bold" style:font-size-complex="14pt"/>
    </style:style>
    <style:style style:name="T2390" style:parent-style-name="AncientGreekἈρχαίαἑλληνικά" style:family="text">
      <style:text-properties style:font-weight-complex="bold" style:font-size-complex="14pt" fo:language="el" fo:country="GR"/>
    </style:style>
    <style:style style:name="T2391" style:parent-style-name="AncientGreekἈρχαίαἑλληνικά" style:family="text">
      <style:text-properties style:font-weight-complex="bold" style:font-size-complex="14pt"/>
    </style:style>
    <style:style style:name="T2392" style:parent-style-name="AncientGreekἈρχαίαἑλληνικά" style:family="text">
      <style:text-properties style:font-weight-complex="bold" style:font-size-complex="14pt" fo:language="el" fo:country="GR"/>
    </style:style>
    <style:style style:name="T2393" style:parent-style-name="AncientGreekἈρχαίαἑλληνικά" style:family="text">
      <style:text-properties style:font-weight-complex="bold" style:font-size-complex="14pt"/>
    </style:style>
    <style:style style:name="T2394" style:parent-style-name="AncientGreekἈρχαίαἑλληνικά" style:family="text">
      <style:text-properties style:font-weight-complex="bold" style:font-size-complex="14pt" fo:language="el" fo:country="GR"/>
    </style:style>
    <style:style style:name="T2395" style:parent-style-name="AncientGreekἈρχαίαἑλληνικά" style:family="text">
      <style:text-properties style:font-weight-complex="bold" style:font-size-complex="14pt"/>
    </style:style>
    <style:style style:name="T2396" style:parent-style-name="AncientGreekἈρχαίαἑλληνικά" style:family="text">
      <style:text-properties style:font-weight-complex="bold" style:font-size-complex="14pt" fo:language="el" fo:country="GR"/>
    </style:style>
    <style:style style:name="T2397" style:parent-style-name="AncientGreekἈρχαίαἑλληνικά" style:family="text">
      <style:text-properties style:font-weight-complex="bold" style:font-size-complex="14pt"/>
    </style:style>
    <style:style style:name="T2398" style:parent-style-name="AncientGreekἈρχαίαἑλληνικά" style:family="text">
      <style:text-properties style:font-weight-complex="bold" style:font-size-complex="14pt" fo:language="el" fo:country="GR"/>
    </style:style>
    <style:style style:name="T2399" style:parent-style-name="AncientGreekἈρχαίαἑλληνικά" style:family="text">
      <style:text-properties style:font-weight-complex="bold" style:font-size-complex="14pt"/>
    </style:style>
    <style:style style:name="T2400" style:parent-style-name="AncientGreekἈρχαίαἑλληνικά" style:family="text">
      <style:text-properties style:font-weight-complex="bold" style:font-size-complex="14pt" fo:language="el" fo:country="GR"/>
    </style:style>
    <style:style style:name="T2401" style:parent-style-name="AncientGreekἈρχαίαἑλληνικά" style:family="text">
      <style:text-properties style:font-weight-complex="bold" style:font-size-complex="14pt"/>
    </style:style>
    <style:style style:name="T2402" style:parent-style-name="AncientGreekἈρχαίαἑλληνικά" style:family="text">
      <style:text-properties style:font-weight-complex="bold" style:font-size-complex="14pt" fo:language="el" fo:country="GR"/>
    </style:style>
    <style:style style:name="T2403" style:parent-style-name="AncientGreekἈρχαίαἑλληνικά" style:family="text">
      <style:text-properties style:font-weight-complex="bold" style:font-size-complex="14pt"/>
    </style:style>
    <style:style style:name="T2404" style:parent-style-name="AncientGreekἈρχαίαἑλληνικά" style:family="text">
      <style:text-properties style:font-weight-complex="bold" style:font-size-complex="14pt" fo:language="el" fo:country="GR"/>
    </style:style>
    <style:style style:name="T2405" style:parent-style-name="AncientGreekἈρχαίαἑλληνικά" style:family="text">
      <style:text-properties style:font-weight-complex="bold" style:font-size-complex="14pt"/>
    </style:style>
    <style:style style:name="T2406" style:parent-style-name="AncientGreekἈρχαίαἑλληνικά" style:family="text">
      <style:text-properties style:font-weight-complex="bold" style:font-size-complex="14pt" fo:language="el" fo:country="GR"/>
    </style:style>
    <style:style style:name="T2407" style:parent-style-name="AncientGreekἈρχαίαἑλληνικά" style:family="text">
      <style:text-properties style:font-weight-complex="bold" style:font-size-complex="14pt"/>
    </style:style>
    <style:style style:name="T2408" style:parent-style-name="AncientGreekἈρχαίαἑλληνικά" style:family="text">
      <style:text-properties style:font-weight-complex="bold" style:font-size-complex="14pt" fo:language="el" fo:country="GR"/>
    </style:style>
    <style:style style:name="T2409" style:parent-style-name="AncientGreekἈρχαίαἑλληνικά" style:family="text">
      <style:text-properties style:font-weight-complex="bold" style:font-size-complex="14pt"/>
    </style:style>
    <style:style style:name="P2410" style:parent-style-name="Standard" style:family="paragraph">
      <style:paragraph-properties fo:widows="0" fo:orphans="0"/>
    </style:style>
    <style:style style:name="T2411" style:parent-style-name="AncientGreekἈρχαίαἑλληνικά" style:family="text">
      <style:text-properties style:font-weight-complex="bold" style:font-size-complex="14pt" fo:language="el" fo:country="GR"/>
    </style:style>
    <style:style style:name="T2412" style:parent-style-name="AncientGreekἈρχαίαἑλληνικά" style:family="text">
      <style:text-properties style:font-weight-complex="bold" style:font-size-complex="14pt"/>
    </style:style>
    <style:style style:name="T2413" style:parent-style-name="AncientGreekἈρχαίαἑλληνικά" style:family="text">
      <style:text-properties style:font-weight-complex="bold" style:font-size-complex="14pt" fo:language="el" fo:country="GR"/>
    </style:style>
    <style:style style:name="T2414" style:parent-style-name="AncientGreekἈρχαίαἑλληνικά" style:family="text">
      <style:text-properties style:font-weight-complex="bold" style:font-size-complex="14pt"/>
    </style:style>
    <style:style style:name="T2415" style:parent-style-name="AncientGreekἈρχαίαἑλληνικά" style:family="text">
      <style:text-properties style:font-weight-complex="bold" style:font-size-complex="14pt" fo:language="el" fo:country="GR"/>
    </style:style>
    <style:style style:name="T2416" style:parent-style-name="AncientGreekἈρχαίαἑλληνικά" style:family="text">
      <style:text-properties style:font-weight-complex="bold" style:font-size-complex="14pt"/>
    </style:style>
    <style:style style:name="T2417" style:parent-style-name="AncientGreekἈρχαίαἑλληνικά" style:family="text">
      <style:text-properties style:font-weight-complex="bold" style:font-size-complex="14pt" fo:language="el" fo:country="GR"/>
    </style:style>
    <style:style style:name="T2418" style:parent-style-name="AncientGreekἈρχαίαἑλληνικά" style:family="text">
      <style:text-properties style:font-weight-complex="bold" style:font-size-complex="14pt"/>
    </style:style>
    <style:style style:name="T2419" style:parent-style-name="AncientGreekἈρχαίαἑλληνικά" style:family="text">
      <style:text-properties style:font-weight-complex="bold" style:font-size-complex="14pt" fo:language="el" fo:country="GR"/>
    </style:style>
    <style:style style:name="T2420" style:parent-style-name="AncientGreekἈρχαίαἑλληνικά" style:family="text">
      <style:text-properties style:font-weight-complex="bold" style:font-size-complex="14pt"/>
    </style:style>
    <style:style style:name="T2421" style:parent-style-name="AncientGreekἈρχαίαἑλληνικά" style:family="text">
      <style:text-properties style:font-weight-complex="bold" style:font-size-complex="14pt" fo:language="el" fo:country="GR"/>
    </style:style>
    <style:style style:name="T2422" style:parent-style-name="AncientGreekἈρχαίαἑλληνικά" style:family="text">
      <style:text-properties style:font-weight-complex="bold" style:font-size-complex="14pt"/>
    </style:style>
    <style:style style:name="T2423" style:parent-style-name="AncientGreekἈρχαίαἑλληνικά" style:family="text">
      <style:text-properties style:font-weight-complex="bold" style:font-size-complex="14pt" fo:language="el" fo:country="GR"/>
    </style:style>
    <style:style style:name="T2424" style:parent-style-name="AncientGreekἈρχαίαἑλληνικά" style:family="text">
      <style:text-properties style:font-weight-complex="bold" style:font-size-complex="14pt"/>
    </style:style>
    <style:style style:name="T2425" style:parent-style-name="AncientGreekἈρχαίαἑλληνικά" style:family="text">
      <style:text-properties style:font-weight-complex="bold" style:font-size-complex="14pt" fo:language="el" fo:country="GR"/>
    </style:style>
    <style:style style:name="T2426" style:parent-style-name="AncientGreekἈρχαίαἑλληνικά" style:family="text">
      <style:text-properties style:font-weight-complex="bold" style:font-size-complex="14pt"/>
    </style:style>
    <style:style style:name="T2427" style:parent-style-name="AncientGreekἈρχαίαἑλληνικά" style:family="text">
      <style:text-properties style:font-weight-complex="bold" style:font-size-complex="14pt" fo:language="el" fo:country="GR"/>
    </style:style>
    <style:style style:name="T2428" style:parent-style-name="AncientGreekἈρχαίαἑλληνικά" style:family="text">
      <style:text-properties style:font-weight-complex="bold" style:font-size-complex="14pt"/>
    </style:style>
    <style:style style:name="T2429" style:parent-style-name="AncientGreekἈρχαίαἑλληνικά" style:family="text">
      <style:text-properties style:font-weight-complex="bold" style:font-size-complex="14pt" fo:language="el" fo:country="GR"/>
    </style:style>
    <style:style style:name="T2430" style:parent-style-name="AncientGreekἈρχαίαἑλληνικά" style:family="text">
      <style:text-properties style:font-weight-complex="bold" style:font-size-complex="14pt"/>
    </style:style>
    <style:style style:name="T2431" style:parent-style-name="AncientGreekἈρχαίαἑλληνικά" style:family="text">
      <style:text-properties style:font-weight-complex="bold" style:font-size-complex="14pt" fo:language="el" fo:country="GR"/>
    </style:style>
    <style:style style:name="T2432" style:parent-style-name="AncientGreekἈρχαίαἑλληνικά" style:family="text">
      <style:text-properties style:font-weight-complex="bold" style:font-size-complex="14pt"/>
    </style:style>
    <style:style style:name="T2433" style:parent-style-name="AncientGreekἈρχαίαἑλληνικά" style:family="text">
      <style:text-properties style:font-weight-complex="bold" style:font-size-complex="14pt" fo:language="el" fo:country="GR"/>
    </style:style>
    <style:style style:name="T2434" style:parent-style-name="AncientGreekἈρχαίαἑλληνικά" style:family="text">
      <style:text-properties style:font-weight-complex="bold" style:font-size-complex="14pt"/>
    </style:style>
    <style:style style:name="T2435" style:parent-style-name="AncientGreekἈρχαίαἑλληνικά" style:family="text">
      <style:text-properties style:font-weight-complex="bold" style:font-size-complex="14pt" fo:language="el" fo:country="GR"/>
    </style:style>
    <style:style style:name="T2436" style:parent-style-name="AncientGreekἈρχαίαἑλληνικά" style:family="text">
      <style:text-properties style:font-weight-complex="bold" style:font-size-complex="14pt"/>
    </style:style>
    <style:style style:name="T2437" style:parent-style-name="AncientGreekἈρχαίαἑλληνικά" style:family="text">
      <style:text-properties style:font-weight-complex="bold" style:font-size-complex="14pt" fo:language="el" fo:country="GR"/>
    </style:style>
    <style:style style:name="T2438" style:parent-style-name="AncientGreekἈρχαίαἑλληνικά" style:family="text">
      <style:text-properties style:font-weight-complex="bold" style:font-size-complex="14pt"/>
    </style:style>
    <style:style style:name="T2439" style:parent-style-name="AncientGreekἈρχαίαἑλληνικά" style:family="text">
      <style:text-properties style:font-weight-complex="bold" style:font-size-complex="14pt" fo:language="el" fo:country="GR"/>
    </style:style>
    <style:style style:name="T2440" style:parent-style-name="AncientGreekἈρχαίαἑλληνικά" style:family="text">
      <style:text-properties style:font-weight-complex="bold" style:font-size-complex="14pt"/>
    </style:style>
    <style:style style:name="TableCell2441" style:family="table-cell">
      <style:table-cell-properties fo:border="0.0069in solid #000000" fo:background-color="#FFFFFF" style:writing-mode="lr-tb" fo:padding-top="0in" fo:padding-left="0.1527in" fo:padding-bottom="0in" fo:padding-right="0.15in"/>
    </style:style>
    <style:style style:name="P2442"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2443" style:parent-style-name="Standard" style:family="paragraph">
      <style:paragraph-properties fo:widows="0" fo:orphans="0"/>
      <style:text-properties style:font-name="AncientGreek"/>
    </style:style>
    <style:style style:name="P2444" style:parent-style-name="Standard" style:family="paragraph">
      <style:paragraph-properties fo:widows="0" fo:orphans="0"/>
      <style:text-properties style:font-name="AncientGreek"/>
    </style:style>
    <style:style style:name="P2445" style:parent-style-name="Standard" style:family="paragraph">
      <style:paragraph-properties fo:widows="0" fo:orphans="0"/>
      <style:text-properties style:font-name="AncientGreek"/>
    </style:style>
    <style:style style:name="P2446" style:parent-style-name="Standard" style:family="paragraph">
      <style:paragraph-properties fo:widows="0" fo:orphans="0"/>
    </style:style>
    <style:style style:name="T2447" style:parent-style-name="DefaultParagraphFont" style:family="text">
      <style:text-properties style:font-name="New Athena Unicode" fo:color="#000000"/>
    </style:style>
    <style:style style:name="TableRow2448" style:family="table-row">
      <style:table-row-properties style:min-row-height="0.0138in" style:use-optimal-row-height="false" fo:keep-together="always"/>
    </style:style>
    <style:style style:name="TableCell2449" style:family="table-cell">
      <style:table-cell-properties fo:border="0.0069in solid #000000" fo:background-color="#FFFFFF" style:writing-mode="lr-tb" fo:padding-top="0in" fo:padding-left="0.1527in" fo:padding-bottom="0in" fo:padding-right="0.15in"/>
    </style:style>
    <style:style style:name="P2450" style:parent-style-name="Standard" style:family="paragraph">
      <style:paragraph-properties fo:keep-with-next="always" fo:widows="0" fo:orphans="0" fo:text-align="center">
        <style:tab-stops>
          <style:tab-stop style:type="center" style:position="1in"/>
          <style:tab-stop style:type="left" style:position="2.2291in"/>
        </style:tab-stops>
      </style:paragraph-properties>
    </style:style>
    <style:style style:name="T2451" style:parent-style-name="AncientGreekἈρχαίαἑλληνικά" style:family="text">
      <style:text-properties fo:font-weight="bold" style:font-weight-asian="bold" style:font-weight-complex="bold" fo:font-size="18pt" style:font-size-asian="18pt" style:font-size-complex="14pt"/>
    </style:style>
    <style:style style:name="T245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453" style:parent-style-name="AncientGreekἈρχαίαἑλληνικά" style:family="text">
      <style:text-properties fo:font-weight="bold" style:font-weight-asian="bold" style:font-weight-complex="bold" fo:font-size="18pt" style:font-size-asian="18pt" style:font-size-complex="14pt"/>
    </style:style>
    <style:style style:name="T245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455" style:parent-style-name="AncientGreekἈρχαίαἑλληνικά" style:family="text">
      <style:text-properties fo:font-weight="bold" style:font-weight-asian="bold" style:font-weight-complex="bold" fo:font-size="18pt" style:font-size-asian="18pt" style:font-size-complex="14pt"/>
    </style:style>
    <style:style style:name="T245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457" style:parent-style-name="AncientGreekἈρχαίαἑλληνικά" style:family="text">
      <style:text-properties fo:font-weight="bold" style:font-weight-asian="bold" style:font-weight-complex="bold" fo:font-size="18pt" style:font-size-asian="18pt" style:font-size-complex="14pt"/>
    </style:style>
    <style:style style:name="P2458" style:parent-style-name="Standard" style:family="paragraph">
      <style:paragraph-properties fo:keep-with-next="always" fo:widows="0" fo:orphans="0">
        <style:tab-stops>
          <style:tab-stop style:type="center" style:position="1in"/>
          <style:tab-stop style:type="left" style:position="2.2291in"/>
        </style:tab-stops>
      </style:paragraph-properties>
    </style:style>
    <style:style style:name="T2459" style:parent-style-name="AncientGreekἈρχαίαἑλληνικά" style:family="text">
      <style:text-properties style:font-weight-complex="bold" style:font-size-complex="14pt" fo:language="el" fo:country="GR"/>
    </style:style>
    <style:style style:name="T2460" style:parent-style-name="AncientGreekἈρχαίαἑλληνικά" style:family="text">
      <style:text-properties style:font-weight-complex="bold" style:font-size-complex="14pt"/>
    </style:style>
    <style:style style:name="T2461" style:parent-style-name="AncientGreekἈρχαίαἑλληνικά" style:family="text">
      <style:text-properties style:font-weight-complex="bold" style:font-size-complex="14pt" fo:language="el" fo:country="GR"/>
    </style:style>
    <style:style style:name="T2462" style:parent-style-name="AncientGreekἈρχαίαἑλληνικά" style:family="text">
      <style:text-properties style:font-weight-complex="bold" style:font-size-complex="14pt"/>
    </style:style>
    <style:style style:name="T2463" style:parent-style-name="AncientGreekἈρχαίαἑλληνικά" style:family="text">
      <style:text-properties style:font-weight-complex="bold" style:font-size-complex="14pt" fo:language="el" fo:country="GR"/>
    </style:style>
    <style:style style:name="T2464" style:parent-style-name="AncientGreekἈρχαίαἑλληνικά" style:family="text">
      <style:text-properties style:font-weight-complex="bold" style:font-size-complex="14pt"/>
    </style:style>
    <style:style style:name="T2465" style:parent-style-name="AncientGreekἈρχαίαἑλληνικά" style:family="text">
      <style:text-properties style:font-weight-complex="bold" style:font-size-complex="14pt" fo:language="el" fo:country="GR"/>
    </style:style>
    <style:style style:name="T2466" style:parent-style-name="AncientGreekἈρχαίαἑλληνικά" style:family="text">
      <style:text-properties style:font-weight-complex="bold" style:font-size-complex="14pt"/>
    </style:style>
    <style:style style:name="T2467" style:parent-style-name="AncientGreekἈρχαίαἑλληνικά" style:family="text">
      <style:text-properties style:font-weight-complex="bold" style:font-size-complex="14pt" fo:language="el" fo:country="GR"/>
    </style:style>
    <style:style style:name="T2468" style:parent-style-name="AncientGreekἈρχαίαἑλληνικά" style:family="text">
      <style:text-properties style:font-weight-complex="bold" style:font-size-complex="14pt"/>
    </style:style>
    <style:style style:name="T2469" style:parent-style-name="AncientGreekἈρχαίαἑλληνικά" style:family="text">
      <style:text-properties style:font-weight-complex="bold" style:font-size-complex="14pt" fo:language="el" fo:country="GR"/>
    </style:style>
    <style:style style:name="T2470" style:parent-style-name="AncientGreekἈρχαίαἑλληνικά" style:family="text">
      <style:text-properties style:font-weight-complex="bold" style:font-size-complex="14pt"/>
    </style:style>
    <style:style style:name="T2471" style:parent-style-name="AncientGreekἈρχαίαἑλληνικά" style:family="text">
      <style:text-properties style:font-weight-complex="bold" style:font-size-complex="14pt" fo:language="el" fo:country="GR"/>
    </style:style>
    <style:style style:name="T2472" style:parent-style-name="AncientGreekἈρχαίαἑλληνικά" style:family="text">
      <style:text-properties style:font-weight-complex="bold" style:font-size-complex="14pt"/>
    </style:style>
    <style:style style:name="T2473" style:parent-style-name="AncientGreekἈρχαίαἑλληνικά" style:family="text">
      <style:text-properties style:font-weight-complex="bold" style:font-size-complex="14pt" fo:language="el" fo:country="GR"/>
    </style:style>
    <style:style style:name="T2474" style:parent-style-name="AncientGreekἈρχαίαἑλληνικά" style:family="text">
      <style:text-properties style:font-weight-complex="bold" style:font-size-complex="14pt"/>
    </style:style>
    <style:style style:name="T2475" style:parent-style-name="AncientGreekἈρχαίαἑλληνικά" style:family="text">
      <style:text-properties style:font-weight-complex="bold" style:font-size-complex="14pt" fo:language="el" fo:country="GR"/>
    </style:style>
    <style:style style:name="T2476" style:parent-style-name="AncientGreekἈρχαίαἑλληνικά" style:family="text">
      <style:text-properties style:font-weight-complex="bold" style:font-size-complex="14pt"/>
    </style:style>
    <style:style style:name="T2477" style:parent-style-name="AncientGreekἈρχαίαἑλληνικά" style:family="text">
      <style:text-properties style:font-weight-complex="bold" style:font-size-complex="14pt" fo:language="el" fo:country="GR"/>
    </style:style>
    <style:style style:name="T2478" style:parent-style-name="AncientGreekἈρχαίαἑλληνικά" style:family="text">
      <style:text-properties style:font-weight-complex="bold" style:font-size-complex="14pt"/>
    </style:style>
    <style:style style:name="T2479" style:parent-style-name="AncientGreekἈρχαίαἑλληνικά" style:family="text">
      <style:text-properties style:font-weight-complex="bold" style:font-size-complex="14pt" fo:language="el" fo:country="GR"/>
    </style:style>
    <style:style style:name="T2480" style:parent-style-name="AncientGreekἈρχαίαἑλληνικά" style:family="text">
      <style:text-properties style:font-weight-complex="bold" style:font-size-complex="14pt"/>
    </style:style>
    <style:style style:name="T2481" style:parent-style-name="AncientGreekἈρχαίαἑλληνικά" style:family="text">
      <style:text-properties style:font-weight-complex="bold" style:font-size-complex="14pt" fo:language="el" fo:country="GR"/>
    </style:style>
    <style:style style:name="T2482" style:parent-style-name="AncientGreekἈρχαίαἑλληνικά" style:family="text">
      <style:text-properties style:font-weight-complex="bold" style:font-size-complex="14pt"/>
    </style:style>
    <style:style style:name="T2483" style:parent-style-name="AncientGreekἈρχαίαἑλληνικά" style:family="text">
      <style:text-properties style:font-weight-complex="bold" style:font-size-complex="14pt" fo:language="el" fo:country="GR"/>
    </style:style>
    <style:style style:name="T2484" style:parent-style-name="AncientGreekἈρχαίαἑλληνικά" style:family="text">
      <style:text-properties style:font-weight-complex="bold" style:font-size-complex="14pt"/>
    </style:style>
    <style:style style:name="T2485" style:parent-style-name="AncientGreekἈρχαίαἑλληνικά" style:family="text">
      <style:text-properties style:font-weight-complex="bold" style:font-size-complex="14pt" fo:language="el" fo:country="GR"/>
    </style:style>
    <style:style style:name="T2486" style:parent-style-name="AncientGreekἈρχαίαἑλληνικά" style:family="text">
      <style:text-properties style:font-weight-complex="bold" style:font-size-complex="14pt"/>
    </style:style>
    <style:style style:name="T2487" style:parent-style-name="AncientGreekἈρχαίαἑλληνικά" style:family="text">
      <style:text-properties style:font-weight-complex="bold" style:font-size-complex="14pt" fo:language="el" fo:country="GR"/>
    </style:style>
    <style:style style:name="T2488" style:parent-style-name="AncientGreekἈρχαίαἑλληνικά" style:family="text">
      <style:text-properties style:font-weight-complex="bold" style:font-size-complex="14pt"/>
    </style:style>
    <style:style style:name="T2489" style:parent-style-name="AncientGreekἈρχαίαἑλληνικά" style:family="text">
      <style:text-properties style:font-weight-complex="bold" style:font-size-complex="14pt" fo:language="el" fo:country="GR"/>
    </style:style>
    <style:style style:name="T2490" style:parent-style-name="AncientGreekἈρχαίαἑλληνικά" style:family="text">
      <style:text-properties style:font-weight-complex="bold" style:font-size-complex="14pt"/>
    </style:style>
    <style:style style:name="T2491" style:parent-style-name="AncientGreekἈρχαίαἑλληνικά" style:family="text">
      <style:text-properties style:font-weight-complex="bold" style:font-size-complex="14pt" fo:language="el" fo:country="GR"/>
    </style:style>
    <style:style style:name="T2492" style:parent-style-name="AncientGreekἈρχαίαἑλληνικά" style:family="text">
      <style:text-properties style:font-weight-complex="bold" style:font-size-complex="14pt"/>
    </style:style>
    <style:style style:name="T2493" style:parent-style-name="AncientGreekἈρχαίαἑλληνικά" style:family="text">
      <style:text-properties style:font-weight-complex="bold" style:font-size-complex="14pt" fo:language="el" fo:country="GR"/>
    </style:style>
    <style:style style:name="T2494" style:parent-style-name="AncientGreekἈρχαίαἑλληνικά" style:family="text">
      <style:text-properties style:font-weight-complex="bold" style:font-size-complex="14pt"/>
    </style:style>
    <style:style style:name="T2495" style:parent-style-name="AncientGreekἈρχαίαἑλληνικά" style:family="text">
      <style:text-properties style:font-weight-complex="bold" style:font-size-complex="14pt" fo:language="el" fo:country="GR"/>
    </style:style>
    <style:style style:name="T2496" style:parent-style-name="AncientGreekἈρχαίαἑλληνικά" style:family="text">
      <style:text-properties style:font-weight-complex="bold" style:font-size-complex="14pt"/>
    </style:style>
    <style:style style:name="T2497" style:parent-style-name="AncientGreekἈρχαίαἑλληνικά" style:family="text">
      <style:text-properties style:font-weight-complex="bold" style:font-size-complex="14pt" fo:language="el" fo:country="GR"/>
    </style:style>
    <style:style style:name="T2498" style:parent-style-name="AncientGreekἈρχαίαἑλληνικά" style:family="text">
      <style:text-properties style:font-weight-complex="bold" style:font-size-complex="14pt"/>
    </style:style>
    <style:style style:name="T2499" style:parent-style-name="AncientGreekἈρχαίαἑλληνικά" style:family="text">
      <style:text-properties style:font-weight-complex="bold" style:font-size-complex="14pt" fo:language="el" fo:country="GR"/>
    </style:style>
    <style:style style:name="T2500" style:parent-style-name="AncientGreekἈρχαίαἑλληνικά" style:family="text">
      <style:text-properties style:font-weight-complex="bold" style:font-size-complex="14pt"/>
    </style:style>
    <style:style style:name="T2501" style:parent-style-name="AncientGreekἈρχαίαἑλληνικά" style:family="text">
      <style:text-properties style:font-weight-complex="bold" style:font-size-complex="14pt" fo:language="el" fo:country="GR"/>
    </style:style>
    <style:style style:name="T2502" style:parent-style-name="AncientGreekἈρχαίαἑλληνικά" style:family="text">
      <style:text-properties style:font-weight-complex="bold" style:font-size-complex="14pt"/>
    </style:style>
    <style:style style:name="T2503" style:parent-style-name="AncientGreekἈρχαίαἑλληνικά" style:family="text">
      <style:text-properties style:font-weight-complex="bold" style:font-size-complex="14pt" fo:language="el" fo:country="GR"/>
    </style:style>
    <style:style style:name="T2504" style:parent-style-name="AncientGreekἈρχαίαἑλληνικά" style:family="text">
      <style:text-properties style:font-weight-complex="bold" style:font-size-complex="14pt"/>
    </style:style>
    <style:style style:name="T2505" style:parent-style-name="AncientGreekἈρχαίαἑλληνικά" style:family="text">
      <style:text-properties style:font-weight-complex="bold" style:font-size-complex="14pt" fo:language="el" fo:country="GR"/>
    </style:style>
    <style:style style:name="T2506" style:parent-style-name="AncientGreekἈρχαίαἑλληνικά" style:family="text">
      <style:text-properties style:font-weight-complex="bold" style:font-size-complex="14pt"/>
    </style:style>
    <style:style style:name="T2507" style:parent-style-name="AncientGreekἈρχαίαἑλληνικά" style:family="text">
      <style:text-properties style:font-weight-complex="bold" style:font-size-complex="14pt" fo:language="el" fo:country="GR"/>
    </style:style>
    <style:style style:name="T2508" style:parent-style-name="AncientGreekἈρχαίαἑλληνικά" style:family="text">
      <style:text-properties style:font-weight-complex="bold" style:font-size-complex="14pt"/>
    </style:style>
    <style:style style:name="T2509" style:parent-style-name="AncientGreekἈρχαίαἑλληνικά" style:family="text">
      <style:text-properties style:font-weight-complex="bold" style:font-size-complex="14pt" fo:language="el" fo:country="GR"/>
    </style:style>
    <style:style style:name="T2510" style:parent-style-name="AncientGreekἈρχαίαἑλληνικά" style:family="text">
      <style:text-properties style:font-weight-complex="bold" style:font-size-complex="14pt"/>
    </style:style>
    <style:style style:name="T2511" style:parent-style-name="AncientGreekἈρχαίαἑλληνικά" style:family="text">
      <style:text-properties style:font-weight-complex="bold" style:font-size-complex="14pt" fo:language="el" fo:country="GR"/>
    </style:style>
    <style:style style:name="T2512" style:parent-style-name="AncientGreekἈρχαίαἑλληνικά" style:family="text">
      <style:text-properties style:font-weight-complex="bold" style:font-size-complex="14pt"/>
    </style:style>
    <style:style style:name="T2513" style:parent-style-name="AncientGreekἈρχαίαἑλληνικά" style:family="text">
      <style:text-properties style:font-weight-complex="bold" style:font-size-complex="14pt" fo:language="el" fo:country="GR"/>
    </style:style>
    <style:style style:name="T2514" style:parent-style-name="AncientGreekἈρχαίαἑλληνικά" style:family="text">
      <style:text-properties style:font-weight-complex="bold" style:font-size-complex="14pt"/>
    </style:style>
    <style:style style:name="T2515" style:parent-style-name="AncientGreekἈρχαίαἑλληνικά" style:family="text">
      <style:text-properties style:font-weight-complex="bold" style:font-size-complex="14pt" fo:language="el" fo:country="GR"/>
    </style:style>
    <style:style style:name="T2516" style:parent-style-name="AncientGreekἈρχαίαἑλληνικά" style:family="text">
      <style:text-properties style:font-weight-complex="bold" style:font-size-complex="14pt"/>
    </style:style>
    <style:style style:name="T2517" style:parent-style-name="AncientGreekἈρχαίαἑλληνικά" style:family="text">
      <style:text-properties style:font-weight-complex="bold" style:font-size-complex="14pt" fo:language="el" fo:country="GR"/>
    </style:style>
    <style:style style:name="T2518" style:parent-style-name="AncientGreekἈρχαίαἑλληνικά" style:family="text">
      <style:text-properties style:font-weight-complex="bold" style:font-size-complex="14pt"/>
    </style:style>
    <style:style style:name="T2519" style:parent-style-name="AncientGreekἈρχαίαἑλληνικά" style:family="text">
      <style:text-properties style:font-weight-complex="bold" style:font-size-complex="14pt" fo:language="el" fo:country="GR"/>
    </style:style>
    <style:style style:name="T2520" style:parent-style-name="AncientGreekἈρχαίαἑλληνικά" style:family="text">
      <style:text-properties style:font-weight-complex="bold" style:font-size-complex="14pt"/>
    </style:style>
    <style:style style:name="T2521" style:parent-style-name="AncientGreekἈρχαίαἑλληνικά" style:family="text">
      <style:text-properties style:font-weight-complex="bold" style:font-size-complex="14pt" fo:language="el" fo:country="GR"/>
    </style:style>
    <style:style style:name="T2522" style:parent-style-name="AncientGreekἈρχαίαἑλληνικά" style:family="text">
      <style:text-properties style:font-weight-complex="bold" style:font-size-complex="14pt"/>
    </style:style>
    <style:style style:name="T2523" style:parent-style-name="AncientGreekἈρχαίαἑλληνικά" style:family="text">
      <style:text-properties style:font-weight-complex="bold" style:font-size-complex="14pt" fo:language="el" fo:country="GR"/>
    </style:style>
    <style:style style:name="T2524" style:parent-style-name="AncientGreekἈρχαίαἑλληνικά" style:family="text">
      <style:text-properties style:font-weight-complex="bold" style:font-size-complex="14pt"/>
    </style:style>
    <style:style style:name="T2525" style:parent-style-name="AncientGreekἈρχαίαἑλληνικά" style:family="text">
      <style:text-properties style:font-weight-complex="bold" style:font-size-complex="14pt" fo:language="el" fo:country="GR"/>
    </style:style>
    <style:style style:name="T2526" style:parent-style-name="AncientGreekἈρχαίαἑλληνικά" style:family="text">
      <style:text-properties style:font-weight-complex="bold" style:font-size-complex="14pt"/>
    </style:style>
    <style:style style:name="T2527" style:parent-style-name="AncientGreekἈρχαίαἑλληνικά" style:family="text">
      <style:text-properties style:font-weight-complex="bold" style:font-size-complex="14pt" fo:language="el" fo:country="GR"/>
    </style:style>
    <style:style style:name="T2528" style:parent-style-name="AncientGreekἈρχαίαἑλληνικά" style:family="text">
      <style:text-properties style:font-weight-complex="bold" style:font-size-complex="14pt"/>
    </style:style>
    <style:style style:name="T2529" style:parent-style-name="AncientGreekἈρχαίαἑλληνικά" style:family="text">
      <style:text-properties style:font-weight-complex="bold" style:font-size-complex="14pt" fo:language="el" fo:country="GR"/>
    </style:style>
    <style:style style:name="T2530" style:parent-style-name="AncientGreekἈρχαίαἑλληνικά" style:family="text">
      <style:text-properties style:font-weight-complex="bold" style:font-size-complex="14pt"/>
    </style:style>
    <style:style style:name="T2531" style:parent-style-name="AncientGreekἈρχαίαἑλληνικά" style:family="text">
      <style:text-properties style:font-weight-complex="bold" style:font-size-complex="14pt" fo:language="el" fo:country="GR"/>
    </style:style>
    <style:style style:name="T2532" style:parent-style-name="AncientGreekἈρχαίαἑλληνικά" style:family="text">
      <style:text-properties style:font-weight-complex="bold" style:font-size-complex="14pt"/>
    </style:style>
    <style:style style:name="T2533" style:parent-style-name="AncientGreekἈρχαίαἑλληνικά" style:family="text">
      <style:text-properties style:font-weight-complex="bold" style:font-size-complex="14pt" fo:language="el" fo:country="GR"/>
    </style:style>
    <style:style style:name="T2534" style:parent-style-name="AncientGreekἈρχαίαἑλληνικά" style:family="text">
      <style:text-properties style:font-weight-complex="bold" style:font-size-complex="14pt"/>
    </style:style>
    <style:style style:name="T2535" style:parent-style-name="AncientGreekἈρχαίαἑλληνικά" style:family="text">
      <style:text-properties style:font-weight-complex="bold" style:font-size-complex="14pt" fo:language="el" fo:country="GR"/>
    </style:style>
    <style:style style:name="T2536" style:parent-style-name="AncientGreekἈρχαίαἑλληνικά" style:family="text">
      <style:text-properties style:font-weight-complex="bold" style:font-size-complex="14pt"/>
    </style:style>
    <style:style style:name="T2537" style:parent-style-name="AncientGreekἈρχαίαἑλληνικά" style:family="text">
      <style:text-properties style:font-weight-complex="bold" style:font-size-complex="14pt" fo:language="el" fo:country="GR"/>
    </style:style>
    <style:style style:name="T2538" style:parent-style-name="AncientGreekἈρχαίαἑλληνικά" style:family="text">
      <style:text-properties style:font-weight-complex="bold" style:font-size-complex="14pt"/>
    </style:style>
    <style:style style:name="T2539" style:parent-style-name="AncientGreekἈρχαίαἑλληνικά" style:family="text">
      <style:text-properties style:font-weight-complex="bold" style:font-size-complex="14pt" fo:language="el" fo:country="GR"/>
    </style:style>
    <style:style style:name="T2540" style:parent-style-name="AncientGreekἈρχαίαἑλληνικά" style:family="text">
      <style:text-properties style:font-weight-complex="bold" style:font-size-complex="14pt"/>
    </style:style>
    <style:style style:name="T2541" style:parent-style-name="AncientGreekἈρχαίαἑλληνικά" style:family="text">
      <style:text-properties style:font-weight-complex="bold" style:font-size-complex="14pt" fo:language="el" fo:country="GR"/>
    </style:style>
    <style:style style:name="T2542" style:parent-style-name="AncientGreekἈρχαίαἑλληνικά" style:family="text">
      <style:text-properties style:font-weight-complex="bold" style:font-size-complex="14pt"/>
    </style:style>
    <style:style style:name="T2543" style:parent-style-name="AncientGreekἈρχαίαἑλληνικά" style:family="text">
      <style:text-properties style:font-weight-complex="bold" style:font-size-complex="14pt" fo:language="el" fo:country="GR"/>
    </style:style>
    <style:style style:name="T2544" style:parent-style-name="AncientGreekἈρχαίαἑλληνικά" style:family="text">
      <style:text-properties style:font-weight-complex="bold" style:font-size-complex="14pt"/>
    </style:style>
    <style:style style:name="T2545" style:parent-style-name="AncientGreekἈρχαίαἑλληνικά" style:family="text">
      <style:text-properties style:font-weight-complex="bold" style:font-size-complex="14pt" fo:language="el" fo:country="GR"/>
    </style:style>
    <style:style style:name="T2546" style:parent-style-name="AncientGreekἈρχαίαἑλληνικά" style:family="text">
      <style:text-properties style:font-weight-complex="bold" style:font-size-complex="14pt"/>
    </style:style>
    <style:style style:name="T2547" style:parent-style-name="AncientGreekἈρχαίαἑλληνικά" style:family="text">
      <style:text-properties style:font-weight-complex="bold" style:font-size-complex="14pt" fo:language="el" fo:country="GR"/>
    </style:style>
    <style:style style:name="T2548" style:parent-style-name="AncientGreekἈρχαίαἑλληνικά" style:family="text">
      <style:text-properties style:font-weight-complex="bold" style:font-size-complex="14pt"/>
    </style:style>
    <style:style style:name="T2549" style:parent-style-name="AncientGreekἈρχαίαἑλληνικά" style:family="text">
      <style:text-properties style:font-weight-complex="bold" style:font-size-complex="14pt" fo:language="el" fo:country="GR"/>
    </style:style>
    <style:style style:name="T2550" style:parent-style-name="AncientGreekἈρχαίαἑλληνικά" style:family="text">
      <style:text-properties style:font-weight-complex="bold" style:font-size-complex="14pt"/>
    </style:style>
    <style:style style:name="T2551" style:parent-style-name="AncientGreekἈρχαίαἑλληνικά" style:family="text">
      <style:text-properties style:font-weight-complex="bold" style:font-size-complex="14pt" fo:language="el" fo:country="GR"/>
    </style:style>
    <style:style style:name="T2552" style:parent-style-name="AncientGreekἈρχαίαἑλληνικά" style:family="text">
      <style:text-properties style:font-weight-complex="bold" style:font-size-complex="14pt"/>
    </style:style>
    <style:style style:name="T2553" style:parent-style-name="AncientGreekἈρχαίαἑλληνικά" style:family="text">
      <style:text-properties style:font-weight-complex="bold" style:font-size-complex="14pt" fo:language="el" fo:country="GR"/>
    </style:style>
    <style:style style:name="T2554" style:parent-style-name="AncientGreekἈρχαίαἑλληνικά" style:family="text">
      <style:text-properties style:font-weight-complex="bold" style:font-size-complex="14pt"/>
    </style:style>
    <style:style style:name="T2555" style:parent-style-name="AncientGreekἈρχαίαἑλληνικά" style:family="text">
      <style:text-properties style:font-weight-complex="bold" style:font-size-complex="14pt" fo:language="el" fo:country="GR"/>
    </style:style>
    <style:style style:name="T2556" style:parent-style-name="AncientGreekἈρχαίαἑλληνικά" style:family="text">
      <style:text-properties style:font-weight-complex="bold" style:font-size-complex="14pt"/>
    </style:style>
    <style:style style:name="T2557" style:parent-style-name="AncientGreekἈρχαίαἑλληνικά" style:family="text">
      <style:text-properties style:font-weight-complex="bold" style:font-size-complex="14pt" fo:language="el" fo:country="GR"/>
    </style:style>
    <style:style style:name="T2558" style:parent-style-name="AncientGreekἈρχαίαἑλληνικά" style:family="text">
      <style:text-properties style:font-weight-complex="bold" style:font-size-complex="14pt"/>
    </style:style>
    <style:style style:name="T2559" style:parent-style-name="AncientGreekἈρχαίαἑλληνικά" style:family="text">
      <style:text-properties style:font-weight-complex="bold" style:font-size-complex="14pt" fo:language="el" fo:country="GR"/>
    </style:style>
    <style:style style:name="T2560" style:parent-style-name="AncientGreekἈρχαίαἑλληνικά" style:family="text">
      <style:text-properties style:font-weight-complex="bold" style:font-size-complex="14pt"/>
    </style:style>
    <style:style style:name="T2561" style:parent-style-name="AncientGreekἈρχαίαἑλληνικά" style:family="text">
      <style:text-properties style:font-weight-complex="bold" style:font-size-complex="14pt" fo:language="el" fo:country="GR"/>
    </style:style>
    <style:style style:name="T2562" style:parent-style-name="AncientGreekἈρχαίαἑλληνικά" style:family="text">
      <style:text-properties style:font-weight-complex="bold" style:font-size-complex="14pt"/>
    </style:style>
    <style:style style:name="T2563" style:parent-style-name="AncientGreekἈρχαίαἑλληνικά" style:family="text">
      <style:text-properties style:font-weight-complex="bold" style:font-size-complex="14pt" fo:language="el" fo:country="GR"/>
    </style:style>
    <style:style style:name="T2564" style:parent-style-name="AncientGreekἈρχαίαἑλληνικά" style:family="text">
      <style:text-properties style:font-weight-complex="bold" style:font-size-complex="14pt"/>
    </style:style>
    <style:style style:name="T2565" style:parent-style-name="AncientGreekἈρχαίαἑλληνικά" style:family="text">
      <style:text-properties style:font-weight-complex="bold" style:font-size-complex="14pt" fo:language="el" fo:country="GR"/>
    </style:style>
    <style:style style:name="T2566" style:parent-style-name="AncientGreekἈρχαίαἑλληνικά" style:family="text">
      <style:text-properties style:font-weight-complex="bold" style:font-size-complex="14pt"/>
    </style:style>
    <style:style style:name="T2567" style:parent-style-name="AncientGreekἈρχαίαἑλληνικά" style:family="text">
      <style:text-properties style:font-weight-complex="bold" style:font-size-complex="14pt" fo:language="el" fo:country="GR"/>
    </style:style>
    <style:style style:name="T2568" style:parent-style-name="AncientGreekἈρχαίαἑλληνικά" style:family="text">
      <style:text-properties style:font-weight-complex="bold" style:font-size-complex="14pt"/>
    </style:style>
    <style:style style:name="T2569" style:parent-style-name="AncientGreekἈρχαίαἑλληνικά" style:family="text">
      <style:text-properties style:font-weight-complex="bold" style:font-size-complex="14pt" fo:language="el" fo:country="GR"/>
    </style:style>
    <style:style style:name="T2570" style:parent-style-name="AncientGreekἈρχαίαἑλληνικά" style:family="text">
      <style:text-properties style:font-weight-complex="bold" style:font-size-complex="14pt"/>
    </style:style>
    <style:style style:name="T2571" style:parent-style-name="AncientGreekἈρχαίαἑλληνικά" style:family="text">
      <style:text-properties style:font-weight-complex="bold" style:font-size-complex="14pt" fo:language="el" fo:country="GR"/>
    </style:style>
    <style:style style:name="T2572" style:parent-style-name="AncientGreekἈρχαίαἑλληνικά" style:family="text">
      <style:text-properties style:font-weight-complex="bold" style:font-size-complex="14pt"/>
    </style:style>
    <style:style style:name="T2573" style:parent-style-name="AncientGreekἈρχαίαἑλληνικά" style:family="text">
      <style:text-properties style:font-weight-complex="bold" style:font-size-complex="14pt" fo:language="el" fo:country="GR"/>
    </style:style>
    <style:style style:name="T2574" style:parent-style-name="AncientGreekἈρχαίαἑλληνικά" style:family="text">
      <style:text-properties style:font-weight-complex="bold" style:font-size-complex="14pt"/>
    </style:style>
    <style:style style:name="T2575" style:parent-style-name="AncientGreekἈρχαίαἑλληνικά" style:family="text">
      <style:text-properties style:font-weight-complex="bold" style:font-size-complex="14pt" fo:language="el" fo:country="GR"/>
    </style:style>
    <style:style style:name="T2576" style:parent-style-name="AncientGreekἈρχαίαἑλληνικά" style:family="text">
      <style:text-properties style:font-weight-complex="bold" style:font-size-complex="14pt"/>
    </style:style>
    <style:style style:name="T2577" style:parent-style-name="AncientGreekἈρχαίαἑλληνικά" style:family="text">
      <style:text-properties style:font-weight-complex="bold" style:font-size-complex="14pt" fo:language="el" fo:country="GR"/>
    </style:style>
    <style:style style:name="T2578" style:parent-style-name="AncientGreekἈρχαίαἑλληνικά" style:family="text">
      <style:text-properties style:font-weight-complex="bold" style:font-size-complex="14pt"/>
    </style:style>
    <style:style style:name="T2579" style:parent-style-name="AncientGreekἈρχαίαἑλληνικά" style:family="text">
      <style:text-properties style:font-weight-complex="bold" style:font-size-complex="14pt" fo:language="el" fo:country="GR"/>
    </style:style>
    <style:style style:name="T2580" style:parent-style-name="AncientGreekἈρχαίαἑλληνικά" style:family="text">
      <style:text-properties style:font-weight-complex="bold" style:font-size-complex="14pt"/>
    </style:style>
    <style:style style:name="T2581" style:parent-style-name="AncientGreekἈρχαίαἑλληνικά" style:family="text">
      <style:text-properties style:font-weight-complex="bold" style:font-size-complex="14pt" fo:language="el" fo:country="GR"/>
    </style:style>
    <style:style style:name="T2582" style:parent-style-name="AncientGreekἈρχαίαἑλληνικά" style:family="text">
      <style:text-properties style:font-weight-complex="bold" style:font-size-complex="14pt"/>
    </style:style>
    <style:style style:name="T2583" style:parent-style-name="AncientGreekἈρχαίαἑλληνικά" style:family="text">
      <style:text-properties style:font-weight-complex="bold" style:font-size-complex="14pt" fo:language="el" fo:country="GR"/>
    </style:style>
    <style:style style:name="T2584" style:parent-style-name="AncientGreekἈρχαίαἑλληνικά" style:family="text">
      <style:text-properties style:font-weight-complex="bold" style:font-size-complex="14pt"/>
    </style:style>
    <style:style style:name="T2585" style:parent-style-name="AncientGreekἈρχαίαἑλληνικά" style:family="text">
      <style:text-properties style:font-weight-complex="bold" style:font-size-complex="14pt" fo:language="el" fo:country="GR"/>
    </style:style>
    <style:style style:name="T2586" style:parent-style-name="AncientGreekἈρχαίαἑλληνικά" style:family="text">
      <style:text-properties style:font-weight-complex="bold" style:font-size-complex="14pt"/>
    </style:style>
    <style:style style:name="T2587" style:parent-style-name="AncientGreekἈρχαίαἑλληνικά" style:family="text">
      <style:text-properties style:font-weight-complex="bold" style:font-size-complex="14pt" fo:language="el" fo:country="GR"/>
    </style:style>
    <style:style style:name="T2588" style:parent-style-name="AncientGreekἈρχαίαἑλληνικά" style:family="text">
      <style:text-properties style:font-weight-complex="bold" style:font-size-complex="14pt"/>
    </style:style>
    <style:style style:name="P2589" style:parent-style-name="Standard" style:family="paragraph">
      <style:paragraph-properties fo:widows="0" fo:orphans="0">
        <style:tab-stops>
          <style:tab-stop style:type="left" style:position="2.2291in"/>
        </style:tab-stops>
      </style:paragraph-properties>
    </style:style>
    <style:style style:name="T2590" style:parent-style-name="AncientGreekἈρχαίαἑλληνικά" style:family="text">
      <style:text-properties style:font-weight-complex="bold" style:font-size-complex="14pt" fo:language="el" fo:country="GR"/>
    </style:style>
    <style:style style:name="TableCell2591" style:family="table-cell">
      <style:table-cell-properties fo:border="0.0069in solid #000000" fo:background-color="#FFFFFF" style:writing-mode="lr-tb" fo:padding-top="0in" fo:padding-left="0.1527in" fo:padding-bottom="0in" fo:padding-right="0.15in"/>
    </style:style>
    <style:style style:name="P2592" style:parent-style-name="Standard" style:family="paragraph">
      <style:paragraph-properties fo:widows="0" fo:orphans="0" fo:text-align="center"/>
      <style:text-properties style:font-name="Times New Roman" fo:font-weight="bold" style:font-weight-asian="bold" style:font-weight-complex="bold" fo:font-size="16pt" style:font-size-asian="16pt" style:font-size-complex="16pt"/>
    </style:style>
    <style:style style:name="P2593" style:parent-style-name="Standard" style:family="paragraph">
      <style:paragraph-properties fo:widows="0" fo:orphans="0"/>
      <style:text-properties style:font-name="AncientGreek"/>
    </style:style>
    <style:style style:name="P2594" style:parent-style-name="Standard" style:family="paragraph">
      <style:paragraph-properties fo:widows="0" fo:orphans="0"/>
      <style:text-properties style:font-name="AncientGreek"/>
    </style:style>
    <style:style style:name="P2595" style:parent-style-name="Standard" style:family="paragraph">
      <style:paragraph-properties fo:widows="0" fo:orphans="0"/>
      <style:text-properties style:font-name="AncientGreek"/>
    </style:style>
    <style:style style:name="TableRow2596" style:family="table-row">
      <style:table-row-properties style:min-row-height="0.0138in" style:use-optimal-row-height="false" fo:keep-together="always"/>
    </style:style>
    <style:style style:name="TableCell2597" style:family="table-cell">
      <style:table-cell-properties fo:border="0.0069in solid #000000" fo:background-color="#FFFFFF" style:writing-mode="lr-tb" fo:padding-top="0in" fo:padding-left="0.1527in" fo:padding-bottom="0in" fo:padding-right="0.15in"/>
    </style:style>
    <style:style style:name="P2598" style:parent-style-name="Standard" style:family="paragraph">
      <style:paragraph-properties fo:keep-with-next="always" fo:widows="0" fo:orphans="0" fo:text-align="center">
        <style:tab-stops>
          <style:tab-stop style:type="center" style:position="1in"/>
          <style:tab-stop style:type="left" style:position="2.5104in"/>
        </style:tab-stops>
      </style:paragraph-properties>
    </style:style>
    <style:style style:name="T2599" style:parent-style-name="AncientGreekἈρχαίαἑλληνικά" style:family="text">
      <style:text-properties fo:font-weight="bold" style:font-weight-asian="bold" style:font-weight-complex="bold" fo:font-size="18pt" style:font-size-asian="18pt" style:font-size-complex="14pt"/>
    </style:style>
    <style:style style:name="T260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01" style:parent-style-name="AncientGreekἈρχαίαἑλληνικά" style:family="text">
      <style:text-properties fo:font-weight="bold" style:font-weight-asian="bold" style:font-weight-complex="bold" fo:font-size="18pt" style:font-size-asian="18pt" style:font-size-complex="14pt"/>
    </style:style>
    <style:style style:name="T260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03" style:parent-style-name="AncientGreekἈρχαίαἑλληνικά" style:family="text">
      <style:text-properties fo:font-weight="bold" style:font-weight-asian="bold" style:font-weight-complex="bold" fo:font-size="18pt" style:font-size-asian="18pt" style:font-size-complex="14pt"/>
    </style:style>
    <style:style style:name="T260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05" style:parent-style-name="AncientGreekἈρχαίαἑλληνικά" style:family="text">
      <style:text-properties fo:font-weight="bold" style:font-weight-asian="bold" style:font-weight-complex="bold" fo:font-size="18pt" style:font-size-asian="18pt" style:font-size-complex="14pt"/>
    </style:style>
    <style:style style:name="T2606" style:parent-style-name="AncientGreekἈρχαίαἑλληνικά" style:family="text">
      <style:text-properties fo:font-weight="bold" style:font-weight-asian="bold" style:font-weight-complex="bold" fo:font-size="18pt" style:font-size-asian="18pt" style:font-size-complex="14pt"/>
    </style:style>
    <style:style style:name="T2607" style:parent-style-name="AncientGreekἈρχαίαἑλληνικά" style:family="text">
      <style:text-properties style:font-weight-complex="bold" style:font-size-complex="14pt" fo:language="el" fo:country="GR"/>
    </style:style>
    <style:style style:name="T2608" style:parent-style-name="AncientGreekἈρχαίαἑλληνικά" style:family="text">
      <style:text-properties style:font-weight-complex="bold" style:font-size-complex="14pt"/>
    </style:style>
    <style:style style:name="T2609" style:parent-style-name="AncientGreekἈρχαίαἑλληνικά" style:family="text">
      <style:text-properties style:font-weight-complex="bold" style:font-size-complex="14pt" fo:language="el" fo:country="GR"/>
    </style:style>
    <style:style style:name="T2610" style:parent-style-name="AncientGreekἈρχαίαἑλληνικά" style:family="text">
      <style:text-properties style:font-weight-complex="bold" style:font-size-complex="14pt"/>
    </style:style>
    <style:style style:name="T2611" style:parent-style-name="AncientGreekἈρχαίαἑλληνικά" style:family="text">
      <style:text-properties style:font-weight-complex="bold" style:font-size-complex="14pt" fo:language="el" fo:country="GR"/>
    </style:style>
    <style:style style:name="T2612" style:parent-style-name="AncientGreekἈρχαίαἑλληνικά" style:family="text">
      <style:text-properties style:font-weight-complex="bold" style:font-size-complex="14pt"/>
    </style:style>
    <style:style style:name="T2613" style:parent-style-name="AncientGreekἈρχαίαἑλληνικά" style:family="text">
      <style:text-properties style:font-weight-complex="bold" style:font-size-complex="14pt" fo:language="el" fo:country="GR"/>
    </style:style>
    <style:style style:name="T2614" style:parent-style-name="AncientGreekἈρχαίαἑλληνικά" style:family="text">
      <style:text-properties style:font-weight-complex="bold" style:font-size-complex="14pt"/>
    </style:style>
    <style:style style:name="T2615" style:parent-style-name="AncientGreekἈρχαίαἑλληνικά" style:family="text">
      <style:text-properties style:font-weight-complex="bold" style:font-size-complex="14pt" fo:language="el" fo:country="GR"/>
    </style:style>
    <style:style style:name="T2616" style:parent-style-name="AncientGreekἈρχαίαἑλληνικά" style:family="text">
      <style:text-properties style:font-weight-complex="bold" style:font-size-complex="14pt"/>
    </style:style>
    <style:style style:name="T2617" style:parent-style-name="AncientGreekἈρχαίαἑλληνικά" style:family="text">
      <style:text-properties style:font-weight-complex="bold" style:font-size-complex="14pt" fo:language="el" fo:country="GR"/>
    </style:style>
    <style:style style:name="T2618" style:parent-style-name="AncientGreekἈρχαίαἑλληνικά" style:family="text">
      <style:text-properties style:font-weight-complex="bold" style:font-size-complex="14pt"/>
    </style:style>
    <style:style style:name="T2619" style:parent-style-name="AncientGreekἈρχαίαἑλληνικά" style:family="text">
      <style:text-properties style:font-weight-complex="bold" style:font-size-complex="14pt" fo:language="el" fo:country="GR"/>
    </style:style>
    <style:style style:name="T2620" style:parent-style-name="AncientGreekἈρχαίαἑλληνικά" style:family="text">
      <style:text-properties style:font-weight-complex="bold" style:font-size-complex="14pt"/>
    </style:style>
    <style:style style:name="T2621" style:parent-style-name="AncientGreekἈρχαίαἑλληνικά" style:family="text">
      <style:text-properties style:font-weight-complex="bold" style:font-size-complex="14pt" fo:language="el" fo:country="GR"/>
    </style:style>
    <style:style style:name="T2622" style:parent-style-name="AncientGreekἈρχαίαἑλληνικά" style:family="text">
      <style:text-properties style:font-weight-complex="bold" style:font-size-complex="14pt"/>
    </style:style>
    <style:style style:name="T2623" style:parent-style-name="AncientGreekἈρχαίαἑλληνικά" style:family="text">
      <style:text-properties style:font-weight-complex="bold" style:font-size-complex="14pt" fo:language="el" fo:country="GR"/>
    </style:style>
    <style:style style:name="T2624" style:parent-style-name="AncientGreekἈρχαίαἑλληνικά" style:family="text">
      <style:text-properties style:font-weight-complex="bold" style:font-size-complex="14pt"/>
    </style:style>
    <style:style style:name="T2625" style:parent-style-name="AncientGreekἈρχαίαἑλληνικά" style:family="text">
      <style:text-properties style:font-weight-complex="bold" style:font-size-complex="14pt" fo:language="el" fo:country="GR"/>
    </style:style>
    <style:style style:name="T2626" style:parent-style-name="AncientGreekἈρχαίαἑλληνικά" style:family="text">
      <style:text-properties style:font-weight-complex="bold" style:font-size-complex="14pt"/>
    </style:style>
    <style:style style:name="T2627" style:parent-style-name="AncientGreekἈρχαίαἑλληνικά" style:family="text">
      <style:text-properties style:font-weight-complex="bold" style:font-size-complex="14pt" fo:language="el" fo:country="GR"/>
    </style:style>
    <style:style style:name="T2628" style:parent-style-name="AncientGreekἈρχαίαἑλληνικά" style:family="text">
      <style:text-properties style:font-weight-complex="bold" style:font-size-complex="14pt"/>
    </style:style>
    <style:style style:name="T2629" style:parent-style-name="AncientGreekἈρχαίαἑλληνικά" style:family="text">
      <style:text-properties style:font-weight-complex="bold" style:font-size-complex="14pt" fo:language="el" fo:country="GR"/>
    </style:style>
    <style:style style:name="T2630" style:parent-style-name="AncientGreekἈρχαίαἑλληνικά" style:family="text">
      <style:text-properties style:font-weight-complex="bold" style:font-size-complex="14pt"/>
    </style:style>
    <style:style style:name="T2631" style:parent-style-name="AncientGreekἈρχαίαἑλληνικά" style:family="text">
      <style:text-properties style:font-weight-complex="bold" style:font-size-complex="14pt" fo:language="el" fo:country="GR"/>
    </style:style>
    <style:style style:name="T2632" style:parent-style-name="AncientGreekἈρχαίαἑλληνικά" style:family="text">
      <style:text-properties style:font-weight-complex="bold" style:font-size-complex="14pt"/>
    </style:style>
    <style:style style:name="T2633" style:parent-style-name="AncientGreekἈρχαίαἑλληνικά" style:family="text">
      <style:text-properties style:font-weight-complex="bold" style:font-size-complex="14pt" fo:language="el" fo:country="GR"/>
    </style:style>
    <style:style style:name="T2634" style:parent-style-name="AncientGreekἈρχαίαἑλληνικά" style:family="text">
      <style:text-properties style:font-weight-complex="bold" style:font-size-complex="14pt"/>
    </style:style>
    <style:style style:name="T2635" style:parent-style-name="AncientGreekἈρχαίαἑλληνικά" style:family="text">
      <style:text-properties style:font-weight-complex="bold" style:font-size-complex="14pt" fo:language="el" fo:country="GR"/>
    </style:style>
    <style:style style:name="T2636" style:parent-style-name="AncientGreekἈρχαίαἑλληνικά" style:family="text">
      <style:text-properties style:font-weight-complex="bold" style:font-size-complex="14pt"/>
    </style:style>
    <style:style style:name="T2637" style:parent-style-name="AncientGreekἈρχαίαἑλληνικά" style:family="text">
      <style:text-properties style:font-weight-complex="bold" style:font-size-complex="14pt" fo:language="el" fo:country="GR"/>
    </style:style>
    <style:style style:name="T2638" style:parent-style-name="AncientGreekἈρχαίαἑλληνικά" style:family="text">
      <style:text-properties style:font-weight-complex="bold" style:font-size-complex="14pt"/>
    </style:style>
    <style:style style:name="T2639" style:parent-style-name="AncientGreekἈρχαίαἑλληνικά" style:family="text">
      <style:text-properties style:font-weight-complex="bold" style:font-size-complex="14pt" fo:language="el" fo:country="GR"/>
    </style:style>
    <style:style style:name="T2640" style:parent-style-name="AncientGreekἈρχαίαἑλληνικά" style:family="text">
      <style:text-properties style:font-weight-complex="bold" style:font-size-complex="14pt"/>
    </style:style>
    <style:style style:name="T2641" style:parent-style-name="AncientGreekἈρχαίαἑλληνικά" style:family="text">
      <style:text-properties style:font-weight-complex="bold" style:font-size-complex="14pt" fo:language="el" fo:country="GR"/>
    </style:style>
    <style:style style:name="T2642" style:parent-style-name="AncientGreekἈρχαίαἑλληνικά" style:family="text">
      <style:text-properties style:font-weight-complex="bold" style:font-size-complex="14pt"/>
    </style:style>
    <style:style style:name="T2643" style:parent-style-name="AncientGreekἈρχαίαἑλληνικά" style:family="text">
      <style:text-properties style:font-weight-complex="bold" style:font-size-complex="14pt" fo:language="el" fo:country="GR"/>
    </style:style>
    <style:style style:name="T2644" style:parent-style-name="AncientGreekἈρχαίαἑλληνικά" style:family="text">
      <style:text-properties style:font-weight-complex="bold" style:font-size-complex="14pt"/>
    </style:style>
    <style:style style:name="T2645" style:parent-style-name="AncientGreekἈρχαίαἑλληνικά" style:family="text">
      <style:text-properties style:font-weight-complex="bold" style:font-size-complex="14pt" fo:language="el" fo:country="GR"/>
    </style:style>
    <style:style style:name="T2646" style:parent-style-name="AncientGreekἈρχαίαἑλληνικά" style:family="text">
      <style:text-properties style:font-weight-complex="bold" style:font-size-complex="14pt"/>
    </style:style>
    <style:style style:name="T2647" style:parent-style-name="AncientGreekἈρχαίαἑλληνικά" style:family="text">
      <style:text-properties style:font-weight-complex="bold" style:font-size-complex="14pt" fo:language="el" fo:country="GR"/>
    </style:style>
    <style:style style:name="T2648" style:parent-style-name="AncientGreekἈρχαίαἑλληνικά" style:family="text">
      <style:text-properties style:font-weight-complex="bold" style:font-size-complex="14pt"/>
    </style:style>
    <style:style style:name="T2649" style:parent-style-name="AncientGreekἈρχαίαἑλληνικά" style:family="text">
      <style:text-properties style:font-weight-complex="bold" style:font-size-complex="14pt" fo:language="el" fo:country="GR"/>
    </style:style>
    <style:style style:name="T2650" style:parent-style-name="AncientGreekἈρχαίαἑλληνικά" style:family="text">
      <style:text-properties style:font-weight-complex="bold" style:font-size-complex="14pt"/>
    </style:style>
    <style:style style:name="T2651" style:parent-style-name="AncientGreekἈρχαίαἑλληνικά" style:family="text">
      <style:text-properties style:font-weight-complex="bold" style:font-size-complex="14pt" fo:language="el" fo:country="GR"/>
    </style:style>
    <style:style style:name="T2652" style:parent-style-name="AncientGreekἈρχαίαἑλληνικά" style:family="text">
      <style:text-properties style:font-weight-complex="bold" style:font-size-complex="14pt"/>
    </style:style>
    <style:style style:name="T2653" style:parent-style-name="AncientGreekἈρχαίαἑλληνικά" style:family="text">
      <style:text-properties style:font-weight-complex="bold" style:font-size-complex="14pt" fo:language="el" fo:country="GR"/>
    </style:style>
    <style:style style:name="T2654" style:parent-style-name="AncientGreekἈρχαίαἑλληνικά" style:family="text">
      <style:text-properties style:font-weight-complex="bold" style:font-size-complex="14pt"/>
    </style:style>
    <style:style style:name="T2655" style:parent-style-name="AncientGreekἈρχαίαἑλληνικά" style:family="text">
      <style:text-properties style:font-weight-complex="bold" style:font-size-complex="14pt" fo:language="el" fo:country="GR"/>
    </style:style>
    <style:style style:name="T2656" style:parent-style-name="AncientGreekἈρχαίαἑλληνικά" style:family="text">
      <style:text-properties style:font-weight-complex="bold" style:font-size-complex="14pt"/>
    </style:style>
    <style:style style:name="T2657" style:parent-style-name="AncientGreekἈρχαίαἑλληνικά" style:family="text">
      <style:text-properties style:font-weight-complex="bold" style:font-size-complex="14pt" fo:language="el" fo:country="GR"/>
    </style:style>
    <style:style style:name="T2658" style:parent-style-name="AncientGreekἈρχαίαἑλληνικά" style:family="text">
      <style:text-properties style:font-weight-complex="bold" style:font-size-complex="14pt"/>
    </style:style>
    <style:style style:name="T2659" style:parent-style-name="AncientGreekἈρχαίαἑλληνικά" style:family="text">
      <style:text-properties style:font-weight-complex="bold" style:font-size-complex="14pt" fo:language="el" fo:country="GR"/>
    </style:style>
    <style:style style:name="T2660" style:parent-style-name="AncientGreekἈρχαίαἑλληνικά" style:family="text">
      <style:text-properties style:font-weight-complex="bold" style:font-size-complex="14pt"/>
    </style:style>
    <style:style style:name="T2661" style:parent-style-name="AncientGreekἈρχαίαἑλληνικά" style:family="text">
      <style:text-properties style:font-weight-complex="bold" style:font-size-complex="14pt" fo:language="el" fo:country="GR"/>
    </style:style>
    <style:style style:name="T2662" style:parent-style-name="AncientGreekἈρχαίαἑλληνικά" style:family="text">
      <style:text-properties style:font-weight-complex="bold" style:font-size-complex="14pt"/>
    </style:style>
    <style:style style:name="T2663" style:parent-style-name="AncientGreekἈρχαίαἑλληνικά" style:family="text">
      <style:text-properties style:font-weight-complex="bold" style:font-size-complex="14pt" fo:language="el" fo:country="GR"/>
    </style:style>
    <style:style style:name="T2664" style:parent-style-name="AncientGreekἈρχαίαἑλληνικά" style:family="text">
      <style:text-properties style:font-weight-complex="bold" style:font-size-complex="14pt"/>
    </style:style>
    <style:style style:name="P2665" style:parent-style-name="Standard" style:family="paragraph">
      <style:paragraph-properties fo:widows="0" fo:orphans="0">
        <style:tab-stops>
          <style:tab-stop style:type="left" style:position="2.5104in"/>
        </style:tab-stops>
      </style:paragraph-properties>
    </style:style>
    <style:style style:name="T2666" style:parent-style-name="AncientGreekἈρχαίαἑλληνικά" style:family="text">
      <style:text-properties style:font-weight-complex="bold" style:font-size-complex="14pt" fo:language="el" fo:country="GR"/>
    </style:style>
    <style:style style:name="T2667" style:parent-style-name="AncientGreekἈρχαίαἑλληνικά" style:family="text">
      <style:text-properties style:font-weight-complex="bold" style:font-size-complex="14pt"/>
    </style:style>
    <style:style style:name="T2668" style:parent-style-name="AncientGreekἈρχαίαἑλληνικά" style:family="text">
      <style:text-properties style:font-weight-complex="bold" style:font-size-complex="14pt" fo:language="el" fo:country="GR"/>
    </style:style>
    <style:style style:name="T2669" style:parent-style-name="AncientGreekἈρχαίαἑλληνικά" style:family="text">
      <style:text-properties style:font-weight-complex="bold" style:font-size-complex="14pt"/>
    </style:style>
    <style:style style:name="T2670" style:parent-style-name="AncientGreekἈρχαίαἑλληνικά" style:family="text">
      <style:text-properties style:font-weight-complex="bold" style:font-size-complex="14pt" fo:language="el" fo:country="GR"/>
    </style:style>
    <style:style style:name="T2671" style:parent-style-name="AncientGreekἈρχαίαἑλληνικά" style:family="text">
      <style:text-properties style:font-weight-complex="bold" style:font-size-complex="14pt"/>
    </style:style>
    <style:style style:name="T2672" style:parent-style-name="AncientGreekἈρχαίαἑλληνικά" style:family="text">
      <style:text-properties style:font-weight-complex="bold" style:font-size-complex="14pt" fo:language="el" fo:country="GR"/>
    </style:style>
    <style:style style:name="T2673" style:parent-style-name="AncientGreekἈρχαίαἑλληνικά" style:family="text">
      <style:text-properties style:font-weight-complex="bold" style:font-size-complex="14pt"/>
    </style:style>
    <style:style style:name="T2674" style:parent-style-name="AncientGreekἈρχαίαἑλληνικά" style:family="text">
      <style:text-properties style:font-weight-complex="bold" style:font-size-complex="14pt" fo:language="el" fo:country="GR"/>
    </style:style>
    <style:style style:name="T2675" style:parent-style-name="AncientGreekἈρχαίαἑλληνικά" style:family="text">
      <style:text-properties style:font-weight-complex="bold" style:font-size-complex="14pt"/>
    </style:style>
    <style:style style:name="T2676" style:parent-style-name="AncientGreekἈρχαίαἑλληνικά" style:family="text">
      <style:text-properties style:font-weight-complex="bold" style:font-size-complex="14pt" fo:language="el" fo:country="GR"/>
    </style:style>
    <style:style style:name="T2677" style:parent-style-name="AncientGreekἈρχαίαἑλληνικά" style:family="text">
      <style:text-properties style:font-weight-complex="bold" style:font-size-complex="14pt"/>
    </style:style>
    <style:style style:name="T2678" style:parent-style-name="AncientGreekἈρχαίαἑλληνικά" style:family="text">
      <style:text-properties style:font-weight-complex="bold" style:font-size-complex="14pt" fo:language="el" fo:country="GR"/>
    </style:style>
    <style:style style:name="T2679" style:parent-style-name="AncientGreekἈρχαίαἑλληνικά" style:family="text">
      <style:text-properties style:font-weight-complex="bold" style:font-size-complex="14pt"/>
    </style:style>
    <style:style style:name="T2680" style:parent-style-name="AncientGreekἈρχαίαἑλληνικά" style:family="text">
      <style:text-properties style:font-weight-complex="bold" style:font-size-complex="14pt" fo:language="el" fo:country="GR"/>
    </style:style>
    <style:style style:name="T2681" style:parent-style-name="AncientGreekἈρχαίαἑλληνικά" style:family="text">
      <style:text-properties style:font-weight-complex="bold" style:font-size-complex="14pt"/>
    </style:style>
    <style:style style:name="T2682" style:parent-style-name="AncientGreekἈρχαίαἑλληνικά" style:family="text">
      <style:text-properties style:font-weight-complex="bold" style:font-size-complex="14pt" fo:language="el" fo:country="GR"/>
    </style:style>
    <style:style style:name="T2683" style:parent-style-name="AncientGreekἈρχαίαἑλληνικά" style:family="text">
      <style:text-properties style:font-weight-complex="bold" style:font-size-complex="14pt"/>
    </style:style>
    <style:style style:name="TableCell2684" style:family="table-cell">
      <style:table-cell-properties fo:border="0.0069in solid #000000" fo:background-color="#FFFFFF" style:writing-mode="lr-tb" fo:padding-top="0in" fo:padding-left="0.1527in" fo:padding-bottom="0in" fo:padding-right="0.15in"/>
    </style:style>
    <style:style style:name="P2685" style:parent-style-name="Standard" style:family="paragraph">
      <style:paragraph-properties fo:widows="0" fo:orphans="0"/>
      <style:text-properties style:font-name="AncientGreek"/>
    </style:style>
    <style:style style:name="P2686" style:parent-style-name="Standard" style:family="paragraph">
      <style:paragraph-properties fo:widows="0" fo:orphans="0"/>
      <style:text-properties style:font-name="AncientGreek"/>
    </style:style>
    <style:style style:name="P2687" style:parent-style-name="Standard" style:family="paragraph">
      <style:paragraph-properties fo:widows="0" fo:orphans="0"/>
      <style:text-properties style:font-name="AncientGreek"/>
    </style:style>
    <style:style style:name="P2688" style:parent-style-name="Standard" style:family="paragraph">
      <style:paragraph-properties fo:widows="0" fo:orphans="0"/>
      <style:text-properties style:font-name="AncientGreek"/>
    </style:style>
    <style:style style:name="P2689" style:parent-style-name="Standard" style:family="paragraph">
      <style:paragraph-properties fo:widows="0" fo:orphans="0"/>
      <style:text-properties style:font-name="AncientGreek"/>
    </style:style>
    <style:style style:name="TableRow2690" style:family="table-row">
      <style:table-row-properties style:min-row-height="0.0138in" style:use-optimal-row-height="false" fo:keep-together="always"/>
    </style:style>
    <style:style style:name="TableCell2691" style:family="table-cell">
      <style:table-cell-properties fo:border="0.0069in solid #000000" fo:background-color="#FFFFFF" style:writing-mode="lr-tb" fo:padding-top="0in" fo:padding-left="0.1527in" fo:padding-bottom="0in" fo:padding-right="0.15in"/>
    </style:style>
    <style:style style:name="P2692" style:parent-style-name="Standard" style:family="paragraph">
      <style:paragraph-properties fo:keep-with-next="always" fo:widows="0" fo:orphans="0" fo:text-align="center">
        <style:tab-stops>
          <style:tab-stop style:type="center" style:position="1in"/>
          <style:tab-stop style:type="left" style:position="2.0937in"/>
        </style:tab-stops>
      </style:paragraph-properties>
    </style:style>
    <style:style style:name="T2693" style:parent-style-name="AncientGreekἈρχαίαἑλληνικά" style:family="text">
      <style:text-properties fo:font-weight="bold" style:font-weight-asian="bold" style:font-weight-complex="bold" fo:font-size="18pt" style:font-size-asian="18pt" style:font-size-complex="14pt"/>
    </style:style>
    <style:style style:name="T26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95" style:parent-style-name="AncientGreekἈρχαίαἑλληνικά" style:family="text">
      <style:text-properties fo:font-weight="bold" style:font-weight-asian="bold" style:font-weight-complex="bold" fo:font-size="18pt" style:font-size-asian="18pt" style:font-size-complex="14pt"/>
    </style:style>
    <style:style style:name="T269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97" style:parent-style-name="AncientGreekἈρχαίαἑλληνικά" style:family="text">
      <style:text-properties fo:font-weight="bold" style:font-weight-asian="bold" style:font-weight-complex="bold" fo:font-size="18pt" style:font-size-asian="18pt" style:font-size-complex="14pt"/>
    </style:style>
    <style:style style:name="T269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699" style:parent-style-name="AncientGreekἈρχαίαἑλληνικά" style:family="text">
      <style:text-properties fo:font-weight="bold" style:font-weight-asian="bold" style:font-weight-complex="bold" fo:font-size="18pt" style:font-size-asian="18pt" style:font-size-complex="14pt"/>
    </style:style>
    <style:style style:name="T2700" style:parent-style-name="AncientGreekἈρχαίαἑλληνικά" style:family="text">
      <style:text-properties fo:font-weight="bold" style:font-weight-asian="bold" style:font-weight-complex="bold" fo:font-size="18pt" style:font-size-asian="18pt" style:font-size-complex="14pt"/>
    </style:style>
    <style:style style:name="T2701" style:parent-style-name="AncientGreekἈρχαίαἑλληνικά" style:family="text">
      <style:text-properties style:font-weight-complex="bold" style:font-size-complex="14pt" fo:language="el" fo:country="GR"/>
    </style:style>
    <style:style style:name="T2702" style:parent-style-name="AncientGreekἈρχαίαἑλληνικά" style:family="text">
      <style:text-properties style:font-weight-complex="bold" style:font-size-complex="14pt"/>
    </style:style>
    <style:style style:name="T2703" style:parent-style-name="AncientGreekἈρχαίαἑλληνικά" style:family="text">
      <style:text-properties style:font-weight-complex="bold" style:font-size-complex="14pt" fo:language="el" fo:country="GR"/>
    </style:style>
    <style:style style:name="T2704" style:parent-style-name="AncientGreekἈρχαίαἑλληνικά" style:family="text">
      <style:text-properties style:font-weight-complex="bold" style:font-size-complex="14pt"/>
    </style:style>
    <style:style style:name="T2705" style:parent-style-name="AncientGreekἈρχαίαἑλληνικά" style:family="text">
      <style:text-properties style:font-weight-complex="bold" style:font-size-complex="14pt" fo:language="el" fo:country="GR"/>
    </style:style>
    <style:style style:name="T2706" style:parent-style-name="AncientGreekἈρχαίαἑλληνικά" style:family="text">
      <style:text-properties style:font-weight-complex="bold" style:font-size-complex="14pt"/>
    </style:style>
    <style:style style:name="T2707" style:parent-style-name="AncientGreekἈρχαίαἑλληνικά" style:family="text">
      <style:text-properties style:font-weight-complex="bold" style:font-size-complex="14pt" fo:language="el" fo:country="GR"/>
    </style:style>
    <style:style style:name="T2708" style:parent-style-name="AncientGreekἈρχαίαἑλληνικά" style:family="text">
      <style:text-properties style:font-weight-complex="bold" style:font-size-complex="14pt"/>
    </style:style>
    <style:style style:name="T2709" style:parent-style-name="AncientGreekἈρχαίαἑλληνικά" style:family="text">
      <style:text-properties style:font-weight-complex="bold" style:font-size-complex="14pt" fo:language="el" fo:country="GR"/>
    </style:style>
    <style:style style:name="T2710" style:parent-style-name="AncientGreekἈρχαίαἑλληνικά" style:family="text">
      <style:text-properties style:font-weight-complex="bold" style:font-size-complex="14pt"/>
    </style:style>
    <style:style style:name="T2711" style:parent-style-name="AncientGreekἈρχαίαἑλληνικά" style:family="text">
      <style:text-properties style:font-weight-complex="bold" style:font-size-complex="14pt" fo:language="el" fo:country="GR"/>
    </style:style>
    <style:style style:name="T2712" style:parent-style-name="AncientGreekἈρχαίαἑλληνικά" style:family="text">
      <style:text-properties style:font-weight-complex="bold" style:font-size-complex="14pt"/>
    </style:style>
    <style:style style:name="T2713" style:parent-style-name="AncientGreekἈρχαίαἑλληνικά" style:family="text">
      <style:text-properties style:font-weight-complex="bold" style:font-size-complex="14pt" fo:language="el" fo:country="GR"/>
    </style:style>
    <style:style style:name="T2714" style:parent-style-name="AncientGreekἈρχαίαἑλληνικά" style:family="text">
      <style:text-properties style:font-weight-complex="bold" style:font-size-complex="14pt"/>
    </style:style>
    <style:style style:name="T2715" style:parent-style-name="AncientGreekἈρχαίαἑλληνικά" style:family="text">
      <style:text-properties style:font-weight-complex="bold" style:font-size-complex="14pt" fo:language="el" fo:country="GR"/>
    </style:style>
    <style:style style:name="T2716" style:parent-style-name="AncientGreekἈρχαίαἑλληνικά" style:family="text">
      <style:text-properties style:font-weight-complex="bold" style:font-size-complex="14pt"/>
    </style:style>
    <style:style style:name="T2717" style:parent-style-name="AncientGreekἈρχαίαἑλληνικά" style:family="text">
      <style:text-properties style:font-weight-complex="bold" style:font-size-complex="14pt" fo:language="el" fo:country="GR"/>
    </style:style>
    <style:style style:name="T2718" style:parent-style-name="AncientGreekἈρχαίαἑλληνικά" style:family="text">
      <style:text-properties style:font-weight-complex="bold" style:font-size-complex="14pt"/>
    </style:style>
    <style:style style:name="T2719" style:parent-style-name="AncientGreekἈρχαίαἑλληνικά" style:family="text">
      <style:text-properties style:font-weight-complex="bold" style:font-size-complex="14pt" fo:language="el" fo:country="GR"/>
    </style:style>
    <style:style style:name="T2720" style:parent-style-name="AncientGreekἈρχαίαἑλληνικά" style:family="text">
      <style:text-properties style:font-weight-complex="bold" style:font-size-complex="14pt"/>
    </style:style>
    <style:style style:name="T2721" style:parent-style-name="AncientGreekἈρχαίαἑλληνικά" style:family="text">
      <style:text-properties style:font-weight-complex="bold" style:font-size-complex="14pt" fo:language="el" fo:country="GR"/>
    </style:style>
    <style:style style:name="T2722" style:parent-style-name="AncientGreekἈρχαίαἑλληνικά" style:family="text">
      <style:text-properties style:font-weight-complex="bold" style:font-size-complex="14pt"/>
    </style:style>
    <style:style style:name="T2723" style:parent-style-name="AncientGreekἈρχαίαἑλληνικά" style:family="text">
      <style:text-properties style:font-weight-complex="bold" style:font-size-complex="14pt" fo:language="el" fo:country="GR"/>
    </style:style>
    <style:style style:name="T2724" style:parent-style-name="AncientGreekἈρχαίαἑλληνικά" style:family="text">
      <style:text-properties style:font-weight-complex="bold" style:font-size-complex="14pt"/>
    </style:style>
    <style:style style:name="T2725" style:parent-style-name="AncientGreekἈρχαίαἑλληνικά" style:family="text">
      <style:text-properties style:font-weight-complex="bold" style:font-size-complex="14pt" fo:language="el" fo:country="GR"/>
    </style:style>
    <style:style style:name="T2726" style:parent-style-name="AncientGreekἈρχαίαἑλληνικά" style:family="text">
      <style:text-properties style:font-weight-complex="bold" style:font-size-complex="14pt"/>
    </style:style>
    <style:style style:name="T2727" style:parent-style-name="AncientGreekἈρχαίαἑλληνικά" style:family="text">
      <style:text-properties style:font-weight-complex="bold" style:font-size-complex="14pt" fo:language="el" fo:country="GR"/>
    </style:style>
    <style:style style:name="T2728" style:parent-style-name="AncientGreekἈρχαίαἑλληνικά" style:family="text">
      <style:text-properties style:font-weight-complex="bold" style:font-size-complex="14pt"/>
    </style:style>
    <style:style style:name="T2729" style:parent-style-name="AncientGreekἈρχαίαἑλληνικά" style:family="text">
      <style:text-properties style:font-weight-complex="bold" style:font-size-complex="14pt" fo:language="el" fo:country="GR"/>
    </style:style>
    <style:style style:name="T2730" style:parent-style-name="AncientGreekἈρχαίαἑλληνικά" style:family="text">
      <style:text-properties style:font-weight-complex="bold" style:font-size-complex="14pt"/>
    </style:style>
    <style:style style:name="T2731" style:parent-style-name="AncientGreekἈρχαίαἑλληνικά" style:family="text">
      <style:text-properties style:font-weight-complex="bold" style:font-size-complex="14pt" fo:language="el" fo:country="GR"/>
    </style:style>
    <style:style style:name="T2732" style:parent-style-name="AncientGreekἈρχαίαἑλληνικά" style:family="text">
      <style:text-properties style:font-weight-complex="bold" style:font-size-complex="14pt"/>
    </style:style>
    <style:style style:name="T2733" style:parent-style-name="AncientGreekἈρχαίαἑλληνικά" style:family="text">
      <style:text-properties style:font-weight-complex="bold" style:font-size-complex="14pt" fo:language="el" fo:country="GR"/>
    </style:style>
    <style:style style:name="T2734" style:parent-style-name="AncientGreekἈρχαίαἑλληνικά" style:family="text">
      <style:text-properties style:font-weight-complex="bold" style:font-size-complex="14pt"/>
    </style:style>
    <style:style style:name="T2735" style:parent-style-name="AncientGreekἈρχαίαἑλληνικά" style:family="text">
      <style:text-properties style:font-weight-complex="bold" style:font-size-complex="14pt" fo:language="el" fo:country="GR"/>
    </style:style>
    <style:style style:name="T2736" style:parent-style-name="AncientGreekἈρχαίαἑλληνικά" style:family="text">
      <style:text-properties style:font-weight-complex="bold" style:font-size-complex="14pt"/>
    </style:style>
    <style:style style:name="T2737" style:parent-style-name="AncientGreekἈρχαίαἑλληνικά" style:family="text">
      <style:text-properties style:font-weight-complex="bold" style:font-size-complex="14pt" fo:language="el" fo:country="GR"/>
    </style:style>
    <style:style style:name="T2738" style:parent-style-name="AncientGreekἈρχαίαἑλληνικά" style:family="text">
      <style:text-properties style:font-weight-complex="bold" style:font-size-complex="14pt"/>
    </style:style>
    <style:style style:name="T2739" style:parent-style-name="AncientGreekἈρχαίαἑλληνικά" style:family="text">
      <style:text-properties style:font-weight-complex="bold" style:font-size-complex="14pt" fo:language="el" fo:country="GR"/>
    </style:style>
    <style:style style:name="T2740" style:parent-style-name="AncientGreekἈρχαίαἑλληνικά" style:family="text">
      <style:text-properties style:font-weight-complex="bold" style:font-size-complex="14pt"/>
    </style:style>
    <style:style style:name="T2741" style:parent-style-name="AncientGreekἈρχαίαἑλληνικά" style:family="text">
      <style:text-properties style:font-weight-complex="bold" style:font-size-complex="14pt" fo:language="el" fo:country="GR"/>
    </style:style>
    <style:style style:name="T2742" style:parent-style-name="AncientGreekἈρχαίαἑλληνικά" style:family="text">
      <style:text-properties style:font-weight-complex="bold" style:font-size-complex="14pt"/>
    </style:style>
    <style:style style:name="T2743" style:parent-style-name="AncientGreekἈρχαίαἑλληνικά" style:family="text">
      <style:text-properties style:font-weight-complex="bold" style:font-size-complex="14pt" fo:language="el" fo:country="GR"/>
    </style:style>
    <style:style style:name="T2744" style:parent-style-name="AncientGreekἈρχαίαἑλληνικά" style:family="text">
      <style:text-properties style:font-weight-complex="bold" style:font-size-complex="14pt"/>
    </style:style>
    <style:style style:name="T2745" style:parent-style-name="AncientGreekἈρχαίαἑλληνικά" style:family="text">
      <style:text-properties style:font-weight-complex="bold" style:font-size-complex="14pt" fo:language="el" fo:country="GR"/>
    </style:style>
    <style:style style:name="T2746" style:parent-style-name="AncientGreekἈρχαίαἑλληνικά" style:family="text">
      <style:text-properties style:font-weight-complex="bold" style:font-size-complex="14pt"/>
    </style:style>
    <style:style style:name="T2747" style:parent-style-name="AncientGreekἈρχαίαἑλληνικά" style:family="text">
      <style:text-properties style:font-weight-complex="bold" style:font-size-complex="14pt" fo:language="el" fo:country="GR"/>
    </style:style>
    <style:style style:name="T2748" style:parent-style-name="AncientGreekἈρχαίαἑλληνικά" style:family="text">
      <style:text-properties style:font-weight-complex="bold" style:font-size-complex="14pt"/>
    </style:style>
    <style:style style:name="T2749" style:parent-style-name="AncientGreekἈρχαίαἑλληνικά" style:family="text">
      <style:text-properties style:font-weight-complex="bold" style:font-size-complex="14pt" fo:language="el" fo:country="GR"/>
    </style:style>
    <style:style style:name="T2750" style:parent-style-name="AncientGreekἈρχαίαἑλληνικά" style:family="text">
      <style:text-properties style:font-weight-complex="bold" style:font-size-complex="14pt"/>
    </style:style>
    <style:style style:name="T2751" style:parent-style-name="AncientGreekἈρχαίαἑλληνικά" style:family="text">
      <style:text-properties style:font-weight-complex="bold" style:font-size-complex="14pt" fo:language="el" fo:country="GR"/>
    </style:style>
    <style:style style:name="T2752" style:parent-style-name="AncientGreekἈρχαίαἑλληνικά" style:family="text">
      <style:text-properties style:font-weight-complex="bold" style:font-size-complex="14pt"/>
    </style:style>
    <style:style style:name="T2753" style:parent-style-name="AncientGreekἈρχαίαἑλληνικά" style:family="text">
      <style:text-properties style:font-weight-complex="bold" style:font-size-complex="14pt" fo:language="el" fo:country="GR"/>
    </style:style>
    <style:style style:name="T2754" style:parent-style-name="AncientGreekἈρχαίαἑλληνικά" style:family="text">
      <style:text-properties style:font-weight-complex="bold" style:font-size-complex="14pt"/>
    </style:style>
    <style:style style:name="T2755" style:parent-style-name="AncientGreekἈρχαίαἑλληνικά" style:family="text">
      <style:text-properties style:font-weight-complex="bold" style:font-size-complex="14pt" fo:language="el" fo:country="GR"/>
    </style:style>
    <style:style style:name="T2756" style:parent-style-name="AncientGreekἈρχαίαἑλληνικά" style:family="text">
      <style:text-properties style:font-weight-complex="bold" style:font-size-complex="14pt"/>
    </style:style>
    <style:style style:name="T2757" style:parent-style-name="AncientGreekἈρχαίαἑλληνικά" style:family="text">
      <style:text-properties style:font-weight-complex="bold" style:font-size-complex="14pt" fo:language="el" fo:country="GR"/>
    </style:style>
    <style:style style:name="T2758" style:parent-style-name="AncientGreekἈρχαίαἑλληνικά" style:family="text">
      <style:text-properties style:font-weight-complex="bold" style:font-size-complex="14pt"/>
    </style:style>
    <style:style style:name="T2759" style:parent-style-name="AncientGreekἈρχαίαἑλληνικά" style:family="text">
      <style:text-properties style:font-weight-complex="bold" style:font-size-complex="14pt" fo:language="el" fo:country="GR"/>
    </style:style>
    <style:style style:name="T2760" style:parent-style-name="AncientGreekἈρχαίαἑλληνικά" style:family="text">
      <style:text-properties style:font-weight-complex="bold" style:font-size-complex="14pt"/>
    </style:style>
    <style:style style:name="T2761" style:parent-style-name="AncientGreekἈρχαίαἑλληνικά" style:family="text">
      <style:text-properties style:font-weight-complex="bold" style:font-size-complex="14pt" fo:language="el" fo:country="GR"/>
    </style:style>
    <style:style style:name="T2762" style:parent-style-name="AncientGreekἈρχαίαἑλληνικά" style:family="text">
      <style:text-properties style:font-weight-complex="bold" style:font-size-complex="14pt"/>
    </style:style>
    <style:style style:name="T2763" style:parent-style-name="AncientGreekἈρχαίαἑλληνικά" style:family="text">
      <style:text-properties style:font-weight-complex="bold" style:font-size-complex="14pt" fo:language="el" fo:country="GR"/>
    </style:style>
    <style:style style:name="T2764" style:parent-style-name="AncientGreekἈρχαίαἑλληνικά" style:family="text">
      <style:text-properties style:font-weight-complex="bold" style:font-size-complex="14pt"/>
    </style:style>
    <style:style style:name="T2765" style:parent-style-name="AncientGreekἈρχαίαἑλληνικά" style:family="text">
      <style:text-properties style:font-weight-complex="bold" style:font-size-complex="14pt" fo:language="el" fo:country="GR"/>
    </style:style>
    <style:style style:name="T2766" style:parent-style-name="AncientGreekἈρχαίαἑλληνικά" style:family="text">
      <style:text-properties style:font-weight-complex="bold" style:font-size-complex="14pt"/>
    </style:style>
    <style:style style:name="T2767" style:parent-style-name="AncientGreekἈρχαίαἑλληνικά" style:family="text">
      <style:text-properties style:font-weight-complex="bold" style:font-size-complex="14pt" fo:language="el" fo:country="GR"/>
    </style:style>
    <style:style style:name="T2768" style:parent-style-name="AncientGreekἈρχαίαἑλληνικά" style:family="text">
      <style:text-properties style:font-weight-complex="bold" style:font-size-complex="14pt"/>
    </style:style>
    <style:style style:name="T2769" style:parent-style-name="AncientGreekἈρχαίαἑλληνικά" style:family="text">
      <style:text-properties style:font-weight-complex="bold" style:font-size-complex="14pt" fo:language="el" fo:country="GR"/>
    </style:style>
    <style:style style:name="T2770" style:parent-style-name="AncientGreekἈρχαίαἑλληνικά" style:family="text">
      <style:text-properties style:font-weight-complex="bold" style:font-size-complex="14pt"/>
    </style:style>
    <style:style style:name="T2771" style:parent-style-name="AncientGreekἈρχαίαἑλληνικά" style:family="text">
      <style:text-properties style:font-weight-complex="bold" style:font-size-complex="14pt" fo:language="el" fo:country="GR"/>
    </style:style>
    <style:style style:name="T2772" style:parent-style-name="AncientGreekἈρχαίαἑλληνικά" style:family="text">
      <style:text-properties style:font-weight-complex="bold" style:font-size-complex="14pt"/>
    </style:style>
    <style:style style:name="P2773" style:parent-style-name="Standard" style:family="paragraph">
      <style:paragraph-properties fo:widows="0" fo:orphans="0">
        <style:tab-stops>
          <style:tab-stop style:type="left" style:position="2.0937in"/>
        </style:tab-stops>
      </style:paragraph-properties>
    </style:style>
    <style:style style:name="T2774" style:parent-style-name="AncientGreekἈρχαίαἑλληνικά" style:family="text">
      <style:text-properties style:font-weight-complex="bold" style:font-size-complex="14pt"/>
    </style:style>
    <style:style style:name="T2775" style:parent-style-name="AncientGreekἈρχαίαἑλληνικά" style:family="text">
      <style:text-properties style:font-weight-complex="bold" style:font-size-complex="14pt" fo:language="el" fo:country="GR"/>
    </style:style>
    <style:style style:name="T2776" style:parent-style-name="AncientGreekἈρχαίαἑλληνικά" style:family="text">
      <style:text-properties style:font-weight-complex="bold" style:font-size-complex="14pt"/>
    </style:style>
    <style:style style:name="T2777" style:parent-style-name="AncientGreekἈρχαίαἑλληνικά" style:family="text">
      <style:text-properties style:font-weight-complex="bold" style:font-size-complex="14pt" fo:language="el" fo:country="GR"/>
    </style:style>
    <style:style style:name="T2778" style:parent-style-name="AncientGreekἈρχαίαἑλληνικά" style:family="text">
      <style:text-properties style:font-weight-complex="bold" style:font-size-complex="14pt"/>
    </style:style>
    <style:style style:name="T2779" style:parent-style-name="AncientGreekἈρχαίαἑλληνικά" style:family="text">
      <style:text-properties style:font-weight-complex="bold" style:font-size-complex="14pt" fo:language="el" fo:country="GR"/>
    </style:style>
    <style:style style:name="T2780" style:parent-style-name="AncientGreekἈρχαίαἑλληνικά" style:family="text">
      <style:text-properties style:font-weight-complex="bold" style:font-size-complex="14pt"/>
    </style:style>
    <style:style style:name="T2781" style:parent-style-name="AncientGreekἈρχαίαἑλληνικά" style:family="text">
      <style:text-properties style:font-weight-complex="bold" style:font-size-complex="14pt" fo:language="el" fo:country="GR"/>
    </style:style>
    <style:style style:name="T2782" style:parent-style-name="AncientGreekἈρχαίαἑλληνικά" style:family="text">
      <style:text-properties style:font-weight-complex="bold" style:font-size-complex="14pt"/>
    </style:style>
    <style:style style:name="T2783" style:parent-style-name="AncientGreekἈρχαίαἑλληνικά" style:family="text">
      <style:text-properties style:font-weight-complex="bold" style:font-size-complex="14pt" fo:language="el" fo:country="GR"/>
    </style:style>
    <style:style style:name="T2784" style:parent-style-name="AncientGreekἈρχαίαἑλληνικά" style:family="text">
      <style:text-properties style:font-weight-complex="bold" style:font-size-complex="14pt"/>
    </style:style>
    <style:style style:name="T2785" style:parent-style-name="AncientGreekἈρχαίαἑλληνικά" style:family="text">
      <style:text-properties style:font-weight-complex="bold" style:font-size-complex="14pt" fo:language="el" fo:country="GR"/>
    </style:style>
    <style:style style:name="T2786" style:parent-style-name="AncientGreekἈρχαίαἑλληνικά" style:family="text">
      <style:text-properties style:font-weight-complex="bold" style:font-size-complex="14pt"/>
    </style:style>
    <style:style style:name="T2787" style:parent-style-name="AncientGreekἈρχαίαἑλληνικά" style:family="text">
      <style:text-properties style:font-weight-complex="bold" style:font-size-complex="14pt" fo:language="el" fo:country="GR"/>
    </style:style>
    <style:style style:name="T2788" style:parent-style-name="AncientGreekἈρχαίαἑλληνικά" style:family="text">
      <style:text-properties style:font-weight-complex="bold" style:font-size-complex="14pt"/>
    </style:style>
    <style:style style:name="T2789" style:parent-style-name="AncientGreekἈρχαίαἑλληνικά" style:family="text">
      <style:text-properties style:font-weight-complex="bold" style:font-size-complex="14pt" fo:language="el" fo:country="GR"/>
    </style:style>
    <style:style style:name="T2790" style:parent-style-name="AncientGreekἈρχαίαἑλληνικά" style:family="text">
      <style:text-properties style:font-weight-complex="bold" style:font-size-complex="14pt"/>
    </style:style>
    <style:style style:name="T2791" style:parent-style-name="AncientGreekἈρχαίαἑλληνικά" style:family="text">
      <style:text-properties style:font-weight-complex="bold" style:font-size-complex="14pt" fo:language="el" fo:country="GR"/>
    </style:style>
    <style:style style:name="T2792" style:parent-style-name="AncientGreekἈρχαίαἑλληνικά" style:family="text">
      <style:text-properties style:font-weight-complex="bold" style:font-size-complex="14pt"/>
    </style:style>
    <style:style style:name="T2793" style:parent-style-name="AncientGreekἈρχαίαἑλληνικά" style:family="text">
      <style:text-properties style:font-weight-complex="bold" style:font-size-complex="14pt" fo:language="el" fo:country="GR"/>
    </style:style>
    <style:style style:name="T2794" style:parent-style-name="AncientGreekἈρχαίαἑλληνικά" style:family="text">
      <style:text-properties style:font-weight-complex="bold" style:font-size-complex="14pt"/>
    </style:style>
    <style:style style:name="T2795" style:parent-style-name="AncientGreekἈρχαίαἑλληνικά" style:family="text">
      <style:text-properties style:font-weight-complex="bold" style:font-size-complex="14pt" fo:language="el" fo:country="GR"/>
    </style:style>
    <style:style style:name="T2796" style:parent-style-name="AncientGreekἈρχαίαἑλληνικά" style:family="text">
      <style:text-properties style:font-weight-complex="bold" style:font-size-complex="14pt"/>
    </style:style>
    <style:style style:name="T2797" style:parent-style-name="AncientGreekἈρχαίαἑλληνικά" style:family="text">
      <style:text-properties style:font-weight-complex="bold" style:font-size-complex="14pt" fo:language="el" fo:country="GR"/>
    </style:style>
    <style:style style:name="T2798" style:parent-style-name="AncientGreekἈρχαίαἑλληνικά" style:family="text">
      <style:text-properties style:font-weight-complex="bold" style:font-size-complex="14pt"/>
    </style:style>
    <style:style style:name="T2799" style:parent-style-name="AncientGreekἈρχαίαἑλληνικά" style:family="text">
      <style:text-properties style:font-weight-complex="bold" style:font-size-complex="14pt" fo:language="el" fo:country="GR"/>
    </style:style>
    <style:style style:name="T2800" style:parent-style-name="AncientGreekἈρχαίαἑλληνικά" style:family="text">
      <style:text-properties style:font-weight-complex="bold" style:font-size-complex="14pt"/>
    </style:style>
    <style:style style:name="T2801" style:parent-style-name="AncientGreekἈρχαίαἑλληνικά" style:family="text">
      <style:text-properties style:font-weight-complex="bold" style:font-size-complex="14pt" fo:language="el" fo:country="GR"/>
    </style:style>
    <style:style style:name="T2802" style:parent-style-name="AncientGreekἈρχαίαἑλληνικά" style:family="text">
      <style:text-properties style:font-weight-complex="bold" style:font-size-complex="14pt"/>
    </style:style>
    <style:style style:name="T2803" style:parent-style-name="AncientGreekἈρχαίαἑλληνικά" style:family="text">
      <style:text-properties style:font-weight-complex="bold" style:font-size-complex="14pt" fo:language="el" fo:country="GR"/>
    </style:style>
    <style:style style:name="T2804" style:parent-style-name="AncientGreekἈρχαίαἑλληνικά" style:family="text">
      <style:text-properties style:font-weight-complex="bold" style:font-size-complex="14pt"/>
    </style:style>
    <style:style style:name="TableCell2805" style:family="table-cell">
      <style:table-cell-properties fo:border="0.0069in solid #000000" fo:background-color="#FFFFFF" style:writing-mode="lr-tb" fo:padding-top="0in" fo:padding-left="0.1527in" fo:padding-bottom="0in" fo:padding-right="0.15in"/>
    </style:style>
    <style:style style:name="P2806" style:parent-style-name="Standard" style:family="paragraph">
      <style:paragraph-properties fo:widows="0" fo:orphans="0"/>
      <style:text-properties style:font-name="AncientGreek"/>
    </style:style>
    <style:style style:name="P2807" style:parent-style-name="Standard" style:family="paragraph">
      <style:paragraph-properties fo:widows="0" fo:orphans="0"/>
    </style:style>
    <style:style style:name="T2808" style:parent-style-name="DefaultParagraphFont" style:family="text">
      <style:text-properties style:font-name="AncientGreek"/>
    </style:style>
    <style:style style:name="T2809" style:parent-style-name="DefaultParagraphFont" style:family="text">
      <style:text-properties style:font-name="AncientGreek" fo:language="el" fo:country="GR"/>
    </style:style>
    <style:style style:name="P2810" style:parent-style-name="Standard" style:family="paragraph">
      <style:paragraph-properties fo:widows="0" fo:orphans="0"/>
      <style:text-properties style:font-name="AncientGreek" fo:language="el" fo:country="GR"/>
    </style:style>
    <style:style style:name="P2811" style:parent-style-name="Standard" style:family="paragraph">
      <style:paragraph-properties fo:widows="0" fo:orphans="0"/>
      <style:text-properties style:font-name="AncientGreek"/>
    </style:style>
    <style:style style:name="TableRow2812" style:family="table-row">
      <style:table-row-properties style:min-row-height="0.0138in" style:use-optimal-row-height="false" fo:keep-together="always"/>
    </style:style>
    <style:style style:name="TableCell2813" style:family="table-cell">
      <style:table-cell-properties fo:border="0.0069in solid #000000" fo:background-color="#FFFFFF" style:writing-mode="lr-tb" fo:padding-top="0in" fo:padding-left="0.1527in" fo:padding-bottom="0in" fo:padding-right="0.15in"/>
    </style:style>
    <style:style style:name="P2814" style:parent-style-name="Standard" style:family="paragraph">
      <style:paragraph-properties fo:keep-with-next="always" fo:widows="0" fo:orphans="0" fo:text-align="center">
        <style:tab-stops>
          <style:tab-stop style:type="center" style:position="1in"/>
          <style:tab-stop style:type="left" style:position="2.0729in"/>
        </style:tab-stops>
      </style:paragraph-properties>
    </style:style>
    <style:style style:name="T2815" style:parent-style-name="AncientGreekἈρχαίαἑλληνικά" style:family="text">
      <style:text-properties fo:font-weight="bold" style:font-weight-asian="bold" style:font-weight-complex="bold" fo:font-size="18pt" style:font-size-asian="18pt" style:font-size-complex="14pt"/>
    </style:style>
    <style:style style:name="T281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817" style:parent-style-name="AncientGreekἈρχαίαἑλληνικά" style:family="text">
      <style:text-properties fo:font-weight="bold" style:font-weight-asian="bold" style:font-weight-complex="bold" fo:font-size="18pt" style:font-size-asian="18pt" style:font-size-complex="14pt"/>
    </style:style>
    <style:style style:name="T281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819" style:parent-style-name="AncientGreekἈρχαίαἑλληνικά" style:family="text">
      <style:text-properties fo:font-weight="bold" style:font-weight-asian="bold" style:font-weight-complex="bold" fo:font-size="18pt" style:font-size-asian="18pt" style:font-size-complex="14pt"/>
    </style:style>
    <style:style style:name="T282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821" style:parent-style-name="AncientGreekἈρχαίαἑλληνικά" style:family="text">
      <style:text-properties fo:font-weight="bold" style:font-weight-asian="bold" style:font-weight-complex="bold" fo:font-size="18pt" style:font-size-asian="18pt" style:font-size-complex="14pt"/>
    </style:style>
    <style:style style:name="T2822" style:parent-style-name="AncientGreekἈρχαίαἑλληνικά" style:family="text">
      <style:text-properties fo:font-weight="bold" style:font-weight-asian="bold" style:font-weight-complex="bold" fo:font-size="18pt" style:font-size-asian="18pt" style:font-size-complex="14pt"/>
    </style:style>
    <style:style style:name="T2823" style:parent-style-name="AncientGreekἈρχαίαἑλληνικά" style:family="text">
      <style:text-properties style:font-weight-complex="bold" style:font-size-complex="14pt" fo:language="el" fo:country="GR"/>
    </style:style>
    <style:style style:name="T2824" style:parent-style-name="AncientGreekἈρχαίαἑλληνικά" style:family="text">
      <style:text-properties style:font-weight-complex="bold" style:font-size-complex="14pt"/>
    </style:style>
    <style:style style:name="T2825" style:parent-style-name="AncientGreekἈρχαίαἑλληνικά" style:family="text">
      <style:text-properties style:font-weight-complex="bold" style:font-size-complex="14pt" fo:language="el" fo:country="GR"/>
    </style:style>
    <style:style style:name="T2826" style:parent-style-name="AncientGreekἈρχαίαἑλληνικά" style:family="text">
      <style:text-properties style:font-weight-complex="bold" style:font-size-complex="14pt"/>
    </style:style>
    <style:style style:name="T2827" style:parent-style-name="AncientGreekἈρχαίαἑλληνικά" style:family="text">
      <style:text-properties style:font-weight-complex="bold" style:font-size-complex="14pt" fo:language="el" fo:country="GR"/>
    </style:style>
    <style:style style:name="T2828" style:parent-style-name="AncientGreekἈρχαίαἑλληνικά" style:family="text">
      <style:text-properties style:font-weight-complex="bold" style:font-size-complex="14pt"/>
    </style:style>
    <style:style style:name="T2829" style:parent-style-name="AncientGreekἈρχαίαἑλληνικά" style:family="text">
      <style:text-properties style:font-weight-complex="bold" style:font-size-complex="14pt" fo:language="el" fo:country="GR"/>
    </style:style>
    <style:style style:name="T2830" style:parent-style-name="AncientGreekἈρχαίαἑλληνικά" style:family="text">
      <style:text-properties style:font-weight-complex="bold" style:font-size-complex="14pt"/>
    </style:style>
    <style:style style:name="T2831" style:parent-style-name="AncientGreekἈρχαίαἑλληνικά" style:family="text">
      <style:text-properties style:font-weight-complex="bold" style:font-size-complex="14pt" fo:language="el" fo:country="GR"/>
    </style:style>
    <style:style style:name="T2832" style:parent-style-name="AncientGreekἈρχαίαἑλληνικά" style:family="text">
      <style:text-properties style:font-weight-complex="bold" style:font-size-complex="14pt"/>
    </style:style>
    <style:style style:name="T2833" style:parent-style-name="AncientGreekἈρχαίαἑλληνικά" style:family="text">
      <style:text-properties style:font-weight-complex="bold" style:font-size-complex="14pt" fo:language="el" fo:country="GR"/>
    </style:style>
    <style:style style:name="T2834" style:parent-style-name="AncientGreekἈρχαίαἑλληνικά" style:family="text">
      <style:text-properties style:font-weight-complex="bold" style:font-size-complex="14pt"/>
    </style:style>
    <style:style style:name="T2835" style:parent-style-name="AncientGreekἈρχαίαἑλληνικά" style:family="text">
      <style:text-properties style:font-weight-complex="bold" style:font-size-complex="14pt" fo:language="el" fo:country="GR"/>
    </style:style>
    <style:style style:name="T2836" style:parent-style-name="AncientGreekἈρχαίαἑλληνικά" style:family="text">
      <style:text-properties style:font-weight-complex="bold" style:font-size-complex="14pt"/>
    </style:style>
    <style:style style:name="T2837" style:parent-style-name="AncientGreekἈρχαίαἑλληνικά" style:family="text">
      <style:text-properties style:font-weight-complex="bold" style:font-size-complex="14pt" fo:language="el" fo:country="GR"/>
    </style:style>
    <style:style style:name="T2838" style:parent-style-name="AncientGreekἈρχαίαἑλληνικά" style:family="text">
      <style:text-properties style:font-weight-complex="bold" style:font-size-complex="14pt"/>
    </style:style>
    <style:style style:name="T2839" style:parent-style-name="AncientGreekἈρχαίαἑλληνικά" style:family="text">
      <style:text-properties style:font-weight-complex="bold" style:font-size-complex="14pt" fo:language="el" fo:country="GR"/>
    </style:style>
    <style:style style:name="T2840" style:parent-style-name="AncientGreekἈρχαίαἑλληνικά" style:family="text">
      <style:text-properties style:font-weight-complex="bold" style:font-size-complex="14pt"/>
    </style:style>
    <style:style style:name="T2841" style:parent-style-name="AncientGreekἈρχαίαἑλληνικά" style:family="text">
      <style:text-properties style:font-weight-complex="bold" style:font-size-complex="14pt" fo:language="el" fo:country="GR"/>
    </style:style>
    <style:style style:name="T2842" style:parent-style-name="AncientGreekἈρχαίαἑλληνικά" style:family="text">
      <style:text-properties style:font-weight-complex="bold" style:font-size-complex="14pt"/>
    </style:style>
    <style:style style:name="T2843" style:parent-style-name="AncientGreekἈρχαίαἑλληνικά" style:family="text">
      <style:text-properties style:font-weight-complex="bold" style:font-size-complex="14pt" fo:language="el" fo:country="GR"/>
    </style:style>
    <style:style style:name="T2844" style:parent-style-name="AncientGreekἈρχαίαἑλληνικά" style:family="text">
      <style:text-properties style:font-weight-complex="bold" style:font-size-complex="14pt"/>
    </style:style>
    <style:style style:name="T2845" style:parent-style-name="AncientGreekἈρχαίαἑλληνικά" style:family="text">
      <style:text-properties style:font-weight-complex="bold" style:font-size-complex="14pt" fo:language="el" fo:country="GR"/>
    </style:style>
    <style:style style:name="T2846" style:parent-style-name="AncientGreekἈρχαίαἑλληνικά" style:family="text">
      <style:text-properties style:font-weight-complex="bold" style:font-size-complex="14pt"/>
    </style:style>
    <style:style style:name="T2847" style:parent-style-name="AncientGreekἈρχαίαἑλληνικά" style:family="text">
      <style:text-properties style:font-weight-complex="bold" style:font-size-complex="14pt" fo:language="el" fo:country="GR"/>
    </style:style>
    <style:style style:name="T2848" style:parent-style-name="AncientGreekἈρχαίαἑλληνικά" style:family="text">
      <style:text-properties style:font-weight-complex="bold" style:font-size-complex="14pt"/>
    </style:style>
    <style:style style:name="T2849" style:parent-style-name="AncientGreekἈρχαίαἑλληνικά" style:family="text">
      <style:text-properties style:font-weight-complex="bold" style:font-size-complex="14pt" fo:language="el" fo:country="GR"/>
    </style:style>
    <style:style style:name="T2850" style:parent-style-name="AncientGreekἈρχαίαἑλληνικά" style:family="text">
      <style:text-properties style:font-weight-complex="bold" style:font-size-complex="14pt"/>
    </style:style>
    <style:style style:name="T2851" style:parent-style-name="AncientGreekἈρχαίαἑλληνικά" style:family="text">
      <style:text-properties style:font-weight-complex="bold" style:font-size-complex="14pt" fo:language="el" fo:country="GR"/>
    </style:style>
    <style:style style:name="T2852" style:parent-style-name="AncientGreekἈρχαίαἑλληνικά" style:family="text">
      <style:text-properties style:font-weight-complex="bold" style:font-size-complex="14pt"/>
    </style:style>
    <style:style style:name="T2853" style:parent-style-name="AncientGreekἈρχαίαἑλληνικά" style:family="text">
      <style:text-properties style:font-weight-complex="bold" style:font-size-complex="14pt" fo:language="el" fo:country="GR"/>
    </style:style>
    <style:style style:name="T2854" style:parent-style-name="AncientGreekἈρχαίαἑλληνικά" style:family="text">
      <style:text-properties style:font-weight-complex="bold" style:font-size-complex="14pt"/>
    </style:style>
    <style:style style:name="T2855" style:parent-style-name="AncientGreekἈρχαίαἑλληνικά" style:family="text">
      <style:text-properties style:font-weight-complex="bold" style:font-size-complex="14pt" fo:language="el" fo:country="GR"/>
    </style:style>
    <style:style style:name="T2856" style:parent-style-name="AncientGreekἈρχαίαἑλληνικά" style:family="text">
      <style:text-properties style:font-weight-complex="bold" style:font-size-complex="14pt"/>
    </style:style>
    <style:style style:name="T2857" style:parent-style-name="AncientGreekἈρχαίαἑλληνικά" style:family="text">
      <style:text-properties style:font-weight-complex="bold" style:font-size-complex="14pt" fo:language="el" fo:country="GR"/>
    </style:style>
    <style:style style:name="T2858" style:parent-style-name="AncientGreekἈρχαίαἑλληνικά" style:family="text">
      <style:text-properties style:font-weight-complex="bold" style:font-size-complex="14pt"/>
    </style:style>
    <style:style style:name="T2859" style:parent-style-name="AncientGreekἈρχαίαἑλληνικά" style:family="text">
      <style:text-properties style:font-weight-complex="bold" style:font-size-complex="14pt" fo:language="el" fo:country="GR"/>
    </style:style>
    <style:style style:name="T2860" style:parent-style-name="AncientGreekἈρχαίαἑλληνικά" style:family="text">
      <style:text-properties style:font-weight-complex="bold" style:font-size-complex="14pt"/>
    </style:style>
    <style:style style:name="T2861" style:parent-style-name="AncientGreekἈρχαίαἑλληνικά" style:family="text">
      <style:text-properties style:font-weight-complex="bold" style:font-size-complex="14pt" fo:language="el" fo:country="GR"/>
    </style:style>
    <style:style style:name="T2862" style:parent-style-name="AncientGreekἈρχαίαἑλληνικά" style:family="text">
      <style:text-properties style:font-weight-complex="bold" style:font-size-complex="14pt"/>
    </style:style>
    <style:style style:name="T2863" style:parent-style-name="AncientGreekἈρχαίαἑλληνικά" style:family="text">
      <style:text-properties style:font-weight-complex="bold" style:font-size-complex="14pt" fo:language="el" fo:country="GR"/>
    </style:style>
    <style:style style:name="T2864" style:parent-style-name="AncientGreekἈρχαίαἑλληνικά" style:family="text">
      <style:text-properties style:font-weight-complex="bold" style:font-size-complex="14pt"/>
    </style:style>
    <style:style style:name="T2865" style:parent-style-name="AncientGreekἈρχαίαἑλληνικά" style:family="text">
      <style:text-properties style:font-weight-complex="bold" style:font-size-complex="14pt" fo:language="el" fo:country="GR"/>
    </style:style>
    <style:style style:name="T2866" style:parent-style-name="AncientGreekἈρχαίαἑλληνικά" style:family="text">
      <style:text-properties style:font-weight-complex="bold" style:font-size-complex="14pt"/>
    </style:style>
    <style:style style:name="T2867" style:parent-style-name="AncientGreekἈρχαίαἑλληνικά" style:family="text">
      <style:text-properties style:font-weight-complex="bold" style:font-size-complex="14pt" fo:language="el" fo:country="GR"/>
    </style:style>
    <style:style style:name="T2868" style:parent-style-name="AncientGreekἈρχαίαἑλληνικά" style:family="text">
      <style:text-properties style:font-weight-complex="bold" style:font-size-complex="14pt"/>
    </style:style>
    <style:style style:name="T2869" style:parent-style-name="AncientGreekἈρχαίαἑλληνικά" style:family="text">
      <style:text-properties style:font-weight-complex="bold" style:font-size-complex="14pt" fo:language="el" fo:country="GR"/>
    </style:style>
    <style:style style:name="T2870" style:parent-style-name="AncientGreekἈρχαίαἑλληνικά" style:family="text">
      <style:text-properties style:font-weight-complex="bold" style:font-size-complex="14pt"/>
    </style:style>
    <style:style style:name="T2871" style:parent-style-name="AncientGreekἈρχαίαἑλληνικά" style:family="text">
      <style:text-properties style:font-weight-complex="bold" style:font-size-complex="14pt" fo:language="el" fo:country="GR"/>
    </style:style>
    <style:style style:name="T2872" style:parent-style-name="AncientGreekἈρχαίαἑλληνικά" style:family="text">
      <style:text-properties style:font-weight-complex="bold" style:font-size-complex="14pt"/>
    </style:style>
    <style:style style:name="T2873" style:parent-style-name="AncientGreekἈρχαίαἑλληνικά" style:family="text">
      <style:text-properties style:font-weight-complex="bold" style:font-size-complex="14pt" fo:language="el" fo:country="GR"/>
    </style:style>
    <style:style style:name="T2874" style:parent-style-name="AncientGreekἈρχαίαἑλληνικά" style:family="text">
      <style:text-properties style:font-weight-complex="bold" style:font-size-complex="14pt"/>
    </style:style>
    <style:style style:name="T2875" style:parent-style-name="AncientGreekἈρχαίαἑλληνικά" style:family="text">
      <style:text-properties style:font-weight-complex="bold" style:font-size-complex="14pt" fo:language="el" fo:country="GR"/>
    </style:style>
    <style:style style:name="T2876" style:parent-style-name="AncientGreekἈρχαίαἑλληνικά" style:family="text">
      <style:text-properties style:font-weight-complex="bold" style:font-size-complex="14pt"/>
    </style:style>
    <style:style style:name="T2877" style:parent-style-name="AncientGreekἈρχαίαἑλληνικά" style:family="text">
      <style:text-properties style:font-weight-complex="bold" style:font-size-complex="14pt" fo:language="el" fo:country="GR"/>
    </style:style>
    <style:style style:name="T2878" style:parent-style-name="AncientGreekἈρχαίαἑλληνικά" style:family="text">
      <style:text-properties style:font-weight-complex="bold" style:font-size-complex="14pt"/>
    </style:style>
    <style:style style:name="T2879" style:parent-style-name="AncientGreekἈρχαίαἑλληνικά" style:family="text">
      <style:text-properties style:font-weight-complex="bold" style:font-size-complex="14pt" fo:language="el" fo:country="GR"/>
    </style:style>
    <style:style style:name="T2880" style:parent-style-name="AncientGreekἈρχαίαἑλληνικά" style:family="text">
      <style:text-properties style:font-weight-complex="bold" style:font-size-complex="14pt"/>
    </style:style>
    <style:style style:name="T2881" style:parent-style-name="AncientGreekἈρχαίαἑλληνικά" style:family="text">
      <style:text-properties style:font-weight-complex="bold" style:font-size-complex="14pt" fo:language="el" fo:country="GR"/>
    </style:style>
    <style:style style:name="T2882" style:parent-style-name="AncientGreekἈρχαίαἑλληνικά" style:family="text">
      <style:text-properties style:font-weight-complex="bold" style:font-size-complex="14pt"/>
    </style:style>
    <style:style style:name="T2883" style:parent-style-name="AncientGreekἈρχαίαἑλληνικά" style:family="text">
      <style:text-properties style:font-weight-complex="bold" style:font-size-complex="14pt" fo:language="el" fo:country="GR"/>
    </style:style>
    <style:style style:name="T2884" style:parent-style-name="AncientGreekἈρχαίαἑλληνικά" style:family="text">
      <style:text-properties style:font-weight-complex="bold" style:font-size-complex="14pt"/>
    </style:style>
    <style:style style:name="T2885" style:parent-style-name="AncientGreekἈρχαίαἑλληνικά" style:family="text">
      <style:text-properties style:font-weight-complex="bold" style:font-size-complex="14pt" fo:language="el" fo:country="GR"/>
    </style:style>
    <style:style style:name="T2886" style:parent-style-name="AncientGreekἈρχαίαἑλληνικά" style:family="text">
      <style:text-properties style:font-weight-complex="bold" style:font-size-complex="14pt"/>
    </style:style>
    <style:style style:name="T2887" style:parent-style-name="AncientGreekἈρχαίαἑλληνικά" style:family="text">
      <style:text-properties style:font-weight-complex="bold" style:font-size-complex="14pt" fo:language="el" fo:country="GR"/>
    </style:style>
    <style:style style:name="T2888" style:parent-style-name="AncientGreekἈρχαίαἑλληνικά" style:family="text">
      <style:text-properties style:font-weight-complex="bold" style:font-size-complex="14pt"/>
    </style:style>
    <style:style style:name="T2889" style:parent-style-name="AncientGreekἈρχαίαἑλληνικά" style:family="text">
      <style:text-properties style:font-weight-complex="bold" style:font-size-complex="14pt" fo:language="el" fo:country="GR"/>
    </style:style>
    <style:style style:name="T2890" style:parent-style-name="AncientGreekἈρχαίαἑλληνικά" style:family="text">
      <style:text-properties style:font-weight-complex="bold" style:font-size-complex="14pt"/>
    </style:style>
    <style:style style:name="T2891" style:parent-style-name="AncientGreekἈρχαίαἑλληνικά" style:family="text">
      <style:text-properties style:font-weight-complex="bold" style:font-size-complex="14pt" fo:language="el" fo:country="GR"/>
    </style:style>
    <style:style style:name="T2892" style:parent-style-name="AncientGreekἈρχαίαἑλληνικά" style:family="text">
      <style:text-properties style:font-weight-complex="bold" style:font-size-complex="14pt"/>
    </style:style>
    <style:style style:name="T2893" style:parent-style-name="AncientGreekἈρχαίαἑλληνικά" style:family="text">
      <style:text-properties style:font-weight-complex="bold" style:font-size-complex="14pt" fo:language="el" fo:country="GR"/>
    </style:style>
    <style:style style:name="T2894" style:parent-style-name="AncientGreekἈρχαίαἑλληνικά" style:family="text">
      <style:text-properties style:font-weight-complex="bold" style:font-size-complex="14pt"/>
    </style:style>
    <style:style style:name="T2895" style:parent-style-name="AncientGreekἈρχαίαἑλληνικά" style:family="text">
      <style:text-properties style:font-weight-complex="bold" style:font-size-complex="14pt" fo:language="el" fo:country="GR"/>
    </style:style>
    <style:style style:name="T2896" style:parent-style-name="AncientGreekἈρχαίαἑλληνικά" style:family="text">
      <style:text-properties style:font-weight-complex="bold" style:font-size-complex="14pt"/>
    </style:style>
    <style:style style:name="T2897" style:parent-style-name="AncientGreekἈρχαίαἑλληνικά" style:family="text">
      <style:text-properties style:font-weight-complex="bold" style:font-size-complex="14pt" fo:language="el" fo:country="GR"/>
    </style:style>
    <style:style style:name="T2898" style:parent-style-name="AncientGreekἈρχαίαἑλληνικά" style:family="text">
      <style:text-properties style:font-weight-complex="bold" style:font-size-complex="14pt"/>
    </style:style>
    <style:style style:name="T2899" style:parent-style-name="AncientGreekἈρχαίαἑλληνικά" style:family="text">
      <style:text-properties style:font-weight-complex="bold" style:font-size-complex="14pt" fo:language="el" fo:country="GR"/>
    </style:style>
    <style:style style:name="T2900" style:parent-style-name="AncientGreekἈρχαίαἑλληνικά" style:family="text">
      <style:text-properties style:font-weight-complex="bold" style:font-size-complex="14pt"/>
    </style:style>
    <style:style style:name="T2901" style:parent-style-name="AncientGreekἈρχαίαἑλληνικά" style:family="text">
      <style:text-properties style:font-weight-complex="bold" style:font-size-complex="14pt" fo:language="el" fo:country="GR"/>
    </style:style>
    <style:style style:name="T2902" style:parent-style-name="AncientGreekἈρχαίαἑλληνικά" style:family="text">
      <style:text-properties style:font-weight-complex="bold" style:font-size-complex="14pt"/>
    </style:style>
    <style:style style:name="T2903" style:parent-style-name="AncientGreekἈρχαίαἑλληνικά" style:family="text">
      <style:text-properties style:font-weight-complex="bold" style:font-size-complex="14pt" fo:language="el" fo:country="GR"/>
    </style:style>
    <style:style style:name="T2904" style:parent-style-name="AncientGreekἈρχαίαἑλληνικά" style:family="text">
      <style:text-properties style:font-weight-complex="bold" style:font-size-complex="14pt"/>
    </style:style>
    <style:style style:name="T2905" style:parent-style-name="AncientGreekἈρχαίαἑλληνικά" style:family="text">
      <style:text-properties style:font-weight-complex="bold" style:font-size-complex="14pt" fo:language="el" fo:country="GR"/>
    </style:style>
    <style:style style:name="T2906" style:parent-style-name="AncientGreekἈρχαίαἑλληνικά" style:family="text">
      <style:text-properties style:font-weight-complex="bold" style:font-size-complex="14pt"/>
    </style:style>
    <style:style style:name="T2907" style:parent-style-name="AncientGreekἈρχαίαἑλληνικά" style:family="text">
      <style:text-properties style:font-weight-complex="bold" style:font-size-complex="14pt" fo:language="el" fo:country="GR"/>
    </style:style>
    <style:style style:name="T2908" style:parent-style-name="AncientGreekἈρχαίαἑλληνικά" style:family="text">
      <style:text-properties style:font-weight-complex="bold" style:font-size-complex="14pt"/>
    </style:style>
    <style:style style:name="T2909" style:parent-style-name="AncientGreekἈρχαίαἑλληνικά" style:family="text">
      <style:text-properties style:font-weight-complex="bold" style:font-size-complex="14pt" fo:language="el" fo:country="GR"/>
    </style:style>
    <style:style style:name="T2910" style:parent-style-name="AncientGreekἈρχαίαἑλληνικά" style:family="text">
      <style:text-properties style:font-weight-complex="bold" style:font-size-complex="14pt"/>
    </style:style>
    <style:style style:name="T2911" style:parent-style-name="AncientGreekἈρχαίαἑλληνικά" style:family="text">
      <style:text-properties style:font-weight-complex="bold" style:font-size-complex="14pt" fo:language="el" fo:country="GR"/>
    </style:style>
    <style:style style:name="T2912" style:parent-style-name="AncientGreekἈρχαίαἑλληνικά" style:family="text">
      <style:text-properties style:font-weight-complex="bold" style:font-size-complex="14pt"/>
    </style:style>
    <style:style style:name="T2913" style:parent-style-name="AncientGreekἈρχαίαἑλληνικά" style:family="text">
      <style:text-properties style:font-weight-complex="bold" style:font-size-complex="14pt" fo:language="el" fo:country="GR"/>
    </style:style>
    <style:style style:name="T2914" style:parent-style-name="AncientGreekἈρχαίαἑλληνικά" style:family="text">
      <style:text-properties style:font-weight-complex="bold" style:font-size-complex="14pt"/>
    </style:style>
    <style:style style:name="T2915" style:parent-style-name="AncientGreekἈρχαίαἑλληνικά" style:family="text">
      <style:text-properties style:font-weight-complex="bold" style:font-size-complex="14pt" fo:language="el" fo:country="GR"/>
    </style:style>
    <style:style style:name="T2916" style:parent-style-name="AncientGreekἈρχαίαἑλληνικά" style:family="text">
      <style:text-properties style:font-weight-complex="bold" style:font-size-complex="14pt"/>
    </style:style>
    <style:style style:name="T2917" style:parent-style-name="AncientGreekἈρχαίαἑλληνικά" style:family="text">
      <style:text-properties style:font-weight-complex="bold" style:font-size-complex="14pt" fo:language="el" fo:country="GR"/>
    </style:style>
    <style:style style:name="T2918" style:parent-style-name="AncientGreekἈρχαίαἑλληνικά" style:family="text">
      <style:text-properties style:font-weight-complex="bold" style:font-size-complex="14pt"/>
    </style:style>
    <style:style style:name="T2919" style:parent-style-name="AncientGreekἈρχαίαἑλληνικά" style:family="text">
      <style:text-properties style:font-weight-complex="bold" style:font-size-complex="14pt" fo:language="el" fo:country="GR"/>
    </style:style>
    <style:style style:name="T2920" style:parent-style-name="AncientGreekἈρχαίαἑλληνικά" style:family="text">
      <style:text-properties style:font-weight-complex="bold" style:font-size-complex="14pt"/>
    </style:style>
    <style:style style:name="T2921" style:parent-style-name="AncientGreekἈρχαίαἑλληνικά" style:family="text">
      <style:text-properties style:font-weight-complex="bold" style:font-size-complex="14pt" fo:language="el" fo:country="GR"/>
    </style:style>
    <style:style style:name="T2922" style:parent-style-name="AncientGreekἈρχαίαἑλληνικά" style:family="text">
      <style:text-properties style:font-weight-complex="bold" style:font-size-complex="14pt"/>
    </style:style>
    <style:style style:name="T2923" style:parent-style-name="AncientGreekἈρχαίαἑλληνικά" style:family="text">
      <style:text-properties style:font-weight-complex="bold" style:font-size-complex="14pt" fo:language="el" fo:country="GR"/>
    </style:style>
    <style:style style:name="T2924" style:parent-style-name="AncientGreekἈρχαίαἑλληνικά" style:family="text">
      <style:text-properties style:font-weight-complex="bold" style:font-size-complex="14pt"/>
    </style:style>
    <style:style style:name="T2925" style:parent-style-name="AncientGreekἈρχαίαἑλληνικά" style:family="text">
      <style:text-properties style:font-weight-complex="bold" style:font-size-complex="14pt" fo:language="el" fo:country="GR"/>
    </style:style>
    <style:style style:name="T2926" style:parent-style-name="AncientGreekἈρχαίαἑλληνικά" style:family="text">
      <style:text-properties style:font-weight-complex="bold" style:font-size-complex="14pt"/>
    </style:style>
    <style:style style:name="T2927" style:parent-style-name="AncientGreekἈρχαίαἑλληνικά" style:family="text">
      <style:text-properties style:font-weight-complex="bold" style:font-size-complex="14pt" fo:language="el" fo:country="GR"/>
    </style:style>
    <style:style style:name="T2928" style:parent-style-name="AncientGreekἈρχαίαἑλληνικά" style:family="text">
      <style:text-properties style:font-weight-complex="bold" style:font-size-complex="14pt"/>
    </style:style>
    <style:style style:name="T2929" style:parent-style-name="AncientGreekἈρχαίαἑλληνικά" style:family="text">
      <style:text-properties style:font-weight-complex="bold" style:font-size-complex="14pt" fo:language="el" fo:country="GR"/>
    </style:style>
    <style:style style:name="T2930" style:parent-style-name="AncientGreekἈρχαίαἑλληνικά" style:family="text">
      <style:text-properties style:font-weight-complex="bold" style:font-size-complex="14pt"/>
    </style:style>
    <style:style style:name="T2931" style:parent-style-name="AncientGreekἈρχαίαἑλληνικά" style:family="text">
      <style:text-properties style:font-weight-complex="bold" style:font-size-complex="14pt" fo:language="el" fo:country="GR"/>
    </style:style>
    <style:style style:name="T2932" style:parent-style-name="AncientGreekἈρχαίαἑλληνικά" style:family="text">
      <style:text-properties style:font-weight-complex="bold" style:font-size-complex="14pt"/>
    </style:style>
    <style:style style:name="T2933" style:parent-style-name="AncientGreekἈρχαίαἑλληνικά" style:family="text">
      <style:text-properties style:font-weight-complex="bold" style:font-size-complex="14pt" fo:language="el" fo:country="GR"/>
    </style:style>
    <style:style style:name="T2934" style:parent-style-name="AncientGreekἈρχαίαἑλληνικά" style:family="text">
      <style:text-properties style:font-weight-complex="bold" style:font-size-complex="14pt"/>
    </style:style>
    <style:style style:name="T2935" style:parent-style-name="AncientGreekἈρχαίαἑλληνικά" style:family="text">
      <style:text-properties style:font-weight-complex="bold" style:font-size-complex="14pt" fo:language="el" fo:country="GR"/>
    </style:style>
    <style:style style:name="T2936" style:parent-style-name="AncientGreekἈρχαίαἑλληνικά" style:family="text">
      <style:text-properties style:font-weight-complex="bold" style:font-size-complex="14pt"/>
    </style:style>
    <style:style style:name="T2937" style:parent-style-name="AncientGreekἈρχαίαἑλληνικά" style:family="text">
      <style:text-properties style:font-weight-complex="bold" style:font-size-complex="14pt" fo:language="el" fo:country="GR"/>
    </style:style>
    <style:style style:name="P2938" style:parent-style-name="Standard" style:family="paragraph">
      <style:paragraph-properties fo:widows="0" fo:orphans="0">
        <style:tab-stops>
          <style:tab-stop style:type="left" style:position="2.0729in"/>
        </style:tab-stops>
      </style:paragraph-properties>
    </style:style>
    <style:style style:name="T2939" style:parent-style-name="AncientGreekἈρχαίαἑλληνικά" style:family="text">
      <style:text-properties style:font-weight-complex="bold" style:font-size-complex="14pt" fo:language="el" fo:country="GR"/>
    </style:style>
    <style:style style:name="T2940" style:parent-style-name="AncientGreekἈρχαίαἑλληνικά" style:family="text">
      <style:text-properties style:font-weight-complex="bold" style:font-size-complex="14pt"/>
    </style:style>
    <style:style style:name="T2941" style:parent-style-name="AncientGreekἈρχαίαἑλληνικά" style:family="text">
      <style:text-properties style:font-weight-complex="bold" style:font-size-complex="14pt" fo:language="el" fo:country="GR"/>
    </style:style>
    <style:style style:name="T2942" style:parent-style-name="AncientGreekἈρχαίαἑλληνικά" style:family="text">
      <style:text-properties style:font-weight-complex="bold" style:font-size-complex="14pt"/>
    </style:style>
    <style:style style:name="T2943" style:parent-style-name="AncientGreekἈρχαίαἑλληνικά" style:family="text">
      <style:text-properties style:font-weight-complex="bold" style:font-size-complex="14pt" fo:language="el" fo:country="GR"/>
    </style:style>
    <style:style style:name="T2944" style:parent-style-name="AncientGreekἈρχαίαἑλληνικά" style:family="text">
      <style:text-properties style:font-weight-complex="bold" style:font-size-complex="14pt"/>
    </style:style>
    <style:style style:name="T2945" style:parent-style-name="AncientGreekἈρχαίαἑλληνικά" style:family="text">
      <style:text-properties style:font-weight-complex="bold" style:font-size-complex="14pt" fo:language="el" fo:country="GR"/>
    </style:style>
    <style:style style:name="T2946" style:parent-style-name="AncientGreekἈρχαίαἑλληνικά" style:family="text">
      <style:text-properties style:font-weight-complex="bold" style:font-size-complex="14pt"/>
    </style:style>
    <style:style style:name="T2947" style:parent-style-name="AncientGreekἈρχαίαἑλληνικά" style:family="text">
      <style:text-properties style:font-weight-complex="bold" style:font-size-complex="14pt" fo:language="el" fo:country="GR"/>
    </style:style>
    <style:style style:name="T2948" style:parent-style-name="AncientGreekἈρχαίαἑλληνικά" style:family="text">
      <style:text-properties style:font-weight-complex="bold" style:font-size-complex="14pt"/>
    </style:style>
    <style:style style:name="T2949" style:parent-style-name="AncientGreekἈρχαίαἑλληνικά" style:family="text">
      <style:text-properties style:font-weight-complex="bold" style:font-size-complex="14pt" fo:language="el" fo:country="GR"/>
    </style:style>
    <style:style style:name="T2950" style:parent-style-name="AncientGreekἈρχαίαἑλληνικά" style:family="text">
      <style:text-properties style:font-weight-complex="bold" style:font-size-complex="14pt"/>
    </style:style>
    <style:style style:name="T2951" style:parent-style-name="AncientGreekἈρχαίαἑλληνικά" style:family="text">
      <style:text-properties style:font-weight-complex="bold" style:font-size-complex="14pt" fo:language="el" fo:country="GR"/>
    </style:style>
    <style:style style:name="T2952" style:parent-style-name="AncientGreekἈρχαίαἑλληνικά" style:family="text">
      <style:text-properties style:font-weight-complex="bold" style:font-size-complex="14pt"/>
    </style:style>
    <style:style style:name="T2953" style:parent-style-name="AncientGreekἈρχαίαἑλληνικά" style:family="text">
      <style:text-properties style:font-weight-complex="bold" style:font-size-complex="14pt" fo:language="el" fo:country="GR"/>
    </style:style>
    <style:style style:name="T2954" style:parent-style-name="AncientGreekἈρχαίαἑλληνικά" style:family="text">
      <style:text-properties style:font-weight-complex="bold" style:font-size-complex="14pt"/>
    </style:style>
    <style:style style:name="T2955" style:parent-style-name="AncientGreekἈρχαίαἑλληνικά" style:family="text">
      <style:text-properties style:font-weight-complex="bold" style:font-size-complex="14pt" fo:language="el" fo:country="GR"/>
    </style:style>
    <style:style style:name="T2956" style:parent-style-name="AncientGreekἈρχαίαἑλληνικά" style:family="text">
      <style:text-properties style:font-weight-complex="bold" style:font-size-complex="14pt"/>
    </style:style>
    <style:style style:name="T2957" style:parent-style-name="AncientGreekἈρχαίαἑλληνικά" style:family="text">
      <style:text-properties style:font-weight-complex="bold" style:font-size-complex="14pt" fo:language="el" fo:country="GR"/>
    </style:style>
    <style:style style:name="T2958" style:parent-style-name="AncientGreekἈρχαίαἑλληνικά" style:family="text">
      <style:text-properties style:font-weight-complex="bold" style:font-size-complex="14pt"/>
    </style:style>
    <style:style style:name="T2959" style:parent-style-name="AncientGreekἈρχαίαἑλληνικά" style:family="text">
      <style:text-properties style:font-weight-complex="bold" style:font-size-complex="14pt" fo:language="el" fo:country="GR"/>
    </style:style>
    <style:style style:name="T2960" style:parent-style-name="AncientGreekἈρχαίαἑλληνικά" style:family="text">
      <style:text-properties style:font-weight-complex="bold" style:font-size-complex="14pt"/>
    </style:style>
    <style:style style:name="T2961" style:parent-style-name="AncientGreekἈρχαίαἑλληνικά" style:family="text">
      <style:text-properties style:font-weight-complex="bold" style:font-size-complex="14pt" fo:language="el" fo:country="GR"/>
    </style:style>
    <style:style style:name="T2962" style:parent-style-name="AncientGreekἈρχαίαἑλληνικά" style:family="text">
      <style:text-properties style:font-weight-complex="bold" style:font-size-complex="14pt"/>
    </style:style>
    <style:style style:name="T2963" style:parent-style-name="AncientGreekἈρχαίαἑλληνικά" style:family="text">
      <style:text-properties style:font-weight-complex="bold" style:font-size-complex="14pt" fo:language="el" fo:country="GR"/>
    </style:style>
    <style:style style:name="T2964" style:parent-style-name="AncientGreekἈρχαίαἑλληνικά" style:family="text">
      <style:text-properties style:font-weight-complex="bold" style:font-size-complex="14pt"/>
    </style:style>
    <style:style style:name="T2965" style:parent-style-name="AncientGreekἈρχαίαἑλληνικά" style:family="text">
      <style:text-properties style:font-weight-complex="bold" style:font-size-complex="14pt" fo:language="el" fo:country="GR"/>
    </style:style>
    <style:style style:name="T2966" style:parent-style-name="AncientGreekἈρχαίαἑλληνικά" style:family="text">
      <style:text-properties style:font-weight-complex="bold" style:font-size-complex="14pt"/>
    </style:style>
    <style:style style:name="T2967" style:parent-style-name="AncientGreekἈρχαίαἑλληνικά" style:family="text">
      <style:text-properties style:font-weight-complex="bold" style:font-size-complex="14pt" fo:language="el" fo:country="GR"/>
    </style:style>
    <style:style style:name="T2968" style:parent-style-name="AncientGreekἈρχαίαἑλληνικά" style:family="text">
      <style:text-properties style:font-weight-complex="bold" style:font-size-complex="14pt"/>
    </style:style>
    <style:style style:name="T2969" style:parent-style-name="AncientGreekἈρχαίαἑλληνικά" style:family="text">
      <style:text-properties style:font-weight-complex="bold" style:font-size-complex="14pt" fo:language="el" fo:country="GR"/>
    </style:style>
    <style:style style:name="T2970" style:parent-style-name="AncientGreekἈρχαίαἑλληνικά" style:family="text">
      <style:text-properties style:font-weight-complex="bold" style:font-size-complex="14pt"/>
    </style:style>
    <style:style style:name="TableCell2971" style:family="table-cell">
      <style:table-cell-properties fo:border="0.0069in solid #000000" fo:background-color="#FFFFFF" style:writing-mode="lr-tb" fo:padding-top="0in" fo:padding-left="0.1527in" fo:padding-bottom="0in" fo:padding-right="0.15in"/>
    </style:style>
    <style:style style:name="P2972" style:parent-style-name="Standard" style:family="paragraph">
      <style:paragraph-properties fo:widows="0" fo:orphans="0"/>
      <style:text-properties style:font-name="AncientGreek"/>
    </style:style>
    <style:style style:name="P2973" style:parent-style-name="Standard" style:family="paragraph">
      <style:paragraph-properties fo:widows="0" fo:orphans="0"/>
      <style:text-properties style:font-name="AncientGreek"/>
    </style:style>
    <style:style style:name="P2974" style:parent-style-name="Standard" style:family="paragraph">
      <style:paragraph-properties fo:widows="0" fo:orphans="0"/>
      <style:text-properties style:font-name="AncientGreek"/>
    </style:style>
    <style:style style:name="P2975" style:parent-style-name="Standard" style:family="paragraph">
      <style:paragraph-properties fo:widows="0" fo:orphans="0"/>
      <style:text-properties style:font-name="AncientGreek"/>
    </style:style>
    <style:style style:name="TableRow2976" style:family="table-row">
      <style:table-row-properties style:min-row-height="0.0138in" style:use-optimal-row-height="false" fo:keep-together="always"/>
    </style:style>
    <style:style style:name="TableCell2977" style:family="table-cell">
      <style:table-cell-properties fo:border="0.0069in solid #000000" fo:background-color="#FFFFFF" style:writing-mode="lr-tb" fo:padding-top="0in" fo:padding-left="0.1527in" fo:padding-bottom="0in" fo:padding-right="0.15in"/>
    </style:style>
    <style:style style:name="P2978" style:parent-style-name="Standard" style:family="paragraph">
      <style:paragraph-properties fo:keep-with-next="always" fo:widows="0" fo:orphans="0" fo:text-align="center">
        <style:tab-stops>
          <style:tab-stop style:type="center" style:position="1in"/>
        </style:tab-stops>
      </style:paragraph-properties>
    </style:style>
    <style:style style:name="T2979" style:parent-style-name="AncientGreekἈρχαίαἑλληνικά" style:family="text">
      <style:text-properties fo:font-weight="bold" style:font-weight-asian="bold" style:font-weight-complex="bold" fo:font-size="18pt" style:font-size-asian="18pt" style:font-size-complex="14pt"/>
    </style:style>
    <style:style style:name="T29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81" style:parent-style-name="AncientGreekἈρχαίαἑλληνικά" style:family="text">
      <style:text-properties fo:font-weight="bold" style:font-weight-asian="bold" style:font-weight-complex="bold" fo:font-size="18pt" style:font-size-asian="18pt" style:font-size-complex="14pt"/>
    </style:style>
    <style:style style:name="T298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83" style:parent-style-name="AncientGreekἈρχαίαἑλληνικά" style:family="text">
      <style:text-properties fo:font-weight="bold" style:font-weight-asian="bold" style:font-weight-complex="bold" fo:font-size="18pt" style:font-size-asian="18pt" style:font-size-complex="14pt"/>
    </style:style>
    <style:style style:name="T298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2985" style:parent-style-name="AncientGreekἈρχαίαἑλληνικά" style:family="text">
      <style:text-properties fo:font-weight="bold" style:font-weight-asian="bold" style:font-weight-complex="bold" fo:font-size="18pt" style:font-size-asian="18pt" style:font-size-complex="14pt"/>
    </style:style>
    <style:style style:name="T2986" style:parent-style-name="AncientGreekἈρχαίαἑλληνικά" style:family="text">
      <style:text-properties fo:font-weight="bold" style:font-weight-asian="bold" style:font-weight-complex="bold" fo:font-size="18pt" style:font-size-asian="18pt" style:font-size-complex="14pt"/>
    </style:style>
    <style:style style:name="T2987" style:parent-style-name="AncientGreekἈρχαίαἑλληνικά" style:family="text">
      <style:text-properties style:font-weight-complex="bold" style:font-size-complex="14pt" fo:language="el" fo:country="GR"/>
    </style:style>
    <style:style style:name="T2988" style:parent-style-name="AncientGreekἈρχαίαἑλληνικά" style:family="text">
      <style:text-properties style:font-weight-complex="bold" style:font-size-complex="14pt"/>
    </style:style>
    <style:style style:name="T2989" style:parent-style-name="AncientGreekἈρχαίαἑλληνικά" style:family="text">
      <style:text-properties style:font-weight-complex="bold" style:font-size-complex="14pt" fo:language="el" fo:country="GR"/>
    </style:style>
    <style:style style:name="T2990" style:parent-style-name="AncientGreekἈρχαίαἑλληνικά" style:family="text">
      <style:text-properties style:font-weight-complex="bold" style:font-size-complex="14pt"/>
    </style:style>
    <style:style style:name="T2991" style:parent-style-name="AncientGreekἈρχαίαἑλληνικά" style:family="text">
      <style:text-properties style:font-weight-complex="bold" style:font-size-complex="14pt" fo:language="el" fo:country="GR"/>
    </style:style>
    <style:style style:name="T2992" style:parent-style-name="AncientGreekἈρχαίαἑλληνικά" style:family="text">
      <style:text-properties style:font-weight-complex="bold" style:font-size-complex="14pt"/>
    </style:style>
    <style:style style:name="T2993" style:parent-style-name="AncientGreekἈρχαίαἑλληνικά" style:family="text">
      <style:text-properties style:font-weight-complex="bold" style:font-size-complex="14pt" fo:language="el" fo:country="GR"/>
    </style:style>
    <style:style style:name="T2994" style:parent-style-name="AncientGreekἈρχαίαἑλληνικά" style:family="text">
      <style:text-properties style:font-weight-complex="bold" style:font-size-complex="14pt"/>
    </style:style>
    <style:style style:name="T2995" style:parent-style-name="AncientGreekἈρχαίαἑλληνικά" style:family="text">
      <style:text-properties style:font-weight-complex="bold" style:font-size-complex="14pt" fo:language="el" fo:country="GR"/>
    </style:style>
    <style:style style:name="T2996" style:parent-style-name="AncientGreekἈρχαίαἑλληνικά" style:family="text">
      <style:text-properties style:font-weight-complex="bold" style:font-size-complex="14pt"/>
    </style:style>
    <style:style style:name="T2997" style:parent-style-name="AncientGreekἈρχαίαἑλληνικά" style:family="text">
      <style:text-properties style:font-weight-complex="bold" style:font-size-complex="14pt" fo:language="el" fo:country="GR"/>
    </style:style>
    <style:style style:name="T2998" style:parent-style-name="AncientGreekἈρχαίαἑλληνικά" style:family="text">
      <style:text-properties style:font-weight-complex="bold" style:font-size-complex="14pt"/>
    </style:style>
    <style:style style:name="T2999" style:parent-style-name="AncientGreekἈρχαίαἑλληνικά" style:family="text">
      <style:text-properties style:font-weight-complex="bold" style:font-size-complex="14pt" fo:language="el" fo:country="GR"/>
    </style:style>
    <style:style style:name="T3000" style:parent-style-name="AncientGreekἈρχαίαἑλληνικά" style:family="text">
      <style:text-properties style:font-weight-complex="bold" style:font-size-complex="14pt"/>
    </style:style>
    <style:style style:name="T3001" style:parent-style-name="AncientGreekἈρχαίαἑλληνικά" style:family="text">
      <style:text-properties style:font-weight-complex="bold" style:font-size-complex="14pt" fo:language="el" fo:country="GR"/>
    </style:style>
    <style:style style:name="T3002" style:parent-style-name="AncientGreekἈρχαίαἑλληνικά" style:family="text">
      <style:text-properties style:font-weight-complex="bold" style:font-size-complex="14pt"/>
    </style:style>
    <style:style style:name="T3003" style:parent-style-name="AncientGreekἈρχαίαἑλληνικά" style:family="text">
      <style:text-properties style:font-weight-complex="bold" style:font-size-complex="14pt" fo:language="el" fo:country="GR"/>
    </style:style>
    <style:style style:name="T3004" style:parent-style-name="AncientGreekἈρχαίαἑλληνικά" style:family="text">
      <style:text-properties style:font-weight-complex="bold" style:font-size-complex="14pt"/>
    </style:style>
    <style:style style:name="T3005" style:parent-style-name="AncientGreekἈρχαίαἑλληνικά" style:family="text">
      <style:text-properties style:font-weight-complex="bold" style:font-size-complex="14pt" fo:language="el" fo:country="GR"/>
    </style:style>
    <style:style style:name="T3006" style:parent-style-name="AncientGreekἈρχαίαἑλληνικά" style:family="text">
      <style:text-properties style:font-weight-complex="bold" style:font-size-complex="14pt"/>
    </style:style>
    <style:style style:name="T3007" style:parent-style-name="AncientGreekἈρχαίαἑλληνικά" style:family="text">
      <style:text-properties style:font-weight-complex="bold" style:font-size-complex="14pt" fo:language="el" fo:country="GR"/>
    </style:style>
    <style:style style:name="T3008" style:parent-style-name="AncientGreekἈρχαίαἑλληνικά" style:family="text">
      <style:text-properties style:font-weight-complex="bold" style:font-size-complex="14pt"/>
    </style:style>
    <style:style style:name="T3009" style:parent-style-name="AncientGreekἈρχαίαἑλληνικά" style:family="text">
      <style:text-properties style:font-weight-complex="bold" style:font-size-complex="14pt" fo:language="el" fo:country="GR"/>
    </style:style>
    <style:style style:name="T3010" style:parent-style-name="AncientGreekἈρχαίαἑλληνικά" style:family="text">
      <style:text-properties style:font-weight-complex="bold" style:font-size-complex="14pt"/>
    </style:style>
    <style:style style:name="T3011" style:parent-style-name="AncientGreekἈρχαίαἑλληνικά" style:family="text">
      <style:text-properties style:font-weight-complex="bold" style:font-size-complex="14pt" fo:language="el" fo:country="GR"/>
    </style:style>
    <style:style style:name="T3012" style:parent-style-name="AncientGreekἈρχαίαἑλληνικά" style:family="text">
      <style:text-properties style:font-weight-complex="bold" style:font-size-complex="14pt"/>
    </style:style>
    <style:style style:name="T3013" style:parent-style-name="AncientGreekἈρχαίαἑλληνικά" style:family="text">
      <style:text-properties style:font-weight-complex="bold" style:font-size-complex="14pt" fo:language="el" fo:country="GR"/>
    </style:style>
    <style:style style:name="T3014" style:parent-style-name="AncientGreekἈρχαίαἑλληνικά" style:family="text">
      <style:text-properties style:font-weight-complex="bold" style:font-size-complex="14pt"/>
    </style:style>
    <style:style style:name="T3015" style:parent-style-name="AncientGreekἈρχαίαἑλληνικά" style:family="text">
      <style:text-properties style:font-weight-complex="bold" style:font-size-complex="14pt" fo:language="el" fo:country="GR"/>
    </style:style>
    <style:style style:name="T3016" style:parent-style-name="AncientGreekἈρχαίαἑλληνικά" style:family="text">
      <style:text-properties style:font-weight-complex="bold" style:font-size-complex="14pt"/>
    </style:style>
    <style:style style:name="T3017" style:parent-style-name="AncientGreekἈρχαίαἑλληνικά" style:family="text">
      <style:text-properties style:font-weight-complex="bold" style:font-size-complex="14pt" fo:language="el" fo:country="GR"/>
    </style:style>
    <style:style style:name="T3018" style:parent-style-name="AncientGreekἈρχαίαἑλληνικά" style:family="text">
      <style:text-properties style:font-weight-complex="bold" style:font-size-complex="14pt"/>
    </style:style>
    <style:style style:name="T3019" style:parent-style-name="AncientGreekἈρχαίαἑλληνικά" style:family="text">
      <style:text-properties style:font-weight-complex="bold" style:font-size-complex="14pt" fo:language="el" fo:country="GR"/>
    </style:style>
    <style:style style:name="T3020" style:parent-style-name="AncientGreekἈρχαίαἑλληνικά" style:family="text">
      <style:text-properties style:font-weight-complex="bold" style:font-size-complex="14pt"/>
    </style:style>
    <style:style style:name="T3021" style:parent-style-name="AncientGreekἈρχαίαἑλληνικά" style:family="text">
      <style:text-properties style:font-weight-complex="bold" style:font-size-complex="14pt" fo:language="el" fo:country="GR"/>
    </style:style>
    <style:style style:name="T3022" style:parent-style-name="AncientGreekἈρχαίαἑλληνικά" style:family="text">
      <style:text-properties style:font-weight-complex="bold" style:font-size-complex="14pt"/>
    </style:style>
    <style:style style:name="T3023" style:parent-style-name="AncientGreekἈρχαίαἑλληνικά" style:family="text">
      <style:text-properties style:font-weight-complex="bold" style:font-size-complex="14pt" fo:language="el" fo:country="GR"/>
    </style:style>
    <style:style style:name="T3024" style:parent-style-name="AncientGreekἈρχαίαἑλληνικά" style:family="text">
      <style:text-properties style:font-weight-complex="bold" style:font-size-complex="14pt"/>
    </style:style>
    <style:style style:name="T3025" style:parent-style-name="AncientGreekἈρχαίαἑλληνικά" style:family="text">
      <style:text-properties style:font-weight-complex="bold" style:font-size-complex="14pt" fo:language="el" fo:country="GR"/>
    </style:style>
    <style:style style:name="T3026" style:parent-style-name="AncientGreekἈρχαίαἑλληνικά" style:family="text">
      <style:text-properties style:font-weight-complex="bold" style:font-size-complex="14pt"/>
    </style:style>
    <style:style style:name="T3027" style:parent-style-name="AncientGreekἈρχαίαἑλληνικά" style:family="text">
      <style:text-properties style:font-weight-complex="bold" style:font-size-complex="14pt" fo:language="el" fo:country="GR"/>
    </style:style>
    <style:style style:name="T3028" style:parent-style-name="AncientGreekἈρχαίαἑλληνικά" style:family="text">
      <style:text-properties style:font-weight-complex="bold" style:font-size-complex="14pt"/>
    </style:style>
    <style:style style:name="T3029" style:parent-style-name="AncientGreekἈρχαίαἑλληνικά" style:family="text">
      <style:text-properties style:font-weight-complex="bold" style:font-size-complex="14pt" fo:language="el" fo:country="GR"/>
    </style:style>
    <style:style style:name="T3030" style:parent-style-name="AncientGreekἈρχαίαἑλληνικά" style:family="text">
      <style:text-properties style:font-weight-complex="bold" style:font-size-complex="14pt"/>
    </style:style>
    <style:style style:name="T3031" style:parent-style-name="AncientGreekἈρχαίαἑλληνικά" style:family="text">
      <style:text-properties style:font-weight-complex="bold" style:font-size-complex="14pt" fo:language="el" fo:country="GR"/>
    </style:style>
    <style:style style:name="T3032" style:parent-style-name="AncientGreekἈρχαίαἑλληνικά" style:family="text">
      <style:text-properties style:font-weight-complex="bold" style:font-size-complex="14pt"/>
    </style:style>
    <style:style style:name="T3033" style:parent-style-name="AncientGreekἈρχαίαἑλληνικά" style:family="text">
      <style:text-properties style:font-weight-complex="bold" style:font-size-complex="14pt" fo:language="el" fo:country="GR"/>
    </style:style>
    <style:style style:name="T3034" style:parent-style-name="AncientGreekἈρχαίαἑλληνικά" style:family="text">
      <style:text-properties style:font-weight-complex="bold" style:font-size-complex="14pt"/>
    </style:style>
    <style:style style:name="T3035" style:parent-style-name="AncientGreekἈρχαίαἑλληνικά" style:family="text">
      <style:text-properties style:font-weight-complex="bold" style:font-size-complex="14pt" fo:language="el" fo:country="GR"/>
    </style:style>
    <style:style style:name="T3036" style:parent-style-name="AncientGreekἈρχαίαἑλληνικά" style:family="text">
      <style:text-properties style:font-weight-complex="bold" style:font-size-complex="14pt"/>
    </style:style>
    <style:style style:name="T3037" style:parent-style-name="AncientGreekἈρχαίαἑλληνικά" style:family="text">
      <style:text-properties style:font-weight-complex="bold" style:font-size-complex="14pt" fo:language="el" fo:country="GR"/>
    </style:style>
    <style:style style:name="T3038" style:parent-style-name="AncientGreekἈρχαίαἑλληνικά" style:family="text">
      <style:text-properties style:font-weight-complex="bold" style:font-size-complex="14pt"/>
    </style:style>
    <style:style style:name="T3039" style:parent-style-name="AncientGreekἈρχαίαἑλληνικά" style:family="text">
      <style:text-properties style:font-weight-complex="bold" style:font-size-complex="14pt" fo:language="el" fo:country="GR"/>
    </style:style>
    <style:style style:name="T3040" style:parent-style-name="AncientGreekἈρχαίαἑλληνικά" style:family="text">
      <style:text-properties style:font-weight-complex="bold" style:font-size-complex="14pt"/>
    </style:style>
    <style:style style:name="T3041" style:parent-style-name="AncientGreekἈρχαίαἑλληνικά" style:family="text">
      <style:text-properties style:font-weight-complex="bold" style:font-size-complex="14pt" fo:language="el" fo:country="GR"/>
    </style:style>
    <style:style style:name="T3042" style:parent-style-name="AncientGreekἈρχαίαἑλληνικά" style:family="text">
      <style:text-properties style:font-weight-complex="bold" style:font-size-complex="14pt"/>
    </style:style>
    <style:style style:name="T3043" style:parent-style-name="AncientGreekἈρχαίαἑλληνικά" style:family="text">
      <style:text-properties style:font-weight-complex="bold" style:font-size-complex="14pt" fo:language="el" fo:country="GR"/>
    </style:style>
    <style:style style:name="T3044" style:parent-style-name="AncientGreekἈρχαίαἑλληνικά" style:family="text">
      <style:text-properties style:font-weight-complex="bold" style:font-size-complex="14pt"/>
    </style:style>
    <style:style style:name="T3045" style:parent-style-name="AncientGreekἈρχαίαἑλληνικά" style:family="text">
      <style:text-properties style:font-weight-complex="bold" style:font-size-complex="14pt" fo:language="el" fo:country="GR"/>
    </style:style>
    <style:style style:name="T3046" style:parent-style-name="AncientGreekἈρχαίαἑλληνικά" style:family="text">
      <style:text-properties style:font-weight-complex="bold" style:font-size-complex="14pt"/>
    </style:style>
    <style:style style:name="T3047" style:parent-style-name="AncientGreekἈρχαίαἑλληνικά" style:family="text">
      <style:text-properties style:font-weight-complex="bold" style:font-size-complex="14pt" fo:language="el" fo:country="GR"/>
    </style:style>
    <style:style style:name="T3048" style:parent-style-name="AncientGreekἈρχαίαἑλληνικά" style:family="text">
      <style:text-properties style:font-weight-complex="bold" style:font-size-complex="14pt"/>
    </style:style>
    <style:style style:name="T3049" style:parent-style-name="AncientGreekἈρχαίαἑλληνικά" style:family="text">
      <style:text-properties style:font-weight-complex="bold" style:font-size-complex="14pt" fo:language="el" fo:country="GR"/>
    </style:style>
    <style:style style:name="T3050" style:parent-style-name="AncientGreekἈρχαίαἑλληνικά" style:family="text">
      <style:text-properties style:font-weight-complex="bold" style:font-size-complex="14pt"/>
    </style:style>
    <style:style style:name="T3051" style:parent-style-name="AncientGreekἈρχαίαἑλληνικά" style:family="text">
      <style:text-properties style:font-weight-complex="bold" style:font-size-complex="14pt" fo:language="el" fo:country="GR"/>
    </style:style>
    <style:style style:name="T3052" style:parent-style-name="AncientGreekἈρχαίαἑλληνικά" style:family="text">
      <style:text-properties style:font-weight-complex="bold" style:font-size-complex="14pt"/>
    </style:style>
    <style:style style:name="T3053" style:parent-style-name="AncientGreekἈρχαίαἑλληνικά" style:family="text">
      <style:text-properties style:font-weight-complex="bold" style:font-size-complex="14pt" fo:language="el" fo:country="GR"/>
    </style:style>
    <style:style style:name="T3054" style:parent-style-name="AncientGreekἈρχαίαἑλληνικά" style:family="text">
      <style:text-properties style:font-weight-complex="bold" style:font-size-complex="14pt"/>
    </style:style>
    <style:style style:name="T3055" style:parent-style-name="AncientGreekἈρχαίαἑλληνικά" style:family="text">
      <style:text-properties style:font-weight-complex="bold" style:font-size-complex="14pt" fo:language="el" fo:country="GR"/>
    </style:style>
    <style:style style:name="T3056" style:parent-style-name="AncientGreekἈρχαίαἑλληνικά" style:family="text">
      <style:text-properties style:font-weight-complex="bold" style:font-size-complex="14pt"/>
    </style:style>
    <style:style style:name="T3057" style:parent-style-name="AncientGreekἈρχαίαἑλληνικά" style:family="text">
      <style:text-properties style:font-weight-complex="bold" style:font-size-complex="14pt" fo:language="el" fo:country="GR"/>
    </style:style>
    <style:style style:name="T3058" style:parent-style-name="AncientGreekἈρχαίαἑλληνικά" style:family="text">
      <style:text-properties style:font-weight-complex="bold" style:font-size-complex="14pt"/>
    </style:style>
    <style:style style:name="T3059" style:parent-style-name="AncientGreekἈρχαίαἑλληνικά" style:family="text">
      <style:text-properties style:font-weight-complex="bold" style:font-size-complex="14pt" fo:language="el" fo:country="GR"/>
    </style:style>
    <style:style style:name="T3060" style:parent-style-name="AncientGreekἈρχαίαἑλληνικά" style:family="text">
      <style:text-properties style:font-weight-complex="bold" style:font-size-complex="14pt"/>
    </style:style>
    <style:style style:name="T3061" style:parent-style-name="AncientGreekἈρχαίαἑλληνικά" style:family="text">
      <style:text-properties style:font-weight-complex="bold" style:font-size-complex="14pt" fo:language="el" fo:country="GR"/>
    </style:style>
    <style:style style:name="T3062" style:parent-style-name="AncientGreekἈρχαίαἑλληνικά" style:family="text">
      <style:text-properties style:font-weight-complex="bold" style:font-size-complex="14pt"/>
    </style:style>
    <style:style style:name="T3063" style:parent-style-name="AncientGreekἈρχαίαἑλληνικά" style:family="text">
      <style:text-properties style:font-weight-complex="bold" style:font-size-complex="14pt" fo:language="el" fo:country="GR"/>
    </style:style>
    <style:style style:name="T3064" style:parent-style-name="AncientGreekἈρχαίαἑλληνικά" style:family="text">
      <style:text-properties style:font-weight-complex="bold" style:font-size-complex="14pt"/>
    </style:style>
    <style:style style:name="T3065" style:parent-style-name="AncientGreekἈρχαίαἑλληνικά" style:family="text">
      <style:text-properties style:font-weight-complex="bold" style:font-size-complex="14pt" fo:language="el" fo:country="GR"/>
    </style:style>
    <style:style style:name="T3066" style:parent-style-name="AncientGreekἈρχαίαἑλληνικά" style:family="text">
      <style:text-properties style:font-weight-complex="bold" style:font-size-complex="14pt"/>
    </style:style>
    <style:style style:name="T3067" style:parent-style-name="AncientGreekἈρχαίαἑλληνικά" style:family="text">
      <style:text-properties style:font-weight-complex="bold" style:font-size-complex="14pt" fo:language="el" fo:country="GR"/>
    </style:style>
    <style:style style:name="T3068" style:parent-style-name="AncientGreekἈρχαίαἑλληνικά" style:family="text">
      <style:text-properties style:font-weight-complex="bold" style:font-size-complex="14pt"/>
    </style:style>
    <style:style style:name="T3069" style:parent-style-name="AncientGreekἈρχαίαἑλληνικά" style:family="text">
      <style:text-properties style:font-weight-complex="bold" style:font-size-complex="14pt" fo:language="el" fo:country="GR"/>
    </style:style>
    <style:style style:name="T3070" style:parent-style-name="AncientGreekἈρχαίαἑλληνικά" style:family="text">
      <style:text-properties style:font-weight-complex="bold" style:font-size-complex="14pt"/>
    </style:style>
    <style:style style:name="T3071" style:parent-style-name="AncientGreekἈρχαίαἑλληνικά" style:family="text">
      <style:text-properties style:font-weight-complex="bold" style:font-size-complex="14pt" fo:language="el" fo:country="GR"/>
    </style:style>
    <style:style style:name="T3072" style:parent-style-name="AncientGreekἈρχαίαἑλληνικά" style:family="text">
      <style:text-properties style:font-weight-complex="bold" style:font-size-complex="14pt"/>
    </style:style>
    <style:style style:name="T3073" style:parent-style-name="AncientGreekἈρχαίαἑλληνικά" style:family="text">
      <style:text-properties style:font-weight-complex="bold" style:font-size-complex="14pt" fo:language="el" fo:country="GR"/>
    </style:style>
    <style:style style:name="T3074" style:parent-style-name="AncientGreekἈρχαίαἑλληνικά" style:family="text">
      <style:text-properties style:font-weight-complex="bold" style:font-size-complex="14pt"/>
    </style:style>
    <style:style style:name="T3075" style:parent-style-name="AncientGreekἈρχαίαἑλληνικά" style:family="text">
      <style:text-properties style:font-weight-complex="bold" style:font-size-complex="14pt" fo:language="el" fo:country="GR"/>
    </style:style>
    <style:style style:name="T3076" style:parent-style-name="AncientGreekἈρχαίαἑλληνικά" style:family="text">
      <style:text-properties style:font-weight-complex="bold" style:font-size-complex="14pt"/>
    </style:style>
    <style:style style:name="T3077" style:parent-style-name="AncientGreekἈρχαίαἑλληνικά" style:family="text">
      <style:text-properties style:font-weight-complex="bold" style:font-size-complex="14pt" fo:language="el" fo:country="GR"/>
    </style:style>
    <style:style style:name="T3078" style:parent-style-name="AncientGreekἈρχαίαἑλληνικά" style:family="text">
      <style:text-properties style:font-weight-complex="bold" style:font-size-complex="14pt"/>
    </style:style>
    <style:style style:name="T3079" style:parent-style-name="AncientGreekἈρχαίαἑλληνικά" style:family="text">
      <style:text-properties style:font-weight-complex="bold" style:font-size-complex="14pt" fo:language="el" fo:country="GR"/>
    </style:style>
    <style:style style:name="T3080" style:parent-style-name="AncientGreekἈρχαίαἑλληνικά" style:family="text">
      <style:text-properties style:font-weight-complex="bold" style:font-size-complex="14pt"/>
    </style:style>
    <style:style style:name="T3081" style:parent-style-name="AncientGreekἈρχαίαἑλληνικά" style:family="text">
      <style:text-properties style:font-weight-complex="bold" style:font-size-complex="14pt" fo:language="el" fo:country="GR"/>
    </style:style>
    <style:style style:name="T3082" style:parent-style-name="AncientGreekἈρχαίαἑλληνικά" style:family="text">
      <style:text-properties style:font-weight-complex="bold" style:font-size-complex="14pt"/>
    </style:style>
    <style:style style:name="T3083" style:parent-style-name="AncientGreekἈρχαίαἑλληνικά" style:family="text">
      <style:text-properties style:font-weight-complex="bold" style:font-size-complex="14pt" fo:language="el" fo:country="GR"/>
    </style:style>
    <style:style style:name="T3084" style:parent-style-name="AncientGreekἈρχαίαἑλληνικά" style:family="text">
      <style:text-properties style:font-weight-complex="bold" style:font-size-complex="14pt"/>
    </style:style>
    <style:style style:name="T3085" style:parent-style-name="AncientGreekἈρχαίαἑλληνικά" style:family="text">
      <style:text-properties style:font-weight-complex="bold" style:font-size-complex="14pt" fo:language="el" fo:country="GR"/>
    </style:style>
    <style:style style:name="T3086" style:parent-style-name="AncientGreekἈρχαίαἑλληνικά" style:family="text">
      <style:text-properties style:font-weight-complex="bold" style:font-size-complex="14pt"/>
    </style:style>
    <style:style style:name="T3087" style:parent-style-name="AncientGreekἈρχαίαἑλληνικά" style:family="text">
      <style:text-properties style:font-weight-complex="bold" style:font-size-complex="14pt" fo:language="el" fo:country="GR"/>
    </style:style>
    <style:style style:name="T3088" style:parent-style-name="AncientGreekἈρχαίαἑλληνικά" style:family="text">
      <style:text-properties style:font-weight-complex="bold" style:font-size-complex="14pt"/>
    </style:style>
    <style:style style:name="T3089" style:parent-style-name="AncientGreekἈρχαίαἑλληνικά" style:family="text">
      <style:text-properties style:font-weight-complex="bold" style:font-size-complex="14pt" fo:language="el" fo:country="GR"/>
    </style:style>
    <style:style style:name="T3090" style:parent-style-name="AncientGreekἈρχαίαἑλληνικά" style:family="text">
      <style:text-properties style:font-weight-complex="bold" style:font-size-complex="14pt"/>
    </style:style>
    <style:style style:name="T3091" style:parent-style-name="AncientGreekἈρχαίαἑλληνικά" style:family="text">
      <style:text-properties style:font-weight-complex="bold" style:font-size-complex="14pt" fo:language="el" fo:country="GR"/>
    </style:style>
    <style:style style:name="T3092" style:parent-style-name="AncientGreekἈρχαίαἑλληνικά" style:family="text">
      <style:text-properties style:font-weight-complex="bold" style:font-size-complex="14pt"/>
    </style:style>
    <style:style style:name="T3093" style:parent-style-name="AncientGreekἈρχαίαἑλληνικά" style:family="text">
      <style:text-properties style:font-weight-complex="bold" style:font-size-complex="14pt" fo:language="el" fo:country="GR"/>
    </style:style>
    <style:style style:name="T3094" style:parent-style-name="AncientGreekἈρχαίαἑλληνικά" style:family="text">
      <style:text-properties style:font-weight-complex="bold" style:font-size-complex="14pt"/>
    </style:style>
    <style:style style:name="T3095" style:parent-style-name="AncientGreekἈρχαίαἑλληνικά" style:family="text">
      <style:text-properties style:font-weight-complex="bold" style:font-size-complex="14pt" fo:language="el" fo:country="GR"/>
    </style:style>
    <style:style style:name="T3096" style:parent-style-name="AncientGreekἈρχαίαἑλληνικά" style:family="text">
      <style:text-properties style:font-weight-complex="bold" style:font-size-complex="14pt"/>
    </style:style>
    <style:style style:name="T3097" style:parent-style-name="AncientGreekἈρχαίαἑλληνικά" style:family="text">
      <style:text-properties style:font-weight-complex="bold" style:font-size-complex="14pt" fo:language="el" fo:country="GR"/>
    </style:style>
    <style:style style:name="T3098" style:parent-style-name="AncientGreekἈρχαίαἑλληνικά" style:family="text">
      <style:text-properties style:font-weight-complex="bold" style:font-size-complex="14pt"/>
    </style:style>
    <style:style style:name="T3099" style:parent-style-name="AncientGreekἈρχαίαἑλληνικά" style:family="text">
      <style:text-properties style:font-weight-complex="bold" style:font-size-complex="14pt" fo:language="el" fo:country="GR"/>
    </style:style>
    <style:style style:name="T3100" style:parent-style-name="AncientGreekἈρχαίαἑλληνικά" style:family="text">
      <style:text-properties style:font-weight-complex="bold" style:font-size-complex="14pt"/>
    </style:style>
    <style:style style:name="T3101" style:parent-style-name="AncientGreekἈρχαίαἑλληνικά" style:family="text">
      <style:text-properties style:font-weight-complex="bold" style:font-size-complex="14pt" fo:language="el" fo:country="GR"/>
    </style:style>
    <style:style style:name="T3102" style:parent-style-name="AncientGreekἈρχαίαἑλληνικά" style:family="text">
      <style:text-properties style:font-weight-complex="bold" style:font-size-complex="14pt"/>
    </style:style>
    <style:style style:name="T3103" style:parent-style-name="AncientGreekἈρχαίαἑλληνικά" style:family="text">
      <style:text-properties style:font-weight-complex="bold" style:font-size-complex="14pt" fo:language="el" fo:country="GR"/>
    </style:style>
    <style:style style:name="T3104" style:parent-style-name="AncientGreekἈρχαίαἑλληνικά" style:family="text">
      <style:text-properties style:font-weight-complex="bold" style:font-size-complex="14pt"/>
    </style:style>
    <style:style style:name="T3105" style:parent-style-name="AncientGreekἈρχαίαἑλληνικά" style:family="text">
      <style:text-properties style:font-weight-complex="bold" style:font-size-complex="14pt" fo:language="el" fo:country="GR"/>
    </style:style>
    <style:style style:name="T3106" style:parent-style-name="AncientGreekἈρχαίαἑλληνικά" style:family="text">
      <style:text-properties style:font-weight-complex="bold" style:font-size-complex="14pt"/>
    </style:style>
    <style:style style:name="T3107" style:parent-style-name="AncientGreekἈρχαίαἑλληνικά" style:family="text">
      <style:text-properties style:font-weight-complex="bold" style:font-size-complex="14pt" fo:language="el" fo:country="GR"/>
    </style:style>
    <style:style style:name="T3108" style:parent-style-name="AncientGreekἈρχαίαἑλληνικά" style:family="text">
      <style:text-properties style:font-weight-complex="bold" style:font-size-complex="14pt"/>
    </style:style>
    <style:style style:name="T3109" style:parent-style-name="AncientGreekἈρχαίαἑλληνικά" style:family="text">
      <style:text-properties style:font-weight-complex="bold" style:font-size-complex="14pt" fo:language="el" fo:country="GR"/>
    </style:style>
    <style:style style:name="T3110" style:parent-style-name="AncientGreekἈρχαίαἑλληνικά" style:family="text">
      <style:text-properties style:font-weight-complex="bold" style:font-size-complex="14pt"/>
    </style:style>
    <style:style style:name="T3111" style:parent-style-name="AncientGreekἈρχαίαἑλληνικά" style:family="text">
      <style:text-properties style:font-weight-complex="bold" style:font-size-complex="14pt" fo:language="el" fo:country="GR"/>
    </style:style>
    <style:style style:name="T3112" style:parent-style-name="AncientGreekἈρχαίαἑλληνικά" style:family="text">
      <style:text-properties style:font-weight-complex="bold" style:font-size-complex="14pt"/>
    </style:style>
    <style:style style:name="T3113" style:parent-style-name="AncientGreekἈρχαίαἑλληνικά" style:family="text">
      <style:text-properties style:font-weight-complex="bold" style:font-size-complex="14pt" fo:language="el" fo:country="GR"/>
    </style:style>
    <style:style style:name="T3114" style:parent-style-name="AncientGreekἈρχαίαἑλληνικά" style:family="text">
      <style:text-properties style:font-weight-complex="bold" style:font-size-complex="14pt"/>
    </style:style>
    <style:style style:name="T3115" style:parent-style-name="AncientGreekἈρχαίαἑλληνικά" style:family="text">
      <style:text-properties style:font-weight-complex="bold" style:font-size-complex="14pt" fo:language="el" fo:country="GR"/>
    </style:style>
    <style:style style:name="T3116" style:parent-style-name="AncientGreekἈρχαίαἑλληνικά" style:family="text">
      <style:text-properties style:font-weight-complex="bold" style:font-size-complex="14pt"/>
    </style:style>
    <style:style style:name="T3117" style:parent-style-name="AncientGreekἈρχαίαἑλληνικά" style:family="text">
      <style:text-properties style:font-weight-complex="bold" style:font-size-complex="14pt" fo:language="el" fo:country="GR"/>
    </style:style>
    <style:style style:name="T3118" style:parent-style-name="AncientGreekἈρχαίαἑλληνικά" style:family="text">
      <style:text-properties style:font-weight-complex="bold" style:font-size-complex="14pt"/>
    </style:style>
    <style:style style:name="T3119" style:parent-style-name="AncientGreekἈρχαίαἑλληνικά" style:family="text">
      <style:text-properties style:font-weight-complex="bold" style:font-size-complex="14pt" fo:language="el" fo:country="GR"/>
    </style:style>
    <style:style style:name="T3120" style:parent-style-name="AncientGreekἈρχαίαἑλληνικά" style:family="text">
      <style:text-properties style:font-weight-complex="bold" style:font-size-complex="14pt"/>
    </style:style>
    <style:style style:name="T3121" style:parent-style-name="AncientGreekἈρχαίαἑλληνικά" style:family="text">
      <style:text-properties style:font-weight-complex="bold" style:font-size-complex="14pt" fo:language="el" fo:country="GR"/>
    </style:style>
    <style:style style:name="T3122" style:parent-style-name="AncientGreekἈρχαίαἑλληνικά" style:family="text">
      <style:text-properties style:font-weight-complex="bold" style:font-size-complex="14pt"/>
    </style:style>
    <style:style style:name="T3123" style:parent-style-name="AncientGreekἈρχαίαἑλληνικά" style:family="text">
      <style:text-properties style:font-weight-complex="bold" style:font-size-complex="14pt" fo:language="el" fo:country="GR"/>
    </style:style>
    <style:style style:name="T3124" style:parent-style-name="AncientGreekἈρχαίαἑλληνικά" style:family="text">
      <style:text-properties style:font-weight-complex="bold" style:font-size-complex="14pt"/>
    </style:style>
    <style:style style:name="T3125" style:parent-style-name="AncientGreekἈρχαίαἑλληνικά" style:family="text">
      <style:text-properties style:font-weight-complex="bold" style:font-size-complex="14pt" fo:language="el" fo:country="GR"/>
    </style:style>
    <style:style style:name="T3126" style:parent-style-name="AncientGreekἈρχαίαἑλληνικά" style:family="text">
      <style:text-properties style:font-weight-complex="bold" style:font-size-complex="14pt"/>
    </style:style>
    <style:style style:name="T3127" style:parent-style-name="AncientGreekἈρχαίαἑλληνικά" style:family="text">
      <style:text-properties style:font-weight-complex="bold" style:font-size-complex="14pt" fo:language="el" fo:country="GR"/>
    </style:style>
    <style:style style:name="T3128" style:parent-style-name="AncientGreekἈρχαίαἑλληνικά" style:family="text">
      <style:text-properties style:font-weight-complex="bold" style:font-size-complex="14pt"/>
    </style:style>
    <style:style style:name="T3129" style:parent-style-name="AncientGreekἈρχαίαἑλληνικά" style:family="text">
      <style:text-properties style:font-weight-complex="bold" style:font-size-complex="14pt" fo:language="el" fo:country="GR"/>
    </style:style>
    <style:style style:name="T3130" style:parent-style-name="AncientGreekἈρχαίαἑλληνικά" style:family="text">
      <style:text-properties style:font-weight-complex="bold" style:font-size-complex="14pt"/>
    </style:style>
    <style:style style:name="T3131" style:parent-style-name="AncientGreekἈρχαίαἑλληνικά" style:family="text">
      <style:text-properties style:font-weight-complex="bold" style:font-size-complex="14pt" fo:language="el" fo:country="GR"/>
    </style:style>
    <style:style style:name="T3132" style:parent-style-name="AncientGreekἈρχαίαἑλληνικά" style:family="text">
      <style:text-properties style:font-weight-complex="bold" style:font-size-complex="14pt"/>
    </style:style>
    <style:style style:name="T3133" style:parent-style-name="AncientGreekἈρχαίαἑλληνικά" style:family="text">
      <style:text-properties style:font-weight-complex="bold" style:font-size-complex="14pt" fo:language="el" fo:country="GR"/>
    </style:style>
    <style:style style:name="T3134" style:parent-style-name="AncientGreekἈρχαίαἑλληνικά" style:family="text">
      <style:text-properties style:font-weight-complex="bold" style:font-size-complex="14pt"/>
    </style:style>
    <style:style style:name="T3135" style:parent-style-name="AncientGreekἈρχαίαἑλληνικά" style:family="text">
      <style:text-properties style:font-weight-complex="bold" style:font-size-complex="14pt" fo:language="el" fo:country="GR"/>
    </style:style>
    <style:style style:name="T3136" style:parent-style-name="AncientGreekἈρχαίαἑλληνικά" style:family="text">
      <style:text-properties style:font-weight-complex="bold" style:font-size-complex="14pt"/>
    </style:style>
    <style:style style:name="T3137" style:parent-style-name="AncientGreekἈρχαίαἑλληνικά" style:family="text">
      <style:text-properties style:font-weight-complex="bold" style:font-size-complex="14pt" fo:language="el" fo:country="GR"/>
    </style:style>
    <style:style style:name="T3138" style:parent-style-name="AncientGreekἈρχαίαἑλληνικά" style:family="text">
      <style:text-properties style:font-weight-complex="bold" style:font-size-complex="14pt"/>
    </style:style>
    <style:style style:name="T3139" style:parent-style-name="AncientGreekἈρχαίαἑλληνικά" style:family="text">
      <style:text-properties style:font-weight-complex="bold" style:font-size-complex="14pt" fo:language="el" fo:country="GR"/>
    </style:style>
    <style:style style:name="T3140" style:parent-style-name="AncientGreekἈρχαίαἑλληνικά" style:family="text">
      <style:text-properties style:font-weight-complex="bold" style:font-size-complex="14pt"/>
    </style:style>
    <style:style style:name="T3141" style:parent-style-name="AncientGreekἈρχαίαἑλληνικά" style:family="text">
      <style:text-properties style:font-weight-complex="bold" style:font-size-complex="14pt" fo:language="el" fo:country="GR"/>
    </style:style>
    <style:style style:name="T3142" style:parent-style-name="AncientGreekἈρχαίαἑλληνικά" style:family="text">
      <style:text-properties style:font-weight-complex="bold" style:font-size-complex="14pt"/>
    </style:style>
    <style:style style:name="T3143" style:parent-style-name="AncientGreekἈρχαίαἑλληνικά" style:family="text">
      <style:text-properties style:font-weight-complex="bold" style:font-size-complex="14pt" fo:language="el" fo:country="GR"/>
    </style:style>
    <style:style style:name="T3144" style:parent-style-name="AncientGreekἈρχαίαἑλληνικά" style:family="text">
      <style:text-properties style:font-weight-complex="bold" style:font-size-complex="14pt"/>
    </style:style>
    <style:style style:name="P3145" style:parent-style-name="Standard" style:family="paragraph">
      <style:paragraph-properties fo:widows="0" fo:orphans="0"/>
    </style:style>
    <style:style style:name="T3146" style:parent-style-name="AncientGreekἈρχαίαἑλληνικά" style:family="text">
      <style:text-properties style:font-weight-complex="bold" style:font-size-complex="14pt" fo:language="el" fo:country="GR"/>
    </style:style>
    <style:style style:name="T3147" style:parent-style-name="AncientGreekἈρχαίαἑλληνικά" style:family="text">
      <style:text-properties style:font-weight-complex="bold" style:font-size-complex="14pt"/>
    </style:style>
    <style:style style:name="T3148" style:parent-style-name="AncientGreekἈρχαίαἑλληνικά" style:family="text">
      <style:text-properties style:font-weight-complex="bold" style:font-size-complex="14pt" fo:language="el" fo:country="GR"/>
    </style:style>
    <style:style style:name="T3149" style:parent-style-name="AncientGreekἈρχαίαἑλληνικά" style:family="text">
      <style:text-properties style:font-weight-complex="bold" style:font-size-complex="14pt"/>
    </style:style>
    <style:style style:name="T3150" style:parent-style-name="AncientGreekἈρχαίαἑλληνικά" style:family="text">
      <style:text-properties style:font-weight-complex="bold" style:font-size-complex="14pt" fo:language="el" fo:country="GR"/>
    </style:style>
    <style:style style:name="T3151" style:parent-style-name="AncientGreekἈρχαίαἑλληνικά" style:family="text">
      <style:text-properties style:font-weight-complex="bold" style:font-size-complex="14pt"/>
    </style:style>
    <style:style style:name="T3152" style:parent-style-name="AncientGreekἈρχαίαἑλληνικά" style:family="text">
      <style:text-properties style:font-weight-complex="bold" style:font-size-complex="14pt" fo:language="el" fo:country="GR"/>
    </style:style>
    <style:style style:name="T3153" style:parent-style-name="AncientGreekἈρχαίαἑλληνικά" style:family="text">
      <style:text-properties style:font-weight-complex="bold" style:font-size-complex="14pt"/>
    </style:style>
    <style:style style:name="T3154" style:parent-style-name="AncientGreekἈρχαίαἑλληνικά" style:family="text">
      <style:text-properties style:font-weight-complex="bold" style:font-size-complex="14pt" fo:language="el" fo:country="GR"/>
    </style:style>
    <style:style style:name="T3155" style:parent-style-name="AncientGreekἈρχαίαἑλληνικά" style:family="text">
      <style:text-properties style:font-weight-complex="bold" style:font-size-complex="14pt"/>
    </style:style>
    <style:style style:name="T3156" style:parent-style-name="AncientGreekἈρχαίαἑλληνικά" style:family="text">
      <style:text-properties style:font-weight-complex="bold" style:font-size-complex="14pt" fo:language="el" fo:country="GR"/>
    </style:style>
    <style:style style:name="T3157" style:parent-style-name="AncientGreekἈρχαίαἑλληνικά" style:family="text">
      <style:text-properties style:font-weight-complex="bold" style:font-size-complex="14pt"/>
    </style:style>
    <style:style style:name="T3158" style:parent-style-name="AncientGreekἈρχαίαἑλληνικά" style:family="text">
      <style:text-properties style:font-weight-complex="bold" style:font-size-complex="14pt" fo:language="el" fo:country="GR"/>
    </style:style>
    <style:style style:name="T3159" style:parent-style-name="AncientGreekἈρχαίαἑλληνικά" style:family="text">
      <style:text-properties style:font-weight-complex="bold" style:font-size-complex="14pt"/>
    </style:style>
    <style:style style:name="T3160" style:parent-style-name="AncientGreekἈρχαίαἑλληνικά" style:family="text">
      <style:text-properties style:font-weight-complex="bold" style:font-size-complex="14pt" fo:language="el" fo:country="GR"/>
    </style:style>
    <style:style style:name="T3161" style:parent-style-name="AncientGreekἈρχαίαἑλληνικά" style:family="text">
      <style:text-properties style:font-weight-complex="bold" style:font-size-complex="14pt"/>
    </style:style>
    <style:style style:name="T3162" style:parent-style-name="AncientGreekἈρχαίαἑλληνικά" style:family="text">
      <style:text-properties style:font-weight-complex="bold" style:font-size-complex="14pt" fo:language="el" fo:country="GR"/>
    </style:style>
    <style:style style:name="T3163" style:parent-style-name="AncientGreekἈρχαίαἑλληνικά" style:family="text">
      <style:text-properties style:font-weight-complex="bold" style:font-size-complex="14pt"/>
    </style:style>
    <style:style style:name="T3164" style:parent-style-name="AncientGreekἈρχαίαἑλληνικά" style:family="text">
      <style:text-properties style:font-weight-complex="bold" style:font-size-complex="14pt" fo:language="el" fo:country="GR"/>
    </style:style>
    <style:style style:name="T3165" style:parent-style-name="AncientGreekἈρχαίαἑλληνικά" style:family="text">
      <style:text-properties style:font-weight-complex="bold" style:font-size-complex="14pt"/>
    </style:style>
    <style:style style:name="T3166" style:parent-style-name="AncientGreekἈρχαίαἑλληνικά" style:family="text">
      <style:text-properties style:font-weight-complex="bold" style:font-size-complex="14pt" fo:language="el" fo:country="GR"/>
    </style:style>
    <style:style style:name="T3167" style:parent-style-name="AncientGreekἈρχαίαἑλληνικά" style:family="text">
      <style:text-properties style:font-weight-complex="bold" style:font-size-complex="14pt"/>
    </style:style>
    <style:style style:name="T3168" style:parent-style-name="AncientGreekἈρχαίαἑλληνικά" style:family="text">
      <style:text-properties style:font-weight-complex="bold" style:font-size-complex="14pt" fo:language="el" fo:country="GR"/>
    </style:style>
    <style:style style:name="T3169" style:parent-style-name="AncientGreekἈρχαίαἑλληνικά" style:family="text">
      <style:text-properties style:font-weight-complex="bold" style:font-size-complex="14pt"/>
    </style:style>
    <style:style style:name="TableCell3170" style:family="table-cell">
      <style:table-cell-properties fo:border="0.0069in solid #000000" fo:background-color="#FFFFFF" style:writing-mode="lr-tb" fo:padding-top="0in" fo:padding-left="0.1527in" fo:padding-bottom="0in" fo:padding-right="0.15in"/>
    </style:style>
    <style:style style:name="P3171" style:parent-style-name="Standard" style:family="paragraph">
      <style:paragraph-properties fo:widows="0" fo:orphans="0"/>
      <style:text-properties style:font-name="AncientGreek"/>
    </style:style>
    <style:style style:name="P3172" style:parent-style-name="Standard" style:family="paragraph">
      <style:paragraph-properties fo:widows="0" fo:orphans="0"/>
      <style:text-properties style:font-name="AncientGreek"/>
    </style:style>
    <style:style style:name="P3173" style:parent-style-name="Standard" style:family="paragraph">
      <style:paragraph-properties fo:widows="0" fo:orphans="0"/>
      <style:text-properties style:font-name="AncientGreek"/>
    </style:style>
    <style:style style:name="P3174" style:parent-style-name="Standard" style:family="paragraph">
      <style:paragraph-properties fo:widows="0" fo:orphans="0"/>
      <style:text-properties style:font-name="AncientGreek"/>
    </style:style>
    <style:style style:name="TableRow3175" style:family="table-row">
      <style:table-row-properties style:min-row-height="0.0138in" style:use-optimal-row-height="false" fo:keep-together="always"/>
    </style:style>
    <style:style style:name="TableCell3176" style:family="table-cell">
      <style:table-cell-properties fo:border="0.0069in solid #000000" fo:background-color="#FFFFFF" style:writing-mode="lr-tb" fo:padding-top="0in" fo:padding-left="0.1527in" fo:padding-bottom="0in" fo:padding-right="0.15in"/>
    </style:style>
    <style:style style:name="P3177" style:parent-style-name="Standard" style:family="paragraph">
      <style:paragraph-properties fo:keep-with-next="always" fo:widows="0" fo:orphans="0" fo:text-align="center">
        <style:tab-stops>
          <style:tab-stop style:type="center" style:position="1in"/>
        </style:tab-stops>
      </style:paragraph-properties>
    </style:style>
    <style:style style:name="T3178" style:parent-style-name="AncientGreekἈρχαίαἑλληνικά" style:family="text">
      <style:text-properties fo:font-weight="bold" style:font-weight-asian="bold" style:font-weight-complex="bold" fo:font-size="18pt" style:font-size-asian="18pt" style:font-size-complex="14pt"/>
    </style:style>
    <style:style style:name="T317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180" style:parent-style-name="AncientGreekἈρχαίαἑλληνικά" style:family="text">
      <style:text-properties fo:font-weight="bold" style:font-weight-asian="bold" style:font-weight-complex="bold" fo:font-size="18pt" style:font-size-asian="18pt" style:font-size-complex="14pt"/>
    </style:style>
    <style:style style:name="T318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182" style:parent-style-name="AncientGreekἈρχαίαἑλληνικά" style:family="text">
      <style:text-properties fo:font-weight="bold" style:font-weight-asian="bold" style:font-weight-complex="bold" fo:font-size="18pt" style:font-size-asian="18pt" style:font-size-complex="14pt"/>
    </style:style>
    <style:style style:name="T318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184" style:parent-style-name="AncientGreekἈρχαίαἑλληνικά" style:family="text">
      <style:text-properties fo:font-weight="bold" style:font-weight-asian="bold" style:font-weight-complex="bold" fo:font-size="18pt" style:font-size-asian="18pt" style:font-size-complex="14pt"/>
    </style:style>
    <style:style style:name="T318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186" style:parent-style-name="AncientGreekἈρχαίαἑλληνικά" style:family="text">
      <style:text-properties fo:font-weight="bold" style:font-weight-asian="bold" style:font-weight-complex="bold" fo:font-size="18pt" style:font-size-asian="18pt" style:font-size-complex="14pt"/>
    </style:style>
    <style:style style:name="T3187" style:parent-style-name="AncientGreekἈρχαίαἑλληνικά" style:family="text">
      <style:text-properties fo:font-weight="bold" style:font-weight-asian="bold" style:font-weight-complex="bold" fo:font-size="18pt" style:font-size-asian="18pt" style:font-size-complex="14pt"/>
    </style:style>
    <style:style style:name="T3188" style:parent-style-name="AncientGreekἈρχαίαἑλληνικά" style:family="text">
      <style:text-properties style:font-weight-complex="bold" style:font-size-complex="14pt" fo:language="el" fo:country="GR"/>
    </style:style>
    <style:style style:name="T3189" style:parent-style-name="AncientGreekἈρχαίαἑλληνικά" style:family="text">
      <style:text-properties style:font-weight-complex="bold" style:font-size-complex="14pt"/>
    </style:style>
    <style:style style:name="T3190" style:parent-style-name="AncientGreekἈρχαίαἑλληνικά" style:family="text">
      <style:text-properties style:font-weight-complex="bold" style:font-size-complex="14pt" fo:language="el" fo:country="GR"/>
    </style:style>
    <style:style style:name="T3191" style:parent-style-name="AncientGreekἈρχαίαἑλληνικά" style:family="text">
      <style:text-properties style:font-weight-complex="bold" style:font-size-complex="14pt"/>
    </style:style>
    <style:style style:name="T3192" style:parent-style-name="AncientGreekἈρχαίαἑλληνικά" style:family="text">
      <style:text-properties style:font-weight-complex="bold" style:font-size-complex="14pt" fo:language="el" fo:country="GR"/>
    </style:style>
    <style:style style:name="T3193" style:parent-style-name="AncientGreekἈρχαίαἑλληνικά" style:family="text">
      <style:text-properties style:font-weight-complex="bold" style:font-size-complex="14pt"/>
    </style:style>
    <style:style style:name="T3194" style:parent-style-name="AncientGreekἈρχαίαἑλληνικά" style:family="text">
      <style:text-properties style:font-weight-complex="bold" style:font-size-complex="14pt" fo:language="el" fo:country="GR"/>
    </style:style>
    <style:style style:name="T3195" style:parent-style-name="AncientGreekἈρχαίαἑλληνικά" style:family="text">
      <style:text-properties style:font-weight-complex="bold" style:font-size-complex="14pt"/>
    </style:style>
    <style:style style:name="T3196" style:parent-style-name="AncientGreekἈρχαίαἑλληνικά" style:family="text">
      <style:text-properties style:font-weight-complex="bold" style:font-size-complex="14pt" fo:language="el" fo:country="GR"/>
    </style:style>
    <style:style style:name="T3197" style:parent-style-name="AncientGreekἈρχαίαἑλληνικά" style:family="text">
      <style:text-properties style:font-weight-complex="bold" style:font-size-complex="14pt"/>
    </style:style>
    <style:style style:name="T3198" style:parent-style-name="AncientGreekἈρχαίαἑλληνικά" style:family="text">
      <style:text-properties style:font-weight-complex="bold" style:font-size-complex="14pt" fo:language="el" fo:country="GR"/>
    </style:style>
    <style:style style:name="T3199" style:parent-style-name="AncientGreekἈρχαίαἑλληνικά" style:family="text">
      <style:text-properties style:font-weight-complex="bold" style:font-size-complex="14pt"/>
    </style:style>
    <style:style style:name="T3200" style:parent-style-name="AncientGreekἈρχαίαἑλληνικά" style:family="text">
      <style:text-properties style:font-weight-complex="bold" style:font-size-complex="14pt" fo:language="el" fo:country="GR"/>
    </style:style>
    <style:style style:name="T3201" style:parent-style-name="AncientGreekἈρχαίαἑλληνικά" style:family="text">
      <style:text-properties style:font-weight-complex="bold" style:font-size-complex="14pt"/>
    </style:style>
    <style:style style:name="T3202" style:parent-style-name="AncientGreekἈρχαίαἑλληνικά" style:family="text">
      <style:text-properties style:font-weight-complex="bold" style:font-size-complex="14pt" fo:language="el" fo:country="GR"/>
    </style:style>
    <style:style style:name="T3203" style:parent-style-name="AncientGreekἈρχαίαἑλληνικά" style:family="text">
      <style:text-properties style:font-weight-complex="bold" style:font-size-complex="14pt"/>
    </style:style>
    <style:style style:name="T3204" style:parent-style-name="AncientGreekἈρχαίαἑλληνικά" style:family="text">
      <style:text-properties style:font-weight-complex="bold" style:font-size-complex="14pt" fo:language="el" fo:country="GR"/>
    </style:style>
    <style:style style:name="T3205" style:parent-style-name="AncientGreekἈρχαίαἑλληνικά" style:family="text">
      <style:text-properties style:font-weight-complex="bold" style:font-size-complex="14pt"/>
    </style:style>
    <style:style style:name="T3206" style:parent-style-name="AncientGreekἈρχαίαἑλληνικά" style:family="text">
      <style:text-properties style:font-weight-complex="bold" style:font-size-complex="14pt" fo:language="el" fo:country="GR"/>
    </style:style>
    <style:style style:name="T3207" style:parent-style-name="AncientGreekἈρχαίαἑλληνικά" style:family="text">
      <style:text-properties style:font-weight-complex="bold" style:font-size-complex="14pt"/>
    </style:style>
    <style:style style:name="T3208" style:parent-style-name="AncientGreekἈρχαίαἑλληνικά" style:family="text">
      <style:text-properties style:font-weight-complex="bold" style:font-size-complex="14pt" fo:language="el" fo:country="GR"/>
    </style:style>
    <style:style style:name="T3209" style:parent-style-name="AncientGreekἈρχαίαἑλληνικά" style:family="text">
      <style:text-properties style:font-weight-complex="bold" style:font-size-complex="14pt"/>
    </style:style>
    <style:style style:name="T3210" style:parent-style-name="AncientGreekἈρχαίαἑλληνικά" style:family="text">
      <style:text-properties style:font-weight-complex="bold" style:font-size-complex="14pt" fo:language="el" fo:country="GR"/>
    </style:style>
    <style:style style:name="T3211" style:parent-style-name="AncientGreekἈρχαίαἑλληνικά" style:family="text">
      <style:text-properties style:font-weight-complex="bold" style:font-size-complex="14pt"/>
    </style:style>
    <style:style style:name="T3212" style:parent-style-name="AncientGreekἈρχαίαἑλληνικά" style:family="text">
      <style:text-properties style:font-weight-complex="bold" style:font-size-complex="14pt" fo:language="el" fo:country="GR"/>
    </style:style>
    <style:style style:name="T3213" style:parent-style-name="AncientGreekἈρχαίαἑλληνικά" style:family="text">
      <style:text-properties style:font-weight-complex="bold" style:font-size-complex="14pt"/>
    </style:style>
    <style:style style:name="T3214" style:parent-style-name="AncientGreekἈρχαίαἑλληνικά" style:family="text">
      <style:text-properties style:font-weight-complex="bold" style:font-size-complex="14pt" fo:language="el" fo:country="GR"/>
    </style:style>
    <style:style style:name="T3215" style:parent-style-name="AncientGreekἈρχαίαἑλληνικά" style:family="text">
      <style:text-properties style:font-weight-complex="bold" style:font-size-complex="14pt"/>
    </style:style>
    <style:style style:name="T3216" style:parent-style-name="AncientGreekἈρχαίαἑλληνικά" style:family="text">
      <style:text-properties style:font-weight-complex="bold" style:font-size-complex="14pt" fo:language="el" fo:country="GR"/>
    </style:style>
    <style:style style:name="T3217" style:parent-style-name="AncientGreekἈρχαίαἑλληνικά" style:family="text">
      <style:text-properties style:font-weight-complex="bold" style:font-size-complex="14pt"/>
    </style:style>
    <style:style style:name="T3218" style:parent-style-name="AncientGreekἈρχαίαἑλληνικά" style:family="text">
      <style:text-properties style:font-weight-complex="bold" style:font-size-complex="14pt" fo:language="el" fo:country="GR"/>
    </style:style>
    <style:style style:name="T3219" style:parent-style-name="AncientGreekἈρχαίαἑλληνικά" style:family="text">
      <style:text-properties style:font-weight-complex="bold" style:font-size-complex="14pt"/>
    </style:style>
    <style:style style:name="T3220" style:parent-style-name="AncientGreekἈρχαίαἑλληνικά" style:family="text">
      <style:text-properties style:font-weight-complex="bold" style:font-size-complex="14pt" fo:language="el" fo:country="GR"/>
    </style:style>
    <style:style style:name="T3221" style:parent-style-name="AncientGreekἈρχαίαἑλληνικά" style:family="text">
      <style:text-properties style:font-weight-complex="bold" style:font-size-complex="14pt"/>
    </style:style>
    <style:style style:name="T3222" style:parent-style-name="AncientGreekἈρχαίαἑλληνικά" style:family="text">
      <style:text-properties style:font-weight-complex="bold" style:font-size-complex="14pt" fo:language="el" fo:country="GR"/>
    </style:style>
    <style:style style:name="T3223" style:parent-style-name="AncientGreekἈρχαίαἑλληνικά" style:family="text">
      <style:text-properties style:font-weight-complex="bold" style:font-size-complex="14pt"/>
    </style:style>
    <style:style style:name="T3224" style:parent-style-name="AncientGreekἈρχαίαἑλληνικά" style:family="text">
      <style:text-properties style:font-weight-complex="bold" style:font-size-complex="14pt" fo:language="el" fo:country="GR"/>
    </style:style>
    <style:style style:name="T3225" style:parent-style-name="AncientGreekἈρχαίαἑλληνικά" style:family="text">
      <style:text-properties style:font-weight-complex="bold" style:font-size-complex="14pt"/>
    </style:style>
    <style:style style:name="T3226" style:parent-style-name="AncientGreekἈρχαίαἑλληνικά" style:family="text">
      <style:text-properties style:font-weight-complex="bold" style:font-size-complex="14pt" fo:language="el" fo:country="GR"/>
    </style:style>
    <style:style style:name="T3227" style:parent-style-name="AncientGreekἈρχαίαἑλληνικά" style:family="text">
      <style:text-properties style:font-weight-complex="bold" style:font-size-complex="14pt"/>
    </style:style>
    <style:style style:name="T3228" style:parent-style-name="AncientGreekἈρχαίαἑλληνικά" style:family="text">
      <style:text-properties style:font-weight-complex="bold" style:font-size-complex="14pt" fo:language="el" fo:country="GR"/>
    </style:style>
    <style:style style:name="T3229" style:parent-style-name="AncientGreekἈρχαίαἑλληνικά" style:family="text">
      <style:text-properties style:font-weight-complex="bold" style:font-size-complex="14pt"/>
    </style:style>
    <style:style style:name="T3230" style:parent-style-name="AncientGreekἈρχαίαἑλληνικά" style:family="text">
      <style:text-properties style:font-weight-complex="bold" style:font-size-complex="14pt" fo:language="el" fo:country="GR"/>
    </style:style>
    <style:style style:name="T3231" style:parent-style-name="AncientGreekἈρχαίαἑλληνικά" style:family="text">
      <style:text-properties style:font-weight-complex="bold" style:font-size-complex="14pt"/>
    </style:style>
    <style:style style:name="T3232" style:parent-style-name="AncientGreekἈρχαίαἑλληνικά" style:family="text">
      <style:text-properties style:font-weight-complex="bold" style:font-size-complex="14pt" fo:language="el" fo:country="GR"/>
    </style:style>
    <style:style style:name="T3233" style:parent-style-name="AncientGreekἈρχαίαἑλληνικά" style:family="text">
      <style:text-properties style:font-weight-complex="bold" style:font-size-complex="14pt"/>
    </style:style>
    <style:style style:name="T3234" style:parent-style-name="AncientGreekἈρχαίαἑλληνικά" style:family="text">
      <style:text-properties style:font-weight-complex="bold" style:font-size-complex="14pt" fo:language="el" fo:country="GR"/>
    </style:style>
    <style:style style:name="T3235" style:parent-style-name="AncientGreekἈρχαίαἑλληνικά" style:family="text">
      <style:text-properties style:font-weight-complex="bold" style:font-size-complex="14pt"/>
    </style:style>
    <style:style style:name="T3236" style:parent-style-name="AncientGreekἈρχαίαἑλληνικά" style:family="text">
      <style:text-properties style:font-weight-complex="bold" style:font-size-complex="14pt" fo:language="el" fo:country="GR"/>
    </style:style>
    <style:style style:name="T3237" style:parent-style-name="AncientGreekἈρχαίαἑλληνικά" style:family="text">
      <style:text-properties style:font-weight-complex="bold" style:font-size-complex="14pt"/>
    </style:style>
    <style:style style:name="T3238" style:parent-style-name="AncientGreekἈρχαίαἑλληνικά" style:family="text">
      <style:text-properties style:font-weight-complex="bold" style:font-size-complex="14pt" fo:language="el" fo:country="GR"/>
    </style:style>
    <style:style style:name="T3239" style:parent-style-name="AncientGreekἈρχαίαἑλληνικά" style:family="text">
      <style:text-properties style:font-weight-complex="bold" style:font-size-complex="14pt"/>
    </style:style>
    <style:style style:name="T3240" style:parent-style-name="AncientGreekἈρχαίαἑλληνικά" style:family="text">
      <style:text-properties style:font-weight-complex="bold" style:font-size-complex="14pt" fo:language="el" fo:country="GR"/>
    </style:style>
    <style:style style:name="T3241" style:parent-style-name="AncientGreekἈρχαίαἑλληνικά" style:family="text">
      <style:text-properties style:font-weight-complex="bold" style:font-size-complex="14pt"/>
    </style:style>
    <style:style style:name="T3242" style:parent-style-name="AncientGreekἈρχαίαἑλληνικά" style:family="text">
      <style:text-properties style:font-weight-complex="bold" style:font-size-complex="14pt" fo:language="el" fo:country="GR"/>
    </style:style>
    <style:style style:name="T3243" style:parent-style-name="AncientGreekἈρχαίαἑλληνικά" style:family="text">
      <style:text-properties style:font-weight-complex="bold" style:font-size-complex="14pt"/>
    </style:style>
    <style:style style:name="T3244" style:parent-style-name="AncientGreekἈρχαίαἑλληνικά" style:family="text">
      <style:text-properties style:font-weight-complex="bold" style:font-size-complex="14pt" fo:language="el" fo:country="GR"/>
    </style:style>
    <style:style style:name="T3245" style:parent-style-name="AncientGreekἈρχαίαἑλληνικά" style:family="text">
      <style:text-properties style:font-weight-complex="bold" style:font-size-complex="14pt"/>
    </style:style>
    <style:style style:name="T3246" style:parent-style-name="AncientGreekἈρχαίαἑλληνικά" style:family="text">
      <style:text-properties style:font-weight-complex="bold" style:font-size-complex="14pt" fo:language="el" fo:country="GR"/>
    </style:style>
    <style:style style:name="T3247" style:parent-style-name="AncientGreekἈρχαίαἑλληνικά" style:family="text">
      <style:text-properties style:font-weight-complex="bold" style:font-size-complex="14pt"/>
    </style:style>
    <style:style style:name="T3248" style:parent-style-name="AncientGreekἈρχαίαἑλληνικά" style:family="text">
      <style:text-properties style:font-weight-complex="bold" style:font-size-complex="14pt" fo:language="el" fo:country="GR"/>
    </style:style>
    <style:style style:name="T3249" style:parent-style-name="AncientGreekἈρχαίαἑλληνικά" style:family="text">
      <style:text-properties style:font-weight-complex="bold" style:font-size-complex="14pt"/>
    </style:style>
    <style:style style:name="T3250" style:parent-style-name="AncientGreekἈρχαίαἑλληνικά" style:family="text">
      <style:text-properties style:font-weight-complex="bold" style:font-size-complex="14pt" fo:language="el" fo:country="GR"/>
    </style:style>
    <style:style style:name="T3251" style:parent-style-name="AncientGreekἈρχαίαἑλληνικά" style:family="text">
      <style:text-properties style:font-weight-complex="bold" style:font-size-complex="14pt"/>
    </style:style>
    <style:style style:name="T3252" style:parent-style-name="AncientGreekἈρχαίαἑλληνικά" style:family="text">
      <style:text-properties style:font-weight-complex="bold" style:font-size-complex="14pt" fo:language="el" fo:country="GR"/>
    </style:style>
    <style:style style:name="T3253" style:parent-style-name="AncientGreekἈρχαίαἑλληνικά" style:family="text">
      <style:text-properties style:font-weight-complex="bold" style:font-size-complex="14pt"/>
    </style:style>
    <style:style style:name="T3254" style:parent-style-name="AncientGreekἈρχαίαἑλληνικά" style:family="text">
      <style:text-properties style:font-weight-complex="bold" style:font-size-complex="14pt" fo:language="el" fo:country="GR"/>
    </style:style>
    <style:style style:name="T3255" style:parent-style-name="AncientGreekἈρχαίαἑλληνικά" style:family="text">
      <style:text-properties style:font-weight-complex="bold" style:font-size-complex="14pt"/>
    </style:style>
    <style:style style:name="T3256" style:parent-style-name="AncientGreekἈρχαίαἑλληνικά" style:family="text">
      <style:text-properties style:font-weight-complex="bold" style:font-size-complex="14pt" fo:language="el" fo:country="GR"/>
    </style:style>
    <style:style style:name="T3257" style:parent-style-name="AncientGreekἈρχαίαἑλληνικά" style:family="text">
      <style:text-properties style:font-weight-complex="bold" style:font-size-complex="14pt"/>
    </style:style>
    <style:style style:name="T3258" style:parent-style-name="AncientGreekἈρχαίαἑλληνικά" style:family="text">
      <style:text-properties style:font-weight-complex="bold" style:font-size-complex="14pt" fo:language="el" fo:country="GR"/>
    </style:style>
    <style:style style:name="T3259" style:parent-style-name="AncientGreekἈρχαίαἑλληνικά" style:family="text">
      <style:text-properties style:font-weight-complex="bold" style:font-size-complex="14pt"/>
    </style:style>
    <style:style style:name="T3260" style:parent-style-name="AncientGreekἈρχαίαἑλληνικά" style:family="text">
      <style:text-properties style:font-weight-complex="bold" style:font-size-complex="14pt" fo:language="el" fo:country="GR"/>
    </style:style>
    <style:style style:name="T3261" style:parent-style-name="AncientGreekἈρχαίαἑλληνικά" style:family="text">
      <style:text-properties style:font-weight-complex="bold" style:font-size-complex="14pt"/>
    </style:style>
    <style:style style:name="T3262" style:parent-style-name="AncientGreekἈρχαίαἑλληνικά" style:family="text">
      <style:text-properties style:font-weight-complex="bold" style:font-size-complex="14pt" fo:language="el" fo:country="GR"/>
    </style:style>
    <style:style style:name="T3263" style:parent-style-name="AncientGreekἈρχαίαἑλληνικά" style:family="text">
      <style:text-properties style:font-weight-complex="bold" style:font-size-complex="14pt"/>
    </style:style>
    <style:style style:name="T3264" style:parent-style-name="AncientGreekἈρχαίαἑλληνικά" style:family="text">
      <style:text-properties style:font-weight-complex="bold" style:font-size-complex="14pt" fo:language="el" fo:country="GR"/>
    </style:style>
    <style:style style:name="T3265" style:parent-style-name="AncientGreekἈρχαίαἑλληνικά" style:family="text">
      <style:text-properties style:font-weight-complex="bold" style:font-size-complex="14pt"/>
    </style:style>
    <style:style style:name="T3266" style:parent-style-name="AncientGreekἈρχαίαἑλληνικά" style:family="text">
      <style:text-properties style:font-weight-complex="bold" style:font-size-complex="14pt" fo:language="el" fo:country="GR"/>
    </style:style>
    <style:style style:name="T3267" style:parent-style-name="AncientGreekἈρχαίαἑλληνικά" style:family="text">
      <style:text-properties style:font-weight-complex="bold" style:font-size-complex="14pt"/>
    </style:style>
    <style:style style:name="T3268" style:parent-style-name="AncientGreekἈρχαίαἑλληνικά" style:family="text">
      <style:text-properties style:font-weight-complex="bold" style:font-size-complex="14pt" fo:language="el" fo:country="GR"/>
    </style:style>
    <style:style style:name="T3269" style:parent-style-name="AncientGreekἈρχαίαἑλληνικά" style:family="text">
      <style:text-properties style:font-weight-complex="bold" style:font-size-complex="14pt"/>
    </style:style>
    <style:style style:name="T3270" style:parent-style-name="AncientGreekἈρχαίαἑλληνικά" style:family="text">
      <style:text-properties style:font-weight-complex="bold" style:font-size-complex="14pt" fo:language="el" fo:country="GR"/>
    </style:style>
    <style:style style:name="T3271" style:parent-style-name="AncientGreekἈρχαίαἑλληνικά" style:family="text">
      <style:text-properties style:font-weight-complex="bold" style:font-size-complex="14pt"/>
    </style:style>
    <style:style style:name="T3272" style:parent-style-name="AncientGreekἈρχαίαἑλληνικά" style:family="text">
      <style:text-properties style:font-weight-complex="bold" style:font-size-complex="14pt" fo:language="el" fo:country="GR"/>
    </style:style>
    <style:style style:name="T3273" style:parent-style-name="AncientGreekἈρχαίαἑλληνικά" style:family="text">
      <style:text-properties style:font-weight-complex="bold" style:font-size-complex="14pt"/>
    </style:style>
    <style:style style:name="T3274" style:parent-style-name="AncientGreekἈρχαίαἑλληνικά" style:family="text">
      <style:text-properties style:font-weight-complex="bold" style:font-size-complex="14pt" fo:language="el" fo:country="GR"/>
    </style:style>
    <style:style style:name="T3275" style:parent-style-name="AncientGreekἈρχαίαἑλληνικά" style:family="text">
      <style:text-properties style:font-weight-complex="bold" style:font-size-complex="14pt"/>
    </style:style>
    <style:style style:name="T3276" style:parent-style-name="AncientGreekἈρχαίαἑλληνικά" style:family="text">
      <style:text-properties style:font-weight-complex="bold" style:font-size-complex="14pt" fo:language="el" fo:country="GR"/>
    </style:style>
    <style:style style:name="T3277" style:parent-style-name="AncientGreekἈρχαίαἑλληνικά" style:family="text">
      <style:text-properties style:font-weight-complex="bold" style:font-size-complex="14pt"/>
    </style:style>
    <style:style style:name="T3278" style:parent-style-name="AncientGreekἈρχαίαἑλληνικά" style:family="text">
      <style:text-properties style:font-weight-complex="bold" style:font-size-complex="14pt" fo:language="el" fo:country="GR"/>
    </style:style>
    <style:style style:name="T3279" style:parent-style-name="AncientGreekἈρχαίαἑλληνικά" style:family="text">
      <style:text-properties style:font-weight-complex="bold" style:font-size-complex="14pt"/>
    </style:style>
    <style:style style:name="T3280" style:parent-style-name="AncientGreekἈρχαίαἑλληνικά" style:family="text">
      <style:text-properties style:font-weight-complex="bold" style:font-size-complex="14pt" fo:language="el" fo:country="GR"/>
    </style:style>
    <style:style style:name="T3281" style:parent-style-name="AncientGreekἈρχαίαἑλληνικά" style:family="text">
      <style:text-properties style:font-weight-complex="bold" style:font-size-complex="14pt"/>
    </style:style>
    <style:style style:name="T3282" style:parent-style-name="AncientGreekἈρχαίαἑλληνικά" style:family="text">
      <style:text-properties style:font-weight-complex="bold" style:font-size-complex="14pt" fo:language="el" fo:country="GR"/>
    </style:style>
    <style:style style:name="T3283" style:parent-style-name="AncientGreekἈρχαίαἑλληνικά" style:family="text">
      <style:text-properties style:font-weight-complex="bold" style:font-size-complex="14pt"/>
    </style:style>
    <style:style style:name="T3284" style:parent-style-name="AncientGreekἈρχαίαἑλληνικά" style:family="text">
      <style:text-properties style:font-weight-complex="bold" style:font-size-complex="14pt" fo:language="el" fo:country="GR"/>
    </style:style>
    <style:style style:name="T3285" style:parent-style-name="AncientGreekἈρχαίαἑλληνικά" style:family="text">
      <style:text-properties style:font-weight-complex="bold" style:font-size-complex="14pt"/>
    </style:style>
    <style:style style:name="T3286" style:parent-style-name="AncientGreekἈρχαίαἑλληνικά" style:family="text">
      <style:text-properties style:font-weight-complex="bold" style:font-size-complex="14pt" fo:language="el" fo:country="GR"/>
    </style:style>
    <style:style style:name="T3287" style:parent-style-name="AncientGreekἈρχαίαἑλληνικά" style:family="text">
      <style:text-properties style:font-weight-complex="bold" style:font-size-complex="14pt"/>
    </style:style>
    <style:style style:name="T3288" style:parent-style-name="AncientGreekἈρχαίαἑλληνικά" style:family="text">
      <style:text-properties style:font-weight-complex="bold" style:font-size-complex="14pt" fo:language="el" fo:country="GR"/>
    </style:style>
    <style:style style:name="T3289" style:parent-style-name="AncientGreekἈρχαίαἑλληνικά" style:family="text">
      <style:text-properties style:font-weight-complex="bold" style:font-size-complex="14pt"/>
    </style:style>
    <style:style style:name="T3290" style:parent-style-name="AncientGreekἈρχαίαἑλληνικά" style:family="text">
      <style:text-properties style:font-weight-complex="bold" style:font-size-complex="14pt" fo:language="el" fo:country="GR"/>
    </style:style>
    <style:style style:name="T3291" style:parent-style-name="AncientGreekἈρχαίαἑλληνικά" style:family="text">
      <style:text-properties style:font-weight-complex="bold" style:font-size-complex="14pt"/>
    </style:style>
    <style:style style:name="T3292" style:parent-style-name="AncientGreekἈρχαίαἑλληνικά" style:family="text">
      <style:text-properties style:font-weight-complex="bold" style:font-size-complex="14pt" fo:language="el" fo:country="GR"/>
    </style:style>
    <style:style style:name="T3293" style:parent-style-name="AncientGreekἈρχαίαἑλληνικά" style:family="text">
      <style:text-properties style:font-weight-complex="bold" style:font-size-complex="14pt"/>
    </style:style>
    <style:style style:name="T3294" style:parent-style-name="AncientGreekἈρχαίαἑλληνικά" style:family="text">
      <style:text-properties style:font-weight-complex="bold" style:font-size-complex="14pt" fo:language="el" fo:country="GR"/>
    </style:style>
    <style:style style:name="T3295" style:parent-style-name="AncientGreekἈρχαίαἑλληνικά" style:family="text">
      <style:text-properties style:font-weight-complex="bold" style:font-size-complex="14pt"/>
    </style:style>
    <style:style style:name="T3296" style:parent-style-name="AncientGreekἈρχαίαἑλληνικά" style:family="text">
      <style:text-properties style:font-weight-complex="bold" style:font-size-complex="14pt" fo:language="el" fo:country="GR"/>
    </style:style>
    <style:style style:name="T3297" style:parent-style-name="AncientGreekἈρχαίαἑλληνικά" style:family="text">
      <style:text-properties style:font-weight-complex="bold" style:font-size-complex="14pt"/>
    </style:style>
    <style:style style:name="T3298" style:parent-style-name="AncientGreekἈρχαίαἑλληνικά" style:family="text">
      <style:text-properties style:font-weight-complex="bold" style:font-size-complex="14pt" fo:language="el" fo:country="GR"/>
    </style:style>
    <style:style style:name="T3299" style:parent-style-name="AncientGreekἈρχαίαἑλληνικά" style:family="text">
      <style:text-properties style:font-weight-complex="bold" style:font-size-complex="14pt"/>
    </style:style>
    <style:style style:name="T3300" style:parent-style-name="AncientGreekἈρχαίαἑλληνικά" style:family="text">
      <style:text-properties style:font-weight-complex="bold" style:font-size-complex="14pt" fo:language="el" fo:country="GR"/>
    </style:style>
    <style:style style:name="T3301" style:parent-style-name="AncientGreekἈρχαίαἑλληνικά" style:family="text">
      <style:text-properties style:font-weight-complex="bold" style:font-size-complex="14pt"/>
    </style:style>
    <style:style style:name="T3302" style:parent-style-name="AncientGreekἈρχαίαἑλληνικά" style:family="text">
      <style:text-properties style:font-weight-complex="bold" style:font-size-complex="14pt" fo:language="el" fo:country="GR"/>
    </style:style>
    <style:style style:name="T3303" style:parent-style-name="AncientGreekἈρχαίαἑλληνικά" style:family="text">
      <style:text-properties style:font-weight-complex="bold" style:font-size-complex="14pt"/>
    </style:style>
    <style:style style:name="T3304" style:parent-style-name="AncientGreekἈρχαίαἑλληνικά" style:family="text">
      <style:text-properties style:font-weight-complex="bold" style:font-size-complex="14pt" fo:language="el" fo:country="GR"/>
    </style:style>
    <style:style style:name="T3305" style:parent-style-name="AncientGreekἈρχαίαἑλληνικά" style:family="text">
      <style:text-properties style:font-weight-complex="bold" style:font-size-complex="14pt"/>
    </style:style>
    <style:style style:name="T3306" style:parent-style-name="AncientGreekἈρχαίαἑλληνικά" style:family="text">
      <style:text-properties style:font-weight-complex="bold" style:font-size-complex="14pt" fo:language="el" fo:country="GR"/>
    </style:style>
    <style:style style:name="T3307" style:parent-style-name="AncientGreekἈρχαίαἑλληνικά" style:family="text">
      <style:text-properties style:font-weight-complex="bold" style:font-size-complex="14pt"/>
    </style:style>
    <style:style style:name="T3308" style:parent-style-name="AncientGreekἈρχαίαἑλληνικά" style:family="text">
      <style:text-properties style:font-weight-complex="bold" style:font-size-complex="14pt" fo:language="el" fo:country="GR"/>
    </style:style>
    <style:style style:name="T3309" style:parent-style-name="AncientGreekἈρχαίαἑλληνικά" style:family="text">
      <style:text-properties style:font-weight-complex="bold" style:font-size-complex="14pt"/>
    </style:style>
    <style:style style:name="T3310" style:parent-style-name="AncientGreekἈρχαίαἑλληνικά" style:family="text">
      <style:text-properties style:font-weight-complex="bold" style:font-size-complex="14pt" fo:language="el" fo:country="GR"/>
    </style:style>
    <style:style style:name="T3311" style:parent-style-name="AncientGreekἈρχαίαἑλληνικά" style:family="text">
      <style:text-properties style:font-weight-complex="bold" style:font-size-complex="14pt"/>
    </style:style>
    <style:style style:name="T3312" style:parent-style-name="AncientGreekἈρχαίαἑλληνικά" style:family="text">
      <style:text-properties style:font-weight-complex="bold" style:font-size-complex="14pt" fo:language="el" fo:country="GR"/>
    </style:style>
    <style:style style:name="T3313" style:parent-style-name="AncientGreekἈρχαίαἑλληνικά" style:family="text">
      <style:text-properties style:font-weight-complex="bold" style:font-size-complex="14pt"/>
    </style:style>
    <style:style style:name="T3314" style:parent-style-name="AncientGreekἈρχαίαἑλληνικά" style:family="text">
      <style:text-properties style:font-weight-complex="bold" style:font-size-complex="14pt" fo:language="el" fo:country="GR"/>
    </style:style>
    <style:style style:name="T3315" style:parent-style-name="AncientGreekἈρχαίαἑλληνικά" style:family="text">
      <style:text-properties style:font-weight-complex="bold" style:font-size-complex="14pt"/>
    </style:style>
    <style:style style:name="T3316" style:parent-style-name="AncientGreekἈρχαίαἑλληνικά" style:family="text">
      <style:text-properties style:font-weight-complex="bold" style:font-size-complex="14pt" fo:language="el" fo:country="GR"/>
    </style:style>
    <style:style style:name="T3317" style:parent-style-name="AncientGreekἈρχαίαἑλληνικά" style:family="text">
      <style:text-properties style:font-weight-complex="bold" style:font-size-complex="14pt"/>
    </style:style>
    <style:style style:name="T3318" style:parent-style-name="AncientGreekἈρχαίαἑλληνικά" style:family="text">
      <style:text-properties style:font-weight-complex="bold" style:font-size-complex="14pt" fo:language="el" fo:country="GR"/>
    </style:style>
    <style:style style:name="T3319" style:parent-style-name="AncientGreekἈρχαίαἑλληνικά" style:family="text">
      <style:text-properties style:font-weight-complex="bold" style:font-size-complex="14pt"/>
    </style:style>
    <style:style style:name="T3320" style:parent-style-name="AncientGreekἈρχαίαἑλληνικά" style:family="text">
      <style:text-properties style:font-weight-complex="bold" style:font-size-complex="14pt" fo:language="el" fo:country="GR"/>
    </style:style>
    <style:style style:name="T3321" style:parent-style-name="AncientGreekἈρχαίαἑλληνικά" style:family="text">
      <style:text-properties style:font-weight-complex="bold" style:font-size-complex="14pt"/>
    </style:style>
    <style:style style:name="T3322" style:parent-style-name="AncientGreekἈρχαίαἑλληνικά" style:family="text">
      <style:text-properties style:font-weight-complex="bold" style:font-size-complex="14pt" fo:language="el" fo:country="GR"/>
    </style:style>
    <style:style style:name="T3323" style:parent-style-name="AncientGreekἈρχαίαἑλληνικά" style:family="text">
      <style:text-properties style:font-weight-complex="bold" style:font-size-complex="14pt"/>
    </style:style>
    <style:style style:name="T3324" style:parent-style-name="AncientGreekἈρχαίαἑλληνικά" style:family="text">
      <style:text-properties style:font-weight-complex="bold" style:font-size-complex="14pt" fo:language="el" fo:country="GR"/>
    </style:style>
    <style:style style:name="T3325" style:parent-style-name="AncientGreekἈρχαίαἑλληνικά" style:family="text">
      <style:text-properties style:font-weight-complex="bold" style:font-size-complex="14pt"/>
    </style:style>
    <style:style style:name="T3326" style:parent-style-name="AncientGreekἈρχαίαἑλληνικά" style:family="text">
      <style:text-properties style:font-weight-complex="bold" style:font-size-complex="14pt" fo:language="el" fo:country="GR"/>
    </style:style>
    <style:style style:name="T3327" style:parent-style-name="AncientGreekἈρχαίαἑλληνικά" style:family="text">
      <style:text-properties style:font-weight-complex="bold" style:font-size-complex="14pt"/>
    </style:style>
    <style:style style:name="T3328" style:parent-style-name="AncientGreekἈρχαίαἑλληνικά" style:family="text">
      <style:text-properties style:font-weight-complex="bold" style:font-size-complex="14pt" fo:language="el" fo:country="GR"/>
    </style:style>
    <style:style style:name="T3329" style:parent-style-name="AncientGreekἈρχαίαἑλληνικά" style:family="text">
      <style:text-properties style:font-weight-complex="bold" style:font-size-complex="14pt"/>
    </style:style>
    <style:style style:name="T3330" style:parent-style-name="AncientGreekἈρχαίαἑλληνικά" style:family="text">
      <style:text-properties style:font-weight-complex="bold" style:font-size-complex="14pt" fo:language="el" fo:country="GR"/>
    </style:style>
    <style:style style:name="T3331" style:parent-style-name="AncientGreekἈρχαίαἑλληνικά" style:family="text">
      <style:text-properties style:font-weight-complex="bold" style:font-size-complex="14pt"/>
    </style:style>
    <style:style style:name="P3332" style:parent-style-name="Standard" style:family="paragraph">
      <style:paragraph-properties fo:widows="0" fo:orphans="0"/>
    </style:style>
    <style:style style:name="T3333" style:parent-style-name="AncientGreekἈρχαίαἑλληνικά" style:family="text">
      <style:text-properties style:font-weight-complex="bold" style:font-size-complex="14pt" fo:language="el" fo:country="GR"/>
    </style:style>
    <style:style style:name="T3334" style:parent-style-name="AncientGreekἈρχαίαἑλληνικά" style:family="text">
      <style:text-properties style:font-weight-complex="bold" style:font-size-complex="14pt"/>
    </style:style>
    <style:style style:name="T3335" style:parent-style-name="AncientGreekἈρχαίαἑλληνικά" style:family="text">
      <style:text-properties style:font-weight-complex="bold" style:font-size-complex="14pt" fo:language="el" fo:country="GR"/>
    </style:style>
    <style:style style:name="T3336" style:parent-style-name="AncientGreekἈρχαίαἑλληνικά" style:family="text">
      <style:text-properties style:font-weight-complex="bold" style:font-size-complex="14pt"/>
    </style:style>
    <style:style style:name="T3337" style:parent-style-name="AncientGreekἈρχαίαἑλληνικά" style:family="text">
      <style:text-properties style:font-weight-complex="bold" style:font-size-complex="14pt" fo:language="el" fo:country="GR"/>
    </style:style>
    <style:style style:name="T3338" style:parent-style-name="AncientGreekἈρχαίαἑλληνικά" style:family="text">
      <style:text-properties style:font-weight-complex="bold" style:font-size-complex="14pt"/>
    </style:style>
    <style:style style:name="T3339" style:parent-style-name="AncientGreekἈρχαίαἑλληνικά" style:family="text">
      <style:text-properties style:font-weight-complex="bold" style:font-size-complex="14pt" fo:language="el" fo:country="GR"/>
    </style:style>
    <style:style style:name="T3340" style:parent-style-name="AncientGreekἈρχαίαἑλληνικά" style:family="text">
      <style:text-properties style:font-weight-complex="bold" style:font-size-complex="14pt"/>
    </style:style>
    <style:style style:name="T3341" style:parent-style-name="AncientGreekἈρχαίαἑλληνικά" style:family="text">
      <style:text-properties style:font-weight-complex="bold" style:font-size-complex="14pt" fo:language="el" fo:country="GR"/>
    </style:style>
    <style:style style:name="T3342" style:parent-style-name="AncientGreekἈρχαίαἑλληνικά" style:family="text">
      <style:text-properties style:font-weight-complex="bold" style:font-size-complex="14pt"/>
    </style:style>
    <style:style style:name="T3343" style:parent-style-name="AncientGreekἈρχαίαἑλληνικά" style:family="text">
      <style:text-properties style:font-weight-complex="bold" style:font-size-complex="14pt" fo:language="el" fo:country="GR"/>
    </style:style>
    <style:style style:name="T3344" style:parent-style-name="AncientGreekἈρχαίαἑλληνικά" style:family="text">
      <style:text-properties style:font-weight-complex="bold" style:font-size-complex="14pt"/>
    </style:style>
    <style:style style:name="T3345" style:parent-style-name="AncientGreekἈρχαίαἑλληνικά" style:family="text">
      <style:text-properties style:font-weight-complex="bold" style:font-size-complex="14pt" fo:language="el" fo:country="GR"/>
    </style:style>
    <style:style style:name="T3346" style:parent-style-name="AncientGreekἈρχαίαἑλληνικά" style:family="text">
      <style:text-properties style:font-weight-complex="bold" style:font-size-complex="14pt"/>
    </style:style>
    <style:style style:name="T3347" style:parent-style-name="AncientGreekἈρχαίαἑλληνικά" style:family="text">
      <style:text-properties style:font-weight-complex="bold" style:font-size-complex="14pt" fo:language="el" fo:country="GR"/>
    </style:style>
    <style:style style:name="T3348" style:parent-style-name="AncientGreekἈρχαίαἑλληνικά" style:family="text">
      <style:text-properties style:font-weight-complex="bold" style:font-size-complex="14pt"/>
    </style:style>
    <style:style style:name="T3349" style:parent-style-name="AncientGreekἈρχαίαἑλληνικά" style:family="text">
      <style:text-properties style:font-weight-complex="bold" style:font-size-complex="14pt" fo:language="el" fo:country="GR"/>
    </style:style>
    <style:style style:name="T3350" style:parent-style-name="AncientGreekἈρχαίαἑλληνικά" style:family="text">
      <style:text-properties style:font-weight-complex="bold" style:font-size-complex="14pt"/>
    </style:style>
    <style:style style:name="T3351" style:parent-style-name="AncientGreekἈρχαίαἑλληνικά" style:family="text">
      <style:text-properties style:font-weight-complex="bold" style:font-size-complex="14pt" fo:language="el" fo:country="GR"/>
    </style:style>
    <style:style style:name="T3352" style:parent-style-name="AncientGreekἈρχαίαἑλληνικά" style:family="text">
      <style:text-properties style:font-weight-complex="bold" style:font-size-complex="14pt"/>
    </style:style>
    <style:style style:name="TableCell3353" style:family="table-cell">
      <style:table-cell-properties fo:border="0.0069in solid #000000" fo:background-color="#FFFFFF" style:writing-mode="lr-tb" fo:padding-top="0in" fo:padding-left="0.1527in" fo:padding-bottom="0in" fo:padding-right="0.15in"/>
    </style:style>
    <style:style style:name="P3354" style:parent-style-name="Standard" style:family="paragraph">
      <style:paragraph-properties fo:widows="0" fo:orphans="0"/>
      <style:text-properties style:font-name="AncientGreek"/>
    </style:style>
    <style:style style:name="P3355" style:parent-style-name="Standard" style:family="paragraph">
      <style:paragraph-properties fo:widows="0" fo:orphans="0"/>
      <style:text-properties style:font-name="AncientGreek"/>
    </style:style>
    <style:style style:name="P3356" style:parent-style-name="Standard" style:family="paragraph">
      <style:paragraph-properties fo:widows="0" fo:orphans="0"/>
      <style:text-properties style:font-name="AncientGreek"/>
    </style:style>
    <style:style style:name="P3357" style:parent-style-name="Standard" style:family="paragraph">
      <style:paragraph-properties fo:widows="0" fo:orphans="0"/>
      <style:text-properties style:font-name="AncientGreek"/>
    </style:style>
    <style:style style:name="TableRow3358" style:family="table-row">
      <style:table-row-properties style:min-row-height="0.0138in" style:use-optimal-row-height="false" fo:keep-together="always"/>
    </style:style>
    <style:style style:name="TableCell3359" style:family="table-cell">
      <style:table-cell-properties fo:border="0.0069in solid #000000" fo:background-color="#FFFFFF" style:writing-mode="lr-tb" fo:padding-top="0in" fo:padding-left="0.1527in" fo:padding-bottom="0in" fo:padding-right="0.15in"/>
    </style:style>
    <style:style style:name="P3360" style:parent-style-name="Standard" style:family="paragraph">
      <style:paragraph-properties fo:keep-with-next="always" fo:widows="0" fo:orphans="0" fo:text-align="center">
        <style:tab-stops>
          <style:tab-stop style:type="center" style:position="1in"/>
        </style:tab-stops>
      </style:paragraph-properties>
    </style:style>
    <style:style style:name="T3361" style:parent-style-name="AncientGreekἈρχαίαἑλληνικά" style:family="text">
      <style:text-properties fo:font-weight="bold" style:font-weight-asian="bold" style:font-weight-complex="bold" fo:font-size="18pt" style:font-size-asian="18pt" style:font-size-complex="14pt"/>
    </style:style>
    <style:style style:name="T336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363" style:parent-style-name="AncientGreekἈρχαίαἑλληνικά" style:family="text">
      <style:text-properties fo:font-weight="bold" style:font-weight-asian="bold" style:font-weight-complex="bold" fo:font-size="18pt" style:font-size-asian="18pt" style:font-size-complex="14pt"/>
    </style:style>
    <style:style style:name="T336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365" style:parent-style-name="AncientGreekἈρχαίαἑλληνικά" style:family="text">
      <style:text-properties fo:font-weight="bold" style:font-weight-asian="bold" style:font-weight-complex="bold" fo:font-size="18pt" style:font-size-asian="18pt" style:font-size-complex="14pt"/>
    </style:style>
    <style:style style:name="T336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367" style:parent-style-name="AncientGreekἈρχαίαἑλληνικά" style:family="text">
      <style:text-properties fo:font-weight="bold" style:font-weight-asian="bold" style:font-weight-complex="bold" fo:font-size="18pt" style:font-size-asian="18pt" style:font-size-complex="14pt"/>
    </style:style>
    <style:style style:name="T336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369" style:parent-style-name="AncientGreekἈρχαίαἑλληνικά" style:family="text">
      <style:text-properties fo:font-weight="bold" style:font-weight-asian="bold" style:font-weight-complex="bold" fo:font-size="18pt" style:font-size-asian="18pt" style:font-size-complex="14pt"/>
    </style:style>
    <style:style style:name="T3370" style:parent-style-name="AncientGreekἈρχαίαἑλληνικά" style:family="text">
      <style:text-properties style:font-weight-complex="bold" style:font-size-complex="14pt" fo:language="el" fo:country="GR"/>
    </style:style>
    <style:style style:name="T3371" style:parent-style-name="AncientGreekἈρχαίαἑλληνικά" style:family="text">
      <style:text-properties style:font-weight-complex="bold" style:font-size-complex="14pt"/>
    </style:style>
    <style:style style:name="T3372" style:parent-style-name="AncientGreekἈρχαίαἑλληνικά" style:family="text">
      <style:text-properties style:font-weight-complex="bold" style:font-size-complex="14pt" fo:language="el" fo:country="GR"/>
    </style:style>
    <style:style style:name="T3373" style:parent-style-name="AncientGreekἈρχαίαἑλληνικά" style:family="text">
      <style:text-properties style:font-weight-complex="bold" style:font-size-complex="14pt"/>
    </style:style>
    <style:style style:name="T3374" style:parent-style-name="AncientGreekἈρχαίαἑλληνικά" style:family="text">
      <style:text-properties style:font-weight-complex="bold" style:font-size-complex="14pt" fo:language="el" fo:country="GR"/>
    </style:style>
    <style:style style:name="T3375" style:parent-style-name="AncientGreekἈρχαίαἑλληνικά" style:family="text">
      <style:text-properties style:font-weight-complex="bold" style:font-size-complex="14pt"/>
    </style:style>
    <style:style style:name="T3376" style:parent-style-name="AncientGreekἈρχαίαἑλληνικά" style:family="text">
      <style:text-properties style:font-weight-complex="bold" style:font-size-complex="14pt" fo:language="el" fo:country="GR"/>
    </style:style>
    <style:style style:name="T3377" style:parent-style-name="AncientGreekἈρχαίαἑλληνικά" style:family="text">
      <style:text-properties style:font-weight-complex="bold" style:font-size-complex="14pt"/>
    </style:style>
    <style:style style:name="T3378" style:parent-style-name="AncientGreekἈρχαίαἑλληνικά" style:family="text">
      <style:text-properties style:font-weight-complex="bold" style:font-size-complex="14pt" fo:language="el" fo:country="GR"/>
    </style:style>
    <style:style style:name="T3379" style:parent-style-name="AncientGreekἈρχαίαἑλληνικά" style:family="text">
      <style:text-properties style:font-weight-complex="bold" style:font-size-complex="14pt"/>
    </style:style>
    <style:style style:name="T3380" style:parent-style-name="AncientGreekἈρχαίαἑλληνικά" style:family="text">
      <style:text-properties style:font-weight-complex="bold" style:font-size-complex="14pt" fo:language="el" fo:country="GR"/>
    </style:style>
    <style:style style:name="T3381" style:parent-style-name="AncientGreekἈρχαίαἑλληνικά" style:family="text">
      <style:text-properties style:font-weight-complex="bold" style:font-size-complex="14pt"/>
    </style:style>
    <style:style style:name="T3382" style:parent-style-name="AncientGreekἈρχαίαἑλληνικά" style:family="text">
      <style:text-properties style:font-weight-complex="bold" style:font-size-complex="14pt" fo:language="el" fo:country="GR"/>
    </style:style>
    <style:style style:name="T3383" style:parent-style-name="AncientGreekἈρχαίαἑλληνικά" style:family="text">
      <style:text-properties style:font-weight-complex="bold" style:font-size-complex="14pt"/>
    </style:style>
    <style:style style:name="T3384" style:parent-style-name="AncientGreekἈρχαίαἑλληνικά" style:family="text">
      <style:text-properties style:font-weight-complex="bold" style:font-size-complex="14pt" fo:language="el" fo:country="GR"/>
    </style:style>
    <style:style style:name="T3385" style:parent-style-name="AncientGreekἈρχαίαἑλληνικά" style:family="text">
      <style:text-properties style:font-weight-complex="bold" style:font-size-complex="14pt"/>
    </style:style>
    <style:style style:name="T3386" style:parent-style-name="AncientGreekἈρχαίαἑλληνικά" style:family="text">
      <style:text-properties style:font-weight-complex="bold" style:font-size-complex="14pt" fo:language="el" fo:country="GR"/>
    </style:style>
    <style:style style:name="T3387" style:parent-style-name="AncientGreekἈρχαίαἑλληνικά" style:family="text">
      <style:text-properties style:font-weight-complex="bold" style:font-size-complex="14pt"/>
    </style:style>
    <style:style style:name="T3388" style:parent-style-name="AncientGreekἈρχαίαἑλληνικά" style:family="text">
      <style:text-properties style:font-weight-complex="bold" style:font-size-complex="14pt" fo:language="el" fo:country="GR"/>
    </style:style>
    <style:style style:name="T3389" style:parent-style-name="AncientGreekἈρχαίαἑλληνικά" style:family="text">
      <style:text-properties style:font-weight-complex="bold" style:font-size-complex="14pt"/>
    </style:style>
    <style:style style:name="T3390" style:parent-style-name="AncientGreekἈρχαίαἑλληνικά" style:family="text">
      <style:text-properties style:font-weight-complex="bold" style:font-size-complex="14pt" fo:language="el" fo:country="GR"/>
    </style:style>
    <style:style style:name="T3391" style:parent-style-name="AncientGreekἈρχαίαἑλληνικά" style:family="text">
      <style:text-properties style:font-weight-complex="bold" style:font-size-complex="14pt"/>
    </style:style>
    <style:style style:name="T3392" style:parent-style-name="AncientGreekἈρχαίαἑλληνικά" style:family="text">
      <style:text-properties style:font-weight-complex="bold" style:font-size-complex="14pt" fo:language="el" fo:country="GR"/>
    </style:style>
    <style:style style:name="T3393" style:parent-style-name="AncientGreekἈρχαίαἑλληνικά" style:family="text">
      <style:text-properties style:font-weight-complex="bold" style:font-size-complex="14pt"/>
    </style:style>
    <style:style style:name="T3394" style:parent-style-name="AncientGreekἈρχαίαἑλληνικά" style:family="text">
      <style:text-properties style:font-weight-complex="bold" style:font-size-complex="14pt" fo:language="el" fo:country="GR"/>
    </style:style>
    <style:style style:name="T3395" style:parent-style-name="AncientGreekἈρχαίαἑλληνικά" style:family="text">
      <style:text-properties style:font-weight-complex="bold" style:font-size-complex="14pt"/>
    </style:style>
    <style:style style:name="T3396" style:parent-style-name="AncientGreekἈρχαίαἑλληνικά" style:family="text">
      <style:text-properties style:font-weight-complex="bold" style:font-size-complex="14pt" fo:language="el" fo:country="GR"/>
    </style:style>
    <style:style style:name="T3397" style:parent-style-name="AncientGreekἈρχαίαἑλληνικά" style:family="text">
      <style:text-properties style:font-weight-complex="bold" style:font-size-complex="14pt"/>
    </style:style>
    <style:style style:name="T3398" style:parent-style-name="AncientGreekἈρχαίαἑλληνικά" style:family="text">
      <style:text-properties style:font-weight-complex="bold" style:font-size-complex="14pt" fo:language="el" fo:country="GR"/>
    </style:style>
    <style:style style:name="T3399" style:parent-style-name="AncientGreekἈρχαίαἑλληνικά" style:family="text">
      <style:text-properties style:font-weight-complex="bold" style:font-size-complex="14pt"/>
    </style:style>
    <style:style style:name="T3400" style:parent-style-name="AncientGreekἈρχαίαἑλληνικά" style:family="text">
      <style:text-properties style:font-weight-complex="bold" style:font-size-complex="14pt" fo:language="el" fo:country="GR"/>
    </style:style>
    <style:style style:name="T3401" style:parent-style-name="AncientGreekἈρχαίαἑλληνικά" style:family="text">
      <style:text-properties style:font-weight-complex="bold" style:font-size-complex="14pt"/>
    </style:style>
    <style:style style:name="T3402" style:parent-style-name="AncientGreekἈρχαίαἑλληνικά" style:family="text">
      <style:text-properties style:font-weight-complex="bold" style:font-size-complex="14pt" fo:language="el" fo:country="GR"/>
    </style:style>
    <style:style style:name="T3403" style:parent-style-name="AncientGreekἈρχαίαἑλληνικά" style:family="text">
      <style:text-properties style:font-weight-complex="bold" style:font-size-complex="14pt"/>
    </style:style>
    <style:style style:name="T3404" style:parent-style-name="AncientGreekἈρχαίαἑλληνικά" style:family="text">
      <style:text-properties style:font-weight-complex="bold" style:font-size-complex="14pt" fo:language="el" fo:country="GR"/>
    </style:style>
    <style:style style:name="T3405" style:parent-style-name="AncientGreekἈρχαίαἑλληνικά" style:family="text">
      <style:text-properties style:font-weight-complex="bold" style:font-size-complex="14pt"/>
    </style:style>
    <style:style style:name="T3406" style:parent-style-name="AncientGreekἈρχαίαἑλληνικά" style:family="text">
      <style:text-properties style:font-weight-complex="bold" style:font-size-complex="14pt" fo:language="el" fo:country="GR"/>
    </style:style>
    <style:style style:name="T3407" style:parent-style-name="AncientGreekἈρχαίαἑλληνικά" style:family="text">
      <style:text-properties style:font-weight-complex="bold" style:font-size-complex="14pt"/>
    </style:style>
    <style:style style:name="T3408" style:parent-style-name="AncientGreekἈρχαίαἑλληνικά" style:family="text">
      <style:text-properties style:font-weight-complex="bold" style:font-size-complex="14pt" fo:language="el" fo:country="GR"/>
    </style:style>
    <style:style style:name="T3409" style:parent-style-name="AncientGreekἈρχαίαἑλληνικά" style:family="text">
      <style:text-properties style:font-weight-complex="bold" style:font-size-complex="14pt"/>
    </style:style>
    <style:style style:name="T3410" style:parent-style-name="AncientGreekἈρχαίαἑλληνικά" style:family="text">
      <style:text-properties style:font-weight-complex="bold" style:font-size-complex="14pt" fo:language="el" fo:country="GR"/>
    </style:style>
    <style:style style:name="T3411" style:parent-style-name="AncientGreekἈρχαίαἑλληνικά" style:family="text">
      <style:text-properties style:font-weight-complex="bold" style:font-size-complex="14pt"/>
    </style:style>
    <style:style style:name="T3412" style:parent-style-name="AncientGreekἈρχαίαἑλληνικά" style:family="text">
      <style:text-properties style:font-weight-complex="bold" style:font-size-complex="14pt" fo:language="el" fo:country="GR"/>
    </style:style>
    <style:style style:name="T3413" style:parent-style-name="AncientGreekἈρχαίαἑλληνικά" style:family="text">
      <style:text-properties style:font-weight-complex="bold" style:font-size-complex="14pt"/>
    </style:style>
    <style:style style:name="T3414" style:parent-style-name="AncientGreekἈρχαίαἑλληνικά" style:family="text">
      <style:text-properties style:font-weight-complex="bold" style:font-size-complex="14pt" fo:language="el" fo:country="GR"/>
    </style:style>
    <style:style style:name="T3415" style:parent-style-name="AncientGreekἈρχαίαἑλληνικά" style:family="text">
      <style:text-properties style:font-weight-complex="bold" style:font-size-complex="14pt"/>
    </style:style>
    <style:style style:name="T3416" style:parent-style-name="AncientGreekἈρχαίαἑλληνικά" style:family="text">
      <style:text-properties style:font-weight-complex="bold" style:font-size-complex="14pt" fo:language="el" fo:country="GR"/>
    </style:style>
    <style:style style:name="T3417" style:parent-style-name="AncientGreekἈρχαίαἑλληνικά" style:family="text">
      <style:text-properties style:font-weight-complex="bold" style:font-size-complex="14pt"/>
    </style:style>
    <style:style style:name="T3418" style:parent-style-name="AncientGreekἈρχαίαἑλληνικά" style:family="text">
      <style:text-properties style:font-weight-complex="bold" style:font-size-complex="14pt" fo:language="el" fo:country="GR"/>
    </style:style>
    <style:style style:name="T3419" style:parent-style-name="AncientGreekἈρχαίαἑλληνικά" style:family="text">
      <style:text-properties style:font-weight-complex="bold" style:font-size-complex="14pt"/>
    </style:style>
    <style:style style:name="T3420" style:parent-style-name="AncientGreekἈρχαίαἑλληνικά" style:family="text">
      <style:text-properties style:font-weight-complex="bold" style:font-size-complex="14pt" fo:language="el" fo:country="GR"/>
    </style:style>
    <style:style style:name="T3421" style:parent-style-name="AncientGreekἈρχαίαἑλληνικά" style:family="text">
      <style:text-properties style:font-weight-complex="bold" style:font-size-complex="14pt"/>
    </style:style>
    <style:style style:name="T3422" style:parent-style-name="AncientGreekἈρχαίαἑλληνικά" style:family="text">
      <style:text-properties style:font-weight-complex="bold" style:font-size-complex="14pt" fo:language="el" fo:country="GR"/>
    </style:style>
    <style:style style:name="T3423" style:parent-style-name="AncientGreekἈρχαίαἑλληνικά" style:family="text">
      <style:text-properties style:font-weight-complex="bold" style:font-size-complex="14pt"/>
    </style:style>
    <style:style style:name="T3424" style:parent-style-name="AncientGreekἈρχαίαἑλληνικά" style:family="text">
      <style:text-properties style:font-weight-complex="bold" style:font-size-complex="14pt" fo:language="el" fo:country="GR"/>
    </style:style>
    <style:style style:name="T3425" style:parent-style-name="AncientGreekἈρχαίαἑλληνικά" style:family="text">
      <style:text-properties style:font-weight-complex="bold" style:font-size-complex="14pt"/>
    </style:style>
    <style:style style:name="T3426" style:parent-style-name="AncientGreekἈρχαίαἑλληνικά" style:family="text">
      <style:text-properties style:font-weight-complex="bold" style:font-size-complex="14pt" fo:language="el" fo:country="GR"/>
    </style:style>
    <style:style style:name="T3427" style:parent-style-name="AncientGreekἈρχαίαἑλληνικά" style:family="text">
      <style:text-properties style:font-weight-complex="bold" style:font-size-complex="14pt"/>
    </style:style>
    <style:style style:name="T3428" style:parent-style-name="AncientGreekἈρχαίαἑλληνικά" style:family="text">
      <style:text-properties style:font-weight-complex="bold" style:font-size-complex="14pt" fo:language="el" fo:country="GR"/>
    </style:style>
    <style:style style:name="T3429" style:parent-style-name="AncientGreekἈρχαίαἑλληνικά" style:family="text">
      <style:text-properties style:font-weight-complex="bold" style:font-size-complex="14pt"/>
    </style:style>
    <style:style style:name="T3430" style:parent-style-name="AncientGreekἈρχαίαἑλληνικά" style:family="text">
      <style:text-properties style:font-weight-complex="bold" style:font-size-complex="14pt" fo:language="el" fo:country="GR"/>
    </style:style>
    <style:style style:name="T3431" style:parent-style-name="AncientGreekἈρχαίαἑλληνικά" style:family="text">
      <style:text-properties style:font-weight-complex="bold" style:font-size-complex="14pt"/>
    </style:style>
    <style:style style:name="T3432" style:parent-style-name="AncientGreekἈρχαίαἑλληνικά" style:family="text">
      <style:text-properties style:font-weight-complex="bold" style:font-size-complex="14pt" fo:language="el" fo:country="GR"/>
    </style:style>
    <style:style style:name="T3433" style:parent-style-name="AncientGreekἈρχαίαἑλληνικά" style:family="text">
      <style:text-properties style:font-weight-complex="bold" style:font-size-complex="14pt"/>
    </style:style>
    <style:style style:name="T3434" style:parent-style-name="AncientGreekἈρχαίαἑλληνικά" style:family="text">
      <style:text-properties style:font-weight-complex="bold" style:font-size-complex="14pt" fo:language="el" fo:country="GR"/>
    </style:style>
    <style:style style:name="T3435" style:parent-style-name="AncientGreekἈρχαίαἑλληνικά" style:family="text">
      <style:text-properties style:font-weight-complex="bold" style:font-size-complex="14pt"/>
    </style:style>
    <style:style style:name="T3436" style:parent-style-name="AncientGreekἈρχαίαἑλληνικά" style:family="text">
      <style:text-properties style:font-weight-complex="bold" style:font-size-complex="14pt" fo:language="el" fo:country="GR"/>
    </style:style>
    <style:style style:name="T3437" style:parent-style-name="AncientGreekἈρχαίαἑλληνικά" style:family="text">
      <style:text-properties style:font-weight-complex="bold" style:font-size-complex="14pt"/>
    </style:style>
    <style:style style:name="T3438" style:parent-style-name="AncientGreekἈρχαίαἑλληνικά" style:family="text">
      <style:text-properties style:font-weight-complex="bold" style:font-size-complex="14pt" fo:language="el" fo:country="GR"/>
    </style:style>
    <style:style style:name="T3439" style:parent-style-name="AncientGreekἈρχαίαἑλληνικά" style:family="text">
      <style:text-properties style:font-weight-complex="bold" style:font-size-complex="14pt"/>
    </style:style>
    <style:style style:name="T3440" style:parent-style-name="AncientGreekἈρχαίαἑλληνικά" style:family="text">
      <style:text-properties style:font-weight-complex="bold" style:font-size-complex="14pt" fo:language="el" fo:country="GR"/>
    </style:style>
    <style:style style:name="T3441" style:parent-style-name="AncientGreekἈρχαίαἑλληνικά" style:family="text">
      <style:text-properties style:font-weight-complex="bold" style:font-size-complex="14pt"/>
    </style:style>
    <style:style style:name="T3442" style:parent-style-name="AncientGreekἈρχαίαἑλληνικά" style:family="text">
      <style:text-properties style:font-weight-complex="bold" style:font-size-complex="14pt" fo:language="el" fo:country="GR"/>
    </style:style>
    <style:style style:name="T3443" style:parent-style-name="AncientGreekἈρχαίαἑλληνικά" style:family="text">
      <style:text-properties style:font-weight-complex="bold" style:font-size-complex="14pt"/>
    </style:style>
    <style:style style:name="T3444" style:parent-style-name="AncientGreekἈρχαίαἑλληνικά" style:family="text">
      <style:text-properties style:font-weight-complex="bold" style:font-size-complex="14pt" fo:language="el" fo:country="GR"/>
    </style:style>
    <style:style style:name="T3445" style:parent-style-name="AncientGreekἈρχαίαἑλληνικά" style:family="text">
      <style:text-properties style:font-weight-complex="bold" style:font-size-complex="14pt"/>
    </style:style>
    <style:style style:name="T3446" style:parent-style-name="AncientGreekἈρχαίαἑλληνικά" style:family="text">
      <style:text-properties style:font-weight-complex="bold" style:font-size-complex="14pt" fo:language="el" fo:country="GR"/>
    </style:style>
    <style:style style:name="T3447" style:parent-style-name="AncientGreekἈρχαίαἑλληνικά" style:family="text">
      <style:text-properties style:font-weight-complex="bold" style:font-size-complex="14pt"/>
    </style:style>
    <style:style style:name="T3448" style:parent-style-name="AncientGreekἈρχαίαἑλληνικά" style:family="text">
      <style:text-properties style:font-weight-complex="bold" style:font-size-complex="14pt" fo:language="el" fo:country="GR"/>
    </style:style>
    <style:style style:name="T3449" style:parent-style-name="AncientGreekἈρχαίαἑλληνικά" style:family="text">
      <style:text-properties style:font-weight-complex="bold" style:font-size-complex="14pt"/>
    </style:style>
    <style:style style:name="T3450" style:parent-style-name="AncientGreekἈρχαίαἑλληνικά" style:family="text">
      <style:text-properties style:font-weight-complex="bold" style:font-size-complex="14pt" fo:language="el" fo:country="GR"/>
    </style:style>
    <style:style style:name="T3451" style:parent-style-name="AncientGreekἈρχαίαἑλληνικά" style:family="text">
      <style:text-properties style:font-weight-complex="bold" style:font-size-complex="14pt"/>
    </style:style>
    <style:style style:name="T3452" style:parent-style-name="AncientGreekἈρχαίαἑλληνικά" style:family="text">
      <style:text-properties style:font-weight-complex="bold" style:font-size-complex="14pt" fo:language="el" fo:country="GR"/>
    </style:style>
    <style:style style:name="T3453" style:parent-style-name="AncientGreekἈρχαίαἑλληνικά" style:family="text">
      <style:text-properties style:font-weight-complex="bold" style:font-size-complex="14pt"/>
    </style:style>
    <style:style style:name="T3454" style:parent-style-name="AncientGreekἈρχαίαἑλληνικά" style:family="text">
      <style:text-properties style:font-weight-complex="bold" style:font-size-complex="14pt" fo:language="el" fo:country="GR"/>
    </style:style>
    <style:style style:name="T3455" style:parent-style-name="AncientGreekἈρχαίαἑλληνικά" style:family="text">
      <style:text-properties style:font-weight-complex="bold" style:font-size-complex="14pt"/>
    </style:style>
    <style:style style:name="T3456" style:parent-style-name="AncientGreekἈρχαίαἑλληνικά" style:family="text">
      <style:text-properties style:font-weight-complex="bold" style:font-size-complex="14pt" fo:language="el" fo:country="GR"/>
    </style:style>
    <style:style style:name="T3457" style:parent-style-name="AncientGreekἈρχαίαἑλληνικά" style:family="text">
      <style:text-properties style:font-weight-complex="bold" style:font-size-complex="14pt"/>
    </style:style>
    <style:style style:name="T3458" style:parent-style-name="AncientGreekἈρχαίαἑλληνικά" style:family="text">
      <style:text-properties style:font-weight-complex="bold" style:font-size-complex="14pt" fo:language="el" fo:country="GR"/>
    </style:style>
    <style:style style:name="T3459" style:parent-style-name="AncientGreekἈρχαίαἑλληνικά" style:family="text">
      <style:text-properties style:font-weight-complex="bold" style:font-size-complex="14pt"/>
    </style:style>
    <style:style style:name="T3460" style:parent-style-name="AncientGreekἈρχαίαἑλληνικά" style:family="text">
      <style:text-properties style:font-weight-complex="bold" style:font-size-complex="14pt" fo:language="el" fo:country="GR"/>
    </style:style>
    <style:style style:name="T3461" style:parent-style-name="AncientGreekἈρχαίαἑλληνικά" style:family="text">
      <style:text-properties style:font-weight-complex="bold" style:font-size-complex="14pt"/>
    </style:style>
    <style:style style:name="T3462" style:parent-style-name="AncientGreekἈρχαίαἑλληνικά" style:family="text">
      <style:text-properties style:font-weight-complex="bold" style:font-size-complex="14pt" fo:language="el" fo:country="GR"/>
    </style:style>
    <style:style style:name="T3463" style:parent-style-name="AncientGreekἈρχαίαἑλληνικά" style:family="text">
      <style:text-properties style:font-weight-complex="bold" style:font-size-complex="14pt"/>
    </style:style>
    <style:style style:name="T3464" style:parent-style-name="AncientGreekἈρχαίαἑλληνικά" style:family="text">
      <style:text-properties style:font-weight-complex="bold" style:font-size-complex="14pt" fo:language="el" fo:country="GR"/>
    </style:style>
    <style:style style:name="T3465" style:parent-style-name="AncientGreekἈρχαίαἑλληνικά" style:family="text">
      <style:text-properties style:font-weight-complex="bold" style:font-size-complex="14pt"/>
    </style:style>
    <style:style style:name="T3466" style:parent-style-name="AncientGreekἈρχαίαἑλληνικά" style:family="text">
      <style:text-properties style:font-weight-complex="bold" style:font-size-complex="14pt" fo:language="el" fo:country="GR"/>
    </style:style>
    <style:style style:name="T3467" style:parent-style-name="AncientGreekἈρχαίαἑλληνικά" style:family="text">
      <style:text-properties style:font-weight-complex="bold" style:font-size-complex="14pt"/>
    </style:style>
    <style:style style:name="T3468" style:parent-style-name="AncientGreekἈρχαίαἑλληνικά" style:family="text">
      <style:text-properties style:font-weight-complex="bold" style:font-size-complex="14pt" fo:language="el" fo:country="GR"/>
    </style:style>
    <style:style style:name="T3469" style:parent-style-name="AncientGreekἈρχαίαἑλληνικά" style:family="text">
      <style:text-properties style:font-weight-complex="bold" style:font-size-complex="14pt"/>
    </style:style>
    <style:style style:name="T3470" style:parent-style-name="AncientGreekἈρχαίαἑλληνικά" style:family="text">
      <style:text-properties style:font-weight-complex="bold" style:font-size-complex="14pt" fo:language="el" fo:country="GR"/>
    </style:style>
    <style:style style:name="T3471" style:parent-style-name="AncientGreekἈρχαίαἑλληνικά" style:family="text">
      <style:text-properties style:font-weight-complex="bold" style:font-size-complex="14pt"/>
    </style:style>
    <style:style style:name="P3472" style:parent-style-name="Standard" style:family="paragraph">
      <style:paragraph-properties fo:widows="0" fo:orphans="0"/>
    </style:style>
    <style:style style:name="T3473" style:parent-style-name="AncientGreekἈρχαίαἑλληνικά" style:family="text">
      <style:text-properties style:font-weight-complex="bold" style:font-size-complex="14pt" fo:language="el" fo:country="GR"/>
    </style:style>
    <style:style style:name="TableCell3474" style:family="table-cell">
      <style:table-cell-properties fo:border="0.0069in solid #000000" fo:background-color="#FFFFFF" style:writing-mode="lr-tb" fo:padding-top="0in" fo:padding-left="0.1527in" fo:padding-bottom="0in" fo:padding-right="0.15in"/>
    </style:style>
    <style:style style:name="P3475" style:parent-style-name="Standard" style:family="paragraph">
      <style:paragraph-properties fo:widows="0" fo:orphans="0"/>
      <style:text-properties style:font-name="AncientGreek"/>
    </style:style>
    <style:style style:name="P3476" style:parent-style-name="Standard" style:family="paragraph">
      <style:paragraph-properties fo:widows="0" fo:orphans="0"/>
      <style:text-properties style:font-name="AncientGreek"/>
    </style:style>
    <style:style style:name="P3477" style:parent-style-name="Standard" style:family="paragraph">
      <style:paragraph-properties fo:widows="0" fo:orphans="0"/>
    </style:style>
    <style:style style:name="T3478" style:parent-style-name="DefaultParagraphFont" style:family="text">
      <style:text-properties style:font-name="AncientGreek"/>
    </style:style>
    <style:style style:name="T3479" style:parent-style-name="DefaultParagraphFont" style:family="text">
      <style:text-properties style:font-name="AncientGreek" fo:language="el" fo:country="GR"/>
    </style:style>
    <style:style style:name="P3480" style:parent-style-name="Standard" style:family="paragraph">
      <style:paragraph-properties fo:widows="0" fo:orphans="0"/>
      <style:text-properties style:font-name="AncientGreek" fo:language="el" fo:country="GR"/>
    </style:style>
    <style:style style:name="P3481" style:parent-style-name="Standard" style:family="paragraph">
      <style:paragraph-properties fo:widows="0" fo:orphans="0"/>
      <style:text-properties style:font-name="AncientGreek"/>
    </style:style>
    <style:style style:name="TableRow3482" style:family="table-row">
      <style:table-row-properties style:min-row-height="0.0138in" style:use-optimal-row-height="false" fo:keep-together="always"/>
    </style:style>
    <style:style style:name="TableCell3483" style:family="table-cell">
      <style:table-cell-properties fo:border="0.0069in solid #000000" fo:background-color="#FFFFFF" style:writing-mode="lr-tb" fo:padding-top="0in" fo:padding-left="0.1527in" fo:padding-bottom="0in" fo:padding-right="0.15in"/>
    </style:style>
    <style:style style:name="P3484" style:parent-style-name="Standard" style:family="paragraph">
      <style:paragraph-properties fo:keep-with-next="always" fo:widows="0" fo:orphans="0" fo:text-align="center">
        <style:tab-stops>
          <style:tab-stop style:type="center" style:position="1in"/>
        </style:tab-stops>
      </style:paragraph-properties>
    </style:style>
    <style:style style:name="T3485" style:parent-style-name="AncientGreekἈρχαίαἑλληνικά" style:family="text">
      <style:text-properties fo:font-weight="bold" style:font-weight-asian="bold" style:font-weight-complex="bold" fo:font-size="18pt" style:font-size-asian="18pt" style:font-size-complex="14pt"/>
    </style:style>
    <style:style style:name="T348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487" style:parent-style-name="AncientGreekἈρχαίαἑλληνικά" style:family="text">
      <style:text-properties fo:font-weight="bold" style:font-weight-asian="bold" style:font-weight-complex="bold" fo:font-size="18pt" style:font-size-asian="18pt" style:font-size-complex="14pt"/>
    </style:style>
    <style:style style:name="T3488" style:parent-style-name="AncientGreekἈρχαίαἑλληνικά" style:family="text">
      <style:text-properties style:font-weight-complex="bold" style:font-size-complex="14pt" fo:language="el" fo:country="GR"/>
    </style:style>
    <style:style style:name="T3489" style:parent-style-name="AncientGreekἈρχαίαἑλληνικά" style:family="text">
      <style:text-properties style:font-weight-complex="bold" style:font-size-complex="14pt"/>
    </style:style>
    <style:style style:name="T3490" style:parent-style-name="AncientGreekἈρχαίαἑλληνικά" style:family="text">
      <style:text-properties style:font-weight-complex="bold" style:font-size-complex="14pt" fo:language="el" fo:country="GR"/>
    </style:style>
    <style:style style:name="T3491" style:parent-style-name="AncientGreekἈρχαίαἑλληνικά" style:family="text">
      <style:text-properties style:font-weight-complex="bold" style:font-size-complex="14pt"/>
    </style:style>
    <style:style style:name="T3492" style:parent-style-name="AncientGreekἈρχαίαἑλληνικά" style:family="text">
      <style:text-properties style:font-weight-complex="bold" style:font-size-complex="14pt" fo:language="el" fo:country="GR"/>
    </style:style>
    <style:style style:name="T3493" style:parent-style-name="AncientGreekἈρχαίαἑλληνικά" style:family="text">
      <style:text-properties style:font-weight-complex="bold" style:font-size-complex="14pt"/>
    </style:style>
    <style:style style:name="T3494" style:parent-style-name="AncientGreekἈρχαίαἑλληνικά" style:family="text">
      <style:text-properties style:font-weight-complex="bold" style:font-size-complex="14pt" fo:language="el" fo:country="GR"/>
    </style:style>
    <style:style style:name="T3495" style:parent-style-name="AncientGreekἈρχαίαἑλληνικά" style:family="text">
      <style:text-properties style:font-weight-complex="bold" style:font-size-complex="14pt"/>
    </style:style>
    <style:style style:name="T3496" style:parent-style-name="AncientGreekἈρχαίαἑλληνικά" style:family="text">
      <style:text-properties style:font-weight-complex="bold" style:font-size-complex="14pt" fo:language="el" fo:country="GR"/>
    </style:style>
    <style:style style:name="T3497" style:parent-style-name="AncientGreekἈρχαίαἑλληνικά" style:family="text">
      <style:text-properties style:font-weight-complex="bold" style:font-size-complex="14pt"/>
    </style:style>
    <style:style style:name="T3498" style:parent-style-name="AncientGreekἈρχαίαἑλληνικά" style:family="text">
      <style:text-properties style:font-weight-complex="bold" style:font-size-complex="14pt" fo:language="el" fo:country="GR"/>
    </style:style>
    <style:style style:name="T3499" style:parent-style-name="AncientGreekἈρχαίαἑλληνικά" style:family="text">
      <style:text-properties style:font-weight-complex="bold" style:font-size-complex="14pt"/>
    </style:style>
    <style:style style:name="T3500" style:parent-style-name="AncientGreekἈρχαίαἑλληνικά" style:family="text">
      <style:text-properties style:font-weight-complex="bold" style:font-size-complex="14pt" fo:language="el" fo:country="GR"/>
    </style:style>
    <style:style style:name="T3501" style:parent-style-name="AncientGreekἈρχαίαἑλληνικά" style:family="text">
      <style:text-properties style:font-weight-complex="bold" style:font-size-complex="14pt"/>
    </style:style>
    <style:style style:name="T3502" style:parent-style-name="AncientGreekἈρχαίαἑλληνικά" style:family="text">
      <style:text-properties style:font-weight-complex="bold" style:font-size-complex="14pt" fo:language="el" fo:country="GR"/>
    </style:style>
    <style:style style:name="T3503" style:parent-style-name="AncientGreekἈρχαίαἑλληνικά" style:family="text">
      <style:text-properties style:font-weight-complex="bold" style:font-size-complex="14pt"/>
    </style:style>
    <style:style style:name="T3504" style:parent-style-name="AncientGreekἈρχαίαἑλληνικά" style:family="text">
      <style:text-properties style:font-weight-complex="bold" style:font-size-complex="14pt" fo:language="el" fo:country="GR"/>
    </style:style>
    <style:style style:name="T3505" style:parent-style-name="AncientGreekἈρχαίαἑλληνικά" style:family="text">
      <style:text-properties style:font-weight-complex="bold" style:font-size-complex="14pt"/>
    </style:style>
    <style:style style:name="T3506" style:parent-style-name="AncientGreekἈρχαίαἑλληνικά" style:family="text">
      <style:text-properties style:font-weight-complex="bold" style:font-size-complex="14pt" fo:language="el" fo:country="GR"/>
    </style:style>
    <style:style style:name="T3507" style:parent-style-name="AncientGreekἈρχαίαἑλληνικά" style:family="text">
      <style:text-properties style:font-weight-complex="bold" style:font-size-complex="14pt"/>
    </style:style>
    <style:style style:name="T3508" style:parent-style-name="AncientGreekἈρχαίαἑλληνικά" style:family="text">
      <style:text-properties style:font-weight-complex="bold" style:font-size-complex="14pt" fo:language="el" fo:country="GR"/>
    </style:style>
    <style:style style:name="T3509" style:parent-style-name="AncientGreekἈρχαίαἑλληνικά" style:family="text">
      <style:text-properties style:font-weight-complex="bold" style:font-size-complex="14pt"/>
    </style:style>
    <style:style style:name="T3510" style:parent-style-name="AncientGreekἈρχαίαἑλληνικά" style:family="text">
      <style:text-properties style:font-weight-complex="bold" style:font-size-complex="14pt" fo:language="el" fo:country="GR"/>
    </style:style>
    <style:style style:name="T3511" style:parent-style-name="AncientGreekἈρχαίαἑλληνικά" style:family="text">
      <style:text-properties style:font-weight-complex="bold" style:font-size-complex="14pt"/>
    </style:style>
    <style:style style:name="T3512" style:parent-style-name="AncientGreekἈρχαίαἑλληνικά" style:family="text">
      <style:text-properties style:font-weight-complex="bold" style:font-size-complex="14pt" fo:language="el" fo:country="GR"/>
    </style:style>
    <style:style style:name="T3513" style:parent-style-name="AncientGreekἈρχαίαἑλληνικά" style:family="text">
      <style:text-properties style:font-weight-complex="bold" style:font-size-complex="14pt"/>
    </style:style>
    <style:style style:name="T3514" style:parent-style-name="AncientGreekἈρχαίαἑλληνικά" style:family="text">
      <style:text-properties style:font-weight-complex="bold" style:font-size-complex="14pt" fo:language="el" fo:country="GR"/>
    </style:style>
    <style:style style:name="T3515" style:parent-style-name="AncientGreekἈρχαίαἑλληνικά" style:family="text">
      <style:text-properties style:font-weight-complex="bold" style:font-size-complex="14pt"/>
    </style:style>
    <style:style style:name="T3516" style:parent-style-name="AncientGreekἈρχαίαἑλληνικά" style:family="text">
      <style:text-properties style:font-weight-complex="bold" style:font-size-complex="14pt" fo:language="el" fo:country="GR"/>
    </style:style>
    <style:style style:name="T3517" style:parent-style-name="AncientGreekἈρχαίαἑλληνικά" style:family="text">
      <style:text-properties style:font-weight-complex="bold" style:font-size-complex="14pt"/>
    </style:style>
    <style:style style:name="T3518" style:parent-style-name="AncientGreekἈρχαίαἑλληνικά" style:family="text">
      <style:text-properties style:font-weight-complex="bold" style:font-size-complex="14pt" fo:language="el" fo:country="GR"/>
    </style:style>
    <style:style style:name="T3519" style:parent-style-name="AncientGreekἈρχαίαἑλληνικά" style:family="text">
      <style:text-properties style:font-weight-complex="bold" style:font-size-complex="14pt"/>
    </style:style>
    <style:style style:name="T3520" style:parent-style-name="AncientGreekἈρχαίαἑλληνικά" style:family="text">
      <style:text-properties style:font-weight-complex="bold" style:font-size-complex="14pt" fo:language="el" fo:country="GR"/>
    </style:style>
    <style:style style:name="T3521" style:parent-style-name="AncientGreekἈρχαίαἑλληνικά" style:family="text">
      <style:text-properties style:font-weight-complex="bold" style:font-size-complex="14pt"/>
    </style:style>
    <style:style style:name="T3522" style:parent-style-name="AncientGreekἈρχαίαἑλληνικά" style:family="text">
      <style:text-properties style:font-weight-complex="bold" style:font-size-complex="14pt" fo:language="el" fo:country="GR"/>
    </style:style>
    <style:style style:name="T3523" style:parent-style-name="AncientGreekἈρχαίαἑλληνικά" style:family="text">
      <style:text-properties style:font-weight-complex="bold" style:font-size-complex="14pt"/>
    </style:style>
    <style:style style:name="T3524" style:parent-style-name="AncientGreekἈρχαίαἑλληνικά" style:family="text">
      <style:text-properties style:font-weight-complex="bold" style:font-size-complex="14pt" fo:language="el" fo:country="GR"/>
    </style:style>
    <style:style style:name="T3525" style:parent-style-name="AncientGreekἈρχαίαἑλληνικά" style:family="text">
      <style:text-properties style:font-weight-complex="bold" style:font-size-complex="14pt"/>
    </style:style>
    <style:style style:name="T3526" style:parent-style-name="AncientGreekἈρχαίαἑλληνικά" style:family="text">
      <style:text-properties style:font-weight-complex="bold" style:font-size-complex="14pt" fo:language="el" fo:country="GR"/>
    </style:style>
    <style:style style:name="T3527" style:parent-style-name="AncientGreekἈρχαίαἑλληνικά" style:family="text">
      <style:text-properties style:font-weight-complex="bold" style:font-size-complex="14pt"/>
    </style:style>
    <style:style style:name="T3528" style:parent-style-name="AncientGreekἈρχαίαἑλληνικά" style:family="text">
      <style:text-properties style:font-weight-complex="bold" style:font-size-complex="14pt" fo:language="el" fo:country="GR"/>
    </style:style>
    <style:style style:name="T3529" style:parent-style-name="AncientGreekἈρχαίαἑλληνικά" style:family="text">
      <style:text-properties style:font-weight-complex="bold" style:font-size-complex="14pt"/>
    </style:style>
    <style:style style:name="T3530" style:parent-style-name="AncientGreekἈρχαίαἑλληνικά" style:family="text">
      <style:text-properties style:font-weight-complex="bold" style:font-size-complex="14pt" fo:language="el" fo:country="GR"/>
    </style:style>
    <style:style style:name="T3531" style:parent-style-name="AncientGreekἈρχαίαἑλληνικά" style:family="text">
      <style:text-properties style:font-weight-complex="bold" style:font-size-complex="14pt"/>
    </style:style>
    <style:style style:name="T3532" style:parent-style-name="AncientGreekἈρχαίαἑλληνικά" style:family="text">
      <style:text-properties style:font-weight-complex="bold" style:font-size-complex="14pt" fo:language="el" fo:country="GR"/>
    </style:style>
    <style:style style:name="T3533" style:parent-style-name="AncientGreekἈρχαίαἑλληνικά" style:family="text">
      <style:text-properties style:font-weight-complex="bold" style:font-size-complex="14pt"/>
    </style:style>
    <style:style style:name="T3534" style:parent-style-name="AncientGreekἈρχαίαἑλληνικά" style:family="text">
      <style:text-properties style:font-weight-complex="bold" style:font-size-complex="14pt" fo:language="el" fo:country="GR"/>
    </style:style>
    <style:style style:name="T3535" style:parent-style-name="AncientGreekἈρχαίαἑλληνικά" style:family="text">
      <style:text-properties style:font-weight-complex="bold" style:font-size-complex="14pt"/>
    </style:style>
    <style:style style:name="T3536" style:parent-style-name="AncientGreekἈρχαίαἑλληνικά" style:family="text">
      <style:text-properties style:font-weight-complex="bold" style:font-size-complex="14pt" fo:language="el" fo:country="GR"/>
    </style:style>
    <style:style style:name="T3537" style:parent-style-name="AncientGreekἈρχαίαἑλληνικά" style:family="text">
      <style:text-properties style:font-weight-complex="bold" style:font-size-complex="14pt"/>
    </style:style>
    <style:style style:name="T3538" style:parent-style-name="AncientGreekἈρχαίαἑλληνικά" style:family="text">
      <style:text-properties style:font-weight-complex="bold" style:font-size-complex="14pt" fo:language="el" fo:country="GR"/>
    </style:style>
    <style:style style:name="T3539" style:parent-style-name="AncientGreekἈρχαίαἑλληνικά" style:family="text">
      <style:text-properties style:font-weight-complex="bold" style:font-size-complex="14pt"/>
    </style:style>
    <style:style style:name="T3540" style:parent-style-name="AncientGreekἈρχαίαἑλληνικά" style:family="text">
      <style:text-properties style:font-weight-complex="bold" style:font-size-complex="14pt" fo:language="el" fo:country="GR"/>
    </style:style>
    <style:style style:name="T3541" style:parent-style-name="AncientGreekἈρχαίαἑλληνικά" style:family="text">
      <style:text-properties style:font-weight-complex="bold" style:font-size-complex="14pt"/>
    </style:style>
    <style:style style:name="T3542" style:parent-style-name="AncientGreekἈρχαίαἑλληνικά" style:family="text">
      <style:text-properties style:font-weight-complex="bold" style:font-size-complex="14pt" fo:language="el" fo:country="GR"/>
    </style:style>
    <style:style style:name="T3543" style:parent-style-name="AncientGreekἈρχαίαἑλληνικά" style:family="text">
      <style:text-properties style:font-weight-complex="bold" style:font-size-complex="14pt"/>
    </style:style>
    <style:style style:name="T3544" style:parent-style-name="AncientGreekἈρχαίαἑλληνικά" style:family="text">
      <style:text-properties style:font-weight-complex="bold" style:font-size-complex="14pt" fo:language="el" fo:country="GR"/>
    </style:style>
    <style:style style:name="T3545" style:parent-style-name="AncientGreekἈρχαίαἑλληνικά" style:family="text">
      <style:text-properties style:font-weight-complex="bold" style:font-size-complex="14pt"/>
    </style:style>
    <style:style style:name="T3546" style:parent-style-name="AncientGreekἈρχαίαἑλληνικά" style:family="text">
      <style:text-properties style:font-weight-complex="bold" style:font-size-complex="14pt" fo:language="el" fo:country="GR"/>
    </style:style>
    <style:style style:name="T3547" style:parent-style-name="AncientGreekἈρχαίαἑλληνικά" style:family="text">
      <style:text-properties style:font-weight-complex="bold" style:font-size-complex="14pt"/>
    </style:style>
    <style:style style:name="T3548" style:parent-style-name="AncientGreekἈρχαίαἑλληνικά" style:family="text">
      <style:text-properties style:font-weight-complex="bold" style:font-size-complex="14pt" fo:language="el" fo:country="GR"/>
    </style:style>
    <style:style style:name="T3549" style:parent-style-name="AncientGreekἈρχαίαἑλληνικά" style:family="text">
      <style:text-properties style:font-weight-complex="bold" style:font-size-complex="14pt"/>
    </style:style>
    <style:style style:name="T3550" style:parent-style-name="AncientGreekἈρχαίαἑλληνικά" style:family="text">
      <style:text-properties style:font-weight-complex="bold" style:font-size-complex="14pt" fo:language="el" fo:country="GR"/>
    </style:style>
    <style:style style:name="T3551" style:parent-style-name="AncientGreekἈρχαίαἑλληνικά" style:family="text">
      <style:text-properties style:font-weight-complex="bold" style:font-size-complex="14pt"/>
    </style:style>
    <style:style style:name="T3552" style:parent-style-name="AncientGreekἈρχαίαἑλληνικά" style:family="text">
      <style:text-properties style:font-weight-complex="bold" style:font-size-complex="14pt" fo:language="el" fo:country="GR"/>
    </style:style>
    <style:style style:name="T3553" style:parent-style-name="AncientGreekἈρχαίαἑλληνικά" style:family="text">
      <style:text-properties style:font-weight-complex="bold" style:font-size-complex="14pt"/>
    </style:style>
    <style:style style:name="T3554" style:parent-style-name="AncientGreekἈρχαίαἑλληνικά" style:family="text">
      <style:text-properties style:font-weight-complex="bold" style:font-size-complex="14pt" fo:language="el" fo:country="GR"/>
    </style:style>
    <style:style style:name="T3555" style:parent-style-name="AncientGreekἈρχαίαἑλληνικά" style:family="text">
      <style:text-properties style:font-weight-complex="bold" style:font-size-complex="14pt"/>
    </style:style>
    <style:style style:name="P3556" style:parent-style-name="Standard" style:family="paragraph">
      <style:paragraph-properties fo:widows="0" fo:orphans="0"/>
    </style:style>
    <style:style style:name="T3557" style:parent-style-name="AncientGreekἈρχαίαἑλληνικά" style:family="text">
      <style:text-properties style:font-weight-complex="bold" style:font-size-complex="14pt" fo:language="el" fo:country="GR"/>
    </style:style>
    <style:style style:name="T3558" style:parent-style-name="AncientGreekἈρχαίαἑλληνικά" style:family="text">
      <style:text-properties style:font-weight-complex="bold" style:font-size-complex="14pt"/>
    </style:style>
    <style:style style:name="T3559" style:parent-style-name="AncientGreekἈρχαίαἑλληνικά" style:family="text">
      <style:text-properties style:font-weight-complex="bold" style:font-size-complex="14pt" fo:language="el" fo:country="GR"/>
    </style:style>
    <style:style style:name="T3560" style:parent-style-name="AncientGreekἈρχαίαἑλληνικά" style:family="text">
      <style:text-properties style:font-weight-complex="bold" style:font-size-complex="14pt"/>
    </style:style>
    <style:style style:name="T3561" style:parent-style-name="AncientGreekἈρχαίαἑλληνικά" style:family="text">
      <style:text-properties style:font-weight-complex="bold" style:font-size-complex="14pt" fo:language="el" fo:country="GR"/>
    </style:style>
    <style:style style:name="T3562" style:parent-style-name="AncientGreekἈρχαίαἑλληνικά" style:family="text">
      <style:text-properties style:font-weight-complex="bold" style:font-size-complex="14pt"/>
    </style:style>
    <style:style style:name="T3563" style:parent-style-name="AncientGreekἈρχαίαἑλληνικά" style:family="text">
      <style:text-properties style:font-weight-complex="bold" style:font-size-complex="14pt" fo:language="el" fo:country="GR"/>
    </style:style>
    <style:style style:name="T3564" style:parent-style-name="AncientGreekἈρχαίαἑλληνικά" style:family="text">
      <style:text-properties style:font-weight-complex="bold" style:font-size-complex="14pt"/>
    </style:style>
    <style:style style:name="T3565" style:parent-style-name="AncientGreekἈρχαίαἑλληνικά" style:family="text">
      <style:text-properties style:font-weight-complex="bold" style:font-size-complex="14pt" fo:language="el" fo:country="GR"/>
    </style:style>
    <style:style style:name="T3566" style:parent-style-name="AncientGreekἈρχαίαἑλληνικά" style:family="text">
      <style:text-properties style:font-weight-complex="bold" style:font-size-complex="14pt"/>
    </style:style>
    <style:style style:name="T3567" style:parent-style-name="AncientGreekἈρχαίαἑλληνικά" style:family="text">
      <style:text-properties style:font-weight-complex="bold" style:font-size-complex="14pt" fo:language="el" fo:country="GR"/>
    </style:style>
    <style:style style:name="T3568" style:parent-style-name="AncientGreekἈρχαίαἑλληνικά" style:family="text">
      <style:text-properties style:font-weight-complex="bold" style:font-size-complex="14pt"/>
    </style:style>
    <style:style style:name="T3569" style:parent-style-name="AncientGreekἈρχαίαἑλληνικά" style:family="text">
      <style:text-properties style:font-weight-complex="bold" style:font-size-complex="14pt" fo:language="el" fo:country="GR"/>
    </style:style>
    <style:style style:name="T3570" style:parent-style-name="AncientGreekἈρχαίαἑλληνικά" style:family="text">
      <style:text-properties style:font-weight-complex="bold" style:font-size-complex="14pt"/>
    </style:style>
    <style:style style:name="T3571" style:parent-style-name="AncientGreekἈρχαίαἑλληνικά" style:family="text">
      <style:text-properties style:font-weight-complex="bold" style:font-size-complex="14pt" fo:language="el" fo:country="GR"/>
    </style:style>
    <style:style style:name="T3572" style:parent-style-name="AncientGreekἈρχαίαἑλληνικά" style:family="text">
      <style:text-properties style:font-weight-complex="bold" style:font-size-complex="14pt"/>
    </style:style>
    <style:style style:name="T3573" style:parent-style-name="AncientGreekἈρχαίαἑλληνικά" style:family="text">
      <style:text-properties style:font-weight-complex="bold" style:font-size-complex="14pt" fo:language="el" fo:country="GR"/>
    </style:style>
    <style:style style:name="T3574" style:parent-style-name="AncientGreekἈρχαίαἑλληνικά" style:family="text">
      <style:text-properties style:font-weight-complex="bold" style:font-size-complex="14pt"/>
    </style:style>
    <style:style style:name="T3575" style:parent-style-name="AncientGreekἈρχαίαἑλληνικά" style:family="text">
      <style:text-properties style:font-weight-complex="bold" style:font-size-complex="14pt" fo:language="el" fo:country="GR"/>
    </style:style>
    <style:style style:name="T3576" style:parent-style-name="AncientGreekἈρχαίαἑλληνικά" style:family="text">
      <style:text-properties style:font-weight-complex="bold" style:font-size-complex="14pt"/>
    </style:style>
    <style:style style:name="T3577" style:parent-style-name="AncientGreekἈρχαίαἑλληνικά" style:family="text">
      <style:text-properties style:font-weight-complex="bold" style:font-size-complex="14pt" fo:language="el" fo:country="GR"/>
    </style:style>
    <style:style style:name="T3578" style:parent-style-name="AncientGreekἈρχαίαἑλληνικά" style:family="text">
      <style:text-properties style:font-weight-complex="bold" style:font-size-complex="14pt"/>
    </style:style>
    <style:style style:name="T3579" style:parent-style-name="AncientGreekἈρχαίαἑλληνικά" style:family="text">
      <style:text-properties style:font-weight-complex="bold" style:font-size-complex="14pt" fo:language="el" fo:country="GR"/>
    </style:style>
    <style:style style:name="T3580" style:parent-style-name="AncientGreekἈρχαίαἑλληνικά" style:family="text">
      <style:text-properties style:font-weight-complex="bold" style:font-size-complex="14pt"/>
    </style:style>
    <style:style style:name="T3581" style:parent-style-name="AncientGreekἈρχαίαἑλληνικά" style:family="text">
      <style:text-properties style:font-weight-complex="bold" style:font-size-complex="14pt" fo:language="el" fo:country="GR"/>
    </style:style>
    <style:style style:name="T3582" style:parent-style-name="AncientGreekἈρχαίαἑλληνικά" style:family="text">
      <style:text-properties style:font-weight-complex="bold" style:font-size-complex="14pt"/>
    </style:style>
    <style:style style:name="T3583" style:parent-style-name="AncientGreekἈρχαίαἑλληνικά" style:family="text">
      <style:text-properties style:font-weight-complex="bold" style:font-size-complex="14pt" fo:language="el" fo:country="GR"/>
    </style:style>
    <style:style style:name="T3584" style:parent-style-name="AncientGreekἈρχαίαἑλληνικά" style:family="text">
      <style:text-properties style:font-weight-complex="bold" style:font-size-complex="14pt"/>
    </style:style>
    <style:style style:name="T3585" style:parent-style-name="AncientGreekἈρχαίαἑλληνικά" style:family="text">
      <style:text-properties style:font-weight-complex="bold" style:font-size-complex="14pt" fo:language="el" fo:country="GR"/>
    </style:style>
    <style:style style:name="T3586" style:parent-style-name="AncientGreekἈρχαίαἑλληνικά" style:family="text">
      <style:text-properties style:font-weight-complex="bold" style:font-size-complex="14pt"/>
    </style:style>
    <style:style style:name="T3587" style:parent-style-name="AncientGreekἈρχαίαἑλληνικά" style:family="text">
      <style:text-properties style:font-weight-complex="bold" style:font-size-complex="14pt" fo:language="el" fo:country="GR"/>
    </style:style>
    <style:style style:name="T3588" style:parent-style-name="AncientGreekἈρχαίαἑλληνικά" style:family="text">
      <style:text-properties style:font-weight-complex="bold" style:font-size-complex="14pt"/>
    </style:style>
    <style:style style:name="T3589" style:parent-style-name="AncientGreekἈρχαίαἑλληνικά" style:family="text">
      <style:text-properties style:font-weight-complex="bold" style:font-size-complex="14pt" fo:language="el" fo:country="GR"/>
    </style:style>
    <style:style style:name="T3590" style:parent-style-name="AncientGreekἈρχαίαἑλληνικά" style:family="text">
      <style:text-properties style:font-weight-complex="bold" style:font-size-complex="14pt"/>
    </style:style>
    <style:style style:name="T3591" style:parent-style-name="AncientGreekἈρχαίαἑλληνικά" style:family="text">
      <style:text-properties style:font-weight-complex="bold" style:font-size-complex="14pt" fo:language="el" fo:country="GR"/>
    </style:style>
    <style:style style:name="T3592" style:parent-style-name="AncientGreekἈρχαίαἑλληνικά" style:family="text">
      <style:text-properties style:font-weight-complex="bold" style:font-size-complex="14pt"/>
    </style:style>
    <style:style style:name="T3593" style:parent-style-name="AncientGreekἈρχαίαἑλληνικά" style:family="text">
      <style:text-properties style:font-weight-complex="bold" style:font-size-complex="14pt" fo:language="el" fo:country="GR"/>
    </style:style>
    <style:style style:name="T3594" style:parent-style-name="AncientGreekἈρχαίαἑλληνικά" style:family="text">
      <style:text-properties style:font-weight-complex="bold" style:font-size-complex="14pt"/>
    </style:style>
    <style:style style:name="T3595" style:parent-style-name="AncientGreekἈρχαίαἑλληνικά" style:family="text">
      <style:text-properties style:font-weight-complex="bold" style:font-size-complex="14pt" fo:language="el" fo:country="GR"/>
    </style:style>
    <style:style style:name="T3596" style:parent-style-name="AncientGreekἈρχαίαἑλληνικά" style:family="text">
      <style:text-properties style:font-weight-complex="bold" style:font-size-complex="14pt"/>
    </style:style>
    <style:style style:name="TableCell3597" style:family="table-cell">
      <style:table-cell-properties fo:border="0.0069in solid #000000" fo:background-color="#FFFFFF" style:writing-mode="lr-tb" fo:padding-top="0in" fo:padding-left="0.1527in" fo:padding-bottom="0in" fo:padding-right="0.15in"/>
    </style:style>
    <style:style style:name="P3598" style:parent-style-name="Standard" style:family="paragraph">
      <style:paragraph-properties fo:widows="0" fo:orphans="0"/>
      <style:text-properties style:font-name="AncientGreek"/>
    </style:style>
    <style:style style:name="P3599" style:parent-style-name="Standard" style:family="paragraph">
      <style:paragraph-properties fo:widows="0" fo:orphans="0"/>
    </style:style>
    <style:style style:name="T3600" style:parent-style-name="DefaultParagraphFont" style:family="text">
      <style:text-properties style:font-name="AncientGreek"/>
    </style:style>
    <style:style style:name="T3601" style:parent-style-name="DefaultParagraphFont" style:family="text">
      <style:text-properties style:font-name="AncientGreek" fo:language="el" fo:country="GR"/>
    </style:style>
    <style:style style:name="P3602" style:parent-style-name="Standard" style:family="paragraph">
      <style:paragraph-properties fo:widows="0" fo:orphans="0"/>
      <style:text-properties style:font-name="AncientGreek" fo:language="el" fo:country="GR"/>
    </style:style>
    <style:style style:name="P3603" style:parent-style-name="Standard" style:family="paragraph">
      <style:paragraph-properties fo:widows="0" fo:orphans="0"/>
      <style:text-properties style:font-name="AncientGreek"/>
    </style:style>
    <style:style style:name="TableRow3604" style:family="table-row">
      <style:table-row-properties style:min-row-height="0.0138in" style:use-optimal-row-height="false" fo:keep-together="always"/>
    </style:style>
    <style:style style:name="TableCell3605" style:family="table-cell">
      <style:table-cell-properties fo:border="0.0069in solid #000000" fo:background-color="#FFFFFF" style:writing-mode="lr-tb" fo:padding-top="0in" fo:padding-left="0.1527in" fo:padding-bottom="0in" fo:padding-right="0.15in"/>
    </style:style>
    <style:style style:name="P3606" style:parent-style-name="Standard" style:family="paragraph">
      <style:paragraph-properties fo:keep-with-next="always" fo:widows="0" fo:orphans="0" fo:text-align="center">
        <style:tab-stops>
          <style:tab-stop style:type="center" style:position="1in"/>
        </style:tab-stops>
      </style:paragraph-properties>
    </style:style>
    <style:style style:name="T360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60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609" style:parent-style-name="AncientGreekἈρχαίαἑλληνικά" style:family="text">
      <style:text-properties style:font-weight-complex="bold" style:font-size-complex="14pt" fo:language="el" fo:country="GR"/>
    </style:style>
    <style:style style:name="P3610" style:parent-style-name="Standard" style:family="paragraph">
      <style:paragraph-properties fo:widows="0" fo:orphans="0"/>
    </style:style>
    <style:style style:name="T3611" style:parent-style-name="AncientGreekἈρχαίαἑλληνικά" style:family="text">
      <style:text-properties style:font-weight-complex="bold" style:font-size-complex="14pt" fo:language="el" fo:country="GR"/>
    </style:style>
    <style:style style:name="TableCell3612" style:family="table-cell">
      <style:table-cell-properties fo:border="0.0069in solid #000000" fo:background-color="#FFFFFF" style:writing-mode="lr-tb" fo:padding-top="0in" fo:padding-left="0.1527in" fo:padding-bottom="0in" fo:padding-right="0.15in"/>
    </style:style>
    <style:style style:name="P3613" style:parent-style-name="Standard" style:family="paragraph">
      <style:paragraph-properties fo:widows="0" fo:orphans="0"/>
      <style:text-properties style:font-name="AncientGreek"/>
    </style:style>
    <style:style style:name="P3614" style:parent-style-name="Standard" style:family="paragraph">
      <style:paragraph-properties fo:widows="0" fo:orphans="0"/>
      <style:text-properties style:font-name="AncientGreek"/>
    </style:style>
    <style:style style:name="P3615" style:parent-style-name="Standard" style:family="paragraph">
      <style:paragraph-properties fo:widows="0" fo:orphans="0"/>
      <style:text-properties style:font-name="AncientGreek"/>
    </style:style>
    <style:style style:name="P3616" style:parent-style-name="Standard" style:family="paragraph">
      <style:paragraph-properties fo:widows="0" fo:orphans="0"/>
      <style:text-properties style:font-name="AncientGreek"/>
    </style:style>
    <style:style style:name="TableRow3617" style:family="table-row">
      <style:table-row-properties style:min-row-height="0.0138in" style:use-optimal-row-height="false" fo:keep-together="always"/>
    </style:style>
    <style:style style:name="TableCell3618" style:family="table-cell">
      <style:table-cell-properties fo:border="0.0069in solid #000000" fo:background-color="#FFFFFF" style:writing-mode="lr-tb" fo:padding-top="0in" fo:padding-left="0.1527in" fo:padding-bottom="0in" fo:padding-right="0.15in"/>
    </style:style>
    <style:style style:name="P3619" style:parent-style-name="Standard" style:family="paragraph">
      <style:paragraph-properties fo:keep-with-next="always" fo:widows="0" fo:orphans="0" fo:text-align="center">
        <style:tab-stops>
          <style:tab-stop style:type="center" style:position="1in"/>
        </style:tab-stops>
      </style:paragraph-properties>
    </style:style>
    <style:style style:name="T3620" style:parent-style-name="AncientGreekἈρχαίαἑλληνικά" style:family="text">
      <style:text-properties fo:font-weight="bold" style:font-weight-asian="bold" style:font-weight-complex="bold" fo:font-size="18pt" style:font-size-asian="18pt" style:font-size-complex="14pt"/>
    </style:style>
    <style:style style:name="T362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622" style:parent-style-name="AncientGreekἈρχαίαἑλληνικά" style:family="text">
      <style:text-properties fo:font-weight="bold" style:font-weight-asian="bold" style:font-weight-complex="bold" fo:font-size="18pt" style:font-size-asian="18pt" style:font-size-complex="14pt"/>
    </style:style>
    <style:style style:name="T362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624" style:parent-style-name="AncientGreekἈρχαίαἑλληνικά" style:family="text">
      <style:text-properties fo:font-weight="bold" style:font-weight-asian="bold" style:font-weight-complex="bold" fo:font-size="18pt" style:font-size-asian="18pt" style:font-size-complex="14pt"/>
    </style:style>
    <style:style style:name="T362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626" style:parent-style-name="AncientGreekἈρχαίαἑλληνικά" style:family="text">
      <style:text-properties fo:font-weight="bold" style:font-weight-asian="bold" style:font-weight-complex="bold" fo:font-size="18pt" style:font-size-asian="18pt" style:font-size-complex="14pt"/>
    </style:style>
    <style:style style:name="T3627" style:parent-style-name="AncientGreekἈρχαίαἑλληνικά" style:family="text">
      <style:text-properties fo:font-weight="bold" style:font-weight-asian="bold" style:font-weight-complex="bold" fo:font-size="18pt" style:font-size-asian="18pt" style:font-size-complex="14pt"/>
    </style:style>
    <style:style style:name="T3628" style:parent-style-name="AncientGreekἈρχαίαἑλληνικά" style:family="text">
      <style:text-properties style:font-weight-complex="bold" style:font-size-complex="14pt" fo:language="el" fo:country="GR"/>
    </style:style>
    <style:style style:name="T3629" style:parent-style-name="AncientGreekἈρχαίαἑλληνικά" style:family="text">
      <style:text-properties style:font-weight-complex="bold" style:font-size-complex="14pt"/>
    </style:style>
    <style:style style:name="T3630" style:parent-style-name="AncientGreekἈρχαίαἑλληνικά" style:family="text">
      <style:text-properties style:font-weight-complex="bold" style:font-size-complex="14pt" fo:language="el" fo:country="GR"/>
    </style:style>
    <style:style style:name="T3631" style:parent-style-name="AncientGreekἈρχαίαἑλληνικά" style:family="text">
      <style:text-properties style:font-weight-complex="bold" style:font-size-complex="14pt"/>
    </style:style>
    <style:style style:name="T3632" style:parent-style-name="AncientGreekἈρχαίαἑλληνικά" style:family="text">
      <style:text-properties style:font-weight-complex="bold" style:font-size-complex="14pt" fo:language="el" fo:country="GR"/>
    </style:style>
    <style:style style:name="T3633" style:parent-style-name="AncientGreekἈρχαίαἑλληνικά" style:family="text">
      <style:text-properties style:font-weight-complex="bold" style:font-size-complex="14pt"/>
    </style:style>
    <style:style style:name="T3634" style:parent-style-name="AncientGreekἈρχαίαἑλληνικά" style:family="text">
      <style:text-properties style:font-weight-complex="bold" style:font-size-complex="14pt" fo:language="el" fo:country="GR"/>
    </style:style>
    <style:style style:name="T3635" style:parent-style-name="AncientGreekἈρχαίαἑλληνικά" style:family="text">
      <style:text-properties style:font-weight-complex="bold" style:font-size-complex="14pt"/>
    </style:style>
    <style:style style:name="T3636" style:parent-style-name="AncientGreekἈρχαίαἑλληνικά" style:family="text">
      <style:text-properties style:font-weight-complex="bold" style:font-size-complex="14pt" fo:language="el" fo:country="GR"/>
    </style:style>
    <style:style style:name="T3637" style:parent-style-name="AncientGreekἈρχαίαἑλληνικά" style:family="text">
      <style:text-properties style:font-weight-complex="bold" style:font-size-complex="14pt"/>
    </style:style>
    <style:style style:name="T3638" style:parent-style-name="AncientGreekἈρχαίαἑλληνικά" style:family="text">
      <style:text-properties style:font-weight-complex="bold" style:font-size-complex="14pt" fo:language="el" fo:country="GR"/>
    </style:style>
    <style:style style:name="T3639" style:parent-style-name="AncientGreekἈρχαίαἑλληνικά" style:family="text">
      <style:text-properties style:font-weight-complex="bold" style:font-size-complex="14pt"/>
    </style:style>
    <style:style style:name="T3640" style:parent-style-name="AncientGreekἈρχαίαἑλληνικά" style:family="text">
      <style:text-properties style:font-weight-complex="bold" style:font-size-complex="14pt" fo:language="el" fo:country="GR"/>
    </style:style>
    <style:style style:name="T3641" style:parent-style-name="AncientGreekἈρχαίαἑλληνικά" style:family="text">
      <style:text-properties style:font-weight-complex="bold" style:font-size-complex="14pt"/>
    </style:style>
    <style:style style:name="T3642" style:parent-style-name="AncientGreekἈρχαίαἑλληνικά" style:family="text">
      <style:text-properties style:font-weight-complex="bold" style:font-size-complex="14pt" fo:language="el" fo:country="GR"/>
    </style:style>
    <style:style style:name="T3643" style:parent-style-name="AncientGreekἈρχαίαἑλληνικά" style:family="text">
      <style:text-properties style:font-weight-complex="bold" style:font-size-complex="14pt"/>
    </style:style>
    <style:style style:name="T3644" style:parent-style-name="AncientGreekἈρχαίαἑλληνικά" style:family="text">
      <style:text-properties style:font-weight-complex="bold" style:font-size-complex="14pt" fo:language="el" fo:country="GR"/>
    </style:style>
    <style:style style:name="T3645" style:parent-style-name="AncientGreekἈρχαίαἑλληνικά" style:family="text">
      <style:text-properties style:font-weight-complex="bold" style:font-size-complex="14pt"/>
    </style:style>
    <style:style style:name="T3646" style:parent-style-name="AncientGreekἈρχαίαἑλληνικά" style:family="text">
      <style:text-properties style:font-weight-complex="bold" style:font-size-complex="14pt" fo:language="el" fo:country="GR"/>
    </style:style>
    <style:style style:name="T3647" style:parent-style-name="AncientGreekἈρχαίαἑλληνικά" style:family="text">
      <style:text-properties style:font-weight-complex="bold" style:font-size-complex="14pt"/>
    </style:style>
    <style:style style:name="T3648" style:parent-style-name="AncientGreekἈρχαίαἑλληνικά" style:family="text">
      <style:text-properties style:font-weight-complex="bold" style:font-size-complex="14pt" fo:language="el" fo:country="GR"/>
    </style:style>
    <style:style style:name="T3649" style:parent-style-name="AncientGreekἈρχαίαἑλληνικά" style:family="text">
      <style:text-properties style:font-weight-complex="bold" style:font-size-complex="14pt"/>
    </style:style>
    <style:style style:name="T3650" style:parent-style-name="AncientGreekἈρχαίαἑλληνικά" style:family="text">
      <style:text-properties style:font-weight-complex="bold" style:font-size-complex="14pt" fo:language="el" fo:country="GR"/>
    </style:style>
    <style:style style:name="T3651" style:parent-style-name="AncientGreekἈρχαίαἑλληνικά" style:family="text">
      <style:text-properties style:font-weight-complex="bold" style:font-size-complex="14pt"/>
    </style:style>
    <style:style style:name="T3652" style:parent-style-name="AncientGreekἈρχαίαἑλληνικά" style:family="text">
      <style:text-properties style:font-weight-complex="bold" style:font-size-complex="14pt" fo:language="el" fo:country="GR"/>
    </style:style>
    <style:style style:name="T3653" style:parent-style-name="AncientGreekἈρχαίαἑλληνικά" style:family="text">
      <style:text-properties style:font-weight-complex="bold" style:font-size-complex="14pt"/>
    </style:style>
    <style:style style:name="T3654" style:parent-style-name="AncientGreekἈρχαίαἑλληνικά" style:family="text">
      <style:text-properties style:font-weight-complex="bold" style:font-size-complex="14pt" fo:language="el" fo:country="GR"/>
    </style:style>
    <style:style style:name="T3655" style:parent-style-name="AncientGreekἈρχαίαἑλληνικά" style:family="text">
      <style:text-properties style:font-weight-complex="bold" style:font-size-complex="14pt"/>
    </style:style>
    <style:style style:name="T3656" style:parent-style-name="AncientGreekἈρχαίαἑλληνικά" style:family="text">
      <style:text-properties style:font-weight-complex="bold" style:font-size-complex="14pt" fo:language="el" fo:country="GR"/>
    </style:style>
    <style:style style:name="T3657" style:parent-style-name="AncientGreekἈρχαίαἑλληνικά" style:family="text">
      <style:text-properties style:font-weight-complex="bold" style:font-size-complex="14pt"/>
    </style:style>
    <style:style style:name="T3658" style:parent-style-name="AncientGreekἈρχαίαἑλληνικά" style:family="text">
      <style:text-properties style:font-weight-complex="bold" style:font-size-complex="14pt" fo:language="el" fo:country="GR"/>
    </style:style>
    <style:style style:name="T3659" style:parent-style-name="AncientGreekἈρχαίαἑλληνικά" style:family="text">
      <style:text-properties style:font-weight-complex="bold" style:font-size-complex="14pt"/>
    </style:style>
    <style:style style:name="T3660" style:parent-style-name="AncientGreekἈρχαίαἑλληνικά" style:family="text">
      <style:text-properties style:font-weight-complex="bold" style:font-size-complex="14pt" fo:language="el" fo:country="GR"/>
    </style:style>
    <style:style style:name="T3661" style:parent-style-name="AncientGreekἈρχαίαἑλληνικά" style:family="text">
      <style:text-properties style:font-weight-complex="bold" style:font-size-complex="14pt"/>
    </style:style>
    <style:style style:name="T3662" style:parent-style-name="AncientGreekἈρχαίαἑλληνικά" style:family="text">
      <style:text-properties style:font-weight-complex="bold" style:font-size-complex="14pt" fo:language="el" fo:country="GR"/>
    </style:style>
    <style:style style:name="T3663" style:parent-style-name="AncientGreekἈρχαίαἑλληνικά" style:family="text">
      <style:text-properties style:font-weight-complex="bold" style:font-size-complex="14pt"/>
    </style:style>
    <style:style style:name="T3664" style:parent-style-name="AncientGreekἈρχαίαἑλληνικά" style:family="text">
      <style:text-properties style:font-weight-complex="bold" style:font-size-complex="14pt" fo:language="el" fo:country="GR"/>
    </style:style>
    <style:style style:name="T3665" style:parent-style-name="AncientGreekἈρχαίαἑλληνικά" style:family="text">
      <style:text-properties style:font-weight-complex="bold" style:font-size-complex="14pt"/>
    </style:style>
    <style:style style:name="T3666" style:parent-style-name="AncientGreekἈρχαίαἑλληνικά" style:family="text">
      <style:text-properties style:font-weight-complex="bold" style:font-size-complex="14pt" fo:language="el" fo:country="GR"/>
    </style:style>
    <style:style style:name="T3667" style:parent-style-name="AncientGreekἈρχαίαἑλληνικά" style:family="text">
      <style:text-properties style:font-weight-complex="bold" style:font-size-complex="14pt"/>
    </style:style>
    <style:style style:name="T3668" style:parent-style-name="AncientGreekἈρχαίαἑλληνικά" style:family="text">
      <style:text-properties style:font-weight-complex="bold" style:font-size-complex="14pt" fo:language="el" fo:country="GR"/>
    </style:style>
    <style:style style:name="T3669" style:parent-style-name="AncientGreekἈρχαίαἑλληνικά" style:family="text">
      <style:text-properties style:font-weight-complex="bold" style:font-size-complex="14pt"/>
    </style:style>
    <style:style style:name="T3670" style:parent-style-name="AncientGreekἈρχαίαἑλληνικά" style:family="text">
      <style:text-properties style:font-weight-complex="bold" style:font-size-complex="14pt" fo:language="el" fo:country="GR"/>
    </style:style>
    <style:style style:name="T3671" style:parent-style-name="AncientGreekἈρχαίαἑλληνικά" style:family="text">
      <style:text-properties style:font-weight-complex="bold" style:font-size-complex="14pt"/>
    </style:style>
    <style:style style:name="T3672" style:parent-style-name="AncientGreekἈρχαίαἑλληνικά" style:family="text">
      <style:text-properties style:font-weight-complex="bold" style:font-size-complex="14pt" fo:language="el" fo:country="GR"/>
    </style:style>
    <style:style style:name="T3673" style:parent-style-name="AncientGreekἈρχαίαἑλληνικά" style:family="text">
      <style:text-properties style:font-weight-complex="bold" style:font-size-complex="14pt"/>
    </style:style>
    <style:style style:name="T3674" style:parent-style-name="AncientGreekἈρχαίαἑλληνικά" style:family="text">
      <style:text-properties style:font-weight-complex="bold" style:font-size-complex="14pt" fo:language="el" fo:country="GR"/>
    </style:style>
    <style:style style:name="T3675" style:parent-style-name="AncientGreekἈρχαίαἑλληνικά" style:family="text">
      <style:text-properties style:font-weight-complex="bold" style:font-size-complex="14pt"/>
    </style:style>
    <style:style style:name="T3676" style:parent-style-name="AncientGreekἈρχαίαἑλληνικά" style:family="text">
      <style:text-properties style:font-weight-complex="bold" style:font-size-complex="14pt" fo:language="el" fo:country="GR"/>
    </style:style>
    <style:style style:name="T3677" style:parent-style-name="AncientGreekἈρχαίαἑλληνικά" style:family="text">
      <style:text-properties style:font-weight-complex="bold" style:font-size-complex="14pt"/>
    </style:style>
    <style:style style:name="T3678" style:parent-style-name="AncientGreekἈρχαίαἑλληνικά" style:family="text">
      <style:text-properties style:font-weight-complex="bold" style:font-size-complex="14pt" fo:language="el" fo:country="GR"/>
    </style:style>
    <style:style style:name="T3679" style:parent-style-name="AncientGreekἈρχαίαἑλληνικά" style:family="text">
      <style:text-properties style:font-weight-complex="bold" style:font-size-complex="14pt"/>
    </style:style>
    <style:style style:name="T3680" style:parent-style-name="AncientGreekἈρχαίαἑλληνικά" style:family="text">
      <style:text-properties style:font-weight-complex="bold" style:font-size-complex="14pt" fo:language="el" fo:country="GR"/>
    </style:style>
    <style:style style:name="T3681" style:parent-style-name="AncientGreekἈρχαίαἑλληνικά" style:family="text">
      <style:text-properties style:font-weight-complex="bold" style:font-size-complex="14pt"/>
    </style:style>
    <style:style style:name="T3682" style:parent-style-name="AncientGreekἈρχαίαἑλληνικά" style:family="text">
      <style:text-properties style:font-weight-complex="bold" style:font-size-complex="14pt" fo:language="el" fo:country="GR"/>
    </style:style>
    <style:style style:name="T3683" style:parent-style-name="AncientGreekἈρχαίαἑλληνικά" style:family="text">
      <style:text-properties style:font-weight-complex="bold" style:font-size-complex="14pt"/>
    </style:style>
    <style:style style:name="T3684" style:parent-style-name="AncientGreekἈρχαίαἑλληνικά" style:family="text">
      <style:text-properties style:font-weight-complex="bold" style:font-size-complex="14pt" fo:language="el" fo:country="GR"/>
    </style:style>
    <style:style style:name="T3685" style:parent-style-name="AncientGreekἈρχαίαἑλληνικά" style:family="text">
      <style:text-properties style:font-weight-complex="bold" style:font-size-complex="14pt"/>
    </style:style>
    <style:style style:name="T3686" style:parent-style-name="AncientGreekἈρχαίαἑλληνικά" style:family="text">
      <style:text-properties style:font-weight-complex="bold" style:font-size-complex="14pt" fo:language="el" fo:country="GR"/>
    </style:style>
    <style:style style:name="T3687" style:parent-style-name="AncientGreekἈρχαίαἑλληνικά" style:family="text">
      <style:text-properties style:font-weight-complex="bold" style:font-size-complex="14pt"/>
    </style:style>
    <style:style style:name="T3688" style:parent-style-name="AncientGreekἈρχαίαἑλληνικά" style:family="text">
      <style:text-properties style:font-weight-complex="bold" style:font-size-complex="14pt" fo:language="el" fo:country="GR"/>
    </style:style>
    <style:style style:name="T3689" style:parent-style-name="AncientGreekἈρχαίαἑλληνικά" style:family="text">
      <style:text-properties style:font-weight-complex="bold" style:font-size-complex="14pt"/>
    </style:style>
    <style:style style:name="T3690" style:parent-style-name="AncientGreekἈρχαίαἑλληνικά" style:family="text">
      <style:text-properties style:font-weight-complex="bold" style:font-size-complex="14pt" fo:language="el" fo:country="GR"/>
    </style:style>
    <style:style style:name="T3691" style:parent-style-name="AncientGreekἈρχαίαἑλληνικά" style:family="text">
      <style:text-properties style:font-weight-complex="bold" style:font-size-complex="14pt"/>
    </style:style>
    <style:style style:name="T3692" style:parent-style-name="AncientGreekἈρχαίαἑλληνικά" style:family="text">
      <style:text-properties style:font-weight-complex="bold" style:font-size-complex="14pt" fo:language="el" fo:country="GR"/>
    </style:style>
    <style:style style:name="T3693" style:parent-style-name="AncientGreekἈρχαίαἑλληνικά" style:family="text">
      <style:text-properties style:font-weight-complex="bold" style:font-size-complex="14pt"/>
    </style:style>
    <style:style style:name="T3694" style:parent-style-name="AncientGreekἈρχαίαἑλληνικά" style:family="text">
      <style:text-properties style:font-weight-complex="bold" style:font-size-complex="14pt" fo:language="el" fo:country="GR"/>
    </style:style>
    <style:style style:name="T3695" style:parent-style-name="AncientGreekἈρχαίαἑλληνικά" style:family="text">
      <style:text-properties style:font-weight-complex="bold" style:font-size-complex="14pt"/>
    </style:style>
    <style:style style:name="T3696" style:parent-style-name="AncientGreekἈρχαίαἑλληνικά" style:family="text">
      <style:text-properties style:font-weight-complex="bold" style:font-size-complex="14pt" fo:language="el" fo:country="GR"/>
    </style:style>
    <style:style style:name="T3697" style:parent-style-name="AncientGreekἈρχαίαἑλληνικά" style:family="text">
      <style:text-properties style:font-weight-complex="bold" style:font-size-complex="14pt"/>
    </style:style>
    <style:style style:name="T3698" style:parent-style-name="AncientGreekἈρχαίαἑλληνικά" style:family="text">
      <style:text-properties style:font-weight-complex="bold" style:font-size-complex="14pt" fo:language="el" fo:country="GR"/>
    </style:style>
    <style:style style:name="T3699" style:parent-style-name="AncientGreekἈρχαίαἑλληνικά" style:family="text">
      <style:text-properties style:font-weight-complex="bold" style:font-size-complex="14pt"/>
    </style:style>
    <style:style style:name="T3700" style:parent-style-name="AncientGreekἈρχαίαἑλληνικά" style:family="text">
      <style:text-properties style:font-weight-complex="bold" style:font-size-complex="14pt" fo:language="el" fo:country="GR"/>
    </style:style>
    <style:style style:name="T3701" style:parent-style-name="AncientGreekἈρχαίαἑλληνικά" style:family="text">
      <style:text-properties style:font-weight-complex="bold" style:font-size-complex="14pt"/>
    </style:style>
    <style:style style:name="T3702" style:parent-style-name="AncientGreekἈρχαίαἑλληνικά" style:family="text">
      <style:text-properties style:font-weight-complex="bold" style:font-size-complex="14pt" fo:language="el" fo:country="GR"/>
    </style:style>
    <style:style style:name="T3703" style:parent-style-name="AncientGreekἈρχαίαἑλληνικά" style:family="text">
      <style:text-properties style:font-weight-complex="bold" style:font-size-complex="14pt"/>
    </style:style>
    <style:style style:name="T3704" style:parent-style-name="AncientGreekἈρχαίαἑλληνικά" style:family="text">
      <style:text-properties style:font-weight-complex="bold" style:font-size-complex="14pt" fo:language="el" fo:country="GR"/>
    </style:style>
    <style:style style:name="T3705" style:parent-style-name="AncientGreekἈρχαίαἑλληνικά" style:family="text">
      <style:text-properties style:font-weight-complex="bold" style:font-size-complex="14pt"/>
    </style:style>
    <style:style style:name="T3706" style:parent-style-name="AncientGreekἈρχαίαἑλληνικά" style:family="text">
      <style:text-properties style:font-weight-complex="bold" style:font-size-complex="14pt" fo:language="el" fo:country="GR"/>
    </style:style>
    <style:style style:name="T3707" style:parent-style-name="AncientGreekἈρχαίαἑλληνικά" style:family="text">
      <style:text-properties style:font-weight-complex="bold" style:font-size-complex="14pt"/>
    </style:style>
    <style:style style:name="T3708" style:parent-style-name="AncientGreekἈρχαίαἑλληνικά" style:family="text">
      <style:text-properties style:font-weight-complex="bold" style:font-size-complex="14pt" fo:language="el" fo:country="GR"/>
    </style:style>
    <style:style style:name="T3709" style:parent-style-name="AncientGreekἈρχαίαἑλληνικά" style:family="text">
      <style:text-properties style:font-weight-complex="bold" style:font-size-complex="14pt"/>
    </style:style>
    <style:style style:name="T3710" style:parent-style-name="AncientGreekἈρχαίαἑλληνικά" style:family="text">
      <style:text-properties style:font-weight-complex="bold" style:font-size-complex="14pt" fo:language="el" fo:country="GR"/>
    </style:style>
    <style:style style:name="T3711" style:parent-style-name="AncientGreekἈρχαίαἑλληνικά" style:family="text">
      <style:text-properties style:font-weight-complex="bold" style:font-size-complex="14pt"/>
    </style:style>
    <style:style style:name="T3712" style:parent-style-name="AncientGreekἈρχαίαἑλληνικά" style:family="text">
      <style:text-properties style:font-weight-complex="bold" style:font-size-complex="14pt" fo:language="el" fo:country="GR"/>
    </style:style>
    <style:style style:name="T3713" style:parent-style-name="AncientGreekἈρχαίαἑλληνικά" style:family="text">
      <style:text-properties style:font-weight-complex="bold" style:font-size-complex="14pt"/>
    </style:style>
    <style:style style:name="T3714" style:parent-style-name="AncientGreekἈρχαίαἑλληνικά" style:family="text">
      <style:text-properties style:font-weight-complex="bold" style:font-size-complex="14pt" fo:language="el" fo:country="GR"/>
    </style:style>
    <style:style style:name="T3715" style:parent-style-name="AncientGreekἈρχαίαἑλληνικά" style:family="text">
      <style:text-properties style:font-weight-complex="bold" style:font-size-complex="14pt"/>
    </style:style>
    <style:style style:name="T3716" style:parent-style-name="AncientGreekἈρχαίαἑλληνικά" style:family="text">
      <style:text-properties style:font-weight-complex="bold" style:font-size-complex="14pt" fo:language="el" fo:country="GR"/>
    </style:style>
    <style:style style:name="T3717" style:parent-style-name="AncientGreekἈρχαίαἑλληνικά" style:family="text">
      <style:text-properties style:font-weight-complex="bold" style:font-size-complex="14pt"/>
    </style:style>
    <style:style style:name="T3718" style:parent-style-name="AncientGreekἈρχαίαἑλληνικά" style:family="text">
      <style:text-properties style:font-weight-complex="bold" style:font-size-complex="14pt" fo:language="el" fo:country="GR"/>
    </style:style>
    <style:style style:name="T3719" style:parent-style-name="AncientGreekἈρχαίαἑλληνικά" style:family="text">
      <style:text-properties style:font-weight-complex="bold" style:font-size-complex="14pt"/>
    </style:style>
    <style:style style:name="T3720" style:parent-style-name="AncientGreekἈρχαίαἑλληνικά" style:family="text">
      <style:text-properties style:font-weight-complex="bold" style:font-size-complex="14pt" fo:language="el" fo:country="GR"/>
    </style:style>
    <style:style style:name="T3721" style:parent-style-name="AncientGreekἈρχαίαἑλληνικά" style:family="text">
      <style:text-properties style:font-weight-complex="bold" style:font-size-complex="14pt"/>
    </style:style>
    <style:style style:name="T3722" style:parent-style-name="AncientGreekἈρχαίαἑλληνικά" style:family="text">
      <style:text-properties style:font-weight-complex="bold" style:font-size-complex="14pt" fo:language="el" fo:country="GR"/>
    </style:style>
    <style:style style:name="T3723" style:parent-style-name="AncientGreekἈρχαίαἑλληνικά" style:family="text">
      <style:text-properties style:font-weight-complex="bold" style:font-size-complex="14pt"/>
    </style:style>
    <style:style style:name="T3724" style:parent-style-name="AncientGreekἈρχαίαἑλληνικά" style:family="text">
      <style:text-properties style:font-weight-complex="bold" style:font-size-complex="14pt" fo:language="el" fo:country="GR"/>
    </style:style>
    <style:style style:name="T3725" style:parent-style-name="AncientGreekἈρχαίαἑλληνικά" style:family="text">
      <style:text-properties style:font-weight-complex="bold" style:font-size-complex="14pt"/>
    </style:style>
    <style:style style:name="T3726" style:parent-style-name="AncientGreekἈρχαίαἑλληνικά" style:family="text">
      <style:text-properties style:font-weight-complex="bold" style:font-size-complex="14pt" fo:language="el" fo:country="GR"/>
    </style:style>
    <style:style style:name="T3727" style:parent-style-name="AncientGreekἈρχαίαἑλληνικά" style:family="text">
      <style:text-properties style:font-weight-complex="bold" style:font-size-complex="14pt"/>
    </style:style>
    <style:style style:name="P3728" style:parent-style-name="Standard" style:family="paragraph">
      <style:paragraph-properties fo:widows="0" fo:orphans="0"/>
    </style:style>
    <style:style style:name="T3729" style:parent-style-name="AncientGreekἈρχαίαἑλληνικά" style:family="text">
      <style:text-properties style:font-weight-complex="bold" style:font-size-complex="14pt" fo:language="el" fo:country="GR"/>
    </style:style>
    <style:style style:name="T3730" style:parent-style-name="AncientGreekἈρχαίαἑλληνικά" style:family="text">
      <style:text-properties style:font-weight-complex="bold" style:font-size-complex="14pt"/>
    </style:style>
    <style:style style:name="T3731" style:parent-style-name="AncientGreekἈρχαίαἑλληνικά" style:family="text">
      <style:text-properties style:font-weight-complex="bold" style:font-size-complex="14pt" fo:language="el" fo:country="GR"/>
    </style:style>
    <style:style style:name="T3732" style:parent-style-name="AncientGreekἈρχαίαἑλληνικά" style:family="text">
      <style:text-properties style:font-weight-complex="bold" style:font-size-complex="14pt"/>
    </style:style>
    <style:style style:name="T3733" style:parent-style-name="AncientGreekἈρχαίαἑλληνικά" style:family="text">
      <style:text-properties style:font-weight-complex="bold" style:font-size-complex="14pt" fo:language="el" fo:country="GR"/>
    </style:style>
    <style:style style:name="T3734" style:parent-style-name="AncientGreekἈρχαίαἑλληνικά" style:family="text">
      <style:text-properties style:font-weight-complex="bold" style:font-size-complex="14pt"/>
    </style:style>
    <style:style style:name="T3735" style:parent-style-name="AncientGreekἈρχαίαἑλληνικά" style:family="text">
      <style:text-properties style:font-weight-complex="bold" style:font-size-complex="14pt" fo:language="el" fo:country="GR"/>
    </style:style>
    <style:style style:name="T3736" style:parent-style-name="AncientGreekἈρχαίαἑλληνικά" style:family="text">
      <style:text-properties style:font-weight-complex="bold" style:font-size-complex="14pt"/>
    </style:style>
    <style:style style:name="T3737" style:parent-style-name="AncientGreekἈρχαίαἑλληνικά" style:family="text">
      <style:text-properties style:font-weight-complex="bold" style:font-size-complex="14pt" fo:language="el" fo:country="GR"/>
    </style:style>
    <style:style style:name="T3738" style:parent-style-name="AncientGreekἈρχαίαἑλληνικά" style:family="text">
      <style:text-properties style:font-weight-complex="bold" style:font-size-complex="14pt"/>
    </style:style>
    <style:style style:name="T3739" style:parent-style-name="AncientGreekἈρχαίαἑλληνικά" style:family="text">
      <style:text-properties style:font-weight-complex="bold" style:font-size-complex="14pt" fo:language="el" fo:country="GR"/>
    </style:style>
    <style:style style:name="T3740" style:parent-style-name="AncientGreekἈρχαίαἑλληνικά" style:family="text">
      <style:text-properties style:font-weight-complex="bold" style:font-size-complex="14pt"/>
    </style:style>
    <style:style style:name="T3741" style:parent-style-name="AncientGreekἈρχαίαἑλληνικά" style:family="text">
      <style:text-properties style:font-weight-complex="bold" style:font-size-complex="14pt" fo:language="el" fo:country="GR"/>
    </style:style>
    <style:style style:name="T3742" style:parent-style-name="AncientGreekἈρχαίαἑλληνικά" style:family="text">
      <style:text-properties style:font-weight-complex="bold" style:font-size-complex="14pt"/>
    </style:style>
    <style:style style:name="T3743" style:parent-style-name="AncientGreekἈρχαίαἑλληνικά" style:family="text">
      <style:text-properties style:font-weight-complex="bold" style:font-size-complex="14pt" fo:language="el" fo:country="GR"/>
    </style:style>
    <style:style style:name="T3744" style:parent-style-name="AncientGreekἈρχαίαἑλληνικά" style:family="text">
      <style:text-properties style:font-weight-complex="bold" style:font-size-complex="14pt"/>
    </style:style>
    <style:style style:name="T3745" style:parent-style-name="AncientGreekἈρχαίαἑλληνικά" style:family="text">
      <style:text-properties style:font-weight-complex="bold" style:font-size-complex="14pt" fo:language="el" fo:country="GR"/>
    </style:style>
    <style:style style:name="T3746" style:parent-style-name="AncientGreekἈρχαίαἑλληνικά" style:family="text">
      <style:text-properties style:font-weight-complex="bold" style:font-size-complex="14pt"/>
    </style:style>
    <style:style style:name="T3747" style:parent-style-name="AncientGreekἈρχαίαἑλληνικά" style:family="text">
      <style:text-properties style:font-weight-complex="bold" style:font-size-complex="14pt" fo:language="el" fo:country="GR"/>
    </style:style>
    <style:style style:name="T3748" style:parent-style-name="AncientGreekἈρχαίαἑλληνικά" style:family="text">
      <style:text-properties style:font-weight-complex="bold" style:font-size-complex="14pt"/>
    </style:style>
    <style:style style:name="T3749" style:parent-style-name="AncientGreekἈρχαίαἑλληνικά" style:family="text">
      <style:text-properties style:font-weight-complex="bold" style:font-size-complex="14pt" fo:language="el" fo:country="GR"/>
    </style:style>
    <style:style style:name="T3750" style:parent-style-name="AncientGreekἈρχαίαἑλληνικά" style:family="text">
      <style:text-properties style:font-weight-complex="bold" style:font-size-complex="14pt"/>
    </style:style>
    <style:style style:name="T3751" style:parent-style-name="AncientGreekἈρχαίαἑλληνικά" style:family="text">
      <style:text-properties style:font-weight-complex="bold" style:font-size-complex="14pt" fo:language="el" fo:country="GR"/>
    </style:style>
    <style:style style:name="T3752" style:parent-style-name="AncientGreekἈρχαίαἑλληνικά" style:family="text">
      <style:text-properties style:font-weight-complex="bold" style:font-size-complex="14pt"/>
    </style:style>
    <style:style style:name="T3753" style:parent-style-name="AncientGreekἈρχαίαἑλληνικά" style:family="text">
      <style:text-properties style:font-weight-complex="bold" style:font-size-complex="14pt" fo:language="el" fo:country="GR"/>
    </style:style>
    <style:style style:name="T3754" style:parent-style-name="AncientGreekἈρχαίαἑλληνικά" style:family="text">
      <style:text-properties style:font-weight-complex="bold" style:font-size-complex="14pt"/>
    </style:style>
    <style:style style:name="TableCell3755" style:family="table-cell">
      <style:table-cell-properties fo:border="0.0069in solid #000000" fo:background-color="#FFFFFF" style:writing-mode="lr-tb" fo:padding-top="0in" fo:padding-left="0.1527in" fo:padding-bottom="0in" fo:padding-right="0.15in"/>
    </style:style>
    <style:style style:name="P3756" style:parent-style-name="Standard" style:family="paragraph">
      <style:paragraph-properties fo:widows="0" fo:orphans="0"/>
      <style:text-properties style:font-name="AncientGreek"/>
    </style:style>
    <style:style style:name="P3757" style:parent-style-name="Standard" style:family="paragraph">
      <style:paragraph-properties fo:widows="0" fo:orphans="0"/>
      <style:text-properties style:font-name="AncientGreek"/>
    </style:style>
    <style:style style:name="P3758" style:parent-style-name="Standard" style:family="paragraph">
      <style:paragraph-properties fo:widows="0" fo:orphans="0"/>
      <style:text-properties style:font-name="AncientGreek"/>
    </style:style>
    <style:style style:name="P3759" style:parent-style-name="Standard" style:family="paragraph">
      <style:paragraph-properties fo:widows="0" fo:orphans="0"/>
      <style:text-properties style:font-name="AncientGreek"/>
    </style:style>
    <style:style style:name="TableRow3760" style:family="table-row">
      <style:table-row-properties style:min-row-height="0.0138in" style:use-optimal-row-height="false" fo:keep-together="always"/>
    </style:style>
    <style:style style:name="TableCell3761" style:family="table-cell">
      <style:table-cell-properties fo:border="0.0069in solid #000000" fo:background-color="#FFFFFF" style:writing-mode="lr-tb" fo:padding-top="0in" fo:padding-left="0.1527in" fo:padding-bottom="0in" fo:padding-right="0.15in"/>
    </style:style>
    <style:style style:name="P3762" style:parent-style-name="Standard" style:family="paragraph">
      <style:paragraph-properties fo:keep-with-next="always" fo:widows="0" fo:orphans="0" fo:text-align="center">
        <style:tab-stops>
          <style:tab-stop style:type="center" style:position="1in"/>
        </style:tab-stops>
      </style:paragraph-properties>
    </style:style>
    <style:style style:name="T376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76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765" style:parent-style-name="AncientGreekἈρχαίαἑλληνικά" style:family="text">
      <style:text-properties style:font-weight-complex="bold" style:font-size-complex="14pt" fo:language="el" fo:country="GR"/>
    </style:style>
    <style:style style:name="P3766" style:parent-style-name="Standard" style:family="paragraph">
      <style:paragraph-properties fo:widows="0" fo:orphans="0"/>
    </style:style>
    <style:style style:name="T3767" style:parent-style-name="AncientGreekἈρχαίαἑλληνικά" style:family="text">
      <style:text-properties style:font-weight-complex="bold" style:font-size-complex="14pt" fo:language="el" fo:country="GR"/>
    </style:style>
    <style:style style:name="TableCell3768" style:family="table-cell">
      <style:table-cell-properties fo:border="0.0069in solid #000000" fo:background-color="#FFFFFF" style:writing-mode="lr-tb" fo:padding-top="0in" fo:padding-left="0.1527in" fo:padding-bottom="0in" fo:padding-right="0.15in"/>
    </style:style>
    <style:style style:name="P3769" style:parent-style-name="Standard" style:family="paragraph">
      <style:paragraph-properties fo:widows="0" fo:orphans="0"/>
      <style:text-properties style:font-name="AncientGreek"/>
    </style:style>
    <style:style style:name="P3770" style:parent-style-name="Standard" style:family="paragraph">
      <style:paragraph-properties fo:widows="0" fo:orphans="0"/>
      <style:text-properties style:font-name="AncientGreek"/>
    </style:style>
    <style:style style:name="P3771" style:parent-style-name="Standard" style:family="paragraph">
      <style:paragraph-properties fo:widows="0" fo:orphans="0"/>
      <style:text-properties style:font-name="AncientGreek"/>
    </style:style>
    <style:style style:name="P3772" style:parent-style-name="Standard" style:family="paragraph">
      <style:paragraph-properties fo:widows="0" fo:orphans="0"/>
      <style:text-properties style:font-name="AncientGreek"/>
    </style:style>
    <style:style style:name="TableRow3773" style:family="table-row">
      <style:table-row-properties style:min-row-height="0.0138in" style:use-optimal-row-height="false" fo:keep-together="always"/>
    </style:style>
    <style:style style:name="TableCell3774" style:family="table-cell">
      <style:table-cell-properties fo:border="0.0069in solid #000000" fo:background-color="#FFFFFF" style:writing-mode="lr-tb" fo:padding-top="0in" fo:padding-left="0.1527in" fo:padding-bottom="0in" fo:padding-right="0.15in"/>
    </style:style>
    <style:style style:name="P3775" style:parent-style-name="Standard" style:family="paragraph">
      <style:paragraph-properties fo:keep-with-next="always" fo:widows="0" fo:orphans="0" fo:text-align="center">
        <style:tab-stops>
          <style:tab-stop style:type="center" style:position="1in"/>
        </style:tab-stops>
      </style:paragraph-properties>
    </style:style>
    <style:style style:name="T3776" style:parent-style-name="AncientGreekἈρχαίαἑλληνικά" style:family="text">
      <style:text-properties fo:font-weight="bold" style:font-weight-asian="bold" style:font-weight-complex="bold" fo:font-size="18pt" style:font-size-asian="18pt" style:font-size-complex="14pt"/>
    </style:style>
    <style:style style:name="T377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778" style:parent-style-name="AncientGreekἈρχαίαἑλληνικά" style:family="text">
      <style:text-properties fo:font-weight="bold" style:font-weight-asian="bold" style:font-weight-complex="bold" fo:font-size="18pt" style:font-size-asian="18pt" style:font-size-complex="14pt"/>
    </style:style>
    <style:style style:name="T3779" style:parent-style-name="AncientGreekἈρχαίαἑλληνικά" style:family="text">
      <style:text-properties fo:font-weight="bold" style:font-weight-asian="bold" style:font-weight-complex="bold" fo:font-size="18pt" style:font-size-asian="18pt" style:font-size-complex="14pt"/>
    </style:style>
    <style:style style:name="T3780" style:parent-style-name="AncientGreekἈρχαίαἑλληνικά" style:family="text">
      <style:text-properties style:font-weight-complex="bold" style:font-size-complex="14pt" fo:language="el" fo:country="GR"/>
    </style:style>
    <style:style style:name="T3781" style:parent-style-name="AncientGreekἈρχαίαἑλληνικά" style:family="text">
      <style:text-properties style:font-weight-complex="bold" style:font-size-complex="14pt"/>
    </style:style>
    <style:style style:name="T3782" style:parent-style-name="AncientGreekἈρχαίαἑλληνικά" style:family="text">
      <style:text-properties style:font-weight-complex="bold" style:font-size-complex="14pt" fo:language="el" fo:country="GR"/>
    </style:style>
    <style:style style:name="T3783" style:parent-style-name="AncientGreekἈρχαίαἑλληνικά" style:family="text">
      <style:text-properties style:font-weight-complex="bold" style:font-size-complex="14pt"/>
    </style:style>
    <style:style style:name="T3784" style:parent-style-name="AncientGreekἈρχαίαἑλληνικά" style:family="text">
      <style:text-properties style:font-weight-complex="bold" style:font-size-complex="14pt" fo:language="el" fo:country="GR"/>
    </style:style>
    <style:style style:name="T3785" style:parent-style-name="AncientGreekἈρχαίαἑλληνικά" style:family="text">
      <style:text-properties style:font-weight-complex="bold" style:font-size-complex="14pt"/>
    </style:style>
    <style:style style:name="T3786" style:parent-style-name="AncientGreekἈρχαίαἑλληνικά" style:family="text">
      <style:text-properties style:font-weight-complex="bold" style:font-size-complex="14pt" fo:language="el" fo:country="GR"/>
    </style:style>
    <style:style style:name="T3787" style:parent-style-name="AncientGreekἈρχαίαἑλληνικά" style:family="text">
      <style:text-properties style:font-weight-complex="bold" style:font-size-complex="14pt"/>
    </style:style>
    <style:style style:name="T3788" style:parent-style-name="AncientGreekἈρχαίαἑλληνικά" style:family="text">
      <style:text-properties style:font-weight-complex="bold" style:font-size-complex="14pt" fo:language="el" fo:country="GR"/>
    </style:style>
    <style:style style:name="T3789" style:parent-style-name="AncientGreekἈρχαίαἑλληνικά" style:family="text">
      <style:text-properties style:font-weight-complex="bold" style:font-size-complex="14pt"/>
    </style:style>
    <style:style style:name="T3790" style:parent-style-name="AncientGreekἈρχαίαἑλληνικά" style:family="text">
      <style:text-properties style:font-weight-complex="bold" style:font-size-complex="14pt" fo:language="el" fo:country="GR"/>
    </style:style>
    <style:style style:name="T3791" style:parent-style-name="AncientGreekἈρχαίαἑλληνικά" style:family="text">
      <style:text-properties style:font-weight-complex="bold" style:font-size-complex="14pt"/>
    </style:style>
    <style:style style:name="T3792" style:parent-style-name="AncientGreekἈρχαίαἑλληνικά" style:family="text">
      <style:text-properties style:font-weight-complex="bold" style:font-size-complex="14pt" fo:language="el" fo:country="GR"/>
    </style:style>
    <style:style style:name="T3793" style:parent-style-name="AncientGreekἈρχαίαἑλληνικά" style:family="text">
      <style:text-properties style:font-weight-complex="bold" style:font-size-complex="14pt"/>
    </style:style>
    <style:style style:name="T3794" style:parent-style-name="AncientGreekἈρχαίαἑλληνικά" style:family="text">
      <style:text-properties style:font-weight-complex="bold" style:font-size-complex="14pt" fo:language="el" fo:country="GR"/>
    </style:style>
    <style:style style:name="T3795" style:parent-style-name="AncientGreekἈρχαίαἑλληνικά" style:family="text">
      <style:text-properties style:font-weight-complex="bold" style:font-size-complex="14pt"/>
    </style:style>
    <style:style style:name="T3796" style:parent-style-name="AncientGreekἈρχαίαἑλληνικά" style:family="text">
      <style:text-properties style:font-weight-complex="bold" style:font-size-complex="14pt" fo:language="el" fo:country="GR"/>
    </style:style>
    <style:style style:name="T3797" style:parent-style-name="AncientGreekἈρχαίαἑλληνικά" style:family="text">
      <style:text-properties style:font-weight-complex="bold" style:font-size-complex="14pt"/>
    </style:style>
    <style:style style:name="T3798" style:parent-style-name="AncientGreekἈρχαίαἑλληνικά" style:family="text">
      <style:text-properties style:font-weight-complex="bold" style:font-size-complex="14pt" fo:language="el" fo:country="GR"/>
    </style:style>
    <style:style style:name="T3799" style:parent-style-name="AncientGreekἈρχαίαἑλληνικά" style:family="text">
      <style:text-properties style:font-weight-complex="bold" style:font-size-complex="14pt"/>
    </style:style>
    <style:style style:name="T3800" style:parent-style-name="AncientGreekἈρχαίαἑλληνικά" style:family="text">
      <style:text-properties style:font-weight-complex="bold" style:font-size-complex="14pt" fo:language="el" fo:country="GR"/>
    </style:style>
    <style:style style:name="T3801" style:parent-style-name="AncientGreekἈρχαίαἑλληνικά" style:family="text">
      <style:text-properties style:font-weight-complex="bold" style:font-size-complex="14pt"/>
    </style:style>
    <style:style style:name="T3802" style:parent-style-name="AncientGreekἈρχαίαἑλληνικά" style:family="text">
      <style:text-properties style:font-weight-complex="bold" style:font-size-complex="14pt" fo:language="el" fo:country="GR"/>
    </style:style>
    <style:style style:name="T3803" style:parent-style-name="AncientGreekἈρχαίαἑλληνικά" style:family="text">
      <style:text-properties style:font-weight-complex="bold" style:font-size-complex="14pt"/>
    </style:style>
    <style:style style:name="T3804" style:parent-style-name="AncientGreekἈρχαίαἑλληνικά" style:family="text">
      <style:text-properties style:font-weight-complex="bold" style:font-size-complex="14pt" fo:language="el" fo:country="GR"/>
    </style:style>
    <style:style style:name="T3805" style:parent-style-name="AncientGreekἈρχαίαἑλληνικά" style:family="text">
      <style:text-properties style:font-weight-complex="bold" style:font-size-complex="14pt"/>
    </style:style>
    <style:style style:name="T3806" style:parent-style-name="AncientGreekἈρχαίαἑλληνικά" style:family="text">
      <style:text-properties style:font-weight-complex="bold" style:font-size-complex="14pt" fo:language="el" fo:country="GR"/>
    </style:style>
    <style:style style:name="T3807" style:parent-style-name="AncientGreekἈρχαίαἑλληνικά" style:family="text">
      <style:text-properties style:font-weight-complex="bold" style:font-size-complex="14pt"/>
    </style:style>
    <style:style style:name="T3808" style:parent-style-name="AncientGreekἈρχαίαἑλληνικά" style:family="text">
      <style:text-properties style:font-weight-complex="bold" style:font-size-complex="14pt" fo:language="el" fo:country="GR"/>
    </style:style>
    <style:style style:name="T3809" style:parent-style-name="AncientGreekἈρχαίαἑλληνικά" style:family="text">
      <style:text-properties style:font-weight-complex="bold" style:font-size-complex="14pt"/>
    </style:style>
    <style:style style:name="T3810" style:parent-style-name="AncientGreekἈρχαίαἑλληνικά" style:family="text">
      <style:text-properties style:font-weight-complex="bold" style:font-size-complex="14pt" fo:language="el" fo:country="GR"/>
    </style:style>
    <style:style style:name="T3811" style:parent-style-name="AncientGreekἈρχαίαἑλληνικά" style:family="text">
      <style:text-properties style:font-weight-complex="bold" style:font-size-complex="14pt"/>
    </style:style>
    <style:style style:name="T3812" style:parent-style-name="AncientGreekἈρχαίαἑλληνικά" style:family="text">
      <style:text-properties style:font-weight-complex="bold" style:font-size-complex="14pt" fo:language="el" fo:country="GR"/>
    </style:style>
    <style:style style:name="T3813" style:parent-style-name="AncientGreekἈρχαίαἑλληνικά" style:family="text">
      <style:text-properties style:font-weight-complex="bold" style:font-size-complex="14pt"/>
    </style:style>
    <style:style style:name="T3814" style:parent-style-name="AncientGreekἈρχαίαἑλληνικά" style:family="text">
      <style:text-properties style:font-weight-complex="bold" style:font-size-complex="14pt" fo:language="el" fo:country="GR"/>
    </style:style>
    <style:style style:name="T3815" style:parent-style-name="AncientGreekἈρχαίαἑλληνικά" style:family="text">
      <style:text-properties style:font-weight-complex="bold" style:font-size-complex="14pt"/>
    </style:style>
    <style:style style:name="T3816" style:parent-style-name="AncientGreekἈρχαίαἑλληνικά" style:family="text">
      <style:text-properties style:font-weight-complex="bold" style:font-size-complex="14pt" fo:language="el" fo:country="GR"/>
    </style:style>
    <style:style style:name="T3817" style:parent-style-name="AncientGreekἈρχαίαἑλληνικά" style:family="text">
      <style:text-properties style:font-weight-complex="bold" style:font-size-complex="14pt"/>
    </style:style>
    <style:style style:name="T3818" style:parent-style-name="AncientGreekἈρχαίαἑλληνικά" style:family="text">
      <style:text-properties style:font-weight-complex="bold" style:font-size-complex="14pt" fo:language="el" fo:country="GR"/>
    </style:style>
    <style:style style:name="T3819" style:parent-style-name="AncientGreekἈρχαίαἑλληνικά" style:family="text">
      <style:text-properties style:font-weight-complex="bold" style:font-size-complex="14pt"/>
    </style:style>
    <style:style style:name="T3820" style:parent-style-name="AncientGreekἈρχαίαἑλληνικά" style:family="text">
      <style:text-properties style:font-weight-complex="bold" style:font-size-complex="14pt" fo:language="el" fo:country="GR"/>
    </style:style>
    <style:style style:name="T3821" style:parent-style-name="AncientGreekἈρχαίαἑλληνικά" style:family="text">
      <style:text-properties style:font-weight-complex="bold" style:font-size-complex="14pt"/>
    </style:style>
    <style:style style:name="T3822" style:parent-style-name="AncientGreekἈρχαίαἑλληνικά" style:family="text">
      <style:text-properties style:font-weight-complex="bold" style:font-size-complex="14pt" fo:language="el" fo:country="GR"/>
    </style:style>
    <style:style style:name="T3823" style:parent-style-name="AncientGreekἈρχαίαἑλληνικά" style:family="text">
      <style:text-properties style:font-weight-complex="bold" style:font-size-complex="14pt"/>
    </style:style>
    <style:style style:name="T3824" style:parent-style-name="AncientGreekἈρχαίαἑλληνικά" style:family="text">
      <style:text-properties style:font-weight-complex="bold" style:font-size-complex="14pt" fo:language="el" fo:country="GR"/>
    </style:style>
    <style:style style:name="T3825" style:parent-style-name="AncientGreekἈρχαίαἑλληνικά" style:family="text">
      <style:text-properties style:font-weight-complex="bold" style:font-size-complex="14pt"/>
    </style:style>
    <style:style style:name="T3826" style:parent-style-name="AncientGreekἈρχαίαἑλληνικά" style:family="text">
      <style:text-properties style:font-weight-complex="bold" style:font-size-complex="14pt" fo:language="el" fo:country="GR"/>
    </style:style>
    <style:style style:name="T3827" style:parent-style-name="AncientGreekἈρχαίαἑλληνικά" style:family="text">
      <style:text-properties style:font-weight-complex="bold" style:font-size-complex="14pt"/>
    </style:style>
    <style:style style:name="T3828" style:parent-style-name="AncientGreekἈρχαίαἑλληνικά" style:family="text">
      <style:text-properties style:font-weight-complex="bold" style:font-size-complex="14pt" fo:language="el" fo:country="GR"/>
    </style:style>
    <style:style style:name="T3829" style:parent-style-name="AncientGreekἈρχαίαἑλληνικά" style:family="text">
      <style:text-properties style:font-weight-complex="bold" style:font-size-complex="14pt"/>
    </style:style>
    <style:style style:name="T3830" style:parent-style-name="AncientGreekἈρχαίαἑλληνικά" style:family="text">
      <style:text-properties style:font-weight-complex="bold" style:font-size-complex="14pt" fo:language="el" fo:country="GR"/>
    </style:style>
    <style:style style:name="T3831" style:parent-style-name="AncientGreekἈρχαίαἑλληνικά" style:family="text">
      <style:text-properties style:font-weight-complex="bold" style:font-size-complex="14pt"/>
    </style:style>
    <style:style style:name="T3832" style:parent-style-name="AncientGreekἈρχαίαἑλληνικά" style:family="text">
      <style:text-properties style:font-weight-complex="bold" style:font-size-complex="14pt" fo:language="el" fo:country="GR"/>
    </style:style>
    <style:style style:name="T3833" style:parent-style-name="AncientGreekἈρχαίαἑλληνικά" style:family="text">
      <style:text-properties style:font-weight-complex="bold" style:font-size-complex="14pt"/>
    </style:style>
    <style:style style:name="T3834" style:parent-style-name="AncientGreekἈρχαίαἑλληνικά" style:family="text">
      <style:text-properties style:font-weight-complex="bold" style:font-size-complex="14pt" fo:language="el" fo:country="GR"/>
    </style:style>
    <style:style style:name="T3835" style:parent-style-name="AncientGreekἈρχαίαἑλληνικά" style:family="text">
      <style:text-properties style:font-weight-complex="bold" style:font-size-complex="14pt"/>
    </style:style>
    <style:style style:name="T3836" style:parent-style-name="AncientGreekἈρχαίαἑλληνικά" style:family="text">
      <style:text-properties style:font-weight-complex="bold" style:font-size-complex="14pt" fo:language="el" fo:country="GR"/>
    </style:style>
    <style:style style:name="T3837" style:parent-style-name="AncientGreekἈρχαίαἑλληνικά" style:family="text">
      <style:text-properties style:font-weight-complex="bold" style:font-size-complex="14pt"/>
    </style:style>
    <style:style style:name="T3838" style:parent-style-name="AncientGreekἈρχαίαἑλληνικά" style:family="text">
      <style:text-properties style:font-weight-complex="bold" style:font-size-complex="14pt" fo:language="el" fo:country="GR"/>
    </style:style>
    <style:style style:name="T3839" style:parent-style-name="AncientGreekἈρχαίαἑλληνικά" style:family="text">
      <style:text-properties style:font-weight-complex="bold" style:font-size-complex="14pt"/>
    </style:style>
    <style:style style:name="T3840" style:parent-style-name="AncientGreekἈρχαίαἑλληνικά" style:family="text">
      <style:text-properties style:font-weight-complex="bold" style:font-size-complex="14pt" fo:language="el" fo:country="GR"/>
    </style:style>
    <style:style style:name="T3841" style:parent-style-name="AncientGreekἈρχαίαἑλληνικά" style:family="text">
      <style:text-properties style:font-weight-complex="bold" style:font-size-complex="14pt"/>
    </style:style>
    <style:style style:name="T3842" style:parent-style-name="AncientGreekἈρχαίαἑλληνικά" style:family="text">
      <style:text-properties style:font-weight-complex="bold" style:font-size-complex="14pt" fo:language="el" fo:country="GR"/>
    </style:style>
    <style:style style:name="T3843" style:parent-style-name="AncientGreekἈρχαίαἑλληνικά" style:family="text">
      <style:text-properties style:font-weight-complex="bold" style:font-size-complex="14pt"/>
    </style:style>
    <style:style style:name="T3844" style:parent-style-name="AncientGreekἈρχαίαἑλληνικά" style:family="text">
      <style:text-properties style:font-weight-complex="bold" style:font-size-complex="14pt" fo:language="el" fo:country="GR"/>
    </style:style>
    <style:style style:name="T3845" style:parent-style-name="AncientGreekἈρχαίαἑλληνικά" style:family="text">
      <style:text-properties style:font-weight-complex="bold" style:font-size-complex="14pt"/>
    </style:style>
    <style:style style:name="T3846" style:parent-style-name="AncientGreekἈρχαίαἑλληνικά" style:family="text">
      <style:text-properties style:font-weight-complex="bold" style:font-size-complex="14pt" fo:language="el" fo:country="GR"/>
    </style:style>
    <style:style style:name="T3847" style:parent-style-name="AncientGreekἈρχαίαἑλληνικά" style:family="text">
      <style:text-properties style:font-weight-complex="bold" style:font-size-complex="14pt"/>
    </style:style>
    <style:style style:name="T3848" style:parent-style-name="AncientGreekἈρχαίαἑλληνικά" style:family="text">
      <style:text-properties style:font-weight-complex="bold" style:font-size-complex="14pt" fo:language="el" fo:country="GR"/>
    </style:style>
    <style:style style:name="T3849" style:parent-style-name="AncientGreekἈρχαίαἑλληνικά" style:family="text">
      <style:text-properties style:font-weight-complex="bold" style:font-size-complex="14pt"/>
    </style:style>
    <style:style style:name="T3850" style:parent-style-name="AncientGreekἈρχαίαἑλληνικά" style:family="text">
      <style:text-properties style:font-weight-complex="bold" style:font-size-complex="14pt" fo:language="el" fo:country="GR"/>
    </style:style>
    <style:style style:name="T3851" style:parent-style-name="AncientGreekἈρχαίαἑλληνικά" style:family="text">
      <style:text-properties style:font-weight-complex="bold" style:font-size-complex="14pt"/>
    </style:style>
    <style:style style:name="T3852" style:parent-style-name="AncientGreekἈρχαίαἑλληνικά" style:family="text">
      <style:text-properties style:font-weight-complex="bold" style:font-size-complex="14pt" fo:language="el" fo:country="GR"/>
    </style:style>
    <style:style style:name="T3853" style:parent-style-name="AncientGreekἈρχαίαἑλληνικά" style:family="text">
      <style:text-properties style:font-weight-complex="bold" style:font-size-complex="14pt"/>
    </style:style>
    <style:style style:name="T3854" style:parent-style-name="AncientGreekἈρχαίαἑλληνικά" style:family="text">
      <style:text-properties style:font-weight-complex="bold" style:font-size-complex="14pt" fo:language="el" fo:country="GR"/>
    </style:style>
    <style:style style:name="T3855" style:parent-style-name="AncientGreekἈρχαίαἑλληνικά" style:family="text">
      <style:text-properties style:font-weight-complex="bold" style:font-size-complex="14pt"/>
    </style:style>
    <style:style style:name="T3856" style:parent-style-name="AncientGreekἈρχαίαἑλληνικά" style:family="text">
      <style:text-properties style:font-weight-complex="bold" style:font-size-complex="14pt" fo:language="el" fo:country="GR"/>
    </style:style>
    <style:style style:name="T3857" style:parent-style-name="AncientGreekἈρχαίαἑλληνικά" style:family="text">
      <style:text-properties style:font-weight-complex="bold" style:font-size-complex="14pt"/>
    </style:style>
    <style:style style:name="T3858" style:parent-style-name="AncientGreekἈρχαίαἑλληνικά" style:family="text">
      <style:text-properties style:font-weight-complex="bold" style:font-size-complex="14pt" fo:language="el" fo:country="GR"/>
    </style:style>
    <style:style style:name="T3859" style:parent-style-name="AncientGreekἈρχαίαἑλληνικά" style:family="text">
      <style:text-properties style:font-weight-complex="bold" style:font-size-complex="14pt"/>
    </style:style>
    <style:style style:name="T3860" style:parent-style-name="AncientGreekἈρχαίαἑλληνικά" style:family="text">
      <style:text-properties style:font-weight-complex="bold" style:font-size-complex="14pt" fo:language="el" fo:country="GR"/>
    </style:style>
    <style:style style:name="T3861" style:parent-style-name="AncientGreekἈρχαίαἑλληνικά" style:family="text">
      <style:text-properties style:font-weight-complex="bold" style:font-size-complex="14pt"/>
    </style:style>
    <style:style style:name="T3862" style:parent-style-name="AncientGreekἈρχαίαἑλληνικά" style:family="text">
      <style:text-properties style:font-weight-complex="bold" style:font-size-complex="14pt" fo:language="el" fo:country="GR"/>
    </style:style>
    <style:style style:name="T3863" style:parent-style-name="AncientGreekἈρχαίαἑλληνικά" style:family="text">
      <style:text-properties style:font-weight-complex="bold" style:font-size-complex="14pt"/>
    </style:style>
    <style:style style:name="T3864" style:parent-style-name="AncientGreekἈρχαίαἑλληνικά" style:family="text">
      <style:text-properties style:font-weight-complex="bold" style:font-size-complex="14pt" fo:language="el" fo:country="GR"/>
    </style:style>
    <style:style style:name="T3865" style:parent-style-name="AncientGreekἈρχαίαἑλληνικά" style:family="text">
      <style:text-properties style:font-weight-complex="bold" style:font-size-complex="14pt"/>
    </style:style>
    <style:style style:name="T3866" style:parent-style-name="AncientGreekἈρχαίαἑλληνικά" style:family="text">
      <style:text-properties style:font-weight-complex="bold" style:font-size-complex="14pt" fo:language="el" fo:country="GR"/>
    </style:style>
    <style:style style:name="T3867" style:parent-style-name="AncientGreekἈρχαίαἑλληνικά" style:family="text">
      <style:text-properties style:font-weight-complex="bold" style:font-size-complex="14pt"/>
    </style:style>
    <style:style style:name="T3868" style:parent-style-name="AncientGreekἈρχαίαἑλληνικά" style:family="text">
      <style:text-properties style:font-weight-complex="bold" style:font-size-complex="14pt" fo:language="el" fo:country="GR"/>
    </style:style>
    <style:style style:name="T3869" style:parent-style-name="AncientGreekἈρχαίαἑλληνικά" style:family="text">
      <style:text-properties style:font-weight-complex="bold" style:font-size-complex="14pt"/>
    </style:style>
    <style:style style:name="T3870" style:parent-style-name="AncientGreekἈρχαίαἑλληνικά" style:family="text">
      <style:text-properties style:font-weight-complex="bold" style:font-size-complex="14pt" fo:language="el" fo:country="GR"/>
    </style:style>
    <style:style style:name="T3871" style:parent-style-name="AncientGreekἈρχαίαἑλληνικά" style:family="text">
      <style:text-properties style:font-weight-complex="bold" style:font-size-complex="14pt"/>
    </style:style>
    <style:style style:name="T3872" style:parent-style-name="AncientGreekἈρχαίαἑλληνικά" style:family="text">
      <style:text-properties style:font-weight-complex="bold" style:font-size-complex="14pt" fo:language="el" fo:country="GR"/>
    </style:style>
    <style:style style:name="T3873" style:parent-style-name="AncientGreekἈρχαίαἑλληνικά" style:family="text">
      <style:text-properties style:font-weight-complex="bold" style:font-size-complex="14pt"/>
    </style:style>
    <style:style style:name="T3874" style:parent-style-name="AncientGreekἈρχαίαἑλληνικά" style:family="text">
      <style:text-properties style:font-weight-complex="bold" style:font-size-complex="14pt" fo:language="el" fo:country="GR"/>
    </style:style>
    <style:style style:name="T3875" style:parent-style-name="AncientGreekἈρχαίαἑλληνικά" style:family="text">
      <style:text-properties style:font-weight-complex="bold" style:font-size-complex="14pt"/>
    </style:style>
    <style:style style:name="T3876" style:parent-style-name="AncientGreekἈρχαίαἑλληνικά" style:family="text">
      <style:text-properties style:font-weight-complex="bold" style:font-size-complex="14pt" fo:language="el" fo:country="GR"/>
    </style:style>
    <style:style style:name="T3877" style:parent-style-name="AncientGreekἈρχαίαἑλληνικά" style:family="text">
      <style:text-properties style:font-weight-complex="bold" style:font-size-complex="14pt"/>
    </style:style>
    <style:style style:name="T3878" style:parent-style-name="AncientGreekἈρχαίαἑλληνικά" style:family="text">
      <style:text-properties style:font-weight-complex="bold" style:font-size-complex="14pt" fo:language="el" fo:country="GR"/>
    </style:style>
    <style:style style:name="T3879" style:parent-style-name="AncientGreekἈρχαίαἑλληνικά" style:family="text">
      <style:text-properties style:font-weight-complex="bold" style:font-size-complex="14pt"/>
    </style:style>
    <style:style style:name="T3880" style:parent-style-name="AncientGreekἈρχαίαἑλληνικά" style:family="text">
      <style:text-properties style:font-weight-complex="bold" style:font-size-complex="14pt" fo:language="el" fo:country="GR"/>
    </style:style>
    <style:style style:name="T3881" style:parent-style-name="AncientGreekἈρχαίαἑλληνικά" style:family="text">
      <style:text-properties style:font-weight-complex="bold" style:font-size-complex="14pt"/>
    </style:style>
    <style:style style:name="P3882" style:parent-style-name="Standard" style:family="paragraph">
      <style:paragraph-properties fo:widows="0" fo:orphans="0"/>
    </style:style>
    <style:style style:name="T3883" style:parent-style-name="AncientGreekἈρχαίαἑλληνικά" style:family="text">
      <style:text-properties style:font-weight-complex="bold" style:font-size-complex="14pt" fo:language="el" fo:country="GR"/>
    </style:style>
    <style:style style:name="T3884" style:parent-style-name="AncientGreekἈρχαίαἑλληνικά" style:family="text">
      <style:text-properties style:font-weight-complex="bold" style:font-size-complex="14pt"/>
    </style:style>
    <style:style style:name="T3885" style:parent-style-name="AncientGreekἈρχαίαἑλληνικά" style:family="text">
      <style:text-properties style:font-weight-complex="bold" style:font-size-complex="14pt" fo:language="el" fo:country="GR"/>
    </style:style>
    <style:style style:name="T3886" style:parent-style-name="AncientGreekἈρχαίαἑλληνικά" style:family="text">
      <style:text-properties style:font-weight-complex="bold" style:font-size-complex="14pt"/>
    </style:style>
    <style:style style:name="T3887" style:parent-style-name="AncientGreekἈρχαίαἑλληνικά" style:family="text">
      <style:text-properties style:font-weight-complex="bold" style:font-size-complex="14pt" fo:language="el" fo:country="GR"/>
    </style:style>
    <style:style style:name="T3888" style:parent-style-name="AncientGreekἈρχαίαἑλληνικά" style:family="text">
      <style:text-properties style:font-weight-complex="bold" style:font-size-complex="14pt"/>
    </style:style>
    <style:style style:name="T3889" style:parent-style-name="AncientGreekἈρχαίαἑλληνικά" style:family="text">
      <style:text-properties style:font-weight-complex="bold" style:font-size-complex="14pt" fo:language="el" fo:country="GR"/>
    </style:style>
    <style:style style:name="T3890" style:parent-style-name="AncientGreekἈρχαίαἑλληνικά" style:family="text">
      <style:text-properties style:font-weight-complex="bold" style:font-size-complex="14pt"/>
    </style:style>
    <style:style style:name="T3891" style:parent-style-name="AncientGreekἈρχαίαἑλληνικά" style:family="text">
      <style:text-properties style:font-weight-complex="bold" style:font-size-complex="14pt" fo:language="el" fo:country="GR"/>
    </style:style>
    <style:style style:name="T3892" style:parent-style-name="AncientGreekἈρχαίαἑλληνικά" style:family="text">
      <style:text-properties style:font-weight-complex="bold" style:font-size-complex="14pt"/>
    </style:style>
    <style:style style:name="T3893" style:parent-style-name="AncientGreekἈρχαίαἑλληνικά" style:family="text">
      <style:text-properties style:font-weight-complex="bold" style:font-size-complex="14pt" fo:language="el" fo:country="GR"/>
    </style:style>
    <style:style style:name="T3894" style:parent-style-name="AncientGreekἈρχαίαἑλληνικά" style:family="text">
      <style:text-properties style:font-weight-complex="bold" style:font-size-complex="14pt"/>
    </style:style>
    <style:style style:name="T3895" style:parent-style-name="AncientGreekἈρχαίαἑλληνικά" style:family="text">
      <style:text-properties style:font-weight-complex="bold" style:font-size-complex="14pt" fo:language="el" fo:country="GR"/>
    </style:style>
    <style:style style:name="T3896" style:parent-style-name="AncientGreekἈρχαίαἑλληνικά" style:family="text">
      <style:text-properties style:font-weight-complex="bold" style:font-size-complex="14pt"/>
    </style:style>
    <style:style style:name="T3897" style:parent-style-name="AncientGreekἈρχαίαἑλληνικά" style:family="text">
      <style:text-properties style:font-weight-complex="bold" style:font-size-complex="14pt" fo:language="el" fo:country="GR"/>
    </style:style>
    <style:style style:name="T3898" style:parent-style-name="AncientGreekἈρχαίαἑλληνικά" style:family="text">
      <style:text-properties style:font-weight-complex="bold" style:font-size-complex="14pt"/>
    </style:style>
    <style:style style:name="T3899" style:parent-style-name="AncientGreekἈρχαίαἑλληνικά" style:family="text">
      <style:text-properties style:font-weight-complex="bold" style:font-size-complex="14pt" fo:language="el" fo:country="GR"/>
    </style:style>
    <style:style style:name="T3900" style:parent-style-name="AncientGreekἈρχαίαἑλληνικά" style:family="text">
      <style:text-properties style:font-weight-complex="bold" style:font-size-complex="14pt"/>
    </style:style>
    <style:style style:name="T3901" style:parent-style-name="AncientGreekἈρχαίαἑλληνικά" style:family="text">
      <style:text-properties style:font-weight-complex="bold" style:font-size-complex="14pt" fo:language="el" fo:country="GR"/>
    </style:style>
    <style:style style:name="T3902" style:parent-style-name="AncientGreekἈρχαίαἑλληνικά" style:family="text">
      <style:text-properties style:font-weight-complex="bold" style:font-size-complex="14pt"/>
    </style:style>
    <style:style style:name="T3903" style:parent-style-name="AncientGreekἈρχαίαἑλληνικά" style:family="text">
      <style:text-properties style:font-weight-complex="bold" style:font-size-complex="14pt" fo:language="el" fo:country="GR"/>
    </style:style>
    <style:style style:name="T3904" style:parent-style-name="AncientGreekἈρχαίαἑλληνικά" style:family="text">
      <style:text-properties style:font-weight-complex="bold" style:font-size-complex="14pt"/>
    </style:style>
    <style:style style:name="T3905" style:parent-style-name="AncientGreekἈρχαίαἑλληνικά" style:family="text">
      <style:text-properties style:font-weight-complex="bold" style:font-size-complex="14pt" fo:language="el" fo:country="GR"/>
    </style:style>
    <style:style style:name="T3906" style:parent-style-name="AncientGreekἈρχαίαἑλληνικά" style:family="text">
      <style:text-properties style:font-weight-complex="bold" style:font-size-complex="14pt"/>
    </style:style>
    <style:style style:name="T3907" style:parent-style-name="AncientGreekἈρχαίαἑλληνικά" style:family="text">
      <style:text-properties style:font-weight-complex="bold" style:font-size-complex="14pt" fo:language="el" fo:country="GR"/>
    </style:style>
    <style:style style:name="T3908" style:parent-style-name="AncientGreekἈρχαίαἑλληνικά" style:family="text">
      <style:text-properties style:font-weight-complex="bold" style:font-size-complex="14pt"/>
    </style:style>
    <style:style style:name="T3909" style:parent-style-name="AncientGreekἈρχαίαἑλληνικά" style:family="text">
      <style:text-properties style:font-weight-complex="bold" style:font-size-complex="14pt" fo:language="el" fo:country="GR"/>
    </style:style>
    <style:style style:name="T3910" style:parent-style-name="AncientGreekἈρχαίαἑλληνικά" style:family="text">
      <style:text-properties style:font-weight-complex="bold" style:font-size-complex="14pt"/>
    </style:style>
    <style:style style:name="TableCell3911" style:family="table-cell">
      <style:table-cell-properties fo:border="0.0069in solid #000000" fo:background-color="#FFFFFF" style:writing-mode="lr-tb" fo:padding-top="0in" fo:padding-left="0.1527in" fo:padding-bottom="0in" fo:padding-right="0.15in"/>
    </style:style>
    <style:style style:name="P3912" style:parent-style-name="Standard" style:family="paragraph">
      <style:paragraph-properties fo:widows="0" fo:orphans="0"/>
      <style:text-properties style:font-name="AncientGreek"/>
    </style:style>
    <style:style style:name="P3913" style:parent-style-name="Standard" style:family="paragraph">
      <style:paragraph-properties fo:widows="0" fo:orphans="0"/>
      <style:text-properties style:font-name="AncientGreek"/>
    </style:style>
    <style:style style:name="P3914" style:parent-style-name="Standard" style:family="paragraph">
      <style:paragraph-properties fo:widows="0" fo:orphans="0"/>
      <style:text-properties style:font-name="AncientGreek"/>
    </style:style>
    <style:style style:name="P3915" style:parent-style-name="Standard" style:family="paragraph">
      <style:paragraph-properties fo:widows="0" fo:orphans="0"/>
      <style:text-properties style:font-name="AncientGreek"/>
    </style:style>
    <style:style style:name="TableRow3916" style:family="table-row">
      <style:table-row-properties style:min-row-height="0.0138in" style:use-optimal-row-height="false" fo:keep-together="always"/>
    </style:style>
    <style:style style:name="TableCell3917" style:family="table-cell">
      <style:table-cell-properties fo:border="0.0069in solid #000000" fo:background-color="#FFFFFF" style:writing-mode="lr-tb" fo:padding-top="0in" fo:padding-left="0.1527in" fo:padding-bottom="0in" fo:padding-right="0.15in"/>
    </style:style>
    <style:style style:name="P3918" style:parent-style-name="Standard" style:family="paragraph">
      <style:paragraph-properties fo:keep-with-next="always" fo:widows="0" fo:orphans="0" fo:text-align="center">
        <style:tab-stops>
          <style:tab-stop style:type="center" style:position="1in"/>
        </style:tab-stops>
      </style:paragraph-properties>
    </style:style>
    <style:style style:name="T3919" style:parent-style-name="AncientGreekἈρχαίαἑλληνικά" style:family="text">
      <style:text-properties fo:font-weight="bold" style:font-weight-asian="bold" style:font-weight-complex="bold" fo:font-size="18pt" style:font-size-asian="18pt" style:font-size-complex="14pt"/>
    </style:style>
    <style:style style:name="T392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921" style:parent-style-name="AncientGreekἈρχαίαἑλληνικά" style:family="text">
      <style:text-properties fo:font-weight="bold" style:font-weight-asian="bold" style:font-weight-complex="bold" fo:font-size="18pt" style:font-size-asian="18pt" style:font-size-complex="14pt"/>
    </style:style>
    <style:style style:name="T392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923" style:parent-style-name="AncientGreekἈρχαίαἑλληνικά" style:family="text">
      <style:text-properties fo:font-weight="bold" style:font-weight-asian="bold" style:font-weight-complex="bold" fo:font-size="18pt" style:font-size-asian="18pt" style:font-size-complex="14pt"/>
    </style:style>
    <style:style style:name="T392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925" style:parent-style-name="AncientGreekἈρχαίαἑλληνικά" style:family="text">
      <style:text-properties fo:font-weight="bold" style:font-weight-asian="bold" style:font-weight-complex="bold" fo:font-size="18pt" style:font-size-asian="18pt" style:font-size-complex="14pt"/>
    </style:style>
    <style:style style:name="T3926" style:parent-style-name="AncientGreekἈρχαίαἑλληνικά" style:family="text">
      <style:text-properties fo:font-weight="bold" style:font-weight-asian="bold" style:font-weight-complex="bold" fo:font-size="18pt" style:font-size-asian="18pt" style:font-size-complex="14pt"/>
    </style:style>
    <style:style style:name="T3927" style:parent-style-name="AncientGreekἈρχαίαἑλληνικά" style:family="text">
      <style:text-properties style:font-weight-complex="bold" style:font-size-complex="14pt" fo:language="el" fo:country="GR"/>
    </style:style>
    <style:style style:name="T3928" style:parent-style-name="AncientGreekἈρχαίαἑλληνικά" style:family="text">
      <style:text-properties style:font-weight-complex="bold" style:font-size-complex="14pt"/>
    </style:style>
    <style:style style:name="T3929" style:parent-style-name="AncientGreekἈρχαίαἑλληνικά" style:family="text">
      <style:text-properties style:font-weight-complex="bold" style:font-size-complex="14pt" fo:language="el" fo:country="GR"/>
    </style:style>
    <style:style style:name="T3930" style:parent-style-name="AncientGreekἈρχαίαἑλληνικά" style:family="text">
      <style:text-properties style:font-weight-complex="bold" style:font-size-complex="14pt"/>
    </style:style>
    <style:style style:name="T3931" style:parent-style-name="AncientGreekἈρχαίαἑλληνικά" style:family="text">
      <style:text-properties style:font-weight-complex="bold" style:font-size-complex="14pt" fo:language="el" fo:country="GR"/>
    </style:style>
    <style:style style:name="T3932" style:parent-style-name="AncientGreekἈρχαίαἑλληνικά" style:family="text">
      <style:text-properties style:font-weight-complex="bold" style:font-size-complex="14pt"/>
    </style:style>
    <style:style style:name="T3933" style:parent-style-name="AncientGreekἈρχαίαἑλληνικά" style:family="text">
      <style:text-properties style:font-weight-complex="bold" style:font-size-complex="14pt" fo:language="el" fo:country="GR"/>
    </style:style>
    <style:style style:name="T3934" style:parent-style-name="AncientGreekἈρχαίαἑλληνικά" style:family="text">
      <style:text-properties style:font-weight-complex="bold" style:font-size-complex="14pt"/>
    </style:style>
    <style:style style:name="T3935" style:parent-style-name="AncientGreekἈρχαίαἑλληνικά" style:family="text">
      <style:text-properties style:font-weight-complex="bold" style:font-size-complex="14pt" fo:language="el" fo:country="GR"/>
    </style:style>
    <style:style style:name="T3936" style:parent-style-name="AncientGreekἈρχαίαἑλληνικά" style:family="text">
      <style:text-properties style:font-weight-complex="bold" style:font-size-complex="14pt"/>
    </style:style>
    <style:style style:name="T3937" style:parent-style-name="AncientGreekἈρχαίαἑλληνικά" style:family="text">
      <style:text-properties style:font-weight-complex="bold" style:font-size-complex="14pt" fo:language="el" fo:country="GR"/>
    </style:style>
    <style:style style:name="T3938" style:parent-style-name="AncientGreekἈρχαίαἑλληνικά" style:family="text">
      <style:text-properties style:font-weight-complex="bold" style:font-size-complex="14pt"/>
    </style:style>
    <style:style style:name="T3939" style:parent-style-name="AncientGreekἈρχαίαἑλληνικά" style:family="text">
      <style:text-properties style:font-weight-complex="bold" style:font-size-complex="14pt" fo:language="el" fo:country="GR"/>
    </style:style>
    <style:style style:name="T3940" style:parent-style-name="AncientGreekἈρχαίαἑλληνικά" style:family="text">
      <style:text-properties style:font-weight-complex="bold" style:font-size-complex="14pt"/>
    </style:style>
    <style:style style:name="T3941" style:parent-style-name="AncientGreekἈρχαίαἑλληνικά" style:family="text">
      <style:text-properties style:font-weight-complex="bold" style:font-size-complex="14pt" fo:language="el" fo:country="GR"/>
    </style:style>
    <style:style style:name="T3942" style:parent-style-name="AncientGreekἈρχαίαἑλληνικά" style:family="text">
      <style:text-properties style:font-weight-complex="bold" style:font-size-complex="14pt"/>
    </style:style>
    <style:style style:name="T3943" style:parent-style-name="AncientGreekἈρχαίαἑλληνικά" style:family="text">
      <style:text-properties style:font-weight-complex="bold" style:font-size-complex="14pt" fo:language="el" fo:country="GR"/>
    </style:style>
    <style:style style:name="T3944" style:parent-style-name="AncientGreekἈρχαίαἑλληνικά" style:family="text">
      <style:text-properties style:font-weight-complex="bold" style:font-size-complex="14pt"/>
    </style:style>
    <style:style style:name="T3945" style:parent-style-name="AncientGreekἈρχαίαἑλληνικά" style:family="text">
      <style:text-properties style:font-weight-complex="bold" style:font-size-complex="14pt" fo:language="el" fo:country="GR"/>
    </style:style>
    <style:style style:name="T3946" style:parent-style-name="AncientGreekἈρχαίαἑλληνικά" style:family="text">
      <style:text-properties style:font-weight-complex="bold" style:font-size-complex="14pt"/>
    </style:style>
    <style:style style:name="T3947" style:parent-style-name="AncientGreekἈρχαίαἑλληνικά" style:family="text">
      <style:text-properties style:font-weight-complex="bold" style:font-size-complex="14pt" fo:language="el" fo:country="GR"/>
    </style:style>
    <style:style style:name="T3948" style:parent-style-name="AncientGreekἈρχαίαἑλληνικά" style:family="text">
      <style:text-properties style:font-weight-complex="bold" style:font-size-complex="14pt"/>
    </style:style>
    <style:style style:name="T3949" style:parent-style-name="AncientGreekἈρχαίαἑλληνικά" style:family="text">
      <style:text-properties style:font-weight-complex="bold" style:font-size-complex="14pt" fo:language="el" fo:country="GR"/>
    </style:style>
    <style:style style:name="T3950" style:parent-style-name="AncientGreekἈρχαίαἑλληνικά" style:family="text">
      <style:text-properties style:font-weight-complex="bold" style:font-size-complex="14pt"/>
    </style:style>
    <style:style style:name="T3951" style:parent-style-name="AncientGreekἈρχαίαἑλληνικά" style:family="text">
      <style:text-properties style:font-weight-complex="bold" style:font-size-complex="14pt" fo:language="el" fo:country="GR"/>
    </style:style>
    <style:style style:name="T3952" style:parent-style-name="AncientGreekἈρχαίαἑλληνικά" style:family="text">
      <style:text-properties style:font-weight-complex="bold" style:font-size-complex="14pt"/>
    </style:style>
    <style:style style:name="T3953" style:parent-style-name="AncientGreekἈρχαίαἑλληνικά" style:family="text">
      <style:text-properties style:font-weight-complex="bold" style:font-size-complex="14pt" fo:language="el" fo:country="GR"/>
    </style:style>
    <style:style style:name="T3954" style:parent-style-name="AncientGreekἈρχαίαἑλληνικά" style:family="text">
      <style:text-properties style:font-weight-complex="bold" style:font-size-complex="14pt"/>
    </style:style>
    <style:style style:name="T3955" style:parent-style-name="AncientGreekἈρχαίαἑλληνικά" style:family="text">
      <style:text-properties style:font-weight-complex="bold" style:font-size-complex="14pt" fo:language="el" fo:country="GR"/>
    </style:style>
    <style:style style:name="T3956" style:parent-style-name="AncientGreekἈρχαίαἑλληνικά" style:family="text">
      <style:text-properties style:font-weight-complex="bold" style:font-size-complex="14pt"/>
    </style:style>
    <style:style style:name="T3957" style:parent-style-name="AncientGreekἈρχαίαἑλληνικά" style:family="text">
      <style:text-properties style:font-weight-complex="bold" style:font-size-complex="14pt" fo:language="el" fo:country="GR"/>
    </style:style>
    <style:style style:name="T3958" style:parent-style-name="AncientGreekἈρχαίαἑλληνικά" style:family="text">
      <style:text-properties style:font-weight-complex="bold" style:font-size-complex="14pt"/>
    </style:style>
    <style:style style:name="T3959" style:parent-style-name="AncientGreekἈρχαίαἑλληνικά" style:family="text">
      <style:text-properties style:font-weight-complex="bold" style:font-size-complex="14pt" fo:language="el" fo:country="GR"/>
    </style:style>
    <style:style style:name="T3960" style:parent-style-name="AncientGreekἈρχαίαἑλληνικά" style:family="text">
      <style:text-properties style:font-weight-complex="bold" style:font-size-complex="14pt"/>
    </style:style>
    <style:style style:name="T3961" style:parent-style-name="AncientGreekἈρχαίαἑλληνικά" style:family="text">
      <style:text-properties style:font-weight-complex="bold" style:font-size-complex="14pt" fo:language="el" fo:country="GR"/>
    </style:style>
    <style:style style:name="T3962" style:parent-style-name="AncientGreekἈρχαίαἑλληνικά" style:family="text">
      <style:text-properties style:font-weight-complex="bold" style:font-size-complex="14pt"/>
    </style:style>
    <style:style style:name="T3963" style:parent-style-name="AncientGreekἈρχαίαἑλληνικά" style:family="text">
      <style:text-properties style:font-weight-complex="bold" style:font-size-complex="14pt" fo:language="el" fo:country="GR"/>
    </style:style>
    <style:style style:name="T3964" style:parent-style-name="AncientGreekἈρχαίαἑλληνικά" style:family="text">
      <style:text-properties style:font-weight-complex="bold" style:font-size-complex="14pt"/>
    </style:style>
    <style:style style:name="T3965" style:parent-style-name="AncientGreekἈρχαίαἑλληνικά" style:family="text">
      <style:text-properties style:font-weight-complex="bold" style:font-size-complex="14pt" fo:language="el" fo:country="GR"/>
    </style:style>
    <style:style style:name="T3966" style:parent-style-name="AncientGreekἈρχαίαἑλληνικά" style:family="text">
      <style:text-properties style:font-weight-complex="bold" style:font-size-complex="14pt"/>
    </style:style>
    <style:style style:name="T3967" style:parent-style-name="AncientGreekἈρχαίαἑλληνικά" style:family="text">
      <style:text-properties style:font-weight-complex="bold" style:font-size-complex="14pt" fo:language="el" fo:country="GR"/>
    </style:style>
    <style:style style:name="T3968" style:parent-style-name="AncientGreekἈρχαίαἑλληνικά" style:family="text">
      <style:text-properties style:font-weight-complex="bold" style:font-size-complex="14pt"/>
    </style:style>
    <style:style style:name="T3969" style:parent-style-name="AncientGreekἈρχαίαἑλληνικά" style:family="text">
      <style:text-properties style:font-weight-complex="bold" style:font-size-complex="14pt" fo:language="el" fo:country="GR"/>
    </style:style>
    <style:style style:name="T3970" style:parent-style-name="AncientGreekἈρχαίαἑλληνικά" style:family="text">
      <style:text-properties style:font-weight-complex="bold" style:font-size-complex="14pt"/>
    </style:style>
    <style:style style:name="T3971" style:parent-style-name="AncientGreekἈρχαίαἑλληνικά" style:family="text">
      <style:text-properties style:font-weight-complex="bold" style:font-size-complex="14pt" fo:language="el" fo:country="GR"/>
    </style:style>
    <style:style style:name="T3972" style:parent-style-name="AncientGreekἈρχαίαἑλληνικά" style:family="text">
      <style:text-properties style:font-weight-complex="bold" style:font-size-complex="14pt"/>
    </style:style>
    <style:style style:name="T3973" style:parent-style-name="AncientGreekἈρχαίαἑλληνικά" style:family="text">
      <style:text-properties style:font-weight-complex="bold" style:font-size-complex="14pt" fo:language="el" fo:country="GR"/>
    </style:style>
    <style:style style:name="T3974" style:parent-style-name="AncientGreekἈρχαίαἑλληνικά" style:family="text">
      <style:text-properties style:font-weight-complex="bold" style:font-size-complex="14pt"/>
    </style:style>
    <style:style style:name="T3975" style:parent-style-name="AncientGreekἈρχαίαἑλληνικά" style:family="text">
      <style:text-properties style:font-weight-complex="bold" style:font-size-complex="14pt" fo:language="el" fo:country="GR"/>
    </style:style>
    <style:style style:name="T3976" style:parent-style-name="AncientGreekἈρχαίαἑλληνικά" style:family="text">
      <style:text-properties style:font-weight-complex="bold" style:font-size-complex="14pt"/>
    </style:style>
    <style:style style:name="T3977" style:parent-style-name="AncientGreekἈρχαίαἑλληνικά" style:family="text">
      <style:text-properties style:font-weight-complex="bold" style:font-size-complex="14pt" fo:language="el" fo:country="GR"/>
    </style:style>
    <style:style style:name="T3978" style:parent-style-name="AncientGreekἈρχαίαἑλληνικά" style:family="text">
      <style:text-properties style:font-weight-complex="bold" style:font-size-complex="14pt"/>
    </style:style>
    <style:style style:name="T3979" style:parent-style-name="AncientGreekἈρχαίαἑλληνικά" style:family="text">
      <style:text-properties style:font-weight-complex="bold" style:font-size-complex="14pt" fo:language="el" fo:country="GR"/>
    </style:style>
    <style:style style:name="P3980" style:parent-style-name="Standard" style:family="paragraph">
      <style:paragraph-properties fo:widows="0" fo:orphans="0"/>
    </style:style>
    <style:style style:name="T3981" style:parent-style-name="AncientGreekἈρχαίαἑλληνικά" style:family="text">
      <style:text-properties style:font-weight-complex="bold" style:font-size-complex="14pt" fo:language="el" fo:country="GR"/>
    </style:style>
    <style:style style:name="TableCell3982" style:family="table-cell">
      <style:table-cell-properties fo:border="0.0069in solid #000000" fo:background-color="#FFFFFF" style:writing-mode="lr-tb" fo:padding-top="0in" fo:padding-left="0.1527in" fo:padding-bottom="0in" fo:padding-right="0.15in"/>
    </style:style>
    <style:style style:name="P3983" style:parent-style-name="Standard" style:family="paragraph">
      <style:paragraph-properties fo:widows="0" fo:orphans="0"/>
      <style:text-properties style:font-name="AncientGreek"/>
    </style:style>
    <style:style style:name="P3984" style:parent-style-name="Standard" style:family="paragraph">
      <style:paragraph-properties fo:widows="0" fo:orphans="0"/>
      <style:text-properties style:font-name="AncientGreek"/>
    </style:style>
    <style:style style:name="P3985" style:parent-style-name="Standard" style:family="paragraph">
      <style:paragraph-properties fo:widows="0" fo:orphans="0"/>
      <style:text-properties style:font-name="AncientGreek"/>
    </style:style>
    <style:style style:name="TableRow3986" style:family="table-row">
      <style:table-row-properties style:min-row-height="0.0138in" style:use-optimal-row-height="false" fo:keep-together="always"/>
    </style:style>
    <style:style style:name="TableCell3987" style:family="table-cell">
      <style:table-cell-properties fo:border="0.0069in solid #000000" fo:background-color="#FFFFFF" style:writing-mode="lr-tb" fo:padding-top="0in" fo:padding-left="0.1527in" fo:padding-bottom="0in" fo:padding-right="0.15in"/>
    </style:style>
    <style:style style:name="P3988" style:parent-style-name="Standard" style:family="paragraph">
      <style:paragraph-properties fo:keep-with-next="always" fo:widows="0" fo:orphans="0" fo:text-align="center">
        <style:tab-stops>
          <style:tab-stop style:type="center" style:position="1in"/>
        </style:tab-stops>
      </style:paragraph-properties>
    </style:style>
    <style:style style:name="T3989" style:parent-style-name="AncientGreekἈρχαίαἑλληνικά" style:family="text">
      <style:text-properties fo:font-weight="bold" style:font-weight-asian="bold" style:font-weight-complex="bold" fo:font-size="18pt" style:font-size-asian="18pt" style:font-size-complex="14pt"/>
    </style:style>
    <style:style style:name="T399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3991" style:parent-style-name="AncientGreekἈρχαίαἑλληνικά" style:family="text">
      <style:text-properties fo:font-weight="bold" style:font-weight-asian="bold" style:font-weight-complex="bold" fo:font-size="18pt" style:font-size-asian="18pt" style:font-size-complex="14pt"/>
    </style:style>
    <style:style style:name="T3992" style:parent-style-name="AncientGreekἈρχαίαἑλληνικά" style:family="text">
      <style:text-properties fo:font-weight="bold" style:font-weight-asian="bold" style:font-weight-complex="bold" fo:font-size="18pt" style:font-size-asian="18pt" style:font-size-complex="14pt"/>
    </style:style>
    <style:style style:name="T3993" style:parent-style-name="AncientGreekἈρχαίαἑλληνικά" style:family="text">
      <style:text-properties style:font-weight-complex="bold" style:font-size-complex="14pt" fo:language="el" fo:country="GR"/>
    </style:style>
    <style:style style:name="T3994" style:parent-style-name="AncientGreekἈρχαίαἑλληνικά" style:family="text">
      <style:text-properties style:font-weight-complex="bold" style:font-size-complex="14pt"/>
    </style:style>
    <style:style style:name="T3995" style:parent-style-name="AncientGreekἈρχαίαἑλληνικά" style:family="text">
      <style:text-properties style:font-weight-complex="bold" style:font-size-complex="14pt" fo:language="el" fo:country="GR"/>
    </style:style>
    <style:style style:name="T3996" style:parent-style-name="AncientGreekἈρχαίαἑλληνικά" style:family="text">
      <style:text-properties style:font-weight-complex="bold" style:font-size-complex="14pt"/>
    </style:style>
    <style:style style:name="T3997" style:parent-style-name="AncientGreekἈρχαίαἑλληνικά" style:family="text">
      <style:text-properties style:font-weight-complex="bold" style:font-size-complex="14pt" fo:language="el" fo:country="GR"/>
    </style:style>
    <style:style style:name="T3998" style:parent-style-name="AncientGreekἈρχαίαἑλληνικά" style:family="text">
      <style:text-properties style:font-weight-complex="bold" style:font-size-complex="14pt"/>
    </style:style>
    <style:style style:name="T3999" style:parent-style-name="AncientGreekἈρχαίαἑλληνικά" style:family="text">
      <style:text-properties style:font-weight-complex="bold" style:font-size-complex="14pt" fo:language="el" fo:country="GR"/>
    </style:style>
    <style:style style:name="T4000" style:parent-style-name="AncientGreekἈρχαίαἑλληνικά" style:family="text">
      <style:text-properties style:font-weight-complex="bold" style:font-size-complex="14pt"/>
    </style:style>
    <style:style style:name="T4001" style:parent-style-name="AncientGreekἈρχαίαἑλληνικά" style:family="text">
      <style:text-properties style:font-weight-complex="bold" style:font-size-complex="14pt" fo:language="el" fo:country="GR"/>
    </style:style>
    <style:style style:name="T4002" style:parent-style-name="AncientGreekἈρχαίαἑλληνικά" style:family="text">
      <style:text-properties style:font-weight-complex="bold" style:font-size-complex="14pt"/>
    </style:style>
    <style:style style:name="T4003" style:parent-style-name="AncientGreekἈρχαίαἑλληνικά" style:family="text">
      <style:text-properties style:font-weight-complex="bold" style:font-size-complex="14pt" fo:language="el" fo:country="GR"/>
    </style:style>
    <style:style style:name="T4004" style:parent-style-name="AncientGreekἈρχαίαἑλληνικά" style:family="text">
      <style:text-properties style:font-weight-complex="bold" style:font-size-complex="14pt"/>
    </style:style>
    <style:style style:name="T4005" style:parent-style-name="AncientGreekἈρχαίαἑλληνικά" style:family="text">
      <style:text-properties style:font-weight-complex="bold" style:font-size-complex="14pt" fo:language="el" fo:country="GR"/>
    </style:style>
    <style:style style:name="T4006" style:parent-style-name="AncientGreekἈρχαίαἑλληνικά" style:family="text">
      <style:text-properties style:font-weight-complex="bold" style:font-size-complex="14pt"/>
    </style:style>
    <style:style style:name="T4007" style:parent-style-name="AncientGreekἈρχαίαἑλληνικά" style:family="text">
      <style:text-properties style:font-weight-complex="bold" style:font-size-complex="14pt" fo:language="el" fo:country="GR"/>
    </style:style>
    <style:style style:name="T4008" style:parent-style-name="AncientGreekἈρχαίαἑλληνικά" style:family="text">
      <style:text-properties style:font-weight-complex="bold" style:font-size-complex="14pt"/>
    </style:style>
    <style:style style:name="T4009" style:parent-style-name="AncientGreekἈρχαίαἑλληνικά" style:family="text">
      <style:text-properties style:font-weight-complex="bold" style:font-size-complex="14pt" fo:language="el" fo:country="GR"/>
    </style:style>
    <style:style style:name="T4010" style:parent-style-name="AncientGreekἈρχαίαἑλληνικά" style:family="text">
      <style:text-properties style:font-weight-complex="bold" style:font-size-complex="14pt"/>
    </style:style>
    <style:style style:name="T4011" style:parent-style-name="AncientGreekἈρχαίαἑλληνικά" style:family="text">
      <style:text-properties style:font-weight-complex="bold" style:font-size-complex="14pt" fo:language="el" fo:country="GR"/>
    </style:style>
    <style:style style:name="T4012" style:parent-style-name="AncientGreekἈρχαίαἑλληνικά" style:family="text">
      <style:text-properties style:font-weight-complex="bold" style:font-size-complex="14pt"/>
    </style:style>
    <style:style style:name="T4013" style:parent-style-name="AncientGreekἈρχαίαἑλληνικά" style:family="text">
      <style:text-properties style:font-weight-complex="bold" style:font-size-complex="14pt" fo:language="el" fo:country="GR"/>
    </style:style>
    <style:style style:name="T4014" style:parent-style-name="AncientGreekἈρχαίαἑλληνικά" style:family="text">
      <style:text-properties style:font-weight-complex="bold" style:font-size-complex="14pt"/>
    </style:style>
    <style:style style:name="T4015" style:parent-style-name="AncientGreekἈρχαίαἑλληνικά" style:family="text">
      <style:text-properties style:font-weight-complex="bold" style:font-size-complex="14pt" fo:language="el" fo:country="GR"/>
    </style:style>
    <style:style style:name="T4016" style:parent-style-name="AncientGreekἈρχαίαἑλληνικά" style:family="text">
      <style:text-properties style:font-weight-complex="bold" style:font-size-complex="14pt"/>
    </style:style>
    <style:style style:name="T4017" style:parent-style-name="AncientGreekἈρχαίαἑλληνικά" style:family="text">
      <style:text-properties style:font-weight-complex="bold" style:font-size-complex="14pt" fo:language="el" fo:country="GR"/>
    </style:style>
    <style:style style:name="T4018" style:parent-style-name="AncientGreekἈρχαίαἑλληνικά" style:family="text">
      <style:text-properties style:font-weight-complex="bold" style:font-size-complex="14pt"/>
    </style:style>
    <style:style style:name="T4019" style:parent-style-name="AncientGreekἈρχαίαἑλληνικά" style:family="text">
      <style:text-properties style:font-weight-complex="bold" style:font-size-complex="14pt" fo:language="el" fo:country="GR"/>
    </style:style>
    <style:style style:name="T4020" style:parent-style-name="AncientGreekἈρχαίαἑλληνικά" style:family="text">
      <style:text-properties style:font-weight-complex="bold" style:font-size-complex="14pt"/>
    </style:style>
    <style:style style:name="T4021" style:parent-style-name="AncientGreekἈρχαίαἑλληνικά" style:family="text">
      <style:text-properties style:font-weight-complex="bold" style:font-size-complex="14pt" fo:language="el" fo:country="GR"/>
    </style:style>
    <style:style style:name="T4022" style:parent-style-name="AncientGreekἈρχαίαἑλληνικά" style:family="text">
      <style:text-properties style:font-weight-complex="bold" style:font-size-complex="14pt"/>
    </style:style>
    <style:style style:name="T4023" style:parent-style-name="AncientGreekἈρχαίαἑλληνικά" style:family="text">
      <style:text-properties style:font-weight-complex="bold" style:font-size-complex="14pt" fo:language="el" fo:country="GR"/>
    </style:style>
    <style:style style:name="T4024" style:parent-style-name="AncientGreekἈρχαίαἑλληνικά" style:family="text">
      <style:text-properties style:font-weight-complex="bold" style:font-size-complex="14pt"/>
    </style:style>
    <style:style style:name="T4025" style:parent-style-name="AncientGreekἈρχαίαἑλληνικά" style:family="text">
      <style:text-properties style:font-weight-complex="bold" style:font-size-complex="14pt" fo:language="el" fo:country="GR"/>
    </style:style>
    <style:style style:name="T4026" style:parent-style-name="AncientGreekἈρχαίαἑλληνικά" style:family="text">
      <style:text-properties style:font-weight-complex="bold" style:font-size-complex="14pt"/>
    </style:style>
    <style:style style:name="T4027" style:parent-style-name="AncientGreekἈρχαίαἑλληνικά" style:family="text">
      <style:text-properties style:font-weight-complex="bold" style:font-size-complex="14pt" fo:language="el" fo:country="GR"/>
    </style:style>
    <style:style style:name="T4028" style:parent-style-name="AncientGreekἈρχαίαἑλληνικά" style:family="text">
      <style:text-properties style:font-weight-complex="bold" style:font-size-complex="14pt"/>
    </style:style>
    <style:style style:name="T4029" style:parent-style-name="AncientGreekἈρχαίαἑλληνικά" style:family="text">
      <style:text-properties style:font-weight-complex="bold" style:font-size-complex="14pt" fo:language="el" fo:country="GR"/>
    </style:style>
    <style:style style:name="T4030" style:parent-style-name="AncientGreekἈρχαίαἑλληνικά" style:family="text">
      <style:text-properties style:font-weight-complex="bold" style:font-size-complex="14pt"/>
    </style:style>
    <style:style style:name="T4031" style:parent-style-name="AncientGreekἈρχαίαἑλληνικά" style:family="text">
      <style:text-properties style:font-weight-complex="bold" style:font-size-complex="14pt" fo:language="el" fo:country="GR"/>
    </style:style>
    <style:style style:name="T4032" style:parent-style-name="AncientGreekἈρχαίαἑλληνικά" style:family="text">
      <style:text-properties style:font-weight-complex="bold" style:font-size-complex="14pt"/>
    </style:style>
    <style:style style:name="T4033" style:parent-style-name="AncientGreekἈρχαίαἑλληνικά" style:family="text">
      <style:text-properties style:font-weight-complex="bold" style:font-size-complex="14pt" fo:language="el" fo:country="GR"/>
    </style:style>
    <style:style style:name="T4034" style:parent-style-name="AncientGreekἈρχαίαἑλληνικά" style:family="text">
      <style:text-properties style:font-weight-complex="bold" style:font-size-complex="14pt"/>
    </style:style>
    <style:style style:name="T4035" style:parent-style-name="AncientGreekἈρχαίαἑλληνικά" style:family="text">
      <style:text-properties style:font-weight-complex="bold" style:font-size-complex="14pt" fo:language="el" fo:country="GR"/>
    </style:style>
    <style:style style:name="T4036" style:parent-style-name="AncientGreekἈρχαίαἑλληνικά" style:family="text">
      <style:text-properties style:font-weight-complex="bold" style:font-size-complex="14pt"/>
    </style:style>
    <style:style style:name="T4037" style:parent-style-name="AncientGreekἈρχαίαἑλληνικά" style:family="text">
      <style:text-properties style:font-weight-complex="bold" style:font-size-complex="14pt" fo:language="el" fo:country="GR"/>
    </style:style>
    <style:style style:name="T4038" style:parent-style-name="AncientGreekἈρχαίαἑλληνικά" style:family="text">
      <style:text-properties style:font-weight-complex="bold" style:font-size-complex="14pt"/>
    </style:style>
    <style:style style:name="T4039" style:parent-style-name="AncientGreekἈρχαίαἑλληνικά" style:family="text">
      <style:text-properties style:font-weight-complex="bold" style:font-size-complex="14pt" fo:language="el" fo:country="GR"/>
    </style:style>
    <style:style style:name="T4040" style:parent-style-name="AncientGreekἈρχαίαἑλληνικά" style:family="text">
      <style:text-properties style:font-weight-complex="bold" style:font-size-complex="14pt"/>
    </style:style>
    <style:style style:name="T4041" style:parent-style-name="AncientGreekἈρχαίαἑλληνικά" style:family="text">
      <style:text-properties style:font-weight-complex="bold" style:font-size-complex="14pt" fo:language="el" fo:country="GR"/>
    </style:style>
    <style:style style:name="T4042" style:parent-style-name="AncientGreekἈρχαίαἑλληνικά" style:family="text">
      <style:text-properties style:font-weight-complex="bold" style:font-size-complex="14pt"/>
    </style:style>
    <style:style style:name="T4043" style:parent-style-name="AncientGreekἈρχαίαἑλληνικά" style:family="text">
      <style:text-properties style:font-weight-complex="bold" style:font-size-complex="14pt" fo:language="el" fo:country="GR"/>
    </style:style>
    <style:style style:name="T4044" style:parent-style-name="AncientGreekἈρχαίαἑλληνικά" style:family="text">
      <style:text-properties style:font-weight-complex="bold" style:font-size-complex="14pt"/>
    </style:style>
    <style:style style:name="T4045" style:parent-style-name="AncientGreekἈρχαίαἑλληνικά" style:family="text">
      <style:text-properties style:font-weight-complex="bold" style:font-size-complex="14pt" fo:language="el" fo:country="GR"/>
    </style:style>
    <style:style style:name="T4046" style:parent-style-name="AncientGreekἈρχαίαἑλληνικά" style:family="text">
      <style:text-properties style:font-weight-complex="bold" style:font-size-complex="14pt"/>
    </style:style>
    <style:style style:name="P4047" style:parent-style-name="Standard" style:family="paragraph">
      <style:paragraph-properties fo:widows="0" fo:orphans="0"/>
    </style:style>
    <style:style style:name="T4048" style:parent-style-name="AncientGreekἈρχαίαἑλληνικά" style:family="text">
      <style:text-properties style:font-weight-complex="bold" style:font-size-complex="14pt" fo:language="el" fo:country="GR"/>
    </style:style>
    <style:style style:name="TableCell4049" style:family="table-cell">
      <style:table-cell-properties fo:border="0.0069in solid #000000" fo:background-color="#FFFFFF" style:writing-mode="lr-tb" fo:padding-top="0in" fo:padding-left="0.1527in" fo:padding-bottom="0in" fo:padding-right="0.15in"/>
    </style:style>
    <style:style style:name="P4050" style:parent-style-name="Standard" style:family="paragraph">
      <style:paragraph-properties fo:widows="0" fo:orphans="0"/>
      <style:text-properties style:font-name="AncientGreek"/>
    </style:style>
    <style:style style:name="P4051" style:parent-style-name="Standard" style:family="paragraph">
      <style:paragraph-properties fo:widows="0" fo:orphans="0"/>
      <style:text-properties style:font-name="AncientGreek"/>
    </style:style>
    <style:style style:name="P4052" style:parent-style-name="Standard" style:family="paragraph">
      <style:paragraph-properties fo:widows="0" fo:orphans="0"/>
      <style:text-properties style:font-name="AncientGreek"/>
    </style:style>
    <style:style style:name="P4053" style:parent-style-name="Standard" style:family="paragraph">
      <style:paragraph-properties fo:widows="0" fo:orphans="0"/>
      <style:text-properties style:font-name="AncientGreek"/>
    </style:style>
    <style:style style:name="TableRow4054" style:family="table-row">
      <style:table-row-properties style:min-row-height="0.0138in" style:use-optimal-row-height="false" fo:keep-together="always"/>
    </style:style>
    <style:style style:name="TableCell4055" style:family="table-cell">
      <style:table-cell-properties fo:border="0.0069in solid #000000" fo:background-color="#FFFFFF" style:writing-mode="lr-tb" fo:padding-top="0in" fo:padding-left="0.1527in" fo:padding-bottom="0in" fo:padding-right="0.15in"/>
    </style:style>
    <style:style style:name="P4056" style:parent-style-name="Standard" style:family="paragraph">
      <style:paragraph-properties fo:keep-with-next="always" fo:widows="0" fo:orphans="0" fo:text-align="center">
        <style:tab-stops>
          <style:tab-stop style:type="center" style:position="1in"/>
        </style:tab-stops>
      </style:paragraph-properties>
    </style:style>
    <style:style style:name="T4057" style:parent-style-name="AncientGreekἈρχαίαἑλληνικά" style:family="text">
      <style:text-properties fo:font-weight="bold" style:font-weight-asian="bold" style:font-weight-complex="bold" fo:font-size="18pt" style:font-size-asian="18pt" style:font-size-complex="14pt"/>
    </style:style>
    <style:style style:name="T405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059" style:parent-style-name="AncientGreekἈρχαίαἑλληνικά" style:family="text">
      <style:text-properties fo:font-weight="bold" style:font-weight-asian="bold" style:font-weight-complex="bold" fo:font-size="18pt" style:font-size-asian="18pt" style:font-size-complex="14pt"/>
    </style:style>
    <style:style style:name="T4060" style:parent-style-name="AncientGreekἈρχαίαἑλληνικά" style:family="text">
      <style:text-properties fo:font-weight="bold" style:font-weight-asian="bold" style:font-weight-complex="bold" fo:font-size="18pt" style:font-size-asian="18pt" style:font-size-complex="14pt"/>
    </style:style>
    <style:style style:name="T4061" style:parent-style-name="AncientGreekἈρχαίαἑλληνικά" style:family="text">
      <style:text-properties style:font-weight-complex="bold" style:font-size-complex="14pt" fo:language="el" fo:country="GR"/>
    </style:style>
    <style:style style:name="T4062" style:parent-style-name="AncientGreekἈρχαίαἑλληνικά" style:family="text">
      <style:text-properties style:font-weight-complex="bold" style:font-size-complex="14pt"/>
    </style:style>
    <style:style style:name="T4063" style:parent-style-name="AncientGreekἈρχαίαἑλληνικά" style:family="text">
      <style:text-properties style:font-weight-complex="bold" style:font-size-complex="14pt" fo:language="el" fo:country="GR"/>
    </style:style>
    <style:style style:name="T4064" style:parent-style-name="AncientGreekἈρχαίαἑλληνικά" style:family="text">
      <style:text-properties style:font-weight-complex="bold" style:font-size-complex="14pt"/>
    </style:style>
    <style:style style:name="T4065" style:parent-style-name="AncientGreekἈρχαίαἑλληνικά" style:family="text">
      <style:text-properties style:font-weight-complex="bold" style:font-size-complex="14pt" fo:language="el" fo:country="GR"/>
    </style:style>
    <style:style style:name="T4066" style:parent-style-name="AncientGreekἈρχαίαἑλληνικά" style:family="text">
      <style:text-properties style:font-weight-complex="bold" style:font-size-complex="14pt"/>
    </style:style>
    <style:style style:name="T4067" style:parent-style-name="AncientGreekἈρχαίαἑλληνικά" style:family="text">
      <style:text-properties style:font-weight-complex="bold" style:font-size-complex="14pt" fo:language="el" fo:country="GR"/>
    </style:style>
    <style:style style:name="T4068" style:parent-style-name="AncientGreekἈρχαίαἑλληνικά" style:family="text">
      <style:text-properties style:font-weight-complex="bold" style:font-size-complex="14pt"/>
    </style:style>
    <style:style style:name="T4069" style:parent-style-name="AncientGreekἈρχαίαἑλληνικά" style:family="text">
      <style:text-properties style:font-weight-complex="bold" style:font-size-complex="14pt" fo:language="el" fo:country="GR"/>
    </style:style>
    <style:style style:name="T4070" style:parent-style-name="AncientGreekἈρχαίαἑλληνικά" style:family="text">
      <style:text-properties style:font-weight-complex="bold" style:font-size-complex="14pt"/>
    </style:style>
    <style:style style:name="T4071" style:parent-style-name="AncientGreekἈρχαίαἑλληνικά" style:family="text">
      <style:text-properties style:font-weight-complex="bold" style:font-size-complex="14pt" fo:language="el" fo:country="GR"/>
    </style:style>
    <style:style style:name="T4072" style:parent-style-name="AncientGreekἈρχαίαἑλληνικά" style:family="text">
      <style:text-properties style:font-weight-complex="bold" style:font-size-complex="14pt"/>
    </style:style>
    <style:style style:name="T4073" style:parent-style-name="AncientGreekἈρχαίαἑλληνικά" style:family="text">
      <style:text-properties style:font-weight-complex="bold" style:font-size-complex="14pt" fo:language="el" fo:country="GR"/>
    </style:style>
    <style:style style:name="T4074" style:parent-style-name="AncientGreekἈρχαίαἑλληνικά" style:family="text">
      <style:text-properties style:font-weight-complex="bold" style:font-size-complex="14pt"/>
    </style:style>
    <style:style style:name="T4075" style:parent-style-name="AncientGreekἈρχαίαἑλληνικά" style:family="text">
      <style:text-properties style:font-weight-complex="bold" style:font-size-complex="14pt" fo:language="el" fo:country="GR"/>
    </style:style>
    <style:style style:name="T4076" style:parent-style-name="AncientGreekἈρχαίαἑλληνικά" style:family="text">
      <style:text-properties style:font-weight-complex="bold" style:font-size-complex="14pt"/>
    </style:style>
    <style:style style:name="T4077" style:parent-style-name="AncientGreekἈρχαίαἑλληνικά" style:family="text">
      <style:text-properties style:font-weight-complex="bold" style:font-size-complex="14pt" fo:language="el" fo:country="GR"/>
    </style:style>
    <style:style style:name="T4078" style:parent-style-name="AncientGreekἈρχαίαἑλληνικά" style:family="text">
      <style:text-properties style:font-weight-complex="bold" style:font-size-complex="14pt"/>
    </style:style>
    <style:style style:name="T4079" style:parent-style-name="AncientGreekἈρχαίαἑλληνικά" style:family="text">
      <style:text-properties style:font-weight-complex="bold" style:font-size-complex="14pt" fo:language="el" fo:country="GR"/>
    </style:style>
    <style:style style:name="T4080" style:parent-style-name="AncientGreekἈρχαίαἑλληνικά" style:family="text">
      <style:text-properties style:font-weight-complex="bold" style:font-size-complex="14pt"/>
    </style:style>
    <style:style style:name="T4081" style:parent-style-name="AncientGreekἈρχαίαἑλληνικά" style:family="text">
      <style:text-properties style:font-weight-complex="bold" style:font-size-complex="14pt" fo:language="el" fo:country="GR"/>
    </style:style>
    <style:style style:name="T4082" style:parent-style-name="AncientGreekἈρχαίαἑλληνικά" style:family="text">
      <style:text-properties style:font-weight-complex="bold" style:font-size-complex="14pt"/>
    </style:style>
    <style:style style:name="T4083" style:parent-style-name="AncientGreekἈρχαίαἑλληνικά" style:family="text">
      <style:text-properties style:font-weight-complex="bold" style:font-size-complex="14pt" fo:language="el" fo:country="GR"/>
    </style:style>
    <style:style style:name="T4084" style:parent-style-name="AncientGreekἈρχαίαἑλληνικά" style:family="text">
      <style:text-properties style:font-weight-complex="bold" style:font-size-complex="14pt"/>
    </style:style>
    <style:style style:name="T4085" style:parent-style-name="AncientGreekἈρχαίαἑλληνικά" style:family="text">
      <style:text-properties style:font-weight-complex="bold" style:font-size-complex="14pt" fo:language="el" fo:country="GR"/>
    </style:style>
    <style:style style:name="T4086" style:parent-style-name="AncientGreekἈρχαίαἑλληνικά" style:family="text">
      <style:text-properties style:font-weight-complex="bold" style:font-size-complex="14pt"/>
    </style:style>
    <style:style style:name="T4087" style:parent-style-name="AncientGreekἈρχαίαἑλληνικά" style:family="text">
      <style:text-properties style:font-weight-complex="bold" style:font-size-complex="14pt" fo:language="el" fo:country="GR"/>
    </style:style>
    <style:style style:name="T4088" style:parent-style-name="AncientGreekἈρχαίαἑλληνικά" style:family="text">
      <style:text-properties style:font-weight-complex="bold" style:font-size-complex="14pt"/>
    </style:style>
    <style:style style:name="T4089" style:parent-style-name="AncientGreekἈρχαίαἑλληνικά" style:family="text">
      <style:text-properties style:font-weight-complex="bold" style:font-size-complex="14pt" fo:language="el" fo:country="GR"/>
    </style:style>
    <style:style style:name="T4090" style:parent-style-name="AncientGreekἈρχαίαἑλληνικά" style:family="text">
      <style:text-properties style:font-weight-complex="bold" style:font-size-complex="14pt"/>
    </style:style>
    <style:style style:name="T4091" style:parent-style-name="AncientGreekἈρχαίαἑλληνικά" style:family="text">
      <style:text-properties style:font-weight-complex="bold" style:font-size-complex="14pt" fo:language="el" fo:country="GR"/>
    </style:style>
    <style:style style:name="T4092" style:parent-style-name="AncientGreekἈρχαίαἑλληνικά" style:family="text">
      <style:text-properties style:font-weight-complex="bold" style:font-size-complex="14pt"/>
    </style:style>
    <style:style style:name="T4093" style:parent-style-name="AncientGreekἈρχαίαἑλληνικά" style:family="text">
      <style:text-properties style:font-weight-complex="bold" style:font-size-complex="14pt" fo:language="el" fo:country="GR"/>
    </style:style>
    <style:style style:name="T4094" style:parent-style-name="AncientGreekἈρχαίαἑλληνικά" style:family="text">
      <style:text-properties style:font-weight-complex="bold" style:font-size-complex="14pt"/>
    </style:style>
    <style:style style:name="T4095" style:parent-style-name="AncientGreekἈρχαίαἑλληνικά" style:family="text">
      <style:text-properties style:font-weight-complex="bold" style:font-size-complex="14pt" fo:language="el" fo:country="GR"/>
    </style:style>
    <style:style style:name="T4096" style:parent-style-name="AncientGreekἈρχαίαἑλληνικά" style:family="text">
      <style:text-properties style:font-weight-complex="bold" style:font-size-complex="14pt"/>
    </style:style>
    <style:style style:name="T4097" style:parent-style-name="AncientGreekἈρχαίαἑλληνικά" style:family="text">
      <style:text-properties style:font-weight-complex="bold" style:font-size-complex="14pt" fo:language="el" fo:country="GR"/>
    </style:style>
    <style:style style:name="T4098" style:parent-style-name="AncientGreekἈρχαίαἑλληνικά" style:family="text">
      <style:text-properties style:font-weight-complex="bold" style:font-size-complex="14pt"/>
    </style:style>
    <style:style style:name="T4099" style:parent-style-name="AncientGreekἈρχαίαἑλληνικά" style:family="text">
      <style:text-properties style:font-weight-complex="bold" style:font-size-complex="14pt" fo:language="el" fo:country="GR"/>
    </style:style>
    <style:style style:name="T4100" style:parent-style-name="AncientGreekἈρχαίαἑλληνικά" style:family="text">
      <style:text-properties style:font-weight-complex="bold" style:font-size-complex="14pt"/>
    </style:style>
    <style:style style:name="T4101" style:parent-style-name="AncientGreekἈρχαίαἑλληνικά" style:family="text">
      <style:text-properties style:font-weight-complex="bold" style:font-size-complex="14pt" fo:language="el" fo:country="GR"/>
    </style:style>
    <style:style style:name="T4102" style:parent-style-name="AncientGreekἈρχαίαἑλληνικά" style:family="text">
      <style:text-properties style:font-weight-complex="bold" style:font-size-complex="14pt"/>
    </style:style>
    <style:style style:name="T4103" style:parent-style-name="AncientGreekἈρχαίαἑλληνικά" style:family="text">
      <style:text-properties style:font-weight-complex="bold" style:font-size-complex="14pt" fo:language="el" fo:country="GR"/>
    </style:style>
    <style:style style:name="T4104" style:parent-style-name="AncientGreekἈρχαίαἑλληνικά" style:family="text">
      <style:text-properties style:font-weight-complex="bold" style:font-size-complex="14pt"/>
    </style:style>
    <style:style style:name="T4105" style:parent-style-name="AncientGreekἈρχαίαἑλληνικά" style:family="text">
      <style:text-properties style:font-weight-complex="bold" style:font-size-complex="14pt" fo:language="el" fo:country="GR"/>
    </style:style>
    <style:style style:name="T4106" style:parent-style-name="AncientGreekἈρχαίαἑλληνικά" style:family="text">
      <style:text-properties style:font-weight-complex="bold" style:font-size-complex="14pt"/>
    </style:style>
    <style:style style:name="T4107" style:parent-style-name="AncientGreekἈρχαίαἑλληνικά" style:family="text">
      <style:text-properties style:font-weight-complex="bold" style:font-size-complex="14pt" fo:language="el" fo:country="GR"/>
    </style:style>
    <style:style style:name="T4108" style:parent-style-name="AncientGreekἈρχαίαἑλληνικά" style:family="text">
      <style:text-properties style:font-weight-complex="bold" style:font-size-complex="14pt"/>
    </style:style>
    <style:style style:name="T4109" style:parent-style-name="AncientGreekἈρχαίαἑλληνικά" style:family="text">
      <style:text-properties style:font-weight-complex="bold" style:font-size-complex="14pt" fo:language="el" fo:country="GR"/>
    </style:style>
    <style:style style:name="T4110" style:parent-style-name="AncientGreekἈρχαίαἑλληνικά" style:family="text">
      <style:text-properties style:font-weight-complex="bold" style:font-size-complex="14pt"/>
    </style:style>
    <style:style style:name="T4111" style:parent-style-name="AncientGreekἈρχαίαἑλληνικά" style:family="text">
      <style:text-properties style:font-weight-complex="bold" style:font-size-complex="14pt" fo:language="el" fo:country="GR"/>
    </style:style>
    <style:style style:name="T4112" style:parent-style-name="AncientGreekἈρχαίαἑλληνικά" style:family="text">
      <style:text-properties style:font-weight-complex="bold" style:font-size-complex="14pt"/>
    </style:style>
    <style:style style:name="T4113" style:parent-style-name="AncientGreekἈρχαίαἑλληνικά" style:family="text">
      <style:text-properties style:font-weight-complex="bold" style:font-size-complex="14pt" fo:language="el" fo:country="GR"/>
    </style:style>
    <style:style style:name="T4114" style:parent-style-name="AncientGreekἈρχαίαἑλληνικά" style:family="text">
      <style:text-properties style:font-weight-complex="bold" style:font-size-complex="14pt"/>
    </style:style>
    <style:style style:name="T4115" style:parent-style-name="AncientGreekἈρχαίαἑλληνικά" style:family="text">
      <style:text-properties style:font-weight-complex="bold" style:font-size-complex="14pt" fo:language="el" fo:country="GR"/>
    </style:style>
    <style:style style:name="T4116" style:parent-style-name="AncientGreekἈρχαίαἑλληνικά" style:family="text">
      <style:text-properties style:font-weight-complex="bold" style:font-size-complex="14pt"/>
    </style:style>
    <style:style style:name="T4117" style:parent-style-name="AncientGreekἈρχαίαἑλληνικά" style:family="text">
      <style:text-properties style:font-weight-complex="bold" style:font-size-complex="14pt" fo:language="el" fo:country="GR"/>
    </style:style>
    <style:style style:name="T4118" style:parent-style-name="AncientGreekἈρχαίαἑλληνικά" style:family="text">
      <style:text-properties style:font-weight-complex="bold" style:font-size-complex="14pt"/>
    </style:style>
    <style:style style:name="T4119" style:parent-style-name="AncientGreekἈρχαίαἑλληνικά" style:family="text">
      <style:text-properties style:font-weight-complex="bold" style:font-size-complex="14pt" fo:language="el" fo:country="GR"/>
    </style:style>
    <style:style style:name="T4120" style:parent-style-name="AncientGreekἈρχαίαἑλληνικά" style:family="text">
      <style:text-properties style:font-weight-complex="bold" style:font-size-complex="14pt"/>
    </style:style>
    <style:style style:name="T4121" style:parent-style-name="AncientGreekἈρχαίαἑλληνικά" style:family="text">
      <style:text-properties style:font-weight-complex="bold" style:font-size-complex="14pt" fo:language="el" fo:country="GR"/>
    </style:style>
    <style:style style:name="T4122" style:parent-style-name="AncientGreekἈρχαίαἑλληνικά" style:family="text">
      <style:text-properties style:font-weight-complex="bold" style:font-size-complex="14pt"/>
    </style:style>
    <style:style style:name="T4123" style:parent-style-name="AncientGreekἈρχαίαἑλληνικά" style:family="text">
      <style:text-properties style:font-weight-complex="bold" style:font-size-complex="14pt" fo:language="el" fo:country="GR"/>
    </style:style>
    <style:style style:name="T4124" style:parent-style-name="AncientGreekἈρχαίαἑλληνικά" style:family="text">
      <style:text-properties style:font-weight-complex="bold" style:font-size-complex="14pt"/>
    </style:style>
    <style:style style:name="T4125" style:parent-style-name="AncientGreekἈρχαίαἑλληνικά" style:family="text">
      <style:text-properties style:font-weight-complex="bold" style:font-size-complex="14pt" fo:language="el" fo:country="GR"/>
    </style:style>
    <style:style style:name="T4126" style:parent-style-name="AncientGreekἈρχαίαἑλληνικά" style:family="text">
      <style:text-properties style:font-weight-complex="bold" style:font-size-complex="14pt"/>
    </style:style>
    <style:style style:name="T4127" style:parent-style-name="AncientGreekἈρχαίαἑλληνικά" style:family="text">
      <style:text-properties style:font-weight-complex="bold" style:font-size-complex="14pt" fo:language="el" fo:country="GR"/>
    </style:style>
    <style:style style:name="T4128" style:parent-style-name="AncientGreekἈρχαίαἑλληνικά" style:family="text">
      <style:text-properties style:font-weight-complex="bold" style:font-size-complex="14pt"/>
    </style:style>
    <style:style style:name="P4129" style:parent-style-name="Standard" style:family="paragraph">
      <style:paragraph-properties fo:widows="0" fo:orphans="0"/>
    </style:style>
    <style:style style:name="T4130" style:parent-style-name="AncientGreekἈρχαίαἑλληνικά" style:family="text">
      <style:text-properties style:font-weight-complex="bold" style:font-size-complex="14pt" fo:language="el" fo:country="GR"/>
    </style:style>
    <style:style style:name="TableCell4131" style:family="table-cell">
      <style:table-cell-properties fo:border="0.0069in solid #000000" fo:background-color="#FFFFFF" style:writing-mode="lr-tb" fo:padding-top="0in" fo:padding-left="0.1527in" fo:padding-bottom="0in" fo:padding-right="0.15in"/>
    </style:style>
    <style:style style:name="P4132" style:parent-style-name="Standard" style:family="paragraph">
      <style:paragraph-properties fo:widows="0" fo:orphans="0"/>
      <style:text-properties style:font-name="AncientGreek"/>
    </style:style>
    <style:style style:name="P4133" style:parent-style-name="Standard" style:family="paragraph">
      <style:paragraph-properties fo:widows="0" fo:orphans="0"/>
      <style:text-properties style:font-name="AncientGreek"/>
    </style:style>
    <style:style style:name="P4134" style:parent-style-name="Standard" style:family="paragraph">
      <style:paragraph-properties fo:widows="0" fo:orphans="0"/>
      <style:text-properties style:font-name="AncientGreek"/>
    </style:style>
    <style:style style:name="TableRow4135" style:family="table-row">
      <style:table-row-properties style:min-row-height="0.0138in" style:use-optimal-row-height="false" fo:keep-together="always"/>
    </style:style>
    <style:style style:name="TableCell4136" style:family="table-cell">
      <style:table-cell-properties fo:border="0.0069in solid #000000" fo:background-color="#FFFFFF" style:writing-mode="lr-tb" fo:padding-top="0in" fo:padding-left="0.1527in" fo:padding-bottom="0in" fo:padding-right="0.15in"/>
    </style:style>
    <style:style style:name="P4137" style:parent-style-name="Standard" style:family="paragraph">
      <style:paragraph-properties fo:keep-with-next="always" fo:widows="0" fo:orphans="0" fo:text-align="center">
        <style:tab-stops>
          <style:tab-stop style:type="center" style:position="1in"/>
        </style:tab-stops>
      </style:paragraph-properties>
    </style:style>
    <style:style style:name="T4138" style:parent-style-name="AncientGreekἈρχαίαἑλληνικά" style:family="text">
      <style:text-properties fo:font-weight="bold" style:font-weight-asian="bold" style:font-weight-complex="bold" fo:font-size="18pt" style:font-size-asian="18pt" style:font-size-complex="14pt"/>
    </style:style>
    <style:style style:name="T413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140" style:parent-style-name="AncientGreekἈρχαίαἑλληνικά" style:family="text">
      <style:text-properties fo:font-weight="bold" style:font-weight-asian="bold" style:font-weight-complex="bold" fo:font-size="18pt" style:font-size-asian="18pt" style:font-size-complex="14pt"/>
    </style:style>
    <style:style style:name="T4141" style:parent-style-name="AncientGreekἈρχαίαἑλληνικά" style:family="text">
      <style:text-properties fo:font-weight="bold" style:font-weight-asian="bold" style:font-weight-complex="bold" fo:font-size="18pt" style:font-size-asian="18pt" style:font-size-complex="14pt"/>
    </style:style>
    <style:style style:name="T4142" style:parent-style-name="AncientGreekἈρχαίαἑλληνικά" style:family="text">
      <style:text-properties style:font-weight-complex="bold" style:font-size-complex="14pt" fo:language="el" fo:country="GR"/>
    </style:style>
    <style:style style:name="T4143" style:parent-style-name="AncientGreekἈρχαίαἑλληνικά" style:family="text">
      <style:text-properties style:font-weight-complex="bold" style:font-size-complex="14pt"/>
    </style:style>
    <style:style style:name="T4144" style:parent-style-name="AncientGreekἈρχαίαἑλληνικά" style:family="text">
      <style:text-properties style:font-weight-complex="bold" style:font-size-complex="14pt" fo:language="el" fo:country="GR"/>
    </style:style>
    <style:style style:name="T4145" style:parent-style-name="AncientGreekἈρχαίαἑλληνικά" style:family="text">
      <style:text-properties style:font-weight-complex="bold" style:font-size-complex="14pt"/>
    </style:style>
    <style:style style:name="T4146" style:parent-style-name="AncientGreekἈρχαίαἑλληνικά" style:family="text">
      <style:text-properties style:font-weight-complex="bold" style:font-size-complex="14pt" fo:language="el" fo:country="GR"/>
    </style:style>
    <style:style style:name="T4147" style:parent-style-name="AncientGreekἈρχαίαἑλληνικά" style:family="text">
      <style:text-properties style:font-weight-complex="bold" style:font-size-complex="14pt"/>
    </style:style>
    <style:style style:name="T4148" style:parent-style-name="AncientGreekἈρχαίαἑλληνικά" style:family="text">
      <style:text-properties style:font-weight-complex="bold" style:font-size-complex="14pt" fo:language="el" fo:country="GR"/>
    </style:style>
    <style:style style:name="T4149" style:parent-style-name="AncientGreekἈρχαίαἑλληνικά" style:family="text">
      <style:text-properties style:font-weight-complex="bold" style:font-size-complex="14pt"/>
    </style:style>
    <style:style style:name="T4150" style:parent-style-name="AncientGreekἈρχαίαἑλληνικά" style:family="text">
      <style:text-properties style:font-weight-complex="bold" style:font-size-complex="14pt" fo:language="el" fo:country="GR"/>
    </style:style>
    <style:style style:name="T4151" style:parent-style-name="AncientGreekἈρχαίαἑλληνικά" style:family="text">
      <style:text-properties style:font-weight-complex="bold" style:font-size-complex="14pt"/>
    </style:style>
    <style:style style:name="T4152" style:parent-style-name="AncientGreekἈρχαίαἑλληνικά" style:family="text">
      <style:text-properties style:font-weight-complex="bold" style:font-size-complex="14pt" fo:language="el" fo:country="GR"/>
    </style:style>
    <style:style style:name="T4153" style:parent-style-name="AncientGreekἈρχαίαἑλληνικά" style:family="text">
      <style:text-properties style:font-weight-complex="bold" style:font-size-complex="14pt"/>
    </style:style>
    <style:style style:name="T4154" style:parent-style-name="AncientGreekἈρχαίαἑλληνικά" style:family="text">
      <style:text-properties style:font-weight-complex="bold" style:font-size-complex="14pt" fo:language="el" fo:country="GR"/>
    </style:style>
    <style:style style:name="T4155" style:parent-style-name="AncientGreekἈρχαίαἑλληνικά" style:family="text">
      <style:text-properties style:font-weight-complex="bold" style:font-size-complex="14pt"/>
    </style:style>
    <style:style style:name="T4156" style:parent-style-name="AncientGreekἈρχαίαἑλληνικά" style:family="text">
      <style:text-properties style:font-weight-complex="bold" style:font-size-complex="14pt" fo:language="el" fo:country="GR"/>
    </style:style>
    <style:style style:name="T4157" style:parent-style-name="AncientGreekἈρχαίαἑλληνικά" style:family="text">
      <style:text-properties style:font-weight-complex="bold" style:font-size-complex="14pt"/>
    </style:style>
    <style:style style:name="T4158" style:parent-style-name="AncientGreekἈρχαίαἑλληνικά" style:family="text">
      <style:text-properties style:font-weight-complex="bold" style:font-size-complex="14pt" fo:language="el" fo:country="GR"/>
    </style:style>
    <style:style style:name="T4159" style:parent-style-name="AncientGreekἈρχαίαἑλληνικά" style:family="text">
      <style:text-properties style:font-weight-complex="bold" style:font-size-complex="14pt"/>
    </style:style>
    <style:style style:name="T4160" style:parent-style-name="AncientGreekἈρχαίαἑλληνικά" style:family="text">
      <style:text-properties style:font-weight-complex="bold" style:font-size-complex="14pt" fo:language="el" fo:country="GR"/>
    </style:style>
    <style:style style:name="T4161" style:parent-style-name="AncientGreekἈρχαίαἑλληνικά" style:family="text">
      <style:text-properties style:font-weight-complex="bold" style:font-size-complex="14pt"/>
    </style:style>
    <style:style style:name="T4162" style:parent-style-name="AncientGreekἈρχαίαἑλληνικά" style:family="text">
      <style:text-properties style:font-weight-complex="bold" style:font-size-complex="14pt" fo:language="el" fo:country="GR"/>
    </style:style>
    <style:style style:name="T4163" style:parent-style-name="AncientGreekἈρχαίαἑλληνικά" style:family="text">
      <style:text-properties style:font-weight-complex="bold" style:font-size-complex="14pt"/>
    </style:style>
    <style:style style:name="T4164" style:parent-style-name="AncientGreekἈρχαίαἑλληνικά" style:family="text">
      <style:text-properties style:font-weight-complex="bold" style:font-size-complex="14pt" fo:language="el" fo:country="GR"/>
    </style:style>
    <style:style style:name="T4165" style:parent-style-name="AncientGreekἈρχαίαἑλληνικά" style:family="text">
      <style:text-properties style:font-weight-complex="bold" style:font-size-complex="14pt"/>
    </style:style>
    <style:style style:name="T4166" style:parent-style-name="AncientGreekἈρχαίαἑλληνικά" style:family="text">
      <style:text-properties style:font-weight-complex="bold" style:font-size-complex="14pt" fo:language="el" fo:country="GR"/>
    </style:style>
    <style:style style:name="T4167" style:parent-style-name="AncientGreekἈρχαίαἑλληνικά" style:family="text">
      <style:text-properties style:font-weight-complex="bold" style:font-size-complex="14pt"/>
    </style:style>
    <style:style style:name="T4168" style:parent-style-name="AncientGreekἈρχαίαἑλληνικά" style:family="text">
      <style:text-properties style:font-weight-complex="bold" style:font-size-complex="14pt" fo:language="el" fo:country="GR"/>
    </style:style>
    <style:style style:name="T4169" style:parent-style-name="AncientGreekἈρχαίαἑλληνικά" style:family="text">
      <style:text-properties style:font-weight-complex="bold" style:font-size-complex="14pt"/>
    </style:style>
    <style:style style:name="T4170" style:parent-style-name="AncientGreekἈρχαίαἑλληνικά" style:family="text">
      <style:text-properties style:font-weight-complex="bold" style:font-size-complex="14pt" fo:language="el" fo:country="GR"/>
    </style:style>
    <style:style style:name="T4171" style:parent-style-name="AncientGreekἈρχαίαἑλληνικά" style:family="text">
      <style:text-properties style:font-weight-complex="bold" style:font-size-complex="14pt"/>
    </style:style>
    <style:style style:name="T4172" style:parent-style-name="AncientGreekἈρχαίαἑλληνικά" style:family="text">
      <style:text-properties style:font-weight-complex="bold" style:font-size-complex="14pt" fo:language="el" fo:country="GR"/>
    </style:style>
    <style:style style:name="T4173" style:parent-style-name="AncientGreekἈρχαίαἑλληνικά" style:family="text">
      <style:text-properties style:font-weight-complex="bold" style:font-size-complex="14pt"/>
    </style:style>
    <style:style style:name="T4174" style:parent-style-name="AncientGreekἈρχαίαἑλληνικά" style:family="text">
      <style:text-properties style:font-weight-complex="bold" style:font-size-complex="14pt" fo:language="el" fo:country="GR"/>
    </style:style>
    <style:style style:name="T4175" style:parent-style-name="AncientGreekἈρχαίαἑλληνικά" style:family="text">
      <style:text-properties style:font-weight-complex="bold" style:font-size-complex="14pt"/>
    </style:style>
    <style:style style:name="T4176" style:parent-style-name="AncientGreekἈρχαίαἑλληνικά" style:family="text">
      <style:text-properties style:font-weight-complex="bold" style:font-size-complex="14pt" fo:language="el" fo:country="GR"/>
    </style:style>
    <style:style style:name="T4177" style:parent-style-name="AncientGreekἈρχαίαἑλληνικά" style:family="text">
      <style:text-properties style:font-weight-complex="bold" style:font-size-complex="14pt"/>
    </style:style>
    <style:style style:name="T4178" style:parent-style-name="AncientGreekἈρχαίαἑλληνικά" style:family="text">
      <style:text-properties style:font-weight-complex="bold" style:font-size-complex="14pt" fo:language="el" fo:country="GR"/>
    </style:style>
    <style:style style:name="T4179" style:parent-style-name="AncientGreekἈρχαίαἑλληνικά" style:family="text">
      <style:text-properties style:font-weight-complex="bold" style:font-size-complex="14pt"/>
    </style:style>
    <style:style style:name="T4180" style:parent-style-name="AncientGreekἈρχαίαἑλληνικά" style:family="text">
      <style:text-properties style:font-weight-complex="bold" style:font-size-complex="14pt" fo:language="el" fo:country="GR"/>
    </style:style>
    <style:style style:name="T4181" style:parent-style-name="AncientGreekἈρχαίαἑλληνικά" style:family="text">
      <style:text-properties style:font-weight-complex="bold" style:font-size-complex="14pt"/>
    </style:style>
    <style:style style:name="T4182" style:parent-style-name="AncientGreekἈρχαίαἑλληνικά" style:family="text">
      <style:text-properties style:font-weight-complex="bold" style:font-size-complex="14pt" fo:language="el" fo:country="GR"/>
    </style:style>
    <style:style style:name="T4183" style:parent-style-name="AncientGreekἈρχαίαἑλληνικά" style:family="text">
      <style:text-properties style:font-weight-complex="bold" style:font-size-complex="14pt"/>
    </style:style>
    <style:style style:name="T4184" style:parent-style-name="AncientGreekἈρχαίαἑλληνικά" style:family="text">
      <style:text-properties style:font-weight-complex="bold" style:font-size-complex="14pt" fo:language="el" fo:country="GR"/>
    </style:style>
    <style:style style:name="T4185" style:parent-style-name="AncientGreekἈρχαίαἑλληνικά" style:family="text">
      <style:text-properties style:font-weight-complex="bold" style:font-size-complex="14pt"/>
    </style:style>
    <style:style style:name="T4186" style:parent-style-name="AncientGreekἈρχαίαἑλληνικά" style:family="text">
      <style:text-properties style:font-weight-complex="bold" style:font-size-complex="14pt" fo:language="el" fo:country="GR"/>
    </style:style>
    <style:style style:name="T4187" style:parent-style-name="AncientGreekἈρχαίαἑλληνικά" style:family="text">
      <style:text-properties style:font-weight-complex="bold" style:font-size-complex="14pt"/>
    </style:style>
    <style:style style:name="T4188" style:parent-style-name="AncientGreekἈρχαίαἑλληνικά" style:family="text">
      <style:text-properties style:font-weight-complex="bold" style:font-size-complex="14pt" fo:language="el" fo:country="GR"/>
    </style:style>
    <style:style style:name="T4189" style:parent-style-name="AncientGreekἈρχαίαἑλληνικά" style:family="text">
      <style:text-properties style:font-weight-complex="bold" style:font-size-complex="14pt"/>
    </style:style>
    <style:style style:name="T4190" style:parent-style-name="AncientGreekἈρχαίαἑλληνικά" style:family="text">
      <style:text-properties style:font-weight-complex="bold" style:font-size-complex="14pt" fo:language="el" fo:country="GR"/>
    </style:style>
    <style:style style:name="T4191" style:parent-style-name="AncientGreekἈρχαίαἑλληνικά" style:family="text">
      <style:text-properties style:font-weight-complex="bold" style:font-size-complex="14pt"/>
    </style:style>
    <style:style style:name="T4192" style:parent-style-name="AncientGreekἈρχαίαἑλληνικά" style:family="text">
      <style:text-properties style:font-weight-complex="bold" style:font-size-complex="14pt" fo:language="el" fo:country="GR"/>
    </style:style>
    <style:style style:name="T4193" style:parent-style-name="AncientGreekἈρχαίαἑλληνικά" style:family="text">
      <style:text-properties style:font-weight-complex="bold" style:font-size-complex="14pt"/>
    </style:style>
    <style:style style:name="T4194" style:parent-style-name="AncientGreekἈρχαίαἑλληνικά" style:family="text">
      <style:text-properties style:font-weight-complex="bold" style:font-size-complex="14pt" fo:language="el" fo:country="GR"/>
    </style:style>
    <style:style style:name="T4195" style:parent-style-name="AncientGreekἈρχαίαἑλληνικά" style:family="text">
      <style:text-properties style:font-weight-complex="bold" style:font-size-complex="14pt"/>
    </style:style>
    <style:style style:name="T4196" style:parent-style-name="AncientGreekἈρχαίαἑλληνικά" style:family="text">
      <style:text-properties style:font-weight-complex="bold" style:font-size-complex="14pt" fo:language="el" fo:country="GR"/>
    </style:style>
    <style:style style:name="T4197" style:parent-style-name="AncientGreekἈρχαίαἑλληνικά" style:family="text">
      <style:text-properties style:font-weight-complex="bold" style:font-size-complex="14pt"/>
    </style:style>
    <style:style style:name="T4198" style:parent-style-name="AncientGreekἈρχαίαἑλληνικά" style:family="text">
      <style:text-properties style:font-weight-complex="bold" style:font-size-complex="14pt" fo:language="el" fo:country="GR"/>
    </style:style>
    <style:style style:name="T4199" style:parent-style-name="AncientGreekἈρχαίαἑλληνικά" style:family="text">
      <style:text-properties style:font-weight-complex="bold" style:font-size-complex="14pt"/>
    </style:style>
    <style:style style:name="T4200" style:parent-style-name="AncientGreekἈρχαίαἑλληνικά" style:family="text">
      <style:text-properties style:font-weight-complex="bold" style:font-size-complex="14pt" fo:language="el" fo:country="GR"/>
    </style:style>
    <style:style style:name="T4201" style:parent-style-name="AncientGreekἈρχαίαἑλληνικά" style:family="text">
      <style:text-properties style:font-weight-complex="bold" style:font-size-complex="14pt"/>
    </style:style>
    <style:style style:name="T4202" style:parent-style-name="AncientGreekἈρχαίαἑλληνικά" style:family="text">
      <style:text-properties style:font-weight-complex="bold" style:font-size-complex="14pt" fo:language="el" fo:country="GR"/>
    </style:style>
    <style:style style:name="T4203" style:parent-style-name="AncientGreekἈρχαίαἑλληνικά" style:family="text">
      <style:text-properties style:font-weight-complex="bold" style:font-size-complex="14pt"/>
    </style:style>
    <style:style style:name="T4204" style:parent-style-name="AncientGreekἈρχαίαἑλληνικά" style:family="text">
      <style:text-properties style:font-weight-complex="bold" style:font-size-complex="14pt" fo:language="el" fo:country="GR"/>
    </style:style>
    <style:style style:name="T4205" style:parent-style-name="AncientGreekἈρχαίαἑλληνικά" style:family="text">
      <style:text-properties style:font-weight-complex="bold" style:font-size-complex="14pt"/>
    </style:style>
    <style:style style:name="T4206" style:parent-style-name="AncientGreekἈρχαίαἑλληνικά" style:family="text">
      <style:text-properties style:font-weight-complex="bold" style:font-size-complex="14pt" fo:language="el" fo:country="GR"/>
    </style:style>
    <style:style style:name="T4207" style:parent-style-name="AncientGreekἈρχαίαἑλληνικά" style:family="text">
      <style:text-properties style:font-weight-complex="bold" style:font-size-complex="14pt"/>
    </style:style>
    <style:style style:name="T4208" style:parent-style-name="AncientGreekἈρχαίαἑλληνικά" style:family="text">
      <style:text-properties style:font-weight-complex="bold" style:font-size-complex="14pt" fo:language="el" fo:country="GR"/>
    </style:style>
    <style:style style:name="T4209" style:parent-style-name="AncientGreekἈρχαίαἑλληνικά" style:family="text">
      <style:text-properties style:font-weight-complex="bold" style:font-size-complex="14pt"/>
    </style:style>
    <style:style style:name="T4210" style:parent-style-name="AncientGreekἈρχαίαἑλληνικά" style:family="text">
      <style:text-properties style:font-weight-complex="bold" style:font-size-complex="14pt" fo:language="el" fo:country="GR"/>
    </style:style>
    <style:style style:name="T4211" style:parent-style-name="AncientGreekἈρχαίαἑλληνικά" style:family="text">
      <style:text-properties style:font-weight-complex="bold" style:font-size-complex="14pt"/>
    </style:style>
    <style:style style:name="T4212" style:parent-style-name="AncientGreekἈρχαίαἑλληνικά" style:family="text">
      <style:text-properties style:font-weight-complex="bold" style:font-size-complex="14pt" fo:language="el" fo:country="GR"/>
    </style:style>
    <style:style style:name="T4213" style:parent-style-name="AncientGreekἈρχαίαἑλληνικά" style:family="text">
      <style:text-properties style:font-weight-complex="bold" style:font-size-complex="14pt"/>
    </style:style>
    <style:style style:name="T4214" style:parent-style-name="AncientGreekἈρχαίαἑλληνικά" style:family="text">
      <style:text-properties style:font-weight-complex="bold" style:font-size-complex="14pt" fo:language="el" fo:country="GR"/>
    </style:style>
    <style:style style:name="T4215" style:parent-style-name="AncientGreekἈρχαίαἑλληνικά" style:family="text">
      <style:text-properties style:font-weight-complex="bold" style:font-size-complex="14pt"/>
    </style:style>
    <style:style style:name="T4216" style:parent-style-name="AncientGreekἈρχαίαἑλληνικά" style:family="text">
      <style:text-properties style:font-weight-complex="bold" style:font-size-complex="14pt" fo:language="el" fo:country="GR"/>
    </style:style>
    <style:style style:name="T4217" style:parent-style-name="AncientGreekἈρχαίαἑλληνικά" style:family="text">
      <style:text-properties style:font-weight-complex="bold" style:font-size-complex="14pt"/>
    </style:style>
    <style:style style:name="T4218" style:parent-style-name="AncientGreekἈρχαίαἑλληνικά" style:family="text">
      <style:text-properties style:font-weight-complex="bold" style:font-size-complex="14pt" fo:language="el" fo:country="GR"/>
    </style:style>
    <style:style style:name="T4219" style:parent-style-name="AncientGreekἈρχαίαἑλληνικά" style:family="text">
      <style:text-properties style:font-weight-complex="bold" style:font-size-complex="14pt"/>
    </style:style>
    <style:style style:name="T4220" style:parent-style-name="AncientGreekἈρχαίαἑλληνικά" style:family="text">
      <style:text-properties style:font-weight-complex="bold" style:font-size-complex="14pt" fo:language="el" fo:country="GR"/>
    </style:style>
    <style:style style:name="T4221" style:parent-style-name="AncientGreekἈρχαίαἑλληνικά" style:family="text">
      <style:text-properties style:font-weight-complex="bold" style:font-size-complex="14pt"/>
    </style:style>
    <style:style style:name="T4222" style:parent-style-name="AncientGreekἈρχαίαἑλληνικά" style:family="text">
      <style:text-properties style:font-weight-complex="bold" style:font-size-complex="14pt" fo:language="el" fo:country="GR"/>
    </style:style>
    <style:style style:name="T4223" style:parent-style-name="AncientGreekἈρχαίαἑλληνικά" style:family="text">
      <style:text-properties style:font-weight-complex="bold" style:font-size-complex="14pt"/>
    </style:style>
    <style:style style:name="T4224" style:parent-style-name="AncientGreekἈρχαίαἑλληνικά" style:family="text">
      <style:text-properties style:font-weight-complex="bold" style:font-size-complex="14pt" fo:language="el" fo:country="GR"/>
    </style:style>
    <style:style style:name="T4225" style:parent-style-name="AncientGreekἈρχαίαἑλληνικά" style:family="text">
      <style:text-properties style:font-weight-complex="bold" style:font-size-complex="14pt"/>
    </style:style>
    <style:style style:name="T4226" style:parent-style-name="AncientGreekἈρχαίαἑλληνικά" style:family="text">
      <style:text-properties style:font-weight-complex="bold" style:font-size-complex="14pt" fo:language="el" fo:country="GR"/>
    </style:style>
    <style:style style:name="T4227" style:parent-style-name="AncientGreekἈρχαίαἑλληνικά" style:family="text">
      <style:text-properties style:font-weight-complex="bold" style:font-size-complex="14pt"/>
    </style:style>
    <style:style style:name="T4228" style:parent-style-name="AncientGreekἈρχαίαἑλληνικά" style:family="text">
      <style:text-properties style:font-weight-complex="bold" style:font-size-complex="14pt" fo:language="el" fo:country="GR"/>
    </style:style>
    <style:style style:name="T4229" style:parent-style-name="AncientGreekἈρχαίαἑλληνικά" style:family="text">
      <style:text-properties style:font-weight-complex="bold" style:font-size-complex="14pt"/>
    </style:style>
    <style:style style:name="T4230" style:parent-style-name="AncientGreekἈρχαίαἑλληνικά" style:family="text">
      <style:text-properties style:font-weight-complex="bold" style:font-size-complex="14pt" fo:language="el" fo:country="GR"/>
    </style:style>
    <style:style style:name="T4231" style:parent-style-name="AncientGreekἈρχαίαἑλληνικά" style:family="text">
      <style:text-properties style:font-weight-complex="bold" style:font-size-complex="14pt"/>
    </style:style>
    <style:style style:name="T4232" style:parent-style-name="AncientGreekἈρχαίαἑλληνικά" style:family="text">
      <style:text-properties style:font-weight-complex="bold" style:font-size-complex="14pt" fo:language="el" fo:country="GR"/>
    </style:style>
    <style:style style:name="T4233" style:parent-style-name="AncientGreekἈρχαίαἑλληνικά" style:family="text">
      <style:text-properties style:font-weight-complex="bold" style:font-size-complex="14pt"/>
    </style:style>
    <style:style style:name="T4234" style:parent-style-name="AncientGreekἈρχαίαἑλληνικά" style:family="text">
      <style:text-properties style:font-weight-complex="bold" style:font-size-complex="14pt" fo:language="el" fo:country="GR"/>
    </style:style>
    <style:style style:name="T4235" style:parent-style-name="AncientGreekἈρχαίαἑλληνικά" style:family="text">
      <style:text-properties style:font-weight-complex="bold" style:font-size-complex="14pt"/>
    </style:style>
    <style:style style:name="T4236" style:parent-style-name="AncientGreekἈρχαίαἑλληνικά" style:family="text">
      <style:text-properties style:font-weight-complex="bold" style:font-size-complex="14pt" fo:language="el" fo:country="GR"/>
    </style:style>
    <style:style style:name="T4237" style:parent-style-name="AncientGreekἈρχαίαἑλληνικά" style:family="text">
      <style:text-properties style:font-weight-complex="bold" style:font-size-complex="14pt"/>
    </style:style>
    <style:style style:name="T4238" style:parent-style-name="AncientGreekἈρχαίαἑλληνικά" style:family="text">
      <style:text-properties style:font-weight-complex="bold" style:font-size-complex="14pt" fo:language="el" fo:country="GR"/>
    </style:style>
    <style:style style:name="T4239" style:parent-style-name="AncientGreekἈρχαίαἑλληνικά" style:family="text">
      <style:text-properties style:font-weight-complex="bold" style:font-size-complex="14pt"/>
    </style:style>
    <style:style style:name="T4240" style:parent-style-name="AncientGreekἈρχαίαἑλληνικά" style:family="text">
      <style:text-properties style:font-weight-complex="bold" style:font-size-complex="14pt" fo:language="el" fo:country="GR"/>
    </style:style>
    <style:style style:name="T4241" style:parent-style-name="AncientGreekἈρχαίαἑλληνικά" style:family="text">
      <style:text-properties style:font-weight-complex="bold" style:font-size-complex="14pt"/>
    </style:style>
    <style:style style:name="T4242" style:parent-style-name="AncientGreekἈρχαίαἑλληνικά" style:family="text">
      <style:text-properties style:font-weight-complex="bold" style:font-size-complex="14pt" fo:language="el" fo:country="GR"/>
    </style:style>
    <style:style style:name="T4243" style:parent-style-name="AncientGreekἈρχαίαἑλληνικά" style:family="text">
      <style:text-properties style:font-weight-complex="bold" style:font-size-complex="14pt"/>
    </style:style>
    <style:style style:name="T4244" style:parent-style-name="AncientGreekἈρχαίαἑλληνικά" style:family="text">
      <style:text-properties style:font-weight-complex="bold" style:font-size-complex="14pt" fo:language="el" fo:country="GR"/>
    </style:style>
    <style:style style:name="T4245" style:parent-style-name="AncientGreekἈρχαίαἑλληνικά" style:family="text">
      <style:text-properties style:font-weight-complex="bold" style:font-size-complex="14pt"/>
    </style:style>
    <style:style style:name="T4246" style:parent-style-name="AncientGreekἈρχαίαἑλληνικά" style:family="text">
      <style:text-properties style:font-weight-complex="bold" style:font-size-complex="14pt" fo:language="el" fo:country="GR"/>
    </style:style>
    <style:style style:name="T4247" style:parent-style-name="AncientGreekἈρχαίαἑλληνικά" style:family="text">
      <style:text-properties style:font-weight-complex="bold" style:font-size-complex="14pt"/>
    </style:style>
    <style:style style:name="T4248" style:parent-style-name="AncientGreekἈρχαίαἑλληνικά" style:family="text">
      <style:text-properties style:font-weight-complex="bold" style:font-size-complex="14pt" fo:language="el" fo:country="GR"/>
    </style:style>
    <style:style style:name="T4249" style:parent-style-name="AncientGreekἈρχαίαἑλληνικά" style:family="text">
      <style:text-properties style:font-weight-complex="bold" style:font-size-complex="14pt"/>
    </style:style>
    <style:style style:name="T4250" style:parent-style-name="AncientGreekἈρχαίαἑλληνικά" style:family="text">
      <style:text-properties style:font-weight-complex="bold" style:font-size-complex="14pt" fo:language="el" fo:country="GR"/>
    </style:style>
    <style:style style:name="T4251" style:parent-style-name="AncientGreekἈρχαίαἑλληνικά" style:family="text">
      <style:text-properties style:font-weight-complex="bold" style:font-size-complex="14pt"/>
    </style:style>
    <style:style style:name="T4252" style:parent-style-name="AncientGreekἈρχαίαἑλληνικά" style:family="text">
      <style:text-properties style:font-weight-complex="bold" style:font-size-complex="14pt" fo:language="el" fo:country="GR"/>
    </style:style>
    <style:style style:name="T4253" style:parent-style-name="AncientGreekἈρχαίαἑλληνικά" style:family="text">
      <style:text-properties style:font-weight-complex="bold" style:font-size-complex="14pt"/>
    </style:style>
    <style:style style:name="T4254" style:parent-style-name="AncientGreekἈρχαίαἑλληνικά" style:family="text">
      <style:text-properties style:font-weight-complex="bold" style:font-size-complex="14pt" fo:language="el" fo:country="GR"/>
    </style:style>
    <style:style style:name="T4255" style:parent-style-name="AncientGreekἈρχαίαἑλληνικά" style:family="text">
      <style:text-properties style:font-weight-complex="bold" style:font-size-complex="14pt"/>
    </style:style>
    <style:style style:name="T4256" style:parent-style-name="AncientGreekἈρχαίαἑλληνικά" style:family="text">
      <style:text-properties style:font-weight-complex="bold" style:font-size-complex="14pt" fo:language="el" fo:country="GR"/>
    </style:style>
    <style:style style:name="T4257" style:parent-style-name="AncientGreekἈρχαίαἑλληνικά" style:family="text">
      <style:text-properties style:font-weight-complex="bold" style:font-size-complex="14pt"/>
    </style:style>
    <style:style style:name="T4258" style:parent-style-name="AncientGreekἈρχαίαἑλληνικά" style:family="text">
      <style:text-properties style:font-weight-complex="bold" style:font-size-complex="14pt" fo:language="el" fo:country="GR"/>
    </style:style>
    <style:style style:name="T4259" style:parent-style-name="AncientGreekἈρχαίαἑλληνικά" style:family="text">
      <style:text-properties style:font-weight-complex="bold" style:font-size-complex="14pt"/>
    </style:style>
    <style:style style:name="T4260" style:parent-style-name="AncientGreekἈρχαίαἑλληνικά" style:family="text">
      <style:text-properties style:font-weight-complex="bold" style:font-size-complex="14pt" fo:language="el" fo:country="GR"/>
    </style:style>
    <style:style style:name="T4261" style:parent-style-name="AncientGreekἈρχαίαἑλληνικά" style:family="text">
      <style:text-properties style:font-weight-complex="bold" style:font-size-complex="14pt"/>
    </style:style>
    <style:style style:name="T4262" style:parent-style-name="AncientGreekἈρχαίαἑλληνικά" style:family="text">
      <style:text-properties style:font-weight-complex="bold" style:font-size-complex="14pt" fo:language="el" fo:country="GR"/>
    </style:style>
    <style:style style:name="T4263" style:parent-style-name="AncientGreekἈρχαίαἑλληνικά" style:family="text">
      <style:text-properties style:font-weight-complex="bold" style:font-size-complex="14pt"/>
    </style:style>
    <style:style style:name="T4264" style:parent-style-name="AncientGreekἈρχαίαἑλληνικά" style:family="text">
      <style:text-properties style:font-weight-complex="bold" style:font-size-complex="14pt" fo:language="el" fo:country="GR"/>
    </style:style>
    <style:style style:name="T4265" style:parent-style-name="AncientGreekἈρχαίαἑλληνικά" style:family="text">
      <style:text-properties style:font-weight-complex="bold" style:font-size-complex="14pt"/>
    </style:style>
    <style:style style:name="T4266" style:parent-style-name="AncientGreekἈρχαίαἑλληνικά" style:family="text">
      <style:text-properties style:font-weight-complex="bold" style:font-size-complex="14pt" fo:language="el" fo:country="GR"/>
    </style:style>
    <style:style style:name="T4267" style:parent-style-name="AncientGreekἈρχαίαἑλληνικά" style:family="text">
      <style:text-properties style:font-weight-complex="bold" style:font-size-complex="14pt"/>
    </style:style>
    <style:style style:name="T4268" style:parent-style-name="AncientGreekἈρχαίαἑλληνικά" style:family="text">
      <style:text-properties style:font-weight-complex="bold" style:font-size-complex="14pt" fo:language="el" fo:country="GR"/>
    </style:style>
    <style:style style:name="T4269" style:parent-style-name="AncientGreekἈρχαίαἑλληνικά" style:family="text">
      <style:text-properties style:font-weight-complex="bold" style:font-size-complex="14pt"/>
    </style:style>
    <style:style style:name="T4270" style:parent-style-name="AncientGreekἈρχαίαἑλληνικά" style:family="text">
      <style:text-properties style:font-weight-complex="bold" style:font-size-complex="14pt" fo:language="el" fo:country="GR"/>
    </style:style>
    <style:style style:name="T4271" style:parent-style-name="AncientGreekἈρχαίαἑλληνικά" style:family="text">
      <style:text-properties style:font-weight-complex="bold" style:font-size-complex="14pt"/>
    </style:style>
    <style:style style:name="T4272" style:parent-style-name="AncientGreekἈρχαίαἑλληνικά" style:family="text">
      <style:text-properties style:font-weight-complex="bold" style:font-size-complex="14pt" fo:language="el" fo:country="GR"/>
    </style:style>
    <style:style style:name="T4273" style:parent-style-name="AncientGreekἈρχαίαἑλληνικά" style:family="text">
      <style:text-properties style:font-weight-complex="bold" style:font-size-complex="14pt"/>
    </style:style>
    <style:style style:name="T4274" style:parent-style-name="AncientGreekἈρχαίαἑλληνικά" style:family="text">
      <style:text-properties style:font-weight-complex="bold" style:font-size-complex="14pt" fo:language="el" fo:country="GR"/>
    </style:style>
    <style:style style:name="T4275" style:parent-style-name="AncientGreekἈρχαίαἑλληνικά" style:family="text">
      <style:text-properties style:font-weight-complex="bold" style:font-size-complex="14pt"/>
    </style:style>
    <style:style style:name="T4276" style:parent-style-name="AncientGreekἈρχαίαἑλληνικά" style:family="text">
      <style:text-properties style:font-weight-complex="bold" style:font-size-complex="14pt" fo:language="el" fo:country="GR"/>
    </style:style>
    <style:style style:name="T4277" style:parent-style-name="AncientGreekἈρχαίαἑλληνικά" style:family="text">
      <style:text-properties style:font-weight-complex="bold" style:font-size-complex="14pt"/>
    </style:style>
    <style:style style:name="T4278" style:parent-style-name="AncientGreekἈρχαίαἑλληνικά" style:family="text">
      <style:text-properties style:font-weight-complex="bold" style:font-size-complex="14pt" fo:language="el" fo:country="GR"/>
    </style:style>
    <style:style style:name="T4279" style:parent-style-name="AncientGreekἈρχαίαἑλληνικά" style:family="text">
      <style:text-properties style:font-weight-complex="bold" style:font-size-complex="14pt"/>
    </style:style>
    <style:style style:name="T4280" style:parent-style-name="AncientGreekἈρχαίαἑλληνικά" style:family="text">
      <style:text-properties style:font-weight-complex="bold" style:font-size-complex="14pt" fo:language="el" fo:country="GR"/>
    </style:style>
    <style:style style:name="TableCell4281" style:family="table-cell">
      <style:table-cell-properties fo:border="0.0069in solid #000000" fo:background-color="#FFFFFF" style:writing-mode="lr-tb" fo:padding-top="0in" fo:padding-left="0.1527in" fo:padding-bottom="0in" fo:padding-right="0.15in"/>
    </style:style>
    <style:style style:name="P4282" style:parent-style-name="Standard" style:family="paragraph">
      <style:paragraph-properties fo:widows="0" fo:orphans="0"/>
      <style:text-properties style:font-name="AncientGreek"/>
    </style:style>
    <style:style style:name="P4283" style:parent-style-name="Standard" style:family="paragraph">
      <style:paragraph-properties fo:widows="0" fo:orphans="0"/>
      <style:text-properties style:font-name="AncientGreek"/>
    </style:style>
    <style:style style:name="TableRow4284" style:family="table-row">
      <style:table-row-properties style:min-row-height="0.0138in" style:use-optimal-row-height="false" fo:keep-together="always"/>
    </style:style>
    <style:style style:name="TableCell4285" style:family="table-cell">
      <style:table-cell-properties fo:border="0.0069in solid #000000" fo:background-color="#FFFFFF" style:writing-mode="lr-tb" fo:padding-top="0in" fo:padding-left="0.1527in" fo:padding-bottom="0in" fo:padding-right="0.15in"/>
    </style:style>
    <style:style style:name="P4286" style:parent-style-name="Standard" style:family="paragraph">
      <style:paragraph-properties fo:keep-with-next="always" fo:widows="0" fo:orphans="0" fo:text-align="center">
        <style:tab-stops>
          <style:tab-stop style:type="center" style:position="1in"/>
          <style:tab-stop style:type="left" style:position="2.0833in"/>
        </style:tab-stops>
      </style:paragraph-properties>
    </style:style>
    <style:style style:name="T4287" style:parent-style-name="AncientGreekἈρχαίαἑλληνικά" style:family="text">
      <style:text-properties fo:font-weight="bold" style:font-weight-asian="bold" style:font-weight-complex="bold" fo:font-size="18pt" style:font-size-asian="18pt" style:font-size-complex="14pt"/>
    </style:style>
    <style:style style:name="T4288" style:parent-style-name="AncientGreekἈρχαίαἑλληνικά" style:family="text">
      <style:text-properties fo:font-weight="bold" style:font-weight-asian="bold" style:font-weight-complex="bold" fo:font-size="18pt" style:font-size-asian="18pt" style:font-size-complex="14pt"/>
    </style:style>
    <style:style style:name="T428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290" style:parent-style-name="AncientGreekἈρχαίαἑλληνικά" style:family="text">
      <style:text-properties fo:font-weight="bold" style:font-weight-asian="bold" style:font-weight-complex="bold" fo:font-size="18pt" style:font-size-asian="18pt" style:font-size-complex="14pt"/>
    </style:style>
    <style:style style:name="T429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292" style:parent-style-name="AncientGreekἈρχαίαἑλληνικά" style:family="text">
      <style:text-properties fo:font-weight="bold" style:font-weight-asian="bold" style:font-weight-complex="bold" fo:font-size="18pt" style:font-size-asian="18pt" style:font-size-complex="14pt"/>
    </style:style>
    <style:style style:name="T429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294" style:parent-style-name="AncientGreekἈρχαίαἑλληνικά" style:family="text">
      <style:text-properties fo:font-weight="bold" style:font-weight-asian="bold" style:font-weight-complex="bold" fo:font-size="18pt" style:font-size-asian="18pt" style:font-size-complex="14pt"/>
    </style:style>
    <style:style style:name="T4295" style:parent-style-name="AncientGreekἈρχαίαἑλληνικά" style:family="text">
      <style:text-properties fo:font-weight="bold" style:font-weight-asian="bold" style:font-weight-complex="bold" fo:font-size="18pt" style:font-size-asian="18pt" style:font-size-complex="14pt"/>
    </style:style>
    <style:style style:name="T4296" style:parent-style-name="AncientGreekἈρχαίαἑλληνικά" style:family="text">
      <style:text-properties style:font-weight-complex="bold" style:font-size-complex="14pt" fo:language="el" fo:country="GR"/>
    </style:style>
    <style:style style:name="T4297" style:parent-style-name="AncientGreekἈρχαίαἑλληνικά" style:family="text">
      <style:text-properties style:font-weight-complex="bold" style:font-size-complex="14pt"/>
    </style:style>
    <style:style style:name="T4298" style:parent-style-name="AncientGreekἈρχαίαἑλληνικά" style:family="text">
      <style:text-properties style:font-weight-complex="bold" style:font-size-complex="14pt" fo:language="el" fo:country="GR"/>
    </style:style>
    <style:style style:name="T4299" style:parent-style-name="AncientGreekἈρχαίαἑλληνικά" style:family="text">
      <style:text-properties style:font-weight-complex="bold" style:font-size-complex="14pt"/>
    </style:style>
    <style:style style:name="T4300" style:parent-style-name="AncientGreekἈρχαίαἑλληνικά" style:family="text">
      <style:text-properties style:font-weight-complex="bold" style:font-size-complex="14pt" fo:language="el" fo:country="GR"/>
    </style:style>
    <style:style style:name="T4301" style:parent-style-name="AncientGreekἈρχαίαἑλληνικά" style:family="text">
      <style:text-properties style:font-weight-complex="bold" style:font-size-complex="14pt"/>
    </style:style>
    <style:style style:name="T4302" style:parent-style-name="AncientGreekἈρχαίαἑλληνικά" style:family="text">
      <style:text-properties style:font-weight-complex="bold" style:font-size-complex="14pt" fo:language="el" fo:country="GR"/>
    </style:style>
    <style:style style:name="T4303" style:parent-style-name="AncientGreekἈρχαίαἑλληνικά" style:family="text">
      <style:text-properties style:font-weight-complex="bold" style:font-size-complex="14pt"/>
    </style:style>
    <style:style style:name="T4304" style:parent-style-name="AncientGreekἈρχαίαἑλληνικά" style:family="text">
      <style:text-properties style:font-weight-complex="bold" style:font-size-complex="14pt" fo:language="el" fo:country="GR"/>
    </style:style>
    <style:style style:name="T4305" style:parent-style-name="AncientGreekἈρχαίαἑλληνικά" style:family="text">
      <style:text-properties style:font-weight-complex="bold" style:font-size-complex="14pt"/>
    </style:style>
    <style:style style:name="T4306" style:parent-style-name="AncientGreekἈρχαίαἑλληνικά" style:family="text">
      <style:text-properties style:font-weight-complex="bold" style:font-size-complex="14pt" fo:language="el" fo:country="GR"/>
    </style:style>
    <style:style style:name="T4307" style:parent-style-name="AncientGreekἈρχαίαἑλληνικά" style:family="text">
      <style:text-properties style:font-weight-complex="bold" style:font-size-complex="14pt"/>
    </style:style>
    <style:style style:name="T4308" style:parent-style-name="AncientGreekἈρχαίαἑλληνικά" style:family="text">
      <style:text-properties style:font-weight-complex="bold" style:font-size-complex="14pt" fo:language="el" fo:country="GR"/>
    </style:style>
    <style:style style:name="T4309" style:parent-style-name="AncientGreekἈρχαίαἑλληνικά" style:family="text">
      <style:text-properties style:font-weight-complex="bold" style:font-size-complex="14pt"/>
    </style:style>
    <style:style style:name="T4310" style:parent-style-name="AncientGreekἈρχαίαἑλληνικά" style:family="text">
      <style:text-properties style:font-weight-complex="bold" style:font-size-complex="14pt" fo:language="el" fo:country="GR"/>
    </style:style>
    <style:style style:name="T4311" style:parent-style-name="AncientGreekἈρχαίαἑλληνικά" style:family="text">
      <style:text-properties style:font-weight-complex="bold" style:font-size-complex="14pt"/>
    </style:style>
    <style:style style:name="T4312" style:parent-style-name="AncientGreekἈρχαίαἑλληνικά" style:family="text">
      <style:text-properties style:font-weight-complex="bold" style:font-size-complex="14pt" fo:language="el" fo:country="GR"/>
    </style:style>
    <style:style style:name="T4313" style:parent-style-name="AncientGreekἈρχαίαἑλληνικά" style:family="text">
      <style:text-properties style:font-weight-complex="bold" style:font-size-complex="14pt"/>
    </style:style>
    <style:style style:name="T4314" style:parent-style-name="AncientGreekἈρχαίαἑλληνικά" style:family="text">
      <style:text-properties style:font-weight-complex="bold" style:font-size-complex="14pt" fo:language="el" fo:country="GR"/>
    </style:style>
    <style:style style:name="T4315" style:parent-style-name="AncientGreekἈρχαίαἑλληνικά" style:family="text">
      <style:text-properties style:font-weight-complex="bold" style:font-size-complex="14pt"/>
    </style:style>
    <style:style style:name="T4316" style:parent-style-name="AncientGreekἈρχαίαἑλληνικά" style:family="text">
      <style:text-properties style:font-weight-complex="bold" style:font-size-complex="14pt" fo:language="el" fo:country="GR"/>
    </style:style>
    <style:style style:name="T4317" style:parent-style-name="AncientGreekἈρχαίαἑλληνικά" style:family="text">
      <style:text-properties style:font-weight-complex="bold" style:font-size-complex="14pt"/>
    </style:style>
    <style:style style:name="T4318" style:parent-style-name="AncientGreekἈρχαίαἑλληνικά" style:family="text">
      <style:text-properties style:font-weight-complex="bold" style:font-size-complex="14pt" fo:language="el" fo:country="GR"/>
    </style:style>
    <style:style style:name="T4319" style:parent-style-name="AncientGreekἈρχαίαἑλληνικά" style:family="text">
      <style:text-properties style:font-weight-complex="bold" style:font-size-complex="14pt"/>
    </style:style>
    <style:style style:name="T4320" style:parent-style-name="AncientGreekἈρχαίαἑλληνικά" style:family="text">
      <style:text-properties style:font-weight-complex="bold" style:font-size-complex="14pt" fo:language="el" fo:country="GR"/>
    </style:style>
    <style:style style:name="T4321" style:parent-style-name="AncientGreekἈρχαίαἑλληνικά" style:family="text">
      <style:text-properties style:font-weight-complex="bold" style:font-size-complex="14pt"/>
    </style:style>
    <style:style style:name="T4322" style:parent-style-name="AncientGreekἈρχαίαἑλληνικά" style:family="text">
      <style:text-properties style:font-weight-complex="bold" style:font-size-complex="14pt" fo:language="el" fo:country="GR"/>
    </style:style>
    <style:style style:name="T4323" style:parent-style-name="AncientGreekἈρχαίαἑλληνικά" style:family="text">
      <style:text-properties style:font-weight-complex="bold" style:font-size-complex="14pt"/>
    </style:style>
    <style:style style:name="T4324" style:parent-style-name="AncientGreekἈρχαίαἑλληνικά" style:family="text">
      <style:text-properties style:font-weight-complex="bold" style:font-size-complex="14pt" fo:language="el" fo:country="GR"/>
    </style:style>
    <style:style style:name="T4325" style:parent-style-name="AncientGreekἈρχαίαἑλληνικά" style:family="text">
      <style:text-properties style:font-weight-complex="bold" style:font-size-complex="14pt"/>
    </style:style>
    <style:style style:name="T4326" style:parent-style-name="AncientGreekἈρχαίαἑλληνικά" style:family="text">
      <style:text-properties style:font-weight-complex="bold" style:font-size-complex="14pt" fo:language="el" fo:country="GR"/>
    </style:style>
    <style:style style:name="T4327" style:parent-style-name="AncientGreekἈρχαίαἑλληνικά" style:family="text">
      <style:text-properties style:font-weight-complex="bold" style:font-size-complex="14pt"/>
    </style:style>
    <style:style style:name="T4328" style:parent-style-name="AncientGreekἈρχαίαἑλληνικά" style:family="text">
      <style:text-properties style:font-weight-complex="bold" style:font-size-complex="14pt" fo:language="el" fo:country="GR"/>
    </style:style>
    <style:style style:name="T4329" style:parent-style-name="AncientGreekἈρχαίαἑλληνικά" style:family="text">
      <style:text-properties style:font-weight-complex="bold" style:font-size-complex="14pt"/>
    </style:style>
    <style:style style:name="T4330" style:parent-style-name="AncientGreekἈρχαίαἑλληνικά" style:family="text">
      <style:text-properties style:font-weight-complex="bold" style:font-size-complex="14pt" fo:language="el" fo:country="GR"/>
    </style:style>
    <style:style style:name="T4331" style:parent-style-name="AncientGreekἈρχαίαἑλληνικά" style:family="text">
      <style:text-properties style:font-weight-complex="bold" style:font-size-complex="14pt"/>
    </style:style>
    <style:style style:name="T4332" style:parent-style-name="AncientGreekἈρχαίαἑλληνικά" style:family="text">
      <style:text-properties style:font-weight-complex="bold" style:font-size-complex="14pt" fo:language="el" fo:country="GR"/>
    </style:style>
    <style:style style:name="T4333" style:parent-style-name="AncientGreekἈρχαίαἑλληνικά" style:family="text">
      <style:text-properties style:font-weight-complex="bold" style:font-size-complex="14pt"/>
    </style:style>
    <style:style style:name="T4334" style:parent-style-name="AncientGreekἈρχαίαἑλληνικά" style:family="text">
      <style:text-properties style:font-weight-complex="bold" style:font-size-complex="14pt" fo:language="el" fo:country="GR"/>
    </style:style>
    <style:style style:name="T4335" style:parent-style-name="AncientGreekἈρχαίαἑλληνικά" style:family="text">
      <style:text-properties style:font-weight-complex="bold" style:font-size-complex="14pt"/>
    </style:style>
    <style:style style:name="T4336" style:parent-style-name="AncientGreekἈρχαίαἑλληνικά" style:family="text">
      <style:text-properties style:font-weight-complex="bold" style:font-size-complex="14pt" fo:language="el" fo:country="GR"/>
    </style:style>
    <style:style style:name="T4337" style:parent-style-name="AncientGreekἈρχαίαἑλληνικά" style:family="text">
      <style:text-properties style:font-weight-complex="bold" style:font-size-complex="14pt"/>
    </style:style>
    <style:style style:name="T4338" style:parent-style-name="AncientGreekἈρχαίαἑλληνικά" style:family="text">
      <style:text-properties style:font-weight-complex="bold" style:font-size-complex="14pt" fo:language="el" fo:country="GR"/>
    </style:style>
    <style:style style:name="T4339" style:parent-style-name="AncientGreekἈρχαίαἑλληνικά" style:family="text">
      <style:text-properties style:font-weight-complex="bold" style:font-size-complex="14pt"/>
    </style:style>
    <style:style style:name="T4340" style:parent-style-name="AncientGreekἈρχαίαἑλληνικά" style:family="text">
      <style:text-properties style:font-weight-complex="bold" style:font-size-complex="14pt" fo:language="el" fo:country="GR"/>
    </style:style>
    <style:style style:name="T4341" style:parent-style-name="AncientGreekἈρχαίαἑλληνικά" style:family="text">
      <style:text-properties style:font-weight-complex="bold" style:font-size-complex="14pt"/>
    </style:style>
    <style:style style:name="T4342" style:parent-style-name="AncientGreekἈρχαίαἑλληνικά" style:family="text">
      <style:text-properties style:font-weight-complex="bold" style:font-size-complex="14pt" fo:language="el" fo:country="GR"/>
    </style:style>
    <style:style style:name="T4343" style:parent-style-name="AncientGreekἈρχαίαἑλληνικά" style:family="text">
      <style:text-properties style:font-weight-complex="bold" style:font-size-complex="14pt"/>
    </style:style>
    <style:style style:name="T4344" style:parent-style-name="AncientGreekἈρχαίαἑλληνικά" style:family="text">
      <style:text-properties style:font-weight-complex="bold" style:font-size-complex="14pt" fo:language="el" fo:country="GR"/>
    </style:style>
    <style:style style:name="T4345" style:parent-style-name="AncientGreekἈρχαίαἑλληνικά" style:family="text">
      <style:text-properties style:font-weight-complex="bold" style:font-size-complex="14pt"/>
    </style:style>
    <style:style style:name="T4346" style:parent-style-name="AncientGreekἈρχαίαἑλληνικά" style:family="text">
      <style:text-properties style:font-weight-complex="bold" style:font-size-complex="14pt" fo:language="el" fo:country="GR"/>
    </style:style>
    <style:style style:name="T4347" style:parent-style-name="AncientGreekἈρχαίαἑλληνικά" style:family="text">
      <style:text-properties style:font-weight-complex="bold" style:font-size-complex="14pt"/>
    </style:style>
    <style:style style:name="T4348" style:parent-style-name="AncientGreekἈρχαίαἑλληνικά" style:family="text">
      <style:text-properties style:font-weight-complex="bold" style:font-size-complex="14pt" fo:language="el" fo:country="GR"/>
    </style:style>
    <style:style style:name="T4349" style:parent-style-name="AncientGreekἈρχαίαἑλληνικά" style:family="text">
      <style:text-properties style:font-weight-complex="bold" style:font-size-complex="14pt"/>
    </style:style>
    <style:style style:name="T4350" style:parent-style-name="AncientGreekἈρχαίαἑλληνικά" style:family="text">
      <style:text-properties style:font-weight-complex="bold" style:font-size-complex="14pt" fo:language="el" fo:country="GR"/>
    </style:style>
    <style:style style:name="T4351" style:parent-style-name="AncientGreekἈρχαίαἑλληνικά" style:family="text">
      <style:text-properties style:font-weight-complex="bold" style:font-size-complex="14pt"/>
    </style:style>
    <style:style style:name="T4352" style:parent-style-name="AncientGreekἈρχαίαἑλληνικά" style:family="text">
      <style:text-properties style:font-weight-complex="bold" style:font-size-complex="14pt" fo:language="el" fo:country="GR"/>
    </style:style>
    <style:style style:name="T4353" style:parent-style-name="AncientGreekἈρχαίαἑλληνικά" style:family="text">
      <style:text-properties style:font-weight-complex="bold" style:font-size-complex="14pt"/>
    </style:style>
    <style:style style:name="T4354" style:parent-style-name="AncientGreekἈρχαίαἑλληνικά" style:family="text">
      <style:text-properties style:font-weight-complex="bold" style:font-size-complex="14pt" fo:language="el" fo:country="GR"/>
    </style:style>
    <style:style style:name="T4355" style:parent-style-name="AncientGreekἈρχαίαἑλληνικά" style:family="text">
      <style:text-properties style:font-weight-complex="bold" style:font-size-complex="14pt"/>
    </style:style>
    <style:style style:name="T4356" style:parent-style-name="AncientGreekἈρχαίαἑλληνικά" style:family="text">
      <style:text-properties style:font-weight-complex="bold" style:font-size-complex="14pt" fo:language="el" fo:country="GR"/>
    </style:style>
    <style:style style:name="T4357" style:parent-style-name="AncientGreekἈρχαίαἑλληνικά" style:family="text">
      <style:text-properties style:font-weight-complex="bold" style:font-size-complex="14pt"/>
    </style:style>
    <style:style style:name="T4358" style:parent-style-name="AncientGreekἈρχαίαἑλληνικά" style:family="text">
      <style:text-properties style:font-weight-complex="bold" style:font-size-complex="14pt" fo:language="el" fo:country="GR"/>
    </style:style>
    <style:style style:name="T4359" style:parent-style-name="AncientGreekἈρχαίαἑλληνικά" style:family="text">
      <style:text-properties style:font-weight-complex="bold" style:font-size-complex="14pt"/>
    </style:style>
    <style:style style:name="T4360" style:parent-style-name="AncientGreekἈρχαίαἑλληνικά" style:family="text">
      <style:text-properties style:font-weight-complex="bold" style:font-size-complex="14pt" fo:language="el" fo:country="GR"/>
    </style:style>
    <style:style style:name="T4361" style:parent-style-name="AncientGreekἈρχαίαἑλληνικά" style:family="text">
      <style:text-properties style:font-weight-complex="bold" style:font-size-complex="14pt"/>
    </style:style>
    <style:style style:name="T4362" style:parent-style-name="AncientGreekἈρχαίαἑλληνικά" style:family="text">
      <style:text-properties style:font-weight-complex="bold" style:font-size-complex="14pt" fo:language="el" fo:country="GR"/>
    </style:style>
    <style:style style:name="T4363" style:parent-style-name="AncientGreekἈρχαίαἑλληνικά" style:family="text">
      <style:text-properties style:font-weight-complex="bold" style:font-size-complex="14pt"/>
    </style:style>
    <style:style style:name="T4364" style:parent-style-name="AncientGreekἈρχαίαἑλληνικά" style:family="text">
      <style:text-properties style:font-weight-complex="bold" style:font-size-complex="14pt" fo:language="el" fo:country="GR"/>
    </style:style>
    <style:style style:name="T4365" style:parent-style-name="AncientGreekἈρχαίαἑλληνικά" style:family="text">
      <style:text-properties style:font-weight-complex="bold" style:font-size-complex="14pt"/>
    </style:style>
    <style:style style:name="T4366" style:parent-style-name="AncientGreekἈρχαίαἑλληνικά" style:family="text">
      <style:text-properties style:font-weight-complex="bold" style:font-size-complex="14pt" fo:language="el" fo:country="GR"/>
    </style:style>
    <style:style style:name="T4367" style:parent-style-name="AncientGreekἈρχαίαἑλληνικά" style:family="text">
      <style:text-properties style:font-weight-complex="bold" style:font-size-complex="14pt"/>
    </style:style>
    <style:style style:name="T4368" style:parent-style-name="AncientGreekἈρχαίαἑλληνικά" style:family="text">
      <style:text-properties style:font-weight-complex="bold" style:font-size-complex="14pt" fo:language="el" fo:country="GR"/>
    </style:style>
    <style:style style:name="T4369" style:parent-style-name="AncientGreekἈρχαίαἑλληνικά" style:family="text">
      <style:text-properties style:font-weight-complex="bold" style:font-size-complex="14pt"/>
    </style:style>
    <style:style style:name="T4370" style:parent-style-name="AncientGreekἈρχαίαἑλληνικά" style:family="text">
      <style:text-properties style:font-weight-complex="bold" style:font-size-complex="14pt" fo:language="el" fo:country="GR"/>
    </style:style>
    <style:style style:name="T4371" style:parent-style-name="AncientGreekἈρχαίαἑλληνικά" style:family="text">
      <style:text-properties style:font-weight-complex="bold" style:font-size-complex="14pt"/>
    </style:style>
    <style:style style:name="T4372" style:parent-style-name="AncientGreekἈρχαίαἑλληνικά" style:family="text">
      <style:text-properties style:font-weight-complex="bold" style:font-size-complex="14pt" fo:language="el" fo:country="GR"/>
    </style:style>
    <style:style style:name="T4373" style:parent-style-name="AncientGreekἈρχαίαἑλληνικά" style:family="text">
      <style:text-properties style:font-weight-complex="bold" style:font-size-complex="14pt"/>
    </style:style>
    <style:style style:name="T4374" style:parent-style-name="AncientGreekἈρχαίαἑλληνικά" style:family="text">
      <style:text-properties style:font-weight-complex="bold" style:font-size-complex="14pt" fo:language="el" fo:country="GR"/>
    </style:style>
    <style:style style:name="T4375" style:parent-style-name="AncientGreekἈρχαίαἑλληνικά" style:family="text">
      <style:text-properties style:font-weight-complex="bold" style:font-size-complex="14pt"/>
    </style:style>
    <style:style style:name="T4376" style:parent-style-name="AncientGreekἈρχαίαἑλληνικά" style:family="text">
      <style:text-properties style:font-weight-complex="bold" style:font-size-complex="14pt" fo:language="el" fo:country="GR"/>
    </style:style>
    <style:style style:name="T4377" style:parent-style-name="AncientGreekἈρχαίαἑλληνικά" style:family="text">
      <style:text-properties style:font-weight-complex="bold" style:font-size-complex="14pt"/>
    </style:style>
    <style:style style:name="T4378" style:parent-style-name="AncientGreekἈρχαίαἑλληνικά" style:family="text">
      <style:text-properties style:font-weight-complex="bold" style:font-size-complex="14pt" fo:language="el" fo:country="GR"/>
    </style:style>
    <style:style style:name="T4379" style:parent-style-name="AncientGreekἈρχαίαἑλληνικά" style:family="text">
      <style:text-properties style:font-weight-complex="bold" style:font-size-complex="14pt"/>
    </style:style>
    <style:style style:name="T4380" style:parent-style-name="AncientGreekἈρχαίαἑλληνικά" style:family="text">
      <style:text-properties style:font-weight-complex="bold" style:font-size-complex="14pt" fo:language="el" fo:country="GR"/>
    </style:style>
    <style:style style:name="T4381" style:parent-style-name="AncientGreekἈρχαίαἑλληνικά" style:family="text">
      <style:text-properties style:font-weight-complex="bold" style:font-size-complex="14pt"/>
    </style:style>
    <style:style style:name="T4382" style:parent-style-name="AncientGreekἈρχαίαἑλληνικά" style:family="text">
      <style:text-properties style:font-weight-complex="bold" style:font-size-complex="14pt" fo:language="el" fo:country="GR"/>
    </style:style>
    <style:style style:name="T4383" style:parent-style-name="AncientGreekἈρχαίαἑλληνικά" style:family="text">
      <style:text-properties style:font-weight-complex="bold" style:font-size-complex="14pt"/>
    </style:style>
    <style:style style:name="T4384" style:parent-style-name="AncientGreekἈρχαίαἑλληνικά" style:family="text">
      <style:text-properties style:font-weight-complex="bold" style:font-size-complex="14pt" fo:language="el" fo:country="GR"/>
    </style:style>
    <style:style style:name="T4385" style:parent-style-name="AncientGreekἈρχαίαἑλληνικά" style:family="text">
      <style:text-properties style:font-weight-complex="bold" style:font-size-complex="14pt"/>
    </style:style>
    <style:style style:name="T4386" style:parent-style-name="AncientGreekἈρχαίαἑλληνικά" style:family="text">
      <style:text-properties style:font-weight-complex="bold" style:font-size-complex="14pt" fo:language="el" fo:country="GR"/>
    </style:style>
    <style:style style:name="T4387" style:parent-style-name="AncientGreekἈρχαίαἑλληνικά" style:family="text">
      <style:text-properties style:font-weight-complex="bold" style:font-size-complex="14pt"/>
    </style:style>
    <style:style style:name="T4388" style:parent-style-name="AncientGreekἈρχαίαἑλληνικά" style:family="text">
      <style:text-properties style:font-weight-complex="bold" style:font-size-complex="14pt" fo:language="el" fo:country="GR"/>
    </style:style>
    <style:style style:name="T4389" style:parent-style-name="AncientGreekἈρχαίαἑλληνικά" style:family="text">
      <style:text-properties style:font-weight-complex="bold" style:font-size-complex="14pt"/>
    </style:style>
    <style:style style:name="T4390" style:parent-style-name="AncientGreekἈρχαίαἑλληνικά" style:family="text">
      <style:text-properties style:font-weight-complex="bold" style:font-size-complex="14pt" fo:language="el" fo:country="GR"/>
    </style:style>
    <style:style style:name="T4391" style:parent-style-name="AncientGreekἈρχαίαἑλληνικά" style:family="text">
      <style:text-properties style:font-weight-complex="bold" style:font-size-complex="14pt"/>
    </style:style>
    <style:style style:name="T4392" style:parent-style-name="AncientGreekἈρχαίαἑλληνικά" style:family="text">
      <style:text-properties style:font-weight-complex="bold" style:font-size-complex="14pt" fo:language="el" fo:country="GR"/>
    </style:style>
    <style:style style:name="T4393" style:parent-style-name="AncientGreekἈρχαίαἑλληνικά" style:family="text">
      <style:text-properties style:font-weight-complex="bold" style:font-size-complex="14pt"/>
    </style:style>
    <style:style style:name="T4394" style:parent-style-name="AncientGreekἈρχαίαἑλληνικά" style:family="text">
      <style:text-properties style:font-weight-complex="bold" style:font-size-complex="14pt" fo:language="el" fo:country="GR"/>
    </style:style>
    <style:style style:name="T4395" style:parent-style-name="AncientGreekἈρχαίαἑλληνικά" style:family="text">
      <style:text-properties style:font-weight-complex="bold" style:font-size-complex="14pt"/>
    </style:style>
    <style:style style:name="T4396" style:parent-style-name="AncientGreekἈρχαίαἑλληνικά" style:family="text">
      <style:text-properties style:font-weight-complex="bold" style:font-size-complex="14pt" fo:language="el" fo:country="GR"/>
    </style:style>
    <style:style style:name="T4397" style:parent-style-name="AncientGreekἈρχαίαἑλληνικά" style:family="text">
      <style:text-properties style:font-weight-complex="bold" style:font-size-complex="14pt"/>
    </style:style>
    <style:style style:name="T4398" style:parent-style-name="AncientGreekἈρχαίαἑλληνικά" style:family="text">
      <style:text-properties style:font-weight-complex="bold" style:font-size-complex="14pt" fo:language="el" fo:country="GR"/>
    </style:style>
    <style:style style:name="T4399" style:parent-style-name="AncientGreekἈρχαίαἑλληνικά" style:family="text">
      <style:text-properties style:font-weight-complex="bold" style:font-size-complex="14pt"/>
    </style:style>
    <style:style style:name="T4400" style:parent-style-name="AncientGreekἈρχαίαἑλληνικά" style:family="text">
      <style:text-properties style:font-weight-complex="bold" style:font-size-complex="14pt" fo:language="el" fo:country="GR"/>
    </style:style>
    <style:style style:name="T4401" style:parent-style-name="AncientGreekἈρχαίαἑλληνικά" style:family="text">
      <style:text-properties style:font-weight-complex="bold" style:font-size-complex="14pt"/>
    </style:style>
    <style:style style:name="T4402" style:parent-style-name="AncientGreekἈρχαίαἑλληνικά" style:family="text">
      <style:text-properties style:font-weight-complex="bold" style:font-size-complex="14pt" fo:language="el" fo:country="GR"/>
    </style:style>
    <style:style style:name="T4403" style:parent-style-name="AncientGreekἈρχαίαἑλληνικά" style:family="text">
      <style:text-properties style:font-weight-complex="bold" style:font-size-complex="14pt"/>
    </style:style>
    <style:style style:name="T4404" style:parent-style-name="AncientGreekἈρχαίαἑλληνικά" style:family="text">
      <style:text-properties style:font-weight-complex="bold" style:font-size-complex="14pt" fo:language="el" fo:country="GR"/>
    </style:style>
    <style:style style:name="T4405" style:parent-style-name="AncientGreekἈρχαίαἑλληνικά" style:family="text">
      <style:text-properties style:font-weight-complex="bold" style:font-size-complex="14pt"/>
    </style:style>
    <style:style style:name="T4406" style:parent-style-name="AncientGreekἈρχαίαἑλληνικά" style:family="text">
      <style:text-properties style:font-weight-complex="bold" style:font-size-complex="14pt" fo:language="el" fo:country="GR"/>
    </style:style>
    <style:style style:name="T4407" style:parent-style-name="AncientGreekἈρχαίαἑλληνικά" style:family="text">
      <style:text-properties style:font-weight-complex="bold" style:font-size-complex="14pt"/>
    </style:style>
    <style:style style:name="T4408" style:parent-style-name="AncientGreekἈρχαίαἑλληνικά" style:family="text">
      <style:text-properties style:font-weight-complex="bold" style:font-size-complex="14pt" fo:language="el" fo:country="GR"/>
    </style:style>
    <style:style style:name="T4409" style:parent-style-name="AncientGreekἈρχαίαἑλληνικά" style:family="text">
      <style:text-properties style:font-weight-complex="bold" style:font-size-complex="14pt"/>
    </style:style>
    <style:style style:name="T4410" style:parent-style-name="AncientGreekἈρχαίαἑλληνικά" style:family="text">
      <style:text-properties style:font-weight-complex="bold" style:font-size-complex="14pt" fo:language="el" fo:country="GR"/>
    </style:style>
    <style:style style:name="T4411" style:parent-style-name="AncientGreekἈρχαίαἑλληνικά" style:family="text">
      <style:text-properties style:font-weight-complex="bold" style:font-size-complex="14pt"/>
    </style:style>
    <style:style style:name="T4412" style:parent-style-name="AncientGreekἈρχαίαἑλληνικά" style:family="text">
      <style:text-properties style:font-weight-complex="bold" style:font-size-complex="14pt" fo:language="el" fo:country="GR"/>
    </style:style>
    <style:style style:name="T4413" style:parent-style-name="AncientGreekἈρχαίαἑλληνικά" style:family="text">
      <style:text-properties style:font-weight-complex="bold" style:font-size-complex="14pt"/>
    </style:style>
    <style:style style:name="T4414" style:parent-style-name="AncientGreekἈρχαίαἑλληνικά" style:family="text">
      <style:text-properties style:font-weight-complex="bold" style:font-size-complex="14pt" fo:language="el" fo:country="GR"/>
    </style:style>
    <style:style style:name="T4415" style:parent-style-name="AncientGreekἈρχαίαἑλληνικά" style:family="text">
      <style:text-properties style:font-weight-complex="bold" style:font-size-complex="14pt"/>
    </style:style>
    <style:style style:name="T4416" style:parent-style-name="AncientGreekἈρχαίαἑλληνικά" style:family="text">
      <style:text-properties style:font-weight-complex="bold" style:font-size-complex="14pt" fo:language="el" fo:country="GR"/>
    </style:style>
    <style:style style:name="T4417" style:parent-style-name="AncientGreekἈρχαίαἑλληνικά" style:family="text">
      <style:text-properties style:font-weight-complex="bold" style:font-size-complex="14pt"/>
    </style:style>
    <style:style style:name="T4418" style:parent-style-name="AncientGreekἈρχαίαἑλληνικά" style:family="text">
      <style:text-properties style:font-weight-complex="bold" style:font-size-complex="14pt" fo:language="el" fo:country="GR"/>
    </style:style>
    <style:style style:name="T4419" style:parent-style-name="AncientGreekἈρχαίαἑλληνικά" style:family="text">
      <style:text-properties style:font-weight-complex="bold" style:font-size-complex="14pt"/>
    </style:style>
    <style:style style:name="T4420" style:parent-style-name="AncientGreekἈρχαίαἑλληνικά" style:family="text">
      <style:text-properties style:font-weight-complex="bold" style:font-size-complex="14pt" fo:language="el" fo:country="GR"/>
    </style:style>
    <style:style style:name="T4421" style:parent-style-name="AncientGreekἈρχαίαἑλληνικά" style:family="text">
      <style:text-properties style:font-weight-complex="bold" style:font-size-complex="14pt"/>
    </style:style>
    <style:style style:name="T4422" style:parent-style-name="AncientGreekἈρχαίαἑλληνικά" style:family="text">
      <style:text-properties style:font-weight-complex="bold" style:font-size-complex="14pt" fo:language="el" fo:country="GR"/>
    </style:style>
    <style:style style:name="T4423" style:parent-style-name="AncientGreekἈρχαίαἑλληνικά" style:family="text">
      <style:text-properties style:font-weight-complex="bold" style:font-size-complex="14pt"/>
    </style:style>
    <style:style style:name="T4424" style:parent-style-name="AncientGreekἈρχαίαἑλληνικά" style:family="text">
      <style:text-properties style:font-weight-complex="bold" style:font-size-complex="14pt" fo:language="el" fo:country="GR"/>
    </style:style>
    <style:style style:name="T4425" style:parent-style-name="AncientGreekἈρχαίαἑλληνικά" style:family="text">
      <style:text-properties style:font-weight-complex="bold" style:font-size-complex="14pt"/>
    </style:style>
    <style:style style:name="T4426" style:parent-style-name="AncientGreekἈρχαίαἑλληνικά" style:family="text">
      <style:text-properties style:font-weight-complex="bold" style:font-size-complex="14pt" fo:language="el" fo:country="GR"/>
    </style:style>
    <style:style style:name="T4427" style:parent-style-name="AncientGreekἈρχαίαἑλληνικά" style:family="text">
      <style:text-properties style:font-weight-complex="bold" style:font-size-complex="14pt"/>
    </style:style>
    <style:style style:name="T4428" style:parent-style-name="AncientGreekἈρχαίαἑλληνικά" style:family="text">
      <style:text-properties style:font-weight-complex="bold" style:font-size-complex="14pt" fo:language="el" fo:country="GR"/>
    </style:style>
    <style:style style:name="T4429" style:parent-style-name="AncientGreekἈρχαίαἑλληνικά" style:family="text">
      <style:text-properties style:font-weight-complex="bold" style:font-size-complex="14pt"/>
    </style:style>
    <style:style style:name="T4430" style:parent-style-name="AncientGreekἈρχαίαἑλληνικά" style:family="text">
      <style:text-properties style:font-weight-complex="bold" style:font-size-complex="14pt" fo:language="el" fo:country="GR"/>
    </style:style>
    <style:style style:name="T4431" style:parent-style-name="AncientGreekἈρχαίαἑλληνικά" style:family="text">
      <style:text-properties style:font-weight-complex="bold" style:font-size-complex="14pt"/>
    </style:style>
    <style:style style:name="T4432" style:parent-style-name="AncientGreekἈρχαίαἑλληνικά" style:family="text">
      <style:text-properties style:font-weight-complex="bold" style:font-size-complex="14pt" fo:language="el" fo:country="GR"/>
    </style:style>
    <style:style style:name="T4433" style:parent-style-name="AncientGreekἈρχαίαἑλληνικά" style:family="text">
      <style:text-properties style:font-weight-complex="bold" style:font-size-complex="14pt"/>
    </style:style>
    <style:style style:name="T4434" style:parent-style-name="AncientGreekἈρχαίαἑλληνικά" style:family="text">
      <style:text-properties style:font-weight-complex="bold" style:font-size-complex="14pt" fo:language="el" fo:country="GR"/>
    </style:style>
    <style:style style:name="T4435" style:parent-style-name="AncientGreekἈρχαίαἑλληνικά" style:family="text">
      <style:text-properties style:font-weight-complex="bold" style:font-size-complex="14pt"/>
    </style:style>
    <style:style style:name="T4436" style:parent-style-name="AncientGreekἈρχαίαἑλληνικά" style:family="text">
      <style:text-properties style:font-weight-complex="bold" style:font-size-complex="14pt" fo:language="el" fo:country="GR"/>
    </style:style>
    <style:style style:name="T4437" style:parent-style-name="AncientGreekἈρχαίαἑλληνικά" style:family="text">
      <style:text-properties style:font-weight-complex="bold" style:font-size-complex="14pt"/>
    </style:style>
    <style:style style:name="T4438" style:parent-style-name="AncientGreekἈρχαίαἑλληνικά" style:family="text">
      <style:text-properties style:font-weight-complex="bold" style:font-size-complex="14pt" fo:language="el" fo:country="GR"/>
    </style:style>
    <style:style style:name="T4439" style:parent-style-name="AncientGreekἈρχαίαἑλληνικά" style:family="text">
      <style:text-properties style:font-weight-complex="bold" style:font-size-complex="14pt"/>
    </style:style>
    <style:style style:name="T4440" style:parent-style-name="AncientGreekἈρχαίαἑλληνικά" style:family="text">
      <style:text-properties style:font-weight-complex="bold" style:font-size-complex="14pt" fo:language="el" fo:country="GR"/>
    </style:style>
    <style:style style:name="T4441" style:parent-style-name="AncientGreekἈρχαίαἑλληνικά" style:family="text">
      <style:text-properties style:font-weight-complex="bold" style:font-size-complex="14pt"/>
    </style:style>
    <style:style style:name="T4442" style:parent-style-name="AncientGreekἈρχαίαἑλληνικά" style:family="text">
      <style:text-properties style:font-weight-complex="bold" style:font-size-complex="14pt" fo:language="el" fo:country="GR"/>
    </style:style>
    <style:style style:name="T4443" style:parent-style-name="AncientGreekἈρχαίαἑλληνικά" style:family="text">
      <style:text-properties style:font-weight-complex="bold" style:font-size-complex="14pt"/>
    </style:style>
    <style:style style:name="T4444" style:parent-style-name="AncientGreekἈρχαίαἑλληνικά" style:family="text">
      <style:text-properties style:font-weight-complex="bold" style:font-size-complex="14pt" fo:language="el" fo:country="GR"/>
    </style:style>
    <style:style style:name="T4445" style:parent-style-name="AncientGreekἈρχαίαἑλληνικά" style:family="text">
      <style:text-properties style:font-weight-complex="bold" style:font-size-complex="14pt"/>
    </style:style>
    <style:style style:name="T4446" style:parent-style-name="AncientGreekἈρχαίαἑλληνικά" style:family="text">
      <style:text-properties style:font-weight-complex="bold" style:font-size-complex="14pt" fo:language="el" fo:country="GR"/>
    </style:style>
    <style:style style:name="T4447" style:parent-style-name="AncientGreekἈρχαίαἑλληνικά" style:family="text">
      <style:text-properties style:font-weight-complex="bold" style:font-size-complex="14pt"/>
    </style:style>
    <style:style style:name="T4448" style:parent-style-name="AncientGreekἈρχαίαἑλληνικά" style:family="text">
      <style:text-properties style:font-weight-complex="bold" style:font-size-complex="14pt" fo:language="el" fo:country="GR"/>
    </style:style>
    <style:style style:name="T4449" style:parent-style-name="AncientGreekἈρχαίαἑλληνικά" style:family="text">
      <style:text-properties style:font-weight-complex="bold" style:font-size-complex="14pt"/>
    </style:style>
    <style:style style:name="T4450" style:parent-style-name="AncientGreekἈρχαίαἑλληνικά" style:family="text">
      <style:text-properties style:font-weight-complex="bold" style:font-size-complex="14pt" fo:language="el" fo:country="GR"/>
    </style:style>
    <style:style style:name="T4451" style:parent-style-name="AncientGreekἈρχαίαἑλληνικά" style:family="text">
      <style:text-properties style:font-weight-complex="bold" style:font-size-complex="14pt"/>
    </style:style>
    <style:style style:name="T4452" style:parent-style-name="AncientGreekἈρχαίαἑλληνικά" style:family="text">
      <style:text-properties style:font-weight-complex="bold" style:font-size-complex="14pt" fo:language="el" fo:country="GR"/>
    </style:style>
    <style:style style:name="T4453" style:parent-style-name="AncientGreekἈρχαίαἑλληνικά" style:family="text">
      <style:text-properties style:font-weight-complex="bold" style:font-size-complex="14pt"/>
    </style:style>
    <style:style style:name="T4454" style:parent-style-name="AncientGreekἈρχαίαἑλληνικά" style:family="text">
      <style:text-properties style:font-weight-complex="bold" style:font-size-complex="14pt" fo:language="el" fo:country="GR"/>
    </style:style>
    <style:style style:name="T4455" style:parent-style-name="AncientGreekἈρχαίαἑλληνικά" style:family="text">
      <style:text-properties style:font-weight-complex="bold" style:font-size-complex="14pt"/>
    </style:style>
    <style:style style:name="T4456" style:parent-style-name="AncientGreekἈρχαίαἑλληνικά" style:family="text">
      <style:text-properties style:font-weight-complex="bold" style:font-size-complex="14pt" fo:language="el" fo:country="GR"/>
    </style:style>
    <style:style style:name="T4457" style:parent-style-name="AncientGreekἈρχαίαἑλληνικά" style:family="text">
      <style:text-properties style:font-weight-complex="bold" style:font-size-complex="14pt"/>
    </style:style>
    <style:style style:name="T4458" style:parent-style-name="AncientGreekἈρχαίαἑλληνικά" style:family="text">
      <style:text-properties style:font-weight-complex="bold" style:font-size-complex="14pt" fo:language="el" fo:country="GR"/>
    </style:style>
    <style:style style:name="T4459" style:parent-style-name="AncientGreekἈρχαίαἑλληνικά" style:family="text">
      <style:text-properties style:font-weight-complex="bold" style:font-size-complex="14pt"/>
    </style:style>
    <style:style style:name="T4460" style:parent-style-name="AncientGreekἈρχαίαἑλληνικά" style:family="text">
      <style:text-properties style:font-weight-complex="bold" style:font-size-complex="14pt" fo:language="el" fo:country="GR"/>
    </style:style>
    <style:style style:name="T4461" style:parent-style-name="AncientGreekἈρχαίαἑλληνικά" style:family="text">
      <style:text-properties style:font-weight-complex="bold" style:font-size-complex="14pt"/>
    </style:style>
    <style:style style:name="T4462" style:parent-style-name="AncientGreekἈρχαίαἑλληνικά" style:family="text">
      <style:text-properties style:font-weight-complex="bold" style:font-size-complex="14pt" fo:language="el" fo:country="GR"/>
    </style:style>
    <style:style style:name="T4463" style:parent-style-name="AncientGreekἈρχαίαἑλληνικά" style:family="text">
      <style:text-properties style:font-weight-complex="bold" style:font-size-complex="14pt"/>
    </style:style>
    <style:style style:name="T4464" style:parent-style-name="AncientGreekἈρχαίαἑλληνικά" style:family="text">
      <style:text-properties style:font-weight-complex="bold" style:font-size-complex="14pt" fo:language="el" fo:country="GR"/>
    </style:style>
    <style:style style:name="T4465" style:parent-style-name="AncientGreekἈρχαίαἑλληνικά" style:family="text">
      <style:text-properties style:font-weight-complex="bold" style:font-size-complex="14pt"/>
    </style:style>
    <style:style style:name="T4466" style:parent-style-name="AncientGreekἈρχαίαἑλληνικά" style:family="text">
      <style:text-properties style:font-weight-complex="bold" style:font-size-complex="14pt" fo:language="el" fo:country="GR"/>
    </style:style>
    <style:style style:name="T4467" style:parent-style-name="AncientGreekἈρχαίαἑλληνικά" style:family="text">
      <style:text-properties style:font-weight-complex="bold" style:font-size-complex="14pt"/>
    </style:style>
    <style:style style:name="P4468" style:parent-style-name="Standard" style:family="paragraph">
      <style:paragraph-properties fo:widows="0" fo:orphans="0">
        <style:tab-stops>
          <style:tab-stop style:type="left" style:position="2.0833in"/>
        </style:tab-stops>
      </style:paragraph-properties>
    </style:style>
    <style:style style:name="T4469" style:parent-style-name="AncientGreekἈρχαίαἑλληνικά" style:family="text">
      <style:text-properties style:font-weight-complex="bold" style:font-size-complex="14pt" fo:language="el" fo:country="GR"/>
    </style:style>
    <style:style style:name="T4470" style:parent-style-name="AncientGreekἈρχαίαἑλληνικά" style:family="text">
      <style:text-properties style:font-weight-complex="bold" style:font-size-complex="14pt"/>
    </style:style>
    <style:style style:name="T4471" style:parent-style-name="AncientGreekἈρχαίαἑλληνικά" style:family="text">
      <style:text-properties style:font-weight-complex="bold" style:font-size-complex="14pt" fo:language="el" fo:country="GR"/>
    </style:style>
    <style:style style:name="T4472" style:parent-style-name="AncientGreekἈρχαίαἑλληνικά" style:family="text">
      <style:text-properties style:font-weight-complex="bold" style:font-size-complex="14pt"/>
    </style:style>
    <style:style style:name="T4473" style:parent-style-name="AncientGreekἈρχαίαἑλληνικά" style:family="text">
      <style:text-properties style:font-weight-complex="bold" style:font-size-complex="14pt" fo:language="el" fo:country="GR"/>
    </style:style>
    <style:style style:name="T4474" style:parent-style-name="AncientGreekἈρχαίαἑλληνικά" style:family="text">
      <style:text-properties style:font-weight-complex="bold" style:font-size-complex="14pt"/>
    </style:style>
    <style:style style:name="T4475" style:parent-style-name="AncientGreekἈρχαίαἑλληνικά" style:family="text">
      <style:text-properties style:font-weight-complex="bold" style:font-size-complex="14pt" fo:language="el" fo:country="GR"/>
    </style:style>
    <style:style style:name="T4476" style:parent-style-name="AncientGreekἈρχαίαἑλληνικά" style:family="text">
      <style:text-properties style:font-weight-complex="bold" style:font-size-complex="14pt"/>
    </style:style>
    <style:style style:name="T4477" style:parent-style-name="AncientGreekἈρχαίαἑλληνικά" style:family="text">
      <style:text-properties style:font-weight-complex="bold" style:font-size-complex="14pt" fo:language="el" fo:country="GR"/>
    </style:style>
    <style:style style:name="T4478" style:parent-style-name="AncientGreekἈρχαίαἑλληνικά" style:family="text">
      <style:text-properties style:font-weight-complex="bold" style:font-size-complex="14pt"/>
    </style:style>
    <style:style style:name="T4479" style:parent-style-name="AncientGreekἈρχαίαἑλληνικά" style:family="text">
      <style:text-properties style:font-weight-complex="bold" style:font-size-complex="14pt" fo:language="el" fo:country="GR"/>
    </style:style>
    <style:style style:name="T4480" style:parent-style-name="AncientGreekἈρχαίαἑλληνικά" style:family="text">
      <style:text-properties style:font-weight-complex="bold" style:font-size-complex="14pt"/>
    </style:style>
    <style:style style:name="T4481" style:parent-style-name="AncientGreekἈρχαίαἑλληνικά" style:family="text">
      <style:text-properties style:font-weight-complex="bold" style:font-size-complex="14pt" fo:language="el" fo:country="GR"/>
    </style:style>
    <style:style style:name="T4482" style:parent-style-name="AncientGreekἈρχαίαἑλληνικά" style:family="text">
      <style:text-properties style:font-weight-complex="bold" style:font-size-complex="14pt"/>
    </style:style>
    <style:style style:name="T4483" style:parent-style-name="AncientGreekἈρχαίαἑλληνικά" style:family="text">
      <style:text-properties style:font-weight-complex="bold" style:font-size-complex="14pt" fo:language="el" fo:country="GR"/>
    </style:style>
    <style:style style:name="T4484" style:parent-style-name="AncientGreekἈρχαίαἑλληνικά" style:family="text">
      <style:text-properties style:font-weight-complex="bold" style:font-size-complex="14pt"/>
    </style:style>
    <style:style style:name="T4485" style:parent-style-name="AncientGreekἈρχαίαἑλληνικά" style:family="text">
      <style:text-properties style:font-weight-complex="bold" style:font-size-complex="14pt" fo:language="el" fo:country="GR"/>
    </style:style>
    <style:style style:name="T4486" style:parent-style-name="AncientGreekἈρχαίαἑλληνικά" style:family="text">
      <style:text-properties style:font-weight-complex="bold" style:font-size-complex="14pt"/>
    </style:style>
    <style:style style:name="T4487" style:parent-style-name="AncientGreekἈρχαίαἑλληνικά" style:family="text">
      <style:text-properties style:font-weight-complex="bold" style:font-size-complex="14pt" fo:language="el" fo:country="GR"/>
    </style:style>
    <style:style style:name="T4488" style:parent-style-name="AncientGreekἈρχαίαἑλληνικά" style:family="text">
      <style:text-properties style:font-weight-complex="bold" style:font-size-complex="14pt"/>
    </style:style>
    <style:style style:name="T4489" style:parent-style-name="AncientGreekἈρχαίαἑλληνικά" style:family="text">
      <style:text-properties style:font-weight-complex="bold" style:font-size-complex="14pt" fo:language="el" fo:country="GR"/>
    </style:style>
    <style:style style:name="T4490" style:parent-style-name="AncientGreekἈρχαίαἑλληνικά" style:family="text">
      <style:text-properties style:font-weight-complex="bold" style:font-size-complex="14pt"/>
    </style:style>
    <style:style style:name="T4491" style:parent-style-name="AncientGreekἈρχαίαἑλληνικά" style:family="text">
      <style:text-properties style:font-weight-complex="bold" style:font-size-complex="14pt" fo:language="el" fo:country="GR"/>
    </style:style>
    <style:style style:name="T4492" style:parent-style-name="AncientGreekἈρχαίαἑλληνικά" style:family="text">
      <style:text-properties style:font-weight-complex="bold" style:font-size-complex="14pt"/>
    </style:style>
    <style:style style:name="T4493" style:parent-style-name="AncientGreekἈρχαίαἑλληνικά" style:family="text">
      <style:text-properties style:font-weight-complex="bold" style:font-size-complex="14pt" fo:language="el" fo:country="GR"/>
    </style:style>
    <style:style style:name="T4494" style:parent-style-name="AncientGreekἈρχαίαἑλληνικά" style:family="text">
      <style:text-properties style:font-weight-complex="bold" style:font-size-complex="14pt"/>
    </style:style>
    <style:style style:name="T4495" style:parent-style-name="AncientGreekἈρχαίαἑλληνικά" style:family="text">
      <style:text-properties style:font-weight-complex="bold" style:font-size-complex="14pt" fo:language="el" fo:country="GR"/>
    </style:style>
    <style:style style:name="T4496" style:parent-style-name="AncientGreekἈρχαίαἑλληνικά" style:family="text">
      <style:text-properties style:font-weight-complex="bold" style:font-size-complex="14pt"/>
    </style:style>
    <style:style style:name="T4497" style:parent-style-name="AncientGreekἈρχαίαἑλληνικά" style:family="text">
      <style:text-properties style:font-weight-complex="bold" style:font-size-complex="14pt" fo:language="el" fo:country="GR"/>
    </style:style>
    <style:style style:name="T4498" style:parent-style-name="AncientGreekἈρχαίαἑλληνικά" style:family="text">
      <style:text-properties style:font-weight-complex="bold" style:font-size-complex="14pt"/>
    </style:style>
    <style:style style:name="T4499" style:parent-style-name="AncientGreekἈρχαίαἑλληνικά" style:family="text">
      <style:text-properties style:font-weight-complex="bold" style:font-size-complex="14pt" fo:language="el" fo:country="GR"/>
    </style:style>
    <style:style style:name="T4500" style:parent-style-name="AncientGreekἈρχαίαἑλληνικά" style:family="text">
      <style:text-properties style:font-weight-complex="bold" style:font-size-complex="14pt"/>
    </style:style>
    <style:style style:name="T4501" style:parent-style-name="AncientGreekἈρχαίαἑλληνικά" style:family="text">
      <style:text-properties style:font-weight-complex="bold" style:font-size-complex="14pt" fo:language="el" fo:country="GR"/>
    </style:style>
    <style:style style:name="T4502" style:parent-style-name="AncientGreekἈρχαίαἑλληνικά" style:family="text">
      <style:text-properties style:font-weight-complex="bold" style:font-size-complex="14pt"/>
    </style:style>
    <style:style style:name="TableCell4503" style:family="table-cell">
      <style:table-cell-properties fo:border="0.0069in solid #000000" fo:background-color="#FFFFFF" style:writing-mode="lr-tb" fo:padding-top="0in" fo:padding-left="0.1527in" fo:padding-bottom="0in" fo:padding-right="0.15in"/>
    </style:style>
    <style:style style:name="P4504" style:parent-style-name="Standard" style:family="paragraph">
      <style:paragraph-properties fo:widows="0" fo:orphans="0"/>
      <style:text-properties style:font-name="AncientGreek"/>
    </style:style>
    <style:style style:name="P4505" style:parent-style-name="Standard" style:family="paragraph">
      <style:paragraph-properties fo:widows="0" fo:orphans="0"/>
      <style:text-properties style:font-name="AncientGreek"/>
    </style:style>
    <style:style style:name="P4506" style:parent-style-name="Standard" style:family="paragraph">
      <style:paragraph-properties fo:widows="0" fo:orphans="0"/>
      <style:text-properties style:font-name="AncientGreek"/>
    </style:style>
    <style:style style:name="P4507" style:parent-style-name="Standard" style:family="paragraph">
      <style:paragraph-properties fo:widows="0" fo:orphans="0"/>
      <style:text-properties style:font-name="AncientGreek"/>
    </style:style>
    <style:style style:name="TableRow4508" style:family="table-row">
      <style:table-row-properties style:min-row-height="0.0138in" style:use-optimal-row-height="false" fo:keep-together="always"/>
    </style:style>
    <style:style style:name="TableCell4509" style:family="table-cell">
      <style:table-cell-properties fo:border="0.0069in solid #000000" fo:background-color="#FFFFFF" style:writing-mode="lr-tb" fo:padding-top="0in" fo:padding-left="0.1527in" fo:padding-bottom="0in" fo:padding-right="0.15in"/>
    </style:style>
    <style:style style:name="P4510" style:parent-style-name="Standard" style:family="paragraph">
      <style:paragraph-properties fo:keep-with-next="always" fo:widows="0" fo:orphans="0" fo:text-align="center">
        <style:tab-stops>
          <style:tab-stop style:type="center" style:position="1in"/>
        </style:tab-stops>
      </style:paragraph-properties>
    </style:style>
    <style:style style:name="T4511" style:parent-style-name="AncientGreekἈρχαίαἑλληνικά" style:family="text">
      <style:text-properties fo:font-weight="bold" style:font-weight-asian="bold" style:font-weight-complex="bold" fo:font-size="18pt" style:font-size-asian="18pt" style:font-size-complex="14pt"/>
    </style:style>
    <style:style style:name="T451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513" style:parent-style-name="AncientGreekἈρχαίαἑλληνικά" style:family="text">
      <style:text-properties fo:font-weight="bold" style:font-weight-asian="bold" style:font-weight-complex="bold" fo:font-size="18pt" style:font-size-asian="18pt" style:font-size-complex="14pt"/>
    </style:style>
    <style:style style:name="T451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515" style:parent-style-name="AncientGreekἈρχαίαἑλληνικά" style:family="text">
      <style:text-properties fo:font-weight="bold" style:font-weight-asian="bold" style:font-weight-complex="bold" fo:font-size="18pt" style:font-size-asian="18pt" style:font-size-complex="14pt"/>
    </style:style>
    <style:style style:name="T451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517" style:parent-style-name="AncientGreekἈρχαίαἑλληνικά" style:family="text">
      <style:text-properties fo:font-weight="bold" style:font-weight-asian="bold" style:font-weight-complex="bold" fo:font-size="18pt" style:font-size-asian="18pt" style:font-size-complex="14pt"/>
    </style:style>
    <style:style style:name="T4518" style:parent-style-name="AncientGreekἈρχαίαἑλληνικά" style:family="text">
      <style:text-properties fo:font-weight="bold" style:font-weight-asian="bold" style:font-weight-complex="bold" fo:font-size="18pt" style:font-size-asian="18pt" style:font-size-complex="14pt"/>
    </style:style>
    <style:style style:name="T4519" style:parent-style-name="AncientGreekἈρχαίαἑλληνικά" style:family="text">
      <style:text-properties style:font-weight-complex="bold" style:font-size-complex="14pt" fo:language="el" fo:country="GR"/>
    </style:style>
    <style:style style:name="T4520" style:parent-style-name="AncientGreekἈρχαίαἑλληνικά" style:family="text">
      <style:text-properties style:font-weight-complex="bold" style:font-size-complex="14pt"/>
    </style:style>
    <style:style style:name="T4521" style:parent-style-name="AncientGreekἈρχαίαἑλληνικά" style:family="text">
      <style:text-properties style:font-weight-complex="bold" style:font-size-complex="14pt" fo:language="el" fo:country="GR"/>
    </style:style>
    <style:style style:name="T4522" style:parent-style-name="AncientGreekἈρχαίαἑλληνικά" style:family="text">
      <style:text-properties style:font-weight-complex="bold" style:font-size-complex="14pt"/>
    </style:style>
    <style:style style:name="T4523" style:parent-style-name="AncientGreekἈρχαίαἑλληνικά" style:family="text">
      <style:text-properties style:font-weight-complex="bold" style:font-size-complex="14pt" fo:language="el" fo:country="GR"/>
    </style:style>
    <style:style style:name="T4524" style:parent-style-name="AncientGreekἈρχαίαἑλληνικά" style:family="text">
      <style:text-properties style:font-weight-complex="bold" style:font-size-complex="14pt"/>
    </style:style>
    <style:style style:name="T4525" style:parent-style-name="AncientGreekἈρχαίαἑλληνικά" style:family="text">
      <style:text-properties style:font-weight-complex="bold" style:font-size-complex="14pt" fo:language="el" fo:country="GR"/>
    </style:style>
    <style:style style:name="T4526" style:parent-style-name="AncientGreekἈρχαίαἑλληνικά" style:family="text">
      <style:text-properties style:font-weight-complex="bold" style:font-size-complex="14pt"/>
    </style:style>
    <style:style style:name="T4527" style:parent-style-name="AncientGreekἈρχαίαἑλληνικά" style:family="text">
      <style:text-properties style:font-weight-complex="bold" style:font-size-complex="14pt" fo:language="el" fo:country="GR"/>
    </style:style>
    <style:style style:name="T4528" style:parent-style-name="AncientGreekἈρχαίαἑλληνικά" style:family="text">
      <style:text-properties style:font-weight-complex="bold" style:font-size-complex="14pt"/>
    </style:style>
    <style:style style:name="T4529" style:parent-style-name="AncientGreekἈρχαίαἑλληνικά" style:family="text">
      <style:text-properties style:font-weight-complex="bold" style:font-size-complex="14pt" fo:language="el" fo:country="GR"/>
    </style:style>
    <style:style style:name="T4530" style:parent-style-name="AncientGreekἈρχαίαἑλληνικά" style:family="text">
      <style:text-properties style:font-weight-complex="bold" style:font-size-complex="14pt"/>
    </style:style>
    <style:style style:name="T4531" style:parent-style-name="AncientGreekἈρχαίαἑλληνικά" style:family="text">
      <style:text-properties style:font-weight-complex="bold" style:font-size-complex="14pt" fo:language="el" fo:country="GR"/>
    </style:style>
    <style:style style:name="T4532" style:parent-style-name="AncientGreekἈρχαίαἑλληνικά" style:family="text">
      <style:text-properties style:font-weight-complex="bold" style:font-size-complex="14pt"/>
    </style:style>
    <style:style style:name="T4533" style:parent-style-name="AncientGreekἈρχαίαἑλληνικά" style:family="text">
      <style:text-properties style:font-weight-complex="bold" style:font-size-complex="14pt" fo:language="el" fo:country="GR"/>
    </style:style>
    <style:style style:name="T4534" style:parent-style-name="AncientGreekἈρχαίαἑλληνικά" style:family="text">
      <style:text-properties style:font-weight-complex="bold" style:font-size-complex="14pt"/>
    </style:style>
    <style:style style:name="T4535" style:parent-style-name="AncientGreekἈρχαίαἑλληνικά" style:family="text">
      <style:text-properties style:font-weight-complex="bold" style:font-size-complex="14pt" fo:language="el" fo:country="GR"/>
    </style:style>
    <style:style style:name="T4536" style:parent-style-name="AncientGreekἈρχαίαἑλληνικά" style:family="text">
      <style:text-properties style:font-weight-complex="bold" style:font-size-complex="14pt"/>
    </style:style>
    <style:style style:name="T4537" style:parent-style-name="AncientGreekἈρχαίαἑλληνικά" style:family="text">
      <style:text-properties style:font-weight-complex="bold" style:font-size-complex="14pt" fo:language="el" fo:country="GR"/>
    </style:style>
    <style:style style:name="T4538" style:parent-style-name="AncientGreekἈρχαίαἑλληνικά" style:family="text">
      <style:text-properties style:font-weight-complex="bold" style:font-size-complex="14pt"/>
    </style:style>
    <style:style style:name="T4539" style:parent-style-name="AncientGreekἈρχαίαἑλληνικά" style:family="text">
      <style:text-properties style:font-weight-complex="bold" style:font-size-complex="14pt" fo:language="el" fo:country="GR"/>
    </style:style>
    <style:style style:name="T4540" style:parent-style-name="AncientGreekἈρχαίαἑλληνικά" style:family="text">
      <style:text-properties style:font-weight-complex="bold" style:font-size-complex="14pt"/>
    </style:style>
    <style:style style:name="T4541" style:parent-style-name="AncientGreekἈρχαίαἑλληνικά" style:family="text">
      <style:text-properties style:font-weight-complex="bold" style:font-size-complex="14pt" fo:language="el" fo:country="GR"/>
    </style:style>
    <style:style style:name="T4542" style:parent-style-name="AncientGreekἈρχαίαἑλληνικά" style:family="text">
      <style:text-properties style:font-weight-complex="bold" style:font-size-complex="14pt"/>
    </style:style>
    <style:style style:name="T4543" style:parent-style-name="AncientGreekἈρχαίαἑλληνικά" style:family="text">
      <style:text-properties style:font-weight-complex="bold" style:font-size-complex="14pt" fo:language="el" fo:country="GR"/>
    </style:style>
    <style:style style:name="T4544" style:parent-style-name="AncientGreekἈρχαίαἑλληνικά" style:family="text">
      <style:text-properties style:font-weight-complex="bold" style:font-size-complex="14pt"/>
    </style:style>
    <style:style style:name="T4545" style:parent-style-name="AncientGreekἈρχαίαἑλληνικά" style:family="text">
      <style:text-properties style:font-weight-complex="bold" style:font-size-complex="14pt" fo:language="el" fo:country="GR"/>
    </style:style>
    <style:style style:name="T4546" style:parent-style-name="AncientGreekἈρχαίαἑλληνικά" style:family="text">
      <style:text-properties style:font-weight-complex="bold" style:font-size-complex="14pt"/>
    </style:style>
    <style:style style:name="T4547" style:parent-style-name="AncientGreekἈρχαίαἑλληνικά" style:family="text">
      <style:text-properties style:font-weight-complex="bold" style:font-size-complex="14pt" fo:language="el" fo:country="GR"/>
    </style:style>
    <style:style style:name="T4548" style:parent-style-name="AncientGreekἈρχαίαἑλληνικά" style:family="text">
      <style:text-properties style:font-weight-complex="bold" style:font-size-complex="14pt"/>
    </style:style>
    <style:style style:name="T4549" style:parent-style-name="AncientGreekἈρχαίαἑλληνικά" style:family="text">
      <style:text-properties style:font-weight-complex="bold" style:font-size-complex="14pt" fo:language="el" fo:country="GR"/>
    </style:style>
    <style:style style:name="T4550" style:parent-style-name="AncientGreekἈρχαίαἑλληνικά" style:family="text">
      <style:text-properties style:font-weight-complex="bold" style:font-size-complex="14pt"/>
    </style:style>
    <style:style style:name="T4551" style:parent-style-name="AncientGreekἈρχαίαἑλληνικά" style:family="text">
      <style:text-properties style:font-weight-complex="bold" style:font-size-complex="14pt" fo:language="el" fo:country="GR"/>
    </style:style>
    <style:style style:name="T4552" style:parent-style-name="AncientGreekἈρχαίαἑλληνικά" style:family="text">
      <style:text-properties style:font-weight-complex="bold" style:font-size-complex="14pt"/>
    </style:style>
    <style:style style:name="T4553" style:parent-style-name="AncientGreekἈρχαίαἑλληνικά" style:family="text">
      <style:text-properties style:font-weight-complex="bold" style:font-size-complex="14pt" fo:language="el" fo:country="GR"/>
    </style:style>
    <style:style style:name="T4554" style:parent-style-name="AncientGreekἈρχαίαἑλληνικά" style:family="text">
      <style:text-properties style:font-weight-complex="bold" style:font-size-complex="14pt"/>
    </style:style>
    <style:style style:name="T4555" style:parent-style-name="AncientGreekἈρχαίαἑλληνικά" style:family="text">
      <style:text-properties style:font-weight-complex="bold" style:font-size-complex="14pt" fo:language="el" fo:country="GR"/>
    </style:style>
    <style:style style:name="T4556" style:parent-style-name="AncientGreekἈρχαίαἑλληνικά" style:family="text">
      <style:text-properties style:font-weight-complex="bold" style:font-size-complex="14pt"/>
    </style:style>
    <style:style style:name="T4557" style:parent-style-name="AncientGreekἈρχαίαἑλληνικά" style:family="text">
      <style:text-properties style:font-weight-complex="bold" style:font-size-complex="14pt" fo:language="el" fo:country="GR"/>
    </style:style>
    <style:style style:name="T4558" style:parent-style-name="AncientGreekἈρχαίαἑλληνικά" style:family="text">
      <style:text-properties style:font-weight-complex="bold" style:font-size-complex="14pt"/>
    </style:style>
    <style:style style:name="T4559" style:parent-style-name="AncientGreekἈρχαίαἑλληνικά" style:family="text">
      <style:text-properties style:font-weight-complex="bold" style:font-size-complex="14pt" fo:language="el" fo:country="GR"/>
    </style:style>
    <style:style style:name="T4560" style:parent-style-name="AncientGreekἈρχαίαἑλληνικά" style:family="text">
      <style:text-properties style:font-weight-complex="bold" style:font-size-complex="14pt"/>
    </style:style>
    <style:style style:name="T4561" style:parent-style-name="AncientGreekἈρχαίαἑλληνικά" style:family="text">
      <style:text-properties style:font-weight-complex="bold" style:font-size-complex="14pt" fo:language="el" fo:country="GR"/>
    </style:style>
    <style:style style:name="T4562" style:parent-style-name="AncientGreekἈρχαίαἑλληνικά" style:family="text">
      <style:text-properties style:font-weight-complex="bold" style:font-size-complex="14pt"/>
    </style:style>
    <style:style style:name="T4563" style:parent-style-name="AncientGreekἈρχαίαἑλληνικά" style:family="text">
      <style:text-properties style:font-weight-complex="bold" style:font-size-complex="14pt" fo:language="el" fo:country="GR"/>
    </style:style>
    <style:style style:name="T4564" style:parent-style-name="AncientGreekἈρχαίαἑλληνικά" style:family="text">
      <style:text-properties style:font-weight-complex="bold" style:font-size-complex="14pt"/>
    </style:style>
    <style:style style:name="T4565" style:parent-style-name="AncientGreekἈρχαίαἑλληνικά" style:family="text">
      <style:text-properties style:font-weight-complex="bold" style:font-size-complex="14pt" fo:language="el" fo:country="GR"/>
    </style:style>
    <style:style style:name="T4566" style:parent-style-name="AncientGreekἈρχαίαἑλληνικά" style:family="text">
      <style:text-properties style:font-weight-complex="bold" style:font-size-complex="14pt"/>
    </style:style>
    <style:style style:name="T4567" style:parent-style-name="AncientGreekἈρχαίαἑλληνικά" style:family="text">
      <style:text-properties style:font-weight-complex="bold" style:font-size-complex="14pt" fo:language="el" fo:country="GR"/>
    </style:style>
    <style:style style:name="T4568" style:parent-style-name="AncientGreekἈρχαίαἑλληνικά" style:family="text">
      <style:text-properties style:font-weight-complex="bold" style:font-size-complex="14pt"/>
    </style:style>
    <style:style style:name="T4569" style:parent-style-name="AncientGreekἈρχαίαἑλληνικά" style:family="text">
      <style:text-properties style:font-weight-complex="bold" style:font-size-complex="14pt" fo:language="el" fo:country="GR"/>
    </style:style>
    <style:style style:name="T4570" style:parent-style-name="AncientGreekἈρχαίαἑλληνικά" style:family="text">
      <style:text-properties style:font-weight-complex="bold" style:font-size-complex="14pt"/>
    </style:style>
    <style:style style:name="T4571" style:parent-style-name="AncientGreekἈρχαίαἑλληνικά" style:family="text">
      <style:text-properties style:font-weight-complex="bold" style:font-size-complex="14pt" fo:language="el" fo:country="GR"/>
    </style:style>
    <style:style style:name="T4572" style:parent-style-name="AncientGreekἈρχαίαἑλληνικά" style:family="text">
      <style:text-properties style:font-weight-complex="bold" style:font-size-complex="14pt"/>
    </style:style>
    <style:style style:name="T4573" style:parent-style-name="AncientGreekἈρχαίαἑλληνικά" style:family="text">
      <style:text-properties style:font-weight-complex="bold" style:font-size-complex="14pt" fo:language="el" fo:country="GR"/>
    </style:style>
    <style:style style:name="T4574" style:parent-style-name="AncientGreekἈρχαίαἑλληνικά" style:family="text">
      <style:text-properties style:font-weight-complex="bold" style:font-size-complex="14pt"/>
    </style:style>
    <style:style style:name="T4575" style:parent-style-name="AncientGreekἈρχαίαἑλληνικά" style:family="text">
      <style:text-properties style:font-weight-complex="bold" style:font-size-complex="14pt" fo:language="el" fo:country="GR"/>
    </style:style>
    <style:style style:name="T4576" style:parent-style-name="AncientGreekἈρχαίαἑλληνικά" style:family="text">
      <style:text-properties style:font-weight-complex="bold" style:font-size-complex="14pt"/>
    </style:style>
    <style:style style:name="T4577" style:parent-style-name="AncientGreekἈρχαίαἑλληνικά" style:family="text">
      <style:text-properties style:font-weight-complex="bold" style:font-size-complex="14pt" fo:language="el" fo:country="GR"/>
    </style:style>
    <style:style style:name="T4578" style:parent-style-name="AncientGreekἈρχαίαἑλληνικά" style:family="text">
      <style:text-properties style:font-weight-complex="bold" style:font-size-complex="14pt"/>
    </style:style>
    <style:style style:name="T4579" style:parent-style-name="AncientGreekἈρχαίαἑλληνικά" style:family="text">
      <style:text-properties style:font-weight-complex="bold" style:font-size-complex="14pt" fo:language="el" fo:country="GR"/>
    </style:style>
    <style:style style:name="T4580" style:parent-style-name="AncientGreekἈρχαίαἑλληνικά" style:family="text">
      <style:text-properties style:font-weight-complex="bold" style:font-size-complex="14pt"/>
    </style:style>
    <style:style style:name="T4581" style:parent-style-name="AncientGreekἈρχαίαἑλληνικά" style:family="text">
      <style:text-properties style:font-weight-complex="bold" style:font-size-complex="14pt" fo:language="el" fo:country="GR"/>
    </style:style>
    <style:style style:name="T4582" style:parent-style-name="AncientGreekἈρχαίαἑλληνικά" style:family="text">
      <style:text-properties style:font-weight-complex="bold" style:font-size-complex="14pt"/>
    </style:style>
    <style:style style:name="T4583" style:parent-style-name="AncientGreekἈρχαίαἑλληνικά" style:family="text">
      <style:text-properties style:font-weight-complex="bold" style:font-size-complex="14pt" fo:language="el" fo:country="GR"/>
    </style:style>
    <style:style style:name="T4584" style:parent-style-name="AncientGreekἈρχαίαἑλληνικά" style:family="text">
      <style:text-properties style:font-weight-complex="bold" style:font-size-complex="14pt"/>
    </style:style>
    <style:style style:name="T4585" style:parent-style-name="AncientGreekἈρχαίαἑλληνικά" style:family="text">
      <style:text-properties style:font-weight-complex="bold" style:font-size-complex="14pt" fo:language="el" fo:country="GR"/>
    </style:style>
    <style:style style:name="T4586" style:parent-style-name="AncientGreekἈρχαίαἑλληνικά" style:family="text">
      <style:text-properties style:font-weight-complex="bold" style:font-size-complex="14pt"/>
    </style:style>
    <style:style style:name="T4587" style:parent-style-name="AncientGreekἈρχαίαἑλληνικά" style:family="text">
      <style:text-properties style:font-weight-complex="bold" style:font-size-complex="14pt" fo:language="el" fo:country="GR"/>
    </style:style>
    <style:style style:name="T4588" style:parent-style-name="AncientGreekἈρχαίαἑλληνικά" style:family="text">
      <style:text-properties style:font-weight-complex="bold" style:font-size-complex="14pt"/>
    </style:style>
    <style:style style:name="T4589" style:parent-style-name="AncientGreekἈρχαίαἑλληνικά" style:family="text">
      <style:text-properties style:font-weight-complex="bold" style:font-size-complex="14pt" fo:language="el" fo:country="GR"/>
    </style:style>
    <style:style style:name="T4590" style:parent-style-name="AncientGreekἈρχαίαἑλληνικά" style:family="text">
      <style:text-properties style:font-weight-complex="bold" style:font-size-complex="14pt"/>
    </style:style>
    <style:style style:name="T4591" style:parent-style-name="AncientGreekἈρχαίαἑλληνικά" style:family="text">
      <style:text-properties style:font-weight-complex="bold" style:font-size-complex="14pt" fo:language="el" fo:country="GR"/>
    </style:style>
    <style:style style:name="T4592" style:parent-style-name="AncientGreekἈρχαίαἑλληνικά" style:family="text">
      <style:text-properties style:font-weight-complex="bold" style:font-size-complex="14pt"/>
    </style:style>
    <style:style style:name="T4593" style:parent-style-name="AncientGreekἈρχαίαἑλληνικά" style:family="text">
      <style:text-properties style:font-weight-complex="bold" style:font-size-complex="14pt" fo:language="el" fo:country="GR"/>
    </style:style>
    <style:style style:name="T4594" style:parent-style-name="AncientGreekἈρχαίαἑλληνικά" style:family="text">
      <style:text-properties style:font-weight-complex="bold" style:font-size-complex="14pt"/>
    </style:style>
    <style:style style:name="T4595" style:parent-style-name="AncientGreekἈρχαίαἑλληνικά" style:family="text">
      <style:text-properties style:font-weight-complex="bold" style:font-size-complex="14pt" fo:language="el" fo:country="GR"/>
    </style:style>
    <style:style style:name="T4596" style:parent-style-name="AncientGreekἈρχαίαἑλληνικά" style:family="text">
      <style:text-properties style:font-weight-complex="bold" style:font-size-complex="14pt"/>
    </style:style>
    <style:style style:name="T4597" style:parent-style-name="AncientGreekἈρχαίαἑλληνικά" style:family="text">
      <style:text-properties style:font-weight-complex="bold" style:font-size-complex="14pt" fo:language="el" fo:country="GR"/>
    </style:style>
    <style:style style:name="T4598" style:parent-style-name="AncientGreekἈρχαίαἑλληνικά" style:family="text">
      <style:text-properties style:font-weight-complex="bold" style:font-size-complex="14pt"/>
    </style:style>
    <style:style style:name="T4599" style:parent-style-name="AncientGreekἈρχαίαἑλληνικά" style:family="text">
      <style:text-properties style:font-weight-complex="bold" style:font-size-complex="14pt" fo:language="el" fo:country="GR"/>
    </style:style>
    <style:style style:name="T4600" style:parent-style-name="AncientGreekἈρχαίαἑλληνικά" style:family="text">
      <style:text-properties style:font-weight-complex="bold" style:font-size-complex="14pt"/>
    </style:style>
    <style:style style:name="T4601" style:parent-style-name="AncientGreekἈρχαίαἑλληνικά" style:family="text">
      <style:text-properties style:font-weight-complex="bold" style:font-size-complex="14pt" fo:language="el" fo:country="GR"/>
    </style:style>
    <style:style style:name="T4602" style:parent-style-name="AncientGreekἈρχαίαἑλληνικά" style:family="text">
      <style:text-properties style:font-weight-complex="bold" style:font-size-complex="14pt"/>
    </style:style>
    <style:style style:name="T4603" style:parent-style-name="AncientGreekἈρχαίαἑλληνικά" style:family="text">
      <style:text-properties style:font-weight-complex="bold" style:font-size-complex="14pt" fo:language="el" fo:country="GR"/>
    </style:style>
    <style:style style:name="T4604" style:parent-style-name="AncientGreekἈρχαίαἑλληνικά" style:family="text">
      <style:text-properties style:font-weight-complex="bold" style:font-size-complex="14pt"/>
    </style:style>
    <style:style style:name="T4605" style:parent-style-name="AncientGreekἈρχαίαἑλληνικά" style:family="text">
      <style:text-properties style:font-weight-complex="bold" style:font-size-complex="14pt" fo:language="el" fo:country="GR"/>
    </style:style>
    <style:style style:name="T4606" style:parent-style-name="AncientGreekἈρχαίαἑλληνικά" style:family="text">
      <style:text-properties style:font-weight-complex="bold" style:font-size-complex="14pt"/>
    </style:style>
    <style:style style:name="T4607" style:parent-style-name="AncientGreekἈρχαίαἑλληνικά" style:family="text">
      <style:text-properties style:font-weight-complex="bold" style:font-size-complex="14pt" fo:language="el" fo:country="GR"/>
    </style:style>
    <style:style style:name="T4608" style:parent-style-name="AncientGreekἈρχαίαἑλληνικά" style:family="text">
      <style:text-properties style:font-weight-complex="bold" style:font-size-complex="14pt"/>
    </style:style>
    <style:style style:name="T4609" style:parent-style-name="AncientGreekἈρχαίαἑλληνικά" style:family="text">
      <style:text-properties style:font-weight-complex="bold" style:font-size-complex="14pt" fo:language="el" fo:country="GR"/>
    </style:style>
    <style:style style:name="T4610" style:parent-style-name="AncientGreekἈρχαίαἑλληνικά" style:family="text">
      <style:text-properties style:font-weight-complex="bold" style:font-size-complex="14pt"/>
    </style:style>
    <style:style style:name="T4611" style:parent-style-name="AncientGreekἈρχαίαἑλληνικά" style:family="text">
      <style:text-properties style:font-weight-complex="bold" style:font-size-complex="14pt" fo:language="el" fo:country="GR"/>
    </style:style>
    <style:style style:name="T4612" style:parent-style-name="AncientGreekἈρχαίαἑλληνικά" style:family="text">
      <style:text-properties style:font-weight-complex="bold" style:font-size-complex="14pt"/>
    </style:style>
    <style:style style:name="T4613" style:parent-style-name="AncientGreekἈρχαίαἑλληνικά" style:family="text">
      <style:text-properties style:font-weight-complex="bold" style:font-size-complex="14pt" fo:language="el" fo:country="GR"/>
    </style:style>
    <style:style style:name="T4614" style:parent-style-name="AncientGreekἈρχαίαἑλληνικά" style:family="text">
      <style:text-properties style:font-weight-complex="bold" style:font-size-complex="14pt"/>
    </style:style>
    <style:style style:name="T4615" style:parent-style-name="AncientGreekἈρχαίαἑλληνικά" style:family="text">
      <style:text-properties style:font-weight-complex="bold" style:font-size-complex="14pt" fo:language="el" fo:country="GR"/>
    </style:style>
    <style:style style:name="T4616" style:parent-style-name="AncientGreekἈρχαίαἑλληνικά" style:family="text">
      <style:text-properties style:font-weight-complex="bold" style:font-size-complex="14pt"/>
    </style:style>
    <style:style style:name="T4617" style:parent-style-name="AncientGreekἈρχαίαἑλληνικά" style:family="text">
      <style:text-properties style:font-weight-complex="bold" style:font-size-complex="14pt" fo:language="el" fo:country="GR"/>
    </style:style>
    <style:style style:name="T4618" style:parent-style-name="AncientGreekἈρχαίαἑλληνικά" style:family="text">
      <style:text-properties style:font-weight-complex="bold" style:font-size-complex="14pt"/>
    </style:style>
    <style:style style:name="T4619" style:parent-style-name="AncientGreekἈρχαίαἑλληνικά" style:family="text">
      <style:text-properties style:font-weight-complex="bold" style:font-size-complex="14pt" fo:language="el" fo:country="GR"/>
    </style:style>
    <style:style style:name="T4620" style:parent-style-name="AncientGreekἈρχαίαἑλληνικά" style:family="text">
      <style:text-properties style:font-weight-complex="bold" style:font-size-complex="14pt"/>
    </style:style>
    <style:style style:name="T4621" style:parent-style-name="AncientGreekἈρχαίαἑλληνικά" style:family="text">
      <style:text-properties style:font-weight-complex="bold" style:font-size-complex="14pt" fo:language="el" fo:country="GR"/>
    </style:style>
    <style:style style:name="T4622" style:parent-style-name="AncientGreekἈρχαίαἑλληνικά" style:family="text">
      <style:text-properties style:font-weight-complex="bold" style:font-size-complex="14pt"/>
    </style:style>
    <style:style style:name="T4623" style:parent-style-name="AncientGreekἈρχαίαἑλληνικά" style:family="text">
      <style:text-properties style:font-weight-complex="bold" style:font-size-complex="14pt" fo:language="el" fo:country="GR"/>
    </style:style>
    <style:style style:name="T4624" style:parent-style-name="AncientGreekἈρχαίαἑλληνικά" style:family="text">
      <style:text-properties style:font-weight-complex="bold" style:font-size-complex="14pt"/>
    </style:style>
    <style:style style:name="T4625" style:parent-style-name="AncientGreekἈρχαίαἑλληνικά" style:family="text">
      <style:text-properties style:font-weight-complex="bold" style:font-size-complex="14pt" fo:language="el" fo:country="GR"/>
    </style:style>
    <style:style style:name="T4626" style:parent-style-name="AncientGreekἈρχαίαἑλληνικά" style:family="text">
      <style:text-properties style:font-weight-complex="bold" style:font-size-complex="14pt"/>
    </style:style>
    <style:style style:name="T4627" style:parent-style-name="AncientGreekἈρχαίαἑλληνικά" style:family="text">
      <style:text-properties style:font-weight-complex="bold" style:font-size-complex="14pt" fo:language="el" fo:country="GR"/>
    </style:style>
    <style:style style:name="T4628" style:parent-style-name="AncientGreekἈρχαίαἑλληνικά" style:family="text">
      <style:text-properties style:font-weight-complex="bold" style:font-size-complex="14pt"/>
    </style:style>
    <style:style style:name="T4629" style:parent-style-name="AncientGreekἈρχαίαἑλληνικά" style:family="text">
      <style:text-properties style:font-weight-complex="bold" style:font-size-complex="14pt" fo:language="el" fo:country="GR"/>
    </style:style>
    <style:style style:name="T4630" style:parent-style-name="AncientGreekἈρχαίαἑλληνικά" style:family="text">
      <style:text-properties style:font-weight-complex="bold" style:font-size-complex="14pt"/>
    </style:style>
    <style:style style:name="T4631" style:parent-style-name="AncientGreekἈρχαίαἑλληνικά" style:family="text">
      <style:text-properties style:font-weight-complex="bold" style:font-size-complex="14pt" fo:language="el" fo:country="GR"/>
    </style:style>
    <style:style style:name="T4632" style:parent-style-name="AncientGreekἈρχαίαἑλληνικά" style:family="text">
      <style:text-properties style:font-weight-complex="bold" style:font-size-complex="14pt"/>
    </style:style>
    <style:style style:name="T4633" style:parent-style-name="AncientGreekἈρχαίαἑλληνικά" style:family="text">
      <style:text-properties style:font-weight-complex="bold" style:font-size-complex="14pt" fo:language="el" fo:country="GR"/>
    </style:style>
    <style:style style:name="T4634" style:parent-style-name="AncientGreekἈρχαίαἑλληνικά" style:family="text">
      <style:text-properties style:font-weight-complex="bold" style:font-size-complex="14pt"/>
    </style:style>
    <style:style style:name="T4635" style:parent-style-name="AncientGreekἈρχαίαἑλληνικά" style:family="text">
      <style:text-properties style:font-weight-complex="bold" style:font-size-complex="14pt" fo:language="el" fo:country="GR"/>
    </style:style>
    <style:style style:name="T4636" style:parent-style-name="AncientGreekἈρχαίαἑλληνικά" style:family="text">
      <style:text-properties style:font-weight-complex="bold" style:font-size-complex="14pt"/>
    </style:style>
    <style:style style:name="T4637" style:parent-style-name="AncientGreekἈρχαίαἑλληνικά" style:family="text">
      <style:text-properties style:font-weight-complex="bold" style:font-size-complex="14pt" fo:language="el" fo:country="GR"/>
    </style:style>
    <style:style style:name="T4638" style:parent-style-name="AncientGreekἈρχαίαἑλληνικά" style:family="text">
      <style:text-properties style:font-weight-complex="bold" style:font-size-complex="14pt"/>
    </style:style>
    <style:style style:name="T4639" style:parent-style-name="AncientGreekἈρχαίαἑλληνικά" style:family="text">
      <style:text-properties style:font-weight-complex="bold" style:font-size-complex="14pt" fo:language="el" fo:country="GR"/>
    </style:style>
    <style:style style:name="T4640" style:parent-style-name="AncientGreekἈρχαίαἑλληνικά" style:family="text">
      <style:text-properties style:font-weight-complex="bold" style:font-size-complex="14pt"/>
    </style:style>
    <style:style style:name="T4641" style:parent-style-name="AncientGreekἈρχαίαἑλληνικά" style:family="text">
      <style:text-properties style:font-weight-complex="bold" style:font-size-complex="14pt" fo:language="el" fo:country="GR"/>
    </style:style>
    <style:style style:name="T4642" style:parent-style-name="AncientGreekἈρχαίαἑλληνικά" style:family="text">
      <style:text-properties style:font-weight-complex="bold" style:font-size-complex="14pt"/>
    </style:style>
    <style:style style:name="T4643" style:parent-style-name="AncientGreekἈρχαίαἑλληνικά" style:family="text">
      <style:text-properties style:font-weight-complex="bold" style:font-size-complex="14pt" fo:language="el" fo:country="GR"/>
    </style:style>
    <style:style style:name="T4644" style:parent-style-name="AncientGreekἈρχαίαἑλληνικά" style:family="text">
      <style:text-properties style:font-weight-complex="bold" style:font-size-complex="14pt"/>
    </style:style>
    <style:style style:name="T4645" style:parent-style-name="AncientGreekἈρχαίαἑλληνικά" style:family="text">
      <style:text-properties style:font-weight-complex="bold" style:font-size-complex="14pt" fo:language="el" fo:country="GR"/>
    </style:style>
    <style:style style:name="T4646" style:parent-style-name="AncientGreekἈρχαίαἑλληνικά" style:family="text">
      <style:text-properties style:font-weight-complex="bold" style:font-size-complex="14pt"/>
    </style:style>
    <style:style style:name="T4647" style:parent-style-name="AncientGreekἈρχαίαἑλληνικά" style:family="text">
      <style:text-properties style:font-weight-complex="bold" style:font-size-complex="14pt" fo:language="el" fo:country="GR"/>
    </style:style>
    <style:style style:name="T4648" style:parent-style-name="AncientGreekἈρχαίαἑλληνικά" style:family="text">
      <style:text-properties style:font-weight-complex="bold" style:font-size-complex="14pt"/>
    </style:style>
    <style:style style:name="P4649" style:parent-style-name="Standard" style:family="paragraph">
      <style:paragraph-properties fo:widows="0" fo:orphans="0"/>
    </style:style>
    <style:style style:name="T4650" style:parent-style-name="AncientGreekἈρχαίαἑλληνικά" style:family="text">
      <style:text-properties style:font-weight-complex="bold" style:font-size-complex="14pt" fo:language="el" fo:country="GR"/>
    </style:style>
    <style:style style:name="T4651" style:parent-style-name="AncientGreekἈρχαίαἑλληνικά" style:family="text">
      <style:text-properties style:font-weight-complex="bold" style:font-size-complex="14pt"/>
    </style:style>
    <style:style style:name="T4652" style:parent-style-name="AncientGreekἈρχαίαἑλληνικά" style:family="text">
      <style:text-properties style:font-weight-complex="bold" style:font-size-complex="14pt" fo:language="el" fo:country="GR"/>
    </style:style>
    <style:style style:name="T4653" style:parent-style-name="AncientGreekἈρχαίαἑλληνικά" style:family="text">
      <style:text-properties style:font-weight-complex="bold" style:font-size-complex="14pt"/>
    </style:style>
    <style:style style:name="T4654" style:parent-style-name="AncientGreekἈρχαίαἑλληνικά" style:family="text">
      <style:text-properties style:font-weight-complex="bold" style:font-size-complex="14pt" fo:language="el" fo:country="GR"/>
    </style:style>
    <style:style style:name="T4655" style:parent-style-name="AncientGreekἈρχαίαἑλληνικά" style:family="text">
      <style:text-properties style:font-weight-complex="bold" style:font-size-complex="14pt"/>
    </style:style>
    <style:style style:name="T4656" style:parent-style-name="AncientGreekἈρχαίαἑλληνικά" style:family="text">
      <style:text-properties style:font-weight-complex="bold" style:font-size-complex="14pt" fo:language="el" fo:country="GR"/>
    </style:style>
    <style:style style:name="T4657" style:parent-style-name="AncientGreekἈρχαίαἑλληνικά" style:family="text">
      <style:text-properties style:font-weight-complex="bold" style:font-size-complex="14pt"/>
    </style:style>
    <style:style style:name="T4658" style:parent-style-name="AncientGreekἈρχαίαἑλληνικά" style:family="text">
      <style:text-properties style:font-weight-complex="bold" style:font-size-complex="14pt" fo:language="el" fo:country="GR"/>
    </style:style>
    <style:style style:name="T4659" style:parent-style-name="AncientGreekἈρχαίαἑλληνικά" style:family="text">
      <style:text-properties style:font-weight-complex="bold" style:font-size-complex="14pt"/>
    </style:style>
    <style:style style:name="T4660" style:parent-style-name="AncientGreekἈρχαίαἑλληνικά" style:family="text">
      <style:text-properties style:font-weight-complex="bold" style:font-size-complex="14pt" fo:language="el" fo:country="GR"/>
    </style:style>
    <style:style style:name="T4661" style:parent-style-name="AncientGreekἈρχαίαἑλληνικά" style:family="text">
      <style:text-properties style:font-weight-complex="bold" style:font-size-complex="14pt"/>
    </style:style>
    <style:style style:name="T4662" style:parent-style-name="AncientGreekἈρχαίαἑλληνικά" style:family="text">
      <style:text-properties style:font-weight-complex="bold" style:font-size-complex="14pt" fo:language="el" fo:country="GR"/>
    </style:style>
    <style:style style:name="T4663" style:parent-style-name="AncientGreekἈρχαίαἑλληνικά" style:family="text">
      <style:text-properties style:font-weight-complex="bold" style:font-size-complex="14pt"/>
    </style:style>
    <style:style style:name="T4664" style:parent-style-name="AncientGreekἈρχαίαἑλληνικά" style:family="text">
      <style:text-properties style:font-weight-complex="bold" style:font-size-complex="14pt" fo:language="el" fo:country="GR"/>
    </style:style>
    <style:style style:name="T4665" style:parent-style-name="AncientGreekἈρχαίαἑλληνικά" style:family="text">
      <style:text-properties style:font-weight-complex="bold" style:font-size-complex="14pt"/>
    </style:style>
    <style:style style:name="T4666" style:parent-style-name="AncientGreekἈρχαίαἑλληνικά" style:family="text">
      <style:text-properties style:font-weight-complex="bold" style:font-size-complex="14pt" fo:language="el" fo:country="GR"/>
    </style:style>
    <style:style style:name="T4667" style:parent-style-name="AncientGreekἈρχαίαἑλληνικά" style:family="text">
      <style:text-properties style:font-weight-complex="bold" style:font-size-complex="14pt"/>
    </style:style>
    <style:style style:name="TableCell4668" style:family="table-cell">
      <style:table-cell-properties fo:border="0.0069in solid #000000" fo:background-color="#FFFFFF" style:writing-mode="lr-tb" fo:padding-top="0in" fo:padding-left="0.1527in" fo:padding-bottom="0in" fo:padding-right="0.15in"/>
    </style:style>
    <style:style style:name="P4669" style:parent-style-name="Standard" style:family="paragraph">
      <style:paragraph-properties fo:widows="0" fo:orphans="0"/>
      <style:text-properties style:font-name="AncientGreek"/>
    </style:style>
    <style:style style:name="P4670" style:parent-style-name="Standard" style:family="paragraph">
      <style:paragraph-properties fo:widows="0" fo:orphans="0"/>
      <style:text-properties style:font-name="AncientGreek"/>
    </style:style>
    <style:style style:name="P4671" style:parent-style-name="Standard" style:family="paragraph">
      <style:paragraph-properties fo:widows="0" fo:orphans="0"/>
      <style:text-properties style:font-name="AncientGreek"/>
    </style:style>
    <style:style style:name="P4672" style:parent-style-name="Standard" style:family="paragraph">
      <style:paragraph-properties fo:widows="0" fo:orphans="0"/>
      <style:text-properties style:font-name="AncientGreek"/>
    </style:style>
    <style:style style:name="TableRow4673" style:family="table-row">
      <style:table-row-properties style:min-row-height="0.0138in" style:use-optimal-row-height="false" fo:keep-together="always"/>
    </style:style>
    <style:style style:name="TableCell4674" style:family="table-cell">
      <style:table-cell-properties fo:border="0.0069in solid #000000" fo:background-color="#FFFFFF" style:writing-mode="lr-tb" fo:padding-top="0in" fo:padding-left="0.1527in" fo:padding-bottom="0in" fo:padding-right="0.15in"/>
    </style:style>
    <style:style style:name="P4675" style:parent-style-name="Standard" style:family="paragraph">
      <style:paragraph-properties fo:keep-with-next="always" fo:widows="0" fo:orphans="0" fo:text-align="center">
        <style:tab-stops>
          <style:tab-stop style:type="center" style:position="1in"/>
        </style:tab-stops>
      </style:paragraph-properties>
    </style:style>
    <style:style style:name="T4676" style:parent-style-name="AncientGreekἈρχαίαἑλληνικά" style:family="text">
      <style:text-properties fo:font-weight="bold" style:font-weight-asian="bold" style:font-weight-complex="bold" fo:font-size="18pt" style:font-size-asian="18pt" style:font-size-complex="14pt"/>
    </style:style>
    <style:style style:name="T467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678" style:parent-style-name="AncientGreekἈρχαίαἑλληνικά" style:family="text">
      <style:text-properties fo:font-weight="bold" style:font-weight-asian="bold" style:font-weight-complex="bold" fo:font-size="18pt" style:font-size-asian="18pt" style:font-size-complex="14pt"/>
    </style:style>
    <style:style style:name="T467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680" style:parent-style-name="AncientGreekἈρχαίαἑλληνικά" style:family="text">
      <style:text-properties fo:font-weight="bold" style:font-weight-asian="bold" style:font-weight-complex="bold" fo:font-size="18pt" style:font-size-asian="18pt" style:font-size-complex="14pt"/>
    </style:style>
    <style:style style:name="T468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682" style:parent-style-name="AncientGreekἈρχαίαἑλληνικά" style:family="text">
      <style:text-properties fo:font-weight="bold" style:font-weight-asian="bold" style:font-weight-complex="bold" fo:font-size="18pt" style:font-size-asian="18pt" style:font-size-complex="14pt"/>
    </style:style>
    <style:style style:name="T468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684" style:parent-style-name="AncientGreekἈρχαίαἑλληνικά" style:family="text">
      <style:text-properties fo:font-weight="bold" style:font-weight-asian="bold" style:font-weight-complex="bold" fo:font-size="18pt" style:font-size-asian="18pt" style:font-size-complex="14pt"/>
    </style:style>
    <style:style style:name="T468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686" style:parent-style-name="AncientGreekἈρχαίαἑλληνικά" style:family="text">
      <style:text-properties fo:font-weight="bold" style:font-weight-asian="bold" style:font-weight-complex="bold" fo:font-size="18pt" style:font-size-asian="18pt" style:font-size-complex="14pt"/>
    </style:style>
    <style:style style:name="T4687" style:parent-style-name="AncientGreekἈρχαίαἑλληνικά" style:family="text">
      <style:text-properties fo:font-weight="bold" style:font-weight-asian="bold" style:font-weight-complex="bold" fo:font-size="18pt" style:font-size-asian="18pt" style:font-size-complex="14pt"/>
    </style:style>
    <style:style style:name="T4688" style:parent-style-name="AncientGreekἈρχαίαἑλληνικά" style:family="text">
      <style:text-properties style:font-weight-complex="bold" style:font-size-complex="14pt" fo:language="el" fo:country="GR"/>
    </style:style>
    <style:style style:name="T4689" style:parent-style-name="AncientGreekἈρχαίαἑλληνικά" style:family="text">
      <style:text-properties style:font-weight-complex="bold" style:font-size-complex="14pt"/>
    </style:style>
    <style:style style:name="T4690" style:parent-style-name="AncientGreekἈρχαίαἑλληνικά" style:family="text">
      <style:text-properties style:font-weight-complex="bold" style:font-size-complex="14pt" fo:language="el" fo:country="GR"/>
    </style:style>
    <style:style style:name="T4691" style:parent-style-name="AncientGreekἈρχαίαἑλληνικά" style:family="text">
      <style:text-properties style:font-weight-complex="bold" style:font-size-complex="14pt"/>
    </style:style>
    <style:style style:name="T4692" style:parent-style-name="AncientGreekἈρχαίαἑλληνικά" style:family="text">
      <style:text-properties style:font-weight-complex="bold" style:font-size-complex="14pt" fo:language="el" fo:country="GR"/>
    </style:style>
    <style:style style:name="T4693" style:parent-style-name="AncientGreekἈρχαίαἑλληνικά" style:family="text">
      <style:text-properties style:font-weight-complex="bold" style:font-size-complex="14pt"/>
    </style:style>
    <style:style style:name="T4694" style:parent-style-name="AncientGreekἈρχαίαἑλληνικά" style:family="text">
      <style:text-properties style:font-weight-complex="bold" style:font-size-complex="14pt" fo:language="el" fo:country="GR"/>
    </style:style>
    <style:style style:name="T4695" style:parent-style-name="AncientGreekἈρχαίαἑλληνικά" style:family="text">
      <style:text-properties style:font-weight-complex="bold" style:font-size-complex="14pt"/>
    </style:style>
    <style:style style:name="T4696" style:parent-style-name="AncientGreekἈρχαίαἑλληνικά" style:family="text">
      <style:text-properties style:font-weight-complex="bold" style:font-size-complex="14pt" fo:language="el" fo:country="GR"/>
    </style:style>
    <style:style style:name="T4697" style:parent-style-name="AncientGreekἈρχαίαἑλληνικά" style:family="text">
      <style:text-properties style:font-weight-complex="bold" style:font-size-complex="14pt"/>
    </style:style>
    <style:style style:name="T4698" style:parent-style-name="AncientGreekἈρχαίαἑλληνικά" style:family="text">
      <style:text-properties style:font-weight-complex="bold" style:font-size-complex="14pt" fo:language="el" fo:country="GR"/>
    </style:style>
    <style:style style:name="T4699" style:parent-style-name="AncientGreekἈρχαίαἑλληνικά" style:family="text">
      <style:text-properties style:font-weight-complex="bold" style:font-size-complex="14pt"/>
    </style:style>
    <style:style style:name="P4700" style:parent-style-name="Standard" style:family="paragraph">
      <style:paragraph-properties fo:widows="0" fo:orphans="0"/>
    </style:style>
    <style:style style:name="T4701" style:parent-style-name="AncientGreekἈρχαίαἑλληνικά" style:family="text">
      <style:text-properties style:font-weight-complex="bold" style:font-size-complex="14pt" fo:language="el" fo:country="GR"/>
    </style:style>
    <style:style style:name="T4702" style:parent-style-name="AncientGreekἈρχαίαἑλληνικά" style:family="text">
      <style:text-properties style:font-weight-complex="bold" style:font-size-complex="14pt"/>
    </style:style>
    <style:style style:name="T4703" style:parent-style-name="AncientGreekἈρχαίαἑλληνικά" style:family="text">
      <style:text-properties style:font-weight-complex="bold" style:font-size-complex="14pt" fo:language="el" fo:country="GR"/>
    </style:style>
    <style:style style:name="T4704" style:parent-style-name="AncientGreekἈρχαίαἑλληνικά" style:family="text">
      <style:text-properties style:font-weight-complex="bold" style:font-size-complex="14pt"/>
    </style:style>
    <style:style style:name="T4705" style:parent-style-name="AncientGreekἈρχαίαἑλληνικά" style:family="text">
      <style:text-properties style:font-weight-complex="bold" style:font-size-complex="14pt" fo:language="el" fo:country="GR"/>
    </style:style>
    <style:style style:name="T4706" style:parent-style-name="AncientGreekἈρχαίαἑλληνικά" style:family="text">
      <style:text-properties style:font-weight-complex="bold" style:font-size-complex="14pt"/>
    </style:style>
    <style:style style:name="T4707" style:parent-style-name="AncientGreekἈρχαίαἑλληνικά" style:family="text">
      <style:text-properties style:font-weight-complex="bold" style:font-size-complex="14pt" fo:language="el" fo:country="GR"/>
    </style:style>
    <style:style style:name="T4708" style:parent-style-name="AncientGreekἈρχαίαἑλληνικά" style:family="text">
      <style:text-properties style:font-weight-complex="bold" style:font-size-complex="14pt"/>
    </style:style>
    <style:style style:name="T4709" style:parent-style-name="AncientGreekἈρχαίαἑλληνικά" style:family="text">
      <style:text-properties style:font-weight-complex="bold" style:font-size-complex="14pt" fo:language="el" fo:country="GR"/>
    </style:style>
    <style:style style:name="T4710" style:parent-style-name="AncientGreekἈρχαίαἑλληνικά" style:family="text">
      <style:text-properties style:font-weight-complex="bold" style:font-size-complex="14pt"/>
    </style:style>
    <style:style style:name="T4711" style:parent-style-name="AncientGreekἈρχαίαἑλληνικά" style:family="text">
      <style:text-properties style:font-weight-complex="bold" style:font-size-complex="14pt" fo:language="el" fo:country="GR"/>
    </style:style>
    <style:style style:name="T4712" style:parent-style-name="AncientGreekἈρχαίαἑλληνικά" style:family="text">
      <style:text-properties style:font-weight-complex="bold" style:font-size-complex="14pt"/>
    </style:style>
    <style:style style:name="T4713" style:parent-style-name="AncientGreekἈρχαίαἑλληνικά" style:family="text">
      <style:text-properties style:font-weight-complex="bold" style:font-size-complex="14pt" fo:language="el" fo:country="GR"/>
    </style:style>
    <style:style style:name="T4714" style:parent-style-name="AncientGreekἈρχαίαἑλληνικά" style:family="text">
      <style:text-properties style:font-weight-complex="bold" style:font-size-complex="14pt"/>
    </style:style>
    <style:style style:name="T4715" style:parent-style-name="AncientGreekἈρχαίαἑλληνικά" style:family="text">
      <style:text-properties style:font-weight-complex="bold" style:font-size-complex="14pt" fo:language="el" fo:country="GR"/>
    </style:style>
    <style:style style:name="P4716" style:parent-style-name="Standard" style:family="paragraph">
      <style:paragraph-properties fo:widows="0" fo:orphans="0"/>
    </style:style>
    <style:style style:name="T4717" style:parent-style-name="AncientGreekἈρχαίαἑλληνικά" style:family="text">
      <style:text-properties style:font-weight-complex="bold" style:font-size-complex="14pt" fo:language="el" fo:country="GR"/>
    </style:style>
    <style:style style:name="P4718" style:parent-style-name="Standard" style:family="paragraph">
      <style:paragraph-properties fo:widows="0" fo:orphans="0"/>
    </style:style>
    <style:style style:name="T4719" style:parent-style-name="AncientGreekἈρχαίαἑλληνικά" style:family="text">
      <style:text-properties style:font-weight-complex="bold" style:font-size-complex="14pt" fo:language="el" fo:country="GR"/>
    </style:style>
    <style:style style:name="P4720" style:parent-style-name="Standard" style:family="paragraph">
      <style:paragraph-properties fo:widows="0" fo:orphans="0"/>
    </style:style>
    <style:style style:name="T4721" style:parent-style-name="AncientGreekἈρχαίαἑλληνικά" style:family="text">
      <style:text-properties style:font-weight-complex="bold" style:font-size-complex="14pt" fo:language="el" fo:country="GR"/>
    </style:style>
    <style:style style:name="P4722" style:parent-style-name="Standard" style:family="paragraph">
      <style:paragraph-properties fo:widows="0" fo:orphans="0"/>
    </style:style>
    <style:style style:name="T4723" style:parent-style-name="AncientGreekἈρχαίαἑλληνικά" style:family="text">
      <style:text-properties style:font-weight-complex="bold" style:font-size-complex="14pt" fo:language="el" fo:country="GR"/>
    </style:style>
    <style:style style:name="P4724" style:parent-style-name="Standard" style:family="paragraph">
      <style:paragraph-properties fo:widows="0" fo:orphans="0"/>
    </style:style>
    <style:style style:name="T4725" style:parent-style-name="AncientGreekἈρχαίαἑλληνικά" style:family="text">
      <style:text-properties style:font-weight-complex="bold" style:font-size-complex="14pt" fo:language="el" fo:country="GR"/>
    </style:style>
    <style:style style:name="P4726" style:parent-style-name="Standard" style:family="paragraph">
      <style:paragraph-properties fo:widows="0" fo:orphans="0"/>
    </style:style>
    <style:style style:name="T4727" style:parent-style-name="AncientGreekἈρχαίαἑλληνικά" style:family="text">
      <style:text-properties style:font-weight-complex="bold" style:font-size-complex="14pt" fo:language="el" fo:country="GR"/>
    </style:style>
    <style:style style:name="P4728" style:parent-style-name="Standard" style:family="paragraph">
      <style:paragraph-properties fo:widows="0" fo:orphans="0"/>
    </style:style>
    <style:style style:name="T4729" style:parent-style-name="AncientGreekἈρχαίαἑλληνικά" style:family="text">
      <style:text-properties style:font-weight-complex="bold" style:font-size-complex="14pt" fo:language="el" fo:country="GR"/>
    </style:style>
    <style:style style:name="P4730" style:parent-style-name="Standard" style:family="paragraph">
      <style:paragraph-properties fo:widows="0" fo:orphans="0"/>
    </style:style>
    <style:style style:name="T4731" style:parent-style-name="AncientGreekἈρχαίαἑλληνικά" style:family="text">
      <style:text-properties style:font-weight-complex="bold" style:font-size-complex="14pt" fo:language="el" fo:country="GR"/>
    </style:style>
    <style:style style:name="P4732" style:parent-style-name="Standard" style:family="paragraph">
      <style:paragraph-properties fo:widows="0" fo:orphans="0"/>
    </style:style>
    <style:style style:name="T4733" style:parent-style-name="AncientGreekἈρχαίαἑλληνικά" style:family="text">
      <style:text-properties style:font-weight-complex="bold" style:font-size-complex="14pt" fo:language="el" fo:country="GR"/>
    </style:style>
    <style:style style:name="P4734" style:parent-style-name="Standard" style:family="paragraph">
      <style:paragraph-properties fo:widows="0" fo:orphans="0"/>
    </style:style>
    <style:style style:name="T4735" style:parent-style-name="AncientGreekἈρχαίαἑλληνικά" style:family="text">
      <style:text-properties style:font-weight-complex="bold" style:font-size-complex="14pt" fo:language="el" fo:country="GR"/>
    </style:style>
    <style:style style:name="P4736" style:parent-style-name="Standard" style:family="paragraph">
      <style:paragraph-properties fo:widows="0" fo:orphans="0"/>
    </style:style>
    <style:style style:name="T4737" style:parent-style-name="AncientGreekἈρχαίαἑλληνικά" style:family="text">
      <style:text-properties style:font-weight-complex="bold" style:font-size-complex="14pt" fo:language="el" fo:country="GR"/>
    </style:style>
    <style:style style:name="P4738" style:parent-style-name="Standard" style:family="paragraph">
      <style:paragraph-properties fo:widows="0" fo:orphans="0"/>
    </style:style>
    <style:style style:name="T4739" style:parent-style-name="AncientGreekἈρχαίαἑλληνικά" style:family="text">
      <style:text-properties style:font-weight-complex="bold" style:font-size-complex="14pt" fo:language="el" fo:country="GR"/>
    </style:style>
    <style:style style:name="P4740" style:parent-style-name="Standard" style:family="paragraph">
      <style:paragraph-properties fo:widows="0" fo:orphans="0"/>
    </style:style>
    <style:style style:name="T4741" style:parent-style-name="AncientGreekἈρχαίαἑλληνικά" style:family="text">
      <style:text-properties style:font-weight-complex="bold" style:font-size-complex="14pt" fo:language="el" fo:country="GR"/>
    </style:style>
    <style:style style:name="P4742" style:parent-style-name="Standard" style:family="paragraph">
      <style:paragraph-properties fo:widows="0" fo:orphans="0"/>
    </style:style>
    <style:style style:name="T4743" style:parent-style-name="AncientGreekἈρχαίαἑλληνικά" style:family="text">
      <style:text-properties style:font-weight-complex="bold" style:font-size-complex="14pt" fo:language="el" fo:country="GR"/>
    </style:style>
    <style:style style:name="P4744" style:parent-style-name="Standard" style:family="paragraph">
      <style:paragraph-properties fo:widows="0" fo:orphans="0"/>
    </style:style>
    <style:style style:name="T4745" style:parent-style-name="AncientGreekἈρχαίαἑλληνικά" style:family="text">
      <style:text-properties style:font-weight-complex="bold" style:font-size-complex="14pt" fo:language="el" fo:country="GR"/>
    </style:style>
    <style:style style:name="P4746" style:parent-style-name="Standard" style:family="paragraph">
      <style:paragraph-properties fo:widows="0" fo:orphans="0"/>
    </style:style>
    <style:style style:name="T4747" style:parent-style-name="AncientGreekἈρχαίαἑλληνικά" style:family="text">
      <style:text-properties style:font-weight-complex="bold" style:font-size-complex="14pt" fo:language="el" fo:country="GR"/>
    </style:style>
    <style:style style:name="P4748" style:parent-style-name="Standard" style:family="paragraph">
      <style:paragraph-properties fo:widows="0" fo:orphans="0"/>
    </style:style>
    <style:style style:name="T4749" style:parent-style-name="AncientGreekἈρχαίαἑλληνικά" style:family="text">
      <style:text-properties style:font-weight-complex="bold" style:font-size-complex="14pt" fo:language="el" fo:country="GR"/>
    </style:style>
    <style:style style:name="P4750" style:parent-style-name="Standard" style:family="paragraph">
      <style:paragraph-properties fo:widows="0" fo:orphans="0"/>
    </style:style>
    <style:style style:name="T4751" style:parent-style-name="AncientGreekἈρχαίαἑλληνικά" style:family="text">
      <style:text-properties style:font-weight-complex="bold" style:font-size-complex="14pt" fo:language="el" fo:country="GR"/>
    </style:style>
    <style:style style:name="P4752" style:parent-style-name="Standard" style:family="paragraph">
      <style:paragraph-properties fo:widows="0" fo:orphans="0"/>
    </style:style>
    <style:style style:name="T4753" style:parent-style-name="AncientGreekἈρχαίαἑλληνικά" style:family="text">
      <style:text-properties style:font-weight-complex="bold" style:font-size-complex="14pt" fo:language="el" fo:country="GR"/>
    </style:style>
    <style:style style:name="P4754" style:parent-style-name="Standard" style:family="paragraph">
      <style:paragraph-properties fo:widows="0" fo:orphans="0"/>
    </style:style>
    <style:style style:name="T4755" style:parent-style-name="AncientGreekἈρχαίαἑλληνικά" style:family="text">
      <style:text-properties style:font-weight-complex="bold" style:font-size-complex="14pt" fo:language="el" fo:country="GR"/>
    </style:style>
    <style:style style:name="P4756" style:parent-style-name="Standard" style:family="paragraph">
      <style:paragraph-properties fo:widows="0" fo:orphans="0"/>
    </style:style>
    <style:style style:name="T4757" style:parent-style-name="AncientGreekἈρχαίαἑλληνικά" style:family="text">
      <style:text-properties style:font-weight-complex="bold" style:font-size-complex="14pt" fo:language="el" fo:country="GR"/>
    </style:style>
    <style:style style:name="P4758" style:parent-style-name="Standard" style:family="paragraph">
      <style:paragraph-properties fo:widows="0" fo:orphans="0"/>
    </style:style>
    <style:style style:name="T4759" style:parent-style-name="AncientGreekἈρχαίαἑλληνικά" style:family="text">
      <style:text-properties style:font-weight-complex="bold" style:font-size-complex="14pt" fo:language="el" fo:country="GR"/>
    </style:style>
    <style:style style:name="P4760" style:parent-style-name="Standard" style:family="paragraph">
      <style:paragraph-properties fo:widows="0" fo:orphans="0"/>
    </style:style>
    <style:style style:name="T4761" style:parent-style-name="AncientGreekἈρχαίαἑλληνικά" style:family="text">
      <style:text-properties style:font-weight-complex="bold" style:font-size-complex="14pt" fo:language="el" fo:country="GR"/>
    </style:style>
    <style:style style:name="P4762" style:parent-style-name="Standard" style:family="paragraph">
      <style:paragraph-properties fo:widows="0" fo:orphans="0"/>
    </style:style>
    <style:style style:name="T4763" style:parent-style-name="AncientGreekἈρχαίαἑλληνικά" style:family="text">
      <style:text-properties style:font-weight-complex="bold" style:font-size-complex="14pt" fo:language="el" fo:country="GR"/>
    </style:style>
    <style:style style:name="P4764" style:parent-style-name="Standard" style:family="paragraph">
      <style:paragraph-properties fo:widows="0" fo:orphans="0"/>
    </style:style>
    <style:style style:name="T4765" style:parent-style-name="AncientGreekἈρχαίαἑλληνικά" style:family="text">
      <style:text-properties style:font-weight-complex="bold" style:font-size-complex="14pt" fo:language="el" fo:country="GR"/>
    </style:style>
    <style:style style:name="P4766" style:parent-style-name="Standard" style:family="paragraph">
      <style:paragraph-properties fo:widows="0" fo:orphans="0"/>
    </style:style>
    <style:style style:name="T4767" style:parent-style-name="AncientGreekἈρχαίαἑλληνικά" style:family="text">
      <style:text-properties style:font-weight-complex="bold" style:font-size-complex="14pt" fo:language="el" fo:country="GR"/>
    </style:style>
    <style:style style:name="P4768" style:parent-style-name="Standard" style:family="paragraph">
      <style:paragraph-properties fo:widows="0" fo:orphans="0"/>
    </style:style>
    <style:style style:name="T4769" style:parent-style-name="AncientGreekἈρχαίαἑλληνικά" style:family="text">
      <style:text-properties style:font-weight-complex="bold" style:font-size-complex="14pt" fo:language="el" fo:country="GR"/>
    </style:style>
    <style:style style:name="P4770" style:parent-style-name="Standard" style:family="paragraph">
      <style:paragraph-properties fo:widows="0" fo:orphans="0"/>
    </style:style>
    <style:style style:name="T4771" style:parent-style-name="AncientGreekἈρχαίαἑλληνικά" style:family="text">
      <style:text-properties style:font-weight-complex="bold" style:font-size-complex="14pt" fo:language="el" fo:country="GR"/>
    </style:style>
    <style:style style:name="TableCell4772" style:family="table-cell">
      <style:table-cell-properties fo:border="0.0069in solid #000000" fo:background-color="#FFFFFF" style:writing-mode="lr-tb" fo:padding-top="0in" fo:padding-left="0.1527in" fo:padding-bottom="0in" fo:padding-right="0.15in"/>
    </style:style>
    <style:style style:name="P4773" style:parent-style-name="Standard" style:family="paragraph">
      <style:paragraph-properties fo:widows="0" fo:orphans="0"/>
      <style:text-properties style:font-name="AncientGreek"/>
    </style:style>
    <style:style style:name="P4774" style:parent-style-name="Standard" style:family="paragraph">
      <style:paragraph-properties fo:widows="0" fo:orphans="0"/>
      <style:text-properties style:font-name="AncientGreek"/>
    </style:style>
    <style:style style:name="P4775" style:parent-style-name="Standard" style:family="paragraph">
      <style:paragraph-properties fo:widows="0" fo:orphans="0"/>
      <style:text-properties style:font-name="AncientGreek"/>
    </style:style>
    <style:style style:name="P4776" style:parent-style-name="Standard" style:family="paragraph">
      <style:paragraph-properties fo:widows="0" fo:orphans="0"/>
      <style:text-properties style:font-name="AncientGreek"/>
    </style:style>
    <style:style style:name="TableRow4777" style:family="table-row">
      <style:table-row-properties style:min-row-height="0.0138in" style:use-optimal-row-height="false" fo:keep-together="always"/>
    </style:style>
    <style:style style:name="TableCell4778" style:family="table-cell">
      <style:table-cell-properties fo:border="0.0069in solid #000000" fo:background-color="#FFFFFF" style:writing-mode="lr-tb" fo:padding-top="0in" fo:padding-left="0.1527in" fo:padding-bottom="0in" fo:padding-right="0.15in"/>
    </style:style>
    <style:style style:name="P4779" style:parent-style-name="Standard" style:family="paragraph">
      <style:paragraph-properties fo:keep-with-next="always" fo:widows="0" fo:orphans="0" fo:text-align="center">
        <style:tab-stops>
          <style:tab-stop style:type="center" style:position="1in"/>
        </style:tab-stops>
      </style:paragraph-properties>
    </style:style>
    <style:style style:name="T4780" style:parent-style-name="AncientGreekἈρχαίαἑλληνικά" style:family="text">
      <style:text-properties fo:font-weight="bold" style:font-weight-asian="bold" style:font-weight-complex="bold" fo:font-size="18pt" style:font-size-asian="18pt" style:font-size-complex="14pt"/>
    </style:style>
    <style:style style:name="T478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782" style:parent-style-name="AncientGreekἈρχαίαἑλληνικά" style:family="text">
      <style:text-properties fo:font-weight="bold" style:font-weight-asian="bold" style:font-weight-complex="bold" fo:font-size="18pt" style:font-size-asian="18pt" style:font-size-complex="14pt"/>
    </style:style>
    <style:style style:name="T478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784" style:parent-style-name="AncientGreekἈρχαίαἑλληνικά" style:family="text">
      <style:text-properties fo:font-weight="bold" style:font-weight-asian="bold" style:font-weight-complex="bold" fo:font-size="18pt" style:font-size-asian="18pt" style:font-size-complex="14pt"/>
    </style:style>
    <style:style style:name="T478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4786" style:parent-style-name="AncientGreekἈρχαίαἑλληνικά" style:family="text">
      <style:text-properties fo:font-weight="bold" style:font-weight-asian="bold" style:font-weight-complex="bold" fo:font-size="18pt" style:font-size-asian="18pt" style:font-size-complex="14pt"/>
    </style:style>
    <style:style style:name="T4787" style:parent-style-name="AncientGreekἈρχαίαἑλληνικά" style:family="text">
      <style:text-properties fo:font-weight="bold" style:font-weight-asian="bold" style:font-weight-complex="bold" fo:font-size="18pt" style:font-size-asian="18pt" style:font-size-complex="14pt"/>
    </style:style>
    <style:style style:name="T4788" style:parent-style-name="AncientGreekἈρχαίαἑλληνικά" style:family="text">
      <style:text-properties style:font-weight-complex="bold" style:font-size-complex="14pt" fo:language="el" fo:country="GR"/>
    </style:style>
    <style:style style:name="T4789" style:parent-style-name="AncientGreekἈρχαίαἑλληνικά" style:family="text">
      <style:text-properties style:font-weight-complex="bold" style:font-size-complex="14pt"/>
    </style:style>
    <style:style style:name="T4790" style:parent-style-name="AncientGreekἈρχαίαἑλληνικά" style:family="text">
      <style:text-properties style:font-weight-complex="bold" style:font-size-complex="14pt" fo:language="el" fo:country="GR"/>
    </style:style>
    <style:style style:name="T4791" style:parent-style-name="AncientGreekἈρχαίαἑλληνικά" style:family="text">
      <style:text-properties style:font-weight-complex="bold" style:font-size-complex="14pt"/>
    </style:style>
    <style:style style:name="T4792" style:parent-style-name="AncientGreekἈρχαίαἑλληνικά" style:family="text">
      <style:text-properties style:font-weight-complex="bold" style:font-size-complex="14pt" fo:language="el" fo:country="GR"/>
    </style:style>
    <style:style style:name="T4793" style:parent-style-name="AncientGreekἈρχαίαἑλληνικά" style:family="text">
      <style:text-properties style:font-weight-complex="bold" style:font-size-complex="14pt"/>
    </style:style>
    <style:style style:name="T4794" style:parent-style-name="AncientGreekἈρχαίαἑλληνικά" style:family="text">
      <style:text-properties style:font-weight-complex="bold" style:font-size-complex="14pt" fo:language="el" fo:country="GR"/>
    </style:style>
    <style:style style:name="T4795" style:parent-style-name="AncientGreekἈρχαίαἑλληνικά" style:family="text">
      <style:text-properties style:font-weight-complex="bold" style:font-size-complex="14pt"/>
    </style:style>
    <style:style style:name="T4796" style:parent-style-name="AncientGreekἈρχαίαἑλληνικά" style:family="text">
      <style:text-properties style:font-weight-complex="bold" style:font-size-complex="14pt" fo:language="el" fo:country="GR"/>
    </style:style>
    <style:style style:name="T4797" style:parent-style-name="AncientGreekἈρχαίαἑλληνικά" style:family="text">
      <style:text-properties style:font-weight-complex="bold" style:font-size-complex="14pt"/>
    </style:style>
    <style:style style:name="T4798" style:parent-style-name="AncientGreekἈρχαίαἑλληνικά" style:family="text">
      <style:text-properties style:font-weight-complex="bold" style:font-size-complex="14pt" fo:language="el" fo:country="GR"/>
    </style:style>
    <style:style style:name="T4799" style:parent-style-name="AncientGreekἈρχαίαἑλληνικά" style:family="text">
      <style:text-properties style:font-weight-complex="bold" style:font-size-complex="14pt"/>
    </style:style>
    <style:style style:name="T4800" style:parent-style-name="AncientGreekἈρχαίαἑλληνικά" style:family="text">
      <style:text-properties style:font-weight-complex="bold" style:font-size-complex="14pt" fo:language="el" fo:country="GR"/>
    </style:style>
    <style:style style:name="T4801" style:parent-style-name="AncientGreekἈρχαίαἑλληνικά" style:family="text">
      <style:text-properties style:font-weight-complex="bold" style:font-size-complex="14pt"/>
    </style:style>
    <style:style style:name="T4802" style:parent-style-name="AncientGreekἈρχαίαἑλληνικά" style:family="text">
      <style:text-properties style:font-weight-complex="bold" style:font-size-complex="14pt" fo:language="el" fo:country="GR"/>
    </style:style>
    <style:style style:name="T4803" style:parent-style-name="AncientGreekἈρχαίαἑλληνικά" style:family="text">
      <style:text-properties style:font-weight-complex="bold" style:font-size-complex="14pt"/>
    </style:style>
    <style:style style:name="T4804" style:parent-style-name="AncientGreekἈρχαίαἑλληνικά" style:family="text">
      <style:text-properties style:font-weight-complex="bold" style:font-size-complex="14pt" fo:language="el" fo:country="GR"/>
    </style:style>
    <style:style style:name="T4805" style:parent-style-name="AncientGreekἈρχαίαἑλληνικά" style:family="text">
      <style:text-properties style:font-weight-complex="bold" style:font-size-complex="14pt"/>
    </style:style>
    <style:style style:name="T4806" style:parent-style-name="AncientGreekἈρχαίαἑλληνικά" style:family="text">
      <style:text-properties style:font-weight-complex="bold" style:font-size-complex="14pt" fo:language="el" fo:country="GR"/>
    </style:style>
    <style:style style:name="T4807" style:parent-style-name="AncientGreekἈρχαίαἑλληνικά" style:family="text">
      <style:text-properties style:font-weight-complex="bold" style:font-size-complex="14pt"/>
    </style:style>
    <style:style style:name="T4808" style:parent-style-name="AncientGreekἈρχαίαἑλληνικά" style:family="text">
      <style:text-properties style:font-weight-complex="bold" style:font-size-complex="14pt" fo:language="el" fo:country="GR"/>
    </style:style>
    <style:style style:name="T4809" style:parent-style-name="AncientGreekἈρχαίαἑλληνικά" style:family="text">
      <style:text-properties style:font-weight-complex="bold" style:font-size-complex="14pt"/>
    </style:style>
    <style:style style:name="T4810" style:parent-style-name="AncientGreekἈρχαίαἑλληνικά" style:family="text">
      <style:text-properties style:font-weight-complex="bold" style:font-size-complex="14pt" fo:language="el" fo:country="GR"/>
    </style:style>
    <style:style style:name="T4811" style:parent-style-name="AncientGreekἈρχαίαἑλληνικά" style:family="text">
      <style:text-properties style:font-weight-complex="bold" style:font-size-complex="14pt"/>
    </style:style>
    <style:style style:name="T4812" style:parent-style-name="AncientGreekἈρχαίαἑλληνικά" style:family="text">
      <style:text-properties style:font-weight-complex="bold" style:font-size-complex="14pt" fo:language="el" fo:country="GR"/>
    </style:style>
    <style:style style:name="T4813" style:parent-style-name="AncientGreekἈρχαίαἑλληνικά" style:family="text">
      <style:text-properties style:font-weight-complex="bold" style:font-size-complex="14pt"/>
    </style:style>
    <style:style style:name="T4814" style:parent-style-name="AncientGreekἈρχαίαἑλληνικά" style:family="text">
      <style:text-properties style:font-weight-complex="bold" style:font-size-complex="14pt" fo:language="el" fo:country="GR"/>
    </style:style>
    <style:style style:name="T4815" style:parent-style-name="AncientGreekἈρχαίαἑλληνικά" style:family="text">
      <style:text-properties style:font-weight-complex="bold" style:font-size-complex="14pt"/>
    </style:style>
    <style:style style:name="T4816" style:parent-style-name="AncientGreekἈρχαίαἑλληνικά" style:family="text">
      <style:text-properties style:font-weight-complex="bold" style:font-size-complex="14pt" fo:language="el" fo:country="GR"/>
    </style:style>
    <style:style style:name="T4817" style:parent-style-name="AncientGreekἈρχαίαἑλληνικά" style:family="text">
      <style:text-properties style:font-weight-complex="bold" style:font-size-complex="14pt"/>
    </style:style>
    <style:style style:name="T4818" style:parent-style-name="AncientGreekἈρχαίαἑλληνικά" style:family="text">
      <style:text-properties style:font-weight-complex="bold" style:font-size-complex="14pt" fo:language="el" fo:country="GR"/>
    </style:style>
    <style:style style:name="T4819" style:parent-style-name="AncientGreekἈρχαίαἑλληνικά" style:family="text">
      <style:text-properties style:font-weight-complex="bold" style:font-size-complex="14pt"/>
    </style:style>
    <style:style style:name="T4820" style:parent-style-name="AncientGreekἈρχαίαἑλληνικά" style:family="text">
      <style:text-properties style:font-weight-complex="bold" style:font-size-complex="14pt" fo:language="el" fo:country="GR"/>
    </style:style>
    <style:style style:name="T4821" style:parent-style-name="AncientGreekἈρχαίαἑλληνικά" style:family="text">
      <style:text-properties style:font-weight-complex="bold" style:font-size-complex="14pt"/>
    </style:style>
    <style:style style:name="T4822" style:parent-style-name="AncientGreekἈρχαίαἑλληνικά" style:family="text">
      <style:text-properties style:font-weight-complex="bold" style:font-size-complex="14pt" fo:language="el" fo:country="GR"/>
    </style:style>
    <style:style style:name="T4823" style:parent-style-name="AncientGreekἈρχαίαἑλληνικά" style:family="text">
      <style:text-properties style:font-weight-complex="bold" style:font-size-complex="14pt"/>
    </style:style>
    <style:style style:name="T4824" style:parent-style-name="AncientGreekἈρχαίαἑλληνικά" style:family="text">
      <style:text-properties style:font-weight-complex="bold" style:font-size-complex="14pt" fo:language="el" fo:country="GR"/>
    </style:style>
    <style:style style:name="T4825" style:parent-style-name="AncientGreekἈρχαίαἑλληνικά" style:family="text">
      <style:text-properties style:font-weight-complex="bold" style:font-size-complex="14pt"/>
    </style:style>
    <style:style style:name="T4826" style:parent-style-name="AncientGreekἈρχαίαἑλληνικά" style:family="text">
      <style:text-properties style:font-weight-complex="bold" style:font-size-complex="14pt" fo:language="el" fo:country="GR"/>
    </style:style>
    <style:style style:name="T4827" style:parent-style-name="AncientGreekἈρχαίαἑλληνικά" style:family="text">
      <style:text-properties style:font-weight-complex="bold" style:font-size-complex="14pt"/>
    </style:style>
    <style:style style:name="T4828" style:parent-style-name="AncientGreekἈρχαίαἑλληνικά" style:family="text">
      <style:text-properties style:font-weight-complex="bold" style:font-size-complex="14pt" fo:language="el" fo:country="GR"/>
    </style:style>
    <style:style style:name="T4829" style:parent-style-name="AncientGreekἈρχαίαἑλληνικά" style:family="text">
      <style:text-properties style:font-weight-complex="bold" style:font-size-complex="14pt"/>
    </style:style>
    <style:style style:name="T4830" style:parent-style-name="AncientGreekἈρχαίαἑλληνικά" style:family="text">
      <style:text-properties style:font-weight-complex="bold" style:font-size-complex="14pt" fo:language="el" fo:country="GR"/>
    </style:style>
    <style:style style:name="T4831" style:parent-style-name="AncientGreekἈρχαίαἑλληνικά" style:family="text">
      <style:text-properties style:font-weight-complex="bold" style:font-size-complex="14pt"/>
    </style:style>
    <style:style style:name="T4832" style:parent-style-name="AncientGreekἈρχαίαἑλληνικά" style:family="text">
      <style:text-properties style:font-weight-complex="bold" style:font-size-complex="14pt" fo:language="el" fo:country="GR"/>
    </style:style>
    <style:style style:name="T4833" style:parent-style-name="AncientGreekἈρχαίαἑλληνικά" style:family="text">
      <style:text-properties style:font-weight-complex="bold" style:font-size-complex="14pt"/>
    </style:style>
    <style:style style:name="T4834" style:parent-style-name="AncientGreekἈρχαίαἑλληνικά" style:family="text">
      <style:text-properties style:font-weight-complex="bold" style:font-size-complex="14pt" fo:language="el" fo:country="GR"/>
    </style:style>
    <style:style style:name="T4835" style:parent-style-name="AncientGreekἈρχαίαἑλληνικά" style:family="text">
      <style:text-properties style:font-weight-complex="bold" style:font-size-complex="14pt"/>
    </style:style>
    <style:style style:name="T4836" style:parent-style-name="AncientGreekἈρχαίαἑλληνικά" style:family="text">
      <style:text-properties style:font-weight-complex="bold" style:font-size-complex="14pt" fo:language="el" fo:country="GR"/>
    </style:style>
    <style:style style:name="T4837" style:parent-style-name="AncientGreekἈρχαίαἑλληνικά" style:family="text">
      <style:text-properties style:font-weight-complex="bold" style:font-size-complex="14pt"/>
    </style:style>
    <style:style style:name="T4838" style:parent-style-name="AncientGreekἈρχαίαἑλληνικά" style:family="text">
      <style:text-properties style:font-weight-complex="bold" style:font-size-complex="14pt" fo:language="el" fo:country="GR"/>
    </style:style>
    <style:style style:name="T4839" style:parent-style-name="AncientGreekἈρχαίαἑλληνικά" style:family="text">
      <style:text-properties style:font-weight-complex="bold" style:font-size-complex="14pt"/>
    </style:style>
    <style:style style:name="T4840" style:parent-style-name="AncientGreekἈρχαίαἑλληνικά" style:family="text">
      <style:text-properties style:font-weight-complex="bold" style:font-size-complex="14pt" fo:language="el" fo:country="GR"/>
    </style:style>
    <style:style style:name="T4841" style:parent-style-name="AncientGreekἈρχαίαἑλληνικά" style:family="text">
      <style:text-properties style:font-weight-complex="bold" style:font-size-complex="14pt"/>
    </style:style>
    <style:style style:name="T4842" style:parent-style-name="AncientGreekἈρχαίαἑλληνικά" style:family="text">
      <style:text-properties style:font-weight-complex="bold" style:font-size-complex="14pt" fo:language="el" fo:country="GR"/>
    </style:style>
    <style:style style:name="T4843" style:parent-style-name="AncientGreekἈρχαίαἑλληνικά" style:family="text">
      <style:text-properties style:font-weight-complex="bold" style:font-size-complex="14pt"/>
    </style:style>
    <style:style style:name="T4844" style:parent-style-name="AncientGreekἈρχαίαἑλληνικά" style:family="text">
      <style:text-properties style:font-weight-complex="bold" style:font-size-complex="14pt" fo:language="el" fo:country="GR"/>
    </style:style>
    <style:style style:name="T4845" style:parent-style-name="AncientGreekἈρχαίαἑλληνικά" style:family="text">
      <style:text-properties style:font-weight-complex="bold" style:font-size-complex="14pt"/>
    </style:style>
    <style:style style:name="T4846" style:parent-style-name="AncientGreekἈρχαίαἑλληνικά" style:family="text">
      <style:text-properties style:font-weight-complex="bold" style:font-size-complex="14pt" fo:language="el" fo:country="GR"/>
    </style:style>
    <style:style style:name="T4847" style:parent-style-name="AncientGreekἈρχαίαἑλληνικά" style:family="text">
      <style:text-properties style:font-weight-complex="bold" style:font-size-complex="14pt"/>
    </style:style>
    <style:style style:name="T4848" style:parent-style-name="AncientGreekἈρχαίαἑλληνικά" style:family="text">
      <style:text-properties style:font-weight-complex="bold" style:font-size-complex="14pt" fo:language="el" fo:country="GR"/>
    </style:style>
    <style:style style:name="T4849" style:parent-style-name="AncientGreekἈρχαίαἑλληνικά" style:family="text">
      <style:text-properties style:font-weight-complex="bold" style:font-size-complex="14pt"/>
    </style:style>
    <style:style style:name="T4850" style:parent-style-name="AncientGreekἈρχαίαἑλληνικά" style:family="text">
      <style:text-properties style:font-weight-complex="bold" style:font-size-complex="14pt" fo:language="el" fo:country="GR"/>
    </style:style>
    <style:style style:name="T4851" style:parent-style-name="AncientGreekἈρχαίαἑλληνικά" style:family="text">
      <style:text-properties style:font-weight-complex="bold" style:font-size-complex="14pt"/>
    </style:style>
    <style:style style:name="T4852" style:parent-style-name="AncientGreekἈρχαίαἑλληνικά" style:family="text">
      <style:text-properties style:font-weight-complex="bold" style:font-size-complex="14pt" fo:language="el" fo:country="GR"/>
    </style:style>
    <style:style style:name="T4853" style:parent-style-name="AncientGreekἈρχαίαἑλληνικά" style:family="text">
      <style:text-properties style:font-weight-complex="bold" style:font-size-complex="14pt"/>
    </style:style>
    <style:style style:name="T4854" style:parent-style-name="AncientGreekἈρχαίαἑλληνικά" style:family="text">
      <style:text-properties style:font-weight-complex="bold" style:font-size-complex="14pt" fo:language="el" fo:country="GR"/>
    </style:style>
    <style:style style:name="T4855" style:parent-style-name="AncientGreekἈρχαίαἑλληνικά" style:family="text">
      <style:text-properties style:font-weight-complex="bold" style:font-size-complex="14pt"/>
    </style:style>
    <style:style style:name="T4856" style:parent-style-name="AncientGreekἈρχαίαἑλληνικά" style:family="text">
      <style:text-properties style:font-weight-complex="bold" style:font-size-complex="14pt" fo:language="el" fo:country="GR"/>
    </style:style>
    <style:style style:name="T4857" style:parent-style-name="AncientGreekἈρχαίαἑλληνικά" style:family="text">
      <style:text-properties style:font-weight-complex="bold" style:font-size-complex="14pt"/>
    </style:style>
    <style:style style:name="T4858" style:parent-style-name="AncientGreekἈρχαίαἑλληνικά" style:family="text">
      <style:text-properties style:font-weight-complex="bold" style:font-size-complex="14pt" fo:language="el" fo:country="GR"/>
    </style:style>
    <style:style style:name="T4859" style:parent-style-name="AncientGreekἈρχαίαἑλληνικά" style:family="text">
      <style:text-properties style:font-weight-complex="bold" style:font-size-complex="14pt"/>
    </style:style>
    <style:style style:name="T4860" style:parent-style-name="AncientGreekἈρχαίαἑλληνικά" style:family="text">
      <style:text-properties style:font-weight-complex="bold" style:font-size-complex="14pt" fo:language="el" fo:country="GR"/>
    </style:style>
    <style:style style:name="T4861" style:parent-style-name="AncientGreekἈρχαίαἑλληνικά" style:family="text">
      <style:text-properties style:font-weight-complex="bold" style:font-size-complex="14pt"/>
    </style:style>
    <style:style style:name="T4862" style:parent-style-name="AncientGreekἈρχαίαἑλληνικά" style:family="text">
      <style:text-properties style:font-weight-complex="bold" style:font-size-complex="14pt" fo:language="el" fo:country="GR"/>
    </style:style>
    <style:style style:name="T4863" style:parent-style-name="AncientGreekἈρχαίαἑλληνικά" style:family="text">
      <style:text-properties style:font-weight-complex="bold" style:font-size-complex="14pt"/>
    </style:style>
    <style:style style:name="T4864" style:parent-style-name="AncientGreekἈρχαίαἑλληνικά" style:family="text">
      <style:text-properties style:font-weight-complex="bold" style:font-size-complex="14pt" fo:language="el" fo:country="GR"/>
    </style:style>
    <style:style style:name="T4865" style:parent-style-name="AncientGreekἈρχαίαἑλληνικά" style:family="text">
      <style:text-properties style:font-weight-complex="bold" style:font-size-complex="14pt"/>
    </style:style>
    <style:style style:name="T4866" style:parent-style-name="AncientGreekἈρχαίαἑλληνικά" style:family="text">
      <style:text-properties style:font-weight-complex="bold" style:font-size-complex="14pt" fo:language="el" fo:country="GR"/>
    </style:style>
    <style:style style:name="T4867" style:parent-style-name="AncientGreekἈρχαίαἑλληνικά" style:family="text">
      <style:text-properties style:font-weight-complex="bold" style:font-size-complex="14pt"/>
    </style:style>
    <style:style style:name="T4868" style:parent-style-name="AncientGreekἈρχαίαἑλληνικά" style:family="text">
      <style:text-properties style:font-weight-complex="bold" style:font-size-complex="14pt" fo:language="el" fo:country="GR"/>
    </style:style>
    <style:style style:name="T4869" style:parent-style-name="AncientGreekἈρχαίαἑλληνικά" style:family="text">
      <style:text-properties style:font-weight-complex="bold" style:font-size-complex="14pt"/>
    </style:style>
    <style:style style:name="T4870" style:parent-style-name="AncientGreekἈρχαίαἑλληνικά" style:family="text">
      <style:text-properties style:font-weight-complex="bold" style:font-size-complex="14pt" fo:language="el" fo:country="GR"/>
    </style:style>
    <style:style style:name="T4871" style:parent-style-name="AncientGreekἈρχαίαἑλληνικά" style:family="text">
      <style:text-properties style:font-weight-complex="bold" style:font-size-complex="14pt"/>
    </style:style>
    <style:style style:name="T4872" style:parent-style-name="AncientGreekἈρχαίαἑλληνικά" style:family="text">
      <style:text-properties style:font-weight-complex="bold" style:font-size-complex="14pt" fo:language="el" fo:country="GR"/>
    </style:style>
    <style:style style:name="T4873" style:parent-style-name="AncientGreekἈρχαίαἑλληνικά" style:family="text">
      <style:text-properties style:font-weight-complex="bold" style:font-size-complex="14pt"/>
    </style:style>
    <style:style style:name="T4874" style:parent-style-name="AncientGreekἈρχαίαἑλληνικά" style:family="text">
      <style:text-properties style:font-weight-complex="bold" style:font-size-complex="14pt" fo:language="el" fo:country="GR"/>
    </style:style>
    <style:style style:name="T4875" style:parent-style-name="AncientGreekἈρχαίαἑλληνικά" style:family="text">
      <style:text-properties style:font-weight-complex="bold" style:font-size-complex="14pt"/>
    </style:style>
    <style:style style:name="T4876" style:parent-style-name="AncientGreekἈρχαίαἑλληνικά" style:family="text">
      <style:text-properties style:font-weight-complex="bold" style:font-size-complex="14pt" fo:language="el" fo:country="GR"/>
    </style:style>
    <style:style style:name="T4877" style:parent-style-name="AncientGreekἈρχαίαἑλληνικά" style:family="text">
      <style:text-properties style:font-weight-complex="bold" style:font-size-complex="14pt"/>
    </style:style>
    <style:style style:name="T4878" style:parent-style-name="AncientGreekἈρχαίαἑλληνικά" style:family="text">
      <style:text-properties style:font-weight-complex="bold" style:font-size-complex="14pt" fo:language="el" fo:country="GR"/>
    </style:style>
    <style:style style:name="T4879" style:parent-style-name="AncientGreekἈρχαίαἑλληνικά" style:family="text">
      <style:text-properties style:font-weight-complex="bold" style:font-size-complex="14pt"/>
    </style:style>
    <style:style style:name="T4880" style:parent-style-name="AncientGreekἈρχαίαἑλληνικά" style:family="text">
      <style:text-properties style:font-weight-complex="bold" style:font-size-complex="14pt" fo:language="el" fo:country="GR"/>
    </style:style>
    <style:style style:name="T4881" style:parent-style-name="AncientGreekἈρχαίαἑλληνικά" style:family="text">
      <style:text-properties style:font-weight-complex="bold" style:font-size-complex="14pt"/>
    </style:style>
    <style:style style:name="T4882" style:parent-style-name="AncientGreekἈρχαίαἑλληνικά" style:family="text">
      <style:text-properties style:font-weight-complex="bold" style:font-size-complex="14pt" fo:language="el" fo:country="GR"/>
    </style:style>
    <style:style style:name="T4883" style:parent-style-name="AncientGreekἈρχαίαἑλληνικά" style:family="text">
      <style:text-properties style:font-weight-complex="bold" style:font-size-complex="14pt"/>
    </style:style>
    <style:style style:name="T4884" style:parent-style-name="AncientGreekἈρχαίαἑλληνικά" style:family="text">
      <style:text-properties style:font-weight-complex="bold" style:font-size-complex="14pt" fo:language="el" fo:country="GR"/>
    </style:style>
    <style:style style:name="T4885" style:parent-style-name="AncientGreekἈρχαίαἑλληνικά" style:family="text">
      <style:text-properties style:font-weight-complex="bold" style:font-size-complex="14pt"/>
    </style:style>
    <style:style style:name="T4886" style:parent-style-name="AncientGreekἈρχαίαἑλληνικά" style:family="text">
      <style:text-properties style:font-weight-complex="bold" style:font-size-complex="14pt" fo:language="el" fo:country="GR"/>
    </style:style>
    <style:style style:name="T4887" style:parent-style-name="AncientGreekἈρχαίαἑλληνικά" style:family="text">
      <style:text-properties style:font-weight-complex="bold" style:font-size-complex="14pt"/>
    </style:style>
    <style:style style:name="T4888" style:parent-style-name="AncientGreekἈρχαίαἑλληνικά" style:family="text">
      <style:text-properties style:font-weight-complex="bold" style:font-size-complex="14pt" fo:language="el" fo:country="GR"/>
    </style:style>
    <style:style style:name="T4889" style:parent-style-name="AncientGreekἈρχαίαἑλληνικά" style:family="text">
      <style:text-properties style:font-weight-complex="bold" style:font-size-complex="14pt"/>
    </style:style>
    <style:style style:name="T4890" style:parent-style-name="AncientGreekἈρχαίαἑλληνικά" style:family="text">
      <style:text-properties style:font-weight-complex="bold" style:font-size-complex="14pt" fo:language="el" fo:country="GR"/>
    </style:style>
    <style:style style:name="T4891" style:parent-style-name="AncientGreekἈρχαίαἑλληνικά" style:family="text">
      <style:text-properties style:font-weight-complex="bold" style:font-size-complex="14pt"/>
    </style:style>
    <style:style style:name="T4892" style:parent-style-name="AncientGreekἈρχαίαἑλληνικά" style:family="text">
      <style:text-properties style:font-weight-complex="bold" style:font-size-complex="14pt" fo:language="el" fo:country="GR"/>
    </style:style>
    <style:style style:name="T4893" style:parent-style-name="AncientGreekἈρχαίαἑλληνικά" style:family="text">
      <style:text-properties style:font-weight-complex="bold" style:font-size-complex="14pt"/>
    </style:style>
    <style:style style:name="T4894" style:parent-style-name="AncientGreekἈρχαίαἑλληνικά" style:family="text">
      <style:text-properties style:font-weight-complex="bold" style:font-size-complex="14pt" fo:language="el" fo:country="GR"/>
    </style:style>
    <style:style style:name="T4895" style:parent-style-name="AncientGreekἈρχαίαἑλληνικά" style:family="text">
      <style:text-properties style:font-weight-complex="bold" style:font-size-complex="14pt"/>
    </style:style>
    <style:style style:name="T4896" style:parent-style-name="AncientGreekἈρχαίαἑλληνικά" style:family="text">
      <style:text-properties style:font-weight-complex="bold" style:font-size-complex="14pt" fo:language="el" fo:country="GR"/>
    </style:style>
    <style:style style:name="T4897" style:parent-style-name="AncientGreekἈρχαίαἑλληνικά" style:family="text">
      <style:text-properties style:font-weight-complex="bold" style:font-size-complex="14pt"/>
    </style:style>
    <style:style style:name="T4898" style:parent-style-name="AncientGreekἈρχαίαἑλληνικά" style:family="text">
      <style:text-properties style:font-weight-complex="bold" style:font-size-complex="14pt" fo:language="el" fo:country="GR"/>
    </style:style>
    <style:style style:name="T4899" style:parent-style-name="AncientGreekἈρχαίαἑλληνικά" style:family="text">
      <style:text-properties style:font-weight-complex="bold" style:font-size-complex="14pt"/>
    </style:style>
    <style:style style:name="T4900" style:parent-style-name="AncientGreekἈρχαίαἑλληνικά" style:family="text">
      <style:text-properties style:font-weight-complex="bold" style:font-size-complex="14pt" fo:language="el" fo:country="GR"/>
    </style:style>
    <style:style style:name="T4901" style:parent-style-name="AncientGreekἈρχαίαἑλληνικά" style:family="text">
      <style:text-properties style:font-weight-complex="bold" style:font-size-complex="14pt"/>
    </style:style>
    <style:style style:name="T4902" style:parent-style-name="AncientGreekἈρχαίαἑλληνικά" style:family="text">
      <style:text-properties style:font-weight-complex="bold" style:font-size-complex="14pt" fo:language="el" fo:country="GR"/>
    </style:style>
    <style:style style:name="T4903" style:parent-style-name="AncientGreekἈρχαίαἑλληνικά" style:family="text">
      <style:text-properties style:font-weight-complex="bold" style:font-size-complex="14pt"/>
    </style:style>
    <style:style style:name="T4904" style:parent-style-name="AncientGreekἈρχαίαἑλληνικά" style:family="text">
      <style:text-properties style:font-weight-complex="bold" style:font-size-complex="14pt" fo:language="el" fo:country="GR"/>
    </style:style>
    <style:style style:name="T4905" style:parent-style-name="AncientGreekἈρχαίαἑλληνικά" style:family="text">
      <style:text-properties style:font-weight-complex="bold" style:font-size-complex="14pt"/>
    </style:style>
    <style:style style:name="T4906" style:parent-style-name="AncientGreekἈρχαίαἑλληνικά" style:family="text">
      <style:text-properties style:font-weight-complex="bold" style:font-size-complex="14pt" fo:language="el" fo:country="GR"/>
    </style:style>
    <style:style style:name="T4907" style:parent-style-name="AncientGreekἈρχαίαἑλληνικά" style:family="text">
      <style:text-properties style:font-weight-complex="bold" style:font-size-complex="14pt"/>
    </style:style>
    <style:style style:name="T4908" style:parent-style-name="AncientGreekἈρχαίαἑλληνικά" style:family="text">
      <style:text-properties style:font-weight-complex="bold" style:font-size-complex="14pt" fo:language="el" fo:country="GR"/>
    </style:style>
    <style:style style:name="T4909" style:parent-style-name="AncientGreekἈρχαίαἑλληνικά" style:family="text">
      <style:text-properties style:font-weight-complex="bold" style:font-size-complex="14pt"/>
    </style:style>
    <style:style style:name="T4910" style:parent-style-name="AncientGreekἈρχαίαἑλληνικά" style:family="text">
      <style:text-properties style:font-weight-complex="bold" style:font-size-complex="14pt" fo:language="el" fo:country="GR"/>
    </style:style>
    <style:style style:name="T4911" style:parent-style-name="AncientGreekἈρχαίαἑλληνικά" style:family="text">
      <style:text-properties style:font-weight-complex="bold" style:font-size-complex="14pt"/>
    </style:style>
    <style:style style:name="T4912" style:parent-style-name="AncientGreekἈρχαίαἑλληνικά" style:family="text">
      <style:text-properties style:font-weight-complex="bold" style:font-size-complex="14pt" fo:language="el" fo:country="GR"/>
    </style:style>
    <style:style style:name="T4913" style:parent-style-name="AncientGreekἈρχαίαἑλληνικά" style:family="text">
      <style:text-properties style:font-weight-complex="bold" style:font-size-complex="14pt"/>
    </style:style>
    <style:style style:name="T4914" style:parent-style-name="AncientGreekἈρχαίαἑλληνικά" style:family="text">
      <style:text-properties style:font-weight-complex="bold" style:font-size-complex="14pt" fo:language="el" fo:country="GR"/>
    </style:style>
    <style:style style:name="T4915" style:parent-style-name="AncientGreekἈρχαίαἑλληνικά" style:family="text">
      <style:text-properties style:font-weight-complex="bold" style:font-size-complex="14pt"/>
    </style:style>
    <style:style style:name="T4916" style:parent-style-name="AncientGreekἈρχαίαἑλληνικά" style:family="text">
      <style:text-properties style:font-weight-complex="bold" style:font-size-complex="14pt" fo:language="el" fo:country="GR"/>
    </style:style>
    <style:style style:name="T4917" style:parent-style-name="AncientGreekἈρχαίαἑλληνικά" style:family="text">
      <style:text-properties style:font-weight-complex="bold" style:font-size-complex="14pt"/>
    </style:style>
    <style:style style:name="T4918" style:parent-style-name="AncientGreekἈρχαίαἑλληνικά" style:family="text">
      <style:text-properties style:font-weight-complex="bold" style:font-size-complex="14pt" fo:language="el" fo:country="GR"/>
    </style:style>
    <style:style style:name="T4919" style:parent-style-name="AncientGreekἈρχαίαἑλληνικά" style:family="text">
      <style:text-properties style:font-weight-complex="bold" style:font-size-complex="14pt"/>
    </style:style>
    <style:style style:name="T4920" style:parent-style-name="AncientGreekἈρχαίαἑλληνικά" style:family="text">
      <style:text-properties style:font-weight-complex="bold" style:font-size-complex="14pt" fo:language="el" fo:country="GR"/>
    </style:style>
    <style:style style:name="T4921" style:parent-style-name="AncientGreekἈρχαίαἑλληνικά" style:family="text">
      <style:text-properties style:font-weight-complex="bold" style:font-size-complex="14pt"/>
    </style:style>
    <style:style style:name="T4922" style:parent-style-name="AncientGreekἈρχαίαἑλληνικά" style:family="text">
      <style:text-properties style:font-weight-complex="bold" style:font-size-complex="14pt" fo:language="el" fo:country="GR"/>
    </style:style>
    <style:style style:name="T4923" style:parent-style-name="AncientGreekἈρχαίαἑλληνικά" style:family="text">
      <style:text-properties style:font-weight-complex="bold" style:font-size-complex="14pt"/>
    </style:style>
    <style:style style:name="T4924" style:parent-style-name="AncientGreekἈρχαίαἑλληνικά" style:family="text">
      <style:text-properties style:font-weight-complex="bold" style:font-size-complex="14pt" fo:language="el" fo:country="GR"/>
    </style:style>
    <style:style style:name="T4925" style:parent-style-name="AncientGreekἈρχαίαἑλληνικά" style:family="text">
      <style:text-properties style:font-weight-complex="bold" style:font-size-complex="14pt"/>
    </style:style>
    <style:style style:name="T4926" style:parent-style-name="AncientGreekἈρχαίαἑλληνικά" style:family="text">
      <style:text-properties style:font-weight-complex="bold" style:font-size-complex="14pt" fo:language="el" fo:country="GR"/>
    </style:style>
    <style:style style:name="T4927" style:parent-style-name="AncientGreekἈρχαίαἑλληνικά" style:family="text">
      <style:text-properties style:font-weight-complex="bold" style:font-size-complex="14pt"/>
    </style:style>
    <style:style style:name="T4928" style:parent-style-name="AncientGreekἈρχαίαἑλληνικά" style:family="text">
      <style:text-properties style:font-weight-complex="bold" style:font-size-complex="14pt" fo:language="el" fo:country="GR"/>
    </style:style>
    <style:style style:name="T4929" style:parent-style-name="AncientGreekἈρχαίαἑλληνικά" style:family="text">
      <style:text-properties style:font-weight-complex="bold" style:font-size-complex="14pt"/>
    </style:style>
    <style:style style:name="T4930" style:parent-style-name="AncientGreekἈρχαίαἑλληνικά" style:family="text">
      <style:text-properties style:font-weight-complex="bold" style:font-size-complex="14pt" fo:language="el" fo:country="GR"/>
    </style:style>
    <style:style style:name="T4931" style:parent-style-name="AncientGreekἈρχαίαἑλληνικά" style:family="text">
      <style:text-properties style:font-weight-complex="bold" style:font-size-complex="14pt"/>
    </style:style>
    <style:style style:name="T4932" style:parent-style-name="AncientGreekἈρχαίαἑλληνικά" style:family="text">
      <style:text-properties style:font-weight-complex="bold" style:font-size-complex="14pt" fo:language="el" fo:country="GR"/>
    </style:style>
    <style:style style:name="T4933" style:parent-style-name="AncientGreekἈρχαίαἑλληνικά" style:family="text">
      <style:text-properties style:font-weight-complex="bold" style:font-size-complex="14pt"/>
    </style:style>
    <style:style style:name="T4934" style:parent-style-name="AncientGreekἈρχαίαἑλληνικά" style:family="text">
      <style:text-properties style:font-weight-complex="bold" style:font-size-complex="14pt" fo:language="el" fo:country="GR"/>
    </style:style>
    <style:style style:name="T4935" style:parent-style-name="AncientGreekἈρχαίαἑλληνικά" style:family="text">
      <style:text-properties style:font-weight-complex="bold" style:font-size-complex="14pt"/>
    </style:style>
    <style:style style:name="T4936" style:parent-style-name="AncientGreekἈρχαίαἑλληνικά" style:family="text">
      <style:text-properties style:font-weight-complex="bold" style:font-size-complex="14pt" fo:language="el" fo:country="GR"/>
    </style:style>
    <style:style style:name="T4937" style:parent-style-name="AncientGreekἈρχαίαἑλληνικά" style:family="text">
      <style:text-properties style:font-weight-complex="bold" style:font-size-complex="14pt"/>
    </style:style>
    <style:style style:name="T4938" style:parent-style-name="AncientGreekἈρχαίαἑλληνικά" style:family="text">
      <style:text-properties style:font-weight-complex="bold" style:font-size-complex="14pt" fo:language="el" fo:country="GR"/>
    </style:style>
    <style:style style:name="T4939" style:parent-style-name="AncientGreekἈρχαίαἑλληνικά" style:family="text">
      <style:text-properties style:font-weight-complex="bold" style:font-size-complex="14pt"/>
    </style:style>
    <style:style style:name="T4940" style:parent-style-name="AncientGreekἈρχαίαἑλληνικά" style:family="text">
      <style:text-properties style:font-weight-complex="bold" style:font-size-complex="14pt" fo:language="el" fo:country="GR"/>
    </style:style>
    <style:style style:name="T4941" style:parent-style-name="AncientGreekἈρχαίαἑλληνικά" style:family="text">
      <style:text-properties style:font-weight-complex="bold" style:font-size-complex="14pt"/>
    </style:style>
    <style:style style:name="T4942" style:parent-style-name="AncientGreekἈρχαίαἑλληνικά" style:family="text">
      <style:text-properties style:font-weight-complex="bold" style:font-size-complex="14pt" fo:language="el" fo:country="GR"/>
    </style:style>
    <style:style style:name="T4943" style:parent-style-name="AncientGreekἈρχαίαἑλληνικά" style:family="text">
      <style:text-properties style:font-weight-complex="bold" style:font-size-complex="14pt"/>
    </style:style>
    <style:style style:name="T4944" style:parent-style-name="AncientGreekἈρχαίαἑλληνικά" style:family="text">
      <style:text-properties style:font-weight-complex="bold" style:font-size-complex="14pt" fo:language="el" fo:country="GR"/>
    </style:style>
    <style:style style:name="T4945" style:parent-style-name="AncientGreekἈρχαίαἑλληνικά" style:family="text">
      <style:text-properties style:font-weight-complex="bold" style:font-size-complex="14pt"/>
    </style:style>
    <style:style style:name="T4946" style:parent-style-name="AncientGreekἈρχαίαἑλληνικά" style:family="text">
      <style:text-properties style:font-weight-complex="bold" style:font-size-complex="14pt" fo:language="el" fo:country="GR"/>
    </style:style>
    <style:style style:name="T4947" style:parent-style-name="AncientGreekἈρχαίαἑλληνικά" style:family="text">
      <style:text-properties style:font-weight-complex="bold" style:font-size-complex="14pt"/>
    </style:style>
    <style:style style:name="T4948" style:parent-style-name="AncientGreekἈρχαίαἑλληνικά" style:family="text">
      <style:text-properties style:font-weight-complex="bold" style:font-size-complex="14pt" fo:language="el" fo:country="GR"/>
    </style:style>
    <style:style style:name="T4949" style:parent-style-name="AncientGreekἈρχαίαἑλληνικά" style:family="text">
      <style:text-properties style:font-weight-complex="bold" style:font-size-complex="14pt"/>
    </style:style>
    <style:style style:name="T4950" style:parent-style-name="AncientGreekἈρχαίαἑλληνικά" style:family="text">
      <style:text-properties style:font-weight-complex="bold" style:font-size-complex="14pt" fo:language="el" fo:country="GR"/>
    </style:style>
    <style:style style:name="T4951" style:parent-style-name="AncientGreekἈρχαίαἑλληνικά" style:family="text">
      <style:text-properties style:font-weight-complex="bold" style:font-size-complex="14pt"/>
    </style:style>
    <style:style style:name="T4952" style:parent-style-name="AncientGreekἈρχαίαἑλληνικά" style:family="text">
      <style:text-properties style:font-weight-complex="bold" style:font-size-complex="14pt" fo:language="el" fo:country="GR"/>
    </style:style>
    <style:style style:name="T4953" style:parent-style-name="AncientGreekἈρχαίαἑλληνικά" style:family="text">
      <style:text-properties style:font-weight-complex="bold" style:font-size-complex="14pt"/>
    </style:style>
    <style:style style:name="T4954" style:parent-style-name="AncientGreekἈρχαίαἑλληνικά" style:family="text">
      <style:text-properties style:font-weight-complex="bold" style:font-size-complex="14pt" fo:language="el" fo:country="GR"/>
    </style:style>
    <style:style style:name="T4955" style:parent-style-name="AncientGreekἈρχαίαἑλληνικά" style:family="text">
      <style:text-properties style:font-weight-complex="bold" style:font-size-complex="14pt"/>
    </style:style>
    <style:style style:name="P4956" style:parent-style-name="Standard" style:family="paragraph">
      <style:paragraph-properties fo:widows="0" fo:orphans="0"/>
    </style:style>
    <style:style style:name="T4957" style:parent-style-name="AncientGreekἈρχαίαἑλληνικά" style:family="text">
      <style:text-properties style:font-weight-complex="bold" style:font-size-complex="14pt" fo:language="el" fo:country="GR"/>
    </style:style>
    <style:style style:name="T4958" style:parent-style-name="AncientGreekἈρχαίαἑλληνικά" style:family="text">
      <style:text-properties style:font-weight-complex="bold" style:font-size-complex="14pt"/>
    </style:style>
    <style:style style:name="T4959" style:parent-style-name="AncientGreekἈρχαίαἑλληνικά" style:family="text">
      <style:text-properties style:font-weight-complex="bold" style:font-size-complex="14pt" fo:language="el" fo:country="GR"/>
    </style:style>
    <style:style style:name="T4960" style:parent-style-name="AncientGreekἈρχαίαἑλληνικά" style:family="text">
      <style:text-properties style:font-weight-complex="bold" style:font-size-complex="14pt"/>
    </style:style>
    <style:style style:name="T4961" style:parent-style-name="AncientGreekἈρχαίαἑλληνικά" style:family="text">
      <style:text-properties style:font-weight-complex="bold" style:font-size-complex="14pt" fo:language="el" fo:country="GR"/>
    </style:style>
    <style:style style:name="T4962" style:parent-style-name="AncientGreekἈρχαίαἑλληνικά" style:family="text">
      <style:text-properties style:font-weight-complex="bold" style:font-size-complex="14pt"/>
    </style:style>
    <style:style style:name="T4963" style:parent-style-name="AncientGreekἈρχαίαἑλληνικά" style:family="text">
      <style:text-properties style:font-weight-complex="bold" style:font-size-complex="14pt" fo:language="el" fo:country="GR"/>
    </style:style>
    <style:style style:name="T4964" style:parent-style-name="AncientGreekἈρχαίαἑλληνικά" style:family="text">
      <style:text-properties style:font-weight-complex="bold" style:font-size-complex="14pt"/>
    </style:style>
    <style:style style:name="T4965" style:parent-style-name="AncientGreekἈρχαίαἑλληνικά" style:family="text">
      <style:text-properties style:font-weight-complex="bold" style:font-size-complex="14pt" fo:language="el" fo:country="GR"/>
    </style:style>
    <style:style style:name="T4966" style:parent-style-name="AncientGreekἈρχαίαἑλληνικά" style:family="text">
      <style:text-properties style:font-weight-complex="bold" style:font-size-complex="14pt"/>
    </style:style>
    <style:style style:name="T4967" style:parent-style-name="AncientGreekἈρχαίαἑλληνικά" style:family="text">
      <style:text-properties style:font-weight-complex="bold" style:font-size-complex="14pt" fo:language="el" fo:country="GR"/>
    </style:style>
    <style:style style:name="T4968" style:parent-style-name="AncientGreekἈρχαίαἑλληνικά" style:family="text">
      <style:text-properties style:font-weight-complex="bold" style:font-size-complex="14pt"/>
    </style:style>
    <style:style style:name="T4969" style:parent-style-name="AncientGreekἈρχαίαἑλληνικά" style:family="text">
      <style:text-properties style:font-weight-complex="bold" style:font-size-complex="14pt" fo:language="el" fo:country="GR"/>
    </style:style>
    <style:style style:name="T4970" style:parent-style-name="AncientGreekἈρχαίαἑλληνικά" style:family="text">
      <style:text-properties style:font-weight-complex="bold" style:font-size-complex="14pt"/>
    </style:style>
    <style:style style:name="T4971" style:parent-style-name="AncientGreekἈρχαίαἑλληνικά" style:family="text">
      <style:text-properties style:font-weight-complex="bold" style:font-size-complex="14pt" fo:language="el" fo:country="GR"/>
    </style:style>
    <style:style style:name="T4972" style:parent-style-name="AncientGreekἈρχαίαἑλληνικά" style:family="text">
      <style:text-properties style:font-weight-complex="bold" style:font-size-complex="14pt"/>
    </style:style>
    <style:style style:name="T4973" style:parent-style-name="AncientGreekἈρχαίαἑλληνικά" style:family="text">
      <style:text-properties style:font-weight-complex="bold" style:font-size-complex="14pt" fo:language="el" fo:country="GR"/>
    </style:style>
    <style:style style:name="T4974" style:parent-style-name="AncientGreekἈρχαίαἑλληνικά" style:family="text">
      <style:text-properties style:font-weight-complex="bold" style:font-size-complex="14pt"/>
    </style:style>
    <style:style style:name="T4975" style:parent-style-name="AncientGreekἈρχαίαἑλληνικά" style:family="text">
      <style:text-properties style:font-weight-complex="bold" style:font-size-complex="14pt" fo:language="el" fo:country="GR"/>
    </style:style>
    <style:style style:name="T4976" style:parent-style-name="AncientGreekἈρχαίαἑλληνικά" style:family="text">
      <style:text-properties style:font-weight-complex="bold" style:font-size-complex="14pt"/>
    </style:style>
    <style:style style:name="T4977" style:parent-style-name="AncientGreekἈρχαίαἑλληνικά" style:family="text">
      <style:text-properties style:font-weight-complex="bold" style:font-size-complex="14pt" fo:language="el" fo:country="GR"/>
    </style:style>
    <style:style style:name="T4978" style:parent-style-name="AncientGreekἈρχαίαἑλληνικά" style:family="text">
      <style:text-properties style:font-weight-complex="bold" style:font-size-complex="14pt"/>
    </style:style>
    <style:style style:name="T4979" style:parent-style-name="AncientGreekἈρχαίαἑλληνικά" style:family="text">
      <style:text-properties style:font-weight-complex="bold" style:font-size-complex="14pt" fo:language="el" fo:country="GR"/>
    </style:style>
    <style:style style:name="T4980" style:parent-style-name="AncientGreekἈρχαίαἑλληνικά" style:family="text">
      <style:text-properties style:font-weight-complex="bold" style:font-size-complex="14pt"/>
    </style:style>
    <style:style style:name="T4981" style:parent-style-name="AncientGreekἈρχαίαἑλληνικά" style:family="text">
      <style:text-properties style:font-weight-complex="bold" style:font-size-complex="14pt" fo:language="el" fo:country="GR"/>
    </style:style>
    <style:style style:name="T4982" style:parent-style-name="AncientGreekἈρχαίαἑλληνικά" style:family="text">
      <style:text-properties style:font-weight-complex="bold" style:font-size-complex="14pt"/>
    </style:style>
    <style:style style:name="T4983" style:parent-style-name="AncientGreekἈρχαίαἑλληνικά" style:family="text">
      <style:text-properties style:font-weight-complex="bold" style:font-size-complex="14pt" fo:language="el" fo:country="GR"/>
    </style:style>
    <style:style style:name="T4984" style:parent-style-name="AncientGreekἈρχαίαἑλληνικά" style:family="text">
      <style:text-properties style:font-weight-complex="bold" style:font-size-complex="14pt"/>
    </style:style>
    <style:style style:name="T4985" style:parent-style-name="AncientGreekἈρχαίαἑλληνικά" style:family="text">
      <style:text-properties style:font-weight-complex="bold" style:font-size-complex="14pt" fo:language="el" fo:country="GR"/>
    </style:style>
    <style:style style:name="T4986" style:parent-style-name="AncientGreekἈρχαίαἑλληνικά" style:family="text">
      <style:text-properties style:font-weight-complex="bold" style:font-size-complex="14pt"/>
    </style:style>
    <style:style style:name="T4987" style:parent-style-name="AncientGreekἈρχαίαἑλληνικά" style:family="text">
      <style:text-properties style:font-weight-complex="bold" style:font-size-complex="14pt" fo:language="el" fo:country="GR"/>
    </style:style>
    <style:style style:name="T4988" style:parent-style-name="AncientGreekἈρχαίαἑλληνικά" style:family="text">
      <style:text-properties style:font-weight-complex="bold" style:font-size-complex="14pt"/>
    </style:style>
    <style:style style:name="T4989" style:parent-style-name="AncientGreekἈρχαίαἑλληνικά" style:family="text">
      <style:text-properties style:font-weight-complex="bold" style:font-size-complex="14pt" fo:language="el" fo:country="GR"/>
    </style:style>
    <style:style style:name="T4990" style:parent-style-name="AncientGreekἈρχαίαἑλληνικά" style:family="text">
      <style:text-properties style:font-weight-complex="bold" style:font-size-complex="14pt"/>
    </style:style>
    <style:style style:name="T4991" style:parent-style-name="AncientGreekἈρχαίαἑλληνικά" style:family="text">
      <style:text-properties style:font-weight-complex="bold" style:font-size-complex="14pt" fo:language="el" fo:country="GR"/>
    </style:style>
    <style:style style:name="T4992" style:parent-style-name="AncientGreekἈρχαίαἑλληνικά" style:family="text">
      <style:text-properties style:font-weight-complex="bold" style:font-size-complex="14pt"/>
    </style:style>
    <style:style style:name="T4993" style:parent-style-name="AncientGreekἈρχαίαἑλληνικά" style:family="text">
      <style:text-properties style:font-weight-complex="bold" style:font-size-complex="14pt" fo:language="el" fo:country="GR"/>
    </style:style>
    <style:style style:name="T4994" style:parent-style-name="AncientGreekἈρχαίαἑλληνικά" style:family="text">
      <style:text-properties style:font-weight-complex="bold" style:font-size-complex="14pt"/>
    </style:style>
    <style:style style:name="TableCell4995" style:family="table-cell">
      <style:table-cell-properties fo:border="0.0069in solid #000000" fo:background-color="#FFFFFF" style:writing-mode="lr-tb" fo:padding-top="0in" fo:padding-left="0.1527in" fo:padding-bottom="0in" fo:padding-right="0.15in"/>
    </style:style>
    <style:style style:name="P4996" style:parent-style-name="Standard" style:family="paragraph">
      <style:paragraph-properties fo:widows="0" fo:orphans="0"/>
      <style:text-properties style:font-name="AncientGreek"/>
    </style:style>
    <style:style style:name="P4997" style:parent-style-name="Standard" style:family="paragraph">
      <style:paragraph-properties fo:widows="0" fo:orphans="0"/>
      <style:text-properties style:font-name="AncientGreek"/>
    </style:style>
    <style:style style:name="P4998" style:parent-style-name="Standard" style:family="paragraph">
      <style:paragraph-properties fo:widows="0" fo:orphans="0"/>
      <style:text-properties style:font-name="AncientGreek"/>
    </style:style>
    <style:style style:name="P4999" style:parent-style-name="Standard" style:family="paragraph">
      <style:paragraph-properties fo:widows="0" fo:orphans="0"/>
      <style:text-properties style:font-name="AncientGreek"/>
    </style:style>
    <style:style style:name="TableRow5000" style:family="table-row">
      <style:table-row-properties style:min-row-height="0.0138in" style:use-optimal-row-height="false" fo:keep-together="always"/>
    </style:style>
    <style:style style:name="TableCell5001" style:family="table-cell">
      <style:table-cell-properties fo:border="0.0069in solid #000000" fo:background-color="#FFFFFF" style:writing-mode="lr-tb" fo:padding-top="0in" fo:padding-left="0.1527in" fo:padding-bottom="0in" fo:padding-right="0.15in"/>
    </style:style>
    <style:style style:name="P5002" style:parent-style-name="Standard" style:family="paragraph">
      <style:paragraph-properties fo:keep-with-next="always" fo:widows="0" fo:orphans="0" fo:text-align="center">
        <style:tab-stops>
          <style:tab-stop style:type="center" style:position="1in"/>
          <style:tab-stop style:type="left" style:position="2.4687in"/>
        </style:tab-stops>
      </style:paragraph-properties>
    </style:style>
    <style:style style:name="T5003" style:parent-style-name="AncientGreekἈρχαίαἑλληνικά" style:family="text">
      <style:text-properties fo:font-weight="bold" style:font-weight-asian="bold" style:font-weight-complex="bold" fo:font-size="18pt" style:font-size-asian="18pt" style:font-size-complex="14pt"/>
    </style:style>
    <style:style style:name="T500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005" style:parent-style-name="AncientGreekἈρχαίαἑλληνικά" style:family="text">
      <style:text-properties fo:font-weight="bold" style:font-weight-asian="bold" style:font-weight-complex="bold" fo:font-size="18pt" style:font-size-asian="18pt" style:font-size-complex="14pt"/>
    </style:style>
    <style:style style:name="T500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007" style:parent-style-name="AncientGreekἈρχαίαἑλληνικά" style:family="text">
      <style:text-properties fo:font-weight="bold" style:font-weight-asian="bold" style:font-weight-complex="bold" fo:font-size="18pt" style:font-size-asian="18pt" style:font-size-complex="14pt"/>
    </style:style>
    <style:style style:name="T500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009" style:parent-style-name="AncientGreekἈρχαίαἑλληνικά" style:family="text">
      <style:text-properties fo:font-weight="bold" style:font-weight-asian="bold" style:font-weight-complex="bold" fo:font-size="18pt" style:font-size-asian="18pt" style:font-size-complex="14pt"/>
    </style:style>
    <style:style style:name="T5010" style:parent-style-name="AncientGreekἈρχαίαἑλληνικά" style:family="text">
      <style:text-properties fo:font-weight="bold" style:font-weight-asian="bold" style:font-weight-complex="bold" fo:font-size="18pt" style:font-size-asian="18pt" style:font-size-complex="14pt"/>
    </style:style>
    <style:style style:name="T5011" style:parent-style-name="AncientGreekἈρχαίαἑλληνικά" style:family="text">
      <style:text-properties style:font-weight-complex="bold" style:font-size-complex="14pt" fo:language="el" fo:country="GR"/>
    </style:style>
    <style:style style:name="T5012" style:parent-style-name="AncientGreekἈρχαίαἑλληνικά" style:family="text">
      <style:text-properties style:font-weight-complex="bold" style:font-size-complex="14pt"/>
    </style:style>
    <style:style style:name="T5013" style:parent-style-name="AncientGreekἈρχαίαἑλληνικά" style:family="text">
      <style:text-properties style:font-weight-complex="bold" style:font-size-complex="14pt" fo:language="el" fo:country="GR"/>
    </style:style>
    <style:style style:name="T5014" style:parent-style-name="AncientGreekἈρχαίαἑλληνικά" style:family="text">
      <style:text-properties style:font-weight-complex="bold" style:font-size-complex="14pt"/>
    </style:style>
    <style:style style:name="T5015" style:parent-style-name="AncientGreekἈρχαίαἑλληνικά" style:family="text">
      <style:text-properties style:font-weight-complex="bold" style:font-size-complex="14pt" fo:language="el" fo:country="GR"/>
    </style:style>
    <style:style style:name="T5016" style:parent-style-name="AncientGreekἈρχαίαἑλληνικά" style:family="text">
      <style:text-properties style:font-weight-complex="bold" style:font-size-complex="14pt"/>
    </style:style>
    <style:style style:name="T5017" style:parent-style-name="AncientGreekἈρχαίαἑλληνικά" style:family="text">
      <style:text-properties style:font-weight-complex="bold" style:font-size-complex="14pt" fo:language="el" fo:country="GR"/>
    </style:style>
    <style:style style:name="T5018" style:parent-style-name="AncientGreekἈρχαίαἑλληνικά" style:family="text">
      <style:text-properties style:font-weight-complex="bold" style:font-size-complex="14pt"/>
    </style:style>
    <style:style style:name="T5019" style:parent-style-name="AncientGreekἈρχαίαἑλληνικά" style:family="text">
      <style:text-properties style:font-weight-complex="bold" style:font-size-complex="14pt" fo:language="el" fo:country="GR"/>
    </style:style>
    <style:style style:name="T5020" style:parent-style-name="AncientGreekἈρχαίαἑλληνικά" style:family="text">
      <style:text-properties style:font-weight-complex="bold" style:font-size-complex="14pt"/>
    </style:style>
    <style:style style:name="T5021" style:parent-style-name="AncientGreekἈρχαίαἑλληνικά" style:family="text">
      <style:text-properties style:font-weight-complex="bold" style:font-size-complex="14pt" fo:language="el" fo:country="GR"/>
    </style:style>
    <style:style style:name="T5022" style:parent-style-name="AncientGreekἈρχαίαἑλληνικά" style:family="text">
      <style:text-properties style:font-weight-complex="bold" style:font-size-complex="14pt"/>
    </style:style>
    <style:style style:name="T5023" style:parent-style-name="AncientGreekἈρχαίαἑλληνικά" style:family="text">
      <style:text-properties style:font-weight-complex="bold" style:font-size-complex="14pt" fo:language="el" fo:country="GR"/>
    </style:style>
    <style:style style:name="T5024" style:parent-style-name="AncientGreekἈρχαίαἑλληνικά" style:family="text">
      <style:text-properties style:font-weight-complex="bold" style:font-size-complex="14pt"/>
    </style:style>
    <style:style style:name="T5025" style:parent-style-name="AncientGreekἈρχαίαἑλληνικά" style:family="text">
      <style:text-properties style:font-weight-complex="bold" style:font-size-complex="14pt" fo:language="el" fo:country="GR"/>
    </style:style>
    <style:style style:name="T5026" style:parent-style-name="AncientGreekἈρχαίαἑλληνικά" style:family="text">
      <style:text-properties style:font-weight-complex="bold" style:font-size-complex="14pt"/>
    </style:style>
    <style:style style:name="T5027" style:parent-style-name="AncientGreekἈρχαίαἑλληνικά" style:family="text">
      <style:text-properties style:font-weight-complex="bold" style:font-size-complex="14pt" fo:language="el" fo:country="GR"/>
    </style:style>
    <style:style style:name="T5028" style:parent-style-name="AncientGreekἈρχαίαἑλληνικά" style:family="text">
      <style:text-properties style:font-weight-complex="bold" style:font-size-complex="14pt"/>
    </style:style>
    <style:style style:name="T5029" style:parent-style-name="AncientGreekἈρχαίαἑλληνικά" style:family="text">
      <style:text-properties style:font-weight-complex="bold" style:font-size-complex="14pt" fo:language="el" fo:country="GR"/>
    </style:style>
    <style:style style:name="T5030" style:parent-style-name="AncientGreekἈρχαίαἑλληνικά" style:family="text">
      <style:text-properties style:font-weight-complex="bold" style:font-size-complex="14pt"/>
    </style:style>
    <style:style style:name="T5031" style:parent-style-name="AncientGreekἈρχαίαἑλληνικά" style:family="text">
      <style:text-properties style:font-weight-complex="bold" style:font-size-complex="14pt" fo:language="el" fo:country="GR"/>
    </style:style>
    <style:style style:name="T5032" style:parent-style-name="AncientGreekἈρχαίαἑλληνικά" style:family="text">
      <style:text-properties style:font-weight-complex="bold" style:font-size-complex="14pt"/>
    </style:style>
    <style:style style:name="T5033" style:parent-style-name="AncientGreekἈρχαίαἑλληνικά" style:family="text">
      <style:text-properties style:font-weight-complex="bold" style:font-size-complex="14pt" fo:language="el" fo:country="GR"/>
    </style:style>
    <style:style style:name="T5034" style:parent-style-name="AncientGreekἈρχαίαἑλληνικά" style:family="text">
      <style:text-properties style:font-weight-complex="bold" style:font-size-complex="14pt"/>
    </style:style>
    <style:style style:name="T5035" style:parent-style-name="AncientGreekἈρχαίαἑλληνικά" style:family="text">
      <style:text-properties style:font-weight-complex="bold" style:font-size-complex="14pt" fo:language="el" fo:country="GR"/>
    </style:style>
    <style:style style:name="T5036" style:parent-style-name="AncientGreekἈρχαίαἑλληνικά" style:family="text">
      <style:text-properties style:font-weight-complex="bold" style:font-size-complex="14pt"/>
    </style:style>
    <style:style style:name="T5037" style:parent-style-name="AncientGreekἈρχαίαἑλληνικά" style:family="text">
      <style:text-properties style:font-weight-complex="bold" style:font-size-complex="14pt" fo:language="el" fo:country="GR"/>
    </style:style>
    <style:style style:name="T5038" style:parent-style-name="AncientGreekἈρχαίαἑλληνικά" style:family="text">
      <style:text-properties style:font-weight-complex="bold" style:font-size-complex="14pt"/>
    </style:style>
    <style:style style:name="T5039" style:parent-style-name="AncientGreekἈρχαίαἑλληνικά" style:family="text">
      <style:text-properties style:font-weight-complex="bold" style:font-size-complex="14pt" fo:language="el" fo:country="GR"/>
    </style:style>
    <style:style style:name="T5040" style:parent-style-name="AncientGreekἈρχαίαἑλληνικά" style:family="text">
      <style:text-properties style:font-weight-complex="bold" style:font-size-complex="14pt"/>
    </style:style>
    <style:style style:name="T5041" style:parent-style-name="AncientGreekἈρχαίαἑλληνικά" style:family="text">
      <style:text-properties style:font-weight-complex="bold" style:font-size-complex="14pt" fo:language="el" fo:country="GR"/>
    </style:style>
    <style:style style:name="T5042" style:parent-style-name="AncientGreekἈρχαίαἑλληνικά" style:family="text">
      <style:text-properties style:font-weight-complex="bold" style:font-size-complex="14pt"/>
    </style:style>
    <style:style style:name="T5043" style:parent-style-name="AncientGreekἈρχαίαἑλληνικά" style:family="text">
      <style:text-properties style:font-weight-complex="bold" style:font-size-complex="14pt" fo:language="el" fo:country="GR"/>
    </style:style>
    <style:style style:name="T5044" style:parent-style-name="AncientGreekἈρχαίαἑλληνικά" style:family="text">
      <style:text-properties style:font-weight-complex="bold" style:font-size-complex="14pt"/>
    </style:style>
    <style:style style:name="T5045" style:parent-style-name="AncientGreekἈρχαίαἑλληνικά" style:family="text">
      <style:text-properties style:font-weight-complex="bold" style:font-size-complex="14pt" fo:language="el" fo:country="GR"/>
    </style:style>
    <style:style style:name="T5046" style:parent-style-name="AncientGreekἈρχαίαἑλληνικά" style:family="text">
      <style:text-properties style:font-weight-complex="bold" style:font-size-complex="14pt"/>
    </style:style>
    <style:style style:name="T5047" style:parent-style-name="AncientGreekἈρχαίαἑλληνικά" style:family="text">
      <style:text-properties style:font-weight-complex="bold" style:font-size-complex="14pt" fo:language="el" fo:country="GR"/>
    </style:style>
    <style:style style:name="T5048" style:parent-style-name="AncientGreekἈρχαίαἑλληνικά" style:family="text">
      <style:text-properties style:font-weight-complex="bold" style:font-size-complex="14pt"/>
    </style:style>
    <style:style style:name="T5049" style:parent-style-name="AncientGreekἈρχαίαἑλληνικά" style:family="text">
      <style:text-properties style:font-weight-complex="bold" style:font-size-complex="14pt" fo:language="el" fo:country="GR"/>
    </style:style>
    <style:style style:name="T5050" style:parent-style-name="AncientGreekἈρχαίαἑλληνικά" style:family="text">
      <style:text-properties style:font-weight-complex="bold" style:font-size-complex="14pt"/>
    </style:style>
    <style:style style:name="T5051" style:parent-style-name="AncientGreekἈρχαίαἑλληνικά" style:family="text">
      <style:text-properties style:font-weight-complex="bold" style:font-size-complex="14pt" fo:language="el" fo:country="GR"/>
    </style:style>
    <style:style style:name="T5052" style:parent-style-name="AncientGreekἈρχαίαἑλληνικά" style:family="text">
      <style:text-properties style:font-weight-complex="bold" style:font-size-complex="14pt"/>
    </style:style>
    <style:style style:name="T5053" style:parent-style-name="AncientGreekἈρχαίαἑλληνικά" style:family="text">
      <style:text-properties style:font-weight-complex="bold" style:font-size-complex="14pt" fo:language="el" fo:country="GR"/>
    </style:style>
    <style:style style:name="T5054" style:parent-style-name="AncientGreekἈρχαίαἑλληνικά" style:family="text">
      <style:text-properties style:font-weight-complex="bold" style:font-size-complex="14pt"/>
    </style:style>
    <style:style style:name="T5055" style:parent-style-name="AncientGreekἈρχαίαἑλληνικά" style:family="text">
      <style:text-properties style:font-weight-complex="bold" style:font-size-complex="14pt" fo:language="el" fo:country="GR"/>
    </style:style>
    <style:style style:name="T5056" style:parent-style-name="AncientGreekἈρχαίαἑλληνικά" style:family="text">
      <style:text-properties style:font-weight-complex="bold" style:font-size-complex="14pt"/>
    </style:style>
    <style:style style:name="T5057" style:parent-style-name="AncientGreekἈρχαίαἑλληνικά" style:family="text">
      <style:text-properties style:font-weight-complex="bold" style:font-size-complex="14pt" fo:language="el" fo:country="GR"/>
    </style:style>
    <style:style style:name="T5058" style:parent-style-name="AncientGreekἈρχαίαἑλληνικά" style:family="text">
      <style:text-properties style:font-weight-complex="bold" style:font-size-complex="14pt"/>
    </style:style>
    <style:style style:name="T5059" style:parent-style-name="AncientGreekἈρχαίαἑλληνικά" style:family="text">
      <style:text-properties style:font-weight-complex="bold" style:font-size-complex="14pt" fo:language="el" fo:country="GR"/>
    </style:style>
    <style:style style:name="T5060" style:parent-style-name="AncientGreekἈρχαίαἑλληνικά" style:family="text">
      <style:text-properties style:font-weight-complex="bold" style:font-size-complex="14pt"/>
    </style:style>
    <style:style style:name="T5061" style:parent-style-name="AncientGreekἈρχαίαἑλληνικά" style:family="text">
      <style:text-properties style:font-weight-complex="bold" style:font-size-complex="14pt" fo:language="el" fo:country="GR"/>
    </style:style>
    <style:style style:name="T5062" style:parent-style-name="AncientGreekἈρχαίαἑλληνικά" style:family="text">
      <style:text-properties style:font-weight-complex="bold" style:font-size-complex="14pt"/>
    </style:style>
    <style:style style:name="T5063" style:parent-style-name="AncientGreekἈρχαίαἑλληνικά" style:family="text">
      <style:text-properties style:font-weight-complex="bold" style:font-size-complex="14pt" fo:language="el" fo:country="GR"/>
    </style:style>
    <style:style style:name="T5064" style:parent-style-name="AncientGreekἈρχαίαἑλληνικά" style:family="text">
      <style:text-properties style:font-weight-complex="bold" style:font-size-complex="14pt"/>
    </style:style>
    <style:style style:name="T5065" style:parent-style-name="AncientGreekἈρχαίαἑλληνικά" style:family="text">
      <style:text-properties style:font-weight-complex="bold" style:font-size-complex="14pt" fo:language="el" fo:country="GR"/>
    </style:style>
    <style:style style:name="T5066" style:parent-style-name="AncientGreekἈρχαίαἑλληνικά" style:family="text">
      <style:text-properties style:font-weight-complex="bold" style:font-size-complex="14pt"/>
    </style:style>
    <style:style style:name="T5067" style:parent-style-name="AncientGreekἈρχαίαἑλληνικά" style:family="text">
      <style:text-properties style:font-weight-complex="bold" style:font-size-complex="14pt" fo:language="el" fo:country="GR"/>
    </style:style>
    <style:style style:name="T5068" style:parent-style-name="AncientGreekἈρχαίαἑλληνικά" style:family="text">
      <style:text-properties style:font-weight-complex="bold" style:font-size-complex="14pt"/>
    </style:style>
    <style:style style:name="T5069" style:parent-style-name="AncientGreekἈρχαίαἑλληνικά" style:family="text">
      <style:text-properties style:font-weight-complex="bold" style:font-size-complex="14pt" fo:language="el" fo:country="GR"/>
    </style:style>
    <style:style style:name="T5070" style:parent-style-name="AncientGreekἈρχαίαἑλληνικά" style:family="text">
      <style:text-properties style:font-weight-complex="bold" style:font-size-complex="14pt"/>
    </style:style>
    <style:style style:name="T5071" style:parent-style-name="AncientGreekἈρχαίαἑλληνικά" style:family="text">
      <style:text-properties style:font-weight-complex="bold" style:font-size-complex="14pt" fo:language="el" fo:country="GR"/>
    </style:style>
    <style:style style:name="T5072" style:parent-style-name="AncientGreekἈρχαίαἑλληνικά" style:family="text">
      <style:text-properties style:font-weight-complex="bold" style:font-size-complex="14pt"/>
    </style:style>
    <style:style style:name="T5073" style:parent-style-name="AncientGreekἈρχαίαἑλληνικά" style:family="text">
      <style:text-properties style:font-weight-complex="bold" style:font-size-complex="14pt" fo:language="el" fo:country="GR"/>
    </style:style>
    <style:style style:name="T5074" style:parent-style-name="AncientGreekἈρχαίαἑλληνικά" style:family="text">
      <style:text-properties style:font-weight-complex="bold" style:font-size-complex="14pt"/>
    </style:style>
    <style:style style:name="T5075" style:parent-style-name="AncientGreekἈρχαίαἑλληνικά" style:family="text">
      <style:text-properties style:font-weight-complex="bold" style:font-size-complex="14pt" fo:language="el" fo:country="GR"/>
    </style:style>
    <style:style style:name="T5076" style:parent-style-name="AncientGreekἈρχαίαἑλληνικά" style:family="text">
      <style:text-properties style:font-weight-complex="bold" style:font-size-complex="14pt"/>
    </style:style>
    <style:style style:name="T5077" style:parent-style-name="AncientGreekἈρχαίαἑλληνικά" style:family="text">
      <style:text-properties style:font-weight-complex="bold" style:font-size-complex="14pt" fo:language="el" fo:country="GR"/>
    </style:style>
    <style:style style:name="T5078" style:parent-style-name="AncientGreekἈρχαίαἑλληνικά" style:family="text">
      <style:text-properties style:font-weight-complex="bold" style:font-size-complex="14pt"/>
    </style:style>
    <style:style style:name="T5079" style:parent-style-name="AncientGreekἈρχαίαἑλληνικά" style:family="text">
      <style:text-properties style:font-weight-complex="bold" style:font-size-complex="14pt" fo:language="el" fo:country="GR"/>
    </style:style>
    <style:style style:name="T5080" style:parent-style-name="AncientGreekἈρχαίαἑλληνικά" style:family="text">
      <style:text-properties style:font-weight-complex="bold" style:font-size-complex="14pt"/>
    </style:style>
    <style:style style:name="T5081" style:parent-style-name="AncientGreekἈρχαίαἑλληνικά" style:family="text">
      <style:text-properties style:font-weight-complex="bold" style:font-size-complex="14pt" fo:language="el" fo:country="GR"/>
    </style:style>
    <style:style style:name="T5082" style:parent-style-name="AncientGreekἈρχαίαἑλληνικά" style:family="text">
      <style:text-properties style:font-weight-complex="bold" style:font-size-complex="14pt"/>
    </style:style>
    <style:style style:name="T5083" style:parent-style-name="AncientGreekἈρχαίαἑλληνικά" style:family="text">
      <style:text-properties style:font-weight-complex="bold" style:font-size-complex="14pt" fo:language="el" fo:country="GR"/>
    </style:style>
    <style:style style:name="T5084" style:parent-style-name="AncientGreekἈρχαίαἑλληνικά" style:family="text">
      <style:text-properties style:font-weight-complex="bold" style:font-size-complex="14pt"/>
    </style:style>
    <style:style style:name="T5085" style:parent-style-name="AncientGreekἈρχαίαἑλληνικά" style:family="text">
      <style:text-properties style:font-weight-complex="bold" style:font-size-complex="14pt" fo:language="el" fo:country="GR"/>
    </style:style>
    <style:style style:name="T5086" style:parent-style-name="AncientGreekἈρχαίαἑλληνικά" style:family="text">
      <style:text-properties style:font-weight-complex="bold" style:font-size-complex="14pt"/>
    </style:style>
    <style:style style:name="T5087" style:parent-style-name="AncientGreekἈρχαίαἑλληνικά" style:family="text">
      <style:text-properties style:font-weight-complex="bold" style:font-size-complex="14pt" fo:language="el" fo:country="GR"/>
    </style:style>
    <style:style style:name="T5088" style:parent-style-name="AncientGreekἈρχαίαἑλληνικά" style:family="text">
      <style:text-properties style:font-weight-complex="bold" style:font-size-complex="14pt"/>
    </style:style>
    <style:style style:name="T5089" style:parent-style-name="AncientGreekἈρχαίαἑλληνικά" style:family="text">
      <style:text-properties style:font-weight-complex="bold" style:font-size-complex="14pt" fo:language="el" fo:country="GR"/>
    </style:style>
    <style:style style:name="T5090" style:parent-style-name="AncientGreekἈρχαίαἑλληνικά" style:family="text">
      <style:text-properties style:font-weight-complex="bold" style:font-size-complex="14pt"/>
    </style:style>
    <style:style style:name="T5091" style:parent-style-name="AncientGreekἈρχαίαἑλληνικά" style:family="text">
      <style:text-properties style:font-weight-complex="bold" style:font-size-complex="14pt" fo:language="el" fo:country="GR"/>
    </style:style>
    <style:style style:name="T5092" style:parent-style-name="AncientGreekἈρχαίαἑλληνικά" style:family="text">
      <style:text-properties style:font-weight-complex="bold" style:font-size-complex="14pt"/>
    </style:style>
    <style:style style:name="T5093" style:parent-style-name="AncientGreekἈρχαίαἑλληνικά" style:family="text">
      <style:text-properties style:font-weight-complex="bold" style:font-size-complex="14pt" fo:language="el" fo:country="GR"/>
    </style:style>
    <style:style style:name="T5094" style:parent-style-name="AncientGreekἈρχαίαἑλληνικά" style:family="text">
      <style:text-properties style:font-weight-complex="bold" style:font-size-complex="14pt"/>
    </style:style>
    <style:style style:name="T5095" style:parent-style-name="AncientGreekἈρχαίαἑλληνικά" style:family="text">
      <style:text-properties style:font-weight-complex="bold" style:font-size-complex="14pt" fo:language="el" fo:country="GR"/>
    </style:style>
    <style:style style:name="T5096" style:parent-style-name="AncientGreekἈρχαίαἑλληνικά" style:family="text">
      <style:text-properties style:font-weight-complex="bold" style:font-size-complex="14pt"/>
    </style:style>
    <style:style style:name="T5097" style:parent-style-name="AncientGreekἈρχαίαἑλληνικά" style:family="text">
      <style:text-properties style:font-weight-complex="bold" style:font-size-complex="14pt" fo:language="el" fo:country="GR"/>
    </style:style>
    <style:style style:name="T5098" style:parent-style-name="AncientGreekἈρχαίαἑλληνικά" style:family="text">
      <style:text-properties style:font-weight-complex="bold" style:font-size-complex="14pt"/>
    </style:style>
    <style:style style:name="T5099" style:parent-style-name="AncientGreekἈρχαίαἑλληνικά" style:family="text">
      <style:text-properties style:font-weight-complex="bold" style:font-size-complex="14pt" fo:language="el" fo:country="GR"/>
    </style:style>
    <style:style style:name="T5100" style:parent-style-name="AncientGreekἈρχαίαἑλληνικά" style:family="text">
      <style:text-properties style:font-weight-complex="bold" style:font-size-complex="14pt"/>
    </style:style>
    <style:style style:name="T5101" style:parent-style-name="AncientGreekἈρχαίαἑλληνικά" style:family="text">
      <style:text-properties style:font-weight-complex="bold" style:font-size-complex="14pt" fo:language="el" fo:country="GR"/>
    </style:style>
    <style:style style:name="T5102" style:parent-style-name="AncientGreekἈρχαίαἑλληνικά" style:family="text">
      <style:text-properties style:font-weight-complex="bold" style:font-size-complex="14pt"/>
    </style:style>
    <style:style style:name="T5103" style:parent-style-name="AncientGreekἈρχαίαἑλληνικά" style:family="text">
      <style:text-properties style:font-weight-complex="bold" style:font-size-complex="14pt" fo:language="el" fo:country="GR"/>
    </style:style>
    <style:style style:name="T5104" style:parent-style-name="AncientGreekἈρχαίαἑλληνικά" style:family="text">
      <style:text-properties style:font-weight-complex="bold" style:font-size-complex="14pt"/>
    </style:style>
    <style:style style:name="T5105" style:parent-style-name="AncientGreekἈρχαίαἑλληνικά" style:family="text">
      <style:text-properties style:font-weight-complex="bold" style:font-size-complex="14pt" fo:language="el" fo:country="GR"/>
    </style:style>
    <style:style style:name="T5106" style:parent-style-name="AncientGreekἈρχαίαἑλληνικά" style:family="text">
      <style:text-properties style:font-weight-complex="bold" style:font-size-complex="14pt"/>
    </style:style>
    <style:style style:name="T5107" style:parent-style-name="AncientGreekἈρχαίαἑλληνικά" style:family="text">
      <style:text-properties style:font-weight-complex="bold" style:font-size-complex="14pt" fo:language="el" fo:country="GR"/>
    </style:style>
    <style:style style:name="T5108" style:parent-style-name="AncientGreekἈρχαίαἑλληνικά" style:family="text">
      <style:text-properties style:font-weight-complex="bold" style:font-size-complex="14pt"/>
    </style:style>
    <style:style style:name="T5109" style:parent-style-name="AncientGreekἈρχαίαἑλληνικά" style:family="text">
      <style:text-properties style:font-weight-complex="bold" style:font-size-complex="14pt" fo:language="el" fo:country="GR"/>
    </style:style>
    <style:style style:name="T5110" style:parent-style-name="AncientGreekἈρχαίαἑλληνικά" style:family="text">
      <style:text-properties style:font-weight-complex="bold" style:font-size-complex="14pt"/>
    </style:style>
    <style:style style:name="T5111" style:parent-style-name="AncientGreekἈρχαίαἑλληνικά" style:family="text">
      <style:text-properties style:font-weight-complex="bold" style:font-size-complex="14pt" fo:language="el" fo:country="GR"/>
    </style:style>
    <style:style style:name="T5112" style:parent-style-name="AncientGreekἈρχαίαἑλληνικά" style:family="text">
      <style:text-properties style:font-weight-complex="bold" style:font-size-complex="14pt"/>
    </style:style>
    <style:style style:name="T5113" style:parent-style-name="AncientGreekἈρχαίαἑλληνικά" style:family="text">
      <style:text-properties style:font-weight-complex="bold" style:font-size-complex="14pt" fo:language="el" fo:country="GR"/>
    </style:style>
    <style:style style:name="T5114" style:parent-style-name="AncientGreekἈρχαίαἑλληνικά" style:family="text">
      <style:text-properties style:font-weight-complex="bold" style:font-size-complex="14pt"/>
    </style:style>
    <style:style style:name="T5115" style:parent-style-name="AncientGreekἈρχαίαἑλληνικά" style:family="text">
      <style:text-properties style:font-weight-complex="bold" style:font-size-complex="14pt" fo:language="el" fo:country="GR"/>
    </style:style>
    <style:style style:name="T5116" style:parent-style-name="AncientGreekἈρχαίαἑλληνικά" style:family="text">
      <style:text-properties style:font-weight-complex="bold" style:font-size-complex="14pt"/>
    </style:style>
    <style:style style:name="T5117" style:parent-style-name="AncientGreekἈρχαίαἑλληνικά" style:family="text">
      <style:text-properties style:font-weight-complex="bold" style:font-size-complex="14pt" fo:language="el" fo:country="GR"/>
    </style:style>
    <style:style style:name="T5118" style:parent-style-name="AncientGreekἈρχαίαἑλληνικά" style:family="text">
      <style:text-properties style:font-weight-complex="bold" style:font-size-complex="14pt"/>
    </style:style>
    <style:style style:name="T5119" style:parent-style-name="AncientGreekἈρχαίαἑλληνικά" style:family="text">
      <style:text-properties style:font-weight-complex="bold" style:font-size-complex="14pt" fo:language="el" fo:country="GR"/>
    </style:style>
    <style:style style:name="T5120" style:parent-style-name="AncientGreekἈρχαίαἑλληνικά" style:family="text">
      <style:text-properties style:font-weight-complex="bold" style:font-size-complex="14pt"/>
    </style:style>
    <style:style style:name="T5121" style:parent-style-name="AncientGreekἈρχαίαἑλληνικά" style:family="text">
      <style:text-properties style:font-weight-complex="bold" style:font-size-complex="14pt" fo:language="el" fo:country="GR"/>
    </style:style>
    <style:style style:name="T5122" style:parent-style-name="AncientGreekἈρχαίαἑλληνικά" style:family="text">
      <style:text-properties style:font-weight-complex="bold" style:font-size-complex="14pt"/>
    </style:style>
    <style:style style:name="T5123" style:parent-style-name="AncientGreekἈρχαίαἑλληνικά" style:family="text">
      <style:text-properties style:font-weight-complex="bold" style:font-size-complex="14pt" fo:language="el" fo:country="GR"/>
    </style:style>
    <style:style style:name="T5124" style:parent-style-name="AncientGreekἈρχαίαἑλληνικά" style:family="text">
      <style:text-properties style:font-weight-complex="bold" style:font-size-complex="14pt"/>
    </style:style>
    <style:style style:name="T5125" style:parent-style-name="AncientGreekἈρχαίαἑλληνικά" style:family="text">
      <style:text-properties style:font-weight-complex="bold" style:font-size-complex="14pt" fo:language="el" fo:country="GR"/>
    </style:style>
    <style:style style:name="T5126" style:parent-style-name="AncientGreekἈρχαίαἑλληνικά" style:family="text">
      <style:text-properties style:font-weight-complex="bold" style:font-size-complex="14pt"/>
    </style:style>
    <style:style style:name="T5127" style:parent-style-name="AncientGreekἈρχαίαἑλληνικά" style:family="text">
      <style:text-properties style:font-weight-complex="bold" style:font-size-complex="14pt" fo:language="el" fo:country="GR"/>
    </style:style>
    <style:style style:name="T5128" style:parent-style-name="AncientGreekἈρχαίαἑλληνικά" style:family="text">
      <style:text-properties style:font-weight-complex="bold" style:font-size-complex="14pt"/>
    </style:style>
    <style:style style:name="T5129" style:parent-style-name="AncientGreekἈρχαίαἑλληνικά" style:family="text">
      <style:text-properties style:font-weight-complex="bold" style:font-size-complex="14pt" fo:language="el" fo:country="GR"/>
    </style:style>
    <style:style style:name="T5130" style:parent-style-name="AncientGreekἈρχαίαἑλληνικά" style:family="text">
      <style:text-properties style:font-weight-complex="bold" style:font-size-complex="14pt"/>
    </style:style>
    <style:style style:name="T5131" style:parent-style-name="AncientGreekἈρχαίαἑλληνικά" style:family="text">
      <style:text-properties style:font-weight-complex="bold" style:font-size-complex="14pt" fo:language="el" fo:country="GR"/>
    </style:style>
    <style:style style:name="T5132" style:parent-style-name="AncientGreekἈρχαίαἑλληνικά" style:family="text">
      <style:text-properties style:font-weight-complex="bold" style:font-size-complex="14pt"/>
    </style:style>
    <style:style style:name="T5133" style:parent-style-name="AncientGreekἈρχαίαἑλληνικά" style:family="text">
      <style:text-properties style:font-weight-complex="bold" style:font-size-complex="14pt" fo:language="el" fo:country="GR"/>
    </style:style>
    <style:style style:name="T5134" style:parent-style-name="AncientGreekἈρχαίαἑλληνικά" style:family="text">
      <style:text-properties style:font-weight-complex="bold" style:font-size-complex="14pt"/>
    </style:style>
    <style:style style:name="T5135" style:parent-style-name="AncientGreekἈρχαίαἑλληνικά" style:family="text">
      <style:text-properties style:font-weight-complex="bold" style:font-size-complex="14pt" fo:language="el" fo:country="GR"/>
    </style:style>
    <style:style style:name="T5136" style:parent-style-name="AncientGreekἈρχαίαἑλληνικά" style:family="text">
      <style:text-properties style:font-weight-complex="bold" style:font-size-complex="14pt"/>
    </style:style>
    <style:style style:name="T5137" style:parent-style-name="AncientGreekἈρχαίαἑλληνικά" style:family="text">
      <style:text-properties style:font-weight-complex="bold" style:font-size-complex="14pt" fo:language="el" fo:country="GR"/>
    </style:style>
    <style:style style:name="T5138" style:parent-style-name="AncientGreekἈρχαίαἑλληνικά" style:family="text">
      <style:text-properties style:font-weight-complex="bold" style:font-size-complex="14pt"/>
    </style:style>
    <style:style style:name="T5139" style:parent-style-name="AncientGreekἈρχαίαἑλληνικά" style:family="text">
      <style:text-properties style:font-weight-complex="bold" style:font-size-complex="14pt" fo:language="el" fo:country="GR"/>
    </style:style>
    <style:style style:name="T5140" style:parent-style-name="AncientGreekἈρχαίαἑλληνικά" style:family="text">
      <style:text-properties style:font-weight-complex="bold" style:font-size-complex="14pt"/>
    </style:style>
    <style:style style:name="T5141" style:parent-style-name="AncientGreekἈρχαίαἑλληνικά" style:family="text">
      <style:text-properties style:font-weight-complex="bold" style:font-size-complex="14pt" fo:language="el" fo:country="GR"/>
    </style:style>
    <style:style style:name="T5142" style:parent-style-name="AncientGreekἈρχαίαἑλληνικά" style:family="text">
      <style:text-properties style:font-weight-complex="bold" style:font-size-complex="14pt"/>
    </style:style>
    <style:style style:name="T5143" style:parent-style-name="AncientGreekἈρχαίαἑλληνικά" style:family="text">
      <style:text-properties style:font-weight-complex="bold" style:font-size-complex="14pt" fo:language="el" fo:country="GR"/>
    </style:style>
    <style:style style:name="T5144" style:parent-style-name="AncientGreekἈρχαίαἑλληνικά" style:family="text">
      <style:text-properties style:font-weight-complex="bold" style:font-size-complex="14pt"/>
    </style:style>
    <style:style style:name="T5145" style:parent-style-name="AncientGreekἈρχαίαἑλληνικά" style:family="text">
      <style:text-properties style:font-weight-complex="bold" style:font-size-complex="14pt" fo:language="el" fo:country="GR"/>
    </style:style>
    <style:style style:name="T5146" style:parent-style-name="AncientGreekἈρχαίαἑλληνικά" style:family="text">
      <style:text-properties style:font-weight-complex="bold" style:font-size-complex="14pt"/>
    </style:style>
    <style:style style:name="T5147" style:parent-style-name="AncientGreekἈρχαίαἑλληνικά" style:family="text">
      <style:text-properties style:font-weight-complex="bold" style:font-size-complex="14pt" fo:language="el" fo:country="GR"/>
    </style:style>
    <style:style style:name="T5148" style:parent-style-name="AncientGreekἈρχαίαἑλληνικά" style:family="text">
      <style:text-properties style:font-weight-complex="bold" style:font-size-complex="14pt"/>
    </style:style>
    <style:style style:name="T5149" style:parent-style-name="AncientGreekἈρχαίαἑλληνικά" style:family="text">
      <style:text-properties style:font-weight-complex="bold" style:font-size-complex="14pt" fo:language="el" fo:country="GR"/>
    </style:style>
    <style:style style:name="T5150" style:parent-style-name="AncientGreekἈρχαίαἑλληνικά" style:family="text">
      <style:text-properties style:font-weight-complex="bold" style:font-size-complex="14pt"/>
    </style:style>
    <style:style style:name="P5151" style:parent-style-name="Standard" style:family="paragraph">
      <style:paragraph-properties fo:widows="0" fo:orphans="0">
        <style:tab-stops>
          <style:tab-stop style:type="left" style:position="2.4687in"/>
        </style:tab-stops>
      </style:paragraph-properties>
    </style:style>
    <style:style style:name="T5152" style:parent-style-name="AncientGreekἈρχαίαἑλληνικά" style:family="text">
      <style:text-properties style:font-weight-complex="bold" style:font-size-complex="14pt" fo:language="el" fo:country="GR"/>
    </style:style>
    <style:style style:name="T5153" style:parent-style-name="AncientGreekἈρχαίαἑλληνικά" style:family="text">
      <style:text-properties style:font-weight-complex="bold" style:font-size-complex="14pt"/>
    </style:style>
    <style:style style:name="T5154" style:parent-style-name="AncientGreekἈρχαίαἑλληνικά" style:family="text">
      <style:text-properties style:font-weight-complex="bold" style:font-size-complex="14pt" fo:language="el" fo:country="GR"/>
    </style:style>
    <style:style style:name="T5155" style:parent-style-name="AncientGreekἈρχαίαἑλληνικά" style:family="text">
      <style:text-properties style:font-weight-complex="bold" style:font-size-complex="14pt"/>
    </style:style>
    <style:style style:name="T5156" style:parent-style-name="AncientGreekἈρχαίαἑλληνικά" style:family="text">
      <style:text-properties style:font-weight-complex="bold" style:font-size-complex="14pt" fo:language="el" fo:country="GR"/>
    </style:style>
    <style:style style:name="T5157" style:parent-style-name="AncientGreekἈρχαίαἑλληνικά" style:family="text">
      <style:text-properties style:font-weight-complex="bold" style:font-size-complex="14pt"/>
    </style:style>
    <style:style style:name="T5158" style:parent-style-name="AncientGreekἈρχαίαἑλληνικά" style:family="text">
      <style:text-properties style:font-weight-complex="bold" style:font-size-complex="14pt" fo:language="el" fo:country="GR"/>
    </style:style>
    <style:style style:name="T5159" style:parent-style-name="AncientGreekἈρχαίαἑλληνικά" style:family="text">
      <style:text-properties style:font-weight-complex="bold" style:font-size-complex="14pt"/>
    </style:style>
    <style:style style:name="T5160" style:parent-style-name="AncientGreekἈρχαίαἑλληνικά" style:family="text">
      <style:text-properties style:font-weight-complex="bold" style:font-size-complex="14pt" fo:language="el" fo:country="GR"/>
    </style:style>
    <style:style style:name="T5161" style:parent-style-name="AncientGreekἈρχαίαἑλληνικά" style:family="text">
      <style:text-properties style:font-weight-complex="bold" style:font-size-complex="14pt"/>
    </style:style>
    <style:style style:name="T5162" style:parent-style-name="AncientGreekἈρχαίαἑλληνικά" style:family="text">
      <style:text-properties style:font-weight-complex="bold" style:font-size-complex="14pt" fo:language="el" fo:country="GR"/>
    </style:style>
    <style:style style:name="T5163" style:parent-style-name="AncientGreekἈρχαίαἑλληνικά" style:family="text">
      <style:text-properties style:font-weight-complex="bold" style:font-size-complex="14pt"/>
    </style:style>
    <style:style style:name="T5164" style:parent-style-name="AncientGreekἈρχαίαἑλληνικά" style:family="text">
      <style:text-properties style:font-weight-complex="bold" style:font-size-complex="14pt" fo:language="el" fo:country="GR"/>
    </style:style>
    <style:style style:name="T5165" style:parent-style-name="AncientGreekἈρχαίαἑλληνικά" style:family="text">
      <style:text-properties style:font-weight-complex="bold" style:font-size-complex="14pt"/>
    </style:style>
    <style:style style:name="T5166" style:parent-style-name="AncientGreekἈρχαίαἑλληνικά" style:family="text">
      <style:text-properties style:font-weight-complex="bold" style:font-size-complex="14pt" fo:language="el" fo:country="GR"/>
    </style:style>
    <style:style style:name="T5167" style:parent-style-name="AncientGreekἈρχαίαἑλληνικά" style:family="text">
      <style:text-properties style:font-weight-complex="bold" style:font-size-complex="14pt"/>
    </style:style>
    <style:style style:name="T5168" style:parent-style-name="AncientGreekἈρχαίαἑλληνικά" style:family="text">
      <style:text-properties style:font-weight-complex="bold" style:font-size-complex="14pt" fo:language="el" fo:country="GR"/>
    </style:style>
    <style:style style:name="T5169" style:parent-style-name="AncientGreekἈρχαίαἑλληνικά" style:family="text">
      <style:text-properties style:font-weight-complex="bold" style:font-size-complex="14pt"/>
    </style:style>
    <style:style style:name="T5170" style:parent-style-name="AncientGreekἈρχαίαἑλληνικά" style:family="text">
      <style:text-properties style:font-weight-complex="bold" style:font-size-complex="14pt" fo:language="el" fo:country="GR"/>
    </style:style>
    <style:style style:name="T5171" style:parent-style-name="AncientGreekἈρχαίαἑλληνικά" style:family="text">
      <style:text-properties style:font-weight-complex="bold" style:font-size-complex="14pt"/>
    </style:style>
    <style:style style:name="T5172" style:parent-style-name="AncientGreekἈρχαίαἑλληνικά" style:family="text">
      <style:text-properties style:font-weight-complex="bold" style:font-size-complex="14pt" fo:language="el" fo:country="GR"/>
    </style:style>
    <style:style style:name="T5173" style:parent-style-name="AncientGreekἈρχαίαἑλληνικά" style:family="text">
      <style:text-properties style:font-weight-complex="bold" style:font-size-complex="14pt"/>
    </style:style>
    <style:style style:name="T5174" style:parent-style-name="AncientGreekἈρχαίαἑλληνικά" style:family="text">
      <style:text-properties style:font-weight-complex="bold" style:font-size-complex="14pt" fo:language="el" fo:country="GR"/>
    </style:style>
    <style:style style:name="T5175" style:parent-style-name="AncientGreekἈρχαίαἑλληνικά" style:family="text">
      <style:text-properties style:font-weight-complex="bold" style:font-size-complex="14pt"/>
    </style:style>
    <style:style style:name="T5176" style:parent-style-name="AncientGreekἈρχαίαἑλληνικά" style:family="text">
      <style:text-properties style:font-weight-complex="bold" style:font-size-complex="14pt" fo:language="el" fo:country="GR"/>
    </style:style>
    <style:style style:name="T5177" style:parent-style-name="AncientGreekἈρχαίαἑλληνικά" style:family="text">
      <style:text-properties style:font-weight-complex="bold" style:font-size-complex="14pt"/>
    </style:style>
    <style:style style:name="T5178" style:parent-style-name="AncientGreekἈρχαίαἑλληνικά" style:family="text">
      <style:text-properties style:font-weight-complex="bold" style:font-size-complex="14pt" fo:language="el" fo:country="GR"/>
    </style:style>
    <style:style style:name="T5179" style:parent-style-name="AncientGreekἈρχαίαἑλληνικά" style:family="text">
      <style:text-properties style:font-weight-complex="bold" style:font-size-complex="14pt"/>
    </style:style>
    <style:style style:name="T5180" style:parent-style-name="AncientGreekἈρχαίαἑλληνικά" style:family="text">
      <style:text-properties style:font-weight-complex="bold" style:font-size-complex="14pt" fo:language="el" fo:country="GR"/>
    </style:style>
    <style:style style:name="T5181" style:parent-style-name="AncientGreekἈρχαίαἑλληνικά" style:family="text">
      <style:text-properties style:font-weight-complex="bold" style:font-size-complex="14pt"/>
    </style:style>
    <style:style style:name="T5182" style:parent-style-name="AncientGreekἈρχαίαἑλληνικά" style:family="text">
      <style:text-properties style:font-weight-complex="bold" style:font-size-complex="14pt" fo:language="el" fo:country="GR"/>
    </style:style>
    <style:style style:name="T5183" style:parent-style-name="AncientGreekἈρχαίαἑλληνικά" style:family="text">
      <style:text-properties style:font-weight-complex="bold" style:font-size-complex="14pt"/>
    </style:style>
    <style:style style:name="T5184" style:parent-style-name="AncientGreekἈρχαίαἑλληνικά" style:family="text">
      <style:text-properties style:font-weight-complex="bold" style:font-size-complex="14pt" fo:language="el" fo:country="GR"/>
    </style:style>
    <style:style style:name="T5185" style:parent-style-name="AncientGreekἈρχαίαἑλληνικά" style:family="text">
      <style:text-properties style:font-weight-complex="bold" style:font-size-complex="14pt"/>
    </style:style>
    <style:style style:name="T5186" style:parent-style-name="AncientGreekἈρχαίαἑλληνικά" style:family="text">
      <style:text-properties style:font-weight-complex="bold" style:font-size-complex="14pt" fo:language="el" fo:country="GR"/>
    </style:style>
    <style:style style:name="T5187" style:parent-style-name="AncientGreekἈρχαίαἑλληνικά" style:family="text">
      <style:text-properties style:font-weight-complex="bold" style:font-size-complex="14pt"/>
    </style:style>
    <style:style style:name="T5188" style:parent-style-name="AncientGreekἈρχαίαἑλληνικά" style:family="text">
      <style:text-properties style:font-weight-complex="bold" style:font-size-complex="14pt" fo:language="el" fo:country="GR"/>
    </style:style>
    <style:style style:name="T5189" style:parent-style-name="AncientGreekἈρχαίαἑλληνικά" style:family="text">
      <style:text-properties style:font-weight-complex="bold" style:font-size-complex="14pt"/>
    </style:style>
    <style:style style:name="T5190" style:parent-style-name="AncientGreekἈρχαίαἑλληνικά" style:family="text">
      <style:text-properties style:font-weight-complex="bold" style:font-size-complex="14pt" fo:language="el" fo:country="GR"/>
    </style:style>
    <style:style style:name="T5191" style:parent-style-name="AncientGreekἈρχαίαἑλληνικά" style:family="text">
      <style:text-properties style:font-weight-complex="bold" style:font-size-complex="14pt"/>
    </style:style>
    <style:style style:name="TableCell5192" style:family="table-cell">
      <style:table-cell-properties fo:border="0.0069in solid #000000" fo:background-color="#FFFFFF" style:writing-mode="lr-tb" fo:padding-top="0in" fo:padding-left="0.1527in" fo:padding-bottom="0in" fo:padding-right="0.15in"/>
    </style:style>
    <style:style style:name="P5193" style:parent-style-name="Standard" style:family="paragraph">
      <style:paragraph-properties fo:widows="0" fo:orphans="0"/>
      <style:text-properties style:font-name="AncientGreek"/>
    </style:style>
    <style:style style:name="P5194" style:parent-style-name="Standard" style:family="paragraph">
      <style:paragraph-properties fo:widows="0" fo:orphans="0"/>
      <style:text-properties style:font-name="AncientGreek"/>
    </style:style>
    <style:style style:name="P5195" style:parent-style-name="Standard" style:family="paragraph">
      <style:paragraph-properties fo:widows="0" fo:orphans="0"/>
      <style:text-properties style:font-name="AncientGreek"/>
    </style:style>
    <style:style style:name="P5196" style:parent-style-name="Standard" style:family="paragraph">
      <style:paragraph-properties fo:widows="0" fo:orphans="0"/>
      <style:text-properties style:font-name="AncientGreek"/>
    </style:style>
    <style:style style:name="TableRow5197" style:family="table-row">
      <style:table-row-properties style:min-row-height="0.0138in" style:use-optimal-row-height="false" fo:keep-together="always"/>
    </style:style>
    <style:style style:name="TableCell5198" style:family="table-cell">
      <style:table-cell-properties fo:border="0.0069in solid #000000" fo:background-color="#FFFFFF" style:writing-mode="lr-tb" fo:padding-top="0in" fo:padding-left="0.1527in" fo:padding-bottom="0in" fo:padding-right="0.15in"/>
    </style:style>
    <style:style style:name="P5199"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520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20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202" style:parent-style-name="AncientGreekἈρχαίαἑλληνικά" style:family="text">
      <style:text-properties style:font-weight-complex="bold" style:font-size-complex="14pt" fo:language="el" fo:country="GR"/>
    </style:style>
    <style:style style:name="P5203" style:parent-style-name="Standard" style:family="paragraph">
      <style:paragraph-properties fo:widows="0" fo:orphans="0">
        <style:tab-stops>
          <style:tab-stop style:type="left" style:position="2.1979in"/>
        </style:tab-stops>
      </style:paragraph-properties>
    </style:style>
    <style:style style:name="T5204" style:parent-style-name="AncientGreekἈρχαίαἑλληνικά" style:family="text">
      <style:text-properties style:font-weight-complex="bold" style:font-size-complex="14pt" fo:language="el" fo:country="GR"/>
    </style:style>
    <style:style style:name="TableCell5205" style:family="table-cell">
      <style:table-cell-properties fo:border="0.0069in solid #000000" fo:background-color="#FFFFFF" style:writing-mode="lr-tb" fo:padding-top="0in" fo:padding-left="0.1527in" fo:padding-bottom="0in" fo:padding-right="0.15in"/>
    </style:style>
    <style:style style:name="P5206" style:parent-style-name="Standard" style:family="paragraph">
      <style:paragraph-properties fo:widows="0" fo:orphans="0"/>
      <style:text-properties style:font-name="AncientGreek"/>
    </style:style>
    <style:style style:name="P5207" style:parent-style-name="Standard" style:family="paragraph">
      <style:paragraph-properties fo:widows="0" fo:orphans="0"/>
      <style:text-properties style:font-name="AncientGreek"/>
    </style:style>
    <style:style style:name="P5208" style:parent-style-name="Standard" style:family="paragraph">
      <style:paragraph-properties fo:widows="0" fo:orphans="0"/>
      <style:text-properties style:font-name="AncientGreek"/>
    </style:style>
    <style:style style:name="P5209" style:parent-style-name="Standard" style:family="paragraph">
      <style:paragraph-properties fo:widows="0" fo:orphans="0"/>
      <style:text-properties style:font-name="AncientGreek"/>
    </style:style>
    <style:style style:name="TableRow5210" style:family="table-row">
      <style:table-row-properties style:min-row-height="0.0138in" style:use-optimal-row-height="false" fo:keep-together="always"/>
    </style:style>
    <style:style style:name="TableCell5211" style:family="table-cell">
      <style:table-cell-properties fo:border="0.0069in solid #000000" fo:background-color="#FFFFFF" style:writing-mode="lr-tb" fo:padding-top="0in" fo:padding-left="0.1527in" fo:padding-bottom="0in" fo:padding-right="0.15in"/>
    </style:style>
    <style:style style:name="P5212" style:parent-style-name="Standard" style:family="paragraph">
      <style:paragraph-properties fo:keep-with-next="always" fo:widows="0" fo:orphans="0" fo:text-align="center">
        <style:tab-stops>
          <style:tab-stop style:type="left" style:position="2.1979in"/>
        </style:tab-stops>
      </style:paragraph-properties>
    </style:style>
    <style:style style:name="T5213" style:parent-style-name="AncientGreekἈρχαίαἑλληνικά" style:family="text">
      <style:text-properties fo:font-weight="bold" style:font-weight-asian="bold" style:font-weight-complex="bold" fo:font-size="18pt" style:font-size-asian="18pt" style:font-size-complex="14pt"/>
    </style:style>
    <style:style style:name="T521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215" style:parent-style-name="AncientGreekἈρχαίαἑλληνικά" style:family="text">
      <style:text-properties fo:font-weight="bold" style:font-weight-asian="bold" style:font-weight-complex="bold" fo:font-size="18pt" style:font-size-asian="18pt" style:font-size-complex="14pt"/>
    </style:style>
    <style:style style:name="T521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217" style:parent-style-name="AncientGreekἈρχαίαἑλληνικά" style:family="text">
      <style:text-properties fo:font-weight="bold" style:font-weight-asian="bold" style:font-weight-complex="bold" fo:font-size="18pt" style:font-size-asian="18pt" style:font-size-complex="14pt"/>
    </style:style>
    <style:style style:name="T521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5219" style:parent-style-name="Standard" style:family="paragraph">
      <style:paragraph-properties fo:widows="0" fo:orphans="0">
        <style:tab-stops>
          <style:tab-stop style:type="center" style:position="1in"/>
          <style:tab-stop style:type="left" style:position="2.1979in"/>
        </style:tab-stops>
      </style:paragraph-properties>
    </style:style>
    <style:style style:name="T5220" style:parent-style-name="AncientGreekἈρχαίαἑλληνικά" style:family="text">
      <style:text-properties style:font-weight-complex="bold" style:font-size-complex="14pt" fo:language="el" fo:country="GR"/>
    </style:style>
    <style:style style:name="T5221" style:parent-style-name="AncientGreekἈρχαίαἑλληνικά" style:family="text">
      <style:text-properties style:font-weight-complex="bold" style:font-size-complex="14pt"/>
    </style:style>
    <style:style style:name="T5222" style:parent-style-name="AncientGreekἈρχαίαἑλληνικά" style:family="text">
      <style:text-properties style:font-weight-complex="bold" style:font-size-complex="14pt" fo:language="el" fo:country="GR"/>
    </style:style>
    <style:style style:name="T5223" style:parent-style-name="AncientGreekἈρχαίαἑλληνικά" style:family="text">
      <style:text-properties style:font-weight-complex="bold" style:font-size-complex="14pt"/>
    </style:style>
    <style:style style:name="T5224" style:parent-style-name="AncientGreekἈρχαίαἑλληνικά" style:family="text">
      <style:text-properties style:font-weight-complex="bold" style:font-size-complex="14pt" fo:language="el" fo:country="GR"/>
    </style:style>
    <style:style style:name="T5225" style:parent-style-name="AncientGreekἈρχαίαἑλληνικά" style:family="text">
      <style:text-properties style:font-weight-complex="bold" style:font-size-complex="14pt"/>
    </style:style>
    <style:style style:name="T5226" style:parent-style-name="AncientGreekἈρχαίαἑλληνικά" style:family="text">
      <style:text-properties style:font-weight-complex="bold" style:font-size-complex="14pt" fo:language="el" fo:country="GR"/>
    </style:style>
    <style:style style:name="T5227" style:parent-style-name="AncientGreekἈρχαίαἑλληνικά" style:family="text">
      <style:text-properties style:font-weight-complex="bold" style:font-size-complex="14pt"/>
    </style:style>
    <style:style style:name="T5228" style:parent-style-name="AncientGreekἈρχαίαἑλληνικά" style:family="text">
      <style:text-properties style:font-weight-complex="bold" style:font-size-complex="14pt" fo:language="el" fo:country="GR"/>
    </style:style>
    <style:style style:name="T5229" style:parent-style-name="AncientGreekἈρχαίαἑλληνικά" style:family="text">
      <style:text-properties style:font-weight-complex="bold" style:font-size-complex="14pt"/>
    </style:style>
    <style:style style:name="T5230" style:parent-style-name="AncientGreekἈρχαίαἑλληνικά" style:family="text">
      <style:text-properties style:font-weight-complex="bold" style:font-size-complex="14pt" fo:language="el" fo:country="GR"/>
    </style:style>
    <style:style style:name="T5231" style:parent-style-name="AncientGreekἈρχαίαἑλληνικά" style:family="text">
      <style:text-properties style:font-weight-complex="bold" style:font-size-complex="14pt"/>
    </style:style>
    <style:style style:name="T5232" style:parent-style-name="AncientGreekἈρχαίαἑλληνικά" style:family="text">
      <style:text-properties style:font-weight-complex="bold" style:font-size-complex="14pt" fo:language="el" fo:country="GR"/>
    </style:style>
    <style:style style:name="T5233" style:parent-style-name="AncientGreekἈρχαίαἑλληνικά" style:family="text">
      <style:text-properties style:font-weight-complex="bold" style:font-size-complex="14pt"/>
    </style:style>
    <style:style style:name="T5234" style:parent-style-name="AncientGreekἈρχαίαἑλληνικά" style:family="text">
      <style:text-properties style:font-weight-complex="bold" style:font-size-complex="14pt" fo:language="el" fo:country="GR"/>
    </style:style>
    <style:style style:name="T5235" style:parent-style-name="AncientGreekἈρχαίαἑλληνικά" style:family="text">
      <style:text-properties style:font-weight-complex="bold" style:font-size-complex="14pt"/>
    </style:style>
    <style:style style:name="T5236" style:parent-style-name="AncientGreekἈρχαίαἑλληνικά" style:family="text">
      <style:text-properties style:font-weight-complex="bold" style:font-size-complex="14pt" fo:language="el" fo:country="GR"/>
    </style:style>
    <style:style style:name="T5237" style:parent-style-name="AncientGreekἈρχαίαἑλληνικά" style:family="text">
      <style:text-properties style:font-weight-complex="bold" style:font-size-complex="14pt"/>
    </style:style>
    <style:style style:name="T5238" style:parent-style-name="AncientGreekἈρχαίαἑλληνικά" style:family="text">
      <style:text-properties style:font-weight-complex="bold" style:font-size-complex="14pt" fo:language="el" fo:country="GR"/>
    </style:style>
    <style:style style:name="T5239" style:parent-style-name="AncientGreekἈρχαίαἑλληνικά" style:family="text">
      <style:text-properties style:font-weight-complex="bold" style:font-size-complex="14pt"/>
    </style:style>
    <style:style style:name="T5240" style:parent-style-name="AncientGreekἈρχαίαἑλληνικά" style:family="text">
      <style:text-properties style:font-weight-complex="bold" style:font-size-complex="14pt" fo:language="el" fo:country="GR"/>
    </style:style>
    <style:style style:name="T5241" style:parent-style-name="AncientGreekἈρχαίαἑλληνικά" style:family="text">
      <style:text-properties style:font-weight-complex="bold" style:font-size-complex="14pt"/>
    </style:style>
    <style:style style:name="T5242" style:parent-style-name="AncientGreekἈρχαίαἑλληνικά" style:family="text">
      <style:text-properties style:font-weight-complex="bold" style:font-size-complex="14pt" fo:language="el" fo:country="GR"/>
    </style:style>
    <style:style style:name="T5243" style:parent-style-name="AncientGreekἈρχαίαἑλληνικά" style:family="text">
      <style:text-properties style:font-weight-complex="bold" style:font-size-complex="14pt"/>
    </style:style>
    <style:style style:name="T5244" style:parent-style-name="AncientGreekἈρχαίαἑλληνικά" style:family="text">
      <style:text-properties style:font-weight-complex="bold" style:font-size-complex="14pt" fo:language="el" fo:country="GR"/>
    </style:style>
    <style:style style:name="T5245" style:parent-style-name="AncientGreekἈρχαίαἑλληνικά" style:family="text">
      <style:text-properties style:font-weight-complex="bold" style:font-size-complex="14pt"/>
    </style:style>
    <style:style style:name="T5246" style:parent-style-name="AncientGreekἈρχαίαἑλληνικά" style:family="text">
      <style:text-properties style:font-weight-complex="bold" style:font-size-complex="14pt" fo:language="el" fo:country="GR"/>
    </style:style>
    <style:style style:name="T5247" style:parent-style-name="AncientGreekἈρχαίαἑλληνικά" style:family="text">
      <style:text-properties style:font-weight-complex="bold" style:font-size-complex="14pt"/>
    </style:style>
    <style:style style:name="T5248" style:parent-style-name="AncientGreekἈρχαίαἑλληνικά" style:family="text">
      <style:text-properties style:font-weight-complex="bold" style:font-size-complex="14pt" fo:language="el" fo:country="GR"/>
    </style:style>
    <style:style style:name="T5249" style:parent-style-name="AncientGreekἈρχαίαἑλληνικά" style:family="text">
      <style:text-properties style:font-weight-complex="bold" style:font-size-complex="14pt"/>
    </style:style>
    <style:style style:name="T5250" style:parent-style-name="AncientGreekἈρχαίαἑλληνικά" style:family="text">
      <style:text-properties style:font-weight-complex="bold" style:font-size-complex="14pt" fo:language="el" fo:country="GR"/>
    </style:style>
    <style:style style:name="T5251" style:parent-style-name="AncientGreekἈρχαίαἑλληνικά" style:family="text">
      <style:text-properties style:font-weight-complex="bold" style:font-size-complex="14pt"/>
    </style:style>
    <style:style style:name="T5252" style:parent-style-name="AncientGreekἈρχαίαἑλληνικά" style:family="text">
      <style:text-properties style:font-weight-complex="bold" style:font-size-complex="14pt" fo:language="el" fo:country="GR"/>
    </style:style>
    <style:style style:name="T5253" style:parent-style-name="AncientGreekἈρχαίαἑλληνικά" style:family="text">
      <style:text-properties style:font-weight-complex="bold" style:font-size-complex="14pt"/>
    </style:style>
    <style:style style:name="T5254" style:parent-style-name="AncientGreekἈρχαίαἑλληνικά" style:family="text">
      <style:text-properties style:font-weight-complex="bold" style:font-size-complex="14pt" fo:language="el" fo:country="GR"/>
    </style:style>
    <style:style style:name="T5255" style:parent-style-name="AncientGreekἈρχαίαἑλληνικά" style:family="text">
      <style:text-properties style:font-weight-complex="bold" style:font-size-complex="14pt"/>
    </style:style>
    <style:style style:name="T5256" style:parent-style-name="AncientGreekἈρχαίαἑλληνικά" style:family="text">
      <style:text-properties style:font-weight-complex="bold" style:font-size-complex="14pt" fo:language="el" fo:country="GR"/>
    </style:style>
    <style:style style:name="T5257" style:parent-style-name="AncientGreekἈρχαίαἑλληνικά" style:family="text">
      <style:text-properties style:font-weight-complex="bold" style:font-size-complex="14pt"/>
    </style:style>
    <style:style style:name="T5258" style:parent-style-name="AncientGreekἈρχαίαἑλληνικά" style:family="text">
      <style:text-properties style:font-weight-complex="bold" style:font-size-complex="14pt" fo:language="el" fo:country="GR"/>
    </style:style>
    <style:style style:name="T5259" style:parent-style-name="AncientGreekἈρχαίαἑλληνικά" style:family="text">
      <style:text-properties style:font-weight-complex="bold" style:font-size-complex="14pt"/>
    </style:style>
    <style:style style:name="T5260" style:parent-style-name="AncientGreekἈρχαίαἑλληνικά" style:family="text">
      <style:text-properties style:font-weight-complex="bold" style:font-size-complex="14pt" fo:language="el" fo:country="GR"/>
    </style:style>
    <style:style style:name="T5261" style:parent-style-name="AncientGreekἈρχαίαἑλληνικά" style:family="text">
      <style:text-properties style:font-weight-complex="bold" style:font-size-complex="14pt"/>
    </style:style>
    <style:style style:name="T5262" style:parent-style-name="AncientGreekἈρχαίαἑλληνικά" style:family="text">
      <style:text-properties style:font-weight-complex="bold" style:font-size-complex="14pt" fo:language="el" fo:country="GR"/>
    </style:style>
    <style:style style:name="T5263" style:parent-style-name="AncientGreekἈρχαίαἑλληνικά" style:family="text">
      <style:text-properties style:font-weight-complex="bold" style:font-size-complex="14pt"/>
    </style:style>
    <style:style style:name="T5264" style:parent-style-name="AncientGreekἈρχαίαἑλληνικά" style:family="text">
      <style:text-properties style:font-weight-complex="bold" style:font-size-complex="14pt" fo:language="el" fo:country="GR"/>
    </style:style>
    <style:style style:name="T5265" style:parent-style-name="AncientGreekἈρχαίαἑλληνικά" style:family="text">
      <style:text-properties style:font-weight-complex="bold" style:font-size-complex="14pt"/>
    </style:style>
    <style:style style:name="T5266" style:parent-style-name="AncientGreekἈρχαίαἑλληνικά" style:family="text">
      <style:text-properties style:font-weight-complex="bold" style:font-size-complex="14pt" fo:language="el" fo:country="GR"/>
    </style:style>
    <style:style style:name="T5267" style:parent-style-name="AncientGreekἈρχαίαἑλληνικά" style:family="text">
      <style:text-properties style:font-weight-complex="bold" style:font-size-complex="14pt"/>
    </style:style>
    <style:style style:name="T5268" style:parent-style-name="AncientGreekἈρχαίαἑλληνικά" style:family="text">
      <style:text-properties style:font-weight-complex="bold" style:font-size-complex="14pt" fo:language="el" fo:country="GR"/>
    </style:style>
    <style:style style:name="T5269" style:parent-style-name="AncientGreekἈρχαίαἑλληνικά" style:family="text">
      <style:text-properties style:font-weight-complex="bold" style:font-size-complex="14pt"/>
    </style:style>
    <style:style style:name="T5270" style:parent-style-name="AncientGreekἈρχαίαἑλληνικά" style:family="text">
      <style:text-properties style:font-weight-complex="bold" style:font-size-complex="14pt" fo:language="el" fo:country="GR"/>
    </style:style>
    <style:style style:name="T5271" style:parent-style-name="AncientGreekἈρχαίαἑλληνικά" style:family="text">
      <style:text-properties style:font-weight-complex="bold" style:font-size-complex="14pt"/>
    </style:style>
    <style:style style:name="T5272" style:parent-style-name="AncientGreekἈρχαίαἑλληνικά" style:family="text">
      <style:text-properties style:font-weight-complex="bold" style:font-size-complex="14pt" fo:language="el" fo:country="GR"/>
    </style:style>
    <style:style style:name="T5273" style:parent-style-name="AncientGreekἈρχαίαἑλληνικά" style:family="text">
      <style:text-properties style:font-weight-complex="bold" style:font-size-complex="14pt"/>
    </style:style>
    <style:style style:name="T5274" style:parent-style-name="AncientGreekἈρχαίαἑλληνικά" style:family="text">
      <style:text-properties style:font-weight-complex="bold" style:font-size-complex="14pt" fo:language="el" fo:country="GR"/>
    </style:style>
    <style:style style:name="T5275" style:parent-style-name="AncientGreekἈρχαίαἑλληνικά" style:family="text">
      <style:text-properties style:font-weight-complex="bold" style:font-size-complex="14pt"/>
    </style:style>
    <style:style style:name="T5276" style:parent-style-name="AncientGreekἈρχαίαἑλληνικά" style:family="text">
      <style:text-properties style:font-weight-complex="bold" style:font-size-complex="14pt" fo:language="el" fo:country="GR"/>
    </style:style>
    <style:style style:name="T5277" style:parent-style-name="AncientGreekἈρχαίαἑλληνικά" style:family="text">
      <style:text-properties style:font-weight-complex="bold" style:font-size-complex="14pt"/>
    </style:style>
    <style:style style:name="T5278" style:parent-style-name="AncientGreekἈρχαίαἑλληνικά" style:family="text">
      <style:text-properties style:font-weight-complex="bold" style:font-size-complex="14pt" fo:language="el" fo:country="GR"/>
    </style:style>
    <style:style style:name="T5279" style:parent-style-name="AncientGreekἈρχαίαἑλληνικά" style:family="text">
      <style:text-properties style:font-weight-complex="bold" style:font-size-complex="14pt"/>
    </style:style>
    <style:style style:name="T5280" style:parent-style-name="AncientGreekἈρχαίαἑλληνικά" style:family="text">
      <style:text-properties style:font-weight-complex="bold" style:font-size-complex="14pt" fo:language="el" fo:country="GR"/>
    </style:style>
    <style:style style:name="T5281" style:parent-style-name="AncientGreekἈρχαίαἑλληνικά" style:family="text">
      <style:text-properties style:font-weight-complex="bold" style:font-size-complex="14pt"/>
    </style:style>
    <style:style style:name="T5282" style:parent-style-name="AncientGreekἈρχαίαἑλληνικά" style:family="text">
      <style:text-properties style:font-weight-complex="bold" style:font-size-complex="14pt" fo:language="el" fo:country="GR"/>
    </style:style>
    <style:style style:name="T5283" style:parent-style-name="AncientGreekἈρχαίαἑλληνικά" style:family="text">
      <style:text-properties style:font-weight-complex="bold" style:font-size-complex="14pt"/>
    </style:style>
    <style:style style:name="T5284" style:parent-style-name="AncientGreekἈρχαίαἑλληνικά" style:family="text">
      <style:text-properties style:font-weight-complex="bold" style:font-size-complex="14pt" fo:language="el" fo:country="GR"/>
    </style:style>
    <style:style style:name="T5285" style:parent-style-name="AncientGreekἈρχαίαἑλληνικά" style:family="text">
      <style:text-properties style:font-weight-complex="bold" style:font-size-complex="14pt"/>
    </style:style>
    <style:style style:name="T5286" style:parent-style-name="AncientGreekἈρχαίαἑλληνικά" style:family="text">
      <style:text-properties style:font-weight-complex="bold" style:font-size-complex="14pt" fo:language="el" fo:country="GR"/>
    </style:style>
    <style:style style:name="T5287" style:parent-style-name="AncientGreekἈρχαίαἑλληνικά" style:family="text">
      <style:text-properties style:font-weight-complex="bold" style:font-size-complex="14pt"/>
    </style:style>
    <style:style style:name="T5288" style:parent-style-name="AncientGreekἈρχαίαἑλληνικά" style:family="text">
      <style:text-properties style:font-weight-complex="bold" style:font-size-complex="14pt" fo:language="el" fo:country="GR"/>
    </style:style>
    <style:style style:name="T5289" style:parent-style-name="AncientGreekἈρχαίαἑλληνικά" style:family="text">
      <style:text-properties style:font-weight-complex="bold" style:font-size-complex="14pt"/>
    </style:style>
    <style:style style:name="T5290" style:parent-style-name="AncientGreekἈρχαίαἑλληνικά" style:family="text">
      <style:text-properties style:font-weight-complex="bold" style:font-size-complex="14pt" fo:language="el" fo:country="GR"/>
    </style:style>
    <style:style style:name="T5291" style:parent-style-name="AncientGreekἈρχαίαἑλληνικά" style:family="text">
      <style:text-properties style:font-weight-complex="bold" style:font-size-complex="14pt"/>
    </style:style>
    <style:style style:name="T5292" style:parent-style-name="AncientGreekἈρχαίαἑλληνικά" style:family="text">
      <style:text-properties style:font-weight-complex="bold" style:font-size-complex="14pt" fo:language="el" fo:country="GR"/>
    </style:style>
    <style:style style:name="T5293" style:parent-style-name="AncientGreekἈρχαίαἑλληνικά" style:family="text">
      <style:text-properties style:font-weight-complex="bold" style:font-size-complex="14pt"/>
    </style:style>
    <style:style style:name="T5294" style:parent-style-name="AncientGreekἈρχαίαἑλληνικά" style:family="text">
      <style:text-properties style:font-weight-complex="bold" style:font-size-complex="14pt" fo:language="el" fo:country="GR"/>
    </style:style>
    <style:style style:name="T5295" style:parent-style-name="AncientGreekἈρχαίαἑλληνικά" style:family="text">
      <style:text-properties style:font-weight-complex="bold" style:font-size-complex="14pt"/>
    </style:style>
    <style:style style:name="T5296" style:parent-style-name="AncientGreekἈρχαίαἑλληνικά" style:family="text">
      <style:text-properties style:font-weight-complex="bold" style:font-size-complex="14pt" fo:language="el" fo:country="GR"/>
    </style:style>
    <style:style style:name="T5297" style:parent-style-name="AncientGreekἈρχαίαἑλληνικά" style:family="text">
      <style:text-properties style:font-weight-complex="bold" style:font-size-complex="14pt"/>
    </style:style>
    <style:style style:name="T5298" style:parent-style-name="AncientGreekἈρχαίαἑλληνικά" style:family="text">
      <style:text-properties style:font-weight-complex="bold" style:font-size-complex="14pt" fo:language="el" fo:country="GR"/>
    </style:style>
    <style:style style:name="T5299" style:parent-style-name="AncientGreekἈρχαίαἑλληνικά" style:family="text">
      <style:text-properties style:font-weight-complex="bold" style:font-size-complex="14pt"/>
    </style:style>
    <style:style style:name="T5300" style:parent-style-name="AncientGreekἈρχαίαἑλληνικά" style:family="text">
      <style:text-properties style:font-weight-complex="bold" style:font-size-complex="14pt" fo:language="el" fo:country="GR"/>
    </style:style>
    <style:style style:name="T5301" style:parent-style-name="AncientGreekἈρχαίαἑλληνικά" style:family="text">
      <style:text-properties style:font-weight-complex="bold" style:font-size-complex="14pt"/>
    </style:style>
    <style:style style:name="T5302" style:parent-style-name="AncientGreekἈρχαίαἑλληνικά" style:family="text">
      <style:text-properties style:font-weight-complex="bold" style:font-size-complex="14pt" fo:language="el" fo:country="GR"/>
    </style:style>
    <style:style style:name="T5303" style:parent-style-name="AncientGreekἈρχαίαἑλληνικά" style:family="text">
      <style:text-properties style:font-weight-complex="bold" style:font-size-complex="14pt"/>
    </style:style>
    <style:style style:name="T5304" style:parent-style-name="AncientGreekἈρχαίαἑλληνικά" style:family="text">
      <style:text-properties style:font-weight-complex="bold" style:font-size-complex="14pt" fo:language="el" fo:country="GR"/>
    </style:style>
    <style:style style:name="T5305" style:parent-style-name="AncientGreekἈρχαίαἑλληνικά" style:family="text">
      <style:text-properties style:font-weight-complex="bold" style:font-size-complex="14pt"/>
    </style:style>
    <style:style style:name="T5306" style:parent-style-name="AncientGreekἈρχαίαἑλληνικά" style:family="text">
      <style:text-properties style:font-weight-complex="bold" style:font-size-complex="14pt" fo:language="el" fo:country="GR"/>
    </style:style>
    <style:style style:name="T5307" style:parent-style-name="AncientGreekἈρχαίαἑλληνικά" style:family="text">
      <style:text-properties style:font-weight-complex="bold" style:font-size-complex="14pt"/>
    </style:style>
    <style:style style:name="T5308" style:parent-style-name="AncientGreekἈρχαίαἑλληνικά" style:family="text">
      <style:text-properties style:font-weight-complex="bold" style:font-size-complex="14pt" fo:language="el" fo:country="GR"/>
    </style:style>
    <style:style style:name="T5309" style:parent-style-name="AncientGreekἈρχαίαἑλληνικά" style:family="text">
      <style:text-properties style:font-weight-complex="bold" style:font-size-complex="14pt"/>
    </style:style>
    <style:style style:name="T5310" style:parent-style-name="AncientGreekἈρχαίαἑλληνικά" style:family="text">
      <style:text-properties style:font-weight-complex="bold" style:font-size-complex="14pt" fo:language="el" fo:country="GR"/>
    </style:style>
    <style:style style:name="T5311" style:parent-style-name="AncientGreekἈρχαίαἑλληνικά" style:family="text">
      <style:text-properties style:font-weight-complex="bold" style:font-size-complex="14pt"/>
    </style:style>
    <style:style style:name="T5312" style:parent-style-name="AncientGreekἈρχαίαἑλληνικά" style:family="text">
      <style:text-properties style:font-weight-complex="bold" style:font-size-complex="14pt" fo:language="el" fo:country="GR"/>
    </style:style>
    <style:style style:name="T5313" style:parent-style-name="AncientGreekἈρχαίαἑλληνικά" style:family="text">
      <style:text-properties style:font-weight-complex="bold" style:font-size-complex="14pt"/>
    </style:style>
    <style:style style:name="T5314" style:parent-style-name="AncientGreekἈρχαίαἑλληνικά" style:family="text">
      <style:text-properties style:font-weight-complex="bold" style:font-size-complex="14pt" fo:language="el" fo:country="GR"/>
    </style:style>
    <style:style style:name="T5315" style:parent-style-name="AncientGreekἈρχαίαἑλληνικά" style:family="text">
      <style:text-properties style:font-weight-complex="bold" style:font-size-complex="14pt"/>
    </style:style>
    <style:style style:name="T5316" style:parent-style-name="AncientGreekἈρχαίαἑλληνικά" style:family="text">
      <style:text-properties style:font-weight-complex="bold" style:font-size-complex="14pt" fo:language="el" fo:country="GR"/>
    </style:style>
    <style:style style:name="T5317" style:parent-style-name="AncientGreekἈρχαίαἑλληνικά" style:family="text">
      <style:text-properties style:font-weight-complex="bold" style:font-size-complex="14pt"/>
    </style:style>
    <style:style style:name="T5318" style:parent-style-name="AncientGreekἈρχαίαἑλληνικά" style:family="text">
      <style:text-properties style:font-weight-complex="bold" style:font-size-complex="14pt" fo:language="el" fo:country="GR"/>
    </style:style>
    <style:style style:name="T5319" style:parent-style-name="AncientGreekἈρχαίαἑλληνικά" style:family="text">
      <style:text-properties style:font-weight-complex="bold" style:font-size-complex="14pt"/>
    </style:style>
    <style:style style:name="T5320" style:parent-style-name="AncientGreekἈρχαίαἑλληνικά" style:family="text">
      <style:text-properties style:font-weight-complex="bold" style:font-size-complex="14pt" fo:language="el" fo:country="GR"/>
    </style:style>
    <style:style style:name="T5321" style:parent-style-name="AncientGreekἈρχαίαἑλληνικά" style:family="text">
      <style:text-properties style:font-weight-complex="bold" style:font-size-complex="14pt"/>
    </style:style>
    <style:style style:name="T5322" style:parent-style-name="AncientGreekἈρχαίαἑλληνικά" style:family="text">
      <style:text-properties style:font-weight-complex="bold" style:font-size-complex="14pt" fo:language="el" fo:country="GR"/>
    </style:style>
    <style:style style:name="T5323" style:parent-style-name="AncientGreekἈρχαίαἑλληνικά" style:family="text">
      <style:text-properties style:font-weight-complex="bold" style:font-size-complex="14pt"/>
    </style:style>
    <style:style style:name="T5324" style:parent-style-name="AncientGreekἈρχαίαἑλληνικά" style:family="text">
      <style:text-properties style:font-weight-complex="bold" style:font-size-complex="14pt"/>
    </style:style>
    <style:style style:name="T5325" style:parent-style-name="AncientGreekἈρχαίαἑλληνικά" style:family="text">
      <style:text-properties style:font-weight-complex="bold" style:font-size-complex="14pt" fo:language="el" fo:country="GR"/>
    </style:style>
    <style:style style:name="T5326" style:parent-style-name="AncientGreekἈρχαίαἑλληνικά" style:family="text">
      <style:text-properties style:font-weight-complex="bold" style:font-size-complex="14pt"/>
    </style:style>
    <style:style style:name="T5327" style:parent-style-name="AncientGreekἈρχαίαἑλληνικά" style:family="text">
      <style:text-properties style:font-weight-complex="bold" style:font-size-complex="14pt" fo:language="el" fo:country="GR"/>
    </style:style>
    <style:style style:name="T5328" style:parent-style-name="AncientGreekἈρχαίαἑλληνικά" style:family="text">
      <style:text-properties style:font-weight-complex="bold" style:font-size-complex="14pt"/>
    </style:style>
    <style:style style:name="T5329" style:parent-style-name="AncientGreekἈρχαίαἑλληνικά" style:family="text">
      <style:text-properties style:font-weight-complex="bold" style:font-size-complex="14pt" fo:language="el" fo:country="GR"/>
    </style:style>
    <style:style style:name="T5330" style:parent-style-name="AncientGreekἈρχαίαἑλληνικά" style:family="text">
      <style:text-properties style:font-weight-complex="bold" style:font-size-complex="14pt"/>
    </style:style>
    <style:style style:name="T5331" style:parent-style-name="AncientGreekἈρχαίαἑλληνικά" style:family="text">
      <style:text-properties style:font-weight-complex="bold" style:font-size-complex="14pt" fo:language="el" fo:country="GR"/>
    </style:style>
    <style:style style:name="T5332" style:parent-style-name="AncientGreekἈρχαίαἑλληνικά" style:family="text">
      <style:text-properties style:font-weight-complex="bold" style:font-size-complex="14pt"/>
    </style:style>
    <style:style style:name="T5333" style:parent-style-name="AncientGreekἈρχαίαἑλληνικά" style:family="text">
      <style:text-properties style:font-weight-complex="bold" style:font-size-complex="14pt" fo:language="el" fo:country="GR"/>
    </style:style>
    <style:style style:name="T5334" style:parent-style-name="AncientGreekἈρχαίαἑλληνικά" style:family="text">
      <style:text-properties style:font-weight-complex="bold" style:font-size-complex="14pt"/>
    </style:style>
    <style:style style:name="T5335" style:parent-style-name="AncientGreekἈρχαίαἑλληνικά" style:family="text">
      <style:text-properties style:font-weight-complex="bold" style:font-size-complex="14pt" fo:language="el" fo:country="GR"/>
    </style:style>
    <style:style style:name="T5336" style:parent-style-name="AncientGreekἈρχαίαἑλληνικά" style:family="text">
      <style:text-properties style:font-weight-complex="bold" style:font-size-complex="14pt"/>
    </style:style>
    <style:style style:name="T5337" style:parent-style-name="AncientGreekἈρχαίαἑλληνικά" style:family="text">
      <style:text-properties style:font-weight-complex="bold" style:font-size-complex="14pt" fo:language="el" fo:country="GR"/>
    </style:style>
    <style:style style:name="T5338" style:parent-style-name="AncientGreekἈρχαίαἑλληνικά" style:family="text">
      <style:text-properties style:font-weight-complex="bold" style:font-size-complex="14pt"/>
    </style:style>
    <style:style style:name="T5339" style:parent-style-name="AncientGreekἈρχαίαἑλληνικά" style:family="text">
      <style:text-properties style:font-weight-complex="bold" style:font-size-complex="14pt" fo:language="el" fo:country="GR"/>
    </style:style>
    <style:style style:name="T5340" style:parent-style-name="AncientGreekἈρχαίαἑλληνικά" style:family="text">
      <style:text-properties style:font-weight-complex="bold" style:font-size-complex="14pt"/>
    </style:style>
    <style:style style:name="T5341" style:parent-style-name="AncientGreekἈρχαίαἑλληνικά" style:family="text">
      <style:text-properties style:font-weight-complex="bold" style:font-size-complex="14pt" fo:language="el" fo:country="GR"/>
    </style:style>
    <style:style style:name="T5342" style:parent-style-name="AncientGreekἈρχαίαἑλληνικά" style:family="text">
      <style:text-properties style:font-weight-complex="bold" style:font-size-complex="14pt"/>
    </style:style>
    <style:style style:name="T5343" style:parent-style-name="AncientGreekἈρχαίαἑλληνικά" style:family="text">
      <style:text-properties style:font-weight-complex="bold" style:font-size-complex="14pt" fo:language="el" fo:country="GR"/>
    </style:style>
    <style:style style:name="T5344" style:parent-style-name="AncientGreekἈρχαίαἑλληνικά" style:family="text">
      <style:text-properties style:font-weight-complex="bold" style:font-size-complex="14pt"/>
    </style:style>
    <style:style style:name="TableCell5345" style:family="table-cell">
      <style:table-cell-properties fo:border="0.0069in solid #000000" fo:background-color="#FFFFFF" style:writing-mode="lr-tb" fo:padding-top="0in" fo:padding-left="0.1527in" fo:padding-bottom="0in" fo:padding-right="0.15in"/>
    </style:style>
    <style:style style:name="P5346" style:parent-style-name="Standard" style:family="paragraph">
      <style:paragraph-properties fo:widows="0" fo:orphans="0"/>
      <style:text-properties style:font-name="AncientGreek"/>
    </style:style>
    <style:style style:name="P5347" style:parent-style-name="Standard" style:family="paragraph">
      <style:paragraph-properties fo:widows="0" fo:orphans="0"/>
      <style:text-properties style:font-name="AncientGreek"/>
    </style:style>
    <style:style style:name="P5348" style:parent-style-name="Standard" style:family="paragraph">
      <style:paragraph-properties fo:widows="0" fo:orphans="0"/>
      <style:text-properties style:font-name="AncientGreek"/>
    </style:style>
    <style:style style:name="P5349" style:parent-style-name="Standard" style:family="paragraph">
      <style:paragraph-properties fo:widows="0" fo:orphans="0"/>
      <style:text-properties style:font-name="AncientGreek"/>
    </style:style>
    <style:style style:name="TableRow5350" style:family="table-row">
      <style:table-row-properties style:min-row-height="0.0138in" style:use-optimal-row-height="false" fo:keep-together="always"/>
    </style:style>
    <style:style style:name="TableCell5351" style:family="table-cell">
      <style:table-cell-properties fo:border="0.0069in solid #000000" fo:background-color="#FFFFFF" style:writing-mode="lr-tb" fo:padding-top="0in" fo:padding-left="0.1527in" fo:padding-bottom="0in" fo:padding-right="0.15in"/>
    </style:style>
    <style:style style:name="P5352"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5353" style:parent-style-name="AncientGreekἈρχαίαἑλληνικά" style:family="text">
      <style:text-properties fo:font-weight="bold" style:font-weight-asian="bold" style:font-weight-complex="bold" fo:font-size="18pt" style:font-size-asian="18pt" style:font-size-complex="14pt"/>
    </style:style>
    <style:style style:name="T535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355" style:parent-style-name="AncientGreekἈρχαίαἑλληνικά" style:family="text">
      <style:text-properties fo:font-weight="bold" style:font-weight-asian="bold" style:font-weight-complex="bold" fo:font-size="18pt" style:font-size-asian="18pt" style:font-size-complex="14pt"/>
    </style:style>
    <style:style style:name="T535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357" style:parent-style-name="AncientGreekἈρχαίαἑλληνικά" style:family="text">
      <style:text-properties fo:font-weight="bold" style:font-weight-asian="bold" style:font-weight-complex="bold" fo:font-size="18pt" style:font-size-asian="18pt" style:font-size-complex="14pt"/>
    </style:style>
    <style:style style:name="T535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359" style:parent-style-name="AncientGreekἈρχαίαἑλληνικά" style:family="text">
      <style:text-properties fo:font-weight="bold" style:font-weight-asian="bold" style:font-weight-complex="bold" fo:font-size="18pt" style:font-size-asian="18pt" style:font-size-complex="14pt"/>
    </style:style>
    <style:style style:name="T536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361" style:parent-style-name="AncientGreekἈρχαίαἑλληνικά" style:family="text">
      <style:text-properties fo:font-weight="bold" style:font-weight-asian="bold" style:font-weight-complex="bold" fo:font-size="18pt" style:font-size-asian="18pt" style:font-size-complex="14pt"/>
    </style:style>
    <style:style style:name="T5362" style:parent-style-name="AncientGreekἈρχαίαἑλληνικά" style:family="text">
      <style:text-properties fo:font-weight="bold" style:font-weight-asian="bold" style:font-weight-complex="bold" fo:font-size="18pt" style:font-size-asian="18pt" style:font-size-complex="14pt"/>
    </style:style>
    <style:style style:name="T5363" style:parent-style-name="AncientGreekἈρχαίαἑλληνικά" style:family="text">
      <style:text-properties style:font-weight-complex="bold" style:font-size-complex="14pt" fo:language="el" fo:country="GR"/>
    </style:style>
    <style:style style:name="T5364" style:parent-style-name="AncientGreekἈρχαίαἑλληνικά" style:family="text">
      <style:text-properties style:font-weight-complex="bold" style:font-size-complex="14pt"/>
    </style:style>
    <style:style style:name="T5365" style:parent-style-name="AncientGreekἈρχαίαἑλληνικά" style:family="text">
      <style:text-properties style:font-weight-complex="bold" style:font-size-complex="14pt" fo:language="el" fo:country="GR"/>
    </style:style>
    <style:style style:name="T5366" style:parent-style-name="AncientGreekἈρχαίαἑλληνικά" style:family="text">
      <style:text-properties style:font-weight-complex="bold" style:font-size-complex="14pt"/>
    </style:style>
    <style:style style:name="T5367" style:parent-style-name="AncientGreekἈρχαίαἑλληνικά" style:family="text">
      <style:text-properties style:font-weight-complex="bold" style:font-size-complex="14pt" fo:language="el" fo:country="GR"/>
    </style:style>
    <style:style style:name="T5368" style:parent-style-name="AncientGreekἈρχαίαἑλληνικά" style:family="text">
      <style:text-properties style:font-weight-complex="bold" style:font-size-complex="14pt"/>
    </style:style>
    <style:style style:name="T5369" style:parent-style-name="AncientGreekἈρχαίαἑλληνικά" style:family="text">
      <style:text-properties style:font-weight-complex="bold" style:font-size-complex="14pt" fo:language="el" fo:country="GR"/>
    </style:style>
    <style:style style:name="T5370" style:parent-style-name="AncientGreekἈρχαίαἑλληνικά" style:family="text">
      <style:text-properties style:font-weight-complex="bold" style:font-size-complex="14pt"/>
    </style:style>
    <style:style style:name="T5371" style:parent-style-name="AncientGreekἈρχαίαἑλληνικά" style:family="text">
      <style:text-properties style:font-weight-complex="bold" style:font-size-complex="14pt" fo:language="el" fo:country="GR"/>
    </style:style>
    <style:style style:name="T5372" style:parent-style-name="AncientGreekἈρχαίαἑλληνικά" style:family="text">
      <style:text-properties style:font-weight-complex="bold" style:font-size-complex="14pt"/>
    </style:style>
    <style:style style:name="T5373" style:parent-style-name="AncientGreekἈρχαίαἑλληνικά" style:family="text">
      <style:text-properties style:font-weight-complex="bold" style:font-size-complex="14pt" fo:language="el" fo:country="GR"/>
    </style:style>
    <style:style style:name="T5374" style:parent-style-name="AncientGreekἈρχαίαἑλληνικά" style:family="text">
      <style:text-properties style:font-weight-complex="bold" style:font-size-complex="14pt"/>
    </style:style>
    <style:style style:name="T5375" style:parent-style-name="AncientGreekἈρχαίαἑλληνικά" style:family="text">
      <style:text-properties style:font-weight-complex="bold" style:font-size-complex="14pt" fo:language="el" fo:country="GR"/>
    </style:style>
    <style:style style:name="T5376" style:parent-style-name="AncientGreekἈρχαίαἑλληνικά" style:family="text">
      <style:text-properties style:font-weight-complex="bold" style:font-size-complex="14pt"/>
    </style:style>
    <style:style style:name="T5377" style:parent-style-name="AncientGreekἈρχαίαἑλληνικά" style:family="text">
      <style:text-properties style:font-weight-complex="bold" style:font-size-complex="14pt" fo:language="el" fo:country="GR"/>
    </style:style>
    <style:style style:name="T5378" style:parent-style-name="AncientGreekἈρχαίαἑλληνικά" style:family="text">
      <style:text-properties style:font-weight-complex="bold" style:font-size-complex="14pt"/>
    </style:style>
    <style:style style:name="T5379" style:parent-style-name="AncientGreekἈρχαίαἑλληνικά" style:family="text">
      <style:text-properties style:font-weight-complex="bold" style:font-size-complex="14pt" fo:language="el" fo:country="GR"/>
    </style:style>
    <style:style style:name="T5380" style:parent-style-name="AncientGreekἈρχαίαἑλληνικά" style:family="text">
      <style:text-properties style:font-weight-complex="bold" style:font-size-complex="14pt"/>
    </style:style>
    <style:style style:name="T5381" style:parent-style-name="AncientGreekἈρχαίαἑλληνικά" style:family="text">
      <style:text-properties style:font-weight-complex="bold" style:font-size-complex="14pt" fo:language="el" fo:country="GR"/>
    </style:style>
    <style:style style:name="T5382" style:parent-style-name="AncientGreekἈρχαίαἑλληνικά" style:family="text">
      <style:text-properties style:font-weight-complex="bold" style:font-size-complex="14pt"/>
    </style:style>
    <style:style style:name="T5383" style:parent-style-name="AncientGreekἈρχαίαἑλληνικά" style:family="text">
      <style:text-properties style:font-weight-complex="bold" style:font-size-complex="14pt" fo:language="el" fo:country="GR"/>
    </style:style>
    <style:style style:name="T5384" style:parent-style-name="AncientGreekἈρχαίαἑλληνικά" style:family="text">
      <style:text-properties style:font-weight-complex="bold" style:font-size-complex="14pt"/>
    </style:style>
    <style:style style:name="T5385" style:parent-style-name="AncientGreekἈρχαίαἑλληνικά" style:family="text">
      <style:text-properties style:font-weight-complex="bold" style:font-size-complex="14pt" fo:language="el" fo:country="GR"/>
    </style:style>
    <style:style style:name="T5386" style:parent-style-name="AncientGreekἈρχαίαἑλληνικά" style:family="text">
      <style:text-properties style:font-weight-complex="bold" style:font-size-complex="14pt"/>
    </style:style>
    <style:style style:name="T5387" style:parent-style-name="AncientGreekἈρχαίαἑλληνικά" style:family="text">
      <style:text-properties style:font-weight-complex="bold" style:font-size-complex="14pt" fo:language="el" fo:country="GR"/>
    </style:style>
    <style:style style:name="T5388" style:parent-style-name="AncientGreekἈρχαίαἑλληνικά" style:family="text">
      <style:text-properties style:font-weight-complex="bold" style:font-size-complex="14pt"/>
    </style:style>
    <style:style style:name="T5389" style:parent-style-name="AncientGreekἈρχαίαἑλληνικά" style:family="text">
      <style:text-properties style:font-weight-complex="bold" style:font-size-complex="14pt" fo:language="el" fo:country="GR"/>
    </style:style>
    <style:style style:name="T5390" style:parent-style-name="AncientGreekἈρχαίαἑλληνικά" style:family="text">
      <style:text-properties style:font-weight-complex="bold" style:font-size-complex="14pt"/>
    </style:style>
    <style:style style:name="T5391" style:parent-style-name="AncientGreekἈρχαίαἑλληνικά" style:family="text">
      <style:text-properties style:font-weight-complex="bold" style:font-size-complex="14pt" fo:language="el" fo:country="GR"/>
    </style:style>
    <style:style style:name="T5392" style:parent-style-name="AncientGreekἈρχαίαἑλληνικά" style:family="text">
      <style:text-properties style:font-weight-complex="bold" style:font-size-complex="14pt"/>
    </style:style>
    <style:style style:name="T5393" style:parent-style-name="AncientGreekἈρχαίαἑλληνικά" style:family="text">
      <style:text-properties style:font-weight-complex="bold" style:font-size-complex="14pt" fo:language="el" fo:country="GR"/>
    </style:style>
    <style:style style:name="T5394" style:parent-style-name="AncientGreekἈρχαίαἑλληνικά" style:family="text">
      <style:text-properties style:font-weight-complex="bold" style:font-size-complex="14pt"/>
    </style:style>
    <style:style style:name="T5395" style:parent-style-name="AncientGreekἈρχαίαἑλληνικά" style:family="text">
      <style:text-properties style:font-weight-complex="bold" style:font-size-complex="14pt" fo:language="el" fo:country="GR"/>
    </style:style>
    <style:style style:name="T5396" style:parent-style-name="AncientGreekἈρχαίαἑλληνικά" style:family="text">
      <style:text-properties style:font-weight-complex="bold" style:font-size-complex="14pt"/>
    </style:style>
    <style:style style:name="T5397" style:parent-style-name="AncientGreekἈρχαίαἑλληνικά" style:family="text">
      <style:text-properties style:font-weight-complex="bold" style:font-size-complex="14pt" fo:language="el" fo:country="GR"/>
    </style:style>
    <style:style style:name="T5398" style:parent-style-name="AncientGreekἈρχαίαἑλληνικά" style:family="text">
      <style:text-properties style:font-weight-complex="bold" style:font-size-complex="14pt"/>
    </style:style>
    <style:style style:name="T5399" style:parent-style-name="AncientGreekἈρχαίαἑλληνικά" style:family="text">
      <style:text-properties style:font-weight-complex="bold" style:font-size-complex="14pt" fo:language="el" fo:country="GR"/>
    </style:style>
    <style:style style:name="T5400" style:parent-style-name="AncientGreekἈρχαίαἑλληνικά" style:family="text">
      <style:text-properties style:font-weight-complex="bold" style:font-size-complex="14pt"/>
    </style:style>
    <style:style style:name="T5401" style:parent-style-name="AncientGreekἈρχαίαἑλληνικά" style:family="text">
      <style:text-properties style:font-weight-complex="bold" style:font-size-complex="14pt" fo:language="el" fo:country="GR"/>
    </style:style>
    <style:style style:name="T5402" style:parent-style-name="AncientGreekἈρχαίαἑλληνικά" style:family="text">
      <style:text-properties style:font-weight-complex="bold" style:font-size-complex="14pt"/>
    </style:style>
    <style:style style:name="T5403" style:parent-style-name="AncientGreekἈρχαίαἑλληνικά" style:family="text">
      <style:text-properties style:font-weight-complex="bold" style:font-size-complex="14pt" fo:language="el" fo:country="GR"/>
    </style:style>
    <style:style style:name="T5404" style:parent-style-name="AncientGreekἈρχαίαἑλληνικά" style:family="text">
      <style:text-properties style:font-weight-complex="bold" style:font-size-complex="14pt"/>
    </style:style>
    <style:style style:name="T5405" style:parent-style-name="AncientGreekἈρχαίαἑλληνικά" style:family="text">
      <style:text-properties style:font-weight-complex="bold" style:font-size-complex="14pt" fo:language="el" fo:country="GR"/>
    </style:style>
    <style:style style:name="T5406" style:parent-style-name="AncientGreekἈρχαίαἑλληνικά" style:family="text">
      <style:text-properties style:font-weight-complex="bold" style:font-size-complex="14pt"/>
    </style:style>
    <style:style style:name="T5407" style:parent-style-name="AncientGreekἈρχαίαἑλληνικά" style:family="text">
      <style:text-properties style:font-weight-complex="bold" style:font-size-complex="14pt" fo:language="el" fo:country="GR"/>
    </style:style>
    <style:style style:name="T5408" style:parent-style-name="AncientGreekἈρχαίαἑλληνικά" style:family="text">
      <style:text-properties style:font-weight-complex="bold" style:font-size-complex="14pt"/>
    </style:style>
    <style:style style:name="T5409" style:parent-style-name="AncientGreekἈρχαίαἑλληνικά" style:family="text">
      <style:text-properties style:font-weight-complex="bold" style:font-size-complex="14pt" fo:language="el" fo:country="GR"/>
    </style:style>
    <style:style style:name="T5410" style:parent-style-name="AncientGreekἈρχαίαἑλληνικά" style:family="text">
      <style:text-properties style:font-weight-complex="bold" style:font-size-complex="14pt"/>
    </style:style>
    <style:style style:name="T5411" style:parent-style-name="AncientGreekἈρχαίαἑλληνικά" style:family="text">
      <style:text-properties style:font-weight-complex="bold" style:font-size-complex="14pt" fo:language="el" fo:country="GR"/>
    </style:style>
    <style:style style:name="T5412" style:parent-style-name="AncientGreekἈρχαίαἑλληνικά" style:family="text">
      <style:text-properties style:font-weight-complex="bold" style:font-size-complex="14pt"/>
    </style:style>
    <style:style style:name="T5413" style:parent-style-name="AncientGreekἈρχαίαἑλληνικά" style:family="text">
      <style:text-properties style:font-weight-complex="bold" style:font-size-complex="14pt" fo:language="el" fo:country="GR"/>
    </style:style>
    <style:style style:name="T5414" style:parent-style-name="AncientGreekἈρχαίαἑλληνικά" style:family="text">
      <style:text-properties style:font-weight-complex="bold" style:font-size-complex="14pt"/>
    </style:style>
    <style:style style:name="T5415" style:parent-style-name="AncientGreekἈρχαίαἑλληνικά" style:family="text">
      <style:text-properties style:font-weight-complex="bold" style:font-size-complex="14pt" fo:language="el" fo:country="GR"/>
    </style:style>
    <style:style style:name="T5416" style:parent-style-name="AncientGreekἈρχαίαἑλληνικά" style:family="text">
      <style:text-properties style:font-weight-complex="bold" style:font-size-complex="14pt"/>
    </style:style>
    <style:style style:name="T5417" style:parent-style-name="AncientGreekἈρχαίαἑλληνικά" style:family="text">
      <style:text-properties style:font-weight-complex="bold" style:font-size-complex="14pt" fo:language="el" fo:country="GR"/>
    </style:style>
    <style:style style:name="T5418" style:parent-style-name="AncientGreekἈρχαίαἑλληνικά" style:family="text">
      <style:text-properties style:font-weight-complex="bold" style:font-size-complex="14pt"/>
    </style:style>
    <style:style style:name="T5419" style:parent-style-name="AncientGreekἈρχαίαἑλληνικά" style:family="text">
      <style:text-properties style:font-weight-complex="bold" style:font-size-complex="14pt" fo:language="el" fo:country="GR"/>
    </style:style>
    <style:style style:name="T5420" style:parent-style-name="AncientGreekἈρχαίαἑλληνικά" style:family="text">
      <style:text-properties style:font-weight-complex="bold" style:font-size-complex="14pt"/>
    </style:style>
    <style:style style:name="T5421" style:parent-style-name="AncientGreekἈρχαίαἑλληνικά" style:family="text">
      <style:text-properties style:font-weight-complex="bold" style:font-size-complex="14pt" fo:language="el" fo:country="GR"/>
    </style:style>
    <style:style style:name="T5422" style:parent-style-name="AncientGreekἈρχαίαἑλληνικά" style:family="text">
      <style:text-properties style:font-weight-complex="bold" style:font-size-complex="14pt"/>
    </style:style>
    <style:style style:name="T5423" style:parent-style-name="AncientGreekἈρχαίαἑλληνικά" style:family="text">
      <style:text-properties style:font-weight-complex="bold" style:font-size-complex="14pt" fo:language="el" fo:country="GR"/>
    </style:style>
    <style:style style:name="T5424" style:parent-style-name="AncientGreekἈρχαίαἑλληνικά" style:family="text">
      <style:text-properties style:font-weight-complex="bold" style:font-size-complex="14pt"/>
    </style:style>
    <style:style style:name="T5425" style:parent-style-name="AncientGreekἈρχαίαἑλληνικά" style:family="text">
      <style:text-properties style:font-weight-complex="bold" style:font-size-complex="14pt" fo:language="el" fo:country="GR"/>
    </style:style>
    <style:style style:name="T5426" style:parent-style-name="AncientGreekἈρχαίαἑλληνικά" style:family="text">
      <style:text-properties style:font-weight-complex="bold" style:font-size-complex="14pt"/>
    </style:style>
    <style:style style:name="T5427" style:parent-style-name="AncientGreekἈρχαίαἑλληνικά" style:family="text">
      <style:text-properties style:font-weight-complex="bold" style:font-size-complex="14pt" fo:language="el" fo:country="GR"/>
    </style:style>
    <style:style style:name="T5428" style:parent-style-name="AncientGreekἈρχαίαἑλληνικά" style:family="text">
      <style:text-properties style:font-weight-complex="bold" style:font-size-complex="14pt"/>
    </style:style>
    <style:style style:name="T5429" style:parent-style-name="AncientGreekἈρχαίαἑλληνικά" style:family="text">
      <style:text-properties style:font-weight-complex="bold" style:font-size-complex="14pt" fo:language="el" fo:country="GR"/>
    </style:style>
    <style:style style:name="T5430" style:parent-style-name="AncientGreekἈρχαίαἑλληνικά" style:family="text">
      <style:text-properties style:font-weight-complex="bold" style:font-size-complex="14pt"/>
    </style:style>
    <style:style style:name="T5431" style:parent-style-name="AncientGreekἈρχαίαἑλληνικά" style:family="text">
      <style:text-properties style:font-weight-complex="bold" style:font-size-complex="14pt" fo:language="el" fo:country="GR"/>
    </style:style>
    <style:style style:name="T5432" style:parent-style-name="AncientGreekἈρχαίαἑλληνικά" style:family="text">
      <style:text-properties style:font-weight-complex="bold" style:font-size-complex="14pt"/>
    </style:style>
    <style:style style:name="T5433" style:parent-style-name="AncientGreekἈρχαίαἑλληνικά" style:family="text">
      <style:text-properties style:font-weight-complex="bold" style:font-size-complex="14pt" fo:language="el" fo:country="GR"/>
    </style:style>
    <style:style style:name="T5434" style:parent-style-name="AncientGreekἈρχαίαἑλληνικά" style:family="text">
      <style:text-properties style:font-weight-complex="bold" style:font-size-complex="14pt"/>
    </style:style>
    <style:style style:name="T5435" style:parent-style-name="AncientGreekἈρχαίαἑλληνικά" style:family="text">
      <style:text-properties style:font-weight-complex="bold" style:font-size-complex="14pt" fo:language="el" fo:country="GR"/>
    </style:style>
    <style:style style:name="T5436" style:parent-style-name="AncientGreekἈρχαίαἑλληνικά" style:family="text">
      <style:text-properties style:font-weight-complex="bold" style:font-size-complex="14pt"/>
    </style:style>
    <style:style style:name="T5437" style:parent-style-name="AncientGreekἈρχαίαἑλληνικά" style:family="text">
      <style:text-properties style:font-weight-complex="bold" style:font-size-complex="14pt" fo:language="el" fo:country="GR"/>
    </style:style>
    <style:style style:name="T5438" style:parent-style-name="AncientGreekἈρχαίαἑλληνικά" style:family="text">
      <style:text-properties style:font-weight-complex="bold" style:font-size-complex="14pt"/>
    </style:style>
    <style:style style:name="T5439" style:parent-style-name="AncientGreekἈρχαίαἑλληνικά" style:family="text">
      <style:text-properties style:font-weight-complex="bold" style:font-size-complex="14pt" fo:language="el" fo:country="GR"/>
    </style:style>
    <style:style style:name="T5440" style:parent-style-name="AncientGreekἈρχαίαἑλληνικά" style:family="text">
      <style:text-properties style:font-weight-complex="bold" style:font-size-complex="14pt"/>
    </style:style>
    <style:style style:name="T5441" style:parent-style-name="AncientGreekἈρχαίαἑλληνικά" style:family="text">
      <style:text-properties style:font-weight-complex="bold" style:font-size-complex="14pt" fo:language="el" fo:country="GR"/>
    </style:style>
    <style:style style:name="T5442" style:parent-style-name="AncientGreekἈρχαίαἑλληνικά" style:family="text">
      <style:text-properties style:font-weight-complex="bold" style:font-size-complex="14pt"/>
    </style:style>
    <style:style style:name="T5443" style:parent-style-name="AncientGreekἈρχαίαἑλληνικά" style:family="text">
      <style:text-properties style:font-weight-complex="bold" style:font-size-complex="14pt" fo:language="el" fo:country="GR"/>
    </style:style>
    <style:style style:name="T5444" style:parent-style-name="AncientGreekἈρχαίαἑλληνικά" style:family="text">
      <style:text-properties style:font-weight-complex="bold" style:font-size-complex="14pt"/>
    </style:style>
    <style:style style:name="T5445" style:parent-style-name="AncientGreekἈρχαίαἑλληνικά" style:family="text">
      <style:text-properties style:font-weight-complex="bold" style:font-size-complex="14pt" fo:language="el" fo:country="GR"/>
    </style:style>
    <style:style style:name="T5446" style:parent-style-name="AncientGreekἈρχαίαἑλληνικά" style:family="text">
      <style:text-properties style:font-weight-complex="bold" style:font-size-complex="14pt"/>
    </style:style>
    <style:style style:name="T5447" style:parent-style-name="AncientGreekἈρχαίαἑλληνικά" style:family="text">
      <style:text-properties style:font-weight-complex="bold" style:font-size-complex="14pt" fo:language="el" fo:country="GR"/>
    </style:style>
    <style:style style:name="T5448" style:parent-style-name="AncientGreekἈρχαίαἑλληνικά" style:family="text">
      <style:text-properties style:font-weight-complex="bold" style:font-size-complex="14pt"/>
    </style:style>
    <style:style style:name="T5449" style:parent-style-name="AncientGreekἈρχαίαἑλληνικά" style:family="text">
      <style:text-properties style:font-weight-complex="bold" style:font-size-complex="14pt" fo:language="el" fo:country="GR"/>
    </style:style>
    <style:style style:name="T5450" style:parent-style-name="AncientGreekἈρχαίαἑλληνικά" style:family="text">
      <style:text-properties style:font-weight-complex="bold" style:font-size-complex="14pt"/>
    </style:style>
    <style:style style:name="T5451" style:parent-style-name="AncientGreekἈρχαίαἑλληνικά" style:family="text">
      <style:text-properties style:font-weight-complex="bold" style:font-size-complex="14pt" fo:language="el" fo:country="GR"/>
    </style:style>
    <style:style style:name="T5452" style:parent-style-name="AncientGreekἈρχαίαἑλληνικά" style:family="text">
      <style:text-properties style:font-weight-complex="bold" style:font-size-complex="14pt"/>
    </style:style>
    <style:style style:name="T5453" style:parent-style-name="AncientGreekἈρχαίαἑλληνικά" style:family="text">
      <style:text-properties style:font-weight-complex="bold" style:font-size-complex="14pt" fo:language="el" fo:country="GR"/>
    </style:style>
    <style:style style:name="T5454" style:parent-style-name="AncientGreekἈρχαίαἑλληνικά" style:family="text">
      <style:text-properties style:font-weight-complex="bold" style:font-size-complex="14pt"/>
    </style:style>
    <style:style style:name="T5455" style:parent-style-name="AncientGreekἈρχαίαἑλληνικά" style:family="text">
      <style:text-properties style:font-weight-complex="bold" style:font-size-complex="14pt" fo:language="el" fo:country="GR"/>
    </style:style>
    <style:style style:name="T5456" style:parent-style-name="AncientGreekἈρχαίαἑλληνικά" style:family="text">
      <style:text-properties style:font-weight-complex="bold" style:font-size-complex="14pt"/>
    </style:style>
    <style:style style:name="T5457" style:parent-style-name="AncientGreekἈρχαίαἑλληνικά" style:family="text">
      <style:text-properties style:font-weight-complex="bold" style:font-size-complex="14pt" fo:language="el" fo:country="GR"/>
    </style:style>
    <style:style style:name="T5458" style:parent-style-name="AncientGreekἈρχαίαἑλληνικά" style:family="text">
      <style:text-properties style:font-weight-complex="bold" style:font-size-complex="14pt"/>
    </style:style>
    <style:style style:name="T5459" style:parent-style-name="AncientGreekἈρχαίαἑλληνικά" style:family="text">
      <style:text-properties style:font-weight-complex="bold" style:font-size-complex="14pt" fo:language="el" fo:country="GR"/>
    </style:style>
    <style:style style:name="T5460" style:parent-style-name="AncientGreekἈρχαίαἑλληνικά" style:family="text">
      <style:text-properties style:font-weight-complex="bold" style:font-size-complex="14pt"/>
    </style:style>
    <style:style style:name="T5461" style:parent-style-name="AncientGreekἈρχαίαἑλληνικά" style:family="text">
      <style:text-properties style:font-weight-complex="bold" style:font-size-complex="14pt" fo:language="el" fo:country="GR"/>
    </style:style>
    <style:style style:name="T5462" style:parent-style-name="AncientGreekἈρχαίαἑλληνικά" style:family="text">
      <style:text-properties style:font-weight-complex="bold" style:font-size-complex="14pt"/>
    </style:style>
    <style:style style:name="T5463" style:parent-style-name="AncientGreekἈρχαίαἑλληνικά" style:family="text">
      <style:text-properties style:font-weight-complex="bold" style:font-size-complex="14pt" fo:language="el" fo:country="GR"/>
    </style:style>
    <style:style style:name="T5464" style:parent-style-name="AncientGreekἈρχαίαἑλληνικά" style:family="text">
      <style:text-properties style:font-weight-complex="bold" style:font-size-complex="14pt"/>
    </style:style>
    <style:style style:name="T5465" style:parent-style-name="AncientGreekἈρχαίαἑλληνικά" style:family="text">
      <style:text-properties style:font-weight-complex="bold" style:font-size-complex="14pt" fo:language="el" fo:country="GR"/>
    </style:style>
    <style:style style:name="T5466" style:parent-style-name="AncientGreekἈρχαίαἑλληνικά" style:family="text">
      <style:text-properties style:font-weight-complex="bold" style:font-size-complex="14pt"/>
    </style:style>
    <style:style style:name="T5467" style:parent-style-name="AncientGreekἈρχαίαἑλληνικά" style:family="text">
      <style:text-properties style:font-weight-complex="bold" style:font-size-complex="14pt" fo:language="el" fo:country="GR"/>
    </style:style>
    <style:style style:name="T5468" style:parent-style-name="AncientGreekἈρχαίαἑλληνικά" style:family="text">
      <style:text-properties style:font-weight-complex="bold" style:font-size-complex="14pt"/>
    </style:style>
    <style:style style:name="T5469" style:parent-style-name="AncientGreekἈρχαίαἑλληνικά" style:family="text">
      <style:text-properties style:font-weight-complex="bold" style:font-size-complex="14pt" fo:language="el" fo:country="GR"/>
    </style:style>
    <style:style style:name="T5470" style:parent-style-name="AncientGreekἈρχαίαἑλληνικά" style:family="text">
      <style:text-properties style:font-weight-complex="bold" style:font-size-complex="14pt"/>
    </style:style>
    <style:style style:name="P5471" style:parent-style-name="Standard" style:family="paragraph">
      <style:paragraph-properties fo:widows="0" fo:orphans="0">
        <style:tab-stops>
          <style:tab-stop style:type="left" style:position="2.1979in"/>
        </style:tab-stops>
      </style:paragraph-properties>
    </style:style>
    <style:style style:name="T5472" style:parent-style-name="AncientGreekἈρχαίαἑλληνικά" style:family="text">
      <style:text-properties style:font-weight-complex="bold" style:font-size-complex="14pt" fo:language="el" fo:country="GR"/>
    </style:style>
    <style:style style:name="T5473" style:parent-style-name="AncientGreekἈρχαίαἑλληνικά" style:family="text">
      <style:text-properties style:font-weight-complex="bold" style:font-size-complex="14pt"/>
    </style:style>
    <style:style style:name="T5474" style:parent-style-name="AncientGreekἈρχαίαἑλληνικά" style:family="text">
      <style:text-properties style:font-weight-complex="bold" style:font-size-complex="14pt" fo:language="el" fo:country="GR"/>
    </style:style>
    <style:style style:name="T5475" style:parent-style-name="AncientGreekἈρχαίαἑλληνικά" style:family="text">
      <style:text-properties style:font-weight-complex="bold" style:font-size-complex="14pt"/>
    </style:style>
    <style:style style:name="T5476" style:parent-style-name="AncientGreekἈρχαίαἑλληνικά" style:family="text">
      <style:text-properties style:font-weight-complex="bold" style:font-size-complex="14pt" fo:language="el" fo:country="GR"/>
    </style:style>
    <style:style style:name="T5477" style:parent-style-name="AncientGreekἈρχαίαἑλληνικά" style:family="text">
      <style:text-properties style:font-weight-complex="bold" style:font-size-complex="14pt"/>
    </style:style>
    <style:style style:name="T5478" style:parent-style-name="AncientGreekἈρχαίαἑλληνικά" style:family="text">
      <style:text-properties style:font-weight-complex="bold" style:font-size-complex="14pt" fo:language="el" fo:country="GR"/>
    </style:style>
    <style:style style:name="T5479" style:parent-style-name="AncientGreekἈρχαίαἑλληνικά" style:family="text">
      <style:text-properties style:font-weight-complex="bold" style:font-size-complex="14pt"/>
    </style:style>
    <style:style style:name="T5480" style:parent-style-name="AncientGreekἈρχαίαἑλληνικά" style:family="text">
      <style:text-properties style:font-weight-complex="bold" style:font-size-complex="14pt" fo:language="el" fo:country="GR"/>
    </style:style>
    <style:style style:name="T5481" style:parent-style-name="AncientGreekἈρχαίαἑλληνικά" style:family="text">
      <style:text-properties style:font-weight-complex="bold" style:font-size-complex="14pt"/>
    </style:style>
    <style:style style:name="T5482" style:parent-style-name="AncientGreekἈρχαίαἑλληνικά" style:family="text">
      <style:text-properties style:font-weight-complex="bold" style:font-size-complex="14pt" fo:language="el" fo:country="GR"/>
    </style:style>
    <style:style style:name="T5483" style:parent-style-name="AncientGreekἈρχαίαἑλληνικά" style:family="text">
      <style:text-properties style:font-weight-complex="bold" style:font-size-complex="14pt"/>
    </style:style>
    <style:style style:name="T5484" style:parent-style-name="AncientGreekἈρχαίαἑλληνικά" style:family="text">
      <style:text-properties style:font-weight-complex="bold" style:font-size-complex="14pt" fo:language="el" fo:country="GR"/>
    </style:style>
    <style:style style:name="T5485" style:parent-style-name="AncientGreekἈρχαίαἑλληνικά" style:family="text">
      <style:text-properties style:font-weight-complex="bold" style:font-size-complex="14pt"/>
    </style:style>
    <style:style style:name="T5486" style:parent-style-name="AncientGreekἈρχαίαἑλληνικά" style:family="text">
      <style:text-properties style:font-weight-complex="bold" style:font-size-complex="14pt" fo:language="el" fo:country="GR"/>
    </style:style>
    <style:style style:name="T5487" style:parent-style-name="AncientGreekἈρχαίαἑλληνικά" style:family="text">
      <style:text-properties style:font-weight-complex="bold" style:font-size-complex="14pt"/>
    </style:style>
    <style:style style:name="T5488" style:parent-style-name="AncientGreekἈρχαίαἑλληνικά" style:family="text">
      <style:text-properties style:font-weight-complex="bold" style:font-size-complex="14pt" fo:language="el" fo:country="GR"/>
    </style:style>
    <style:style style:name="T5489" style:parent-style-name="AncientGreekἈρχαίαἑλληνικά" style:family="text">
      <style:text-properties style:font-weight-complex="bold" style:font-size-complex="14pt"/>
    </style:style>
    <style:style style:name="T5490" style:parent-style-name="AncientGreekἈρχαίαἑλληνικά" style:family="text">
      <style:text-properties style:font-weight-complex="bold" style:font-size-complex="14pt" fo:language="el" fo:country="GR"/>
    </style:style>
    <style:style style:name="T5491" style:parent-style-name="AncientGreekἈρχαίαἑλληνικά" style:family="text">
      <style:text-properties style:font-weight-complex="bold" style:font-size-complex="14pt"/>
    </style:style>
    <style:style style:name="T5492" style:parent-style-name="AncientGreekἈρχαίαἑλληνικά" style:family="text">
      <style:text-properties style:font-weight-complex="bold" style:font-size-complex="14pt" fo:language="el" fo:country="GR"/>
    </style:style>
    <style:style style:name="T5493" style:parent-style-name="AncientGreekἈρχαίαἑλληνικά" style:family="text">
      <style:text-properties style:font-weight-complex="bold" style:font-size-complex="14pt"/>
    </style:style>
    <style:style style:name="TableCell5494" style:family="table-cell">
      <style:table-cell-properties fo:border="0.0069in solid #000000" fo:background-color="#FFFFFF" style:writing-mode="lr-tb" fo:padding-top="0in" fo:padding-left="0.1527in" fo:padding-bottom="0in" fo:padding-right="0.15in"/>
    </style:style>
    <style:style style:name="P5495" style:parent-style-name="Standard" style:family="paragraph">
      <style:paragraph-properties fo:widows="0" fo:orphans="0"/>
      <style:text-properties style:font-name="AncientGreek"/>
    </style:style>
    <style:style style:name="P5496" style:parent-style-name="Standard" style:family="paragraph">
      <style:paragraph-properties fo:widows="0" fo:orphans="0"/>
      <style:text-properties style:font-name="AncientGreek"/>
    </style:style>
    <style:style style:name="P5497" style:parent-style-name="Standard" style:family="paragraph">
      <style:paragraph-properties fo:widows="0" fo:orphans="0"/>
      <style:text-properties style:font-name="AncientGreek"/>
    </style:style>
    <style:style style:name="P5498" style:parent-style-name="Standard" style:family="paragraph">
      <style:paragraph-properties fo:widows="0" fo:orphans="0"/>
      <style:text-properties style:font-name="AncientGreek"/>
    </style:style>
    <style:style style:name="P5499" style:parent-style-name="Standard" style:family="paragraph">
      <style:paragraph-properties fo:widows="0" fo:orphans="0"/>
      <style:text-properties style:font-name="AncientGreek"/>
    </style:style>
    <style:style style:name="TableRow5500" style:family="table-row">
      <style:table-row-properties style:min-row-height="0.0138in" style:use-optimal-row-height="false" fo:keep-together="always"/>
    </style:style>
    <style:style style:name="TableCell5501" style:family="table-cell">
      <style:table-cell-properties fo:border="0.0069in solid #000000" fo:background-color="#FFFFFF" style:writing-mode="lr-tb" fo:padding-top="0in" fo:padding-left="0.1527in" fo:padding-bottom="0in" fo:padding-right="0.15in"/>
    </style:style>
    <style:style style:name="P5502" style:parent-style-name="Standard" style:family="paragraph">
      <style:paragraph-properties fo:keep-with-next="always" fo:widows="0" fo:orphans="0" fo:text-align="center">
        <style:tab-stops>
          <style:tab-stop style:type="center" style:position="1in"/>
          <style:tab-stop style:type="left" style:position="2.4166in"/>
        </style:tab-stops>
      </style:paragraph-properties>
    </style:style>
    <style:style style:name="T5503" style:parent-style-name="AncientGreekἈρχαίαἑλληνικά" style:family="text">
      <style:text-properties fo:font-weight="bold" style:font-weight-asian="bold" style:font-weight-complex="bold" fo:font-size="18pt" style:font-size-asian="18pt" style:font-size-complex="14pt"/>
    </style:style>
    <style:style style:name="T550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505" style:parent-style-name="AncientGreekἈρχαίαἑλληνικά" style:family="text">
      <style:text-properties fo:font-weight="bold" style:font-weight-asian="bold" style:font-weight-complex="bold" fo:font-size="18pt" style:font-size-asian="18pt" style:font-size-complex="14pt"/>
    </style:style>
    <style:style style:name="T550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507" style:parent-style-name="AncientGreekἈρχαίαἑλληνικά" style:family="text">
      <style:text-properties fo:font-weight="bold" style:font-weight-asian="bold" style:font-weight-complex="bold" fo:font-size="18pt" style:font-size-asian="18pt" style:font-size-complex="14pt"/>
    </style:style>
    <style:style style:name="T550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509" style:parent-style-name="AncientGreekἈρχαίαἑλληνικά" style:family="text">
      <style:text-properties fo:font-weight="bold" style:font-weight-asian="bold" style:font-weight-complex="bold" fo:font-size="18pt" style:font-size-asian="18pt" style:font-size-complex="14pt"/>
    </style:style>
    <style:style style:name="T5510" style:parent-style-name="AncientGreekἈρχαίαἑλληνικά" style:family="text">
      <style:text-properties fo:font-weight="bold" style:font-weight-asian="bold" style:font-weight-complex="bold" fo:font-size="18pt" style:font-size-asian="18pt" style:font-size-complex="14pt"/>
    </style:style>
    <style:style style:name="T5511" style:parent-style-name="AncientGreekἈρχαίαἑλληνικά" style:family="text">
      <style:text-properties style:font-weight-complex="bold" style:font-size-complex="14pt" fo:language="el" fo:country="GR"/>
    </style:style>
    <style:style style:name="T5512" style:parent-style-name="AncientGreekἈρχαίαἑλληνικά" style:family="text">
      <style:text-properties style:font-weight-complex="bold" style:font-size-complex="14pt"/>
    </style:style>
    <style:style style:name="T5513" style:parent-style-name="AncientGreekἈρχαίαἑλληνικά" style:family="text">
      <style:text-properties style:font-weight-complex="bold" style:font-size-complex="14pt" fo:language="el" fo:country="GR"/>
    </style:style>
    <style:style style:name="T5514" style:parent-style-name="AncientGreekἈρχαίαἑλληνικά" style:family="text">
      <style:text-properties style:font-weight-complex="bold" style:font-size-complex="14pt"/>
    </style:style>
    <style:style style:name="T5515" style:parent-style-name="AncientGreekἈρχαίαἑλληνικά" style:family="text">
      <style:text-properties style:font-weight-complex="bold" style:font-size-complex="14pt" fo:language="el" fo:country="GR"/>
    </style:style>
    <style:style style:name="T5516" style:parent-style-name="AncientGreekἈρχαίαἑλληνικά" style:family="text">
      <style:text-properties style:font-weight-complex="bold" style:font-size-complex="14pt"/>
    </style:style>
    <style:style style:name="T5517" style:parent-style-name="AncientGreekἈρχαίαἑλληνικά" style:family="text">
      <style:text-properties style:font-weight-complex="bold" style:font-size-complex="14pt" fo:language="el" fo:country="GR"/>
    </style:style>
    <style:style style:name="T5518" style:parent-style-name="AncientGreekἈρχαίαἑλληνικά" style:family="text">
      <style:text-properties style:font-weight-complex="bold" style:font-size-complex="14pt"/>
    </style:style>
    <style:style style:name="T5519" style:parent-style-name="AncientGreekἈρχαίαἑλληνικά" style:family="text">
      <style:text-properties style:font-weight-complex="bold" style:font-size-complex="14pt" fo:language="el" fo:country="GR"/>
    </style:style>
    <style:style style:name="T5520" style:parent-style-name="AncientGreekἈρχαίαἑλληνικά" style:family="text">
      <style:text-properties style:font-weight-complex="bold" style:font-size-complex="14pt"/>
    </style:style>
    <style:style style:name="T5521" style:parent-style-name="AncientGreekἈρχαίαἑλληνικά" style:family="text">
      <style:text-properties style:font-weight-complex="bold" style:font-size-complex="14pt" fo:language="el" fo:country="GR"/>
    </style:style>
    <style:style style:name="T5522" style:parent-style-name="AncientGreekἈρχαίαἑλληνικά" style:family="text">
      <style:text-properties style:font-weight-complex="bold" style:font-size-complex="14pt"/>
    </style:style>
    <style:style style:name="T5523" style:parent-style-name="AncientGreekἈρχαίαἑλληνικά" style:family="text">
      <style:text-properties style:font-weight-complex="bold" style:font-size-complex="14pt" fo:language="el" fo:country="GR"/>
    </style:style>
    <style:style style:name="T5524" style:parent-style-name="AncientGreekἈρχαίαἑλληνικά" style:family="text">
      <style:text-properties style:font-weight-complex="bold" style:font-size-complex="14pt"/>
    </style:style>
    <style:style style:name="T5525" style:parent-style-name="AncientGreekἈρχαίαἑλληνικά" style:family="text">
      <style:text-properties style:font-weight-complex="bold" style:font-size-complex="14pt" fo:language="el" fo:country="GR"/>
    </style:style>
    <style:style style:name="T5526" style:parent-style-name="AncientGreekἈρχαίαἑλληνικά" style:family="text">
      <style:text-properties style:font-weight-complex="bold" style:font-size-complex="14pt"/>
    </style:style>
    <style:style style:name="T5527" style:parent-style-name="AncientGreekἈρχαίαἑλληνικά" style:family="text">
      <style:text-properties style:font-weight-complex="bold" style:font-size-complex="14pt" fo:language="el" fo:country="GR"/>
    </style:style>
    <style:style style:name="T5528" style:parent-style-name="AncientGreekἈρχαίαἑλληνικά" style:family="text">
      <style:text-properties style:font-weight-complex="bold" style:font-size-complex="14pt"/>
    </style:style>
    <style:style style:name="T5529" style:parent-style-name="AncientGreekἈρχαίαἑλληνικά" style:family="text">
      <style:text-properties style:font-weight-complex="bold" style:font-size-complex="14pt" fo:language="el" fo:country="GR"/>
    </style:style>
    <style:style style:name="T5530" style:parent-style-name="AncientGreekἈρχαίαἑλληνικά" style:family="text">
      <style:text-properties style:font-weight-complex="bold" style:font-size-complex="14pt"/>
    </style:style>
    <style:style style:name="T5531" style:parent-style-name="AncientGreekἈρχαίαἑλληνικά" style:family="text">
      <style:text-properties style:font-weight-complex="bold" style:font-size-complex="14pt" fo:language="el" fo:country="GR"/>
    </style:style>
    <style:style style:name="T5532" style:parent-style-name="AncientGreekἈρχαίαἑλληνικά" style:family="text">
      <style:text-properties style:font-weight-complex="bold" style:font-size-complex="14pt"/>
    </style:style>
    <style:style style:name="T5533" style:parent-style-name="AncientGreekἈρχαίαἑλληνικά" style:family="text">
      <style:text-properties style:font-weight-complex="bold" style:font-size-complex="14pt" fo:language="el" fo:country="GR"/>
    </style:style>
    <style:style style:name="T5534" style:parent-style-name="AncientGreekἈρχαίαἑλληνικά" style:family="text">
      <style:text-properties style:font-weight-complex="bold" style:font-size-complex="14pt"/>
    </style:style>
    <style:style style:name="T5535" style:parent-style-name="AncientGreekἈρχαίαἑλληνικά" style:family="text">
      <style:text-properties style:font-weight-complex="bold" style:font-size-complex="14pt" fo:language="el" fo:country="GR"/>
    </style:style>
    <style:style style:name="T5536" style:parent-style-name="AncientGreekἈρχαίαἑλληνικά" style:family="text">
      <style:text-properties style:font-weight-complex="bold" style:font-size-complex="14pt"/>
    </style:style>
    <style:style style:name="T5537" style:parent-style-name="AncientGreekἈρχαίαἑλληνικά" style:family="text">
      <style:text-properties style:font-weight-complex="bold" style:font-size-complex="14pt" fo:language="el" fo:country="GR"/>
    </style:style>
    <style:style style:name="T5538" style:parent-style-name="AncientGreekἈρχαίαἑλληνικά" style:family="text">
      <style:text-properties style:font-weight-complex="bold" style:font-size-complex="14pt"/>
    </style:style>
    <style:style style:name="T5539" style:parent-style-name="AncientGreekἈρχαίαἑλληνικά" style:family="text">
      <style:text-properties style:font-weight-complex="bold" style:font-size-complex="14pt" fo:language="el" fo:country="GR"/>
    </style:style>
    <style:style style:name="T5540" style:parent-style-name="AncientGreekἈρχαίαἑλληνικά" style:family="text">
      <style:text-properties style:font-weight-complex="bold" style:font-size-complex="14pt"/>
    </style:style>
    <style:style style:name="T5541" style:parent-style-name="AncientGreekἈρχαίαἑλληνικά" style:family="text">
      <style:text-properties style:font-weight-complex="bold" style:font-size-complex="14pt" fo:language="el" fo:country="GR"/>
    </style:style>
    <style:style style:name="T5542" style:parent-style-name="AncientGreekἈρχαίαἑλληνικά" style:family="text">
      <style:text-properties style:font-weight-complex="bold" style:font-size-complex="14pt"/>
    </style:style>
    <style:style style:name="T5543" style:parent-style-name="AncientGreekἈρχαίαἑλληνικά" style:family="text">
      <style:text-properties style:font-weight-complex="bold" style:font-size-complex="14pt" fo:language="el" fo:country="GR"/>
    </style:style>
    <style:style style:name="T5544" style:parent-style-name="AncientGreekἈρχαίαἑλληνικά" style:family="text">
      <style:text-properties style:font-weight-complex="bold" style:font-size-complex="14pt"/>
    </style:style>
    <style:style style:name="T5545" style:parent-style-name="AncientGreekἈρχαίαἑλληνικά" style:family="text">
      <style:text-properties style:font-weight-complex="bold" style:font-size-complex="14pt" fo:language="el" fo:country="GR"/>
    </style:style>
    <style:style style:name="T5546" style:parent-style-name="AncientGreekἈρχαίαἑλληνικά" style:family="text">
      <style:text-properties style:font-weight-complex="bold" style:font-size-complex="14pt"/>
    </style:style>
    <style:style style:name="T5547" style:parent-style-name="AncientGreekἈρχαίαἑλληνικά" style:family="text">
      <style:text-properties style:font-weight-complex="bold" style:font-size-complex="14pt" fo:language="el" fo:country="GR"/>
    </style:style>
    <style:style style:name="T5548" style:parent-style-name="AncientGreekἈρχαίαἑλληνικά" style:family="text">
      <style:text-properties style:font-weight-complex="bold" style:font-size-complex="14pt"/>
    </style:style>
    <style:style style:name="T5549" style:parent-style-name="AncientGreekἈρχαίαἑλληνικά" style:family="text">
      <style:text-properties style:font-weight-complex="bold" style:font-size-complex="14pt" fo:language="el" fo:country="GR"/>
    </style:style>
    <style:style style:name="T5550" style:parent-style-name="AncientGreekἈρχαίαἑλληνικά" style:family="text">
      <style:text-properties style:font-weight-complex="bold" style:font-size-complex="14pt"/>
    </style:style>
    <style:style style:name="T5551" style:parent-style-name="AncientGreekἈρχαίαἑλληνικά" style:family="text">
      <style:text-properties style:font-weight-complex="bold" style:font-size-complex="14pt" fo:language="el" fo:country="GR"/>
    </style:style>
    <style:style style:name="T5552" style:parent-style-name="AncientGreekἈρχαίαἑλληνικά" style:family="text">
      <style:text-properties style:font-weight-complex="bold" style:font-size-complex="14pt"/>
    </style:style>
    <style:style style:name="T5553" style:parent-style-name="AncientGreekἈρχαίαἑλληνικά" style:family="text">
      <style:text-properties style:font-weight-complex="bold" style:font-size-complex="14pt" fo:language="el" fo:country="GR"/>
    </style:style>
    <style:style style:name="T5554" style:parent-style-name="AncientGreekἈρχαίαἑλληνικά" style:family="text">
      <style:text-properties style:font-weight-complex="bold" style:font-size-complex="14pt"/>
    </style:style>
    <style:style style:name="T5555" style:parent-style-name="AncientGreekἈρχαίαἑλληνικά" style:family="text">
      <style:text-properties style:font-weight-complex="bold" style:font-size-complex="14pt" fo:language="el" fo:country="GR"/>
    </style:style>
    <style:style style:name="T5556" style:parent-style-name="AncientGreekἈρχαίαἑλληνικά" style:family="text">
      <style:text-properties style:font-weight-complex="bold" style:font-size-complex="14pt"/>
    </style:style>
    <style:style style:name="T5557" style:parent-style-name="AncientGreekἈρχαίαἑλληνικά" style:family="text">
      <style:text-properties style:font-weight-complex="bold" style:font-size-complex="14pt" fo:language="el" fo:country="GR"/>
    </style:style>
    <style:style style:name="T5558" style:parent-style-name="AncientGreekἈρχαίαἑλληνικά" style:family="text">
      <style:text-properties style:font-weight-complex="bold" style:font-size-complex="14pt"/>
    </style:style>
    <style:style style:name="T5559" style:parent-style-name="AncientGreekἈρχαίαἑλληνικά" style:family="text">
      <style:text-properties style:font-weight-complex="bold" style:font-size-complex="14pt" fo:language="el" fo:country="GR"/>
    </style:style>
    <style:style style:name="T5560" style:parent-style-name="AncientGreekἈρχαίαἑλληνικά" style:family="text">
      <style:text-properties style:font-weight-complex="bold" style:font-size-complex="14pt"/>
    </style:style>
    <style:style style:name="T5561" style:parent-style-name="AncientGreekἈρχαίαἑλληνικά" style:family="text">
      <style:text-properties style:font-weight-complex="bold" style:font-size-complex="14pt" fo:language="el" fo:country="GR"/>
    </style:style>
    <style:style style:name="T5562" style:parent-style-name="AncientGreekἈρχαίαἑλληνικά" style:family="text">
      <style:text-properties style:font-weight-complex="bold" style:font-size-complex="14pt"/>
    </style:style>
    <style:style style:name="T5563" style:parent-style-name="AncientGreekἈρχαίαἑλληνικά" style:family="text">
      <style:text-properties style:font-weight-complex="bold" style:font-size-complex="14pt" fo:language="el" fo:country="GR"/>
    </style:style>
    <style:style style:name="T5564" style:parent-style-name="AncientGreekἈρχαίαἑλληνικά" style:family="text">
      <style:text-properties style:font-weight-complex="bold" style:font-size-complex="14pt"/>
    </style:style>
    <style:style style:name="T5565" style:parent-style-name="AncientGreekἈρχαίαἑλληνικά" style:family="text">
      <style:text-properties style:font-weight-complex="bold" style:font-size-complex="14pt" fo:language="el" fo:country="GR"/>
    </style:style>
    <style:style style:name="T5566" style:parent-style-name="AncientGreekἈρχαίαἑλληνικά" style:family="text">
      <style:text-properties style:font-weight-complex="bold" style:font-size-complex="14pt"/>
    </style:style>
    <style:style style:name="T5567" style:parent-style-name="AncientGreekἈρχαίαἑλληνικά" style:family="text">
      <style:text-properties style:font-weight-complex="bold" style:font-size-complex="14pt" fo:language="el" fo:country="GR"/>
    </style:style>
    <style:style style:name="T5568" style:parent-style-name="AncientGreekἈρχαίαἑλληνικά" style:family="text">
      <style:text-properties style:font-weight-complex="bold" style:font-size-complex="14pt"/>
    </style:style>
    <style:style style:name="T5569" style:parent-style-name="AncientGreekἈρχαίαἑλληνικά" style:family="text">
      <style:text-properties style:font-weight-complex="bold" style:font-size-complex="14pt" fo:language="el" fo:country="GR"/>
    </style:style>
    <style:style style:name="T5570" style:parent-style-name="AncientGreekἈρχαίαἑλληνικά" style:family="text">
      <style:text-properties style:font-weight-complex="bold" style:font-size-complex="14pt"/>
    </style:style>
    <style:style style:name="T5571" style:parent-style-name="AncientGreekἈρχαίαἑλληνικά" style:family="text">
      <style:text-properties style:font-weight-complex="bold" style:font-size-complex="14pt" fo:language="el" fo:country="GR"/>
    </style:style>
    <style:style style:name="T5572" style:parent-style-name="AncientGreekἈρχαίαἑλληνικά" style:family="text">
      <style:text-properties style:font-weight-complex="bold" style:font-size-complex="14pt"/>
    </style:style>
    <style:style style:name="T5573" style:parent-style-name="AncientGreekἈρχαίαἑλληνικά" style:family="text">
      <style:text-properties style:font-weight-complex="bold" style:font-size-complex="14pt" fo:language="el" fo:country="GR"/>
    </style:style>
    <style:style style:name="T5574" style:parent-style-name="AncientGreekἈρχαίαἑλληνικά" style:family="text">
      <style:text-properties style:font-weight-complex="bold" style:font-size-complex="14pt"/>
    </style:style>
    <style:style style:name="T5575" style:parent-style-name="AncientGreekἈρχαίαἑλληνικά" style:family="text">
      <style:text-properties style:font-weight-complex="bold" style:font-size-complex="14pt" fo:language="el" fo:country="GR"/>
    </style:style>
    <style:style style:name="T5576" style:parent-style-name="AncientGreekἈρχαίαἑλληνικά" style:family="text">
      <style:text-properties style:font-weight-complex="bold" style:font-size-complex="14pt"/>
    </style:style>
    <style:style style:name="T5577" style:parent-style-name="AncientGreekἈρχαίαἑλληνικά" style:family="text">
      <style:text-properties style:font-weight-complex="bold" style:font-size-complex="14pt" fo:language="el" fo:country="GR"/>
    </style:style>
    <style:style style:name="T5578" style:parent-style-name="AncientGreekἈρχαίαἑλληνικά" style:family="text">
      <style:text-properties style:font-weight-complex="bold" style:font-size-complex="14pt"/>
    </style:style>
    <style:style style:name="T5579" style:parent-style-name="AncientGreekἈρχαίαἑλληνικά" style:family="text">
      <style:text-properties style:font-weight-complex="bold" style:font-size-complex="14pt" fo:language="el" fo:country="GR"/>
    </style:style>
    <style:style style:name="T5580" style:parent-style-name="AncientGreekἈρχαίαἑλληνικά" style:family="text">
      <style:text-properties style:font-weight-complex="bold" style:font-size-complex="14pt"/>
    </style:style>
    <style:style style:name="T5581" style:parent-style-name="AncientGreekἈρχαίαἑλληνικά" style:family="text">
      <style:text-properties style:font-weight-complex="bold" style:font-size-complex="14pt" fo:language="el" fo:country="GR"/>
    </style:style>
    <style:style style:name="T5582" style:parent-style-name="AncientGreekἈρχαίαἑλληνικά" style:family="text">
      <style:text-properties style:font-weight-complex="bold" style:font-size-complex="14pt"/>
    </style:style>
    <style:style style:name="T5583" style:parent-style-name="AncientGreekἈρχαίαἑλληνικά" style:family="text">
      <style:text-properties style:font-weight-complex="bold" style:font-size-complex="14pt" fo:language="el" fo:country="GR"/>
    </style:style>
    <style:style style:name="T5584" style:parent-style-name="AncientGreekἈρχαίαἑλληνικά" style:family="text">
      <style:text-properties style:font-weight-complex="bold" style:font-size-complex="14pt"/>
    </style:style>
    <style:style style:name="T5585" style:parent-style-name="AncientGreekἈρχαίαἑλληνικά" style:family="text">
      <style:text-properties style:font-weight-complex="bold" style:font-size-complex="14pt" fo:language="el" fo:country="GR"/>
    </style:style>
    <style:style style:name="T5586" style:parent-style-name="AncientGreekἈρχαίαἑλληνικά" style:family="text">
      <style:text-properties style:font-weight-complex="bold" style:font-size-complex="14pt"/>
    </style:style>
    <style:style style:name="T5587" style:parent-style-name="AncientGreekἈρχαίαἑλληνικά" style:family="text">
      <style:text-properties style:font-weight-complex="bold" style:font-size-complex="14pt" fo:language="el" fo:country="GR"/>
    </style:style>
    <style:style style:name="T5588" style:parent-style-name="AncientGreekἈρχαίαἑλληνικά" style:family="text">
      <style:text-properties style:font-weight-complex="bold" style:font-size-complex="14pt"/>
    </style:style>
    <style:style style:name="T5589" style:parent-style-name="AncientGreekἈρχαίαἑλληνικά" style:family="text">
      <style:text-properties style:font-weight-complex="bold" style:font-size-complex="14pt" fo:language="el" fo:country="GR"/>
    </style:style>
    <style:style style:name="T5590" style:parent-style-name="AncientGreekἈρχαίαἑλληνικά" style:family="text">
      <style:text-properties style:font-weight-complex="bold" style:font-size-complex="14pt"/>
    </style:style>
    <style:style style:name="T5591" style:parent-style-name="AncientGreekἈρχαίαἑλληνικά" style:family="text">
      <style:text-properties style:font-weight-complex="bold" style:font-size-complex="14pt" fo:language="el" fo:country="GR"/>
    </style:style>
    <style:style style:name="T5592" style:parent-style-name="AncientGreekἈρχαίαἑλληνικά" style:family="text">
      <style:text-properties style:font-weight-complex="bold" style:font-size-complex="14pt"/>
    </style:style>
    <style:style style:name="T5593" style:parent-style-name="AncientGreekἈρχαίαἑλληνικά" style:family="text">
      <style:text-properties style:font-weight-complex="bold" style:font-size-complex="14pt" fo:language="el" fo:country="GR"/>
    </style:style>
    <style:style style:name="T5594" style:parent-style-name="AncientGreekἈρχαίαἑλληνικά" style:family="text">
      <style:text-properties style:font-weight-complex="bold" style:font-size-complex="14pt"/>
    </style:style>
    <style:style style:name="T5595" style:parent-style-name="AncientGreekἈρχαίαἑλληνικά" style:family="text">
      <style:text-properties style:font-weight-complex="bold" style:font-size-complex="14pt" fo:language="el" fo:country="GR"/>
    </style:style>
    <style:style style:name="T5596" style:parent-style-name="AncientGreekἈρχαίαἑλληνικά" style:family="text">
      <style:text-properties style:font-weight-complex="bold" style:font-size-complex="14pt"/>
    </style:style>
    <style:style style:name="T5597" style:parent-style-name="AncientGreekἈρχαίαἑλληνικά" style:family="text">
      <style:text-properties style:font-weight-complex="bold" style:font-size-complex="14pt" fo:language="el" fo:country="GR"/>
    </style:style>
    <style:style style:name="T5598" style:parent-style-name="AncientGreekἈρχαίαἑλληνικά" style:family="text">
      <style:text-properties style:font-weight-complex="bold" style:font-size-complex="14pt"/>
    </style:style>
    <style:style style:name="T5599" style:parent-style-name="AncientGreekἈρχαίαἑλληνικά" style:family="text">
      <style:text-properties style:font-weight-complex="bold" style:font-size-complex="14pt" fo:language="el" fo:country="GR"/>
    </style:style>
    <style:style style:name="T5600" style:parent-style-name="AncientGreekἈρχαίαἑλληνικά" style:family="text">
      <style:text-properties style:font-weight-complex="bold" style:font-size-complex="14pt"/>
    </style:style>
    <style:style style:name="T5601" style:parent-style-name="AncientGreekἈρχαίαἑλληνικά" style:family="text">
      <style:text-properties style:font-weight-complex="bold" style:font-size-complex="14pt" fo:language="el" fo:country="GR"/>
    </style:style>
    <style:style style:name="T5602" style:parent-style-name="AncientGreekἈρχαίαἑλληνικά" style:family="text">
      <style:text-properties style:font-weight-complex="bold" style:font-size-complex="14pt"/>
    </style:style>
    <style:style style:name="T5603" style:parent-style-name="AncientGreekἈρχαίαἑλληνικά" style:family="text">
      <style:text-properties style:font-weight-complex="bold" style:font-size-complex="14pt" fo:language="el" fo:country="GR"/>
    </style:style>
    <style:style style:name="T5604" style:parent-style-name="AncientGreekἈρχαίαἑλληνικά" style:family="text">
      <style:text-properties style:font-weight-complex="bold" style:font-size-complex="14pt"/>
    </style:style>
    <style:style style:name="T5605" style:parent-style-name="AncientGreekἈρχαίαἑλληνικά" style:family="text">
      <style:text-properties style:font-weight-complex="bold" style:font-size-complex="14pt" fo:language="el" fo:country="GR"/>
    </style:style>
    <style:style style:name="T5606" style:parent-style-name="AncientGreekἈρχαίαἑλληνικά" style:family="text">
      <style:text-properties style:font-weight-complex="bold" style:font-size-complex="14pt"/>
    </style:style>
    <style:style style:name="T5607" style:parent-style-name="AncientGreekἈρχαίαἑλληνικά" style:family="text">
      <style:text-properties style:font-weight-complex="bold" style:font-size-complex="14pt" fo:language="el" fo:country="GR"/>
    </style:style>
    <style:style style:name="T5608" style:parent-style-name="AncientGreekἈρχαίαἑλληνικά" style:family="text">
      <style:text-properties style:font-weight-complex="bold" style:font-size-complex="14pt"/>
    </style:style>
    <style:style style:name="T5609" style:parent-style-name="AncientGreekἈρχαίαἑλληνικά" style:family="text">
      <style:text-properties style:font-weight-complex="bold" style:font-size-complex="14pt" fo:language="el" fo:country="GR"/>
    </style:style>
    <style:style style:name="P5610" style:parent-style-name="Standard" style:family="paragraph">
      <style:paragraph-properties fo:widows="0" fo:orphans="0">
        <style:tab-stops>
          <style:tab-stop style:type="left" style:position="2.4166in"/>
        </style:tab-stops>
      </style:paragraph-properties>
    </style:style>
    <style:style style:name="T5611" style:parent-style-name="AncientGreekἈρχαίαἑλληνικά" style:family="text">
      <style:text-properties style:font-weight-complex="bold" style:font-size-complex="14pt" fo:language="el" fo:country="GR"/>
    </style:style>
    <style:style style:name="TableCell5612" style:family="table-cell">
      <style:table-cell-properties fo:border="0.0069in solid #000000" fo:background-color="#FFFFFF" style:writing-mode="lr-tb" fo:padding-top="0in" fo:padding-left="0.1527in" fo:padding-bottom="0in" fo:padding-right="0.15in"/>
    </style:style>
    <style:style style:name="P5613" style:parent-style-name="Standard" style:family="paragraph">
      <style:paragraph-properties fo:widows="0" fo:orphans="0"/>
      <style:text-properties style:font-name="AncientGreek"/>
    </style:style>
    <style:style style:name="P5614" style:parent-style-name="Standard" style:family="paragraph">
      <style:paragraph-properties fo:widows="0" fo:orphans="0"/>
    </style:style>
    <style:style style:name="T5615" style:parent-style-name="DefaultParagraphFont" style:family="text">
      <style:text-properties style:font-name="AncientGreek"/>
    </style:style>
    <style:style style:name="T5616" style:parent-style-name="DefaultParagraphFont" style:family="text">
      <style:text-properties style:font-name="AncientGreek" fo:language="el" fo:country="GR"/>
    </style:style>
    <style:style style:name="P5617" style:parent-style-name="Standard" style:family="paragraph">
      <style:paragraph-properties fo:widows="0" fo:orphans="0"/>
      <style:text-properties style:font-name="AncientGreek" fo:language="el" fo:country="GR"/>
    </style:style>
    <style:style style:name="P5618" style:parent-style-name="Standard" style:family="paragraph">
      <style:paragraph-properties fo:widows="0" fo:orphans="0"/>
      <style:text-properties style:font-name="AncientGreek"/>
    </style:style>
    <style:style style:name="TableRow5619" style:family="table-row">
      <style:table-row-properties style:min-row-height="0.0138in" style:use-optimal-row-height="false" fo:keep-together="always"/>
    </style:style>
    <style:style style:name="TableCell5620" style:family="table-cell">
      <style:table-cell-properties fo:border="0.0069in solid #000000" fo:background-color="#FFFFFF" style:writing-mode="lr-tb" fo:padding-top="0in" fo:padding-left="0.1527in" fo:padding-bottom="0in" fo:padding-right="0.15in"/>
    </style:style>
    <style:style style:name="P5621" style:parent-style-name="Standard" style:family="paragraph">
      <style:paragraph-properties fo:keep-with-next="always" fo:widows="0" fo:orphans="0" fo:text-align="center">
        <style:tab-stops>
          <style:tab-stop style:type="center" style:position="1in"/>
          <style:tab-stop style:type="left" style:position="2.6562in"/>
        </style:tab-stops>
      </style:paragraph-properties>
    </style:style>
    <style:style style:name="T562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5623" style:parent-style-name="Standard" style:family="paragraph">
      <style:paragraph-properties fo:widows="0" fo:orphans="0">
        <style:tab-stops>
          <style:tab-stop style:type="left" style:position="2.6562in"/>
        </style:tab-stops>
      </style:paragraph-properties>
    </style:style>
    <style:style style:name="T5624" style:parent-style-name="AncientGreekἈρχαίαἑλληνικά" style:family="text">
      <style:text-properties style:font-weight-complex="bold" style:font-size-complex="14pt" fo:language="el" fo:country="GR"/>
    </style:style>
    <style:style style:name="P5625" style:parent-style-name="Standard" style:family="paragraph">
      <style:paragraph-properties fo:widows="0" fo:orphans="0">
        <style:tab-stops>
          <style:tab-stop style:type="left" style:position="2.6562in"/>
        </style:tab-stops>
      </style:paragraph-properties>
    </style:style>
    <style:style style:name="T5626" style:parent-style-name="AncientGreekἈρχαίαἑλληνικά" style:family="text">
      <style:text-properties style:font-weight-complex="bold" style:font-size-complex="14pt" fo:language="el" fo:country="GR"/>
    </style:style>
    <style:style style:name="TableCell5627" style:family="table-cell">
      <style:table-cell-properties fo:border="0.0069in solid #000000" fo:background-color="#FFFFFF" style:writing-mode="lr-tb" fo:padding-top="0in" fo:padding-left="0.1527in" fo:padding-bottom="0in" fo:padding-right="0.15in"/>
    </style:style>
    <style:style style:name="P5628" style:parent-style-name="Standard" style:family="paragraph">
      <style:paragraph-properties fo:widows="0" fo:orphans="0"/>
      <style:text-properties style:font-name="AncientGreek"/>
    </style:style>
    <style:style style:name="P5629" style:parent-style-name="Standard" style:family="paragraph">
      <style:paragraph-properties fo:widows="0" fo:orphans="0"/>
      <style:text-properties style:font-name="AncientGreek"/>
    </style:style>
    <style:style style:name="P5630" style:parent-style-name="Standard" style:family="paragraph">
      <style:paragraph-properties fo:widows="0" fo:orphans="0"/>
      <style:text-properties style:font-name="AncientGreek"/>
    </style:style>
    <style:style style:name="P5631" style:parent-style-name="Standard" style:family="paragraph">
      <style:paragraph-properties fo:widows="0" fo:orphans="0"/>
      <style:text-properties style:font-name="AncientGreek"/>
    </style:style>
    <style:style style:name="TableRow5632" style:family="table-row">
      <style:table-row-properties style:min-row-height="0.0138in" style:use-optimal-row-height="false" fo:keep-together="always"/>
    </style:style>
    <style:style style:name="TableCell5633" style:family="table-cell">
      <style:table-cell-properties fo:border="0.0069in solid #000000" fo:background-color="#FFFFFF" style:writing-mode="lr-tb" fo:padding-top="0in" fo:padding-left="0.1527in" fo:padding-bottom="0in" fo:padding-right="0.15in"/>
    </style:style>
    <style:style style:name="P5634"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5635" style:parent-style-name="AncientGreekἈρχαίαἑλληνικά" style:family="text">
      <style:text-properties fo:font-weight="bold" style:font-weight-asian="bold" style:font-weight-complex="bold" fo:font-size="18pt" style:font-size-asian="18pt" style:font-size-complex="14pt"/>
    </style:style>
    <style:style style:name="T563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637" style:parent-style-name="AncientGreekἈρχαίαἑλληνικά" style:family="text">
      <style:text-properties fo:font-weight="bold" style:font-weight-asian="bold" style:font-weight-complex="bold" fo:font-size="18pt" style:font-size-asian="18pt" style:font-size-complex="14pt"/>
    </style:style>
    <style:style style:name="T563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639" style:parent-style-name="AncientGreekἈρχαίαἑλληνικά" style:family="text">
      <style:text-properties fo:font-weight="bold" style:font-weight-asian="bold" style:font-weight-complex="bold" fo:font-size="18pt" style:font-size-asian="18pt" style:font-size-complex="14pt"/>
    </style:style>
    <style:style style:name="T564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641" style:parent-style-name="AncientGreekἈρχαίαἑλληνικά" style:family="text">
      <style:text-properties fo:font-weight="bold" style:font-weight-asian="bold" style:font-weight-complex="bold" fo:font-size="18pt" style:font-size-asian="18pt" style:font-size-complex="14pt"/>
    </style:style>
    <style:style style:name="P5642" style:parent-style-name="Standard" style:family="paragraph">
      <style:paragraph-properties fo:widows="0" fo:orphans="0">
        <style:tab-stops>
          <style:tab-stop style:type="left" style:position="2.1979in"/>
        </style:tab-stops>
      </style:paragraph-properties>
    </style:style>
    <style:style style:name="T5643" style:parent-style-name="AncientGreekἈρχαίαἑλληνικά" style:family="text">
      <style:text-properties style:font-weight-complex="bold" style:font-size-complex="14pt" fo:language="el" fo:country="GR"/>
    </style:style>
    <style:style style:name="T5644" style:parent-style-name="AncientGreekἈρχαίαἑλληνικά" style:family="text">
      <style:text-properties style:font-weight-complex="bold" style:font-size-complex="14pt"/>
    </style:style>
    <style:style style:name="T5645" style:parent-style-name="AncientGreekἈρχαίαἑλληνικά" style:family="text">
      <style:text-properties style:font-weight-complex="bold" style:font-size-complex="14pt" fo:language="el" fo:country="GR"/>
    </style:style>
    <style:style style:name="T5646" style:parent-style-name="AncientGreekἈρχαίαἑλληνικά" style:family="text">
      <style:text-properties style:font-weight-complex="bold" style:font-size-complex="14pt"/>
    </style:style>
    <style:style style:name="T5647" style:parent-style-name="AncientGreekἈρχαίαἑλληνικά" style:family="text">
      <style:text-properties style:font-weight-complex="bold" style:font-size-complex="14pt" fo:language="el" fo:country="GR"/>
    </style:style>
    <style:style style:name="T5648" style:parent-style-name="AncientGreekἈρχαίαἑλληνικά" style:family="text">
      <style:text-properties style:font-weight-complex="bold" style:font-size-complex="14pt"/>
    </style:style>
    <style:style style:name="T5649" style:parent-style-name="AncientGreekἈρχαίαἑλληνικά" style:family="text">
      <style:text-properties style:font-weight-complex="bold" style:font-size-complex="14pt" fo:language="el" fo:country="GR"/>
    </style:style>
    <style:style style:name="T5650" style:parent-style-name="AncientGreekἈρχαίαἑλληνικά" style:family="text">
      <style:text-properties style:font-weight-complex="bold" style:font-size-complex="14pt"/>
    </style:style>
    <style:style style:name="T5651" style:parent-style-name="AncientGreekἈρχαίαἑλληνικά" style:family="text">
      <style:text-properties style:font-weight-complex="bold" style:font-size-complex="14pt" fo:language="el" fo:country="GR"/>
    </style:style>
    <style:style style:name="T5652" style:parent-style-name="AncientGreekἈρχαίαἑλληνικά" style:family="text">
      <style:text-properties style:font-weight-complex="bold" style:font-size-complex="14pt"/>
    </style:style>
    <style:style style:name="T5653" style:parent-style-name="AncientGreekἈρχαίαἑλληνικά" style:family="text">
      <style:text-properties style:font-weight-complex="bold" style:font-size-complex="14pt" fo:language="el" fo:country="GR"/>
    </style:style>
    <style:style style:name="T5654" style:parent-style-name="AncientGreekἈρχαίαἑλληνικά" style:family="text">
      <style:text-properties style:font-weight-complex="bold" style:font-size-complex="14pt"/>
    </style:style>
    <style:style style:name="T5655" style:parent-style-name="AncientGreekἈρχαίαἑλληνικά" style:family="text">
      <style:text-properties style:font-weight-complex="bold" style:font-size-complex="14pt" fo:language="el" fo:country="GR"/>
    </style:style>
    <style:style style:name="T5656" style:parent-style-name="AncientGreekἈρχαίαἑλληνικά" style:family="text">
      <style:text-properties style:font-weight-complex="bold" style:font-size-complex="14pt"/>
    </style:style>
    <style:style style:name="T5657" style:parent-style-name="AncientGreekἈρχαίαἑλληνικά" style:family="text">
      <style:text-properties style:font-weight-complex="bold" style:font-size-complex="14pt" fo:language="el" fo:country="GR"/>
    </style:style>
    <style:style style:name="T5658" style:parent-style-name="AncientGreekἈρχαίαἑλληνικά" style:family="text">
      <style:text-properties style:font-weight-complex="bold" style:font-size-complex="14pt"/>
    </style:style>
    <style:style style:name="T5659" style:parent-style-name="AncientGreekἈρχαίαἑλληνικά" style:family="text">
      <style:text-properties style:font-weight-complex="bold" style:font-size-complex="14pt" fo:language="el" fo:country="GR"/>
    </style:style>
    <style:style style:name="T5660" style:parent-style-name="AncientGreekἈρχαίαἑλληνικά" style:family="text">
      <style:text-properties style:font-weight-complex="bold" style:font-size-complex="14pt"/>
    </style:style>
    <style:style style:name="T5661" style:parent-style-name="AncientGreekἈρχαίαἑλληνικά" style:family="text">
      <style:text-properties style:font-weight-complex="bold" style:font-size-complex="14pt" fo:language="el" fo:country="GR"/>
    </style:style>
    <style:style style:name="T5662" style:parent-style-name="AncientGreekἈρχαίαἑλληνικά" style:family="text">
      <style:text-properties style:font-weight-complex="bold" style:font-size-complex="14pt"/>
    </style:style>
    <style:style style:name="T5663" style:parent-style-name="AncientGreekἈρχαίαἑλληνικά" style:family="text">
      <style:text-properties style:font-weight-complex="bold" style:font-size-complex="14pt" fo:language="el" fo:country="GR"/>
    </style:style>
    <style:style style:name="T5664" style:parent-style-name="AncientGreekἈρχαίαἑλληνικά" style:family="text">
      <style:text-properties style:font-weight-complex="bold" style:font-size-complex="14pt"/>
    </style:style>
    <style:style style:name="T5665" style:parent-style-name="AncientGreekἈρχαίαἑλληνικά" style:family="text">
      <style:text-properties style:font-weight-complex="bold" style:font-size-complex="14pt" fo:language="el" fo:country="GR"/>
    </style:style>
    <style:style style:name="T5666" style:parent-style-name="AncientGreekἈρχαίαἑλληνικά" style:family="text">
      <style:text-properties style:font-weight-complex="bold" style:font-size-complex="14pt"/>
    </style:style>
    <style:style style:name="T5667" style:parent-style-name="AncientGreekἈρχαίαἑλληνικά" style:family="text">
      <style:text-properties style:font-weight-complex="bold" style:font-size-complex="14pt" fo:language="el" fo:country="GR"/>
    </style:style>
    <style:style style:name="T5668" style:parent-style-name="AncientGreekἈρχαίαἑλληνικά" style:family="text">
      <style:text-properties style:font-weight-complex="bold" style:font-size-complex="14pt"/>
    </style:style>
    <style:style style:name="T5669" style:parent-style-name="AncientGreekἈρχαίαἑλληνικά" style:family="text">
      <style:text-properties style:font-weight-complex="bold" style:font-size-complex="14pt" fo:language="el" fo:country="GR"/>
    </style:style>
    <style:style style:name="T5670" style:parent-style-name="AncientGreekἈρχαίαἑλληνικά" style:family="text">
      <style:text-properties style:font-weight-complex="bold" style:font-size-complex="14pt"/>
    </style:style>
    <style:style style:name="T5671" style:parent-style-name="AncientGreekἈρχαίαἑλληνικά" style:family="text">
      <style:text-properties style:font-weight-complex="bold" style:font-size-complex="14pt" fo:language="el" fo:country="GR"/>
    </style:style>
    <style:style style:name="T5672" style:parent-style-name="AncientGreekἈρχαίαἑλληνικά" style:family="text">
      <style:text-properties style:font-weight-complex="bold" style:font-size-complex="14pt"/>
    </style:style>
    <style:style style:name="T5673" style:parent-style-name="AncientGreekἈρχαίαἑλληνικά" style:family="text">
      <style:text-properties style:font-weight-complex="bold" style:font-size-complex="14pt" fo:language="el" fo:country="GR"/>
    </style:style>
    <style:style style:name="T5674" style:parent-style-name="AncientGreekἈρχαίαἑλληνικά" style:family="text">
      <style:text-properties style:font-weight-complex="bold" style:font-size-complex="14pt"/>
    </style:style>
    <style:style style:name="T5675" style:parent-style-name="AncientGreekἈρχαίαἑλληνικά" style:family="text">
      <style:text-properties style:font-weight-complex="bold" style:font-size-complex="14pt" fo:language="el" fo:country="GR"/>
    </style:style>
    <style:style style:name="T5676" style:parent-style-name="AncientGreekἈρχαίαἑλληνικά" style:family="text">
      <style:text-properties style:font-weight-complex="bold" style:font-size-complex="14pt"/>
    </style:style>
    <style:style style:name="T5677" style:parent-style-name="AncientGreekἈρχαίαἑλληνικά" style:family="text">
      <style:text-properties style:font-weight-complex="bold" style:font-size-complex="14pt" fo:language="el" fo:country="GR"/>
    </style:style>
    <style:style style:name="T5678" style:parent-style-name="AncientGreekἈρχαίαἑλληνικά" style:family="text">
      <style:text-properties style:font-weight-complex="bold" style:font-size-complex="14pt"/>
    </style:style>
    <style:style style:name="T5679" style:parent-style-name="AncientGreekἈρχαίαἑλληνικά" style:family="text">
      <style:text-properties style:font-weight-complex="bold" style:font-size-complex="14pt" fo:language="el" fo:country="GR"/>
    </style:style>
    <style:style style:name="T5680" style:parent-style-name="AncientGreekἈρχαίαἑλληνικά" style:family="text">
      <style:text-properties style:font-weight-complex="bold" style:font-size-complex="14pt"/>
    </style:style>
    <style:style style:name="T5681" style:parent-style-name="AncientGreekἈρχαίαἑλληνικά" style:family="text">
      <style:text-properties style:font-weight-complex="bold" style:font-size-complex="14pt" fo:language="el" fo:country="GR"/>
    </style:style>
    <style:style style:name="T5682" style:parent-style-name="AncientGreekἈρχαίαἑλληνικά" style:family="text">
      <style:text-properties style:font-weight-complex="bold" style:font-size-complex="14pt"/>
    </style:style>
    <style:style style:name="T5683" style:parent-style-name="AncientGreekἈρχαίαἑλληνικά" style:family="text">
      <style:text-properties style:font-weight-complex="bold" style:font-size-complex="14pt" fo:language="el" fo:country="GR"/>
    </style:style>
    <style:style style:name="T5684" style:parent-style-name="AncientGreekἈρχαίαἑλληνικά" style:family="text">
      <style:text-properties style:font-weight-complex="bold" style:font-size-complex="14pt"/>
    </style:style>
    <style:style style:name="T5685" style:parent-style-name="AncientGreekἈρχαίαἑλληνικά" style:family="text">
      <style:text-properties style:font-weight-complex="bold" style:font-size-complex="14pt" fo:language="el" fo:country="GR"/>
    </style:style>
    <style:style style:name="T5686" style:parent-style-name="AncientGreekἈρχαίαἑλληνικά" style:family="text">
      <style:text-properties style:font-weight-complex="bold" style:font-size-complex="14pt"/>
    </style:style>
    <style:style style:name="T5687" style:parent-style-name="AncientGreekἈρχαίαἑλληνικά" style:family="text">
      <style:text-properties style:font-weight-complex="bold" style:font-size-complex="14pt" fo:language="el" fo:country="GR"/>
    </style:style>
    <style:style style:name="T5688" style:parent-style-name="AncientGreekἈρχαίαἑλληνικά" style:family="text">
      <style:text-properties style:font-weight-complex="bold" style:font-size-complex="14pt"/>
    </style:style>
    <style:style style:name="T5689" style:parent-style-name="AncientGreekἈρχαίαἑλληνικά" style:family="text">
      <style:text-properties style:font-weight-complex="bold" style:font-size-complex="14pt" fo:language="el" fo:country="GR"/>
    </style:style>
    <style:style style:name="T5690" style:parent-style-name="AncientGreekἈρχαίαἑλληνικά" style:family="text">
      <style:text-properties style:font-weight-complex="bold" style:font-size-complex="14pt"/>
    </style:style>
    <style:style style:name="T5691" style:parent-style-name="AncientGreekἈρχαίαἑλληνικά" style:family="text">
      <style:text-properties style:font-weight-complex="bold" style:font-size-complex="14pt" fo:language="el" fo:country="GR"/>
    </style:style>
    <style:style style:name="T5692" style:parent-style-name="AncientGreekἈρχαίαἑλληνικά" style:family="text">
      <style:text-properties style:font-weight-complex="bold" style:font-size-complex="14pt"/>
    </style:style>
    <style:style style:name="T5693" style:parent-style-name="AncientGreekἈρχαίαἑλληνικά" style:family="text">
      <style:text-properties style:font-weight-complex="bold" style:font-size-complex="14pt" fo:language="el" fo:country="GR"/>
    </style:style>
    <style:style style:name="T5694" style:parent-style-name="AncientGreekἈρχαίαἑλληνικά" style:family="text">
      <style:text-properties style:font-weight-complex="bold" style:font-size-complex="14pt"/>
    </style:style>
    <style:style style:name="T5695" style:parent-style-name="AncientGreekἈρχαίαἑλληνικά" style:family="text">
      <style:text-properties style:font-weight-complex="bold" style:font-size-complex="14pt" fo:language="el" fo:country="GR"/>
    </style:style>
    <style:style style:name="T5696" style:parent-style-name="AncientGreekἈρχαίαἑλληνικά" style:family="text">
      <style:text-properties style:font-weight-complex="bold" style:font-size-complex="14pt"/>
    </style:style>
    <style:style style:name="T5697" style:parent-style-name="AncientGreekἈρχαίαἑλληνικά" style:family="text">
      <style:text-properties style:font-weight-complex="bold" style:font-size-complex="14pt" fo:language="el" fo:country="GR"/>
    </style:style>
    <style:style style:name="T5698" style:parent-style-name="AncientGreekἈρχαίαἑλληνικά" style:family="text">
      <style:text-properties style:font-weight-complex="bold" style:font-size-complex="14pt"/>
    </style:style>
    <style:style style:name="T5699" style:parent-style-name="AncientGreekἈρχαίαἑλληνικά" style:family="text">
      <style:text-properties style:font-weight-complex="bold" style:font-size-complex="14pt" fo:language="el" fo:country="GR"/>
    </style:style>
    <style:style style:name="T5700" style:parent-style-name="AncientGreekἈρχαίαἑλληνικά" style:family="text">
      <style:text-properties style:font-weight-complex="bold" style:font-size-complex="14pt"/>
    </style:style>
    <style:style style:name="T5701" style:parent-style-name="AncientGreekἈρχαίαἑλληνικά" style:family="text">
      <style:text-properties style:font-weight-complex="bold" style:font-size-complex="14pt" fo:language="el" fo:country="GR"/>
    </style:style>
    <style:style style:name="T5702" style:parent-style-name="AncientGreekἈρχαίαἑλληνικά" style:family="text">
      <style:text-properties style:font-weight-complex="bold" style:font-size-complex="14pt"/>
    </style:style>
    <style:style style:name="T5703" style:parent-style-name="AncientGreekἈρχαίαἑλληνικά" style:family="text">
      <style:text-properties style:font-weight-complex="bold" style:font-size-complex="14pt" fo:language="el" fo:country="GR"/>
    </style:style>
    <style:style style:name="T5704" style:parent-style-name="AncientGreekἈρχαίαἑλληνικά" style:family="text">
      <style:text-properties style:font-weight-complex="bold" style:font-size-complex="14pt"/>
    </style:style>
    <style:style style:name="T5705" style:parent-style-name="AncientGreekἈρχαίαἑλληνικά" style:family="text">
      <style:text-properties style:font-weight-complex="bold" style:font-size-complex="14pt" fo:language="el" fo:country="GR"/>
    </style:style>
    <style:style style:name="T5706" style:parent-style-name="AncientGreekἈρχαίαἑλληνικά" style:family="text">
      <style:text-properties style:font-weight-complex="bold" style:font-size-complex="14pt"/>
    </style:style>
    <style:style style:name="T5707" style:parent-style-name="AncientGreekἈρχαίαἑλληνικά" style:family="text">
      <style:text-properties style:font-weight-complex="bold" style:font-size-complex="14pt" fo:language="el" fo:country="GR"/>
    </style:style>
    <style:style style:name="T5708" style:parent-style-name="AncientGreekἈρχαίαἑλληνικά" style:family="text">
      <style:text-properties style:font-weight-complex="bold" style:font-size-complex="14pt"/>
    </style:style>
    <style:style style:name="T5709" style:parent-style-name="AncientGreekἈρχαίαἑλληνικά" style:family="text">
      <style:text-properties style:font-weight-complex="bold" style:font-size-complex="14pt" fo:language="el" fo:country="GR"/>
    </style:style>
    <style:style style:name="T5710" style:parent-style-name="AncientGreekἈρχαίαἑλληνικά" style:family="text">
      <style:text-properties style:font-weight-complex="bold" style:font-size-complex="14pt"/>
    </style:style>
    <style:style style:name="T5711" style:parent-style-name="AncientGreekἈρχαίαἑλληνικά" style:family="text">
      <style:text-properties style:font-weight-complex="bold" style:font-size-complex="14pt" fo:language="el" fo:country="GR"/>
    </style:style>
    <style:style style:name="T5712" style:parent-style-name="AncientGreekἈρχαίαἑλληνικά" style:family="text">
      <style:text-properties style:font-weight-complex="bold" style:font-size-complex="14pt"/>
    </style:style>
    <style:style style:name="T5713" style:parent-style-name="AncientGreekἈρχαίαἑλληνικά" style:family="text">
      <style:text-properties style:font-weight-complex="bold" style:font-size-complex="14pt" fo:language="el" fo:country="GR"/>
    </style:style>
    <style:style style:name="T5714" style:parent-style-name="AncientGreekἈρχαίαἑλληνικά" style:family="text">
      <style:text-properties style:font-weight-complex="bold" style:font-size-complex="14pt"/>
    </style:style>
    <style:style style:name="T5715" style:parent-style-name="AncientGreekἈρχαίαἑλληνικά" style:family="text">
      <style:text-properties style:font-weight-complex="bold" style:font-size-complex="14pt" fo:language="el" fo:country="GR"/>
    </style:style>
    <style:style style:name="T5716" style:parent-style-name="AncientGreekἈρχαίαἑλληνικά" style:family="text">
      <style:text-properties style:font-weight-complex="bold" style:font-size-complex="14pt"/>
    </style:style>
    <style:style style:name="T5717" style:parent-style-name="AncientGreekἈρχαίαἑλληνικά" style:family="text">
      <style:text-properties style:font-weight-complex="bold" style:font-size-complex="14pt" fo:language="el" fo:country="GR"/>
    </style:style>
    <style:style style:name="T5718" style:parent-style-name="AncientGreekἈρχαίαἑλληνικά" style:family="text">
      <style:text-properties style:font-weight-complex="bold" style:font-size-complex="14pt"/>
    </style:style>
    <style:style style:name="T5719" style:parent-style-name="AncientGreekἈρχαίαἑλληνικά" style:family="text">
      <style:text-properties style:font-weight-complex="bold" style:font-size-complex="14pt" fo:language="el" fo:country="GR"/>
    </style:style>
    <style:style style:name="T5720" style:parent-style-name="AncientGreekἈρχαίαἑλληνικά" style:family="text">
      <style:text-properties style:font-weight-complex="bold" style:font-size-complex="14pt"/>
    </style:style>
    <style:style style:name="T5721" style:parent-style-name="AncientGreekἈρχαίαἑλληνικά" style:family="text">
      <style:text-properties style:font-weight-complex="bold" style:font-size-complex="14pt" fo:language="el" fo:country="GR"/>
    </style:style>
    <style:style style:name="T5722" style:parent-style-name="AncientGreekἈρχαίαἑλληνικά" style:family="text">
      <style:text-properties style:font-weight-complex="bold" style:font-size-complex="14pt"/>
    </style:style>
    <style:style style:name="T5723" style:parent-style-name="AncientGreekἈρχαίαἑλληνικά" style:family="text">
      <style:text-properties style:font-weight-complex="bold" style:font-size-complex="14pt" fo:language="el" fo:country="GR"/>
    </style:style>
    <style:style style:name="T5724" style:parent-style-name="AncientGreekἈρχαίαἑλληνικά" style:family="text">
      <style:text-properties style:font-weight-complex="bold" style:font-size-complex="14pt"/>
    </style:style>
    <style:style style:name="T5725" style:parent-style-name="AncientGreekἈρχαίαἑλληνικά" style:family="text">
      <style:text-properties style:font-weight-complex="bold" style:font-size-complex="14pt" fo:language="el" fo:country="GR"/>
    </style:style>
    <style:style style:name="T5726" style:parent-style-name="AncientGreekἈρχαίαἑλληνικά" style:family="text">
      <style:text-properties style:font-weight-complex="bold" style:font-size-complex="14pt"/>
    </style:style>
    <style:style style:name="T5727" style:parent-style-name="AncientGreekἈρχαίαἑλληνικά" style:family="text">
      <style:text-properties style:font-weight-complex="bold" style:font-size-complex="14pt" fo:language="el" fo:country="GR"/>
    </style:style>
    <style:style style:name="T5728" style:parent-style-name="AncientGreekἈρχαίαἑλληνικά" style:family="text">
      <style:text-properties style:font-weight-complex="bold" style:font-size-complex="14pt"/>
    </style:style>
    <style:style style:name="T5729" style:parent-style-name="AncientGreekἈρχαίαἑλληνικά" style:family="text">
      <style:text-properties style:font-weight-complex="bold" style:font-size-complex="14pt" fo:language="el" fo:country="GR"/>
    </style:style>
    <style:style style:name="T5730" style:parent-style-name="AncientGreekἈρχαίαἑλληνικά" style:family="text">
      <style:text-properties style:font-weight-complex="bold" style:font-size-complex="14pt"/>
    </style:style>
    <style:style style:name="T5731" style:parent-style-name="AncientGreekἈρχαίαἑλληνικά" style:family="text">
      <style:text-properties style:font-weight-complex="bold" style:font-size-complex="14pt" fo:language="el" fo:country="GR"/>
    </style:style>
    <style:style style:name="T5732" style:parent-style-name="AncientGreekἈρχαίαἑλληνικά" style:family="text">
      <style:text-properties style:font-weight-complex="bold" style:font-size-complex="14pt"/>
    </style:style>
    <style:style style:name="T5733" style:parent-style-name="AncientGreekἈρχαίαἑλληνικά" style:family="text">
      <style:text-properties style:font-weight-complex="bold" style:font-size-complex="14pt" fo:language="el" fo:country="GR"/>
    </style:style>
    <style:style style:name="T5734" style:parent-style-name="AncientGreekἈρχαίαἑλληνικά" style:family="text">
      <style:text-properties style:font-weight-complex="bold" style:font-size-complex="14pt"/>
    </style:style>
    <style:style style:name="T5735" style:parent-style-name="AncientGreekἈρχαίαἑλληνικά" style:family="text">
      <style:text-properties style:font-weight-complex="bold" style:font-size-complex="14pt" fo:language="el" fo:country="GR"/>
    </style:style>
    <style:style style:name="T5736" style:parent-style-name="AncientGreekἈρχαίαἑλληνικά" style:family="text">
      <style:text-properties style:font-weight-complex="bold" style:font-size-complex="14pt"/>
    </style:style>
    <style:style style:name="T5737" style:parent-style-name="AncientGreekἈρχαίαἑλληνικά" style:family="text">
      <style:text-properties style:font-weight-complex="bold" style:font-size-complex="14pt" fo:language="el" fo:country="GR"/>
    </style:style>
    <style:style style:name="T5738" style:parent-style-name="AncientGreekἈρχαίαἑλληνικά" style:family="text">
      <style:text-properties style:font-weight-complex="bold" style:font-size-complex="14pt"/>
    </style:style>
    <style:style style:name="T5739" style:parent-style-name="AncientGreekἈρχαίαἑλληνικά" style:family="text">
      <style:text-properties style:font-weight-complex="bold" style:font-size-complex="14pt" fo:language="el" fo:country="GR"/>
    </style:style>
    <style:style style:name="T5740" style:parent-style-name="AncientGreekἈρχαίαἑλληνικά" style:family="text">
      <style:text-properties style:font-weight-complex="bold" style:font-size-complex="14pt"/>
    </style:style>
    <style:style style:name="T5741" style:parent-style-name="AncientGreekἈρχαίαἑλληνικά" style:family="text">
      <style:text-properties style:font-weight-complex="bold" style:font-size-complex="14pt" fo:language="el" fo:country="GR"/>
    </style:style>
    <style:style style:name="T5742" style:parent-style-name="AncientGreekἈρχαίαἑλληνικά" style:family="text">
      <style:text-properties style:font-weight-complex="bold" style:font-size-complex="14pt"/>
    </style:style>
    <style:style style:name="T5743" style:parent-style-name="AncientGreekἈρχαίαἑλληνικά" style:family="text">
      <style:text-properties style:font-weight-complex="bold" style:font-size-complex="14pt" fo:language="el" fo:country="GR"/>
    </style:style>
    <style:style style:name="T5744" style:parent-style-name="AncientGreekἈρχαίαἑλληνικά" style:family="text">
      <style:text-properties style:font-weight-complex="bold" style:font-size-complex="14pt"/>
    </style:style>
    <style:style style:name="T5745" style:parent-style-name="AncientGreekἈρχαίαἑλληνικά" style:family="text">
      <style:text-properties style:font-weight-complex="bold" style:font-size-complex="14pt" fo:language="el" fo:country="GR"/>
    </style:style>
    <style:style style:name="T5746" style:parent-style-name="AncientGreekἈρχαίαἑλληνικά" style:family="text">
      <style:text-properties style:font-weight-complex="bold" style:font-size-complex="14pt"/>
    </style:style>
    <style:style style:name="T5747" style:parent-style-name="AncientGreekἈρχαίαἑλληνικά" style:family="text">
      <style:text-properties style:font-weight-complex="bold" style:font-size-complex="14pt" fo:language="el" fo:country="GR"/>
    </style:style>
    <style:style style:name="T5748" style:parent-style-name="AncientGreekἈρχαίαἑλληνικά" style:family="text">
      <style:text-properties style:font-weight-complex="bold" style:font-size-complex="14pt"/>
    </style:style>
    <style:style style:name="T5749" style:parent-style-name="AncientGreekἈρχαίαἑλληνικά" style:family="text">
      <style:text-properties style:font-weight-complex="bold" style:font-size-complex="14pt" fo:language="el" fo:country="GR"/>
    </style:style>
    <style:style style:name="T5750" style:parent-style-name="AncientGreekἈρχαίαἑλληνικά" style:family="text">
      <style:text-properties style:font-weight-complex="bold" style:font-size-complex="14pt"/>
    </style:style>
    <style:style style:name="T5751" style:parent-style-name="AncientGreekἈρχαίαἑλληνικά" style:family="text">
      <style:text-properties style:font-weight-complex="bold" style:font-size-complex="14pt" fo:language="el" fo:country="GR"/>
    </style:style>
    <style:style style:name="T5752" style:parent-style-name="AncientGreekἈρχαίαἑλληνικά" style:family="text">
      <style:text-properties style:font-weight-complex="bold" style:font-size-complex="14pt"/>
    </style:style>
    <style:style style:name="T5753" style:parent-style-name="AncientGreekἈρχαίαἑλληνικά" style:family="text">
      <style:text-properties style:font-weight-complex="bold" style:font-size-complex="14pt" fo:language="el" fo:country="GR"/>
    </style:style>
    <style:style style:name="T5754" style:parent-style-name="AncientGreekἈρχαίαἑλληνικά" style:family="text">
      <style:text-properties style:font-weight-complex="bold" style:font-size-complex="14pt"/>
    </style:style>
    <style:style style:name="T5755" style:parent-style-name="AncientGreekἈρχαίαἑλληνικά" style:family="text">
      <style:text-properties style:font-weight-complex="bold" style:font-size-complex="14pt" fo:language="el" fo:country="GR"/>
    </style:style>
    <style:style style:name="T5756" style:parent-style-name="AncientGreekἈρχαίαἑλληνικά" style:family="text">
      <style:text-properties style:font-weight-complex="bold" style:font-size-complex="14pt"/>
    </style:style>
    <style:style style:name="T5757" style:parent-style-name="AncientGreekἈρχαίαἑλληνικά" style:family="text">
      <style:text-properties style:font-weight-complex="bold" style:font-size-complex="14pt" fo:language="el" fo:country="GR"/>
    </style:style>
    <style:style style:name="T5758" style:parent-style-name="AncientGreekἈρχαίαἑλληνικά" style:family="text">
      <style:text-properties style:font-weight-complex="bold" style:font-size-complex="14pt"/>
    </style:style>
    <style:style style:name="T5759" style:parent-style-name="AncientGreekἈρχαίαἑλληνικά" style:family="text">
      <style:text-properties style:font-weight-complex="bold" style:font-size-complex="14pt" fo:language="el" fo:country="GR"/>
    </style:style>
    <style:style style:name="T5760" style:parent-style-name="AncientGreekἈρχαίαἑλληνικά" style:family="text">
      <style:text-properties style:font-weight-complex="bold" style:font-size-complex="14pt"/>
    </style:style>
    <style:style style:name="T5761" style:parent-style-name="AncientGreekἈρχαίαἑλληνικά" style:family="text">
      <style:text-properties style:font-weight-complex="bold" style:font-size-complex="14pt" fo:language="el" fo:country="GR"/>
    </style:style>
    <style:style style:name="T5762" style:parent-style-name="AncientGreekἈρχαίαἑλληνικά" style:family="text">
      <style:text-properties style:font-weight-complex="bold" style:font-size-complex="14pt"/>
    </style:style>
    <style:style style:name="T5763" style:parent-style-name="AncientGreekἈρχαίαἑλληνικά" style:family="text">
      <style:text-properties style:font-weight-complex="bold" style:font-size-complex="14pt" fo:language="el" fo:country="GR"/>
    </style:style>
    <style:style style:name="T5764" style:parent-style-name="AncientGreekἈρχαίαἑλληνικά" style:family="text">
      <style:text-properties style:font-weight-complex="bold" style:font-size-complex="14pt"/>
    </style:style>
    <style:style style:name="T5765" style:parent-style-name="AncientGreekἈρχαίαἑλληνικά" style:family="text">
      <style:text-properties style:font-weight-complex="bold" style:font-size-complex="14pt" fo:language="el" fo:country="GR"/>
    </style:style>
    <style:style style:name="T5766" style:parent-style-name="AncientGreekἈρχαίαἑλληνικά" style:family="text">
      <style:text-properties style:font-weight-complex="bold" style:font-size-complex="14pt"/>
    </style:style>
    <style:style style:name="T5767" style:parent-style-name="AncientGreekἈρχαίαἑλληνικά" style:family="text">
      <style:text-properties style:font-weight-complex="bold" style:font-size-complex="14pt" fo:language="el" fo:country="GR"/>
    </style:style>
    <style:style style:name="T5768" style:parent-style-name="AncientGreekἈρχαίαἑλληνικά" style:family="text">
      <style:text-properties style:font-weight-complex="bold" style:font-size-complex="14pt"/>
    </style:style>
    <style:style style:name="T5769" style:parent-style-name="AncientGreekἈρχαίαἑλληνικά" style:family="text">
      <style:text-properties style:font-weight-complex="bold" style:font-size-complex="14pt" fo:language="el" fo:country="GR"/>
    </style:style>
    <style:style style:name="T5770" style:parent-style-name="AncientGreekἈρχαίαἑλληνικά" style:family="text">
      <style:text-properties style:font-weight-complex="bold" style:font-size-complex="14pt"/>
    </style:style>
    <style:style style:name="T5771" style:parent-style-name="AncientGreekἈρχαίαἑλληνικά" style:family="text">
      <style:text-properties style:font-weight-complex="bold" style:font-size-complex="14pt" fo:language="el" fo:country="GR"/>
    </style:style>
    <style:style style:name="T5772" style:parent-style-name="AncientGreekἈρχαίαἑλληνικά" style:family="text">
      <style:text-properties style:font-weight-complex="bold" style:font-size-complex="14pt"/>
    </style:style>
    <style:style style:name="T5773" style:parent-style-name="AncientGreekἈρχαίαἑλληνικά" style:family="text">
      <style:text-properties style:font-weight-complex="bold" style:font-size-complex="14pt" fo:language="el" fo:country="GR"/>
    </style:style>
    <style:style style:name="T5774" style:parent-style-name="AncientGreekἈρχαίαἑλληνικά" style:family="text">
      <style:text-properties style:font-weight-complex="bold" style:font-size-complex="14pt"/>
    </style:style>
    <style:style style:name="T5775" style:parent-style-name="AncientGreekἈρχαίαἑλληνικά" style:family="text">
      <style:text-properties style:font-weight-complex="bold" style:font-size-complex="14pt" fo:language="el" fo:country="GR"/>
    </style:style>
    <style:style style:name="T5776" style:parent-style-name="AncientGreekἈρχαίαἑλληνικά" style:family="text">
      <style:text-properties style:font-weight-complex="bold" style:font-size-complex="14pt"/>
    </style:style>
    <style:style style:name="T5777" style:parent-style-name="AncientGreekἈρχαίαἑλληνικά" style:family="text">
      <style:text-properties style:font-weight-complex="bold" style:font-size-complex="14pt" fo:language="el" fo:country="GR"/>
    </style:style>
    <style:style style:name="T5778" style:parent-style-name="AncientGreekἈρχαίαἑλληνικά" style:family="text">
      <style:text-properties style:font-weight-complex="bold" style:font-size-complex="14pt"/>
    </style:style>
    <style:style style:name="T5779" style:parent-style-name="AncientGreekἈρχαίαἑλληνικά" style:family="text">
      <style:text-properties style:font-weight-complex="bold" style:font-size-complex="14pt" fo:language="el" fo:country="GR"/>
    </style:style>
    <style:style style:name="T5780" style:parent-style-name="AncientGreekἈρχαίαἑλληνικά" style:family="text">
      <style:text-properties style:font-weight-complex="bold" style:font-size-complex="14pt"/>
    </style:style>
    <style:style style:name="T5781" style:parent-style-name="AncientGreekἈρχαίαἑλληνικά" style:family="text">
      <style:text-properties style:font-weight-complex="bold" style:font-size-complex="14pt" fo:language="el" fo:country="GR"/>
    </style:style>
    <style:style style:name="T5782" style:parent-style-name="AncientGreekἈρχαίαἑλληνικά" style:family="text">
      <style:text-properties style:font-weight-complex="bold" style:font-size-complex="14pt"/>
    </style:style>
    <style:style style:name="T5783" style:parent-style-name="AncientGreekἈρχαίαἑλληνικά" style:family="text">
      <style:text-properties style:font-weight-complex="bold" style:font-size-complex="14pt" fo:language="el" fo:country="GR"/>
    </style:style>
    <style:style style:name="T5784" style:parent-style-name="AncientGreekἈρχαίαἑλληνικά" style:family="text">
      <style:text-properties style:font-weight-complex="bold" style:font-size-complex="14pt"/>
    </style:style>
    <style:style style:name="T5785" style:parent-style-name="AncientGreekἈρχαίαἑλληνικά" style:family="text">
      <style:text-properties style:font-weight-complex="bold" style:font-size-complex="14pt" fo:language="el" fo:country="GR"/>
    </style:style>
    <style:style style:name="T5786" style:parent-style-name="AncientGreekἈρχαίαἑλληνικά" style:family="text">
      <style:text-properties style:font-weight-complex="bold" style:font-size-complex="14pt"/>
    </style:style>
    <style:style style:name="T5787" style:parent-style-name="AncientGreekἈρχαίαἑλληνικά" style:family="text">
      <style:text-properties style:font-weight-complex="bold" style:font-size-complex="14pt" fo:language="el" fo:country="GR"/>
    </style:style>
    <style:style style:name="T5788" style:parent-style-name="AncientGreekἈρχαίαἑλληνικά" style:family="text">
      <style:text-properties style:font-weight-complex="bold" style:font-size-complex="14pt"/>
    </style:style>
    <style:style style:name="T5789" style:parent-style-name="AncientGreekἈρχαίαἑλληνικά" style:family="text">
      <style:text-properties style:font-weight-complex="bold" style:font-size-complex="14pt" fo:language="el" fo:country="GR"/>
    </style:style>
    <style:style style:name="T5790" style:parent-style-name="AncientGreekἈρχαίαἑλληνικά" style:family="text">
      <style:text-properties style:font-weight-complex="bold" style:font-size-complex="14pt"/>
    </style:style>
    <style:style style:name="P5791" style:parent-style-name="Standard" style:family="paragraph">
      <style:paragraph-properties fo:widows="0" fo:orphans="0">
        <style:tab-stops>
          <style:tab-stop style:type="left" style:position="2.1979in"/>
        </style:tab-stops>
      </style:paragraph-properties>
    </style:style>
    <style:style style:name="T5792" style:parent-style-name="AncientGreekἈρχαίαἑλληνικά" style:family="text">
      <style:text-properties style:font-weight-complex="bold" style:font-size-complex="14pt" fo:language="el" fo:country="GR"/>
    </style:style>
    <style:style style:name="T5793" style:parent-style-name="AncientGreekἈρχαίαἑλληνικά" style:family="text">
      <style:text-properties style:font-weight-complex="bold" style:font-size-complex="14pt"/>
    </style:style>
    <style:style style:name="T5794" style:parent-style-name="AncientGreekἈρχαίαἑλληνικά" style:family="text">
      <style:text-properties style:font-weight-complex="bold" style:font-size-complex="14pt" fo:language="el" fo:country="GR"/>
    </style:style>
    <style:style style:name="T5795" style:parent-style-name="AncientGreekἈρχαίαἑλληνικά" style:family="text">
      <style:text-properties style:font-weight-complex="bold" style:font-size-complex="14pt"/>
    </style:style>
    <style:style style:name="T5796" style:parent-style-name="AncientGreekἈρχαίαἑλληνικά" style:family="text">
      <style:text-properties style:font-weight-complex="bold" style:font-size-complex="14pt" fo:language="el" fo:country="GR"/>
    </style:style>
    <style:style style:name="T5797" style:parent-style-name="AncientGreekἈρχαίαἑλληνικά" style:family="text">
      <style:text-properties style:font-weight-complex="bold" style:font-size-complex="14pt"/>
    </style:style>
    <style:style style:name="T5798" style:parent-style-name="AncientGreekἈρχαίαἑλληνικά" style:family="text">
      <style:text-properties style:font-weight-complex="bold" style:font-size-complex="14pt" fo:language="el" fo:country="GR"/>
    </style:style>
    <style:style style:name="T5799" style:parent-style-name="AncientGreekἈρχαίαἑλληνικά" style:family="text">
      <style:text-properties style:font-weight-complex="bold" style:font-size-complex="14pt"/>
    </style:style>
    <style:style style:name="T5800" style:parent-style-name="AncientGreekἈρχαίαἑλληνικά" style:family="text">
      <style:text-properties style:font-weight-complex="bold" style:font-size-complex="14pt" fo:language="el" fo:country="GR"/>
    </style:style>
    <style:style style:name="T5801" style:parent-style-name="AncientGreekἈρχαίαἑλληνικά" style:family="text">
      <style:text-properties style:font-weight-complex="bold" style:font-size-complex="14pt"/>
    </style:style>
    <style:style style:name="T5802" style:parent-style-name="AncientGreekἈρχαίαἑλληνικά" style:family="text">
      <style:text-properties style:font-weight-complex="bold" style:font-size-complex="14pt" fo:language="el" fo:country="GR"/>
    </style:style>
    <style:style style:name="T5803" style:parent-style-name="AncientGreekἈρχαίαἑλληνικά" style:family="text">
      <style:text-properties style:font-weight-complex="bold" style:font-size-complex="14pt"/>
    </style:style>
    <style:style style:name="T5804" style:parent-style-name="AncientGreekἈρχαίαἑλληνικά" style:family="text">
      <style:text-properties style:font-weight-complex="bold" style:font-size-complex="14pt" fo:language="el" fo:country="GR"/>
    </style:style>
    <style:style style:name="T5805" style:parent-style-name="AncientGreekἈρχαίαἑλληνικά" style:family="text">
      <style:text-properties style:font-weight-complex="bold" style:font-size-complex="14pt"/>
    </style:style>
    <style:style style:name="T5806" style:parent-style-name="AncientGreekἈρχαίαἑλληνικά" style:family="text">
      <style:text-properties style:font-weight-complex="bold" style:font-size-complex="14pt" fo:language="el" fo:country="GR"/>
    </style:style>
    <style:style style:name="T5807" style:parent-style-name="AncientGreekἈρχαίαἑλληνικά" style:family="text">
      <style:text-properties style:font-weight-complex="bold" style:font-size-complex="14pt"/>
    </style:style>
    <style:style style:name="T5808" style:parent-style-name="AncientGreekἈρχαίαἑλληνικά" style:family="text">
      <style:text-properties style:font-weight-complex="bold" style:font-size-complex="14pt" fo:language="el" fo:country="GR"/>
    </style:style>
    <style:style style:name="T5809" style:parent-style-name="AncientGreekἈρχαίαἑλληνικά" style:family="text">
      <style:text-properties style:font-weight-complex="bold" style:font-size-complex="14pt"/>
    </style:style>
    <style:style style:name="T5810" style:parent-style-name="AncientGreekἈρχαίαἑλληνικά" style:family="text">
      <style:text-properties style:font-weight-complex="bold" style:font-size-complex="14pt" fo:language="el" fo:country="GR"/>
    </style:style>
    <style:style style:name="T5811" style:parent-style-name="AncientGreekἈρχαίαἑλληνικά" style:family="text">
      <style:text-properties style:font-weight-complex="bold" style:font-size-complex="14pt"/>
    </style:style>
    <style:style style:name="T5812" style:parent-style-name="AncientGreekἈρχαίαἑλληνικά" style:family="text">
      <style:text-properties style:font-weight-complex="bold" style:font-size-complex="14pt" fo:language="el" fo:country="GR"/>
    </style:style>
    <style:style style:name="T5813" style:parent-style-name="AncientGreekἈρχαίαἑλληνικά" style:family="text">
      <style:text-properties style:font-weight-complex="bold" style:font-size-complex="14pt"/>
    </style:style>
    <style:style style:name="T5814" style:parent-style-name="AncientGreekἈρχαίαἑλληνικά" style:family="text">
      <style:text-properties style:font-weight-complex="bold" style:font-size-complex="14pt" fo:language="el" fo:country="GR"/>
    </style:style>
    <style:style style:name="T5815" style:parent-style-name="AncientGreekἈρχαίαἑλληνικά" style:family="text">
      <style:text-properties style:font-weight-complex="bold" style:font-size-complex="14pt"/>
    </style:style>
    <style:style style:name="T5816" style:parent-style-name="AncientGreekἈρχαίαἑλληνικά" style:family="text">
      <style:text-properties style:font-weight-complex="bold" style:font-size-complex="14pt" fo:language="el" fo:country="GR"/>
    </style:style>
    <style:style style:name="T5817" style:parent-style-name="AncientGreekἈρχαίαἑλληνικά" style:family="text">
      <style:text-properties style:font-weight-complex="bold" style:font-size-complex="14pt"/>
    </style:style>
    <style:style style:name="T5818" style:parent-style-name="AncientGreekἈρχαίαἑλληνικά" style:family="text">
      <style:text-properties style:font-weight-complex="bold" style:font-size-complex="14pt" fo:language="el" fo:country="GR"/>
    </style:style>
    <style:style style:name="T5819" style:parent-style-name="AncientGreekἈρχαίαἑλληνικά" style:family="text">
      <style:text-properties style:font-weight-complex="bold" style:font-size-complex="14pt"/>
    </style:style>
    <style:style style:name="T5820" style:parent-style-name="AncientGreekἈρχαίαἑλληνικά" style:family="text">
      <style:text-properties style:font-weight-complex="bold" style:font-size-complex="14pt" fo:language="el" fo:country="GR"/>
    </style:style>
    <style:style style:name="T5821" style:parent-style-name="AncientGreekἈρχαίαἑλληνικά" style:family="text">
      <style:text-properties style:font-weight-complex="bold" style:font-size-complex="14pt"/>
    </style:style>
    <style:style style:name="T5822" style:parent-style-name="AncientGreekἈρχαίαἑλληνικά" style:family="text">
      <style:text-properties style:font-weight-complex="bold" style:font-size-complex="14pt" fo:language="el" fo:country="GR"/>
    </style:style>
    <style:style style:name="T5823" style:parent-style-name="AncientGreekἈρχαίαἑλληνικά" style:family="text">
      <style:text-properties style:font-weight-complex="bold" style:font-size-complex="14pt"/>
    </style:style>
    <style:style style:name="T5824" style:parent-style-name="AncientGreekἈρχαίαἑλληνικά" style:family="text">
      <style:text-properties style:font-weight-complex="bold" style:font-size-complex="14pt" fo:language="el" fo:country="GR"/>
    </style:style>
    <style:style style:name="T5825" style:parent-style-name="AncientGreekἈρχαίαἑλληνικά" style:family="text">
      <style:text-properties style:font-weight-complex="bold" style:font-size-complex="14pt"/>
    </style:style>
    <style:style style:name="T5826" style:parent-style-name="AncientGreekἈρχαίαἑλληνικά" style:family="text">
      <style:text-properties style:font-weight-complex="bold" style:font-size-complex="14pt" fo:language="el" fo:country="GR"/>
    </style:style>
    <style:style style:name="T5827" style:parent-style-name="AncientGreekἈρχαίαἑλληνικά" style:family="text">
      <style:text-properties style:font-weight-complex="bold" style:font-size-complex="14pt"/>
    </style:style>
    <style:style style:name="T5828" style:parent-style-name="AncientGreekἈρχαίαἑλληνικά" style:family="text">
      <style:text-properties style:font-weight-complex="bold" style:font-size-complex="14pt" fo:language="el" fo:country="GR"/>
    </style:style>
    <style:style style:name="T5829" style:parent-style-name="AncientGreekἈρχαίαἑλληνικά" style:family="text">
      <style:text-properties style:font-weight-complex="bold" style:font-size-complex="14pt"/>
    </style:style>
    <style:style style:name="T5830" style:parent-style-name="AncientGreekἈρχαίαἑλληνικά" style:family="text">
      <style:text-properties style:font-weight-complex="bold" style:font-size-complex="14pt" fo:language="el" fo:country="GR"/>
    </style:style>
    <style:style style:name="T5831" style:parent-style-name="AncientGreekἈρχαίαἑλληνικά" style:family="text">
      <style:text-properties style:font-weight-complex="bold" style:font-size-complex="14pt"/>
    </style:style>
    <style:style style:name="T5832" style:parent-style-name="AncientGreekἈρχαίαἑλληνικά" style:family="text">
      <style:text-properties style:font-weight-complex="bold" style:font-size-complex="14pt" fo:language="el" fo:country="GR"/>
    </style:style>
    <style:style style:name="T5833" style:parent-style-name="AncientGreekἈρχαίαἑλληνικά" style:family="text">
      <style:text-properties style:font-weight-complex="bold" style:font-size-complex="14pt"/>
    </style:style>
    <style:style style:name="T5834" style:parent-style-name="AncientGreekἈρχαίαἑλληνικά" style:family="text">
      <style:text-properties style:font-weight-complex="bold" style:font-size-complex="14pt" fo:language="el" fo:country="GR"/>
    </style:style>
    <style:style style:name="T5835" style:parent-style-name="AncientGreekἈρχαίαἑλληνικά" style:family="text">
      <style:text-properties style:font-weight-complex="bold" style:font-size-complex="14pt"/>
    </style:style>
    <style:style style:name="TableCell5836" style:family="table-cell">
      <style:table-cell-properties fo:border="0.0069in solid #000000" fo:background-color="#FFFFFF" style:writing-mode="lr-tb" fo:padding-top="0in" fo:padding-left="0.1527in" fo:padding-bottom="0in" fo:padding-right="0.15in"/>
    </style:style>
    <style:style style:name="P5837" style:parent-style-name="Standard" style:family="paragraph">
      <style:paragraph-properties fo:widows="0" fo:orphans="0"/>
      <style:text-properties style:font-name="AncientGreek"/>
    </style:style>
    <style:style style:name="P5838" style:parent-style-name="Standard" style:family="paragraph">
      <style:paragraph-properties fo:widows="0" fo:orphans="0"/>
      <style:text-properties style:font-name="AncientGreek"/>
    </style:style>
    <style:style style:name="P5839" style:parent-style-name="Standard" style:family="paragraph">
      <style:paragraph-properties fo:widows="0" fo:orphans="0"/>
      <style:text-properties style:font-name="AncientGreek"/>
    </style:style>
    <style:style style:name="P5840" style:parent-style-name="Standard" style:family="paragraph">
      <style:paragraph-properties fo:widows="0" fo:orphans="0"/>
      <style:text-properties style:font-name="AncientGreek"/>
    </style:style>
    <style:style style:name="TableRow5841" style:family="table-row">
      <style:table-row-properties style:min-row-height="0.0138in" style:use-optimal-row-height="false" fo:keep-together="always"/>
    </style:style>
    <style:style style:name="TableCell5842" style:family="table-cell">
      <style:table-cell-properties fo:border="0.0069in solid #000000" fo:background-color="#FFFFFF" style:writing-mode="lr-tb" fo:padding-top="0in" fo:padding-left="0.1527in" fo:padding-bottom="0in" fo:padding-right="0.15in"/>
    </style:style>
    <style:style style:name="P5843" style:parent-style-name="Standard" style:family="paragraph">
      <style:paragraph-properties fo:keep-with-next="always" fo:widows="0" fo:orphans="0" fo:text-align="center">
        <style:tab-stops>
          <style:tab-stop style:type="center" style:position="1in"/>
          <style:tab-stop style:type="left" style:position="2.375in"/>
        </style:tab-stops>
      </style:paragraph-properties>
    </style:style>
    <style:style style:name="T5844" style:parent-style-name="AncientGreekἈρχαίαἑλληνικά" style:family="text">
      <style:text-properties fo:font-weight="bold" style:font-weight-asian="bold" style:font-weight-complex="bold" fo:font-size="18pt" style:font-size-asian="18pt" style:font-size-complex="14pt"/>
    </style:style>
    <style:style style:name="T584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846" style:parent-style-name="AncientGreekἈρχαίαἑλληνικά" style:family="text">
      <style:text-properties fo:font-weight="bold" style:font-weight-asian="bold" style:font-weight-complex="bold" fo:font-size="18pt" style:font-size-asian="18pt" style:font-size-complex="14pt"/>
    </style:style>
    <style:style style:name="T584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848" style:parent-style-name="AncientGreekἈρχαίαἑλληνικά" style:family="text">
      <style:text-properties fo:font-weight="bold" style:font-weight-asian="bold" style:font-weight-complex="bold" fo:font-size="18pt" style:font-size-asian="18pt" style:font-size-complex="14pt"/>
    </style:style>
    <style:style style:name="T584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5850" style:parent-style-name="AncientGreekἈρχαίαἑλληνικά" style:family="text">
      <style:text-properties fo:font-weight="bold" style:font-weight-asian="bold" style:font-weight-complex="bold" fo:font-size="18pt" style:font-size-asian="18pt" style:font-size-complex="14pt"/>
    </style:style>
    <style:style style:name="T5851" style:parent-style-name="AncientGreekἈρχαίαἑλληνικά" style:family="text">
      <style:text-properties fo:font-weight="bold" style:font-weight-asian="bold" style:font-weight-complex="bold" fo:font-size="18pt" style:font-size-asian="18pt" style:font-size-complex="14pt"/>
    </style:style>
    <style:style style:name="T5852" style:parent-style-name="AncientGreekἈρχαίαἑλληνικά" style:family="text">
      <style:text-properties style:font-weight-complex="bold" style:font-size-complex="14pt" fo:language="el" fo:country="GR"/>
    </style:style>
    <style:style style:name="T5853" style:parent-style-name="AncientGreekἈρχαίαἑλληνικά" style:family="text">
      <style:text-properties style:font-weight-complex="bold" style:font-size-complex="14pt"/>
    </style:style>
    <style:style style:name="T5854" style:parent-style-name="AncientGreekἈρχαίαἑλληνικά" style:family="text">
      <style:text-properties style:font-weight-complex="bold" style:font-size-complex="14pt" fo:language="el" fo:country="GR"/>
    </style:style>
    <style:style style:name="T5855" style:parent-style-name="AncientGreekἈρχαίαἑλληνικά" style:family="text">
      <style:text-properties style:font-weight-complex="bold" style:font-size-complex="14pt"/>
    </style:style>
    <style:style style:name="T5856" style:parent-style-name="AncientGreekἈρχαίαἑλληνικά" style:family="text">
      <style:text-properties style:font-weight-complex="bold" style:font-size-complex="14pt" fo:language="el" fo:country="GR"/>
    </style:style>
    <style:style style:name="T5857" style:parent-style-name="AncientGreekἈρχαίαἑλληνικά" style:family="text">
      <style:text-properties style:font-weight-complex="bold" style:font-size-complex="14pt"/>
    </style:style>
    <style:style style:name="T5858" style:parent-style-name="AncientGreekἈρχαίαἑλληνικά" style:family="text">
      <style:text-properties style:font-weight-complex="bold" style:font-size-complex="14pt" fo:language="el" fo:country="GR"/>
    </style:style>
    <style:style style:name="T5859" style:parent-style-name="AncientGreekἈρχαίαἑλληνικά" style:family="text">
      <style:text-properties style:font-weight-complex="bold" style:font-size-complex="14pt"/>
    </style:style>
    <style:style style:name="T5860" style:parent-style-name="AncientGreekἈρχαίαἑλληνικά" style:family="text">
      <style:text-properties style:font-weight-complex="bold" style:font-size-complex="14pt" fo:language="el" fo:country="GR"/>
    </style:style>
    <style:style style:name="T5861" style:parent-style-name="AncientGreekἈρχαίαἑλληνικά" style:family="text">
      <style:text-properties style:font-weight-complex="bold" style:font-size-complex="14pt"/>
    </style:style>
    <style:style style:name="T5862" style:parent-style-name="AncientGreekἈρχαίαἑλληνικά" style:family="text">
      <style:text-properties style:font-weight-complex="bold" style:font-size-complex="14pt" fo:language="el" fo:country="GR"/>
    </style:style>
    <style:style style:name="T5863" style:parent-style-name="AncientGreekἈρχαίαἑλληνικά" style:family="text">
      <style:text-properties style:font-weight-complex="bold" style:font-size-complex="14pt"/>
    </style:style>
    <style:style style:name="T5864" style:parent-style-name="AncientGreekἈρχαίαἑλληνικά" style:family="text">
      <style:text-properties style:font-weight-complex="bold" style:font-size-complex="14pt" fo:language="el" fo:country="GR"/>
    </style:style>
    <style:style style:name="T5865" style:parent-style-name="AncientGreekἈρχαίαἑλληνικά" style:family="text">
      <style:text-properties style:font-weight-complex="bold" style:font-size-complex="14pt"/>
    </style:style>
    <style:style style:name="T5866" style:parent-style-name="AncientGreekἈρχαίαἑλληνικά" style:family="text">
      <style:text-properties style:font-weight-complex="bold" style:font-size-complex="14pt" fo:language="el" fo:country="GR"/>
    </style:style>
    <style:style style:name="T5867" style:parent-style-name="AncientGreekἈρχαίαἑλληνικά" style:family="text">
      <style:text-properties style:font-weight-complex="bold" style:font-size-complex="14pt"/>
    </style:style>
    <style:style style:name="T5868" style:parent-style-name="AncientGreekἈρχαίαἑλληνικά" style:family="text">
      <style:text-properties style:font-weight-complex="bold" style:font-size-complex="14pt" fo:language="el" fo:country="GR"/>
    </style:style>
    <style:style style:name="T5869" style:parent-style-name="AncientGreekἈρχαίαἑλληνικά" style:family="text">
      <style:text-properties style:font-weight-complex="bold" style:font-size-complex="14pt"/>
    </style:style>
    <style:style style:name="T5870" style:parent-style-name="AncientGreekἈρχαίαἑλληνικά" style:family="text">
      <style:text-properties style:font-weight-complex="bold" style:font-size-complex="14pt" fo:language="el" fo:country="GR"/>
    </style:style>
    <style:style style:name="T5871" style:parent-style-name="AncientGreekἈρχαίαἑλληνικά" style:family="text">
      <style:text-properties style:font-weight-complex="bold" style:font-size-complex="14pt"/>
    </style:style>
    <style:style style:name="T5872" style:parent-style-name="AncientGreekἈρχαίαἑλληνικά" style:family="text">
      <style:text-properties style:font-weight-complex="bold" style:font-size-complex="14pt" fo:language="el" fo:country="GR"/>
    </style:style>
    <style:style style:name="T5873" style:parent-style-name="AncientGreekἈρχαίαἑλληνικά" style:family="text">
      <style:text-properties style:font-weight-complex="bold" style:font-size-complex="14pt"/>
    </style:style>
    <style:style style:name="T5874" style:parent-style-name="AncientGreekἈρχαίαἑλληνικά" style:family="text">
      <style:text-properties style:font-weight-complex="bold" style:font-size-complex="14pt" fo:language="el" fo:country="GR"/>
    </style:style>
    <style:style style:name="T5875" style:parent-style-name="AncientGreekἈρχαίαἑλληνικά" style:family="text">
      <style:text-properties style:font-weight-complex="bold" style:font-size-complex="14pt"/>
    </style:style>
    <style:style style:name="T5876" style:parent-style-name="AncientGreekἈρχαίαἑλληνικά" style:family="text">
      <style:text-properties style:font-weight-complex="bold" style:font-size-complex="14pt" fo:language="el" fo:country="GR"/>
    </style:style>
    <style:style style:name="T5877" style:parent-style-name="AncientGreekἈρχαίαἑλληνικά" style:family="text">
      <style:text-properties style:font-weight-complex="bold" style:font-size-complex="14pt"/>
    </style:style>
    <style:style style:name="T5878" style:parent-style-name="AncientGreekἈρχαίαἑλληνικά" style:family="text">
      <style:text-properties style:font-weight-complex="bold" style:font-size-complex="14pt" fo:language="el" fo:country="GR"/>
    </style:style>
    <style:style style:name="T5879" style:parent-style-name="AncientGreekἈρχαίαἑλληνικά" style:family="text">
      <style:text-properties style:font-weight-complex="bold" style:font-size-complex="14pt"/>
    </style:style>
    <style:style style:name="T5880" style:parent-style-name="AncientGreekἈρχαίαἑλληνικά" style:family="text">
      <style:text-properties style:font-weight-complex="bold" style:font-size-complex="14pt" fo:language="el" fo:country="GR"/>
    </style:style>
    <style:style style:name="T5881" style:parent-style-name="AncientGreekἈρχαίαἑλληνικά" style:family="text">
      <style:text-properties style:font-weight-complex="bold" style:font-size-complex="14pt"/>
    </style:style>
    <style:style style:name="T5882" style:parent-style-name="AncientGreekἈρχαίαἑλληνικά" style:family="text">
      <style:text-properties style:font-weight-complex="bold" style:font-size-complex="14pt" fo:language="el" fo:country="GR"/>
    </style:style>
    <style:style style:name="T5883" style:parent-style-name="AncientGreekἈρχαίαἑλληνικά" style:family="text">
      <style:text-properties style:font-weight-complex="bold" style:font-size-complex="14pt"/>
    </style:style>
    <style:style style:name="T5884" style:parent-style-name="AncientGreekἈρχαίαἑλληνικά" style:family="text">
      <style:text-properties style:font-weight-complex="bold" style:font-size-complex="14pt" fo:language="el" fo:country="GR"/>
    </style:style>
    <style:style style:name="T5885" style:parent-style-name="AncientGreekἈρχαίαἑλληνικά" style:family="text">
      <style:text-properties style:font-weight-complex="bold" style:font-size-complex="14pt"/>
    </style:style>
    <style:style style:name="T5886" style:parent-style-name="AncientGreekἈρχαίαἑλληνικά" style:family="text">
      <style:text-properties style:font-weight-complex="bold" style:font-size-complex="14pt" fo:language="el" fo:country="GR"/>
    </style:style>
    <style:style style:name="T5887" style:parent-style-name="AncientGreekἈρχαίαἑλληνικά" style:family="text">
      <style:text-properties style:font-weight-complex="bold" style:font-size-complex="14pt"/>
    </style:style>
    <style:style style:name="T5888" style:parent-style-name="AncientGreekἈρχαίαἑλληνικά" style:family="text">
      <style:text-properties style:font-weight-complex="bold" style:font-size-complex="14pt" fo:language="el" fo:country="GR"/>
    </style:style>
    <style:style style:name="T5889" style:parent-style-name="AncientGreekἈρχαίαἑλληνικά" style:family="text">
      <style:text-properties style:font-weight-complex="bold" style:font-size-complex="14pt"/>
    </style:style>
    <style:style style:name="T5890" style:parent-style-name="AncientGreekἈρχαίαἑλληνικά" style:family="text">
      <style:text-properties style:font-weight-complex="bold" style:font-size-complex="14pt" fo:language="el" fo:country="GR"/>
    </style:style>
    <style:style style:name="T5891" style:parent-style-name="AncientGreekἈρχαίαἑλληνικά" style:family="text">
      <style:text-properties style:font-weight-complex="bold" style:font-size-complex="14pt"/>
    </style:style>
    <style:style style:name="T5892" style:parent-style-name="AncientGreekἈρχαίαἑλληνικά" style:family="text">
      <style:text-properties style:font-weight-complex="bold" style:font-size-complex="14pt" fo:language="el" fo:country="GR"/>
    </style:style>
    <style:style style:name="T5893" style:parent-style-name="AncientGreekἈρχαίαἑλληνικά" style:family="text">
      <style:text-properties style:font-weight-complex="bold" style:font-size-complex="14pt"/>
    </style:style>
    <style:style style:name="T5894" style:parent-style-name="AncientGreekἈρχαίαἑλληνικά" style:family="text">
      <style:text-properties style:font-weight-complex="bold" style:font-size-complex="14pt" fo:language="el" fo:country="GR"/>
    </style:style>
    <style:style style:name="T5895" style:parent-style-name="AncientGreekἈρχαίαἑλληνικά" style:family="text">
      <style:text-properties style:font-weight-complex="bold" style:font-size-complex="14pt"/>
    </style:style>
    <style:style style:name="T5896" style:parent-style-name="AncientGreekἈρχαίαἑλληνικά" style:family="text">
      <style:text-properties style:font-weight-complex="bold" style:font-size-complex="14pt" fo:language="el" fo:country="GR"/>
    </style:style>
    <style:style style:name="T5897" style:parent-style-name="AncientGreekἈρχαίαἑλληνικά" style:family="text">
      <style:text-properties style:font-weight-complex="bold" style:font-size-complex="14pt"/>
    </style:style>
    <style:style style:name="T5898" style:parent-style-name="AncientGreekἈρχαίαἑλληνικά" style:family="text">
      <style:text-properties style:font-weight-complex="bold" style:font-size-complex="14pt" fo:language="el" fo:country="GR"/>
    </style:style>
    <style:style style:name="T5899" style:parent-style-name="AncientGreekἈρχαίαἑλληνικά" style:family="text">
      <style:text-properties style:font-weight-complex="bold" style:font-size-complex="14pt"/>
    </style:style>
    <style:style style:name="T5900" style:parent-style-name="AncientGreekἈρχαίαἑλληνικά" style:family="text">
      <style:text-properties style:font-weight-complex="bold" style:font-size-complex="14pt" fo:language="el" fo:country="GR"/>
    </style:style>
    <style:style style:name="T5901" style:parent-style-name="AncientGreekἈρχαίαἑλληνικά" style:family="text">
      <style:text-properties style:font-weight-complex="bold" style:font-size-complex="14pt"/>
    </style:style>
    <style:style style:name="T5902" style:parent-style-name="AncientGreekἈρχαίαἑλληνικά" style:family="text">
      <style:text-properties style:font-weight-complex="bold" style:font-size-complex="14pt" fo:language="el" fo:country="GR"/>
    </style:style>
    <style:style style:name="T5903" style:parent-style-name="AncientGreekἈρχαίαἑλληνικά" style:family="text">
      <style:text-properties style:font-weight-complex="bold" style:font-size-complex="14pt"/>
    </style:style>
    <style:style style:name="T5904" style:parent-style-name="AncientGreekἈρχαίαἑλληνικά" style:family="text">
      <style:text-properties style:font-weight-complex="bold" style:font-size-complex="14pt" fo:language="el" fo:country="GR"/>
    </style:style>
    <style:style style:name="T5905" style:parent-style-name="AncientGreekἈρχαίαἑλληνικά" style:family="text">
      <style:text-properties style:font-weight-complex="bold" style:font-size-complex="14pt"/>
    </style:style>
    <style:style style:name="T5906" style:parent-style-name="AncientGreekἈρχαίαἑλληνικά" style:family="text">
      <style:text-properties style:font-weight-complex="bold" style:font-size-complex="14pt" fo:language="el" fo:country="GR"/>
    </style:style>
    <style:style style:name="T5907" style:parent-style-name="AncientGreekἈρχαίαἑλληνικά" style:family="text">
      <style:text-properties style:font-weight-complex="bold" style:font-size-complex="14pt"/>
    </style:style>
    <style:style style:name="T5908" style:parent-style-name="AncientGreekἈρχαίαἑλληνικά" style:family="text">
      <style:text-properties style:font-weight-complex="bold" style:font-size-complex="14pt" fo:language="el" fo:country="GR"/>
    </style:style>
    <style:style style:name="T5909" style:parent-style-name="AncientGreekἈρχαίαἑλληνικά" style:family="text">
      <style:text-properties style:font-weight-complex="bold" style:font-size-complex="14pt"/>
    </style:style>
    <style:style style:name="T5910" style:parent-style-name="AncientGreekἈρχαίαἑλληνικά" style:family="text">
      <style:text-properties style:font-weight-complex="bold" style:font-size-complex="14pt" fo:language="el" fo:country="GR"/>
    </style:style>
    <style:style style:name="T5911" style:parent-style-name="AncientGreekἈρχαίαἑλληνικά" style:family="text">
      <style:text-properties style:font-weight-complex="bold" style:font-size-complex="14pt"/>
    </style:style>
    <style:style style:name="T5912" style:parent-style-name="AncientGreekἈρχαίαἑλληνικά" style:family="text">
      <style:text-properties style:font-weight-complex="bold" style:font-size-complex="14pt" fo:language="el" fo:country="GR"/>
    </style:style>
    <style:style style:name="T5913" style:parent-style-name="AncientGreekἈρχαίαἑλληνικά" style:family="text">
      <style:text-properties style:font-weight-complex="bold" style:font-size-complex="14pt"/>
    </style:style>
    <style:style style:name="T5914" style:parent-style-name="AncientGreekἈρχαίαἑλληνικά" style:family="text">
      <style:text-properties style:font-weight-complex="bold" style:font-size-complex="14pt" fo:language="el" fo:country="GR"/>
    </style:style>
    <style:style style:name="T5915" style:parent-style-name="AncientGreekἈρχαίαἑλληνικά" style:family="text">
      <style:text-properties style:font-weight-complex="bold" style:font-size-complex="14pt"/>
    </style:style>
    <style:style style:name="T5916" style:parent-style-name="AncientGreekἈρχαίαἑλληνικά" style:family="text">
      <style:text-properties style:font-weight-complex="bold" style:font-size-complex="14pt" fo:language="el" fo:country="GR"/>
    </style:style>
    <style:style style:name="T5917" style:parent-style-name="AncientGreekἈρχαίαἑλληνικά" style:family="text">
      <style:text-properties style:font-weight-complex="bold" style:font-size-complex="14pt"/>
    </style:style>
    <style:style style:name="T5918" style:parent-style-name="AncientGreekἈρχαίαἑλληνικά" style:family="text">
      <style:text-properties style:font-weight-complex="bold" style:font-size-complex="14pt" fo:language="el" fo:country="GR"/>
    </style:style>
    <style:style style:name="T5919" style:parent-style-name="AncientGreekἈρχαίαἑλληνικά" style:family="text">
      <style:text-properties style:font-weight-complex="bold" style:font-size-complex="14pt"/>
    </style:style>
    <style:style style:name="T5920" style:parent-style-name="AncientGreekἈρχαίαἑλληνικά" style:family="text">
      <style:text-properties style:font-weight-complex="bold" style:font-size-complex="14pt" fo:language="el" fo:country="GR"/>
    </style:style>
    <style:style style:name="T5921" style:parent-style-name="AncientGreekἈρχαίαἑλληνικά" style:family="text">
      <style:text-properties style:font-weight-complex="bold" style:font-size-complex="14pt"/>
    </style:style>
    <style:style style:name="T5922" style:parent-style-name="AncientGreekἈρχαίαἑλληνικά" style:family="text">
      <style:text-properties style:font-weight-complex="bold" style:font-size-complex="14pt" fo:language="el" fo:country="GR"/>
    </style:style>
    <style:style style:name="T5923" style:parent-style-name="AncientGreekἈρχαίαἑλληνικά" style:family="text">
      <style:text-properties style:font-weight-complex="bold" style:font-size-complex="14pt"/>
    </style:style>
    <style:style style:name="T5924" style:parent-style-name="AncientGreekἈρχαίαἑλληνικά" style:family="text">
      <style:text-properties style:font-weight-complex="bold" style:font-size-complex="14pt" fo:language="el" fo:country="GR"/>
    </style:style>
    <style:style style:name="T5925" style:parent-style-name="AncientGreekἈρχαίαἑλληνικά" style:family="text">
      <style:text-properties style:font-weight-complex="bold" style:font-size-complex="14pt"/>
    </style:style>
    <style:style style:name="T5926" style:parent-style-name="AncientGreekἈρχαίαἑλληνικά" style:family="text">
      <style:text-properties style:font-weight-complex="bold" style:font-size-complex="14pt" fo:language="el" fo:country="GR"/>
    </style:style>
    <style:style style:name="T5927" style:parent-style-name="AncientGreekἈρχαίαἑλληνικά" style:family="text">
      <style:text-properties style:font-weight-complex="bold" style:font-size-complex="14pt"/>
    </style:style>
    <style:style style:name="T5928" style:parent-style-name="AncientGreekἈρχαίαἑλληνικά" style:family="text">
      <style:text-properties style:font-weight-complex="bold" style:font-size-complex="14pt" fo:language="el" fo:country="GR"/>
    </style:style>
    <style:style style:name="T5929" style:parent-style-name="AncientGreekἈρχαίαἑλληνικά" style:family="text">
      <style:text-properties style:font-weight-complex="bold" style:font-size-complex="14pt"/>
    </style:style>
    <style:style style:name="T5930" style:parent-style-name="AncientGreekἈρχαίαἑλληνικά" style:family="text">
      <style:text-properties style:font-weight-complex="bold" style:font-size-complex="14pt" fo:language="el" fo:country="GR"/>
    </style:style>
    <style:style style:name="T5931" style:parent-style-name="AncientGreekἈρχαίαἑλληνικά" style:family="text">
      <style:text-properties style:font-weight-complex="bold" style:font-size-complex="14pt"/>
    </style:style>
    <style:style style:name="T5932" style:parent-style-name="AncientGreekἈρχαίαἑλληνικά" style:family="text">
      <style:text-properties style:font-weight-complex="bold" style:font-size-complex="14pt" fo:language="el" fo:country="GR"/>
    </style:style>
    <style:style style:name="T5933" style:parent-style-name="AncientGreekἈρχαίαἑλληνικά" style:family="text">
      <style:text-properties style:font-weight-complex="bold" style:font-size-complex="14pt"/>
    </style:style>
    <style:style style:name="T5934" style:parent-style-name="AncientGreekἈρχαίαἑλληνικά" style:family="text">
      <style:text-properties style:font-weight-complex="bold" style:font-size-complex="14pt" fo:language="el" fo:country="GR"/>
    </style:style>
    <style:style style:name="T5935" style:parent-style-name="AncientGreekἈρχαίαἑλληνικά" style:family="text">
      <style:text-properties style:font-weight-complex="bold" style:font-size-complex="14pt"/>
    </style:style>
    <style:style style:name="T5936" style:parent-style-name="AncientGreekἈρχαίαἑλληνικά" style:family="text">
      <style:text-properties style:font-weight-complex="bold" style:font-size-complex="14pt" fo:language="el" fo:country="GR"/>
    </style:style>
    <style:style style:name="T5937" style:parent-style-name="AncientGreekἈρχαίαἑλληνικά" style:family="text">
      <style:text-properties style:font-weight-complex="bold" style:font-size-complex="14pt"/>
    </style:style>
    <style:style style:name="T5938" style:parent-style-name="AncientGreekἈρχαίαἑλληνικά" style:family="text">
      <style:text-properties style:font-weight-complex="bold" style:font-size-complex="14pt" fo:language="el" fo:country="GR"/>
    </style:style>
    <style:style style:name="T5939" style:parent-style-name="AncientGreekἈρχαίαἑλληνικά" style:family="text">
      <style:text-properties style:font-weight-complex="bold" style:font-size-complex="14pt"/>
    </style:style>
    <style:style style:name="T5940" style:parent-style-name="AncientGreekἈρχαίαἑλληνικά" style:family="text">
      <style:text-properties style:font-weight-complex="bold" style:font-size-complex="14pt" fo:language="el" fo:country="GR"/>
    </style:style>
    <style:style style:name="T5941" style:parent-style-name="AncientGreekἈρχαίαἑλληνικά" style:family="text">
      <style:text-properties style:font-weight-complex="bold" style:font-size-complex="14pt"/>
    </style:style>
    <style:style style:name="T5942" style:parent-style-name="AncientGreekἈρχαίαἑλληνικά" style:family="text">
      <style:text-properties style:font-weight-complex="bold" style:font-size-complex="14pt" fo:language="el" fo:country="GR"/>
    </style:style>
    <style:style style:name="T5943" style:parent-style-name="AncientGreekἈρχαίαἑλληνικά" style:family="text">
      <style:text-properties style:font-weight-complex="bold" style:font-size-complex="14pt"/>
    </style:style>
    <style:style style:name="T5944" style:parent-style-name="AncientGreekἈρχαίαἑλληνικά" style:family="text">
      <style:text-properties style:font-weight-complex="bold" style:font-size-complex="14pt" fo:language="el" fo:country="GR"/>
    </style:style>
    <style:style style:name="T5945" style:parent-style-name="AncientGreekἈρχαίαἑλληνικά" style:family="text">
      <style:text-properties style:font-weight-complex="bold" style:font-size-complex="14pt"/>
    </style:style>
    <style:style style:name="T5946" style:parent-style-name="AncientGreekἈρχαίαἑλληνικά" style:family="text">
      <style:text-properties style:font-weight-complex="bold" style:font-size-complex="14pt" fo:language="el" fo:country="GR"/>
    </style:style>
    <style:style style:name="T5947" style:parent-style-name="AncientGreekἈρχαίαἑλληνικά" style:family="text">
      <style:text-properties style:font-weight-complex="bold" style:font-size-complex="14pt"/>
    </style:style>
    <style:style style:name="T5948" style:parent-style-name="AncientGreekἈρχαίαἑλληνικά" style:family="text">
      <style:text-properties style:font-weight-complex="bold" style:font-size-complex="14pt" fo:language="el" fo:country="GR"/>
    </style:style>
    <style:style style:name="T5949" style:parent-style-name="AncientGreekἈρχαίαἑλληνικά" style:family="text">
      <style:text-properties style:font-weight-complex="bold" style:font-size-complex="14pt"/>
    </style:style>
    <style:style style:name="T5950" style:parent-style-name="AncientGreekἈρχαίαἑλληνικά" style:family="text">
      <style:text-properties style:font-weight-complex="bold" style:font-size-complex="14pt" fo:language="el" fo:country="GR"/>
    </style:style>
    <style:style style:name="T5951" style:parent-style-name="AncientGreekἈρχαίαἑλληνικά" style:family="text">
      <style:text-properties style:font-weight-complex="bold" style:font-size-complex="14pt"/>
    </style:style>
    <style:style style:name="T5952" style:parent-style-name="AncientGreekἈρχαίαἑλληνικά" style:family="text">
      <style:text-properties style:font-weight-complex="bold" style:font-size-complex="14pt" fo:language="el" fo:country="GR"/>
    </style:style>
    <style:style style:name="T5953" style:parent-style-name="AncientGreekἈρχαίαἑλληνικά" style:family="text">
      <style:text-properties style:font-weight-complex="bold" style:font-size-complex="14pt"/>
    </style:style>
    <style:style style:name="T5954" style:parent-style-name="AncientGreekἈρχαίαἑλληνικά" style:family="text">
      <style:text-properties style:font-weight-complex="bold" style:font-size-complex="14pt" fo:language="el" fo:country="GR"/>
    </style:style>
    <style:style style:name="T5955" style:parent-style-name="AncientGreekἈρχαίαἑλληνικά" style:family="text">
      <style:text-properties style:font-weight-complex="bold" style:font-size-complex="14pt"/>
    </style:style>
    <style:style style:name="T5956" style:parent-style-name="AncientGreekἈρχαίαἑλληνικά" style:family="text">
      <style:text-properties style:font-weight-complex="bold" style:font-size-complex="14pt" fo:language="el" fo:country="GR"/>
    </style:style>
    <style:style style:name="T5957" style:parent-style-name="AncientGreekἈρχαίαἑλληνικά" style:family="text">
      <style:text-properties style:font-weight-complex="bold" style:font-size-complex="14pt"/>
    </style:style>
    <style:style style:name="T5958" style:parent-style-name="AncientGreekἈρχαίαἑλληνικά" style:family="text">
      <style:text-properties style:font-weight-complex="bold" style:font-size-complex="14pt" fo:language="el" fo:country="GR"/>
    </style:style>
    <style:style style:name="T5959" style:parent-style-name="AncientGreekἈρχαίαἑλληνικά" style:family="text">
      <style:text-properties style:font-weight-complex="bold" style:font-size-complex="14pt"/>
    </style:style>
    <style:style style:name="T5960" style:parent-style-name="AncientGreekἈρχαίαἑλληνικά" style:family="text">
      <style:text-properties style:font-weight-complex="bold" style:font-size-complex="14pt" fo:language="el" fo:country="GR"/>
    </style:style>
    <style:style style:name="T5961" style:parent-style-name="AncientGreekἈρχαίαἑλληνικά" style:family="text">
      <style:text-properties style:font-weight-complex="bold" style:font-size-complex="14pt"/>
    </style:style>
    <style:style style:name="T5962" style:parent-style-name="AncientGreekἈρχαίαἑλληνικά" style:family="text">
      <style:text-properties style:font-weight-complex="bold" style:font-size-complex="14pt" fo:language="el" fo:country="GR"/>
    </style:style>
    <style:style style:name="T5963" style:parent-style-name="AncientGreekἈρχαίαἑλληνικά" style:family="text">
      <style:text-properties style:font-weight-complex="bold" style:font-size-complex="14pt"/>
    </style:style>
    <style:style style:name="T5964" style:parent-style-name="AncientGreekἈρχαίαἑλληνικά" style:family="text">
      <style:text-properties style:font-weight-complex="bold" style:font-size-complex="14pt" fo:language="el" fo:country="GR"/>
    </style:style>
    <style:style style:name="T5965" style:parent-style-name="AncientGreekἈρχαίαἑλληνικά" style:family="text">
      <style:text-properties style:font-weight-complex="bold" style:font-size-complex="14pt"/>
    </style:style>
    <style:style style:name="T5966" style:parent-style-name="AncientGreekἈρχαίαἑλληνικά" style:family="text">
      <style:text-properties style:font-weight-complex="bold" style:font-size-complex="14pt" fo:language="el" fo:country="GR"/>
    </style:style>
    <style:style style:name="T5967" style:parent-style-name="AncientGreekἈρχαίαἑλληνικά" style:family="text">
      <style:text-properties style:font-weight-complex="bold" style:font-size-complex="14pt"/>
    </style:style>
    <style:style style:name="T5968" style:parent-style-name="AncientGreekἈρχαίαἑλληνικά" style:family="text">
      <style:text-properties style:font-weight-complex="bold" style:font-size-complex="14pt" fo:language="el" fo:country="GR"/>
    </style:style>
    <style:style style:name="T5969" style:parent-style-name="AncientGreekἈρχαίαἑλληνικά" style:family="text">
      <style:text-properties style:font-weight-complex="bold" style:font-size-complex="14pt"/>
    </style:style>
    <style:style style:name="T5970" style:parent-style-name="AncientGreekἈρχαίαἑλληνικά" style:family="text">
      <style:text-properties style:font-weight-complex="bold" style:font-size-complex="14pt" fo:language="el" fo:country="GR"/>
    </style:style>
    <style:style style:name="T5971" style:parent-style-name="AncientGreekἈρχαίαἑλληνικά" style:family="text">
      <style:text-properties style:font-weight-complex="bold" style:font-size-complex="14pt"/>
    </style:style>
    <style:style style:name="T5972" style:parent-style-name="AncientGreekἈρχαίαἑλληνικά" style:family="text">
      <style:text-properties style:font-weight-complex="bold" style:font-size-complex="14pt" fo:language="el" fo:country="GR"/>
    </style:style>
    <style:style style:name="T5973" style:parent-style-name="AncientGreekἈρχαίαἑλληνικά" style:family="text">
      <style:text-properties style:font-weight-complex="bold" style:font-size-complex="14pt"/>
    </style:style>
    <style:style style:name="T5974" style:parent-style-name="AncientGreekἈρχαίαἑλληνικά" style:family="text">
      <style:text-properties style:font-weight-complex="bold" style:font-size-complex="14pt" fo:language="el" fo:country="GR"/>
    </style:style>
    <style:style style:name="T5975" style:parent-style-name="AncientGreekἈρχαίαἑλληνικά" style:family="text">
      <style:text-properties style:font-weight-complex="bold" style:font-size-complex="14pt"/>
    </style:style>
    <style:style style:name="T5976" style:parent-style-name="AncientGreekἈρχαίαἑλληνικά" style:family="text">
      <style:text-properties style:font-weight-complex="bold" style:font-size-complex="14pt" fo:language="el" fo:country="GR"/>
    </style:style>
    <style:style style:name="T5977" style:parent-style-name="AncientGreekἈρχαίαἑλληνικά" style:family="text">
      <style:text-properties style:font-weight-complex="bold" style:font-size-complex="14pt"/>
    </style:style>
    <style:style style:name="T5978" style:parent-style-name="AncientGreekἈρχαίαἑλληνικά" style:family="text">
      <style:text-properties style:font-weight-complex="bold" style:font-size-complex="14pt" fo:language="el" fo:country="GR"/>
    </style:style>
    <style:style style:name="T5979" style:parent-style-name="AncientGreekἈρχαίαἑλληνικά" style:family="text">
      <style:text-properties style:font-weight-complex="bold" style:font-size-complex="14pt"/>
    </style:style>
    <style:style style:name="T5980" style:parent-style-name="AncientGreekἈρχαίαἑλληνικά" style:family="text">
      <style:text-properties style:font-weight-complex="bold" style:font-size-complex="14pt" fo:language="el" fo:country="GR"/>
    </style:style>
    <style:style style:name="T5981" style:parent-style-name="AncientGreekἈρχαίαἑλληνικά" style:family="text">
      <style:text-properties style:font-weight-complex="bold" style:font-size-complex="14pt"/>
    </style:style>
    <style:style style:name="T5982" style:parent-style-name="AncientGreekἈρχαίαἑλληνικά" style:family="text">
      <style:text-properties style:font-weight-complex="bold" style:font-size-complex="14pt" fo:language="el" fo:country="GR"/>
    </style:style>
    <style:style style:name="T5983" style:parent-style-name="AncientGreekἈρχαίαἑλληνικά" style:family="text">
      <style:text-properties style:font-weight-complex="bold" style:font-size-complex="14pt"/>
    </style:style>
    <style:style style:name="T5984" style:parent-style-name="AncientGreekἈρχαίαἑλληνικά" style:family="text">
      <style:text-properties style:font-weight-complex="bold" style:font-size-complex="14pt" fo:language="el" fo:country="GR"/>
    </style:style>
    <style:style style:name="T5985" style:parent-style-name="AncientGreekἈρχαίαἑλληνικά" style:family="text">
      <style:text-properties style:font-weight-complex="bold" style:font-size-complex="14pt"/>
    </style:style>
    <style:style style:name="T5986" style:parent-style-name="AncientGreekἈρχαίαἑλληνικά" style:family="text">
      <style:text-properties style:font-weight-complex="bold" style:font-size-complex="14pt" fo:language="el" fo:country="GR"/>
    </style:style>
    <style:style style:name="T5987" style:parent-style-name="AncientGreekἈρχαίαἑλληνικά" style:family="text">
      <style:text-properties style:font-weight-complex="bold" style:font-size-complex="14pt"/>
    </style:style>
    <style:style style:name="T5988" style:parent-style-name="AncientGreekἈρχαίαἑλληνικά" style:family="text">
      <style:text-properties style:font-weight-complex="bold" style:font-size-complex="14pt" fo:language="el" fo:country="GR"/>
    </style:style>
    <style:style style:name="T5989" style:parent-style-name="AncientGreekἈρχαίαἑλληνικά" style:family="text">
      <style:text-properties style:font-weight-complex="bold" style:font-size-complex="14pt"/>
    </style:style>
    <style:style style:name="T5990" style:parent-style-name="AncientGreekἈρχαίαἑλληνικά" style:family="text">
      <style:text-properties style:font-weight-complex="bold" style:font-size-complex="14pt" fo:language="el" fo:country="GR"/>
    </style:style>
    <style:style style:name="T5991" style:parent-style-name="AncientGreekἈρχαίαἑλληνικά" style:family="text">
      <style:text-properties style:font-weight-complex="bold" style:font-size-complex="14pt"/>
    </style:style>
    <style:style style:name="T5992" style:parent-style-name="AncientGreekἈρχαίαἑλληνικά" style:family="text">
      <style:text-properties style:font-weight-complex="bold" style:font-size-complex="14pt" fo:language="el" fo:country="GR"/>
    </style:style>
    <style:style style:name="T5993" style:parent-style-name="AncientGreekἈρχαίαἑλληνικά" style:family="text">
      <style:text-properties style:font-weight-complex="bold" style:font-size-complex="14pt"/>
    </style:style>
    <style:style style:name="T5994" style:parent-style-name="AncientGreekἈρχαίαἑλληνικά" style:family="text">
      <style:text-properties style:font-weight-complex="bold" style:font-size-complex="14pt" fo:language="el" fo:country="GR"/>
    </style:style>
    <style:style style:name="T5995" style:parent-style-name="AncientGreekἈρχαίαἑλληνικά" style:family="text">
      <style:text-properties style:font-weight-complex="bold" style:font-size-complex="14pt"/>
    </style:style>
    <style:style style:name="T5996" style:parent-style-name="AncientGreekἈρχαίαἑλληνικά" style:family="text">
      <style:text-properties style:font-weight-complex="bold" style:font-size-complex="14pt" fo:language="el" fo:country="GR"/>
    </style:style>
    <style:style style:name="T5997" style:parent-style-name="AncientGreekἈρχαίαἑλληνικά" style:family="text">
      <style:text-properties style:font-weight-complex="bold" style:font-size-complex="14pt"/>
    </style:style>
    <style:style style:name="T5998" style:parent-style-name="AncientGreekἈρχαίαἑλληνικά" style:family="text">
      <style:text-properties style:font-weight-complex="bold" style:font-size-complex="14pt" fo:language="el" fo:country="GR"/>
    </style:style>
    <style:style style:name="T5999" style:parent-style-name="AncientGreekἈρχαίαἑλληνικά" style:family="text">
      <style:text-properties style:font-weight-complex="bold" style:font-size-complex="14pt"/>
    </style:style>
    <style:style style:name="T6000" style:parent-style-name="AncientGreekἈρχαίαἑλληνικά" style:family="text">
      <style:text-properties style:font-weight-complex="bold" style:font-size-complex="14pt" fo:language="el" fo:country="GR"/>
    </style:style>
    <style:style style:name="T6001" style:parent-style-name="AncientGreekἈρχαίαἑλληνικά" style:family="text">
      <style:text-properties style:font-weight-complex="bold" style:font-size-complex="14pt"/>
    </style:style>
    <style:style style:name="T6002" style:parent-style-name="AncientGreekἈρχαίαἑλληνικά" style:family="text">
      <style:text-properties style:font-weight-complex="bold" style:font-size-complex="14pt" fo:language="el" fo:country="GR"/>
    </style:style>
    <style:style style:name="T6003" style:parent-style-name="AncientGreekἈρχαίαἑλληνικά" style:family="text">
      <style:text-properties style:font-weight-complex="bold" style:font-size-complex="14pt"/>
    </style:style>
    <style:style style:name="T6004" style:parent-style-name="AncientGreekἈρχαίαἑλληνικά" style:family="text">
      <style:text-properties style:font-weight-complex="bold" style:font-size-complex="14pt" fo:language="el" fo:country="GR"/>
    </style:style>
    <style:style style:name="T6005" style:parent-style-name="AncientGreekἈρχαίαἑλληνικά" style:family="text">
      <style:text-properties style:font-weight-complex="bold" style:font-size-complex="14pt"/>
    </style:style>
    <style:style style:name="T6006" style:parent-style-name="AncientGreekἈρχαίαἑλληνικά" style:family="text">
      <style:text-properties style:font-weight-complex="bold" style:font-size-complex="14pt" fo:language="el" fo:country="GR"/>
    </style:style>
    <style:style style:name="T6007" style:parent-style-name="AncientGreekἈρχαίαἑλληνικά" style:family="text">
      <style:text-properties style:font-weight-complex="bold" style:font-size-complex="14pt"/>
    </style:style>
    <style:style style:name="T6008" style:parent-style-name="AncientGreekἈρχαίαἑλληνικά" style:family="text">
      <style:text-properties style:font-weight-complex="bold" style:font-size-complex="14pt" fo:language="el" fo:country="GR"/>
    </style:style>
    <style:style style:name="T6009" style:parent-style-name="AncientGreekἈρχαίαἑλληνικά" style:family="text">
      <style:text-properties style:font-name="Cambria Math" style:font-name-complex="Cambria Math" style:font-weight-complex="bold" style:font-size-complex="14pt" fo:language="el" fo:country="GR"/>
    </style:style>
    <style:style style:name="T6010" style:parent-style-name="AncientGreekἈρχαίαἑλληνικά" style:family="text">
      <style:text-properties style:font-weight-complex="bold" style:font-size-complex="14pt" fo:language="el" fo:country="GR"/>
    </style:style>
    <style:style style:name="T6011" style:parent-style-name="AncientGreekἈρχαίαἑλληνικά" style:family="text">
      <style:text-properties style:font-name="Cambria Math" style:font-name-complex="Cambria Math" style:font-weight-complex="bold" style:font-size-complex="14pt" fo:language="el" fo:country="GR"/>
    </style:style>
    <style:style style:name="T6012" style:parent-style-name="AncientGreekἈρχαίαἑλληνικά" style:family="text">
      <style:text-properties style:font-weight-complex="bold" style:font-size-complex="14pt" fo:language="el" fo:country="GR"/>
    </style:style>
    <style:style style:name="TableCell6013" style:family="table-cell">
      <style:table-cell-properties fo:border="0.0069in solid #000000" fo:background-color="#FFFFFF" style:writing-mode="lr-tb" fo:padding-top="0in" fo:padding-left="0.1527in" fo:padding-bottom="0in" fo:padding-right="0.15in"/>
    </style:style>
    <style:style style:name="P6014" style:parent-style-name="Standard" style:family="paragraph">
      <style:paragraph-properties fo:widows="0" fo:orphans="0"/>
      <style:text-properties style:font-name="AncientGreek"/>
    </style:style>
    <style:style style:name="P6015" style:parent-style-name="Standard" style:family="paragraph">
      <style:paragraph-properties fo:widows="0" fo:orphans="0"/>
      <style:text-properties style:font-name="AncientGreek"/>
    </style:style>
    <style:style style:name="TableRow6016" style:family="table-row">
      <style:table-row-properties style:min-row-height="0.0138in" style:use-optimal-row-height="false" fo:keep-together="always"/>
    </style:style>
    <style:style style:name="TableCell6017" style:family="table-cell">
      <style:table-cell-properties fo:border="0.0069in solid #000000" fo:background-color="#FFFFFF" style:writing-mode="lr-tb" fo:padding-top="0in" fo:padding-left="0.1527in" fo:padding-bottom="0in" fo:padding-right="0.15in"/>
    </style:style>
    <style:style style:name="P6018"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6019" style:parent-style-name="AncientGreekἈρχαίαἑλληνικά" style:family="text">
      <style:text-properties fo:font-weight="bold" style:font-weight-asian="bold" style:font-weight-complex="bold" fo:font-size="18pt" style:font-size-asian="18pt" style:font-size-complex="14pt"/>
    </style:style>
    <style:style style:name="T602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021" style:parent-style-name="AncientGreekἈρχαίαἑλληνικά" style:family="text">
      <style:text-properties fo:font-weight="bold" style:font-weight-asian="bold" style:font-weight-complex="bold" fo:font-size="18pt" style:font-size-asian="18pt" style:font-size-complex="14pt"/>
    </style:style>
    <style:style style:name="T602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023" style:parent-style-name="AncientGreekἈρχαίαἑλληνικά" style:family="text">
      <style:text-properties fo:font-weight="bold" style:font-weight-asian="bold" style:font-weight-complex="bold" fo:font-size="18pt" style:font-size-asian="18pt" style:font-size-complex="14pt"/>
    </style:style>
    <style:style style:name="T602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025" style:parent-style-name="AncientGreekἈρχαίαἑλληνικά" style:family="text">
      <style:text-properties fo:font-weight="bold" style:font-weight-asian="bold" style:font-weight-complex="bold" fo:font-size="18pt" style:font-size-asian="18pt" style:font-size-complex="14pt"/>
    </style:style>
    <style:style style:name="T6026" style:parent-style-name="AncientGreekἈρχαίαἑλληνικά" style:family="text">
      <style:text-properties fo:font-weight="bold" style:font-weight-asian="bold" style:font-weight-complex="bold" fo:font-size="18pt" style:font-size-asian="18pt" style:font-size-complex="14pt"/>
    </style:style>
    <style:style style:name="T6027" style:parent-style-name="AncientGreekἈρχαίαἑλληνικά" style:family="text">
      <style:text-properties style:font-weight-complex="bold" style:font-size-complex="14pt" fo:language="el" fo:country="GR"/>
    </style:style>
    <style:style style:name="T6028" style:parent-style-name="AncientGreekἈρχαίαἑλληνικά" style:family="text">
      <style:text-properties style:font-weight-complex="bold" style:font-size-complex="14pt"/>
    </style:style>
    <style:style style:name="T6029" style:parent-style-name="AncientGreekἈρχαίαἑλληνικά" style:family="text">
      <style:text-properties style:font-weight-complex="bold" style:font-size-complex="14pt" fo:language="el" fo:country="GR"/>
    </style:style>
    <style:style style:name="T6030" style:parent-style-name="AncientGreekἈρχαίαἑλληνικά" style:family="text">
      <style:text-properties style:font-weight-complex="bold" style:font-size-complex="14pt"/>
    </style:style>
    <style:style style:name="T6031" style:parent-style-name="AncientGreekἈρχαίαἑλληνικά" style:family="text">
      <style:text-properties style:font-weight-complex="bold" style:font-size-complex="14pt" fo:language="el" fo:country="GR"/>
    </style:style>
    <style:style style:name="T6032" style:parent-style-name="AncientGreekἈρχαίαἑλληνικά" style:family="text">
      <style:text-properties style:font-weight-complex="bold" style:font-size-complex="14pt"/>
    </style:style>
    <style:style style:name="T6033" style:parent-style-name="AncientGreekἈρχαίαἑλληνικά" style:family="text">
      <style:text-properties style:font-weight-complex="bold" style:font-size-complex="14pt" fo:language="el" fo:country="GR"/>
    </style:style>
    <style:style style:name="T6034" style:parent-style-name="AncientGreekἈρχαίαἑλληνικά" style:family="text">
      <style:text-properties style:font-weight-complex="bold" style:font-size-complex="14pt"/>
    </style:style>
    <style:style style:name="T6035" style:parent-style-name="AncientGreekἈρχαίαἑλληνικά" style:family="text">
      <style:text-properties style:font-weight-complex="bold" style:font-size-complex="14pt" fo:language="el" fo:country="GR"/>
    </style:style>
    <style:style style:name="T6036" style:parent-style-name="AncientGreekἈρχαίαἑλληνικά" style:family="text">
      <style:text-properties style:font-weight-complex="bold" style:font-size-complex="14pt"/>
    </style:style>
    <style:style style:name="T6037" style:parent-style-name="AncientGreekἈρχαίαἑλληνικά" style:family="text">
      <style:text-properties style:font-weight-complex="bold" style:font-size-complex="14pt" fo:language="el" fo:country="GR"/>
    </style:style>
    <style:style style:name="T6038" style:parent-style-name="AncientGreekἈρχαίαἑλληνικά" style:family="text">
      <style:text-properties style:font-weight-complex="bold" style:font-size-complex="14pt"/>
    </style:style>
    <style:style style:name="T6039" style:parent-style-name="AncientGreekἈρχαίαἑλληνικά" style:family="text">
      <style:text-properties style:font-weight-complex="bold" style:font-size-complex="14pt" fo:language="el" fo:country="GR"/>
    </style:style>
    <style:style style:name="T6040" style:parent-style-name="AncientGreekἈρχαίαἑλληνικά" style:family="text">
      <style:text-properties style:font-weight-complex="bold" style:font-size-complex="14pt"/>
    </style:style>
    <style:style style:name="T6041" style:parent-style-name="AncientGreekἈρχαίαἑλληνικά" style:family="text">
      <style:text-properties style:font-weight-complex="bold" style:font-size-complex="14pt" fo:language="el" fo:country="GR"/>
    </style:style>
    <style:style style:name="T6042" style:parent-style-name="AncientGreekἈρχαίαἑλληνικά" style:family="text">
      <style:text-properties style:font-weight-complex="bold" style:font-size-complex="14pt"/>
    </style:style>
    <style:style style:name="T6043" style:parent-style-name="AncientGreekἈρχαίαἑλληνικά" style:family="text">
      <style:text-properties style:font-weight-complex="bold" style:font-size-complex="14pt" fo:language="el" fo:country="GR"/>
    </style:style>
    <style:style style:name="T6044" style:parent-style-name="AncientGreekἈρχαίαἑλληνικά" style:family="text">
      <style:text-properties style:font-weight-complex="bold" style:font-size-complex="14pt"/>
    </style:style>
    <style:style style:name="T6045" style:parent-style-name="AncientGreekἈρχαίαἑλληνικά" style:family="text">
      <style:text-properties style:font-weight-complex="bold" style:font-size-complex="14pt" fo:language="el" fo:country="GR"/>
    </style:style>
    <style:style style:name="T6046" style:parent-style-name="AncientGreekἈρχαίαἑλληνικά" style:family="text">
      <style:text-properties style:font-weight-complex="bold" style:font-size-complex="14pt"/>
    </style:style>
    <style:style style:name="T6047" style:parent-style-name="AncientGreekἈρχαίαἑλληνικά" style:family="text">
      <style:text-properties style:font-weight-complex="bold" style:font-size-complex="14pt" fo:language="el" fo:country="GR"/>
    </style:style>
    <style:style style:name="T6048" style:parent-style-name="AncientGreekἈρχαίαἑλληνικά" style:family="text">
      <style:text-properties style:font-weight-complex="bold" style:font-size-complex="14pt"/>
    </style:style>
    <style:style style:name="T6049" style:parent-style-name="AncientGreekἈρχαίαἑλληνικά" style:family="text">
      <style:text-properties style:font-weight-complex="bold" style:font-size-complex="14pt" fo:language="el" fo:country="GR"/>
    </style:style>
    <style:style style:name="T6050" style:parent-style-name="AncientGreekἈρχαίαἑλληνικά" style:family="text">
      <style:text-properties style:font-weight-complex="bold" style:font-size-complex="14pt"/>
    </style:style>
    <style:style style:name="T6051" style:parent-style-name="AncientGreekἈρχαίαἑλληνικά" style:family="text">
      <style:text-properties style:font-weight-complex="bold" style:font-size-complex="14pt" fo:language="el" fo:country="GR"/>
    </style:style>
    <style:style style:name="T6052" style:parent-style-name="AncientGreekἈρχαίαἑλληνικά" style:family="text">
      <style:text-properties style:font-weight-complex="bold" style:font-size-complex="14pt"/>
    </style:style>
    <style:style style:name="T6053" style:parent-style-name="AncientGreekἈρχαίαἑλληνικά" style:family="text">
      <style:text-properties style:font-weight-complex="bold" style:font-size-complex="14pt" fo:language="el" fo:country="GR"/>
    </style:style>
    <style:style style:name="T6054" style:parent-style-name="AncientGreekἈρχαίαἑλληνικά" style:family="text">
      <style:text-properties style:font-weight-complex="bold" style:font-size-complex="14pt"/>
    </style:style>
    <style:style style:name="T6055" style:parent-style-name="AncientGreekἈρχαίαἑλληνικά" style:family="text">
      <style:text-properties style:font-weight-complex="bold" style:font-size-complex="14pt" fo:language="el" fo:country="GR"/>
    </style:style>
    <style:style style:name="T6056" style:parent-style-name="AncientGreekἈρχαίαἑλληνικά" style:family="text">
      <style:text-properties style:font-weight-complex="bold" style:font-size-complex="14pt"/>
    </style:style>
    <style:style style:name="T6057" style:parent-style-name="AncientGreekἈρχαίαἑλληνικά" style:family="text">
      <style:text-properties style:font-weight-complex="bold" style:font-size-complex="14pt" fo:language="el" fo:country="GR"/>
    </style:style>
    <style:style style:name="T6058" style:parent-style-name="AncientGreekἈρχαίαἑλληνικά" style:family="text">
      <style:text-properties style:font-weight-complex="bold" style:font-size-complex="14pt"/>
    </style:style>
    <style:style style:name="T6059" style:parent-style-name="AncientGreekἈρχαίαἑλληνικά" style:family="text">
      <style:text-properties style:font-weight-complex="bold" style:font-size-complex="14pt" fo:language="el" fo:country="GR"/>
    </style:style>
    <style:style style:name="T6060" style:parent-style-name="AncientGreekἈρχαίαἑλληνικά" style:family="text">
      <style:text-properties style:font-weight-complex="bold" style:font-size-complex="14pt"/>
    </style:style>
    <style:style style:name="T6061" style:parent-style-name="AncientGreekἈρχαίαἑλληνικά" style:family="text">
      <style:text-properties style:font-weight-complex="bold" style:font-size-complex="14pt" fo:language="el" fo:country="GR"/>
    </style:style>
    <style:style style:name="T6062" style:parent-style-name="AncientGreekἈρχαίαἑλληνικά" style:family="text">
      <style:text-properties style:font-weight-complex="bold" style:font-size-complex="14pt"/>
    </style:style>
    <style:style style:name="T6063" style:parent-style-name="AncientGreekἈρχαίαἑλληνικά" style:family="text">
      <style:text-properties style:font-weight-complex="bold" style:font-size-complex="14pt" fo:language="el" fo:country="GR"/>
    </style:style>
    <style:style style:name="T6064" style:parent-style-name="AncientGreekἈρχαίαἑλληνικά" style:family="text">
      <style:text-properties style:font-weight-complex="bold" style:font-size-complex="14pt"/>
    </style:style>
    <style:style style:name="T6065" style:parent-style-name="AncientGreekἈρχαίαἑλληνικά" style:family="text">
      <style:text-properties style:font-weight-complex="bold" style:font-size-complex="14pt" fo:language="el" fo:country="GR"/>
    </style:style>
    <style:style style:name="T6066" style:parent-style-name="AncientGreekἈρχαίαἑλληνικά" style:family="text">
      <style:text-properties style:font-weight-complex="bold" style:font-size-complex="14pt"/>
    </style:style>
    <style:style style:name="T6067" style:parent-style-name="AncientGreekἈρχαίαἑλληνικά" style:family="text">
      <style:text-properties style:font-weight-complex="bold" style:font-size-complex="14pt" fo:language="el" fo:country="GR"/>
    </style:style>
    <style:style style:name="T6068" style:parent-style-name="AncientGreekἈρχαίαἑλληνικά" style:family="text">
      <style:text-properties style:font-weight-complex="bold" style:font-size-complex="14pt"/>
    </style:style>
    <style:style style:name="T6069" style:parent-style-name="AncientGreekἈρχαίαἑλληνικά" style:family="text">
      <style:text-properties style:font-weight-complex="bold" style:font-size-complex="14pt" fo:language="el" fo:country="GR"/>
    </style:style>
    <style:style style:name="T6070" style:parent-style-name="AncientGreekἈρχαίαἑλληνικά" style:family="text">
      <style:text-properties style:font-weight-complex="bold" style:font-size-complex="14pt"/>
    </style:style>
    <style:style style:name="T6071" style:parent-style-name="AncientGreekἈρχαίαἑλληνικά" style:family="text">
      <style:text-properties style:font-weight-complex="bold" style:font-size-complex="14pt" fo:language="el" fo:country="GR"/>
    </style:style>
    <style:style style:name="T6072" style:parent-style-name="AncientGreekἈρχαίαἑλληνικά" style:family="text">
      <style:text-properties style:font-weight-complex="bold" style:font-size-complex="14pt"/>
    </style:style>
    <style:style style:name="T6073" style:parent-style-name="AncientGreekἈρχαίαἑλληνικά" style:family="text">
      <style:text-properties style:font-weight-complex="bold" style:font-size-complex="14pt" fo:language="el" fo:country="GR"/>
    </style:style>
    <style:style style:name="T6074" style:parent-style-name="AncientGreekἈρχαίαἑλληνικά" style:family="text">
      <style:text-properties style:font-weight-complex="bold" style:font-size-complex="14pt"/>
    </style:style>
    <style:style style:name="T6075" style:parent-style-name="AncientGreekἈρχαίαἑλληνικά" style:family="text">
      <style:text-properties style:font-weight-complex="bold" style:font-size-complex="14pt" fo:language="el" fo:country="GR"/>
    </style:style>
    <style:style style:name="T6076" style:parent-style-name="AncientGreekἈρχαίαἑλληνικά" style:family="text">
      <style:text-properties style:font-weight-complex="bold" style:font-size-complex="14pt"/>
    </style:style>
    <style:style style:name="T6077" style:parent-style-name="AncientGreekἈρχαίαἑλληνικά" style:family="text">
      <style:text-properties style:font-weight-complex="bold" style:font-size-complex="14pt" fo:language="el" fo:country="GR"/>
    </style:style>
    <style:style style:name="T6078" style:parent-style-name="AncientGreekἈρχαίαἑλληνικά" style:family="text">
      <style:text-properties style:font-weight-complex="bold" style:font-size-complex="14pt"/>
    </style:style>
    <style:style style:name="T6079" style:parent-style-name="AncientGreekἈρχαίαἑλληνικά" style:family="text">
      <style:text-properties style:font-weight-complex="bold" style:font-size-complex="14pt" fo:language="el" fo:country="GR"/>
    </style:style>
    <style:style style:name="T6080" style:parent-style-name="AncientGreekἈρχαίαἑλληνικά" style:family="text">
      <style:text-properties style:font-weight-complex="bold" style:font-size-complex="14pt"/>
    </style:style>
    <style:style style:name="T6081" style:parent-style-name="AncientGreekἈρχαίαἑλληνικά" style:family="text">
      <style:text-properties style:font-weight-complex="bold" style:font-size-complex="14pt" fo:language="el" fo:country="GR"/>
    </style:style>
    <style:style style:name="T6082" style:parent-style-name="AncientGreekἈρχαίαἑλληνικά" style:family="text">
      <style:text-properties style:font-weight-complex="bold" style:font-size-complex="14pt"/>
    </style:style>
    <style:style style:name="T6083" style:parent-style-name="AncientGreekἈρχαίαἑλληνικά" style:family="text">
      <style:text-properties style:font-weight-complex="bold" style:font-size-complex="14pt" fo:language="el" fo:country="GR"/>
    </style:style>
    <style:style style:name="T6084" style:parent-style-name="AncientGreekἈρχαίαἑλληνικά" style:family="text">
      <style:text-properties style:font-weight-complex="bold" style:font-size-complex="14pt"/>
    </style:style>
    <style:style style:name="T6085" style:parent-style-name="AncientGreekἈρχαίαἑλληνικά" style:family="text">
      <style:text-properties style:font-weight-complex="bold" style:font-size-complex="14pt" fo:language="el" fo:country="GR"/>
    </style:style>
    <style:style style:name="T6086" style:parent-style-name="AncientGreekἈρχαίαἑλληνικά" style:family="text">
      <style:text-properties style:font-weight-complex="bold" style:font-size-complex="14pt"/>
    </style:style>
    <style:style style:name="T6087" style:parent-style-name="AncientGreekἈρχαίαἑλληνικά" style:family="text">
      <style:text-properties style:font-weight-complex="bold" style:font-size-complex="14pt" fo:language="el" fo:country="GR"/>
    </style:style>
    <style:style style:name="T6088" style:parent-style-name="AncientGreekἈρχαίαἑλληνικά" style:family="text">
      <style:text-properties style:font-weight-complex="bold" style:font-size-complex="14pt"/>
    </style:style>
    <style:style style:name="T6089" style:parent-style-name="AncientGreekἈρχαίαἑλληνικά" style:family="text">
      <style:text-properties style:font-weight-complex="bold" style:font-size-complex="14pt" fo:language="el" fo:country="GR"/>
    </style:style>
    <style:style style:name="T6090" style:parent-style-name="AncientGreekἈρχαίαἑλληνικά" style:family="text">
      <style:text-properties style:font-weight-complex="bold" style:font-size-complex="14pt"/>
    </style:style>
    <style:style style:name="T6091" style:parent-style-name="AncientGreekἈρχαίαἑλληνικά" style:family="text">
      <style:text-properties style:font-weight-complex="bold" style:font-size-complex="14pt" fo:language="el" fo:country="GR"/>
    </style:style>
    <style:style style:name="T6092" style:parent-style-name="AncientGreekἈρχαίαἑλληνικά" style:family="text">
      <style:text-properties style:font-weight-complex="bold" style:font-size-complex="14pt"/>
    </style:style>
    <style:style style:name="T6093" style:parent-style-name="AncientGreekἈρχαίαἑλληνικά" style:family="text">
      <style:text-properties style:font-weight-complex="bold" style:font-size-complex="14pt" fo:language="el" fo:country="GR"/>
    </style:style>
    <style:style style:name="T6094" style:parent-style-name="AncientGreekἈρχαίαἑλληνικά" style:family="text">
      <style:text-properties style:font-weight-complex="bold" style:font-size-complex="14pt"/>
    </style:style>
    <style:style style:name="T6095" style:parent-style-name="AncientGreekἈρχαίαἑλληνικά" style:family="text">
      <style:text-properties style:font-weight-complex="bold" style:font-size-complex="14pt" fo:language="el" fo:country="GR"/>
    </style:style>
    <style:style style:name="T6096" style:parent-style-name="AncientGreekἈρχαίαἑλληνικά" style:family="text">
      <style:text-properties style:font-weight-complex="bold" style:font-size-complex="14pt"/>
    </style:style>
    <style:style style:name="T6097" style:parent-style-name="AncientGreekἈρχαίαἑλληνικά" style:family="text">
      <style:text-properties style:font-weight-complex="bold" style:font-size-complex="14pt" fo:language="el" fo:country="GR"/>
    </style:style>
    <style:style style:name="T6098" style:parent-style-name="AncientGreekἈρχαίαἑλληνικά" style:family="text">
      <style:text-properties style:font-weight-complex="bold" style:font-size-complex="14pt"/>
    </style:style>
    <style:style style:name="T6099" style:parent-style-name="AncientGreekἈρχαίαἑλληνικά" style:family="text">
      <style:text-properties style:font-weight-complex="bold" style:font-size-complex="14pt" fo:language="el" fo:country="GR"/>
    </style:style>
    <style:style style:name="T6100" style:parent-style-name="AncientGreekἈρχαίαἑλληνικά" style:family="text">
      <style:text-properties style:font-weight-complex="bold" style:font-size-complex="14pt"/>
    </style:style>
    <style:style style:name="T6101" style:parent-style-name="AncientGreekἈρχαίαἑλληνικά" style:family="text">
      <style:text-properties style:font-weight-complex="bold" style:font-size-complex="14pt" fo:language="el" fo:country="GR"/>
    </style:style>
    <style:style style:name="T6102" style:parent-style-name="AncientGreekἈρχαίαἑλληνικά" style:family="text">
      <style:text-properties style:font-weight-complex="bold" style:font-size-complex="14pt"/>
    </style:style>
    <style:style style:name="T6103" style:parent-style-name="AncientGreekἈρχαίαἑλληνικά" style:family="text">
      <style:text-properties style:font-weight-complex="bold" style:font-size-complex="14pt" fo:language="el" fo:country="GR"/>
    </style:style>
    <style:style style:name="T6104" style:parent-style-name="AncientGreekἈρχαίαἑλληνικά" style:family="text">
      <style:text-properties style:font-weight-complex="bold" style:font-size-complex="14pt"/>
    </style:style>
    <style:style style:name="T6105" style:parent-style-name="AncientGreekἈρχαίαἑλληνικά" style:family="text">
      <style:text-properties style:font-weight-complex="bold" style:font-size-complex="14pt" fo:language="el" fo:country="GR"/>
    </style:style>
    <style:style style:name="T6106" style:parent-style-name="AncientGreekἈρχαίαἑλληνικά" style:family="text">
      <style:text-properties style:font-weight-complex="bold" style:font-size-complex="14pt"/>
    </style:style>
    <style:style style:name="T6107" style:parent-style-name="AncientGreekἈρχαίαἑλληνικά" style:family="text">
      <style:text-properties style:font-weight-complex="bold" style:font-size-complex="14pt" fo:language="el" fo:country="GR"/>
    </style:style>
    <style:style style:name="T6108" style:parent-style-name="AncientGreekἈρχαίαἑλληνικά" style:family="text">
      <style:text-properties style:font-weight-complex="bold" style:font-size-complex="14pt"/>
    </style:style>
    <style:style style:name="T6109" style:parent-style-name="AncientGreekἈρχαίαἑλληνικά" style:family="text">
      <style:text-properties style:font-weight-complex="bold" style:font-size-complex="14pt" fo:language="el" fo:country="GR"/>
    </style:style>
    <style:style style:name="T6110" style:parent-style-name="AncientGreekἈρχαίαἑλληνικά" style:family="text">
      <style:text-properties style:font-weight-complex="bold" style:font-size-complex="14pt"/>
    </style:style>
    <style:style style:name="T6111" style:parent-style-name="AncientGreekἈρχαίαἑλληνικά" style:family="text">
      <style:text-properties style:font-weight-complex="bold" style:font-size-complex="14pt" fo:language="el" fo:country="GR"/>
    </style:style>
    <style:style style:name="T6112" style:parent-style-name="AncientGreekἈρχαίαἑλληνικά" style:family="text">
      <style:text-properties style:font-weight-complex="bold" style:font-size-complex="14pt"/>
    </style:style>
    <style:style style:name="T6113" style:parent-style-name="AncientGreekἈρχαίαἑλληνικά" style:family="text">
      <style:text-properties style:font-weight-complex="bold" style:font-size-complex="14pt" fo:language="el" fo:country="GR"/>
    </style:style>
    <style:style style:name="T6114" style:parent-style-name="AncientGreekἈρχαίαἑλληνικά" style:family="text">
      <style:text-properties style:font-weight-complex="bold" style:font-size-complex="14pt"/>
    </style:style>
    <style:style style:name="T6115" style:parent-style-name="AncientGreekἈρχαίαἑλληνικά" style:family="text">
      <style:text-properties style:font-weight-complex="bold" style:font-size-complex="14pt" fo:language="el" fo:country="GR"/>
    </style:style>
    <style:style style:name="T6116" style:parent-style-name="AncientGreekἈρχαίαἑλληνικά" style:family="text">
      <style:text-properties style:font-weight-complex="bold" style:font-size-complex="14pt"/>
    </style:style>
    <style:style style:name="T6117" style:parent-style-name="AncientGreekἈρχαίαἑλληνικά" style:family="text">
      <style:text-properties style:font-weight-complex="bold" style:font-size-complex="14pt" fo:language="el" fo:country="GR"/>
    </style:style>
    <style:style style:name="T6118" style:parent-style-name="AncientGreekἈρχαίαἑλληνικά" style:family="text">
      <style:text-properties style:font-weight-complex="bold" style:font-size-complex="14pt"/>
    </style:style>
    <style:style style:name="T6119" style:parent-style-name="AncientGreekἈρχαίαἑλληνικά" style:family="text">
      <style:text-properties style:font-weight-complex="bold" style:font-size-complex="14pt" fo:language="el" fo:country="GR"/>
    </style:style>
    <style:style style:name="T6120" style:parent-style-name="AncientGreekἈρχαίαἑλληνικά" style:family="text">
      <style:text-properties style:font-weight-complex="bold" style:font-size-complex="14pt"/>
    </style:style>
    <style:style style:name="T6121" style:parent-style-name="AncientGreekἈρχαίαἑλληνικά" style:family="text">
      <style:text-properties style:font-weight-complex="bold" style:font-size-complex="14pt" fo:language="el" fo:country="GR"/>
    </style:style>
    <style:style style:name="T6122" style:parent-style-name="AncientGreekἈρχαίαἑλληνικά" style:family="text">
      <style:text-properties style:font-weight-complex="bold" style:font-size-complex="14pt"/>
    </style:style>
    <style:style style:name="T6123" style:parent-style-name="AncientGreekἈρχαίαἑλληνικά" style:family="text">
      <style:text-properties style:font-weight-complex="bold" style:font-size-complex="14pt" fo:language="el" fo:country="GR"/>
    </style:style>
    <style:style style:name="T6124" style:parent-style-name="AncientGreekἈρχαίαἑλληνικά" style:family="text">
      <style:text-properties style:font-weight-complex="bold" style:font-size-complex="14pt"/>
    </style:style>
    <style:style style:name="T6125" style:parent-style-name="AncientGreekἈρχαίαἑλληνικά" style:family="text">
      <style:text-properties style:font-weight-complex="bold" style:font-size-complex="14pt" fo:language="el" fo:country="GR"/>
    </style:style>
    <style:style style:name="T6126" style:parent-style-name="AncientGreekἈρχαίαἑλληνικά" style:family="text">
      <style:text-properties style:font-weight-complex="bold" style:font-size-complex="14pt"/>
    </style:style>
    <style:style style:name="T6127" style:parent-style-name="AncientGreekἈρχαίαἑλληνικά" style:family="text">
      <style:text-properties style:font-weight-complex="bold" style:font-size-complex="14pt" fo:language="el" fo:country="GR"/>
    </style:style>
    <style:style style:name="T6128" style:parent-style-name="AncientGreekἈρχαίαἑλληνικά" style:family="text">
      <style:text-properties style:font-weight-complex="bold" style:font-size-complex="14pt"/>
    </style:style>
    <style:style style:name="T6129" style:parent-style-name="AncientGreekἈρχαίαἑλληνικά" style:family="text">
      <style:text-properties style:font-weight-complex="bold" style:font-size-complex="14pt" fo:language="el" fo:country="GR"/>
    </style:style>
    <style:style style:name="T6130" style:parent-style-name="AncientGreekἈρχαίαἑλληνικά" style:family="text">
      <style:text-properties style:font-weight-complex="bold" style:font-size-complex="14pt"/>
    </style:style>
    <style:style style:name="T6131" style:parent-style-name="AncientGreekἈρχαίαἑλληνικά" style:family="text">
      <style:text-properties style:font-weight-complex="bold" style:font-size-complex="14pt" fo:language="el" fo:country="GR"/>
    </style:style>
    <style:style style:name="T6132" style:parent-style-name="AncientGreekἈρχαίαἑλληνικά" style:family="text">
      <style:text-properties style:font-weight-complex="bold" style:font-size-complex="14pt"/>
    </style:style>
    <style:style style:name="T6133" style:parent-style-name="AncientGreekἈρχαίαἑλληνικά" style:family="text">
      <style:text-properties style:font-weight-complex="bold" style:font-size-complex="14pt" fo:language="el" fo:country="GR"/>
    </style:style>
    <style:style style:name="T6134" style:parent-style-name="AncientGreekἈρχαίαἑλληνικά" style:family="text">
      <style:text-properties style:font-weight-complex="bold" style:font-size-complex="14pt"/>
    </style:style>
    <style:style style:name="T6135" style:parent-style-name="AncientGreekἈρχαίαἑλληνικά" style:family="text">
      <style:text-properties style:font-weight-complex="bold" style:font-size-complex="14pt" fo:language="el" fo:country="GR"/>
    </style:style>
    <style:style style:name="T6136" style:parent-style-name="AncientGreekἈρχαίαἑλληνικά" style:family="text">
      <style:text-properties style:font-weight-complex="bold" style:font-size-complex="14pt"/>
    </style:style>
    <style:style style:name="T6137" style:parent-style-name="AncientGreekἈρχαίαἑλληνικά" style:family="text">
      <style:text-properties style:font-weight-complex="bold" style:font-size-complex="14pt" fo:language="el" fo:country="GR"/>
    </style:style>
    <style:style style:name="T6138" style:parent-style-name="AncientGreekἈρχαίαἑλληνικά" style:family="text">
      <style:text-properties style:font-weight-complex="bold" style:font-size-complex="14pt"/>
    </style:style>
    <style:style style:name="T6139" style:parent-style-name="AncientGreekἈρχαίαἑλληνικά" style:family="text">
      <style:text-properties style:font-weight-complex="bold" style:font-size-complex="14pt" fo:language="el" fo:country="GR"/>
    </style:style>
    <style:style style:name="T6140" style:parent-style-name="AncientGreekἈρχαίαἑλληνικά" style:family="text">
      <style:text-properties style:font-weight-complex="bold" style:font-size-complex="14pt"/>
    </style:style>
    <style:style style:name="T6141" style:parent-style-name="AncientGreekἈρχαίαἑλληνικά" style:family="text">
      <style:text-properties style:font-weight-complex="bold" style:font-size-complex="14pt" fo:language="el" fo:country="GR"/>
    </style:style>
    <style:style style:name="T6142" style:parent-style-name="AncientGreekἈρχαίαἑλληνικά" style:family="text">
      <style:text-properties style:font-weight-complex="bold" style:font-size-complex="14pt"/>
    </style:style>
    <style:style style:name="T6143" style:parent-style-name="AncientGreekἈρχαίαἑλληνικά" style:family="text">
      <style:text-properties style:font-weight-complex="bold" style:font-size-complex="14pt" fo:language="el" fo:country="GR"/>
    </style:style>
    <style:style style:name="T6144" style:parent-style-name="AncientGreekἈρχαίαἑλληνικά" style:family="text">
      <style:text-properties style:font-weight-complex="bold" style:font-size-complex="14pt"/>
    </style:style>
    <style:style style:name="T6145" style:parent-style-name="AncientGreekἈρχαίαἑλληνικά" style:family="text">
      <style:text-properties style:font-weight-complex="bold" style:font-size-complex="14pt" fo:language="el" fo:country="GR"/>
    </style:style>
    <style:style style:name="T6146" style:parent-style-name="AncientGreekἈρχαίαἑλληνικά" style:family="text">
      <style:text-properties style:font-weight-complex="bold" style:font-size-complex="14pt"/>
    </style:style>
    <style:style style:name="T6147" style:parent-style-name="AncientGreekἈρχαίαἑλληνικά" style:family="text">
      <style:text-properties style:font-weight-complex="bold" style:font-size-complex="14pt" fo:language="el" fo:country="GR"/>
    </style:style>
    <style:style style:name="T6148" style:parent-style-name="AncientGreekἈρχαίαἑλληνικά" style:family="text">
      <style:text-properties style:font-weight-complex="bold" style:font-size-complex="14pt"/>
    </style:style>
    <style:style style:name="T6149" style:parent-style-name="AncientGreekἈρχαίαἑλληνικά" style:family="text">
      <style:text-properties style:font-weight-complex="bold" style:font-size-complex="14pt" fo:language="el" fo:country="GR"/>
    </style:style>
    <style:style style:name="T6150" style:parent-style-name="AncientGreekἈρχαίαἑλληνικά" style:family="text">
      <style:text-properties style:font-weight-complex="bold" style:font-size-complex="14pt"/>
    </style:style>
    <style:style style:name="T6151" style:parent-style-name="AncientGreekἈρχαίαἑλληνικά" style:family="text">
      <style:text-properties style:font-weight-complex="bold" style:font-size-complex="14pt" fo:language="el" fo:country="GR"/>
    </style:style>
    <style:style style:name="T6152" style:parent-style-name="AncientGreekἈρχαίαἑλληνικά" style:family="text">
      <style:text-properties style:font-weight-complex="bold" style:font-size-complex="14pt"/>
    </style:style>
    <style:style style:name="T6153" style:parent-style-name="AncientGreekἈρχαίαἑλληνικά" style:family="text">
      <style:text-properties style:font-weight-complex="bold" style:font-size-complex="14pt" fo:language="el" fo:country="GR"/>
    </style:style>
    <style:style style:name="T6154" style:parent-style-name="AncientGreekἈρχαίαἑλληνικά" style:family="text">
      <style:text-properties style:font-weight-complex="bold" style:font-size-complex="14pt"/>
    </style:style>
    <style:style style:name="T6155" style:parent-style-name="AncientGreekἈρχαίαἑλληνικά" style:family="text">
      <style:text-properties style:font-weight-complex="bold" style:font-size-complex="14pt" fo:language="el" fo:country="GR"/>
    </style:style>
    <style:style style:name="T6156" style:parent-style-name="AncientGreekἈρχαίαἑλληνικά" style:family="text">
      <style:text-properties style:font-weight-complex="bold" style:font-size-complex="14pt"/>
    </style:style>
    <style:style style:name="T6157" style:parent-style-name="AncientGreekἈρχαίαἑλληνικά" style:family="text">
      <style:text-properties style:font-weight-complex="bold" style:font-size-complex="14pt" fo:language="el" fo:country="GR"/>
    </style:style>
    <style:style style:name="T6158" style:parent-style-name="AncientGreekἈρχαίαἑλληνικά" style:family="text">
      <style:text-properties style:font-weight-complex="bold" style:font-size-complex="14pt"/>
    </style:style>
    <style:style style:name="T6159" style:parent-style-name="AncientGreekἈρχαίαἑλληνικά" style:family="text">
      <style:text-properties style:font-weight-complex="bold" style:font-size-complex="14pt" fo:language="el" fo:country="GR"/>
    </style:style>
    <style:style style:name="T6160" style:parent-style-name="AncientGreekἈρχαίαἑλληνικά" style:family="text">
      <style:text-properties style:font-weight-complex="bold" style:font-size-complex="14pt"/>
    </style:style>
    <style:style style:name="T6161" style:parent-style-name="AncientGreekἈρχαίαἑλληνικά" style:family="text">
      <style:text-properties style:font-weight-complex="bold" style:font-size-complex="14pt" fo:language="el" fo:country="GR"/>
    </style:style>
    <style:style style:name="T6162" style:parent-style-name="AncientGreekἈρχαίαἑλληνικά" style:family="text">
      <style:text-properties style:font-weight-complex="bold" style:font-size-complex="14pt"/>
    </style:style>
    <style:style style:name="T6163" style:parent-style-name="AncientGreekἈρχαίαἑλληνικά" style:family="text">
      <style:text-properties style:font-weight-complex="bold" style:font-size-complex="14pt" fo:language="el" fo:country="GR"/>
    </style:style>
    <style:style style:name="T6164" style:parent-style-name="AncientGreekἈρχαίαἑλληνικά" style:family="text">
      <style:text-properties style:font-weight-complex="bold" style:font-size-complex="14pt"/>
    </style:style>
    <style:style style:name="T6165" style:parent-style-name="AncientGreekἈρχαίαἑλληνικά" style:family="text">
      <style:text-properties style:font-weight-complex="bold" style:font-size-complex="14pt" fo:language="el" fo:country="GR"/>
    </style:style>
    <style:style style:name="T6166" style:parent-style-name="AncientGreekἈρχαίαἑλληνικά" style:family="text">
      <style:text-properties style:font-weight-complex="bold" style:font-size-complex="14pt"/>
    </style:style>
    <style:style style:name="T6167" style:parent-style-name="AncientGreekἈρχαίαἑλληνικά" style:family="text">
      <style:text-properties style:font-weight-complex="bold" style:font-size-complex="14pt" fo:language="el" fo:country="GR"/>
    </style:style>
    <style:style style:name="T6168" style:parent-style-name="AncientGreekἈρχαίαἑλληνικά" style:family="text">
      <style:text-properties style:font-weight-complex="bold" style:font-size-complex="14pt"/>
    </style:style>
    <style:style style:name="T6169" style:parent-style-name="AncientGreekἈρχαίαἑλληνικά" style:family="text">
      <style:text-properties style:font-weight-complex="bold" style:font-size-complex="14pt" fo:language="el" fo:country="GR"/>
    </style:style>
    <style:style style:name="T6170" style:parent-style-name="AncientGreekἈρχαίαἑλληνικά" style:family="text">
      <style:text-properties style:font-weight-complex="bold" style:font-size-complex="14pt"/>
    </style:style>
    <style:style style:name="T6171" style:parent-style-name="AncientGreekἈρχαίαἑλληνικά" style:family="text">
      <style:text-properties style:font-weight-complex="bold" style:font-size-complex="14pt" fo:language="el" fo:country="GR"/>
    </style:style>
    <style:style style:name="T6172" style:parent-style-name="AncientGreekἈρχαίαἑλληνικά" style:family="text">
      <style:text-properties style:font-weight-complex="bold" style:font-size-complex="14pt"/>
    </style:style>
    <style:style style:name="T6173" style:parent-style-name="AncientGreekἈρχαίαἑλληνικά" style:family="text">
      <style:text-properties style:font-weight-complex="bold" style:font-size-complex="14pt" fo:language="el" fo:country="GR"/>
    </style:style>
    <style:style style:name="T6174" style:parent-style-name="AncientGreekἈρχαίαἑλληνικά" style:family="text">
      <style:text-properties style:font-weight-complex="bold" style:font-size-complex="14pt"/>
    </style:style>
    <style:style style:name="T6175" style:parent-style-name="AncientGreekἈρχαίαἑλληνικά" style:family="text">
      <style:text-properties style:font-weight-complex="bold" style:font-size-complex="14pt" fo:language="el" fo:country="GR"/>
    </style:style>
    <style:style style:name="T6176" style:parent-style-name="AncientGreekἈρχαίαἑλληνικά" style:family="text">
      <style:text-properties style:font-weight-complex="bold" style:font-size-complex="14pt"/>
    </style:style>
    <style:style style:name="T6177" style:parent-style-name="AncientGreekἈρχαίαἑλληνικά" style:family="text">
      <style:text-properties style:font-weight-complex="bold" style:font-size-complex="14pt" fo:language="el" fo:country="GR"/>
    </style:style>
    <style:style style:name="T6178" style:parent-style-name="AncientGreekἈρχαίαἑλληνικά" style:family="text">
      <style:text-properties style:font-weight-complex="bold" style:font-size-complex="14pt"/>
    </style:style>
    <style:style style:name="T6179" style:parent-style-name="AncientGreekἈρχαίαἑλληνικά" style:family="text">
      <style:text-properties style:font-weight-complex="bold" style:font-size-complex="14pt" fo:language="el" fo:country="GR"/>
    </style:style>
    <style:style style:name="T6180" style:parent-style-name="AncientGreekἈρχαίαἑλληνικά" style:family="text">
      <style:text-properties style:font-weight-complex="bold" style:font-size-complex="14pt"/>
    </style:style>
    <style:style style:name="T6181" style:parent-style-name="AncientGreekἈρχαίαἑλληνικά" style:family="text">
      <style:text-properties style:font-weight-complex="bold" style:font-size-complex="14pt" fo:language="el" fo:country="GR"/>
    </style:style>
    <style:style style:name="T6182" style:parent-style-name="AncientGreekἈρχαίαἑλληνικά" style:family="text">
      <style:text-properties style:font-weight-complex="bold" style:font-size-complex="14pt"/>
    </style:style>
    <style:style style:name="T6183" style:parent-style-name="AncientGreekἈρχαίαἑλληνικά" style:family="text">
      <style:text-properties style:font-weight-complex="bold" style:font-size-complex="14pt" fo:language="el" fo:country="GR"/>
    </style:style>
    <style:style style:name="T6184" style:parent-style-name="AncientGreekἈρχαίαἑλληνικά" style:family="text">
      <style:text-properties style:font-weight-complex="bold" style:font-size-complex="14pt"/>
    </style:style>
    <style:style style:name="T6185" style:parent-style-name="AncientGreekἈρχαίαἑλληνικά" style:family="text">
      <style:text-properties style:font-weight-complex="bold" style:font-size-complex="14pt" fo:language="el" fo:country="GR"/>
    </style:style>
    <style:style style:name="T6186" style:parent-style-name="AncientGreekἈρχαίαἑλληνικά" style:family="text">
      <style:text-properties style:font-weight-complex="bold" style:font-size-complex="14pt"/>
    </style:style>
    <style:style style:name="T6187" style:parent-style-name="AncientGreekἈρχαίαἑλληνικά" style:family="text">
      <style:text-properties style:font-weight-complex="bold" style:font-size-complex="14pt" fo:language="el" fo:country="GR"/>
    </style:style>
    <style:style style:name="T6188" style:parent-style-name="AncientGreekἈρχαίαἑλληνικά" style:family="text">
      <style:text-properties style:font-weight-complex="bold" style:font-size-complex="14pt"/>
    </style:style>
    <style:style style:name="T6189" style:parent-style-name="AncientGreekἈρχαίαἑλληνικά" style:family="text">
      <style:text-properties style:font-weight-complex="bold" style:font-size-complex="14pt" fo:language="el" fo:country="GR"/>
    </style:style>
    <style:style style:name="T6190" style:parent-style-name="AncientGreekἈρχαίαἑλληνικά" style:family="text">
      <style:text-properties style:font-weight-complex="bold" style:font-size-complex="14pt"/>
    </style:style>
    <style:style style:name="T6191" style:parent-style-name="AncientGreekἈρχαίαἑλληνικά" style:family="text">
      <style:text-properties style:font-weight-complex="bold" style:font-size-complex="14pt" fo:language="el" fo:country="GR"/>
    </style:style>
    <style:style style:name="T6192" style:parent-style-name="AncientGreekἈρχαίαἑλληνικά" style:family="text">
      <style:text-properties style:font-weight-complex="bold" style:font-size-complex="14pt"/>
    </style:style>
    <style:style style:name="T6193" style:parent-style-name="AncientGreekἈρχαίαἑλληνικά" style:family="text">
      <style:text-properties style:font-weight-complex="bold" style:font-size-complex="14pt" fo:language="el" fo:country="GR"/>
    </style:style>
    <style:style style:name="T6194" style:parent-style-name="AncientGreekἈρχαίαἑλληνικά" style:family="text">
      <style:text-properties style:font-weight-complex="bold" style:font-size-complex="14pt"/>
    </style:style>
    <style:style style:name="T6195" style:parent-style-name="AncientGreekἈρχαίαἑλληνικά" style:family="text">
      <style:text-properties style:font-weight-complex="bold" style:font-size-complex="14pt" fo:language="el" fo:country="GR"/>
    </style:style>
    <style:style style:name="T6196" style:parent-style-name="AncientGreekἈρχαίαἑλληνικά" style:family="text">
      <style:text-properties style:font-weight-complex="bold" style:font-size-complex="14pt"/>
    </style:style>
    <style:style style:name="T6197" style:parent-style-name="AncientGreekἈρχαίαἑλληνικά" style:family="text">
      <style:text-properties style:font-weight-complex="bold" style:font-size-complex="14pt" fo:language="el" fo:country="GR"/>
    </style:style>
    <style:style style:name="T6198" style:parent-style-name="AncientGreekἈρχαίαἑλληνικά" style:family="text">
      <style:text-properties style:font-weight-complex="bold" style:font-size-complex="14pt"/>
    </style:style>
    <style:style style:name="T6199" style:parent-style-name="AncientGreekἈρχαίαἑλληνικά" style:family="text">
      <style:text-properties style:font-weight-complex="bold" style:font-size-complex="14pt" fo:language="el" fo:country="GR"/>
    </style:style>
    <style:style style:name="T6200" style:parent-style-name="AncientGreekἈρχαίαἑλληνικά" style:family="text">
      <style:text-properties style:font-weight-complex="bold" style:font-size-complex="14pt"/>
    </style:style>
    <style:style style:name="T6201" style:parent-style-name="AncientGreekἈρχαίαἑλληνικά" style:family="text">
      <style:text-properties style:font-weight-complex="bold" style:font-size-complex="14pt" fo:language="el" fo:country="GR"/>
    </style:style>
    <style:style style:name="T6202" style:parent-style-name="AncientGreekἈρχαίαἑλληνικά" style:family="text">
      <style:text-properties style:font-weight-complex="bold" style:font-size-complex="14pt"/>
    </style:style>
    <style:style style:name="T6203" style:parent-style-name="AncientGreekἈρχαίαἑλληνικά" style:family="text">
      <style:text-properties style:font-weight-complex="bold" style:font-size-complex="14pt" fo:language="el" fo:country="GR"/>
    </style:style>
    <style:style style:name="T6204" style:parent-style-name="AncientGreekἈρχαίαἑλληνικά" style:family="text">
      <style:text-properties style:font-weight-complex="bold" style:font-size-complex="14pt"/>
    </style:style>
    <style:style style:name="T6205" style:parent-style-name="AncientGreekἈρχαίαἑλληνικά" style:family="text">
      <style:text-properties style:font-weight-complex="bold" style:font-size-complex="14pt" fo:language="el" fo:country="GR"/>
    </style:style>
    <style:style style:name="T6206" style:parent-style-name="AncientGreekἈρχαίαἑλληνικά" style:family="text">
      <style:text-properties style:font-weight-complex="bold" style:font-size-complex="14pt"/>
    </style:style>
    <style:style style:name="T6207" style:parent-style-name="AncientGreekἈρχαίαἑλληνικά" style:family="text">
      <style:text-properties style:font-weight-complex="bold" style:font-size-complex="14pt" fo:language="el" fo:country="GR"/>
    </style:style>
    <style:style style:name="T6208" style:parent-style-name="AncientGreekἈρχαίαἑλληνικά" style:family="text">
      <style:text-properties style:font-weight-complex="bold" style:font-size-complex="14pt"/>
    </style:style>
    <style:style style:name="T6209" style:parent-style-name="AncientGreekἈρχαίαἑλληνικά" style:family="text">
      <style:text-properties style:font-weight-complex="bold" style:font-size-complex="14pt" fo:language="el" fo:country="GR"/>
    </style:style>
    <style:style style:name="T6210" style:parent-style-name="AncientGreekἈρχαίαἑλληνικά" style:family="text">
      <style:text-properties style:font-weight-complex="bold" style:font-size-complex="14pt"/>
    </style:style>
    <style:style style:name="T6211" style:parent-style-name="AncientGreekἈρχαίαἑλληνικά" style:family="text">
      <style:text-properties style:font-weight-complex="bold" style:font-size-complex="14pt" fo:language="el" fo:country="GR"/>
    </style:style>
    <style:style style:name="T6212" style:parent-style-name="AncientGreekἈρχαίαἑλληνικά" style:family="text">
      <style:text-properties style:font-weight-complex="bold" style:font-size-complex="14pt"/>
    </style:style>
    <style:style style:name="T6213" style:parent-style-name="AncientGreekἈρχαίαἑλληνικά" style:family="text">
      <style:text-properties style:font-weight-complex="bold" style:font-size-complex="14pt" fo:language="el" fo:country="GR"/>
    </style:style>
    <style:style style:name="T6214" style:parent-style-name="AncientGreekἈρχαίαἑλληνικά" style:family="text">
      <style:text-properties style:font-weight-complex="bold" style:font-size-complex="14pt"/>
    </style:style>
    <style:style style:name="T6215" style:parent-style-name="AncientGreekἈρχαίαἑλληνικά" style:family="text">
      <style:text-properties style:font-weight-complex="bold" style:font-size-complex="14pt" fo:language="el" fo:country="GR"/>
    </style:style>
    <style:style style:name="T6216" style:parent-style-name="AncientGreekἈρχαίαἑλληνικά" style:family="text">
      <style:text-properties style:font-weight-complex="bold" style:font-size-complex="14pt"/>
    </style:style>
    <style:style style:name="T6217" style:parent-style-name="AncientGreekἈρχαίαἑλληνικά" style:family="text">
      <style:text-properties style:font-weight-complex="bold" style:font-size-complex="14pt" fo:language="el" fo:country="GR"/>
    </style:style>
    <style:style style:name="T6218" style:parent-style-name="AncientGreekἈρχαίαἑλληνικά" style:family="text">
      <style:text-properties style:font-weight-complex="bold" style:font-size-complex="14pt"/>
    </style:style>
    <style:style style:name="T6219" style:parent-style-name="AncientGreekἈρχαίαἑλληνικά" style:family="text">
      <style:text-properties style:font-weight-complex="bold" style:font-size-complex="14pt" fo:language="el" fo:country="GR"/>
    </style:style>
    <style:style style:name="T6220" style:parent-style-name="AncientGreekἈρχαίαἑλληνικά" style:family="text">
      <style:text-properties style:font-weight-complex="bold" style:font-size-complex="14pt"/>
    </style:style>
    <style:style style:name="T6221" style:parent-style-name="AncientGreekἈρχαίαἑλληνικά" style:family="text">
      <style:text-properties style:font-weight-complex="bold" style:font-size-complex="14pt" fo:language="el" fo:country="GR"/>
    </style:style>
    <style:style style:name="T6222" style:parent-style-name="AncientGreekἈρχαίαἑλληνικά" style:family="text">
      <style:text-properties style:font-weight-complex="bold" style:font-size-complex="14pt"/>
    </style:style>
    <style:style style:name="T6223" style:parent-style-name="AncientGreekἈρχαίαἑλληνικά" style:family="text">
      <style:text-properties style:font-weight-complex="bold" style:font-size-complex="14pt" fo:language="el" fo:country="GR"/>
    </style:style>
    <style:style style:name="T6224" style:parent-style-name="AncientGreekἈρχαίαἑλληνικά" style:family="text">
      <style:text-properties style:font-weight-complex="bold" style:font-size-complex="14pt"/>
    </style:style>
    <style:style style:name="T6225" style:parent-style-name="AncientGreekἈρχαίαἑλληνικά" style:family="text">
      <style:text-properties style:font-weight-complex="bold" style:font-size-complex="14pt" fo:language="el" fo:country="GR"/>
    </style:style>
    <style:style style:name="T6226" style:parent-style-name="AncientGreekἈρχαίαἑλληνικά" style:family="text">
      <style:text-properties style:font-weight-complex="bold" style:font-size-complex="14pt"/>
    </style:style>
    <style:style style:name="T6227" style:parent-style-name="AncientGreekἈρχαίαἑλληνικά" style:family="text">
      <style:text-properties style:font-weight-complex="bold" style:font-size-complex="14pt" fo:language="el" fo:country="GR"/>
    </style:style>
    <style:style style:name="T6228" style:parent-style-name="AncientGreekἈρχαίαἑλληνικά" style:family="text">
      <style:text-properties style:font-weight-complex="bold" style:font-size-complex="14pt"/>
    </style:style>
    <style:style style:name="T6229" style:parent-style-name="AncientGreekἈρχαίαἑλληνικά" style:family="text">
      <style:text-properties style:font-weight-complex="bold" style:font-size-complex="14pt" fo:language="el" fo:country="GR"/>
    </style:style>
    <style:style style:name="T6230" style:parent-style-name="AncientGreekἈρχαίαἑλληνικά" style:family="text">
      <style:text-properties style:font-weight-complex="bold" style:font-size-complex="14pt"/>
    </style:style>
    <style:style style:name="T6231" style:parent-style-name="AncientGreekἈρχαίαἑλληνικά" style:family="text">
      <style:text-properties style:font-weight-complex="bold" style:font-size-complex="14pt" fo:language="el" fo:country="GR"/>
    </style:style>
    <style:style style:name="T6232" style:parent-style-name="AncientGreekἈρχαίαἑλληνικά" style:family="text">
      <style:text-properties style:font-weight-complex="bold" style:font-size-complex="14pt"/>
    </style:style>
    <style:style style:name="T6233" style:parent-style-name="AncientGreekἈρχαίαἑλληνικά" style:family="text">
      <style:text-properties style:font-weight-complex="bold" style:font-size-complex="14pt" fo:language="el" fo:country="GR"/>
    </style:style>
    <style:style style:name="T6234" style:parent-style-name="AncientGreekἈρχαίαἑλληνικά" style:family="text">
      <style:text-properties style:font-weight-complex="bold" style:font-size-complex="14pt"/>
    </style:style>
    <style:style style:name="T6235" style:parent-style-name="AncientGreekἈρχαίαἑλληνικά" style:family="text">
      <style:text-properties style:font-weight-complex="bold" style:font-size-complex="14pt" fo:language="el" fo:country="GR"/>
    </style:style>
    <style:style style:name="T6236" style:parent-style-name="AncientGreekἈρχαίαἑλληνικά" style:family="text">
      <style:text-properties style:font-weight-complex="bold" style:font-size-complex="14pt"/>
    </style:style>
    <style:style style:name="T6237" style:parent-style-name="AncientGreekἈρχαίαἑλληνικά" style:family="text">
      <style:text-properties style:font-weight-complex="bold" style:font-size-complex="14pt" fo:language="el" fo:country="GR"/>
    </style:style>
    <style:style style:name="T6238" style:parent-style-name="AncientGreekἈρχαίαἑλληνικά" style:family="text">
      <style:text-properties style:font-weight-complex="bold" style:font-size-complex="14pt"/>
    </style:style>
    <style:style style:name="T6239" style:parent-style-name="AncientGreekἈρχαίαἑλληνικά" style:family="text">
      <style:text-properties style:font-weight-complex="bold" style:font-size-complex="14pt" fo:language="el" fo:country="GR"/>
    </style:style>
    <style:style style:name="T6240" style:parent-style-name="AncientGreekἈρχαίαἑλληνικά" style:family="text">
      <style:text-properties style:font-weight-complex="bold" style:font-size-complex="14pt"/>
    </style:style>
    <style:style style:name="T6241" style:parent-style-name="AncientGreekἈρχαίαἑλληνικά" style:family="text">
      <style:text-properties style:font-weight-complex="bold" style:font-size-complex="14pt" fo:language="el" fo:country="GR"/>
    </style:style>
    <style:style style:name="T6242" style:parent-style-name="AncientGreekἈρχαίαἑλληνικά" style:family="text">
      <style:text-properties style:font-weight-complex="bold" style:font-size-complex="14pt"/>
    </style:style>
    <style:style style:name="T6243" style:parent-style-name="AncientGreekἈρχαίαἑλληνικά" style:family="text">
      <style:text-properties style:font-weight-complex="bold" style:font-size-complex="14pt" fo:language="el" fo:country="GR"/>
    </style:style>
    <style:style style:name="T6244" style:parent-style-name="AncientGreekἈρχαίαἑλληνικά" style:family="text">
      <style:text-properties style:font-weight-complex="bold" style:font-size-complex="14pt"/>
    </style:style>
    <style:style style:name="T6245" style:parent-style-name="AncientGreekἈρχαίαἑλληνικά" style:family="text">
      <style:text-properties style:font-weight-complex="bold" style:font-size-complex="14pt" fo:language="el" fo:country="GR"/>
    </style:style>
    <style:style style:name="T6246" style:parent-style-name="AncientGreekἈρχαίαἑλληνικά" style:family="text">
      <style:text-properties style:font-weight-complex="bold" style:font-size-complex="14pt"/>
    </style:style>
    <style:style style:name="T6247" style:parent-style-name="AncientGreekἈρχαίαἑλληνικά" style:family="text">
      <style:text-properties style:font-weight-complex="bold" style:font-size-complex="14pt" fo:language="el" fo:country="GR"/>
    </style:style>
    <style:style style:name="T6248" style:parent-style-name="AncientGreekἈρχαίαἑλληνικά" style:family="text">
      <style:text-properties style:font-weight-complex="bold" style:font-size-complex="14pt"/>
    </style:style>
    <style:style style:name="T6249" style:parent-style-name="AncientGreekἈρχαίαἑλληνικά" style:family="text">
      <style:text-properties style:font-weight-complex="bold" style:font-size-complex="14pt" fo:language="el" fo:country="GR"/>
    </style:style>
    <style:style style:name="T6250" style:parent-style-name="AncientGreekἈρχαίαἑλληνικά" style:family="text">
      <style:text-properties style:font-weight-complex="bold" style:font-size-complex="14pt"/>
    </style:style>
    <style:style style:name="T6251" style:parent-style-name="AncientGreekἈρχαίαἑλληνικά" style:family="text">
      <style:text-properties style:font-weight-complex="bold" style:font-size-complex="14pt" fo:language="el" fo:country="GR"/>
    </style:style>
    <style:style style:name="T6252" style:parent-style-name="AncientGreekἈρχαίαἑλληνικά" style:family="text">
      <style:text-properties style:font-weight-complex="bold" style:font-size-complex="14pt"/>
    </style:style>
    <style:style style:name="T6253" style:parent-style-name="AncientGreekἈρχαίαἑλληνικά" style:family="text">
      <style:text-properties style:font-weight-complex="bold" style:font-size-complex="14pt" fo:language="el" fo:country="GR"/>
    </style:style>
    <style:style style:name="T6254" style:parent-style-name="AncientGreekἈρχαίαἑλληνικά" style:family="text">
      <style:text-properties style:font-weight-complex="bold" style:font-size-complex="14pt"/>
    </style:style>
    <style:style style:name="T6255" style:parent-style-name="AncientGreekἈρχαίαἑλληνικά" style:family="text">
      <style:text-properties style:font-weight-complex="bold" style:font-size-complex="14pt" fo:language="el" fo:country="GR"/>
    </style:style>
    <style:style style:name="T6256" style:parent-style-name="AncientGreekἈρχαίαἑλληνικά" style:family="text">
      <style:text-properties style:font-weight-complex="bold" style:font-size-complex="14pt"/>
    </style:style>
    <style:style style:name="T6257" style:parent-style-name="AncientGreekἈρχαίαἑλληνικά" style:family="text">
      <style:text-properties style:font-weight-complex="bold" style:font-size-complex="14pt" fo:language="el" fo:country="GR"/>
    </style:style>
    <style:style style:name="T6258" style:parent-style-name="AncientGreekἈρχαίαἑλληνικά" style:family="text">
      <style:text-properties style:font-weight-complex="bold" style:font-size-complex="14pt"/>
    </style:style>
    <style:style style:name="T6259" style:parent-style-name="AncientGreekἈρχαίαἑλληνικά" style:family="text">
      <style:text-properties style:font-weight-complex="bold" style:font-size-complex="14pt" fo:language="el" fo:country="GR"/>
    </style:style>
    <style:style style:name="T6260" style:parent-style-name="AncientGreekἈρχαίαἑλληνικά" style:family="text">
      <style:text-properties style:font-weight-complex="bold" style:font-size-complex="14pt"/>
    </style:style>
    <style:style style:name="T6261" style:parent-style-name="AncientGreekἈρχαίαἑλληνικά" style:family="text">
      <style:text-properties style:font-weight-complex="bold" style:font-size-complex="14pt" fo:language="el" fo:country="GR"/>
    </style:style>
    <style:style style:name="T6262" style:parent-style-name="AncientGreekἈρχαίαἑλληνικά" style:family="text">
      <style:text-properties style:font-weight-complex="bold" style:font-size-complex="14pt"/>
    </style:style>
    <style:style style:name="T6263" style:parent-style-name="AncientGreekἈρχαίαἑλληνικά" style:family="text">
      <style:text-properties style:font-weight-complex="bold" style:font-size-complex="14pt" fo:language="el" fo:country="GR"/>
    </style:style>
    <style:style style:name="T6264" style:parent-style-name="AncientGreekἈρχαίαἑλληνικά" style:family="text">
      <style:text-properties style:font-weight-complex="bold" style:font-size-complex="14pt"/>
    </style:style>
    <style:style style:name="T6265" style:parent-style-name="AncientGreekἈρχαίαἑλληνικά" style:family="text">
      <style:text-properties style:font-weight-complex="bold" style:font-size-complex="14pt" fo:language="el" fo:country="GR"/>
    </style:style>
    <style:style style:name="T6266" style:parent-style-name="AncientGreekἈρχαίαἑλληνικά" style:family="text">
      <style:text-properties style:font-weight-complex="bold" style:font-size-complex="14pt"/>
    </style:style>
    <style:style style:name="T6267" style:parent-style-name="AncientGreekἈρχαίαἑλληνικά" style:family="text">
      <style:text-properties style:font-weight-complex="bold" style:font-size-complex="14pt" fo:language="el" fo:country="GR"/>
    </style:style>
    <style:style style:name="T6268" style:parent-style-name="AncientGreekἈρχαίαἑλληνικά" style:family="text">
      <style:text-properties style:font-weight-complex="bold" style:font-size-complex="14pt"/>
    </style:style>
    <style:style style:name="T6269" style:parent-style-name="AncientGreekἈρχαίαἑλληνικά" style:family="text">
      <style:text-properties style:font-weight-complex="bold" style:font-size-complex="14pt" fo:language="el" fo:country="GR"/>
    </style:style>
    <style:style style:name="T6270" style:parent-style-name="AncientGreekἈρχαίαἑλληνικά" style:family="text">
      <style:text-properties style:font-weight-complex="bold" style:font-size-complex="14pt"/>
    </style:style>
    <style:style style:name="T6271" style:parent-style-name="AncientGreekἈρχαίαἑλληνικά" style:family="text">
      <style:text-properties style:font-weight-complex="bold" style:font-size-complex="14pt" fo:language="el" fo:country="GR"/>
    </style:style>
    <style:style style:name="T6272" style:parent-style-name="AncientGreekἈρχαίαἑλληνικά" style:family="text">
      <style:text-properties style:font-weight-complex="bold" style:font-size-complex="14pt"/>
    </style:style>
    <style:style style:name="T6273" style:parent-style-name="AncientGreekἈρχαίαἑλληνικά" style:family="text">
      <style:text-properties style:font-weight-complex="bold" style:font-size-complex="14pt" fo:language="el" fo:country="GR"/>
    </style:style>
    <style:style style:name="T6274" style:parent-style-name="AncientGreekἈρχαίαἑλληνικά" style:family="text">
      <style:text-properties style:font-weight-complex="bold" style:font-size-complex="14pt"/>
    </style:style>
    <style:style style:name="T6275" style:parent-style-name="AncientGreekἈρχαίαἑλληνικά" style:family="text">
      <style:text-properties style:font-weight-complex="bold" style:font-size-complex="14pt" fo:language="el" fo:country="GR"/>
    </style:style>
    <style:style style:name="T6276" style:parent-style-name="AncientGreekἈρχαίαἑλληνικά" style:family="text">
      <style:text-properties style:font-weight-complex="bold" style:font-size-complex="14pt"/>
    </style:style>
    <style:style style:name="T6277" style:parent-style-name="AncientGreekἈρχαίαἑλληνικά" style:family="text">
      <style:text-properties style:font-weight-complex="bold" style:font-size-complex="14pt" fo:language="el" fo:country="GR"/>
    </style:style>
    <style:style style:name="T6278" style:parent-style-name="AncientGreekἈρχαίαἑλληνικά" style:family="text">
      <style:text-properties style:font-weight-complex="bold" style:font-size-complex="14pt"/>
    </style:style>
    <style:style style:name="T6279" style:parent-style-name="AncientGreekἈρχαίαἑλληνικά" style:family="text">
      <style:text-properties style:font-weight-complex="bold" style:font-size-complex="14pt" fo:language="el" fo:country="GR"/>
    </style:style>
    <style:style style:name="T6280" style:parent-style-name="AncientGreekἈρχαίαἑλληνικά" style:family="text">
      <style:text-properties style:font-weight-complex="bold" style:font-size-complex="14pt"/>
    </style:style>
    <style:style style:name="T6281" style:parent-style-name="AncientGreekἈρχαίαἑλληνικά" style:family="text">
      <style:text-properties style:font-weight-complex="bold" style:font-size-complex="14pt" fo:language="el" fo:country="GR"/>
    </style:style>
    <style:style style:name="T6282" style:parent-style-name="AncientGreekἈρχαίαἑλληνικά" style:family="text">
      <style:text-properties style:font-weight-complex="bold" style:font-size-complex="14pt"/>
    </style:style>
    <style:style style:name="T6283" style:parent-style-name="AncientGreekἈρχαίαἑλληνικά" style:family="text">
      <style:text-properties style:font-weight-complex="bold" style:font-size-complex="14pt" fo:language="el" fo:country="GR"/>
    </style:style>
    <style:style style:name="T6284" style:parent-style-name="AncientGreekἈρχαίαἑλληνικά" style:family="text">
      <style:text-properties style:font-weight-complex="bold" style:font-size-complex="14pt"/>
    </style:style>
    <style:style style:name="T6285" style:parent-style-name="AncientGreekἈρχαίαἑλληνικά" style:family="text">
      <style:text-properties style:font-weight-complex="bold" style:font-size-complex="14pt" fo:language="el" fo:country="GR"/>
    </style:style>
    <style:style style:name="T6286" style:parent-style-name="AncientGreekἈρχαίαἑλληνικά" style:family="text">
      <style:text-properties style:font-weight-complex="bold" style:font-size-complex="14pt"/>
    </style:style>
    <style:style style:name="T6287" style:parent-style-name="AncientGreekἈρχαίαἑλληνικά" style:family="text">
      <style:text-properties style:font-weight-complex="bold" style:font-size-complex="14pt" fo:language="el" fo:country="GR"/>
    </style:style>
    <style:style style:name="T6288" style:parent-style-name="AncientGreekἈρχαίαἑλληνικά" style:family="text">
      <style:text-properties style:font-weight-complex="bold" style:font-size-complex="14pt"/>
    </style:style>
    <style:style style:name="T6289" style:parent-style-name="AncientGreekἈρχαίαἑλληνικά" style:family="text">
      <style:text-properties style:font-weight-complex="bold" style:font-size-complex="14pt" fo:language="el" fo:country="GR"/>
    </style:style>
    <style:style style:name="T6290" style:parent-style-name="AncientGreekἈρχαίαἑλληνικά" style:family="text">
      <style:text-properties style:font-weight-complex="bold" style:font-size-complex="14pt"/>
    </style:style>
    <style:style style:name="T6291" style:parent-style-name="AncientGreekἈρχαίαἑλληνικά" style:family="text">
      <style:text-properties style:font-weight-complex="bold" style:font-size-complex="14pt" fo:language="el" fo:country="GR"/>
    </style:style>
    <style:style style:name="T6292" style:parent-style-name="AncientGreekἈρχαίαἑλληνικά" style:family="text">
      <style:text-properties style:font-weight-complex="bold" style:font-size-complex="14pt"/>
    </style:style>
    <style:style style:name="T6293" style:parent-style-name="AncientGreekἈρχαίαἑλληνικά" style:family="text">
      <style:text-properties style:font-weight-complex="bold" style:font-size-complex="14pt" fo:language="el" fo:country="GR"/>
    </style:style>
    <style:style style:name="T6294" style:parent-style-name="AncientGreekἈρχαίαἑλληνικά" style:family="text">
      <style:text-properties style:font-weight-complex="bold" style:font-size-complex="14pt"/>
    </style:style>
    <style:style style:name="T6295" style:parent-style-name="AncientGreekἈρχαίαἑλληνικά" style:family="text">
      <style:text-properties style:font-weight-complex="bold" style:font-size-complex="14pt" fo:language="el" fo:country="GR"/>
    </style:style>
    <style:style style:name="T6296" style:parent-style-name="AncientGreekἈρχαίαἑλληνικά" style:family="text">
      <style:text-properties style:font-weight-complex="bold" style:font-size-complex="14pt"/>
    </style:style>
    <style:style style:name="T6297" style:parent-style-name="AncientGreekἈρχαίαἑλληνικά" style:family="text">
      <style:text-properties style:font-weight-complex="bold" style:font-size-complex="14pt" fo:language="el" fo:country="GR"/>
    </style:style>
    <style:style style:name="T6298" style:parent-style-name="AncientGreekἈρχαίαἑλληνικά" style:family="text">
      <style:text-properties style:font-weight-complex="bold" style:font-size-complex="14pt"/>
    </style:style>
    <style:style style:name="T6299" style:parent-style-name="AncientGreekἈρχαίαἑλληνικά" style:family="text">
      <style:text-properties style:font-weight-complex="bold" style:font-size-complex="14pt" fo:language="el" fo:country="GR"/>
    </style:style>
    <style:style style:name="T6300" style:parent-style-name="AncientGreekἈρχαίαἑλληνικά" style:family="text">
      <style:text-properties style:font-weight-complex="bold" style:font-size-complex="14pt"/>
    </style:style>
    <style:style style:name="T6301" style:parent-style-name="AncientGreekἈρχαίαἑλληνικά" style:family="text">
      <style:text-properties style:font-weight-complex="bold" style:font-size-complex="14pt" fo:language="el" fo:country="GR"/>
    </style:style>
    <style:style style:name="T6302" style:parent-style-name="AncientGreekἈρχαίαἑλληνικά" style:family="text">
      <style:text-properties style:font-weight-complex="bold" style:font-size-complex="14pt"/>
    </style:style>
    <style:style style:name="T6303" style:parent-style-name="AncientGreekἈρχαίαἑλληνικά" style:family="text">
      <style:text-properties style:font-weight-complex="bold" style:font-size-complex="14pt" fo:language="el" fo:country="GR"/>
    </style:style>
    <style:style style:name="T6304" style:parent-style-name="AncientGreekἈρχαίαἑλληνικά" style:family="text">
      <style:text-properties style:font-weight-complex="bold" style:font-size-complex="14pt"/>
    </style:style>
    <style:style style:name="T6305" style:parent-style-name="AncientGreekἈρχαίαἑλληνικά" style:family="text">
      <style:text-properties style:font-weight-complex="bold" style:font-size-complex="14pt" fo:language="el" fo:country="GR"/>
    </style:style>
    <style:style style:name="T6306" style:parent-style-name="AncientGreekἈρχαίαἑλληνικά" style:family="text">
      <style:text-properties style:font-weight-complex="bold" style:font-size-complex="14pt"/>
    </style:style>
    <style:style style:name="T6307" style:parent-style-name="AncientGreekἈρχαίαἑλληνικά" style:family="text">
      <style:text-properties style:font-weight-complex="bold" style:font-size-complex="14pt" fo:language="el" fo:country="GR"/>
    </style:style>
    <style:style style:name="T6308" style:parent-style-name="AncientGreekἈρχαίαἑλληνικά" style:family="text">
      <style:text-properties style:font-weight-complex="bold" style:font-size-complex="14pt"/>
    </style:style>
    <style:style style:name="T6309" style:parent-style-name="AncientGreekἈρχαίαἑλληνικά" style:family="text">
      <style:text-properties style:font-weight-complex="bold" style:font-size-complex="14pt" fo:language="el" fo:country="GR"/>
    </style:style>
    <style:style style:name="T6310" style:parent-style-name="AncientGreekἈρχαίαἑλληνικά" style:family="text">
      <style:text-properties style:font-weight-complex="bold" style:font-size-complex="14pt"/>
    </style:style>
    <style:style style:name="T6311" style:parent-style-name="AncientGreekἈρχαίαἑλληνικά" style:family="text">
      <style:text-properties style:font-weight-complex="bold" style:font-size-complex="14pt" fo:language="el" fo:country="GR"/>
    </style:style>
    <style:style style:name="T6312" style:parent-style-name="AncientGreekἈρχαίαἑλληνικά" style:family="text">
      <style:text-properties style:font-weight-complex="bold" style:font-size-complex="14pt"/>
    </style:style>
    <style:style style:name="T6313" style:parent-style-name="AncientGreekἈρχαίαἑλληνικά" style:family="text">
      <style:text-properties style:font-weight-complex="bold" style:font-size-complex="14pt" fo:language="el" fo:country="GR"/>
    </style:style>
    <style:style style:name="T6314" style:parent-style-name="AncientGreekἈρχαίαἑλληνικά" style:family="text">
      <style:text-properties style:font-weight-complex="bold" style:font-size-complex="14pt"/>
    </style:style>
    <style:style style:name="T6315" style:parent-style-name="AncientGreekἈρχαίαἑλληνικά" style:family="text">
      <style:text-properties style:font-weight-complex="bold" style:font-size-complex="14pt" fo:language="el" fo:country="GR"/>
    </style:style>
    <style:style style:name="T6316" style:parent-style-name="AncientGreekἈρχαίαἑλληνικά" style:family="text">
      <style:text-properties style:font-weight-complex="bold" style:font-size-complex="14pt"/>
    </style:style>
    <style:style style:name="T6317" style:parent-style-name="AncientGreekἈρχαίαἑλληνικά" style:family="text">
      <style:text-properties style:font-weight-complex="bold" style:font-size-complex="14pt" fo:language="el" fo:country="GR"/>
    </style:style>
    <style:style style:name="T6318" style:parent-style-name="AncientGreekἈρχαίαἑλληνικά" style:family="text">
      <style:text-properties style:font-weight-complex="bold" style:font-size-complex="14pt"/>
    </style:style>
    <style:style style:name="T6319" style:parent-style-name="AncientGreekἈρχαίαἑλληνικά" style:family="text">
      <style:text-properties style:font-weight-complex="bold" style:font-size-complex="14pt" fo:language="el" fo:country="GR"/>
    </style:style>
    <style:style style:name="T6320" style:parent-style-name="AncientGreekἈρχαίαἑλληνικά" style:family="text">
      <style:text-properties style:font-weight-complex="bold" style:font-size-complex="14pt"/>
    </style:style>
    <style:style style:name="T6321" style:parent-style-name="AncientGreekἈρχαίαἑλληνικά" style:family="text">
      <style:text-properties style:font-weight-complex="bold" style:font-size-complex="14pt" fo:language="el" fo:country="GR"/>
    </style:style>
    <style:style style:name="T6322" style:parent-style-name="AncientGreekἈρχαίαἑλληνικά" style:family="text">
      <style:text-properties style:font-weight-complex="bold" style:font-size-complex="14pt"/>
    </style:style>
    <style:style style:name="T6323" style:parent-style-name="AncientGreekἈρχαίαἑλληνικά" style:family="text">
      <style:text-properties style:font-weight-complex="bold" style:font-size-complex="14pt" fo:language="el" fo:country="GR"/>
    </style:style>
    <style:style style:name="T6324" style:parent-style-name="AncientGreekἈρχαίαἑλληνικά" style:family="text">
      <style:text-properties style:font-weight-complex="bold" style:font-size-complex="14pt"/>
    </style:style>
    <style:style style:name="T6325" style:parent-style-name="AncientGreekἈρχαίαἑλληνικά" style:family="text">
      <style:text-properties style:font-weight-complex="bold" style:font-size-complex="14pt" fo:language="el" fo:country="GR"/>
    </style:style>
    <style:style style:name="T6326" style:parent-style-name="AncientGreekἈρχαίαἑλληνικά" style:family="text">
      <style:text-properties style:font-weight-complex="bold" style:font-size-complex="14pt"/>
    </style:style>
    <style:style style:name="T6327" style:parent-style-name="AncientGreekἈρχαίαἑλληνικά" style:family="text">
      <style:text-properties style:font-weight-complex="bold" style:font-size-complex="14pt" fo:language="el" fo:country="GR"/>
    </style:style>
    <style:style style:name="T6328" style:parent-style-name="AncientGreekἈρχαίαἑλληνικά" style:family="text">
      <style:text-properties style:font-weight-complex="bold" style:font-size-complex="14pt"/>
    </style:style>
    <style:style style:name="T6329" style:parent-style-name="AncientGreekἈρχαίαἑλληνικά" style:family="text">
      <style:text-properties style:font-weight-complex="bold" style:font-size-complex="14pt" fo:language="el" fo:country="GR"/>
    </style:style>
    <style:style style:name="T6330" style:parent-style-name="AncientGreekἈρχαίαἑλληνικά" style:family="text">
      <style:text-properties style:font-weight-complex="bold" style:font-size-complex="14pt"/>
    </style:style>
    <style:style style:name="T6331" style:parent-style-name="AncientGreekἈρχαίαἑλληνικά" style:family="text">
      <style:text-properties style:font-weight-complex="bold" style:font-size-complex="14pt" fo:language="el" fo:country="GR"/>
    </style:style>
    <style:style style:name="T6332" style:parent-style-name="AncientGreekἈρχαίαἑλληνικά" style:family="text">
      <style:text-properties style:font-weight-complex="bold" style:font-size-complex="14pt"/>
    </style:style>
    <style:style style:name="T6333" style:parent-style-name="AncientGreekἈρχαίαἑλληνικά" style:family="text">
      <style:text-properties style:font-weight-complex="bold" style:font-size-complex="14pt" fo:language="el" fo:country="GR"/>
    </style:style>
    <style:style style:name="T6334" style:parent-style-name="AncientGreekἈρχαίαἑλληνικά" style:family="text">
      <style:text-properties style:font-weight-complex="bold" style:font-size-complex="14pt"/>
    </style:style>
    <style:style style:name="T6335" style:parent-style-name="AncientGreekἈρχαίαἑλληνικά" style:family="text">
      <style:text-properties style:font-weight-complex="bold" style:font-size-complex="14pt" fo:language="el" fo:country="GR"/>
    </style:style>
    <style:style style:name="T6336" style:parent-style-name="AncientGreekἈρχαίαἑλληνικά" style:family="text">
      <style:text-properties style:font-weight-complex="bold" style:font-size-complex="14pt"/>
    </style:style>
    <style:style style:name="T6337" style:parent-style-name="AncientGreekἈρχαίαἑλληνικά" style:family="text">
      <style:text-properties style:font-weight-complex="bold" style:font-size-complex="14pt" fo:language="el" fo:country="GR"/>
    </style:style>
    <style:style style:name="T6338" style:parent-style-name="AncientGreekἈρχαίαἑλληνικά" style:family="text">
      <style:text-properties style:font-weight-complex="bold" style:font-size-complex="14pt"/>
    </style:style>
    <style:style style:name="T6339" style:parent-style-name="AncientGreekἈρχαίαἑλληνικά" style:family="text">
      <style:text-properties style:font-weight-complex="bold" style:font-size-complex="14pt" fo:language="el" fo:country="GR"/>
    </style:style>
    <style:style style:name="T6340" style:parent-style-name="AncientGreekἈρχαίαἑλληνικά" style:family="text">
      <style:text-properties style:font-weight-complex="bold" style:font-size-complex="14pt"/>
    </style:style>
    <style:style style:name="P6341" style:parent-style-name="Standard" style:family="paragraph">
      <style:paragraph-properties fo:widows="0" fo:orphans="0">
        <style:tab-stops>
          <style:tab-stop style:type="left" style:position="2.1979in"/>
        </style:tab-stops>
      </style:paragraph-properties>
    </style:style>
    <style:style style:name="T6342" style:parent-style-name="AncientGreekἈρχαίαἑλληνικά" style:family="text">
      <style:text-properties style:font-weight-complex="bold" style:font-size-complex="14pt" fo:language="el" fo:country="GR"/>
    </style:style>
    <style:style style:name="T6343" style:parent-style-name="AncientGreekἈρχαίαἑλληνικά" style:family="text">
      <style:text-properties style:font-weight-complex="bold" style:font-size-complex="14pt"/>
    </style:style>
    <style:style style:name="T6344" style:parent-style-name="AncientGreekἈρχαίαἑλληνικά" style:family="text">
      <style:text-properties style:font-weight-complex="bold" style:font-size-complex="14pt" fo:language="el" fo:country="GR"/>
    </style:style>
    <style:style style:name="T6345" style:parent-style-name="AncientGreekἈρχαίαἑλληνικά" style:family="text">
      <style:text-properties style:font-weight-complex="bold" style:font-size-complex="14pt"/>
    </style:style>
    <style:style style:name="T6346" style:parent-style-name="AncientGreekἈρχαίαἑλληνικά" style:family="text">
      <style:text-properties style:font-weight-complex="bold" style:font-size-complex="14pt" fo:language="el" fo:country="GR"/>
    </style:style>
    <style:style style:name="T6347" style:parent-style-name="AncientGreekἈρχαίαἑλληνικά" style:family="text">
      <style:text-properties style:font-weight-complex="bold" style:font-size-complex="14pt"/>
    </style:style>
    <style:style style:name="T6348" style:parent-style-name="AncientGreekἈρχαίαἑλληνικά" style:family="text">
      <style:text-properties style:font-weight-complex="bold" style:font-size-complex="14pt" fo:language="el" fo:country="GR"/>
    </style:style>
    <style:style style:name="T6349" style:parent-style-name="AncientGreekἈρχαίαἑλληνικά" style:family="text">
      <style:text-properties style:font-weight-complex="bold" style:font-size-complex="14pt"/>
    </style:style>
    <style:style style:name="T6350" style:parent-style-name="AncientGreekἈρχαίαἑλληνικά" style:family="text">
      <style:text-properties style:font-weight-complex="bold" style:font-size-complex="14pt" fo:language="el" fo:country="GR"/>
    </style:style>
    <style:style style:name="T6351" style:parent-style-name="AncientGreekἈρχαίαἑλληνικά" style:family="text">
      <style:text-properties style:font-weight-complex="bold" style:font-size-complex="14pt"/>
    </style:style>
    <style:style style:name="T6352" style:parent-style-name="AncientGreekἈρχαίαἑλληνικά" style:family="text">
      <style:text-properties style:font-weight-complex="bold" style:font-size-complex="14pt" fo:language="el" fo:country="GR"/>
    </style:style>
    <style:style style:name="T6353" style:parent-style-name="AncientGreekἈρχαίαἑλληνικά" style:family="text">
      <style:text-properties style:font-weight-complex="bold" style:font-size-complex="14pt"/>
    </style:style>
    <style:style style:name="T6354" style:parent-style-name="AncientGreekἈρχαίαἑλληνικά" style:family="text">
      <style:text-properties style:font-weight-complex="bold" style:font-size-complex="14pt" fo:language="el" fo:country="GR"/>
    </style:style>
    <style:style style:name="T6355" style:parent-style-name="AncientGreekἈρχαίαἑλληνικά" style:family="text">
      <style:text-properties style:font-weight-complex="bold" style:font-size-complex="14pt"/>
    </style:style>
    <style:style style:name="T6356" style:parent-style-name="AncientGreekἈρχαίαἑλληνικά" style:family="text">
      <style:text-properties style:font-weight-complex="bold" style:font-size-complex="14pt" fo:language="el" fo:country="GR"/>
    </style:style>
    <style:style style:name="T6357" style:parent-style-name="AncientGreekἈρχαίαἑλληνικά" style:family="text">
      <style:text-properties style:font-weight-complex="bold" style:font-size-complex="14pt"/>
    </style:style>
    <style:style style:name="T6358" style:parent-style-name="AncientGreekἈρχαίαἑλληνικά" style:family="text">
      <style:text-properties style:font-weight-complex="bold" style:font-size-complex="14pt" fo:language="el" fo:country="GR"/>
    </style:style>
    <style:style style:name="T6359" style:parent-style-name="AncientGreekἈρχαίαἑλληνικά" style:family="text">
      <style:text-properties style:font-weight-complex="bold" style:font-size-complex="14pt"/>
    </style:style>
    <style:style style:name="T6360" style:parent-style-name="AncientGreekἈρχαίαἑλληνικά" style:family="text">
      <style:text-properties style:font-weight-complex="bold" style:font-size-complex="14pt" fo:language="el" fo:country="GR"/>
    </style:style>
    <style:style style:name="T6361" style:parent-style-name="AncientGreekἈρχαίαἑλληνικά" style:family="text">
      <style:text-properties style:font-weight-complex="bold" style:font-size-complex="14pt"/>
    </style:style>
    <style:style style:name="T6362" style:parent-style-name="AncientGreekἈρχαίαἑλληνικά" style:family="text">
      <style:text-properties style:font-weight-complex="bold" style:font-size-complex="14pt" fo:language="el" fo:country="GR"/>
    </style:style>
    <style:style style:name="T6363" style:parent-style-name="AncientGreekἈρχαίαἑλληνικά" style:family="text">
      <style:text-properties style:font-weight-complex="bold" style:font-size-complex="14pt"/>
    </style:style>
    <style:style style:name="T6364" style:parent-style-name="AncientGreekἈρχαίαἑλληνικά" style:family="text">
      <style:text-properties style:font-weight-complex="bold" style:font-size-complex="14pt" fo:language="el" fo:country="GR"/>
    </style:style>
    <style:style style:name="T6365" style:parent-style-name="AncientGreekἈρχαίαἑλληνικά" style:family="text">
      <style:text-properties style:font-weight-complex="bold" style:font-size-complex="14pt"/>
    </style:style>
    <style:style style:name="T6366" style:parent-style-name="AncientGreekἈρχαίαἑλληνικά" style:family="text">
      <style:text-properties style:font-weight-complex="bold" style:font-size-complex="14pt" fo:language="el" fo:country="GR"/>
    </style:style>
    <style:style style:name="T6367" style:parent-style-name="AncientGreekἈρχαίαἑλληνικά" style:family="text">
      <style:text-properties style:font-weight-complex="bold" style:font-size-complex="14pt"/>
    </style:style>
    <style:style style:name="T6368" style:parent-style-name="AncientGreekἈρχαίαἑλληνικά" style:family="text">
      <style:text-properties style:font-weight-complex="bold" style:font-size-complex="14pt" fo:language="el" fo:country="GR"/>
    </style:style>
    <style:style style:name="T6369" style:parent-style-name="AncientGreekἈρχαίαἑλληνικά" style:family="text">
      <style:text-properties style:font-weight-complex="bold" style:font-size-complex="14pt"/>
    </style:style>
    <style:style style:name="TableCell6370" style:family="table-cell">
      <style:table-cell-properties fo:border="0.0069in solid #000000" fo:background-color="#FFFFFF" style:writing-mode="lr-tb" fo:padding-top="0in" fo:padding-left="0.1527in" fo:padding-bottom="0in" fo:padding-right="0.15in"/>
    </style:style>
    <style:style style:name="P6371" style:parent-style-name="Standard" style:family="paragraph">
      <style:paragraph-properties fo:widows="0" fo:orphans="0"/>
      <style:text-properties style:font-name="AncientGreek"/>
    </style:style>
    <style:style style:name="P6372" style:parent-style-name="Standard" style:family="paragraph">
      <style:paragraph-properties fo:widows="0" fo:orphans="0"/>
      <style:text-properties style:font-name="AncientGreek"/>
    </style:style>
    <style:style style:name="P6373" style:parent-style-name="Standard" style:family="paragraph">
      <style:paragraph-properties fo:widows="0" fo:orphans="0"/>
      <style:text-properties style:font-name="AncientGreek"/>
    </style:style>
    <style:style style:name="P6374" style:parent-style-name="Standard" style:family="paragraph">
      <style:paragraph-properties fo:widows="0" fo:orphans="0"/>
      <style:text-properties style:font-name="AncientGreek"/>
    </style:style>
    <style:style style:name="P6375" style:parent-style-name="Standard" style:family="paragraph">
      <style:paragraph-properties fo:widows="0" fo:orphans="0"/>
      <style:text-properties style:font-name="AncientGreek"/>
    </style:style>
    <style:style style:name="TableRow6376" style:family="table-row">
      <style:table-row-properties style:min-row-height="0.0138in" style:use-optimal-row-height="false" fo:keep-together="always"/>
    </style:style>
    <style:style style:name="TableCell6377" style:family="table-cell">
      <style:table-cell-properties fo:border="0.0069in solid #000000" fo:background-color="#FFFFFF" style:writing-mode="lr-tb" fo:padding-top="0in" fo:padding-left="0.1527in" fo:padding-bottom="0in" fo:padding-right="0.15in"/>
    </style:style>
    <style:style style:name="P6378" style:parent-style-name="Standard" style:family="paragraph">
      <style:paragraph-properties fo:keep-with-next="always" fo:widows="0" fo:orphans="0" fo:text-align="center">
        <style:tab-stops>
          <style:tab-stop style:type="center" style:position="1in"/>
          <style:tab-stop style:type="left" style:position="2.3958in"/>
        </style:tab-stops>
      </style:paragraph-properties>
    </style:style>
    <style:style style:name="T6379" style:parent-style-name="AncientGreekἈρχαίαἑλληνικά" style:family="text">
      <style:text-properties fo:font-weight="bold" style:font-weight-asian="bold" style:font-weight-complex="bold" fo:font-size="18pt" style:font-size-asian="18pt" style:font-size-complex="14pt"/>
    </style:style>
    <style:style style:name="T63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381" style:parent-style-name="AncientGreekἈρχαίαἑλληνικά" style:family="text">
      <style:text-properties fo:font-weight="bold" style:font-weight-asian="bold" style:font-weight-complex="bold" fo:font-size="18pt" style:font-size-asian="18pt" style:font-size-complex="14pt"/>
    </style:style>
    <style:style style:name="T638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383" style:parent-style-name="AncientGreekἈρχαίαἑλληνικά" style:family="text">
      <style:text-properties fo:font-weight="bold" style:font-weight-asian="bold" style:font-weight-complex="bold" fo:font-size="18pt" style:font-size-asian="18pt" style:font-size-complex="14pt"/>
    </style:style>
    <style:style style:name="T638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385" style:parent-style-name="AncientGreekἈρχαίαἑλληνικά" style:family="text">
      <style:text-properties fo:font-weight="bold" style:font-weight-asian="bold" style:font-weight-complex="bold" fo:font-size="18pt" style:font-size-asian="18pt" style:font-size-complex="14pt"/>
    </style:style>
    <style:style style:name="T6386" style:parent-style-name="AncientGreekἈρχαίαἑλληνικά" style:family="text">
      <style:text-properties fo:font-weight="bold" style:font-weight-asian="bold" style:font-weight-complex="bold" fo:font-size="18pt" style:font-size-asian="18pt" style:font-size-complex="14pt"/>
    </style:style>
    <style:style style:name="T6387" style:parent-style-name="AncientGreekἈρχαίαἑλληνικά" style:family="text">
      <style:text-properties style:font-weight-complex="bold" style:font-size-complex="14pt" fo:language="el" fo:country="GR"/>
    </style:style>
    <style:style style:name="T6388" style:parent-style-name="AncientGreekἈρχαίαἑλληνικά" style:family="text">
      <style:text-properties style:font-weight-complex="bold" style:font-size-complex="14pt"/>
    </style:style>
    <style:style style:name="T6389" style:parent-style-name="AncientGreekἈρχαίαἑλληνικά" style:family="text">
      <style:text-properties style:font-weight-complex="bold" style:font-size-complex="14pt" fo:language="el" fo:country="GR"/>
    </style:style>
    <style:style style:name="T6390" style:parent-style-name="AncientGreekἈρχαίαἑλληνικά" style:family="text">
      <style:text-properties style:font-weight-complex="bold" style:font-size-complex="14pt"/>
    </style:style>
    <style:style style:name="T6391" style:parent-style-name="AncientGreekἈρχαίαἑλληνικά" style:family="text">
      <style:text-properties style:font-weight-complex="bold" style:font-size-complex="14pt" fo:language="el" fo:country="GR"/>
    </style:style>
    <style:style style:name="T6392" style:parent-style-name="AncientGreekἈρχαίαἑλληνικά" style:family="text">
      <style:text-properties style:font-weight-complex="bold" style:font-size-complex="14pt"/>
    </style:style>
    <style:style style:name="T6393" style:parent-style-name="AncientGreekἈρχαίαἑλληνικά" style:family="text">
      <style:text-properties style:font-weight-complex="bold" style:font-size-complex="14pt" fo:language="el" fo:country="GR"/>
    </style:style>
    <style:style style:name="T6394" style:parent-style-name="AncientGreekἈρχαίαἑλληνικά" style:family="text">
      <style:text-properties style:font-weight-complex="bold" style:font-size-complex="14pt"/>
    </style:style>
    <style:style style:name="T6395" style:parent-style-name="AncientGreekἈρχαίαἑλληνικά" style:family="text">
      <style:text-properties style:font-weight-complex="bold" style:font-size-complex="14pt" fo:language="el" fo:country="GR"/>
    </style:style>
    <style:style style:name="T6396" style:parent-style-name="AncientGreekἈρχαίαἑλληνικά" style:family="text">
      <style:text-properties style:font-weight-complex="bold" style:font-size-complex="14pt"/>
    </style:style>
    <style:style style:name="T6397" style:parent-style-name="AncientGreekἈρχαίαἑλληνικά" style:family="text">
      <style:text-properties style:font-weight-complex="bold" style:font-size-complex="14pt" fo:language="el" fo:country="GR"/>
    </style:style>
    <style:style style:name="T6398" style:parent-style-name="AncientGreekἈρχαίαἑλληνικά" style:family="text">
      <style:text-properties style:font-weight-complex="bold" style:font-size-complex="14pt"/>
    </style:style>
    <style:style style:name="T6399" style:parent-style-name="AncientGreekἈρχαίαἑλληνικά" style:family="text">
      <style:text-properties style:font-weight-complex="bold" style:font-size-complex="14pt" fo:language="el" fo:country="GR"/>
    </style:style>
    <style:style style:name="T6400" style:parent-style-name="AncientGreekἈρχαίαἑλληνικά" style:family="text">
      <style:text-properties style:font-weight-complex="bold" style:font-size-complex="14pt"/>
    </style:style>
    <style:style style:name="T6401" style:parent-style-name="AncientGreekἈρχαίαἑλληνικά" style:family="text">
      <style:text-properties style:font-weight-complex="bold" style:font-size-complex="14pt" fo:language="el" fo:country="GR"/>
    </style:style>
    <style:style style:name="T6402" style:parent-style-name="AncientGreekἈρχαίαἑλληνικά" style:family="text">
      <style:text-properties style:font-weight-complex="bold" style:font-size-complex="14pt"/>
    </style:style>
    <style:style style:name="T6403" style:parent-style-name="AncientGreekἈρχαίαἑλληνικά" style:family="text">
      <style:text-properties style:font-weight-complex="bold" style:font-size-complex="14pt" fo:language="el" fo:country="GR"/>
    </style:style>
    <style:style style:name="T6404" style:parent-style-name="AncientGreekἈρχαίαἑλληνικά" style:family="text">
      <style:text-properties style:font-weight-complex="bold" style:font-size-complex="14pt"/>
    </style:style>
    <style:style style:name="T6405" style:parent-style-name="AncientGreekἈρχαίαἑλληνικά" style:family="text">
      <style:text-properties style:font-weight-complex="bold" style:font-size-complex="14pt" fo:language="el" fo:country="GR"/>
    </style:style>
    <style:style style:name="T6406" style:parent-style-name="AncientGreekἈρχαίαἑλληνικά" style:family="text">
      <style:text-properties style:font-weight-complex="bold" style:font-size-complex="14pt"/>
    </style:style>
    <style:style style:name="T6407" style:parent-style-name="AncientGreekἈρχαίαἑλληνικά" style:family="text">
      <style:text-properties style:font-weight-complex="bold" style:font-size-complex="14pt" fo:language="el" fo:country="GR"/>
    </style:style>
    <style:style style:name="T6408" style:parent-style-name="AncientGreekἈρχαίαἑλληνικά" style:family="text">
      <style:text-properties style:font-weight-complex="bold" style:font-size-complex="14pt"/>
    </style:style>
    <style:style style:name="T6409" style:parent-style-name="AncientGreekἈρχαίαἑλληνικά" style:family="text">
      <style:text-properties style:font-weight-complex="bold" style:font-size-complex="14pt" fo:language="el" fo:country="GR"/>
    </style:style>
    <style:style style:name="T6410" style:parent-style-name="AncientGreekἈρχαίαἑλληνικά" style:family="text">
      <style:text-properties style:font-weight-complex="bold" style:font-size-complex="14pt"/>
    </style:style>
    <style:style style:name="T6411" style:parent-style-name="AncientGreekἈρχαίαἑλληνικά" style:family="text">
      <style:text-properties style:font-weight-complex="bold" style:font-size-complex="14pt" fo:language="el" fo:country="GR"/>
    </style:style>
    <style:style style:name="T6412" style:parent-style-name="AncientGreekἈρχαίαἑλληνικά" style:family="text">
      <style:text-properties style:font-weight-complex="bold" style:font-size-complex="14pt"/>
    </style:style>
    <style:style style:name="T6413" style:parent-style-name="AncientGreekἈρχαίαἑλληνικά" style:family="text">
      <style:text-properties style:font-weight-complex="bold" style:font-size-complex="14pt" fo:language="el" fo:country="GR"/>
    </style:style>
    <style:style style:name="T6414" style:parent-style-name="AncientGreekἈρχαίαἑλληνικά" style:family="text">
      <style:text-properties style:font-weight-complex="bold" style:font-size-complex="14pt"/>
    </style:style>
    <style:style style:name="T6415" style:parent-style-name="AncientGreekἈρχαίαἑλληνικά" style:family="text">
      <style:text-properties style:font-weight-complex="bold" style:font-size-complex="14pt" fo:language="el" fo:country="GR"/>
    </style:style>
    <style:style style:name="T6416" style:parent-style-name="AncientGreekἈρχαίαἑλληνικά" style:family="text">
      <style:text-properties style:font-weight-complex="bold" style:font-size-complex="14pt"/>
    </style:style>
    <style:style style:name="T6417" style:parent-style-name="AncientGreekἈρχαίαἑλληνικά" style:family="text">
      <style:text-properties style:font-weight-complex="bold" style:font-size-complex="14pt" fo:language="el" fo:country="GR"/>
    </style:style>
    <style:style style:name="T6418" style:parent-style-name="AncientGreekἈρχαίαἑλληνικά" style:family="text">
      <style:text-properties style:font-weight-complex="bold" style:font-size-complex="14pt"/>
    </style:style>
    <style:style style:name="T6419" style:parent-style-name="AncientGreekἈρχαίαἑλληνικά" style:family="text">
      <style:text-properties style:font-weight-complex="bold" style:font-size-complex="14pt" fo:language="el" fo:country="GR"/>
    </style:style>
    <style:style style:name="T6420" style:parent-style-name="AncientGreekἈρχαίαἑλληνικά" style:family="text">
      <style:text-properties style:font-weight-complex="bold" style:font-size-complex="14pt"/>
    </style:style>
    <style:style style:name="T6421" style:parent-style-name="AncientGreekἈρχαίαἑλληνικά" style:family="text">
      <style:text-properties style:font-weight-complex="bold" style:font-size-complex="14pt" fo:language="el" fo:country="GR"/>
    </style:style>
    <style:style style:name="T6422" style:parent-style-name="AncientGreekἈρχαίαἑλληνικά" style:family="text">
      <style:text-properties style:font-weight-complex="bold" style:font-size-complex="14pt"/>
    </style:style>
    <style:style style:name="T6423" style:parent-style-name="AncientGreekἈρχαίαἑλληνικά" style:family="text">
      <style:text-properties style:font-weight-complex="bold" style:font-size-complex="14pt" fo:language="el" fo:country="GR"/>
    </style:style>
    <style:style style:name="T6424" style:parent-style-name="AncientGreekἈρχαίαἑλληνικά" style:family="text">
      <style:text-properties style:font-weight-complex="bold" style:font-size-complex="14pt"/>
    </style:style>
    <style:style style:name="T6425" style:parent-style-name="AncientGreekἈρχαίαἑλληνικά" style:family="text">
      <style:text-properties style:font-weight-complex="bold" style:font-size-complex="14pt" fo:language="el" fo:country="GR"/>
    </style:style>
    <style:style style:name="T6426" style:parent-style-name="AncientGreekἈρχαίαἑλληνικά" style:family="text">
      <style:text-properties style:font-weight-complex="bold" style:font-size-complex="14pt"/>
    </style:style>
    <style:style style:name="T6427" style:parent-style-name="AncientGreekἈρχαίαἑλληνικά" style:family="text">
      <style:text-properties style:font-weight-complex="bold" style:font-size-complex="14pt" fo:language="el" fo:country="GR"/>
    </style:style>
    <style:style style:name="T6428" style:parent-style-name="AncientGreekἈρχαίαἑλληνικά" style:family="text">
      <style:text-properties style:font-weight-complex="bold" style:font-size-complex="14pt"/>
    </style:style>
    <style:style style:name="T6429" style:parent-style-name="AncientGreekἈρχαίαἑλληνικά" style:family="text">
      <style:text-properties style:font-weight-complex="bold" style:font-size-complex="14pt" fo:language="el" fo:country="GR"/>
    </style:style>
    <style:style style:name="T6430" style:parent-style-name="AncientGreekἈρχαίαἑλληνικά" style:family="text">
      <style:text-properties style:font-weight-complex="bold" style:font-size-complex="14pt"/>
    </style:style>
    <style:style style:name="T6431" style:parent-style-name="AncientGreekἈρχαίαἑλληνικά" style:family="text">
      <style:text-properties style:font-weight-complex="bold" style:font-size-complex="14pt" fo:language="el" fo:country="GR"/>
    </style:style>
    <style:style style:name="T6432" style:parent-style-name="AncientGreekἈρχαίαἑλληνικά" style:family="text">
      <style:text-properties style:font-weight-complex="bold" style:font-size-complex="14pt"/>
    </style:style>
    <style:style style:name="T6433" style:parent-style-name="AncientGreekἈρχαίαἑλληνικά" style:family="text">
      <style:text-properties style:font-weight-complex="bold" style:font-size-complex="14pt" fo:language="el" fo:country="GR"/>
    </style:style>
    <style:style style:name="T6434" style:parent-style-name="AncientGreekἈρχαίαἑλληνικά" style:family="text">
      <style:text-properties style:font-weight-complex="bold" style:font-size-complex="14pt"/>
    </style:style>
    <style:style style:name="T6435" style:parent-style-name="AncientGreekἈρχαίαἑλληνικά" style:family="text">
      <style:text-properties style:font-weight-complex="bold" style:font-size-complex="14pt" fo:language="el" fo:country="GR"/>
    </style:style>
    <style:style style:name="T6436" style:parent-style-name="AncientGreekἈρχαίαἑλληνικά" style:family="text">
      <style:text-properties style:font-weight-complex="bold" style:font-size-complex="14pt"/>
    </style:style>
    <style:style style:name="T6437" style:parent-style-name="AncientGreekἈρχαίαἑλληνικά" style:family="text">
      <style:text-properties style:font-weight-complex="bold" style:font-size-complex="14pt" fo:language="el" fo:country="GR"/>
    </style:style>
    <style:style style:name="T6438" style:parent-style-name="AncientGreekἈρχαίαἑλληνικά" style:family="text">
      <style:text-properties style:font-weight-complex="bold" style:font-size-complex="14pt"/>
    </style:style>
    <style:style style:name="T6439" style:parent-style-name="AncientGreekἈρχαίαἑλληνικά" style:family="text">
      <style:text-properties style:font-weight-complex="bold" style:font-size-complex="14pt" fo:language="el" fo:country="GR"/>
    </style:style>
    <style:style style:name="T6440" style:parent-style-name="AncientGreekἈρχαίαἑλληνικά" style:family="text">
      <style:text-properties style:font-weight-complex="bold" style:font-size-complex="14pt"/>
    </style:style>
    <style:style style:name="T6441" style:parent-style-name="AncientGreekἈρχαίαἑλληνικά" style:family="text">
      <style:text-properties style:font-weight-complex="bold" style:font-size-complex="14pt" fo:language="el" fo:country="GR"/>
    </style:style>
    <style:style style:name="T6442" style:parent-style-name="AncientGreekἈρχαίαἑλληνικά" style:family="text">
      <style:text-properties style:font-weight-complex="bold" style:font-size-complex="14pt"/>
    </style:style>
    <style:style style:name="T6443" style:parent-style-name="AncientGreekἈρχαίαἑλληνικά" style:family="text">
      <style:text-properties style:font-weight-complex="bold" style:font-size-complex="14pt" fo:language="el" fo:country="GR"/>
    </style:style>
    <style:style style:name="T6444" style:parent-style-name="AncientGreekἈρχαίαἑλληνικά" style:family="text">
      <style:text-properties style:font-weight-complex="bold" style:font-size-complex="14pt"/>
    </style:style>
    <style:style style:name="T6445" style:parent-style-name="AncientGreekἈρχαίαἑλληνικά" style:family="text">
      <style:text-properties style:font-weight-complex="bold" style:font-size-complex="14pt" fo:language="el" fo:country="GR"/>
    </style:style>
    <style:style style:name="T6446" style:parent-style-name="AncientGreekἈρχαίαἑλληνικά" style:family="text">
      <style:text-properties style:font-weight-complex="bold" style:font-size-complex="14pt"/>
    </style:style>
    <style:style style:name="T6447" style:parent-style-name="AncientGreekἈρχαίαἑλληνικά" style:family="text">
      <style:text-properties style:font-weight-complex="bold" style:font-size-complex="14pt" fo:language="el" fo:country="GR"/>
    </style:style>
    <style:style style:name="T6448" style:parent-style-name="AncientGreekἈρχαίαἑλληνικά" style:family="text">
      <style:text-properties style:font-weight-complex="bold" style:font-size-complex="14pt"/>
    </style:style>
    <style:style style:name="T6449" style:parent-style-name="AncientGreekἈρχαίαἑλληνικά" style:family="text">
      <style:text-properties style:font-weight-complex="bold" style:font-size-complex="14pt" fo:language="el" fo:country="GR"/>
    </style:style>
    <style:style style:name="T6450" style:parent-style-name="AncientGreekἈρχαίαἑλληνικά" style:family="text">
      <style:text-properties style:font-weight-complex="bold" style:font-size-complex="14pt"/>
    </style:style>
    <style:style style:name="T6451" style:parent-style-name="AncientGreekἈρχαίαἑλληνικά" style:family="text">
      <style:text-properties style:font-weight-complex="bold" style:font-size-complex="14pt" fo:language="el" fo:country="GR"/>
    </style:style>
    <style:style style:name="T6452" style:parent-style-name="AncientGreekἈρχαίαἑλληνικά" style:family="text">
      <style:text-properties style:font-weight-complex="bold" style:font-size-complex="14pt"/>
    </style:style>
    <style:style style:name="T6453" style:parent-style-name="AncientGreekἈρχαίαἑλληνικά" style:family="text">
      <style:text-properties style:font-weight-complex="bold" style:font-size-complex="14pt" fo:language="el" fo:country="GR"/>
    </style:style>
    <style:style style:name="T6454" style:parent-style-name="AncientGreekἈρχαίαἑλληνικά" style:family="text">
      <style:text-properties style:font-weight-complex="bold" style:font-size-complex="14pt"/>
    </style:style>
    <style:style style:name="T6455" style:parent-style-name="AncientGreekἈρχαίαἑλληνικά" style:family="text">
      <style:text-properties style:font-weight-complex="bold" style:font-size-complex="14pt" fo:language="el" fo:country="GR"/>
    </style:style>
    <style:style style:name="T6456" style:parent-style-name="AncientGreekἈρχαίαἑλληνικά" style:family="text">
      <style:text-properties style:font-weight-complex="bold" style:font-size-complex="14pt"/>
    </style:style>
    <style:style style:name="T6457" style:parent-style-name="AncientGreekἈρχαίαἑλληνικά" style:family="text">
      <style:text-properties style:font-weight-complex="bold" style:font-size-complex="14pt" fo:language="el" fo:country="GR"/>
    </style:style>
    <style:style style:name="T6458" style:parent-style-name="AncientGreekἈρχαίαἑλληνικά" style:family="text">
      <style:text-properties style:font-weight-complex="bold" style:font-size-complex="14pt"/>
    </style:style>
    <style:style style:name="T6459" style:parent-style-name="AncientGreekἈρχαίαἑλληνικά" style:family="text">
      <style:text-properties style:font-weight-complex="bold" style:font-size-complex="14pt" fo:language="el" fo:country="GR"/>
    </style:style>
    <style:style style:name="T6460" style:parent-style-name="AncientGreekἈρχαίαἑλληνικά" style:family="text">
      <style:text-properties style:font-weight-complex="bold" style:font-size-complex="14pt"/>
    </style:style>
    <style:style style:name="T6461" style:parent-style-name="AncientGreekἈρχαίαἑλληνικά" style:family="text">
      <style:text-properties style:font-weight-complex="bold" style:font-size-complex="14pt" fo:language="el" fo:country="GR"/>
    </style:style>
    <style:style style:name="T6462" style:parent-style-name="AncientGreekἈρχαίαἑλληνικά" style:family="text">
      <style:text-properties style:font-weight-complex="bold" style:font-size-complex="14pt"/>
    </style:style>
    <style:style style:name="T6463" style:parent-style-name="AncientGreekἈρχαίαἑλληνικά" style:family="text">
      <style:text-properties style:font-weight-complex="bold" style:font-size-complex="14pt" fo:language="el" fo:country="GR"/>
    </style:style>
    <style:style style:name="T6464" style:parent-style-name="AncientGreekἈρχαίαἑλληνικά" style:family="text">
      <style:text-properties style:font-weight-complex="bold" style:font-size-complex="14pt"/>
    </style:style>
    <style:style style:name="T6465" style:parent-style-name="AncientGreekἈρχαίαἑλληνικά" style:family="text">
      <style:text-properties style:font-weight-complex="bold" style:font-size-complex="14pt" fo:language="el" fo:country="GR"/>
    </style:style>
    <style:style style:name="T6466" style:parent-style-name="AncientGreekἈρχαίαἑλληνικά" style:family="text">
      <style:text-properties style:font-weight-complex="bold" style:font-size-complex="14pt"/>
    </style:style>
    <style:style style:name="T6467" style:parent-style-name="AncientGreekἈρχαίαἑλληνικά" style:family="text">
      <style:text-properties style:font-weight-complex="bold" style:font-size-complex="14pt" fo:language="el" fo:country="GR"/>
    </style:style>
    <style:style style:name="T6468" style:parent-style-name="AncientGreekἈρχαίαἑλληνικά" style:family="text">
      <style:text-properties style:font-weight-complex="bold" style:font-size-complex="14pt"/>
    </style:style>
    <style:style style:name="T6469" style:parent-style-name="AncientGreekἈρχαίαἑλληνικά" style:family="text">
      <style:text-properties style:font-weight-complex="bold" style:font-size-complex="14pt" fo:language="el" fo:country="GR"/>
    </style:style>
    <style:style style:name="T6470" style:parent-style-name="AncientGreekἈρχαίαἑλληνικά" style:family="text">
      <style:text-properties style:font-weight-complex="bold" style:font-size-complex="14pt"/>
    </style:style>
    <style:style style:name="T6471" style:parent-style-name="AncientGreekἈρχαίαἑλληνικά" style:family="text">
      <style:text-properties style:font-weight-complex="bold" style:font-size-complex="14pt" fo:language="el" fo:country="GR"/>
    </style:style>
    <style:style style:name="T6472" style:parent-style-name="AncientGreekἈρχαίαἑλληνικά" style:family="text">
      <style:text-properties style:font-weight-complex="bold" style:font-size-complex="14pt"/>
    </style:style>
    <style:style style:name="T6473" style:parent-style-name="AncientGreekἈρχαίαἑλληνικά" style:family="text">
      <style:text-properties style:font-weight-complex="bold" style:font-size-complex="14pt" fo:language="el" fo:country="GR"/>
    </style:style>
    <style:style style:name="T6474" style:parent-style-name="AncientGreekἈρχαίαἑλληνικά" style:family="text">
      <style:text-properties style:font-weight-complex="bold" style:font-size-complex="14pt"/>
    </style:style>
    <style:style style:name="T6475" style:parent-style-name="AncientGreekἈρχαίαἑλληνικά" style:family="text">
      <style:text-properties style:font-weight-complex="bold" style:font-size-complex="14pt" fo:language="el" fo:country="GR"/>
    </style:style>
    <style:style style:name="T6476" style:parent-style-name="AncientGreekἈρχαίαἑλληνικά" style:family="text">
      <style:text-properties style:font-weight-complex="bold" style:font-size-complex="14pt"/>
    </style:style>
    <style:style style:name="T6477" style:parent-style-name="AncientGreekἈρχαίαἑλληνικά" style:family="text">
      <style:text-properties style:font-weight-complex="bold" style:font-size-complex="14pt" fo:language="el" fo:country="GR"/>
    </style:style>
    <style:style style:name="T6478" style:parent-style-name="AncientGreekἈρχαίαἑλληνικά" style:family="text">
      <style:text-properties style:font-weight-complex="bold" style:font-size-complex="14pt"/>
    </style:style>
    <style:style style:name="T6479" style:parent-style-name="AncientGreekἈρχαίαἑλληνικά" style:family="text">
      <style:text-properties style:font-weight-complex="bold" style:font-size-complex="14pt" fo:language="el" fo:country="GR"/>
    </style:style>
    <style:style style:name="T6480" style:parent-style-name="AncientGreekἈρχαίαἑλληνικά" style:family="text">
      <style:text-properties style:font-weight-complex="bold" style:font-size-complex="14pt"/>
    </style:style>
    <style:style style:name="T6481" style:parent-style-name="AncientGreekἈρχαίαἑλληνικά" style:family="text">
      <style:text-properties style:font-weight-complex="bold" style:font-size-complex="14pt" fo:language="el" fo:country="GR"/>
    </style:style>
    <style:style style:name="T6482" style:parent-style-name="AncientGreekἈρχαίαἑλληνικά" style:family="text">
      <style:text-properties style:font-weight-complex="bold" style:font-size-complex="14pt"/>
    </style:style>
    <style:style style:name="T6483" style:parent-style-name="AncientGreekἈρχαίαἑλληνικά" style:family="text">
      <style:text-properties style:font-weight-complex="bold" style:font-size-complex="14pt" fo:language="el" fo:country="GR"/>
    </style:style>
    <style:style style:name="T6484" style:parent-style-name="AncientGreekἈρχαίαἑλληνικά" style:family="text">
      <style:text-properties style:font-weight-complex="bold" style:font-size-complex="14pt"/>
    </style:style>
    <style:style style:name="T6485" style:parent-style-name="AncientGreekἈρχαίαἑλληνικά" style:family="text">
      <style:text-properties style:font-weight-complex="bold" style:font-size-complex="14pt" fo:language="el" fo:country="GR"/>
    </style:style>
    <style:style style:name="T6486" style:parent-style-name="AncientGreekἈρχαίαἑλληνικά" style:family="text">
      <style:text-properties style:font-weight-complex="bold" style:font-size-complex="14pt"/>
    </style:style>
    <style:style style:name="T6487" style:parent-style-name="AncientGreekἈρχαίαἑλληνικά" style:family="text">
      <style:text-properties style:font-weight-complex="bold" style:font-size-complex="14pt" fo:language="el" fo:country="GR"/>
    </style:style>
    <style:style style:name="T6488" style:parent-style-name="AncientGreekἈρχαίαἑλληνικά" style:family="text">
      <style:text-properties style:font-weight-complex="bold" style:font-size-complex="14pt"/>
    </style:style>
    <style:style style:name="T6489" style:parent-style-name="AncientGreekἈρχαίαἑλληνικά" style:family="text">
      <style:text-properties style:font-weight-complex="bold" style:font-size-complex="14pt" fo:language="el" fo:country="GR"/>
    </style:style>
    <style:style style:name="T6490" style:parent-style-name="AncientGreekἈρχαίαἑλληνικά" style:family="text">
      <style:text-properties style:font-weight-complex="bold" style:font-size-complex="14pt"/>
    </style:style>
    <style:style style:name="T6491" style:parent-style-name="AncientGreekἈρχαίαἑλληνικά" style:family="text">
      <style:text-properties style:font-weight-complex="bold" style:font-size-complex="14pt" fo:language="el" fo:country="GR"/>
    </style:style>
    <style:style style:name="T6492" style:parent-style-name="AncientGreekἈρχαίαἑλληνικά" style:family="text">
      <style:text-properties style:font-weight-complex="bold" style:font-size-complex="14pt"/>
    </style:style>
    <style:style style:name="T6493" style:parent-style-name="AncientGreekἈρχαίαἑλληνικά" style:family="text">
      <style:text-properties style:font-weight-complex="bold" style:font-size-complex="14pt" fo:language="el" fo:country="GR"/>
    </style:style>
    <style:style style:name="T6494" style:parent-style-name="AncientGreekἈρχαίαἑλληνικά" style:family="text">
      <style:text-properties style:font-weight-complex="bold" style:font-size-complex="14pt"/>
    </style:style>
    <style:style style:name="T6495" style:parent-style-name="AncientGreekἈρχαίαἑλληνικά" style:family="text">
      <style:text-properties style:font-weight-complex="bold" style:font-size-complex="14pt" fo:language="el" fo:country="GR"/>
    </style:style>
    <style:style style:name="T6496" style:parent-style-name="AncientGreekἈρχαίαἑλληνικά" style:family="text">
      <style:text-properties style:font-weight-complex="bold" style:font-size-complex="14pt"/>
    </style:style>
    <style:style style:name="T6497" style:parent-style-name="AncientGreekἈρχαίαἑλληνικά" style:family="text">
      <style:text-properties style:font-weight-complex="bold" style:font-size-complex="14pt" fo:language="el" fo:country="GR"/>
    </style:style>
    <style:style style:name="T6498" style:parent-style-name="AncientGreekἈρχαίαἑλληνικά" style:family="text">
      <style:text-properties style:font-weight-complex="bold" style:font-size-complex="14pt"/>
    </style:style>
    <style:style style:name="T6499" style:parent-style-name="AncientGreekἈρχαίαἑλληνικά" style:family="text">
      <style:text-properties style:font-weight-complex="bold" style:font-size-complex="14pt" fo:language="el" fo:country="GR"/>
    </style:style>
    <style:style style:name="T6500" style:parent-style-name="AncientGreekἈρχαίαἑλληνικά" style:family="text">
      <style:text-properties style:font-weight-complex="bold" style:font-size-complex="14pt"/>
    </style:style>
    <style:style style:name="T6501" style:parent-style-name="AncientGreekἈρχαίαἑλληνικά" style:family="text">
      <style:text-properties style:font-weight-complex="bold" style:font-size-complex="14pt" fo:language="el" fo:country="GR"/>
    </style:style>
    <style:style style:name="T6502" style:parent-style-name="AncientGreekἈρχαίαἑλληνικά" style:family="text">
      <style:text-properties style:font-weight-complex="bold" style:font-size-complex="14pt"/>
    </style:style>
    <style:style style:name="T6503" style:parent-style-name="AncientGreekἈρχαίαἑλληνικά" style:family="text">
      <style:text-properties style:font-weight-complex="bold" style:font-size-complex="14pt" fo:language="el" fo:country="GR"/>
    </style:style>
    <style:style style:name="T6504" style:parent-style-name="AncientGreekἈρχαίαἑλληνικά" style:family="text">
      <style:text-properties style:font-weight-complex="bold" style:font-size-complex="14pt"/>
    </style:style>
    <style:style style:name="T6505" style:parent-style-name="AncientGreekἈρχαίαἑλληνικά" style:family="text">
      <style:text-properties style:font-weight-complex="bold" style:font-size-complex="14pt" fo:language="el" fo:country="GR"/>
    </style:style>
    <style:style style:name="T6506" style:parent-style-name="AncientGreekἈρχαίαἑλληνικά" style:family="text">
      <style:text-properties style:font-weight-complex="bold" style:font-size-complex="14pt"/>
    </style:style>
    <style:style style:name="T6507" style:parent-style-name="AncientGreekἈρχαίαἑλληνικά" style:family="text">
      <style:text-properties style:font-weight-complex="bold" style:font-size-complex="14pt" fo:language="el" fo:country="GR"/>
    </style:style>
    <style:style style:name="T6508" style:parent-style-name="AncientGreekἈρχαίαἑλληνικά" style:family="text">
      <style:text-properties style:font-weight-complex="bold" style:font-size-complex="14pt"/>
    </style:style>
    <style:style style:name="T6509" style:parent-style-name="AncientGreekἈρχαίαἑλληνικά" style:family="text">
      <style:text-properties style:font-weight-complex="bold" style:font-size-complex="14pt" fo:language="el" fo:country="GR"/>
    </style:style>
    <style:style style:name="T6510" style:parent-style-name="AncientGreekἈρχαίαἑλληνικά" style:family="text">
      <style:text-properties style:font-weight-complex="bold" style:font-size-complex="14pt"/>
    </style:style>
    <style:style style:name="T6511" style:parent-style-name="AncientGreekἈρχαίαἑλληνικά" style:family="text">
      <style:text-properties style:font-weight-complex="bold" style:font-size-complex="14pt" fo:language="el" fo:country="GR"/>
    </style:style>
    <style:style style:name="T6512" style:parent-style-name="AncientGreekἈρχαίαἑλληνικά" style:family="text">
      <style:text-properties style:font-weight-complex="bold" style:font-size-complex="14pt"/>
    </style:style>
    <style:style style:name="T6513" style:parent-style-name="AncientGreekἈρχαίαἑλληνικά" style:family="text">
      <style:text-properties style:font-weight-complex="bold" style:font-size-complex="14pt" fo:language="el" fo:country="GR"/>
    </style:style>
    <style:style style:name="T6514" style:parent-style-name="AncientGreekἈρχαίαἑλληνικά" style:family="text">
      <style:text-properties style:font-weight-complex="bold" style:font-size-complex="14pt"/>
    </style:style>
    <style:style style:name="T6515" style:parent-style-name="AncientGreekἈρχαίαἑλληνικά" style:family="text">
      <style:text-properties style:font-weight-complex="bold" style:font-size-complex="14pt" fo:language="el" fo:country="GR"/>
    </style:style>
    <style:style style:name="T6516" style:parent-style-name="AncientGreekἈρχαίαἑλληνικά" style:family="text">
      <style:text-properties style:font-weight-complex="bold" style:font-size-complex="14pt"/>
    </style:style>
    <style:style style:name="T6517" style:parent-style-name="AncientGreekἈρχαίαἑλληνικά" style:family="text">
      <style:text-properties style:font-weight-complex="bold" style:font-size-complex="14pt" fo:language="el" fo:country="GR"/>
    </style:style>
    <style:style style:name="T6518" style:parent-style-name="AncientGreekἈρχαίαἑλληνικά" style:family="text">
      <style:text-properties style:font-weight-complex="bold" style:font-size-complex="14pt"/>
    </style:style>
    <style:style style:name="T6519" style:parent-style-name="AncientGreekἈρχαίαἑλληνικά" style:family="text">
      <style:text-properties style:font-weight-complex="bold" style:font-size-complex="14pt" fo:language="el" fo:country="GR"/>
    </style:style>
    <style:style style:name="T6520" style:parent-style-name="AncientGreekἈρχαίαἑλληνικά" style:family="text">
      <style:text-properties style:font-weight-complex="bold" style:font-size-complex="14pt"/>
    </style:style>
    <style:style style:name="T6521" style:parent-style-name="AncientGreekἈρχαίαἑλληνικά" style:family="text">
      <style:text-properties style:font-weight-complex="bold" style:font-size-complex="14pt" fo:language="el" fo:country="GR"/>
    </style:style>
    <style:style style:name="T6522" style:parent-style-name="AncientGreekἈρχαίαἑλληνικά" style:family="text">
      <style:text-properties style:font-weight-complex="bold" style:font-size-complex="14pt"/>
    </style:style>
    <style:style style:name="T6523" style:parent-style-name="AncientGreekἈρχαίαἑλληνικά" style:family="text">
      <style:text-properties style:font-weight-complex="bold" style:font-size-complex="14pt" fo:language="el" fo:country="GR"/>
    </style:style>
    <style:style style:name="T6524" style:parent-style-name="AncientGreekἈρχαίαἑλληνικά" style:family="text">
      <style:text-properties style:font-weight-complex="bold" style:font-size-complex="14pt"/>
    </style:style>
    <style:style style:name="T6525" style:parent-style-name="AncientGreekἈρχαίαἑλληνικά" style:family="text">
      <style:text-properties style:font-weight-complex="bold" style:font-size-complex="14pt" fo:language="el" fo:country="GR"/>
    </style:style>
    <style:style style:name="T6526" style:parent-style-name="AncientGreekἈρχαίαἑλληνικά" style:family="text">
      <style:text-properties style:font-weight-complex="bold" style:font-size-complex="14pt"/>
    </style:style>
    <style:style style:name="T6527" style:parent-style-name="AncientGreekἈρχαίαἑλληνικά" style:family="text">
      <style:text-properties style:font-weight-complex="bold" style:font-size-complex="14pt" fo:language="el" fo:country="GR"/>
    </style:style>
    <style:style style:name="T6528" style:parent-style-name="AncientGreekἈρχαίαἑλληνικά" style:family="text">
      <style:text-properties style:font-weight-complex="bold" style:font-size-complex="14pt"/>
    </style:style>
    <style:style style:name="T6529" style:parent-style-name="AncientGreekἈρχαίαἑλληνικά" style:family="text">
      <style:text-properties style:font-weight-complex="bold" style:font-size-complex="14pt" fo:language="el" fo:country="GR"/>
    </style:style>
    <style:style style:name="T6530" style:parent-style-name="AncientGreekἈρχαίαἑλληνικά" style:family="text">
      <style:text-properties style:font-weight-complex="bold" style:font-size-complex="14pt"/>
    </style:style>
    <style:style style:name="T6531" style:parent-style-name="AncientGreekἈρχαίαἑλληνικά" style:family="text">
      <style:text-properties style:font-weight-complex="bold" style:font-size-complex="14pt" fo:language="el" fo:country="GR"/>
    </style:style>
    <style:style style:name="T6532" style:parent-style-name="AncientGreekἈρχαίαἑλληνικά" style:family="text">
      <style:text-properties style:font-weight-complex="bold" style:font-size-complex="14pt"/>
    </style:style>
    <style:style style:name="T6533" style:parent-style-name="AncientGreekἈρχαίαἑλληνικά" style:family="text">
      <style:text-properties style:font-weight-complex="bold" style:font-size-complex="14pt" fo:language="el" fo:country="GR"/>
    </style:style>
    <style:style style:name="T6534" style:parent-style-name="AncientGreekἈρχαίαἑλληνικά" style:family="text">
      <style:text-properties style:font-weight-complex="bold" style:font-size-complex="14pt"/>
    </style:style>
    <style:style style:name="T6535" style:parent-style-name="AncientGreekἈρχαίαἑλληνικά" style:family="text">
      <style:text-properties style:font-weight-complex="bold" style:font-size-complex="14pt" fo:language="el" fo:country="GR"/>
    </style:style>
    <style:style style:name="T6536" style:parent-style-name="AncientGreekἈρχαίαἑλληνικά" style:family="text">
      <style:text-properties style:font-weight-complex="bold" style:font-size-complex="14pt"/>
    </style:style>
    <style:style style:name="T6537" style:parent-style-name="AncientGreekἈρχαίαἑλληνικά" style:family="text">
      <style:text-properties style:font-weight-complex="bold" style:font-size-complex="14pt" fo:language="el" fo:country="GR"/>
    </style:style>
    <style:style style:name="T6538" style:parent-style-name="AncientGreekἈρχαίαἑλληνικά" style:family="text">
      <style:text-properties style:font-weight-complex="bold" style:font-size-complex="14pt"/>
    </style:style>
    <style:style style:name="T6539" style:parent-style-name="AncientGreekἈρχαίαἑλληνικά" style:family="text">
      <style:text-properties style:font-weight-complex="bold" style:font-size-complex="14pt" fo:language="el" fo:country="GR"/>
    </style:style>
    <style:style style:name="T6540" style:parent-style-name="AncientGreekἈρχαίαἑλληνικά" style:family="text">
      <style:text-properties style:font-weight-complex="bold" style:font-size-complex="14pt"/>
    </style:style>
    <style:style style:name="T6541" style:parent-style-name="AncientGreekἈρχαίαἑλληνικά" style:family="text">
      <style:text-properties style:font-weight-complex="bold" style:font-size-complex="14pt" fo:language="el" fo:country="GR"/>
    </style:style>
    <style:style style:name="T6542" style:parent-style-name="AncientGreekἈρχαίαἑλληνικά" style:family="text">
      <style:text-properties style:font-weight-complex="bold" style:font-size-complex="14pt"/>
    </style:style>
    <style:style style:name="T6543" style:parent-style-name="AncientGreekἈρχαίαἑλληνικά" style:family="text">
      <style:text-properties style:font-weight-complex="bold" style:font-size-complex="14pt" fo:language="el" fo:country="GR"/>
    </style:style>
    <style:style style:name="T6544" style:parent-style-name="AncientGreekἈρχαίαἑλληνικά" style:family="text">
      <style:text-properties style:font-weight-complex="bold" style:font-size-complex="14pt"/>
    </style:style>
    <style:style style:name="T6545" style:parent-style-name="AncientGreekἈρχαίαἑλληνικά" style:family="text">
      <style:text-properties style:font-weight-complex="bold" style:font-size-complex="14pt" fo:language="el" fo:country="GR"/>
    </style:style>
    <style:style style:name="T6546" style:parent-style-name="AncientGreekἈρχαίαἑλληνικά" style:family="text">
      <style:text-properties style:font-weight-complex="bold" style:font-size-complex="14pt"/>
    </style:style>
    <style:style style:name="T6547" style:parent-style-name="AncientGreekἈρχαίαἑλληνικά" style:family="text">
      <style:text-properties style:font-weight-complex="bold" style:font-size-complex="14pt" fo:language="el" fo:country="GR"/>
    </style:style>
    <style:style style:name="T6548" style:parent-style-name="AncientGreekἈρχαίαἑλληνικά" style:family="text">
      <style:text-properties style:font-weight-complex="bold" style:font-size-complex="14pt"/>
    </style:style>
    <style:style style:name="T6549" style:parent-style-name="AncientGreekἈρχαίαἑλληνικά" style:family="text">
      <style:text-properties style:font-weight-complex="bold" style:font-size-complex="14pt" fo:language="el" fo:country="GR"/>
    </style:style>
    <style:style style:name="T6550" style:parent-style-name="AncientGreekἈρχαίαἑλληνικά" style:family="text">
      <style:text-properties style:font-weight-complex="bold" style:font-size-complex="14pt"/>
    </style:style>
    <style:style style:name="T6551" style:parent-style-name="AncientGreekἈρχαίαἑλληνικά" style:family="text">
      <style:text-properties style:font-weight-complex="bold" style:font-size-complex="14pt" fo:language="el" fo:country="GR"/>
    </style:style>
    <style:style style:name="T6552" style:parent-style-name="AncientGreekἈρχαίαἑλληνικά" style:family="text">
      <style:text-properties style:font-weight-complex="bold" style:font-size-complex="14pt"/>
    </style:style>
    <style:style style:name="P6553" style:parent-style-name="Standard" style:family="paragraph">
      <style:paragraph-properties fo:widows="0" fo:orphans="0">
        <style:tab-stops>
          <style:tab-stop style:type="left" style:position="2.3958in"/>
        </style:tab-stops>
      </style:paragraph-properties>
    </style:style>
    <style:style style:name="T6554" style:parent-style-name="AncientGreekἈρχαίαἑλληνικά" style:family="text">
      <style:text-properties style:font-weight-complex="bold" style:font-size-complex="14pt" fo:language="el" fo:country="GR"/>
    </style:style>
    <style:style style:name="TableCell6555" style:family="table-cell">
      <style:table-cell-properties fo:border="0.0069in solid #000000" fo:background-color="#FFFFFF" style:writing-mode="lr-tb" fo:padding-top="0in" fo:padding-left="0.1527in" fo:padding-bottom="0in" fo:padding-right="0.15in"/>
    </style:style>
    <style:style style:name="P6556" style:parent-style-name="Standard" style:family="paragraph">
      <style:paragraph-properties fo:widows="0" fo:orphans="0"/>
      <style:text-properties style:font-name="AncientGreek"/>
    </style:style>
    <style:style style:name="P6557" style:parent-style-name="Standard" style:family="paragraph">
      <style:paragraph-properties fo:widows="0" fo:orphans="0"/>
      <style:text-properties style:font-name="AncientGreek"/>
    </style:style>
    <style:style style:name="P6558" style:parent-style-name="Standard" style:family="paragraph">
      <style:paragraph-properties fo:widows="0" fo:orphans="0"/>
      <style:text-properties style:font-name="AncientGreek"/>
    </style:style>
    <style:style style:name="P6559" style:parent-style-name="Standard" style:family="paragraph">
      <style:paragraph-properties fo:widows="0" fo:orphans="0"/>
      <style:text-properties style:font-name="AncientGreek"/>
    </style:style>
    <style:style style:name="P6560" style:parent-style-name="Standard" style:family="paragraph">
      <style:paragraph-properties fo:widows="0" fo:orphans="0"/>
      <style:text-properties style:font-name="AncientGreek"/>
    </style:style>
    <style:style style:name="TableRow6561" style:family="table-row">
      <style:table-row-properties style:min-row-height="0.0138in" style:use-optimal-row-height="false" fo:keep-together="always"/>
    </style:style>
    <style:style style:name="TableCell6562" style:family="table-cell">
      <style:table-cell-properties fo:border="0.0069in solid #000000" fo:background-color="#FFFFFF" style:writing-mode="lr-tb" fo:padding-top="0in" fo:padding-left="0.1527in" fo:padding-bottom="0in" fo:padding-right="0.15in"/>
    </style:style>
    <style:style style:name="P6563"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6564" style:parent-style-name="AncientGreekἈρχαίαἑλληνικά" style:family="text">
      <style:text-properties fo:font-weight="bold" style:font-weight-asian="bold" style:font-weight-complex="bold" fo:font-size="18pt" style:font-size-asian="18pt" style:font-size-complex="14pt"/>
    </style:style>
    <style:style style:name="T656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566" style:parent-style-name="AncientGreekἈρχαίαἑλληνικά" style:family="text">
      <style:text-properties fo:font-weight="bold" style:font-weight-asian="bold" style:font-weight-complex="bold" fo:font-size="18pt" style:font-size-asian="18pt" style:font-size-complex="14pt"/>
    </style:style>
    <style:style style:name="T656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568" style:parent-style-name="AncientGreekἈρχαίαἑλληνικά" style:family="text">
      <style:text-properties fo:font-weight="bold" style:font-weight-asian="bold" style:font-weight-complex="bold" fo:font-size="18pt" style:font-size-asian="18pt" style:font-size-complex="14pt"/>
    </style:style>
    <style:style style:name="T656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570" style:parent-style-name="AncientGreekἈρχαίαἑλληνικά" style:family="text">
      <style:text-properties fo:font-weight="bold" style:font-weight-asian="bold" style:font-weight-complex="bold" fo:font-size="18pt" style:font-size-asian="18pt" style:font-size-complex="14pt"/>
    </style:style>
    <style:style style:name="T6571" style:parent-style-name="AncientGreekἈρχαίαἑλληνικά" style:family="text">
      <style:text-properties fo:font-weight="bold" style:font-weight-asian="bold" style:font-weight-complex="bold" fo:font-size="18pt" style:font-size-asian="18pt" style:font-size-complex="14pt"/>
    </style:style>
    <style:style style:name="T6572" style:parent-style-name="AncientGreekἈρχαίαἑλληνικά" style:family="text">
      <style:text-properties style:font-weight-complex="bold" style:font-size-complex="14pt" fo:language="el" fo:country="GR"/>
    </style:style>
    <style:style style:name="T6573" style:parent-style-name="AncientGreekἈρχαίαἑλληνικά" style:family="text">
      <style:text-properties style:font-weight-complex="bold" style:font-size-complex="14pt"/>
    </style:style>
    <style:style style:name="T6574" style:parent-style-name="AncientGreekἈρχαίαἑλληνικά" style:family="text">
      <style:text-properties style:font-weight-complex="bold" style:font-size-complex="14pt" fo:language="el" fo:country="GR"/>
    </style:style>
    <style:style style:name="T6575" style:parent-style-name="AncientGreekἈρχαίαἑλληνικά" style:family="text">
      <style:text-properties style:font-weight-complex="bold" style:font-size-complex="14pt"/>
    </style:style>
    <style:style style:name="T6576" style:parent-style-name="AncientGreekἈρχαίαἑλληνικά" style:family="text">
      <style:text-properties style:font-weight-complex="bold" style:font-size-complex="14pt" fo:language="el" fo:country="GR"/>
    </style:style>
    <style:style style:name="T6577" style:parent-style-name="AncientGreekἈρχαίαἑλληνικά" style:family="text">
      <style:text-properties style:font-weight-complex="bold" style:font-size-complex="14pt"/>
    </style:style>
    <style:style style:name="T6578" style:parent-style-name="AncientGreekἈρχαίαἑλληνικά" style:family="text">
      <style:text-properties style:font-weight-complex="bold" style:font-size-complex="14pt" fo:language="el" fo:country="GR"/>
    </style:style>
    <style:style style:name="T6579" style:parent-style-name="AncientGreekἈρχαίαἑλληνικά" style:family="text">
      <style:text-properties style:font-weight-complex="bold" style:font-size-complex="14pt"/>
    </style:style>
    <style:style style:name="T6580" style:parent-style-name="AncientGreekἈρχαίαἑλληνικά" style:family="text">
      <style:text-properties style:font-weight-complex="bold" style:font-size-complex="14pt" fo:language="el" fo:country="GR"/>
    </style:style>
    <style:style style:name="T6581" style:parent-style-name="AncientGreekἈρχαίαἑλληνικά" style:family="text">
      <style:text-properties style:font-weight-complex="bold" style:font-size-complex="14pt"/>
    </style:style>
    <style:style style:name="T6582" style:parent-style-name="AncientGreekἈρχαίαἑλληνικά" style:family="text">
      <style:text-properties style:font-weight-complex="bold" style:font-size-complex="14pt" fo:language="el" fo:country="GR"/>
    </style:style>
    <style:style style:name="T6583" style:parent-style-name="AncientGreekἈρχαίαἑλληνικά" style:family="text">
      <style:text-properties style:font-weight-complex="bold" style:font-size-complex="14pt"/>
    </style:style>
    <style:style style:name="T6584" style:parent-style-name="AncientGreekἈρχαίαἑλληνικά" style:family="text">
      <style:text-properties style:font-weight-complex="bold" style:font-size-complex="14pt" fo:language="el" fo:country="GR"/>
    </style:style>
    <style:style style:name="T6585" style:parent-style-name="AncientGreekἈρχαίαἑλληνικά" style:family="text">
      <style:text-properties style:font-weight-complex="bold" style:font-size-complex="14pt"/>
    </style:style>
    <style:style style:name="T6586" style:parent-style-name="AncientGreekἈρχαίαἑλληνικά" style:family="text">
      <style:text-properties style:font-weight-complex="bold" style:font-size-complex="14pt" fo:language="el" fo:country="GR"/>
    </style:style>
    <style:style style:name="T6587" style:parent-style-name="AncientGreekἈρχαίαἑλληνικά" style:family="text">
      <style:text-properties style:font-weight-complex="bold" style:font-size-complex="14pt"/>
    </style:style>
    <style:style style:name="T6588" style:parent-style-name="AncientGreekἈρχαίαἑλληνικά" style:family="text">
      <style:text-properties style:font-weight-complex="bold" style:font-size-complex="14pt" fo:language="el" fo:country="GR"/>
    </style:style>
    <style:style style:name="T6589" style:parent-style-name="AncientGreekἈρχαίαἑλληνικά" style:family="text">
      <style:text-properties style:font-weight-complex="bold" style:font-size-complex="14pt"/>
    </style:style>
    <style:style style:name="T6590" style:parent-style-name="AncientGreekἈρχαίαἑλληνικά" style:family="text">
      <style:text-properties style:font-weight-complex="bold" style:font-size-complex="14pt" fo:language="el" fo:country="GR"/>
    </style:style>
    <style:style style:name="T6591" style:parent-style-name="AncientGreekἈρχαίαἑλληνικά" style:family="text">
      <style:text-properties style:font-weight-complex="bold" style:font-size-complex="14pt"/>
    </style:style>
    <style:style style:name="T6592" style:parent-style-name="AncientGreekἈρχαίαἑλληνικά" style:family="text">
      <style:text-properties style:font-weight-complex="bold" style:font-size-complex="14pt" fo:language="el" fo:country="GR"/>
    </style:style>
    <style:style style:name="T6593" style:parent-style-name="AncientGreekἈρχαίαἑλληνικά" style:family="text">
      <style:text-properties style:font-weight-complex="bold" style:font-size-complex="14pt"/>
    </style:style>
    <style:style style:name="T6594" style:parent-style-name="AncientGreekἈρχαίαἑλληνικά" style:family="text">
      <style:text-properties style:font-weight-complex="bold" style:font-size-complex="14pt" fo:language="el" fo:country="GR"/>
    </style:style>
    <style:style style:name="T6595" style:parent-style-name="AncientGreekἈρχαίαἑλληνικά" style:family="text">
      <style:text-properties style:font-weight-complex="bold" style:font-size-complex="14pt"/>
    </style:style>
    <style:style style:name="T6596" style:parent-style-name="AncientGreekἈρχαίαἑλληνικά" style:family="text">
      <style:text-properties style:font-weight-complex="bold" style:font-size-complex="14pt" fo:language="el" fo:country="GR"/>
    </style:style>
    <style:style style:name="T6597" style:parent-style-name="AncientGreekἈρχαίαἑλληνικά" style:family="text">
      <style:text-properties style:font-weight-complex="bold" style:font-size-complex="14pt"/>
    </style:style>
    <style:style style:name="T6598" style:parent-style-name="AncientGreekἈρχαίαἑλληνικά" style:family="text">
      <style:text-properties style:font-weight-complex="bold" style:font-size-complex="14pt" fo:language="el" fo:country="GR"/>
    </style:style>
    <style:style style:name="T6599" style:parent-style-name="AncientGreekἈρχαίαἑλληνικά" style:family="text">
      <style:text-properties style:font-weight-complex="bold" style:font-size-complex="14pt"/>
    </style:style>
    <style:style style:name="T6600" style:parent-style-name="AncientGreekἈρχαίαἑλληνικά" style:family="text">
      <style:text-properties style:font-weight-complex="bold" style:font-size-complex="14pt" fo:language="el" fo:country="GR"/>
    </style:style>
    <style:style style:name="T6601" style:parent-style-name="AncientGreekἈρχαίαἑλληνικά" style:family="text">
      <style:text-properties style:font-weight-complex="bold" style:font-size-complex="14pt"/>
    </style:style>
    <style:style style:name="T6602" style:parent-style-name="AncientGreekἈρχαίαἑλληνικά" style:family="text">
      <style:text-properties style:font-weight-complex="bold" style:font-size-complex="14pt" fo:language="el" fo:country="GR"/>
    </style:style>
    <style:style style:name="T6603" style:parent-style-name="AncientGreekἈρχαίαἑλληνικά" style:family="text">
      <style:text-properties style:font-weight-complex="bold" style:font-size-complex="14pt"/>
    </style:style>
    <style:style style:name="T6604" style:parent-style-name="AncientGreekἈρχαίαἑλληνικά" style:family="text">
      <style:text-properties style:font-weight-complex="bold" style:font-size-complex="14pt" fo:language="el" fo:country="GR"/>
    </style:style>
    <style:style style:name="T6605" style:parent-style-name="AncientGreekἈρχαίαἑλληνικά" style:family="text">
      <style:text-properties style:font-weight-complex="bold" style:font-size-complex="14pt"/>
    </style:style>
    <style:style style:name="T6606" style:parent-style-name="AncientGreekἈρχαίαἑλληνικά" style:family="text">
      <style:text-properties style:font-weight-complex="bold" style:font-size-complex="14pt" fo:language="el" fo:country="GR"/>
    </style:style>
    <style:style style:name="T6607" style:parent-style-name="AncientGreekἈρχαίαἑλληνικά" style:family="text">
      <style:text-properties style:font-weight-complex="bold" style:font-size-complex="14pt"/>
    </style:style>
    <style:style style:name="T6608" style:parent-style-name="AncientGreekἈρχαίαἑλληνικά" style:family="text">
      <style:text-properties style:font-weight-complex="bold" style:font-size-complex="14pt" fo:language="el" fo:country="GR"/>
    </style:style>
    <style:style style:name="T6609" style:parent-style-name="AncientGreekἈρχαίαἑλληνικά" style:family="text">
      <style:text-properties style:font-weight-complex="bold" style:font-size-complex="14pt"/>
    </style:style>
    <style:style style:name="T6610" style:parent-style-name="AncientGreekἈρχαίαἑλληνικά" style:family="text">
      <style:text-properties style:font-weight-complex="bold" style:font-size-complex="14pt" fo:language="el" fo:country="GR"/>
    </style:style>
    <style:style style:name="T6611" style:parent-style-name="AncientGreekἈρχαίαἑλληνικά" style:family="text">
      <style:text-properties style:font-weight-complex="bold" style:font-size-complex="14pt"/>
    </style:style>
    <style:style style:name="T6612" style:parent-style-name="AncientGreekἈρχαίαἑλληνικά" style:family="text">
      <style:text-properties style:font-weight-complex="bold" style:font-size-complex="14pt" fo:language="el" fo:country="GR"/>
    </style:style>
    <style:style style:name="T6613" style:parent-style-name="AncientGreekἈρχαίαἑλληνικά" style:family="text">
      <style:text-properties style:font-weight-complex="bold" style:font-size-complex="14pt"/>
    </style:style>
    <style:style style:name="T6614" style:parent-style-name="AncientGreekἈρχαίαἑλληνικά" style:family="text">
      <style:text-properties style:font-weight-complex="bold" style:font-size-complex="14pt" fo:language="el" fo:country="GR"/>
    </style:style>
    <style:style style:name="T6615" style:parent-style-name="AncientGreekἈρχαίαἑλληνικά" style:family="text">
      <style:text-properties style:font-weight-complex="bold" style:font-size-complex="14pt"/>
    </style:style>
    <style:style style:name="T6616" style:parent-style-name="AncientGreekἈρχαίαἑλληνικά" style:family="text">
      <style:text-properties style:font-weight-complex="bold" style:font-size-complex="14pt" fo:language="el" fo:country="GR"/>
    </style:style>
    <style:style style:name="T6617" style:parent-style-name="AncientGreekἈρχαίαἑλληνικά" style:family="text">
      <style:text-properties style:font-weight-complex="bold" style:font-size-complex="14pt"/>
    </style:style>
    <style:style style:name="T6618" style:parent-style-name="AncientGreekἈρχαίαἑλληνικά" style:family="text">
      <style:text-properties style:font-weight-complex="bold" style:font-size-complex="14pt" fo:language="el" fo:country="GR"/>
    </style:style>
    <style:style style:name="T6619" style:parent-style-name="AncientGreekἈρχαίαἑλληνικά" style:family="text">
      <style:text-properties style:font-weight-complex="bold" style:font-size-complex="14pt"/>
    </style:style>
    <style:style style:name="T6620" style:parent-style-name="AncientGreekἈρχαίαἑλληνικά" style:family="text">
      <style:text-properties style:font-weight-complex="bold" style:font-size-complex="14pt" fo:language="el" fo:country="GR"/>
    </style:style>
    <style:style style:name="T6621" style:parent-style-name="AncientGreekἈρχαίαἑλληνικά" style:family="text">
      <style:text-properties style:font-weight-complex="bold" style:font-size-complex="14pt"/>
    </style:style>
    <style:style style:name="T6622" style:parent-style-name="AncientGreekἈρχαίαἑλληνικά" style:family="text">
      <style:text-properties style:font-weight-complex="bold" style:font-size-complex="14pt" fo:language="el" fo:country="GR"/>
    </style:style>
    <style:style style:name="T6623" style:parent-style-name="AncientGreekἈρχαίαἑλληνικά" style:family="text">
      <style:text-properties style:font-weight-complex="bold" style:font-size-complex="14pt"/>
    </style:style>
    <style:style style:name="T6624" style:parent-style-name="AncientGreekἈρχαίαἑλληνικά" style:family="text">
      <style:text-properties style:font-weight-complex="bold" style:font-size-complex="14pt" fo:language="el" fo:country="GR"/>
    </style:style>
    <style:style style:name="T6625" style:parent-style-name="AncientGreekἈρχαίαἑλληνικά" style:family="text">
      <style:text-properties style:font-weight-complex="bold" style:font-size-complex="14pt"/>
    </style:style>
    <style:style style:name="T6626" style:parent-style-name="AncientGreekἈρχαίαἑλληνικά" style:family="text">
      <style:text-properties style:font-weight-complex="bold" style:font-size-complex="14pt" fo:language="el" fo:country="GR"/>
    </style:style>
    <style:style style:name="T6627" style:parent-style-name="AncientGreekἈρχαίαἑλληνικά" style:family="text">
      <style:text-properties style:font-weight-complex="bold" style:font-size-complex="14pt"/>
    </style:style>
    <style:style style:name="T6628" style:parent-style-name="AncientGreekἈρχαίαἑλληνικά" style:family="text">
      <style:text-properties style:font-weight-complex="bold" style:font-size-complex="14pt" fo:language="el" fo:country="GR"/>
    </style:style>
    <style:style style:name="T6629" style:parent-style-name="AncientGreekἈρχαίαἑλληνικά" style:family="text">
      <style:text-properties style:font-weight-complex="bold" style:font-size-complex="14pt"/>
    </style:style>
    <style:style style:name="T6630" style:parent-style-name="AncientGreekἈρχαίαἑλληνικά" style:family="text">
      <style:text-properties style:font-weight-complex="bold" style:font-size-complex="14pt" fo:language="el" fo:country="GR"/>
    </style:style>
    <style:style style:name="T6631" style:parent-style-name="AncientGreekἈρχαίαἑλληνικά" style:family="text">
      <style:text-properties style:font-weight-complex="bold" style:font-size-complex="14pt"/>
    </style:style>
    <style:style style:name="T6632" style:parent-style-name="AncientGreekἈρχαίαἑλληνικά" style:family="text">
      <style:text-properties style:font-weight-complex="bold" style:font-size-complex="14pt" fo:language="el" fo:country="GR"/>
    </style:style>
    <style:style style:name="T6633" style:parent-style-name="AncientGreekἈρχαίαἑλληνικά" style:family="text">
      <style:text-properties style:font-weight-complex="bold" style:font-size-complex="14pt"/>
    </style:style>
    <style:style style:name="T6634" style:parent-style-name="AncientGreekἈρχαίαἑλληνικά" style:family="text">
      <style:text-properties style:font-weight-complex="bold" style:font-size-complex="14pt" fo:language="el" fo:country="GR"/>
    </style:style>
    <style:style style:name="T6635" style:parent-style-name="AncientGreekἈρχαίαἑλληνικά" style:family="text">
      <style:text-properties style:font-weight-complex="bold" style:font-size-complex="14pt"/>
    </style:style>
    <style:style style:name="T6636" style:parent-style-name="AncientGreekἈρχαίαἑλληνικά" style:family="text">
      <style:text-properties style:font-weight-complex="bold" style:font-size-complex="14pt" fo:language="el" fo:country="GR"/>
    </style:style>
    <style:style style:name="T6637" style:parent-style-name="AncientGreekἈρχαίαἑλληνικά" style:family="text">
      <style:text-properties style:font-weight-complex="bold" style:font-size-complex="14pt"/>
    </style:style>
    <style:style style:name="T6638" style:parent-style-name="AncientGreekἈρχαίαἑλληνικά" style:family="text">
      <style:text-properties style:font-weight-complex="bold" style:font-size-complex="14pt" fo:language="el" fo:country="GR"/>
    </style:style>
    <style:style style:name="T6639" style:parent-style-name="AncientGreekἈρχαίαἑλληνικά" style:family="text">
      <style:text-properties style:font-weight-complex="bold" style:font-size-complex="14pt"/>
    </style:style>
    <style:style style:name="T6640" style:parent-style-name="AncientGreekἈρχαίαἑλληνικά" style:family="text">
      <style:text-properties style:font-weight-complex="bold" style:font-size-complex="14pt" fo:language="el" fo:country="GR"/>
    </style:style>
    <style:style style:name="T6641" style:parent-style-name="AncientGreekἈρχαίαἑλληνικά" style:family="text">
      <style:text-properties style:font-weight-complex="bold" style:font-size-complex="14pt"/>
    </style:style>
    <style:style style:name="T6642" style:parent-style-name="AncientGreekἈρχαίαἑλληνικά" style:family="text">
      <style:text-properties style:font-weight-complex="bold" style:font-size-complex="14pt" fo:language="el" fo:country="GR"/>
    </style:style>
    <style:style style:name="T6643" style:parent-style-name="AncientGreekἈρχαίαἑλληνικά" style:family="text">
      <style:text-properties style:font-weight-complex="bold" style:font-size-complex="14pt"/>
    </style:style>
    <style:style style:name="T6644" style:parent-style-name="AncientGreekἈρχαίαἑλληνικά" style:family="text">
      <style:text-properties style:font-weight-complex="bold" style:font-size-complex="14pt" fo:language="el" fo:country="GR"/>
    </style:style>
    <style:style style:name="T6645" style:parent-style-name="AncientGreekἈρχαίαἑλληνικά" style:family="text">
      <style:text-properties style:font-weight-complex="bold" style:font-size-complex="14pt"/>
    </style:style>
    <style:style style:name="T6646" style:parent-style-name="AncientGreekἈρχαίαἑλληνικά" style:family="text">
      <style:text-properties style:font-weight-complex="bold" style:font-size-complex="14pt" fo:language="el" fo:country="GR"/>
    </style:style>
    <style:style style:name="T6647" style:parent-style-name="AncientGreekἈρχαίαἑλληνικά" style:family="text">
      <style:text-properties style:font-weight-complex="bold" style:font-size-complex="14pt"/>
    </style:style>
    <style:style style:name="T6648" style:parent-style-name="AncientGreekἈρχαίαἑλληνικά" style:family="text">
      <style:text-properties style:font-weight-complex="bold" style:font-size-complex="14pt" fo:language="el" fo:country="GR"/>
    </style:style>
    <style:style style:name="T6649" style:parent-style-name="AncientGreekἈρχαίαἑλληνικά" style:family="text">
      <style:text-properties style:font-weight-complex="bold" style:font-size-complex="14pt"/>
    </style:style>
    <style:style style:name="T6650" style:parent-style-name="AncientGreekἈρχαίαἑλληνικά" style:family="text">
      <style:text-properties style:font-weight-complex="bold" style:font-size-complex="14pt" fo:language="el" fo:country="GR"/>
    </style:style>
    <style:style style:name="T6651" style:parent-style-name="AncientGreekἈρχαίαἑλληνικά" style:family="text">
      <style:text-properties style:font-weight-complex="bold" style:font-size-complex="14pt"/>
    </style:style>
    <style:style style:name="T6652" style:parent-style-name="AncientGreekἈρχαίαἑλληνικά" style:family="text">
      <style:text-properties style:font-weight-complex="bold" style:font-size-complex="14pt" fo:language="el" fo:country="GR"/>
    </style:style>
    <style:style style:name="T6653" style:parent-style-name="AncientGreekἈρχαίαἑλληνικά" style:family="text">
      <style:text-properties style:font-weight-complex="bold" style:font-size-complex="14pt"/>
    </style:style>
    <style:style style:name="T6654" style:parent-style-name="AncientGreekἈρχαίαἑλληνικά" style:family="text">
      <style:text-properties style:font-weight-complex="bold" style:font-size-complex="14pt" fo:language="el" fo:country="GR"/>
    </style:style>
    <style:style style:name="T6655" style:parent-style-name="AncientGreekἈρχαίαἑλληνικά" style:family="text">
      <style:text-properties style:font-weight-complex="bold" style:font-size-complex="14pt"/>
    </style:style>
    <style:style style:name="T6656" style:parent-style-name="AncientGreekἈρχαίαἑλληνικά" style:family="text">
      <style:text-properties style:font-weight-complex="bold" style:font-size-complex="14pt" fo:language="el" fo:country="GR"/>
    </style:style>
    <style:style style:name="T6657" style:parent-style-name="AncientGreekἈρχαίαἑλληνικά" style:family="text">
      <style:text-properties style:font-weight-complex="bold" style:font-size-complex="14pt"/>
    </style:style>
    <style:style style:name="P6658" style:parent-style-name="Standard" style:family="paragraph">
      <style:paragraph-properties fo:widows="0" fo:orphans="0">
        <style:tab-stops>
          <style:tab-stop style:type="left" style:position="2.1979in"/>
        </style:tab-stops>
      </style:paragraph-properties>
    </style:style>
    <style:style style:name="T6659" style:parent-style-name="AncientGreekἈρχαίαἑλληνικά" style:family="text">
      <style:text-properties style:font-weight-complex="bold" style:font-size-complex="14pt" fo:language="el" fo:country="GR"/>
    </style:style>
    <style:style style:name="T6660" style:parent-style-name="AncientGreekἈρχαίαἑλληνικά" style:family="text">
      <style:text-properties style:font-weight-complex="bold" style:font-size-complex="14pt"/>
    </style:style>
    <style:style style:name="T6661" style:parent-style-name="AncientGreekἈρχαίαἑλληνικά" style:family="text">
      <style:text-properties style:font-weight-complex="bold" style:font-size-complex="14pt" fo:language="el" fo:country="GR"/>
    </style:style>
    <style:style style:name="T6662" style:parent-style-name="AncientGreekἈρχαίαἑλληνικά" style:family="text">
      <style:text-properties style:font-weight-complex="bold" style:font-size-complex="14pt"/>
    </style:style>
    <style:style style:name="T6663" style:parent-style-name="AncientGreekἈρχαίαἑλληνικά" style:family="text">
      <style:text-properties style:font-weight-complex="bold" style:font-size-complex="14pt" fo:language="el" fo:country="GR"/>
    </style:style>
    <style:style style:name="T6664" style:parent-style-name="AncientGreekἈρχαίαἑλληνικά" style:family="text">
      <style:text-properties style:font-weight-complex="bold" style:font-size-complex="14pt"/>
    </style:style>
    <style:style style:name="T6665" style:parent-style-name="AncientGreekἈρχαίαἑλληνικά" style:family="text">
      <style:text-properties style:font-weight-complex="bold" style:font-size-complex="14pt" fo:language="el" fo:country="GR"/>
    </style:style>
    <style:style style:name="T6666" style:parent-style-name="AncientGreekἈρχαίαἑλληνικά" style:family="text">
      <style:text-properties style:font-weight-complex="bold" style:font-size-complex="14pt"/>
    </style:style>
    <style:style style:name="T6667" style:parent-style-name="AncientGreekἈρχαίαἑλληνικά" style:family="text">
      <style:text-properties style:font-weight-complex="bold" style:font-size-complex="14pt" fo:language="el" fo:country="GR"/>
    </style:style>
    <style:style style:name="T6668" style:parent-style-name="AncientGreekἈρχαίαἑλληνικά" style:family="text">
      <style:text-properties style:font-weight-complex="bold" style:font-size-complex="14pt"/>
    </style:style>
    <style:style style:name="T6669" style:parent-style-name="AncientGreekἈρχαίαἑλληνικά" style:family="text">
      <style:text-properties style:font-weight-complex="bold" style:font-size-complex="14pt" fo:language="el" fo:country="GR"/>
    </style:style>
    <style:style style:name="T6670" style:parent-style-name="AncientGreekἈρχαίαἑλληνικά" style:family="text">
      <style:text-properties style:font-weight-complex="bold" style:font-size-complex="14pt"/>
    </style:style>
    <style:style style:name="T6671" style:parent-style-name="AncientGreekἈρχαίαἑλληνικά" style:family="text">
      <style:text-properties style:font-weight-complex="bold" style:font-size-complex="14pt" fo:language="el" fo:country="GR"/>
    </style:style>
    <style:style style:name="T6672" style:parent-style-name="AncientGreekἈρχαίαἑλληνικά" style:family="text">
      <style:text-properties style:font-weight-complex="bold" style:font-size-complex="14pt"/>
    </style:style>
    <style:style style:name="T6673" style:parent-style-name="AncientGreekἈρχαίαἑλληνικά" style:family="text">
      <style:text-properties style:font-weight-complex="bold" style:font-size-complex="14pt" fo:language="el" fo:country="GR"/>
    </style:style>
    <style:style style:name="T6674" style:parent-style-name="AncientGreekἈρχαίαἑλληνικά" style:family="text">
      <style:text-properties style:font-weight-complex="bold" style:font-size-complex="14pt"/>
    </style:style>
    <style:style style:name="T6675" style:parent-style-name="AncientGreekἈρχαίαἑλληνικά" style:family="text">
      <style:text-properties style:font-weight-complex="bold" style:font-size-complex="14pt" fo:language="el" fo:country="GR"/>
    </style:style>
    <style:style style:name="T6676" style:parent-style-name="AncientGreekἈρχαίαἑλληνικά" style:family="text">
      <style:text-properties style:font-weight-complex="bold" style:font-size-complex="14pt"/>
    </style:style>
    <style:style style:name="T6677" style:parent-style-name="AncientGreekἈρχαίαἑλληνικά" style:family="text">
      <style:text-properties style:font-weight-complex="bold" style:font-size-complex="14pt" fo:language="el" fo:country="GR"/>
    </style:style>
    <style:style style:name="T6678" style:parent-style-name="AncientGreekἈρχαίαἑλληνικά" style:family="text">
      <style:text-properties style:font-weight-complex="bold" style:font-size-complex="14pt"/>
    </style:style>
    <style:style style:name="T6679" style:parent-style-name="AncientGreekἈρχαίαἑλληνικά" style:family="text">
      <style:text-properties style:font-weight-complex="bold" style:font-size-complex="14pt" fo:language="el" fo:country="GR"/>
    </style:style>
    <style:style style:name="T6680" style:parent-style-name="AncientGreekἈρχαίαἑλληνικά" style:family="text">
      <style:text-properties style:font-weight-complex="bold" style:font-size-complex="14pt"/>
    </style:style>
    <style:style style:name="T6681" style:parent-style-name="AncientGreekἈρχαίαἑλληνικά" style:family="text">
      <style:text-properties style:font-weight-complex="bold" style:font-size-complex="14pt" fo:language="el" fo:country="GR"/>
    </style:style>
    <style:style style:name="T6682" style:parent-style-name="AncientGreekἈρχαίαἑλληνικά" style:family="text">
      <style:text-properties style:font-weight-complex="bold" style:font-size-complex="14pt"/>
    </style:style>
    <style:style style:name="T6683" style:parent-style-name="AncientGreekἈρχαίαἑλληνικά" style:family="text">
      <style:text-properties style:font-weight-complex="bold" style:font-size-complex="14pt" fo:language="el" fo:country="GR"/>
    </style:style>
    <style:style style:name="T6684" style:parent-style-name="AncientGreekἈρχαίαἑλληνικά" style:family="text">
      <style:text-properties style:font-weight-complex="bold" style:font-size-complex="14pt"/>
    </style:style>
    <style:style style:name="T6685" style:parent-style-name="AncientGreekἈρχαίαἑλληνικά" style:family="text">
      <style:text-properties style:font-weight-complex="bold" style:font-size-complex="14pt" fo:language="el" fo:country="GR"/>
    </style:style>
    <style:style style:name="T6686" style:parent-style-name="AncientGreekἈρχαίαἑλληνικά" style:family="text">
      <style:text-properties style:font-weight-complex="bold" style:font-size-complex="14pt"/>
    </style:style>
    <style:style style:name="T6687" style:parent-style-name="AncientGreekἈρχαίαἑλληνικά" style:family="text">
      <style:text-properties style:font-weight-complex="bold" style:font-size-complex="14pt" fo:language="el" fo:country="GR"/>
    </style:style>
    <style:style style:name="T6688" style:parent-style-name="AncientGreekἈρχαίαἑλληνικά" style:family="text">
      <style:text-properties style:font-weight-complex="bold" style:font-size-complex="14pt"/>
    </style:style>
    <style:style style:name="T6689" style:parent-style-name="AncientGreekἈρχαίαἑλληνικά" style:family="text">
      <style:text-properties style:font-weight-complex="bold" style:font-size-complex="14pt" fo:language="el" fo:country="GR"/>
    </style:style>
    <style:style style:name="T6690" style:parent-style-name="AncientGreekἈρχαίαἑλληνικά" style:family="text">
      <style:text-properties style:font-weight-complex="bold" style:font-size-complex="14pt"/>
    </style:style>
    <style:style style:name="T6691" style:parent-style-name="AncientGreekἈρχαίαἑλληνικά" style:family="text">
      <style:text-properties style:font-weight-complex="bold" style:font-size-complex="14pt" fo:language="el" fo:country="GR"/>
    </style:style>
    <style:style style:name="T6692" style:parent-style-name="AncientGreekἈρχαίαἑλληνικά" style:family="text">
      <style:text-properties style:font-weight-complex="bold" style:font-size-complex="14pt"/>
    </style:style>
    <style:style style:name="TableCell6693" style:family="table-cell">
      <style:table-cell-properties fo:border="0.0069in solid #000000" fo:background-color="#FFFFFF" style:writing-mode="lr-tb" fo:padding-top="0in" fo:padding-left="0.1527in" fo:padding-bottom="0in" fo:padding-right="0.15in"/>
    </style:style>
    <style:style style:name="P6694" style:parent-style-name="Standard" style:family="paragraph">
      <style:paragraph-properties fo:widows="0" fo:orphans="0"/>
      <style:text-properties style:font-name="AncientGreek"/>
    </style:style>
    <style:style style:name="P6695" style:parent-style-name="Standard" style:family="paragraph">
      <style:paragraph-properties fo:widows="0" fo:orphans="0"/>
      <style:text-properties style:font-name="AncientGreek"/>
    </style:style>
    <style:style style:name="P6696" style:parent-style-name="Standard" style:family="paragraph">
      <style:paragraph-properties fo:widows="0" fo:orphans="0"/>
      <style:text-properties style:font-name="AncientGreek"/>
    </style:style>
    <style:style style:name="TableRow6697" style:family="table-row">
      <style:table-row-properties style:min-row-height="0.0138in" style:use-optimal-row-height="false" fo:keep-together="always"/>
    </style:style>
    <style:style style:name="TableCell6698" style:family="table-cell">
      <style:table-cell-properties fo:border="0.0069in solid #000000" fo:background-color="#FFFFFF" style:writing-mode="lr-tb" fo:padding-top="0in" fo:padding-left="0.1527in" fo:padding-bottom="0in" fo:padding-right="0.15in"/>
    </style:style>
    <style:style style:name="P6699"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670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70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702" style:parent-style-name="AncientGreekἈρχαίαἑλληνικά" style:family="text">
      <style:text-properties style:font-weight-complex="bold" style:font-size-complex="14pt" fo:language="el" fo:country="GR"/>
    </style:style>
    <style:style style:name="P6703" style:parent-style-name="Standard" style:family="paragraph">
      <style:paragraph-properties fo:widows="0" fo:orphans="0">
        <style:tab-stops>
          <style:tab-stop style:type="left" style:position="2.1979in"/>
        </style:tab-stops>
      </style:paragraph-properties>
    </style:style>
    <style:style style:name="T6704" style:parent-style-name="AncientGreekἈρχαίαἑλληνικά" style:family="text">
      <style:text-properties style:font-weight-complex="bold" style:font-size-complex="14pt" fo:language="el" fo:country="GR"/>
    </style:style>
    <style:style style:name="TableCell6705" style:family="table-cell">
      <style:table-cell-properties fo:border="0.0069in solid #000000" fo:background-color="#FFFFFF" style:writing-mode="lr-tb" fo:padding-top="0in" fo:padding-left="0.1527in" fo:padding-bottom="0in" fo:padding-right="0.15in"/>
    </style:style>
    <style:style style:name="P6706" style:parent-style-name="Standard" style:family="paragraph">
      <style:paragraph-properties fo:widows="0" fo:orphans="0"/>
      <style:text-properties style:font-name="AncientGreek"/>
    </style:style>
    <style:style style:name="P6707" style:parent-style-name="Standard" style:family="paragraph">
      <style:paragraph-properties fo:widows="0" fo:orphans="0"/>
      <style:text-properties style:font-name="AncientGreek"/>
    </style:style>
    <style:style style:name="P6708" style:parent-style-name="Standard" style:family="paragraph">
      <style:paragraph-properties fo:widows="0" fo:orphans="0"/>
      <style:text-properties style:font-name="AncientGreek"/>
    </style:style>
    <style:style style:name="P6709" style:parent-style-name="Standard" style:family="paragraph">
      <style:paragraph-properties fo:widows="0" fo:orphans="0"/>
      <style:text-properties style:font-name="AncientGreek"/>
    </style:style>
    <style:style style:name="TableRow6710" style:family="table-row">
      <style:table-row-properties style:min-row-height="0.0138in" style:use-optimal-row-height="false" fo:keep-together="always"/>
    </style:style>
    <style:style style:name="TableCell6711" style:family="table-cell">
      <style:table-cell-properties fo:border="0.0069in solid #000000" fo:background-color="#FFFFFF" style:writing-mode="lr-tb" fo:padding-top="0in" fo:padding-left="0.1527in" fo:padding-bottom="0in" fo:padding-right="0.15in"/>
    </style:style>
    <style:style style:name="P6712" style:parent-style-name="Standard" style:family="paragraph">
      <style:paragraph-properties fo:keep-with-next="always" fo:widows="0" fo:orphans="0" fo:text-align="center">
        <style:tab-stops>
          <style:tab-stop style:type="center" style:position="1in"/>
          <style:tab-stop style:type="left" style:position="2.3437in"/>
        </style:tab-stops>
      </style:paragraph-properties>
    </style:style>
    <style:style style:name="T6713" style:parent-style-name="AncientGreekἈρχαίαἑλληνικά" style:family="text">
      <style:text-properties fo:font-weight="bold" style:font-weight-asian="bold" style:font-weight-complex="bold" fo:font-size="18pt" style:font-size-asian="18pt" style:font-size-complex="14pt"/>
    </style:style>
    <style:style style:name="T671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715" style:parent-style-name="AncientGreekἈρχαίαἑλληνικά" style:family="text">
      <style:text-properties fo:font-weight="bold" style:font-weight-asian="bold" style:font-weight-complex="bold" fo:font-size="18pt" style:font-size-asian="18pt" style:font-size-complex="14pt"/>
    </style:style>
    <style:style style:name="T671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717" style:parent-style-name="AncientGreekἈρχαίαἑλληνικά" style:family="text">
      <style:text-properties fo:font-weight="bold" style:font-weight-asian="bold" style:font-weight-complex="bold" fo:font-size="18pt" style:font-size-asian="18pt" style:font-size-complex="14pt"/>
    </style:style>
    <style:style style:name="T671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719" style:parent-style-name="AncientGreekἈρχαίαἑλληνικά" style:family="text">
      <style:text-properties fo:font-weight="bold" style:font-weight-asian="bold" style:font-weight-complex="bold" fo:font-size="18pt" style:font-size-asian="18pt" style:font-size-complex="14pt"/>
    </style:style>
    <style:style style:name="T6720" style:parent-style-name="AncientGreekἈρχαίαἑλληνικά" style:family="text">
      <style:text-properties fo:font-weight="bold" style:font-weight-asian="bold" style:font-weight-complex="bold" fo:font-size="18pt" style:font-size-asian="18pt" style:font-size-complex="14pt"/>
    </style:style>
    <style:style style:name="T6721" style:parent-style-name="AncientGreekἈρχαίαἑλληνικά" style:family="text">
      <style:text-properties style:font-weight-complex="bold" style:font-size-complex="14pt" fo:language="el" fo:country="GR"/>
    </style:style>
    <style:style style:name="T6722" style:parent-style-name="AncientGreekἈρχαίαἑλληνικά" style:family="text">
      <style:text-properties style:font-weight-complex="bold" style:font-size-complex="14pt"/>
    </style:style>
    <style:style style:name="T6723" style:parent-style-name="AncientGreekἈρχαίαἑλληνικά" style:family="text">
      <style:text-properties style:font-weight-complex="bold" style:font-size-complex="14pt" fo:language="el" fo:country="GR"/>
    </style:style>
    <style:style style:name="T6724" style:parent-style-name="AncientGreekἈρχαίαἑλληνικά" style:family="text">
      <style:text-properties style:font-weight-complex="bold" style:font-size-complex="14pt"/>
    </style:style>
    <style:style style:name="T6725" style:parent-style-name="AncientGreekἈρχαίαἑλληνικά" style:family="text">
      <style:text-properties style:font-weight-complex="bold" style:font-size-complex="14pt" fo:language="el" fo:country="GR"/>
    </style:style>
    <style:style style:name="T6726" style:parent-style-name="AncientGreekἈρχαίαἑλληνικά" style:family="text">
      <style:text-properties style:font-weight-complex="bold" style:font-size-complex="14pt"/>
    </style:style>
    <style:style style:name="T6727" style:parent-style-name="AncientGreekἈρχαίαἑλληνικά" style:family="text">
      <style:text-properties style:font-weight-complex="bold" style:font-size-complex="14pt" fo:language="el" fo:country="GR"/>
    </style:style>
    <style:style style:name="T6728" style:parent-style-name="AncientGreekἈρχαίαἑλληνικά" style:family="text">
      <style:text-properties style:font-weight-complex="bold" style:font-size-complex="14pt"/>
    </style:style>
    <style:style style:name="T6729" style:parent-style-name="AncientGreekἈρχαίαἑλληνικά" style:family="text">
      <style:text-properties style:font-weight-complex="bold" style:font-size-complex="14pt" fo:language="el" fo:country="GR"/>
    </style:style>
    <style:style style:name="T6730" style:parent-style-name="AncientGreekἈρχαίαἑλληνικά" style:family="text">
      <style:text-properties style:font-weight-complex="bold" style:font-size-complex="14pt"/>
    </style:style>
    <style:style style:name="T6731" style:parent-style-name="AncientGreekἈρχαίαἑλληνικά" style:family="text">
      <style:text-properties style:font-weight-complex="bold" style:font-size-complex="14pt" fo:language="el" fo:country="GR"/>
    </style:style>
    <style:style style:name="T6732" style:parent-style-name="AncientGreekἈρχαίαἑλληνικά" style:family="text">
      <style:text-properties style:font-weight-complex="bold" style:font-size-complex="14pt"/>
    </style:style>
    <style:style style:name="T6733" style:parent-style-name="AncientGreekἈρχαίαἑλληνικά" style:family="text">
      <style:text-properties style:font-weight-complex="bold" style:font-size-complex="14pt" fo:language="el" fo:country="GR"/>
    </style:style>
    <style:style style:name="T6734" style:parent-style-name="AncientGreekἈρχαίαἑλληνικά" style:family="text">
      <style:text-properties style:font-weight-complex="bold" style:font-size-complex="14pt"/>
    </style:style>
    <style:style style:name="T6735" style:parent-style-name="AncientGreekἈρχαίαἑλληνικά" style:family="text">
      <style:text-properties style:font-weight-complex="bold" style:font-size-complex="14pt" fo:language="el" fo:country="GR"/>
    </style:style>
    <style:style style:name="T6736" style:parent-style-name="AncientGreekἈρχαίαἑλληνικά" style:family="text">
      <style:text-properties style:font-weight-complex="bold" style:font-size-complex="14pt"/>
    </style:style>
    <style:style style:name="T6737" style:parent-style-name="AncientGreekἈρχαίαἑλληνικά" style:family="text">
      <style:text-properties style:font-weight-complex="bold" style:font-size-complex="14pt" fo:language="el" fo:country="GR"/>
    </style:style>
    <style:style style:name="T6738" style:parent-style-name="AncientGreekἈρχαίαἑλληνικά" style:family="text">
      <style:text-properties style:font-weight-complex="bold" style:font-size-complex="14pt"/>
    </style:style>
    <style:style style:name="T6739" style:parent-style-name="AncientGreekἈρχαίαἑλληνικά" style:family="text">
      <style:text-properties style:font-weight-complex="bold" style:font-size-complex="14pt" fo:language="el" fo:country="GR"/>
    </style:style>
    <style:style style:name="T6740" style:parent-style-name="AncientGreekἈρχαίαἑλληνικά" style:family="text">
      <style:text-properties style:font-weight-complex="bold" style:font-size-complex="14pt"/>
    </style:style>
    <style:style style:name="T6741" style:parent-style-name="AncientGreekἈρχαίαἑλληνικά" style:family="text">
      <style:text-properties style:font-weight-complex="bold" style:font-size-complex="14pt" fo:language="el" fo:country="GR"/>
    </style:style>
    <style:style style:name="T6742" style:parent-style-name="AncientGreekἈρχαίαἑλληνικά" style:family="text">
      <style:text-properties style:font-weight-complex="bold" style:font-size-complex="14pt"/>
    </style:style>
    <style:style style:name="T6743" style:parent-style-name="AncientGreekἈρχαίαἑλληνικά" style:family="text">
      <style:text-properties style:font-weight-complex="bold" style:font-size-complex="14pt" fo:language="el" fo:country="GR"/>
    </style:style>
    <style:style style:name="T6744" style:parent-style-name="AncientGreekἈρχαίαἑλληνικά" style:family="text">
      <style:text-properties style:font-weight-complex="bold" style:font-size-complex="14pt"/>
    </style:style>
    <style:style style:name="T6745" style:parent-style-name="AncientGreekἈρχαίαἑλληνικά" style:family="text">
      <style:text-properties style:font-weight-complex="bold" style:font-size-complex="14pt" fo:language="el" fo:country="GR"/>
    </style:style>
    <style:style style:name="T6746" style:parent-style-name="AncientGreekἈρχαίαἑλληνικά" style:family="text">
      <style:text-properties style:font-weight-complex="bold" style:font-size-complex="14pt"/>
    </style:style>
    <style:style style:name="T6747" style:parent-style-name="AncientGreekἈρχαίαἑλληνικά" style:family="text">
      <style:text-properties style:font-weight-complex="bold" style:font-size-complex="14pt" fo:language="el" fo:country="GR"/>
    </style:style>
    <style:style style:name="T6748" style:parent-style-name="AncientGreekἈρχαίαἑλληνικά" style:family="text">
      <style:text-properties style:font-weight-complex="bold" style:font-size-complex="14pt"/>
    </style:style>
    <style:style style:name="T6749" style:parent-style-name="AncientGreekἈρχαίαἑλληνικά" style:family="text">
      <style:text-properties style:font-weight-complex="bold" style:font-size-complex="14pt" fo:language="el" fo:country="GR"/>
    </style:style>
    <style:style style:name="T6750" style:parent-style-name="AncientGreekἈρχαίαἑλληνικά" style:family="text">
      <style:text-properties style:font-weight-complex="bold" style:font-size-complex="14pt"/>
    </style:style>
    <style:style style:name="T6751" style:parent-style-name="AncientGreekἈρχαίαἑλληνικά" style:family="text">
      <style:text-properties style:font-weight-complex="bold" style:font-size-complex="14pt" fo:language="el" fo:country="GR"/>
    </style:style>
    <style:style style:name="T6752" style:parent-style-name="AncientGreekἈρχαίαἑλληνικά" style:family="text">
      <style:text-properties style:font-weight-complex="bold" style:font-size-complex="14pt"/>
    </style:style>
    <style:style style:name="T6753" style:parent-style-name="AncientGreekἈρχαίαἑλληνικά" style:family="text">
      <style:text-properties style:font-weight-complex="bold" style:font-size-complex="14pt" fo:language="el" fo:country="GR"/>
    </style:style>
    <style:style style:name="T6754" style:parent-style-name="AncientGreekἈρχαίαἑλληνικά" style:family="text">
      <style:text-properties style:font-weight-complex="bold" style:font-size-complex="14pt"/>
    </style:style>
    <style:style style:name="T6755" style:parent-style-name="AncientGreekἈρχαίαἑλληνικά" style:family="text">
      <style:text-properties style:font-weight-complex="bold" style:font-size-complex="14pt" fo:language="el" fo:country="GR"/>
    </style:style>
    <style:style style:name="T6756" style:parent-style-name="AncientGreekἈρχαίαἑλληνικά" style:family="text">
      <style:text-properties style:font-weight-complex="bold" style:font-size-complex="14pt"/>
    </style:style>
    <style:style style:name="T6757" style:parent-style-name="AncientGreekἈρχαίαἑλληνικά" style:family="text">
      <style:text-properties style:font-weight-complex="bold" style:font-size-complex="14pt" fo:language="el" fo:country="GR"/>
    </style:style>
    <style:style style:name="T6758" style:parent-style-name="AncientGreekἈρχαίαἑλληνικά" style:family="text">
      <style:text-properties style:font-weight-complex="bold" style:font-size-complex="14pt"/>
    </style:style>
    <style:style style:name="T6759" style:parent-style-name="AncientGreekἈρχαίαἑλληνικά" style:family="text">
      <style:text-properties style:font-weight-complex="bold" style:font-size-complex="14pt" fo:language="el" fo:country="GR"/>
    </style:style>
    <style:style style:name="T6760" style:parent-style-name="AncientGreekἈρχαίαἑλληνικά" style:family="text">
      <style:text-properties style:font-weight-complex="bold" style:font-size-complex="14pt"/>
    </style:style>
    <style:style style:name="T6761" style:parent-style-name="AncientGreekἈρχαίαἑλληνικά" style:family="text">
      <style:text-properties style:font-weight-complex="bold" style:font-size-complex="14pt" fo:language="el" fo:country="GR"/>
    </style:style>
    <style:style style:name="T6762" style:parent-style-name="AncientGreekἈρχαίαἑλληνικά" style:family="text">
      <style:text-properties style:font-weight-complex="bold" style:font-size-complex="14pt"/>
    </style:style>
    <style:style style:name="T6763" style:parent-style-name="AncientGreekἈρχαίαἑλληνικά" style:family="text">
      <style:text-properties style:font-weight-complex="bold" style:font-size-complex="14pt" fo:language="el" fo:country="GR"/>
    </style:style>
    <style:style style:name="T6764" style:parent-style-name="AncientGreekἈρχαίαἑλληνικά" style:family="text">
      <style:text-properties style:font-weight-complex="bold" style:font-size-complex="14pt"/>
    </style:style>
    <style:style style:name="T6765" style:parent-style-name="AncientGreekἈρχαίαἑλληνικά" style:family="text">
      <style:text-properties style:font-weight-complex="bold" style:font-size-complex="14pt" fo:language="el" fo:country="GR"/>
    </style:style>
    <style:style style:name="T6766" style:parent-style-name="AncientGreekἈρχαίαἑλληνικά" style:family="text">
      <style:text-properties style:font-weight-complex="bold" style:font-size-complex="14pt"/>
    </style:style>
    <style:style style:name="T6767" style:parent-style-name="AncientGreekἈρχαίαἑλληνικά" style:family="text">
      <style:text-properties style:font-weight-complex="bold" style:font-size-complex="14pt" fo:language="el" fo:country="GR"/>
    </style:style>
    <style:style style:name="T6768" style:parent-style-name="AncientGreekἈρχαίαἑλληνικά" style:family="text">
      <style:text-properties style:font-weight-complex="bold" style:font-size-complex="14pt"/>
    </style:style>
    <style:style style:name="T6769" style:parent-style-name="AncientGreekἈρχαίαἑλληνικά" style:family="text">
      <style:text-properties style:font-weight-complex="bold" style:font-size-complex="14pt" fo:language="el" fo:country="GR"/>
    </style:style>
    <style:style style:name="T6770" style:parent-style-name="AncientGreekἈρχαίαἑλληνικά" style:family="text">
      <style:text-properties style:font-weight-complex="bold" style:font-size-complex="14pt"/>
    </style:style>
    <style:style style:name="T6771" style:parent-style-name="AncientGreekἈρχαίαἑλληνικά" style:family="text">
      <style:text-properties style:font-weight-complex="bold" style:font-size-complex="14pt" fo:language="el" fo:country="GR"/>
    </style:style>
    <style:style style:name="T6772" style:parent-style-name="AncientGreekἈρχαίαἑλληνικά" style:family="text">
      <style:text-properties style:font-weight-complex="bold" style:font-size-complex="14pt"/>
    </style:style>
    <style:style style:name="T6773" style:parent-style-name="AncientGreekἈρχαίαἑλληνικά" style:family="text">
      <style:text-properties style:font-weight-complex="bold" style:font-size-complex="14pt" fo:language="el" fo:country="GR"/>
    </style:style>
    <style:style style:name="T6774" style:parent-style-name="AncientGreekἈρχαίαἑλληνικά" style:family="text">
      <style:text-properties style:font-weight-complex="bold" style:font-size-complex="14pt"/>
    </style:style>
    <style:style style:name="T6775" style:parent-style-name="AncientGreekἈρχαίαἑλληνικά" style:family="text">
      <style:text-properties style:font-weight-complex="bold" style:font-size-complex="14pt" fo:language="el" fo:country="GR"/>
    </style:style>
    <style:style style:name="T6776" style:parent-style-name="AncientGreekἈρχαίαἑλληνικά" style:family="text">
      <style:text-properties style:font-weight-complex="bold" style:font-size-complex="14pt"/>
    </style:style>
    <style:style style:name="T6777" style:parent-style-name="AncientGreekἈρχαίαἑλληνικά" style:family="text">
      <style:text-properties style:font-weight-complex="bold" style:font-size-complex="14pt" fo:language="el" fo:country="GR"/>
    </style:style>
    <style:style style:name="T6778" style:parent-style-name="AncientGreekἈρχαίαἑλληνικά" style:family="text">
      <style:text-properties style:font-weight-complex="bold" style:font-size-complex="14pt"/>
    </style:style>
    <style:style style:name="T6779" style:parent-style-name="AncientGreekἈρχαίαἑλληνικά" style:family="text">
      <style:text-properties style:font-weight-complex="bold" style:font-size-complex="14pt" fo:language="el" fo:country="GR"/>
    </style:style>
    <style:style style:name="T6780" style:parent-style-name="AncientGreekἈρχαίαἑλληνικά" style:family="text">
      <style:text-properties style:font-weight-complex="bold" style:font-size-complex="14pt"/>
    </style:style>
    <style:style style:name="T6781" style:parent-style-name="AncientGreekἈρχαίαἑλληνικά" style:family="text">
      <style:text-properties style:font-weight-complex="bold" style:font-size-complex="14pt" fo:language="el" fo:country="GR"/>
    </style:style>
    <style:style style:name="T6782" style:parent-style-name="AncientGreekἈρχαίαἑλληνικά" style:family="text">
      <style:text-properties style:font-weight-complex="bold" style:font-size-complex="14pt"/>
    </style:style>
    <style:style style:name="T6783" style:parent-style-name="AncientGreekἈρχαίαἑλληνικά" style:family="text">
      <style:text-properties style:font-weight-complex="bold" style:font-size-complex="14pt" fo:language="el" fo:country="GR"/>
    </style:style>
    <style:style style:name="T6784" style:parent-style-name="AncientGreekἈρχαίαἑλληνικά" style:family="text">
      <style:text-properties style:font-weight-complex="bold" style:font-size-complex="14pt"/>
    </style:style>
    <style:style style:name="T6785" style:parent-style-name="AncientGreekἈρχαίαἑλληνικά" style:family="text">
      <style:text-properties style:font-weight-complex="bold" style:font-size-complex="14pt" fo:language="el" fo:country="GR"/>
    </style:style>
    <style:style style:name="T6786" style:parent-style-name="AncientGreekἈρχαίαἑλληνικά" style:family="text">
      <style:text-properties style:font-weight-complex="bold" style:font-size-complex="14pt"/>
    </style:style>
    <style:style style:name="T6787" style:parent-style-name="AncientGreekἈρχαίαἑλληνικά" style:family="text">
      <style:text-properties style:font-weight-complex="bold" style:font-size-complex="14pt" fo:language="el" fo:country="GR"/>
    </style:style>
    <style:style style:name="T6788" style:parent-style-name="AncientGreekἈρχαίαἑλληνικά" style:family="text">
      <style:text-properties style:font-weight-complex="bold" style:font-size-complex="14pt"/>
    </style:style>
    <style:style style:name="T6789" style:parent-style-name="AncientGreekἈρχαίαἑλληνικά" style:family="text">
      <style:text-properties style:font-weight-complex="bold" style:font-size-complex="14pt" fo:language="el" fo:country="GR"/>
    </style:style>
    <style:style style:name="T6790" style:parent-style-name="AncientGreekἈρχαίαἑλληνικά" style:family="text">
      <style:text-properties style:font-weight-complex="bold" style:font-size-complex="14pt"/>
    </style:style>
    <style:style style:name="T6791" style:parent-style-name="AncientGreekἈρχαίαἑλληνικά" style:family="text">
      <style:text-properties style:font-weight-complex="bold" style:font-size-complex="14pt" fo:language="el" fo:country="GR"/>
    </style:style>
    <style:style style:name="T6792" style:parent-style-name="AncientGreekἈρχαίαἑλληνικά" style:family="text">
      <style:text-properties style:font-weight-complex="bold" style:font-size-complex="14pt"/>
    </style:style>
    <style:style style:name="T6793" style:parent-style-name="AncientGreekἈρχαίαἑλληνικά" style:family="text">
      <style:text-properties style:font-weight-complex="bold" style:font-size-complex="14pt" fo:language="el" fo:country="GR"/>
    </style:style>
    <style:style style:name="T6794" style:parent-style-name="AncientGreekἈρχαίαἑλληνικά" style:family="text">
      <style:text-properties style:font-weight-complex="bold" style:font-size-complex="14pt"/>
    </style:style>
    <style:style style:name="T6795" style:parent-style-name="AncientGreekἈρχαίαἑλληνικά" style:family="text">
      <style:text-properties style:font-weight-complex="bold" style:font-size-complex="14pt" fo:language="el" fo:country="GR"/>
    </style:style>
    <style:style style:name="T6796" style:parent-style-name="AncientGreekἈρχαίαἑλληνικά" style:family="text">
      <style:text-properties style:font-weight-complex="bold" style:font-size-complex="14pt"/>
    </style:style>
    <style:style style:name="T6797" style:parent-style-name="AncientGreekἈρχαίαἑλληνικά" style:family="text">
      <style:text-properties style:font-weight-complex="bold" style:font-size-complex="14pt" fo:language="el" fo:country="GR"/>
    </style:style>
    <style:style style:name="T6798" style:parent-style-name="AncientGreekἈρχαίαἑλληνικά" style:family="text">
      <style:text-properties style:font-weight-complex="bold" style:font-size-complex="14pt"/>
    </style:style>
    <style:style style:name="T6799" style:parent-style-name="AncientGreekἈρχαίαἑλληνικά" style:family="text">
      <style:text-properties style:font-weight-complex="bold" style:font-size-complex="14pt" fo:language="el" fo:country="GR"/>
    </style:style>
    <style:style style:name="T6800" style:parent-style-name="AncientGreekἈρχαίαἑλληνικά" style:family="text">
      <style:text-properties style:font-weight-complex="bold" style:font-size-complex="14pt"/>
    </style:style>
    <style:style style:name="T6801" style:parent-style-name="AncientGreekἈρχαίαἑλληνικά" style:family="text">
      <style:text-properties style:font-weight-complex="bold" style:font-size-complex="14pt" fo:language="el" fo:country="GR"/>
    </style:style>
    <style:style style:name="T6802" style:parent-style-name="AncientGreekἈρχαίαἑλληνικά" style:family="text">
      <style:text-properties style:font-weight-complex="bold" style:font-size-complex="14pt"/>
    </style:style>
    <style:style style:name="T6803" style:parent-style-name="AncientGreekἈρχαίαἑλληνικά" style:family="text">
      <style:text-properties style:font-weight-complex="bold" style:font-size-complex="14pt" fo:language="el" fo:country="GR"/>
    </style:style>
    <style:style style:name="T6804" style:parent-style-name="AncientGreekἈρχαίαἑλληνικά" style:family="text">
      <style:text-properties style:font-weight-complex="bold" style:font-size-complex="14pt"/>
    </style:style>
    <style:style style:name="T6805" style:parent-style-name="AncientGreekἈρχαίαἑλληνικά" style:family="text">
      <style:text-properties style:font-weight-complex="bold" style:font-size-complex="14pt" fo:language="el" fo:country="GR"/>
    </style:style>
    <style:style style:name="T6806" style:parent-style-name="AncientGreekἈρχαίαἑλληνικά" style:family="text">
      <style:text-properties style:font-weight-complex="bold" style:font-size-complex="14pt"/>
    </style:style>
    <style:style style:name="T6807" style:parent-style-name="AncientGreekἈρχαίαἑλληνικά" style:family="text">
      <style:text-properties style:font-weight-complex="bold" style:font-size-complex="14pt" fo:language="el" fo:country="GR"/>
    </style:style>
    <style:style style:name="T6808" style:parent-style-name="AncientGreekἈρχαίαἑλληνικά" style:family="text">
      <style:text-properties style:font-weight-complex="bold" style:font-size-complex="14pt"/>
    </style:style>
    <style:style style:name="T6809" style:parent-style-name="AncientGreekἈρχαίαἑλληνικά" style:family="text">
      <style:text-properties style:font-weight-complex="bold" style:font-size-complex="14pt" fo:language="el" fo:country="GR"/>
    </style:style>
    <style:style style:name="T6810" style:parent-style-name="AncientGreekἈρχαίαἑλληνικά" style:family="text">
      <style:text-properties style:font-weight-complex="bold" style:font-size-complex="14pt"/>
    </style:style>
    <style:style style:name="T6811" style:parent-style-name="AncientGreekἈρχαίαἑλληνικά" style:family="text">
      <style:text-properties style:font-weight-complex="bold" style:font-size-complex="14pt" fo:language="el" fo:country="GR"/>
    </style:style>
    <style:style style:name="T6812" style:parent-style-name="AncientGreekἈρχαίαἑλληνικά" style:family="text">
      <style:text-properties style:font-weight-complex="bold" style:font-size-complex="14pt"/>
    </style:style>
    <style:style style:name="T6813" style:parent-style-name="AncientGreekἈρχαίαἑλληνικά" style:family="text">
      <style:text-properties style:font-weight-complex="bold" style:font-size-complex="14pt" fo:language="el" fo:country="GR"/>
    </style:style>
    <style:style style:name="T6814" style:parent-style-name="AncientGreekἈρχαίαἑλληνικά" style:family="text">
      <style:text-properties style:font-weight-complex="bold" style:font-size-complex="14pt"/>
    </style:style>
    <style:style style:name="T6815" style:parent-style-name="AncientGreekἈρχαίαἑλληνικά" style:family="text">
      <style:text-properties style:font-weight-complex="bold" style:font-size-complex="14pt" fo:language="el" fo:country="GR"/>
    </style:style>
    <style:style style:name="T6816" style:parent-style-name="AncientGreekἈρχαίαἑλληνικά" style:family="text">
      <style:text-properties style:font-weight-complex="bold" style:font-size-complex="14pt"/>
    </style:style>
    <style:style style:name="T6817" style:parent-style-name="AncientGreekἈρχαίαἑλληνικά" style:family="text">
      <style:text-properties style:font-weight-complex="bold" style:font-size-complex="14pt" fo:language="el" fo:country="GR"/>
    </style:style>
    <style:style style:name="T6818" style:parent-style-name="AncientGreekἈρχαίαἑλληνικά" style:family="text">
      <style:text-properties style:font-weight-complex="bold" style:font-size-complex="14pt"/>
    </style:style>
    <style:style style:name="T6819" style:parent-style-name="AncientGreekἈρχαίαἑλληνικά" style:family="text">
      <style:text-properties style:font-weight-complex="bold" style:font-size-complex="14pt" fo:language="el" fo:country="GR"/>
    </style:style>
    <style:style style:name="T6820" style:parent-style-name="AncientGreekἈρχαίαἑλληνικά" style:family="text">
      <style:text-properties style:font-weight-complex="bold" style:font-size-complex="14pt"/>
    </style:style>
    <style:style style:name="T6821" style:parent-style-name="AncientGreekἈρχαίαἑλληνικά" style:family="text">
      <style:text-properties style:font-weight-complex="bold" style:font-size-complex="14pt" fo:language="el" fo:country="GR"/>
    </style:style>
    <style:style style:name="T6822" style:parent-style-name="AncientGreekἈρχαίαἑλληνικά" style:family="text">
      <style:text-properties style:font-weight-complex="bold" style:font-size-complex="14pt"/>
    </style:style>
    <style:style style:name="T6823" style:parent-style-name="AncientGreekἈρχαίαἑλληνικά" style:family="text">
      <style:text-properties style:font-weight-complex="bold" style:font-size-complex="14pt" fo:language="el" fo:country="GR"/>
    </style:style>
    <style:style style:name="T6824" style:parent-style-name="AncientGreekἈρχαίαἑλληνικά" style:family="text">
      <style:text-properties style:font-weight-complex="bold" style:font-size-complex="14pt"/>
    </style:style>
    <style:style style:name="T6825" style:parent-style-name="AncientGreekἈρχαίαἑλληνικά" style:family="text">
      <style:text-properties style:font-weight-complex="bold" style:font-size-complex="14pt" fo:language="el" fo:country="GR"/>
    </style:style>
    <style:style style:name="T6826" style:parent-style-name="AncientGreekἈρχαίαἑλληνικά" style:family="text">
      <style:text-properties style:font-weight-complex="bold" style:font-size-complex="14pt"/>
    </style:style>
    <style:style style:name="P6827" style:parent-style-name="Standard" style:family="paragraph">
      <style:paragraph-properties fo:widows="0" fo:orphans="0">
        <style:tab-stops>
          <style:tab-stop style:type="left" style:position="2.3437in"/>
        </style:tab-stops>
      </style:paragraph-properties>
    </style:style>
    <style:style style:name="T6828" style:parent-style-name="AncientGreekἈρχαίαἑλληνικά" style:family="text">
      <style:text-properties style:font-weight-complex="bold" style:font-size-complex="14pt" fo:language="el" fo:country="GR"/>
    </style:style>
    <style:style style:name="T6829" style:parent-style-name="AncientGreekἈρχαίαἑλληνικά" style:family="text">
      <style:text-properties style:font-weight-complex="bold" style:font-size-complex="14pt"/>
    </style:style>
    <style:style style:name="T6830" style:parent-style-name="AncientGreekἈρχαίαἑλληνικά" style:family="text">
      <style:text-properties style:font-weight-complex="bold" style:font-size-complex="14pt" fo:language="el" fo:country="GR"/>
    </style:style>
    <style:style style:name="T6831" style:parent-style-name="AncientGreekἈρχαίαἑλληνικά" style:family="text">
      <style:text-properties style:font-weight-complex="bold" style:font-size-complex="14pt"/>
    </style:style>
    <style:style style:name="T6832" style:parent-style-name="AncientGreekἈρχαίαἑλληνικά" style:family="text">
      <style:text-properties style:font-weight-complex="bold" style:font-size-complex="14pt" fo:language="el" fo:country="GR"/>
    </style:style>
    <style:style style:name="T6833" style:parent-style-name="AncientGreekἈρχαίαἑλληνικά" style:family="text">
      <style:text-properties style:font-weight-complex="bold" style:font-size-complex="14pt"/>
    </style:style>
    <style:style style:name="T6834" style:parent-style-name="AncientGreekἈρχαίαἑλληνικά" style:family="text">
      <style:text-properties style:font-weight-complex="bold" style:font-size-complex="14pt" fo:language="el" fo:country="GR"/>
    </style:style>
    <style:style style:name="T6835" style:parent-style-name="AncientGreekἈρχαίαἑλληνικά" style:family="text">
      <style:text-properties style:font-weight-complex="bold" style:font-size-complex="14pt"/>
    </style:style>
    <style:style style:name="T6836" style:parent-style-name="AncientGreekἈρχαίαἑλληνικά" style:family="text">
      <style:text-properties style:font-weight-complex="bold" style:font-size-complex="14pt" fo:language="el" fo:country="GR"/>
    </style:style>
    <style:style style:name="T6837" style:parent-style-name="AncientGreekἈρχαίαἑλληνικά" style:family="text">
      <style:text-properties style:font-weight-complex="bold" style:font-size-complex="14pt"/>
    </style:style>
    <style:style style:name="T6838" style:parent-style-name="AncientGreekἈρχαίαἑλληνικά" style:family="text">
      <style:text-properties style:font-weight-complex="bold" style:font-size-complex="14pt" fo:language="el" fo:country="GR"/>
    </style:style>
    <style:style style:name="T6839" style:parent-style-name="AncientGreekἈρχαίαἑλληνικά" style:family="text">
      <style:text-properties style:font-weight-complex="bold" style:font-size-complex="14pt"/>
    </style:style>
    <style:style style:name="T6840" style:parent-style-name="AncientGreekἈρχαίαἑλληνικά" style:family="text">
      <style:text-properties style:font-weight-complex="bold" style:font-size-complex="14pt" fo:language="el" fo:country="GR"/>
    </style:style>
    <style:style style:name="T6841" style:parent-style-name="AncientGreekἈρχαίαἑλληνικά" style:family="text">
      <style:text-properties style:font-weight-complex="bold" style:font-size-complex="14pt"/>
    </style:style>
    <style:style style:name="T6842" style:parent-style-name="AncientGreekἈρχαίαἑλληνικά" style:family="text">
      <style:text-properties style:font-weight-complex="bold" style:font-size-complex="14pt" fo:language="el" fo:country="GR"/>
    </style:style>
    <style:style style:name="T6843" style:parent-style-name="AncientGreekἈρχαίαἑλληνικά" style:family="text">
      <style:text-properties style:font-weight-complex="bold" style:font-size-complex="14pt"/>
    </style:style>
    <style:style style:name="T6844" style:parent-style-name="AncientGreekἈρχαίαἑλληνικά" style:family="text">
      <style:text-properties style:font-weight-complex="bold" style:font-size-complex="14pt" fo:language="el" fo:country="GR"/>
    </style:style>
    <style:style style:name="T6845" style:parent-style-name="AncientGreekἈρχαίαἑλληνικά" style:family="text">
      <style:text-properties style:font-weight-complex="bold" style:font-size-complex="14pt"/>
    </style:style>
    <style:style style:name="T6846" style:parent-style-name="AncientGreekἈρχαίαἑλληνικά" style:family="text">
      <style:text-properties style:font-weight-complex="bold" style:font-size-complex="14pt" fo:language="el" fo:country="GR"/>
    </style:style>
    <style:style style:name="T6847" style:parent-style-name="AncientGreekἈρχαίαἑλληνικά" style:family="text">
      <style:text-properties style:font-weight-complex="bold" style:font-size-complex="14pt"/>
    </style:style>
    <style:style style:name="T6848" style:parent-style-name="AncientGreekἈρχαίαἑλληνικά" style:family="text">
      <style:text-properties style:font-weight-complex="bold" style:font-size-complex="14pt" fo:language="el" fo:country="GR"/>
    </style:style>
    <style:style style:name="T6849" style:parent-style-name="AncientGreekἈρχαίαἑλληνικά" style:family="text">
      <style:text-properties style:font-weight-complex="bold" style:font-size-complex="14pt"/>
    </style:style>
    <style:style style:name="T6850" style:parent-style-name="AncientGreekἈρχαίαἑλληνικά" style:family="text">
      <style:text-properties style:font-weight-complex="bold" style:font-size-complex="14pt" fo:language="el" fo:country="GR"/>
    </style:style>
    <style:style style:name="T6851" style:parent-style-name="AncientGreekἈρχαίαἑλληνικά" style:family="text">
      <style:text-properties style:font-weight-complex="bold" style:font-size-complex="14pt"/>
    </style:style>
    <style:style style:name="T6852" style:parent-style-name="AncientGreekἈρχαίαἑλληνικά" style:family="text">
      <style:text-properties style:font-weight-complex="bold" style:font-size-complex="14pt" fo:language="el" fo:country="GR"/>
    </style:style>
    <style:style style:name="T6853" style:parent-style-name="AncientGreekἈρχαίαἑλληνικά" style:family="text">
      <style:text-properties style:font-weight-complex="bold" style:font-size-complex="14pt"/>
    </style:style>
    <style:style style:name="T6854" style:parent-style-name="AncientGreekἈρχαίαἑλληνικά" style:family="text">
      <style:text-properties style:font-weight-complex="bold" style:font-size-complex="14pt" fo:language="el" fo:country="GR"/>
    </style:style>
    <style:style style:name="T6855" style:parent-style-name="AncientGreekἈρχαίαἑλληνικά" style:family="text">
      <style:text-properties style:font-weight-complex="bold" style:font-size-complex="14pt"/>
    </style:style>
    <style:style style:name="T6856" style:parent-style-name="AncientGreekἈρχαίαἑλληνικά" style:family="text">
      <style:text-properties style:font-weight-complex="bold" style:font-size-complex="14pt" fo:language="el" fo:country="GR"/>
    </style:style>
    <style:style style:name="T6857" style:parent-style-name="AncientGreekἈρχαίαἑλληνικά" style:family="text">
      <style:text-properties style:font-weight-complex="bold" style:font-size-complex="14pt"/>
    </style:style>
    <style:style style:name="T6858" style:parent-style-name="AncientGreekἈρχαίαἑλληνικά" style:family="text">
      <style:text-properties style:font-weight-complex="bold" style:font-size-complex="14pt" fo:language="el" fo:country="GR"/>
    </style:style>
    <style:style style:name="T6859" style:parent-style-name="AncientGreekἈρχαίαἑλληνικά" style:family="text">
      <style:text-properties style:font-weight-complex="bold" style:font-size-complex="14pt"/>
    </style:style>
    <style:style style:name="TableCell6860" style:family="table-cell">
      <style:table-cell-properties fo:border="0.0069in solid #000000" fo:background-color="#FFFFFF" style:writing-mode="lr-tb" fo:padding-top="0in" fo:padding-left="0.1527in" fo:padding-bottom="0in" fo:padding-right="0.15in"/>
    </style:style>
    <style:style style:name="P6861" style:parent-style-name="Standard" style:family="paragraph">
      <style:paragraph-properties fo:widows="0" fo:orphans="0"/>
      <style:text-properties style:font-name="AncientGreek"/>
    </style:style>
    <style:style style:name="P6862" style:parent-style-name="Standard" style:family="paragraph">
      <style:paragraph-properties fo:widows="0" fo:orphans="0"/>
      <style:text-properties style:font-name="AncientGreek"/>
    </style:style>
    <style:style style:name="P6863" style:parent-style-name="Standard" style:family="paragraph">
      <style:paragraph-properties fo:widows="0" fo:orphans="0"/>
    </style:style>
    <style:style style:name="T6864" style:parent-style-name="DefaultParagraphFont" style:family="text">
      <style:text-properties style:font-name="AncientGreek"/>
    </style:style>
    <style:style style:name="T6865" style:parent-style-name="DefaultParagraphFont" style:family="text">
      <style:text-properties style:font-name="AncientGreek" fo:language="el" fo:country="GR"/>
    </style:style>
    <style:style style:name="P6866" style:parent-style-name="Standard" style:family="paragraph">
      <style:paragraph-properties fo:widows="0" fo:orphans="0"/>
      <style:text-properties style:font-name="AncientGreek" fo:language="el" fo:country="GR"/>
    </style:style>
    <style:style style:name="P6867" style:parent-style-name="Standard" style:family="paragraph">
      <style:paragraph-properties fo:widows="0" fo:orphans="0"/>
      <style:text-properties style:font-name="AncientGreek"/>
    </style:style>
    <style:style style:name="P6868" style:parent-style-name="Standard" style:family="paragraph">
      <style:paragraph-properties fo:widows="0" fo:orphans="0"/>
      <style:text-properties style:font-name="AncientGreek"/>
    </style:style>
    <style:style style:name="TableRow6869" style:family="table-row">
      <style:table-row-properties style:min-row-height="0.0138in" style:use-optimal-row-height="false" fo:keep-together="always"/>
    </style:style>
    <style:style style:name="TableCell6870" style:family="table-cell">
      <style:table-cell-properties fo:border="0.0069in solid #000000" fo:background-color="#FFFFFF" style:writing-mode="lr-tb" fo:padding-top="0in" fo:padding-left="0.1527in" fo:padding-bottom="0in" fo:padding-right="0.15in"/>
    </style:style>
    <style:style style:name="P6871" style:parent-style-name="Standard" style:family="paragraph">
      <style:paragraph-properties fo:keep-with-next="always" fo:widows="0" fo:orphans="0" fo:text-align="center">
        <style:tab-stops>
          <style:tab-stop style:type="center" style:position="1in"/>
          <style:tab-stop style:type="left" style:position="2.927in"/>
        </style:tab-stops>
      </style:paragraph-properties>
    </style:style>
    <style:style style:name="T687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87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874" style:parent-style-name="AncientGreekἈρχαίαἑλληνικά" style:family="text">
      <style:text-properties style:font-weight-complex="bold" style:font-size-complex="14pt" fo:language="el" fo:country="GR"/>
    </style:style>
    <style:style style:name="P6875" style:parent-style-name="Standard" style:family="paragraph">
      <style:paragraph-properties fo:widows="0" fo:orphans="0">
        <style:tab-stops>
          <style:tab-stop style:type="left" style:position="2.927in"/>
        </style:tab-stops>
      </style:paragraph-properties>
    </style:style>
    <style:style style:name="T6876" style:parent-style-name="AncientGreekἈρχαίαἑλληνικά" style:family="text">
      <style:text-properties style:font-weight-complex="bold" style:font-size-complex="14pt" fo:language="el" fo:country="GR"/>
    </style:style>
    <style:style style:name="TableCell6877" style:family="table-cell">
      <style:table-cell-properties fo:border="0.0069in solid #000000" fo:background-color="#FFFFFF" style:writing-mode="lr-tb" fo:padding-top="0in" fo:padding-left="0.1527in" fo:padding-bottom="0in" fo:padding-right="0.15in"/>
    </style:style>
    <style:style style:name="P6878" style:parent-style-name="Standard" style:family="paragraph">
      <style:paragraph-properties fo:widows="0" fo:orphans="0"/>
      <style:text-properties style:font-name="AncientGreek"/>
    </style:style>
    <style:style style:name="P6879" style:parent-style-name="Standard" style:family="paragraph">
      <style:paragraph-properties fo:widows="0" fo:orphans="0"/>
    </style:style>
    <style:style style:name="T6880" style:parent-style-name="DefaultParagraphFont" style:family="text">
      <style:text-properties style:font-name="AncientGreek"/>
    </style:style>
    <style:style style:name="T6881" style:parent-style-name="DefaultParagraphFont" style:family="text">
      <style:text-properties style:font-name="AncientGreek" fo:language="el" fo:country="GR"/>
    </style:style>
    <style:style style:name="P6882" style:parent-style-name="Standard" style:family="paragraph">
      <style:paragraph-properties fo:widows="0" fo:orphans="0"/>
      <style:text-properties style:font-name="AncientGreek" fo:language="el" fo:country="GR"/>
    </style:style>
    <style:style style:name="P6883" style:parent-style-name="Standard" style:family="paragraph">
      <style:paragraph-properties fo:widows="0" fo:orphans="0"/>
      <style:text-properties style:font-name="AncientGreek"/>
    </style:style>
    <style:style style:name="TableRow6884" style:family="table-row">
      <style:table-row-properties style:min-row-height="0.0138in" style:use-optimal-row-height="false" fo:keep-together="always"/>
    </style:style>
    <style:style style:name="TableCell6885" style:family="table-cell">
      <style:table-cell-properties fo:border="0.0069in solid #000000" fo:background-color="#FFFFFF" style:writing-mode="lr-tb" fo:padding-top="0in" fo:padding-left="0.1527in" fo:padding-bottom="0in" fo:padding-right="0.15in"/>
    </style:style>
    <style:style style:name="P6886" style:parent-style-name="Standard" style:family="paragraph">
      <style:paragraph-properties fo:keep-with-next="always" fo:widows="0" fo:orphans="0" fo:text-align="center">
        <style:tab-stops>
          <style:tab-stop style:type="center" style:position="1in"/>
          <style:tab-stop style:type="left" style:position="1.1666in"/>
        </style:tab-stops>
      </style:paragraph-properties>
    </style:style>
    <style:style style:name="T6887" style:parent-style-name="AncientGreekἈρχαίαἑλληνικά" style:family="text">
      <style:text-properties fo:font-weight="bold" style:font-weight-asian="bold" style:font-weight-complex="bold" fo:font-size="18pt" style:font-size-asian="18pt" style:font-size-complex="14pt"/>
    </style:style>
    <style:style style:name="T688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889" style:parent-style-name="AncientGreekἈρχαίαἑλληνικά" style:family="text">
      <style:text-properties fo:font-weight="bold" style:font-weight-asian="bold" style:font-weight-complex="bold" fo:font-size="18pt" style:font-size-asian="18pt" style:font-size-complex="14pt"/>
    </style:style>
    <style:style style:name="T689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891" style:parent-style-name="AncientGreekἈρχαίαἑλληνικά" style:family="text">
      <style:text-properties fo:font-weight="bold" style:font-weight-asian="bold" style:font-weight-complex="bold" fo:font-size="18pt" style:font-size-asian="18pt" style:font-size-complex="14pt"/>
    </style:style>
    <style:style style:name="T689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6893" style:parent-style-name="AncientGreekἈρχαίαἑλληνικά" style:family="text">
      <style:text-properties fo:font-weight="bold" style:font-weight-asian="bold" style:font-weight-complex="bold" fo:font-size="18pt" style:font-size-asian="18pt" style:font-size-complex="14pt"/>
    </style:style>
    <style:style style:name="T6894" style:parent-style-name="AncientGreekἈρχαίαἑλληνικά" style:family="text">
      <style:text-properties fo:font-weight="bold" style:font-weight-asian="bold" style:font-weight-complex="bold" fo:font-size="18pt" style:font-size-asian="18pt" style:font-size-complex="14pt"/>
    </style:style>
    <style:style style:name="T6895" style:parent-style-name="AncientGreekἈρχαίαἑλληνικά" style:family="text">
      <style:text-properties style:font-weight-complex="bold" style:font-size-complex="14pt" fo:language="el" fo:country="GR"/>
    </style:style>
    <style:style style:name="T6896" style:parent-style-name="AncientGreekἈρχαίαἑλληνικά" style:family="text">
      <style:text-properties style:font-weight-complex="bold" style:font-size-complex="14pt"/>
    </style:style>
    <style:style style:name="T6897" style:parent-style-name="AncientGreekἈρχαίαἑλληνικά" style:family="text">
      <style:text-properties style:font-weight-complex="bold" style:font-size-complex="14pt" fo:language="el" fo:country="GR"/>
    </style:style>
    <style:style style:name="T6898" style:parent-style-name="AncientGreekἈρχαίαἑλληνικά" style:family="text">
      <style:text-properties style:font-weight-complex="bold" style:font-size-complex="14pt"/>
    </style:style>
    <style:style style:name="T6899" style:parent-style-name="AncientGreekἈρχαίαἑλληνικά" style:family="text">
      <style:text-properties style:font-weight-complex="bold" style:font-size-complex="14pt" fo:language="el" fo:country="GR"/>
    </style:style>
    <style:style style:name="T6900" style:parent-style-name="AncientGreekἈρχαίαἑλληνικά" style:family="text">
      <style:text-properties style:font-weight-complex="bold" style:font-size-complex="14pt"/>
    </style:style>
    <style:style style:name="T6901" style:parent-style-name="AncientGreekἈρχαίαἑλληνικά" style:family="text">
      <style:text-properties style:font-weight-complex="bold" style:font-size-complex="14pt" fo:language="el" fo:country="GR"/>
    </style:style>
    <style:style style:name="T6902" style:parent-style-name="AncientGreekἈρχαίαἑλληνικά" style:family="text">
      <style:text-properties style:font-weight-complex="bold" style:font-size-complex="14pt"/>
    </style:style>
    <style:style style:name="T6903" style:parent-style-name="AncientGreekἈρχαίαἑλληνικά" style:family="text">
      <style:text-properties style:font-weight-complex="bold" style:font-size-complex="14pt" fo:language="el" fo:country="GR"/>
    </style:style>
    <style:style style:name="T6904" style:parent-style-name="AncientGreekἈρχαίαἑλληνικά" style:family="text">
      <style:text-properties style:font-weight-complex="bold" style:font-size-complex="14pt"/>
    </style:style>
    <style:style style:name="T6905" style:parent-style-name="AncientGreekἈρχαίαἑλληνικά" style:family="text">
      <style:text-properties style:font-weight-complex="bold" style:font-size-complex="14pt" fo:language="el" fo:country="GR"/>
    </style:style>
    <style:style style:name="T6906" style:parent-style-name="AncientGreekἈρχαίαἑλληνικά" style:family="text">
      <style:text-properties style:font-weight-complex="bold" style:font-size-complex="14pt"/>
    </style:style>
    <style:style style:name="T6907" style:parent-style-name="AncientGreekἈρχαίαἑλληνικά" style:family="text">
      <style:text-properties style:font-weight-complex="bold" style:font-size-complex="14pt" fo:language="el" fo:country="GR"/>
    </style:style>
    <style:style style:name="T6908" style:parent-style-name="AncientGreekἈρχαίαἑλληνικά" style:family="text">
      <style:text-properties style:font-weight-complex="bold" style:font-size-complex="14pt"/>
    </style:style>
    <style:style style:name="T6909" style:parent-style-name="AncientGreekἈρχαίαἑλληνικά" style:family="text">
      <style:text-properties style:font-weight-complex="bold" style:font-size-complex="14pt" fo:language="el" fo:country="GR"/>
    </style:style>
    <style:style style:name="T6910" style:parent-style-name="AncientGreekἈρχαίαἑλληνικά" style:family="text">
      <style:text-properties style:font-weight-complex="bold" style:font-size-complex="14pt"/>
    </style:style>
    <style:style style:name="T6911" style:parent-style-name="AncientGreekἈρχαίαἑλληνικά" style:family="text">
      <style:text-properties style:font-weight-complex="bold" style:font-size-complex="14pt" fo:language="el" fo:country="GR"/>
    </style:style>
    <style:style style:name="T6912" style:parent-style-name="AncientGreekἈρχαίαἑλληνικά" style:family="text">
      <style:text-properties style:font-weight-complex="bold" style:font-size-complex="14pt"/>
    </style:style>
    <style:style style:name="T6913" style:parent-style-name="AncientGreekἈρχαίαἑλληνικά" style:family="text">
      <style:text-properties style:font-weight-complex="bold" style:font-size-complex="14pt" fo:language="el" fo:country="GR"/>
    </style:style>
    <style:style style:name="T6914" style:parent-style-name="AncientGreekἈρχαίαἑλληνικά" style:family="text">
      <style:text-properties style:font-weight-complex="bold" style:font-size-complex="14pt"/>
    </style:style>
    <style:style style:name="T6915" style:parent-style-name="AncientGreekἈρχαίαἑλληνικά" style:family="text">
      <style:text-properties style:font-weight-complex="bold" style:font-size-complex="14pt" fo:language="el" fo:country="GR"/>
    </style:style>
    <style:style style:name="T6916" style:parent-style-name="AncientGreekἈρχαίαἑλληνικά" style:family="text">
      <style:text-properties style:font-weight-complex="bold" style:font-size-complex="14pt"/>
    </style:style>
    <style:style style:name="T6917" style:parent-style-name="AncientGreekἈρχαίαἑλληνικά" style:family="text">
      <style:text-properties style:font-weight-complex="bold" style:font-size-complex="14pt" fo:language="el" fo:country="GR"/>
    </style:style>
    <style:style style:name="T6918" style:parent-style-name="AncientGreekἈρχαίαἑλληνικά" style:family="text">
      <style:text-properties style:font-weight-complex="bold" style:font-size-complex="14pt"/>
    </style:style>
    <style:style style:name="T6919" style:parent-style-name="AncientGreekἈρχαίαἑλληνικά" style:family="text">
      <style:text-properties style:font-weight-complex="bold" style:font-size-complex="14pt" fo:language="el" fo:country="GR"/>
    </style:style>
    <style:style style:name="T6920" style:parent-style-name="AncientGreekἈρχαίαἑλληνικά" style:family="text">
      <style:text-properties style:font-weight-complex="bold" style:font-size-complex="14pt"/>
    </style:style>
    <style:style style:name="T6921" style:parent-style-name="AncientGreekἈρχαίαἑλληνικά" style:family="text">
      <style:text-properties style:font-weight-complex="bold" style:font-size-complex="14pt" fo:language="el" fo:country="GR"/>
    </style:style>
    <style:style style:name="T6922" style:parent-style-name="AncientGreekἈρχαίαἑλληνικά" style:family="text">
      <style:text-properties style:font-weight-complex="bold" style:font-size-complex="14pt"/>
    </style:style>
    <style:style style:name="T6923" style:parent-style-name="AncientGreekἈρχαίαἑλληνικά" style:family="text">
      <style:text-properties style:font-weight-complex="bold" style:font-size-complex="14pt" fo:language="el" fo:country="GR"/>
    </style:style>
    <style:style style:name="T6924" style:parent-style-name="AncientGreekἈρχαίαἑλληνικά" style:family="text">
      <style:text-properties style:font-weight-complex="bold" style:font-size-complex="14pt"/>
    </style:style>
    <style:style style:name="T6925" style:parent-style-name="AncientGreekἈρχαίαἑλληνικά" style:family="text">
      <style:text-properties style:font-weight-complex="bold" style:font-size-complex="14pt" fo:language="el" fo:country="GR"/>
    </style:style>
    <style:style style:name="T6926" style:parent-style-name="AncientGreekἈρχαίαἑλληνικά" style:family="text">
      <style:text-properties style:font-weight-complex="bold" style:font-size-complex="14pt"/>
    </style:style>
    <style:style style:name="T6927" style:parent-style-name="AncientGreekἈρχαίαἑλληνικά" style:family="text">
      <style:text-properties style:font-weight-complex="bold" style:font-size-complex="14pt" fo:language="el" fo:country="GR"/>
    </style:style>
    <style:style style:name="T6928" style:parent-style-name="AncientGreekἈρχαίαἑλληνικά" style:family="text">
      <style:text-properties style:font-weight-complex="bold" style:font-size-complex="14pt"/>
    </style:style>
    <style:style style:name="T6929" style:parent-style-name="AncientGreekἈρχαίαἑλληνικά" style:family="text">
      <style:text-properties style:font-weight-complex="bold" style:font-size-complex="14pt" fo:language="el" fo:country="GR"/>
    </style:style>
    <style:style style:name="T6930" style:parent-style-name="AncientGreekἈρχαίαἑλληνικά" style:family="text">
      <style:text-properties style:font-weight-complex="bold" style:font-size-complex="14pt"/>
    </style:style>
    <style:style style:name="T6931" style:parent-style-name="AncientGreekἈρχαίαἑλληνικά" style:family="text">
      <style:text-properties style:font-weight-complex="bold" style:font-size-complex="14pt" fo:language="el" fo:country="GR"/>
    </style:style>
    <style:style style:name="T6932" style:parent-style-name="AncientGreekἈρχαίαἑλληνικά" style:family="text">
      <style:text-properties style:font-weight-complex="bold" style:font-size-complex="14pt"/>
    </style:style>
    <style:style style:name="T6933" style:parent-style-name="AncientGreekἈρχαίαἑλληνικά" style:family="text">
      <style:text-properties style:font-weight-complex="bold" style:font-size-complex="14pt" fo:language="el" fo:country="GR"/>
    </style:style>
    <style:style style:name="T6934" style:parent-style-name="AncientGreekἈρχαίαἑλληνικά" style:family="text">
      <style:text-properties style:font-weight-complex="bold" style:font-size-complex="14pt"/>
    </style:style>
    <style:style style:name="T6935" style:parent-style-name="AncientGreekἈρχαίαἑλληνικά" style:family="text">
      <style:text-properties style:font-weight-complex="bold" style:font-size-complex="14pt" fo:language="el" fo:country="GR"/>
    </style:style>
    <style:style style:name="T6936" style:parent-style-name="AncientGreekἈρχαίαἑλληνικά" style:family="text">
      <style:text-properties style:font-weight-complex="bold" style:font-size-complex="14pt"/>
    </style:style>
    <style:style style:name="T6937" style:parent-style-name="AncientGreekἈρχαίαἑλληνικά" style:family="text">
      <style:text-properties style:font-weight-complex="bold" style:font-size-complex="14pt" fo:language="el" fo:country="GR"/>
    </style:style>
    <style:style style:name="T6938" style:parent-style-name="AncientGreekἈρχαίαἑλληνικά" style:family="text">
      <style:text-properties style:font-weight-complex="bold" style:font-size-complex="14pt"/>
    </style:style>
    <style:style style:name="T6939" style:parent-style-name="AncientGreekἈρχαίαἑλληνικά" style:family="text">
      <style:text-properties style:font-weight-complex="bold" style:font-size-complex="14pt" fo:language="el" fo:country="GR"/>
    </style:style>
    <style:style style:name="T6940" style:parent-style-name="AncientGreekἈρχαίαἑλληνικά" style:family="text">
      <style:text-properties style:font-weight-complex="bold" style:font-size-complex="14pt"/>
    </style:style>
    <style:style style:name="T6941" style:parent-style-name="AncientGreekἈρχαίαἑλληνικά" style:family="text">
      <style:text-properties style:font-weight-complex="bold" style:font-size-complex="14pt" fo:language="el" fo:country="GR"/>
    </style:style>
    <style:style style:name="T6942" style:parent-style-name="AncientGreekἈρχαίαἑλληνικά" style:family="text">
      <style:text-properties style:font-weight-complex="bold" style:font-size-complex="14pt"/>
    </style:style>
    <style:style style:name="T6943" style:parent-style-name="AncientGreekἈρχαίαἑλληνικά" style:family="text">
      <style:text-properties style:font-weight-complex="bold" style:font-size-complex="14pt" fo:language="el" fo:country="GR"/>
    </style:style>
    <style:style style:name="T6944" style:parent-style-name="AncientGreekἈρχαίαἑλληνικά" style:family="text">
      <style:text-properties style:font-weight-complex="bold" style:font-size-complex="14pt"/>
    </style:style>
    <style:style style:name="T6945" style:parent-style-name="AncientGreekἈρχαίαἑλληνικά" style:family="text">
      <style:text-properties style:font-weight-complex="bold" style:font-size-complex="14pt" fo:language="el" fo:country="GR"/>
    </style:style>
    <style:style style:name="T6946" style:parent-style-name="AncientGreekἈρχαίαἑλληνικά" style:family="text">
      <style:text-properties style:font-weight-complex="bold" style:font-size-complex="14pt"/>
    </style:style>
    <style:style style:name="T6947" style:parent-style-name="AncientGreekἈρχαίαἑλληνικά" style:family="text">
      <style:text-properties style:font-weight-complex="bold" style:font-size-complex="14pt" fo:language="el" fo:country="GR"/>
    </style:style>
    <style:style style:name="T6948" style:parent-style-name="AncientGreekἈρχαίαἑλληνικά" style:family="text">
      <style:text-properties style:font-weight-complex="bold" style:font-size-complex="14pt"/>
    </style:style>
    <style:style style:name="T6949" style:parent-style-name="AncientGreekἈρχαίαἑλληνικά" style:family="text">
      <style:text-properties style:font-weight-complex="bold" style:font-size-complex="14pt" fo:language="el" fo:country="GR"/>
    </style:style>
    <style:style style:name="T6950" style:parent-style-name="AncientGreekἈρχαίαἑλληνικά" style:family="text">
      <style:text-properties style:font-weight-complex="bold" style:font-size-complex="14pt"/>
    </style:style>
    <style:style style:name="T6951" style:parent-style-name="AncientGreekἈρχαίαἑλληνικά" style:family="text">
      <style:text-properties style:font-weight-complex="bold" style:font-size-complex="14pt" fo:language="el" fo:country="GR"/>
    </style:style>
    <style:style style:name="T6952" style:parent-style-name="AncientGreekἈρχαίαἑλληνικά" style:family="text">
      <style:text-properties style:font-weight-complex="bold" style:font-size-complex="14pt"/>
    </style:style>
    <style:style style:name="T6953" style:parent-style-name="AncientGreekἈρχαίαἑλληνικά" style:family="text">
      <style:text-properties style:font-weight-complex="bold" style:font-size-complex="14pt" fo:language="el" fo:country="GR"/>
    </style:style>
    <style:style style:name="T6954" style:parent-style-name="AncientGreekἈρχαίαἑλληνικά" style:family="text">
      <style:text-properties style:font-weight-complex="bold" style:font-size-complex="14pt"/>
    </style:style>
    <style:style style:name="T6955" style:parent-style-name="AncientGreekἈρχαίαἑλληνικά" style:family="text">
      <style:text-properties style:font-weight-complex="bold" style:font-size-complex="14pt" fo:language="el" fo:country="GR"/>
    </style:style>
    <style:style style:name="T6956" style:parent-style-name="AncientGreekἈρχαίαἑλληνικά" style:family="text">
      <style:text-properties style:font-weight-complex="bold" style:font-size-complex="14pt"/>
    </style:style>
    <style:style style:name="T6957" style:parent-style-name="AncientGreekἈρχαίαἑλληνικά" style:family="text">
      <style:text-properties style:font-weight-complex="bold" style:font-size-complex="14pt" fo:language="el" fo:country="GR"/>
    </style:style>
    <style:style style:name="T6958" style:parent-style-name="AncientGreekἈρχαίαἑλληνικά" style:family="text">
      <style:text-properties style:font-weight-complex="bold" style:font-size-complex="14pt"/>
    </style:style>
    <style:style style:name="T6959" style:parent-style-name="AncientGreekἈρχαίαἑλληνικά" style:family="text">
      <style:text-properties style:font-weight-complex="bold" style:font-size-complex="14pt" fo:language="el" fo:country="GR"/>
    </style:style>
    <style:style style:name="T6960" style:parent-style-name="AncientGreekἈρχαίαἑλληνικά" style:family="text">
      <style:text-properties style:font-weight-complex="bold" style:font-size-complex="14pt"/>
    </style:style>
    <style:style style:name="T6961" style:parent-style-name="AncientGreekἈρχαίαἑλληνικά" style:family="text">
      <style:text-properties style:font-weight-complex="bold" style:font-size-complex="14pt" fo:language="el" fo:country="GR"/>
    </style:style>
    <style:style style:name="T6962" style:parent-style-name="AncientGreekἈρχαίαἑλληνικά" style:family="text">
      <style:text-properties style:font-weight-complex="bold" style:font-size-complex="14pt"/>
    </style:style>
    <style:style style:name="T6963" style:parent-style-name="AncientGreekἈρχαίαἑλληνικά" style:family="text">
      <style:text-properties style:font-weight-complex="bold" style:font-size-complex="14pt" fo:language="el" fo:country="GR"/>
    </style:style>
    <style:style style:name="T6964" style:parent-style-name="AncientGreekἈρχαίαἑλληνικά" style:family="text">
      <style:text-properties style:font-weight-complex="bold" style:font-size-complex="14pt"/>
    </style:style>
    <style:style style:name="T6965" style:parent-style-name="AncientGreekἈρχαίαἑλληνικά" style:family="text">
      <style:text-properties style:font-weight-complex="bold" style:font-size-complex="14pt" fo:language="el" fo:country="GR"/>
    </style:style>
    <style:style style:name="T6966" style:parent-style-name="AncientGreekἈρχαίαἑλληνικά" style:family="text">
      <style:text-properties style:font-weight-complex="bold" style:font-size-complex="14pt"/>
    </style:style>
    <style:style style:name="T6967" style:parent-style-name="AncientGreekἈρχαίαἑλληνικά" style:family="text">
      <style:text-properties style:font-weight-complex="bold" style:font-size-complex="14pt" fo:language="el" fo:country="GR"/>
    </style:style>
    <style:style style:name="T6968" style:parent-style-name="AncientGreekἈρχαίαἑλληνικά" style:family="text">
      <style:text-properties style:font-weight-complex="bold" style:font-size-complex="14pt"/>
    </style:style>
    <style:style style:name="T6969" style:parent-style-name="AncientGreekἈρχαίαἑλληνικά" style:family="text">
      <style:text-properties style:font-weight-complex="bold" style:font-size-complex="14pt" fo:language="el" fo:country="GR"/>
    </style:style>
    <style:style style:name="T6970" style:parent-style-name="AncientGreekἈρχαίαἑλληνικά" style:family="text">
      <style:text-properties style:font-weight-complex="bold" style:font-size-complex="14pt"/>
    </style:style>
    <style:style style:name="T6971" style:parent-style-name="AncientGreekἈρχαίαἑλληνικά" style:family="text">
      <style:text-properties style:font-weight-complex="bold" style:font-size-complex="14pt" fo:language="el" fo:country="GR"/>
    </style:style>
    <style:style style:name="T6972" style:parent-style-name="AncientGreekἈρχαίαἑλληνικά" style:family="text">
      <style:text-properties style:font-weight-complex="bold" style:font-size-complex="14pt"/>
    </style:style>
    <style:style style:name="T6973" style:parent-style-name="AncientGreekἈρχαίαἑλληνικά" style:family="text">
      <style:text-properties style:font-weight-complex="bold" style:font-size-complex="14pt" fo:language="el" fo:country="GR"/>
    </style:style>
    <style:style style:name="T6974" style:parent-style-name="AncientGreekἈρχαίαἑλληνικά" style:family="text">
      <style:text-properties style:font-weight-complex="bold" style:font-size-complex="14pt"/>
    </style:style>
    <style:style style:name="T6975" style:parent-style-name="AncientGreekἈρχαίαἑλληνικά" style:family="text">
      <style:text-properties style:font-weight-complex="bold" style:font-size-complex="14pt" fo:language="el" fo:country="GR"/>
    </style:style>
    <style:style style:name="T6976" style:parent-style-name="AncientGreekἈρχαίαἑλληνικά" style:family="text">
      <style:text-properties style:font-weight-complex="bold" style:font-size-complex="14pt"/>
    </style:style>
    <style:style style:name="T6977" style:parent-style-name="AncientGreekἈρχαίαἑλληνικά" style:family="text">
      <style:text-properties style:font-weight-complex="bold" style:font-size-complex="14pt" fo:language="el" fo:country="GR"/>
    </style:style>
    <style:style style:name="T6978" style:parent-style-name="AncientGreekἈρχαίαἑλληνικά" style:family="text">
      <style:text-properties style:font-weight-complex="bold" style:font-size-complex="14pt"/>
    </style:style>
    <style:style style:name="T6979" style:parent-style-name="AncientGreekἈρχαίαἑλληνικά" style:family="text">
      <style:text-properties style:font-weight-complex="bold" style:font-size-complex="14pt" fo:language="el" fo:country="GR"/>
    </style:style>
    <style:style style:name="T6980" style:parent-style-name="AncientGreekἈρχαίαἑλληνικά" style:family="text">
      <style:text-properties style:font-weight-complex="bold" style:font-size-complex="14pt"/>
    </style:style>
    <style:style style:name="T6981" style:parent-style-name="AncientGreekἈρχαίαἑλληνικά" style:family="text">
      <style:text-properties style:font-weight-complex="bold" style:font-size-complex="14pt" fo:language="el" fo:country="GR"/>
    </style:style>
    <style:style style:name="T6982" style:parent-style-name="AncientGreekἈρχαίαἑλληνικά" style:family="text">
      <style:text-properties style:font-weight-complex="bold" style:font-size-complex="14pt"/>
    </style:style>
    <style:style style:name="T6983" style:parent-style-name="AncientGreekἈρχαίαἑλληνικά" style:family="text">
      <style:text-properties style:font-weight-complex="bold" style:font-size-complex="14pt" fo:language="el" fo:country="GR"/>
    </style:style>
    <style:style style:name="T6984" style:parent-style-name="AncientGreekἈρχαίαἑλληνικά" style:family="text">
      <style:text-properties style:font-weight-complex="bold" style:font-size-complex="14pt"/>
    </style:style>
    <style:style style:name="T6985" style:parent-style-name="AncientGreekἈρχαίαἑλληνικά" style:family="text">
      <style:text-properties style:font-weight-complex="bold" style:font-size-complex="14pt" fo:language="el" fo:country="GR"/>
    </style:style>
    <style:style style:name="T6986" style:parent-style-name="AncientGreekἈρχαίαἑλληνικά" style:family="text">
      <style:text-properties style:font-weight-complex="bold" style:font-size-complex="14pt"/>
    </style:style>
    <style:style style:name="T6987" style:parent-style-name="AncientGreekἈρχαίαἑλληνικά" style:family="text">
      <style:text-properties style:font-weight-complex="bold" style:font-size-complex="14pt" fo:language="el" fo:country="GR"/>
    </style:style>
    <style:style style:name="T6988" style:parent-style-name="AncientGreekἈρχαίαἑλληνικά" style:family="text">
      <style:text-properties style:font-weight-complex="bold" style:font-size-complex="14pt"/>
    </style:style>
    <style:style style:name="T6989" style:parent-style-name="AncientGreekἈρχαίαἑλληνικά" style:family="text">
      <style:text-properties style:font-weight-complex="bold" style:font-size-complex="14pt" fo:language="el" fo:country="GR"/>
    </style:style>
    <style:style style:name="T6990" style:parent-style-name="AncientGreekἈρχαίαἑλληνικά" style:family="text">
      <style:text-properties style:font-weight-complex="bold" style:font-size-complex="14pt"/>
    </style:style>
    <style:style style:name="T6991" style:parent-style-name="AncientGreekἈρχαίαἑλληνικά" style:family="text">
      <style:text-properties style:font-weight-complex="bold" style:font-size-complex="14pt" fo:language="el" fo:country="GR"/>
    </style:style>
    <style:style style:name="T6992" style:parent-style-name="AncientGreekἈρχαίαἑλληνικά" style:family="text">
      <style:text-properties style:font-weight-complex="bold" style:font-size-complex="14pt"/>
    </style:style>
    <style:style style:name="T6993" style:parent-style-name="AncientGreekἈρχαίαἑλληνικά" style:family="text">
      <style:text-properties style:font-weight-complex="bold" style:font-size-complex="14pt" fo:language="el" fo:country="GR"/>
    </style:style>
    <style:style style:name="T6994" style:parent-style-name="AncientGreekἈρχαίαἑλληνικά" style:family="text">
      <style:text-properties style:font-weight-complex="bold" style:font-size-complex="14pt"/>
    </style:style>
    <style:style style:name="T6995" style:parent-style-name="AncientGreekἈρχαίαἑλληνικά" style:family="text">
      <style:text-properties style:font-weight-complex="bold" style:font-size-complex="14pt" fo:language="el" fo:country="GR"/>
    </style:style>
    <style:style style:name="T6996" style:parent-style-name="AncientGreekἈρχαίαἑλληνικά" style:family="text">
      <style:text-properties style:font-weight-complex="bold" style:font-size-complex="14pt"/>
    </style:style>
    <style:style style:name="T6997" style:parent-style-name="AncientGreekἈρχαίαἑλληνικά" style:family="text">
      <style:text-properties style:font-weight-complex="bold" style:font-size-complex="14pt" fo:language="el" fo:country="GR"/>
    </style:style>
    <style:style style:name="T6998" style:parent-style-name="AncientGreekἈρχαίαἑλληνικά" style:family="text">
      <style:text-properties style:font-weight-complex="bold" style:font-size-complex="14pt"/>
    </style:style>
    <style:style style:name="P6999" style:parent-style-name="Standard" style:family="paragraph">
      <style:paragraph-properties fo:widows="0" fo:orphans="0">
        <style:tab-stops>
          <style:tab-stop style:type="left" style:position="1.1666in"/>
        </style:tab-stops>
      </style:paragraph-properties>
    </style:style>
    <style:style style:name="T7000" style:parent-style-name="AncientGreekἈρχαίαἑλληνικά" style:family="text">
      <style:text-properties style:font-weight-complex="bold" style:font-size-complex="14pt" fo:language="el" fo:country="GR"/>
    </style:style>
    <style:style style:name="T7001" style:parent-style-name="AncientGreekἈρχαίαἑλληνικά" style:family="text">
      <style:text-properties style:font-weight-complex="bold" style:font-size-complex="14pt"/>
    </style:style>
    <style:style style:name="T7002" style:parent-style-name="AncientGreekἈρχαίαἑλληνικά" style:family="text">
      <style:text-properties style:font-weight-complex="bold" style:font-size-complex="14pt" fo:language="el" fo:country="GR"/>
    </style:style>
    <style:style style:name="T7003" style:parent-style-name="AncientGreekἈρχαίαἑλληνικά" style:family="text">
      <style:text-properties style:font-weight-complex="bold" style:font-size-complex="14pt"/>
    </style:style>
    <style:style style:name="T7004" style:parent-style-name="AncientGreekἈρχαίαἑλληνικά" style:family="text">
      <style:text-properties style:font-weight-complex="bold" style:font-size-complex="14pt" fo:language="el" fo:country="GR"/>
    </style:style>
    <style:style style:name="T7005" style:parent-style-name="AncientGreekἈρχαίαἑλληνικά" style:family="text">
      <style:text-properties style:font-weight-complex="bold" style:font-size-complex="14pt"/>
    </style:style>
    <style:style style:name="T7006" style:parent-style-name="AncientGreekἈρχαίαἑλληνικά" style:family="text">
      <style:text-properties style:font-weight-complex="bold" style:font-size-complex="14pt" fo:language="el" fo:country="GR"/>
    </style:style>
    <style:style style:name="T7007" style:parent-style-name="AncientGreekἈρχαίαἑλληνικά" style:family="text">
      <style:text-properties style:font-weight-complex="bold" style:font-size-complex="14pt"/>
    </style:style>
    <style:style style:name="T7008" style:parent-style-name="AncientGreekἈρχαίαἑλληνικά" style:family="text">
      <style:text-properties style:font-weight-complex="bold" style:font-size-complex="14pt" fo:language="el" fo:country="GR"/>
    </style:style>
    <style:style style:name="T7009" style:parent-style-name="AncientGreekἈρχαίαἑλληνικά" style:family="text">
      <style:text-properties style:font-weight-complex="bold" style:font-size-complex="14pt"/>
    </style:style>
    <style:style style:name="T7010" style:parent-style-name="AncientGreekἈρχαίαἑλληνικά" style:family="text">
      <style:text-properties style:font-weight-complex="bold" style:font-size-complex="14pt" fo:language="el" fo:country="GR"/>
    </style:style>
    <style:style style:name="T7011" style:parent-style-name="AncientGreekἈρχαίαἑλληνικά" style:family="text">
      <style:text-properties style:font-weight-complex="bold" style:font-size-complex="14pt"/>
    </style:style>
    <style:style style:name="T7012" style:parent-style-name="AncientGreekἈρχαίαἑλληνικά" style:family="text">
      <style:text-properties style:font-weight-complex="bold" style:font-size-complex="14pt" fo:language="el" fo:country="GR"/>
    </style:style>
    <style:style style:name="T7013" style:parent-style-name="AncientGreekἈρχαίαἑλληνικά" style:family="text">
      <style:text-properties style:font-weight-complex="bold" style:font-size-complex="14pt"/>
    </style:style>
    <style:style style:name="T7014" style:parent-style-name="AncientGreekἈρχαίαἑλληνικά" style:family="text">
      <style:text-properties style:font-weight-complex="bold" style:font-size-complex="14pt" fo:language="el" fo:country="GR"/>
    </style:style>
    <style:style style:name="T7015" style:parent-style-name="AncientGreekἈρχαίαἑλληνικά" style:family="text">
      <style:text-properties style:font-weight-complex="bold" style:font-size-complex="14pt"/>
    </style:style>
    <style:style style:name="T7016" style:parent-style-name="AncientGreekἈρχαίαἑλληνικά" style:family="text">
      <style:text-properties style:font-weight-complex="bold" style:font-size-complex="14pt" fo:language="el" fo:country="GR"/>
    </style:style>
    <style:style style:name="T7017" style:parent-style-name="AncientGreekἈρχαίαἑλληνικά" style:family="text">
      <style:text-properties style:font-weight-complex="bold" style:font-size-complex="14pt"/>
    </style:style>
    <style:style style:name="T7018" style:parent-style-name="AncientGreekἈρχαίαἑλληνικά" style:family="text">
      <style:text-properties style:font-weight-complex="bold" style:font-size-complex="14pt" fo:language="el" fo:country="GR"/>
    </style:style>
    <style:style style:name="T7019" style:parent-style-name="AncientGreekἈρχαίαἑλληνικά" style:family="text">
      <style:text-properties style:font-weight-complex="bold" style:font-size-complex="14pt"/>
    </style:style>
    <style:style style:name="T7020" style:parent-style-name="AncientGreekἈρχαίαἑλληνικά" style:family="text">
      <style:text-properties style:font-weight-complex="bold" style:font-size-complex="14pt" fo:language="el" fo:country="GR"/>
    </style:style>
    <style:style style:name="T7021" style:parent-style-name="AncientGreekἈρχαίαἑλληνικά" style:family="text">
      <style:text-properties style:font-weight-complex="bold" style:font-size-complex="14pt"/>
    </style:style>
    <style:style style:name="T7022" style:parent-style-name="AncientGreekἈρχαίαἑλληνικά" style:family="text">
      <style:text-properties style:font-weight-complex="bold" style:font-size-complex="14pt" fo:language="el" fo:country="GR"/>
    </style:style>
    <style:style style:name="T7023" style:parent-style-name="AncientGreekἈρχαίαἑλληνικά" style:family="text">
      <style:text-properties style:font-weight-complex="bold" style:font-size-complex="14pt"/>
    </style:style>
    <style:style style:name="T7024" style:parent-style-name="AncientGreekἈρχαίαἑλληνικά" style:family="text">
      <style:text-properties style:font-weight-complex="bold" style:font-size-complex="14pt" fo:language="el" fo:country="GR"/>
    </style:style>
    <style:style style:name="T7025" style:parent-style-name="AncientGreekἈρχαίαἑλληνικά" style:family="text">
      <style:text-properties style:font-weight-complex="bold" style:font-size-complex="14pt"/>
    </style:style>
    <style:style style:name="T7026" style:parent-style-name="AncientGreekἈρχαίαἑλληνικά" style:family="text">
      <style:text-properties style:font-weight-complex="bold" style:font-size-complex="14pt" fo:language="el" fo:country="GR"/>
    </style:style>
    <style:style style:name="T7027" style:parent-style-name="AncientGreekἈρχαίαἑλληνικά" style:family="text">
      <style:text-properties style:font-weight-complex="bold" style:font-size-complex="14pt"/>
    </style:style>
    <style:style style:name="TableCell7028" style:family="table-cell">
      <style:table-cell-properties fo:border="0.0069in solid #000000" fo:background-color="#FFFFFF" style:writing-mode="lr-tb" fo:padding-top="0in" fo:padding-left="0.1527in" fo:padding-bottom="0in" fo:padding-right="0.15in"/>
    </style:style>
    <style:style style:name="P7029" style:parent-style-name="Standard" style:family="paragraph">
      <style:paragraph-properties fo:widows="0" fo:orphans="0"/>
      <style:text-properties style:font-name="AncientGreek"/>
    </style:style>
    <style:style style:name="P7030" style:parent-style-name="Standard" style:family="paragraph">
      <style:paragraph-properties fo:widows="0" fo:orphans="0"/>
      <style:text-properties style:font-name="AncientGreek"/>
    </style:style>
    <style:style style:name="P7031" style:parent-style-name="Standard" style:family="paragraph">
      <style:paragraph-properties fo:widows="0" fo:orphans="0"/>
      <style:text-properties style:font-name="AncientGreek"/>
    </style:style>
    <style:style style:name="P7032" style:parent-style-name="Standard" style:family="paragraph">
      <style:paragraph-properties fo:widows="0" fo:orphans="0"/>
      <style:text-properties style:font-name="AncientGreek"/>
    </style:style>
    <style:style style:name="P7033" style:parent-style-name="Standard" style:family="paragraph">
      <style:paragraph-properties fo:widows="0" fo:orphans="0"/>
      <style:text-properties style:font-name="AncientGreek"/>
    </style:style>
    <style:style style:name="TableRow7034" style:family="table-row">
      <style:table-row-properties style:min-row-height="0.0138in" style:use-optimal-row-height="false" fo:keep-together="always"/>
    </style:style>
    <style:style style:name="TableCell7035" style:family="table-cell">
      <style:table-cell-properties fo:border="0.0069in solid #000000" fo:background-color="#FFFFFF" style:writing-mode="lr-tb" fo:padding-top="0in" fo:padding-left="0.1527in" fo:padding-bottom="0in" fo:padding-right="0.15in"/>
    </style:style>
    <style:style style:name="P7036"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7037" style:parent-style-name="AncientGreekἈρχαίαἑλληνικά" style:family="text">
      <style:text-properties fo:font-weight="bold" style:font-weight-asian="bold" style:font-weight-complex="bold" fo:font-size="18pt" style:font-size-asian="18pt" style:font-size-complex="14pt"/>
    </style:style>
    <style:style style:name="T703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039" style:parent-style-name="AncientGreekἈρχαίαἑλληνικά" style:family="text">
      <style:text-properties fo:font-weight="bold" style:font-weight-asian="bold" style:font-weight-complex="bold" fo:font-size="18pt" style:font-size-asian="18pt" style:font-size-complex="14pt"/>
    </style:style>
    <style:style style:name="T704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041" style:parent-style-name="AncientGreekἈρχαίαἑλληνικά" style:family="text">
      <style:text-properties fo:font-weight="bold" style:font-weight-asian="bold" style:font-weight-complex="bold" fo:font-size="18pt" style:font-size-asian="18pt" style:font-size-complex="14pt"/>
    </style:style>
    <style:style style:name="T704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043" style:parent-style-name="AncientGreekἈρχαίαἑλληνικά" style:family="text">
      <style:text-properties fo:font-weight="bold" style:font-weight-asian="bold" style:font-weight-complex="bold" fo:font-size="18pt" style:font-size-asian="18pt" style:font-size-complex="14pt"/>
    </style:style>
    <style:style style:name="T7044" style:parent-style-name="AncientGreekἈρχαίαἑλληνικά" style:family="text">
      <style:text-properties fo:font-weight="bold" style:font-weight-asian="bold" style:font-weight-complex="bold" fo:font-size="18pt" style:font-size-asian="18pt" style:font-size-complex="14pt"/>
    </style:style>
    <style:style style:name="T7045" style:parent-style-name="AncientGreekἈρχαίαἑλληνικά" style:family="text">
      <style:text-properties style:font-weight-complex="bold" style:font-size-complex="14pt" fo:language="el" fo:country="GR"/>
    </style:style>
    <style:style style:name="T7046" style:parent-style-name="AncientGreekἈρχαίαἑλληνικά" style:family="text">
      <style:text-properties style:font-weight-complex="bold" style:font-size-complex="14pt"/>
    </style:style>
    <style:style style:name="T7047" style:parent-style-name="AncientGreekἈρχαίαἑλληνικά" style:family="text">
      <style:text-properties style:font-weight-complex="bold" style:font-size-complex="14pt" fo:language="el" fo:country="GR"/>
    </style:style>
    <style:style style:name="T7048" style:parent-style-name="AncientGreekἈρχαίαἑλληνικά" style:family="text">
      <style:text-properties style:font-weight-complex="bold" style:font-size-complex="14pt"/>
    </style:style>
    <style:style style:name="T7049" style:parent-style-name="AncientGreekἈρχαίαἑλληνικά" style:family="text">
      <style:text-properties style:font-weight-complex="bold" style:font-size-complex="14pt" fo:language="el" fo:country="GR"/>
    </style:style>
    <style:style style:name="T7050" style:parent-style-name="AncientGreekἈρχαίαἑλληνικά" style:family="text">
      <style:text-properties style:font-weight-complex="bold" style:font-size-complex="14pt"/>
    </style:style>
    <style:style style:name="T7051" style:parent-style-name="AncientGreekἈρχαίαἑλληνικά" style:family="text">
      <style:text-properties style:font-weight-complex="bold" style:font-size-complex="14pt" fo:language="el" fo:country="GR"/>
    </style:style>
    <style:style style:name="T7052" style:parent-style-name="AncientGreekἈρχαίαἑλληνικά" style:family="text">
      <style:text-properties style:font-weight-complex="bold" style:font-size-complex="14pt"/>
    </style:style>
    <style:style style:name="T7053" style:parent-style-name="AncientGreekἈρχαίαἑλληνικά" style:family="text">
      <style:text-properties style:font-weight-complex="bold" style:font-size-complex="14pt" fo:language="el" fo:country="GR"/>
    </style:style>
    <style:style style:name="T7054" style:parent-style-name="AncientGreekἈρχαίαἑλληνικά" style:family="text">
      <style:text-properties style:font-weight-complex="bold" style:font-size-complex="14pt"/>
    </style:style>
    <style:style style:name="T7055" style:parent-style-name="AncientGreekἈρχαίαἑλληνικά" style:family="text">
      <style:text-properties style:font-weight-complex="bold" style:font-size-complex="14pt" fo:language="el" fo:country="GR"/>
    </style:style>
    <style:style style:name="T7056" style:parent-style-name="AncientGreekἈρχαίαἑλληνικά" style:family="text">
      <style:text-properties style:font-weight-complex="bold" style:font-size-complex="14pt"/>
    </style:style>
    <style:style style:name="T7057" style:parent-style-name="AncientGreekἈρχαίαἑλληνικά" style:family="text">
      <style:text-properties style:font-weight-complex="bold" style:font-size-complex="14pt" fo:language="el" fo:country="GR"/>
    </style:style>
    <style:style style:name="T7058" style:parent-style-name="AncientGreekἈρχαίαἑλληνικά" style:family="text">
      <style:text-properties style:font-weight-complex="bold" style:font-size-complex="14pt"/>
    </style:style>
    <style:style style:name="T7059" style:parent-style-name="AncientGreekἈρχαίαἑλληνικά" style:family="text">
      <style:text-properties style:font-weight-complex="bold" style:font-size-complex="14pt" fo:language="el" fo:country="GR"/>
    </style:style>
    <style:style style:name="T7060" style:parent-style-name="AncientGreekἈρχαίαἑλληνικά" style:family="text">
      <style:text-properties style:font-weight-complex="bold" style:font-size-complex="14pt"/>
    </style:style>
    <style:style style:name="T7061" style:parent-style-name="AncientGreekἈρχαίαἑλληνικά" style:family="text">
      <style:text-properties style:font-weight-complex="bold" style:font-size-complex="14pt" fo:language="el" fo:country="GR"/>
    </style:style>
    <style:style style:name="T7062" style:parent-style-name="AncientGreekἈρχαίαἑλληνικά" style:family="text">
      <style:text-properties style:font-weight-complex="bold" style:font-size-complex="14pt"/>
    </style:style>
    <style:style style:name="T7063" style:parent-style-name="AncientGreekἈρχαίαἑλληνικά" style:family="text">
      <style:text-properties style:font-weight-complex="bold" style:font-size-complex="14pt" fo:language="el" fo:country="GR"/>
    </style:style>
    <style:style style:name="T7064" style:parent-style-name="AncientGreekἈρχαίαἑλληνικά" style:family="text">
      <style:text-properties style:font-weight-complex="bold" style:font-size-complex="14pt"/>
    </style:style>
    <style:style style:name="T7065" style:parent-style-name="AncientGreekἈρχαίαἑλληνικά" style:family="text">
      <style:text-properties style:font-weight-complex="bold" style:font-size-complex="14pt" fo:language="el" fo:country="GR"/>
    </style:style>
    <style:style style:name="T7066" style:parent-style-name="AncientGreekἈρχαίαἑλληνικά" style:family="text">
      <style:text-properties style:font-weight-complex="bold" style:font-size-complex="14pt"/>
    </style:style>
    <style:style style:name="T7067" style:parent-style-name="AncientGreekἈρχαίαἑλληνικά" style:family="text">
      <style:text-properties style:font-weight-complex="bold" style:font-size-complex="14pt" fo:language="el" fo:country="GR"/>
    </style:style>
    <style:style style:name="T7068" style:parent-style-name="AncientGreekἈρχαίαἑλληνικά" style:family="text">
      <style:text-properties style:font-weight-complex="bold" style:font-size-complex="14pt"/>
    </style:style>
    <style:style style:name="T7069" style:parent-style-name="AncientGreekἈρχαίαἑλληνικά" style:family="text">
      <style:text-properties style:font-weight-complex="bold" style:font-size-complex="14pt" fo:language="el" fo:country="GR"/>
    </style:style>
    <style:style style:name="T7070" style:parent-style-name="AncientGreekἈρχαίαἑλληνικά" style:family="text">
      <style:text-properties style:font-weight-complex="bold" style:font-size-complex="14pt"/>
    </style:style>
    <style:style style:name="T7071" style:parent-style-name="AncientGreekἈρχαίαἑλληνικά" style:family="text">
      <style:text-properties style:font-weight-complex="bold" style:font-size-complex="14pt" fo:language="el" fo:country="GR"/>
    </style:style>
    <style:style style:name="T7072" style:parent-style-name="AncientGreekἈρχαίαἑλληνικά" style:family="text">
      <style:text-properties style:font-weight-complex="bold" style:font-size-complex="14pt"/>
    </style:style>
    <style:style style:name="T7073" style:parent-style-name="AncientGreekἈρχαίαἑλληνικά" style:family="text">
      <style:text-properties style:font-weight-complex="bold" style:font-size-complex="14pt" fo:language="el" fo:country="GR"/>
    </style:style>
    <style:style style:name="T7074" style:parent-style-name="AncientGreekἈρχαίαἑλληνικά" style:family="text">
      <style:text-properties style:font-weight-complex="bold" style:font-size-complex="14pt"/>
    </style:style>
    <style:style style:name="T7075" style:parent-style-name="AncientGreekἈρχαίαἑλληνικά" style:family="text">
      <style:text-properties style:font-weight-complex="bold" style:font-size-complex="14pt" fo:language="el" fo:country="GR"/>
    </style:style>
    <style:style style:name="T7076" style:parent-style-name="AncientGreekἈρχαίαἑλληνικά" style:family="text">
      <style:text-properties style:font-weight-complex="bold" style:font-size-complex="14pt"/>
    </style:style>
    <style:style style:name="T7077" style:parent-style-name="AncientGreekἈρχαίαἑλληνικά" style:family="text">
      <style:text-properties style:font-weight-complex="bold" style:font-size-complex="14pt" fo:language="el" fo:country="GR"/>
    </style:style>
    <style:style style:name="T7078" style:parent-style-name="AncientGreekἈρχαίαἑλληνικά" style:family="text">
      <style:text-properties style:font-weight-complex="bold" style:font-size-complex="14pt"/>
    </style:style>
    <style:style style:name="T7079" style:parent-style-name="AncientGreekἈρχαίαἑλληνικά" style:family="text">
      <style:text-properties style:font-weight-complex="bold" style:font-size-complex="14pt" fo:language="el" fo:country="GR"/>
    </style:style>
    <style:style style:name="T7080" style:parent-style-name="AncientGreekἈρχαίαἑλληνικά" style:family="text">
      <style:text-properties style:font-weight-complex="bold" style:font-size-complex="14pt"/>
    </style:style>
    <style:style style:name="T7081" style:parent-style-name="AncientGreekἈρχαίαἑλληνικά" style:family="text">
      <style:text-properties style:font-weight-complex="bold" style:font-size-complex="14pt" fo:language="el" fo:country="GR"/>
    </style:style>
    <style:style style:name="T7082" style:parent-style-name="AncientGreekἈρχαίαἑλληνικά" style:family="text">
      <style:text-properties style:font-weight-complex="bold" style:font-size-complex="14pt"/>
    </style:style>
    <style:style style:name="T7083" style:parent-style-name="AncientGreekἈρχαίαἑλληνικά" style:family="text">
      <style:text-properties style:font-weight-complex="bold" style:font-size-complex="14pt" fo:language="el" fo:country="GR"/>
    </style:style>
    <style:style style:name="T7084" style:parent-style-name="AncientGreekἈρχαίαἑλληνικά" style:family="text">
      <style:text-properties style:font-weight-complex="bold" style:font-size-complex="14pt"/>
    </style:style>
    <style:style style:name="T7085" style:parent-style-name="AncientGreekἈρχαίαἑλληνικά" style:family="text">
      <style:text-properties style:font-weight-complex="bold" style:font-size-complex="14pt" fo:language="el" fo:country="GR"/>
    </style:style>
    <style:style style:name="T7086" style:parent-style-name="AncientGreekἈρχαίαἑλληνικά" style:family="text">
      <style:text-properties style:font-weight-complex="bold" style:font-size-complex="14pt"/>
    </style:style>
    <style:style style:name="T7087" style:parent-style-name="AncientGreekἈρχαίαἑλληνικά" style:family="text">
      <style:text-properties style:font-weight-complex="bold" style:font-size-complex="14pt" fo:language="el" fo:country="GR"/>
    </style:style>
    <style:style style:name="T7088" style:parent-style-name="AncientGreekἈρχαίαἑλληνικά" style:family="text">
      <style:text-properties style:font-weight-complex="bold" style:font-size-complex="14pt"/>
    </style:style>
    <style:style style:name="T7089" style:parent-style-name="AncientGreekἈρχαίαἑλληνικά" style:family="text">
      <style:text-properties style:font-weight-complex="bold" style:font-size-complex="14pt" fo:language="el" fo:country="GR"/>
    </style:style>
    <style:style style:name="T7090" style:parent-style-name="AncientGreekἈρχαίαἑλληνικά" style:family="text">
      <style:text-properties style:font-weight-complex="bold" style:font-size-complex="14pt"/>
    </style:style>
    <style:style style:name="T7091" style:parent-style-name="AncientGreekἈρχαίαἑλληνικά" style:family="text">
      <style:text-properties style:font-weight-complex="bold" style:font-size-complex="14pt" fo:language="el" fo:country="GR"/>
    </style:style>
    <style:style style:name="T7092" style:parent-style-name="AncientGreekἈρχαίαἑλληνικά" style:family="text">
      <style:text-properties style:font-weight-complex="bold" style:font-size-complex="14pt"/>
    </style:style>
    <style:style style:name="T7093" style:parent-style-name="AncientGreekἈρχαίαἑλληνικά" style:family="text">
      <style:text-properties style:font-weight-complex="bold" style:font-size-complex="14pt" fo:language="el" fo:country="GR"/>
    </style:style>
    <style:style style:name="T7094" style:parent-style-name="AncientGreekἈρχαίαἑλληνικά" style:family="text">
      <style:text-properties style:font-weight-complex="bold" style:font-size-complex="14pt"/>
    </style:style>
    <style:style style:name="T7095" style:parent-style-name="AncientGreekἈρχαίαἑλληνικά" style:family="text">
      <style:text-properties style:font-weight-complex="bold" style:font-size-complex="14pt" fo:language="el" fo:country="GR"/>
    </style:style>
    <style:style style:name="T7096" style:parent-style-name="AncientGreekἈρχαίαἑλληνικά" style:family="text">
      <style:text-properties style:font-weight-complex="bold" style:font-size-complex="14pt"/>
    </style:style>
    <style:style style:name="T7097" style:parent-style-name="AncientGreekἈρχαίαἑλληνικά" style:family="text">
      <style:text-properties style:font-weight-complex="bold" style:font-size-complex="14pt" fo:language="el" fo:country="GR"/>
    </style:style>
    <style:style style:name="T7098" style:parent-style-name="AncientGreekἈρχαίαἑλληνικά" style:family="text">
      <style:text-properties style:font-weight-complex="bold" style:font-size-complex="14pt"/>
    </style:style>
    <style:style style:name="T7099" style:parent-style-name="AncientGreekἈρχαίαἑλληνικά" style:family="text">
      <style:text-properties style:font-weight-complex="bold" style:font-size-complex="14pt" fo:language="el" fo:country="GR"/>
    </style:style>
    <style:style style:name="T7100" style:parent-style-name="AncientGreekἈρχαίαἑλληνικά" style:family="text">
      <style:text-properties style:font-weight-complex="bold" style:font-size-complex="14pt"/>
    </style:style>
    <style:style style:name="T7101" style:parent-style-name="AncientGreekἈρχαίαἑλληνικά" style:family="text">
      <style:text-properties style:font-weight-complex="bold" style:font-size-complex="14pt" fo:language="el" fo:country="GR"/>
    </style:style>
    <style:style style:name="T7102" style:parent-style-name="AncientGreekἈρχαίαἑλληνικά" style:family="text">
      <style:text-properties style:font-weight-complex="bold" style:font-size-complex="14pt"/>
    </style:style>
    <style:style style:name="T7103" style:parent-style-name="AncientGreekἈρχαίαἑλληνικά" style:family="text">
      <style:text-properties style:font-weight-complex="bold" style:font-size-complex="14pt" fo:language="el" fo:country="GR"/>
    </style:style>
    <style:style style:name="T7104" style:parent-style-name="AncientGreekἈρχαίαἑλληνικά" style:family="text">
      <style:text-properties style:font-weight-complex="bold" style:font-size-complex="14pt"/>
    </style:style>
    <style:style style:name="T7105" style:parent-style-name="AncientGreekἈρχαίαἑλληνικά" style:family="text">
      <style:text-properties style:font-weight-complex="bold" style:font-size-complex="14pt" fo:language="el" fo:country="GR"/>
    </style:style>
    <style:style style:name="T7106" style:parent-style-name="AncientGreekἈρχαίαἑλληνικά" style:family="text">
      <style:text-properties style:font-weight-complex="bold" style:font-size-complex="14pt"/>
    </style:style>
    <style:style style:name="T7107" style:parent-style-name="AncientGreekἈρχαίαἑλληνικά" style:family="text">
      <style:text-properties style:font-weight-complex="bold" style:font-size-complex="14pt" fo:language="el" fo:country="GR"/>
    </style:style>
    <style:style style:name="T7108" style:parent-style-name="AncientGreekἈρχαίαἑλληνικά" style:family="text">
      <style:text-properties style:font-weight-complex="bold" style:font-size-complex="14pt"/>
    </style:style>
    <style:style style:name="T7109" style:parent-style-name="AncientGreekἈρχαίαἑλληνικά" style:family="text">
      <style:text-properties style:font-weight-complex="bold" style:font-size-complex="14pt" fo:language="el" fo:country="GR"/>
    </style:style>
    <style:style style:name="T7110" style:parent-style-name="AncientGreekἈρχαίαἑλληνικά" style:family="text">
      <style:text-properties style:font-weight-complex="bold" style:font-size-complex="14pt"/>
    </style:style>
    <style:style style:name="T7111" style:parent-style-name="AncientGreekἈρχαίαἑλληνικά" style:family="text">
      <style:text-properties style:font-weight-complex="bold" style:font-size-complex="14pt" fo:language="el" fo:country="GR"/>
    </style:style>
    <style:style style:name="T7112" style:parent-style-name="AncientGreekἈρχαίαἑλληνικά" style:family="text">
      <style:text-properties style:font-weight-complex="bold" style:font-size-complex="14pt"/>
    </style:style>
    <style:style style:name="T7113" style:parent-style-name="AncientGreekἈρχαίαἑλληνικά" style:family="text">
      <style:text-properties style:font-weight-complex="bold" style:font-size-complex="14pt" fo:language="el" fo:country="GR"/>
    </style:style>
    <style:style style:name="T7114" style:parent-style-name="AncientGreekἈρχαίαἑλληνικά" style:family="text">
      <style:text-properties style:font-weight-complex="bold" style:font-size-complex="14pt"/>
    </style:style>
    <style:style style:name="T7115" style:parent-style-name="AncientGreekἈρχαίαἑλληνικά" style:family="text">
      <style:text-properties style:font-weight-complex="bold" style:font-size-complex="14pt" fo:language="el" fo:country="GR"/>
    </style:style>
    <style:style style:name="T7116" style:parent-style-name="AncientGreekἈρχαίαἑλληνικά" style:family="text">
      <style:text-properties style:font-weight-complex="bold" style:font-size-complex="14pt"/>
    </style:style>
    <style:style style:name="T7117" style:parent-style-name="AncientGreekἈρχαίαἑλληνικά" style:family="text">
      <style:text-properties style:font-weight-complex="bold" style:font-size-complex="14pt" fo:language="el" fo:country="GR"/>
    </style:style>
    <style:style style:name="T7118" style:parent-style-name="AncientGreekἈρχαίαἑλληνικά" style:family="text">
      <style:text-properties style:font-weight-complex="bold" style:font-size-complex="14pt"/>
    </style:style>
    <style:style style:name="T7119" style:parent-style-name="AncientGreekἈρχαίαἑλληνικά" style:family="text">
      <style:text-properties style:font-weight-complex="bold" style:font-size-complex="14pt" fo:language="el" fo:country="GR"/>
    </style:style>
    <style:style style:name="T7120" style:parent-style-name="AncientGreekἈρχαίαἑλληνικά" style:family="text">
      <style:text-properties style:font-weight-complex="bold" style:font-size-complex="14pt"/>
    </style:style>
    <style:style style:name="T7121" style:parent-style-name="AncientGreekἈρχαίαἑλληνικά" style:family="text">
      <style:text-properties style:font-weight-complex="bold" style:font-size-complex="14pt" fo:language="el" fo:country="GR"/>
    </style:style>
    <style:style style:name="T7122" style:parent-style-name="AncientGreekἈρχαίαἑλληνικά" style:family="text">
      <style:text-properties style:font-weight-complex="bold" style:font-size-complex="14pt"/>
    </style:style>
    <style:style style:name="T7123" style:parent-style-name="AncientGreekἈρχαίαἑλληνικά" style:family="text">
      <style:text-properties style:font-weight-complex="bold" style:font-size-complex="14pt" fo:language="el" fo:country="GR"/>
    </style:style>
    <style:style style:name="T7124" style:parent-style-name="AncientGreekἈρχαίαἑλληνικά" style:family="text">
      <style:text-properties style:font-weight-complex="bold" style:font-size-complex="14pt"/>
    </style:style>
    <style:style style:name="T7125" style:parent-style-name="AncientGreekἈρχαίαἑλληνικά" style:family="text">
      <style:text-properties style:font-weight-complex="bold" style:font-size-complex="14pt" fo:language="el" fo:country="GR"/>
    </style:style>
    <style:style style:name="T7126" style:parent-style-name="AncientGreekἈρχαίαἑλληνικά" style:family="text">
      <style:text-properties style:font-weight-complex="bold" style:font-size-complex="14pt"/>
    </style:style>
    <style:style style:name="T7127" style:parent-style-name="AncientGreekἈρχαίαἑλληνικά" style:family="text">
      <style:text-properties style:font-weight-complex="bold" style:font-size-complex="14pt" fo:language="el" fo:country="GR"/>
    </style:style>
    <style:style style:name="T7128" style:parent-style-name="AncientGreekἈρχαίαἑλληνικά" style:family="text">
      <style:text-properties style:font-weight-complex="bold" style:font-size-complex="14pt"/>
    </style:style>
    <style:style style:name="T7129" style:parent-style-name="AncientGreekἈρχαίαἑλληνικά" style:family="text">
      <style:text-properties style:font-weight-complex="bold" style:font-size-complex="14pt" fo:language="el" fo:country="GR"/>
    </style:style>
    <style:style style:name="T7130" style:parent-style-name="AncientGreekἈρχαίαἑλληνικά" style:family="text">
      <style:text-properties style:font-weight-complex="bold" style:font-size-complex="14pt"/>
    </style:style>
    <style:style style:name="T7131" style:parent-style-name="AncientGreekἈρχαίαἑλληνικά" style:family="text">
      <style:text-properties style:font-weight-complex="bold" style:font-size-complex="14pt" fo:language="el" fo:country="GR"/>
    </style:style>
    <style:style style:name="T7132" style:parent-style-name="AncientGreekἈρχαίαἑλληνικά" style:family="text">
      <style:text-properties style:font-weight-complex="bold" style:font-size-complex="14pt"/>
    </style:style>
    <style:style style:name="T7133" style:parent-style-name="AncientGreekἈρχαίαἑλληνικά" style:family="text">
      <style:text-properties style:font-weight-complex="bold" style:font-size-complex="14pt" fo:language="el" fo:country="GR"/>
    </style:style>
    <style:style style:name="T7134" style:parent-style-name="AncientGreekἈρχαίαἑλληνικά" style:family="text">
      <style:text-properties style:font-weight-complex="bold" style:font-size-complex="14pt"/>
    </style:style>
    <style:style style:name="T7135" style:parent-style-name="AncientGreekἈρχαίαἑλληνικά" style:family="text">
      <style:text-properties style:font-weight-complex="bold" style:font-size-complex="14pt" fo:language="el" fo:country="GR"/>
    </style:style>
    <style:style style:name="T7136" style:parent-style-name="AncientGreekἈρχαίαἑλληνικά" style:family="text">
      <style:text-properties style:font-weight-complex="bold" style:font-size-complex="14pt"/>
    </style:style>
    <style:style style:name="T7137" style:parent-style-name="AncientGreekἈρχαίαἑλληνικά" style:family="text">
      <style:text-properties style:font-weight-complex="bold" style:font-size-complex="14pt" fo:language="el" fo:country="GR"/>
    </style:style>
    <style:style style:name="T7138" style:parent-style-name="AncientGreekἈρχαίαἑλληνικά" style:family="text">
      <style:text-properties style:font-weight-complex="bold" style:font-size-complex="14pt"/>
    </style:style>
    <style:style style:name="T7139" style:parent-style-name="AncientGreekἈρχαίαἑλληνικά" style:family="text">
      <style:text-properties style:font-weight-complex="bold" style:font-size-complex="14pt" fo:language="el" fo:country="GR"/>
    </style:style>
    <style:style style:name="T7140" style:parent-style-name="AncientGreekἈρχαίαἑλληνικά" style:family="text">
      <style:text-properties style:font-weight-complex="bold" style:font-size-complex="14pt"/>
    </style:style>
    <style:style style:name="T7141" style:parent-style-name="AncientGreekἈρχαίαἑλληνικά" style:family="text">
      <style:text-properties style:font-weight-complex="bold" style:font-size-complex="14pt" fo:language="el" fo:country="GR"/>
    </style:style>
    <style:style style:name="T7142" style:parent-style-name="AncientGreekἈρχαίαἑλληνικά" style:family="text">
      <style:text-properties style:font-weight-complex="bold" style:font-size-complex="14pt"/>
    </style:style>
    <style:style style:name="T7143" style:parent-style-name="AncientGreekἈρχαίαἑλληνικά" style:family="text">
      <style:text-properties style:font-weight-complex="bold" style:font-size-complex="14pt" fo:language="el" fo:country="GR"/>
    </style:style>
    <style:style style:name="T7144" style:parent-style-name="AncientGreekἈρχαίαἑλληνικά" style:family="text">
      <style:text-properties style:font-weight-complex="bold" style:font-size-complex="14pt"/>
    </style:style>
    <style:style style:name="T7145" style:parent-style-name="AncientGreekἈρχαίαἑλληνικά" style:family="text">
      <style:text-properties style:font-weight-complex="bold" style:font-size-complex="14pt" fo:language="el" fo:country="GR"/>
    </style:style>
    <style:style style:name="T7146" style:parent-style-name="AncientGreekἈρχαίαἑλληνικά" style:family="text">
      <style:text-properties style:font-weight-complex="bold" style:font-size-complex="14pt"/>
    </style:style>
    <style:style style:name="T7147" style:parent-style-name="AncientGreekἈρχαίαἑλληνικά" style:family="text">
      <style:text-properties style:font-weight-complex="bold" style:font-size-complex="14pt" fo:language="el" fo:country="GR"/>
    </style:style>
    <style:style style:name="T7148" style:parent-style-name="AncientGreekἈρχαίαἑλληνικά" style:family="text">
      <style:text-properties style:font-weight-complex="bold" style:font-size-complex="14pt"/>
    </style:style>
    <style:style style:name="T7149" style:parent-style-name="AncientGreekἈρχαίαἑλληνικά" style:family="text">
      <style:text-properties style:font-weight-complex="bold" style:font-size-complex="14pt" fo:language="el" fo:country="GR"/>
    </style:style>
    <style:style style:name="T7150" style:parent-style-name="AncientGreekἈρχαίαἑλληνικά" style:family="text">
      <style:text-properties style:font-weight-complex="bold" style:font-size-complex="14pt"/>
    </style:style>
    <style:style style:name="T7151" style:parent-style-name="AncientGreekἈρχαίαἑλληνικά" style:family="text">
      <style:text-properties style:font-weight-complex="bold" style:font-size-complex="14pt" fo:language="el" fo:country="GR"/>
    </style:style>
    <style:style style:name="T7152" style:parent-style-name="AncientGreekἈρχαίαἑλληνικά" style:family="text">
      <style:text-properties style:font-weight-complex="bold" style:font-size-complex="14pt"/>
    </style:style>
    <style:style style:name="T7153" style:parent-style-name="AncientGreekἈρχαίαἑλληνικά" style:family="text">
      <style:text-properties style:font-weight-complex="bold" style:font-size-complex="14pt" fo:language="el" fo:country="GR"/>
    </style:style>
    <style:style style:name="T7154" style:parent-style-name="AncientGreekἈρχαίαἑλληνικά" style:family="text">
      <style:text-properties style:font-weight-complex="bold" style:font-size-complex="14pt"/>
    </style:style>
    <style:style style:name="T7155" style:parent-style-name="AncientGreekἈρχαίαἑλληνικά" style:family="text">
      <style:text-properties style:font-weight-complex="bold" style:font-size-complex="14pt" fo:language="el" fo:country="GR"/>
    </style:style>
    <style:style style:name="T7156" style:parent-style-name="AncientGreekἈρχαίαἑλληνικά" style:family="text">
      <style:text-properties style:font-weight-complex="bold" style:font-size-complex="14pt"/>
    </style:style>
    <style:style style:name="T7157" style:parent-style-name="AncientGreekἈρχαίαἑλληνικά" style:family="text">
      <style:text-properties style:font-weight-complex="bold" style:font-size-complex="14pt" fo:language="el" fo:country="GR"/>
    </style:style>
    <style:style style:name="T7158" style:parent-style-name="AncientGreekἈρχαίαἑλληνικά" style:family="text">
      <style:text-properties style:font-weight-complex="bold" style:font-size-complex="14pt"/>
    </style:style>
    <style:style style:name="T7159" style:parent-style-name="AncientGreekἈρχαίαἑλληνικά" style:family="text">
      <style:text-properties style:font-weight-complex="bold" style:font-size-complex="14pt" fo:language="el" fo:country="GR"/>
    </style:style>
    <style:style style:name="T7160" style:parent-style-name="AncientGreekἈρχαίαἑλληνικά" style:family="text">
      <style:text-properties style:font-weight-complex="bold" style:font-size-complex="14pt"/>
    </style:style>
    <style:style style:name="T7161" style:parent-style-name="AncientGreekἈρχαίαἑλληνικά" style:family="text">
      <style:text-properties style:font-weight-complex="bold" style:font-size-complex="14pt" fo:language="el" fo:country="GR"/>
    </style:style>
    <style:style style:name="T7162" style:parent-style-name="AncientGreekἈρχαίαἑλληνικά" style:family="text">
      <style:text-properties style:font-weight-complex="bold" style:font-size-complex="14pt"/>
    </style:style>
    <style:style style:name="T7163" style:parent-style-name="AncientGreekἈρχαίαἑλληνικά" style:family="text">
      <style:text-properties style:font-weight-complex="bold" style:font-size-complex="14pt" fo:language="el" fo:country="GR"/>
    </style:style>
    <style:style style:name="T7164" style:parent-style-name="AncientGreekἈρχαίαἑλληνικά" style:family="text">
      <style:text-properties style:font-weight-complex="bold" style:font-size-complex="14pt"/>
    </style:style>
    <style:style style:name="T7165" style:parent-style-name="AncientGreekἈρχαίαἑλληνικά" style:family="text">
      <style:text-properties style:font-weight-complex="bold" style:font-size-complex="14pt" fo:language="el" fo:country="GR"/>
    </style:style>
    <style:style style:name="T7166" style:parent-style-name="AncientGreekἈρχαίαἑλληνικά" style:family="text">
      <style:text-properties style:font-weight-complex="bold" style:font-size-complex="14pt"/>
    </style:style>
    <style:style style:name="T7167" style:parent-style-name="AncientGreekἈρχαίαἑλληνικά" style:family="text">
      <style:text-properties style:font-weight-complex="bold" style:font-size-complex="14pt" fo:language="el" fo:country="GR"/>
    </style:style>
    <style:style style:name="T7168" style:parent-style-name="AncientGreekἈρχαίαἑλληνικά" style:family="text">
      <style:text-properties style:font-weight-complex="bold" style:font-size-complex="14pt"/>
    </style:style>
    <style:style style:name="T7169" style:parent-style-name="AncientGreekἈρχαίαἑλληνικά" style:family="text">
      <style:text-properties style:font-weight-complex="bold" style:font-size-complex="14pt" fo:language="el" fo:country="GR"/>
    </style:style>
    <style:style style:name="T7170" style:parent-style-name="AncientGreekἈρχαίαἑλληνικά" style:family="text">
      <style:text-properties style:font-weight-complex="bold" style:font-size-complex="14pt"/>
    </style:style>
    <style:style style:name="T7171" style:parent-style-name="AncientGreekἈρχαίαἑλληνικά" style:family="text">
      <style:text-properties style:font-weight-complex="bold" style:font-size-complex="14pt" fo:language="el" fo:country="GR"/>
    </style:style>
    <style:style style:name="T7172" style:parent-style-name="AncientGreekἈρχαίαἑλληνικά" style:family="text">
      <style:text-properties style:font-weight-complex="bold" style:font-size-complex="14pt"/>
    </style:style>
    <style:style style:name="T7173" style:parent-style-name="AncientGreekἈρχαίαἑλληνικά" style:family="text">
      <style:text-properties style:font-weight-complex="bold" style:font-size-complex="14pt" fo:language="el" fo:country="GR"/>
    </style:style>
    <style:style style:name="T7174" style:parent-style-name="AncientGreekἈρχαίαἑλληνικά" style:family="text">
      <style:text-properties style:font-weight-complex="bold" style:font-size-complex="14pt"/>
    </style:style>
    <style:style style:name="T7175" style:parent-style-name="AncientGreekἈρχαίαἑλληνικά" style:family="text">
      <style:text-properties style:font-weight-complex="bold" style:font-size-complex="14pt" fo:language="el" fo:country="GR"/>
    </style:style>
    <style:style style:name="T7176" style:parent-style-name="AncientGreekἈρχαίαἑλληνικά" style:family="text">
      <style:text-properties style:font-weight-complex="bold" style:font-size-complex="14pt"/>
    </style:style>
    <style:style style:name="T7177" style:parent-style-name="AncientGreekἈρχαίαἑλληνικά" style:family="text">
      <style:text-properties style:font-weight-complex="bold" style:font-size-complex="14pt" fo:language="el" fo:country="GR"/>
    </style:style>
    <style:style style:name="T7178" style:parent-style-name="AncientGreekἈρχαίαἑλληνικά" style:family="text">
      <style:text-properties style:font-weight-complex="bold" style:font-size-complex="14pt"/>
    </style:style>
    <style:style style:name="T7179" style:parent-style-name="AncientGreekἈρχαίαἑλληνικά" style:family="text">
      <style:text-properties style:font-weight-complex="bold" style:font-size-complex="14pt" fo:language="el" fo:country="GR"/>
    </style:style>
    <style:style style:name="T7180" style:parent-style-name="AncientGreekἈρχαίαἑλληνικά" style:family="text">
      <style:text-properties style:font-weight-complex="bold" style:font-size-complex="14pt"/>
    </style:style>
    <style:style style:name="T7181" style:parent-style-name="AncientGreekἈρχαίαἑλληνικά" style:family="text">
      <style:text-properties style:font-weight-complex="bold" style:font-size-complex="14pt" fo:language="el" fo:country="GR"/>
    </style:style>
    <style:style style:name="T7182" style:parent-style-name="AncientGreekἈρχαίαἑλληνικά" style:family="text">
      <style:text-properties style:font-weight-complex="bold" style:font-size-complex="14pt"/>
    </style:style>
    <style:style style:name="T7183" style:parent-style-name="AncientGreekἈρχαίαἑλληνικά" style:family="text">
      <style:text-properties style:font-weight-complex="bold" style:font-size-complex="14pt" fo:language="el" fo:country="GR"/>
    </style:style>
    <style:style style:name="T7184" style:parent-style-name="AncientGreekἈρχαίαἑλληνικά" style:family="text">
      <style:text-properties style:font-weight-complex="bold" style:font-size-complex="14pt"/>
    </style:style>
    <style:style style:name="T7185" style:parent-style-name="AncientGreekἈρχαίαἑλληνικά" style:family="text">
      <style:text-properties style:font-weight-complex="bold" style:font-size-complex="14pt" fo:language="el" fo:country="GR"/>
    </style:style>
    <style:style style:name="T7186" style:parent-style-name="AncientGreekἈρχαίαἑλληνικά" style:family="text">
      <style:text-properties style:font-weight-complex="bold" style:font-size-complex="14pt"/>
    </style:style>
    <style:style style:name="T7187" style:parent-style-name="AncientGreekἈρχαίαἑλληνικά" style:family="text">
      <style:text-properties style:font-weight-complex="bold" style:font-size-complex="14pt" fo:language="el" fo:country="GR"/>
    </style:style>
    <style:style style:name="T7188" style:parent-style-name="AncientGreekἈρχαίαἑλληνικά" style:family="text">
      <style:text-properties style:font-weight-complex="bold" style:font-size-complex="14pt"/>
    </style:style>
    <style:style style:name="P7189" style:parent-style-name="Standard" style:family="paragraph">
      <style:paragraph-properties fo:widows="0" fo:orphans="0">
        <style:tab-stops>
          <style:tab-stop style:type="left" style:position="2.1979in"/>
        </style:tab-stops>
      </style:paragraph-properties>
    </style:style>
    <style:style style:name="T7190" style:parent-style-name="AncientGreekἈρχαίαἑλληνικά" style:family="text">
      <style:text-properties style:font-weight-complex="bold" style:font-size-complex="14pt" fo:language="el" fo:country="GR"/>
    </style:style>
    <style:style style:name="T7191" style:parent-style-name="AncientGreekἈρχαίαἑλληνικά" style:family="text">
      <style:text-properties style:font-weight-complex="bold" style:font-size-complex="14pt"/>
    </style:style>
    <style:style style:name="T7192" style:parent-style-name="AncientGreekἈρχαίαἑλληνικά" style:family="text">
      <style:text-properties style:font-weight-complex="bold" style:font-size-complex="14pt" fo:language="el" fo:country="GR"/>
    </style:style>
    <style:style style:name="T7193" style:parent-style-name="AncientGreekἈρχαίαἑλληνικά" style:family="text">
      <style:text-properties style:font-weight-complex="bold" style:font-size-complex="14pt"/>
    </style:style>
    <style:style style:name="T7194" style:parent-style-name="AncientGreekἈρχαίαἑλληνικά" style:family="text">
      <style:text-properties style:font-weight-complex="bold" style:font-size-complex="14pt" fo:language="el" fo:country="GR"/>
    </style:style>
    <style:style style:name="T7195" style:parent-style-name="AncientGreekἈρχαίαἑλληνικά" style:family="text">
      <style:text-properties style:font-weight-complex="bold" style:font-size-complex="14pt"/>
    </style:style>
    <style:style style:name="T7196" style:parent-style-name="AncientGreekἈρχαίαἑλληνικά" style:family="text">
      <style:text-properties style:font-weight-complex="bold" style:font-size-complex="14pt" fo:language="el" fo:country="GR"/>
    </style:style>
    <style:style style:name="T7197" style:parent-style-name="AncientGreekἈρχαίαἑλληνικά" style:family="text">
      <style:text-properties style:font-weight-complex="bold" style:font-size-complex="14pt"/>
    </style:style>
    <style:style style:name="T7198" style:parent-style-name="AncientGreekἈρχαίαἑλληνικά" style:family="text">
      <style:text-properties style:font-weight-complex="bold" style:font-size-complex="14pt" fo:language="el" fo:country="GR"/>
    </style:style>
    <style:style style:name="T7199" style:parent-style-name="AncientGreekἈρχαίαἑλληνικά" style:family="text">
      <style:text-properties style:font-weight-complex="bold" style:font-size-complex="14pt"/>
    </style:style>
    <style:style style:name="T7200" style:parent-style-name="AncientGreekἈρχαίαἑλληνικά" style:family="text">
      <style:text-properties style:font-weight-complex="bold" style:font-size-complex="14pt" fo:language="el" fo:country="GR"/>
    </style:style>
    <style:style style:name="T7201" style:parent-style-name="AncientGreekἈρχαίαἑλληνικά" style:family="text">
      <style:text-properties style:font-weight-complex="bold" style:font-size-complex="14pt"/>
    </style:style>
    <style:style style:name="T7202" style:parent-style-name="AncientGreekἈρχαίαἑλληνικά" style:family="text">
      <style:text-properties style:font-weight-complex="bold" style:font-size-complex="14pt" fo:language="el" fo:country="GR"/>
    </style:style>
    <style:style style:name="T7203" style:parent-style-name="AncientGreekἈρχαίαἑλληνικά" style:family="text">
      <style:text-properties style:font-weight-complex="bold" style:font-size-complex="14pt"/>
    </style:style>
    <style:style style:name="T7204" style:parent-style-name="AncientGreekἈρχαίαἑλληνικά" style:family="text">
      <style:text-properties style:font-weight-complex="bold" style:font-size-complex="14pt" fo:language="el" fo:country="GR"/>
    </style:style>
    <style:style style:name="T7205" style:parent-style-name="AncientGreekἈρχαίαἑλληνικά" style:family="text">
      <style:text-properties style:font-weight-complex="bold" style:font-size-complex="14pt"/>
    </style:style>
    <style:style style:name="T7206" style:parent-style-name="AncientGreekἈρχαίαἑλληνικά" style:family="text">
      <style:text-properties style:font-weight-complex="bold" style:font-size-complex="14pt" fo:language="el" fo:country="GR"/>
    </style:style>
    <style:style style:name="T7207" style:parent-style-name="AncientGreekἈρχαίαἑλληνικά" style:family="text">
      <style:text-properties style:font-weight-complex="bold" style:font-size-complex="14pt"/>
    </style:style>
    <style:style style:name="T7208" style:parent-style-name="AncientGreekἈρχαίαἑλληνικά" style:family="text">
      <style:text-properties style:font-weight-complex="bold" style:font-size-complex="14pt" fo:language="el" fo:country="GR"/>
    </style:style>
    <style:style style:name="T7209" style:parent-style-name="AncientGreekἈρχαίαἑλληνικά" style:family="text">
      <style:text-properties style:font-weight-complex="bold" style:font-size-complex="14pt"/>
    </style:style>
    <style:style style:name="T7210" style:parent-style-name="AncientGreekἈρχαίαἑλληνικά" style:family="text">
      <style:text-properties style:font-weight-complex="bold" style:font-size-complex="14pt" fo:language="el" fo:country="GR"/>
    </style:style>
    <style:style style:name="T7211" style:parent-style-name="AncientGreekἈρχαίαἑλληνικά" style:family="text">
      <style:text-properties style:font-weight-complex="bold" style:font-size-complex="14pt"/>
    </style:style>
    <style:style style:name="TableCell7212" style:family="table-cell">
      <style:table-cell-properties fo:border="0.0069in solid #000000" fo:background-color="#FFFFFF" style:writing-mode="lr-tb" fo:padding-top="0in" fo:padding-left="0.1527in" fo:padding-bottom="0in" fo:padding-right="0.15in"/>
    </style:style>
    <style:style style:name="P7213" style:parent-style-name="Standard" style:family="paragraph">
      <style:paragraph-properties fo:widows="0" fo:orphans="0"/>
      <style:text-properties style:font-name="AncientGreek"/>
    </style:style>
    <style:style style:name="P7214" style:parent-style-name="Standard" style:family="paragraph">
      <style:paragraph-properties fo:widows="0" fo:orphans="0"/>
      <style:text-properties style:font-name="AncientGreek"/>
    </style:style>
    <style:style style:name="P7215" style:parent-style-name="Standard" style:family="paragraph">
      <style:paragraph-properties fo:widows="0" fo:orphans="0"/>
      <style:text-properties style:font-name="AncientGreek"/>
    </style:style>
    <style:style style:name="P7216" style:parent-style-name="Standard" style:family="paragraph">
      <style:paragraph-properties fo:widows="0" fo:orphans="0"/>
      <style:text-properties style:font-name="AncientGreek"/>
    </style:style>
    <style:style style:name="TableRow7217" style:family="table-row">
      <style:table-row-properties style:min-row-height="0.0138in" style:use-optimal-row-height="false" fo:keep-together="always"/>
    </style:style>
    <style:style style:name="TableCell7218" style:family="table-cell">
      <style:table-cell-properties fo:border="0.0069in solid #000000" fo:background-color="#FFFFFF" style:writing-mode="lr-tb" fo:padding-top="0in" fo:padding-left="0.1527in" fo:padding-bottom="0in" fo:padding-right="0.15in"/>
    </style:style>
    <style:style style:name="P7219" style:parent-style-name="Standard" style:family="paragraph">
      <style:paragraph-properties fo:keep-with-next="always" fo:widows="0" fo:orphans="0">
        <style:tab-stops>
          <style:tab-stop style:type="left" style:position="2.1979in"/>
        </style:tab-stops>
      </style:paragraph-properties>
      <style:text-properties style:font-weight-complex="bold" style:font-size-complex="14pt"/>
    </style:style>
    <style:style style:name="P7220" style:parent-style-name="Standard" style:family="paragraph">
      <style:paragraph-properties fo:widows="0" fo:orphans="0" fo:text-align="center">
        <style:tab-stops>
          <style:tab-stop style:type="center" style:position="1in"/>
          <style:tab-stop style:type="left" style:position="2.1979in"/>
        </style:tab-stops>
      </style:paragraph-properties>
    </style:style>
    <style:style style:name="T7221" style:parent-style-name="AncientGreekἈρχαίαἑλληνικά" style:family="text">
      <style:text-properties fo:font-weight="bold" style:font-weight-asian="bold" style:font-weight-complex="bold" fo:font-size="18pt" style:font-size-asian="18pt" style:font-size-complex="14pt"/>
    </style:style>
    <style:style style:name="T722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223" style:parent-style-name="AncientGreekἈρχαίαἑλληνικά" style:family="text">
      <style:text-properties fo:font-weight="bold" style:font-weight-asian="bold" style:font-weight-complex="bold" fo:font-size="18pt" style:font-size-asian="18pt" style:font-size-complex="14pt"/>
    </style:style>
    <style:style style:name="T722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225" style:parent-style-name="AncientGreekἈρχαίαἑλληνικά" style:family="text">
      <style:text-properties fo:font-weight="bold" style:font-weight-asian="bold" style:font-weight-complex="bold" fo:font-size="18pt" style:font-size-asian="18pt" style:font-size-complex="14pt"/>
    </style:style>
    <style:style style:name="T722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227" style:parent-style-name="AncientGreekἈρχαίαἑλληνικά" style:family="text">
      <style:text-properties fo:font-weight="bold" style:font-weight-asian="bold" style:font-weight-complex="bold" fo:font-size="18pt" style:font-size-asian="18pt" style:font-size-complex="14pt"/>
    </style:style>
    <style:style style:name="T7228" style:parent-style-name="AncientGreekἈρχαίαἑλληνικά" style:family="text">
      <style:text-properties fo:font-weight="bold" style:font-weight-asian="bold" style:font-weight-complex="bold" fo:font-size="18pt" style:font-size-asian="18pt" style:font-size-complex="14pt"/>
    </style:style>
    <style:style style:name="T7229" style:parent-style-name="AncientGreekἈρχαίαἑλληνικά" style:family="text">
      <style:text-properties style:font-weight-complex="bold" style:font-size-complex="14pt" fo:language="el" fo:country="GR"/>
    </style:style>
    <style:style style:name="T7230" style:parent-style-name="AncientGreekἈρχαίαἑλληνικά" style:family="text">
      <style:text-properties style:font-weight-complex="bold" style:font-size-complex="14pt"/>
    </style:style>
    <style:style style:name="T7231" style:parent-style-name="AncientGreekἈρχαίαἑλληνικά" style:family="text">
      <style:text-properties style:font-weight-complex="bold" style:font-size-complex="14pt" fo:language="el" fo:country="GR"/>
    </style:style>
    <style:style style:name="T7232" style:parent-style-name="AncientGreekἈρχαίαἑλληνικά" style:family="text">
      <style:text-properties style:font-weight-complex="bold" style:font-size-complex="14pt"/>
    </style:style>
    <style:style style:name="T7233" style:parent-style-name="AncientGreekἈρχαίαἑλληνικά" style:family="text">
      <style:text-properties style:font-weight-complex="bold" style:font-size-complex="14pt" fo:language="el" fo:country="GR"/>
    </style:style>
    <style:style style:name="T7234" style:parent-style-name="AncientGreekἈρχαίαἑλληνικά" style:family="text">
      <style:text-properties style:font-weight-complex="bold" style:font-size-complex="14pt"/>
    </style:style>
    <style:style style:name="T7235" style:parent-style-name="AncientGreekἈρχαίαἑλληνικά" style:family="text">
      <style:text-properties style:font-weight-complex="bold" style:font-size-complex="14pt" fo:language="el" fo:country="GR"/>
    </style:style>
    <style:style style:name="T7236" style:parent-style-name="AncientGreekἈρχαίαἑλληνικά" style:family="text">
      <style:text-properties style:font-weight-complex="bold" style:font-size-complex="14pt"/>
    </style:style>
    <style:style style:name="T7237" style:parent-style-name="AncientGreekἈρχαίαἑλληνικά" style:family="text">
      <style:text-properties style:font-weight-complex="bold" style:font-size-complex="14pt" fo:language="el" fo:country="GR"/>
    </style:style>
    <style:style style:name="T7238" style:parent-style-name="AncientGreekἈρχαίαἑλληνικά" style:family="text">
      <style:text-properties style:font-weight-complex="bold" style:font-size-complex="14pt"/>
    </style:style>
    <style:style style:name="T7239" style:parent-style-name="AncientGreekἈρχαίαἑλληνικά" style:family="text">
      <style:text-properties style:font-weight-complex="bold" style:font-size-complex="14pt" fo:language="el" fo:country="GR"/>
    </style:style>
    <style:style style:name="T7240" style:parent-style-name="AncientGreekἈρχαίαἑλληνικά" style:family="text">
      <style:text-properties style:font-weight-complex="bold" style:font-size-complex="14pt"/>
    </style:style>
    <style:style style:name="T7241" style:parent-style-name="AncientGreekἈρχαίαἑλληνικά" style:family="text">
      <style:text-properties style:font-weight-complex="bold" style:font-size-complex="14pt" fo:language="el" fo:country="GR"/>
    </style:style>
    <style:style style:name="T7242" style:parent-style-name="AncientGreekἈρχαίαἑλληνικά" style:family="text">
      <style:text-properties style:font-weight-complex="bold" style:font-size-complex="14pt"/>
    </style:style>
    <style:style style:name="T7243" style:parent-style-name="AncientGreekἈρχαίαἑλληνικά" style:family="text">
      <style:text-properties style:font-weight-complex="bold" style:font-size-complex="14pt" fo:language="el" fo:country="GR"/>
    </style:style>
    <style:style style:name="T7244" style:parent-style-name="AncientGreekἈρχαίαἑλληνικά" style:family="text">
      <style:text-properties style:font-weight-complex="bold" style:font-size-complex="14pt"/>
    </style:style>
    <style:style style:name="T7245" style:parent-style-name="AncientGreekἈρχαίαἑλληνικά" style:family="text">
      <style:text-properties style:font-weight-complex="bold" style:font-size-complex="14pt" fo:language="el" fo:country="GR"/>
    </style:style>
    <style:style style:name="T7246" style:parent-style-name="AncientGreekἈρχαίαἑλληνικά" style:family="text">
      <style:text-properties style:font-weight-complex="bold" style:font-size-complex="14pt"/>
    </style:style>
    <style:style style:name="T7247" style:parent-style-name="AncientGreekἈρχαίαἑλληνικά" style:family="text">
      <style:text-properties style:font-weight-complex="bold" style:font-size-complex="14pt" fo:language="el" fo:country="GR"/>
    </style:style>
    <style:style style:name="T7248" style:parent-style-name="AncientGreekἈρχαίαἑλληνικά" style:family="text">
      <style:text-properties style:font-weight-complex="bold" style:font-size-complex="14pt"/>
    </style:style>
    <style:style style:name="T7249" style:parent-style-name="AncientGreekἈρχαίαἑλληνικά" style:family="text">
      <style:text-properties style:font-weight-complex="bold" style:font-size-complex="14pt" fo:language="el" fo:country="GR"/>
    </style:style>
    <style:style style:name="T7250" style:parent-style-name="AncientGreekἈρχαίαἑλληνικά" style:family="text">
      <style:text-properties style:font-weight-complex="bold" style:font-size-complex="14pt"/>
    </style:style>
    <style:style style:name="T7251" style:parent-style-name="AncientGreekἈρχαίαἑλληνικά" style:family="text">
      <style:text-properties style:font-weight-complex="bold" style:font-size-complex="14pt" fo:language="el" fo:country="GR"/>
    </style:style>
    <style:style style:name="T7252" style:parent-style-name="AncientGreekἈρχαίαἑλληνικά" style:family="text">
      <style:text-properties style:font-weight-complex="bold" style:font-size-complex="14pt"/>
    </style:style>
    <style:style style:name="T7253" style:parent-style-name="AncientGreekἈρχαίαἑλληνικά" style:family="text">
      <style:text-properties style:font-weight-complex="bold" style:font-size-complex="14pt" fo:language="el" fo:country="GR"/>
    </style:style>
    <style:style style:name="T7254" style:parent-style-name="AncientGreekἈρχαίαἑλληνικά" style:family="text">
      <style:text-properties style:font-weight-complex="bold" style:font-size-complex="14pt"/>
    </style:style>
    <style:style style:name="T7255" style:parent-style-name="AncientGreekἈρχαίαἑλληνικά" style:family="text">
      <style:text-properties style:font-weight-complex="bold" style:font-size-complex="14pt" fo:language="el" fo:country="GR"/>
    </style:style>
    <style:style style:name="T7256" style:parent-style-name="AncientGreekἈρχαίαἑλληνικά" style:family="text">
      <style:text-properties style:font-weight-complex="bold" style:font-size-complex="14pt"/>
    </style:style>
    <style:style style:name="T7257" style:parent-style-name="AncientGreekἈρχαίαἑλληνικά" style:family="text">
      <style:text-properties style:font-weight-complex="bold" style:font-size-complex="14pt" fo:language="el" fo:country="GR"/>
    </style:style>
    <style:style style:name="T7258" style:parent-style-name="AncientGreekἈρχαίαἑλληνικά" style:family="text">
      <style:text-properties style:font-weight-complex="bold" style:font-size-complex="14pt"/>
    </style:style>
    <style:style style:name="T7259" style:parent-style-name="AncientGreekἈρχαίαἑλληνικά" style:family="text">
      <style:text-properties style:font-weight-complex="bold" style:font-size-complex="14pt" fo:language="el" fo:country="GR"/>
    </style:style>
    <style:style style:name="T7260" style:parent-style-name="AncientGreekἈρχαίαἑλληνικά" style:family="text">
      <style:text-properties style:font-weight-complex="bold" style:font-size-complex="14pt"/>
    </style:style>
    <style:style style:name="T7261" style:parent-style-name="AncientGreekἈρχαίαἑλληνικά" style:family="text">
      <style:text-properties style:font-weight-complex="bold" style:font-size-complex="14pt" fo:language="el" fo:country="GR"/>
    </style:style>
    <style:style style:name="T7262" style:parent-style-name="AncientGreekἈρχαίαἑλληνικά" style:family="text">
      <style:text-properties style:font-weight-complex="bold" style:font-size-complex="14pt"/>
    </style:style>
    <style:style style:name="T7263" style:parent-style-name="AncientGreekἈρχαίαἑλληνικά" style:family="text">
      <style:text-properties style:font-weight-complex="bold" style:font-size-complex="14pt" fo:language="el" fo:country="GR"/>
    </style:style>
    <style:style style:name="T7264" style:parent-style-name="AncientGreekἈρχαίαἑλληνικά" style:family="text">
      <style:text-properties style:font-weight-complex="bold" style:font-size-complex="14pt"/>
    </style:style>
    <style:style style:name="T7265" style:parent-style-name="AncientGreekἈρχαίαἑλληνικά" style:family="text">
      <style:text-properties style:font-weight-complex="bold" style:font-size-complex="14pt" fo:language="el" fo:country="GR"/>
    </style:style>
    <style:style style:name="T7266" style:parent-style-name="AncientGreekἈρχαίαἑλληνικά" style:family="text">
      <style:text-properties style:font-weight-complex="bold" style:font-size-complex="14pt"/>
    </style:style>
    <style:style style:name="T7267" style:parent-style-name="AncientGreekἈρχαίαἑλληνικά" style:family="text">
      <style:text-properties style:font-weight-complex="bold" style:font-size-complex="14pt" fo:language="el" fo:country="GR"/>
    </style:style>
    <style:style style:name="T7268" style:parent-style-name="AncientGreekἈρχαίαἑλληνικά" style:family="text">
      <style:text-properties style:font-weight-complex="bold" style:font-size-complex="14pt"/>
    </style:style>
    <style:style style:name="T7269" style:parent-style-name="AncientGreekἈρχαίαἑλληνικά" style:family="text">
      <style:text-properties style:font-weight-complex="bold" style:font-size-complex="14pt" fo:language="el" fo:country="GR"/>
    </style:style>
    <style:style style:name="T7270" style:parent-style-name="AncientGreekἈρχαίαἑλληνικά" style:family="text">
      <style:text-properties style:font-weight-complex="bold" style:font-size-complex="14pt"/>
    </style:style>
    <style:style style:name="T7271" style:parent-style-name="AncientGreekἈρχαίαἑλληνικά" style:family="text">
      <style:text-properties style:font-weight-complex="bold" style:font-size-complex="14pt" fo:language="el" fo:country="GR"/>
    </style:style>
    <style:style style:name="T7272" style:parent-style-name="AncientGreekἈρχαίαἑλληνικά" style:family="text">
      <style:text-properties style:font-weight-complex="bold" style:font-size-complex="14pt"/>
    </style:style>
    <style:style style:name="T7273" style:parent-style-name="AncientGreekἈρχαίαἑλληνικά" style:family="text">
      <style:text-properties style:font-weight-complex="bold" style:font-size-complex="14pt" fo:language="el" fo:country="GR"/>
    </style:style>
    <style:style style:name="T7274" style:parent-style-name="AncientGreekἈρχαίαἑλληνικά" style:family="text">
      <style:text-properties style:font-weight-complex="bold" style:font-size-complex="14pt"/>
    </style:style>
    <style:style style:name="T7275" style:parent-style-name="AncientGreekἈρχαίαἑλληνικά" style:family="text">
      <style:text-properties style:font-weight-complex="bold" style:font-size-complex="14pt" fo:language="el" fo:country="GR"/>
    </style:style>
    <style:style style:name="T7276" style:parent-style-name="AncientGreekἈρχαίαἑλληνικά" style:family="text">
      <style:text-properties style:font-weight-complex="bold" style:font-size-complex="14pt"/>
    </style:style>
    <style:style style:name="T7277" style:parent-style-name="AncientGreekἈρχαίαἑλληνικά" style:family="text">
      <style:text-properties style:font-weight-complex="bold" style:font-size-complex="14pt" fo:language="el" fo:country="GR"/>
    </style:style>
    <style:style style:name="T7278" style:parent-style-name="AncientGreekἈρχαίαἑλληνικά" style:family="text">
      <style:text-properties style:font-weight-complex="bold" style:font-size-complex="14pt"/>
    </style:style>
    <style:style style:name="T7279" style:parent-style-name="AncientGreekἈρχαίαἑλληνικά" style:family="text">
      <style:text-properties style:font-weight-complex="bold" style:font-size-complex="14pt" fo:language="el" fo:country="GR"/>
    </style:style>
    <style:style style:name="T7280" style:parent-style-name="AncientGreekἈρχαίαἑλληνικά" style:family="text">
      <style:text-properties style:font-weight-complex="bold" style:font-size-complex="14pt"/>
    </style:style>
    <style:style style:name="T7281" style:parent-style-name="AncientGreekἈρχαίαἑλληνικά" style:family="text">
      <style:text-properties style:font-weight-complex="bold" style:font-size-complex="14pt" fo:language="el" fo:country="GR"/>
    </style:style>
    <style:style style:name="T7282" style:parent-style-name="AncientGreekἈρχαίαἑλληνικά" style:family="text">
      <style:text-properties style:font-weight-complex="bold" style:font-size-complex="14pt"/>
    </style:style>
    <style:style style:name="T7283" style:parent-style-name="AncientGreekἈρχαίαἑλληνικά" style:family="text">
      <style:text-properties style:font-weight-complex="bold" style:font-size-complex="14pt" fo:language="el" fo:country="GR"/>
    </style:style>
    <style:style style:name="T7284" style:parent-style-name="AncientGreekἈρχαίαἑλληνικά" style:family="text">
      <style:text-properties style:font-weight-complex="bold" style:font-size-complex="14pt"/>
    </style:style>
    <style:style style:name="T7285" style:parent-style-name="AncientGreekἈρχαίαἑλληνικά" style:family="text">
      <style:text-properties style:font-weight-complex="bold" style:font-size-complex="14pt" fo:language="el" fo:country="GR"/>
    </style:style>
    <style:style style:name="T7286" style:parent-style-name="AncientGreekἈρχαίαἑλληνικά" style:family="text">
      <style:text-properties style:font-weight-complex="bold" style:font-size-complex="14pt"/>
    </style:style>
    <style:style style:name="T7287" style:parent-style-name="AncientGreekἈρχαίαἑλληνικά" style:family="text">
      <style:text-properties style:font-weight-complex="bold" style:font-size-complex="14pt" fo:language="el" fo:country="GR"/>
    </style:style>
    <style:style style:name="T7288" style:parent-style-name="AncientGreekἈρχαίαἑλληνικά" style:family="text">
      <style:text-properties style:font-weight-complex="bold" style:font-size-complex="14pt"/>
    </style:style>
    <style:style style:name="T7289" style:parent-style-name="AncientGreekἈρχαίαἑλληνικά" style:family="text">
      <style:text-properties style:font-weight-complex="bold" style:font-size-complex="14pt" fo:language="el" fo:country="GR"/>
    </style:style>
    <style:style style:name="T7290" style:parent-style-name="AncientGreekἈρχαίαἑλληνικά" style:family="text">
      <style:text-properties style:font-weight-complex="bold" style:font-size-complex="14pt"/>
    </style:style>
    <style:style style:name="T7291" style:parent-style-name="AncientGreekἈρχαίαἑλληνικά" style:family="text">
      <style:text-properties style:font-weight-complex="bold" style:font-size-complex="14pt" fo:language="el" fo:country="GR"/>
    </style:style>
    <style:style style:name="T7292" style:parent-style-name="AncientGreekἈρχαίαἑλληνικά" style:family="text">
      <style:text-properties style:font-weight-complex="bold" style:font-size-complex="14pt"/>
    </style:style>
    <style:style style:name="T7293" style:parent-style-name="AncientGreekἈρχαίαἑλληνικά" style:family="text">
      <style:text-properties style:font-weight-complex="bold" style:font-size-complex="14pt" fo:language="el" fo:country="GR"/>
    </style:style>
    <style:style style:name="T7294" style:parent-style-name="AncientGreekἈρχαίαἑλληνικά" style:family="text">
      <style:text-properties style:font-weight-complex="bold" style:font-size-complex="14pt"/>
    </style:style>
    <style:style style:name="T7295" style:parent-style-name="AncientGreekἈρχαίαἑλληνικά" style:family="text">
      <style:text-properties style:font-weight-complex="bold" style:font-size-complex="14pt" fo:language="el" fo:country="GR"/>
    </style:style>
    <style:style style:name="T7296" style:parent-style-name="AncientGreekἈρχαίαἑλληνικά" style:family="text">
      <style:text-properties style:font-weight-complex="bold" style:font-size-complex="14pt"/>
    </style:style>
    <style:style style:name="T7297" style:parent-style-name="AncientGreekἈρχαίαἑλληνικά" style:family="text">
      <style:text-properties style:font-weight-complex="bold" style:font-size-complex="14pt" fo:language="el" fo:country="GR"/>
    </style:style>
    <style:style style:name="T7298" style:parent-style-name="AncientGreekἈρχαίαἑλληνικά" style:family="text">
      <style:text-properties style:font-weight-complex="bold" style:font-size-complex="14pt"/>
    </style:style>
    <style:style style:name="T7299" style:parent-style-name="AncientGreekἈρχαίαἑλληνικά" style:family="text">
      <style:text-properties style:font-weight-complex="bold" style:font-size-complex="14pt" fo:language="el" fo:country="GR"/>
    </style:style>
    <style:style style:name="T7300" style:parent-style-name="AncientGreekἈρχαίαἑλληνικά" style:family="text">
      <style:text-properties style:font-weight-complex="bold" style:font-size-complex="14pt"/>
    </style:style>
    <style:style style:name="T7301" style:parent-style-name="AncientGreekἈρχαίαἑλληνικά" style:family="text">
      <style:text-properties style:font-weight-complex="bold" style:font-size-complex="14pt" fo:language="el" fo:country="GR"/>
    </style:style>
    <style:style style:name="T7302" style:parent-style-name="AncientGreekἈρχαίαἑλληνικά" style:family="text">
      <style:text-properties style:font-weight-complex="bold" style:font-size-complex="14pt"/>
    </style:style>
    <style:style style:name="P7303" style:parent-style-name="Standard" style:family="paragraph">
      <style:paragraph-properties fo:widows="0" fo:orphans="0">
        <style:tab-stops>
          <style:tab-stop style:type="left" style:position="2.1979in"/>
        </style:tab-stops>
      </style:paragraph-properties>
    </style:style>
    <style:style style:name="T7304" style:parent-style-name="AncientGreekἈρχαίαἑλληνικά" style:family="text">
      <style:text-properties style:font-weight-complex="bold" style:font-size-complex="14pt" fo:language="el" fo:country="GR"/>
    </style:style>
    <style:style style:name="T7305" style:parent-style-name="AncientGreekἈρχαίαἑλληνικά" style:family="text">
      <style:text-properties style:font-weight-complex="bold" style:font-size-complex="14pt"/>
    </style:style>
    <style:style style:name="T7306" style:parent-style-name="AncientGreekἈρχαίαἑλληνικά" style:family="text">
      <style:text-properties style:font-weight-complex="bold" style:font-size-complex="14pt" fo:language="el" fo:country="GR"/>
    </style:style>
    <style:style style:name="T7307" style:parent-style-name="AncientGreekἈρχαίαἑλληνικά" style:family="text">
      <style:text-properties style:font-weight-complex="bold" style:font-size-complex="14pt"/>
    </style:style>
    <style:style style:name="T7308" style:parent-style-name="AncientGreekἈρχαίαἑλληνικά" style:family="text">
      <style:text-properties style:font-weight-complex="bold" style:font-size-complex="14pt" fo:language="el" fo:country="GR"/>
    </style:style>
    <style:style style:name="T7309" style:parent-style-name="AncientGreekἈρχαίαἑλληνικά" style:family="text">
      <style:text-properties style:font-weight-complex="bold" style:font-size-complex="14pt"/>
    </style:style>
    <style:style style:name="T7310" style:parent-style-name="AncientGreekἈρχαίαἑλληνικά" style:family="text">
      <style:text-properties style:font-weight-complex="bold" style:font-size-complex="14pt" fo:language="el" fo:country="GR"/>
    </style:style>
    <style:style style:name="T7311" style:parent-style-name="AncientGreekἈρχαίαἑλληνικά" style:family="text">
      <style:text-properties style:font-weight-complex="bold" style:font-size-complex="14pt"/>
    </style:style>
    <style:style style:name="T7312" style:parent-style-name="AncientGreekἈρχαίαἑλληνικά" style:family="text">
      <style:text-properties style:font-weight-complex="bold" style:font-size-complex="14pt" fo:language="el" fo:country="GR"/>
    </style:style>
    <style:style style:name="T7313" style:parent-style-name="AncientGreekἈρχαίαἑλληνικά" style:family="text">
      <style:text-properties style:font-weight-complex="bold" style:font-size-complex="14pt"/>
    </style:style>
    <style:style style:name="T7314" style:parent-style-name="AncientGreekἈρχαίαἑλληνικά" style:family="text">
      <style:text-properties style:font-weight-complex="bold" style:font-size-complex="14pt" fo:language="el" fo:country="GR"/>
    </style:style>
    <style:style style:name="T7315" style:parent-style-name="AncientGreekἈρχαίαἑλληνικά" style:family="text">
      <style:text-properties style:font-weight-complex="bold" style:font-size-complex="14pt"/>
    </style:style>
    <style:style style:name="T7316" style:parent-style-name="AncientGreekἈρχαίαἑλληνικά" style:family="text">
      <style:text-properties style:font-weight-complex="bold" style:font-size-complex="14pt" fo:language="el" fo:country="GR"/>
    </style:style>
    <style:style style:name="T7317" style:parent-style-name="AncientGreekἈρχαίαἑλληνικά" style:family="text">
      <style:text-properties style:font-weight-complex="bold" style:font-size-complex="14pt"/>
    </style:style>
    <style:style style:name="T7318" style:parent-style-name="AncientGreekἈρχαίαἑλληνικά" style:family="text">
      <style:text-properties style:font-weight-complex="bold" style:font-size-complex="14pt" fo:language="el" fo:country="GR"/>
    </style:style>
    <style:style style:name="T7319" style:parent-style-name="AncientGreekἈρχαίαἑλληνικά" style:family="text">
      <style:text-properties style:font-weight-complex="bold" style:font-size-complex="14pt"/>
    </style:style>
    <style:style style:name="T7320" style:parent-style-name="AncientGreekἈρχαίαἑλληνικά" style:family="text">
      <style:text-properties style:font-weight-complex="bold" style:font-size-complex="14pt" fo:language="el" fo:country="GR"/>
    </style:style>
    <style:style style:name="T7321" style:parent-style-name="AncientGreekἈρχαίαἑλληνικά" style:family="text">
      <style:text-properties style:font-weight-complex="bold" style:font-size-complex="14pt"/>
    </style:style>
    <style:style style:name="T7322" style:parent-style-name="AncientGreekἈρχαίαἑλληνικά" style:family="text">
      <style:text-properties style:font-weight-complex="bold" style:font-size-complex="14pt" fo:language="el" fo:country="GR"/>
    </style:style>
    <style:style style:name="T7323" style:parent-style-name="AncientGreekἈρχαίαἑλληνικά" style:family="text">
      <style:text-properties style:font-weight-complex="bold" style:font-size-complex="14pt"/>
    </style:style>
    <style:style style:name="TableCell7324" style:family="table-cell">
      <style:table-cell-properties fo:border="0.0069in solid #000000" fo:background-color="#FFFFFF" style:writing-mode="lr-tb" fo:padding-top="0in" fo:padding-left="0.1527in" fo:padding-bottom="0in" fo:padding-right="0.15in"/>
    </style:style>
    <style:style style:name="P7325" style:parent-style-name="Standard" style:family="paragraph">
      <style:paragraph-properties fo:widows="0" fo:orphans="0"/>
      <style:text-properties style:font-name="AncientGreek"/>
    </style:style>
    <style:style style:name="P7326" style:parent-style-name="Standard" style:family="paragraph">
      <style:paragraph-properties fo:widows="0" fo:orphans="0"/>
      <style:text-properties style:font-name="AncientGreek"/>
    </style:style>
    <style:style style:name="P7327" style:parent-style-name="Standard" style:family="paragraph">
      <style:paragraph-properties fo:widows="0" fo:orphans="0"/>
      <style:text-properties style:font-name="AncientGreek"/>
    </style:style>
    <style:style style:name="P7328" style:parent-style-name="Standard" style:family="paragraph">
      <style:paragraph-properties fo:widows="0" fo:orphans="0"/>
      <style:text-properties style:font-name="AncientGreek"/>
    </style:style>
    <style:style style:name="TableRow7329" style:family="table-row">
      <style:table-row-properties style:min-row-height="0.0138in" style:use-optimal-row-height="false" fo:keep-together="always"/>
    </style:style>
    <style:style style:name="TableCell7330" style:family="table-cell">
      <style:table-cell-properties fo:border="0.0069in solid #000000" fo:background-color="#FFFFFF" style:writing-mode="lr-tb" fo:padding-top="0in" fo:padding-left="0.1527in" fo:padding-bottom="0in" fo:padding-right="0.15in"/>
    </style:style>
    <style:style style:name="P7331"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7332" style:parent-style-name="AncientGreekἈρχαίαἑλληνικά" style:family="text">
      <style:text-properties fo:font-weight="bold" style:font-weight-asian="bold" style:font-weight-complex="bold" fo:font-size="18pt" style:font-size-asian="18pt" style:font-size-complex="14pt"/>
    </style:style>
    <style:style style:name="T733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334" style:parent-style-name="AncientGreekἈρχαίαἑλληνικά" style:family="text">
      <style:text-properties fo:font-weight="bold" style:font-weight-asian="bold" style:font-weight-complex="bold" fo:font-size="18pt" style:font-size-asian="18pt" style:font-size-complex="14pt"/>
    </style:style>
    <style:style style:name="T733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336" style:parent-style-name="AncientGreekἈρχαίαἑλληνικά" style:family="text">
      <style:text-properties fo:font-weight="bold" style:font-weight-asian="bold" style:font-weight-complex="bold" fo:font-size="18pt" style:font-size-asian="18pt" style:font-size-complex="14pt"/>
    </style:style>
    <style:style style:name="T733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338" style:parent-style-name="AncientGreekἈρχαίαἑλληνικά" style:family="text">
      <style:text-properties fo:font-weight="bold" style:font-weight-asian="bold" style:font-weight-complex="bold" fo:font-size="18pt" style:font-size-asian="18pt" style:font-size-complex="14pt"/>
    </style:style>
    <style:style style:name="T733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340" style:parent-style-name="AncientGreekἈρχαίαἑλληνικά" style:family="text">
      <style:text-properties fo:font-weight="bold" style:font-weight-asian="bold" style:font-weight-complex="bold" fo:font-size="18pt" style:font-size-asian="18pt" style:font-size-complex="14pt"/>
    </style:style>
    <style:style style:name="T7341" style:parent-style-name="AncientGreekἈρχαίαἑλληνικά" style:family="text">
      <style:text-properties fo:font-weight="bold" style:font-weight-asian="bold" style:font-weight-complex="bold" fo:font-size="18pt" style:font-size-asian="18pt" style:font-size-complex="14pt"/>
    </style:style>
    <style:style style:name="T7342" style:parent-style-name="AncientGreekἈρχαίαἑλληνικά" style:family="text">
      <style:text-properties style:font-weight-complex="bold" style:font-size-complex="14pt" fo:language="el" fo:country="GR"/>
    </style:style>
    <style:style style:name="T7343" style:parent-style-name="AncientGreekἈρχαίαἑλληνικά" style:family="text">
      <style:text-properties style:font-weight-complex="bold" style:font-size-complex="14pt"/>
    </style:style>
    <style:style style:name="T7344" style:parent-style-name="AncientGreekἈρχαίαἑλληνικά" style:family="text">
      <style:text-properties style:font-weight-complex="bold" style:font-size-complex="14pt" fo:language="el" fo:country="GR"/>
    </style:style>
    <style:style style:name="T7345" style:parent-style-name="AncientGreekἈρχαίαἑλληνικά" style:family="text">
      <style:text-properties style:font-weight-complex="bold" style:font-size-complex="14pt"/>
    </style:style>
    <style:style style:name="T7346" style:parent-style-name="AncientGreekἈρχαίαἑλληνικά" style:family="text">
      <style:text-properties style:font-weight-complex="bold" style:font-size-complex="14pt" fo:language="el" fo:country="GR"/>
    </style:style>
    <style:style style:name="T7347" style:parent-style-name="AncientGreekἈρχαίαἑλληνικά" style:family="text">
      <style:text-properties style:font-weight-complex="bold" style:font-size-complex="14pt"/>
    </style:style>
    <style:style style:name="T7348" style:parent-style-name="AncientGreekἈρχαίαἑλληνικά" style:family="text">
      <style:text-properties style:font-weight-complex="bold" style:font-size-complex="14pt" fo:language="el" fo:country="GR"/>
    </style:style>
    <style:style style:name="T7349" style:parent-style-name="AncientGreekἈρχαίαἑλληνικά" style:family="text">
      <style:text-properties style:font-weight-complex="bold" style:font-size-complex="14pt"/>
    </style:style>
    <style:style style:name="T7350" style:parent-style-name="AncientGreekἈρχαίαἑλληνικά" style:family="text">
      <style:text-properties style:font-weight-complex="bold" style:font-size-complex="14pt" fo:language="el" fo:country="GR"/>
    </style:style>
    <style:style style:name="T7351" style:parent-style-name="AncientGreekἈρχαίαἑλληνικά" style:family="text">
      <style:text-properties style:font-weight-complex="bold" style:font-size-complex="14pt"/>
    </style:style>
    <style:style style:name="T7352" style:parent-style-name="AncientGreekἈρχαίαἑλληνικά" style:family="text">
      <style:text-properties style:font-weight-complex="bold" style:font-size-complex="14pt" fo:language="el" fo:country="GR"/>
    </style:style>
    <style:style style:name="T7353" style:parent-style-name="AncientGreekἈρχαίαἑλληνικά" style:family="text">
      <style:text-properties style:font-weight-complex="bold" style:font-size-complex="14pt"/>
    </style:style>
    <style:style style:name="T7354" style:parent-style-name="AncientGreekἈρχαίαἑλληνικά" style:family="text">
      <style:text-properties style:font-weight-complex="bold" style:font-size-complex="14pt" fo:language="el" fo:country="GR"/>
    </style:style>
    <style:style style:name="T7355" style:parent-style-name="AncientGreekἈρχαίαἑλληνικά" style:family="text">
      <style:text-properties style:font-weight-complex="bold" style:font-size-complex="14pt"/>
    </style:style>
    <style:style style:name="T7356" style:parent-style-name="AncientGreekἈρχαίαἑλληνικά" style:family="text">
      <style:text-properties style:font-weight-complex="bold" style:font-size-complex="14pt" fo:language="el" fo:country="GR"/>
    </style:style>
    <style:style style:name="T7357" style:parent-style-name="AncientGreekἈρχαίαἑλληνικά" style:family="text">
      <style:text-properties style:font-weight-complex="bold" style:font-size-complex="14pt"/>
    </style:style>
    <style:style style:name="T7358" style:parent-style-name="AncientGreekἈρχαίαἑλληνικά" style:family="text">
      <style:text-properties style:font-weight-complex="bold" style:font-size-complex="14pt" fo:language="el" fo:country="GR"/>
    </style:style>
    <style:style style:name="T7359" style:parent-style-name="AncientGreekἈρχαίαἑλληνικά" style:family="text">
      <style:text-properties style:font-weight-complex="bold" style:font-size-complex="14pt"/>
    </style:style>
    <style:style style:name="T7360" style:parent-style-name="AncientGreekἈρχαίαἑλληνικά" style:family="text">
      <style:text-properties style:font-weight-complex="bold" style:font-size-complex="14pt" fo:language="el" fo:country="GR"/>
    </style:style>
    <style:style style:name="T7361" style:parent-style-name="AncientGreekἈρχαίαἑλληνικά" style:family="text">
      <style:text-properties style:font-weight-complex="bold" style:font-size-complex="14pt"/>
    </style:style>
    <style:style style:name="T7362" style:parent-style-name="AncientGreekἈρχαίαἑλληνικά" style:family="text">
      <style:text-properties style:font-weight-complex="bold" style:font-size-complex="14pt" fo:language="el" fo:country="GR"/>
    </style:style>
    <style:style style:name="T7363" style:parent-style-name="AncientGreekἈρχαίαἑλληνικά" style:family="text">
      <style:text-properties style:font-weight-complex="bold" style:font-size-complex="14pt"/>
    </style:style>
    <style:style style:name="T7364" style:parent-style-name="AncientGreekἈρχαίαἑλληνικά" style:family="text">
      <style:text-properties style:font-weight-complex="bold" style:font-size-complex="14pt" fo:language="el" fo:country="GR"/>
    </style:style>
    <style:style style:name="T7365" style:parent-style-name="AncientGreekἈρχαίαἑλληνικά" style:family="text">
      <style:text-properties style:font-weight-complex="bold" style:font-size-complex="14pt"/>
    </style:style>
    <style:style style:name="T7366" style:parent-style-name="AncientGreekἈρχαίαἑλληνικά" style:family="text">
      <style:text-properties style:font-weight-complex="bold" style:font-size-complex="14pt" fo:language="el" fo:country="GR"/>
    </style:style>
    <style:style style:name="T7367" style:parent-style-name="AncientGreekἈρχαίαἑλληνικά" style:family="text">
      <style:text-properties style:font-weight-complex="bold" style:font-size-complex="14pt"/>
    </style:style>
    <style:style style:name="T7368" style:parent-style-name="AncientGreekἈρχαίαἑλληνικά" style:family="text">
      <style:text-properties style:font-weight-complex="bold" style:font-size-complex="14pt" fo:language="el" fo:country="GR"/>
    </style:style>
    <style:style style:name="T7369" style:parent-style-name="AncientGreekἈρχαίαἑλληνικά" style:family="text">
      <style:text-properties style:font-weight-complex="bold" style:font-size-complex="14pt"/>
    </style:style>
    <style:style style:name="T7370" style:parent-style-name="AncientGreekἈρχαίαἑλληνικά" style:family="text">
      <style:text-properties style:font-weight-complex="bold" style:font-size-complex="14pt" fo:language="el" fo:country="GR"/>
    </style:style>
    <style:style style:name="T7371" style:parent-style-name="AncientGreekἈρχαίαἑλληνικά" style:family="text">
      <style:text-properties style:font-weight-complex="bold" style:font-size-complex="14pt"/>
    </style:style>
    <style:style style:name="T7372" style:parent-style-name="AncientGreekἈρχαίαἑλληνικά" style:family="text">
      <style:text-properties style:font-weight-complex="bold" style:font-size-complex="14pt" fo:language="el" fo:country="GR"/>
    </style:style>
    <style:style style:name="T7373" style:parent-style-name="AncientGreekἈρχαίαἑλληνικά" style:family="text">
      <style:text-properties style:font-weight-complex="bold" style:font-size-complex="14pt"/>
    </style:style>
    <style:style style:name="T7374" style:parent-style-name="AncientGreekἈρχαίαἑλληνικά" style:family="text">
      <style:text-properties style:font-weight-complex="bold" style:font-size-complex="14pt" fo:language="el" fo:country="GR"/>
    </style:style>
    <style:style style:name="T7375" style:parent-style-name="AncientGreekἈρχαίαἑλληνικά" style:family="text">
      <style:text-properties style:font-weight-complex="bold" style:font-size-complex="14pt"/>
    </style:style>
    <style:style style:name="T7376" style:parent-style-name="AncientGreekἈρχαίαἑλληνικά" style:family="text">
      <style:text-properties style:font-weight-complex="bold" style:font-size-complex="14pt" fo:language="el" fo:country="GR"/>
    </style:style>
    <style:style style:name="T7377" style:parent-style-name="AncientGreekἈρχαίαἑλληνικά" style:family="text">
      <style:text-properties style:font-weight-complex="bold" style:font-size-complex="14pt"/>
    </style:style>
    <style:style style:name="T7378" style:parent-style-name="AncientGreekἈρχαίαἑλληνικά" style:family="text">
      <style:text-properties style:font-weight-complex="bold" style:font-size-complex="14pt" fo:language="el" fo:country="GR"/>
    </style:style>
    <style:style style:name="T7379" style:parent-style-name="AncientGreekἈρχαίαἑλληνικά" style:family="text">
      <style:text-properties style:font-weight-complex="bold" style:font-size-complex="14pt"/>
    </style:style>
    <style:style style:name="T7380" style:parent-style-name="AncientGreekἈρχαίαἑλληνικά" style:family="text">
      <style:text-properties style:font-weight-complex="bold" style:font-size-complex="14pt" fo:language="el" fo:country="GR"/>
    </style:style>
    <style:style style:name="T7381" style:parent-style-name="AncientGreekἈρχαίαἑλληνικά" style:family="text">
      <style:text-properties style:font-weight-complex="bold" style:font-size-complex="14pt"/>
    </style:style>
    <style:style style:name="T7382" style:parent-style-name="AncientGreekἈρχαίαἑλληνικά" style:family="text">
      <style:text-properties style:font-weight-complex="bold" style:font-size-complex="14pt" fo:language="el" fo:country="GR"/>
    </style:style>
    <style:style style:name="T7383" style:parent-style-name="AncientGreekἈρχαίαἑλληνικά" style:family="text">
      <style:text-properties style:font-weight-complex="bold" style:font-size-complex="14pt"/>
    </style:style>
    <style:style style:name="T7384" style:parent-style-name="AncientGreekἈρχαίαἑλληνικά" style:family="text">
      <style:text-properties style:font-weight-complex="bold" style:font-size-complex="14pt" fo:language="el" fo:country="GR"/>
    </style:style>
    <style:style style:name="T7385" style:parent-style-name="AncientGreekἈρχαίαἑλληνικά" style:family="text">
      <style:text-properties style:font-weight-complex="bold" style:font-size-complex="14pt"/>
    </style:style>
    <style:style style:name="T7386" style:parent-style-name="AncientGreekἈρχαίαἑλληνικά" style:family="text">
      <style:text-properties style:font-weight-complex="bold" style:font-size-complex="14pt" fo:language="el" fo:country="GR"/>
    </style:style>
    <style:style style:name="T7387" style:parent-style-name="AncientGreekἈρχαίαἑλληνικά" style:family="text">
      <style:text-properties style:font-weight-complex="bold" style:font-size-complex="14pt"/>
    </style:style>
    <style:style style:name="T7388" style:parent-style-name="AncientGreekἈρχαίαἑλληνικά" style:family="text">
      <style:text-properties style:font-weight-complex="bold" style:font-size-complex="14pt" fo:language="el" fo:country="GR"/>
    </style:style>
    <style:style style:name="T7389" style:parent-style-name="AncientGreekἈρχαίαἑλληνικά" style:family="text">
      <style:text-properties style:font-weight-complex="bold" style:font-size-complex="14pt"/>
    </style:style>
    <style:style style:name="T7390" style:parent-style-name="AncientGreekἈρχαίαἑλληνικά" style:family="text">
      <style:text-properties style:font-weight-complex="bold" style:font-size-complex="14pt" fo:language="el" fo:country="GR"/>
    </style:style>
    <style:style style:name="T7391" style:parent-style-name="AncientGreekἈρχαίαἑλληνικά" style:family="text">
      <style:text-properties style:font-weight-complex="bold" style:font-size-complex="14pt"/>
    </style:style>
    <style:style style:name="T7392" style:parent-style-name="AncientGreekἈρχαίαἑλληνικά" style:family="text">
      <style:text-properties style:font-weight-complex="bold" style:font-size-complex="14pt" fo:language="el" fo:country="GR"/>
    </style:style>
    <style:style style:name="T7393" style:parent-style-name="AncientGreekἈρχαίαἑλληνικά" style:family="text">
      <style:text-properties style:font-weight-complex="bold" style:font-size-complex="14pt"/>
    </style:style>
    <style:style style:name="T7394" style:parent-style-name="AncientGreekἈρχαίαἑλληνικά" style:family="text">
      <style:text-properties style:font-weight-complex="bold" style:font-size-complex="14pt" fo:language="el" fo:country="GR"/>
    </style:style>
    <style:style style:name="T7395" style:parent-style-name="AncientGreekἈρχαίαἑλληνικά" style:family="text">
      <style:text-properties style:font-weight-complex="bold" style:font-size-complex="14pt"/>
    </style:style>
    <style:style style:name="T7396" style:parent-style-name="AncientGreekἈρχαίαἑλληνικά" style:family="text">
      <style:text-properties style:font-weight-complex="bold" style:font-size-complex="14pt" fo:language="el" fo:country="GR"/>
    </style:style>
    <style:style style:name="T7397" style:parent-style-name="AncientGreekἈρχαίαἑλληνικά" style:family="text">
      <style:text-properties style:font-weight-complex="bold" style:font-size-complex="14pt"/>
    </style:style>
    <style:style style:name="T7398" style:parent-style-name="AncientGreekἈρχαίαἑλληνικά" style:family="text">
      <style:text-properties style:font-weight-complex="bold" style:font-size-complex="14pt" fo:language="el" fo:country="GR"/>
    </style:style>
    <style:style style:name="T7399" style:parent-style-name="AncientGreekἈρχαίαἑλληνικά" style:family="text">
      <style:text-properties style:font-weight-complex="bold" style:font-size-complex="14pt"/>
    </style:style>
    <style:style style:name="T7400" style:parent-style-name="AncientGreekἈρχαίαἑλληνικά" style:family="text">
      <style:text-properties style:font-weight-complex="bold" style:font-size-complex="14pt" fo:language="el" fo:country="GR"/>
    </style:style>
    <style:style style:name="T7401" style:parent-style-name="AncientGreekἈρχαίαἑλληνικά" style:family="text">
      <style:text-properties style:font-weight-complex="bold" style:font-size-complex="14pt"/>
    </style:style>
    <style:style style:name="T7402" style:parent-style-name="AncientGreekἈρχαίαἑλληνικά" style:family="text">
      <style:text-properties style:font-weight-complex="bold" style:font-size-complex="14pt" fo:language="el" fo:country="GR"/>
    </style:style>
    <style:style style:name="T7403" style:parent-style-name="AncientGreekἈρχαίαἑλληνικά" style:family="text">
      <style:text-properties style:font-weight-complex="bold" style:font-size-complex="14pt"/>
    </style:style>
    <style:style style:name="T7404" style:parent-style-name="AncientGreekἈρχαίαἑλληνικά" style:family="text">
      <style:text-properties style:font-weight-complex="bold" style:font-size-complex="14pt" fo:language="el" fo:country="GR"/>
    </style:style>
    <style:style style:name="T7405" style:parent-style-name="AncientGreekἈρχαίαἑλληνικά" style:family="text">
      <style:text-properties style:font-weight-complex="bold" style:font-size-complex="14pt"/>
    </style:style>
    <style:style style:name="T7406" style:parent-style-name="AncientGreekἈρχαίαἑλληνικά" style:family="text">
      <style:text-properties style:font-weight-complex="bold" style:font-size-complex="14pt" fo:language="el" fo:country="GR"/>
    </style:style>
    <style:style style:name="T7407" style:parent-style-name="AncientGreekἈρχαίαἑλληνικά" style:family="text">
      <style:text-properties style:font-weight-complex="bold" style:font-size-complex="14pt"/>
    </style:style>
    <style:style style:name="T7408" style:parent-style-name="AncientGreekἈρχαίαἑλληνικά" style:family="text">
      <style:text-properties style:font-weight-complex="bold" style:font-size-complex="14pt" fo:language="el" fo:country="GR"/>
    </style:style>
    <style:style style:name="T7409" style:parent-style-name="AncientGreekἈρχαίαἑλληνικά" style:family="text">
      <style:text-properties style:font-weight-complex="bold" style:font-size-complex="14pt"/>
    </style:style>
    <style:style style:name="T7410" style:parent-style-name="AncientGreekἈρχαίαἑλληνικά" style:family="text">
      <style:text-properties style:font-weight-complex="bold" style:font-size-complex="14pt" fo:language="el" fo:country="GR"/>
    </style:style>
    <style:style style:name="T7411" style:parent-style-name="AncientGreekἈρχαίαἑλληνικά" style:family="text">
      <style:text-properties style:font-weight-complex="bold" style:font-size-complex="14pt"/>
    </style:style>
    <style:style style:name="T7412" style:parent-style-name="AncientGreekἈρχαίαἑλληνικά" style:family="text">
      <style:text-properties style:font-weight-complex="bold" style:font-size-complex="14pt" fo:language="el" fo:country="GR"/>
    </style:style>
    <style:style style:name="T7413" style:parent-style-name="AncientGreekἈρχαίαἑλληνικά" style:family="text">
      <style:text-properties style:font-weight-complex="bold" style:font-size-complex="14pt"/>
    </style:style>
    <style:style style:name="T7414" style:parent-style-name="AncientGreekἈρχαίαἑλληνικά" style:family="text">
      <style:text-properties style:font-weight-complex="bold" style:font-size-complex="14pt" fo:language="el" fo:country="GR"/>
    </style:style>
    <style:style style:name="T7415" style:parent-style-name="AncientGreekἈρχαίαἑλληνικά" style:family="text">
      <style:text-properties style:font-weight-complex="bold" style:font-size-complex="14pt"/>
    </style:style>
    <style:style style:name="T7416" style:parent-style-name="AncientGreekἈρχαίαἑλληνικά" style:family="text">
      <style:text-properties style:font-weight-complex="bold" style:font-size-complex="14pt" fo:language="el" fo:country="GR"/>
    </style:style>
    <style:style style:name="T7417" style:parent-style-name="AncientGreekἈρχαίαἑλληνικά" style:family="text">
      <style:text-properties style:font-weight-complex="bold" style:font-size-complex="14pt"/>
    </style:style>
    <style:style style:name="T7418" style:parent-style-name="AncientGreekἈρχαίαἑλληνικά" style:family="text">
      <style:text-properties style:font-weight-complex="bold" style:font-size-complex="14pt" fo:language="el" fo:country="GR"/>
    </style:style>
    <style:style style:name="T7419" style:parent-style-name="AncientGreekἈρχαίαἑλληνικά" style:family="text">
      <style:text-properties style:font-weight-complex="bold" style:font-size-complex="14pt"/>
    </style:style>
    <style:style style:name="T7420" style:parent-style-name="AncientGreekἈρχαίαἑλληνικά" style:family="text">
      <style:text-properties style:font-weight-complex="bold" style:font-size-complex="14pt" fo:language="el" fo:country="GR"/>
    </style:style>
    <style:style style:name="T7421" style:parent-style-name="AncientGreekἈρχαίαἑλληνικά" style:family="text">
      <style:text-properties style:font-weight-complex="bold" style:font-size-complex="14pt"/>
    </style:style>
    <style:style style:name="T7422" style:parent-style-name="AncientGreekἈρχαίαἑλληνικά" style:family="text">
      <style:text-properties style:font-weight-complex="bold" style:font-size-complex="14pt" fo:language="el" fo:country="GR"/>
    </style:style>
    <style:style style:name="T7423" style:parent-style-name="AncientGreekἈρχαίαἑλληνικά" style:family="text">
      <style:text-properties style:font-weight-complex="bold" style:font-size-complex="14pt"/>
    </style:style>
    <style:style style:name="T7424" style:parent-style-name="AncientGreekἈρχαίαἑλληνικά" style:family="text">
      <style:text-properties style:font-weight-complex="bold" style:font-size-complex="14pt" fo:language="el" fo:country="GR"/>
    </style:style>
    <style:style style:name="T7425" style:parent-style-name="AncientGreekἈρχαίαἑλληνικά" style:family="text">
      <style:text-properties style:font-weight-complex="bold" style:font-size-complex="14pt"/>
    </style:style>
    <style:style style:name="T7426" style:parent-style-name="AncientGreekἈρχαίαἑλληνικά" style:family="text">
      <style:text-properties style:font-weight-complex="bold" style:font-size-complex="14pt" fo:language="el" fo:country="GR"/>
    </style:style>
    <style:style style:name="T7427" style:parent-style-name="AncientGreekἈρχαίαἑλληνικά" style:family="text">
      <style:text-properties style:font-weight-complex="bold" style:font-size-complex="14pt"/>
    </style:style>
    <style:style style:name="T7428" style:parent-style-name="AncientGreekἈρχαίαἑλληνικά" style:family="text">
      <style:text-properties style:font-weight-complex="bold" style:font-size-complex="14pt" fo:language="el" fo:country="GR"/>
    </style:style>
    <style:style style:name="T7429" style:parent-style-name="AncientGreekἈρχαίαἑλληνικά" style:family="text">
      <style:text-properties style:font-weight-complex="bold" style:font-size-complex="14pt"/>
    </style:style>
    <style:style style:name="T7430" style:parent-style-name="AncientGreekἈρχαίαἑλληνικά" style:family="text">
      <style:text-properties style:font-weight-complex="bold" style:font-size-complex="14pt" fo:language="el" fo:country="GR"/>
    </style:style>
    <style:style style:name="T7431" style:parent-style-name="AncientGreekἈρχαίαἑλληνικά" style:family="text">
      <style:text-properties style:font-weight-complex="bold" style:font-size-complex="14pt"/>
    </style:style>
    <style:style style:name="T7432" style:parent-style-name="AncientGreekἈρχαίαἑλληνικά" style:family="text">
      <style:text-properties style:font-weight-complex="bold" style:font-size-complex="14pt" fo:language="el" fo:country="GR"/>
    </style:style>
    <style:style style:name="T7433" style:parent-style-name="AncientGreekἈρχαίαἑλληνικά" style:family="text">
      <style:text-properties style:font-weight-complex="bold" style:font-size-complex="14pt"/>
    </style:style>
    <style:style style:name="T7434" style:parent-style-name="AncientGreekἈρχαίαἑλληνικά" style:family="text">
      <style:text-properties style:font-weight-complex="bold" style:font-size-complex="14pt" fo:language="el" fo:country="GR"/>
    </style:style>
    <style:style style:name="T7435" style:parent-style-name="AncientGreekἈρχαίαἑλληνικά" style:family="text">
      <style:text-properties style:font-weight-complex="bold" style:font-size-complex="14pt"/>
    </style:style>
    <style:style style:name="T7436" style:parent-style-name="AncientGreekἈρχαίαἑλληνικά" style:family="text">
      <style:text-properties style:font-weight-complex="bold" style:font-size-complex="14pt" fo:language="el" fo:country="GR"/>
    </style:style>
    <style:style style:name="T7437" style:parent-style-name="AncientGreekἈρχαίαἑλληνικά" style:family="text">
      <style:text-properties style:font-weight-complex="bold" style:font-size-complex="14pt"/>
    </style:style>
    <style:style style:name="T7438" style:parent-style-name="AncientGreekἈρχαίαἑλληνικά" style:family="text">
      <style:text-properties style:font-weight-complex="bold" style:font-size-complex="14pt" fo:language="el" fo:country="GR"/>
    </style:style>
    <style:style style:name="T7439" style:parent-style-name="AncientGreekἈρχαίαἑλληνικά" style:family="text">
      <style:text-properties style:font-weight-complex="bold" style:font-size-complex="14pt"/>
    </style:style>
    <style:style style:name="T7440" style:parent-style-name="AncientGreekἈρχαίαἑλληνικά" style:family="text">
      <style:text-properties style:font-weight-complex="bold" style:font-size-complex="14pt" fo:language="el" fo:country="GR"/>
    </style:style>
    <style:style style:name="T7441" style:parent-style-name="AncientGreekἈρχαίαἑλληνικά" style:family="text">
      <style:text-properties style:font-weight-complex="bold" style:font-size-complex="14pt"/>
    </style:style>
    <style:style style:name="T7442" style:parent-style-name="AncientGreekἈρχαίαἑλληνικά" style:family="text">
      <style:text-properties style:font-weight-complex="bold" style:font-size-complex="14pt" fo:language="el" fo:country="GR"/>
    </style:style>
    <style:style style:name="T7443" style:parent-style-name="AncientGreekἈρχαίαἑλληνικά" style:family="text">
      <style:text-properties style:font-weight-complex="bold" style:font-size-complex="14pt"/>
    </style:style>
    <style:style style:name="T7444" style:parent-style-name="AncientGreekἈρχαίαἑλληνικά" style:family="text">
      <style:text-properties style:font-weight-complex="bold" style:font-size-complex="14pt" fo:language="el" fo:country="GR"/>
    </style:style>
    <style:style style:name="T7445" style:parent-style-name="AncientGreekἈρχαίαἑλληνικά" style:family="text">
      <style:text-properties style:font-weight-complex="bold" style:font-size-complex="14pt"/>
    </style:style>
    <style:style style:name="T7446" style:parent-style-name="AncientGreekἈρχαίαἑλληνικά" style:family="text">
      <style:text-properties style:font-weight-complex="bold" style:font-size-complex="14pt" fo:language="el" fo:country="GR"/>
    </style:style>
    <style:style style:name="T7447" style:parent-style-name="AncientGreekἈρχαίαἑλληνικά" style:family="text">
      <style:text-properties style:font-weight-complex="bold" style:font-size-complex="14pt"/>
    </style:style>
    <style:style style:name="T7448" style:parent-style-name="AncientGreekἈρχαίαἑλληνικά" style:family="text">
      <style:text-properties style:font-weight-complex="bold" style:font-size-complex="14pt" fo:language="el" fo:country="GR"/>
    </style:style>
    <style:style style:name="T7449" style:parent-style-name="AncientGreekἈρχαίαἑλληνικά" style:family="text">
      <style:text-properties style:font-weight-complex="bold" style:font-size-complex="14pt"/>
    </style:style>
    <style:style style:name="T7450" style:parent-style-name="AncientGreekἈρχαίαἑλληνικά" style:family="text">
      <style:text-properties style:font-weight-complex="bold" style:font-size-complex="14pt" fo:language="el" fo:country="GR"/>
    </style:style>
    <style:style style:name="T7451" style:parent-style-name="AncientGreekἈρχαίαἑλληνικά" style:family="text">
      <style:text-properties style:font-weight-complex="bold" style:font-size-complex="14pt"/>
    </style:style>
    <style:style style:name="T7452" style:parent-style-name="AncientGreekἈρχαίαἑλληνικά" style:family="text">
      <style:text-properties style:font-weight-complex="bold" style:font-size-complex="14pt" fo:language="el" fo:country="GR"/>
    </style:style>
    <style:style style:name="T7453" style:parent-style-name="AncientGreekἈρχαίαἑλληνικά" style:family="text">
      <style:text-properties style:font-weight-complex="bold" style:font-size-complex="14pt"/>
    </style:style>
    <style:style style:name="T7454" style:parent-style-name="AncientGreekἈρχαίαἑλληνικά" style:family="text">
      <style:text-properties style:font-weight-complex="bold" style:font-size-complex="14pt" fo:language="el" fo:country="GR"/>
    </style:style>
    <style:style style:name="T7455" style:parent-style-name="AncientGreekἈρχαίαἑλληνικά" style:family="text">
      <style:text-properties style:font-weight-complex="bold" style:font-size-complex="14pt"/>
    </style:style>
    <style:style style:name="P7456" style:parent-style-name="Standard" style:family="paragraph">
      <style:paragraph-properties fo:widows="0" fo:orphans="0">
        <style:tab-stops>
          <style:tab-stop style:type="left" style:position="2.1979in"/>
        </style:tab-stops>
      </style:paragraph-properties>
    </style:style>
    <style:style style:name="T7457" style:parent-style-name="AncientGreekἈρχαίαἑλληνικά" style:family="text">
      <style:text-properties style:font-weight-complex="bold" style:font-size-complex="14pt" fo:language="el" fo:country="GR"/>
    </style:style>
    <style:style style:name="T7458" style:parent-style-name="AncientGreekἈρχαίαἑλληνικά" style:family="text">
      <style:text-properties style:font-weight-complex="bold" style:font-size-complex="14pt"/>
    </style:style>
    <style:style style:name="T7459" style:parent-style-name="AncientGreekἈρχαίαἑλληνικά" style:family="text">
      <style:text-properties style:font-weight-complex="bold" style:font-size-complex="14pt" fo:language="el" fo:country="GR"/>
    </style:style>
    <style:style style:name="T7460" style:parent-style-name="AncientGreekἈρχαίαἑλληνικά" style:family="text">
      <style:text-properties style:font-weight-complex="bold" style:font-size-complex="14pt"/>
    </style:style>
    <style:style style:name="T7461" style:parent-style-name="AncientGreekἈρχαίαἑλληνικά" style:family="text">
      <style:text-properties style:font-weight-complex="bold" style:font-size-complex="14pt" fo:language="el" fo:country="GR"/>
    </style:style>
    <style:style style:name="T7462" style:parent-style-name="AncientGreekἈρχαίαἑλληνικά" style:family="text">
      <style:text-properties style:font-weight-complex="bold" style:font-size-complex="14pt"/>
    </style:style>
    <style:style style:name="T7463" style:parent-style-name="AncientGreekἈρχαίαἑλληνικά" style:family="text">
      <style:text-properties style:font-weight-complex="bold" style:font-size-complex="14pt" fo:language="el" fo:country="GR"/>
    </style:style>
    <style:style style:name="T7464" style:parent-style-name="AncientGreekἈρχαίαἑλληνικά" style:family="text">
      <style:text-properties style:font-weight-complex="bold" style:font-size-complex="14pt"/>
    </style:style>
    <style:style style:name="T7465" style:parent-style-name="AncientGreekἈρχαίαἑλληνικά" style:family="text">
      <style:text-properties style:font-weight-complex="bold" style:font-size-complex="14pt" fo:language="el" fo:country="GR"/>
    </style:style>
    <style:style style:name="T7466" style:parent-style-name="AncientGreekἈρχαίαἑλληνικά" style:family="text">
      <style:text-properties style:font-weight-complex="bold" style:font-size-complex="14pt"/>
    </style:style>
    <style:style style:name="T7467" style:parent-style-name="AncientGreekἈρχαίαἑλληνικά" style:family="text">
      <style:text-properties style:font-weight-complex="bold" style:font-size-complex="14pt" fo:language="el" fo:country="GR"/>
    </style:style>
    <style:style style:name="T7468" style:parent-style-name="AncientGreekἈρχαίαἑλληνικά" style:family="text">
      <style:text-properties style:font-weight-complex="bold" style:font-size-complex="14pt"/>
    </style:style>
    <style:style style:name="T7469" style:parent-style-name="AncientGreekἈρχαίαἑλληνικά" style:family="text">
      <style:text-properties style:font-weight-complex="bold" style:font-size-complex="14pt" fo:language="el" fo:country="GR"/>
    </style:style>
    <style:style style:name="T7470" style:parent-style-name="AncientGreekἈρχαίαἑλληνικά" style:family="text">
      <style:text-properties style:font-weight-complex="bold" style:font-size-complex="14pt"/>
    </style:style>
    <style:style style:name="T7471" style:parent-style-name="AncientGreekἈρχαίαἑλληνικά" style:family="text">
      <style:text-properties style:font-weight-complex="bold" style:font-size-complex="14pt" fo:language="el" fo:country="GR"/>
    </style:style>
    <style:style style:name="T7472" style:parent-style-name="AncientGreekἈρχαίαἑλληνικά" style:family="text">
      <style:text-properties style:font-weight-complex="bold" style:font-size-complex="14pt"/>
    </style:style>
    <style:style style:name="T7473" style:parent-style-name="AncientGreekἈρχαίαἑλληνικά" style:family="text">
      <style:text-properties style:font-weight-complex="bold" style:font-size-complex="14pt" fo:language="el" fo:country="GR"/>
    </style:style>
    <style:style style:name="T7474" style:parent-style-name="AncientGreekἈρχαίαἑλληνικά" style:family="text">
      <style:text-properties style:font-weight-complex="bold" style:font-size-complex="14pt"/>
    </style:style>
    <style:style style:name="TableCell7475" style:family="table-cell">
      <style:table-cell-properties fo:border="0.0069in solid #000000" fo:background-color="#FFFFFF" style:writing-mode="lr-tb" fo:padding-top="0in" fo:padding-left="0.1527in" fo:padding-bottom="0in" fo:padding-right="0.15in"/>
    </style:style>
    <style:style style:name="P7476" style:parent-style-name="Standard" style:family="paragraph">
      <style:paragraph-properties fo:widows="0" fo:orphans="0"/>
      <style:text-properties style:font-name="AncientGreek"/>
    </style:style>
    <style:style style:name="P7477" style:parent-style-name="Standard" style:family="paragraph">
      <style:paragraph-properties fo:widows="0" fo:orphans="0"/>
      <style:text-properties style:font-name="AncientGreek"/>
    </style:style>
    <style:style style:name="P7478" style:parent-style-name="Standard" style:family="paragraph">
      <style:paragraph-properties fo:widows="0" fo:orphans="0"/>
      <style:text-properties style:font-name="AncientGreek"/>
    </style:style>
    <style:style style:name="P7479" style:parent-style-name="Standard" style:family="paragraph">
      <style:paragraph-properties fo:widows="0" fo:orphans="0"/>
      <style:text-properties style:font-name="AncientGreek"/>
    </style:style>
    <style:style style:name="TableRow7480" style:family="table-row">
      <style:table-row-properties style:min-row-height="0.0138in" style:use-optimal-row-height="false" fo:keep-together="always"/>
    </style:style>
    <style:style style:name="TableCell7481" style:family="table-cell">
      <style:table-cell-properties fo:border="0.0069in solid #000000" fo:background-color="#FFFFFF" style:writing-mode="lr-tb" fo:padding-top="0in" fo:padding-left="0.1527in" fo:padding-bottom="0in" fo:padding-right="0.15in"/>
    </style:style>
    <style:style style:name="P7482" style:parent-style-name="Standard" style:family="paragraph">
      <style:paragraph-properties fo:keep-with-next="always" fo:widows="0" fo:orphans="0">
        <style:tab-stops>
          <style:tab-stop style:type="left" style:position="2.1979in"/>
        </style:tab-stops>
      </style:paragraph-properties>
      <style:text-properties style:font-weight-complex="bold" style:font-size-complex="14pt"/>
    </style:style>
    <style:style style:name="P7483" style:parent-style-name="Standard" style:family="paragraph">
      <style:paragraph-properties fo:widows="0" fo:orphans="0" fo:text-align="center">
        <style:tab-stops>
          <style:tab-stop style:type="center" style:position="1in"/>
          <style:tab-stop style:type="left" style:position="2.1979in"/>
        </style:tab-stops>
      </style:paragraph-properties>
    </style:style>
    <style:style style:name="T7484" style:parent-style-name="AncientGreekἈρχαίαἑλληνικά" style:family="text">
      <style:text-properties fo:font-weight="bold" style:font-weight-asian="bold" style:font-weight-complex="bold" fo:font-size="18pt" style:font-size-asian="18pt" style:font-size-complex="14pt"/>
    </style:style>
    <style:style style:name="T748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486" style:parent-style-name="AncientGreekἈρχαίαἑλληνικά" style:family="text">
      <style:text-properties fo:font-weight="bold" style:font-weight-asian="bold" style:font-weight-complex="bold" fo:font-size="18pt" style:font-size-asian="18pt" style:font-size-complex="14pt"/>
    </style:style>
    <style:style style:name="T748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488" style:parent-style-name="AncientGreekἈρχαίαἑλληνικά" style:family="text">
      <style:text-properties fo:font-weight="bold" style:font-weight-asian="bold" style:font-weight-complex="bold" fo:font-size="18pt" style:font-size-asian="18pt" style:font-size-complex="14pt"/>
    </style:style>
    <style:style style:name="T7489" style:parent-style-name="AncientGreekἈρχαίαἑλληνικά" style:family="text">
      <style:text-properties fo:font-weight="bold" style:font-weight-asian="bold" style:font-weight-complex="bold" fo:font-size="18pt" style:font-size-asian="18pt" style:font-size-complex="14pt"/>
    </style:style>
    <style:style style:name="T7490" style:parent-style-name="AncientGreekἈρχαίαἑλληνικά" style:family="text">
      <style:text-properties style:font-weight-complex="bold" style:font-size-complex="14pt" fo:language="el" fo:country="GR"/>
    </style:style>
    <style:style style:name="T7491" style:parent-style-name="AncientGreekἈρχαίαἑλληνικά" style:family="text">
      <style:text-properties style:font-weight-complex="bold" style:font-size-complex="14pt"/>
    </style:style>
    <style:style style:name="T7492" style:parent-style-name="AncientGreekἈρχαίαἑλληνικά" style:family="text">
      <style:text-properties style:font-weight-complex="bold" style:font-size-complex="14pt" fo:language="el" fo:country="GR"/>
    </style:style>
    <style:style style:name="T7493" style:parent-style-name="AncientGreekἈρχαίαἑλληνικά" style:family="text">
      <style:text-properties style:font-weight-complex="bold" style:font-size-complex="14pt"/>
    </style:style>
    <style:style style:name="T7494" style:parent-style-name="AncientGreekἈρχαίαἑλληνικά" style:family="text">
      <style:text-properties style:font-weight-complex="bold" style:font-size-complex="14pt" fo:language="el" fo:country="GR"/>
    </style:style>
    <style:style style:name="T7495" style:parent-style-name="AncientGreekἈρχαίαἑλληνικά" style:family="text">
      <style:text-properties style:font-weight-complex="bold" style:font-size-complex="14pt"/>
    </style:style>
    <style:style style:name="T7496" style:parent-style-name="AncientGreekἈρχαίαἑλληνικά" style:family="text">
      <style:text-properties style:font-weight-complex="bold" style:font-size-complex="14pt" fo:language="el" fo:country="GR"/>
    </style:style>
    <style:style style:name="T7497" style:parent-style-name="AncientGreekἈρχαίαἑλληνικά" style:family="text">
      <style:text-properties style:font-weight-complex="bold" style:font-size-complex="14pt"/>
    </style:style>
    <style:style style:name="T7498" style:parent-style-name="AncientGreekἈρχαίαἑλληνικά" style:family="text">
      <style:text-properties style:font-weight-complex="bold" style:font-size-complex="14pt" fo:language="el" fo:country="GR"/>
    </style:style>
    <style:style style:name="T7499" style:parent-style-name="AncientGreekἈρχαίαἑλληνικά" style:family="text">
      <style:text-properties style:font-weight-complex="bold" style:font-size-complex="14pt"/>
    </style:style>
    <style:style style:name="T7500" style:parent-style-name="AncientGreekἈρχαίαἑλληνικά" style:family="text">
      <style:text-properties style:font-weight-complex="bold" style:font-size-complex="14pt" fo:language="el" fo:country="GR"/>
    </style:style>
    <style:style style:name="T7501" style:parent-style-name="AncientGreekἈρχαίαἑλληνικά" style:family="text">
      <style:text-properties style:font-weight-complex="bold" style:font-size-complex="14pt"/>
    </style:style>
    <style:style style:name="T7502" style:parent-style-name="AncientGreekἈρχαίαἑλληνικά" style:family="text">
      <style:text-properties style:font-weight-complex="bold" style:font-size-complex="14pt" fo:language="el" fo:country="GR"/>
    </style:style>
    <style:style style:name="T7503" style:parent-style-name="AncientGreekἈρχαίαἑλληνικά" style:family="text">
      <style:text-properties style:font-weight-complex="bold" style:font-size-complex="14pt"/>
    </style:style>
    <style:style style:name="T7504" style:parent-style-name="AncientGreekἈρχαίαἑλληνικά" style:family="text">
      <style:text-properties style:font-weight-complex="bold" style:font-size-complex="14pt" fo:language="el" fo:country="GR"/>
    </style:style>
    <style:style style:name="T7505" style:parent-style-name="AncientGreekἈρχαίαἑλληνικά" style:family="text">
      <style:text-properties style:font-weight-complex="bold" style:font-size-complex="14pt"/>
    </style:style>
    <style:style style:name="T7506" style:parent-style-name="AncientGreekἈρχαίαἑλληνικά" style:family="text">
      <style:text-properties style:font-weight-complex="bold" style:font-size-complex="14pt" fo:language="el" fo:country="GR"/>
    </style:style>
    <style:style style:name="T7507" style:parent-style-name="AncientGreekἈρχαίαἑλληνικά" style:family="text">
      <style:text-properties style:font-weight-complex="bold" style:font-size-complex="14pt"/>
    </style:style>
    <style:style style:name="T7508" style:parent-style-name="AncientGreekἈρχαίαἑλληνικά" style:family="text">
      <style:text-properties style:font-weight-complex="bold" style:font-size-complex="14pt" fo:language="el" fo:country="GR"/>
    </style:style>
    <style:style style:name="T7509" style:parent-style-name="AncientGreekἈρχαίαἑλληνικά" style:family="text">
      <style:text-properties style:font-weight-complex="bold" style:font-size-complex="14pt"/>
    </style:style>
    <style:style style:name="T7510" style:parent-style-name="AncientGreekἈρχαίαἑλληνικά" style:family="text">
      <style:text-properties style:font-weight-complex="bold" style:font-size-complex="14pt" fo:language="el" fo:country="GR"/>
    </style:style>
    <style:style style:name="T7511" style:parent-style-name="AncientGreekἈρχαίαἑλληνικά" style:family="text">
      <style:text-properties style:font-weight-complex="bold" style:font-size-complex="14pt"/>
    </style:style>
    <style:style style:name="T7512" style:parent-style-name="AncientGreekἈρχαίαἑλληνικά" style:family="text">
      <style:text-properties style:font-weight-complex="bold" style:font-size-complex="14pt" fo:language="el" fo:country="GR"/>
    </style:style>
    <style:style style:name="T7513" style:parent-style-name="AncientGreekἈρχαίαἑλληνικά" style:family="text">
      <style:text-properties style:font-weight-complex="bold" style:font-size-complex="14pt"/>
    </style:style>
    <style:style style:name="T7514" style:parent-style-name="AncientGreekἈρχαίαἑλληνικά" style:family="text">
      <style:text-properties style:font-weight-complex="bold" style:font-size-complex="14pt" fo:language="el" fo:country="GR"/>
    </style:style>
    <style:style style:name="T7515" style:parent-style-name="AncientGreekἈρχαίαἑλληνικά" style:family="text">
      <style:text-properties style:font-weight-complex="bold" style:font-size-complex="14pt"/>
    </style:style>
    <style:style style:name="T7516" style:parent-style-name="AncientGreekἈρχαίαἑλληνικά" style:family="text">
      <style:text-properties style:font-weight-complex="bold" style:font-size-complex="14pt" fo:language="el" fo:country="GR"/>
    </style:style>
    <style:style style:name="T7517" style:parent-style-name="AncientGreekἈρχαίαἑλληνικά" style:family="text">
      <style:text-properties style:font-weight-complex="bold" style:font-size-complex="14pt"/>
    </style:style>
    <style:style style:name="T7518" style:parent-style-name="AncientGreekἈρχαίαἑλληνικά" style:family="text">
      <style:text-properties style:font-weight-complex="bold" style:font-size-complex="14pt" fo:language="el" fo:country="GR"/>
    </style:style>
    <style:style style:name="T7519" style:parent-style-name="AncientGreekἈρχαίαἑλληνικά" style:family="text">
      <style:text-properties style:font-weight-complex="bold" style:font-size-complex="14pt"/>
    </style:style>
    <style:style style:name="T7520" style:parent-style-name="AncientGreekἈρχαίαἑλληνικά" style:family="text">
      <style:text-properties style:font-weight-complex="bold" style:font-size-complex="14pt" fo:language="el" fo:country="GR"/>
    </style:style>
    <style:style style:name="T7521" style:parent-style-name="AncientGreekἈρχαίαἑλληνικά" style:family="text">
      <style:text-properties style:font-weight-complex="bold" style:font-size-complex="14pt"/>
    </style:style>
    <style:style style:name="T7522" style:parent-style-name="AncientGreekἈρχαίαἑλληνικά" style:family="text">
      <style:text-properties style:font-weight-complex="bold" style:font-size-complex="14pt" fo:language="el" fo:country="GR"/>
    </style:style>
    <style:style style:name="T7523" style:parent-style-name="AncientGreekἈρχαίαἑλληνικά" style:family="text">
      <style:text-properties style:font-weight-complex="bold" style:font-size-complex="14pt"/>
    </style:style>
    <style:style style:name="T7524" style:parent-style-name="AncientGreekἈρχαίαἑλληνικά" style:family="text">
      <style:text-properties style:font-weight-complex="bold" style:font-size-complex="14pt" fo:language="el" fo:country="GR"/>
    </style:style>
    <style:style style:name="T7525" style:parent-style-name="AncientGreekἈρχαίαἑλληνικά" style:family="text">
      <style:text-properties style:font-weight-complex="bold" style:font-size-complex="14pt"/>
    </style:style>
    <style:style style:name="T7526" style:parent-style-name="AncientGreekἈρχαίαἑλληνικά" style:family="text">
      <style:text-properties style:font-weight-complex="bold" style:font-size-complex="14pt" fo:language="el" fo:country="GR"/>
    </style:style>
    <style:style style:name="T7527" style:parent-style-name="AncientGreekἈρχαίαἑλληνικά" style:family="text">
      <style:text-properties style:font-weight-complex="bold" style:font-size-complex="14pt"/>
    </style:style>
    <style:style style:name="T7528" style:parent-style-name="AncientGreekἈρχαίαἑλληνικά" style:family="text">
      <style:text-properties style:font-weight-complex="bold" style:font-size-complex="14pt" fo:language="el" fo:country="GR"/>
    </style:style>
    <style:style style:name="T7529" style:parent-style-name="AncientGreekἈρχαίαἑλληνικά" style:family="text">
      <style:text-properties style:font-weight-complex="bold" style:font-size-complex="14pt"/>
    </style:style>
    <style:style style:name="T7530" style:parent-style-name="AncientGreekἈρχαίαἑλληνικά" style:family="text">
      <style:text-properties style:font-weight-complex="bold" style:font-size-complex="14pt" fo:language="el" fo:country="GR"/>
    </style:style>
    <style:style style:name="T7531" style:parent-style-name="AncientGreekἈρχαίαἑλληνικά" style:family="text">
      <style:text-properties style:font-weight-complex="bold" style:font-size-complex="14pt"/>
    </style:style>
    <style:style style:name="T7532" style:parent-style-name="AncientGreekἈρχαίαἑλληνικά" style:family="text">
      <style:text-properties style:font-weight-complex="bold" style:font-size-complex="14pt" fo:language="el" fo:country="GR"/>
    </style:style>
    <style:style style:name="T7533" style:parent-style-name="AncientGreekἈρχαίαἑλληνικά" style:family="text">
      <style:text-properties style:font-weight-complex="bold" style:font-size-complex="14pt"/>
    </style:style>
    <style:style style:name="T7534" style:parent-style-name="AncientGreekἈρχαίαἑλληνικά" style:family="text">
      <style:text-properties style:font-weight-complex="bold" style:font-size-complex="14pt" fo:language="el" fo:country="GR"/>
    </style:style>
    <style:style style:name="T7535" style:parent-style-name="AncientGreekἈρχαίαἑλληνικά" style:family="text">
      <style:text-properties style:font-weight-complex="bold" style:font-size-complex="14pt"/>
    </style:style>
    <style:style style:name="T7536" style:parent-style-name="AncientGreekἈρχαίαἑλληνικά" style:family="text">
      <style:text-properties style:font-weight-complex="bold" style:font-size-complex="14pt" fo:language="el" fo:country="GR"/>
    </style:style>
    <style:style style:name="T7537" style:parent-style-name="AncientGreekἈρχαίαἑλληνικά" style:family="text">
      <style:text-properties style:font-weight-complex="bold" style:font-size-complex="14pt"/>
    </style:style>
    <style:style style:name="T7538" style:parent-style-name="AncientGreekἈρχαίαἑλληνικά" style:family="text">
      <style:text-properties style:font-weight-complex="bold" style:font-size-complex="14pt" fo:language="el" fo:country="GR"/>
    </style:style>
    <style:style style:name="T7539" style:parent-style-name="AncientGreekἈρχαίαἑλληνικά" style:family="text">
      <style:text-properties style:font-weight-complex="bold" style:font-size-complex="14pt"/>
    </style:style>
    <style:style style:name="T7540" style:parent-style-name="AncientGreekἈρχαίαἑλληνικά" style:family="text">
      <style:text-properties style:font-weight-complex="bold" style:font-size-complex="14pt" fo:language="el" fo:country="GR"/>
    </style:style>
    <style:style style:name="T7541" style:parent-style-name="AncientGreekἈρχαίαἑλληνικά" style:family="text">
      <style:text-properties style:font-weight-complex="bold" style:font-size-complex="14pt"/>
    </style:style>
    <style:style style:name="T7542" style:parent-style-name="AncientGreekἈρχαίαἑλληνικά" style:family="text">
      <style:text-properties style:font-weight-complex="bold" style:font-size-complex="14pt" fo:language="el" fo:country="GR"/>
    </style:style>
    <style:style style:name="T7543" style:parent-style-name="AncientGreekἈρχαίαἑλληνικά" style:family="text">
      <style:text-properties style:font-weight-complex="bold" style:font-size-complex="14pt"/>
    </style:style>
    <style:style style:name="T7544" style:parent-style-name="AncientGreekἈρχαίαἑλληνικά" style:family="text">
      <style:text-properties style:font-weight-complex="bold" style:font-size-complex="14pt" fo:language="el" fo:country="GR"/>
    </style:style>
    <style:style style:name="T7545" style:parent-style-name="AncientGreekἈρχαίαἑλληνικά" style:family="text">
      <style:text-properties style:font-weight-complex="bold" style:font-size-complex="14pt"/>
    </style:style>
    <style:style style:name="T7546" style:parent-style-name="AncientGreekἈρχαίαἑλληνικά" style:family="text">
      <style:text-properties style:font-weight-complex="bold" style:font-size-complex="14pt" fo:language="el" fo:country="GR"/>
    </style:style>
    <style:style style:name="T7547" style:parent-style-name="AncientGreekἈρχαίαἑλληνικά" style:family="text">
      <style:text-properties style:font-weight-complex="bold" style:font-size-complex="14pt"/>
    </style:style>
    <style:style style:name="T7548" style:parent-style-name="AncientGreekἈρχαίαἑλληνικά" style:family="text">
      <style:text-properties style:font-weight-complex="bold" style:font-size-complex="14pt" fo:language="el" fo:country="GR"/>
    </style:style>
    <style:style style:name="T7549" style:parent-style-name="AncientGreekἈρχαίαἑλληνικά" style:family="text">
      <style:text-properties style:font-weight-complex="bold" style:font-size-complex="14pt"/>
    </style:style>
    <style:style style:name="T7550" style:parent-style-name="AncientGreekἈρχαίαἑλληνικά" style:family="text">
      <style:text-properties style:font-weight-complex="bold" style:font-size-complex="14pt" fo:language="el" fo:country="GR"/>
    </style:style>
    <style:style style:name="T7551" style:parent-style-name="AncientGreekἈρχαίαἑλληνικά" style:family="text">
      <style:text-properties style:font-weight-complex="bold" style:font-size-complex="14pt"/>
    </style:style>
    <style:style style:name="T7552" style:parent-style-name="AncientGreekἈρχαίαἑλληνικά" style:family="text">
      <style:text-properties style:font-weight-complex="bold" style:font-size-complex="14pt" fo:language="el" fo:country="GR"/>
    </style:style>
    <style:style style:name="T7553" style:parent-style-name="AncientGreekἈρχαίαἑλληνικά" style:family="text">
      <style:text-properties style:font-weight-complex="bold" style:font-size-complex="14pt"/>
    </style:style>
    <style:style style:name="T7554" style:parent-style-name="AncientGreekἈρχαίαἑλληνικά" style:family="text">
      <style:text-properties style:font-weight-complex="bold" style:font-size-complex="14pt" fo:language="el" fo:country="GR"/>
    </style:style>
    <style:style style:name="T7555" style:parent-style-name="AncientGreekἈρχαίαἑλληνικά" style:family="text">
      <style:text-properties style:font-weight-complex="bold" style:font-size-complex="14pt"/>
    </style:style>
    <style:style style:name="T7556" style:parent-style-name="AncientGreekἈρχαίαἑλληνικά" style:family="text">
      <style:text-properties style:font-weight-complex="bold" style:font-size-complex="14pt" fo:language="el" fo:country="GR"/>
    </style:style>
    <style:style style:name="T7557" style:parent-style-name="AncientGreekἈρχαίαἑλληνικά" style:family="text">
      <style:text-properties style:font-weight-complex="bold" style:font-size-complex="14pt"/>
    </style:style>
    <style:style style:name="T7558" style:parent-style-name="AncientGreekἈρχαίαἑλληνικά" style:family="text">
      <style:text-properties style:font-weight-complex="bold" style:font-size-complex="14pt" fo:language="el" fo:country="GR"/>
    </style:style>
    <style:style style:name="T7559" style:parent-style-name="AncientGreekἈρχαίαἑλληνικά" style:family="text">
      <style:text-properties style:font-weight-complex="bold" style:font-size-complex="14pt"/>
    </style:style>
    <style:style style:name="T7560" style:parent-style-name="AncientGreekἈρχαίαἑλληνικά" style:family="text">
      <style:text-properties style:font-weight-complex="bold" style:font-size-complex="14pt" fo:language="el" fo:country="GR"/>
    </style:style>
    <style:style style:name="T7561" style:parent-style-name="AncientGreekἈρχαίαἑλληνικά" style:family="text">
      <style:text-properties style:font-weight-complex="bold" style:font-size-complex="14pt"/>
    </style:style>
    <style:style style:name="T7562" style:parent-style-name="AncientGreekἈρχαίαἑλληνικά" style:family="text">
      <style:text-properties style:font-weight-complex="bold" style:font-size-complex="14pt" fo:language="el" fo:country="GR"/>
    </style:style>
    <style:style style:name="T7563" style:parent-style-name="AncientGreekἈρχαίαἑλληνικά" style:family="text">
      <style:text-properties style:font-weight-complex="bold" style:font-size-complex="14pt"/>
    </style:style>
    <style:style style:name="T7564" style:parent-style-name="AncientGreekἈρχαίαἑλληνικά" style:family="text">
      <style:text-properties style:font-weight-complex="bold" style:font-size-complex="14pt" fo:language="el" fo:country="GR"/>
    </style:style>
    <style:style style:name="T7565" style:parent-style-name="AncientGreekἈρχαίαἑλληνικά" style:family="text">
      <style:text-properties style:font-weight-complex="bold" style:font-size-complex="14pt"/>
    </style:style>
    <style:style style:name="T7566" style:parent-style-name="AncientGreekἈρχαίαἑλληνικά" style:family="text">
      <style:text-properties style:font-weight-complex="bold" style:font-size-complex="14pt" fo:language="el" fo:country="GR"/>
    </style:style>
    <style:style style:name="T7567" style:parent-style-name="AncientGreekἈρχαίαἑλληνικά" style:family="text">
      <style:text-properties style:font-weight-complex="bold" style:font-size-complex="14pt"/>
    </style:style>
    <style:style style:name="T7568" style:parent-style-name="AncientGreekἈρχαίαἑλληνικά" style:family="text">
      <style:text-properties style:font-weight-complex="bold" style:font-size-complex="14pt" fo:language="el" fo:country="GR"/>
    </style:style>
    <style:style style:name="T7569" style:parent-style-name="AncientGreekἈρχαίαἑλληνικά" style:family="text">
      <style:text-properties style:font-weight-complex="bold" style:font-size-complex="14pt"/>
    </style:style>
    <style:style style:name="T7570" style:parent-style-name="AncientGreekἈρχαίαἑλληνικά" style:family="text">
      <style:text-properties style:font-weight-complex="bold" style:font-size-complex="14pt" fo:language="el" fo:country="GR"/>
    </style:style>
    <style:style style:name="T7571" style:parent-style-name="AncientGreekἈρχαίαἑλληνικά" style:family="text">
      <style:text-properties style:font-weight-complex="bold" style:font-size-complex="14pt"/>
    </style:style>
    <style:style style:name="T7572" style:parent-style-name="AncientGreekἈρχαίαἑλληνικά" style:family="text">
      <style:text-properties style:font-weight-complex="bold" style:font-size-complex="14pt" fo:language="el" fo:country="GR"/>
    </style:style>
    <style:style style:name="T7573" style:parent-style-name="AncientGreekἈρχαίαἑλληνικά" style:family="text">
      <style:text-properties style:font-weight-complex="bold" style:font-size-complex="14pt"/>
    </style:style>
    <style:style style:name="T7574" style:parent-style-name="AncientGreekἈρχαίαἑλληνικά" style:family="text">
      <style:text-properties style:font-weight-complex="bold" style:font-size-complex="14pt" fo:language="el" fo:country="GR"/>
    </style:style>
    <style:style style:name="T7575" style:parent-style-name="AncientGreekἈρχαίαἑλληνικά" style:family="text">
      <style:text-properties style:font-weight-complex="bold" style:font-size-complex="14pt"/>
    </style:style>
    <style:style style:name="T7576" style:parent-style-name="AncientGreekἈρχαίαἑλληνικά" style:family="text">
      <style:text-properties style:font-weight-complex="bold" style:font-size-complex="14pt" fo:language="el" fo:country="GR"/>
    </style:style>
    <style:style style:name="T7577" style:parent-style-name="AncientGreekἈρχαίαἑλληνικά" style:family="text">
      <style:text-properties style:font-weight-complex="bold" style:font-size-complex="14pt"/>
    </style:style>
    <style:style style:name="T7578" style:parent-style-name="AncientGreekἈρχαίαἑλληνικά" style:family="text">
      <style:text-properties style:font-weight-complex="bold" style:font-size-complex="14pt" fo:language="el" fo:country="GR"/>
    </style:style>
    <style:style style:name="T7579" style:parent-style-name="AncientGreekἈρχαίαἑλληνικά" style:family="text">
      <style:text-properties style:font-weight-complex="bold" style:font-size-complex="14pt"/>
    </style:style>
    <style:style style:name="T7580" style:parent-style-name="AncientGreekἈρχαίαἑλληνικά" style:family="text">
      <style:text-properties style:font-weight-complex="bold" style:font-size-complex="14pt" fo:language="el" fo:country="GR"/>
    </style:style>
    <style:style style:name="T7581" style:parent-style-name="AncientGreekἈρχαίαἑλληνικά" style:family="text">
      <style:text-properties style:font-weight-complex="bold" style:font-size-complex="14pt"/>
    </style:style>
    <style:style style:name="T7582" style:parent-style-name="AncientGreekἈρχαίαἑλληνικά" style:family="text">
      <style:text-properties style:font-weight-complex="bold" style:font-size-complex="14pt" fo:language="el" fo:country="GR"/>
    </style:style>
    <style:style style:name="T7583" style:parent-style-name="AncientGreekἈρχαίαἑλληνικά" style:family="text">
      <style:text-properties style:font-weight-complex="bold" style:font-size-complex="14pt"/>
    </style:style>
    <style:style style:name="T7584" style:parent-style-name="AncientGreekἈρχαίαἑλληνικά" style:family="text">
      <style:text-properties style:font-weight-complex="bold" style:font-size-complex="14pt" fo:language="el" fo:country="GR"/>
    </style:style>
    <style:style style:name="T7585" style:parent-style-name="AncientGreekἈρχαίαἑλληνικά" style:family="text">
      <style:text-properties style:font-weight-complex="bold" style:font-size-complex="14pt"/>
    </style:style>
    <style:style style:name="T7586" style:parent-style-name="AncientGreekἈρχαίαἑλληνικά" style:family="text">
      <style:text-properties style:font-weight-complex="bold" style:font-size-complex="14pt" fo:language="el" fo:country="GR"/>
    </style:style>
    <style:style style:name="T7587" style:parent-style-name="AncientGreekἈρχαίαἑλληνικά" style:family="text">
      <style:text-properties style:font-weight-complex="bold" style:font-size-complex="14pt"/>
    </style:style>
    <style:style style:name="T7588" style:parent-style-name="AncientGreekἈρχαίαἑλληνικά" style:family="text">
      <style:text-properties style:font-weight-complex="bold" style:font-size-complex="14pt" fo:language="el" fo:country="GR"/>
    </style:style>
    <style:style style:name="T7589" style:parent-style-name="AncientGreekἈρχαίαἑλληνικά" style:family="text">
      <style:text-properties style:font-weight-complex="bold" style:font-size-complex="14pt"/>
    </style:style>
    <style:style style:name="T7590" style:parent-style-name="AncientGreekἈρχαίαἑλληνικά" style:family="text">
      <style:text-properties style:font-weight-complex="bold" style:font-size-complex="14pt" fo:language="el" fo:country="GR"/>
    </style:style>
    <style:style style:name="T7591" style:parent-style-name="AncientGreekἈρχαίαἑλληνικά" style:family="text">
      <style:text-properties style:font-weight-complex="bold" style:font-size-complex="14pt"/>
    </style:style>
    <style:style style:name="T7592" style:parent-style-name="AncientGreekἈρχαίαἑλληνικά" style:family="text">
      <style:text-properties style:font-weight-complex="bold" style:font-size-complex="14pt" fo:language="el" fo:country="GR"/>
    </style:style>
    <style:style style:name="T7593" style:parent-style-name="AncientGreekἈρχαίαἑλληνικά" style:family="text">
      <style:text-properties style:font-weight-complex="bold" style:font-size-complex="14pt"/>
    </style:style>
    <style:style style:name="T7594" style:parent-style-name="AncientGreekἈρχαίαἑλληνικά" style:family="text">
      <style:text-properties style:font-weight-complex="bold" style:font-size-complex="14pt" fo:language="el" fo:country="GR"/>
    </style:style>
    <style:style style:name="T7595" style:parent-style-name="AncientGreekἈρχαίαἑλληνικά" style:family="text">
      <style:text-properties style:font-weight-complex="bold" style:font-size-complex="14pt"/>
    </style:style>
    <style:style style:name="T7596" style:parent-style-name="AncientGreekἈρχαίαἑλληνικά" style:family="text">
      <style:text-properties style:font-weight-complex="bold" style:font-size-complex="14pt" fo:language="el" fo:country="GR"/>
    </style:style>
    <style:style style:name="T7597" style:parent-style-name="AncientGreekἈρχαίαἑλληνικά" style:family="text">
      <style:text-properties style:font-weight-complex="bold" style:font-size-complex="14pt"/>
    </style:style>
    <style:style style:name="T7598" style:parent-style-name="AncientGreekἈρχαίαἑλληνικά" style:family="text">
      <style:text-properties style:font-weight-complex="bold" style:font-size-complex="14pt" fo:language="el" fo:country="GR"/>
    </style:style>
    <style:style style:name="T7599" style:parent-style-name="AncientGreekἈρχαίαἑλληνικά" style:family="text">
      <style:text-properties style:font-weight-complex="bold" style:font-size-complex="14pt"/>
    </style:style>
    <style:style style:name="T7600" style:parent-style-name="AncientGreekἈρχαίαἑλληνικά" style:family="text">
      <style:text-properties style:font-weight-complex="bold" style:font-size-complex="14pt" fo:language="el" fo:country="GR"/>
    </style:style>
    <style:style style:name="T7601" style:parent-style-name="AncientGreekἈρχαίαἑλληνικά" style:family="text">
      <style:text-properties style:font-weight-complex="bold" style:font-size-complex="14pt"/>
    </style:style>
    <style:style style:name="T7602" style:parent-style-name="AncientGreekἈρχαίαἑλληνικά" style:family="text">
      <style:text-properties style:font-weight-complex="bold" style:font-size-complex="14pt" fo:language="el" fo:country="GR"/>
    </style:style>
    <style:style style:name="T7603" style:parent-style-name="AncientGreekἈρχαίαἑλληνικά" style:family="text">
      <style:text-properties style:font-weight-complex="bold" style:font-size-complex="14pt"/>
    </style:style>
    <style:style style:name="T7604" style:parent-style-name="AncientGreekἈρχαίαἑλληνικά" style:family="text">
      <style:text-properties style:font-weight-complex="bold" style:font-size-complex="14pt" fo:language="el" fo:country="GR"/>
    </style:style>
    <style:style style:name="T7605" style:parent-style-name="AncientGreekἈρχαίαἑλληνικά" style:family="text">
      <style:text-properties style:font-weight-complex="bold" style:font-size-complex="14pt"/>
    </style:style>
    <style:style style:name="T7606" style:parent-style-name="AncientGreekἈρχαίαἑλληνικά" style:family="text">
      <style:text-properties style:font-weight-complex="bold" style:font-size-complex="14pt" fo:language="el" fo:country="GR"/>
    </style:style>
    <style:style style:name="T7607" style:parent-style-name="AncientGreekἈρχαίαἑλληνικά" style:family="text">
      <style:text-properties style:font-weight-complex="bold" style:font-size-complex="14pt"/>
    </style:style>
    <style:style style:name="T7608" style:parent-style-name="AncientGreekἈρχαίαἑλληνικά" style:family="text">
      <style:text-properties style:font-weight-complex="bold" style:font-size-complex="14pt" fo:language="el" fo:country="GR"/>
    </style:style>
    <style:style style:name="T7609" style:parent-style-name="AncientGreekἈρχαίαἑλληνικά" style:family="text">
      <style:text-properties style:font-weight-complex="bold" style:font-size-complex="14pt"/>
    </style:style>
    <style:style style:name="T7610" style:parent-style-name="AncientGreekἈρχαίαἑλληνικά" style:family="text">
      <style:text-properties style:font-weight-complex="bold" style:font-size-complex="14pt" fo:language="el" fo:country="GR"/>
    </style:style>
    <style:style style:name="T7611" style:parent-style-name="AncientGreekἈρχαίαἑλληνικά" style:family="text">
      <style:text-properties style:font-weight-complex="bold" style:font-size-complex="14pt"/>
    </style:style>
    <style:style style:name="T7612" style:parent-style-name="AncientGreekἈρχαίαἑλληνικά" style:family="text">
      <style:text-properties style:font-weight-complex="bold" style:font-size-complex="14pt" fo:language="el" fo:country="GR"/>
    </style:style>
    <style:style style:name="T7613" style:parent-style-name="AncientGreekἈρχαίαἑλληνικά" style:family="text">
      <style:text-properties style:font-weight-complex="bold" style:font-size-complex="14pt"/>
    </style:style>
    <style:style style:name="T7614" style:parent-style-name="AncientGreekἈρχαίαἑλληνικά" style:family="text">
      <style:text-properties style:font-weight-complex="bold" style:font-size-complex="14pt" fo:language="el" fo:country="GR"/>
    </style:style>
    <style:style style:name="T7615" style:parent-style-name="AncientGreekἈρχαίαἑλληνικά" style:family="text">
      <style:text-properties style:font-weight-complex="bold" style:font-size-complex="14pt"/>
    </style:style>
    <style:style style:name="T7616" style:parent-style-name="AncientGreekἈρχαίαἑλληνικά" style:family="text">
      <style:text-properties style:font-weight-complex="bold" style:font-size-complex="14pt" fo:language="el" fo:country="GR"/>
    </style:style>
    <style:style style:name="T7617" style:parent-style-name="AncientGreekἈρχαίαἑλληνικά" style:family="text">
      <style:text-properties style:font-weight-complex="bold" style:font-size-complex="14pt"/>
    </style:style>
    <style:style style:name="T7618" style:parent-style-name="AncientGreekἈρχαίαἑλληνικά" style:family="text">
      <style:text-properties style:font-weight-complex="bold" style:font-size-complex="14pt" fo:language="el" fo:country="GR"/>
    </style:style>
    <style:style style:name="T7619" style:parent-style-name="AncientGreekἈρχαίαἑλληνικά" style:family="text">
      <style:text-properties style:font-weight-complex="bold" style:font-size-complex="14pt"/>
    </style:style>
    <style:style style:name="T7620" style:parent-style-name="AncientGreekἈρχαίαἑλληνικά" style:family="text">
      <style:text-properties style:font-weight-complex="bold" style:font-size-complex="14pt" fo:language="el" fo:country="GR"/>
    </style:style>
    <style:style style:name="T7621" style:parent-style-name="AncientGreekἈρχαίαἑλληνικά" style:family="text">
      <style:text-properties style:font-weight-complex="bold" style:font-size-complex="14pt"/>
    </style:style>
    <style:style style:name="T7622" style:parent-style-name="AncientGreekἈρχαίαἑλληνικά" style:family="text">
      <style:text-properties style:font-weight-complex="bold" style:font-size-complex="14pt" fo:language="el" fo:country="GR"/>
    </style:style>
    <style:style style:name="T7623" style:parent-style-name="AncientGreekἈρχαίαἑλληνικά" style:family="text">
      <style:text-properties style:font-weight-complex="bold" style:font-size-complex="14pt"/>
    </style:style>
    <style:style style:name="T7624" style:parent-style-name="AncientGreekἈρχαίαἑλληνικά" style:family="text">
      <style:text-properties style:font-weight-complex="bold" style:font-size-complex="14pt" fo:language="el" fo:country="GR"/>
    </style:style>
    <style:style style:name="T7625" style:parent-style-name="AncientGreekἈρχαίαἑλληνικά" style:family="text">
      <style:text-properties style:font-weight-complex="bold" style:font-size-complex="14pt"/>
    </style:style>
    <style:style style:name="P7626" style:parent-style-name="Standard" style:family="paragraph">
      <style:paragraph-properties fo:widows="0" fo:orphans="0">
        <style:tab-stops>
          <style:tab-stop style:type="left" style:position="2.1979in"/>
        </style:tab-stops>
      </style:paragraph-properties>
    </style:style>
    <style:style style:name="T7627" style:parent-style-name="AncientGreekἈρχαίαἑλληνικά" style:family="text">
      <style:text-properties style:font-weight-complex="bold" style:font-size-complex="14pt" fo:language="el" fo:country="GR"/>
    </style:style>
    <style:style style:name="T7628" style:parent-style-name="AncientGreekἈρχαίαἑλληνικά" style:family="text">
      <style:text-properties style:font-weight-complex="bold" style:font-size-complex="14pt"/>
    </style:style>
    <style:style style:name="T7629" style:parent-style-name="AncientGreekἈρχαίαἑλληνικά" style:family="text">
      <style:text-properties style:font-weight-complex="bold" style:font-size-complex="14pt" fo:language="el" fo:country="GR"/>
    </style:style>
    <style:style style:name="T7630" style:parent-style-name="AncientGreekἈρχαίαἑλληνικά" style:family="text">
      <style:text-properties style:font-weight-complex="bold" style:font-size-complex="14pt"/>
    </style:style>
    <style:style style:name="T7631" style:parent-style-name="AncientGreekἈρχαίαἑλληνικά" style:family="text">
      <style:text-properties style:font-weight-complex="bold" style:font-size-complex="14pt" fo:language="el" fo:country="GR"/>
    </style:style>
    <style:style style:name="T7632" style:parent-style-name="AncientGreekἈρχαίαἑλληνικά" style:family="text">
      <style:text-properties style:font-weight-complex="bold" style:font-size-complex="14pt"/>
    </style:style>
    <style:style style:name="T7633" style:parent-style-name="AncientGreekἈρχαίαἑλληνικά" style:family="text">
      <style:text-properties style:font-weight-complex="bold" style:font-size-complex="14pt" fo:language="el" fo:country="GR"/>
    </style:style>
    <style:style style:name="T7634" style:parent-style-name="AncientGreekἈρχαίαἑλληνικά" style:family="text">
      <style:text-properties style:font-weight-complex="bold" style:font-size-complex="14pt"/>
    </style:style>
    <style:style style:name="T7635" style:parent-style-name="AncientGreekἈρχαίαἑλληνικά" style:family="text">
      <style:text-properties style:font-weight-complex="bold" style:font-size-complex="14pt" fo:language="el" fo:country="GR"/>
    </style:style>
    <style:style style:name="T7636" style:parent-style-name="AncientGreekἈρχαίαἑλληνικά" style:family="text">
      <style:text-properties style:font-weight-complex="bold" style:font-size-complex="14pt"/>
    </style:style>
    <style:style style:name="T7637" style:parent-style-name="AncientGreekἈρχαίαἑλληνικά" style:family="text">
      <style:text-properties style:font-weight-complex="bold" style:font-size-complex="14pt" fo:language="el" fo:country="GR"/>
    </style:style>
    <style:style style:name="T7638" style:parent-style-name="AncientGreekἈρχαίαἑλληνικά" style:family="text">
      <style:text-properties style:font-weight-complex="bold" style:font-size-complex="14pt"/>
    </style:style>
    <style:style style:name="T7639" style:parent-style-name="AncientGreekἈρχαίαἑλληνικά" style:family="text">
      <style:text-properties style:font-weight-complex="bold" style:font-size-complex="14pt" fo:language="el" fo:country="GR"/>
    </style:style>
    <style:style style:name="T7640" style:parent-style-name="AncientGreekἈρχαίαἑλληνικά" style:family="text">
      <style:text-properties style:font-weight-complex="bold" style:font-size-complex="14pt"/>
    </style:style>
    <style:style style:name="T7641" style:parent-style-name="AncientGreekἈρχαίαἑλληνικά" style:family="text">
      <style:text-properties style:font-weight-complex="bold" style:font-size-complex="14pt" fo:language="el" fo:country="GR"/>
    </style:style>
    <style:style style:name="T7642" style:parent-style-name="AncientGreekἈρχαίαἑλληνικά" style:family="text">
      <style:text-properties style:font-weight-complex="bold" style:font-size-complex="14pt"/>
    </style:style>
    <style:style style:name="T7643" style:parent-style-name="AncientGreekἈρχαίαἑλληνικά" style:family="text">
      <style:text-properties style:font-weight-complex="bold" style:font-size-complex="14pt" fo:language="el" fo:country="GR"/>
    </style:style>
    <style:style style:name="T7644" style:parent-style-name="AncientGreekἈρχαίαἑλληνικά" style:family="text">
      <style:text-properties style:font-weight-complex="bold" style:font-size-complex="14pt"/>
    </style:style>
    <style:style style:name="T7645" style:parent-style-name="AncientGreekἈρχαίαἑλληνικά" style:family="text">
      <style:text-properties style:font-weight-complex="bold" style:font-size-complex="14pt" fo:language="el" fo:country="GR"/>
    </style:style>
    <style:style style:name="T7646" style:parent-style-name="AncientGreekἈρχαίαἑλληνικά" style:family="text">
      <style:text-properties style:font-weight-complex="bold" style:font-size-complex="14pt"/>
    </style:style>
    <style:style style:name="T7647" style:parent-style-name="AncientGreekἈρχαίαἑλληνικά" style:family="text">
      <style:text-properties style:font-weight-complex="bold" style:font-size-complex="14pt" fo:language="el" fo:country="GR"/>
    </style:style>
    <style:style style:name="T7648" style:parent-style-name="AncientGreekἈρχαίαἑλληνικά" style:family="text">
      <style:text-properties style:font-weight-complex="bold" style:font-size-complex="14pt"/>
    </style:style>
    <style:style style:name="T7649" style:parent-style-name="AncientGreekἈρχαίαἑλληνικά" style:family="text">
      <style:text-properties style:font-weight-complex="bold" style:font-size-complex="14pt" fo:language="el" fo:country="GR"/>
    </style:style>
    <style:style style:name="T7650" style:parent-style-name="AncientGreekἈρχαίαἑλληνικά" style:family="text">
      <style:text-properties style:font-weight-complex="bold" style:font-size-complex="14pt"/>
    </style:style>
    <style:style style:name="T7651" style:parent-style-name="AncientGreekἈρχαίαἑλληνικά" style:family="text">
      <style:text-properties style:font-weight-complex="bold" style:font-size-complex="14pt" fo:language="el" fo:country="GR"/>
    </style:style>
    <style:style style:name="T7652" style:parent-style-name="AncientGreekἈρχαίαἑλληνικά" style:family="text">
      <style:text-properties style:font-weight-complex="bold" style:font-size-complex="14pt"/>
    </style:style>
    <style:style style:name="TableCell7653" style:family="table-cell">
      <style:table-cell-properties fo:border="0.0069in solid #000000" fo:background-color="#FFFFFF" style:writing-mode="lr-tb" fo:padding-top="0in" fo:padding-left="0.1527in" fo:padding-bottom="0in" fo:padding-right="0.15in"/>
    </style:style>
    <style:style style:name="P7654" style:parent-style-name="Standard" style:family="paragraph">
      <style:paragraph-properties fo:widows="0" fo:orphans="0"/>
      <style:text-properties style:font-name="AncientGreek"/>
    </style:style>
    <style:style style:name="P7655" style:parent-style-name="Standard" style:family="paragraph">
      <style:paragraph-properties fo:widows="0" fo:orphans="0"/>
      <style:text-properties style:font-name="AncientGreek"/>
    </style:style>
    <style:style style:name="P7656" style:parent-style-name="Standard" style:family="paragraph">
      <style:paragraph-properties fo:widows="0" fo:orphans="0"/>
      <style:text-properties style:font-name="AncientGreek"/>
    </style:style>
    <style:style style:name="P7657" style:parent-style-name="Standard" style:family="paragraph">
      <style:paragraph-properties fo:widows="0" fo:orphans="0"/>
      <style:text-properties style:font-name="AncientGreek"/>
    </style:style>
    <style:style style:name="P7658" style:parent-style-name="Standard" style:family="paragraph">
      <style:paragraph-properties fo:widows="0" fo:orphans="0"/>
      <style:text-properties style:font-name="AncientGreek"/>
    </style:style>
    <style:style style:name="TableRow7659" style:family="table-row">
      <style:table-row-properties style:min-row-height="0.0138in" style:use-optimal-row-height="false" fo:keep-together="always"/>
    </style:style>
    <style:style style:name="TableCell7660" style:family="table-cell">
      <style:table-cell-properties fo:border="0.0069in solid #000000" fo:background-color="#FFFFFF" style:writing-mode="lr-tb" fo:padding-top="0in" fo:padding-left="0.1527in" fo:padding-bottom="0in" fo:padding-right="0.15in"/>
    </style:style>
    <style:style style:name="P7661" style:parent-style-name="Standard" style:family="paragraph">
      <style:paragraph-properties fo:keep-with-next="always" fo:widows="0" fo:orphans="0" fo:text-align="center">
        <style:tab-stops>
          <style:tab-stop style:type="center" style:position="1in"/>
          <style:tab-stop style:type="left" style:position="2.6875in"/>
        </style:tab-stops>
      </style:paragraph-properties>
    </style:style>
    <style:style style:name="T7662" style:parent-style-name="AncientGreekἈρχαίαἑλληνικά" style:family="text">
      <style:text-properties fo:font-weight="bold" style:font-weight-asian="bold" style:font-weight-complex="bold" fo:font-size="18pt" style:font-size-asian="18pt" style:font-size-complex="14pt"/>
    </style:style>
    <style:style style:name="T766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664" style:parent-style-name="AncientGreekἈρχαίαἑλληνικά" style:family="text">
      <style:text-properties fo:font-weight="bold" style:font-weight-asian="bold" style:font-weight-complex="bold" fo:font-size="18pt" style:font-size-asian="18pt" style:font-size-complex="14pt"/>
    </style:style>
    <style:style style:name="T7665" style:parent-style-name="AncientGreekἈρχαίαἑλληνικά" style:family="text">
      <style:text-properties style:font-name="Cambria Math" style:font-name-complex="Cambria Math" fo:font-weight="bold" style:font-weight-asian="bold" style:font-weight-complex="bold" fo:font-size="18pt" style:font-size-asian="18pt" style:font-size-complex="14pt" fo:language="el" fo:country="GR"/>
    </style:style>
    <style:style style:name="T766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667" style:parent-style-name="AncientGreekἈρχαίαἑλληνικά" style:family="text">
      <style:text-properties fo:font-weight="bold" style:font-weight-asian="bold" style:font-weight-complex="bold" fo:font-size="18pt" style:font-size-asian="18pt" style:font-size-complex="14pt"/>
    </style:style>
    <style:style style:name="T766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669" style:parent-style-name="AncientGreekἈρχαίαἑλληνικά" style:family="text">
      <style:text-properties fo:font-weight="bold" style:font-weight-asian="bold" style:font-weight-complex="bold" fo:font-size="18pt" style:font-size-asian="18pt" style:font-size-complex="14pt"/>
    </style:style>
    <style:style style:name="T767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671" style:parent-style-name="AncientGreekἈρχαίαἑλληνικά" style:family="text">
      <style:text-properties fo:font-weight="bold" style:font-weight-asian="bold" style:font-weight-complex="bold" fo:font-size="18pt" style:font-size-asian="18pt" style:font-size-complex="14pt"/>
    </style:style>
    <style:style style:name="T767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673" style:parent-style-name="AncientGreekἈρχαίαἑλληνικά" style:family="text">
      <style:text-properties style:font-name="Cambria Math" style:font-name-complex="Cambria Math" fo:font-weight="bold" style:font-weight-asian="bold" style:font-weight-complex="bold" fo:font-size="18pt" style:font-size-asian="18pt" style:font-size-complex="14pt" fo:language="el" fo:country="GR"/>
    </style:style>
    <style:style style:name="T7674" style:parent-style-name="AncientGreekἈρχαίαἑλληνικά" style:family="text">
      <style:text-properties fo:font-weight="bold" style:font-weight-asian="bold" style:font-weight-complex="bold" fo:font-size="18pt" style:font-size-asian="18pt" style:font-size-complex="14pt"/>
    </style:style>
    <style:style style:name="T7675" style:parent-style-name="AncientGreekἈρχαίαἑλληνικά" style:family="text">
      <style:text-properties fo:font-weight="bold" style:font-weight-asian="bold" style:font-weight-complex="bold" fo:font-size="18pt" style:font-size-asian="18pt" style:font-size-complex="14pt"/>
    </style:style>
    <style:style style:name="T7676" style:parent-style-name="AncientGreekἈρχαίαἑλληνικά" style:family="text">
      <style:text-properties style:font-weight-complex="bold" style:font-size-complex="14pt" fo:language="el" fo:country="GR"/>
    </style:style>
    <style:style style:name="T7677" style:parent-style-name="AncientGreekἈρχαίαἑλληνικά" style:family="text">
      <style:text-properties style:font-weight-complex="bold" style:font-size-complex="14pt"/>
    </style:style>
    <style:style style:name="T7678" style:parent-style-name="AncientGreekἈρχαίαἑλληνικά" style:family="text">
      <style:text-properties style:font-weight-complex="bold" style:font-size-complex="14pt" fo:language="el" fo:country="GR"/>
    </style:style>
    <style:style style:name="T7679" style:parent-style-name="AncientGreekἈρχαίαἑλληνικά" style:family="text">
      <style:text-properties style:font-weight-complex="bold" style:font-size-complex="14pt"/>
    </style:style>
    <style:style style:name="T7680" style:parent-style-name="AncientGreekἈρχαίαἑλληνικά" style:family="text">
      <style:text-properties style:font-weight-complex="bold" style:font-size-complex="14pt" fo:language="el" fo:country="GR"/>
    </style:style>
    <style:style style:name="T7681" style:parent-style-name="AncientGreekἈρχαίαἑλληνικά" style:family="text">
      <style:text-properties style:font-weight-complex="bold" style:font-size-complex="14pt"/>
    </style:style>
    <style:style style:name="T7682" style:parent-style-name="AncientGreekἈρχαίαἑλληνικά" style:family="text">
      <style:text-properties style:font-weight-complex="bold" style:font-size-complex="14pt" fo:language="el" fo:country="GR"/>
    </style:style>
    <style:style style:name="T7683" style:parent-style-name="AncientGreekἈρχαίαἑλληνικά" style:family="text">
      <style:text-properties style:font-weight-complex="bold" style:font-size-complex="14pt"/>
    </style:style>
    <style:style style:name="T7684" style:parent-style-name="AncientGreekἈρχαίαἑλληνικά" style:family="text">
      <style:text-properties style:font-weight-complex="bold" style:font-size-complex="14pt" fo:language="el" fo:country="GR"/>
    </style:style>
    <style:style style:name="T7685" style:parent-style-name="AncientGreekἈρχαίαἑλληνικά" style:family="text">
      <style:text-properties style:font-weight-complex="bold" style:font-size-complex="14pt"/>
    </style:style>
    <style:style style:name="T7686" style:parent-style-name="AncientGreekἈρχαίαἑλληνικά" style:family="text">
      <style:text-properties style:font-weight-complex="bold" style:font-size-complex="14pt" fo:language="el" fo:country="GR"/>
    </style:style>
    <style:style style:name="T7687" style:parent-style-name="AncientGreekἈρχαίαἑλληνικά" style:family="text">
      <style:text-properties style:font-weight-complex="bold" style:font-size-complex="14pt"/>
    </style:style>
    <style:style style:name="T7688" style:parent-style-name="AncientGreekἈρχαίαἑλληνικά" style:family="text">
      <style:text-properties style:font-weight-complex="bold" style:font-size-complex="14pt" fo:language="el" fo:country="GR"/>
    </style:style>
    <style:style style:name="T7689" style:parent-style-name="AncientGreekἈρχαίαἑλληνικά" style:family="text">
      <style:text-properties style:font-weight-complex="bold" style:font-size-complex="14pt"/>
    </style:style>
    <style:style style:name="T7690" style:parent-style-name="AncientGreekἈρχαίαἑλληνικά" style:family="text">
      <style:text-properties style:font-weight-complex="bold" style:font-size-complex="14pt" fo:language="el" fo:country="GR"/>
    </style:style>
    <style:style style:name="T7691" style:parent-style-name="AncientGreekἈρχαίαἑλληνικά" style:family="text">
      <style:text-properties style:font-weight-complex="bold" style:font-size-complex="14pt"/>
    </style:style>
    <style:style style:name="T7692" style:parent-style-name="AncientGreekἈρχαίαἑλληνικά" style:family="text">
      <style:text-properties style:font-weight-complex="bold" style:font-size-complex="14pt" fo:language="el" fo:country="GR"/>
    </style:style>
    <style:style style:name="T7693" style:parent-style-name="AncientGreekἈρχαίαἑλληνικά" style:family="text">
      <style:text-properties style:font-weight-complex="bold" style:font-size-complex="14pt"/>
    </style:style>
    <style:style style:name="T7694" style:parent-style-name="AncientGreekἈρχαίαἑλληνικά" style:family="text">
      <style:text-properties style:font-weight-complex="bold" style:font-size-complex="14pt" fo:language="el" fo:country="GR"/>
    </style:style>
    <style:style style:name="T7695" style:parent-style-name="AncientGreekἈρχαίαἑλληνικά" style:family="text">
      <style:text-properties style:font-weight-complex="bold" style:font-size-complex="14pt"/>
    </style:style>
    <style:style style:name="T7696" style:parent-style-name="AncientGreekἈρχαίαἑλληνικά" style:family="text">
      <style:text-properties style:font-weight-complex="bold" style:font-size-complex="14pt" fo:language="el" fo:country="GR"/>
    </style:style>
    <style:style style:name="T7697" style:parent-style-name="AncientGreekἈρχαίαἑλληνικά" style:family="text">
      <style:text-properties style:font-weight-complex="bold" style:font-size-complex="14pt"/>
    </style:style>
    <style:style style:name="T7698" style:parent-style-name="AncientGreekἈρχαίαἑλληνικά" style:family="text">
      <style:text-properties style:font-weight-complex="bold" style:font-size-complex="14pt" fo:language="el" fo:country="GR"/>
    </style:style>
    <style:style style:name="T7699" style:parent-style-name="AncientGreekἈρχαίαἑλληνικά" style:family="text">
      <style:text-properties style:font-weight-complex="bold" style:font-size-complex="14pt"/>
    </style:style>
    <style:style style:name="T7700" style:parent-style-name="AncientGreekἈρχαίαἑλληνικά" style:family="text">
      <style:text-properties style:font-weight-complex="bold" style:font-size-complex="14pt" fo:language="el" fo:country="GR"/>
    </style:style>
    <style:style style:name="T7701" style:parent-style-name="AncientGreekἈρχαίαἑλληνικά" style:family="text">
      <style:text-properties style:font-weight-complex="bold" style:font-size-complex="14pt"/>
    </style:style>
    <style:style style:name="T7702" style:parent-style-name="AncientGreekἈρχαίαἑλληνικά" style:family="text">
      <style:text-properties style:font-weight-complex="bold" style:font-size-complex="14pt" fo:language="el" fo:country="GR"/>
    </style:style>
    <style:style style:name="T7703" style:parent-style-name="AncientGreekἈρχαίαἑλληνικά" style:family="text">
      <style:text-properties style:font-weight-complex="bold" style:font-size-complex="14pt"/>
    </style:style>
    <style:style style:name="T7704" style:parent-style-name="AncientGreekἈρχαίαἑλληνικά" style:family="text">
      <style:text-properties style:font-weight-complex="bold" style:font-size-complex="14pt" fo:language="el" fo:country="GR"/>
    </style:style>
    <style:style style:name="T7705" style:parent-style-name="AncientGreekἈρχαίαἑλληνικά" style:family="text">
      <style:text-properties style:font-weight-complex="bold" style:font-size-complex="14pt"/>
    </style:style>
    <style:style style:name="T7706" style:parent-style-name="AncientGreekἈρχαίαἑλληνικά" style:family="text">
      <style:text-properties style:font-weight-complex="bold" style:font-size-complex="14pt" fo:language="el" fo:country="GR"/>
    </style:style>
    <style:style style:name="T7707" style:parent-style-name="AncientGreekἈρχαίαἑλληνικά" style:family="text">
      <style:text-properties style:font-weight-complex="bold" style:font-size-complex="14pt"/>
    </style:style>
    <style:style style:name="T7708" style:parent-style-name="AncientGreekἈρχαίαἑλληνικά" style:family="text">
      <style:text-properties style:font-weight-complex="bold" style:font-size-complex="14pt" fo:language="el" fo:country="GR"/>
    </style:style>
    <style:style style:name="T7709" style:parent-style-name="AncientGreekἈρχαίαἑλληνικά" style:family="text">
      <style:text-properties style:font-weight-complex="bold" style:font-size-complex="14pt"/>
    </style:style>
    <style:style style:name="T7710" style:parent-style-name="AncientGreekἈρχαίαἑλληνικά" style:family="text">
      <style:text-properties style:font-weight-complex="bold" style:font-size-complex="14pt" fo:language="el" fo:country="GR"/>
    </style:style>
    <style:style style:name="T7711" style:parent-style-name="AncientGreekἈρχαίαἑλληνικά" style:family="text">
      <style:text-properties style:font-weight-complex="bold" style:font-size-complex="14pt"/>
    </style:style>
    <style:style style:name="T7712" style:parent-style-name="AncientGreekἈρχαίαἑλληνικά" style:family="text">
      <style:text-properties style:font-weight-complex="bold" style:font-size-complex="14pt" fo:language="el" fo:country="GR"/>
    </style:style>
    <style:style style:name="T7713" style:parent-style-name="AncientGreekἈρχαίαἑλληνικά" style:family="text">
      <style:text-properties style:font-weight-complex="bold" style:font-size-complex="14pt"/>
    </style:style>
    <style:style style:name="T7714" style:parent-style-name="AncientGreekἈρχαίαἑλληνικά" style:family="text">
      <style:text-properties style:font-weight-complex="bold" style:font-size-complex="14pt" fo:language="el" fo:country="GR"/>
    </style:style>
    <style:style style:name="T7715" style:parent-style-name="AncientGreekἈρχαίαἑλληνικά" style:family="text">
      <style:text-properties style:font-weight-complex="bold" style:font-size-complex="14pt"/>
    </style:style>
    <style:style style:name="T7716" style:parent-style-name="AncientGreekἈρχαίαἑλληνικά" style:family="text">
      <style:text-properties style:font-weight-complex="bold" style:font-size-complex="14pt" fo:language="el" fo:country="GR"/>
    </style:style>
    <style:style style:name="T7717" style:parent-style-name="AncientGreekἈρχαίαἑλληνικά" style:family="text">
      <style:text-properties style:font-weight-complex="bold" style:font-size-complex="14pt"/>
    </style:style>
    <style:style style:name="T7718" style:parent-style-name="AncientGreekἈρχαίαἑλληνικά" style:family="text">
      <style:text-properties style:font-weight-complex="bold" style:font-size-complex="14pt" fo:language="el" fo:country="GR"/>
    </style:style>
    <style:style style:name="T7719" style:parent-style-name="AncientGreekἈρχαίαἑλληνικά" style:family="text">
      <style:text-properties style:font-weight-complex="bold" style:font-size-complex="14pt"/>
    </style:style>
    <style:style style:name="T7720" style:parent-style-name="AncientGreekἈρχαίαἑλληνικά" style:family="text">
      <style:text-properties style:font-weight-complex="bold" style:font-size-complex="14pt" fo:language="el" fo:country="GR"/>
    </style:style>
    <style:style style:name="P7721" style:parent-style-name="Standard" style:family="paragraph">
      <style:paragraph-properties fo:widows="0" fo:orphans="0">
        <style:tab-stops>
          <style:tab-stop style:type="left" style:position="2.6875in"/>
        </style:tab-stops>
      </style:paragraph-properties>
    </style:style>
    <style:style style:name="T7722" style:parent-style-name="AncientGreekἈρχαίαἑλληνικά" style:family="text">
      <style:text-properties style:font-weight-complex="bold" style:font-size-complex="14pt" fo:language="el" fo:country="GR"/>
    </style:style>
    <style:style style:name="TableCell7723" style:family="table-cell">
      <style:table-cell-properties fo:border="0.0069in solid #000000" fo:background-color="#FFFFFF" style:writing-mode="lr-tb" fo:padding-top="0in" fo:padding-left="0.1527in" fo:padding-bottom="0in" fo:padding-right="0.15in"/>
    </style:style>
    <style:style style:name="P7724" style:parent-style-name="Standard" style:family="paragraph">
      <style:paragraph-properties fo:widows="0" fo:orphans="0"/>
      <style:text-properties style:font-name="AncientGreek"/>
    </style:style>
    <style:style style:name="P7725" style:parent-style-name="Standard" style:family="paragraph">
      <style:paragraph-properties fo:widows="0" fo:orphans="0"/>
      <style:text-properties style:font-name="AncientGreek"/>
    </style:style>
    <style:style style:name="P7726" style:parent-style-name="Standard" style:family="paragraph">
      <style:paragraph-properties fo:widows="0" fo:orphans="0"/>
      <style:text-properties style:font-name="AncientGreek"/>
    </style:style>
    <style:style style:name="P7727" style:parent-style-name="Standard" style:family="paragraph">
      <style:paragraph-properties fo:widows="0" fo:orphans="0"/>
      <style:text-properties style:font-name="AncientGreek"/>
    </style:style>
    <style:style style:name="P7728" style:parent-style-name="Standard" style:family="paragraph">
      <style:paragraph-properties fo:widows="0" fo:orphans="0"/>
      <style:text-properties style:font-name="AncientGreek"/>
    </style:style>
    <style:style style:name="TableRow7729" style:family="table-row">
      <style:table-row-properties style:min-row-height="0.0138in" style:use-optimal-row-height="false" fo:keep-together="always"/>
    </style:style>
    <style:style style:name="TableCell7730" style:family="table-cell">
      <style:table-cell-properties fo:border="0.0069in solid #000000" fo:background-color="#FFFFFF" style:writing-mode="lr-tb" fo:padding-top="0in" fo:padding-left="0.1527in" fo:padding-bottom="0in" fo:padding-right="0.15in"/>
    </style:style>
    <style:style style:name="P7731"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7732" style:parent-style-name="AncientGreekἈρχαίαἑλληνικά" style:family="text">
      <style:text-properties fo:font-weight="bold" style:font-weight-asian="bold" style:font-weight-complex="bold" fo:font-size="18pt" style:font-size-asian="18pt" style:font-size-complex="14pt"/>
    </style:style>
    <style:style style:name="T773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734" style:parent-style-name="AncientGreekἈρχαίαἑλληνικά" style:family="text">
      <style:text-properties fo:font-weight="bold" style:font-weight-asian="bold" style:font-weight-complex="bold" fo:font-size="18pt" style:font-size-asian="18pt" style:font-size-complex="14pt"/>
    </style:style>
    <style:style style:name="T773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736" style:parent-style-name="AncientGreekἈρχαίαἑλληνικά" style:family="text">
      <style:text-properties fo:font-weight="bold" style:font-weight-asian="bold" style:font-weight-complex="bold" fo:font-size="18pt" style:font-size-asian="18pt" style:font-size-complex="14pt"/>
    </style:style>
    <style:style style:name="T773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738" style:parent-style-name="AncientGreekἈρχαίαἑλληνικά" style:family="text">
      <style:text-properties fo:font-weight="bold" style:font-weight-asian="bold" style:font-weight-complex="bold" fo:font-size="18pt" style:font-size-asian="18pt" style:font-size-complex="14pt"/>
    </style:style>
    <style:style style:name="T7739" style:parent-style-name="AncientGreekἈρχαίαἑλληνικά" style:family="text">
      <style:text-properties fo:font-weight="bold" style:font-weight-asian="bold" style:font-weight-complex="bold" fo:font-size="18pt" style:font-size-asian="18pt" style:font-size-complex="14pt"/>
    </style:style>
    <style:style style:name="T7740" style:parent-style-name="AncientGreekἈρχαίαἑλληνικά" style:family="text">
      <style:text-properties style:font-weight-complex="bold" style:font-size-complex="14pt" fo:language="el" fo:country="GR"/>
    </style:style>
    <style:style style:name="T7741" style:parent-style-name="AncientGreekἈρχαίαἑλληνικά" style:family="text">
      <style:text-properties style:font-weight-complex="bold" style:font-size-complex="14pt"/>
    </style:style>
    <style:style style:name="T7742" style:parent-style-name="AncientGreekἈρχαίαἑλληνικά" style:family="text">
      <style:text-properties style:font-weight-complex="bold" style:font-size-complex="14pt" fo:language="el" fo:country="GR"/>
    </style:style>
    <style:style style:name="T7743" style:parent-style-name="AncientGreekἈρχαίαἑλληνικά" style:family="text">
      <style:text-properties style:font-weight-complex="bold" style:font-size-complex="14pt"/>
    </style:style>
    <style:style style:name="T7744" style:parent-style-name="AncientGreekἈρχαίαἑλληνικά" style:family="text">
      <style:text-properties style:font-weight-complex="bold" style:font-size-complex="14pt" fo:language="el" fo:country="GR"/>
    </style:style>
    <style:style style:name="T7745" style:parent-style-name="AncientGreekἈρχαίαἑλληνικά" style:family="text">
      <style:text-properties style:font-weight-complex="bold" style:font-size-complex="14pt"/>
    </style:style>
    <style:style style:name="T7746" style:parent-style-name="AncientGreekἈρχαίαἑλληνικά" style:family="text">
      <style:text-properties style:font-weight-complex="bold" style:font-size-complex="14pt" fo:language="el" fo:country="GR"/>
    </style:style>
    <style:style style:name="T7747" style:parent-style-name="AncientGreekἈρχαίαἑλληνικά" style:family="text">
      <style:text-properties style:font-weight-complex="bold" style:font-size-complex="14pt"/>
    </style:style>
    <style:style style:name="T7748" style:parent-style-name="AncientGreekἈρχαίαἑλληνικά" style:family="text">
      <style:text-properties style:font-weight-complex="bold" style:font-size-complex="14pt" fo:language="el" fo:country="GR"/>
    </style:style>
    <style:style style:name="T7749" style:parent-style-name="AncientGreekἈρχαίαἑλληνικά" style:family="text">
      <style:text-properties style:font-weight-complex="bold" style:font-size-complex="14pt"/>
    </style:style>
    <style:style style:name="T7750" style:parent-style-name="AncientGreekἈρχαίαἑλληνικά" style:family="text">
      <style:text-properties style:font-weight-complex="bold" style:font-size-complex="14pt" fo:language="el" fo:country="GR"/>
    </style:style>
    <style:style style:name="T7751" style:parent-style-name="AncientGreekἈρχαίαἑλληνικά" style:family="text">
      <style:text-properties style:font-weight-complex="bold" style:font-size-complex="14pt"/>
    </style:style>
    <style:style style:name="T7752" style:parent-style-name="AncientGreekἈρχαίαἑλληνικά" style:family="text">
      <style:text-properties style:font-weight-complex="bold" style:font-size-complex="14pt" fo:language="el" fo:country="GR"/>
    </style:style>
    <style:style style:name="T7753" style:parent-style-name="AncientGreekἈρχαίαἑλληνικά" style:family="text">
      <style:text-properties style:font-weight-complex="bold" style:font-size-complex="14pt"/>
    </style:style>
    <style:style style:name="T7754" style:parent-style-name="AncientGreekἈρχαίαἑλληνικά" style:family="text">
      <style:text-properties style:font-weight-complex="bold" style:font-size-complex="14pt" fo:language="el" fo:country="GR"/>
    </style:style>
    <style:style style:name="T7755" style:parent-style-name="AncientGreekἈρχαίαἑλληνικά" style:family="text">
      <style:text-properties style:font-weight-complex="bold" style:font-size-complex="14pt"/>
    </style:style>
    <style:style style:name="T7756" style:parent-style-name="AncientGreekἈρχαίαἑλληνικά" style:family="text">
      <style:text-properties style:font-weight-complex="bold" style:font-size-complex="14pt" fo:language="el" fo:country="GR"/>
    </style:style>
    <style:style style:name="T7757" style:parent-style-name="AncientGreekἈρχαίαἑλληνικά" style:family="text">
      <style:text-properties style:font-weight-complex="bold" style:font-size-complex="14pt"/>
    </style:style>
    <style:style style:name="T7758" style:parent-style-name="AncientGreekἈρχαίαἑλληνικά" style:family="text">
      <style:text-properties style:font-weight-complex="bold" style:font-size-complex="14pt" fo:language="el" fo:country="GR"/>
    </style:style>
    <style:style style:name="T7759" style:parent-style-name="AncientGreekἈρχαίαἑλληνικά" style:family="text">
      <style:text-properties style:font-weight-complex="bold" style:font-size-complex="14pt"/>
    </style:style>
    <style:style style:name="T7760" style:parent-style-name="AncientGreekἈρχαίαἑλληνικά" style:family="text">
      <style:text-properties style:font-weight-complex="bold" style:font-size-complex="14pt" fo:language="el" fo:country="GR"/>
    </style:style>
    <style:style style:name="T7761" style:parent-style-name="AncientGreekἈρχαίαἑλληνικά" style:family="text">
      <style:text-properties style:font-weight-complex="bold" style:font-size-complex="14pt"/>
    </style:style>
    <style:style style:name="T7762" style:parent-style-name="AncientGreekἈρχαίαἑλληνικά" style:family="text">
      <style:text-properties style:font-weight-complex="bold" style:font-size-complex="14pt" fo:language="el" fo:country="GR"/>
    </style:style>
    <style:style style:name="T7763" style:parent-style-name="AncientGreekἈρχαίαἑλληνικά" style:family="text">
      <style:text-properties style:font-weight-complex="bold" style:font-size-complex="14pt"/>
    </style:style>
    <style:style style:name="T7764" style:parent-style-name="AncientGreekἈρχαίαἑλληνικά" style:family="text">
      <style:text-properties style:font-weight-complex="bold" style:font-size-complex="14pt" fo:language="el" fo:country="GR"/>
    </style:style>
    <style:style style:name="T7765" style:parent-style-name="AncientGreekἈρχαίαἑλληνικά" style:family="text">
      <style:text-properties style:font-weight-complex="bold" style:font-size-complex="14pt"/>
    </style:style>
    <style:style style:name="T7766" style:parent-style-name="AncientGreekἈρχαίαἑλληνικά" style:family="text">
      <style:text-properties style:font-weight-complex="bold" style:font-size-complex="14pt" fo:language="el" fo:country="GR"/>
    </style:style>
    <style:style style:name="T7767" style:parent-style-name="AncientGreekἈρχαίαἑλληνικά" style:family="text">
      <style:text-properties style:font-weight-complex="bold" style:font-size-complex="14pt"/>
    </style:style>
    <style:style style:name="T7768" style:parent-style-name="AncientGreekἈρχαίαἑλληνικά" style:family="text">
      <style:text-properties style:font-weight-complex="bold" style:font-size-complex="14pt" fo:language="el" fo:country="GR"/>
    </style:style>
    <style:style style:name="T7769" style:parent-style-name="AncientGreekἈρχαίαἑλληνικά" style:family="text">
      <style:text-properties style:font-weight-complex="bold" style:font-size-complex="14pt"/>
    </style:style>
    <style:style style:name="T7770" style:parent-style-name="AncientGreekἈρχαίαἑλληνικά" style:family="text">
      <style:text-properties style:font-weight-complex="bold" style:font-size-complex="14pt" fo:language="el" fo:country="GR"/>
    </style:style>
    <style:style style:name="T7771" style:parent-style-name="AncientGreekἈρχαίαἑλληνικά" style:family="text">
      <style:text-properties style:font-weight-complex="bold" style:font-size-complex="14pt"/>
    </style:style>
    <style:style style:name="T7772" style:parent-style-name="AncientGreekἈρχαίαἑλληνικά" style:family="text">
      <style:text-properties style:font-weight-complex="bold" style:font-size-complex="14pt" fo:language="el" fo:country="GR"/>
    </style:style>
    <style:style style:name="T7773" style:parent-style-name="AncientGreekἈρχαίαἑλληνικά" style:family="text">
      <style:text-properties style:font-weight-complex="bold" style:font-size-complex="14pt"/>
    </style:style>
    <style:style style:name="T7774" style:parent-style-name="AncientGreekἈρχαίαἑλληνικά" style:family="text">
      <style:text-properties style:font-weight-complex="bold" style:font-size-complex="14pt" fo:language="el" fo:country="GR"/>
    </style:style>
    <style:style style:name="T7775" style:parent-style-name="AncientGreekἈρχαίαἑλληνικά" style:family="text">
      <style:text-properties style:font-weight-complex="bold" style:font-size-complex="14pt"/>
    </style:style>
    <style:style style:name="T7776" style:parent-style-name="AncientGreekἈρχαίαἑλληνικά" style:family="text">
      <style:text-properties style:font-weight-complex="bold" style:font-size-complex="14pt" fo:language="el" fo:country="GR"/>
    </style:style>
    <style:style style:name="T7777" style:parent-style-name="AncientGreekἈρχαίαἑλληνικά" style:family="text">
      <style:text-properties style:font-weight-complex="bold" style:font-size-complex="14pt"/>
    </style:style>
    <style:style style:name="T7778" style:parent-style-name="AncientGreekἈρχαίαἑλληνικά" style:family="text">
      <style:text-properties style:font-weight-complex="bold" style:font-size-complex="14pt" fo:language="el" fo:country="GR"/>
    </style:style>
    <style:style style:name="T7779" style:parent-style-name="AncientGreekἈρχαίαἑλληνικά" style:family="text">
      <style:text-properties style:font-weight-complex="bold" style:font-size-complex="14pt"/>
    </style:style>
    <style:style style:name="T7780" style:parent-style-name="AncientGreekἈρχαίαἑλληνικά" style:family="text">
      <style:text-properties style:font-weight-complex="bold" style:font-size-complex="14pt" fo:language="el" fo:country="GR"/>
    </style:style>
    <style:style style:name="T7781" style:parent-style-name="AncientGreekἈρχαίαἑλληνικά" style:family="text">
      <style:text-properties style:font-weight-complex="bold" style:font-size-complex="14pt"/>
    </style:style>
    <style:style style:name="T7782" style:parent-style-name="AncientGreekἈρχαίαἑλληνικά" style:family="text">
      <style:text-properties style:font-weight-complex="bold" style:font-size-complex="14pt" fo:language="el" fo:country="GR"/>
    </style:style>
    <style:style style:name="T7783" style:parent-style-name="AncientGreekἈρχαίαἑλληνικά" style:family="text">
      <style:text-properties style:font-weight-complex="bold" style:font-size-complex="14pt"/>
    </style:style>
    <style:style style:name="T7784" style:parent-style-name="AncientGreekἈρχαίαἑλληνικά" style:family="text">
      <style:text-properties style:font-weight-complex="bold" style:font-size-complex="14pt" fo:language="el" fo:country="GR"/>
    </style:style>
    <style:style style:name="T7785" style:parent-style-name="AncientGreekἈρχαίαἑλληνικά" style:family="text">
      <style:text-properties style:font-weight-complex="bold" style:font-size-complex="14pt"/>
    </style:style>
    <style:style style:name="T7786" style:parent-style-name="AncientGreekἈρχαίαἑλληνικά" style:family="text">
      <style:text-properties style:font-weight-complex="bold" style:font-size-complex="14pt" fo:language="el" fo:country="GR"/>
    </style:style>
    <style:style style:name="T7787" style:parent-style-name="AncientGreekἈρχαίαἑλληνικά" style:family="text">
      <style:text-properties style:font-weight-complex="bold" style:font-size-complex="14pt"/>
    </style:style>
    <style:style style:name="T7788" style:parent-style-name="AncientGreekἈρχαίαἑλληνικά" style:family="text">
      <style:text-properties style:font-weight-complex="bold" style:font-size-complex="14pt" fo:language="el" fo:country="GR"/>
    </style:style>
    <style:style style:name="T7789" style:parent-style-name="AncientGreekἈρχαίαἑλληνικά" style:family="text">
      <style:text-properties style:font-weight-complex="bold" style:font-size-complex="14pt"/>
    </style:style>
    <style:style style:name="T7790" style:parent-style-name="AncientGreekἈρχαίαἑλληνικά" style:family="text">
      <style:text-properties style:font-weight-complex="bold" style:font-size-complex="14pt" fo:language="el" fo:country="GR"/>
    </style:style>
    <style:style style:name="T7791" style:parent-style-name="AncientGreekἈρχαίαἑλληνικά" style:family="text">
      <style:text-properties style:font-weight-complex="bold" style:font-size-complex="14pt"/>
    </style:style>
    <style:style style:name="T7792" style:parent-style-name="AncientGreekἈρχαίαἑλληνικά" style:family="text">
      <style:text-properties style:font-weight-complex="bold" style:font-size-complex="14pt" fo:language="el" fo:country="GR"/>
    </style:style>
    <style:style style:name="T7793" style:parent-style-name="AncientGreekἈρχαίαἑλληνικά" style:family="text">
      <style:text-properties style:font-weight-complex="bold" style:font-size-complex="14pt"/>
    </style:style>
    <style:style style:name="T7794" style:parent-style-name="AncientGreekἈρχαίαἑλληνικά" style:family="text">
      <style:text-properties style:font-weight-complex="bold" style:font-size-complex="14pt" fo:language="el" fo:country="GR"/>
    </style:style>
    <style:style style:name="T7795" style:parent-style-name="AncientGreekἈρχαίαἑλληνικά" style:family="text">
      <style:text-properties style:font-weight-complex="bold" style:font-size-complex="14pt"/>
    </style:style>
    <style:style style:name="T7796" style:parent-style-name="AncientGreekἈρχαίαἑλληνικά" style:family="text">
      <style:text-properties style:font-weight-complex="bold" style:font-size-complex="14pt" fo:language="el" fo:country="GR"/>
    </style:style>
    <style:style style:name="T7797" style:parent-style-name="AncientGreekἈρχαίαἑλληνικά" style:family="text">
      <style:text-properties style:font-weight-complex="bold" style:font-size-complex="14pt"/>
    </style:style>
    <style:style style:name="T7798" style:parent-style-name="AncientGreekἈρχαίαἑλληνικά" style:family="text">
      <style:text-properties style:font-weight-complex="bold" style:font-size-complex="14pt" fo:language="el" fo:country="GR"/>
    </style:style>
    <style:style style:name="T7799" style:parent-style-name="AncientGreekἈρχαίαἑλληνικά" style:family="text">
      <style:text-properties style:font-weight-complex="bold" style:font-size-complex="14pt"/>
    </style:style>
    <style:style style:name="T7800" style:parent-style-name="AncientGreekἈρχαίαἑλληνικά" style:family="text">
      <style:text-properties style:font-weight-complex="bold" style:font-size-complex="14pt" fo:language="el" fo:country="GR"/>
    </style:style>
    <style:style style:name="T7801" style:parent-style-name="AncientGreekἈρχαίαἑλληνικά" style:family="text">
      <style:text-properties style:font-weight-complex="bold" style:font-size-complex="14pt"/>
    </style:style>
    <style:style style:name="T7802" style:parent-style-name="AncientGreekἈρχαίαἑλληνικά" style:family="text">
      <style:text-properties style:font-weight-complex="bold" style:font-size-complex="14pt" fo:language="el" fo:country="GR"/>
    </style:style>
    <style:style style:name="T7803" style:parent-style-name="AncientGreekἈρχαίαἑλληνικά" style:family="text">
      <style:text-properties style:font-weight-complex="bold" style:font-size-complex="14pt"/>
    </style:style>
    <style:style style:name="T7804" style:parent-style-name="AncientGreekἈρχαίαἑλληνικά" style:family="text">
      <style:text-properties style:font-weight-complex="bold" style:font-size-complex="14pt" fo:language="el" fo:country="GR"/>
    </style:style>
    <style:style style:name="T7805" style:parent-style-name="AncientGreekἈρχαίαἑλληνικά" style:family="text">
      <style:text-properties style:font-weight-complex="bold" style:font-size-complex="14pt"/>
    </style:style>
    <style:style style:name="T7806" style:parent-style-name="AncientGreekἈρχαίαἑλληνικά" style:family="text">
      <style:text-properties style:font-weight-complex="bold" style:font-size-complex="14pt" fo:language="el" fo:country="GR"/>
    </style:style>
    <style:style style:name="T7807" style:parent-style-name="AncientGreekἈρχαίαἑλληνικά" style:family="text">
      <style:text-properties style:font-weight-complex="bold" style:font-size-complex="14pt"/>
    </style:style>
    <style:style style:name="T7808" style:parent-style-name="AncientGreekἈρχαίαἑλληνικά" style:family="text">
      <style:text-properties style:font-weight-complex="bold" style:font-size-complex="14pt" fo:language="el" fo:country="GR"/>
    </style:style>
    <style:style style:name="T7809" style:parent-style-name="AncientGreekἈρχαίαἑλληνικά" style:family="text">
      <style:text-properties style:font-weight-complex="bold" style:font-size-complex="14pt"/>
    </style:style>
    <style:style style:name="T7810" style:parent-style-name="AncientGreekἈρχαίαἑλληνικά" style:family="text">
      <style:text-properties style:font-weight-complex="bold" style:font-size-complex="14pt" fo:language="el" fo:country="GR"/>
    </style:style>
    <style:style style:name="T7811" style:parent-style-name="AncientGreekἈρχαίαἑλληνικά" style:family="text">
      <style:text-properties style:font-weight-complex="bold" style:font-size-complex="14pt"/>
    </style:style>
    <style:style style:name="T7812" style:parent-style-name="AncientGreekἈρχαίαἑλληνικά" style:family="text">
      <style:text-properties style:font-weight-complex="bold" style:font-size-complex="14pt" fo:language="el" fo:country="GR"/>
    </style:style>
    <style:style style:name="T7813" style:parent-style-name="AncientGreekἈρχαίαἑλληνικά" style:family="text">
      <style:text-properties style:font-weight-complex="bold" style:font-size-complex="14pt"/>
    </style:style>
    <style:style style:name="T7814" style:parent-style-name="AncientGreekἈρχαίαἑλληνικά" style:family="text">
      <style:text-properties style:font-weight-complex="bold" style:font-size-complex="14pt" fo:language="el" fo:country="GR"/>
    </style:style>
    <style:style style:name="T7815" style:parent-style-name="AncientGreekἈρχαίαἑλληνικά" style:family="text">
      <style:text-properties style:font-weight-complex="bold" style:font-size-complex="14pt"/>
    </style:style>
    <style:style style:name="T7816" style:parent-style-name="AncientGreekἈρχαίαἑλληνικά" style:family="text">
      <style:text-properties style:font-weight-complex="bold" style:font-size-complex="14pt" fo:language="el" fo:country="GR"/>
    </style:style>
    <style:style style:name="T7817" style:parent-style-name="AncientGreekἈρχαίαἑλληνικά" style:family="text">
      <style:text-properties style:font-weight-complex="bold" style:font-size-complex="14pt"/>
    </style:style>
    <style:style style:name="T7818" style:parent-style-name="AncientGreekἈρχαίαἑλληνικά" style:family="text">
      <style:text-properties style:font-weight-complex="bold" style:font-size-complex="14pt" fo:language="el" fo:country="GR"/>
    </style:style>
    <style:style style:name="T7819" style:parent-style-name="AncientGreekἈρχαίαἑλληνικά" style:family="text">
      <style:text-properties style:font-weight-complex="bold" style:font-size-complex="14pt"/>
    </style:style>
    <style:style style:name="T7820" style:parent-style-name="AncientGreekἈρχαίαἑλληνικά" style:family="text">
      <style:text-properties style:font-weight-complex="bold" style:font-size-complex="14pt" fo:language="el" fo:country="GR"/>
    </style:style>
    <style:style style:name="T7821" style:parent-style-name="AncientGreekἈρχαίαἑλληνικά" style:family="text">
      <style:text-properties style:font-weight-complex="bold" style:font-size-complex="14pt"/>
    </style:style>
    <style:style style:name="T7822" style:parent-style-name="AncientGreekἈρχαίαἑλληνικά" style:family="text">
      <style:text-properties style:font-weight-complex="bold" style:font-size-complex="14pt" fo:language="el" fo:country="GR"/>
    </style:style>
    <style:style style:name="T7823" style:parent-style-name="AncientGreekἈρχαίαἑλληνικά" style:family="text">
      <style:text-properties style:font-weight-complex="bold" style:font-size-complex="14pt"/>
    </style:style>
    <style:style style:name="T7824" style:parent-style-name="AncientGreekἈρχαίαἑλληνικά" style:family="text">
      <style:text-properties style:font-weight-complex="bold" style:font-size-complex="14pt" fo:language="el" fo:country="GR"/>
    </style:style>
    <style:style style:name="T7825" style:parent-style-name="AncientGreekἈρχαίαἑλληνικά" style:family="text">
      <style:text-properties style:font-weight-complex="bold" style:font-size-complex="14pt"/>
    </style:style>
    <style:style style:name="T7826" style:parent-style-name="AncientGreekἈρχαίαἑλληνικά" style:family="text">
      <style:text-properties style:font-weight-complex="bold" style:font-size-complex="14pt" fo:language="el" fo:country="GR"/>
    </style:style>
    <style:style style:name="T7827" style:parent-style-name="AncientGreekἈρχαίαἑλληνικά" style:family="text">
      <style:text-properties style:font-weight-complex="bold" style:font-size-complex="14pt"/>
    </style:style>
    <style:style style:name="T7828" style:parent-style-name="AncientGreekἈρχαίαἑλληνικά" style:family="text">
      <style:text-properties style:font-weight-complex="bold" style:font-size-complex="14pt" fo:language="el" fo:country="GR"/>
    </style:style>
    <style:style style:name="T7829" style:parent-style-name="AncientGreekἈρχαίαἑλληνικά" style:family="text">
      <style:text-properties style:font-weight-complex="bold" style:font-size-complex="14pt"/>
    </style:style>
    <style:style style:name="T7830" style:parent-style-name="AncientGreekἈρχαίαἑλληνικά" style:family="text">
      <style:text-properties style:font-weight-complex="bold" style:font-size-complex="14pt" fo:language="el" fo:country="GR"/>
    </style:style>
    <style:style style:name="T7831" style:parent-style-name="AncientGreekἈρχαίαἑλληνικά" style:family="text">
      <style:text-properties style:font-weight-complex="bold" style:font-size-complex="14pt"/>
    </style:style>
    <style:style style:name="T7832" style:parent-style-name="AncientGreekἈρχαίαἑλληνικά" style:family="text">
      <style:text-properties style:font-weight-complex="bold" style:font-size-complex="14pt" fo:language="el" fo:country="GR"/>
    </style:style>
    <style:style style:name="T7833" style:parent-style-name="AncientGreekἈρχαίαἑλληνικά" style:family="text">
      <style:text-properties style:font-weight-complex="bold" style:font-size-complex="14pt"/>
    </style:style>
    <style:style style:name="T7834" style:parent-style-name="AncientGreekἈρχαίαἑλληνικά" style:family="text">
      <style:text-properties style:font-weight-complex="bold" style:font-size-complex="14pt" fo:language="el" fo:country="GR"/>
    </style:style>
    <style:style style:name="T7835" style:parent-style-name="AncientGreekἈρχαίαἑλληνικά" style:family="text">
      <style:text-properties style:font-weight-complex="bold" style:font-size-complex="14pt"/>
    </style:style>
    <style:style style:name="T7836" style:parent-style-name="AncientGreekἈρχαίαἑλληνικά" style:family="text">
      <style:text-properties style:font-weight-complex="bold" style:font-size-complex="14pt" fo:language="el" fo:country="GR"/>
    </style:style>
    <style:style style:name="T7837" style:parent-style-name="AncientGreekἈρχαίαἑλληνικά" style:family="text">
      <style:text-properties style:font-weight-complex="bold" style:font-size-complex="14pt"/>
    </style:style>
    <style:style style:name="T7838" style:parent-style-name="AncientGreekἈρχαίαἑλληνικά" style:family="text">
      <style:text-properties style:font-weight-complex="bold" style:font-size-complex="14pt" fo:language="el" fo:country="GR"/>
    </style:style>
    <style:style style:name="T7839" style:parent-style-name="AncientGreekἈρχαίαἑλληνικά" style:family="text">
      <style:text-properties style:font-weight-complex="bold" style:font-size-complex="14pt"/>
    </style:style>
    <style:style style:name="T7840" style:parent-style-name="AncientGreekἈρχαίαἑλληνικά" style:family="text">
      <style:text-properties style:font-weight-complex="bold" style:font-size-complex="14pt" fo:language="el" fo:country="GR"/>
    </style:style>
    <style:style style:name="T7841" style:parent-style-name="AncientGreekἈρχαίαἑλληνικά" style:family="text">
      <style:text-properties style:font-weight-complex="bold" style:font-size-complex="14pt"/>
    </style:style>
    <style:style style:name="T7842" style:parent-style-name="AncientGreekἈρχαίαἑλληνικά" style:family="text">
      <style:text-properties style:font-weight-complex="bold" style:font-size-complex="14pt" fo:language="el" fo:country="GR"/>
    </style:style>
    <style:style style:name="T7843" style:parent-style-name="AncientGreekἈρχαίαἑλληνικά" style:family="text">
      <style:text-properties style:font-weight-complex="bold" style:font-size-complex="14pt"/>
    </style:style>
    <style:style style:name="T7844" style:parent-style-name="AncientGreekἈρχαίαἑλληνικά" style:family="text">
      <style:text-properties style:font-weight-complex="bold" style:font-size-complex="14pt" fo:language="el" fo:country="GR"/>
    </style:style>
    <style:style style:name="T7845" style:parent-style-name="AncientGreekἈρχαίαἑλληνικά" style:family="text">
      <style:text-properties style:font-weight-complex="bold" style:font-size-complex="14pt"/>
    </style:style>
    <style:style style:name="T7846" style:parent-style-name="AncientGreekἈρχαίαἑλληνικά" style:family="text">
      <style:text-properties style:font-weight-complex="bold" style:font-size-complex="14pt" fo:language="el" fo:country="GR"/>
    </style:style>
    <style:style style:name="T7847" style:parent-style-name="AncientGreekἈρχαίαἑλληνικά" style:family="text">
      <style:text-properties style:font-weight-complex="bold" style:font-size-complex="14pt"/>
    </style:style>
    <style:style style:name="P7848" style:parent-style-name="Standard" style:family="paragraph">
      <style:paragraph-properties fo:widows="0" fo:orphans="0">
        <style:tab-stops>
          <style:tab-stop style:type="left" style:position="2.1979in"/>
        </style:tab-stops>
      </style:paragraph-properties>
    </style:style>
    <style:style style:name="T7849" style:parent-style-name="AncientGreekἈρχαίαἑλληνικά" style:family="text">
      <style:text-properties style:font-weight-complex="bold" style:font-size-complex="14pt" fo:language="el" fo:country="GR"/>
    </style:style>
    <style:style style:name="T7850" style:parent-style-name="AncientGreekἈρχαίαἑλληνικά" style:family="text">
      <style:text-properties style:font-weight-complex="bold" style:font-size-complex="14pt"/>
    </style:style>
    <style:style style:name="T7851" style:parent-style-name="AncientGreekἈρχαίαἑλληνικά" style:family="text">
      <style:text-properties style:font-weight-complex="bold" style:font-size-complex="14pt" fo:language="el" fo:country="GR"/>
    </style:style>
    <style:style style:name="T7852" style:parent-style-name="AncientGreekἈρχαίαἑλληνικά" style:family="text">
      <style:text-properties style:font-weight-complex="bold" style:font-size-complex="14pt"/>
    </style:style>
    <style:style style:name="T7853" style:parent-style-name="AncientGreekἈρχαίαἑλληνικά" style:family="text">
      <style:text-properties style:font-weight-complex="bold" style:font-size-complex="14pt" fo:language="el" fo:country="GR"/>
    </style:style>
    <style:style style:name="T7854" style:parent-style-name="AncientGreekἈρχαίαἑλληνικά" style:family="text">
      <style:text-properties style:font-weight-complex="bold" style:font-size-complex="14pt"/>
    </style:style>
    <style:style style:name="T7855" style:parent-style-name="AncientGreekἈρχαίαἑλληνικά" style:family="text">
      <style:text-properties style:font-weight-complex="bold" style:font-size-complex="14pt" fo:language="el" fo:country="GR"/>
    </style:style>
    <style:style style:name="T7856" style:parent-style-name="AncientGreekἈρχαίαἑλληνικά" style:family="text">
      <style:text-properties style:font-weight-complex="bold" style:font-size-complex="14pt"/>
    </style:style>
    <style:style style:name="T7857" style:parent-style-name="AncientGreekἈρχαίαἑλληνικά" style:family="text">
      <style:text-properties style:font-weight-complex="bold" style:font-size-complex="14pt" fo:language="el" fo:country="GR"/>
    </style:style>
    <style:style style:name="T7858" style:parent-style-name="AncientGreekἈρχαίαἑλληνικά" style:family="text">
      <style:text-properties style:font-weight-complex="bold" style:font-size-complex="14pt"/>
    </style:style>
    <style:style style:name="T7859" style:parent-style-name="AncientGreekἈρχαίαἑλληνικά" style:family="text">
      <style:text-properties style:font-weight-complex="bold" style:font-size-complex="14pt" fo:language="el" fo:country="GR"/>
    </style:style>
    <style:style style:name="T7860" style:parent-style-name="AncientGreekἈρχαίαἑλληνικά" style:family="text">
      <style:text-properties style:font-weight-complex="bold" style:font-size-complex="14pt"/>
    </style:style>
    <style:style style:name="T7861" style:parent-style-name="AncientGreekἈρχαίαἑλληνικά" style:family="text">
      <style:text-properties style:font-weight-complex="bold" style:font-size-complex="14pt" fo:language="el" fo:country="GR"/>
    </style:style>
    <style:style style:name="T7862" style:parent-style-name="AncientGreekἈρχαίαἑλληνικά" style:family="text">
      <style:text-properties style:font-weight-complex="bold" style:font-size-complex="14pt"/>
    </style:style>
    <style:style style:name="T7863" style:parent-style-name="AncientGreekἈρχαίαἑλληνικά" style:family="text">
      <style:text-properties style:font-weight-complex="bold" style:font-size-complex="14pt" fo:language="el" fo:country="GR"/>
    </style:style>
    <style:style style:name="T7864" style:parent-style-name="AncientGreekἈρχαίαἑλληνικά" style:family="text">
      <style:text-properties style:font-weight-complex="bold" style:font-size-complex="14pt"/>
    </style:style>
    <style:style style:name="T7865" style:parent-style-name="AncientGreekἈρχαίαἑλληνικά" style:family="text">
      <style:text-properties style:font-weight-complex="bold" style:font-size-complex="14pt" fo:language="el" fo:country="GR"/>
    </style:style>
    <style:style style:name="T7866" style:parent-style-name="AncientGreekἈρχαίαἑλληνικά" style:family="text">
      <style:text-properties style:font-weight-complex="bold" style:font-size-complex="14pt"/>
    </style:style>
    <style:style style:name="T7867" style:parent-style-name="AncientGreekἈρχαίαἑλληνικά" style:family="text">
      <style:text-properties style:font-weight-complex="bold" style:font-size-complex="14pt" fo:language="el" fo:country="GR"/>
    </style:style>
    <style:style style:name="T7868" style:parent-style-name="AncientGreekἈρχαίαἑλληνικά" style:family="text">
      <style:text-properties style:font-weight-complex="bold" style:font-size-complex="14pt"/>
    </style:style>
    <style:style style:name="T7869" style:parent-style-name="AncientGreekἈρχαίαἑλληνικά" style:family="text">
      <style:text-properties style:font-weight-complex="bold" style:font-size-complex="14pt" fo:language="el" fo:country="GR"/>
    </style:style>
    <style:style style:name="T7870" style:parent-style-name="AncientGreekἈρχαίαἑλληνικά" style:family="text">
      <style:text-properties style:font-weight-complex="bold" style:font-size-complex="14pt"/>
    </style:style>
    <style:style style:name="T7871" style:parent-style-name="AncientGreekἈρχαίαἑλληνικά" style:family="text">
      <style:text-properties style:font-weight-complex="bold" style:font-size-complex="14pt" fo:language="el" fo:country="GR"/>
    </style:style>
    <style:style style:name="T7872" style:parent-style-name="AncientGreekἈρχαίαἑλληνικά" style:family="text">
      <style:text-properties style:font-weight-complex="bold" style:font-size-complex="14pt"/>
    </style:style>
    <style:style style:name="T7873" style:parent-style-name="AncientGreekἈρχαίαἑλληνικά" style:family="text">
      <style:text-properties style:font-weight-complex="bold" style:font-size-complex="14pt" fo:language="el" fo:country="GR"/>
    </style:style>
    <style:style style:name="T7874" style:parent-style-name="AncientGreekἈρχαίαἑλληνικά" style:family="text">
      <style:text-properties style:font-weight-complex="bold" style:font-size-complex="14pt"/>
    </style:style>
    <style:style style:name="TableCell7875" style:family="table-cell">
      <style:table-cell-properties fo:border="0.0069in solid #000000" fo:background-color="#FFFFFF" style:writing-mode="lr-tb" fo:padding-top="0in" fo:padding-left="0.1527in" fo:padding-bottom="0in" fo:padding-right="0.15in"/>
    </style:style>
    <style:style style:name="P7876" style:parent-style-name="Standard" style:family="paragraph">
      <style:paragraph-properties fo:widows="0" fo:orphans="0"/>
      <style:text-properties style:font-name="AncientGreek"/>
    </style:style>
    <style:style style:name="P7877" style:parent-style-name="Standard" style:family="paragraph">
      <style:paragraph-properties fo:widows="0" fo:orphans="0"/>
      <style:text-properties style:font-name="AncientGreek"/>
    </style:style>
    <style:style style:name="P7878" style:parent-style-name="Standard" style:family="paragraph">
      <style:paragraph-properties fo:widows="0" fo:orphans="0"/>
      <style:text-properties style:font-name="AncientGreek"/>
    </style:style>
    <style:style style:name="P7879" style:parent-style-name="Standard" style:family="paragraph">
      <style:paragraph-properties fo:widows="0" fo:orphans="0"/>
      <style:text-properties style:font-name="AncientGreek"/>
    </style:style>
    <style:style style:name="P7880" style:parent-style-name="Standard" style:family="paragraph">
      <style:paragraph-properties fo:widows="0" fo:orphans="0"/>
      <style:text-properties style:font-name="AncientGreek"/>
    </style:style>
    <style:style style:name="TableRow7881" style:family="table-row">
      <style:table-row-properties style:min-row-height="0.0138in" style:use-optimal-row-height="false" fo:keep-together="always"/>
    </style:style>
    <style:style style:name="TableCell7882" style:family="table-cell">
      <style:table-cell-properties fo:border="0.0069in solid #000000" fo:background-color="#FFFFFF" style:writing-mode="lr-tb" fo:padding-top="0in" fo:padding-left="0.1527in" fo:padding-bottom="0in" fo:padding-right="0.15in"/>
    </style:style>
    <style:style style:name="P7883" style:parent-style-name="Standard" style:family="paragraph">
      <style:paragraph-properties fo:keep-with-next="always" fo:widows="0" fo:orphans="0" fo:text-align="center">
        <style:tab-stops>
          <style:tab-stop style:type="center" style:position="1in"/>
          <style:tab-stop style:type="left" style:position="2.6562in"/>
        </style:tab-stops>
      </style:paragraph-properties>
    </style:style>
    <style:style style:name="T7884" style:parent-style-name="AncientGreekἈρχαίαἑλληνικά" style:family="text">
      <style:text-properties fo:font-weight="bold" style:font-weight-asian="bold" style:font-weight-complex="bold" fo:font-size="18pt" style:font-size-asian="18pt" style:font-size-complex="14pt"/>
    </style:style>
    <style:style style:name="T788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886" style:parent-style-name="AncientGreekἈρχαίαἑλληνικά" style:family="text">
      <style:text-properties fo:font-weight="bold" style:font-weight-asian="bold" style:font-weight-complex="bold" fo:font-size="18pt" style:font-size-asian="18pt" style:font-size-complex="14pt"/>
    </style:style>
    <style:style style:name="T788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888" style:parent-style-name="AncientGreekἈρχαίαἑλληνικά" style:family="text">
      <style:text-properties fo:font-weight="bold" style:font-weight-asian="bold" style:font-weight-complex="bold" fo:font-size="18pt" style:font-size-asian="18pt" style:font-size-complex="14pt"/>
    </style:style>
    <style:style style:name="T788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7890" style:parent-style-name="AncientGreekἈρχαίαἑλληνικά" style:family="text">
      <style:text-properties fo:font-weight="bold" style:font-weight-asian="bold" style:font-weight-complex="bold" fo:font-size="18pt" style:font-size-asian="18pt" style:font-size-complex="14pt"/>
    </style:style>
    <style:style style:name="T7891" style:parent-style-name="AncientGreekἈρχαίαἑλληνικά" style:family="text">
      <style:text-properties fo:font-weight="bold" style:font-weight-asian="bold" style:font-weight-complex="bold" fo:font-size="18pt" style:font-size-asian="18pt" style:font-size-complex="14pt"/>
    </style:style>
    <style:style style:name="T7892" style:parent-style-name="AncientGreekἈρχαίαἑλληνικά" style:family="text">
      <style:text-properties style:font-weight-complex="bold" style:font-size-complex="14pt" fo:language="el" fo:country="GR"/>
    </style:style>
    <style:style style:name="T7893" style:parent-style-name="AncientGreekἈρχαίαἑλληνικά" style:family="text">
      <style:text-properties style:font-weight-complex="bold" style:font-size-complex="14pt"/>
    </style:style>
    <style:style style:name="T7894" style:parent-style-name="AncientGreekἈρχαίαἑλληνικά" style:family="text">
      <style:text-properties style:font-weight-complex="bold" style:font-size-complex="14pt" fo:language="el" fo:country="GR"/>
    </style:style>
    <style:style style:name="T7895" style:parent-style-name="AncientGreekἈρχαίαἑλληνικά" style:family="text">
      <style:text-properties style:font-weight-complex="bold" style:font-size-complex="14pt"/>
    </style:style>
    <style:style style:name="T7896" style:parent-style-name="AncientGreekἈρχαίαἑλληνικά" style:family="text">
      <style:text-properties style:font-weight-complex="bold" style:font-size-complex="14pt" fo:language="el" fo:country="GR"/>
    </style:style>
    <style:style style:name="T7897" style:parent-style-name="AncientGreekἈρχαίαἑλληνικά" style:family="text">
      <style:text-properties style:font-weight-complex="bold" style:font-size-complex="14pt"/>
    </style:style>
    <style:style style:name="T7898" style:parent-style-name="AncientGreekἈρχαίαἑλληνικά" style:family="text">
      <style:text-properties style:font-weight-complex="bold" style:font-size-complex="14pt" fo:language="el" fo:country="GR"/>
    </style:style>
    <style:style style:name="T7899" style:parent-style-name="AncientGreekἈρχαίαἑλληνικά" style:family="text">
      <style:text-properties style:font-weight-complex="bold" style:font-size-complex="14pt"/>
    </style:style>
    <style:style style:name="T7900" style:parent-style-name="AncientGreekἈρχαίαἑλληνικά" style:family="text">
      <style:text-properties style:font-weight-complex="bold" style:font-size-complex="14pt" fo:language="el" fo:country="GR"/>
    </style:style>
    <style:style style:name="T7901" style:parent-style-name="AncientGreekἈρχαίαἑλληνικά" style:family="text">
      <style:text-properties style:font-weight-complex="bold" style:font-size-complex="14pt"/>
    </style:style>
    <style:style style:name="T7902" style:parent-style-name="AncientGreekἈρχαίαἑλληνικά" style:family="text">
      <style:text-properties style:font-weight-complex="bold" style:font-size-complex="14pt" fo:language="el" fo:country="GR"/>
    </style:style>
    <style:style style:name="T7903" style:parent-style-name="AncientGreekἈρχαίαἑλληνικά" style:family="text">
      <style:text-properties style:font-weight-complex="bold" style:font-size-complex="14pt"/>
    </style:style>
    <style:style style:name="T7904" style:parent-style-name="AncientGreekἈρχαίαἑλληνικά" style:family="text">
      <style:text-properties style:font-weight-complex="bold" style:font-size-complex="14pt" fo:language="el" fo:country="GR"/>
    </style:style>
    <style:style style:name="T7905" style:parent-style-name="AncientGreekἈρχαίαἑλληνικά" style:family="text">
      <style:text-properties style:font-weight-complex="bold" style:font-size-complex="14pt"/>
    </style:style>
    <style:style style:name="T7906" style:parent-style-name="AncientGreekἈρχαίαἑλληνικά" style:family="text">
      <style:text-properties style:font-weight-complex="bold" style:font-size-complex="14pt" fo:language="el" fo:country="GR"/>
    </style:style>
    <style:style style:name="T7907" style:parent-style-name="AncientGreekἈρχαίαἑλληνικά" style:family="text">
      <style:text-properties style:font-weight-complex="bold" style:font-size-complex="14pt"/>
    </style:style>
    <style:style style:name="T7908" style:parent-style-name="AncientGreekἈρχαίαἑλληνικά" style:family="text">
      <style:text-properties style:font-weight-complex="bold" style:font-size-complex="14pt" fo:language="el" fo:country="GR"/>
    </style:style>
    <style:style style:name="T7909" style:parent-style-name="AncientGreekἈρχαίαἑλληνικά" style:family="text">
      <style:text-properties style:font-weight-complex="bold" style:font-size-complex="14pt"/>
    </style:style>
    <style:style style:name="T7910" style:parent-style-name="AncientGreekἈρχαίαἑλληνικά" style:family="text">
      <style:text-properties style:font-weight-complex="bold" style:font-size-complex="14pt" fo:language="el" fo:country="GR"/>
    </style:style>
    <style:style style:name="T7911" style:parent-style-name="AncientGreekἈρχαίαἑλληνικά" style:family="text">
      <style:text-properties style:font-weight-complex="bold" style:font-size-complex="14pt"/>
    </style:style>
    <style:style style:name="T7912" style:parent-style-name="AncientGreekἈρχαίαἑλληνικά" style:family="text">
      <style:text-properties style:font-weight-complex="bold" style:font-size-complex="14pt" fo:language="el" fo:country="GR"/>
    </style:style>
    <style:style style:name="T7913" style:parent-style-name="AncientGreekἈρχαίαἑλληνικά" style:family="text">
      <style:text-properties style:font-weight-complex="bold" style:font-size-complex="14pt"/>
    </style:style>
    <style:style style:name="T7914" style:parent-style-name="AncientGreekἈρχαίαἑλληνικά" style:family="text">
      <style:text-properties style:font-weight-complex="bold" style:font-size-complex="14pt" fo:language="el" fo:country="GR"/>
    </style:style>
    <style:style style:name="T7915" style:parent-style-name="AncientGreekἈρχαίαἑλληνικά" style:family="text">
      <style:text-properties style:font-weight-complex="bold" style:font-size-complex="14pt"/>
    </style:style>
    <style:style style:name="T7916" style:parent-style-name="AncientGreekἈρχαίαἑλληνικά" style:family="text">
      <style:text-properties style:font-weight-complex="bold" style:font-size-complex="14pt" fo:language="el" fo:country="GR"/>
    </style:style>
    <style:style style:name="T7917" style:parent-style-name="AncientGreekἈρχαίαἑλληνικά" style:family="text">
      <style:text-properties style:font-weight-complex="bold" style:font-size-complex="14pt"/>
    </style:style>
    <style:style style:name="T7918" style:parent-style-name="AncientGreekἈρχαίαἑλληνικά" style:family="text">
      <style:text-properties style:font-weight-complex="bold" style:font-size-complex="14pt" fo:language="el" fo:country="GR"/>
    </style:style>
    <style:style style:name="T7919" style:parent-style-name="AncientGreekἈρχαίαἑλληνικά" style:family="text">
      <style:text-properties style:font-weight-complex="bold" style:font-size-complex="14pt"/>
    </style:style>
    <style:style style:name="T7920" style:parent-style-name="AncientGreekἈρχαίαἑλληνικά" style:family="text">
      <style:text-properties style:font-weight-complex="bold" style:font-size-complex="14pt" fo:language="el" fo:country="GR"/>
    </style:style>
    <style:style style:name="T7921" style:parent-style-name="AncientGreekἈρχαίαἑλληνικά" style:family="text">
      <style:text-properties style:font-weight-complex="bold" style:font-size-complex="14pt"/>
    </style:style>
    <style:style style:name="T7922" style:parent-style-name="AncientGreekἈρχαίαἑλληνικά" style:family="text">
      <style:text-properties style:font-weight-complex="bold" style:font-size-complex="14pt" fo:language="el" fo:country="GR"/>
    </style:style>
    <style:style style:name="T7923" style:parent-style-name="AncientGreekἈρχαίαἑλληνικά" style:family="text">
      <style:text-properties style:font-weight-complex="bold" style:font-size-complex="14pt"/>
    </style:style>
    <style:style style:name="T7924" style:parent-style-name="AncientGreekἈρχαίαἑλληνικά" style:family="text">
      <style:text-properties style:font-weight-complex="bold" style:font-size-complex="14pt" fo:language="el" fo:country="GR"/>
    </style:style>
    <style:style style:name="T7925" style:parent-style-name="AncientGreekἈρχαίαἑλληνικά" style:family="text">
      <style:text-properties style:font-weight-complex="bold" style:font-size-complex="14pt"/>
    </style:style>
    <style:style style:name="T7926" style:parent-style-name="AncientGreekἈρχαίαἑλληνικά" style:family="text">
      <style:text-properties style:font-weight-complex="bold" style:font-size-complex="14pt" fo:language="el" fo:country="GR"/>
    </style:style>
    <style:style style:name="T7927" style:parent-style-name="AncientGreekἈρχαίαἑλληνικά" style:family="text">
      <style:text-properties style:font-weight-complex="bold" style:font-size-complex="14pt"/>
    </style:style>
    <style:style style:name="T7928" style:parent-style-name="AncientGreekἈρχαίαἑλληνικά" style:family="text">
      <style:text-properties style:font-weight-complex="bold" style:font-size-complex="14pt" fo:language="el" fo:country="GR"/>
    </style:style>
    <style:style style:name="T7929" style:parent-style-name="AncientGreekἈρχαίαἑλληνικά" style:family="text">
      <style:text-properties style:font-weight-complex="bold" style:font-size-complex="14pt"/>
    </style:style>
    <style:style style:name="T7930" style:parent-style-name="AncientGreekἈρχαίαἑλληνικά" style:family="text">
      <style:text-properties style:font-weight-complex="bold" style:font-size-complex="14pt" fo:language="el" fo:country="GR"/>
    </style:style>
    <style:style style:name="T7931" style:parent-style-name="AncientGreekἈρχαίαἑλληνικά" style:family="text">
      <style:text-properties style:font-weight-complex="bold" style:font-size-complex="14pt"/>
    </style:style>
    <style:style style:name="T7932" style:parent-style-name="AncientGreekἈρχαίαἑλληνικά" style:family="text">
      <style:text-properties style:font-weight-complex="bold" style:font-size-complex="14pt" fo:language="el" fo:country="GR"/>
    </style:style>
    <style:style style:name="T7933" style:parent-style-name="AncientGreekἈρχαίαἑλληνικά" style:family="text">
      <style:text-properties style:font-weight-complex="bold" style:font-size-complex="14pt"/>
    </style:style>
    <style:style style:name="T7934" style:parent-style-name="AncientGreekἈρχαίαἑλληνικά" style:family="text">
      <style:text-properties style:font-weight-complex="bold" style:font-size-complex="14pt" fo:language="el" fo:country="GR"/>
    </style:style>
    <style:style style:name="T7935" style:parent-style-name="AncientGreekἈρχαίαἑλληνικά" style:family="text">
      <style:text-properties style:font-weight-complex="bold" style:font-size-complex="14pt"/>
    </style:style>
    <style:style style:name="T7936" style:parent-style-name="AncientGreekἈρχαίαἑλληνικά" style:family="text">
      <style:text-properties style:font-weight-complex="bold" style:font-size-complex="14pt" fo:language="el" fo:country="GR"/>
    </style:style>
    <style:style style:name="T7937" style:parent-style-name="AncientGreekἈρχαίαἑλληνικά" style:family="text">
      <style:text-properties style:font-weight-complex="bold" style:font-size-complex="14pt"/>
    </style:style>
    <style:style style:name="T7938" style:parent-style-name="AncientGreekἈρχαίαἑλληνικά" style:family="text">
      <style:text-properties style:font-weight-complex="bold" style:font-size-complex="14pt" fo:language="el" fo:country="GR"/>
    </style:style>
    <style:style style:name="T7939" style:parent-style-name="AncientGreekἈρχαίαἑλληνικά" style:family="text">
      <style:text-properties style:font-weight-complex="bold" style:font-size-complex="14pt"/>
    </style:style>
    <style:style style:name="T7940" style:parent-style-name="AncientGreekἈρχαίαἑλληνικά" style:family="text">
      <style:text-properties style:font-weight-complex="bold" style:font-size-complex="14pt" fo:language="el" fo:country="GR"/>
    </style:style>
    <style:style style:name="T7941" style:parent-style-name="AncientGreekἈρχαίαἑλληνικά" style:family="text">
      <style:text-properties style:font-weight-complex="bold" style:font-size-complex="14pt"/>
    </style:style>
    <style:style style:name="T7942" style:parent-style-name="AncientGreekἈρχαίαἑλληνικά" style:family="text">
      <style:text-properties style:font-weight-complex="bold" style:font-size-complex="14pt" fo:language="el" fo:country="GR"/>
    </style:style>
    <style:style style:name="T7943" style:parent-style-name="AncientGreekἈρχαίαἑλληνικά" style:family="text">
      <style:text-properties style:font-weight-complex="bold" style:font-size-complex="14pt"/>
    </style:style>
    <style:style style:name="T7944" style:parent-style-name="AncientGreekἈρχαίαἑλληνικά" style:family="text">
      <style:text-properties style:font-weight-complex="bold" style:font-size-complex="14pt" fo:language="el" fo:country="GR"/>
    </style:style>
    <style:style style:name="T7945" style:parent-style-name="AncientGreekἈρχαίαἑλληνικά" style:family="text">
      <style:text-properties style:font-weight-complex="bold" style:font-size-complex="14pt"/>
    </style:style>
    <style:style style:name="T7946" style:parent-style-name="AncientGreekἈρχαίαἑλληνικά" style:family="text">
      <style:text-properties style:font-weight-complex="bold" style:font-size-complex="14pt" fo:language="el" fo:country="GR"/>
    </style:style>
    <style:style style:name="T7947" style:parent-style-name="AncientGreekἈρχαίαἑλληνικά" style:family="text">
      <style:text-properties style:font-weight-complex="bold" style:font-size-complex="14pt"/>
    </style:style>
    <style:style style:name="T7948" style:parent-style-name="AncientGreekἈρχαίαἑλληνικά" style:family="text">
      <style:text-properties style:font-weight-complex="bold" style:font-size-complex="14pt" fo:language="el" fo:country="GR"/>
    </style:style>
    <style:style style:name="T7949" style:parent-style-name="AncientGreekἈρχαίαἑλληνικά" style:family="text">
      <style:text-properties style:font-weight-complex="bold" style:font-size-complex="14pt"/>
    </style:style>
    <style:style style:name="T7950" style:parent-style-name="AncientGreekἈρχαίαἑλληνικά" style:family="text">
      <style:text-properties style:font-weight-complex="bold" style:font-size-complex="14pt" fo:language="el" fo:country="GR"/>
    </style:style>
    <style:style style:name="T7951" style:parent-style-name="AncientGreekἈρχαίαἑλληνικά" style:family="text">
      <style:text-properties style:font-weight-complex="bold" style:font-size-complex="14pt"/>
    </style:style>
    <style:style style:name="T7952" style:parent-style-name="AncientGreekἈρχαίαἑλληνικά" style:family="text">
      <style:text-properties style:font-weight-complex="bold" style:font-size-complex="14pt" fo:language="el" fo:country="GR"/>
    </style:style>
    <style:style style:name="T7953" style:parent-style-name="AncientGreekἈρχαίαἑλληνικά" style:family="text">
      <style:text-properties style:font-weight-complex="bold" style:font-size-complex="14pt"/>
    </style:style>
    <style:style style:name="T7954" style:parent-style-name="AncientGreekἈρχαίαἑλληνικά" style:family="text">
      <style:text-properties style:font-weight-complex="bold" style:font-size-complex="14pt" fo:language="el" fo:country="GR"/>
    </style:style>
    <style:style style:name="T7955" style:parent-style-name="AncientGreekἈρχαίαἑλληνικά" style:family="text">
      <style:text-properties style:font-weight-complex="bold" style:font-size-complex="14pt"/>
    </style:style>
    <style:style style:name="T7956" style:parent-style-name="AncientGreekἈρχαίαἑλληνικά" style:family="text">
      <style:text-properties style:font-weight-complex="bold" style:font-size-complex="14pt" fo:language="el" fo:country="GR"/>
    </style:style>
    <style:style style:name="T7957" style:parent-style-name="AncientGreekἈρχαίαἑλληνικά" style:family="text">
      <style:text-properties style:font-weight-complex="bold" style:font-size-complex="14pt"/>
    </style:style>
    <style:style style:name="T7958" style:parent-style-name="AncientGreekἈρχαίαἑλληνικά" style:family="text">
      <style:text-properties style:font-weight-complex="bold" style:font-size-complex="14pt" fo:language="el" fo:country="GR"/>
    </style:style>
    <style:style style:name="T7959" style:parent-style-name="AncientGreekἈρχαίαἑλληνικά" style:family="text">
      <style:text-properties style:font-weight-complex="bold" style:font-size-complex="14pt"/>
    </style:style>
    <style:style style:name="T7960" style:parent-style-name="AncientGreekἈρχαίαἑλληνικά" style:family="text">
      <style:text-properties style:font-weight-complex="bold" style:font-size-complex="14pt" fo:language="el" fo:country="GR"/>
    </style:style>
    <style:style style:name="T7961" style:parent-style-name="AncientGreekἈρχαίαἑλληνικά" style:family="text">
      <style:text-properties style:font-weight-complex="bold" style:font-size-complex="14pt"/>
    </style:style>
    <style:style style:name="T7962" style:parent-style-name="AncientGreekἈρχαίαἑλληνικά" style:family="text">
      <style:text-properties style:font-weight-complex="bold" style:font-size-complex="14pt" fo:language="el" fo:country="GR"/>
    </style:style>
    <style:style style:name="T7963" style:parent-style-name="AncientGreekἈρχαίαἑλληνικά" style:family="text">
      <style:text-properties style:font-weight-complex="bold" style:font-size-complex="14pt"/>
    </style:style>
    <style:style style:name="T7964" style:parent-style-name="AncientGreekἈρχαίαἑλληνικά" style:family="text">
      <style:text-properties style:font-weight-complex="bold" style:font-size-complex="14pt" fo:language="el" fo:country="GR"/>
    </style:style>
    <style:style style:name="T7965" style:parent-style-name="AncientGreekἈρχαίαἑλληνικά" style:family="text">
      <style:text-properties style:font-weight-complex="bold" style:font-size-complex="14pt"/>
    </style:style>
    <style:style style:name="T7966" style:parent-style-name="AncientGreekἈρχαίαἑλληνικά" style:family="text">
      <style:text-properties style:font-weight-complex="bold" style:font-size-complex="14pt" fo:language="el" fo:country="GR"/>
    </style:style>
    <style:style style:name="T7967" style:parent-style-name="AncientGreekἈρχαίαἑλληνικά" style:family="text">
      <style:text-properties style:font-weight-complex="bold" style:font-size-complex="14pt"/>
    </style:style>
    <style:style style:name="T7968" style:parent-style-name="AncientGreekἈρχαίαἑλληνικά" style:family="text">
      <style:text-properties style:font-weight-complex="bold" style:font-size-complex="14pt" fo:language="el" fo:country="GR"/>
    </style:style>
    <style:style style:name="T7969" style:parent-style-name="AncientGreekἈρχαίαἑλληνικά" style:family="text">
      <style:text-properties style:font-weight-complex="bold" style:font-size-complex="14pt"/>
    </style:style>
    <style:style style:name="T7970" style:parent-style-name="AncientGreekἈρχαίαἑλληνικά" style:family="text">
      <style:text-properties style:font-weight-complex="bold" style:font-size-complex="14pt" fo:language="el" fo:country="GR"/>
    </style:style>
    <style:style style:name="T7971" style:parent-style-name="AncientGreekἈρχαίαἑλληνικά" style:family="text">
      <style:text-properties style:font-weight-complex="bold" style:font-size-complex="14pt"/>
    </style:style>
    <style:style style:name="T7972" style:parent-style-name="AncientGreekἈρχαίαἑλληνικά" style:family="text">
      <style:text-properties style:font-weight-complex="bold" style:font-size-complex="14pt" fo:language="el" fo:country="GR"/>
    </style:style>
    <style:style style:name="T7973" style:parent-style-name="AncientGreekἈρχαίαἑλληνικά" style:family="text">
      <style:text-properties style:font-weight-complex="bold" style:font-size-complex="14pt"/>
    </style:style>
    <style:style style:name="T7974" style:parent-style-name="AncientGreekἈρχαίαἑλληνικά" style:family="text">
      <style:text-properties style:font-weight-complex="bold" style:font-size-complex="14pt" fo:language="el" fo:country="GR"/>
    </style:style>
    <style:style style:name="T7975" style:parent-style-name="AncientGreekἈρχαίαἑλληνικά" style:family="text">
      <style:text-properties style:font-weight-complex="bold" style:font-size-complex="14pt"/>
    </style:style>
    <style:style style:name="T7976" style:parent-style-name="AncientGreekἈρχαίαἑλληνικά" style:family="text">
      <style:text-properties style:font-weight-complex="bold" style:font-size-complex="14pt" fo:language="el" fo:country="GR"/>
    </style:style>
    <style:style style:name="T7977" style:parent-style-name="AncientGreekἈρχαίαἑλληνικά" style:family="text">
      <style:text-properties style:font-weight-complex="bold" style:font-size-complex="14pt"/>
    </style:style>
    <style:style style:name="T7978" style:parent-style-name="AncientGreekἈρχαίαἑλληνικά" style:family="text">
      <style:text-properties style:font-weight-complex="bold" style:font-size-complex="14pt" fo:language="el" fo:country="GR"/>
    </style:style>
    <style:style style:name="T7979" style:parent-style-name="AncientGreekἈρχαίαἑλληνικά" style:family="text">
      <style:text-properties style:font-weight-complex="bold" style:font-size-complex="14pt"/>
    </style:style>
    <style:style style:name="T7980" style:parent-style-name="AncientGreekἈρχαίαἑλληνικά" style:family="text">
      <style:text-properties style:font-weight-complex="bold" style:font-size-complex="14pt" fo:language="el" fo:country="GR"/>
    </style:style>
    <style:style style:name="T7981" style:parent-style-name="AncientGreekἈρχαίαἑλληνικά" style:family="text">
      <style:text-properties style:font-weight-complex="bold" style:font-size-complex="14pt"/>
    </style:style>
    <style:style style:name="T7982" style:parent-style-name="AncientGreekἈρχαίαἑλληνικά" style:family="text">
      <style:text-properties style:font-weight-complex="bold" style:font-size-complex="14pt" fo:language="el" fo:country="GR"/>
    </style:style>
    <style:style style:name="T7983" style:parent-style-name="AncientGreekἈρχαίαἑλληνικά" style:family="text">
      <style:text-properties style:font-weight-complex="bold" style:font-size-complex="14pt"/>
    </style:style>
    <style:style style:name="T7984" style:parent-style-name="AncientGreekἈρχαίαἑλληνικά" style:family="text">
      <style:text-properties style:font-weight-complex="bold" style:font-size-complex="14pt" fo:language="el" fo:country="GR"/>
    </style:style>
    <style:style style:name="T7985" style:parent-style-name="AncientGreekἈρχαίαἑλληνικά" style:family="text">
      <style:text-properties style:font-weight-complex="bold" style:font-size-complex="14pt"/>
    </style:style>
    <style:style style:name="T7986" style:parent-style-name="AncientGreekἈρχαίαἑλληνικά" style:family="text">
      <style:text-properties style:font-weight-complex="bold" style:font-size-complex="14pt" fo:language="el" fo:country="GR"/>
    </style:style>
    <style:style style:name="T7987" style:parent-style-name="AncientGreekἈρχαίαἑλληνικά" style:family="text">
      <style:text-properties style:font-weight-complex="bold" style:font-size-complex="14pt"/>
    </style:style>
    <style:style style:name="T7988" style:parent-style-name="AncientGreekἈρχαίαἑλληνικά" style:family="text">
      <style:text-properties style:font-weight-complex="bold" style:font-size-complex="14pt" fo:language="el" fo:country="GR"/>
    </style:style>
    <style:style style:name="T7989" style:parent-style-name="AncientGreekἈρχαίαἑλληνικά" style:family="text">
      <style:text-properties style:font-weight-complex="bold" style:font-size-complex="14pt"/>
    </style:style>
    <style:style style:name="T7990" style:parent-style-name="AncientGreekἈρχαίαἑλληνικά" style:family="text">
      <style:text-properties style:font-weight-complex="bold" style:font-size-complex="14pt" fo:language="el" fo:country="GR"/>
    </style:style>
    <style:style style:name="T7991" style:parent-style-name="AncientGreekἈρχαίαἑλληνικά" style:family="text">
      <style:text-properties style:font-weight-complex="bold" style:font-size-complex="14pt"/>
    </style:style>
    <style:style style:name="P7992" style:parent-style-name="Standard" style:family="paragraph">
      <style:paragraph-properties fo:widows="0" fo:orphans="0">
        <style:tab-stops>
          <style:tab-stop style:type="left" style:position="2.6562in"/>
        </style:tab-stops>
      </style:paragraph-properties>
    </style:style>
    <style:style style:name="T7993" style:parent-style-name="AncientGreekἈρχαίαἑλληνικά" style:family="text">
      <style:text-properties style:font-weight-complex="bold" style:font-size-complex="14pt" fo:language="el" fo:country="GR"/>
    </style:style>
    <style:style style:name="T7994" style:parent-style-name="AncientGreekἈρχαίαἑλληνικά" style:family="text">
      <style:text-properties style:font-weight-complex="bold" style:font-size-complex="14pt"/>
    </style:style>
    <style:style style:name="T7995" style:parent-style-name="AncientGreekἈρχαίαἑλληνικά" style:family="text">
      <style:text-properties style:font-weight-complex="bold" style:font-size-complex="14pt" fo:language="el" fo:country="GR"/>
    </style:style>
    <style:style style:name="T7996" style:parent-style-name="AncientGreekἈρχαίαἑλληνικά" style:family="text">
      <style:text-properties style:font-weight-complex="bold" style:font-size-complex="14pt"/>
    </style:style>
    <style:style style:name="T7997" style:parent-style-name="AncientGreekἈρχαίαἑλληνικά" style:family="text">
      <style:text-properties style:font-weight-complex="bold" style:font-size-complex="14pt" fo:language="el" fo:country="GR"/>
    </style:style>
    <style:style style:name="T7998" style:parent-style-name="AncientGreekἈρχαίαἑλληνικά" style:family="text">
      <style:text-properties style:font-weight-complex="bold" style:font-size-complex="14pt"/>
    </style:style>
    <style:style style:name="T7999" style:parent-style-name="AncientGreekἈρχαίαἑλληνικά" style:family="text">
      <style:text-properties style:font-weight-complex="bold" style:font-size-complex="14pt" fo:language="el" fo:country="GR"/>
    </style:style>
    <style:style style:name="T8000" style:parent-style-name="AncientGreekἈρχαίαἑλληνικά" style:family="text">
      <style:text-properties style:font-weight-complex="bold" style:font-size-complex="14pt"/>
    </style:style>
    <style:style style:name="T8001" style:parent-style-name="AncientGreekἈρχαίαἑλληνικά" style:family="text">
      <style:text-properties style:font-weight-complex="bold" style:font-size-complex="14pt" fo:language="el" fo:country="GR"/>
    </style:style>
    <style:style style:name="T8002" style:parent-style-name="AncientGreekἈρχαίαἑλληνικά" style:family="text">
      <style:text-properties style:font-weight-complex="bold" style:font-size-complex="14pt"/>
    </style:style>
    <style:style style:name="T8003" style:parent-style-name="AncientGreekἈρχαίαἑλληνικά" style:family="text">
      <style:text-properties style:font-weight-complex="bold" style:font-size-complex="14pt" fo:language="el" fo:country="GR"/>
    </style:style>
    <style:style style:name="T8004" style:parent-style-name="AncientGreekἈρχαίαἑλληνικά" style:family="text">
      <style:text-properties style:font-weight-complex="bold" style:font-size-complex="14pt"/>
    </style:style>
    <style:style style:name="T8005" style:parent-style-name="AncientGreekἈρχαίαἑλληνικά" style:family="text">
      <style:text-properties style:font-weight-complex="bold" style:font-size-complex="14pt" fo:language="el" fo:country="GR"/>
    </style:style>
    <style:style style:name="T8006" style:parent-style-name="AncientGreekἈρχαίαἑλληνικά" style:family="text">
      <style:text-properties style:font-weight-complex="bold" style:font-size-complex="14pt"/>
    </style:style>
    <style:style style:name="T8007" style:parent-style-name="AncientGreekἈρχαίαἑλληνικά" style:family="text">
      <style:text-properties style:font-weight-complex="bold" style:font-size-complex="14pt" fo:language="el" fo:country="GR"/>
    </style:style>
    <style:style style:name="T8008" style:parent-style-name="AncientGreekἈρχαίαἑλληνικά" style:family="text">
      <style:text-properties style:font-weight-complex="bold" style:font-size-complex="14pt"/>
    </style:style>
    <style:style style:name="T8009" style:parent-style-name="AncientGreekἈρχαίαἑλληνικά" style:family="text">
      <style:text-properties style:font-weight-complex="bold" style:font-size-complex="14pt" fo:language="el" fo:country="GR"/>
    </style:style>
    <style:style style:name="T8010" style:parent-style-name="AncientGreekἈρχαίαἑλληνικά" style:family="text">
      <style:text-properties style:font-weight-complex="bold" style:font-size-complex="14pt"/>
    </style:style>
    <style:style style:name="T8011" style:parent-style-name="AncientGreekἈρχαίαἑλληνικά" style:family="text">
      <style:text-properties style:font-weight-complex="bold" style:font-size-complex="14pt" fo:language="el" fo:country="GR"/>
    </style:style>
    <style:style style:name="T8012" style:parent-style-name="AncientGreekἈρχαίαἑλληνικά" style:family="text">
      <style:text-properties style:font-weight-complex="bold" style:font-size-complex="14pt"/>
    </style:style>
    <style:style style:name="T8013" style:parent-style-name="AncientGreekἈρχαίαἑλληνικά" style:family="text">
      <style:text-properties style:font-weight-complex="bold" style:font-size-complex="14pt" fo:language="el" fo:country="GR"/>
    </style:style>
    <style:style style:name="T8014" style:parent-style-name="AncientGreekἈρχαίαἑλληνικά" style:family="text">
      <style:text-properties style:font-weight-complex="bold" style:font-size-complex="14pt"/>
    </style:style>
    <style:style style:name="T8015" style:parent-style-name="AncientGreekἈρχαίαἑλληνικά" style:family="text">
      <style:text-properties style:font-weight-complex="bold" style:font-size-complex="14pt" fo:language="el" fo:country="GR"/>
    </style:style>
    <style:style style:name="T8016" style:parent-style-name="AncientGreekἈρχαίαἑλληνικά" style:family="text">
      <style:text-properties style:font-weight-complex="bold" style:font-size-complex="14pt"/>
    </style:style>
    <style:style style:name="T8017" style:parent-style-name="AncientGreekἈρχαίαἑλληνικά" style:family="text">
      <style:text-properties style:font-weight-complex="bold" style:font-size-complex="14pt" fo:language="el" fo:country="GR"/>
    </style:style>
    <style:style style:name="T8018" style:parent-style-name="AncientGreekἈρχαίαἑλληνικά" style:family="text">
      <style:text-properties style:font-weight-complex="bold" style:font-size-complex="14pt"/>
    </style:style>
    <style:style style:name="T8019" style:parent-style-name="AncientGreekἈρχαίαἑλληνικά" style:family="text">
      <style:text-properties style:font-weight-complex="bold" style:font-size-complex="14pt" fo:language="el" fo:country="GR"/>
    </style:style>
    <style:style style:name="T8020" style:parent-style-name="AncientGreekἈρχαίαἑλληνικά" style:family="text">
      <style:text-properties style:font-weight-complex="bold" style:font-size-complex="14pt"/>
    </style:style>
    <style:style style:name="T8021" style:parent-style-name="AncientGreekἈρχαίαἑλληνικά" style:family="text">
      <style:text-properties style:font-weight-complex="bold" style:font-size-complex="14pt" fo:language="el" fo:country="GR"/>
    </style:style>
    <style:style style:name="T8022" style:parent-style-name="AncientGreekἈρχαίαἑλληνικά" style:family="text">
      <style:text-properties style:font-weight-complex="bold" style:font-size-complex="14pt"/>
    </style:style>
    <style:style style:name="TableCell8023" style:family="table-cell">
      <style:table-cell-properties fo:border="0.0069in solid #000000" fo:background-color="#FFFFFF" style:writing-mode="lr-tb" fo:padding-top="0in" fo:padding-left="0.1527in" fo:padding-bottom="0in" fo:padding-right="0.15in"/>
    </style:style>
    <style:style style:name="P8024" style:parent-style-name="Standard" style:family="paragraph">
      <style:paragraph-properties fo:widows="0" fo:orphans="0"/>
      <style:text-properties style:font-name="AncientGreek"/>
    </style:style>
    <style:style style:name="P8025" style:parent-style-name="Standard" style:family="paragraph">
      <style:paragraph-properties fo:widows="0" fo:orphans="0"/>
      <style:text-properties style:font-name="AncientGreek"/>
    </style:style>
    <style:style style:name="P8026" style:parent-style-name="Standard" style:family="paragraph">
      <style:paragraph-properties fo:widows="0" fo:orphans="0"/>
      <style:text-properties style:font-name="AncientGreek"/>
    </style:style>
    <style:style style:name="P8027" style:parent-style-name="Standard" style:family="paragraph">
      <style:paragraph-properties fo:widows="0" fo:orphans="0"/>
      <style:text-properties style:font-name="AncientGreek"/>
    </style:style>
    <style:style style:name="P8028" style:parent-style-name="Standard" style:family="paragraph">
      <style:paragraph-properties fo:widows="0" fo:orphans="0"/>
      <style:text-properties style:font-name="AncientGreek"/>
    </style:style>
    <style:style style:name="TableRow8029" style:family="table-row">
      <style:table-row-properties style:min-row-height="0.0138in" style:use-optimal-row-height="false" fo:keep-together="always"/>
    </style:style>
    <style:style style:name="TableCell8030" style:family="table-cell">
      <style:table-cell-properties fo:border="0.0069in solid #000000" fo:background-color="#FFFFFF" style:writing-mode="lr-tb" fo:padding-top="0in" fo:padding-left="0.1527in" fo:padding-bottom="0in" fo:padding-right="0.15in"/>
    </style:style>
    <style:style style:name="P8031" style:parent-style-name="Standard" style:family="paragraph">
      <style:paragraph-properties fo:keep-with-next="always" fo:widows="0" fo:orphans="0" fo:text-align="center">
        <style:tab-stops>
          <style:tab-stop style:type="center" style:position="1in"/>
          <style:tab-stop style:type="left" style:position="2.5937in"/>
        </style:tab-stops>
      </style:paragraph-properties>
    </style:style>
    <style:style style:name="T803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03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034" style:parent-style-name="AncientGreekἈρχαίαἑλληνικά" style:family="text">
      <style:text-properties style:font-weight-complex="bold" style:font-size-complex="14pt" fo:language="el" fo:country="GR"/>
    </style:style>
    <style:style style:name="P8035" style:parent-style-name="Standard" style:family="paragraph">
      <style:paragraph-properties fo:widows="0" fo:orphans="0">
        <style:tab-stops>
          <style:tab-stop style:type="left" style:position="2.5937in"/>
        </style:tab-stops>
      </style:paragraph-properties>
    </style:style>
    <style:style style:name="T8036" style:parent-style-name="AncientGreekἈρχαίαἑλληνικά" style:family="text">
      <style:text-properties style:font-weight-complex="bold" style:font-size-complex="14pt" fo:language="el" fo:country="GR"/>
    </style:style>
    <style:style style:name="TableCell8037" style:family="table-cell">
      <style:table-cell-properties fo:border="0.0069in solid #000000" fo:background-color="#FFFFFF" style:writing-mode="lr-tb" fo:padding-top="0in" fo:padding-left="0.1527in" fo:padding-bottom="0in" fo:padding-right="0.15in"/>
    </style:style>
    <style:style style:name="P8038" style:parent-style-name="Standard" style:family="paragraph">
      <style:paragraph-properties fo:widows="0" fo:orphans="0"/>
      <style:text-properties style:font-name="AncientGreek"/>
    </style:style>
    <style:style style:name="P8039" style:parent-style-name="Standard" style:family="paragraph">
      <style:paragraph-properties fo:widows="0" fo:orphans="0"/>
      <style:text-properties style:font-name="AncientGreek"/>
    </style:style>
    <style:style style:name="P8040" style:parent-style-name="Standard" style:family="paragraph">
      <style:paragraph-properties fo:widows="0" fo:orphans="0"/>
      <style:text-properties style:font-name="AncientGreek"/>
    </style:style>
    <style:style style:name="P8041" style:parent-style-name="Standard" style:family="paragraph">
      <style:paragraph-properties fo:widows="0" fo:orphans="0"/>
      <style:text-properties style:font-name="AncientGreek"/>
    </style:style>
    <style:style style:name="P8042" style:parent-style-name="Standard" style:family="paragraph">
      <style:paragraph-properties fo:widows="0" fo:orphans="0"/>
      <style:text-properties style:font-name="AncientGreek"/>
    </style:style>
    <style:style style:name="TableRow8043" style:family="table-row">
      <style:table-row-properties style:min-row-height="0.0138in" style:use-optimal-row-height="false" fo:keep-together="always"/>
    </style:style>
    <style:style style:name="TableCell8044" style:family="table-cell">
      <style:table-cell-properties fo:border="0.0069in solid #000000" fo:background-color="#FFFFFF" style:writing-mode="lr-tb" fo:padding-top="0in" fo:padding-left="0.1527in" fo:padding-bottom="0in" fo:padding-right="0.15in"/>
    </style:style>
    <style:style style:name="P8045" style:parent-style-name="Standard" style:family="paragraph">
      <style:paragraph-properties fo:keep-with-next="always" fo:widows="0" fo:orphans="0" fo:text-align="center">
        <style:tab-stops>
          <style:tab-stop style:type="center" style:position="1in"/>
          <style:tab-stop style:type="left" style:position="1.0937in"/>
        </style:tab-stops>
      </style:paragraph-properties>
    </style:style>
    <style:style style:name="T8046" style:parent-style-name="AncientGreekἈρχαίαἑλληνικά" style:family="text">
      <style:text-properties fo:font-weight="bold" style:font-weight-asian="bold" style:font-weight-complex="bold" fo:font-size="18pt" style:font-size-asian="18pt" style:font-size-complex="14pt"/>
    </style:style>
    <style:style style:name="T804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048" style:parent-style-name="AncientGreekἈρχαίαἑλληνικά" style:family="text">
      <style:text-properties fo:font-weight="bold" style:font-weight-asian="bold" style:font-weight-complex="bold" fo:font-size="18pt" style:font-size-asian="18pt" style:font-size-complex="14pt"/>
    </style:style>
    <style:style style:name="T804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050" style:parent-style-name="AncientGreekἈρχαίαἑλληνικά" style:family="text">
      <style:text-properties fo:font-weight="bold" style:font-weight-asian="bold" style:font-weight-complex="bold" fo:font-size="18pt" style:font-size-asian="18pt" style:font-size-complex="14pt"/>
    </style:style>
    <style:style style:name="T805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052" style:parent-style-name="AncientGreekἈρχαίαἑλληνικά" style:family="text">
      <style:text-properties fo:font-weight="bold" style:font-weight-asian="bold" style:font-weight-complex="bold" fo:font-size="18pt" style:font-size-asian="18pt" style:font-size-complex="14pt"/>
    </style:style>
    <style:style style:name="T8053" style:parent-style-name="AncientGreekἈρχαίαἑλληνικά" style:family="text">
      <style:text-properties fo:font-weight="bold" style:font-weight-asian="bold" style:font-weight-complex="bold" fo:font-size="18pt" style:font-size-asian="18pt" style:font-size-complex="14pt"/>
    </style:style>
    <style:style style:name="T8054" style:parent-style-name="AncientGreekἈρχαίαἑλληνικά" style:family="text">
      <style:text-properties style:font-weight-complex="bold" style:font-size-complex="14pt" fo:language="el" fo:country="GR"/>
    </style:style>
    <style:style style:name="T8055" style:parent-style-name="AncientGreekἈρχαίαἑλληνικά" style:family="text">
      <style:text-properties style:font-weight-complex="bold" style:font-size-complex="14pt"/>
    </style:style>
    <style:style style:name="T8056" style:parent-style-name="AncientGreekἈρχαίαἑλληνικά" style:family="text">
      <style:text-properties style:font-weight-complex="bold" style:font-size-complex="14pt" fo:language="el" fo:country="GR"/>
    </style:style>
    <style:style style:name="T8057" style:parent-style-name="AncientGreekἈρχαίαἑλληνικά" style:family="text">
      <style:text-properties style:font-weight-complex="bold" style:font-size-complex="14pt"/>
    </style:style>
    <style:style style:name="T8058" style:parent-style-name="AncientGreekἈρχαίαἑλληνικά" style:family="text">
      <style:text-properties style:font-weight-complex="bold" style:font-size-complex="14pt" fo:language="el" fo:country="GR"/>
    </style:style>
    <style:style style:name="T8059" style:parent-style-name="AncientGreekἈρχαίαἑλληνικά" style:family="text">
      <style:text-properties style:font-weight-complex="bold" style:font-size-complex="14pt"/>
    </style:style>
    <style:style style:name="T8060" style:parent-style-name="AncientGreekἈρχαίαἑλληνικά" style:family="text">
      <style:text-properties style:font-weight-complex="bold" style:font-size-complex="14pt" fo:language="el" fo:country="GR"/>
    </style:style>
    <style:style style:name="T8061" style:parent-style-name="AncientGreekἈρχαίαἑλληνικά" style:family="text">
      <style:text-properties style:font-weight-complex="bold" style:font-size-complex="14pt"/>
    </style:style>
    <style:style style:name="T8062" style:parent-style-name="AncientGreekἈρχαίαἑλληνικά" style:family="text">
      <style:text-properties style:font-weight-complex="bold" style:font-size-complex="14pt" fo:language="el" fo:country="GR"/>
    </style:style>
    <style:style style:name="T8063" style:parent-style-name="AncientGreekἈρχαίαἑλληνικά" style:family="text">
      <style:text-properties style:font-weight-complex="bold" style:font-size-complex="14pt"/>
    </style:style>
    <style:style style:name="T8064" style:parent-style-name="AncientGreekἈρχαίαἑλληνικά" style:family="text">
      <style:text-properties style:font-weight-complex="bold" style:font-size-complex="14pt" fo:language="el" fo:country="GR"/>
    </style:style>
    <style:style style:name="T8065" style:parent-style-name="AncientGreekἈρχαίαἑλληνικά" style:family="text">
      <style:text-properties style:font-weight-complex="bold" style:font-size-complex="14pt"/>
    </style:style>
    <style:style style:name="T8066" style:parent-style-name="AncientGreekἈρχαίαἑλληνικά" style:family="text">
      <style:text-properties style:font-weight-complex="bold" style:font-size-complex="14pt" fo:language="el" fo:country="GR"/>
    </style:style>
    <style:style style:name="T8067" style:parent-style-name="AncientGreekἈρχαίαἑλληνικά" style:family="text">
      <style:text-properties style:font-weight-complex="bold" style:font-size-complex="14pt"/>
    </style:style>
    <style:style style:name="T8068" style:parent-style-name="AncientGreekἈρχαίαἑλληνικά" style:family="text">
      <style:text-properties style:font-weight-complex="bold" style:font-size-complex="14pt" fo:language="el" fo:country="GR"/>
    </style:style>
    <style:style style:name="T8069" style:parent-style-name="AncientGreekἈρχαίαἑλληνικά" style:family="text">
      <style:text-properties style:font-weight-complex="bold" style:font-size-complex="14pt"/>
    </style:style>
    <style:style style:name="T8070" style:parent-style-name="AncientGreekἈρχαίαἑλληνικά" style:family="text">
      <style:text-properties style:font-weight-complex="bold" style:font-size-complex="14pt" fo:language="el" fo:country="GR"/>
    </style:style>
    <style:style style:name="T8071" style:parent-style-name="AncientGreekἈρχαίαἑλληνικά" style:family="text">
      <style:text-properties style:font-weight-complex="bold" style:font-size-complex="14pt"/>
    </style:style>
    <style:style style:name="T8072" style:parent-style-name="AncientGreekἈρχαίαἑλληνικά" style:family="text">
      <style:text-properties style:font-weight-complex="bold" style:font-size-complex="14pt" fo:language="el" fo:country="GR"/>
    </style:style>
    <style:style style:name="T8073" style:parent-style-name="AncientGreekἈρχαίαἑλληνικά" style:family="text">
      <style:text-properties style:font-weight-complex="bold" style:font-size-complex="14pt"/>
    </style:style>
    <style:style style:name="T8074" style:parent-style-name="AncientGreekἈρχαίαἑλληνικά" style:family="text">
      <style:text-properties style:font-weight-complex="bold" style:font-size-complex="14pt" fo:language="el" fo:country="GR"/>
    </style:style>
    <style:style style:name="T8075" style:parent-style-name="AncientGreekἈρχαίαἑλληνικά" style:family="text">
      <style:text-properties style:font-weight-complex="bold" style:font-size-complex="14pt"/>
    </style:style>
    <style:style style:name="T8076" style:parent-style-name="AncientGreekἈρχαίαἑλληνικά" style:family="text">
      <style:text-properties style:font-weight-complex="bold" style:font-size-complex="14pt" fo:language="el" fo:country="GR"/>
    </style:style>
    <style:style style:name="T8077" style:parent-style-name="AncientGreekἈρχαίαἑλληνικά" style:family="text">
      <style:text-properties style:font-weight-complex="bold" style:font-size-complex="14pt"/>
    </style:style>
    <style:style style:name="T8078" style:parent-style-name="AncientGreekἈρχαίαἑλληνικά" style:family="text">
      <style:text-properties style:font-weight-complex="bold" style:font-size-complex="14pt" fo:language="el" fo:country="GR"/>
    </style:style>
    <style:style style:name="T8079" style:parent-style-name="AncientGreekἈρχαίαἑλληνικά" style:family="text">
      <style:text-properties style:font-weight-complex="bold" style:font-size-complex="14pt"/>
    </style:style>
    <style:style style:name="T8080" style:parent-style-name="AncientGreekἈρχαίαἑλληνικά" style:family="text">
      <style:text-properties style:font-weight-complex="bold" style:font-size-complex="14pt" fo:language="el" fo:country="GR"/>
    </style:style>
    <style:style style:name="T8081" style:parent-style-name="AncientGreekἈρχαίαἑλληνικά" style:family="text">
      <style:text-properties style:font-weight-complex="bold" style:font-size-complex="14pt"/>
    </style:style>
    <style:style style:name="T8082" style:parent-style-name="AncientGreekἈρχαίαἑλληνικά" style:family="text">
      <style:text-properties style:font-weight-complex="bold" style:font-size-complex="14pt" fo:language="el" fo:country="GR"/>
    </style:style>
    <style:style style:name="T8083" style:parent-style-name="AncientGreekἈρχαίαἑλληνικά" style:family="text">
      <style:text-properties style:font-weight-complex="bold" style:font-size-complex="14pt"/>
    </style:style>
    <style:style style:name="T8084" style:parent-style-name="AncientGreekἈρχαίαἑλληνικά" style:family="text">
      <style:text-properties style:font-weight-complex="bold" style:font-size-complex="14pt" fo:language="el" fo:country="GR"/>
    </style:style>
    <style:style style:name="T8085" style:parent-style-name="AncientGreekἈρχαίαἑλληνικά" style:family="text">
      <style:text-properties style:font-weight-complex="bold" style:font-size-complex="14pt"/>
    </style:style>
    <style:style style:name="T8086" style:parent-style-name="AncientGreekἈρχαίαἑλληνικά" style:family="text">
      <style:text-properties style:font-weight-complex="bold" style:font-size-complex="14pt" fo:language="el" fo:country="GR"/>
    </style:style>
    <style:style style:name="T8087" style:parent-style-name="AncientGreekἈρχαίαἑλληνικά" style:family="text">
      <style:text-properties style:font-weight-complex="bold" style:font-size-complex="14pt"/>
    </style:style>
    <style:style style:name="T8088" style:parent-style-name="AncientGreekἈρχαίαἑλληνικά" style:family="text">
      <style:text-properties style:font-weight-complex="bold" style:font-size-complex="14pt" fo:language="el" fo:country="GR"/>
    </style:style>
    <style:style style:name="T8089" style:parent-style-name="AncientGreekἈρχαίαἑλληνικά" style:family="text">
      <style:text-properties style:font-weight-complex="bold" style:font-size-complex="14pt"/>
    </style:style>
    <style:style style:name="T8090" style:parent-style-name="AncientGreekἈρχαίαἑλληνικά" style:family="text">
      <style:text-properties style:font-weight-complex="bold" style:font-size-complex="14pt" fo:language="el" fo:country="GR"/>
    </style:style>
    <style:style style:name="T8091" style:parent-style-name="AncientGreekἈρχαίαἑλληνικά" style:family="text">
      <style:text-properties style:font-weight-complex="bold" style:font-size-complex="14pt"/>
    </style:style>
    <style:style style:name="T8092" style:parent-style-name="AncientGreekἈρχαίαἑλληνικά" style:family="text">
      <style:text-properties style:font-weight-complex="bold" style:font-size-complex="14pt" fo:language="el" fo:country="GR"/>
    </style:style>
    <style:style style:name="T8093" style:parent-style-name="AncientGreekἈρχαίαἑλληνικά" style:family="text">
      <style:text-properties style:font-weight-complex="bold" style:font-size-complex="14pt"/>
    </style:style>
    <style:style style:name="T8094" style:parent-style-name="AncientGreekἈρχαίαἑλληνικά" style:family="text">
      <style:text-properties style:font-weight-complex="bold" style:font-size-complex="14pt" fo:language="el" fo:country="GR"/>
    </style:style>
    <style:style style:name="T8095" style:parent-style-name="AncientGreekἈρχαίαἑλληνικά" style:family="text">
      <style:text-properties style:font-weight-complex="bold" style:font-size-complex="14pt"/>
    </style:style>
    <style:style style:name="T8096" style:parent-style-name="AncientGreekἈρχαίαἑλληνικά" style:family="text">
      <style:text-properties style:font-weight-complex="bold" style:font-size-complex="14pt" fo:language="el" fo:country="GR"/>
    </style:style>
    <style:style style:name="T8097" style:parent-style-name="AncientGreekἈρχαίαἑλληνικά" style:family="text">
      <style:text-properties style:font-weight-complex="bold" style:font-size-complex="14pt"/>
    </style:style>
    <style:style style:name="T8098" style:parent-style-name="AncientGreekἈρχαίαἑλληνικά" style:family="text">
      <style:text-properties style:font-weight-complex="bold" style:font-size-complex="14pt" fo:language="el" fo:country="GR"/>
    </style:style>
    <style:style style:name="T8099" style:parent-style-name="AncientGreekἈρχαίαἑλληνικά" style:family="text">
      <style:text-properties style:font-weight-complex="bold" style:font-size-complex="14pt"/>
    </style:style>
    <style:style style:name="T8100" style:parent-style-name="AncientGreekἈρχαίαἑλληνικά" style:family="text">
      <style:text-properties style:font-weight-complex="bold" style:font-size-complex="14pt" fo:language="el" fo:country="GR"/>
    </style:style>
    <style:style style:name="T8101" style:parent-style-name="AncientGreekἈρχαίαἑλληνικά" style:family="text">
      <style:text-properties style:font-weight-complex="bold" style:font-size-complex="14pt"/>
    </style:style>
    <style:style style:name="T8102" style:parent-style-name="AncientGreekἈρχαίαἑλληνικά" style:family="text">
      <style:text-properties style:font-weight-complex="bold" style:font-size-complex="14pt" fo:language="el" fo:country="GR"/>
    </style:style>
    <style:style style:name="T8103" style:parent-style-name="AncientGreekἈρχαίαἑλληνικά" style:family="text">
      <style:text-properties style:font-weight-complex="bold" style:font-size-complex="14pt"/>
    </style:style>
    <style:style style:name="T8104" style:parent-style-name="AncientGreekἈρχαίαἑλληνικά" style:family="text">
      <style:text-properties style:font-weight-complex="bold" style:font-size-complex="14pt" fo:language="el" fo:country="GR"/>
    </style:style>
    <style:style style:name="T8105" style:parent-style-name="AncientGreekἈρχαίαἑλληνικά" style:family="text">
      <style:text-properties style:font-weight-complex="bold" style:font-size-complex="14pt"/>
    </style:style>
    <style:style style:name="T8106" style:parent-style-name="AncientGreekἈρχαίαἑλληνικά" style:family="text">
      <style:text-properties style:font-weight-complex="bold" style:font-size-complex="14pt" fo:language="el" fo:country="GR"/>
    </style:style>
    <style:style style:name="T8107" style:parent-style-name="AncientGreekἈρχαίαἑλληνικά" style:family="text">
      <style:text-properties style:font-weight-complex="bold" style:font-size-complex="14pt"/>
    </style:style>
    <style:style style:name="T8108" style:parent-style-name="AncientGreekἈρχαίαἑλληνικά" style:family="text">
      <style:text-properties style:font-weight-complex="bold" style:font-size-complex="14pt" fo:language="el" fo:country="GR"/>
    </style:style>
    <style:style style:name="T8109" style:parent-style-name="AncientGreekἈρχαίαἑλληνικά" style:family="text">
      <style:text-properties style:font-weight-complex="bold" style:font-size-complex="14pt"/>
    </style:style>
    <style:style style:name="T8110" style:parent-style-name="AncientGreekἈρχαίαἑλληνικά" style:family="text">
      <style:text-properties style:font-weight-complex="bold" style:font-size-complex="14pt" fo:language="el" fo:country="GR"/>
    </style:style>
    <style:style style:name="T8111" style:parent-style-name="AncientGreekἈρχαίαἑλληνικά" style:family="text">
      <style:text-properties style:font-weight-complex="bold" style:font-size-complex="14pt"/>
    </style:style>
    <style:style style:name="T8112" style:parent-style-name="AncientGreekἈρχαίαἑλληνικά" style:family="text">
      <style:text-properties style:font-weight-complex="bold" style:font-size-complex="14pt" fo:language="el" fo:country="GR"/>
    </style:style>
    <style:style style:name="T8113" style:parent-style-name="AncientGreekἈρχαίαἑλληνικά" style:family="text">
      <style:text-properties style:font-weight-complex="bold" style:font-size-complex="14pt"/>
    </style:style>
    <style:style style:name="T8114" style:parent-style-name="AncientGreekἈρχαίαἑλληνικά" style:family="text">
      <style:text-properties style:font-weight-complex="bold" style:font-size-complex="14pt" fo:language="el" fo:country="GR"/>
    </style:style>
    <style:style style:name="T8115" style:parent-style-name="AncientGreekἈρχαίαἑλληνικά" style:family="text">
      <style:text-properties style:font-weight-complex="bold" style:font-size-complex="14pt"/>
    </style:style>
    <style:style style:name="T8116" style:parent-style-name="AncientGreekἈρχαίαἑλληνικά" style:family="text">
      <style:text-properties style:font-weight-complex="bold" style:font-size-complex="14pt" fo:language="el" fo:country="GR"/>
    </style:style>
    <style:style style:name="T8117" style:parent-style-name="AncientGreekἈρχαίαἑλληνικά" style:family="text">
      <style:text-properties style:font-weight-complex="bold" style:font-size-complex="14pt"/>
    </style:style>
    <style:style style:name="T8118" style:parent-style-name="AncientGreekἈρχαίαἑλληνικά" style:family="text">
      <style:text-properties style:font-weight-complex="bold" style:font-size-complex="14pt" fo:language="el" fo:country="GR"/>
    </style:style>
    <style:style style:name="T8119" style:parent-style-name="AncientGreekἈρχαίαἑλληνικά" style:family="text">
      <style:text-properties style:font-weight-complex="bold" style:font-size-complex="14pt"/>
    </style:style>
    <style:style style:name="T8120" style:parent-style-name="AncientGreekἈρχαίαἑλληνικά" style:family="text">
      <style:text-properties style:font-weight-complex="bold" style:font-size-complex="14pt" fo:language="el" fo:country="GR"/>
    </style:style>
    <style:style style:name="T8121" style:parent-style-name="AncientGreekἈρχαίαἑλληνικά" style:family="text">
      <style:text-properties style:font-weight-complex="bold" style:font-size-complex="14pt"/>
    </style:style>
    <style:style style:name="T8122" style:parent-style-name="AncientGreekἈρχαίαἑλληνικά" style:family="text">
      <style:text-properties style:font-weight-complex="bold" style:font-size-complex="14pt" fo:language="el" fo:country="GR"/>
    </style:style>
    <style:style style:name="T8123" style:parent-style-name="AncientGreekἈρχαίαἑλληνικά" style:family="text">
      <style:text-properties style:font-weight-complex="bold" style:font-size-complex="14pt"/>
    </style:style>
    <style:style style:name="T8124" style:parent-style-name="AncientGreekἈρχαίαἑλληνικά" style:family="text">
      <style:text-properties style:font-weight-complex="bold" style:font-size-complex="14pt" fo:language="el" fo:country="GR"/>
    </style:style>
    <style:style style:name="T8125" style:parent-style-name="AncientGreekἈρχαίαἑλληνικά" style:family="text">
      <style:text-properties style:font-weight-complex="bold" style:font-size-complex="14pt"/>
    </style:style>
    <style:style style:name="T8126" style:parent-style-name="AncientGreekἈρχαίαἑλληνικά" style:family="text">
      <style:text-properties style:font-weight-complex="bold" style:font-size-complex="14pt" fo:language="el" fo:country="GR"/>
    </style:style>
    <style:style style:name="T8127" style:parent-style-name="AncientGreekἈρχαίαἑλληνικά" style:family="text">
      <style:text-properties style:font-weight-complex="bold" style:font-size-complex="14pt"/>
    </style:style>
    <style:style style:name="T8128" style:parent-style-name="AncientGreekἈρχαίαἑλληνικά" style:family="text">
      <style:text-properties style:font-weight-complex="bold" style:font-size-complex="14pt" fo:language="el" fo:country="GR"/>
    </style:style>
    <style:style style:name="T8129" style:parent-style-name="AncientGreekἈρχαίαἑλληνικά" style:family="text">
      <style:text-properties style:font-weight-complex="bold" style:font-size-complex="14pt"/>
    </style:style>
    <style:style style:name="T8130" style:parent-style-name="AncientGreekἈρχαίαἑλληνικά" style:family="text">
      <style:text-properties style:font-weight-complex="bold" style:font-size-complex="14pt" fo:language="el" fo:country="GR"/>
    </style:style>
    <style:style style:name="T8131" style:parent-style-name="AncientGreekἈρχαίαἑλληνικά" style:family="text">
      <style:text-properties style:font-weight-complex="bold" style:font-size-complex="14pt"/>
    </style:style>
    <style:style style:name="T8132" style:parent-style-name="AncientGreekἈρχαίαἑλληνικά" style:family="text">
      <style:text-properties style:font-weight-complex="bold" style:font-size-complex="14pt" fo:language="el" fo:country="GR"/>
    </style:style>
    <style:style style:name="T8133" style:parent-style-name="AncientGreekἈρχαίαἑλληνικά" style:family="text">
      <style:text-properties style:font-weight-complex="bold" style:font-size-complex="14pt"/>
    </style:style>
    <style:style style:name="T8134" style:parent-style-name="AncientGreekἈρχαίαἑλληνικά" style:family="text">
      <style:text-properties style:font-weight-complex="bold" style:font-size-complex="14pt" fo:language="el" fo:country="GR"/>
    </style:style>
    <style:style style:name="T8135" style:parent-style-name="AncientGreekἈρχαίαἑλληνικά" style:family="text">
      <style:text-properties style:font-weight-complex="bold" style:font-size-complex="14pt"/>
    </style:style>
    <style:style style:name="T8136" style:parent-style-name="AncientGreekἈρχαίαἑλληνικά" style:family="text">
      <style:text-properties style:font-weight-complex="bold" style:font-size-complex="14pt" fo:language="el" fo:country="GR"/>
    </style:style>
    <style:style style:name="T8137" style:parent-style-name="AncientGreekἈρχαίαἑλληνικά" style:family="text">
      <style:text-properties style:font-weight-complex="bold" style:font-size-complex="14pt"/>
    </style:style>
    <style:style style:name="T8138" style:parent-style-name="AncientGreekἈρχαίαἑλληνικά" style:family="text">
      <style:text-properties style:font-weight-complex="bold" style:font-size-complex="14pt" fo:language="el" fo:country="GR"/>
    </style:style>
    <style:style style:name="T8139" style:parent-style-name="AncientGreekἈρχαίαἑλληνικά" style:family="text">
      <style:text-properties style:font-weight-complex="bold" style:font-size-complex="14pt"/>
    </style:style>
    <style:style style:name="T8140" style:parent-style-name="AncientGreekἈρχαίαἑλληνικά" style:family="text">
      <style:text-properties style:font-weight-complex="bold" style:font-size-complex="14pt" fo:language="el" fo:country="GR"/>
    </style:style>
    <style:style style:name="T8141" style:parent-style-name="AncientGreekἈρχαίαἑλληνικά" style:family="text">
      <style:text-properties style:font-weight-complex="bold" style:font-size-complex="14pt"/>
    </style:style>
    <style:style style:name="T8142" style:parent-style-name="AncientGreekἈρχαίαἑλληνικά" style:family="text">
      <style:text-properties style:font-weight-complex="bold" style:font-size-complex="14pt" fo:language="el" fo:country="GR"/>
    </style:style>
    <style:style style:name="T8143" style:parent-style-name="AncientGreekἈρχαίαἑλληνικά" style:family="text">
      <style:text-properties style:font-weight-complex="bold" style:font-size-complex="14pt"/>
    </style:style>
    <style:style style:name="T8144" style:parent-style-name="AncientGreekἈρχαίαἑλληνικά" style:family="text">
      <style:text-properties style:font-weight-complex="bold" style:font-size-complex="14pt" fo:language="el" fo:country="GR"/>
    </style:style>
    <style:style style:name="T8145" style:parent-style-name="AncientGreekἈρχαίαἑλληνικά" style:family="text">
      <style:text-properties style:font-weight-complex="bold" style:font-size-complex="14pt"/>
    </style:style>
    <style:style style:name="T8146" style:parent-style-name="AncientGreekἈρχαίαἑλληνικά" style:family="text">
      <style:text-properties style:font-weight-complex="bold" style:font-size-complex="14pt" fo:language="el" fo:country="GR"/>
    </style:style>
    <style:style style:name="T8147" style:parent-style-name="AncientGreekἈρχαίαἑλληνικά" style:family="text">
      <style:text-properties style:font-weight-complex="bold" style:font-size-complex="14pt"/>
    </style:style>
    <style:style style:name="T8148" style:parent-style-name="AncientGreekἈρχαίαἑλληνικά" style:family="text">
      <style:text-properties style:font-weight-complex="bold" style:font-size-complex="14pt" fo:language="el" fo:country="GR"/>
    </style:style>
    <style:style style:name="T8149" style:parent-style-name="AncientGreekἈρχαίαἑλληνικά" style:family="text">
      <style:text-properties style:font-weight-complex="bold" style:font-size-complex="14pt"/>
    </style:style>
    <style:style style:name="T8150" style:parent-style-name="AncientGreekἈρχαίαἑλληνικά" style:family="text">
      <style:text-properties style:font-weight-complex="bold" style:font-size-complex="14pt" fo:language="el" fo:country="GR"/>
    </style:style>
    <style:style style:name="T8151" style:parent-style-name="AncientGreekἈρχαίαἑλληνικά" style:family="text">
      <style:text-properties style:font-weight-complex="bold" style:font-size-complex="14pt"/>
    </style:style>
    <style:style style:name="T8152" style:parent-style-name="AncientGreekἈρχαίαἑλληνικά" style:family="text">
      <style:text-properties style:font-weight-complex="bold" style:font-size-complex="14pt" fo:language="el" fo:country="GR"/>
    </style:style>
    <style:style style:name="T8153" style:parent-style-name="AncientGreekἈρχαίαἑλληνικά" style:family="text">
      <style:text-properties style:font-weight-complex="bold" style:font-size-complex="14pt"/>
    </style:style>
    <style:style style:name="T8154" style:parent-style-name="AncientGreekἈρχαίαἑλληνικά" style:family="text">
      <style:text-properties style:font-weight-complex="bold" style:font-size-complex="14pt" fo:language="el" fo:country="GR"/>
    </style:style>
    <style:style style:name="T8155" style:parent-style-name="AncientGreekἈρχαίαἑλληνικά" style:family="text">
      <style:text-properties style:font-weight-complex="bold" style:font-size-complex="14pt"/>
    </style:style>
    <style:style style:name="T8156" style:parent-style-name="AncientGreekἈρχαίαἑλληνικά" style:family="text">
      <style:text-properties style:font-weight-complex="bold" style:font-size-complex="14pt" fo:language="el" fo:country="GR"/>
    </style:style>
    <style:style style:name="T8157" style:parent-style-name="AncientGreekἈρχαίαἑλληνικά" style:family="text">
      <style:text-properties style:font-weight-complex="bold" style:font-size-complex="14pt"/>
    </style:style>
    <style:style style:name="P8158" style:parent-style-name="Standard" style:family="paragraph">
      <style:paragraph-properties fo:widows="0" fo:orphans="0">
        <style:tab-stops>
          <style:tab-stop style:type="left" style:position="1.0937in"/>
        </style:tab-stops>
      </style:paragraph-properties>
    </style:style>
    <style:style style:name="T8159" style:parent-style-name="AncientGreekἈρχαίαἑλληνικά" style:family="text">
      <style:text-properties style:font-weight-complex="bold" style:font-size-complex="14pt" fo:language="el" fo:country="GR"/>
    </style:style>
    <style:style style:name="T8160" style:parent-style-name="AncientGreekἈρχαίαἑλληνικά" style:family="text">
      <style:text-properties style:font-weight-complex="bold" style:font-size-complex="14pt"/>
    </style:style>
    <style:style style:name="T8161" style:parent-style-name="AncientGreekἈρχαίαἑλληνικά" style:family="text">
      <style:text-properties style:font-weight-complex="bold" style:font-size-complex="14pt" fo:language="el" fo:country="GR"/>
    </style:style>
    <style:style style:name="T8162" style:parent-style-name="AncientGreekἈρχαίαἑλληνικά" style:family="text">
      <style:text-properties style:font-weight-complex="bold" style:font-size-complex="14pt"/>
    </style:style>
    <style:style style:name="T8163" style:parent-style-name="AncientGreekἈρχαίαἑλληνικά" style:family="text">
      <style:text-properties style:font-weight-complex="bold" style:font-size-complex="14pt" fo:language="el" fo:country="GR"/>
    </style:style>
    <style:style style:name="T8164" style:parent-style-name="AncientGreekἈρχαίαἑλληνικά" style:family="text">
      <style:text-properties style:font-weight-complex="bold" style:font-size-complex="14pt"/>
    </style:style>
    <style:style style:name="T8165" style:parent-style-name="AncientGreekἈρχαίαἑλληνικά" style:family="text">
      <style:text-properties style:font-weight-complex="bold" style:font-size-complex="14pt" fo:language="el" fo:country="GR"/>
    </style:style>
    <style:style style:name="T8166" style:parent-style-name="AncientGreekἈρχαίαἑλληνικά" style:family="text">
      <style:text-properties style:font-weight-complex="bold" style:font-size-complex="14pt"/>
    </style:style>
    <style:style style:name="T8167" style:parent-style-name="AncientGreekἈρχαίαἑλληνικά" style:family="text">
      <style:text-properties style:font-weight-complex="bold" style:font-size-complex="14pt" fo:language="el" fo:country="GR"/>
    </style:style>
    <style:style style:name="T8168" style:parent-style-name="AncientGreekἈρχαίαἑλληνικά" style:family="text">
      <style:text-properties style:font-weight-complex="bold" style:font-size-complex="14pt"/>
    </style:style>
    <style:style style:name="T8169" style:parent-style-name="AncientGreekἈρχαίαἑλληνικά" style:family="text">
      <style:text-properties style:font-weight-complex="bold" style:font-size-complex="14pt" fo:language="el" fo:country="GR"/>
    </style:style>
    <style:style style:name="T8170" style:parent-style-name="AncientGreekἈρχαίαἑλληνικά" style:family="text">
      <style:text-properties style:font-weight-complex="bold" style:font-size-complex="14pt"/>
    </style:style>
    <style:style style:name="T8171" style:parent-style-name="AncientGreekἈρχαίαἑλληνικά" style:family="text">
      <style:text-properties style:font-weight-complex="bold" style:font-size-complex="14pt" fo:language="el" fo:country="GR"/>
    </style:style>
    <style:style style:name="T8172" style:parent-style-name="AncientGreekἈρχαίαἑλληνικά" style:family="text">
      <style:text-properties style:font-weight-complex="bold" style:font-size-complex="14pt"/>
    </style:style>
    <style:style style:name="T8173" style:parent-style-name="AncientGreekἈρχαίαἑλληνικά" style:family="text">
      <style:text-properties style:font-weight-complex="bold" style:font-size-complex="14pt" fo:language="el" fo:country="GR"/>
    </style:style>
    <style:style style:name="T8174" style:parent-style-name="AncientGreekἈρχαίαἑλληνικά" style:family="text">
      <style:text-properties style:font-weight-complex="bold" style:font-size-complex="14pt"/>
    </style:style>
    <style:style style:name="T8175" style:parent-style-name="AncientGreekἈρχαίαἑλληνικά" style:family="text">
      <style:text-properties style:font-weight-complex="bold" style:font-size-complex="14pt" fo:language="el" fo:country="GR"/>
    </style:style>
    <style:style style:name="T8176" style:parent-style-name="AncientGreekἈρχαίαἑλληνικά" style:family="text">
      <style:text-properties style:font-weight-complex="bold" style:font-size-complex="14pt"/>
    </style:style>
    <style:style style:name="T8177" style:parent-style-name="AncientGreekἈρχαίαἑλληνικά" style:family="text">
      <style:text-properties style:font-weight-complex="bold" style:font-size-complex="14pt" fo:language="el" fo:country="GR"/>
    </style:style>
    <style:style style:name="T8178" style:parent-style-name="AncientGreekἈρχαίαἑλληνικά" style:family="text">
      <style:text-properties style:font-weight-complex="bold" style:font-size-complex="14pt"/>
    </style:style>
    <style:style style:name="T8179" style:parent-style-name="AncientGreekἈρχαίαἑλληνικά" style:family="text">
      <style:text-properties style:font-weight-complex="bold" style:font-size-complex="14pt" fo:language="el" fo:country="GR"/>
    </style:style>
    <style:style style:name="T8180" style:parent-style-name="AncientGreekἈρχαίαἑλληνικά" style:family="text">
      <style:text-properties style:font-weight-complex="bold" style:font-size-complex="14pt"/>
    </style:style>
    <style:style style:name="T8181" style:parent-style-name="AncientGreekἈρχαίαἑλληνικά" style:family="text">
      <style:text-properties style:font-weight-complex="bold" style:font-size-complex="14pt" fo:language="el" fo:country="GR"/>
    </style:style>
    <style:style style:name="T8182" style:parent-style-name="AncientGreekἈρχαίαἑλληνικά" style:family="text">
      <style:text-properties style:font-weight-complex="bold" style:font-size-complex="14pt"/>
    </style:style>
    <style:style style:name="T8183" style:parent-style-name="AncientGreekἈρχαίαἑλληνικά" style:family="text">
      <style:text-properties style:font-weight-complex="bold" style:font-size-complex="14pt" fo:language="el" fo:country="GR"/>
    </style:style>
    <style:style style:name="T8184" style:parent-style-name="AncientGreekἈρχαίαἑλληνικά" style:family="text">
      <style:text-properties style:font-weight-complex="bold" style:font-size-complex="14pt"/>
    </style:style>
    <style:style style:name="T8185" style:parent-style-name="AncientGreekἈρχαίαἑλληνικά" style:family="text">
      <style:text-properties style:font-weight-complex="bold" style:font-size-complex="14pt" fo:language="el" fo:country="GR"/>
    </style:style>
    <style:style style:name="T8186" style:parent-style-name="AncientGreekἈρχαίαἑλληνικά" style:family="text">
      <style:text-properties style:font-weight-complex="bold" style:font-size-complex="14pt"/>
    </style:style>
    <style:style style:name="T8187" style:parent-style-name="AncientGreekἈρχαίαἑλληνικά" style:family="text">
      <style:text-properties style:font-weight-complex="bold" style:font-size-complex="14pt" fo:language="el" fo:country="GR"/>
    </style:style>
    <style:style style:name="T8188" style:parent-style-name="AncientGreekἈρχαίαἑλληνικά" style:family="text">
      <style:text-properties style:font-weight-complex="bold" style:font-size-complex="14pt"/>
    </style:style>
    <style:style style:name="T8189" style:parent-style-name="AncientGreekἈρχαίαἑλληνικά" style:family="text">
      <style:text-properties style:font-weight-complex="bold" style:font-size-complex="14pt" fo:language="el" fo:country="GR"/>
    </style:style>
    <style:style style:name="T8190" style:parent-style-name="AncientGreekἈρχαίαἑλληνικά" style:family="text">
      <style:text-properties style:font-weight-complex="bold" style:font-size-complex="14pt"/>
    </style:style>
    <style:style style:name="T8191" style:parent-style-name="AncientGreekἈρχαίαἑλληνικά" style:family="text">
      <style:text-properties style:font-weight-complex="bold" style:font-size-complex="14pt" fo:language="el" fo:country="GR"/>
    </style:style>
    <style:style style:name="T8192" style:parent-style-name="AncientGreekἈρχαίαἑλληνικά" style:family="text">
      <style:text-properties style:font-weight-complex="bold" style:font-size-complex="14pt"/>
    </style:style>
    <style:style style:name="T8193" style:parent-style-name="AncientGreekἈρχαίαἑλληνικά" style:family="text">
      <style:text-properties style:font-weight-complex="bold" style:font-size-complex="14pt" fo:language="el" fo:country="GR"/>
    </style:style>
    <style:style style:name="T8194" style:parent-style-name="AncientGreekἈρχαίαἑλληνικά" style:family="text">
      <style:text-properties style:font-weight-complex="bold" style:font-size-complex="14pt"/>
    </style:style>
    <style:style style:name="T8195" style:parent-style-name="AncientGreekἈρχαίαἑλληνικά" style:family="text">
      <style:text-properties style:font-weight-complex="bold" style:font-size-complex="14pt" fo:language="el" fo:country="GR"/>
    </style:style>
    <style:style style:name="T8196" style:parent-style-name="AncientGreekἈρχαίαἑλληνικά" style:family="text">
      <style:text-properties style:font-weight-complex="bold" style:font-size-complex="14pt"/>
    </style:style>
    <style:style style:name="T8197" style:parent-style-name="AncientGreekἈρχαίαἑλληνικά" style:family="text">
      <style:text-properties style:font-weight-complex="bold" style:font-size-complex="14pt" fo:language="el" fo:country="GR"/>
    </style:style>
    <style:style style:name="T8198" style:parent-style-name="AncientGreekἈρχαίαἑλληνικά" style:family="text">
      <style:text-properties style:font-weight-complex="bold" style:font-size-complex="14pt"/>
    </style:style>
    <style:style style:name="T8199" style:parent-style-name="AncientGreekἈρχαίαἑλληνικά" style:family="text">
      <style:text-properties style:font-weight-complex="bold" style:font-size-complex="14pt" fo:language="el" fo:country="GR"/>
    </style:style>
    <style:style style:name="T8200" style:parent-style-name="AncientGreekἈρχαίαἑλληνικά" style:family="text">
      <style:text-properties style:font-weight-complex="bold" style:font-size-complex="14pt"/>
    </style:style>
    <style:style style:name="T8201" style:parent-style-name="AncientGreekἈρχαίαἑλληνικά" style:family="text">
      <style:text-properties style:font-weight-complex="bold" style:font-size-complex="14pt" fo:language="el" fo:country="GR"/>
    </style:style>
    <style:style style:name="T8202" style:parent-style-name="AncientGreekἈρχαίαἑλληνικά" style:family="text">
      <style:text-properties style:font-weight-complex="bold" style:font-size-complex="14pt"/>
    </style:style>
    <style:style style:name="T8203" style:parent-style-name="AncientGreekἈρχαίαἑλληνικά" style:family="text">
      <style:text-properties style:font-weight-complex="bold" style:font-size-complex="14pt" fo:language="el" fo:country="GR"/>
    </style:style>
    <style:style style:name="T8204" style:parent-style-name="AncientGreekἈρχαίαἑλληνικά" style:family="text">
      <style:text-properties style:font-weight-complex="bold" style:font-size-complex="14pt"/>
    </style:style>
    <style:style style:name="TableCell8205" style:family="table-cell">
      <style:table-cell-properties fo:border="0.0069in solid #000000" fo:background-color="#FFFFFF" style:writing-mode="lr-tb" fo:padding-top="0in" fo:padding-left="0.1527in" fo:padding-bottom="0in" fo:padding-right="0.15in"/>
    </style:style>
    <style:style style:name="P8206" style:parent-style-name="Standard" style:family="paragraph">
      <style:paragraph-properties fo:widows="0" fo:orphans="0"/>
      <style:text-properties style:font-name="AncientGreek"/>
    </style:style>
    <style:style style:name="P8207" style:parent-style-name="Standard" style:family="paragraph">
      <style:paragraph-properties fo:widows="0" fo:orphans="0"/>
      <style:text-properties style:font-name="AncientGreek"/>
    </style:style>
    <style:style style:name="P8208" style:parent-style-name="Standard" style:family="paragraph">
      <style:paragraph-properties fo:widows="0" fo:orphans="0"/>
      <style:text-properties style:font-name="AncientGreek"/>
    </style:style>
    <style:style style:name="P8209" style:parent-style-name="Standard" style:family="paragraph">
      <style:paragraph-properties fo:widows="0" fo:orphans="0"/>
      <style:text-properties style:font-name="AncientGreek"/>
    </style:style>
    <style:style style:name="P8210" style:parent-style-name="Standard" style:family="paragraph">
      <style:paragraph-properties fo:widows="0" fo:orphans="0"/>
      <style:text-properties style:font-name="AncientGreek"/>
    </style:style>
    <style:style style:name="TableRow8211" style:family="table-row">
      <style:table-row-properties style:min-row-height="0.0138in" style:use-optimal-row-height="false" fo:keep-together="always"/>
    </style:style>
    <style:style style:name="TableCell8212" style:family="table-cell">
      <style:table-cell-properties fo:border="0.0069in solid #000000" fo:background-color="#FFFFFF" style:writing-mode="lr-tb" fo:padding-top="0in" fo:padding-left="0.1527in" fo:padding-bottom="0in" fo:padding-right="0.15in"/>
    </style:style>
    <style:style style:name="P8213" style:parent-style-name="Standard" style:family="paragraph">
      <style:paragraph-properties fo:keep-with-next="always" fo:widows="0" fo:orphans="0" fo:text-align="center">
        <style:tab-stops>
          <style:tab-stop style:type="center" style:position="1in"/>
          <style:tab-stop style:type="left" style:position="2.1666in"/>
        </style:tab-stops>
      </style:paragraph-properties>
    </style:style>
    <style:style style:name="T8214" style:parent-style-name="AncientGreekἈρχαίαἑλληνικά" style:family="text">
      <style:text-properties fo:font-weight="bold" style:font-weight-asian="bold" style:font-weight-complex="bold" fo:font-size="18pt" style:font-size-asian="18pt" style:font-size-complex="14pt"/>
    </style:style>
    <style:style style:name="T821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16" style:parent-style-name="AncientGreekἈρχαίαἑλληνικά" style:family="text">
      <style:text-properties fo:font-weight="bold" style:font-weight-asian="bold" style:font-weight-complex="bold" fo:font-size="18pt" style:font-size-asian="18pt" style:font-size-complex="14pt"/>
    </style:style>
    <style:style style:name="T821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18" style:parent-style-name="AncientGreekἈρχαίαἑλληνικά" style:family="text">
      <style:text-properties fo:font-weight="bold" style:font-weight-asian="bold" style:font-weight-complex="bold" fo:font-size="18pt" style:font-size-asian="18pt" style:font-size-complex="14pt"/>
    </style:style>
    <style:style style:name="T821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20" style:parent-style-name="AncientGreekἈρχαίαἑλληνικά" style:family="text">
      <style:text-properties fo:font-weight="bold" style:font-weight-asian="bold" style:font-weight-complex="bold" fo:font-size="18pt" style:font-size-asian="18pt" style:font-size-complex="14pt"/>
    </style:style>
    <style:style style:name="T822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22" style:parent-style-name="AncientGreekἈρχαίαἑλληνικά" style:family="text">
      <style:text-properties fo:font-weight="bold" style:font-weight-asian="bold" style:font-weight-complex="bold" fo:font-size="18pt" style:font-size-asian="18pt" style:font-size-complex="14pt"/>
    </style:style>
    <style:style style:name="T822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24" style:parent-style-name="AncientGreekἈρχαίαἑλληνικά" style:family="text">
      <style:text-properties fo:font-weight="bold" style:font-weight-asian="bold" style:font-weight-complex="bold" fo:font-size="18pt" style:font-size-asian="18pt" style:font-size-complex="14pt"/>
    </style:style>
    <style:style style:name="T8225" style:parent-style-name="AncientGreekἈρχαίαἑλληνικά" style:family="text">
      <style:text-properties fo:font-weight="bold" style:font-weight-asian="bold" style:font-weight-complex="bold" fo:font-size="18pt" style:font-size-asian="18pt" style:font-size-complex="14pt"/>
    </style:style>
    <style:style style:name="T8226" style:parent-style-name="AncientGreekἈρχαίαἑλληνικά" style:family="text">
      <style:text-properties style:font-weight-complex="bold" style:font-size-complex="14pt" fo:language="el" fo:country="GR"/>
    </style:style>
    <style:style style:name="P8227" style:parent-style-name="Standard" style:family="paragraph">
      <style:paragraph-properties fo:widows="0" fo:orphans="0">
        <style:tab-stops>
          <style:tab-stop style:type="left" style:position="2.1666in"/>
        </style:tab-stops>
      </style:paragraph-properties>
    </style:style>
    <style:style style:name="T8228" style:parent-style-name="AncientGreekἈρχαίαἑλληνικά" style:family="text">
      <style:text-properties style:font-weight-complex="bold" style:font-size-complex="14pt" fo:language="el" fo:country="GR"/>
    </style:style>
    <style:style style:name="TableCell8229" style:family="table-cell">
      <style:table-cell-properties fo:border="0.0069in solid #000000" fo:background-color="#FFFFFF" style:writing-mode="lr-tb" fo:padding-top="0in" fo:padding-left="0.1527in" fo:padding-bottom="0in" fo:padding-right="0.15in"/>
    </style:style>
    <style:style style:name="P8230" style:parent-style-name="Standard" style:family="paragraph">
      <style:paragraph-properties fo:widows="0" fo:orphans="0"/>
      <style:text-properties style:font-name="AncientGreek"/>
    </style:style>
    <style:style style:name="P8231" style:parent-style-name="Standard" style:family="paragraph">
      <style:paragraph-properties fo:widows="0" fo:orphans="0"/>
      <style:text-properties style:font-name="AncientGreek"/>
    </style:style>
    <style:style style:name="P8232" style:parent-style-name="Standard" style:family="paragraph">
      <style:paragraph-properties fo:widows="0" fo:orphans="0"/>
      <style:text-properties style:font-name="AncientGreek"/>
    </style:style>
    <style:style style:name="P8233" style:parent-style-name="Standard" style:family="paragraph">
      <style:paragraph-properties fo:widows="0" fo:orphans="0"/>
      <style:text-properties style:font-name="AncientGreek"/>
    </style:style>
    <style:style style:name="P8234" style:parent-style-name="Standard" style:family="paragraph">
      <style:paragraph-properties fo:widows="0" fo:orphans="0"/>
      <style:text-properties style:font-name="AncientGreek"/>
    </style:style>
    <style:style style:name="TableRow8235" style:family="table-row">
      <style:table-row-properties style:min-row-height="0.0138in" style:use-optimal-row-height="false" fo:keep-together="always"/>
    </style:style>
    <style:style style:name="TableCell8236" style:family="table-cell">
      <style:table-cell-properties fo:border="0.0069in solid #000000" fo:background-color="#FFFFFF" style:writing-mode="lr-tb" fo:padding-top="0in" fo:padding-left="0.1527in" fo:padding-bottom="0in" fo:padding-right="0.15in"/>
    </style:style>
    <style:style style:name="P8237"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8238" style:parent-style-name="AncientGreekἈρχαίαἑλληνικά" style:family="text">
      <style:text-properties fo:font-weight="bold" style:font-weight-asian="bold" style:font-weight-complex="bold" fo:font-size="18pt" style:font-size-asian="18pt" style:font-size-complex="14pt"/>
    </style:style>
    <style:style style:name="T823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40" style:parent-style-name="AncientGreekἈρχαίαἑλληνικά" style:family="text">
      <style:text-properties fo:font-weight="bold" style:font-weight-asian="bold" style:font-weight-complex="bold" fo:font-size="18pt" style:font-size-asian="18pt" style:font-size-complex="14pt"/>
    </style:style>
    <style:style style:name="T824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42" style:parent-style-name="AncientGreekἈρχαίαἑλληνικά" style:family="text">
      <style:text-properties fo:font-weight="bold" style:font-weight-asian="bold" style:font-weight-complex="bold" fo:font-size="18pt" style:font-size-asian="18pt" style:font-size-complex="14pt"/>
    </style:style>
    <style:style style:name="T824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44" style:parent-style-name="AncientGreekἈρχαίαἑλληνικά" style:family="text">
      <style:text-properties fo:font-weight="bold" style:font-weight-asian="bold" style:font-weight-complex="bold" fo:font-size="18pt" style:font-size-asian="18pt" style:font-size-complex="14pt"/>
    </style:style>
    <style:style style:name="T824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46" style:parent-style-name="AncientGreekἈρχαίαἑλληνικά" style:family="text">
      <style:text-properties fo:font-weight="bold" style:font-weight-asian="bold" style:font-weight-complex="bold" fo:font-size="18pt" style:font-size-asian="18pt" style:font-size-complex="14pt"/>
    </style:style>
    <style:style style:name="T824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48" style:parent-style-name="AncientGreekἈρχαίαἑλληνικά" style:family="text">
      <style:text-properties fo:font-weight="bold" style:font-weight-asian="bold" style:font-weight-complex="bold" fo:font-size="18pt" style:font-size-asian="18pt" style:font-size-complex="14pt"/>
    </style:style>
    <style:style style:name="T8249" style:parent-style-name="AncientGreekἈρχαίαἑλληνικά" style:family="text">
      <style:text-properties fo:font-weight="bold" style:font-weight-asian="bold" style:font-weight-complex="bold" fo:font-size="18pt" style:font-size-asian="18pt" style:font-size-complex="14pt"/>
    </style:style>
    <style:style style:name="T8250" style:parent-style-name="AncientGreekἈρχαίαἑλληνικά" style:family="text">
      <style:text-properties style:font-weight-complex="bold" style:font-size-complex="14pt" fo:language="el" fo:country="GR"/>
    </style:style>
    <style:style style:name="T8251" style:parent-style-name="AncientGreekἈρχαίαἑλληνικά" style:family="text">
      <style:text-properties style:font-weight-complex="bold" style:font-size-complex="14pt"/>
    </style:style>
    <style:style style:name="T8252" style:parent-style-name="AncientGreekἈρχαίαἑλληνικά" style:family="text">
      <style:text-properties style:font-weight-complex="bold" style:font-size-complex="14pt" fo:language="el" fo:country="GR"/>
    </style:style>
    <style:style style:name="T8253" style:parent-style-name="AncientGreekἈρχαίαἑλληνικά" style:family="text">
      <style:text-properties style:font-weight-complex="bold" style:font-size-complex="14pt"/>
    </style:style>
    <style:style style:name="T8254" style:parent-style-name="AncientGreekἈρχαίαἑλληνικά" style:family="text">
      <style:text-properties style:font-weight-complex="bold" style:font-size-complex="14pt" fo:language="el" fo:country="GR"/>
    </style:style>
    <style:style style:name="T8255" style:parent-style-name="AncientGreekἈρχαίαἑλληνικά" style:family="text">
      <style:text-properties style:font-weight-complex="bold" style:font-size-complex="14pt"/>
    </style:style>
    <style:style style:name="T8256" style:parent-style-name="AncientGreekἈρχαίαἑλληνικά" style:family="text">
      <style:text-properties style:font-weight-complex="bold" style:font-size-complex="14pt" fo:language="el" fo:country="GR"/>
    </style:style>
    <style:style style:name="T8257" style:parent-style-name="AncientGreekἈρχαίαἑλληνικά" style:family="text">
      <style:text-properties style:font-weight-complex="bold" style:font-size-complex="14pt"/>
    </style:style>
    <style:style style:name="T8258" style:parent-style-name="AncientGreekἈρχαίαἑλληνικά" style:family="text">
      <style:text-properties style:font-weight-complex="bold" style:font-size-complex="14pt" fo:language="el" fo:country="GR"/>
    </style:style>
    <style:style style:name="T8259" style:parent-style-name="AncientGreekἈρχαίαἑλληνικά" style:family="text">
      <style:text-properties style:font-weight-complex="bold" style:font-size-complex="14pt"/>
    </style:style>
    <style:style style:name="T8260" style:parent-style-name="AncientGreekἈρχαίαἑλληνικά" style:family="text">
      <style:text-properties style:font-weight-complex="bold" style:font-size-complex="14pt" fo:language="el" fo:country="GR"/>
    </style:style>
    <style:style style:name="T8261" style:parent-style-name="AncientGreekἈρχαίαἑλληνικά" style:family="text">
      <style:text-properties style:font-weight-complex="bold" style:font-size-complex="14pt"/>
    </style:style>
    <style:style style:name="T8262" style:parent-style-name="AncientGreekἈρχαίαἑλληνικά" style:family="text">
      <style:text-properties style:font-weight-complex="bold" style:font-size-complex="14pt" fo:language="el" fo:country="GR"/>
    </style:style>
    <style:style style:name="T8263" style:parent-style-name="AncientGreekἈρχαίαἑλληνικά" style:family="text">
      <style:text-properties style:font-weight-complex="bold" style:font-size-complex="14pt"/>
    </style:style>
    <style:style style:name="T8264" style:parent-style-name="AncientGreekἈρχαίαἑλληνικά" style:family="text">
      <style:text-properties style:font-weight-complex="bold" style:font-size-complex="14pt" fo:language="el" fo:country="GR"/>
    </style:style>
    <style:style style:name="T8265" style:parent-style-name="AncientGreekἈρχαίαἑλληνικά" style:family="text">
      <style:text-properties style:font-weight-complex="bold" style:font-size-complex="14pt"/>
    </style:style>
    <style:style style:name="T8266" style:parent-style-name="AncientGreekἈρχαίαἑλληνικά" style:family="text">
      <style:text-properties style:font-weight-complex="bold" style:font-size-complex="14pt" fo:language="el" fo:country="GR"/>
    </style:style>
    <style:style style:name="T8267" style:parent-style-name="AncientGreekἈρχαίαἑλληνικά" style:family="text">
      <style:text-properties style:font-weight-complex="bold" style:font-size-complex="14pt"/>
    </style:style>
    <style:style style:name="T8268" style:parent-style-name="AncientGreekἈρχαίαἑλληνικά" style:family="text">
      <style:text-properties style:font-weight-complex="bold" style:font-size-complex="14pt" fo:language="el" fo:country="GR"/>
    </style:style>
    <style:style style:name="T8269" style:parent-style-name="AncientGreekἈρχαίαἑλληνικά" style:family="text">
      <style:text-properties style:font-weight-complex="bold" style:font-size-complex="14pt"/>
    </style:style>
    <style:style style:name="T8270" style:parent-style-name="AncientGreekἈρχαίαἑλληνικά" style:family="text">
      <style:text-properties style:font-weight-complex="bold" style:font-size-complex="14pt" fo:language="el" fo:country="GR"/>
    </style:style>
    <style:style style:name="P8271" style:parent-style-name="Standard" style:family="paragraph">
      <style:paragraph-properties fo:widows="0" fo:orphans="0">
        <style:tab-stops>
          <style:tab-stop style:type="left" style:position="2.1979in"/>
        </style:tab-stops>
      </style:paragraph-properties>
    </style:style>
    <style:style style:name="T8272" style:parent-style-name="AncientGreekἈρχαίαἑλληνικά" style:family="text">
      <style:text-properties style:font-weight-complex="bold" style:font-size-complex="14pt" fo:language="el" fo:country="GR"/>
    </style:style>
    <style:style style:name="TableCell8273" style:family="table-cell">
      <style:table-cell-properties fo:border="0.0069in solid #000000" fo:background-color="#FFFFFF" style:writing-mode="lr-tb" fo:padding-top="0in" fo:padding-left="0.1527in" fo:padding-bottom="0in" fo:padding-right="0.15in"/>
    </style:style>
    <style:style style:name="P8274" style:parent-style-name="Standard" style:family="paragraph">
      <style:paragraph-properties fo:widows="0" fo:orphans="0"/>
      <style:text-properties style:font-name="AncientGreek"/>
    </style:style>
    <style:style style:name="P8275" style:parent-style-name="Standard" style:family="paragraph">
      <style:paragraph-properties fo:widows="0" fo:orphans="0"/>
      <style:text-properties style:font-name="AncientGreek"/>
    </style:style>
    <style:style style:name="P8276" style:parent-style-name="Standard" style:family="paragraph">
      <style:paragraph-properties fo:widows="0" fo:orphans="0"/>
      <style:text-properties style:font-name="AncientGreek"/>
    </style:style>
    <style:style style:name="P8277" style:parent-style-name="Standard" style:family="paragraph">
      <style:paragraph-properties fo:widows="0" fo:orphans="0"/>
      <style:text-properties style:font-name="AncientGreek"/>
    </style:style>
    <style:style style:name="P8278" style:parent-style-name="Standard" style:family="paragraph">
      <style:paragraph-properties fo:widows="0" fo:orphans="0"/>
      <style:text-properties style:font-name="AncientGreek"/>
    </style:style>
    <style:style style:name="TableRow8279" style:family="table-row">
      <style:table-row-properties style:min-row-height="0.0138in" style:use-optimal-row-height="false" fo:keep-together="always"/>
    </style:style>
    <style:style style:name="TableCell8280" style:family="table-cell">
      <style:table-cell-properties fo:border="0.0069in solid #000000" fo:background-color="#FFFFFF" style:writing-mode="lr-tb" fo:padding-top="0in" fo:padding-left="0.1527in" fo:padding-bottom="0in" fo:padding-right="0.15in"/>
    </style:style>
    <style:style style:name="P8281" style:parent-style-name="Standard" style:family="paragraph">
      <style:paragraph-properties fo:keep-with-next="always" fo:widows="0" fo:orphans="0" fo:text-align="center">
        <style:tab-stops>
          <style:tab-stop style:type="center" style:position="1in"/>
          <style:tab-stop style:type="left" style:position="2.3645in"/>
        </style:tab-stops>
      </style:paragraph-properties>
    </style:style>
    <style:style style:name="T8282" style:parent-style-name="AncientGreekἈρχαίαἑλληνικά" style:family="text">
      <style:text-properties fo:font-weight="bold" style:font-weight-asian="bold" style:font-weight-complex="bold" fo:font-size="18pt" style:font-size-asian="18pt" style:font-size-complex="14pt"/>
    </style:style>
    <style:style style:name="T828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84" style:parent-style-name="AncientGreekἈρχαίαἑλληνικά" style:family="text">
      <style:text-properties fo:font-weight="bold" style:font-weight-asian="bold" style:font-weight-complex="bold" fo:font-size="18pt" style:font-size-asian="18pt" style:font-size-complex="14pt"/>
    </style:style>
    <style:style style:name="T828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86" style:parent-style-name="AncientGreekἈρχαίαἑλληνικά" style:family="text">
      <style:text-properties fo:font-weight="bold" style:font-weight-asian="bold" style:font-weight-complex="bold" fo:font-size="18pt" style:font-size-asian="18pt" style:font-size-complex="14pt"/>
    </style:style>
    <style:style style:name="T828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288" style:parent-style-name="AncientGreekἈρχαίαἑλληνικά" style:family="text">
      <style:text-properties fo:font-weight="bold" style:font-weight-asian="bold" style:font-weight-complex="bold" fo:font-size="18pt" style:font-size-asian="18pt" style:font-size-complex="14pt"/>
    </style:style>
    <style:style style:name="T8289" style:parent-style-name="AncientGreekἈρχαίαἑλληνικά" style:family="text">
      <style:text-properties fo:font-weight="bold" style:font-weight-asian="bold" style:font-weight-complex="bold" fo:font-size="18pt" style:font-size-asian="18pt" style:font-size-complex="14pt"/>
    </style:style>
    <style:style style:name="T8290" style:parent-style-name="AncientGreekἈρχαίαἑλληνικά" style:family="text">
      <style:text-properties style:font-weight-complex="bold" style:font-size-complex="14pt" fo:language="el" fo:country="GR"/>
    </style:style>
    <style:style style:name="T8291" style:parent-style-name="AncientGreekἈρχαίαἑλληνικά" style:family="text">
      <style:text-properties style:font-weight-complex="bold" style:font-size-complex="14pt"/>
    </style:style>
    <style:style style:name="T8292" style:parent-style-name="AncientGreekἈρχαίαἑλληνικά" style:family="text">
      <style:text-properties style:font-weight-complex="bold" style:font-size-complex="14pt" fo:language="el" fo:country="GR"/>
    </style:style>
    <style:style style:name="T8293" style:parent-style-name="AncientGreekἈρχαίαἑλληνικά" style:family="text">
      <style:text-properties style:font-weight-complex="bold" style:font-size-complex="14pt"/>
    </style:style>
    <style:style style:name="T8294" style:parent-style-name="AncientGreekἈρχαίαἑλληνικά" style:family="text">
      <style:text-properties style:font-weight-complex="bold" style:font-size-complex="14pt" fo:language="el" fo:country="GR"/>
    </style:style>
    <style:style style:name="T8295" style:parent-style-name="AncientGreekἈρχαίαἑλληνικά" style:family="text">
      <style:text-properties style:font-weight-complex="bold" style:font-size-complex="14pt"/>
    </style:style>
    <style:style style:name="T8296" style:parent-style-name="AncientGreekἈρχαίαἑλληνικά" style:family="text">
      <style:text-properties style:font-weight-complex="bold" style:font-size-complex="14pt" fo:language="el" fo:country="GR"/>
    </style:style>
    <style:style style:name="T8297" style:parent-style-name="AncientGreekἈρχαίαἑλληνικά" style:family="text">
      <style:text-properties style:font-weight-complex="bold" style:font-size-complex="14pt"/>
    </style:style>
    <style:style style:name="T8298" style:parent-style-name="AncientGreekἈρχαίαἑλληνικά" style:family="text">
      <style:text-properties style:font-weight-complex="bold" style:font-size-complex="14pt" fo:language="el" fo:country="GR"/>
    </style:style>
    <style:style style:name="T8299" style:parent-style-name="AncientGreekἈρχαίαἑλληνικά" style:family="text">
      <style:text-properties style:font-weight-complex="bold" style:font-size-complex="14pt"/>
    </style:style>
    <style:style style:name="T8300" style:parent-style-name="AncientGreekἈρχαίαἑλληνικά" style:family="text">
      <style:text-properties style:font-weight-complex="bold" style:font-size-complex="14pt" fo:language="el" fo:country="GR"/>
    </style:style>
    <style:style style:name="T8301" style:parent-style-name="AncientGreekἈρχαίαἑλληνικά" style:family="text">
      <style:text-properties style:font-weight-complex="bold" style:font-size-complex="14pt"/>
    </style:style>
    <style:style style:name="T8302" style:parent-style-name="AncientGreekἈρχαίαἑλληνικά" style:family="text">
      <style:text-properties style:font-weight-complex="bold" style:font-size-complex="14pt" fo:language="el" fo:country="GR"/>
    </style:style>
    <style:style style:name="T8303" style:parent-style-name="AncientGreekἈρχαίαἑλληνικά" style:family="text">
      <style:text-properties style:font-weight-complex="bold" style:font-size-complex="14pt"/>
    </style:style>
    <style:style style:name="T8304" style:parent-style-name="AncientGreekἈρχαίαἑλληνικά" style:family="text">
      <style:text-properties style:font-weight-complex="bold" style:font-size-complex="14pt" fo:language="el" fo:country="GR"/>
    </style:style>
    <style:style style:name="T8305" style:parent-style-name="AncientGreekἈρχαίαἑλληνικά" style:family="text">
      <style:text-properties style:font-weight-complex="bold" style:font-size-complex="14pt"/>
    </style:style>
    <style:style style:name="T8306" style:parent-style-name="AncientGreekἈρχαίαἑλληνικά" style:family="text">
      <style:text-properties style:font-weight-complex="bold" style:font-size-complex="14pt" fo:language="el" fo:country="GR"/>
    </style:style>
    <style:style style:name="T8307" style:parent-style-name="AncientGreekἈρχαίαἑλληνικά" style:family="text">
      <style:text-properties style:font-weight-complex="bold" style:font-size-complex="14pt"/>
    </style:style>
    <style:style style:name="T8308" style:parent-style-name="AncientGreekἈρχαίαἑλληνικά" style:family="text">
      <style:text-properties style:font-weight-complex="bold" style:font-size-complex="14pt" fo:language="el" fo:country="GR"/>
    </style:style>
    <style:style style:name="T8309" style:parent-style-name="AncientGreekἈρχαίαἑλληνικά" style:family="text">
      <style:text-properties style:font-weight-complex="bold" style:font-size-complex="14pt"/>
    </style:style>
    <style:style style:name="T8310" style:parent-style-name="AncientGreekἈρχαίαἑλληνικά" style:family="text">
      <style:text-properties style:font-weight-complex="bold" style:font-size-complex="14pt" fo:language="el" fo:country="GR"/>
    </style:style>
    <style:style style:name="T8311" style:parent-style-name="AncientGreekἈρχαίαἑλληνικά" style:family="text">
      <style:text-properties style:font-weight-complex="bold" style:font-size-complex="14pt"/>
    </style:style>
    <style:style style:name="T8312" style:parent-style-name="AncientGreekἈρχαίαἑλληνικά" style:family="text">
      <style:text-properties style:font-weight-complex="bold" style:font-size-complex="14pt" fo:language="el" fo:country="GR"/>
    </style:style>
    <style:style style:name="T8313" style:parent-style-name="AncientGreekἈρχαίαἑλληνικά" style:family="text">
      <style:text-properties style:font-weight-complex="bold" style:font-size-complex="14pt"/>
    </style:style>
    <style:style style:name="T8314" style:parent-style-name="AncientGreekἈρχαίαἑλληνικά" style:family="text">
      <style:text-properties style:font-weight-complex="bold" style:font-size-complex="14pt" fo:language="el" fo:country="GR"/>
    </style:style>
    <style:style style:name="T8315" style:parent-style-name="AncientGreekἈρχαίαἑλληνικά" style:family="text">
      <style:text-properties style:font-weight-complex="bold" style:font-size-complex="14pt"/>
    </style:style>
    <style:style style:name="T8316" style:parent-style-name="AncientGreekἈρχαίαἑλληνικά" style:family="text">
      <style:text-properties style:font-weight-complex="bold" style:font-size-complex="14pt" fo:language="el" fo:country="GR"/>
    </style:style>
    <style:style style:name="T8317" style:parent-style-name="AncientGreekἈρχαίαἑλληνικά" style:family="text">
      <style:text-properties style:font-weight-complex="bold" style:font-size-complex="14pt"/>
    </style:style>
    <style:style style:name="T8318" style:parent-style-name="AncientGreekἈρχαίαἑλληνικά" style:family="text">
      <style:text-properties style:font-weight-complex="bold" style:font-size-complex="14pt" fo:language="el" fo:country="GR"/>
    </style:style>
    <style:style style:name="T8319" style:parent-style-name="AncientGreekἈρχαίαἑλληνικά" style:family="text">
      <style:text-properties style:font-weight-complex="bold" style:font-size-complex="14pt"/>
    </style:style>
    <style:style style:name="T8320" style:parent-style-name="AncientGreekἈρχαίαἑλληνικά" style:family="text">
      <style:text-properties style:font-weight-complex="bold" style:font-size-complex="14pt" fo:language="el" fo:country="GR"/>
    </style:style>
    <style:style style:name="T8321" style:parent-style-name="AncientGreekἈρχαίαἑλληνικά" style:family="text">
      <style:text-properties style:font-weight-complex="bold" style:font-size-complex="14pt"/>
    </style:style>
    <style:style style:name="T8322" style:parent-style-name="AncientGreekἈρχαίαἑλληνικά" style:family="text">
      <style:text-properties style:font-weight-complex="bold" style:font-size-complex="14pt" fo:language="el" fo:country="GR"/>
    </style:style>
    <style:style style:name="T8323" style:parent-style-name="AncientGreekἈρχαίαἑλληνικά" style:family="text">
      <style:text-properties style:font-weight-complex="bold" style:font-size-complex="14pt"/>
    </style:style>
    <style:style style:name="T8324" style:parent-style-name="AncientGreekἈρχαίαἑλληνικά" style:family="text">
      <style:text-properties style:font-weight-complex="bold" style:font-size-complex="14pt" fo:language="el" fo:country="GR"/>
    </style:style>
    <style:style style:name="T8325" style:parent-style-name="AncientGreekἈρχαίαἑλληνικά" style:family="text">
      <style:text-properties style:font-weight-complex="bold" style:font-size-complex="14pt"/>
    </style:style>
    <style:style style:name="T8326" style:parent-style-name="AncientGreekἈρχαίαἑλληνικά" style:family="text">
      <style:text-properties style:font-weight-complex="bold" style:font-size-complex="14pt" fo:language="el" fo:country="GR"/>
    </style:style>
    <style:style style:name="T8327" style:parent-style-name="AncientGreekἈρχαίαἑλληνικά" style:family="text">
      <style:text-properties style:font-weight-complex="bold" style:font-size-complex="14pt"/>
    </style:style>
    <style:style style:name="T8328" style:parent-style-name="AncientGreekἈρχαίαἑλληνικά" style:family="text">
      <style:text-properties style:font-weight-complex="bold" style:font-size-complex="14pt" fo:language="el" fo:country="GR"/>
    </style:style>
    <style:style style:name="T8329" style:parent-style-name="AncientGreekἈρχαίαἑλληνικά" style:family="text">
      <style:text-properties style:font-weight-complex="bold" style:font-size-complex="14pt"/>
    </style:style>
    <style:style style:name="T8330" style:parent-style-name="AncientGreekἈρχαίαἑλληνικά" style:family="text">
      <style:text-properties style:font-weight-complex="bold" style:font-size-complex="14pt" fo:language="el" fo:country="GR"/>
    </style:style>
    <style:style style:name="T8331" style:parent-style-name="AncientGreekἈρχαίαἑλληνικά" style:family="text">
      <style:text-properties style:font-weight-complex="bold" style:font-size-complex="14pt"/>
    </style:style>
    <style:style style:name="T8332" style:parent-style-name="AncientGreekἈρχαίαἑλληνικά" style:family="text">
      <style:text-properties style:font-weight-complex="bold" style:font-size-complex="14pt" fo:language="el" fo:country="GR"/>
    </style:style>
    <style:style style:name="T8333" style:parent-style-name="AncientGreekἈρχαίαἑλληνικά" style:family="text">
      <style:text-properties style:font-weight-complex="bold" style:font-size-complex="14pt"/>
    </style:style>
    <style:style style:name="T8334" style:parent-style-name="AncientGreekἈρχαίαἑλληνικά" style:family="text">
      <style:text-properties style:font-weight-complex="bold" style:font-size-complex="14pt" fo:language="el" fo:country="GR"/>
    </style:style>
    <style:style style:name="T8335" style:parent-style-name="AncientGreekἈρχαίαἑλληνικά" style:family="text">
      <style:text-properties style:font-weight-complex="bold" style:font-size-complex="14pt"/>
    </style:style>
    <style:style style:name="T8336" style:parent-style-name="AncientGreekἈρχαίαἑλληνικά" style:family="text">
      <style:text-properties style:font-weight-complex="bold" style:font-size-complex="14pt" fo:language="el" fo:country="GR"/>
    </style:style>
    <style:style style:name="T8337" style:parent-style-name="AncientGreekἈρχαίαἑλληνικά" style:family="text">
      <style:text-properties style:font-weight-complex="bold" style:font-size-complex="14pt"/>
    </style:style>
    <style:style style:name="T8338" style:parent-style-name="AncientGreekἈρχαίαἑλληνικά" style:family="text">
      <style:text-properties style:font-weight-complex="bold" style:font-size-complex="14pt" fo:language="el" fo:country="GR"/>
    </style:style>
    <style:style style:name="T8339" style:parent-style-name="AncientGreekἈρχαίαἑλληνικά" style:family="text">
      <style:text-properties style:font-weight-complex="bold" style:font-size-complex="14pt"/>
    </style:style>
    <style:style style:name="T8340" style:parent-style-name="AncientGreekἈρχαίαἑλληνικά" style:family="text">
      <style:text-properties style:font-weight-complex="bold" style:font-size-complex="14pt" fo:language="el" fo:country="GR"/>
    </style:style>
    <style:style style:name="T8341" style:parent-style-name="AncientGreekἈρχαίαἑλληνικά" style:family="text">
      <style:text-properties style:font-weight-complex="bold" style:font-size-complex="14pt"/>
    </style:style>
    <style:style style:name="T8342" style:parent-style-name="AncientGreekἈρχαίαἑλληνικά" style:family="text">
      <style:text-properties style:font-weight-complex="bold" style:font-size-complex="14pt" fo:language="el" fo:country="GR"/>
    </style:style>
    <style:style style:name="T8343" style:parent-style-name="AncientGreekἈρχαίαἑλληνικά" style:family="text">
      <style:text-properties style:font-weight-complex="bold" style:font-size-complex="14pt"/>
    </style:style>
    <style:style style:name="T8344" style:parent-style-name="AncientGreekἈρχαίαἑλληνικά" style:family="text">
      <style:text-properties style:font-weight-complex="bold" style:font-size-complex="14pt" fo:language="el" fo:country="GR"/>
    </style:style>
    <style:style style:name="T8345" style:parent-style-name="AncientGreekἈρχαίαἑλληνικά" style:family="text">
      <style:text-properties style:font-weight-complex="bold" style:font-size-complex="14pt"/>
    </style:style>
    <style:style style:name="T8346" style:parent-style-name="AncientGreekἈρχαίαἑλληνικά" style:family="text">
      <style:text-properties style:font-weight-complex="bold" style:font-size-complex="14pt" fo:language="el" fo:country="GR"/>
    </style:style>
    <style:style style:name="T8347" style:parent-style-name="AncientGreekἈρχαίαἑλληνικά" style:family="text">
      <style:text-properties style:font-weight-complex="bold" style:font-size-complex="14pt"/>
    </style:style>
    <style:style style:name="T8348" style:parent-style-name="AncientGreekἈρχαίαἑλληνικά" style:family="text">
      <style:text-properties style:font-weight-complex="bold" style:font-size-complex="14pt" fo:language="el" fo:country="GR"/>
    </style:style>
    <style:style style:name="T8349" style:parent-style-name="AncientGreekἈρχαίαἑλληνικά" style:family="text">
      <style:text-properties style:font-weight-complex="bold" style:font-size-complex="14pt"/>
    </style:style>
    <style:style style:name="T8350" style:parent-style-name="AncientGreekἈρχαίαἑλληνικά" style:family="text">
      <style:text-properties style:font-weight-complex="bold" style:font-size-complex="14pt" fo:language="el" fo:country="GR"/>
    </style:style>
    <style:style style:name="T8351" style:parent-style-name="AncientGreekἈρχαίαἑλληνικά" style:family="text">
      <style:text-properties style:font-weight-complex="bold" style:font-size-complex="14pt"/>
    </style:style>
    <style:style style:name="T8352" style:parent-style-name="AncientGreekἈρχαίαἑλληνικά" style:family="text">
      <style:text-properties style:font-weight-complex="bold" style:font-size-complex="14pt" fo:language="el" fo:country="GR"/>
    </style:style>
    <style:style style:name="T8353" style:parent-style-name="AncientGreekἈρχαίαἑλληνικά" style:family="text">
      <style:text-properties style:font-weight-complex="bold" style:font-size-complex="14pt"/>
    </style:style>
    <style:style style:name="T8354" style:parent-style-name="AncientGreekἈρχαίαἑλληνικά" style:family="text">
      <style:text-properties style:font-weight-complex="bold" style:font-size-complex="14pt" fo:language="el" fo:country="GR"/>
    </style:style>
    <style:style style:name="T8355" style:parent-style-name="AncientGreekἈρχαίαἑλληνικά" style:family="text">
      <style:text-properties style:font-weight-complex="bold" style:font-size-complex="14pt"/>
    </style:style>
    <style:style style:name="T8356" style:parent-style-name="AncientGreekἈρχαίαἑλληνικά" style:family="text">
      <style:text-properties style:font-weight-complex="bold" style:font-size-complex="14pt" fo:language="el" fo:country="GR"/>
    </style:style>
    <style:style style:name="T8357" style:parent-style-name="AncientGreekἈρχαίαἑλληνικά" style:family="text">
      <style:text-properties style:font-weight-complex="bold" style:font-size-complex="14pt"/>
    </style:style>
    <style:style style:name="T8358" style:parent-style-name="AncientGreekἈρχαίαἑλληνικά" style:family="text">
      <style:text-properties style:font-weight-complex="bold" style:font-size-complex="14pt" fo:language="el" fo:country="GR"/>
    </style:style>
    <style:style style:name="T8359" style:parent-style-name="AncientGreekἈρχαίαἑλληνικά" style:family="text">
      <style:text-properties style:font-weight-complex="bold" style:font-size-complex="14pt"/>
    </style:style>
    <style:style style:name="T8360" style:parent-style-name="AncientGreekἈρχαίαἑλληνικά" style:family="text">
      <style:text-properties style:font-weight-complex="bold" style:font-size-complex="14pt" fo:language="el" fo:country="GR"/>
    </style:style>
    <style:style style:name="T8361" style:parent-style-name="AncientGreekἈρχαίαἑλληνικά" style:family="text">
      <style:text-properties style:font-weight-complex="bold" style:font-size-complex="14pt"/>
    </style:style>
    <style:style style:name="T8362" style:parent-style-name="AncientGreekἈρχαίαἑλληνικά" style:family="text">
      <style:text-properties style:font-weight-complex="bold" style:font-size-complex="14pt" fo:language="el" fo:country="GR"/>
    </style:style>
    <style:style style:name="T8363" style:parent-style-name="AncientGreekἈρχαίαἑλληνικά" style:family="text">
      <style:text-properties style:font-weight-complex="bold" style:font-size-complex="14pt"/>
    </style:style>
    <style:style style:name="T8364" style:parent-style-name="AncientGreekἈρχαίαἑλληνικά" style:family="text">
      <style:text-properties style:font-weight-complex="bold" style:font-size-complex="14pt" fo:language="el" fo:country="GR"/>
    </style:style>
    <style:style style:name="T8365" style:parent-style-name="AncientGreekἈρχαίαἑλληνικά" style:family="text">
      <style:text-properties style:font-weight-complex="bold" style:font-size-complex="14pt"/>
    </style:style>
    <style:style style:name="T8366" style:parent-style-name="AncientGreekἈρχαίαἑλληνικά" style:family="text">
      <style:text-properties style:font-weight-complex="bold" style:font-size-complex="14pt" fo:language="el" fo:country="GR"/>
    </style:style>
    <style:style style:name="T8367" style:parent-style-name="AncientGreekἈρχαίαἑλληνικά" style:family="text">
      <style:text-properties style:font-weight-complex="bold" style:font-size-complex="14pt"/>
    </style:style>
    <style:style style:name="T8368" style:parent-style-name="AncientGreekἈρχαίαἑλληνικά" style:family="text">
      <style:text-properties style:font-weight-complex="bold" style:font-size-complex="14pt" fo:language="el" fo:country="GR"/>
    </style:style>
    <style:style style:name="T8369" style:parent-style-name="AncientGreekἈρχαίαἑλληνικά" style:family="text">
      <style:text-properties style:font-weight-complex="bold" style:font-size-complex="14pt"/>
    </style:style>
    <style:style style:name="T8370" style:parent-style-name="AncientGreekἈρχαίαἑλληνικά" style:family="text">
      <style:text-properties style:font-weight-complex="bold" style:font-size-complex="14pt" fo:language="el" fo:country="GR"/>
    </style:style>
    <style:style style:name="T8371" style:parent-style-name="AncientGreekἈρχαίαἑλληνικά" style:family="text">
      <style:text-properties style:font-weight-complex="bold" style:font-size-complex="14pt"/>
    </style:style>
    <style:style style:name="T8372" style:parent-style-name="AncientGreekἈρχαίαἑλληνικά" style:family="text">
      <style:text-properties style:font-weight-complex="bold" style:font-size-complex="14pt" fo:language="el" fo:country="GR"/>
    </style:style>
    <style:style style:name="T8373" style:parent-style-name="AncientGreekἈρχαίαἑλληνικά" style:family="text">
      <style:text-properties style:font-weight-complex="bold" style:font-size-complex="14pt"/>
    </style:style>
    <style:style style:name="T8374" style:parent-style-name="AncientGreekἈρχαίαἑλληνικά" style:family="text">
      <style:text-properties style:font-weight-complex="bold" style:font-size-complex="14pt" fo:language="el" fo:country="GR"/>
    </style:style>
    <style:style style:name="T8375" style:parent-style-name="AncientGreekἈρχαίαἑλληνικά" style:family="text">
      <style:text-properties style:font-weight-complex="bold" style:font-size-complex="14pt"/>
    </style:style>
    <style:style style:name="T8376" style:parent-style-name="AncientGreekἈρχαίαἑλληνικά" style:family="text">
      <style:text-properties style:font-weight-complex="bold" style:font-size-complex="14pt" fo:language="el" fo:country="GR"/>
    </style:style>
    <style:style style:name="T8377" style:parent-style-name="AncientGreekἈρχαίαἑλληνικά" style:family="text">
      <style:text-properties style:font-weight-complex="bold" style:font-size-complex="14pt"/>
    </style:style>
    <style:style style:name="T8378" style:parent-style-name="AncientGreekἈρχαίαἑλληνικά" style:family="text">
      <style:text-properties style:font-weight-complex="bold" style:font-size-complex="14pt" fo:language="el" fo:country="GR"/>
    </style:style>
    <style:style style:name="T8379" style:parent-style-name="AncientGreekἈρχαίαἑλληνικά" style:family="text">
      <style:text-properties style:font-weight-complex="bold" style:font-size-complex="14pt"/>
    </style:style>
    <style:style style:name="T8380" style:parent-style-name="AncientGreekἈρχαίαἑλληνικά" style:family="text">
      <style:text-properties style:font-weight-complex="bold" style:font-size-complex="14pt" fo:language="el" fo:country="GR"/>
    </style:style>
    <style:style style:name="T8381" style:parent-style-name="AncientGreekἈρχαίαἑλληνικά" style:family="text">
      <style:text-properties style:font-weight-complex="bold" style:font-size-complex="14pt"/>
    </style:style>
    <style:style style:name="T8382" style:parent-style-name="AncientGreekἈρχαίαἑλληνικά" style:family="text">
      <style:text-properties style:font-weight-complex="bold" style:font-size-complex="14pt" fo:language="el" fo:country="GR"/>
    </style:style>
    <style:style style:name="T8383" style:parent-style-name="AncientGreekἈρχαίαἑλληνικά" style:family="text">
      <style:text-properties style:font-weight-complex="bold" style:font-size-complex="14pt"/>
    </style:style>
    <style:style style:name="P8384" style:parent-style-name="Standard" style:family="paragraph">
      <style:paragraph-properties fo:widows="0" fo:orphans="0">
        <style:tab-stops>
          <style:tab-stop style:type="left" style:position="2.3645in"/>
        </style:tab-stops>
      </style:paragraph-properties>
    </style:style>
    <style:style style:name="T8385" style:parent-style-name="AncientGreekἈρχαίαἑλληνικά" style:family="text">
      <style:text-properties style:font-weight-complex="bold" style:font-size-complex="14pt" fo:language="el" fo:country="GR"/>
    </style:style>
    <style:style style:name="T8386" style:parent-style-name="AncientGreekἈρχαίαἑλληνικά" style:family="text">
      <style:text-properties style:font-weight-complex="bold" style:font-size-complex="14pt"/>
    </style:style>
    <style:style style:name="T8387" style:parent-style-name="AncientGreekἈρχαίαἑλληνικά" style:family="text">
      <style:text-properties style:font-weight-complex="bold" style:font-size-complex="14pt" fo:language="el" fo:country="GR"/>
    </style:style>
    <style:style style:name="T8388" style:parent-style-name="AncientGreekἈρχαίαἑλληνικά" style:family="text">
      <style:text-properties style:font-weight-complex="bold" style:font-size-complex="14pt"/>
    </style:style>
    <style:style style:name="T8389" style:parent-style-name="AncientGreekἈρχαίαἑλληνικά" style:family="text">
      <style:text-properties style:font-weight-complex="bold" style:font-size-complex="14pt" fo:language="el" fo:country="GR"/>
    </style:style>
    <style:style style:name="T8390" style:parent-style-name="AncientGreekἈρχαίαἑλληνικά" style:family="text">
      <style:text-properties style:font-weight-complex="bold" style:font-size-complex="14pt"/>
    </style:style>
    <style:style style:name="T8391" style:parent-style-name="AncientGreekἈρχαίαἑλληνικά" style:family="text">
      <style:text-properties style:font-weight-complex="bold" style:font-size-complex="14pt" fo:language="el" fo:country="GR"/>
    </style:style>
    <style:style style:name="T8392" style:parent-style-name="AncientGreekἈρχαίαἑλληνικά" style:family="text">
      <style:text-properties style:font-weight-complex="bold" style:font-size-complex="14pt"/>
    </style:style>
    <style:style style:name="T8393" style:parent-style-name="AncientGreekἈρχαίαἑλληνικά" style:family="text">
      <style:text-properties style:font-weight-complex="bold" style:font-size-complex="14pt" fo:language="el" fo:country="GR"/>
    </style:style>
    <style:style style:name="T8394" style:parent-style-name="AncientGreekἈρχαίαἑλληνικά" style:family="text">
      <style:text-properties style:font-weight-complex="bold" style:font-size-complex="14pt"/>
    </style:style>
    <style:style style:name="T8395" style:parent-style-name="AncientGreekἈρχαίαἑλληνικά" style:family="text">
      <style:text-properties style:font-weight-complex="bold" style:font-size-complex="14pt" fo:language="el" fo:country="GR"/>
    </style:style>
    <style:style style:name="T8396" style:parent-style-name="AncientGreekἈρχαίαἑλληνικά" style:family="text">
      <style:text-properties style:font-weight-complex="bold" style:font-size-complex="14pt"/>
    </style:style>
    <style:style style:name="T8397" style:parent-style-name="AncientGreekἈρχαίαἑλληνικά" style:family="text">
      <style:text-properties style:font-weight-complex="bold" style:font-size-complex="14pt" fo:language="el" fo:country="GR"/>
    </style:style>
    <style:style style:name="T8398" style:parent-style-name="AncientGreekἈρχαίαἑλληνικά" style:family="text">
      <style:text-properties style:font-weight-complex="bold" style:font-size-complex="14pt"/>
    </style:style>
    <style:style style:name="T8399" style:parent-style-name="AncientGreekἈρχαίαἑλληνικά" style:family="text">
      <style:text-properties style:font-weight-complex="bold" style:font-size-complex="14pt" fo:language="el" fo:country="GR"/>
    </style:style>
    <style:style style:name="T8400" style:parent-style-name="AncientGreekἈρχαίαἑλληνικά" style:family="text">
      <style:text-properties style:font-weight-complex="bold" style:font-size-complex="14pt"/>
    </style:style>
    <style:style style:name="T8401" style:parent-style-name="AncientGreekἈρχαίαἑλληνικά" style:family="text">
      <style:text-properties style:font-weight-complex="bold" style:font-size-complex="14pt" fo:language="el" fo:country="GR"/>
    </style:style>
    <style:style style:name="T8402" style:parent-style-name="AncientGreekἈρχαίαἑλληνικά" style:family="text">
      <style:text-properties style:font-weight-complex="bold" style:font-size-complex="14pt"/>
    </style:style>
    <style:style style:name="T8403" style:parent-style-name="AncientGreekἈρχαίαἑλληνικά" style:family="text">
      <style:text-properties style:font-weight-complex="bold" style:font-size-complex="14pt" fo:language="el" fo:country="GR"/>
    </style:style>
    <style:style style:name="T8404" style:parent-style-name="AncientGreekἈρχαίαἑλληνικά" style:family="text">
      <style:text-properties style:font-weight-complex="bold" style:font-size-complex="14pt"/>
    </style:style>
    <style:style style:name="T8405" style:parent-style-name="AncientGreekἈρχαίαἑλληνικά" style:family="text">
      <style:text-properties style:font-weight-complex="bold" style:font-size-complex="14pt" fo:language="el" fo:country="GR"/>
    </style:style>
    <style:style style:name="T8406" style:parent-style-name="AncientGreekἈρχαίαἑλληνικά" style:family="text">
      <style:text-properties style:font-weight-complex="bold" style:font-size-complex="14pt"/>
    </style:style>
    <style:style style:name="T8407" style:parent-style-name="AncientGreekἈρχαίαἑλληνικά" style:family="text">
      <style:text-properties style:font-weight-complex="bold" style:font-size-complex="14pt" fo:language="el" fo:country="GR"/>
    </style:style>
    <style:style style:name="T8408" style:parent-style-name="AncientGreekἈρχαίαἑλληνικά" style:family="text">
      <style:text-properties style:font-weight-complex="bold" style:font-size-complex="14pt"/>
    </style:style>
    <style:style style:name="T8409" style:parent-style-name="AncientGreekἈρχαίαἑλληνικά" style:family="text">
      <style:text-properties style:font-weight-complex="bold" style:font-size-complex="14pt" fo:language="el" fo:country="GR"/>
    </style:style>
    <style:style style:name="T8410" style:parent-style-name="AncientGreekἈρχαίαἑλληνικά" style:family="text">
      <style:text-properties style:font-weight-complex="bold" style:font-size-complex="14pt"/>
    </style:style>
    <style:style style:name="T8411" style:parent-style-name="AncientGreekἈρχαίαἑλληνικά" style:family="text">
      <style:text-properties style:font-weight-complex="bold" style:font-size-complex="14pt" fo:language="el" fo:country="GR"/>
    </style:style>
    <style:style style:name="T8412" style:parent-style-name="AncientGreekἈρχαίαἑλληνικά" style:family="text">
      <style:text-properties style:font-weight-complex="bold" style:font-size-complex="14pt"/>
    </style:style>
    <style:style style:name="T8413" style:parent-style-name="AncientGreekἈρχαίαἑλληνικά" style:family="text">
      <style:text-properties style:font-weight-complex="bold" style:font-size-complex="14pt" fo:language="el" fo:country="GR"/>
    </style:style>
    <style:style style:name="T8414" style:parent-style-name="AncientGreekἈρχαίαἑλληνικά" style:family="text">
      <style:text-properties style:font-weight-complex="bold" style:font-size-complex="14pt"/>
    </style:style>
    <style:style style:name="T8415" style:parent-style-name="AncientGreekἈρχαίαἑλληνικά" style:family="text">
      <style:text-properties style:font-weight-complex="bold" style:font-size-complex="14pt" fo:language="el" fo:country="GR"/>
    </style:style>
    <style:style style:name="T8416" style:parent-style-name="AncientGreekἈρχαίαἑλληνικά" style:family="text">
      <style:text-properties style:font-weight-complex="bold" style:font-size-complex="14pt"/>
    </style:style>
    <style:style style:name="T8417" style:parent-style-name="AncientGreekἈρχαίαἑλληνικά" style:family="text">
      <style:text-properties style:font-weight-complex="bold" style:font-size-complex="14pt" fo:language="el" fo:country="GR"/>
    </style:style>
    <style:style style:name="T8418" style:parent-style-name="AncientGreekἈρχαίαἑλληνικά" style:family="text">
      <style:text-properties style:font-weight-complex="bold" style:font-size-complex="14pt"/>
    </style:style>
    <style:style style:name="T8419" style:parent-style-name="AncientGreekἈρχαίαἑλληνικά" style:family="text">
      <style:text-properties style:font-weight-complex="bold" style:font-size-complex="14pt" fo:language="el" fo:country="GR"/>
    </style:style>
    <style:style style:name="T8420" style:parent-style-name="AncientGreekἈρχαίαἑλληνικά" style:family="text">
      <style:text-properties style:font-weight-complex="bold" style:font-size-complex="14pt"/>
    </style:style>
    <style:style style:name="TableCell8421" style:family="table-cell">
      <style:table-cell-properties fo:border="0.0069in solid #000000" fo:background-color="#FFFFFF" style:writing-mode="lr-tb" fo:padding-top="0in" fo:padding-left="0.1527in" fo:padding-bottom="0in" fo:padding-right="0.15in"/>
    </style:style>
    <style:style style:name="P8422" style:parent-style-name="Standard" style:family="paragraph">
      <style:paragraph-properties fo:widows="0" fo:orphans="0"/>
      <style:text-properties style:font-name="AncientGreek"/>
    </style:style>
    <style:style style:name="P8423" style:parent-style-name="Standard" style:family="paragraph">
      <style:paragraph-properties fo:widows="0" fo:orphans="0"/>
      <style:text-properties style:font-name="AncientGreek"/>
    </style:style>
    <style:style style:name="P8424" style:parent-style-name="Standard" style:family="paragraph">
      <style:paragraph-properties fo:widows="0" fo:orphans="0"/>
      <style:text-properties style:font-name="AncientGreek"/>
    </style:style>
    <style:style style:name="P8425" style:parent-style-name="Standard" style:family="paragraph">
      <style:paragraph-properties fo:widows="0" fo:orphans="0"/>
      <style:text-properties style:font-name="AncientGreek"/>
    </style:style>
    <style:style style:name="P8426" style:parent-style-name="Standard" style:family="paragraph">
      <style:paragraph-properties fo:widows="0" fo:orphans="0"/>
      <style:text-properties style:font-name="AncientGreek"/>
    </style:style>
    <style:style style:name="TableRow8427" style:family="table-row">
      <style:table-row-properties style:min-row-height="0.0138in" style:use-optimal-row-height="false" fo:keep-together="always"/>
    </style:style>
    <style:style style:name="TableCell8428" style:family="table-cell">
      <style:table-cell-properties fo:border="0.0069in solid #000000" fo:background-color="#FFFFFF" style:writing-mode="lr-tb" fo:padding-top="0in" fo:padding-left="0.1527in" fo:padding-bottom="0in" fo:padding-right="0.15in"/>
    </style:style>
    <style:style style:name="P8429"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8430" style:parent-style-name="AncientGreekἈρχαίαἑλληνικά" style:family="text">
      <style:text-properties fo:font-weight="bold" style:font-weight-asian="bold" style:font-weight-complex="bold" fo:font-size="18pt" style:font-size-asian="18pt" style:font-size-complex="14pt"/>
    </style:style>
    <style:style style:name="T843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32" style:parent-style-name="AncientGreekἈρχαίαἑλληνικά" style:family="text">
      <style:text-properties fo:font-weight="bold" style:font-weight-asian="bold" style:font-weight-complex="bold" fo:font-size="18pt" style:font-size-asian="18pt" style:font-size-complex="14pt"/>
    </style:style>
    <style:style style:name="T843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34" style:parent-style-name="AncientGreekἈρχαίαἑλληνικά" style:family="text">
      <style:text-properties fo:font-weight="bold" style:font-weight-asian="bold" style:font-weight-complex="bold" fo:font-size="18pt" style:font-size-asian="18pt" style:font-size-complex="14pt"/>
    </style:style>
    <style:style style:name="T843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36" style:parent-style-name="AncientGreekἈρχαίαἑλληνικά" style:family="text">
      <style:text-properties fo:font-weight="bold" style:font-weight-asian="bold" style:font-weight-complex="bold" fo:font-size="18pt" style:font-size-asian="18pt" style:font-size-complex="14pt"/>
    </style:style>
    <style:style style:name="T8437" style:parent-style-name="AncientGreekἈρχαίαἑλληνικά" style:family="text">
      <style:text-properties style:font-name="Cambria Math" style:font-name-complex="Cambria Math" fo:font-weight="bold" style:font-weight-asian="bold" style:font-weight-complex="bold" fo:font-size="18pt" style:font-size-asian="18pt" style:font-size-complex="14pt" fo:language="el" fo:country="GR"/>
    </style:style>
    <style:style style:name="T843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39" style:parent-style-name="AncientGreekἈρχαίαἑλληνικά" style:family="text">
      <style:text-properties fo:font-weight="bold" style:font-weight-asian="bold" style:font-weight-complex="bold" fo:font-size="18pt" style:font-size-asian="18pt" style:font-size-complex="14pt"/>
    </style:style>
    <style:style style:name="T844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41" style:parent-style-name="AncientGreekἈρχαίαἑλληνικά" style:family="text">
      <style:text-properties fo:font-weight="bold" style:font-weight-asian="bold" style:font-weight-complex="bold" fo:font-size="18pt" style:font-size-asian="18pt" style:font-size-complex="14pt"/>
    </style:style>
    <style:style style:name="T844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43" style:parent-style-name="AncientGreekἈρχαίαἑλληνικά" style:family="text">
      <style:text-properties style:font-name="Cambria Math" style:font-name-complex="Cambria Math" fo:font-weight="bold" style:font-weight-asian="bold" style:font-weight-complex="bold" fo:font-size="18pt" style:font-size-asian="18pt" style:font-size-complex="14pt" fo:language="el" fo:country="GR"/>
    </style:style>
    <style:style style:name="T8444" style:parent-style-name="AncientGreekἈρχαίαἑλληνικά" style:family="text">
      <style:text-properties fo:font-weight="bold" style:font-weight-asian="bold" style:font-weight-complex="bold" fo:font-size="18pt" style:font-size-asian="18pt" style:font-size-complex="14pt"/>
    </style:style>
    <style:style style:name="T8445" style:parent-style-name="AncientGreekἈρχαίαἑλληνικά" style:family="text">
      <style:text-properties fo:font-weight="bold" style:font-weight-asian="bold" style:font-weight-complex="bold" fo:font-size="18pt" style:font-size-asian="18pt" style:font-size-complex="14pt"/>
    </style:style>
    <style:style style:name="T8446" style:parent-style-name="AncientGreekἈρχαίαἑλληνικά" style:family="text">
      <style:text-properties style:font-weight-complex="bold" style:font-size-complex="14pt" fo:language="el" fo:country="GR"/>
    </style:style>
    <style:style style:name="T8447" style:parent-style-name="AncientGreekἈρχαίαἑλληνικά" style:family="text">
      <style:text-properties style:font-weight-complex="bold" style:font-size-complex="14pt"/>
    </style:style>
    <style:style style:name="T8448" style:parent-style-name="AncientGreekἈρχαίαἑλληνικά" style:family="text">
      <style:text-properties style:font-weight-complex="bold" style:font-size-complex="14pt" fo:language="el" fo:country="GR"/>
    </style:style>
    <style:style style:name="T8449" style:parent-style-name="AncientGreekἈρχαίαἑλληνικά" style:family="text">
      <style:text-properties style:font-weight-complex="bold" style:font-size-complex="14pt"/>
    </style:style>
    <style:style style:name="T8450" style:parent-style-name="AncientGreekἈρχαίαἑλληνικά" style:family="text">
      <style:text-properties style:font-weight-complex="bold" style:font-size-complex="14pt" fo:language="el" fo:country="GR"/>
    </style:style>
    <style:style style:name="T8451" style:parent-style-name="AncientGreekἈρχαίαἑλληνικά" style:family="text">
      <style:text-properties style:font-weight-complex="bold" style:font-size-complex="14pt"/>
    </style:style>
    <style:style style:name="T8452" style:parent-style-name="AncientGreekἈρχαίαἑλληνικά" style:family="text">
      <style:text-properties style:font-weight-complex="bold" style:font-size-complex="14pt" fo:language="el" fo:country="GR"/>
    </style:style>
    <style:style style:name="T8453" style:parent-style-name="AncientGreekἈρχαίαἑλληνικά" style:family="text">
      <style:text-properties style:font-weight-complex="bold" style:font-size-complex="14pt"/>
    </style:style>
    <style:style style:name="T8454" style:parent-style-name="AncientGreekἈρχαίαἑλληνικά" style:family="text">
      <style:text-properties style:font-weight-complex="bold" style:font-size-complex="14pt" fo:language="el" fo:country="GR"/>
    </style:style>
    <style:style style:name="T8455" style:parent-style-name="AncientGreekἈρχαίαἑλληνικά" style:family="text">
      <style:text-properties style:font-weight-complex="bold" style:font-size-complex="14pt"/>
    </style:style>
    <style:style style:name="T8456" style:parent-style-name="AncientGreekἈρχαίαἑλληνικά" style:family="text">
      <style:text-properties style:font-weight-complex="bold" style:font-size-complex="14pt" fo:language="el" fo:country="GR"/>
    </style:style>
    <style:style style:name="T8457" style:parent-style-name="AncientGreekἈρχαίαἑλληνικά" style:family="text">
      <style:text-properties style:font-weight-complex="bold" style:font-size-complex="14pt"/>
    </style:style>
    <style:style style:name="T8458" style:parent-style-name="AncientGreekἈρχαίαἑλληνικά" style:family="text">
      <style:text-properties style:font-weight-complex="bold" style:font-size-complex="14pt" fo:language="el" fo:country="GR"/>
    </style:style>
    <style:style style:name="P8459" style:parent-style-name="Standard" style:family="paragraph">
      <style:paragraph-properties fo:widows="0" fo:orphans="0">
        <style:tab-stops>
          <style:tab-stop style:type="left" style:position="2.1979in"/>
        </style:tab-stops>
      </style:paragraph-properties>
    </style:style>
    <style:style style:name="T8460" style:parent-style-name="AncientGreekἈρχαίαἑλληνικά" style:family="text">
      <style:text-properties style:font-weight-complex="bold" style:font-size-complex="14pt" fo:language="el" fo:country="GR"/>
    </style:style>
    <style:style style:name="TableCell8461" style:family="table-cell">
      <style:table-cell-properties fo:border="0.0069in solid #000000" fo:background-color="#FFFFFF" style:writing-mode="lr-tb" fo:padding-top="0in" fo:padding-left="0.1527in" fo:padding-bottom="0in" fo:padding-right="0.15in"/>
    </style:style>
    <style:style style:name="P8462" style:parent-style-name="Standard" style:family="paragraph">
      <style:paragraph-properties fo:widows="0" fo:orphans="0"/>
      <style:text-properties style:font-name="AncientGreek"/>
    </style:style>
    <style:style style:name="P8463" style:parent-style-name="Standard" style:family="paragraph">
      <style:paragraph-properties fo:widows="0" fo:orphans="0"/>
      <style:text-properties style:font-name="AncientGreek"/>
    </style:style>
    <style:style style:name="P8464" style:parent-style-name="Standard" style:family="paragraph">
      <style:paragraph-properties fo:widows="0" fo:orphans="0"/>
      <style:text-properties style:font-name="AncientGreek"/>
    </style:style>
    <style:style style:name="P8465" style:parent-style-name="Standard" style:family="paragraph">
      <style:paragraph-properties fo:widows="0" fo:orphans="0"/>
      <style:text-properties style:font-name="AncientGreek"/>
    </style:style>
    <style:style style:name="P8466" style:parent-style-name="Standard" style:family="paragraph">
      <style:paragraph-properties fo:widows="0" fo:orphans="0"/>
      <style:text-properties style:font-name="AncientGreek"/>
    </style:style>
    <style:style style:name="TableRow8467" style:family="table-row">
      <style:table-row-properties style:min-row-height="0.0138in" style:use-optimal-row-height="false" fo:keep-together="always"/>
    </style:style>
    <style:style style:name="TableCell8468" style:family="table-cell">
      <style:table-cell-properties fo:border="0.0069in solid #000000" fo:background-color="#FFFFFF" style:writing-mode="lr-tb" fo:padding-top="0in" fo:padding-left="0.1527in" fo:padding-bottom="0in" fo:padding-right="0.15in"/>
    </style:style>
    <style:style style:name="P8469"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8470" style:parent-style-name="AncientGreekἈρχαίαἑλληνικά" style:family="text">
      <style:text-properties fo:font-weight="bold" style:font-weight-asian="bold" style:font-weight-complex="bold" fo:font-size="18pt" style:font-size-asian="18pt" style:font-size-complex="14pt"/>
    </style:style>
    <style:style style:name="T847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72" style:parent-style-name="AncientGreekἈρχαίαἑλληνικά" style:family="text">
      <style:text-properties fo:font-weight="bold" style:font-weight-asian="bold" style:font-weight-complex="bold" fo:font-size="18pt" style:font-size-asian="18pt" style:font-size-complex="14pt"/>
    </style:style>
    <style:style style:name="T847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74" style:parent-style-name="AncientGreekἈρχαίαἑλληνικά" style:family="text">
      <style:text-properties fo:font-weight="bold" style:font-weight-asian="bold" style:font-weight-complex="bold" fo:font-size="18pt" style:font-size-asian="18pt" style:font-size-complex="14pt"/>
    </style:style>
    <style:style style:name="T847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476" style:parent-style-name="AncientGreekἈρχαίαἑλληνικά" style:family="text">
      <style:text-properties fo:font-weight="bold" style:font-weight-asian="bold" style:font-weight-complex="bold" fo:font-size="18pt" style:font-size-asian="18pt" style:font-size-complex="14pt"/>
    </style:style>
    <style:style style:name="T8477" style:parent-style-name="AncientGreekἈρχαίαἑλληνικά" style:family="text">
      <style:text-properties fo:font-weight="bold" style:font-weight-asian="bold" style:font-weight-complex="bold" fo:font-size="18pt" style:font-size-asian="18pt" style:font-size-complex="14pt"/>
    </style:style>
    <style:style style:name="T8478" style:parent-style-name="AncientGreekἈρχαίαἑλληνικά" style:family="text">
      <style:text-properties style:font-weight-complex="bold" style:font-size-complex="14pt" fo:language="el" fo:country="GR"/>
    </style:style>
    <style:style style:name="T8479" style:parent-style-name="AncientGreekἈρχαίαἑλληνικά" style:family="text">
      <style:text-properties style:font-weight-complex="bold" style:font-size-complex="14pt"/>
    </style:style>
    <style:style style:name="T8480" style:parent-style-name="AncientGreekἈρχαίαἑλληνικά" style:family="text">
      <style:text-properties style:font-weight-complex="bold" style:font-size-complex="14pt" fo:language="el" fo:country="GR"/>
    </style:style>
    <style:style style:name="T8481" style:parent-style-name="AncientGreekἈρχαίαἑλληνικά" style:family="text">
      <style:text-properties style:font-weight-complex="bold" style:font-size-complex="14pt"/>
    </style:style>
    <style:style style:name="T8482" style:parent-style-name="AncientGreekἈρχαίαἑλληνικά" style:family="text">
      <style:text-properties style:font-weight-complex="bold" style:font-size-complex="14pt" fo:language="el" fo:country="GR"/>
    </style:style>
    <style:style style:name="T8483" style:parent-style-name="AncientGreekἈρχαίαἑλληνικά" style:family="text">
      <style:text-properties style:font-weight-complex="bold" style:font-size-complex="14pt"/>
    </style:style>
    <style:style style:name="T8484" style:parent-style-name="AncientGreekἈρχαίαἑλληνικά" style:family="text">
      <style:text-properties style:font-weight-complex="bold" style:font-size-complex="14pt" fo:language="el" fo:country="GR"/>
    </style:style>
    <style:style style:name="T8485" style:parent-style-name="AncientGreekἈρχαίαἑλληνικά" style:family="text">
      <style:text-properties style:font-weight-complex="bold" style:font-size-complex="14pt"/>
    </style:style>
    <style:style style:name="T8486" style:parent-style-name="AncientGreekἈρχαίαἑλληνικά" style:family="text">
      <style:text-properties style:font-weight-complex="bold" style:font-size-complex="14pt" fo:language="el" fo:country="GR"/>
    </style:style>
    <style:style style:name="T8487" style:parent-style-name="AncientGreekἈρχαίαἑλληνικά" style:family="text">
      <style:text-properties style:font-weight-complex="bold" style:font-size-complex="14pt"/>
    </style:style>
    <style:style style:name="T8488" style:parent-style-name="AncientGreekἈρχαίαἑλληνικά" style:family="text">
      <style:text-properties style:font-weight-complex="bold" style:font-size-complex="14pt" fo:language="el" fo:country="GR"/>
    </style:style>
    <style:style style:name="T8489" style:parent-style-name="AncientGreekἈρχαίαἑλληνικά" style:family="text">
      <style:text-properties style:font-weight-complex="bold" style:font-size-complex="14pt"/>
    </style:style>
    <style:style style:name="T8490" style:parent-style-name="AncientGreekἈρχαίαἑλληνικά" style:family="text">
      <style:text-properties style:font-weight-complex="bold" style:font-size-complex="14pt" fo:language="el" fo:country="GR"/>
    </style:style>
    <style:style style:name="T8491" style:parent-style-name="AncientGreekἈρχαίαἑλληνικά" style:family="text">
      <style:text-properties style:font-weight-complex="bold" style:font-size-complex="14pt"/>
    </style:style>
    <style:style style:name="T8492" style:parent-style-name="AncientGreekἈρχαίαἑλληνικά" style:family="text">
      <style:text-properties style:font-weight-complex="bold" style:font-size-complex="14pt" fo:language="el" fo:country="GR"/>
    </style:style>
    <style:style style:name="T8493" style:parent-style-name="AncientGreekἈρχαίαἑλληνικά" style:family="text">
      <style:text-properties style:font-weight-complex="bold" style:font-size-complex="14pt"/>
    </style:style>
    <style:style style:name="T8494" style:parent-style-name="AncientGreekἈρχαίαἑλληνικά" style:family="text">
      <style:text-properties style:font-weight-complex="bold" style:font-size-complex="14pt" fo:language="el" fo:country="GR"/>
    </style:style>
    <style:style style:name="T8495" style:parent-style-name="AncientGreekἈρχαίαἑλληνικά" style:family="text">
      <style:text-properties style:font-weight-complex="bold" style:font-size-complex="14pt"/>
    </style:style>
    <style:style style:name="T8496" style:parent-style-name="AncientGreekἈρχαίαἑλληνικά" style:family="text">
      <style:text-properties style:font-weight-complex="bold" style:font-size-complex="14pt" fo:language="el" fo:country="GR"/>
    </style:style>
    <style:style style:name="T8497" style:parent-style-name="AncientGreekἈρχαίαἑλληνικά" style:family="text">
      <style:text-properties style:font-weight-complex="bold" style:font-size-complex="14pt"/>
    </style:style>
    <style:style style:name="T8498" style:parent-style-name="AncientGreekἈρχαίαἑλληνικά" style:family="text">
      <style:text-properties style:font-weight-complex="bold" style:font-size-complex="14pt" fo:language="el" fo:country="GR"/>
    </style:style>
    <style:style style:name="T8499" style:parent-style-name="AncientGreekἈρχαίαἑλληνικά" style:family="text">
      <style:text-properties style:font-weight-complex="bold" style:font-size-complex="14pt"/>
    </style:style>
    <style:style style:name="T8500" style:parent-style-name="AncientGreekἈρχαίαἑλληνικά" style:family="text">
      <style:text-properties style:font-weight-complex="bold" style:font-size-complex="14pt" fo:language="el" fo:country="GR"/>
    </style:style>
    <style:style style:name="T8501" style:parent-style-name="AncientGreekἈρχαίαἑλληνικά" style:family="text">
      <style:text-properties style:font-weight-complex="bold" style:font-size-complex="14pt"/>
    </style:style>
    <style:style style:name="T8502" style:parent-style-name="AncientGreekἈρχαίαἑλληνικά" style:family="text">
      <style:text-properties style:font-weight-complex="bold" style:font-size-complex="14pt" fo:language="el" fo:country="GR"/>
    </style:style>
    <style:style style:name="T8503" style:parent-style-name="AncientGreekἈρχαίαἑλληνικά" style:family="text">
      <style:text-properties style:font-weight-complex="bold" style:font-size-complex="14pt"/>
    </style:style>
    <style:style style:name="T8504" style:parent-style-name="AncientGreekἈρχαίαἑλληνικά" style:family="text">
      <style:text-properties style:font-weight-complex="bold" style:font-size-complex="14pt" fo:language="el" fo:country="GR"/>
    </style:style>
    <style:style style:name="T8505" style:parent-style-name="AncientGreekἈρχαίαἑλληνικά" style:family="text">
      <style:text-properties style:font-weight-complex="bold" style:font-size-complex="14pt"/>
    </style:style>
    <style:style style:name="T8506" style:parent-style-name="AncientGreekἈρχαίαἑλληνικά" style:family="text">
      <style:text-properties style:font-weight-complex="bold" style:font-size-complex="14pt" fo:language="el" fo:country="GR"/>
    </style:style>
    <style:style style:name="T8507" style:parent-style-name="AncientGreekἈρχαίαἑλληνικά" style:family="text">
      <style:text-properties style:font-weight-complex="bold" style:font-size-complex="14pt"/>
    </style:style>
    <style:style style:name="T8508" style:parent-style-name="AncientGreekἈρχαίαἑλληνικά" style:family="text">
      <style:text-properties style:font-weight-complex="bold" style:font-size-complex="14pt" fo:language="el" fo:country="GR"/>
    </style:style>
    <style:style style:name="T8509" style:parent-style-name="AncientGreekἈρχαίαἑλληνικά" style:family="text">
      <style:text-properties style:font-weight-complex="bold" style:font-size-complex="14pt"/>
    </style:style>
    <style:style style:name="T8510" style:parent-style-name="AncientGreekἈρχαίαἑλληνικά" style:family="text">
      <style:text-properties style:font-weight-complex="bold" style:font-size-complex="14pt" fo:language="el" fo:country="GR"/>
    </style:style>
    <style:style style:name="T8511" style:parent-style-name="AncientGreekἈρχαίαἑλληνικά" style:family="text">
      <style:text-properties style:font-weight-complex="bold" style:font-size-complex="14pt"/>
    </style:style>
    <style:style style:name="T8512" style:parent-style-name="AncientGreekἈρχαίαἑλληνικά" style:family="text">
      <style:text-properties style:font-weight-complex="bold" style:font-size-complex="14pt" fo:language="el" fo:country="GR"/>
    </style:style>
    <style:style style:name="T8513" style:parent-style-name="AncientGreekἈρχαίαἑλληνικά" style:family="text">
      <style:text-properties style:font-weight-complex="bold" style:font-size-complex="14pt"/>
    </style:style>
    <style:style style:name="T8514" style:parent-style-name="AncientGreekἈρχαίαἑλληνικά" style:family="text">
      <style:text-properties style:font-weight-complex="bold" style:font-size-complex="14pt" fo:language="el" fo:country="GR"/>
    </style:style>
    <style:style style:name="T8515" style:parent-style-name="AncientGreekἈρχαίαἑλληνικά" style:family="text">
      <style:text-properties style:font-weight-complex="bold" style:font-size-complex="14pt"/>
    </style:style>
    <style:style style:name="T8516" style:parent-style-name="AncientGreekἈρχαίαἑλληνικά" style:family="text">
      <style:text-properties style:font-weight-complex="bold" style:font-size-complex="14pt" fo:language="el" fo:country="GR"/>
    </style:style>
    <style:style style:name="T8517" style:parent-style-name="AncientGreekἈρχαίαἑλληνικά" style:family="text">
      <style:text-properties style:font-weight-complex="bold" style:font-size-complex="14pt"/>
    </style:style>
    <style:style style:name="T8518" style:parent-style-name="AncientGreekἈρχαίαἑλληνικά" style:family="text">
      <style:text-properties style:font-weight-complex="bold" style:font-size-complex="14pt" fo:language="el" fo:country="GR"/>
    </style:style>
    <style:style style:name="T8519" style:parent-style-name="AncientGreekἈρχαίαἑλληνικά" style:family="text">
      <style:text-properties style:font-weight-complex="bold" style:font-size-complex="14pt"/>
    </style:style>
    <style:style style:name="T8520" style:parent-style-name="AncientGreekἈρχαίαἑλληνικά" style:family="text">
      <style:text-properties style:font-weight-complex="bold" style:font-size-complex="14pt" fo:language="el" fo:country="GR"/>
    </style:style>
    <style:style style:name="T8521" style:parent-style-name="AncientGreekἈρχαίαἑλληνικά" style:family="text">
      <style:text-properties style:font-weight-complex="bold" style:font-size-complex="14pt"/>
    </style:style>
    <style:style style:name="T8522" style:parent-style-name="AncientGreekἈρχαίαἑλληνικά" style:family="text">
      <style:text-properties style:font-weight-complex="bold" style:font-size-complex="14pt" fo:language="el" fo:country="GR"/>
    </style:style>
    <style:style style:name="T8523" style:parent-style-name="AncientGreekἈρχαίαἑλληνικά" style:family="text">
      <style:text-properties style:font-weight-complex="bold" style:font-size-complex="14pt"/>
    </style:style>
    <style:style style:name="T8524" style:parent-style-name="AncientGreekἈρχαίαἑλληνικά" style:family="text">
      <style:text-properties style:font-weight-complex="bold" style:font-size-complex="14pt" fo:language="el" fo:country="GR"/>
    </style:style>
    <style:style style:name="T8525" style:parent-style-name="AncientGreekἈρχαίαἑλληνικά" style:family="text">
      <style:text-properties style:font-weight-complex="bold" style:font-size-complex="14pt"/>
    </style:style>
    <style:style style:name="T8526" style:parent-style-name="AncientGreekἈρχαίαἑλληνικά" style:family="text">
      <style:text-properties style:font-weight-complex="bold" style:font-size-complex="14pt" fo:language="el" fo:country="GR"/>
    </style:style>
    <style:style style:name="T8527" style:parent-style-name="AncientGreekἈρχαίαἑλληνικά" style:family="text">
      <style:text-properties style:font-weight-complex="bold" style:font-size-complex="14pt"/>
    </style:style>
    <style:style style:name="T8528" style:parent-style-name="AncientGreekἈρχαίαἑλληνικά" style:family="text">
      <style:text-properties style:font-weight-complex="bold" style:font-size-complex="14pt" fo:language="el" fo:country="GR"/>
    </style:style>
    <style:style style:name="T8529" style:parent-style-name="AncientGreekἈρχαίαἑλληνικά" style:family="text">
      <style:text-properties style:font-weight-complex="bold" style:font-size-complex="14pt"/>
    </style:style>
    <style:style style:name="T8530" style:parent-style-name="AncientGreekἈρχαίαἑλληνικά" style:family="text">
      <style:text-properties style:font-weight-complex="bold" style:font-size-complex="14pt" fo:language="el" fo:country="GR"/>
    </style:style>
    <style:style style:name="T8531" style:parent-style-name="AncientGreekἈρχαίαἑλληνικά" style:family="text">
      <style:text-properties style:font-weight-complex="bold" style:font-size-complex="14pt"/>
    </style:style>
    <style:style style:name="T8532" style:parent-style-name="AncientGreekἈρχαίαἑλληνικά" style:family="text">
      <style:text-properties style:font-weight-complex="bold" style:font-size-complex="14pt" fo:language="el" fo:country="GR"/>
    </style:style>
    <style:style style:name="T8533" style:parent-style-name="AncientGreekἈρχαίαἑλληνικά" style:family="text">
      <style:text-properties style:font-weight-complex="bold" style:font-size-complex="14pt"/>
    </style:style>
    <style:style style:name="T8534" style:parent-style-name="AncientGreekἈρχαίαἑλληνικά" style:family="text">
      <style:text-properties style:font-weight-complex="bold" style:font-size-complex="14pt" fo:language="el" fo:country="GR"/>
    </style:style>
    <style:style style:name="T8535" style:parent-style-name="AncientGreekἈρχαίαἑλληνικά" style:family="text">
      <style:text-properties style:font-weight-complex="bold" style:font-size-complex="14pt"/>
    </style:style>
    <style:style style:name="T8536" style:parent-style-name="AncientGreekἈρχαίαἑλληνικά" style:family="text">
      <style:text-properties style:font-weight-complex="bold" style:font-size-complex="14pt" fo:language="el" fo:country="GR"/>
    </style:style>
    <style:style style:name="T8537" style:parent-style-name="AncientGreekἈρχαίαἑλληνικά" style:family="text">
      <style:text-properties style:font-weight-complex="bold" style:font-size-complex="14pt"/>
    </style:style>
    <style:style style:name="T8538" style:parent-style-name="AncientGreekἈρχαίαἑλληνικά" style:family="text">
      <style:text-properties style:font-weight-complex="bold" style:font-size-complex="14pt" fo:language="el" fo:country="GR"/>
    </style:style>
    <style:style style:name="T8539" style:parent-style-name="AncientGreekἈρχαίαἑλληνικά" style:family="text">
      <style:text-properties style:font-weight-complex="bold" style:font-size-complex="14pt"/>
    </style:style>
    <style:style style:name="T8540" style:parent-style-name="AncientGreekἈρχαίαἑλληνικά" style:family="text">
      <style:text-properties style:font-weight-complex="bold" style:font-size-complex="14pt" fo:language="el" fo:country="GR"/>
    </style:style>
    <style:style style:name="T8541" style:parent-style-name="AncientGreekἈρχαίαἑλληνικά" style:family="text">
      <style:text-properties style:font-weight-complex="bold" style:font-size-complex="14pt"/>
    </style:style>
    <style:style style:name="T8542" style:parent-style-name="AncientGreekἈρχαίαἑλληνικά" style:family="text">
      <style:text-properties style:font-weight-complex="bold" style:font-size-complex="14pt" fo:language="el" fo:country="GR"/>
    </style:style>
    <style:style style:name="T8543" style:parent-style-name="AncientGreekἈρχαίαἑλληνικά" style:family="text">
      <style:text-properties style:font-weight-complex="bold" style:font-size-complex="14pt"/>
    </style:style>
    <style:style style:name="T8544" style:parent-style-name="AncientGreekἈρχαίαἑλληνικά" style:family="text">
      <style:text-properties style:font-weight-complex="bold" style:font-size-complex="14pt" fo:language="el" fo:country="GR"/>
    </style:style>
    <style:style style:name="T8545" style:parent-style-name="AncientGreekἈρχαίαἑλληνικά" style:family="text">
      <style:text-properties style:font-weight-complex="bold" style:font-size-complex="14pt"/>
    </style:style>
    <style:style style:name="T8546" style:parent-style-name="AncientGreekἈρχαίαἑλληνικά" style:family="text">
      <style:text-properties style:font-weight-complex="bold" style:font-size-complex="14pt" fo:language="el" fo:country="GR"/>
    </style:style>
    <style:style style:name="T8547" style:parent-style-name="AncientGreekἈρχαίαἑλληνικά" style:family="text">
      <style:text-properties style:font-weight-complex="bold" style:font-size-complex="14pt"/>
    </style:style>
    <style:style style:name="T8548" style:parent-style-name="AncientGreekἈρχαίαἑλληνικά" style:family="text">
      <style:text-properties style:font-weight-complex="bold" style:font-size-complex="14pt" fo:language="el" fo:country="GR"/>
    </style:style>
    <style:style style:name="T8549" style:parent-style-name="AncientGreekἈρχαίαἑλληνικά" style:family="text">
      <style:text-properties style:font-weight-complex="bold" style:font-size-complex="14pt"/>
    </style:style>
    <style:style style:name="T8550" style:parent-style-name="AncientGreekἈρχαίαἑλληνικά" style:family="text">
      <style:text-properties style:font-weight-complex="bold" style:font-size-complex="14pt" fo:language="el" fo:country="GR"/>
    </style:style>
    <style:style style:name="T8551" style:parent-style-name="AncientGreekἈρχαίαἑλληνικά" style:family="text">
      <style:text-properties style:font-weight-complex="bold" style:font-size-complex="14pt"/>
    </style:style>
    <style:style style:name="T8552" style:parent-style-name="AncientGreekἈρχαίαἑλληνικά" style:family="text">
      <style:text-properties style:font-weight-complex="bold" style:font-size-complex="14pt" fo:language="el" fo:country="GR"/>
    </style:style>
    <style:style style:name="T8553" style:parent-style-name="AncientGreekἈρχαίαἑλληνικά" style:family="text">
      <style:text-properties style:font-weight-complex="bold" style:font-size-complex="14pt"/>
    </style:style>
    <style:style style:name="T8554" style:parent-style-name="AncientGreekἈρχαίαἑλληνικά" style:family="text">
      <style:text-properties style:font-weight-complex="bold" style:font-size-complex="14pt" fo:language="el" fo:country="GR"/>
    </style:style>
    <style:style style:name="T8555" style:parent-style-name="AncientGreekἈρχαίαἑλληνικά" style:family="text">
      <style:text-properties style:font-weight-complex="bold" style:font-size-complex="14pt"/>
    </style:style>
    <style:style style:name="T8556" style:parent-style-name="AncientGreekἈρχαίαἑλληνικά" style:family="text">
      <style:text-properties style:font-weight-complex="bold" style:font-size-complex="14pt" fo:language="el" fo:country="GR"/>
    </style:style>
    <style:style style:name="T8557" style:parent-style-name="AncientGreekἈρχαίαἑλληνικά" style:family="text">
      <style:text-properties style:font-weight-complex="bold" style:font-size-complex="14pt"/>
    </style:style>
    <style:style style:name="T8558" style:parent-style-name="AncientGreekἈρχαίαἑλληνικά" style:family="text">
      <style:text-properties style:font-weight-complex="bold" style:font-size-complex="14pt" fo:language="el" fo:country="GR"/>
    </style:style>
    <style:style style:name="T8559" style:parent-style-name="AncientGreekἈρχαίαἑλληνικά" style:family="text">
      <style:text-properties style:font-weight-complex="bold" style:font-size-complex="14pt"/>
    </style:style>
    <style:style style:name="T8560" style:parent-style-name="AncientGreekἈρχαίαἑλληνικά" style:family="text">
      <style:text-properties style:font-weight-complex="bold" style:font-size-complex="14pt" fo:language="el" fo:country="GR"/>
    </style:style>
    <style:style style:name="T8561" style:parent-style-name="AncientGreekἈρχαίαἑλληνικά" style:family="text">
      <style:text-properties style:font-weight-complex="bold" style:font-size-complex="14pt"/>
    </style:style>
    <style:style style:name="T8562" style:parent-style-name="AncientGreekἈρχαίαἑλληνικά" style:family="text">
      <style:text-properties style:font-weight-complex="bold" style:font-size-complex="14pt" fo:language="el" fo:country="GR"/>
    </style:style>
    <style:style style:name="T8563" style:parent-style-name="AncientGreekἈρχαίαἑλληνικά" style:family="text">
      <style:text-properties style:font-weight-complex="bold" style:font-size-complex="14pt"/>
    </style:style>
    <style:style style:name="T8564" style:parent-style-name="AncientGreekἈρχαίαἑλληνικά" style:family="text">
      <style:text-properties style:font-weight-complex="bold" style:font-size-complex="14pt" fo:language="el" fo:country="GR"/>
    </style:style>
    <style:style style:name="T8565" style:parent-style-name="AncientGreekἈρχαίαἑλληνικά" style:family="text">
      <style:text-properties style:font-weight-complex="bold" style:font-size-complex="14pt"/>
    </style:style>
    <style:style style:name="T8566" style:parent-style-name="AncientGreekἈρχαίαἑλληνικά" style:family="text">
      <style:text-properties style:font-weight-complex="bold" style:font-size-complex="14pt" fo:language="el" fo:country="GR"/>
    </style:style>
    <style:style style:name="T8567" style:parent-style-name="AncientGreekἈρχαίαἑλληνικά" style:family="text">
      <style:text-properties style:font-weight-complex="bold" style:font-size-complex="14pt"/>
    </style:style>
    <style:style style:name="T8568" style:parent-style-name="AncientGreekἈρχαίαἑλληνικά" style:family="text">
      <style:text-properties style:font-weight-complex="bold" style:font-size-complex="14pt" fo:language="el" fo:country="GR"/>
    </style:style>
    <style:style style:name="T8569" style:parent-style-name="AncientGreekἈρχαίαἑλληνικά" style:family="text">
      <style:text-properties style:font-weight-complex="bold" style:font-size-complex="14pt"/>
    </style:style>
    <style:style style:name="T8570" style:parent-style-name="AncientGreekἈρχαίαἑλληνικά" style:family="text">
      <style:text-properties style:font-weight-complex="bold" style:font-size-complex="14pt" fo:language="el" fo:country="GR"/>
    </style:style>
    <style:style style:name="T8571" style:parent-style-name="AncientGreekἈρχαίαἑλληνικά" style:family="text">
      <style:text-properties style:font-weight-complex="bold" style:font-size-complex="14pt"/>
    </style:style>
    <style:style style:name="T8572" style:parent-style-name="AncientGreekἈρχαίαἑλληνικά" style:family="text">
      <style:text-properties style:font-weight-complex="bold" style:font-size-complex="14pt" fo:language="el" fo:country="GR"/>
    </style:style>
    <style:style style:name="T8573" style:parent-style-name="AncientGreekἈρχαίαἑλληνικά" style:family="text">
      <style:text-properties style:font-weight-complex="bold" style:font-size-complex="14pt"/>
    </style:style>
    <style:style style:name="T8574" style:parent-style-name="AncientGreekἈρχαίαἑλληνικά" style:family="text">
      <style:text-properties style:font-weight-complex="bold" style:font-size-complex="14pt" fo:language="el" fo:country="GR"/>
    </style:style>
    <style:style style:name="T8575" style:parent-style-name="AncientGreekἈρχαίαἑλληνικά" style:family="text">
      <style:text-properties style:font-weight-complex="bold" style:font-size-complex="14pt"/>
    </style:style>
    <style:style style:name="T8576" style:parent-style-name="AncientGreekἈρχαίαἑλληνικά" style:family="text">
      <style:text-properties style:font-weight-complex="bold" style:font-size-complex="14pt" fo:language="el" fo:country="GR"/>
    </style:style>
    <style:style style:name="T8577" style:parent-style-name="AncientGreekἈρχαίαἑλληνικά" style:family="text">
      <style:text-properties style:font-weight-complex="bold" style:font-size-complex="14pt"/>
    </style:style>
    <style:style style:name="T8578" style:parent-style-name="AncientGreekἈρχαίαἑλληνικά" style:family="text">
      <style:text-properties style:font-weight-complex="bold" style:font-size-complex="14pt" fo:language="el" fo:country="GR"/>
    </style:style>
    <style:style style:name="T8579" style:parent-style-name="AncientGreekἈρχαίαἑλληνικά" style:family="text">
      <style:text-properties style:font-weight-complex="bold" style:font-size-complex="14pt"/>
    </style:style>
    <style:style style:name="T8580" style:parent-style-name="AncientGreekἈρχαίαἑλληνικά" style:family="text">
      <style:text-properties style:font-weight-complex="bold" style:font-size-complex="14pt" fo:language="el" fo:country="GR"/>
    </style:style>
    <style:style style:name="T8581" style:parent-style-name="AncientGreekἈρχαίαἑλληνικά" style:family="text">
      <style:text-properties style:font-weight-complex="bold" style:font-size-complex="14pt"/>
    </style:style>
    <style:style style:name="T8582" style:parent-style-name="AncientGreekἈρχαίαἑλληνικά" style:family="text">
      <style:text-properties style:font-weight-complex="bold" style:font-size-complex="14pt" fo:language="el" fo:country="GR"/>
    </style:style>
    <style:style style:name="T8583" style:parent-style-name="AncientGreekἈρχαίαἑλληνικά" style:family="text">
      <style:text-properties style:font-weight-complex="bold" style:font-size-complex="14pt"/>
    </style:style>
    <style:style style:name="T8584" style:parent-style-name="AncientGreekἈρχαίαἑλληνικά" style:family="text">
      <style:text-properties style:font-weight-complex="bold" style:font-size-complex="14pt" fo:language="el" fo:country="GR"/>
    </style:style>
    <style:style style:name="T8585" style:parent-style-name="AncientGreekἈρχαίαἑλληνικά" style:family="text">
      <style:text-properties style:font-weight-complex="bold" style:font-size-complex="14pt"/>
    </style:style>
    <style:style style:name="T8586" style:parent-style-name="AncientGreekἈρχαίαἑλληνικά" style:family="text">
      <style:text-properties style:font-weight-complex="bold" style:font-size-complex="14pt" fo:language="el" fo:country="GR"/>
    </style:style>
    <style:style style:name="T8587" style:parent-style-name="AncientGreekἈρχαίαἑλληνικά" style:family="text">
      <style:text-properties style:font-weight-complex="bold" style:font-size-complex="14pt"/>
    </style:style>
    <style:style style:name="T8588" style:parent-style-name="AncientGreekἈρχαίαἑλληνικά" style:family="text">
      <style:text-properties style:font-weight-complex="bold" style:font-size-complex="14pt" fo:language="el" fo:country="GR"/>
    </style:style>
    <style:style style:name="T8589" style:parent-style-name="AncientGreekἈρχαίαἑλληνικά" style:family="text">
      <style:text-properties style:font-weight-complex="bold" style:font-size-complex="14pt"/>
    </style:style>
    <style:style style:name="T8590" style:parent-style-name="AncientGreekἈρχαίαἑλληνικά" style:family="text">
      <style:text-properties style:font-weight-complex="bold" style:font-size-complex="14pt" fo:language="el" fo:country="GR"/>
    </style:style>
    <style:style style:name="T8591" style:parent-style-name="AncientGreekἈρχαίαἑλληνικά" style:family="text">
      <style:text-properties style:font-weight-complex="bold" style:font-size-complex="14pt"/>
    </style:style>
    <style:style style:name="T8592" style:parent-style-name="AncientGreekἈρχαίαἑλληνικά" style:family="text">
      <style:text-properties style:font-weight-complex="bold" style:font-size-complex="14pt" fo:language="el" fo:country="GR"/>
    </style:style>
    <style:style style:name="T8593" style:parent-style-name="AncientGreekἈρχαίαἑλληνικά" style:family="text">
      <style:text-properties style:font-weight-complex="bold" style:font-size-complex="14pt"/>
    </style:style>
    <style:style style:name="T8594" style:parent-style-name="AncientGreekἈρχαίαἑλληνικά" style:family="text">
      <style:text-properties style:font-weight-complex="bold" style:font-size-complex="14pt" fo:language="el" fo:country="GR"/>
    </style:style>
    <style:style style:name="T8595" style:parent-style-name="AncientGreekἈρχαίαἑλληνικά" style:family="text">
      <style:text-properties style:font-weight-complex="bold" style:font-size-complex="14pt"/>
    </style:style>
    <style:style style:name="T8596" style:parent-style-name="AncientGreekἈρχαίαἑλληνικά" style:family="text">
      <style:text-properties style:font-weight-complex="bold" style:font-size-complex="14pt" fo:language="el" fo:country="GR"/>
    </style:style>
    <style:style style:name="T8597" style:parent-style-name="AncientGreekἈρχαίαἑλληνικά" style:family="text">
      <style:text-properties style:font-weight-complex="bold" style:font-size-complex="14pt"/>
    </style:style>
    <style:style style:name="T8598" style:parent-style-name="AncientGreekἈρχαίαἑλληνικά" style:family="text">
      <style:text-properties style:font-weight-complex="bold" style:font-size-complex="14pt" fo:language="el" fo:country="GR"/>
    </style:style>
    <style:style style:name="T8599" style:parent-style-name="AncientGreekἈρχαίαἑλληνικά" style:family="text">
      <style:text-properties style:font-weight-complex="bold" style:font-size-complex="14pt"/>
    </style:style>
    <style:style style:name="T8600" style:parent-style-name="AncientGreekἈρχαίαἑλληνικά" style:family="text">
      <style:text-properties style:font-weight-complex="bold" style:font-size-complex="14pt" fo:language="el" fo:country="GR"/>
    </style:style>
    <style:style style:name="T8601" style:parent-style-name="AncientGreekἈρχαίαἑλληνικά" style:family="text">
      <style:text-properties style:font-weight-complex="bold" style:font-size-complex="14pt"/>
    </style:style>
    <style:style style:name="T8602" style:parent-style-name="AncientGreekἈρχαίαἑλληνικά" style:family="text">
      <style:text-properties style:font-weight-complex="bold" style:font-size-complex="14pt" fo:language="el" fo:country="GR"/>
    </style:style>
    <style:style style:name="T8603" style:parent-style-name="AncientGreekἈρχαίαἑλληνικά" style:family="text">
      <style:text-properties style:font-weight-complex="bold" style:font-size-complex="14pt"/>
    </style:style>
    <style:style style:name="T8604" style:parent-style-name="AncientGreekἈρχαίαἑλληνικά" style:family="text">
      <style:text-properties style:font-weight-complex="bold" style:font-size-complex="14pt" fo:language="el" fo:country="GR"/>
    </style:style>
    <style:style style:name="T8605" style:parent-style-name="AncientGreekἈρχαίαἑλληνικά" style:family="text">
      <style:text-properties style:font-weight-complex="bold" style:font-size-complex="14pt"/>
    </style:style>
    <style:style style:name="T8606" style:parent-style-name="AncientGreekἈρχαίαἑλληνικά" style:family="text">
      <style:text-properties style:font-weight-complex="bold" style:font-size-complex="14pt" fo:language="el" fo:country="GR"/>
    </style:style>
    <style:style style:name="T8607" style:parent-style-name="AncientGreekἈρχαίαἑλληνικά" style:family="text">
      <style:text-properties style:font-weight-complex="bold" style:font-size-complex="14pt"/>
    </style:style>
    <style:style style:name="T8608" style:parent-style-name="AncientGreekἈρχαίαἑλληνικά" style:family="text">
      <style:text-properties style:font-weight-complex="bold" style:font-size-complex="14pt" fo:language="el" fo:country="GR"/>
    </style:style>
    <style:style style:name="T8609" style:parent-style-name="AncientGreekἈρχαίαἑλληνικά" style:family="text">
      <style:text-properties style:font-weight-complex="bold" style:font-size-complex="14pt"/>
    </style:style>
    <style:style style:name="T8610" style:parent-style-name="AncientGreekἈρχαίαἑλληνικά" style:family="text">
      <style:text-properties style:font-weight-complex="bold" style:font-size-complex="14pt" fo:language="el" fo:country="GR"/>
    </style:style>
    <style:style style:name="T8611" style:parent-style-name="AncientGreekἈρχαίαἑλληνικά" style:family="text">
      <style:text-properties style:font-weight-complex="bold" style:font-size-complex="14pt"/>
    </style:style>
    <style:style style:name="T8612" style:parent-style-name="AncientGreekἈρχαίαἑλληνικά" style:family="text">
      <style:text-properties style:font-weight-complex="bold" style:font-size-complex="14pt" fo:language="el" fo:country="GR"/>
    </style:style>
    <style:style style:name="T8613" style:parent-style-name="AncientGreekἈρχαίαἑλληνικά" style:family="text">
      <style:text-properties style:font-weight-complex="bold" style:font-size-complex="14pt"/>
    </style:style>
    <style:style style:name="T8614" style:parent-style-name="AncientGreekἈρχαίαἑλληνικά" style:family="text">
      <style:text-properties style:font-weight-complex="bold" style:font-size-complex="14pt" fo:language="el" fo:country="GR"/>
    </style:style>
    <style:style style:name="T8615" style:parent-style-name="AncientGreekἈρχαίαἑλληνικά" style:family="text">
      <style:text-properties style:font-weight-complex="bold" style:font-size-complex="14pt"/>
    </style:style>
    <style:style style:name="T8616" style:parent-style-name="AncientGreekἈρχαίαἑλληνικά" style:family="text">
      <style:text-properties style:font-weight-complex="bold" style:font-size-complex="14pt" fo:language="el" fo:country="GR"/>
    </style:style>
    <style:style style:name="T8617" style:parent-style-name="AncientGreekἈρχαίαἑλληνικά" style:family="text">
      <style:text-properties style:font-weight-complex="bold" style:font-size-complex="14pt"/>
    </style:style>
    <style:style style:name="T8618" style:parent-style-name="AncientGreekἈρχαίαἑλληνικά" style:family="text">
      <style:text-properties style:font-weight-complex="bold" style:font-size-complex="14pt" fo:language="el" fo:country="GR"/>
    </style:style>
    <style:style style:name="T8619" style:parent-style-name="AncientGreekἈρχαίαἑλληνικά" style:family="text">
      <style:text-properties style:font-weight-complex="bold" style:font-size-complex="14pt"/>
    </style:style>
    <style:style style:name="T8620" style:parent-style-name="AncientGreekἈρχαίαἑλληνικά" style:family="text">
      <style:text-properties style:font-weight-complex="bold" style:font-size-complex="14pt" fo:language="el" fo:country="GR"/>
    </style:style>
    <style:style style:name="T8621" style:parent-style-name="AncientGreekἈρχαίαἑλληνικά" style:family="text">
      <style:text-properties style:font-weight-complex="bold" style:font-size-complex="14pt"/>
    </style:style>
    <style:style style:name="T8622" style:parent-style-name="AncientGreekἈρχαίαἑλληνικά" style:family="text">
      <style:text-properties style:font-weight-complex="bold" style:font-size-complex="14pt" fo:language="el" fo:country="GR"/>
    </style:style>
    <style:style style:name="T8623" style:parent-style-name="AncientGreekἈρχαίαἑλληνικά" style:family="text">
      <style:text-properties style:font-weight-complex="bold" style:font-size-complex="14pt"/>
    </style:style>
    <style:style style:name="T8624" style:parent-style-name="AncientGreekἈρχαίαἑλληνικά" style:family="text">
      <style:text-properties style:font-weight-complex="bold" style:font-size-complex="14pt" fo:language="el" fo:country="GR"/>
    </style:style>
    <style:style style:name="T8625" style:parent-style-name="AncientGreekἈρχαίαἑλληνικά" style:family="text">
      <style:text-properties style:font-weight-complex="bold" style:font-size-complex="14pt"/>
    </style:style>
    <style:style style:name="T8626" style:parent-style-name="AncientGreekἈρχαίαἑλληνικά" style:family="text">
      <style:text-properties style:font-weight-complex="bold" style:font-size-complex="14pt" fo:language="el" fo:country="GR"/>
    </style:style>
    <style:style style:name="T8627" style:parent-style-name="AncientGreekἈρχαίαἑλληνικά" style:family="text">
      <style:text-properties style:font-weight-complex="bold" style:font-size-complex="14pt"/>
    </style:style>
    <style:style style:name="T8628" style:parent-style-name="AncientGreekἈρχαίαἑλληνικά" style:family="text">
      <style:text-properties style:font-weight-complex="bold" style:font-size-complex="14pt" fo:language="el" fo:country="GR"/>
    </style:style>
    <style:style style:name="T8629" style:parent-style-name="AncientGreekἈρχαίαἑλληνικά" style:family="text">
      <style:text-properties style:font-weight-complex="bold" style:font-size-complex="14pt"/>
    </style:style>
    <style:style style:name="T8630" style:parent-style-name="AncientGreekἈρχαίαἑλληνικά" style:family="text">
      <style:text-properties style:font-weight-complex="bold" style:font-size-complex="14pt" fo:language="el" fo:country="GR"/>
    </style:style>
    <style:style style:name="T8631" style:parent-style-name="AncientGreekἈρχαίαἑλληνικά" style:family="text">
      <style:text-properties style:font-weight-complex="bold" style:font-size-complex="14pt"/>
    </style:style>
    <style:style style:name="T8632" style:parent-style-name="AncientGreekἈρχαίαἑλληνικά" style:family="text">
      <style:text-properties style:font-weight-complex="bold" style:font-size-complex="14pt" fo:language="el" fo:country="GR"/>
    </style:style>
    <style:style style:name="T8633" style:parent-style-name="AncientGreekἈρχαίαἑλληνικά" style:family="text">
      <style:text-properties style:font-weight-complex="bold" style:font-size-complex="14pt"/>
    </style:style>
    <style:style style:name="T8634" style:parent-style-name="AncientGreekἈρχαίαἑλληνικά" style:family="text">
      <style:text-properties style:font-weight-complex="bold" style:font-size-complex="14pt" fo:language="el" fo:country="GR"/>
    </style:style>
    <style:style style:name="T8635" style:parent-style-name="AncientGreekἈρχαίαἑλληνικά" style:family="text">
      <style:text-properties style:font-weight-complex="bold" style:font-size-complex="14pt"/>
    </style:style>
    <style:style style:name="T8636" style:parent-style-name="AncientGreekἈρχαίαἑλληνικά" style:family="text">
      <style:text-properties style:font-weight-complex="bold" style:font-size-complex="14pt" fo:language="el" fo:country="GR"/>
    </style:style>
    <style:style style:name="T8637" style:parent-style-name="AncientGreekἈρχαίαἑλληνικά" style:family="text">
      <style:text-properties style:font-weight-complex="bold" style:font-size-complex="14pt"/>
    </style:style>
    <style:style style:name="T8638" style:parent-style-name="AncientGreekἈρχαίαἑλληνικά" style:family="text">
      <style:text-properties style:font-weight-complex="bold" style:font-size-complex="14pt" fo:language="el" fo:country="GR"/>
    </style:style>
    <style:style style:name="T8639" style:parent-style-name="AncientGreekἈρχαίαἑλληνικά" style:family="text">
      <style:text-properties style:font-weight-complex="bold" style:font-size-complex="14pt"/>
    </style:style>
    <style:style style:name="T8640" style:parent-style-name="AncientGreekἈρχαίαἑλληνικά" style:family="text">
      <style:text-properties style:font-weight-complex="bold" style:font-size-complex="14pt" fo:language="el" fo:country="GR"/>
    </style:style>
    <style:style style:name="T8641" style:parent-style-name="AncientGreekἈρχαίαἑλληνικά" style:family="text">
      <style:text-properties style:font-weight-complex="bold" style:font-size-complex="14pt"/>
    </style:style>
    <style:style style:name="T8642" style:parent-style-name="AncientGreekἈρχαίαἑλληνικά" style:family="text">
      <style:text-properties style:font-weight-complex="bold" style:font-size-complex="14pt" fo:language="el" fo:country="GR"/>
    </style:style>
    <style:style style:name="T8643" style:parent-style-name="AncientGreekἈρχαίαἑλληνικά" style:family="text">
      <style:text-properties style:font-weight-complex="bold" style:font-size-complex="14pt"/>
    </style:style>
    <style:style style:name="T8644" style:parent-style-name="AncientGreekἈρχαίαἑλληνικά" style:family="text">
      <style:text-properties style:font-weight-complex="bold" style:font-size-complex="14pt" fo:language="el" fo:country="GR"/>
    </style:style>
    <style:style style:name="T8645" style:parent-style-name="AncientGreekἈρχαίαἑλληνικά" style:family="text">
      <style:text-properties style:font-weight-complex="bold" style:font-size-complex="14pt"/>
    </style:style>
    <style:style style:name="T8646" style:parent-style-name="AncientGreekἈρχαίαἑλληνικά" style:family="text">
      <style:text-properties style:font-weight-complex="bold" style:font-size-complex="14pt" fo:language="el" fo:country="GR"/>
    </style:style>
    <style:style style:name="T8647" style:parent-style-name="AncientGreekἈρχαίαἑλληνικά" style:family="text">
      <style:text-properties style:font-weight-complex="bold" style:font-size-complex="14pt"/>
    </style:style>
    <style:style style:name="T8648" style:parent-style-name="AncientGreekἈρχαίαἑλληνικά" style:family="text">
      <style:text-properties style:font-weight-complex="bold" style:font-size-complex="14pt" fo:language="el" fo:country="GR"/>
    </style:style>
    <style:style style:name="T8649" style:parent-style-name="AncientGreekἈρχαίαἑλληνικά" style:family="text">
      <style:text-properties style:font-weight-complex="bold" style:font-size-complex="14pt"/>
    </style:style>
    <style:style style:name="T8650" style:parent-style-name="AncientGreekἈρχαίαἑλληνικά" style:family="text">
      <style:text-properties style:font-weight-complex="bold" style:font-size-complex="14pt" fo:language="el" fo:country="GR"/>
    </style:style>
    <style:style style:name="T8651" style:parent-style-name="AncientGreekἈρχαίαἑλληνικά" style:family="text">
      <style:text-properties style:font-weight-complex="bold" style:font-size-complex="14pt"/>
    </style:style>
    <style:style style:name="T8652" style:parent-style-name="AncientGreekἈρχαίαἑλληνικά" style:family="text">
      <style:text-properties style:font-weight-complex="bold" style:font-size-complex="14pt" fo:language="el" fo:country="GR"/>
    </style:style>
    <style:style style:name="T8653" style:parent-style-name="AncientGreekἈρχαίαἑλληνικά" style:family="text">
      <style:text-properties style:font-weight-complex="bold" style:font-size-complex="14pt"/>
    </style:style>
    <style:style style:name="P8654" style:parent-style-name="Standard" style:family="paragraph">
      <style:paragraph-properties fo:widows="0" fo:orphans="0">
        <style:tab-stops>
          <style:tab-stop style:type="left" style:position="2.1979in"/>
        </style:tab-stops>
      </style:paragraph-properties>
    </style:style>
    <style:style style:name="T8655" style:parent-style-name="AncientGreekἈρχαίαἑλληνικά" style:family="text">
      <style:text-properties style:font-weight-complex="bold" style:font-size-complex="14pt" fo:language="el" fo:country="GR"/>
    </style:style>
    <style:style style:name="TableCell8656" style:family="table-cell">
      <style:table-cell-properties fo:border="0.0069in solid #000000" fo:background-color="#FFFFFF" style:writing-mode="lr-tb" fo:padding-top="0in" fo:padding-left="0.1527in" fo:padding-bottom="0in" fo:padding-right="0.15in"/>
    </style:style>
    <style:style style:name="P8657" style:parent-style-name="Standard" style:family="paragraph">
      <style:paragraph-properties fo:widows="0" fo:orphans="0"/>
      <style:text-properties style:font-name="AncientGreek"/>
    </style:style>
    <style:style style:name="P8658" style:parent-style-name="Standard" style:family="paragraph">
      <style:paragraph-properties fo:widows="0" fo:orphans="0"/>
      <style:text-properties style:font-name="AncientGreek"/>
    </style:style>
    <style:style style:name="P8659" style:parent-style-name="Standard" style:family="paragraph">
      <style:paragraph-properties fo:widows="0" fo:orphans="0"/>
      <style:text-properties style:font-name="AncientGreek"/>
    </style:style>
    <style:style style:name="P8660" style:parent-style-name="Standard" style:family="paragraph">
      <style:paragraph-properties fo:widows="0" fo:orphans="0"/>
      <style:text-properties style:font-name="AncientGreek"/>
    </style:style>
    <style:style style:name="P8661" style:parent-style-name="Standard" style:family="paragraph">
      <style:paragraph-properties fo:widows="0" fo:orphans="0"/>
      <style:text-properties style:font-name="AncientGreek"/>
    </style:style>
    <style:style style:name="TableRow8662" style:family="table-row">
      <style:table-row-properties style:min-row-height="0.0138in" style:use-optimal-row-height="false" fo:keep-together="always"/>
    </style:style>
    <style:style style:name="TableCell8663" style:family="table-cell">
      <style:table-cell-properties fo:border="0.0069in solid #000000" fo:background-color="#FFFFFF" style:writing-mode="lr-tb" fo:padding-top="0in" fo:padding-left="0.1527in" fo:padding-bottom="0in" fo:padding-right="0.15in"/>
    </style:style>
    <style:style style:name="P8664" style:parent-style-name="Standard" style:family="paragraph">
      <style:paragraph-properties fo:keep-with-next="always" fo:widows="0" fo:orphans="0" fo:text-align="center">
        <style:tab-stops>
          <style:tab-stop style:type="left" style:position="2.1979in"/>
        </style:tab-stops>
      </style:paragraph-properties>
    </style:style>
    <style:style style:name="T866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8666" style:parent-style-name="Standard" style:family="paragraph">
      <style:paragraph-properties fo:widows="0" fo:orphans="0">
        <style:tab-stops>
          <style:tab-stop style:type="left" style:position="2.1979in"/>
        </style:tab-stops>
      </style:paragraph-properties>
    </style:style>
    <style:style style:name="T8667" style:parent-style-name="AncientGreekἈρχαίαἑλληνικά" style:family="text">
      <style:text-properties style:font-weight-complex="bold" style:font-size-complex="14pt" fo:language="el" fo:country="GR"/>
    </style:style>
    <style:style style:name="TableCell8668" style:family="table-cell">
      <style:table-cell-properties fo:border="0.0069in solid #000000" fo:background-color="#FFFFFF" style:writing-mode="lr-tb" fo:padding-top="0in" fo:padding-left="0.1527in" fo:padding-bottom="0in" fo:padding-right="0.15in"/>
    </style:style>
    <style:style style:name="P8669" style:parent-style-name="Standard" style:family="paragraph">
      <style:paragraph-properties fo:widows="0" fo:orphans="0"/>
      <style:text-properties style:font-name="AncientGreek"/>
    </style:style>
    <style:style style:name="P8670" style:parent-style-name="Standard" style:family="paragraph">
      <style:paragraph-properties fo:widows="0" fo:orphans="0"/>
      <style:text-properties style:font-name="AncientGreek"/>
    </style:style>
    <style:style style:name="P8671" style:parent-style-name="Standard" style:family="paragraph">
      <style:paragraph-properties fo:widows="0" fo:orphans="0"/>
      <style:text-properties style:font-name="AncientGreek"/>
    </style:style>
    <style:style style:name="TableRow8672" style:family="table-row">
      <style:table-row-properties style:min-row-height="0.0138in" style:use-optimal-row-height="false" fo:keep-together="always"/>
    </style:style>
    <style:style style:name="TableCell8673" style:family="table-cell">
      <style:table-cell-properties fo:border="0.0069in solid #000000" fo:background-color="#FFFFFF" style:writing-mode="lr-tb" fo:padding-top="0in" fo:padding-left="0.1527in" fo:padding-bottom="0in" fo:padding-right="0.15in"/>
    </style:style>
    <style:style style:name="P8674"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8675" style:parent-style-name="AncientGreekἈρχαίαἑλληνικά" style:family="text">
      <style:text-properties fo:font-weight="bold" style:font-weight-asian="bold" style:font-weight-complex="bold" fo:font-size="18pt" style:font-size-asian="18pt" style:font-size-complex="14pt"/>
    </style:style>
    <style:style style:name="T867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677" style:parent-style-name="AncientGreekἈρχαίαἑλληνικά" style:family="text">
      <style:text-properties fo:font-weight="bold" style:font-weight-asian="bold" style:font-weight-complex="bold" fo:font-size="18pt" style:font-size-asian="18pt" style:font-size-complex="14pt"/>
    </style:style>
    <style:style style:name="T867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679" style:parent-style-name="AncientGreekἈρχαίαἑλληνικά" style:family="text">
      <style:text-properties fo:font-weight="bold" style:font-weight-asian="bold" style:font-weight-complex="bold" fo:font-size="18pt" style:font-size-asian="18pt" style:font-size-complex="14pt"/>
    </style:style>
    <style:style style:name="T86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P8681" style:parent-style-name="Standard" style:family="paragraph">
      <style:paragraph-properties fo:widows="0" fo:orphans="0">
        <style:tab-stops>
          <style:tab-stop style:type="left" style:position="2.1979in"/>
        </style:tab-stops>
      </style:paragraph-properties>
    </style:style>
    <style:style style:name="T8682" style:parent-style-name="AncientGreekἈρχαίαἑλληνικά" style:family="text">
      <style:text-properties style:font-weight-complex="bold" style:font-size-complex="14pt"/>
    </style:style>
    <style:style style:name="T8683" style:parent-style-name="AncientGreekἈρχαίαἑλληνικά" style:family="text">
      <style:text-properties style:font-weight-complex="bold" style:font-size-complex="14pt" fo:language="el" fo:country="GR"/>
    </style:style>
    <style:style style:name="T8684" style:parent-style-name="AncientGreekἈρχαίαἑλληνικά" style:family="text">
      <style:text-properties style:font-weight-complex="bold" style:font-size-complex="14pt"/>
    </style:style>
    <style:style style:name="T8685" style:parent-style-name="AncientGreekἈρχαίαἑλληνικά" style:family="text">
      <style:text-properties style:font-weight-complex="bold" style:font-size-complex="14pt" fo:language="el" fo:country="GR"/>
    </style:style>
    <style:style style:name="T8686" style:parent-style-name="AncientGreekἈρχαίαἑλληνικά" style:family="text">
      <style:text-properties style:font-weight-complex="bold" style:font-size-complex="14pt"/>
    </style:style>
    <style:style style:name="T8687" style:parent-style-name="AncientGreekἈρχαίαἑλληνικά" style:family="text">
      <style:text-properties style:font-weight-complex="bold" style:font-size-complex="14pt" fo:language="el" fo:country="GR"/>
    </style:style>
    <style:style style:name="T8688" style:parent-style-name="AncientGreekἈρχαίαἑλληνικά" style:family="text">
      <style:text-properties style:font-weight-complex="bold" style:font-size-complex="14pt"/>
    </style:style>
    <style:style style:name="P8689" style:parent-style-name="Standard" style:family="paragraph">
      <style:paragraph-properties fo:widows="0" fo:orphans="0">
        <style:tab-stops>
          <style:tab-stop style:type="left" style:position="2.1979in"/>
        </style:tab-stops>
      </style:paragraph-properties>
    </style:style>
    <style:style style:name="T8690" style:parent-style-name="AncientGreekἈρχαίαἑλληνικά" style:family="text">
      <style:text-properties style:font-weight-complex="bold" style:font-size-complex="14pt" fo:language="el" fo:country="GR"/>
    </style:style>
    <style:style style:name="T8691" style:parent-style-name="AncientGreekἈρχαίαἑλληνικά" style:family="text">
      <style:text-properties style:font-weight-complex="bold" style:font-size-complex="14pt"/>
    </style:style>
    <style:style style:name="T8692" style:parent-style-name="AncientGreekἈρχαίαἑλληνικά" style:family="text">
      <style:text-properties style:font-weight-complex="bold" style:font-size-complex="14pt" fo:language="el" fo:country="GR"/>
    </style:style>
    <style:style style:name="T8693" style:parent-style-name="AncientGreekἈρχαίαἑλληνικά" style:family="text">
      <style:text-properties style:font-weight-complex="bold" style:font-size-complex="14pt"/>
    </style:style>
    <style:style style:name="T8694" style:parent-style-name="AncientGreekἈρχαίαἑλληνικά" style:family="text">
      <style:text-properties style:font-weight-complex="bold" style:font-size-complex="14pt" fo:language="el" fo:country="GR"/>
    </style:style>
    <style:style style:name="T8695" style:parent-style-name="AncientGreekἈρχαίαἑλληνικά" style:family="text">
      <style:text-properties style:font-weight-complex="bold" style:font-size-complex="14pt"/>
    </style:style>
    <style:style style:name="T8696" style:parent-style-name="AncientGreekἈρχαίαἑλληνικά" style:family="text">
      <style:text-properties style:font-weight-complex="bold" style:font-size-complex="14pt" fo:language="el" fo:country="GR"/>
    </style:style>
    <style:style style:name="T8697" style:parent-style-name="AncientGreekἈρχαίαἑλληνικά" style:family="text">
      <style:text-properties style:font-weight-complex="bold" style:font-size-complex="14pt"/>
    </style:style>
    <style:style style:name="T8698" style:parent-style-name="AncientGreekἈρχαίαἑλληνικά" style:family="text">
      <style:text-properties style:font-weight-complex="bold" style:font-size-complex="14pt" fo:language="el" fo:country="GR"/>
    </style:style>
    <style:style style:name="T8699" style:parent-style-name="AncientGreekἈρχαίαἑλληνικά" style:family="text">
      <style:text-properties style:font-weight-complex="bold" style:font-size-complex="14pt"/>
    </style:style>
    <style:style style:name="T8700" style:parent-style-name="AncientGreekἈρχαίαἑλληνικά" style:family="text">
      <style:text-properties style:font-weight-complex="bold" style:font-size-complex="14pt" fo:language="el" fo:country="GR"/>
    </style:style>
    <style:style style:name="T8701" style:parent-style-name="AncientGreekἈρχαίαἑλληνικά" style:family="text">
      <style:text-properties style:font-weight-complex="bold" style:font-size-complex="14pt"/>
    </style:style>
    <style:style style:name="T8702" style:parent-style-name="AncientGreekἈρχαίαἑλληνικά" style:family="text">
      <style:text-properties style:font-weight-complex="bold" style:font-size-complex="14pt" fo:language="el" fo:country="GR"/>
    </style:style>
    <style:style style:name="T8703" style:parent-style-name="AncientGreekἈρχαίαἑλληνικά" style:family="text">
      <style:text-properties style:font-weight-complex="bold" style:font-size-complex="14pt"/>
    </style:style>
    <style:style style:name="T8704" style:parent-style-name="AncientGreekἈρχαίαἑλληνικά" style:family="text">
      <style:text-properties style:font-weight-complex="bold" style:font-size-complex="14pt" fo:language="el" fo:country="GR"/>
    </style:style>
    <style:style style:name="T8705" style:parent-style-name="AncientGreekἈρχαίαἑλληνικά" style:family="text">
      <style:text-properties style:font-weight-complex="bold" style:font-size-complex="14pt"/>
    </style:style>
    <style:style style:name="T8706" style:parent-style-name="AncientGreekἈρχαίαἑλληνικά" style:family="text">
      <style:text-properties style:font-weight-complex="bold" style:font-size-complex="14pt" fo:language="el" fo:country="GR"/>
    </style:style>
    <style:style style:name="T8707" style:parent-style-name="AncientGreekἈρχαίαἑλληνικά" style:family="text">
      <style:text-properties style:font-weight-complex="bold" style:font-size-complex="14pt"/>
    </style:style>
    <style:style style:name="T8708" style:parent-style-name="AncientGreekἈρχαίαἑλληνικά" style:family="text">
      <style:text-properties style:font-weight-complex="bold" style:font-size-complex="14pt" fo:language="el" fo:country="GR"/>
    </style:style>
    <style:style style:name="T8709" style:parent-style-name="AncientGreekἈρχαίαἑλληνικά" style:family="text">
      <style:text-properties style:font-weight-complex="bold" style:font-size-complex="14pt"/>
    </style:style>
    <style:style style:name="T8710" style:parent-style-name="AncientGreekἈρχαίαἑλληνικά" style:family="text">
      <style:text-properties style:font-weight-complex="bold" style:font-size-complex="14pt" fo:language="el" fo:country="GR"/>
    </style:style>
    <style:style style:name="T8711" style:parent-style-name="AncientGreekἈρχαίαἑλληνικά" style:family="text">
      <style:text-properties style:font-weight-complex="bold" style:font-size-complex="14pt"/>
    </style:style>
    <style:style style:name="T8712" style:parent-style-name="AncientGreekἈρχαίαἑλληνικά" style:family="text">
      <style:text-properties style:font-weight-complex="bold" style:font-size-complex="14pt" fo:language="el" fo:country="GR"/>
    </style:style>
    <style:style style:name="T8713" style:parent-style-name="AncientGreekἈρχαίαἑλληνικά" style:family="text">
      <style:text-properties style:font-weight-complex="bold" style:font-size-complex="14pt"/>
    </style:style>
    <style:style style:name="T8714" style:parent-style-name="AncientGreekἈρχαίαἑλληνικά" style:family="text">
      <style:text-properties style:font-weight-complex="bold" style:font-size-complex="14pt" fo:language="el" fo:country="GR"/>
    </style:style>
    <style:style style:name="T8715" style:parent-style-name="AncientGreekἈρχαίαἑλληνικά" style:family="text">
      <style:text-properties style:font-weight-complex="bold" style:font-size-complex="14pt"/>
    </style:style>
    <style:style style:name="T8716" style:parent-style-name="AncientGreekἈρχαίαἑλληνικά" style:family="text">
      <style:text-properties style:font-weight-complex="bold" style:font-size-complex="14pt" fo:language="el" fo:country="GR"/>
    </style:style>
    <style:style style:name="T8717" style:parent-style-name="AncientGreekἈρχαίαἑλληνικά" style:family="text">
      <style:text-properties style:font-weight-complex="bold" style:font-size-complex="14pt"/>
    </style:style>
    <style:style style:name="T8718" style:parent-style-name="AncientGreekἈρχαίαἑλληνικά" style:family="text">
      <style:text-properties style:font-weight-complex="bold" style:font-size-complex="14pt" fo:language="el" fo:country="GR"/>
    </style:style>
    <style:style style:name="T8719" style:parent-style-name="AncientGreekἈρχαίαἑλληνικά" style:family="text">
      <style:text-properties style:font-weight-complex="bold" style:font-size-complex="14pt"/>
    </style:style>
    <style:style style:name="T8720" style:parent-style-name="AncientGreekἈρχαίαἑλληνικά" style:family="text">
      <style:text-properties style:font-weight-complex="bold" style:font-size-complex="14pt" fo:language="el" fo:country="GR"/>
    </style:style>
    <style:style style:name="T8721" style:parent-style-name="AncientGreekἈρχαίαἑλληνικά" style:family="text">
      <style:text-properties style:font-weight-complex="bold" style:font-size-complex="14pt"/>
    </style:style>
    <style:style style:name="T8722" style:parent-style-name="AncientGreekἈρχαίαἑλληνικά" style:family="text">
      <style:text-properties style:font-weight-complex="bold" style:font-size-complex="14pt" fo:language="el" fo:country="GR"/>
    </style:style>
    <style:style style:name="T8723" style:parent-style-name="AncientGreekἈρχαίαἑλληνικά" style:family="text">
      <style:text-properties style:font-weight-complex="bold" style:font-size-complex="14pt"/>
    </style:style>
    <style:style style:name="T8724" style:parent-style-name="AncientGreekἈρχαίαἑλληνικά" style:family="text">
      <style:text-properties style:font-weight-complex="bold" style:font-size-complex="14pt" fo:language="el" fo:country="GR"/>
    </style:style>
    <style:style style:name="T8725" style:parent-style-name="AncientGreekἈρχαίαἑλληνικά" style:family="text">
      <style:text-properties style:font-weight-complex="bold" style:font-size-complex="14pt"/>
    </style:style>
    <style:style style:name="T8726" style:parent-style-name="AncientGreekἈρχαίαἑλληνικά" style:family="text">
      <style:text-properties style:font-weight-complex="bold" style:font-size-complex="14pt" fo:language="el" fo:country="GR"/>
    </style:style>
    <style:style style:name="T8727" style:parent-style-name="AncientGreekἈρχαίαἑλληνικά" style:family="text">
      <style:text-properties style:font-weight-complex="bold" style:font-size-complex="14pt"/>
    </style:style>
    <style:style style:name="T8728" style:parent-style-name="AncientGreekἈρχαίαἑλληνικά" style:family="text">
      <style:text-properties style:font-weight-complex="bold" style:font-size-complex="14pt" fo:language="el" fo:country="GR"/>
    </style:style>
    <style:style style:name="T8729" style:parent-style-name="AncientGreekἈρχαίαἑλληνικά" style:family="text">
      <style:text-properties style:font-weight-complex="bold" style:font-size-complex="14pt"/>
    </style:style>
    <style:style style:name="T8730" style:parent-style-name="AncientGreekἈρχαίαἑλληνικά" style:family="text">
      <style:text-properties style:font-weight-complex="bold" style:font-size-complex="14pt" fo:language="el" fo:country="GR"/>
    </style:style>
    <style:style style:name="T8731" style:parent-style-name="AncientGreekἈρχαίαἑλληνικά" style:family="text">
      <style:text-properties style:font-weight-complex="bold" style:font-size-complex="14pt"/>
    </style:style>
    <style:style style:name="T8732" style:parent-style-name="AncientGreekἈρχαίαἑλληνικά" style:family="text">
      <style:text-properties style:font-weight-complex="bold" style:font-size-complex="14pt" fo:language="el" fo:country="GR"/>
    </style:style>
    <style:style style:name="T8733" style:parent-style-name="AncientGreekἈρχαίαἑλληνικά" style:family="text">
      <style:text-properties style:font-weight-complex="bold" style:font-size-complex="14pt"/>
    </style:style>
    <style:style style:name="T8734" style:parent-style-name="AncientGreekἈρχαίαἑλληνικά" style:family="text">
      <style:text-properties style:font-weight-complex="bold" style:font-size-complex="14pt" fo:language="el" fo:country="GR"/>
    </style:style>
    <style:style style:name="T8735" style:parent-style-name="AncientGreekἈρχαίαἑλληνικά" style:family="text">
      <style:text-properties style:font-weight-complex="bold" style:font-size-complex="14pt"/>
    </style:style>
    <style:style style:name="T8736" style:parent-style-name="AncientGreekἈρχαίαἑλληνικά" style:family="text">
      <style:text-properties style:font-weight-complex="bold" style:font-size-complex="14pt" fo:language="el" fo:country="GR"/>
    </style:style>
    <style:style style:name="T8737" style:parent-style-name="AncientGreekἈρχαίαἑλληνικά" style:family="text">
      <style:text-properties style:font-weight-complex="bold" style:font-size-complex="14pt"/>
    </style:style>
    <style:style style:name="T8738" style:parent-style-name="AncientGreekἈρχαίαἑλληνικά" style:family="text">
      <style:text-properties style:font-weight-complex="bold" style:font-size-complex="14pt" fo:language="el" fo:country="GR"/>
    </style:style>
    <style:style style:name="T8739" style:parent-style-name="AncientGreekἈρχαίαἑλληνικά" style:family="text">
      <style:text-properties style:font-weight-complex="bold" style:font-size-complex="14pt"/>
    </style:style>
    <style:style style:name="T8740" style:parent-style-name="AncientGreekἈρχαίαἑλληνικά" style:family="text">
      <style:text-properties style:font-weight-complex="bold" style:font-size-complex="14pt" fo:language="el" fo:country="GR"/>
    </style:style>
    <style:style style:name="T8741" style:parent-style-name="AncientGreekἈρχαίαἑλληνικά" style:family="text">
      <style:text-properties style:font-weight-complex="bold" style:font-size-complex="14pt"/>
    </style:style>
    <style:style style:name="T8742" style:parent-style-name="AncientGreekἈρχαίαἑλληνικά" style:family="text">
      <style:text-properties style:font-weight-complex="bold" style:font-size-complex="14pt" fo:language="el" fo:country="GR"/>
    </style:style>
    <style:style style:name="T8743" style:parent-style-name="AncientGreekἈρχαίαἑλληνικά" style:family="text">
      <style:text-properties style:font-weight-complex="bold" style:font-size-complex="14pt"/>
    </style:style>
    <style:style style:name="T8744" style:parent-style-name="AncientGreekἈρχαίαἑλληνικά" style:family="text">
      <style:text-properties style:font-weight-complex="bold" style:font-size-complex="14pt" fo:language="el" fo:country="GR"/>
    </style:style>
    <style:style style:name="T8745" style:parent-style-name="AncientGreekἈρχαίαἑλληνικά" style:family="text">
      <style:text-properties style:font-weight-complex="bold" style:font-size-complex="14pt"/>
    </style:style>
    <style:style style:name="T8746" style:parent-style-name="AncientGreekἈρχαίαἑλληνικά" style:family="text">
      <style:text-properties style:font-weight-complex="bold" style:font-size-complex="14pt" fo:language="el" fo:country="GR"/>
    </style:style>
    <style:style style:name="T8747" style:parent-style-name="AncientGreekἈρχαίαἑλληνικά" style:family="text">
      <style:text-properties style:font-weight-complex="bold" style:font-size-complex="14pt"/>
    </style:style>
    <style:style style:name="T8748" style:parent-style-name="AncientGreekἈρχαίαἑλληνικά" style:family="text">
      <style:text-properties style:font-weight-complex="bold" style:font-size-complex="14pt" fo:language="el" fo:country="GR"/>
    </style:style>
    <style:style style:name="T8749" style:parent-style-name="AncientGreekἈρχαίαἑλληνικά" style:family="text">
      <style:text-properties style:font-weight-complex="bold" style:font-size-complex="14pt"/>
    </style:style>
    <style:style style:name="T8750" style:parent-style-name="AncientGreekἈρχαίαἑλληνικά" style:family="text">
      <style:text-properties style:font-weight-complex="bold" style:font-size-complex="14pt" fo:language="el" fo:country="GR"/>
    </style:style>
    <style:style style:name="T8751" style:parent-style-name="AncientGreekἈρχαίαἑλληνικά" style:family="text">
      <style:text-properties style:font-weight-complex="bold" style:font-size-complex="14pt"/>
    </style:style>
    <style:style style:name="T8752" style:parent-style-name="AncientGreekἈρχαίαἑλληνικά" style:family="text">
      <style:text-properties style:font-weight-complex="bold" style:font-size-complex="14pt" fo:language="el" fo:country="GR"/>
    </style:style>
    <style:style style:name="T8753" style:parent-style-name="AncientGreekἈρχαίαἑλληνικά" style:family="text">
      <style:text-properties style:font-weight-complex="bold" style:font-size-complex="14pt"/>
    </style:style>
    <style:style style:name="T8754" style:parent-style-name="AncientGreekἈρχαίαἑλληνικά" style:family="text">
      <style:text-properties style:font-weight-complex="bold" style:font-size-complex="14pt" fo:language="el" fo:country="GR"/>
    </style:style>
    <style:style style:name="T8755" style:parent-style-name="AncientGreekἈρχαίαἑλληνικά" style:family="text">
      <style:text-properties style:font-weight-complex="bold" style:font-size-complex="14pt"/>
    </style:style>
    <style:style style:name="T8756" style:parent-style-name="AncientGreekἈρχαίαἑλληνικά" style:family="text">
      <style:text-properties style:font-weight-complex="bold" style:font-size-complex="14pt" fo:language="el" fo:country="GR"/>
    </style:style>
    <style:style style:name="T8757" style:parent-style-name="AncientGreekἈρχαίαἑλληνικά" style:family="text">
      <style:text-properties style:font-weight-complex="bold" style:font-size-complex="14pt"/>
    </style:style>
    <style:style style:name="T8758" style:parent-style-name="AncientGreekἈρχαίαἑλληνικά" style:family="text">
      <style:text-properties style:font-weight-complex="bold" style:font-size-complex="14pt" fo:language="el" fo:country="GR"/>
    </style:style>
    <style:style style:name="T8759" style:parent-style-name="AncientGreekἈρχαίαἑλληνικά" style:family="text">
      <style:text-properties style:font-weight-complex="bold" style:font-size-complex="14pt"/>
    </style:style>
    <style:style style:name="T8760" style:parent-style-name="AncientGreekἈρχαίαἑλληνικά" style:family="text">
      <style:text-properties style:font-weight-complex="bold" style:font-size-complex="14pt" fo:language="el" fo:country="GR"/>
    </style:style>
    <style:style style:name="T8761" style:parent-style-name="AncientGreekἈρχαίαἑλληνικά" style:family="text">
      <style:text-properties style:font-weight-complex="bold" style:font-size-complex="14pt"/>
    </style:style>
    <style:style style:name="T8762" style:parent-style-name="AncientGreekἈρχαίαἑλληνικά" style:family="text">
      <style:text-properties style:font-weight-complex="bold" style:font-size-complex="14pt" fo:language="el" fo:country="GR"/>
    </style:style>
    <style:style style:name="T8763" style:parent-style-name="AncientGreekἈρχαίαἑλληνικά" style:family="text">
      <style:text-properties style:font-weight-complex="bold" style:font-size-complex="14pt"/>
    </style:style>
    <style:style style:name="T8764" style:parent-style-name="AncientGreekἈρχαίαἑλληνικά" style:family="text">
      <style:text-properties style:font-weight-complex="bold" style:font-size-complex="14pt" fo:language="el" fo:country="GR"/>
    </style:style>
    <style:style style:name="T8765" style:parent-style-name="AncientGreekἈρχαίαἑλληνικά" style:family="text">
      <style:text-properties style:font-weight-complex="bold" style:font-size-complex="14pt"/>
    </style:style>
    <style:style style:name="T8766" style:parent-style-name="AncientGreekἈρχαίαἑλληνικά" style:family="text">
      <style:text-properties style:font-weight-complex="bold" style:font-size-complex="14pt" fo:language="el" fo:country="GR"/>
    </style:style>
    <style:style style:name="T8767" style:parent-style-name="AncientGreekἈρχαίαἑλληνικά" style:family="text">
      <style:text-properties style:font-weight-complex="bold" style:font-size-complex="14pt"/>
    </style:style>
    <style:style style:name="T8768" style:parent-style-name="AncientGreekἈρχαίαἑλληνικά" style:family="text">
      <style:text-properties style:font-weight-complex="bold" style:font-size-complex="14pt" fo:language="el" fo:country="GR"/>
    </style:style>
    <style:style style:name="T8769" style:parent-style-name="AncientGreekἈρχαίαἑλληνικά" style:family="text">
      <style:text-properties style:font-weight-complex="bold" style:font-size-complex="14pt"/>
    </style:style>
    <style:style style:name="T8770" style:parent-style-name="AncientGreekἈρχαίαἑλληνικά" style:family="text">
      <style:text-properties style:font-weight-complex="bold" style:font-size-complex="14pt" fo:language="el" fo:country="GR"/>
    </style:style>
    <style:style style:name="T8771" style:parent-style-name="AncientGreekἈρχαίαἑλληνικά" style:family="text">
      <style:text-properties style:font-weight-complex="bold" style:font-size-complex="14pt"/>
    </style:style>
    <style:style style:name="T8772" style:parent-style-name="AncientGreekἈρχαίαἑλληνικά" style:family="text">
      <style:text-properties style:font-weight-complex="bold" style:font-size-complex="14pt" fo:language="el" fo:country="GR"/>
    </style:style>
    <style:style style:name="T8773" style:parent-style-name="AncientGreekἈρχαίαἑλληνικά" style:family="text">
      <style:text-properties style:font-weight-complex="bold" style:font-size-complex="14pt"/>
    </style:style>
    <style:style style:name="T8774" style:parent-style-name="AncientGreekἈρχαίαἑλληνικά" style:family="text">
      <style:text-properties style:font-weight-complex="bold" style:font-size-complex="14pt" fo:language="el" fo:country="GR"/>
    </style:style>
    <style:style style:name="T8775" style:parent-style-name="AncientGreekἈρχαίαἑλληνικά" style:family="text">
      <style:text-properties style:font-weight-complex="bold" style:font-size-complex="14pt"/>
    </style:style>
    <style:style style:name="T8776" style:parent-style-name="AncientGreekἈρχαίαἑλληνικά" style:family="text">
      <style:text-properties style:font-weight-complex="bold" style:font-size-complex="14pt" fo:language="el" fo:country="GR"/>
    </style:style>
    <style:style style:name="T8777" style:parent-style-name="AncientGreekἈρχαίαἑλληνικά" style:family="text">
      <style:text-properties style:font-weight-complex="bold" style:font-size-complex="14pt"/>
    </style:style>
    <style:style style:name="T8778" style:parent-style-name="AncientGreekἈρχαίαἑλληνικά" style:family="text">
      <style:text-properties style:font-weight-complex="bold" style:font-size-complex="14pt" fo:language="el" fo:country="GR"/>
    </style:style>
    <style:style style:name="T8779" style:parent-style-name="AncientGreekἈρχαίαἑλληνικά" style:family="text">
      <style:text-properties style:font-weight-complex="bold" style:font-size-complex="14pt"/>
    </style:style>
    <style:style style:name="P8780" style:parent-style-name="Standard" style:family="paragraph">
      <style:paragraph-properties fo:widows="0" fo:orphans="0">
        <style:tab-stops>
          <style:tab-stop style:type="left" style:position="2.1979in"/>
        </style:tab-stops>
      </style:paragraph-properties>
    </style:style>
    <style:style style:name="T8781" style:parent-style-name="AncientGreekἈρχαίαἑλληνικά" style:family="text">
      <style:text-properties style:font-weight-complex="bold" style:font-size-complex="14pt" fo:language="el" fo:country="GR"/>
    </style:style>
    <style:style style:name="TableCell8782" style:family="table-cell">
      <style:table-cell-properties fo:border="0.0069in solid #000000" fo:background-color="#FFFFFF" style:writing-mode="lr-tb" fo:padding-top="0in" fo:padding-left="0.1527in" fo:padding-bottom="0in" fo:padding-right="0.15in"/>
    </style:style>
    <style:style style:name="P8783" style:parent-style-name="Standard" style:family="paragraph">
      <style:paragraph-properties fo:widows="0" fo:orphans="0"/>
      <style:text-properties style:font-name="AncientGreek"/>
    </style:style>
    <style:style style:name="P8784" style:parent-style-name="Standard" style:family="paragraph">
      <style:paragraph-properties fo:widows="0" fo:orphans="0"/>
      <style:text-properties style:font-name="AncientGreek"/>
    </style:style>
    <style:style style:name="P8785" style:parent-style-name="Standard" style:family="paragraph">
      <style:paragraph-properties fo:widows="0" fo:orphans="0"/>
      <style:text-properties style:font-name="AncientGreek"/>
    </style:style>
    <style:style style:name="P8786" style:parent-style-name="Standard" style:family="paragraph">
      <style:paragraph-properties fo:widows="0" fo:orphans="0"/>
      <style:text-properties style:font-name="AncientGreek"/>
    </style:style>
    <style:style style:name="TableRow8787" style:family="table-row">
      <style:table-row-properties style:min-row-height="0.0138in" style:use-optimal-row-height="false" fo:keep-together="always"/>
    </style:style>
    <style:style style:name="TableCell8788" style:family="table-cell">
      <style:table-cell-properties fo:border="0.0069in solid #000000" fo:background-color="#FFFFFF" style:writing-mode="lr-tb" fo:padding-top="0in" fo:padding-left="0.1527in" fo:padding-bottom="0in" fo:padding-right="0.15in"/>
    </style:style>
    <style:style style:name="P8789" style:parent-style-name="Standard" style:family="paragraph">
      <style:paragraph-properties fo:keep-with-next="always" fo:widows="0" fo:orphans="0" fo:text-align="center">
        <style:tab-stops>
          <style:tab-stop style:type="center" style:position="1in"/>
          <style:tab-stop style:type="left" style:position="2.927in"/>
        </style:tab-stops>
      </style:paragraph-properties>
    </style:style>
    <style:style style:name="T8790" style:parent-style-name="AncientGreekἈρχαίαἑλληνικά" style:family="text">
      <style:text-properties fo:font-weight="bold" style:font-weight-asian="bold" style:font-weight-complex="bold" fo:font-size="18pt" style:font-size-asian="18pt" style:font-size-complex="14pt"/>
    </style:style>
    <style:style style:name="T879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792" style:parent-style-name="AncientGreekἈρχαίαἑλληνικά" style:family="text">
      <style:text-properties fo:font-weight="bold" style:font-weight-asian="bold" style:font-weight-complex="bold" fo:font-size="18pt" style:font-size-asian="18pt" style:font-size-complex="14pt"/>
    </style:style>
    <style:style style:name="T879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794" style:parent-style-name="AncientGreekἈρχαίαἑλληνικά" style:family="text">
      <style:text-properties fo:font-weight="bold" style:font-weight-asian="bold" style:font-weight-complex="bold" fo:font-size="18pt" style:font-size-asian="18pt" style:font-size-complex="14pt"/>
    </style:style>
    <style:style style:name="T879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796" style:parent-style-name="AncientGreekἈρχαίαἑλληνικά" style:family="text">
      <style:text-properties fo:font-weight="bold" style:font-weight-asian="bold" style:font-weight-complex="bold" fo:font-size="18pt" style:font-size-asian="18pt" style:font-size-complex="14pt"/>
    </style:style>
    <style:style style:name="T879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798" style:parent-style-name="AncientGreekἈρχαίαἑλληνικά" style:family="text">
      <style:text-properties fo:font-weight="bold" style:font-weight-asian="bold" style:font-weight-complex="bold" fo:font-size="18pt" style:font-size-asian="18pt" style:font-size-complex="14pt"/>
    </style:style>
    <style:style style:name="T8799" style:parent-style-name="AncientGreekἈρχαίαἑλληνικά" style:family="text">
      <style:text-properties fo:font-weight="bold" style:font-weight-asian="bold" style:font-weight-complex="bold" fo:font-size="18pt" style:font-size-asian="18pt" style:font-size-complex="14pt"/>
    </style:style>
    <style:style style:name="T8800" style:parent-style-name="AncientGreekἈρχαίαἑλληνικά" style:family="text">
      <style:text-properties style:font-weight-complex="bold" style:font-size-complex="14pt" fo:language="el" fo:country="GR"/>
    </style:style>
    <style:style style:name="T8801" style:parent-style-name="AncientGreekἈρχαίαἑλληνικά" style:family="text">
      <style:text-properties style:font-weight-complex="bold" style:font-size-complex="14pt"/>
    </style:style>
    <style:style style:name="T8802" style:parent-style-name="AncientGreekἈρχαίαἑλληνικά" style:family="text">
      <style:text-properties style:font-weight-complex="bold" style:font-size-complex="14pt" fo:language="el" fo:country="GR"/>
    </style:style>
    <style:style style:name="T8803" style:parent-style-name="AncientGreekἈρχαίαἑλληνικά" style:family="text">
      <style:text-properties style:font-weight-complex="bold" style:font-size-complex="14pt"/>
    </style:style>
    <style:style style:name="T8804" style:parent-style-name="AncientGreekἈρχαίαἑλληνικά" style:family="text">
      <style:text-properties style:font-weight-complex="bold" style:font-size-complex="14pt" fo:language="el" fo:country="GR"/>
    </style:style>
    <style:style style:name="T8805" style:parent-style-name="AncientGreekἈρχαίαἑλληνικά" style:family="text">
      <style:text-properties style:font-weight-complex="bold" style:font-size-complex="14pt"/>
    </style:style>
    <style:style style:name="T8806" style:parent-style-name="AncientGreekἈρχαίαἑλληνικά" style:family="text">
      <style:text-properties style:font-weight-complex="bold" style:font-size-complex="14pt" fo:language="el" fo:country="GR"/>
    </style:style>
    <style:style style:name="T8807" style:parent-style-name="AncientGreekἈρχαίαἑλληνικά" style:family="text">
      <style:text-properties style:font-weight-complex="bold" style:font-size-complex="14pt"/>
    </style:style>
    <style:style style:name="T8808" style:parent-style-name="AncientGreekἈρχαίαἑλληνικά" style:family="text">
      <style:text-properties style:font-weight-complex="bold" style:font-size-complex="14pt" fo:language="el" fo:country="GR"/>
    </style:style>
    <style:style style:name="T8809" style:parent-style-name="AncientGreekἈρχαίαἑλληνικά" style:family="text">
      <style:text-properties style:font-weight-complex="bold" style:font-size-complex="14pt"/>
    </style:style>
    <style:style style:name="T8810" style:parent-style-name="AncientGreekἈρχαίαἑλληνικά" style:family="text">
      <style:text-properties style:font-weight-complex="bold" style:font-size-complex="14pt" fo:language="el" fo:country="GR"/>
    </style:style>
    <style:style style:name="T8811" style:parent-style-name="AncientGreekἈρχαίαἑλληνικά" style:family="text">
      <style:text-properties style:font-weight-complex="bold" style:font-size-complex="14pt"/>
    </style:style>
    <style:style style:name="T8812" style:parent-style-name="AncientGreekἈρχαίαἑλληνικά" style:family="text">
      <style:text-properties style:font-weight-complex="bold" style:font-size-complex="14pt" fo:language="el" fo:country="GR"/>
    </style:style>
    <style:style style:name="T8813" style:parent-style-name="AncientGreekἈρχαίαἑλληνικά" style:family="text">
      <style:text-properties style:font-weight-complex="bold" style:font-size-complex="14pt"/>
    </style:style>
    <style:style style:name="T8814" style:parent-style-name="AncientGreekἈρχαίαἑλληνικά" style:family="text">
      <style:text-properties style:font-weight-complex="bold" style:font-size-complex="14pt" fo:language="el" fo:country="GR"/>
    </style:style>
    <style:style style:name="T8815" style:parent-style-name="AncientGreekἈρχαίαἑλληνικά" style:family="text">
      <style:text-properties style:font-weight-complex="bold" style:font-size-complex="14pt"/>
    </style:style>
    <style:style style:name="T8816" style:parent-style-name="AncientGreekἈρχαίαἑλληνικά" style:family="text">
      <style:text-properties style:font-weight-complex="bold" style:font-size-complex="14pt" fo:language="el" fo:country="GR"/>
    </style:style>
    <style:style style:name="T8817" style:parent-style-name="AncientGreekἈρχαίαἑλληνικά" style:family="text">
      <style:text-properties style:font-weight-complex="bold" style:font-size-complex="14pt"/>
    </style:style>
    <style:style style:name="T8818" style:parent-style-name="AncientGreekἈρχαίαἑλληνικά" style:family="text">
      <style:text-properties style:font-weight-complex="bold" style:font-size-complex="14pt" fo:language="el" fo:country="GR"/>
    </style:style>
    <style:style style:name="T8819" style:parent-style-name="AncientGreekἈρχαίαἑλληνικά" style:family="text">
      <style:text-properties style:font-weight-complex="bold" style:font-size-complex="14pt"/>
    </style:style>
    <style:style style:name="T8820" style:parent-style-name="AncientGreekἈρχαίαἑλληνικά" style:family="text">
      <style:text-properties style:font-weight-complex="bold" style:font-size-complex="14pt" fo:language="el" fo:country="GR"/>
    </style:style>
    <style:style style:name="T8821" style:parent-style-name="AncientGreekἈρχαίαἑλληνικά" style:family="text">
      <style:text-properties style:font-weight-complex="bold" style:font-size-complex="14pt"/>
    </style:style>
    <style:style style:name="T8822" style:parent-style-name="AncientGreekἈρχαίαἑλληνικά" style:family="text">
      <style:text-properties style:font-weight-complex="bold" style:font-size-complex="14pt" fo:language="el" fo:country="GR"/>
    </style:style>
    <style:style style:name="T8823" style:parent-style-name="AncientGreekἈρχαίαἑλληνικά" style:family="text">
      <style:text-properties style:font-weight-complex="bold" style:font-size-complex="14pt"/>
    </style:style>
    <style:style style:name="T8824" style:parent-style-name="AncientGreekἈρχαίαἑλληνικά" style:family="text">
      <style:text-properties style:font-weight-complex="bold" style:font-size-complex="14pt" fo:language="el" fo:country="GR"/>
    </style:style>
    <style:style style:name="T8825" style:parent-style-name="AncientGreekἈρχαίαἑλληνικά" style:family="text">
      <style:text-properties style:font-weight-complex="bold" style:font-size-complex="14pt"/>
    </style:style>
    <style:style style:name="T8826" style:parent-style-name="AncientGreekἈρχαίαἑλληνικά" style:family="text">
      <style:text-properties style:font-weight-complex="bold" style:font-size-complex="14pt" fo:language="el" fo:country="GR"/>
    </style:style>
    <style:style style:name="T8827" style:parent-style-name="AncientGreekἈρχαίαἑλληνικά" style:family="text">
      <style:text-properties style:font-weight-complex="bold" style:font-size-complex="14pt"/>
    </style:style>
    <style:style style:name="T8828" style:parent-style-name="AncientGreekἈρχαίαἑλληνικά" style:family="text">
      <style:text-properties style:font-weight-complex="bold" style:font-size-complex="14pt" fo:language="el" fo:country="GR"/>
    </style:style>
    <style:style style:name="T8829" style:parent-style-name="AncientGreekἈρχαίαἑλληνικά" style:family="text">
      <style:text-properties style:font-weight-complex="bold" style:font-size-complex="14pt"/>
    </style:style>
    <style:style style:name="T8830" style:parent-style-name="AncientGreekἈρχαίαἑλληνικά" style:family="text">
      <style:text-properties style:font-weight-complex="bold" style:font-size-complex="14pt" fo:language="el" fo:country="GR"/>
    </style:style>
    <style:style style:name="T8831" style:parent-style-name="AncientGreekἈρχαίαἑλληνικά" style:family="text">
      <style:text-properties style:font-weight-complex="bold" style:font-size-complex="14pt"/>
    </style:style>
    <style:style style:name="T8832" style:parent-style-name="AncientGreekἈρχαίαἑλληνικά" style:family="text">
      <style:text-properties style:font-weight-complex="bold" style:font-size-complex="14pt" fo:language="el" fo:country="GR"/>
    </style:style>
    <style:style style:name="T8833" style:parent-style-name="AncientGreekἈρχαίαἑλληνικά" style:family="text">
      <style:text-properties style:font-weight-complex="bold" style:font-size-complex="14pt"/>
    </style:style>
    <style:style style:name="T8834" style:parent-style-name="AncientGreekἈρχαίαἑλληνικά" style:family="text">
      <style:text-properties style:font-weight-complex="bold" style:font-size-complex="14pt" fo:language="el" fo:country="GR"/>
    </style:style>
    <style:style style:name="T8835" style:parent-style-name="AncientGreekἈρχαίαἑλληνικά" style:family="text">
      <style:text-properties style:font-weight-complex="bold" style:font-size-complex="14pt"/>
    </style:style>
    <style:style style:name="T8836" style:parent-style-name="AncientGreekἈρχαίαἑλληνικά" style:family="text">
      <style:text-properties style:font-weight-complex="bold" style:font-size-complex="14pt" fo:language="el" fo:country="GR"/>
    </style:style>
    <style:style style:name="T8837" style:parent-style-name="AncientGreekἈρχαίαἑλληνικά" style:family="text">
      <style:text-properties style:font-weight-complex="bold" style:font-size-complex="14pt"/>
    </style:style>
    <style:style style:name="T8838" style:parent-style-name="AncientGreekἈρχαίαἑλληνικά" style:family="text">
      <style:text-properties style:font-weight-complex="bold" style:font-size-complex="14pt" fo:language="el" fo:country="GR"/>
    </style:style>
    <style:style style:name="T8839" style:parent-style-name="AncientGreekἈρχαίαἑλληνικά" style:family="text">
      <style:text-properties style:font-weight-complex="bold" style:font-size-complex="14pt"/>
    </style:style>
    <style:style style:name="T8840" style:parent-style-name="AncientGreekἈρχαίαἑλληνικά" style:family="text">
      <style:text-properties style:font-weight-complex="bold" style:font-size-complex="14pt" fo:language="el" fo:country="GR"/>
    </style:style>
    <style:style style:name="T8841" style:parent-style-name="AncientGreekἈρχαίαἑλληνικά" style:family="text">
      <style:text-properties style:font-weight-complex="bold" style:font-size-complex="14pt"/>
    </style:style>
    <style:style style:name="T8842" style:parent-style-name="AncientGreekἈρχαίαἑλληνικά" style:family="text">
      <style:text-properties style:font-weight-complex="bold" style:font-size-complex="14pt" fo:language="el" fo:country="GR"/>
    </style:style>
    <style:style style:name="T8843" style:parent-style-name="AncientGreekἈρχαίαἑλληνικά" style:family="text">
      <style:text-properties style:font-weight-complex="bold" style:font-size-complex="14pt"/>
    </style:style>
    <style:style style:name="T8844" style:parent-style-name="AncientGreekἈρχαίαἑλληνικά" style:family="text">
      <style:text-properties style:font-weight-complex="bold" style:font-size-complex="14pt" fo:language="el" fo:country="GR"/>
    </style:style>
    <style:style style:name="T8845" style:parent-style-name="AncientGreekἈρχαίαἑλληνικά" style:family="text">
      <style:text-properties style:font-weight-complex="bold" style:font-size-complex="14pt"/>
    </style:style>
    <style:style style:name="T8846" style:parent-style-name="AncientGreekἈρχαίαἑλληνικά" style:family="text">
      <style:text-properties style:font-weight-complex="bold" style:font-size-complex="14pt" fo:language="el" fo:country="GR"/>
    </style:style>
    <style:style style:name="T8847" style:parent-style-name="AncientGreekἈρχαίαἑλληνικά" style:family="text">
      <style:text-properties style:font-weight-complex="bold" style:font-size-complex="14pt"/>
    </style:style>
    <style:style style:name="T8848" style:parent-style-name="AncientGreekἈρχαίαἑλληνικά" style:family="text">
      <style:text-properties style:font-weight-complex="bold" style:font-size-complex="14pt" fo:language="el" fo:country="GR"/>
    </style:style>
    <style:style style:name="T8849" style:parent-style-name="AncientGreekἈρχαίαἑλληνικά" style:family="text">
      <style:text-properties style:font-weight-complex="bold" style:font-size-complex="14pt"/>
    </style:style>
    <style:style style:name="T8850" style:parent-style-name="AncientGreekἈρχαίαἑλληνικά" style:family="text">
      <style:text-properties style:font-weight-complex="bold" style:font-size-complex="14pt" fo:language="el" fo:country="GR"/>
    </style:style>
    <style:style style:name="T8851" style:parent-style-name="AncientGreekἈρχαίαἑλληνικά" style:family="text">
      <style:text-properties style:font-weight-complex="bold" style:font-size-complex="14pt"/>
    </style:style>
    <style:style style:name="T8852" style:parent-style-name="AncientGreekἈρχαίαἑλληνικά" style:family="text">
      <style:text-properties style:font-weight-complex="bold" style:font-size-complex="14pt" fo:language="el" fo:country="GR"/>
    </style:style>
    <style:style style:name="T8853" style:parent-style-name="AncientGreekἈρχαίαἑλληνικά" style:family="text">
      <style:text-properties style:font-weight-complex="bold" style:font-size-complex="14pt"/>
    </style:style>
    <style:style style:name="T8854" style:parent-style-name="AncientGreekἈρχαίαἑλληνικά" style:family="text">
      <style:text-properties style:font-weight-complex="bold" style:font-size-complex="14pt" fo:language="el" fo:country="GR"/>
    </style:style>
    <style:style style:name="T8855" style:parent-style-name="AncientGreekἈρχαίαἑλληνικά" style:family="text">
      <style:text-properties style:font-weight-complex="bold" style:font-size-complex="14pt"/>
    </style:style>
    <style:style style:name="T8856" style:parent-style-name="AncientGreekἈρχαίαἑλληνικά" style:family="text">
      <style:text-properties style:font-weight-complex="bold" style:font-size-complex="14pt" fo:language="el" fo:country="GR"/>
    </style:style>
    <style:style style:name="T8857" style:parent-style-name="AncientGreekἈρχαίαἑλληνικά" style:family="text">
      <style:text-properties style:font-weight-complex="bold" style:font-size-complex="14pt"/>
    </style:style>
    <style:style style:name="T8858" style:parent-style-name="AncientGreekἈρχαίαἑλληνικά" style:family="text">
      <style:text-properties style:font-weight-complex="bold" style:font-size-complex="14pt" fo:language="el" fo:country="GR"/>
    </style:style>
    <style:style style:name="T8859" style:parent-style-name="AncientGreekἈρχαίαἑλληνικά" style:family="text">
      <style:text-properties style:font-weight-complex="bold" style:font-size-complex="14pt"/>
    </style:style>
    <style:style style:name="T8860" style:parent-style-name="AncientGreekἈρχαίαἑλληνικά" style:family="text">
      <style:text-properties style:font-weight-complex="bold" style:font-size-complex="14pt" fo:language="el" fo:country="GR"/>
    </style:style>
    <style:style style:name="T8861" style:parent-style-name="AncientGreekἈρχαίαἑλληνικά" style:family="text">
      <style:text-properties style:font-weight-complex="bold" style:font-size-complex="14pt"/>
    </style:style>
    <style:style style:name="T8862" style:parent-style-name="AncientGreekἈρχαίαἑλληνικά" style:family="text">
      <style:text-properties style:font-weight-complex="bold" style:font-size-complex="14pt" fo:language="el" fo:country="GR"/>
    </style:style>
    <style:style style:name="T8863" style:parent-style-name="AncientGreekἈρχαίαἑλληνικά" style:family="text">
      <style:text-properties style:font-weight-complex="bold" style:font-size-complex="14pt"/>
    </style:style>
    <style:style style:name="T8864" style:parent-style-name="AncientGreekἈρχαίαἑλληνικά" style:family="text">
      <style:text-properties style:font-weight-complex="bold" style:font-size-complex="14pt" fo:language="el" fo:country="GR"/>
    </style:style>
    <style:style style:name="T8865" style:parent-style-name="AncientGreekἈρχαίαἑλληνικά" style:family="text">
      <style:text-properties style:font-weight-complex="bold" style:font-size-complex="14pt"/>
    </style:style>
    <style:style style:name="T8866" style:parent-style-name="AncientGreekἈρχαίαἑλληνικά" style:family="text">
      <style:text-properties style:font-weight-complex="bold" style:font-size-complex="14pt" fo:language="el" fo:country="GR"/>
    </style:style>
    <style:style style:name="T8867" style:parent-style-name="AncientGreekἈρχαίαἑλληνικά" style:family="text">
      <style:text-properties style:font-weight-complex="bold" style:font-size-complex="14pt"/>
    </style:style>
    <style:style style:name="T8868" style:parent-style-name="AncientGreekἈρχαίαἑλληνικά" style:family="text">
      <style:text-properties style:font-weight-complex="bold" style:font-size-complex="14pt" fo:language="el" fo:country="GR"/>
    </style:style>
    <style:style style:name="T8869" style:parent-style-name="AncientGreekἈρχαίαἑλληνικά" style:family="text">
      <style:text-properties style:font-weight-complex="bold" style:font-size-complex="14pt"/>
    </style:style>
    <style:style style:name="T8870" style:parent-style-name="AncientGreekἈρχαίαἑλληνικά" style:family="text">
      <style:text-properties style:font-weight-complex="bold" style:font-size-complex="14pt" fo:language="el" fo:country="GR"/>
    </style:style>
    <style:style style:name="T8871" style:parent-style-name="AncientGreekἈρχαίαἑλληνικά" style:family="text">
      <style:text-properties style:font-weight-complex="bold" style:font-size-complex="14pt"/>
    </style:style>
    <style:style style:name="T8872" style:parent-style-name="AncientGreekἈρχαίαἑλληνικά" style:family="text">
      <style:text-properties style:font-weight-complex="bold" style:font-size-complex="14pt" fo:language="el" fo:country="GR"/>
    </style:style>
    <style:style style:name="T8873" style:parent-style-name="AncientGreekἈρχαίαἑλληνικά" style:family="text">
      <style:text-properties style:font-weight-complex="bold" style:font-size-complex="14pt"/>
    </style:style>
    <style:style style:name="T8874" style:parent-style-name="AncientGreekἈρχαίαἑλληνικά" style:family="text">
      <style:text-properties style:font-weight-complex="bold" style:font-size-complex="14pt" fo:language="el" fo:country="GR"/>
    </style:style>
    <style:style style:name="T8875" style:parent-style-name="AncientGreekἈρχαίαἑλληνικά" style:family="text">
      <style:text-properties style:font-weight-complex="bold" style:font-size-complex="14pt"/>
    </style:style>
    <style:style style:name="T8876" style:parent-style-name="AncientGreekἈρχαίαἑλληνικά" style:family="text">
      <style:text-properties style:font-weight-complex="bold" style:font-size-complex="14pt" fo:language="el" fo:country="GR"/>
    </style:style>
    <style:style style:name="T8877" style:parent-style-name="AncientGreekἈρχαίαἑλληνικά" style:family="text">
      <style:text-properties style:font-weight-complex="bold" style:font-size-complex="14pt"/>
    </style:style>
    <style:style style:name="T8878" style:parent-style-name="AncientGreekἈρχαίαἑλληνικά" style:family="text">
      <style:text-properties style:font-weight-complex="bold" style:font-size-complex="14pt" fo:language="el" fo:country="GR"/>
    </style:style>
    <style:style style:name="T8879" style:parent-style-name="AncientGreekἈρχαίαἑλληνικά" style:family="text">
      <style:text-properties style:font-weight-complex="bold" style:font-size-complex="14pt"/>
    </style:style>
    <style:style style:name="T8880" style:parent-style-name="AncientGreekἈρχαίαἑλληνικά" style:family="text">
      <style:text-properties style:font-weight-complex="bold" style:font-size-complex="14pt" fo:language="el" fo:country="GR"/>
    </style:style>
    <style:style style:name="T8881" style:parent-style-name="AncientGreekἈρχαίαἑλληνικά" style:family="text">
      <style:text-properties style:font-weight-complex="bold" style:font-size-complex="14pt"/>
    </style:style>
    <style:style style:name="T8882" style:parent-style-name="AncientGreekἈρχαίαἑλληνικά" style:family="text">
      <style:text-properties style:font-weight-complex="bold" style:font-size-complex="14pt" fo:language="el" fo:country="GR"/>
    </style:style>
    <style:style style:name="T8883" style:parent-style-name="AncientGreekἈρχαίαἑλληνικά" style:family="text">
      <style:text-properties style:font-weight-complex="bold" style:font-size-complex="14pt"/>
    </style:style>
    <style:style style:name="T8884" style:parent-style-name="AncientGreekἈρχαίαἑλληνικά" style:family="text">
      <style:text-properties style:font-weight-complex="bold" style:font-size-complex="14pt" fo:language="el" fo:country="GR"/>
    </style:style>
    <style:style style:name="T8885" style:parent-style-name="AncientGreekἈρχαίαἑλληνικά" style:family="text">
      <style:text-properties style:font-weight-complex="bold" style:font-size-complex="14pt"/>
    </style:style>
    <style:style style:name="T8886" style:parent-style-name="AncientGreekἈρχαίαἑλληνικά" style:family="text">
      <style:text-properties style:font-weight-complex="bold" style:font-size-complex="14pt" fo:language="el" fo:country="GR"/>
    </style:style>
    <style:style style:name="T8887" style:parent-style-name="AncientGreekἈρχαίαἑλληνικά" style:family="text">
      <style:text-properties style:font-weight-complex="bold" style:font-size-complex="14pt"/>
    </style:style>
    <style:style style:name="T8888" style:parent-style-name="AncientGreekἈρχαίαἑλληνικά" style:family="text">
      <style:text-properties style:font-weight-complex="bold" style:font-size-complex="14pt" fo:language="el" fo:country="GR"/>
    </style:style>
    <style:style style:name="T8889" style:parent-style-name="AncientGreekἈρχαίαἑλληνικά" style:family="text">
      <style:text-properties style:font-weight-complex="bold" style:font-size-complex="14pt"/>
    </style:style>
    <style:style style:name="T8890" style:parent-style-name="AncientGreekἈρχαίαἑλληνικά" style:family="text">
      <style:text-properties style:font-weight-complex="bold" style:font-size-complex="14pt" fo:language="el" fo:country="GR"/>
    </style:style>
    <style:style style:name="T8891" style:parent-style-name="AncientGreekἈρχαίαἑλληνικά" style:family="text">
      <style:text-properties style:font-weight-complex="bold" style:font-size-complex="14pt"/>
    </style:style>
    <style:style style:name="T8892" style:parent-style-name="AncientGreekἈρχαίαἑλληνικά" style:family="text">
      <style:text-properties style:font-weight-complex="bold" style:font-size-complex="14pt" fo:language="el" fo:country="GR"/>
    </style:style>
    <style:style style:name="T8893" style:parent-style-name="AncientGreekἈρχαίαἑλληνικά" style:family="text">
      <style:text-properties style:font-weight-complex="bold" style:font-size-complex="14pt"/>
    </style:style>
    <style:style style:name="T8894" style:parent-style-name="AncientGreekἈρχαίαἑλληνικά" style:family="text">
      <style:text-properties style:font-weight-complex="bold" style:font-size-complex="14pt" fo:language="el" fo:country="GR"/>
    </style:style>
    <style:style style:name="T8895" style:parent-style-name="AncientGreekἈρχαίαἑλληνικά" style:family="text">
      <style:text-properties style:font-weight-complex="bold" style:font-size-complex="14pt"/>
    </style:style>
    <style:style style:name="T8896" style:parent-style-name="AncientGreekἈρχαίαἑλληνικά" style:family="text">
      <style:text-properties style:font-weight-complex="bold" style:font-size-complex="14pt" fo:language="el" fo:country="GR"/>
    </style:style>
    <style:style style:name="T8897" style:parent-style-name="AncientGreekἈρχαίαἑλληνικά" style:family="text">
      <style:text-properties style:font-weight-complex="bold" style:font-size-complex="14pt"/>
    </style:style>
    <style:style style:name="T8898" style:parent-style-name="AncientGreekἈρχαίαἑλληνικά" style:family="text">
      <style:text-properties style:font-weight-complex="bold" style:font-size-complex="14pt" fo:language="el" fo:country="GR"/>
    </style:style>
    <style:style style:name="T8899" style:parent-style-name="AncientGreekἈρχαίαἑλληνικά" style:family="text">
      <style:text-properties style:font-weight-complex="bold" style:font-size-complex="14pt"/>
    </style:style>
    <style:style style:name="T8900" style:parent-style-name="AncientGreekἈρχαίαἑλληνικά" style:family="text">
      <style:text-properties style:font-weight-complex="bold" style:font-size-complex="14pt" fo:language="el" fo:country="GR"/>
    </style:style>
    <style:style style:name="T8901" style:parent-style-name="AncientGreekἈρχαίαἑλληνικά" style:family="text">
      <style:text-properties style:font-weight-complex="bold" style:font-size-complex="14pt"/>
    </style:style>
    <style:style style:name="T8902" style:parent-style-name="AncientGreekἈρχαίαἑλληνικά" style:family="text">
      <style:text-properties style:font-weight-complex="bold" style:font-size-complex="14pt" fo:language="el" fo:country="GR"/>
    </style:style>
    <style:style style:name="T8903" style:parent-style-name="AncientGreekἈρχαίαἑλληνικά" style:family="text">
      <style:text-properties style:font-weight-complex="bold" style:font-size-complex="14pt"/>
    </style:style>
    <style:style style:name="T8904" style:parent-style-name="AncientGreekἈρχαίαἑλληνικά" style:family="text">
      <style:text-properties style:font-weight-complex="bold" style:font-size-complex="14pt" fo:language="el" fo:country="GR"/>
    </style:style>
    <style:style style:name="T8905" style:parent-style-name="AncientGreekἈρχαίαἑλληνικά" style:family="text">
      <style:text-properties style:font-weight-complex="bold" style:font-size-complex="14pt"/>
    </style:style>
    <style:style style:name="T8906" style:parent-style-name="AncientGreekἈρχαίαἑλληνικά" style:family="text">
      <style:text-properties style:font-weight-complex="bold" style:font-size-complex="14pt" fo:language="el" fo:country="GR"/>
    </style:style>
    <style:style style:name="T8907" style:parent-style-name="AncientGreekἈρχαίαἑλληνικά" style:family="text">
      <style:text-properties style:font-weight-complex="bold" style:font-size-complex="14pt"/>
    </style:style>
    <style:style style:name="T8908" style:parent-style-name="AncientGreekἈρχαίαἑλληνικά" style:family="text">
      <style:text-properties style:font-weight-complex="bold" style:font-size-complex="14pt" fo:language="el" fo:country="GR"/>
    </style:style>
    <style:style style:name="T8909" style:parent-style-name="AncientGreekἈρχαίαἑλληνικά" style:family="text">
      <style:text-properties style:font-weight-complex="bold" style:font-size-complex="14pt"/>
    </style:style>
    <style:style style:name="T8910" style:parent-style-name="AncientGreekἈρχαίαἑλληνικά" style:family="text">
      <style:text-properties style:font-weight-complex="bold" style:font-size-complex="14pt" fo:language="el" fo:country="GR"/>
    </style:style>
    <style:style style:name="T8911" style:parent-style-name="AncientGreekἈρχαίαἑλληνικά" style:family="text">
      <style:text-properties style:font-weight-complex="bold" style:font-size-complex="14pt"/>
    </style:style>
    <style:style style:name="T8912" style:parent-style-name="AncientGreekἈρχαίαἑλληνικά" style:family="text">
      <style:text-properties style:font-weight-complex="bold" style:font-size-complex="14pt" fo:language="el" fo:country="GR"/>
    </style:style>
    <style:style style:name="T8913" style:parent-style-name="AncientGreekἈρχαίαἑλληνικά" style:family="text">
      <style:text-properties style:font-weight-complex="bold" style:font-size-complex="14pt"/>
    </style:style>
    <style:style style:name="T8914" style:parent-style-name="AncientGreekἈρχαίαἑλληνικά" style:family="text">
      <style:text-properties style:font-weight-complex="bold" style:font-size-complex="14pt" fo:language="el" fo:country="GR"/>
    </style:style>
    <style:style style:name="T8915" style:parent-style-name="AncientGreekἈρχαίαἑλληνικά" style:family="text">
      <style:text-properties style:font-weight-complex="bold" style:font-size-complex="14pt"/>
    </style:style>
    <style:style style:name="T8916" style:parent-style-name="AncientGreekἈρχαίαἑλληνικά" style:family="text">
      <style:text-properties style:font-weight-complex="bold" style:font-size-complex="14pt" fo:language="el" fo:country="GR"/>
    </style:style>
    <style:style style:name="T8917" style:parent-style-name="AncientGreekἈρχαίαἑλληνικά" style:family="text">
      <style:text-properties style:font-weight-complex="bold" style:font-size-complex="14pt"/>
    </style:style>
    <style:style style:name="T8918" style:parent-style-name="AncientGreekἈρχαίαἑλληνικά" style:family="text">
      <style:text-properties style:font-weight-complex="bold" style:font-size-complex="14pt" fo:language="el" fo:country="GR"/>
    </style:style>
    <style:style style:name="T8919" style:parent-style-name="AncientGreekἈρχαίαἑλληνικά" style:family="text">
      <style:text-properties style:font-weight-complex="bold" style:font-size-complex="14pt"/>
    </style:style>
    <style:style style:name="T8920" style:parent-style-name="AncientGreekἈρχαίαἑλληνικά" style:family="text">
      <style:text-properties style:font-weight-complex="bold" style:font-size-complex="14pt" fo:language="el" fo:country="GR"/>
    </style:style>
    <style:style style:name="T8921" style:parent-style-name="AncientGreekἈρχαίαἑλληνικά" style:family="text">
      <style:text-properties style:font-weight-complex="bold" style:font-size-complex="14pt"/>
    </style:style>
    <style:style style:name="T8922" style:parent-style-name="AncientGreekἈρχαίαἑλληνικά" style:family="text">
      <style:text-properties style:font-weight-complex="bold" style:font-size-complex="14pt" fo:language="el" fo:country="GR"/>
    </style:style>
    <style:style style:name="T8923" style:parent-style-name="AncientGreekἈρχαίαἑλληνικά" style:family="text">
      <style:text-properties style:font-weight-complex="bold" style:font-size-complex="14pt"/>
    </style:style>
    <style:style style:name="T8924" style:parent-style-name="AncientGreekἈρχαίαἑλληνικά" style:family="text">
      <style:text-properties style:font-weight-complex="bold" style:font-size-complex="14pt" fo:language="el" fo:country="GR"/>
    </style:style>
    <style:style style:name="T8925" style:parent-style-name="AncientGreekἈρχαίαἑλληνικά" style:family="text">
      <style:text-properties style:font-weight-complex="bold" style:font-size-complex="14pt"/>
    </style:style>
    <style:style style:name="T8926" style:parent-style-name="AncientGreekἈρχαίαἑλληνικά" style:family="text">
      <style:text-properties style:font-weight-complex="bold" style:font-size-complex="14pt" fo:language="el" fo:country="GR"/>
    </style:style>
    <style:style style:name="T8927" style:parent-style-name="AncientGreekἈρχαίαἑλληνικά" style:family="text">
      <style:text-properties style:font-weight-complex="bold" style:font-size-complex="14pt"/>
    </style:style>
    <style:style style:name="T8928" style:parent-style-name="AncientGreekἈρχαίαἑλληνικά" style:family="text">
      <style:text-properties style:font-weight-complex="bold" style:font-size-complex="14pt" fo:language="el" fo:country="GR"/>
    </style:style>
    <style:style style:name="T8929" style:parent-style-name="AncientGreekἈρχαίαἑλληνικά" style:family="text">
      <style:text-properties style:font-weight-complex="bold" style:font-size-complex="14pt"/>
    </style:style>
    <style:style style:name="T8930" style:parent-style-name="AncientGreekἈρχαίαἑλληνικά" style:family="text">
      <style:text-properties style:font-weight-complex="bold" style:font-size-complex="14pt" fo:language="el" fo:country="GR"/>
    </style:style>
    <style:style style:name="T8931" style:parent-style-name="AncientGreekἈρχαίαἑλληνικά" style:family="text">
      <style:text-properties style:font-weight-complex="bold" style:font-size-complex="14pt"/>
    </style:style>
    <style:style style:name="T8932" style:parent-style-name="AncientGreekἈρχαίαἑλληνικά" style:family="text">
      <style:text-properties style:font-weight-complex="bold" style:font-size-complex="14pt" fo:language="el" fo:country="GR"/>
    </style:style>
    <style:style style:name="T8933" style:parent-style-name="AncientGreekἈρχαίαἑλληνικά" style:family="text">
      <style:text-properties style:font-weight-complex="bold" style:font-size-complex="14pt"/>
    </style:style>
    <style:style style:name="T8934" style:parent-style-name="AncientGreekἈρχαίαἑλληνικά" style:family="text">
      <style:text-properties style:font-weight-complex="bold" style:font-size-complex="14pt" fo:language="el" fo:country="GR"/>
    </style:style>
    <style:style style:name="T8935" style:parent-style-name="AncientGreekἈρχαίαἑλληνικά" style:family="text">
      <style:text-properties style:font-weight-complex="bold" style:font-size-complex="14pt"/>
    </style:style>
    <style:style style:name="T8936" style:parent-style-name="AncientGreekἈρχαίαἑλληνικά" style:family="text">
      <style:text-properties style:font-weight-complex="bold" style:font-size-complex="14pt" fo:language="el" fo:country="GR"/>
    </style:style>
    <style:style style:name="T8937" style:parent-style-name="AncientGreekἈρχαίαἑλληνικά" style:family="text">
      <style:text-properties style:font-weight-complex="bold" style:font-size-complex="14pt"/>
    </style:style>
    <style:style style:name="T8938" style:parent-style-name="AncientGreekἈρχαίαἑλληνικά" style:family="text">
      <style:text-properties style:font-weight-complex="bold" style:font-size-complex="14pt" fo:language="el" fo:country="GR"/>
    </style:style>
    <style:style style:name="T8939" style:parent-style-name="AncientGreekἈρχαίαἑλληνικά" style:family="text">
      <style:text-properties style:font-weight-complex="bold" style:font-size-complex="14pt"/>
    </style:style>
    <style:style style:name="T8940" style:parent-style-name="AncientGreekἈρχαίαἑλληνικά" style:family="text">
      <style:text-properties style:font-weight-complex="bold" style:font-size-complex="14pt" fo:language="el" fo:country="GR"/>
    </style:style>
    <style:style style:name="T8941" style:parent-style-name="AncientGreekἈρχαίαἑλληνικά" style:family="text">
      <style:text-properties style:font-weight-complex="bold" style:font-size-complex="14pt"/>
    </style:style>
    <style:style style:name="T8942" style:parent-style-name="AncientGreekἈρχαίαἑλληνικά" style:family="text">
      <style:text-properties style:font-weight-complex="bold" style:font-size-complex="14pt" fo:language="el" fo:country="GR"/>
    </style:style>
    <style:style style:name="T8943" style:parent-style-name="AncientGreekἈρχαίαἑλληνικά" style:family="text">
      <style:text-properties style:font-weight-complex="bold" style:font-size-complex="14pt"/>
    </style:style>
    <style:style style:name="T8944" style:parent-style-name="AncientGreekἈρχαίαἑλληνικά" style:family="text">
      <style:text-properties style:font-weight-complex="bold" style:font-size-complex="14pt" fo:language="el" fo:country="GR"/>
    </style:style>
    <style:style style:name="T8945" style:parent-style-name="AncientGreekἈρχαίαἑλληνικά" style:family="text">
      <style:text-properties style:font-weight-complex="bold" style:font-size-complex="14pt"/>
    </style:style>
    <style:style style:name="T8946" style:parent-style-name="AncientGreekἈρχαίαἑλληνικά" style:family="text">
      <style:text-properties style:font-weight-complex="bold" style:font-size-complex="14pt" fo:language="el" fo:country="GR"/>
    </style:style>
    <style:style style:name="T8947" style:parent-style-name="AncientGreekἈρχαίαἑλληνικά" style:family="text">
      <style:text-properties style:font-weight-complex="bold" style:font-size-complex="14pt"/>
    </style:style>
    <style:style style:name="T8948" style:parent-style-name="AncientGreekἈρχαίαἑλληνικά" style:family="text">
      <style:text-properties style:font-weight-complex="bold" style:font-size-complex="14pt" fo:language="el" fo:country="GR"/>
    </style:style>
    <style:style style:name="T8949" style:parent-style-name="AncientGreekἈρχαίαἑλληνικά" style:family="text">
      <style:text-properties style:font-weight-complex="bold" style:font-size-complex="14pt"/>
    </style:style>
    <style:style style:name="T8950" style:parent-style-name="AncientGreekἈρχαίαἑλληνικά" style:family="text">
      <style:text-properties style:font-weight-complex="bold" style:font-size-complex="14pt" fo:language="el" fo:country="GR"/>
    </style:style>
    <style:style style:name="T8951" style:parent-style-name="AncientGreekἈρχαίαἑλληνικά" style:family="text">
      <style:text-properties style:font-weight-complex="bold" style:font-size-complex="14pt"/>
    </style:style>
    <style:style style:name="T8952" style:parent-style-name="AncientGreekἈρχαίαἑλληνικά" style:family="text">
      <style:text-properties style:font-weight-complex="bold" style:font-size-complex="14pt" fo:language="el" fo:country="GR"/>
    </style:style>
    <style:style style:name="T8953" style:parent-style-name="AncientGreekἈρχαίαἑλληνικά" style:family="text">
      <style:text-properties style:font-weight-complex="bold" style:font-size-complex="14pt"/>
    </style:style>
    <style:style style:name="T8954" style:parent-style-name="AncientGreekἈρχαίαἑλληνικά" style:family="text">
      <style:text-properties style:font-weight-complex="bold" style:font-size-complex="14pt" fo:language="el" fo:country="GR"/>
    </style:style>
    <style:style style:name="T8955" style:parent-style-name="AncientGreekἈρχαίαἑλληνικά" style:family="text">
      <style:text-properties style:font-weight-complex="bold" style:font-size-complex="14pt"/>
    </style:style>
    <style:style style:name="T8956" style:parent-style-name="AncientGreekἈρχαίαἑλληνικά" style:family="text">
      <style:text-properties style:font-weight-complex="bold" style:font-size-complex="14pt" fo:language="el" fo:country="GR"/>
    </style:style>
    <style:style style:name="T8957" style:parent-style-name="AncientGreekἈρχαίαἑλληνικά" style:family="text">
      <style:text-properties style:font-weight-complex="bold" style:font-size-complex="14pt"/>
    </style:style>
    <style:style style:name="T8958" style:parent-style-name="AncientGreekἈρχαίαἑλληνικά" style:family="text">
      <style:text-properties style:font-weight-complex="bold" style:font-size-complex="14pt" fo:language="el" fo:country="GR"/>
    </style:style>
    <style:style style:name="T8959" style:parent-style-name="AncientGreekἈρχαίαἑλληνικά" style:family="text">
      <style:text-properties style:font-weight-complex="bold" style:font-size-complex="14pt"/>
    </style:style>
    <style:style style:name="T8960" style:parent-style-name="AncientGreekἈρχαίαἑλληνικά" style:family="text">
      <style:text-properties style:font-weight-complex="bold" style:font-size-complex="14pt" fo:language="el" fo:country="GR"/>
    </style:style>
    <style:style style:name="T8961" style:parent-style-name="AncientGreekἈρχαίαἑλληνικά" style:family="text">
      <style:text-properties style:font-weight-complex="bold" style:font-size-complex="14pt"/>
    </style:style>
    <style:style style:name="T8962" style:parent-style-name="AncientGreekἈρχαίαἑλληνικά" style:family="text">
      <style:text-properties style:font-weight-complex="bold" style:font-size-complex="14pt" fo:language="el" fo:country="GR"/>
    </style:style>
    <style:style style:name="T8963" style:parent-style-name="AncientGreekἈρχαίαἑλληνικά" style:family="text">
      <style:text-properties style:font-weight-complex="bold" style:font-size-complex="14pt"/>
    </style:style>
    <style:style style:name="T8964" style:parent-style-name="AncientGreekἈρχαίαἑλληνικά" style:family="text">
      <style:text-properties style:font-weight-complex="bold" style:font-size-complex="14pt" fo:language="el" fo:country="GR"/>
    </style:style>
    <style:style style:name="T8965" style:parent-style-name="AncientGreekἈρχαίαἑλληνικά" style:family="text">
      <style:text-properties style:font-weight-complex="bold" style:font-size-complex="14pt"/>
    </style:style>
    <style:style style:name="T8966" style:parent-style-name="AncientGreekἈρχαίαἑλληνικά" style:family="text">
      <style:text-properties style:font-weight-complex="bold" style:font-size-complex="14pt" fo:language="el" fo:country="GR"/>
    </style:style>
    <style:style style:name="T8967" style:parent-style-name="AncientGreekἈρχαίαἑλληνικά" style:family="text">
      <style:text-properties style:font-weight-complex="bold" style:font-size-complex="14pt"/>
    </style:style>
    <style:style style:name="T8968" style:parent-style-name="AncientGreekἈρχαίαἑλληνικά" style:family="text">
      <style:text-properties style:font-weight-complex="bold" style:font-size-complex="14pt" fo:language="el" fo:country="GR"/>
    </style:style>
    <style:style style:name="T8969" style:parent-style-name="AncientGreekἈρχαίαἑλληνικά" style:family="text">
      <style:text-properties style:font-weight-complex="bold" style:font-size-complex="14pt"/>
    </style:style>
    <style:style style:name="T8970" style:parent-style-name="AncientGreekἈρχαίαἑλληνικά" style:family="text">
      <style:text-properties style:font-weight-complex="bold" style:font-size-complex="14pt" fo:language="el" fo:country="GR"/>
    </style:style>
    <style:style style:name="T8971" style:parent-style-name="AncientGreekἈρχαίαἑλληνικά" style:family="text">
      <style:text-properties style:font-weight-complex="bold" style:font-size-complex="14pt"/>
    </style:style>
    <style:style style:name="T8972" style:parent-style-name="AncientGreekἈρχαίαἑλληνικά" style:family="text">
      <style:text-properties style:font-weight-complex="bold" style:font-size-complex="14pt" fo:language="el" fo:country="GR"/>
    </style:style>
    <style:style style:name="T8973" style:parent-style-name="AncientGreekἈρχαίαἑλληνικά" style:family="text">
      <style:text-properties style:font-weight-complex="bold" style:font-size-complex="14pt"/>
    </style:style>
    <style:style style:name="T8974" style:parent-style-name="AncientGreekἈρχαίαἑλληνικά" style:family="text">
      <style:text-properties style:font-weight-complex="bold" style:font-size-complex="14pt" fo:language="el" fo:country="GR"/>
    </style:style>
    <style:style style:name="T8975" style:parent-style-name="AncientGreekἈρχαίαἑλληνικά" style:family="text">
      <style:text-properties style:font-weight-complex="bold" style:font-size-complex="14pt"/>
    </style:style>
    <style:style style:name="T8976" style:parent-style-name="AncientGreekἈρχαίαἑλληνικά" style:family="text">
      <style:text-properties style:font-weight-complex="bold" style:font-size-complex="14pt" fo:language="el" fo:country="GR"/>
    </style:style>
    <style:style style:name="T8977" style:parent-style-name="AncientGreekἈρχαίαἑλληνικά" style:family="text">
      <style:text-properties style:font-weight-complex="bold" style:font-size-complex="14pt"/>
    </style:style>
    <style:style style:name="T8978" style:parent-style-name="AncientGreekἈρχαίαἑλληνικά" style:family="text">
      <style:text-properties style:font-weight-complex="bold" style:font-size-complex="14pt" fo:language="el" fo:country="GR"/>
    </style:style>
    <style:style style:name="T8979" style:parent-style-name="AncientGreekἈρχαίαἑλληνικά" style:family="text">
      <style:text-properties style:font-weight-complex="bold" style:font-size-complex="14pt"/>
    </style:style>
    <style:style style:name="T8980" style:parent-style-name="AncientGreekἈρχαίαἑλληνικά" style:family="text">
      <style:text-properties style:font-weight-complex="bold" style:font-size-complex="14pt" fo:language="el" fo:country="GR"/>
    </style:style>
    <style:style style:name="T8981" style:parent-style-name="AncientGreekἈρχαίαἑλληνικά" style:family="text">
      <style:text-properties style:font-weight-complex="bold" style:font-size-complex="14pt"/>
    </style:style>
    <style:style style:name="T8982" style:parent-style-name="AncientGreekἈρχαίαἑλληνικά" style:family="text">
      <style:text-properties style:font-weight-complex="bold" style:font-size-complex="14pt" fo:language="el" fo:country="GR"/>
    </style:style>
    <style:style style:name="T8983" style:parent-style-name="AncientGreekἈρχαίαἑλληνικά" style:family="text">
      <style:text-properties style:font-weight-complex="bold" style:font-size-complex="14pt"/>
    </style:style>
    <style:style style:name="TableCell8984" style:family="table-cell">
      <style:table-cell-properties fo:border="0.0069in solid #000000" fo:background-color="#FFFFFF" style:writing-mode="lr-tb" fo:padding-top="0in" fo:padding-left="0.1527in" fo:padding-bottom="0in" fo:padding-right="0.15in"/>
    </style:style>
    <style:style style:name="P8985" style:parent-style-name="Standard" style:family="paragraph">
      <style:paragraph-properties fo:widows="0" fo:orphans="0"/>
      <style:text-properties style:font-name="AncientGreek"/>
    </style:style>
    <style:style style:name="P8986" style:parent-style-name="Standard" style:family="paragraph">
      <style:paragraph-properties fo:widows="0" fo:orphans="0"/>
      <style:text-properties style:font-name="AncientGreek"/>
    </style:style>
    <style:style style:name="P8987" style:parent-style-name="Standard" style:family="paragraph">
      <style:paragraph-properties fo:widows="0" fo:orphans="0"/>
      <style:text-properties style:font-name="AncientGreek"/>
    </style:style>
    <style:style style:name="TableRow8988" style:family="table-row">
      <style:table-row-properties style:min-row-height="0.0138in" style:use-optimal-row-height="false" fo:keep-together="always"/>
    </style:style>
    <style:style style:name="TableCell8989" style:family="table-cell">
      <style:table-cell-properties fo:border="0.0069in solid #000000" fo:background-color="#FFFFFF" style:writing-mode="lr-tb" fo:padding-top="0in" fo:padding-left="0.1527in" fo:padding-bottom="0in" fo:padding-right="0.15in"/>
    </style:style>
    <style:style style:name="P8990"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8991" style:parent-style-name="AncientGreekἈρχαίαἑλληνικά" style:family="text">
      <style:text-properties fo:font-weight="bold" style:font-weight-asian="bold" style:font-weight-complex="bold" fo:font-size="18pt" style:font-size-asian="18pt" style:font-size-complex="14pt"/>
    </style:style>
    <style:style style:name="T899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993" style:parent-style-name="AncientGreekἈρχαίαἑλληνικά" style:family="text">
      <style:text-properties fo:font-weight="bold" style:font-weight-asian="bold" style:font-weight-complex="bold" fo:font-size="18pt" style:font-size-asian="18pt" style:font-size-complex="14pt"/>
    </style:style>
    <style:style style:name="T89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995" style:parent-style-name="AncientGreekἈρχαίαἑλληνικά" style:family="text">
      <style:text-properties fo:font-weight="bold" style:font-weight-asian="bold" style:font-weight-complex="bold" fo:font-size="18pt" style:font-size-asian="18pt" style:font-size-complex="14pt"/>
    </style:style>
    <style:style style:name="T899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8997" style:parent-style-name="AncientGreekἈρχαίαἑλληνικά" style:family="text">
      <style:text-properties fo:font-weight="bold" style:font-weight-asian="bold" style:font-weight-complex="bold" fo:font-size="18pt" style:font-size-asian="18pt" style:font-size-complex="14pt"/>
    </style:style>
    <style:style style:name="T8998" style:parent-style-name="AncientGreekἈρχαίαἑλληνικά" style:family="text">
      <style:text-properties fo:font-weight="bold" style:font-weight-asian="bold" style:font-weight-complex="bold" fo:font-size="18pt" style:font-size-asian="18pt" style:font-size-complex="14pt"/>
    </style:style>
    <style:style style:name="T8999" style:parent-style-name="AncientGreekἈρχαίαἑλληνικά" style:family="text">
      <style:text-properties style:font-weight-complex="bold" style:font-size-complex="14pt" fo:language="el" fo:country="GR"/>
    </style:style>
    <style:style style:name="T9000" style:parent-style-name="AncientGreekἈρχαίαἑλληνικά" style:family="text">
      <style:text-properties style:font-weight-complex="bold" style:font-size-complex="14pt"/>
    </style:style>
    <style:style style:name="T9001" style:parent-style-name="AncientGreekἈρχαίαἑλληνικά" style:family="text">
      <style:text-properties style:font-weight-complex="bold" style:font-size-complex="14pt" fo:language="el" fo:country="GR"/>
    </style:style>
    <style:style style:name="T9002" style:parent-style-name="AncientGreekἈρχαίαἑλληνικά" style:family="text">
      <style:text-properties style:font-weight-complex="bold" style:font-size-complex="14pt"/>
    </style:style>
    <style:style style:name="T9003" style:parent-style-name="AncientGreekἈρχαίαἑλληνικά" style:family="text">
      <style:text-properties style:font-weight-complex="bold" style:font-size-complex="14pt" fo:language="el" fo:country="GR"/>
    </style:style>
    <style:style style:name="T9004" style:parent-style-name="AncientGreekἈρχαίαἑλληνικά" style:family="text">
      <style:text-properties style:font-weight-complex="bold" style:font-size-complex="14pt"/>
    </style:style>
    <style:style style:name="T9005" style:parent-style-name="AncientGreekἈρχαίαἑλληνικά" style:family="text">
      <style:text-properties style:font-weight-complex="bold" style:font-size-complex="14pt" fo:language="el" fo:country="GR"/>
    </style:style>
    <style:style style:name="T9006" style:parent-style-name="AncientGreekἈρχαίαἑλληνικά" style:family="text">
      <style:text-properties style:font-weight-complex="bold" style:font-size-complex="14pt"/>
    </style:style>
    <style:style style:name="T9007" style:parent-style-name="AncientGreekἈρχαίαἑλληνικά" style:family="text">
      <style:text-properties style:font-weight-complex="bold" style:font-size-complex="14pt" fo:language="el" fo:country="GR"/>
    </style:style>
    <style:style style:name="T9008" style:parent-style-name="AncientGreekἈρχαίαἑλληνικά" style:family="text">
      <style:text-properties style:font-weight-complex="bold" style:font-size-complex="14pt"/>
    </style:style>
    <style:style style:name="T9009" style:parent-style-name="AncientGreekἈρχαίαἑλληνικά" style:family="text">
      <style:text-properties style:font-weight-complex="bold" style:font-size-complex="14pt" fo:language="el" fo:country="GR"/>
    </style:style>
    <style:style style:name="T9010" style:parent-style-name="AncientGreekἈρχαίαἑλληνικά" style:family="text">
      <style:text-properties style:font-weight-complex="bold" style:font-size-complex="14pt"/>
    </style:style>
    <style:style style:name="T9011" style:parent-style-name="AncientGreekἈρχαίαἑλληνικά" style:family="text">
      <style:text-properties style:font-weight-complex="bold" style:font-size-complex="14pt" fo:language="el" fo:country="GR"/>
    </style:style>
    <style:style style:name="T9012" style:parent-style-name="AncientGreekἈρχαίαἑλληνικά" style:family="text">
      <style:text-properties style:font-weight-complex="bold" style:font-size-complex="14pt"/>
    </style:style>
    <style:style style:name="T9013" style:parent-style-name="AncientGreekἈρχαίαἑλληνικά" style:family="text">
      <style:text-properties style:font-weight-complex="bold" style:font-size-complex="14pt" fo:language="el" fo:country="GR"/>
    </style:style>
    <style:style style:name="T9014" style:parent-style-name="AncientGreekἈρχαίαἑλληνικά" style:family="text">
      <style:text-properties style:font-weight-complex="bold" style:font-size-complex="14pt"/>
    </style:style>
    <style:style style:name="T9015" style:parent-style-name="AncientGreekἈρχαίαἑλληνικά" style:family="text">
      <style:text-properties style:font-weight-complex="bold" style:font-size-complex="14pt" fo:language="el" fo:country="GR"/>
    </style:style>
    <style:style style:name="T9016" style:parent-style-name="AncientGreekἈρχαίαἑλληνικά" style:family="text">
      <style:text-properties style:font-weight-complex="bold" style:font-size-complex="14pt"/>
    </style:style>
    <style:style style:name="T9017" style:parent-style-name="AncientGreekἈρχαίαἑλληνικά" style:family="text">
      <style:text-properties style:font-weight-complex="bold" style:font-size-complex="14pt" fo:language="el" fo:country="GR"/>
    </style:style>
    <style:style style:name="T9018" style:parent-style-name="AncientGreekἈρχαίαἑλληνικά" style:family="text">
      <style:text-properties style:font-weight-complex="bold" style:font-size-complex="14pt"/>
    </style:style>
    <style:style style:name="T9019" style:parent-style-name="AncientGreekἈρχαίαἑλληνικά" style:family="text">
      <style:text-properties style:font-weight-complex="bold" style:font-size-complex="14pt" fo:language="el" fo:country="GR"/>
    </style:style>
    <style:style style:name="T9020" style:parent-style-name="AncientGreekἈρχαίαἑλληνικά" style:family="text">
      <style:text-properties style:font-weight-complex="bold" style:font-size-complex="14pt"/>
    </style:style>
    <style:style style:name="T9021" style:parent-style-name="AncientGreekἈρχαίαἑλληνικά" style:family="text">
      <style:text-properties style:font-weight-complex="bold" style:font-size-complex="14pt" fo:language="el" fo:country="GR"/>
    </style:style>
    <style:style style:name="T9022" style:parent-style-name="AncientGreekἈρχαίαἑλληνικά" style:family="text">
      <style:text-properties style:font-weight-complex="bold" style:font-size-complex="14pt"/>
    </style:style>
    <style:style style:name="T9023" style:parent-style-name="AncientGreekἈρχαίαἑλληνικά" style:family="text">
      <style:text-properties style:font-weight-complex="bold" style:font-size-complex="14pt" fo:language="el" fo:country="GR"/>
    </style:style>
    <style:style style:name="T9024" style:parent-style-name="AncientGreekἈρχαίαἑλληνικά" style:family="text">
      <style:text-properties style:font-weight-complex="bold" style:font-size-complex="14pt"/>
    </style:style>
    <style:style style:name="T9025" style:parent-style-name="AncientGreekἈρχαίαἑλληνικά" style:family="text">
      <style:text-properties style:font-weight-complex="bold" style:font-size-complex="14pt" fo:language="el" fo:country="GR"/>
    </style:style>
    <style:style style:name="T9026" style:parent-style-name="AncientGreekἈρχαίαἑλληνικά" style:family="text">
      <style:text-properties style:font-weight-complex="bold" style:font-size-complex="14pt"/>
    </style:style>
    <style:style style:name="T9027" style:parent-style-name="AncientGreekἈρχαίαἑλληνικά" style:family="text">
      <style:text-properties style:font-weight-complex="bold" style:font-size-complex="14pt" fo:language="el" fo:country="GR"/>
    </style:style>
    <style:style style:name="T9028" style:parent-style-name="AncientGreekἈρχαίαἑλληνικά" style:family="text">
      <style:text-properties style:font-weight-complex="bold" style:font-size-complex="14pt"/>
    </style:style>
    <style:style style:name="T9029" style:parent-style-name="AncientGreekἈρχαίαἑλληνικά" style:family="text">
      <style:text-properties style:font-weight-complex="bold" style:font-size-complex="14pt" fo:language="el" fo:country="GR"/>
    </style:style>
    <style:style style:name="T9030" style:parent-style-name="AncientGreekἈρχαίαἑλληνικά" style:family="text">
      <style:text-properties style:font-weight-complex="bold" style:font-size-complex="14pt"/>
    </style:style>
    <style:style style:name="T9031" style:parent-style-name="AncientGreekἈρχαίαἑλληνικά" style:family="text">
      <style:text-properties style:font-weight-complex="bold" style:font-size-complex="14pt" fo:language="el" fo:country="GR"/>
    </style:style>
    <style:style style:name="T9032" style:parent-style-name="AncientGreekἈρχαίαἑλληνικά" style:family="text">
      <style:text-properties style:font-weight-complex="bold" style:font-size-complex="14pt"/>
    </style:style>
    <style:style style:name="T9033" style:parent-style-name="AncientGreekἈρχαίαἑλληνικά" style:family="text">
      <style:text-properties style:font-weight-complex="bold" style:font-size-complex="14pt" fo:language="el" fo:country="GR"/>
    </style:style>
    <style:style style:name="T9034" style:parent-style-name="AncientGreekἈρχαίαἑλληνικά" style:family="text">
      <style:text-properties style:font-weight-complex="bold" style:font-size-complex="14pt"/>
    </style:style>
    <style:style style:name="T9035" style:parent-style-name="AncientGreekἈρχαίαἑλληνικά" style:family="text">
      <style:text-properties style:font-weight-complex="bold" style:font-size-complex="14pt" fo:language="el" fo:country="GR"/>
    </style:style>
    <style:style style:name="T9036" style:parent-style-name="AncientGreekἈρχαίαἑλληνικά" style:family="text">
      <style:text-properties style:font-weight-complex="bold" style:font-size-complex="14pt"/>
    </style:style>
    <style:style style:name="T9037" style:parent-style-name="AncientGreekἈρχαίαἑλληνικά" style:family="text">
      <style:text-properties style:font-weight-complex="bold" style:font-size-complex="14pt" fo:language="el" fo:country="GR"/>
    </style:style>
    <style:style style:name="T9038" style:parent-style-name="AncientGreekἈρχαίαἑλληνικά" style:family="text">
      <style:text-properties style:font-weight-complex="bold" style:font-size-complex="14pt"/>
    </style:style>
    <style:style style:name="T9039" style:parent-style-name="AncientGreekἈρχαίαἑλληνικά" style:family="text">
      <style:text-properties style:font-weight-complex="bold" style:font-size-complex="14pt" fo:language="el" fo:country="GR"/>
    </style:style>
    <style:style style:name="T9040" style:parent-style-name="AncientGreekἈρχαίαἑλληνικά" style:family="text">
      <style:text-properties style:font-weight-complex="bold" style:font-size-complex="14pt"/>
    </style:style>
    <style:style style:name="T9041" style:parent-style-name="AncientGreekἈρχαίαἑλληνικά" style:family="text">
      <style:text-properties style:font-weight-complex="bold" style:font-size-complex="14pt" fo:language="el" fo:country="GR"/>
    </style:style>
    <style:style style:name="T9042" style:parent-style-name="AncientGreekἈρχαίαἑλληνικά" style:family="text">
      <style:text-properties style:font-weight-complex="bold" style:font-size-complex="14pt"/>
    </style:style>
    <style:style style:name="T9043" style:parent-style-name="AncientGreekἈρχαίαἑλληνικά" style:family="text">
      <style:text-properties style:font-weight-complex="bold" style:font-size-complex="14pt" fo:language="el" fo:country="GR"/>
    </style:style>
    <style:style style:name="T9044" style:parent-style-name="AncientGreekἈρχαίαἑλληνικά" style:family="text">
      <style:text-properties style:font-weight-complex="bold" style:font-size-complex="14pt"/>
    </style:style>
    <style:style style:name="T9045" style:parent-style-name="AncientGreekἈρχαίαἑλληνικά" style:family="text">
      <style:text-properties style:font-weight-complex="bold" style:font-size-complex="14pt" fo:language="el" fo:country="GR"/>
    </style:style>
    <style:style style:name="T9046" style:parent-style-name="AncientGreekἈρχαίαἑλληνικά" style:family="text">
      <style:text-properties style:font-weight-complex="bold" style:font-size-complex="14pt"/>
    </style:style>
    <style:style style:name="T9047" style:parent-style-name="AncientGreekἈρχαίαἑλληνικά" style:family="text">
      <style:text-properties style:font-weight-complex="bold" style:font-size-complex="14pt" fo:language="el" fo:country="GR"/>
    </style:style>
    <style:style style:name="T9048" style:parent-style-name="AncientGreekἈρχαίαἑλληνικά" style:family="text">
      <style:text-properties style:font-weight-complex="bold" style:font-size-complex="14pt"/>
    </style:style>
    <style:style style:name="T9049" style:parent-style-name="AncientGreekἈρχαίαἑλληνικά" style:family="text">
      <style:text-properties style:font-weight-complex="bold" style:font-size-complex="14pt" fo:language="el" fo:country="GR"/>
    </style:style>
    <style:style style:name="T9050" style:parent-style-name="AncientGreekἈρχαίαἑλληνικά" style:family="text">
      <style:text-properties style:font-weight-complex="bold" style:font-size-complex="14pt"/>
    </style:style>
    <style:style style:name="T9051" style:parent-style-name="AncientGreekἈρχαίαἑλληνικά" style:family="text">
      <style:text-properties style:font-weight-complex="bold" style:font-size-complex="14pt" fo:language="el" fo:country="GR"/>
    </style:style>
    <style:style style:name="T9052" style:parent-style-name="AncientGreekἈρχαίαἑλληνικά" style:family="text">
      <style:text-properties style:font-weight-complex="bold" style:font-size-complex="14pt"/>
    </style:style>
    <style:style style:name="T9053" style:parent-style-name="AncientGreekἈρχαίαἑλληνικά" style:family="text">
      <style:text-properties style:font-weight-complex="bold" style:font-size-complex="14pt" fo:language="el" fo:country="GR"/>
    </style:style>
    <style:style style:name="T9054" style:parent-style-name="AncientGreekἈρχαίαἑλληνικά" style:family="text">
      <style:text-properties style:font-weight-complex="bold" style:font-size-complex="14pt"/>
    </style:style>
    <style:style style:name="T9055" style:parent-style-name="AncientGreekἈρχαίαἑλληνικά" style:family="text">
      <style:text-properties style:font-weight-complex="bold" style:font-size-complex="14pt" fo:language="el" fo:country="GR"/>
    </style:style>
    <style:style style:name="T9056" style:parent-style-name="AncientGreekἈρχαίαἑλληνικά" style:family="text">
      <style:text-properties style:font-weight-complex="bold" style:font-size-complex="14pt"/>
    </style:style>
    <style:style style:name="T9057" style:parent-style-name="AncientGreekἈρχαίαἑλληνικά" style:family="text">
      <style:text-properties style:font-weight-complex="bold" style:font-size-complex="14pt" fo:language="el" fo:country="GR"/>
    </style:style>
    <style:style style:name="T9058" style:parent-style-name="AncientGreekἈρχαίαἑλληνικά" style:family="text">
      <style:text-properties style:font-weight-complex="bold" style:font-size-complex="14pt"/>
    </style:style>
    <style:style style:name="T9059" style:parent-style-name="AncientGreekἈρχαίαἑλληνικά" style:family="text">
      <style:text-properties style:font-weight-complex="bold" style:font-size-complex="14pt" fo:language="el" fo:country="GR"/>
    </style:style>
    <style:style style:name="T9060" style:parent-style-name="AncientGreekἈρχαίαἑλληνικά" style:family="text">
      <style:text-properties style:font-weight-complex="bold" style:font-size-complex="14pt"/>
    </style:style>
    <style:style style:name="T9061" style:parent-style-name="AncientGreekἈρχαίαἑλληνικά" style:family="text">
      <style:text-properties style:font-weight-complex="bold" style:font-size-complex="14pt" fo:language="el" fo:country="GR"/>
    </style:style>
    <style:style style:name="T9062" style:parent-style-name="AncientGreekἈρχαίαἑλληνικά" style:family="text">
      <style:text-properties style:font-weight-complex="bold" style:font-size-complex="14pt"/>
    </style:style>
    <style:style style:name="T9063" style:parent-style-name="AncientGreekἈρχαίαἑλληνικά" style:family="text">
      <style:text-properties style:font-weight-complex="bold" style:font-size-complex="14pt" fo:language="el" fo:country="GR"/>
    </style:style>
    <style:style style:name="T9064" style:parent-style-name="AncientGreekἈρχαίαἑλληνικά" style:family="text">
      <style:text-properties style:font-weight-complex="bold" style:font-size-complex="14pt"/>
    </style:style>
    <style:style style:name="T9065" style:parent-style-name="AncientGreekἈρχαίαἑλληνικά" style:family="text">
      <style:text-properties style:font-weight-complex="bold" style:font-size-complex="14pt" fo:language="el" fo:country="GR"/>
    </style:style>
    <style:style style:name="T9066" style:parent-style-name="AncientGreekἈρχαίαἑλληνικά" style:family="text">
      <style:text-properties style:font-weight-complex="bold" style:font-size-complex="14pt"/>
    </style:style>
    <style:style style:name="T9067" style:parent-style-name="AncientGreekἈρχαίαἑλληνικά" style:family="text">
      <style:text-properties style:font-weight-complex="bold" style:font-size-complex="14pt" fo:language="el" fo:country="GR"/>
    </style:style>
    <style:style style:name="T9068" style:parent-style-name="AncientGreekἈρχαίαἑλληνικά" style:family="text">
      <style:text-properties style:font-weight-complex="bold" style:font-size-complex="14pt"/>
    </style:style>
    <style:style style:name="T9069" style:parent-style-name="AncientGreekἈρχαίαἑλληνικά" style:family="text">
      <style:text-properties style:font-weight-complex="bold" style:font-size-complex="14pt" fo:language="el" fo:country="GR"/>
    </style:style>
    <style:style style:name="T9070" style:parent-style-name="AncientGreekἈρχαίαἑλληνικά" style:family="text">
      <style:text-properties style:font-weight-complex="bold" style:font-size-complex="14pt"/>
    </style:style>
    <style:style style:name="T9071" style:parent-style-name="AncientGreekἈρχαίαἑλληνικά" style:family="text">
      <style:text-properties style:font-weight-complex="bold" style:font-size-complex="14pt" fo:language="el" fo:country="GR"/>
    </style:style>
    <style:style style:name="T9072" style:parent-style-name="AncientGreekἈρχαίαἑλληνικά" style:family="text">
      <style:text-properties style:font-weight-complex="bold" style:font-size-complex="14pt"/>
    </style:style>
    <style:style style:name="T9073" style:parent-style-name="AncientGreekἈρχαίαἑλληνικά" style:family="text">
      <style:text-properties style:font-weight-complex="bold" style:font-size-complex="14pt" fo:language="el" fo:country="GR"/>
    </style:style>
    <style:style style:name="T9074" style:parent-style-name="AncientGreekἈρχαίαἑλληνικά" style:family="text">
      <style:text-properties style:font-weight-complex="bold" style:font-size-complex="14pt"/>
    </style:style>
    <style:style style:name="T9075" style:parent-style-name="AncientGreekἈρχαίαἑλληνικά" style:family="text">
      <style:text-properties style:font-weight-complex="bold" style:font-size-complex="14pt" fo:language="el" fo:country="GR"/>
    </style:style>
    <style:style style:name="T9076" style:parent-style-name="AncientGreekἈρχαίαἑλληνικά" style:family="text">
      <style:text-properties style:font-weight-complex="bold" style:font-size-complex="14pt"/>
    </style:style>
    <style:style style:name="T9077" style:parent-style-name="AncientGreekἈρχαίαἑλληνικά" style:family="text">
      <style:text-properties style:font-weight-complex="bold" style:font-size-complex="14pt" fo:language="el" fo:country="GR"/>
    </style:style>
    <style:style style:name="T9078" style:parent-style-name="AncientGreekἈρχαίαἑλληνικά" style:family="text">
      <style:text-properties style:font-weight-complex="bold" style:font-size-complex="14pt"/>
    </style:style>
    <style:style style:name="T9079" style:parent-style-name="AncientGreekἈρχαίαἑλληνικά" style:family="text">
      <style:text-properties style:font-weight-complex="bold" style:font-size-complex="14pt" fo:language="el" fo:country="GR"/>
    </style:style>
    <style:style style:name="T9080" style:parent-style-name="AncientGreekἈρχαίαἑλληνικά" style:family="text">
      <style:text-properties style:font-weight-complex="bold" style:font-size-complex="14pt"/>
    </style:style>
    <style:style style:name="P9081" style:parent-style-name="Standard" style:family="paragraph">
      <style:paragraph-properties fo:widows="0" fo:orphans="0">
        <style:tab-stops>
          <style:tab-stop style:type="left" style:position="2.1979in"/>
        </style:tab-stops>
      </style:paragraph-properties>
    </style:style>
    <style:style style:name="T9082" style:parent-style-name="AncientGreekἈρχαίαἑλληνικά" style:family="text">
      <style:text-properties style:font-weight-complex="bold" style:font-size-complex="14pt" fo:language="el" fo:country="GR"/>
    </style:style>
    <style:style style:name="TableCell9083" style:family="table-cell">
      <style:table-cell-properties fo:border="0.0069in solid #000000" fo:background-color="#FFFFFF" style:writing-mode="lr-tb" fo:padding-top="0in" fo:padding-left="0.1527in" fo:padding-bottom="0in" fo:padding-right="0.15in"/>
    </style:style>
    <style:style style:name="P9084" style:parent-style-name="Standard" style:family="paragraph">
      <style:paragraph-properties fo:widows="0" fo:orphans="0"/>
      <style:text-properties style:font-name="AncientGreek"/>
    </style:style>
    <style:style style:name="P9085" style:parent-style-name="Standard" style:family="paragraph">
      <style:paragraph-properties fo:widows="0" fo:orphans="0"/>
    </style:style>
    <style:style style:name="T9086" style:parent-style-name="DefaultParagraphFont" style:family="text">
      <style:text-properties style:font-name="AncientGreek"/>
    </style:style>
    <style:style style:name="T9087" style:parent-style-name="DefaultParagraphFont" style:family="text">
      <style:text-properties style:font-name="AncientGreek" fo:language="el" fo:country="GR"/>
    </style:style>
    <style:style style:name="P9088" style:parent-style-name="Standard" style:family="paragraph">
      <style:paragraph-properties fo:widows="0" fo:orphans="0"/>
      <style:text-properties style:font-name="AncientGreek" fo:language="el" fo:country="GR"/>
    </style:style>
    <style:style style:name="P9089" style:parent-style-name="Standard" style:family="paragraph">
      <style:paragraph-properties fo:widows="0" fo:orphans="0"/>
      <style:text-properties style:font-name="AncientGreek"/>
    </style:style>
    <style:style style:name="TableRow9090" style:family="table-row">
      <style:table-row-properties style:min-row-height="0.0138in" style:use-optimal-row-height="false" fo:keep-together="always"/>
    </style:style>
    <style:style style:name="TableCell9091" style:family="table-cell">
      <style:table-cell-properties fo:border="0.0069in solid #000000" fo:background-color="#FFFFFF" style:writing-mode="lr-tb" fo:padding-top="0in" fo:padding-left="0.1527in" fo:padding-bottom="0in" fo:padding-right="0.15in"/>
    </style:style>
    <style:style style:name="P9092"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9093" style:parent-style-name="AncientGreekἈρχαίαἑλληνικά" style:family="text">
      <style:text-properties fo:font-weight="bold" style:font-weight-asian="bold" style:font-weight-complex="bold" fo:font-size="18pt" style:font-size-asian="18pt" style:font-size-complex="14pt"/>
    </style:style>
    <style:style style:name="T909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095" style:parent-style-name="AncientGreekἈρχαίαἑλληνικά" style:family="text">
      <style:text-properties fo:font-weight="bold" style:font-weight-asian="bold" style:font-weight-complex="bold" fo:font-size="18pt" style:font-size-asian="18pt" style:font-size-complex="14pt"/>
    </style:style>
    <style:style style:name="T909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097" style:parent-style-name="AncientGreekἈρχαίαἑλληνικά" style:family="text">
      <style:text-properties fo:font-weight="bold" style:font-weight-asian="bold" style:font-weight-complex="bold" fo:font-size="18pt" style:font-size-asian="18pt" style:font-size-complex="14pt"/>
    </style:style>
    <style:style style:name="T909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099" style:parent-style-name="AncientGreekἈρχαίαἑλληνικά" style:family="text">
      <style:text-properties fo:font-weight="bold" style:font-weight-asian="bold" style:font-weight-complex="bold" fo:font-size="18pt" style:font-size-asian="18pt" style:font-size-complex="14pt"/>
    </style:style>
    <style:style style:name="T9100" style:parent-style-name="AncientGreekἈρχαίαἑλληνικά" style:family="text">
      <style:text-properties fo:font-weight="bold" style:font-weight-asian="bold" style:font-weight-complex="bold" fo:font-size="18pt" style:font-size-asian="18pt" style:font-size-complex="14pt"/>
    </style:style>
    <style:style style:name="T9101" style:parent-style-name="AncientGreekἈρχαίαἑλληνικά" style:family="text">
      <style:text-properties style:font-weight-complex="bold" style:font-size-complex="14pt" fo:language="el" fo:country="GR"/>
    </style:style>
    <style:style style:name="T9102" style:parent-style-name="AncientGreekἈρχαίαἑλληνικά" style:family="text">
      <style:text-properties style:font-weight-complex="bold" style:font-size-complex="14pt"/>
    </style:style>
    <style:style style:name="T9103" style:parent-style-name="AncientGreekἈρχαίαἑλληνικά" style:family="text">
      <style:text-properties style:font-weight-complex="bold" style:font-size-complex="14pt" fo:language="el" fo:country="GR"/>
    </style:style>
    <style:style style:name="T9104" style:parent-style-name="AncientGreekἈρχαίαἑλληνικά" style:family="text">
      <style:text-properties style:font-weight-complex="bold" style:font-size-complex="14pt"/>
    </style:style>
    <style:style style:name="T9105" style:parent-style-name="AncientGreekἈρχαίαἑλληνικά" style:family="text">
      <style:text-properties style:font-weight-complex="bold" style:font-size-complex="14pt" fo:language="el" fo:country="GR"/>
    </style:style>
    <style:style style:name="T9106" style:parent-style-name="AncientGreekἈρχαίαἑλληνικά" style:family="text">
      <style:text-properties style:font-weight-complex="bold" style:font-size-complex="14pt"/>
    </style:style>
    <style:style style:name="T9107" style:parent-style-name="AncientGreekἈρχαίαἑλληνικά" style:family="text">
      <style:text-properties style:font-weight-complex="bold" style:font-size-complex="14pt" fo:language="el" fo:country="GR"/>
    </style:style>
    <style:style style:name="T9108" style:parent-style-name="AncientGreekἈρχαίαἑλληνικά" style:family="text">
      <style:text-properties style:font-weight-complex="bold" style:font-size-complex="14pt"/>
    </style:style>
    <style:style style:name="T9109" style:parent-style-name="AncientGreekἈρχαίαἑλληνικά" style:family="text">
      <style:text-properties style:font-weight-complex="bold" style:font-size-complex="14pt" fo:language="el" fo:country="GR"/>
    </style:style>
    <style:style style:name="T9110" style:parent-style-name="AncientGreekἈρχαίαἑλληνικά" style:family="text">
      <style:text-properties style:font-weight-complex="bold" style:font-size-complex="14pt"/>
    </style:style>
    <style:style style:name="T9111" style:parent-style-name="AncientGreekἈρχαίαἑλληνικά" style:family="text">
      <style:text-properties style:font-weight-complex="bold" style:font-size-complex="14pt" fo:language="el" fo:country="GR"/>
    </style:style>
    <style:style style:name="T9112" style:parent-style-name="AncientGreekἈρχαίαἑλληνικά" style:family="text">
      <style:text-properties style:font-weight-complex="bold" style:font-size-complex="14pt"/>
    </style:style>
    <style:style style:name="T9113" style:parent-style-name="AncientGreekἈρχαίαἑλληνικά" style:family="text">
      <style:text-properties style:font-weight-complex="bold" style:font-size-complex="14pt" fo:language="el" fo:country="GR"/>
    </style:style>
    <style:style style:name="T9114" style:parent-style-name="AncientGreekἈρχαίαἑλληνικά" style:family="text">
      <style:text-properties style:font-weight-complex="bold" style:font-size-complex="14pt"/>
    </style:style>
    <style:style style:name="T9115" style:parent-style-name="AncientGreekἈρχαίαἑλληνικά" style:family="text">
      <style:text-properties style:font-weight-complex="bold" style:font-size-complex="14pt" fo:language="el" fo:country="GR"/>
    </style:style>
    <style:style style:name="T9116" style:parent-style-name="AncientGreekἈρχαίαἑλληνικά" style:family="text">
      <style:text-properties style:font-weight-complex="bold" style:font-size-complex="14pt"/>
    </style:style>
    <style:style style:name="T9117" style:parent-style-name="AncientGreekἈρχαίαἑλληνικά" style:family="text">
      <style:text-properties style:font-weight-complex="bold" style:font-size-complex="14pt" fo:language="el" fo:country="GR"/>
    </style:style>
    <style:style style:name="T9118" style:parent-style-name="AncientGreekἈρχαίαἑλληνικά" style:family="text">
      <style:text-properties style:font-weight-complex="bold" style:font-size-complex="14pt"/>
    </style:style>
    <style:style style:name="T9119" style:parent-style-name="AncientGreekἈρχαίαἑλληνικά" style:family="text">
      <style:text-properties style:font-weight-complex="bold" style:font-size-complex="14pt" fo:language="el" fo:country="GR"/>
    </style:style>
    <style:style style:name="T9120" style:parent-style-name="AncientGreekἈρχαίαἑλληνικά" style:family="text">
      <style:text-properties style:font-weight-complex="bold" style:font-size-complex="14pt"/>
    </style:style>
    <style:style style:name="T9121" style:parent-style-name="AncientGreekἈρχαίαἑλληνικά" style:family="text">
      <style:text-properties style:font-weight-complex="bold" style:font-size-complex="14pt" fo:language="el" fo:country="GR"/>
    </style:style>
    <style:style style:name="T9122" style:parent-style-name="AncientGreekἈρχαίαἑλληνικά" style:family="text">
      <style:text-properties style:font-weight-complex="bold" style:font-size-complex="14pt"/>
    </style:style>
    <style:style style:name="T9123" style:parent-style-name="AncientGreekἈρχαίαἑλληνικά" style:family="text">
      <style:text-properties style:font-weight-complex="bold" style:font-size-complex="14pt" fo:language="el" fo:country="GR"/>
    </style:style>
    <style:style style:name="T9124" style:parent-style-name="AncientGreekἈρχαίαἑλληνικά" style:family="text">
      <style:text-properties style:font-weight-complex="bold" style:font-size-complex="14pt"/>
    </style:style>
    <style:style style:name="T9125" style:parent-style-name="AncientGreekἈρχαίαἑλληνικά" style:family="text">
      <style:text-properties style:font-weight-complex="bold" style:font-size-complex="14pt" fo:language="el" fo:country="GR"/>
    </style:style>
    <style:style style:name="T9126" style:parent-style-name="AncientGreekἈρχαίαἑλληνικά" style:family="text">
      <style:text-properties style:font-weight-complex="bold" style:font-size-complex="14pt"/>
    </style:style>
    <style:style style:name="T9127" style:parent-style-name="AncientGreekἈρχαίαἑλληνικά" style:family="text">
      <style:text-properties style:font-weight-complex="bold" style:font-size-complex="14pt" fo:language="el" fo:country="GR"/>
    </style:style>
    <style:style style:name="T9128" style:parent-style-name="AncientGreekἈρχαίαἑλληνικά" style:family="text">
      <style:text-properties style:font-weight-complex="bold" style:font-size-complex="14pt"/>
    </style:style>
    <style:style style:name="T9129" style:parent-style-name="AncientGreekἈρχαίαἑλληνικά" style:family="text">
      <style:text-properties style:font-weight-complex="bold" style:font-size-complex="14pt" fo:language="el" fo:country="GR"/>
    </style:style>
    <style:style style:name="T9130" style:parent-style-name="AncientGreekἈρχαίαἑλληνικά" style:family="text">
      <style:text-properties style:font-weight-complex="bold" style:font-size-complex="14pt"/>
    </style:style>
    <style:style style:name="T9131" style:parent-style-name="AncientGreekἈρχαίαἑλληνικά" style:family="text">
      <style:text-properties style:font-weight-complex="bold" style:font-size-complex="14pt" fo:language="el" fo:country="GR"/>
    </style:style>
    <style:style style:name="T9132" style:parent-style-name="AncientGreekἈρχαίαἑλληνικά" style:family="text">
      <style:text-properties style:font-weight-complex="bold" style:font-size-complex="14pt"/>
    </style:style>
    <style:style style:name="T9133" style:parent-style-name="AncientGreekἈρχαίαἑλληνικά" style:family="text">
      <style:text-properties style:font-weight-complex="bold" style:font-size-complex="14pt" fo:language="el" fo:country="GR"/>
    </style:style>
    <style:style style:name="T9134" style:parent-style-name="AncientGreekἈρχαίαἑλληνικά" style:family="text">
      <style:text-properties style:font-weight-complex="bold" style:font-size-complex="14pt"/>
    </style:style>
    <style:style style:name="T9135" style:parent-style-name="AncientGreekἈρχαίαἑλληνικά" style:family="text">
      <style:text-properties style:font-weight-complex="bold" style:font-size-complex="14pt" fo:language="el" fo:country="GR"/>
    </style:style>
    <style:style style:name="T9136" style:parent-style-name="AncientGreekἈρχαίαἑλληνικά" style:family="text">
      <style:text-properties style:font-weight-complex="bold" style:font-size-complex="14pt"/>
    </style:style>
    <style:style style:name="T9137" style:parent-style-name="AncientGreekἈρχαίαἑλληνικά" style:family="text">
      <style:text-properties style:font-weight-complex="bold" style:font-size-complex="14pt" fo:language="el" fo:country="GR"/>
    </style:style>
    <style:style style:name="T9138" style:parent-style-name="AncientGreekἈρχαίαἑλληνικά" style:family="text">
      <style:text-properties style:font-weight-complex="bold" style:font-size-complex="14pt"/>
    </style:style>
    <style:style style:name="T9139" style:parent-style-name="AncientGreekἈρχαίαἑλληνικά" style:family="text">
      <style:text-properties style:font-weight-complex="bold" style:font-size-complex="14pt" fo:language="el" fo:country="GR"/>
    </style:style>
    <style:style style:name="P9140" style:parent-style-name="Standard" style:family="paragraph">
      <style:paragraph-properties fo:widows="0" fo:orphans="0">
        <style:tab-stops>
          <style:tab-stop style:type="left" style:position="2.1979in"/>
        </style:tab-stops>
      </style:paragraph-properties>
    </style:style>
    <style:style style:name="T9141" style:parent-style-name="AncientGreekἈρχαίαἑλληνικά" style:family="text">
      <style:text-properties style:font-weight-complex="bold" style:font-size-complex="14pt" fo:language="el" fo:country="GR"/>
    </style:style>
    <style:style style:name="TableCell9142" style:family="table-cell">
      <style:table-cell-properties fo:border="0.0069in solid #000000" fo:background-color="#FFFFFF" style:writing-mode="lr-tb" fo:padding-top="0in" fo:padding-left="0.1527in" fo:padding-bottom="0in" fo:padding-right="0.15in"/>
    </style:style>
    <style:style style:name="P9143" style:parent-style-name="Standard" style:family="paragraph">
      <style:paragraph-properties fo:widows="0" fo:orphans="0"/>
      <style:text-properties style:font-name="AncientGreek"/>
    </style:style>
    <style:style style:name="P9144" style:parent-style-name="Standard" style:family="paragraph">
      <style:paragraph-properties fo:widows="0" fo:orphans="0"/>
      <style:text-properties style:font-name="AncientGreek"/>
    </style:style>
    <style:style style:name="P9145" style:parent-style-name="Standard" style:family="paragraph">
      <style:paragraph-properties fo:widows="0" fo:orphans="0"/>
      <style:text-properties style:font-name="AncientGreek"/>
    </style:style>
    <style:style style:name="P9146" style:parent-style-name="Standard" style:family="paragraph">
      <style:paragraph-properties fo:widows="0" fo:orphans="0"/>
      <style:text-properties style:font-name="AncientGreek"/>
    </style:style>
    <style:style style:name="TableRow9147" style:family="table-row">
      <style:table-row-properties style:min-row-height="0.0138in" style:use-optimal-row-height="false" fo:keep-together="always"/>
    </style:style>
    <style:style style:name="TableCell9148" style:family="table-cell">
      <style:table-cell-properties fo:border="0.0069in solid #000000" fo:background-color="#FFFFFF" style:writing-mode="lr-tb" fo:padding-top="0in" fo:padding-left="0.1527in" fo:padding-bottom="0in" fo:padding-right="0.15in"/>
    </style:style>
    <style:style style:name="P9149"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9150" style:parent-style-name="AncientGreekἈρχαίαἑλληνικά" style:family="text">
      <style:text-properties fo:font-weight="bold" style:font-weight-asian="bold" style:font-weight-complex="bold" fo:font-size="18pt" style:font-size-asian="18pt" style:font-size-complex="14pt"/>
    </style:style>
    <style:style style:name="T915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152" style:parent-style-name="AncientGreekἈρχαίαἑλληνικά" style:family="text">
      <style:text-properties fo:font-weight="bold" style:font-weight-asian="bold" style:font-weight-complex="bold" fo:font-size="18pt" style:font-size-asian="18pt" style:font-size-complex="14pt"/>
    </style:style>
    <style:style style:name="T915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154" style:parent-style-name="AncientGreekἈρχαίαἑλληνικά" style:family="text">
      <style:text-properties fo:font-weight="bold" style:font-weight-asian="bold" style:font-weight-complex="bold" fo:font-size="18pt" style:font-size-asian="18pt" style:font-size-complex="14pt"/>
    </style:style>
    <style:style style:name="T915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156" style:parent-style-name="AncientGreekἈρχαίαἑλληνικά" style:family="text">
      <style:text-properties fo:font-weight="bold" style:font-weight-asian="bold" style:font-weight-complex="bold" fo:font-size="18pt" style:font-size-asian="18pt" style:font-size-complex="14pt"/>
    </style:style>
    <style:style style:name="T915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158" style:parent-style-name="AncientGreekἈρχαίαἑλληνικά" style:family="text">
      <style:text-properties fo:font-weight="bold" style:font-weight-asian="bold" style:font-weight-complex="bold" fo:font-size="18pt" style:font-size-asian="18pt" style:font-size-complex="14pt"/>
    </style:style>
    <style:style style:name="T9159" style:parent-style-name="AncientGreekἈρχαίαἑλληνικά" style:family="text">
      <style:text-properties fo:font-weight="bold" style:font-weight-asian="bold" style:font-weight-complex="bold" fo:font-size="18pt" style:font-size-asian="18pt" style:font-size-complex="14pt"/>
    </style:style>
    <style:style style:name="T9160" style:parent-style-name="AncientGreekἈρχαίαἑλληνικά" style:family="text">
      <style:text-properties style:font-weight-complex="bold" style:font-size-complex="14pt" fo:language="el" fo:country="GR"/>
    </style:style>
    <style:style style:name="T9161" style:parent-style-name="AncientGreekἈρχαίαἑλληνικά" style:family="text">
      <style:text-properties style:font-weight-complex="bold" style:font-size-complex="14pt"/>
    </style:style>
    <style:style style:name="T9162" style:parent-style-name="AncientGreekἈρχαίαἑλληνικά" style:family="text">
      <style:text-properties style:font-weight-complex="bold" style:font-size-complex="14pt" fo:language="el" fo:country="GR"/>
    </style:style>
    <style:style style:name="T9163" style:parent-style-name="AncientGreekἈρχαίαἑλληνικά" style:family="text">
      <style:text-properties style:font-weight-complex="bold" style:font-size-complex="14pt"/>
    </style:style>
    <style:style style:name="T9164" style:parent-style-name="AncientGreekἈρχαίαἑλληνικά" style:family="text">
      <style:text-properties style:font-weight-complex="bold" style:font-size-complex="14pt" fo:language="el" fo:country="GR"/>
    </style:style>
    <style:style style:name="T9165" style:parent-style-name="AncientGreekἈρχαίαἑλληνικά" style:family="text">
      <style:text-properties style:font-weight-complex="bold" style:font-size-complex="14pt"/>
    </style:style>
    <style:style style:name="T9166" style:parent-style-name="AncientGreekἈρχαίαἑλληνικά" style:family="text">
      <style:text-properties style:font-weight-complex="bold" style:font-size-complex="14pt" fo:language="el" fo:country="GR"/>
    </style:style>
    <style:style style:name="T9167" style:parent-style-name="AncientGreekἈρχαίαἑλληνικά" style:family="text">
      <style:text-properties style:font-weight-complex="bold" style:font-size-complex="14pt"/>
    </style:style>
    <style:style style:name="T9168" style:parent-style-name="AncientGreekἈρχαίαἑλληνικά" style:family="text">
      <style:text-properties style:font-weight-complex="bold" style:font-size-complex="14pt" fo:language="el" fo:country="GR"/>
    </style:style>
    <style:style style:name="T9169" style:parent-style-name="AncientGreekἈρχαίαἑλληνικά" style:family="text">
      <style:text-properties style:font-weight-complex="bold" style:font-size-complex="14pt"/>
    </style:style>
    <style:style style:name="T9170" style:parent-style-name="AncientGreekἈρχαίαἑλληνικά" style:family="text">
      <style:text-properties style:font-weight-complex="bold" style:font-size-complex="14pt" fo:language="el" fo:country="GR"/>
    </style:style>
    <style:style style:name="T9171" style:parent-style-name="AncientGreekἈρχαίαἑλληνικά" style:family="text">
      <style:text-properties style:font-weight-complex="bold" style:font-size-complex="14pt"/>
    </style:style>
    <style:style style:name="T9172" style:parent-style-name="AncientGreekἈρχαίαἑλληνικά" style:family="text">
      <style:text-properties style:font-weight-complex="bold" style:font-size-complex="14pt" fo:language="el" fo:country="GR"/>
    </style:style>
    <style:style style:name="T9173" style:parent-style-name="AncientGreekἈρχαίαἑλληνικά" style:family="text">
      <style:text-properties style:font-weight-complex="bold" style:font-size-complex="14pt"/>
    </style:style>
    <style:style style:name="T9174" style:parent-style-name="AncientGreekἈρχαίαἑλληνικά" style:family="text">
      <style:text-properties style:font-weight-complex="bold" style:font-size-complex="14pt" fo:language="el" fo:country="GR"/>
    </style:style>
    <style:style style:name="T9175" style:parent-style-name="AncientGreekἈρχαίαἑλληνικά" style:family="text">
      <style:text-properties style:font-weight-complex="bold" style:font-size-complex="14pt"/>
    </style:style>
    <style:style style:name="T9176" style:parent-style-name="AncientGreekἈρχαίαἑλληνικά" style:family="text">
      <style:text-properties style:font-weight-complex="bold" style:font-size-complex="14pt" fo:language="el" fo:country="GR"/>
    </style:style>
    <style:style style:name="T9177" style:parent-style-name="AncientGreekἈρχαίαἑλληνικά" style:family="text">
      <style:text-properties style:font-weight-complex="bold" style:font-size-complex="14pt"/>
    </style:style>
    <style:style style:name="T9178" style:parent-style-name="AncientGreekἈρχαίαἑλληνικά" style:family="text">
      <style:text-properties style:font-weight-complex="bold" style:font-size-complex="14pt" fo:language="el" fo:country="GR"/>
    </style:style>
    <style:style style:name="T9179" style:parent-style-name="AncientGreekἈρχαίαἑλληνικά" style:family="text">
      <style:text-properties style:font-weight-complex="bold" style:font-size-complex="14pt"/>
    </style:style>
    <style:style style:name="T9180" style:parent-style-name="AncientGreekἈρχαίαἑλληνικά" style:family="text">
      <style:text-properties style:font-weight-complex="bold" style:font-size-complex="14pt" fo:language="el" fo:country="GR"/>
    </style:style>
    <style:style style:name="T9181" style:parent-style-name="AncientGreekἈρχαίαἑλληνικά" style:family="text">
      <style:text-properties style:font-weight-complex="bold" style:font-size-complex="14pt"/>
    </style:style>
    <style:style style:name="T9182" style:parent-style-name="AncientGreekἈρχαίαἑλληνικά" style:family="text">
      <style:text-properties style:font-weight-complex="bold" style:font-size-complex="14pt" fo:language="el" fo:country="GR"/>
    </style:style>
    <style:style style:name="T9183" style:parent-style-name="AncientGreekἈρχαίαἑλληνικά" style:family="text">
      <style:text-properties style:font-weight-complex="bold" style:font-size-complex="14pt"/>
    </style:style>
    <style:style style:name="T9184" style:parent-style-name="AncientGreekἈρχαίαἑλληνικά" style:family="text">
      <style:text-properties style:font-weight-complex="bold" style:font-size-complex="14pt" fo:language="el" fo:country="GR"/>
    </style:style>
    <style:style style:name="T9185" style:parent-style-name="AncientGreekἈρχαίαἑλληνικά" style:family="text">
      <style:text-properties style:font-weight-complex="bold" style:font-size-complex="14pt"/>
    </style:style>
    <style:style style:name="T9186" style:parent-style-name="AncientGreekἈρχαίαἑλληνικά" style:family="text">
      <style:text-properties style:font-weight-complex="bold" style:font-size-complex="14pt" fo:language="el" fo:country="GR"/>
    </style:style>
    <style:style style:name="T9187" style:parent-style-name="AncientGreekἈρχαίαἑλληνικά" style:family="text">
      <style:text-properties style:font-weight-complex="bold" style:font-size-complex="14pt"/>
    </style:style>
    <style:style style:name="T9188" style:parent-style-name="AncientGreekἈρχαίαἑλληνικά" style:family="text">
      <style:text-properties style:font-weight-complex="bold" style:font-size-complex="14pt" fo:language="el" fo:country="GR"/>
    </style:style>
    <style:style style:name="T9189" style:parent-style-name="AncientGreekἈρχαίαἑλληνικά" style:family="text">
      <style:text-properties style:font-weight-complex="bold" style:font-size-complex="14pt"/>
    </style:style>
    <style:style style:name="T9190" style:parent-style-name="AncientGreekἈρχαίαἑλληνικά" style:family="text">
      <style:text-properties style:font-weight-complex="bold" style:font-size-complex="14pt" fo:language="el" fo:country="GR"/>
    </style:style>
    <style:style style:name="T9191" style:parent-style-name="AncientGreekἈρχαίαἑλληνικά" style:family="text">
      <style:text-properties style:font-weight-complex="bold" style:font-size-complex="14pt"/>
    </style:style>
    <style:style style:name="T9192" style:parent-style-name="AncientGreekἈρχαίαἑλληνικά" style:family="text">
      <style:text-properties style:font-weight-complex="bold" style:font-size-complex="14pt" fo:language="el" fo:country="GR"/>
    </style:style>
    <style:style style:name="T9193" style:parent-style-name="AncientGreekἈρχαίαἑλληνικά" style:family="text">
      <style:text-properties style:font-weight-complex="bold" style:font-size-complex="14pt"/>
    </style:style>
    <style:style style:name="T9194" style:parent-style-name="AncientGreekἈρχαίαἑλληνικά" style:family="text">
      <style:text-properties style:font-weight-complex="bold" style:font-size-complex="14pt" fo:language="el" fo:country="GR"/>
    </style:style>
    <style:style style:name="T9195" style:parent-style-name="AncientGreekἈρχαίαἑλληνικά" style:family="text">
      <style:text-properties style:font-weight-complex="bold" style:font-size-complex="14pt"/>
    </style:style>
    <style:style style:name="T9196" style:parent-style-name="AncientGreekἈρχαίαἑλληνικά" style:family="text">
      <style:text-properties style:font-weight-complex="bold" style:font-size-complex="14pt" fo:language="el" fo:country="GR"/>
    </style:style>
    <style:style style:name="T9197" style:parent-style-name="AncientGreekἈρχαίαἑλληνικά" style:family="text">
      <style:text-properties style:font-weight-complex="bold" style:font-size-complex="14pt"/>
    </style:style>
    <style:style style:name="T9198" style:parent-style-name="AncientGreekἈρχαίαἑλληνικά" style:family="text">
      <style:text-properties style:font-weight-complex="bold" style:font-size-complex="14pt" fo:language="el" fo:country="GR"/>
    </style:style>
    <style:style style:name="T9199" style:parent-style-name="AncientGreekἈρχαίαἑλληνικά" style:family="text">
      <style:text-properties style:font-weight-complex="bold" style:font-size-complex="14pt"/>
    </style:style>
    <style:style style:name="T9200" style:parent-style-name="AncientGreekἈρχαίαἑλληνικά" style:family="text">
      <style:text-properties style:font-weight-complex="bold" style:font-size-complex="14pt" fo:language="el" fo:country="GR"/>
    </style:style>
    <style:style style:name="T9201" style:parent-style-name="AncientGreekἈρχαίαἑλληνικά" style:family="text">
      <style:text-properties style:font-weight-complex="bold" style:font-size-complex="14pt"/>
    </style:style>
    <style:style style:name="T9202" style:parent-style-name="AncientGreekἈρχαίαἑλληνικά" style:family="text">
      <style:text-properties style:font-weight-complex="bold" style:font-size-complex="14pt" fo:language="el" fo:country="GR"/>
    </style:style>
    <style:style style:name="T9203" style:parent-style-name="AncientGreekἈρχαίαἑλληνικά" style:family="text">
      <style:text-properties style:font-weight-complex="bold" style:font-size-complex="14pt"/>
    </style:style>
    <style:style style:name="T9204" style:parent-style-name="AncientGreekἈρχαίαἑλληνικά" style:family="text">
      <style:text-properties style:font-weight-complex="bold" style:font-size-complex="14pt" fo:language="el" fo:country="GR"/>
    </style:style>
    <style:style style:name="T9205" style:parent-style-name="AncientGreekἈρχαίαἑλληνικά" style:family="text">
      <style:text-properties style:font-weight-complex="bold" style:font-size-complex="14pt"/>
    </style:style>
    <style:style style:name="T9206" style:parent-style-name="AncientGreekἈρχαίαἑλληνικά" style:family="text">
      <style:text-properties style:font-weight-complex="bold" style:font-size-complex="14pt" fo:language="el" fo:country="GR"/>
    </style:style>
    <style:style style:name="T9207" style:parent-style-name="AncientGreekἈρχαίαἑλληνικά" style:family="text">
      <style:text-properties style:font-weight-complex="bold" style:font-size-complex="14pt"/>
    </style:style>
    <style:style style:name="T9208" style:parent-style-name="AncientGreekἈρχαίαἑλληνικά" style:family="text">
      <style:text-properties style:font-weight-complex="bold" style:font-size-complex="14pt" fo:language="el" fo:country="GR"/>
    </style:style>
    <style:style style:name="T9209" style:parent-style-name="AncientGreekἈρχαίαἑλληνικά" style:family="text">
      <style:text-properties style:font-weight-complex="bold" style:font-size-complex="14pt"/>
    </style:style>
    <style:style style:name="T9210" style:parent-style-name="AncientGreekἈρχαίαἑλληνικά" style:family="text">
      <style:text-properties style:font-weight-complex="bold" style:font-size-complex="14pt" fo:language="el" fo:country="GR"/>
    </style:style>
    <style:style style:name="T9211" style:parent-style-name="AncientGreekἈρχαίαἑλληνικά" style:family="text">
      <style:text-properties style:font-weight-complex="bold" style:font-size-complex="14pt"/>
    </style:style>
    <style:style style:name="T9212" style:parent-style-name="AncientGreekἈρχαίαἑλληνικά" style:family="text">
      <style:text-properties style:font-weight-complex="bold" style:font-size-complex="14pt" fo:language="el" fo:country="GR"/>
    </style:style>
    <style:style style:name="T9213" style:parent-style-name="AncientGreekἈρχαίαἑλληνικά" style:family="text">
      <style:text-properties style:font-weight-complex="bold" style:font-size-complex="14pt"/>
    </style:style>
    <style:style style:name="T9214" style:parent-style-name="AncientGreekἈρχαίαἑλληνικά" style:family="text">
      <style:text-properties style:font-weight-complex="bold" style:font-size-complex="14pt" fo:language="el" fo:country="GR"/>
    </style:style>
    <style:style style:name="T9215" style:parent-style-name="AncientGreekἈρχαίαἑλληνικά" style:family="text">
      <style:text-properties style:font-weight-complex="bold" style:font-size-complex="14pt"/>
    </style:style>
    <style:style style:name="T9216" style:parent-style-name="AncientGreekἈρχαίαἑλληνικά" style:family="text">
      <style:text-properties style:font-weight-complex="bold" style:font-size-complex="14pt" fo:language="el" fo:country="GR"/>
    </style:style>
    <style:style style:name="T9217" style:parent-style-name="AncientGreekἈρχαίαἑλληνικά" style:family="text">
      <style:text-properties style:font-weight-complex="bold" style:font-size-complex="14pt"/>
    </style:style>
    <style:style style:name="T9218" style:parent-style-name="AncientGreekἈρχαίαἑλληνικά" style:family="text">
      <style:text-properties style:font-weight-complex="bold" style:font-size-complex="14pt" fo:language="el" fo:country="GR"/>
    </style:style>
    <style:style style:name="T9219" style:parent-style-name="AncientGreekἈρχαίαἑλληνικά" style:family="text">
      <style:text-properties style:font-weight-complex="bold" style:font-size-complex="14pt"/>
    </style:style>
    <style:style style:name="T9220" style:parent-style-name="AncientGreekἈρχαίαἑλληνικά" style:family="text">
      <style:text-properties style:font-weight-complex="bold" style:font-size-complex="14pt" fo:language="el" fo:country="GR"/>
    </style:style>
    <style:style style:name="T9221" style:parent-style-name="AncientGreekἈρχαίαἑλληνικά" style:family="text">
      <style:text-properties style:font-weight-complex="bold" style:font-size-complex="14pt"/>
    </style:style>
    <style:style style:name="T9222" style:parent-style-name="AncientGreekἈρχαίαἑλληνικά" style:family="text">
      <style:text-properties style:font-weight-complex="bold" style:font-size-complex="14pt" fo:language="el" fo:country="GR"/>
    </style:style>
    <style:style style:name="T9223" style:parent-style-name="AncientGreekἈρχαίαἑλληνικά" style:family="text">
      <style:text-properties style:font-weight-complex="bold" style:font-size-complex="14pt"/>
    </style:style>
    <style:style style:name="T9224" style:parent-style-name="AncientGreekἈρχαίαἑλληνικά" style:family="text">
      <style:text-properties style:font-weight-complex="bold" style:font-size-complex="14pt" fo:language="el" fo:country="GR"/>
    </style:style>
    <style:style style:name="T9225" style:parent-style-name="AncientGreekἈρχαίαἑλληνικά" style:family="text">
      <style:text-properties style:font-weight-complex="bold" style:font-size-complex="14pt"/>
    </style:style>
    <style:style style:name="T9226" style:parent-style-name="AncientGreekἈρχαίαἑλληνικά" style:family="text">
      <style:text-properties style:font-weight-complex="bold" style:font-size-complex="14pt" fo:language="el" fo:country="GR"/>
    </style:style>
    <style:style style:name="T9227" style:parent-style-name="AncientGreekἈρχαίαἑλληνικά" style:family="text">
      <style:text-properties style:font-weight-complex="bold" style:font-size-complex="14pt"/>
    </style:style>
    <style:style style:name="T9228" style:parent-style-name="AncientGreekἈρχαίαἑλληνικά" style:family="text">
      <style:text-properties style:font-weight-complex="bold" style:font-size-complex="14pt" fo:language="el" fo:country="GR"/>
    </style:style>
    <style:style style:name="T9229" style:parent-style-name="AncientGreekἈρχαίαἑλληνικά" style:family="text">
      <style:text-properties style:font-weight-complex="bold" style:font-size-complex="14pt"/>
    </style:style>
    <style:style style:name="T9230" style:parent-style-name="AncientGreekἈρχαίαἑλληνικά" style:family="text">
      <style:text-properties style:font-weight-complex="bold" style:font-size-complex="14pt" fo:language="el" fo:country="GR"/>
    </style:style>
    <style:style style:name="T9231" style:parent-style-name="AncientGreekἈρχαίαἑλληνικά" style:family="text">
      <style:text-properties style:font-weight-complex="bold" style:font-size-complex="14pt"/>
    </style:style>
    <style:style style:name="P9232" style:parent-style-name="Standard" style:family="paragraph">
      <style:paragraph-properties fo:widows="0" fo:orphans="0">
        <style:tab-stops>
          <style:tab-stop style:type="left" style:position="2.1979in"/>
        </style:tab-stops>
      </style:paragraph-properties>
    </style:style>
    <style:style style:name="T9233" style:parent-style-name="AncientGreekἈρχαίαἑλληνικά" style:family="text">
      <style:text-properties style:font-weight-complex="bold" style:font-size-complex="14pt" fo:language="el" fo:country="GR"/>
    </style:style>
    <style:style style:name="T9234" style:parent-style-name="AncientGreekἈρχαίαἑλληνικά" style:family="text">
      <style:text-properties style:font-weight-complex="bold" style:font-size-complex="14pt"/>
    </style:style>
    <style:style style:name="T9235" style:parent-style-name="AncientGreekἈρχαίαἑλληνικά" style:family="text">
      <style:text-properties style:font-weight-complex="bold" style:font-size-complex="14pt" fo:language="el" fo:country="GR"/>
    </style:style>
    <style:style style:name="T9236" style:parent-style-name="AncientGreekἈρχαίαἑλληνικά" style:family="text">
      <style:text-properties style:font-weight-complex="bold" style:font-size-complex="14pt"/>
    </style:style>
    <style:style style:name="T9237" style:parent-style-name="AncientGreekἈρχαίαἑλληνικά" style:family="text">
      <style:text-properties style:font-weight-complex="bold" style:font-size-complex="14pt" fo:language="el" fo:country="GR"/>
    </style:style>
    <style:style style:name="T9238" style:parent-style-name="AncientGreekἈρχαίαἑλληνικά" style:family="text">
      <style:text-properties style:font-weight-complex="bold" style:font-size-complex="14pt"/>
    </style:style>
    <style:style style:name="T9239" style:parent-style-name="AncientGreekἈρχαίαἑλληνικά" style:family="text">
      <style:text-properties style:font-weight-complex="bold" style:font-size-complex="14pt" fo:language="el" fo:country="GR"/>
    </style:style>
    <style:style style:name="T9240" style:parent-style-name="AncientGreekἈρχαίαἑλληνικά" style:family="text">
      <style:text-properties style:font-weight-complex="bold" style:font-size-complex="14pt"/>
    </style:style>
    <style:style style:name="T9241" style:parent-style-name="AncientGreekἈρχαίαἑλληνικά" style:family="text">
      <style:text-properties style:font-weight-complex="bold" style:font-size-complex="14pt" fo:language="el" fo:country="GR"/>
    </style:style>
    <style:style style:name="T9242" style:parent-style-name="AncientGreekἈρχαίαἑλληνικά" style:family="text">
      <style:text-properties style:font-weight-complex="bold" style:font-size-complex="14pt"/>
    </style:style>
    <style:style style:name="T9243" style:parent-style-name="AncientGreekἈρχαίαἑλληνικά" style:family="text">
      <style:text-properties style:font-weight-complex="bold" style:font-size-complex="14pt" fo:language="el" fo:country="GR"/>
    </style:style>
    <style:style style:name="T9244" style:parent-style-name="AncientGreekἈρχαίαἑλληνικά" style:family="text">
      <style:text-properties style:font-weight-complex="bold" style:font-size-complex="14pt"/>
    </style:style>
    <style:style style:name="T9245" style:parent-style-name="AncientGreekἈρχαίαἑλληνικά" style:family="text">
      <style:text-properties style:font-weight-complex="bold" style:font-size-complex="14pt" fo:language="el" fo:country="GR"/>
    </style:style>
    <style:style style:name="T9246" style:parent-style-name="AncientGreekἈρχαίαἑλληνικά" style:family="text">
      <style:text-properties style:font-weight-complex="bold" style:font-size-complex="14pt"/>
    </style:style>
    <style:style style:name="T9247" style:parent-style-name="AncientGreekἈρχαίαἑλληνικά" style:family="text">
      <style:text-properties style:font-weight-complex="bold" style:font-size-complex="14pt" fo:language="el" fo:country="GR"/>
    </style:style>
    <style:style style:name="T9248" style:parent-style-name="AncientGreekἈρχαίαἑλληνικά" style:family="text">
      <style:text-properties style:font-weight-complex="bold" style:font-size-complex="14pt"/>
    </style:style>
    <style:style style:name="T9249" style:parent-style-name="AncientGreekἈρχαίαἑλληνικά" style:family="text">
      <style:text-properties style:font-weight-complex="bold" style:font-size-complex="14pt" fo:language="el" fo:country="GR"/>
    </style:style>
    <style:style style:name="T9250" style:parent-style-name="AncientGreekἈρχαίαἑλληνικά" style:family="text">
      <style:text-properties style:font-weight-complex="bold" style:font-size-complex="14pt"/>
    </style:style>
    <style:style style:name="T9251" style:parent-style-name="AncientGreekἈρχαίαἑλληνικά" style:family="text">
      <style:text-properties style:font-weight-complex="bold" style:font-size-complex="14pt" fo:language="el" fo:country="GR"/>
    </style:style>
    <style:style style:name="T9252" style:parent-style-name="AncientGreekἈρχαίαἑλληνικά" style:family="text">
      <style:text-properties style:font-weight-complex="bold" style:font-size-complex="14pt"/>
    </style:style>
    <style:style style:name="T9253" style:parent-style-name="AncientGreekἈρχαίαἑλληνικά" style:family="text">
      <style:text-properties style:font-weight-complex="bold" style:font-size-complex="14pt" fo:language="el" fo:country="GR"/>
    </style:style>
    <style:style style:name="T9254" style:parent-style-name="AncientGreekἈρχαίαἑλληνικά" style:family="text">
      <style:text-properties style:font-weight-complex="bold" style:font-size-complex="14pt"/>
    </style:style>
    <style:style style:name="T9255" style:parent-style-name="AncientGreekἈρχαίαἑλληνικά" style:family="text">
      <style:text-properties style:font-weight-complex="bold" style:font-size-complex="14pt" fo:language="el" fo:country="GR"/>
    </style:style>
    <style:style style:name="T9256" style:parent-style-name="AncientGreekἈρχαίαἑλληνικά" style:family="text">
      <style:text-properties style:font-weight-complex="bold" style:font-size-complex="14pt"/>
    </style:style>
    <style:style style:name="T9257" style:parent-style-name="AncientGreekἈρχαίαἑλληνικά" style:family="text">
      <style:text-properties style:font-weight-complex="bold" style:font-size-complex="14pt" fo:language="el" fo:country="GR"/>
    </style:style>
    <style:style style:name="T9258" style:parent-style-name="AncientGreekἈρχαίαἑλληνικά" style:family="text">
      <style:text-properties style:font-weight-complex="bold" style:font-size-complex="14pt"/>
    </style:style>
    <style:style style:name="T9259" style:parent-style-name="AncientGreekἈρχαίαἑλληνικά" style:family="text">
      <style:text-properties style:font-weight-complex="bold" style:font-size-complex="14pt" fo:language="el" fo:country="GR"/>
    </style:style>
    <style:style style:name="T9260" style:parent-style-name="AncientGreekἈρχαίαἑλληνικά" style:family="text">
      <style:text-properties style:font-weight-complex="bold" style:font-size-complex="14pt"/>
    </style:style>
    <style:style style:name="T9261" style:parent-style-name="AncientGreekἈρχαίαἑλληνικά" style:family="text">
      <style:text-properties style:font-weight-complex="bold" style:font-size-complex="14pt" fo:language="el" fo:country="GR"/>
    </style:style>
    <style:style style:name="T9262" style:parent-style-name="AncientGreekἈρχαίαἑλληνικά" style:family="text">
      <style:text-properties style:font-weight-complex="bold" style:font-size-complex="14pt"/>
    </style:style>
    <style:style style:name="T9263" style:parent-style-name="AncientGreekἈρχαίαἑλληνικά" style:family="text">
      <style:text-properties style:font-weight-complex="bold" style:font-size-complex="14pt" fo:language="el" fo:country="GR"/>
    </style:style>
    <style:style style:name="T9264" style:parent-style-name="AncientGreekἈρχαίαἑλληνικά" style:family="text">
      <style:text-properties style:font-weight-complex="bold" style:font-size-complex="14pt"/>
    </style:style>
    <style:style style:name="T9265" style:parent-style-name="AncientGreekἈρχαίαἑλληνικά" style:family="text">
      <style:text-properties style:font-weight-complex="bold" style:font-size-complex="14pt" fo:language="el" fo:country="GR"/>
    </style:style>
    <style:style style:name="T9266" style:parent-style-name="AncientGreekἈρχαίαἑλληνικά" style:family="text">
      <style:text-properties style:font-weight-complex="bold" style:font-size-complex="14pt"/>
    </style:style>
    <style:style style:name="T9267" style:parent-style-name="AncientGreekἈρχαίαἑλληνικά" style:family="text">
      <style:text-properties style:font-weight-complex="bold" style:font-size-complex="14pt" fo:language="el" fo:country="GR"/>
    </style:style>
    <style:style style:name="T9268" style:parent-style-name="AncientGreekἈρχαίαἑλληνικά" style:family="text">
      <style:text-properties style:font-weight-complex="bold" style:font-size-complex="14pt"/>
    </style:style>
    <style:style style:name="T9269" style:parent-style-name="AncientGreekἈρχαίαἑλληνικά" style:family="text">
      <style:text-properties style:font-weight-complex="bold" style:font-size-complex="14pt" fo:language="el" fo:country="GR"/>
    </style:style>
    <style:style style:name="T9270" style:parent-style-name="AncientGreekἈρχαίαἑλληνικά" style:family="text">
      <style:text-properties style:font-weight-complex="bold" style:font-size-complex="14pt"/>
    </style:style>
    <style:style style:name="TableCell9271" style:family="table-cell">
      <style:table-cell-properties fo:border="0.0069in solid #000000" fo:background-color="#FFFFFF" style:writing-mode="lr-tb" fo:padding-top="0in" fo:padding-left="0.1527in" fo:padding-bottom="0in" fo:padding-right="0.15in"/>
    </style:style>
    <style:style style:name="P9272" style:parent-style-name="Standard" style:family="paragraph">
      <style:paragraph-properties fo:widows="0" fo:orphans="0"/>
      <style:text-properties style:font-name="AncientGreek"/>
    </style:style>
    <style:style style:name="P9273" style:parent-style-name="Standard" style:family="paragraph">
      <style:paragraph-properties fo:widows="0" fo:orphans="0"/>
      <style:text-properties style:font-name="AncientGreek"/>
    </style:style>
    <style:style style:name="P9274" style:parent-style-name="Standard" style:family="paragraph">
      <style:paragraph-properties fo:widows="0" fo:orphans="0"/>
      <style:text-properties style:font-name="AncientGreek"/>
    </style:style>
    <style:style style:name="P9275" style:parent-style-name="Standard" style:family="paragraph">
      <style:paragraph-properties fo:widows="0" fo:orphans="0"/>
      <style:text-properties style:font-name="AncientGreek"/>
    </style:style>
    <style:style style:name="P9276" style:parent-style-name="Standard" style:family="paragraph">
      <style:paragraph-properties fo:widows="0" fo:orphans="0"/>
      <style:text-properties style:font-name="AncientGreek"/>
    </style:style>
    <style:style style:name="TableRow9277" style:family="table-row">
      <style:table-row-properties style:min-row-height="0.0138in" style:use-optimal-row-height="false" fo:keep-together="always"/>
    </style:style>
    <style:style style:name="TableCell9278" style:family="table-cell">
      <style:table-cell-properties fo:border="0.0069in solid #000000" fo:background-color="#FFFFFF" style:writing-mode="lr-tb" fo:padding-top="0in" fo:padding-left="0.1527in" fo:padding-bottom="0in" fo:padding-right="0.15in"/>
    </style:style>
    <style:style style:name="P9279"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92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28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282" style:parent-style-name="AncientGreekἈρχαίαἑλληνικά" style:family="text">
      <style:text-properties style:font-weight-complex="bold" style:font-size-complex="14pt" fo:language="el" fo:country="GR"/>
    </style:style>
    <style:style style:name="P9283" style:parent-style-name="Standard" style:family="paragraph">
      <style:paragraph-properties fo:widows="0" fo:orphans="0">
        <style:tab-stops>
          <style:tab-stop style:type="left" style:position="2.1979in"/>
        </style:tab-stops>
      </style:paragraph-properties>
    </style:style>
    <style:style style:name="T9284" style:parent-style-name="AncientGreekἈρχαίαἑλληνικά" style:family="text">
      <style:text-properties style:font-weight-complex="bold" style:font-size-complex="14pt" fo:language="el" fo:country="GR"/>
    </style:style>
    <style:style style:name="P9285" style:parent-style-name="Standard" style:family="paragraph">
      <style:paragraph-properties fo:widows="0" fo:orphans="0">
        <style:tab-stops>
          <style:tab-stop style:type="left" style:position="2.1979in"/>
        </style:tab-stops>
      </style:paragraph-properties>
    </style:style>
    <style:style style:name="T9286" style:parent-style-name="AncientGreekἈρχαίαἑλληνικά" style:family="text">
      <style:text-properties style:font-weight-complex="bold" style:font-size-complex="14pt" fo:language="el" fo:country="GR"/>
    </style:style>
    <style:style style:name="P9287" style:parent-style-name="Standard" style:family="paragraph">
      <style:paragraph-properties fo:widows="0" fo:orphans="0">
        <style:tab-stops>
          <style:tab-stop style:type="left" style:position="2.1979in"/>
        </style:tab-stops>
      </style:paragraph-properties>
    </style:style>
    <style:style style:name="T9288" style:parent-style-name="AncientGreekἈρχαίαἑλληνικά" style:family="text">
      <style:text-properties style:font-weight-complex="bold" style:font-size-complex="14pt" fo:language="el" fo:country="GR"/>
    </style:style>
    <style:style style:name="P9289" style:parent-style-name="Standard" style:family="paragraph">
      <style:paragraph-properties fo:widows="0" fo:orphans="0">
        <style:tab-stops>
          <style:tab-stop style:type="left" style:position="2.1979in"/>
        </style:tab-stops>
      </style:paragraph-properties>
    </style:style>
    <style:style style:name="T9290" style:parent-style-name="AncientGreekἈρχαίαἑλληνικά" style:family="text">
      <style:text-properties style:font-weight-complex="bold" style:font-size-complex="14pt" fo:language="el" fo:country="GR"/>
    </style:style>
    <style:style style:name="TableCell9291" style:family="table-cell">
      <style:table-cell-properties fo:border="0.0069in solid #000000" fo:background-color="#FFFFFF" style:writing-mode="lr-tb" fo:padding-top="0in" fo:padding-left="0.1527in" fo:padding-bottom="0in" fo:padding-right="0.15in"/>
    </style:style>
    <style:style style:name="P9292" style:parent-style-name="Standard" style:family="paragraph">
      <style:paragraph-properties fo:widows="0" fo:orphans="0"/>
      <style:text-properties style:font-name="AncientGreek"/>
    </style:style>
    <style:style style:name="P9293" style:parent-style-name="Standard" style:family="paragraph">
      <style:paragraph-properties fo:widows="0" fo:orphans="0"/>
      <style:text-properties style:font-name="AncientGreek"/>
    </style:style>
    <style:style style:name="P9294" style:parent-style-name="Standard" style:family="paragraph">
      <style:paragraph-properties fo:widows="0" fo:orphans="0"/>
      <style:text-properties style:font-name="AncientGreek"/>
    </style:style>
    <style:style style:name="P9295" style:parent-style-name="Standard" style:family="paragraph">
      <style:paragraph-properties fo:widows="0" fo:orphans="0"/>
      <style:text-properties style:font-name="AncientGreek"/>
    </style:style>
    <style:style style:name="TableRow9296" style:family="table-row">
      <style:table-row-properties style:min-row-height="0.0138in" style:use-optimal-row-height="false" fo:keep-together="always"/>
    </style:style>
    <style:style style:name="TableCell9297" style:family="table-cell">
      <style:table-cell-properties fo:border="0.0069in solid #000000" fo:background-color="#FFFFFF" style:writing-mode="lr-tb" fo:padding-top="0in" fo:padding-left="0.1527in" fo:padding-bottom="0in" fo:padding-right="0.15in"/>
    </style:style>
    <style:style style:name="P9298"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929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30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301" style:parent-style-name="AncientGreekἈρχαίαἑλληνικά" style:family="text">
      <style:text-properties style:font-weight-complex="bold" style:font-size-complex="14pt" fo:language="el" fo:country="GR"/>
    </style:style>
    <style:style style:name="P9302" style:parent-style-name="Standard" style:family="paragraph">
      <style:paragraph-properties fo:widows="0" fo:orphans="0">
        <style:tab-stops>
          <style:tab-stop style:type="left" style:position="2.1979in"/>
        </style:tab-stops>
      </style:paragraph-properties>
    </style:style>
    <style:style style:name="T9303" style:parent-style-name="AncientGreekἈρχαίαἑλληνικά" style:family="text">
      <style:text-properties style:font-weight-complex="bold" style:font-size-complex="14pt" fo:language="el" fo:country="GR"/>
    </style:style>
    <style:style style:name="TableCell9304" style:family="table-cell">
      <style:table-cell-properties fo:border="0.0069in solid #000000" fo:background-color="#FFFFFF" style:writing-mode="lr-tb" fo:padding-top="0in" fo:padding-left="0.1527in" fo:padding-bottom="0in" fo:padding-right="0.15in"/>
    </style:style>
    <style:style style:name="P9305" style:parent-style-name="Standard" style:family="paragraph">
      <style:paragraph-properties fo:widows="0" fo:orphans="0"/>
      <style:text-properties style:font-name="AncientGreek"/>
    </style:style>
    <style:style style:name="P9306" style:parent-style-name="Standard" style:family="paragraph">
      <style:paragraph-properties fo:widows="0" fo:orphans="0"/>
      <style:text-properties style:font-name="AncientGreek"/>
    </style:style>
    <style:style style:name="P9307" style:parent-style-name="Standard" style:family="paragraph">
      <style:paragraph-properties fo:widows="0" fo:orphans="0"/>
      <style:text-properties style:font-name="AncientGreek"/>
    </style:style>
    <style:style style:name="P9308" style:parent-style-name="Standard" style:family="paragraph">
      <style:paragraph-properties fo:widows="0" fo:orphans="0"/>
      <style:text-properties style:font-name="AncientGreek"/>
    </style:style>
    <style:style style:name="TableRow9309" style:family="table-row">
      <style:table-row-properties style:min-row-height="0.0138in" style:use-optimal-row-height="false" fo:keep-together="always"/>
    </style:style>
    <style:style style:name="TableCell9310" style:family="table-cell">
      <style:table-cell-properties fo:border="0.0069in solid #000000" fo:background-color="#FFFFFF" style:writing-mode="lr-tb" fo:padding-top="0in" fo:padding-left="0.1527in" fo:padding-bottom="0in" fo:padding-right="0.15in"/>
    </style:style>
    <style:style style:name="P9311"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931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31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314" style:parent-style-name="AncientGreekἈρχαίαἑλληνικά" style:family="text">
      <style:text-properties style:font-weight-complex="bold" style:font-size-complex="14pt" fo:language="el" fo:country="GR"/>
    </style:style>
    <style:style style:name="P9315" style:parent-style-name="Standard" style:family="paragraph">
      <style:paragraph-properties fo:widows="0" fo:orphans="0">
        <style:tab-stops>
          <style:tab-stop style:type="left" style:position="2.1979in"/>
        </style:tab-stops>
      </style:paragraph-properties>
    </style:style>
    <style:style style:name="T9316" style:parent-style-name="AncientGreekἈρχαίαἑλληνικά" style:family="text">
      <style:text-properties style:font-weight-complex="bold" style:font-size-complex="14pt" fo:language="el" fo:country="GR"/>
    </style:style>
    <style:style style:name="TableCell9317" style:family="table-cell">
      <style:table-cell-properties fo:border="0.0069in solid #000000" fo:background-color="#FFFFFF" style:writing-mode="lr-tb" fo:padding-top="0in" fo:padding-left="0.1527in" fo:padding-bottom="0in" fo:padding-right="0.15in"/>
    </style:style>
    <style:style style:name="P9318" style:parent-style-name="Standard" style:family="paragraph">
      <style:paragraph-properties fo:widows="0" fo:orphans="0"/>
      <style:text-properties style:font-name="AncientGreek"/>
    </style:style>
    <style:style style:name="P9319" style:parent-style-name="Standard" style:family="paragraph">
      <style:paragraph-properties fo:widows="0" fo:orphans="0"/>
      <style:text-properties style:font-name="AncientGreek"/>
    </style:style>
    <style:style style:name="P9320" style:parent-style-name="Standard" style:family="paragraph">
      <style:paragraph-properties fo:widows="0" fo:orphans="0"/>
      <style:text-properties style:font-name="AncientGreek"/>
    </style:style>
    <style:style style:name="P9321" style:parent-style-name="Standard" style:family="paragraph">
      <style:paragraph-properties fo:widows="0" fo:orphans="0"/>
      <style:text-properties style:font-name="AncientGreek"/>
    </style:style>
    <style:style style:name="TableRow9322" style:family="table-row">
      <style:table-row-properties style:min-row-height="0.0138in" style:use-optimal-row-height="false" fo:keep-together="always"/>
    </style:style>
    <style:style style:name="TableCell9323" style:family="table-cell">
      <style:table-cell-properties fo:border="0.0069in solid #000000" fo:background-color="#FFFFFF" style:writing-mode="lr-tb" fo:padding-top="0in" fo:padding-left="0.1527in" fo:padding-bottom="0in" fo:padding-right="0.15in"/>
    </style:style>
    <style:style style:name="P9324" style:parent-style-name="Standard" style:family="paragraph">
      <style:paragraph-properties fo:keep-with-next="always" fo:widows="0" fo:orphans="0" fo:text-align="center">
        <style:tab-stops>
          <style:tab-stop style:type="center" style:position="1in"/>
          <style:tab-stop style:type="left" style:position="2.125in"/>
        </style:tab-stops>
      </style:paragraph-properties>
    </style:style>
    <style:style style:name="T9325" style:parent-style-name="AncientGreekἈρχαίαἑλληνικά" style:family="text">
      <style:text-properties fo:font-weight="bold" style:font-weight-asian="bold" style:font-weight-complex="bold" fo:font-size="18pt" style:font-size-asian="18pt" style:font-size-complex="14pt"/>
    </style:style>
    <style:style style:name="T932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327" style:parent-style-name="AncientGreekἈρχαίαἑλληνικά" style:family="text">
      <style:text-properties fo:font-weight="bold" style:font-weight-asian="bold" style:font-weight-complex="bold" fo:font-size="18pt" style:font-size-asian="18pt" style:font-size-complex="14pt"/>
    </style:style>
    <style:style style:name="T932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329" style:parent-style-name="AncientGreekἈρχαίαἑλληνικά" style:family="text">
      <style:text-properties fo:font-weight="bold" style:font-weight-asian="bold" style:font-weight-complex="bold" fo:font-size="18pt" style:font-size-asian="18pt" style:font-size-complex="14pt"/>
    </style:style>
    <style:style style:name="T933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331" style:parent-style-name="AncientGreekἈρχαίαἑλληνικά" style:family="text">
      <style:text-properties fo:font-weight="bold" style:font-weight-asian="bold" style:font-weight-complex="bold" fo:font-size="18pt" style:font-size-asian="18pt" style:font-size-complex="14pt"/>
    </style:style>
    <style:style style:name="T9332" style:parent-style-name="AncientGreekἈρχαίαἑλληνικά" style:family="text">
      <style:text-properties fo:font-weight="bold" style:font-weight-asian="bold" style:font-weight-complex="bold" fo:font-size="18pt" style:font-size-asian="18pt" style:font-size-complex="14pt"/>
    </style:style>
    <style:style style:name="T9333" style:parent-style-name="AncientGreekἈρχαίαἑλληνικά" style:family="text">
      <style:text-properties style:font-weight-complex="bold" style:font-size-complex="14pt" fo:language="el" fo:country="GR"/>
    </style:style>
    <style:style style:name="T9334" style:parent-style-name="AncientGreekἈρχαίαἑλληνικά" style:family="text">
      <style:text-properties style:font-weight-complex="bold" style:font-size-complex="14pt"/>
    </style:style>
    <style:style style:name="T9335" style:parent-style-name="AncientGreekἈρχαίαἑλληνικά" style:family="text">
      <style:text-properties style:font-weight-complex="bold" style:font-size-complex="14pt" fo:language="el" fo:country="GR"/>
    </style:style>
    <style:style style:name="T9336" style:parent-style-name="AncientGreekἈρχαίαἑλληνικά" style:family="text">
      <style:text-properties style:font-weight-complex="bold" style:font-size-complex="14pt"/>
    </style:style>
    <style:style style:name="T9337" style:parent-style-name="AncientGreekἈρχαίαἑλληνικά" style:family="text">
      <style:text-properties style:font-weight-complex="bold" style:font-size-complex="14pt" fo:language="el" fo:country="GR"/>
    </style:style>
    <style:style style:name="T9338" style:parent-style-name="AncientGreekἈρχαίαἑλληνικά" style:family="text">
      <style:text-properties style:font-weight-complex="bold" style:font-size-complex="14pt"/>
    </style:style>
    <style:style style:name="T9339" style:parent-style-name="AncientGreekἈρχαίαἑλληνικά" style:family="text">
      <style:text-properties style:font-weight-complex="bold" style:font-size-complex="14pt" fo:language="el" fo:country="GR"/>
    </style:style>
    <style:style style:name="T9340" style:parent-style-name="AncientGreekἈρχαίαἑλληνικά" style:family="text">
      <style:text-properties style:font-weight-complex="bold" style:font-size-complex="14pt"/>
    </style:style>
    <style:style style:name="T9341" style:parent-style-name="AncientGreekἈρχαίαἑλληνικά" style:family="text">
      <style:text-properties style:font-weight-complex="bold" style:font-size-complex="14pt" fo:language="el" fo:country="GR"/>
    </style:style>
    <style:style style:name="T9342" style:parent-style-name="AncientGreekἈρχαίαἑλληνικά" style:family="text">
      <style:text-properties style:font-weight-complex="bold" style:font-size-complex="14pt"/>
    </style:style>
    <style:style style:name="T9343" style:parent-style-name="AncientGreekἈρχαίαἑλληνικά" style:family="text">
      <style:text-properties style:font-weight-complex="bold" style:font-size-complex="14pt" fo:language="el" fo:country="GR"/>
    </style:style>
    <style:style style:name="T9344" style:parent-style-name="AncientGreekἈρχαίαἑλληνικά" style:family="text">
      <style:text-properties style:font-weight-complex="bold" style:font-size-complex="14pt"/>
    </style:style>
    <style:style style:name="T9345" style:parent-style-name="AncientGreekἈρχαίαἑλληνικά" style:family="text">
      <style:text-properties style:font-weight-complex="bold" style:font-size-complex="14pt" fo:language="el" fo:country="GR"/>
    </style:style>
    <style:style style:name="T9346" style:parent-style-name="AncientGreekἈρχαίαἑλληνικά" style:family="text">
      <style:text-properties style:font-weight-complex="bold" style:font-size-complex="14pt"/>
    </style:style>
    <style:style style:name="T9347" style:parent-style-name="AncientGreekἈρχαίαἑλληνικά" style:family="text">
      <style:text-properties style:font-weight-complex="bold" style:font-size-complex="14pt" fo:language="el" fo:country="GR"/>
    </style:style>
    <style:style style:name="T9348" style:parent-style-name="AncientGreekἈρχαίαἑλληνικά" style:family="text">
      <style:text-properties style:font-weight-complex="bold" style:font-size-complex="14pt"/>
    </style:style>
    <style:style style:name="T9349" style:parent-style-name="AncientGreekἈρχαίαἑλληνικά" style:family="text">
      <style:text-properties style:font-weight-complex="bold" style:font-size-complex="14pt" fo:language="el" fo:country="GR"/>
    </style:style>
    <style:style style:name="T9350" style:parent-style-name="AncientGreekἈρχαίαἑλληνικά" style:family="text">
      <style:text-properties style:font-weight-complex="bold" style:font-size-complex="14pt"/>
    </style:style>
    <style:style style:name="T9351" style:parent-style-name="AncientGreekἈρχαίαἑλληνικά" style:family="text">
      <style:text-properties style:font-weight-complex="bold" style:font-size-complex="14pt" fo:language="el" fo:country="GR"/>
    </style:style>
    <style:style style:name="T9352" style:parent-style-name="AncientGreekἈρχαίαἑλληνικά" style:family="text">
      <style:text-properties style:font-weight-complex="bold" style:font-size-complex="14pt"/>
    </style:style>
    <style:style style:name="T9353" style:parent-style-name="AncientGreekἈρχαίαἑλληνικά" style:family="text">
      <style:text-properties style:font-weight-complex="bold" style:font-size-complex="14pt" fo:language="el" fo:country="GR"/>
    </style:style>
    <style:style style:name="T9354" style:parent-style-name="AncientGreekἈρχαίαἑλληνικά" style:family="text">
      <style:text-properties style:font-weight-complex="bold" style:font-size-complex="14pt"/>
    </style:style>
    <style:style style:name="T9355" style:parent-style-name="AncientGreekἈρχαίαἑλληνικά" style:family="text">
      <style:text-properties style:font-weight-complex="bold" style:font-size-complex="14pt" fo:language="el" fo:country="GR"/>
    </style:style>
    <style:style style:name="T9356" style:parent-style-name="AncientGreekἈρχαίαἑλληνικά" style:family="text">
      <style:text-properties style:font-weight-complex="bold" style:font-size-complex="14pt"/>
    </style:style>
    <style:style style:name="T9357" style:parent-style-name="AncientGreekἈρχαίαἑλληνικά" style:family="text">
      <style:text-properties style:font-weight-complex="bold" style:font-size-complex="14pt" fo:language="el" fo:country="GR"/>
    </style:style>
    <style:style style:name="T9358" style:parent-style-name="AncientGreekἈρχαίαἑλληνικά" style:family="text">
      <style:text-properties style:font-weight-complex="bold" style:font-size-complex="14pt"/>
    </style:style>
    <style:style style:name="T9359" style:parent-style-name="AncientGreekἈρχαίαἑλληνικά" style:family="text">
      <style:text-properties style:font-weight-complex="bold" style:font-size-complex="14pt" fo:language="el" fo:country="GR"/>
    </style:style>
    <style:style style:name="T9360" style:parent-style-name="AncientGreekἈρχαίαἑλληνικά" style:family="text">
      <style:text-properties style:font-weight-complex="bold" style:font-size-complex="14pt"/>
    </style:style>
    <style:style style:name="T9361" style:parent-style-name="AncientGreekἈρχαίαἑλληνικά" style:family="text">
      <style:text-properties style:font-weight-complex="bold" style:font-size-complex="14pt" fo:language="el" fo:country="GR"/>
    </style:style>
    <style:style style:name="T9362" style:parent-style-name="AncientGreekἈρχαίαἑλληνικά" style:family="text">
      <style:text-properties style:font-weight-complex="bold" style:font-size-complex="14pt"/>
    </style:style>
    <style:style style:name="T9363" style:parent-style-name="AncientGreekἈρχαίαἑλληνικά" style:family="text">
      <style:text-properties style:font-weight-complex="bold" style:font-size-complex="14pt" fo:language="el" fo:country="GR"/>
    </style:style>
    <style:style style:name="T9364" style:parent-style-name="AncientGreekἈρχαίαἑλληνικά" style:family="text">
      <style:text-properties style:font-weight-complex="bold" style:font-size-complex="14pt"/>
    </style:style>
    <style:style style:name="T9365" style:parent-style-name="AncientGreekἈρχαίαἑλληνικά" style:family="text">
      <style:text-properties style:font-weight-complex="bold" style:font-size-complex="14pt" fo:language="el" fo:country="GR"/>
    </style:style>
    <style:style style:name="T9366" style:parent-style-name="AncientGreekἈρχαίαἑλληνικά" style:family="text">
      <style:text-properties style:font-weight-complex="bold" style:font-size-complex="14pt"/>
    </style:style>
    <style:style style:name="T9367" style:parent-style-name="AncientGreekἈρχαίαἑλληνικά" style:family="text">
      <style:text-properties style:font-weight-complex="bold" style:font-size-complex="14pt" fo:language="el" fo:country="GR"/>
    </style:style>
    <style:style style:name="T9368" style:parent-style-name="AncientGreekἈρχαίαἑλληνικά" style:family="text">
      <style:text-properties style:font-weight-complex="bold" style:font-size-complex="14pt"/>
    </style:style>
    <style:style style:name="T9369" style:parent-style-name="AncientGreekἈρχαίαἑλληνικά" style:family="text">
      <style:text-properties style:font-weight-complex="bold" style:font-size-complex="14pt" fo:language="el" fo:country="GR"/>
    </style:style>
    <style:style style:name="T9370" style:parent-style-name="AncientGreekἈρχαίαἑλληνικά" style:family="text">
      <style:text-properties style:font-weight-complex="bold" style:font-size-complex="14pt"/>
    </style:style>
    <style:style style:name="T9371" style:parent-style-name="AncientGreekἈρχαίαἑλληνικά" style:family="text">
      <style:text-properties style:font-weight-complex="bold" style:font-size-complex="14pt" fo:language="el" fo:country="GR"/>
    </style:style>
    <style:style style:name="T9372" style:parent-style-name="AncientGreekἈρχαίαἑλληνικά" style:family="text">
      <style:text-properties style:font-weight-complex="bold" style:font-size-complex="14pt"/>
    </style:style>
    <style:style style:name="T9373" style:parent-style-name="AncientGreekἈρχαίαἑλληνικά" style:family="text">
      <style:text-properties style:font-weight-complex="bold" style:font-size-complex="14pt" fo:language="el" fo:country="GR"/>
    </style:style>
    <style:style style:name="T9374" style:parent-style-name="AncientGreekἈρχαίαἑλληνικά" style:family="text">
      <style:text-properties style:font-weight-complex="bold" style:font-size-complex="14pt"/>
    </style:style>
    <style:style style:name="T9375" style:parent-style-name="AncientGreekἈρχαίαἑλληνικά" style:family="text">
      <style:text-properties style:font-weight-complex="bold" style:font-size-complex="14pt" fo:language="el" fo:country="GR"/>
    </style:style>
    <style:style style:name="T9376" style:parent-style-name="AncientGreekἈρχαίαἑλληνικά" style:family="text">
      <style:text-properties style:font-weight-complex="bold" style:font-size-complex="14pt"/>
    </style:style>
    <style:style style:name="T9377" style:parent-style-name="AncientGreekἈρχαίαἑλληνικά" style:family="text">
      <style:text-properties style:font-weight-complex="bold" style:font-size-complex="14pt" fo:language="el" fo:country="GR"/>
    </style:style>
    <style:style style:name="T9378" style:parent-style-name="AncientGreekἈρχαίαἑλληνικά" style:family="text">
      <style:text-properties style:font-weight-complex="bold" style:font-size-complex="14pt"/>
    </style:style>
    <style:style style:name="T9379" style:parent-style-name="AncientGreekἈρχαίαἑλληνικά" style:family="text">
      <style:text-properties style:font-weight-complex="bold" style:font-size-complex="14pt" fo:language="el" fo:country="GR"/>
    </style:style>
    <style:style style:name="T9380" style:parent-style-name="AncientGreekἈρχαίαἑλληνικά" style:family="text">
      <style:text-properties style:font-weight-complex="bold" style:font-size-complex="14pt"/>
    </style:style>
    <style:style style:name="T9381" style:parent-style-name="AncientGreekἈρχαίαἑλληνικά" style:family="text">
      <style:text-properties style:font-weight-complex="bold" style:font-size-complex="14pt" fo:language="el" fo:country="GR"/>
    </style:style>
    <style:style style:name="T9382" style:parent-style-name="AncientGreekἈρχαίαἑλληνικά" style:family="text">
      <style:text-properties style:font-weight-complex="bold" style:font-size-complex="14pt"/>
    </style:style>
    <style:style style:name="T9383" style:parent-style-name="AncientGreekἈρχαίαἑλληνικά" style:family="text">
      <style:text-properties style:font-weight-complex="bold" style:font-size-complex="14pt" fo:language="el" fo:country="GR"/>
    </style:style>
    <style:style style:name="T9384" style:parent-style-name="AncientGreekἈρχαίαἑλληνικά" style:family="text">
      <style:text-properties style:font-weight-complex="bold" style:font-size-complex="14pt"/>
    </style:style>
    <style:style style:name="T9385" style:parent-style-name="AncientGreekἈρχαίαἑλληνικά" style:family="text">
      <style:text-properties style:font-weight-complex="bold" style:font-size-complex="14pt" fo:language="el" fo:country="GR"/>
    </style:style>
    <style:style style:name="T9386" style:parent-style-name="AncientGreekἈρχαίαἑλληνικά" style:family="text">
      <style:text-properties style:font-weight-complex="bold" style:font-size-complex="14pt"/>
    </style:style>
    <style:style style:name="T9387" style:parent-style-name="AncientGreekἈρχαίαἑλληνικά" style:family="text">
      <style:text-properties style:font-weight-complex="bold" style:font-size-complex="14pt" fo:language="el" fo:country="GR"/>
    </style:style>
    <style:style style:name="T9388" style:parent-style-name="AncientGreekἈρχαίαἑλληνικά" style:family="text">
      <style:text-properties style:font-weight-complex="bold" style:font-size-complex="14pt"/>
    </style:style>
    <style:style style:name="T9389" style:parent-style-name="AncientGreekἈρχαίαἑλληνικά" style:family="text">
      <style:text-properties style:font-weight-complex="bold" style:font-size-complex="14pt" fo:language="el" fo:country="GR"/>
    </style:style>
    <style:style style:name="T9390" style:parent-style-name="AncientGreekἈρχαίαἑλληνικά" style:family="text">
      <style:text-properties style:font-weight-complex="bold" style:font-size-complex="14pt"/>
    </style:style>
    <style:style style:name="T9391" style:parent-style-name="AncientGreekἈρχαίαἑλληνικά" style:family="text">
      <style:text-properties style:font-weight-complex="bold" style:font-size-complex="14pt" fo:language="el" fo:country="GR"/>
    </style:style>
    <style:style style:name="T9392" style:parent-style-name="AncientGreekἈρχαίαἑλληνικά" style:family="text">
      <style:text-properties style:font-weight-complex="bold" style:font-size-complex="14pt"/>
    </style:style>
    <style:style style:name="T9393" style:parent-style-name="AncientGreekἈρχαίαἑλληνικά" style:family="text">
      <style:text-properties style:font-weight-complex="bold" style:font-size-complex="14pt" fo:language="el" fo:country="GR"/>
    </style:style>
    <style:style style:name="T9394" style:parent-style-name="AncientGreekἈρχαίαἑλληνικά" style:family="text">
      <style:text-properties style:font-weight-complex="bold" style:font-size-complex="14pt"/>
    </style:style>
    <style:style style:name="T9395" style:parent-style-name="AncientGreekἈρχαίαἑλληνικά" style:family="text">
      <style:text-properties style:font-weight-complex="bold" style:font-size-complex="14pt" fo:language="el" fo:country="GR"/>
    </style:style>
    <style:style style:name="T9396" style:parent-style-name="AncientGreekἈρχαίαἑλληνικά" style:family="text">
      <style:text-properties style:font-weight-complex="bold" style:font-size-complex="14pt"/>
    </style:style>
    <style:style style:name="T9397" style:parent-style-name="AncientGreekἈρχαίαἑλληνικά" style:family="text">
      <style:text-properties style:font-weight-complex="bold" style:font-size-complex="14pt" fo:language="el" fo:country="GR"/>
    </style:style>
    <style:style style:name="T9398" style:parent-style-name="AncientGreekἈρχαίαἑλληνικά" style:family="text">
      <style:text-properties style:font-weight-complex="bold" style:font-size-complex="14pt"/>
    </style:style>
    <style:style style:name="T9399" style:parent-style-name="AncientGreekἈρχαίαἑλληνικά" style:family="text">
      <style:text-properties style:font-weight-complex="bold" style:font-size-complex="14pt" fo:language="el" fo:country="GR"/>
    </style:style>
    <style:style style:name="T9400" style:parent-style-name="AncientGreekἈρχαίαἑλληνικά" style:family="text">
      <style:text-properties style:font-weight-complex="bold" style:font-size-complex="14pt"/>
    </style:style>
    <style:style style:name="T9401" style:parent-style-name="AncientGreekἈρχαίαἑλληνικά" style:family="text">
      <style:text-properties style:font-weight-complex="bold" style:font-size-complex="14pt" fo:language="el" fo:country="GR"/>
    </style:style>
    <style:style style:name="T9402" style:parent-style-name="AncientGreekἈρχαίαἑλληνικά" style:family="text">
      <style:text-properties style:font-weight-complex="bold" style:font-size-complex="14pt"/>
    </style:style>
    <style:style style:name="T9403" style:parent-style-name="AncientGreekἈρχαίαἑλληνικά" style:family="text">
      <style:text-properties style:font-weight-complex="bold" style:font-size-complex="14pt" fo:language="el" fo:country="GR"/>
    </style:style>
    <style:style style:name="T9404" style:parent-style-name="AncientGreekἈρχαίαἑλληνικά" style:family="text">
      <style:text-properties style:font-weight-complex="bold" style:font-size-complex="14pt"/>
    </style:style>
    <style:style style:name="T9405" style:parent-style-name="AncientGreekἈρχαίαἑλληνικά" style:family="text">
      <style:text-properties style:font-weight-complex="bold" style:font-size-complex="14pt" fo:language="el" fo:country="GR"/>
    </style:style>
    <style:style style:name="T9406" style:parent-style-name="AncientGreekἈρχαίαἑλληνικά" style:family="text">
      <style:text-properties style:font-weight-complex="bold" style:font-size-complex="14pt"/>
    </style:style>
    <style:style style:name="T9407" style:parent-style-name="AncientGreekἈρχαίαἑλληνικά" style:family="text">
      <style:text-properties style:font-weight-complex="bold" style:font-size-complex="14pt" fo:language="el" fo:country="GR"/>
    </style:style>
    <style:style style:name="T9408" style:parent-style-name="AncientGreekἈρχαίαἑλληνικά" style:family="text">
      <style:text-properties style:font-weight-complex="bold" style:font-size-complex="14pt"/>
    </style:style>
    <style:style style:name="T9409" style:parent-style-name="AncientGreekἈρχαίαἑλληνικά" style:family="text">
      <style:text-properties style:font-weight-complex="bold" style:font-size-complex="14pt" fo:language="el" fo:country="GR"/>
    </style:style>
    <style:style style:name="T9410" style:parent-style-name="AncientGreekἈρχαίαἑλληνικά" style:family="text">
      <style:text-properties style:font-weight-complex="bold" style:font-size-complex="14pt"/>
    </style:style>
    <style:style style:name="T9411" style:parent-style-name="AncientGreekἈρχαίαἑλληνικά" style:family="text">
      <style:text-properties style:font-weight-complex="bold" style:font-size-complex="14pt" fo:language="el" fo:country="GR"/>
    </style:style>
    <style:style style:name="T9412" style:parent-style-name="AncientGreekἈρχαίαἑλληνικά" style:family="text">
      <style:text-properties style:font-weight-complex="bold" style:font-size-complex="14pt"/>
    </style:style>
    <style:style style:name="T9413" style:parent-style-name="AncientGreekἈρχαίαἑλληνικά" style:family="text">
      <style:text-properties style:font-weight-complex="bold" style:font-size-complex="14pt" fo:language="el" fo:country="GR"/>
    </style:style>
    <style:style style:name="T9414" style:parent-style-name="AncientGreekἈρχαίαἑλληνικά" style:family="text">
      <style:text-properties style:font-weight-complex="bold" style:font-size-complex="14pt"/>
    </style:style>
    <style:style style:name="T9415" style:parent-style-name="AncientGreekἈρχαίαἑλληνικά" style:family="text">
      <style:text-properties style:font-weight-complex="bold" style:font-size-complex="14pt" fo:language="el" fo:country="GR"/>
    </style:style>
    <style:style style:name="T9416" style:parent-style-name="AncientGreekἈρχαίαἑλληνικά" style:family="text">
      <style:text-properties style:font-weight-complex="bold" style:font-size-complex="14pt"/>
    </style:style>
    <style:style style:name="T9417" style:parent-style-name="AncientGreekἈρχαίαἑλληνικά" style:family="text">
      <style:text-properties style:font-weight-complex="bold" style:font-size-complex="14pt" fo:language="el" fo:country="GR"/>
    </style:style>
    <style:style style:name="T9418" style:parent-style-name="AncientGreekἈρχαίαἑλληνικά" style:family="text">
      <style:text-properties style:font-weight-complex="bold" style:font-size-complex="14pt"/>
    </style:style>
    <style:style style:name="T9419" style:parent-style-name="AncientGreekἈρχαίαἑλληνικά" style:family="text">
      <style:text-properties style:font-weight-complex="bold" style:font-size-complex="14pt" fo:language="el" fo:country="GR"/>
    </style:style>
    <style:style style:name="T9420" style:parent-style-name="AncientGreekἈρχαίαἑλληνικά" style:family="text">
      <style:text-properties style:font-weight-complex="bold" style:font-size-complex="14pt"/>
    </style:style>
    <style:style style:name="T9421" style:parent-style-name="AncientGreekἈρχαίαἑλληνικά" style:family="text">
      <style:text-properties style:font-weight-complex="bold" style:font-size-complex="14pt" fo:language="el" fo:country="GR"/>
    </style:style>
    <style:style style:name="T9422" style:parent-style-name="AncientGreekἈρχαίαἑλληνικά" style:family="text">
      <style:text-properties style:font-weight-complex="bold" style:font-size-complex="14pt"/>
    </style:style>
    <style:style style:name="T9423" style:parent-style-name="AncientGreekἈρχαίαἑλληνικά" style:family="text">
      <style:text-properties style:font-weight-complex="bold" style:font-size-complex="14pt" fo:language="el" fo:country="GR"/>
    </style:style>
    <style:style style:name="T9424" style:parent-style-name="AncientGreekἈρχαίαἑλληνικά" style:family="text">
      <style:text-properties style:font-weight-complex="bold" style:font-size-complex="14pt"/>
    </style:style>
    <style:style style:name="T9425" style:parent-style-name="AncientGreekἈρχαίαἑλληνικά" style:family="text">
      <style:text-properties style:font-weight-complex="bold" style:font-size-complex="14pt" fo:language="el" fo:country="GR"/>
    </style:style>
    <style:style style:name="T9426" style:parent-style-name="AncientGreekἈρχαίαἑλληνικά" style:family="text">
      <style:text-properties style:font-weight-complex="bold" style:font-size-complex="14pt"/>
    </style:style>
    <style:style style:name="T9427" style:parent-style-name="AncientGreekἈρχαίαἑλληνικά" style:family="text">
      <style:text-properties style:font-weight-complex="bold" style:font-size-complex="14pt" fo:language="el" fo:country="GR"/>
    </style:style>
    <style:style style:name="T9428" style:parent-style-name="AncientGreekἈρχαίαἑλληνικά" style:family="text">
      <style:text-properties style:font-weight-complex="bold" style:font-size-complex="14pt"/>
    </style:style>
    <style:style style:name="T9429" style:parent-style-name="AncientGreekἈρχαίαἑλληνικά" style:family="text">
      <style:text-properties style:font-weight-complex="bold" style:font-size-complex="14pt" fo:language="el" fo:country="GR"/>
    </style:style>
    <style:style style:name="T9430" style:parent-style-name="AncientGreekἈρχαίαἑλληνικά" style:family="text">
      <style:text-properties style:font-weight-complex="bold" style:font-size-complex="14pt"/>
    </style:style>
    <style:style style:name="T9431" style:parent-style-name="AncientGreekἈρχαίαἑλληνικά" style:family="text">
      <style:text-properties style:font-weight-complex="bold" style:font-size-complex="14pt" fo:language="el" fo:country="GR"/>
    </style:style>
    <style:style style:name="T9432" style:parent-style-name="AncientGreekἈρχαίαἑλληνικά" style:family="text">
      <style:text-properties style:font-weight-complex="bold" style:font-size-complex="14pt"/>
    </style:style>
    <style:style style:name="T9433" style:parent-style-name="AncientGreekἈρχαίαἑλληνικά" style:family="text">
      <style:text-properties style:font-weight-complex="bold" style:font-size-complex="14pt" fo:language="el" fo:country="GR"/>
    </style:style>
    <style:style style:name="T9434" style:parent-style-name="AncientGreekἈρχαίαἑλληνικά" style:family="text">
      <style:text-properties style:font-weight-complex="bold" style:font-size-complex="14pt"/>
    </style:style>
    <style:style style:name="T9435" style:parent-style-name="AncientGreekἈρχαίαἑλληνικά" style:family="text">
      <style:text-properties style:font-weight-complex="bold" style:font-size-complex="14pt" fo:language="el" fo:country="GR"/>
    </style:style>
    <style:style style:name="T9436" style:parent-style-name="AncientGreekἈρχαίαἑλληνικά" style:family="text">
      <style:text-properties style:font-weight-complex="bold" style:font-size-complex="14pt"/>
    </style:style>
    <style:style style:name="T9437" style:parent-style-name="AncientGreekἈρχαίαἑλληνικά" style:family="text">
      <style:text-properties style:font-weight-complex="bold" style:font-size-complex="14pt" fo:language="el" fo:country="GR"/>
    </style:style>
    <style:style style:name="T9438" style:parent-style-name="AncientGreekἈρχαίαἑλληνικά" style:family="text">
      <style:text-properties style:font-weight-complex="bold" style:font-size-complex="14pt"/>
    </style:style>
    <style:style style:name="P9439" style:parent-style-name="Standard" style:family="paragraph">
      <style:paragraph-properties fo:widows="0" fo:orphans="0">
        <style:tab-stops>
          <style:tab-stop style:type="left" style:position="2.125in"/>
        </style:tab-stops>
      </style:paragraph-properties>
    </style:style>
    <style:style style:name="T9440" style:parent-style-name="AncientGreekἈρχαίαἑλληνικά" style:family="text">
      <style:text-properties style:font-weight-complex="bold" style:font-size-complex="14pt" fo:language="el" fo:country="GR"/>
    </style:style>
    <style:style style:name="TableCell9441" style:family="table-cell">
      <style:table-cell-properties fo:border="0.0069in solid #000000" fo:background-color="#FFFFFF" style:writing-mode="lr-tb" fo:padding-top="0in" fo:padding-left="0.1527in" fo:padding-bottom="0in" fo:padding-right="0.15in"/>
    </style:style>
    <style:style style:name="P9442" style:parent-style-name="Standard" style:family="paragraph">
      <style:paragraph-properties fo:widows="0" fo:orphans="0"/>
      <style:text-properties style:font-name="AncientGreek"/>
    </style:style>
    <style:style style:name="P9443" style:parent-style-name="Standard" style:family="paragraph">
      <style:paragraph-properties fo:widows="0" fo:orphans="0"/>
      <style:text-properties style:font-name="AncientGreek"/>
    </style:style>
    <style:style style:name="P9444" style:parent-style-name="Standard" style:family="paragraph">
      <style:paragraph-properties fo:widows="0" fo:orphans="0"/>
      <style:text-properties style:font-name="AncientGreek"/>
    </style:style>
    <style:style style:name="P9445" style:parent-style-name="Standard" style:family="paragraph">
      <style:paragraph-properties fo:widows="0" fo:orphans="0"/>
      <style:text-properties style:font-name="AncientGreek"/>
    </style:style>
    <style:style style:name="TableRow9446" style:family="table-row">
      <style:table-row-properties style:min-row-height="0.0138in" style:use-optimal-row-height="false" fo:keep-together="always"/>
    </style:style>
    <style:style style:name="TableCell9447" style:family="table-cell">
      <style:table-cell-properties fo:border="0.0069in solid #000000" fo:background-color="#FFFFFF" style:writing-mode="lr-tb" fo:padding-top="0in" fo:padding-left="0.1527in" fo:padding-bottom="0in" fo:padding-right="0.15in"/>
    </style:style>
    <style:style style:name="P9448"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9449" style:parent-style-name="AncientGreekἈρχαίαἑλληνικά" style:family="text">
      <style:text-properties fo:font-weight="bold" style:font-weight-asian="bold" style:font-weight-complex="bold" fo:font-size="18pt" style:font-size-asian="18pt" style:font-size-complex="14pt"/>
    </style:style>
    <style:style style:name="T945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451" style:parent-style-name="AncientGreekἈρχαίαἑλληνικά" style:family="text">
      <style:text-properties fo:font-weight="bold" style:font-weight-asian="bold" style:font-weight-complex="bold" fo:font-size="18pt" style:font-size-asian="18pt" style:font-size-complex="14pt"/>
    </style:style>
    <style:style style:name="T945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453" style:parent-style-name="AncientGreekἈρχαίαἑλληνικά" style:family="text">
      <style:text-properties fo:font-weight="bold" style:font-weight-asian="bold" style:font-weight-complex="bold" fo:font-size="18pt" style:font-size-asian="18pt" style:font-size-complex="14pt"/>
    </style:style>
    <style:style style:name="T945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455" style:parent-style-name="AncientGreekἈρχαίαἑλληνικά" style:family="text">
      <style:text-properties fo:font-weight="bold" style:font-weight-asian="bold" style:font-weight-complex="bold" fo:font-size="18pt" style:font-size-asian="18pt" style:font-size-complex="14pt"/>
    </style:style>
    <style:style style:name="T9456" style:parent-style-name="AncientGreekἈρχαίαἑλληνικά" style:family="text">
      <style:text-properties fo:font-weight="bold" style:font-weight-asian="bold" style:font-weight-complex="bold" fo:font-size="18pt" style:font-size-asian="18pt" style:font-size-complex="14pt"/>
    </style:style>
    <style:style style:name="T9457" style:parent-style-name="AncientGreekἈρχαίαἑλληνικά" style:family="text">
      <style:text-properties style:font-weight-complex="bold" style:font-size-complex="14pt" fo:language="el" fo:country="GR"/>
    </style:style>
    <style:style style:name="T9458" style:parent-style-name="AncientGreekἈρχαίαἑλληνικά" style:family="text">
      <style:text-properties style:font-weight-complex="bold" style:font-size-complex="14pt"/>
    </style:style>
    <style:style style:name="T9459" style:parent-style-name="AncientGreekἈρχαίαἑλληνικά" style:family="text">
      <style:text-properties style:font-weight-complex="bold" style:font-size-complex="14pt" fo:language="el" fo:country="GR"/>
    </style:style>
    <style:style style:name="T9460" style:parent-style-name="AncientGreekἈρχαίαἑλληνικά" style:family="text">
      <style:text-properties style:font-weight-complex="bold" style:font-size-complex="14pt"/>
    </style:style>
    <style:style style:name="T9461" style:parent-style-name="AncientGreekἈρχαίαἑλληνικά" style:family="text">
      <style:text-properties style:font-weight-complex="bold" style:font-size-complex="14pt" fo:language="el" fo:country="GR"/>
    </style:style>
    <style:style style:name="T9462" style:parent-style-name="AncientGreekἈρχαίαἑλληνικά" style:family="text">
      <style:text-properties style:font-weight-complex="bold" style:font-size-complex="14pt"/>
    </style:style>
    <style:style style:name="T9463" style:parent-style-name="AncientGreekἈρχαίαἑλληνικά" style:family="text">
      <style:text-properties style:font-weight-complex="bold" style:font-size-complex="14pt" fo:language="el" fo:country="GR"/>
    </style:style>
    <style:style style:name="T9464" style:parent-style-name="AncientGreekἈρχαίαἑλληνικά" style:family="text">
      <style:text-properties style:font-weight-complex="bold" style:font-size-complex="14pt"/>
    </style:style>
    <style:style style:name="T9465" style:parent-style-name="AncientGreekἈρχαίαἑλληνικά" style:family="text">
      <style:text-properties style:font-weight-complex="bold" style:font-size-complex="14pt" fo:language="el" fo:country="GR"/>
    </style:style>
    <style:style style:name="T9466" style:parent-style-name="AncientGreekἈρχαίαἑλληνικά" style:family="text">
      <style:text-properties style:font-weight-complex="bold" style:font-size-complex="14pt"/>
    </style:style>
    <style:style style:name="T9467" style:parent-style-name="AncientGreekἈρχαίαἑλληνικά" style:family="text">
      <style:text-properties style:font-weight-complex="bold" style:font-size-complex="14pt" fo:language="el" fo:country="GR"/>
    </style:style>
    <style:style style:name="T9468" style:parent-style-name="AncientGreekἈρχαίαἑλληνικά" style:family="text">
      <style:text-properties style:font-weight-complex="bold" style:font-size-complex="14pt"/>
    </style:style>
    <style:style style:name="T9469" style:parent-style-name="AncientGreekἈρχαίαἑλληνικά" style:family="text">
      <style:text-properties style:font-weight-complex="bold" style:font-size-complex="14pt" fo:language="el" fo:country="GR"/>
    </style:style>
    <style:style style:name="T9470" style:parent-style-name="AncientGreekἈρχαίαἑλληνικά" style:family="text">
      <style:text-properties style:font-weight-complex="bold" style:font-size-complex="14pt"/>
    </style:style>
    <style:style style:name="T9471" style:parent-style-name="AncientGreekἈρχαίαἑλληνικά" style:family="text">
      <style:text-properties style:font-weight-complex="bold" style:font-size-complex="14pt" fo:language="el" fo:country="GR"/>
    </style:style>
    <style:style style:name="T9472" style:parent-style-name="AncientGreekἈρχαίαἑλληνικά" style:family="text">
      <style:text-properties style:font-weight-complex="bold" style:font-size-complex="14pt"/>
    </style:style>
    <style:style style:name="T9473" style:parent-style-name="AncientGreekἈρχαίαἑλληνικά" style:family="text">
      <style:text-properties style:font-weight-complex="bold" style:font-size-complex="14pt" fo:language="el" fo:country="GR"/>
    </style:style>
    <style:style style:name="T9474" style:parent-style-name="AncientGreekἈρχαίαἑλληνικά" style:family="text">
      <style:text-properties style:font-weight-complex="bold" style:font-size-complex="14pt"/>
    </style:style>
    <style:style style:name="T9475" style:parent-style-name="AncientGreekἈρχαίαἑλληνικά" style:family="text">
      <style:text-properties style:font-weight-complex="bold" style:font-size-complex="14pt" fo:language="el" fo:country="GR"/>
    </style:style>
    <style:style style:name="T9476" style:parent-style-name="AncientGreekἈρχαίαἑλληνικά" style:family="text">
      <style:text-properties style:font-weight-complex="bold" style:font-size-complex="14pt"/>
    </style:style>
    <style:style style:name="T9477" style:parent-style-name="AncientGreekἈρχαίαἑλληνικά" style:family="text">
      <style:text-properties style:font-weight-complex="bold" style:font-size-complex="14pt" fo:language="el" fo:country="GR"/>
    </style:style>
    <style:style style:name="T9478" style:parent-style-name="AncientGreekἈρχαίαἑλληνικά" style:family="text">
      <style:text-properties style:font-weight-complex="bold" style:font-size-complex="14pt"/>
    </style:style>
    <style:style style:name="T9479" style:parent-style-name="AncientGreekἈρχαίαἑλληνικά" style:family="text">
      <style:text-properties style:font-weight-complex="bold" style:font-size-complex="14pt" fo:language="el" fo:country="GR"/>
    </style:style>
    <style:style style:name="T9480" style:parent-style-name="AncientGreekἈρχαίαἑλληνικά" style:family="text">
      <style:text-properties style:font-weight-complex="bold" style:font-size-complex="14pt"/>
    </style:style>
    <style:style style:name="T9481" style:parent-style-name="AncientGreekἈρχαίαἑλληνικά" style:family="text">
      <style:text-properties style:font-weight-complex="bold" style:font-size-complex="14pt" fo:language="el" fo:country="GR"/>
    </style:style>
    <style:style style:name="T9482" style:parent-style-name="AncientGreekἈρχαίαἑλληνικά" style:family="text">
      <style:text-properties style:font-weight-complex="bold" style:font-size-complex="14pt"/>
    </style:style>
    <style:style style:name="T9483" style:parent-style-name="AncientGreekἈρχαίαἑλληνικά" style:family="text">
      <style:text-properties style:font-weight-complex="bold" style:font-size-complex="14pt" fo:language="el" fo:country="GR"/>
    </style:style>
    <style:style style:name="T9484" style:parent-style-name="AncientGreekἈρχαίαἑλληνικά" style:family="text">
      <style:text-properties style:font-weight-complex="bold" style:font-size-complex="14pt"/>
    </style:style>
    <style:style style:name="T9485" style:parent-style-name="AncientGreekἈρχαίαἑλληνικά" style:family="text">
      <style:text-properties style:font-weight-complex="bold" style:font-size-complex="14pt" fo:language="el" fo:country="GR"/>
    </style:style>
    <style:style style:name="T9486" style:parent-style-name="AncientGreekἈρχαίαἑλληνικά" style:family="text">
      <style:text-properties style:font-weight-complex="bold" style:font-size-complex="14pt"/>
    </style:style>
    <style:style style:name="T9487" style:parent-style-name="AncientGreekἈρχαίαἑλληνικά" style:family="text">
      <style:text-properties style:font-weight-complex="bold" style:font-size-complex="14pt" fo:language="el" fo:country="GR"/>
    </style:style>
    <style:style style:name="T9488" style:parent-style-name="AncientGreekἈρχαίαἑλληνικά" style:family="text">
      <style:text-properties style:font-weight-complex="bold" style:font-size-complex="14pt"/>
    </style:style>
    <style:style style:name="T9489" style:parent-style-name="AncientGreekἈρχαίαἑλληνικά" style:family="text">
      <style:text-properties style:font-weight-complex="bold" style:font-size-complex="14pt" fo:language="el" fo:country="GR"/>
    </style:style>
    <style:style style:name="T9490" style:parent-style-name="AncientGreekἈρχαίαἑλληνικά" style:family="text">
      <style:text-properties style:font-weight-complex="bold" style:font-size-complex="14pt"/>
    </style:style>
    <style:style style:name="T9491" style:parent-style-name="AncientGreekἈρχαίαἑλληνικά" style:family="text">
      <style:text-properties style:font-weight-complex="bold" style:font-size-complex="14pt" fo:language="el" fo:country="GR"/>
    </style:style>
    <style:style style:name="T9492" style:parent-style-name="AncientGreekἈρχαίαἑλληνικά" style:family="text">
      <style:text-properties style:font-weight-complex="bold" style:font-size-complex="14pt"/>
    </style:style>
    <style:style style:name="T9493" style:parent-style-name="AncientGreekἈρχαίαἑλληνικά" style:family="text">
      <style:text-properties style:font-weight-complex="bold" style:font-size-complex="14pt" fo:language="el" fo:country="GR"/>
    </style:style>
    <style:style style:name="T9494" style:parent-style-name="AncientGreekἈρχαίαἑλληνικά" style:family="text">
      <style:text-properties style:font-weight-complex="bold" style:font-size-complex="14pt"/>
    </style:style>
    <style:style style:name="T9495" style:parent-style-name="AncientGreekἈρχαίαἑλληνικά" style:family="text">
      <style:text-properties style:font-weight-complex="bold" style:font-size-complex="14pt" fo:language="el" fo:country="GR"/>
    </style:style>
    <style:style style:name="T9496" style:parent-style-name="AncientGreekἈρχαίαἑλληνικά" style:family="text">
      <style:text-properties style:font-weight-complex="bold" style:font-size-complex="14pt"/>
    </style:style>
    <style:style style:name="T9497" style:parent-style-name="AncientGreekἈρχαίαἑλληνικά" style:family="text">
      <style:text-properties style:font-weight-complex="bold" style:font-size-complex="14pt" fo:language="el" fo:country="GR"/>
    </style:style>
    <style:style style:name="T9498" style:parent-style-name="AncientGreekἈρχαίαἑλληνικά" style:family="text">
      <style:text-properties style:font-weight-complex="bold" style:font-size-complex="14pt"/>
    </style:style>
    <style:style style:name="T9499" style:parent-style-name="AncientGreekἈρχαίαἑλληνικά" style:family="text">
      <style:text-properties style:font-weight-complex="bold" style:font-size-complex="14pt" fo:language="el" fo:country="GR"/>
    </style:style>
    <style:style style:name="T9500" style:parent-style-name="AncientGreekἈρχαίαἑλληνικά" style:family="text">
      <style:text-properties style:font-weight-complex="bold" style:font-size-complex="14pt"/>
    </style:style>
    <style:style style:name="T9501" style:parent-style-name="AncientGreekἈρχαίαἑλληνικά" style:family="text">
      <style:text-properties style:font-weight-complex="bold" style:font-size-complex="14pt" fo:language="el" fo:country="GR"/>
    </style:style>
    <style:style style:name="T9502" style:parent-style-name="AncientGreekἈρχαίαἑλληνικά" style:family="text">
      <style:text-properties style:font-weight-complex="bold" style:font-size-complex="14pt"/>
    </style:style>
    <style:style style:name="T9503" style:parent-style-name="AncientGreekἈρχαίαἑλληνικά" style:family="text">
      <style:text-properties style:font-weight-complex="bold" style:font-size-complex="14pt" fo:language="el" fo:country="GR"/>
    </style:style>
    <style:style style:name="T9504" style:parent-style-name="AncientGreekἈρχαίαἑλληνικά" style:family="text">
      <style:text-properties style:font-weight-complex="bold" style:font-size-complex="14pt"/>
    </style:style>
    <style:style style:name="T9505" style:parent-style-name="AncientGreekἈρχαίαἑλληνικά" style:family="text">
      <style:text-properties style:font-weight-complex="bold" style:font-size-complex="14pt" fo:language="el" fo:country="GR"/>
    </style:style>
    <style:style style:name="T9506" style:parent-style-name="AncientGreekἈρχαίαἑλληνικά" style:family="text">
      <style:text-properties style:font-weight-complex="bold" style:font-size-complex="14pt"/>
    </style:style>
    <style:style style:name="T9507" style:parent-style-name="AncientGreekἈρχαίαἑλληνικά" style:family="text">
      <style:text-properties style:font-weight-complex="bold" style:font-size-complex="14pt" fo:language="el" fo:country="GR"/>
    </style:style>
    <style:style style:name="T9508" style:parent-style-name="AncientGreekἈρχαίαἑλληνικά" style:family="text">
      <style:text-properties style:font-weight-complex="bold" style:font-size-complex="14pt"/>
    </style:style>
    <style:style style:name="T9509" style:parent-style-name="AncientGreekἈρχαίαἑλληνικά" style:family="text">
      <style:text-properties style:font-weight-complex="bold" style:font-size-complex="14pt" fo:language="el" fo:country="GR"/>
    </style:style>
    <style:style style:name="T9510" style:parent-style-name="AncientGreekἈρχαίαἑλληνικά" style:family="text">
      <style:text-properties style:font-weight-complex="bold" style:font-size-complex="14pt"/>
    </style:style>
    <style:style style:name="T9511" style:parent-style-name="AncientGreekἈρχαίαἑλληνικά" style:family="text">
      <style:text-properties style:font-weight-complex="bold" style:font-size-complex="14pt" fo:language="el" fo:country="GR"/>
    </style:style>
    <style:style style:name="T9512" style:parent-style-name="AncientGreekἈρχαίαἑλληνικά" style:family="text">
      <style:text-properties style:font-weight-complex="bold" style:font-size-complex="14pt"/>
    </style:style>
    <style:style style:name="T9513" style:parent-style-name="AncientGreekἈρχαίαἑλληνικά" style:family="text">
      <style:text-properties style:font-weight-complex="bold" style:font-size-complex="14pt" fo:language="el" fo:country="GR"/>
    </style:style>
    <style:style style:name="T9514" style:parent-style-name="AncientGreekἈρχαίαἑλληνικά" style:family="text">
      <style:text-properties style:font-weight-complex="bold" style:font-size-complex="14pt"/>
    </style:style>
    <style:style style:name="T9515" style:parent-style-name="AncientGreekἈρχαίαἑλληνικά" style:family="text">
      <style:text-properties style:font-weight-complex="bold" style:font-size-complex="14pt" fo:language="el" fo:country="GR"/>
    </style:style>
    <style:style style:name="T9516" style:parent-style-name="AncientGreekἈρχαίαἑλληνικά" style:family="text">
      <style:text-properties style:font-weight-complex="bold" style:font-size-complex="14pt"/>
    </style:style>
    <style:style style:name="T9517" style:parent-style-name="AncientGreekἈρχαίαἑλληνικά" style:family="text">
      <style:text-properties style:font-weight-complex="bold" style:font-size-complex="14pt" fo:language="el" fo:country="GR"/>
    </style:style>
    <style:style style:name="T9518" style:parent-style-name="AncientGreekἈρχαίαἑλληνικά" style:family="text">
      <style:text-properties style:font-weight-complex="bold" style:font-size-complex="14pt"/>
    </style:style>
    <style:style style:name="T9519" style:parent-style-name="AncientGreekἈρχαίαἑλληνικά" style:family="text">
      <style:text-properties style:font-weight-complex="bold" style:font-size-complex="14pt" fo:language="el" fo:country="GR"/>
    </style:style>
    <style:style style:name="T9520" style:parent-style-name="AncientGreekἈρχαίαἑλληνικά" style:family="text">
      <style:text-properties style:font-weight-complex="bold" style:font-size-complex="14pt"/>
    </style:style>
    <style:style style:name="T9521" style:parent-style-name="AncientGreekἈρχαίαἑλληνικά" style:family="text">
      <style:text-properties style:font-weight-complex="bold" style:font-size-complex="14pt" fo:language="el" fo:country="GR"/>
    </style:style>
    <style:style style:name="T9522" style:parent-style-name="AncientGreekἈρχαίαἑλληνικά" style:family="text">
      <style:text-properties style:font-weight-complex="bold" style:font-size-complex="14pt"/>
    </style:style>
    <style:style style:name="T9523" style:parent-style-name="AncientGreekἈρχαίαἑλληνικά" style:family="text">
      <style:text-properties style:font-weight-complex="bold" style:font-size-complex="14pt" fo:language="el" fo:country="GR"/>
    </style:style>
    <style:style style:name="T9524" style:parent-style-name="AncientGreekἈρχαίαἑλληνικά" style:family="text">
      <style:text-properties style:font-weight-complex="bold" style:font-size-complex="14pt"/>
    </style:style>
    <style:style style:name="T9525" style:parent-style-name="AncientGreekἈρχαίαἑλληνικά" style:family="text">
      <style:text-properties style:font-weight-complex="bold" style:font-size-complex="14pt" fo:language="el" fo:country="GR"/>
    </style:style>
    <style:style style:name="T9526" style:parent-style-name="AncientGreekἈρχαίαἑλληνικά" style:family="text">
      <style:text-properties style:font-weight-complex="bold" style:font-size-complex="14pt"/>
    </style:style>
    <style:style style:name="T9527" style:parent-style-name="AncientGreekἈρχαίαἑλληνικά" style:family="text">
      <style:text-properties style:font-weight-complex="bold" style:font-size-complex="14pt" fo:language="el" fo:country="GR"/>
    </style:style>
    <style:style style:name="T9528" style:parent-style-name="AncientGreekἈρχαίαἑλληνικά" style:family="text">
      <style:text-properties style:font-weight-complex="bold" style:font-size-complex="14pt"/>
    </style:style>
    <style:style style:name="T9529" style:parent-style-name="AncientGreekἈρχαίαἑλληνικά" style:family="text">
      <style:text-properties style:font-weight-complex="bold" style:font-size-complex="14pt" fo:language="el" fo:country="GR"/>
    </style:style>
    <style:style style:name="T9530" style:parent-style-name="AncientGreekἈρχαίαἑλληνικά" style:family="text">
      <style:text-properties style:font-weight-complex="bold" style:font-size-complex="14pt"/>
    </style:style>
    <style:style style:name="T9531" style:parent-style-name="AncientGreekἈρχαίαἑλληνικά" style:family="text">
      <style:text-properties style:font-weight-complex="bold" style:font-size-complex="14pt" fo:language="el" fo:country="GR"/>
    </style:style>
    <style:style style:name="T9532" style:parent-style-name="AncientGreekἈρχαίαἑλληνικά" style:family="text">
      <style:text-properties style:font-weight-complex="bold" style:font-size-complex="14pt"/>
    </style:style>
    <style:style style:name="T9533" style:parent-style-name="AncientGreekἈρχαίαἑλληνικά" style:family="text">
      <style:text-properties style:font-weight-complex="bold" style:font-size-complex="14pt" fo:language="el" fo:country="GR"/>
    </style:style>
    <style:style style:name="T9534" style:parent-style-name="AncientGreekἈρχαίαἑλληνικά" style:family="text">
      <style:text-properties style:font-weight-complex="bold" style:font-size-complex="14pt"/>
    </style:style>
    <style:style style:name="T9535" style:parent-style-name="AncientGreekἈρχαίαἑλληνικά" style:family="text">
      <style:text-properties style:font-weight-complex="bold" style:font-size-complex="14pt" fo:language="el" fo:country="GR"/>
    </style:style>
    <style:style style:name="T9536" style:parent-style-name="AncientGreekἈρχαίαἑλληνικά" style:family="text">
      <style:text-properties style:font-weight-complex="bold" style:font-size-complex="14pt"/>
    </style:style>
    <style:style style:name="T9537" style:parent-style-name="AncientGreekἈρχαίαἑλληνικά" style:family="text">
      <style:text-properties style:font-weight-complex="bold" style:font-size-complex="14pt" fo:language="el" fo:country="GR"/>
    </style:style>
    <style:style style:name="T9538" style:parent-style-name="AncientGreekἈρχαίαἑλληνικά" style:family="text">
      <style:text-properties style:font-weight-complex="bold" style:font-size-complex="14pt"/>
    </style:style>
    <style:style style:name="T9539" style:parent-style-name="AncientGreekἈρχαίαἑλληνικά" style:family="text">
      <style:text-properties style:font-weight-complex="bold" style:font-size-complex="14pt" fo:language="el" fo:country="GR"/>
    </style:style>
    <style:style style:name="T9540" style:parent-style-name="AncientGreekἈρχαίαἑλληνικά" style:family="text">
      <style:text-properties style:font-weight-complex="bold" style:font-size-complex="14pt"/>
    </style:style>
    <style:style style:name="T9541" style:parent-style-name="AncientGreekἈρχαίαἑλληνικά" style:family="text">
      <style:text-properties style:font-weight-complex="bold" style:font-size-complex="14pt" fo:language="el" fo:country="GR"/>
    </style:style>
    <style:style style:name="T9542" style:parent-style-name="AncientGreekἈρχαίαἑλληνικά" style:family="text">
      <style:text-properties style:font-weight-complex="bold" style:font-size-complex="14pt"/>
    </style:style>
    <style:style style:name="T9543" style:parent-style-name="AncientGreekἈρχαίαἑλληνικά" style:family="text">
      <style:text-properties style:font-weight-complex="bold" style:font-size-complex="14pt" fo:language="el" fo:country="GR"/>
    </style:style>
    <style:style style:name="T9544" style:parent-style-name="AncientGreekἈρχαίαἑλληνικά" style:family="text">
      <style:text-properties style:font-weight-complex="bold" style:font-size-complex="14pt"/>
    </style:style>
    <style:style style:name="T9545" style:parent-style-name="AncientGreekἈρχαίαἑλληνικά" style:family="text">
      <style:text-properties style:font-weight-complex="bold" style:font-size-complex="14pt" fo:language="el" fo:country="GR"/>
    </style:style>
    <style:style style:name="T9546" style:parent-style-name="AncientGreekἈρχαίαἑλληνικά" style:family="text">
      <style:text-properties style:font-weight-complex="bold" style:font-size-complex="14pt"/>
    </style:style>
    <style:style style:name="T9547" style:parent-style-name="AncientGreekἈρχαίαἑλληνικά" style:family="text">
      <style:text-properties style:font-weight-complex="bold" style:font-size-complex="14pt" fo:language="el" fo:country="GR"/>
    </style:style>
    <style:style style:name="T9548" style:parent-style-name="AncientGreekἈρχαίαἑλληνικά" style:family="text">
      <style:text-properties style:font-weight-complex="bold" style:font-size-complex="14pt"/>
    </style:style>
    <style:style style:name="T9549" style:parent-style-name="AncientGreekἈρχαίαἑλληνικά" style:family="text">
      <style:text-properties style:font-weight-complex="bold" style:font-size-complex="14pt" fo:language="el" fo:country="GR"/>
    </style:style>
    <style:style style:name="T9550" style:parent-style-name="AncientGreekἈρχαίαἑλληνικά" style:family="text">
      <style:text-properties style:font-weight-complex="bold" style:font-size-complex="14pt"/>
    </style:style>
    <style:style style:name="T9551" style:parent-style-name="AncientGreekἈρχαίαἑλληνικά" style:family="text">
      <style:text-properties style:font-weight-complex="bold" style:font-size-complex="14pt" fo:language="el" fo:country="GR"/>
    </style:style>
    <style:style style:name="T9552" style:parent-style-name="AncientGreekἈρχαίαἑλληνικά" style:family="text">
      <style:text-properties style:font-weight-complex="bold" style:font-size-complex="14pt"/>
    </style:style>
    <style:style style:name="T9553" style:parent-style-name="AncientGreekἈρχαίαἑλληνικά" style:family="text">
      <style:text-properties style:font-weight-complex="bold" style:font-size-complex="14pt" fo:language="el" fo:country="GR"/>
    </style:style>
    <style:style style:name="T9554" style:parent-style-name="AncientGreekἈρχαίαἑλληνικά" style:family="text">
      <style:text-properties style:font-weight-complex="bold" style:font-size-complex="14pt"/>
    </style:style>
    <style:style style:name="T9555" style:parent-style-name="AncientGreekἈρχαίαἑλληνικά" style:family="text">
      <style:text-properties style:font-weight-complex="bold" style:font-size-complex="14pt" fo:language="el" fo:country="GR"/>
    </style:style>
    <style:style style:name="T9556" style:parent-style-name="AncientGreekἈρχαίαἑλληνικά" style:family="text">
      <style:text-properties style:font-weight-complex="bold" style:font-size-complex="14pt"/>
    </style:style>
    <style:style style:name="T9557" style:parent-style-name="AncientGreekἈρχαίαἑλληνικά" style:family="text">
      <style:text-properties style:font-weight-complex="bold" style:font-size-complex="14pt" fo:language="el" fo:country="GR"/>
    </style:style>
    <style:style style:name="T9558" style:parent-style-name="AncientGreekἈρχαίαἑλληνικά" style:family="text">
      <style:text-properties style:font-weight-complex="bold" style:font-size-complex="14pt"/>
    </style:style>
    <style:style style:name="T9559" style:parent-style-name="AncientGreekἈρχαίαἑλληνικά" style:family="text">
      <style:text-properties style:font-weight-complex="bold" style:font-size-complex="14pt" fo:language="el" fo:country="GR"/>
    </style:style>
    <style:style style:name="T9560" style:parent-style-name="AncientGreekἈρχαίαἑλληνικά" style:family="text">
      <style:text-properties style:font-weight-complex="bold" style:font-size-complex="14pt"/>
    </style:style>
    <style:style style:name="T9561" style:parent-style-name="AncientGreekἈρχαίαἑλληνικά" style:family="text">
      <style:text-properties style:font-weight-complex="bold" style:font-size-complex="14pt" fo:language="el" fo:country="GR"/>
    </style:style>
    <style:style style:name="T9562" style:parent-style-name="AncientGreekἈρχαίαἑλληνικά" style:family="text">
      <style:text-properties style:font-weight-complex="bold" style:font-size-complex="14pt"/>
    </style:style>
    <style:style style:name="T9563" style:parent-style-name="AncientGreekἈρχαίαἑλληνικά" style:family="text">
      <style:text-properties style:font-weight-complex="bold" style:font-size-complex="14pt" fo:language="el" fo:country="GR"/>
    </style:style>
    <style:style style:name="T9564" style:parent-style-name="AncientGreekἈρχαίαἑλληνικά" style:family="text">
      <style:text-properties style:font-weight-complex="bold" style:font-size-complex="14pt"/>
    </style:style>
    <style:style style:name="T9565" style:parent-style-name="AncientGreekἈρχαίαἑλληνικά" style:family="text">
      <style:text-properties style:font-weight-complex="bold" style:font-size-complex="14pt" fo:language="el" fo:country="GR"/>
    </style:style>
    <style:style style:name="T9566" style:parent-style-name="AncientGreekἈρχαίαἑλληνικά" style:family="text">
      <style:text-properties style:font-weight-complex="bold" style:font-size-complex="14pt"/>
    </style:style>
    <style:style style:name="T9567" style:parent-style-name="AncientGreekἈρχαίαἑλληνικά" style:family="text">
      <style:text-properties style:font-weight-complex="bold" style:font-size-complex="14pt" fo:language="el" fo:country="GR"/>
    </style:style>
    <style:style style:name="T9568" style:parent-style-name="AncientGreekἈρχαίαἑλληνικά" style:family="text">
      <style:text-properties style:font-weight-complex="bold" style:font-size-complex="14pt"/>
    </style:style>
    <style:style style:name="T9569" style:parent-style-name="AncientGreekἈρχαίαἑλληνικά" style:family="text">
      <style:text-properties style:font-weight-complex="bold" style:font-size-complex="14pt" fo:language="el" fo:country="GR"/>
    </style:style>
    <style:style style:name="T9570" style:parent-style-name="AncientGreekἈρχαίαἑλληνικά" style:family="text">
      <style:text-properties style:font-weight-complex="bold" style:font-size-complex="14pt"/>
    </style:style>
    <style:style style:name="T9571" style:parent-style-name="AncientGreekἈρχαίαἑλληνικά" style:family="text">
      <style:text-properties style:font-weight-complex="bold" style:font-size-complex="14pt" fo:language="el" fo:country="GR"/>
    </style:style>
    <style:style style:name="T9572" style:parent-style-name="AncientGreekἈρχαίαἑλληνικά" style:family="text">
      <style:text-properties style:font-weight-complex="bold" style:font-size-complex="14pt"/>
    </style:style>
    <style:style style:name="T9573" style:parent-style-name="AncientGreekἈρχαίαἑλληνικά" style:family="text">
      <style:text-properties style:font-weight-complex="bold" style:font-size-complex="14pt" fo:language="el" fo:country="GR"/>
    </style:style>
    <style:style style:name="T9574" style:parent-style-name="AncientGreekἈρχαίαἑλληνικά" style:family="text">
      <style:text-properties style:font-weight-complex="bold" style:font-size-complex="14pt"/>
    </style:style>
    <style:style style:name="T9575" style:parent-style-name="AncientGreekἈρχαίαἑλληνικά" style:family="text">
      <style:text-properties style:font-weight-complex="bold" style:font-size-complex="14pt" fo:language="el" fo:country="GR"/>
    </style:style>
    <style:style style:name="T9576" style:parent-style-name="AncientGreekἈρχαίαἑλληνικά" style:family="text">
      <style:text-properties style:font-weight-complex="bold" style:font-size-complex="14pt"/>
    </style:style>
    <style:style style:name="T9577" style:parent-style-name="AncientGreekἈρχαίαἑλληνικά" style:family="text">
      <style:text-properties style:font-weight-complex="bold" style:font-size-complex="14pt" fo:language="el" fo:country="GR"/>
    </style:style>
    <style:style style:name="T9578" style:parent-style-name="AncientGreekἈρχαίαἑλληνικά" style:family="text">
      <style:text-properties style:font-weight-complex="bold" style:font-size-complex="14pt"/>
    </style:style>
    <style:style style:name="T9579" style:parent-style-name="AncientGreekἈρχαίαἑλληνικά" style:family="text">
      <style:text-properties style:font-weight-complex="bold" style:font-size-complex="14pt" fo:language="el" fo:country="GR"/>
    </style:style>
    <style:style style:name="T9580" style:parent-style-name="AncientGreekἈρχαίαἑλληνικά" style:family="text">
      <style:text-properties style:font-weight-complex="bold" style:font-size-complex="14pt"/>
    </style:style>
    <style:style style:name="T9581" style:parent-style-name="AncientGreekἈρχαίαἑλληνικά" style:family="text">
      <style:text-properties style:font-weight-complex="bold" style:font-size-complex="14pt" fo:language="el" fo:country="GR"/>
    </style:style>
    <style:style style:name="T9582" style:parent-style-name="AncientGreekἈρχαίαἑλληνικά" style:family="text">
      <style:text-properties style:font-weight-complex="bold" style:font-size-complex="14pt"/>
    </style:style>
    <style:style style:name="T9583" style:parent-style-name="AncientGreekἈρχαίαἑλληνικά" style:family="text">
      <style:text-properties style:font-weight-complex="bold" style:font-size-complex="14pt" fo:language="el" fo:country="GR"/>
    </style:style>
    <style:style style:name="T9584" style:parent-style-name="AncientGreekἈρχαίαἑλληνικά" style:family="text">
      <style:text-properties style:font-weight-complex="bold" style:font-size-complex="14pt"/>
    </style:style>
    <style:style style:name="T9585" style:parent-style-name="AncientGreekἈρχαίαἑλληνικά" style:family="text">
      <style:text-properties style:font-weight-complex="bold" style:font-size-complex="14pt" fo:language="el" fo:country="GR"/>
    </style:style>
    <style:style style:name="T9586" style:parent-style-name="AncientGreekἈρχαίαἑλληνικά" style:family="text">
      <style:text-properties style:font-weight-complex="bold" style:font-size-complex="14pt"/>
    </style:style>
    <style:style style:name="T9587" style:parent-style-name="AncientGreekἈρχαίαἑλληνικά" style:family="text">
      <style:text-properties style:font-weight-complex="bold" style:font-size-complex="14pt" fo:language="el" fo:country="GR"/>
    </style:style>
    <style:style style:name="T9588" style:parent-style-name="AncientGreekἈρχαίαἑλληνικά" style:family="text">
      <style:text-properties style:font-weight-complex="bold" style:font-size-complex="14pt"/>
    </style:style>
    <style:style style:name="T9589" style:parent-style-name="AncientGreekἈρχαίαἑλληνικά" style:family="text">
      <style:text-properties style:font-weight-complex="bold" style:font-size-complex="14pt" fo:language="el" fo:country="GR"/>
    </style:style>
    <style:style style:name="T9590" style:parent-style-name="AncientGreekἈρχαίαἑλληνικά" style:family="text">
      <style:text-properties style:font-weight-complex="bold" style:font-size-complex="14pt"/>
    </style:style>
    <style:style style:name="T9591" style:parent-style-name="AncientGreekἈρχαίαἑλληνικά" style:family="text">
      <style:text-properties style:font-weight-complex="bold" style:font-size-complex="14pt" fo:language="el" fo:country="GR"/>
    </style:style>
    <style:style style:name="T9592" style:parent-style-name="AncientGreekἈρχαίαἑλληνικά" style:family="text">
      <style:text-properties style:font-weight-complex="bold" style:font-size-complex="14pt"/>
    </style:style>
    <style:style style:name="T9593" style:parent-style-name="AncientGreekἈρχαίαἑλληνικά" style:family="text">
      <style:text-properties style:font-weight-complex="bold" style:font-size-complex="14pt" fo:language="el" fo:country="GR"/>
    </style:style>
    <style:style style:name="T9594" style:parent-style-name="AncientGreekἈρχαίαἑλληνικά" style:family="text">
      <style:text-properties style:font-weight-complex="bold" style:font-size-complex="14pt"/>
    </style:style>
    <style:style style:name="P9595" style:parent-style-name="Standard" style:family="paragraph">
      <style:paragraph-properties fo:widows="0" fo:orphans="0">
        <style:tab-stops>
          <style:tab-stop style:type="left" style:position="2.1979in"/>
        </style:tab-stops>
      </style:paragraph-properties>
    </style:style>
    <style:style style:name="T9596" style:parent-style-name="AncientGreekἈρχαίαἑλληνικά" style:family="text">
      <style:text-properties style:font-weight-complex="bold" style:font-size-complex="14pt" fo:language="el" fo:country="GR"/>
    </style:style>
    <style:style style:name="T9597" style:parent-style-name="AncientGreekἈρχαίαἑλληνικά" style:family="text">
      <style:text-properties style:font-weight-complex="bold" style:font-size-complex="14pt"/>
    </style:style>
    <style:style style:name="T9598" style:parent-style-name="AncientGreekἈρχαίαἑλληνικά" style:family="text">
      <style:text-properties style:font-weight-complex="bold" style:font-size-complex="14pt" fo:language="el" fo:country="GR"/>
    </style:style>
    <style:style style:name="T9599" style:parent-style-name="AncientGreekἈρχαίαἑλληνικά" style:family="text">
      <style:text-properties style:font-weight-complex="bold" style:font-size-complex="14pt"/>
    </style:style>
    <style:style style:name="T9600" style:parent-style-name="AncientGreekἈρχαίαἑλληνικά" style:family="text">
      <style:text-properties style:font-weight-complex="bold" style:font-size-complex="14pt" fo:language="el" fo:country="GR"/>
    </style:style>
    <style:style style:name="T9601" style:parent-style-name="AncientGreekἈρχαίαἑλληνικά" style:family="text">
      <style:text-properties style:font-weight-complex="bold" style:font-size-complex="14pt"/>
    </style:style>
    <style:style style:name="T9602" style:parent-style-name="AncientGreekἈρχαίαἑλληνικά" style:family="text">
      <style:text-properties style:font-weight-complex="bold" style:font-size-complex="14pt" fo:language="el" fo:country="GR"/>
    </style:style>
    <style:style style:name="T9603" style:parent-style-name="AncientGreekἈρχαίαἑλληνικά" style:family="text">
      <style:text-properties style:font-weight-complex="bold" style:font-size-complex="14pt"/>
    </style:style>
    <style:style style:name="T9604" style:parent-style-name="AncientGreekἈρχαίαἑλληνικά" style:family="text">
      <style:text-properties style:font-weight-complex="bold" style:font-size-complex="14pt" fo:language="el" fo:country="GR"/>
    </style:style>
    <style:style style:name="T9605" style:parent-style-name="AncientGreekἈρχαίαἑλληνικά" style:family="text">
      <style:text-properties style:font-weight-complex="bold" style:font-size-complex="14pt"/>
    </style:style>
    <style:style style:name="T9606" style:parent-style-name="AncientGreekἈρχαίαἑλληνικά" style:family="text">
      <style:text-properties style:font-weight-complex="bold" style:font-size-complex="14pt" fo:language="el" fo:country="GR"/>
    </style:style>
    <style:style style:name="T9607" style:parent-style-name="AncientGreekἈρχαίαἑλληνικά" style:family="text">
      <style:text-properties style:font-weight-complex="bold" style:font-size-complex="14pt"/>
    </style:style>
    <style:style style:name="T9608" style:parent-style-name="AncientGreekἈρχαίαἑλληνικά" style:family="text">
      <style:text-properties style:font-weight-complex="bold" style:font-size-complex="14pt" fo:language="el" fo:country="GR"/>
    </style:style>
    <style:style style:name="T9609" style:parent-style-name="AncientGreekἈρχαίαἑλληνικά" style:family="text">
      <style:text-properties style:font-weight-complex="bold" style:font-size-complex="14pt"/>
    </style:style>
    <style:style style:name="T9610" style:parent-style-name="AncientGreekἈρχαίαἑλληνικά" style:family="text">
      <style:text-properties style:font-weight-complex="bold" style:font-size-complex="14pt" fo:language="el" fo:country="GR"/>
    </style:style>
    <style:style style:name="T9611" style:parent-style-name="AncientGreekἈρχαίαἑλληνικά" style:family="text">
      <style:text-properties style:font-weight-complex="bold" style:font-size-complex="14pt"/>
    </style:style>
    <style:style style:name="T9612" style:parent-style-name="AncientGreekἈρχαίαἑλληνικά" style:family="text">
      <style:text-properties style:font-weight-complex="bold" style:font-size-complex="14pt" fo:language="el" fo:country="GR"/>
    </style:style>
    <style:style style:name="T9613" style:parent-style-name="AncientGreekἈρχαίαἑλληνικά" style:family="text">
      <style:text-properties style:font-weight-complex="bold" style:font-size-complex="14pt"/>
    </style:style>
    <style:style style:name="T9614" style:parent-style-name="AncientGreekἈρχαίαἑλληνικά" style:family="text">
      <style:text-properties style:font-weight-complex="bold" style:font-size-complex="14pt" fo:language="el" fo:country="GR"/>
    </style:style>
    <style:style style:name="T9615" style:parent-style-name="AncientGreekἈρχαίαἑλληνικά" style:family="text">
      <style:text-properties style:font-weight-complex="bold" style:font-size-complex="14pt"/>
    </style:style>
    <style:style style:name="T9616" style:parent-style-name="AncientGreekἈρχαίαἑλληνικά" style:family="text">
      <style:text-properties style:font-weight-complex="bold" style:font-size-complex="14pt" fo:language="el" fo:country="GR"/>
    </style:style>
    <style:style style:name="T9617" style:parent-style-name="AncientGreekἈρχαίαἑλληνικά" style:family="text">
      <style:text-properties style:font-weight-complex="bold" style:font-size-complex="14pt"/>
    </style:style>
    <style:style style:name="T9618" style:parent-style-name="AncientGreekἈρχαίαἑλληνικά" style:family="text">
      <style:text-properties style:font-weight-complex="bold" style:font-size-complex="14pt" fo:language="el" fo:country="GR"/>
    </style:style>
    <style:style style:name="T9619" style:parent-style-name="AncientGreekἈρχαίαἑλληνικά" style:family="text">
      <style:text-properties style:font-weight-complex="bold" style:font-size-complex="14pt"/>
    </style:style>
    <style:style style:name="T9620" style:parent-style-name="AncientGreekἈρχαίαἑλληνικά" style:family="text">
      <style:text-properties style:font-weight-complex="bold" style:font-size-complex="14pt" fo:language="el" fo:country="GR"/>
    </style:style>
    <style:style style:name="T9621" style:parent-style-name="AncientGreekἈρχαίαἑλληνικά" style:family="text">
      <style:text-properties style:font-weight-complex="bold" style:font-size-complex="14pt"/>
    </style:style>
    <style:style style:name="T9622" style:parent-style-name="AncientGreekἈρχαίαἑλληνικά" style:family="text">
      <style:text-properties style:font-weight-complex="bold" style:font-size-complex="14pt" fo:language="el" fo:country="GR"/>
    </style:style>
    <style:style style:name="T9623" style:parent-style-name="AncientGreekἈρχαίαἑλληνικά" style:family="text">
      <style:text-properties style:font-weight-complex="bold" style:font-size-complex="14pt"/>
    </style:style>
    <style:style style:name="T9624" style:parent-style-name="AncientGreekἈρχαίαἑλληνικά" style:family="text">
      <style:text-properties style:font-weight-complex="bold" style:font-size-complex="14pt" fo:language="el" fo:country="GR"/>
    </style:style>
    <style:style style:name="T9625" style:parent-style-name="AncientGreekἈρχαίαἑλληνικά" style:family="text">
      <style:text-properties style:font-weight-complex="bold" style:font-size-complex="14pt"/>
    </style:style>
    <style:style style:name="T9626" style:parent-style-name="AncientGreekἈρχαίαἑλληνικά" style:family="text">
      <style:text-properties style:font-weight-complex="bold" style:font-size-complex="14pt" fo:language="el" fo:country="GR"/>
    </style:style>
    <style:style style:name="T9627" style:parent-style-name="AncientGreekἈρχαίαἑλληνικά" style:family="text">
      <style:text-properties style:font-weight-complex="bold" style:font-size-complex="14pt"/>
    </style:style>
    <style:style style:name="T9628" style:parent-style-name="AncientGreekἈρχαίαἑλληνικά" style:family="text">
      <style:text-properties style:font-weight-complex="bold" style:font-size-complex="14pt" fo:language="el" fo:country="GR"/>
    </style:style>
    <style:style style:name="T9629" style:parent-style-name="AncientGreekἈρχαίαἑλληνικά" style:family="text">
      <style:text-properties style:font-weight-complex="bold" style:font-size-complex="14pt"/>
    </style:style>
    <style:style style:name="T9630" style:parent-style-name="AncientGreekἈρχαίαἑλληνικά" style:family="text">
      <style:text-properties style:font-weight-complex="bold" style:font-size-complex="14pt" fo:language="el" fo:country="GR"/>
    </style:style>
    <style:style style:name="T9631" style:parent-style-name="AncientGreekἈρχαίαἑλληνικά" style:family="text">
      <style:text-properties style:font-weight-complex="bold" style:font-size-complex="14pt"/>
    </style:style>
    <style:style style:name="T9632" style:parent-style-name="AncientGreekἈρχαίαἑλληνικά" style:family="text">
      <style:text-properties style:font-weight-complex="bold" style:font-size-complex="14pt" fo:language="el" fo:country="GR"/>
    </style:style>
    <style:style style:name="T9633" style:parent-style-name="AncientGreekἈρχαίαἑλληνικά" style:family="text">
      <style:text-properties style:font-weight-complex="bold" style:font-size-complex="14pt"/>
    </style:style>
    <style:style style:name="TableCell9634" style:family="table-cell">
      <style:table-cell-properties fo:border="0.0069in solid #000000" fo:background-color="#FFFFFF" style:writing-mode="lr-tb" fo:padding-top="0in" fo:padding-left="0.1527in" fo:padding-bottom="0in" fo:padding-right="0.15in"/>
    </style:style>
    <style:style style:name="P9635" style:parent-style-name="Standard" style:family="paragraph">
      <style:paragraph-properties fo:widows="0" fo:orphans="0"/>
      <style:text-properties style:font-name="AncientGreek"/>
    </style:style>
    <style:style style:name="P9636" style:parent-style-name="Standard" style:family="paragraph">
      <style:paragraph-properties fo:widows="0" fo:orphans="0"/>
      <style:text-properties style:font-name="AncientGreek"/>
    </style:style>
    <style:style style:name="P9637" style:parent-style-name="Standard" style:family="paragraph">
      <style:paragraph-properties fo:widows="0" fo:orphans="0"/>
      <style:text-properties style:font-name="AncientGreek"/>
    </style:style>
    <style:style style:name="P9638" style:parent-style-name="Standard" style:family="paragraph">
      <style:paragraph-properties fo:widows="0" fo:orphans="0"/>
      <style:text-properties style:font-name="AncientGreek"/>
    </style:style>
    <style:style style:name="P9639" style:parent-style-name="Standard" style:family="paragraph">
      <style:paragraph-properties fo:widows="0" fo:orphans="0"/>
      <style:text-properties style:font-name="AncientGreek"/>
    </style:style>
    <style:style style:name="TableRow9640" style:family="table-row">
      <style:table-row-properties style:min-row-height="0.0138in" style:use-optimal-row-height="false" fo:keep-together="always"/>
    </style:style>
    <style:style style:name="TableCell9641" style:family="table-cell">
      <style:table-cell-properties fo:border="0.0069in solid #000000" fo:background-color="#FFFFFF" style:writing-mode="lr-tb" fo:padding-top="0in" fo:padding-left="0.1527in" fo:padding-bottom="0in" fo:padding-right="0.15in"/>
    </style:style>
    <style:style style:name="P9642" style:parent-style-name="Standard" style:family="paragraph">
      <style:paragraph-properties fo:keep-with-next="always" fo:widows="0" fo:orphans="0" fo:text-align="center">
        <style:tab-stops>
          <style:tab-stop style:type="center" style:position="1in"/>
          <style:tab-stop style:type="left" style:position="2.7395in"/>
        </style:tab-stops>
      </style:paragraph-properties>
    </style:style>
    <style:style style:name="T9643" style:parent-style-name="AncientGreekἈρχαίαἑλληνικά" style:family="text">
      <style:text-properties fo:font-weight="bold" style:font-weight-asian="bold" style:font-weight-complex="bold" fo:font-size="18pt" style:font-size-asian="18pt" style:font-size-complex="14pt"/>
    </style:style>
    <style:style style:name="T964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645" style:parent-style-name="AncientGreekἈρχαίαἑλληνικά" style:family="text">
      <style:text-properties fo:font-weight="bold" style:font-weight-asian="bold" style:font-weight-complex="bold" fo:font-size="18pt" style:font-size-asian="18pt" style:font-size-complex="14pt"/>
    </style:style>
    <style:style style:name="T964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647" style:parent-style-name="AncientGreekἈρχαίαἑλληνικά" style:family="text">
      <style:text-properties fo:font-weight="bold" style:font-weight-asian="bold" style:font-weight-complex="bold" fo:font-size="18pt" style:font-size-asian="18pt" style:font-size-complex="14pt"/>
    </style:style>
    <style:style style:name="T964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649" style:parent-style-name="AncientGreekἈρχαίαἑλληνικά" style:family="text">
      <style:text-properties fo:font-weight="bold" style:font-weight-asian="bold" style:font-weight-complex="bold" fo:font-size="18pt" style:font-size-asian="18pt" style:font-size-complex="14pt"/>
    </style:style>
    <style:style style:name="T9650" style:parent-style-name="AncientGreekἈρχαίαἑλληνικά" style:family="text">
      <style:text-properties fo:font-weight="bold" style:font-weight-asian="bold" style:font-weight-complex="bold" fo:font-size="18pt" style:font-size-asian="18pt" style:font-size-complex="14pt"/>
    </style:style>
    <style:style style:name="T9651" style:parent-style-name="AncientGreekἈρχαίαἑλληνικά" style:family="text">
      <style:text-properties style:font-weight-complex="bold" style:font-size-complex="14pt" fo:language="el" fo:country="GR"/>
    </style:style>
    <style:style style:name="T9652" style:parent-style-name="AncientGreekἈρχαίαἑλληνικά" style:family="text">
      <style:text-properties style:font-weight-complex="bold" style:font-size-complex="14pt"/>
    </style:style>
    <style:style style:name="T9653" style:parent-style-name="AncientGreekἈρχαίαἑλληνικά" style:family="text">
      <style:text-properties style:font-weight-complex="bold" style:font-size-complex="14pt" fo:language="el" fo:country="GR"/>
    </style:style>
    <style:style style:name="T9654" style:parent-style-name="AncientGreekἈρχαίαἑλληνικά" style:family="text">
      <style:text-properties style:font-weight-complex="bold" style:font-size-complex="14pt"/>
    </style:style>
    <style:style style:name="T9655" style:parent-style-name="AncientGreekἈρχαίαἑλληνικά" style:family="text">
      <style:text-properties style:font-weight-complex="bold" style:font-size-complex="14pt" fo:language="el" fo:country="GR"/>
    </style:style>
    <style:style style:name="T9656" style:parent-style-name="AncientGreekἈρχαίαἑλληνικά" style:family="text">
      <style:text-properties style:font-weight-complex="bold" style:font-size-complex="14pt"/>
    </style:style>
    <style:style style:name="T9657" style:parent-style-name="AncientGreekἈρχαίαἑλληνικά" style:family="text">
      <style:text-properties style:font-weight-complex="bold" style:font-size-complex="14pt" fo:language="el" fo:country="GR"/>
    </style:style>
    <style:style style:name="T9658" style:parent-style-name="AncientGreekἈρχαίαἑλληνικά" style:family="text">
      <style:text-properties style:font-weight-complex="bold" style:font-size-complex="14pt"/>
    </style:style>
    <style:style style:name="T9659" style:parent-style-name="AncientGreekἈρχαίαἑλληνικά" style:family="text">
      <style:text-properties style:font-weight-complex="bold" style:font-size-complex="14pt" fo:language="el" fo:country="GR"/>
    </style:style>
    <style:style style:name="T9660" style:parent-style-name="AncientGreekἈρχαίαἑλληνικά" style:family="text">
      <style:text-properties style:font-weight-complex="bold" style:font-size-complex="14pt"/>
    </style:style>
    <style:style style:name="T9661" style:parent-style-name="AncientGreekἈρχαίαἑλληνικά" style:family="text">
      <style:text-properties style:font-weight-complex="bold" style:font-size-complex="14pt" fo:language="el" fo:country="GR"/>
    </style:style>
    <style:style style:name="T9662" style:parent-style-name="AncientGreekἈρχαίαἑλληνικά" style:family="text">
      <style:text-properties style:font-weight-complex="bold" style:font-size-complex="14pt"/>
    </style:style>
    <style:style style:name="T9663" style:parent-style-name="AncientGreekἈρχαίαἑλληνικά" style:family="text">
      <style:text-properties style:font-weight-complex="bold" style:font-size-complex="14pt" fo:language="el" fo:country="GR"/>
    </style:style>
    <style:style style:name="T9664" style:parent-style-name="AncientGreekἈρχαίαἑλληνικά" style:family="text">
      <style:text-properties style:font-weight-complex="bold" style:font-size-complex="14pt"/>
    </style:style>
    <style:style style:name="T9665" style:parent-style-name="AncientGreekἈρχαίαἑλληνικά" style:family="text">
      <style:text-properties style:font-weight-complex="bold" style:font-size-complex="14pt" fo:language="el" fo:country="GR"/>
    </style:style>
    <style:style style:name="T9666" style:parent-style-name="AncientGreekἈρχαίαἑλληνικά" style:family="text">
      <style:text-properties style:font-weight-complex="bold" style:font-size-complex="14pt"/>
    </style:style>
    <style:style style:name="T9667" style:parent-style-name="AncientGreekἈρχαίαἑλληνικά" style:family="text">
      <style:text-properties style:font-weight-complex="bold" style:font-size-complex="14pt" fo:language="el" fo:country="GR"/>
    </style:style>
    <style:style style:name="T9668" style:parent-style-name="AncientGreekἈρχαίαἑλληνικά" style:family="text">
      <style:text-properties style:font-weight-complex="bold" style:font-size-complex="14pt"/>
    </style:style>
    <style:style style:name="T9669" style:parent-style-name="AncientGreekἈρχαίαἑλληνικά" style:family="text">
      <style:text-properties style:font-weight-complex="bold" style:font-size-complex="14pt" fo:language="el" fo:country="GR"/>
    </style:style>
    <style:style style:name="T9670" style:parent-style-name="AncientGreekἈρχαίαἑλληνικά" style:family="text">
      <style:text-properties style:font-weight-complex="bold" style:font-size-complex="14pt"/>
    </style:style>
    <style:style style:name="T9671" style:parent-style-name="AncientGreekἈρχαίαἑλληνικά" style:family="text">
      <style:text-properties style:font-weight-complex="bold" style:font-size-complex="14pt" fo:language="el" fo:country="GR"/>
    </style:style>
    <style:style style:name="T9672" style:parent-style-name="AncientGreekἈρχαίαἑλληνικά" style:family="text">
      <style:text-properties style:font-weight-complex="bold" style:font-size-complex="14pt"/>
    </style:style>
    <style:style style:name="T9673" style:parent-style-name="AncientGreekἈρχαίαἑλληνικά" style:family="text">
      <style:text-properties style:font-weight-complex="bold" style:font-size-complex="14pt" fo:language="el" fo:country="GR"/>
    </style:style>
    <style:style style:name="T9674" style:parent-style-name="AncientGreekἈρχαίαἑλληνικά" style:family="text">
      <style:text-properties style:font-weight-complex="bold" style:font-size-complex="14pt"/>
    </style:style>
    <style:style style:name="T9675" style:parent-style-name="AncientGreekἈρχαίαἑλληνικά" style:family="text">
      <style:text-properties style:font-weight-complex="bold" style:font-size-complex="14pt" fo:language="el" fo:country="GR"/>
    </style:style>
    <style:style style:name="T9676" style:parent-style-name="AncientGreekἈρχαίαἑλληνικά" style:family="text">
      <style:text-properties style:font-weight-complex="bold" style:font-size-complex="14pt"/>
    </style:style>
    <style:style style:name="T9677" style:parent-style-name="AncientGreekἈρχαίαἑλληνικά" style:family="text">
      <style:text-properties style:font-weight-complex="bold" style:font-size-complex="14pt" fo:language="el" fo:country="GR"/>
    </style:style>
    <style:style style:name="T9678" style:parent-style-name="AncientGreekἈρχαίαἑλληνικά" style:family="text">
      <style:text-properties style:font-weight-complex="bold" style:font-size-complex="14pt"/>
    </style:style>
    <style:style style:name="T9679" style:parent-style-name="AncientGreekἈρχαίαἑλληνικά" style:family="text">
      <style:text-properties style:font-weight-complex="bold" style:font-size-complex="14pt" fo:language="el" fo:country="GR"/>
    </style:style>
    <style:style style:name="T9680" style:parent-style-name="AncientGreekἈρχαίαἑλληνικά" style:family="text">
      <style:text-properties style:font-weight-complex="bold" style:font-size-complex="14pt"/>
    </style:style>
    <style:style style:name="T9681" style:parent-style-name="AncientGreekἈρχαίαἑλληνικά" style:family="text">
      <style:text-properties style:font-weight-complex="bold" style:font-size-complex="14pt" fo:language="el" fo:country="GR"/>
    </style:style>
    <style:style style:name="T9682" style:parent-style-name="AncientGreekἈρχαίαἑλληνικά" style:family="text">
      <style:text-properties style:font-weight-complex="bold" style:font-size-complex="14pt"/>
    </style:style>
    <style:style style:name="T9683" style:parent-style-name="AncientGreekἈρχαίαἑλληνικά" style:family="text">
      <style:text-properties style:font-weight-complex="bold" style:font-size-complex="14pt" fo:language="el" fo:country="GR"/>
    </style:style>
    <style:style style:name="T9684" style:parent-style-name="AncientGreekἈρχαίαἑλληνικά" style:family="text">
      <style:text-properties style:font-weight-complex="bold" style:font-size-complex="14pt"/>
    </style:style>
    <style:style style:name="T9685" style:parent-style-name="AncientGreekἈρχαίαἑλληνικά" style:family="text">
      <style:text-properties style:font-weight-complex="bold" style:font-size-complex="14pt" fo:language="el" fo:country="GR"/>
    </style:style>
    <style:style style:name="T9686" style:parent-style-name="AncientGreekἈρχαίαἑλληνικά" style:family="text">
      <style:text-properties style:font-weight-complex="bold" style:font-size-complex="14pt"/>
    </style:style>
    <style:style style:name="T9687" style:parent-style-name="AncientGreekἈρχαίαἑλληνικά" style:family="text">
      <style:text-properties style:font-weight-complex="bold" style:font-size-complex="14pt" fo:language="el" fo:country="GR"/>
    </style:style>
    <style:style style:name="T9688" style:parent-style-name="AncientGreekἈρχαίαἑλληνικά" style:family="text">
      <style:text-properties style:font-weight-complex="bold" style:font-size-complex="14pt"/>
    </style:style>
    <style:style style:name="T9689" style:parent-style-name="AncientGreekἈρχαίαἑλληνικά" style:family="text">
      <style:text-properties style:font-weight-complex="bold" style:font-size-complex="14pt" fo:language="el" fo:country="GR"/>
    </style:style>
    <style:style style:name="T9690" style:parent-style-name="AncientGreekἈρχαίαἑλληνικά" style:family="text">
      <style:text-properties style:font-weight-complex="bold" style:font-size-complex="14pt"/>
    </style:style>
    <style:style style:name="T9691" style:parent-style-name="AncientGreekἈρχαίαἑλληνικά" style:family="text">
      <style:text-properties style:font-weight-complex="bold" style:font-size-complex="14pt" fo:language="el" fo:country="GR"/>
    </style:style>
    <style:style style:name="T9692" style:parent-style-name="AncientGreekἈρχαίαἑλληνικά" style:family="text">
      <style:text-properties style:font-weight-complex="bold" style:font-size-complex="14pt"/>
    </style:style>
    <style:style style:name="T9693" style:parent-style-name="AncientGreekἈρχαίαἑλληνικά" style:family="text">
      <style:text-properties style:font-weight-complex="bold" style:font-size-complex="14pt" fo:language="el" fo:country="GR"/>
    </style:style>
    <style:style style:name="T9694" style:parent-style-name="AncientGreekἈρχαίαἑλληνικά" style:family="text">
      <style:text-properties style:font-weight-complex="bold" style:font-size-complex="14pt"/>
    </style:style>
    <style:style style:name="T9695" style:parent-style-name="AncientGreekἈρχαίαἑλληνικά" style:family="text">
      <style:text-properties style:font-weight-complex="bold" style:font-size-complex="14pt" fo:language="el" fo:country="GR"/>
    </style:style>
    <style:style style:name="T9696" style:parent-style-name="AncientGreekἈρχαίαἑλληνικά" style:family="text">
      <style:text-properties style:font-weight-complex="bold" style:font-size-complex="14pt"/>
    </style:style>
    <style:style style:name="T9697" style:parent-style-name="AncientGreekἈρχαίαἑλληνικά" style:family="text">
      <style:text-properties style:font-weight-complex="bold" style:font-size-complex="14pt" fo:language="el" fo:country="GR"/>
    </style:style>
    <style:style style:name="T9698" style:parent-style-name="AncientGreekἈρχαίαἑλληνικά" style:family="text">
      <style:text-properties style:font-weight-complex="bold" style:font-size-complex="14pt"/>
    </style:style>
    <style:style style:name="T9699" style:parent-style-name="AncientGreekἈρχαίαἑλληνικά" style:family="text">
      <style:text-properties style:font-weight-complex="bold" style:font-size-complex="14pt" fo:language="el" fo:country="GR"/>
    </style:style>
    <style:style style:name="T9700" style:parent-style-name="AncientGreekἈρχαίαἑλληνικά" style:family="text">
      <style:text-properties style:font-weight-complex="bold" style:font-size-complex="14pt"/>
    </style:style>
    <style:style style:name="T9701" style:parent-style-name="AncientGreekἈρχαίαἑλληνικά" style:family="text">
      <style:text-properties style:font-weight-complex="bold" style:font-size-complex="14pt" fo:language="el" fo:country="GR"/>
    </style:style>
    <style:style style:name="T9702" style:parent-style-name="AncientGreekἈρχαίαἑλληνικά" style:family="text">
      <style:text-properties style:font-weight-complex="bold" style:font-size-complex="14pt"/>
    </style:style>
    <style:style style:name="T9703" style:parent-style-name="AncientGreekἈρχαίαἑλληνικά" style:family="text">
      <style:text-properties style:font-weight-complex="bold" style:font-size-complex="14pt" fo:language="el" fo:country="GR"/>
    </style:style>
    <style:style style:name="T9704" style:parent-style-name="AncientGreekἈρχαίαἑλληνικά" style:family="text">
      <style:text-properties style:font-weight-complex="bold" style:font-size-complex="14pt"/>
    </style:style>
    <style:style style:name="T9705" style:parent-style-name="AncientGreekἈρχαίαἑλληνικά" style:family="text">
      <style:text-properties style:font-weight-complex="bold" style:font-size-complex="14pt" fo:language="el" fo:country="GR"/>
    </style:style>
    <style:style style:name="T9706" style:parent-style-name="AncientGreekἈρχαίαἑλληνικά" style:family="text">
      <style:text-properties style:font-weight-complex="bold" style:font-size-complex="14pt"/>
    </style:style>
    <style:style style:name="T9707" style:parent-style-name="AncientGreekἈρχαίαἑλληνικά" style:family="text">
      <style:text-properties style:font-weight-complex="bold" style:font-size-complex="14pt" fo:language="el" fo:country="GR"/>
    </style:style>
    <style:style style:name="T9708" style:parent-style-name="AncientGreekἈρχαίαἑλληνικά" style:family="text">
      <style:text-properties style:font-weight-complex="bold" style:font-size-complex="14pt"/>
    </style:style>
    <style:style style:name="T9709" style:parent-style-name="AncientGreekἈρχαίαἑλληνικά" style:family="text">
      <style:text-properties style:font-weight-complex="bold" style:font-size-complex="14pt" fo:language="el" fo:country="GR"/>
    </style:style>
    <style:style style:name="T9710" style:parent-style-name="AncientGreekἈρχαίαἑλληνικά" style:family="text">
      <style:text-properties style:font-weight-complex="bold" style:font-size-complex="14pt"/>
    </style:style>
    <style:style style:name="T9711" style:parent-style-name="AncientGreekἈρχαίαἑλληνικά" style:family="text">
      <style:text-properties style:font-weight-complex="bold" style:font-size-complex="14pt" fo:language="el" fo:country="GR"/>
    </style:style>
    <style:style style:name="T9712" style:parent-style-name="AncientGreekἈρχαίαἑλληνικά" style:family="text">
      <style:text-properties style:font-weight-complex="bold" style:font-size-complex="14pt"/>
    </style:style>
    <style:style style:name="T9713" style:parent-style-name="AncientGreekἈρχαίαἑλληνικά" style:family="text">
      <style:text-properties style:font-weight-complex="bold" style:font-size-complex="14pt" fo:language="el" fo:country="GR"/>
    </style:style>
    <style:style style:name="T9714" style:parent-style-name="AncientGreekἈρχαίαἑλληνικά" style:family="text">
      <style:text-properties style:font-weight-complex="bold" style:font-size-complex="14pt"/>
    </style:style>
    <style:style style:name="T9715" style:parent-style-name="AncientGreekἈρχαίαἑλληνικά" style:family="text">
      <style:text-properties style:font-weight-complex="bold" style:font-size-complex="14pt" fo:language="el" fo:country="GR"/>
    </style:style>
    <style:style style:name="T9716" style:parent-style-name="AncientGreekἈρχαίαἑλληνικά" style:family="text">
      <style:text-properties style:font-weight-complex="bold" style:font-size-complex="14pt"/>
    </style:style>
    <style:style style:name="T9717" style:parent-style-name="AncientGreekἈρχαίαἑλληνικά" style:family="text">
      <style:text-properties style:font-weight-complex="bold" style:font-size-complex="14pt" fo:language="el" fo:country="GR"/>
    </style:style>
    <style:style style:name="T9718" style:parent-style-name="AncientGreekἈρχαίαἑλληνικά" style:family="text">
      <style:text-properties style:font-weight-complex="bold" style:font-size-complex="14pt"/>
    </style:style>
    <style:style style:name="T9719" style:parent-style-name="AncientGreekἈρχαίαἑλληνικά" style:family="text">
      <style:text-properties style:font-weight-complex="bold" style:font-size-complex="14pt" fo:language="el" fo:country="GR"/>
    </style:style>
    <style:style style:name="T9720" style:parent-style-name="AncientGreekἈρχαίαἑλληνικά" style:family="text">
      <style:text-properties style:font-weight-complex="bold" style:font-size-complex="14pt"/>
    </style:style>
    <style:style style:name="T9721" style:parent-style-name="AncientGreekἈρχαίαἑλληνικά" style:family="text">
      <style:text-properties style:font-weight-complex="bold" style:font-size-complex="14pt" fo:language="el" fo:country="GR"/>
    </style:style>
    <style:style style:name="T9722" style:parent-style-name="AncientGreekἈρχαίαἑλληνικά" style:family="text">
      <style:text-properties style:font-weight-complex="bold" style:font-size-complex="14pt"/>
    </style:style>
    <style:style style:name="T9723" style:parent-style-name="AncientGreekἈρχαίαἑλληνικά" style:family="text">
      <style:text-properties style:font-weight-complex="bold" style:font-size-complex="14pt" fo:language="el" fo:country="GR"/>
    </style:style>
    <style:style style:name="T9724" style:parent-style-name="AncientGreekἈρχαίαἑλληνικά" style:family="text">
      <style:text-properties style:font-weight-complex="bold" style:font-size-complex="14pt"/>
    </style:style>
    <style:style style:name="T9725" style:parent-style-name="AncientGreekἈρχαίαἑλληνικά" style:family="text">
      <style:text-properties style:font-weight-complex="bold" style:font-size-complex="14pt" fo:language="el" fo:country="GR"/>
    </style:style>
    <style:style style:name="T9726" style:parent-style-name="AncientGreekἈρχαίαἑλληνικά" style:family="text">
      <style:text-properties style:font-weight-complex="bold" style:font-size-complex="14pt"/>
    </style:style>
    <style:style style:name="T9727" style:parent-style-name="AncientGreekἈρχαίαἑλληνικά" style:family="text">
      <style:text-properties style:font-weight-complex="bold" style:font-size-complex="14pt" fo:language="el" fo:country="GR"/>
    </style:style>
    <style:style style:name="T9728" style:parent-style-name="AncientGreekἈρχαίαἑλληνικά" style:family="text">
      <style:text-properties style:font-weight-complex="bold" style:font-size-complex="14pt"/>
    </style:style>
    <style:style style:name="T9729" style:parent-style-name="AncientGreekἈρχαίαἑλληνικά" style:family="text">
      <style:text-properties style:font-weight-complex="bold" style:font-size-complex="14pt" fo:language="el" fo:country="GR"/>
    </style:style>
    <style:style style:name="T9730" style:parent-style-name="AncientGreekἈρχαίαἑλληνικά" style:family="text">
      <style:text-properties style:font-weight-complex="bold" style:font-size-complex="14pt"/>
    </style:style>
    <style:style style:name="T9731" style:parent-style-name="AncientGreekἈρχαίαἑλληνικά" style:family="text">
      <style:text-properties style:font-weight-complex="bold" style:font-size-complex="14pt" fo:language="el" fo:country="GR"/>
    </style:style>
    <style:style style:name="T9732" style:parent-style-name="AncientGreekἈρχαίαἑλληνικά" style:family="text">
      <style:text-properties style:font-weight-complex="bold" style:font-size-complex="14pt"/>
    </style:style>
    <style:style style:name="T9733" style:parent-style-name="AncientGreekἈρχαίαἑλληνικά" style:family="text">
      <style:text-properties style:font-weight-complex="bold" style:font-size-complex="14pt" fo:language="el" fo:country="GR"/>
    </style:style>
    <style:style style:name="T9734" style:parent-style-name="AncientGreekἈρχαίαἑλληνικά" style:family="text">
      <style:text-properties style:font-weight-complex="bold" style:font-size-complex="14pt"/>
    </style:style>
    <style:style style:name="T9735" style:parent-style-name="AncientGreekἈρχαίαἑλληνικά" style:family="text">
      <style:text-properties style:font-weight-complex="bold" style:font-size-complex="14pt" fo:language="el" fo:country="GR"/>
    </style:style>
    <style:style style:name="T9736" style:parent-style-name="AncientGreekἈρχαίαἑλληνικά" style:family="text">
      <style:text-properties style:font-weight-complex="bold" style:font-size-complex="14pt"/>
    </style:style>
    <style:style style:name="T9737" style:parent-style-name="AncientGreekἈρχαίαἑλληνικά" style:family="text">
      <style:text-properties style:font-weight-complex="bold" style:font-size-complex="14pt" fo:language="el" fo:country="GR"/>
    </style:style>
    <style:style style:name="T9738" style:parent-style-name="AncientGreekἈρχαίαἑλληνικά" style:family="text">
      <style:text-properties style:font-weight-complex="bold" style:font-size-complex="14pt"/>
    </style:style>
    <style:style style:name="T9739" style:parent-style-name="AncientGreekἈρχαίαἑλληνικά" style:family="text">
      <style:text-properties style:font-weight-complex="bold" style:font-size-complex="14pt" fo:language="el" fo:country="GR"/>
    </style:style>
    <style:style style:name="T9740" style:parent-style-name="AncientGreekἈρχαίαἑλληνικά" style:family="text">
      <style:text-properties style:font-weight-complex="bold" style:font-size-complex="14pt"/>
    </style:style>
    <style:style style:name="T9741" style:parent-style-name="AncientGreekἈρχαίαἑλληνικά" style:family="text">
      <style:text-properties style:font-weight-complex="bold" style:font-size-complex="14pt" fo:language="el" fo:country="GR"/>
    </style:style>
    <style:style style:name="T9742" style:parent-style-name="AncientGreekἈρχαίαἑλληνικά" style:family="text">
      <style:text-properties style:font-weight-complex="bold" style:font-size-complex="14pt"/>
    </style:style>
    <style:style style:name="T9743" style:parent-style-name="AncientGreekἈρχαίαἑλληνικά" style:family="text">
      <style:text-properties style:font-weight-complex="bold" style:font-size-complex="14pt" fo:language="el" fo:country="GR"/>
    </style:style>
    <style:style style:name="T9744" style:parent-style-name="AncientGreekἈρχαίαἑλληνικά" style:family="text">
      <style:text-properties style:font-weight-complex="bold" style:font-size-complex="14pt"/>
    </style:style>
    <style:style style:name="T9745" style:parent-style-name="AncientGreekἈρχαίαἑλληνικά" style:family="text">
      <style:text-properties style:font-weight-complex="bold" style:font-size-complex="14pt" fo:language="el" fo:country="GR"/>
    </style:style>
    <style:style style:name="T9746" style:parent-style-name="AncientGreekἈρχαίαἑλληνικά" style:family="text">
      <style:text-properties style:font-weight-complex="bold" style:font-size-complex="14pt"/>
    </style:style>
    <style:style style:name="T9747" style:parent-style-name="AncientGreekἈρχαίαἑλληνικά" style:family="text">
      <style:text-properties style:font-weight-complex="bold" style:font-size-complex="14pt" fo:language="el" fo:country="GR"/>
    </style:style>
    <style:style style:name="T9748" style:parent-style-name="AncientGreekἈρχαίαἑλληνικά" style:family="text">
      <style:text-properties style:font-weight-complex="bold" style:font-size-complex="14pt"/>
    </style:style>
    <style:style style:name="T9749" style:parent-style-name="AncientGreekἈρχαίαἑλληνικά" style:family="text">
      <style:text-properties style:font-weight-complex="bold" style:font-size-complex="14pt" fo:language="el" fo:country="GR"/>
    </style:style>
    <style:style style:name="T9750" style:parent-style-name="AncientGreekἈρχαίαἑλληνικά" style:family="text">
      <style:text-properties style:font-weight-complex="bold" style:font-size-complex="14pt"/>
    </style:style>
    <style:style style:name="T9751" style:parent-style-name="AncientGreekἈρχαίαἑλληνικά" style:family="text">
      <style:text-properties style:font-weight-complex="bold" style:font-size-complex="14pt" fo:language="el" fo:country="GR"/>
    </style:style>
    <style:style style:name="T9752" style:parent-style-name="AncientGreekἈρχαίαἑλληνικά" style:family="text">
      <style:text-properties style:font-weight-complex="bold" style:font-size-complex="14pt"/>
    </style:style>
    <style:style style:name="T9753" style:parent-style-name="AncientGreekἈρχαίαἑλληνικά" style:family="text">
      <style:text-properties style:font-weight-complex="bold" style:font-size-complex="14pt" fo:language="el" fo:country="GR"/>
    </style:style>
    <style:style style:name="T9754" style:parent-style-name="AncientGreekἈρχαίαἑλληνικά" style:family="text">
      <style:text-properties style:font-weight-complex="bold" style:font-size-complex="14pt"/>
    </style:style>
    <style:style style:name="P9755" style:parent-style-name="Standard" style:family="paragraph">
      <style:paragraph-properties fo:widows="0" fo:orphans="0">
        <style:tab-stops>
          <style:tab-stop style:type="left" style:position="2.7395in"/>
        </style:tab-stops>
      </style:paragraph-properties>
    </style:style>
    <style:style style:name="T9756" style:parent-style-name="AncientGreekἈρχαίαἑλληνικά" style:family="text">
      <style:text-properties style:font-weight-complex="bold" style:font-size-complex="14pt" fo:language="el" fo:country="GR"/>
    </style:style>
    <style:style style:name="T9757" style:parent-style-name="AncientGreekἈρχαίαἑλληνικά" style:family="text">
      <style:text-properties style:font-weight-complex="bold" style:font-size-complex="14pt"/>
    </style:style>
    <style:style style:name="T9758" style:parent-style-name="AncientGreekἈρχαίαἑλληνικά" style:family="text">
      <style:text-properties style:font-weight-complex="bold" style:font-size-complex="14pt" fo:language="el" fo:country="GR"/>
    </style:style>
    <style:style style:name="T9759" style:parent-style-name="AncientGreekἈρχαίαἑλληνικά" style:family="text">
      <style:text-properties style:font-weight-complex="bold" style:font-size-complex="14pt"/>
    </style:style>
    <style:style style:name="T9760" style:parent-style-name="AncientGreekἈρχαίαἑλληνικά" style:family="text">
      <style:text-properties style:font-weight-complex="bold" style:font-size-complex="14pt" fo:language="el" fo:country="GR"/>
    </style:style>
    <style:style style:name="T9761" style:parent-style-name="AncientGreekἈρχαίαἑλληνικά" style:family="text">
      <style:text-properties style:font-weight-complex="bold" style:font-size-complex="14pt"/>
    </style:style>
    <style:style style:name="T9762" style:parent-style-name="AncientGreekἈρχαίαἑλληνικά" style:family="text">
      <style:text-properties style:font-weight-complex="bold" style:font-size-complex="14pt" fo:language="el" fo:country="GR"/>
    </style:style>
    <style:style style:name="T9763" style:parent-style-name="AncientGreekἈρχαίαἑλληνικά" style:family="text">
      <style:text-properties style:font-weight-complex="bold" style:font-size-complex="14pt"/>
    </style:style>
    <style:style style:name="T9764" style:parent-style-name="AncientGreekἈρχαίαἑλληνικά" style:family="text">
      <style:text-properties style:font-weight-complex="bold" style:font-size-complex="14pt" fo:language="el" fo:country="GR"/>
    </style:style>
    <style:style style:name="T9765" style:parent-style-name="AncientGreekἈρχαίαἑλληνικά" style:family="text">
      <style:text-properties style:font-weight-complex="bold" style:font-size-complex="14pt"/>
    </style:style>
    <style:style style:name="T9766" style:parent-style-name="AncientGreekἈρχαίαἑλληνικά" style:family="text">
      <style:text-properties style:font-weight-complex="bold" style:font-size-complex="14pt" fo:language="el" fo:country="GR"/>
    </style:style>
    <style:style style:name="T9767" style:parent-style-name="AncientGreekἈρχαίαἑλληνικά" style:family="text">
      <style:text-properties style:font-weight-complex="bold" style:font-size-complex="14pt"/>
    </style:style>
    <style:style style:name="T9768" style:parent-style-name="AncientGreekἈρχαίαἑλληνικά" style:family="text">
      <style:text-properties style:font-weight-complex="bold" style:font-size-complex="14pt" fo:language="el" fo:country="GR"/>
    </style:style>
    <style:style style:name="T9769" style:parent-style-name="AncientGreekἈρχαίαἑλληνικά" style:family="text">
      <style:text-properties style:font-weight-complex="bold" style:font-size-complex="14pt"/>
    </style:style>
    <style:style style:name="T9770" style:parent-style-name="AncientGreekἈρχαίαἑλληνικά" style:family="text">
      <style:text-properties style:font-weight-complex="bold" style:font-size-complex="14pt" fo:language="el" fo:country="GR"/>
    </style:style>
    <style:style style:name="T9771" style:parent-style-name="AncientGreekἈρχαίαἑλληνικά" style:family="text">
      <style:text-properties style:font-weight-complex="bold" style:font-size-complex="14pt"/>
    </style:style>
    <style:style style:name="T9772" style:parent-style-name="AncientGreekἈρχαίαἑλληνικά" style:family="text">
      <style:text-properties style:font-weight-complex="bold" style:font-size-complex="14pt" fo:language="el" fo:country="GR"/>
    </style:style>
    <style:style style:name="T9773" style:parent-style-name="AncientGreekἈρχαίαἑλληνικά" style:family="text">
      <style:text-properties style:font-weight-complex="bold" style:font-size-complex="14pt"/>
    </style:style>
    <style:style style:name="T9774" style:parent-style-name="AncientGreekἈρχαίαἑλληνικά" style:family="text">
      <style:text-properties style:font-weight-complex="bold" style:font-size-complex="14pt" fo:language="el" fo:country="GR"/>
    </style:style>
    <style:style style:name="T9775" style:parent-style-name="AncientGreekἈρχαίαἑλληνικά" style:family="text">
      <style:text-properties style:font-weight-complex="bold" style:font-size-complex="14pt"/>
    </style:style>
    <style:style style:name="T9776" style:parent-style-name="AncientGreekἈρχαίαἑλληνικά" style:family="text">
      <style:text-properties style:font-weight-complex="bold" style:font-size-complex="14pt" fo:language="el" fo:country="GR"/>
    </style:style>
    <style:style style:name="T9777" style:parent-style-name="AncientGreekἈρχαίαἑλληνικά" style:family="text">
      <style:text-properties style:font-weight-complex="bold" style:font-size-complex="14pt"/>
    </style:style>
    <style:style style:name="T9778" style:parent-style-name="AncientGreekἈρχαίαἑλληνικά" style:family="text">
      <style:text-properties style:font-weight-complex="bold" style:font-size-complex="14pt" fo:language="el" fo:country="GR"/>
    </style:style>
    <style:style style:name="T9779" style:parent-style-name="AncientGreekἈρχαίαἑλληνικά" style:family="text">
      <style:text-properties style:font-weight-complex="bold" style:font-size-complex="14pt"/>
    </style:style>
    <style:style style:name="T9780" style:parent-style-name="AncientGreekἈρχαίαἑλληνικά" style:family="text">
      <style:text-properties style:font-weight-complex="bold" style:font-size-complex="14pt" fo:language="el" fo:country="GR"/>
    </style:style>
    <style:style style:name="T9781" style:parent-style-name="AncientGreekἈρχαίαἑλληνικά" style:family="text">
      <style:text-properties style:font-weight-complex="bold" style:font-size-complex="14pt"/>
    </style:style>
    <style:style style:name="T9782" style:parent-style-name="AncientGreekἈρχαίαἑλληνικά" style:family="text">
      <style:text-properties style:font-weight-complex="bold" style:font-size-complex="14pt" fo:language="el" fo:country="GR"/>
    </style:style>
    <style:style style:name="T9783" style:parent-style-name="AncientGreekἈρχαίαἑλληνικά" style:family="text">
      <style:text-properties style:font-weight-complex="bold" style:font-size-complex="14pt"/>
    </style:style>
    <style:style style:name="T9784" style:parent-style-name="AncientGreekἈρχαίαἑλληνικά" style:family="text">
      <style:text-properties style:font-weight-complex="bold" style:font-size-complex="14pt" fo:language="el" fo:country="GR"/>
    </style:style>
    <style:style style:name="T9785" style:parent-style-name="AncientGreekἈρχαίαἑλληνικά" style:family="text">
      <style:text-properties style:font-weight-complex="bold" style:font-size-complex="14pt"/>
    </style:style>
    <style:style style:name="T9786" style:parent-style-name="AncientGreekἈρχαίαἑλληνικά" style:family="text">
      <style:text-properties style:font-weight-complex="bold" style:font-size-complex="14pt" fo:language="el" fo:country="GR"/>
    </style:style>
    <style:style style:name="T9787" style:parent-style-name="AncientGreekἈρχαίαἑλληνικά" style:family="text">
      <style:text-properties style:font-weight-complex="bold" style:font-size-complex="14pt"/>
    </style:style>
    <style:style style:name="T9788" style:parent-style-name="AncientGreekἈρχαίαἑλληνικά" style:family="text">
      <style:text-properties style:font-weight-complex="bold" style:font-size-complex="14pt" fo:language="el" fo:country="GR"/>
    </style:style>
    <style:style style:name="T9789" style:parent-style-name="AncientGreekἈρχαίαἑλληνικά" style:family="text">
      <style:text-properties style:font-weight-complex="bold" style:font-size-complex="14pt"/>
    </style:style>
    <style:style style:name="T9790" style:parent-style-name="AncientGreekἈρχαίαἑλληνικά" style:family="text">
      <style:text-properties style:font-weight-complex="bold" style:font-size-complex="14pt" fo:language="el" fo:country="GR"/>
    </style:style>
    <style:style style:name="T9791" style:parent-style-name="AncientGreekἈρχαίαἑλληνικά" style:family="text">
      <style:text-properties style:font-weight-complex="bold" style:font-size-complex="14pt"/>
    </style:style>
    <style:style style:name="T9792" style:parent-style-name="AncientGreekἈρχαίαἑλληνικά" style:family="text">
      <style:text-properties style:font-weight-complex="bold" style:font-size-complex="14pt" fo:language="el" fo:country="GR"/>
    </style:style>
    <style:style style:name="T9793" style:parent-style-name="AncientGreekἈρχαίαἑλληνικά" style:family="text">
      <style:text-properties style:font-weight-complex="bold" style:font-size-complex="14pt"/>
    </style:style>
    <style:style style:name="T9794" style:parent-style-name="AncientGreekἈρχαίαἑλληνικά" style:family="text">
      <style:text-properties style:font-weight-complex="bold" style:font-size-complex="14pt" fo:language="el" fo:country="GR"/>
    </style:style>
    <style:style style:name="T9795" style:parent-style-name="AncientGreekἈρχαίαἑλληνικά" style:family="text">
      <style:text-properties style:font-weight-complex="bold" style:font-size-complex="14pt"/>
    </style:style>
    <style:style style:name="TableCell9796" style:family="table-cell">
      <style:table-cell-properties fo:border="0.0069in solid #000000" fo:background-color="#FFFFFF" style:writing-mode="lr-tb" fo:padding-top="0in" fo:padding-left="0.1527in" fo:padding-bottom="0in" fo:padding-right="0.15in"/>
    </style:style>
    <style:style style:name="P9797" style:parent-style-name="Standard" style:family="paragraph">
      <style:paragraph-properties fo:widows="0" fo:orphans="0"/>
      <style:text-properties style:font-name="AncientGreek"/>
    </style:style>
    <style:style style:name="P9798" style:parent-style-name="Standard" style:family="paragraph">
      <style:paragraph-properties fo:widows="0" fo:orphans="0"/>
      <style:text-properties style:font-name="AncientGreek"/>
    </style:style>
    <style:style style:name="P9799" style:parent-style-name="Standard" style:family="paragraph">
      <style:paragraph-properties fo:widows="0" fo:orphans="0"/>
      <style:text-properties style:font-name="AncientGreek"/>
    </style:style>
    <style:style style:name="P9800" style:parent-style-name="Standard" style:family="paragraph">
      <style:paragraph-properties fo:widows="0" fo:orphans="0"/>
      <style:text-properties style:font-name="AncientGreek"/>
    </style:style>
    <style:style style:name="TableRow9801" style:family="table-row">
      <style:table-row-properties style:min-row-height="0.0138in" style:use-optimal-row-height="false" fo:keep-together="always"/>
    </style:style>
    <style:style style:name="TableCell9802" style:family="table-cell">
      <style:table-cell-properties fo:border="0.0069in solid #000000" fo:background-color="#FFFFFF" style:writing-mode="lr-tb" fo:padding-top="0in" fo:padding-left="0.1527in" fo:padding-bottom="0in" fo:padding-right="0.15in"/>
    </style:style>
    <style:style style:name="P9803" style:parent-style-name="Standard" style:family="paragraph">
      <style:paragraph-properties fo:keep-with-next="always" fo:widows="0" fo:orphans="0" fo:text-align="center">
        <style:tab-stops>
          <style:tab-stop style:type="left" style:position="0.7812in"/>
          <style:tab-stop style:type="center" style:position="1in"/>
        </style:tab-stops>
      </style:paragraph-properties>
    </style:style>
    <style:style style:name="T9804" style:parent-style-name="AncientGreekἈρχαίαἑλληνικά" style:family="text">
      <style:text-properties fo:font-weight="bold" style:font-weight-asian="bold" style:font-weight-complex="bold" fo:font-size="18pt" style:font-size-asian="18pt" style:font-size-complex="14pt"/>
    </style:style>
    <style:style style:name="T980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806" style:parent-style-name="AncientGreekἈρχαίαἑλληνικά" style:family="text">
      <style:text-properties fo:font-weight="bold" style:font-weight-asian="bold" style:font-weight-complex="bold" fo:font-size="18pt" style:font-size-asian="18pt" style:font-size-complex="14pt"/>
    </style:style>
    <style:style style:name="T980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808" style:parent-style-name="AncientGreekἈρχαίαἑλληνικά" style:family="text">
      <style:text-properties fo:font-weight="bold" style:font-weight-asian="bold" style:font-weight-complex="bold" fo:font-size="18pt" style:font-size-asian="18pt" style:font-size-complex="14pt"/>
    </style:style>
    <style:style style:name="T980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810" style:parent-style-name="AncientGreekἈρχαίαἑλληνικά" style:family="text">
      <style:text-properties fo:font-weight="bold" style:font-weight-asian="bold" style:font-weight-complex="bold" fo:font-size="18pt" style:font-size-asian="18pt" style:font-size-complex="14pt"/>
    </style:style>
    <style:style style:name="T9811" style:parent-style-name="AncientGreekἈρχαίαἑλληνικά" style:family="text">
      <style:text-properties fo:font-weight="bold" style:font-weight-asian="bold" style:font-weight-complex="bold" fo:font-size="18pt" style:font-size-asian="18pt" style:font-size-complex="14pt"/>
    </style:style>
    <style:style style:name="T9812" style:parent-style-name="AncientGreekἈρχαίαἑλληνικά" style:family="text">
      <style:text-properties style:font-weight-complex="bold" style:font-size-complex="14pt" fo:language="el" fo:country="GR"/>
    </style:style>
    <style:style style:name="T9813" style:parent-style-name="AncientGreekἈρχαίαἑλληνικά" style:family="text">
      <style:text-properties style:font-weight-complex="bold" style:font-size-complex="14pt"/>
    </style:style>
    <style:style style:name="T9814" style:parent-style-name="AncientGreekἈρχαίαἑλληνικά" style:family="text">
      <style:text-properties style:font-weight-complex="bold" style:font-size-complex="14pt" fo:language="el" fo:country="GR"/>
    </style:style>
    <style:style style:name="T9815" style:parent-style-name="AncientGreekἈρχαίαἑλληνικά" style:family="text">
      <style:text-properties style:font-weight-complex="bold" style:font-size-complex="14pt"/>
    </style:style>
    <style:style style:name="T9816" style:parent-style-name="AncientGreekἈρχαίαἑλληνικά" style:family="text">
      <style:text-properties style:font-weight-complex="bold" style:font-size-complex="14pt" fo:language="el" fo:country="GR"/>
    </style:style>
    <style:style style:name="T9817" style:parent-style-name="AncientGreekἈρχαίαἑλληνικά" style:family="text">
      <style:text-properties style:font-weight-complex="bold" style:font-size-complex="14pt"/>
    </style:style>
    <style:style style:name="T9818" style:parent-style-name="AncientGreekἈρχαίαἑλληνικά" style:family="text">
      <style:text-properties style:font-weight-complex="bold" style:font-size-complex="14pt" fo:language="el" fo:country="GR"/>
    </style:style>
    <style:style style:name="T9819" style:parent-style-name="AncientGreekἈρχαίαἑλληνικά" style:family="text">
      <style:text-properties style:font-weight-complex="bold" style:font-size-complex="14pt"/>
    </style:style>
    <style:style style:name="T9820" style:parent-style-name="AncientGreekἈρχαίαἑλληνικά" style:family="text">
      <style:text-properties style:font-weight-complex="bold" style:font-size-complex="14pt" fo:language="el" fo:country="GR"/>
    </style:style>
    <style:style style:name="T9821" style:parent-style-name="AncientGreekἈρχαίαἑλληνικά" style:family="text">
      <style:text-properties style:font-weight-complex="bold" style:font-size-complex="14pt"/>
    </style:style>
    <style:style style:name="T9822" style:parent-style-name="AncientGreekἈρχαίαἑλληνικά" style:family="text">
      <style:text-properties style:font-weight-complex="bold" style:font-size-complex="14pt" fo:language="el" fo:country="GR"/>
    </style:style>
    <style:style style:name="T9823" style:parent-style-name="AncientGreekἈρχαίαἑλληνικά" style:family="text">
      <style:text-properties style:font-weight-complex="bold" style:font-size-complex="14pt"/>
    </style:style>
    <style:style style:name="T9824" style:parent-style-name="AncientGreekἈρχαίαἑλληνικά" style:family="text">
      <style:text-properties style:font-weight-complex="bold" style:font-size-complex="14pt" fo:language="el" fo:country="GR"/>
    </style:style>
    <style:style style:name="T9825" style:parent-style-name="AncientGreekἈρχαίαἑλληνικά" style:family="text">
      <style:text-properties style:font-weight-complex="bold" style:font-size-complex="14pt"/>
    </style:style>
    <style:style style:name="T9826" style:parent-style-name="AncientGreekἈρχαίαἑλληνικά" style:family="text">
      <style:text-properties style:font-weight-complex="bold" style:font-size-complex="14pt" fo:language="el" fo:country="GR"/>
    </style:style>
    <style:style style:name="T9827" style:parent-style-name="AncientGreekἈρχαίαἑλληνικά" style:family="text">
      <style:text-properties style:font-weight-complex="bold" style:font-size-complex="14pt"/>
    </style:style>
    <style:style style:name="T9828" style:parent-style-name="AncientGreekἈρχαίαἑλληνικά" style:family="text">
      <style:text-properties style:font-weight-complex="bold" style:font-size-complex="14pt" fo:language="el" fo:country="GR"/>
    </style:style>
    <style:style style:name="T9829" style:parent-style-name="AncientGreekἈρχαίαἑλληνικά" style:family="text">
      <style:text-properties style:font-weight-complex="bold" style:font-size-complex="14pt"/>
    </style:style>
    <style:style style:name="T9830" style:parent-style-name="AncientGreekἈρχαίαἑλληνικά" style:family="text">
      <style:text-properties style:font-weight-complex="bold" style:font-size-complex="14pt" fo:language="el" fo:country="GR"/>
    </style:style>
    <style:style style:name="T9831" style:parent-style-name="AncientGreekἈρχαίαἑλληνικά" style:family="text">
      <style:text-properties style:font-weight-complex="bold" style:font-size-complex="14pt"/>
    </style:style>
    <style:style style:name="T9832" style:parent-style-name="AncientGreekἈρχαίαἑλληνικά" style:family="text">
      <style:text-properties style:font-weight-complex="bold" style:font-size-complex="14pt" fo:language="el" fo:country="GR"/>
    </style:style>
    <style:style style:name="T9833" style:parent-style-name="AncientGreekἈρχαίαἑλληνικά" style:family="text">
      <style:text-properties style:font-weight-complex="bold" style:font-size-complex="14pt"/>
    </style:style>
    <style:style style:name="T9834" style:parent-style-name="AncientGreekἈρχαίαἑλληνικά" style:family="text">
      <style:text-properties style:font-weight-complex="bold" style:font-size-complex="14pt" fo:language="el" fo:country="GR"/>
    </style:style>
    <style:style style:name="T9835" style:parent-style-name="AncientGreekἈρχαίαἑλληνικά" style:family="text">
      <style:text-properties style:font-weight-complex="bold" style:font-size-complex="14pt"/>
    </style:style>
    <style:style style:name="T9836" style:parent-style-name="AncientGreekἈρχαίαἑλληνικά" style:family="text">
      <style:text-properties style:font-weight-complex="bold" style:font-size-complex="14pt" fo:language="el" fo:country="GR"/>
    </style:style>
    <style:style style:name="T9837" style:parent-style-name="AncientGreekἈρχαίαἑλληνικά" style:family="text">
      <style:text-properties style:font-weight-complex="bold" style:font-size-complex="14pt"/>
    </style:style>
    <style:style style:name="T9838" style:parent-style-name="AncientGreekἈρχαίαἑλληνικά" style:family="text">
      <style:text-properties style:font-weight-complex="bold" style:font-size-complex="14pt" fo:language="el" fo:country="GR"/>
    </style:style>
    <style:style style:name="T9839" style:parent-style-name="AncientGreekἈρχαίαἑλληνικά" style:family="text">
      <style:text-properties style:font-weight-complex="bold" style:font-size-complex="14pt"/>
    </style:style>
    <style:style style:name="T9840" style:parent-style-name="AncientGreekἈρχαίαἑλληνικά" style:family="text">
      <style:text-properties style:font-weight-complex="bold" style:font-size-complex="14pt" fo:language="el" fo:country="GR"/>
    </style:style>
    <style:style style:name="T9841" style:parent-style-name="AncientGreekἈρχαίαἑλληνικά" style:family="text">
      <style:text-properties style:font-weight-complex="bold" style:font-size-complex="14pt"/>
    </style:style>
    <style:style style:name="T9842" style:parent-style-name="AncientGreekἈρχαίαἑλληνικά" style:family="text">
      <style:text-properties style:font-weight-complex="bold" style:font-size-complex="14pt" fo:language="el" fo:country="GR"/>
    </style:style>
    <style:style style:name="T9843" style:parent-style-name="AncientGreekἈρχαίαἑλληνικά" style:family="text">
      <style:text-properties style:font-weight-complex="bold" style:font-size-complex="14pt"/>
    </style:style>
    <style:style style:name="T9844" style:parent-style-name="AncientGreekἈρχαίαἑλληνικά" style:family="text">
      <style:text-properties style:font-weight-complex="bold" style:font-size-complex="14pt" fo:language="el" fo:country="GR"/>
    </style:style>
    <style:style style:name="T9845" style:parent-style-name="AncientGreekἈρχαίαἑλληνικά" style:family="text">
      <style:text-properties style:font-weight-complex="bold" style:font-size-complex="14pt"/>
    </style:style>
    <style:style style:name="T9846" style:parent-style-name="AncientGreekἈρχαίαἑλληνικά" style:family="text">
      <style:text-properties style:font-weight-complex="bold" style:font-size-complex="14pt" fo:language="el" fo:country="GR"/>
    </style:style>
    <style:style style:name="T9847" style:parent-style-name="AncientGreekἈρχαίαἑλληνικά" style:family="text">
      <style:text-properties style:font-weight-complex="bold" style:font-size-complex="14pt"/>
    </style:style>
    <style:style style:name="T9848" style:parent-style-name="AncientGreekἈρχαίαἑλληνικά" style:family="text">
      <style:text-properties style:font-weight-complex="bold" style:font-size-complex="14pt" fo:language="el" fo:country="GR"/>
    </style:style>
    <style:style style:name="T9849" style:parent-style-name="AncientGreekἈρχαίαἑλληνικά" style:family="text">
      <style:text-properties style:font-weight-complex="bold" style:font-size-complex="14pt"/>
    </style:style>
    <style:style style:name="T9850" style:parent-style-name="AncientGreekἈρχαίαἑλληνικά" style:family="text">
      <style:text-properties style:font-weight-complex="bold" style:font-size-complex="14pt" fo:language="el" fo:country="GR"/>
    </style:style>
    <style:style style:name="T9851" style:parent-style-name="AncientGreekἈρχαίαἑλληνικά" style:family="text">
      <style:text-properties style:font-weight-complex="bold" style:font-size-complex="14pt"/>
    </style:style>
    <style:style style:name="T9852" style:parent-style-name="AncientGreekἈρχαίαἑλληνικά" style:family="text">
      <style:text-properties style:font-weight-complex="bold" style:font-size-complex="14pt" fo:language="el" fo:country="GR"/>
    </style:style>
    <style:style style:name="T9853" style:parent-style-name="AncientGreekἈρχαίαἑλληνικά" style:family="text">
      <style:text-properties style:font-weight-complex="bold" style:font-size-complex="14pt"/>
    </style:style>
    <style:style style:name="T9854" style:parent-style-name="AncientGreekἈρχαίαἑλληνικά" style:family="text">
      <style:text-properties style:font-weight-complex="bold" style:font-size-complex="14pt" fo:language="el" fo:country="GR"/>
    </style:style>
    <style:style style:name="T9855" style:parent-style-name="AncientGreekἈρχαίαἑλληνικά" style:family="text">
      <style:text-properties style:font-weight-complex="bold" style:font-size-complex="14pt"/>
    </style:style>
    <style:style style:name="T9856" style:parent-style-name="AncientGreekἈρχαίαἑλληνικά" style:family="text">
      <style:text-properties style:font-weight-complex="bold" style:font-size-complex="14pt" fo:language="el" fo:country="GR"/>
    </style:style>
    <style:style style:name="T9857" style:parent-style-name="AncientGreekἈρχαίαἑλληνικά" style:family="text">
      <style:text-properties style:font-weight-complex="bold" style:font-size-complex="14pt"/>
    </style:style>
    <style:style style:name="T9858" style:parent-style-name="AncientGreekἈρχαίαἑλληνικά" style:family="text">
      <style:text-properties style:font-weight-complex="bold" style:font-size-complex="14pt" fo:language="el" fo:country="GR"/>
    </style:style>
    <style:style style:name="T9859" style:parent-style-name="AncientGreekἈρχαίαἑλληνικά" style:family="text">
      <style:text-properties style:font-weight-complex="bold" style:font-size-complex="14pt"/>
    </style:style>
    <style:style style:name="T9860" style:parent-style-name="AncientGreekἈρχαίαἑλληνικά" style:family="text">
      <style:text-properties style:font-weight-complex="bold" style:font-size-complex="14pt" fo:language="el" fo:country="GR"/>
    </style:style>
    <style:style style:name="T9861" style:parent-style-name="AncientGreekἈρχαίαἑλληνικά" style:family="text">
      <style:text-properties style:font-weight-complex="bold" style:font-size-complex="14pt"/>
    </style:style>
    <style:style style:name="T9862" style:parent-style-name="AncientGreekἈρχαίαἑλληνικά" style:family="text">
      <style:text-properties style:font-weight-complex="bold" style:font-size-complex="14pt" fo:language="el" fo:country="GR"/>
    </style:style>
    <style:style style:name="T9863" style:parent-style-name="AncientGreekἈρχαίαἑλληνικά" style:family="text">
      <style:text-properties style:font-weight-complex="bold" style:font-size-complex="14pt"/>
    </style:style>
    <style:style style:name="T9864" style:parent-style-name="AncientGreekἈρχαίαἑλληνικά" style:family="text">
      <style:text-properties style:font-weight-complex="bold" style:font-size-complex="14pt" fo:language="el" fo:country="GR"/>
    </style:style>
    <style:style style:name="T9865" style:parent-style-name="AncientGreekἈρχαίαἑλληνικά" style:family="text">
      <style:text-properties style:font-weight-complex="bold" style:font-size-complex="14pt"/>
    </style:style>
    <style:style style:name="T9866" style:parent-style-name="AncientGreekἈρχαίαἑλληνικά" style:family="text">
      <style:text-properties style:font-weight-complex="bold" style:font-size-complex="14pt" fo:language="el" fo:country="GR"/>
    </style:style>
    <style:style style:name="T9867" style:parent-style-name="AncientGreekἈρχαίαἑλληνικά" style:family="text">
      <style:text-properties style:font-weight-complex="bold" style:font-size-complex="14pt"/>
    </style:style>
    <style:style style:name="T9868" style:parent-style-name="AncientGreekἈρχαίαἑλληνικά" style:family="text">
      <style:text-properties style:font-weight-complex="bold" style:font-size-complex="14pt" fo:language="el" fo:country="GR"/>
    </style:style>
    <style:style style:name="T9869" style:parent-style-name="AncientGreekἈρχαίαἑλληνικά" style:family="text">
      <style:text-properties style:font-weight-complex="bold" style:font-size-complex="14pt"/>
    </style:style>
    <style:style style:name="T9870" style:parent-style-name="AncientGreekἈρχαίαἑλληνικά" style:family="text">
      <style:text-properties style:font-weight-complex="bold" style:font-size-complex="14pt" fo:language="el" fo:country="GR"/>
    </style:style>
    <style:style style:name="T9871" style:parent-style-name="AncientGreekἈρχαίαἑλληνικά" style:family="text">
      <style:text-properties style:font-weight-complex="bold" style:font-size-complex="14pt"/>
    </style:style>
    <style:style style:name="T9872" style:parent-style-name="AncientGreekἈρχαίαἑλληνικά" style:family="text">
      <style:text-properties style:font-weight-complex="bold" style:font-size-complex="14pt" fo:language="el" fo:country="GR"/>
    </style:style>
    <style:style style:name="T9873" style:parent-style-name="AncientGreekἈρχαίαἑλληνικά" style:family="text">
      <style:text-properties style:font-weight-complex="bold" style:font-size-complex="14pt"/>
    </style:style>
    <style:style style:name="P9874" style:parent-style-name="Standard" style:family="paragraph">
      <style:paragraph-properties fo:widows="0" fo:orphans="0">
        <style:tab-stops>
          <style:tab-stop style:type="left" style:position="0.7812in"/>
        </style:tab-stops>
      </style:paragraph-properties>
    </style:style>
    <style:style style:name="T9875" style:parent-style-name="AncientGreekἈρχαίαἑλληνικά" style:family="text">
      <style:text-properties style:font-weight-complex="bold" style:font-size-complex="14pt" fo:language="el" fo:country="GR"/>
    </style:style>
    <style:style style:name="T9876" style:parent-style-name="AncientGreekἈρχαίαἑλληνικά" style:family="text">
      <style:text-properties style:font-weight-complex="bold" style:font-size-complex="14pt"/>
    </style:style>
    <style:style style:name="T9877" style:parent-style-name="AncientGreekἈρχαίαἑλληνικά" style:family="text">
      <style:text-properties style:font-weight-complex="bold" style:font-size-complex="14pt" fo:language="el" fo:country="GR"/>
    </style:style>
    <style:style style:name="T9878" style:parent-style-name="AncientGreekἈρχαίαἑλληνικά" style:family="text">
      <style:text-properties style:font-weight-complex="bold" style:font-size-complex="14pt"/>
    </style:style>
    <style:style style:name="T9879" style:parent-style-name="AncientGreekἈρχαίαἑλληνικά" style:family="text">
      <style:text-properties style:font-weight-complex="bold" style:font-size-complex="14pt" fo:language="el" fo:country="GR"/>
    </style:style>
    <style:style style:name="T9880" style:parent-style-name="AncientGreekἈρχαίαἑλληνικά" style:family="text">
      <style:text-properties style:font-weight-complex="bold" style:font-size-complex="14pt"/>
    </style:style>
    <style:style style:name="T9881" style:parent-style-name="AncientGreekἈρχαίαἑλληνικά" style:family="text">
      <style:text-properties style:font-weight-complex="bold" style:font-size-complex="14pt" fo:language="el" fo:country="GR"/>
    </style:style>
    <style:style style:name="T9882" style:parent-style-name="AncientGreekἈρχαίαἑλληνικά" style:family="text">
      <style:text-properties style:font-weight-complex="bold" style:font-size-complex="14pt"/>
    </style:style>
    <style:style style:name="T9883" style:parent-style-name="AncientGreekἈρχαίαἑλληνικά" style:family="text">
      <style:text-properties style:font-weight-complex="bold" style:font-size-complex="14pt" fo:language="el" fo:country="GR"/>
    </style:style>
    <style:style style:name="T9884" style:parent-style-name="AncientGreekἈρχαίαἑλληνικά" style:family="text">
      <style:text-properties style:font-weight-complex="bold" style:font-size-complex="14pt"/>
    </style:style>
    <style:style style:name="T9885" style:parent-style-name="AncientGreekἈρχαίαἑλληνικά" style:family="text">
      <style:text-properties style:font-weight-complex="bold" style:font-size-complex="14pt" fo:language="el" fo:country="GR"/>
    </style:style>
    <style:style style:name="T9886" style:parent-style-name="AncientGreekἈρχαίαἑλληνικά" style:family="text">
      <style:text-properties style:font-weight-complex="bold" style:font-size-complex="14pt"/>
    </style:style>
    <style:style style:name="T9887" style:parent-style-name="AncientGreekἈρχαίαἑλληνικά" style:family="text">
      <style:text-properties style:font-weight-complex="bold" style:font-size-complex="14pt" fo:language="el" fo:country="GR"/>
    </style:style>
    <style:style style:name="T9888" style:parent-style-name="AncientGreekἈρχαίαἑλληνικά" style:family="text">
      <style:text-properties style:font-weight-complex="bold" style:font-size-complex="14pt"/>
    </style:style>
    <style:style style:name="T9889" style:parent-style-name="AncientGreekἈρχαίαἑλληνικά" style:family="text">
      <style:text-properties style:font-weight-complex="bold" style:font-size-complex="14pt" fo:language="el" fo:country="GR"/>
    </style:style>
    <style:style style:name="T9890" style:parent-style-name="AncientGreekἈρχαίαἑλληνικά" style:family="text">
      <style:text-properties style:font-weight-complex="bold" style:font-size-complex="14pt"/>
    </style:style>
    <style:style style:name="T9891" style:parent-style-name="AncientGreekἈρχαίαἑλληνικά" style:family="text">
      <style:text-properties style:font-weight-complex="bold" style:font-size-complex="14pt" fo:language="el" fo:country="GR"/>
    </style:style>
    <style:style style:name="T9892" style:parent-style-name="AncientGreekἈρχαίαἑλληνικά" style:family="text">
      <style:text-properties style:font-weight-complex="bold" style:font-size-complex="14pt"/>
    </style:style>
    <style:style style:name="TableCell9893" style:family="table-cell">
      <style:table-cell-properties fo:border="0.0069in solid #000000" fo:background-color="#FFFFFF" style:writing-mode="lr-tb" fo:padding-top="0in" fo:padding-left="0.1527in" fo:padding-bottom="0in" fo:padding-right="0.15in"/>
    </style:style>
    <style:style style:name="P9894" style:parent-style-name="Standard" style:family="paragraph">
      <style:paragraph-properties fo:widows="0" fo:orphans="0"/>
      <style:text-properties style:font-name="AncientGreek"/>
    </style:style>
    <style:style style:name="P9895" style:parent-style-name="Standard" style:family="paragraph">
      <style:paragraph-properties fo:widows="0" fo:orphans="0"/>
      <style:text-properties style:font-name="AncientGreek"/>
    </style:style>
    <style:style style:name="P9896" style:parent-style-name="Standard" style:family="paragraph">
      <style:paragraph-properties fo:widows="0" fo:orphans="0"/>
      <style:text-properties style:font-name="AncientGreek"/>
    </style:style>
    <style:style style:name="P9897" style:parent-style-name="Standard" style:family="paragraph">
      <style:paragraph-properties fo:widows="0" fo:orphans="0"/>
      <style:text-properties style:font-name="AncientGreek"/>
    </style:style>
    <style:style style:name="P9898" style:parent-style-name="Standard" style:family="paragraph">
      <style:paragraph-properties fo:widows="0" fo:orphans="0"/>
      <style:text-properties style:font-name="AncientGreek"/>
    </style:style>
    <style:style style:name="TableRow9899" style:family="table-row">
      <style:table-row-properties style:min-row-height="0.0138in" style:use-optimal-row-height="false" fo:keep-together="always"/>
    </style:style>
    <style:style style:name="TableCell9900" style:family="table-cell">
      <style:table-cell-properties fo:border="0.0069in solid #000000" fo:background-color="#FFFFFF" style:writing-mode="lr-tb" fo:padding-top="0in" fo:padding-left="0.1527in" fo:padding-bottom="0in" fo:padding-right="0.15in"/>
    </style:style>
    <style:style style:name="P9901"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9902" style:parent-style-name="AncientGreekἈρχαίαἑλληνικά" style:family="text">
      <style:text-properties fo:font-weight="bold" style:font-weight-asian="bold" style:font-weight-complex="bold" fo:font-size="18pt" style:font-size-asian="18pt" style:font-size-complex="14pt"/>
    </style:style>
    <style:style style:name="T990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904" style:parent-style-name="AncientGreekἈρχαίαἑλληνικά" style:family="text">
      <style:text-properties fo:font-weight="bold" style:font-weight-asian="bold" style:font-weight-complex="bold" fo:font-size="18pt" style:font-size-asian="18pt" style:font-size-complex="14pt"/>
    </style:style>
    <style:style style:name="T990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9906" style:parent-style-name="AncientGreekἈρχαίαἑλληνικά" style:family="text">
      <style:text-properties fo:font-weight="bold" style:font-weight-asian="bold" style:font-weight-complex="bold" fo:font-size="18pt" style:font-size-asian="18pt" style:font-size-complex="14pt"/>
    </style:style>
    <style:style style:name="T9907" style:parent-style-name="AncientGreekἈρχαίαἑλληνικά" style:family="text">
      <style:text-properties fo:font-weight="bold" style:font-weight-asian="bold" style:font-weight-complex="bold" fo:font-size="18pt" style:font-size-asian="18pt" style:font-size-complex="14pt"/>
    </style:style>
    <style:style style:name="T9908" style:parent-style-name="AncientGreekἈρχαίαἑλληνικά" style:family="text">
      <style:text-properties style:font-weight-complex="bold" style:font-size-complex="14pt" fo:language="el" fo:country="GR"/>
    </style:style>
    <style:style style:name="T9909" style:parent-style-name="AncientGreekἈρχαίαἑλληνικά" style:family="text">
      <style:text-properties style:font-weight-complex="bold" style:font-size-complex="14pt"/>
    </style:style>
    <style:style style:name="T9910" style:parent-style-name="AncientGreekἈρχαίαἑλληνικά" style:family="text">
      <style:text-properties style:font-weight-complex="bold" style:font-size-complex="14pt" fo:language="el" fo:country="GR"/>
    </style:style>
    <style:style style:name="T9911" style:parent-style-name="AncientGreekἈρχαίαἑλληνικά" style:family="text">
      <style:text-properties style:font-weight-complex="bold" style:font-size-complex="14pt"/>
    </style:style>
    <style:style style:name="T9912" style:parent-style-name="AncientGreekἈρχαίαἑλληνικά" style:family="text">
      <style:text-properties style:font-weight-complex="bold" style:font-size-complex="14pt" fo:language="el" fo:country="GR"/>
    </style:style>
    <style:style style:name="T9913" style:parent-style-name="AncientGreekἈρχαίαἑλληνικά" style:family="text">
      <style:text-properties style:font-weight-complex="bold" style:font-size-complex="14pt"/>
    </style:style>
    <style:style style:name="T9914" style:parent-style-name="AncientGreekἈρχαίαἑλληνικά" style:family="text">
      <style:text-properties style:font-weight-complex="bold" style:font-size-complex="14pt" fo:language="el" fo:country="GR"/>
    </style:style>
    <style:style style:name="T9915" style:parent-style-name="AncientGreekἈρχαίαἑλληνικά" style:family="text">
      <style:text-properties style:font-weight-complex="bold" style:font-size-complex="14pt"/>
    </style:style>
    <style:style style:name="T9916" style:parent-style-name="AncientGreekἈρχαίαἑλληνικά" style:family="text">
      <style:text-properties style:font-weight-complex="bold" style:font-size-complex="14pt" fo:language="el" fo:country="GR"/>
    </style:style>
    <style:style style:name="T9917" style:parent-style-name="AncientGreekἈρχαίαἑλληνικά" style:family="text">
      <style:text-properties style:font-weight-complex="bold" style:font-size-complex="14pt"/>
    </style:style>
    <style:style style:name="T9918" style:parent-style-name="AncientGreekἈρχαίαἑλληνικά" style:family="text">
      <style:text-properties style:font-weight-complex="bold" style:font-size-complex="14pt" fo:language="el" fo:country="GR"/>
    </style:style>
    <style:style style:name="T9919" style:parent-style-name="AncientGreekἈρχαίαἑλληνικά" style:family="text">
      <style:text-properties style:font-weight-complex="bold" style:font-size-complex="14pt"/>
    </style:style>
    <style:style style:name="T9920" style:parent-style-name="AncientGreekἈρχαίαἑλληνικά" style:family="text">
      <style:text-properties style:font-weight-complex="bold" style:font-size-complex="14pt" fo:language="el" fo:country="GR"/>
    </style:style>
    <style:style style:name="T9921" style:parent-style-name="AncientGreekἈρχαίαἑλληνικά" style:family="text">
      <style:text-properties style:font-weight-complex="bold" style:font-size-complex="14pt"/>
    </style:style>
    <style:style style:name="T9922" style:parent-style-name="AncientGreekἈρχαίαἑλληνικά" style:family="text">
      <style:text-properties style:font-weight-complex="bold" style:font-size-complex="14pt" fo:language="el" fo:country="GR"/>
    </style:style>
    <style:style style:name="T9923" style:parent-style-name="AncientGreekἈρχαίαἑλληνικά" style:family="text">
      <style:text-properties style:font-weight-complex="bold" style:font-size-complex="14pt"/>
    </style:style>
    <style:style style:name="T9924" style:parent-style-name="AncientGreekἈρχαίαἑλληνικά" style:family="text">
      <style:text-properties style:font-weight-complex="bold" style:font-size-complex="14pt" fo:language="el" fo:country="GR"/>
    </style:style>
    <style:style style:name="T9925" style:parent-style-name="AncientGreekἈρχαίαἑλληνικά" style:family="text">
      <style:text-properties style:font-weight-complex="bold" style:font-size-complex="14pt"/>
    </style:style>
    <style:style style:name="T9926" style:parent-style-name="AncientGreekἈρχαίαἑλληνικά" style:family="text">
      <style:text-properties style:font-weight-complex="bold" style:font-size-complex="14pt" fo:language="el" fo:country="GR"/>
    </style:style>
    <style:style style:name="T9927" style:parent-style-name="AncientGreekἈρχαίαἑλληνικά" style:family="text">
      <style:text-properties style:font-weight-complex="bold" style:font-size-complex="14pt"/>
    </style:style>
    <style:style style:name="T9928" style:parent-style-name="AncientGreekἈρχαίαἑλληνικά" style:family="text">
      <style:text-properties style:font-weight-complex="bold" style:font-size-complex="14pt" fo:language="el" fo:country="GR"/>
    </style:style>
    <style:style style:name="T9929" style:parent-style-name="AncientGreekἈρχαίαἑλληνικά" style:family="text">
      <style:text-properties style:font-weight-complex="bold" style:font-size-complex="14pt"/>
    </style:style>
    <style:style style:name="T9930" style:parent-style-name="AncientGreekἈρχαίαἑλληνικά" style:family="text">
      <style:text-properties style:font-weight-complex="bold" style:font-size-complex="14pt" fo:language="el" fo:country="GR"/>
    </style:style>
    <style:style style:name="T9931" style:parent-style-name="AncientGreekἈρχαίαἑλληνικά" style:family="text">
      <style:text-properties style:font-weight-complex="bold" style:font-size-complex="14pt"/>
    </style:style>
    <style:style style:name="T9932" style:parent-style-name="AncientGreekἈρχαίαἑλληνικά" style:family="text">
      <style:text-properties style:font-weight-complex="bold" style:font-size-complex="14pt" fo:language="el" fo:country="GR"/>
    </style:style>
    <style:style style:name="T9933" style:parent-style-name="AncientGreekἈρχαίαἑλληνικά" style:family="text">
      <style:text-properties style:font-weight-complex="bold" style:font-size-complex="14pt"/>
    </style:style>
    <style:style style:name="T9934" style:parent-style-name="AncientGreekἈρχαίαἑλληνικά" style:family="text">
      <style:text-properties style:font-weight-complex="bold" style:font-size-complex="14pt" fo:language="el" fo:country="GR"/>
    </style:style>
    <style:style style:name="T9935" style:parent-style-name="AncientGreekἈρχαίαἑλληνικά" style:family="text">
      <style:text-properties style:font-weight-complex="bold" style:font-size-complex="14pt"/>
    </style:style>
    <style:style style:name="T9936" style:parent-style-name="AncientGreekἈρχαίαἑλληνικά" style:family="text">
      <style:text-properties style:font-weight-complex="bold" style:font-size-complex="14pt" fo:language="el" fo:country="GR"/>
    </style:style>
    <style:style style:name="T9937" style:parent-style-name="AncientGreekἈρχαίαἑλληνικά" style:family="text">
      <style:text-properties style:font-weight-complex="bold" style:font-size-complex="14pt"/>
    </style:style>
    <style:style style:name="T9938" style:parent-style-name="AncientGreekἈρχαίαἑλληνικά" style:family="text">
      <style:text-properties style:font-weight-complex="bold" style:font-size-complex="14pt" fo:language="el" fo:country="GR"/>
    </style:style>
    <style:style style:name="T9939" style:parent-style-name="AncientGreekἈρχαίαἑλληνικά" style:family="text">
      <style:text-properties style:font-weight-complex="bold" style:font-size-complex="14pt"/>
    </style:style>
    <style:style style:name="T9940" style:parent-style-name="AncientGreekἈρχαίαἑλληνικά" style:family="text">
      <style:text-properties style:font-weight-complex="bold" style:font-size-complex="14pt" fo:language="el" fo:country="GR"/>
    </style:style>
    <style:style style:name="T9941" style:parent-style-name="AncientGreekἈρχαίαἑλληνικά" style:family="text">
      <style:text-properties style:font-weight-complex="bold" style:font-size-complex="14pt"/>
    </style:style>
    <style:style style:name="T9942" style:parent-style-name="AncientGreekἈρχαίαἑλληνικά" style:family="text">
      <style:text-properties style:font-weight-complex="bold" style:font-size-complex="14pt" fo:language="el" fo:country="GR"/>
    </style:style>
    <style:style style:name="T9943" style:parent-style-name="AncientGreekἈρχαίαἑλληνικά" style:family="text">
      <style:text-properties style:font-weight-complex="bold" style:font-size-complex="14pt"/>
    </style:style>
    <style:style style:name="T9944" style:parent-style-name="AncientGreekἈρχαίαἑλληνικά" style:family="text">
      <style:text-properties style:font-weight-complex="bold" style:font-size-complex="14pt" fo:language="el" fo:country="GR"/>
    </style:style>
    <style:style style:name="T9945" style:parent-style-name="AncientGreekἈρχαίαἑλληνικά" style:family="text">
      <style:text-properties style:font-weight-complex="bold" style:font-size-complex="14pt"/>
    </style:style>
    <style:style style:name="T9946" style:parent-style-name="AncientGreekἈρχαίαἑλληνικά" style:family="text">
      <style:text-properties style:font-weight-complex="bold" style:font-size-complex="14pt" fo:language="el" fo:country="GR"/>
    </style:style>
    <style:style style:name="T9947" style:parent-style-name="AncientGreekἈρχαίαἑλληνικά" style:family="text">
      <style:text-properties style:font-weight-complex="bold" style:font-size-complex="14pt"/>
    </style:style>
    <style:style style:name="T9948" style:parent-style-name="AncientGreekἈρχαίαἑλληνικά" style:family="text">
      <style:text-properties style:font-weight-complex="bold" style:font-size-complex="14pt" fo:language="el" fo:country="GR"/>
    </style:style>
    <style:style style:name="T9949" style:parent-style-name="AncientGreekἈρχαίαἑλληνικά" style:family="text">
      <style:text-properties style:font-weight-complex="bold" style:font-size-complex="14pt"/>
    </style:style>
    <style:style style:name="T9950" style:parent-style-name="AncientGreekἈρχαίαἑλληνικά" style:family="text">
      <style:text-properties style:font-weight-complex="bold" style:font-size-complex="14pt" fo:language="el" fo:country="GR"/>
    </style:style>
    <style:style style:name="T9951" style:parent-style-name="AncientGreekἈρχαίαἑλληνικά" style:family="text">
      <style:text-properties style:font-weight-complex="bold" style:font-size-complex="14pt"/>
    </style:style>
    <style:style style:name="T9952" style:parent-style-name="AncientGreekἈρχαίαἑλληνικά" style:family="text">
      <style:text-properties style:font-weight-complex="bold" style:font-size-complex="14pt" fo:language="el" fo:country="GR"/>
    </style:style>
    <style:style style:name="T9953" style:parent-style-name="AncientGreekἈρχαίαἑλληνικά" style:family="text">
      <style:text-properties style:font-weight-complex="bold" style:font-size-complex="14pt"/>
    </style:style>
    <style:style style:name="T9954" style:parent-style-name="AncientGreekἈρχαίαἑλληνικά" style:family="text">
      <style:text-properties style:font-weight-complex="bold" style:font-size-complex="14pt" fo:language="el" fo:country="GR"/>
    </style:style>
    <style:style style:name="T9955" style:parent-style-name="AncientGreekἈρχαίαἑλληνικά" style:family="text">
      <style:text-properties style:font-weight-complex="bold" style:font-size-complex="14pt"/>
    </style:style>
    <style:style style:name="T9956" style:parent-style-name="AncientGreekἈρχαίαἑλληνικά" style:family="text">
      <style:text-properties style:font-weight-complex="bold" style:font-size-complex="14pt" fo:language="el" fo:country="GR"/>
    </style:style>
    <style:style style:name="T9957" style:parent-style-name="AncientGreekἈρχαίαἑλληνικά" style:family="text">
      <style:text-properties style:font-weight-complex="bold" style:font-size-complex="14pt"/>
    </style:style>
    <style:style style:name="T9958" style:parent-style-name="AncientGreekἈρχαίαἑλληνικά" style:family="text">
      <style:text-properties style:font-weight-complex="bold" style:font-size-complex="14pt" fo:language="el" fo:country="GR"/>
    </style:style>
    <style:style style:name="T9959" style:parent-style-name="AncientGreekἈρχαίαἑλληνικά" style:family="text">
      <style:text-properties style:font-weight-complex="bold" style:font-size-complex="14pt"/>
    </style:style>
    <style:style style:name="T9960" style:parent-style-name="AncientGreekἈρχαίαἑλληνικά" style:family="text">
      <style:text-properties style:font-weight-complex="bold" style:font-size-complex="14pt" fo:language="el" fo:country="GR"/>
    </style:style>
    <style:style style:name="T9961" style:parent-style-name="AncientGreekἈρχαίαἑλληνικά" style:family="text">
      <style:text-properties style:font-weight-complex="bold" style:font-size-complex="14pt"/>
    </style:style>
    <style:style style:name="T9962" style:parent-style-name="AncientGreekἈρχαίαἑλληνικά" style:family="text">
      <style:text-properties style:font-weight-complex="bold" style:font-size-complex="14pt" fo:language="el" fo:country="GR"/>
    </style:style>
    <style:style style:name="T9963" style:parent-style-name="AncientGreekἈρχαίαἑλληνικά" style:family="text">
      <style:text-properties style:font-weight-complex="bold" style:font-size-complex="14pt"/>
    </style:style>
    <style:style style:name="T9964" style:parent-style-name="AncientGreekἈρχαίαἑλληνικά" style:family="text">
      <style:text-properties style:font-weight-complex="bold" style:font-size-complex="14pt" fo:language="el" fo:country="GR"/>
    </style:style>
    <style:style style:name="T9965" style:parent-style-name="AncientGreekἈρχαίαἑλληνικά" style:family="text">
      <style:text-properties style:font-weight-complex="bold" style:font-size-complex="14pt"/>
    </style:style>
    <style:style style:name="T9966" style:parent-style-name="AncientGreekἈρχαίαἑλληνικά" style:family="text">
      <style:text-properties style:font-weight-complex="bold" style:font-size-complex="14pt" fo:language="el" fo:country="GR"/>
    </style:style>
    <style:style style:name="T9967" style:parent-style-name="AncientGreekἈρχαίαἑλληνικά" style:family="text">
      <style:text-properties style:font-weight-complex="bold" style:font-size-complex="14pt"/>
    </style:style>
    <style:style style:name="T9968" style:parent-style-name="AncientGreekἈρχαίαἑλληνικά" style:family="text">
      <style:text-properties style:font-weight-complex="bold" style:font-size-complex="14pt" fo:language="el" fo:country="GR"/>
    </style:style>
    <style:style style:name="T9969" style:parent-style-name="AncientGreekἈρχαίαἑλληνικά" style:family="text">
      <style:text-properties style:font-weight-complex="bold" style:font-size-complex="14pt"/>
    </style:style>
    <style:style style:name="T9970" style:parent-style-name="AncientGreekἈρχαίαἑλληνικά" style:family="text">
      <style:text-properties style:font-weight-complex="bold" style:font-size-complex="14pt" fo:language="el" fo:country="GR"/>
    </style:style>
    <style:style style:name="T9971" style:parent-style-name="AncientGreekἈρχαίαἑλληνικά" style:family="text">
      <style:text-properties style:font-weight-complex="bold" style:font-size-complex="14pt"/>
    </style:style>
    <style:style style:name="T9972" style:parent-style-name="AncientGreekἈρχαίαἑλληνικά" style:family="text">
      <style:text-properties style:font-weight-complex="bold" style:font-size-complex="14pt" fo:language="el" fo:country="GR"/>
    </style:style>
    <style:style style:name="T9973" style:parent-style-name="AncientGreekἈρχαίαἑλληνικά" style:family="text">
      <style:text-properties style:font-weight-complex="bold" style:font-size-complex="14pt"/>
    </style:style>
    <style:style style:name="P9974" style:parent-style-name="Standard" style:family="paragraph">
      <style:paragraph-properties fo:widows="0" fo:orphans="0">
        <style:tab-stops>
          <style:tab-stop style:type="left" style:position="2.1979in"/>
        </style:tab-stops>
      </style:paragraph-properties>
    </style:style>
    <style:style style:name="T9975" style:parent-style-name="AncientGreekἈρχαίαἑλληνικά" style:family="text">
      <style:text-properties style:font-weight-complex="bold" style:font-size-complex="14pt" fo:language="el" fo:country="GR"/>
    </style:style>
    <style:style style:name="T9976" style:parent-style-name="AncientGreekἈρχαίαἑλληνικά" style:family="text">
      <style:text-properties style:font-weight-complex="bold" style:font-size-complex="14pt"/>
    </style:style>
    <style:style style:name="T9977" style:parent-style-name="AncientGreekἈρχαίαἑλληνικά" style:family="text">
      <style:text-properties style:font-weight-complex="bold" style:font-size-complex="14pt" fo:language="el" fo:country="GR"/>
    </style:style>
    <style:style style:name="T9978" style:parent-style-name="AncientGreekἈρχαίαἑλληνικά" style:family="text">
      <style:text-properties style:font-weight-complex="bold" style:font-size-complex="14pt"/>
    </style:style>
    <style:style style:name="T9979" style:parent-style-name="AncientGreekἈρχαίαἑλληνικά" style:family="text">
      <style:text-properties style:font-weight-complex="bold" style:font-size-complex="14pt" fo:language="el" fo:country="GR"/>
    </style:style>
    <style:style style:name="T9980" style:parent-style-name="AncientGreekἈρχαίαἑλληνικά" style:family="text">
      <style:text-properties style:font-weight-complex="bold" style:font-size-complex="14pt"/>
    </style:style>
    <style:style style:name="T9981" style:parent-style-name="AncientGreekἈρχαίαἑλληνικά" style:family="text">
      <style:text-properties style:font-weight-complex="bold" style:font-size-complex="14pt" fo:language="el" fo:country="GR"/>
    </style:style>
    <style:style style:name="T9982" style:parent-style-name="AncientGreekἈρχαίαἑλληνικά" style:family="text">
      <style:text-properties style:font-weight-complex="bold" style:font-size-complex="14pt"/>
    </style:style>
    <style:style style:name="T9983" style:parent-style-name="AncientGreekἈρχαίαἑλληνικά" style:family="text">
      <style:text-properties style:font-weight-complex="bold" style:font-size-complex="14pt" fo:language="el" fo:country="GR"/>
    </style:style>
    <style:style style:name="T9984" style:parent-style-name="AncientGreekἈρχαίαἑλληνικά" style:family="text">
      <style:text-properties style:font-weight-complex="bold" style:font-size-complex="14pt"/>
    </style:style>
    <style:style style:name="T9985" style:parent-style-name="AncientGreekἈρχαίαἑλληνικά" style:family="text">
      <style:text-properties style:font-weight-complex="bold" style:font-size-complex="14pt" fo:language="el" fo:country="GR"/>
    </style:style>
    <style:style style:name="T9986" style:parent-style-name="AncientGreekἈρχαίαἑλληνικά" style:family="text">
      <style:text-properties style:font-weight-complex="bold" style:font-size-complex="14pt"/>
    </style:style>
    <style:style style:name="T9987" style:parent-style-name="AncientGreekἈρχαίαἑλληνικά" style:family="text">
      <style:text-properties style:font-weight-complex="bold" style:font-size-complex="14pt" fo:language="el" fo:country="GR"/>
    </style:style>
    <style:style style:name="T9988" style:parent-style-name="AncientGreekἈρχαίαἑλληνικά" style:family="text">
      <style:text-properties style:font-weight-complex="bold" style:font-size-complex="14pt"/>
    </style:style>
    <style:style style:name="T9989" style:parent-style-name="AncientGreekἈρχαίαἑλληνικά" style:family="text">
      <style:text-properties style:font-weight-complex="bold" style:font-size-complex="14pt" fo:language="el" fo:country="GR"/>
    </style:style>
    <style:style style:name="T9990" style:parent-style-name="AncientGreekἈρχαίαἑλληνικά" style:family="text">
      <style:text-properties style:font-weight-complex="bold" style:font-size-complex="14pt"/>
    </style:style>
    <style:style style:name="T9991" style:parent-style-name="AncientGreekἈρχαίαἑλληνικά" style:family="text">
      <style:text-properties style:font-weight-complex="bold" style:font-size-complex="14pt" fo:language="el" fo:country="GR"/>
    </style:style>
    <style:style style:name="T9992" style:parent-style-name="AncientGreekἈρχαίαἑλληνικά" style:family="text">
      <style:text-properties style:font-weight-complex="bold" style:font-size-complex="14pt"/>
    </style:style>
    <style:style style:name="TableCell9993" style:family="table-cell">
      <style:table-cell-properties fo:border="0.0069in solid #000000" fo:background-color="#FFFFFF" style:writing-mode="lr-tb" fo:padding-top="0in" fo:padding-left="0.1527in" fo:padding-bottom="0in" fo:padding-right="0.15in"/>
    </style:style>
    <style:style style:name="P9994" style:parent-style-name="Standard" style:family="paragraph">
      <style:paragraph-properties fo:widows="0" fo:orphans="0"/>
      <style:text-properties style:font-name="AncientGreek"/>
    </style:style>
    <style:style style:name="P9995" style:parent-style-name="Standard" style:family="paragraph">
      <style:paragraph-properties fo:widows="0" fo:orphans="0"/>
      <style:text-properties style:font-name="AncientGreek"/>
    </style:style>
    <style:style style:name="P9996" style:parent-style-name="Standard" style:family="paragraph">
      <style:paragraph-properties fo:widows="0" fo:orphans="0"/>
      <style:text-properties style:font-name="AncientGreek"/>
    </style:style>
    <style:style style:name="P9997" style:parent-style-name="Standard" style:family="paragraph">
      <style:paragraph-properties fo:widows="0" fo:orphans="0"/>
      <style:text-properties style:font-name="AncientGreek"/>
    </style:style>
    <style:style style:name="P9998" style:parent-style-name="Standard" style:family="paragraph">
      <style:paragraph-properties fo:widows="0" fo:orphans="0"/>
      <style:text-properties style:font-name="AncientGreek"/>
    </style:style>
    <style:style style:name="TableRow9999" style:family="table-row">
      <style:table-row-properties style:min-row-height="0.0138in" style:use-optimal-row-height="false" fo:keep-together="always"/>
    </style:style>
    <style:style style:name="TableCell10000" style:family="table-cell">
      <style:table-cell-properties fo:border="0.0069in solid #000000" fo:background-color="#FFFFFF" style:writing-mode="lr-tb" fo:padding-top="0in" fo:padding-left="0.1527in" fo:padding-bottom="0in" fo:padding-right="0.15in"/>
    </style:style>
    <style:style style:name="P10001"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10002" style:parent-style-name="AncientGreekἈρχαίαἑλληνικά" style:family="text">
      <style:text-properties fo:font-weight="bold" style:font-weight-asian="bold" style:font-weight-complex="bold" fo:font-size="18pt" style:font-size-asian="18pt" style:font-size-complex="14pt"/>
    </style:style>
    <style:style style:name="T1000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004" style:parent-style-name="AncientGreekἈρχαίαἑλληνικά" style:family="text">
      <style:text-properties fo:font-weight="bold" style:font-weight-asian="bold" style:font-weight-complex="bold" fo:font-size="18pt" style:font-size-asian="18pt" style:font-size-complex="14pt"/>
    </style:style>
    <style:style style:name="T1000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006" style:parent-style-name="AncientGreekἈρχαίαἑλληνικά" style:family="text">
      <style:text-properties fo:font-weight="bold" style:font-weight-asian="bold" style:font-weight-complex="bold" fo:font-size="18pt" style:font-size-asian="18pt" style:font-size-complex="14pt"/>
    </style:style>
    <style:style style:name="T1000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008" style:parent-style-name="AncientGreekἈρχαίαἑλληνικά" style:family="text">
      <style:text-properties fo:font-weight="bold" style:font-weight-asian="bold" style:font-weight-complex="bold" fo:font-size="18pt" style:font-size-asian="18pt" style:font-size-complex="14pt"/>
    </style:style>
    <style:style style:name="T1000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010" style:parent-style-name="AncientGreekἈρχαίαἑλληνικά" style:family="text">
      <style:text-properties fo:font-weight="bold" style:font-weight-asian="bold" style:font-weight-complex="bold" fo:font-size="18pt" style:font-size-asian="18pt" style:font-size-complex="14pt"/>
    </style:style>
    <style:style style:name="T10011" style:parent-style-name="AncientGreekἈρχαίαἑλληνικά" style:family="text">
      <style:text-properties fo:font-weight="bold" style:font-weight-asian="bold" style:font-weight-complex="bold" fo:font-size="18pt" style:font-size-asian="18pt" style:font-size-complex="14pt"/>
    </style:style>
    <style:style style:name="T10012" style:parent-style-name="AncientGreekἈρχαίαἑλληνικά" style:family="text">
      <style:text-properties style:font-weight-complex="bold" style:font-size-complex="14pt" fo:language="el" fo:country="GR"/>
    </style:style>
    <style:style style:name="T10013" style:parent-style-name="AncientGreekἈρχαίαἑλληνικά" style:family="text">
      <style:text-properties style:font-weight-complex="bold" style:font-size-complex="14pt"/>
    </style:style>
    <style:style style:name="T10014" style:parent-style-name="AncientGreekἈρχαίαἑλληνικά" style:family="text">
      <style:text-properties style:font-weight-complex="bold" style:font-size-complex="14pt" fo:language="el" fo:country="GR"/>
    </style:style>
    <style:style style:name="T10015" style:parent-style-name="AncientGreekἈρχαίαἑλληνικά" style:family="text">
      <style:text-properties style:font-weight-complex="bold" style:font-size-complex="14pt"/>
    </style:style>
    <style:style style:name="T10016" style:parent-style-name="AncientGreekἈρχαίαἑλληνικά" style:family="text">
      <style:text-properties style:font-weight-complex="bold" style:font-size-complex="14pt" fo:language="el" fo:country="GR"/>
    </style:style>
    <style:style style:name="T10017" style:parent-style-name="AncientGreekἈρχαίαἑλληνικά" style:family="text">
      <style:text-properties style:font-weight-complex="bold" style:font-size-complex="14pt"/>
    </style:style>
    <style:style style:name="T10018" style:parent-style-name="AncientGreekἈρχαίαἑλληνικά" style:family="text">
      <style:text-properties style:font-weight-complex="bold" style:font-size-complex="14pt" fo:language="el" fo:country="GR"/>
    </style:style>
    <style:style style:name="T10019" style:parent-style-name="AncientGreekἈρχαίαἑλληνικά" style:family="text">
      <style:text-properties style:font-weight-complex="bold" style:font-size-complex="14pt"/>
    </style:style>
    <style:style style:name="T10020" style:parent-style-name="AncientGreekἈρχαίαἑλληνικά" style:family="text">
      <style:text-properties style:font-weight-complex="bold" style:font-size-complex="14pt" fo:language="el" fo:country="GR"/>
    </style:style>
    <style:style style:name="T10021" style:parent-style-name="AncientGreekἈρχαίαἑλληνικά" style:family="text">
      <style:text-properties style:font-weight-complex="bold" style:font-size-complex="14pt"/>
    </style:style>
    <style:style style:name="T10022" style:parent-style-name="AncientGreekἈρχαίαἑλληνικά" style:family="text">
      <style:text-properties style:font-weight-complex="bold" style:font-size-complex="14pt" fo:language="el" fo:country="GR"/>
    </style:style>
    <style:style style:name="T10023" style:parent-style-name="AncientGreekἈρχαίαἑλληνικά" style:family="text">
      <style:text-properties style:font-weight-complex="bold" style:font-size-complex="14pt"/>
    </style:style>
    <style:style style:name="T10024" style:parent-style-name="AncientGreekἈρχαίαἑλληνικά" style:family="text">
      <style:text-properties style:font-weight-complex="bold" style:font-size-complex="14pt" fo:language="el" fo:country="GR"/>
    </style:style>
    <style:style style:name="T10025" style:parent-style-name="AncientGreekἈρχαίαἑλληνικά" style:family="text">
      <style:text-properties style:font-weight-complex="bold" style:font-size-complex="14pt"/>
    </style:style>
    <style:style style:name="T10026" style:parent-style-name="AncientGreekἈρχαίαἑλληνικά" style:family="text">
      <style:text-properties style:font-weight-complex="bold" style:font-size-complex="14pt" fo:language="el" fo:country="GR"/>
    </style:style>
    <style:style style:name="T10027" style:parent-style-name="AncientGreekἈρχαίαἑλληνικά" style:family="text">
      <style:text-properties style:font-weight-complex="bold" style:font-size-complex="14pt"/>
    </style:style>
    <style:style style:name="T10028" style:parent-style-name="AncientGreekἈρχαίαἑλληνικά" style:family="text">
      <style:text-properties style:font-weight-complex="bold" style:font-size-complex="14pt" fo:language="el" fo:country="GR"/>
    </style:style>
    <style:style style:name="T10029" style:parent-style-name="AncientGreekἈρχαίαἑλληνικά" style:family="text">
      <style:text-properties style:font-weight-complex="bold" style:font-size-complex="14pt"/>
    </style:style>
    <style:style style:name="T10030" style:parent-style-name="AncientGreekἈρχαίαἑλληνικά" style:family="text">
      <style:text-properties style:font-weight-complex="bold" style:font-size-complex="14pt" fo:language="el" fo:country="GR"/>
    </style:style>
    <style:style style:name="T10031" style:parent-style-name="AncientGreekἈρχαίαἑλληνικά" style:family="text">
      <style:text-properties style:font-weight-complex="bold" style:font-size-complex="14pt"/>
    </style:style>
    <style:style style:name="T10032" style:parent-style-name="AncientGreekἈρχαίαἑλληνικά" style:family="text">
      <style:text-properties style:font-weight-complex="bold" style:font-size-complex="14pt" fo:language="el" fo:country="GR"/>
    </style:style>
    <style:style style:name="T10033" style:parent-style-name="AncientGreekἈρχαίαἑλληνικά" style:family="text">
      <style:text-properties style:font-weight-complex="bold" style:font-size-complex="14pt"/>
    </style:style>
    <style:style style:name="T10034" style:parent-style-name="AncientGreekἈρχαίαἑλληνικά" style:family="text">
      <style:text-properties style:font-weight-complex="bold" style:font-size-complex="14pt" fo:language="el" fo:country="GR"/>
    </style:style>
    <style:style style:name="T10035" style:parent-style-name="AncientGreekἈρχαίαἑλληνικά" style:family="text">
      <style:text-properties style:font-weight-complex="bold" style:font-size-complex="14pt"/>
    </style:style>
    <style:style style:name="T10036" style:parent-style-name="AncientGreekἈρχαίαἑλληνικά" style:family="text">
      <style:text-properties style:font-weight-complex="bold" style:font-size-complex="14pt" fo:language="el" fo:country="GR"/>
    </style:style>
    <style:style style:name="T10037" style:parent-style-name="AncientGreekἈρχαίαἑλληνικά" style:family="text">
      <style:text-properties style:font-weight-complex="bold" style:font-size-complex="14pt"/>
    </style:style>
    <style:style style:name="T10038" style:parent-style-name="AncientGreekἈρχαίαἑλληνικά" style:family="text">
      <style:text-properties style:font-weight-complex="bold" style:font-size-complex="14pt" fo:language="el" fo:country="GR"/>
    </style:style>
    <style:style style:name="T10039" style:parent-style-name="AncientGreekἈρχαίαἑλληνικά" style:family="text">
      <style:text-properties style:font-weight-complex="bold" style:font-size-complex="14pt"/>
    </style:style>
    <style:style style:name="T10040" style:parent-style-name="AncientGreekἈρχαίαἑλληνικά" style:family="text">
      <style:text-properties style:font-weight-complex="bold" style:font-size-complex="14pt" fo:language="el" fo:country="GR"/>
    </style:style>
    <style:style style:name="T10041" style:parent-style-name="AncientGreekἈρχαίαἑλληνικά" style:family="text">
      <style:text-properties style:font-weight-complex="bold" style:font-size-complex="14pt"/>
    </style:style>
    <style:style style:name="T10042" style:parent-style-name="AncientGreekἈρχαίαἑλληνικά" style:family="text">
      <style:text-properties style:font-weight-complex="bold" style:font-size-complex="14pt" fo:language="el" fo:country="GR"/>
    </style:style>
    <style:style style:name="T10043" style:parent-style-name="AncientGreekἈρχαίαἑλληνικά" style:family="text">
      <style:text-properties style:font-weight-complex="bold" style:font-size-complex="14pt"/>
    </style:style>
    <style:style style:name="T10044" style:parent-style-name="AncientGreekἈρχαίαἑλληνικά" style:family="text">
      <style:text-properties style:font-weight-complex="bold" style:font-size-complex="14pt" fo:language="el" fo:country="GR"/>
    </style:style>
    <style:style style:name="T10045" style:parent-style-name="AncientGreekἈρχαίαἑλληνικά" style:family="text">
      <style:text-properties style:font-weight-complex="bold" style:font-size-complex="14pt"/>
    </style:style>
    <style:style style:name="T10046" style:parent-style-name="AncientGreekἈρχαίαἑλληνικά" style:family="text">
      <style:text-properties style:font-weight-complex="bold" style:font-size-complex="14pt" fo:language="el" fo:country="GR"/>
    </style:style>
    <style:style style:name="T10047" style:parent-style-name="AncientGreekἈρχαίαἑλληνικά" style:family="text">
      <style:text-properties style:font-weight-complex="bold" style:font-size-complex="14pt"/>
    </style:style>
    <style:style style:name="T10048" style:parent-style-name="AncientGreekἈρχαίαἑλληνικά" style:family="text">
      <style:text-properties style:font-weight-complex="bold" style:font-size-complex="14pt" fo:language="el" fo:country="GR"/>
    </style:style>
    <style:style style:name="T10049" style:parent-style-name="AncientGreekἈρχαίαἑλληνικά" style:family="text">
      <style:text-properties style:font-weight-complex="bold" style:font-size-complex="14pt"/>
    </style:style>
    <style:style style:name="T10050" style:parent-style-name="AncientGreekἈρχαίαἑλληνικά" style:family="text">
      <style:text-properties style:font-weight-complex="bold" style:font-size-complex="14pt" fo:language="el" fo:country="GR"/>
    </style:style>
    <style:style style:name="T10051" style:parent-style-name="AncientGreekἈρχαίαἑλληνικά" style:family="text">
      <style:text-properties style:font-weight-complex="bold" style:font-size-complex="14pt"/>
    </style:style>
    <style:style style:name="T10052" style:parent-style-name="AncientGreekἈρχαίαἑλληνικά" style:family="text">
      <style:text-properties style:font-weight-complex="bold" style:font-size-complex="14pt" fo:language="el" fo:country="GR"/>
    </style:style>
    <style:style style:name="T10053" style:parent-style-name="AncientGreekἈρχαίαἑλληνικά" style:family="text">
      <style:text-properties style:font-weight-complex="bold" style:font-size-complex="14pt"/>
    </style:style>
    <style:style style:name="T10054" style:parent-style-name="AncientGreekἈρχαίαἑλληνικά" style:family="text">
      <style:text-properties style:font-weight-complex="bold" style:font-size-complex="14pt" fo:language="el" fo:country="GR"/>
    </style:style>
    <style:style style:name="T10055" style:parent-style-name="AncientGreekἈρχαίαἑλληνικά" style:family="text">
      <style:text-properties style:font-weight-complex="bold" style:font-size-complex="14pt"/>
    </style:style>
    <style:style style:name="T10056" style:parent-style-name="AncientGreekἈρχαίαἑλληνικά" style:family="text">
      <style:text-properties style:font-weight-complex="bold" style:font-size-complex="14pt" fo:language="el" fo:country="GR"/>
    </style:style>
    <style:style style:name="T10057" style:parent-style-name="AncientGreekἈρχαίαἑλληνικά" style:family="text">
      <style:text-properties style:font-weight-complex="bold" style:font-size-complex="14pt"/>
    </style:style>
    <style:style style:name="T10058" style:parent-style-name="AncientGreekἈρχαίαἑλληνικά" style:family="text">
      <style:text-properties style:font-weight-complex="bold" style:font-size-complex="14pt" fo:language="el" fo:country="GR"/>
    </style:style>
    <style:style style:name="T10059" style:parent-style-name="AncientGreekἈρχαίαἑλληνικά" style:family="text">
      <style:text-properties style:font-weight-complex="bold" style:font-size-complex="14pt"/>
    </style:style>
    <style:style style:name="T10060" style:parent-style-name="AncientGreekἈρχαίαἑλληνικά" style:family="text">
      <style:text-properties style:font-weight-complex="bold" style:font-size-complex="14pt" fo:language="el" fo:country="GR"/>
    </style:style>
    <style:style style:name="T10061" style:parent-style-name="AncientGreekἈρχαίαἑλληνικά" style:family="text">
      <style:text-properties style:font-weight-complex="bold" style:font-size-complex="14pt"/>
    </style:style>
    <style:style style:name="T10062" style:parent-style-name="AncientGreekἈρχαίαἑλληνικά" style:family="text">
      <style:text-properties style:font-weight-complex="bold" style:font-size-complex="14pt" fo:language="el" fo:country="GR"/>
    </style:style>
    <style:style style:name="T10063" style:parent-style-name="AncientGreekἈρχαίαἑλληνικά" style:family="text">
      <style:text-properties style:font-weight-complex="bold" style:font-size-complex="14pt"/>
    </style:style>
    <style:style style:name="T10064" style:parent-style-name="AncientGreekἈρχαίαἑλληνικά" style:family="text">
      <style:text-properties style:font-weight-complex="bold" style:font-size-complex="14pt" fo:language="el" fo:country="GR"/>
    </style:style>
    <style:style style:name="T10065" style:parent-style-name="AncientGreekἈρχαίαἑλληνικά" style:family="text">
      <style:text-properties style:font-weight-complex="bold" style:font-size-complex="14pt"/>
    </style:style>
    <style:style style:name="T10066" style:parent-style-name="AncientGreekἈρχαίαἑλληνικά" style:family="text">
      <style:text-properties style:font-weight-complex="bold" style:font-size-complex="14pt" fo:language="el" fo:country="GR"/>
    </style:style>
    <style:style style:name="T10067" style:parent-style-name="AncientGreekἈρχαίαἑλληνικά" style:family="text">
      <style:text-properties style:font-weight-complex="bold" style:font-size-complex="14pt"/>
    </style:style>
    <style:style style:name="T10068" style:parent-style-name="AncientGreekἈρχαίαἑλληνικά" style:family="text">
      <style:text-properties style:font-weight-complex="bold" style:font-size-complex="14pt" fo:language="el" fo:country="GR"/>
    </style:style>
    <style:style style:name="T10069" style:parent-style-name="AncientGreekἈρχαίαἑλληνικά" style:family="text">
      <style:text-properties style:font-weight-complex="bold" style:font-size-complex="14pt"/>
    </style:style>
    <style:style style:name="T10070" style:parent-style-name="AncientGreekἈρχαίαἑλληνικά" style:family="text">
      <style:text-properties style:font-weight-complex="bold" style:font-size-complex="14pt" fo:language="el" fo:country="GR"/>
    </style:style>
    <style:style style:name="T10071" style:parent-style-name="AncientGreekἈρχαίαἑλληνικά" style:family="text">
      <style:text-properties style:font-weight-complex="bold" style:font-size-complex="14pt"/>
    </style:style>
    <style:style style:name="T10072" style:parent-style-name="AncientGreekἈρχαίαἑλληνικά" style:family="text">
      <style:text-properties style:font-weight-complex="bold" style:font-size-complex="14pt" fo:language="el" fo:country="GR"/>
    </style:style>
    <style:style style:name="T10073" style:parent-style-name="AncientGreekἈρχαίαἑλληνικά" style:family="text">
      <style:text-properties style:font-weight-complex="bold" style:font-size-complex="14pt"/>
    </style:style>
    <style:style style:name="T10074" style:parent-style-name="AncientGreekἈρχαίαἑλληνικά" style:family="text">
      <style:text-properties style:font-weight-complex="bold" style:font-size-complex="14pt" fo:language="el" fo:country="GR"/>
    </style:style>
    <style:style style:name="T10075" style:parent-style-name="AncientGreekἈρχαίαἑλληνικά" style:family="text">
      <style:text-properties style:font-weight-complex="bold" style:font-size-complex="14pt"/>
    </style:style>
    <style:style style:name="T10076" style:parent-style-name="AncientGreekἈρχαίαἑλληνικά" style:family="text">
      <style:text-properties style:font-weight-complex="bold" style:font-size-complex="14pt" fo:language="el" fo:country="GR"/>
    </style:style>
    <style:style style:name="T10077" style:parent-style-name="AncientGreekἈρχαίαἑλληνικά" style:family="text">
      <style:text-properties style:font-weight-complex="bold" style:font-size-complex="14pt"/>
    </style:style>
    <style:style style:name="T10078" style:parent-style-name="AncientGreekἈρχαίαἑλληνικά" style:family="text">
      <style:text-properties style:font-weight-complex="bold" style:font-size-complex="14pt" fo:language="el" fo:country="GR"/>
    </style:style>
    <style:style style:name="T10079" style:parent-style-name="AncientGreekἈρχαίαἑλληνικά" style:family="text">
      <style:text-properties style:font-weight-complex="bold" style:font-size-complex="14pt"/>
    </style:style>
    <style:style style:name="T10080" style:parent-style-name="AncientGreekἈρχαίαἑλληνικά" style:family="text">
      <style:text-properties style:font-weight-complex="bold" style:font-size-complex="14pt" fo:language="el" fo:country="GR"/>
    </style:style>
    <style:style style:name="T10081" style:parent-style-name="AncientGreekἈρχαίαἑλληνικά" style:family="text">
      <style:text-properties style:font-weight-complex="bold" style:font-size-complex="14pt"/>
    </style:style>
    <style:style style:name="T10082" style:parent-style-name="AncientGreekἈρχαίαἑλληνικά" style:family="text">
      <style:text-properties style:font-weight-complex="bold" style:font-size-complex="14pt" fo:language="el" fo:country="GR"/>
    </style:style>
    <style:style style:name="T10083" style:parent-style-name="AncientGreekἈρχαίαἑλληνικά" style:family="text">
      <style:text-properties style:font-weight-complex="bold" style:font-size-complex="14pt"/>
    </style:style>
    <style:style style:name="T10084" style:parent-style-name="AncientGreekἈρχαίαἑλληνικά" style:family="text">
      <style:text-properties style:font-weight-complex="bold" style:font-size-complex="14pt" fo:language="el" fo:country="GR"/>
    </style:style>
    <style:style style:name="T10085" style:parent-style-name="AncientGreekἈρχαίαἑλληνικά" style:family="text">
      <style:text-properties style:font-weight-complex="bold" style:font-size-complex="14pt"/>
    </style:style>
    <style:style style:name="T10086" style:parent-style-name="AncientGreekἈρχαίαἑλληνικά" style:family="text">
      <style:text-properties style:font-weight-complex="bold" style:font-size-complex="14pt" fo:language="el" fo:country="GR"/>
    </style:style>
    <style:style style:name="T10087" style:parent-style-name="AncientGreekἈρχαίαἑλληνικά" style:family="text">
      <style:text-properties style:font-weight-complex="bold" style:font-size-complex="14pt"/>
    </style:style>
    <style:style style:name="T10088" style:parent-style-name="AncientGreekἈρχαίαἑλληνικά" style:family="text">
      <style:text-properties style:font-weight-complex="bold" style:font-size-complex="14pt" fo:language="el" fo:country="GR"/>
    </style:style>
    <style:style style:name="T10089" style:parent-style-name="AncientGreekἈρχαίαἑλληνικά" style:family="text">
      <style:text-properties style:font-weight-complex="bold" style:font-size-complex="14pt"/>
    </style:style>
    <style:style style:name="T10090" style:parent-style-name="AncientGreekἈρχαίαἑλληνικά" style:family="text">
      <style:text-properties style:font-weight-complex="bold" style:font-size-complex="14pt" fo:language="el" fo:country="GR"/>
    </style:style>
    <style:style style:name="T10091" style:parent-style-name="AncientGreekἈρχαίαἑλληνικά" style:family="text">
      <style:text-properties style:font-weight-complex="bold" style:font-size-complex="14pt"/>
    </style:style>
    <style:style style:name="T10092" style:parent-style-name="AncientGreekἈρχαίαἑλληνικά" style:family="text">
      <style:text-properties style:font-weight-complex="bold" style:font-size-complex="14pt" fo:language="el" fo:country="GR"/>
    </style:style>
    <style:style style:name="T10093" style:parent-style-name="AncientGreekἈρχαίαἑλληνικά" style:family="text">
      <style:text-properties style:font-weight-complex="bold" style:font-size-complex="14pt"/>
    </style:style>
    <style:style style:name="T10094" style:parent-style-name="AncientGreekἈρχαίαἑλληνικά" style:family="text">
      <style:text-properties style:font-weight-complex="bold" style:font-size-complex="14pt" fo:language="el" fo:country="GR"/>
    </style:style>
    <style:style style:name="T10095" style:parent-style-name="AncientGreekἈρχαίαἑλληνικά" style:family="text">
      <style:text-properties style:font-weight-complex="bold" style:font-size-complex="14pt"/>
    </style:style>
    <style:style style:name="T10096" style:parent-style-name="AncientGreekἈρχαίαἑλληνικά" style:family="text">
      <style:text-properties style:font-weight-complex="bold" style:font-size-complex="14pt" fo:language="el" fo:country="GR"/>
    </style:style>
    <style:style style:name="T10097" style:parent-style-name="AncientGreekἈρχαίαἑλληνικά" style:family="text">
      <style:text-properties style:font-weight-complex="bold" style:font-size-complex="14pt"/>
    </style:style>
    <style:style style:name="T10098" style:parent-style-name="AncientGreekἈρχαίαἑλληνικά" style:family="text">
      <style:text-properties style:font-weight-complex="bold" style:font-size-complex="14pt" fo:language="el" fo:country="GR"/>
    </style:style>
    <style:style style:name="T10099" style:parent-style-name="AncientGreekἈρχαίαἑλληνικά" style:family="text">
      <style:text-properties style:font-weight-complex="bold" style:font-size-complex="14pt"/>
    </style:style>
    <style:style style:name="T10100" style:parent-style-name="AncientGreekἈρχαίαἑλληνικά" style:family="text">
      <style:text-properties style:font-weight-complex="bold" style:font-size-complex="14pt" fo:language="el" fo:country="GR"/>
    </style:style>
    <style:style style:name="T10101" style:parent-style-name="AncientGreekἈρχαίαἑλληνικά" style:family="text">
      <style:text-properties style:font-weight-complex="bold" style:font-size-complex="14pt"/>
    </style:style>
    <style:style style:name="T10102" style:parent-style-name="AncientGreekἈρχαίαἑλληνικά" style:family="text">
      <style:text-properties style:font-weight-complex="bold" style:font-size-complex="14pt" fo:language="el" fo:country="GR"/>
    </style:style>
    <style:style style:name="T10103" style:parent-style-name="AncientGreekἈρχαίαἑλληνικά" style:family="text">
      <style:text-properties style:font-weight-complex="bold" style:font-size-complex="14pt"/>
    </style:style>
    <style:style style:name="T10104" style:parent-style-name="AncientGreekἈρχαίαἑλληνικά" style:family="text">
      <style:text-properties style:font-weight-complex="bold" style:font-size-complex="14pt" fo:language="el" fo:country="GR"/>
    </style:style>
    <style:style style:name="T10105" style:parent-style-name="AncientGreekἈρχαίαἑλληνικά" style:family="text">
      <style:text-properties style:font-weight-complex="bold" style:font-size-complex="14pt"/>
    </style:style>
    <style:style style:name="T10106" style:parent-style-name="AncientGreekἈρχαίαἑλληνικά" style:family="text">
      <style:text-properties style:font-weight-complex="bold" style:font-size-complex="14pt" fo:language="el" fo:country="GR"/>
    </style:style>
    <style:style style:name="T10107" style:parent-style-name="AncientGreekἈρχαίαἑλληνικά" style:family="text">
      <style:text-properties style:font-weight-complex="bold" style:font-size-complex="14pt"/>
    </style:style>
    <style:style style:name="T10108" style:parent-style-name="AncientGreekἈρχαίαἑλληνικά" style:family="text">
      <style:text-properties style:font-weight-complex="bold" style:font-size-complex="14pt" fo:language="el" fo:country="GR"/>
    </style:style>
    <style:style style:name="T10109" style:parent-style-name="AncientGreekἈρχαίαἑλληνικά" style:family="text">
      <style:text-properties style:font-weight-complex="bold" style:font-size-complex="14pt"/>
    </style:style>
    <style:style style:name="T10110" style:parent-style-name="AncientGreekἈρχαίαἑλληνικά" style:family="text">
      <style:text-properties style:font-weight-complex="bold" style:font-size-complex="14pt" fo:language="el" fo:country="GR"/>
    </style:style>
    <style:style style:name="T10111" style:parent-style-name="AncientGreekἈρχαίαἑλληνικά" style:family="text">
      <style:text-properties style:font-weight-complex="bold" style:font-size-complex="14pt"/>
    </style:style>
    <style:style style:name="T10112" style:parent-style-name="AncientGreekἈρχαίαἑλληνικά" style:family="text">
      <style:text-properties style:font-weight-complex="bold" style:font-size-complex="14pt" fo:language="el" fo:country="GR"/>
    </style:style>
    <style:style style:name="T10113" style:parent-style-name="AncientGreekἈρχαίαἑλληνικά" style:family="text">
      <style:text-properties style:font-weight-complex="bold" style:font-size-complex="14pt"/>
    </style:style>
    <style:style style:name="T10114" style:parent-style-name="AncientGreekἈρχαίαἑλληνικά" style:family="text">
      <style:text-properties style:font-weight-complex="bold" style:font-size-complex="14pt" fo:language="el" fo:country="GR"/>
    </style:style>
    <style:style style:name="T10115" style:parent-style-name="AncientGreekἈρχαίαἑλληνικά" style:family="text">
      <style:text-properties style:font-weight-complex="bold" style:font-size-complex="14pt"/>
    </style:style>
    <style:style style:name="T10116" style:parent-style-name="AncientGreekἈρχαίαἑλληνικά" style:family="text">
      <style:text-properties style:font-weight-complex="bold" style:font-size-complex="14pt" fo:language="el" fo:country="GR"/>
    </style:style>
    <style:style style:name="T10117" style:parent-style-name="AncientGreekἈρχαίαἑλληνικά" style:family="text">
      <style:text-properties style:font-weight-complex="bold" style:font-size-complex="14pt"/>
    </style:style>
    <style:style style:name="T10118" style:parent-style-name="AncientGreekἈρχαίαἑλληνικά" style:family="text">
      <style:text-properties style:font-weight-complex="bold" style:font-size-complex="14pt" fo:language="el" fo:country="GR"/>
    </style:style>
    <style:style style:name="T10119" style:parent-style-name="AncientGreekἈρχαίαἑλληνικά" style:family="text">
      <style:text-properties style:font-weight-complex="bold" style:font-size-complex="14pt"/>
    </style:style>
    <style:style style:name="T10120" style:parent-style-name="AncientGreekἈρχαίαἑλληνικά" style:family="text">
      <style:text-properties style:font-weight-complex="bold" style:font-size-complex="14pt" fo:language="el" fo:country="GR"/>
    </style:style>
    <style:style style:name="T10121" style:parent-style-name="AncientGreekἈρχαίαἑλληνικά" style:family="text">
      <style:text-properties style:font-weight-complex="bold" style:font-size-complex="14pt"/>
    </style:style>
    <style:style style:name="T10122" style:parent-style-name="AncientGreekἈρχαίαἑλληνικά" style:family="text">
      <style:text-properties style:font-weight-complex="bold" style:font-size-complex="14pt" fo:language="el" fo:country="GR"/>
    </style:style>
    <style:style style:name="T10123" style:parent-style-name="AncientGreekἈρχαίαἑλληνικά" style:family="text">
      <style:text-properties style:font-weight-complex="bold" style:font-size-complex="14pt"/>
    </style:style>
    <style:style style:name="T10124" style:parent-style-name="AncientGreekἈρχαίαἑλληνικά" style:family="text">
      <style:text-properties style:font-weight-complex="bold" style:font-size-complex="14pt" fo:language="el" fo:country="GR"/>
    </style:style>
    <style:style style:name="T10125" style:parent-style-name="AncientGreekἈρχαίαἑλληνικά" style:family="text">
      <style:text-properties style:font-weight-complex="bold" style:font-size-complex="14pt"/>
    </style:style>
    <style:style style:name="T10126" style:parent-style-name="AncientGreekἈρχαίαἑλληνικά" style:family="text">
      <style:text-properties style:font-weight-complex="bold" style:font-size-complex="14pt" fo:language="el" fo:country="GR"/>
    </style:style>
    <style:style style:name="T10127" style:parent-style-name="AncientGreekἈρχαίαἑλληνικά" style:family="text">
      <style:text-properties style:font-weight-complex="bold" style:font-size-complex="14pt"/>
    </style:style>
    <style:style style:name="T10128" style:parent-style-name="AncientGreekἈρχαίαἑλληνικά" style:family="text">
      <style:text-properties style:font-weight-complex="bold" style:font-size-complex="14pt" fo:language="el" fo:country="GR"/>
    </style:style>
    <style:style style:name="T10129" style:parent-style-name="AncientGreekἈρχαίαἑλληνικά" style:family="text">
      <style:text-properties style:font-weight-complex="bold" style:font-size-complex="14pt"/>
    </style:style>
    <style:style style:name="T10130" style:parent-style-name="AncientGreekἈρχαίαἑλληνικά" style:family="text">
      <style:text-properties style:font-weight-complex="bold" style:font-size-complex="14pt" fo:language="el" fo:country="GR"/>
    </style:style>
    <style:style style:name="T10131" style:parent-style-name="AncientGreekἈρχαίαἑλληνικά" style:family="text">
      <style:text-properties style:font-weight-complex="bold" style:font-size-complex="14pt"/>
    </style:style>
    <style:style style:name="T10132" style:parent-style-name="AncientGreekἈρχαίαἑλληνικά" style:family="text">
      <style:text-properties style:font-weight-complex="bold" style:font-size-complex="14pt" fo:language="el" fo:country="GR"/>
    </style:style>
    <style:style style:name="T10133" style:parent-style-name="AncientGreekἈρχαίαἑλληνικά" style:family="text">
      <style:text-properties style:font-weight-complex="bold" style:font-size-complex="14pt"/>
    </style:style>
    <style:style style:name="T10134" style:parent-style-name="AncientGreekἈρχαίαἑλληνικά" style:family="text">
      <style:text-properties style:font-weight-complex="bold" style:font-size-complex="14pt" fo:language="el" fo:country="GR"/>
    </style:style>
    <style:style style:name="T10135" style:parent-style-name="AncientGreekἈρχαίαἑλληνικά" style:family="text">
      <style:text-properties style:font-weight-complex="bold" style:font-size-complex="14pt"/>
    </style:style>
    <style:style style:name="T10136" style:parent-style-name="AncientGreekἈρχαίαἑλληνικά" style:family="text">
      <style:text-properties style:font-weight-complex="bold" style:font-size-complex="14pt" fo:language="el" fo:country="GR"/>
    </style:style>
    <style:style style:name="T10137" style:parent-style-name="AncientGreekἈρχαίαἑλληνικά" style:family="text">
      <style:text-properties style:font-weight-complex="bold" style:font-size-complex="14pt"/>
    </style:style>
    <style:style style:name="T10138" style:parent-style-name="AncientGreekἈρχαίαἑλληνικά" style:family="text">
      <style:text-properties style:font-weight-complex="bold" style:font-size-complex="14pt" fo:language="el" fo:country="GR"/>
    </style:style>
    <style:style style:name="T10139" style:parent-style-name="AncientGreekἈρχαίαἑλληνικά" style:family="text">
      <style:text-properties style:font-weight-complex="bold" style:font-size-complex="14pt"/>
    </style:style>
    <style:style style:name="T10140" style:parent-style-name="AncientGreekἈρχαίαἑλληνικά" style:family="text">
      <style:text-properties style:font-weight-complex="bold" style:font-size-complex="14pt" fo:language="el" fo:country="GR"/>
    </style:style>
    <style:style style:name="T10141" style:parent-style-name="AncientGreekἈρχαίαἑλληνικά" style:family="text">
      <style:text-properties style:font-weight-complex="bold" style:font-size-complex="14pt"/>
    </style:style>
    <style:style style:name="T10142" style:parent-style-name="AncientGreekἈρχαίαἑλληνικά" style:family="text">
      <style:text-properties style:font-weight-complex="bold" style:font-size-complex="14pt" fo:language="el" fo:country="GR"/>
    </style:style>
    <style:style style:name="T10143" style:parent-style-name="AncientGreekἈρχαίαἑλληνικά" style:family="text">
      <style:text-properties style:font-weight-complex="bold" style:font-size-complex="14pt"/>
    </style:style>
    <style:style style:name="T10144" style:parent-style-name="AncientGreekἈρχαίαἑλληνικά" style:family="text">
      <style:text-properties style:font-weight-complex="bold" style:font-size-complex="14pt" fo:language="el" fo:country="GR"/>
    </style:style>
    <style:style style:name="T10145" style:parent-style-name="AncientGreekἈρχαίαἑλληνικά" style:family="text">
      <style:text-properties style:font-weight-complex="bold" style:font-size-complex="14pt"/>
    </style:style>
    <style:style style:name="T10146" style:parent-style-name="AncientGreekἈρχαίαἑλληνικά" style:family="text">
      <style:text-properties style:font-weight-complex="bold" style:font-size-complex="14pt" fo:language="el" fo:country="GR"/>
    </style:style>
    <style:style style:name="T10147" style:parent-style-name="AncientGreekἈρχαίαἑλληνικά" style:family="text">
      <style:text-properties style:font-weight-complex="bold" style:font-size-complex="14pt"/>
    </style:style>
    <style:style style:name="T10148" style:parent-style-name="AncientGreekἈρχαίαἑλληνικά" style:family="text">
      <style:text-properties style:font-weight-complex="bold" style:font-size-complex="14pt" fo:language="el" fo:country="GR"/>
    </style:style>
    <style:style style:name="T10149" style:parent-style-name="AncientGreekἈρχαίαἑλληνικά" style:family="text">
      <style:text-properties style:font-weight-complex="bold" style:font-size-complex="14pt"/>
    </style:style>
    <style:style style:name="T10150" style:parent-style-name="AncientGreekἈρχαίαἑλληνικά" style:family="text">
      <style:text-properties style:font-weight-complex="bold" style:font-size-complex="14pt" fo:language="el" fo:country="GR"/>
    </style:style>
    <style:style style:name="T10151" style:parent-style-name="AncientGreekἈρχαίαἑλληνικά" style:family="text">
      <style:text-properties style:font-weight-complex="bold" style:font-size-complex="14pt"/>
    </style:style>
    <style:style style:name="T10152" style:parent-style-name="AncientGreekἈρχαίαἑλληνικά" style:family="text">
      <style:text-properties style:font-weight-complex="bold" style:font-size-complex="14pt" fo:language="el" fo:country="GR"/>
    </style:style>
    <style:style style:name="T10153" style:parent-style-name="AncientGreekἈρχαίαἑλληνικά" style:family="text">
      <style:text-properties style:font-weight-complex="bold" style:font-size-complex="14pt"/>
    </style:style>
    <style:style style:name="T10154" style:parent-style-name="AncientGreekἈρχαίαἑλληνικά" style:family="text">
      <style:text-properties style:font-weight-complex="bold" style:font-size-complex="14pt" fo:language="el" fo:country="GR"/>
    </style:style>
    <style:style style:name="T10155" style:parent-style-name="AncientGreekἈρχαίαἑλληνικά" style:family="text">
      <style:text-properties style:font-weight-complex="bold" style:font-size-complex="14pt"/>
    </style:style>
    <style:style style:name="T10156" style:parent-style-name="AncientGreekἈρχαίαἑλληνικά" style:family="text">
      <style:text-properties style:font-weight-complex="bold" style:font-size-complex="14pt" fo:language="el" fo:country="GR"/>
    </style:style>
    <style:style style:name="T10157" style:parent-style-name="AncientGreekἈρχαίαἑλληνικά" style:family="text">
      <style:text-properties style:font-weight-complex="bold" style:font-size-complex="14pt"/>
    </style:style>
    <style:style style:name="T10158" style:parent-style-name="AncientGreekἈρχαίαἑλληνικά" style:family="text">
      <style:text-properties style:font-weight-complex="bold" style:font-size-complex="14pt" fo:language="el" fo:country="GR"/>
    </style:style>
    <style:style style:name="T10159" style:parent-style-name="AncientGreekἈρχαίαἑλληνικά" style:family="text">
      <style:text-properties style:font-weight-complex="bold" style:font-size-complex="14pt"/>
    </style:style>
    <style:style style:name="P10160" style:parent-style-name="Standard" style:family="paragraph">
      <style:paragraph-properties fo:widows="0" fo:orphans="0">
        <style:tab-stops>
          <style:tab-stop style:type="left" style:position="2.1979in"/>
        </style:tab-stops>
      </style:paragraph-properties>
    </style:style>
    <style:style style:name="T10161" style:parent-style-name="AncientGreekἈρχαίαἑλληνικά" style:family="text">
      <style:text-properties style:font-weight-complex="bold" style:font-size-complex="14pt" fo:language="el" fo:country="GR"/>
    </style:style>
    <style:style style:name="T10162" style:parent-style-name="AncientGreekἈρχαίαἑλληνικά" style:family="text">
      <style:text-properties style:font-weight-complex="bold" style:font-size-complex="14pt"/>
    </style:style>
    <style:style style:name="T10163" style:parent-style-name="AncientGreekἈρχαίαἑλληνικά" style:family="text">
      <style:text-properties style:font-weight-complex="bold" style:font-size-complex="14pt" fo:language="el" fo:country="GR"/>
    </style:style>
    <style:style style:name="T10164" style:parent-style-name="AncientGreekἈρχαίαἑλληνικά" style:family="text">
      <style:text-properties style:font-weight-complex="bold" style:font-size-complex="14pt"/>
    </style:style>
    <style:style style:name="T10165" style:parent-style-name="AncientGreekἈρχαίαἑλληνικά" style:family="text">
      <style:text-properties style:font-weight-complex="bold" style:font-size-complex="14pt" fo:language="el" fo:country="GR"/>
    </style:style>
    <style:style style:name="T10166" style:parent-style-name="AncientGreekἈρχαίαἑλληνικά" style:family="text">
      <style:text-properties style:font-weight-complex="bold" style:font-size-complex="14pt"/>
    </style:style>
    <style:style style:name="T10167" style:parent-style-name="AncientGreekἈρχαίαἑλληνικά" style:family="text">
      <style:text-properties style:font-weight-complex="bold" style:font-size-complex="14pt" fo:language="el" fo:country="GR"/>
    </style:style>
    <style:style style:name="T10168" style:parent-style-name="AncientGreekἈρχαίαἑλληνικά" style:family="text">
      <style:text-properties style:font-weight-complex="bold" style:font-size-complex="14pt"/>
    </style:style>
    <style:style style:name="T10169" style:parent-style-name="AncientGreekἈρχαίαἑλληνικά" style:family="text">
      <style:text-properties style:font-weight-complex="bold" style:font-size-complex="14pt" fo:language="el" fo:country="GR"/>
    </style:style>
    <style:style style:name="T10170" style:parent-style-name="AncientGreekἈρχαίαἑλληνικά" style:family="text">
      <style:text-properties style:font-weight-complex="bold" style:font-size-complex="14pt"/>
    </style:style>
    <style:style style:name="T10171" style:parent-style-name="AncientGreekἈρχαίαἑλληνικά" style:family="text">
      <style:text-properties style:font-weight-complex="bold" style:font-size-complex="14pt" fo:language="el" fo:country="GR"/>
    </style:style>
    <style:style style:name="T10172" style:parent-style-name="AncientGreekἈρχαίαἑλληνικά" style:family="text">
      <style:text-properties style:font-weight-complex="bold" style:font-size-complex="14pt"/>
    </style:style>
    <style:style style:name="T10173" style:parent-style-name="AncientGreekἈρχαίαἑλληνικά" style:family="text">
      <style:text-properties style:font-weight-complex="bold" style:font-size-complex="14pt" fo:language="el" fo:country="GR"/>
    </style:style>
    <style:style style:name="T10174" style:parent-style-name="AncientGreekἈρχαίαἑλληνικά" style:family="text">
      <style:text-properties style:font-weight-complex="bold" style:font-size-complex="14pt"/>
    </style:style>
    <style:style style:name="T10175" style:parent-style-name="AncientGreekἈρχαίαἑλληνικά" style:family="text">
      <style:text-properties style:font-weight-complex="bold" style:font-size-complex="14pt" fo:language="el" fo:country="GR"/>
    </style:style>
    <style:style style:name="T10176" style:parent-style-name="AncientGreekἈρχαίαἑλληνικά" style:family="text">
      <style:text-properties style:font-weight-complex="bold" style:font-size-complex="14pt"/>
    </style:style>
    <style:style style:name="T10177" style:parent-style-name="AncientGreekἈρχαίαἑλληνικά" style:family="text">
      <style:text-properties style:font-weight-complex="bold" style:font-size-complex="14pt" fo:language="el" fo:country="GR"/>
    </style:style>
    <style:style style:name="T10178" style:parent-style-name="AncientGreekἈρχαίαἑλληνικά" style:family="text">
      <style:text-properties style:font-weight-complex="bold" style:font-size-complex="14pt"/>
    </style:style>
    <style:style style:name="T10179" style:parent-style-name="AncientGreekἈρχαίαἑλληνικά" style:family="text">
      <style:text-properties style:font-weight-complex="bold" style:font-size-complex="14pt" fo:language="el" fo:country="GR"/>
    </style:style>
    <style:style style:name="T10180" style:parent-style-name="AncientGreekἈρχαίαἑλληνικά" style:family="text">
      <style:text-properties style:font-weight-complex="bold" style:font-size-complex="14pt"/>
    </style:style>
    <style:style style:name="T10181" style:parent-style-name="AncientGreekἈρχαίαἑλληνικά" style:family="text">
      <style:text-properties style:font-weight-complex="bold" style:font-size-complex="14pt" fo:language="el" fo:country="GR"/>
    </style:style>
    <style:style style:name="T10182" style:parent-style-name="AncientGreekἈρχαίαἑλληνικά" style:family="text">
      <style:text-properties style:font-weight-complex="bold" style:font-size-complex="14pt"/>
    </style:style>
    <style:style style:name="TableCell10183" style:family="table-cell">
      <style:table-cell-properties fo:border="0.0069in solid #000000" fo:background-color="#FFFFFF" style:writing-mode="lr-tb" fo:padding-top="0in" fo:padding-left="0.1527in" fo:padding-bottom="0in" fo:padding-right="0.15in"/>
    </style:style>
    <style:style style:name="P10184" style:parent-style-name="Standard" style:family="paragraph">
      <style:paragraph-properties fo:widows="0" fo:orphans="0"/>
      <style:text-properties style:font-name="AncientGreek"/>
    </style:style>
    <style:style style:name="P10185" style:parent-style-name="Standard" style:family="paragraph">
      <style:paragraph-properties fo:widows="0" fo:orphans="0"/>
      <style:text-properties style:font-name="AncientGreek"/>
    </style:style>
    <style:style style:name="P10186" style:parent-style-name="Standard" style:family="paragraph">
      <style:paragraph-properties fo:widows="0" fo:orphans="0"/>
      <style:text-properties style:font-name="AncientGreek"/>
    </style:style>
    <style:style style:name="P10187" style:parent-style-name="Standard" style:family="paragraph">
      <style:paragraph-properties fo:widows="0" fo:orphans="0"/>
      <style:text-properties style:font-name="AncientGreek"/>
    </style:style>
    <style:style style:name="P10188" style:parent-style-name="Standard" style:family="paragraph">
      <style:paragraph-properties fo:widows="0" fo:orphans="0"/>
      <style:text-properties style:font-name="AncientGreek"/>
    </style:style>
    <style:style style:name="TableRow10189" style:family="table-row">
      <style:table-row-properties style:min-row-height="0.0138in" style:use-optimal-row-height="false" fo:keep-together="always"/>
    </style:style>
    <style:style style:name="TableCell10190" style:family="table-cell">
      <style:table-cell-properties fo:border="0.0069in solid #000000" fo:background-color="#FFFFFF" style:writing-mode="lr-tb" fo:padding-top="0in" fo:padding-left="0.1527in" fo:padding-bottom="0in" fo:padding-right="0.15in"/>
    </style:style>
    <style:style style:name="P10191"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10192" style:parent-style-name="AncientGreekἈρχαίαἑλληνικά" style:family="text">
      <style:text-properties fo:font-weight="bold" style:font-weight-asian="bold" style:font-weight-complex="bold" fo:font-size="18pt" style:font-size-asian="18pt" style:font-size-complex="14pt"/>
    </style:style>
    <style:style style:name="T1019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194" style:parent-style-name="AncientGreekἈρχαίαἑλληνικά" style:family="text">
      <style:text-properties fo:font-weight="bold" style:font-weight-asian="bold" style:font-weight-complex="bold" fo:font-size="18pt" style:font-size-asian="18pt" style:font-size-complex="14pt"/>
    </style:style>
    <style:style style:name="T1019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196" style:parent-style-name="AncientGreekἈρχαίαἑλληνικά" style:family="text">
      <style:text-properties fo:font-weight="bold" style:font-weight-asian="bold" style:font-weight-complex="bold" fo:font-size="18pt" style:font-size-asian="18pt" style:font-size-complex="14pt"/>
    </style:style>
    <style:style style:name="T1019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198" style:parent-style-name="AncientGreekἈρχαίαἑλληνικά" style:family="text">
      <style:text-properties fo:font-weight="bold" style:font-weight-asian="bold" style:font-weight-complex="bold" fo:font-size="18pt" style:font-size-asian="18pt" style:font-size-complex="14pt"/>
    </style:style>
    <style:style style:name="T1019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200" style:parent-style-name="AncientGreekἈρχαίαἑλληνικά" style:family="text">
      <style:text-properties fo:font-weight="bold" style:font-weight-asian="bold" style:font-weight-complex="bold" fo:font-size="18pt" style:font-size-asian="18pt" style:font-size-complex="14pt"/>
    </style:style>
    <style:style style:name="T1020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202" style:parent-style-name="AncientGreekἈρχαίαἑλληνικά" style:family="text">
      <style:text-properties fo:font-weight="bold" style:font-weight-asian="bold" style:font-weight-complex="bold" fo:font-size="18pt" style:font-size-asian="18pt" style:font-size-complex="14pt"/>
    </style:style>
    <style:style style:name="T10203" style:parent-style-name="AncientGreekἈρχαίαἑλληνικά" style:family="text">
      <style:text-properties fo:font-weight="bold" style:font-weight-asian="bold" style:font-weight-complex="bold" fo:font-size="18pt" style:font-size-asian="18pt" style:font-size-complex="14pt"/>
    </style:style>
    <style:style style:name="T10204" style:parent-style-name="AncientGreekἈρχαίαἑλληνικά" style:family="text">
      <style:text-properties style:font-weight-complex="bold" style:font-size-complex="14pt" fo:language="el" fo:country="GR"/>
    </style:style>
    <style:style style:name="T10205" style:parent-style-name="AncientGreekἈρχαίαἑλληνικά" style:family="text">
      <style:text-properties style:font-weight-complex="bold" style:font-size-complex="14pt"/>
    </style:style>
    <style:style style:name="T10206" style:parent-style-name="AncientGreekἈρχαίαἑλληνικά" style:family="text">
      <style:text-properties style:font-weight-complex="bold" style:font-size-complex="14pt" fo:language="el" fo:country="GR"/>
    </style:style>
    <style:style style:name="T10207" style:parent-style-name="AncientGreekἈρχαίαἑλληνικά" style:family="text">
      <style:text-properties style:font-weight-complex="bold" style:font-size-complex="14pt"/>
    </style:style>
    <style:style style:name="T10208" style:parent-style-name="AncientGreekἈρχαίαἑλληνικά" style:family="text">
      <style:text-properties style:font-weight-complex="bold" style:font-size-complex="14pt" fo:language="el" fo:country="GR"/>
    </style:style>
    <style:style style:name="T10209" style:parent-style-name="AncientGreekἈρχαίαἑλληνικά" style:family="text">
      <style:text-properties style:font-weight-complex="bold" style:font-size-complex="14pt"/>
    </style:style>
    <style:style style:name="T10210" style:parent-style-name="AncientGreekἈρχαίαἑλληνικά" style:family="text">
      <style:text-properties style:font-weight-complex="bold" style:font-size-complex="14pt" fo:language="el" fo:country="GR"/>
    </style:style>
    <style:style style:name="T10211" style:parent-style-name="AncientGreekἈρχαίαἑλληνικά" style:family="text">
      <style:text-properties style:font-weight-complex="bold" style:font-size-complex="14pt"/>
    </style:style>
    <style:style style:name="T10212" style:parent-style-name="AncientGreekἈρχαίαἑλληνικά" style:family="text">
      <style:text-properties style:font-weight-complex="bold" style:font-size-complex="14pt" fo:language="el" fo:country="GR"/>
    </style:style>
    <style:style style:name="T10213" style:parent-style-name="AncientGreekἈρχαίαἑλληνικά" style:family="text">
      <style:text-properties style:font-weight-complex="bold" style:font-size-complex="14pt"/>
    </style:style>
    <style:style style:name="T10214" style:parent-style-name="AncientGreekἈρχαίαἑλληνικά" style:family="text">
      <style:text-properties style:font-weight-complex="bold" style:font-size-complex="14pt" fo:language="el" fo:country="GR"/>
    </style:style>
    <style:style style:name="T10215" style:parent-style-name="AncientGreekἈρχαίαἑλληνικά" style:family="text">
      <style:text-properties style:font-weight-complex="bold" style:font-size-complex="14pt"/>
    </style:style>
    <style:style style:name="T10216" style:parent-style-name="AncientGreekἈρχαίαἑλληνικά" style:family="text">
      <style:text-properties style:font-weight-complex="bold" style:font-size-complex="14pt" fo:language="el" fo:country="GR"/>
    </style:style>
    <style:style style:name="T10217" style:parent-style-name="AncientGreekἈρχαίαἑλληνικά" style:family="text">
      <style:text-properties style:font-weight-complex="bold" style:font-size-complex="14pt"/>
    </style:style>
    <style:style style:name="T10218" style:parent-style-name="AncientGreekἈρχαίαἑλληνικά" style:family="text">
      <style:text-properties style:font-weight-complex="bold" style:font-size-complex="14pt" fo:language="el" fo:country="GR"/>
    </style:style>
    <style:style style:name="T10219" style:parent-style-name="AncientGreekἈρχαίαἑλληνικά" style:family="text">
      <style:text-properties style:font-weight-complex="bold" style:font-size-complex="14pt"/>
    </style:style>
    <style:style style:name="T10220" style:parent-style-name="AncientGreekἈρχαίαἑλληνικά" style:family="text">
      <style:text-properties style:font-weight-complex="bold" style:font-size-complex="14pt" fo:language="el" fo:country="GR"/>
    </style:style>
    <style:style style:name="T10221" style:parent-style-name="AncientGreekἈρχαίαἑλληνικά" style:family="text">
      <style:text-properties style:font-weight-complex="bold" style:font-size-complex="14pt"/>
    </style:style>
    <style:style style:name="T10222" style:parent-style-name="AncientGreekἈρχαίαἑλληνικά" style:family="text">
      <style:text-properties style:font-weight-complex="bold" style:font-size-complex="14pt" fo:language="el" fo:country="GR"/>
    </style:style>
    <style:style style:name="T10223" style:parent-style-name="AncientGreekἈρχαίαἑλληνικά" style:family="text">
      <style:text-properties style:font-weight-complex="bold" style:font-size-complex="14pt"/>
    </style:style>
    <style:style style:name="T10224" style:parent-style-name="AncientGreekἈρχαίαἑλληνικά" style:family="text">
      <style:text-properties style:font-weight-complex="bold" style:font-size-complex="14pt" fo:language="el" fo:country="GR"/>
    </style:style>
    <style:style style:name="T10225" style:parent-style-name="AncientGreekἈρχαίαἑλληνικά" style:family="text">
      <style:text-properties style:font-weight-complex="bold" style:font-size-complex="14pt"/>
    </style:style>
    <style:style style:name="T10226" style:parent-style-name="AncientGreekἈρχαίαἑλληνικά" style:family="text">
      <style:text-properties style:font-weight-complex="bold" style:font-size-complex="14pt" fo:language="el" fo:country="GR"/>
    </style:style>
    <style:style style:name="T10227" style:parent-style-name="AncientGreekἈρχαίαἑλληνικά" style:family="text">
      <style:text-properties style:font-weight-complex="bold" style:font-size-complex="14pt"/>
    </style:style>
    <style:style style:name="T10228" style:parent-style-name="AncientGreekἈρχαίαἑλληνικά" style:family="text">
      <style:text-properties style:font-weight-complex="bold" style:font-size-complex="14pt" fo:language="el" fo:country="GR"/>
    </style:style>
    <style:style style:name="T10229" style:parent-style-name="AncientGreekἈρχαίαἑλληνικά" style:family="text">
      <style:text-properties style:font-weight-complex="bold" style:font-size-complex="14pt"/>
    </style:style>
    <style:style style:name="T10230" style:parent-style-name="AncientGreekἈρχαίαἑλληνικά" style:family="text">
      <style:text-properties style:font-weight-complex="bold" style:font-size-complex="14pt" fo:language="el" fo:country="GR"/>
    </style:style>
    <style:style style:name="T10231" style:parent-style-name="AncientGreekἈρχαίαἑλληνικά" style:family="text">
      <style:text-properties style:font-weight-complex="bold" style:font-size-complex="14pt"/>
    </style:style>
    <style:style style:name="T10232" style:parent-style-name="AncientGreekἈρχαίαἑλληνικά" style:family="text">
      <style:text-properties style:font-weight-complex="bold" style:font-size-complex="14pt" fo:language="el" fo:country="GR"/>
    </style:style>
    <style:style style:name="T10233" style:parent-style-name="AncientGreekἈρχαίαἑλληνικά" style:family="text">
      <style:text-properties style:font-weight-complex="bold" style:font-size-complex="14pt"/>
    </style:style>
    <style:style style:name="T10234" style:parent-style-name="AncientGreekἈρχαίαἑλληνικά" style:family="text">
      <style:text-properties style:font-weight-complex="bold" style:font-size-complex="14pt" fo:language="el" fo:country="GR"/>
    </style:style>
    <style:style style:name="T10235" style:parent-style-name="AncientGreekἈρχαίαἑλληνικά" style:family="text">
      <style:text-properties style:font-weight-complex="bold" style:font-size-complex="14pt"/>
    </style:style>
    <style:style style:name="T10236" style:parent-style-name="AncientGreekἈρχαίαἑλληνικά" style:family="text">
      <style:text-properties style:font-weight-complex="bold" style:font-size-complex="14pt" fo:language="el" fo:country="GR"/>
    </style:style>
    <style:style style:name="T10237" style:parent-style-name="AncientGreekἈρχαίαἑλληνικά" style:family="text">
      <style:text-properties style:font-weight-complex="bold" style:font-size-complex="14pt"/>
    </style:style>
    <style:style style:name="T10238" style:parent-style-name="AncientGreekἈρχαίαἑλληνικά" style:family="text">
      <style:text-properties style:font-weight-complex="bold" style:font-size-complex="14pt" fo:language="el" fo:country="GR"/>
    </style:style>
    <style:style style:name="T10239" style:parent-style-name="AncientGreekἈρχαίαἑλληνικά" style:family="text">
      <style:text-properties style:font-weight-complex="bold" style:font-size-complex="14pt"/>
    </style:style>
    <style:style style:name="T10240" style:parent-style-name="AncientGreekἈρχαίαἑλληνικά" style:family="text">
      <style:text-properties style:font-weight-complex="bold" style:font-size-complex="14pt" fo:language="el" fo:country="GR"/>
    </style:style>
    <style:style style:name="T10241" style:parent-style-name="AncientGreekἈρχαίαἑλληνικά" style:family="text">
      <style:text-properties style:font-weight-complex="bold" style:font-size-complex="14pt"/>
    </style:style>
    <style:style style:name="T10242" style:parent-style-name="AncientGreekἈρχαίαἑλληνικά" style:family="text">
      <style:text-properties style:font-weight-complex="bold" style:font-size-complex="14pt" fo:language="el" fo:country="GR"/>
    </style:style>
    <style:style style:name="T10243" style:parent-style-name="AncientGreekἈρχαίαἑλληνικά" style:family="text">
      <style:text-properties style:font-weight-complex="bold" style:font-size-complex="14pt"/>
    </style:style>
    <style:style style:name="T10244" style:parent-style-name="AncientGreekἈρχαίαἑλληνικά" style:family="text">
      <style:text-properties style:font-weight-complex="bold" style:font-size-complex="14pt" fo:language="el" fo:country="GR"/>
    </style:style>
    <style:style style:name="T10245" style:parent-style-name="AncientGreekἈρχαίαἑλληνικά" style:family="text">
      <style:text-properties style:font-weight-complex="bold" style:font-size-complex="14pt"/>
    </style:style>
    <style:style style:name="T10246" style:parent-style-name="AncientGreekἈρχαίαἑλληνικά" style:family="text">
      <style:text-properties style:font-weight-complex="bold" style:font-size-complex="14pt" fo:language="el" fo:country="GR"/>
    </style:style>
    <style:style style:name="T10247" style:parent-style-name="AncientGreekἈρχαίαἑλληνικά" style:family="text">
      <style:text-properties style:font-weight-complex="bold" style:font-size-complex="14pt"/>
    </style:style>
    <style:style style:name="T10248" style:parent-style-name="AncientGreekἈρχαίαἑλληνικά" style:family="text">
      <style:text-properties style:font-weight-complex="bold" style:font-size-complex="14pt" fo:language="el" fo:country="GR"/>
    </style:style>
    <style:style style:name="T10249" style:parent-style-name="AncientGreekἈρχαίαἑλληνικά" style:family="text">
      <style:text-properties style:font-weight-complex="bold" style:font-size-complex="14pt"/>
    </style:style>
    <style:style style:name="T10250" style:parent-style-name="AncientGreekἈρχαίαἑλληνικά" style:family="text">
      <style:text-properties style:font-weight-complex="bold" style:font-size-complex="14pt" fo:language="el" fo:country="GR"/>
    </style:style>
    <style:style style:name="T10251" style:parent-style-name="AncientGreekἈρχαίαἑλληνικά" style:family="text">
      <style:text-properties style:font-weight-complex="bold" style:font-size-complex="14pt"/>
    </style:style>
    <style:style style:name="T10252" style:parent-style-name="AncientGreekἈρχαίαἑλληνικά" style:family="text">
      <style:text-properties style:font-weight-complex="bold" style:font-size-complex="14pt" fo:language="el" fo:country="GR"/>
    </style:style>
    <style:style style:name="T10253" style:parent-style-name="AncientGreekἈρχαίαἑλληνικά" style:family="text">
      <style:text-properties style:font-weight-complex="bold" style:font-size-complex="14pt"/>
    </style:style>
    <style:style style:name="T10254" style:parent-style-name="AncientGreekἈρχαίαἑλληνικά" style:family="text">
      <style:text-properties style:font-weight-complex="bold" style:font-size-complex="14pt" fo:language="el" fo:country="GR"/>
    </style:style>
    <style:style style:name="T10255" style:parent-style-name="AncientGreekἈρχαίαἑλληνικά" style:family="text">
      <style:text-properties style:font-weight-complex="bold" style:font-size-complex="14pt"/>
    </style:style>
    <style:style style:name="T10256" style:parent-style-name="AncientGreekἈρχαίαἑλληνικά" style:family="text">
      <style:text-properties style:font-weight-complex="bold" style:font-size-complex="14pt" fo:language="el" fo:country="GR"/>
    </style:style>
    <style:style style:name="T10257" style:parent-style-name="AncientGreekἈρχαίαἑλληνικά" style:family="text">
      <style:text-properties style:font-weight-complex="bold" style:font-size-complex="14pt"/>
    </style:style>
    <style:style style:name="T10258" style:parent-style-name="AncientGreekἈρχαίαἑλληνικά" style:family="text">
      <style:text-properties style:font-weight-complex="bold" style:font-size-complex="14pt" fo:language="el" fo:country="GR"/>
    </style:style>
    <style:style style:name="T10259" style:parent-style-name="AncientGreekἈρχαίαἑλληνικά" style:family="text">
      <style:text-properties style:font-weight-complex="bold" style:font-size-complex="14pt"/>
    </style:style>
    <style:style style:name="T10260" style:parent-style-name="AncientGreekἈρχαίαἑλληνικά" style:family="text">
      <style:text-properties style:font-weight-complex="bold" style:font-size-complex="14pt" fo:language="el" fo:country="GR"/>
    </style:style>
    <style:style style:name="T10261" style:parent-style-name="AncientGreekἈρχαίαἑλληνικά" style:family="text">
      <style:text-properties style:font-weight-complex="bold" style:font-size-complex="14pt"/>
    </style:style>
    <style:style style:name="T10262" style:parent-style-name="AncientGreekἈρχαίαἑλληνικά" style:family="text">
      <style:text-properties style:font-weight-complex="bold" style:font-size-complex="14pt" fo:language="el" fo:country="GR"/>
    </style:style>
    <style:style style:name="T10263" style:parent-style-name="AncientGreekἈρχαίαἑλληνικά" style:family="text">
      <style:text-properties style:font-weight-complex="bold" style:font-size-complex="14pt"/>
    </style:style>
    <style:style style:name="T10264" style:parent-style-name="AncientGreekἈρχαίαἑλληνικά" style:family="text">
      <style:text-properties style:font-weight-complex="bold" style:font-size-complex="14pt" fo:language="el" fo:country="GR"/>
    </style:style>
    <style:style style:name="T10265" style:parent-style-name="AncientGreekἈρχαίαἑλληνικά" style:family="text">
      <style:text-properties style:font-weight-complex="bold" style:font-size-complex="14pt"/>
    </style:style>
    <style:style style:name="T10266" style:parent-style-name="AncientGreekἈρχαίαἑλληνικά" style:family="text">
      <style:text-properties style:font-weight-complex="bold" style:font-size-complex="14pt" fo:language="el" fo:country="GR"/>
    </style:style>
    <style:style style:name="T10267" style:parent-style-name="AncientGreekἈρχαίαἑλληνικά" style:family="text">
      <style:text-properties style:font-weight-complex="bold" style:font-size-complex="14pt"/>
    </style:style>
    <style:style style:name="T10268" style:parent-style-name="AncientGreekἈρχαίαἑλληνικά" style:family="text">
      <style:text-properties style:font-weight-complex="bold" style:font-size-complex="14pt" fo:language="el" fo:country="GR"/>
    </style:style>
    <style:style style:name="T10269" style:parent-style-name="AncientGreekἈρχαίαἑλληνικά" style:family="text">
      <style:text-properties style:font-weight-complex="bold" style:font-size-complex="14pt"/>
    </style:style>
    <style:style style:name="T10270" style:parent-style-name="AncientGreekἈρχαίαἑλληνικά" style:family="text">
      <style:text-properties style:font-weight-complex="bold" style:font-size-complex="14pt" fo:language="el" fo:country="GR"/>
    </style:style>
    <style:style style:name="T10271" style:parent-style-name="AncientGreekἈρχαίαἑλληνικά" style:family="text">
      <style:text-properties style:font-weight-complex="bold" style:font-size-complex="14pt"/>
    </style:style>
    <style:style style:name="P10272" style:parent-style-name="Standard" style:family="paragraph">
      <style:paragraph-properties fo:widows="0" fo:orphans="0">
        <style:tab-stops>
          <style:tab-stop style:type="left" style:position="2.1979in"/>
        </style:tab-stops>
      </style:paragraph-properties>
    </style:style>
    <style:style style:name="T10273" style:parent-style-name="AncientGreekἈρχαίαἑλληνικά" style:family="text">
      <style:text-properties style:font-weight-complex="bold" style:font-size-complex="14pt" fo:language="el" fo:country="GR"/>
    </style:style>
    <style:style style:name="T10274" style:parent-style-name="AncientGreekἈρχαίαἑλληνικά" style:family="text">
      <style:text-properties style:font-weight-complex="bold" style:font-size-complex="14pt"/>
    </style:style>
    <style:style style:name="T10275" style:parent-style-name="AncientGreekἈρχαίαἑλληνικά" style:family="text">
      <style:text-properties style:font-weight-complex="bold" style:font-size-complex="14pt" fo:language="el" fo:country="GR"/>
    </style:style>
    <style:style style:name="T10276" style:parent-style-name="AncientGreekἈρχαίαἑλληνικά" style:family="text">
      <style:text-properties style:font-weight-complex="bold" style:font-size-complex="14pt"/>
    </style:style>
    <style:style style:name="T10277" style:parent-style-name="AncientGreekἈρχαίαἑλληνικά" style:family="text">
      <style:text-properties style:font-weight-complex="bold" style:font-size-complex="14pt" fo:language="el" fo:country="GR"/>
    </style:style>
    <style:style style:name="T10278" style:parent-style-name="AncientGreekἈρχαίαἑλληνικά" style:family="text">
      <style:text-properties style:font-weight-complex="bold" style:font-size-complex="14pt"/>
    </style:style>
    <style:style style:name="T10279" style:parent-style-name="AncientGreekἈρχαίαἑλληνικά" style:family="text">
      <style:text-properties style:font-weight-complex="bold" style:font-size-complex="14pt" fo:language="el" fo:country="GR"/>
    </style:style>
    <style:style style:name="T10280" style:parent-style-name="AncientGreekἈρχαίαἑλληνικά" style:family="text">
      <style:text-properties style:font-weight-complex="bold" style:font-size-complex="14pt"/>
    </style:style>
    <style:style style:name="T10281" style:parent-style-name="AncientGreekἈρχαίαἑλληνικά" style:family="text">
      <style:text-properties style:font-weight-complex="bold" style:font-size-complex="14pt" fo:language="el" fo:country="GR"/>
    </style:style>
    <style:style style:name="T10282" style:parent-style-name="AncientGreekἈρχαίαἑλληνικά" style:family="text">
      <style:text-properties style:font-weight-complex="bold" style:font-size-complex="14pt"/>
    </style:style>
    <style:style style:name="T10283" style:parent-style-name="AncientGreekἈρχαίαἑλληνικά" style:family="text">
      <style:text-properties style:font-weight-complex="bold" style:font-size-complex="14pt" fo:language="el" fo:country="GR"/>
    </style:style>
    <style:style style:name="T10284" style:parent-style-name="AncientGreekἈρχαίαἑλληνικά" style:family="text">
      <style:text-properties style:font-weight-complex="bold" style:font-size-complex="14pt"/>
    </style:style>
    <style:style style:name="T10285" style:parent-style-name="AncientGreekἈρχαίαἑλληνικά" style:family="text">
      <style:text-properties style:font-weight-complex="bold" style:font-size-complex="14pt" fo:language="el" fo:country="GR"/>
    </style:style>
    <style:style style:name="T10286" style:parent-style-name="AncientGreekἈρχαίαἑλληνικά" style:family="text">
      <style:text-properties style:font-weight-complex="bold" style:font-size-complex="14pt"/>
    </style:style>
    <style:style style:name="T10287" style:parent-style-name="AncientGreekἈρχαίαἑλληνικά" style:family="text">
      <style:text-properties style:font-weight-complex="bold" style:font-size-complex="14pt" fo:language="el" fo:country="GR"/>
    </style:style>
    <style:style style:name="T10288" style:parent-style-name="AncientGreekἈρχαίαἑλληνικά" style:family="text">
      <style:text-properties style:font-weight-complex="bold" style:font-size-complex="14pt"/>
    </style:style>
    <style:style style:name="T10289" style:parent-style-name="AncientGreekἈρχαίαἑλληνικά" style:family="text">
      <style:text-properties style:font-weight-complex="bold" style:font-size-complex="14pt" fo:language="el" fo:country="GR"/>
    </style:style>
    <style:style style:name="T10290" style:parent-style-name="AncientGreekἈρχαίαἑλληνικά" style:family="text">
      <style:text-properties style:font-weight-complex="bold" style:font-size-complex="14pt"/>
    </style:style>
    <style:style style:name="T10291" style:parent-style-name="AncientGreekἈρχαίαἑλληνικά" style:family="text">
      <style:text-properties style:font-weight-complex="bold" style:font-size-complex="14pt" fo:language="el" fo:country="GR"/>
    </style:style>
    <style:style style:name="T10292" style:parent-style-name="AncientGreekἈρχαίαἑλληνικά" style:family="text">
      <style:text-properties style:font-weight-complex="bold" style:font-size-complex="14pt"/>
    </style:style>
    <style:style style:name="T10293" style:parent-style-name="AncientGreekἈρχαίαἑλληνικά" style:family="text">
      <style:text-properties style:font-weight-complex="bold" style:font-size-complex="14pt" fo:language="el" fo:country="GR"/>
    </style:style>
    <style:style style:name="T10294" style:parent-style-name="AncientGreekἈρχαίαἑλληνικά" style:family="text">
      <style:text-properties style:font-weight-complex="bold" style:font-size-complex="14pt"/>
    </style:style>
    <style:style style:name="T10295" style:parent-style-name="AncientGreekἈρχαίαἑλληνικά" style:family="text">
      <style:text-properties style:font-weight-complex="bold" style:font-size-complex="14pt" fo:language="el" fo:country="GR"/>
    </style:style>
    <style:style style:name="T10296" style:parent-style-name="AncientGreekἈρχαίαἑλληνικά" style:family="text">
      <style:text-properties style:font-weight-complex="bold" style:font-size-complex="14pt"/>
    </style:style>
    <style:style style:name="T10297" style:parent-style-name="AncientGreekἈρχαίαἑλληνικά" style:family="text">
      <style:text-properties style:font-weight-complex="bold" style:font-size-complex="14pt" fo:language="el" fo:country="GR"/>
    </style:style>
    <style:style style:name="T10298" style:parent-style-name="AncientGreekἈρχαίαἑλληνικά" style:family="text">
      <style:text-properties style:font-weight-complex="bold" style:font-size-complex="14pt"/>
    </style:style>
    <style:style style:name="T10299" style:parent-style-name="AncientGreekἈρχαίαἑλληνικά" style:family="text">
      <style:text-properties style:font-weight-complex="bold" style:font-size-complex="14pt" fo:language="el" fo:country="GR"/>
    </style:style>
    <style:style style:name="T10300" style:parent-style-name="AncientGreekἈρχαίαἑλληνικά" style:family="text">
      <style:text-properties style:font-weight-complex="bold" style:font-size-complex="14pt"/>
    </style:style>
    <style:style style:name="T10301" style:parent-style-name="AncientGreekἈρχαίαἑλληνικά" style:family="text">
      <style:text-properties style:font-weight-complex="bold" style:font-size-complex="14pt" fo:language="el" fo:country="GR"/>
    </style:style>
    <style:style style:name="T10302" style:parent-style-name="AncientGreekἈρχαίαἑλληνικά" style:family="text">
      <style:text-properties style:font-weight-complex="bold" style:font-size-complex="14pt"/>
    </style:style>
    <style:style style:name="T10303" style:parent-style-name="AncientGreekἈρχαίαἑλληνικά" style:family="text">
      <style:text-properties style:font-weight-complex="bold" style:font-size-complex="14pt" fo:language="el" fo:country="GR"/>
    </style:style>
    <style:style style:name="T10304" style:parent-style-name="AncientGreekἈρχαίαἑλληνικά" style:family="text">
      <style:text-properties style:font-weight-complex="bold" style:font-size-complex="14pt"/>
    </style:style>
    <style:style style:name="T10305" style:parent-style-name="AncientGreekἈρχαίαἑλληνικά" style:family="text">
      <style:text-properties style:font-weight-complex="bold" style:font-size-complex="14pt" fo:language="el" fo:country="GR"/>
    </style:style>
    <style:style style:name="T10306" style:parent-style-name="AncientGreekἈρχαίαἑλληνικά" style:family="text">
      <style:text-properties style:font-weight-complex="bold" style:font-size-complex="14pt"/>
    </style:style>
    <style:style style:name="T10307" style:parent-style-name="AncientGreekἈρχαίαἑλληνικά" style:family="text">
      <style:text-properties style:font-weight-complex="bold" style:font-size-complex="14pt" fo:language="el" fo:country="GR"/>
    </style:style>
    <style:style style:name="T10308" style:parent-style-name="AncientGreekἈρχαίαἑλληνικά" style:family="text">
      <style:text-properties style:font-weight-complex="bold" style:font-size-complex="14pt"/>
    </style:style>
    <style:style style:name="TableCell10309" style:family="table-cell">
      <style:table-cell-properties fo:border="0.0069in solid #000000" fo:background-color="#FFFFFF" style:writing-mode="lr-tb" fo:padding-top="0in" fo:padding-left="0.1527in" fo:padding-bottom="0in" fo:padding-right="0.15in"/>
    </style:style>
    <style:style style:name="P10310" style:parent-style-name="Standard" style:family="paragraph">
      <style:paragraph-properties fo:widows="0" fo:orphans="0"/>
      <style:text-properties style:font-name="AncientGreek"/>
    </style:style>
    <style:style style:name="P10311" style:parent-style-name="Standard" style:family="paragraph">
      <style:paragraph-properties fo:widows="0" fo:orphans="0"/>
      <style:text-properties style:font-name="AncientGreek"/>
    </style:style>
    <style:style style:name="P10312" style:parent-style-name="Standard" style:family="paragraph">
      <style:paragraph-properties fo:widows="0" fo:orphans="0"/>
      <style:text-properties style:font-name="AncientGreek"/>
    </style:style>
    <style:style style:name="P10313" style:parent-style-name="Standard" style:family="paragraph">
      <style:paragraph-properties fo:widows="0" fo:orphans="0"/>
      <style:text-properties style:font-name="AncientGreek"/>
    </style:style>
    <style:style style:name="P10314" style:parent-style-name="Standard" style:family="paragraph">
      <style:paragraph-properties fo:widows="0" fo:orphans="0"/>
      <style:text-properties style:font-name="AncientGreek"/>
    </style:style>
    <style:style style:name="TableRow10315" style:family="table-row">
      <style:table-row-properties style:min-row-height="0.0138in" style:use-optimal-row-height="false" fo:keep-together="always"/>
    </style:style>
    <style:style style:name="TableCell10316" style:family="table-cell">
      <style:table-cell-properties fo:border="0.0069in solid #000000" fo:background-color="#FFFFFF" style:writing-mode="lr-tb" fo:padding-top="0in" fo:padding-left="0.1527in" fo:padding-bottom="0in" fo:padding-right="0.15in"/>
    </style:style>
    <style:style style:name="P10317"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10318" style:parent-style-name="AncientGreekἈρχαίαἑλληνικά" style:family="text">
      <style:text-properties fo:font-weight="bold" style:font-weight-asian="bold" style:font-weight-complex="bold" fo:font-size="18pt" style:font-size-asian="18pt" style:font-size-complex="14pt"/>
    </style:style>
    <style:style style:name="T1031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320" style:parent-style-name="AncientGreekἈρχαίαἑλληνικά" style:family="text">
      <style:text-properties fo:font-weight="bold" style:font-weight-asian="bold" style:font-weight-complex="bold" fo:font-size="18pt" style:font-size-asian="18pt" style:font-size-complex="14pt"/>
    </style:style>
    <style:style style:name="T1032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322" style:parent-style-name="AncientGreekἈρχαίαἑλληνικά" style:family="text">
      <style:text-properties fo:font-weight="bold" style:font-weight-asian="bold" style:font-weight-complex="bold" fo:font-size="18pt" style:font-size-asian="18pt" style:font-size-complex="14pt"/>
    </style:style>
    <style:style style:name="T1032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324" style:parent-style-name="AncientGreekἈρχαίαἑλληνικά" style:family="text">
      <style:text-properties fo:font-weight="bold" style:font-weight-asian="bold" style:font-weight-complex="bold" fo:font-size="18pt" style:font-size-asian="18pt" style:font-size-complex="14pt"/>
    </style:style>
    <style:style style:name="T10325" style:parent-style-name="AncientGreekἈρχαίαἑλληνικά" style:family="text">
      <style:text-properties fo:font-weight="bold" style:font-weight-asian="bold" style:font-weight-complex="bold" fo:font-size="18pt" style:font-size-asian="18pt" style:font-size-complex="14pt"/>
    </style:style>
    <style:style style:name="T10326" style:parent-style-name="AncientGreekἈρχαίαἑλληνικά" style:family="text">
      <style:text-properties style:font-weight-complex="bold" style:font-size-complex="14pt" fo:language="el" fo:country="GR"/>
    </style:style>
    <style:style style:name="T10327" style:parent-style-name="AncientGreekἈρχαίαἑλληνικά" style:family="text">
      <style:text-properties style:font-weight-complex="bold" style:font-size-complex="14pt"/>
    </style:style>
    <style:style style:name="T10328" style:parent-style-name="AncientGreekἈρχαίαἑλληνικά" style:family="text">
      <style:text-properties style:font-weight-complex="bold" style:font-size-complex="14pt" fo:language="el" fo:country="GR"/>
    </style:style>
    <style:style style:name="T10329" style:parent-style-name="AncientGreekἈρχαίαἑλληνικά" style:family="text">
      <style:text-properties style:font-weight-complex="bold" style:font-size-complex="14pt"/>
    </style:style>
    <style:style style:name="T10330" style:parent-style-name="AncientGreekἈρχαίαἑλληνικά" style:family="text">
      <style:text-properties style:font-weight-complex="bold" style:font-size-complex="14pt" fo:language="el" fo:country="GR"/>
    </style:style>
    <style:style style:name="T10331" style:parent-style-name="AncientGreekἈρχαίαἑλληνικά" style:family="text">
      <style:text-properties style:font-weight-complex="bold" style:font-size-complex="14pt"/>
    </style:style>
    <style:style style:name="T10332" style:parent-style-name="AncientGreekἈρχαίαἑλληνικά" style:family="text">
      <style:text-properties style:font-weight-complex="bold" style:font-size-complex="14pt" fo:language="el" fo:country="GR"/>
    </style:style>
    <style:style style:name="T10333" style:parent-style-name="AncientGreekἈρχαίαἑλληνικά" style:family="text">
      <style:text-properties style:font-weight-complex="bold" style:font-size-complex="14pt"/>
    </style:style>
    <style:style style:name="T10334" style:parent-style-name="AncientGreekἈρχαίαἑλληνικά" style:family="text">
      <style:text-properties style:font-weight-complex="bold" style:font-size-complex="14pt" fo:language="el" fo:country="GR"/>
    </style:style>
    <style:style style:name="T10335" style:parent-style-name="AncientGreekἈρχαίαἑλληνικά" style:family="text">
      <style:text-properties style:font-weight-complex="bold" style:font-size-complex="14pt"/>
    </style:style>
    <style:style style:name="T10336" style:parent-style-name="AncientGreekἈρχαίαἑλληνικά" style:family="text">
      <style:text-properties style:font-weight-complex="bold" style:font-size-complex="14pt" fo:language="el" fo:country="GR"/>
    </style:style>
    <style:style style:name="T10337" style:parent-style-name="AncientGreekἈρχαίαἑλληνικά" style:family="text">
      <style:text-properties style:font-weight-complex="bold" style:font-size-complex="14pt"/>
    </style:style>
    <style:style style:name="T10338" style:parent-style-name="AncientGreekἈρχαίαἑλληνικά" style:family="text">
      <style:text-properties style:font-weight-complex="bold" style:font-size-complex="14pt" fo:language="el" fo:country="GR"/>
    </style:style>
    <style:style style:name="T10339" style:parent-style-name="AncientGreekἈρχαίαἑλληνικά" style:family="text">
      <style:text-properties style:font-weight-complex="bold" style:font-size-complex="14pt"/>
    </style:style>
    <style:style style:name="T10340" style:parent-style-name="AncientGreekἈρχαίαἑλληνικά" style:family="text">
      <style:text-properties style:font-weight-complex="bold" style:font-size-complex="14pt" fo:language="el" fo:country="GR"/>
    </style:style>
    <style:style style:name="T10341" style:parent-style-name="AncientGreekἈρχαίαἑλληνικά" style:family="text">
      <style:text-properties style:font-weight-complex="bold" style:font-size-complex="14pt"/>
    </style:style>
    <style:style style:name="T10342" style:parent-style-name="AncientGreekἈρχαίαἑλληνικά" style:family="text">
      <style:text-properties style:font-weight-complex="bold" style:font-size-complex="14pt" fo:language="el" fo:country="GR"/>
    </style:style>
    <style:style style:name="T10343" style:parent-style-name="AncientGreekἈρχαίαἑλληνικά" style:family="text">
      <style:text-properties style:font-weight-complex="bold" style:font-size-complex="14pt"/>
    </style:style>
    <style:style style:name="T10344" style:parent-style-name="AncientGreekἈρχαίαἑλληνικά" style:family="text">
      <style:text-properties style:font-weight-complex="bold" style:font-size-complex="14pt" fo:language="el" fo:country="GR"/>
    </style:style>
    <style:style style:name="T10345" style:parent-style-name="AncientGreekἈρχαίαἑλληνικά" style:family="text">
      <style:text-properties style:font-weight-complex="bold" style:font-size-complex="14pt"/>
    </style:style>
    <style:style style:name="T10346" style:parent-style-name="AncientGreekἈρχαίαἑλληνικά" style:family="text">
      <style:text-properties style:font-weight-complex="bold" style:font-size-complex="14pt" fo:language="el" fo:country="GR"/>
    </style:style>
    <style:style style:name="T10347" style:parent-style-name="AncientGreekἈρχαίαἑλληνικά" style:family="text">
      <style:text-properties style:font-weight-complex="bold" style:font-size-complex="14pt"/>
    </style:style>
    <style:style style:name="T10348" style:parent-style-name="AncientGreekἈρχαίαἑλληνικά" style:family="text">
      <style:text-properties style:font-weight-complex="bold" style:font-size-complex="14pt" fo:language="el" fo:country="GR"/>
    </style:style>
    <style:style style:name="T10349" style:parent-style-name="AncientGreekἈρχαίαἑλληνικά" style:family="text">
      <style:text-properties style:font-weight-complex="bold" style:font-size-complex="14pt"/>
    </style:style>
    <style:style style:name="T10350" style:parent-style-name="AncientGreekἈρχαίαἑλληνικά" style:family="text">
      <style:text-properties style:font-weight-complex="bold" style:font-size-complex="14pt" fo:language="el" fo:country="GR"/>
    </style:style>
    <style:style style:name="T10351" style:parent-style-name="AncientGreekἈρχαίαἑλληνικά" style:family="text">
      <style:text-properties style:font-weight-complex="bold" style:font-size-complex="14pt"/>
    </style:style>
    <style:style style:name="T10352" style:parent-style-name="AncientGreekἈρχαίαἑλληνικά" style:family="text">
      <style:text-properties style:font-weight-complex="bold" style:font-size-complex="14pt" fo:language="el" fo:country="GR"/>
    </style:style>
    <style:style style:name="T10353" style:parent-style-name="AncientGreekἈρχαίαἑλληνικά" style:family="text">
      <style:text-properties style:font-weight-complex="bold" style:font-size-complex="14pt"/>
    </style:style>
    <style:style style:name="T10354" style:parent-style-name="AncientGreekἈρχαίαἑλληνικά" style:family="text">
      <style:text-properties style:font-weight-complex="bold" style:font-size-complex="14pt" fo:language="el" fo:country="GR"/>
    </style:style>
    <style:style style:name="T10355" style:parent-style-name="AncientGreekἈρχαίαἑλληνικά" style:family="text">
      <style:text-properties style:font-weight-complex="bold" style:font-size-complex="14pt"/>
    </style:style>
    <style:style style:name="T10356" style:parent-style-name="AncientGreekἈρχαίαἑλληνικά" style:family="text">
      <style:text-properties style:font-weight-complex="bold" style:font-size-complex="14pt" fo:language="el" fo:country="GR"/>
    </style:style>
    <style:style style:name="T10357" style:parent-style-name="AncientGreekἈρχαίαἑλληνικά" style:family="text">
      <style:text-properties style:font-weight-complex="bold" style:font-size-complex="14pt"/>
    </style:style>
    <style:style style:name="T10358" style:parent-style-name="AncientGreekἈρχαίαἑλληνικά" style:family="text">
      <style:text-properties style:font-weight-complex="bold" style:font-size-complex="14pt" fo:language="el" fo:country="GR"/>
    </style:style>
    <style:style style:name="T10359" style:parent-style-name="AncientGreekἈρχαίαἑλληνικά" style:family="text">
      <style:text-properties style:font-weight-complex="bold" style:font-size-complex="14pt"/>
    </style:style>
    <style:style style:name="T10360" style:parent-style-name="AncientGreekἈρχαίαἑλληνικά" style:family="text">
      <style:text-properties style:font-weight-complex="bold" style:font-size-complex="14pt" fo:language="el" fo:country="GR"/>
    </style:style>
    <style:style style:name="T10361" style:parent-style-name="AncientGreekἈρχαίαἑλληνικά" style:family="text">
      <style:text-properties style:font-weight-complex="bold" style:font-size-complex="14pt"/>
    </style:style>
    <style:style style:name="T10362" style:parent-style-name="AncientGreekἈρχαίαἑλληνικά" style:family="text">
      <style:text-properties style:font-weight-complex="bold" style:font-size-complex="14pt" fo:language="el" fo:country="GR"/>
    </style:style>
    <style:style style:name="T10363" style:parent-style-name="AncientGreekἈρχαίαἑλληνικά" style:family="text">
      <style:text-properties style:font-weight-complex="bold" style:font-size-complex="14pt"/>
    </style:style>
    <style:style style:name="T10364" style:parent-style-name="AncientGreekἈρχαίαἑλληνικά" style:family="text">
      <style:text-properties style:font-weight-complex="bold" style:font-size-complex="14pt" fo:language="el" fo:country="GR"/>
    </style:style>
    <style:style style:name="T10365" style:parent-style-name="AncientGreekἈρχαίαἑλληνικά" style:family="text">
      <style:text-properties style:font-weight-complex="bold" style:font-size-complex="14pt"/>
    </style:style>
    <style:style style:name="T10366" style:parent-style-name="AncientGreekἈρχαίαἑλληνικά" style:family="text">
      <style:text-properties style:font-weight-complex="bold" style:font-size-complex="14pt" fo:language="el" fo:country="GR"/>
    </style:style>
    <style:style style:name="T10367" style:parent-style-name="AncientGreekἈρχαίαἑλληνικά" style:family="text">
      <style:text-properties style:font-weight-complex="bold" style:font-size-complex="14pt"/>
    </style:style>
    <style:style style:name="T10368" style:parent-style-name="AncientGreekἈρχαίαἑλληνικά" style:family="text">
      <style:text-properties style:font-weight-complex="bold" style:font-size-complex="14pt" fo:language="el" fo:country="GR"/>
    </style:style>
    <style:style style:name="T10369" style:parent-style-name="AncientGreekἈρχαίαἑλληνικά" style:family="text">
      <style:text-properties style:font-weight-complex="bold" style:font-size-complex="14pt"/>
    </style:style>
    <style:style style:name="T10370" style:parent-style-name="AncientGreekἈρχαίαἑλληνικά" style:family="text">
      <style:text-properties style:font-weight-complex="bold" style:font-size-complex="14pt" fo:language="el" fo:country="GR"/>
    </style:style>
    <style:style style:name="T10371" style:parent-style-name="AncientGreekἈρχαίαἑλληνικά" style:family="text">
      <style:text-properties style:font-weight-complex="bold" style:font-size-complex="14pt"/>
    </style:style>
    <style:style style:name="T10372" style:parent-style-name="AncientGreekἈρχαίαἑλληνικά" style:family="text">
      <style:text-properties style:font-weight-complex="bold" style:font-size-complex="14pt" fo:language="el" fo:country="GR"/>
    </style:style>
    <style:style style:name="T10373" style:parent-style-name="AncientGreekἈρχαίαἑλληνικά" style:family="text">
      <style:text-properties style:font-weight-complex="bold" style:font-size-complex="14pt"/>
    </style:style>
    <style:style style:name="T10374" style:parent-style-name="AncientGreekἈρχαίαἑλληνικά" style:family="text">
      <style:text-properties style:font-weight-complex="bold" style:font-size-complex="14pt" fo:language="el" fo:country="GR"/>
    </style:style>
    <style:style style:name="T10375" style:parent-style-name="AncientGreekἈρχαίαἑλληνικά" style:family="text">
      <style:text-properties style:font-weight-complex="bold" style:font-size-complex="14pt"/>
    </style:style>
    <style:style style:name="T10376" style:parent-style-name="AncientGreekἈρχαίαἑλληνικά" style:family="text">
      <style:text-properties style:font-weight-complex="bold" style:font-size-complex="14pt" fo:language="el" fo:country="GR"/>
    </style:style>
    <style:style style:name="T10377" style:parent-style-name="AncientGreekἈρχαίαἑλληνικά" style:family="text">
      <style:text-properties style:font-weight-complex="bold" style:font-size-complex="14pt"/>
    </style:style>
    <style:style style:name="T10378" style:parent-style-name="AncientGreekἈρχαίαἑλληνικά" style:family="text">
      <style:text-properties style:font-weight-complex="bold" style:font-size-complex="14pt" fo:language="el" fo:country="GR"/>
    </style:style>
    <style:style style:name="T10379" style:parent-style-name="AncientGreekἈρχαίαἑλληνικά" style:family="text">
      <style:text-properties style:font-weight-complex="bold" style:font-size-complex="14pt"/>
    </style:style>
    <style:style style:name="T10380" style:parent-style-name="AncientGreekἈρχαίαἑλληνικά" style:family="text">
      <style:text-properties style:font-weight-complex="bold" style:font-size-complex="14pt" fo:language="el" fo:country="GR"/>
    </style:style>
    <style:style style:name="T10381" style:parent-style-name="AncientGreekἈρχαίαἑλληνικά" style:family="text">
      <style:text-properties style:font-weight-complex="bold" style:font-size-complex="14pt"/>
    </style:style>
    <style:style style:name="T10382" style:parent-style-name="AncientGreekἈρχαίαἑλληνικά" style:family="text">
      <style:text-properties style:font-weight-complex="bold" style:font-size-complex="14pt" fo:language="el" fo:country="GR"/>
    </style:style>
    <style:style style:name="T10383" style:parent-style-name="AncientGreekἈρχαίαἑλληνικά" style:family="text">
      <style:text-properties style:font-weight-complex="bold" style:font-size-complex="14pt"/>
    </style:style>
    <style:style style:name="T10384" style:parent-style-name="AncientGreekἈρχαίαἑλληνικά" style:family="text">
      <style:text-properties style:font-weight-complex="bold" style:font-size-complex="14pt" fo:language="el" fo:country="GR"/>
    </style:style>
    <style:style style:name="T10385" style:parent-style-name="AncientGreekἈρχαίαἑλληνικά" style:family="text">
      <style:text-properties style:font-weight-complex="bold" style:font-size-complex="14pt"/>
    </style:style>
    <style:style style:name="T10386" style:parent-style-name="AncientGreekἈρχαίαἑλληνικά" style:family="text">
      <style:text-properties style:font-weight-complex="bold" style:font-size-complex="14pt" fo:language="el" fo:country="GR"/>
    </style:style>
    <style:style style:name="T10387" style:parent-style-name="AncientGreekἈρχαίαἑλληνικά" style:family="text">
      <style:text-properties style:font-weight-complex="bold" style:font-size-complex="14pt"/>
    </style:style>
    <style:style style:name="T10388" style:parent-style-name="AncientGreekἈρχαίαἑλληνικά" style:family="text">
      <style:text-properties style:font-weight-complex="bold" style:font-size-complex="14pt" fo:language="el" fo:country="GR"/>
    </style:style>
    <style:style style:name="T10389" style:parent-style-name="AncientGreekἈρχαίαἑλληνικά" style:family="text">
      <style:text-properties style:font-weight-complex="bold" style:font-size-complex="14pt"/>
    </style:style>
    <style:style style:name="T10390" style:parent-style-name="AncientGreekἈρχαίαἑλληνικά" style:family="text">
      <style:text-properties style:font-weight-complex="bold" style:font-size-complex="14pt" fo:language="el" fo:country="GR"/>
    </style:style>
    <style:style style:name="T10391" style:parent-style-name="AncientGreekἈρχαίαἑλληνικά" style:family="text">
      <style:text-properties style:font-weight-complex="bold" style:font-size-complex="14pt"/>
    </style:style>
    <style:style style:name="T10392" style:parent-style-name="AncientGreekἈρχαίαἑλληνικά" style:family="text">
      <style:text-properties style:font-weight-complex="bold" style:font-size-complex="14pt" fo:language="el" fo:country="GR"/>
    </style:style>
    <style:style style:name="T10393" style:parent-style-name="AncientGreekἈρχαίαἑλληνικά" style:family="text">
      <style:text-properties style:font-weight-complex="bold" style:font-size-complex="14pt"/>
    </style:style>
    <style:style style:name="T10394" style:parent-style-name="AncientGreekἈρχαίαἑλληνικά" style:family="text">
      <style:text-properties style:font-weight-complex="bold" style:font-size-complex="14pt" fo:language="el" fo:country="GR"/>
    </style:style>
    <style:style style:name="T10395" style:parent-style-name="AncientGreekἈρχαίαἑλληνικά" style:family="text">
      <style:text-properties style:font-weight-complex="bold" style:font-size-complex="14pt"/>
    </style:style>
    <style:style style:name="T10396" style:parent-style-name="AncientGreekἈρχαίαἑλληνικά" style:family="text">
      <style:text-properties style:font-weight-complex="bold" style:font-size-complex="14pt" fo:language="el" fo:country="GR"/>
    </style:style>
    <style:style style:name="T10397" style:parent-style-name="AncientGreekἈρχαίαἑλληνικά" style:family="text">
      <style:text-properties style:font-weight-complex="bold" style:font-size-complex="14pt"/>
    </style:style>
    <style:style style:name="T10398" style:parent-style-name="AncientGreekἈρχαίαἑλληνικά" style:family="text">
      <style:text-properties style:font-weight-complex="bold" style:font-size-complex="14pt" fo:language="el" fo:country="GR"/>
    </style:style>
    <style:style style:name="T10399" style:parent-style-name="AncientGreekἈρχαίαἑλληνικά" style:family="text">
      <style:text-properties style:font-weight-complex="bold" style:font-size-complex="14pt"/>
    </style:style>
    <style:style style:name="T10400" style:parent-style-name="AncientGreekἈρχαίαἑλληνικά" style:family="text">
      <style:text-properties style:font-weight-complex="bold" style:font-size-complex="14pt" fo:language="el" fo:country="GR"/>
    </style:style>
    <style:style style:name="T10401" style:parent-style-name="AncientGreekἈρχαίαἑλληνικά" style:family="text">
      <style:text-properties style:font-weight-complex="bold" style:font-size-complex="14pt"/>
    </style:style>
    <style:style style:name="T10402" style:parent-style-name="AncientGreekἈρχαίαἑλληνικά" style:family="text">
      <style:text-properties style:font-weight-complex="bold" style:font-size-complex="14pt" fo:language="el" fo:country="GR"/>
    </style:style>
    <style:style style:name="T10403" style:parent-style-name="AncientGreekἈρχαίαἑλληνικά" style:family="text">
      <style:text-properties style:font-weight-complex="bold" style:font-size-complex="14pt"/>
    </style:style>
    <style:style style:name="T10404" style:parent-style-name="AncientGreekἈρχαίαἑλληνικά" style:family="text">
      <style:text-properties style:font-weight-complex="bold" style:font-size-complex="14pt" fo:language="el" fo:country="GR"/>
    </style:style>
    <style:style style:name="T10405" style:parent-style-name="AncientGreekἈρχαίαἑλληνικά" style:family="text">
      <style:text-properties style:font-weight-complex="bold" style:font-size-complex="14pt"/>
    </style:style>
    <style:style style:name="T10406" style:parent-style-name="AncientGreekἈρχαίαἑλληνικά" style:family="text">
      <style:text-properties style:font-weight-complex="bold" style:font-size-complex="14pt" fo:language="el" fo:country="GR"/>
    </style:style>
    <style:style style:name="T10407" style:parent-style-name="AncientGreekἈρχαίαἑλληνικά" style:family="text">
      <style:text-properties style:font-weight-complex="bold" style:font-size-complex="14pt"/>
    </style:style>
    <style:style style:name="T10408" style:parent-style-name="AncientGreekἈρχαίαἑλληνικά" style:family="text">
      <style:text-properties style:font-weight-complex="bold" style:font-size-complex="14pt" fo:language="el" fo:country="GR"/>
    </style:style>
    <style:style style:name="T10409" style:parent-style-name="AncientGreekἈρχαίαἑλληνικά" style:family="text">
      <style:text-properties style:font-weight-complex="bold" style:font-size-complex="14pt"/>
    </style:style>
    <style:style style:name="T10410" style:parent-style-name="AncientGreekἈρχαίαἑλληνικά" style:family="text">
      <style:text-properties style:font-weight-complex="bold" style:font-size-complex="14pt" fo:language="el" fo:country="GR"/>
    </style:style>
    <style:style style:name="T10411" style:parent-style-name="AncientGreekἈρχαίαἑλληνικά" style:family="text">
      <style:text-properties style:font-weight-complex="bold" style:font-size-complex="14pt"/>
    </style:style>
    <style:style style:name="T10412" style:parent-style-name="AncientGreekἈρχαίαἑλληνικά" style:family="text">
      <style:text-properties style:font-weight-complex="bold" style:font-size-complex="14pt" fo:language="el" fo:country="GR"/>
    </style:style>
    <style:style style:name="T10413" style:parent-style-name="AncientGreekἈρχαίαἑλληνικά" style:family="text">
      <style:text-properties style:font-weight-complex="bold" style:font-size-complex="14pt"/>
    </style:style>
    <style:style style:name="T10414" style:parent-style-name="AncientGreekἈρχαίαἑλληνικά" style:family="text">
      <style:text-properties style:font-weight-complex="bold" style:font-size-complex="14pt" fo:language="el" fo:country="GR"/>
    </style:style>
    <style:style style:name="T10415" style:parent-style-name="AncientGreekἈρχαίαἑλληνικά" style:family="text">
      <style:text-properties style:font-weight-complex="bold" style:font-size-complex="14pt"/>
    </style:style>
    <style:style style:name="T10416" style:parent-style-name="AncientGreekἈρχαίαἑλληνικά" style:family="text">
      <style:text-properties style:font-weight-complex="bold" style:font-size-complex="14pt" fo:language="el" fo:country="GR"/>
    </style:style>
    <style:style style:name="T10417" style:parent-style-name="AncientGreekἈρχαίαἑλληνικά" style:family="text">
      <style:text-properties style:font-weight-complex="bold" style:font-size-complex="14pt"/>
    </style:style>
    <style:style style:name="T10418" style:parent-style-name="AncientGreekἈρχαίαἑλληνικά" style:family="text">
      <style:text-properties style:font-weight-complex="bold" style:font-size-complex="14pt" fo:language="el" fo:country="GR"/>
    </style:style>
    <style:style style:name="T10419" style:parent-style-name="AncientGreekἈρχαίαἑλληνικά" style:family="text">
      <style:text-properties style:font-weight-complex="bold" style:font-size-complex="14pt"/>
    </style:style>
    <style:style style:name="T10420" style:parent-style-name="AncientGreekἈρχαίαἑλληνικά" style:family="text">
      <style:text-properties style:font-weight-complex="bold" style:font-size-complex="14pt" fo:language="el" fo:country="GR"/>
    </style:style>
    <style:style style:name="T10421" style:parent-style-name="AncientGreekἈρχαίαἑλληνικά" style:family="text">
      <style:text-properties style:font-weight-complex="bold" style:font-size-complex="14pt"/>
    </style:style>
    <style:style style:name="T10422" style:parent-style-name="AncientGreekἈρχαίαἑλληνικά" style:family="text">
      <style:text-properties style:font-weight-complex="bold" style:font-size-complex="14pt" fo:language="el" fo:country="GR"/>
    </style:style>
    <style:style style:name="T10423" style:parent-style-name="AncientGreekἈρχαίαἑλληνικά" style:family="text">
      <style:text-properties style:font-weight-complex="bold" style:font-size-complex="14pt"/>
    </style:style>
    <style:style style:name="T10424" style:parent-style-name="AncientGreekἈρχαίαἑλληνικά" style:family="text">
      <style:text-properties style:font-weight-complex="bold" style:font-size-complex="14pt" fo:language="el" fo:country="GR"/>
    </style:style>
    <style:style style:name="T10425" style:parent-style-name="AncientGreekἈρχαίαἑλληνικά" style:family="text">
      <style:text-properties style:font-weight-complex="bold" style:font-size-complex="14pt"/>
    </style:style>
    <style:style style:name="T10426" style:parent-style-name="AncientGreekἈρχαίαἑλληνικά" style:family="text">
      <style:text-properties style:font-weight-complex="bold" style:font-size-complex="14pt" fo:language="el" fo:country="GR"/>
    </style:style>
    <style:style style:name="T10427" style:parent-style-name="AncientGreekἈρχαίαἑλληνικά" style:family="text">
      <style:text-properties style:font-weight-complex="bold" style:font-size-complex="14pt"/>
    </style:style>
    <style:style style:name="T10428" style:parent-style-name="AncientGreekἈρχαίαἑλληνικά" style:family="text">
      <style:text-properties style:font-weight-complex="bold" style:font-size-complex="14pt" fo:language="el" fo:country="GR"/>
    </style:style>
    <style:style style:name="T10429" style:parent-style-name="AncientGreekἈρχαίαἑλληνικά" style:family="text">
      <style:text-properties style:font-weight-complex="bold" style:font-size-complex="14pt"/>
    </style:style>
    <style:style style:name="T10430" style:parent-style-name="AncientGreekἈρχαίαἑλληνικά" style:family="text">
      <style:text-properties style:font-weight-complex="bold" style:font-size-complex="14pt" fo:language="el" fo:country="GR"/>
    </style:style>
    <style:style style:name="T10431" style:parent-style-name="AncientGreekἈρχαίαἑλληνικά" style:family="text">
      <style:text-properties style:font-weight-complex="bold" style:font-size-complex="14pt"/>
    </style:style>
    <style:style style:name="T10432" style:parent-style-name="AncientGreekἈρχαίαἑλληνικά" style:family="text">
      <style:text-properties style:font-weight-complex="bold" style:font-size-complex="14pt" fo:language="el" fo:country="GR"/>
    </style:style>
    <style:style style:name="T10433" style:parent-style-name="AncientGreekἈρχαίαἑλληνικά" style:family="text">
      <style:text-properties style:font-weight-complex="bold" style:font-size-complex="14pt"/>
    </style:style>
    <style:style style:name="T10434" style:parent-style-name="AncientGreekἈρχαίαἑλληνικά" style:family="text">
      <style:text-properties style:font-weight-complex="bold" style:font-size-complex="14pt" fo:language="el" fo:country="GR"/>
    </style:style>
    <style:style style:name="T10435" style:parent-style-name="AncientGreekἈρχαίαἑλληνικά" style:family="text">
      <style:text-properties style:font-weight-complex="bold" style:font-size-complex="14pt"/>
    </style:style>
    <style:style style:name="T10436" style:parent-style-name="AncientGreekἈρχαίαἑλληνικά" style:family="text">
      <style:text-properties style:font-weight-complex="bold" style:font-size-complex="14pt" fo:language="el" fo:country="GR"/>
    </style:style>
    <style:style style:name="T10437" style:parent-style-name="AncientGreekἈρχαίαἑλληνικά" style:family="text">
      <style:text-properties style:font-weight-complex="bold" style:font-size-complex="14pt"/>
    </style:style>
    <style:style style:name="T10438" style:parent-style-name="AncientGreekἈρχαίαἑλληνικά" style:family="text">
      <style:text-properties style:font-weight-complex="bold" style:font-size-complex="14pt" fo:language="el" fo:country="GR"/>
    </style:style>
    <style:style style:name="T10439" style:parent-style-name="AncientGreekἈρχαίαἑλληνικά" style:family="text">
      <style:text-properties style:font-weight-complex="bold" style:font-size-complex="14pt"/>
    </style:style>
    <style:style style:name="T10440" style:parent-style-name="AncientGreekἈρχαίαἑλληνικά" style:family="text">
      <style:text-properties style:font-weight-complex="bold" style:font-size-complex="14pt" fo:language="el" fo:country="GR"/>
    </style:style>
    <style:style style:name="T10441" style:parent-style-name="AncientGreekἈρχαίαἑλληνικά" style:family="text">
      <style:text-properties style:font-weight-complex="bold" style:font-size-complex="14pt"/>
    </style:style>
    <style:style style:name="T10442" style:parent-style-name="AncientGreekἈρχαίαἑλληνικά" style:family="text">
      <style:text-properties style:font-weight-complex="bold" style:font-size-complex="14pt" fo:language="el" fo:country="GR"/>
    </style:style>
    <style:style style:name="T10443" style:parent-style-name="AncientGreekἈρχαίαἑλληνικά" style:family="text">
      <style:text-properties style:font-weight-complex="bold" style:font-size-complex="14pt"/>
    </style:style>
    <style:style style:name="T10444" style:parent-style-name="AncientGreekἈρχαίαἑλληνικά" style:family="text">
      <style:text-properties style:font-weight-complex="bold" style:font-size-complex="14pt" fo:language="el" fo:country="GR"/>
    </style:style>
    <style:style style:name="T10445" style:parent-style-name="AncientGreekἈρχαίαἑλληνικά" style:family="text">
      <style:text-properties style:font-weight-complex="bold" style:font-size-complex="14pt"/>
    </style:style>
    <style:style style:name="T10446" style:parent-style-name="AncientGreekἈρχαίαἑλληνικά" style:family="text">
      <style:text-properties style:font-weight-complex="bold" style:font-size-complex="14pt" fo:language="el" fo:country="GR"/>
    </style:style>
    <style:style style:name="T10447" style:parent-style-name="AncientGreekἈρχαίαἑλληνικά" style:family="text">
      <style:text-properties style:font-weight-complex="bold" style:font-size-complex="14pt"/>
    </style:style>
    <style:style style:name="T10448" style:parent-style-name="AncientGreekἈρχαίαἑλληνικά" style:family="text">
      <style:text-properties style:font-weight-complex="bold" style:font-size-complex="14pt" fo:language="el" fo:country="GR"/>
    </style:style>
    <style:style style:name="T10449" style:parent-style-name="AncientGreekἈρχαίαἑλληνικά" style:family="text">
      <style:text-properties style:font-weight-complex="bold" style:font-size-complex="14pt"/>
    </style:style>
    <style:style style:name="T10450" style:parent-style-name="AncientGreekἈρχαίαἑλληνικά" style:family="text">
      <style:text-properties style:font-weight-complex="bold" style:font-size-complex="14pt" fo:language="el" fo:country="GR"/>
    </style:style>
    <style:style style:name="T10451" style:parent-style-name="AncientGreekἈρχαίαἑλληνικά" style:family="text">
      <style:text-properties style:font-weight-complex="bold" style:font-size-complex="14pt"/>
    </style:style>
    <style:style style:name="T10452" style:parent-style-name="AncientGreekἈρχαίαἑλληνικά" style:family="text">
      <style:text-properties style:font-weight-complex="bold" style:font-size-complex="14pt" fo:language="el" fo:country="GR"/>
    </style:style>
    <style:style style:name="T10453" style:parent-style-name="AncientGreekἈρχαίαἑλληνικά" style:family="text">
      <style:text-properties style:font-weight-complex="bold" style:font-size-complex="14pt"/>
    </style:style>
    <style:style style:name="T10454" style:parent-style-name="AncientGreekἈρχαίαἑλληνικά" style:family="text">
      <style:text-properties style:font-weight-complex="bold" style:font-size-complex="14pt" fo:language="el" fo:country="GR"/>
    </style:style>
    <style:style style:name="T10455" style:parent-style-name="AncientGreekἈρχαίαἑλληνικά" style:family="text">
      <style:text-properties style:font-weight-complex="bold" style:font-size-complex="14pt"/>
    </style:style>
    <style:style style:name="T10456" style:parent-style-name="AncientGreekἈρχαίαἑλληνικά" style:family="text">
      <style:text-properties style:font-weight-complex="bold" style:font-size-complex="14pt" fo:language="el" fo:country="GR"/>
    </style:style>
    <style:style style:name="T10457" style:parent-style-name="AncientGreekἈρχαίαἑλληνικά" style:family="text">
      <style:text-properties style:font-weight-complex="bold" style:font-size-complex="14pt"/>
    </style:style>
    <style:style style:name="T10458" style:parent-style-name="AncientGreekἈρχαίαἑλληνικά" style:family="text">
      <style:text-properties style:font-weight-complex="bold" style:font-size-complex="14pt" fo:language="el" fo:country="GR"/>
    </style:style>
    <style:style style:name="T10459" style:parent-style-name="AncientGreekἈρχαίαἑλληνικά" style:family="text">
      <style:text-properties style:font-weight-complex="bold" style:font-size-complex="14pt"/>
    </style:style>
    <style:style style:name="T10460" style:parent-style-name="AncientGreekἈρχαίαἑλληνικά" style:family="text">
      <style:text-properties style:font-weight-complex="bold" style:font-size-complex="14pt" fo:language="el" fo:country="GR"/>
    </style:style>
    <style:style style:name="T10461" style:parent-style-name="AncientGreekἈρχαίαἑλληνικά" style:family="text">
      <style:text-properties style:font-weight-complex="bold" style:font-size-complex="14pt"/>
    </style:style>
    <style:style style:name="T10462" style:parent-style-name="AncientGreekἈρχαίαἑλληνικά" style:family="text">
      <style:text-properties style:font-weight-complex="bold" style:font-size-complex="14pt" fo:language="el" fo:country="GR"/>
    </style:style>
    <style:style style:name="T10463" style:parent-style-name="AncientGreekἈρχαίαἑλληνικά" style:family="text">
      <style:text-properties style:font-weight-complex="bold" style:font-size-complex="14pt"/>
    </style:style>
    <style:style style:name="T10464" style:parent-style-name="AncientGreekἈρχαίαἑλληνικά" style:family="text">
      <style:text-properties style:font-weight-complex="bold" style:font-size-complex="14pt" fo:language="el" fo:country="GR"/>
    </style:style>
    <style:style style:name="T10465" style:parent-style-name="AncientGreekἈρχαίαἑλληνικά" style:family="text">
      <style:text-properties style:font-weight-complex="bold" style:font-size-complex="14pt"/>
    </style:style>
    <style:style style:name="T10466" style:parent-style-name="AncientGreekἈρχαίαἑλληνικά" style:family="text">
      <style:text-properties style:font-weight-complex="bold" style:font-size-complex="14pt" fo:language="el" fo:country="GR"/>
    </style:style>
    <style:style style:name="T10467" style:parent-style-name="AncientGreekἈρχαίαἑλληνικά" style:family="text">
      <style:text-properties style:font-weight-complex="bold" style:font-size-complex="14pt"/>
    </style:style>
    <style:style style:name="T10468" style:parent-style-name="AncientGreekἈρχαίαἑλληνικά" style:family="text">
      <style:text-properties style:font-weight-complex="bold" style:font-size-complex="14pt" fo:language="el" fo:country="GR"/>
    </style:style>
    <style:style style:name="T10469" style:parent-style-name="AncientGreekἈρχαίαἑλληνικά" style:family="text">
      <style:text-properties style:font-weight-complex="bold" style:font-size-complex="14pt"/>
    </style:style>
    <style:style style:name="T10470" style:parent-style-name="AncientGreekἈρχαίαἑλληνικά" style:family="text">
      <style:text-properties style:font-weight-complex="bold" style:font-size-complex="14pt" fo:language="el" fo:country="GR"/>
    </style:style>
    <style:style style:name="T10471" style:parent-style-name="AncientGreekἈρχαίαἑλληνικά" style:family="text">
      <style:text-properties style:font-weight-complex="bold" style:font-size-complex="14pt"/>
    </style:style>
    <style:style style:name="T10472" style:parent-style-name="AncientGreekἈρχαίαἑλληνικά" style:family="text">
      <style:text-properties style:font-weight-complex="bold" style:font-size-complex="14pt" fo:language="el" fo:country="GR"/>
    </style:style>
    <style:style style:name="T10473" style:parent-style-name="AncientGreekἈρχαίαἑλληνικά" style:family="text">
      <style:text-properties style:font-weight-complex="bold" style:font-size-complex="14pt"/>
    </style:style>
    <style:style style:name="P10474" style:parent-style-name="Standard" style:family="paragraph">
      <style:paragraph-properties fo:widows="0" fo:orphans="0">
        <style:tab-stops>
          <style:tab-stop style:type="left" style:position="2.1979in"/>
        </style:tab-stops>
      </style:paragraph-properties>
    </style:style>
    <style:style style:name="T10475" style:parent-style-name="AncientGreekἈρχαίαἑλληνικά" style:family="text">
      <style:text-properties style:font-weight-complex="bold" style:font-size-complex="14pt" fo:language="el" fo:country="GR"/>
    </style:style>
    <style:style style:name="T10476" style:parent-style-name="AncientGreekἈρχαίαἑλληνικά" style:family="text">
      <style:text-properties style:font-weight-complex="bold" style:font-size-complex="14pt"/>
    </style:style>
    <style:style style:name="T10477" style:parent-style-name="AncientGreekἈρχαίαἑλληνικά" style:family="text">
      <style:text-properties style:font-weight-complex="bold" style:font-size-complex="14pt" fo:language="el" fo:country="GR"/>
    </style:style>
    <style:style style:name="T10478" style:parent-style-name="AncientGreekἈρχαίαἑλληνικά" style:family="text">
      <style:text-properties style:font-weight-complex="bold" style:font-size-complex="14pt"/>
    </style:style>
    <style:style style:name="T10479" style:parent-style-name="AncientGreekἈρχαίαἑλληνικά" style:family="text">
      <style:text-properties style:font-weight-complex="bold" style:font-size-complex="14pt" fo:language="el" fo:country="GR"/>
    </style:style>
    <style:style style:name="T10480" style:parent-style-name="AncientGreekἈρχαίαἑλληνικά" style:family="text">
      <style:text-properties style:font-weight-complex="bold" style:font-size-complex="14pt"/>
    </style:style>
    <style:style style:name="T10481" style:parent-style-name="AncientGreekἈρχαίαἑλληνικά" style:family="text">
      <style:text-properties style:font-weight-complex="bold" style:font-size-complex="14pt" fo:language="el" fo:country="GR"/>
    </style:style>
    <style:style style:name="T10482" style:parent-style-name="AncientGreekἈρχαίαἑλληνικά" style:family="text">
      <style:text-properties style:font-weight-complex="bold" style:font-size-complex="14pt"/>
    </style:style>
    <style:style style:name="T10483" style:parent-style-name="AncientGreekἈρχαίαἑλληνικά" style:family="text">
      <style:text-properties style:font-weight-complex="bold" style:font-size-complex="14pt" fo:language="el" fo:country="GR"/>
    </style:style>
    <style:style style:name="T10484" style:parent-style-name="AncientGreekἈρχαίαἑλληνικά" style:family="text">
      <style:text-properties style:font-weight-complex="bold" style:font-size-complex="14pt"/>
    </style:style>
    <style:style style:name="T10485" style:parent-style-name="AncientGreekἈρχαίαἑλληνικά" style:family="text">
      <style:text-properties style:font-weight-complex="bold" style:font-size-complex="14pt" fo:language="el" fo:country="GR"/>
    </style:style>
    <style:style style:name="T10486" style:parent-style-name="AncientGreekἈρχαίαἑλληνικά" style:family="text">
      <style:text-properties style:font-weight-complex="bold" style:font-size-complex="14pt"/>
    </style:style>
    <style:style style:name="T10487" style:parent-style-name="AncientGreekἈρχαίαἑλληνικά" style:family="text">
      <style:text-properties style:font-weight-complex="bold" style:font-size-complex="14pt" fo:language="el" fo:country="GR"/>
    </style:style>
    <style:style style:name="T10488" style:parent-style-name="AncientGreekἈρχαίαἑλληνικά" style:family="text">
      <style:text-properties style:font-weight-complex="bold" style:font-size-complex="14pt"/>
    </style:style>
    <style:style style:name="T10489" style:parent-style-name="AncientGreekἈρχαίαἑλληνικά" style:family="text">
      <style:text-properties style:font-weight-complex="bold" style:font-size-complex="14pt" fo:language="el" fo:country="GR"/>
    </style:style>
    <style:style style:name="T10490" style:parent-style-name="AncientGreekἈρχαίαἑλληνικά" style:family="text">
      <style:text-properties style:font-weight-complex="bold" style:font-size-complex="14pt"/>
    </style:style>
    <style:style style:name="T10491" style:parent-style-name="AncientGreekἈρχαίαἑλληνικά" style:family="text">
      <style:text-properties style:font-weight-complex="bold" style:font-size-complex="14pt" fo:language="el" fo:country="GR"/>
    </style:style>
    <style:style style:name="T10492" style:parent-style-name="AncientGreekἈρχαίαἑλληνικά" style:family="text">
      <style:text-properties style:font-weight-complex="bold" style:font-size-complex="14pt"/>
    </style:style>
    <style:style style:name="T10493" style:parent-style-name="AncientGreekἈρχαίαἑλληνικά" style:family="text">
      <style:text-properties style:font-weight-complex="bold" style:font-size-complex="14pt" fo:language="el" fo:country="GR"/>
    </style:style>
    <style:style style:name="T10494" style:parent-style-name="AncientGreekἈρχαίαἑλληνικά" style:family="text">
      <style:text-properties style:font-weight-complex="bold" style:font-size-complex="14pt"/>
    </style:style>
    <style:style style:name="T10495" style:parent-style-name="AncientGreekἈρχαίαἑλληνικά" style:family="text">
      <style:text-properties style:font-weight-complex="bold" style:font-size-complex="14pt" fo:language="el" fo:country="GR"/>
    </style:style>
    <style:style style:name="T10496" style:parent-style-name="AncientGreekἈρχαίαἑλληνικά" style:family="text">
      <style:text-properties style:font-weight-complex="bold" style:font-size-complex="14pt"/>
    </style:style>
    <style:style style:name="T10497" style:parent-style-name="AncientGreekἈρχαίαἑλληνικά" style:family="text">
      <style:text-properties style:font-weight-complex="bold" style:font-size-complex="14pt" fo:language="el" fo:country="GR"/>
    </style:style>
    <style:style style:name="T10498" style:parent-style-name="AncientGreekἈρχαίαἑλληνικά" style:family="text">
      <style:text-properties style:font-weight-complex="bold" style:font-size-complex="14pt"/>
    </style:style>
    <style:style style:name="T10499" style:parent-style-name="AncientGreekἈρχαίαἑλληνικά" style:family="text">
      <style:text-properties style:font-weight-complex="bold" style:font-size-complex="14pt" fo:language="el" fo:country="GR"/>
    </style:style>
    <style:style style:name="T10500" style:parent-style-name="AncientGreekἈρχαίαἑλληνικά" style:family="text">
      <style:text-properties style:font-weight-complex="bold" style:font-size-complex="14pt"/>
    </style:style>
    <style:style style:name="T10501" style:parent-style-name="AncientGreekἈρχαίαἑλληνικά" style:family="text">
      <style:text-properties style:font-weight-complex="bold" style:font-size-complex="14pt" fo:language="el" fo:country="GR"/>
    </style:style>
    <style:style style:name="T10502" style:parent-style-name="AncientGreekἈρχαίαἑλληνικά" style:family="text">
      <style:text-properties style:font-weight-complex="bold" style:font-size-complex="14pt"/>
    </style:style>
    <style:style style:name="T10503" style:parent-style-name="AncientGreekἈρχαίαἑλληνικά" style:family="text">
      <style:text-properties style:font-weight-complex="bold" style:font-size-complex="14pt" fo:language="el" fo:country="GR"/>
    </style:style>
    <style:style style:name="T10504" style:parent-style-name="AncientGreekἈρχαίαἑλληνικά" style:family="text">
      <style:text-properties style:font-weight-complex="bold" style:font-size-complex="14pt"/>
    </style:style>
    <style:style style:name="T10505" style:parent-style-name="AncientGreekἈρχαίαἑλληνικά" style:family="text">
      <style:text-properties style:font-weight-complex="bold" style:font-size-complex="14pt" fo:language="el" fo:country="GR"/>
    </style:style>
    <style:style style:name="T10506" style:parent-style-name="AncientGreekἈρχαίαἑλληνικά" style:family="text">
      <style:text-properties style:font-weight-complex="bold" style:font-size-complex="14pt"/>
    </style:style>
    <style:style style:name="T10507" style:parent-style-name="AncientGreekἈρχαίαἑλληνικά" style:family="text">
      <style:text-properties style:font-weight-complex="bold" style:font-size-complex="14pt" fo:language="el" fo:country="GR"/>
    </style:style>
    <style:style style:name="T10508" style:parent-style-name="AncientGreekἈρχαίαἑλληνικά" style:family="text">
      <style:text-properties style:font-weight-complex="bold" style:font-size-complex="14pt"/>
    </style:style>
    <style:style style:name="T10509" style:parent-style-name="AncientGreekἈρχαίαἑλληνικά" style:family="text">
      <style:text-properties style:font-weight-complex="bold" style:font-size-complex="14pt" fo:language="el" fo:country="GR"/>
    </style:style>
    <style:style style:name="T10510" style:parent-style-name="AncientGreekἈρχαίαἑλληνικά" style:family="text">
      <style:text-properties style:font-weight-complex="bold" style:font-size-complex="14pt"/>
    </style:style>
    <style:style style:name="T10511" style:parent-style-name="AncientGreekἈρχαίαἑλληνικά" style:family="text">
      <style:text-properties style:font-weight-complex="bold" style:font-size-complex="14pt" fo:language="el" fo:country="GR"/>
    </style:style>
    <style:style style:name="T10512" style:parent-style-name="AncientGreekἈρχαίαἑλληνικά" style:family="text">
      <style:text-properties style:font-weight-complex="bold" style:font-size-complex="14pt"/>
    </style:style>
    <style:style style:name="T10513" style:parent-style-name="AncientGreekἈρχαίαἑλληνικά" style:family="text">
      <style:text-properties style:font-weight-complex="bold" style:font-size-complex="14pt" fo:language="el" fo:country="GR"/>
    </style:style>
    <style:style style:name="T10514" style:parent-style-name="AncientGreekἈρχαίαἑλληνικά" style:family="text">
      <style:text-properties style:font-weight-complex="bold" style:font-size-complex="14pt"/>
    </style:style>
    <style:style style:name="T10515" style:parent-style-name="AncientGreekἈρχαίαἑλληνικά" style:family="text">
      <style:text-properties style:font-weight-complex="bold" style:font-size-complex="14pt" fo:language="el" fo:country="GR"/>
    </style:style>
    <style:style style:name="T10516" style:parent-style-name="AncientGreekἈρχαίαἑλληνικά" style:family="text">
      <style:text-properties style:font-weight-complex="bold" style:font-size-complex="14pt"/>
    </style:style>
    <style:style style:name="T10517" style:parent-style-name="AncientGreekἈρχαίαἑλληνικά" style:family="text">
      <style:text-properties style:font-weight-complex="bold" style:font-size-complex="14pt" fo:language="el" fo:country="GR"/>
    </style:style>
    <style:style style:name="T10518" style:parent-style-name="AncientGreekἈρχαίαἑλληνικά" style:family="text">
      <style:text-properties style:font-weight-complex="bold" style:font-size-complex="14pt"/>
    </style:style>
    <style:style style:name="T10519" style:parent-style-name="AncientGreekἈρχαίαἑλληνικά" style:family="text">
      <style:text-properties style:font-weight-complex="bold" style:font-size-complex="14pt" fo:language="el" fo:country="GR"/>
    </style:style>
    <style:style style:name="T10520" style:parent-style-name="AncientGreekἈρχαίαἑλληνικά" style:family="text">
      <style:text-properties style:font-weight-complex="bold" style:font-size-complex="14pt"/>
    </style:style>
    <style:style style:name="T10521" style:parent-style-name="AncientGreekἈρχαίαἑλληνικά" style:family="text">
      <style:text-properties style:font-weight-complex="bold" style:font-size-complex="14pt" fo:language="el" fo:country="GR"/>
    </style:style>
    <style:style style:name="T10522" style:parent-style-name="AncientGreekἈρχαίαἑλληνικά" style:family="text">
      <style:text-properties style:font-weight-complex="bold" style:font-size-complex="14pt"/>
    </style:style>
    <style:style style:name="TableCell10523" style:family="table-cell">
      <style:table-cell-properties fo:border="0.0069in solid #000000" fo:background-color="#FFFFFF" style:writing-mode="lr-tb" fo:padding-top="0in" fo:padding-left="0.1527in" fo:padding-bottom="0in" fo:padding-right="0.15in"/>
    </style:style>
    <style:style style:name="P10524" style:parent-style-name="Standard" style:family="paragraph">
      <style:paragraph-properties fo:widows="0" fo:orphans="0"/>
      <style:text-properties style:font-name="AncientGreek"/>
    </style:style>
    <style:style style:name="P10525" style:parent-style-name="Standard" style:family="paragraph">
      <style:paragraph-properties fo:widows="0" fo:orphans="0"/>
      <style:text-properties style:font-name="AncientGreek"/>
    </style:style>
    <style:style style:name="P10526" style:parent-style-name="Standard" style:family="paragraph">
      <style:paragraph-properties fo:widows="0" fo:orphans="0"/>
      <style:text-properties style:font-name="AncientGreek"/>
    </style:style>
    <style:style style:name="P10527" style:parent-style-name="Standard" style:family="paragraph">
      <style:paragraph-properties fo:widows="0" fo:orphans="0"/>
      <style:text-properties style:font-name="AncientGreek"/>
    </style:style>
    <style:style style:name="P10528" style:parent-style-name="Standard" style:family="paragraph">
      <style:paragraph-properties fo:widows="0" fo:orphans="0"/>
      <style:text-properties style:font-name="AncientGreek"/>
    </style:style>
    <style:style style:name="TableRow10529" style:family="table-row">
      <style:table-row-properties style:min-row-height="0.0138in" style:use-optimal-row-height="false" fo:keep-together="always"/>
    </style:style>
    <style:style style:name="TableCell10530" style:family="table-cell">
      <style:table-cell-properties fo:border="0.0069in solid #000000" fo:background-color="#FFFFFF" style:writing-mode="lr-tb" fo:padding-top="0in" fo:padding-left="0.1527in" fo:padding-bottom="0in" fo:padding-right="0.15in"/>
    </style:style>
    <style:style style:name="P10531"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10532" style:parent-style-name="AncientGreekἈρχαίαἑλληνικά" style:family="text">
      <style:text-properties fo:font-weight="bold" style:font-weight-asian="bold" style:font-weight-complex="bold" fo:font-size="18pt" style:font-size-asian="18pt" style:font-size-complex="14pt"/>
    </style:style>
    <style:style style:name="T1053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534" style:parent-style-name="AncientGreekἈρχαίαἑλληνικά" style:family="text">
      <style:text-properties fo:font-weight="bold" style:font-weight-asian="bold" style:font-weight-complex="bold" fo:font-size="18pt" style:font-size-asian="18pt" style:font-size-complex="14pt"/>
    </style:style>
    <style:style style:name="T1053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536" style:parent-style-name="AncientGreekἈρχαίαἑλληνικά" style:family="text">
      <style:text-properties fo:font-weight="bold" style:font-weight-asian="bold" style:font-weight-complex="bold" fo:font-size="18pt" style:font-size-asian="18pt" style:font-size-complex="14pt"/>
    </style:style>
    <style:style style:name="T1053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538" style:parent-style-name="AncientGreekἈρχαίαἑλληνικά" style:family="text">
      <style:text-properties fo:font-weight="bold" style:font-weight-asian="bold" style:font-weight-complex="bold" fo:font-size="18pt" style:font-size-asian="18pt" style:font-size-complex="14pt"/>
    </style:style>
    <style:style style:name="T1053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540" style:parent-style-name="AncientGreekἈρχαίαἑλληνικά" style:family="text">
      <style:text-properties fo:font-weight="bold" style:font-weight-asian="bold" style:font-weight-complex="bold" fo:font-size="18pt" style:font-size-asian="18pt" style:font-size-complex="14pt"/>
    </style:style>
    <style:style style:name="T10541" style:parent-style-name="AncientGreekἈρχαίαἑλληνικά" style:family="text">
      <style:text-properties fo:font-weight="bold" style:font-weight-asian="bold" style:font-weight-complex="bold" fo:font-size="18pt" style:font-size-asian="18pt" style:font-size-complex="14pt"/>
    </style:style>
    <style:style style:name="T10542" style:parent-style-name="AncientGreekἈρχαίαἑλληνικά" style:family="text">
      <style:text-properties style:font-weight-complex="bold" style:font-size-complex="14pt" fo:language="el" fo:country="GR"/>
    </style:style>
    <style:style style:name="T10543" style:parent-style-name="AncientGreekἈρχαίαἑλληνικά" style:family="text">
      <style:text-properties style:font-weight-complex="bold" style:font-size-complex="14pt"/>
    </style:style>
    <style:style style:name="T10544" style:parent-style-name="AncientGreekἈρχαίαἑλληνικά" style:family="text">
      <style:text-properties style:font-weight-complex="bold" style:font-size-complex="14pt" fo:language="el" fo:country="GR"/>
    </style:style>
    <style:style style:name="T10545" style:parent-style-name="AncientGreekἈρχαίαἑλληνικά" style:family="text">
      <style:text-properties style:font-weight-complex="bold" style:font-size-complex="14pt"/>
    </style:style>
    <style:style style:name="T10546" style:parent-style-name="AncientGreekἈρχαίαἑλληνικά" style:family="text">
      <style:text-properties style:font-weight-complex="bold" style:font-size-complex="14pt" fo:language="el" fo:country="GR"/>
    </style:style>
    <style:style style:name="T10547" style:parent-style-name="AncientGreekἈρχαίαἑλληνικά" style:family="text">
      <style:text-properties style:font-weight-complex="bold" style:font-size-complex="14pt"/>
    </style:style>
    <style:style style:name="T10548" style:parent-style-name="AncientGreekἈρχαίαἑλληνικά" style:family="text">
      <style:text-properties style:font-weight-complex="bold" style:font-size-complex="14pt" fo:language="el" fo:country="GR"/>
    </style:style>
    <style:style style:name="T10549" style:parent-style-name="AncientGreekἈρχαίαἑλληνικά" style:family="text">
      <style:text-properties style:font-weight-complex="bold" style:font-size-complex="14pt"/>
    </style:style>
    <style:style style:name="T10550" style:parent-style-name="AncientGreekἈρχαίαἑλληνικά" style:family="text">
      <style:text-properties style:font-weight-complex="bold" style:font-size-complex="14pt" fo:language="el" fo:country="GR"/>
    </style:style>
    <style:style style:name="T10551" style:parent-style-name="AncientGreekἈρχαίαἑλληνικά" style:family="text">
      <style:text-properties style:font-weight-complex="bold" style:font-size-complex="14pt"/>
    </style:style>
    <style:style style:name="T10552" style:parent-style-name="AncientGreekἈρχαίαἑλληνικά" style:family="text">
      <style:text-properties style:font-weight-complex="bold" style:font-size-complex="14pt" fo:language="el" fo:country="GR"/>
    </style:style>
    <style:style style:name="T10553" style:parent-style-name="AncientGreekἈρχαίαἑλληνικά" style:family="text">
      <style:text-properties style:font-weight-complex="bold" style:font-size-complex="14pt"/>
    </style:style>
    <style:style style:name="T10554" style:parent-style-name="AncientGreekἈρχαίαἑλληνικά" style:family="text">
      <style:text-properties style:font-weight-complex="bold" style:font-size-complex="14pt" fo:language="el" fo:country="GR"/>
    </style:style>
    <style:style style:name="T10555" style:parent-style-name="AncientGreekἈρχαίαἑλληνικά" style:family="text">
      <style:text-properties style:font-weight-complex="bold" style:font-size-complex="14pt"/>
    </style:style>
    <style:style style:name="T10556" style:parent-style-name="AncientGreekἈρχαίαἑλληνικά" style:family="text">
      <style:text-properties style:font-weight-complex="bold" style:font-size-complex="14pt" fo:language="el" fo:country="GR"/>
    </style:style>
    <style:style style:name="T10557" style:parent-style-name="AncientGreekἈρχαίαἑλληνικά" style:family="text">
      <style:text-properties style:font-weight-complex="bold" style:font-size-complex="14pt"/>
    </style:style>
    <style:style style:name="T10558" style:parent-style-name="AncientGreekἈρχαίαἑλληνικά" style:family="text">
      <style:text-properties style:font-weight-complex="bold" style:font-size-complex="14pt" fo:language="el" fo:country="GR"/>
    </style:style>
    <style:style style:name="T10559" style:parent-style-name="AncientGreekἈρχαίαἑλληνικά" style:family="text">
      <style:text-properties style:font-weight-complex="bold" style:font-size-complex="14pt"/>
    </style:style>
    <style:style style:name="T10560" style:parent-style-name="AncientGreekἈρχαίαἑλληνικά" style:family="text">
      <style:text-properties style:font-weight-complex="bold" style:font-size-complex="14pt" fo:language="el" fo:country="GR"/>
    </style:style>
    <style:style style:name="T10561" style:parent-style-name="AncientGreekἈρχαίαἑλληνικά" style:family="text">
      <style:text-properties style:font-weight-complex="bold" style:font-size-complex="14pt"/>
    </style:style>
    <style:style style:name="T10562" style:parent-style-name="AncientGreekἈρχαίαἑλληνικά" style:family="text">
      <style:text-properties style:font-weight-complex="bold" style:font-size-complex="14pt" fo:language="el" fo:country="GR"/>
    </style:style>
    <style:style style:name="T10563" style:parent-style-name="AncientGreekἈρχαίαἑλληνικά" style:family="text">
      <style:text-properties style:font-weight-complex="bold" style:font-size-complex="14pt"/>
    </style:style>
    <style:style style:name="T10564" style:parent-style-name="AncientGreekἈρχαίαἑλληνικά" style:family="text">
      <style:text-properties style:font-weight-complex="bold" style:font-size-complex="14pt" fo:language="el" fo:country="GR"/>
    </style:style>
    <style:style style:name="T10565" style:parent-style-name="AncientGreekἈρχαίαἑλληνικά" style:family="text">
      <style:text-properties style:font-weight-complex="bold" style:font-size-complex="14pt"/>
    </style:style>
    <style:style style:name="T10566" style:parent-style-name="AncientGreekἈρχαίαἑλληνικά" style:family="text">
      <style:text-properties style:font-weight-complex="bold" style:font-size-complex="14pt" fo:language="el" fo:country="GR"/>
    </style:style>
    <style:style style:name="T10567" style:parent-style-name="AncientGreekἈρχαίαἑλληνικά" style:family="text">
      <style:text-properties style:font-weight-complex="bold" style:font-size-complex="14pt"/>
    </style:style>
    <style:style style:name="T10568" style:parent-style-name="AncientGreekἈρχαίαἑλληνικά" style:family="text">
      <style:text-properties style:font-weight-complex="bold" style:font-size-complex="14pt" fo:language="el" fo:country="GR"/>
    </style:style>
    <style:style style:name="T10569" style:parent-style-name="AncientGreekἈρχαίαἑλληνικά" style:family="text">
      <style:text-properties style:font-weight-complex="bold" style:font-size-complex="14pt"/>
    </style:style>
    <style:style style:name="T10570" style:parent-style-name="AncientGreekἈρχαίαἑλληνικά" style:family="text">
      <style:text-properties style:font-weight-complex="bold" style:font-size-complex="14pt" fo:language="el" fo:country="GR"/>
    </style:style>
    <style:style style:name="T10571" style:parent-style-name="AncientGreekἈρχαίαἑλληνικά" style:family="text">
      <style:text-properties style:font-weight-complex="bold" style:font-size-complex="14pt"/>
    </style:style>
    <style:style style:name="T10572" style:parent-style-name="AncientGreekἈρχαίαἑλληνικά" style:family="text">
      <style:text-properties style:font-weight-complex="bold" style:font-size-complex="14pt" fo:language="el" fo:country="GR"/>
    </style:style>
    <style:style style:name="T10573" style:parent-style-name="AncientGreekἈρχαίαἑλληνικά" style:family="text">
      <style:text-properties style:font-weight-complex="bold" style:font-size-complex="14pt"/>
    </style:style>
    <style:style style:name="T10574" style:parent-style-name="AncientGreekἈρχαίαἑλληνικά" style:family="text">
      <style:text-properties style:font-weight-complex="bold" style:font-size-complex="14pt" fo:language="el" fo:country="GR"/>
    </style:style>
    <style:style style:name="T10575" style:parent-style-name="AncientGreekἈρχαίαἑλληνικά" style:family="text">
      <style:text-properties style:font-weight-complex="bold" style:font-size-complex="14pt"/>
    </style:style>
    <style:style style:name="T10576" style:parent-style-name="AncientGreekἈρχαίαἑλληνικά" style:family="text">
      <style:text-properties style:font-weight-complex="bold" style:font-size-complex="14pt" fo:language="el" fo:country="GR"/>
    </style:style>
    <style:style style:name="T10577" style:parent-style-name="AncientGreekἈρχαίαἑλληνικά" style:family="text">
      <style:text-properties style:font-weight-complex="bold" style:font-size-complex="14pt"/>
    </style:style>
    <style:style style:name="T10578" style:parent-style-name="AncientGreekἈρχαίαἑλληνικά" style:family="text">
      <style:text-properties style:font-weight-complex="bold" style:font-size-complex="14pt" fo:language="el" fo:country="GR"/>
    </style:style>
    <style:style style:name="T10579" style:parent-style-name="AncientGreekἈρχαίαἑλληνικά" style:family="text">
      <style:text-properties style:font-weight-complex="bold" style:font-size-complex="14pt"/>
    </style:style>
    <style:style style:name="T10580" style:parent-style-name="AncientGreekἈρχαίαἑλληνικά" style:family="text">
      <style:text-properties style:font-weight-complex="bold" style:font-size-complex="14pt" fo:language="el" fo:country="GR"/>
    </style:style>
    <style:style style:name="T10581" style:parent-style-name="AncientGreekἈρχαίαἑλληνικά" style:family="text">
      <style:text-properties style:font-weight-complex="bold" style:font-size-complex="14pt"/>
    </style:style>
    <style:style style:name="T10582" style:parent-style-name="AncientGreekἈρχαίαἑλληνικά" style:family="text">
      <style:text-properties style:font-weight-complex="bold" style:font-size-complex="14pt" fo:language="el" fo:country="GR"/>
    </style:style>
    <style:style style:name="T10583" style:parent-style-name="AncientGreekἈρχαίαἑλληνικά" style:family="text">
      <style:text-properties style:font-weight-complex="bold" style:font-size-complex="14pt"/>
    </style:style>
    <style:style style:name="T10584" style:parent-style-name="AncientGreekἈρχαίαἑλληνικά" style:family="text">
      <style:text-properties style:font-weight-complex="bold" style:font-size-complex="14pt" fo:language="el" fo:country="GR"/>
    </style:style>
    <style:style style:name="T10585" style:parent-style-name="AncientGreekἈρχαίαἑλληνικά" style:family="text">
      <style:text-properties style:font-weight-complex="bold" style:font-size-complex="14pt"/>
    </style:style>
    <style:style style:name="T10586" style:parent-style-name="AncientGreekἈρχαίαἑλληνικά" style:family="text">
      <style:text-properties style:font-weight-complex="bold" style:font-size-complex="14pt" fo:language="el" fo:country="GR"/>
    </style:style>
    <style:style style:name="T10587" style:parent-style-name="AncientGreekἈρχαίαἑλληνικά" style:family="text">
      <style:text-properties style:font-weight-complex="bold" style:font-size-complex="14pt"/>
    </style:style>
    <style:style style:name="T10588" style:parent-style-name="AncientGreekἈρχαίαἑλληνικά" style:family="text">
      <style:text-properties style:font-weight-complex="bold" style:font-size-complex="14pt" fo:language="el" fo:country="GR"/>
    </style:style>
    <style:style style:name="T10589" style:parent-style-name="AncientGreekἈρχαίαἑλληνικά" style:family="text">
      <style:text-properties style:font-weight-complex="bold" style:font-size-complex="14pt"/>
    </style:style>
    <style:style style:name="T10590" style:parent-style-name="AncientGreekἈρχαίαἑλληνικά" style:family="text">
      <style:text-properties style:font-weight-complex="bold" style:font-size-complex="14pt" fo:language="el" fo:country="GR"/>
    </style:style>
    <style:style style:name="T10591" style:parent-style-name="AncientGreekἈρχαίαἑλληνικά" style:family="text">
      <style:text-properties style:font-weight-complex="bold" style:font-size-complex="14pt"/>
    </style:style>
    <style:style style:name="T10592" style:parent-style-name="AncientGreekἈρχαίαἑλληνικά" style:family="text">
      <style:text-properties style:font-weight-complex="bold" style:font-size-complex="14pt" fo:language="el" fo:country="GR"/>
    </style:style>
    <style:style style:name="T10593" style:parent-style-name="AncientGreekἈρχαίαἑλληνικά" style:family="text">
      <style:text-properties style:font-weight-complex="bold" style:font-size-complex="14pt"/>
    </style:style>
    <style:style style:name="T10594" style:parent-style-name="AncientGreekἈρχαίαἑλληνικά" style:family="text">
      <style:text-properties style:font-weight-complex="bold" style:font-size-complex="14pt" fo:language="el" fo:country="GR"/>
    </style:style>
    <style:style style:name="T10595" style:parent-style-name="AncientGreekἈρχαίαἑλληνικά" style:family="text">
      <style:text-properties style:font-weight-complex="bold" style:font-size-complex="14pt"/>
    </style:style>
    <style:style style:name="T10596" style:parent-style-name="AncientGreekἈρχαίαἑλληνικά" style:family="text">
      <style:text-properties style:font-weight-complex="bold" style:font-size-complex="14pt" fo:language="el" fo:country="GR"/>
    </style:style>
    <style:style style:name="T10597" style:parent-style-name="AncientGreekἈρχαίαἑλληνικά" style:family="text">
      <style:text-properties style:font-weight-complex="bold" style:font-size-complex="14pt"/>
    </style:style>
    <style:style style:name="T10598" style:parent-style-name="AncientGreekἈρχαίαἑλληνικά" style:family="text">
      <style:text-properties style:font-weight-complex="bold" style:font-size-complex="14pt" fo:language="el" fo:country="GR"/>
    </style:style>
    <style:style style:name="T10599" style:parent-style-name="AncientGreekἈρχαίαἑλληνικά" style:family="text">
      <style:text-properties style:font-weight-complex="bold" style:font-size-complex="14pt"/>
    </style:style>
    <style:style style:name="T10600" style:parent-style-name="AncientGreekἈρχαίαἑλληνικά" style:family="text">
      <style:text-properties style:font-weight-complex="bold" style:font-size-complex="14pt" fo:language="el" fo:country="GR"/>
    </style:style>
    <style:style style:name="T10601" style:parent-style-name="AncientGreekἈρχαίαἑλληνικά" style:family="text">
      <style:text-properties style:font-weight-complex="bold" style:font-size-complex="14pt"/>
    </style:style>
    <style:style style:name="P10602" style:parent-style-name="Standard" style:family="paragraph">
      <style:paragraph-properties fo:widows="0" fo:orphans="0">
        <style:tab-stops>
          <style:tab-stop style:type="left" style:position="2.1979in"/>
        </style:tab-stops>
      </style:paragraph-properties>
    </style:style>
    <style:style style:name="T10603" style:parent-style-name="AncientGreekἈρχαίαἑλληνικά" style:family="text">
      <style:text-properties style:font-weight-complex="bold" style:font-size-complex="14pt" fo:language="el" fo:country="GR"/>
    </style:style>
    <style:style style:name="T10604" style:parent-style-name="AncientGreekἈρχαίαἑλληνικά" style:family="text">
      <style:text-properties style:font-weight-complex="bold" style:font-size-complex="14pt"/>
    </style:style>
    <style:style style:name="T10605" style:parent-style-name="AncientGreekἈρχαίαἑλληνικά" style:family="text">
      <style:text-properties style:font-weight-complex="bold" style:font-size-complex="14pt" fo:language="el" fo:country="GR"/>
    </style:style>
    <style:style style:name="T10606" style:parent-style-name="AncientGreekἈρχαίαἑλληνικά" style:family="text">
      <style:text-properties style:font-weight-complex="bold" style:font-size-complex="14pt"/>
    </style:style>
    <style:style style:name="T10607" style:parent-style-name="AncientGreekἈρχαίαἑλληνικά" style:family="text">
      <style:text-properties style:font-weight-complex="bold" style:font-size-complex="14pt" fo:language="el" fo:country="GR"/>
    </style:style>
    <style:style style:name="T10608" style:parent-style-name="AncientGreekἈρχαίαἑλληνικά" style:family="text">
      <style:text-properties style:font-weight-complex="bold" style:font-size-complex="14pt"/>
    </style:style>
    <style:style style:name="T10609" style:parent-style-name="AncientGreekἈρχαίαἑλληνικά" style:family="text">
      <style:text-properties style:font-weight-complex="bold" style:font-size-complex="14pt" fo:language="el" fo:country="GR"/>
    </style:style>
    <style:style style:name="T10610" style:parent-style-name="AncientGreekἈρχαίαἑλληνικά" style:family="text">
      <style:text-properties style:font-weight-complex="bold" style:font-size-complex="14pt"/>
    </style:style>
    <style:style style:name="T10611" style:parent-style-name="AncientGreekἈρχαίαἑλληνικά" style:family="text">
      <style:text-properties style:font-weight-complex="bold" style:font-size-complex="14pt" fo:language="el" fo:country="GR"/>
    </style:style>
    <style:style style:name="T10612" style:parent-style-name="AncientGreekἈρχαίαἑλληνικά" style:family="text">
      <style:text-properties style:font-weight-complex="bold" style:font-size-complex="14pt"/>
    </style:style>
    <style:style style:name="T10613" style:parent-style-name="AncientGreekἈρχαίαἑλληνικά" style:family="text">
      <style:text-properties style:font-weight-complex="bold" style:font-size-complex="14pt" fo:language="el" fo:country="GR"/>
    </style:style>
    <style:style style:name="T10614" style:parent-style-name="AncientGreekἈρχαίαἑλληνικά" style:family="text">
      <style:text-properties style:font-weight-complex="bold" style:font-size-complex="14pt"/>
    </style:style>
    <style:style style:name="T10615" style:parent-style-name="AncientGreekἈρχαίαἑλληνικά" style:family="text">
      <style:text-properties style:font-weight-complex="bold" style:font-size-complex="14pt" fo:language="el" fo:country="GR"/>
    </style:style>
    <style:style style:name="T10616" style:parent-style-name="AncientGreekἈρχαίαἑλληνικά" style:family="text">
      <style:text-properties style:font-weight-complex="bold" style:font-size-complex="14pt"/>
    </style:style>
    <style:style style:name="T10617" style:parent-style-name="AncientGreekἈρχαίαἑλληνικά" style:family="text">
      <style:text-properties style:font-weight-complex="bold" style:font-size-complex="14pt" fo:language="el" fo:country="GR"/>
    </style:style>
    <style:style style:name="T10618" style:parent-style-name="AncientGreekἈρχαίαἑλληνικά" style:family="text">
      <style:text-properties style:font-weight-complex="bold" style:font-size-complex="14pt"/>
    </style:style>
    <style:style style:name="T10619" style:parent-style-name="AncientGreekἈρχαίαἑλληνικά" style:family="text">
      <style:text-properties style:font-weight-complex="bold" style:font-size-complex="14pt" fo:language="el" fo:country="GR"/>
    </style:style>
    <style:style style:name="T10620" style:parent-style-name="AncientGreekἈρχαίαἑλληνικά" style:family="text">
      <style:text-properties style:font-weight-complex="bold" style:font-size-complex="14pt"/>
    </style:style>
    <style:style style:name="T10621" style:parent-style-name="AncientGreekἈρχαίαἑλληνικά" style:family="text">
      <style:text-properties style:font-weight-complex="bold" style:font-size-complex="14pt" fo:language="el" fo:country="GR"/>
    </style:style>
    <style:style style:name="T10622" style:parent-style-name="AncientGreekἈρχαίαἑλληνικά" style:family="text">
      <style:text-properties style:font-weight-complex="bold" style:font-size-complex="14pt"/>
    </style:style>
    <style:style style:name="T10623" style:parent-style-name="AncientGreekἈρχαίαἑλληνικά" style:family="text">
      <style:text-properties style:font-weight-complex="bold" style:font-size-complex="14pt" fo:language="el" fo:country="GR"/>
    </style:style>
    <style:style style:name="T10624" style:parent-style-name="AncientGreekἈρχαίαἑλληνικά" style:family="text">
      <style:text-properties style:font-weight-complex="bold" style:font-size-complex="14pt"/>
    </style:style>
    <style:style style:name="T10625" style:parent-style-name="AncientGreekἈρχαίαἑλληνικά" style:family="text">
      <style:text-properties style:font-weight-complex="bold" style:font-size-complex="14pt" fo:language="el" fo:country="GR"/>
    </style:style>
    <style:style style:name="T10626" style:parent-style-name="AncientGreekἈρχαίαἑλληνικά" style:family="text">
      <style:text-properties style:font-weight-complex="bold" style:font-size-complex="14pt"/>
    </style:style>
    <style:style style:name="T10627" style:parent-style-name="AncientGreekἈρχαίαἑλληνικά" style:family="text">
      <style:text-properties style:font-weight-complex="bold" style:font-size-complex="14pt" fo:language="el" fo:country="GR"/>
    </style:style>
    <style:style style:name="T10628" style:parent-style-name="AncientGreekἈρχαίαἑλληνικά" style:family="text">
      <style:text-properties style:font-weight-complex="bold" style:font-size-complex="14pt"/>
    </style:style>
    <style:style style:name="TableCell10629" style:family="table-cell">
      <style:table-cell-properties fo:border="0.0069in solid #000000" fo:background-color="#FFFFFF" style:writing-mode="lr-tb" fo:padding-top="0in" fo:padding-left="0.1527in" fo:padding-bottom="0in" fo:padding-right="0.15in"/>
    </style:style>
    <style:style style:name="P10630" style:parent-style-name="Standard" style:family="paragraph">
      <style:paragraph-properties fo:widows="0" fo:orphans="0"/>
      <style:text-properties style:font-name="AncientGreek"/>
    </style:style>
    <style:style style:name="P10631" style:parent-style-name="Standard" style:family="paragraph">
      <style:paragraph-properties fo:widows="0" fo:orphans="0"/>
      <style:text-properties style:font-name="AncientGreek"/>
    </style:style>
    <style:style style:name="P10632" style:parent-style-name="Standard" style:family="paragraph">
      <style:paragraph-properties fo:widows="0" fo:orphans="0"/>
      <style:text-properties style:font-name="AncientGreek"/>
    </style:style>
    <style:style style:name="P10633" style:parent-style-name="Standard" style:family="paragraph">
      <style:paragraph-properties fo:widows="0" fo:orphans="0"/>
      <style:text-properties style:font-name="AncientGreek"/>
    </style:style>
    <style:style style:name="P10634" style:parent-style-name="Standard" style:family="paragraph">
      <style:paragraph-properties fo:widows="0" fo:orphans="0"/>
      <style:text-properties style:font-name="AncientGreek"/>
    </style:style>
    <style:style style:name="TableRow10635" style:family="table-row">
      <style:table-row-properties style:min-row-height="0.0138in" style:use-optimal-row-height="false" fo:keep-together="always"/>
    </style:style>
    <style:style style:name="TableCell10636" style:family="table-cell">
      <style:table-cell-properties fo:border="0.0069in solid #000000" fo:background-color="#FFFFFF" style:writing-mode="lr-tb" fo:padding-top="0in" fo:padding-left="0.1527in" fo:padding-bottom="0in" fo:padding-right="0.15in"/>
    </style:style>
    <style:style style:name="P10637" style:parent-style-name="Standard" style:family="paragraph">
      <style:paragraph-properties fo:keep-with-next="always" fo:widows="0" fo:orphans="0" fo:text-align="center">
        <style:tab-stops>
          <style:tab-stop style:type="center" style:position="1in"/>
          <style:tab-stop style:type="left" style:position="3in"/>
        </style:tab-stops>
      </style:paragraph-properties>
    </style:style>
    <style:style style:name="T10638" style:parent-style-name="AncientGreekἈρχαίαἑλληνικά" style:family="text">
      <style:text-properties fo:font-weight="bold" style:font-weight-asian="bold" style:font-weight-complex="bold" fo:font-size="18pt" style:font-size-asian="18pt" style:font-size-complex="14pt"/>
    </style:style>
    <style:style style:name="T1063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640" style:parent-style-name="AncientGreekἈρχαίαἑλληνικά" style:family="text">
      <style:text-properties fo:font-weight="bold" style:font-weight-asian="bold" style:font-weight-complex="bold" fo:font-size="18pt" style:font-size-asian="18pt" style:font-size-complex="14pt"/>
    </style:style>
    <style:style style:name="T1064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642" style:parent-style-name="AncientGreekἈρχαίαἑλληνικά" style:family="text">
      <style:text-properties fo:font-weight="bold" style:font-weight-asian="bold" style:font-weight-complex="bold" fo:font-size="18pt" style:font-size-asian="18pt" style:font-size-complex="14pt"/>
    </style:style>
    <style:style style:name="T1064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644" style:parent-style-name="AncientGreekἈρχαίαἑλληνικά" style:family="text">
      <style:text-properties fo:font-weight="bold" style:font-weight-asian="bold" style:font-weight-complex="bold" fo:font-size="18pt" style:font-size-asian="18pt" style:font-size-complex="14pt"/>
    </style:style>
    <style:style style:name="T10645" style:parent-style-name="AncientGreekἈρχαίαἑλληνικά" style:family="text">
      <style:text-properties fo:font-weight="bold" style:font-weight-asian="bold" style:font-weight-complex="bold" fo:font-size="18pt" style:font-size-asian="18pt" style:font-size-complex="14pt"/>
    </style:style>
    <style:style style:name="T10646" style:parent-style-name="AncientGreekἈρχαίαἑλληνικά" style:family="text">
      <style:text-properties style:font-weight-complex="bold" style:font-size-complex="14pt" fo:language="el" fo:country="GR"/>
    </style:style>
    <style:style style:name="T10647" style:parent-style-name="AncientGreekἈρχαίαἑλληνικά" style:family="text">
      <style:text-properties style:font-weight-complex="bold" style:font-size-complex="14pt"/>
    </style:style>
    <style:style style:name="T10648" style:parent-style-name="AncientGreekἈρχαίαἑλληνικά" style:family="text">
      <style:text-properties style:font-weight-complex="bold" style:font-size-complex="14pt" fo:language="el" fo:country="GR"/>
    </style:style>
    <style:style style:name="T10649" style:parent-style-name="AncientGreekἈρχαίαἑλληνικά" style:family="text">
      <style:text-properties style:font-weight-complex="bold" style:font-size-complex="14pt"/>
    </style:style>
    <style:style style:name="T10650" style:parent-style-name="AncientGreekἈρχαίαἑλληνικά" style:family="text">
      <style:text-properties style:font-weight-complex="bold" style:font-size-complex="14pt" fo:language="el" fo:country="GR"/>
    </style:style>
    <style:style style:name="T10651" style:parent-style-name="AncientGreekἈρχαίαἑλληνικά" style:family="text">
      <style:text-properties style:font-weight-complex="bold" style:font-size-complex="14pt"/>
    </style:style>
    <style:style style:name="T10652" style:parent-style-name="AncientGreekἈρχαίαἑλληνικά" style:family="text">
      <style:text-properties style:font-weight-complex="bold" style:font-size-complex="14pt" fo:language="el" fo:country="GR"/>
    </style:style>
    <style:style style:name="T10653" style:parent-style-name="AncientGreekἈρχαίαἑλληνικά" style:family="text">
      <style:text-properties style:font-weight-complex="bold" style:font-size-complex="14pt"/>
    </style:style>
    <style:style style:name="T10654" style:parent-style-name="AncientGreekἈρχαίαἑλληνικά" style:family="text">
      <style:text-properties style:font-weight-complex="bold" style:font-size-complex="14pt" fo:language="el" fo:country="GR"/>
    </style:style>
    <style:style style:name="T10655" style:parent-style-name="AncientGreekἈρχαίαἑλληνικά" style:family="text">
      <style:text-properties style:font-weight-complex="bold" style:font-size-complex="14pt"/>
    </style:style>
    <style:style style:name="T10656" style:parent-style-name="AncientGreekἈρχαίαἑλληνικά" style:family="text">
      <style:text-properties style:font-weight-complex="bold" style:font-size-complex="14pt" fo:language="el" fo:country="GR"/>
    </style:style>
    <style:style style:name="T10657" style:parent-style-name="AncientGreekἈρχαίαἑλληνικά" style:family="text">
      <style:text-properties style:font-weight-complex="bold" style:font-size-complex="14pt"/>
    </style:style>
    <style:style style:name="T10658" style:parent-style-name="AncientGreekἈρχαίαἑλληνικά" style:family="text">
      <style:text-properties style:font-weight-complex="bold" style:font-size-complex="14pt" fo:language="el" fo:country="GR"/>
    </style:style>
    <style:style style:name="T10659" style:parent-style-name="AncientGreekἈρχαίαἑλληνικά" style:family="text">
      <style:text-properties style:font-weight-complex="bold" style:font-size-complex="14pt"/>
    </style:style>
    <style:style style:name="T10660" style:parent-style-name="AncientGreekἈρχαίαἑλληνικά" style:family="text">
      <style:text-properties style:font-weight-complex="bold" style:font-size-complex="14pt" fo:language="el" fo:country="GR"/>
    </style:style>
    <style:style style:name="T10661" style:parent-style-name="AncientGreekἈρχαίαἑλληνικά" style:family="text">
      <style:text-properties style:font-weight-complex="bold" style:font-size-complex="14pt"/>
    </style:style>
    <style:style style:name="T10662" style:parent-style-name="AncientGreekἈρχαίαἑλληνικά" style:family="text">
      <style:text-properties style:font-weight-complex="bold" style:font-size-complex="14pt" fo:language="el" fo:country="GR"/>
    </style:style>
    <style:style style:name="T10663" style:parent-style-name="AncientGreekἈρχαίαἑλληνικά" style:family="text">
      <style:text-properties style:font-weight-complex="bold" style:font-size-complex="14pt"/>
    </style:style>
    <style:style style:name="T10664" style:parent-style-name="AncientGreekἈρχαίαἑλληνικά" style:family="text">
      <style:text-properties style:font-weight-complex="bold" style:font-size-complex="14pt" fo:language="el" fo:country="GR"/>
    </style:style>
    <style:style style:name="T10665" style:parent-style-name="AncientGreekἈρχαίαἑλληνικά" style:family="text">
      <style:text-properties style:font-weight-complex="bold" style:font-size-complex="14pt"/>
    </style:style>
    <style:style style:name="T10666" style:parent-style-name="AncientGreekἈρχαίαἑλληνικά" style:family="text">
      <style:text-properties style:font-weight-complex="bold" style:font-size-complex="14pt" fo:language="el" fo:country="GR"/>
    </style:style>
    <style:style style:name="T10667" style:parent-style-name="AncientGreekἈρχαίαἑλληνικά" style:family="text">
      <style:text-properties style:font-weight-complex="bold" style:font-size-complex="14pt"/>
    </style:style>
    <style:style style:name="T10668" style:parent-style-name="AncientGreekἈρχαίαἑλληνικά" style:family="text">
      <style:text-properties style:font-weight-complex="bold" style:font-size-complex="14pt" fo:language="el" fo:country="GR"/>
    </style:style>
    <style:style style:name="T10669" style:parent-style-name="AncientGreekἈρχαίαἑλληνικά" style:family="text">
      <style:text-properties style:font-weight-complex="bold" style:font-size-complex="14pt"/>
    </style:style>
    <style:style style:name="T10670" style:parent-style-name="AncientGreekἈρχαίαἑλληνικά" style:family="text">
      <style:text-properties style:font-weight-complex="bold" style:font-size-complex="14pt" fo:language="el" fo:country="GR"/>
    </style:style>
    <style:style style:name="T10671" style:parent-style-name="AncientGreekἈρχαίαἑλληνικά" style:family="text">
      <style:text-properties style:font-weight-complex="bold" style:font-size-complex="14pt"/>
    </style:style>
    <style:style style:name="T10672" style:parent-style-name="AncientGreekἈρχαίαἑλληνικά" style:family="text">
      <style:text-properties style:font-weight-complex="bold" style:font-size-complex="14pt" fo:language="el" fo:country="GR"/>
    </style:style>
    <style:style style:name="T10673" style:parent-style-name="AncientGreekἈρχαίαἑλληνικά" style:family="text">
      <style:text-properties style:font-weight-complex="bold" style:font-size-complex="14pt"/>
    </style:style>
    <style:style style:name="T10674" style:parent-style-name="AncientGreekἈρχαίαἑλληνικά" style:family="text">
      <style:text-properties style:font-weight-complex="bold" style:font-size-complex="14pt" fo:language="el" fo:country="GR"/>
    </style:style>
    <style:style style:name="T10675" style:parent-style-name="AncientGreekἈρχαίαἑλληνικά" style:family="text">
      <style:text-properties style:font-weight-complex="bold" style:font-size-complex="14pt"/>
    </style:style>
    <style:style style:name="T10676" style:parent-style-name="AncientGreekἈρχαίαἑλληνικά" style:family="text">
      <style:text-properties style:font-weight-complex="bold" style:font-size-complex="14pt" fo:language="el" fo:country="GR"/>
    </style:style>
    <style:style style:name="T10677" style:parent-style-name="AncientGreekἈρχαίαἑλληνικά" style:family="text">
      <style:text-properties style:font-weight-complex="bold" style:font-size-complex="14pt"/>
    </style:style>
    <style:style style:name="T10678" style:parent-style-name="AncientGreekἈρχαίαἑλληνικά" style:family="text">
      <style:text-properties style:font-weight-complex="bold" style:font-size-complex="14pt" fo:language="el" fo:country="GR"/>
    </style:style>
    <style:style style:name="T10679" style:parent-style-name="AncientGreekἈρχαίαἑλληνικά" style:family="text">
      <style:text-properties style:font-weight-complex="bold" style:font-size-complex="14pt"/>
    </style:style>
    <style:style style:name="T10680" style:parent-style-name="AncientGreekἈρχαίαἑλληνικά" style:family="text">
      <style:text-properties style:font-weight-complex="bold" style:font-size-complex="14pt" fo:language="el" fo:country="GR"/>
    </style:style>
    <style:style style:name="T10681" style:parent-style-name="AncientGreekἈρχαίαἑλληνικά" style:family="text">
      <style:text-properties style:font-weight-complex="bold" style:font-size-complex="14pt"/>
    </style:style>
    <style:style style:name="T10682" style:parent-style-name="AncientGreekἈρχαίαἑλληνικά" style:family="text">
      <style:text-properties style:font-weight-complex="bold" style:font-size-complex="14pt" fo:language="el" fo:country="GR"/>
    </style:style>
    <style:style style:name="T10683" style:parent-style-name="AncientGreekἈρχαίαἑλληνικά" style:family="text">
      <style:text-properties style:font-weight-complex="bold" style:font-size-complex="14pt"/>
    </style:style>
    <style:style style:name="T10684" style:parent-style-name="AncientGreekἈρχαίαἑλληνικά" style:family="text">
      <style:text-properties style:font-weight-complex="bold" style:font-size-complex="14pt" fo:language="el" fo:country="GR"/>
    </style:style>
    <style:style style:name="T10685" style:parent-style-name="AncientGreekἈρχαίαἑλληνικά" style:family="text">
      <style:text-properties style:font-weight-complex="bold" style:font-size-complex="14pt"/>
    </style:style>
    <style:style style:name="T10686" style:parent-style-name="AncientGreekἈρχαίαἑλληνικά" style:family="text">
      <style:text-properties style:font-weight-complex="bold" style:font-size-complex="14pt" fo:language="el" fo:country="GR"/>
    </style:style>
    <style:style style:name="T10687" style:parent-style-name="AncientGreekἈρχαίαἑλληνικά" style:family="text">
      <style:text-properties style:font-weight-complex="bold" style:font-size-complex="14pt"/>
    </style:style>
    <style:style style:name="T10688" style:parent-style-name="AncientGreekἈρχαίαἑλληνικά" style:family="text">
      <style:text-properties style:font-weight-complex="bold" style:font-size-complex="14pt" fo:language="el" fo:country="GR"/>
    </style:style>
    <style:style style:name="T10689" style:parent-style-name="AncientGreekἈρχαίαἑλληνικά" style:family="text">
      <style:text-properties style:font-weight-complex="bold" style:font-size-complex="14pt"/>
    </style:style>
    <style:style style:name="T10690" style:parent-style-name="AncientGreekἈρχαίαἑλληνικά" style:family="text">
      <style:text-properties style:font-weight-complex="bold" style:font-size-complex="14pt" fo:language="el" fo:country="GR"/>
    </style:style>
    <style:style style:name="T10691" style:parent-style-name="AncientGreekἈρχαίαἑλληνικά" style:family="text">
      <style:text-properties style:font-weight-complex="bold" style:font-size-complex="14pt"/>
    </style:style>
    <style:style style:name="T10692" style:parent-style-name="AncientGreekἈρχαίαἑλληνικά" style:family="text">
      <style:text-properties style:font-weight-complex="bold" style:font-size-complex="14pt" fo:language="el" fo:country="GR"/>
    </style:style>
    <style:style style:name="T10693" style:parent-style-name="AncientGreekἈρχαίαἑλληνικά" style:family="text">
      <style:text-properties style:font-weight-complex="bold" style:font-size-complex="14pt"/>
    </style:style>
    <style:style style:name="T10694" style:parent-style-name="AncientGreekἈρχαίαἑλληνικά" style:family="text">
      <style:text-properties style:font-weight-complex="bold" style:font-size-complex="14pt" fo:language="el" fo:country="GR"/>
    </style:style>
    <style:style style:name="T10695" style:parent-style-name="AncientGreekἈρχαίαἑλληνικά" style:family="text">
      <style:text-properties style:font-weight-complex="bold" style:font-size-complex="14pt"/>
    </style:style>
    <style:style style:name="T10696" style:parent-style-name="AncientGreekἈρχαίαἑλληνικά" style:family="text">
      <style:text-properties style:font-weight-complex="bold" style:font-size-complex="14pt" fo:language="el" fo:country="GR"/>
    </style:style>
    <style:style style:name="T10697" style:parent-style-name="AncientGreekἈρχαίαἑλληνικά" style:family="text">
      <style:text-properties style:font-weight-complex="bold" style:font-size-complex="14pt"/>
    </style:style>
    <style:style style:name="T10698" style:parent-style-name="AncientGreekἈρχαίαἑλληνικά" style:family="text">
      <style:text-properties style:font-weight-complex="bold" style:font-size-complex="14pt" fo:language="el" fo:country="GR"/>
    </style:style>
    <style:style style:name="T10699" style:parent-style-name="AncientGreekἈρχαίαἑλληνικά" style:family="text">
      <style:text-properties style:font-weight-complex="bold" style:font-size-complex="14pt"/>
    </style:style>
    <style:style style:name="T10700" style:parent-style-name="AncientGreekἈρχαίαἑλληνικά" style:family="text">
      <style:text-properties style:font-weight-complex="bold" style:font-size-complex="14pt" fo:language="el" fo:country="GR"/>
    </style:style>
    <style:style style:name="T10701" style:parent-style-name="AncientGreekἈρχαίαἑλληνικά" style:family="text">
      <style:text-properties style:font-weight-complex="bold" style:font-size-complex="14pt"/>
    </style:style>
    <style:style style:name="T10702" style:parent-style-name="AncientGreekἈρχαίαἑλληνικά" style:family="text">
      <style:text-properties style:font-weight-complex="bold" style:font-size-complex="14pt" fo:language="el" fo:country="GR"/>
    </style:style>
    <style:style style:name="T10703" style:parent-style-name="AncientGreekἈρχαίαἑλληνικά" style:family="text">
      <style:text-properties style:font-weight-complex="bold" style:font-size-complex="14pt"/>
    </style:style>
    <style:style style:name="T10704" style:parent-style-name="AncientGreekἈρχαίαἑλληνικά" style:family="text">
      <style:text-properties style:font-weight-complex="bold" style:font-size-complex="14pt" fo:language="el" fo:country="GR"/>
    </style:style>
    <style:style style:name="T10705" style:parent-style-name="AncientGreekἈρχαίαἑλληνικά" style:family="text">
      <style:text-properties style:font-weight-complex="bold" style:font-size-complex="14pt"/>
    </style:style>
    <style:style style:name="T10706" style:parent-style-name="AncientGreekἈρχαίαἑλληνικά" style:family="text">
      <style:text-properties style:font-weight-complex="bold" style:font-size-complex="14pt" fo:language="el" fo:country="GR"/>
    </style:style>
    <style:style style:name="T10707" style:parent-style-name="AncientGreekἈρχαίαἑλληνικά" style:family="text">
      <style:text-properties style:font-weight-complex="bold" style:font-size-complex="14pt"/>
    </style:style>
    <style:style style:name="T10708" style:parent-style-name="AncientGreekἈρχαίαἑλληνικά" style:family="text">
      <style:text-properties style:font-weight-complex="bold" style:font-size-complex="14pt" fo:language="el" fo:country="GR"/>
    </style:style>
    <style:style style:name="T10709" style:parent-style-name="AncientGreekἈρχαίαἑλληνικά" style:family="text">
      <style:text-properties style:font-weight-complex="bold" style:font-size-complex="14pt"/>
    </style:style>
    <style:style style:name="T10710" style:parent-style-name="AncientGreekἈρχαίαἑλληνικά" style:family="text">
      <style:text-properties style:font-weight-complex="bold" style:font-size-complex="14pt" fo:language="el" fo:country="GR"/>
    </style:style>
    <style:style style:name="T10711" style:parent-style-name="AncientGreekἈρχαίαἑλληνικά" style:family="text">
      <style:text-properties style:font-weight-complex="bold" style:font-size-complex="14pt"/>
    </style:style>
    <style:style style:name="T10712" style:parent-style-name="AncientGreekἈρχαίαἑλληνικά" style:family="text">
      <style:text-properties style:font-weight-complex="bold" style:font-size-complex="14pt" fo:language="el" fo:country="GR"/>
    </style:style>
    <style:style style:name="T10713" style:parent-style-name="AncientGreekἈρχαίαἑλληνικά" style:family="text">
      <style:text-properties style:font-weight-complex="bold" style:font-size-complex="14pt"/>
    </style:style>
    <style:style style:name="T10714" style:parent-style-name="AncientGreekἈρχαίαἑλληνικά" style:family="text">
      <style:text-properties style:font-weight-complex="bold" style:font-size-complex="14pt" fo:language="el" fo:country="GR"/>
    </style:style>
    <style:style style:name="T10715" style:parent-style-name="AncientGreekἈρχαίαἑλληνικά" style:family="text">
      <style:text-properties style:font-weight-complex="bold" style:font-size-complex="14pt"/>
    </style:style>
    <style:style style:name="T10716" style:parent-style-name="AncientGreekἈρχαίαἑλληνικά" style:family="text">
      <style:text-properties style:font-weight-complex="bold" style:font-size-complex="14pt" fo:language="el" fo:country="GR"/>
    </style:style>
    <style:style style:name="T10717" style:parent-style-name="AncientGreekἈρχαίαἑλληνικά" style:family="text">
      <style:text-properties style:font-weight-complex="bold" style:font-size-complex="14pt"/>
    </style:style>
    <style:style style:name="T10718" style:parent-style-name="AncientGreekἈρχαίαἑλληνικά" style:family="text">
      <style:text-properties style:font-weight-complex="bold" style:font-size-complex="14pt" fo:language="el" fo:country="GR"/>
    </style:style>
    <style:style style:name="T10719" style:parent-style-name="AncientGreekἈρχαίαἑλληνικά" style:family="text">
      <style:text-properties style:font-weight-complex="bold" style:font-size-complex="14pt"/>
    </style:style>
    <style:style style:name="T10720" style:parent-style-name="AncientGreekἈρχαίαἑλληνικά" style:family="text">
      <style:text-properties style:font-weight-complex="bold" style:font-size-complex="14pt" fo:language="el" fo:country="GR"/>
    </style:style>
    <style:style style:name="T10721" style:parent-style-name="AncientGreekἈρχαίαἑλληνικά" style:family="text">
      <style:text-properties style:font-weight-complex="bold" style:font-size-complex="14pt"/>
    </style:style>
    <style:style style:name="T10722" style:parent-style-name="AncientGreekἈρχαίαἑλληνικά" style:family="text">
      <style:text-properties style:font-weight-complex="bold" style:font-size-complex="14pt" fo:language="el" fo:country="GR"/>
    </style:style>
    <style:style style:name="T10723" style:parent-style-name="AncientGreekἈρχαίαἑλληνικά" style:family="text">
      <style:text-properties style:font-weight-complex="bold" style:font-size-complex="14pt"/>
    </style:style>
    <style:style style:name="T10724" style:parent-style-name="AncientGreekἈρχαίαἑλληνικά" style:family="text">
      <style:text-properties style:font-weight-complex="bold" style:font-size-complex="14pt" fo:language="el" fo:country="GR"/>
    </style:style>
    <style:style style:name="T10725" style:parent-style-name="AncientGreekἈρχαίαἑλληνικά" style:family="text">
      <style:text-properties style:font-weight-complex="bold" style:font-size-complex="14pt"/>
    </style:style>
    <style:style style:name="T10726" style:parent-style-name="AncientGreekἈρχαίαἑλληνικά" style:family="text">
      <style:text-properties style:font-weight-complex="bold" style:font-size-complex="14pt" fo:language="el" fo:country="GR"/>
    </style:style>
    <style:style style:name="T10727" style:parent-style-name="AncientGreekἈρχαίαἑλληνικά" style:family="text">
      <style:text-properties style:font-weight-complex="bold" style:font-size-complex="14pt"/>
    </style:style>
    <style:style style:name="T10728" style:parent-style-name="AncientGreekἈρχαίαἑλληνικά" style:family="text">
      <style:text-properties style:font-weight-complex="bold" style:font-size-complex="14pt" fo:language="el" fo:country="GR"/>
    </style:style>
    <style:style style:name="T10729" style:parent-style-name="AncientGreekἈρχαίαἑλληνικά" style:family="text">
      <style:text-properties style:font-weight-complex="bold" style:font-size-complex="14pt"/>
    </style:style>
    <style:style style:name="T10730" style:parent-style-name="AncientGreekἈρχαίαἑλληνικά" style:family="text">
      <style:text-properties style:font-weight-complex="bold" style:font-size-complex="14pt" fo:language="el" fo:country="GR"/>
    </style:style>
    <style:style style:name="T10731" style:parent-style-name="AncientGreekἈρχαίαἑλληνικά" style:family="text">
      <style:text-properties style:font-weight-complex="bold" style:font-size-complex="14pt"/>
    </style:style>
    <style:style style:name="T10732" style:parent-style-name="AncientGreekἈρχαίαἑλληνικά" style:family="text">
      <style:text-properties style:font-weight-complex="bold" style:font-size-complex="14pt" fo:language="el" fo:country="GR"/>
    </style:style>
    <style:style style:name="T10733" style:parent-style-name="AncientGreekἈρχαίαἑλληνικά" style:family="text">
      <style:text-properties style:font-weight-complex="bold" style:font-size-complex="14pt"/>
    </style:style>
    <style:style style:name="T10734" style:parent-style-name="AncientGreekἈρχαίαἑλληνικά" style:family="text">
      <style:text-properties style:font-weight-complex="bold" style:font-size-complex="14pt" fo:language="el" fo:country="GR"/>
    </style:style>
    <style:style style:name="T10735" style:parent-style-name="AncientGreekἈρχαίαἑλληνικά" style:family="text">
      <style:text-properties style:font-weight-complex="bold" style:font-size-complex="14pt"/>
    </style:style>
    <style:style style:name="T10736" style:parent-style-name="AncientGreekἈρχαίαἑλληνικά" style:family="text">
      <style:text-properties style:font-weight-complex="bold" style:font-size-complex="14pt" fo:language="el" fo:country="GR"/>
    </style:style>
    <style:style style:name="T10737" style:parent-style-name="AncientGreekἈρχαίαἑλληνικά" style:family="text">
      <style:text-properties style:font-weight-complex="bold" style:font-size-complex="14pt"/>
    </style:style>
    <style:style style:name="T10738" style:parent-style-name="AncientGreekἈρχαίαἑλληνικά" style:family="text">
      <style:text-properties style:font-weight-complex="bold" style:font-size-complex="14pt" fo:language="el" fo:country="GR"/>
    </style:style>
    <style:style style:name="T10739" style:parent-style-name="AncientGreekἈρχαίαἑλληνικά" style:family="text">
      <style:text-properties style:font-weight-complex="bold" style:font-size-complex="14pt"/>
    </style:style>
    <style:style style:name="T10740" style:parent-style-name="AncientGreekἈρχαίαἑλληνικά" style:family="text">
      <style:text-properties style:font-weight-complex="bold" style:font-size-complex="14pt" fo:language="el" fo:country="GR"/>
    </style:style>
    <style:style style:name="T10741" style:parent-style-name="AncientGreekἈρχαίαἑλληνικά" style:family="text">
      <style:text-properties style:font-weight-complex="bold" style:font-size-complex="14pt"/>
    </style:style>
    <style:style style:name="T10742" style:parent-style-name="AncientGreekἈρχαίαἑλληνικά" style:family="text">
      <style:text-properties style:font-weight-complex="bold" style:font-size-complex="14pt" fo:language="el" fo:country="GR"/>
    </style:style>
    <style:style style:name="T10743" style:parent-style-name="AncientGreekἈρχαίαἑλληνικά" style:family="text">
      <style:text-properties style:font-weight-complex="bold" style:font-size-complex="14pt"/>
    </style:style>
    <style:style style:name="T10744" style:parent-style-name="AncientGreekἈρχαίαἑλληνικά" style:family="text">
      <style:text-properties style:font-weight-complex="bold" style:font-size-complex="14pt" fo:language="el" fo:country="GR"/>
    </style:style>
    <style:style style:name="T10745" style:parent-style-name="AncientGreekἈρχαίαἑλληνικά" style:family="text">
      <style:text-properties style:font-weight-complex="bold" style:font-size-complex="14pt"/>
    </style:style>
    <style:style style:name="T10746" style:parent-style-name="AncientGreekἈρχαίαἑλληνικά" style:family="text">
      <style:text-properties style:font-weight-complex="bold" style:font-size-complex="14pt" fo:language="el" fo:country="GR"/>
    </style:style>
    <style:style style:name="T10747" style:parent-style-name="AncientGreekἈρχαίαἑλληνικά" style:family="text">
      <style:text-properties style:font-weight-complex="bold" style:font-size-complex="14pt"/>
    </style:style>
    <style:style style:name="T10748" style:parent-style-name="AncientGreekἈρχαίαἑλληνικά" style:family="text">
      <style:text-properties style:font-weight-complex="bold" style:font-size-complex="14pt" fo:language="el" fo:country="GR"/>
    </style:style>
    <style:style style:name="T10749" style:parent-style-name="AncientGreekἈρχαίαἑλληνικά" style:family="text">
      <style:text-properties style:font-weight-complex="bold" style:font-size-complex="14pt"/>
    </style:style>
    <style:style style:name="P10750" style:parent-style-name="Standard" style:family="paragraph">
      <style:paragraph-properties fo:widows="0" fo:orphans="0">
        <style:tab-stops>
          <style:tab-stop style:type="left" style:position="3in"/>
        </style:tab-stops>
      </style:paragraph-properties>
    </style:style>
    <style:style style:name="T10751" style:parent-style-name="AncientGreekἈρχαίαἑλληνικά" style:family="text">
      <style:text-properties style:font-weight-complex="bold" style:font-size-complex="14pt" fo:language="el" fo:country="GR"/>
    </style:style>
    <style:style style:name="T10752" style:parent-style-name="AncientGreekἈρχαίαἑλληνικά" style:family="text">
      <style:text-properties style:font-weight-complex="bold" style:font-size-complex="14pt"/>
    </style:style>
    <style:style style:name="T10753" style:parent-style-name="AncientGreekἈρχαίαἑλληνικά" style:family="text">
      <style:text-properties style:font-weight-complex="bold" style:font-size-complex="14pt" fo:language="el" fo:country="GR"/>
    </style:style>
    <style:style style:name="T10754" style:parent-style-name="AncientGreekἈρχαίαἑλληνικά" style:family="text">
      <style:text-properties style:font-weight-complex="bold" style:font-size-complex="14pt"/>
    </style:style>
    <style:style style:name="T10755" style:parent-style-name="AncientGreekἈρχαίαἑλληνικά" style:family="text">
      <style:text-properties style:font-weight-complex="bold" style:font-size-complex="14pt" fo:language="el" fo:country="GR"/>
    </style:style>
    <style:style style:name="T10756" style:parent-style-name="AncientGreekἈρχαίαἑλληνικά" style:family="text">
      <style:text-properties style:font-weight-complex="bold" style:font-size-complex="14pt"/>
    </style:style>
    <style:style style:name="T10757" style:parent-style-name="AncientGreekἈρχαίαἑλληνικά" style:family="text">
      <style:text-properties style:font-weight-complex="bold" style:font-size-complex="14pt" fo:language="el" fo:country="GR"/>
    </style:style>
    <style:style style:name="T10758" style:parent-style-name="AncientGreekἈρχαίαἑλληνικά" style:family="text">
      <style:text-properties style:font-weight-complex="bold" style:font-size-complex="14pt"/>
    </style:style>
    <style:style style:name="T10759" style:parent-style-name="AncientGreekἈρχαίαἑλληνικά" style:family="text">
      <style:text-properties style:font-weight-complex="bold" style:font-size-complex="14pt" fo:language="el" fo:country="GR"/>
    </style:style>
    <style:style style:name="T10760" style:parent-style-name="AncientGreekἈρχαίαἑλληνικά" style:family="text">
      <style:text-properties style:font-weight-complex="bold" style:font-size-complex="14pt"/>
    </style:style>
    <style:style style:name="T10761" style:parent-style-name="AncientGreekἈρχαίαἑλληνικά" style:family="text">
      <style:text-properties style:font-weight-complex="bold" style:font-size-complex="14pt" fo:language="el" fo:country="GR"/>
    </style:style>
    <style:style style:name="T10762" style:parent-style-name="AncientGreekἈρχαίαἑλληνικά" style:family="text">
      <style:text-properties style:font-weight-complex="bold" style:font-size-complex="14pt"/>
    </style:style>
    <style:style style:name="T10763" style:parent-style-name="AncientGreekἈρχαίαἑλληνικά" style:family="text">
      <style:text-properties style:font-weight-complex="bold" style:font-size-complex="14pt" fo:language="el" fo:country="GR"/>
    </style:style>
    <style:style style:name="T10764" style:parent-style-name="AncientGreekἈρχαίαἑλληνικά" style:family="text">
      <style:text-properties style:font-weight-complex="bold" style:font-size-complex="14pt"/>
    </style:style>
    <style:style style:name="T10765" style:parent-style-name="AncientGreekἈρχαίαἑλληνικά" style:family="text">
      <style:text-properties style:font-weight-complex="bold" style:font-size-complex="14pt" fo:language="el" fo:country="GR"/>
    </style:style>
    <style:style style:name="T10766" style:parent-style-name="AncientGreekἈρχαίαἑλληνικά" style:family="text">
      <style:text-properties style:font-weight-complex="bold" style:font-size-complex="14pt"/>
    </style:style>
    <style:style style:name="T10767" style:parent-style-name="AncientGreekἈρχαίαἑλληνικά" style:family="text">
      <style:text-properties style:font-weight-complex="bold" style:font-size-complex="14pt" fo:language="el" fo:country="GR"/>
    </style:style>
    <style:style style:name="T10768" style:parent-style-name="AncientGreekἈρχαίαἑλληνικά" style:family="text">
      <style:text-properties style:font-weight-complex="bold" style:font-size-complex="14pt"/>
    </style:style>
    <style:style style:name="T10769" style:parent-style-name="AncientGreekἈρχαίαἑλληνικά" style:family="text">
      <style:text-properties style:font-weight-complex="bold" style:font-size-complex="14pt" fo:language="el" fo:country="GR"/>
    </style:style>
    <style:style style:name="T10770" style:parent-style-name="AncientGreekἈρχαίαἑλληνικά" style:family="text">
      <style:text-properties style:font-weight-complex="bold" style:font-size-complex="14pt"/>
    </style:style>
    <style:style style:name="T10771" style:parent-style-name="AncientGreekἈρχαίαἑλληνικά" style:family="text">
      <style:text-properties style:font-weight-complex="bold" style:font-size-complex="14pt" fo:language="el" fo:country="GR"/>
    </style:style>
    <style:style style:name="T10772" style:parent-style-name="AncientGreekἈρχαίαἑλληνικά" style:family="text">
      <style:text-properties style:font-weight-complex="bold" style:font-size-complex="14pt"/>
    </style:style>
    <style:style style:name="T10773" style:parent-style-name="AncientGreekἈρχαίαἑλληνικά" style:family="text">
      <style:text-properties style:font-weight-complex="bold" style:font-size-complex="14pt" fo:language="el" fo:country="GR"/>
    </style:style>
    <style:style style:name="T10774" style:parent-style-name="AncientGreekἈρχαίαἑλληνικά" style:family="text">
      <style:text-properties style:font-weight-complex="bold" style:font-size-complex="14pt"/>
    </style:style>
    <style:style style:name="T10775" style:parent-style-name="AncientGreekἈρχαίαἑλληνικά" style:family="text">
      <style:text-properties style:font-weight-complex="bold" style:font-size-complex="14pt" fo:language="el" fo:country="GR"/>
    </style:style>
    <style:style style:name="T10776" style:parent-style-name="AncientGreekἈρχαίαἑλληνικά" style:family="text">
      <style:text-properties style:font-weight-complex="bold" style:font-size-complex="14pt"/>
    </style:style>
    <style:style style:name="T10777" style:parent-style-name="AncientGreekἈρχαίαἑλληνικά" style:family="text">
      <style:text-properties style:font-weight-complex="bold" style:font-size-complex="14pt" fo:language="el" fo:country="GR"/>
    </style:style>
    <style:style style:name="T10778" style:parent-style-name="AncientGreekἈρχαίαἑλληνικά" style:family="text">
      <style:text-properties style:font-weight-complex="bold" style:font-size-complex="14pt"/>
    </style:style>
    <style:style style:name="T10779" style:parent-style-name="AncientGreekἈρχαίαἑλληνικά" style:family="text">
      <style:text-properties style:font-weight-complex="bold" style:font-size-complex="14pt" fo:language="el" fo:country="GR"/>
    </style:style>
    <style:style style:name="T10780" style:parent-style-name="AncientGreekἈρχαίαἑλληνικά" style:family="text">
      <style:text-properties style:font-weight-complex="bold" style:font-size-complex="14pt"/>
    </style:style>
    <style:style style:name="T10781" style:parent-style-name="AncientGreekἈρχαίαἑλληνικά" style:family="text">
      <style:text-properties style:font-weight-complex="bold" style:font-size-complex="14pt" fo:language="el" fo:country="GR"/>
    </style:style>
    <style:style style:name="T10782" style:parent-style-name="AncientGreekἈρχαίαἑλληνικά" style:family="text">
      <style:text-properties style:font-weight-complex="bold" style:font-size-complex="14pt"/>
    </style:style>
    <style:style style:name="T10783" style:parent-style-name="AncientGreekἈρχαίαἑλληνικά" style:family="text">
      <style:text-properties style:font-weight-complex="bold" style:font-size-complex="14pt" fo:language="el" fo:country="GR"/>
    </style:style>
    <style:style style:name="T10784" style:parent-style-name="AncientGreekἈρχαίαἑλληνικά" style:family="text">
      <style:text-properties style:font-weight-complex="bold" style:font-size-complex="14pt"/>
    </style:style>
    <style:style style:name="T10785" style:parent-style-name="AncientGreekἈρχαίαἑλληνικά" style:family="text">
      <style:text-properties style:font-weight-complex="bold" style:font-size-complex="14pt" fo:language="el" fo:country="GR"/>
    </style:style>
    <style:style style:name="T10786" style:parent-style-name="AncientGreekἈρχαίαἑλληνικά" style:family="text">
      <style:text-properties style:font-weight-complex="bold" style:font-size-complex="14pt"/>
    </style:style>
    <style:style style:name="T10787" style:parent-style-name="AncientGreekἈρχαίαἑλληνικά" style:family="text">
      <style:text-properties style:font-weight-complex="bold" style:font-size-complex="14pt" fo:language="el" fo:country="GR"/>
    </style:style>
    <style:style style:name="T10788" style:parent-style-name="AncientGreekἈρχαίαἑλληνικά" style:family="text">
      <style:text-properties style:font-weight-complex="bold" style:font-size-complex="14pt"/>
    </style:style>
    <style:style style:name="T10789" style:parent-style-name="AncientGreekἈρχαίαἑλληνικά" style:family="text">
      <style:text-properties style:font-weight-complex="bold" style:font-size-complex="14pt" fo:language="el" fo:country="GR"/>
    </style:style>
    <style:style style:name="T10790" style:parent-style-name="AncientGreekἈρχαίαἑλληνικά" style:family="text">
      <style:text-properties style:font-weight-complex="bold" style:font-size-complex="14pt"/>
    </style:style>
    <style:style style:name="T10791" style:parent-style-name="AncientGreekἈρχαίαἑλληνικά" style:family="text">
      <style:text-properties style:font-weight-complex="bold" style:font-size-complex="14pt" fo:language="el" fo:country="GR"/>
    </style:style>
    <style:style style:name="T10792" style:parent-style-name="AncientGreekἈρχαίαἑλληνικά" style:family="text">
      <style:text-properties style:font-weight-complex="bold" style:font-size-complex="14pt"/>
    </style:style>
    <style:style style:name="TableCell10793" style:family="table-cell">
      <style:table-cell-properties fo:border="0.0069in solid #000000" fo:background-color="#FFFFFF" style:writing-mode="lr-tb" fo:padding-top="0in" fo:padding-left="0.1527in" fo:padding-bottom="0in" fo:padding-right="0.15in"/>
    </style:style>
    <style:style style:name="P10794" style:parent-style-name="Standard" style:family="paragraph">
      <style:paragraph-properties fo:widows="0" fo:orphans="0"/>
      <style:text-properties style:font-name="AncientGreek"/>
    </style:style>
    <style:style style:name="P10795" style:parent-style-name="Standard" style:family="paragraph">
      <style:paragraph-properties fo:widows="0" fo:orphans="0"/>
      <style:text-properties style:font-name="AncientGreek"/>
    </style:style>
    <style:style style:name="P10796" style:parent-style-name="Standard" style:family="paragraph">
      <style:paragraph-properties fo:widows="0" fo:orphans="0"/>
      <style:text-properties style:font-name="AncientGreek"/>
    </style:style>
    <style:style style:name="P10797" style:parent-style-name="Standard" style:family="paragraph">
      <style:paragraph-properties fo:widows="0" fo:orphans="0"/>
      <style:text-properties style:font-name="AncientGreek"/>
    </style:style>
    <style:style style:name="P10798" style:parent-style-name="Standard" style:family="paragraph">
      <style:paragraph-properties fo:widows="0" fo:orphans="0"/>
      <style:text-properties style:font-name="AncientGreek"/>
    </style:style>
    <style:style style:name="TableRow10799" style:family="table-row">
      <style:table-row-properties style:min-row-height="0.0138in" style:use-optimal-row-height="false" fo:keep-together="always"/>
    </style:style>
    <style:style style:name="TableCell10800" style:family="table-cell">
      <style:table-cell-properties fo:border="0.0069in solid #000000" fo:background-color="#FFFFFF" style:writing-mode="lr-tb" fo:padding-top="0in" fo:padding-left="0.1527in" fo:padding-bottom="0in" fo:padding-right="0.15in"/>
    </style:style>
    <style:style style:name="P10801" style:parent-style-name="Standard" style:family="paragraph">
      <style:paragraph-properties fo:keep-with-next="always" fo:widows="0" fo:orphans="0" fo:text-align="center">
        <style:tab-stops>
          <style:tab-stop style:type="center" style:position="1in"/>
          <style:tab-stop style:type="left" style:position="3in"/>
        </style:tab-stops>
      </style:paragraph-properties>
    </style:style>
    <style:style style:name="T1080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803"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804" style:parent-style-name="AncientGreekἈρχαίαἑλληνικά" style:family="text">
      <style:text-properties style:font-weight-complex="bold" style:font-size-complex="14pt" fo:language="el" fo:country="GR"/>
    </style:style>
    <style:style style:name="P10805" style:parent-style-name="Standard" style:family="paragraph">
      <style:paragraph-properties fo:widows="0" fo:orphans="0">
        <style:tab-stops>
          <style:tab-stop style:type="left" style:position="3in"/>
        </style:tab-stops>
      </style:paragraph-properties>
    </style:style>
    <style:style style:name="T10806" style:parent-style-name="AncientGreekἈρχαίαἑλληνικά" style:family="text">
      <style:text-properties style:font-weight-complex="bold" style:font-size-complex="14pt" fo:language="el" fo:country="GR"/>
    </style:style>
    <style:style style:name="TableCell10807" style:family="table-cell">
      <style:table-cell-properties fo:border="0.0069in solid #000000" fo:background-color="#FFFFFF" style:writing-mode="lr-tb" fo:padding-top="0in" fo:padding-left="0.1527in" fo:padding-bottom="0in" fo:padding-right="0.15in"/>
    </style:style>
    <style:style style:name="P10808" style:parent-style-name="Standard" style:family="paragraph">
      <style:paragraph-properties fo:widows="0" fo:orphans="0"/>
      <style:text-properties style:font-name="AncientGreek"/>
    </style:style>
    <style:style style:name="P10809" style:parent-style-name="Standard" style:family="paragraph">
      <style:paragraph-properties fo:widows="0" fo:orphans="0"/>
      <style:text-properties style:font-name="AncientGreek"/>
    </style:style>
    <style:style style:name="P10810" style:parent-style-name="Standard" style:family="paragraph">
      <style:paragraph-properties fo:widows="0" fo:orphans="0"/>
      <style:text-properties style:font-name="AncientGreek"/>
    </style:style>
    <style:style style:name="P10811" style:parent-style-name="Standard" style:family="paragraph">
      <style:paragraph-properties fo:widows="0" fo:orphans="0"/>
      <style:text-properties style:font-name="AncientGreek"/>
    </style:style>
    <style:style style:name="P10812" style:parent-style-name="Standard" style:family="paragraph">
      <style:paragraph-properties fo:widows="0" fo:orphans="0"/>
      <style:text-properties style:font-name="AncientGreek"/>
    </style:style>
    <style:style style:name="TableRow10813" style:family="table-row">
      <style:table-row-properties style:min-row-height="0.0138in" style:use-optimal-row-height="false" fo:keep-together="always"/>
    </style:style>
    <style:style style:name="TableCell10814" style:family="table-cell">
      <style:table-cell-properties fo:border="0.0069in solid #000000" fo:background-color="#FFFFFF" style:writing-mode="lr-tb" fo:padding-top="0in" fo:padding-left="0.1527in" fo:padding-bottom="0in" fo:padding-right="0.15in"/>
    </style:style>
    <style:style style:name="P10815" style:parent-style-name="Standard" style:family="paragraph">
      <style:paragraph-properties fo:keep-with-next="always" fo:widows="0" fo:orphans="0" fo:text-align="center">
        <style:tab-stops>
          <style:tab-stop style:type="center" style:position="1in"/>
          <style:tab-stop style:type="left" style:position="3in"/>
        </style:tab-stops>
      </style:paragraph-properties>
    </style:style>
    <style:style style:name="T10816" style:parent-style-name="AncientGreekἈρχαίαἑλληνικά" style:family="text">
      <style:text-properties fo:font-weight="bold" style:font-weight-asian="bold" style:font-weight-complex="bold" fo:font-size="18pt" style:font-size-asian="18pt" style:font-size-complex="14pt"/>
    </style:style>
    <style:style style:name="T1081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818" style:parent-style-name="AncientGreekἈρχαίαἑλληνικά" style:family="text">
      <style:text-properties fo:font-weight="bold" style:font-weight-asian="bold" style:font-weight-complex="bold" fo:font-size="18pt" style:font-size-asian="18pt" style:font-size-complex="14pt"/>
    </style:style>
    <style:style style:name="T1081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820" style:parent-style-name="AncientGreekἈρχαίαἑλληνικά" style:family="text">
      <style:text-properties fo:font-weight="bold" style:font-weight-asian="bold" style:font-weight-complex="bold" fo:font-size="18pt" style:font-size-asian="18pt" style:font-size-complex="14pt"/>
    </style:style>
    <style:style style:name="T10821"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822" style:parent-style-name="AncientGreekἈρχαίαἑλληνικά" style:family="text">
      <style:text-properties fo:font-weight="bold" style:font-weight-asian="bold" style:font-weight-complex="bold" fo:font-size="18pt" style:font-size-asian="18pt" style:font-size-complex="14pt"/>
    </style:style>
    <style:style style:name="T10823" style:parent-style-name="AncientGreekἈρχαίαἑλληνικά" style:family="text">
      <style:text-properties fo:font-weight="bold" style:font-weight-asian="bold" style:font-weight-complex="bold" fo:font-size="18pt" style:font-size-asian="18pt" style:font-size-complex="14pt"/>
    </style:style>
    <style:style style:name="T10824" style:parent-style-name="AncientGreekἈρχαίαἑλληνικά" style:family="text">
      <style:text-properties style:font-weight-complex="bold" style:font-size-complex="14pt" fo:language="el" fo:country="GR"/>
    </style:style>
    <style:style style:name="T10825" style:parent-style-name="AncientGreekἈρχαίαἑλληνικά" style:family="text">
      <style:text-properties style:font-weight-complex="bold" style:font-size-complex="14pt"/>
    </style:style>
    <style:style style:name="T10826" style:parent-style-name="AncientGreekἈρχαίαἑλληνικά" style:family="text">
      <style:text-properties style:font-weight-complex="bold" style:font-size-complex="14pt" fo:language="el" fo:country="GR"/>
    </style:style>
    <style:style style:name="T10827" style:parent-style-name="AncientGreekἈρχαίαἑλληνικά" style:family="text">
      <style:text-properties style:font-weight-complex="bold" style:font-size-complex="14pt"/>
    </style:style>
    <style:style style:name="T10828" style:parent-style-name="AncientGreekἈρχαίαἑλληνικά" style:family="text">
      <style:text-properties style:font-weight-complex="bold" style:font-size-complex="14pt" fo:language="el" fo:country="GR"/>
    </style:style>
    <style:style style:name="T10829" style:parent-style-name="AncientGreekἈρχαίαἑλληνικά" style:family="text">
      <style:text-properties style:font-weight-complex="bold" style:font-size-complex="14pt"/>
    </style:style>
    <style:style style:name="T10830" style:parent-style-name="AncientGreekἈρχαίαἑλληνικά" style:family="text">
      <style:text-properties style:font-weight-complex="bold" style:font-size-complex="14pt" fo:language="el" fo:country="GR"/>
    </style:style>
    <style:style style:name="T10831" style:parent-style-name="AncientGreekἈρχαίαἑλληνικά" style:family="text">
      <style:text-properties style:font-weight-complex="bold" style:font-size-complex="14pt"/>
    </style:style>
    <style:style style:name="T10832" style:parent-style-name="AncientGreekἈρχαίαἑλληνικά" style:family="text">
      <style:text-properties style:font-weight-complex="bold" style:font-size-complex="14pt" fo:language="el" fo:country="GR"/>
    </style:style>
    <style:style style:name="T10833" style:parent-style-name="AncientGreekἈρχαίαἑλληνικά" style:family="text">
      <style:text-properties style:font-weight-complex="bold" style:font-size-complex="14pt"/>
    </style:style>
    <style:style style:name="T10834" style:parent-style-name="AncientGreekἈρχαίαἑλληνικά" style:family="text">
      <style:text-properties style:font-weight-complex="bold" style:font-size-complex="14pt" fo:language="el" fo:country="GR"/>
    </style:style>
    <style:style style:name="T10835" style:parent-style-name="AncientGreekἈρχαίαἑλληνικά" style:family="text">
      <style:text-properties style:font-weight-complex="bold" style:font-size-complex="14pt"/>
    </style:style>
    <style:style style:name="T10836" style:parent-style-name="AncientGreekἈρχαίαἑλληνικά" style:family="text">
      <style:text-properties style:font-weight-complex="bold" style:font-size-complex="14pt" fo:language="el" fo:country="GR"/>
    </style:style>
    <style:style style:name="T10837" style:parent-style-name="AncientGreekἈρχαίαἑλληνικά" style:family="text">
      <style:text-properties style:font-weight-complex="bold" style:font-size-complex="14pt"/>
    </style:style>
    <style:style style:name="T10838" style:parent-style-name="AncientGreekἈρχαίαἑλληνικά" style:family="text">
      <style:text-properties style:font-weight-complex="bold" style:font-size-complex="14pt" fo:language="el" fo:country="GR"/>
    </style:style>
    <style:style style:name="T10839" style:parent-style-name="AncientGreekἈρχαίαἑλληνικά" style:family="text">
      <style:text-properties style:font-weight-complex="bold" style:font-size-complex="14pt"/>
    </style:style>
    <style:style style:name="T10840" style:parent-style-name="AncientGreekἈρχαίαἑλληνικά" style:family="text">
      <style:text-properties style:font-weight-complex="bold" style:font-size-complex="14pt" fo:language="el" fo:country="GR"/>
    </style:style>
    <style:style style:name="T10841" style:parent-style-name="AncientGreekἈρχαίαἑλληνικά" style:family="text">
      <style:text-properties style:font-weight-complex="bold" style:font-size-complex="14pt"/>
    </style:style>
    <style:style style:name="T10842" style:parent-style-name="AncientGreekἈρχαίαἑλληνικά" style:family="text">
      <style:text-properties style:font-weight-complex="bold" style:font-size-complex="14pt" fo:language="el" fo:country="GR"/>
    </style:style>
    <style:style style:name="T10843" style:parent-style-name="AncientGreekἈρχαίαἑλληνικά" style:family="text">
      <style:text-properties style:font-weight-complex="bold" style:font-size-complex="14pt"/>
    </style:style>
    <style:style style:name="T10844" style:parent-style-name="AncientGreekἈρχαίαἑλληνικά" style:family="text">
      <style:text-properties style:font-weight-complex="bold" style:font-size-complex="14pt" fo:language="el" fo:country="GR"/>
    </style:style>
    <style:style style:name="T10845" style:parent-style-name="AncientGreekἈρχαίαἑλληνικά" style:family="text">
      <style:text-properties style:font-weight-complex="bold" style:font-size-complex="14pt"/>
    </style:style>
    <style:style style:name="T10846" style:parent-style-name="AncientGreekἈρχαίαἑλληνικά" style:family="text">
      <style:text-properties style:font-weight-complex="bold" style:font-size-complex="14pt" fo:language="el" fo:country="GR"/>
    </style:style>
    <style:style style:name="T10847" style:parent-style-name="AncientGreekἈρχαίαἑλληνικά" style:family="text">
      <style:text-properties style:font-weight-complex="bold" style:font-size-complex="14pt"/>
    </style:style>
    <style:style style:name="T10848" style:parent-style-name="AncientGreekἈρχαίαἑλληνικά" style:family="text">
      <style:text-properties style:font-weight-complex="bold" style:font-size-complex="14pt" fo:language="el" fo:country="GR"/>
    </style:style>
    <style:style style:name="T10849" style:parent-style-name="AncientGreekἈρχαίαἑλληνικά" style:family="text">
      <style:text-properties style:font-weight-complex="bold" style:font-size-complex="14pt"/>
    </style:style>
    <style:style style:name="T10850" style:parent-style-name="AncientGreekἈρχαίαἑλληνικά" style:family="text">
      <style:text-properties style:font-weight-complex="bold" style:font-size-complex="14pt" fo:language="el" fo:country="GR"/>
    </style:style>
    <style:style style:name="T10851" style:parent-style-name="AncientGreekἈρχαίαἑλληνικά" style:family="text">
      <style:text-properties style:font-weight-complex="bold" style:font-size-complex="14pt"/>
    </style:style>
    <style:style style:name="T10852" style:parent-style-name="AncientGreekἈρχαίαἑλληνικά" style:family="text">
      <style:text-properties style:font-weight-complex="bold" style:font-size-complex="14pt" fo:language="el" fo:country="GR"/>
    </style:style>
    <style:style style:name="T10853" style:parent-style-name="AncientGreekἈρχαίαἑλληνικά" style:family="text">
      <style:text-properties style:font-weight-complex="bold" style:font-size-complex="14pt"/>
    </style:style>
    <style:style style:name="T10854" style:parent-style-name="AncientGreekἈρχαίαἑλληνικά" style:family="text">
      <style:text-properties style:font-weight-complex="bold" style:font-size-complex="14pt" fo:language="el" fo:country="GR"/>
    </style:style>
    <style:style style:name="T10855" style:parent-style-name="AncientGreekἈρχαίαἑλληνικά" style:family="text">
      <style:text-properties style:font-weight-complex="bold" style:font-size-complex="14pt"/>
    </style:style>
    <style:style style:name="T10856" style:parent-style-name="AncientGreekἈρχαίαἑλληνικά" style:family="text">
      <style:text-properties style:font-weight-complex="bold" style:font-size-complex="14pt" fo:language="el" fo:country="GR"/>
    </style:style>
    <style:style style:name="T10857" style:parent-style-name="AncientGreekἈρχαίαἑλληνικά" style:family="text">
      <style:text-properties style:font-weight-complex="bold" style:font-size-complex="14pt"/>
    </style:style>
    <style:style style:name="T10858" style:parent-style-name="AncientGreekἈρχαίαἑλληνικά" style:family="text">
      <style:text-properties style:font-weight-complex="bold" style:font-size-complex="14pt" fo:language="el" fo:country="GR"/>
    </style:style>
    <style:style style:name="T10859" style:parent-style-name="AncientGreekἈρχαίαἑλληνικά" style:family="text">
      <style:text-properties style:font-weight-complex="bold" style:font-size-complex="14pt"/>
    </style:style>
    <style:style style:name="T10860" style:parent-style-name="AncientGreekἈρχαίαἑλληνικά" style:family="text">
      <style:text-properties style:font-weight-complex="bold" style:font-size-complex="14pt" fo:language="el" fo:country="GR"/>
    </style:style>
    <style:style style:name="T10861" style:parent-style-name="AncientGreekἈρχαίαἑλληνικά" style:family="text">
      <style:text-properties style:font-weight-complex="bold" style:font-size-complex="14pt"/>
    </style:style>
    <style:style style:name="T10862" style:parent-style-name="AncientGreekἈρχαίαἑλληνικά" style:family="text">
      <style:text-properties style:font-weight-complex="bold" style:font-size-complex="14pt" fo:language="el" fo:country="GR"/>
    </style:style>
    <style:style style:name="T10863" style:parent-style-name="AncientGreekἈρχαίαἑλληνικά" style:family="text">
      <style:text-properties style:font-weight-complex="bold" style:font-size-complex="14pt"/>
    </style:style>
    <style:style style:name="T10864" style:parent-style-name="AncientGreekἈρχαίαἑλληνικά" style:family="text">
      <style:text-properties style:font-weight-complex="bold" style:font-size-complex="14pt" fo:language="el" fo:country="GR"/>
    </style:style>
    <style:style style:name="T10865" style:parent-style-name="AncientGreekἈρχαίαἑλληνικά" style:family="text">
      <style:text-properties style:font-weight-complex="bold" style:font-size-complex="14pt"/>
    </style:style>
    <style:style style:name="T10866" style:parent-style-name="AncientGreekἈρχαίαἑλληνικά" style:family="text">
      <style:text-properties style:font-weight-complex="bold" style:font-size-complex="14pt" fo:language="el" fo:country="GR"/>
    </style:style>
    <style:style style:name="T10867" style:parent-style-name="AncientGreekἈρχαίαἑλληνικά" style:family="text">
      <style:text-properties style:font-weight-complex="bold" style:font-size-complex="14pt"/>
    </style:style>
    <style:style style:name="T10868" style:parent-style-name="AncientGreekἈρχαίαἑλληνικά" style:family="text">
      <style:text-properties style:font-weight-complex="bold" style:font-size-complex="14pt" fo:language="el" fo:country="GR"/>
    </style:style>
    <style:style style:name="T10869" style:parent-style-name="AncientGreekἈρχαίαἑλληνικά" style:family="text">
      <style:text-properties style:font-weight-complex="bold" style:font-size-complex="14pt"/>
    </style:style>
    <style:style style:name="T10870" style:parent-style-name="AncientGreekἈρχαίαἑλληνικά" style:family="text">
      <style:text-properties style:font-weight-complex="bold" style:font-size-complex="14pt" fo:language="el" fo:country="GR"/>
    </style:style>
    <style:style style:name="T10871" style:parent-style-name="AncientGreekἈρχαίαἑλληνικά" style:family="text">
      <style:text-properties style:font-weight-complex="bold" style:font-size-complex="14pt"/>
    </style:style>
    <style:style style:name="T10872" style:parent-style-name="AncientGreekἈρχαίαἑλληνικά" style:family="text">
      <style:text-properties style:font-weight-complex="bold" style:font-size-complex="14pt" fo:language="el" fo:country="GR"/>
    </style:style>
    <style:style style:name="T10873" style:parent-style-name="AncientGreekἈρχαίαἑλληνικά" style:family="text">
      <style:text-properties style:font-weight-complex="bold" style:font-size-complex="14pt"/>
    </style:style>
    <style:style style:name="T10874" style:parent-style-name="AncientGreekἈρχαίαἑλληνικά" style:family="text">
      <style:text-properties style:font-weight-complex="bold" style:font-size-complex="14pt" fo:language="el" fo:country="GR"/>
    </style:style>
    <style:style style:name="T10875" style:parent-style-name="AncientGreekἈρχαίαἑλληνικά" style:family="text">
      <style:text-properties style:font-weight-complex="bold" style:font-size-complex="14pt"/>
    </style:style>
    <style:style style:name="T10876" style:parent-style-name="AncientGreekἈρχαίαἑλληνικά" style:family="text">
      <style:text-properties style:font-weight-complex="bold" style:font-size-complex="14pt" fo:language="el" fo:country="GR"/>
    </style:style>
    <style:style style:name="T10877" style:parent-style-name="AncientGreekἈρχαίαἑλληνικά" style:family="text">
      <style:text-properties style:font-weight-complex="bold" style:font-size-complex="14pt"/>
    </style:style>
    <style:style style:name="T10878" style:parent-style-name="AncientGreekἈρχαίαἑλληνικά" style:family="text">
      <style:text-properties style:font-weight-complex="bold" style:font-size-complex="14pt" fo:language="el" fo:country="GR"/>
    </style:style>
    <style:style style:name="T10879" style:parent-style-name="AncientGreekἈρχαίαἑλληνικά" style:family="text">
      <style:text-properties style:font-weight-complex="bold" style:font-size-complex="14pt"/>
    </style:style>
    <style:style style:name="T10880" style:parent-style-name="AncientGreekἈρχαίαἑλληνικά" style:family="text">
      <style:text-properties style:font-weight-complex="bold" style:font-size-complex="14pt" fo:language="el" fo:country="GR"/>
    </style:style>
    <style:style style:name="T10881" style:parent-style-name="AncientGreekἈρχαίαἑλληνικά" style:family="text">
      <style:text-properties style:font-weight-complex="bold" style:font-size-complex="14pt"/>
    </style:style>
    <style:style style:name="T10882" style:parent-style-name="AncientGreekἈρχαίαἑλληνικά" style:family="text">
      <style:text-properties style:font-weight-complex="bold" style:font-size-complex="14pt" fo:language="el" fo:country="GR"/>
    </style:style>
    <style:style style:name="T10883" style:parent-style-name="AncientGreekἈρχαίαἑλληνικά" style:family="text">
      <style:text-properties style:font-weight-complex="bold" style:font-size-complex="14pt"/>
    </style:style>
    <style:style style:name="T10884" style:parent-style-name="AncientGreekἈρχαίαἑλληνικά" style:family="text">
      <style:text-properties style:font-weight-complex="bold" style:font-size-complex="14pt" fo:language="el" fo:country="GR"/>
    </style:style>
    <style:style style:name="T10885" style:parent-style-name="AncientGreekἈρχαίαἑλληνικά" style:family="text">
      <style:text-properties style:font-weight-complex="bold" style:font-size-complex="14pt"/>
    </style:style>
    <style:style style:name="T10886" style:parent-style-name="AncientGreekἈρχαίαἑλληνικά" style:family="text">
      <style:text-properties style:font-weight-complex="bold" style:font-size-complex="14pt" fo:language="el" fo:country="GR"/>
    </style:style>
    <style:style style:name="T10887" style:parent-style-name="AncientGreekἈρχαίαἑλληνικά" style:family="text">
      <style:text-properties style:font-weight-complex="bold" style:font-size-complex="14pt"/>
    </style:style>
    <style:style style:name="T10888" style:parent-style-name="AncientGreekἈρχαίαἑλληνικά" style:family="text">
      <style:text-properties style:font-weight-complex="bold" style:font-size-complex="14pt" fo:language="el" fo:country="GR"/>
    </style:style>
    <style:style style:name="T10889" style:parent-style-name="AncientGreekἈρχαίαἑλληνικά" style:family="text">
      <style:text-properties style:font-weight-complex="bold" style:font-size-complex="14pt"/>
    </style:style>
    <style:style style:name="T10890" style:parent-style-name="AncientGreekἈρχαίαἑλληνικά" style:family="text">
      <style:text-properties style:font-weight-complex="bold" style:font-size-complex="14pt" fo:language="el" fo:country="GR"/>
    </style:style>
    <style:style style:name="T10891" style:parent-style-name="AncientGreekἈρχαίαἑλληνικά" style:family="text">
      <style:text-properties style:font-weight-complex="bold" style:font-size-complex="14pt"/>
    </style:style>
    <style:style style:name="T10892" style:parent-style-name="AncientGreekἈρχαίαἑλληνικά" style:family="text">
      <style:text-properties style:font-weight-complex="bold" style:font-size-complex="14pt" fo:language="el" fo:country="GR"/>
    </style:style>
    <style:style style:name="T10893" style:parent-style-name="AncientGreekἈρχαίαἑλληνικά" style:family="text">
      <style:text-properties style:font-weight-complex="bold" style:font-size-complex="14pt"/>
    </style:style>
    <style:style style:name="T10894" style:parent-style-name="AncientGreekἈρχαίαἑλληνικά" style:family="text">
      <style:text-properties style:font-weight-complex="bold" style:font-size-complex="14pt" fo:language="el" fo:country="GR"/>
    </style:style>
    <style:style style:name="T10895" style:parent-style-name="AncientGreekἈρχαίαἑλληνικά" style:family="text">
      <style:text-properties style:font-weight-complex="bold" style:font-size-complex="14pt"/>
    </style:style>
    <style:style style:name="T10896" style:parent-style-name="AncientGreekἈρχαίαἑλληνικά" style:family="text">
      <style:text-properties style:font-weight-complex="bold" style:font-size-complex="14pt" fo:language="el" fo:country="GR"/>
    </style:style>
    <style:style style:name="T10897" style:parent-style-name="AncientGreekἈρχαίαἑλληνικά" style:family="text">
      <style:text-properties style:font-weight-complex="bold" style:font-size-complex="14pt"/>
    </style:style>
    <style:style style:name="T10898" style:parent-style-name="AncientGreekἈρχαίαἑλληνικά" style:family="text">
      <style:text-properties style:font-weight-complex="bold" style:font-size-complex="14pt" fo:language="el" fo:country="GR"/>
    </style:style>
    <style:style style:name="T10899" style:parent-style-name="AncientGreekἈρχαίαἑλληνικά" style:family="text">
      <style:text-properties style:font-weight-complex="bold" style:font-size-complex="14pt"/>
    </style:style>
    <style:style style:name="T10900" style:parent-style-name="AncientGreekἈρχαίαἑλληνικά" style:family="text">
      <style:text-properties style:font-weight-complex="bold" style:font-size-complex="14pt" fo:language="el" fo:country="GR"/>
    </style:style>
    <style:style style:name="T10901" style:parent-style-name="AncientGreekἈρχαίαἑλληνικά" style:family="text">
      <style:text-properties style:font-weight-complex="bold" style:font-size-complex="14pt"/>
    </style:style>
    <style:style style:name="T10902" style:parent-style-name="AncientGreekἈρχαίαἑλληνικά" style:family="text">
      <style:text-properties style:font-weight-complex="bold" style:font-size-complex="14pt" fo:language="el" fo:country="GR"/>
    </style:style>
    <style:style style:name="T10903" style:parent-style-name="AncientGreekἈρχαίαἑλληνικά" style:family="text">
      <style:text-properties style:font-weight-complex="bold" style:font-size-complex="14pt"/>
    </style:style>
    <style:style style:name="T10904" style:parent-style-name="AncientGreekἈρχαίαἑλληνικά" style:family="text">
      <style:text-properties style:font-weight-complex="bold" style:font-size-complex="14pt" fo:language="el" fo:country="GR"/>
    </style:style>
    <style:style style:name="T10905" style:parent-style-name="AncientGreekἈρχαίαἑλληνικά" style:family="text">
      <style:text-properties style:font-weight-complex="bold" style:font-size-complex="14pt"/>
    </style:style>
    <style:style style:name="T10906" style:parent-style-name="AncientGreekἈρχαίαἑλληνικά" style:family="text">
      <style:text-properties style:font-weight-complex="bold" style:font-size-complex="14pt" fo:language="el" fo:country="GR"/>
    </style:style>
    <style:style style:name="T10907" style:parent-style-name="AncientGreekἈρχαίαἑλληνικά" style:family="text">
      <style:text-properties style:font-weight-complex="bold" style:font-size-complex="14pt"/>
    </style:style>
    <style:style style:name="T10908" style:parent-style-name="AncientGreekἈρχαίαἑλληνικά" style:family="text">
      <style:text-properties style:font-weight-complex="bold" style:font-size-complex="14pt" fo:language="el" fo:country="GR"/>
    </style:style>
    <style:style style:name="T10909" style:parent-style-name="AncientGreekἈρχαίαἑλληνικά" style:family="text">
      <style:text-properties style:font-weight-complex="bold" style:font-size-complex="14pt"/>
    </style:style>
    <style:style style:name="T10910" style:parent-style-name="AncientGreekἈρχαίαἑλληνικά" style:family="text">
      <style:text-properties style:font-weight-complex="bold" style:font-size-complex="14pt" fo:language="el" fo:country="GR"/>
    </style:style>
    <style:style style:name="T10911" style:parent-style-name="AncientGreekἈρχαίαἑλληνικά" style:family="text">
      <style:text-properties style:font-weight-complex="bold" style:font-size-complex="14pt"/>
    </style:style>
    <style:style style:name="T10912" style:parent-style-name="AncientGreekἈρχαίαἑλληνικά" style:family="text">
      <style:text-properties style:font-weight-complex="bold" style:font-size-complex="14pt" fo:language="el" fo:country="GR"/>
    </style:style>
    <style:style style:name="T10913" style:parent-style-name="AncientGreekἈρχαίαἑλληνικά" style:family="text">
      <style:text-properties style:font-weight-complex="bold" style:font-size-complex="14pt"/>
    </style:style>
    <style:style style:name="T10914" style:parent-style-name="AncientGreekἈρχαίαἑλληνικά" style:family="text">
      <style:text-properties style:font-weight-complex="bold" style:font-size-complex="14pt" fo:language="el" fo:country="GR"/>
    </style:style>
    <style:style style:name="T10915" style:parent-style-name="AncientGreekἈρχαίαἑλληνικά" style:family="text">
      <style:text-properties style:font-weight-complex="bold" style:font-size-complex="14pt"/>
    </style:style>
    <style:style style:name="T10916" style:parent-style-name="AncientGreekἈρχαίαἑλληνικά" style:family="text">
      <style:text-properties style:font-weight-complex="bold" style:font-size-complex="14pt" fo:language="el" fo:country="GR"/>
    </style:style>
    <style:style style:name="T10917" style:parent-style-name="AncientGreekἈρχαίαἑλληνικά" style:family="text">
      <style:text-properties style:font-weight-complex="bold" style:font-size-complex="14pt"/>
    </style:style>
    <style:style style:name="T10918" style:parent-style-name="AncientGreekἈρχαίαἑλληνικά" style:family="text">
      <style:text-properties style:font-weight-complex="bold" style:font-size-complex="14pt" fo:language="el" fo:country="GR"/>
    </style:style>
    <style:style style:name="T10919" style:parent-style-name="AncientGreekἈρχαίαἑλληνικά" style:family="text">
      <style:text-properties style:font-weight-complex="bold" style:font-size-complex="14pt"/>
    </style:style>
    <style:style style:name="T10920" style:parent-style-name="AncientGreekἈρχαίαἑλληνικά" style:family="text">
      <style:text-properties style:font-weight-complex="bold" style:font-size-complex="14pt" fo:language="el" fo:country="GR"/>
    </style:style>
    <style:style style:name="T10921" style:parent-style-name="AncientGreekἈρχαίαἑλληνικά" style:family="text">
      <style:text-properties style:font-weight-complex="bold" style:font-size-complex="14pt"/>
    </style:style>
    <style:style style:name="T10922" style:parent-style-name="AncientGreekἈρχαίαἑλληνικά" style:family="text">
      <style:text-properties style:font-weight-complex="bold" style:font-size-complex="14pt" fo:language="el" fo:country="GR"/>
    </style:style>
    <style:style style:name="T10923" style:parent-style-name="AncientGreekἈρχαίαἑλληνικά" style:family="text">
      <style:text-properties style:font-weight-complex="bold" style:font-size-complex="14pt"/>
    </style:style>
    <style:style style:name="T10924" style:parent-style-name="AncientGreekἈρχαίαἑλληνικά" style:family="text">
      <style:text-properties style:font-weight-complex="bold" style:font-size-complex="14pt" fo:language="el" fo:country="GR"/>
    </style:style>
    <style:style style:name="T10925" style:parent-style-name="AncientGreekἈρχαίαἑλληνικά" style:family="text">
      <style:text-properties style:font-weight-complex="bold" style:font-size-complex="14pt"/>
    </style:style>
    <style:style style:name="T10926" style:parent-style-name="AncientGreekἈρχαίαἑλληνικά" style:family="text">
      <style:text-properties style:font-weight-complex="bold" style:font-size-complex="14pt" fo:language="el" fo:country="GR"/>
    </style:style>
    <style:style style:name="T10927" style:parent-style-name="AncientGreekἈρχαίαἑλληνικά" style:family="text">
      <style:text-properties style:font-weight-complex="bold" style:font-size-complex="14pt"/>
    </style:style>
    <style:style style:name="T10928" style:parent-style-name="AncientGreekἈρχαίαἑλληνικά" style:family="text">
      <style:text-properties style:font-weight-complex="bold" style:font-size-complex="14pt" fo:language="el" fo:country="GR"/>
    </style:style>
    <style:style style:name="T10929" style:parent-style-name="AncientGreekἈρχαίαἑλληνικά" style:family="text">
      <style:text-properties style:font-weight-complex="bold" style:font-size-complex="14pt"/>
    </style:style>
    <style:style style:name="T10930" style:parent-style-name="AncientGreekἈρχαίαἑλληνικά" style:family="text">
      <style:text-properties style:font-weight-complex="bold" style:font-size-complex="14pt" fo:language="el" fo:country="GR"/>
    </style:style>
    <style:style style:name="T10931" style:parent-style-name="AncientGreekἈρχαίαἑλληνικά" style:family="text">
      <style:text-properties style:font-weight-complex="bold" style:font-size-complex="14pt"/>
    </style:style>
    <style:style style:name="T10932" style:parent-style-name="AncientGreekἈρχαίαἑλληνικά" style:family="text">
      <style:text-properties style:font-weight-complex="bold" style:font-size-complex="14pt" fo:language="el" fo:country="GR"/>
    </style:style>
    <style:style style:name="T10933" style:parent-style-name="AncientGreekἈρχαίαἑλληνικά" style:family="text">
      <style:text-properties style:font-weight-complex="bold" style:font-size-complex="14pt"/>
    </style:style>
    <style:style style:name="T10934" style:parent-style-name="AncientGreekἈρχαίαἑλληνικά" style:family="text">
      <style:text-properties style:font-weight-complex="bold" style:font-size-complex="14pt" fo:language="el" fo:country="GR"/>
    </style:style>
    <style:style style:name="T10935" style:parent-style-name="AncientGreekἈρχαίαἑλληνικά" style:family="text">
      <style:text-properties style:font-weight-complex="bold" style:font-size-complex="14pt"/>
    </style:style>
    <style:style style:name="T10936" style:parent-style-name="AncientGreekἈρχαίαἑλληνικά" style:family="text">
      <style:text-properties style:font-weight-complex="bold" style:font-size-complex="14pt" fo:language="el" fo:country="GR"/>
    </style:style>
    <style:style style:name="T10937" style:parent-style-name="AncientGreekἈρχαίαἑλληνικά" style:family="text">
      <style:text-properties style:font-weight-complex="bold" style:font-size-complex="14pt"/>
    </style:style>
    <style:style style:name="T10938" style:parent-style-name="AncientGreekἈρχαίαἑλληνικά" style:family="text">
      <style:text-properties style:font-weight-complex="bold" style:font-size-complex="14pt" fo:language="el" fo:country="GR"/>
    </style:style>
    <style:style style:name="T10939" style:parent-style-name="AncientGreekἈρχαίαἑλληνικά" style:family="text">
      <style:text-properties style:font-weight-complex="bold" style:font-size-complex="14pt"/>
    </style:style>
    <style:style style:name="T10940" style:parent-style-name="AncientGreekἈρχαίαἑλληνικά" style:family="text">
      <style:text-properties style:font-weight-complex="bold" style:font-size-complex="14pt" fo:language="el" fo:country="GR"/>
    </style:style>
    <style:style style:name="T10941" style:parent-style-name="AncientGreekἈρχαίαἑλληνικά" style:family="text">
      <style:text-properties style:font-weight-complex="bold" style:font-size-complex="14pt"/>
    </style:style>
    <style:style style:name="T10942" style:parent-style-name="AncientGreekἈρχαίαἑλληνικά" style:family="text">
      <style:text-properties style:font-weight-complex="bold" style:font-size-complex="14pt" fo:language="el" fo:country="GR"/>
    </style:style>
    <style:style style:name="T10943" style:parent-style-name="AncientGreekἈρχαίαἑλληνικά" style:family="text">
      <style:text-properties style:font-weight-complex="bold" style:font-size-complex="14pt"/>
    </style:style>
    <style:style style:name="T10944" style:parent-style-name="AncientGreekἈρχαίαἑλληνικά" style:family="text">
      <style:text-properties style:font-weight-complex="bold" style:font-size-complex="14pt" fo:language="el" fo:country="GR"/>
    </style:style>
    <style:style style:name="T10945" style:parent-style-name="AncientGreekἈρχαίαἑλληνικά" style:family="text">
      <style:text-properties style:font-weight-complex="bold" style:font-size-complex="14pt"/>
    </style:style>
    <style:style style:name="T10946" style:parent-style-name="AncientGreekἈρχαίαἑλληνικά" style:family="text">
      <style:text-properties style:font-weight-complex="bold" style:font-size-complex="14pt" fo:language="el" fo:country="GR"/>
    </style:style>
    <style:style style:name="T10947" style:parent-style-name="AncientGreekἈρχαίαἑλληνικά" style:family="text">
      <style:text-properties style:font-weight-complex="bold" style:font-size-complex="14pt"/>
    </style:style>
    <style:style style:name="T10948" style:parent-style-name="AncientGreekἈρχαίαἑλληνικά" style:family="text">
      <style:text-properties style:font-weight-complex="bold" style:font-size-complex="14pt" fo:language="el" fo:country="GR"/>
    </style:style>
    <style:style style:name="T10949" style:parent-style-name="AncientGreekἈρχαίαἑλληνικά" style:family="text">
      <style:text-properties style:font-weight-complex="bold" style:font-size-complex="14pt"/>
    </style:style>
    <style:style style:name="T10950" style:parent-style-name="AncientGreekἈρχαίαἑλληνικά" style:family="text">
      <style:text-properties style:font-weight-complex="bold" style:font-size-complex="14pt" fo:language="el" fo:country="GR"/>
    </style:style>
    <style:style style:name="T10951" style:parent-style-name="AncientGreekἈρχαίαἑλληνικά" style:family="text">
      <style:text-properties style:font-weight-complex="bold" style:font-size-complex="14pt"/>
    </style:style>
    <style:style style:name="T10952" style:parent-style-name="AncientGreekἈρχαίαἑλληνικά" style:family="text">
      <style:text-properties style:font-weight-complex="bold" style:font-size-complex="14pt" fo:language="el" fo:country="GR"/>
    </style:style>
    <style:style style:name="T10953" style:parent-style-name="AncientGreekἈρχαίαἑλληνικά" style:family="text">
      <style:text-properties style:font-weight-complex="bold" style:font-size-complex="14pt"/>
    </style:style>
    <style:style style:name="TableCell10954" style:family="table-cell">
      <style:table-cell-properties fo:border="0.0069in solid #000000" fo:background-color="#FFFFFF" style:writing-mode="lr-tb" fo:padding-top="0in" fo:padding-left="0.1527in" fo:padding-bottom="0in" fo:padding-right="0.15in"/>
    </style:style>
    <style:style style:name="P10955" style:parent-style-name="Standard" style:family="paragraph">
      <style:paragraph-properties fo:widows="0" fo:orphans="0"/>
      <style:text-properties style:font-name="AncientGreek"/>
    </style:style>
    <style:style style:name="P10956" style:parent-style-name="Standard" style:family="paragraph">
      <style:paragraph-properties fo:widows="0" fo:orphans="0"/>
      <style:text-properties style:font-name="AncientGreek"/>
    </style:style>
    <style:style style:name="P10957" style:parent-style-name="Standard" style:family="paragraph">
      <style:paragraph-properties fo:widows="0" fo:orphans="0"/>
      <style:text-properties style:font-name="AncientGreek"/>
    </style:style>
    <style:style style:name="TableRow10958" style:family="table-row">
      <style:table-row-properties style:min-row-height="0.0138in" style:use-optimal-row-height="false" fo:keep-together="always"/>
    </style:style>
    <style:style style:name="TableCell10959" style:family="table-cell">
      <style:table-cell-properties fo:border="0.0069in solid #000000" fo:background-color="#FFFFFF" style:writing-mode="lr-tb" fo:padding-top="0in" fo:padding-left="0.1527in" fo:padding-bottom="0in" fo:padding-right="0.15in"/>
    </style:style>
    <style:style style:name="P10960" style:parent-style-name="Standard" style:family="paragraph">
      <style:paragraph-properties fo:keep-with-next="always" fo:widows="0" fo:orphans="0" fo:text-align="center">
        <style:tab-stops>
          <style:tab-stop style:type="center" style:position="1in"/>
          <style:tab-stop style:type="left" style:position="2.4791in"/>
        </style:tab-stops>
      </style:paragraph-properties>
    </style:style>
    <style:style style:name="T10961" style:parent-style-name="AncientGreekἈρχαίαἑλληνικά" style:family="text">
      <style:text-properties fo:font-weight="bold" style:font-weight-asian="bold" style:font-weight-complex="bold" fo:font-size="18pt" style:font-size-asian="18pt" style:font-size-complex="14pt"/>
    </style:style>
    <style:style style:name="T1096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963" style:parent-style-name="AncientGreekἈρχαίαἑλληνικά" style:family="text">
      <style:text-properties fo:font-weight="bold" style:font-weight-asian="bold" style:font-weight-complex="bold" fo:font-size="18pt" style:font-size-asian="18pt" style:font-size-complex="14pt"/>
    </style:style>
    <style:style style:name="T1096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965" style:parent-style-name="AncientGreekἈρχαίαἑλληνικά" style:family="text">
      <style:text-properties fo:font-weight="bold" style:font-weight-asian="bold" style:font-weight-complex="bold" fo:font-size="18pt" style:font-size-asian="18pt" style:font-size-complex="14pt"/>
    </style:style>
    <style:style style:name="T1096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967" style:parent-style-name="AncientGreekἈρχαίαἑλληνικά" style:family="text">
      <style:text-properties fo:font-weight="bold" style:font-weight-asian="bold" style:font-weight-complex="bold" fo:font-size="18pt" style:font-size-asian="18pt" style:font-size-complex="14pt"/>
    </style:style>
    <style:style style:name="T1096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0969" style:parent-style-name="AncientGreekἈρχαίαἑλληνικά" style:family="text">
      <style:text-properties fo:font-weight="bold" style:font-weight-asian="bold" style:font-weight-complex="bold" fo:font-size="18pt" style:font-size-asian="18pt" style:font-size-complex="14pt"/>
    </style:style>
    <style:style style:name="T10970" style:parent-style-name="AncientGreekἈρχαίαἑλληνικά" style:family="text">
      <style:text-properties fo:font-weight="bold" style:font-weight-asian="bold" style:font-weight-complex="bold" fo:font-size="18pt" style:font-size-asian="18pt" style:font-size-complex="14pt"/>
    </style:style>
    <style:style style:name="T10971" style:parent-style-name="AncientGreekἈρχαίαἑλληνικά" style:family="text">
      <style:text-properties style:font-weight-complex="bold" style:font-size-complex="14pt" fo:language="el" fo:country="GR"/>
    </style:style>
    <style:style style:name="T10972" style:parent-style-name="AncientGreekἈρχαίαἑλληνικά" style:family="text">
      <style:text-properties style:font-weight-complex="bold" style:font-size-complex="14pt"/>
    </style:style>
    <style:style style:name="T10973" style:parent-style-name="AncientGreekἈρχαίαἑλληνικά" style:family="text">
      <style:text-properties style:font-weight-complex="bold" style:font-size-complex="14pt" fo:language="el" fo:country="GR"/>
    </style:style>
    <style:style style:name="T10974" style:parent-style-name="AncientGreekἈρχαίαἑλληνικά" style:family="text">
      <style:text-properties style:font-weight-complex="bold" style:font-size-complex="14pt"/>
    </style:style>
    <style:style style:name="T10975" style:parent-style-name="AncientGreekἈρχαίαἑλληνικά" style:family="text">
      <style:text-properties style:font-weight-complex="bold" style:font-size-complex="14pt" fo:language="el" fo:country="GR"/>
    </style:style>
    <style:style style:name="T10976" style:parent-style-name="AncientGreekἈρχαίαἑλληνικά" style:family="text">
      <style:text-properties style:font-weight-complex="bold" style:font-size-complex="14pt"/>
    </style:style>
    <style:style style:name="T10977" style:parent-style-name="AncientGreekἈρχαίαἑλληνικά" style:family="text">
      <style:text-properties style:font-weight-complex="bold" style:font-size-complex="14pt" fo:language="el" fo:country="GR"/>
    </style:style>
    <style:style style:name="T10978" style:parent-style-name="AncientGreekἈρχαίαἑλληνικά" style:family="text">
      <style:text-properties style:font-weight-complex="bold" style:font-size-complex="14pt"/>
    </style:style>
    <style:style style:name="T10979" style:parent-style-name="AncientGreekἈρχαίαἑλληνικά" style:family="text">
      <style:text-properties style:font-weight-complex="bold" style:font-size-complex="14pt" fo:language="el" fo:country="GR"/>
    </style:style>
    <style:style style:name="T10980" style:parent-style-name="AncientGreekἈρχαίαἑλληνικά" style:family="text">
      <style:text-properties style:font-weight-complex="bold" style:font-size-complex="14pt"/>
    </style:style>
    <style:style style:name="T10981" style:parent-style-name="AncientGreekἈρχαίαἑλληνικά" style:family="text">
      <style:text-properties style:font-weight-complex="bold" style:font-size-complex="14pt" fo:language="el" fo:country="GR"/>
    </style:style>
    <style:style style:name="T10982" style:parent-style-name="AncientGreekἈρχαίαἑλληνικά" style:family="text">
      <style:text-properties style:font-weight-complex="bold" style:font-size-complex="14pt"/>
    </style:style>
    <style:style style:name="T10983" style:parent-style-name="AncientGreekἈρχαίαἑλληνικά" style:family="text">
      <style:text-properties style:font-weight-complex="bold" style:font-size-complex="14pt" fo:language="el" fo:country="GR"/>
    </style:style>
    <style:style style:name="T10984" style:parent-style-name="AncientGreekἈρχαίαἑλληνικά" style:family="text">
      <style:text-properties style:font-weight-complex="bold" style:font-size-complex="14pt"/>
    </style:style>
    <style:style style:name="T10985" style:parent-style-name="AncientGreekἈρχαίαἑλληνικά" style:family="text">
      <style:text-properties style:font-weight-complex="bold" style:font-size-complex="14pt" fo:language="el" fo:country="GR"/>
    </style:style>
    <style:style style:name="T10986" style:parent-style-name="AncientGreekἈρχαίαἑλληνικά" style:family="text">
      <style:text-properties style:font-weight-complex="bold" style:font-size-complex="14pt"/>
    </style:style>
    <style:style style:name="T10987" style:parent-style-name="AncientGreekἈρχαίαἑλληνικά" style:family="text">
      <style:text-properties style:font-weight-complex="bold" style:font-size-complex="14pt" fo:language="el" fo:country="GR"/>
    </style:style>
    <style:style style:name="T10988" style:parent-style-name="AncientGreekἈρχαίαἑλληνικά" style:family="text">
      <style:text-properties style:font-weight-complex="bold" style:font-size-complex="14pt"/>
    </style:style>
    <style:style style:name="T10989" style:parent-style-name="AncientGreekἈρχαίαἑλληνικά" style:family="text">
      <style:text-properties style:font-weight-complex="bold" style:font-size-complex="14pt" fo:language="el" fo:country="GR"/>
    </style:style>
    <style:style style:name="T10990" style:parent-style-name="AncientGreekἈρχαίαἑλληνικά" style:family="text">
      <style:text-properties style:font-weight-complex="bold" style:font-size-complex="14pt"/>
    </style:style>
    <style:style style:name="T10991" style:parent-style-name="AncientGreekἈρχαίαἑλληνικά" style:family="text">
      <style:text-properties style:font-weight-complex="bold" style:font-size-complex="14pt" fo:language="el" fo:country="GR"/>
    </style:style>
    <style:style style:name="T10992" style:parent-style-name="AncientGreekἈρχαίαἑλληνικά" style:family="text">
      <style:text-properties style:font-weight-complex="bold" style:font-size-complex="14pt"/>
    </style:style>
    <style:style style:name="T10993" style:parent-style-name="AncientGreekἈρχαίαἑλληνικά" style:family="text">
      <style:text-properties style:font-weight-complex="bold" style:font-size-complex="14pt" fo:language="el" fo:country="GR"/>
    </style:style>
    <style:style style:name="T10994" style:parent-style-name="AncientGreekἈρχαίαἑλληνικά" style:family="text">
      <style:text-properties style:font-weight-complex="bold" style:font-size-complex="14pt"/>
    </style:style>
    <style:style style:name="T10995" style:parent-style-name="AncientGreekἈρχαίαἑλληνικά" style:family="text">
      <style:text-properties style:font-weight-complex="bold" style:font-size-complex="14pt" fo:language="el" fo:country="GR"/>
    </style:style>
    <style:style style:name="T10996" style:parent-style-name="AncientGreekἈρχαίαἑλληνικά" style:family="text">
      <style:text-properties style:font-weight-complex="bold" style:font-size-complex="14pt"/>
    </style:style>
    <style:style style:name="T10997" style:parent-style-name="AncientGreekἈρχαίαἑλληνικά" style:family="text">
      <style:text-properties style:font-weight-complex="bold" style:font-size-complex="14pt" fo:language="el" fo:country="GR"/>
    </style:style>
    <style:style style:name="T10998" style:parent-style-name="AncientGreekἈρχαίαἑλληνικά" style:family="text">
      <style:text-properties style:font-weight-complex="bold" style:font-size-complex="14pt"/>
    </style:style>
    <style:style style:name="T10999" style:parent-style-name="AncientGreekἈρχαίαἑλληνικά" style:family="text">
      <style:text-properties style:font-weight-complex="bold" style:font-size-complex="14pt" fo:language="el" fo:country="GR"/>
    </style:style>
    <style:style style:name="T11000" style:parent-style-name="AncientGreekἈρχαίαἑλληνικά" style:family="text">
      <style:text-properties style:font-weight-complex="bold" style:font-size-complex="14pt"/>
    </style:style>
    <style:style style:name="T11001" style:parent-style-name="AncientGreekἈρχαίαἑλληνικά" style:family="text">
      <style:text-properties style:font-weight-complex="bold" style:font-size-complex="14pt" fo:language="el" fo:country="GR"/>
    </style:style>
    <style:style style:name="T11002" style:parent-style-name="AncientGreekἈρχαίαἑλληνικά" style:family="text">
      <style:text-properties style:font-weight-complex="bold" style:font-size-complex="14pt"/>
    </style:style>
    <style:style style:name="T11003" style:parent-style-name="AncientGreekἈρχαίαἑλληνικά" style:family="text">
      <style:text-properties style:font-weight-complex="bold" style:font-size-complex="14pt" fo:language="el" fo:country="GR"/>
    </style:style>
    <style:style style:name="T11004" style:parent-style-name="AncientGreekἈρχαίαἑλληνικά" style:family="text">
      <style:text-properties style:font-weight-complex="bold" style:font-size-complex="14pt"/>
    </style:style>
    <style:style style:name="T11005" style:parent-style-name="AncientGreekἈρχαίαἑλληνικά" style:family="text">
      <style:text-properties style:font-weight-complex="bold" style:font-size-complex="14pt" fo:language="el" fo:country="GR"/>
    </style:style>
    <style:style style:name="T11006" style:parent-style-name="AncientGreekἈρχαίαἑλληνικά" style:family="text">
      <style:text-properties style:font-weight-complex="bold" style:font-size-complex="14pt"/>
    </style:style>
    <style:style style:name="T11007" style:parent-style-name="AncientGreekἈρχαίαἑλληνικά" style:family="text">
      <style:text-properties style:font-weight-complex="bold" style:font-size-complex="14pt" fo:language="el" fo:country="GR"/>
    </style:style>
    <style:style style:name="T11008" style:parent-style-name="AncientGreekἈρχαίαἑλληνικά" style:family="text">
      <style:text-properties style:font-weight-complex="bold" style:font-size-complex="14pt"/>
    </style:style>
    <style:style style:name="T11009" style:parent-style-name="AncientGreekἈρχαίαἑλληνικά" style:family="text">
      <style:text-properties style:font-weight-complex="bold" style:font-size-complex="14pt" fo:language="el" fo:country="GR"/>
    </style:style>
    <style:style style:name="T11010" style:parent-style-name="AncientGreekἈρχαίαἑλληνικά" style:family="text">
      <style:text-properties style:font-weight-complex="bold" style:font-size-complex="14pt"/>
    </style:style>
    <style:style style:name="T11011" style:parent-style-name="AncientGreekἈρχαίαἑλληνικά" style:family="text">
      <style:text-properties style:font-weight-complex="bold" style:font-size-complex="14pt" fo:language="el" fo:country="GR"/>
    </style:style>
    <style:style style:name="T11012" style:parent-style-name="AncientGreekἈρχαίαἑλληνικά" style:family="text">
      <style:text-properties style:font-weight-complex="bold" style:font-size-complex="14pt"/>
    </style:style>
    <style:style style:name="T11013" style:parent-style-name="AncientGreekἈρχαίαἑλληνικά" style:family="text">
      <style:text-properties style:font-weight-complex="bold" style:font-size-complex="14pt" fo:language="el" fo:country="GR"/>
    </style:style>
    <style:style style:name="T11014" style:parent-style-name="AncientGreekἈρχαίαἑλληνικά" style:family="text">
      <style:text-properties style:font-weight-complex="bold" style:font-size-complex="14pt"/>
    </style:style>
    <style:style style:name="T11015" style:parent-style-name="AncientGreekἈρχαίαἑλληνικά" style:family="text">
      <style:text-properties style:font-weight-complex="bold" style:font-size-complex="14pt" fo:language="el" fo:country="GR"/>
    </style:style>
    <style:style style:name="T11016" style:parent-style-name="AncientGreekἈρχαίαἑλληνικά" style:family="text">
      <style:text-properties style:font-weight-complex="bold" style:font-size-complex="14pt"/>
    </style:style>
    <style:style style:name="T11017" style:parent-style-name="AncientGreekἈρχαίαἑλληνικά" style:family="text">
      <style:text-properties style:font-weight-complex="bold" style:font-size-complex="14pt" fo:language="el" fo:country="GR"/>
    </style:style>
    <style:style style:name="T11018" style:parent-style-name="AncientGreekἈρχαίαἑλληνικά" style:family="text">
      <style:text-properties style:font-weight-complex="bold" style:font-size-complex="14pt"/>
    </style:style>
    <style:style style:name="T11019" style:parent-style-name="AncientGreekἈρχαίαἑλληνικά" style:family="text">
      <style:text-properties style:font-weight-complex="bold" style:font-size-complex="14pt" fo:language="el" fo:country="GR"/>
    </style:style>
    <style:style style:name="T11020" style:parent-style-name="AncientGreekἈρχαίαἑλληνικά" style:family="text">
      <style:text-properties style:font-weight-complex="bold" style:font-size-complex="14pt"/>
    </style:style>
    <style:style style:name="T11021" style:parent-style-name="AncientGreekἈρχαίαἑλληνικά" style:family="text">
      <style:text-properties style:font-weight-complex="bold" style:font-size-complex="14pt" fo:language="el" fo:country="GR"/>
    </style:style>
    <style:style style:name="T11022" style:parent-style-name="AncientGreekἈρχαίαἑλληνικά" style:family="text">
      <style:text-properties style:font-weight-complex="bold" style:font-size-complex="14pt"/>
    </style:style>
    <style:style style:name="T11023" style:parent-style-name="AncientGreekἈρχαίαἑλληνικά" style:family="text">
      <style:text-properties style:font-weight-complex="bold" style:font-size-complex="14pt" fo:language="el" fo:country="GR"/>
    </style:style>
    <style:style style:name="T11024" style:parent-style-name="AncientGreekἈρχαίαἑλληνικά" style:family="text">
      <style:text-properties style:font-weight-complex="bold" style:font-size-complex="14pt"/>
    </style:style>
    <style:style style:name="T11025" style:parent-style-name="AncientGreekἈρχαίαἑλληνικά" style:family="text">
      <style:text-properties style:font-weight-complex="bold" style:font-size-complex="14pt" fo:language="el" fo:country="GR"/>
    </style:style>
    <style:style style:name="T11026" style:parent-style-name="AncientGreekἈρχαίαἑλληνικά" style:family="text">
      <style:text-properties style:font-weight-complex="bold" style:font-size-complex="14pt"/>
    </style:style>
    <style:style style:name="T11027" style:parent-style-name="AncientGreekἈρχαίαἑλληνικά" style:family="text">
      <style:text-properties style:font-weight-complex="bold" style:font-size-complex="14pt" fo:language="el" fo:country="GR"/>
    </style:style>
    <style:style style:name="T11028" style:parent-style-name="AncientGreekἈρχαίαἑλληνικά" style:family="text">
      <style:text-properties style:font-weight-complex="bold" style:font-size-complex="14pt"/>
    </style:style>
    <style:style style:name="T11029" style:parent-style-name="AncientGreekἈρχαίαἑλληνικά" style:family="text">
      <style:text-properties style:font-weight-complex="bold" style:font-size-complex="14pt" fo:language="el" fo:country="GR"/>
    </style:style>
    <style:style style:name="T11030" style:parent-style-name="AncientGreekἈρχαίαἑλληνικά" style:family="text">
      <style:text-properties style:font-weight-complex="bold" style:font-size-complex="14pt"/>
    </style:style>
    <style:style style:name="T11031" style:parent-style-name="AncientGreekἈρχαίαἑλληνικά" style:family="text">
      <style:text-properties style:font-weight-complex="bold" style:font-size-complex="14pt" fo:language="el" fo:country="GR"/>
    </style:style>
    <style:style style:name="T11032" style:parent-style-name="AncientGreekἈρχαίαἑλληνικά" style:family="text">
      <style:text-properties style:font-weight-complex="bold" style:font-size-complex="14pt"/>
    </style:style>
    <style:style style:name="T11033" style:parent-style-name="AncientGreekἈρχαίαἑλληνικά" style:family="text">
      <style:text-properties style:font-weight-complex="bold" style:font-size-complex="14pt" fo:language="el" fo:country="GR"/>
    </style:style>
    <style:style style:name="T11034" style:parent-style-name="AncientGreekἈρχαίαἑλληνικά" style:family="text">
      <style:text-properties style:font-weight-complex="bold" style:font-size-complex="14pt"/>
    </style:style>
    <style:style style:name="T11035" style:parent-style-name="AncientGreekἈρχαίαἑλληνικά" style:family="text">
      <style:text-properties style:font-weight-complex="bold" style:font-size-complex="14pt" fo:language="el" fo:country="GR"/>
    </style:style>
    <style:style style:name="T11036" style:parent-style-name="AncientGreekἈρχαίαἑλληνικά" style:family="text">
      <style:text-properties style:font-weight-complex="bold" style:font-size-complex="14pt"/>
    </style:style>
    <style:style style:name="T11037" style:parent-style-name="AncientGreekἈρχαίαἑλληνικά" style:family="text">
      <style:text-properties style:font-weight-complex="bold" style:font-size-complex="14pt" fo:language="el" fo:country="GR"/>
    </style:style>
    <style:style style:name="T11038" style:parent-style-name="AncientGreekἈρχαίαἑλληνικά" style:family="text">
      <style:text-properties style:font-weight-complex="bold" style:font-size-complex="14pt"/>
    </style:style>
    <style:style style:name="T11039" style:parent-style-name="AncientGreekἈρχαίαἑλληνικά" style:family="text">
      <style:text-properties style:font-weight-complex="bold" style:font-size-complex="14pt" fo:language="el" fo:country="GR"/>
    </style:style>
    <style:style style:name="T11040" style:parent-style-name="AncientGreekἈρχαίαἑλληνικά" style:family="text">
      <style:text-properties style:font-weight-complex="bold" style:font-size-complex="14pt"/>
    </style:style>
    <style:style style:name="T11041" style:parent-style-name="AncientGreekἈρχαίαἑλληνικά" style:family="text">
      <style:text-properties style:font-weight-complex="bold" style:font-size-complex="14pt" fo:language="el" fo:country="GR"/>
    </style:style>
    <style:style style:name="T11042" style:parent-style-name="AncientGreekἈρχαίαἑλληνικά" style:family="text">
      <style:text-properties style:font-weight-complex="bold" style:font-size-complex="14pt"/>
    </style:style>
    <style:style style:name="T11043" style:parent-style-name="AncientGreekἈρχαίαἑλληνικά" style:family="text">
      <style:text-properties style:font-weight-complex="bold" style:font-size-complex="14pt" fo:language="el" fo:country="GR"/>
    </style:style>
    <style:style style:name="T11044" style:parent-style-name="AncientGreekἈρχαίαἑλληνικά" style:family="text">
      <style:text-properties style:font-weight-complex="bold" style:font-size-complex="14pt"/>
    </style:style>
    <style:style style:name="T11045" style:parent-style-name="AncientGreekἈρχαίαἑλληνικά" style:family="text">
      <style:text-properties style:font-weight-complex="bold" style:font-size-complex="14pt" fo:language="el" fo:country="GR"/>
    </style:style>
    <style:style style:name="T11046" style:parent-style-name="AncientGreekἈρχαίαἑλληνικά" style:family="text">
      <style:text-properties style:font-weight-complex="bold" style:font-size-complex="14pt"/>
    </style:style>
    <style:style style:name="T11047" style:parent-style-name="AncientGreekἈρχαίαἑλληνικά" style:family="text">
      <style:text-properties style:font-weight-complex="bold" style:font-size-complex="14pt" fo:language="el" fo:country="GR"/>
    </style:style>
    <style:style style:name="T11048" style:parent-style-name="AncientGreekἈρχαίαἑλληνικά" style:family="text">
      <style:text-properties style:font-weight-complex="bold" style:font-size-complex="14pt"/>
    </style:style>
    <style:style style:name="T11049" style:parent-style-name="AncientGreekἈρχαίαἑλληνικά" style:family="text">
      <style:text-properties style:font-weight-complex="bold" style:font-size-complex="14pt" fo:language="el" fo:country="GR"/>
    </style:style>
    <style:style style:name="T11050" style:parent-style-name="AncientGreekἈρχαίαἑλληνικά" style:family="text">
      <style:text-properties style:font-weight-complex="bold" style:font-size-complex="14pt"/>
    </style:style>
    <style:style style:name="T11051" style:parent-style-name="AncientGreekἈρχαίαἑλληνικά" style:family="text">
      <style:text-properties style:font-weight-complex="bold" style:font-size-complex="14pt" fo:language="el" fo:country="GR"/>
    </style:style>
    <style:style style:name="T11052" style:parent-style-name="AncientGreekἈρχαίαἑλληνικά" style:family="text">
      <style:text-properties style:font-weight-complex="bold" style:font-size-complex="14pt"/>
    </style:style>
    <style:style style:name="T11053" style:parent-style-name="AncientGreekἈρχαίαἑλληνικά" style:family="text">
      <style:text-properties style:font-weight-complex="bold" style:font-size-complex="14pt" fo:language="el" fo:country="GR"/>
    </style:style>
    <style:style style:name="T11054" style:parent-style-name="AncientGreekἈρχαίαἑλληνικά" style:family="text">
      <style:text-properties style:font-weight-complex="bold" style:font-size-complex="14pt"/>
    </style:style>
    <style:style style:name="T11055" style:parent-style-name="AncientGreekἈρχαίαἑλληνικά" style:family="text">
      <style:text-properties style:font-weight-complex="bold" style:font-size-complex="14pt" fo:language="el" fo:country="GR"/>
    </style:style>
    <style:style style:name="T11056" style:parent-style-name="AncientGreekἈρχαίαἑλληνικά" style:family="text">
      <style:text-properties style:font-weight-complex="bold" style:font-size-complex="14pt"/>
    </style:style>
    <style:style style:name="T11057" style:parent-style-name="AncientGreekἈρχαίαἑλληνικά" style:family="text">
      <style:text-properties style:font-weight-complex="bold" style:font-size-complex="14pt" fo:language="el" fo:country="GR"/>
    </style:style>
    <style:style style:name="T11058" style:parent-style-name="AncientGreekἈρχαίαἑλληνικά" style:family="text">
      <style:text-properties style:font-weight-complex="bold" style:font-size-complex="14pt"/>
    </style:style>
    <style:style style:name="T11059" style:parent-style-name="AncientGreekἈρχαίαἑλληνικά" style:family="text">
      <style:text-properties style:font-weight-complex="bold" style:font-size-complex="14pt" fo:language="el" fo:country="GR"/>
    </style:style>
    <style:style style:name="T11060" style:parent-style-name="AncientGreekἈρχαίαἑλληνικά" style:family="text">
      <style:text-properties style:font-weight-complex="bold" style:font-size-complex="14pt"/>
    </style:style>
    <style:style style:name="T11061" style:parent-style-name="AncientGreekἈρχαίαἑλληνικά" style:family="text">
      <style:text-properties style:font-weight-complex="bold" style:font-size-complex="14pt" fo:language="el" fo:country="GR"/>
    </style:style>
    <style:style style:name="T11062" style:parent-style-name="AncientGreekἈρχαίαἑλληνικά" style:family="text">
      <style:text-properties style:font-weight-complex="bold" style:font-size-complex="14pt"/>
    </style:style>
    <style:style style:name="T11063" style:parent-style-name="AncientGreekἈρχαίαἑλληνικά" style:family="text">
      <style:text-properties style:font-weight-complex="bold" style:font-size-complex="14pt" fo:language="el" fo:country="GR"/>
    </style:style>
    <style:style style:name="T11064" style:parent-style-name="AncientGreekἈρχαίαἑλληνικά" style:family="text">
      <style:text-properties style:font-weight-complex="bold" style:font-size-complex="14pt"/>
    </style:style>
    <style:style style:name="T11065" style:parent-style-name="AncientGreekἈρχαίαἑλληνικά" style:family="text">
      <style:text-properties style:font-weight-complex="bold" style:font-size-complex="14pt" fo:language="el" fo:country="GR"/>
    </style:style>
    <style:style style:name="T11066" style:parent-style-name="AncientGreekἈρχαίαἑλληνικά" style:family="text">
      <style:text-properties style:font-weight-complex="bold" style:font-size-complex="14pt"/>
    </style:style>
    <style:style style:name="T11067" style:parent-style-name="AncientGreekἈρχαίαἑλληνικά" style:family="text">
      <style:text-properties style:font-weight-complex="bold" style:font-size-complex="14pt" fo:language="el" fo:country="GR"/>
    </style:style>
    <style:style style:name="T11068" style:parent-style-name="AncientGreekἈρχαίαἑλληνικά" style:family="text">
      <style:text-properties style:font-weight-complex="bold" style:font-size-complex="14pt"/>
    </style:style>
    <style:style style:name="T11069" style:parent-style-name="AncientGreekἈρχαίαἑλληνικά" style:family="text">
      <style:text-properties style:font-weight-complex="bold" style:font-size-complex="14pt" fo:language="el" fo:country="GR"/>
    </style:style>
    <style:style style:name="T11070" style:parent-style-name="AncientGreekἈρχαίαἑλληνικά" style:family="text">
      <style:text-properties style:font-weight-complex="bold" style:font-size-complex="14pt"/>
    </style:style>
    <style:style style:name="T11071" style:parent-style-name="AncientGreekἈρχαίαἑλληνικά" style:family="text">
      <style:text-properties style:font-weight-complex="bold" style:font-size-complex="14pt" fo:language="el" fo:country="GR"/>
    </style:style>
    <style:style style:name="T11072" style:parent-style-name="AncientGreekἈρχαίαἑλληνικά" style:family="text">
      <style:text-properties style:font-weight-complex="bold" style:font-size-complex="14pt"/>
    </style:style>
    <style:style style:name="T11073" style:parent-style-name="AncientGreekἈρχαίαἑλληνικά" style:family="text">
      <style:text-properties style:font-weight-complex="bold" style:font-size-complex="14pt" fo:language="el" fo:country="GR"/>
    </style:style>
    <style:style style:name="T11074" style:parent-style-name="AncientGreekἈρχαίαἑλληνικά" style:family="text">
      <style:text-properties style:font-weight-complex="bold" style:font-size-complex="14pt"/>
    </style:style>
    <style:style style:name="T11075" style:parent-style-name="AncientGreekἈρχαίαἑλληνικά" style:family="text">
      <style:text-properties style:font-weight-complex="bold" style:font-size-complex="14pt" fo:language="el" fo:country="GR"/>
    </style:style>
    <style:style style:name="T11076" style:parent-style-name="AncientGreekἈρχαίαἑλληνικά" style:family="text">
      <style:text-properties style:font-weight-complex="bold" style:font-size-complex="14pt"/>
    </style:style>
    <style:style style:name="T11077" style:parent-style-name="AncientGreekἈρχαίαἑλληνικά" style:family="text">
      <style:text-properties style:font-weight-complex="bold" style:font-size-complex="14pt" fo:language="el" fo:country="GR"/>
    </style:style>
    <style:style style:name="T11078" style:parent-style-name="AncientGreekἈρχαίαἑλληνικά" style:family="text">
      <style:text-properties style:font-weight-complex="bold" style:font-size-complex="14pt"/>
    </style:style>
    <style:style style:name="T11079" style:parent-style-name="AncientGreekἈρχαίαἑλληνικά" style:family="text">
      <style:text-properties style:font-weight-complex="bold" style:font-size-complex="14pt" fo:language="el" fo:country="GR"/>
    </style:style>
    <style:style style:name="T11080" style:parent-style-name="AncientGreekἈρχαίαἑλληνικά" style:family="text">
      <style:text-properties style:font-weight-complex="bold" style:font-size-complex="14pt"/>
    </style:style>
    <style:style style:name="T11081" style:parent-style-name="AncientGreekἈρχαίαἑλληνικά" style:family="text">
      <style:text-properties style:font-weight-complex="bold" style:font-size-complex="14pt" fo:language="el" fo:country="GR"/>
    </style:style>
    <style:style style:name="T11082" style:parent-style-name="AncientGreekἈρχαίαἑλληνικά" style:family="text">
      <style:text-properties style:font-weight-complex="bold" style:font-size-complex="14pt"/>
    </style:style>
    <style:style style:name="T11083" style:parent-style-name="AncientGreekἈρχαίαἑλληνικά" style:family="text">
      <style:text-properties style:font-weight-complex="bold" style:font-size-complex="14pt" fo:language="el" fo:country="GR"/>
    </style:style>
    <style:style style:name="T11084" style:parent-style-name="AncientGreekἈρχαίαἑλληνικά" style:family="text">
      <style:text-properties style:font-weight-complex="bold" style:font-size-complex="14pt"/>
    </style:style>
    <style:style style:name="T11085" style:parent-style-name="AncientGreekἈρχαίαἑλληνικά" style:family="text">
      <style:text-properties style:font-weight-complex="bold" style:font-size-complex="14pt" fo:language="el" fo:country="GR"/>
    </style:style>
    <style:style style:name="T11086" style:parent-style-name="AncientGreekἈρχαίαἑλληνικά" style:family="text">
      <style:text-properties style:font-weight-complex="bold" style:font-size-complex="14pt"/>
    </style:style>
    <style:style style:name="T11087" style:parent-style-name="AncientGreekἈρχαίαἑλληνικά" style:family="text">
      <style:text-properties style:font-weight-complex="bold" style:font-size-complex="14pt" fo:language="el" fo:country="GR"/>
    </style:style>
    <style:style style:name="T11088" style:parent-style-name="AncientGreekἈρχαίαἑλληνικά" style:family="text">
      <style:text-properties style:font-weight-complex="bold" style:font-size-complex="14pt"/>
    </style:style>
    <style:style style:name="T11089" style:parent-style-name="AncientGreekἈρχαίαἑλληνικά" style:family="text">
      <style:text-properties style:font-weight-complex="bold" style:font-size-complex="14pt" fo:language="el" fo:country="GR"/>
    </style:style>
    <style:style style:name="T11090" style:parent-style-name="AncientGreekἈρχαίαἑλληνικά" style:family="text">
      <style:text-properties style:font-weight-complex="bold" style:font-size-complex="14pt"/>
    </style:style>
    <style:style style:name="T11091" style:parent-style-name="AncientGreekἈρχαίαἑλληνικά" style:family="text">
      <style:text-properties style:font-weight-complex="bold" style:font-size-complex="14pt" fo:language="el" fo:country="GR"/>
    </style:style>
    <style:style style:name="T11092" style:parent-style-name="AncientGreekἈρχαίαἑλληνικά" style:family="text">
      <style:text-properties style:font-weight-complex="bold" style:font-size-complex="14pt"/>
    </style:style>
    <style:style style:name="T11093" style:parent-style-name="AncientGreekἈρχαίαἑλληνικά" style:family="text">
      <style:text-properties style:font-weight-complex="bold" style:font-size-complex="14pt" fo:language="el" fo:country="GR"/>
    </style:style>
    <style:style style:name="T11094" style:parent-style-name="AncientGreekἈρχαίαἑλληνικά" style:family="text">
      <style:text-properties style:font-weight-complex="bold" style:font-size-complex="14pt"/>
    </style:style>
    <style:style style:name="T11095" style:parent-style-name="AncientGreekἈρχαίαἑλληνικά" style:family="text">
      <style:text-properties style:font-weight-complex="bold" style:font-size-complex="14pt" fo:language="el" fo:country="GR"/>
    </style:style>
    <style:style style:name="T11096" style:parent-style-name="AncientGreekἈρχαίαἑλληνικά" style:family="text">
      <style:text-properties style:font-weight-complex="bold" style:font-size-complex="14pt"/>
    </style:style>
    <style:style style:name="T11097" style:parent-style-name="AncientGreekἈρχαίαἑλληνικά" style:family="text">
      <style:text-properties style:font-weight-complex="bold" style:font-size-complex="14pt" fo:language="el" fo:country="GR"/>
    </style:style>
    <style:style style:name="T11098" style:parent-style-name="AncientGreekἈρχαίαἑλληνικά" style:family="text">
      <style:text-properties style:font-weight-complex="bold" style:font-size-complex="14pt"/>
    </style:style>
    <style:style style:name="T11099" style:parent-style-name="AncientGreekἈρχαίαἑλληνικά" style:family="text">
      <style:text-properties style:font-weight-complex="bold" style:font-size-complex="14pt" fo:language="el" fo:country="GR"/>
    </style:style>
    <style:style style:name="T11100" style:parent-style-name="AncientGreekἈρχαίαἑλληνικά" style:family="text">
      <style:text-properties style:font-weight-complex="bold" style:font-size-complex="14pt"/>
    </style:style>
    <style:style style:name="T11101" style:parent-style-name="AncientGreekἈρχαίαἑλληνικά" style:family="text">
      <style:text-properties style:font-weight-complex="bold" style:font-size-complex="14pt" fo:language="el" fo:country="GR"/>
    </style:style>
    <style:style style:name="T11102" style:parent-style-name="AncientGreekἈρχαίαἑλληνικά" style:family="text">
      <style:text-properties style:font-weight-complex="bold" style:font-size-complex="14pt"/>
    </style:style>
    <style:style style:name="T11103" style:parent-style-name="AncientGreekἈρχαίαἑλληνικά" style:family="text">
      <style:text-properties style:font-weight-complex="bold" style:font-size-complex="14pt" fo:language="el" fo:country="GR"/>
    </style:style>
    <style:style style:name="T11104" style:parent-style-name="AncientGreekἈρχαίαἑλληνικά" style:family="text">
      <style:text-properties style:font-weight-complex="bold" style:font-size-complex="14pt"/>
    </style:style>
    <style:style style:name="T11105" style:parent-style-name="AncientGreekἈρχαίαἑλληνικά" style:family="text">
      <style:text-properties style:font-weight-complex="bold" style:font-size-complex="14pt" fo:language="el" fo:country="GR"/>
    </style:style>
    <style:style style:name="T11106" style:parent-style-name="AncientGreekἈρχαίαἑλληνικά" style:family="text">
      <style:text-properties style:font-weight-complex="bold" style:font-size-complex="14pt"/>
    </style:style>
    <style:style style:name="T11107" style:parent-style-name="AncientGreekἈρχαίαἑλληνικά" style:family="text">
      <style:text-properties style:font-weight-complex="bold" style:font-size-complex="14pt" fo:language="el" fo:country="GR"/>
    </style:style>
    <style:style style:name="T11108" style:parent-style-name="AncientGreekἈρχαίαἑλληνικά" style:family="text">
      <style:text-properties style:font-weight-complex="bold" style:font-size-complex="14pt"/>
    </style:style>
    <style:style style:name="T11109" style:parent-style-name="AncientGreekἈρχαίαἑλληνικά" style:family="text">
      <style:text-properties style:font-weight-complex="bold" style:font-size-complex="14pt" fo:language="el" fo:country="GR"/>
    </style:style>
    <style:style style:name="T11110" style:parent-style-name="AncientGreekἈρχαίαἑλληνικά" style:family="text">
      <style:text-properties style:font-weight-complex="bold" style:font-size-complex="14pt"/>
    </style:style>
    <style:style style:name="T11111" style:parent-style-name="AncientGreekἈρχαίαἑλληνικά" style:family="text">
      <style:text-properties style:font-weight-complex="bold" style:font-size-complex="14pt" fo:language="el" fo:country="GR"/>
    </style:style>
    <style:style style:name="T11112" style:parent-style-name="AncientGreekἈρχαίαἑλληνικά" style:family="text">
      <style:text-properties style:font-weight-complex="bold" style:font-size-complex="14pt"/>
    </style:style>
    <style:style style:name="T11113" style:parent-style-name="AncientGreekἈρχαίαἑλληνικά" style:family="text">
      <style:text-properties style:font-weight-complex="bold" style:font-size-complex="14pt" fo:language="el" fo:country="GR"/>
    </style:style>
    <style:style style:name="T11114" style:parent-style-name="AncientGreekἈρχαίαἑλληνικά" style:family="text">
      <style:text-properties style:font-weight-complex="bold" style:font-size-complex="14pt"/>
    </style:style>
    <style:style style:name="T11115" style:parent-style-name="AncientGreekἈρχαίαἑλληνικά" style:family="text">
      <style:text-properties style:font-weight-complex="bold" style:font-size-complex="14pt" fo:language="el" fo:country="GR"/>
    </style:style>
    <style:style style:name="T11116" style:parent-style-name="AncientGreekἈρχαίαἑλληνικά" style:family="text">
      <style:text-properties style:font-weight-complex="bold" style:font-size-complex="14pt"/>
    </style:style>
    <style:style style:name="T11117" style:parent-style-name="AncientGreekἈρχαίαἑλληνικά" style:family="text">
      <style:text-properties style:font-weight-complex="bold" style:font-size-complex="14pt" fo:language="el" fo:country="GR"/>
    </style:style>
    <style:style style:name="T11118" style:parent-style-name="AncientGreekἈρχαίαἑλληνικά" style:family="text">
      <style:text-properties style:font-weight-complex="bold" style:font-size-complex="14pt"/>
    </style:style>
    <style:style style:name="T11119" style:parent-style-name="AncientGreekἈρχαίαἑλληνικά" style:family="text">
      <style:text-properties style:font-weight-complex="bold" style:font-size-complex="14pt" fo:language="el" fo:country="GR"/>
    </style:style>
    <style:style style:name="T11120" style:parent-style-name="AncientGreekἈρχαίαἑλληνικά" style:family="text">
      <style:text-properties style:font-weight-complex="bold" style:font-size-complex="14pt"/>
    </style:style>
    <style:style style:name="T11121" style:parent-style-name="AncientGreekἈρχαίαἑλληνικά" style:family="text">
      <style:text-properties style:font-weight-complex="bold" style:font-size-complex="14pt" fo:language="el" fo:country="GR"/>
    </style:style>
    <style:style style:name="T11122" style:parent-style-name="AncientGreekἈρχαίαἑλληνικά" style:family="text">
      <style:text-properties style:font-weight-complex="bold" style:font-size-complex="14pt"/>
    </style:style>
    <style:style style:name="T11123" style:parent-style-name="AncientGreekἈρχαίαἑλληνικά" style:family="text">
      <style:text-properties style:font-weight-complex="bold" style:font-size-complex="14pt" fo:language="el" fo:country="GR"/>
    </style:style>
    <style:style style:name="T11124" style:parent-style-name="AncientGreekἈρχαίαἑλληνικά" style:family="text">
      <style:text-properties style:font-weight-complex="bold" style:font-size-complex="14pt"/>
    </style:style>
    <style:style style:name="T11125" style:parent-style-name="AncientGreekἈρχαίαἑλληνικά" style:family="text">
      <style:text-properties style:font-weight-complex="bold" style:font-size-complex="14pt" fo:language="el" fo:country="GR"/>
    </style:style>
    <style:style style:name="T11126" style:parent-style-name="AncientGreekἈρχαίαἑλληνικά" style:family="text">
      <style:text-properties style:font-weight-complex="bold" style:font-size-complex="14pt"/>
    </style:style>
    <style:style style:name="T11127" style:parent-style-name="AncientGreekἈρχαίαἑλληνικά" style:family="text">
      <style:text-properties style:font-weight-complex="bold" style:font-size-complex="14pt" fo:language="el" fo:country="GR"/>
    </style:style>
    <style:style style:name="T11128" style:parent-style-name="AncientGreekἈρχαίαἑλληνικά" style:family="text">
      <style:text-properties style:font-weight-complex="bold" style:font-size-complex="14pt"/>
    </style:style>
    <style:style style:name="T11129" style:parent-style-name="AncientGreekἈρχαίαἑλληνικά" style:family="text">
      <style:text-properties style:font-weight-complex="bold" style:font-size-complex="14pt" fo:language="el" fo:country="GR"/>
    </style:style>
    <style:style style:name="T11130" style:parent-style-name="AncientGreekἈρχαίαἑλληνικά" style:family="text">
      <style:text-properties style:font-weight-complex="bold" style:font-size-complex="14pt"/>
    </style:style>
    <style:style style:name="T11131" style:parent-style-name="AncientGreekἈρχαίαἑλληνικά" style:family="text">
      <style:text-properties style:font-weight-complex="bold" style:font-size-complex="14pt" fo:language="el" fo:country="GR"/>
    </style:style>
    <style:style style:name="T11132" style:parent-style-name="AncientGreekἈρχαίαἑλληνικά" style:family="text">
      <style:text-properties style:font-weight-complex="bold" style:font-size-complex="14pt"/>
    </style:style>
    <style:style style:name="T11133" style:parent-style-name="AncientGreekἈρχαίαἑλληνικά" style:family="text">
      <style:text-properties style:font-weight-complex="bold" style:font-size-complex="14pt" fo:language="el" fo:country="GR"/>
    </style:style>
    <style:style style:name="T11134" style:parent-style-name="AncientGreekἈρχαίαἑλληνικά" style:family="text">
      <style:text-properties style:font-weight-complex="bold" style:font-size-complex="14pt"/>
    </style:style>
    <style:style style:name="T11135" style:parent-style-name="AncientGreekἈρχαίαἑλληνικά" style:family="text">
      <style:text-properties style:font-weight-complex="bold" style:font-size-complex="14pt" fo:language="el" fo:country="GR"/>
    </style:style>
    <style:style style:name="T11136" style:parent-style-name="AncientGreekἈρχαίαἑλληνικά" style:family="text">
      <style:text-properties style:font-weight-complex="bold" style:font-size-complex="14pt"/>
    </style:style>
    <style:style style:name="T11137" style:parent-style-name="AncientGreekἈρχαίαἑλληνικά" style:family="text">
      <style:text-properties style:font-weight-complex="bold" style:font-size-complex="14pt" fo:language="el" fo:country="GR"/>
    </style:style>
    <style:style style:name="T11138" style:parent-style-name="AncientGreekἈρχαίαἑλληνικά" style:family="text">
      <style:text-properties style:font-weight-complex="bold" style:font-size-complex="14pt"/>
    </style:style>
    <style:style style:name="T11139" style:parent-style-name="AncientGreekἈρχαίαἑλληνικά" style:family="text">
      <style:text-properties style:font-weight-complex="bold" style:font-size-complex="14pt" fo:language="el" fo:country="GR"/>
    </style:style>
    <style:style style:name="T11140" style:parent-style-name="AncientGreekἈρχαίαἑλληνικά" style:family="text">
      <style:text-properties style:font-weight-complex="bold" style:font-size-complex="14pt"/>
    </style:style>
    <style:style style:name="T11141" style:parent-style-name="AncientGreekἈρχαίαἑλληνικά" style:family="text">
      <style:text-properties style:font-weight-complex="bold" style:font-size-complex="14pt" fo:language="el" fo:country="GR"/>
    </style:style>
    <style:style style:name="T11142" style:parent-style-name="AncientGreekἈρχαίαἑλληνικά" style:family="text">
      <style:text-properties style:font-weight-complex="bold" style:font-size-complex="14pt"/>
    </style:style>
    <style:style style:name="T11143" style:parent-style-name="AncientGreekἈρχαίαἑλληνικά" style:family="text">
      <style:text-properties style:font-weight-complex="bold" style:font-size-complex="14pt" fo:language="el" fo:country="GR"/>
    </style:style>
    <style:style style:name="T11144" style:parent-style-name="AncientGreekἈρχαίαἑλληνικά" style:family="text">
      <style:text-properties style:font-weight-complex="bold" style:font-size-complex="14pt"/>
    </style:style>
    <style:style style:name="T11145" style:parent-style-name="AncientGreekἈρχαίαἑλληνικά" style:family="text">
      <style:text-properties style:font-weight-complex="bold" style:font-size-complex="14pt" fo:language="el" fo:country="GR"/>
    </style:style>
    <style:style style:name="T11146" style:parent-style-name="AncientGreekἈρχαίαἑλληνικά" style:family="text">
      <style:text-properties style:font-weight-complex="bold" style:font-size-complex="14pt"/>
    </style:style>
    <style:style style:name="T11147" style:parent-style-name="AncientGreekἈρχαίαἑλληνικά" style:family="text">
      <style:text-properties style:font-weight-complex="bold" style:font-size-complex="14pt" fo:language="el" fo:country="GR"/>
    </style:style>
    <style:style style:name="T11148" style:parent-style-name="AncientGreekἈρχαίαἑλληνικά" style:family="text">
      <style:text-properties style:font-weight-complex="bold" style:font-size-complex="14pt"/>
    </style:style>
    <style:style style:name="T11149" style:parent-style-name="AncientGreekἈρχαίαἑλληνικά" style:family="text">
      <style:text-properties style:font-weight-complex="bold" style:font-size-complex="14pt" fo:language="el" fo:country="GR"/>
    </style:style>
    <style:style style:name="T11150" style:parent-style-name="AncientGreekἈρχαίαἑλληνικά" style:family="text">
      <style:text-properties style:font-weight-complex="bold" style:font-size-complex="14pt"/>
    </style:style>
    <style:style style:name="T11151" style:parent-style-name="AncientGreekἈρχαίαἑλληνικά" style:family="text">
      <style:text-properties style:font-weight-complex="bold" style:font-size-complex="14pt" fo:language="el" fo:country="GR"/>
    </style:style>
    <style:style style:name="T11152" style:parent-style-name="AncientGreekἈρχαίαἑλληνικά" style:family="text">
      <style:text-properties style:font-weight-complex="bold" style:font-size-complex="14pt"/>
    </style:style>
    <style:style style:name="T11153" style:parent-style-name="AncientGreekἈρχαίαἑλληνικά" style:family="text">
      <style:text-properties style:font-weight-complex="bold" style:font-size-complex="14pt" fo:language="el" fo:country="GR"/>
    </style:style>
    <style:style style:name="T11154" style:parent-style-name="AncientGreekἈρχαίαἑλληνικά" style:family="text">
      <style:text-properties style:font-weight-complex="bold" style:font-size-complex="14pt"/>
    </style:style>
    <style:style style:name="T11155" style:parent-style-name="AncientGreekἈρχαίαἑλληνικά" style:family="text">
      <style:text-properties style:font-weight-complex="bold" style:font-size-complex="14pt" fo:language="el" fo:country="GR"/>
    </style:style>
    <style:style style:name="T11156" style:parent-style-name="AncientGreekἈρχαίαἑλληνικά" style:family="text">
      <style:text-properties style:font-weight-complex="bold" style:font-size-complex="14pt"/>
    </style:style>
    <style:style style:name="T11157" style:parent-style-name="AncientGreekἈρχαίαἑλληνικά" style:family="text">
      <style:text-properties style:font-weight-complex="bold" style:font-size-complex="14pt" fo:language="el" fo:country="GR"/>
    </style:style>
    <style:style style:name="T11158" style:parent-style-name="AncientGreekἈρχαίαἑλληνικά" style:family="text">
      <style:text-properties style:font-weight-complex="bold" style:font-size-complex="14pt"/>
    </style:style>
    <style:style style:name="T11159" style:parent-style-name="AncientGreekἈρχαίαἑλληνικά" style:family="text">
      <style:text-properties style:font-weight-complex="bold" style:font-size-complex="14pt" fo:language="el" fo:country="GR"/>
    </style:style>
    <style:style style:name="T11160" style:parent-style-name="AncientGreekἈρχαίαἑλληνικά" style:family="text">
      <style:text-properties style:font-weight-complex="bold" style:font-size-complex="14pt"/>
    </style:style>
    <style:style style:name="T11161" style:parent-style-name="AncientGreekἈρχαίαἑλληνικά" style:family="text">
      <style:text-properties style:font-weight-complex="bold" style:font-size-complex="14pt" fo:language="el" fo:country="GR"/>
    </style:style>
    <style:style style:name="T11162" style:parent-style-name="AncientGreekἈρχαίαἑλληνικά" style:family="text">
      <style:text-properties style:font-weight-complex="bold" style:font-size-complex="14pt"/>
    </style:style>
    <style:style style:name="T11163" style:parent-style-name="AncientGreekἈρχαίαἑλληνικά" style:family="text">
      <style:text-properties style:font-weight-complex="bold" style:font-size-complex="14pt" fo:language="el" fo:country="GR"/>
    </style:style>
    <style:style style:name="T11164" style:parent-style-name="AncientGreekἈρχαίαἑλληνικά" style:family="text">
      <style:text-properties style:font-weight-complex="bold" style:font-size-complex="14pt"/>
    </style:style>
    <style:style style:name="T11165" style:parent-style-name="AncientGreekἈρχαίαἑλληνικά" style:family="text">
      <style:text-properties style:font-weight-complex="bold" style:font-size-complex="14pt" fo:language="el" fo:country="GR"/>
    </style:style>
    <style:style style:name="T11166" style:parent-style-name="AncientGreekἈρχαίαἑλληνικά" style:family="text">
      <style:text-properties style:font-weight-complex="bold" style:font-size-complex="14pt"/>
    </style:style>
    <style:style style:name="T11167" style:parent-style-name="AncientGreekἈρχαίαἑλληνικά" style:family="text">
      <style:text-properties style:font-weight-complex="bold" style:font-size-complex="14pt" fo:language="el" fo:country="GR"/>
    </style:style>
    <style:style style:name="T11168" style:parent-style-name="AncientGreekἈρχαίαἑλληνικά" style:family="text">
      <style:text-properties style:font-weight-complex="bold" style:font-size-complex="14pt"/>
    </style:style>
    <style:style style:name="T11169" style:parent-style-name="AncientGreekἈρχαίαἑλληνικά" style:family="text">
      <style:text-properties style:font-weight-complex="bold" style:font-size-complex="14pt" fo:language="el" fo:country="GR"/>
    </style:style>
    <style:style style:name="T11170" style:parent-style-name="AncientGreekἈρχαίαἑλληνικά" style:family="text">
      <style:text-properties style:font-weight-complex="bold" style:font-size-complex="14pt"/>
    </style:style>
    <style:style style:name="T11171" style:parent-style-name="AncientGreekἈρχαίαἑλληνικά" style:family="text">
      <style:text-properties style:font-weight-complex="bold" style:font-size-complex="14pt" fo:language="el" fo:country="GR"/>
    </style:style>
    <style:style style:name="T11172" style:parent-style-name="AncientGreekἈρχαίαἑλληνικά" style:family="text">
      <style:text-properties style:font-weight-complex="bold" style:font-size-complex="14pt"/>
    </style:style>
    <style:style style:name="T11173" style:parent-style-name="AncientGreekἈρχαίαἑλληνικά" style:family="text">
      <style:text-properties style:font-weight-complex="bold" style:font-size-complex="14pt" fo:language="el" fo:country="GR"/>
    </style:style>
    <style:style style:name="T11174" style:parent-style-name="AncientGreekἈρχαίαἑλληνικά" style:family="text">
      <style:text-properties style:font-weight-complex="bold" style:font-size-complex="14pt"/>
    </style:style>
    <style:style style:name="T11175" style:parent-style-name="AncientGreekἈρχαίαἑλληνικά" style:family="text">
      <style:text-properties style:font-weight-complex="bold" style:font-size-complex="14pt" fo:language="el" fo:country="GR"/>
    </style:style>
    <style:style style:name="T11176" style:parent-style-name="AncientGreekἈρχαίαἑλληνικά" style:family="text">
      <style:text-properties style:font-weight-complex="bold" style:font-size-complex="14pt"/>
    </style:style>
    <style:style style:name="T11177" style:parent-style-name="AncientGreekἈρχαίαἑλληνικά" style:family="text">
      <style:text-properties style:font-weight-complex="bold" style:font-size-complex="14pt" fo:language="el" fo:country="GR"/>
    </style:style>
    <style:style style:name="T11178" style:parent-style-name="AncientGreekἈρχαίαἑλληνικά" style:family="text">
      <style:text-properties style:font-weight-complex="bold" style:font-size-complex="14pt"/>
    </style:style>
    <style:style style:name="T11179" style:parent-style-name="AncientGreekἈρχαίαἑλληνικά" style:family="text">
      <style:text-properties style:font-weight-complex="bold" style:font-size-complex="14pt" fo:language="el" fo:country="GR"/>
    </style:style>
    <style:style style:name="T11180" style:parent-style-name="AncientGreekἈρχαίαἑλληνικά" style:family="text">
      <style:text-properties style:font-weight-complex="bold" style:font-size-complex="14pt"/>
    </style:style>
    <style:style style:name="T11181" style:parent-style-name="AncientGreekἈρχαίαἑλληνικά" style:family="text">
      <style:text-properties style:font-weight-complex="bold" style:font-size-complex="14pt" fo:language="el" fo:country="GR"/>
    </style:style>
    <style:style style:name="T11182" style:parent-style-name="AncientGreekἈρχαίαἑλληνικά" style:family="text">
      <style:text-properties style:font-weight-complex="bold" style:font-size-complex="14pt"/>
    </style:style>
    <style:style style:name="T11183" style:parent-style-name="AncientGreekἈρχαίαἑλληνικά" style:family="text">
      <style:text-properties style:font-weight-complex="bold" style:font-size-complex="14pt" fo:language="el" fo:country="GR"/>
    </style:style>
    <style:style style:name="T11184" style:parent-style-name="AncientGreekἈρχαίαἑλληνικά" style:family="text">
      <style:text-properties style:font-weight-complex="bold" style:font-size-complex="14pt"/>
    </style:style>
    <style:style style:name="T11185" style:parent-style-name="AncientGreekἈρχαίαἑλληνικά" style:family="text">
      <style:text-properties style:font-weight-complex="bold" style:font-size-complex="14pt" fo:language="el" fo:country="GR"/>
    </style:style>
    <style:style style:name="T11186" style:parent-style-name="AncientGreekἈρχαίαἑλληνικά" style:family="text">
      <style:text-properties style:font-weight-complex="bold" style:font-size-complex="14pt"/>
    </style:style>
    <style:style style:name="T11187" style:parent-style-name="AncientGreekἈρχαίαἑλληνικά" style:family="text">
      <style:text-properties style:font-weight-complex="bold" style:font-size-complex="14pt" fo:language="el" fo:country="GR"/>
    </style:style>
    <style:style style:name="T11188" style:parent-style-name="AncientGreekἈρχαίαἑλληνικά" style:family="text">
      <style:text-properties style:font-weight-complex="bold" style:font-size-complex="14pt"/>
    </style:style>
    <style:style style:name="T11189" style:parent-style-name="AncientGreekἈρχαίαἑλληνικά" style:family="text">
      <style:text-properties style:font-weight-complex="bold" style:font-size-complex="14pt" fo:language="el" fo:country="GR"/>
    </style:style>
    <style:style style:name="T11190" style:parent-style-name="AncientGreekἈρχαίαἑλληνικά" style:family="text">
      <style:text-properties style:font-weight-complex="bold" style:font-size-complex="14pt"/>
    </style:style>
    <style:style style:name="T11191" style:parent-style-name="AncientGreekἈρχαίαἑλληνικά" style:family="text">
      <style:text-properties style:font-weight-complex="bold" style:font-size-complex="14pt" fo:language="el" fo:country="GR"/>
    </style:style>
    <style:style style:name="T11192" style:parent-style-name="AncientGreekἈρχαίαἑλληνικά" style:family="text">
      <style:text-properties style:font-weight-complex="bold" style:font-size-complex="14pt"/>
    </style:style>
    <style:style style:name="T11193" style:parent-style-name="AncientGreekἈρχαίαἑλληνικά" style:family="text">
      <style:text-properties style:font-weight-complex="bold" style:font-size-complex="14pt" fo:language="el" fo:country="GR"/>
    </style:style>
    <style:style style:name="T11194" style:parent-style-name="AncientGreekἈρχαίαἑλληνικά" style:family="text">
      <style:text-properties style:font-weight-complex="bold" style:font-size-complex="14pt"/>
    </style:style>
    <style:style style:name="T11195" style:parent-style-name="AncientGreekἈρχαίαἑλληνικά" style:family="text">
      <style:text-properties style:font-weight-complex="bold" style:font-size-complex="14pt" fo:language="el" fo:country="GR"/>
    </style:style>
    <style:style style:name="T11196" style:parent-style-name="AncientGreekἈρχαίαἑλληνικά" style:family="text">
      <style:text-properties style:font-weight-complex="bold" style:font-size-complex="14pt"/>
    </style:style>
    <style:style style:name="T11197" style:parent-style-name="AncientGreekἈρχαίαἑλληνικά" style:family="text">
      <style:text-properties style:font-weight-complex="bold" style:font-size-complex="14pt" fo:language="el" fo:country="GR"/>
    </style:style>
    <style:style style:name="T11198" style:parent-style-name="AncientGreekἈρχαίαἑλληνικά" style:family="text">
      <style:text-properties style:font-weight-complex="bold" style:font-size-complex="14pt"/>
    </style:style>
    <style:style style:name="T11199" style:parent-style-name="AncientGreekἈρχαίαἑλληνικά" style:family="text">
      <style:text-properties style:font-weight-complex="bold" style:font-size-complex="14pt" fo:language="el" fo:country="GR"/>
    </style:style>
    <style:style style:name="T11200" style:parent-style-name="AncientGreekἈρχαίαἑλληνικά" style:family="text">
      <style:text-properties style:font-weight-complex="bold" style:font-size-complex="14pt"/>
    </style:style>
    <style:style style:name="T11201" style:parent-style-name="AncientGreekἈρχαίαἑλληνικά" style:family="text">
      <style:text-properties style:font-weight-complex="bold" style:font-size-complex="14pt" fo:language="el" fo:country="GR"/>
    </style:style>
    <style:style style:name="T11202" style:parent-style-name="AncientGreekἈρχαίαἑλληνικά" style:family="text">
      <style:text-properties style:font-weight-complex="bold" style:font-size-complex="14pt"/>
    </style:style>
    <style:style style:name="T11203" style:parent-style-name="AncientGreekἈρχαίαἑλληνικά" style:family="text">
      <style:text-properties style:font-weight-complex="bold" style:font-size-complex="14pt" fo:language="el" fo:country="GR"/>
    </style:style>
    <style:style style:name="T11204" style:parent-style-name="AncientGreekἈρχαίαἑλληνικά" style:family="text">
      <style:text-properties style:font-weight-complex="bold" style:font-size-complex="14pt"/>
    </style:style>
    <style:style style:name="T11205" style:parent-style-name="AncientGreekἈρχαίαἑλληνικά" style:family="text">
      <style:text-properties style:font-weight-complex="bold" style:font-size-complex="14pt" fo:language="el" fo:country="GR"/>
    </style:style>
    <style:style style:name="T11206" style:parent-style-name="AncientGreekἈρχαίαἑλληνικά" style:family="text">
      <style:text-properties style:font-weight-complex="bold" style:font-size-complex="14pt"/>
    </style:style>
    <style:style style:name="T11207" style:parent-style-name="AncientGreekἈρχαίαἑλληνικά" style:family="text">
      <style:text-properties style:font-weight-complex="bold" style:font-size-complex="14pt" fo:language="el" fo:country="GR"/>
    </style:style>
    <style:style style:name="T11208" style:parent-style-name="AncientGreekἈρχαίαἑλληνικά" style:family="text">
      <style:text-properties style:font-weight-complex="bold" style:font-size-complex="14pt"/>
    </style:style>
    <style:style style:name="T11209" style:parent-style-name="AncientGreekἈρχαίαἑλληνικά" style:family="text">
      <style:text-properties style:font-weight-complex="bold" style:font-size-complex="14pt" fo:language="el" fo:country="GR"/>
    </style:style>
    <style:style style:name="T11210" style:parent-style-name="AncientGreekἈρχαίαἑλληνικά" style:family="text">
      <style:text-properties style:font-weight-complex="bold" style:font-size-complex="14pt"/>
    </style:style>
    <style:style style:name="T11211" style:parent-style-name="AncientGreekἈρχαίαἑλληνικά" style:family="text">
      <style:text-properties style:font-weight-complex="bold" style:font-size-complex="14pt" fo:language="el" fo:country="GR"/>
    </style:style>
    <style:style style:name="T11212" style:parent-style-name="AncientGreekἈρχαίαἑλληνικά" style:family="text">
      <style:text-properties style:font-weight-complex="bold" style:font-size-complex="14pt"/>
    </style:style>
    <style:style style:name="T11213" style:parent-style-name="AncientGreekἈρχαίαἑλληνικά" style:family="text">
      <style:text-properties style:font-weight-complex="bold" style:font-size-complex="14pt" fo:language="el" fo:country="GR"/>
    </style:style>
    <style:style style:name="T11214" style:parent-style-name="AncientGreekἈρχαίαἑλληνικά" style:family="text">
      <style:text-properties style:font-weight-complex="bold" style:font-size-complex="14pt"/>
    </style:style>
    <style:style style:name="T11215" style:parent-style-name="AncientGreekἈρχαίαἑλληνικά" style:family="text">
      <style:text-properties style:font-weight-complex="bold" style:font-size-complex="14pt" fo:language="el" fo:country="GR"/>
    </style:style>
    <style:style style:name="T11216" style:parent-style-name="AncientGreekἈρχαίαἑλληνικά" style:family="text">
      <style:text-properties style:font-weight-complex="bold" style:font-size-complex="14pt"/>
    </style:style>
    <style:style style:name="T11217" style:parent-style-name="AncientGreekἈρχαίαἑλληνικά" style:family="text">
      <style:text-properties style:font-weight-complex="bold" style:font-size-complex="14pt" fo:language="el" fo:country="GR"/>
    </style:style>
    <style:style style:name="T11218" style:parent-style-name="AncientGreekἈρχαίαἑλληνικά" style:family="text">
      <style:text-properties style:font-weight-complex="bold" style:font-size-complex="14pt"/>
    </style:style>
    <style:style style:name="T11219" style:parent-style-name="AncientGreekἈρχαίαἑλληνικά" style:family="text">
      <style:text-properties style:font-weight-complex="bold" style:font-size-complex="14pt" fo:language="el" fo:country="GR"/>
    </style:style>
    <style:style style:name="T11220" style:parent-style-name="AncientGreekἈρχαίαἑλληνικά" style:family="text">
      <style:text-properties style:font-weight-complex="bold" style:font-size-complex="14pt"/>
    </style:style>
    <style:style style:name="T11221" style:parent-style-name="AncientGreekἈρχαίαἑλληνικά" style:family="text">
      <style:text-properties style:font-weight-complex="bold" style:font-size-complex="14pt" fo:language="el" fo:country="GR"/>
    </style:style>
    <style:style style:name="T11222" style:parent-style-name="AncientGreekἈρχαίαἑλληνικά" style:family="text">
      <style:text-properties style:font-weight-complex="bold" style:font-size-complex="14pt"/>
    </style:style>
    <style:style style:name="T11223" style:parent-style-name="AncientGreekἈρχαίαἑλληνικά" style:family="text">
      <style:text-properties style:font-weight-complex="bold" style:font-size-complex="14pt" fo:language="el" fo:country="GR"/>
    </style:style>
    <style:style style:name="T11224" style:parent-style-name="AncientGreekἈρχαίαἑλληνικά" style:family="text">
      <style:text-properties style:font-weight-complex="bold" style:font-size-complex="14pt"/>
    </style:style>
    <style:style style:name="T11225" style:parent-style-name="AncientGreekἈρχαίαἑλληνικά" style:family="text">
      <style:text-properties style:font-weight-complex="bold" style:font-size-complex="14pt" fo:language="el" fo:country="GR"/>
    </style:style>
    <style:style style:name="T11226" style:parent-style-name="AncientGreekἈρχαίαἑλληνικά" style:family="text">
      <style:text-properties style:font-weight-complex="bold" style:font-size-complex="14pt"/>
    </style:style>
    <style:style style:name="T11227" style:parent-style-name="AncientGreekἈρχαίαἑλληνικά" style:family="text">
      <style:text-properties style:font-weight-complex="bold" style:font-size-complex="14pt" fo:language="el" fo:country="GR"/>
    </style:style>
    <style:style style:name="T11228" style:parent-style-name="AncientGreekἈρχαίαἑλληνικά" style:family="text">
      <style:text-properties style:font-weight-complex="bold" style:font-size-complex="14pt"/>
    </style:style>
    <style:style style:name="T11229" style:parent-style-name="AncientGreekἈρχαίαἑλληνικά" style:family="text">
      <style:text-properties style:font-weight-complex="bold" style:font-size-complex="14pt" fo:language="el" fo:country="GR"/>
    </style:style>
    <style:style style:name="T11230" style:parent-style-name="AncientGreekἈρχαίαἑλληνικά" style:family="text">
      <style:text-properties style:font-weight-complex="bold" style:font-size-complex="14pt"/>
    </style:style>
    <style:style style:name="T11231" style:parent-style-name="AncientGreekἈρχαίαἑλληνικά" style:family="text">
      <style:text-properties style:font-weight-complex="bold" style:font-size-complex="14pt" fo:language="el" fo:country="GR"/>
    </style:style>
    <style:style style:name="T11232" style:parent-style-name="AncientGreekἈρχαίαἑλληνικά" style:family="text">
      <style:text-properties style:font-weight-complex="bold" style:font-size-complex="14pt"/>
    </style:style>
    <style:style style:name="T11233" style:parent-style-name="AncientGreekἈρχαίαἑλληνικά" style:family="text">
      <style:text-properties style:font-weight-complex="bold" style:font-size-complex="14pt" fo:language="el" fo:country="GR"/>
    </style:style>
    <style:style style:name="T11234" style:parent-style-name="AncientGreekἈρχαίαἑλληνικά" style:family="text">
      <style:text-properties style:font-weight-complex="bold" style:font-size-complex="14pt"/>
    </style:style>
    <style:style style:name="P11235" style:parent-style-name="Standard" style:family="paragraph">
      <style:paragraph-properties fo:widows="0" fo:orphans="0">
        <style:tab-stops>
          <style:tab-stop style:type="left" style:position="2.4791in"/>
        </style:tab-stops>
      </style:paragraph-properties>
    </style:style>
    <style:style style:name="T11236" style:parent-style-name="AncientGreekἈρχαίαἑλληνικά" style:family="text">
      <style:text-properties style:font-weight-complex="bold" style:font-size-complex="14pt" fo:language="el" fo:country="GR"/>
    </style:style>
    <style:style style:name="T11237" style:parent-style-name="AncientGreekἈρχαίαἑλληνικά" style:family="text">
      <style:text-properties style:font-weight-complex="bold" style:font-size-complex="14pt"/>
    </style:style>
    <style:style style:name="T11238" style:parent-style-name="AncientGreekἈρχαίαἑλληνικά" style:family="text">
      <style:text-properties style:font-weight-complex="bold" style:font-size-complex="14pt" fo:language="el" fo:country="GR"/>
    </style:style>
    <style:style style:name="T11239" style:parent-style-name="AncientGreekἈρχαίαἑλληνικά" style:family="text">
      <style:text-properties style:font-weight-complex="bold" style:font-size-complex="14pt"/>
    </style:style>
    <style:style style:name="T11240" style:parent-style-name="AncientGreekἈρχαίαἑλληνικά" style:family="text">
      <style:text-properties style:font-weight-complex="bold" style:font-size-complex="14pt" fo:language="el" fo:country="GR"/>
    </style:style>
    <style:style style:name="T11241" style:parent-style-name="AncientGreekἈρχαίαἑλληνικά" style:family="text">
      <style:text-properties style:font-weight-complex="bold" style:font-size-complex="14pt"/>
    </style:style>
    <style:style style:name="T11242" style:parent-style-name="AncientGreekἈρχαίαἑλληνικά" style:family="text">
      <style:text-properties style:font-weight-complex="bold" style:font-size-complex="14pt" fo:language="el" fo:country="GR"/>
    </style:style>
    <style:style style:name="T11243" style:parent-style-name="AncientGreekἈρχαίαἑλληνικά" style:family="text">
      <style:text-properties style:font-weight-complex="bold" style:font-size-complex="14pt"/>
    </style:style>
    <style:style style:name="T11244" style:parent-style-name="AncientGreekἈρχαίαἑλληνικά" style:family="text">
      <style:text-properties style:font-weight-complex="bold" style:font-size-complex="14pt" fo:language="el" fo:country="GR"/>
    </style:style>
    <style:style style:name="T11245" style:parent-style-name="AncientGreekἈρχαίαἑλληνικά" style:family="text">
      <style:text-properties style:font-weight-complex="bold" style:font-size-complex="14pt"/>
    </style:style>
    <style:style style:name="T11246" style:parent-style-name="AncientGreekἈρχαίαἑλληνικά" style:family="text">
      <style:text-properties style:font-weight-complex="bold" style:font-size-complex="14pt" fo:language="el" fo:country="GR"/>
    </style:style>
    <style:style style:name="T11247" style:parent-style-name="AncientGreekἈρχαίαἑλληνικά" style:family="text">
      <style:text-properties style:font-weight-complex="bold" style:font-size-complex="14pt"/>
    </style:style>
    <style:style style:name="T11248" style:parent-style-name="AncientGreekἈρχαίαἑλληνικά" style:family="text">
      <style:text-properties style:font-weight-complex="bold" style:font-size-complex="14pt" fo:language="el" fo:country="GR"/>
    </style:style>
    <style:style style:name="T11249" style:parent-style-name="AncientGreekἈρχαίαἑλληνικά" style:family="text">
      <style:text-properties style:font-weight-complex="bold" style:font-size-complex="14pt"/>
    </style:style>
    <style:style style:name="T11250" style:parent-style-name="AncientGreekἈρχαίαἑλληνικά" style:family="text">
      <style:text-properties style:font-weight-complex="bold" style:font-size-complex="14pt" fo:language="el" fo:country="GR"/>
    </style:style>
    <style:style style:name="T11251" style:parent-style-name="AncientGreekἈρχαίαἑλληνικά" style:family="text">
      <style:text-properties style:font-weight-complex="bold" style:font-size-complex="14pt"/>
    </style:style>
    <style:style style:name="T11252" style:parent-style-name="AncientGreekἈρχαίαἑλληνικά" style:family="text">
      <style:text-properties style:font-weight-complex="bold" style:font-size-complex="14pt" fo:language="el" fo:country="GR"/>
    </style:style>
    <style:style style:name="T11253" style:parent-style-name="AncientGreekἈρχαίαἑλληνικά" style:family="text">
      <style:text-properties style:font-weight-complex="bold" style:font-size-complex="14pt"/>
    </style:style>
    <style:style style:name="T11254" style:parent-style-name="AncientGreekἈρχαίαἑλληνικά" style:family="text">
      <style:text-properties style:font-weight-complex="bold" style:font-size-complex="14pt" fo:language="el" fo:country="GR"/>
    </style:style>
    <style:style style:name="T11255" style:parent-style-name="AncientGreekἈρχαίαἑλληνικά" style:family="text">
      <style:text-properties style:font-weight-complex="bold" style:font-size-complex="14pt"/>
    </style:style>
    <style:style style:name="T11256" style:parent-style-name="AncientGreekἈρχαίαἑλληνικά" style:family="text">
      <style:text-properties style:font-weight-complex="bold" style:font-size-complex="14pt" fo:language="el" fo:country="GR"/>
    </style:style>
    <style:style style:name="T11257" style:parent-style-name="AncientGreekἈρχαίαἑλληνικά" style:family="text">
      <style:text-properties style:font-weight-complex="bold" style:font-size-complex="14pt"/>
    </style:style>
    <style:style style:name="T11258" style:parent-style-name="AncientGreekἈρχαίαἑλληνικά" style:family="text">
      <style:text-properties style:font-weight-complex="bold" style:font-size-complex="14pt" fo:language="el" fo:country="GR"/>
    </style:style>
    <style:style style:name="T11259" style:parent-style-name="AncientGreekἈρχαίαἑλληνικά" style:family="text">
      <style:text-properties style:font-weight-complex="bold" style:font-size-complex="14pt"/>
    </style:style>
    <style:style style:name="T11260" style:parent-style-name="AncientGreekἈρχαίαἑλληνικά" style:family="text">
      <style:text-properties style:font-weight-complex="bold" style:font-size-complex="14pt" fo:language="el" fo:country="GR"/>
    </style:style>
    <style:style style:name="T11261" style:parent-style-name="AncientGreekἈρχαίαἑλληνικά" style:family="text">
      <style:text-properties style:font-weight-complex="bold" style:font-size-complex="14pt"/>
    </style:style>
    <style:style style:name="T11262" style:parent-style-name="AncientGreekἈρχαίαἑλληνικά" style:family="text">
      <style:text-properties style:font-weight-complex="bold" style:font-size-complex="14pt" fo:language="el" fo:country="GR"/>
    </style:style>
    <style:style style:name="T11263" style:parent-style-name="AncientGreekἈρχαίαἑλληνικά" style:family="text">
      <style:text-properties style:font-weight-complex="bold" style:font-size-complex="14pt"/>
    </style:style>
    <style:style style:name="T11264" style:parent-style-name="AncientGreekἈρχαίαἑλληνικά" style:family="text">
      <style:text-properties style:font-weight-complex="bold" style:font-size-complex="14pt" fo:language="el" fo:country="GR"/>
    </style:style>
    <style:style style:name="T11265" style:parent-style-name="AncientGreekἈρχαίαἑλληνικά" style:family="text">
      <style:text-properties style:font-weight-complex="bold" style:font-size-complex="14pt"/>
    </style:style>
    <style:style style:name="TableCell11266" style:family="table-cell">
      <style:table-cell-properties fo:border="0.0069in solid #000000" fo:background-color="#FFFFFF" style:writing-mode="lr-tb" fo:padding-top="0in" fo:padding-left="0.1527in" fo:padding-bottom="0in" fo:padding-right="0.15in"/>
    </style:style>
    <style:style style:name="P11267" style:parent-style-name="Standard" style:family="paragraph">
      <style:paragraph-properties fo:widows="0" fo:orphans="0"/>
      <style:text-properties style:font-name="AncientGreek"/>
    </style:style>
    <style:style style:name="P11268" style:parent-style-name="Standard" style:family="paragraph">
      <style:paragraph-properties fo:widows="0" fo:orphans="0"/>
      <style:text-properties style:font-name="AncientGreek"/>
    </style:style>
    <style:style style:name="P11269" style:parent-style-name="Standard" style:family="paragraph">
      <style:paragraph-properties fo:widows="0" fo:orphans="0"/>
      <style:text-properties style:font-name="AncientGreek"/>
    </style:style>
    <style:style style:name="P11270" style:parent-style-name="Standard" style:family="paragraph">
      <style:paragraph-properties fo:widows="0" fo:orphans="0"/>
      <style:text-properties style:font-name="AncientGreek"/>
    </style:style>
    <style:style style:name="P11271" style:parent-style-name="Standard" style:family="paragraph">
      <style:paragraph-properties fo:widows="0" fo:orphans="0"/>
      <style:text-properties style:font-name="AncientGreek"/>
    </style:style>
    <style:style style:name="TableRow11272" style:family="table-row">
      <style:table-row-properties style:min-row-height="0.0138in" style:use-optimal-row-height="false" fo:keep-together="always"/>
    </style:style>
    <style:style style:name="TableCell11273" style:family="table-cell">
      <style:table-cell-properties fo:border="0.0069in solid #000000" fo:background-color="#FFFFFF" style:writing-mode="lr-tb" fo:padding-top="0in" fo:padding-left="0.1527in" fo:padding-bottom="0in" fo:padding-right="0.15in"/>
    </style:style>
    <style:style style:name="P11274"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11275" style:parent-style-name="AncientGreekἈρχαίαἑλληνικά" style:family="text">
      <style:text-properties fo:font-weight="bold" style:font-weight-asian="bold" style:font-weight-complex="bold" fo:font-size="18pt" style:font-size-asian="18pt" style:font-size-complex="14pt"/>
    </style:style>
    <style:style style:name="T1127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277" style:parent-style-name="AncientGreekἈρχαίαἑλληνικά" style:family="text">
      <style:text-properties fo:font-weight="bold" style:font-weight-asian="bold" style:font-weight-complex="bold" fo:font-size="18pt" style:font-size-asian="18pt" style:font-size-complex="14pt"/>
    </style:style>
    <style:style style:name="T11278"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279" style:parent-style-name="AncientGreekἈρχαίαἑλληνικά" style:family="text">
      <style:text-properties fo:font-weight="bold" style:font-weight-asian="bold" style:font-weight-complex="bold" fo:font-size="18pt" style:font-size-asian="18pt" style:font-size-complex="14pt"/>
    </style:style>
    <style:style style:name="T112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281" style:parent-style-name="AncientGreekἈρχαίαἑλληνικά" style:family="text">
      <style:text-properties fo:font-weight="bold" style:font-weight-asian="bold" style:font-weight-complex="bold" fo:font-size="18pt" style:font-size-asian="18pt" style:font-size-complex="14pt"/>
    </style:style>
    <style:style style:name="T1128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283" style:parent-style-name="AncientGreekἈρχαίαἑλληνικά" style:family="text">
      <style:text-properties fo:font-weight="bold" style:font-weight-asian="bold" style:font-weight-complex="bold" fo:font-size="18pt" style:font-size-asian="18pt" style:font-size-complex="14pt"/>
    </style:style>
    <style:style style:name="T11284" style:parent-style-name="AncientGreekἈρχαίαἑλληνικά" style:family="text">
      <style:text-properties fo:font-weight="bold" style:font-weight-asian="bold" style:font-weight-complex="bold" fo:font-size="18pt" style:font-size-asian="18pt" style:font-size-complex="14pt"/>
    </style:style>
    <style:style style:name="T11285" style:parent-style-name="AncientGreekἈρχαίαἑλληνικά" style:family="text">
      <style:text-properties style:font-weight-complex="bold" style:font-size-complex="14pt" fo:language="el" fo:country="GR"/>
    </style:style>
    <style:style style:name="T11286" style:parent-style-name="AncientGreekἈρχαίαἑλληνικά" style:family="text">
      <style:text-properties style:font-weight-complex="bold" style:font-size-complex="14pt"/>
    </style:style>
    <style:style style:name="T11287" style:parent-style-name="AncientGreekἈρχαίαἑλληνικά" style:family="text">
      <style:text-properties style:font-weight-complex="bold" style:font-size-complex="14pt" fo:language="el" fo:country="GR"/>
    </style:style>
    <style:style style:name="T11288" style:parent-style-name="AncientGreekἈρχαίαἑλληνικά" style:family="text">
      <style:text-properties style:font-weight-complex="bold" style:font-size-complex="14pt"/>
    </style:style>
    <style:style style:name="T11289" style:parent-style-name="AncientGreekἈρχαίαἑλληνικά" style:family="text">
      <style:text-properties style:font-weight-complex="bold" style:font-size-complex="14pt" fo:language="el" fo:country="GR"/>
    </style:style>
    <style:style style:name="T11290" style:parent-style-name="AncientGreekἈρχαίαἑλληνικά" style:family="text">
      <style:text-properties style:font-weight-complex="bold" style:font-size-complex="14pt"/>
    </style:style>
    <style:style style:name="T11291" style:parent-style-name="AncientGreekἈρχαίαἑλληνικά" style:family="text">
      <style:text-properties style:font-weight-complex="bold" style:font-size-complex="14pt" fo:language="el" fo:country="GR"/>
    </style:style>
    <style:style style:name="T11292" style:parent-style-name="AncientGreekἈρχαίαἑλληνικά" style:family="text">
      <style:text-properties style:font-weight-complex="bold" style:font-size-complex="14pt"/>
    </style:style>
    <style:style style:name="T11293" style:parent-style-name="AncientGreekἈρχαίαἑλληνικά" style:family="text">
      <style:text-properties style:font-weight-complex="bold" style:font-size-complex="14pt" fo:language="el" fo:country="GR"/>
    </style:style>
    <style:style style:name="T11294" style:parent-style-name="AncientGreekἈρχαίαἑλληνικά" style:family="text">
      <style:text-properties style:font-weight-complex="bold" style:font-size-complex="14pt"/>
    </style:style>
    <style:style style:name="T11295" style:parent-style-name="AncientGreekἈρχαίαἑλληνικά" style:family="text">
      <style:text-properties style:font-weight-complex="bold" style:font-size-complex="14pt" fo:language="el" fo:country="GR"/>
    </style:style>
    <style:style style:name="T11296" style:parent-style-name="AncientGreekἈρχαίαἑλληνικά" style:family="text">
      <style:text-properties style:font-weight-complex="bold" style:font-size-complex="14pt"/>
    </style:style>
    <style:style style:name="T11297" style:parent-style-name="AncientGreekἈρχαίαἑλληνικά" style:family="text">
      <style:text-properties style:font-weight-complex="bold" style:font-size-complex="14pt" fo:language="el" fo:country="GR"/>
    </style:style>
    <style:style style:name="T11298" style:parent-style-name="AncientGreekἈρχαίαἑλληνικά" style:family="text">
      <style:text-properties style:font-weight-complex="bold" style:font-size-complex="14pt"/>
    </style:style>
    <style:style style:name="T11299" style:parent-style-name="AncientGreekἈρχαίαἑλληνικά" style:family="text">
      <style:text-properties style:font-weight-complex="bold" style:font-size-complex="14pt" fo:language="el" fo:country="GR"/>
    </style:style>
    <style:style style:name="T11300" style:parent-style-name="AncientGreekἈρχαίαἑλληνικά" style:family="text">
      <style:text-properties style:font-weight-complex="bold" style:font-size-complex="14pt"/>
    </style:style>
    <style:style style:name="T11301" style:parent-style-name="AncientGreekἈρχαίαἑλληνικά" style:family="text">
      <style:text-properties style:font-weight-complex="bold" style:font-size-complex="14pt" fo:language="el" fo:country="GR"/>
    </style:style>
    <style:style style:name="T11302" style:parent-style-name="AncientGreekἈρχαίαἑλληνικά" style:family="text">
      <style:text-properties style:font-weight-complex="bold" style:font-size-complex="14pt"/>
    </style:style>
    <style:style style:name="T11303" style:parent-style-name="AncientGreekἈρχαίαἑλληνικά" style:family="text">
      <style:text-properties style:font-weight-complex="bold" style:font-size-complex="14pt" fo:language="el" fo:country="GR"/>
    </style:style>
    <style:style style:name="T11304" style:parent-style-name="AncientGreekἈρχαίαἑλληνικά" style:family="text">
      <style:text-properties style:font-weight-complex="bold" style:font-size-complex="14pt"/>
    </style:style>
    <style:style style:name="T11305" style:parent-style-name="AncientGreekἈρχαίαἑλληνικά" style:family="text">
      <style:text-properties style:font-weight-complex="bold" style:font-size-complex="14pt" fo:language="el" fo:country="GR"/>
    </style:style>
    <style:style style:name="T11306" style:parent-style-name="AncientGreekἈρχαίαἑλληνικά" style:family="text">
      <style:text-properties style:font-weight-complex="bold" style:font-size-complex="14pt"/>
    </style:style>
    <style:style style:name="T11307" style:parent-style-name="AncientGreekἈρχαίαἑλληνικά" style:family="text">
      <style:text-properties style:font-weight-complex="bold" style:font-size-complex="14pt" fo:language="el" fo:country="GR"/>
    </style:style>
    <style:style style:name="T11308" style:parent-style-name="AncientGreekἈρχαίαἑλληνικά" style:family="text">
      <style:text-properties style:font-weight-complex="bold" style:font-size-complex="14pt"/>
    </style:style>
    <style:style style:name="T11309" style:parent-style-name="AncientGreekἈρχαίαἑλληνικά" style:family="text">
      <style:text-properties style:font-weight-complex="bold" style:font-size-complex="14pt" fo:language="el" fo:country="GR"/>
    </style:style>
    <style:style style:name="T11310" style:parent-style-name="AncientGreekἈρχαίαἑλληνικά" style:family="text">
      <style:text-properties style:font-weight-complex="bold" style:font-size-complex="14pt"/>
    </style:style>
    <style:style style:name="T11311" style:parent-style-name="AncientGreekἈρχαίαἑλληνικά" style:family="text">
      <style:text-properties style:font-weight-complex="bold" style:font-size-complex="14pt" fo:language="el" fo:country="GR"/>
    </style:style>
    <style:style style:name="T11312" style:parent-style-name="AncientGreekἈρχαίαἑλληνικά" style:family="text">
      <style:text-properties style:font-weight-complex="bold" style:font-size-complex="14pt"/>
    </style:style>
    <style:style style:name="T11313" style:parent-style-name="AncientGreekἈρχαίαἑλληνικά" style:family="text">
      <style:text-properties style:font-weight-complex="bold" style:font-size-complex="14pt" fo:language="el" fo:country="GR"/>
    </style:style>
    <style:style style:name="T11314" style:parent-style-name="AncientGreekἈρχαίαἑλληνικά" style:family="text">
      <style:text-properties style:font-weight-complex="bold" style:font-size-complex="14pt"/>
    </style:style>
    <style:style style:name="T11315" style:parent-style-name="AncientGreekἈρχαίαἑλληνικά" style:family="text">
      <style:text-properties style:font-weight-complex="bold" style:font-size-complex="14pt" fo:language="el" fo:country="GR"/>
    </style:style>
    <style:style style:name="T11316" style:parent-style-name="AncientGreekἈρχαίαἑλληνικά" style:family="text">
      <style:text-properties style:font-weight-complex="bold" style:font-size-complex="14pt"/>
    </style:style>
    <style:style style:name="T11317" style:parent-style-name="AncientGreekἈρχαίαἑλληνικά" style:family="text">
      <style:text-properties style:font-weight-complex="bold" style:font-size-complex="14pt" fo:language="el" fo:country="GR"/>
    </style:style>
    <style:style style:name="T11318" style:parent-style-name="AncientGreekἈρχαίαἑλληνικά" style:family="text">
      <style:text-properties style:font-weight-complex="bold" style:font-size-complex="14pt"/>
    </style:style>
    <style:style style:name="T11319" style:parent-style-name="AncientGreekἈρχαίαἑλληνικά" style:family="text">
      <style:text-properties style:font-weight-complex="bold" style:font-size-complex="14pt" fo:language="el" fo:country="GR"/>
    </style:style>
    <style:style style:name="T11320" style:parent-style-name="AncientGreekἈρχαίαἑλληνικά" style:family="text">
      <style:text-properties style:font-weight-complex="bold" style:font-size-complex="14pt"/>
    </style:style>
    <style:style style:name="T11321" style:parent-style-name="AncientGreekἈρχαίαἑλληνικά" style:family="text">
      <style:text-properties style:font-weight-complex="bold" style:font-size-complex="14pt" fo:language="el" fo:country="GR"/>
    </style:style>
    <style:style style:name="T11322" style:parent-style-name="AncientGreekἈρχαίαἑλληνικά" style:family="text">
      <style:text-properties style:font-weight-complex="bold" style:font-size-complex="14pt"/>
    </style:style>
    <style:style style:name="T11323" style:parent-style-name="AncientGreekἈρχαίαἑλληνικά" style:family="text">
      <style:text-properties style:font-weight-complex="bold" style:font-size-complex="14pt" fo:language="el" fo:country="GR"/>
    </style:style>
    <style:style style:name="T11324" style:parent-style-name="AncientGreekἈρχαίαἑλληνικά" style:family="text">
      <style:text-properties style:font-weight-complex="bold" style:font-size-complex="14pt"/>
    </style:style>
    <style:style style:name="T11325" style:parent-style-name="AncientGreekἈρχαίαἑλληνικά" style:family="text">
      <style:text-properties style:font-weight-complex="bold" style:font-size-complex="14pt" fo:language="el" fo:country="GR"/>
    </style:style>
    <style:style style:name="T11326" style:parent-style-name="AncientGreekἈρχαίαἑλληνικά" style:family="text">
      <style:text-properties style:font-weight-complex="bold" style:font-size-complex="14pt"/>
    </style:style>
    <style:style style:name="T11327" style:parent-style-name="AncientGreekἈρχαίαἑλληνικά" style:family="text">
      <style:text-properties style:font-weight-complex="bold" style:font-size-complex="14pt" fo:language="el" fo:country="GR"/>
    </style:style>
    <style:style style:name="T11328" style:parent-style-name="AncientGreekἈρχαίαἑλληνικά" style:family="text">
      <style:text-properties style:font-weight-complex="bold" style:font-size-complex="14pt"/>
    </style:style>
    <style:style style:name="T11329" style:parent-style-name="AncientGreekἈρχαίαἑλληνικά" style:family="text">
      <style:text-properties style:font-weight-complex="bold" style:font-size-complex="14pt" fo:language="el" fo:country="GR"/>
    </style:style>
    <style:style style:name="T11330" style:parent-style-name="AncientGreekἈρχαίαἑλληνικά" style:family="text">
      <style:text-properties style:font-weight-complex="bold" style:font-size-complex="14pt"/>
    </style:style>
    <style:style style:name="T11331" style:parent-style-name="AncientGreekἈρχαίαἑλληνικά" style:family="text">
      <style:text-properties style:font-weight-complex="bold" style:font-size-complex="14pt" fo:language="el" fo:country="GR"/>
    </style:style>
    <style:style style:name="T11332" style:parent-style-name="AncientGreekἈρχαίαἑλληνικά" style:family="text">
      <style:text-properties style:font-weight-complex="bold" style:font-size-complex="14pt"/>
    </style:style>
    <style:style style:name="T11333" style:parent-style-name="AncientGreekἈρχαίαἑλληνικά" style:family="text">
      <style:text-properties style:font-weight-complex="bold" style:font-size-complex="14pt" fo:language="el" fo:country="GR"/>
    </style:style>
    <style:style style:name="T11334" style:parent-style-name="AncientGreekἈρχαίαἑλληνικά" style:family="text">
      <style:text-properties style:font-weight-complex="bold" style:font-size-complex="14pt"/>
    </style:style>
    <style:style style:name="T11335" style:parent-style-name="AncientGreekἈρχαίαἑλληνικά" style:family="text">
      <style:text-properties style:font-weight-complex="bold" style:font-size-complex="14pt" fo:language="el" fo:country="GR"/>
    </style:style>
    <style:style style:name="T11336" style:parent-style-name="AncientGreekἈρχαίαἑλληνικά" style:family="text">
      <style:text-properties style:font-weight-complex="bold" style:font-size-complex="14pt"/>
    </style:style>
    <style:style style:name="T11337" style:parent-style-name="AncientGreekἈρχαίαἑλληνικά" style:family="text">
      <style:text-properties style:font-weight-complex="bold" style:font-size-complex="14pt" fo:language="el" fo:country="GR"/>
    </style:style>
    <style:style style:name="T11338" style:parent-style-name="AncientGreekἈρχαίαἑλληνικά" style:family="text">
      <style:text-properties style:font-weight-complex="bold" style:font-size-complex="14pt"/>
    </style:style>
    <style:style style:name="T11339" style:parent-style-name="AncientGreekἈρχαίαἑλληνικά" style:family="text">
      <style:text-properties style:font-weight-complex="bold" style:font-size-complex="14pt" fo:language="el" fo:country="GR"/>
    </style:style>
    <style:style style:name="T11340" style:parent-style-name="AncientGreekἈρχαίαἑλληνικά" style:family="text">
      <style:text-properties style:font-weight-complex="bold" style:font-size-complex="14pt"/>
    </style:style>
    <style:style style:name="T11341" style:parent-style-name="AncientGreekἈρχαίαἑλληνικά" style:family="text">
      <style:text-properties style:font-weight-complex="bold" style:font-size-complex="14pt" fo:language="el" fo:country="GR"/>
    </style:style>
    <style:style style:name="T11342" style:parent-style-name="AncientGreekἈρχαίαἑλληνικά" style:family="text">
      <style:text-properties style:font-weight-complex="bold" style:font-size-complex="14pt"/>
    </style:style>
    <style:style style:name="T11343" style:parent-style-name="AncientGreekἈρχαίαἑλληνικά" style:family="text">
      <style:text-properties style:font-weight-complex="bold" style:font-size-complex="14pt" fo:language="el" fo:country="GR"/>
    </style:style>
    <style:style style:name="T11344" style:parent-style-name="AncientGreekἈρχαίαἑλληνικά" style:family="text">
      <style:text-properties style:font-weight-complex="bold" style:font-size-complex="14pt"/>
    </style:style>
    <style:style style:name="T11345" style:parent-style-name="AncientGreekἈρχαίαἑλληνικά" style:family="text">
      <style:text-properties style:font-weight-complex="bold" style:font-size-complex="14pt" fo:language="el" fo:country="GR"/>
    </style:style>
    <style:style style:name="T11346" style:parent-style-name="AncientGreekἈρχαίαἑλληνικά" style:family="text">
      <style:text-properties style:font-weight-complex="bold" style:font-size-complex="14pt"/>
    </style:style>
    <style:style style:name="T11347" style:parent-style-name="AncientGreekἈρχαίαἑλληνικά" style:family="text">
      <style:text-properties style:font-weight-complex="bold" style:font-size-complex="14pt" fo:language="el" fo:country="GR"/>
    </style:style>
    <style:style style:name="T11348" style:parent-style-name="AncientGreekἈρχαίαἑλληνικά" style:family="text">
      <style:text-properties style:font-weight-complex="bold" style:font-size-complex="14pt"/>
    </style:style>
    <style:style style:name="T11349" style:parent-style-name="AncientGreekἈρχαίαἑλληνικά" style:family="text">
      <style:text-properties style:font-weight-complex="bold" style:font-size-complex="14pt" fo:language="el" fo:country="GR"/>
    </style:style>
    <style:style style:name="T11350" style:parent-style-name="AncientGreekἈρχαίαἑλληνικά" style:family="text">
      <style:text-properties style:font-weight-complex="bold" style:font-size-complex="14pt"/>
    </style:style>
    <style:style style:name="T11351" style:parent-style-name="AncientGreekἈρχαίαἑλληνικά" style:family="text">
      <style:text-properties style:font-weight-complex="bold" style:font-size-complex="14pt" fo:language="el" fo:country="GR"/>
    </style:style>
    <style:style style:name="T11352" style:parent-style-name="AncientGreekἈρχαίαἑλληνικά" style:family="text">
      <style:text-properties style:font-weight-complex="bold" style:font-size-complex="14pt"/>
    </style:style>
    <style:style style:name="T11353" style:parent-style-name="AncientGreekἈρχαίαἑλληνικά" style:family="text">
      <style:text-properties style:font-weight-complex="bold" style:font-size-complex="14pt" fo:language="el" fo:country="GR"/>
    </style:style>
    <style:style style:name="T11354" style:parent-style-name="AncientGreekἈρχαίαἑλληνικά" style:family="text">
      <style:text-properties style:font-weight-complex="bold" style:font-size-complex="14pt"/>
    </style:style>
    <style:style style:name="T11355" style:parent-style-name="AncientGreekἈρχαίαἑλληνικά" style:family="text">
      <style:text-properties style:font-weight-complex="bold" style:font-size-complex="14pt" fo:language="el" fo:country="GR"/>
    </style:style>
    <style:style style:name="T11356" style:parent-style-name="AncientGreekἈρχαίαἑλληνικά" style:family="text">
      <style:text-properties style:font-weight-complex="bold" style:font-size-complex="14pt"/>
    </style:style>
    <style:style style:name="T11357" style:parent-style-name="AncientGreekἈρχαίαἑλληνικά" style:family="text">
      <style:text-properties style:font-weight-complex="bold" style:font-size-complex="14pt" fo:language="el" fo:country="GR"/>
    </style:style>
    <style:style style:name="T11358" style:parent-style-name="AncientGreekἈρχαίαἑλληνικά" style:family="text">
      <style:text-properties style:font-weight-complex="bold" style:font-size-complex="14pt"/>
    </style:style>
    <style:style style:name="T11359" style:parent-style-name="AncientGreekἈρχαίαἑλληνικά" style:family="text">
      <style:text-properties style:font-weight-complex="bold" style:font-size-complex="14pt" fo:language="el" fo:country="GR"/>
    </style:style>
    <style:style style:name="T11360" style:parent-style-name="AncientGreekἈρχαίαἑλληνικά" style:family="text">
      <style:text-properties style:font-weight-complex="bold" style:font-size-complex="14pt"/>
    </style:style>
    <style:style style:name="T11361" style:parent-style-name="AncientGreekἈρχαίαἑλληνικά" style:family="text">
      <style:text-properties style:font-weight-complex="bold" style:font-size-complex="14pt" fo:language="el" fo:country="GR"/>
    </style:style>
    <style:style style:name="T11362" style:parent-style-name="AncientGreekἈρχαίαἑλληνικά" style:family="text">
      <style:text-properties style:font-weight-complex="bold" style:font-size-complex="14pt"/>
    </style:style>
    <style:style style:name="T11363" style:parent-style-name="AncientGreekἈρχαίαἑλληνικά" style:family="text">
      <style:text-properties style:font-weight-complex="bold" style:font-size-complex="14pt" fo:language="el" fo:country="GR"/>
    </style:style>
    <style:style style:name="T11364" style:parent-style-name="AncientGreekἈρχαίαἑλληνικά" style:family="text">
      <style:text-properties style:font-weight-complex="bold" style:font-size-complex="14pt"/>
    </style:style>
    <style:style style:name="T11365" style:parent-style-name="AncientGreekἈρχαίαἑλληνικά" style:family="text">
      <style:text-properties style:font-weight-complex="bold" style:font-size-complex="14pt" fo:language="el" fo:country="GR"/>
    </style:style>
    <style:style style:name="T11366" style:parent-style-name="AncientGreekἈρχαίαἑλληνικά" style:family="text">
      <style:text-properties style:font-weight-complex="bold" style:font-size-complex="14pt"/>
    </style:style>
    <style:style style:name="T11367" style:parent-style-name="AncientGreekἈρχαίαἑλληνικά" style:family="text">
      <style:text-properties style:font-weight-complex="bold" style:font-size-complex="14pt" fo:language="el" fo:country="GR"/>
    </style:style>
    <style:style style:name="T11368" style:parent-style-name="AncientGreekἈρχαίαἑλληνικά" style:family="text">
      <style:text-properties style:font-weight-complex="bold" style:font-size-complex="14pt"/>
    </style:style>
    <style:style style:name="T11369" style:parent-style-name="AncientGreekἈρχαίαἑλληνικά" style:family="text">
      <style:text-properties style:font-weight-complex="bold" style:font-size-complex="14pt" fo:language="el" fo:country="GR"/>
    </style:style>
    <style:style style:name="T11370" style:parent-style-name="AncientGreekἈρχαίαἑλληνικά" style:family="text">
      <style:text-properties style:font-weight-complex="bold" style:font-size-complex="14pt"/>
    </style:style>
    <style:style style:name="T11371" style:parent-style-name="AncientGreekἈρχαίαἑλληνικά" style:family="text">
      <style:text-properties style:font-weight-complex="bold" style:font-size-complex="14pt" fo:language="el" fo:country="GR"/>
    </style:style>
    <style:style style:name="T11372" style:parent-style-name="AncientGreekἈρχαίαἑλληνικά" style:family="text">
      <style:text-properties style:font-weight-complex="bold" style:font-size-complex="14pt"/>
    </style:style>
    <style:style style:name="T11373" style:parent-style-name="AncientGreekἈρχαίαἑλληνικά" style:family="text">
      <style:text-properties style:font-weight-complex="bold" style:font-size-complex="14pt" fo:language="el" fo:country="GR"/>
    </style:style>
    <style:style style:name="T11374" style:parent-style-name="AncientGreekἈρχαίαἑλληνικά" style:family="text">
      <style:text-properties style:font-weight-complex="bold" style:font-size-complex="14pt"/>
    </style:style>
    <style:style style:name="T11375" style:parent-style-name="AncientGreekἈρχαίαἑλληνικά" style:family="text">
      <style:text-properties style:font-weight-complex="bold" style:font-size-complex="14pt" fo:language="el" fo:country="GR"/>
    </style:style>
    <style:style style:name="T11376" style:parent-style-name="AncientGreekἈρχαίαἑλληνικά" style:family="text">
      <style:text-properties style:font-weight-complex="bold" style:font-size-complex="14pt"/>
    </style:style>
    <style:style style:name="T11377" style:parent-style-name="AncientGreekἈρχαίαἑλληνικά" style:family="text">
      <style:text-properties style:font-weight-complex="bold" style:font-size-complex="14pt" fo:language="el" fo:country="GR"/>
    </style:style>
    <style:style style:name="T11378" style:parent-style-name="AncientGreekἈρχαίαἑλληνικά" style:family="text">
      <style:text-properties style:font-weight-complex="bold" style:font-size-complex="14pt"/>
    </style:style>
    <style:style style:name="T11379" style:parent-style-name="AncientGreekἈρχαίαἑλληνικά" style:family="text">
      <style:text-properties style:font-weight-complex="bold" style:font-size-complex="14pt" fo:language="el" fo:country="GR"/>
    </style:style>
    <style:style style:name="T11380" style:parent-style-name="AncientGreekἈρχαίαἑλληνικά" style:family="text">
      <style:text-properties style:font-weight-complex="bold" style:font-size-complex="14pt"/>
    </style:style>
    <style:style style:name="T11381" style:parent-style-name="AncientGreekἈρχαίαἑλληνικά" style:family="text">
      <style:text-properties style:font-weight-complex="bold" style:font-size-complex="14pt" fo:language="el" fo:country="GR"/>
    </style:style>
    <style:style style:name="T11382" style:parent-style-name="AncientGreekἈρχαίαἑλληνικά" style:family="text">
      <style:text-properties style:font-weight-complex="bold" style:font-size-complex="14pt"/>
    </style:style>
    <style:style style:name="T11383" style:parent-style-name="AncientGreekἈρχαίαἑλληνικά" style:family="text">
      <style:text-properties style:font-weight-complex="bold" style:font-size-complex="14pt" fo:language="el" fo:country="GR"/>
    </style:style>
    <style:style style:name="T11384" style:parent-style-name="AncientGreekἈρχαίαἑλληνικά" style:family="text">
      <style:text-properties style:font-weight-complex="bold" style:font-size-complex="14pt"/>
    </style:style>
    <style:style style:name="T11385" style:parent-style-name="AncientGreekἈρχαίαἑλληνικά" style:family="text">
      <style:text-properties style:font-weight-complex="bold" style:font-size-complex="14pt" fo:language="el" fo:country="GR"/>
    </style:style>
    <style:style style:name="T11386" style:parent-style-name="AncientGreekἈρχαίαἑλληνικά" style:family="text">
      <style:text-properties style:font-weight-complex="bold" style:font-size-complex="14pt"/>
    </style:style>
    <style:style style:name="T11387" style:parent-style-name="AncientGreekἈρχαίαἑλληνικά" style:family="text">
      <style:text-properties style:font-weight-complex="bold" style:font-size-complex="14pt" fo:language="el" fo:country="GR"/>
    </style:style>
    <style:style style:name="T11388" style:parent-style-name="AncientGreekἈρχαίαἑλληνικά" style:family="text">
      <style:text-properties style:font-weight-complex="bold" style:font-size-complex="14pt"/>
    </style:style>
    <style:style style:name="T11389" style:parent-style-name="AncientGreekἈρχαίαἑλληνικά" style:family="text">
      <style:text-properties style:font-weight-complex="bold" style:font-size-complex="14pt" fo:language="el" fo:country="GR"/>
    </style:style>
    <style:style style:name="T11390" style:parent-style-name="AncientGreekἈρχαίαἑλληνικά" style:family="text">
      <style:text-properties style:font-weight-complex="bold" style:font-size-complex="14pt"/>
    </style:style>
    <style:style style:name="T11391" style:parent-style-name="AncientGreekἈρχαίαἑλληνικά" style:family="text">
      <style:text-properties style:font-weight-complex="bold" style:font-size-complex="14pt" fo:language="el" fo:country="GR"/>
    </style:style>
    <style:style style:name="T11392" style:parent-style-name="AncientGreekἈρχαίαἑλληνικά" style:family="text">
      <style:text-properties style:font-weight-complex="bold" style:font-size-complex="14pt"/>
    </style:style>
    <style:style style:name="T11393" style:parent-style-name="AncientGreekἈρχαίαἑλληνικά" style:family="text">
      <style:text-properties style:font-weight-complex="bold" style:font-size-complex="14pt" fo:language="el" fo:country="GR"/>
    </style:style>
    <style:style style:name="T11394" style:parent-style-name="AncientGreekἈρχαίαἑλληνικά" style:family="text">
      <style:text-properties style:font-weight-complex="bold" style:font-size-complex="14pt"/>
    </style:style>
    <style:style style:name="T11395" style:parent-style-name="AncientGreekἈρχαίαἑλληνικά" style:family="text">
      <style:text-properties style:font-weight-complex="bold" style:font-size-complex="14pt" fo:language="el" fo:country="GR"/>
    </style:style>
    <style:style style:name="T11396" style:parent-style-name="AncientGreekἈρχαίαἑλληνικά" style:family="text">
      <style:text-properties style:font-weight-complex="bold" style:font-size-complex="14pt"/>
    </style:style>
    <style:style style:name="T11397" style:parent-style-name="AncientGreekἈρχαίαἑλληνικά" style:family="text">
      <style:text-properties style:font-weight-complex="bold" style:font-size-complex="14pt" fo:language="el" fo:country="GR"/>
    </style:style>
    <style:style style:name="T11398" style:parent-style-name="AncientGreekἈρχαίαἑλληνικά" style:family="text">
      <style:text-properties style:font-weight-complex="bold" style:font-size-complex="14pt"/>
    </style:style>
    <style:style style:name="T11399" style:parent-style-name="AncientGreekἈρχαίαἑλληνικά" style:family="text">
      <style:text-properties style:font-weight-complex="bold" style:font-size-complex="14pt" fo:language="el" fo:country="GR"/>
    </style:style>
    <style:style style:name="T11400" style:parent-style-name="AncientGreekἈρχαίαἑλληνικά" style:family="text">
      <style:text-properties style:font-weight-complex="bold" style:font-size-complex="14pt"/>
    </style:style>
    <style:style style:name="T11401" style:parent-style-name="AncientGreekἈρχαίαἑλληνικά" style:family="text">
      <style:text-properties style:font-weight-complex="bold" style:font-size-complex="14pt" fo:language="el" fo:country="GR"/>
    </style:style>
    <style:style style:name="T11402" style:parent-style-name="AncientGreekἈρχαίαἑλληνικά" style:family="text">
      <style:text-properties style:font-weight-complex="bold" style:font-size-complex="14pt"/>
    </style:style>
    <style:style style:name="T11403" style:parent-style-name="AncientGreekἈρχαίαἑλληνικά" style:family="text">
      <style:text-properties style:font-weight-complex="bold" style:font-size-complex="14pt" fo:language="el" fo:country="GR"/>
    </style:style>
    <style:style style:name="T11404" style:parent-style-name="AncientGreekἈρχαίαἑλληνικά" style:family="text">
      <style:text-properties style:font-weight-complex="bold" style:font-size-complex="14pt"/>
    </style:style>
    <style:style style:name="T11405" style:parent-style-name="AncientGreekἈρχαίαἑλληνικά" style:family="text">
      <style:text-properties style:font-weight-complex="bold" style:font-size-complex="14pt" fo:language="el" fo:country="GR"/>
    </style:style>
    <style:style style:name="T11406" style:parent-style-name="AncientGreekἈρχαίαἑλληνικά" style:family="text">
      <style:text-properties style:font-weight-complex="bold" style:font-size-complex="14pt"/>
    </style:style>
    <style:style style:name="T11407" style:parent-style-name="AncientGreekἈρχαίαἑλληνικά" style:family="text">
      <style:text-properties style:font-weight-complex="bold" style:font-size-complex="14pt" fo:language="el" fo:country="GR"/>
    </style:style>
    <style:style style:name="T11408" style:parent-style-name="AncientGreekἈρχαίαἑλληνικά" style:family="text">
      <style:text-properties style:font-weight-complex="bold" style:font-size-complex="14pt"/>
    </style:style>
    <style:style style:name="T11409" style:parent-style-name="AncientGreekἈρχαίαἑλληνικά" style:family="text">
      <style:text-properties style:font-weight-complex="bold" style:font-size-complex="14pt" fo:language="el" fo:country="GR"/>
    </style:style>
    <style:style style:name="T11410" style:parent-style-name="AncientGreekἈρχαίαἑλληνικά" style:family="text">
      <style:text-properties style:font-weight-complex="bold" style:font-size-complex="14pt"/>
    </style:style>
    <style:style style:name="T11411" style:parent-style-name="AncientGreekἈρχαίαἑλληνικά" style:family="text">
      <style:text-properties style:font-weight-complex="bold" style:font-size-complex="14pt" fo:language="el" fo:country="GR"/>
    </style:style>
    <style:style style:name="T11412" style:parent-style-name="AncientGreekἈρχαίαἑλληνικά" style:family="text">
      <style:text-properties style:font-weight-complex="bold" style:font-size-complex="14pt"/>
    </style:style>
    <style:style style:name="T11413" style:parent-style-name="AncientGreekἈρχαίαἑλληνικά" style:family="text">
      <style:text-properties style:font-weight-complex="bold" style:font-size-complex="14pt" fo:language="el" fo:country="GR"/>
    </style:style>
    <style:style style:name="T11414" style:parent-style-name="AncientGreekἈρχαίαἑλληνικά" style:family="text">
      <style:text-properties style:font-weight-complex="bold" style:font-size-complex="14pt"/>
    </style:style>
    <style:style style:name="T11415" style:parent-style-name="AncientGreekἈρχαίαἑλληνικά" style:family="text">
      <style:text-properties style:font-weight-complex="bold" style:font-size-complex="14pt" fo:language="el" fo:country="GR"/>
    </style:style>
    <style:style style:name="T11416" style:parent-style-name="AncientGreekἈρχαίαἑλληνικά" style:family="text">
      <style:text-properties style:font-weight-complex="bold" style:font-size-complex="14pt"/>
    </style:style>
    <style:style style:name="T11417" style:parent-style-name="AncientGreekἈρχαίαἑλληνικά" style:family="text">
      <style:text-properties style:font-weight-complex="bold" style:font-size-complex="14pt" fo:language="el" fo:country="GR"/>
    </style:style>
    <style:style style:name="T11418" style:parent-style-name="AncientGreekἈρχαίαἑλληνικά" style:family="text">
      <style:text-properties style:font-weight-complex="bold" style:font-size-complex="14pt"/>
    </style:style>
    <style:style style:name="T11419" style:parent-style-name="AncientGreekἈρχαίαἑλληνικά" style:family="text">
      <style:text-properties style:font-weight-complex="bold" style:font-size-complex="14pt" fo:language="el" fo:country="GR"/>
    </style:style>
    <style:style style:name="T11420" style:parent-style-name="AncientGreekἈρχαίαἑλληνικά" style:family="text">
      <style:text-properties style:font-weight-complex="bold" style:font-size-complex="14pt"/>
    </style:style>
    <style:style style:name="T11421" style:parent-style-name="AncientGreekἈρχαίαἑλληνικά" style:family="text">
      <style:text-properties style:font-weight-complex="bold" style:font-size-complex="14pt" fo:language="el" fo:country="GR"/>
    </style:style>
    <style:style style:name="T11422" style:parent-style-name="AncientGreekἈρχαίαἑλληνικά" style:family="text">
      <style:text-properties style:font-weight-complex="bold" style:font-size-complex="14pt"/>
    </style:style>
    <style:style style:name="T11423" style:parent-style-name="AncientGreekἈρχαίαἑλληνικά" style:family="text">
      <style:text-properties style:font-weight-complex="bold" style:font-size-complex="14pt" fo:language="el" fo:country="GR"/>
    </style:style>
    <style:style style:name="T11424" style:parent-style-name="AncientGreekἈρχαίαἑλληνικά" style:family="text">
      <style:text-properties style:font-weight-complex="bold" style:font-size-complex="14pt"/>
    </style:style>
    <style:style style:name="T11425" style:parent-style-name="AncientGreekἈρχαίαἑλληνικά" style:family="text">
      <style:text-properties style:font-weight-complex="bold" style:font-size-complex="14pt" fo:language="el" fo:country="GR"/>
    </style:style>
    <style:style style:name="T11426" style:parent-style-name="AncientGreekἈρχαίαἑλληνικά" style:family="text">
      <style:text-properties style:font-weight-complex="bold" style:font-size-complex="14pt"/>
    </style:style>
    <style:style style:name="T11427" style:parent-style-name="AncientGreekἈρχαίαἑλληνικά" style:family="text">
      <style:text-properties style:font-weight-complex="bold" style:font-size-complex="14pt" fo:language="el" fo:country="GR"/>
    </style:style>
    <style:style style:name="T11428" style:parent-style-name="AncientGreekἈρχαίαἑλληνικά" style:family="text">
      <style:text-properties style:font-weight-complex="bold" style:font-size-complex="14pt"/>
    </style:style>
    <style:style style:name="T11429" style:parent-style-name="AncientGreekἈρχαίαἑλληνικά" style:family="text">
      <style:text-properties style:font-weight-complex="bold" style:font-size-complex="14pt" fo:language="el" fo:country="GR"/>
    </style:style>
    <style:style style:name="T11430" style:parent-style-name="AncientGreekἈρχαίαἑλληνικά" style:family="text">
      <style:text-properties style:font-weight-complex="bold" style:font-size-complex="14pt"/>
    </style:style>
    <style:style style:name="T11431" style:parent-style-name="AncientGreekἈρχαίαἑλληνικά" style:family="text">
      <style:text-properties style:font-weight-complex="bold" style:font-size-complex="14pt" fo:language="el" fo:country="GR"/>
    </style:style>
    <style:style style:name="T11432" style:parent-style-name="AncientGreekἈρχαίαἑλληνικά" style:family="text">
      <style:text-properties style:font-weight-complex="bold" style:font-size-complex="14pt"/>
    </style:style>
    <style:style style:name="T11433" style:parent-style-name="AncientGreekἈρχαίαἑλληνικά" style:family="text">
      <style:text-properties style:font-weight-complex="bold" style:font-size-complex="14pt" fo:language="el" fo:country="GR"/>
    </style:style>
    <style:style style:name="T11434" style:parent-style-name="AncientGreekἈρχαίαἑλληνικά" style:family="text">
      <style:text-properties style:font-weight-complex="bold" style:font-size-complex="14pt"/>
    </style:style>
    <style:style style:name="T11435" style:parent-style-name="AncientGreekἈρχαίαἑλληνικά" style:family="text">
      <style:text-properties style:font-weight-complex="bold" style:font-size-complex="14pt" fo:language="el" fo:country="GR"/>
    </style:style>
    <style:style style:name="T11436" style:parent-style-name="AncientGreekἈρχαίαἑλληνικά" style:family="text">
      <style:text-properties style:font-weight-complex="bold" style:font-size-complex="14pt"/>
    </style:style>
    <style:style style:name="T11437" style:parent-style-name="AncientGreekἈρχαίαἑλληνικά" style:family="text">
      <style:text-properties style:font-weight-complex="bold" style:font-size-complex="14pt" fo:language="el" fo:country="GR"/>
    </style:style>
    <style:style style:name="T11438" style:parent-style-name="AncientGreekἈρχαίαἑλληνικά" style:family="text">
      <style:text-properties style:font-weight-complex="bold" style:font-size-complex="14pt"/>
    </style:style>
    <style:style style:name="T11439" style:parent-style-name="AncientGreekἈρχαίαἑλληνικά" style:family="text">
      <style:text-properties style:font-weight-complex="bold" style:font-size-complex="14pt" fo:language="el" fo:country="GR"/>
    </style:style>
    <style:style style:name="T11440" style:parent-style-name="AncientGreekἈρχαίαἑλληνικά" style:family="text">
      <style:text-properties style:font-weight-complex="bold" style:font-size-complex="14pt"/>
    </style:style>
    <style:style style:name="T11441" style:parent-style-name="AncientGreekἈρχαίαἑλληνικά" style:family="text">
      <style:text-properties style:font-weight-complex="bold" style:font-size-complex="14pt" fo:language="el" fo:country="GR"/>
    </style:style>
    <style:style style:name="T11442" style:parent-style-name="AncientGreekἈρχαίαἑλληνικά" style:family="text">
      <style:text-properties style:font-weight-complex="bold" style:font-size-complex="14pt"/>
    </style:style>
    <style:style style:name="T11443" style:parent-style-name="AncientGreekἈρχαίαἑλληνικά" style:family="text">
      <style:text-properties style:font-weight-complex="bold" style:font-size-complex="14pt" fo:language="el" fo:country="GR"/>
    </style:style>
    <style:style style:name="T11444" style:parent-style-name="AncientGreekἈρχαίαἑλληνικά" style:family="text">
      <style:text-properties style:font-weight-complex="bold" style:font-size-complex="14pt"/>
    </style:style>
    <style:style style:name="T11445" style:parent-style-name="AncientGreekἈρχαίαἑλληνικά" style:family="text">
      <style:text-properties style:font-weight-complex="bold" style:font-size-complex="14pt" fo:language="el" fo:country="GR"/>
    </style:style>
    <style:style style:name="T11446" style:parent-style-name="AncientGreekἈρχαίαἑλληνικά" style:family="text">
      <style:text-properties style:font-weight-complex="bold" style:font-size-complex="14pt"/>
    </style:style>
    <style:style style:name="T11447" style:parent-style-name="AncientGreekἈρχαίαἑλληνικά" style:family="text">
      <style:text-properties style:font-weight-complex="bold" style:font-size-complex="14pt" fo:language="el" fo:country="GR"/>
    </style:style>
    <style:style style:name="T11448" style:parent-style-name="AncientGreekἈρχαίαἑλληνικά" style:family="text">
      <style:text-properties style:font-weight-complex="bold" style:font-size-complex="14pt"/>
    </style:style>
    <style:style style:name="T11449" style:parent-style-name="AncientGreekἈρχαίαἑλληνικά" style:family="text">
      <style:text-properties style:font-weight-complex="bold" style:font-size-complex="14pt" fo:language="el" fo:country="GR"/>
    </style:style>
    <style:style style:name="T11450" style:parent-style-name="AncientGreekἈρχαίαἑλληνικά" style:family="text">
      <style:text-properties style:font-weight-complex="bold" style:font-size-complex="14pt"/>
    </style:style>
    <style:style style:name="T11451" style:parent-style-name="AncientGreekἈρχαίαἑλληνικά" style:family="text">
      <style:text-properties style:font-weight-complex="bold" style:font-size-complex="14pt" fo:language="el" fo:country="GR"/>
    </style:style>
    <style:style style:name="T11452" style:parent-style-name="AncientGreekἈρχαίαἑλληνικά" style:family="text">
      <style:text-properties style:font-weight-complex="bold" style:font-size-complex="14pt"/>
    </style:style>
    <style:style style:name="T11453" style:parent-style-name="AncientGreekἈρχαίαἑλληνικά" style:family="text">
      <style:text-properties style:font-weight-complex="bold" style:font-size-complex="14pt" fo:language="el" fo:country="GR"/>
    </style:style>
    <style:style style:name="T11454" style:parent-style-name="AncientGreekἈρχαίαἑλληνικά" style:family="text">
      <style:text-properties style:font-weight-complex="bold" style:font-size-complex="14pt"/>
    </style:style>
    <style:style style:name="T11455" style:parent-style-name="AncientGreekἈρχαίαἑλληνικά" style:family="text">
      <style:text-properties style:font-weight-complex="bold" style:font-size-complex="14pt" fo:language="el" fo:country="GR"/>
    </style:style>
    <style:style style:name="T11456" style:parent-style-name="AncientGreekἈρχαίαἑλληνικά" style:family="text">
      <style:text-properties style:font-weight-complex="bold" style:font-size-complex="14pt"/>
    </style:style>
    <style:style style:name="T11457" style:parent-style-name="AncientGreekἈρχαίαἑλληνικά" style:family="text">
      <style:text-properties style:font-weight-complex="bold" style:font-size-complex="14pt" fo:language="el" fo:country="GR"/>
    </style:style>
    <style:style style:name="T11458" style:parent-style-name="AncientGreekἈρχαίαἑλληνικά" style:family="text">
      <style:text-properties style:font-weight-complex="bold" style:font-size-complex="14pt"/>
    </style:style>
    <style:style style:name="T11459" style:parent-style-name="AncientGreekἈρχαίαἑλληνικά" style:family="text">
      <style:text-properties style:font-weight-complex="bold" style:font-size-complex="14pt" fo:language="el" fo:country="GR"/>
    </style:style>
    <style:style style:name="T11460" style:parent-style-name="AncientGreekἈρχαίαἑλληνικά" style:family="text">
      <style:text-properties style:font-weight-complex="bold" style:font-size-complex="14pt"/>
    </style:style>
    <style:style style:name="T11461" style:parent-style-name="AncientGreekἈρχαίαἑλληνικά" style:family="text">
      <style:text-properties style:font-weight-complex="bold" style:font-size-complex="14pt" fo:language="el" fo:country="GR"/>
    </style:style>
    <style:style style:name="T11462" style:parent-style-name="AncientGreekἈρχαίαἑλληνικά" style:family="text">
      <style:text-properties style:font-weight-complex="bold" style:font-size-complex="14pt"/>
    </style:style>
    <style:style style:name="T11463" style:parent-style-name="AncientGreekἈρχαίαἑλληνικά" style:family="text">
      <style:text-properties style:font-weight-complex="bold" style:font-size-complex="14pt" fo:language="el" fo:country="GR"/>
    </style:style>
    <style:style style:name="T11464" style:parent-style-name="AncientGreekἈρχαίαἑλληνικά" style:family="text">
      <style:text-properties style:font-weight-complex="bold" style:font-size-complex="14pt"/>
    </style:style>
    <style:style style:name="T11465" style:parent-style-name="AncientGreekἈρχαίαἑλληνικά" style:family="text">
      <style:text-properties style:font-weight-complex="bold" style:font-size-complex="14pt" fo:language="el" fo:country="GR"/>
    </style:style>
    <style:style style:name="T11466" style:parent-style-name="AncientGreekἈρχαίαἑλληνικά" style:family="text">
      <style:text-properties style:font-weight-complex="bold" style:font-size-complex="14pt"/>
    </style:style>
    <style:style style:name="T11467" style:parent-style-name="AncientGreekἈρχαίαἑλληνικά" style:family="text">
      <style:text-properties style:font-weight-complex="bold" style:font-size-complex="14pt" fo:language="el" fo:country="GR"/>
    </style:style>
    <style:style style:name="T11468" style:parent-style-name="AncientGreekἈρχαίαἑλληνικά" style:family="text">
      <style:text-properties style:font-weight-complex="bold" style:font-size-complex="14pt"/>
    </style:style>
    <style:style style:name="T11469" style:parent-style-name="AncientGreekἈρχαίαἑλληνικά" style:family="text">
      <style:text-properties style:font-weight-complex="bold" style:font-size-complex="14pt" fo:language="el" fo:country="GR"/>
    </style:style>
    <style:style style:name="T11470" style:parent-style-name="AncientGreekἈρχαίαἑλληνικά" style:family="text">
      <style:text-properties style:font-weight-complex="bold" style:font-size-complex="14pt"/>
    </style:style>
    <style:style style:name="T11471" style:parent-style-name="AncientGreekἈρχαίαἑλληνικά" style:family="text">
      <style:text-properties style:font-weight-complex="bold" style:font-size-complex="14pt" fo:language="el" fo:country="GR"/>
    </style:style>
    <style:style style:name="T11472" style:parent-style-name="AncientGreekἈρχαίαἑλληνικά" style:family="text">
      <style:text-properties style:font-weight-complex="bold" style:font-size-complex="14pt"/>
    </style:style>
    <style:style style:name="T11473" style:parent-style-name="AncientGreekἈρχαίαἑλληνικά" style:family="text">
      <style:text-properties style:font-weight-complex="bold" style:font-size-complex="14pt" fo:language="el" fo:country="GR"/>
    </style:style>
    <style:style style:name="T11474" style:parent-style-name="AncientGreekἈρχαίαἑλληνικά" style:family="text">
      <style:text-properties style:font-weight-complex="bold" style:font-size-complex="14pt"/>
    </style:style>
    <style:style style:name="T11475" style:parent-style-name="AncientGreekἈρχαίαἑλληνικά" style:family="text">
      <style:text-properties style:font-weight-complex="bold" style:font-size-complex="14pt" fo:language="el" fo:country="GR"/>
    </style:style>
    <style:style style:name="T11476" style:parent-style-name="AncientGreekἈρχαίαἑλληνικά" style:family="text">
      <style:text-properties style:font-weight-complex="bold" style:font-size-complex="14pt"/>
    </style:style>
    <style:style style:name="T11477" style:parent-style-name="AncientGreekἈρχαίαἑλληνικά" style:family="text">
      <style:text-properties style:font-weight-complex="bold" style:font-size-complex="14pt" fo:language="el" fo:country="GR"/>
    </style:style>
    <style:style style:name="T11478" style:parent-style-name="AncientGreekἈρχαίαἑλληνικά" style:family="text">
      <style:text-properties style:font-weight-complex="bold" style:font-size-complex="14pt"/>
    </style:style>
    <style:style style:name="T11479" style:parent-style-name="AncientGreekἈρχαίαἑλληνικά" style:family="text">
      <style:text-properties style:font-weight-complex="bold" style:font-size-complex="14pt" fo:language="el" fo:country="GR"/>
    </style:style>
    <style:style style:name="T11480" style:parent-style-name="AncientGreekἈρχαίαἑλληνικά" style:family="text">
      <style:text-properties style:font-weight-complex="bold" style:font-size-complex="14pt"/>
    </style:style>
    <style:style style:name="T11481" style:parent-style-name="AncientGreekἈρχαίαἑλληνικά" style:family="text">
      <style:text-properties style:font-weight-complex="bold" style:font-size-complex="14pt" fo:language="el" fo:country="GR"/>
    </style:style>
    <style:style style:name="T11482" style:parent-style-name="AncientGreekἈρχαίαἑλληνικά" style:family="text">
      <style:text-properties style:font-weight-complex="bold" style:font-size-complex="14pt"/>
    </style:style>
    <style:style style:name="T11483" style:parent-style-name="AncientGreekἈρχαίαἑλληνικά" style:family="text">
      <style:text-properties style:font-weight-complex="bold" style:font-size-complex="14pt" fo:language="el" fo:country="GR"/>
    </style:style>
    <style:style style:name="T11484" style:parent-style-name="AncientGreekἈρχαίαἑλληνικά" style:family="text">
      <style:text-properties style:font-weight-complex="bold" style:font-size-complex="14pt"/>
    </style:style>
    <style:style style:name="T11485" style:parent-style-name="AncientGreekἈρχαίαἑλληνικά" style:family="text">
      <style:text-properties style:font-weight-complex="bold" style:font-size-complex="14pt" fo:language="el" fo:country="GR"/>
    </style:style>
    <style:style style:name="T11486" style:parent-style-name="AncientGreekἈρχαίαἑλληνικά" style:family="text">
      <style:text-properties style:font-weight-complex="bold" style:font-size-complex="14pt"/>
    </style:style>
    <style:style style:name="T11487" style:parent-style-name="AncientGreekἈρχαίαἑλληνικά" style:family="text">
      <style:text-properties style:font-weight-complex="bold" style:font-size-complex="14pt" fo:language="el" fo:country="GR"/>
    </style:style>
    <style:style style:name="T11488" style:parent-style-name="AncientGreekἈρχαίαἑλληνικά" style:family="text">
      <style:text-properties style:font-weight-complex="bold" style:font-size-complex="14pt"/>
    </style:style>
    <style:style style:name="T11489" style:parent-style-name="AncientGreekἈρχαίαἑλληνικά" style:family="text">
      <style:text-properties style:font-weight-complex="bold" style:font-size-complex="14pt" fo:language="el" fo:country="GR"/>
    </style:style>
    <style:style style:name="T11490" style:parent-style-name="AncientGreekἈρχαίαἑλληνικά" style:family="text">
      <style:text-properties style:font-weight-complex="bold" style:font-size-complex="14pt"/>
    </style:style>
    <style:style style:name="T11491" style:parent-style-name="AncientGreekἈρχαίαἑλληνικά" style:family="text">
      <style:text-properties style:font-weight-complex="bold" style:font-size-complex="14pt" fo:language="el" fo:country="GR"/>
    </style:style>
    <style:style style:name="T11492" style:parent-style-name="AncientGreekἈρχαίαἑλληνικά" style:family="text">
      <style:text-properties style:font-weight-complex="bold" style:font-size-complex="14pt"/>
    </style:style>
    <style:style style:name="T11493" style:parent-style-name="AncientGreekἈρχαίαἑλληνικά" style:family="text">
      <style:text-properties style:font-weight-complex="bold" style:font-size-complex="14pt" fo:language="el" fo:country="GR"/>
    </style:style>
    <style:style style:name="T11494" style:parent-style-name="AncientGreekἈρχαίαἑλληνικά" style:family="text">
      <style:text-properties style:font-weight-complex="bold" style:font-size-complex="14pt"/>
    </style:style>
    <style:style style:name="T11495" style:parent-style-name="AncientGreekἈρχαίαἑλληνικά" style:family="text">
      <style:text-properties style:font-weight-complex="bold" style:font-size-complex="14pt" fo:language="el" fo:country="GR"/>
    </style:style>
    <style:style style:name="T11496" style:parent-style-name="AncientGreekἈρχαίαἑλληνικά" style:family="text">
      <style:text-properties style:font-weight-complex="bold" style:font-size-complex="14pt"/>
    </style:style>
    <style:style style:name="T11497" style:parent-style-name="AncientGreekἈρχαίαἑλληνικά" style:family="text">
      <style:text-properties style:font-weight-complex="bold" style:font-size-complex="14pt" fo:language="el" fo:country="GR"/>
    </style:style>
    <style:style style:name="T11498" style:parent-style-name="AncientGreekἈρχαίαἑλληνικά" style:family="text">
      <style:text-properties style:font-weight-complex="bold" style:font-size-complex="14pt"/>
    </style:style>
    <style:style style:name="T11499" style:parent-style-name="AncientGreekἈρχαίαἑλληνικά" style:family="text">
      <style:text-properties style:font-weight-complex="bold" style:font-size-complex="14pt" fo:language="el" fo:country="GR"/>
    </style:style>
    <style:style style:name="T11500" style:parent-style-name="AncientGreekἈρχαίαἑλληνικά" style:family="text">
      <style:text-properties style:font-weight-complex="bold" style:font-size-complex="14pt"/>
    </style:style>
    <style:style style:name="T11501" style:parent-style-name="AncientGreekἈρχαίαἑλληνικά" style:family="text">
      <style:text-properties style:font-weight-complex="bold" style:font-size-complex="14pt" fo:language="el" fo:country="GR"/>
    </style:style>
    <style:style style:name="T11502" style:parent-style-name="AncientGreekἈρχαίαἑλληνικά" style:family="text">
      <style:text-properties style:font-weight-complex="bold" style:font-size-complex="14pt"/>
    </style:style>
    <style:style style:name="T11503" style:parent-style-name="AncientGreekἈρχαίαἑλληνικά" style:family="text">
      <style:text-properties style:font-weight-complex="bold" style:font-size-complex="14pt" fo:language="el" fo:country="GR"/>
    </style:style>
    <style:style style:name="T11504" style:parent-style-name="AncientGreekἈρχαίαἑλληνικά" style:family="text">
      <style:text-properties style:font-weight-complex="bold" style:font-size-complex="14pt"/>
    </style:style>
    <style:style style:name="T11505" style:parent-style-name="AncientGreekἈρχαίαἑλληνικά" style:family="text">
      <style:text-properties style:font-weight-complex="bold" style:font-size-complex="14pt" fo:language="el" fo:country="GR"/>
    </style:style>
    <style:style style:name="T11506" style:parent-style-name="AncientGreekἈρχαίαἑλληνικά" style:family="text">
      <style:text-properties style:font-weight-complex="bold" style:font-size-complex="14pt"/>
    </style:style>
    <style:style style:name="T11507" style:parent-style-name="AncientGreekἈρχαίαἑλληνικά" style:family="text">
      <style:text-properties style:font-weight-complex="bold" style:font-size-complex="14pt" fo:language="el" fo:country="GR"/>
    </style:style>
    <style:style style:name="T11508" style:parent-style-name="AncientGreekἈρχαίαἑλληνικά" style:family="text">
      <style:text-properties style:font-weight-complex="bold" style:font-size-complex="14pt"/>
    </style:style>
    <style:style style:name="T11509" style:parent-style-name="AncientGreekἈρχαίαἑλληνικά" style:family="text">
      <style:text-properties style:font-weight-complex="bold" style:font-size-complex="14pt" fo:language="el" fo:country="GR"/>
    </style:style>
    <style:style style:name="T11510" style:parent-style-name="AncientGreekἈρχαίαἑλληνικά" style:family="text">
      <style:text-properties style:font-weight-complex="bold" style:font-size-complex="14pt"/>
    </style:style>
    <style:style style:name="T11511" style:parent-style-name="AncientGreekἈρχαίαἑλληνικά" style:family="text">
      <style:text-properties style:font-weight-complex="bold" style:font-size-complex="14pt" fo:language="el" fo:country="GR"/>
    </style:style>
    <style:style style:name="T11512" style:parent-style-name="AncientGreekἈρχαίαἑλληνικά" style:family="text">
      <style:text-properties style:font-weight-complex="bold" style:font-size-complex="14pt"/>
    </style:style>
    <style:style style:name="T11513" style:parent-style-name="AncientGreekἈρχαίαἑλληνικά" style:family="text">
      <style:text-properties style:font-weight-complex="bold" style:font-size-complex="14pt" fo:language="el" fo:country="GR"/>
    </style:style>
    <style:style style:name="T11514" style:parent-style-name="AncientGreekἈρχαίαἑλληνικά" style:family="text">
      <style:text-properties style:font-weight-complex="bold" style:font-size-complex="14pt"/>
    </style:style>
    <style:style style:name="T11515" style:parent-style-name="AncientGreekἈρχαίαἑλληνικά" style:family="text">
      <style:text-properties style:font-weight-complex="bold" style:font-size-complex="14pt" fo:language="el" fo:country="GR"/>
    </style:style>
    <style:style style:name="T11516" style:parent-style-name="AncientGreekἈρχαίαἑλληνικά" style:family="text">
      <style:text-properties style:font-weight-complex="bold" style:font-size-complex="14pt"/>
    </style:style>
    <style:style style:name="T11517" style:parent-style-name="AncientGreekἈρχαίαἑλληνικά" style:family="text">
      <style:text-properties style:font-weight-complex="bold" style:font-size-complex="14pt" fo:language="el" fo:country="GR"/>
    </style:style>
    <style:style style:name="T11518" style:parent-style-name="AncientGreekἈρχαίαἑλληνικά" style:family="text">
      <style:text-properties style:font-weight-complex="bold" style:font-size-complex="14pt"/>
    </style:style>
    <style:style style:name="T11519" style:parent-style-name="AncientGreekἈρχαίαἑλληνικά" style:family="text">
      <style:text-properties style:font-weight-complex="bold" style:font-size-complex="14pt" fo:language="el" fo:country="GR"/>
    </style:style>
    <style:style style:name="T11520" style:parent-style-name="AncientGreekἈρχαίαἑλληνικά" style:family="text">
      <style:text-properties style:font-weight-complex="bold" style:font-size-complex="14pt"/>
    </style:style>
    <style:style style:name="T11521" style:parent-style-name="AncientGreekἈρχαίαἑλληνικά" style:family="text">
      <style:text-properties style:font-weight-complex="bold" style:font-size-complex="14pt" fo:language="el" fo:country="GR"/>
    </style:style>
    <style:style style:name="T11522" style:parent-style-name="AncientGreekἈρχαίαἑλληνικά" style:family="text">
      <style:text-properties style:font-weight-complex="bold" style:font-size-complex="14pt"/>
    </style:style>
    <style:style style:name="T11523" style:parent-style-name="AncientGreekἈρχαίαἑλληνικά" style:family="text">
      <style:text-properties style:font-weight-complex="bold" style:font-size-complex="14pt" fo:language="el" fo:country="GR"/>
    </style:style>
    <style:style style:name="T11524" style:parent-style-name="AncientGreekἈρχαίαἑλληνικά" style:family="text">
      <style:text-properties style:font-weight-complex="bold" style:font-size-complex="14pt"/>
    </style:style>
    <style:style style:name="T11525" style:parent-style-name="AncientGreekἈρχαίαἑλληνικά" style:family="text">
      <style:text-properties style:font-weight-complex="bold" style:font-size-complex="14pt" fo:language="el" fo:country="GR"/>
    </style:style>
    <style:style style:name="T11526" style:parent-style-name="AncientGreekἈρχαίαἑλληνικά" style:family="text">
      <style:text-properties style:font-weight-complex="bold" style:font-size-complex="14pt"/>
    </style:style>
    <style:style style:name="P11527" style:parent-style-name="Standard" style:family="paragraph">
      <style:paragraph-properties fo:widows="0" fo:orphans="0">
        <style:tab-stops>
          <style:tab-stop style:type="left" style:position="2.1979in"/>
        </style:tab-stops>
      </style:paragraph-properties>
    </style:style>
    <style:style style:name="T11528" style:parent-style-name="AncientGreekἈρχαίαἑλληνικά" style:family="text">
      <style:text-properties style:font-weight-complex="bold" style:font-size-complex="14pt" fo:language="el" fo:country="GR"/>
    </style:style>
    <style:style style:name="T11529" style:parent-style-name="AncientGreekἈρχαίαἑλληνικά" style:family="text">
      <style:text-properties style:font-weight-complex="bold" style:font-size-complex="14pt"/>
    </style:style>
    <style:style style:name="T11530" style:parent-style-name="AncientGreekἈρχαίαἑλληνικά" style:family="text">
      <style:text-properties style:font-weight-complex="bold" style:font-size-complex="14pt" fo:language="el" fo:country="GR"/>
    </style:style>
    <style:style style:name="T11531" style:parent-style-name="AncientGreekἈρχαίαἑλληνικά" style:family="text">
      <style:text-properties style:font-weight-complex="bold" style:font-size-complex="14pt"/>
    </style:style>
    <style:style style:name="T11532" style:parent-style-name="AncientGreekἈρχαίαἑλληνικά" style:family="text">
      <style:text-properties style:font-weight-complex="bold" style:font-size-complex="14pt" fo:language="el" fo:country="GR"/>
    </style:style>
    <style:style style:name="T11533" style:parent-style-name="AncientGreekἈρχαίαἑλληνικά" style:family="text">
      <style:text-properties style:font-weight-complex="bold" style:font-size-complex="14pt"/>
    </style:style>
    <style:style style:name="T11534" style:parent-style-name="AncientGreekἈρχαίαἑλληνικά" style:family="text">
      <style:text-properties style:font-weight-complex="bold" style:font-size-complex="14pt" fo:language="el" fo:country="GR"/>
    </style:style>
    <style:style style:name="T11535" style:parent-style-name="AncientGreekἈρχαίαἑλληνικά" style:family="text">
      <style:text-properties style:font-weight-complex="bold" style:font-size-complex="14pt"/>
    </style:style>
    <style:style style:name="T11536" style:parent-style-name="AncientGreekἈρχαίαἑλληνικά" style:family="text">
      <style:text-properties style:font-weight-complex="bold" style:font-size-complex="14pt" fo:language="el" fo:country="GR"/>
    </style:style>
    <style:style style:name="T11537" style:parent-style-name="AncientGreekἈρχαίαἑλληνικά" style:family="text">
      <style:text-properties style:font-weight-complex="bold" style:font-size-complex="14pt"/>
    </style:style>
    <style:style style:name="T11538" style:parent-style-name="AncientGreekἈρχαίαἑλληνικά" style:family="text">
      <style:text-properties style:font-weight-complex="bold" style:font-size-complex="14pt" fo:language="el" fo:country="GR"/>
    </style:style>
    <style:style style:name="T11539" style:parent-style-name="AncientGreekἈρχαίαἑλληνικά" style:family="text">
      <style:text-properties style:font-weight-complex="bold" style:font-size-complex="14pt"/>
    </style:style>
    <style:style style:name="T11540" style:parent-style-name="AncientGreekἈρχαίαἑλληνικά" style:family="text">
      <style:text-properties style:font-weight-complex="bold" style:font-size-complex="14pt" fo:language="el" fo:country="GR"/>
    </style:style>
    <style:style style:name="T11541" style:parent-style-name="AncientGreekἈρχαίαἑλληνικά" style:family="text">
      <style:text-properties style:font-weight-complex="bold" style:font-size-complex="14pt"/>
    </style:style>
    <style:style style:name="T11542" style:parent-style-name="AncientGreekἈρχαίαἑλληνικά" style:family="text">
      <style:text-properties style:font-weight-complex="bold" style:font-size-complex="14pt" fo:language="el" fo:country="GR"/>
    </style:style>
    <style:style style:name="T11543" style:parent-style-name="AncientGreekἈρχαίαἑλληνικά" style:family="text">
      <style:text-properties style:font-weight-complex="bold" style:font-size-complex="14pt"/>
    </style:style>
    <style:style style:name="T11544" style:parent-style-name="AncientGreekἈρχαίαἑλληνικά" style:family="text">
      <style:text-properties style:font-weight-complex="bold" style:font-size-complex="14pt" fo:language="el" fo:country="GR"/>
    </style:style>
    <style:style style:name="T11545" style:parent-style-name="AncientGreekἈρχαίαἑλληνικά" style:family="text">
      <style:text-properties style:font-weight-complex="bold" style:font-size-complex="14pt"/>
    </style:style>
    <style:style style:name="T11546" style:parent-style-name="AncientGreekἈρχαίαἑλληνικά" style:family="text">
      <style:text-properties style:font-weight-complex="bold" style:font-size-complex="14pt" fo:language="el" fo:country="GR"/>
    </style:style>
    <style:style style:name="T11547" style:parent-style-name="AncientGreekἈρχαίαἑλληνικά" style:family="text">
      <style:text-properties style:font-weight-complex="bold" style:font-size-complex="14pt"/>
    </style:style>
    <style:style style:name="T11548" style:parent-style-name="AncientGreekἈρχαίαἑλληνικά" style:family="text">
      <style:text-properties style:font-weight-complex="bold" style:font-size-complex="14pt" fo:language="el" fo:country="GR"/>
    </style:style>
    <style:style style:name="T11549" style:parent-style-name="AncientGreekἈρχαίαἑλληνικά" style:family="text">
      <style:text-properties style:font-weight-complex="bold" style:font-size-complex="14pt"/>
    </style:style>
    <style:style style:name="TableCell11550" style:family="table-cell">
      <style:table-cell-properties fo:border="0.0069in solid #000000" fo:background-color="#FFFFFF" style:writing-mode="lr-tb" fo:padding-top="0in" fo:padding-left="0.1527in" fo:padding-bottom="0in" fo:padding-right="0.15in"/>
    </style:style>
    <style:style style:name="P11551" style:parent-style-name="Standard" style:family="paragraph">
      <style:paragraph-properties fo:widows="0" fo:orphans="0"/>
      <style:text-properties style:font-name="AncientGreek"/>
    </style:style>
    <style:style style:name="P11552" style:parent-style-name="Standard" style:family="paragraph">
      <style:paragraph-properties fo:widows="0" fo:orphans="0"/>
      <style:text-properties style:font-name="AncientGreek"/>
    </style:style>
    <style:style style:name="TableRow11553" style:family="table-row">
      <style:table-row-properties style:min-row-height="0.0138in" style:use-optimal-row-height="false" fo:keep-together="always"/>
    </style:style>
    <style:style style:name="TableCell11554" style:family="table-cell">
      <style:table-cell-properties fo:border="0.0069in solid #000000" fo:background-color="#FFFFFF" style:writing-mode="lr-tb" fo:padding-top="0in" fo:padding-left="0.1527in" fo:padding-bottom="0in" fo:padding-right="0.15in"/>
    </style:style>
    <style:style style:name="P11555"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11556" style:parent-style-name="AncientGreekἈρχαίαἑλληνικά" style:family="text">
      <style:text-properties fo:font-weight="bold" style:font-weight-asian="bold" style:font-weight-complex="bold" fo:font-size="18pt" style:font-size-asian="18pt" style:font-size-complex="14pt"/>
    </style:style>
    <style:style style:name="T11557"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58" style:parent-style-name="AncientGreekἈρχαίαἑλληνικά" style:family="text">
      <style:text-properties fo:font-weight="bold" style:font-weight-asian="bold" style:font-weight-complex="bold" fo:font-size="18pt" style:font-size-asian="18pt" style:font-size-complex="14pt"/>
    </style:style>
    <style:style style:name="T11559"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560" style:parent-style-name="AncientGreekἈρχαίαἑλληνικά" style:family="text">
      <style:text-properties fo:font-weight="bold" style:font-weight-asian="bold" style:font-weight-complex="bold" fo:font-size="18pt" style:font-size-asian="18pt" style:font-size-complex="14pt"/>
    </style:style>
    <style:style style:name="T11561" style:parent-style-name="AncientGreekἈρχαίαἑλληνικά" style:family="text">
      <style:text-properties fo:font-weight="bold" style:font-weight-asian="bold" style:font-weight-complex="bold" fo:font-size="18pt" style:font-size-asian="18pt" style:font-size-complex="14pt"/>
    </style:style>
    <style:style style:name="T11562" style:parent-style-name="AncientGreekἈρχαίαἑλληνικά" style:family="text">
      <style:text-properties style:font-weight-complex="bold" style:font-size-complex="14pt" fo:language="el" fo:country="GR"/>
    </style:style>
    <style:style style:name="T11563" style:parent-style-name="AncientGreekἈρχαίαἑλληνικά" style:family="text">
      <style:text-properties style:font-weight-complex="bold" style:font-size-complex="14pt"/>
    </style:style>
    <style:style style:name="T11564" style:parent-style-name="AncientGreekἈρχαίαἑλληνικά" style:family="text">
      <style:text-properties style:font-weight-complex="bold" style:font-size-complex="14pt" fo:language="el" fo:country="GR"/>
    </style:style>
    <style:style style:name="T11565" style:parent-style-name="AncientGreekἈρχαίαἑλληνικά" style:family="text">
      <style:text-properties style:font-weight-complex="bold" style:font-size-complex="14pt"/>
    </style:style>
    <style:style style:name="T11566" style:parent-style-name="AncientGreekἈρχαίαἑλληνικά" style:family="text">
      <style:text-properties style:font-weight-complex="bold" style:font-size-complex="14pt" fo:language="el" fo:country="GR"/>
    </style:style>
    <style:style style:name="T11567" style:parent-style-name="AncientGreekἈρχαίαἑλληνικά" style:family="text">
      <style:text-properties style:font-weight-complex="bold" style:font-size-complex="14pt"/>
    </style:style>
    <style:style style:name="T11568" style:parent-style-name="AncientGreekἈρχαίαἑλληνικά" style:family="text">
      <style:text-properties style:font-weight-complex="bold" style:font-size-complex="14pt" fo:language="el" fo:country="GR"/>
    </style:style>
    <style:style style:name="T11569" style:parent-style-name="AncientGreekἈρχαίαἑλληνικά" style:family="text">
      <style:text-properties style:font-weight-complex="bold" style:font-size-complex="14pt"/>
    </style:style>
    <style:style style:name="T11570" style:parent-style-name="AncientGreekἈρχαίαἑλληνικά" style:family="text">
      <style:text-properties style:font-weight-complex="bold" style:font-size-complex="14pt" fo:language="el" fo:country="GR"/>
    </style:style>
    <style:style style:name="T11571" style:parent-style-name="AncientGreekἈρχαίαἑλληνικά" style:family="text">
      <style:text-properties style:font-weight-complex="bold" style:font-size-complex="14pt"/>
    </style:style>
    <style:style style:name="T11572" style:parent-style-name="AncientGreekἈρχαίαἑλληνικά" style:family="text">
      <style:text-properties style:font-weight-complex="bold" style:font-size-complex="14pt" fo:language="el" fo:country="GR"/>
    </style:style>
    <style:style style:name="T11573" style:parent-style-name="AncientGreekἈρχαίαἑλληνικά" style:family="text">
      <style:text-properties style:font-weight-complex="bold" style:font-size-complex="14pt"/>
    </style:style>
    <style:style style:name="T11574" style:parent-style-name="AncientGreekἈρχαίαἑλληνικά" style:family="text">
      <style:text-properties style:font-weight-complex="bold" style:font-size-complex="14pt" fo:language="el" fo:country="GR"/>
    </style:style>
    <style:style style:name="T11575" style:parent-style-name="AncientGreekἈρχαίαἑλληνικά" style:family="text">
      <style:text-properties style:font-weight-complex="bold" style:font-size-complex="14pt"/>
    </style:style>
    <style:style style:name="T11576" style:parent-style-name="AncientGreekἈρχαίαἑλληνικά" style:family="text">
      <style:text-properties style:font-weight-complex="bold" style:font-size-complex="14pt" fo:language="el" fo:country="GR"/>
    </style:style>
    <style:style style:name="T11577" style:parent-style-name="AncientGreekἈρχαίαἑλληνικά" style:family="text">
      <style:text-properties style:font-weight-complex="bold" style:font-size-complex="14pt"/>
    </style:style>
    <style:style style:name="T11578" style:parent-style-name="AncientGreekἈρχαίαἑλληνικά" style:family="text">
      <style:text-properties style:font-weight-complex="bold" style:font-size-complex="14pt" fo:language="el" fo:country="GR"/>
    </style:style>
    <style:style style:name="T11579" style:parent-style-name="AncientGreekἈρχαίαἑλληνικά" style:family="text">
      <style:text-properties style:font-weight-complex="bold" style:font-size-complex="14pt"/>
    </style:style>
    <style:style style:name="T11580" style:parent-style-name="AncientGreekἈρχαίαἑλληνικά" style:family="text">
      <style:text-properties style:font-weight-complex="bold" style:font-size-complex="14pt" fo:language="el" fo:country="GR"/>
    </style:style>
    <style:style style:name="T11581" style:parent-style-name="AncientGreekἈρχαίαἑλληνικά" style:family="text">
      <style:text-properties style:font-weight-complex="bold" style:font-size-complex="14pt"/>
    </style:style>
    <style:style style:name="T11582" style:parent-style-name="AncientGreekἈρχαίαἑλληνικά" style:family="text">
      <style:text-properties style:font-weight-complex="bold" style:font-size-complex="14pt" fo:language="el" fo:country="GR"/>
    </style:style>
    <style:style style:name="T11583" style:parent-style-name="AncientGreekἈρχαίαἑλληνικά" style:family="text">
      <style:text-properties style:font-weight-complex="bold" style:font-size-complex="14pt"/>
    </style:style>
    <style:style style:name="T11584" style:parent-style-name="AncientGreekἈρχαίαἑλληνικά" style:family="text">
      <style:text-properties style:font-weight-complex="bold" style:font-size-complex="14pt" fo:language="el" fo:country="GR"/>
    </style:style>
    <style:style style:name="T11585" style:parent-style-name="AncientGreekἈρχαίαἑλληνικά" style:family="text">
      <style:text-properties style:font-weight-complex="bold" style:font-size-complex="14pt"/>
    </style:style>
    <style:style style:name="T11586" style:parent-style-name="AncientGreekἈρχαίαἑλληνικά" style:family="text">
      <style:text-properties style:font-weight-complex="bold" style:font-size-complex="14pt" fo:language="el" fo:country="GR"/>
    </style:style>
    <style:style style:name="T11587" style:parent-style-name="AncientGreekἈρχαίαἑλληνικά" style:family="text">
      <style:text-properties style:font-weight-complex="bold" style:font-size-complex="14pt"/>
    </style:style>
    <style:style style:name="T11588" style:parent-style-name="AncientGreekἈρχαίαἑλληνικά" style:family="text">
      <style:text-properties style:font-weight-complex="bold" style:font-size-complex="14pt" fo:language="el" fo:country="GR"/>
    </style:style>
    <style:style style:name="T11589" style:parent-style-name="AncientGreekἈρχαίαἑλληνικά" style:family="text">
      <style:text-properties style:font-weight-complex="bold" style:font-size-complex="14pt"/>
    </style:style>
    <style:style style:name="T11590" style:parent-style-name="AncientGreekἈρχαίαἑλληνικά" style:family="text">
      <style:text-properties style:font-weight-complex="bold" style:font-size-complex="14pt" fo:language="el" fo:country="GR"/>
    </style:style>
    <style:style style:name="T11591" style:parent-style-name="AncientGreekἈρχαίαἑλληνικά" style:family="text">
      <style:text-properties style:font-weight-complex="bold" style:font-size-complex="14pt"/>
    </style:style>
    <style:style style:name="T11592" style:parent-style-name="AncientGreekἈρχαίαἑλληνικά" style:family="text">
      <style:text-properties style:font-weight-complex="bold" style:font-size-complex="14pt" fo:language="el" fo:country="GR"/>
    </style:style>
    <style:style style:name="T11593" style:parent-style-name="AncientGreekἈρχαίαἑλληνικά" style:family="text">
      <style:text-properties style:font-weight-complex="bold" style:font-size-complex="14pt"/>
    </style:style>
    <style:style style:name="T11594" style:parent-style-name="AncientGreekἈρχαίαἑλληνικά" style:family="text">
      <style:text-properties style:font-weight-complex="bold" style:font-size-complex="14pt" fo:language="el" fo:country="GR"/>
    </style:style>
    <style:style style:name="T11595" style:parent-style-name="AncientGreekἈρχαίαἑλληνικά" style:family="text">
      <style:text-properties style:font-weight-complex="bold" style:font-size-complex="14pt"/>
    </style:style>
    <style:style style:name="T11596" style:parent-style-name="AncientGreekἈρχαίαἑλληνικά" style:family="text">
      <style:text-properties style:font-weight-complex="bold" style:font-size-complex="14pt" fo:language="el" fo:country="GR"/>
    </style:style>
    <style:style style:name="T11597" style:parent-style-name="AncientGreekἈρχαίαἑλληνικά" style:family="text">
      <style:text-properties style:font-weight-complex="bold" style:font-size-complex="14pt"/>
    </style:style>
    <style:style style:name="T11598" style:parent-style-name="AncientGreekἈρχαίαἑλληνικά" style:family="text">
      <style:text-properties style:font-weight-complex="bold" style:font-size-complex="14pt" fo:language="el" fo:country="GR"/>
    </style:style>
    <style:style style:name="T11599" style:parent-style-name="AncientGreekἈρχαίαἑλληνικά" style:family="text">
      <style:text-properties style:font-weight-complex="bold" style:font-size-complex="14pt"/>
    </style:style>
    <style:style style:name="T11600" style:parent-style-name="AncientGreekἈρχαίαἑλληνικά" style:family="text">
      <style:text-properties style:font-weight-complex="bold" style:font-size-complex="14pt" fo:language="el" fo:country="GR"/>
    </style:style>
    <style:style style:name="T11601" style:parent-style-name="AncientGreekἈρχαίαἑλληνικά" style:family="text">
      <style:text-properties style:font-weight-complex="bold" style:font-size-complex="14pt"/>
    </style:style>
    <style:style style:name="T11602" style:parent-style-name="AncientGreekἈρχαίαἑλληνικά" style:family="text">
      <style:text-properties style:font-weight-complex="bold" style:font-size-complex="14pt" fo:language="el" fo:country="GR"/>
    </style:style>
    <style:style style:name="T11603" style:parent-style-name="AncientGreekἈρχαίαἑλληνικά" style:family="text">
      <style:text-properties style:font-weight-complex="bold" style:font-size-complex="14pt"/>
    </style:style>
    <style:style style:name="T11604" style:parent-style-name="AncientGreekἈρχαίαἑλληνικά" style:family="text">
      <style:text-properties style:font-weight-complex="bold" style:font-size-complex="14pt" fo:language="el" fo:country="GR"/>
    </style:style>
    <style:style style:name="T11605" style:parent-style-name="AncientGreekἈρχαίαἑλληνικά" style:family="text">
      <style:text-properties style:font-weight-complex="bold" style:font-size-complex="14pt"/>
    </style:style>
    <style:style style:name="T11606" style:parent-style-name="AncientGreekἈρχαίαἑλληνικά" style:family="text">
      <style:text-properties style:font-weight-complex="bold" style:font-size-complex="14pt" fo:language="el" fo:country="GR"/>
    </style:style>
    <style:style style:name="T11607" style:parent-style-name="AncientGreekἈρχαίαἑλληνικά" style:family="text">
      <style:text-properties style:font-weight-complex="bold" style:font-size-complex="14pt"/>
    </style:style>
    <style:style style:name="T11608" style:parent-style-name="AncientGreekἈρχαίαἑλληνικά" style:family="text">
      <style:text-properties style:font-weight-complex="bold" style:font-size-complex="14pt" fo:language="el" fo:country="GR"/>
    </style:style>
    <style:style style:name="T11609" style:parent-style-name="AncientGreekἈρχαίαἑλληνικά" style:family="text">
      <style:text-properties style:font-weight-complex="bold" style:font-size-complex="14pt"/>
    </style:style>
    <style:style style:name="T11610" style:parent-style-name="AncientGreekἈρχαίαἑλληνικά" style:family="text">
      <style:text-properties style:font-weight-complex="bold" style:font-size-complex="14pt" fo:language="el" fo:country="GR"/>
    </style:style>
    <style:style style:name="T11611" style:parent-style-name="AncientGreekἈρχαίαἑλληνικά" style:family="text">
      <style:text-properties style:font-weight-complex="bold" style:font-size-complex="14pt"/>
    </style:style>
    <style:style style:name="T11612" style:parent-style-name="AncientGreekἈρχαίαἑλληνικά" style:family="text">
      <style:text-properties style:font-weight-complex="bold" style:font-size-complex="14pt" fo:language="el" fo:country="GR"/>
    </style:style>
    <style:style style:name="T11613" style:parent-style-name="AncientGreekἈρχαίαἑλληνικά" style:family="text">
      <style:text-properties style:font-weight-complex="bold" style:font-size-complex="14pt"/>
    </style:style>
    <style:style style:name="T11614" style:parent-style-name="AncientGreekἈρχαίαἑλληνικά" style:family="text">
      <style:text-properties style:font-weight-complex="bold" style:font-size-complex="14pt" fo:language="el" fo:country="GR"/>
    </style:style>
    <style:style style:name="T11615" style:parent-style-name="AncientGreekἈρχαίαἑλληνικά" style:family="text">
      <style:text-properties style:font-weight-complex="bold" style:font-size-complex="14pt"/>
    </style:style>
    <style:style style:name="T11616" style:parent-style-name="AncientGreekἈρχαίαἑλληνικά" style:family="text">
      <style:text-properties style:font-weight-complex="bold" style:font-size-complex="14pt" fo:language="el" fo:country="GR"/>
    </style:style>
    <style:style style:name="T11617" style:parent-style-name="AncientGreekἈρχαίαἑλληνικά" style:family="text">
      <style:text-properties style:font-weight-complex="bold" style:font-size-complex="14pt"/>
    </style:style>
    <style:style style:name="T11618" style:parent-style-name="AncientGreekἈρχαίαἑλληνικά" style:family="text">
      <style:text-properties style:font-weight-complex="bold" style:font-size-complex="14pt" fo:language="el" fo:country="GR"/>
    </style:style>
    <style:style style:name="T11619" style:parent-style-name="AncientGreekἈρχαίαἑλληνικά" style:family="text">
      <style:text-properties style:font-weight-complex="bold" style:font-size-complex="14pt"/>
    </style:style>
    <style:style style:name="T11620" style:parent-style-name="AncientGreekἈρχαίαἑλληνικά" style:family="text">
      <style:text-properties style:font-weight-complex="bold" style:font-size-complex="14pt" fo:language="el" fo:country="GR"/>
    </style:style>
    <style:style style:name="T11621" style:parent-style-name="AncientGreekἈρχαίαἑλληνικά" style:family="text">
      <style:text-properties style:font-weight-complex="bold" style:font-size-complex="14pt"/>
    </style:style>
    <style:style style:name="T11622" style:parent-style-name="AncientGreekἈρχαίαἑλληνικά" style:family="text">
      <style:text-properties style:font-weight-complex="bold" style:font-size-complex="14pt" fo:language="el" fo:country="GR"/>
    </style:style>
    <style:style style:name="T11623" style:parent-style-name="AncientGreekἈρχαίαἑλληνικά" style:family="text">
      <style:text-properties style:font-weight-complex="bold" style:font-size-complex="14pt"/>
    </style:style>
    <style:style style:name="T11624" style:parent-style-name="AncientGreekἈρχαίαἑλληνικά" style:family="text">
      <style:text-properties style:font-weight-complex="bold" style:font-size-complex="14pt" fo:language="el" fo:country="GR"/>
    </style:style>
    <style:style style:name="T11625" style:parent-style-name="AncientGreekἈρχαίαἑλληνικά" style:family="text">
      <style:text-properties style:font-weight-complex="bold" style:font-size-complex="14pt"/>
    </style:style>
    <style:style style:name="T11626" style:parent-style-name="AncientGreekἈρχαίαἑλληνικά" style:family="text">
      <style:text-properties style:font-weight-complex="bold" style:font-size-complex="14pt" fo:language="el" fo:country="GR"/>
    </style:style>
    <style:style style:name="T11627" style:parent-style-name="AncientGreekἈρχαίαἑλληνικά" style:family="text">
      <style:text-properties style:font-weight-complex="bold" style:font-size-complex="14pt"/>
    </style:style>
    <style:style style:name="T11628" style:parent-style-name="AncientGreekἈρχαίαἑλληνικά" style:family="text">
      <style:text-properties style:font-weight-complex="bold" style:font-size-complex="14pt" fo:language="el" fo:country="GR"/>
    </style:style>
    <style:style style:name="T11629" style:parent-style-name="AncientGreekἈρχαίαἑλληνικά" style:family="text">
      <style:text-properties style:font-weight-complex="bold" style:font-size-complex="14pt"/>
    </style:style>
    <style:style style:name="T11630" style:parent-style-name="AncientGreekἈρχαίαἑλληνικά" style:family="text">
      <style:text-properties style:font-weight-complex="bold" style:font-size-complex="14pt" fo:language="el" fo:country="GR"/>
    </style:style>
    <style:style style:name="T11631" style:parent-style-name="AncientGreekἈρχαίαἑλληνικά" style:family="text">
      <style:text-properties style:font-weight-complex="bold" style:font-size-complex="14pt"/>
    </style:style>
    <style:style style:name="T11632" style:parent-style-name="AncientGreekἈρχαίαἑλληνικά" style:family="text">
      <style:text-properties style:font-weight-complex="bold" style:font-size-complex="14pt" fo:language="el" fo:country="GR"/>
    </style:style>
    <style:style style:name="T11633" style:parent-style-name="AncientGreekἈρχαίαἑλληνικά" style:family="text">
      <style:text-properties style:font-weight-complex="bold" style:font-size-complex="14pt"/>
    </style:style>
    <style:style style:name="T11634" style:parent-style-name="AncientGreekἈρχαίαἑλληνικά" style:family="text">
      <style:text-properties style:font-weight-complex="bold" style:font-size-complex="14pt" fo:language="el" fo:country="GR"/>
    </style:style>
    <style:style style:name="T11635" style:parent-style-name="AncientGreekἈρχαίαἑλληνικά" style:family="text">
      <style:text-properties style:font-weight-complex="bold" style:font-size-complex="14pt"/>
    </style:style>
    <style:style style:name="P11636" style:parent-style-name="Standard" style:family="paragraph">
      <style:paragraph-properties fo:widows="0" fo:orphans="0">
        <style:tab-stops>
          <style:tab-stop style:type="left" style:position="2.1979in"/>
        </style:tab-stops>
      </style:paragraph-properties>
    </style:style>
    <style:style style:name="T11637" style:parent-style-name="AncientGreekἈρχαίαἑλληνικά" style:family="text">
      <style:text-properties style:font-weight-complex="bold" style:font-size-complex="14pt" fo:language="el" fo:country="GR"/>
    </style:style>
    <style:style style:name="T11638" style:parent-style-name="AncientGreekἈρχαίαἑλληνικά" style:family="text">
      <style:text-properties style:font-weight-complex="bold" style:font-size-complex="14pt"/>
    </style:style>
    <style:style style:name="T11639" style:parent-style-name="AncientGreekἈρχαίαἑλληνικά" style:family="text">
      <style:text-properties style:font-weight-complex="bold" style:font-size-complex="14pt" fo:language="el" fo:country="GR"/>
    </style:style>
    <style:style style:name="T11640" style:parent-style-name="AncientGreekἈρχαίαἑλληνικά" style:family="text">
      <style:text-properties style:font-weight-complex="bold" style:font-size-complex="14pt"/>
    </style:style>
    <style:style style:name="T11641" style:parent-style-name="AncientGreekἈρχαίαἑλληνικά" style:family="text">
      <style:text-properties style:font-weight-complex="bold" style:font-size-complex="14pt" fo:language="el" fo:country="GR"/>
    </style:style>
    <style:style style:name="T11642" style:parent-style-name="AncientGreekἈρχαίαἑλληνικά" style:family="text">
      <style:text-properties style:font-weight-complex="bold" style:font-size-complex="14pt"/>
    </style:style>
    <style:style style:name="T11643" style:parent-style-name="AncientGreekἈρχαίαἑλληνικά" style:family="text">
      <style:text-properties style:font-weight-complex="bold" style:font-size-complex="14pt" fo:language="el" fo:country="GR"/>
    </style:style>
    <style:style style:name="T11644" style:parent-style-name="AncientGreekἈρχαίαἑλληνικά" style:family="text">
      <style:text-properties style:font-weight-complex="bold" style:font-size-complex="14pt"/>
    </style:style>
    <style:style style:name="T11645" style:parent-style-name="AncientGreekἈρχαίαἑλληνικά" style:family="text">
      <style:text-properties style:font-weight-complex="bold" style:font-size-complex="14pt" fo:language="el" fo:country="GR"/>
    </style:style>
    <style:style style:name="T11646" style:parent-style-name="AncientGreekἈρχαίαἑλληνικά" style:family="text">
      <style:text-properties style:font-weight-complex="bold" style:font-size-complex="14pt"/>
    </style:style>
    <style:style style:name="T11647" style:parent-style-name="AncientGreekἈρχαίαἑλληνικά" style:family="text">
      <style:text-properties style:font-weight-complex="bold" style:font-size-complex="14pt" fo:language="el" fo:country="GR"/>
    </style:style>
    <style:style style:name="T11648" style:parent-style-name="AncientGreekἈρχαίαἑλληνικά" style:family="text">
      <style:text-properties style:font-weight-complex="bold" style:font-size-complex="14pt"/>
    </style:style>
    <style:style style:name="T11649" style:parent-style-name="AncientGreekἈρχαίαἑλληνικά" style:family="text">
      <style:text-properties style:font-weight-complex="bold" style:font-size-complex="14pt" fo:language="el" fo:country="GR"/>
    </style:style>
    <style:style style:name="T11650" style:parent-style-name="AncientGreekἈρχαίαἑλληνικά" style:family="text">
      <style:text-properties style:font-weight-complex="bold" style:font-size-complex="14pt"/>
    </style:style>
    <style:style style:name="T11651" style:parent-style-name="AncientGreekἈρχαίαἑλληνικά" style:family="text">
      <style:text-properties style:font-weight-complex="bold" style:font-size-complex="14pt" fo:language="el" fo:country="GR"/>
    </style:style>
    <style:style style:name="T11652" style:parent-style-name="AncientGreekἈρχαίαἑλληνικά" style:family="text">
      <style:text-properties style:font-weight-complex="bold" style:font-size-complex="14pt"/>
    </style:style>
    <style:style style:name="T11653" style:parent-style-name="AncientGreekἈρχαίαἑλληνικά" style:family="text">
      <style:text-properties style:font-weight-complex="bold" style:font-size-complex="14pt" fo:language="el" fo:country="GR"/>
    </style:style>
    <style:style style:name="T11654" style:parent-style-name="AncientGreekἈρχαίαἑλληνικά" style:family="text">
      <style:text-properties style:font-weight-complex="bold" style:font-size-complex="14pt"/>
    </style:style>
    <style:style style:name="T11655" style:parent-style-name="AncientGreekἈρχαίαἑλληνικά" style:family="text">
      <style:text-properties style:font-weight-complex="bold" style:font-size-complex="14pt" fo:language="el" fo:country="GR"/>
    </style:style>
    <style:style style:name="T11656" style:parent-style-name="AncientGreekἈρχαίαἑλληνικά" style:family="text">
      <style:text-properties style:font-weight-complex="bold" style:font-size-complex="14pt"/>
    </style:style>
    <style:style style:name="TableCell11657" style:family="table-cell">
      <style:table-cell-properties fo:border="0.0069in solid #000000" fo:background-color="#FFFFFF" style:writing-mode="lr-tb" fo:padding-top="0in" fo:padding-left="0.1527in" fo:padding-bottom="0in" fo:padding-right="0.15in"/>
    </style:style>
    <style:style style:name="P11658" style:parent-style-name="Standard" style:family="paragraph">
      <style:paragraph-properties fo:widows="0" fo:orphans="0"/>
      <style:text-properties style:font-name="AncientGreek"/>
    </style:style>
    <style:style style:name="P11659" style:parent-style-name="Standard" style:family="paragraph">
      <style:paragraph-properties fo:widows="0" fo:orphans="0"/>
      <style:text-properties style:font-name="AncientGreek"/>
    </style:style>
    <style:style style:name="P11660" style:parent-style-name="Standard" style:family="paragraph">
      <style:paragraph-properties fo:widows="0" fo:orphans="0"/>
      <style:text-properties style:font-name="AncientGreek"/>
    </style:style>
    <style:style style:name="P11661" style:parent-style-name="Standard" style:family="paragraph">
      <style:paragraph-properties fo:widows="0" fo:orphans="0"/>
      <style:text-properties style:font-name="AncientGreek"/>
    </style:style>
    <style:style style:name="TableRow11662" style:family="table-row">
      <style:table-row-properties style:min-row-height="0.0138in" style:use-optimal-row-height="false" fo:keep-together="always"/>
    </style:style>
    <style:style style:name="TableCell11663" style:family="table-cell">
      <style:table-cell-properties fo:border="0.0069in solid #000000" fo:background-color="#FFFFFF" style:writing-mode="lr-tb" fo:padding-top="0in" fo:padding-left="0.1527in" fo:padding-bottom="0in" fo:padding-right="0.15in"/>
    </style:style>
    <style:style style:name="P11664"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11665"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666"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667" style:parent-style-name="AncientGreekἈρχαίαἑλληνικά" style:family="text">
      <style:text-properties style:font-weight-complex="bold" style:font-size-complex="14pt" fo:language="el" fo:country="GR"/>
    </style:style>
    <style:style style:name="P11668" style:parent-style-name="Standard" style:family="paragraph">
      <style:paragraph-properties fo:widows="0" fo:orphans="0">
        <style:tab-stops>
          <style:tab-stop style:type="left" style:position="2.1979in"/>
        </style:tab-stops>
      </style:paragraph-properties>
    </style:style>
    <style:style style:name="T11669" style:parent-style-name="AncientGreekἈρχαίαἑλληνικά" style:family="text">
      <style:text-properties style:font-weight-complex="bold" style:font-size-complex="14pt" fo:language="el" fo:country="GR"/>
    </style:style>
    <style:style style:name="TableCell11670" style:family="table-cell">
      <style:table-cell-properties fo:border="0.0069in solid #000000" fo:background-color="#FFFFFF" style:writing-mode="lr-tb" fo:padding-top="0in" fo:padding-left="0.1527in" fo:padding-bottom="0in" fo:padding-right="0.15in"/>
    </style:style>
    <style:style style:name="P11671" style:parent-style-name="Standard" style:family="paragraph">
      <style:paragraph-properties fo:widows="0" fo:orphans="0"/>
      <style:text-properties style:font-name="AncientGreek"/>
    </style:style>
    <style:style style:name="P11672" style:parent-style-name="Standard" style:family="paragraph">
      <style:paragraph-properties fo:widows="0" fo:orphans="0"/>
      <style:text-properties style:font-name="AncientGreek"/>
    </style:style>
    <style:style style:name="P11673" style:parent-style-name="Standard" style:family="paragraph">
      <style:paragraph-properties fo:widows="0" fo:orphans="0"/>
      <style:text-properties style:font-name="AncientGreek"/>
    </style:style>
    <style:style style:name="P11674" style:parent-style-name="Standard" style:family="paragraph">
      <style:paragraph-properties fo:widows="0" fo:orphans="0"/>
      <style:text-properties style:font-name="AncientGreek"/>
    </style:style>
    <style:style style:name="P11675" style:parent-style-name="Standard" style:family="paragraph">
      <style:paragraph-properties fo:widows="0" fo:orphans="0"/>
      <style:text-properties style:font-name="AncientGreek"/>
    </style:style>
    <style:style style:name="TableRow11676" style:family="table-row">
      <style:table-row-properties style:min-row-height="0.0138in" style:use-optimal-row-height="false" fo:keep-together="always"/>
    </style:style>
    <style:style style:name="TableCell11677" style:family="table-cell">
      <style:table-cell-properties fo:border="0.0069in solid #000000" fo:background-color="#FFFFFF" style:writing-mode="lr-tb" fo:padding-top="0in" fo:padding-left="0.1527in" fo:padding-bottom="0in" fo:padding-right="0.15in"/>
    </style:style>
    <style:style style:name="P11678" style:parent-style-name="Standard" style:family="paragraph">
      <style:paragraph-properties fo:keep-with-next="always" fo:widows="0" fo:orphans="0" fo:text-align="center">
        <style:tab-stops>
          <style:tab-stop style:type="center" style:position="1in"/>
          <style:tab-stop style:type="left" style:position="2.1979in"/>
        </style:tab-stops>
      </style:paragraph-properties>
    </style:style>
    <style:style style:name="T11679" style:parent-style-name="AncientGreekἈρχαίαἑλληνικά" style:family="text">
      <style:text-properties fo:font-weight="bold" style:font-weight-asian="bold" style:font-weight-complex="bold" fo:font-size="18pt" style:font-size-asian="18pt" style:font-size-complex="14pt"/>
    </style:style>
    <style:style style:name="T11680"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681" style:parent-style-name="AncientGreekἈρχαίαἑλληνικά" style:family="text">
      <style:text-properties fo:font-weight="bold" style:font-weight-asian="bold" style:font-weight-complex="bold" fo:font-size="18pt" style:font-size-asian="18pt" style:font-size-complex="14pt"/>
    </style:style>
    <style:style style:name="T11682"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683" style:parent-style-name="AncientGreekἈρχαίαἑλληνικά" style:family="text">
      <style:text-properties fo:font-weight="bold" style:font-weight-asian="bold" style:font-weight-complex="bold" fo:font-size="18pt" style:font-size-asian="18pt" style:font-size-complex="14pt"/>
    </style:style>
    <style:style style:name="T11684" style:parent-style-name="AncientGreekἈρχαίαἑλληνικά" style:family="text">
      <style:text-properties fo:font-weight="bold" style:font-weight-asian="bold" style:font-weight-complex="bold" fo:font-size="18pt" style:font-size-asian="18pt" style:font-size-complex="14pt" fo:language="el" fo:country="GR"/>
    </style:style>
    <style:style style:name="T11685" style:parent-style-name="AncientGreekἈρχαίαἑλληνικά" style:family="text">
      <style:text-properties fo:font-weight="bold" style:font-weight-asian="bold" style:font-weight-complex="bold" fo:font-size="18pt" style:font-size-asian="18pt" style:font-size-complex="14pt"/>
    </style:style>
    <style:style style:name="T11686" style:parent-style-name="AncientGreekἈρχαίαἑλληνικά" style:family="text">
      <style:text-properties fo:font-weight="bold" style:font-weight-asian="bold" style:font-weight-complex="bold" fo:font-size="18pt" style:font-size-asian="18pt" style:font-size-complex="14pt"/>
    </style:style>
    <style:style style:name="T11687" style:parent-style-name="AncientGreekἈρχαίαἑλληνικά" style:family="text">
      <style:text-properties style:font-weight-complex="bold" style:font-size-complex="14pt" fo:language="el" fo:country="GR"/>
    </style:style>
    <style:style style:name="T11688" style:parent-style-name="AncientGreekἈρχαίαἑλληνικά" style:family="text">
      <style:text-properties style:font-weight-complex="bold" style:font-size-complex="14pt"/>
    </style:style>
    <style:style style:name="T11689" style:parent-style-name="AncientGreekἈρχαίαἑλληνικά" style:family="text">
      <style:text-properties style:font-weight-complex="bold" style:font-size-complex="14pt" fo:language="el" fo:country="GR"/>
    </style:style>
    <style:style style:name="T11690" style:parent-style-name="AncientGreekἈρχαίαἑλληνικά" style:family="text">
      <style:text-properties style:font-weight-complex="bold" style:font-size-complex="14pt"/>
    </style:style>
    <style:style style:name="T11691" style:parent-style-name="AncientGreekἈρχαίαἑλληνικά" style:family="text">
      <style:text-properties style:font-weight-complex="bold" style:font-size-complex="14pt" fo:language="el" fo:country="GR"/>
    </style:style>
    <style:style style:name="T11692" style:parent-style-name="AncientGreekἈρχαίαἑλληνικά" style:family="text">
      <style:text-properties style:font-weight-complex="bold" style:font-size-complex="14pt"/>
    </style:style>
    <style:style style:name="T11693" style:parent-style-name="AncientGreekἈρχαίαἑλληνικά" style:family="text">
      <style:text-properties style:font-weight-complex="bold" style:font-size-complex="14pt" fo:language="el" fo:country="GR"/>
    </style:style>
    <style:style style:name="T11694" style:parent-style-name="AncientGreekἈρχαίαἑλληνικά" style:family="text">
      <style:text-properties style:font-weight-complex="bold" style:font-size-complex="14pt"/>
    </style:style>
    <style:style style:name="T11695" style:parent-style-name="AncientGreekἈρχαίαἑλληνικά" style:family="text">
      <style:text-properties style:font-weight-complex="bold" style:font-size-complex="14pt" fo:language="el" fo:country="GR"/>
    </style:style>
    <style:style style:name="T11696" style:parent-style-name="AncientGreekἈρχαίαἑλληνικά" style:family="text">
      <style:text-properties style:font-weight-complex="bold" style:font-size-complex="14pt"/>
    </style:style>
    <style:style style:name="T11697" style:parent-style-name="AncientGreekἈρχαίαἑλληνικά" style:family="text">
      <style:text-properties style:font-weight-complex="bold" style:font-size-complex="14pt" fo:language="el" fo:country="GR"/>
    </style:style>
    <style:style style:name="T11698" style:parent-style-name="AncientGreekἈρχαίαἑλληνικά" style:family="text">
      <style:text-properties style:font-weight-complex="bold" style:font-size-complex="14pt"/>
    </style:style>
    <style:style style:name="T11699" style:parent-style-name="AncientGreekἈρχαίαἑλληνικά" style:family="text">
      <style:text-properties style:font-weight-complex="bold" style:font-size-complex="14pt" fo:language="el" fo:country="GR"/>
    </style:style>
    <style:style style:name="T11700" style:parent-style-name="AncientGreekἈρχαίαἑλληνικά" style:family="text">
      <style:text-properties style:font-weight-complex="bold" style:font-size-complex="14pt"/>
    </style:style>
    <style:style style:name="T11701" style:parent-style-name="AncientGreekἈρχαίαἑλληνικά" style:family="text">
      <style:text-properties style:font-weight-complex="bold" style:font-size-complex="14pt" fo:language="el" fo:country="GR"/>
    </style:style>
    <style:style style:name="T11702" style:parent-style-name="AncientGreekἈρχαίαἑλληνικά" style:family="text">
      <style:text-properties style:font-weight-complex="bold" style:font-size-complex="14pt"/>
    </style:style>
    <style:style style:name="T11703" style:parent-style-name="AncientGreekἈρχαίαἑλληνικά" style:family="text">
      <style:text-properties style:font-weight-complex="bold" style:font-size-complex="14pt" fo:language="el" fo:country="GR"/>
    </style:style>
    <style:style style:name="T11704" style:parent-style-name="AncientGreekἈρχαίαἑλληνικά" style:family="text">
      <style:text-properties style:font-weight-complex="bold" style:font-size-complex="14pt"/>
    </style:style>
    <style:style style:name="T11705" style:parent-style-name="AncientGreekἈρχαίαἑλληνικά" style:family="text">
      <style:text-properties style:font-weight-complex="bold" style:font-size-complex="14pt" fo:language="el" fo:country="GR"/>
    </style:style>
    <style:style style:name="T11706" style:parent-style-name="AncientGreekἈρχαίαἑλληνικά" style:family="text">
      <style:text-properties style:font-weight-complex="bold" style:font-size-complex="14pt"/>
    </style:style>
    <style:style style:name="T11707" style:parent-style-name="AncientGreekἈρχαίαἑλληνικά" style:family="text">
      <style:text-properties style:font-weight-complex="bold" style:font-size-complex="14pt" fo:language="el" fo:country="GR"/>
    </style:style>
    <style:style style:name="T11708" style:parent-style-name="AncientGreekἈρχαίαἑλληνικά" style:family="text">
      <style:text-properties style:font-weight-complex="bold" style:font-size-complex="14pt"/>
    </style:style>
    <style:style style:name="T11709" style:parent-style-name="AncientGreekἈρχαίαἑλληνικά" style:family="text">
      <style:text-properties style:font-weight-complex="bold" style:font-size-complex="14pt" fo:language="el" fo:country="GR"/>
    </style:style>
    <style:style style:name="T11710" style:parent-style-name="AncientGreekἈρχαίαἑλληνικά" style:family="text">
      <style:text-properties style:font-weight-complex="bold" style:font-size-complex="14pt"/>
    </style:style>
    <style:style style:name="T11711" style:parent-style-name="AncientGreekἈρχαίαἑλληνικά" style:family="text">
      <style:text-properties style:font-weight-complex="bold" style:font-size-complex="14pt" fo:language="el" fo:country="GR"/>
    </style:style>
    <style:style style:name="T11712" style:parent-style-name="AncientGreekἈρχαίαἑλληνικά" style:family="text">
      <style:text-properties style:font-weight-complex="bold" style:font-size-complex="14pt"/>
    </style:style>
    <style:style style:name="T11713" style:parent-style-name="AncientGreekἈρχαίαἑλληνικά" style:family="text">
      <style:text-properties style:font-weight-complex="bold" style:font-size-complex="14pt" fo:language="el" fo:country="GR"/>
    </style:style>
    <style:style style:name="T11714" style:parent-style-name="AncientGreekἈρχαίαἑλληνικά" style:family="text">
      <style:text-properties style:font-weight-complex="bold" style:font-size-complex="14pt"/>
    </style:style>
    <style:style style:name="T11715" style:parent-style-name="AncientGreekἈρχαίαἑλληνικά" style:family="text">
      <style:text-properties style:font-weight-complex="bold" style:font-size-complex="14pt" fo:language="el" fo:country="GR"/>
    </style:style>
    <style:style style:name="T11716" style:parent-style-name="AncientGreekἈρχαίαἑλληνικά" style:family="text">
      <style:text-properties style:font-weight-complex="bold" style:font-size-complex="14pt"/>
    </style:style>
    <style:style style:name="T11717" style:parent-style-name="AncientGreekἈρχαίαἑλληνικά" style:family="text">
      <style:text-properties style:font-weight-complex="bold" style:font-size-complex="14pt" fo:language="el" fo:country="GR"/>
    </style:style>
    <style:style style:name="T11718" style:parent-style-name="AncientGreekἈρχαίαἑλληνικά" style:family="text">
      <style:text-properties style:font-weight-complex="bold" style:font-size-complex="14pt"/>
    </style:style>
    <style:style style:name="T11719" style:parent-style-name="AncientGreekἈρχαίαἑλληνικά" style:family="text">
      <style:text-properties style:font-weight-complex="bold" style:font-size-complex="14pt" fo:language="el" fo:country="GR"/>
    </style:style>
    <style:style style:name="T11720" style:parent-style-name="AncientGreekἈρχαίαἑλληνικά" style:family="text">
      <style:text-properties style:font-weight-complex="bold" style:font-size-complex="14pt"/>
    </style:style>
    <style:style style:name="T11721" style:parent-style-name="AncientGreekἈρχαίαἑλληνικά" style:family="text">
      <style:text-properties style:font-weight-complex="bold" style:font-size-complex="14pt" fo:language="el" fo:country="GR"/>
    </style:style>
    <style:style style:name="T11722" style:parent-style-name="AncientGreekἈρχαίαἑλληνικά" style:family="text">
      <style:text-properties style:font-weight-complex="bold" style:font-size-complex="14pt"/>
    </style:style>
    <style:style style:name="T11723" style:parent-style-name="AncientGreekἈρχαίαἑλληνικά" style:family="text">
      <style:text-properties style:font-weight-complex="bold" style:font-size-complex="14pt" fo:language="el" fo:country="GR"/>
    </style:style>
    <style:style style:name="T11724" style:parent-style-name="AncientGreekἈρχαίαἑλληνικά" style:family="text">
      <style:text-properties style:font-weight-complex="bold" style:font-size-complex="14pt"/>
    </style:style>
    <style:style style:name="T11725" style:parent-style-name="AncientGreekἈρχαίαἑλληνικά" style:family="text">
      <style:text-properties style:font-weight-complex="bold" style:font-size-complex="14pt" fo:language="el" fo:country="GR"/>
    </style:style>
    <style:style style:name="T11726" style:parent-style-name="AncientGreekἈρχαίαἑλληνικά" style:family="text">
      <style:text-properties style:font-weight-complex="bold" style:font-size-complex="14pt"/>
    </style:style>
    <style:style style:name="T11727" style:parent-style-name="AncientGreekἈρχαίαἑλληνικά" style:family="text">
      <style:text-properties style:font-weight-complex="bold" style:font-size-complex="14pt" fo:language="el" fo:country="GR"/>
    </style:style>
    <style:style style:name="T11728" style:parent-style-name="AncientGreekἈρχαίαἑλληνικά" style:family="text">
      <style:text-properties style:font-weight-complex="bold" style:font-size-complex="14pt"/>
    </style:style>
    <style:style style:name="T11729" style:parent-style-name="AncientGreekἈρχαίαἑλληνικά" style:family="text">
      <style:text-properties style:font-weight-complex="bold" style:font-size-complex="14pt" fo:language="el" fo:country="GR"/>
    </style:style>
    <style:style style:name="T11730" style:parent-style-name="AncientGreekἈρχαίαἑλληνικά" style:family="text">
      <style:text-properties style:font-weight-complex="bold" style:font-size-complex="14pt"/>
    </style:style>
    <style:style style:name="T11731" style:parent-style-name="AncientGreekἈρχαίαἑλληνικά" style:family="text">
      <style:text-properties style:font-weight-complex="bold" style:font-size-complex="14pt" fo:language="el" fo:country="GR"/>
    </style:style>
    <style:style style:name="T11732" style:parent-style-name="AncientGreekἈρχαίαἑλληνικά" style:family="text">
      <style:text-properties style:font-weight-complex="bold" style:font-size-complex="14pt"/>
    </style:style>
    <style:style style:name="T11733" style:parent-style-name="AncientGreekἈρχαίαἑλληνικά" style:family="text">
      <style:text-properties style:font-weight-complex="bold" style:font-size-complex="14pt" fo:language="el" fo:country="GR"/>
    </style:style>
    <style:style style:name="T11734" style:parent-style-name="AncientGreekἈρχαίαἑλληνικά" style:family="text">
      <style:text-properties style:font-weight-complex="bold" style:font-size-complex="14pt"/>
    </style:style>
    <style:style style:name="T11735" style:parent-style-name="AncientGreekἈρχαίαἑλληνικά" style:family="text">
      <style:text-properties style:font-weight-complex="bold" style:font-size-complex="14pt" fo:language="el" fo:country="GR"/>
    </style:style>
    <style:style style:name="T11736" style:parent-style-name="AncientGreekἈρχαίαἑλληνικά" style:family="text">
      <style:text-properties style:font-weight-complex="bold" style:font-size-complex="14pt"/>
    </style:style>
    <style:style style:name="T11737" style:parent-style-name="AncientGreekἈρχαίαἑλληνικά" style:family="text">
      <style:text-properties style:font-weight-complex="bold" style:font-size-complex="14pt" fo:language="el" fo:country="GR"/>
    </style:style>
    <style:style style:name="T11738" style:parent-style-name="AncientGreekἈρχαίαἑλληνικά" style:family="text">
      <style:text-properties style:font-weight-complex="bold" style:font-size-complex="14pt"/>
    </style:style>
    <style:style style:name="T11739" style:parent-style-name="AncientGreekἈρχαίαἑλληνικά" style:family="text">
      <style:text-properties style:font-weight-complex="bold" style:font-size-complex="14pt" fo:language="el" fo:country="GR"/>
    </style:style>
    <style:style style:name="T11740" style:parent-style-name="AncientGreekἈρχαίαἑλληνικά" style:family="text">
      <style:text-properties style:font-weight-complex="bold" style:font-size-complex="14pt"/>
    </style:style>
    <style:style style:name="T11741" style:parent-style-name="AncientGreekἈρχαίαἑλληνικά" style:family="text">
      <style:text-properties style:font-weight-complex="bold" style:font-size-complex="14pt" fo:language="el" fo:country="GR"/>
    </style:style>
    <style:style style:name="T11742" style:parent-style-name="AncientGreekἈρχαίαἑλληνικά" style:family="text">
      <style:text-properties style:font-weight-complex="bold" style:font-size-complex="14pt"/>
    </style:style>
    <style:style style:name="T11743" style:parent-style-name="AncientGreekἈρχαίαἑλληνικά" style:family="text">
      <style:text-properties style:font-weight-complex="bold" style:font-size-complex="14pt" fo:language="el" fo:country="GR"/>
    </style:style>
    <style:style style:name="T11744" style:parent-style-name="AncientGreekἈρχαίαἑλληνικά" style:family="text">
      <style:text-properties style:font-weight-complex="bold" style:font-size-complex="14pt"/>
    </style:style>
    <style:style style:name="T11745" style:parent-style-name="AncientGreekἈρχαίαἑλληνικά" style:family="text">
      <style:text-properties style:font-weight-complex="bold" style:font-size-complex="14pt" fo:language="el" fo:country="GR"/>
    </style:style>
    <style:style style:name="T11746" style:parent-style-name="AncientGreekἈρχαίαἑλληνικά" style:family="text">
      <style:text-properties style:font-weight-complex="bold" style:font-size-complex="14pt"/>
    </style:style>
    <style:style style:name="T11747" style:parent-style-name="AncientGreekἈρχαίαἑλληνικά" style:family="text">
      <style:text-properties style:font-weight-complex="bold" style:font-size-complex="14pt" fo:language="el" fo:country="GR"/>
    </style:style>
    <style:style style:name="T11748" style:parent-style-name="AncientGreekἈρχαίαἑλληνικά" style:family="text">
      <style:text-properties style:font-weight-complex="bold" style:font-size-complex="14pt"/>
    </style:style>
    <style:style style:name="T11749" style:parent-style-name="AncientGreekἈρχαίαἑλληνικά" style:family="text">
      <style:text-properties style:font-weight-complex="bold" style:font-size-complex="14pt" fo:language="el" fo:country="GR"/>
    </style:style>
    <style:style style:name="T11750" style:parent-style-name="AncientGreekἈρχαίαἑλληνικά" style:family="text">
      <style:text-properties style:font-weight-complex="bold" style:font-size-complex="14pt"/>
    </style:style>
    <style:style style:name="T11751" style:parent-style-name="AncientGreekἈρχαίαἑλληνικά" style:family="text">
      <style:text-properties style:font-weight-complex="bold" style:font-size-complex="14pt" fo:language="el" fo:country="GR"/>
    </style:style>
    <style:style style:name="T11752" style:parent-style-name="AncientGreekἈρχαίαἑλληνικά" style:family="text">
      <style:text-properties style:font-weight-complex="bold" style:font-size-complex="14pt"/>
    </style:style>
    <style:style style:name="T11753" style:parent-style-name="AncientGreekἈρχαίαἑλληνικά" style:family="text">
      <style:text-properties style:font-weight-complex="bold" style:font-size-complex="14pt" fo:language="el" fo:country="GR"/>
    </style:style>
    <style:style style:name="T11754" style:parent-style-name="AncientGreekἈρχαίαἑλληνικά" style:family="text">
      <style:text-properties style:font-weight-complex="bold" style:font-size-complex="14pt"/>
    </style:style>
    <style:style style:name="T11755" style:parent-style-name="AncientGreekἈρχαίαἑλληνικά" style:family="text">
      <style:text-properties style:font-weight-complex="bold" style:font-size-complex="14pt" fo:language="el" fo:country="GR"/>
    </style:style>
    <style:style style:name="T11756" style:parent-style-name="AncientGreekἈρχαίαἑλληνικά" style:family="text">
      <style:text-properties style:font-weight-complex="bold" style:font-size-complex="14pt"/>
    </style:style>
    <style:style style:name="T11757" style:parent-style-name="AncientGreekἈρχαίαἑλληνικά" style:family="text">
      <style:text-properties style:font-weight-complex="bold" style:font-size-complex="14pt" fo:language="el" fo:country="GR"/>
    </style:style>
    <style:style style:name="T11758" style:parent-style-name="AncientGreekἈρχαίαἑλληνικά" style:family="text">
      <style:text-properties style:font-weight-complex="bold" style:font-size-complex="14pt"/>
    </style:style>
    <style:style style:name="T11759" style:parent-style-name="AncientGreekἈρχαίαἑλληνικά" style:family="text">
      <style:text-properties style:font-weight-complex="bold" style:font-size-complex="14pt" fo:language="el" fo:country="GR"/>
    </style:style>
    <style:style style:name="T11760" style:parent-style-name="AncientGreekἈρχαίαἑλληνικά" style:family="text">
      <style:text-properties style:font-weight-complex="bold" style:font-size-complex="14pt"/>
    </style:style>
    <style:style style:name="T11761" style:parent-style-name="AncientGreekἈρχαίαἑλληνικά" style:family="text">
      <style:text-properties style:font-weight-complex="bold" style:font-size-complex="14pt" fo:language="el" fo:country="GR"/>
    </style:style>
    <style:style style:name="T11762" style:parent-style-name="AncientGreekἈρχαίαἑλληνικά" style:family="text">
      <style:text-properties style:font-weight-complex="bold" style:font-size-complex="14pt"/>
    </style:style>
    <style:style style:name="T11763" style:parent-style-name="AncientGreekἈρχαίαἑλληνικά" style:family="text">
      <style:text-properties style:font-weight-complex="bold" style:font-size-complex="14pt" fo:language="el" fo:country="GR"/>
    </style:style>
    <style:style style:name="T11764" style:parent-style-name="AncientGreekἈρχαίαἑλληνικά" style:family="text">
      <style:text-properties style:font-weight-complex="bold" style:font-size-complex="14pt"/>
    </style:style>
    <style:style style:name="T11765" style:parent-style-name="AncientGreekἈρχαίαἑλληνικά" style:family="text">
      <style:text-properties style:font-weight-complex="bold" style:font-size-complex="14pt" fo:language="el" fo:country="GR"/>
    </style:style>
    <style:style style:name="T11766" style:parent-style-name="AncientGreekἈρχαίαἑλληνικά" style:family="text">
      <style:text-properties style:font-weight-complex="bold" style:font-size-complex="14pt"/>
    </style:style>
    <style:style style:name="T11767" style:parent-style-name="AncientGreekἈρχαίαἑλληνικά" style:family="text">
      <style:text-properties style:font-weight-complex="bold" style:font-size-complex="14pt" fo:language="el" fo:country="GR"/>
    </style:style>
    <style:style style:name="T11768" style:parent-style-name="AncientGreekἈρχαίαἑλληνικά" style:family="text">
      <style:text-properties style:font-weight-complex="bold" style:font-size-complex="14pt"/>
    </style:style>
    <style:style style:name="T11769" style:parent-style-name="AncientGreekἈρχαίαἑλληνικά" style:family="text">
      <style:text-properties style:font-weight-complex="bold" style:font-size-complex="14pt" fo:language="el" fo:country="GR"/>
    </style:style>
    <style:style style:name="T11770" style:parent-style-name="AncientGreekἈρχαίαἑλληνικά" style:family="text">
      <style:text-properties style:font-weight-complex="bold" style:font-size-complex="14pt"/>
    </style:style>
    <style:style style:name="T11771" style:parent-style-name="AncientGreekἈρχαίαἑλληνικά" style:family="text">
      <style:text-properties style:font-weight-complex="bold" style:font-size-complex="14pt" fo:language="el" fo:country="GR"/>
    </style:style>
    <style:style style:name="T11772" style:parent-style-name="AncientGreekἈρχαίαἑλληνικά" style:family="text">
      <style:text-properties style:font-weight-complex="bold" style:font-size-complex="14pt"/>
    </style:style>
    <style:style style:name="T11773" style:parent-style-name="AncientGreekἈρχαίαἑλληνικά" style:family="text">
      <style:text-properties style:font-weight-complex="bold" style:font-size-complex="14pt" fo:language="el" fo:country="GR"/>
    </style:style>
    <style:style style:name="T11774" style:parent-style-name="AncientGreekἈρχαίαἑλληνικά" style:family="text">
      <style:text-properties style:font-weight-complex="bold" style:font-size-complex="14pt"/>
    </style:style>
    <style:style style:name="T11775" style:parent-style-name="AncientGreekἈρχαίαἑλληνικά" style:family="text">
      <style:text-properties style:font-weight-complex="bold" style:font-size-complex="14pt" fo:language="el" fo:country="GR"/>
    </style:style>
    <style:style style:name="T11776" style:parent-style-name="AncientGreekἈρχαίαἑλληνικά" style:family="text">
      <style:text-properties style:font-weight-complex="bold" style:font-size-complex="14pt"/>
    </style:style>
    <style:style style:name="T11777" style:parent-style-name="AncientGreekἈρχαίαἑλληνικά" style:family="text">
      <style:text-properties style:font-weight-complex="bold" style:font-size-complex="14pt" fo:language="el" fo:country="GR"/>
    </style:style>
    <style:style style:name="T11778" style:parent-style-name="AncientGreekἈρχαίαἑλληνικά" style:family="text">
      <style:text-properties style:font-weight-complex="bold" style:font-size-complex="14pt"/>
    </style:style>
    <style:style style:name="T11779" style:parent-style-name="AncientGreekἈρχαίαἑλληνικά" style:family="text">
      <style:text-properties style:font-weight-complex="bold" style:font-size-complex="14pt" fo:language="el" fo:country="GR"/>
    </style:style>
    <style:style style:name="T11780" style:parent-style-name="AncientGreekἈρχαίαἑλληνικά" style:family="text">
      <style:text-properties style:font-weight-complex="bold" style:font-size-complex="14pt"/>
    </style:style>
    <style:style style:name="T11781" style:parent-style-name="AncientGreekἈρχαίαἑλληνικά" style:family="text">
      <style:text-properties style:font-weight-complex="bold" style:font-size-complex="14pt" fo:language="el" fo:country="GR"/>
    </style:style>
    <style:style style:name="T11782" style:parent-style-name="AncientGreekἈρχαίαἑλληνικά" style:family="text">
      <style:text-properties style:font-weight-complex="bold" style:font-size-complex="14pt"/>
    </style:style>
    <style:style style:name="T11783" style:parent-style-name="AncientGreekἈρχαίαἑλληνικά" style:family="text">
      <style:text-properties style:font-weight-complex="bold" style:font-size-complex="14pt" fo:language="el" fo:country="GR"/>
    </style:style>
    <style:style style:name="T11784" style:parent-style-name="AncientGreekἈρχαίαἑλληνικά" style:family="text">
      <style:text-properties style:font-weight-complex="bold" style:font-size-complex="14pt"/>
    </style:style>
    <style:style style:name="T11785" style:parent-style-name="AncientGreekἈρχαίαἑλληνικά" style:family="text">
      <style:text-properties style:font-weight-complex="bold" style:font-size-complex="14pt" fo:language="el" fo:country="GR"/>
    </style:style>
    <style:style style:name="T11786" style:parent-style-name="AncientGreekἈρχαίαἑλληνικά" style:family="text">
      <style:text-properties style:font-weight-complex="bold" style:font-size-complex="14pt"/>
    </style:style>
    <style:style style:name="T11787" style:parent-style-name="AncientGreekἈρχαίαἑλληνικά" style:family="text">
      <style:text-properties style:font-weight-complex="bold" style:font-size-complex="14pt" fo:language="el" fo:country="GR"/>
    </style:style>
    <style:style style:name="T11788" style:parent-style-name="AncientGreekἈρχαίαἑλληνικά" style:family="text">
      <style:text-properties style:font-weight-complex="bold" style:font-size-complex="14pt"/>
    </style:style>
    <style:style style:name="T11789" style:parent-style-name="AncientGreekἈρχαίαἑλληνικά" style:family="text">
      <style:text-properties style:font-weight-complex="bold" style:font-size-complex="14pt" fo:language="el" fo:country="GR"/>
    </style:style>
    <style:style style:name="T11790" style:parent-style-name="AncientGreekἈρχαίαἑλληνικά" style:family="text">
      <style:text-properties style:font-weight-complex="bold" style:font-size-complex="14pt"/>
    </style:style>
    <style:style style:name="T11791" style:parent-style-name="AncientGreekἈρχαίαἑλληνικά" style:family="text">
      <style:text-properties style:font-weight-complex="bold" style:font-size-complex="14pt" fo:language="el" fo:country="GR"/>
    </style:style>
    <style:style style:name="T11792" style:parent-style-name="AncientGreekἈρχαίαἑλληνικά" style:family="text">
      <style:text-properties style:font-weight-complex="bold" style:font-size-complex="14pt"/>
    </style:style>
    <style:style style:name="T11793" style:parent-style-name="AncientGreekἈρχαίαἑλληνικά" style:family="text">
      <style:text-properties style:font-weight-complex="bold" style:font-size-complex="14pt" fo:language="el" fo:country="GR"/>
    </style:style>
    <style:style style:name="T11794" style:parent-style-name="AncientGreekἈρχαίαἑλληνικά" style:family="text">
      <style:text-properties style:font-weight-complex="bold" style:font-size-complex="14pt"/>
    </style:style>
    <style:style style:name="T11795" style:parent-style-name="AncientGreekἈρχαίαἑλληνικά" style:family="text">
      <style:text-properties style:font-weight-complex="bold" style:font-size-complex="14pt" fo:language="el" fo:country="GR"/>
    </style:style>
    <style:style style:name="T11796" style:parent-style-name="AncientGreekἈρχαίαἑλληνικά" style:family="text">
      <style:text-properties style:font-weight-complex="bold" style:font-size-complex="14pt"/>
    </style:style>
    <style:style style:name="T11797" style:parent-style-name="AncientGreekἈρχαίαἑλληνικά" style:family="text">
      <style:text-properties style:font-weight-complex="bold" style:font-size-complex="14pt" fo:language="el" fo:country="GR"/>
    </style:style>
    <style:style style:name="T11798" style:parent-style-name="AncientGreekἈρχαίαἑλληνικά" style:family="text">
      <style:text-properties style:font-weight-complex="bold" style:font-size-complex="14pt"/>
    </style:style>
    <style:style style:name="T11799" style:parent-style-name="AncientGreekἈρχαίαἑλληνικά" style:family="text">
      <style:text-properties style:font-weight-complex="bold" style:font-size-complex="14pt" fo:language="el" fo:country="GR"/>
    </style:style>
    <style:style style:name="T11800" style:parent-style-name="AncientGreekἈρχαίαἑλληνικά" style:family="text">
      <style:text-properties style:font-weight-complex="bold" style:font-size-complex="14pt"/>
    </style:style>
    <style:style style:name="T11801" style:parent-style-name="AncientGreekἈρχαίαἑλληνικά" style:family="text">
      <style:text-properties style:font-weight-complex="bold" style:font-size-complex="14pt" fo:language="el" fo:country="GR"/>
    </style:style>
    <style:style style:name="T11802" style:parent-style-name="AncientGreekἈρχαίαἑλληνικά" style:family="text">
      <style:text-properties style:font-weight-complex="bold" style:font-size-complex="14pt"/>
    </style:style>
    <style:style style:name="T11803" style:parent-style-name="AncientGreekἈρχαίαἑλληνικά" style:family="text">
      <style:text-properties style:font-weight-complex="bold" style:font-size-complex="14pt" fo:language="el" fo:country="GR"/>
    </style:style>
    <style:style style:name="T11804" style:parent-style-name="AncientGreekἈρχαίαἑλληνικά" style:family="text">
      <style:text-properties style:font-weight-complex="bold" style:font-size-complex="14pt"/>
    </style:style>
    <style:style style:name="T11805" style:parent-style-name="AncientGreekἈρχαίαἑλληνικά" style:family="text">
      <style:text-properties style:font-weight-complex="bold" style:font-size-complex="14pt" fo:language="el" fo:country="GR"/>
    </style:style>
    <style:style style:name="T11806" style:parent-style-name="AncientGreekἈρχαίαἑλληνικά" style:family="text">
      <style:text-properties style:font-weight-complex="bold" style:font-size-complex="14pt"/>
    </style:style>
    <style:style style:name="T11807" style:parent-style-name="AncientGreekἈρχαίαἑλληνικά" style:family="text">
      <style:text-properties style:font-weight-complex="bold" style:font-size-complex="14pt" fo:language="el" fo:country="GR"/>
    </style:style>
    <style:style style:name="T11808" style:parent-style-name="AncientGreekἈρχαίαἑλληνικά" style:family="text">
      <style:text-properties style:font-weight-complex="bold" style:font-size-complex="14pt"/>
    </style:style>
    <style:style style:name="T11809" style:parent-style-name="AncientGreekἈρχαίαἑλληνικά" style:family="text">
      <style:text-properties style:font-weight-complex="bold" style:font-size-complex="14pt" fo:language="el" fo:country="GR"/>
    </style:style>
    <style:style style:name="T11810" style:parent-style-name="AncientGreekἈρχαίαἑλληνικά" style:family="text">
      <style:text-properties style:font-weight-complex="bold" style:font-size-complex="14pt"/>
    </style:style>
    <style:style style:name="T11811" style:parent-style-name="AncientGreekἈρχαίαἑλληνικά" style:family="text">
      <style:text-properties style:font-weight-complex="bold" style:font-size-complex="14pt" fo:language="el" fo:country="GR"/>
    </style:style>
    <style:style style:name="T11812" style:parent-style-name="AncientGreekἈρχαίαἑλληνικά" style:family="text">
      <style:text-properties style:font-weight-complex="bold" style:font-size-complex="14pt"/>
    </style:style>
    <style:style style:name="T11813" style:parent-style-name="AncientGreekἈρχαίαἑλληνικά" style:family="text">
      <style:text-properties style:font-weight-complex="bold" style:font-size-complex="14pt" fo:language="el" fo:country="GR"/>
    </style:style>
    <style:style style:name="T11814" style:parent-style-name="AncientGreekἈρχαίαἑλληνικά" style:family="text">
      <style:text-properties style:font-weight-complex="bold" style:font-size-complex="14pt"/>
    </style:style>
    <style:style style:name="T11815" style:parent-style-name="AncientGreekἈρχαίαἑλληνικά" style:family="text">
      <style:text-properties style:font-weight-complex="bold" style:font-size-complex="14pt" fo:language="el" fo:country="GR"/>
    </style:style>
    <style:style style:name="T11816" style:parent-style-name="AncientGreekἈρχαίαἑλληνικά" style:family="text">
      <style:text-properties style:font-weight-complex="bold" style:font-size-complex="14pt"/>
    </style:style>
    <style:style style:name="T11817" style:parent-style-name="AncientGreekἈρχαίαἑλληνικά" style:family="text">
      <style:text-properties style:font-weight-complex="bold" style:font-size-complex="14pt" fo:language="el" fo:country="GR"/>
    </style:style>
    <style:style style:name="T11818" style:parent-style-name="AncientGreekἈρχαίαἑλληνικά" style:family="text">
      <style:text-properties style:font-weight-complex="bold" style:font-size-complex="14pt"/>
    </style:style>
    <style:style style:name="T11819" style:parent-style-name="AncientGreekἈρχαίαἑλληνικά" style:family="text">
      <style:text-properties style:font-weight-complex="bold" style:font-size-complex="14pt" fo:language="el" fo:country="GR"/>
    </style:style>
    <style:style style:name="T11820" style:parent-style-name="AncientGreekἈρχαίαἑλληνικά" style:family="text">
      <style:text-properties style:font-weight-complex="bold" style:font-size-complex="14pt"/>
    </style:style>
    <style:style style:name="T11821" style:parent-style-name="AncientGreekἈρχαίαἑλληνικά" style:family="text">
      <style:text-properties style:font-weight-complex="bold" style:font-size-complex="14pt" fo:language="el" fo:country="GR"/>
    </style:style>
    <style:style style:name="T11822" style:parent-style-name="AncientGreekἈρχαίαἑλληνικά" style:family="text">
      <style:text-properties style:font-weight-complex="bold" style:font-size-complex="14pt"/>
    </style:style>
    <style:style style:name="T11823" style:parent-style-name="AncientGreekἈρχαίαἑλληνικά" style:family="text">
      <style:text-properties style:font-weight-complex="bold" style:font-size-complex="14pt" fo:language="el" fo:country="GR"/>
    </style:style>
    <style:style style:name="T11824" style:parent-style-name="AncientGreekἈρχαίαἑλληνικά" style:family="text">
      <style:text-properties style:font-weight-complex="bold" style:font-size-complex="14pt"/>
    </style:style>
    <style:style style:name="T11825" style:parent-style-name="AncientGreekἈρχαίαἑλληνικά" style:family="text">
      <style:text-properties style:font-weight-complex="bold" style:font-size-complex="14pt" fo:language="el" fo:country="GR"/>
    </style:style>
    <style:style style:name="T11826" style:parent-style-name="AncientGreekἈρχαίαἑλληνικά" style:family="text">
      <style:text-properties style:font-weight-complex="bold" style:font-size-complex="14pt"/>
    </style:style>
    <style:style style:name="T11827" style:parent-style-name="AncientGreekἈρχαίαἑλληνικά" style:family="text">
      <style:text-properties style:font-weight-complex="bold" style:font-size-complex="14pt" fo:language="el" fo:country="GR"/>
    </style:style>
    <style:style style:name="T11828" style:parent-style-name="AncientGreekἈρχαίαἑλληνικά" style:family="text">
      <style:text-properties style:font-weight-complex="bold" style:font-size-complex="14pt"/>
    </style:style>
    <style:style style:name="T11829" style:parent-style-name="AncientGreekἈρχαίαἑλληνικά" style:family="text">
      <style:text-properties style:font-weight-complex="bold" style:font-size-complex="14pt" fo:language="el" fo:country="GR"/>
    </style:style>
    <style:style style:name="T11830" style:parent-style-name="AncientGreekἈρχαίαἑλληνικά" style:family="text">
      <style:text-properties style:font-weight-complex="bold" style:font-size-complex="14pt"/>
    </style:style>
    <style:style style:name="T11831" style:parent-style-name="AncientGreekἈρχαίαἑλληνικά" style:family="text">
      <style:text-properties style:font-weight-complex="bold" style:font-size-complex="14pt" fo:language="el" fo:country="GR"/>
    </style:style>
    <style:style style:name="T11832" style:parent-style-name="AncientGreekἈρχαίαἑλληνικά" style:family="text">
      <style:text-properties style:font-weight-complex="bold" style:font-size-complex="14pt"/>
    </style:style>
    <style:style style:name="T11833" style:parent-style-name="AncientGreekἈρχαίαἑλληνικά" style:family="text">
      <style:text-properties style:font-weight-complex="bold" style:font-size-complex="14pt" fo:language="el" fo:country="GR"/>
    </style:style>
    <style:style style:name="T11834" style:parent-style-name="AncientGreekἈρχαίαἑλληνικά" style:family="text">
      <style:text-properties style:font-weight-complex="bold" style:font-size-complex="14pt"/>
    </style:style>
    <style:style style:name="T11835" style:parent-style-name="AncientGreekἈρχαίαἑλληνικά" style:family="text">
      <style:text-properties style:font-weight-complex="bold" style:font-size-complex="14pt" fo:language="el" fo:country="GR"/>
    </style:style>
    <style:style style:name="T11836" style:parent-style-name="AncientGreekἈρχαίαἑλληνικά" style:family="text">
      <style:text-properties style:font-weight-complex="bold" style:font-size-complex="14pt"/>
    </style:style>
    <style:style style:name="T11837" style:parent-style-name="AncientGreekἈρχαίαἑλληνικά" style:family="text">
      <style:text-properties style:font-weight-complex="bold" style:font-size-complex="14pt" fo:language="el" fo:country="GR"/>
    </style:style>
    <style:style style:name="T11838" style:parent-style-name="AncientGreekἈρχαίαἑλληνικά" style:family="text">
      <style:text-properties style:font-weight-complex="bold" style:font-size-complex="14pt"/>
    </style:style>
    <style:style style:name="T11839" style:parent-style-name="AncientGreekἈρχαίαἑλληνικά" style:family="text">
      <style:text-properties style:font-weight-complex="bold" style:font-size-complex="14pt" fo:language="el" fo:country="GR"/>
    </style:style>
    <style:style style:name="T11840" style:parent-style-name="AncientGreekἈρχαίαἑλληνικά" style:family="text">
      <style:text-properties style:font-weight-complex="bold" style:font-size-complex="14pt"/>
    </style:style>
    <style:style style:name="T11841" style:parent-style-name="AncientGreekἈρχαίαἑλληνικά" style:family="text">
      <style:text-properties style:font-weight-complex="bold" style:font-size-complex="14pt" fo:language="el" fo:country="GR"/>
    </style:style>
    <style:style style:name="T11842" style:parent-style-name="AncientGreekἈρχαίαἑλληνικά" style:family="text">
      <style:text-properties style:font-weight-complex="bold" style:font-size-complex="14pt"/>
    </style:style>
    <style:style style:name="T11843" style:parent-style-name="AncientGreekἈρχαίαἑλληνικά" style:family="text">
      <style:text-properties style:font-weight-complex="bold" style:font-size-complex="14pt" fo:language="el" fo:country="GR"/>
    </style:style>
    <style:style style:name="T11844" style:parent-style-name="AncientGreekἈρχαίαἑλληνικά" style:family="text">
      <style:text-properties style:font-weight-complex="bold" style:font-size-complex="14pt"/>
    </style:style>
    <style:style style:name="T11845" style:parent-style-name="AncientGreekἈρχαίαἑλληνικά" style:family="text">
      <style:text-properties style:font-weight-complex="bold" style:font-size-complex="14pt" fo:language="el" fo:country="GR"/>
    </style:style>
    <style:style style:name="T11846" style:parent-style-name="AncientGreekἈρχαίαἑλληνικά" style:family="text">
      <style:text-properties style:font-weight-complex="bold" style:font-size-complex="14pt"/>
    </style:style>
    <style:style style:name="T11847" style:parent-style-name="AncientGreekἈρχαίαἑλληνικά" style:family="text">
      <style:text-properties style:font-weight-complex="bold" style:font-size-complex="14pt" fo:language="el" fo:country="GR"/>
    </style:style>
    <style:style style:name="T11848" style:parent-style-name="AncientGreekἈρχαίαἑλληνικά" style:family="text">
      <style:text-properties style:font-weight-complex="bold" style:font-size-complex="14pt"/>
    </style:style>
    <style:style style:name="T11849" style:parent-style-name="AncientGreekἈρχαίαἑλληνικά" style:family="text">
      <style:text-properties style:font-weight-complex="bold" style:font-size-complex="14pt" fo:language="el" fo:country="GR"/>
    </style:style>
    <style:style style:name="T11850" style:parent-style-name="AncientGreekἈρχαίαἑλληνικά" style:family="text">
      <style:text-properties style:font-weight-complex="bold" style:font-size-complex="14pt"/>
    </style:style>
    <style:style style:name="T11851" style:parent-style-name="AncientGreekἈρχαίαἑλληνικά" style:family="text">
      <style:text-properties style:font-weight-complex="bold" style:font-size-complex="14pt" fo:language="el" fo:country="GR"/>
    </style:style>
    <style:style style:name="T11852" style:parent-style-name="AncientGreekἈρχαίαἑλληνικά" style:family="text">
      <style:text-properties style:font-weight-complex="bold" style:font-size-complex="14pt"/>
    </style:style>
    <style:style style:name="T11853" style:parent-style-name="AncientGreekἈρχαίαἑλληνικά" style:family="text">
      <style:text-properties style:font-weight-complex="bold" style:font-size-complex="14pt" fo:language="el" fo:country="GR"/>
    </style:style>
    <style:style style:name="T11854" style:parent-style-name="AncientGreekἈρχαίαἑλληνικά" style:family="text">
      <style:text-properties style:font-weight-complex="bold" style:font-size-complex="14pt"/>
    </style:style>
    <style:style style:name="T11855" style:parent-style-name="AncientGreekἈρχαίαἑλληνικά" style:family="text">
      <style:text-properties style:font-weight-complex="bold" style:font-size-complex="14pt" fo:language="el" fo:country="GR"/>
    </style:style>
    <style:style style:name="T11856" style:parent-style-name="AncientGreekἈρχαίαἑλληνικά" style:family="text">
      <style:text-properties style:font-weight-complex="bold" style:font-size-complex="14pt"/>
    </style:style>
    <style:style style:name="T11857" style:parent-style-name="AncientGreekἈρχαίαἑλληνικά" style:family="text">
      <style:text-properties style:font-weight-complex="bold" style:font-size-complex="14pt" fo:language="el" fo:country="GR"/>
    </style:style>
    <style:style style:name="T11858" style:parent-style-name="AncientGreekἈρχαίαἑλληνικά" style:family="text">
      <style:text-properties style:font-weight-complex="bold" style:font-size-complex="14pt"/>
    </style:style>
    <style:style style:name="T11859" style:parent-style-name="AncientGreekἈρχαίαἑλληνικά" style:family="text">
      <style:text-properties style:font-weight-complex="bold" style:font-size-complex="14pt" fo:language="el" fo:country="GR"/>
    </style:style>
    <style:style style:name="T11860" style:parent-style-name="AncientGreekἈρχαίαἑλληνικά" style:family="text">
      <style:text-properties style:font-weight-complex="bold" style:font-size-complex="14pt"/>
    </style:style>
    <style:style style:name="T11861" style:parent-style-name="AncientGreekἈρχαίαἑλληνικά" style:family="text">
      <style:text-properties style:font-weight-complex="bold" style:font-size-complex="14pt" fo:language="el" fo:country="GR"/>
    </style:style>
    <style:style style:name="T11862" style:parent-style-name="AncientGreekἈρχαίαἑλληνικά" style:family="text">
      <style:text-properties style:font-weight-complex="bold" style:font-size-complex="14pt"/>
    </style:style>
    <style:style style:name="T11863" style:parent-style-name="AncientGreekἈρχαίαἑλληνικά" style:family="text">
      <style:text-properties style:font-weight-complex="bold" style:font-size-complex="14pt" fo:language="el" fo:country="GR"/>
    </style:style>
    <style:style style:name="T11864" style:parent-style-name="AncientGreekἈρχαίαἑλληνικά" style:family="text">
      <style:text-properties style:font-weight-complex="bold" style:font-size-complex="14pt"/>
    </style:style>
    <style:style style:name="T11865" style:parent-style-name="AncientGreekἈρχαίαἑλληνικά" style:family="text">
      <style:text-properties style:font-weight-complex="bold" style:font-size-complex="14pt" fo:language="el" fo:country="GR"/>
    </style:style>
    <style:style style:name="T11866" style:parent-style-name="AncientGreekἈρχαίαἑλληνικά" style:family="text">
      <style:text-properties style:font-weight-complex="bold" style:font-size-complex="14pt"/>
    </style:style>
    <style:style style:name="T11867" style:parent-style-name="AncientGreekἈρχαίαἑλληνικά" style:family="text">
      <style:text-properties style:font-weight-complex="bold" style:font-size-complex="14pt" fo:language="el" fo:country="GR"/>
    </style:style>
    <style:style style:name="T11868" style:parent-style-name="AncientGreekἈρχαίαἑλληνικά" style:family="text">
      <style:text-properties style:font-weight-complex="bold" style:font-size-complex="14pt"/>
    </style:style>
    <style:style style:name="T11869" style:parent-style-name="AncientGreekἈρχαίαἑλληνικά" style:family="text">
      <style:text-properties style:font-weight-complex="bold" style:font-size-complex="14pt" fo:language="el" fo:country="GR"/>
    </style:style>
    <style:style style:name="T11870" style:parent-style-name="AncientGreekἈρχαίαἑλληνικά" style:family="text">
      <style:text-properties style:font-weight-complex="bold" style:font-size-complex="14pt"/>
    </style:style>
    <style:style style:name="T11871" style:parent-style-name="AncientGreekἈρχαίαἑλληνικά" style:family="text">
      <style:text-properties style:font-weight-complex="bold" style:font-size-complex="14pt" fo:language="el" fo:country="GR"/>
    </style:style>
    <style:style style:name="T11872" style:parent-style-name="AncientGreekἈρχαίαἑλληνικά" style:family="text">
      <style:text-properties style:font-weight-complex="bold" style:font-size-complex="14pt"/>
    </style:style>
    <style:style style:name="T11873" style:parent-style-name="AncientGreekἈρχαίαἑλληνικά" style:family="text">
      <style:text-properties style:font-weight-complex="bold" style:font-size-complex="14pt" fo:language="el" fo:country="GR"/>
    </style:style>
    <style:style style:name="T11874" style:parent-style-name="AncientGreekἈρχαίαἑλληνικά" style:family="text">
      <style:text-properties style:font-weight-complex="bold" style:font-size-complex="14pt"/>
    </style:style>
    <style:style style:name="T11875" style:parent-style-name="AncientGreekἈρχαίαἑλληνικά" style:family="text">
      <style:text-properties style:font-weight-complex="bold" style:font-size-complex="14pt" fo:language="el" fo:country="GR"/>
    </style:style>
    <style:style style:name="T11876" style:parent-style-name="AncientGreekἈρχαίαἑλληνικά" style:family="text">
      <style:text-properties style:font-weight-complex="bold" style:font-size-complex="14pt"/>
    </style:style>
    <style:style style:name="T11877" style:parent-style-name="AncientGreekἈρχαίαἑλληνικά" style:family="text">
      <style:text-properties style:font-weight-complex="bold" style:font-size-complex="14pt" fo:language="el" fo:country="GR"/>
    </style:style>
    <style:style style:name="T11878" style:parent-style-name="AncientGreekἈρχαίαἑλληνικά" style:family="text">
      <style:text-properties style:font-weight-complex="bold" style:font-size-complex="14pt"/>
    </style:style>
    <style:style style:name="T11879" style:parent-style-name="AncientGreekἈρχαίαἑλληνικά" style:family="text">
      <style:text-properties style:font-weight-complex="bold" style:font-size-complex="14pt" fo:language="el" fo:country="GR"/>
    </style:style>
    <style:style style:name="T11880" style:parent-style-name="AncientGreekἈρχαίαἑλληνικά" style:family="text">
      <style:text-properties style:font-weight-complex="bold" style:font-size-complex="14pt"/>
    </style:style>
    <style:style style:name="T11881" style:parent-style-name="AncientGreekἈρχαίαἑλληνικά" style:family="text">
      <style:text-properties style:font-weight-complex="bold" style:font-size-complex="14pt" fo:language="el" fo:country="GR"/>
    </style:style>
    <style:style style:name="T11882" style:parent-style-name="AncientGreekἈρχαίαἑλληνικά" style:family="text">
      <style:text-properties style:font-weight-complex="bold" style:font-size-complex="14pt"/>
    </style:style>
    <style:style style:name="T11883" style:parent-style-name="AncientGreekἈρχαίαἑλληνικά" style:family="text">
      <style:text-properties style:font-weight-complex="bold" style:font-size-complex="14pt" fo:language="el" fo:country="GR"/>
    </style:style>
    <style:style style:name="T11884" style:parent-style-name="AncientGreekἈρχαίαἑλληνικά" style:family="text">
      <style:text-properties style:font-weight-complex="bold" style:font-size-complex="14pt"/>
    </style:style>
    <style:style style:name="T11885" style:parent-style-name="AncientGreekἈρχαίαἑλληνικά" style:family="text">
      <style:text-properties style:font-weight-complex="bold" style:font-size-complex="14pt" fo:language="el" fo:country="GR"/>
    </style:style>
    <style:style style:name="T11886" style:parent-style-name="AncientGreekἈρχαίαἑλληνικά" style:family="text">
      <style:text-properties style:font-weight-complex="bold" style:font-size-complex="14pt"/>
    </style:style>
    <style:style style:name="T11887" style:parent-style-name="AncientGreekἈρχαίαἑλληνικά" style:family="text">
      <style:text-properties style:font-weight-complex="bold" style:font-size-complex="14pt" fo:language="el" fo:country="GR"/>
    </style:style>
    <style:style style:name="T11888" style:parent-style-name="AncientGreekἈρχαίαἑλληνικά" style:family="text">
      <style:text-properties style:font-weight-complex="bold" style:font-size-complex="14pt"/>
    </style:style>
    <style:style style:name="T11889" style:parent-style-name="AncientGreekἈρχαίαἑλληνικά" style:family="text">
      <style:text-properties style:font-weight-complex="bold" style:font-size-complex="14pt" fo:language="el" fo:country="GR"/>
    </style:style>
    <style:style style:name="T11890" style:parent-style-name="AncientGreekἈρχαίαἑλληνικά" style:family="text">
      <style:text-properties style:font-weight-complex="bold" style:font-size-complex="14pt"/>
    </style:style>
    <style:style style:name="T11891" style:parent-style-name="AncientGreekἈρχαίαἑλληνικά" style:family="text">
      <style:text-properties style:font-weight-complex="bold" style:font-size-complex="14pt" fo:language="el" fo:country="GR"/>
    </style:style>
    <style:style style:name="T11892" style:parent-style-name="AncientGreekἈρχαίαἑλληνικά" style:family="text">
      <style:text-properties style:font-weight-complex="bold" style:font-size-complex="14pt"/>
    </style:style>
    <style:style style:name="T11893" style:parent-style-name="AncientGreekἈρχαίαἑλληνικά" style:family="text">
      <style:text-properties style:font-weight-complex="bold" style:font-size-complex="14pt" fo:language="el" fo:country="GR"/>
    </style:style>
    <style:style style:name="T11894" style:parent-style-name="AncientGreekἈρχαίαἑλληνικά" style:family="text">
      <style:text-properties style:font-weight-complex="bold" style:font-size-complex="14pt"/>
    </style:style>
    <style:style style:name="T11895" style:parent-style-name="AncientGreekἈρχαίαἑλληνικά" style:family="text">
      <style:text-properties style:font-weight-complex="bold" style:font-size-complex="14pt" fo:language="el" fo:country="GR"/>
    </style:style>
    <style:style style:name="T11896" style:parent-style-name="AncientGreekἈρχαίαἑλληνικά" style:family="text">
      <style:text-properties style:font-weight-complex="bold" style:font-size-complex="14pt"/>
    </style:style>
    <style:style style:name="T11897" style:parent-style-name="AncientGreekἈρχαίαἑλληνικά" style:family="text">
      <style:text-properties style:font-weight-complex="bold" style:font-size-complex="14pt" fo:language="el" fo:country="GR"/>
    </style:style>
    <style:style style:name="T11898" style:parent-style-name="AncientGreekἈρχαίαἑλληνικά" style:family="text">
      <style:text-properties style:font-weight-complex="bold" style:font-size-complex="14pt"/>
    </style:style>
    <style:style style:name="T11899" style:parent-style-name="AncientGreekἈρχαίαἑλληνικά" style:family="text">
      <style:text-properties style:font-weight-complex="bold" style:font-size-complex="14pt" fo:language="el" fo:country="GR"/>
    </style:style>
    <style:style style:name="T11900" style:parent-style-name="AncientGreekἈρχαίαἑλληνικά" style:family="text">
      <style:text-properties style:font-weight-complex="bold" style:font-size-complex="14pt"/>
    </style:style>
    <style:style style:name="T11901" style:parent-style-name="AncientGreekἈρχαίαἑλληνικά" style:family="text">
      <style:text-properties style:font-weight-complex="bold" style:font-size-complex="14pt" fo:language="el" fo:country="GR"/>
    </style:style>
    <style:style style:name="T11902" style:parent-style-name="AncientGreekἈρχαίαἑλληνικά" style:family="text">
      <style:text-properties style:font-weight-complex="bold" style:font-size-complex="14pt"/>
    </style:style>
    <style:style style:name="T11903" style:parent-style-name="AncientGreekἈρχαίαἑλληνικά" style:family="text">
      <style:text-properties style:font-weight-complex="bold" style:font-size-complex="14pt" fo:language="el" fo:country="GR"/>
    </style:style>
    <style:style style:name="T11904" style:parent-style-name="AncientGreekἈρχαίαἑλληνικά" style:family="text">
      <style:text-properties style:font-weight-complex="bold" style:font-size-complex="14pt"/>
    </style:style>
    <style:style style:name="P11905" style:parent-style-name="Standard" style:family="paragraph">
      <style:paragraph-properties fo:widows="0" fo:orphans="0">
        <style:tab-stops>
          <style:tab-stop style:type="left" style:position="2.1979in"/>
        </style:tab-stops>
      </style:paragraph-properties>
    </style:style>
    <style:style style:name="T11906" style:parent-style-name="AncientGreekἈρχαίαἑλληνικά" style:family="text">
      <style:text-properties style:font-weight-complex="bold" style:font-size-complex="14pt" fo:language="el" fo:country="GR"/>
    </style:style>
    <style:style style:name="T11907" style:parent-style-name="AncientGreekἈρχαίαἑλληνικά" style:family="text">
      <style:text-properties style:font-weight-complex="bold" style:font-size-complex="14pt"/>
    </style:style>
    <style:style style:name="T11908" style:parent-style-name="AncientGreekἈρχαίαἑλληνικά" style:family="text">
      <style:text-properties style:font-weight-complex="bold" style:font-size-complex="14pt" fo:language="el" fo:country="GR"/>
    </style:style>
    <style:style style:name="T11909" style:parent-style-name="AncientGreekἈρχαίαἑλληνικά" style:family="text">
      <style:text-properties style:font-weight-complex="bold" style:font-size-complex="14pt"/>
    </style:style>
    <style:style style:name="T11910" style:parent-style-name="AncientGreekἈρχαίαἑλληνικά" style:family="text">
      <style:text-properties style:font-weight-complex="bold" style:font-size-complex="14pt" fo:language="el" fo:country="GR"/>
    </style:style>
    <style:style style:name="T11911" style:parent-style-name="AncientGreekἈρχαίαἑλληνικά" style:family="text">
      <style:text-properties style:font-weight-complex="bold" style:font-size-complex="14pt"/>
    </style:style>
    <style:style style:name="T11912" style:parent-style-name="AncientGreekἈρχαίαἑλληνικά" style:family="text">
      <style:text-properties style:font-weight-complex="bold" style:font-size-complex="14pt" fo:language="el" fo:country="GR"/>
    </style:style>
    <style:style style:name="T11913" style:parent-style-name="AncientGreekἈρχαίαἑλληνικά" style:family="text">
      <style:text-properties style:font-weight-complex="bold" style:font-size-complex="14pt"/>
    </style:style>
    <style:style style:name="T11914" style:parent-style-name="AncientGreekἈρχαίαἑλληνικά" style:family="text">
      <style:text-properties style:font-weight-complex="bold" style:font-size-complex="14pt" fo:language="el" fo:country="GR"/>
    </style:style>
    <style:style style:name="T11915" style:parent-style-name="AncientGreekἈρχαίαἑλληνικά" style:family="text">
      <style:text-properties style:font-weight-complex="bold" style:font-size-complex="14pt"/>
    </style:style>
    <style:style style:name="T11916" style:parent-style-name="AncientGreekἈρχαίαἑλληνικά" style:family="text">
      <style:text-properties style:font-weight-complex="bold" style:font-size-complex="14pt" fo:language="el" fo:country="GR"/>
    </style:style>
    <style:style style:name="T11917" style:parent-style-name="AncientGreekἈρχαίαἑλληνικά" style:family="text">
      <style:text-properties style:font-weight-complex="bold" style:font-size-complex="14pt"/>
    </style:style>
    <style:style style:name="T11918" style:parent-style-name="AncientGreekἈρχαίαἑλληνικά" style:family="text">
      <style:text-properties style:font-weight-complex="bold" style:font-size-complex="14pt" fo:language="el" fo:country="GR"/>
    </style:style>
    <style:style style:name="T11919" style:parent-style-name="AncientGreekἈρχαίαἑλληνικά" style:family="text">
      <style:text-properties style:font-weight-complex="bold" style:font-size-complex="14pt"/>
    </style:style>
    <style:style style:name="T11920" style:parent-style-name="AncientGreekἈρχαίαἑλληνικά" style:family="text">
      <style:text-properties style:font-weight-complex="bold" style:font-size-complex="14pt" fo:language="el" fo:country="GR"/>
    </style:style>
    <style:style style:name="T11921" style:parent-style-name="AncientGreekἈρχαίαἑλληνικά" style:family="text">
      <style:text-properties style:font-weight-complex="bold" style:font-size-complex="14pt"/>
    </style:style>
    <style:style style:name="T11922" style:parent-style-name="AncientGreekἈρχαίαἑλληνικά" style:family="text">
      <style:text-properties style:font-weight-complex="bold" style:font-size-complex="14pt" fo:language="el" fo:country="GR"/>
    </style:style>
    <style:style style:name="T11923" style:parent-style-name="AncientGreekἈρχαίαἑλληνικά" style:family="text">
      <style:text-properties style:font-weight-complex="bold" style:font-size-complex="14pt"/>
    </style:style>
    <style:style style:name="T11924" style:parent-style-name="AncientGreekἈρχαίαἑλληνικά" style:family="text">
      <style:text-properties style:font-weight-complex="bold" style:font-size-complex="14pt" fo:language="el" fo:country="GR"/>
    </style:style>
    <style:style style:name="T11925" style:parent-style-name="AncientGreekἈρχαίαἑλληνικά" style:family="text">
      <style:text-properties style:font-weight-complex="bold" style:font-size-complex="14pt"/>
    </style:style>
    <style:style style:name="T11926" style:parent-style-name="AncientGreekἈρχαίαἑλληνικά" style:family="text">
      <style:text-properties style:font-weight-complex="bold" style:font-size-complex="14pt" fo:language="el" fo:country="GR"/>
    </style:style>
    <style:style style:name="T11927" style:parent-style-name="AncientGreekἈρχαίαἑλληνικά" style:family="text">
      <style:text-properties style:font-weight-complex="bold" style:font-size-complex="14pt"/>
    </style:style>
    <style:style style:name="T11928" style:parent-style-name="AncientGreekἈρχαίαἑλληνικά" style:family="text">
      <style:text-properties style:font-weight-complex="bold" style:font-size-complex="14pt" fo:language="el" fo:country="GR"/>
    </style:style>
    <style:style style:name="T11929" style:parent-style-name="AncientGreekἈρχαίαἑλληνικά" style:family="text">
      <style:text-properties style:font-weight-complex="bold" style:font-size-complex="14pt"/>
    </style:style>
    <style:style style:name="T11930" style:parent-style-name="AncientGreekἈρχαίαἑλληνικά" style:family="text">
      <style:text-properties style:font-weight-complex="bold" style:font-size-complex="14pt" fo:language="el" fo:country="GR"/>
    </style:style>
    <style:style style:name="T11931" style:parent-style-name="AncientGreekἈρχαίαἑλληνικά" style:family="text">
      <style:text-properties style:font-weight-complex="bold" style:font-size-complex="14pt"/>
    </style:style>
    <style:style style:name="TableCell11932" style:family="table-cell">
      <style:table-cell-properties fo:border="0.0069in solid #000000" fo:background-color="#FFFFFF" style:writing-mode="lr-tb" fo:padding-top="0in" fo:padding-left="0.1527in" fo:padding-bottom="0in" fo:padding-right="0.15in"/>
    </style:style>
    <style:style style:name="P11933" style:parent-style-name="Standard" style:family="paragraph">
      <style:paragraph-properties fo:widows="0" fo:orphans="0"/>
      <style:text-properties style:font-name="AncientGreek"/>
    </style:style>
    <style:style style:name="P11934" style:parent-style-name="Standard" style:family="paragraph">
      <style:paragraph-properties fo:widows="0" fo:orphans="0"/>
      <style:text-properties style:font-name="AncientGreek"/>
    </style:style>
    <style:style style:name="P11935" style:parent-style-name="Standard" style:family="paragraph">
      <style:paragraph-properties fo:widows="0" fo:orphans="0"/>
      <style:text-properties style:font-name="AncientGreek"/>
    </style:style>
    <style:style style:name="P11936" style:parent-style-name="Standard" style:family="paragraph">
      <style:paragraph-properties fo:widows="0" fo:orphans="0"/>
      <style:text-properties style:font-name="AncientGreek"/>
    </style:style>
  </office:automatic-styles>
  <office:body>
    <office:text text:use-soft-page-breaks="true">
      <text:p text:style-name="P1"/>
      <table:table table:style-name="Table2">
        <table:table-columns>
          <table:table-column table:style-name="TableColumn3"/>
          <table:table-column table:style-name="TableColumn4"/>
        </table:table-columns>
        <table:table-row table:style-name="TableRow5">
          <table:table-cell table:style-name="TableCell6">
            <text:soft-page-break/>
            <text:p text:style-name="P7"><text:span text:style-name="T8">200. Λέων καὶ ἄρκτος καὶ ἀλώπηξ.</text:span></text:p>
            <text:p text:style-name="P9"><text:span text:style-name="T10">Λέων καὶ ἄρκτος, ἐλάφου νεβρὸν εὑρόντες, περὶ τούτου ἐμάχοντο. Δεινῶς δὲ ὑπ᾿ ἀλλήλων διατεθέντες, ἐπειδὴ ἐσκοτώθησαν, ἡμιθανεῖς ἔκειντο. Ἀλώπηξ δὲ παριοῦσα, ὡς ἐθεάσατο τοὺς μὲν παρειμένους, τὸν δὲ νεβρὸν ἐν μέσῳ κείμενον, ἀραμένη αὐτόν, διὰ μέσων αὐτῶν ἀπηλλάττετο. Οἱ δὲ ἐξαναστῆναι μὴ δυνάμενοι ἔφασαν· « Ἄθλιοι ἡμεῖς, εἴ γε ἀλώπεκι ἐμοχθοῦμεν. »</text:span></text:p>
            <text:p text:style-name="P11"><text:span text:style-name="T12">Ὁ λόγος δηλοῖ ὅτι εὐλόγως ἐκεῖνοι ἄχθονται οἳ τῶν ἰδίων πόνων τοὺς τυχόντας ὁρῶσι τὰς ἐπικαρπίας ἀποφερομένους.</text:span></text:p>
          </table:table-cell>
          <table:table-cell table:style-name="TableCell13">
            <text:p text:style-name="P14">A<text:s/>Lion,<text:s/>A<text:s/>Bear<text:s/>And<text:s/>A<text:s/>Fox.</text:p>
            <text:p text:style-name="P15">A lion and a bear, having found a doe fawn, were fighting over it.<text:s/>Being put in a terrible condition by each other,<text:s/>when they were<text:s/>overcome with dizziness, they<text:s/>lay<text:s/>down half dead. And a<text:s/>passing fox,<text:s/>whe he saw<text:s/>them<text:s/>layed by the side, and the fawn lying in the middle, taking<text:s/>it<text:s/>departed from the midst of them. And they, unable to get up,<text:s/>said: “Unfortunate<text:s/>us!<text:s/>Seeing that we toiled for the sake of a fox”</text:p>
            <text:p text:style-name="P16"/>
            <text:p text:style-name="P17">The<text:s/>account<text:s/>shows that<text:s/>they<text:s/>are<text:s/>correctly upset who<text:s/>see those passing by<text:s/>taking<text:s/>away the<text:s/>resulting fruits.</text:p>
            <text:p text:style-name="P18"/>
            <text:p text:style-name="P19"><text:span text:style-name="T20">σκοτόω</text:span><text:span text:style-name="T21">: to make dark, to blind,<text:s/></text:span><text:span text:style-name="T22">to stupefy,<text:s/></text:span><text:span text:style-name="T23">to suffer vertigo</text:span><text:span text:style-name="T24"><text:line-break/></text:span><text:span text:style-name="T25">παρειμένους</text:span><text:span text:style-name="T26"><text:s text:c="2"/></text:span><text:span text:style-name="T27">= (aor. part.)<text:s/></text:span><text:span text:style-name="T28">παρίημι</text:span><text:span text:style-name="T29">:<text:s/></text:span><text:span text:style-name="T30">to fall by the side</text:span><text:span text:style-name="T31"><text:line-break/>μοχθέω: to toil, to be worried</text:span><text:span text:style-name="T32"><text:line-break/></text:span><text:span text:style-name="T33">ἐπικαρπία</text:span><text:span text:style-name="T34">:<text:s/></text:span><text:span text:style-name="T35">revenue, profit</text:span></text:p>
          </table:table-cell>
        </table:table-row>
        <table:table-row table:style-name="TableRow36">
          <table:table-cell table:style-name="TableCell37">
            <text:p text:style-name="P38"><text:span text:style-name="T39">201.<text:s/></text:span><text:span text:style-name="T40">Λέων</text:span><text:span text:style-name="T41"><text:s/></text:span><text:span text:style-name="T42">καὶ</text:span><text:span text:style-name="T43"><text:s/></text:span><text:span text:style-name="T44">βάτραχος</text:span><text:span text:style-name="T45">.</text:span><text:span text:style-name="T46"><text:line-break/></text:span><text:span text:style-name="T47">Λέων</text:span><text:span text:style-name="T48"><text:s/></text:span><text:span text:style-name="T49">ἀκούσας</text:span><text:span text:style-name="T50"><text:s/></text:span><text:span text:style-name="T51">βατράχου</text:span><text:span text:style-name="T52"><text:s/></text:span><text:span text:style-name="T53">κεκραγότος</text:span><text:span text:style-name="T54"><text:s/></text:span><text:span text:style-name="T55">ἐπεστράφη</text:span><text:span text:style-name="T56"><text:s/></text:span><text:span text:style-name="T57">πρὸς</text:span><text:span text:style-name="T58"><text:s/></text:span><text:span text:style-name="T59">τὴν</text:span><text:span text:style-name="T60"><text:s/></text:span><text:span text:style-name="T61">φωνήν</text:span><text:span text:style-name="T62">,<text:s/></text:span><text:span text:style-name="T63">οἰόμενος</text:span><text:span text:style-name="T64"><text:s/></text:span><text:span text:style-name="T65">μέγα</text:span><text:span text:style-name="T66"><text:s/></text:span><text:span text:style-name="T67">τι</text:span><text:span text:style-name="T68"><text:s/></text:span><text:span text:style-name="T69">ζῷον</text:span><text:span text:style-name="T70"><text:s/></text:span><text:span text:style-name="T71">εἶναι</text:span><text:span text:style-name="T72">.<text:s/></text:span><text:span text:style-name="T73">Προσμείνας</text:span><text:span text:style-name="T74"><text:s/></text:span><text:span text:style-name="T75">δὲ</text:span><text:span text:style-name="T76"><text:s/></text:span><text:span text:style-name="T77">μικρὸν</text:span><text:span text:style-name="T78"><text:s/></text:span><text:span text:style-name="T79">χρόνον</text:span><text:span text:style-name="T80">,<text:s/></text:span><text:span text:style-name="T81">ὡς</text:span><text:span text:style-name="T82"><text:s/></text:span><text:span text:style-name="T83">ἐθεάσατο</text:span><text:span text:style-name="T84"><text:s/></text:span><text:span text:style-name="T85">αὐτὸν</text:span><text:span text:style-name="T86"><text:s/></text:span><text:span text:style-name="T87">ἀπὸ</text:span><text:span text:style-name="T88"><text:s/></text:span><text:span text:style-name="T89">τῆς</text:span><text:span text:style-name="T90"><text:s/></text:span><text:span text:style-name="T91">λίμνης</text:span><text:span text:style-name="T92"><text:s/></text:span><text:span text:style-name="T93">ἐξελθόντα</text:span><text:span text:style-name="T94">,<text:s/></text:span><text:span text:style-name="T95">προσελθὼν</text:span><text:span text:style-name="T96"><text:s/></text:span><text:span text:style-name="T97">καταπάτησεν</text:span><text:span text:style-name="T98"><text:s/></text:span><text:span text:style-name="T99">εἰπών</text:span><text:span text:style-name="T100">· «<text:s/></text:span><text:span text:style-name="T101">Εἶτα</text:span><text:span text:style-name="T102"><text:s/></text:span><text:span text:style-name="T103">τηλικοῦτος</text:span><text:span text:style-name="T104"><text:s/></text:span><text:span text:style-name="T105">ὢν</text:span><text:span text:style-name="T106"><text:s/></text:span><text:span text:style-name="T107">τηλικαῦτα</text:span><text:span text:style-name="T108"><text:s/></text:span><text:span text:style-name="T109">βοᾷς</text:span><text:span text:style-name="T110">; »</text:span></text:p>
            <text:p text:style-name="P111"/>
            <text:p text:style-name="P112"><text:span text:style-name="T113">Πρὸς</text:span><text:span text:style-name="T114"><text:s/></text:span><text:span text:style-name="T115">ἄνδρα</text:span><text:span text:style-name="T116"><text:s/></text:span><text:span text:style-name="T117">γλωσσαλγίαν</text:span><text:span text:style-name="T118"><text:s/></text:span><text:span text:style-name="T119">οὐδὲν</text:span><text:span text:style-name="T120"><text:s/></text:span><text:span text:style-name="T121">πλέον</text:span><text:span text:style-name="T122"><text:s/></text:span><text:span text:style-name="T123">τοῦ</text:span><text:span text:style-name="T124"><text:s/></text:span><text:span text:style-name="T125">λαλεῖν</text:span><text:span text:style-name="T126"><text:s/></text:span><text:span text:style-name="T127">δυνάμενον</text:span><text:span text:style-name="T128"><text:s/></text:span><text:span text:style-name="T129">ὁ</text:span><text:span text:style-name="T130"><text:s/></text:span><text:span text:style-name="T131">λόγος</text:span><text:span text:style-name="T132"><text:s/></text:span><text:span text:style-name="T133">εὔκαιρος</text:span><text:span text:style-name="T134">.</text:span></text:p>
          </table:table-cell>
          <table:table-cell table:style-name="TableCell135">
            <text:p text:style-name="P136">A<text:s/>Lion<text:s/>And A<text:s/>Frog</text:p>
            <text:p text:style-name="P137">A lion, hearing a frog croak, turned at the sound, thinking it was some big animal. He waited some time,<text:s/>when he saw it<text:s/>coming<text:s/>out of the pond,<text:s/>approaching he<text:s/>crushed<text:s/>[it], saying: “Then being of such a large<text:s/>size<text:s/>you cry out such large [roars]!</text:p>
            <text:p text:style-name="P138"/>
            <text:p text:style-name="P139">This<text:s/>account is timely for<text:s/>a<text:s/>talkative<text:s/>man, incapable of anything<text:s/>more than<text:s/>speaking.</text:p>
            <text:p text:style-name="P140"/>
            <text:p text:style-name="P141"><text:span text:style-name="T142">γλωσσαλγία:<text:s/></text:span><text:span text:style-name="T143">constant talking, prattling</text:span></text:p>
          </table:table-cell>
        </table:table-row>
        <text:soft-page-break/>
        <table:table-row table:style-name="TableRow144">
          <table:table-cell table:style-name="TableCell145">
            <text:p text:style-name="P146"><text:span text:style-name="T147">202.<text:s/></text:span><text:span text:style-name="T148">Λέων</text:span><text:span text:style-name="T149"><text:s/></text:span><text:span text:style-name="T150">καὶ</text:span><text:span text:style-name="T151"><text:s/></text:span><text:span text:style-name="T152">δελφίς</text:span><text:span text:style-name="T153">.</text:span></text:p>
            <text:p text:style-name="P154"><text:span text:style-name="T155">Λέων</text:span><text:span text:style-name="T156"><text:s/></text:span><text:span text:style-name="T157">ἐπί</text:span><text:span text:style-name="T158"><text:s/></text:span><text:span text:style-name="T159">τινι</text:span><text:span text:style-name="T160"><text:s/></text:span><text:span text:style-name="T161">αἰγιαλῷ</text:span><text:span text:style-name="T162"><text:s/></text:span><text:span text:style-name="T163">πλαζόμενος</text:span><text:span text:style-name="T164">,<text:s/></text:span><text:span text:style-name="T165">ὡς</text:span><text:span text:style-name="T166"><text:s/></text:span><text:span text:style-name="T167">ἐθεάσατο</text:span><text:span text:style-name="T168"><text:s/></text:span><text:span text:style-name="T169">δελφῖνα</text:span><text:span text:style-name="T170"><text:s/></text:span><text:span text:style-name="T171">παρακύψαντα</text:span><text:span text:style-name="T172">, [<text:s/></text:span><text:span text:style-name="T173">ὡς</text:span><text:span text:style-name="T174"><text:s/>]<text:s/></text:span><text:span text:style-name="T175">ἐπὶ</text:span><text:span text:style-name="T176"><text:s/></text:span><text:span text:style-name="T177">συμμαχίαν</text:span><text:span text:style-name="T178"><text:s/></text:span><text:span text:style-name="T179">τοῦτον</text:span><text:span text:style-name="T180"><text:s/></text:span><text:span text:style-name="T181">παρεκάλεσε</text:span><text:span text:style-name="T182"><text:s/></text:span><text:span text:style-name="T183">λέγων</text:span><text:span text:style-name="T184"><text:s/></text:span><text:span text:style-name="T185">ὅτι</text:span><text:span text:style-name="T186"><text:s/></text:span><text:span text:style-name="T187">ἁρμόττει</text:span><text:span text:style-name="T188"><text:s/></text:span><text:span text:style-name="T189">μάλιστα</text:span><text:span text:style-name="T190"><text:s/></text:span><text:span text:style-name="T191">φίλους</text:span><text:span text:style-name="T192"><text:s/></text:span><text:span text:style-name="T193">αὐτοὺς</text:span><text:span text:style-name="T194"><text:s/></text:span><text:span text:style-name="T195">καὶ</text:span><text:span text:style-name="T196"><text:s/></text:span><text:span text:style-name="T197">βοηθοὺς</text:span><text:span text:style-name="T198"><text:s/></text:span><text:span text:style-name="T199">γενέσθαι</text:span><text:span text:style-name="T200">·<text:s/></text:span><text:span text:style-name="T201">ὁ</text:span><text:span text:style-name="T202"><text:s/></text:span><text:span text:style-name="T203">μὲν</text:span><text:span text:style-name="T204"><text:s/></text:span><text:span text:style-name="T205">γὰρ</text:span><text:span text:style-name="T206"><text:s/></text:span><text:span text:style-name="T207">τῶν</text:span><text:span text:style-name="T208"><text:s/></text:span><text:span text:style-name="T209">θαλαττίων</text:span><text:span text:style-name="T210"><text:s/></text:span><text:span text:style-name="T211">ζῴων</text:span><text:span text:style-name="T212">,<text:s/></text:span><text:span text:style-name="T213">αὐτὸς</text:span><text:span text:style-name="T214"><text:s/></text:span><text:span text:style-name="T215">δὲ</text:span><text:span text:style-name="T216"><text:s/></text:span><text:span text:style-name="T217">τῶν</text:span><text:span text:style-name="T218"><text:s/></text:span><text:span text:style-name="T219">χερσαίων</text:span><text:span text:style-name="T220"><text:s/></text:span><text:span text:style-name="T221">βασιλεύει</text:span><text:span text:style-name="T222">.<text:s/></text:span><text:span text:style-name="T223">Τοῦ</text:span><text:span text:style-name="T224"><text:s/></text:span><text:span text:style-name="T225">δὲ</text:span><text:span text:style-name="T226"><text:s/></text:span><text:span text:style-name="T227">ἀσμένως</text:span><text:span text:style-name="T228"><text:s/></text:span><text:span text:style-name="T229">ἐπινεύσαντος</text:span><text:span text:style-name="T230">,<text:s/></text:span><text:span text:style-name="T231">ὁ</text:span><text:span text:style-name="T232"><text:s/></text:span><text:span text:style-name="T233">λέων</text:span><text:span text:style-name="T234"><text:s/></text:span><text:span text:style-name="T235">ἐπὶ</text:span><text:span text:style-name="T236"><text:s/></text:span><text:span text:style-name="T237">πολὺν</text:span><text:span text:style-name="T238"><text:s/></text:span><text:span text:style-name="T239">χρόνον</text:span><text:span text:style-name="T240"><text:s/></text:span><text:span text:style-name="T241">μάχην</text:span><text:span text:style-name="T242"><text:s/></text:span><text:span text:style-name="T243">ἔχων</text:span><text:span text:style-name="T244"><text:s/></text:span><text:span text:style-name="T245">πρὸς</text:span><text:span text:style-name="T246"><text:s/></text:span><text:span text:style-name="T247">ταῦρον</text:span><text:span text:style-name="T248"><text:s/></text:span><text:span text:style-name="T249">ἄγριον</text:span><text:span text:style-name="T250"><text:s/></text:span><text:span text:style-name="T251">ἐπεκαλεῖτο</text:span><text:span text:style-name="T252"><text:s/></text:span><text:span text:style-name="T253">τὸν</text:span><text:span text:style-name="T254"><text:s/></text:span><text:span text:style-name="T255">δελφῖνα</text:span><text:span text:style-name="T256"><text:s/></text:span><text:span text:style-name="T257">ἐπὶ</text:span><text:span text:style-name="T258"><text:s/></text:span><text:span text:style-name="T259">βοήθειαν</text:span><text:span text:style-name="T260">.<text:s/></text:span><text:span text:style-name="T261">Ὡς</text:span><text:span text:style-name="T262"><text:s/></text:span><text:span text:style-name="T263">δὲ</text:span><text:span text:style-name="T264"><text:s/></text:span><text:span text:style-name="T265">ἐκεῖνος</text:span><text:span text:style-name="T266"><text:s/></text:span><text:span text:style-name="T267">καίπερ</text:span><text:span text:style-name="T268"><text:s/></text:span><text:span text:style-name="T269">βουλόμενος</text:span><text:span text:style-name="T270"><text:s/></text:span><text:span text:style-name="T271">ἐκβῆναι</text:span><text:span text:style-name="T272"><text:s/></text:span><text:span text:style-name="T273">τῆς</text:span><text:span text:style-name="T274"><text:s/></text:span><text:span text:style-name="T275">θαλάσσης</text:span><text:span text:style-name="T276"><text:s/></text:span><text:span text:style-name="T277">οὐκ</text:span><text:span text:style-name="T278"><text:s/></text:span><text:span text:style-name="T279">ἠδύνατο</text:span><text:span text:style-name="T280">,<text:s/></text:span><text:span text:style-name="T281">ᾐτιᾶτο</text:span><text:span text:style-name="T282"><text:s/></text:span><text:span text:style-name="T283">αὐτὸν</text:span><text:span text:style-name="T284"><text:s/></text:span><text:span text:style-name="T285">ὁ</text:span><text:span text:style-name="T286"><text:s/></text:span><text:span text:style-name="T287">λέων</text:span><text:span text:style-name="T288"><text:s/></text:span><text:span text:style-name="T289">ὡς</text:span><text:span text:style-name="T290"><text:s/></text:span><text:span text:style-name="T291">προδότην</text:span><text:span text:style-name="T292">.<text:s/></text:span><text:span text:style-name="T293">Ὁ</text:span><text:span text:style-name="T294"><text:s/></text:span><text:span text:style-name="T295">δὲ</text:span><text:span text:style-name="T296"><text:s/></text:span><text:span text:style-name="T297">ὑποτυχὼν</text:span><text:span text:style-name="T298"><text:s/></text:span><text:span text:style-name="T299">εἶπεν</text:span><text:span text:style-name="T300">· «</text:span><text:span text:style-name="T301">Ἀλλὰ</text:span><text:span text:style-name="T302"><text:s/></text:span><text:span text:style-name="T303">μὴ</text:span><text:span text:style-name="T304"><text:s/></text:span><text:span text:style-name="T305">ἐμὲ</text:span><text:span text:style-name="T306"><text:s/></text:span><text:span text:style-name="T307">μέμφου</text:span><text:span text:style-name="T308">,<text:s/></text:span><text:span text:style-name="T309">ἀλλὰ</text:span><text:span text:style-name="T310"><text:s/></text:span><text:span text:style-name="T311">τὴν</text:span><text:span text:style-name="T312"><text:s/></text:span><text:span text:style-name="T313">φύσιν</text:span><text:span text:style-name="T314">,<text:s/></text:span><text:span text:style-name="T315">ἥτις</text:span><text:span text:style-name="T316"><text:s/></text:span><text:span text:style-name="T317">με</text:span><text:span text:style-name="T318"><text:s/></text:span><text:span text:style-name="T319">θαλάττιον</text:span><text:span text:style-name="T320"><text:s/></text:span><text:span text:style-name="T321">ποιήσασα</text:span><text:span text:style-name="T322"><text:s/></text:span><text:span text:style-name="T323">γῆς</text:span><text:span text:style-name="T324"><text:s/></text:span><text:span text:style-name="T325">οὐκ</text:span><text:span text:style-name="T326"><text:s/></text:span><text:span text:style-name="T327">ἐᾷ</text:span><text:span text:style-name="T328"><text:s/></text:span><text:span text:style-name="T329">ἐπιβαίνειν</text:span><text:span text:style-name="T330">.»</text:span></text:p>
            <text:p text:style-name="P331"/>
            <text:p text:style-name="P332"><text:span text:style-name="T333">Οὕτως</text:span><text:span text:style-name="T334"><text:s/></text:span><text:span text:style-name="T335">καὶ</text:span><text:span text:style-name="T336"><text:s/></text:span><text:span text:style-name="T337">ἡμᾶς</text:span><text:span text:style-name="T338"><text:s/></text:span><text:span text:style-name="T339">δεῖ</text:span><text:span text:style-name="T340"><text:s/></text:span><text:span text:style-name="T341">φιλίαν</text:span><text:span text:style-name="T342"><text:s/></text:span><text:span text:style-name="T343">σπενδομένους</text:span><text:span text:style-name="T344"><text:s/></text:span><text:span text:style-name="T345">τοιούτους</text:span><text:span text:style-name="T346"><text:s/></text:span><text:span text:style-name="T347">ἐπιλέγεσθαι</text:span><text:span text:style-name="T348"><text:s/></text:span><text:span text:style-name="T349">συμμάχους</text:span><text:span text:style-name="T350"><text:s/></text:span><text:span text:style-name="T351">οἳ</text:span><text:span text:style-name="T352"><text:s/></text:span><text:span text:style-name="T353">ἐν</text:span><text:span text:style-name="T354"><text:s/></text:span><text:span text:style-name="T355">κινδύνοις</text:span><text:span text:style-name="T356"><text:s/></text:span><text:span text:style-name="T357">παρεῖναι</text:span><text:span text:style-name="T358"><text:s/></text:span><text:span text:style-name="T359">ἡμῖν</text:span><text:span text:style-name="T360"><text:s/></text:span><text:span text:style-name="T361">δύνανται</text:span><text:span text:style-name="T362">.</text:span></text:p>
          </table:table-cell>
          <table:table-cell table:style-name="TableCell363">
            <text:p text:style-name="P364">A<text:s/>Lion And A<text:s/>Dolphin</text:p>
            <text:p text:style-name="P365">A lion<text:s/>wandering<text:s/>on a beach<text:s/>when he saw<text:s/>a dolphin<text:s/>peering out invited him upon a partnership saying that<text:s/>"It<text:s/>especially<text:s/>suits<text:s/>friends themselves to become helpful. For one ruled the<text:s/>marine animals, and<text:s/>he the land<text:s/>[animals]."<text:s/>While he was<text:s/><text:s/>nodding<text:s/>gladly,<text:s/>the lion,<text:s/>for<text:s/>long<text:s/>time having disagreement<text:s/>with a wild bull, called the dolphin<text:s/>for<text:s/>aid.<text:s/>And since he, although wishing to step out of the sea he was not able,<text:s/>the lion accused him of<text:s/>treachery. "Don’t blame<text:s/>me, but nature<text:s/>who<text:s/>made me aquatic and does not allow me to walk on land."</text:p>
            <text:p text:style-name="P366"/>
            <text:p text:style-name="P367">Thus also it is necessary for us<text:s/>who forge<text:s/>friendship,<text:s/>to choose such<text:s/>allies<text:s/>who<text:s/>are able to be present with us in danger.</text:p>
          </table:table-cell>
        </table:table-row>
        <table:table-row table:style-name="TableRow368">
          <table:table-cell table:style-name="TableCell369">
            <text:p text:style-name="P370"><text:span text:style-name="T371">203.<text:s/></text:span><text:span text:style-name="T372">Λέων</text:span><text:span text:style-name="T373"><text:s/></text:span><text:span text:style-name="T374">καὶ</text:span><text:span text:style-name="T375"><text:s/></text:span><text:span text:style-name="T376">κάπρος</text:span><text:span text:style-name="T377">.</text:span></text:p>
            <text:p text:style-name="P378"><text:span text:style-name="T379">Θέρους</text:span><text:span text:style-name="T380"><text:s/></text:span><text:span text:style-name="T381">ἐν</text:span><text:span text:style-name="T382"><text:s/></text:span><text:span text:style-name="T383">ὥρᾳ</text:span><text:span text:style-name="T384">,<text:s/></text:span><text:span text:style-name="T385">ὅτε</text:span><text:span text:style-name="T386"><text:s/></text:span><text:span text:style-name="T387">τὸ</text:span><text:span text:style-name="T388"><text:s/></text:span><text:span text:style-name="T389">καῦμα</text:span><text:span text:style-name="T390"><text:s/></text:span><text:span text:style-name="T391">δίψαν</text:span><text:span text:style-name="T392"><text:s/></text:span><text:span text:style-name="T393">ἐμποιεῖ</text:span><text:span text:style-name="T394">,<text:s/></text:span><text:span text:style-name="T395">εἰς</text:span><text:span text:style-name="T396"><text:s/></text:span><text:span text:style-name="T397">μικρὰν</text:span><text:span text:style-name="T398"><text:s/></text:span><text:span text:style-name="T399">πηγὴν</text:span><text:span text:style-name="T400"><text:s/></text:span><text:span text:style-name="T401">λέων</text:span><text:span text:style-name="T402"><text:s/></text:span><text:span text:style-name="T403">καὶ</text:span><text:span text:style-name="T404"><text:s/></text:span><text:span text:style-name="T405">κάπρος</text:span><text:span text:style-name="T406"><text:s/></text:span><text:span text:style-name="T407">ἦλθον</text:span><text:span text:style-name="T408"><text:s/></text:span><text:span text:style-name="T409">πιεῖν</text:span><text:span text:style-name="T410">.<text:s/></text:span><text:span text:style-name="T411">Ἤριζον</text:span><text:span text:style-name="T412"><text:s/></text:span><text:span text:style-name="T413">δὲ</text:span><text:span text:style-name="T414"><text:s/></text:span><text:span text:style-name="T415">τίς</text:span><text:span text:style-name="T416"><text:s/></text:span><text:span text:style-name="T417">πρῶτος</text:span><text:span text:style-name="T418"><text:s/></text:span><text:span text:style-name="T419">αὐτῶν</text:span><text:span text:style-name="T420"><text:s/></text:span><text:span text:style-name="T421">πίῃ</text:span><text:span text:style-name="T422">·<text:s/></text:span><text:span text:style-name="T423">ἐκ</text:span><text:span text:style-name="T424"><text:s/></text:span><text:span text:style-name="T425">τούτου</text:span><text:span text:style-name="T426"><text:s/></text:span><text:span text:style-name="T427">δὲ</text:span><text:span text:style-name="T428"><text:s/></text:span><text:span text:style-name="T429">πρὸς</text:span><text:span text:style-name="T430"><text:s/></text:span><text:span text:style-name="T431">φόνον</text:span><text:span text:style-name="T432"><text:s/></text:span><text:span text:style-name="T433">ἀλλήλων</text:span><text:span text:style-name="T434"><text:s/></text:span><text:span text:style-name="T435">διηγέρθησαν</text:span><text:span text:style-name="T436">.<text:s/></text:span><text:span text:style-name="T437">Ἄφνω</text:span><text:span text:style-name="T438"><text:s/></text:span><text:span text:style-name="T439">δὲ</text:span><text:span text:style-name="T440"><text:s/></text:span><text:span text:style-name="T441">ἐπιστραφέντες</text:span><text:span text:style-name="T442"><text:s/></text:span><text:span text:style-name="T443">πρὸς</text:span><text:span text:style-name="T444"><text:s/></text:span><text:span text:style-name="T445">τὸ</text:span><text:span text:style-name="T446"><text:s/></text:span><text:span text:style-name="T447">ἀναπνεῦσαι</text:span><text:span text:style-name="T448">,<text:s/></text:span><text:span text:style-name="T449">εἶδον</text:span><text:span text:style-name="T450"><text:s/></text:span><text:span text:style-name="T451">γῦπας</text:span><text:span text:style-name="T452"><text:s/></text:span><text:span text:style-name="T453">ἐκδεχομένους</text:span><text:span text:style-name="T454"><text:s/></text:span><text:span text:style-name="T455">ὃς</text:span><text:span text:style-name="T456"><text:s/></text:span><text:span text:style-name="T457">ἂν</text:span><text:span text:style-name="T458"><text:s/></text:span><text:span text:style-name="T459">αὐτῶν</text:span><text:span text:style-name="T460"><text:s/></text:span><text:span text:style-name="T461">πέσῃ</text:span><text:span text:style-name="T462">,<text:s/></text:span><text:span text:style-name="T463">τοῦτον</text:span><text:span text:style-name="T464"><text:s/></text:span><text:span text:style-name="T465">καταφαγεῖν</text:span><text:span text:style-name="T466">.<text:s/></text:span><text:span text:style-name="T467">Διὰ</text:span></text:p>
            <text:p text:style-name="P468"><text:span text:style-name="T469">τοῦτο</text:span><text:span text:style-name="T470"><text:s/></text:span><text:span text:style-name="T471">λύσαντες</text:span><text:span text:style-name="T472"><text:s/></text:span><text:span text:style-name="T473">τὴν</text:span><text:span text:style-name="T474"><text:s/></text:span><text:span text:style-name="T475">ἔχθραν</text:span><text:span text:style-name="T476"><text:s/></text:span><text:span text:style-name="T477">εἶπον</text:span><text:span text:style-name="T478">· «</text:span><text:span text:style-name="T479">Κρεῖσσόν</text:span><text:span text:style-name="T480"><text:s/></text:span><text:span text:style-name="T481">ἐστιν</text:span><text:span text:style-name="T482"><text:s/></text:span><text:span text:style-name="T483">ἡμᾶς</text:span><text:span text:style-name="T484"><text:s/></text:span><text:span text:style-name="T485">φίλους</text:span><text:span text:style-name="T486"><text:s/></text:span><text:span text:style-name="T487">γενέσθαι</text:span><text:span text:style-name="T488"><text:s/></text:span><text:span text:style-name="T489">ἢ</text:span><text:span text:style-name="T490"><text:s/></text:span><text:span text:style-name="T491">βρῶμα</text:span><text:span text:style-name="T492"><text:s/></text:span><text:span text:style-name="T493">γυψὶ</text:span><text:span text:style-name="T494"><text:s/></text:span><text:span text:style-name="T495">καὶ</text:span><text:span text:style-name="T496"><text:s/></text:span><text:span text:style-name="T497">κόραξιν</text:span><text:span text:style-name="T498">.»</text:span></text:p>
            <text:p text:style-name="P499"/>
            <text:p text:style-name="P500"><text:span text:style-name="T501">Ὅτι</text:span><text:span text:style-name="T502"><text:s/></text:span><text:span text:style-name="T503">τὰς</text:span><text:span text:style-name="T504"><text:s/></text:span><text:span text:style-name="T505">πονηρὰς</text:span><text:span text:style-name="T506"><text:s/></text:span><text:span text:style-name="T507">ἔριδας</text:span><text:span text:style-name="T508"><text:s/></text:span><text:span text:style-name="T509">καὶ</text:span><text:span text:style-name="T510"><text:s/></text:span><text:span text:style-name="T511">τὰς</text:span><text:span text:style-name="T512"><text:s/></text:span><text:span text:style-name="T513">φιλονεικίας</text:span><text:span text:style-name="T514"><text:s/></text:span><text:span text:style-name="T515">καλόν</text:span><text:span text:style-name="T516"><text:s/></text:span><text:span text:style-name="T517">ἐστι</text:span><text:span text:style-name="T518"><text:s/></text:span><text:span text:style-name="T519">διαλύειν</text:span><text:span text:style-name="T520">,<text:s/></text:span><text:span text:style-name="T521">ἐπειδὴ</text:span><text:span text:style-name="T522"><text:s/></text:span><text:span text:style-name="T523">πᾶσιν</text:span><text:span text:style-name="T524"><text:s/></text:span><text:span text:style-name="T525">ἐπικίνδυνον</text:span><text:span text:style-name="T526"><text:s/></text:span><text:span text:style-name="T527">τέλος</text:span><text:span text:style-name="T528"><text:s/></text:span><text:span text:style-name="T529">ἄγουσιν</text:span><text:span text:style-name="T530">.</text:span></text:p>
          </table:table-cell>
          <table:table-cell table:style-name="TableCell531">
            <text:p text:style-name="P532">A<text:s/><text:s/>Lioin And A Boar</text:p>
            <text:p text:style-name="P533"><text:span text:style-name="T534">In the</text:span><text:span text:style-name="T535"><text:s/>season of<text:s/></text:span><text:span text:style-name="T536">summer, when the heat causes thirst, a lion and a boar came to drink at a small spring. They quarreled over who should drink first, and<text:s/></text:span><text:span text:style-name="T537">from this unto murder of eachother</text:span><text:span text:style-name="T538"><text:s/>they<text:s/></text:span><text:span text:style-name="T539">were roused</text:span><text:span text:style-name="T540">. But suddenly turning around to catch their breath, they saw<text:s/></text:span><text:span text:style-name="T541">a<text:s/></text:span><text:span text:style-name="T542">vulture waiting to devour</text:span><text:span text:style-name="T543"><text:s/>the one<text:s/></text:span><text:span text:style-name="T544">who<text:s/></text:span><text:span text:style-name="T545">among them would fall</text:span><text:span text:style-name="T546">.<text:s/></text:span><text:span text:style-name="T547">Because of this,<text:s/></text:span><text:span text:style-name="T548">putting an end to their enmity, they said: "It is better to become friends than to</text:span><text:span text:style-name="T549"><text:s/>become food for<text:s/></text:span><text:span text:style-name="T550">vultures and crows."<text:s/></text:span><text:span text:style-name="T551">»</text:span></text:p>
            <text:p text:style-name="P552"/>
            <text:p text:style-name="P553">Because it is<text:s/>good<text:s/>to<text:s/>dissolve<text:s/>wicked quarrels and rivalries;<text:s/>since they bring dangerous ends to all things.</text:p>
          </table:table-cell>
        </table:table-row>
        <text:soft-page-break/>
        <table:table-row table:style-name="TableRow554">
          <table:table-cell table:style-name="TableCell555">
            <text:p text:style-name="P556"><text:span text:style-name="T557">204.<text:s/></text:span><text:span text:style-name="T558">Λέων</text:span><text:span text:style-name="T559"><text:s/></text:span><text:span text:style-name="T560">καὶ</text:span><text:span text:style-name="T561"><text:s/></text:span><text:span text:style-name="T562">λαγωός</text:span><text:span text:style-name="T563">.</text:span></text:p>
            <text:p text:style-name="P564"><text:span text:style-name="T565">Λέων</text:span><text:span text:style-name="T566"><text:s/></text:span><text:span text:style-name="T567">περιτυχὼν</text:span><text:span text:style-name="T568"><text:s/></text:span><text:span text:style-name="T569">λαγωῷ</text:span><text:span text:style-name="T570"><text:s/></text:span><text:span text:style-name="T571">κοιμωμένῳ</text:span><text:span text:style-name="T572">,<text:s/></text:span><text:span text:style-name="T573">τοῦτον</text:span><text:span text:style-name="T574"><text:s/></text:span><text:span text:style-name="T575">ἔμελλε</text:span><text:span text:style-name="T576"><text:s/></text:span><text:span text:style-name="T577">καταφαγεῖν</text:span><text:span text:style-name="T578">·<text:s/></text:span><text:span text:style-name="T579">μεταξὺ</text:span><text:span text:style-name="T580"><text:s/></text:span><text:span text:style-name="T581">δὲ</text:span><text:span text:style-name="T582"><text:s/></text:span><text:span text:style-name="T583">θεασάμενος</text:span><text:span text:style-name="T584"><text:s/></text:span><text:span text:style-name="T585">ἔλαφον</text:span><text:span text:style-name="T586"><text:s/></text:span><text:span text:style-name="T587">παριοῦσαν</text:span><text:span text:style-name="T588">,<text:s/></text:span><text:span text:style-name="T589">ἀφεὶς</text:span><text:span text:style-name="T590"><text:s/></text:span><text:span text:style-name="T591">τὸν</text:span><text:span text:style-name="T592"><text:s/></text:span><text:span text:style-name="T593">λαγωόν</text:span><text:span text:style-name="T594">,<text:s/></text:span><text:span text:style-name="T595">ἐκείνην</text:span><text:span text:style-name="T596"><text:s/></text:span><text:span text:style-name="T597">ἐδίωκεν</text:span><text:span text:style-name="T598">.<text:s/></text:span><text:span text:style-name="T599">Ὁ</text:span><text:span text:style-name="T600"><text:s/></text:span><text:span text:style-name="T601">μὲν</text:span><text:span text:style-name="T602"><text:s/></text:span><text:span text:style-name="T603">οὖν</text:span><text:span text:style-name="T604"><text:s/></text:span><text:span text:style-name="T605">παρὰ</text:span><text:span text:style-name="T606"><text:s/></text:span><text:span text:style-name="T607">τὸν</text:span><text:span text:style-name="T608"><text:s/></text:span><text:span text:style-name="T609">ψόφον</text:span><text:span text:style-name="T610"><text:s/></text:span><text:span text:style-name="T611">ἐξαναστὰς</text:span><text:span text:style-name="T612"><text:s/></text:span><text:span text:style-name="T613">ἔφυγεν</text:span><text:span text:style-name="T614">.<text:s/></text:span><text:span text:style-name="T615">Ὁ</text:span><text:span text:style-name="T616"><text:s/></text:span><text:span text:style-name="T617">δὲ</text:span><text:span text:style-name="T618"><text:s/></text:span><text:span text:style-name="T619">λέων</text:span><text:span text:style-name="T620"><text:s/></text:span><text:span text:style-name="T621">ἐπὶ</text:span><text:span text:style-name="T622"><text:s/></text:span><text:span text:style-name="T623">πολὺ</text:span><text:span text:style-name="T624"><text:s/></text:span><text:span text:style-name="T625">διώξας</text:span><text:span text:style-name="T626"><text:s/></text:span><text:span text:style-name="T627">τὴν</text:span><text:span text:style-name="T628"><text:s/></text:span><text:span text:style-name="T629">ἔλαφον</text:span><text:span text:style-name="T630">,<text:s/></text:span><text:span text:style-name="T631">ἐπειδὴ</text:span><text:span text:style-name="T632"><text:s/></text:span><text:span text:style-name="T633">καταλαβεῖν</text:span><text:span text:style-name="T634"><text:s/></text:span><text:span text:style-name="T635">οὐκ</text:span><text:span text:style-name="T636"><text:s/></text:span><text:span text:style-name="T637">ἠδυνήθη</text:span><text:span text:style-name="T638">,<text:s/></text:span><text:span text:style-name="T639">ἐπανῆλθεν</text:span><text:span text:style-name="T640"><text:s/></text:span><text:span text:style-name="T641">ἐπὶ</text:span><text:span text:style-name="T642"><text:s/></text:span><text:span text:style-name="T643">τὸν</text:span><text:span text:style-name="T644"><text:s/></text:span><text:span text:style-name="T645">λαγωόν</text:span><text:span text:style-name="T646">·<text:s/></text:span><text:span text:style-name="T647">εὑρὼν</text:span><text:span text:style-name="T648"><text:s/></text:span><text:span text:style-name="T649">δὲ</text:span><text:span text:style-name="T650"><text:s/></text:span><text:span text:style-name="T651">καὶ</text:span><text:span text:style-name="T652"><text:s/></text:span><text:span text:style-name="T653">αὐτὸν</text:span><text:span text:style-name="T654"><text:s/></text:span><text:span text:style-name="T655">πεφευγότα</text:span><text:span text:style-name="T656"><text:s/></text:span><text:span text:style-name="T657">ἔφη</text:span><text:span text:style-name="T658">· «</text:span><text:span text:style-name="T659">Ἀλλ᾿</text:span><text:span text:style-name="T660"><text:s/></text:span><text:span text:style-name="T661">ἐγὼ</text:span><text:span text:style-name="T662"><text:s/></text:span><text:span text:style-name="T663">δίκαια</text:span><text:span text:style-name="T664"><text:s/></text:span><text:span text:style-name="T665">πέπονθα</text:span><text:span text:style-name="T666">,<text:s/></text:span><text:span text:style-name="T667">ὅτι</text:span><text:span text:style-name="T668"><text:s/></text:span><text:span text:style-name="T669">ἀφεὶς</text:span><text:span text:style-name="T670"><text:s/></text:span><text:span text:style-name="T671">τὴν</text:span><text:span text:style-name="T672"><text:s/></text:span><text:span text:style-name="T673">ἐν</text:span><text:span text:style-name="T674"><text:s/></text:span><text:span text:style-name="T675">χερσὶ</text:span><text:span text:style-name="T676"><text:s/></text:span><text:span text:style-name="T677">βοράν</text:span><text:span text:style-name="T678">,<text:s/></text:span><text:span text:style-name="T679">ἐλπίδα</text:span><text:span text:style-name="T680"><text:s/></text:span><text:span text:style-name="T681">μείζονα</text:span><text:span text:style-name="T682"><text:s/></text:span><text:span text:style-name="T683">προέκρινα</text:span><text:span text:style-name="T684">. »</text:span></text:p>
            <text:p text:style-name="P685"><text:span text:style-name="T686">Οὕτως</text:span><text:span text:style-name="T687"><text:s/></text:span><text:span text:style-name="T688">ἔνιοι</text:span><text:span text:style-name="T689"><text:s/></text:span><text:span text:style-name="T690">τῶν</text:span><text:span text:style-name="T691"><text:s/></text:span><text:span text:style-name="T692">ἀνθρώπων</text:span><text:span text:style-name="T693"><text:s/></text:span><text:span text:style-name="T694">μετρίοις</text:span><text:span text:style-name="T695"><text:s/></text:span><text:span text:style-name="T696">κέρδεσι</text:span><text:span text:style-name="T697"><text:s/></text:span><text:span text:style-name="T698">μὴ</text:span><text:span text:style-name="T699"><text:s/></text:span><text:span text:style-name="T700">ἀρκούμενοι</text:span><text:span text:style-name="T701">,<text:s/></text:span><text:span text:style-name="T702">μείζονας</text:span><text:span text:style-name="T703"><text:s/></text:span><text:span text:style-name="T704">δὲ</text:span><text:span text:style-name="T705"><text:s/></text:span><text:span text:style-name="T706">ἐλπίδας</text:span><text:span text:style-name="T707"><text:s/></text:span><text:span text:style-name="T708">διώκοντες</text:span><text:span text:style-name="T709"><text:s/></text:span><text:span text:style-name="T710">λανθάνουσι</text:span><text:span text:style-name="T711"><text:s/></text:span><text:span text:style-name="T712">καὶ</text:span><text:span text:style-name="T713"><text:s/></text:span><text:span text:style-name="T714">τὰ</text:span><text:span text:style-name="T715"><text:s/></text:span><text:span text:style-name="T716">ἐν</text:span><text:span text:style-name="T717"><text:s/></text:span><text:span text:style-name="T718">χερσὶ</text:span><text:span text:style-name="T719"><text:s/></text:span><text:span text:style-name="T720">προϊέμενοι</text:span><text:span text:style-name="T721">.</text:span></text:p>
          </table:table-cell>
          <table:table-cell table:style-name="TableCell722">
            <text:p text:style-name="P723">A<text:s/>Lion<text:s/>And<text:s/>A<text:s/>Hare</text:p>
            <text:p text:style-name="P724">A lion, having<text:s/>come across<text:s/>a sleeping hare, was about to devour it; but in the meantime<text:s/>seeing<text:s/>a deer passing<text:s/>by:<text:s/>leaving<text:s/>the hare<text:s/>he<text:s/>chased her. Now the hare,<text:s/>rising up next to the nois, fled; and the lion, having pursued the deer<text:s/>quite a bit,<text:s/>when he was unable to<text:s/>catch [her],<text:s/>he<text:s/>returned to the hare.<text:s/>And<text:s/>finding it having fled said: “Well I suffer justice,<text:s/>because dropping<text:s/>the food in hand, I<text:s/>chose a<text:s/>greater<text:s/>hope.”</text:p>
            <text:p text:style-name="P725"/>
            <text:p text:style-name="P726">Thus<text:s/>some men,<text:s/>not<text:s/>being satisfied with moderate<text:s/>profits, pursuing<text:s/>greater<text:s/>hopes,<text:s/>do not perceive also the things<text:s/>in hand.</text:p>
            <text:p text:style-name="P727"/>
            <text:p text:style-name="P728"><text:span text:style-name="T729">προϊέμενοι</text:span><text:span text:style-name="T730"><text:s/></text:span><text:span text:style-name="T731">=<text:s/></text:span><text:span text:style-name="T732">προίημι</text:span><text:span text:style-name="T733">:<text:s/></text:span><text:span text:style-name="T734">to hand over, to give up, to neglect</text:span></text:p>
          </table:table-cell>
        </table:table-row>
        <table:table-row table:style-name="TableRow735">
          <table:table-cell table:style-name="TableCell736">
            <text:p text:style-name="P737"><text:span text:style-name="T738">205. Λέων καὶ λύκος καὶ ἀλώπηξ.</text:span></text:p>
            <text:p text:style-name="P739"><text:span text:style-name="T740">Λέων γηράσας ἐνόσει κατακεκλιμένος ἐν ἄντρῳ. Παρῆσαν δ᾿ ἐπισκεψόμενα τὸν βασιλέα, πλὴν ἀλώπεκος, τἄλλα τῶν ζῴων. Ὁ τοίνυν λύκος λαβόμενος εὐκαιρίας κατηγόρει παρὰ τῷ λέοντι τῆς ἀλώπεκος, ἅτε δὴ παρ᾿ οὐδὲν τιθεμένης τὸν πάντων αὐτῶν κρατοῦντα, καὶ διὰ ταῦτα μηδ᾿ εἰς ἐπίσκεψιν ἀφιγμένης. Ἐν τοσούτῳ δὲ παρῆν καὶ ἡ ἀλώπηξ, καὶ τῶν τελευταίων ἠκροάσατο τοῦ λύκου ῥημάτων.Ὁ μὲν οὖν λέων κατ᾿ αὐτῆς ἐβρυχᾶτο. Ἡ δ᾿ ἀπολογίας καιρὸν αἰτήσασα· « Καὶ τίς σε, ἔφη, τῶν συνελθόντων τοσοῦτον ὠφέλησεν ὅσον ἐγώ, πανταχόσε περινοστήσασα, καὶ θεραπείαν ὑπὲρ σοῦ παρ᾿ ἰατρῶν ζητήσασα καὶ μαθοῦσα; » Τοῦ δὲ λέοντος εὐθὺς τὴν θεραπείαν εἰπεῖν κελεύσαντος, ἐκείνη φησίν· .« Εἰ λύκον ζῶντα ἐκδείρας τὴν αὐτοῦ δορὰν θερμὴν ἀμφιέσῃ. » Καὶ τοῦ λύκου αὐτίκα νεκροῦ κειμένου, ἡ ἀλώπηξ γελῶσα εἶπεν οὕτως· « Οὐ χρὴ τὸν δεσπότην πρὸς δυσμένειαν παρακινεῖν, ἀλλὰ πρὸς εὐμένειαν. »</text:span></text:p>
            <text:p text:style-name="P741"><text:span text:style-name="T742">Ὁ μῦθος δηλοῖ ὅτι ὁ καθ᾿ ἑτέρου μηχανώμενος καθ᾿ ἑαυτοῦ τὴν μηχανὴν περιτρέπει.</text:span></text:p>
          </table:table-cell>
          <table:table-cell table:style-name="TableCell743">
            <text:p text:style-name="P744">A<text:s/>Lion,<text:s/>A<text:s/>Wolf<text:s/>And A<text:s/>Fox.</text:p>
            <text:p text:style-name="P745">A<text:s/>lion<text:s/>having grown old<text:s/>was sick<text:s/>lying<text:s/>in<text:s/>a cave, and<text:s/>the other<text:s/>animals<text:s/>except the fox were present<text:s/>visiting<text:s/>their<text:s/>king.<text:s/>Therefore<text:s/>the wolf, seizing the<text:s/>an<text:s/>opportunity, accused the fox in front of the lion: "seeing that he placed the one rulling all of them as nothing. And because of this he was not even coming to visit.<text:s/>But after so much time, the fox actually did arrive<text:s/>and he heard the wolf's<text:s/>final<text:s/>words. Then the lion roared against<text:s/>her. But<text:s/>she,<text:s/>begging for a moment of explenation: "And who,<text:s/>she said, among all those who are gathered here,<text:s/>has aided you so much as<text:s/>I,<text:s/>inspecting in all places and seeking and finding a treatment from doctors on behalf of you?<text:s/>And the lion<text:s/>immediately ordering him to describe the treatment she<text:s/>said: "if having skinned a living wolf you would wear the warm hide of him.”<text:s/>And the<text:s/>wolf immediately<text:s/>being<text:s/>put to death, the fox laughing<text:s/>spoke thus: “You must not excite the master to malevolence, but to gentleness."</text:p>
            <text:p text:style-name="P746"/>
            <text:p text:style-name="P747">The<text:s/>fable shows that by<text:s/>he who plots against another<text:s/>turns the<text:s/>trap<text:s/>around himself.</text:p>
            <text:p text:style-name="P748"><text:span text:style-name="T749">Ἐν</text:span><text:span text:style-name="T750"><text:s/></text:span><text:span text:style-name="T751">τοσούτῳ</text:span><text:span text:style-name="T752"><text:s/>=<text:s/></text:span><text:span text:style-name="T753">ἐν</text:span><text:span text:style-name="T754"><text:s/></text:span><text:span text:style-name="T755">τοσούτῳ</text:span><text:span text:style-name="T756"><text:s/></text:span><text:span text:style-name="T757">χρόνῳ</text:span><text:span text:style-name="T758"><text:s/></text:span><text:span text:style-name="T759">for so long, after a long time</text:span><text:span text:style-name="T760"><text:line-break/></text:span><text:span text:style-name="T761">περινοστέω</text:span><text:span text:style-name="T762">:<text:s/></text:span><text:span text:style-name="T763">inspect by going around</text:span><text:span text:style-name="T764"><text:line-break/></text:span><text:span text:style-name="T765">ἐκδείρας</text:span><text:span text:style-name="T766"><text:s/></text:span><text:span text:style-name="T767">= (aor. part) ἐκδέρω: to strip off</text:span></text:p>
          </table:table-cell>
        </table:table-row>
        <text:soft-page-break/>
        <table:table-row table:style-name="TableRow768">
          <table:table-cell table:style-name="TableCell769">
            <text:p text:style-name="P770"><text:span text:style-name="T771">206. Λέων καὶ μῦς <text:s/>ἀντευεργέτης.</text:span></text:p>
            <text:p text:style-name="P772"><text:span text:style-name="T773">Λέοντος κοιμωμένου μῦς τῷ σώματι ἐπέδραμεν. Ὁ δὲ ἐξαναστὰς καὶ συλλαβὼν αὐτὸν οἷός τε ἦν καταθοινήσασθαι. Τοῦ δὲ δεηθέντος μεθεῖναι αὐτὸν καὶ λέγοντος ὅτι σωθεὶς χάριτας αὐτῷ ἀποδώσει, γελάσας ἀπέλυσεν αὐτόν. Συνέβη δὲ αὐτὸν μετ᾿ οὐ πολὺ τῇ τοῦ μυὸς χάριτι περισωθῆναι· ἐπειδὴ γὰρ συλληφθεὶς ὑπό τινων κυνηγετῶν κάλῳ ἐδέθη τινὶ δένδρῳ, τὸ τηνικαῦτα ἀκούσας ὁ μῦς αὐτοῦ στένοντος ἐλθὼν τὸν κάλων περιέτρωγε καὶ λύσας αὐτὸν ἔφη· « Σὺ μὲν οὕτω μου τότε κατεγέλασας ὡς μὴ προσδεχόμενος παρ᾿ ἐμοῦ ἀμοιβὴν κομιεῖσθαι· νῦν δὲ εὖ ἴσθι ὅτι ἐστὶ καὶ παρὰ μυσὶ χάρις. »</text:span></text:p>
            <text:p text:style-name="P774"><text:span text:style-name="T775">Ὁ λόγος δηλοῖ ὅτι καιρῶν μεταβολαῖς οἱ σφόδρα δυνατοὶ τῶν ἀσθενεστέρων ἐνδεεῖς γίνονται.</text:span></text:p>
          </table:table-cell>
          <table:table-cell table:style-name="TableCell776">
            <text:p text:style-name="P777">A<text:s/>Grateful<text:s/>Lion<text:s/>And A<text:s/>Rat</text:p>
            <text:p text:style-name="P778">While a<text:s/>lion was sleeping a rat<text:s/>ran<text:s/>over his body.<text:s/>And the lion, waking up<text:s/>and<text:s/>seizing<text:s/>him, and was about to eat him.<text:s/>And<text:s/>begging<text:s/>[him]<text:s/>to release him<text:s/>and<text:s/>saying that<text:s/>being saved he will<text:s/>repay him.<text:s/>Having<text:s/>laughed<text:s/>he release him.<text:s/>And it came about <text:s/>after not too much time that he was saved by the grace of the mouse.<text:s/>Because when being caught by some hunters he was bound to a tree<text:s/>with a rope.<text:s/>At that moment the mouse<text:s/>hearing him<text:s/>groaning coming he<text:s/>gnawed the rope and freeing<text:s/>him<text:s/>said. “While you laughed at me then as not<text:s/>expecting<text:s/>to bring in<text:s/>a return from me; know<text:s/>well<text:s/>now that<text:s/>among mice there is grace.”</text:p>
            <text:p text:style-name="P779"/>
            <text:p text:style-name="P780">The<text:s/>account<text:s/>shows that<text:s/>in<text:s/>changes of fortune those exceedingly<text:s/>powerful<text:s/>become in need of<text:s/>the<text:s/>more<text:s/>weak.</text:p>
            <text:p text:style-name="P781"/>
            <text:p text:style-name="P782"><text:span text:style-name="T783">ὁ κάλως, κάλω:<text:s/></text:span><text:span text:style-name="T784">rope</text:span></text:p>
          </table:table-cell>
        </table:table-row>
        <table:table-row table:style-name="TableRow785">
          <table:table-cell table:style-name="TableCell786">
            <text:p text:style-name="P787"><text:span text:style-name="T788">207.<text:s/></text:span><text:span text:style-name="T789">Λέων</text:span><text:span text:style-name="T790"><text:s/></text:span><text:span text:style-name="T791">καὶ</text:span><text:span text:style-name="T792"><text:s/></text:span><text:span text:style-name="T793">ὄναγρος</text:span><text:span text:style-name="T794">.</text:span></text:p>
            <text:p text:style-name="P795"><text:span text:style-name="T796">Θῆρας</text:span><text:span text:style-name="T797"><text:s/></text:span><text:span text:style-name="T798">ἐθήρευον</text:span><text:span text:style-name="T799"><text:s/></text:span><text:span text:style-name="T800">λέων</text:span><text:span text:style-name="T801"><text:s/></text:span><text:span text:style-name="T802">καὶ</text:span><text:span text:style-name="T803"><text:s/></text:span><text:span text:style-name="T804">ὄναγρος</text:span><text:span text:style-name="T805">,<text:s/></text:span><text:span text:style-name="T806">ὁ</text:span><text:span text:style-name="T807"><text:s/></text:span><text:span text:style-name="T808">μὲν</text:span><text:span text:style-name="T809"><text:s/></text:span><text:span text:style-name="T810">λέων</text:span><text:span text:style-name="T811"><text:s/></text:span><text:span text:style-name="T812">διὰ</text:span><text:span text:style-name="T813"><text:s/></text:span><text:span text:style-name="T814">τῆς</text:span><text:span text:style-name="T815"><text:s/></text:span><text:span text:style-name="T816">δυνάμεως</text:span><text:span text:style-name="T817"><text:s/></text:span><text:span text:style-name="T818">ὁ</text:span><text:span text:style-name="T819"><text:s/></text:span><text:span text:style-name="T820">δὲ</text:span><text:span text:style-name="T821"><text:s/></text:span><text:span text:style-name="T822">ὄναγρος</text:span><text:span text:style-name="T823"><text:s/></text:span><text:span text:style-name="T824">διὰ</text:span><text:span text:style-name="T825"><text:s/></text:span><text:span text:style-name="T826">τῆς</text:span><text:span text:style-name="T827"><text:s/></text:span><text:span text:style-name="T828">ἐν</text:span><text:span text:style-name="T829"><text:s/></text:span><text:span text:style-name="T830">ποσὶ</text:span><text:span text:style-name="T831"><text:s/></text:span><text:span text:style-name="T832">ταχύτητος</text:span><text:span text:style-name="T833">.<text:s/></text:span><text:span text:style-name="T834">Ἐπεὶ</text:span><text:span text:style-name="T835"><text:s/></text:span><text:span text:style-name="T836">δὲ</text:span><text:span text:style-name="T837"><text:s/></text:span><text:span text:style-name="T838">ζῷά</text:span><text:span text:style-name="T839"><text:s/></text:span><text:span text:style-name="T840">τινα</text:span><text:span text:style-name="T841"><text:s/></text:span><text:span text:style-name="T842">ἐθήρευσαν</text:span><text:span text:style-name="T843">,<text:s/></text:span><text:span text:style-name="T844">ὁ</text:span><text:span text:style-name="T845"><text:s/></text:span><text:span text:style-name="T846">λέων</text:span><text:span text:style-name="T847"><text:s/></text:span><text:span text:style-name="T848">μερίζει</text:span><text:span text:style-name="T849"><text:s/></text:span><text:span text:style-name="T850">καὶ</text:span><text:span text:style-name="T851"><text:s/></text:span><text:span text:style-name="T852">τίθησι</text:span><text:span text:style-name="T853"><text:s/></text:span><text:span text:style-name="T854">τρεῖς</text:span><text:span text:style-name="T855"><text:s/></text:span><text:span text:style-name="T856">μοίρας</text:span><text:span text:style-name="T857">,<text:s/></text:span><text:span text:style-name="T858">καί</text:span><text:span text:style-name="T859">· «<text:s/></text:span><text:span text:style-name="T860">Τὴν</text:span><text:span text:style-name="T861"><text:s/></text:span><text:span text:style-name="T862">μὲν</text:span><text:span text:style-name="T863"><text:s/></text:span><text:span text:style-name="T864">μίαν</text:span><text:span text:style-name="T865">,<text:s/></text:span><text:span text:style-name="T866">εἶπεν</text:span><text:span text:style-name="T867">,<text:s/></text:span><text:span text:style-name="T868">λήψομαι</text:span><text:span text:style-name="T869"><text:s/></text:span><text:span text:style-name="T870">ὡς</text:span><text:span text:style-name="T871"><text:s/></text:span><text:span text:style-name="T872">πρῶτος</text:span><text:span text:style-name="T873">·<text:s/></text:span><text:span text:style-name="T874">βασιλεὺς</text:span><text:span text:style-name="T875"><text:s/></text:span><text:span text:style-name="T876">γάρ</text:span><text:span text:style-name="T877"><text:s/></text:span><text:span text:style-name="T878">εἰμι</text:span><text:span text:style-name="T879">·<text:s/></text:span><text:span text:style-name="T880">τὴν</text:span><text:span text:style-name="T881"><text:s/></text:span><text:span text:style-name="T882">δὲ</text:span><text:span text:style-name="T883"><text:s/></text:span><text:span text:style-name="T884">δευτέραν</text:span><text:span text:style-name="T885">,<text:s/></text:span><text:span text:style-name="T886">ὡς</text:span><text:span text:style-name="T887"><text:s/></text:span><text:span text:style-name="T888">ἐξ</text:span><text:span text:style-name="T889"><text:s/></text:span><text:span text:style-name="T890">ἰσοῦ</text:span><text:span text:style-name="T891"><text:s/></text:span><text:span text:style-name="T892">κοινωνός</text:span><text:span text:style-name="T893">·<text:s/></text:span><text:span text:style-name="T894">ἡ</text:span><text:span text:style-name="T895"><text:s/></text:span><text:span text:style-name="T896">δὲ</text:span><text:span text:style-name="T897"><text:s/></text:span><text:span text:style-name="T898">τρίτη</text:span><text:span text:style-name="T899"><text:s/></text:span><text:span text:style-name="T900">μοῖρα</text:span><text:span text:style-name="T901"><text:s/></text:span><text:span text:style-name="T902">αὕτη</text:span><text:span text:style-name="T903"><text:s/></text:span><text:span text:style-name="T904">κακὸν</text:span><text:span text:style-name="T905"><text:s/></text:span><text:span text:style-name="T906">μέγα</text:span><text:span text:style-name="T907"><text:s/></text:span><text:span text:style-name="T908">σοι</text:span><text:span text:style-name="T909"><text:s/></text:span><text:span text:style-name="T910">ποιήσει</text:span><text:span text:style-name="T911">,<text:s/></text:span><text:span text:style-name="T912">εἰ</text:span><text:span text:style-name="T913"><text:s/></text:span><text:span text:style-name="T914">μὴ</text:span><text:span text:style-name="T915"><text:s/></text:span><text:span text:style-name="T916">θελήσεις</text:span><text:span text:style-name="T917"><text:s/></text:span><text:span text:style-name="T918">φυγεῖν</text:span><text:span text:style-name="T919">. »</text:span></text:p>
            <text:p text:style-name="P920"><text:span text:style-name="T921">Ὅτι</text:span><text:span text:style-name="T922"><text:s/></text:span><text:span text:style-name="T923">καλὸν</text:span><text:span text:style-name="T924"><text:s/></text:span><text:span text:style-name="T925">ἑαυτὸν</text:span><text:span text:style-name="T926"><text:s/></text:span><text:span text:style-name="T927">μετρεῖν</text:span><text:span text:style-name="T928"><text:s/></text:span><text:span text:style-name="T929">ἐν</text:span><text:span text:style-name="T930"><text:s/></text:span><text:span text:style-name="T931">πᾶσι</text:span><text:span text:style-name="T932"><text:s/></text:span><text:span text:style-name="T933">κατὰ</text:span><text:span text:style-name="T934"><text:s/></text:span><text:span text:style-name="T935">τὴν</text:span><text:span text:style-name="T936"><text:s/></text:span><text:span text:style-name="T937">ἑαυτοῦ</text:span><text:span text:style-name="T938"><text:s/></text:span><text:span text:style-name="T939">ἰσχὺν</text:span><text:span text:style-name="T940"><text:s/></text:span><text:span text:style-name="T941">καὶ</text:span><text:span text:style-name="T942"><text:s/></text:span><text:span text:style-name="T943">δυνατωτέροις</text:span><text:span text:style-name="T944"><text:s/></text:span><text:span text:style-name="T945">ἑαυτοῦ</text:span><text:span text:style-name="T946"><text:s/></text:span><text:span text:style-name="T947">μὴ</text:span><text:span text:style-name="T948"><text:s/></text:span><text:span text:style-name="T949">συνάπτειν</text:span><text:span text:style-name="T950"><text:s/></text:span><text:span text:style-name="T951">μηδὲ</text:span><text:span text:style-name="T952"><text:s/></text:span><text:span text:style-name="T953">κοινωνεῖν</text:span><text:span text:style-name="T954">.</text:span></text:p>
          </table:table-cell>
          <table:table-cell table:style-name="TableCell955">
            <text:p text:style-name="P956"><text:span text:style-name="T957">A<text:s/></text:span><text:span text:style-name="T958">L</text:span><text:span text:style-name="T959">ion And A Wild Donkey</text:span></text:p>
            <text:p text:style-name="P960">A<text:s/>lion and<text:s/>a<text:s/>wild donkey<text:s/>were hunting<text:s/>wild beasts, the lion<text:s/>with<text:s/>his strength, the<text:s/>wild donkey with<text:s/>the speed of his feet. When they had taken<text:s/>some animals, the lion divided<text:s/>and laid up three portions and said:<text:s/>"This portion I shall take as being first, for I am king.<text:s/>And the<text:s/>second, as an equal partner;<text:s/>And<text:s/>this<text:s/>third<text:s/>portion will make a great evil for you don’t flea willingly.</text:p>
            <text:p text:style-name="P961">Becaus it is good<text:s/>in all things to measure oneself by one's own strength, and not to bind or associate with those more powerful than oneself.</text:p>
          </table:table-cell>
        </table:table-row>
        <text:soft-page-break/>
        <table:table-row table:style-name="TableRow962">
          <table:table-cell table:style-name="TableCell963">
            <text:p text:style-name="P964"><text:span text:style-name="T965">208. Λέων καὶ ὄνος ὁμοῦ θηρεύοντες .</text:span></text:p>
            <text:p text:style-name="P966"><text:span text:style-name="T967">Λέων καὶ ὄνος κοινωνίαν πρὸς ἀλλήλους ποιησάμενοι ἐξῆλθον ἐπὶ θήραν. Γενομένων δὲ αὐτῶν κατά τι σπήλαιον ἐν ᾧ ἦσαν αἶγες ἄγριαι, ὁ μὲν λέων πρὸ τοῦ στομίου στὰς ἐξιούσας παρετηρεῖτο, ὁ δὲ εἰσελθὼν ἐνήλατό τε αὐταῖς καὶ ὠγκᾶτο ἐκφοβεῖν βουλόμενος. Τοῦ δὲ λέοντος τὰς πλείστας συλλαβόντος, ἐξελθὼν ἐπυνθάνετο αὐτοῦ εἰ γενναίως ἠγωνίσατο καὶ τὰς αἶγας ἐξεδίωξεν. Ὁ δὲ εἶπεν· « Ἀλλ᾿ εὖ ἴσθι ὅτι κἀγὼ ἄν σε ἐφοβήθην, εἰ μὴ ᾔδειν σε ὄνον ὄντα. »</text:span></text:p>
            <text:p text:style-name="P968"><text:span text:style-name="T969">Οὕτως οἱ παρὰ τοῖς εἰδόσιν ἀλαζονευόμενοι εἰκότως γέλωτα ὀφλισκάνουσιν.</text:span></text:p>
          </table:table-cell>
          <table:table-cell table:style-name="TableCell970">
            <text:p text:style-name="P971">A<text:s/>Lion<text:s/>And A<text:s/>Donkey Hunting Together</text:p>
            <text:p text:style-name="P972">A<text:s/>lion and<text:s/>a<text:s/>donkey, having<text:s/>made an alliance with each other,<text:s/>went out<text:s/>upon a<text:s/>hunt.<text:s/>And having arrived at a cave where<text:s/>in which there were<text:s/>wild goats, the lion<text:s/>standing before the entrance he<text:s/>watched<text:s/>for their exit, and the donkey, having<text:s/>entered<text:s/>in,<text:s/>both<text:s/>leap in the midst of them and to brayed wishing<text:s/>to<text:s/>frighten<text:s/>[them]. When the lion had taken<text:s/>of them, the donkey caming out<text:s/>asked<text:s/>of<text:s/>him if he hadn't<text:s/>contended<text:s/>bravely and<text:s/>pursued<text:s/>the goats out.<text:s/>And he said: “Well truly may you know that even I would have feared you<text:s/>if I hadn't known you were an ass”</text:p>
            <text:p text:style-name="P973"/>
            <text:p text:style-name="P974">Thus those<text:s/>who boast<text:s/>among those<text:s/>who know<text:s/>properly incure mockery.</text:p>
          </table:table-cell>
        </table:table-row>
        <table:table-row table:style-name="TableRow975">
          <table:table-cell table:style-name="TableCell976">
            <text:p text:style-name="P977"><text:span text:style-name="T978">209. Λέων καὶ ὄνος καὶ ἄλωπηξ.</text:span></text:p>
            <text:p text:style-name="P979"><text:span text:style-name="T980">Λέων καὶ ὄνος καὶ ἀλώπηξ κοινωνίαν εἰς ἀλλήλους σπεισάμενοι ἐξῆλθον εἰς ἄγραν. Πολλὴν δὲ αὐτῶν συλλαβόντων, ὁ λέων προσέταξε τῷ ὄνῳ διελεῖν αὐτοῖς. Τοῦ δὲ τρεῖς μοίρας ἐξ ἴσου ποιήσαντος, καὶ ἐκλέξασθαι αὐτῷ παραινοῦντος, ὁ λέων ἀγανακτήσας ἁλλόμενος κατεθοινήσατο καὶ τῇ ἀλώπεκι μερίσαι προσέταξεν. Ἡ δε πάντα εἰς μίαν μερίδα συναθροίσασα καὶ μικρὰ ἑαυτῇ ὑπολιπομένη παρῄνει αὐτῷ ἑλέσθαι. Ἐρομένου δὲ αὐτὴν τοῦ λέοντος τίς αὐτὴν οὕτω διανέμειν ἐδίδαξεν, ἡ ἀλώπηξ εἶπεν· « Ἡ τοῦ ὄνου συμφορά. »</text:span></text:p>
            <text:p text:style-name="P981"><text:span text:style-name="T982">Ὁ λόγος δηλοῖ ὅτι σωφρονισμὸς γίνεται τοῖς ἀνθρώποις τὰ τῶν πέλας δυστυχήματα.</text:span></text:p>
          </table:table-cell>
          <table:table-cell table:style-name="TableCell983">
            <text:p text:style-name="P984">A<text:s/>Lion,<text:s/>A<text:s/>Donkey And A<text:s/>Fox.</text:p>
            <text:p text:style-name="P985">A<text:s/>lion,<text:s/>A<text:s/>donkey and<text:s/>A<text:s/>fox, having<text:s/>forged an alliance<text:s/>with each other, went<text:s/>into the wilderness. When they had taken<text:s/>much, the lion<text:s/>commanded<text:s/>the donkey to divide it<text:s/>for them.<text:s/>Making<text:s/>three equal parts and<text:s/>encouraging him<text:s/>to choose,<text:s/>the<text:s/>lion being<text:s/>indignant,<text:s/>pouncing on [him] he [devoured]<text:s/>him<text:s/>and<text:s/>he<text:s/>commanded<text:s/>the fox to<text:s/>divide [it].<text:s/>And she collecting<text:s/>everything<text:s/>into a<text:s/>single<text:s/>portion and<text:s/>small [portion] for herself leaving behind she<text:s/>encouraged him<text:s/>to choose.<text:s/>And <text:s/>the lion asking<text:s/>her<text:s/>who had taught<text:s/>her<text:s/>to<text:s/>distribute<text:s/>like this,<text:s/>she answered: "The misfortune of the donkey.”</text:p>
            <text:p text:style-name="P986"/>
            <text:p text:style-name="P987">This<text:s/>account<text:s/>shows that the misfortunes<text:s/>of neighbours produces wisdom among men.</text:p>
          </table:table-cell>
        </table:table-row>
        <text:soft-page-break/>
        <table:table-row table:style-name="TableRow988">
          <table:table-cell table:style-name="TableCell989">
            <text:p text:style-name="P990"><text:span text:style-name="T991">210.<text:s/></text:span><text:span text:style-name="T992">Λέων</text:span><text:span text:style-name="T993"><text:s/></text:span><text:span text:style-name="T994">καὶ</text:span><text:span text:style-name="T995"><text:s/></text:span><text:span text:style-name="T996">Προμηθεὺς</text:span><text:span text:style-name="T997"><text:s/></text:span><text:span text:style-name="T998">καὶ</text:span><text:span text:style-name="T999"><text:s/></text:span><text:span text:style-name="T1000">ἐλέφας</text:span><text:span text:style-name="T1001">.</text:span></text:p>
            <text:p text:style-name="P1002"><text:span text:style-name="T1003">Λέων</text:span><text:span text:style-name="T1004"><text:s/></text:span><text:span text:style-name="T1005">κατεμέμφετο</text:span><text:span text:style-name="T1006"><text:s/></text:span><text:span text:style-name="T1007">Προμηθέα</text:span><text:span text:style-name="T1008"><text:s/></text:span><text:span text:style-name="T1009">πολλάκις</text:span><text:span text:style-name="T1010"><text:s/></text:span><text:span text:style-name="T1011">ὅτι</text:span><text:span text:style-name="T1012"><text:s/></text:span><text:span text:style-name="T1013">μέγαν</text:span><text:span text:style-name="T1014"><text:s/></text:span><text:span text:style-name="T1015">αὐτὸν</text:span><text:span text:style-name="T1016"><text:s/></text:span><text:span text:style-name="T1017">ἔπλασε</text:span><text:span text:style-name="T1018"><text:s/></text:span><text:span text:style-name="T1019">καὶ</text:span><text:span text:style-name="T1020"><text:s/></text:span><text:span text:style-name="T1021">καλόν</text:span><text:span text:style-name="T1022">,<text:s/></text:span><text:span text:style-name="T1023">καὶ</text:span><text:span text:style-name="T1024"><text:s/></text:span><text:span text:style-name="T1025">τὴν</text:span><text:span text:style-name="T1026"><text:s/></text:span><text:span text:style-name="T1027">μὲν</text:span><text:span text:style-name="T1028"><text:s/></text:span><text:span text:style-name="T1029">γένυν</text:span><text:span text:style-name="T1030"><text:s/></text:span><text:span text:style-name="T1031">ὥπλισε</text:span><text:span text:style-name="T1032"><text:s/></text:span><text:span text:style-name="T1033">τοῖς</text:span><text:span text:style-name="T1034"><text:s/></text:span><text:span text:style-name="T1035">ὀδοῦσι</text:span><text:span text:style-name="T1036">,<text:s/></text:span><text:span text:style-name="T1037">τοὺς</text:span><text:span text:style-name="T1038"><text:s/></text:span><text:span text:style-name="T1039">δὲ</text:span><text:span text:style-name="T1040"><text:s/></text:span><text:span text:style-name="T1041">πόδας</text:span><text:span text:style-name="T1042"><text:s/></text:span><text:span text:style-name="T1043">ἐκράτυνε</text:span><text:span text:style-name="T1044"><text:s/></text:span><text:span text:style-name="T1045">τοῖς</text:span><text:span text:style-name="T1046"><text:s/></text:span><text:span text:style-name="T1047">ὄνυξιν</text:span><text:span text:style-name="T1048">,<text:s/></text:span><text:span text:style-name="T1049">ἐποίησέ</text:span><text:span text:style-name="T1050"><text:s/></text:span><text:span text:style-name="T1051">τε</text:span><text:span text:style-name="T1052"><text:s/></text:span><text:span text:style-name="T1053">τῶν</text:span><text:span text:style-name="T1054"><text:s/></text:span><text:span text:style-name="T1055">ἄλλων</text:span><text:span text:style-name="T1056"><text:s/></text:span><text:span text:style-name="T1057">θηρίων</text:span><text:span text:style-name="T1058"><text:s/></text:span><text:span text:style-name="T1059">δυνατώτερον</text:span><text:span text:style-name="T1060">. «<text:s/></text:span><text:span text:style-name="T1061">ὁ</text:span><text:span text:style-name="T1062"><text:s/></text:span><text:span text:style-name="T1063">δὲ</text:span><text:span text:style-name="T1064"><text:s/></text:span><text:span text:style-name="T1065">τοιοῦτος</text:span><text:span text:style-name="T1066">,<text:s/></text:span><text:span text:style-name="T1067">ἔφασκε</text:span><text:span text:style-name="T1068">,<text:s/></text:span><text:span text:style-name="T1069">τὸν</text:span><text:span text:style-name="T1070"><text:s/></text:span><text:span text:style-name="T1071">ἀλεκτρυόνα</text:span><text:span text:style-name="T1072"><text:s/></text:span><text:span text:style-name="T1073">φοβοῦμαι</text:span><text:span text:style-name="T1074">. »<text:s/></text:span><text:span text:style-name="T1075">Καὶ</text:span><text:span text:style-name="T1076"><text:s/></text:span><text:span text:style-name="T1077">ὁ</text:span><text:span text:style-name="T1078"><text:s/></text:span><text:span text:style-name="T1079">Προμηθεὺς</text:span><text:span text:style-name="T1080"><text:s/></text:span><text:span text:style-name="T1081">ἔφη</text:span><text:span text:style-name="T1082">· «<text:s/></text:span><text:span text:style-name="T1083">Τί</text:span><text:span text:style-name="T1084"><text:s/></text:span><text:span text:style-name="T1085">με</text:span><text:span text:style-name="T1086"><text:s/></text:span><text:span text:style-name="T1087">μάτην</text:span><text:span text:style-name="T1088"><text:s/></text:span><text:span text:style-name="T1089">αἰτιᾷ</text:span><text:span text:style-name="T1090">;<text:s/></text:span><text:span text:style-name="T1091">τὰ</text:span><text:span text:style-name="T1092"><text:s/></text:span><text:span text:style-name="T1093">γὰρ</text:span><text:span text:style-name="T1094"><text:s/></text:span><text:span text:style-name="T1095">ἐμὰ</text:span><text:span text:style-name="T1096"><text:s/></text:span><text:span text:style-name="T1097">πάντα</text:span><text:span text:style-name="T1098"><text:s/></text:span><text:span text:style-name="T1099">ἔχεις</text:span><text:span text:style-name="T1100"><text:s/></text:span><text:span text:style-name="T1101">ὅσα</text:span><text:span text:style-name="T1102"><text:s/></text:span><text:span text:style-name="T1103">πλάττειν</text:span><text:span text:style-name="T1104"><text:s/></text:span><text:span text:style-name="T1105">ἐδυνάμην</text:span><text:span text:style-name="T1106">·<text:s/></text:span><text:span text:style-name="T1107">ἡ</text:span><text:span text:style-name="T1108"><text:s/></text:span><text:span text:style-name="T1109">δέ</text:span><text:span text:style-name="T1110"><text:s/></text:span><text:span text:style-name="T1111">σου</text:span><text:span text:style-name="T1112"><text:s/></text:span><text:span text:style-name="T1113">ψυχὴ</text:span><text:span text:style-name="T1114"><text:s/></text:span><text:span text:style-name="T1115">πρὸς</text:span><text:span text:style-name="T1116"><text:s/></text:span><text:span text:style-name="T1117">τοῦτο</text:span><text:span text:style-name="T1118"><text:s/></text:span><text:span text:style-name="T1119">μόνον</text:span><text:span text:style-name="T1120"><text:s/></text:span><text:span text:style-name="T1121">μαλακίζεται</text:span><text:span text:style-name="T1122">. »<text:s/></text:span><text:span text:style-name="T1123">Ἔκλαιεν</text:span><text:span text:style-name="T1124"><text:s/></text:span><text:span text:style-name="T1125">οὖν</text:span><text:span text:style-name="T1126"><text:s/></text:span><text:span text:style-name="T1127">ἑαυτὸν</text:span><text:span text:style-name="T1128"><text:s/></text:span><text:span text:style-name="T1129">ὁ</text:span><text:span text:style-name="T1130"><text:s/></text:span><text:span text:style-name="T1131">λέων</text:span><text:span text:style-name="T1132"><text:s/></text:span><text:span text:style-name="T1133">καὶ</text:span><text:span text:style-name="T1134"><text:s/></text:span><text:span text:style-name="T1135">τῆς</text:span><text:span text:style-name="T1136"><text:s/></text:span><text:span text:style-name="T1137">δειλίας</text:span><text:span text:style-name="T1138"><text:s/></text:span><text:span text:style-name="T1139">κατεμέμφετο</text:span><text:span text:style-name="T1140"><text:s/></text:span><text:span text:style-name="T1141">καὶ</text:span><text:span text:style-name="T1142"><text:s/></text:span><text:span text:style-name="T1143">τέλος</text:span><text:span text:style-name="T1144"><text:s/></text:span><text:span text:style-name="T1145">ἀποθανεῖν</text:span><text:span text:style-name="T1146"><text:s/></text:span><text:span text:style-name="T1147">ἤθελεν</text:span><text:span text:style-name="T1148">.<text:s/></text:span><text:span text:style-name="T1149">Οὕτω</text:span><text:span text:style-name="T1150"><text:s/></text:span><text:span text:style-name="T1151">δὲ</text:span><text:span text:style-name="T1152"><text:s/></text:span><text:span text:style-name="T1153">γνώμης</text:span><text:span text:style-name="T1154"><text:s/></text:span><text:span text:style-name="T1155">ἔχων</text:span><text:span text:style-name="T1156"><text:s/></text:span><text:span text:style-name="T1157">ἐλέφαντι</text:span><text:span text:style-name="T1158"><text:s/></text:span><text:span text:style-name="T1159">περιτυγχάνει</text:span><text:span text:style-name="T1160">,<text:s/></text:span><text:span text:style-name="T1161">καὶ</text:span><text:span text:style-name="T1162"><text:s/></text:span><text:span text:style-name="T1163">προσαγορεύσας</text:span><text:span text:style-name="T1164"><text:s/></text:span><text:span text:style-name="T1165">εἱστήκει</text:span><text:span text:style-name="T1166"><text:s/></text:span><text:span text:style-name="T1167">διαλεγόμενος</text:span><text:span text:style-name="T1168">,<text:s/></text:span><text:span text:style-name="T1169">καὶ</text:span><text:span text:style-name="T1170"><text:s/></text:span><text:span text:style-name="T1171">ὁρῶν</text:span><text:span text:style-name="T1172"><text:s/></text:span><text:span text:style-name="T1173">διαπαντὸς</text:span><text:span text:style-name="T1174"><text:s/></text:span><text:span text:style-name="T1175">τὰ</text:span><text:span text:style-name="T1176"><text:s/></text:span><text:span text:style-name="T1177">ὦτα</text:span><text:span text:style-name="T1178"><text:s/></text:span><text:span text:style-name="T1179">κινοῦντα</text:span><text:span text:style-name="T1180">· «<text:s/></text:span><text:span text:style-name="T1181">Τί</text:span><text:span text:style-name="T1182"><text:s/></text:span><text:span text:style-name="T1183">πάσχεις</text:span><text:span text:style-name="T1184">;<text:s/></text:span><text:span text:style-name="T1185">ἔφη</text:span><text:span text:style-name="T1186">,<text:s/></text:span><text:span text:style-name="T1187">καὶ</text:span><text:span text:style-name="T1188"><text:s/></text:span><text:span text:style-name="T1189">τί</text:span><text:span text:style-name="T1190"><text:s/></text:span><text:span text:style-name="T1191">ποτε</text:span><text:span text:style-name="T1192"><text:s/></text:span><text:span text:style-name="T1193">οὐδὲ</text:span><text:span text:style-name="T1194"><text:s/></text:span><text:span text:style-name="T1195">μικρὸν</text:span><text:span text:style-name="T1196"><text:s/></text:span><text:span text:style-name="T1197">ἀτρεμεῖ</text:span><text:span text:style-name="T1198"><text:s/></text:span><text:span text:style-name="T1199">σου</text:span><text:span text:style-name="T1200"><text:s/></text:span><text:span text:style-name="T1201">τὸ</text:span><text:span text:style-name="T1202"><text:s/></text:span><text:span text:style-name="T1203">οὖς</text:span><text:span text:style-name="T1204">; »<text:s/></text:span><text:span text:style-name="T1205">Καὶ</text:span><text:span text:style-name="T1206"><text:s/></text:span><text:span text:style-name="T1207">ὁ</text:span><text:span text:style-name="T1208"><text:s/></text:span><text:span text:style-name="T1209">ἐλέφας</text:span><text:span text:style-name="T1210">,<text:s/></text:span><text:span text:style-name="T1211">κατὰ</text:span><text:span text:style-name="T1212"><text:s/></text:span><text:span text:style-name="T1213">τυχὴν</text:span><text:span text:style-name="T1214"><text:s/></text:span><text:span text:style-name="T1215">περιπτάντος</text:span><text:span text:style-name="T1216"><text:s/></text:span><text:span text:style-name="T1217">αὐτῷ</text:span><text:span text:style-name="T1218"><text:s/></text:span><text:span text:style-name="T1219">κώνωπος</text:span><text:span text:style-name="T1220">· «<text:s/></text:span><text:span text:style-name="T1221">Ὁρᾷς</text:span><text:span text:style-name="T1222">,<text:s/></text:span><text:span text:style-name="T1223">ἔφη</text:span><text:span text:style-name="T1224">,<text:s/></text:span><text:span text:style-name="T1225">τοῦτο</text:span><text:span text:style-name="T1226"><text:s/></text:span><text:span text:style-name="T1227">τὸ</text:span><text:span text:style-name="T1228"><text:s/></text:span><text:span text:style-name="T1229">βραχύ</text:span><text:span text:style-name="T1230">,<text:s/></text:span><text:span text:style-name="T1231">τὸ</text:span><text:span text:style-name="T1232"><text:s/></text:span><text:span text:style-name="T1233">βομβοῦν</text:span><text:span text:style-name="T1234">;<text:s/></text:span><text:span text:style-name="T1235">ἢν</text:span><text:span text:style-name="T1236"><text:s/></text:span><text:span text:style-name="T1237">εἰσδύνῃ</text:span><text:span text:style-name="T1238"><text:s/></text:span><text:span text:style-name="T1239">μου</text:span><text:span text:style-name="T1240"><text:s/>&lt;</text:span><text:span text:style-name="T1241">τῇ</text:span><text:span text:style-name="T1242">&gt;<text:s/></text:span><text:span text:style-name="T1243">τῆς</text:span><text:span text:style-name="T1244"><text:s/></text:span><text:span text:style-name="T1245">ἀκοῆς</text:span><text:span text:style-name="T1246"><text:s/></text:span><text:span text:style-name="T1247">ὁδῷ</text:span><text:span text:style-name="T1248">,<text:s/></text:span><text:span text:style-name="T1249">τέθνηκα</text:span><text:span text:style-name="T1250">. »<text:s/></text:span><text:span text:style-name="T1251">Καὶ</text:span><text:span text:style-name="T1252"><text:s/></text:span><text:span text:style-name="T1253">ὁ</text:span><text:span text:style-name="T1254"><text:s/></text:span><text:span text:style-name="T1255">λέων</text:span><text:span text:style-name="T1256">· «<text:s/></text:span><text:span text:style-name="T1257">Τί</text:span><text:span text:style-name="T1258"><text:s/></text:span><text:span text:style-name="T1259">οὖν</text:span><text:span text:style-name="T1260"><text:s/></text:span><text:span text:style-name="T1261">ἔτι</text:span><text:span text:style-name="T1262"><text:s/></text:span><text:span text:style-name="T1263">ἀποθνῄσκειν</text:span><text:span text:style-name="T1264">,<text:s/></text:span><text:span text:style-name="T1265">ἔφη</text:span><text:span text:style-name="T1266">,<text:s/></text:span><text:span text:style-name="T1267">με</text:span><text:span text:style-name="T1268"><text:s/></text:span><text:span text:style-name="T1269">δεῖ</text:span><text:span text:style-name="T1270"><text:s/></text:span><text:span text:style-name="T1271">τοσοῦτον</text:span><text:span text:style-name="T1272"><text:s/></text:span><text:span text:style-name="T1273">ὄντα</text:span><text:span text:style-name="T1274"><text:s/></text:span><text:span text:style-name="T1275">καὶ</text:span><text:span text:style-name="T1276"><text:s/></text:span><text:span text:style-name="T1277">ἐλέφαντος</text:span><text:span text:style-name="T1278"><text:s/></text:span><text:span text:style-name="T1279">εὐτυχέστερον</text:span><text:span text:style-name="T1280"><text:s/></text:span><text:span text:style-name="T1281">ὅσῳ</text:span><text:span text:style-name="T1282"><text:s/></text:span><text:span text:style-name="T1283">κρείττων</text:span><text:span text:style-name="T1284"><text:s/></text:span><text:span text:style-name="T1285">κώνωπος</text:span><text:span text:style-name="T1286"><text:s/></text:span><text:span text:style-name="T1287">ὁ</text:span><text:span text:style-name="T1288"><text:s/></text:span><text:span text:style-name="T1289">ἀλεκτρυών</text:span><text:span text:style-name="T1290">; »</text:span></text:p>
            <text:p text:style-name="P1291"><text:span text:style-name="T1292">Ὁρᾷς</text:span><text:span text:style-name="T1293"><text:s/></text:span><text:span text:style-name="T1294">ὅσον</text:span><text:span text:style-name="T1295"><text:s/></text:span><text:span text:style-name="T1296">ἰσχύος</text:span><text:span text:style-name="T1297"><text:s/></text:span><text:span text:style-name="T1298">ὁ</text:span><text:span text:style-name="T1299"><text:s/></text:span><text:span text:style-name="T1300">κώνωψ</text:span><text:span text:style-name="T1301"><text:s/></text:span><text:span text:style-name="T1302">ἔχει</text:span><text:span text:style-name="T1303">,<text:s/></text:span><text:span text:style-name="T1304">ὡς</text:span><text:span text:style-name="T1305"><text:s/></text:span><text:span text:style-name="T1306">καὶ</text:span><text:span text:style-name="T1307"><text:s/></text:span><text:span text:style-name="T1308">ἐλέφαντα</text:span><text:span text:style-name="T1309"><text:s/></text:span><text:span text:style-name="T1310">φοβεῖν</text:span><text:span text:style-name="T1311">.</text:span></text:p>
          </table:table-cell>
          <table:table-cell table:style-name="TableCell1312">
            <text:p text:style-name="P1313"><text:span text:style-name="T1314">A</text:span><text:span text:style-name="T1315"><text:s/>L</text:span><text:span text:style-name="T1316">ion</text:span><text:span text:style-name="T1317">, Prometheus<text:s/></text:span><text:span text:style-name="T1318">A</text:span><text:span text:style-name="T1319">nd<text:s/></text:span><text:span text:style-name="T1320">An</text:span><text:span text:style-name="T1321"><text:s/></text:span><text:span text:style-name="T1322">E</text:span><text:span text:style-name="T1323">lephant.</text:span></text:p>
            <text:p text:style-name="P1324">A<text:s/>lion often complained about Prometheus<text:s/>because he fashioned him large and<text:s/>handsome,<text:s/>and<text:s/>he had armed his jaw with teeth and furnished his feet with claws, he had made him stronger than all the other animals; "but<text:s/>he who is such as this”, he declared, "fears<text:s/>the rooster."<text:s/>And<text:s/>Prometheus<text:s/>said, "Why do you accuse me<text:s/>in vain?<text:s/>You have all the<text:s/>things which<text:s/>I<text:s/>am able to fashion? But it is your soul<text:s/>alone<text:s/>that<text:s/>is weakened in respect to this. The lion therefore<text:s/>wept for himself<text:s/>and accused himself of cowardice<text:s/>and finally he wanted to die.<text:s/>Thus having a decision<text:s/>he met<text:s/>with an<text:s/>elephant;<text:s/>and having greeted [him] he stood talking, seeing<text:s/>he was continually moving his ears: "What<text:s/>do you suffer”<text:s/>he said<text:s/>"and why couldn't your ear stay even a little bit still?"<text:s/>And the elephant [said], while a gnat was flying around him by chance, “you see this tiny<text:s/>thing, which<text:s/>is humming?<text:s/>if it enters the canal of my ear, I am dead.”<text:s/>And<text:s/>the lion said: "Why then<text:s/>ought I still<text:s/>die<text:s/>being so much more blessed than<text:s/>the elephant<text:s/>as the rooster is greater than<text:s/>the<text:s/>gnat?"</text:p>
            <text:p text:style-name="P1325"/>
            <text:p text:style-name="P1326">You<text:s/>see<text:s/>the gnat is so strong that<text:s/>even the elephant<text:s/>fears [it].</text:p>
          </table:table-cell>
        </table:table-row>
        <table:table-row table:style-name="TableRow1327">
          <table:table-cell table:style-name="TableCell1328">
            <text:p text:style-name="P1329"><text:span text:style-name="T1330">211.<text:s/></text:span><text:span text:style-name="T1331">Λέων</text:span><text:span text:style-name="T1332"><text:s/></text:span><text:span text:style-name="T1333">καὶ</text:span><text:span text:style-name="T1334"><text:s/></text:span><text:span text:style-name="T1335">ταῦρος</text:span><text:span text:style-name="T1336">.</text:span><text:span text:style-name="T1337"><text:line-break/></text:span><text:span text:style-name="T1338">Λέων</text:span><text:span text:style-name="T1339"><text:s/></text:span><text:span text:style-name="T1340">ταύρῳ</text:span><text:span text:style-name="T1341"><text:s/></text:span><text:span text:style-name="T1342">παμμεγέθει</text:span><text:span text:style-name="T1343"><text:s/></text:span><text:span text:style-name="T1344">ἐπιβουλεύων</text:span><text:span text:style-name="T1345"><text:s/></text:span><text:span text:style-name="T1346">ἐβουλήθη</text:span><text:span text:style-name="T1347"><text:s/></text:span><text:span text:style-name="T1348">δόλῳ</text:span><text:span text:style-name="T1349"><text:s/></text:span><text:span text:style-name="T1350">αὐτοῦ</text:span><text:span text:style-name="T1351"><text:s/></text:span><text:span text:style-name="T1352">περιγενέσθαι</text:span><text:span text:style-name="T1353">.<text:s/></text:span><text:span text:style-name="T1354">Διόπερ πρόβατον τεθυκέναι φήσας ἐφ᾿ ἑστίασιν αὐτὸν ἐκάλεσε, βουλόμενος κατακλιθέντα αὐτὸν καταγωνίσασθαι. Ὁ δὲ ἐλθὼν καὶ θεασάμενος λέβητάς τε πολλοὺς καὶ ὀβελίσκους μεγάλους, τὸ δὲ πρόβατον οὐδαμοῦ, μηδὲν εἰπὼν ἀπηλλάττετο. Τοῦ δὲ λέοντος αἰτιωμένου αὐτὸν καὶ τὴν αἰτίαν πυνθανομένου δι᾿ ἣν οὐδὲν δεινὸν παθὼν ἄλογος ἄπεισιν, ἔφη· « Ἀλλ᾿ ἔγωγε οὐ μάτην τοῦτο ποιῶ· ὁρῶ γὰρ παρασκευὴν οὐχὶ ὡς εἰς πρόβατον, ἀλλ᾿ εἰς ταῦρον ἡτοιμασμένην. »</text:span></text:p>
            <text:p text:style-name="P1355"><text:span text:style-name="T1356">Ὁ λόγος δηλοῖ ὅτι τοὺς φρονίμους τῶν ἀνθρώπων αἱ τῶν πονηρῶν τέχναι οὐ λανθάνουσιν.</text:span></text:p>
          </table:table-cell>
          <table:table-cell table:style-name="TableCell1357">
            <text:p text:style-name="P1358"><text:span text:style-name="T1359">A Lion And A Bull</text:span></text:p>
            <text:p text:style-name="P1360">A lion, plotting the death of an enormous bull,<text:s/>wanted<text:s/>to<text:s/>best<text:s/>it by trickery.<text:s/>Because of which having told him<text:s/>that he had sacrificed a sheep and invited<text:s/>him<text:s/>to<text:s/>a<text:s/>feast<text:s/>wanting<text:s/>to<text:s/>defeat<text:s/>him<text:s/>reclining<text:s/>at the table.<text:s/>And coming and seeing both many caldrons and large skewers,<text:s/>but nowhere<text:s/>nowhere a sheep,<text:s/>saying nothing he went away.<text:s/>And when the lion<text:s/>was asking<text:s/>him<text:s/>and inquiring what was the cause by which<text:s/>having suffered nothing terrible<text:s/>he<text:s/>left without a<text:s/>reason<text:s/>he<text:s/>said: “But<text:s/>not<text:s/>in vain<text:s/>did I do this.<text:s/>For I see<text:s/>equipment being prepared not<text:s/>as<text:s/>for a sheep, but for a bull.”</text:p>
            <text:p text:style-name="P1361"/>
            <text:p text:style-name="P1362">The<text:s/>fable shows that the tricks of the wicked<text:s/>do not evade the notice of wise<text:s/>people.</text:p>
          </table:table-cell>
        </table:table-row>
        <text:soft-page-break/>
        <table:table-row table:style-name="TableRow1363">
          <table:table-cell table:style-name="TableCell1364">
            <text:p text:style-name="P1365"><text:span text:style-name="T1366">212.<text:s/></text:span><text:span text:style-name="T1367">Λέων</text:span><text:span text:style-name="T1368"><text:s/></text:span><text:span text:style-name="T1369">λυσσῶν</text:span><text:span text:style-name="T1370"><text:s text:c="2"/></text:span><text:span text:style-name="T1371">καὶ</text:span><text:span text:style-name="T1372"><text:s/></text:span><text:span text:style-name="T1373">ἔλαφος</text:span><text:span text:style-name="T1374">.</text:span></text:p>
            <text:p text:style-name="P1375"><text:span text:style-name="T1376">Λέων</text:span><text:span text:style-name="T1377"><text:s/></text:span><text:span text:style-name="T1378">ἐλύσσα</text:span><text:span text:style-name="T1379">.<text:s/></text:span><text:span text:style-name="T1380">Τοῦτον</text:span><text:span text:style-name="T1381"><text:s/></text:span><text:span text:style-name="T1382">δὲ</text:span><text:span text:style-name="T1383"><text:s/></text:span><text:span text:style-name="T1384">ἔλαφος</text:span><text:span text:style-name="T1385"><text:s/></text:span><text:span text:style-name="T1386">ἐξ</text:span><text:span text:style-name="T1387"><text:s/></text:span><text:span text:style-name="T1388">ὕλης</text:span><text:span text:style-name="T1389"><text:s/></text:span><text:span text:style-name="T1390">ἰδὼν</text:span><text:span text:style-name="T1391"><text:s/></text:span><text:span text:style-name="T1392">εἶπεν</text:span><text:span text:style-name="T1393">· «<text:s/></text:span><text:span text:style-name="T1394">Οὐαὶ</text:span><text:span text:style-name="T1395"><text:s/></text:span><text:span text:style-name="T1396">ἡμῖν</text:span><text:span text:style-name="T1397"><text:s/></text:span><text:span text:style-name="T1398">τοῖς</text:span><text:span text:style-name="T1399"><text:s/></text:span><text:span text:style-name="T1400">ταλαιπώροις</text:span><text:span text:style-name="T1401">·<text:s/></text:span><text:span text:style-name="T1402">τί</text:span><text:span text:style-name="T1403"><text:s/></text:span><text:span text:style-name="T1404">γὰρ</text:span><text:span text:style-name="T1405"><text:s/></text:span><text:span text:style-name="T1406">μαινόμενος</text:span><text:span text:style-name="T1407"><text:s/></text:span><text:span text:style-name="T1408">οὗτος</text:span><text:span text:style-name="T1409"><text:s/></text:span><text:span text:style-name="T1410">οὐχὶ</text:span><text:span text:style-name="T1411"><text:s/></text:span><text:span text:style-name="T1412">ποιήσει</text:span><text:span text:style-name="T1413">,<text:s/></text:span><text:span text:style-name="T1414">ὃς</text:span><text:span text:style-name="T1415"><text:s/></text:span><text:span text:style-name="T1416">καὶ</text:span><text:span text:style-name="T1417"><text:s/></text:span><text:span text:style-name="T1418">σωφρονῶν</text:span><text:span text:style-name="T1419"><text:s/></text:span><text:span text:style-name="T1420">οὐκ</text:span><text:span text:style-name="T1421"><text:s/></text:span><text:span text:style-name="T1422">ἦν</text:span><text:span text:style-name="T1423"><text:s/></text:span><text:span text:style-name="T1424">ἡμῖν</text:span><text:span text:style-name="T1425"><text:s/></text:span><text:span text:style-name="T1426">φορητός</text:span><text:span text:style-name="T1427">; »</text:span></text:p>
            <text:p text:style-name="P1428"><text:span text:style-name="T1429">Ὅτι τοὺς θυμώδεις ἄνδρας καὶ ἀδικεῖν εἰθισμένους πάντες φευγέτωσαν ἀρχὴν λαβόντας καὶ δυναστεύσαντας.</text:span></text:p>
          </table:table-cell>
          <table:table-cell table:style-name="TableCell1430">
            <text:p text:style-name="P1431"><text:span text:style-name="T1432">A</text:span><text:span text:style-name="T1433"><text:s/>M</text:span><text:span text:style-name="T1434">ad Lion And A Deer</text:span></text:p>
            <text:p text:style-name="P1435">A lion was enraged. And a<text:s/>deer having seen him from the forest<text:s/>said: “Woe<text:s/>to us<text:s/>wretches!<text:s/>For what will this<text:s/>[lion]<text:s/>not<text:s/>do being enraged,<text:s/>who, even<text:s/>sober minded, was<text:s/>a burden<text:s/>to us?”</text:p>
            <text:p text:style-name="P1436"/>
            <text:p text:style-name="P1437">Becasue let everyone<text:s/>avoid hot-tempered men accustomed to doing harm when they have taken power and reign.</text:p>
            <text:p text:style-name="P1438"><text:span text:style-name="T1439">λ</text:span><text:span text:style-name="T1440">υσσάω:<text:s/></text:span><text:span text:style-name="T1441">to be enraged</text:span></text:p>
          </table:table-cell>
        </table:table-row>
        <table:table-row table:style-name="TableRow1442">
          <table:table-cell table:style-name="TableCell1443">
            <text:p text:style-name="P1444"><text:span text:style-name="T1445">213.<text:s/></text:span><text:span text:style-name="T1446">Λέων</text:span><text:span text:style-name="T1447"><text:s/></text:span><text:span text:style-name="T1448">μῦν</text:span><text:span text:style-name="T1449"><text:s/></text:span><text:span text:style-name="T1450">φοβηθεὶς</text:span><text:span text:style-name="T1451"><text:s text:c="2"/></text:span><text:span text:style-name="T1452">καὶ</text:span><text:span text:style-name="T1453"><text:s/></text:span><text:span text:style-name="T1454">ἀλώπηξ</text:span></text:p>
            <text:p text:style-name="P1455"><text:span text:style-name="T1456">Λέοντος</text:span><text:span text:style-name="T1457"><text:s/></text:span><text:span text:style-name="T1458">κοιμωμένου</text:span><text:span text:style-name="T1459"><text:s/></text:span><text:span text:style-name="T1460">μῦς</text:span><text:span text:style-name="T1461"><text:s/></text:span><text:span text:style-name="T1462">τὸ</text:span><text:span text:style-name="T1463"><text:s/></text:span><text:span text:style-name="T1464">σῶμα</text:span><text:span text:style-name="T1465"><text:s/></text:span><text:span text:style-name="T1466">διέδραμεν</text:span><text:span text:style-name="T1467">.<text:s/></text:span><text:span text:style-name="T1468">Ὁ δὲ ἐξαναστὰς πανταχόθεν περιειλίττετο ζητῶν τὸν προσεληλυθότα. Ἀλώπηξ δὲ αὐτὸν θεασαμένη ὠνείδιζεν, εἰ λέων ὢν μῦν ηὐλαβήθη. Καὶ ὃς ἀπεκρίνατο· « Οὐ τὸν μῦν ἐφοβήθην, ἐθαύμασα δὲ εἴ τις λέοντος κοιμωμένου τὸ σῶμα ἐπιδραμεῖν ἐτόλμησεν. »</text:span></text:p>
            <text:p text:style-name="P1469"><text:span text:style-name="T1470">Ὁ λόγος διδάσκει τοὺς φρονίμους τῶν ἀνθρώπων μηδὲ τῶν μετρίων πραγμάτων καταφρονεῖν.</text:span></text:p>
          </table:table-cell>
          <table:table-cell table:style-name="TableCell1471">
            <text:p text:style-name="P1472"><text:span text:style-name="T1473">A</text:span><text:span text:style-name="T1474"><text:s/>L</text:span><text:span text:style-name="T1475">ion</text:span><text:span text:style-name="T1476"><text:s/>W</text:span><text:span text:style-name="T1477">ho</text:span><text:span text:style-name="T1478"><text:s/>I</text:span><text:span text:style-name="T1479">s</text:span><text:span text:style-name="T1480"><text:s/>A</text:span><text:span text:style-name="T1481">fraid<text:s/></text:span><text:span text:style-name="T1482">O</text:span><text:span text:style-name="T1483">f</text:span><text:span text:style-name="T1484"><text:s/>A M</text:span><text:span text:style-name="T1485">ouse</text:span><text:span text:style-name="T1486"><text:s/>A</text:span><text:span text:style-name="T1487">nd</text:span><text:span text:style-name="T1488"><text:s/></text:span><text:span text:style-name="T1489">A</text:span><text:span text:style-name="T1490"><text:s/>F</text:span><text:span text:style-name="T1491">ox</text:span></text:p>
            <text:p text:style-name="P1492">While a<text:s/>lion was sleeping; a mouse ran all along his body.<text:s/>And he rising up he<text:s/>turned in all directions, looking for the one who had<text:s/>aporached.<text:s/>And a<text:s/>fox, seeing him,<text:s/>rebuked [him], he being a lion perhaps he was be concerned with<text:s/>a mouse.<text:s/>And he<text:s/>replied: "I<text:s/>was not afraid of the<text:s/>mouse, but I was surprised<text:s/>if<text:s/>someone dared to run over the body of<text:s/>a<text:s/>sleeping lion." »</text:p>
            <text:p text:style-name="P1493"/>
            <text:p text:style-name="P1494">The<text:s/>fable shows that sensible men do not disdain even<text:s/>moderate affairs.</text:p>
          </table:table-cell>
        </table:table-row>
        <text:soft-page-break/>
        <table:table-row table:style-name="TableRow1495">
          <table:table-cell table:style-name="TableCell1496">
            <text:p text:style-name="P1497"><text:span text:style-name="T1498">214.<text:s/></text:span><text:span text:style-name="T1499">Λῃστὴς</text:span><text:span text:style-name="T1500"><text:s/></text:span><text:span text:style-name="T1501">καὶ</text:span><text:span text:style-name="T1502"><text:s/></text:span><text:span text:style-name="T1503">συκάμινος</text:span></text:p>
            <text:p text:style-name="P1504"><text:span text:style-name="T1505">Λῃστὴς</text:span><text:span text:style-name="T1506"><text:s/></text:span><text:span text:style-name="T1507">ἐν</text:span><text:span text:style-name="T1508"><text:s/></text:span><text:span text:style-name="T1509">ὁδῷ</text:span><text:span text:style-name="T1510"><text:s/></text:span><text:span text:style-name="T1511">τινα</text:span><text:span text:style-name="T1512"><text:s/></text:span><text:span text:style-name="T1513">ἀποκτείνας</text:span><text:span text:style-name="T1514">,<text:s/></text:span><text:span text:style-name="T1515">ἐπειδὴ</text:span><text:span text:style-name="T1516"><text:s/></text:span><text:span text:style-name="T1517">ὑπὸ</text:span><text:span text:style-name="T1518"><text:s/></text:span><text:span text:style-name="T1519">τῶν</text:span><text:span text:style-name="T1520"><text:s/></text:span><text:span text:style-name="T1521">παρατυχόντων</text:span><text:span text:style-name="T1522"><text:s/></text:span><text:span text:style-name="T1523">ἐδιώκετο</text:span><text:span text:style-name="T1524">,<text:s/></text:span><text:span text:style-name="T1525">καταλιπὼν</text:span><text:span text:style-name="T1526"><text:s/></text:span><text:span text:style-name="T1527">αὐτὸν</text:span><text:span text:style-name="T1528"><text:s/></text:span><text:span text:style-name="T1529">ᾑμαγμένον</text:span><text:span text:style-name="T1530">,<text:s/></text:span><text:span text:style-name="T1531">ἔφευγε</text:span><text:span text:style-name="T1532">.<text:s/></text:span><text:span text:style-name="T1533">Τῶν</text:span><text:span text:style-name="T1534"><text:s/></text:span><text:span text:style-name="T1535">δὲ</text:span><text:span text:style-name="T1536"><text:s/></text:span><text:span text:style-name="T1537">ἀντικρὺς</text:span><text:span text:style-name="T1538"><text:s/></text:span><text:span text:style-name="T1539">ὁδευόντων</text:span><text:span text:style-name="T1540"><text:s/></text:span><text:span text:style-name="T1541">πυνθανομένων</text:span><text:span text:style-name="T1542"><text:s/></text:span><text:span text:style-name="T1543">αὐτοῦ</text:span><text:span text:style-name="T1544"><text:s/></text:span><text:span text:style-name="T1545">τίνι</text:span><text:span text:style-name="T1546"><text:s/></text:span><text:span text:style-name="T1547">μεμολυσμένας</text:span><text:span text:style-name="T1548"><text:s/></text:span><text:span text:style-name="T1549">ἔχει</text:span><text:span text:style-name="T1550"><text:s/></text:span><text:span text:style-name="T1551">τὰς</text:span><text:span text:style-name="T1552"><text:s/></text:span><text:span text:style-name="T1553">χεῖρας</text:span><text:span text:style-name="T1554">,<text:s/></text:span><text:span text:style-name="T1555">ἔλεγεν</text:span><text:span text:style-name="T1556"><text:s/></text:span><text:span text:style-name="T1557">ἀπὸ</text:span><text:span text:style-name="T1558"><text:s/></text:span><text:span text:style-name="T1559">συκαμίνου</text:span><text:span text:style-name="T1560"><text:s/></text:span><text:span text:style-name="T1561">νεωστὶ</text:span><text:span text:style-name="T1562"><text:s/></text:span><text:span text:style-name="T1563">καταβεβηκέναι</text:span><text:span text:style-name="T1564">.<text:s/></text:span><text:span text:style-name="T1565">Καὶ</text:span><text:span text:style-name="T1566"><text:s/></text:span><text:span text:style-name="T1567">ὡς</text:span><text:span text:style-name="T1568"><text:s/></text:span><text:span text:style-name="T1569">ταῦτα</text:span><text:span text:style-name="T1570"><text:s/></text:span><text:span text:style-name="T1571">ἔλεγεν</text:span><text:span text:style-name="T1572">,<text:s/></text:span><text:span text:style-name="T1573">οἱ</text:span><text:span text:style-name="T1574"><text:s/></text:span><text:span text:style-name="T1575">διώκοντες</text:span><text:span text:style-name="T1576"><text:s/></text:span><text:span text:style-name="T1577">αὐτὸν</text:span><text:span text:style-name="T1578"><text:s/></text:span><text:span text:style-name="T1579">ἐπελθόντες</text:span><text:span text:style-name="T1580"><text:s/></text:span><text:span text:style-name="T1581">καὶ</text:span><text:span text:style-name="T1582"><text:s/></text:span><text:span text:style-name="T1583">συλλαβόντες</text:span><text:span text:style-name="T1584"><text:s/></text:span><text:span text:style-name="T1585">ἀπό</text:span><text:span text:style-name="T1586"><text:s/></text:span><text:span text:style-name="T1587">τινος</text:span><text:span text:style-name="T1588"><text:s/></text:span><text:span text:style-name="T1589">συκαμίνου</text:span><text:span text:style-name="T1590"><text:s/></text:span><text:span text:style-name="T1591">ἀνεσταύρωσαν</text:span><text:span text:style-name="T1592">.<text:s/></text:span><text:span text:style-name="T1593">Ἡ</text:span><text:span text:style-name="T1594"><text:s/></text:span><text:span text:style-name="T1595">δὲ</text:span><text:span text:style-name="T1596"><text:s/></text:span><text:span text:style-name="T1597">ἔφη</text:span><text:span text:style-name="T1598"><text:s/></text:span><text:span text:style-name="T1599">πρὸς</text:span><text:span text:style-name="T1600"><text:s/></text:span><text:span text:style-name="T1601">αὐτόν</text:span><text:span text:style-name="T1602">· «<text:s/></text:span><text:span text:style-name="T1603">Ἀλλ᾿</text:span><text:span text:style-name="T1604"><text:s/></text:span><text:span text:style-name="T1605">ἔγωγε</text:span><text:span text:style-name="T1606"><text:s/></text:span><text:span text:style-name="T1607">οὐκ</text:span><text:span text:style-name="T1608"><text:s/></text:span><text:span text:style-name="T1609">ἄχθομαι</text:span><text:span text:style-name="T1610"><text:s/></text:span><text:span text:style-name="T1611">πρὸς</text:span><text:span text:style-name="T1612"><text:s/></text:span><text:span text:style-name="T1613">τὸν</text:span><text:span text:style-name="T1614"><text:s/></text:span><text:span text:style-name="T1615">σὸν</text:span><text:span text:style-name="T1616"><text:s/></text:span><text:span text:style-name="T1617">θάνατον</text:span><text:span text:style-name="T1618"><text:s/></text:span><text:span text:style-name="T1619">ὑπηρετοῦσα</text:span><text:span text:style-name="T1620">·<text:s/></text:span><text:span text:style-name="T1621">καὶ</text:span><text:span text:style-name="T1622"><text:s/></text:span><text:span text:style-name="T1623">γὰρ</text:span><text:span text:style-name="T1624"><text:s/></text:span><text:span text:style-name="T1625">ὃν</text:span><text:span text:style-name="T1626"><text:s/></text:span><text:span text:style-name="T1627">αὐτὸς</text:span><text:span text:style-name="T1628"><text:s/></text:span><text:span text:style-name="T1629">φόνον</text:span><text:span text:style-name="T1630"><text:s/></text:span><text:span text:style-name="T1631">ἀπειργάσω</text:span><text:span text:style-name="T1632">,<text:s/></text:span><text:span text:style-name="T1633">τοῦτον</text:span><text:span text:style-name="T1634"><text:s/></text:span><text:span text:style-name="T1635">εἰς</text:span><text:span text:style-name="T1636"><text:s/></text:span><text:span text:style-name="T1637">ἐμὲ</text:span><text:span text:style-name="T1638"><text:s/></text:span><text:span text:style-name="T1639">ἀπεμάττου</text:span><text:span text:style-name="T1640">. »</text:span></text:p>
            <text:p text:style-name="P1641"><text:span text:style-name="T1642">Οὕτω</text:span><text:span text:style-name="T1643"><text:s/></text:span><text:span text:style-name="T1644">πολλάκις</text:span><text:span text:style-name="T1645"><text:s/></text:span><text:span text:style-name="T1646">καὶ</text:span><text:span text:style-name="T1647"><text:s/></text:span><text:span text:style-name="T1648">οἱ</text:span><text:span text:style-name="T1649"><text:s/></text:span><text:span text:style-name="T1650">φύσει</text:span><text:span text:style-name="T1651"><text:s/></text:span><text:span text:style-name="T1652">χρηστοί</text:span><text:span text:style-name="T1653">,<text:s/></text:span><text:span text:style-name="T1654">ὅταν</text:span><text:span text:style-name="T1655"><text:s/></text:span><text:span text:style-name="T1656">ὑπ᾿</text:span><text:span text:style-name="T1657"><text:s/></text:span><text:span text:style-name="T1658">ἐνίων</text:span><text:span text:style-name="T1659"><text:s/></text:span><text:span text:style-name="T1660">ὡς</text:span><text:span text:style-name="T1661"><text:s/></text:span><text:span text:style-name="T1662">φαῦλοι</text:span><text:span text:style-name="T1663"><text:s/></text:span><text:span text:style-name="T1664">διαβάλλωνται</text:span><text:span text:style-name="T1665">,<text:s/></text:span><text:span text:style-name="T1666">κατ᾿</text:span><text:span text:style-name="T1667"><text:s/></text:span><text:span text:style-name="T1668">αὐτῶν</text:span><text:span text:style-name="T1669"><text:s/></text:span><text:span text:style-name="T1670">πονηρεύεσθαι</text:span><text:span text:style-name="T1671"><text:s/></text:span><text:span text:style-name="T1672">οὐκ</text:span><text:span text:style-name="T1673"><text:s/></text:span><text:span text:style-name="T1674">ὀκνοῦσιν</text:span><text:span text:style-name="T1675">.</text:span></text:p>
          </table:table-cell>
          <table:table-cell table:style-name="TableCell1676">
            <text:p text:style-name="P1677"><text:span text:style-name="T1678">A</text:span><text:span text:style-name="T1679"><text:s/></text:span><text:span text:style-name="T1680">B</text:span><text:span text:style-name="T1681">rigand<text:s/></text:span><text:span text:style-name="T1682">A</text:span><text:span text:style-name="T1683">nd<text:s/></text:span><text:span text:style-name="T1684">A</text:span><text:span text:style-name="T1685"><text:s/></text:span><text:span text:style-name="T1686">M</text:span><text:span text:style-name="T1687">ulberry</text:span></text:p>
            <text:p text:style-name="P1688">A brigand, having murdered a man on a road,<text:s/>since he was<text:s/>pursued by those<text:s/>passing by, abandoning<text:s/>the bloody man, he fled. But<text:s/>those traveling in the<text:s/><text:s/>opposite direction asking<text:s/>him<text:s/>with he had been<text:s/>soiling<text:s/>his hands<text:s/>he said<text:s/>he had<text:s/>recently<text:s/>descended from a mulberry tree.<text:s/>And as he said these things, those pursuing<text:s/>him<text:s/>coming upon him and<text:s/>seizing<text:s/>[him]<text:s/>they impaled [hung]<text:s/>him from a mulberry tree. And<text:s/>it<text:s/>said to him: "Well,<text:s/>I<text:s/>do not grieve serving<text:s/>for your<text:s/>death:<text:s/>For actually what murder you worked out, you wiped this upon me."</text:p>
            <text:p text:style-name="P1689"/>
            <text:p text:style-name="P1690">Thus<text:s/>naturally good men, when they<text:s/>are slanded by some as worthless, <text:s/>often also<text:s/>do not hesitate<text:s/>to act<text:s/>wicked<text:s/>against<text:s/>them.</text:p>
            <text:p text:style-name="P1691"><text:span text:style-name="T1692"><text:s/></text:span><text:span text:style-name="T1693">ᾑμαγμένον</text:span><text:span text:style-name="T1694"><text:s/></text:span><text:span text:style-name="T1695">= (perf) αἱμάσσω, <text:s/>ᾕμαξα</text:span><text:span text:style-name="T1696">: to make bloody, to stain with blood</text:span><text:span text:style-name="T1697"><text:line-break/>μεμολυσμένας = μολύνω: to stain, to defile (μεμόλυσμαι)</text:span></text:p>
            <text:p text:style-name="P1698"><text:span text:style-name="T1699">ἄχθομαι:to be loaded, to be vexed, to be grieved</text:span><text:span text:style-name="T1700"><text:line-break/></text:span><text:span text:style-name="T1701">ἀπεμάττου</text:span><text:span text:style-name="T1702"><text:s/></text:span><text:span text:style-name="T1703">= ἀπομάσσω: to wipe off</text:span></text:p>
          </table:table-cell>
        </table:table-row>
        <table:table-row table:style-name="TableRow1704">
          <table:table-cell table:style-name="TableCell1705">
            <text:p text:style-name="P1706"><text:span text:style-name="T1707">215. Λύκοι καὶ κύνες <text:s/>ἀλλήλοις πολεμοῦντες .</text:span></text:p>
            <text:p text:style-name="P1708"><text:span text:style-name="T1709">Λύκοις καὶ κυσὶν ἦν ποτε ἔχθρα. Κύων δὲ Ἕλλην ᾑρέθη στρατηγὸς κυσίν. Οὗτος πρὸς τὴν μάχην ἐβράδυνεν· οἱ δὲ λύκοι ἠπείλουν σφοδρῶς. Ὁ δὲ εἶπεν· « Οἴδατε τίνος χάριν βραδύνω; πρέπον ἐστὶν ἀεὶ προβουλεύεσθαι. Ὑμῶν γὰρ τὸ γένος καὶ ἡ χροιὰ πάντων ἕν ἐστιν· οἱ ἡμέτεροι δὲ ἐκ πολλῶν τρόπων εἰσὶ καὶ τοῖς τόποις καυχῶνται. Ἀλλὰ καὶ ἡ χροιὰ πάντων οὐκ ἔστι μία καὶ ἴση, ἀλλ᾿ οἱ μὲν μέλανες, οἱ δὲ πυρροί, οἱ δὲ λευκοὶ καὶ τεφρώδεις. Καὶ πῶς ἂν δυνηθείην εἰς πόλεμον ἄρχειν τῶν ἀσυμφώνων καὶ μὴ ὅμοια πάντα ἐχόντων; »</text:span></text:p>
            <text:p text:style-name="P1710"/>
            <text:p text:style-name="P1711"><text:span text:style-name="T1712">Ὅτι ἐν μιᾷ βουλῇ καὶ γνώμῃ πάντων τῶν στρατευμάτων ὄντων κατὰ τῶν ἐναντίων νίκην ποιοῦνται.</text:span></text:p>
          </table:table-cell>
          <table:table-cell table:style-name="TableCell1713">
            <text:p text:style-name="P1714"><text:span text:style-name="T1715">Wolves And Dogs At War<text:s/></text:span><text:span text:style-name="T1716">With Each Other</text:span></text:p>
            <text:p text:style-name="P1717">Among<text:s/>wolves and dogs<text:s/>there was once hatred.<text:s/>And the dogs elected a Greek dog as their general.<text:s/>This dog was slow to come to battle. But the wolves were loudly shouting threats. But he said:<text:s/>“Do you know why<text:s/>I arrive slowly?<text:s/>It is always<text:s/>proper<text:s/>to deliberate before<text:s/>hand.<text:s/>For<text:s/>the same race and color<text:s/>of you all<text:s/>is one.<text:s/>But our<text:s/>[soldiers] are from many places and are proud of their places.<text:s/>But also<text:s/>the color<text:s/>of all<text:s/>is not<text:s/>one<text:s/>and the<text:s/>equal,<text:s/>but<text:s/>some are black, others red, others white<text:s/>and<text:s/>ashen.<text:s/>And how could I<text:s/>be able to command into war<text:s/>those<text:s/>who disagree and who<text:s/>do not possess any similarities? »</text:p>
            <text:p text:style-name="P1718"/>
            <text:p text:style-name="P1719">Because all campaigns being against those opposing bring about victory by a single will and opinion.</text:p>
          </table:table-cell>
        </table:table-row>
        <text:soft-page-break/>
        <table:table-row table:style-name="TableRow1720">
          <table:table-cell table:style-name="TableCell1721">
            <text:p text:style-name="P1722"><text:span text:style-name="T1723">216. Λύκοι καὶ κύνες πρὸς αὐτοὺς καταλλαγέντες</text:span></text:p>
            <text:p text:style-name="P1724"><text:span text:style-name="T1725">Οἱ λύκοι τοῖς κυσὶν εἶπον· « Διὰ τί ὅμοιοι ὄντες ἡμῖν ἐν πᾶσιν, οὐχ ὁμοφρονεῖτε ἡμῖν ὡς ἀδελφοί; οὐδὲν γὰρ ὑμῶν διαλλάττομεν, πλὴν τῇ γνώμῃ. Καὶ ἡμεῖς μὲν ἐλευθερίᾳ συζῶμεν· ὑμεῖς δὲ τοῖς ἀνθρώποις ὑποκύπτοντες καὶ δουλεύοντες πληγὰς παρ᾿ αὐτῶν ὑπομένετε, καὶ κλοιὰ περιτίθεσθε, καὶ φυλάττετε τὰ πρόβατα· ὅτε δὲ ἐσθίουσιν, μόνα τὰ ὀστᾶ ὑμῖν ἐπιρρίπτουσιν. Ἀλλ᾿ ἐὰν πείθησθε, πάντα τὰ ποίμνια ἔκδοτε ἡμῖν καὶ ἕξομεν πάντα κοινὰ εἰς κόρον ἐσθίοντες. » Ὑπήκουσαν οὖν πρὸς ταῦτα οἱ κύνες· οἱ δὲ ἔνδον τοῦ σπηλαίου εἰσελθόντες πρότερον τοὺς κύνας διέφθειραν.</text:span></text:p>
            <text:p text:style-name="P1726"><text:span text:style-name="T1727">Ὅτι οἱ τὰς ἑαυτῶν πατρίδας προδιδόντες τοιούτους μισθοὺς λαμβάνουσι.</text:span></text:p>
          </table:table-cell>
          <table:table-cell table:style-name="TableCell1728">
            <text:p text:style-name="P1729">Dogs<text:s/>And Wolves Being<text:s/>Reconciliated<text:s/>With Themselves</text:p>
            <text:p text:style-name="P1730">The wolves said to the dogs, “Why, being in every way like us, do you not get along with us like brothers? For we differ in nothing except thought.<text:s/>And while we live<text:s/>together<text:s/>in freedom; you<text:s/>being subject<text:s/>and enslaved to men, you endure their blows, you wear collars and you guard the flocks.<text:s/>But<text:s/>when<text:s/>they<text:s/>eat, they only throw you the bones. But<text:s/>if you would trust [us]; deliver all the flocks to us and we will<text:s/>hold them all in common eathing unto saity. There the<text:s/>dogs listened to these<text:s/>things<text:s/>and the wolves,<text:s/>entering into the cave, first<text:s/>destroyed the dogs.</text:p>
            <text:p text:style-name="P1731"/>
            <text:p text:style-name="P1732">Because<text:s/>those who betray their country receive<text:s/>such<text:s/>a<text:s/>salary.</text:p>
          </table:table-cell>
        </table:table-row>
        <table:table-row table:style-name="TableRow1733">
          <table:table-cell table:style-name="TableCell1734">
            <text:p text:style-name="P1735"><text:span text:style-name="T1736">217.<text:s/></text:span><text:span text:style-name="T1737">Λύκοι</text:span><text:span text:style-name="T1738"><text:s/></text:span><text:span text:style-name="T1739">καὶ</text:span><text:span text:style-name="T1740"><text:s/></text:span><text:span text:style-name="T1741">πρόβατα</text:span><text:span text:style-name="T1742">.</text:span><text:span text:style-name="T1743"><text:line-break/></text:span><text:span text:style-name="T1744">Λύκοι</text:span><text:span text:style-name="T1745"><text:s/></text:span><text:span text:style-name="T1746">ἐπιβουλεύοντες</text:span><text:span text:style-name="T1747"><text:s/></text:span><text:span text:style-name="T1748">ποίμνῃ</text:span><text:span text:style-name="T1749"><text:s/></text:span><text:span text:style-name="T1750">προβάτων</text:span><text:span text:style-name="T1751">,<text:s/></text:span><text:span text:style-name="T1752">ἐπειδὴ</text:span><text:span text:style-name="T1753"><text:s/></text:span><text:span text:style-name="T1754">οὐκ</text:span><text:span text:style-name="T1755"><text:s/></text:span><text:span text:style-name="T1756">ἠδύναντο</text:span><text:span text:style-name="T1757"><text:s/></text:span><text:span text:style-name="T1758">αὐτῶν</text:span><text:span text:style-name="T1759"><text:s/></text:span><text:span text:style-name="T1760">περιγενέσθαι</text:span><text:span text:style-name="T1761"><text:s/></text:span><text:span text:style-name="T1762">διὰ</text:span><text:span text:style-name="T1763"><text:s/></text:span><text:span text:style-name="T1764">τοὺς</text:span><text:span text:style-name="T1765"><text:s/></text:span><text:span text:style-name="T1766">φυλάττοντας</text:span><text:span text:style-name="T1767"><text:s/></text:span><text:span text:style-name="T1768">αὐτὰ</text:span><text:span text:style-name="T1769"><text:s/></text:span><text:span text:style-name="T1770">κύνας</text:span><text:span text:style-name="T1771">,<text:s/></text:span><text:span text:style-name="T1772">ἔγνωσαν</text:span><text:span text:style-name="T1773"><text:s/></text:span><text:span text:style-name="T1774">δεῖν</text:span><text:span text:style-name="T1775"><text:s/></text:span><text:span text:style-name="T1776">διὰ</text:span><text:span text:style-name="T1777"><text:s/></text:span><text:span text:style-name="T1778">δόλου</text:span><text:span text:style-name="T1779"><text:s/></text:span><text:span text:style-name="T1780">τοῦτο</text:span><text:span text:style-name="T1781"><text:s/></text:span><text:span text:style-name="T1782">πρᾶξαι</text:span><text:span text:style-name="T1783">.<text:s/></text:span><text:span text:style-name="T1784">Καὶ</text:span><text:span text:style-name="T1785"><text:s/></text:span><text:span text:style-name="T1786">πέμψαντες</text:span><text:span text:style-name="T1787"><text:s/></text:span><text:span text:style-name="T1788">πρέσβεις</text:span><text:span text:style-name="T1789"><text:s/></text:span><text:span text:style-name="T1790">ἐξῄτουν</text:span><text:span text:style-name="T1791"><text:s/></text:span><text:span text:style-name="T1792">παρ᾿</text:span><text:span text:style-name="T1793"><text:s/></text:span><text:span text:style-name="T1794">αὐτῶν</text:span><text:span text:style-name="T1795"><text:s/></text:span><text:span text:style-name="T1796">τοὺς</text:span><text:span text:style-name="T1797"><text:s/></text:span><text:span text:style-name="T1798">κύνας</text:span><text:span text:style-name="T1799">,<text:s/></text:span><text:span text:style-name="T1800">λέγοντες</text:span><text:span text:style-name="T1801"><text:s/></text:span><text:span text:style-name="T1802">ὡς</text:span><text:span text:style-name="T1803"><text:s/></text:span><text:span text:style-name="T1804">ἐκεῖνοι</text:span><text:span text:style-name="T1805"><text:s/></text:span><text:span text:style-name="T1806">τῆς</text:span><text:span text:style-name="T1807"><text:s/></text:span><text:span text:style-name="T1808">ἔχθρας</text:span><text:span text:style-name="T1809"><text:s/></text:span><text:span text:style-name="T1810">αἴτιοί</text:span><text:span text:style-name="T1811"><text:s/></text:span><text:span text:style-name="T1812">εἰσιν</text:span><text:span text:style-name="T1813">,<text:s/></text:span><text:span text:style-name="T1814">καί</text:span><text:span text:style-name="T1815">,<text:s/></text:span><text:span text:style-name="T1816">εἰ</text:span><text:span text:style-name="T1817"><text:s/></text:span><text:span text:style-name="T1818">ἐγχειρίσουσιν</text:span><text:span text:style-name="T1819"><text:s/></text:span><text:span text:style-name="T1820">αὐτούς</text:span><text:span text:style-name="T1821">,<text:s/></text:span><text:span text:style-name="T1822">εἰρήνη</text:span><text:span text:style-name="T1823"><text:s/></text:span><text:span text:style-name="T1824">μεταξὺ</text:span><text:span text:style-name="T1825"><text:s/></text:span><text:span text:style-name="T1826">αὐτῶν</text:span><text:span text:style-name="T1827"><text:s/></text:span><text:span text:style-name="T1828">γενήσεται</text:span><text:span text:style-name="T1829">.<text:s/></text:span><text:span text:style-name="T1830">Τὰ</text:span><text:span text:style-name="T1831"><text:s/></text:span><text:span text:style-name="T1832">δὲ</text:span><text:span text:style-name="T1833"><text:s/></text:span><text:span text:style-name="T1834">πρόβατα</text:span><text:span text:style-name="T1835"><text:s/></text:span><text:span text:style-name="T1836">μὴ</text:span><text:span text:style-name="T1837"><text:s/></text:span><text:span text:style-name="T1838">προϊδόμενα</text:span><text:span text:style-name="T1839"><text:s/></text:span><text:span text:style-name="T1840">τὸ</text:span><text:span text:style-name="T1841"><text:s/></text:span><text:span text:style-name="T1842">μέλλον</text:span><text:span text:style-name="T1843"><text:s/></text:span><text:span text:style-name="T1844">ἐξέδωκαν</text:span><text:span text:style-name="T1845"><text:s/></text:span><text:span text:style-name="T1846">αὐτούς</text:span><text:span text:style-name="T1847">,<text:s/></text:span><text:span text:style-name="T1848">καὶ</text:span><text:span text:style-name="T1849"><text:s/></text:span><text:span text:style-name="T1850">οἱ</text:span><text:span text:style-name="T1851"><text:s/></text:span><text:span text:style-name="T1852">λύκοι</text:span><text:span text:style-name="T1853"><text:s/></text:span><text:span text:style-name="T1854">περιγενόμενοι</text:span><text:span text:style-name="T1855"><text:s/></text:span><text:span text:style-name="T1856">ἐκείνων</text:span><text:span text:style-name="T1857"><text:s/></text:span><text:span text:style-name="T1858">ῥᾳδίως</text:span><text:span text:style-name="T1859"><text:s/></text:span><text:span text:style-name="T1860">καὶ</text:span><text:span text:style-name="T1861"><text:s/></text:span><text:span text:style-name="T1862">τὴν</text:span><text:span text:style-name="T1863"><text:s/></text:span><text:span text:style-name="T1864">ποίμνην</text:span><text:span text:style-name="T1865"><text:s/></text:span><text:span text:style-name="T1866">ἀφύλακτον</text:span><text:span text:style-name="T1867"><text:s/></text:span><text:span text:style-name="T1868">οὖσαν</text:span><text:span text:style-name="T1869"><text:s/></text:span><text:span text:style-name="T1870">διέφθειραν</text:span><text:span text:style-name="T1871">.</text:span></text:p>
            <text:p text:style-name="P1872"><text:span text:style-name="T1873">Οὗτω</text:span><text:span text:style-name="T1874"><text:s/></text:span><text:span text:style-name="T1875">καὶ</text:span><text:span text:style-name="T1876"><text:s/></text:span><text:span text:style-name="T1877">τῶν</text:span><text:span text:style-name="T1878"><text:s/></text:span><text:span text:style-name="T1879">πόλεων</text:span><text:span text:style-name="T1880"><text:s/></text:span><text:span text:style-name="T1881">αἱ</text:span><text:span text:style-name="T1882"><text:s/></text:span><text:span text:style-name="T1883">τοὺς</text:span><text:span text:style-name="T1884"><text:s/></text:span><text:span text:style-name="T1885">δημαγωγοὺς</text:span><text:span text:style-name="T1886"><text:s/></text:span><text:span text:style-name="T1887">ῥᾳδίως</text:span><text:span text:style-name="T1888"><text:s/></text:span><text:span text:style-name="T1889">προδιδοῦσαι</text:span><text:span text:style-name="T1890"><text:s/></text:span><text:span text:style-name="T1891">λανθάνουσι</text:span><text:span text:style-name="T1892"><text:s/></text:span><text:span text:style-name="T1893">καὶ</text:span><text:span text:style-name="T1894"><text:s/></text:span><text:span text:style-name="T1895">αὐταὶ</text:span><text:span text:style-name="T1896"><text:s/></text:span><text:span text:style-name="T1897">ταχέως</text:span><text:span text:style-name="T1898"><text:s/></text:span><text:span text:style-name="T1899">πολεμίοις</text:span><text:span text:style-name="T1900"><text:s/></text:span><text:span text:style-name="T1901">χειρούμεναι</text:span><text:span text:style-name="T1902">. .</text:span></text:p>
          </table:table-cell>
          <table:table-cell table:style-name="TableCell1903">
            <text:p text:style-name="P1904"><text:span text:style-name="T1905">Wolves And Sheep</text:span></text:p>
            <text:p text:style-name="P1906">Some wolves<text:s/>plotting [against]<text:s/>a flock of sheep,<text:s/>when they were unable to<text:s/>best<text:s/>them because of the dogs guarding them, they<text:s/>decided it to be necessary<text:s/>to<text:s/>accomplish this through deceit.<text:s/>And sending ambasadors<text:s/>they requested from them<text:s/>their dogs<text:s/>saying that they are the casue of the enmity,<text:s/>and if they handed<text:s/>them<text:s/>over, there will be peace between them.<text:s/>And the sheep, not foreseeing what was going to happen, delivered<text:s/>them over, and the wolves, having<text:s/>bested<text:s/>them,<text:s/>also<text:s/>easily<text:s/>destroyed<text:s/>the<text:s/>unguarded<text:s/>herd.</text:p>
            <text:p text:style-name="P1907"/>
            <text:p text:style-name="P1908">Thus<text:s/>those who easily betray the demigoges of their<text:s/>states do not<text:s/>realize<text:s/>that they<text:s/>also are quickly subdued by<text:s/>enemies.</text:p>
          </table:table-cell>
        </table:table-row>
        <text:soft-page-break/>
        <table:table-row table:style-name="TableRow1909">
          <table:table-cell table:style-name="TableCell1910">
            <text:p text:style-name="P1911"><text:span text:style-name="T1912">218. Λύκοι καὶ πρόβατα καὶ κριός.</text:span></text:p>
            <text:p text:style-name="P1913"><text:span text:style-name="T1914">Λύκοι πρέσβεις ἔστειλαν τοῖς προβάτοις εἰρήνην ποιῆσαι μετ᾿ αὐτῶν διηνεκῇ, εἰ τοὺς κύνας λάβωσι καὶ διαφθείρωσι. Τὰ μωρὰ δὲ πρόβατα συνέθεντο τοῦτο ποιῆσαι. Ἀλλά τις γέρων κριὸς εἶπεν· « Πῶς ὑμῖν πιστεύσω καὶ συνοικήσω, ὅπου, καὶ τῶν κυνῶν φυλαττόντων με, ἀκινδύνως νέμεσθαι οὐ δυνατόν μοι; »</text:span></text:p>
            <text:p text:style-name="P1915"><text:span text:style-name="T1916">Ὅτι οὐ δεῖ τινα ἀσφαλείας τῆς ἑαυτοῦ γυμνωθῆναι, τοῖς ἀκαταλλάκτοις ἐχθροῖς δι᾿ ὅρκων πεισθέντα</text:span></text:p>
          </table:table-cell>
          <table:table-cell table:style-name="TableCell1917">
            <text:p text:style-name="P1918"><text:span text:style-name="T1919">Some Wolves</text:span><text:span text:style-name="T1920">,<text:s/></text:span><text:span text:style-name="T1921">A<text:s/></text:span><text:span text:style-name="T1922">S</text:span><text:span text:style-name="T1923">heep And A Ram</text:span></text:p>
            <text:p text:style-name="P1924">Some<text:s/>wolves sent<text:s/>ambassadors<text:s/>to the sheep, to make peace with them<text:s/>in<text:s/>perpetuity, if<text:s/>handed over<text:s/>the dogs.<text:s/>And the stupid sheep agreed to do<text:s/>this. But an old ram<text:s/>said: "How<text:s/>shall I<text:s/>believe you and live with you, where, even<text:s/>while the<text:s/>dogs<text:s/>are guarding me, it is<text:s/>not<text:s/>possible for me to graze in<text:s/>without danger." »</text:p>
            <text:p text:style-name="P1925"/>
            <text:p text:style-name="P1926">Because we<text:s/>must not<text:s/>be striped<text:s/>of<text:s/>our<text:s/>securities,<text:s/>trusting<text:s/>our irreconcilable enemies<text:s/>due to oaths.</text:p>
            <text:p text:style-name="P1927"><text:span text:style-name="T1928">διηνεκῇ<text:s/></text:span><text:span text:style-name="T1929">= διηνεκής:</text:span><text:span text:style-name="T1930"><text:s/>continuous</text:span></text:p>
          </table:table-cell>
        </table:table-row>
        <table:table-row table:style-name="TableRow1931">
          <table:table-cell table:style-name="TableCell1932">
            <text:p text:style-name="P1933"><text:span text:style-name="T1934">219.<text:s/></text:span><text:span text:style-name="T1935">Λύκος</text:span><text:span text:style-name="T1936"><text:s/></text:span><text:span text:style-name="T1937">διὰ</text:span><text:span text:style-name="T1938"><text:s/></text:span><text:span text:style-name="T1939">τὴν</text:span><text:span text:style-name="T1940"><text:s/></text:span><text:span text:style-name="T1941">ἑαυτοῦ</text:span><text:span text:style-name="T1942"><text:s/></text:span><text:span text:style-name="T1943">σκιὰν</text:span><text:span text:style-name="T1944"><text:s/></text:span><text:span text:style-name="T1945">γαυρωθεὶς</text:span><text:span text:style-name="T1946"><text:s/></text:span><text:span text:style-name="T1947">καὶ</text:span><text:span text:style-name="T1948"><text:s/></text:span><text:span text:style-name="T1949">λέων</text:span><text:span text:style-name="T1950">.</text:span></text:p>
            <text:p text:style-name="P1951"><text:span text:style-name="T1952">Λύκος</text:span><text:span text:style-name="T1953"><text:s/></text:span><text:span text:style-name="T1954">πλανώμενος</text:span><text:span text:style-name="T1955"><text:s/></text:span><text:span text:style-name="T1956">ποτ᾿</text:span><text:span text:style-name="T1957"><text:s/></text:span><text:span text:style-name="T1958">ἐν</text:span><text:span text:style-name="T1959"><text:s/></text:span><text:span text:style-name="T1960">ἐρήμοις</text:span><text:span text:style-name="T1961"><text:s/></text:span><text:span text:style-name="T1962">τόποις</text:span><text:span text:style-name="T1963">,<text:s/></text:span><text:span text:style-name="T1964">κλίνοντος</text:span><text:span text:style-name="T1965"><text:s/></text:span><text:span text:style-name="T1966">ἤδη</text:span><text:span text:style-name="T1967"><text:s/></text:span><text:span text:style-name="T1968">πρὸς</text:span><text:span text:style-name="T1969"><text:s/></text:span><text:span text:style-name="T1970">δύσιν</text:span><text:span text:style-name="T1971"><text:s/></text:span><text:span text:style-name="T1972">Ὑπερίονος</text:span><text:span text:style-name="T1973">,<text:s/></text:span><text:span text:style-name="T1974">δολιχὴν</text:span><text:span text:style-name="T1975"><text:s/></text:span><text:span text:style-name="T1976">ἑαυτοῦ</text:span><text:span text:style-name="T1977"><text:s/></text:span><text:span text:style-name="T1978">τὴν</text:span><text:span text:style-name="T1979"><text:s/></text:span><text:span text:style-name="T1980">σκιὰν</text:span><text:span text:style-name="T1981"><text:s/></text:span><text:span text:style-name="T1982">ἰδὼν</text:span><text:span text:style-name="T1983"><text:s/></text:span><text:span text:style-name="T1984">ἔφη</text:span><text:span text:style-name="T1985">· «</text:span><text:span text:style-name="T1986">Λέοντ᾿</text:span><text:span text:style-name="T1987"><text:s/></text:span><text:span text:style-name="T1988">ἐγὼ</text:span><text:span text:style-name="T1989"><text:s/></text:span><text:span text:style-name="T1990">δέδοικα</text:span><text:span text:style-name="T1991">,<text:s/></text:span><text:span text:style-name="T1992">τηλικοῦτος</text:span><text:span text:style-name="T1993"><text:s/></text:span><text:span text:style-name="T1994">ὤν</text:span><text:span text:style-name="T1995">;<text:s/></text:span><text:span text:style-name="T1996">πλέθρου</text:span><text:span text:style-name="T1997"><text:s/></text:span><text:span text:style-name="T1998">τ᾿</text:span><text:span text:style-name="T1999"><text:s/></text:span><text:span text:style-name="T2000">ἔχων</text:span><text:span text:style-name="T2001"><text:s/></text:span><text:span text:style-name="T2002">τὸ</text:span><text:span text:style-name="T2003"><text:s/></text:span><text:span text:style-name="T2004">μῆκος</text:span><text:span text:style-name="T2005">,<text:s/></text:span><text:span text:style-name="T2006">οὐ</text:span><text:span text:style-name="T2007"><text:s/></text:span><text:span text:style-name="T2008">θηρῶν</text:span><text:span text:style-name="T2009"><text:s/></text:span><text:span text:style-name="T2010">ἁπλῶς</text:span><text:span text:style-name="T2011"><text:s/></text:span><text:span text:style-name="T2012">πάντων</text:span><text:span text:style-name="T2013"><text:s/></text:span><text:span text:style-name="T2014">δυνάστης</text:span><text:span text:style-name="T2015"><text:s/></text:span><text:span text:style-name="T2016">ἀθρόων</text:span><text:span text:style-name="T2017"><text:s/></text:span><text:span text:style-name="T2018">γενήσομαι</text:span><text:span text:style-name="T2019">;»<text:s/></text:span><text:span text:style-name="T2020">Λύκον</text:span><text:span text:style-name="T2021"><text:s/></text:span><text:span text:style-name="T2022">δὲ</text:span><text:span text:style-name="T2023"><text:s/></text:span><text:span text:style-name="T2024">γαυρωθέντα</text:span><text:span text:style-name="T2025"><text:s/></text:span><text:span text:style-name="T2026">καρτερὸς</text:span><text:span text:style-name="T2027"><text:s/></text:span><text:span text:style-name="T2028">λέων</text:span><text:span text:style-name="T2029"><text:s/></text:span><text:span text:style-name="T2030">ἑλὼν</text:span><text:span text:style-name="T2031"><text:s/></text:span><text:span text:style-name="T2032">κατήσθιε</text:span><text:span text:style-name="T2033">·<text:s/></text:span><text:span text:style-name="T2034">ὁ</text:span><text:span text:style-name="T2035"><text:s/></text:span><text:span text:style-name="T2036">δ᾿</text:span><text:span text:style-name="T2037"><text:s/></text:span><text:span text:style-name="T2038">ἐβόησε</text:span><text:span text:style-name="T2039"><text:s/></text:span><text:span text:style-name="T2040">μετανοῶν</text:span><text:span text:style-name="T2041">· «</text:span><text:span text:style-name="T2042">Οἴησις</text:span><text:span text:style-name="T2043"><text:s/></text:span><text:span text:style-name="T2044">ἡμῖν</text:span><text:span text:style-name="T2045"><text:s/></text:span><text:span text:style-name="T2046">πημάτων</text:span><text:span text:style-name="T2047"><text:s/></text:span><text:span text:style-name="T2048">παραιτία</text:span><text:span text:style-name="T2049">.»</text:span></text:p>
          </table:table-cell>
          <table:table-cell table:style-name="TableCell2050">
            <text:p text:style-name="P2051"><text:span text:style-name="T2052">A<text:s/></text:span><text:span text:style-name="T2053">W</text:span><text:span text:style-name="T2054">olf Proud Of His Shadow And A Lion</text:span></text:p>
            <text:p text:style-name="P2055"><text:span text:style-name="T2056">A wolf wandered one day in deserted places,<text:s/></text:span><text:span text:style-name="T2057">while the</text:span><text:span text:style-name="T2058"><text:s/></text:span><text:span text:style-name="T2059">god of the<text:s/></text:span><text:span text:style-name="T2060">sun was<text:s/></text:span><text:span text:style-name="T2061">r</text:span><text:span text:style-name="T2062">eclin</text:span><text:span text:style-name="T2063">ing in the west</text:span><text:span text:style-name="T2064">. Seeing his<text:s/></text:span><text:span text:style-name="T2065">long<text:s/></text:span><text:span text:style-name="T2066">shadow, he said: "Me, fear the lion,<text:s/></text:span><text:span text:style-name="T2067">being so large? Having the length 100 feet</text:span><text:span text:style-name="T2068">, isn't it quite simple that I become the king of all the animals<text:s/></text:span><text:span text:style-name="T2069">combined</text:span><text:span text:style-name="T2070">? As<text:s/></text:span><text:span text:style-name="T2071">the wolf boasted</text:span><text:span text:style-name="T2072">, a mighty lion t</text:span><text:span text:style-name="T2073">aking</text:span><text:span text:style-name="T2074"><text:s/></text:span><text:span text:style-name="T2075">[</text:span><text:span text:style-name="T2076">him</text:span><text:span text:style-name="T2077">]</text:span><text:span text:style-name="T2078"><text:s/></text:span><text:span text:style-name="T2079">he<text:s/></text:span><text:span text:style-name="T2080">devour</text:span><text:span text:style-name="T2081">ed</text:span><text:span text:style-name="T2082"><text:s/></text:span><text:span text:style-name="T2083">[</text:span><text:span text:style-name="T2084">him</text:span><text:span text:style-name="T2085">]</text:span><text:span text:style-name="T2086">.<text:s/></text:span><text:span text:style-name="T2087">And he shoated</text:span><text:span text:style-name="T2088">,<text:s/></text:span><text:span text:style-name="T2089">repenting</text:span><text:span text:style-name="T2090">: “Presumption is a cause of misfortune for us. »</text:span><text:span text:style-name="T2091"><text:line-break/></text:span><text:span text:style-name="T2092">γαυρόω</text:span><text:span text:style-name="T2093">:<text:s/></text:span><text:span text:style-name="T2094">to make proud</text:span><text:span text:style-name="T2095"><text:line-break/>ὁ Ὑπερίων, ονος: the sun god</text:span><text:span text:style-name="T2096"><text:line-break/></text:span><text:span text:style-name="T2097">ο</text:span><text:span text:style-name="T2098">ἴησις</text:span><text:span text:style-name="T2099">:<text:s/></text:span><text:span text:style-name="T2100">opinion, presumption, conceit</text:span><text:span text:style-name="T2101"><text:line-break/>τό πῆμα, ατος: misery, woe</text:span></text:p>
          </table:table-cell>
        </table:table-row>
        <table:table-row table:style-name="TableRow2102">
          <table:table-cell table:style-name="TableCell2103">
            <text:p text:style-name="P2104"><text:span text:style-name="T2105">220.<text:s/></text:span><text:span text:style-name="T2106">Λύκος</text:span><text:span text:style-name="T2107"><text:s/></text:span><text:span text:style-name="T2108">καὶ</text:span><text:span text:style-name="T2109"><text:s/></text:span><text:span text:style-name="T2110">αἴξ</text:span><text:span text:style-name="T2111">.</text:span></text:p>
            <text:p text:style-name="P2112"><text:span text:style-name="T2113">Λύκος</text:span><text:span text:style-name="T2114"><text:s/></text:span><text:span text:style-name="T2115">θεασάμενος</text:span><text:span text:style-name="T2116"><text:s/></text:span><text:span text:style-name="T2117">αἶγα</text:span><text:span text:style-name="T2118"><text:s/></text:span><text:span text:style-name="T2119">ἐπί</text:span><text:span text:style-name="T2120"><text:s/></text:span><text:span text:style-name="T2121">τινος</text:span><text:span text:style-name="T2122"><text:s/></text:span><text:span text:style-name="T2123">κρημνώδους</text:span><text:span text:style-name="T2124"><text:s/></text:span><text:span text:style-name="T2125">ἄντρου</text:span><text:span text:style-name="T2126"><text:s/></text:span><text:span text:style-name="T2127">νεμομένην</text:span><text:span text:style-name="T2128">,<text:s/></text:span><text:span text:style-name="T2129">ἐπειδὴ</text:span><text:span text:style-name="T2130"><text:s/></text:span><text:span text:style-name="T2131">οὐκ</text:span><text:span text:style-name="T2132"><text:s/></text:span><text:span text:style-name="T2133">ἠδύνατο</text:span><text:span text:style-name="T2134"><text:s/></text:span><text:span text:style-name="T2135">αὐτῆς</text:span><text:span text:style-name="T2136"><text:s/></text:span><text:span text:style-name="T2137">ἐφικέσθαι</text:span><text:span text:style-name="T2138">,<text:s/></text:span><text:span text:style-name="T2139">κατωτέρω</text:span><text:span text:style-name="T2140"><text:s/></text:span><text:span text:style-name="T2141">παρῄνει</text:span><text:span text:style-name="T2142"><text:s/></text:span><text:span text:style-name="T2143">αὐτῇ</text:span><text:span text:style-name="T2144"><text:s/></text:span><text:span text:style-name="T2145">καταβῆναι</text:span><text:span text:style-name="T2146">,<text:s/></text:span><text:span text:style-name="T2147">μὴ</text:span><text:span text:style-name="T2148"><text:s/></text:span><text:span text:style-name="T2149">καὶ</text:span><text:span text:style-name="T2150"><text:s/></text:span><text:span text:style-name="T2151">πέσῃ</text:span><text:span text:style-name="T2152"><text:s/></text:span><text:span text:style-name="T2153">λαθοῦσα</text:span><text:span text:style-name="T2154">,<text:s/></text:span><text:span text:style-name="T2155">λέγων</text:span><text:span text:style-name="T2156"><text:s/></text:span><text:span text:style-name="T2157">ὡς</text:span><text:span text:style-name="T2158"><text:s/></text:span><text:span text:style-name="T2159">ἀμείνων</text:span><text:span text:style-name="T2160"><text:s/></text:span><text:span text:style-name="T2161">ὁ</text:span><text:span text:style-name="T2162"><text:s/></text:span><text:span text:style-name="T2163">παρ᾿</text:span><text:span text:style-name="T2164"><text:s/></text:span><text:span text:style-name="T2165">αὐτῷ</text:span><text:span text:style-name="T2166"><text:s/></text:span><text:span text:style-name="T2167">λειμών</text:span><text:span text:style-name="T2168"><text:s/></text:span><text:span text:style-name="T2169">ἐστι</text:span><text:span text:style-name="T2170">,<text:s/></text:span><text:span text:style-name="T2171">ἐπεὶ</text:span><text:span text:style-name="T2172"><text:s/></text:span><text:span text:style-name="T2173">καὶ</text:span><text:span text:style-name="T2174"><text:s/></text:span><text:span text:style-name="T2175">ἡ</text:span><text:span text:style-name="T2176"><text:s/></text:span><text:span text:style-name="T2177">πόα</text:span><text:span text:style-name="T2178"><text:s/></text:span><text:span text:style-name="T2179">σφόδρα</text:span><text:span text:style-name="T2180"><text:s/></text:span><text:span text:style-name="T2181">εὐανθής</text:span><text:span text:style-name="T2182">.<text:s/></text:span><text:span text:style-name="T2183">Ἡ</text:span><text:span text:style-name="T2184"><text:s/></text:span><text:span text:style-name="T2185">δὲ</text:span><text:span text:style-name="T2186"><text:s/></text:span><text:span text:style-name="T2187">ἀπεκρίνατο</text:span><text:span text:style-name="T2188"><text:s/></text:span><text:span text:style-name="T2189">πρὸς</text:span><text:span text:style-name="T2190"><text:s/></text:span><text:span text:style-name="T2191">αὐτόν</text:span><text:span text:style-name="T2192">· «<text:s/></text:span><text:span text:style-name="T2193">Ἀλλ᾿</text:span><text:span text:style-name="T2194"><text:s/></text:span><text:span text:style-name="T2195">οὐκ</text:span><text:span text:style-name="T2196"><text:s/></text:span><text:span text:style-name="T2197">ἐμὲ</text:span><text:span text:style-name="T2198"><text:s/></text:span><text:span text:style-name="T2199">ἐπὶ</text:span><text:span text:style-name="T2200"><text:s/></text:span><text:span text:style-name="T2201">νομὴν</text:span><text:span text:style-name="T2202"><text:s/></text:span><text:span text:style-name="T2203">καλεῖς</text:span><text:span text:style-name="T2204">,<text:s/></text:span><text:span text:style-name="T2205">αὐτὸς</text:span><text:span text:style-name="T2206"><text:s/></text:span><text:span text:style-name="T2207">δὲ</text:span><text:span text:style-name="T2208"><text:s/></text:span><text:span text:style-name="T2209">τροφῆς</text:span><text:span text:style-name="T2210"><text:s/></text:span><text:span text:style-name="T2211">ἀπορεῖς</text:span><text:span text:style-name="T2212">. »</text:span></text:p>
            <text:p text:style-name="P2213"><text:span text:style-name="T2214">Οὕτω</text:span><text:span text:style-name="T2215"><text:s/></text:span><text:span text:style-name="T2216">καὶ</text:span><text:span text:style-name="T2217"><text:s/></text:span><text:span text:style-name="T2218">τῶν</text:span><text:span text:style-name="T2219"><text:s/></text:span><text:span text:style-name="T2220">ἀνθρώπων</text:span><text:span text:style-name="T2221"><text:s/></text:span><text:span text:style-name="T2222">οἱ</text:span><text:span text:style-name="T2223"><text:s/></text:span><text:span text:style-name="T2224">κακοῦργοι</text:span><text:span text:style-name="T2225">,<text:s/></text:span><text:span text:style-name="T2226">ὅταν</text:span><text:span text:style-name="T2227"><text:s/></text:span><text:span text:style-name="T2228">παρὰ</text:span><text:span text:style-name="T2229"><text:s/></text:span><text:span text:style-name="T2230">τοῖς</text:span><text:span text:style-name="T2231"><text:s/></text:span><text:span text:style-name="T2232">εἰδόσι</text:span><text:span text:style-name="T2233"><text:s/></text:span><text:span text:style-name="T2234">πονηρεύωνται</text:span><text:span text:style-name="T2235"><text:s/></text:span><text:span text:style-name="T2236">ἀνόητοι</text:span><text:span text:style-name="T2237"><text:s/></text:span><text:span text:style-name="T2238">τῶν</text:span><text:span text:style-name="T2239"><text:s/></text:span><text:span text:style-name="T2240">τεχνασμάτων</text:span><text:span text:style-name="T2241"><text:s/></text:span><text:span text:style-name="T2242">γίνονται</text:span><text:span text:style-name="T2243">.</text:span></text:p>
          </table:table-cell>
          <table:table-cell table:style-name="TableCell2244">
            <text:p text:style-name="P2245">A Wolf And A Goat</text:p>
            <text:p text:style-name="P2246">A wolf seeing a goat grazing above a steep cave when we was unable to reach her, he encuraged her to descend lower; lest she fall not being aware, <text:s/>saying that the meadow beside him was better; since also the grass was all in bloom. But she answered him: “Rather you do not call me to the pasture, by you yourself are without sustanence.”</text:p>
            <text:p text:style-name="P2247"/>
            <text:p text:style-name="P2248">Thus also are the villains, whenever they work their evil among those who know become unaware of their traps.</text:p>
          </table:table-cell>
        </table:table-row>
        <text:soft-page-break/>
        <table:table-row table:style-name="TableRow2249">
          <table:table-cell table:style-name="TableCell2250">
            <text:p text:style-name="P2251"><text:span text:style-name="T2252">221. Λύκος καὶ ἀρήν.</text:span></text:p>
            <text:p text:style-name="P2253"><text:span text:style-name="T2254">Λύκος θεασάμενος ἄρνα ἀπό τινος ποταμοῦ πίνοντα, τοῦτον ἐβουλήθη μετά τινος εὐλόγου αἰτίας καταθοινήσασθαι. Διόπερ στὰς ἀνωτέρω ᾐτιᾶτο αὐτὸν ὡς θολοῦντα τὸ ὕδωρ καὶ πιεῖν αὐτὸν μὴ ἐῶντα. Τοῦ δὲ λέγοντος ὡς ἄκροις τοῖς χείλεσι πίνει καὶ ἄλλως οὐ δυνατὸν κατωτέρω ἑστῶτα ἐπάνω ταράσσειν τὸ ὕδωρ, ὁ λύκος ἀποτυχὼν ταύτης τῆς αἰτίας ἔφη· « Ἀλλὰ πέρυσι τὸν πατέρα μου ἐλοιδόρησας. » Εἰπόντος δὲ ἐκείνου μηδὲ τότε γεγενῆσθαι, ὁ λύκος ἔφη πρὸς αὐτόν· « Ἐὰν καὶ σὺ ἀπολογιῶν εὐπορῇς, ἐγώ σε οὐχ ἧττον κατέδομαι. »</text:span></text:p>
            <text:p text:style-name="P2255"><text:span text:style-name="T2256">Ὁ λόγος δηλοῖ ὅτι οἷα ἡ πρόθεσίς ἐστιν ἀδικεῖν, παρ᾿ αὐτοῖς οὐδὲ δικαία ἀπολογία ἰσχύει.</text:span></text:p>
          </table:table-cell>
          <table:table-cell table:style-name="TableCell2257">
            <text:p text:style-name="P2258">A<text:s/>Wolf And<text:s/>A<text:s/>Lamb</text:p>
            <text:p text:style-name="P2259">A wolf, seeing a lamb drinking from a river, wished to<text:s/>feast on<text:s/>[it] with a reasonable cause.<text:s/>Becasue of which standing farther up, he accused him of muddying the water and<text:s/>not permitting him to drink.<text:s/>And he saying<text:s/>that he drank<text:s/>on the edges with his lips, and<text:s/>besides,<text:s/>it is not possible for one standing downstream to disturbe the watter upwardly, the wolf<text:s/>failing at this pretense said: "But last year you insulted my father."<text:s/>And when he said that he<text:s/>wasn't even born then<text:s/>the wolf said to him: "Even if you if you are well equiped to defend yourself, I will eat you none the less." »</text:p>
            <text:p text:style-name="P2260"/>
            <text:p text:style-name="P2261">The account<text:s/>shows that<text:s/>whatever the porposal is to do evil, not even just defences are strong enough for those.</text:p>
            <text:p text:style-name="P2262"><text:span text:style-name="T2263">Θολόω:<text:s/></text:span><text:span text:style-name="T2264">to make turbid</text:span></text:p>
          </table:table-cell>
        </table:table-row>
        <table:table-row table:style-name="TableRow2265">
          <table:table-cell table:style-name="TableCell2266">
            <text:p text:style-name="P2267"><text:span text:style-name="T2268">222. Λύκος καὶ ἀρνίον εἰς ἱερὸν καταφυγόν .</text:span></text:p>
            <text:p text:style-name="P2269"><text:span text:style-name="T2270">Λύκος ἀρνίον ἐδίωκε· τὸ δὲ εἴς τι ἱερὸν κατέφυγε. Προσκαλουμένου δὲ αὐτὸ τοῦ λύκου καὶ λέγοντος ὅτι θυσιάσει αὐτὸ ὁ ἱερεύς, εἰ καταλάβῃ, τῷ θεῷ, ἐκεῖνο ἔφη· « Ἀλλ᾿ αἱρετώτερόν μοί ἐστι θεοῦ θυσίαν γενέσθαι ἢ ὑπὸ σοῦ διαφθαρῆναι. »</text:span></text:p>
            <text:p text:style-name="P2271"><text:span text:style-name="T2272">Ὁ λόγος δηλοῖ ὅτι οἷς ἐπίκειται τὸ ἀποθανεῖν κρείττων ἐστὶν ὁ μετὰ δόξης θάνατος.</text:span></text:p>
            <text:p text:style-name="P2273"/>
          </table:table-cell>
          <table:table-cell table:style-name="TableCell2274">
            <text:p text:style-name="P2275">A<text:s/>Wolf And<text:s/>A<text:s/>Young Lamb<text:s/>Fleeing Into A Temple</text:p>
            <text:p text:style-name="P2276">A wolf<text:s/>pursed<text:s/>a young lamb.<text:s/>And he took refuge in a temple. As the wolf<text:s/>was<text:s/>calling<text:s/>him<text:s/>saying<text:s/>that the priest would<text:s/>sacrifice<text:s/>him<text:s/>to the god, if he<text:s/>caught him said: “Well!<text:s/>It is more<text:s/>preferable to me<text:s/>to be a<text:s/>sacrifice<text:s/>of the god than to perish by you.</text:p>
            <text:p text:style-name="P2277">The account<text:s/>shows that,<text:s/>to those whom being put to death is laid up,<text:s/>the death with honor is better.</text:p>
          </table:table-cell>
        </table:table-row>
        <text:soft-page-break/>
        <table:table-row table:style-name="TableRow2278">
          <table:table-cell table:style-name="TableCell2279">
            <text:p text:style-name="P2280"><text:span text:style-name="T2281">223. Λύκος καὶ γραῦς.</text:span></text:p>
            <text:p text:style-name="P2282"><text:span text:style-name="T2283">Λύκος λιμώττων περιῄει ζητῶν τροφήν. Γενόμενος δὲ κατά τινα τόπον, ἤκουσε παιδίου κλαίοντος καὶ γραὸς λεγούσης αὐτῷ· « Παῦσαι τοῦ κλαίειν· εἰ δὲ μή, τῇ ὥρᾳ ταύτῃ ἐπιδώσω σε τῷ λύκῳ. » Οἰόμενος δὲ ὁ λύκος ὅτι ἀληθεύει ἡ γραῦς, ἵστατο πολλὴν ἐκδεχόμενος ὥραν. Ὡς δ᾿ ἑσπέρα κατέλαβεν, ἀκούει πάλιν τῆς γραὸς κολακευούσης τὸ παιδίον καὶ λεγούσης αὐτῷ· « Ἐὰν ἔλθῃ ὁ λύκος δεῦρο, φονεύσομεν, ὦ τέκνον, αὐτόν. » Ταῦτα ἀκούσας ὁ λύκος ἐπορεύετο λέγων· « Ἐν ταύτῃ τῇ ἐπαύλει ἄλλα μὲν λέγουσιν, ἄλλα δὲ πράττουσιν. »</text:span></text:p>
            <text:p text:style-name="P2284"><text:span text:style-name="T2285">Ὁ μῦθος πρὸς ἀνθρώπους οἵτινες τὰ ἔργα τοῖς λόγοις οὐκ ἔχουσιν ὅμοια.</text:span></text:p>
          </table:table-cell>
          <table:table-cell table:style-name="TableCell2286">
            <text:p text:style-name="P2287">A<text:s/>Wolf And<text:s/>An<text:s/>Old Woman</text:p>
            <text:p text:style-name="P2288">A hungry wolf<text:s/>went about<text:s/>searching for<text:s/>food.<text:s/>And arriving<text:s/>in a certain place, he heard a little child crying and an old woman saying to him: "Cease from weeping,<text:s/>and if not,<text:s/>I will give you to the wolf at this very moment."<text:s/>And the wolf thinking<text:s/>that the<text:s/>old woman was telling the truth, stopped and<text:s/>waited a long time.<text:s/>But when evening<text:s/>took hold, he<text:s/>again<text:s/>heard the old woman<text:s/>flatering<text:s/>the little child and saying to him: "If the wolf comes here, we will kill him, my child." Hearing these words, the wolf set off, saying: "On this farm<text:s/>they<text:s/>talk one way,<text:s/>but they<text:s/>act another<text:s/>way."</text:p>
            <text:p text:style-name="P2289"/>
            <text:p text:style-name="P2290">The<text:s/>fable is addressed to men who<text:s/>do not possess actions similar to<text:s/>their words.</text:p>
          </table:table-cell>
        </table:table-row>
        <table:table-row table:style-name="TableRow2291">
          <table:table-cell table:style-name="TableCell2292">
            <text:p text:style-name="P2293"><text:span text:style-name="T2294">224.<text:s/></text:span><text:span text:style-name="T2295">Λύκος</text:span><text:span text:style-name="T2296"><text:s/></text:span><text:span text:style-name="T2297">καὶ</text:span><text:span text:style-name="T2298"><text:s/></text:span><text:span text:style-name="T2299">ἐρωδιός</text:span><text:span text:style-name="T2300">.</text:span></text:p>
            <text:p text:style-name="P2301"><text:span text:style-name="T2302">Λύκος</text:span><text:span text:style-name="T2303"><text:s/></text:span><text:span text:style-name="T2304">καταπιὼν</text:span><text:span text:style-name="T2305"><text:s/></text:span><text:span text:style-name="T2306">ὀστοῦν</text:span><text:span text:style-name="T2307"><text:s/></text:span><text:span text:style-name="T2308">περιῄει</text:span><text:span text:style-name="T2309"><text:s/></text:span><text:span text:style-name="T2310">τὸν</text:span><text:span text:style-name="T2311"><text:s/></text:span><text:span text:style-name="T2312">ἰασόμενον</text:span><text:span text:style-name="T2313"><text:s/></text:span><text:span text:style-name="T2314">αὐτὸν</text:span><text:span text:style-name="T2315"><text:s/></text:span><text:span text:style-name="T2316">ζητῶν</text:span><text:span text:style-name="T2317">.<text:s/></text:span><text:span text:style-name="T2318">Περιτυχὼν</text:span><text:span text:style-name="T2319"><text:s/></text:span><text:span text:style-name="T2320">δὲ</text:span><text:span text:style-name="T2321"><text:s/></text:span><text:span text:style-name="T2322">ἐρωδιῷ</text:span><text:span text:style-name="T2323">,<text:s/></text:span><text:span text:style-name="T2324">τοῦτον</text:span><text:span text:style-name="T2325"><text:s/></text:span><text:span text:style-name="T2326">παρεκάλει</text:span><text:span text:style-name="T2327"><text:s/></text:span><text:span text:style-name="T2328">ἐπὶ</text:span><text:span text:style-name="T2329"><text:s/></text:span><text:span text:style-name="T2330">μισθῷ</text:span><text:span text:style-name="T2331"><text:s/></text:span><text:span text:style-name="T2332">τὸ</text:span><text:span text:style-name="T2333"><text:s/></text:span><text:span text:style-name="T2334">ὀστοῦν</text:span><text:span text:style-name="T2335"><text:s/></text:span><text:span text:style-name="T2336">ἐκβαλεῖν</text:span><text:span text:style-name="T2337">.<text:s/></text:span><text:span text:style-name="T2338">Κἀκεῖνος</text:span><text:span text:style-name="T2339"><text:s/></text:span><text:span text:style-name="T2340">καθεὶς</text:span><text:span text:style-name="T2341"><text:s/></text:span><text:span text:style-name="T2342">τὴν</text:span><text:span text:style-name="T2343"><text:s/></text:span><text:span text:style-name="T2344">ἑαυτοῦ</text:span><text:span text:style-name="T2345"><text:s/></text:span><text:span text:style-name="T2346">κεφαλὴν</text:span><text:span text:style-name="T2347"><text:s/></text:span><text:span text:style-name="T2348">εἰς</text:span><text:span text:style-name="T2349"><text:s/></text:span><text:span text:style-name="T2350">τὴν</text:span><text:span text:style-name="T2351"><text:s/></text:span><text:span text:style-name="T2352">φάρυγγα</text:span><text:span text:style-name="T2353"><text:s/></text:span><text:span text:style-name="T2354">αὐτοῦ</text:span><text:span text:style-name="T2355"><text:s/></text:span><text:span text:style-name="T2356">τὸ</text:span><text:span text:style-name="T2357"><text:s/></text:span><text:span text:style-name="T2358">ὀστοῦν</text:span><text:span text:style-name="T2359"><text:s/></text:span><text:span text:style-name="T2360">ἐξέσπασε</text:span><text:span text:style-name="T2361"><text:s/></text:span><text:span text:style-name="T2362">καὶ</text:span><text:span text:style-name="T2363"><text:s/></text:span><text:span text:style-name="T2364">τὸν</text:span><text:span text:style-name="T2365"><text:s/></text:span><text:span text:style-name="T2366">ὡμολογημένον</text:span><text:span text:style-name="T2367"><text:s/></text:span><text:span text:style-name="T2368">μισθὸν</text:span><text:span text:style-name="T2369"><text:s/></text:span><text:span text:style-name="T2370">ἀπῄτει</text:span><text:span text:style-name="T2371">.<text:s/></text:span><text:span text:style-name="T2372">Ὁ</text:span><text:span text:style-name="T2373"><text:s/></text:span><text:span text:style-name="T2374">δὲ</text:span><text:span text:style-name="T2375"><text:s/></text:span><text:span text:style-name="T2376">ὑποτυχὼν</text:span><text:span text:style-name="T2377"><text:s/></text:span><text:span text:style-name="T2378">εἶπεν</text:span><text:span text:style-name="T2379">· «<text:s/></text:span><text:span text:style-name="T2380">Ὦ</text:span><text:span text:style-name="T2381"><text:s/></text:span><text:span text:style-name="T2382">οὗτος</text:span><text:span text:style-name="T2383">,<text:s/></text:span><text:span text:style-name="T2384">οὐκ</text:span><text:span text:style-name="T2385"><text:s/></text:span><text:span text:style-name="T2386">ἀγαπᾷς</text:span><text:span text:style-name="T2387"><text:s/></text:span><text:span text:style-name="T2388">ἐκ</text:span><text:span text:style-name="T2389"><text:s/></text:span><text:span text:style-name="T2390">λύκου</text:span><text:span text:style-name="T2391"><text:s/></text:span><text:span text:style-name="T2392">στόματος</text:span><text:span text:style-name="T2393"><text:s/></text:span><text:span text:style-name="T2394">σώαν</text:span><text:span text:style-name="T2395"><text:s/></text:span><text:span text:style-name="T2396">τὴν</text:span><text:span text:style-name="T2397"><text:s/></text:span><text:span text:style-name="T2398">κεφαλὴν</text:span><text:span text:style-name="T2399"><text:s/></text:span><text:span text:style-name="T2400">ἐξενεγκών</text:span><text:span text:style-name="T2401">,<text:s/></text:span><text:span text:style-name="T2402">ἀλλὰ</text:span><text:span text:style-name="T2403"><text:s/></text:span><text:span text:style-name="T2404">καὶ</text:span><text:span text:style-name="T2405"><text:s/></text:span><text:span text:style-name="T2406">μισθὸν</text:span><text:span text:style-name="T2407"><text:s/></text:span><text:span text:style-name="T2408">ἀπαιτεῖς</text:span><text:span text:style-name="T2409">; »</text:span></text:p>
            <text:p text:style-name="P2410"><text:span text:style-name="T2411">Ὁ</text:span><text:span text:style-name="T2412"><text:s/></text:span><text:span text:style-name="T2413">λόγος</text:span><text:span text:style-name="T2414"><text:s/></text:span><text:span text:style-name="T2415">δηλοῖ</text:span><text:span text:style-name="T2416"><text:s/></text:span><text:span text:style-name="T2417">ὅτι</text:span><text:span text:style-name="T2418"><text:s/></text:span><text:span text:style-name="T2419">μεγίστη</text:span><text:span text:style-name="T2420"><text:s/></text:span><text:span text:style-name="T2421">παρὰ</text:span><text:span text:style-name="T2422"><text:s/></text:span><text:span text:style-name="T2423">τοῖς</text:span><text:span text:style-name="T2424"><text:s/></text:span><text:span text:style-name="T2425">πονηροῖς</text:span><text:span text:style-name="T2426"><text:s/></text:span><text:span text:style-name="T2427">εὐεργεσίας</text:span><text:span text:style-name="T2428"><text:s/></text:span><text:span text:style-name="T2429">ἀμοιβὴ</text:span><text:span text:style-name="T2430"><text:s/></text:span><text:span text:style-name="T2431">τὸ</text:span><text:span text:style-name="T2432"><text:s/></text:span><text:span text:style-name="T2433">μὴ</text:span><text:span text:style-name="T2434"><text:s/></text:span><text:span text:style-name="T2435">προσαδικεῖσθαι</text:span><text:span text:style-name="T2436"><text:s/></text:span><text:span text:style-name="T2437">ὑπ᾿</text:span><text:span text:style-name="T2438"><text:s/></text:span><text:span text:style-name="T2439">αὐτῶν</text:span><text:span text:style-name="T2440">.</text:span></text:p>
          </table:table-cell>
          <table:table-cell table:style-name="TableCell2441">
            <text:p text:style-name="P2442">A<text:s/>Wolf And<text:s/>A<text:s/>Heron</text:p>
            <text:p text:style-name="P2443">A wolf, having swallowed a bone, went<text:s/>about<text:s/>searching<text:s/>for someone<text:s/>who heals this. He met<text:s/>with<text:s/>a heron, and<text:s/>beseached<text:s/>him for a fee to remove the bone.<text:s/>And he<text:s/>lowering<text:s/>his<text:s/>head<text:s/>into<text:s/>the throat<text:s/>of him, pulled out the bone, and then<text:s/>requested<text:s/>the agreed wage.<text:s/>But he interrupting said:<text:s/>"Hey<text:s/>you!,<text:s/>Are you not content carrying away your head safe from the mouth of a wolf,<text:s/>but you also demand a<text:s/>fee? »</text:p>
            <text:p text:style-name="P2444"/>
            <text:p text:style-name="P2445">The account<text:s/>shows that the greatest<text:s/>return of kindness among<text:s/>the wicked is<text:s/>not being further wronged by them.</text:p>
            <text:p text:style-name="P2446"><text:span text:style-name="T2447">φάρυγξ: a throat</text:span></text:p>
          </table:table-cell>
        </table:table-row>
        <table:table-row table:style-name="TableRow2448">
          <table:table-cell table:style-name="TableCell2449">
            <text:p text:style-name="P2450"><text:span text:style-name="T2451">225.<text:s/></text:span><text:span text:style-name="T2452">Λύκος</text:span><text:span text:style-name="T2453"><text:s/></text:span><text:span text:style-name="T2454">καὶ</text:span><text:span text:style-name="T2455"><text:s/></text:span><text:span text:style-name="T2456">ἵππος</text:span><text:span text:style-name="T2457">.</text:span></text:p>
            <text:p text:style-name="P2458"><text:span text:style-name="T2459">Λύκος</text:span><text:span text:style-name="T2460"><text:s/></text:span><text:span text:style-name="T2461">κατά</text:span><text:span text:style-name="T2462"><text:s/></text:span><text:span text:style-name="T2463">τινα</text:span><text:span text:style-name="T2464"><text:s/></text:span><text:span text:style-name="T2465">ἄρουραν</text:span><text:span text:style-name="T2466"><text:s/></text:span><text:span text:style-name="T2467">ὁδεύων</text:span><text:span text:style-name="T2468"><text:s/></text:span><text:span text:style-name="T2469">κριθὰς</text:span><text:span text:style-name="T2470"><text:s/></text:span><text:span text:style-name="T2471">εὗρε</text:span><text:span text:style-name="T2472">·<text:s/></text:span><text:span text:style-name="T2473">μὴ</text:span><text:span text:style-name="T2474"><text:s/></text:span><text:span text:style-name="T2475">δυνάμενος</text:span><text:span text:style-name="T2476"><text:s/></text:span><text:span text:style-name="T2477">δὲ</text:span><text:span text:style-name="T2478"><text:s/></text:span><text:span text:style-name="T2479">αὐταῖς</text:span><text:span text:style-name="T2480"><text:s/></text:span><text:span text:style-name="T2481">τροφῇ</text:span><text:span text:style-name="T2482"><text:s/></text:span><text:span text:style-name="T2483">χρήσασθαι</text:span><text:span text:style-name="T2484">,<text:s/></text:span><text:span text:style-name="T2485">καταλιπὼν</text:span><text:span text:style-name="T2486"><text:s/></text:span><text:span text:style-name="T2487">ἀπῄει</text:span><text:span text:style-name="T2488">.<text:s/></text:span><text:span text:style-name="T2489">Ἵππῳ</text:span><text:span text:style-name="T2490"><text:s/></text:span><text:span text:style-name="T2491">δὲ</text:span><text:span text:style-name="T2492"><text:s/></text:span><text:span text:style-name="T2493">συντυχών</text:span><text:span text:style-name="T2494">,<text:s/></text:span><text:span text:style-name="T2495">τοῦτον</text:span><text:span text:style-name="T2496"><text:s/></text:span><text:span text:style-name="T2497">ἐπὶ</text:span><text:span text:style-name="T2498"><text:s/></text:span><text:span text:style-name="T2499">τὴν</text:span><text:span text:style-name="T2500"><text:s/></text:span><text:span text:style-name="T2501">ἄρουραν</text:span><text:span text:style-name="T2502"><text:s/></text:span><text:span text:style-name="T2503">ἐπήγαγε</text:span><text:span text:style-name="T2504"><text:s/></text:span><text:span text:style-name="T2505">λέγων</text:span><text:span text:style-name="T2506"><text:s/></text:span><text:span text:style-name="T2507">ὡς</text:span><text:span text:style-name="T2508"><text:s/></text:span><text:span text:style-name="T2509">εὑρὼν</text:span><text:span text:style-name="T2510"><text:s/></text:span><text:span text:style-name="T2511">κριθὰς</text:span><text:span text:style-name="T2512"><text:s/></text:span><text:span text:style-name="T2513">αὐτὸς</text:span><text:span text:style-name="T2514"><text:s/></text:span><text:span text:style-name="T2515">μὲν</text:span><text:span text:style-name="T2516"><text:s/></text:span><text:span text:style-name="T2517">οὐκ</text:span><text:span text:style-name="T2518"><text:s/></text:span><text:span text:style-name="T2519">ἔφαγεν</text:span><text:span text:style-name="T2520">,<text:s/></text:span><text:span text:style-name="T2521">αὐτῷ</text:span><text:span text:style-name="T2522"><text:s/></text:span><text:span text:style-name="T2523">δὲ</text:span><text:span text:style-name="T2524"><text:s/></text:span><text:span text:style-name="T2525">ἐφύλαξεν</text:span><text:span text:style-name="T2526">,<text:s/></text:span><text:span text:style-name="T2527">ἐπεὶ</text:span><text:span text:style-name="T2528"><text:s/></text:span><text:span text:style-name="T2529">καὶ</text:span><text:span text:style-name="T2530"><text:s/></text:span><text:span text:style-name="T2531">ἡδέως</text:span><text:span text:style-name="T2532"><text:s/></text:span><text:span text:style-name="T2533">αὐτοῦ</text:span><text:span text:style-name="T2534"><text:s/></text:span><text:span text:style-name="T2535">τὸν</text:span><text:span text:style-name="T2536"><text:s/></text:span><text:span text:style-name="T2537">ψόφον</text:span><text:span text:style-name="T2538"><text:s/></text:span><text:span text:style-name="T2539">τῶν</text:span><text:span text:style-name="T2540"><text:s/></text:span><text:span text:style-name="T2541">ὀδόντων</text:span><text:span text:style-name="T2542"><text:s/></text:span><text:span text:style-name="T2543">ἀκούει</text:span><text:span text:style-name="T2544">.<text:s/></text:span><text:span text:style-name="T2545">Καὶ</text:span><text:span text:style-name="T2546"><text:s/></text:span><text:span text:style-name="T2547">ὁ</text:span><text:span text:style-name="T2548"><text:s/></text:span><text:span text:style-name="T2549">ἵππος</text:span><text:span text:style-name="T2550"><text:s/></text:span><text:span text:style-name="T2551">ὑποτυχὼν</text:span><text:span text:style-name="T2552"><text:s/></text:span><text:span text:style-name="T2553">εἶπεν</text:span><text:span text:style-name="T2554">· «<text:s/></text:span><text:span text:style-name="T2555">Ἀλλ᾿</text:span><text:span text:style-name="T2556">,<text:s/></text:span><text:span text:style-name="T2557">ὦ</text:span><text:span text:style-name="T2558"><text:s/></text:span><text:span text:style-name="T2559">οὗτος</text:span><text:span text:style-name="T2560">,<text:s/></text:span><text:span text:style-name="T2561">εἰ</text:span><text:span text:style-name="T2562"><text:s/></text:span><text:span text:style-name="T2563">λύκοι</text:span><text:span text:style-name="T2564"><text:s/></text:span><text:span text:style-name="T2565">κριθῶν</text:span><text:span text:style-name="T2566"><text:s/></text:span><text:span text:style-name="T2567">τροφῇ</text:span><text:span text:style-name="T2568"><text:s/></text:span><text:span text:style-name="T2569">χρῆσθαι</text:span><text:span text:style-name="T2570"><text:s/></text:span><text:span text:style-name="T2571">ἠδύναντο</text:span><text:span text:style-name="T2572">,<text:s/></text:span><text:span text:style-name="T2573">οὐκ</text:span><text:span text:style-name="T2574"><text:s/></text:span><text:span text:style-name="T2575">ἄν</text:span><text:span text:style-name="T2576"><text:s/></text:span><text:span text:style-name="T2577">ποτε</text:span><text:span text:style-name="T2578"><text:s/></text:span><text:span text:style-name="T2579">τὰ</text:span><text:span text:style-name="T2580"><text:s/></text:span><text:span text:style-name="T2581">ὦτα</text:span><text:span text:style-name="T2582"><text:s/></text:span><text:span text:style-name="T2583">τῆς</text:span><text:span text:style-name="T2584"><text:s/></text:span><text:span text:style-name="T2585">γαστρὸς</text:span><text:span text:style-name="T2586"><text:s/></text:span><text:span text:style-name="T2587">προέκρινας</text:span><text:span text:style-name="T2588">. »</text:span></text:p>
            <text:p text:style-name="P2589"><text:span text:style-name="T2590">Ὁ λόγος δηλοῖ ὅτι οἱ φύσει πονηροί, κἂν χρηστότητα ἐπαγγέλλωνται, οὐ πιστεύονται.</text:span></text:p>
          </table:table-cell>
          <table:table-cell table:style-name="TableCell2591">
            <text:p text:style-name="P2592">A Wolf And A Horse</text:p>
            <text:p text:style-name="P2593">A wolf, passing through a field, found<text:s/>some<text:s/>barley.<text:s/>But not being able<text:s/>to use it for<text:s/>nourishment,<text:s/>leaving<text:s/>it<text:s/>he<text:s/>went away.<text:s/>And meeting with<text:s/>a horse<text:s/>he<text:s/>led it into the field<text:s/>saying<text:s/>that<text:s/>finding<text:s/>some barley<text:s/>he did not eat it<text:s/>himself,<text:s/>but he guarded it<text:s/>for him, since<text:s/>he enjoyed hearing the sound of<text:s/>his<text:s/>teeth.<text:s/>And the horse replying said, “But you<text:s/>friend, if wolves could<text:s/>make use of the nutrition<text:s/>of barley, you would<text:s/>never prefer<text:s/>your ears<text:s/>over<text:s/>your belly.”</text:p>
            <text:p text:style-name="P2594"/>
            <text:p text:style-name="P2595">The<text:s/>fable shows that those who are naturally wicked, even when they claim to be good,<text:s/>are not trusted.</text:p>
          </table:table-cell>
        </table:table-row>
        <text:soft-page-break/>
        <table:table-row table:style-name="TableRow2596">
          <table:table-cell table:style-name="TableCell2597">
            <text:p text:style-name="P2598"><text:span text:style-name="T2599">226.<text:s/></text:span><text:span text:style-name="T2600">Λύκος</text:span><text:span text:style-name="T2601"><text:s/></text:span><text:span text:style-name="T2602">καὶ</text:span><text:span text:style-name="T2603"><text:s/></text:span><text:span text:style-name="T2604">κύων</text:span><text:span text:style-name="T2605">.</text:span><text:span text:style-name="T2606"><text:line-break/></text:span><text:span text:style-name="T2607">Λύκος</text:span><text:span text:style-name="T2608"><text:s/></text:span><text:span text:style-name="T2609">ἐν</text:span><text:span text:style-name="T2610"><text:s/></text:span><text:span text:style-name="T2611">κλοιῷ</text:span><text:span text:style-name="T2612"><text:s/></text:span><text:span text:style-name="T2613">δεδεμένον</text:span><text:span text:style-name="T2614"><text:s/></text:span><text:span text:style-name="T2615">ὁρῶν</text:span><text:span text:style-name="T2616"><text:s/></text:span><text:span text:style-name="T2617">μέγιστον</text:span><text:span text:style-name="T2618"><text:s/></text:span><text:span text:style-name="T2619">κύνα</text:span><text:span text:style-name="T2620"><text:s/></text:span><text:span text:style-name="T2621">ἤρετο</text:span><text:span text:style-name="T2622">· «<text:s/></text:span><text:span text:style-name="T2623">Δήσας</text:span><text:span text:style-name="T2624"><text:s/></text:span><text:span text:style-name="T2625">τίς</text:span><text:span text:style-name="T2626"><text:s/></text:span><text:span text:style-name="T2627">σ᾿</text:span><text:span text:style-name="T2628"><text:s/></text:span><text:span text:style-name="T2629">ἐξέθρεψε</text:span><text:span text:style-name="T2630"><text:s/></text:span><text:span text:style-name="T2631">τοῦτον</text:span><text:span text:style-name="T2632">; »<text:s/></text:span><text:span text:style-name="T2633">Ὁ</text:span><text:span text:style-name="T2634"><text:s/></text:span><text:span text:style-name="T2635">δὲ</text:span><text:span text:style-name="T2636"><text:s/></text:span><text:span text:style-name="T2637">ἔφη</text:span><text:span text:style-name="T2638">· «<text:s/></text:span><text:span text:style-name="T2639">Κυνηγός</text:span><text:span text:style-name="T2640">. --<text:s/></text:span><text:span text:style-name="T2641">Ἀλλὰ</text:span><text:span text:style-name="T2642"><text:s/></text:span><text:span text:style-name="T2643">τοῦτο</text:span><text:span text:style-name="T2644"><text:s/></text:span><text:span text:style-name="T2645">μὴ</text:span><text:span text:style-name="T2646"><text:s/></text:span><text:span text:style-name="T2647">πάθοι</text:span><text:span text:style-name="T2648"><text:s/></text:span><text:span text:style-name="T2649">λύκος</text:span><text:span text:style-name="T2650"><text:s/></text:span><text:span text:style-name="T2651">ἐμοὶ</text:span><text:span text:style-name="T2652"><text:s/></text:span><text:span text:style-name="T2653">φίλος</text:span><text:span text:style-name="T2654">·<text:s/></text:span><text:span text:style-name="T2655">λιμὸς</text:span><text:span text:style-name="T2656"><text:s/></text:span><text:span text:style-name="T2657">γὰρ</text:span><text:span text:style-name="T2658"><text:s/></text:span><text:span text:style-name="T2659">ἡ</text:span><text:span text:style-name="T2660"><text:s/></text:span><text:span text:style-name="T2661">κλοιοῦ</text:span><text:span text:style-name="T2662"><text:s/></text:span><text:span text:style-name="T2663">βαρύτης</text:span><text:span text:style-name="T2664">. »</text:span></text:p>
            <text:p text:style-name="P2665"><text:span text:style-name="T2666">Ὁ</text:span><text:span text:style-name="T2667"><text:s/></text:span><text:span text:style-name="T2668">λόγος</text:span><text:span text:style-name="T2669"><text:s/></text:span><text:span text:style-name="T2670">δηλοῖ</text:span><text:span text:style-name="T2671"><text:s/></text:span><text:span text:style-name="T2672">τὸ</text:span><text:span text:style-name="T2673"><text:s/></text:span><text:span text:style-name="T2674">ἐν</text:span><text:span text:style-name="T2675"><text:s/></text:span><text:span text:style-name="T2676">ταῖς</text:span><text:span text:style-name="T2677"><text:s/></text:span><text:span text:style-name="T2678">συμφοραῖς</text:span><text:span text:style-name="T2679"><text:s/></text:span><text:span text:style-name="T2680">οὐδὲ</text:span><text:span text:style-name="T2681"><text:s/></text:span><text:span text:style-name="T2682">γαστρίζεσθαι</text:span><text:span text:style-name="T2683">.</text:span></text:p>
          </table:table-cell>
          <table:table-cell table:style-name="TableCell2684">
            <text:p text:style-name="P2685">A<text:s/>WOLF AND<text:s/>A<text:s/>DOG</text:p>
            <text:p text:style-name="P2686"/>
            <text:p text:style-name="P2687">A wolf seeing a very big dog tied with a collar asked him: "Who tied you up and fed you like that?" “A hunter,” replied the dog. “Oh! God preserve from that the wolf who is dear to me! As much hunger as a heavy necklace. »</text:p>
            <text:p text:style-name="P2688"/>
            <text:p text:style-name="P2689">This fable shows that in misfortune one does not even have the pleasures of the belly.</text:p>
          </table:table-cell>
        </table:table-row>
        <table:table-row table:style-name="TableRow2690">
          <table:table-cell table:style-name="TableCell2691">
            <text:p text:style-name="P2692"><text:span text:style-name="T2693">227.<text:s/></text:span><text:span text:style-name="T2694">Λύκος</text:span><text:span text:style-name="T2695"><text:s/></text:span><text:span text:style-name="T2696">καὶ</text:span><text:span text:style-name="T2697"><text:s/></text:span><text:span text:style-name="T2698">λέων</text:span><text:span text:style-name="T2699">.</text:span><text:span text:style-name="T2700"><text:line-break/></text:span><text:span text:style-name="T2701">Λύκος</text:span><text:span text:style-name="T2702"><text:s/></text:span><text:span text:style-name="T2703">ποτὲ</text:span><text:span text:style-name="T2704"><text:s/></text:span><text:span text:style-name="T2705">ἄρας</text:span><text:span text:style-name="T2706"><text:s/></text:span><text:span text:style-name="T2707">πρόβατον</text:span><text:span text:style-name="T2708"><text:s/></text:span><text:span text:style-name="T2709">ἐκ</text:span><text:span text:style-name="T2710"><text:s/></text:span><text:span text:style-name="T2711">ποίμνης</text:span><text:span text:style-name="T2712"><text:s/></text:span><text:span text:style-name="T2713">ἐκόμιζεν</text:span><text:span text:style-name="T2714"><text:s/></text:span><text:span text:style-name="T2715">εἰς</text:span><text:span text:style-name="T2716"><text:s/></text:span><text:span text:style-name="T2717">κοίτην</text:span><text:span text:style-name="T2718">.<text:s/></text:span><text:span text:style-name="T2719">Λέων</text:span><text:span text:style-name="T2720"><text:s/></text:span><text:span text:style-name="T2721">δὲ</text:span><text:span text:style-name="T2722"><text:s/></text:span><text:span text:style-name="T2723">αὐτῷ</text:span><text:span text:style-name="T2724"><text:s/></text:span><text:span text:style-name="T2725">συναντήσας</text:span><text:span text:style-name="T2726"><text:s/></text:span><text:span text:style-name="T2727">ἀφεῖλε</text:span><text:span text:style-name="T2728"><text:s/></text:span><text:span text:style-name="T2729">τὸ</text:span><text:span text:style-name="T2730"><text:s/></text:span><text:span text:style-name="T2731">πρόβατον</text:span><text:span text:style-name="T2732">.<text:s/></text:span><text:span text:style-name="T2733">Ὁ</text:span><text:span text:style-name="T2734"><text:s/></text:span><text:span text:style-name="T2735">δὲ</text:span><text:span text:style-name="T2736"><text:s/></text:span><text:span text:style-name="T2737">πόρρωθεν</text:span><text:span text:style-name="T2738"><text:s/></text:span><text:span text:style-name="T2739">σταθεὶς</text:span><text:span text:style-name="T2740"><text:s/></text:span><text:span text:style-name="T2741">εἶπεν</text:span><text:span text:style-name="T2742">· «<text:s/></text:span><text:span text:style-name="T2743">Ἀδίκως</text:span><text:span text:style-name="T2744"><text:s/></text:span><text:span text:style-name="T2745">ἀφείλου</text:span><text:span text:style-name="T2746"><text:s/></text:span><text:span text:style-name="T2747">τὸ</text:span><text:span text:style-name="T2748"><text:s/></text:span><text:span text:style-name="T2749">ἐμόν</text:span><text:span text:style-name="T2750">. »<text:s/></text:span><text:span text:style-name="T2751">Ὁ</text:span><text:span text:style-name="T2752"><text:s/></text:span><text:span text:style-name="T2753">δὲ</text:span><text:span text:style-name="T2754"><text:s/></text:span><text:span text:style-name="T2755">λέων</text:span><text:span text:style-name="T2756"><text:s/></text:span><text:span text:style-name="T2757">γελάσας</text:span><text:span text:style-name="T2758"><text:s/></text:span><text:span text:style-name="T2759">ἔφη</text:span><text:span text:style-name="T2760">· «<text:s/></text:span><text:span text:style-name="T2761">Σοὶ</text:span><text:span text:style-name="T2762"><text:s/></text:span><text:span text:style-name="T2763">γὰρ</text:span><text:span text:style-name="T2764"><text:s/></text:span><text:span text:style-name="T2765">δικαίως</text:span><text:span text:style-name="T2766"><text:s/></text:span><text:span text:style-name="T2767">ὑπὸ</text:span><text:span text:style-name="T2768"><text:s/></text:span><text:span text:style-name="T2769">φίλου</text:span><text:span text:style-name="T2770"><text:s/></text:span><text:span text:style-name="T2771">ἐδόθη</text:span><text:span text:style-name="T2772">; »</text:span></text:p>
            <text:p text:style-name="P2773"><text:span text:style-name="T2774">[</text:span><text:span text:style-name="T2775">Ὅτι</text:span><text:span text:style-name="T2776">]<text:s/></text:span><text:span text:style-name="T2777">ἅρπαγας</text:span><text:span text:style-name="T2778"><text:s/></text:span><text:span text:style-name="T2779">καὶ</text:span><text:span text:style-name="T2780"><text:s/></text:span><text:span text:style-name="T2781">πλεονέκτας</text:span><text:span text:style-name="T2782"><text:s/></text:span><text:span text:style-name="T2783">λῃστὰς</text:span><text:span text:style-name="T2784"><text:s/></text:span><text:span text:style-name="T2785">ἔν</text:span><text:span text:style-name="T2786"><text:s/></text:span><text:span text:style-name="T2787">τινι</text:span><text:span text:style-name="T2788"><text:s/></text:span><text:span text:style-name="T2789">πταίσματι</text:span><text:span text:style-name="T2790"><text:s/></text:span><text:span text:style-name="T2791">κειμένους</text:span><text:span text:style-name="T2792"><text:s/></text:span><text:span text:style-name="T2793">καὶ</text:span><text:span text:style-name="T2794"><text:s/></text:span><text:span text:style-name="T2795">ἀλλήλους</text:span><text:span text:style-name="T2796"><text:s/></text:span><text:span text:style-name="T2797">μεμφομένους</text:span><text:span text:style-name="T2798"><text:s/></text:span><text:span text:style-name="T2799">ὁ</text:span><text:span text:style-name="T2800"><text:s/></text:span><text:span text:style-name="T2801">μῦθος</text:span><text:span text:style-name="T2802"><text:s/></text:span><text:span text:style-name="T2803">ἐλέγχει</text:span><text:span text:style-name="T2804">.</text:span></text:p>
          </table:table-cell>
          <table:table-cell table:style-name="TableCell2805">
            <text:p text:style-name="P2806">THE WOLF AND THE LION</text:p>
            <text:p text:style-name="P2807"><text:span text:style-name="T2808">One day a wolf, having kidnapped a sheep from a herd, took it to his lair. But a lion, being on his way, takes it from him. The wolf standing at a distance shouted to him: “You are unjust to take my property. The lion began to laugh and said: "You indeed received it from a friend!"<text:s/></text:span><text:span text:style-name="T2809">»</text:span></text:p>
            <text:p text:style-name="P2810"/>
            <text:p text:style-name="P2811">Insatiable looters and brigands who, faced with some setback, bicker among themselves, can recognize themselves in this fable.</text:p>
          </table:table-cell>
        </table:table-row>
        <table:table-row table:style-name="TableRow2812">
          <table:table-cell table:style-name="TableCell2813">
            <text:p text:style-name="P2814"><text:span text:style-name="T2815">228.<text:s/></text:span><text:span text:style-name="T2816">Λύκος</text:span><text:span text:style-name="T2817"><text:s/></text:span><text:span text:style-name="T2818">καὶ</text:span><text:span text:style-name="T2819"><text:s/></text:span><text:span text:style-name="T2820">ὄνος</text:span><text:span text:style-name="T2821">.</text:span><text:span text:style-name="T2822"><text:line-break/></text:span><text:span text:style-name="T2823">Λύκος</text:span><text:span text:style-name="T2824"><text:s/></text:span><text:span text:style-name="T2825">τῶν</text:span><text:span text:style-name="T2826"><text:s/></text:span><text:span text:style-name="T2827">λοιπῶν</text:span><text:span text:style-name="T2828"><text:s/></text:span><text:span text:style-name="T2829">στρατηγήσας</text:span><text:span text:style-name="T2830"><text:s/></text:span><text:span text:style-name="T2831">λύκων</text:span><text:span text:style-name="T2832"><text:s/></text:span><text:span text:style-name="T2833">νόμους</text:span><text:span text:style-name="T2834"><text:s/></text:span><text:span text:style-name="T2835">ἔταξε</text:span><text:span text:style-name="T2836"><text:s/></text:span><text:span text:style-name="T2837">πᾶσιν</text:span><text:span text:style-name="T2838">,<text:s/></text:span><text:span text:style-name="T2839">ἵνα</text:span><text:span text:style-name="T2840"><text:s/></text:span><text:span text:style-name="T2841">ὅ</text:span><text:span text:style-name="T2842"><text:s/></text:span><text:span text:style-name="T2843">τι</text:span><text:span text:style-name="T2844"><text:s/></text:span><text:span text:style-name="T2845">ἂν</text:span><text:span text:style-name="T2846"><text:s/></text:span><text:span text:style-name="T2847">ἕκαστος</text:span><text:span text:style-name="T2848"><text:s/></text:span><text:span text:style-name="T2849">κυνηγήσῃ</text:span><text:span text:style-name="T2850">,<text:s/></text:span><text:span text:style-name="T2851">πάντα</text:span><text:span text:style-name="T2852"><text:s/></text:span><text:span text:style-name="T2853">εἰς</text:span><text:span text:style-name="T2854"><text:s/></text:span><text:span text:style-name="T2855">μέσον</text:span><text:span text:style-name="T2856"><text:s/></text:span><text:span text:style-name="T2857">ἄξῃ</text:span><text:span text:style-name="T2858"><text:s/></text:span><text:span text:style-name="T2859">καὶ</text:span><text:span text:style-name="T2860"><text:s/></text:span><text:span text:style-name="T2861">μερίδα</text:span><text:span text:style-name="T2862"><text:s/></text:span><text:span text:style-name="T2863">ἴσην</text:span><text:span text:style-name="T2864"><text:s/></text:span><text:span text:style-name="T2865">ἑκάστῳ</text:span><text:span text:style-name="T2866"><text:s/></text:span><text:span text:style-name="T2867">δώσῃ</text:span><text:span text:style-name="T2868">,<text:s/></text:span><text:span text:style-name="T2869">ὅπως</text:span><text:span text:style-name="T2870"><text:s/></text:span><text:span text:style-name="T2871">μὴ</text:span><text:span text:style-name="T2872"><text:s/></text:span><text:span text:style-name="T2873">οἱ</text:span><text:span text:style-name="T2874"><text:s/></text:span><text:span text:style-name="T2875">λοιποὶ</text:span><text:span text:style-name="T2876"><text:s/></text:span><text:span text:style-name="T2877">ἐνδεεῖς</text:span><text:span text:style-name="T2878"><text:s/></text:span><text:span text:style-name="T2879">ὄντες</text:span><text:span text:style-name="T2880"><text:s/></text:span><text:span text:style-name="T2881">ἀλλήλους</text:span><text:span text:style-name="T2882"><text:s/></text:span><text:span text:style-name="T2883">κατεσθίωσιν</text:span><text:span text:style-name="T2884">.<text:s/></text:span><text:span text:style-name="T2885">Ὄνος</text:span><text:span text:style-name="T2886"><text:s/></text:span><text:span text:style-name="T2887">δὲ</text:span><text:span text:style-name="T2888"><text:s/></text:span><text:span text:style-name="T2889">παρελθὼν</text:span><text:span text:style-name="T2890"><text:s/></text:span><text:span text:style-name="T2891">τὴν</text:span><text:span text:style-name="T2892"><text:s/></text:span><text:span text:style-name="T2893">χαίτην</text:span><text:span text:style-name="T2894"><text:s/></text:span><text:span text:style-name="T2895">σείσας</text:span><text:span text:style-name="T2896"><text:s/></text:span><text:span text:style-name="T2897">ἔφη</text:span><text:span text:style-name="T2898">· «<text:s/></text:span><text:span text:style-name="T2899">Ἐκ</text:span><text:span text:style-name="T2900"><text:s/></text:span><text:span text:style-name="T2901">φρενὸς</text:span><text:span text:style-name="T2902"><text:s/></text:span><text:span text:style-name="T2903">λύκου</text:span><text:span text:style-name="T2904"><text:s/></text:span><text:span text:style-name="T2905">καλὴ</text:span><text:span text:style-name="T2906"><text:s/></text:span><text:span text:style-name="T2907">γνώμη</text:span><text:span text:style-name="T2908">·<text:s/></text:span><text:span text:style-name="T2909">ἀλλὰ</text:span><text:span text:style-name="T2910"><text:s/></text:span><text:span text:style-name="T2911">πῶς</text:span><text:span text:style-name="T2912"><text:s/></text:span><text:span text:style-name="T2913">σὺ</text:span><text:span text:style-name="T2914"><text:s/></text:span><text:span text:style-name="T2915">τὴν</text:span><text:span text:style-name="T2916"><text:s/></text:span><text:span text:style-name="T2917">χθεσινὴν</text:span><text:span text:style-name="T2918"><text:s/></text:span><text:span text:style-name="T2919">ἄγραν</text:span><text:span text:style-name="T2920"><text:s/></text:span><text:span text:style-name="T2921">τῇ</text:span><text:span text:style-name="T2922"><text:s/></text:span><text:span text:style-name="T2923">κοίτῃ</text:span><text:span text:style-name="T2924"><text:s/></text:span><text:span text:style-name="T2925">ἐναπέθου</text:span><text:span text:style-name="T2926">;<text:s/></text:span><text:span text:style-name="T2927">Ἄγε</text:span><text:span text:style-name="T2928"><text:s/></text:span><text:span text:style-name="T2929">ταύτην</text:span><text:span text:style-name="T2930"><text:s/></text:span><text:span text:style-name="T2931">εἰς</text:span><text:span text:style-name="T2932"><text:s/></text:span><text:span text:style-name="T2933">μέσον</text:span><text:span text:style-name="T2934"><text:s/></text:span><text:span text:style-name="T2935">ἀπομερίσας</text:span><text:span text:style-name="T2936">. »<text:s/></text:span><text:span text:style-name="T2937">Ὁ δὲ ἐλεγχθεὶς τοὺς νόμους ἀνέλυσεν.</text:span></text:p>
            <text:p text:style-name="P2938"><text:span text:style-name="T2939">Ὅτι</text:span><text:span text:style-name="T2940"><text:s/></text:span><text:span text:style-name="T2941">αὐτοὶ</text:span><text:span text:style-name="T2942"><text:s/></text:span><text:span text:style-name="T2943">οἱ</text:span><text:span text:style-name="T2944"><text:s/></text:span><text:span text:style-name="T2945">τοὺς</text:span><text:span text:style-name="T2946"><text:s/></text:span><text:span text:style-name="T2947">νόμους</text:span><text:span text:style-name="T2948"><text:s/></text:span><text:span text:style-name="T2949">δικαίως</text:span><text:span text:style-name="T2950"><text:s/></text:span><text:span text:style-name="T2951">ὁρίζειν</text:span><text:span text:style-name="T2952"><text:s/></text:span><text:span text:style-name="T2953">δοκοῦντες</text:span><text:span text:style-name="T2954"><text:s/></text:span><text:span text:style-name="T2955">καὶ</text:span><text:span text:style-name="T2956"><text:s/></text:span><text:span text:style-name="T2957">ἐν</text:span><text:span text:style-name="T2958"><text:s/></text:span><text:span text:style-name="T2959">οἷς</text:span><text:span text:style-name="T2960"><text:s/></text:span><text:span text:style-name="T2961">ὁρίζουσιν</text:span><text:span text:style-name="T2962"><text:s/></text:span><text:span text:style-name="T2963">καὶ</text:span><text:span text:style-name="T2964"><text:s/></text:span><text:span text:style-name="T2965">δικάζουσιν</text:span><text:span text:style-name="T2966"><text:s/></text:span><text:span text:style-name="T2967">οὐκ</text:span><text:span text:style-name="T2968"><text:s/></text:span><text:span text:style-name="T2969">ἐμμένουσιν</text:span><text:span text:style-name="T2970">.</text:span></text:p>
          </table:table-cell>
          <table:table-cell table:style-name="TableCell2971">
            <text:p text:style-name="P2972">THE WOLF AND THE DONKEY</text:p>
            <text:p text:style-name="P2973">A wolf, having become chief of the other wolves, establishes general laws that all that each would have taken in the hunt, he would put it in common and would share it equally among all: in this way we would no longer see the wolves, reduced to scarcity, eating each other. But a donkey came forward, and shaking his mane, said: “It is a beautiful thought that his heart inspired in the wolf. But how is it that you yourself hid in your lair your loot of yesterday? Bring it to the community and share it. The confounded wolf abolishes his laws.</text:p>
            <text:p text:style-name="P2974"/>
            <text:p text:style-name="P2975">Those who seem to legislate according to justice do not hold themselves to the laws which they establish and decree.</text:p>
          </table:table-cell>
        </table:table-row>
        <text:soft-page-break/>
        <table:table-row table:style-name="TableRow2976">
          <table:table-cell table:style-name="TableCell2977">
            <text:p text:style-name="P2978"><text:span text:style-name="T2979">229.<text:s/></text:span><text:span text:style-name="T2980">Λύκος</text:span><text:span text:style-name="T2981"><text:s/></text:span><text:span text:style-name="T2982">καὶ</text:span><text:span text:style-name="T2983"><text:s/></text:span><text:span text:style-name="T2984">ποιμήν</text:span><text:span text:style-name="T2985">.</text:span><text:span text:style-name="T2986"><text:line-break/></text:span><text:span text:style-name="T2987">Λύκος</text:span><text:span text:style-name="T2988"><text:s/></text:span><text:span text:style-name="T2989">ἀκολουθῶν</text:span><text:span text:style-name="T2990"><text:s/></text:span><text:span text:style-name="T2991">ποίμνῃ</text:span><text:span text:style-name="T2992"><text:s/></text:span><text:span text:style-name="T2993">προβάτων</text:span><text:span text:style-name="T2994"><text:s/></text:span><text:span text:style-name="T2995">οὐδὲν</text:span><text:span text:style-name="T2996"><text:s/></text:span><text:span text:style-name="T2997">ἠδίκει</text:span><text:span text:style-name="T2998">.<text:s/></text:span><text:span text:style-name="T2999">Ὁ</text:span><text:span text:style-name="T3000"><text:s/></text:span><text:span text:style-name="T3001">δὲ</text:span><text:span text:style-name="T3002"><text:s/></text:span><text:span text:style-name="T3003">ποιμὴν</text:span><text:span text:style-name="T3004"><text:s/></text:span><text:span text:style-name="T3005">κατὰ</text:span><text:span text:style-name="T3006"><text:s/></text:span><text:span text:style-name="T3007">μὲν</text:span><text:span text:style-name="T3008"><text:s/></text:span><text:span text:style-name="T3009">ἀρχὰς</text:span><text:span text:style-name="T3010"><text:s/></text:span><text:span text:style-name="T3011">ἐφυλάττετο</text:span><text:span text:style-name="T3012"><text:s/></text:span><text:span text:style-name="T3013">αὐτὸν</text:span><text:span text:style-name="T3014"><text:s/></text:span><text:span text:style-name="T3015">ὡς</text:span><text:span text:style-name="T3016"><text:s/></text:span><text:span text:style-name="T3017">πολέμιον</text:span><text:span text:style-name="T3018"><text:s/></text:span><text:span text:style-name="T3019">καὶ</text:span><text:span text:style-name="T3020"><text:s/></text:span><text:span text:style-name="T3021">δεδοικὼς</text:span><text:span text:style-name="T3022"><text:s/></text:span><text:span text:style-name="T3023">παρετηρεῖτο</text:span><text:span text:style-name="T3024">.<text:s/></text:span><text:span text:style-name="T3025">Ἐπεὶ</text:span><text:span text:style-name="T3026"><text:s/></text:span><text:span text:style-name="T3027">δὲ</text:span><text:span text:style-name="T3028"><text:s/></text:span><text:span text:style-name="T3029">συνεχῶς</text:span><text:span text:style-name="T3030"><text:s/></text:span><text:span text:style-name="T3031">ἐκεῖνος</text:span><text:span text:style-name="T3032"><text:s/></text:span><text:span text:style-name="T3033">παρεπόμενος</text:span><text:span text:style-name="T3034"><text:s/></text:span><text:span text:style-name="T3035">οὐδ᾿</text:span><text:span text:style-name="T3036"><text:s/></text:span><text:span text:style-name="T3037">ἀρχὴ</text:span><text:span text:style-name="T3038"><text:s/></text:span><text:span text:style-name="T3039">ἁρπάζειν</text:span><text:span text:style-name="T3040"><text:s/></text:span><text:span text:style-name="T3041">ἐπεχείρει</text:span><text:span text:style-name="T3042">,<text:s/></text:span><text:span text:style-name="T3043">τὸ</text:span><text:span text:style-name="T3044"><text:s/></text:span><text:span text:style-name="T3045">τηνικαῦτα</text:span><text:span text:style-name="T3046"><text:s/></text:span><text:span text:style-name="T3047">νοήσας</text:span><text:span text:style-name="T3048"><text:s/></text:span><text:span text:style-name="T3049">φύλακα</text:span><text:span text:style-name="T3050"><text:s/></text:span><text:span text:style-name="T3051">μᾶλλον</text:span><text:span text:style-name="T3052"><text:s/></text:span><text:span text:style-name="T3053">αὐτὸν</text:span><text:span text:style-name="T3054"><text:s/></text:span><text:span text:style-name="T3055">εἶναι</text:span><text:span text:style-name="T3056"><text:s/></text:span><text:span text:style-name="T3057">ἢ</text:span><text:span text:style-name="T3058"><text:s/></text:span><text:span text:style-name="T3059">ἐπίβουλον</text:span><text:span text:style-name="T3060">,<text:s/></text:span><text:span text:style-name="T3061">ἐπειδὴ</text:span><text:span text:style-name="T3062"><text:s/></text:span><text:span text:style-name="T3063">χρεία</text:span><text:span text:style-name="T3064"><text:s/></text:span><text:span text:style-name="T3065">τις</text:span><text:span text:style-name="T3066"><text:s/></text:span><text:span text:style-name="T3067">αὐτὸν</text:span><text:span text:style-name="T3068"><text:s/></text:span><text:span text:style-name="T3069">κατέλαβεν</text:span><text:span text:style-name="T3070"><text:s/></text:span><text:span text:style-name="T3071">εἰς</text:span><text:span text:style-name="T3072"><text:s/></text:span><text:span text:style-name="T3073">ἄστυ</text:span><text:span text:style-name="T3074"><text:s/></text:span><text:span text:style-name="T3075">παραγενέσθαι</text:span><text:span text:style-name="T3076">,<text:s/></text:span><text:span text:style-name="T3077">καταλιπὼν</text:span><text:span text:style-name="T3078"><text:s/></text:span><text:span text:style-name="T3079">παρ᾿</text:span><text:span text:style-name="T3080"><text:s/></text:span><text:span text:style-name="T3081">αὐτῷ</text:span><text:span text:style-name="T3082"><text:s/></text:span><text:span text:style-name="T3083">τὰ</text:span><text:span text:style-name="T3084"><text:s/></text:span><text:span text:style-name="T3085">πρόβατα</text:span><text:span text:style-name="T3086"><text:s/></text:span><text:span text:style-name="T3087">ἀπηλλάγη</text:span><text:span text:style-name="T3088">.<text:s/></text:span><text:span text:style-name="T3089">Καὶ</text:span><text:span text:style-name="T3090"><text:s/></text:span><text:span text:style-name="T3091">ὃς</text:span><text:span text:style-name="T3092"><text:s/></text:span><text:span text:style-name="T3093">καιρὸν</text:span><text:span text:style-name="T3094"><text:s/></text:span><text:span text:style-name="T3095">ἔχειν</text:span><text:span text:style-name="T3096"><text:s/></text:span><text:span text:style-name="T3097">ὑπολαβὼν</text:span><text:span text:style-name="T3098"><text:s/></text:span><text:span text:style-name="T3099">τὰ</text:span><text:span text:style-name="T3100"><text:s/></text:span><text:span text:style-name="T3101">πλεῖστα</text:span><text:span text:style-name="T3102"><text:s/></text:span><text:span text:style-name="T3103">εἰσπεσὼν</text:span><text:span text:style-name="T3104"><text:s/></text:span><text:span text:style-name="T3105">διεφόρησεν</text:span><text:span text:style-name="T3106">.<text:s/></text:span><text:span text:style-name="T3107">Ὁ</text:span><text:span text:style-name="T3108"><text:s/></text:span><text:span text:style-name="T3109">δὲ</text:span><text:span text:style-name="T3110"><text:s/></text:span><text:span text:style-name="T3111">ποιμὴν</text:span><text:span text:style-name="T3112"><text:s/></text:span><text:span text:style-name="T3113">ἐπανελθὼν</text:span><text:span text:style-name="T3114"><text:s/></text:span><text:span text:style-name="T3115">καὶ</text:span><text:span text:style-name="T3116"><text:s/></text:span><text:span text:style-name="T3117">θεασάμενος</text:span><text:span text:style-name="T3118"><text:s/></text:span><text:span text:style-name="T3119">τὴν</text:span><text:span text:style-name="T3120"><text:s/></text:span><text:span text:style-name="T3121">ποίμνην</text:span><text:span text:style-name="T3122"><text:s/></text:span><text:span text:style-name="T3123">διεφθαρμένην</text:span><text:span text:style-name="T3124"><text:s/></text:span><text:span text:style-name="T3125">ἔφη</text:span><text:span text:style-name="T3126">· «<text:s/></text:span><text:span text:style-name="T3127">Ἀλλ᾿</text:span><text:span text:style-name="T3128"><text:s/></text:span><text:span text:style-name="T3129">ἔγωγε</text:span><text:span text:style-name="T3130"><text:s/></text:span><text:span text:style-name="T3131">δίκαια</text:span><text:span text:style-name="T3132"><text:s/></text:span><text:span text:style-name="T3133">πέπονθα</text:span><text:span text:style-name="T3134">·<text:s/></text:span><text:span text:style-name="T3135">τί</text:span><text:span text:style-name="T3136"><text:s/></text:span><text:span text:style-name="T3137">γὰρ</text:span><text:span text:style-name="T3138"><text:s/></text:span><text:span text:style-name="T3139">λύκῳ</text:span><text:span text:style-name="T3140"><text:s/></text:span><text:span text:style-name="T3141">πρόβατα</text:span><text:span text:style-name="T3142"><text:s/></text:span><text:span text:style-name="T3143">ἐπίστευον</text:span><text:span text:style-name="T3144">; »</text:span></text:p>
            <text:p text:style-name="P3145"><text:span text:style-name="T3146">Οὕτω</text:span><text:span text:style-name="T3147"><text:s/></text:span><text:span text:style-name="T3148">καὶ</text:span><text:span text:style-name="T3149"><text:s/></text:span><text:span text:style-name="T3150">τῶν</text:span><text:span text:style-name="T3151"><text:s/></text:span><text:span text:style-name="T3152">ἀνθρώπων</text:span><text:span text:style-name="T3153"><text:s/></text:span><text:span text:style-name="T3154">οἱ</text:span><text:span text:style-name="T3155"><text:s/></text:span><text:span text:style-name="T3156">τοῖς</text:span><text:span text:style-name="T3157"><text:s/></text:span><text:span text:style-name="T3158">φιλαργύροις</text:span><text:span text:style-name="T3159"><text:s/></text:span><text:span text:style-name="T3160">τὴν</text:span><text:span text:style-name="T3161"><text:s/></text:span><text:span text:style-name="T3162">παρακαταθήκην</text:span><text:span text:style-name="T3163"><text:s/></text:span><text:span text:style-name="T3164">ἐγχειρίζοντες</text:span><text:span text:style-name="T3165"><text:s/></text:span><text:span text:style-name="T3166">εἰκότως</text:span><text:span text:style-name="T3167"><text:s/></text:span><text:span text:style-name="T3168">ἀποστεροῦνται</text:span><text:span text:style-name="T3169">.</text:span></text:p>
          </table:table-cell>
          <table:table-cell table:style-name="TableCell3170">
            <text:p text:style-name="P3171">A<text:s/>WOLF AND<text:s/>A<text:s/>SHEPHERD</text:p>
            <text:p text:style-name="P3172">A wolf was following a herd of sheep without hurting it. The shepherd at first guarded against him as an enemy and watched him fearfully. But as the wolf still followed him without making the slightest attempt to kidnap him, he thought from then on that he had a guardian there rather than an enemy on the lookout; and as he needed to go to the city, he left his sheep near the wolf and departed. The wolf, thinking he had the chance, threw himself on the herd and tore most of it to pieces. When the shepherd returned and saw his flock lost, he exclaimed, “It is good for me; why did I entrust sheep to a wolf? »</text:p>
            <text:p text:style-name="P3173"/>
            <text:p text:style-name="P3174">It is the same with men: when you entrust a deposit to greedy people, it is natural that you lose it.</text:p>
          </table:table-cell>
        </table:table-row>
        <table:table-row table:style-name="TableRow3175">
          <table:table-cell table:style-name="TableCell3176">
            <text:p text:style-name="P3177"><text:span text:style-name="T3178">230.<text:s/></text:span><text:span text:style-name="T3179">Λύκος</text:span><text:span text:style-name="T3180"><text:s text:c="2"/></text:span><text:span text:style-name="T3181">κεκορεσμένος</text:span><text:span text:style-name="T3182"><text:s text:c="2"/></text:span><text:span text:style-name="T3183">καὶ</text:span><text:span text:style-name="T3184"><text:s/></text:span><text:span text:style-name="T3185">πρόβατον</text:span><text:span text:style-name="T3186">.</text:span><text:span text:style-name="T3187"><text:line-break/></text:span><text:span text:style-name="T3188">Λύκος</text:span><text:span text:style-name="T3189"><text:s/></text:span><text:span text:style-name="T3190">τροφῆς</text:span><text:span text:style-name="T3191"><text:s/></text:span><text:span text:style-name="T3192">κεκορεσμένος</text:span><text:span text:style-name="T3193">,<text:s/></text:span><text:span text:style-name="T3194">ἐπειδὴ</text:span><text:span text:style-name="T3195"><text:s/></text:span><text:span text:style-name="T3196">ἐθεάσατο</text:span><text:span text:style-name="T3197"><text:s/></text:span><text:span text:style-name="T3198">πρόβατον</text:span><text:span text:style-name="T3199"><text:s/></text:span><text:span text:style-name="T3200">ἐπὶ</text:span><text:span text:style-name="T3201"><text:s/></text:span><text:span text:style-name="T3202">γῆς</text:span><text:span text:style-name="T3203"><text:s/></text:span><text:span text:style-name="T3204">βεβλημένον</text:span><text:span text:style-name="T3205">,<text:s/></text:span><text:span text:style-name="T3206">αἰσθόμενος</text:span><text:span text:style-name="T3207"><text:s/></text:span><text:span text:style-name="T3208">ὅτι</text:span><text:span text:style-name="T3209"><text:s/></text:span><text:span text:style-name="T3210">διὰ</text:span><text:span text:style-name="T3211"><text:s/></text:span><text:span text:style-name="T3212">τὸν</text:span><text:span text:style-name="T3213"><text:s/></text:span><text:span text:style-name="T3214">ἑαυτοῦ</text:span><text:span text:style-name="T3215"><text:s/></text:span><text:span text:style-name="T3216">φόβον</text:span><text:span text:style-name="T3217"><text:s/></text:span><text:span text:style-name="T3218">πέπτωκε</text:span><text:span text:style-name="T3219">,<text:s/></text:span><text:span text:style-name="T3220">προσελθὼν</text:span><text:span text:style-name="T3221"><text:s/></text:span><text:span text:style-name="T3222">παρεθάρσυνεν</text:span><text:span text:style-name="T3223"><text:s/></text:span><text:span text:style-name="T3224">αὐτό</text:span><text:span text:style-name="T3225">,<text:s/></text:span><text:span text:style-name="T3226">λέγων</text:span><text:span text:style-name="T3227"><text:s/></text:span><text:span text:style-name="T3228">ὡς</text:span><text:span text:style-name="T3229">,<text:s/></text:span><text:span text:style-name="T3230">ἐὰν</text:span><text:span text:style-name="T3231"><text:s/></text:span><text:span text:style-name="T3232">αὐτῷ</text:span><text:span text:style-name="T3233"><text:s/></text:span><text:span text:style-name="T3234">τρεῖς</text:span><text:span text:style-name="T3235"><text:s/></text:span><text:span text:style-name="T3236">λόγους</text:span><text:span text:style-name="T3237"><text:s/></text:span><text:span text:style-name="T3238">ἀληθεῖς</text:span><text:span text:style-name="T3239"><text:s/></text:span><text:span text:style-name="T3240">εἴπῃ</text:span><text:span text:style-name="T3241">,<text:s/></text:span><text:span text:style-name="T3242">ἀπολύσει</text:span><text:span text:style-name="T3243"><text:s/></text:span><text:span text:style-name="T3244">αὐτό</text:span><text:span text:style-name="T3245">. &lt;</text:span><text:span text:style-name="T3246">Τὸ</text:span><text:span text:style-name="T3247">&gt;<text:s/></text:span><text:span text:style-name="T3248">δὲ</text:span><text:span text:style-name="T3249"><text:s/></text:span><text:span text:style-name="T3250">ἀρξάμενον</text:span><text:span text:style-name="T3251"><text:s/></text:span><text:span text:style-name="T3252">ἔλεγε</text:span><text:span text:style-name="T3253"><text:s/></text:span><text:span text:style-name="T3254">πρῶτον</text:span><text:span text:style-name="T3255"><text:s/></text:span><text:span text:style-name="T3256">μὲν</text:span><text:span text:style-name="T3257"><text:s/></text:span><text:span text:style-name="T3258">μὴ</text:span><text:span text:style-name="T3259"><text:s/></text:span><text:span text:style-name="T3260">βεβουλῆσθαι</text:span><text:span text:style-name="T3261"><text:s/></text:span><text:span text:style-name="T3262">αὐτῷ</text:span><text:span text:style-name="T3263"><text:s/></text:span><text:span text:style-name="T3264">περιτυχεῖν</text:span><text:span text:style-name="T3265">,<text:s/></text:span><text:span text:style-name="T3266">δεύτερον</text:span><text:span text:style-name="T3267"><text:s/></text:span><text:span text:style-name="T3268">δέ</text:span><text:span text:style-name="T3269">,<text:s/></text:span><text:span text:style-name="T3270">εἰ</text:span><text:span text:style-name="T3271"><text:s/></text:span><text:span text:style-name="T3272">ἄρα</text:span><text:span text:style-name="T3273"><text:s/></text:span><text:span text:style-name="T3274">τοῦτο</text:span><text:span text:style-name="T3275"><text:s/></text:span><text:span text:style-name="T3276">ἥμαρτε</text:span><text:span text:style-name="T3277">,<text:s/></text:span><text:span text:style-name="T3278">τυφλῷ</text:span><text:span text:style-name="T3279">,<text:s/></text:span><text:span text:style-name="T3280">τρίτον</text:span><text:span text:style-name="T3281"><text:s/></text:span><text:span text:style-name="T3282">δὲ</text:span><text:span text:style-name="T3283"><text:s/></text:span><text:span text:style-name="T3284">ὅτι</text:span><text:span text:style-name="T3285"><text:s/>«<text:s/></text:span><text:span text:style-name="T3286">κακοὶ</text:span><text:span text:style-name="T3287"><text:s/></text:span><text:span text:style-name="T3288">κακῶς</text:span><text:span text:style-name="T3289"><text:s/></text:span><text:span text:style-name="T3290">ἀπόλοισθε</text:span><text:span text:style-name="T3291"><text:s/></text:span><text:span text:style-name="T3292">πάντες</text:span><text:span text:style-name="T3293"><text:s/></text:span><text:span text:style-name="T3294">οἱ</text:span><text:span text:style-name="T3295"><text:s/></text:span><text:span text:style-name="T3296">λύκοι</text:span><text:span text:style-name="T3297">,<text:s/></text:span><text:span text:style-name="T3298">ὅτι</text:span><text:span text:style-name="T3299"><text:s/></text:span><text:span text:style-name="T3300">μηδὲν</text:span><text:span text:style-name="T3301"><text:s/></text:span><text:span text:style-name="T3302">παθόντες</text:span><text:span text:style-name="T3303"><text:s/></text:span><text:span text:style-name="T3304">ὑφ᾿</text:span><text:span text:style-name="T3305"><text:s/></text:span><text:span text:style-name="T3306">ἡμῶν</text:span><text:span text:style-name="T3307"><text:s/></text:span><text:span text:style-name="T3308">κακῶς</text:span><text:span text:style-name="T3309"><text:s/></text:span><text:span text:style-name="T3310">πολεμεῖτε</text:span><text:span text:style-name="T3311"><text:s/></text:span><text:span text:style-name="T3312">ἡμᾶς</text:span><text:span text:style-name="T3313">. »<text:s/></text:span><text:span text:style-name="T3314">Καὶ</text:span><text:span text:style-name="T3315"><text:s/></text:span><text:span text:style-name="T3316">ὁ</text:span><text:span text:style-name="T3317"><text:s/></text:span><text:span text:style-name="T3318">λύκος</text:span><text:span text:style-name="T3319"><text:s/></text:span><text:span text:style-name="T3320">ἀποδεξάμενος</text:span><text:span text:style-name="T3321"><text:s/></text:span><text:span text:style-name="T3322">αὐτοῦ</text:span><text:span text:style-name="T3323"><text:s/></text:span><text:span text:style-name="T3324">τὸ</text:span><text:span text:style-name="T3325"><text:s/></text:span><text:span text:style-name="T3326">ἀψευδὲς</text:span><text:span text:style-name="T3327"><text:s/></text:span><text:span text:style-name="T3328">ἀπέλυσεν</text:span><text:span text:style-name="T3329"><text:s/></text:span><text:span text:style-name="T3330">αὐτό</text:span><text:span text:style-name="T3331">.</text:span></text:p>
            <text:p text:style-name="P3332"><text:span text:style-name="T3333">Ὁ</text:span><text:span text:style-name="T3334"><text:s/></text:span><text:span text:style-name="T3335">λόγος</text:span><text:span text:style-name="T3336"><text:s/></text:span><text:span text:style-name="T3337">δηλοῖ</text:span><text:span text:style-name="T3338"><text:s/></text:span><text:span text:style-name="T3339">ὅτι</text:span><text:span text:style-name="T3340"><text:s/></text:span><text:span text:style-name="T3341">πολλάκις</text:span><text:span text:style-name="T3342"><text:s/></text:span><text:span text:style-name="T3343">ἀλήθεια</text:span><text:span text:style-name="T3344"><text:s/></text:span><text:span text:style-name="T3345">καὶ</text:span><text:span text:style-name="T3346"><text:s/></text:span><text:span text:style-name="T3347">παρὰ</text:span><text:span text:style-name="T3348"><text:s/></text:span><text:span text:style-name="T3349">πολεμίοις</text:span><text:span text:style-name="T3350"><text:s/></text:span><text:span text:style-name="T3351">ἰσχύει</text:span><text:span text:style-name="T3352">.</text:span></text:p>
          </table:table-cell>
          <table:table-cell table:style-name="TableCell3353">
            <text:p text:style-name="P3354">THE SATISFYED WOLF AND THE SHEEP</text:p>
            <text:p text:style-name="P3355">A wolf gorged with food saw a slaughtered sheep on the ground. Understanding that she had let herself fall in fright, he approached and reassured her, promising her, if she had three true words, to let her go. Then the sheep began by telling him that she would have liked not to meet him; then, that failing that, she would have liked to find him blind; thirdly, she exclaimed: "May you, wicked wolves, perish all of a male death, since, without having suffered any harm from us, you make war on us wickedly!" The wolf recognized her truthfulness and let her go.</text:p>
            <text:p text:style-name="P3356"/>
            <text:p text:style-name="P3357">This fable shows that often the truth has its effect even on enemies.</text:p>
          </table:table-cell>
        </table:table-row>
        <text:soft-page-break/>
        <table:table-row table:style-name="TableRow3358">
          <table:table-cell table:style-name="TableCell3359">
            <text:p text:style-name="P3360"><text:span text:style-name="T3361">231.<text:s/></text:span><text:span text:style-name="T3362">Λύκος</text:span><text:span text:style-name="T3363"><text:s text:c="2"/></text:span><text:span text:style-name="T3364">τετρωμένος</text:span><text:span text:style-name="T3365"><text:s text:c="2"/></text:span><text:span text:style-name="T3366">καὶ</text:span><text:span text:style-name="T3367"><text:s/></text:span><text:span text:style-name="T3368">πρόβατον</text:span><text:span text:style-name="T3369"><text:line-break/></text:span><text:span text:style-name="T3370">Λύκος</text:span><text:span text:style-name="T3371"><text:s/></text:span><text:span text:style-name="T3372">ὑπὸ</text:span><text:span text:style-name="T3373"><text:s/></text:span><text:span text:style-name="T3374">κυνῶν</text:span><text:span text:style-name="T3375"><text:s/></text:span><text:span text:style-name="T3376">δηχθεὶς</text:span><text:span text:style-name="T3377"><text:s/></text:span><text:span text:style-name="T3378">καὶ</text:span><text:span text:style-name="T3379"><text:s/></text:span><text:span text:style-name="T3380">κακῶς</text:span><text:span text:style-name="T3381"><text:s/></text:span><text:span text:style-name="T3382">διατεθεὶς</text:span><text:span text:style-name="T3383"><text:s/></text:span><text:span text:style-name="T3384">ἐβέβλητο</text:span><text:span text:style-name="T3385"><text:s/></text:span><text:span text:style-name="T3386">τροφὴν</text:span><text:span text:style-name="T3387"><text:s/></text:span><text:span text:style-name="T3388">ἑαυτῷ</text:span><text:span text:style-name="T3389"><text:s/></text:span><text:span text:style-name="T3390">περιποιεῖσθαι</text:span><text:span text:style-name="T3391"><text:s/></text:span><text:span text:style-name="T3392">μὴ</text:span><text:span text:style-name="T3393"><text:s/></text:span><text:span text:style-name="T3394">δυνάμενος</text:span><text:span text:style-name="T3395">·<text:s/></text:span><text:span text:style-name="T3396">καὶ</text:span><text:span text:style-name="T3397"><text:s/></text:span><text:span text:style-name="T3398">δὴ</text:span><text:span text:style-name="T3399"><text:s/></text:span><text:span text:style-name="T3400">θεασάμενος</text:span><text:span text:style-name="T3401"><text:s/></text:span><text:span text:style-name="T3402">πρόβατον</text:span><text:span text:style-name="T3403">,<text:s/></text:span><text:span text:style-name="T3404">τούτου</text:span><text:span text:style-name="T3405"><text:s/></text:span><text:span text:style-name="T3406">ἐδεήθη</text:span><text:span text:style-name="T3407"><text:s/></text:span><text:span text:style-name="T3408">ποτὸν</text:span><text:span text:style-name="T3409"><text:s/></text:span><text:span text:style-name="T3410">αὐτῷ</text:span><text:span text:style-name="T3411"><text:s/></text:span><text:span text:style-name="T3412">ὀρέξαι</text:span><text:span text:style-name="T3413"><text:s/></text:span><text:span text:style-name="T3414">ἐκ</text:span><text:span text:style-name="T3415"><text:s/></text:span><text:span text:style-name="T3416">τοῦ</text:span><text:span text:style-name="T3417"><text:s/></text:span><text:span text:style-name="T3418">παραρρέοντος</text:span><text:span text:style-name="T3419"><text:s/></text:span><text:span text:style-name="T3420">ποταμοῦ</text:span><text:span text:style-name="T3421">· «<text:s/></text:span><text:span text:style-name="T3422">Ἐὰν</text:span><text:span text:style-name="T3423"><text:s/></text:span><text:span text:style-name="T3424">γὰρ</text:span><text:span text:style-name="T3425"><text:s/></text:span><text:span text:style-name="T3426">σύ</text:span><text:span text:style-name="T3427"><text:s/></text:span><text:span text:style-name="T3428">μοι</text:span><text:span text:style-name="T3429"><text:s/></text:span><text:span text:style-name="T3430">ποτὸν</text:span><text:span text:style-name="T3431"><text:s/></text:span><text:span text:style-name="T3432">δῷς</text:span><text:span text:style-name="T3433">,<text:s/></text:span><text:span text:style-name="T3434">ἐγὼ</text:span><text:span text:style-name="T3435"><text:s/></text:span><text:span text:style-name="T3436">τὴν</text:span><text:span text:style-name="T3437"><text:s/></text:span><text:span text:style-name="T3438">τροφὴν</text:span><text:span text:style-name="T3439"><text:s/></text:span><text:span text:style-name="T3440">ἐμαυτῷ</text:span><text:span text:style-name="T3441"><text:s/></text:span><text:span text:style-name="T3442">εὑρήσω</text:span><text:span text:style-name="T3443">. »<text:s/></text:span><text:span text:style-name="T3444">Τὸ</text:span><text:span text:style-name="T3445"><text:s/></text:span><text:span text:style-name="T3446">δὲ</text:span><text:span text:style-name="T3447"><text:s/></text:span><text:span text:style-name="T3448">ὑποτυχὸν</text:span><text:span text:style-name="T3449"><text:s/></text:span><text:span text:style-name="T3450">ἔφη</text:span><text:span text:style-name="T3451">· «<text:s/></text:span><text:span text:style-name="T3452">Ἐὰν</text:span><text:span text:style-name="T3453"><text:s/></text:span><text:span text:style-name="T3454">ποτόν</text:span><text:span text:style-name="T3455"><text:s/></text:span><text:span text:style-name="T3456">σοι</text:span><text:span text:style-name="T3457"><text:s/></text:span><text:span text:style-name="T3458">ἐπιδώσω</text:span><text:span text:style-name="T3459"><text:s/></text:span><text:span text:style-name="T3460">ἐγώ</text:span><text:span text:style-name="T3461">,<text:s/></text:span><text:span text:style-name="T3462">σὺ</text:span><text:span text:style-name="T3463"><text:s/></text:span><text:span text:style-name="T3464">καὶ</text:span><text:span text:style-name="T3465"><text:s/></text:span><text:span text:style-name="T3466">τροφῇ</text:span><text:span text:style-name="T3467"><text:s/></text:span><text:span text:style-name="T3468">μοι</text:span><text:span text:style-name="T3469"><text:s/></text:span><text:span text:style-name="T3470">χρήσῃ</text:span><text:span text:style-name="T3471">. »</text:span></text:p>
            <text:p text:style-name="P3472"><text:span text:style-name="T3473">Πρὸς ἄνδρα κακοῦργον δι᾿ ὑποκρίσεως ἐνεδρεύοντα ὁ λόγος εὔκαιρος.</text:span></text:p>
          </table:table-cell>
          <table:table-cell table:style-name="TableCell3474">
            <text:p text:style-name="P3475">THE WOUNDED WOLF AND THE SHEEP</text:p>
            <text:p text:style-name="P3476"/>
            <text:p text:style-name="P3477"><text:span text:style-name="T3478">A wolf, having been bitten and beaten by dogs, had fallen on the ground. As he was unable to get food, he saw a sheep and asked her to bring him drink from the nearby river. “If you give me something to drink, I will find something to eat myself. "But if I give you something to drink," replied the sheep, "I'll pay for your meal."<text:s/></text:span><text:span text:style-name="T3479">»</text:span></text:p>
            <text:p text:style-name="P3480"/>
            <text:p text:style-name="P3481">This fable aims at the malefactor who lays hypocritical ambushes.</text:p>
          </table:table-cell>
        </table:table-row>
        <table:table-row table:style-name="TableRow3482">
          <table:table-cell table:style-name="TableCell3483">
            <text:p text:style-name="P3484"><text:span text:style-name="T3485">232.<text:s/></text:span><text:span text:style-name="T3486">Λύχνος</text:span><text:span text:style-name="T3487"><text:line-break/></text:span><text:span text:style-name="T3488">Μεθύων</text:span><text:span text:style-name="T3489"><text:s/></text:span><text:span text:style-name="T3490">λύχνος</text:span><text:span text:style-name="T3491"><text:s/></text:span><text:span text:style-name="T3492">ἐλαίῳ</text:span><text:span text:style-name="T3493"><text:s/></text:span><text:span text:style-name="T3494">καὶ</text:span><text:span text:style-name="T3495"><text:s/></text:span><text:span text:style-name="T3496">φέγγων</text:span><text:span text:style-name="T3497"><text:s/></text:span><text:span text:style-name="T3498">ἐκαυχᾶτο</text:span><text:span text:style-name="T3499"><text:s/></text:span><text:span text:style-name="T3500">ὡς</text:span><text:span text:style-name="T3501"><text:s/></text:span><text:span text:style-name="T3502">ὑπὲρ</text:span><text:span text:style-name="T3503"><text:s/></text:span><text:span text:style-name="T3504">ἥλιον</text:span><text:span text:style-name="T3505"><text:s/></text:span><text:span text:style-name="T3506">πλέον</text:span><text:span text:style-name="T3507"><text:s/></text:span><text:span text:style-name="T3508">λάμπει</text:span><text:span text:style-name="T3509">.<text:s/></text:span><text:span text:style-name="T3510">Ἀνέμου</text:span><text:span text:style-name="T3511"><text:s/></text:span><text:span text:style-name="T3512">δὲ</text:span><text:span text:style-name="T3513"><text:s/></text:span><text:span text:style-name="T3514">πνοῆς</text:span><text:span text:style-name="T3515"><text:s/></text:span><text:span text:style-name="T3516">συρισάσης</text:span><text:span text:style-name="T3517">,<text:s/></text:span><text:span text:style-name="T3518">εὐθὺς</text:span><text:span text:style-name="T3519"><text:s/></text:span><text:span text:style-name="T3520">ἐσβέσθη</text:span><text:span text:style-name="T3521">.<text:s/></text:span><text:span text:style-name="T3522">Ἐκ</text:span><text:span text:style-name="T3523"><text:s/></text:span><text:span text:style-name="T3524">δευτέρου</text:span><text:span text:style-name="T3525"><text:s/></text:span><text:span text:style-name="T3526">δὲ</text:span><text:span text:style-name="T3527"><text:s/></text:span><text:span text:style-name="T3528">ἅπτων</text:span><text:span text:style-name="T3529"><text:s/></text:span><text:span text:style-name="T3530">τις</text:span><text:span text:style-name="T3531"><text:s/></text:span><text:span text:style-name="T3532">εἶπεν</text:span><text:span text:style-name="T3533"><text:s/></text:span><text:span text:style-name="T3534">αὐτῷ</text:span><text:span text:style-name="T3535">· «<text:s/></text:span><text:span text:style-name="T3536">Φαῖνει</text:span><text:span text:style-name="T3537">,<text:s/></text:span><text:span text:style-name="T3538">λύχνε</text:span><text:span text:style-name="T3539">,<text:s/></text:span><text:span text:style-name="T3540">καὶ</text:span><text:span text:style-name="T3541"><text:s/></text:span><text:span text:style-name="T3542">σίγα</text:span><text:span text:style-name="T3543">·<text:s/></text:span><text:span text:style-name="T3544">τῶν</text:span><text:span text:style-name="T3545"><text:s/></text:span><text:span text:style-name="T3546">ἀστέρων</text:span><text:span text:style-name="T3547"><text:s/></text:span><text:span text:style-name="T3548">τὸ</text:span><text:span text:style-name="T3549"><text:s/></text:span><text:span text:style-name="T3550">φέγγος</text:span><text:span text:style-name="T3551"><text:s/></text:span><text:span text:style-name="T3552">οὔποτε</text:span><text:span text:style-name="T3553"><text:s/></text:span><text:span text:style-name="T3554">ἐκλείπει</text:span><text:span text:style-name="T3555">. »</text:span></text:p>
            <text:p text:style-name="P3556"><text:span text:style-name="T3557">Ὅτι</text:span><text:span text:style-name="T3558"><text:s/></text:span><text:span text:style-name="T3559">οὐ</text:span><text:span text:style-name="T3560"><text:s/></text:span><text:span text:style-name="T3561">δεῖ</text:span><text:span text:style-name="T3562"><text:s/></text:span><text:span text:style-name="T3563">τινα</text:span><text:span text:style-name="T3564"><text:s/></text:span><text:span text:style-name="T3565">ἐν</text:span><text:span text:style-name="T3566"><text:s/></text:span><text:span text:style-name="T3567">ταῖς</text:span><text:span text:style-name="T3568"><text:s/></text:span><text:span text:style-name="T3569">δόξαις</text:span><text:span text:style-name="T3570"><text:s/></text:span><text:span text:style-name="T3571">καὶ</text:span><text:span text:style-name="T3572"><text:s/></text:span><text:span text:style-name="T3573">τοῖς</text:span><text:span text:style-name="T3574"><text:s/></text:span><text:span text:style-name="T3575">λαμπροῖς</text:span><text:span text:style-name="T3576"><text:s/></text:span><text:span text:style-name="T3577">τοῦ</text:span><text:span text:style-name="T3578"><text:s/></text:span><text:span text:style-name="T3579">βίου</text:span><text:span text:style-name="T3580"><text:s/></text:span><text:span text:style-name="T3581">τυφοῦσθαι</text:span><text:span text:style-name="T3582">·<text:s/></text:span><text:span text:style-name="T3583">ὅσα</text:span><text:span text:style-name="T3584"><text:s/></text:span><text:span text:style-name="T3585">γὰρ</text:span><text:span text:style-name="T3586"><text:s/></text:span><text:span text:style-name="T3587">ἂν</text:span><text:span text:style-name="T3588"><text:s/></text:span><text:span text:style-name="T3589">κτήσηταί</text:span><text:span text:style-name="T3590"><text:s/></text:span><text:span text:style-name="T3591">τις</text:span><text:span text:style-name="T3592">,<text:s/></text:span><text:span text:style-name="T3593">ξένα</text:span><text:span text:style-name="T3594"><text:s/></text:span><text:span text:style-name="T3595">τυγχάνει</text:span><text:span text:style-name="T3596">.</text:span></text:p>
          </table:table-cell>
          <table:table-cell table:style-name="TableCell3597">
            <text:p text:style-name="P3598">THE LAMP</text:p>
            <text:p text:style-name="P3599"><text:span text:style-name="T3600">A lamp inebriated with oil, casting a bright light, boasted of being brighter than the sun. But a breath of wind whistling, it went out immediately. Someone lit it again and said to it: "Light up, lamp, and be silent: the brilliance of the stars is never eclipsed."<text:s/></text:span><text:span text:style-name="T3601">»</text:span></text:p>
            <text:p text:style-name="P3602"/>
            <text:p text:style-name="P3603">We must not allow ourselves to be blinded by pride, when we are in reputation or in honour; for all that is acquired is foreign to us.</text:p>
          </table:table-cell>
        </table:table-row>
        <table:table-row table:style-name="TableRow3604">
          <table:table-cell table:style-name="TableCell3605">
            <text:p text:style-name="P3606"><text:span text:style-name="T3607">233. Μάντις</text:span><text:span text:style-name="T3608"><text:line-break/></text:span><text:span text:style-name="T3609">Μάντις ἐπὶ τῆς ἀγορᾶς καθεζόμενος ἠργυρολόγει. Ἐλθόντος δέ τινος αἰφνίδιον πρὸς αὐτὸν καὶ ἀπαγγείλαντος ὡς τῆς οἰκίας αὐτοῦ αἱ θύραι ἀνεσπασμέναι εἰσὶ καὶ πάντα τὰ ἔνδον ἐκπεφορημένα, ἐκταραχθεὶς ἀνεπήδησε καὶ στενάξας ᾔει δρόμῳ τὸ γεγονὸς ὀψόμενος. Τῶν δὲ παρατυχόντων τις θεασάμενος εἶπεν· « Ὦ οὗτος, σὺ τὰ ἀλλότρια πράγματα προειδέναι ἐπαγγελλόμενος τὰ σαυτοῦ οὐ προεμαντεύου; »</text:span></text:p>
            <text:p text:style-name="P3610"><text:span text:style-name="T3611">Τούτῳ τῷ λόγῳ χρήσαιτο ἄν τις πρὸς ἐκείνους τοὺς ἀνθρώπους τοὺς τὸν ἑαυτῶν βίον φαύλως διοικοῦντας καὶ τῶν μηδὲν προσηκόντων προνοεῖσθαι πειρωμένους.</text:span></text:p>
          </table:table-cell>
          <table:table-cell table:style-name="TableCell3612">
            <text:p text:style-name="P3613">THE<text:s/>DIVINER</text:p>
            <text:p text:style-name="P3614">A diviner, installed in the public square, made a recipe there. Suddenly someone came to him and told him that the doors of his house were open and that everything inside had been removed. Out of himself, he jumped up and ran with a sigh to see what had happened. One of the people who were there, seeing him running, shouted to him: “Hey! my friend, you who prided yourself on foreseeing what must happen to others, you did not foresee what is happening to you. »</text:p>
            <text:p text:style-name="P3615"/>
            <text:p text:style-name="P3616">We could apply this fable to those people who run their lives pitifully and who meddle in running affairs that do not concern them.</text:p>
          </table:table-cell>
        </table:table-row>
        <text:soft-page-break/>
        <table:table-row table:style-name="TableRow3617">
          <table:table-cell table:style-name="TableCell3618">
            <text:p text:style-name="P3619"><text:span text:style-name="T3620">234.<text:s/></text:span><text:span text:style-name="T3621">Μέλισσαι</text:span><text:span text:style-name="T3622"><text:s/></text:span><text:span text:style-name="T3623">καὶ</text:span><text:span text:style-name="T3624"><text:s/></text:span><text:span text:style-name="T3625">Ζεύς</text:span><text:span text:style-name="T3626">.</text:span><text:span text:style-name="T3627"><text:line-break/></text:span><text:span text:style-name="T3628">Μέλισσαι</text:span><text:span text:style-name="T3629"><text:s/></text:span><text:span text:style-name="T3630">φθονήσασαι</text:span><text:span text:style-name="T3631"><text:s/></text:span><text:span text:style-name="T3632">ἀνθρώποις</text:span><text:span text:style-name="T3633"><text:s/></text:span><text:span text:style-name="T3634">τοῦ</text:span><text:span text:style-name="T3635"><text:s/></text:span><text:span text:style-name="T3636">ἰδίου</text:span><text:span text:style-name="T3637"><text:s/></text:span><text:span text:style-name="T3638">μέλιτος</text:span><text:span text:style-name="T3639"><text:s/></text:span><text:span text:style-name="T3640">ἧκον</text:span><text:span text:style-name="T3641"><text:s/></text:span><text:span text:style-name="T3642">πρὸς</text:span><text:span text:style-name="T3643"><text:s/></text:span><text:span text:style-name="T3644">τὸν</text:span><text:span text:style-name="T3645"><text:s/></text:span><text:span text:style-name="T3646">Δία</text:span><text:span text:style-name="T3647"><text:s/></text:span><text:span text:style-name="T3648">καὶ</text:span><text:span text:style-name="T3649"><text:s/></text:span><text:span text:style-name="T3650">τούτου</text:span><text:span text:style-name="T3651"><text:s/></text:span><text:span text:style-name="T3652">ἐδέοντο</text:span><text:span text:style-name="T3653"><text:s/></text:span><text:span text:style-name="T3654">ὅπως</text:span><text:span text:style-name="T3655"><text:s/></text:span><text:span text:style-name="T3656">αὐταῖς</text:span><text:span text:style-name="T3657"><text:s/></text:span><text:span text:style-name="T3658">ἰσχὺν</text:span><text:span text:style-name="T3659"><text:s/></text:span><text:span text:style-name="T3660">παράσχηται</text:span><text:span text:style-name="T3661"><text:s/></text:span><text:span text:style-name="T3662">παιούσαις</text:span><text:span text:style-name="T3663"><text:s/></text:span><text:span text:style-name="T3664">τοῖς</text:span><text:span text:style-name="T3665"><text:s/></text:span><text:span text:style-name="T3666">κέντροις</text:span><text:span text:style-name="T3667"><text:s/></text:span><text:span text:style-name="T3668">τοὺς</text:span><text:span text:style-name="T3669"><text:s/></text:span><text:span text:style-name="T3670">προσιόντας</text:span><text:span text:style-name="T3671"><text:s/></text:span><text:span text:style-name="T3672">τοῖς</text:span><text:span text:style-name="T3673"><text:s/></text:span><text:span text:style-name="T3674">κηρίοις</text:span><text:span text:style-name="T3675"><text:s/></text:span><text:span text:style-name="T3676">ἀναιρεῖν</text:span><text:span text:style-name="T3677">.<text:s/></text:span><text:span text:style-name="T3678">Καὶ</text:span><text:span text:style-name="T3679"><text:s/></text:span><text:span text:style-name="T3680">ὁ</text:span><text:span text:style-name="T3681"><text:s/></text:span><text:span text:style-name="T3682">Ζεὺς</text:span><text:span text:style-name="T3683"><text:s/></text:span><text:span text:style-name="T3684">ἀγανακτήσας</text:span><text:span text:style-name="T3685"><text:s/></text:span><text:span text:style-name="T3686">κατ᾿</text:span><text:span text:style-name="T3687"><text:s/></text:span><text:span text:style-name="T3688">αὐτῶν</text:span><text:span text:style-name="T3689"><text:s/></text:span><text:span text:style-name="T3690">διὰ</text:span><text:span text:style-name="T3691"><text:s/></text:span><text:span text:style-name="T3692">τὴν</text:span><text:span text:style-name="T3693"><text:s/></text:span><text:span text:style-name="T3694">βασκανίαν</text:span><text:span text:style-name="T3695"><text:s/></text:span><text:span text:style-name="T3696">παρεσκεύασεν</text:span><text:span text:style-name="T3697"><text:s/></text:span><text:span text:style-name="T3698">αὐτάς</text:span><text:span text:style-name="T3699">,<text:s/></text:span><text:span text:style-name="T3700">ἡνίκα</text:span><text:span text:style-name="T3701"><text:s/></text:span><text:span text:style-name="T3702">ἂν</text:span><text:span text:style-name="T3703"><text:s/></text:span><text:span text:style-name="T3704">τύπτωσί</text:span><text:span text:style-name="T3705"><text:s/></text:span><text:span text:style-name="T3706">τινα</text:span><text:span text:style-name="T3707">,<text:s/></text:span><text:span text:style-name="T3708">τὸ</text:span><text:span text:style-name="T3709"><text:s/></text:span><text:span text:style-name="T3710">κέντρον</text:span><text:span text:style-name="T3711"><text:s/></text:span><text:span text:style-name="T3712">ἀποβαλεῖν</text:span><text:span text:style-name="T3713">,<text:s/></text:span><text:span text:style-name="T3714">μετὰ</text:span><text:span text:style-name="T3715"><text:s/></text:span><text:span text:style-name="T3716">δὲ</text:span><text:span text:style-name="T3717"><text:s/></text:span><text:span text:style-name="T3718">τοῦτο</text:span><text:span text:style-name="T3719"><text:s/></text:span><text:span text:style-name="T3720">καὶ</text:span><text:span text:style-name="T3721"><text:s/></text:span><text:span text:style-name="T3722">τῆς</text:span><text:span text:style-name="T3723"><text:s/></text:span><text:span text:style-name="T3724">σωτηρίας</text:span><text:span text:style-name="T3725"><text:s/></text:span><text:span text:style-name="T3726">στερίσκεσθαι</text:span><text:span text:style-name="T3727">.</text:span></text:p>
            <text:p text:style-name="P3728"><text:span text:style-name="T3729">Οὗτος</text:span><text:span text:style-name="T3730"><text:s/></text:span><text:span text:style-name="T3731">ὁ</text:span><text:span text:style-name="T3732"><text:s/></text:span><text:span text:style-name="T3733">λόγος</text:span><text:span text:style-name="T3734"><text:s/></text:span><text:span text:style-name="T3735">ἁρμόσειεν</text:span><text:span text:style-name="T3736"><text:s/></text:span><text:span text:style-name="T3737">ἂν</text:span><text:span text:style-name="T3738"><text:s/></text:span><text:span text:style-name="T3739">πρὸς</text:span><text:span text:style-name="T3740"><text:s/></text:span><text:span text:style-name="T3741">ἄνδρας</text:span><text:span text:style-name="T3742"><text:s/></text:span><text:span text:style-name="T3743">βασκάνους</text:span><text:span text:style-name="T3744"><text:s/></text:span><text:span text:style-name="T3745">οἳ</text:span><text:span text:style-name="T3746"><text:s/></text:span><text:span text:style-name="T3747">καὶ</text:span><text:span text:style-name="T3748"><text:s/></text:span><text:span text:style-name="T3749">αὐτοὶ</text:span><text:span text:style-name="T3750"><text:s/></text:span><text:span text:style-name="T3751">βλάπτεσθαι</text:span><text:span text:style-name="T3752"><text:s/></text:span><text:span text:style-name="T3753">ὑπομένουσιν</text:span><text:span text:style-name="T3754">.</text:span></text:p>
          </table:table-cell>
          <table:table-cell table:style-name="TableCell3755">
            <text:p text:style-name="P3756">BEES AND ZEUS</text:p>
            <text:p text:style-name="P3757">The bees, envying their honey to men, went to Zeus and begged him to give them strength to kill with stings those who approached their cells. Zeus, indignant at seeing them envious, condemned them to lose their sting whenever they struck someone with it, and to die afterwards.</text:p>
            <text:p text:style-name="P3758"/>
            <text:p text:style-name="P3759">This fable can be applied to the envious who consent to suffer themselves from the evils they cause.</text:p>
          </table:table-cell>
        </table:table-row>
        <table:table-row table:style-name="TableRow3760">
          <table:table-cell table:style-name="TableCell3761">
            <text:p text:style-name="P3762"><text:span text:style-name="T3763">235. Μελισσουργός.</text:span><text:span text:style-name="T3764"><text:line-break/></text:span><text:span text:style-name="T3765">Εἰς μελισσουργοῦ τις εἰσελθών, ἐκείνου ἀπόντος, τό τε μέλι καὶ τὰ κηρία ὑφείλετο. Ὁ δὲ ἐπανελθών, ἐπειδὴ ἐθεάσατο ἐρήμους τὰς κυψέλας, εἱστήκει ταύτας διερευνῶν. Αἱ δὲ μέλισσαι ἐπανελθοῦσαι ἀπὸ τῆς νομῆς, ὡς κατέλαβον αὐτόν, παίουσαι τοῖς κέντροις, τὰ πάνδεινα διετίθεσαν. Κἀκεῖνος ἔφη πρὸς αὐτάς· « Ὦ κάκιστα ζῷα, ὑμεῖς τὸν μὲν κλέψαντα ὑμῶν τὰ κηρία ἀθῷον ἀφήκατε, ἐμὲ δὲ τὸν ἐπιμελούμενον ὑμῶν δεινῶς τύπτετε. »</text:span></text:p>
            <text:p text:style-name="P3766"><text:span text:style-name="T3767">Οὕτως ἔνιοι τῶν ἀνθρώπων δι᾿ ἄγνοιαν τοὺς ἐχθροὺς μὴ φυλαττόμενοι, τοὺς φίλους ὡς ἐπιβούλους ἀπωθοῦνται.</text:span></text:p>
          </table:table-cell>
          <table:table-cell table:style-name="TableCell3768">
            <text:p text:style-name="P3769">A<text:s/>BEE BREEDER</text:p>
            <text:p text:style-name="P3770">A man, having entered a bee-breeder's house, in his absence, had stolen honey and combs. On his return, the breeder, seeing the empty hives, stopped to examine them. But the bees, returning from pecking and finding him there, stung him with their stings and mistreated him terribly. "Wicked beasts," he said to them, "you let go with impunity the one who stole your rays, and me who cares for you, you strike me pitilessly!</text:p>
            <text:p text:style-name="P3771"/>
            <text:p text:style-name="P3772">It often happens thus that through ignorance one does not mistrust one's enemies, and that one rejects one's friends, holding them as suspects.</text:p>
          </table:table-cell>
        </table:table-row>
        <table:table-row table:style-name="TableRow3773">
          <table:table-cell table:style-name="TableCell3774">
            <text:p text:style-name="P3775"><text:span text:style-name="T3776">236.<text:s/></text:span><text:span text:style-name="T3777">Μηναγύρται</text:span><text:span text:style-name="T3778">.</text:span><text:span text:style-name="T3779"><text:line-break/></text:span><text:span text:style-name="T3780">Μηναγύρται</text:span><text:span text:style-name="T3781"><text:s/></text:span><text:span text:style-name="T3782">ὄνον</text:span><text:span text:style-name="T3783"><text:s/></text:span><text:span text:style-name="T3784">ἔχοντες</text:span><text:span text:style-name="T3785"><text:s/></text:span><text:span text:style-name="T3786">τούτῳ</text:span><text:span text:style-name="T3787"><text:s/></text:span><text:span text:style-name="T3788">εἰώθεσαν</text:span><text:span text:style-name="T3789"><text:s/></text:span><text:span text:style-name="T3790">τὰ</text:span><text:span text:style-name="T3791"><text:s/></text:span><text:span text:style-name="T3792">σκεύη</text:span><text:span text:style-name="T3793"><text:s/></text:span><text:span text:style-name="T3794">ἐπιτιθέντες</text:span><text:span text:style-name="T3795"><text:s/></text:span><text:span text:style-name="T3796">ὁδοιπορεῖν</text:span><text:span text:style-name="T3797">.<text:s/></text:span><text:span text:style-name="T3798">Καὶ</text:span><text:span text:style-name="T3799"><text:s/></text:span><text:span text:style-name="T3800">δή</text:span><text:span text:style-name="T3801"><text:s/></text:span><text:span text:style-name="T3802">ποτε</text:span><text:span text:style-name="T3803"><text:s/></text:span><text:span text:style-name="T3804">ἀποθανόντος</text:span><text:span text:style-name="T3805"><text:s/></text:span><text:span text:style-name="T3806">αὐτοῦ</text:span><text:span text:style-name="T3807"><text:s/></text:span><text:span text:style-name="T3808">ἀπὸ</text:span><text:span text:style-name="T3809"><text:s/></text:span><text:span text:style-name="T3810">κόπου</text:span><text:span text:style-name="T3811">,<text:s/></text:span><text:span text:style-name="T3812">ἐκδείραντες</text:span><text:span text:style-name="T3813"><text:s/></text:span><text:span text:style-name="T3814">αὐτόν</text:span><text:span text:style-name="T3815">,<text:s/></text:span><text:span text:style-name="T3816">ἐκ</text:span><text:span text:style-name="T3817"><text:s/></text:span><text:span text:style-name="T3818">τοῦ</text:span><text:span text:style-name="T3819"><text:s/></text:span><text:span text:style-name="T3820">δέρματος</text:span><text:span text:style-name="T3821"><text:s/></text:span><text:span text:style-name="T3822">τύμπανα</text:span><text:span text:style-name="T3823"><text:s/></text:span><text:span text:style-name="T3824">κατεσκεύασαν</text:span><text:span text:style-name="T3825"><text:s/></text:span><text:span text:style-name="T3826">καὶ</text:span><text:span text:style-name="T3827"><text:s/></text:span><text:span text:style-name="T3828">τούτοις</text:span><text:span text:style-name="T3829"><text:s/></text:span><text:span text:style-name="T3830">ἐχρῶντο</text:span><text:span text:style-name="T3831">.<text:s/></text:span><text:span text:style-name="T3832">Ἑτέρων</text:span><text:span text:style-name="T3833"><text:s/></text:span><text:span text:style-name="T3834">δὲ</text:span><text:span text:style-name="T3835"><text:s/></text:span><text:span text:style-name="T3836">αὐτοῖς</text:span><text:span text:style-name="T3837"><text:s/></text:span><text:span text:style-name="T3838">μηναγυρτῶν</text:span><text:span text:style-name="T3839"><text:s/></text:span><text:span text:style-name="T3840">ἀπαντησάντων</text:span><text:span text:style-name="T3841"><text:s/></text:span><text:span text:style-name="T3842">καὶ</text:span><text:span text:style-name="T3843"><text:s/></text:span><text:span text:style-name="T3844">πυνθανομένων</text:span><text:span text:style-name="T3845"><text:s/></text:span><text:span text:style-name="T3846">αὐτῶν</text:span><text:span text:style-name="T3847"><text:s/></text:span><text:span text:style-name="T3848">ποῦ</text:span><text:span text:style-name="T3849"><text:s/></text:span><text:span text:style-name="T3850">εἴη</text:span><text:span text:style-name="T3851"><text:s/></text:span><text:span text:style-name="T3852">ὁ</text:span><text:span text:style-name="T3853"><text:s/></text:span><text:span text:style-name="T3854">ὄνος</text:span><text:span text:style-name="T3855">,<text:s/></text:span><text:span text:style-name="T3856">ἔφασαν</text:span><text:span text:style-name="T3857"><text:s/></text:span><text:span text:style-name="T3858">τεθνηκέναι</text:span><text:span text:style-name="T3859"><text:s/></text:span><text:span text:style-name="T3860">μὲν</text:span><text:span text:style-name="T3861"><text:s/></text:span><text:span text:style-name="T3862">αὐτόν</text:span><text:span text:style-name="T3863">,<text:s/></text:span><text:span text:style-name="T3864">πληγὰς</text:span><text:span text:style-name="T3865"><text:s/></text:span><text:span text:style-name="T3866">δὲ</text:span><text:span text:style-name="T3867"><text:s/></text:span><text:span text:style-name="T3868">τοσαύτας</text:span><text:span text:style-name="T3869"><text:s/></text:span><text:span text:style-name="T3870">λαμβάνειν</text:span><text:span text:style-name="T3871"><text:s/></text:span><text:span text:style-name="T3872">ὅσας</text:span><text:span text:style-name="T3873"><text:s/></text:span><text:span text:style-name="T3874">ποτὲ</text:span><text:span text:style-name="T3875"><text:s/></text:span><text:span text:style-name="T3876">οὐδὲ</text:span><text:span text:style-name="T3877"><text:s/></text:span><text:span text:style-name="T3878">ζῶν</text:span><text:span text:style-name="T3879"><text:s/></text:span><text:span text:style-name="T3880">ὑπέμεινεν</text:span><text:span text:style-name="T3881">.</text:span></text:p>
            <text:p text:style-name="P3882"><text:span text:style-name="T3883">Οὕτω</text:span><text:span text:style-name="T3884"><text:s/></text:span><text:span text:style-name="T3885">καὶ</text:span><text:span text:style-name="T3886"><text:s/></text:span><text:span text:style-name="T3887">τῶν</text:span><text:span text:style-name="T3888"><text:s/></text:span><text:span text:style-name="T3889">οἰκετῶν</text:span><text:span text:style-name="T3890"><text:s/></text:span><text:span text:style-name="T3891">ἕνιοι</text:span><text:span text:style-name="T3892">,<text:s/></text:span><text:span text:style-name="T3893">καίπερ</text:span><text:span text:style-name="T3894"><text:s/></text:span><text:span text:style-name="T3895">τῆς</text:span><text:span text:style-name="T3896"><text:s/></text:span><text:span text:style-name="T3897">δουλείας</text:span><text:span text:style-name="T3898"><text:s/></text:span><text:span text:style-name="T3899">ἀφειμένοι</text:span><text:span text:style-name="T3900">,<text:s/></text:span><text:span text:style-name="T3901">τῶν</text:span><text:span text:style-name="T3902"><text:s/></text:span><text:span text:style-name="T3903">δουλικῶν</text:span><text:span text:style-name="T3904"><text:s/></text:span><text:span text:style-name="T3905">ἀρχῶν</text:span><text:span text:style-name="T3906"><text:s/></text:span><text:span text:style-name="T3907">οὐκ</text:span><text:span text:style-name="T3908"><text:s/></text:span><text:span text:style-name="T3909">ἀπαλλάττονται</text:span><text:span text:style-name="T3910">.</text:span></text:p>
          </table:table-cell>
          <table:table-cell table:style-name="TableCell3911">
            <text:p text:style-name="P3912">MENAGYRTES</text:p>
            <text:p text:style-name="P3913">Menagyrtes had a donkey which they loaded with their luggage when they set out. But one day this donkey died of fatigue; they stripped it, made tambourines of its skin, and used it. Other menagyrtes having met them asked them where their donkey was. "He is dead," he said; but he receives as many beatings as he has ever received in his lifetime. »</text:p>
            <text:p text:style-name="P3914"/>
            <text:p text:style-name="P3915">Thus sometimes the servants, even freed from slavery, are not delivered from the charges of bondage.</text:p>
          </table:table-cell>
        </table:table-row>
        <text:soft-page-break/>
        <table:table-row table:style-name="TableRow3916">
          <table:table-cell table:style-name="TableCell3917">
            <text:p text:style-name="P3918"><text:span text:style-name="T3919">237.<text:s/></text:span><text:span text:style-name="T3920">Μύες</text:span><text:span text:style-name="T3921"><text:s/></text:span><text:span text:style-name="T3922">καὶ</text:span><text:span text:style-name="T3923"><text:s/></text:span><text:span text:style-name="T3924">γαλαῖ</text:span><text:span text:style-name="T3925">.</text:span><text:span text:style-name="T3926"><text:line-break/></text:span><text:span text:style-name="T3927">Μυσὶ</text:span><text:span text:style-name="T3928"><text:s/></text:span><text:span text:style-name="T3929">καὶ</text:span><text:span text:style-name="T3930"><text:s/></text:span><text:span text:style-name="T3931">γαλαῖς</text:span><text:span text:style-name="T3932"><text:s/></text:span><text:span text:style-name="T3933">πόλεμος</text:span><text:span text:style-name="T3934"><text:s/></text:span><text:span text:style-name="T3935">ἦν</text:span><text:span text:style-name="T3936">.<text:s/></text:span><text:span text:style-name="T3937">Ἀεὶ</text:span><text:span text:style-name="T3938"><text:s/></text:span><text:span text:style-name="T3939">δὲ</text:span><text:span text:style-name="T3940"><text:s/></text:span><text:span text:style-name="T3941">οἱ</text:span><text:span text:style-name="T3942"><text:s/></text:span><text:span text:style-name="T3943">μύες</text:span><text:span text:style-name="T3944"><text:s/></text:span><text:span text:style-name="T3945">ἡττώμενοι</text:span><text:span text:style-name="T3946">,<text:s/></text:span><text:span text:style-name="T3947">ἐπειδὴ</text:span><text:span text:style-name="T3948"><text:s/></text:span><text:span text:style-name="T3949">συνῆλθον</text:span><text:span text:style-name="T3950"><text:s/></text:span><text:span text:style-name="T3951">εἰς</text:span><text:span text:style-name="T3952"><text:s/></text:span><text:span text:style-name="T3953">ταὐτόν</text:span><text:span text:style-name="T3954">,<text:s/></text:span><text:span text:style-name="T3955">ὑπέλαβον</text:span><text:span text:style-name="T3956"><text:s/></text:span><text:span text:style-name="T3957">ὅτι</text:span><text:span text:style-name="T3958"><text:s/></text:span><text:span text:style-name="T3959">δι᾿</text:span><text:span text:style-name="T3960"><text:s/></text:span><text:span text:style-name="T3961">ἀναρχίαν</text:span><text:span text:style-name="T3962"><text:s/></text:span><text:span text:style-name="T3963">τοῦτο</text:span><text:span text:style-name="T3964"><text:s/></text:span><text:span text:style-name="T3965">πάσχουσιν</text:span><text:span text:style-name="T3966">·<text:s/></text:span><text:span text:style-name="T3967">ὅθεν</text:span><text:span text:style-name="T3968"><text:s/></text:span><text:span text:style-name="T3969">ἐπιλεξάμενοί</text:span><text:span text:style-name="T3970"><text:s/></text:span><text:span text:style-name="T3971">τινας</text:span><text:span text:style-name="T3972"><text:s/></text:span><text:span text:style-name="T3973">ἑαυτῶν</text:span><text:span text:style-name="T3974"><text:s/></text:span><text:span text:style-name="T3975">στρατηγοὺς</text:span><text:span text:style-name="T3976"><text:s/></text:span><text:span text:style-name="T3977">ἐχειροτόνησαν</text:span><text:span text:style-name="T3978">.<text:s/></text:span><text:span text:style-name="T3979">Οἱ δὲ βουλόμενοι ἐπισημότεροι τῶν ἄλλων φανῆναι, κέρατα κατασκευάσαντες ἑαυτοῖς συνῆψαν. Ἐνστάσης δὲ τῆς μάχης, συνέβη πάντας τοὺς μύας ἡττηθῆναι. Οἱ μὲν οὖν ἄλλοι πάντες ἐπὶ τὰς ὀπὰς καταφεύγοντες ῥᾳδίως εἰσέδυνον· οἱ δὲ στρατηγοὶ μὴ δυνάμενοι εἰσελθεῖν διὰ τὰ κέρατα αὐτῶν συλλαμβανόμενοι κατησθίοντο.</text:span></text:p>
            <text:p text:style-name="P3980"><text:span text:style-name="T3981">Οὕτω πολλοῖς ἡ κενοδοξία κακῶν αἰτία γίνεται.</text:span></text:p>
          </table:table-cell>
          <table:table-cell table:style-name="TableCell3982">
            <text:p text:style-name="P3983">RATS AND WEASES</text:p>
            <text:p text:style-name="P3984">Rats and weasels were at war. Now the rats, seeing themselves still beaten, met in assembly, and, imagining that it was for lack of leaders that they experienced these reverses, they chose strategists and elected them by a show of hands. Now these, wanting to be distinguished from simple soldiers, fashioned horns and adjusted them. The battle having been fought, it happened that the army of rats had the bottom. Then the soldiers fled to their holes, which they entered easily; but the generals, unable to enter because of their horns, were taken and devoured.</text:p>
            <text:p text:style-name="P3985">So often vainglory is a cause of unhappiness.</text:p>
          </table:table-cell>
        </table:table-row>
        <table:table-row table:style-name="TableRow3986">
          <table:table-cell table:style-name="TableCell3987">
            <text:p text:style-name="P3988"><text:span text:style-name="T3989">238.<text:s/></text:span><text:span text:style-name="T3990">Μυῖα</text:span><text:span text:style-name="T3991">.</text:span><text:span text:style-name="T3992"><text:line-break/></text:span><text:span text:style-name="T3993">Μυῖα</text:span><text:span text:style-name="T3994"><text:s/></text:span><text:span text:style-name="T3995">ἐμπεσοῦσα</text:span><text:span text:style-name="T3996"><text:s/></text:span><text:span text:style-name="T3997">εἰς</text:span><text:span text:style-name="T3998"><text:s/></text:span><text:span text:style-name="T3999">χύτραν</text:span><text:span text:style-name="T4000"><text:s/></text:span><text:span text:style-name="T4001">κρέως</text:span><text:span text:style-name="T4002">,<text:s/></text:span><text:span text:style-name="T4003">ἐπειδὴ</text:span><text:span text:style-name="T4004"><text:s/></text:span><text:span text:style-name="T4005">ὑπὸ</text:span><text:span text:style-name="T4006"><text:s/></text:span><text:span text:style-name="T4007">τοῦ</text:span><text:span text:style-name="T4008"><text:s/></text:span><text:span text:style-name="T4009">ζωμοῦ</text:span><text:span text:style-name="T4010"><text:s/></text:span><text:span text:style-name="T4011">ἀποπνίγεσθαι</text:span><text:span text:style-name="T4012"><text:s/></text:span><text:span text:style-name="T4013">ἔμελλεν</text:span><text:span text:style-name="T4014">,<text:s/></text:span><text:span text:style-name="T4015">ἔφη</text:span><text:span text:style-name="T4016"><text:s/></text:span><text:span text:style-name="T4017">πρὸς</text:span><text:span text:style-name="T4018"><text:s/></text:span><text:span text:style-name="T4019">ἑαυτήν</text:span><text:span text:style-name="T4020">· «<text:s/></text:span><text:span text:style-name="T4021">Ἀλλ᾿</text:span><text:span text:style-name="T4022"><text:s/></text:span><text:span text:style-name="T4023">ἔγωγε</text:span><text:span text:style-name="T4024"><text:s/></text:span><text:span text:style-name="T4025">καὶ</text:span><text:span text:style-name="T4026"><text:s/></text:span><text:span text:style-name="T4027">βέβρωκα</text:span><text:span text:style-name="T4028"><text:s/></text:span><text:span text:style-name="T4029">καὶ</text:span><text:span text:style-name="T4030"><text:s/></text:span><text:span text:style-name="T4031">πέπωκα</text:span><text:span text:style-name="T4032"><text:s/></text:span><text:span text:style-name="T4033">καὶ</text:span><text:span text:style-name="T4034"><text:s/></text:span><text:span text:style-name="T4035">λέλουμαι</text:span><text:span text:style-name="T4036">·<text:s/></text:span><text:span text:style-name="T4037">κἂν</text:span><text:span text:style-name="T4038"><text:s/></text:span><text:span text:style-name="T4039">ἀποθάνω</text:span><text:span text:style-name="T4040">,<text:s/></text:span><text:span text:style-name="T4041">οὐδέν</text:span><text:span text:style-name="T4042"><text:s/></text:span><text:span text:style-name="T4043">μοι</text:span><text:span text:style-name="T4044"><text:s/></text:span><text:span text:style-name="T4045">μέλει</text:span><text:span text:style-name="T4046">. »</text:span></text:p>
            <text:p text:style-name="P4047"><text:span text:style-name="T4048">Ὁ λόγος δηλοῖ ὅτι ῥᾴδιον φέρουσι τὸν θάνατον οἱ ἄνθρωποι, ὅταν ἀβασανίστως παρακολουθήσῃ.</text:span></text:p>
          </table:table-cell>
          <table:table-cell table:style-name="TableCell4049">
            <text:p text:style-name="P4050">A<text:s/>FLY</text:p>
            <text:p text:style-name="P4051">A fly had fallen into a pot filled with meat. About to be drowned in the sauce, she says to herself: “I ate, I drank, I took a bath; death can come: it doesn't matter to me. »</text:p>
            <text:p text:style-name="P4052"/>
            <text:p text:style-name="P4053">This fable shows that men bear death easily, when it comes without pain.</text:p>
          </table:table-cell>
        </table:table-row>
        <table:table-row table:style-name="TableRow4054">
          <table:table-cell table:style-name="TableCell4055">
            <text:p text:style-name="P4056"><text:span text:style-name="T4057">239.<text:s/></text:span><text:span text:style-name="T4058">Μυῖαι</text:span><text:span text:style-name="T4059">.</text:span><text:span text:style-name="T4060"><text:line-break/></text:span><text:span text:style-name="T4061">Ἔν</text:span><text:span text:style-name="T4062"><text:s/></text:span><text:span text:style-name="T4063">τινι</text:span><text:span text:style-name="T4064"><text:s/></text:span><text:span text:style-name="T4065">ταμιείῳ</text:span><text:span text:style-name="T4066"><text:s/></text:span><text:span text:style-name="T4067">μέλιτος</text:span><text:span text:style-name="T4068"><text:s/></text:span><text:span text:style-name="T4069">ἐπεκχυθέντος</text:span><text:span text:style-name="T4070">,<text:s/></text:span><text:span text:style-name="T4071">μυῖαι</text:span><text:span text:style-name="T4072"><text:s/></text:span><text:span text:style-name="T4073">προσπτᾶσαι</text:span><text:span text:style-name="T4074"><text:s/></text:span><text:span text:style-name="T4075">κατήσθιον</text:span><text:span text:style-name="T4076">·<text:s/></text:span><text:span text:style-name="T4077">διὰ</text:span><text:span text:style-name="T4078"><text:s/></text:span><text:span text:style-name="T4079">δὲ</text:span><text:span text:style-name="T4080"><text:s/></text:span><text:span text:style-name="T4081">τὴν</text:span><text:span text:style-name="T4082"><text:s/></text:span><text:span text:style-name="T4083">γλυκύτητα</text:span><text:span text:style-name="T4084"><text:s/></text:span><text:span text:style-name="T4085">τοῦ</text:span><text:span text:style-name="T4086"><text:s/></text:span><text:span text:style-name="T4087">καρποῦ</text:span><text:span text:style-name="T4088"><text:s/></text:span><text:span text:style-name="T4089">οὐκ</text:span><text:span text:style-name="T4090"><text:s/></text:span><text:span text:style-name="T4091">ἀφίσταντο</text:span><text:span text:style-name="T4092">.<text:s/></text:span><text:span text:style-name="T4093">Ἐμπαγέντων</text:span><text:span text:style-name="T4094"><text:s/></text:span><text:span text:style-name="T4095">δὲ</text:span><text:span text:style-name="T4096"><text:s/></text:span><text:span text:style-name="T4097">αὐτῶν</text:span><text:span text:style-name="T4098"><text:s/></text:span><text:span text:style-name="T4099">τῶν</text:span><text:span text:style-name="T4100"><text:s/></text:span><text:span text:style-name="T4101">ποδῶν</text:span><text:span text:style-name="T4102">,<text:s/></text:span><text:span text:style-name="T4103">ὡς</text:span><text:span text:style-name="T4104"><text:s/></text:span><text:span text:style-name="T4105">οὐκ</text:span><text:span text:style-name="T4106"><text:s/></text:span><text:span text:style-name="T4107">ἐδύναντο</text:span><text:span text:style-name="T4108"><text:s/></text:span><text:span text:style-name="T4109">ἀναπτῆναι</text:span><text:span text:style-name="T4110">,<text:s/></text:span><text:span text:style-name="T4111">ἀποπνιγόμεναι</text:span><text:span text:style-name="T4112"><text:s/></text:span><text:span text:style-name="T4113">ἔφασαν</text:span><text:span text:style-name="T4114">· «<text:s/></text:span><text:span text:style-name="T4115">Ἄθλιαι</text:span><text:span text:style-name="T4116"><text:s/></text:span><text:span text:style-name="T4117">ἡμεῖς</text:span><text:span text:style-name="T4118">,<text:s/></text:span><text:span text:style-name="T4119">αἳ</text:span><text:span text:style-name="T4120"><text:s/></text:span><text:span text:style-name="T4121">διὰ</text:span><text:span text:style-name="T4122"><text:s/></text:span><text:span text:style-name="T4123">βραχεῖαν</text:span><text:span text:style-name="T4124"><text:s/></text:span><text:span text:style-name="T4125">ἡδονὴν</text:span><text:span text:style-name="T4126"><text:s/></text:span><text:span text:style-name="T4127">ἀπολλύμεθα</text:span><text:span text:style-name="T4128">. »</text:span></text:p>
            <text:p text:style-name="P4129"><text:span text:style-name="T4130">Οὕτω πολλοῖς ἡ λιχνεία πολλῶν αἰτία κακῶν γίνεται.</text:span></text:p>
          </table:table-cell>
          <table:table-cell table:style-name="TableCell4131">
            <text:p text:style-name="P4132">FLIES</text:p>
            <text:p text:style-name="P4133">Honey having been spilled in a cellar, flies flew into it and began to eat it. It was such a sweet treat that they couldn't tear themselves away from it. But their legs being stuck there, they could not take flight, and feeling suffocated, they said: "Unhappy that we are, we perish for a moment of pleasure."</text:p>
            <text:p text:style-name="P4134">This is how gluttony is often the cause of many evils.</text:p>
          </table:table-cell>
        </table:table-row>
        <table:table-row table:style-name="TableRow4135">
          <table:table-cell table:style-name="TableCell4136">
            <text:p text:style-name="P4137"><text:span text:style-name="T4138">240.<text:s/></text:span><text:span text:style-name="T4139">Μύρμηξ</text:span><text:span text:style-name="T4140">.</text:span><text:span text:style-name="T4141"><text:line-break/></text:span><text:span text:style-name="T4142">Μύρμηξ</text:span><text:span text:style-name="T4143"><text:s/></text:span><text:span text:style-name="T4144">ὁ</text:span><text:span text:style-name="T4145"><text:s/></text:span><text:span text:style-name="T4146">νῦν</text:span><text:span text:style-name="T4147"><text:s/></text:span><text:span text:style-name="T4148">τὸ</text:span><text:span text:style-name="T4149"><text:s/></text:span><text:span text:style-name="T4150">πάλαι</text:span><text:span text:style-name="T4151"><text:s/></text:span><text:span text:style-name="T4152">ἄνθρωπος</text:span><text:span text:style-name="T4153"><text:s/></text:span><text:span text:style-name="T4154">ἦν</text:span><text:span text:style-name="T4155">·<text:s/></text:span><text:span text:style-name="T4156">καὶ</text:span><text:span text:style-name="T4157"><text:s/></text:span><text:span text:style-name="T4158">τῇ</text:span><text:span text:style-name="T4159"><text:s/></text:span><text:span text:style-name="T4160">γεωργίᾳ</text:span><text:span text:style-name="T4161"><text:s/></text:span><text:span text:style-name="T4162">προσέχων</text:span><text:span text:style-name="T4163"><text:s/></text:span><text:span text:style-name="T4164">τοῖς</text:span><text:span text:style-name="T4165"><text:s/></text:span><text:span text:style-name="T4166">ἰδίοις</text:span><text:span text:style-name="T4167"><text:s/></text:span><text:span text:style-name="T4168">πόνοις</text:span><text:span text:style-name="T4169"><text:s/></text:span><text:span text:style-name="T4170">οὐκ</text:span><text:span text:style-name="T4171"><text:s/></text:span><text:span text:style-name="T4172">ἠρκεῖτο</text:span><text:span text:style-name="T4173">,<text:s/></text:span><text:span text:style-name="T4174">ἀλλὰ</text:span><text:span text:style-name="T4175"><text:s/></text:span><text:span text:style-name="T4176">καὶ</text:span><text:span text:style-name="T4177"><text:s/></text:span><text:span text:style-name="T4178">τοῖς</text:span><text:span text:style-name="T4179"><text:s/></text:span><text:span text:style-name="T4180">ἀλλοτρίοις</text:span><text:span text:style-name="T4181"><text:s/></text:span><text:span text:style-name="T4182">ἐποφθαλμιῶν</text:span><text:span text:style-name="T4183"><text:s/></text:span><text:span text:style-name="T4184">διετέλει</text:span><text:span text:style-name="T4185"><text:s/></text:span><text:span text:style-name="T4186">τοὺς</text:span><text:span text:style-name="T4187"><text:s/></text:span><text:span text:style-name="T4188">τῶν</text:span><text:span text:style-name="T4189"><text:s/></text:span><text:span text:style-name="T4190">γειτόνων</text:span><text:span text:style-name="T4191"><text:s/></text:span><text:span text:style-name="T4192">καρποὺς</text:span><text:span text:style-name="T4193"><text:s/></text:span><text:span text:style-name="T4194">ὑφαιρούμενος</text:span><text:span text:style-name="T4195">.<text:s/></text:span><text:span text:style-name="T4196">Ζεὺς</text:span><text:span text:style-name="T4197"><text:s/></text:span><text:span text:style-name="T4198">δὲ</text:span><text:span text:style-name="T4199"><text:s/></text:span><text:span text:style-name="T4200">ἀγανακτήσας</text:span><text:span text:style-name="T4201"><text:s/></text:span><text:span text:style-name="T4202">κατὰ</text:span><text:span text:style-name="T4203"><text:s/></text:span><text:span text:style-name="T4204">τῆς</text:span><text:span text:style-name="T4205"><text:s/></text:span><text:span text:style-name="T4206">πλεονεξίας</text:span><text:span text:style-name="T4207"><text:s/></text:span><text:span text:style-name="T4208">αὐτοῦ</text:span><text:span text:style-name="T4209"><text:s/></text:span><text:span text:style-name="T4210">μετεμόρφωσεν</text:span><text:span text:style-name="T4211"><text:s/></text:span><text:span text:style-name="T4212">αὐτὸν</text:span><text:span text:style-name="T4213"><text:s/></text:span><text:span text:style-name="T4214">εἰς</text:span><text:span text:style-name="T4215"><text:s/></text:span><text:span text:style-name="T4216">τοῦτο</text:span><text:span text:style-name="T4217"><text:s/></text:span><text:span text:style-name="T4218">τὸ</text:span><text:span text:style-name="T4219"><text:s/></text:span><text:span text:style-name="T4220">ζῷον</text:span><text:span text:style-name="T4221"><text:s/></text:span><text:span text:style-name="T4222">ὃς</text:span><text:span text:style-name="T4223"><text:s/></text:span><text:span text:style-name="T4224">μύρμηξ</text:span><text:span text:style-name="T4225"><text:s/></text:span><text:span text:style-name="T4226">καλεῖται</text:span><text:span text:style-name="T4227">.<text:s/></text:span><text:span text:style-name="T4228">Ὁ</text:span><text:span text:style-name="T4229"><text:s/></text:span><text:span text:style-name="T4230">δὲ</text:span><text:span text:style-name="T4231"><text:s/></text:span><text:span text:style-name="T4232">καὶ</text:span><text:span text:style-name="T4233"><text:s/></text:span><text:span text:style-name="T4234">τὴν</text:span><text:span text:style-name="T4235"><text:s/></text:span><text:span text:style-name="T4236">μορφὴν</text:span><text:span text:style-name="T4237"><text:s/></text:span><text:span text:style-name="T4238">ἀλλάξας</text:span><text:span text:style-name="T4239"><text:s/></text:span><text:span text:style-name="T4240">τὴν</text:span><text:span text:style-name="T4241"><text:s/></text:span><text:span text:style-name="T4242">διάθεσιν</text:span><text:span text:style-name="T4243"><text:s/></text:span><text:span text:style-name="T4244">οὐ</text:span><text:span text:style-name="T4245"><text:s/></text:span><text:span text:style-name="T4246">μετεβάλετο</text:span><text:span text:style-name="T4247">·<text:s/></text:span><text:span text:style-name="T4248">μέχρι</text:span><text:span text:style-name="T4249"><text:s/></text:span><text:span text:style-name="T4250">γὰρ</text:span><text:span text:style-name="T4251"><text:s/></text:span><text:span text:style-name="T4252">νῦν</text:span><text:span text:style-name="T4253"><text:s/></text:span><text:span text:style-name="T4254">κατὰ</text:span><text:span text:style-name="T4255"><text:s/></text:span><text:span text:style-name="T4256">τὰς</text:span><text:span text:style-name="T4257"><text:s/></text:span><text:span text:style-name="T4258">ἀρούρας</text:span><text:span text:style-name="T4259"><text:s/></text:span><text:span text:style-name="T4260">περιιὼν</text:span><text:span text:style-name="T4261"><text:s/></text:span><text:span text:style-name="T4262">τοὺς</text:span><text:span text:style-name="T4263"><text:s/></text:span><text:span text:style-name="T4264">ἄλλων</text:span><text:span text:style-name="T4265"><text:s/></text:span><text:span text:style-name="T4266">πυροὺς</text:span><text:span text:style-name="T4267"><text:s/></text:span><text:span text:style-name="T4268">καὶ</text:span><text:span text:style-name="T4269"><text:s/></text:span><text:span text:style-name="T4270">κριθὰς</text:span><text:span text:style-name="T4271"><text:s/></text:span><text:span text:style-name="T4272">συλλέγει</text:span><text:span text:style-name="T4273"><text:s/></text:span><text:span text:style-name="T4274">καὶ</text:span><text:span text:style-name="T4275"><text:s/></text:span><text:span text:style-name="T4276">ἑαυτῷ</text:span><text:span text:style-name="T4277"><text:s/></text:span><text:span text:style-name="T4278">ἀποθησαυρίζει</text:span><text:span text:style-name="T4279">.<text:s/></text:span><text:span text:style-name="T4280">Ὁ λόγος δηλοῖ ὅτι οἱ φύσει πονηροί, κἂν τὰ μάλιστα κολάζωνται, τὸν τρόπον οὐ μετατίθενται.</text:span></text:p>
          </table:table-cell>
          <table:table-cell table:style-name="TableCell4281">
            <text:p text:style-name="P4282">THE ANT</text:p>
            <text:p text:style-name="P4283">The present ant was formerly a man who, devoted to agriculture, was not content with the product of his own labors; he gazed enviously at those of others and never ceased to steal the fruits of his neighbours. Zeus, indignant at his greed, changed him into the animal we call an ant. But for having changed form, he has not changed character; for even today he roams the fields, picking up other people's wheat and barley, and storing them for his own use. This fable shows that naturally wicked people may be punished very severely, but they do not change their character for it.</text:p>
          </table:table-cell>
        </table:table-row>
        <text:soft-page-break/>
        <table:table-row table:style-name="TableRow4284">
          <table:table-cell table:style-name="TableCell4285">
            <text:p text:style-name="P4286"><text:span text:style-name="T4287">2</text:span><text:span text:style-name="T4288">41.<text:s/></text:span><text:span text:style-name="T4289">Μύρμηξ</text:span><text:span text:style-name="T4290"><text:s/></text:span><text:span text:style-name="T4291">καὶ</text:span><text:span text:style-name="T4292"><text:s/></text:span><text:span text:style-name="T4293">κάνθαρος</text:span><text:span text:style-name="T4294">.</text:span><text:span text:style-name="T4295"><text:line-break/></text:span><text:span text:style-name="T4296">Θέρους</text:span><text:span text:style-name="T4297"><text:s/></text:span><text:span text:style-name="T4298">ὥρᾳ</text:span><text:span text:style-name="T4299"><text:s/></text:span><text:span text:style-name="T4300">μύρμηξ</text:span><text:span text:style-name="T4301"><text:s/></text:span><text:span text:style-name="T4302">περιπατῶν</text:span><text:span text:style-name="T4303"><text:s/></text:span><text:span text:style-name="T4304">κατὰ</text:span><text:span text:style-name="T4305"><text:s/></text:span><text:span text:style-name="T4306">τὴν</text:span><text:span text:style-name="T4307"><text:s/></text:span><text:span text:style-name="T4308">ἄρουραν</text:span><text:span text:style-name="T4309"><text:s/></text:span><text:span text:style-name="T4310">πυροὺς</text:span><text:span text:style-name="T4311"><text:s/></text:span><text:span text:style-name="T4312">καὶ</text:span><text:span text:style-name="T4313"><text:s/></text:span><text:span text:style-name="T4314">κριθὰς</text:span><text:span text:style-name="T4315"><text:s/></text:span><text:span text:style-name="T4316">συνέλεγεν</text:span><text:span text:style-name="T4317">,<text:s/></text:span><text:span text:style-name="T4318">ἀποθησαυριζόμενος</text:span><text:span text:style-name="T4319"><text:s/></text:span><text:span text:style-name="T4320">ἑαυτῷ</text:span><text:span text:style-name="T4321"><text:s/></text:span><text:span text:style-name="T4322">τροφὴν</text:span><text:span text:style-name="T4323"><text:s/></text:span><text:span text:style-name="T4324">εἰς</text:span><text:span text:style-name="T4325"><text:s/></text:span><text:span text:style-name="T4326">τὸν</text:span><text:span text:style-name="T4327"><text:s/></text:span><text:span text:style-name="T4328">χειμῶνα</text:span><text:span text:style-name="T4329">.<text:s/></text:span><text:span text:style-name="T4330">Κάνθαρος</text:span><text:span text:style-name="T4331"><text:s/></text:span><text:span text:style-name="T4332">δὲ</text:span><text:span text:style-name="T4333"><text:s/></text:span><text:span text:style-name="T4334">τοῦτον</text:span><text:span text:style-name="T4335"><text:s/></text:span><text:span text:style-name="T4336">θεασάμενος</text:span><text:span text:style-name="T4337"><text:s/></text:span><text:span text:style-name="T4338">ἐθαύμασεν</text:span><text:span text:style-name="T4339"><text:s/></text:span><text:span text:style-name="T4340">ὡς</text:span><text:span text:style-name="T4341"><text:s/></text:span><text:span text:style-name="T4342">ἐπιπονώτατον</text:span><text:span text:style-name="T4343">,<text:s/></text:span><text:span text:style-name="T4344">εἴγε</text:span><text:span text:style-name="T4345"><text:s/></text:span><text:span text:style-name="T4346">παρ᾿</text:span><text:span text:style-name="T4347"><text:s/></text:span><text:span text:style-name="T4348">αὐτὸν</text:span><text:span text:style-name="T4349"><text:s/></text:span><text:span text:style-name="T4350">τὸν</text:span><text:span text:style-name="T4351"><text:s/></text:span><text:span text:style-name="T4352">καιρὸν</text:span><text:span text:style-name="T4353"><text:s/></text:span><text:span text:style-name="T4354">μοχθεῖ</text:span><text:span text:style-name="T4355"><text:s/></text:span><text:span text:style-name="T4356">παρ᾿</text:span><text:span text:style-name="T4357"><text:s/></text:span><text:span text:style-name="T4358">ὃν</text:span><text:span text:style-name="T4359"><text:s/></text:span><text:span text:style-name="T4360">τὰ</text:span><text:span text:style-name="T4361"><text:s/></text:span><text:span text:style-name="T4362">ἄλλα</text:span><text:span text:style-name="T4363"><text:s/></text:span><text:span text:style-name="T4364">ζῷα</text:span><text:span text:style-name="T4365"><text:s/></text:span><text:span text:style-name="T4366">πόνων</text:span><text:span text:style-name="T4367"><text:s/></text:span><text:span text:style-name="T4368">ἀφειμένα</text:span><text:span text:style-name="T4369"><text:s/></text:span><text:span text:style-name="T4370">ῥᾳστώνην</text:span><text:span text:style-name="T4371"><text:s/></text:span><text:span text:style-name="T4372">ἄγει</text:span><text:span text:style-name="T4373">.<text:s/></text:span><text:span text:style-name="T4374">Ὁ</text:span><text:span text:style-name="T4375"><text:s/></text:span><text:span text:style-name="T4376">δὲ</text:span><text:span text:style-name="T4377"><text:s/></text:span><text:span text:style-name="T4378">τότε</text:span><text:span text:style-name="T4379"><text:s/></text:span><text:span text:style-name="T4380">μὲν</text:span><text:span text:style-name="T4381"><text:s/></text:span><text:span text:style-name="T4382">ἡσύχαζεν</text:span><text:span text:style-name="T4383">·<text:s/></text:span><text:span text:style-name="T4384">ὕστερον</text:span><text:span text:style-name="T4385"><text:s/></text:span><text:span text:style-name="T4386">δέ</text:span><text:span text:style-name="T4387">,<text:s/></text:span><text:span text:style-name="T4388">ὅτε</text:span><text:span text:style-name="T4389"><text:s/></text:span><text:span text:style-name="T4390">χειμὼν</text:span><text:span text:style-name="T4391"><text:s/></text:span><text:span text:style-name="T4392">ἐνέστη</text:span><text:span text:style-name="T4393">,<text:s/></text:span><text:span text:style-name="T4394">τῆς</text:span><text:span text:style-name="T4395"><text:s/></text:span><text:span text:style-name="T4396">κόπρου</text:span><text:span text:style-name="T4397"><text:s/></text:span><text:span text:style-name="T4398">ὑπὸ</text:span><text:span text:style-name="T4399"><text:s/></text:span><text:span text:style-name="T4400">τοῦ</text:span><text:span text:style-name="T4401"><text:s/></text:span><text:span text:style-name="T4402">ὄμβρου</text:span><text:span text:style-name="T4403"><text:s/></text:span><text:span text:style-name="T4404">ἐκλυθείσης</text:span><text:span text:style-name="T4405">,<text:s/></text:span><text:span text:style-name="T4406">ὁ</text:span><text:span text:style-name="T4407"><text:s/></text:span><text:span text:style-name="T4408">κάνθαρος</text:span><text:span text:style-name="T4409"><text:s/></text:span><text:span text:style-name="T4410">ἧκε</text:span><text:span text:style-name="T4411"><text:s/></text:span><text:span text:style-name="T4412">πρὸς</text:span><text:span text:style-name="T4413"><text:s/></text:span><text:span text:style-name="T4414">αὐτὸν</text:span><text:span text:style-name="T4415"><text:s/></text:span><text:span text:style-name="T4416">λιμώττων</text:span><text:span text:style-name="T4417"><text:s/></text:span><text:span text:style-name="T4418">καὶ</text:span><text:span text:style-name="T4419"><text:s/></text:span><text:span text:style-name="T4420">τροφῆς</text:span><text:span text:style-name="T4421"><text:s/></text:span><text:span text:style-name="T4422">μεταλαβεῖν</text:span><text:span text:style-name="T4423"><text:s/></text:span><text:span text:style-name="T4424">δεόμενος</text:span><text:span text:style-name="T4425">.<text:s/></text:span><text:span text:style-name="T4426">Ὁ</text:span><text:span text:style-name="T4427"><text:s/></text:span><text:span text:style-name="T4428">δὲ</text:span><text:span text:style-name="T4429"><text:s/></text:span><text:span text:style-name="T4430">ἔφη</text:span><text:span text:style-name="T4431"><text:s/></text:span><text:span text:style-name="T4432">πρὸς</text:span><text:span text:style-name="T4433"><text:s/></text:span><text:span text:style-name="T4434">αὐτόν</text:span><text:span text:style-name="T4435">· «<text:s/></text:span><text:span text:style-name="T4436">Ὦ</text:span><text:span text:style-name="T4437"><text:s/></text:span><text:span text:style-name="T4438">κάνθαρε</text:span><text:span text:style-name="T4439">,<text:s/></text:span><text:span text:style-name="T4440">ἀλλ᾿</text:span><text:span text:style-name="T4441"><text:s/></text:span><text:span text:style-name="T4442">εἰ</text:span><text:span text:style-name="T4443"><text:s/></text:span><text:span text:style-name="T4444">τότε</text:span><text:span text:style-name="T4445"><text:s/></text:span><text:span text:style-name="T4446">ἐπόνεις</text:span><text:span text:style-name="T4447">,<text:s/></text:span><text:span text:style-name="T4448">ὅτε</text:span><text:span text:style-name="T4449"><text:s/></text:span><text:span text:style-name="T4450">ἐμόχθουν</text:span><text:span text:style-name="T4451"><text:s/></text:span><text:span text:style-name="T4452">καὶ</text:span><text:span text:style-name="T4453"><text:s/></text:span><text:span text:style-name="T4454">ἐμὲ</text:span><text:span text:style-name="T4455"><text:s/></text:span><text:span text:style-name="T4456">ὠνείδιζες</text:span><text:span text:style-name="T4457">,<text:s/></text:span><text:span text:style-name="T4458">οὐκ</text:span><text:span text:style-name="T4459"><text:s/></text:span><text:span text:style-name="T4460">ἂν</text:span><text:span text:style-name="T4461"><text:s/></text:span><text:span text:style-name="T4462">νῦν</text:span><text:span text:style-name="T4463"><text:s/></text:span><text:span text:style-name="T4464">τροφῆς</text:span><text:span text:style-name="T4465"><text:s/></text:span><text:span text:style-name="T4466">ἐπεδέου</text:span><text:span text:style-name="T4467">. »</text:span></text:p>
            <text:p text:style-name="P4468"><text:span text:style-name="T4469">Οὕτως</text:span><text:span text:style-name="T4470"><text:s/></text:span><text:span text:style-name="T4471">οἱ</text:span><text:span text:style-name="T4472"><text:s/></text:span><text:span text:style-name="T4473">παρὰ</text:span><text:span text:style-name="T4474"><text:s/></text:span><text:span text:style-name="T4475">τὰς</text:span><text:span text:style-name="T4476"><text:s/></text:span><text:span text:style-name="T4477">εὐθηνείας</text:span><text:span text:style-name="T4478"><text:s/></text:span><text:span text:style-name="T4479">τοῦ</text:span><text:span text:style-name="T4480"><text:s/></text:span><text:span text:style-name="T4481">μέλλοντος</text:span><text:span text:style-name="T4482"><text:s/></text:span><text:span text:style-name="T4483">μὴ</text:span><text:span text:style-name="T4484"><text:s/></text:span><text:span text:style-name="T4485">προνοούμενοι</text:span><text:span text:style-name="T4486"><text:s/></text:span><text:span text:style-name="T4487">παρὰ</text:span><text:span text:style-name="T4488"><text:s/></text:span><text:span text:style-name="T4489">τὰς</text:span><text:span text:style-name="T4490"><text:s/></text:span><text:span text:style-name="T4491">τῶν</text:span><text:span text:style-name="T4492"><text:s/></text:span><text:span text:style-name="T4493">καιρῶν</text:span><text:span text:style-name="T4494"><text:s/></text:span><text:span text:style-name="T4495">μεταβολὰς</text:span><text:span text:style-name="T4496"><text:s/></text:span><text:span text:style-name="T4497">τὰ</text:span><text:span text:style-name="T4498"><text:s/></text:span><text:span text:style-name="T4499">μέγιστα</text:span><text:span text:style-name="T4500"><text:s/></text:span><text:span text:style-name="T4501">δυστυχοῦσιν</text:span><text:span text:style-name="T4502">.</text:span></text:p>
          </table:table-cell>
          <table:table-cell table:style-name="TableCell4503">
            <text:p text:style-name="P4504">THE ANT AND THE SNAIL</text:p>
            <text:p text:style-name="P4505">In the summer season, an ant prowling in the countryside, collected grains of wheat and barley, and put them in reserve to feed on them in winter. A snail saw her and was surprised to see her so industrious, she who was working at the very time when the other animals, rid of their work, are having a good time. At the moment, the ant did not answer; but later, when winter came and the rain soaked the dung, the hungry snail came to ask the ant for alms of some food. The ant then said to him: “O snail, if you had worked at the time when I was grieving and when you were insulting me, you would not lack food now. »</text:p>
            <text:p text:style-name="P4506"/>
            <text:p text:style-name="P4507">Likewise men who, in times of abundance, do not concern themselves with the future, fall into extreme misery when times come to change.</text:p>
          </table:table-cell>
        </table:table-row>
        <table:table-row table:style-name="TableRow4508">
          <table:table-cell table:style-name="TableCell4509">
            <text:p text:style-name="P4510"><text:span text:style-name="T4511">242.<text:s/></text:span><text:span text:style-name="T4512">Μύρμηξ</text:span><text:span text:style-name="T4513"><text:s/></text:span><text:span text:style-name="T4514">καὶ</text:span><text:span text:style-name="T4515"><text:s/></text:span><text:span text:style-name="T4516">περιστερά</text:span><text:span text:style-name="T4517">.</text:span><text:span text:style-name="T4518"><text:line-break/></text:span><text:span text:style-name="T4519">Μύρμηξ</text:span><text:span text:style-name="T4520"><text:s/></text:span><text:span text:style-name="T4521">διψήσας</text:span><text:span text:style-name="T4522">,<text:s/></text:span><text:span text:style-name="T4523">κατελθὼν</text:span><text:span text:style-name="T4524"><text:s/></text:span><text:span text:style-name="T4525">εἰς</text:span><text:span text:style-name="T4526"><text:s/></text:span><text:span text:style-name="T4527">πηγήν</text:span><text:span text:style-name="T4528">,<text:s/></text:span><text:span text:style-name="T4529">παρασυρεὶς</text:span><text:span text:style-name="T4530"><text:s/></text:span><text:span text:style-name="T4531">ὑπὸ</text:span><text:span text:style-name="T4532"><text:s/></text:span><text:span text:style-name="T4533">τοῦ</text:span><text:span text:style-name="T4534"><text:s/></text:span><text:span text:style-name="T4535">ῥεύματος</text:span><text:span text:style-name="T4536"><text:s/></text:span><text:span text:style-name="T4537">ἀπεπνίγετο</text:span><text:span text:style-name="T4538">.<text:s/></text:span><text:span text:style-name="T4539">Περιστερὰ</text:span><text:span text:style-name="T4540"><text:s/></text:span><text:span text:style-name="T4541">δὲ</text:span><text:span text:style-name="T4542"><text:s/></text:span><text:span text:style-name="T4543">τοῦτο</text:span><text:span text:style-name="T4544"><text:s/></text:span><text:span text:style-name="T4545">θεασαμένη</text:span><text:span text:style-name="T4546"><text:s/></text:span><text:span text:style-name="T4547">κλῶνα</text:span><text:span text:style-name="T4548"><text:s/></text:span><text:span text:style-name="T4549">δένδρου</text:span><text:span text:style-name="T4550"><text:s/></text:span><text:span text:style-name="T4551">περιελοῦσα</text:span><text:span text:style-name="T4552"><text:s/></text:span><text:span text:style-name="T4553">εἰς</text:span><text:span text:style-name="T4554"><text:s/></text:span><text:span text:style-name="T4555">τὴν</text:span><text:span text:style-name="T4556"><text:s/></text:span><text:span text:style-name="T4557">πηγὴν</text:span><text:span text:style-name="T4558"><text:s/></text:span><text:span text:style-name="T4559">ἔρριψεν</text:span><text:span text:style-name="T4560">,<text:s/></text:span><text:span text:style-name="T4561">ἐφ᾿</text:span><text:span text:style-name="T4562"><text:s/></text:span><text:span text:style-name="T4563">οὗ</text:span><text:span text:style-name="T4564"><text:s/></text:span><text:span text:style-name="T4565">καὶ</text:span><text:span text:style-name="T4566"><text:s/></text:span><text:span text:style-name="T4567">καθίσας</text:span><text:span text:style-name="T4568"><text:s/></text:span><text:span text:style-name="T4569">ὁ</text:span><text:span text:style-name="T4570"><text:s/></text:span><text:span text:style-name="T4571">μύρμηξ</text:span><text:span text:style-name="T4572"><text:s/></text:span><text:span text:style-name="T4573">διεσώθη</text:span><text:span text:style-name="T4574">.<text:s/></text:span><text:span text:style-name="T4575">Ἰξευτὴς</text:span><text:span text:style-name="T4576"><text:s/></text:span><text:span text:style-name="T4577">δέ</text:span><text:span text:style-name="T4578"><text:s/></text:span><text:span text:style-name="T4579">τις</text:span><text:span text:style-name="T4580"><text:s/></text:span><text:span text:style-name="T4581">μετὰ</text:span><text:span text:style-name="T4582"><text:s/></text:span><text:span text:style-name="T4583">τοῦτο</text:span><text:span text:style-name="T4584"><text:s/></text:span><text:span text:style-name="T4585">τοὺς</text:span><text:span text:style-name="T4586"><text:s/></text:span><text:span text:style-name="T4587">καλάμους</text:span><text:span text:style-name="T4588"><text:s/></text:span><text:span text:style-name="T4589">συνθεὶς</text:span><text:span text:style-name="T4590"><text:s/></text:span><text:span text:style-name="T4591">ἐπὶ</text:span><text:span text:style-name="T4592"><text:s/></text:span><text:span text:style-name="T4593">τὸ</text:span><text:span text:style-name="T4594"><text:s/></text:span><text:span text:style-name="T4595">τὴν</text:span><text:span text:style-name="T4596"><text:s/></text:span><text:span text:style-name="T4597">περιστερὰν</text:span><text:span text:style-name="T4598"><text:s/></text:span><text:span text:style-name="T4599">συλλαβεῖν</text:span><text:span text:style-name="T4600"><text:s/></text:span><text:span text:style-name="T4601">ᾔει</text:span><text:span text:style-name="T4602">.<text:s/></text:span><text:span text:style-name="T4603">Τοῦτο</text:span><text:span text:style-name="T4604"><text:s/></text:span><text:span text:style-name="T4605">δ᾿</text:span><text:span text:style-name="T4606"><text:s/></text:span><text:span text:style-name="T4607">ὁ</text:span><text:span text:style-name="T4608"><text:s/></text:span><text:span text:style-name="T4609">μύρμηξ</text:span><text:span text:style-name="T4610"><text:s/></text:span><text:span text:style-name="T4611">ἑωρακὼς</text:span><text:span text:style-name="T4612"><text:s/></text:span><text:span text:style-name="T4613">τὸν</text:span><text:span text:style-name="T4614"><text:s/></text:span><text:span text:style-name="T4615">τοῦ</text:span><text:span text:style-name="T4616"><text:s/></text:span><text:span text:style-name="T4617">ἰξευτοῦ</text:span><text:span text:style-name="T4618"><text:s/></text:span><text:span text:style-name="T4619">πόδα</text:span><text:span text:style-name="T4620"><text:s/></text:span><text:span text:style-name="T4621">ἔδακεν</text:span><text:span text:style-name="T4622">.<text:s/></text:span><text:span text:style-name="T4623">Ὁ</text:span><text:span text:style-name="T4624"><text:s/></text:span><text:span text:style-name="T4625">δὲ</text:span><text:span text:style-name="T4626"><text:s/></text:span><text:span text:style-name="T4627">ἀλγήσας</text:span><text:span text:style-name="T4628"><text:s/></text:span><text:span text:style-name="T4629">τούς</text:span><text:span text:style-name="T4630"><text:s/></text:span><text:span text:style-name="T4631">τε</text:span><text:span text:style-name="T4632"><text:s/></text:span><text:span text:style-name="T4633">καλάμους</text:span><text:span text:style-name="T4634"><text:s/></text:span><text:span text:style-name="T4635">ἔρριψε</text:span><text:span text:style-name="T4636"><text:s/></text:span><text:span text:style-name="T4637">καὶ</text:span><text:span text:style-name="T4638"><text:s/></text:span><text:span text:style-name="T4639">τὴν</text:span><text:span text:style-name="T4640"><text:s/></text:span><text:span text:style-name="T4641">περιστερὰν</text:span><text:span text:style-name="T4642"><text:s/></text:span><text:span text:style-name="T4643">αὐτίκα</text:span><text:span text:style-name="T4644"><text:s/></text:span><text:span text:style-name="T4645">φυγεῖν</text:span><text:span text:style-name="T4646"><text:s/></text:span><text:span text:style-name="T4647">ἐποίησεν</text:span><text:span text:style-name="T4648">.</text:span></text:p>
            <text:p text:style-name="P4649"><text:span text:style-name="T4650">Ὁ</text:span><text:span text:style-name="T4651"><text:s/></text:span><text:span text:style-name="T4652">μῦθος</text:span><text:span text:style-name="T4653"><text:s/></text:span><text:span text:style-name="T4654">δηλοῖ</text:span><text:span text:style-name="T4655"><text:s/></text:span><text:span text:style-name="T4656">ὅτι</text:span><text:span text:style-name="T4657"><text:s/></text:span><text:span text:style-name="T4658">δεῖ</text:span><text:span text:style-name="T4659"><text:s/></text:span><text:span text:style-name="T4660">τοῖς</text:span><text:span text:style-name="T4661"><text:s/></text:span><text:span text:style-name="T4662">εὐεργέταις</text:span><text:span text:style-name="T4663"><text:s/></text:span><text:span text:style-name="T4664">χάριν</text:span><text:span text:style-name="T4665"><text:s/></text:span><text:span text:style-name="T4666">ἀποδιδόναι</text:span><text:span text:style-name="T4667">.</text:span></text:p>
          </table:table-cell>
          <table:table-cell table:style-name="TableCell4668">
            <text:p text:style-name="P4669">An<text:s/>ANT AND<text:s/>A<text:s/>DOVE</text:p>
            <text:p text:style-name="P4670">An ant, pressed by thirst, had descended into a spring and, dragged by the current, it was drowning. A dove, having seen her, detached a branch from a tree and threw it into the spring; the ant climbed on it and was saved. In the meantime a bird-catcher came forward with his slime adjusted to take the dove. The ant noticing this, bit the foot of the bird-catcher, who, under the influence of pain, threw up his slime and immediately made the dove fly away.</text:p>
            <text:p text:style-name="P4671"/>
            <text:p text:style-name="P4672">This fable shows that we must repay our benefactors.<text:line-break/></text:p>
          </table:table-cell>
        </table:table-row>
        <text:soft-page-break/>
        <table:table-row table:style-name="TableRow4673">
          <table:table-cell table:style-name="TableCell4674">
            <text:p text:style-name="P4675"><text:span text:style-name="T4676">243.<text:s/></text:span><text:span text:style-name="T4677">Μῦς</text:span><text:span text:style-name="T4678"><text:s/></text:span><text:span text:style-name="T4679">ἀρουραῖος</text:span><text:span text:style-name="T4680"><text:s/></text:span><text:span text:style-name="T4681">καὶ</text:span><text:span text:style-name="T4682"><text:s/></text:span><text:span text:style-name="T4683">μῦς</text:span><text:span text:style-name="T4684"><text:s/></text:span><text:span text:style-name="T4685">ἀστικός</text:span><text:span text:style-name="T4686">.</text:span><text:span text:style-name="T4687"><text:line-break/></text:span><text:span text:style-name="T4688">Μῦς</text:span><text:span text:style-name="T4689"><text:s/></text:span><text:span text:style-name="T4690">ἀρουραῖος</text:span><text:span text:style-name="T4691"><text:s/></text:span><text:span text:style-name="T4692">τὸν</text:span><text:span text:style-name="T4693"><text:s/></text:span><text:span text:style-name="T4694">ἐν</text:span><text:span text:style-name="T4695"><text:s/></text:span><text:span text:style-name="T4696">οἴκῳ</text:span><text:span text:style-name="T4697"><text:s/></text:span><text:span text:style-name="T4698">ἐφίλει</text:span><text:span text:style-name="T4699">.</text:span></text:p>
            <text:p text:style-name="P4700"><text:span text:style-name="T4701">Ὁ</text:span><text:span text:style-name="T4702"><text:s/></text:span><text:span text:style-name="T4703">δὲ</text:span><text:span text:style-name="T4704"><text:s/></text:span><text:span text:style-name="T4705">τοῦ</text:span><text:span text:style-name="T4706"><text:s/></text:span><text:span text:style-name="T4707">οἴκου</text:span><text:span text:style-name="T4708"><text:s/></text:span><text:span text:style-name="T4709">κληθεὶς</text:span><text:span text:style-name="T4710"><text:s/></text:span><text:span text:style-name="T4711">ὑπὸ</text:span><text:span text:style-name="T4712"><text:s/></text:span><text:span text:style-name="T4713">τοῦ</text:span><text:span text:style-name="T4714"><text:s/></text:span><text:span text:style-name="T4715">φίλου</text:span></text:p>
            <text:p text:style-name="P4716"><text:span text:style-name="T4717">ἦλθεν εὐθέως δειπνήσων εἰς ἀρούρας.</text:span></text:p>
            <text:p text:style-name="P4718"><text:span text:style-name="T4719">Ὁ δὲ ἐσθίων κριθὰς καὶ σῖτον ἔφη·</text:span></text:p>
            <text:p text:style-name="P4720"><text:span text:style-name="T4721">« Γίνωσκε, φίλε, μυρμήκων ζῇς τὸν βίον·</text:span></text:p>
            <text:p text:style-name="P4722"><text:span text:style-name="T4723">ἐπείπερ δ᾿ ἐμοὶ ἀγαθῶν ἐστι πλῆθος,</text:span></text:p>
            <text:p text:style-name="P4724"><text:span text:style-name="T4725">ἐμοὶ σύνελθε καὶ ἀπολαύσεις πάντων. »</text:span></text:p>
            <text:p text:style-name="P4726"><text:span text:style-name="T4727">Καὶ παραχρῆμα ἀπῄεσαν οἱ δύο.</text:span></text:p>
            <text:p text:style-name="P4728"><text:span text:style-name="T4729">Καὶ ὃς ὑπεδείκνυ ὄσπρια καὶ σῖτον,</text:span></text:p>
            <text:p text:style-name="P4730"><text:span text:style-name="T4731">φοίνικας ἅμα, τυρόν, μέλι ὁπώρας.</text:span></text:p>
            <text:p text:style-name="P4732"><text:span text:style-name="T4733">Ὁ δ᾿ αὖ θαυμάζων αὐτὸν ηὐλόγει σφόδρα</text:span></text:p>
            <text:p text:style-name="P4734"><text:span text:style-name="T4735">καὶ τὴν ἑαυτοῦ κατεμέμφετο τύχην.</text:span></text:p>
            <text:p text:style-name="P4736"><text:span text:style-name="T4737">Βουλομένων δὲ ἀπάρξασθαι ἐσθίειν,</text:span></text:p>
            <text:p text:style-name="P4738"><text:span text:style-name="T4739">ᾔνοιξεν εὐθὺς ἄνθρωπός τις τὴν θύραν.</text:span></text:p>
            <text:p text:style-name="P4740"><text:span text:style-name="T4741">Φοβηθέντες δὲ οἱ δειλαῖοι τὸν κτύπον</text:span></text:p>
            <text:p text:style-name="P4742"><text:span text:style-name="T4743">εἰσεπήδησαν οἱ μῦς εἰς τὰς ῥαγάδας.</text:span></text:p>
            <text:p text:style-name="P4744"><text:span text:style-name="T4745">Ὡς δὲ ἤθελον πάλιν ἰσχάδας ἆραι,</text:span></text:p>
            <text:p text:style-name="P4746"><text:span text:style-name="T4747">ἧκεν ἕτερος τοῦ λαβεῖν τι τῶν ἔνδον.</text:span></text:p>
            <text:p text:style-name="P4748"><text:span text:style-name="T4749">Οἱ δὲ καὶ πάλιν θεασάμενοι τοῦτον</text:span></text:p>
            <text:p text:style-name="P4750"><text:span text:style-name="T4751">εἰσεπήδησαν κρυβέντες ἐπὶ τρώγλης.</text:span></text:p>
            <text:p text:style-name="P4752"><text:span text:style-name="T4753">Ὁ δ᾿ ἀρουραῖος ὀλιγωρῶν τῇ πείνῃ</text:span></text:p>
            <text:p text:style-name="P4754"><text:span text:style-name="T4755">ἀνεστέναξε καὶ πρὸς τὸν ἄλλον ἔφη·</text:span></text:p>
            <text:p text:style-name="P4756"><text:span text:style-name="T4757">« Χαῖρε σύ, φίλε, κατεσθίων εἰς κόρον</text:span></text:p>
            <text:p text:style-name="P4758"><text:span text:style-name="T4759">ἐπαπολαύων αὐτὰ μετ᾿ εὐφροσύνης</text:span></text:p>
            <text:p text:style-name="P4760"><text:span text:style-name="T4761">καὶ τοῦ κινδύνου καὶ τοῦ πολλοῦ τοῦ φόβου·</text:span></text:p>
            <text:p text:style-name="P4762"><text:span text:style-name="T4763">ἐγὼ δ᾿ ὁ τάλας κριθὴν καὶ σῖτον τρώγων</text:span></text:p>
            <text:p text:style-name="P4764"><text:span text:style-name="T4765">ζήσω ἀφόβως μηδένα ὑποπτεύων. »</text:span></text:p>
            <text:p text:style-name="P4766"><text:span text:style-name="T4767"><text:s text:c="10"/>Ὁ μῦθος δηλοῖ ὅτι</text:span></text:p>
            <text:p text:style-name="P4768"><text:span text:style-name="T4769">τὸ λιτῶς διάγειν καὶ ζῆν ἀταράχως</text:span></text:p>
            <text:p text:style-name="P4770"><text:span text:style-name="T4771">ὑπὲρ τὸ τρυφᾶν ἐν φόβῳ μετ᾿ ὀδύνης.</text:span></text:p>
          </table:table-cell>
          <table:table-cell table:style-name="TableCell4772">
            <text:p text:style-name="P4773">THE FIELD RAT AND THE CITY RAT</text:p>
            <text:p text:style-name="P4774">[1]</text:p>
            <text:p text:style-name="P4775"/>
            <text:p text:style-name="P4776">A field rat had a house rat as a friend. The house rat invited by his friend hastened to go and dine in the country. But as he only had to eat grass and wheat, he said: “Do you know, my friend, that you lead the life of an ant? I, on the contrary, have abundant goods. Come with me, I put them all at your disposal. They both left immediately. The house rat showed his comrade vegetables and wheat, and with that figs, cheese, honey, fruit. And this one filled with wonder blessed him with all his heart, and cursed his own fortune. As they were about to begin the feast, suddenly a man opened the door. Frightened by the noise, our rats rushed fearfully into the cracks. Then as they came back to take dried figs, another person came looking for something inside the room. Seeing him, they once again rushed into a hole to hide. And then the field rat, forgetting his hunger, sighed and said to the other: "Farewell, my friend, you eat your fill and you give yourself to your heart's content, but at the cost of danger and a thousand fears." Me, poor thing, I'm going to live nibbling on barley and wheat, but without fearing or suspecting anyone. This fable shows that it is better to lead a simple and peaceful existence than to swim in delights suffering from fear.</text:p>
          </table:table-cell>
        </table:table-row>
        <text:soft-page-break/>
        <table:table-row table:style-name="TableRow4777">
          <table:table-cell table:style-name="TableCell4778">
            <text:p text:style-name="P4779"><text:span text:style-name="T4780">244.<text:s/></text:span><text:span text:style-name="T4781">Μῦς</text:span><text:span text:style-name="T4782"><text:s/></text:span><text:span text:style-name="T4783">καὶ</text:span><text:span text:style-name="T4784"><text:s/></text:span><text:span text:style-name="T4785">βάτραχος</text:span><text:span text:style-name="T4786">.</text:span><text:span text:style-name="T4787"><text:line-break/></text:span><text:span text:style-name="T4788">Χερσαῖος</text:span><text:span text:style-name="T4789"><text:s/></text:span><text:span text:style-name="T4790">μῦς</text:span><text:span text:style-name="T4791"><text:s/></text:span><text:span text:style-name="T4792">κακῇ</text:span><text:span text:style-name="T4793"><text:s/></text:span><text:span text:style-name="T4794">μοίρᾳ</text:span><text:span text:style-name="T4795"><text:s/></text:span><text:span text:style-name="T4796">βατράχῳ</text:span><text:span text:style-name="T4797"><text:s/></text:span><text:span text:style-name="T4798">ἐφιλιώθη</text:span><text:span text:style-name="T4799">.<text:s/></text:span><text:span text:style-name="T4800">Ὁ</text:span><text:span text:style-name="T4801"><text:s/></text:span><text:span text:style-name="T4802">δὲ</text:span><text:span text:style-name="T4803"><text:s/></text:span><text:span text:style-name="T4804">βάτραχος</text:span><text:span text:style-name="T4805"><text:s/></text:span><text:span text:style-name="T4806">κακῶς</text:span><text:span text:style-name="T4807"><text:s/></text:span><text:span text:style-name="T4808">βουλευσάμενος</text:span><text:span text:style-name="T4809"><text:s/></text:span><text:span text:style-name="T4810">τὸν</text:span><text:span text:style-name="T4811"><text:s/></text:span><text:span text:style-name="T4812">πόδα</text:span><text:span text:style-name="T4813"><text:s/></text:span><text:span text:style-name="T4814">τοῦ</text:span><text:span text:style-name="T4815"><text:s/></text:span><text:span text:style-name="T4816">μυὸς</text:span><text:span text:style-name="T4817"><text:s/></text:span><text:span text:style-name="T4818">τῷ</text:span><text:span text:style-name="T4819"><text:s/></text:span><text:span text:style-name="T4820">ἑαυτοῦ</text:span><text:span text:style-name="T4821"><text:s/></text:span><text:span text:style-name="T4822">ποδὶ</text:span><text:span text:style-name="T4823"><text:s/></text:span><text:span text:style-name="T4824">συνέδησε</text:span><text:span text:style-name="T4825">.<text:s/></text:span><text:span text:style-name="T4826">Καὶ</text:span><text:span text:style-name="T4827"><text:s/></text:span><text:span text:style-name="T4828">πρῶτον</text:span><text:span text:style-name="T4829"><text:s/></text:span><text:span text:style-name="T4830">μὲν</text:span><text:span text:style-name="T4831"><text:s/></text:span><text:span text:style-name="T4832">ἐπὶ</text:span><text:span text:style-name="T4833"><text:s/></text:span><text:span text:style-name="T4834">τῆς</text:span><text:span text:style-name="T4835"><text:s/></text:span><text:span text:style-name="T4836">χώρας</text:span><text:span text:style-name="T4837"><text:s/></text:span><text:span text:style-name="T4838">ἦλθον</text:span><text:span text:style-name="T4839"><text:s/></text:span><text:span text:style-name="T4840">σῖτον</text:span><text:span text:style-name="T4841"><text:s/></text:span><text:span text:style-name="T4842">δειπνήσοντες</text:span><text:span text:style-name="T4843">·<text:s/></text:span><text:span text:style-name="T4844">ἔπειτα</text:span><text:span text:style-name="T4845"><text:s/></text:span><text:span text:style-name="T4846">δὲ</text:span><text:span text:style-name="T4847"><text:s/></text:span><text:span text:style-name="T4848">τῷ</text:span><text:span text:style-name="T4849"><text:s/></text:span><text:span text:style-name="T4850">χείλει</text:span><text:span text:style-name="T4851"><text:s/></text:span><text:span text:style-name="T4852">τῆς</text:span><text:span text:style-name="T4853"><text:s/></text:span><text:span text:style-name="T4854">λίμνης</text:span><text:span text:style-name="T4855"><text:s/></text:span><text:span text:style-name="T4856">πλησιάσαντες</text:span><text:span text:style-name="T4857">,<text:s/></text:span><text:span text:style-name="T4858">ὁ</text:span><text:span text:style-name="T4859"><text:s/></text:span><text:span text:style-name="T4860">μὲν</text:span><text:span text:style-name="T4861"><text:s/></text:span><text:span text:style-name="T4862">βάτραχος</text:span><text:span text:style-name="T4863"><text:s/></text:span><text:span text:style-name="T4864">τὸν</text:span><text:span text:style-name="T4865"><text:s/></text:span><text:span text:style-name="T4866">μῦν</text:span><text:span text:style-name="T4867"><text:s/></text:span><text:span text:style-name="T4868">εἰς</text:span><text:span text:style-name="T4869"><text:s/></text:span><text:span text:style-name="T4870">τὸ</text:span><text:span text:style-name="T4871"><text:s/></text:span><text:span text:style-name="T4872">βάθος</text:span><text:span text:style-name="T4873"><text:s/></text:span><text:span text:style-name="T4874">κατῆγεν</text:span><text:span text:style-name="T4875">,<text:s/></text:span><text:span text:style-name="T4876">αὐτὸς</text:span><text:span text:style-name="T4877"><text:s/></text:span><text:span text:style-name="T4878">βρυάζων</text:span><text:span text:style-name="T4879"><text:s/></text:span><text:span text:style-name="T4880">τῷ</text:span><text:span text:style-name="T4881"><text:s/></text:span><text:span text:style-name="T4882">ὕδατι</text:span><text:span text:style-name="T4883"><text:s/></text:span><text:span text:style-name="T4884">καὶ</text:span><text:span text:style-name="T4885"><text:s/></text:span><text:span text:style-name="T4886">τὸ</text:span><text:span text:style-name="T4887"><text:s/></text:span><text:span text:style-name="T4888">βρεκεκεκὲξ</text:span><text:span text:style-name="T4889"><text:s/></text:span><text:span text:style-name="T4890">ἀνακράζων</text:span><text:span text:style-name="T4891">.<text:s/></text:span><text:span text:style-name="T4892">Ὁ</text:span><text:span text:style-name="T4893"><text:s/></text:span><text:span text:style-name="T4894">δὲ</text:span><text:span text:style-name="T4895"><text:s/></text:span><text:span text:style-name="T4896">ἄθλιος</text:span><text:span text:style-name="T4897"><text:s/></text:span><text:span text:style-name="T4898">μῦς</text:span><text:span text:style-name="T4899"><text:s/></text:span><text:span text:style-name="T4900">τῷ</text:span><text:span text:style-name="T4901"><text:s/></text:span><text:span text:style-name="T4902">ὕδατι</text:span><text:span text:style-name="T4903"><text:s/></text:span><text:span text:style-name="T4904">φυσηθεὶς</text:span><text:span text:style-name="T4905"><text:s/></text:span><text:span text:style-name="T4906">ἐτεθνήκει</text:span><text:span text:style-name="T4907">·<text:s/></text:span><text:span text:style-name="T4908">ἐπέπλει</text:span><text:span text:style-name="T4909"><text:s/></text:span><text:span text:style-name="T4910">δὲ</text:span><text:span text:style-name="T4911"><text:s/></text:span><text:span text:style-name="T4912">τῷ</text:span><text:span text:style-name="T4913"><text:s/></text:span><text:span text:style-name="T4914">ποδὶ</text:span><text:span text:style-name="T4915"><text:s/></text:span><text:span text:style-name="T4916">τοῦ</text:span><text:span text:style-name="T4917"><text:s/></text:span><text:span text:style-name="T4918">βατράχου</text:span><text:span text:style-name="T4919"><text:s/></text:span><text:span text:style-name="T4920">συνδεδεμένος</text:span><text:span text:style-name="T4921">.<text:s/></text:span><text:span text:style-name="T4922">Ἰκτῖνος</text:span><text:span text:style-name="T4923"><text:s/></text:span><text:span text:style-name="T4924">δὲ</text:span><text:span text:style-name="T4925"><text:s/></text:span><text:span text:style-name="T4926">τοῦτον</text:span><text:span text:style-name="T4927"><text:s/></text:span><text:span text:style-name="T4928">ἰδὼν</text:span><text:span text:style-name="T4929"><text:s/></text:span><text:span text:style-name="T4930">τοῖς</text:span><text:span text:style-name="T4931"><text:s/></text:span><text:span text:style-name="T4932">ὄνυξιν</text:span><text:span text:style-name="T4933"><text:s/></text:span><text:span text:style-name="T4934">ἣρπασεν</text:span><text:span text:style-name="T4935">·<text:s/></text:span><text:span text:style-name="T4936">βάτραχος</text:span><text:span text:style-name="T4937"><text:s/></text:span><text:span text:style-name="T4938">δὲ</text:span><text:span text:style-name="T4939"><text:s/></text:span><text:span text:style-name="T4940">δεσμώτης</text:span><text:span text:style-name="T4941"><text:s/></text:span><text:span text:style-name="T4942">ἐπηκολούθει</text:span><text:span text:style-name="T4943">,<text:s/></text:span><text:span text:style-name="T4944">δεῖπνον</text:span><text:span text:style-name="T4945"><text:s/></text:span><text:span text:style-name="T4946">καὶ</text:span><text:span text:style-name="T4947"><text:s/></text:span><text:span text:style-name="T4948">αὐτὸς</text:span><text:span text:style-name="T4949"><text:s/></text:span><text:span text:style-name="T4950">τῷ</text:span><text:span text:style-name="T4951"><text:s/></text:span><text:span text:style-name="T4952">ἰκτίνῳ</text:span><text:span text:style-name="T4953"><text:s/></text:span><text:span text:style-name="T4954">γενόμενος</text:span><text:span text:style-name="T4955">.</text:span></text:p>
            <text:p text:style-name="P4956"><text:span text:style-name="T4957">Ὅτι</text:span><text:span text:style-name="T4958">,<text:s/></text:span><text:span text:style-name="T4959">κἂν</text:span><text:span text:style-name="T4960"><text:s/></text:span><text:span text:style-name="T4961">νεκρὸς</text:span><text:span text:style-name="T4962"><text:s/></text:span><text:span text:style-name="T4963">ᾖ</text:span><text:span text:style-name="T4964"><text:s/></text:span><text:span text:style-name="T4965">τις</text:span><text:span text:style-name="T4966"><text:s/></text:span><text:span text:style-name="T4967">ἰσχύει</text:span><text:span text:style-name="T4968"><text:s/></text:span><text:span text:style-name="T4969">πρὸς</text:span><text:span text:style-name="T4970"><text:s/></text:span><text:span text:style-name="T4971">ἄμυναν</text:span><text:span text:style-name="T4972">·<text:s/></text:span><text:span text:style-name="T4973">ἡ</text:span><text:span text:style-name="T4974"><text:s/></text:span><text:span text:style-name="T4975">γὰρ</text:span><text:span text:style-name="T4976"><text:s/></text:span><text:span text:style-name="T4977">θεία</text:span><text:span text:style-name="T4978"><text:s/></text:span><text:span text:style-name="T4979">δίκη</text:span><text:span text:style-name="T4980"><text:s/></text:span><text:span text:style-name="T4981">ἐφορᾷ</text:span><text:span text:style-name="T4982"><text:s/></text:span><text:span text:style-name="T4983">πάντα</text:span><text:span text:style-name="T4984"><text:s/></text:span><text:span text:style-name="T4985">καὶ</text:span><text:span text:style-name="T4986"><text:s/></text:span><text:span text:style-name="T4987">τὸ</text:span><text:span text:style-name="T4988"><text:s/></text:span><text:span text:style-name="T4989">ἴσον</text:span><text:span text:style-name="T4990"><text:s/></text:span><text:span text:style-name="T4991">ἀποδίδωσι</text:span><text:span text:style-name="T4992"><text:s/></text:span><text:span text:style-name="T4993">ζυγοστατοῦσα</text:span><text:span text:style-name="T4994">.</text:span></text:p>
          </table:table-cell>
          <table:table-cell table:style-name="TableCell4995">
            <text:p text:style-name="P4996">A<text:s/>RAT AND<text:s/>A<text:s/>FROG</text:p>
            <text:p text:style-name="P4997">A land rat, to his misfortune, befriended a frog. Now the frog, who had bad intentions, tied the paw of the rat to his own paw. And first they went to the earth to eat wheat; then they approached the edge of the pond. Then the frog dragged the rat to the bottom, while it frolicked in the water pushing its brekekekex. And the unfortunate rat, swollen with water, was drowned; but it was floating, attached to the frog's leg. A kite, having seen it, carried it off in its claws, and the chained frog followed and also served the kite as dinner.</text:p>
            <text:p text:style-name="P4998"/>
            <text:p text:style-name="P4999">Even death, one can take revenge; for divine justice has an eye on everything, and proportions in its balance the punishment to the fault.</text:p>
          </table:table-cell>
        </table:table-row>
        <table:table-row table:style-name="TableRow5000">
          <table:table-cell table:style-name="TableCell5001">
            <text:p text:style-name="P5002"><text:span text:style-name="T5003">245.<text:s/></text:span><text:span text:style-name="T5004">Ναυαγὸς</text:span><text:span text:style-name="T5005"><text:s/></text:span><text:span text:style-name="T5006">καὶ</text:span><text:span text:style-name="T5007"><text:s/></text:span><text:span text:style-name="T5008">θάλασσα</text:span><text:span text:style-name="T5009">.</text:span><text:span text:style-name="T5010"><text:line-break/></text:span><text:span text:style-name="T5011">Ναυαγὸς</text:span><text:span text:style-name="T5012"><text:s/></text:span><text:span text:style-name="T5013">ἐκβρασθεὶς</text:span><text:span text:style-name="T5014"><text:s/></text:span><text:span text:style-name="T5015">εἰς</text:span><text:span text:style-name="T5016"><text:s/></text:span><text:span text:style-name="T5017">τὸν</text:span><text:span text:style-name="T5018"><text:s/></text:span><text:span text:style-name="T5019">αἰγιαλὸν</text:span><text:span text:style-name="T5020"><text:s/></text:span><text:span text:style-name="T5021">ἐκοιμᾶτο</text:span><text:span text:style-name="T5022"><text:s/></text:span><text:span text:style-name="T5023">διὰ</text:span><text:span text:style-name="T5024"><text:s/></text:span><text:span text:style-name="T5025">τὸν</text:span><text:span text:style-name="T5026"><text:s/></text:span><text:span text:style-name="T5027">κόπον</text:span><text:span text:style-name="T5028">·<text:s/></text:span><text:span text:style-name="T5029">μετὰ</text:span><text:span text:style-name="T5030"><text:s/></text:span><text:span text:style-name="T5031">μικρὸν</text:span><text:span text:style-name="T5032"><text:s/></text:span><text:span text:style-name="T5033">δὲ</text:span><text:span text:style-name="T5034"><text:s/></text:span><text:span text:style-name="T5035">ἐξαναστάς</text:span><text:span text:style-name="T5036">,<text:s/></text:span><text:span text:style-name="T5037">ὡς</text:span><text:span text:style-name="T5038"><text:s/></text:span><text:span text:style-name="T5039">ἐθεάσατο</text:span><text:span text:style-name="T5040"><text:s/></text:span><text:span text:style-name="T5041">τὴν</text:span><text:span text:style-name="T5042"><text:s/></text:span><text:span text:style-name="T5043">θάλασσαν</text:span><text:span text:style-name="T5044">,<text:s/></text:span><text:span text:style-name="T5045">ἐμέμφετο</text:span><text:span text:style-name="T5046"><text:s/></text:span><text:span text:style-name="T5047">αὐτῇ</text:span><text:span text:style-name="T5048"><text:s/></text:span><text:span text:style-name="T5049">ὅτι</text:span><text:span text:style-name="T5050"><text:s/></text:span><text:span text:style-name="T5051">γε</text:span><text:span text:style-name="T5052"><text:s/></text:span><text:span text:style-name="T5053">δελεάζουσα</text:span><text:span text:style-name="T5054"><text:s/></text:span><text:span text:style-name="T5055">τοὺς</text:span><text:span text:style-name="T5056"><text:s/></text:span><text:span text:style-name="T5057">ἀνθρώπους</text:span><text:span text:style-name="T5058"><text:s/></text:span><text:span text:style-name="T5059">τῇ</text:span><text:span text:style-name="T5060"><text:s/></text:span><text:span text:style-name="T5061">πραότητι</text:span><text:span text:style-name="T5062"><text:s/></text:span><text:span text:style-name="T5063">τῆς</text:span><text:span text:style-name="T5064"><text:s/></text:span><text:span text:style-name="T5065">συνόψεως</text:span><text:span text:style-name="T5066">,<text:s/></text:span><text:span text:style-name="T5067">ἡνίκα</text:span><text:span text:style-name="T5068"><text:s/></text:span><text:span text:style-name="T5069">ἂν</text:span><text:span text:style-name="T5070"><text:s/></text:span><text:span text:style-name="T5071">αὐτοὺς</text:span><text:span text:style-name="T5072"><text:s/></text:span><text:span text:style-name="T5073">προσδέξηται</text:span><text:span text:style-name="T5074">,<text:s/></text:span><text:span text:style-name="T5075">ἀπαγριουμένη</text:span><text:span text:style-name="T5076"><text:s/></text:span><text:span text:style-name="T5077">διαφθείρει</text:span><text:span text:style-name="T5078">.<text:s/></text:span><text:span text:style-name="T5079">Ἡ</text:span><text:span text:style-name="T5080"><text:s/></text:span><text:span text:style-name="T5081">δὲ</text:span><text:span text:style-name="T5082"><text:s/></text:span><text:span text:style-name="T5083">ὁμοιωθεῖσα</text:span><text:span text:style-name="T5084"><text:s/></text:span><text:span text:style-name="T5085">γυναικὶ</text:span><text:span text:style-name="T5086"><text:s/></text:span><text:span text:style-name="T5087">ἔφη</text:span><text:span text:style-name="T5088"><text:s/></text:span><text:span text:style-name="T5089">πρὸς</text:span><text:span text:style-name="T5090"><text:s/></text:span><text:span text:style-name="T5091">αὐτόν</text:span><text:span text:style-name="T5092">· «<text:s/></text:span><text:span text:style-name="T5093">Ἀλλ᾿</text:span><text:span text:style-name="T5094">,<text:s/></text:span><text:span text:style-name="T5095">ὦ</text:span><text:span text:style-name="T5096"><text:s/></text:span><text:span text:style-name="T5097">οὗτος</text:span><text:span text:style-name="T5098">,<text:s/></text:span><text:span text:style-name="T5099">μὴ</text:span><text:span text:style-name="T5100"><text:s/></text:span><text:span text:style-name="T5101">ἐμὲ</text:span><text:span text:style-name="T5102"><text:s/></text:span><text:span text:style-name="T5103">μέμφου</text:span><text:span text:style-name="T5104">,<text:s/></text:span><text:span text:style-name="T5105">ἀλλὰ</text:span><text:span text:style-name="T5106"><text:s/></text:span><text:span text:style-name="T5107">τοὺς</text:span><text:span text:style-name="T5108"><text:s/></text:span><text:span text:style-name="T5109">ἀνέμους</text:span><text:span text:style-name="T5110">·<text:s/></text:span><text:span text:style-name="T5111">ἐγὼ</text:span><text:span text:style-name="T5112"><text:s/></text:span><text:span text:style-name="T5113">μὲν</text:span><text:span text:style-name="T5114"><text:s/></text:span><text:span text:style-name="T5115">γὰρ</text:span><text:span text:style-name="T5116"><text:s/></text:span><text:span text:style-name="T5117">φύσει</text:span><text:span text:style-name="T5118"><text:s/></text:span><text:span text:style-name="T5119">τοιαύτη</text:span><text:span text:style-name="T5120"><text:s/></text:span><text:span text:style-name="T5121">εἰμὶ</text:span><text:span text:style-name="T5122"><text:s/></text:span><text:span text:style-name="T5123">ὁποίαν</text:span><text:span text:style-name="T5124"><text:s/></text:span><text:span text:style-name="T5125">καὶ</text:span><text:span text:style-name="T5126"><text:s/></text:span><text:span text:style-name="T5127">νῦν</text:span><text:span text:style-name="T5128"><text:s/></text:span><text:span text:style-name="T5129">με</text:span><text:span text:style-name="T5130"><text:s/></text:span><text:span text:style-name="T5131">ὁρᾷς</text:span><text:span text:style-name="T5132">·<text:s/></text:span><text:span text:style-name="T5133">οἱ</text:span><text:span text:style-name="T5134"><text:s/></text:span><text:span text:style-name="T5135">δὲ</text:span><text:span text:style-name="T5136"><text:s/></text:span><text:span text:style-name="T5137">αἰφνίδιόν</text:span><text:span text:style-name="T5138"><text:s/></text:span><text:span text:style-name="T5139">με</text:span><text:span text:style-name="T5140"><text:s/></text:span><text:span text:style-name="T5141">ἐπέρχονται</text:span><text:span text:style-name="T5142"><text:s/></text:span><text:span text:style-name="T5143">καὶ</text:span><text:span text:style-name="T5144"><text:s/></text:span><text:span text:style-name="T5145">κυματοῦσι</text:span><text:span text:style-name="T5146"><text:s/></text:span><text:span text:style-name="T5147">καὶ</text:span><text:span text:style-name="T5148"><text:s/></text:span><text:span text:style-name="T5149">ἐξαγριοῦσιν</text:span><text:span text:style-name="T5150">. »</text:span></text:p>
            <text:p text:style-name="P5151"><text:span text:style-name="T5152">Ἀτὰρ</text:span><text:span text:style-name="T5153"><text:s/></text:span><text:span text:style-name="T5154">οὖν</text:span><text:span text:style-name="T5155"><text:s/></text:span><text:span text:style-name="T5156">καὶ</text:span><text:span text:style-name="T5157"><text:s/></text:span><text:span text:style-name="T5158">ἡμᾶς</text:span><text:span text:style-name="T5159"><text:s/></text:span><text:span text:style-name="T5160">ἐπὶ</text:span><text:span text:style-name="T5161"><text:s/></text:span><text:span text:style-name="T5162">τῶν</text:span><text:span text:style-name="T5163"><text:s/></text:span><text:span text:style-name="T5164">ἀδικημάτων</text:span><text:span text:style-name="T5165"><text:s/></text:span><text:span text:style-name="T5166">οὐ</text:span><text:span text:style-name="T5167"><text:s/></text:span><text:span text:style-name="T5168">δεῖ</text:span><text:span text:style-name="T5169"><text:s/></text:span><text:span text:style-name="T5170">τοὺς</text:span><text:span text:style-name="T5171"><text:s/></text:span><text:span text:style-name="T5172">δρῶντας</text:span><text:span text:style-name="T5173"><text:s/></text:span><text:span text:style-name="T5174">αἰτιᾶσθαι</text:span><text:span text:style-name="T5175">,<text:s/></text:span><text:span text:style-name="T5176">ὅταν</text:span><text:span text:style-name="T5177"><text:s/></text:span><text:span text:style-name="T5178">ἑτέροις</text:span><text:span text:style-name="T5179"><text:s/></text:span><text:span text:style-name="T5180">ὑποτεταγμένοι</text:span><text:span text:style-name="T5181"><text:s/></text:span><text:span text:style-name="T5182">ὦσι</text:span><text:span text:style-name="T5183">,<text:s/></text:span><text:span text:style-name="T5184">τοὺς</text:span><text:span text:style-name="T5185"><text:s/></text:span><text:span text:style-name="T5186">δὲ</text:span><text:span text:style-name="T5187"><text:s/></text:span><text:span text:style-name="T5188">τούτοις</text:span><text:span text:style-name="T5189"><text:s/></text:span><text:span text:style-name="T5190">ἐπιστατοῦντας</text:span><text:span text:style-name="T5191">.</text:span></text:p>
          </table:table-cell>
          <table:table-cell table:style-name="TableCell5192">
            <text:p text:style-name="P5193">A<text:s/>SHIPWRECKED<text:s/>Sailor<text:s/>AND THE SEA</text:p>
            <text:p text:style-name="P5194">A castaway, washed up on the shore, had fallen asleep from fatigue; but he was not long in waking up, and, seeing the sea, he reproached her for seducing men by her tranquil air; then, when she received them on her waters, to become savage and destroy them. The sea, having taken the form of a woman, said to him: “But, my friend, it is not to me, it is to the winds that you must address your reproaches; for me, I am naturally such as you see me now: it is the winds which, falling on me unexpectedly, lift me up and make me wild. »</text:p>
            <text:p text:style-name="P5195"/>
            <text:p text:style-name="P5196">Likewise, we must not hold the author responsible of an injustice, when he acts on the orders of others, but those who have authority over him.</text:p>
          </table:table-cell>
        </table:table-row>
        <text:soft-page-break/>
        <table:table-row table:style-name="TableRow5197">
          <table:table-cell table:style-name="TableCell5198">
            <text:p text:style-name="P5199"><text:span text:style-name="T5200">246. Νεανίσκοι καὶ μάγειρος.</text:span><text:span text:style-name="T5201"><text:line-break/></text:span><text:span text:style-name="T5202">Δύο νεανίσκοι ἐν ταὐτῷ κρέας ὠνοῦντο. Καὶ δὴ τοῦ μαγείρου περισπασθέντος, ὁ ἕτερος ὑφελόμενος ἀκροκώλιον, εἰς τὸν τοῦ ἑτέρου κόλπον καθῆκεν. Ἐπιστραφέντος δὲ αὐτοῦ καὶ ἐπιζητοῦντος, αἰτιωμένου τε ἐκείνους, ὁ μὲν εἰληφὼς ὤμνυε μὴ ἔχειν, ὁ δὲ ἔχων μὴ εἰληφέναι. Καὶ ὁ μάγειρος αἰσθόμενος αὐτῶν τὴν κακοτεχνίαν, εἶπεν· « Ἀλλὰ κἂν ἐμὲ λάθητε ἐπιορκοῦντες, θεοὺς μέντοι γε οὐ λήσετε. »</text:span></text:p>
            <text:p text:style-name="P5203"><text:span text:style-name="T5204">Ὁ λόγος δηλοῖ ὅτι ἡ αὐτή ἐστιν ἡ ἀσέβεια τῆς ἐπιορκίας, κἂν αὐτήν τις κατασοφίζηται.</text:span></text:p>
          </table:table-cell>
          <table:table-cell table:style-name="TableCell5205">
            <text:p text:style-name="P5206">YOUNG BOYS AND THE BUTCHER</text:p>
            <text:p text:style-name="P5207">Two young boys were buying meat at the same stall. Seeing the butcher busy on the other side, one of them stole giblets and threw them into the other's bosom. The butcher, having turned and sought these pieces, accused the two boys. But whoever had taken them swore that he had not them, and whoever had them, that he had not taken them. Guessing their artifice, the butcher said: “You can escape me by a false oath; but for sure you will not escape the gods. »</text:p>
            <text:p text:style-name="P5208"/>
            <text:p text:style-name="P5209">This fable shows that the impiety of the false oath remains the same, however clever one may be in making it sophisticated.</text:p>
          </table:table-cell>
        </table:table-row>
        <table:table-row table:style-name="TableRow5210">
          <table:table-cell table:style-name="TableCell5211">
            <text:p text:style-name="P5212"><text:span text:style-name="T5213">247.<text:s/></text:span><text:span text:style-name="T5214">Νεβρὸς</text:span><text:span text:style-name="T5215"><text:s/></text:span><text:span text:style-name="T5216">καὶ</text:span><text:span text:style-name="T5217"><text:s/></text:span><text:span text:style-name="T5218">ἔλαφος</text:span></text:p>
            <text:p text:style-name="P5219"><text:span text:style-name="T5220">Νεβρός</text:span><text:span text:style-name="T5221"><text:s/></text:span><text:span text:style-name="T5222">ποτε</text:span><text:span text:style-name="T5223"><text:s/></text:span><text:span text:style-name="T5224">πρὸς</text:span><text:span text:style-name="T5225"><text:s/></text:span><text:span text:style-name="T5226">τὸν</text:span><text:span text:style-name="T5227"><text:s/></text:span><text:span text:style-name="T5228">ἔλαφον</text:span><text:span text:style-name="T5229"><text:s/></text:span><text:span text:style-name="T5230">εἶπε</text:span><text:span text:style-name="T5231">· «<text:s/></text:span><text:span text:style-name="T5232">Πάτερ</text:span><text:span text:style-name="T5233">,<text:s/></text:span><text:span text:style-name="T5234">σὺ</text:span><text:span text:style-name="T5235"><text:s/></text:span><text:span text:style-name="T5236">καὶ</text:span><text:span text:style-name="T5237"><text:s/></text:span><text:span text:style-name="T5238">μείζων</text:span><text:span text:style-name="T5239"><text:s/></text:span><text:span text:style-name="T5240">καὶ</text:span><text:span text:style-name="T5241"><text:s/></text:span><text:span text:style-name="T5242">ταχύτερος</text:span><text:span text:style-name="T5243"><text:s/></text:span><text:span text:style-name="T5244">κυνῶν</text:span><text:span text:style-name="T5245"><text:s/></text:span><text:span text:style-name="T5246">πέφυκας</text:span><text:span text:style-name="T5247">,<text:s/></text:span><text:span text:style-name="T5248">καὶ</text:span><text:span text:style-name="T5249"><text:s/></text:span><text:span text:style-name="T5250">κέρατα</text:span><text:span text:style-name="T5251"><text:s/></text:span><text:span text:style-name="T5252">πρὸς</text:span><text:span text:style-name="T5253"><text:s/></text:span><text:span text:style-name="T5254">τούτοις</text:span><text:span text:style-name="T5255"><text:s/></text:span><text:span text:style-name="T5256">ὑπερφυᾶ</text:span><text:span text:style-name="T5257"><text:s/></text:span><text:span text:style-name="T5258">φέρεις</text:span><text:span text:style-name="T5259"><text:s/></text:span><text:span text:style-name="T5260">εἰς</text:span><text:span text:style-name="T5261"><text:s/></text:span><text:span text:style-name="T5262">ἄμυναν</text:span><text:span text:style-name="T5263">.<text:s/></text:span><text:span text:style-name="T5264">Τί</text:span><text:span text:style-name="T5265"><text:s/></text:span><text:span text:style-name="T5266">δή</text:span><text:span text:style-name="T5267"><text:s/></text:span><text:span text:style-name="T5268">ποτ᾿</text:span><text:span text:style-name="T5269"><text:s/></text:span><text:span text:style-name="T5270">οὖν</text:span><text:span text:style-name="T5271"><text:s/></text:span><text:span text:style-name="T5272">οὕτω</text:span><text:span text:style-name="T5273"><text:s/></text:span><text:span text:style-name="T5274">τούτους</text:span><text:span text:style-name="T5275"><text:s/></text:span><text:span text:style-name="T5276">φοβῇ</text:span><text:span text:style-name="T5277">; »<text:s/></text:span><text:span text:style-name="T5278">Κἀκεῖνος</text:span><text:span text:style-name="T5279"><text:s/></text:span><text:span text:style-name="T5280">γελῶν</text:span><text:span text:style-name="T5281"><text:s/></text:span><text:span text:style-name="T5282">εἶπεν</text:span><text:span text:style-name="T5283">· «<text:s/></text:span><text:span text:style-name="T5284">Ἀληθῆ</text:span><text:span text:style-name="T5285"><text:s/></text:span><text:span text:style-name="T5286">μὲν</text:span><text:span text:style-name="T5287"><text:s/></text:span><text:span text:style-name="T5288">ταῦτα</text:span><text:span text:style-name="T5289"><text:s/></text:span><text:span text:style-name="T5290">φῇς</text:span><text:span text:style-name="T5291">,<text:s/></text:span><text:span text:style-name="T5292">τέκνον</text:span><text:span text:style-name="T5293">·<text:s/></text:span><text:span text:style-name="T5294">ἓν</text:span><text:span text:style-name="T5295"><text:s/></text:span><text:span text:style-name="T5296">δ᾿</text:span><text:span text:style-name="T5297"><text:s/></text:span><text:span text:style-name="T5298">οἶδα</text:span><text:span text:style-name="T5299">,<text:s/></text:span><text:span text:style-name="T5300">ὡς</text:span><text:span text:style-name="T5301">,<text:s/></text:span><text:span text:style-name="T5302">ἐπειδὰν</text:span><text:span text:style-name="T5303"><text:s/></text:span><text:span text:style-name="T5304">κυνὸς</text:span><text:span text:style-name="T5305"><text:s/></text:span><text:span text:style-name="T5306">ὑλακὴν</text:span><text:span text:style-name="T5307"><text:s/></text:span><text:span text:style-name="T5308">ἀκούσω</text:span><text:span text:style-name="T5309">,<text:s/></text:span><text:span text:style-name="T5310">αὐτίκα</text:span><text:span text:style-name="T5311"><text:s/></text:span><text:span text:style-name="T5312">πρὸς</text:span><text:span text:style-name="T5313"><text:s/></text:span><text:span text:style-name="T5314">φυγὴν</text:span><text:span text:style-name="T5315"><text:s/></text:span><text:span text:style-name="T5316">οὐκ</text:span><text:span text:style-name="T5317"><text:s/></text:span><text:span text:style-name="T5318">οἶδ᾿</text:span><text:span text:style-name="T5319"><text:s/></text:span><text:span text:style-name="T5320">ὅπως</text:span><text:span text:style-name="T5321"><text:s/></text:span><text:span text:style-name="T5322">ἐκφέρομαι</text:span><text:span text:style-name="T5323">. »</text:span><text:span text:style-name="T5324"><text:line-break/></text:span><text:span text:style-name="T5325">Ὁ</text:span><text:span text:style-name="T5326"><text:s/></text:span><text:span text:style-name="T5327">μῦθος</text:span><text:span text:style-name="T5328"><text:s/></text:span><text:span text:style-name="T5329">δηλοῖ</text:span><text:span text:style-name="T5330"><text:s/></text:span><text:span text:style-name="T5331">ὅτι</text:span><text:span text:style-name="T5332"><text:s/></text:span><text:span text:style-name="T5333">τοὺς</text:span><text:span text:style-name="T5334"><text:s/></text:span><text:span text:style-name="T5335">φύσει</text:span><text:span text:style-name="T5336"><text:s/></text:span><text:span text:style-name="T5337">δειλοὺς</text:span><text:span text:style-name="T5338"><text:s/></text:span><text:span text:style-name="T5339">οὐδεμία</text:span><text:span text:style-name="T5340"><text:s/></text:span><text:span text:style-name="T5341">παραίνεσις</text:span><text:span text:style-name="T5342"><text:s/></text:span><text:span text:style-name="T5343">ῥώννυσιν</text:span><text:span text:style-name="T5344">.</text:span></text:p>
          </table:table-cell>
          <table:table-cell table:style-name="TableCell5345">
            <text:p text:style-name="P5346">A<text:s/>FAWN AND<text:s/>A<text:s/>DOE</text:p>
            <text:p text:style-name="P5347">One day a fawn said to the deer: “Father, you are bigger and faster than the dogs, and you have moreover marvelous horns to defend yourself. Why do you run away from them like this? The deer replied, laughing: “It is true, my child, what you say there; but there is one thing certain, and that is that when I hear the barking of a dog, I immediately rush I don't know how to flee. »</text:p>
            <text:p text:style-name="P5348"/>
            <text:p text:style-name="P5349">This fable shows that no exhortation reassures a naturally cowardly heart.</text:p>
          </table:table-cell>
        </table:table-row>
        <table:table-row table:style-name="TableRow5350">
          <table:table-cell table:style-name="TableCell5351">
            <text:p text:style-name="P5352"><text:span text:style-name="T5353">248.<text:s/></text:span><text:span text:style-name="T5354">Νέος</text:span><text:span text:style-name="T5355"><text:s/></text:span><text:span text:style-name="T5356">ἄσωτος</text:span><text:span text:style-name="T5357"><text:s/></text:span><text:span text:style-name="T5358">καὶ</text:span><text:span text:style-name="T5359"><text:s/></text:span><text:span text:style-name="T5360">χελιδών</text:span><text:span text:style-name="T5361">.</text:span><text:span text:style-name="T5362"><text:line-break/></text:span><text:span text:style-name="T5363">Νέος</text:span><text:span text:style-name="T5364"><text:s/></text:span><text:span text:style-name="T5365">ἄσωτος</text:span><text:span text:style-name="T5366"><text:s/></text:span><text:span text:style-name="T5367">καταφαγὼν</text:span><text:span text:style-name="T5368"><text:s/></text:span><text:span text:style-name="T5369">τὰ</text:span><text:span text:style-name="T5370"><text:s/></text:span><text:span text:style-name="T5371">πατρῷα</text:span><text:span text:style-name="T5372">,<text:s/></text:span><text:span text:style-name="T5373">ἱματίου</text:span><text:span text:style-name="T5374"><text:s/></text:span><text:span text:style-name="T5375">αὐτῷ</text:span><text:span text:style-name="T5376"><text:s/></text:span><text:span text:style-name="T5377">μόνου</text:span><text:span text:style-name="T5378"><text:s/></text:span><text:span text:style-name="T5379">περιλειφθέντος</text:span><text:span text:style-name="T5380">,<text:s/></text:span><text:span text:style-name="T5381">ὡς</text:span><text:span text:style-name="T5382"><text:s/></text:span><text:span text:style-name="T5383">ἐθεάσατο</text:span><text:span text:style-name="T5384"><text:s/></text:span><text:span text:style-name="T5385">χελιδόνα</text:span><text:span text:style-name="T5386"><text:s/></text:span><text:span text:style-name="T5387">παρὰ</text:span><text:span text:style-name="T5388"><text:s/></text:span><text:span text:style-name="T5389">καιρὸν</text:span><text:span text:style-name="T5390"><text:s/></text:span><text:span text:style-name="T5391">ἐλθοῦσαν</text:span><text:span text:style-name="T5392">,<text:s/></text:span><text:span text:style-name="T5393">οἰόμενος</text:span><text:span text:style-name="T5394"><text:s/></text:span><text:span text:style-name="T5395">ἤδη</text:span><text:span text:style-name="T5396"><text:s/></text:span><text:span text:style-name="T5397">θέρος</text:span><text:span text:style-name="T5398"><text:s/></text:span><text:span text:style-name="T5399">εἶναι</text:span><text:span text:style-name="T5400">,<text:s/></text:span><text:span text:style-name="T5401">ὡς</text:span><text:span text:style-name="T5402"><text:s/></text:span><text:span text:style-name="T5403">μηκέτι</text:span><text:span text:style-name="T5404"><text:s/></text:span><text:span text:style-name="T5405">δεόμενος</text:span><text:span text:style-name="T5406"><text:s/></text:span><text:span text:style-name="T5407">τοῦ</text:span><text:span text:style-name="T5408"><text:s/></text:span><text:span text:style-name="T5409">ἱματίου</text:span><text:span text:style-name="T5410">,<text:s/></text:span><text:span text:style-name="T5411">καὶ</text:span><text:span text:style-name="T5412"><text:s/></text:span><text:span text:style-name="T5413">τοῦτο</text:span><text:span text:style-name="T5414"><text:s/></text:span><text:span text:style-name="T5415">φέρων</text:span><text:span text:style-name="T5416"><text:s/></text:span><text:span text:style-name="T5417">ἀπημπόλησεν</text:span><text:span text:style-name="T5418">.<text:s/></text:span><text:span text:style-name="T5419">Ὕστερον</text:span><text:span text:style-name="T5420"><text:s/></text:span><text:span text:style-name="T5421">δὲ</text:span><text:span text:style-name="T5422"><text:s/></text:span><text:span text:style-name="T5423">χειμῶνος</text:span><text:span text:style-name="T5424"><text:s/></text:span><text:span text:style-name="T5425">ἐπιλανόντος</text:span><text:span text:style-name="T5426"><text:s/></text:span><text:span text:style-name="T5427">καὶ</text:span><text:span text:style-name="T5428"><text:s/></text:span><text:span text:style-name="T5429">σφοδροῦ</text:span><text:span text:style-name="T5430"><text:s/></text:span><text:span text:style-name="T5431">τοῦ</text:span><text:span text:style-name="T5432"><text:s/></text:span><text:span text:style-name="T5433">κρύους</text:span><text:span text:style-name="T5434"><text:s/></text:span><text:span text:style-name="T5435">γενομένου</text:span><text:span text:style-name="T5436">,<text:s/></text:span><text:span text:style-name="T5437">περιιών</text:span><text:span text:style-name="T5438">,<text:s/></text:span><text:span text:style-name="T5439">ἐπειδὴ</text:span><text:span text:style-name="T5440"><text:s/></text:span><text:span text:style-name="T5441">εἶδε</text:span><text:span text:style-name="T5442"><text:s/></text:span><text:span text:style-name="T5443">τὴν</text:span><text:span text:style-name="T5444"><text:s/></text:span><text:span text:style-name="T5445">χελιδόνα</text:span><text:span text:style-name="T5446"><text:s/></text:span><text:span text:style-name="T5447">νεκρὰν</text:span><text:span text:style-name="T5448"><text:s/></text:span><text:span text:style-name="T5449">ἐρριγωμένην</text:span><text:span text:style-name="T5450">,<text:s/></text:span><text:span text:style-name="T5451">ἔφη</text:span><text:span text:style-name="T5452"><text:s/></text:span><text:span text:style-name="T5453">πρὸς</text:span><text:span text:style-name="T5454"><text:s/></text:span><text:span text:style-name="T5455">αὐτήν</text:span><text:span text:style-name="T5456">· «<text:s/></text:span><text:span text:style-name="T5457">Ὦ</text:span><text:span text:style-name="T5458"><text:s/></text:span><text:span text:style-name="T5459">αὕτη</text:span><text:span text:style-name="T5460">,<text:s/></text:span><text:span text:style-name="T5461">σὺ</text:span><text:span text:style-name="T5462"><text:s/></text:span><text:span text:style-name="T5463">κἀμὲ</text:span><text:span text:style-name="T5464"><text:s/></text:span><text:span text:style-name="T5465">καὶ</text:span><text:span text:style-name="T5466"><text:s/></text:span><text:span text:style-name="T5467">σὲ</text:span><text:span text:style-name="T5468"><text:s/></text:span><text:span text:style-name="T5469">ἀπώλεσας</text:span><text:span text:style-name="T5470">. »</text:span></text:p>
            <text:p text:style-name="P5471"><text:span text:style-name="T5472">Ὁ</text:span><text:span text:style-name="T5473"><text:s/></text:span><text:span text:style-name="T5474">λόγος</text:span><text:span text:style-name="T5475"><text:s/></text:span><text:span text:style-name="T5476">δηλοῖ</text:span><text:span text:style-name="T5477"><text:s/></text:span><text:span text:style-name="T5478">ὅτι</text:span><text:span text:style-name="T5479"><text:s/></text:span><text:span text:style-name="T5480">πάντα</text:span><text:span text:style-name="T5481"><text:s/></text:span><text:span text:style-name="T5482">τὰ</text:span><text:span text:style-name="T5483"><text:s/></text:span><text:span text:style-name="T5484">παρὰ</text:span><text:span text:style-name="T5485"><text:s/></text:span><text:span text:style-name="T5486">καιρὸν</text:span><text:span text:style-name="T5487"><text:s/></text:span><text:span text:style-name="T5488">δρώμενα</text:span><text:span text:style-name="T5489"><text:s/></text:span><text:span text:style-name="T5490">ἐπισφαλῆ</text:span><text:span text:style-name="T5491"><text:s/></text:span><text:span text:style-name="T5492">τυγχάνουσιν</text:span><text:span text:style-name="T5493">.</text:span></text:p>
          </table:table-cell>
          <table:table-cell table:style-name="TableCell5494">
            <text:p text:style-name="P5495">A<text:s/>YOUNG PRODIGAL AND<text:s/>A<text:s/>SWALLOW</text:p>
            <text:p text:style-name="P5496"/>
            <text:p text:style-name="P5497">A young prodigal, having eaten up his heritage, possessed only a coat. He saw a swallow which had preceded the season. Believing that spring had come, and that he no longer needed a coat, he went to sell it too. But the bad weather having come afterwards and the atmosphere having become very cold, he saw, while walking, the swallow who died of cold. “Unfortunate, he said, you have lost us, you and me at the same time. »</text:p>
            <text:p text:style-name="P5498"/>
            <text:p text:style-name="P5499">This fable shows that everything you do out of time is risky.</text:p>
          </table:table-cell>
        </table:table-row>
        <text:soft-page-break/>
        <table:table-row table:style-name="TableRow5500">
          <table:table-cell table:style-name="TableCell5501">
            <text:p text:style-name="P5502"><text:span text:style-name="T5503">249.<text:s/></text:span><text:span text:style-name="T5504">Νοσῶν</text:span><text:span text:style-name="T5505"><text:s/></text:span><text:span text:style-name="T5506">καὶ</text:span><text:span text:style-name="T5507"><text:s/></text:span><text:span text:style-name="T5508">ἰατρός</text:span><text:span text:style-name="T5509">.</text:span><text:span text:style-name="T5510"><text:line-break/></text:span><text:span text:style-name="T5511">Νοσῶν</text:span><text:span text:style-name="T5512"><text:s/></text:span><text:span text:style-name="T5513">τις</text:span><text:span text:style-name="T5514"><text:s/></text:span><text:span text:style-name="T5515">καὶ</text:span><text:span text:style-name="T5516"><text:s/></text:span><text:span text:style-name="T5517">ἐπερωτώμενος</text:span><text:span text:style-name="T5518"><text:s/></text:span><text:span text:style-name="T5519">ὑπὸ</text:span><text:span text:style-name="T5520"><text:s/></text:span><text:span text:style-name="T5521">τοῦ</text:span><text:span text:style-name="T5522"><text:s/></text:span><text:span text:style-name="T5523">ἰατροῦ</text:span><text:span text:style-name="T5524"><text:s/></text:span><text:span text:style-name="T5525">πῶς</text:span><text:span text:style-name="T5526"><text:s/></text:span><text:span text:style-name="T5527">διετέθη</text:span><text:span text:style-name="T5528">,<text:s/></text:span><text:span text:style-name="T5529">ἔλεγε</text:span><text:span text:style-name="T5530"><text:s/></text:span><text:span text:style-name="T5531">πλέον</text:span><text:span text:style-name="T5532"><text:s/></text:span><text:span text:style-name="T5533">τοῦ</text:span><text:span text:style-name="T5534"><text:s/></text:span><text:span text:style-name="T5535">δέοντος</text:span><text:span text:style-name="T5536"><text:s/></text:span><text:span text:style-name="T5537">ἱδρωκέναι</text:span><text:span text:style-name="T5538">.<text:s/></text:span><text:span text:style-name="T5539">Ὁ</text:span><text:span text:style-name="T5540"><text:s/></text:span><text:span text:style-name="T5541">δὲ</text:span><text:span text:style-name="T5542"><text:s/></text:span><text:span text:style-name="T5543">ἔφη</text:span><text:span text:style-name="T5544">·<text:s/></text:span><text:span text:style-name="T5545">Ἀγαθὸν</text:span><text:span text:style-name="T5546"><text:s/></text:span><text:span text:style-name="T5547">τοῦτο</text:span><text:span text:style-name="T5548">.<text:s/></text:span><text:span text:style-name="T5549">Ἐκ</text:span><text:span text:style-name="T5550"><text:s/></text:span><text:span text:style-name="T5551">δευτέρου</text:span><text:span text:style-name="T5552"><text:s/></text:span><text:span text:style-name="T5553">δὲ</text:span><text:span text:style-name="T5554"><text:s/></text:span><text:span text:style-name="T5555">ἐρωτώμενος</text:span><text:span text:style-name="T5556"><text:s/></text:span><text:span text:style-name="T5557">πῶς</text:span><text:span text:style-name="T5558"><text:s/></text:span><text:span text:style-name="T5559">ἔχοι</text:span><text:span text:style-name="T5560">,<text:s/></text:span><text:span text:style-name="T5561">ἔφη</text:span><text:span text:style-name="T5562"><text:s/></text:span><text:span text:style-name="T5563">φρίκῃ</text:span><text:span text:style-name="T5564"><text:s/></text:span><text:span text:style-name="T5565">συνεχόμενος</text:span><text:span text:style-name="T5566"><text:s/></text:span><text:span text:style-name="T5567">διατετινάχθαι</text:span><text:span text:style-name="T5568">.<text:s/></text:span><text:span text:style-name="T5569">Ὁ</text:span><text:span text:style-name="T5570"><text:s/></text:span><text:span text:style-name="T5571">δέ</text:span><text:span text:style-name="T5572">· «<text:s/></text:span><text:span text:style-name="T5573">Καὶ</text:span><text:span text:style-name="T5574"><text:s/></text:span><text:span text:style-name="T5575">τοῦτο</text:span><text:span text:style-name="T5576">,<text:s/></text:span><text:span text:style-name="T5577">ἔφη</text:span><text:span text:style-name="T5578">,<text:s/></text:span><text:span text:style-name="T5579">ἀγαθόν</text:span><text:span text:style-name="T5580">. »<text:s/></text:span><text:span text:style-name="T5581">Τὸ</text:span><text:span text:style-name="T5582"><text:s/></text:span><text:span text:style-name="T5583">δὲ</text:span><text:span text:style-name="T5584"><text:s/></text:span><text:span text:style-name="T5585">τρίτον</text:span><text:span text:style-name="T5586"><text:s/></text:span><text:span text:style-name="T5587">ὡς</text:span><text:span text:style-name="T5588"><text:s/></text:span><text:span text:style-name="T5589">παρεγένετο</text:span><text:span text:style-name="T5590"><text:s/></text:span><text:span text:style-name="T5591">καὶ</text:span><text:span text:style-name="T5592"><text:s/></text:span><text:span text:style-name="T5593">ἐπηρώτα</text:span><text:span text:style-name="T5594"><text:s/></text:span><text:span text:style-name="T5595">αὐτὸν</text:span><text:span text:style-name="T5596"><text:s/></text:span><text:span text:style-name="T5597">περὶ</text:span><text:span text:style-name="T5598"><text:s/></text:span><text:span text:style-name="T5599">τῆς</text:span><text:span text:style-name="T5600"><text:s/></text:span><text:span text:style-name="T5601">νόσου</text:span><text:span text:style-name="T5602">,<text:s/></text:span><text:span text:style-name="T5603">διαρροίᾳ</text:span><text:span text:style-name="T5604"><text:s/></text:span><text:span text:style-name="T5605">περιπεπτωκέναι</text:span><text:span text:style-name="T5606"><text:s/></text:span><text:span text:style-name="T5607">ἔφασκε</text:span><text:span text:style-name="T5608">.<text:s/></text:span><text:span text:style-name="T5609">Κἀκεῖνος ἀγαθὸν καὶ τοῦτο φήσας ἀπηλλάγη. Τῶν δὲ οἰκείων τινὸς παραγενομένου πρὸς αὐτὸν καὶ πυνθανομένου πῶς ἔχοι, ἔφη πρὸς αὐτόν· « Ἐγώ σοι ὑπὸ τῶν ἀγαθῶν ἀπόλωλα. »</text:span></text:p>
            <text:p text:style-name="P5610"><text:span text:style-name="T5611">Οὕτω πολλοὶ τῶν ἀνθρώπων ἐπὶ τούτοις ὑπὸ τῶν πέλας μακαρίζονται τῇ ἔξωθεν οἰήσει, ἐφ᾿ οἷς αὐτοὶ παρ᾿ ἑαυτοῖς τὰ μάλιστα δυσφοροῦσιν.</text:span></text:p>
          </table:table-cell>
          <table:table-cell table:style-name="TableCell5612">
            <text:p text:style-name="P5613">A<text:s/>PATIENT AND<text:s/>A<text:s/>DOCTOR</text:p>
            <text:p text:style-name="P5614"><text:span text:style-name="T5615">A patient, questioned on his condition by the doctor, answered that he had sweated more than reason. "It's fine," said the doctor. Asked a second time about his health, he said he had been shivered and shaken badly. "It's fine too," said the doctor. A third time the doctor came to see him, and questioned him about his illness. He replied that he had had diarrhea. "It's still well," said the doctor, and he withdrew. One of his relatives having come to see him and asked him how he was doing: "Me," he replied, "I am dying from being well."<text:s/></text:span><text:span text:style-name="T5616">»</text:span></text:p>
            <text:p text:style-name="P5617"/>
            <text:p text:style-name="P5618">It is often so: our neighbours, judging only by outward appearances, consider us happy for things which inwardly cause us the deepest grief.</text:p>
          </table:table-cell>
        </table:table-row>
        <table:table-row table:style-name="TableRow5619">
          <table:table-cell table:style-name="TableCell5620">
            <text:p text:style-name="P5621"><text:span text:style-name="T5622">250. Νυκτερὶς καὶ βάτος καὶ αἴθυια.</text:span></text:p>
            <text:p text:style-name="P5623"><text:span text:style-name="T5624">Νυκτερὶς καὶ βάτος καὶ αἴθυια ἑταιρείαν ποιησάμεναι, ἐμπορικὸν διέγνωσαν βίον ζῆν. Ἡ μὲν οὖν νυκτερὶς ἀργύριον δανεισαμένη καθῆκεν εἰς τὸ μέσον, ἡ δὲ βάτος ἐσθῆτα μετ᾿ ἑαυτῆς ἔλαβεν, ἡ δὲ αἴθυια τρίτη χαλκόν· καὶ ἀπέπλευσαν. Χειμῶνος δὲ σφοδροῦ γενομένου καὶ τῆς νεὼς περιτραπείσης, πάντα ἀπολέσασαι αὐταὶ ἐπὶ τὴν γῆν διεσώθησαν. Ἐξ ἐκείνου τοίνυν ἡ μὲν αἴθυια τοῖς αἰγιαλοῖς ἀεὶ παρεδρεύει, μή που τὸν χαλκὸν ἐκβάλλῃ ἡ θάλαττα· ἡ δὲ νυκτερὶς τοὺς δανειστὰς φοβουμένη, τῆς μὲν ἡμέρας οὐ φαίνεται, νύκτωρ δ᾿ ἐπὶ νομὴν ἔξεισιν· ἡ δὲ βάτος τῆς τῶν παριόντων ἐσθῆτος ἐπιλαμβάνεται, εἴ που τὴν οἰκείαν ἐπιγνοίη ζητοῦσα.</text:span></text:p>
            <text:p text:style-name="P5625"><text:span text:style-name="T5626">Ὁ μῦθος δηλοῖ ὅτι περὶ ἃ σπουδάζομεν, τούτοις ἐς ὕστερον περιπίπτομεν.</text:span></text:p>
          </table:table-cell>
          <table:table-cell table:style-name="TableCell5627">
            <text:p text:style-name="P5628">A<text:s/>BAT,<text:s/>A<text:s/>BRUSH AND<text:s/>A<text:s/>SEAGULL</text:p>
            <text:p text:style-name="P5629">The bat, the bramble and the seagull joined together with the intention of indulging in trade. Accordingly the bat borrowed money to put into the community; the bramble took stuff with her, and the third partner, the seagull, bought copper; then they set sail. But a violent storm having arisen, the ship capsized, and all the cargo was lost; they only saved their persons. Also since that time, the seagull is always on the lookout on the shores, to see if the sea will not reject its copper somewhere; the bat, fearing its creditors, does not show itself during the day and only goes out to graze at night; finally the bramble catches the clothes of passers-by, trying to recognize its fabric.</text:p>
            <text:p text:style-name="P5630"/>
            <text:p text:style-name="P5631">This fable shows that we always come back to things where we have an interest.</text:p>
          </table:table-cell>
        </table:table-row>
        <text:soft-page-break/>
        <table:table-row table:style-name="TableRow5632">
          <table:table-cell table:style-name="TableCell5633">
            <text:p text:style-name="P5634"><text:span text:style-name="T5635">251.<text:s/></text:span><text:span text:style-name="T5636">Νυκτερὶς</text:span><text:span text:style-name="T5637"><text:s/></text:span><text:span text:style-name="T5638">καὶ</text:span><text:span text:style-name="T5639"><text:s/></text:span><text:span text:style-name="T5640">γαλαῖ</text:span><text:span text:style-name="T5641">.</text:span></text:p>
            <text:p text:style-name="P5642"><text:span text:style-name="T5643">Νυκτερὶς</text:span><text:span text:style-name="T5644"><text:s/></text:span><text:span text:style-name="T5645">ἐπὶ</text:span><text:span text:style-name="T5646"><text:s/></text:span><text:span text:style-name="T5647">γῆς</text:span><text:span text:style-name="T5648"><text:s/></text:span><text:span text:style-name="T5649">πεσοῦσα</text:span><text:span text:style-name="T5650"><text:s/></text:span><text:span text:style-name="T5651">ὑπὸ</text:span><text:span text:style-name="T5652"><text:s/></text:span><text:span text:style-name="T5653">γαλῆς</text:span><text:span text:style-name="T5654"><text:s/></text:span><text:span text:style-name="T5655">συνελήφθη</text:span><text:span text:style-name="T5656">,<text:s/></text:span><text:span text:style-name="T5657">καὶ</text:span><text:span text:style-name="T5658"><text:s/></text:span><text:span text:style-name="T5659">μέλλουσα</text:span><text:span text:style-name="T5660"><text:s/></text:span><text:span text:style-name="T5661">ἀναιρεῖσθαι</text:span><text:span text:style-name="T5662"><text:s/></text:span><text:span text:style-name="T5663">περὶ</text:span><text:span text:style-name="T5664"><text:s/></text:span><text:span text:style-name="T5665">σωτηρίας</text:span><text:span text:style-name="T5666"><text:s/></text:span><text:span text:style-name="T5667">ἐδεῖτο</text:span><text:span text:style-name="T5668">.<text:s/></text:span><text:span text:style-name="T5669">Τῆς</text:span><text:span text:style-name="T5670"><text:s/></text:span><text:span text:style-name="T5671">δὲ</text:span><text:span text:style-name="T5672"><text:s/></text:span><text:span text:style-name="T5673">φαμένης</text:span><text:span text:style-name="T5674"><text:s/></text:span><text:span text:style-name="T5675">μὴ</text:span><text:span text:style-name="T5676"><text:s/></text:span><text:span text:style-name="T5677">δύνασθαι</text:span><text:span text:style-name="T5678"><text:s/></text:span><text:span text:style-name="T5679">αὐτὴν</text:span><text:span text:style-name="T5680"><text:s/></text:span><text:span text:style-name="T5681">ἀπολῦσαι</text:span><text:span text:style-name="T5682">,<text:s/></text:span><text:span text:style-name="T5683">φύσει</text:span><text:span text:style-name="T5684"><text:s/></text:span><text:span text:style-name="T5685">γὰρ</text:span><text:span text:style-name="T5686"><text:s/></text:span><text:span text:style-name="T5687">πᾶσι</text:span><text:span text:style-name="T5688"><text:s/></text:span><text:span text:style-name="T5689">τοῖς</text:span><text:span text:style-name="T5690"><text:s/></text:span><text:span text:style-name="T5691">πτηνοῖς</text:span><text:span text:style-name="T5692"><text:s/></text:span><text:span text:style-name="T5693">πολεμεῖν</text:span><text:span text:style-name="T5694">,<text:s/></text:span><text:span text:style-name="T5695">αὐτὴ</text:span><text:span text:style-name="T5696"><text:s/></text:span><text:span text:style-name="T5697">ἔλεγεν</text:span><text:span text:style-name="T5698"><text:s/></text:span><text:span text:style-name="T5699">οὐκ</text:span><text:span text:style-name="T5700"><text:s/></text:span><text:span text:style-name="T5701">ὄρνις</text:span><text:span text:style-name="T5702">,<text:s/></text:span><text:span text:style-name="T5703">ἀλλὰ</text:span><text:span text:style-name="T5704"><text:s/></text:span><text:span text:style-name="T5705">μῦς</text:span><text:span text:style-name="T5706"><text:s/></text:span><text:span text:style-name="T5707">εἶναι</text:span><text:span text:style-name="T5708">,<text:s/></text:span><text:span text:style-name="T5709">καὶ</text:span><text:span text:style-name="T5710"><text:s/></text:span><text:span text:style-name="T5711">οὕτως</text:span><text:span text:style-name="T5712"><text:s/></text:span><text:span text:style-name="T5713">ἀφείθη</text:span><text:span text:style-name="T5714">.<text:s/></text:span><text:span text:style-name="T5715">Ὕστερον</text:span><text:span text:style-name="T5716"><text:s/></text:span><text:span text:style-name="T5717">δὲ</text:span><text:span text:style-name="T5718"><text:s/></text:span><text:span text:style-name="T5719">πάλιν</text:span><text:span text:style-name="T5720"><text:s/></text:span><text:span text:style-name="T5721">πεσοῦσα</text:span><text:span text:style-name="T5722"><text:s/></text:span><text:span text:style-name="T5723">καὶ</text:span><text:span text:style-name="T5724"><text:s/></text:span><text:span text:style-name="T5725">ὑφ᾿</text:span><text:span text:style-name="T5726"><text:s/></text:span><text:span text:style-name="T5727">ἑτέρας</text:span><text:span text:style-name="T5728"><text:s/></text:span><text:span text:style-name="T5729">συλληφθεῖσα</text:span><text:span text:style-name="T5730"><text:s/></text:span><text:span text:style-name="T5731">γαλῆς</text:span><text:span text:style-name="T5732"><text:s/></text:span><text:span text:style-name="T5733">μὴ</text:span><text:span text:style-name="T5734"><text:s/></text:span><text:span text:style-name="T5735">βρωθῆναι</text:span><text:span text:style-name="T5736"><text:s/></text:span><text:span text:style-name="T5737">ἐδεῖτο</text:span><text:span text:style-name="T5738">.<text:s/></text:span><text:span text:style-name="T5739">Τῆς</text:span><text:span text:style-name="T5740"><text:s/></text:span><text:span text:style-name="T5741">δὲ</text:span><text:span text:style-name="T5742"><text:s/></text:span><text:span text:style-name="T5743">εἰπούσης</text:span><text:span text:style-name="T5744"><text:s/></text:span><text:span text:style-name="T5745">ἅπασιν</text:span><text:span text:style-name="T5746"><text:s/></text:span><text:span text:style-name="T5747">ἐχθραίνειν</text:span><text:span text:style-name="T5748"><text:s/></text:span><text:span text:style-name="T5749">μυσίν</text:span><text:span text:style-name="T5750">,<text:s/></text:span><text:span text:style-name="T5751">αὐτὴ</text:span><text:span text:style-name="T5752"><text:s/></text:span><text:span text:style-name="T5753">μὴ</text:span><text:span text:style-name="T5754"><text:s/></text:span><text:span text:style-name="T5755">μῦς</text:span><text:span text:style-name="T5756">,<text:s/></text:span><text:span text:style-name="T5757">ἀλλὰ</text:span><text:span text:style-name="T5758"><text:s/></text:span><text:span text:style-name="T5759">νυκτερὶς</text:span><text:span text:style-name="T5760"><text:s/></text:span><text:span text:style-name="T5761">ἔλεγεν</text:span><text:span text:style-name="T5762"><text:s/></text:span><text:span text:style-name="T5763">εἶναι</text:span><text:span text:style-name="T5764">,<text:s/></text:span><text:span text:style-name="T5765">καὶ</text:span><text:span text:style-name="T5766"><text:s/></text:span><text:span text:style-name="T5767">πάλιν</text:span><text:span text:style-name="T5768"><text:s/></text:span><text:span text:style-name="T5769">ἀπελύθη</text:span><text:span text:style-name="T5770">.<text:s/></text:span><text:span text:style-name="T5771">Καὶ</text:span><text:span text:style-name="T5772"><text:s/></text:span><text:span text:style-name="T5773">οὕτω</text:span><text:span text:style-name="T5774"><text:s/></text:span><text:span text:style-name="T5775">συνέβη</text:span><text:span text:style-name="T5776"><text:s/></text:span><text:span text:style-name="T5777">δὶς</text:span><text:span text:style-name="T5778"><text:s/></text:span><text:span text:style-name="T5779">αὐτὴν</text:span><text:span text:style-name="T5780"><text:s/></text:span><text:span text:style-name="T5781">ἀλλαξαμένην</text:span><text:span text:style-name="T5782"><text:s/></text:span><text:span text:style-name="T5783">τὸ</text:span><text:span text:style-name="T5784"><text:s/></text:span><text:span text:style-name="T5785">ὄνομα</text:span><text:span text:style-name="T5786"><text:s/></text:span><text:span text:style-name="T5787">σωτηρίας</text:span><text:span text:style-name="T5788"><text:s/></text:span><text:span text:style-name="T5789">τυχεῖν</text:span><text:span text:style-name="T5790">.</text:span></text:p>
            <text:p text:style-name="P5791"><text:span text:style-name="T5792">Ὁ</text:span><text:span text:style-name="T5793"><text:s/></text:span><text:span text:style-name="T5794">μῦθος</text:span><text:span text:style-name="T5795"><text:s/></text:span><text:span text:style-name="T5796">δηλοῖ</text:span><text:span text:style-name="T5797"><text:s/></text:span><text:span text:style-name="T5798">ὅτι</text:span><text:span text:style-name="T5799"><text:s/></text:span><text:span text:style-name="T5800">δεῖ</text:span><text:span text:style-name="T5801"><text:s/></text:span><text:span text:style-name="T5802">καὶ</text:span><text:span text:style-name="T5803"><text:s/></text:span><text:span text:style-name="T5804">ἡμᾶς</text:span><text:span text:style-name="T5805"><text:s/></text:span><text:span text:style-name="T5806">μὴ</text:span><text:span text:style-name="T5807"><text:s/></text:span><text:span text:style-name="T5808">τοῖς</text:span><text:span text:style-name="T5809"><text:s/></text:span><text:span text:style-name="T5810">αὐτοῖς</text:span><text:span text:style-name="T5811"><text:s/></text:span><text:span text:style-name="T5812">ἀεὶ</text:span><text:span text:style-name="T5813"><text:s/></text:span><text:span text:style-name="T5814">ἐπιμένειν</text:span><text:span text:style-name="T5815">,<text:s/></text:span><text:span text:style-name="T5816">λογιζομένους</text:span><text:span text:style-name="T5817"><text:s/></text:span><text:span text:style-name="T5818">ὡς</text:span><text:span text:style-name="T5819"><text:s/></text:span><text:span text:style-name="T5820">οἱ</text:span><text:span text:style-name="T5821"><text:s/></text:span><text:span text:style-name="T5822">τοῖς</text:span><text:span text:style-name="T5823"><text:s/></text:span><text:span text:style-name="T5824">καιροῖς</text:span><text:span text:style-name="T5825"><text:s/></text:span><text:span text:style-name="T5826">συμμετασχηματιζόμενοι</text:span><text:span text:style-name="T5827"><text:s/></text:span><text:span text:style-name="T5828">πολλάκις</text:span><text:span text:style-name="T5829"><text:s/></text:span><text:span text:style-name="T5830">τοὺς</text:span><text:span text:style-name="T5831"><text:s/></text:span><text:span text:style-name="T5832">κινδύνους</text:span><text:span text:style-name="T5833"><text:s/></text:span><text:span text:style-name="T5834">ἐκφεύγουσιν</text:span><text:span text:style-name="T5835">.</text:span></text:p>
          </table:table-cell>
          <table:table-cell table:style-name="TableCell5836">
            <text:p text:style-name="P5837">A<text:s/>BAT AND<text:s/>Some Weasles</text:p>
            <text:p text:style-name="P5838">A bat, having fallen to the ground, was taken by a weasel. Seeing herself about to be killed, she asked for life. The weasel told her that she could not release her; for she was by nature the enemy of all birds. The bat replied that it was not itself a bird, but a mouse, and it got away with it by this means. Subsequently, having fallen a second time, she was taken by another weasel, and begged it not to eat her. When she replied that she hated all mice, the bat claimed that she herself was not a mouse, but a bat, and she was released again this time. It so happened that twice, by changing her name, she saved herself from death.</text:p>
            <text:p text:style-name="P5839"/>
            <text:p text:style-name="P5840">This fable shows that one should not always stick to the same means, but remember that by adapting to circumstances, one often escapes danger.</text:p>
          </table:table-cell>
        </table:table-row>
        <table:table-row table:style-name="TableRow5841">
          <table:table-cell table:style-name="TableCell5842">
            <text:p text:style-name="P5843"><text:span text:style-name="T5844">252.<text:s/></text:span><text:span text:style-name="T5845">Ξύλα</text:span><text:span text:style-name="T5846"><text:s/></text:span><text:span text:style-name="T5847">καὶ</text:span><text:span text:style-name="T5848"><text:s/></text:span><text:span text:style-name="T5849">ἐλαία</text:span><text:span text:style-name="T5850">.</text:span><text:span text:style-name="T5851"><text:line-break/></text:span><text:span text:style-name="T5852">Ξύλα</text:span><text:span text:style-name="T5853"><text:s/></text:span><text:span text:style-name="T5854">ποτὲ</text:span><text:span text:style-name="T5855"><text:s/></text:span><text:span text:style-name="T5856">ἐπορεύθη</text:span><text:span text:style-name="T5857"><text:s/></text:span><text:span text:style-name="T5858">τοῦ</text:span><text:span text:style-name="T5859"><text:s/></text:span><text:span text:style-name="T5860">χειροτονῆσαι</text:span><text:span text:style-name="T5861"><text:s/></text:span><text:span text:style-name="T5862">ἐφ᾿</text:span><text:span text:style-name="T5863"><text:s/></text:span><text:span text:style-name="T5864">ἑαυτῶν</text:span><text:span text:style-name="T5865"><text:s/></text:span><text:span text:style-name="T5866">βασιλέα</text:span><text:span text:style-name="T5867"><text:s/></text:span><text:span text:style-name="T5868">καὶ</text:span><text:span text:style-name="T5869"><text:s/></text:span><text:span text:style-name="T5870">εἶπαν</text:span><text:span text:style-name="T5871"><text:s/></text:span><text:span text:style-name="T5872">τῇ</text:span><text:span text:style-name="T5873"><text:s/></text:span><text:span text:style-name="T5874">ἐλαίᾳ</text:span><text:span text:style-name="T5875">· «<text:s/></text:span><text:span text:style-name="T5876">Βασίλευσον</text:span><text:span text:style-name="T5877"><text:s/></text:span><text:span text:style-name="T5878">ἐφ᾿</text:span><text:span text:style-name="T5879"><text:s/></text:span><text:span text:style-name="T5880">ἡμῶν</text:span><text:span text:style-name="T5881">. »<text:s/></text:span><text:span text:style-name="T5882">Καὶ</text:span><text:span text:style-name="T5883"><text:s/></text:span><text:span text:style-name="T5884">εἶπεν</text:span><text:span text:style-name="T5885"><text:s/></text:span><text:span text:style-name="T5886">αὐτοῖς</text:span><text:span text:style-name="T5887"><text:s/></text:span><text:span text:style-name="T5888">ἡ</text:span><text:span text:style-name="T5889"><text:s/></text:span><text:span text:style-name="T5890">ἐλαία</text:span><text:span text:style-name="T5891">· «<text:s/></text:span><text:span text:style-name="T5892">Ἀφεῖσα</text:span><text:span text:style-name="T5893"><text:s/></text:span><text:span text:style-name="T5894">τὴν</text:span><text:span text:style-name="T5895"><text:s/></text:span><text:span text:style-name="T5896">πιότητά</text:span><text:span text:style-name="T5897"><text:s/></text:span><text:span text:style-name="T5898">μου</text:span><text:span text:style-name="T5899"><text:s/></text:span><text:span text:style-name="T5900">ἣν</text:span><text:span text:style-name="T5901"><text:s/></text:span><text:span text:style-name="T5902">ἐδόξασεν</text:span><text:span text:style-name="T5903"><text:s/></text:span><text:span text:style-name="T5904">ἐν</text:span><text:span text:style-name="T5905"><text:s/></text:span><text:span text:style-name="T5906">ἐμοὶ</text:span><text:span text:style-name="T5907"><text:s/></text:span><text:span text:style-name="T5908">ὁ</text:span><text:span text:style-name="T5909"><text:s/></text:span><text:span text:style-name="T5910">θεὸς</text:span><text:span text:style-name="T5911"><text:s/></text:span><text:span text:style-name="T5912">καὶ</text:span><text:span text:style-name="T5913"><text:s/></text:span><text:span text:style-name="T5914">οἱ</text:span><text:span text:style-name="T5915"><text:s/></text:span><text:span text:style-name="T5916">ἄνθρωποι</text:span><text:span text:style-name="T5917">,<text:s/></text:span><text:span text:style-name="T5918">πορευθῶ</text:span><text:span text:style-name="T5919"><text:s/></text:span><text:span text:style-name="T5920">ἄρχειν</text:span><text:span text:style-name="T5921"><text:s/></text:span><text:span text:style-name="T5922">τῶν</text:span><text:span text:style-name="T5923"><text:s/></text:span><text:span text:style-name="T5924">ξύλων</text:span><text:span text:style-name="T5925">; »<text:s/></text:span><text:span text:style-name="T5926">Καὶ</text:span><text:span text:style-name="T5927"><text:s/></text:span><text:span text:style-name="T5928">εἶπαν</text:span><text:span text:style-name="T5929"><text:s/></text:span><text:span text:style-name="T5930">τὰ</text:span><text:span text:style-name="T5931"><text:s/></text:span><text:span text:style-name="T5932">ξύλα</text:span><text:span text:style-name="T5933"><text:s/></text:span><text:span text:style-name="T5934">τῇ</text:span><text:span text:style-name="T5935"><text:s/></text:span><text:span text:style-name="T5936">συκῇ</text:span><text:span text:style-name="T5937">· «<text:s/></text:span><text:span text:style-name="T5938">Δεῦρο</text:span><text:span text:style-name="T5939">,<text:s/></text:span><text:span text:style-name="T5940">βασίλευσον</text:span><text:span text:style-name="T5941"><text:s/></text:span><text:span text:style-name="T5942">ἐφ᾿</text:span><text:span text:style-name="T5943"><text:s/></text:span><text:span text:style-name="T5944">ἡμῶν</text:span><text:span text:style-name="T5945">. »<text:s/></text:span><text:span text:style-name="T5946">Καὶ</text:span><text:span text:style-name="T5947"><text:s/></text:span><text:span text:style-name="T5948">εἶπεν</text:span><text:span text:style-name="T5949"><text:s/></text:span><text:span text:style-name="T5950">αὐτὴ</text:span><text:span text:style-name="T5951"><text:s/></text:span><text:span text:style-name="T5952">ἡ</text:span><text:span text:style-name="T5953"><text:s/></text:span><text:span text:style-name="T5954">συκῆ</text:span><text:span text:style-name="T5955">· «<text:s/></text:span><text:span text:style-name="T5956">Ἀφεῖσα</text:span><text:span text:style-name="T5957"><text:s/></text:span><text:span text:style-name="T5958">τὴν</text:span><text:span text:style-name="T5959"><text:s/></text:span><text:span text:style-name="T5960">γλυκύτητά</text:span><text:span text:style-name="T5961"><text:s/></text:span><text:span text:style-name="T5962">μου</text:span><text:span text:style-name="T5963"><text:s/></text:span><text:span text:style-name="T5964">καὶ</text:span><text:span text:style-name="T5965"><text:s/></text:span><text:span text:style-name="T5966">τὸ</text:span><text:span text:style-name="T5967"><text:s/></text:span><text:span text:style-name="T5968">γέννημά</text:span><text:span text:style-name="T5969"><text:s/></text:span><text:span text:style-name="T5970">μου</text:span><text:span text:style-name="T5971"><text:s/></text:span><text:span text:style-name="T5972">τὸ</text:span><text:span text:style-name="T5973"><text:s/></text:span><text:span text:style-name="T5974">ἀγαθόν</text:span><text:span text:style-name="T5975">,<text:s/></text:span><text:span text:style-name="T5976">πορευθῶ</text:span><text:span text:style-name="T5977"><text:s/></text:span><text:span text:style-name="T5978">τοῦ</text:span><text:span text:style-name="T5979"><text:s/></text:span><text:span text:style-name="T5980">ἄρχειν</text:span><text:span text:style-name="T5981"><text:s/></text:span><text:span text:style-name="T5982">τῶν</text:span><text:span text:style-name="T5983"><text:s/></text:span><text:span text:style-name="T5984">ξύλων</text:span><text:span text:style-name="T5985">; »<text:s/></text:span><text:span text:style-name="T5986">Καὶ</text:span><text:span text:style-name="T5987"><text:s/></text:span><text:span text:style-name="T5988">εἶπαν</text:span><text:span text:style-name="T5989"><text:s/></text:span><text:span text:style-name="T5990">τὰ</text:span><text:span text:style-name="T5991"><text:s/></text:span><text:span text:style-name="T5992">ξύλα</text:span><text:span text:style-name="T5993"><text:s/></text:span><text:span text:style-name="T5994">πρὸς</text:span><text:span text:style-name="T5995"><text:s/></text:span><text:span text:style-name="T5996">τὴν</text:span><text:span text:style-name="T5997"><text:s/></text:span><text:span text:style-name="T5998">ῥάμνον</text:span><text:span text:style-name="T5999">· «<text:s/></text:span><text:span text:style-name="T6000">Δεῦρο</text:span><text:span text:style-name="T6001">,<text:s/></text:span><text:span text:style-name="T6002">βασίλευσον</text:span><text:span text:style-name="T6003"><text:s/></text:span><text:span text:style-name="T6004">ἐφ᾿</text:span><text:span text:style-name="T6005"><text:s/></text:span><text:span text:style-name="T6006">ἡμῶν</text:span><text:span text:style-name="T6007">. »<text:s/></text:span><text:span text:style-name="T6008">Καὶ εἶπεν ἡ ῥάμνος<text:s/></text:span><text:span text:style-name="T6009">⟨</text:span><text:span text:style-name="T6010">πρὸς</text:span><text:span text:style-name="T6011">⟩</text:span><text:span text:style-name="T6012"><text:s/>τὰ ξύλα· « Εἰ ἐν ἀληθείᾳ ὑμεῖς χρίετέ με εἰς βασιλέα ἐφ᾿ ὑμῶν, δεῦτε ὑπόστητε ἐν τῇ σκέπῃ μου· καὶ εἰ μή, ἐξέλθοι πῦρ ἐκ τῆς ῥάμνου καὶ καταφάγοι τὰς κέδρους τοῦ Λιβάνου. »</text:span></text:p>
          </table:table-cell>
          <table:table-cell table:style-name="TableCell6013">
            <text:p text:style-name="P6014">THE TREES AND THE OLIVE TREE</text:p>
            <text:p text:style-name="P6015">One day the trees began to elect a king to rule them, and they said to the olive tree: "Reign over us." And the olive tree answered them: "I, let me renounce the fatty liquor so appreciated in me by God and by men, to go and reign over the trees!" And the trees said to the fig tree: "Come and reign over us." And the fig tree also replied: "I, let me renounce the sweetness that is in me and the excellent fruit that I bear, to go and reign over the trees!" And the trees said to the thorn: "Come and reign over us." And the thorn replied to the trees: “If you really anoint me to reign over you, come and take shelter under me; if not, let him come out of the fire of the thorn, and devour the cedars of Lebanon! »</text:p>
          </table:table-cell>
        </table:table-row>
        <text:soft-page-break/>
        <table:table-row table:style-name="TableRow6016">
          <table:table-cell table:style-name="TableCell6017">
            <text:p text:style-name="P6018"><text:span text:style-name="T6019">253.<text:s/></text:span><text:span text:style-name="T6020">Ξυλευόμενος</text:span><text:span text:style-name="T6021"><text:s/></text:span><text:span text:style-name="T6022">καὶ</text:span><text:span text:style-name="T6023"><text:s/></text:span><text:span text:style-name="T6024">Ἑρμῆς</text:span><text:span text:style-name="T6025">.</text:span><text:span text:style-name="T6026"><text:line-break/></text:span><text:span text:style-name="T6027">Ξυλευόμενός</text:span><text:span text:style-name="T6028"><text:s/></text:span><text:span text:style-name="T6029">τις</text:span><text:span text:style-name="T6030"><text:s/></text:span><text:span text:style-name="T6031">παρὰ</text:span><text:span text:style-name="T6032"><text:s/></text:span><text:span text:style-name="T6033">ποταμῷ</text:span><text:span text:style-name="T6034"><text:s/></text:span><text:span text:style-name="T6035">τὸν</text:span><text:span text:style-name="T6036"><text:s/></text:span><text:span text:style-name="T6037">οἰκεῖον</text:span><text:span text:style-name="T6038"><text:s/></text:span><text:span text:style-name="T6039">ἀπέβαλε</text:span><text:span text:style-name="T6040"><text:s/></text:span><text:span text:style-name="T6041">πέλεκυν</text:span><text:span text:style-name="T6042">.<text:s/></text:span><text:span text:style-name="T6043">Ἀμηχανῶν</text:span><text:span text:style-name="T6044"><text:s/></text:span><text:span text:style-name="T6045">τοίνυν</text:span><text:span text:style-name="T6046"><text:s/></text:span><text:span text:style-name="T6047">παρὰ</text:span><text:span text:style-name="T6048"><text:s/></text:span><text:span text:style-name="T6049">τὴν</text:span><text:span text:style-name="T6050"><text:s/></text:span><text:span text:style-name="T6051">ὄχθην</text:span><text:span text:style-name="T6052"><text:s/></text:span><text:span text:style-name="T6053">καθίσας</text:span><text:span text:style-name="T6054"><text:s/></text:span><text:span text:style-name="T6055">ὠδύρετο</text:span><text:span text:style-name="T6056">.<text:s/></text:span><text:span text:style-name="T6057">Ἑρμῆς</text:span><text:span text:style-name="T6058"><text:s/></text:span><text:span text:style-name="T6059">δὲ</text:span><text:span text:style-name="T6060"><text:s/></text:span><text:span text:style-name="T6061">μαθὼν</text:span><text:span text:style-name="T6062"><text:s/></text:span><text:span text:style-name="T6063">τὴν</text:span><text:span text:style-name="T6064"><text:s/></text:span><text:span text:style-name="T6065">αἰτίαν</text:span><text:span text:style-name="T6066"><text:s/></text:span><text:span text:style-name="T6067">καὶ</text:span><text:span text:style-name="T6068"><text:s/></text:span><text:span text:style-name="T6069">οἰκτείρας</text:span><text:span text:style-name="T6070"><text:s/></text:span><text:span text:style-name="T6071">τὸν</text:span><text:span text:style-name="T6072"><text:s/></text:span><text:span text:style-name="T6073">ἄνθρωπον</text:span><text:span text:style-name="T6074">,<text:s/></text:span><text:span text:style-name="T6075">καταδὺς</text:span><text:span text:style-name="T6076"><text:s/></text:span><text:span text:style-name="T6077">εἰς</text:span><text:span text:style-name="T6078"><text:s/></text:span><text:span text:style-name="T6079">τὸν</text:span><text:span text:style-name="T6080"><text:s/></text:span><text:span text:style-name="T6081">ποταμὸν</text:span><text:span text:style-name="T6082"><text:s/></text:span><text:span text:style-name="T6083">χρυσοῦν</text:span><text:span text:style-name="T6084"><text:s/></text:span><text:span text:style-name="T6085">ἀνήνεγκε</text:span><text:span text:style-name="T6086"><text:s/></text:span><text:span text:style-name="T6087">πέλεκυν</text:span><text:span text:style-name="T6088">,<text:s/></text:span><text:span text:style-name="T6089">καὶ</text:span><text:span text:style-name="T6090"><text:s/></text:span><text:span text:style-name="T6091">εἰ</text:span><text:span text:style-name="T6092"><text:s/></text:span><text:span text:style-name="T6093">οὗτός</text:span><text:span text:style-name="T6094"><text:s/></text:span><text:span text:style-name="T6095">ἐστιν</text:span><text:span text:style-name="T6096"><text:s/></text:span><text:span text:style-name="T6097">ὃν</text:span><text:span text:style-name="T6098"><text:s/></text:span><text:span text:style-name="T6099">ἀπώλεσεν</text:span><text:span text:style-name="T6100"><text:s/></text:span><text:span text:style-name="T6101">ἤρετο</text:span><text:span text:style-name="T6102">.<text:s/></text:span><text:span text:style-name="T6103">Τοῦ</text:span><text:span text:style-name="T6104"><text:s/></text:span><text:span text:style-name="T6105">δὲ</text:span><text:span text:style-name="T6106"><text:s/></text:span><text:span text:style-name="T6107">μὴ</text:span><text:span text:style-name="T6108"><text:s/></text:span><text:span text:style-name="T6109">τοῦτον</text:span><text:span text:style-name="T6110"><text:s/></text:span><text:span text:style-name="T6111">εἶναι</text:span><text:span text:style-name="T6112"><text:s/></text:span><text:span text:style-name="T6113">φαμένου</text:span><text:span text:style-name="T6114">,<text:s/></text:span><text:span text:style-name="T6115">αὖθις</text:span><text:span text:style-name="T6116"><text:s/></text:span><text:span text:style-name="T6117">καταβὰς</text:span><text:span text:style-name="T6118"><text:s/></text:span><text:span text:style-name="T6119">ἀργυροῦν</text:span><text:span text:style-name="T6120"><text:s/></text:span><text:span text:style-name="T6121">ἀνεκόμισε</text:span><text:span text:style-name="T6122">.<text:s/></text:span><text:span text:style-name="T6123">Τοῦ</text:span><text:span text:style-name="T6124"><text:s/></text:span><text:span text:style-name="T6125">δὲ</text:span><text:span text:style-name="T6126"><text:s/></text:span><text:span text:style-name="T6127">μηδὲ</text:span><text:span text:style-name="T6128"><text:s/></text:span><text:span text:style-name="T6129">τοῦτον</text:span><text:span text:style-name="T6130"><text:s/></text:span><text:span text:style-name="T6131">εἶναι</text:span><text:span text:style-name="T6132"><text:s/></text:span><text:span text:style-name="T6133">τὸν</text:span><text:span text:style-name="T6134"><text:s/></text:span><text:span text:style-name="T6135">οἰκεῖον</text:span><text:span text:style-name="T6136"><text:s/></text:span><text:span text:style-name="T6137">εἰπόντος</text:span><text:span text:style-name="T6138">,<text:s/></text:span><text:span text:style-name="T6139">ἐκ</text:span><text:span text:style-name="T6140"><text:s/></text:span><text:span text:style-name="T6141">τρίτου</text:span><text:span text:style-name="T6142"><text:s/></text:span><text:span text:style-name="T6143">καταβὰς</text:span><text:span text:style-name="T6144"><text:s/></text:span><text:span text:style-name="T6145">ἐκεῖνον</text:span><text:span text:style-name="T6146"><text:s/></text:span><text:span text:style-name="T6147">τὸν</text:span><text:span text:style-name="T6148"><text:s/></text:span><text:span text:style-name="T6149">οἰκεῖον</text:span><text:span text:style-name="T6150"><text:s/></text:span><text:span text:style-name="T6151">ἀνήνεγκε</text:span><text:span text:style-name="T6152">.<text:s/></text:span><text:span text:style-name="T6153">Τοῦ</text:span><text:span text:style-name="T6154"><text:s/></text:span><text:span text:style-name="T6155">δὲ</text:span><text:span text:style-name="T6156"><text:s/></text:span><text:span text:style-name="T6157">τοῦτον</text:span><text:span text:style-name="T6158"><text:s/></text:span><text:span text:style-name="T6159">ἀληθῶς</text:span><text:span text:style-name="T6160"><text:s/></text:span><text:span text:style-name="T6161">εἶναι</text:span><text:span text:style-name="T6162"><text:s/></text:span><text:span text:style-name="T6163">τὸν</text:span><text:span text:style-name="T6164"><text:s/></text:span><text:span text:style-name="T6165">ἀπολωλότα</text:span><text:span text:style-name="T6166"><text:s/></text:span><text:span text:style-name="T6167">φαμένου</text:span><text:span text:style-name="T6168">,<text:s/></text:span><text:span text:style-name="T6169">Ἑρμῆς</text:span><text:span text:style-name="T6170"><text:s/></text:span><text:span text:style-name="T6171">ἀποδεξάμενος</text:span><text:span text:style-name="T6172"><text:s/></text:span><text:span text:style-name="T6173">αὐτοῦ</text:span><text:span text:style-name="T6174"><text:s/></text:span><text:span text:style-name="T6175">τὴν</text:span><text:span text:style-name="T6176"><text:s/></text:span><text:span text:style-name="T6177">δικαιοσύνην</text:span><text:span text:style-name="T6178">,<text:s/></text:span><text:span text:style-name="T6179">πάντας</text:span><text:span text:style-name="T6180"><text:s/></text:span><text:span text:style-name="T6181">αὐτῷ</text:span><text:span text:style-name="T6182"><text:s/></text:span><text:span text:style-name="T6183">ἐδωρήσατο</text:span><text:span text:style-name="T6184">.<text:s/></text:span><text:span text:style-name="T6185">Ὁ</text:span><text:span text:style-name="T6186"><text:s/></text:span><text:span text:style-name="T6187">δὲ</text:span><text:span text:style-name="T6188"><text:s/></text:span><text:span text:style-name="T6189">παραγενόμενος</text:span><text:span text:style-name="T6190"><text:s/></text:span><text:span text:style-name="T6191">πρὸς</text:span><text:span text:style-name="T6192"><text:s/></text:span><text:span text:style-name="T6193">τοὺς</text:span><text:span text:style-name="T6194"><text:s/></text:span><text:span text:style-name="T6195">ἑταίρους</text:span><text:span text:style-name="T6196"><text:s/></text:span><text:span text:style-name="T6197">τὰ</text:span><text:span text:style-name="T6198"><text:s/></text:span><text:span text:style-name="T6199">συμβάντα</text:span><text:span text:style-name="T6200"><text:s/></text:span><text:span text:style-name="T6201">αὐτοῖς</text:span><text:span text:style-name="T6202"><text:s/></text:span><text:span text:style-name="T6203">διεξελήλυθεν</text:span><text:span text:style-name="T6204">·<text:s/></text:span><text:span text:style-name="T6205">ὧν</text:span><text:span text:style-name="T6206"><text:s/></text:span><text:span text:style-name="T6207">εἷς</text:span><text:span text:style-name="T6208"><text:s/></text:span><text:span text:style-name="T6209">τις</text:span><text:span text:style-name="T6210"><text:s/></text:span><text:span text:style-name="T6211">τὰ</text:span><text:span text:style-name="T6212"><text:s/></text:span><text:span text:style-name="T6213">ἴσα</text:span><text:span text:style-name="T6214"><text:s/></text:span><text:span text:style-name="T6215">διαπράξασθαι</text:span><text:span text:style-name="T6216"><text:s/></text:span><text:span text:style-name="T6217">ἐβουλεύσατο</text:span><text:span text:style-name="T6218">,<text:s/></text:span><text:span text:style-name="T6219">καὶ</text:span><text:span text:style-name="T6220"><text:s/></text:span><text:span text:style-name="T6221">παρὰ</text:span><text:span text:style-name="T6222"><text:s/></text:span><text:span text:style-name="T6223">τὸν</text:span><text:span text:style-name="T6224"><text:s/></text:span><text:span text:style-name="T6225">ποταμὸν</text:span><text:span text:style-name="T6226"><text:s/></text:span><text:span text:style-name="T6227">ἐλθὼν</text:span><text:span text:style-name="T6228"><text:s/></text:span><text:span text:style-name="T6229">καὶ</text:span><text:span text:style-name="T6230"><text:s/></text:span><text:span text:style-name="T6231">τὴν</text:span><text:span text:style-name="T6232"><text:s/></text:span><text:span text:style-name="T6233">οἰκείαν</text:span><text:span text:style-name="T6234"><text:s/></text:span><text:span text:style-name="T6235">ἀξίνην</text:span><text:span text:style-name="T6236"><text:s/></text:span><text:span text:style-name="T6237">ἐξεπίτηδες</text:span><text:span text:style-name="T6238"><text:s/></text:span><text:span text:style-name="T6239">ἀφεὶς</text:span><text:span text:style-name="T6240"><text:s/></text:span><text:span text:style-name="T6241">εἰς</text:span><text:span text:style-name="T6242"><text:s/></text:span><text:span text:style-name="T6243">τὸ</text:span><text:span text:style-name="T6244"><text:s/></text:span><text:span text:style-name="T6245">ῥεῦμα</text:span><text:span text:style-name="T6246"><text:s/></text:span><text:span text:style-name="T6247">κλαίων</text:span><text:span text:style-name="T6248"><text:s/></text:span><text:span text:style-name="T6249">ἐκάθητο</text:span><text:span text:style-name="T6250">.<text:s/></text:span><text:span text:style-name="T6251">Ἐπιφανεὶς</text:span><text:span text:style-name="T6252"><text:s/></text:span><text:span text:style-name="T6253">οὖν</text:span><text:span text:style-name="T6254"><text:s/></text:span><text:span text:style-name="T6255">ὁ</text:span><text:span text:style-name="T6256"><text:s/></text:span><text:span text:style-name="T6257">Ἑρμῆς</text:span><text:span text:style-name="T6258"><text:s/></text:span><text:span text:style-name="T6259">κἀκείνῳ</text:span><text:span text:style-name="T6260"><text:s/></text:span><text:span text:style-name="T6261">καὶ</text:span><text:span text:style-name="T6262"><text:s/></text:span><text:span text:style-name="T6263">τὴν</text:span><text:span text:style-name="T6264"><text:s/></text:span><text:span text:style-name="T6265">αἰτίαν</text:span><text:span text:style-name="T6266"><text:s/></text:span><text:span text:style-name="T6267">μαθὼν</text:span><text:span text:style-name="T6268"><text:s/></text:span><text:span text:style-name="T6269">τοῦ</text:span><text:span text:style-name="T6270"><text:s/></text:span><text:span text:style-name="T6271">θρήνου</text:span><text:span text:style-name="T6272">,<text:s/></text:span><text:span text:style-name="T6273">καταβὰς</text:span><text:span text:style-name="T6274"><text:s/></text:span><text:span text:style-name="T6275">ὁμοίως</text:span><text:span text:style-name="T6276"><text:s/></text:span><text:span text:style-name="T6277">χρυσῆν</text:span><text:span text:style-name="T6278"><text:s/></text:span><text:span text:style-name="T6279">ἀξίνην</text:span><text:span text:style-name="T6280"><text:s/></text:span><text:span text:style-name="T6281">ἐξήνεγκε</text:span><text:span text:style-name="T6282"><text:s/></text:span><text:span text:style-name="T6283">καὶ</text:span><text:span text:style-name="T6284"><text:s/></text:span><text:span text:style-name="T6285">ἤρετο</text:span><text:span text:style-name="T6286"><text:s/></text:span><text:span text:style-name="T6287">εἰ</text:span><text:span text:style-name="T6288"><text:s/></text:span><text:span text:style-name="T6289">ταύτην</text:span><text:span text:style-name="T6290"><text:s/></text:span><text:span text:style-name="T6291">ἀπέβαλε</text:span><text:span text:style-name="T6292">.<text:s/></text:span><text:span text:style-name="T6293">Τοῦ</text:span><text:span text:style-name="T6294"><text:s/></text:span><text:span text:style-name="T6295">δὲ</text:span><text:span text:style-name="T6296"><text:s/></text:span><text:span text:style-name="T6297">σὺν</text:span><text:span text:style-name="T6298"><text:s/></text:span><text:span text:style-name="T6299">ἡδονῇ</text:span><text:span text:style-name="T6300">· «<text:s/></text:span><text:span text:style-name="T6301">Ναὶ</text:span><text:span text:style-name="T6302"><text:s/></text:span><text:span text:style-name="T6303">ἀληθῶς</text:span><text:span text:style-name="T6304"><text:s/></text:span><text:span text:style-name="T6305">ἥδ᾿</text:span><text:span text:style-name="T6306"><text:s/></text:span><text:span text:style-name="T6307">ἐστί</text:span><text:span text:style-name="T6308"><text:s/>»<text:s/></text:span><text:span text:style-name="T6309">φήσαντος</text:span><text:span text:style-name="T6310">,<text:s/></text:span><text:span text:style-name="T6311">μισήσας</text:span><text:span text:style-name="T6312"><text:s/></text:span><text:span text:style-name="T6313">ὁ</text:span><text:span text:style-name="T6314"><text:s/></text:span><text:span text:style-name="T6315">θεὸς</text:span><text:span text:style-name="T6316"><text:s/></text:span><text:span text:style-name="T6317">τὴν</text:span><text:span text:style-name="T6318"><text:s/></text:span><text:span text:style-name="T6319">τοσαύτην</text:span><text:span text:style-name="T6320"><text:s/></text:span><text:span text:style-name="T6321">ἀναίδειαν</text:span><text:span text:style-name="T6322">,<text:s/></text:span><text:span text:style-name="T6323">οὐ</text:span><text:span text:style-name="T6324"><text:s/></text:span><text:span text:style-name="T6325">μόνον</text:span><text:span text:style-name="T6326"><text:s/></text:span><text:span text:style-name="T6327">ἐκείνην</text:span><text:span text:style-name="T6328"><text:s/></text:span><text:span text:style-name="T6329">κατέσχεν</text:span><text:span text:style-name="T6330">,<text:s/></text:span><text:span text:style-name="T6331">ἀλλ᾿</text:span><text:span text:style-name="T6332"><text:s/></text:span><text:span text:style-name="T6333">οὐδὲ</text:span><text:span text:style-name="T6334"><text:s/></text:span><text:span text:style-name="T6335">τὴν</text:span><text:span text:style-name="T6336"><text:s/></text:span><text:span text:style-name="T6337">οἰκείαν</text:span><text:span text:style-name="T6338"><text:s/></text:span><text:span text:style-name="T6339">ἀπέδωκεν</text:span><text:span text:style-name="T6340">.</text:span></text:p>
            <text:p text:style-name="P6341"><text:span text:style-name="T6342">Ὁ</text:span><text:span text:style-name="T6343"><text:s/></text:span><text:span text:style-name="T6344">μῦθος</text:span><text:span text:style-name="T6345"><text:s/></text:span><text:span text:style-name="T6346">δηλοῖ</text:span><text:span text:style-name="T6347"><text:s/></text:span><text:span text:style-name="T6348">ὅτι</text:span><text:span text:style-name="T6349">,<text:s/></text:span><text:span text:style-name="T6350">ὅσον</text:span><text:span text:style-name="T6351"><text:s/></text:span><text:span text:style-name="T6352">τοῖς</text:span><text:span text:style-name="T6353"><text:s/></text:span><text:span text:style-name="T6354">δικαίοις</text:span><text:span text:style-name="T6355"><text:s/></text:span><text:span text:style-name="T6356">τὸ</text:span><text:span text:style-name="T6357"><text:s/></text:span><text:span text:style-name="T6358">θεῖον</text:span><text:span text:style-name="T6359"><text:s/></text:span><text:span text:style-name="T6360">συναίρεται</text:span><text:span text:style-name="T6361">,<text:s/></text:span><text:span text:style-name="T6362">τοσοῦτον</text:span><text:span text:style-name="T6363"><text:s/></text:span><text:span text:style-name="T6364">τοῖς</text:span><text:span text:style-name="T6365"><text:s/></text:span><text:span text:style-name="T6366">ἀδίκοις</text:span><text:span text:style-name="T6367"><text:s/></text:span><text:span text:style-name="T6368">ἐναντιοῦται</text:span><text:span text:style-name="T6369">.</text:span></text:p>
          </table:table-cell>
          <table:table-cell table:style-name="TableCell6370">
            <text:p text:style-name="P6371">THE LUMBERMAN AND HERMES</text:p>
            <text:p text:style-name="P6372"/>
            <text:p text:style-name="P6373">A man chopping wood beside a river had lost his ax. So, not knowing what to do, he sat down on the bank and wept. Hermes, having learned the cause of his sadness, took pity on him; he dived into the river, brought back a golden hatchet and asked him if it was the one he had lost. The man having replied that it was not that one, he dived again and brought back a silver one. The man having declared that this one was not his either, he dived a third time and brought back his own ax. The man said that was the one he had lost. Then Hermes, charmed with his honesty, gave him all three. Returning to his comrades, he told them his adventure. One of them got it into his head to get as many. the current, then sat down crying. Then Hermes appeared to him also, and hearing the subject of his weeping, he dove in and brought him also a golden hatchet, and asked him if it was the one he had lost. And he, overjoyed, exclaimed: "Yes, it is indeed her." But the god, being horrified by such effrontery, not only kept the golden axe, but he did not even return his own.</text:p>
            <text:p text:style-name="P6374"/>
            <text:p text:style-name="P6375">This fable shows that, as much as the divinity is favorable to honest people, so much it is hostile to the dishonest.</text:p>
          </table:table-cell>
        </table:table-row>
        <table:table-row table:style-name="TableRow6376">
          <table:table-cell table:style-name="TableCell6377">
            <text:p text:style-name="P6378"><text:span text:style-name="T6379">254.<text:s/></text:span><text:span text:style-name="T6380">Ὁδοιπόροι</text:span><text:span text:style-name="T6381"><text:s/></text:span><text:span text:style-name="T6382">καὶ</text:span><text:span text:style-name="T6383"><text:s/></text:span><text:span text:style-name="T6384">ἄρκτος</text:span><text:span text:style-name="T6385">.</text:span><text:span text:style-name="T6386"><text:line-break/></text:span><text:span text:style-name="T6387">Δύο</text:span><text:span text:style-name="T6388"><text:s/></text:span><text:span text:style-name="T6389">φίλοι</text:span><text:span text:style-name="T6390"><text:s/></text:span><text:span text:style-name="T6391">τὴν</text:span><text:span text:style-name="T6392"><text:s/></text:span><text:span text:style-name="T6393">αὐτὴν</text:span><text:span text:style-name="T6394"><text:s/></text:span><text:span text:style-name="T6395">ὁδὸν</text:span><text:span text:style-name="T6396"><text:s/></text:span><text:span text:style-name="T6397">ἐβάδιζον</text:span><text:span text:style-name="T6398">.<text:s/></text:span><text:span text:style-name="T6399">Ἄρκτου</text:span><text:span text:style-name="T6400"><text:s/></text:span><text:span text:style-name="T6401">δὲ</text:span><text:span text:style-name="T6402"><text:s/></text:span><text:span text:style-name="T6403">αὐτοῖς</text:span><text:span text:style-name="T6404"><text:s/></text:span><text:span text:style-name="T6405">ἐπιφανείσης</text:span><text:span text:style-name="T6406">,<text:s/></text:span><text:span text:style-name="T6407">ὁ</text:span><text:span text:style-name="T6408"><text:s/></text:span><text:span text:style-name="T6409">μὲν</text:span><text:span text:style-name="T6410"><text:s/></text:span><text:span text:style-name="T6411">ἕτερος</text:span><text:span text:style-name="T6412"><text:s/></text:span><text:span text:style-name="T6413">φθάσας</text:span><text:span text:style-name="T6414"><text:s/></text:span><text:span text:style-name="T6415">ἀνέβη</text:span><text:span text:style-name="T6416"><text:s/></text:span><text:span text:style-name="T6417">ἐπί</text:span><text:span text:style-name="T6418"><text:s/></text:span><text:span text:style-name="T6419">τι</text:span><text:span text:style-name="T6420"><text:s/></text:span><text:span text:style-name="T6421">δένδρον</text:span><text:span text:style-name="T6422"><text:s/></text:span><text:span text:style-name="T6423">καὶ</text:span><text:span text:style-name="T6424"><text:s/></text:span><text:span text:style-name="T6425">ἐνταῦθα</text:span><text:span text:style-name="T6426"><text:s/></text:span><text:span text:style-name="T6427">ἐκρύπτετο</text:span><text:span text:style-name="T6428">,<text:s/></text:span><text:span text:style-name="T6429">ὁ</text:span><text:span text:style-name="T6430"><text:s/></text:span><text:span text:style-name="T6431">δὲ</text:span><text:span text:style-name="T6432"><text:s/></text:span><text:span text:style-name="T6433">ἕτερος</text:span><text:span text:style-name="T6434"><text:s/></text:span><text:span text:style-name="T6435">μέλλων</text:span><text:span text:style-name="T6436"><text:s/></text:span><text:span text:style-name="T6437">περικατάληπτος</text:span><text:span text:style-name="T6438"><text:s/></text:span><text:span text:style-name="T6439">γίνεσθαι</text:span><text:span text:style-name="T6440">,<text:s/></text:span><text:span text:style-name="T6441">πεσὼν</text:span><text:span text:style-name="T6442"><text:s/></text:span><text:span text:style-name="T6443">κατὰ</text:span><text:span text:style-name="T6444"><text:s/></text:span><text:span text:style-name="T6445">τοῦ</text:span><text:span text:style-name="T6446"><text:s/></text:span><text:span text:style-name="T6447">ἐδάφους</text:span><text:span text:style-name="T6448"><text:s/></text:span><text:span text:style-name="T6449">τὸν</text:span><text:span text:style-name="T6450"><text:s/></text:span><text:span text:style-name="T6451">νεκρὸν</text:span><text:span text:style-name="T6452"><text:s/></text:span><text:span text:style-name="T6453">προσεποιεῖτο</text:span><text:span text:style-name="T6454">.<text:s/></text:span><text:span text:style-name="T6455">Τῆς</text:span><text:span text:style-name="T6456"><text:s/></text:span><text:span text:style-name="T6457">δὲ</text:span><text:span text:style-name="T6458"><text:s/></text:span><text:span text:style-name="T6459">ἄρκτου</text:span><text:span text:style-name="T6460"><text:s/></text:span><text:span text:style-name="T6461">προσενεγκούσης</text:span><text:span text:style-name="T6462"><text:s/></text:span><text:span text:style-name="T6463">αὐτῷ</text:span><text:span text:style-name="T6464"><text:s/></text:span><text:span text:style-name="T6465">τὸ</text:span><text:span text:style-name="T6466"><text:s/></text:span><text:span text:style-name="T6467">ῥύγχος</text:span><text:span text:style-name="T6468"><text:s/></text:span><text:span text:style-name="T6469">καὶ</text:span><text:span text:style-name="T6470"><text:s/></text:span><text:span text:style-name="T6471">περιοσφραινομένης</text:span><text:span text:style-name="T6472"><text:s/></text:span><text:span text:style-name="T6473">τὰς</text:span><text:span text:style-name="T6474"><text:s/></text:span><text:span text:style-name="T6475">ἀναπνοὰς</text:span><text:span text:style-name="T6476"><text:s/></text:span><text:span text:style-name="T6477">συνεῖχε</text:span><text:span text:style-name="T6478">·<text:s/></text:span><text:span text:style-name="T6479">φασὶ</text:span><text:span text:style-name="T6480"><text:s/></text:span><text:span text:style-name="T6481">γὰρ</text:span><text:span text:style-name="T6482"><text:s/></text:span><text:span text:style-name="T6483">νεκροῦ</text:span><text:span text:style-name="T6484"><text:s/></text:span><text:span text:style-name="T6485">μὴ</text:span><text:span text:style-name="T6486"><text:s/></text:span><text:span text:style-name="T6487">ἅπτεσθαι</text:span><text:span text:style-name="T6488"><text:s/></text:span><text:span text:style-name="T6489">τὸ</text:span><text:span text:style-name="T6490"><text:s/></text:span><text:span text:style-name="T6491">ζῷον</text:span><text:span text:style-name="T6492">.<text:s/></text:span><text:span text:style-name="T6493">Ὑποχωρησάσης</text:span><text:span text:style-name="T6494"><text:s/></text:span><text:span text:style-name="T6495">δέ</text:span><text:span text:style-name="T6496">,<text:s/></text:span><text:span text:style-name="T6497">ὁ</text:span><text:span text:style-name="T6498"><text:s/></text:span><text:span text:style-name="T6499">ἀπὸ</text:span><text:span text:style-name="T6500"><text:s/></text:span><text:span text:style-name="T6501">τοῦ</text:span><text:span text:style-name="T6502"><text:s/></text:span><text:span text:style-name="T6503">δένδρου</text:span><text:span text:style-name="T6504"><text:s/></text:span><text:span text:style-name="T6505">καταβὰς</text:span><text:span text:style-name="T6506"><text:s/></text:span><text:span text:style-name="T6507">ἐπυνθάνετο</text:span><text:span text:style-name="T6508"><text:s/></text:span><text:span text:style-name="T6509">αὐτοῦ</text:span><text:span text:style-name="T6510"><text:s/></text:span><text:span text:style-name="T6511">τί</text:span><text:span text:style-name="T6512"><text:s/></text:span><text:span text:style-name="T6513">ἡ</text:span><text:span text:style-name="T6514"><text:s/></text:span><text:span text:style-name="T6515">ἄρκτος</text:span><text:span text:style-name="T6516"><text:s/></text:span><text:span text:style-name="T6517">πρὸς</text:span><text:span text:style-name="T6518"><text:s/></text:span><text:span text:style-name="T6519">τὸ</text:span><text:span text:style-name="T6520"><text:s/></text:span><text:span text:style-name="T6521">οὖς</text:span><text:span text:style-name="T6522"><text:s/></text:span><text:span text:style-name="T6523">εἴρηκεν</text:span><text:span text:style-name="T6524">.<text:s/></text:span><text:span text:style-name="T6525">Ὁ</text:span><text:span text:style-name="T6526"><text:s/></text:span><text:span text:style-name="T6527">δὲ</text:span><text:span text:style-name="T6528"><text:s/></text:span><text:span text:style-name="T6529">εἶπε</text:span><text:span text:style-name="T6530">· «<text:s/></text:span><text:span text:style-name="T6531">Τοῦ</text:span><text:span text:style-name="T6532"><text:s/></text:span><text:span text:style-name="T6533">λοιποῦ</text:span><text:span text:style-name="T6534"><text:s/></text:span><text:span text:style-name="T6535">τοιούτοις</text:span><text:span text:style-name="T6536"><text:s/></text:span><text:span text:style-name="T6537">μὴ</text:span><text:span text:style-name="T6538"><text:s/></text:span><text:span text:style-name="T6539">συνοδοιπορεῖν</text:span><text:span text:style-name="T6540"><text:s/></text:span><text:span text:style-name="T6541">φίλοις</text:span><text:span text:style-name="T6542"><text:s/></text:span><text:span text:style-name="T6543">οἳ</text:span><text:span text:style-name="T6544"><text:s/></text:span><text:span text:style-name="T6545">ἐν</text:span><text:span text:style-name="T6546"><text:s/></text:span><text:span text:style-name="T6547">κινδύνοις</text:span><text:span text:style-name="T6548"><text:s/></text:span><text:span text:style-name="T6549">οὐ</text:span><text:span text:style-name="T6550"><text:s/></text:span><text:span text:style-name="T6551">παραμένουσιν</text:span><text:span text:style-name="T6552">. »</text:span></text:p>
            <text:p text:style-name="P6553"><text:span text:style-name="T6554">Ὁ λόγος δηλοῖ ὅτι τοὺς γνησίους τῶν φίλων αἱ συμφοραὶ δοκιμάζουσιν.</text:span></text:p>
          </table:table-cell>
          <table:table-cell table:style-name="TableCell6555">
            <text:p text:style-name="P6556">TRAVELERS AND THE BEAR</text:p>
            <text:p text:style-name="P6557"/>
            <text:p text:style-name="P6558">Two friends were walking on the same road. A bear suddenly appeared to them. One quickly climbed a tree and hid there; the other, about to be caught, dropped to the ground and pretended to be dead. The bear approached him with its muzzle and sniffed him everywhere; but the man held his breath; for it is said that the bear does not touch a corpse. When the bear had moved away, the man who was on the tree came down and asked the other what the bear had whispered in his ear. “Not to travel in future with friends who shirk in danger,” replied the other.</text:p>
            <text:p text:style-name="P6559"/>
            <text:p text:style-name="P6560">This fable shows that true friends recognize each other in the face of misfortune.</text:p>
          </table:table-cell>
        </table:table-row>
        <text:soft-page-break/>
        <table:table-row table:style-name="TableRow6561">
          <table:table-cell table:style-name="TableCell6562">
            <text:p text:style-name="P6563"><text:span text:style-name="T6564">255.<text:s/></text:span><text:span text:style-name="T6565">Ὁδοιπόροι</text:span><text:span text:style-name="T6566"><text:s/></text:span><text:span text:style-name="T6567">καὶ</text:span><text:span text:style-name="T6568"><text:s/></text:span><text:span text:style-name="T6569">κόραξ</text:span><text:span text:style-name="T6570">.</text:span><text:span text:style-name="T6571"><text:line-break/></text:span><text:span text:style-name="T6572">Πορευομένοις</text:span><text:span text:style-name="T6573"><text:s/></text:span><text:span text:style-name="T6574">τισὶν</text:span><text:span text:style-name="T6575"><text:s/></text:span><text:span text:style-name="T6576">ἐπὶ</text:span><text:span text:style-name="T6577"><text:s/></text:span><text:span text:style-name="T6578">πρᾶξίν</text:span><text:span text:style-name="T6579"><text:s/></text:span><text:span text:style-name="T6580">τινα</text:span><text:span text:style-name="T6581"><text:s/></text:span><text:span text:style-name="T6582">κόραξ</text:span><text:span text:style-name="T6583"><text:s/></text:span><text:span text:style-name="T6584">ὑπήντησε</text:span><text:span text:style-name="T6585"><text:s/></text:span><text:span text:style-name="T6586">τὸν</text:span><text:span text:style-name="T6587"><text:s/></text:span><text:span text:style-name="T6588">ἕτερον</text:span><text:span text:style-name="T6589"><text:s/></text:span><text:span text:style-name="T6590">τῶν</text:span><text:span text:style-name="T6591"><text:s/></text:span><text:span text:style-name="T6592">ὀφθαλμῶν</text:span><text:span text:style-name="T6593"><text:s/></text:span><text:span text:style-name="T6594">πεπηρωμένος</text:span><text:span text:style-name="T6595">.<text:s/></text:span><text:span text:style-name="T6596">Ἐπιστραφέντων</text:span><text:span text:style-name="T6597"><text:s/></text:span><text:span text:style-name="T6598">δὲ</text:span><text:span text:style-name="T6599"><text:s/></text:span><text:span text:style-name="T6600">αὐτῶν</text:span><text:span text:style-name="T6601"><text:s/></text:span><text:span text:style-name="T6602">καί</text:span><text:span text:style-name="T6603"><text:s/></text:span><text:span text:style-name="T6604">τινος</text:span><text:span text:style-name="T6605"><text:s/></text:span><text:span text:style-name="T6606">ὑποστρέψαι</text:span><text:span text:style-name="T6607"><text:s/></text:span><text:span text:style-name="T6608">παραινοῦντος</text:span><text:span text:style-name="T6609">,<text:s/></text:span><text:span text:style-name="T6610">τοῦτο</text:span><text:span text:style-name="T6611"><text:s/></text:span><text:span text:style-name="T6612">γὰρ</text:span><text:span text:style-name="T6613"><text:s/></text:span><text:span text:style-name="T6614">σημαίνειν</text:span><text:span text:style-name="T6615"><text:s/></text:span><text:span text:style-name="T6616">τὸν</text:span><text:span text:style-name="T6617"><text:s/></text:span><text:span text:style-name="T6618">οἰωνόν</text:span><text:span text:style-name="T6619">,<text:s/></text:span><text:span text:style-name="T6620">ἕτερος</text:span><text:span text:style-name="T6621"><text:s/></text:span><text:span text:style-name="T6622">ὑποτυχὼν</text:span><text:span text:style-name="T6623"><text:s/></text:span><text:span text:style-name="T6624">εἶπε</text:span><text:span text:style-name="T6625">· «<text:s/></text:span><text:span text:style-name="T6626">Καὶ</text:span><text:span text:style-name="T6627"><text:s/></text:span><text:span text:style-name="T6628">πῶς</text:span><text:span text:style-name="T6629"><text:s/></text:span><text:span text:style-name="T6630">οὗτος</text:span><text:span text:style-name="T6631"><text:s/></text:span><text:span text:style-name="T6632">ἡμῖν</text:span><text:span text:style-name="T6633"><text:s/></text:span><text:span text:style-name="T6634">δύναται</text:span><text:span text:style-name="T6635"><text:s/></text:span><text:span text:style-name="T6636">τὰ</text:span><text:span text:style-name="T6637"><text:s/></text:span><text:span text:style-name="T6638">μέλλοντα</text:span><text:span text:style-name="T6639"><text:s/></text:span><text:span text:style-name="T6640">μαντεύεσθαι</text:span><text:span text:style-name="T6641">,<text:s/></text:span><text:span text:style-name="T6642">ὃς</text:span><text:span text:style-name="T6643"><text:s/></text:span><text:span text:style-name="T6644">οὐδὲ</text:span><text:span text:style-name="T6645"><text:s/></text:span><text:span text:style-name="T6646">τὴν</text:span><text:span text:style-name="T6647"><text:s/></text:span><text:span text:style-name="T6648">ἰδίαν</text:span><text:span text:style-name="T6649"><text:s/></text:span><text:span text:style-name="T6650">πήρωσιν</text:span><text:span text:style-name="T6651"><text:s/></text:span><text:span text:style-name="T6652">προεῖδεν</text:span><text:span text:style-name="T6653">,<text:s/></text:span><text:span text:style-name="T6654">ἵνα</text:span><text:span text:style-name="T6655"><text:s/></text:span><text:span text:style-name="T6656">φυλάξηται</text:span><text:span text:style-name="T6657">; »</text:span></text:p>
            <text:p text:style-name="P6658"><text:span text:style-name="T6659">Οὕτω</text:span><text:span text:style-name="T6660"><text:s/></text:span><text:span text:style-name="T6661">καὶ</text:span><text:span text:style-name="T6662"><text:s/></text:span><text:span text:style-name="T6663">τῶν</text:span><text:span text:style-name="T6664"><text:s/></text:span><text:span text:style-name="T6665">ἀνθρώπων</text:span><text:span text:style-name="T6666"><text:s/></text:span><text:span text:style-name="T6667">οἱ</text:span><text:span text:style-name="T6668"><text:s/></text:span><text:span text:style-name="T6669">ἐν</text:span><text:span text:style-name="T6670"><text:s/></text:span><text:span text:style-name="T6671">τοῖς</text:span><text:span text:style-name="T6672"><text:s/></text:span><text:span text:style-name="T6673">ἰδίοις</text:span><text:span text:style-name="T6674"><text:s/></text:span><text:span text:style-name="T6675">ἄβουλοι</text:span><text:span text:style-name="T6676"><text:s/></text:span><text:span text:style-name="T6677">καὶ</text:span><text:span text:style-name="T6678"><text:s/></text:span><text:span text:style-name="T6679">εἰς</text:span><text:span text:style-name="T6680"><text:s/></text:span><text:span text:style-name="T6681">τὰς</text:span><text:span text:style-name="T6682"><text:s/></text:span><text:span text:style-name="T6683">τῶν</text:span><text:span text:style-name="T6684"><text:s/></text:span><text:span text:style-name="T6685">πέλας</text:span><text:span text:style-name="T6686"><text:s/></text:span><text:span text:style-name="T6687">συμβουλίας</text:span><text:span text:style-name="T6688"><text:s/></text:span><text:span text:style-name="T6689">ἀδόκιμοί</text:span><text:span text:style-name="T6690"><text:s/></text:span><text:span text:style-name="T6691">εἰσιν</text:span><text:span text:style-name="T6692">.</text:span></text:p>
          </table:table-cell>
          <table:table-cell table:style-name="TableCell6693">
            <text:p text:style-name="P6694">Some<text:s/>TRAVELERS AND<text:s/>A<text:s/>CROW</text:p>
            <text:p text:style-name="P6695">People, who were traveling for some business, met a crow that had lost an eye. They turned their eyes towards him, and one of them advised them to turn back; that, in his opinion, was what the omen meant. But another taking the floor said: “How could this bird predict the future for us, he who did not even foresee, to avoid it, the loss of his eye?”</text:p>
            <text:p text:style-name="P6696">Likewise men who are blind to their own interests are ill-qualified to counsel their fellow man.</text:p>
          </table:table-cell>
        </table:table-row>
        <table:table-row table:style-name="TableRow6697">
          <table:table-cell table:style-name="TableCell6698">
            <text:p text:style-name="P6699"><text:span text:style-name="T6700">256. Ὁδοιπόροι καὶ πέλεκυς.</text:span><text:span text:style-name="T6701"><text:line-break/></text:span><text:span text:style-name="T6702">Δύο ἐν ταὐτῷ ὡδοιπόρουν. Ἑτέρου δὲ πέλεκυν εὑρόντος, ὁ ἕτερος ἔλεγεν· « Εὑρήκαμεν. » Ὁ δὲ ἕτερος παρῄνει μὴ λέγειν « Εὑρήκαμεν, » ἀλλ᾿ « Εὕρηκας. » Μετὰ μικρὸν δὲ ἐπελθόντων αὐτοῖς τῶν ἀποβεβληκότων τὸν πέλεκυν, ὁ ἔχων αὐτὸν διωκόμενος ἔλεγε πρὸς τὸν συνοδοιπόρον· « Ἀπολώλαμεν. » Ἐκεῖνος δὲ ἔφη· « ‹Μὴ ἀπολώλαμεν εἴπῃς›, ἀλλ᾿ ἀπόλωλα· οὐδὲ γὰρ, ὅτε τὸν πέλεκυν εὗρες, ἐμοὶ αὐτὸν ἀνεκοινώσω. »</text:span></text:p>
            <text:p text:style-name="P6703"><text:span text:style-name="T6704">Ὁ λόγος δηλοῖ ὅτι οἱ μὴ μεταλαβόντες τῶν εὐτυχημάτων οὐδὲ ἐν ταῖς συμφοραῖς βέβαιοί εἰσι φίλοι.</text:span></text:p>
          </table:table-cell>
          <table:table-cell table:style-name="TableCell6705">
            <text:p text:style-name="P6706">Some<text:s/>TRAVELERS AND<text:s/>An<text:s/>AX</text:p>
            <text:p text:style-name="P6707">Two men were traveling in company. One of them having found an axe, the other said: “We have found an axe. — Don't say, continued the first: we have found, but: you have found. A few moments later they were joined by those who had lost the axe, and the one who had it, seeing himself pursued, said to his traveling companion: "We are lost." — Do not say: we are lost, resumed the latter, but: I am lost; for, when you found the axe, you did not put me half in your find. »</text:p>
            <text:p text:style-name="P6708"/>
            <text:p text:style-name="P6709">This fable shows that, if one has no part in the happy successes of a friend, one is not faithful to him either in misfortune.</text:p>
          </table:table-cell>
        </table:table-row>
        <table:table-row table:style-name="TableRow6710">
          <table:table-cell table:style-name="TableCell6711">
            <text:p text:style-name="P6712"><text:span text:style-name="T6713">257.<text:s/></text:span><text:span text:style-name="T6714">Ὁδοιπόροι</text:span><text:span text:style-name="T6715"><text:s/></text:span><text:span text:style-name="T6716">καὶ</text:span><text:span text:style-name="T6717"><text:s/></text:span><text:span text:style-name="T6718">πλάτανος</text:span><text:span text:style-name="T6719">.</text:span><text:span text:style-name="T6720"><text:line-break/></text:span><text:span text:style-name="T6721">Ὁδοιπόροι</text:span><text:span text:style-name="T6722"><text:s/></text:span><text:span text:style-name="T6723">θέρους</text:span><text:span text:style-name="T6724"><text:s/></text:span><text:span text:style-name="T6725">ὥρᾳ</text:span><text:span text:style-name="T6726"><text:s/></text:span><text:span text:style-name="T6727">περὶ</text:span><text:span text:style-name="T6728"><text:s/></text:span><text:span text:style-name="T6729">μεσημβρίαν</text:span><text:span text:style-name="T6730"><text:s/></text:span><text:span text:style-name="T6731">ὑπὸ</text:span><text:span text:style-name="T6732"><text:s/></text:span><text:span text:style-name="T6733">καύματος</text:span><text:span text:style-name="T6734"><text:s/></text:span><text:span text:style-name="T6735">τρυχόμενοι</text:span><text:span text:style-name="T6736">,<text:s/></text:span><text:span text:style-name="T6737">ὡς</text:span><text:span text:style-name="T6738"><text:s/></text:span><text:span text:style-name="T6739">ἐθεάσαντο</text:span><text:span text:style-name="T6740"><text:s/></text:span><text:span text:style-name="T6741">πλάτανον</text:span><text:span text:style-name="T6742">,<text:s/></text:span><text:span text:style-name="T6743">ὑπὸ</text:span><text:span text:style-name="T6744"><text:s/></text:span><text:span text:style-name="T6745">ταύτην</text:span><text:span text:style-name="T6746"><text:s/></text:span><text:span text:style-name="T6747">καταντήσαντες</text:span><text:span text:style-name="T6748"><text:s/></text:span><text:span text:style-name="T6749">καὶ</text:span><text:span text:style-name="T6750"><text:s/></text:span><text:span text:style-name="T6751">ἐν</text:span><text:span text:style-name="T6752"><text:s/></text:span><text:span text:style-name="T6753">τῇ</text:span><text:span text:style-name="T6754"><text:s/></text:span><text:span text:style-name="T6755">σκιᾷ</text:span><text:span text:style-name="T6756"><text:s/></text:span><text:span text:style-name="T6757">κατακλιθέντες</text:span><text:span text:style-name="T6758"><text:s/></text:span><text:span text:style-name="T6759">ἀνεπαύοντο</text:span><text:span text:style-name="T6760">.<text:s/></text:span><text:span text:style-name="T6761">Ἀναβλέψαντες</text:span><text:span text:style-name="T6762"><text:s/></text:span><text:span text:style-name="T6763">δὲ</text:span><text:span text:style-name="T6764"><text:s/></text:span><text:span text:style-name="T6765">εἰς</text:span><text:span text:style-name="T6766"><text:s/></text:span><text:span text:style-name="T6767">τὴν</text:span><text:span text:style-name="T6768"><text:s/></text:span><text:span text:style-name="T6769">πλάτανον</text:span><text:span text:style-name="T6770"><text:s/></text:span><text:span text:style-name="T6771">ἔλεγον</text:span><text:span text:style-name="T6772"><text:s/></text:span><text:span text:style-name="T6773">πρὸς</text:span><text:span text:style-name="T6774"><text:s/></text:span><text:span text:style-name="T6775">ἀλλήλους</text:span><text:span text:style-name="T6776"><text:s/></text:span><text:span text:style-name="T6777">ὡς</text:span><text:span text:style-name="T6778"><text:s/></text:span><text:span text:style-name="T6779">ἀνωφελές</text:span><text:span text:style-name="T6780"><text:s/></text:span><text:span text:style-name="T6781">ἐστιν</text:span><text:span text:style-name="T6782"><text:s/></text:span><text:span text:style-name="T6783">ἀνθρώποις</text:span><text:span text:style-name="T6784"><text:s/></text:span><text:span text:style-name="T6785">τοῦτο</text:span><text:span text:style-name="T6786"><text:s/></text:span><text:span text:style-name="T6787">ἄκαρπον</text:span><text:span text:style-name="T6788"><text:s/></text:span><text:span text:style-name="T6789">τὸ</text:span><text:span text:style-name="T6790"><text:s/></text:span><text:span text:style-name="T6791">δένδρον</text:span><text:span text:style-name="T6792">.<text:s/></text:span><text:span text:style-name="T6793">Ἡ</text:span><text:span text:style-name="T6794"><text:s/></text:span><text:span text:style-name="T6795">δὲ</text:span><text:span text:style-name="T6796"><text:s/></text:span><text:span text:style-name="T6797">ὑποτυχοῦσα</text:span><text:span text:style-name="T6798"><text:s/></text:span><text:span text:style-name="T6799">ἔφη</text:span><text:span text:style-name="T6800">· «<text:s/></text:span><text:span text:style-name="T6801">Ὦ</text:span><text:span text:style-name="T6802"><text:s/></text:span><text:span text:style-name="T6803">ἀχάριστοι</text:span><text:span text:style-name="T6804">,<text:s/></text:span><text:span text:style-name="T6805">ἔτι</text:span><text:span text:style-name="T6806"><text:s/></text:span><text:span text:style-name="T6807">τῆς</text:span><text:span text:style-name="T6808"><text:s/></text:span><text:span text:style-name="T6809">ἐξ</text:span><text:span text:style-name="T6810"><text:s/></text:span><text:span text:style-name="T6811">ἐμοῦ</text:span><text:span text:style-name="T6812"><text:s/></text:span><text:span text:style-name="T6813">εὐεργεσίας</text:span><text:span text:style-name="T6814"><text:s/></text:span><text:span text:style-name="T6815">ἀπολαύοντες</text:span><text:span text:style-name="T6816">,<text:s/></text:span><text:span text:style-name="T6817">ἀχρείαν</text:span><text:span text:style-name="T6818"><text:s/></text:span><text:span text:style-name="T6819">με</text:span><text:span text:style-name="T6820"><text:s/></text:span><text:span text:style-name="T6821">καὶ</text:span><text:span text:style-name="T6822"><text:s/></text:span><text:span text:style-name="T6823">ἄκαρπον</text:span><text:span text:style-name="T6824"><text:s/></text:span><text:span text:style-name="T6825">ἀποκαλεῖτε</text:span><text:span text:style-name="T6826">. »</text:span></text:p>
            <text:p text:style-name="P6827"><text:span text:style-name="T6828">Οὕτω</text:span><text:span text:style-name="T6829"><text:s/></text:span><text:span text:style-name="T6830">καὶ</text:span><text:span text:style-name="T6831"><text:s/></text:span><text:span text:style-name="T6832">τῶν</text:span><text:span text:style-name="T6833"><text:s/></text:span><text:span text:style-name="T6834">ἀνθρώπων</text:span><text:span text:style-name="T6835"><text:s/></text:span><text:span text:style-name="T6836">τινὲς</text:span><text:span text:style-name="T6837"><text:s/></text:span><text:span text:style-name="T6838">ἀτυχεῖς</text:span><text:span text:style-name="T6839"><text:s/></text:span><text:span text:style-name="T6840">εἰσιν</text:span><text:span text:style-name="T6841"><text:s/></text:span><text:span text:style-name="T6842">ὡς</text:span><text:span text:style-name="T6843"><text:s/></text:span><text:span text:style-name="T6844">καὶ</text:span><text:span text:style-name="T6845"><text:s/></text:span><text:span text:style-name="T6846">εὐεργετοῦντες</text:span><text:span text:style-name="T6847"><text:s/></text:span><text:span text:style-name="T6848">τοὺς</text:span><text:span text:style-name="T6849"><text:s/></text:span><text:span text:style-name="T6850">πέλας</text:span><text:span text:style-name="T6851"><text:s/></text:span><text:span text:style-name="T6852">ἐπὶ</text:span><text:span text:style-name="T6853"><text:s/></text:span><text:span text:style-name="T6854">τῇ</text:span><text:span text:style-name="T6855"><text:s/></text:span><text:span text:style-name="T6856">χρηστότητι</text:span><text:span text:style-name="T6857"><text:s/></text:span><text:span text:style-name="T6858">ἀπιστεῖσθαι</text:span><text:span text:style-name="T6859">.</text:span></text:p>
          </table:table-cell>
          <table:table-cell table:style-name="TableCell6860">
            <text:p text:style-name="P6861">TRAVELERS AND THE PLANE TREE</text:p>
            <text:p text:style-name="P6862"/>
            <text:p text:style-name="P6863"><text:span text:style-name="T6864">In summer, around noon, two travellers, tired by the heat of the sun, having seen a plane tree, took refuge under its branches and, stretching out in its shade, rested. Now, having raised their eyes to the plane tree, they said to each other: “Here is a tree which is sterile and useless to man. The plane tree speaking: "Ingrates," he said, "at the very moment when you enjoy my benevolence, you call me useless and sterile."<text:s/></text:span><text:span text:style-name="T6865">»</text:span></text:p>
            <text:p text:style-name="P6866"/>
            <text:p text:style-name="P6867">It is the same with men: some are so unlucky that, even by obliging their neighbors, they cannot make people believe in their benevolence.</text:p>
            <text:p text:style-name="P6868"/>
          </table:table-cell>
        </table:table-row>
        <text:soft-page-break/>
        <table:table-row table:style-name="TableRow6869">
          <table:table-cell table:style-name="TableCell6870">
            <text:p text:style-name="P6871"><text:span text:style-name="T6872">258. Ὁδοιπόροι καὶ φρύγανα.</text:span><text:span text:style-name="T6873"><text:line-break/></text:span><text:span text:style-name="T6874">Ὁδοιπόροι κατά τινα αἰγιαλὸν ὁδεύοντες ἦλθον ἐπί τινα σκοπιάν. Κἀκεῖθεν θεασάμενοι φρύγανα πόρρωθεν ἐπιπλέοντα, ναῦν εἶναι μεγάλην ᾠήθησαν. Διὸ δὴ προσέμενον, ὡς μελλούσης αὐτῆς προσορμίζεσθαι. Ἐπεὶ δὲ ὑπὸ ἀνέμου φερόμενα τὰ φρύγανα ἐγγυτέρω ἐγένετο, οὐκέτι ναῦν, ἀλλὰ πλοῖον ἐδόκουν βλέπειν. Ἐξενεχθέντα δὲ αὐτὰ φρύγανα ὄντα ἰδόντες, πρὸς ἀλλήλους ἔφασαν ὡς ἄρα μάτην ἡμεῖς τὸ μηδὲν ὂν προσεδεχόμεθα.</text:span></text:p>
            <text:p text:style-name="P6875"><text:span text:style-name="T6876">Ὁ μῦθος δηλοῖ ὅτι τῶν ἀνθρώπων ἔνιοι ἐξ ἀπροόπτου δοκοῦντες φοβεροὶ εἶναι, ὅταν εἰς πεῖραν ἔλθωσιν, οὐδενὸς εὑρίσκονται ἄξιοι.</text:span></text:p>
          </table:table-cell>
          <table:table-cell table:style-name="TableCell6877">
            <text:p text:style-name="P6878">TRAVELERS AND BRUSH</text:p>
            <text:p text:style-name="P6879"><text:span text:style-name="T6880">Travellers, walking along the seashore, came on a height. From there, seeing brushwood floating in the distance, they took it for a great warship; so they waited, thinking he was going to land. But the brushwood blown by the wind having come closer, they thought they saw, no longer a warship, but a cargo ship. Once they reached the shore, they saw that it was brushwood, and said to each other: "How foolish we were to expect something that was nothing!"<text:s/></text:span><text:span text:style-name="T6881">»</text:span></text:p>
            <text:p text:style-name="P6882"/>
            <text:p text:style-name="P6883">This fable shows that certain men who seem formidable because they are unknown, reveal their nullity at the first test.</text:p>
          </table:table-cell>
        </table:table-row>
        <table:table-row table:style-name="TableRow6884">
          <table:table-cell table:style-name="TableCell6885">
            <text:p text:style-name="P6886"><text:span text:style-name="T6887">259.<text:s/></text:span><text:span text:style-name="T6888">Ὁδοιπόρος</text:span><text:span text:style-name="T6889"><text:s/></text:span><text:span text:style-name="T6890">καὶ</text:span><text:span text:style-name="T6891"><text:s/></text:span><text:span text:style-name="T6892">Ἀλήθεια</text:span><text:span text:style-name="T6893">.</text:span><text:span text:style-name="T6894"><text:line-break/></text:span><text:span text:style-name="T6895">Ὁδοιπορῶν</text:span><text:span text:style-name="T6896"><text:s/></text:span><text:span text:style-name="T6897">τις</text:span><text:span text:style-name="T6898"><text:s/></text:span><text:span text:style-name="T6899">ἐν</text:span><text:span text:style-name="T6900"><text:s/></text:span><text:span text:style-name="T6901">ἐρήμῳ</text:span><text:span text:style-name="T6902"><text:s/></text:span><text:span text:style-name="T6903">εἷρε</text:span><text:span text:style-name="T6904"><text:s/></text:span><text:span text:style-name="T6905">γυναῖκα</text:span><text:span text:style-name="T6906"><text:s/></text:span><text:span text:style-name="T6907">μόνην</text:span><text:span text:style-name="T6908"><text:s/></text:span><text:span text:style-name="T6909">κατηφῆ</text:span><text:span text:style-name="T6910"><text:s/></text:span><text:span text:style-name="T6911">ἑστῶσαν</text:span><text:span text:style-name="T6912">,<text:s/></text:span><text:span text:style-name="T6913">καί</text:span><text:span text:style-name="T6914"><text:s/></text:span><text:span text:style-name="T6915">φησιν</text:span><text:span text:style-name="T6916"><text:s/></text:span><text:span text:style-name="T6917">αὐτῇ</text:span><text:span text:style-name="T6918">· «<text:s/></text:span><text:span text:style-name="T6919">Τίς</text:span><text:span text:style-name="T6920"><text:s/></text:span><text:span text:style-name="T6921">εἶ</text:span><text:span text:style-name="T6922">; »<text:s/></text:span><text:span text:style-name="T6923">Ἡ</text:span><text:span text:style-name="T6924"><text:s/></text:span><text:span text:style-name="T6925">δὲ</text:span><text:span text:style-name="T6926"><text:s/></text:span><text:span text:style-name="T6927">ἔφη</text:span><text:span text:style-name="T6928">· «<text:s/></text:span><text:span text:style-name="T6929">Ἀλήθεια</text:span><text:span text:style-name="T6930">. –<text:s/></text:span><text:span text:style-name="T6931">καὶ</text:span><text:span text:style-name="T6932"><text:s/></text:span><text:span text:style-name="T6933">διὰ</text:span><text:span text:style-name="T6934"><text:s/></text:span><text:span text:style-name="T6935">ποίαν</text:span><text:span text:style-name="T6936"><text:s/></text:span><text:span text:style-name="T6937">αἰτίαν</text:span><text:span text:style-name="T6938"><text:s/></text:span><text:span text:style-name="T6939">τὴν</text:span><text:span text:style-name="T6940"><text:s/></text:span><text:span text:style-name="T6941">πόλιν</text:span><text:span text:style-name="T6942"><text:s/></text:span><text:span text:style-name="T6943">ἀφεῖσα</text:span><text:span text:style-name="T6944"><text:s/></text:span><text:span text:style-name="T6945">τὴν</text:span><text:span text:style-name="T6946"><text:s/></text:span><text:span text:style-name="T6947">ἐρημίαν</text:span><text:span text:style-name="T6948"><text:s/></text:span><text:span text:style-name="T6949">οἰκεῖς</text:span><text:span text:style-name="T6950">; »<text:s/></text:span><text:span text:style-name="T6951">Ἡ</text:span><text:span text:style-name="T6952"><text:s/></text:span><text:span text:style-name="T6953">δὲ</text:span><text:span text:style-name="T6954"><text:s/></text:span><text:span text:style-name="T6955">εἶπεν</text:span><text:span text:style-name="T6956">· «<text:s/></text:span><text:span text:style-name="T6957">Ὅτι</text:span><text:span text:style-name="T6958"><text:s/></text:span><text:span text:style-name="T6959">τοῖς</text:span><text:span text:style-name="T6960"><text:s/></text:span><text:span text:style-name="T6961">πάλαι</text:span><text:span text:style-name="T6962"><text:s/></text:span><text:span text:style-name="T6963">καιροῖς</text:span><text:span text:style-name="T6964"><text:s/></text:span><text:span text:style-name="T6965">παρ᾿</text:span><text:span text:style-name="T6966"><text:s/></text:span><text:span text:style-name="T6967">ὀλίγοις</text:span><text:span text:style-name="T6968"><text:s/></text:span><text:span text:style-name="T6969">ἦν</text:span><text:span text:style-name="T6970"><text:s/></text:span><text:span text:style-name="T6971">τὸ</text:span><text:span text:style-name="T6972"><text:s/></text:span><text:span text:style-name="T6973">ψεῦδος</text:span><text:span text:style-name="T6974">·<text:s/></text:span><text:span text:style-name="T6975">νῦν</text:span><text:span text:style-name="T6976"><text:s/></text:span><text:span text:style-name="T6977">δὲ</text:span><text:span text:style-name="T6978"><text:s/></text:span><text:span text:style-name="T6979">εἰς</text:span><text:span text:style-name="T6980"><text:s/></text:span><text:span text:style-name="T6981">πάντας</text:span><text:span text:style-name="T6982"><text:s/></text:span><text:span text:style-name="T6983">ἀνθρώπους</text:span><text:span text:style-name="T6984"><text:s/></text:span><text:span text:style-name="T6985">ἐστίν</text:span><text:span text:style-name="T6986">,<text:s/></text:span><text:span text:style-name="T6987">ἐάν</text:span><text:span text:style-name="T6988"><text:s/></text:span><text:span text:style-name="T6989">τι</text:span><text:span text:style-name="T6990"><text:s/></text:span><text:span text:style-name="T6991">ἀκούειν</text:span><text:span text:style-name="T6992"><text:s/></text:span><text:span text:style-name="T6993">καὶ</text:span><text:span text:style-name="T6994"><text:s/></text:span><text:span text:style-name="T6995">λέγειν</text:span><text:span text:style-name="T6996"><text:s/></text:span><text:span text:style-name="T6997">θέλῃς</text:span><text:span text:style-name="T6998">. »</text:span></text:p>
            <text:p text:style-name="P6999"><text:span text:style-name="T7000">Ὅτι</text:span><text:span text:style-name="T7001"><text:s/></text:span><text:span text:style-name="T7002">κάκιστος</text:span><text:span text:style-name="T7003"><text:s/></text:span><text:span text:style-name="T7004">βίος</text:span><text:span text:style-name="T7005"><text:s/></text:span><text:span text:style-name="T7006">καὶ</text:span><text:span text:style-name="T7007"><text:s/></text:span><text:span text:style-name="T7008">πονηρὸς</text:span><text:span text:style-name="T7009"><text:s/></text:span><text:span text:style-name="T7010">τοῖς</text:span><text:span text:style-name="T7011"><text:s/></text:span><text:span text:style-name="T7012">ἀνθρώποις</text:span><text:span text:style-name="T7013"><text:s/></text:span><text:span text:style-name="T7014">ἐστίν</text:span><text:span text:style-name="T7015">,<text:s/></text:span><text:span text:style-name="T7016">ὅτε</text:span><text:span text:style-name="T7017"><text:s/></text:span><text:span text:style-name="T7018">τὸ</text:span><text:span text:style-name="T7019"><text:s/></text:span><text:span text:style-name="T7020">ψεῦδος</text:span><text:span text:style-name="T7021"><text:s/></text:span><text:span text:style-name="T7022">προκρίνεται</text:span><text:span text:style-name="T7023"><text:s/></text:span><text:span text:style-name="T7024">τῆς</text:span><text:span text:style-name="T7025"><text:s/></text:span><text:span text:style-name="T7026">ἀληθείας</text:span><text:span text:style-name="T7027">.</text:span></text:p>
          </table:table-cell>
          <table:table-cell table:style-name="TableCell7028">
            <text:p text:style-name="P7029">THE TRAVELER AND THE TRUTH</text:p>
            <text:p text:style-name="P7030"/>
            <text:p text:style-name="P7031">A traveler passing through a desert encountered a lonely woman who held her eyes downcast. " Who are you ? he asked. "The Truth," she replied. “And why did you leave the city and live in the desert? She answered: 'Because, in ancient times, lying was found only among a small number of men; now it is with everyone, whatever one hears and whatever one says. »</text:p>
            <text:p text:style-name="P7032"/>
            <text:p text:style-name="P7033">Life becomes bad and painful for men when lies prevail over truth.</text:p>
          </table:table-cell>
        </table:table-row>
        <table:table-row table:style-name="TableRow7034">
          <table:table-cell table:style-name="TableCell7035">
            <text:p text:style-name="P7036"><text:span text:style-name="T7037">260.<text:s/></text:span><text:span text:style-name="T7038">Ὁδοιπόρος</text:span><text:span text:style-name="T7039"><text:s/></text:span><text:span text:style-name="T7040">καὶ</text:span><text:span text:style-name="T7041"><text:s/></text:span><text:span text:style-name="T7042">Ἑρμῆς</text:span><text:span text:style-name="T7043">.</text:span><text:span text:style-name="T7044"><text:line-break/></text:span><text:span text:style-name="T7045">Ὁδοιπόρος</text:span><text:span text:style-name="T7046"><text:s/></text:span><text:span text:style-name="T7047">πολλὴν</text:span><text:span text:style-name="T7048"><text:s/></text:span><text:span text:style-name="T7049">ὁδὸν</text:span><text:span text:style-name="T7050"><text:s/></text:span><text:span text:style-name="T7051">ἀνύων</text:span><text:span text:style-name="T7052"><text:s/></text:span><text:span text:style-name="T7053">ηὔξατο</text:span><text:span text:style-name="T7054">,<text:s/></text:span><text:span text:style-name="T7055">ἐὰν</text:span><text:span text:style-name="T7056"><text:s/></text:span><text:span text:style-name="T7057">εὕρῃ</text:span><text:span text:style-name="T7058"><text:s/></text:span><text:span text:style-name="T7059">τι</text:span><text:span text:style-name="T7060">,<text:s/></text:span><text:span text:style-name="T7061">τούτου</text:span><text:span text:style-name="T7062"><text:s/></text:span><text:span text:style-name="T7063">τὸ</text:span><text:span text:style-name="T7064"><text:s/></text:span><text:span text:style-name="T7065">ἥμισυ</text:span><text:span text:style-name="T7066"><text:s/></text:span><text:span text:style-name="T7067">τῷ</text:span><text:span text:style-name="T7068"><text:s/></text:span><text:span text:style-name="T7069">Ἑρμῇ</text:span><text:span text:style-name="T7070"><text:s/></text:span><text:span text:style-name="T7071">ἀναθήσειν</text:span><text:span text:style-name="T7072">.<text:s/></text:span><text:span text:style-name="T7073">Περιτυχὼν</text:span><text:span text:style-name="T7074"><text:s/></text:span><text:span text:style-name="T7075">δὲ</text:span><text:span text:style-name="T7076"><text:s/></text:span><text:span text:style-name="T7077">πήρᾳ</text:span><text:span text:style-name="T7078">,<text:s/></text:span><text:span text:style-name="T7079">ἐν</text:span><text:span text:style-name="T7080"><text:s/></text:span><text:span text:style-name="T7081">ᾗ</text:span><text:span text:style-name="T7082"><text:s/></text:span><text:span text:style-name="T7083">ἀμύγδαλά</text:span><text:span text:style-name="T7084"><text:s/></text:span><text:span text:style-name="T7085">τε</text:span><text:span text:style-name="T7086"><text:s/></text:span><text:span text:style-name="T7087">ἦν</text:span><text:span text:style-name="T7088"><text:s/></text:span><text:span text:style-name="T7089">καὶ</text:span><text:span text:style-name="T7090"><text:s/></text:span><text:span text:style-name="T7091">φοίνικες</text:span><text:span text:style-name="T7092">,<text:s/></text:span><text:span text:style-name="T7093">ταῦτα</text:span><text:span text:style-name="T7094"><text:s/></text:span><text:span text:style-name="T7095">ἀνείλατο</text:span><text:span text:style-name="T7096"><text:s/></text:span><text:span text:style-name="T7097">οἰόμενος</text:span><text:span text:style-name="T7098"><text:s/></text:span><text:span text:style-name="T7099">ἀργύριον</text:span><text:span text:style-name="T7100"><text:s/></text:span><text:span text:style-name="T7101">εἶναι</text:span><text:span text:style-name="T7102">.<text:s/></text:span><text:span text:style-name="T7103">Ἐκτινάξας</text:span><text:span text:style-name="T7104"><text:s/></text:span><text:span text:style-name="T7105">δέ</text:span><text:span text:style-name="T7106">,<text:s/></text:span><text:span text:style-name="T7107">ὡς</text:span><text:span text:style-name="T7108"><text:s/></text:span><text:span text:style-name="T7109">εὗρε</text:span><text:span text:style-name="T7110"><text:s/></text:span><text:span text:style-name="T7111">τὰ</text:span><text:span text:style-name="T7112"><text:s/></text:span><text:span text:style-name="T7113">ἐνόντα</text:span><text:span text:style-name="T7114">,<text:s/></text:span><text:span text:style-name="T7115">ταῦτα</text:span><text:span text:style-name="T7116"><text:s/></text:span><text:span text:style-name="T7117">καταφαγὼν</text:span><text:span text:style-name="T7118"><text:s/></text:span><text:span text:style-name="T7119">καὶ</text:span><text:span text:style-name="T7120"><text:s/></text:span><text:span text:style-name="T7121">λαβὼν</text:span><text:span text:style-name="T7122"><text:s/></text:span><text:span text:style-name="T7123">τῶν</text:span><text:span text:style-name="T7124"><text:s/></text:span><text:span text:style-name="T7125">τε</text:span><text:span text:style-name="T7126"><text:s/></text:span><text:span text:style-name="T7127">ἀμυγδάλων</text:span><text:span text:style-name="T7128"><text:s/></text:span><text:span text:style-name="T7129">τὰ</text:span><text:span text:style-name="T7130"><text:s/></text:span><text:span text:style-name="T7131">κελύφη</text:span><text:span text:style-name="T7132"><text:s/></text:span><text:span text:style-name="T7133">καὶ</text:span><text:span text:style-name="T7134"><text:s/></text:span><text:span text:style-name="T7135">τῶν</text:span><text:span text:style-name="T7136"><text:s/></text:span><text:span text:style-name="T7137">φοινίκων</text:span><text:span text:style-name="T7138"><text:s/></text:span><text:span text:style-name="T7139">τὰ</text:span><text:span text:style-name="T7140"><text:s/></text:span><text:span text:style-name="T7141">ὀστᾶ</text:span><text:span text:style-name="T7142">,<text:s/></text:span><text:span text:style-name="T7143">ταῦτα</text:span><text:span text:style-name="T7144"><text:s/></text:span><text:span text:style-name="T7145">ἐπί</text:span><text:span text:style-name="T7146"><text:s/></text:span><text:span text:style-name="T7147">τινος</text:span><text:span text:style-name="T7148"><text:s/></text:span><text:span text:style-name="T7149">βωμοῦ</text:span><text:span text:style-name="T7150"><text:s/></text:span><text:span text:style-name="T7151">ἔθηκεν</text:span><text:span text:style-name="T7152">,<text:s/></text:span><text:span text:style-name="T7153">εἰπών</text:span><text:span text:style-name="T7154">· «<text:s/></text:span><text:span text:style-name="T7155">Ἀπέχεις</text:span><text:span text:style-name="T7156">,<text:s/></text:span><text:span text:style-name="T7157">ὦ</text:span><text:span text:style-name="T7158"><text:s/></text:span><text:span text:style-name="T7159">Ἑρμῆ</text:span><text:span text:style-name="T7160">,<text:s/></text:span><text:span text:style-name="T7161">τὴν</text:span><text:span text:style-name="T7162"><text:s/></text:span><text:span text:style-name="T7163">εὐχήν</text:span><text:span text:style-name="T7164">·<text:s/></text:span><text:span text:style-name="T7165">καὶ</text:span><text:span text:style-name="T7166"><text:s/></text:span><text:span text:style-name="T7167">γὰρ</text:span><text:span text:style-name="T7168"><text:s/></text:span><text:span text:style-name="T7169">τὰ</text:span><text:span text:style-name="T7170"><text:s/></text:span><text:span text:style-name="T7171">ἐντὸς</text:span><text:span text:style-name="T7172"><text:s/></text:span><text:span text:style-name="T7173">ὧν</text:span><text:span text:style-name="T7174"><text:s/></text:span><text:span text:style-name="T7175">εὗρον</text:span><text:span text:style-name="T7176"><text:s/></text:span><text:span text:style-name="T7177">καὶ</text:span><text:span text:style-name="T7178"><text:s/></text:span><text:span text:style-name="T7179">τὰ</text:span><text:span text:style-name="T7180"><text:s/></text:span><text:span text:style-name="T7181">ἐκτὸς</text:span><text:span text:style-name="T7182"><text:s/></text:span><text:span text:style-name="T7183">πρὸς</text:span><text:span text:style-name="T7184"><text:s/></text:span><text:span text:style-name="T7185">σὲ</text:span><text:span text:style-name="T7186"><text:s/></text:span><text:span text:style-name="T7187">διανενέμημαι</text:span><text:span text:style-name="T7188">. »</text:span></text:p>
            <text:p text:style-name="P7189"><text:span text:style-name="T7190">Πρὸς</text:span><text:span text:style-name="T7191"><text:s/></text:span><text:span text:style-name="T7192">ἄνδρα</text:span><text:span text:style-name="T7193"><text:s/></text:span><text:span text:style-name="T7194">φιλάργυρον</text:span><text:span text:style-name="T7195"><text:s/></text:span><text:span text:style-name="T7196">διὰ</text:span><text:span text:style-name="T7197"><text:s/></text:span><text:span text:style-name="T7198">πλεονεξίαν</text:span><text:span text:style-name="T7199"><text:s/></text:span><text:span text:style-name="T7200">καὶ</text:span><text:span text:style-name="T7201"><text:s/></text:span><text:span text:style-name="T7202">θεοὺς</text:span><text:span text:style-name="T7203"><text:s/></text:span><text:span text:style-name="T7204">κατασοφιζόμενον</text:span><text:span text:style-name="T7205"><text:s/></text:span><text:span text:style-name="T7206">ὁ</text:span><text:span text:style-name="T7207"><text:s/></text:span><text:span text:style-name="T7208">λόγος</text:span><text:span text:style-name="T7209"><text:s/></text:span><text:span text:style-name="T7210">εὔκαιρος</text:span><text:span text:style-name="T7211">.</text:span></text:p>
          </table:table-cell>
          <table:table-cell table:style-name="TableCell7212">
            <text:p text:style-name="P7213">A<text:s/>TRAVELER And<text:s/>HERMES</text:p>
            <text:p text:style-name="P7214">A traveler, who had a long journey to make, made a vow, if he found anything, to devote half of it to Hermes. But he found a satchel in which there were almonds and dates. He picked it up, imagining it was silver, shook it, and, seeing what was in it, ate it: then, taking the shells of the almonds and the pits of the dates, he placed them on an altar saying: “I am free, O Hermes, of my vow; because I shared with you the outside and the inside of what I found. »</text:p>
            <text:p text:style-name="P7215"/>
            <text:p text:style-name="P7216">This fable applies to the miser who, out of greed, even tricks the gods.</text:p>
          </table:table-cell>
        </table:table-row>
        <table:table-row table:style-name="TableRow7217">
          <table:table-cell table:style-name="TableCell7218">
            <text:p text:style-name="P7219"/>
            <text:p text:style-name="P7220"><text:span text:style-name="T7221">261.<text:s/></text:span><text:span text:style-name="T7222">Ὁδοιπόρος</text:span><text:span text:style-name="T7223"><text:s/></text:span><text:span text:style-name="T7224">καὶ</text:span><text:span text:style-name="T7225"><text:s/></text:span><text:span text:style-name="T7226">Τύχη</text:span><text:span text:style-name="T7227">.</text:span><text:span text:style-name="T7228"><text:line-break/></text:span><text:span text:style-name="T7229">Ὁδοιπόρος</text:span><text:span text:style-name="T7230">,<text:s/></text:span><text:span text:style-name="T7231">πολλὴν</text:span><text:span text:style-name="T7232"><text:s/></text:span><text:span text:style-name="T7233">ὁδὸν</text:span><text:span text:style-name="T7234"><text:s/></text:span><text:span text:style-name="T7235">διανύσας</text:span><text:span text:style-name="T7236">,<text:s/></text:span><text:span text:style-name="T7237">ἐπειδὴ</text:span><text:span text:style-name="T7238"><text:s/></text:span><text:span text:style-name="T7239">κόπῳ</text:span><text:span text:style-name="T7240"><text:s/></text:span><text:span text:style-name="T7241">συνείχετο</text:span><text:span text:style-name="T7242">,<text:s/></text:span><text:span text:style-name="T7243">πεσὼν</text:span><text:span text:style-name="T7244"><text:s/></text:span><text:span text:style-name="T7245">παρά</text:span><text:span text:style-name="T7246"><text:s/></text:span><text:span text:style-name="T7247">τι</text:span><text:span text:style-name="T7248"><text:s/></text:span><text:span text:style-name="T7249">φρέαρ</text:span><text:span text:style-name="T7250"><text:s/></text:span><text:span text:style-name="T7251">ἐκοιμᾶτο</text:span><text:span text:style-name="T7252">.<text:s/></text:span><text:span text:style-name="T7253">Μέλλοντος</text:span><text:span text:style-name="T7254"><text:s/></text:span><text:span text:style-name="T7255">δὲ</text:span><text:span text:style-name="T7256"><text:s/></text:span><text:span text:style-name="T7257">αὐτοῦ</text:span><text:span text:style-name="T7258"><text:s/></text:span><text:span text:style-name="T7259">ὅσον</text:span><text:span text:style-name="T7260"><text:s/></text:span><text:span text:style-name="T7261">οὔπω</text:span><text:span text:style-name="T7262"><text:s/></text:span><text:span text:style-name="T7263">καταπίπτειν</text:span><text:span text:style-name="T7264">,<text:s/></text:span><text:span text:style-name="T7265">ἡ</text:span><text:span text:style-name="T7266"><text:s/></text:span><text:span text:style-name="T7267">Τύχη</text:span><text:span text:style-name="T7268"><text:s/></text:span><text:span text:style-name="T7269">ἐπιστᾶσα</text:span><text:span text:style-name="T7270"><text:s/></text:span><text:span text:style-name="T7271">καὶ</text:span><text:span text:style-name="T7272"><text:s/></text:span><text:span text:style-name="T7273">διεγείρασα</text:span><text:span text:style-name="T7274"><text:s/></text:span><text:span text:style-name="T7275">αὐτὸν</text:span><text:span text:style-name="T7276"><text:s/></text:span><text:span text:style-name="T7277">εἶπεν</text:span><text:span text:style-name="T7278">· «<text:s/></text:span><text:span text:style-name="T7279">Ὦ</text:span><text:span text:style-name="T7280"><text:s/></text:span><text:span text:style-name="T7281">οὗτος</text:span><text:span text:style-name="T7282">,<text:s/></text:span><text:span text:style-name="T7283">εἴγε</text:span><text:span text:style-name="T7284"><text:s/></text:span><text:span text:style-name="T7285">ἐπεπτώκεις</text:span><text:span text:style-name="T7286">,<text:s/></text:span><text:span text:style-name="T7287">οὐκ</text:span><text:span text:style-name="T7288"><text:s/></text:span><text:span text:style-name="T7289">ἂν</text:span><text:span text:style-name="T7290"><text:s/></text:span><text:span text:style-name="T7291">τὴν</text:span><text:span text:style-name="T7292"><text:s/></text:span><text:span text:style-name="T7293">σεαυτοῦ</text:span><text:span text:style-name="T7294"><text:s/></text:span><text:span text:style-name="T7295">ἀβουλίαν</text:span><text:span text:style-name="T7296">,<text:s/></text:span><text:span text:style-name="T7297">ἀλλ᾿</text:span><text:span text:style-name="T7298"><text:s/></text:span><text:span text:style-name="T7299">ἐμὲ</text:span><text:span text:style-name="T7300"><text:s/></text:span><text:span text:style-name="T7301">ᾐτιῶ</text:span><text:span text:style-name="T7302">. »</text:span></text:p>
            <text:p text:style-name="P7303"><text:span text:style-name="T7304">Οὕτω</text:span><text:span text:style-name="T7305"><text:s/></text:span><text:span text:style-name="T7306">πολλοὶ</text:span><text:span text:style-name="T7307"><text:s/></text:span><text:span text:style-name="T7308">τῶν</text:span><text:span text:style-name="T7309"><text:s/></text:span><text:span text:style-name="T7310">ἀνθρώπων</text:span><text:span text:style-name="T7311"><text:s/></text:span><text:span text:style-name="T7312">δι</text:span><text:span text:style-name="T7313">'<text:s/></text:span><text:span text:style-name="T7314">ἑαυτοὺς</text:span><text:span text:style-name="T7315"><text:s/></text:span><text:span text:style-name="T7316">δυστυχήσαντες</text:span><text:span text:style-name="T7317"><text:s/></text:span><text:span text:style-name="T7318">τοὺς</text:span><text:span text:style-name="T7319"><text:s/></text:span><text:span text:style-name="T7320">θεοὺς</text:span><text:span text:style-name="T7321"><text:s/></text:span><text:span text:style-name="T7322">αἰτιῶνται</text:span><text:span text:style-name="T7323">.</text:span></text:p>
          </table:table-cell>
          <table:table-cell table:style-name="TableCell7324">
            <text:p text:style-name="P7325">TRAVELERS AND FORTUNE</text:p>
            <text:p text:style-name="P7326">A traveler, having traveled a long way, and finding himself overwhelmed with fatigue, let himself fall on the edge of a well and fell asleep. He was sure to fall into it, when Fortune, having approached him, awoke him and said: “Hey, friend! if you had fallen, it is not your imprudence, it is me that you would have accused of it. »</text:p>
            <text:p text:style-name="P7327"/>
            <text:p text:style-name="P7328">This is how many people, fallen into misfortune through their own fault, accuse the gods of it.</text:p>
          </table:table-cell>
        </table:table-row>
        <table:table-row table:style-name="TableRow7329">
          <table:table-cell table:style-name="TableCell7330">
            <text:p text:style-name="P7331"><text:span text:style-name="T7332">262.<text:s/></text:span><text:span text:style-name="T7333">Ὄνοι</text:span><text:span text:style-name="T7334"><text:s/></text:span><text:span text:style-name="T7335">πρὸς</text:span><text:span text:style-name="T7336"><text:s/></text:span><text:span text:style-name="T7337">τὸν</text:span><text:span text:style-name="T7338"><text:s/></text:span><text:span text:style-name="T7339">Δία</text:span><text:span text:style-name="T7340">.</text:span><text:span text:style-name="T7341"><text:line-break/></text:span><text:span text:style-name="T7342">Ὄνοι</text:span><text:span text:style-name="T7343"><text:s/></text:span><text:span text:style-name="T7344">ποτὲ</text:span><text:span text:style-name="T7345"><text:s/></text:span><text:span text:style-name="T7346">ἀχθόμενοι</text:span><text:span text:style-name="T7347"><text:s/></text:span><text:span text:style-name="T7348">ἐπὶ</text:span><text:span text:style-name="T7349"><text:s/></text:span><text:span text:style-name="T7350">τῷ</text:span><text:span text:style-name="T7351"><text:s/></text:span><text:span text:style-name="T7352">συνεχῶς</text:span><text:span text:style-name="T7353"><text:s/></text:span><text:span text:style-name="T7354">ἀχθοφορεῖν</text:span><text:span text:style-name="T7355"><text:s/></text:span><text:span text:style-name="T7356">καὶ</text:span><text:span text:style-name="T7357"><text:s/></text:span><text:span text:style-name="T7358">ταλαιπωρεῖν</text:span><text:span text:style-name="T7359"><text:s/></text:span><text:span text:style-name="T7360">πρέσβεις</text:span><text:span text:style-name="T7361"><text:s/></text:span><text:span text:style-name="T7362">ἔπεμψαν</text:span><text:span text:style-name="T7363"><text:s/></text:span><text:span text:style-name="T7364">πρὸς</text:span><text:span text:style-name="T7365"><text:s/></text:span><text:span text:style-name="T7366">τὸν</text:span><text:span text:style-name="T7367"><text:s/></text:span><text:span text:style-name="T7368">Δία</text:span><text:span text:style-name="T7369">,<text:s/></text:span><text:span text:style-name="T7370">λύσιν</text:span><text:span text:style-name="T7371"><text:s/></text:span><text:span text:style-name="T7372">τινὰ</text:span><text:span text:style-name="T7373"><text:s/></text:span><text:span text:style-name="T7374">αἰτούμενοι</text:span><text:span text:style-name="T7375"><text:s/></text:span><text:span text:style-name="T7376">τῶν</text:span><text:span text:style-name="T7377"><text:s/></text:span><text:span text:style-name="T7378">πόνων</text:span><text:span text:style-name="T7379">.<text:s/></text:span><text:span text:style-name="T7380">Ὁ</text:span><text:span text:style-name="T7381"><text:s/></text:span><text:span text:style-name="T7382">δὲ</text:span><text:span text:style-name="T7383"><text:s/></text:span><text:span text:style-name="T7384">αὐτοῖς</text:span><text:span text:style-name="T7385"><text:s/></text:span><text:span text:style-name="T7386">ἐπιδεῖξαι</text:span><text:span text:style-name="T7387"><text:s/></text:span><text:span text:style-name="T7388">βουλόμενος</text:span><text:span text:style-name="T7389"><text:s/></text:span><text:span text:style-name="T7390">ὅτι</text:span><text:span text:style-name="T7391"><text:s/></text:span><text:span text:style-name="T7392">τοῦτο</text:span><text:span text:style-name="T7393"><text:s/></text:span><text:span text:style-name="T7394">ἀδύνατόν</text:span><text:span text:style-name="T7395"><text:s/></text:span><text:span text:style-name="T7396">ἐστιν</text:span><text:span text:style-name="T7397">,<text:s/></text:span><text:span text:style-name="T7398">ἔφη</text:span><text:span text:style-name="T7399"><text:s/></text:span><text:span text:style-name="T7400">τότε</text:span><text:span text:style-name="T7401"><text:s/></text:span><text:span text:style-name="T7402">αὐτοὺς</text:span><text:span text:style-name="T7403"><text:s/></text:span><text:span text:style-name="T7404">ἀπαλλαγήσεσθαι</text:span><text:span text:style-name="T7405"><text:s/></text:span><text:span text:style-name="T7406">τῆς</text:span><text:span text:style-name="T7407"><text:s/></text:span><text:span text:style-name="T7408">κακοπαθείας</text:span><text:span text:style-name="T7409">,<text:s/></text:span><text:span text:style-name="T7410">ὅταν</text:span><text:span text:style-name="T7411"><text:s/></text:span><text:span text:style-name="T7412">οὐροῦντες</text:span><text:span text:style-name="T7413"><text:s/></text:span><text:span text:style-name="T7414">ποταμὸν</text:span><text:span text:style-name="T7415"><text:s/></text:span><text:span text:style-name="T7416">ποιήσωσι</text:span><text:span text:style-name="T7417">.<text:s/></text:span><text:span text:style-name="T7418">Κἀκεῖνοι</text:span><text:span text:style-name="T7419"><text:s/></text:span><text:span text:style-name="T7420">αὐτὸν</text:span><text:span text:style-name="T7421"><text:s/></text:span><text:span text:style-name="T7422">ἀληθεύειν</text:span><text:span text:style-name="T7423"><text:s/></text:span><text:span text:style-name="T7424">ὑπολαβόντες</text:span><text:span text:style-name="T7425"><text:s/></text:span><text:span text:style-name="T7426">ἀπ᾿</text:span><text:span text:style-name="T7427"><text:s/></text:span><text:span text:style-name="T7428">ἐκείνου</text:span><text:span text:style-name="T7429"><text:s/></text:span><text:span text:style-name="T7430">καὶ</text:span><text:span text:style-name="T7431"><text:s/></text:span><text:span text:style-name="T7432">μέχρι</text:span><text:span text:style-name="T7433"><text:s/></text:span><text:span text:style-name="T7434">νῦν</text:span><text:span text:style-name="T7435"><text:s/></text:span><text:span text:style-name="T7436">ἔνθα</text:span><text:span text:style-name="T7437"><text:s/></text:span><text:span text:style-name="T7438">ἂν</text:span><text:span text:style-name="T7439"><text:s/></text:span><text:span text:style-name="T7440">ἀλλήλων</text:span><text:span text:style-name="T7441"><text:s/></text:span><text:span text:style-name="T7442">οὖρον</text:span><text:span text:style-name="T7443"><text:s/></text:span><text:span text:style-name="T7444">ἴδωσιν</text:span><text:span text:style-name="T7445">,<text:s/></text:span><text:span text:style-name="T7446">ἐνταῦθα</text:span><text:span text:style-name="T7447"><text:s/></text:span><text:span text:style-name="T7448">καὶ</text:span><text:span text:style-name="T7449"><text:s/></text:span><text:span text:style-name="T7450">αὐτοὶ</text:span><text:span text:style-name="T7451"><text:s/></text:span><text:span text:style-name="T7452">περιιστάμενοι</text:span><text:span text:style-name="T7453"><text:s/></text:span><text:span text:style-name="T7454">οὐροῦσιν</text:span><text:span text:style-name="T7455">.</text:span></text:p>
            <text:p text:style-name="P7456"><text:span text:style-name="T7457">Ὁ</text:span><text:span text:style-name="T7458"><text:s/></text:span><text:span text:style-name="T7459">λόγος</text:span><text:span text:style-name="T7460"><text:s/></text:span><text:span text:style-name="T7461">δηλοῖ</text:span><text:span text:style-name="T7462"><text:s/></text:span><text:span text:style-name="T7463">ὅτι</text:span><text:span text:style-name="T7464"><text:s/></text:span><text:span text:style-name="T7465">τὸ</text:span><text:span text:style-name="T7466"><text:s/></text:span><text:span text:style-name="T7467">ἑκάστῳ</text:span><text:span text:style-name="T7468"><text:s/></text:span><text:span text:style-name="T7469">πεπρωμένον</text:span><text:span text:style-name="T7470"><text:s/></text:span><text:span text:style-name="T7471">ἀθεράπευτόν</text:span><text:span text:style-name="T7472"><text:s/></text:span><text:span text:style-name="T7473">ἐστι</text:span><text:span text:style-name="T7474">.</text:span></text:p>
          </table:table-cell>
          <table:table-cell table:style-name="TableCell7475">
            <text:p text:style-name="P7476">DONKEYS ADDRESSING ZEUS</text:p>
            <text:p text:style-name="P7477">One day the donkeys, fed up with always having burdens to carry and fatigue to suffer, sent deputies to Zeus to ask that he put an end to their work. Zeus, wanting to show them that the thing was impossible, told them that they would be delivered from their misery, when they had, while pissing, formed a river. Donkeys took this answer seriously, and from that time to the present day, when they see donkey urine somewhere, they too stop around to pee.</text:p>
            <text:p text:style-name="P7478"/>
            <text:p text:style-name="P7479">This fable shows that nothing can be changed in one's destiny.</text:p>
          </table:table-cell>
        </table:table-row>
        <table:table-row table:style-name="TableRow7480">
          <table:table-cell table:style-name="TableCell7481">
            <text:p text:style-name="P7482"/>
            <text:p text:style-name="P7483"><text:span text:style-name="T7484">263.<text:s/></text:span><text:span text:style-name="T7485">Ὄνον</text:span><text:span text:style-name="T7486"><text:s/></text:span><text:span text:style-name="T7487">ἀγοράζων</text:span><text:span text:style-name="T7488">.</text:span><text:span text:style-name="T7489"><text:line-break/></text:span><text:span text:style-name="T7490">Ὄνον</text:span><text:span text:style-name="T7491"><text:s/></text:span><text:span text:style-name="T7492">τις</text:span><text:span text:style-name="T7493"><text:s/></text:span><text:span text:style-name="T7494">ἀγοράσαι</text:span><text:span text:style-name="T7495"><text:s/></text:span><text:span text:style-name="T7496">μέλλων</text:span><text:span text:style-name="T7497"><text:s/></text:span><text:span text:style-name="T7498">ἐπὶ</text:span><text:span text:style-name="T7499"><text:s/></text:span><text:span text:style-name="T7500">πείρᾳ</text:span><text:span text:style-name="T7501"><text:s/></text:span><text:span text:style-name="T7502">αὐτὸν</text:span><text:span text:style-name="T7503"><text:s/></text:span><text:span text:style-name="T7504">ἔλαβε</text:span><text:span text:style-name="T7505">·<text:s/></text:span><text:span text:style-name="T7506">καὶ</text:span><text:span text:style-name="T7507"><text:s/></text:span><text:span text:style-name="T7508">εἰσαγαγὼν</text:span><text:span text:style-name="T7509"><text:s/></text:span><text:span text:style-name="T7510">εἰς</text:span><text:span text:style-name="T7511"><text:s/></text:span><text:span text:style-name="T7512">τοὺς</text:span><text:span text:style-name="T7513"><text:s/></text:span><text:span text:style-name="T7514">ἰδίους</text:span><text:span text:style-name="T7515"><text:s/></text:span><text:span text:style-name="T7516">ἐπὶ</text:span><text:span text:style-name="T7517"><text:s/></text:span><text:span text:style-name="T7518">τῆς</text:span><text:span text:style-name="T7519"><text:s/></text:span><text:span text:style-name="T7520">φάτνης</text:span><text:span text:style-name="T7521"><text:s/></text:span><text:span text:style-name="T7522">αὐτὸν</text:span><text:span text:style-name="T7523"><text:s/></text:span><text:span text:style-name="T7524">ἔστησεν</text:span><text:span text:style-name="T7525">.<text:s/></text:span><text:span text:style-name="T7526">Ὁ</text:span><text:span text:style-name="T7527"><text:s/></text:span><text:span text:style-name="T7528">δὲ</text:span><text:span text:style-name="T7529"><text:s/></text:span><text:span text:style-name="T7530">καταλιπὼν</text:span><text:span text:style-name="T7531"><text:s/></text:span><text:span text:style-name="T7532">τοὺς</text:span><text:span text:style-name="T7533"><text:s/></text:span><text:span text:style-name="T7534">ἄλλους</text:span><text:span text:style-name="T7535"><text:s/></text:span><text:span text:style-name="T7536">παρὰ</text:span><text:span text:style-name="T7537"><text:s/></text:span><text:span text:style-name="T7538">τῷ</text:span><text:span text:style-name="T7539"><text:s/></text:span><text:span text:style-name="T7540">ἀργοτάτῳ</text:span><text:span text:style-name="T7541"><text:s/></text:span><text:span text:style-name="T7542">καὶ</text:span><text:span text:style-name="T7543"><text:s/></text:span><text:span text:style-name="T7544">ἀδηφάγῳ</text:span><text:span text:style-name="T7545"><text:s/></text:span><text:span text:style-name="T7546">ἔστη</text:span><text:span text:style-name="T7547">.<text:s/></text:span><text:span text:style-name="T7548">Καὶ</text:span><text:span text:style-name="T7549"><text:s/></text:span><text:span text:style-name="T7550">ὡς</text:span><text:span text:style-name="T7551"><text:s/></text:span><text:span text:style-name="T7552">οὐδὲν</text:span><text:span text:style-name="T7553"><text:s/></text:span><text:span text:style-name="T7554">ἐποίει</text:span><text:span text:style-name="T7555">,<text:s/></text:span><text:span text:style-name="T7556">δήσας</text:span><text:span text:style-name="T7557"><text:s/></text:span><text:span text:style-name="T7558">καὶ</text:span><text:span text:style-name="T7559"><text:s/></text:span><text:span text:style-name="T7560">ἀπαγαγὼν</text:span><text:span text:style-name="T7561"><text:s/></text:span><text:span text:style-name="T7562">τῷ</text:span><text:span text:style-name="T7563"><text:s/></text:span><text:span text:style-name="T7564">δεσπότῃ</text:span><text:span text:style-name="T7565"><text:s/></text:span><text:span text:style-name="T7566">αὐτὸν</text:span><text:span text:style-name="T7567"><text:s/></text:span><text:span text:style-name="T7568">ἀπέδωκε</text:span><text:span text:style-name="T7569">.<text:s/></text:span><text:span text:style-name="T7570">Τοῦ</text:span><text:span text:style-name="T7571"><text:s/></text:span><text:span text:style-name="T7572">δὲ</text:span><text:span text:style-name="T7573"><text:s/></text:span><text:span text:style-name="T7574">διερωτῶντος</text:span><text:span text:style-name="T7575"><text:s/></text:span><text:span text:style-name="T7576">εἰ</text:span><text:span text:style-name="T7577"><text:s/></text:span><text:span text:style-name="T7578">οὕτως</text:span><text:span text:style-name="T7579"><text:s/></text:span><text:span text:style-name="T7580">ἀξίαν</text:span><text:span text:style-name="T7581"><text:s/></text:span><text:span text:style-name="T7582">αὐτοῦ</text:span><text:span text:style-name="T7583"><text:s/></text:span><text:span text:style-name="T7584">τὴν</text:span><text:span text:style-name="T7585"><text:s/></text:span><text:span text:style-name="T7586">δοκιμασίαν</text:span><text:span text:style-name="T7587"><text:s/></text:span><text:span text:style-name="T7588">ἐποιήσατο</text:span><text:span text:style-name="T7589">,<text:s/></text:span><text:span text:style-name="T7590">ὑποτυχὼν</text:span><text:span text:style-name="T7591"><text:s/></text:span><text:span text:style-name="T7592">εἶπεν</text:span><text:span text:style-name="T7593">· «<text:s/></text:span><text:span text:style-name="T7594">Ἀλλ᾿</text:span><text:span text:style-name="T7595"><text:s/></text:span><text:span text:style-name="T7596">ἔγωγε</text:span><text:span text:style-name="T7597"><text:s/></text:span><text:span text:style-name="T7598">οὐδὲν</text:span><text:span text:style-name="T7599"><text:s/></text:span><text:span text:style-name="T7600">ἐπιδέομαι</text:span><text:span text:style-name="T7601"><text:s/></text:span><text:span text:style-name="T7602">πείρας</text:span><text:span text:style-name="T7603">·<text:s/></text:span><text:span text:style-name="T7604">οἶδα</text:span><text:span text:style-name="T7605"><text:s/></text:span><text:span text:style-name="T7606">γὰρ</text:span><text:span text:style-name="T7607"><text:s/></text:span><text:span text:style-name="T7608">ὅτι</text:span><text:span text:style-name="T7609"><text:s/></text:span><text:span text:style-name="T7610">τοιοῦτός</text:span><text:span text:style-name="T7611"><text:s/></text:span><text:span text:style-name="T7612">ἐστιν</text:span><text:span text:style-name="T7613"><text:s/></text:span><text:span text:style-name="T7614">ὁποῖον</text:span><text:span text:style-name="T7615"><text:s/></text:span><text:span text:style-name="T7616">ἐξ</text:span><text:span text:style-name="T7617"><text:s/></text:span><text:span text:style-name="T7618">ἁπάντων</text:span><text:span text:style-name="T7619"><text:s/></text:span><text:span text:style-name="T7620">τὸν</text:span><text:span text:style-name="T7621"><text:s/></text:span><text:span text:style-name="T7622">συνήθη</text:span><text:span text:style-name="T7623"><text:s/></text:span><text:span text:style-name="T7624">ἐπελέξατο</text:span><text:span text:style-name="T7625">. »</text:span></text:p>
            <text:p text:style-name="P7626"><text:span text:style-name="T7627">Ὁ</text:span><text:span text:style-name="T7628"><text:s/></text:span><text:span text:style-name="T7629">λόγος</text:span><text:span text:style-name="T7630"><text:s/></text:span><text:span text:style-name="T7631">δηλοῖ</text:span><text:span text:style-name="T7632"><text:s/></text:span><text:span text:style-name="T7633">ὅτι</text:span><text:span text:style-name="T7634"><text:s/></text:span><text:span text:style-name="T7635">τοιοῦτος</text:span><text:span text:style-name="T7636"><text:s/></text:span><text:span text:style-name="T7637">εἶναί</text:span><text:span text:style-name="T7638"><text:s/></text:span><text:span text:style-name="T7639">τις</text:span><text:span text:style-name="T7640"><text:s/></text:span><text:span text:style-name="T7641">ὑπολαμβάνεται</text:span><text:span text:style-name="T7642"><text:s/></text:span><text:span text:style-name="T7643">ὁποίοις</text:span><text:span text:style-name="T7644"><text:s/></text:span><text:span text:style-name="T7645">ἂν</text:span><text:span text:style-name="T7646"><text:s/></text:span><text:span text:style-name="T7647">ἥδηται</text:span><text:span text:style-name="T7648"><text:s/></text:span><text:span text:style-name="T7649">τοῖς</text:span><text:span text:style-name="T7650"><text:s/></text:span><text:span text:style-name="T7651">ἑταίροις</text:span><text:span text:style-name="T7652">.</text:span></text:p>
          </table:table-cell>
          <table:table-cell table:style-name="TableCell7653">
            <text:p text:style-name="P7654">A<text:s/>MAN Buying<text:s/>A DONKEY</text:p>
            <text:p text:style-name="P7655"/>
            <text:p text:style-name="P7656">A man who intended to buy a donkey took it to the trial, and having brought him among his own donkeys, he placed him in front of the rack. But the donkey, abandoning all the others, went to stand next to the laziest and most gluttonous. As he did nothing, the man put a halter on him, took him away and returned him to his owner. The latter asking him if the test he had made in this way was conclusive, he replied: "Me, I have no need for another test: I am sure that he is such as the comrade he chose among all. »</text:p>
            <text:p text:style-name="P7657"/>
            <text:p text:style-name="P7658">This fable shows that we are judged to be the same as those whose company we love.</text:p>
          </table:table-cell>
        </table:table-row>
        <text:soft-page-break/>
        <table:table-row table:style-name="TableRow7659">
          <table:table-cell table:style-name="TableCell7660">
            <text:p text:style-name="P7661"><text:span text:style-name="T7662">264.<text:s/></text:span><text:span text:style-name="T7663">Ὄνος</text:span><text:span text:style-name="T7664"><text:s/></text:span><text:span text:style-name="T7665">⟨</text:span><text:span text:style-name="T7666">ἄγριος</text:span><text:span text:style-name="T7667"><text:s/></text:span><text:span text:style-name="T7668">καὶ</text:span><text:span text:style-name="T7669"><text:s/></text:span><text:span text:style-name="T7670">ὄνος</text:span><text:span text:style-name="T7671"><text:s/></text:span><text:span text:style-name="T7672">ἥμερος</text:span><text:span text:style-name="T7673">⟩</text:span><text:span text:style-name="T7674">.</text:span><text:span text:style-name="T7675"><text:line-break/></text:span><text:span text:style-name="T7676">Ὄνος</text:span><text:span text:style-name="T7677"><text:s/></text:span><text:span text:style-name="T7678">ἄγριος</text:span><text:span text:style-name="T7679"><text:s/></text:span><text:span text:style-name="T7680">ὄνον</text:span><text:span text:style-name="T7681"><text:s/></text:span><text:span text:style-name="T7682">ἥμερον</text:span><text:span text:style-name="T7683"><text:s/></text:span><text:span text:style-name="T7684">θεασάμενος</text:span><text:span text:style-name="T7685"><text:s/></text:span><text:span text:style-name="T7686">ἔν</text:span><text:span text:style-name="T7687"><text:s/></text:span><text:span text:style-name="T7688">τινι</text:span><text:span text:style-name="T7689"><text:s/></text:span><text:span text:style-name="T7690">εὐηλίῳ</text:span><text:span text:style-name="T7691"><text:s/></text:span><text:span text:style-name="T7692">τόπῳ</text:span><text:span text:style-name="T7693"><text:s/></text:span><text:span text:style-name="T7694">προσελθὼν</text:span><text:span text:style-name="T7695"><text:s/></text:span><text:span text:style-name="T7696">ἐμακάριζεν</text:span><text:span text:style-name="T7697"><text:s/></text:span><text:span text:style-name="T7698">αὐτὸν</text:span><text:span text:style-name="T7699"><text:s/></text:span><text:span text:style-name="T7700">ἐπὶ</text:span><text:span text:style-name="T7701"><text:s/></text:span><text:span text:style-name="T7702">τῇ</text:span><text:span text:style-name="T7703"><text:s/></text:span><text:span text:style-name="T7704">εὐεξίᾳ</text:span><text:span text:style-name="T7705"><text:s/></text:span><text:span text:style-name="T7706">τοῦ</text:span><text:span text:style-name="T7707"><text:s/></text:span><text:span text:style-name="T7708">σώματος</text:span><text:span text:style-name="T7709"><text:s/></text:span><text:span text:style-name="T7710">καὶ</text:span><text:span text:style-name="T7711"><text:s/></text:span><text:span text:style-name="T7712">τῇ</text:span><text:span text:style-name="T7713"><text:s/></text:span><text:span text:style-name="T7714">τῆς</text:span><text:span text:style-name="T7715"><text:s/></text:span><text:span text:style-name="T7716">τροφῆς</text:span><text:span text:style-name="T7717"><text:s/></text:span><text:span text:style-name="T7718">ἀπολαύσει</text:span><text:span text:style-name="T7719">.<text:s/></text:span><text:span text:style-name="T7720">Ὕστερον δὲ ἰδὼν αὐτὸν ἀχθοφοροῦντα καὶ τὸν ὀνηλάτην ὀπίσω ἑπόμενον καὶ ῥοπάλῳ παίοντα εἶπεν· « Ἀλλ᾿ ἔγωγε οὐκέτι σε εὐδαιμονίζω· ὁρῶ γὰρ ὅτι οὐκ ἄνευ κακῶν μεγάλων τὴν ἀφθονίαν ἔχεις. »</text:span></text:p>
            <text:p text:style-name="P7721"><text:span text:style-name="T7722">Οὕτως οὐκ ἔστι ζηλωτὰ τὰ μετὰ κινδύνων καὶ ταλαιπωριῶν περιγινόμενα κέρδη.</text:span></text:p>
          </table:table-cell>
          <table:table-cell table:style-name="TableCell7723">
            <text:p text:style-name="P7724">THE WILD ASS AND THE DOMESTIC ASS</text:p>
            <text:p text:style-name="P7725"/>
            <text:p text:style-name="P7726">A wild donkey, having seen a domestic donkey in a place well exposed to the sun, approached to congratulate it on its plumpness and the pasture it enjoyed. But afterwards, having seen him laden with a burden and followed by the donkey driver who was beating him with a club, he exclaimed: “Oh! I no longer congratulate you; for I see that it is at the price of great evils that you enjoy your abundance. »</text:p>
            <text:p text:style-name="P7727"/>
            <text:p text:style-name="P7728">Thus there is nothing enviable in the advantages which accompany the dangers and the sufferings.</text:p>
          </table:table-cell>
        </table:table-row>
        <table:table-row table:style-name="TableRow7729">
          <table:table-cell table:style-name="TableCell7730">
            <text:p text:style-name="P7731"><text:span text:style-name="T7732">265.<text:s/></text:span><text:span text:style-name="T7733">Ὄνος</text:span><text:span text:style-name="T7734"><text:s/></text:span><text:span text:style-name="T7735">ἅλας</text:span><text:span text:style-name="T7736"><text:s/></text:span><text:span text:style-name="T7737">βαστάζων</text:span><text:span text:style-name="T7738">.</text:span><text:span text:style-name="T7739"><text:line-break/></text:span><text:span text:style-name="T7740">Ὄνος</text:span><text:span text:style-name="T7741"><text:s/></text:span><text:span text:style-name="T7742">ἅλας</text:span><text:span text:style-name="T7743"><text:s/></text:span><text:span text:style-name="T7744">ἔχων</text:span><text:span text:style-name="T7745"><text:s/></text:span><text:span text:style-name="T7746">ποταμὸν</text:span><text:span text:style-name="T7747"><text:s/></text:span><text:span text:style-name="T7748">διέβαινεν</text:span><text:span text:style-name="T7749">.<text:s/></text:span><text:span text:style-name="T7750">Ὀλισθήσας</text:span><text:span text:style-name="T7751"><text:s/></text:span><text:span text:style-name="T7752">δέ</text:span><text:span text:style-name="T7753">,<text:s/></text:span><text:span text:style-name="T7754">ὡς</text:span><text:span text:style-name="T7755"><text:s/></text:span><text:span text:style-name="T7756">κατέπεσεν</text:span><text:span text:style-name="T7757"><text:s/></text:span><text:span text:style-name="T7758">εἰς</text:span><text:span text:style-name="T7759"><text:s/></text:span><text:span text:style-name="T7760">τὸ</text:span><text:span text:style-name="T7761"><text:s/></text:span><text:span text:style-name="T7762">ὕδωρ</text:span><text:span text:style-name="T7763">,<text:s/></text:span><text:span text:style-name="T7764">ἐκτακέντος</text:span><text:span text:style-name="T7765"><text:s/></text:span><text:span text:style-name="T7766">τοῦ</text:span><text:span text:style-name="T7767"><text:s/></text:span><text:span text:style-name="T7768">ἅλατος</text:span><text:span text:style-name="T7769">,<text:s/></text:span><text:span text:style-name="T7770">κουφότερος</text:span><text:span text:style-name="T7771"><text:s/></text:span><text:span text:style-name="T7772">ἐξανέστη</text:span><text:span text:style-name="T7773">.<text:s/></text:span><text:span text:style-name="T7774">Ἡσθεὶς</text:span><text:span text:style-name="T7775"><text:s/></text:span><text:span text:style-name="T7776">δὲ</text:span><text:span text:style-name="T7777"><text:s/></text:span><text:span text:style-name="T7778">ἐπὶ</text:span><text:span text:style-name="T7779"><text:s/></text:span><text:span text:style-name="T7780">τούτῳ</text:span><text:span text:style-name="T7781">,<text:s/></text:span><text:span text:style-name="T7782">ἐπειδὴ</text:span><text:span text:style-name="T7783"><text:s/></text:span><text:span text:style-name="T7784">ὕστερόν</text:span><text:span text:style-name="T7785"><text:s/></text:span><text:span text:style-name="T7786">ποτε</text:span><text:span text:style-name="T7787"><text:s/></text:span><text:span text:style-name="T7788">σπόγγους</text:span><text:span text:style-name="T7789"><text:s/></text:span><text:span text:style-name="T7790">ἐμπεφορτισμένος</text:span><text:span text:style-name="T7791"><text:s/></text:span><text:span text:style-name="T7792">κατά</text:span><text:span text:style-name="T7793"><text:s/></text:span><text:span text:style-name="T7794">τινα</text:span><text:span text:style-name="T7795"><text:s/></text:span><text:span text:style-name="T7796">ποταμὸν</text:span><text:span text:style-name="T7797"><text:s/></text:span><text:span text:style-name="T7798">ἐγένετο</text:span><text:span text:style-name="T7799">,<text:s/></text:span><text:span text:style-name="T7800">ᾠήθη</text:span><text:span text:style-name="T7801"><text:s/></text:span><text:span text:style-name="T7802">ὅτι</text:span><text:span text:style-name="T7803">,<text:s/></text:span><text:span text:style-name="T7804">ἐὰν</text:span><text:span text:style-name="T7805"><text:s/></text:span><text:span text:style-name="T7806">πάλιν</text:span><text:span text:style-name="T7807"><text:s/></text:span><text:span text:style-name="T7808">πέσῃ</text:span><text:span text:style-name="T7809">,<text:s/></text:span><text:span text:style-name="T7810">ἐλαφρότερος</text:span><text:span text:style-name="T7811"><text:s/></text:span><text:span text:style-name="T7812">διεγερθήσεται</text:span><text:span text:style-name="T7813">,<text:s/></text:span><text:span text:style-name="T7814">καὶ</text:span><text:span text:style-name="T7815"><text:s/></text:span><text:span text:style-name="T7816">δὴ</text:span><text:span text:style-name="T7817"><text:s/></text:span><text:span text:style-name="T7818">ἑκὼν</text:span><text:span text:style-name="T7819"><text:s/></text:span><text:span text:style-name="T7820">ὤλισθε</text:span><text:span text:style-name="T7821">.<text:s/></text:span><text:span text:style-name="T7822">Συνέβη</text:span><text:span text:style-name="T7823"><text:s/></text:span><text:span text:style-name="T7824">δὲ</text:span><text:span text:style-name="T7825"><text:s/></text:span><text:span text:style-name="T7826">αὐτῷ</text:span><text:span text:style-name="T7827">,<text:s/></text:span><text:span text:style-name="T7828">τῶν</text:span><text:span text:style-name="T7829"><text:s/></text:span><text:span text:style-name="T7830">σπόγγων</text:span><text:span text:style-name="T7831"><text:s/></text:span><text:span text:style-name="T7832">ἀνασπασάντων</text:span><text:span text:style-name="T7833"><text:s/></text:span><text:span text:style-name="T7834">τὸ</text:span><text:span text:style-name="T7835"><text:s/></text:span><text:span text:style-name="T7836">ὕδωρ</text:span><text:span text:style-name="T7837">,<text:s/></text:span><text:span text:style-name="T7838">μὴ</text:span><text:span text:style-name="T7839"><text:s/></text:span><text:span text:style-name="T7840">δυνάμενον</text:span><text:span text:style-name="T7841"><text:s/></text:span><text:span text:style-name="T7842">ἐξαναστῆναι</text:span><text:span text:style-name="T7843"><text:s/></text:span><text:span text:style-name="T7844">ἐνταῦθα</text:span><text:span text:style-name="T7845"><text:s/></text:span><text:span text:style-name="T7846">ἀποπνιγῆναι</text:span><text:span text:style-name="T7847">.</text:span></text:p>
            <text:p text:style-name="P7848"><text:span text:style-name="T7849">Οὕτω</text:span><text:span text:style-name="T7850"><text:s/></text:span><text:span text:style-name="T7851">καὶ</text:span><text:span text:style-name="T7852"><text:s/></text:span><text:span text:style-name="T7853">τῶν</text:span><text:span text:style-name="T7854"><text:s/></text:span><text:span text:style-name="T7855">ἀνθρώπων</text:span><text:span text:style-name="T7856"><text:s/></text:span><text:span text:style-name="T7857">ἔνιοι</text:span><text:span text:style-name="T7858"><text:s/></text:span><text:span text:style-name="T7859">διὰ</text:span><text:span text:style-name="T7860"><text:s/></text:span><text:span text:style-name="T7861">τὰς</text:span><text:span text:style-name="T7862"><text:s/></text:span><text:span text:style-name="T7863">ἰδίας</text:span><text:span text:style-name="T7864"><text:s/></text:span><text:span text:style-name="T7865">ἐπινοίας</text:span><text:span text:style-name="T7866"><text:s/></text:span><text:span text:style-name="T7867">λανθάνουσιν</text:span><text:span text:style-name="T7868"><text:s/></text:span><text:span text:style-name="T7869">εἰς</text:span><text:span text:style-name="T7870"><text:s/></text:span><text:span text:style-name="T7871">συμφορὰς</text:span><text:span text:style-name="T7872"><text:s/></text:span><text:span text:style-name="T7873">ἐνσειόμενοι</text:span><text:span text:style-name="T7874">.</text:span></text:p>
          </table:table-cell>
          <table:table-cell table:style-name="TableCell7875">
            <text:p text:style-name="P7876">THE DONKEY WHICH CARRIES SALT</text:p>
            <text:p text:style-name="P7877"/>
            <text:p text:style-name="P7878">A donkey carrying salt was crossing a river; he slipped and fell into the water. Then the salt melted, and he got up lighter, and was delighted with the accident. Another time, as he arrived at the edge of a river with a load of sponges, he thought that if he let himself fall again, he would get up lighter, and he purposely slipped. But it happened that the sponges having pumped out the water, he could not get up and drowned.</text:p>
            <text:p text:style-name="P7879"/>
            <text:p text:style-name="P7880">So sometimes men do not suspect that it is their own tricks that precipitate them into misfortune.</text:p>
          </table:table-cell>
        </table:table-row>
        <table:table-row table:style-name="TableRow7881">
          <table:table-cell table:style-name="TableCell7882">
            <text:p text:style-name="P7883"><text:span text:style-name="T7884">266.<text:s/></text:span><text:span text:style-name="T7885">Ὄνος</text:span><text:span text:style-name="T7886"><text:s/></text:span><text:span text:style-name="T7887">βαστάζων</text:span><text:span text:style-name="T7888"><text:s/></text:span><text:span text:style-name="T7889">ἄγαλμα</text:span><text:span text:style-name="T7890">.</text:span><text:span text:style-name="T7891"><text:line-break/></text:span><text:span text:style-name="T7892">Ὄνῳ</text:span><text:span text:style-name="T7893"><text:s/></text:span><text:span text:style-name="T7894">τις</text:span><text:span text:style-name="T7895"><text:s/></text:span><text:span text:style-name="T7896">ἐπιθεὶς</text:span><text:span text:style-name="T7897"><text:s/></text:span><text:span text:style-name="T7898">ἄγαλμα</text:span><text:span text:style-name="T7899"><text:s/></text:span><text:span text:style-name="T7900">ἤλαυνεν</text:span><text:span text:style-name="T7901"><text:s/></text:span><text:span text:style-name="T7902">εἰς</text:span><text:span text:style-name="T7903"><text:s/></text:span><text:span text:style-name="T7904">ἄστυ</text:span><text:span text:style-name="T7905">.<text:s/></text:span><text:span text:style-name="T7906">Τῶν</text:span><text:span text:style-name="T7907"><text:s/></text:span><text:span text:style-name="T7908">δὲ</text:span><text:span text:style-name="T7909"><text:s/></text:span><text:span text:style-name="T7910">συναντώντων</text:span><text:span text:style-name="T7911"><text:s/></text:span><text:span text:style-name="T7912">προσκυνούντων</text:span><text:span text:style-name="T7913"><text:s/></text:span><text:span text:style-name="T7914">τὸ</text:span><text:span text:style-name="T7915"><text:s/></text:span><text:span text:style-name="T7916">ἄγαλμα</text:span><text:span text:style-name="T7917">,<text:s/></text:span><text:span text:style-name="T7918">ὁ</text:span><text:span text:style-name="T7919"><text:s/></text:span><text:span text:style-name="T7920">ὄνος</text:span><text:span text:style-name="T7921"><text:s/></text:span><text:span text:style-name="T7922">ὑπολαβὼν</text:span><text:span text:style-name="T7923"><text:s/></text:span><text:span text:style-name="T7924">ὅτι</text:span><text:span text:style-name="T7925"><text:s/></text:span><text:span text:style-name="T7926">αὐτὸν</text:span><text:span text:style-name="T7927"><text:s/></text:span><text:span text:style-name="T7928">προσκυνοῦσιν</text:span><text:span text:style-name="T7929">,<text:s/></text:span><text:span text:style-name="T7930">ἀναπτερωθεὶς</text:span><text:span text:style-name="T7931"><text:s/></text:span><text:span text:style-name="T7932">ὠγκᾶτό</text:span><text:span text:style-name="T7933"><text:s/></text:span><text:span text:style-name="T7934">τε</text:span><text:span text:style-name="T7935"><text:s/></text:span><text:span text:style-name="T7936">καὶ</text:span><text:span text:style-name="T7937"><text:s/></text:span><text:span text:style-name="T7938">οὐκέτι</text:span><text:span text:style-name="T7939"><text:s/></text:span><text:span text:style-name="T7940">περαιτέρω</text:span><text:span text:style-name="T7941"><text:s/></text:span><text:span text:style-name="T7942">προϊέναι</text:span><text:span text:style-name="T7943"><text:s/></text:span><text:span text:style-name="T7944">ἐβούλετο</text:span><text:span text:style-name="T7945">.<text:s/></text:span><text:span text:style-name="T7946">Καὶ</text:span><text:span text:style-name="T7947"><text:s/></text:span><text:span text:style-name="T7948">ὁ</text:span><text:span text:style-name="T7949"><text:s/></text:span><text:span text:style-name="T7950">ὀνηλάτης</text:span><text:span text:style-name="T7951"><text:s/></text:span><text:span text:style-name="T7952">αἰσθόμενος</text:span><text:span text:style-name="T7953"><text:s/></text:span><text:span text:style-name="T7954">τὸ</text:span><text:span text:style-name="T7955"><text:s/></text:span><text:span text:style-name="T7956">γεγονὸς</text:span><text:span text:style-name="T7957"><text:s/></text:span><text:span text:style-name="T7958">τῷ</text:span><text:span text:style-name="T7959"><text:s/></text:span><text:span text:style-name="T7960">ῥοπάλῳ</text:span><text:span text:style-name="T7961"><text:s/></text:span><text:span text:style-name="T7962">αὐτὸν</text:span><text:span text:style-name="T7963"><text:s/></text:span><text:span text:style-name="T7964">παίων</text:span><text:span text:style-name="T7965"><text:s/></text:span><text:span text:style-name="T7966">ἔφη</text:span><text:span text:style-name="T7967">· «<text:s/></text:span><text:span text:style-name="T7968">Ὦ</text:span><text:span text:style-name="T7969"><text:s/></text:span><text:span text:style-name="T7970">κακὴ</text:span><text:span text:style-name="T7971"><text:s/></text:span><text:span text:style-name="T7972">κεφαλή</text:span><text:span text:style-name="T7973">,<text:s/></text:span><text:span text:style-name="T7974">ἔτι</text:span><text:span text:style-name="T7975"><text:s/></text:span><text:span text:style-name="T7976">καὶ</text:span><text:span text:style-name="T7977"><text:s/></text:span><text:span text:style-name="T7978">τοῦτο</text:span><text:span text:style-name="T7979"><text:s/></text:span><text:span text:style-name="T7980">λοιπὸν</text:span><text:span text:style-name="T7981"><text:s/></text:span><text:span text:style-name="T7982">ἦν</text:span><text:span text:style-name="T7983"><text:s/></text:span><text:span text:style-name="T7984">ὄνον</text:span><text:span text:style-name="T7985"><text:s/></text:span><text:span text:style-name="T7986">ὑπ</text:span><text:span text:style-name="T7987">’<text:s/></text:span><text:span text:style-name="T7988">ἀνθρώπων</text:span><text:span text:style-name="T7989"><text:s/></text:span><text:span text:style-name="T7990">προσκυνεῖσθαι</text:span><text:span text:style-name="T7991">. »</text:span></text:p>
            <text:p text:style-name="P7992"><text:span text:style-name="T7993">Ὁ</text:span><text:span text:style-name="T7994"><text:s/></text:span><text:span text:style-name="T7995">λόγος</text:span><text:span text:style-name="T7996"><text:s/></text:span><text:span text:style-name="T7997">δηλοῖ</text:span><text:span text:style-name="T7998"><text:s/></text:span><text:span text:style-name="T7999">ὅτι</text:span><text:span text:style-name="T8000"><text:s/></text:span><text:span text:style-name="T8001">οἱ</text:span><text:span text:style-name="T8002"><text:s/></text:span><text:span text:style-name="T8003">τοῖς</text:span><text:span text:style-name="T8004"><text:s/></text:span><text:span text:style-name="T8005">ἀλλοτρίοις</text:span><text:span text:style-name="T8006"><text:s/></text:span><text:span text:style-name="T8007">ἀγαθοῖς</text:span><text:span text:style-name="T8008"><text:s/></text:span><text:span text:style-name="T8009">ἐπαλαζονευόμενοι</text:span><text:span text:style-name="T8010"><text:s/></text:span><text:span text:style-name="T8011">παρὰ</text:span><text:span text:style-name="T8012"><text:s/></text:span><text:span text:style-name="T8013">τοῖς</text:span><text:span text:style-name="T8014"><text:s/></text:span><text:span text:style-name="T8015">εἰδόσιν</text:span><text:span text:style-name="T8016"><text:s/></text:span><text:span text:style-name="T8017">αὐτοὺς</text:span><text:span text:style-name="T8018"><text:s/></text:span><text:span text:style-name="T8019">γέλωτα</text:span><text:span text:style-name="T8020"><text:s/></text:span><text:span text:style-name="T8021">ὀφλισκάνουσιν</text:span><text:span text:style-name="T8022">.</text:span></text:p>
          </table:table-cell>
          <table:table-cell table:style-name="TableCell8023">
            <text:p text:style-name="P8024">THE DONKEY WHICH CARRIES A STATUE OF GOD</text:p>
            <text:p text:style-name="P8025"/>
            <text:p text:style-name="P8026">A man, having put a statue of god on the back of a donkey, led him to the city. As the passers-by prostrated themselves before the statue, the donkey, imagining that it was he whom they adored, no longer held back its pride; he began to bray and he refused to advance. The donkey driver, guessing his thoughts, said to him, hitting him with his club: “Poor brains! all that was missing was to see a donkey adored by men. »</text:p>
            <text:p text:style-name="P8027"/>
            <text:p text:style-name="P8028">This fable shows that those who pride themselves on the benefits of others make those who know them laugh.</text:p>
          </table:table-cell>
        </table:table-row>
        <text:soft-page-break/>
        <table:table-row table:style-name="TableRow8029">
          <table:table-cell table:style-name="TableCell8030">
            <text:p text:style-name="P8031"><text:span text:style-name="T8032">267. Ὄνος <text:s/>ἐνδυσάμενος λεοντῆν <text:s/>καὶ ἀλώπηξ.</text:span><text:span text:style-name="T8033"><text:line-break/></text:span><text:span text:style-name="T8034">Ὄνος ἐνδυσάμενος λέοντος δορὰν περιῄει ἐκφοβῶν τὰ ἄλογα ζῷα. Καὶ δὴ θεασάμενος ἀλώπεκα ἐπειρᾶτο καὶ ταύτην δεδίττεσθαι. Ἡ δὲ (ἐτύγχανε γὰρ αὐτοῦ φθεγξαμένου προακηκουῖα) ἔφη πρὸς τὸν ὄνον· « Ἀλλ’ εὖ ἴσθι ὡς καὶ ἐγὼ ἄν σε ἐφοβήθην, εἰ μὴ ὀγκωμένου ἤκουσα. »</text:span></text:p>
            <text:p text:style-name="P8035"><text:span text:style-name="T8036">Οὕτως ἔνιοι τῶν ἀπαιδεύτων τοῖς ἔξωθεν τύφοις δοκοῦντές τινες εἶναι ὑπὸ τῆς ἰδίας γλωσσαλγίας ἐλέγχονται.</text:span></text:p>
          </table:table-cell>
          <table:table-cell table:style-name="TableCell8037">
            <text:p text:style-name="P8038">THE LION'S DONKEY AND THE FOX</text:p>
            <text:p text:style-name="P8039"/>
            <text:p text:style-name="P8040">A donkey, having put on a lion's skin, went around the country, frightening the animals. He saw a fox and wanted to scare it too. But the fox, who had just heard his voice before, said to him: “Do not doubt it, you would have frightened me too, if I had not heard you bray. »</text:p>
            <text:p text:style-name="P8041"/>
            <text:p text:style-name="P8042">It is thus that uneducated people, who, by their sumptuous appearance, appear to be something, betray themselves by their itch to speak.</text:p>
          </table:table-cell>
        </table:table-row>
        <table:table-row table:style-name="TableRow8043">
          <table:table-cell table:style-name="TableCell8044">
            <text:p text:style-name="P8045"><text:span text:style-name="T8046">268.<text:s/></text:span><text:span text:style-name="T8047">Ὄνος</text:span><text:span text:style-name="T8048"><text:s/></text:span><text:span text:style-name="T8049">ἵππον</text:span><text:span text:style-name="T8050"><text:s/></text:span><text:span text:style-name="T8051">μακαρίζων</text:span><text:span text:style-name="T8052">.</text:span><text:span text:style-name="T8053"><text:line-break/></text:span><text:span text:style-name="T8054">Ὄνος</text:span><text:span text:style-name="T8055"><text:s/></text:span><text:span text:style-name="T8056">ἵππον</text:span><text:span text:style-name="T8057"><text:s/></text:span><text:span text:style-name="T8058">ἐμακάριζεν</text:span><text:span text:style-name="T8059">,<text:s/></text:span><text:span text:style-name="T8060">ὡς</text:span><text:span text:style-name="T8061"><text:s/></text:span><text:span text:style-name="T8062">ἀφθόνως</text:span><text:span text:style-name="T8063"><text:s/></text:span><text:span text:style-name="T8064">τρεφόμενον</text:span><text:span text:style-name="T8065"><text:s/></text:span><text:span text:style-name="T8066">καὶ</text:span><text:span text:style-name="T8067"><text:s/></text:span><text:span text:style-name="T8068">ἐπιμελῶς</text:span><text:span text:style-name="T8069">,<text:s/></text:span><text:span text:style-name="T8070">αὐτὸς</text:span><text:span text:style-name="T8071"><text:s/></text:span><text:span text:style-name="T8072">μηδ᾿</text:span><text:span text:style-name="T8073"><text:s/></text:span><text:span text:style-name="T8074">ἀχύρων</text:span><text:span text:style-name="T8075"><text:s/></text:span><text:span text:style-name="T8076">ἅλις</text:span><text:span text:style-name="T8077"><text:s/></text:span><text:span text:style-name="T8078">ἔχων</text:span><text:span text:style-name="T8079">,<text:s/></text:span><text:span text:style-name="T8080">καὶ</text:span><text:span text:style-name="T8081"><text:s/></text:span><text:span text:style-name="T8082">ταῦτα</text:span><text:span text:style-name="T8083"><text:s/></text:span><text:span text:style-name="T8084">πλεῖστα</text:span><text:span text:style-name="T8085"><text:s/></text:span><text:span text:style-name="T8086">ταλαιπωρῶν</text:span><text:span text:style-name="T8087">.<text:s/></text:span><text:span text:style-name="T8088">Ἐπεὶ</text:span><text:span text:style-name="T8089"><text:s/></text:span><text:span text:style-name="T8090">δὲ</text:span><text:span text:style-name="T8091"><text:s/></text:span><text:span text:style-name="T8092">καιρὸς</text:span><text:span text:style-name="T8093"><text:s/></text:span><text:span text:style-name="T8094">ἐπέστη</text:span><text:span text:style-name="T8095"><text:s/></text:span><text:span text:style-name="T8096">πολέμου</text:span><text:span text:style-name="T8097">,<text:s/></text:span><text:span text:style-name="T8098">καὶ</text:span><text:span text:style-name="T8099"><text:s/></text:span><text:span text:style-name="T8100">ὁ</text:span><text:span text:style-name="T8101"><text:s/></text:span><text:span text:style-name="T8102">στρατιώτης</text:span><text:span text:style-name="T8103"><text:s/></text:span><text:span text:style-name="T8104">ἔνοπλος</text:span><text:span text:style-name="T8105"><text:s/></text:span><text:span text:style-name="T8106">ἀνέβη</text:span><text:span text:style-name="T8107"><text:s/></text:span><text:span text:style-name="T8108">τὸν</text:span><text:span text:style-name="T8109"><text:s/></text:span><text:span text:style-name="T8110">ἵππον</text:span><text:span text:style-name="T8111">,<text:s/></text:span><text:span text:style-name="T8112">πανταχόσε</text:span><text:span text:style-name="T8113"><text:s/></text:span><text:span text:style-name="T8114">τοῦτον</text:span><text:span text:style-name="T8115"><text:s/></text:span><text:span text:style-name="T8116">ἐλαύνων</text:span><text:span text:style-name="T8117">,<text:s/></text:span><text:span text:style-name="T8118">καὶ</text:span><text:span text:style-name="T8119"><text:s/></text:span><text:span text:style-name="T8120">δὴ</text:span><text:span text:style-name="T8121"><text:s/></text:span><text:span text:style-name="T8122">καὶ</text:span><text:span text:style-name="T8123"><text:s/></text:span><text:span text:style-name="T8124">μέσον</text:span><text:span text:style-name="T8125"><text:s/></text:span><text:span text:style-name="T8126">τῶν</text:span><text:span text:style-name="T8127"><text:s/></text:span><text:span text:style-name="T8128">πολεμίων</text:span><text:span text:style-name="T8129"><text:s/></text:span><text:span text:style-name="T8130">εἰσήλασε</text:span><text:span text:style-name="T8131">,<text:s/></text:span><text:span text:style-name="T8132">καὶ</text:span><text:span text:style-name="T8133"><text:s/></text:span><text:span text:style-name="T8134">ὁ</text:span><text:span text:style-name="T8135"><text:s/></text:span><text:span text:style-name="T8136">ἵππος</text:span><text:span text:style-name="T8137"><text:s/></text:span><text:span text:style-name="T8138">πληγεὶς</text:span><text:span text:style-name="T8139"><text:s/></text:span><text:span text:style-name="T8140">ἔκειτο</text:span><text:span text:style-name="T8141">.<text:s/></text:span><text:span text:style-name="T8142">Ταῦτα</text:span><text:span text:style-name="T8143"><text:s/></text:span><text:span text:style-name="T8144">ἑωρακὼς</text:span><text:span text:style-name="T8145"><text:s/></text:span><text:span text:style-name="T8146">ὁ</text:span><text:span text:style-name="T8147"><text:s/></text:span><text:span text:style-name="T8148">ὄνος</text:span><text:span text:style-name="T8149"><text:s/></text:span><text:span text:style-name="T8150">τὸν</text:span><text:span text:style-name="T8151"><text:s/></text:span><text:span text:style-name="T8152">ἵππον</text:span><text:span text:style-name="T8153"><text:s/></text:span><text:span text:style-name="T8154">μεταβαλλόμενος</text:span><text:span text:style-name="T8155"><text:s/></text:span><text:span text:style-name="T8156">ἐταλάνιζεν</text:span><text:span text:style-name="T8157">.</text:span></text:p>
            <text:p text:style-name="P8158"><text:span text:style-name="T8159">Ὁ</text:span><text:span text:style-name="T8160"><text:s/></text:span><text:span text:style-name="T8161">μῦθος</text:span><text:span text:style-name="T8162"><text:s/></text:span><text:span text:style-name="T8163">δηλοῖ</text:span><text:span text:style-name="T8164"><text:s/></text:span><text:span text:style-name="T8165">ὅτι</text:span><text:span text:style-name="T8166"><text:s/></text:span><text:span text:style-name="T8167">οὐ</text:span><text:span text:style-name="T8168"><text:s/></text:span><text:span text:style-name="T8169">δεῖ</text:span><text:span text:style-name="T8170"><text:s/></text:span><text:span text:style-name="T8171">τοὺς</text:span><text:span text:style-name="T8172"><text:s/></text:span><text:span text:style-name="T8173">ἄρχοντας</text:span><text:span text:style-name="T8174"><text:s/></text:span><text:span text:style-name="T8175">καὶ</text:span><text:span text:style-name="T8176"><text:s/></text:span><text:span text:style-name="T8177">πλουσίους</text:span><text:span text:style-name="T8178"><text:s/></text:span><text:span text:style-name="T8179">ζηλοῦν</text:span><text:span text:style-name="T8180">,<text:s/></text:span><text:span text:style-name="T8181">ἀλλὰ</text:span><text:span text:style-name="T8182"><text:s/></text:span><text:span text:style-name="T8183">τὸν</text:span><text:span text:style-name="T8184"><text:s/></text:span><text:span text:style-name="T8185">κατ᾿</text:span><text:span text:style-name="T8186"><text:s/></text:span><text:span text:style-name="T8187">ἐκείνων</text:span><text:span text:style-name="T8188"><text:s/></text:span><text:span text:style-name="T8189">φθόνον</text:span><text:span text:style-name="T8190"><text:s/></text:span><text:span text:style-name="T8191">καὶ</text:span><text:span text:style-name="T8192"><text:s/></text:span><text:span text:style-name="T8193">τὸν</text:span><text:span text:style-name="T8194"><text:s/></text:span><text:span text:style-name="T8195">κίνδυνον</text:span><text:span text:style-name="T8196"><text:s/></text:span><text:span text:style-name="T8197">ἀναλογιζομένους</text:span><text:span text:style-name="T8198"><text:s/></text:span><text:span text:style-name="T8199">τὴν</text:span><text:span text:style-name="T8200"><text:s/></text:span><text:span text:style-name="T8201">πενίαν</text:span><text:span text:style-name="T8202"><text:s/></text:span><text:span text:style-name="T8203">ἀγαπᾶν</text:span><text:span text:style-name="T8204">.</text:span></text:p>
          </table:table-cell>
          <table:table-cell table:style-name="TableCell8205">
            <text:p text:style-name="P8206">THE DONKEY praising the fate of the horse</text:p>
            <text:p text:style-name="P8207"/>
            <text:p text:style-name="P8208">The donkey found the horse happy to be fed in the abundance. dance and to be well cared for, while he did not even have enough straw, while he was subjected to so much work. But came the time of the war: the horse had to carry a rider armed from head to foot, and this one pushed it in all the directions and launched it even in the middle of the enemies, where the horse riddled with blows fell down. Seeing this, the donkey changed its mind and pitied the horse.</text:p>
            <text:p text:style-name="P8209"/>
            <text:p text:style-name="P8210">This fable shows that one should not envy the chiefs nor the rich, but think of the envy and the dangers they face, and resign oneself to poverty.</text:p>
          </table:table-cell>
        </table:table-row>
        <table:table-row table:style-name="TableRow8211">
          <table:table-cell table:style-name="TableCell8212">
            <text:p text:style-name="P8213"><text:span text:style-name="T8214">269.<text:s/></text:span><text:span text:style-name="T8215">Ὄνος</text:span><text:span text:style-name="T8216"><text:s/></text:span><text:span text:style-name="T8217">καὶ</text:span><text:span text:style-name="T8218"><text:s/></text:span><text:span text:style-name="T8219">ἀλεκτρυὼν</text:span><text:span text:style-name="T8220"><text:s/></text:span><text:span text:style-name="T8221">καὶ</text:span><text:span text:style-name="T8222"><text:s/></text:span><text:span text:style-name="T8223">λέων</text:span><text:span text:style-name="T8224">.</text:span><text:span text:style-name="T8225"><text:line-break/></text:span><text:span text:style-name="T8226">Ὄνῳ ποτὲ ἀλεκτρυὼν συνεβόσκετο. Λέοντος δ᾿ ἐπελθόντος τῷ ὄνῳ, ὁ ἀλεκτρυὼν ἐφώνησε· καὶ ὁ μὲν λέων (φασὶ γὰρ τοῦτον τὴν τοῦ ἀλεκτρυόνος φωνὴν φοβεῖσθαι) ἔφυγεν. Ὁ δ᾿ ὄνος, νομίσας δι᾿ αὑτὸν πεφευγέναι, ἐπέδραμεν εὐθὺς τῷ λέοντι. Ὡς δὲ πόρρω τοῦτον ἐδίωξεν, ἔνθα μηκέτι ἡ τοῦ ἀλεκτρυόνος ἐφικνεῖτο φωνή, στραφεὶς ὁ λέων τοῦτον κατεθοινήσατο. Ὁ δὲ θνῄσκων ἐβόα· « Ἄθλιος ἐγὼ καὶ ἀνόητος· πολεμιστῶν γὰρ μὴ ὢν γονέων, τίνος χάριν εἰς πόλεμον ἐξωρμήθην; »</text:span></text:p>
            <text:p text:style-name="P8227"><text:span text:style-name="T8228">Ὁ μῦθος δηλοῖ ὅτι πολλοὶ τῶν ἀνθρώπων ταπεινουμένοις ἐπίτηδες τοῖς ἐχθροῖς ἐπιτίθενται, καὶ οὕτως ὑπ᾿ ἐκείνων ἀπόλλυνται.</text:span></text:p>
          </table:table-cell>
          <table:table-cell table:style-name="TableCell8229">
            <text:p text:style-name="P8230">THE DONKEY, THE COCK AND THE LION</text:p>
            <text:p text:style-name="P8231"/>
            <text:p text:style-name="P8232">A rooster was grazing one day with a donkey. As a lion rode on the donkey, the rooster uttered a cry, and the lion (it is said indeed that he is afraid of the voice of the rooster) fled. The donkey, imagining that if the lion fled it was because of him, did not hesitate to run after him. When he had pursued him to a distance where the voice of the rooster could no longer reach, the lion turned and devoured him. And said to him as he died: “Unfortunate and foolish that I am! not being born of warrior parents, why did I go to war? »</text:p>
            <text:p text:style-name="P8233"/>
            <text:p text:style-name="P8234">This fable shows that often we attack an enemy who deliberately makes himself small and that we are thus killed by him.</text:p>
          </table:table-cell>
        </table:table-row>
        <text:soft-page-break/>
        <table:table-row table:style-name="TableRow8235">
          <table:table-cell table:style-name="TableCell8236">
            <text:p text:style-name="P8237"><text:span text:style-name="T8238">270.<text:s/></text:span><text:span text:style-name="T8239">Ὄνος</text:span><text:span text:style-name="T8240"><text:s/></text:span><text:span text:style-name="T8241">καὶ</text:span><text:span text:style-name="T8242"><text:s/></text:span><text:span text:style-name="T8243">ἀλώπηξ</text:span><text:span text:style-name="T8244"><text:s/></text:span><text:span text:style-name="T8245">καὶ</text:span><text:span text:style-name="T8246"><text:s/></text:span><text:span text:style-name="T8247">λέων</text:span><text:span text:style-name="T8248">.</text:span><text:span text:style-name="T8249"><text:line-break/></text:span><text:span text:style-name="T8250">Ὄνος</text:span><text:span text:style-name="T8251"><text:s/></text:span><text:span text:style-name="T8252">καὶ</text:span><text:span text:style-name="T8253"><text:s/></text:span><text:span text:style-name="T8254">ἀλώπηξ</text:span><text:span text:style-name="T8255"><text:s/></text:span><text:span text:style-name="T8256">κοινωνίαν</text:span><text:span text:style-name="T8257"><text:s/></text:span><text:span text:style-name="T8258">συνθέμενοι</text:span><text:span text:style-name="T8259"><text:s/></text:span><text:span text:style-name="T8260">πρὸς</text:span><text:span text:style-name="T8261"><text:s/></text:span><text:span text:style-name="T8262">ἀλλήλους</text:span><text:span text:style-name="T8263"><text:s/></text:span><text:span text:style-name="T8264">ἐξῆλθον</text:span><text:span text:style-name="T8265"><text:s/></text:span><text:span text:style-name="T8266">ἐπὶ</text:span><text:span text:style-name="T8267"><text:s/></text:span><text:span text:style-name="T8268">ἄγραν</text:span><text:span text:style-name="T8269">.<text:s/></text:span><text:span text:style-name="T8270">Λέοντος δὲ περιτυχόντος αὐτοῖς, ἡ ἀλώπηξ ὁρῶσα τὸν ἐπηρτημένον κίνδυνον, προσελθοῦσα τῷ λέοντι, ὑπέσχετο παραδώσειν αὐτῷ τὸν ὄνον, ἐὰν αὐτῇ τὸ ἀκίνδυνον ἐπαγγείληται. Τοῦ δὲ αὐτὴν ἀπολύσειν φήσαντος, προσαγαγοῦσα τὸν ὄνον εἴς τινα πάγην ἐμπεσεῖν παρεσκεύασε. Καὶ ὁ λέων ὁρῶν ἐκεῖνον φεύγειν μὴ δυνάμενον, πρῶτον τὴν ἀλώπεκα συνέλαβεν, εἶθ᾿ οὕτως ἐπὶ τὸν ὄνον ἐτράπη.</text:span></text:p>
            <text:p text:style-name="P8271"><text:span text:style-name="T8272">Οὕτως οἱ τοῖς κοινωνοῖς ἐπιβουλεύοντες λανθάνουσι πολλάκις καὶ ἑαυτοὺς συναπολλύντες.</text:span></text:p>
          </table:table-cell>
          <table:table-cell table:style-name="TableCell8273">
            <text:p text:style-name="P8274">THE DONKEY, THE FOX AND THE LION</text:p>
            <text:p text:style-name="P8275"/>
            <text:p text:style-name="P8276">A donkey and a fox, having joined together, went out to hunt. A lion stood in their way. Seeing the danger hanging over them, the fox approached the lion and undertook to deliver the donkey to him, if he promised him safety. The lion having declared that he would let him go, the fox led the donkey into a trap into which he made him fall. The lion, seeing that the donkey could not escape, seized the fox first, and then turned to the donkey.</text:p>
            <text:p text:style-name="P8277"/>
            <text:p text:style-name="P8278">Likewise those who set traps for their associates often unknowingly lose themselves with their victims.</text:p>
          </table:table-cell>
        </table:table-row>
        <table:table-row table:style-name="TableRow8279">
          <table:table-cell table:style-name="TableCell8280">
            <text:p text:style-name="P8281"><text:span text:style-name="T8282">271.<text:s/></text:span><text:span text:style-name="T8283">Ὄνος</text:span><text:span text:style-name="T8284"><text:s/></text:span><text:span text:style-name="T8285">καὶ</text:span><text:span text:style-name="T8286"><text:s/></text:span><text:span text:style-name="T8287">βάτραχοι</text:span><text:span text:style-name="T8288">.</text:span><text:span text:style-name="T8289"><text:line-break/></text:span><text:span text:style-name="T8290">Ὄνος</text:span><text:span text:style-name="T8291"><text:s/></text:span><text:span text:style-name="T8292">ξύλων</text:span><text:span text:style-name="T8293"><text:s/></text:span><text:span text:style-name="T8294">γόμον</text:span><text:span text:style-name="T8295"><text:s/></text:span><text:span text:style-name="T8296">φέρων</text:span><text:span text:style-name="T8297"><text:s/></text:span><text:span text:style-name="T8298">λίμνην</text:span><text:span text:style-name="T8299"><text:s/></text:span><text:span text:style-name="T8300">διέβαινεν</text:span><text:span text:style-name="T8301">·<text:s/></text:span><text:span text:style-name="T8302">ὀλισθὼν</text:span><text:span text:style-name="T8303"><text:s/></text:span><text:span text:style-name="T8304">δέ</text:span><text:span text:style-name="T8305">,<text:s/></text:span><text:span text:style-name="T8306">ὡς</text:span><text:span text:style-name="T8307"><text:s/></text:span><text:span text:style-name="T8308">κατέπεσεν</text:span><text:span text:style-name="T8309">,<text:s/></text:span><text:span text:style-name="T8310">ἐξαναστῆναι</text:span><text:span text:style-name="T8311"><text:s/></text:span><text:span text:style-name="T8312">μὴ</text:span><text:span text:style-name="T8313"><text:s/></text:span><text:span text:style-name="T8314">δυνάμενος</text:span><text:span text:style-name="T8315"><text:s/></text:span><text:span text:style-name="T8316">ὠδύρετό</text:span><text:span text:style-name="T8317"><text:s/></text:span><text:span text:style-name="T8318">τε</text:span><text:span text:style-name="T8319"><text:s/></text:span><text:span text:style-name="T8320">καὶ</text:span><text:span text:style-name="T8321"><text:s/></text:span><text:span text:style-name="T8322">ἔστενεν</text:span><text:span text:style-name="T8323">.<text:s/></text:span><text:span text:style-name="T8324">Οἱ</text:span><text:span text:style-name="T8325"><text:s/></text:span><text:span text:style-name="T8326">δὲ</text:span><text:span text:style-name="T8327"><text:s/></text:span><text:span text:style-name="T8328">ἐν</text:span><text:span text:style-name="T8329"><text:s/></text:span><text:span text:style-name="T8330">τῇ</text:span><text:span text:style-name="T8331"><text:s/></text:span><text:span text:style-name="T8332">λίμνῃ</text:span><text:span text:style-name="T8333"><text:s/></text:span><text:span text:style-name="T8334">βάτραχοι</text:span><text:span text:style-name="T8335"><text:s/></text:span><text:span text:style-name="T8336">ἀκούσαντες</text:span><text:span text:style-name="T8337"><text:s/></text:span><text:span text:style-name="T8338">αὐτοῦ</text:span><text:span text:style-name="T8339"><text:s/></text:span><text:span text:style-name="T8340">τῶν</text:span><text:span text:style-name="T8341"><text:s/></text:span><text:span text:style-name="T8342">στεναγμῶν</text:span><text:span text:style-name="T8343"><text:s/></text:span><text:span text:style-name="T8344">ἔφασαν</text:span><text:span text:style-name="T8345">· «<text:s/></text:span><text:span text:style-name="T8346">Ὦ</text:span><text:span text:style-name="T8347"><text:s/></text:span><text:span text:style-name="T8348">οὗτος</text:span><text:span text:style-name="T8349">,<text:s/></text:span><text:span text:style-name="T8350">καὶ</text:span><text:span text:style-name="T8351"><text:s/></text:span><text:span text:style-name="T8352">τί</text:span><text:span text:style-name="T8353"><text:s/></text:span><text:span text:style-name="T8354">ἂν</text:span><text:span text:style-name="T8355"><text:s/></text:span><text:span text:style-name="T8356">ἐποίησας</text:span><text:span text:style-name="T8357">,<text:s/></text:span><text:span text:style-name="T8358">εἰ</text:span><text:span text:style-name="T8359"><text:s/></text:span><text:span text:style-name="T8360">τοσοῦτον</text:span><text:span text:style-name="T8361"><text:s/></text:span><text:span text:style-name="T8362">ἐνταῦθα</text:span><text:span text:style-name="T8363"><text:s/></text:span><text:span text:style-name="T8364">χρόνον</text:span><text:span text:style-name="T8365"><text:s/></text:span><text:span text:style-name="T8366">διέτριβες</text:span><text:span text:style-name="T8367"><text:s/></text:span><text:span text:style-name="T8368">ὅσον</text:span><text:span text:style-name="T8369"><text:s/></text:span><text:span text:style-name="T8370">ἡμεῖς</text:span><text:span text:style-name="T8371">,<text:s/></text:span><text:span text:style-name="T8372">ὅτε</text:span><text:span text:style-name="T8373"><text:s/></text:span><text:span text:style-name="T8374">πρὸς</text:span><text:span text:style-name="T8375"><text:s/></text:span><text:span text:style-name="T8376">ὀλίγον</text:span><text:span text:style-name="T8377"><text:s/></text:span><text:span text:style-name="T8378">πεσὼν</text:span><text:span text:style-name="T8379"><text:s/></text:span><text:span text:style-name="T8380">οὕτως</text:span><text:span text:style-name="T8381"><text:s/></text:span><text:span text:style-name="T8382">ὀδύρῃ</text:span><text:span text:style-name="T8383">; »</text:span></text:p>
            <text:p text:style-name="P8384"><text:span text:style-name="T8385">Τούτῳ</text:span><text:span text:style-name="T8386"><text:s/></text:span><text:span text:style-name="T8387">τῷ</text:span><text:span text:style-name="T8388"><text:s/></text:span><text:span text:style-name="T8389">λόγῳ</text:span><text:span text:style-name="T8390"><text:s/></text:span><text:span text:style-name="T8391">χρήσαιτο</text:span><text:span text:style-name="T8392"><text:s/></text:span><text:span text:style-name="T8393">ἄν</text:span><text:span text:style-name="T8394"><text:s/></text:span><text:span text:style-name="T8395">τις</text:span><text:span text:style-name="T8396"><text:s/></text:span><text:span text:style-name="T8397">πρὸς</text:span><text:span text:style-name="T8398"><text:s/></text:span><text:span text:style-name="T8399">ἄνδρα</text:span><text:span text:style-name="T8400"><text:s/></text:span><text:span text:style-name="T8401">ῥᾴθυμον</text:span><text:span text:style-name="T8402"><text:s/></text:span><text:span text:style-name="T8403">ἐπ᾿</text:span><text:span text:style-name="T8404"><text:s/></text:span><text:span text:style-name="T8405">ἐλαχίστοις</text:span><text:span text:style-name="T8406"><text:s/></text:span><text:span text:style-name="T8407">πόνοις</text:span><text:span text:style-name="T8408"><text:s/></text:span><text:span text:style-name="T8409">δυσφοροῦντα</text:span><text:span text:style-name="T8410">,<text:s/></text:span><text:span text:style-name="T8411">αὐτὸς</text:span><text:span text:style-name="T8412"><text:s/></text:span><text:span text:style-name="T8413">τοὺς</text:span><text:span text:style-name="T8414"><text:s/></text:span><text:span text:style-name="T8415">πλείονας</text:span><text:span text:style-name="T8416"><text:s/></text:span><text:span text:style-name="T8417">ῥᾳδίως</text:span><text:span text:style-name="T8418"><text:s/></text:span><text:span text:style-name="T8419">ὑφιστάμενος</text:span><text:span text:style-name="T8420">.</text:span></text:p>
          </table:table-cell>
          <table:table-cell table:style-name="TableCell8421">
            <text:p text:style-name="P8422">THE DONKEY AND THE FROGS</text:p>
            <text:p text:style-name="P8423"/>
            <text:p text:style-name="P8424">A donkey carrying a load of wood was crossing a swamp. He slipped and fell, and, unable to get up, he began to moan and lament. The marsh frogs, having heard his moans, said to him: “Hey, friend! what would you have done, if you had stayed here as long as we have, you who, having fallen here for a moment, give such sighs? »</text:p>
            <text:p text:style-name="P8425"/>
            <text:p text:style-name="P8426">We could apply this fable to an effeminate man who grows impatient with lesser pains, while we ourselves easily bear greater evils.</text:p>
          </table:table-cell>
        </table:table-row>
        <text:soft-page-break/>
        <table:table-row table:style-name="TableRow8427">
          <table:table-cell table:style-name="TableCell8428">
            <text:p text:style-name="P8429"><text:span text:style-name="T8430">272.<text:s/></text:span><text:span text:style-name="T8431">Ὄνος</text:span><text:span text:style-name="T8432"><text:s/></text:span><text:span text:style-name="T8433">καὶ</text:span><text:span text:style-name="T8434"><text:s/></text:span><text:span text:style-name="T8435">ἡμίονος</text:span><text:span text:style-name="T8436"><text:s/></text:span><text:span text:style-name="T8437">⟨</text:span><text:span text:style-name="T8438">ἐξ</text:span><text:span text:style-name="T8439"><text:s/></text:span><text:span text:style-name="T8440">ἴσου</text:span><text:span text:style-name="T8441"><text:s/></text:span><text:span text:style-name="T8442">ἐμπεφορτισμένοι</text:span><text:span text:style-name="T8443">⟩</text:span><text:span text:style-name="T8444">.</text:span><text:span text:style-name="T8445"><text:line-break/></text:span><text:span text:style-name="T8446">Ὄνος</text:span><text:span text:style-name="T8447"><text:s/></text:span><text:span text:style-name="T8448">καὶ</text:span><text:span text:style-name="T8449"><text:s/></text:span><text:span text:style-name="T8450">ἡμίονος</text:span><text:span text:style-name="T8451"><text:s/></text:span><text:span text:style-name="T8452">ἐν</text:span><text:span text:style-name="T8453"><text:s/></text:span><text:span text:style-name="T8454">ταὐτῷ</text:span><text:span text:style-name="T8455"><text:s/></text:span><text:span text:style-name="T8456">ἐβάδιζον</text:span><text:span text:style-name="T8457">.<text:s/></text:span><text:span text:style-name="T8458">Καὶ δὴ ὁ ὄνος ὁρῶν τὸν τοὺς ἀμφοῖν γόμους ἴσους ὄντας ἠγανάκτει καὶ ἐσχετλίαζεν, εἴγε διπλασίονος τροφῆς ἠξιωμένη ἡ ἡμίονος οὐδὲν περιττότερον βαστάζει. Μικρὸν δὲ αὐτῶν τῆς ὁδοῦ προϊόντων, ὁ ὀνηλάτης ὁρῶν ὄνον ἀντέχειν μὴ δυνάμενον, ἀφελόμενος αὐτοῦ τὸ φορτίον τῇ ἡμιόνῳ ἐπέθηκεν. Ἔτι δὲ αὐτῶν πόρρω προβαινόντων, ὁρῶν ἔτι μᾶλλον ἀποκάμνοντα, πάλιν ἀπὸ τοῦ γόμου μετετίθει, μέχρι τὰ πάντα λαβὼν καὶ ἀφελόμενος ἀπ᾿ αὐτοῦ τῇ ἡμιόνῳ ἐπέθηκε. Καὶ τότε ἐκείνη ἀποβλέψασα εἰς τὸν ὄνον εἶπεν· « Ὦ οὗτος, ἆρά σοι οὐ δοκῶ δικαίως τῆς διπλῆς τροφῆς ἀξιωθῆναι; »</text:span></text:p>
            <text:p text:style-name="P8459"><text:span text:style-name="T8460">Ἀτὰρ οὖν καὶ ἡμᾶς προσήκει μὴ ἀπὸ τῆς ἀρχῆς, ἀλλ᾿ ἀπὸ τοῦ τέλους τὴν ἑκάστου δοκιμάζειν διάθεσιν.</text:span></text:p>
          </table:table-cell>
          <table:table-cell table:style-name="TableCell8461">
            <text:p text:style-name="P8462">THE DONKEY AND THE MULET CARRYING THE SAME LOAD</text:p>
            <text:p text:style-name="P8463"/>
            <text:p text:style-name="P8464">A donkey and a mule walked together. Now the donkey, seeing that their loads were both equal, was indignant and complained that the mule, deemed worthy of a double ration, did not carry more than it. But when they had gone a little way, the donkey driver, realizing that the donkey could not take it any longer, took off part of his load and put it on the mule. When they had gone a little further, seeing the donkey still more exhausted, he took another part of his load from it, and finally taking the rest, he took it from the donkey and put it on the mule. Then the latter turning his eyes towards his comrade said to him: " Well ! my friend, don't you think it fair that they honor me with a double ration? »</text:p>
            <text:p text:style-name="P8465"/>
            <text:p text:style-name="P8466">We too, it is not by the beginning, but by the end that we must judge the condition of each one.</text:p>
          </table:table-cell>
        </table:table-row>
        <table:table-row table:style-name="TableRow8467">
          <table:table-cell table:style-name="TableCell8468">
            <text:p text:style-name="P8469"><text:span text:style-name="T8470">273.<text:s/></text:span><text:span text:style-name="T8471">Ὄνος</text:span><text:span text:style-name="T8472"><text:s/></text:span><text:span text:style-name="T8473">καὶ</text:span><text:span text:style-name="T8474"><text:s/></text:span><text:span text:style-name="T8475">κηπουρός</text:span><text:span text:style-name="T8476">.</text:span><text:span text:style-name="T8477"><text:line-break/></text:span><text:span text:style-name="T8478">Ὄνος</text:span><text:span text:style-name="T8479"><text:s/></text:span><text:span text:style-name="T8480">ὑπηρετούμενος</text:span><text:span text:style-name="T8481"><text:s/></text:span><text:span text:style-name="T8482">κηπωρῷ</text:span><text:span text:style-name="T8483">,<text:s/></text:span><text:span text:style-name="T8484">ἐπειδὴ</text:span><text:span text:style-name="T8485"><text:s/></text:span><text:span text:style-name="T8486">ὀλίγα</text:span><text:span text:style-name="T8487"><text:s/></text:span><text:span text:style-name="T8488">μὲν</text:span><text:span text:style-name="T8489"><text:s/></text:span><text:span text:style-name="T8490">ἤσθιε</text:span><text:span text:style-name="T8491">,<text:s/></text:span><text:span text:style-name="T8492">πλεῖστα</text:span><text:span text:style-name="T8493"><text:s/></text:span><text:span text:style-name="T8494">δ᾿</text:span><text:span text:style-name="T8495"><text:s/></text:span><text:span text:style-name="T8496">ἐμόχθει</text:span><text:span text:style-name="T8497">,<text:s/></text:span><text:span text:style-name="T8498">ηὔξατο</text:span><text:span text:style-name="T8499"><text:s/></text:span><text:span text:style-name="T8500">τῷ</text:span><text:span text:style-name="T8501"><text:s/></text:span><text:span text:style-name="T8502">Διὶ</text:span><text:span text:style-name="T8503"><text:s/></text:span><text:span text:style-name="T8504">ὥστε</text:span><text:span text:style-name="T8505"><text:s/></text:span><text:span text:style-name="T8506">τοῦ</text:span><text:span text:style-name="T8507"><text:s/></text:span><text:span text:style-name="T8508">κηπωροῦ</text:span><text:span text:style-name="T8509"><text:s/></text:span><text:span text:style-name="T8510">ἀπαλλαγεὶς</text:span><text:span text:style-name="T8511"><text:s/></text:span><text:span text:style-name="T8512">ἑτέρῳ</text:span><text:span text:style-name="T8513"><text:s/></text:span><text:span text:style-name="T8514">ἀπεμποληθῆναι</text:span><text:span text:style-name="T8515"><text:s/></text:span><text:span text:style-name="T8516">δεσπότῃ</text:span><text:span text:style-name="T8517">.<text:s/></text:span><text:span text:style-name="T8518">Τοῦ</text:span><text:span text:style-name="T8519"><text:s/></text:span><text:span text:style-name="T8520">δὲ</text:span><text:span text:style-name="T8521"><text:s/></text:span><text:span text:style-name="T8522">Διὸς</text:span><text:span text:style-name="T8523"><text:s/></text:span><text:span text:style-name="T8524">ἐπακούσαντος</text:span><text:span text:style-name="T8525"><text:s/></text:span><text:span text:style-name="T8526">καὶ</text:span><text:span text:style-name="T8527"><text:s/></text:span><text:span text:style-name="T8528">κελεύσαντος</text:span><text:span text:style-name="T8529"><text:s/></text:span><text:span text:style-name="T8530">αὐτὸν</text:span><text:span text:style-name="T8531"><text:s/></text:span><text:span text:style-name="T8532">κεραμεῖ</text:span><text:span text:style-name="T8533"><text:s/></text:span><text:span text:style-name="T8534">πραθῆναι</text:span><text:span text:style-name="T8535">,<text:s/></text:span><text:span text:style-name="T8536">πάλιν</text:span><text:span text:style-name="T8537"><text:s/></text:span><text:span text:style-name="T8538">ἐδυσφόρει</text:span><text:span text:style-name="T8539">,<text:s/></text:span><text:span text:style-name="T8540">πλέον</text:span><text:span text:style-name="T8541"><text:s/></text:span><text:span text:style-name="T8542">ἢ</text:span><text:span text:style-name="T8543"><text:s/></text:span><text:span text:style-name="T8544">πρότερον</text:span><text:span text:style-name="T8545"><text:s/></text:span><text:span text:style-name="T8546">ἀχθοφορῶν</text:span><text:span text:style-name="T8547"><text:s/></text:span><text:span text:style-name="T8548">καὶ</text:span><text:span text:style-name="T8549"><text:s/></text:span><text:span text:style-name="T8550">τόν</text:span><text:span text:style-name="T8551"><text:s/></text:span><text:span text:style-name="T8552">τε</text:span><text:span text:style-name="T8553"><text:s/></text:span><text:span text:style-name="T8554">πηλὸν</text:span><text:span text:style-name="T8555"><text:s/></text:span><text:span text:style-name="T8556">καὶ</text:span><text:span text:style-name="T8557"><text:s/></text:span><text:span text:style-name="T8558">τοὺς</text:span><text:span text:style-name="T8559"><text:s/></text:span><text:span text:style-name="T8560">κεράμους</text:span><text:span text:style-name="T8561"><text:s/></text:span><text:span text:style-name="T8562">κομίζων</text:span><text:span text:style-name="T8563">.<text:s/></text:span><text:span text:style-name="T8564">Πάλιν</text:span><text:span text:style-name="T8565"><text:s/></text:span><text:span text:style-name="T8566">οὖν</text:span><text:span text:style-name="T8567"><text:s/></text:span><text:span text:style-name="T8568">ἀμεῖψαι</text:span><text:span text:style-name="T8569"><text:s/></text:span><text:span text:style-name="T8570">τὸν</text:span><text:span text:style-name="T8571"><text:s/></text:span><text:span text:style-name="T8572">δεσπότην</text:span><text:span text:style-name="T8573"><text:s/></text:span><text:span text:style-name="T8574">ἱκέτευε</text:span><text:span text:style-name="T8575">,<text:s/></text:span><text:span text:style-name="T8576">καὶ</text:span><text:span text:style-name="T8577"><text:s/></text:span><text:span text:style-name="T8578">βυρσοδέψῃ</text:span><text:span text:style-name="T8579"><text:s/></text:span><text:span text:style-name="T8580">ἀπεμπολεῖται</text:span><text:span text:style-name="T8581">.<text:s/></text:span><text:span text:style-name="T8582">Εἰς</text:span><text:span text:style-name="T8583"><text:s/></text:span><text:span text:style-name="T8584">χείρονα</text:span><text:span text:style-name="T8585"><text:s/></text:span><text:span text:style-name="T8586">τοίνυν</text:span><text:span text:style-name="T8587"><text:s/></text:span><text:span text:style-name="T8588">τῶν</text:span><text:span text:style-name="T8589"><text:s/></text:span><text:span text:style-name="T8590">προτέρων</text:span><text:span text:style-name="T8591"><text:s/></text:span><text:span text:style-name="T8592">δεσπότην</text:span><text:span text:style-name="T8593"><text:s/></text:span><text:span text:style-name="T8594">ἐμπεσὼν</text:span><text:span text:style-name="T8595"><text:s/></text:span><text:span text:style-name="T8596">καὶ</text:span><text:span text:style-name="T8597"><text:s/></text:span><text:span text:style-name="T8598">ὁρῶν</text:span><text:span text:style-name="T8599"><text:s/></text:span><text:span text:style-name="T8600">τὰ</text:span><text:span text:style-name="T8601"><text:s/></text:span><text:span text:style-name="T8602">παρ᾿</text:span><text:span text:style-name="T8603"><text:s/></text:span><text:span text:style-name="T8604">αὐτοῦ</text:span><text:span text:style-name="T8605"><text:s/></text:span><text:span text:style-name="T8606">πραττόμενα</text:span><text:span text:style-name="T8607">,<text:s/></text:span><text:span text:style-name="T8608">μετὰ</text:span><text:span text:style-name="T8609"><text:s/></text:span><text:span text:style-name="T8610">στεναγμῶν</text:span><text:span text:style-name="T8611"><text:s/></text:span><text:span text:style-name="T8612">ἔφη</text:span><text:span text:style-name="T8613">· «<text:s/></text:span><text:span text:style-name="T8614">Οἴμοι</text:span><text:span text:style-name="T8615"><text:s/></text:span><text:span text:style-name="T8616">τῷ</text:span><text:span text:style-name="T8617"><text:s/></text:span><text:span text:style-name="T8618">ταλαιπωρῷ</text:span><text:span text:style-name="T8619">,<text:s/></text:span><text:span text:style-name="T8620">βέλτιον</text:span><text:span text:style-name="T8621"><text:s/></text:span><text:span text:style-name="T8622">ἦν</text:span><text:span text:style-name="T8623"><text:s/></text:span><text:span text:style-name="T8624">μοι</text:span><text:span text:style-name="T8625"><text:s/></text:span><text:span text:style-name="T8626">παρὰ</text:span><text:span text:style-name="T8627"><text:s/></text:span><text:span text:style-name="T8628">τοῖς</text:span><text:span text:style-name="T8629"><text:s/></text:span><text:span text:style-name="T8630">προτέροις</text:span><text:span text:style-name="T8631"><text:s/></text:span><text:span text:style-name="T8632">δεσπόταις</text:span><text:span text:style-name="T8633"><text:s/></text:span><text:span text:style-name="T8634">μένειν</text:span><text:span text:style-name="T8635">·<text:s/></text:span><text:span text:style-name="T8636">οὗτος</text:span><text:span text:style-name="T8637"><text:s/></text:span><text:span text:style-name="T8638">γάρ</text:span><text:span text:style-name="T8639">,<text:s/></text:span><text:span text:style-name="T8640">ὡς</text:span><text:span text:style-name="T8641"><text:s/></text:span><text:span text:style-name="T8642">ὁρῶ</text:span><text:span text:style-name="T8643">,<text:s/></text:span><text:span text:style-name="T8644">καὶ</text:span><text:span text:style-name="T8645"><text:s/></text:span><text:span text:style-name="T8646">τὸ</text:span><text:span text:style-name="T8647"><text:s/></text:span><text:span text:style-name="T8648">δέρμα</text:span><text:span text:style-name="T8649"><text:s/></text:span><text:span text:style-name="T8650">μου</text:span><text:span text:style-name="T8651"><text:s/></text:span><text:span text:style-name="T8652">κατεργάσεται</text:span><text:span text:style-name="T8653">. »</text:span></text:p>
            <text:p text:style-name="P8654"><text:span text:style-name="T8655">Ὁ μῦθος δηλοῖ ὅτι τότε μάλιστα τοὺς προτέρους δεσπότας οἱ οἰκέται ποθοῦσιν, ὅταν τῶν δευτέρων λάβωσι πεῖραν.</text:span></text:p>
          </table:table-cell>
          <table:table-cell table:style-name="TableCell8656">
            <text:p text:style-name="P8657">THE DONKEY AND THE GARDENER</text:p>
            <text:p text:style-name="P8658"/>
            <text:p text:style-name="P8659">A donkey was in the service of a gardener. As he ate little, while working a lot, he begged Jupiter to deliver him from the gardener and have him sold to another master. Zeus answered him and sold him to a potter. But he was again displeased, because he was burdened more and made to carry clay and pottery. So he asked once again to change masters, and he was sold to a currier. He thus fell on a master worse than the others. Seeing what trade this master was doing, he said with a sigh: “Alas! unhappy that I am! I would have done better to stay with my first masters; for this one, as I see, will also tan my skin. »</text:p>
            <text:p text:style-name="P8660"/>
            <text:p text:style-name="P8661">This fable shows that servants never regret their first masters so much as when they have been tested by later ones.</text:p>
          </table:table-cell>
        </table:table-row>
        <text:soft-page-break/>
        <table:table-row table:style-name="TableRow8662">
          <table:table-cell table:style-name="TableCell8663">
            <text:p text:style-name="P8664"><text:span text:style-name="T8665">274. Ὄνος καὶ κόραξ καὶ λύκος.</text:span></text:p>
            <text:p text:style-name="P8666"><text:span text:style-name="T8667">Ὄνος ἡλκωμένος τὸν νῶτον ἔν τινι λειμῶνι ἐνέμετο. Κόρακος δὲ ἐπικαθίσαντος αὐτῷ καὶ τὸ ἕλκος κρούοντος, ὁ ὄνος ἀλγῶν ὠγκᾶτό τε καὶ ἐσκίρτα. Τοῦ δὲ ὀνηλάτου πόρρωθεν ἑστῶτος καὶ γελῶντος, λύκος παριὼν ἐθεάσατο καὶ πρὸς ἑαυτὸν ἔφη· « Ἄθλιοι ἡμεῖς, οἵ, κἂν αὐτὸ μόνον ὀφθῶμεν, διωκόμεθα, τούτους δὲ καὶ προσιόντας προσγελῶσιν ». Ὁ λόγος δηλοῖ ὅτι οἱ κακοῦργοι τῶν ἀνθρώπων καὶ ἐξ αὐτῶν τῶν προσώπων καὶ ἐξ ἀπροόπτου δῆλοί εἰσιν.</text:span></text:p>
          </table:table-cell>
          <table:table-cell table:style-name="TableCell8668">
            <text:p text:style-name="P8669">THE DONKEY, THE CROW AND THE WOLF</text:p>
            <text:p text:style-name="P8670"/>
            <text:p text:style-name="P8671">A donkey, which had a wound on its back, was grazing in a meadow. A crow landed on him and pecked his wound with its beak. The donkey under the impression of pain began to bray and jump. The donkey driver, who was some distance away, burst out laughing. A passing wolf saw him and said to himself: “Unfortunate that we are! it is enough that we are seen, for us to be chased; but if they dare to approach, they are laughed at. This fable shows that evil people are recognized by their appearance and at first sight.</text:p>
          </table:table-cell>
        </table:table-row>
        <table:table-row table:style-name="TableRow8672">
          <table:table-cell table:style-name="TableCell8673">
            <text:p text:style-name="P8674"><text:span text:style-name="T8675">275.<text:s/></text:span><text:span text:style-name="T8676">Ὄνος</text:span><text:span text:style-name="T8677"><text:s/></text:span><text:span text:style-name="T8678">καὶ</text:span><text:span text:style-name="T8679"><text:s/></text:span><text:span text:style-name="T8680">κυνίδιον</text:span></text:p>
            <text:p text:style-name="P8681"><text:span text:style-name="T8682">siue<text:s/></text:span><text:span text:style-name="T8683">Κύων</text:span><text:span text:style-name="T8684"><text:s/></text:span><text:span text:style-name="T8685">καὶ</text:span><text:span text:style-name="T8686"><text:s/></text:span><text:span text:style-name="T8687">δεσπότης</text:span><text:span text:style-name="T8688">.</text:span></text:p>
            <text:p text:style-name="P8689"><text:span text:style-name="T8690">Ἔχων</text:span><text:span text:style-name="T8691"><text:s/></text:span><text:span text:style-name="T8692">τις</text:span><text:span text:style-name="T8693"><text:s/></text:span><text:span text:style-name="T8694">κύνα</text:span><text:span text:style-name="T8695"><text:s/></text:span><text:span text:style-name="T8696">Μελιταῖον</text:span><text:span text:style-name="T8697"><text:s/></text:span><text:span text:style-name="T8698">καὶ</text:span><text:span text:style-name="T8699"><text:s/></text:span><text:span text:style-name="T8700">ὄνον</text:span><text:span text:style-name="T8701"><text:s/></text:span><text:span text:style-name="T8702">διετέλει</text:span><text:span text:style-name="T8703"><text:s/></text:span><text:span text:style-name="T8704">ἀεὶ</text:span><text:span text:style-name="T8705"><text:s/></text:span><text:span text:style-name="T8706">τῷ</text:span><text:span text:style-name="T8707"><text:s/></text:span><text:span text:style-name="T8708">κυνὶ</text:span><text:span text:style-name="T8709"><text:s/></text:span><text:span text:style-name="T8710">προσπαίζων</text:span><text:span text:style-name="T8711">·<text:s/></text:span><text:span text:style-name="T8712">καὶ</text:span><text:span text:style-name="T8713"><text:s/></text:span><text:span text:style-name="T8714">δή</text:span><text:span text:style-name="T8715">,<text:s/></text:span><text:span text:style-name="T8716">εἴ</text:span><text:span text:style-name="T8717"><text:s/></text:span><text:span text:style-name="T8718">ποτε</text:span><text:span text:style-name="T8719"><text:s/></text:span><text:span text:style-name="T8720">ἔξω</text:span><text:span text:style-name="T8721"><text:s/></text:span><text:span text:style-name="T8722">ἐδείπνει</text:span><text:span text:style-name="T8723">,<text:s/></text:span><text:span text:style-name="T8724">διεκόμιζέ</text:span><text:span text:style-name="T8725"><text:s/></text:span><text:span text:style-name="T8726">τι</text:span><text:span text:style-name="T8727"><text:s/></text:span><text:span text:style-name="T8728">αὐτῷ</text:span><text:span text:style-name="T8729">,<text:s/></text:span><text:span text:style-name="T8730">καὶ</text:span><text:span text:style-name="T8731"><text:s/></text:span><text:span text:style-name="T8732">προσιόντι</text:span><text:span text:style-name="T8733"><text:s/></text:span><text:span text:style-name="T8734">καὶ</text:span><text:span text:style-name="T8735"><text:s/></text:span><text:span text:style-name="T8736">σαίνοντι</text:span><text:span text:style-name="T8737"><text:s/></text:span><text:span text:style-name="T8738">παρέβαλλεν</text:span><text:span text:style-name="T8739">.<text:s/></text:span><text:span text:style-name="T8740">Ὁ</text:span><text:span text:style-name="T8741"><text:s/></text:span><text:span text:style-name="T8742">δὲ</text:span><text:span text:style-name="T8743"><text:s/></text:span><text:span text:style-name="T8744">ὄνος</text:span><text:span text:style-name="T8745"><text:s/></text:span><text:span text:style-name="T8746">φθονήσας</text:span><text:span text:style-name="T8747"><text:s/></text:span><text:span text:style-name="T8748">προσέδραμε</text:span><text:span text:style-name="T8749"><text:s/></text:span><text:span text:style-name="T8750">καὶ</text:span><text:span text:style-name="T8751"><text:s/></text:span><text:span text:style-name="T8752">σκιρτῶν</text:span><text:span text:style-name="T8753"><text:s/></text:span><text:span text:style-name="T8754">ἐλάκτιζεν</text:span><text:span text:style-name="T8755"><text:s/></text:span><text:span text:style-name="T8756">αὐτόν</text:span><text:span text:style-name="T8757">.<text:s/></text:span><text:span text:style-name="T8758">Καὶ</text:span><text:span text:style-name="T8759"><text:s/></text:span><text:span text:style-name="T8760">ὃς</text:span><text:span text:style-name="T8761"><text:s/></text:span><text:span text:style-name="T8762">ἀγανακτήσας</text:span><text:span text:style-name="T8763"><text:s/></text:span><text:span text:style-name="T8764">ἐκέλευσε</text:span><text:span text:style-name="T8765"><text:s/></text:span><text:span text:style-name="T8766">παίοντας</text:span><text:span text:style-name="T8767"><text:s/></text:span><text:span text:style-name="T8768">αὐτὸν</text:span><text:span text:style-name="T8769"><text:s/></text:span><text:span text:style-name="T8770">ἀπαγαγεῖν</text:span><text:span text:style-name="T8771"><text:s/></text:span><text:span text:style-name="T8772">καὶ</text:span><text:span text:style-name="T8773"><text:s/></text:span><text:span text:style-name="T8774">τῇ</text:span><text:span text:style-name="T8775"><text:s/></text:span><text:span text:style-name="T8776">φάτνῃ</text:span><text:span text:style-name="T8777"><text:s/></text:span><text:span text:style-name="T8778">προσδῆσαι</text:span><text:span text:style-name="T8779">.</text:span></text:p>
            <text:p text:style-name="P8780"><text:span text:style-name="T8781">Ὁ λόγος δηλοῖ ὅτι οὐ πάντες πρὸς πάντα πεφύκασιν.</text:span></text:p>
          </table:table-cell>
          <table:table-cell table:style-name="TableCell8782">
            <text:p text:style-name="P8783">A<text:s/>DONKEY AND<text:s/>A<text:s/>LITTLE DOG</text:p>
            <text:p text:style-name="P8784">A man who had a Maltese dog and a donkey constantly played with the dog. If he went out to dine, he brought him back some delicacy, and when the dog approached with his tail wagging, he threw it to him. Jealous, the donkey ran towards the master, and starting to gambol, he hit him with a kick. The angry master had him driven back with a stick and tied to the rack.</text:p>
            <text:p text:style-name="P8785"/>
            <text:p text:style-name="P8786">This fable shows that not everyone is made for the same things.</text:p>
          </table:table-cell>
        </table:table-row>
        <table:table-row table:style-name="TableRow8787">
          <table:table-cell table:style-name="TableCell8788">
            <text:p text:style-name="P8789"><text:span text:style-name="T8790">276.<text:s/></text:span><text:span text:style-name="T8791">Ὄνος</text:span><text:span text:style-name="T8792"><text:s/></text:span><text:span text:style-name="T8793">καὶ</text:span><text:span text:style-name="T8794"><text:s/></text:span><text:span text:style-name="T8795">κύων</text:span><text:span text:style-name="T8796"><text:s/></text:span><text:span text:style-name="T8797">συνοδοιποροῦντες</text:span><text:span text:style-name="T8798">.</text:span><text:span text:style-name="T8799"><text:line-break/></text:span><text:span text:style-name="T8800">Ὄνος</text:span><text:span text:style-name="T8801"><text:s/></text:span><text:span text:style-name="T8802">καὶ</text:span><text:span text:style-name="T8803"><text:s/></text:span><text:span text:style-name="T8804">κύων</text:span><text:span text:style-name="T8805"><text:s/></text:span><text:span text:style-name="T8806">ἐν</text:span><text:span text:style-name="T8807"><text:s/></text:span><text:span text:style-name="T8808">ταὐτῷ</text:span><text:span text:style-name="T8809"><text:s/></text:span><text:span text:style-name="T8810">ὡδοιπόρουν</text:span><text:span text:style-name="T8811">.<text:s/></text:span><text:span text:style-name="T8812">Εὑρόντες</text:span><text:span text:style-name="T8813"><text:s/></text:span><text:span text:style-name="T8814">δὲ</text:span><text:span text:style-name="T8815"><text:s/></text:span><text:span text:style-name="T8816">ἐπὶ</text:span><text:span text:style-name="T8817"><text:s/></text:span><text:span text:style-name="T8818">γῆς</text:span><text:span text:style-name="T8819"><text:s/></text:span><text:span text:style-name="T8820">ἐσφραγισμένον</text:span><text:span text:style-name="T8821"><text:s/></text:span><text:span text:style-name="T8822">γραμμάτιον</text:span><text:span text:style-name="T8823">,<text:s/></text:span><text:span text:style-name="T8824">ὁ</text:span><text:span text:style-name="T8825"><text:s/></text:span><text:span text:style-name="T8826">ὄνος</text:span><text:span text:style-name="T8827"><text:s/></text:span><text:span text:style-name="T8828">λαβὼν</text:span><text:span text:style-name="T8829"><text:s/></text:span><text:span text:style-name="T8830">καὶ</text:span><text:span text:style-name="T8831"><text:s/></text:span><text:span text:style-name="T8832">ἀναρρήξας</text:span><text:span text:style-name="T8833"><text:s/></text:span><text:span text:style-name="T8834">τὴν</text:span><text:span text:style-name="T8835"><text:s/></text:span><text:span text:style-name="T8836">σφραγῖδα</text:span><text:span text:style-name="T8837"><text:s/></text:span><text:span text:style-name="T8838">καὶ</text:span><text:span text:style-name="T8839"><text:s/></text:span><text:span text:style-name="T8840">ἀναπτύξας</text:span><text:span text:style-name="T8841">,<text:s/></text:span><text:span text:style-name="T8842">διεξῄει</text:span><text:span text:style-name="T8843"><text:s/></text:span><text:span text:style-name="T8844">εἰς</text:span><text:span text:style-name="T8845"><text:s/></text:span><text:span text:style-name="T8846">ἐπήκοον</text:span><text:span text:style-name="T8847"><text:s/></text:span><text:span text:style-name="T8848">τοῦ</text:span><text:span text:style-name="T8849"><text:s/></text:span><text:span text:style-name="T8850">κυνός</text:span><text:span text:style-name="T8851">.<text:s/></text:span><text:span text:style-name="T8852">Περὶ</text:span><text:span text:style-name="T8853"><text:s/></text:span><text:span text:style-name="T8854">βοσκημάτων</text:span><text:span text:style-name="T8855"><text:s/></text:span><text:span text:style-name="T8856">δὲ</text:span><text:span text:style-name="T8857"><text:s/></text:span><text:span text:style-name="T8858">ἐτύγχανε</text:span><text:span text:style-name="T8859"><text:s/></text:span><text:span text:style-name="T8860">τὰ</text:span><text:span text:style-name="T8861"><text:s/></text:span><text:span text:style-name="T8862">γράμματα</text:span><text:span text:style-name="T8863"><text:s/></text:span><text:span text:style-name="T8864">χόρτου</text:span><text:span text:style-name="T8865"><text:s/></text:span><text:span text:style-name="T8866">τε</text:span><text:span text:style-name="T8867">,<text:s/></text:span><text:span text:style-name="T8868">φημί</text:span><text:span text:style-name="T8869">,<text:s/></text:span><text:span text:style-name="T8870">καὶ</text:span><text:span text:style-name="T8871"><text:s/></text:span><text:span text:style-name="T8872">κριθῆς</text:span><text:span text:style-name="T8873"><text:s/></text:span><text:span text:style-name="T8874">καὶ</text:span><text:span text:style-name="T8875"><text:s/></text:span><text:span text:style-name="T8876">ἀχύρου</text:span><text:span text:style-name="T8877">.<text:s/></text:span><text:span text:style-name="T8878">Ἀηδῶς</text:span><text:span text:style-name="T8879"><text:s/></text:span><text:span text:style-name="T8880">οὖν</text:span><text:span text:style-name="T8881"><text:s/></text:span><text:span text:style-name="T8882">ὁ</text:span><text:span text:style-name="T8883"><text:s/></text:span><text:span text:style-name="T8884">κύων</text:span><text:span text:style-name="T8885">,<text:s/></text:span><text:span text:style-name="T8886">τοῦ</text:span><text:span text:style-name="T8887"><text:s/></text:span><text:span text:style-name="T8888">ὄνου</text:span><text:span text:style-name="T8889"><text:s/></text:span><text:span text:style-name="T8890">ταῦτα</text:span><text:span text:style-name="T8891"><text:s/></text:span><text:span text:style-name="T8892">διεξιόντος</text:span><text:span text:style-name="T8893">,<text:s/></text:span><text:span text:style-name="T8894">διέκειτο</text:span><text:span text:style-name="T8895">·<text:s/></text:span><text:span text:style-name="T8896">ἔνθεν</text:span><text:span text:style-name="T8897"><text:s/></text:span><text:span text:style-name="T8898">δὴ</text:span><text:span text:style-name="T8899"><text:s/></text:span><text:span text:style-name="T8900">καὶ</text:span><text:span text:style-name="T8901"><text:s/></text:span><text:span text:style-name="T8902">ἔφησε</text:span><text:span text:style-name="T8903"><text:s/></text:span><text:span text:style-name="T8904">τῷ</text:span><text:span text:style-name="T8905"><text:s/></text:span><text:span text:style-name="T8906">ὄνῳ</text:span><text:span text:style-name="T8907">· «<text:s/></text:span><text:span text:style-name="T8908">Ὑπόβαθι</text:span><text:span text:style-name="T8909">,<text:s/></text:span><text:span text:style-name="T8910">φίλτατε</text:span><text:span text:style-name="T8911">,<text:s/></text:span><text:span text:style-name="T8912">μικρόν</text:span><text:span text:style-name="T8913">,<text:s/></text:span><text:span text:style-name="T8914">μή</text:span><text:span text:style-name="T8915"><text:s/></text:span><text:span text:style-name="T8916">τι</text:span><text:span text:style-name="T8917"><text:s/></text:span><text:span text:style-name="T8918">καὶ</text:span><text:span text:style-name="T8919"><text:s/></text:span><text:span text:style-name="T8920">περὶ</text:span><text:span text:style-name="T8921"><text:s/></text:span><text:span text:style-name="T8922">κρεῶν</text:span><text:span text:style-name="T8923"><text:s/></text:span><text:span text:style-name="T8924">καὶ</text:span><text:span text:style-name="T8925"><text:s/></text:span><text:span text:style-name="T8926">ὀστέων</text:span><text:span text:style-name="T8927"><text:s/></text:span><text:span text:style-name="T8928">εὕρῃς</text:span><text:span text:style-name="T8929"><text:s/></text:span><text:span text:style-name="T8930">διαλαμβάνων</text:span><text:span text:style-name="T8931">. »<text:s/></text:span><text:span text:style-name="T8932">Ὁ</text:span><text:span text:style-name="T8933"><text:s/></text:span><text:span text:style-name="T8934">δὲ</text:span><text:span text:style-name="T8935"><text:s/></text:span><text:span text:style-name="T8936">ὄνος</text:span><text:span text:style-name="T8937"><text:s/></text:span><text:span text:style-name="T8938">ἅπαν</text:span><text:span text:style-name="T8939"><text:s/></text:span><text:span text:style-name="T8940">τὸ</text:span><text:span text:style-name="T8941"><text:s/></text:span><text:span text:style-name="T8942">γραμμάτιον</text:span><text:span text:style-name="T8943"><text:s/></text:span><text:span text:style-name="T8944">διεξελθὼν</text:span><text:span text:style-name="T8945"><text:s/></text:span><text:span text:style-name="T8946">καὶ</text:span><text:span text:style-name="T8947"><text:s/></text:span><text:span text:style-name="T8948">μηδὲν</text:span><text:span text:style-name="T8949"><text:s/></text:span><text:span text:style-name="T8950">εὑρηκὼς</text:span><text:span text:style-name="T8951"><text:s/></text:span><text:span text:style-name="T8952">ὧν</text:span><text:span text:style-name="T8953"><text:s/></text:span><text:span text:style-name="T8954">ὁ</text:span><text:span text:style-name="T8955"><text:s/></text:span><text:span text:style-name="T8956">κύων</text:span><text:span text:style-name="T8957"><text:s/></text:span><text:span text:style-name="T8958">ἐζήτει</text:span><text:span text:style-name="T8959">,<text:s/></text:span><text:span text:style-name="T8960">ἀντέφησεν</text:span><text:span text:style-name="T8961"><text:s/></text:span><text:span text:style-name="T8962">αὖθις</text:span><text:span text:style-name="T8963"><text:s/></text:span><text:span text:style-name="T8964">ὁ</text:span><text:span text:style-name="T8965"><text:s/></text:span><text:span text:style-name="T8966">κύων</text:span><text:span text:style-name="T8967">· «<text:s/></text:span><text:span text:style-name="T8968">Βάλε</text:span><text:span text:style-name="T8969"><text:s/></text:span><text:span text:style-name="T8970">κατὰ</text:span><text:span text:style-name="T8971"><text:s/></text:span><text:span text:style-name="T8972">γῆς</text:span><text:span text:style-name="T8973">,<text:s/></text:span><text:span text:style-name="T8974">ὡς</text:span><text:span text:style-name="T8975"><text:s/></text:span><text:span text:style-name="T8976">ἀδόκιμον</text:span><text:span text:style-name="T8977"><text:s/></text:span><text:span text:style-name="T8978">πάντη</text:span><text:span text:style-name="T8979">,<text:s/></text:span><text:span text:style-name="T8980">φίλε</text:span><text:span text:style-name="T8981">,<text:s/></text:span><text:span text:style-name="T8982">τυγχάνον</text:span><text:span text:style-name="T8983">. »</text:span></text:p>
          </table:table-cell>
          <table:table-cell table:style-name="TableCell8984">
            <text:p text:style-name="P8985">A<text:s/>Donkey<text:s/>And<text:s/>A<text:s/>Canine<text:s/>Traveling Companion</text:p>
            <text:p text:style-name="P8986"/>
            <text:p text:style-name="P8987">A donkey and a dog were traveling together. They found a sealed letter on the ground. The donkey picked it up, broke the seal, opened it, and read it so the dog could hear it. It was about pasture. I mean hay, barley and straw. The dog was bored while playing the donkey; so he said to him: “Go down a few lines, my dear; maybe you will find something about meat and bones in the sequel. The donkey having gone through all the writing, without finding anything that the dog was looking for, the latter spoke again: “Throw this paper on the ground, friend; because it is quite insignificant. »</text:p>
          </table:table-cell>
        </table:table-row>
        <text:soft-page-break/>
        <table:table-row table:style-name="TableRow8988">
          <table:table-cell table:style-name="TableCell8989">
            <text:p text:style-name="P8990"><text:span text:style-name="T8991">277.<text:s/></text:span><text:span text:style-name="T8992">Ὄνος</text:span><text:span text:style-name="T8993"><text:s/></text:span><text:span text:style-name="T8994">καὶ</text:span><text:span text:style-name="T8995"><text:s/></text:span><text:span text:style-name="T8996">ὀνηλάτης</text:span><text:span text:style-name="T8997">.</text:span><text:span text:style-name="T8998"><text:line-break/></text:span><text:span text:style-name="T8999">Ὄνος</text:span><text:span text:style-name="T9000"><text:s/></text:span><text:span text:style-name="T9001">ὑπὸ</text:span><text:span text:style-name="T9002"><text:s/></text:span><text:span text:style-name="T9003">ὀνηλάτου</text:span><text:span text:style-name="T9004"><text:s/></text:span><text:span text:style-name="T9005">ἀγόμενος</text:span><text:span text:style-name="T9006">,<text:s/></text:span><text:span text:style-name="T9007">ὡς</text:span><text:span text:style-name="T9008"><text:s/></text:span><text:span text:style-name="T9009">μικρὸν</text:span><text:span text:style-name="T9010"><text:s/></text:span><text:span text:style-name="T9011">τῆς</text:span><text:span text:style-name="T9012"><text:s/></text:span><text:span text:style-name="T9013">ὁδοῦ</text:span><text:span text:style-name="T9014"><text:s/></text:span><text:span text:style-name="T9015">προῆλθεν</text:span><text:span text:style-name="T9016">,<text:s/></text:span><text:span text:style-name="T9017">ἀφεὶς</text:span><text:span text:style-name="T9018"><text:s/></text:span><text:span text:style-name="T9019">τὴν</text:span><text:span text:style-name="T9020"><text:s/></text:span><text:span text:style-name="T9021">λείαν</text:span><text:span text:style-name="T9022"><text:s/></text:span><text:span text:style-name="T9023">ἀτραπὸν</text:span><text:span text:style-name="T9024"><text:s/></text:span><text:span text:style-name="T9025">διὰ</text:span><text:span text:style-name="T9026"><text:s/></text:span><text:span text:style-name="T9027">κρημνῶν</text:span><text:span text:style-name="T9028"><text:s/></text:span><text:span text:style-name="T9029">ἐφέρετο</text:span><text:span text:style-name="T9030">.<text:s/></text:span><text:span text:style-name="T9031">Μέλλοντος</text:span><text:span text:style-name="T9032"><text:s/></text:span><text:span text:style-name="T9033">δὲ</text:span><text:span text:style-name="T9034"><text:s/></text:span><text:span text:style-name="T9035">αὐτοῦ</text:span><text:span text:style-name="T9036"><text:s/></text:span><text:span text:style-name="T9037">κατακρημνίζεσθαι</text:span><text:span text:style-name="T9038">,<text:s/></text:span><text:span text:style-name="T9039">ὁ</text:span><text:span text:style-name="T9040"><text:s/></text:span><text:span text:style-name="T9041">ὀνηλάτης</text:span><text:span text:style-name="T9042"><text:s/></text:span><text:span text:style-name="T9043">ἐπιλα</text:span><text:span text:style-name="T9044">-</text:span><text:span text:style-name="T9045">βόμενος</text:span><text:span text:style-name="T9046"><text:s/></text:span><text:span text:style-name="T9047">τῆς</text:span><text:span text:style-name="T9048"><text:s/></text:span><text:span text:style-name="T9049">οὐρᾶς</text:span><text:span text:style-name="T9050">,<text:s/></text:span><text:span text:style-name="T9051">ἐπειρᾶτο</text:span><text:span text:style-name="T9052"><text:s/></text:span><text:span text:style-name="T9053">μεταπεριάγειν</text:span><text:span text:style-name="T9054"><text:s/></text:span><text:span text:style-name="T9055">αὐτόν</text:span><text:span text:style-name="T9056">.<text:s/></text:span><text:span text:style-name="T9057">Τοῦ</text:span><text:span text:style-name="T9058"><text:s/></text:span><text:span text:style-name="T9059">δὲ</text:span><text:span text:style-name="T9060"><text:s/></text:span><text:span text:style-name="T9061">εὐτόνως</text:span><text:span text:style-name="T9062"><text:s/></text:span><text:span text:style-name="T9063">ἀντιπίπτοντος</text:span><text:span text:style-name="T9064">,<text:s/></text:span><text:span text:style-name="T9065">ἀφεὶς</text:span><text:span text:style-name="T9066"><text:s/></text:span><text:span text:style-name="T9067">αὐτὸν</text:span><text:span text:style-name="T9068"><text:s/></text:span><text:span text:style-name="T9069">ἔφη</text:span><text:span text:style-name="T9070">· «<text:s/></text:span><text:span text:style-name="T9071">Νίκα</text:span><text:span text:style-name="T9072">·<text:s/></text:span><text:span text:style-name="T9073">κακὴν</text:span><text:span text:style-name="T9074"><text:s/></text:span><text:span text:style-name="T9075">γὰρ</text:span><text:span text:style-name="T9076"><text:s/></text:span><text:span text:style-name="T9077">νίκην</text:span><text:span text:style-name="T9078"><text:s/></text:span><text:span text:style-name="T9079">νικᾷς</text:span><text:span text:style-name="T9080">. »</text:span></text:p>
            <text:p text:style-name="P9081"><text:span text:style-name="T9082">Πρὸς ἄνδρα φιλόνεικον ὁ λόγος εὔκαιρος.</text:span></text:p>
          </table:table-cell>
          <table:table-cell table:style-name="TableCell9083">
            <text:p text:style-name="P9084">THE DONKEY AND THE DONKEY</text:p>
            <text:p text:style-name="P9085"><text:span text:style-name="T9086">A donkey led by a donkey driver, after going a little way, left the plain road and took through steep places. As he was about to fall over a precipice, the donkey driver, seizing it by the tail, tried to make it turn over; but as the donkey was pulling vigorously in the opposite direction, the donkey driver let go of him and said: "I give you the victory: for it is a bad victory that you win."<text:s/></text:span><text:span text:style-name="T9087">»</text:span></text:p>
            <text:p text:style-name="P9088"/>
            <text:p text:style-name="P9089">The fable applies to the quarrelsome.</text:p>
          </table:table-cell>
        </table:table-row>
        <table:table-row table:style-name="TableRow9090">
          <table:table-cell table:style-name="TableCell9091">
            <text:p text:style-name="P9092"><text:span text:style-name="T9093">278.<text:s/></text:span><text:span text:style-name="T9094">Ὄνος</text:span><text:span text:style-name="T9095"><text:s/></text:span><text:span text:style-name="T9096">καὶ</text:span><text:span text:style-name="T9097"><text:s/></text:span><text:span text:style-name="T9098">τέττιγες</text:span><text:span text:style-name="T9099">.</text:span><text:span text:style-name="T9100"><text:line-break/></text:span><text:span text:style-name="T9101">Ὄνος</text:span><text:span text:style-name="T9102"><text:s/></text:span><text:span text:style-name="T9103">ἀκούσας</text:span><text:span text:style-name="T9104"><text:s/></text:span><text:span text:style-name="T9105">τεττίγων</text:span><text:span text:style-name="T9106"><text:s/></text:span><text:span text:style-name="T9107">ᾀδόντων</text:span><text:span text:style-name="T9108"><text:s/>[</text:span><text:span text:style-name="T9109">ἥσθη</text:span><text:span text:style-name="T9110"><text:s/></text:span><text:span text:style-name="T9111">ἐπὶ</text:span><text:span text:style-name="T9112"><text:s/></text:span><text:span text:style-name="T9113">τῇ</text:span><text:span text:style-name="T9114"><text:s/></text:span><text:span text:style-name="T9115">εὐφωνίᾳ</text:span><text:span text:style-name="T9116">]<text:s/></text:span><text:span text:style-name="T9117">καὶ</text:span><text:span text:style-name="T9118"><text:s/></text:span><text:span text:style-name="T9119">ζηλώσας</text:span><text:span text:style-name="T9120"><text:s/></text:span><text:span text:style-name="T9121">αὐτῶν</text:span><text:span text:style-name="T9122"><text:s/></text:span><text:span text:style-name="T9123">τὴν</text:span><text:span text:style-name="T9124"><text:s/></text:span><text:span text:style-name="T9125">εὐφωνίαν</text:span><text:span text:style-name="T9126"><text:s/></text:span><text:span text:style-name="T9127">ἐπυνθάνετο</text:span><text:span text:style-name="T9128"><text:s/></text:span><text:span text:style-name="T9129">τί</text:span><text:span text:style-name="T9130"><text:s/></text:span><text:span text:style-name="T9131">σιτούμενοι</text:span><text:span text:style-name="T9132"><text:s/></text:span><text:span text:style-name="T9133">τοιαύτην</text:span><text:span text:style-name="T9134"><text:s/></text:span><text:span text:style-name="T9135">φωνὴν</text:span><text:span text:style-name="T9136"><text:s/></text:span><text:span text:style-name="T9137">ἀφιᾶσι</text:span><text:span text:style-name="T9138">.<text:s/></text:span><text:span text:style-name="T9139">Τῶν δὲ εἰπόντων· « Δρόσον, » ὁ ὄνος προσμένων δρόσον λιμῷ διεφθάρη.</text:span></text:p>
            <text:p text:style-name="P9140"><text:span text:style-name="T9141">Οὕτω καὶ οἱ τῶν παρὰ φύσιν ἐπιθυμοῦντες πρὸς τῷ μὴ ἐφικνεῖσθαι καὶ τὰ μέγιστα δυστυχοῦσιν.</text:span></text:p>
          </table:table-cell>
          <table:table-cell table:style-name="TableCell9142">
            <text:p text:style-name="P9143">A<text:s/>DONKEY AND<text:s/>A<text:s/>CICADA</text:p>
            <text:p text:style-name="P9144">A donkey, having heard cicadas sing, was charmed by their harmonious voice and envied their talent. “What do you eat, he asked them, to make such a song heard? "Dew," they said. From then on the donkey waited for the dew, and died of hunger.</text:p>
            <text:p text:style-name="P9145"/>
            <text:p text:style-name="P9146">Thus, when one has desires contrary to nature, not only one cannot satisfy them, but one incurs the greatest misfortunes.</text:p>
          </table:table-cell>
        </table:table-row>
        <table:table-row table:style-name="TableRow9147">
          <table:table-cell table:style-name="TableCell9148">
            <text:p text:style-name="P9149"><text:span text:style-name="T9150">279.<text:s/></text:span><text:span text:style-name="T9151">Ὄνος</text:span><text:span text:style-name="T9152"><text:s text:c="2"/></text:span><text:span text:style-name="T9153">νομιζόμενος</text:span><text:span text:style-name="T9154"><text:s/></text:span><text:span text:style-name="T9155">λέων</text:span><text:span text:style-name="T9156"><text:s/></text:span><text:span text:style-name="T9157">εἶναι</text:span><text:span text:style-name="T9158"><text:s/>.</text:span><text:span text:style-name="T9159"><text:line-break/></text:span><text:span text:style-name="T9160">Ὄνος</text:span><text:span text:style-name="T9161"><text:s/></text:span><text:span text:style-name="T9162">δορὰν</text:span><text:span text:style-name="T9163"><text:s/></text:span><text:span text:style-name="T9164">λέοντος</text:span><text:span text:style-name="T9165"><text:s/></text:span><text:span text:style-name="T9166">ἐπενδυθεὶς</text:span><text:span text:style-name="T9167"><text:s/></text:span><text:span text:style-name="T9168">λέων</text:span><text:span text:style-name="T9169"><text:s/></text:span><text:span text:style-name="T9170">ἐνομίζετο</text:span><text:span text:style-name="T9171"><text:s/></text:span><text:span text:style-name="T9172">πᾶσιν</text:span><text:span text:style-name="T9173">,<text:s/></text:span><text:span text:style-name="T9174">καὶ</text:span><text:span text:style-name="T9175"><text:s/></text:span><text:span text:style-name="T9176">φυγὴ</text:span><text:span text:style-name="T9177"><text:s/></text:span><text:span text:style-name="T9178">μὲν</text:span><text:span text:style-name="T9179"><text:s/></text:span><text:span text:style-name="T9180">ἦν</text:span><text:span text:style-name="T9181"><text:s/></text:span><text:span text:style-name="T9182">ἀνθρώπων</text:span><text:span text:style-name="T9183">,<text:s/></text:span><text:span text:style-name="T9184">φυγὴ</text:span><text:span text:style-name="T9185"><text:s/></text:span><text:span text:style-name="T9186">δὲ</text:span><text:span text:style-name="T9187"><text:s/></text:span><text:span text:style-name="T9188">ποιμνίων</text:span><text:span text:style-name="T9189">.<text:s/></text:span><text:span text:style-name="T9190">Ὡς</text:span><text:span text:style-name="T9191"><text:s/></text:span><text:span text:style-name="T9192">δὲ</text:span><text:span text:style-name="T9193"><text:s/></text:span><text:span text:style-name="T9194">ἀνέμου</text:span><text:span text:style-name="T9195"><text:s/></text:span><text:span text:style-name="T9196">πνεύσαντος</text:span><text:span text:style-name="T9197"><text:s/></text:span><text:span text:style-name="T9198">ἡ</text:span><text:span text:style-name="T9199"><text:s/></text:span><text:span text:style-name="T9200">δορὰ</text:span><text:span text:style-name="T9201"><text:s/></text:span><text:span text:style-name="T9202">περιῃρέθη</text:span><text:span text:style-name="T9203"><text:s/></text:span><text:span text:style-name="T9204">καὶ</text:span><text:span text:style-name="T9205"><text:s/></text:span><text:span text:style-name="T9206">γυμνὸς</text:span><text:span text:style-name="T9207"><text:s/></text:span><text:span text:style-name="T9208">ὁ</text:span><text:span text:style-name="T9209"><text:s/></text:span><text:span text:style-name="T9210">ὄνος</text:span><text:span text:style-name="T9211"><text:s/></text:span><text:span text:style-name="T9212">ἦν</text:span><text:span text:style-name="T9213">,<text:s/></text:span><text:span text:style-name="T9214">τότε</text:span><text:span text:style-name="T9215"><text:s/></text:span><text:span text:style-name="T9216">δὴ</text:span><text:span text:style-name="T9217"><text:s/></text:span><text:span text:style-name="T9218">πάντες</text:span><text:span text:style-name="T9219"><text:s/></text:span><text:span text:style-name="T9220">ἐπιδραμόντες</text:span><text:span text:style-name="T9221"><text:s/></text:span><text:span text:style-name="T9222">ξύλοις</text:span><text:span text:style-name="T9223"><text:s/></text:span><text:span text:style-name="T9224">καὶ</text:span><text:span text:style-name="T9225"><text:s/></text:span><text:span text:style-name="T9226">ῥοπάλοις</text:span><text:span text:style-name="T9227"><text:s/></text:span><text:span text:style-name="T9228">αὐτὸν</text:span><text:span text:style-name="T9229"><text:s/></text:span><text:span text:style-name="T9230">ἔπαιον</text:span><text:span text:style-name="T9231">.</text:span></text:p>
            <text:p text:style-name="P9232"><text:span text:style-name="T9233">Ὅτι</text:span><text:span text:style-name="T9234"><text:s/></text:span><text:span text:style-name="T9235">πένης</text:span><text:span text:style-name="T9236"><text:s/></text:span><text:span text:style-name="T9237">καὶ</text:span><text:span text:style-name="T9238"><text:s/></text:span><text:span text:style-name="T9239">ἰδιώτης</text:span><text:span text:style-name="T9240"><text:s/></text:span><text:span text:style-name="T9241">ὢν</text:span><text:span text:style-name="T9242"><text:s/></text:span><text:span text:style-name="T9243">μὴ</text:span><text:span text:style-name="T9244"><text:s/></text:span><text:span text:style-name="T9245">μιμοῦ</text:span><text:span text:style-name="T9246"><text:s/></text:span><text:span text:style-name="T9247">τὰ</text:span><text:span text:style-name="T9248"><text:s/></text:span><text:span text:style-name="T9249">τῶν</text:span><text:span text:style-name="T9250"><text:s/></text:span><text:span text:style-name="T9251">πλουσίων</text:span><text:span text:style-name="T9252">,<text:s/></text:span><text:span text:style-name="T9253">μή</text:span><text:span text:style-name="T9254"><text:s/></text:span><text:span text:style-name="T9255">ποτε</text:span><text:span text:style-name="T9256"><text:s/></text:span><text:span text:style-name="T9257">κατεγελασθῇς</text:span><text:span text:style-name="T9258"><text:s/></text:span><text:span text:style-name="T9259">καὶ</text:span><text:span text:style-name="T9260"><text:s/></text:span><text:span text:style-name="T9261">κινδυνεύσῃς</text:span><text:span text:style-name="T9262">·<text:s/></text:span><text:span text:style-name="T9263">τὸ</text:span><text:span text:style-name="T9264"><text:s/></text:span><text:span text:style-name="T9265">γὰρ</text:span><text:span text:style-name="T9266"><text:s/></text:span><text:span text:style-name="T9267">ξένον</text:span><text:span text:style-name="T9268"><text:s/></text:span><text:span text:style-name="T9269">ἀνοίκειον</text:span><text:span text:style-name="T9270">.</text:span></text:p>
          </table:table-cell>
          <table:table-cell table:style-name="TableCell9271">
            <text:p text:style-name="P9272">A<text:s/>Donkey<text:s/>Thinking He Is<text:s/>A<text:s/>Lion</text:p>
            <text:p text:style-name="P9273"/>
            <text:p text:style-name="P9274">A donkey dressed in a lion's skin passed in the eyes of all for a lion and it made men flee, it made animals flee. But the wind, having blown, took off the skin, and the donkey was left naked. So everyone ran after him and beat him with sticks and clubs.</text:p>
            <text:p text:style-name="P9275"/>
            <text:p text:style-name="P9276">Are you poor and simple individual, do not take model on the rich person: it would be to expose you to ridicule and to the danger; for we cannot appropriate what is foreign to us.</text:p>
          </table:table-cell>
        </table:table-row>
        <table:table-row table:style-name="TableRow9277">
          <table:table-cell table:style-name="TableCell9278">
            <text:p text:style-name="P9279"><text:span text:style-name="T9280">280. Ὄνος <text:s/>παλιούρους ἐσθίων <text:s/>καὶ ἀλώπηξ.</text:span><text:span text:style-name="T9281"><text:line-break/></text:span><text:span text:style-name="T9282">Ὄνος παλιούρων ἤσθιεν ὀξείην χαίτην.</text:span></text:p>
            <text:p text:style-name="P9283"><text:span text:style-name="T9284">Τὸν δ’ εἶδεν ἀλώπηξ, κερτομοῦσα δ’ εἰρήκει·</text:span></text:p>
            <text:p text:style-name="P9285"><text:span text:style-name="T9286">« Πῶς οὕτως ἁπαλῇ καὶ ἀνειμένῃ γλώσσῃ</text:span></text:p>
            <text:p text:style-name="P9287"><text:span text:style-name="T9288">σκληρὸν μαλάσσεις προσφάγημα καὶ τρώγεις ; »</text:span></text:p>
            <text:p text:style-name="P9289"><text:span text:style-name="T9290">Ὁ μῦθος πρὸς τοὺς σκληροὺς καὶ ἐπικινδύνους προφέροντας διὰ γλώσσης λόγους.</text:span></text:p>
          </table:table-cell>
          <table:table-cell table:style-name="TableCell9291">
            <text:p text:style-name="P9292">A<text:s/>Donkey Eating Thistles<text:s/>And<text:s/>A Fox</text:p>
            <text:p text:style-name="P9293">A donkey grazed on the prickly hair of a paliure. A fox, having seen him, addressed these mocking words to him: “How with such a tender and soft tongue can you chew and eat such a hard dish? »</text:p>
            <text:p text:style-name="P9294"/>
            <text:p text:style-name="P9295">This fable is for those whose tongue utters harsh and dangerous words.</text:p>
          </table:table-cell>
        </table:table-row>
        <text:soft-page-break/>
        <table:table-row table:style-name="TableRow9296">
          <table:table-cell table:style-name="TableCell9297">
            <text:p text:style-name="P9298"><text:span text:style-name="T9299">281. Ὄνος <text:s/>χωλαίνειν προσποιούμενος καὶ λύκος.</text:span><text:span text:style-name="T9300"><text:line-break/></text:span><text:span text:style-name="T9301">Ὄνος ἔν τινι λειμῶνι νεμόμενος, ὡς ἐθεάσατο λύκον ἐπ’ αὐτὸν ὁρμώμενον, χωλαίνειν προσεποιεῖτο. Τοῦ δὲ προσελθόντος αὐτῷ καὶ τὴν αἰτίαν πυνθανομένου δι’ ἣν χωλαίνει, ἔλεγεν ὡς φραγμὸν διαβαίνων σκόλοπα ἐπάτησα καὶ παρῄνει αὐτῷ πρῶτον ἐξελεῖν τὸν σκόλοπα, εἶθ’ οὕτως αὐτὸν καταθοινήσασθαι, ἵνα μὴ ἐσθίων περιπαρῇ. Τοῦ δὲ πεισθέντος καὶ τὸν πόδα αὐτοῦ ἐπάραντος ὅλον τε τὸν νοῦν πρὸς τῇ ὁπλῇ ἔχοντος, ὁ ὄνος λὰξ εἰς τὸ στόμα τοὺς ὀδόντας αὐτοῦ ἐτίναξε. Καὶ ὃς κακῶς διατεθεὶς ἔφη· « Ἀλλ’ ἔγωγε δίκαια πέπονθα· τί γάρ, τοῦ πατρός με μαγειρικὴν τέχνην διδάξαντος, αὐτὸς ἰατρικῆς ἐπελαβόμην ; »</text:span></text:p>
            <text:p text:style-name="P9302"><text:span text:style-name="T9303">Οὕτω καὶ τῶν ἀνθρώπων οἱ μηδὲν προσήκουσιν ἐπιχειροῦντες εἰκότως δυστυχοῦσιν.</text:span></text:p>
          </table:table-cell>
          <table:table-cell table:style-name="TableCell9304">
            <text:p text:style-name="P9305">A<text:s/>DONKEY PRETENDING TO LIMP AND<text:s/>A<text:s/>WOLF</text:p>
            <text:p text:style-name="P9306">A donkey, which was grazing in a meadow, seeing a wolf advancing towards it, pretended to limp. The wolf, having approached, asked him why he was limping. He replied that he had, while crossing a fence, stepped on a thorn, and he begged him to remove it first, after which he could eat it, without piercing his mouth while chewing. The wolf allowed himself to be persuaded. As he lifted the donkey's leg and fixed his full attention on the hoof, the donkey kicked in the mouth and knocked out his teeth. And the sick wolf said, “I deserved it; for why, having learned the trade of butcher from my father, did I want to dabble in medicine? »</text:p>
            <text:p text:style-name="P9307"/>
            <text:p text:style-name="P9308">Thus men who undertake things beyond their competence naturally attract disgrace.</text:p>
          </table:table-cell>
        </table:table-row>
        <table:table-row table:style-name="TableRow9309">
          <table:table-cell table:style-name="TableCell9310">
            <text:p text:style-name="P9311"><text:span text:style-name="T9312">282. Ὀρνιθοθήρας καὶ ἄγριαι καὶ ἥμεραι περιστεραί.</text:span><text:span text:style-name="T9313"><text:line-break/></text:span><text:span text:style-name="T9314">Ὀρνιθοθήρας πετάσας τὰ λίνα ἐκ τῶν ἡμέρων περιστερῶν προσέδησεν· εἶτα ἀποστὰς αὐτὸς πόρρωθεν ἀπεκαραδόκει τὸ μέλλον. Ἀγρίων δὲ ταύταις προσελθουσῶν καὶ τοῖς βρόχοις ἐμπλακεισῶν, προσδραμὼν συλλαμβάνειν αὐτὰς ἐπειρᾶτο. Τῶν δὲ αἰτιωμένων τὰς ἡμέρους, εἴγε ὁμόφυλοι οὖσαι αὐταῖς τὸν δόλον οὐ προεμήνυσαν, ἐκεῖναι ὑποτυχοῦσαι ἔφασαν· « Ἀλλ’ ἡμῖν γε ἄμεινον δεσπότας φυλάττεσθαι ἢ τῇ ἡμετέρᾳ συγγενείᾳ χαρίζεσθαι. »</text:span></text:p>
            <text:p text:style-name="P9315"><text:span text:style-name="T9316">Οὕτω καὶ τῶν οἰκετῶν οὐ μεμπτέοι εἰσὶν ὅσοι δι’ ἀγάπην τῶν οἰκείων δεσποτῶν παραπίπτουσι τῆς τῶν οἰκείων συγγενῶν φιλίας.</text:span></text:p>
          </table:table-cell>
          <table:table-cell table:style-name="TableCell9317">
            <text:p text:style-name="P9318">BIRD CATCHER, WILD PIGEONS AND DOMESTIC PIGEONS</text:p>
            <text:p text:style-name="P9319">A bird-catcher had stretched his nets to which he had attached domestic pigeons. Then he moved away, and he watched from a distance what was going to happen. Feral pigeons approached the captives and got caught in the hairpin bends. The bird catcher ran up and began to seize them. As they addressed reproaches to the domestic pigeons, because, being of the same tribe, they had not warned them of the trap, these replied: "We have more interest in guarding ourselves against the displeasure of our masters than in please our parents. »</text:p>
            <text:p text:style-name="P9320"/>
            <text:p text:style-name="P9321">So it is with servants: they must not be blamed when, out of love for their masters, they break the laws of friendship towards their own parents.</text:p>
          </table:table-cell>
        </table:table-row>
        <text:soft-page-break/>
        <table:table-row table:style-name="TableRow9322">
          <table:table-cell table:style-name="TableCell9323">
            <text:p text:style-name="P9324"><text:span text:style-name="T9325">283.<text:s/></text:span><text:span text:style-name="T9326">Ὀρνιθοθήρας</text:span><text:span text:style-name="T9327"><text:s/></text:span><text:span text:style-name="T9328">καὶ</text:span><text:span text:style-name="T9329"><text:s/></text:span><text:span text:style-name="T9330">κορύδαλος</text:span><text:span text:style-name="T9331">.</text:span><text:span text:style-name="T9332"><text:line-break/></text:span><text:span text:style-name="T9333">Ὀρνιθορήρας</text:span><text:span text:style-name="T9334"><text:s/></text:span><text:span text:style-name="T9335">ὄρνισιν</text:span><text:span text:style-name="T9336"><text:s/></text:span><text:span text:style-name="T9337">ἵστη</text:span><text:span text:style-name="T9338"><text:s/></text:span><text:span text:style-name="T9339">παγίδας</text:span><text:span text:style-name="T9340">.<text:s/></text:span><text:span text:style-name="T9341">Κορύδαλος</text:span><text:span text:style-name="T9342"><text:s/></text:span><text:span text:style-name="T9343">δὲ</text:span><text:span text:style-name="T9344"><text:s/></text:span><text:span text:style-name="T9345">τοῦτον</text:span><text:span text:style-name="T9346"><text:s/></text:span><text:span text:style-name="T9347">πόρρωθεν</text:span><text:span text:style-name="T9348"><text:s/></text:span><text:span text:style-name="T9349">ἰδὼν</text:span><text:span text:style-name="T9350"><text:s/></text:span><text:span text:style-name="T9351">ἐπυνθάνετο</text:span><text:span text:style-name="T9352"><text:s/></text:span><text:span text:style-name="T9353">τί</text:span><text:span text:style-name="T9354"><text:s/></text:span><text:span text:style-name="T9355">ποτ</text:span><text:span text:style-name="T9356">’<text:s/></text:span><text:span text:style-name="T9357">ἐργάζοιτο</text:span><text:span text:style-name="T9358">.<text:s/></text:span><text:span text:style-name="T9359">Τοῦ</text:span><text:span text:style-name="T9360"><text:s/></text:span><text:span text:style-name="T9361">δὲ</text:span><text:span text:style-name="T9362"><text:s/></text:span><text:span text:style-name="T9363">πόλιν</text:span><text:span text:style-name="T9364"><text:s/></text:span><text:span text:style-name="T9365">κτίζειν</text:span><text:span text:style-name="T9366"><text:s/></text:span><text:span text:style-name="T9367">φαμένου</text:span><text:span text:style-name="T9368">,<text:s/></text:span><text:span text:style-name="T9369">εἶτα</text:span><text:span text:style-name="T9370"><text:s/></text:span><text:span text:style-name="T9371">δὲ</text:span><text:span text:style-name="T9372"><text:s/></text:span><text:span text:style-name="T9373">πορρωτέρω</text:span><text:span text:style-name="T9374"><text:s/></text:span><text:span text:style-name="T9375">ἀποχωρήσαντος</text:span><text:span text:style-name="T9376"><text:s/></text:span><text:span text:style-name="T9377">καὶ</text:span><text:span text:style-name="T9378"><text:s/></text:span><text:span text:style-name="T9379">κρυβέντος</text:span><text:span text:style-name="T9380">,<text:s/></text:span><text:span text:style-name="T9381">ὁ</text:span><text:span text:style-name="T9382"><text:s/></text:span><text:span text:style-name="T9383">κορύδαλος</text:span><text:span text:style-name="T9384"><text:s/></text:span><text:span text:style-name="T9385">τοῖς</text:span><text:span text:style-name="T9386"><text:s/></text:span><text:span text:style-name="T9387">τοῦ</text:span><text:span text:style-name="T9388"><text:s/></text:span><text:span text:style-name="T9389">ἀνδρὸς</text:span><text:span text:style-name="T9390"><text:s/></text:span><text:span text:style-name="T9391">λόγοις</text:span><text:span text:style-name="T9392"><text:s/></text:span><text:span text:style-name="T9393">πιστεύσας</text:span><text:span text:style-name="T9394">,<text:s/></text:span><text:span text:style-name="T9395">προσελθὼν</text:span><text:span text:style-name="T9396"><text:s/></text:span><text:span text:style-name="T9397">εἰς</text:span><text:span text:style-name="T9398"><text:s/></text:span><text:span text:style-name="T9399">τὸν</text:span><text:span text:style-name="T9400"><text:s/></text:span><text:span text:style-name="T9401">βρόχον</text:span><text:span text:style-name="T9402"><text:s/></text:span><text:span text:style-name="T9403">ἑάλω</text:span><text:span text:style-name="T9404">.<text:s/></text:span><text:span text:style-name="T9405">Τοῦ</text:span><text:span text:style-name="T9406"><text:s/></text:span><text:span text:style-name="T9407">δὲ</text:span><text:span text:style-name="T9408"><text:s/></text:span><text:span text:style-name="T9409">ὀρνιθοθήρα</text:span><text:span text:style-name="T9410"><text:s/></text:span><text:span text:style-name="T9411">ἐπιδραμόντος</text:span><text:span text:style-name="T9412">,<text:s/></text:span><text:span text:style-name="T9413">ἐκεῖνος</text:span><text:span text:style-name="T9414"><text:s/></text:span><text:span text:style-name="T9415">εἶπεν</text:span><text:span text:style-name="T9416">· «<text:s/></text:span><text:span text:style-name="T9417">Ὦ</text:span><text:span text:style-name="T9418"><text:s/></text:span><text:span text:style-name="T9419">οὗτος</text:span><text:span text:style-name="T9420">,<text:s/></text:span><text:span text:style-name="T9421">εἰ</text:span><text:span text:style-name="T9422"><text:s/></text:span><text:span text:style-name="T9423">τοιαύτην</text:span><text:span text:style-name="T9424"><text:s/></text:span><text:span text:style-name="T9425">πόλιν</text:span><text:span text:style-name="T9426"><text:s/></text:span><text:span text:style-name="T9427">κτίζεις</text:span><text:span text:style-name="T9428">,<text:s/></text:span><text:span text:style-name="T9429">οὐ</text:span><text:span text:style-name="T9430"><text:s/></text:span><text:span text:style-name="T9431">πολλοὺς</text:span><text:span text:style-name="T9432"><text:s/></text:span><text:span text:style-name="T9433">εὑρήσεις</text:span><text:span text:style-name="T9434"><text:s/></text:span><text:span text:style-name="T9435">τοὺς</text:span><text:span text:style-name="T9436"><text:s/></text:span><text:span text:style-name="T9437">ἐνοικοῦντας</text:span><text:span text:style-name="T9438">. »</text:span></text:p>
            <text:p text:style-name="P9439"><text:span text:style-name="T9440">Ὁ μῦθος δηλοῖ ὅτι τότε μάλιστα οἶκοι καὶ πόλεις ἐρημοῦνται, ὅταν οἱ προεστῶτες χαλεπαίνωσιν.</text:span></text:p>
          </table:table-cell>
          <table:table-cell table:style-name="TableCell9441">
            <text:p text:style-name="P9442">A<text:s/>BIRD CATCHER AND<text:s/>A<text:s/>GROSSED LARK</text:p>
            <text:p text:style-name="P9443">A bird catcher was trapping birds. A crested lark, having seen him from afar, asked him what he was doing. He replied that he was founding a city, then he went away and hid. The lark, relying on the words of this man, approached and was caught in the yaw. The bird-catcher having run up, she said to him: “Hey! Man, if it's a town like this you're founding, you won't find many people there. »</text:p>
            <text:p text:style-name="P9444"/>
            <text:p text:style-name="P9445">This fable shows that if one deserts the houses and the cities, it is especially when the masters there are inconvenient.</text:p>
          </table:table-cell>
        </table:table-row>
        <table:table-row table:style-name="TableRow9446">
          <table:table-cell table:style-name="TableCell9447">
            <text:p text:style-name="P9448"><text:span text:style-name="T9449">284.<text:s/></text:span><text:span text:style-name="T9450">Ὀρνιθοθήρας</text:span><text:span text:style-name="T9451"><text:s/></text:span><text:span text:style-name="T9452">καὶ</text:span><text:span text:style-name="T9453"><text:s/></text:span><text:span text:style-name="T9454">πελαργός</text:span><text:span text:style-name="T9455">.</text:span><text:span text:style-name="T9456"><text:line-break/></text:span><text:span text:style-name="T9457">Ὀρνιθοθήρας</text:span><text:span text:style-name="T9458"><text:s/></text:span><text:span text:style-name="T9459">δίκτυα</text:span><text:span text:style-name="T9460"><text:s/></text:span><text:span text:style-name="T9461">γεράνοις</text:span><text:span text:style-name="T9462"><text:s/></text:span><text:span text:style-name="T9463">ἀναπετάσας</text:span><text:span text:style-name="T9464"><text:s/></text:span><text:span text:style-name="T9465">πόρρωθεν</text:span><text:span text:style-name="T9466"><text:s/></text:span><text:span text:style-name="T9467">ἀπεκαραδόκει</text:span><text:span text:style-name="T9468"><text:s/></text:span><text:span text:style-name="T9469">τὴν</text:span><text:span text:style-name="T9470"><text:s/></text:span><text:span text:style-name="T9471">ἄγραν</text:span><text:span text:style-name="T9472">.<text:s/></text:span><text:span text:style-name="T9473">Πελαργοῦ</text:span><text:span text:style-name="T9474"><text:s/></text:span><text:span text:style-name="T9475">δὲ</text:span><text:span text:style-name="T9476"><text:s/></text:span><text:span text:style-name="T9477">σὺν</text:span><text:span text:style-name="T9478"><text:s/></text:span><text:span text:style-name="T9479">ταῖς</text:span><text:span text:style-name="T9480"><text:s/></text:span><text:span text:style-name="T9481">γεράνοις</text:span><text:span text:style-name="T9482"><text:s/></text:span><text:span text:style-name="T9483">ἐπικαθίσαντος</text:span><text:span text:style-name="T9484">,<text:s/></text:span><text:span text:style-name="T9485">ἐπιδραμὼν</text:span><text:span text:style-name="T9486"><text:s/></text:span><text:span text:style-name="T9487">μετ</text:span><text:span text:style-name="T9488">’<text:s/></text:span><text:span text:style-name="T9489">ἐκείνων</text:span><text:span text:style-name="T9490"><text:s/></text:span><text:span text:style-name="T9491">καὶ</text:span><text:span text:style-name="T9492"><text:s/></text:span><text:span text:style-name="T9493">αὐτὸν</text:span><text:span text:style-name="T9494"><text:s/></text:span><text:span text:style-name="T9495">συνέλαβε</text:span><text:span text:style-name="T9496">.<text:s/></text:span><text:span text:style-name="T9497">Τοῦ</text:span><text:span text:style-name="T9498"><text:s/></text:span><text:span text:style-name="T9499">δὲ</text:span><text:span text:style-name="T9500"><text:s/></text:span><text:span text:style-name="T9501">δεομένου</text:span><text:span text:style-name="T9502"><text:s/></text:span><text:span text:style-name="T9503">μεθεῖναι</text:span><text:span text:style-name="T9504"><text:s/></text:span><text:span text:style-name="T9505">αὐτὸν</text:span><text:span text:style-name="T9506"><text:s/></text:span><text:span text:style-name="T9507">καὶ</text:span><text:span text:style-name="T9508"><text:s/></text:span><text:span text:style-name="T9509">λέγοντος</text:span><text:span text:style-name="T9510"><text:s/></text:span><text:span text:style-name="T9511">ὡς</text:span><text:span text:style-name="T9512"><text:s/></text:span><text:span text:style-name="T9513">οὐ</text:span><text:span text:style-name="T9514"><text:s/></text:span><text:span text:style-name="T9515">μόνον</text:span><text:span text:style-name="T9516"><text:s/></text:span><text:span text:style-name="T9517">αὐτὸς</text:span><text:span text:style-name="T9518"><text:s/></text:span><text:span text:style-name="T9519">ἀβλαβής</text:span><text:span text:style-name="T9520"><text:s/></text:span><text:span text:style-name="T9521">ἐστι</text:span><text:span text:style-name="T9522"><text:s/></text:span><text:span text:style-name="T9523">τοῖς</text:span><text:span text:style-name="T9524"><text:s/></text:span><text:span text:style-name="T9525">ἀνθρώποις</text:span><text:span text:style-name="T9526">,<text:s/></text:span><text:span text:style-name="T9527">ἀλλὰ</text:span><text:span text:style-name="T9528"><text:s/></text:span><text:span text:style-name="T9529">καὶ</text:span><text:span text:style-name="T9530"><text:s/></text:span><text:span text:style-name="T9531">ὠφελιμώτατος</text:span><text:span text:style-name="T9532">,<text:s/></text:span><text:span text:style-name="T9533">τοὺς</text:span><text:span text:style-name="T9534"><text:s/></text:span><text:span text:style-name="T9535">γὰρ</text:span><text:span text:style-name="T9536"><text:s/></text:span><text:span text:style-name="T9537">ὄφεις</text:span><text:span text:style-name="T9538"><text:s/></text:span><text:span text:style-name="T9539">καὶ</text:span><text:span text:style-name="T9540"><text:s/></text:span><text:span text:style-name="T9541">τὰ</text:span><text:span text:style-name="T9542"><text:s/></text:span><text:span text:style-name="T9543">λοιπὰ</text:span><text:span text:style-name="T9544"><text:s/></text:span><text:span text:style-name="T9545">ἑρπετὰ</text:span><text:span text:style-name="T9546"><text:s/></text:span><text:span text:style-name="T9547">συλλαμβάνων</text:span><text:span text:style-name="T9548"><text:s/></text:span><text:span text:style-name="T9549">κατεσθίει</text:span><text:span text:style-name="T9550">,<text:s/></text:span><text:span text:style-name="T9551">ὁ</text:span><text:span text:style-name="T9552"><text:s/></text:span><text:span text:style-name="T9553">ὀρνιθοθήρας</text:span><text:span text:style-name="T9554"><text:s/></text:span><text:span text:style-name="T9555">ἀπεκρίνατο</text:span><text:span text:style-name="T9556">· «<text:s/></text:span><text:span text:style-name="T9557">Ἀλλ</text:span><text:span text:style-name="T9558">’<text:s/></text:span><text:span text:style-name="T9559">εἰ</text:span><text:span text:style-name="T9560"><text:s/></text:span><text:span text:style-name="T9561">τὰ</text:span><text:span text:style-name="T9562"><text:s/></text:span><text:span text:style-name="T9563">μάλιστα</text:span><text:span text:style-name="T9564"><text:s/></text:span><text:span text:style-name="T9565">μὴ</text:span><text:span text:style-name="T9566"><text:s/></text:span><text:span text:style-name="T9567">φαῦλος</text:span><text:span text:style-name="T9568"><text:s/></text:span><text:span text:style-name="T9569">σὺ</text:span><text:span text:style-name="T9570"><text:s/></text:span><text:span text:style-name="T9571">εἶ</text:span><text:span text:style-name="T9572">,<text:s/></text:span><text:span text:style-name="T9573">δι</text:span><text:span text:style-name="T9574">’<text:s/></text:span><text:span text:style-name="T9575">αὐτὸ</text:span><text:span text:style-name="T9576"><text:s/></text:span><text:span text:style-name="T9577">τοῦτο</text:span><text:span text:style-name="T9578"><text:s/></text:span><text:span text:style-name="T9579">γοῦν</text:span><text:span text:style-name="T9580"><text:s/></text:span><text:span text:style-name="T9581">ἄξιος</text:span><text:span text:style-name="T9582"><text:s/></text:span><text:span text:style-name="T9583">εἶ</text:span><text:span text:style-name="T9584"><text:s/></text:span><text:span text:style-name="T9585">κολάσεως</text:span><text:span text:style-name="T9586">,<text:s/></text:span><text:span text:style-name="T9587">ὅτι</text:span><text:span text:style-name="T9588"><text:s/></text:span><text:span text:style-name="T9589">μετὰ</text:span><text:span text:style-name="T9590"><text:s/></text:span><text:span text:style-name="T9591">πονηρῶν</text:span><text:span text:style-name="T9592"><text:s/></text:span><text:span text:style-name="T9593">κεκάθικας</text:span><text:span text:style-name="T9594">. »</text:span></text:p>
            <text:p text:style-name="P9595"><text:span text:style-name="T9596">Ἀτὰρ</text:span><text:span text:style-name="T9597"><text:s/></text:span><text:span text:style-name="T9598">οὖν</text:span><text:span text:style-name="T9599"><text:s/></text:span><text:span text:style-name="T9600">καὶ</text:span><text:span text:style-name="T9601"><text:s/></text:span><text:span text:style-name="T9602">ἡμᾶς</text:span><text:span text:style-name="T9603"><text:s/></text:span><text:span text:style-name="T9604">δεῖ</text:span><text:span text:style-name="T9605"><text:s/></text:span><text:span text:style-name="T9606">τὰς</text:span><text:span text:style-name="T9607"><text:s/></text:span><text:span text:style-name="T9608">τῶν</text:span><text:span text:style-name="T9609"><text:s/></text:span><text:span text:style-name="T9610">πονηρῶν</text:span><text:span text:style-name="T9611"><text:s/></text:span><text:span text:style-name="T9612">συνηθείας</text:span><text:span text:style-name="T9613"><text:s/></text:span><text:span text:style-name="T9614">περιφεύγειν</text:span><text:span text:style-name="T9615">,<text:s/></text:span><text:span text:style-name="T9616">ἵνα</text:span><text:span text:style-name="T9617"><text:s/></text:span><text:span text:style-name="T9618">μὴ</text:span><text:span text:style-name="T9619"><text:s/></text:span><text:span text:style-name="T9620">καὶ</text:span><text:span text:style-name="T9621"><text:s/></text:span><text:span text:style-name="T9622">αὐτοὶ</text:span><text:span text:style-name="T9623"><text:s/></text:span><text:span text:style-name="T9624">τῆς</text:span><text:span text:style-name="T9625"><text:s/></text:span><text:span text:style-name="T9626">ἐκείνων</text:span><text:span text:style-name="T9627"><text:s/></text:span><text:span text:style-name="T9628">κακίας</text:span><text:span text:style-name="T9629"><text:s/></text:span><text:span text:style-name="T9630">κοινωνεῖν</text:span><text:span text:style-name="T9631"><text:s/></text:span><text:span text:style-name="T9632">δόξωμεν</text:span><text:span text:style-name="T9633">.</text:span></text:p>
          </table:table-cell>
          <table:table-cell table:style-name="TableCell9634">
            <text:p text:style-name="P9635">THE BIRD CATCHER AND THE STORK</text:p>
            <text:p text:style-name="P9636"/>
            <text:p text:style-name="P9637">A bird-catcher, having stretched panels to the cranes, watched his hunt from afar. Now a stork having landed among the cranes, he ran up and took it also with them. As she begged him to release her, saying that, far from harming men, she was even very useful to them, for she caught and ate snakes and other reptiles, the bird-catcher replied: "If you really aren't bad, in any case you deserve a punishment for having landed among the wicked. »</text:p>
            <text:p text:style-name="P9638"/>
            <text:p text:style-name="P9639">We too must flee the society of the wicked, lest we be taken for accomplices in their wickedness.</text:p>
          </table:table-cell>
        </table:table-row>
        <table:table-row table:style-name="TableRow9640">
          <table:table-cell table:style-name="TableCell9641">
            <text:p text:style-name="P9642"><text:span text:style-name="T9643">285.<text:s/></text:span><text:span text:style-name="T9644">Ὀρνιθοθήρας</text:span><text:span text:style-name="T9645"><text:s/></text:span><text:span text:style-name="T9646">καὶ</text:span><text:span text:style-name="T9647"><text:s/></text:span><text:span text:style-name="T9648">πέρδιξ</text:span><text:span text:style-name="T9649">.</text:span><text:span text:style-name="T9650"><text:line-break/></text:span><text:span text:style-name="T9651">Ὀρνιθοθήρας</text:span><text:span text:style-name="T9652">,<text:s/></text:span><text:span text:style-name="T9653">ὀψιαίτερον</text:span><text:span text:style-name="T9654"><text:s/></text:span><text:span text:style-name="T9655">αὐτῷ</text:span><text:span text:style-name="T9656"><text:s/></text:span><text:span text:style-name="T9657">ξένου</text:span><text:span text:style-name="T9658"><text:s/></text:span><text:span text:style-name="T9659">παραγενομένου</text:span><text:span text:style-name="T9660">,<text:s/></text:span><text:span text:style-name="T9661">μὴ</text:span><text:span text:style-name="T9662"><text:s/></text:span><text:span text:style-name="T9663">ἔχων</text:span><text:span text:style-name="T9664"><text:s/></text:span><text:span text:style-name="T9665">ὅ</text:span><text:span text:style-name="T9666"><text:s/></text:span><text:span text:style-name="T9667">τι</text:span><text:span text:style-name="T9668"><text:s/></text:span><text:span text:style-name="T9669">αὐτῷ</text:span><text:span text:style-name="T9670"><text:s/></text:span><text:span text:style-name="T9671">παραθείη</text:span><text:span text:style-name="T9672">,<text:s/></text:span><text:span text:style-name="T9673">ὥρμησεν</text:span><text:span text:style-name="T9674"><text:s/></text:span><text:span text:style-name="T9675">ἐπὶ</text:span><text:span text:style-name="T9676"><text:s/></text:span><text:span text:style-name="T9677">τὸν</text:span><text:span text:style-name="T9678"><text:s/></text:span><text:span text:style-name="T9679">τιθασσὸν</text:span><text:span text:style-name="T9680"><text:s/></text:span><text:span text:style-name="T9681">πέρδικα</text:span><text:span text:style-name="T9682"><text:s/></text:span><text:span text:style-name="T9683">καὶ</text:span><text:span text:style-name="T9684"><text:s/></text:span><text:span text:style-name="T9685">τοῦτον</text:span><text:span text:style-name="T9686"><text:s/></text:span><text:span text:style-name="T9687">θύειν</text:span><text:span text:style-name="T9688"><text:s/></text:span><text:span text:style-name="T9689">ἔμελλε</text:span><text:span text:style-name="T9690">.<text:s/></text:span><text:span text:style-name="T9691">Τοῦ</text:span><text:span text:style-name="T9692"><text:s/></text:span><text:span text:style-name="T9693">δὲ</text:span><text:span text:style-name="T9694"><text:s/></text:span><text:span text:style-name="T9695">αἰτιωμένου</text:span><text:span text:style-name="T9696"><text:s/></text:span><text:span text:style-name="T9697">αὐτὸν</text:span><text:span text:style-name="T9698"><text:s/></text:span><text:span text:style-name="T9699">ὡς</text:span><text:span text:style-name="T9700"><text:s/></text:span><text:span text:style-name="T9701">ἀχάριστον</text:span><text:span text:style-name="T9702">,<text:s/></text:span><text:span text:style-name="T9703">εἴγε</text:span><text:span text:style-name="T9704"><text:s/></text:span><text:span text:style-name="T9705">πολλὰ</text:span><text:span text:style-name="T9706"><text:s/></text:span><text:span text:style-name="T9707">ὠφελούμενος</text:span><text:span text:style-name="T9708"><text:s/></text:span><text:span text:style-name="T9709">παρ</text:span><text:span text:style-name="T9710">’<text:s/></text:span><text:span text:style-name="T9711">αὐτοῦ</text:span><text:span text:style-name="T9712"><text:s/></text:span><text:span text:style-name="T9713">τοὺς</text:span><text:span text:style-name="T9714"><text:s/></text:span><text:span text:style-name="T9715">ὁμοφύλους</text:span><text:span text:style-name="T9716"><text:s/></text:span><text:span text:style-name="T9717">ἐκκαλουμένου</text:span><text:span text:style-name="T9718"><text:s/></text:span><text:span text:style-name="T9719">καὶ</text:span><text:span text:style-name="T9720"><text:s/></text:span><text:span text:style-name="T9721">παραδιδόντος</text:span><text:span text:style-name="T9722">,<text:s/></text:span><text:span text:style-name="T9723">αὐτὸς</text:span><text:span text:style-name="T9724"><text:s/></text:span><text:span text:style-name="T9725">ἀναιρεῖν</text:span><text:span text:style-name="T9726"><text:s/></text:span><text:span text:style-name="T9727">αὐτὸν</text:span><text:span text:style-name="T9728"><text:s/></text:span><text:span text:style-name="T9729">μέλλει</text:span><text:span text:style-name="T9730">,<text:s/></text:span><text:span text:style-name="T9731">ἔφη</text:span><text:span text:style-name="T9732">· «<text:s/></text:span><text:span text:style-name="T9733">Ἀλλὰ</text:span><text:span text:style-name="T9734"><text:s/></text:span><text:span text:style-name="T9735">διὰ</text:span><text:span text:style-name="T9736"><text:s/></text:span><text:span text:style-name="T9737">τοῦτό</text:span><text:span text:style-name="T9738"><text:s/></text:span><text:span text:style-name="T9739">σε</text:span><text:span text:style-name="T9740"><text:s/></text:span><text:span text:style-name="T9741">μᾶλλον</text:span><text:span text:style-name="T9742"><text:s/></text:span><text:span text:style-name="T9743">θύσω</text:span><text:span text:style-name="T9744">,<text:s/></text:span><text:span text:style-name="T9745">εἰ</text:span><text:span text:style-name="T9746"><text:s/></text:span><text:span text:style-name="T9747">μηδὲ</text:span><text:span text:style-name="T9748"><text:s/></text:span><text:span text:style-name="T9749">τῶν</text:span><text:span text:style-name="T9750"><text:s/></text:span><text:span text:style-name="T9751">ὁμοφύλων</text:span><text:span text:style-name="T9752"><text:s/></text:span><text:span text:style-name="T9753">ἀπέχῃ</text:span><text:span text:style-name="T9754">. »</text:span></text:p>
            <text:p text:style-name="P9755"><text:span text:style-name="T9756">Ὁ</text:span><text:span text:style-name="T9757"><text:s/></text:span><text:span text:style-name="T9758">λόγος</text:span><text:span text:style-name="T9759"><text:s/></text:span><text:span text:style-name="T9760">δηλοῖ</text:span><text:span text:style-name="T9761"><text:s/></text:span><text:span text:style-name="T9762">ὅτι</text:span><text:span text:style-name="T9763"><text:s/></text:span><text:span text:style-name="T9764">οἱ</text:span><text:span text:style-name="T9765"><text:s/></text:span><text:span text:style-name="T9766">τοὺς</text:span><text:span text:style-name="T9767"><text:s/></text:span><text:span text:style-name="T9768">οἰκείους</text:span><text:span text:style-name="T9769"><text:s/></text:span><text:span text:style-name="T9770">προδιδόντες</text:span><text:span text:style-name="T9771"><text:s/></text:span><text:span text:style-name="T9772">οὐ</text:span><text:span text:style-name="T9773"><text:s/></text:span><text:span text:style-name="T9774">μόνον</text:span><text:span text:style-name="T9775"><text:s/></text:span><text:span text:style-name="T9776">ὑπὸ</text:span><text:span text:style-name="T9777"><text:s/></text:span><text:span text:style-name="T9778">τῶν</text:span><text:span text:style-name="T9779"><text:s/></text:span><text:span text:style-name="T9780">ἀδικουμένων</text:span><text:span text:style-name="T9781"><text:s/></text:span><text:span text:style-name="T9782">μισοῦνται</text:span><text:span text:style-name="T9783">,<text:s/></text:span><text:span text:style-name="T9784">ἀλλὰ</text:span><text:span text:style-name="T9785"><text:s/></text:span><text:span text:style-name="T9786">καὶ</text:span><text:span text:style-name="T9787"><text:s/></text:span><text:span text:style-name="T9788">ὑπὸ</text:span><text:span text:style-name="T9789"><text:s/></text:span><text:span text:style-name="T9790">τούτων</text:span><text:span text:style-name="T9791"><text:s/></text:span><text:span text:style-name="T9792">οἷς</text:span><text:span text:style-name="T9793"><text:s/></text:span><text:span text:style-name="T9794">προδίδονται</text:span><text:span text:style-name="T9795">.</text:span></text:p>
          </table:table-cell>
          <table:table-cell table:style-name="TableCell9796">
            <text:p text:style-name="P9797">A<text:s/>BIRD FISHER AND<text:s/>A<text:s/>PARTRIDGE</text:p>
            <text:p text:style-name="P9798">A guest showed up a little late at a bird-catcher's. This one, having nothing to offer him, went to his private partridge, and he was about to kill her, when she reproached him for his ingratitude: "Wasn't she very useful to him by calling the birds of his tribe and delivering ? and he was going to kill her! 'All the more reason to immolate yourself,' he replied, 'since you don't even spare those of your tribe.</text:p>
            <text:p text:style-name="P9799"/>
            <text:p text:style-name="P9800">This fable shows that those who betray their parents are odious not only to their victims, but also to those to whom they deliver them.</text:p>
          </table:table-cell>
        </table:table-row>
        <text:soft-page-break/>
        <table:table-row table:style-name="TableRow9801">
          <table:table-cell table:style-name="TableCell9802">
            <text:p text:style-name="P9803"><text:span text:style-name="T9804">286.<text:s/></text:span><text:span text:style-name="T9805">Ὄρνις</text:span><text:span text:style-name="T9806"><text:s/></text:span><text:span text:style-name="T9807">καὶ</text:span><text:span text:style-name="T9808"><text:s/></text:span><text:span text:style-name="T9809">χελιδών</text:span><text:span text:style-name="T9810"><text:s/>.</text:span><text:span text:style-name="T9811"><text:line-break/></text:span><text:span text:style-name="T9812">Ὄρνις</text:span><text:span text:style-name="T9813"><text:s/></text:span><text:span text:style-name="T9814">ὄφεως</text:span><text:span text:style-name="T9815"><text:s/></text:span><text:span text:style-name="T9816">ὠὰ</text:span><text:span text:style-name="T9817"><text:s/></text:span><text:span text:style-name="T9818">εὑροῦσα</text:span><text:span text:style-name="T9819">,<text:s/></text:span><text:span text:style-name="T9820">ταῦτα</text:span><text:span text:style-name="T9821"><text:s/></text:span><text:span text:style-name="T9822">ἐπιμελῶς</text:span><text:span text:style-name="T9823"><text:s/></text:span><text:span text:style-name="T9824">ἐθέρμαινε</text:span><text:span text:style-name="T9825"><text:s/></text:span><text:span text:style-name="T9826">καὶ</text:span><text:span text:style-name="T9827"><text:s/></text:span><text:span text:style-name="T9828">μετὰ</text:span><text:span text:style-name="T9829"><text:s/></text:span><text:span text:style-name="T9830">τὸ</text:span><text:span text:style-name="T9831"><text:s/></text:span><text:span text:style-name="T9832">θερμᾶναι</text:span><text:span text:style-name="T9833"><text:s/></text:span><text:span text:style-name="T9834">ἐξεκόλαψε</text:span><text:span text:style-name="T9835">.<text:s/></text:span><text:span text:style-name="T9836">Χελιδὼν</text:span><text:span text:style-name="T9837"><text:s/></text:span><text:span text:style-name="T9838">δὲ</text:span><text:span text:style-name="T9839"><text:s/></text:span><text:span text:style-name="T9840">θεασαμένη</text:span><text:span text:style-name="T9841"><text:s/></text:span><text:span text:style-name="T9842">αὐτὴν</text:span><text:span text:style-name="T9843"><text:s/></text:span><text:span text:style-name="T9844">ἔφη</text:span><text:span text:style-name="T9845">· «<text:s/></text:span><text:span text:style-name="T9846">Ὦ</text:span><text:span text:style-name="T9847"><text:s/></text:span><text:span text:style-name="T9848">ματαία</text:span><text:span text:style-name="T9849">,<text:s/></text:span><text:span text:style-name="T9850">τί</text:span><text:span text:style-name="T9851"><text:s/></text:span><text:span text:style-name="T9852">ταῦτα</text:span><text:span text:style-name="T9853"><text:s/></text:span><text:span text:style-name="T9854">ἀνατρέφεις</text:span><text:span text:style-name="T9855"><text:s/></text:span><text:span text:style-name="T9856">ἅπερ</text:span><text:span text:style-name="T9857">,<text:s/></text:span><text:span text:style-name="T9858">ἂν</text:span><text:span text:style-name="T9859"><text:s/></text:span><text:span text:style-name="T9860">αὐξηθῇ</text:span><text:span text:style-name="T9861">,<text:s/></text:span><text:span text:style-name="T9862">ἀπὸ</text:span><text:span text:style-name="T9863"><text:s/></text:span><text:span text:style-name="T9864">σοῦ</text:span><text:span text:style-name="T9865"><text:s/></text:span><text:span text:style-name="T9866">πρώτης</text:span><text:span text:style-name="T9867"><text:s/></text:span><text:span text:style-name="T9868">τοῦ</text:span><text:span text:style-name="T9869"><text:s/></text:span><text:span text:style-name="T9870">ἀδικεῖν</text:span><text:span text:style-name="T9871"><text:s/></text:span><text:span text:style-name="T9872">ἄρξεται</text:span><text:span text:style-name="T9873"><text:s/>; »</text:span></text:p>
            <text:p text:style-name="P9874"><text:span text:style-name="T9875">Οὕτως</text:span><text:span text:style-name="T9876"><text:s/></text:span><text:span text:style-name="T9877">ἀτιθάσσευτός</text:span><text:span text:style-name="T9878"><text:s/></text:span><text:span text:style-name="T9879">ἐστιν</text:span><text:span text:style-name="T9880"><text:s/></text:span><text:span text:style-name="T9881">ἡ</text:span><text:span text:style-name="T9882"><text:s/></text:span><text:span text:style-name="T9883">πονηρία</text:span><text:span text:style-name="T9884">,<text:s/></text:span><text:span text:style-name="T9885">κἂν</text:span><text:span text:style-name="T9886"><text:s/></text:span><text:span text:style-name="T9887">τὰ</text:span><text:span text:style-name="T9888"><text:s/></text:span><text:span text:style-name="T9889">μάλιστα</text:span><text:span text:style-name="T9890"><text:s/></text:span><text:span text:style-name="T9891">εὐεργετῆται</text:span><text:span text:style-name="T9892">.</text:span></text:p>
          </table:table-cell>
          <table:table-cell table:style-name="TableCell9893">
            <text:p text:style-name="P9894">A<text:s/>Hen<text:s/>And A<text:s/>SWALLOW</text:p>
            <text:p text:style-name="P9895"/>
            <text:p text:style-name="P9896">A hen, having found snake eggs, carefully brooded them and, after heating them, hatched them. A swallow, who had seen her do it, said to her: "Stupid that you are, why do you bring up beings who, once grown up, will be the first to begin the course of their misdeeds with you?"</text:p>
            <text:p text:style-name="P9897"/>
            <text:p text:style-name="P9898">Perversity cannot be tamed, even by dint of benefits.</text:p>
          </table:table-cell>
        </table:table-row>
        <table:table-row table:style-name="TableRow9899">
          <table:table-cell table:style-name="TableCell9900">
            <text:p text:style-name="P9901"><text:span text:style-name="T9902">287.<text:s/></text:span><text:span text:style-name="T9903">Ὄρνις</text:span><text:span text:style-name="T9904"><text:s/></text:span><text:span text:style-name="T9905">χρυσοτόκος</text:span><text:span text:style-name="T9906">.</text:span><text:span text:style-name="T9907"><text:line-break/></text:span><text:span text:style-name="T9908">Ὄρνιν</text:span><text:span text:style-name="T9909"><text:s/></text:span><text:span text:style-name="T9910">τις</text:span><text:span text:style-name="T9911"><text:s/></text:span><text:span text:style-name="T9912">εἶχε</text:span><text:span text:style-name="T9913"><text:s/></text:span><text:span text:style-name="T9914">καλὴν</text:span><text:span text:style-name="T9915"><text:s/></text:span><text:span text:style-name="T9916">χρυσᾶ</text:span><text:span text:style-name="T9917"><text:s/></text:span><text:span text:style-name="T9918">ὠὰ</text:span><text:span text:style-name="T9919"><text:s/></text:span><text:span text:style-name="T9920">τίκτουσαν</text:span><text:span text:style-name="T9921">·<text:s/></text:span><text:span text:style-name="T9922">νομίσας</text:span><text:span text:style-name="T9923"><text:s/></text:span><text:span text:style-name="T9924">δὲ</text:span><text:span text:style-name="T9925"><text:s/></text:span><text:span text:style-name="T9926">ἔνδον</text:span><text:span text:style-name="T9927"><text:s/></text:span><text:span text:style-name="T9928">αὐτῆς</text:span><text:span text:style-name="T9929"><text:s/></text:span><text:span text:style-name="T9930">ὄγκον</text:span><text:span text:style-name="T9931"><text:s/></text:span><text:span text:style-name="T9932">χρυσίου</text:span><text:span text:style-name="T9933"><text:s/></text:span><text:span text:style-name="T9934">εἶναι</text:span><text:span text:style-name="T9935"><text:s/></text:span><text:span text:style-name="T9936">καὶ</text:span><text:span text:style-name="T9937"><text:s/></text:span><text:span text:style-name="T9938">θύσας</text:span><text:span text:style-name="T9939"><text:s/></text:span><text:span text:style-name="T9940">εὗρεν</text:span><text:span text:style-name="T9941"><text:s/></text:span><text:span text:style-name="T9942">οὖσαν</text:span><text:span text:style-name="T9943"><text:s/></text:span><text:span text:style-name="T9944">ὁμοίαν</text:span><text:span text:style-name="T9945"><text:s/></text:span><text:span text:style-name="T9946">τῶν</text:span><text:span text:style-name="T9947"><text:s/></text:span><text:span text:style-name="T9948">λοιπῶν</text:span><text:span text:style-name="T9949"><text:s/></text:span><text:span text:style-name="T9950">ὀρνίθων</text:span><text:span text:style-name="T9951">.<text:s/></text:span><text:span text:style-name="T9952">Ὁ</text:span><text:span text:style-name="T9953"><text:s/></text:span><text:span text:style-name="T9954">δὲ</text:span><text:span text:style-name="T9955"><text:s/></text:span><text:span text:style-name="T9956">ἀθρόον</text:span><text:span text:style-name="T9957"><text:s/></text:span><text:span text:style-name="T9958">πλοῦτον</text:span><text:span text:style-name="T9959"><text:s/></text:span><text:span text:style-name="T9960">ἐλπίσας</text:span><text:span text:style-name="T9961"><text:s/></text:span><text:span text:style-name="T9962">εὑρεῖν</text:span><text:span text:style-name="T9963"><text:s/></text:span><text:span text:style-name="T9964">καὶ</text:span><text:span text:style-name="T9965"><text:s/></text:span><text:span text:style-name="T9966">τοῦ</text:span><text:span text:style-name="T9967"><text:s/></text:span><text:span text:style-name="T9968">μικροῦ</text:span><text:span text:style-name="T9969"><text:s/></text:span><text:span text:style-name="T9970">κέρδους</text:span><text:span text:style-name="T9971"><text:s/></text:span><text:span text:style-name="T9972">ἐστερήθη</text:span><text:span text:style-name="T9973">.</text:span></text:p>
            <text:p text:style-name="P9974"><text:span text:style-name="T9975">Ὅτι</text:span><text:span text:style-name="T9976"><text:s/></text:span><text:span text:style-name="T9977">τοῖς</text:span><text:span text:style-name="T9978"><text:s/></text:span><text:span text:style-name="T9979">παροῦσιν</text:span><text:span text:style-name="T9980"><text:s/></text:span><text:span text:style-name="T9981">ἀρκείσθω</text:span><text:span text:style-name="T9982"><text:s/></text:span><text:span text:style-name="T9983">τις</text:span><text:span text:style-name="T9984"><text:s/></text:span><text:span text:style-name="T9985">καὶ</text:span><text:span text:style-name="T9986"><text:s/></text:span><text:span text:style-name="T9987">τὴν</text:span><text:span text:style-name="T9988"><text:s/></text:span><text:span text:style-name="T9989">ἀπληστίαν</text:span><text:span text:style-name="T9990"><text:s/></text:span><text:span text:style-name="T9991">φευγέτω</text:span><text:span text:style-name="T9992">.</text:span></text:p>
          </table:table-cell>
          <table:table-cell table:style-name="TableCell9993">
            <text:p text:style-name="P9994">A<text:s/>GOOSE THAT LAYS GOLDEN EGGS</text:p>
            <text:p text:style-name="P9995"/>
            <text:p text:style-name="P9996">A man had a beautiful hen that was laying golden eggs. Believing that she had a mass of gold in her belly, he killed her and found her similar to other hens. He had hoped to find wealth at a stroke, and he had deprived himself even of the small profit he held.</text:p>
            <text:p text:style-name="P9997"/>
            <text:p text:style-name="P9998">This fable shows that you have to be content with what you have, and avoid insatiable greed.</text:p>
          </table:table-cell>
        </table:table-row>
        <table:table-row table:style-name="TableRow9999">
          <table:table-cell table:style-name="TableCell10000">
            <text:p text:style-name="P10001"><text:span text:style-name="T10002">288.<text:s/></text:span><text:span text:style-name="T10003">Οὐρὰ</text:span><text:span text:style-name="T10004"><text:s/></text:span><text:span text:style-name="T10005">καὶ</text:span><text:span text:style-name="T10006"><text:s/></text:span><text:span text:style-name="T10007">μέλη</text:span><text:span text:style-name="T10008"><text:s/></text:span><text:span text:style-name="T10009">ὄφεως</text:span><text:span text:style-name="T10010">.</text:span><text:span text:style-name="T10011"><text:line-break/></text:span><text:span text:style-name="T10012">Οὐρά</text:span><text:span text:style-name="T10013"><text:s/></text:span><text:span text:style-name="T10014">ποτε</text:span><text:span text:style-name="T10015"><text:s/></text:span><text:span text:style-name="T10016">ὄφεως</text:span><text:span text:style-name="T10017"><text:s/></text:span><text:span text:style-name="T10018">ἠξίου</text:span><text:span text:style-name="T10019"><text:s/></text:span><text:span text:style-name="T10020">πρώτη</text:span><text:span text:style-name="T10021"><text:s/></text:span><text:span text:style-name="T10022">προάγειν</text:span><text:span text:style-name="T10023"><text:s/></text:span><text:span text:style-name="T10024">καὶ</text:span><text:span text:style-name="T10025"><text:s/></text:span><text:span text:style-name="T10026">βαδίζειν</text:span><text:span text:style-name="T10027">.<text:s/></text:span><text:span text:style-name="T10028">Τὰ</text:span><text:span text:style-name="T10029"><text:s/></text:span><text:span text:style-name="T10030">δὲ</text:span><text:span text:style-name="T10031"><text:s/></text:span><text:span text:style-name="T10032">λοιπὰ</text:span><text:span text:style-name="T10033"><text:s/></text:span><text:span text:style-name="T10034">μέλη</text:span><text:span text:style-name="T10035"><text:s/></text:span><text:span text:style-name="T10036">ἔλεγον</text:span><text:span text:style-name="T10037">· «<text:s/></text:span><text:span text:style-name="T10038">Πῶς</text:span><text:span text:style-name="T10039"><text:s/></text:span><text:span text:style-name="T10040">χωρὶς</text:span><text:span text:style-name="T10041"><text:s/></text:span><text:span text:style-name="T10042">ὀμμάτων</text:span><text:span text:style-name="T10043"><text:s/></text:span><text:span text:style-name="T10044">καὶ</text:span><text:span text:style-name="T10045"><text:s/></text:span><text:span text:style-name="T10046">ῥινὸς</text:span><text:span text:style-name="T10047"><text:s/></text:span><text:span text:style-name="T10048">ἡμᾶς</text:span><text:span text:style-name="T10049"><text:s/></text:span><text:span text:style-name="T10050">ἄξεις</text:span><text:span text:style-name="T10051">,<text:s/></text:span><text:span text:style-name="T10052">ὡς</text:span><text:span text:style-name="T10053"><text:s/></text:span><text:span text:style-name="T10054">καὶ</text:span><text:span text:style-name="T10055"><text:s/></text:span><text:span text:style-name="T10056">τὰ</text:span><text:span text:style-name="T10057"><text:s/></text:span><text:span text:style-name="T10058">λοιπὰ</text:span><text:span text:style-name="T10059"><text:s/></text:span><text:span text:style-name="T10060">ζῷα</text:span><text:span text:style-name="T10061"><text:s/>; »<text:s/></text:span><text:span text:style-name="T10062">Ταύτην</text:span><text:span text:style-name="T10063"><text:s/></text:span><text:span text:style-name="T10064">δὲ</text:span><text:span text:style-name="T10065"><text:s/></text:span><text:span text:style-name="T10066">οὐκ</text:span><text:span text:style-name="T10067"><text:s/></text:span><text:span text:style-name="T10068">ἔπειθον</text:span><text:span text:style-name="T10069">,<text:s/></text:span><text:span text:style-name="T10070">ἕως</text:span><text:span text:style-name="T10071"><text:s/></text:span><text:span text:style-name="T10072">τὸ</text:span><text:span text:style-name="T10073"><text:s/></text:span><text:span text:style-name="T10074">φρονοῦν</text:span><text:span text:style-name="T10075"><text:s/></text:span><text:span text:style-name="T10076">ἐνικήθη</text:span><text:span text:style-name="T10077">.<text:s/></text:span><text:span text:style-name="T10078">Ἡ</text:span><text:span text:style-name="T10079"><text:s/></text:span><text:span text:style-name="T10080">οὐρὰ</text:span><text:span text:style-name="T10081"><text:s/></text:span><text:span text:style-name="T10082">δὲ</text:span><text:span text:style-name="T10083"><text:s/></text:span><text:span text:style-name="T10084">ἦρχε</text:span><text:span text:style-name="T10085"><text:s/></text:span><text:span text:style-name="T10086">καὶ</text:span><text:span text:style-name="T10087"><text:s/></text:span><text:span text:style-name="T10088">ἦγε</text:span><text:span text:style-name="T10089">,<text:s/></text:span><text:span text:style-name="T10090">σύρουσα</text:span><text:span text:style-name="T10091"><text:s/></text:span><text:span text:style-name="T10092">τυφλὴ</text:span><text:span text:style-name="T10093"><text:s/></text:span><text:span text:style-name="T10094">πᾶν</text:span><text:span text:style-name="T10095"><text:s/></text:span><text:span text:style-name="T10096">τὸ</text:span><text:span text:style-name="T10097"><text:s/></text:span><text:span text:style-name="T10098">σῶμα</text:span><text:span text:style-name="T10099">,<text:s/></text:span><text:span text:style-name="T10100">ἕως</text:span><text:span text:style-name="T10101">,<text:s/></text:span><text:span text:style-name="T10102">εἰς</text:span><text:span text:style-name="T10103"><text:s/></text:span><text:span text:style-name="T10104">βάραθρον</text:span><text:span text:style-name="T10105"><text:s/></text:span><text:span text:style-name="T10106">πετρῶν</text:span><text:span text:style-name="T10107"><text:s/></text:span><text:span text:style-name="T10108">ἐνεχθεῖσης</text:span><text:span text:style-name="T10109">, &lt;</text:span><text:span text:style-name="T10110">ὁ</text:span><text:span text:style-name="T10111"><text:s/></text:span><text:span text:style-name="T10112">ὄφις</text:span><text:span text:style-name="T10113">&gt;<text:s/></text:span><text:span text:style-name="T10114">τὴν</text:span><text:span text:style-name="T10115"><text:s/></text:span><text:span text:style-name="T10116">ῥάχιν</text:span><text:span text:style-name="T10117"><text:s/></text:span><text:span text:style-name="T10118">καὶ</text:span><text:span text:style-name="T10119"><text:s/></text:span><text:span text:style-name="T10120">πᾶν</text:span><text:span text:style-name="T10121"><text:s/></text:span><text:span text:style-name="T10122">τὸ</text:span><text:span text:style-name="T10123"><text:s/></text:span><text:span text:style-name="T10124">σῶμα</text:span><text:span text:style-name="T10125"><text:s/></text:span><text:span text:style-name="T10126">ἐπλήγη</text:span><text:span text:style-name="T10127">.<text:s/></text:span><text:span text:style-name="T10128">Σαίνουσα</text:span><text:span text:style-name="T10129"><text:s/></text:span><text:span text:style-name="T10130">δὲ</text:span><text:span text:style-name="T10131"><text:s/></text:span><text:span text:style-name="T10132">ἱκέτευε</text:span><text:span text:style-name="T10133"><text:s/></text:span><text:span text:style-name="T10134">τὴν</text:span><text:span text:style-name="T10135"><text:s/></text:span><text:span text:style-name="T10136">κεφαλὴν</text:span><text:span text:style-name="T10137"><text:s/></text:span><text:span text:style-name="T10138">λέγουσα</text:span><text:span text:style-name="T10139">· «<text:s/></text:span><text:span text:style-name="T10140">Σῶσον</text:span><text:span text:style-name="T10141"><text:s/></text:span><text:span text:style-name="T10142">ἡμᾶς</text:span><text:span text:style-name="T10143">,<text:s/></text:span><text:span text:style-name="T10144">εἰ</text:span><text:span text:style-name="T10145"><text:s/></text:span><text:span text:style-name="T10146">θέλεις</text:span><text:span text:style-name="T10147">,<text:s/></text:span><text:span text:style-name="T10148">δέσποινα</text:span><text:span text:style-name="T10149">·<text:s/></text:span><text:span text:style-name="T10150">τῆς</text:span><text:span text:style-name="T10151"><text:s/></text:span><text:span text:style-name="T10152">γὰρ</text:span><text:span text:style-name="T10153"><text:s/></text:span><text:span text:style-name="T10154">κακῆς</text:span><text:span text:style-name="T10155"><text:s/></text:span><text:span text:style-name="T10156">ἔριδος</text:span><text:span text:style-name="T10157"><text:s/></text:span><text:span text:style-name="T10158">ἐπειράθην</text:span><text:span text:style-name="T10159">. »</text:span></text:p>
            <text:p text:style-name="P10160"><text:span text:style-name="T10161">Ἄνδρας</text:span><text:span text:style-name="T10162"><text:s/></text:span><text:span text:style-name="T10163">δολίους</text:span><text:span text:style-name="T10164"><text:s/></text:span><text:span text:style-name="T10165">καὶ</text:span><text:span text:style-name="T10166"><text:s/></text:span><text:span text:style-name="T10167">κακοὺς</text:span><text:span text:style-name="T10168"><text:s/></text:span><text:span text:style-name="T10169">καὶ</text:span><text:span text:style-name="T10170"><text:s/></text:span><text:span text:style-name="T10171">τοῖς</text:span><text:span text:style-name="T10172"><text:s/></text:span><text:span text:style-name="T10173">δεσπόταις</text:span><text:span text:style-name="T10174"><text:s/></text:span><text:span text:style-name="T10175">ἐπανισταμένους</text:span><text:span text:style-name="T10176"><text:s/></text:span><text:span text:style-name="T10177">ὁ</text:span><text:span text:style-name="T10178"><text:s/></text:span><text:span text:style-name="T10179">μῦθος</text:span><text:span text:style-name="T10180"><text:s/></text:span><text:span text:style-name="T10181">ἐλέγχει</text:span><text:span text:style-name="T10182">.</text:span></text:p>
          </table:table-cell>
          <table:table-cell table:style-name="TableCell10183">
            <text:p text:style-name="P10184">A<text:s/>TAIL AND<text:s/>A<text:s/>BODY OF THE SNAKE</text:p>
            <text:p text:style-name="P10185"/>
            <text:p text:style-name="P10186">One day the serpent's tail pretended to lead and walk first. The other organs said to him: “How will you lead us, you who have no eyes or nose like other animals? But they did not persuade her, and in the end common sense prevailed. The tail commanded and led, blindly pulling the whole body, until at last it fell into a hole full of stones, where the snake bruised its spine and the whole body. Then she addressed herself, flattering and supplicating, to the head: “Save us, please, mistress; for I was wrong to enter into a struggle with you. »</text:p>
            <text:p text:style-name="P10187"/>
            <text:p text:style-name="P10188">This fable confounds the cunning and perverse men who rebel against their masters.</text:p>
          </table:table-cell>
        </table:table-row>
        <text:soft-page-break/>
        <table:table-row table:style-name="TableRow10189">
          <table:table-cell table:style-name="TableCell10190">
            <text:p text:style-name="P10191"><text:span text:style-name="T10192">289.<text:s/></text:span><text:span text:style-name="T10193">Ὄφις</text:span><text:span text:style-name="T10194"><text:s/></text:span><text:span text:style-name="T10195">καὶ</text:span><text:span text:style-name="T10196"><text:s/></text:span><text:span text:style-name="T10197">γαλῆ</text:span><text:span text:style-name="T10198"><text:s/></text:span><text:span text:style-name="T10199">καὶ</text:span><text:span text:style-name="T10200"><text:s/></text:span><text:span text:style-name="T10201">μύες</text:span><text:span text:style-name="T10202">.</text:span><text:span text:style-name="T10203"><text:line-break/></text:span><text:span text:style-name="T10204">Ὄφις</text:span><text:span text:style-name="T10205"><text:s/></text:span><text:span text:style-name="T10206">καὶ</text:span><text:span text:style-name="T10207"><text:s/></text:span><text:span text:style-name="T10208">γαλῆ</text:span><text:span text:style-name="T10209"><text:s/></text:span><text:span text:style-name="T10210">ἔν</text:span><text:span text:style-name="T10211"><text:s/></text:span><text:span text:style-name="T10212">τινι</text:span><text:span text:style-name="T10213"><text:s/></text:span><text:span text:style-name="T10214">οἰκίᾳ</text:span><text:span text:style-name="T10215"><text:s/></text:span><text:span text:style-name="T10216">ἐμάχοντο</text:span><text:span text:style-name="T10217">.<text:s/></text:span><text:span text:style-name="T10218">Οἱ</text:span><text:span text:style-name="T10219"><text:s/></text:span><text:span text:style-name="T10220">δὲ</text:span><text:span text:style-name="T10221"><text:s/></text:span><text:span text:style-name="T10222">ἐνταῦθα</text:span><text:span text:style-name="T10223"><text:s/></text:span><text:span text:style-name="T10224">μύες</text:span><text:span text:style-name="T10225"><text:s/></text:span><text:span text:style-name="T10226">ἀεὶ</text:span><text:span text:style-name="T10227"><text:s/></text:span><text:span text:style-name="T10228">καταναλισκόμενοι</text:span><text:span text:style-name="T10229"><text:s/></text:span><text:span text:style-name="T10230">ὑπὸ</text:span><text:span text:style-name="T10231"><text:s/></text:span><text:span text:style-name="T10232">ἀμφοτέρων</text:span><text:span text:style-name="T10233">,<text:s/></text:span><text:span text:style-name="T10234">ὡς</text:span><text:span text:style-name="T10235"><text:s/></text:span><text:span text:style-name="T10236">ἐθεάσαντο</text:span><text:span text:style-name="T10237"><text:s/></text:span><text:span text:style-name="T10238">αὐτοὺς</text:span><text:span text:style-name="T10239"><text:s/></text:span><text:span text:style-name="T10240">μαχομένους</text:span><text:span text:style-name="T10241">,<text:s/></text:span><text:span text:style-name="T10242">ἐξῆλθον</text:span><text:span text:style-name="T10243"><text:s/></text:span><text:span text:style-name="T10244">βαδίζοντες</text:span><text:span text:style-name="T10245">.<text:s/></text:span><text:span text:style-name="T10246">Ἰδόντες</text:span><text:span text:style-name="T10247"><text:s/></text:span><text:span text:style-name="T10248">δὲ</text:span><text:span text:style-name="T10249"><text:s/></text:span><text:span text:style-name="T10250">τοὺς</text:span><text:span text:style-name="T10251"><text:s/></text:span><text:span text:style-name="T10252">μύας</text:span><text:span text:style-name="T10253">,<text:s/></text:span><text:span text:style-name="T10254">τότε</text:span><text:span text:style-name="T10255"><text:s/></text:span><text:span text:style-name="T10256">ἀφέντες</text:span><text:span text:style-name="T10257"><text:s/></text:span><text:span text:style-name="T10258">τὴν</text:span><text:span text:style-name="T10259"><text:s/></text:span><text:span text:style-name="T10260">πρὸς</text:span><text:span text:style-name="T10261"><text:s/></text:span><text:span text:style-name="T10262">ἑαυτοὺς</text:span><text:span text:style-name="T10263"><text:s/></text:span><text:span text:style-name="T10264">μάχην</text:span><text:span text:style-name="T10265">,<text:s/></text:span><text:span text:style-name="T10266">ἐπ</text:span><text:span text:style-name="T10267">’<text:s/></text:span><text:span text:style-name="T10268">ἐκείνους</text:span><text:span text:style-name="T10269"><text:s/></text:span><text:span text:style-name="T10270">ἐτράπησαν</text:span><text:span text:style-name="T10271">.</text:span></text:p>
            <text:p text:style-name="P10272"><text:span text:style-name="T10273">Οὕτω</text:span><text:span text:style-name="T10274"><text:s/></text:span><text:span text:style-name="T10275">καὶ</text:span><text:span text:style-name="T10276"><text:s/></text:span><text:span text:style-name="T10277">ἐπὶ</text:span><text:span text:style-name="T10278"><text:s/></text:span><text:span text:style-name="T10279">τῶν</text:span><text:span text:style-name="T10280"><text:s/></text:span><text:span text:style-name="T10281">πόλεων</text:span><text:span text:style-name="T10282"><text:s/></text:span><text:span text:style-name="T10283">οἱ</text:span><text:span text:style-name="T10284"><text:s/></text:span><text:span text:style-name="T10285">ἐν</text:span><text:span text:style-name="T10286"><text:s/></text:span><text:span text:style-name="T10287">ταῖς</text:span><text:span text:style-name="T10288"><text:s/></text:span><text:span text:style-name="T10289">τῶν</text:span><text:span text:style-name="T10290"><text:s/></text:span><text:span text:style-name="T10291">δημαγωγῶν</text:span><text:span text:style-name="T10292"><text:s/></text:span><text:span text:style-name="T10293">στάσεσιν</text:span><text:span text:style-name="T10294"><text:s/></text:span><text:span text:style-name="T10295">ἑαυτοὺς</text:span><text:span text:style-name="T10296"><text:s/></text:span><text:span text:style-name="T10297">παρεισβάλλοντες</text:span><text:span text:style-name="T10298"><text:s/></text:span><text:span text:style-name="T10299">λανθάνουσιν</text:span><text:span text:style-name="T10300"><text:s/></text:span><text:span text:style-name="T10301">αὐτοὶ</text:span><text:span text:style-name="T10302"><text:s/></text:span><text:span text:style-name="T10303">ἑκατέρων</text:span><text:span text:style-name="T10304"><text:s/></text:span><text:span text:style-name="T10305">παρανάλωμα</text:span><text:span text:style-name="T10306"><text:s/></text:span><text:span text:style-name="T10307">γινόμενοι</text:span><text:span text:style-name="T10308">.</text:span></text:p>
          </table:table-cell>
          <table:table-cell table:style-name="TableCell10309">
            <text:p text:style-name="P10310">THE SNAKE, THE WEASEL AND THE RATS</text:p>
            <text:p text:style-name="P10311"/>
            <text:p text:style-name="P10312">A snake and a weasel were fighting in a house. The rats of the house, always devoured by one and the other, seeing them fight, quietly came out of their holes. At the sight of the rats, the fighters, giving up fighting each other, turned against them.</text:p>
            <text:p text:style-name="P10313"/>
            <text:p text:style-name="P10314">It is the same in the States: people who interfere in the quarrels of the demagogues become without suspecting it the victims of both parties.</text:p>
          </table:table-cell>
        </table:table-row>
        <table:table-row table:style-name="TableRow10315">
          <table:table-cell table:style-name="TableCell10316">
            <text:p text:style-name="P10317"><text:span text:style-name="T10318">290.<text:s/></text:span><text:span text:style-name="T10319">Ὄφις</text:span><text:span text:style-name="T10320"><text:s/></text:span><text:span text:style-name="T10321">καὶ</text:span><text:span text:style-name="T10322"><text:s/></text:span><text:span text:style-name="T10323">καρκῖνος</text:span><text:span text:style-name="T10324">.</text:span><text:span text:style-name="T10325"><text:line-break/></text:span><text:span text:style-name="T10326">Ὄφις</text:span><text:span text:style-name="T10327"><text:s/></text:span><text:span text:style-name="T10328">καὶ</text:span><text:span text:style-name="T10329"><text:s/></text:span><text:span text:style-name="T10330">καρκῖνος</text:span><text:span text:style-name="T10331"><text:s/></text:span><text:span text:style-name="T10332">ἐν</text:span><text:span text:style-name="T10333"><text:s/></text:span><text:span text:style-name="T10334">ταὐτῷ</text:span><text:span text:style-name="T10335"><text:s/></text:span><text:span text:style-name="T10336">διέτριβον</text:span><text:span text:style-name="T10337">.<text:s/></text:span><text:span text:style-name="T10338">Καὶ</text:span><text:span text:style-name="T10339"><text:s/></text:span><text:span text:style-name="T10340">ὁ</text:span><text:span text:style-name="T10341"><text:s/></text:span><text:span text:style-name="T10342">μὲν</text:span><text:span text:style-name="T10343"><text:s/></text:span><text:span text:style-name="T10344">καρκῖνος</text:span><text:span text:style-name="T10345"><text:s/></text:span><text:span text:style-name="T10346">ἁπλῶς</text:span><text:span text:style-name="T10347"><text:s/></text:span><text:span text:style-name="T10348">τῷ</text:span><text:span text:style-name="T10349"><text:s/></text:span><text:span text:style-name="T10350">ὄφει</text:span><text:span text:style-name="T10351"><text:s/></text:span><text:span text:style-name="T10352">καὶ</text:span><text:span text:style-name="T10353"><text:s/></text:span><text:span text:style-name="T10354">εὐνοϊκῶς</text:span><text:span text:style-name="T10355"><text:s/></text:span><text:span text:style-name="T10356">προσεφέρετο</text:span><text:span text:style-name="T10357">·<text:s/></text:span><text:span text:style-name="T10358">ὁ</text:span><text:span text:style-name="T10359"><text:s/></text:span><text:span text:style-name="T10360">δὲ</text:span><text:span text:style-name="T10361"><text:s/></text:span><text:span text:style-name="T10362">ἀεὶ</text:span><text:span text:style-name="T10363"><text:s/></text:span><text:span text:style-name="T10364">ὕπουλός</text:span><text:span text:style-name="T10365"><text:s/></text:span><text:span text:style-name="T10366">τε</text:span><text:span text:style-name="T10367"><text:s/></text:span><text:span text:style-name="T10368">καὶ</text:span><text:span text:style-name="T10369"><text:s/></text:span><text:span text:style-name="T10370">πονηρὸς</text:span><text:span text:style-name="T10371"><text:s/></text:span><text:span text:style-name="T10372">ἦν</text:span><text:span text:style-name="T10373">.<text:s/></text:span><text:span text:style-name="T10374">Τοῦ</text:span><text:span text:style-name="T10375"><text:s/></text:span><text:span text:style-name="T10376">δὲ</text:span><text:span text:style-name="T10377"><text:s/></text:span><text:span text:style-name="T10378">καρκίνου</text:span><text:span text:style-name="T10379"><text:s/></text:span><text:span text:style-name="T10380">συνεχῶς</text:span><text:span text:style-name="T10381"><text:s/></text:span><text:span text:style-name="T10382">αὐτῷ</text:span><text:span text:style-name="T10383"><text:s/></text:span><text:span text:style-name="T10384">παραινοῦντος</text:span><text:span text:style-name="T10385"><text:s/></text:span><text:span text:style-name="T10386">ἐξαπλοῦσθαι</text:span><text:span text:style-name="T10387"><text:s/></text:span><text:span text:style-name="T10388">τὰ</text:span><text:span text:style-name="T10389"><text:s/></text:span><text:span text:style-name="T10390">πρὸς</text:span><text:span text:style-name="T10391"><text:s/></text:span><text:span text:style-name="T10392">αὐτὸν</text:span><text:span text:style-name="T10393"><text:s/></text:span><text:span text:style-name="T10394">καὶ</text:span><text:span text:style-name="T10395"><text:s/></text:span><text:span text:style-name="T10396">τὴν</text:span><text:span text:style-name="T10397"><text:s/></text:span><text:span text:style-name="T10398">αὐτοῦ</text:span><text:span text:style-name="T10399"><text:s/></text:span><text:span text:style-name="T10400">διάβεσιν</text:span><text:span text:style-name="T10401"><text:s/></text:span><text:span text:style-name="T10402">μιμεῖσθαι</text:span><text:span text:style-name="T10403">,<text:s/></text:span><text:span text:style-name="T10404">ἐκεῖνος</text:span><text:span text:style-name="T10405"><text:s/></text:span><text:span text:style-name="T10406">οὐκ</text:span><text:span text:style-name="T10407"><text:s/></text:span><text:span text:style-name="T10408">ἐπείθετο</text:span><text:span text:style-name="T10409">.<text:s/></text:span><text:span text:style-name="T10410">Διόπερ</text:span><text:span text:style-name="T10411"><text:s/></text:span><text:span text:style-name="T10412">ἀγανακτήσας</text:span><text:span text:style-name="T10413">,<text:s/></text:span><text:span text:style-name="T10414">παρατηρησάμενος</text:span><text:span text:style-name="T10415"><text:s/></text:span><text:span text:style-name="T10416">αὐτὸν</text:span><text:span text:style-name="T10417"><text:s/></text:span><text:span text:style-name="T10418">κοιμώμενον</text:span><text:span text:style-name="T10419">,<text:s/></text:span><text:span text:style-name="T10420">τοῦ</text:span><text:span text:style-name="T10421"><text:s/></text:span><text:span text:style-name="T10422">φάρυγγος</text:span><text:span text:style-name="T10423"><text:s/></text:span><text:span text:style-name="T10424">ἐπιλαβόμενος</text:span><text:span text:style-name="T10425"><text:s/></text:span><text:span text:style-name="T10426">ἀνεῖλε</text:span><text:span text:style-name="T10427"><text:s/></text:span><text:span text:style-name="T10428">καὶ</text:span><text:span text:style-name="T10429"><text:s/></text:span><text:span text:style-name="T10430">ἰδὼν</text:span><text:span text:style-name="T10431"><text:s/></text:span><text:span text:style-name="T10432">αὐτὸν</text:span><text:span text:style-name="T10433"><text:s/></text:span><text:span text:style-name="T10434">ἐκτεταμένον</text:span><text:span text:style-name="T10435">,<text:s/></text:span><text:span text:style-name="T10436">εἶπεν</text:span><text:span text:style-name="T10437">· «<text:s/></text:span><text:span text:style-name="T10438">Ὦ</text:span><text:span text:style-name="T10439"><text:s/></text:span><text:span text:style-name="T10440">οὗτος</text:span><text:span text:style-name="T10441">,<text:s/></text:span><text:span text:style-name="T10442">οὐ</text:span><text:span text:style-name="T10443"><text:s/></text:span><text:span text:style-name="T10444">νῦν</text:span><text:span text:style-name="T10445"><text:s/></text:span><text:span text:style-name="T10446">σε</text:span><text:span text:style-name="T10447"><text:s/></text:span><text:span text:style-name="T10448">ἐχρῆν</text:span><text:span text:style-name="T10449"><text:s/></text:span><text:span text:style-name="T10450">ἁπλοῦν</text:span><text:span text:style-name="T10451"><text:s/></text:span><text:span text:style-name="T10452">εἶναι</text:span><text:span text:style-name="T10453">,<text:s/></text:span><text:span text:style-name="T10454">ὅτε</text:span><text:span text:style-name="T10455"><text:s/></text:span><text:span text:style-name="T10456">τέθνηκας</text:span><text:span text:style-name="T10457">,<text:s/></text:span><text:span text:style-name="T10458">ὅτε</text:span><text:span text:style-name="T10459"><text:s/></text:span><text:span text:style-name="T10460">δέ</text:span><text:span text:style-name="T10461"><text:s/></text:span><text:span text:style-name="T10462">σοι</text:span><text:span text:style-name="T10463"><text:s/></text:span><text:span text:style-name="T10464">παρῄνουν</text:span><text:span text:style-name="T10465">·<text:s/></text:span><text:span text:style-name="T10466">καὶ</text:span><text:span text:style-name="T10467"><text:s/></text:span><text:span text:style-name="T10468">οὐκ</text:span><text:span text:style-name="T10469"><text:s/>&lt;</text:span><text:span text:style-name="T10470">ἂν</text:span><text:span text:style-name="T10471">&gt;<text:s/></text:span><text:span text:style-name="T10472">ἀνῄρησο</text:span><text:span text:style-name="T10473">. »</text:span></text:p>
            <text:p text:style-name="P10474"><text:span text:style-name="T10475">Οὕτος</text:span><text:span text:style-name="T10476"><text:s/></text:span><text:span text:style-name="T10477">ὁ</text:span><text:span text:style-name="T10478"><text:s/></text:span><text:span text:style-name="T10479">λόγος</text:span><text:span text:style-name="T10480"><text:s/></text:span><text:span text:style-name="T10481">εἰκότως</text:span><text:span text:style-name="T10482"><text:s/></text:span><text:span text:style-name="T10483">ἂν</text:span><text:span text:style-name="T10484"><text:s/></text:span><text:span text:style-name="T10485">λέγοιτο</text:span><text:span text:style-name="T10486"><text:s/></text:span><text:span text:style-name="T10487">ἐπ</text:span><text:span text:style-name="T10488">’<text:s/></text:span><text:span text:style-name="T10489">ἐκείνων</text:span><text:span text:style-name="T10490"><text:s/></text:span><text:span text:style-name="T10491">τῶν</text:span><text:span text:style-name="T10492"><text:s/></text:span><text:span text:style-name="T10493">ἀνθρώπων</text:span><text:span text:style-name="T10494"><text:s/></text:span><text:span text:style-name="T10495">οἳ</text:span><text:span text:style-name="T10496"><text:s/></text:span><text:span text:style-name="T10497">παρὰ</text:span><text:span text:style-name="T10498"><text:s/></text:span><text:span text:style-name="T10499">τὸν</text:span><text:span text:style-name="T10500"><text:s/></text:span><text:span text:style-name="T10501">ἑαυτῶν</text:span><text:span text:style-name="T10502"><text:s/></text:span><text:span text:style-name="T10503">βίον</text:span><text:span text:style-name="T10504"><text:s/></text:span><text:span text:style-name="T10505">εἰς</text:span><text:span text:style-name="T10506"><text:s/></text:span><text:span text:style-name="T10507">τοὺς</text:span><text:span text:style-name="T10508"><text:s/></text:span><text:span text:style-name="T10509">φίλους</text:span><text:span text:style-name="T10510"><text:s/></text:span><text:span text:style-name="T10511">πονηρευόμενοι</text:span><text:span text:style-name="T10512"><text:s/></text:span><text:span text:style-name="T10513">μετὰ</text:span><text:span text:style-name="T10514"><text:s/></text:span><text:span text:style-name="T10515">τὸν</text:span><text:span text:style-name="T10516"><text:s/></text:span><text:span text:style-name="T10517">θάνατον</text:span><text:span text:style-name="T10518"><text:s/></text:span><text:span text:style-name="T10519">εὐεργεσίας</text:span><text:span text:style-name="T10520"><text:s/></text:span><text:span text:style-name="T10521">κατατίθενται</text:span><text:span text:style-name="T10522">.</text:span></text:p>
          </table:table-cell>
          <table:table-cell table:style-name="TableCell10523">
            <text:p text:style-name="P10524">THE SNAKE AND THE CRAB</text:p>
            <text:p text:style-name="P10525"/>
            <text:p text:style-name="P10526">A snake and a crab were staying in the same place. The crab behaved towards the snake with ease and benevolence; but the snake was still sneaky and perverse. The crab constantly exhorted him to behave uprightly towards him and to imitate his manner: he was not listened to. So, indignantly, he observed the moment when the serpent slept, seized it by the throat and killed it. Seeing him lying dead, he said, “Hey! comrade, it is not now that you are dead, that you should have been upright, it is when I urged you to do so: then you would not have been put to death. »</text:p>
            <text:p text:style-name="P10527"/>
            <text:p text:style-name="P10528">One could justly tell this fable about men who during their life are mean to their friends and do them a favor after their death.</text:p>
          </table:table-cell>
        </table:table-row>
        <table:table-row table:style-name="TableRow10529">
          <table:table-cell table:style-name="TableCell10530">
            <text:p text:style-name="P10531"><text:span text:style-name="T10532">291.<text:s/></text:span><text:span text:style-name="T10533">Ὄφις</text:span><text:span text:style-name="T10534"><text:s/></text:span><text:span text:style-name="T10535">πατούμενος</text:span><text:span text:style-name="T10536"><text:s/></text:span><text:span text:style-name="T10537">καὶ</text:span><text:span text:style-name="T10538"><text:s/></text:span><text:span text:style-name="T10539">Ζεύς</text:span><text:span text:style-name="T10540">.</text:span><text:span text:style-name="T10541"><text:line-break/></text:span><text:span text:style-name="T10542">Ὄφις</text:span><text:span text:style-name="T10543"><text:s/></text:span><text:span text:style-name="T10544">ὑπὸ</text:span><text:span text:style-name="T10545"><text:s/></text:span><text:span text:style-name="T10546">πολλῶν</text:span><text:span text:style-name="T10547"><text:s/></text:span><text:span text:style-name="T10548">πατούμενος</text:span><text:span text:style-name="T10549"><text:s/></text:span><text:span text:style-name="T10550">ἀνθρώπων</text:span><text:span text:style-name="T10551"><text:s/></text:span><text:span text:style-name="T10552">τῷ</text:span><text:span text:style-name="T10553"><text:s/></text:span><text:span text:style-name="T10554">Διὶ</text:span><text:span text:style-name="T10555"><text:s/></text:span><text:span text:style-name="T10556">ἐνετύγχανε</text:span><text:span text:style-name="T10557"><text:s/></text:span><text:span text:style-name="T10558">περὶ</text:span><text:span text:style-name="T10559"><text:s/></text:span><text:span text:style-name="T10560">τούτου</text:span><text:span text:style-name="T10561">.<text:s/></text:span><text:span text:style-name="T10562">Ὁ</text:span><text:span text:style-name="T10563"><text:s/></text:span><text:span text:style-name="T10564">δὲ</text:span><text:span text:style-name="T10565"><text:s/></text:span><text:span text:style-name="T10566">Ζεὺς</text:span><text:span text:style-name="T10567"><text:s/></text:span><text:span text:style-name="T10568">πρὸς</text:span><text:span text:style-name="T10569"><text:s/></text:span><text:span text:style-name="T10570">αὐτὸν</text:span><text:span text:style-name="T10571"><text:s/></text:span><text:span text:style-name="T10572">εἶπεν</text:span><text:span text:style-name="T10573">· «<text:s/></text:span><text:span text:style-name="T10574">Ἀλλ</text:span><text:span text:style-name="T10575">’<text:s/></text:span><text:span text:style-name="T10576">εἰ</text:span><text:span text:style-name="T10577"><text:s/></text:span><text:span text:style-name="T10578">τὸν</text:span><text:span text:style-name="T10579"><text:s/></text:span><text:span text:style-name="T10580">πρότερόν</text:span><text:span text:style-name="T10581"><text:s/></text:span><text:span text:style-name="T10582">σε</text:span><text:span text:style-name="T10583"><text:s/></text:span><text:span text:style-name="T10584">πατήσαντα</text:span><text:span text:style-name="T10585"><text:s/></text:span><text:span text:style-name="T10586">ἔπληξας</text:span><text:span text:style-name="T10587">,<text:s/></text:span><text:span text:style-name="T10588">οὐκ</text:span><text:span text:style-name="T10589"><text:s/></text:span><text:span text:style-name="T10590">ἂν</text:span><text:span text:style-name="T10591"><text:s/></text:span><text:span text:style-name="T10592">ὁ</text:span><text:span text:style-name="T10593"><text:s/></text:span><text:span text:style-name="T10594">δεύτερος</text:span><text:span text:style-name="T10595"><text:s/></text:span><text:span text:style-name="T10596">ἐπεχείρησε</text:span><text:span text:style-name="T10597"><text:s/></text:span><text:span text:style-name="T10598">τοῦτο</text:span><text:span text:style-name="T10599"><text:s/></text:span><text:span text:style-name="T10600">ποιῆσαι</text:span><text:span text:style-name="T10601">. »</text:span></text:p>
            <text:p text:style-name="P10602"><text:span text:style-name="T10603">Ὁ</text:span><text:span text:style-name="T10604"><text:s/></text:span><text:span text:style-name="T10605">λόγος</text:span><text:span text:style-name="T10606"><text:s/></text:span><text:span text:style-name="T10607">δηλοῖ</text:span><text:span text:style-name="T10608"><text:s/></text:span><text:span text:style-name="T10609">ὅτι</text:span><text:span text:style-name="T10610"><text:s/></text:span><text:span text:style-name="T10611">οἱ</text:span><text:span text:style-name="T10612"><text:s/></text:span><text:span text:style-name="T10613">τοῖς</text:span><text:span text:style-name="T10614"><text:s/></text:span><text:span text:style-name="T10615">πρώτοις</text:span><text:span text:style-name="T10616"><text:s/></text:span><text:span text:style-name="T10617">ἐπιβαίνουσιν</text:span><text:span text:style-name="T10618"><text:s/></text:span><text:span text:style-name="T10619">ἀνθιστάμενοι</text:span><text:span text:style-name="T10620"><text:s/></text:span><text:span text:style-name="T10621">τοῖς</text:span><text:span text:style-name="T10622"><text:s/></text:span><text:span text:style-name="T10623">ἄλλοις</text:span><text:span text:style-name="T10624"><text:s/></text:span><text:span text:style-name="T10625">φοβεροὶ</text:span><text:span text:style-name="T10626"><text:s/></text:span><text:span text:style-name="T10627">γίνονται</text:span><text:span text:style-name="T10628">.</text:span></text:p>
          </table:table-cell>
          <table:table-cell table:style-name="TableCell10629">
            <text:p text:style-name="P10630">THE TRAPPED SNAKE</text:p>
            <text:p text:style-name="P10631"/>
            <text:p text:style-name="P10632">A snake, often trodden underfoot by men, complained to Zeus. Zeus said to him, “If you had hit the first one who stepped on you, the second would not have tried to do the same. »</text:p>
            <text:p text:style-name="P10633"/>
            <text:p text:style-name="P10634">This fable shows that those who stand up to the first who attack them make themselves formidable to others.</text:p>
          </table:table-cell>
        </table:table-row>
        <text:soft-page-break/>
        <table:table-row table:style-name="TableRow10635">
          <table:table-cell table:style-name="TableCell10636">
            <text:p text:style-name="P10637"><text:span text:style-name="T10638">292.<text:s/></text:span><text:span text:style-name="T10639">Παιδίον</text:span><text:span text:style-name="T10640"><text:s/></text:span><text:span text:style-name="T10641">ἐσθίον</text:span><text:span text:style-name="T10642"><text:s/></text:span><text:span text:style-name="T10643">σπλάγχνα</text:span><text:span text:style-name="T10644">.</text:span><text:span text:style-name="T10645"><text:line-break/></text:span><text:span text:style-name="T10646">Βοτῆρες</text:span><text:span text:style-name="T10647"><text:s/></text:span><text:span text:style-name="T10648">ἐπ</text:span><text:span text:style-name="T10649">’<text:s/></text:span><text:span text:style-name="T10650">ἀγρῷ</text:span><text:span text:style-name="T10651"><text:s/></text:span><text:span text:style-name="T10652">θύοντες</text:span><text:span text:style-name="T10653"><text:s/></text:span><text:span text:style-name="T10654">αἶγα</text:span><text:span text:style-name="T10655"><text:s/></text:span><text:span text:style-name="T10656">τοὺς</text:span><text:span text:style-name="T10657"><text:s/></text:span><text:span text:style-name="T10658">σύνεγγυς</text:span><text:span text:style-name="T10659"><text:s/></text:span><text:span text:style-name="T10660">ἐκάλεσαν</text:span><text:span text:style-name="T10661">.<text:s/></text:span><text:span text:style-name="T10662">Σὺν</text:span><text:span text:style-name="T10663"><text:s/></text:span><text:span text:style-name="T10664">αὐτοῖς</text:span><text:span text:style-name="T10665"><text:s/></text:span><text:span text:style-name="T10666">δὲ</text:span><text:span text:style-name="T10667"><text:s/></text:span><text:span text:style-name="T10668">ἦν</text:span><text:span text:style-name="T10669"><text:s/></text:span><text:span text:style-name="T10670">καὶ</text:span><text:span text:style-name="T10671"><text:s/></text:span><text:span text:style-name="T10672">γυνὴ</text:span><text:span text:style-name="T10673"><text:s/></text:span><text:span text:style-name="T10674">πενιχρά</text:span><text:span text:style-name="T10675">,<text:s/></text:span><text:span text:style-name="T10676">μεθ</text:span><text:span text:style-name="T10677">’<text:s/></text:span><text:span text:style-name="T10678">ἧς</text:span><text:span text:style-name="T10679"><text:s/></text:span><text:span text:style-name="T10680">καὶ</text:span><text:span text:style-name="T10681"><text:s/></text:span><text:span text:style-name="T10682">ὁ</text:span><text:span text:style-name="T10683"><text:s/></text:span><text:span text:style-name="T10684">παῖς</text:span><text:span text:style-name="T10685"><text:s/></text:span><text:span text:style-name="T10686">αὐτῆς</text:span><text:span text:style-name="T10687">.<text:s/></text:span><text:span text:style-name="T10688">Προϊούσης</text:span><text:span text:style-name="T10689"><text:s/></text:span><text:span text:style-name="T10690">δὲ</text:span><text:span text:style-name="T10691"><text:s/></text:span><text:span text:style-name="T10692">τῆς</text:span><text:span text:style-name="T10693"><text:s/></text:span><text:span text:style-name="T10694">εὐωχίας</text:span><text:span text:style-name="T10695">,<text:s/></text:span><text:span text:style-name="T10696">τὸ</text:span><text:span text:style-name="T10697"><text:s/></text:span><text:span text:style-name="T10698">παιδίον</text:span><text:span text:style-name="T10699"><text:s/></text:span><text:span text:style-name="T10700">ὀγκωθὲν</text:span><text:span text:style-name="T10701"><text:s/></text:span><text:span text:style-name="T10702">τὴν</text:span><text:span text:style-name="T10703"><text:s/></text:span><text:span text:style-name="T10704">γαστέρα</text:span><text:span text:style-name="T10705"><text:s/></text:span><text:span text:style-name="T10706">ἐκ</text:span><text:span text:style-name="T10707"><text:s/></text:span><text:span text:style-name="T10708">τῶν</text:span><text:span text:style-name="T10709"><text:s/></text:span><text:span text:style-name="T10710">κρεῶν</text:span><text:span text:style-name="T10711">,<text:s/></text:span><text:span text:style-name="T10712">ὀδυνώμενον</text:span><text:span text:style-name="T10713"><text:s/></text:span><text:span text:style-name="T10714">ἔλεγεν</text:span><text:span text:style-name="T10715">· «<text:s/></text:span><text:span text:style-name="T10716">Ὦ</text:span><text:span text:style-name="T10717"><text:s/></text:span><text:span text:style-name="T10718">μῆτερ</text:span><text:span text:style-name="T10719">,<text:s/></text:span><text:span text:style-name="T10720">τὰ</text:span><text:span text:style-name="T10721"><text:s/></text:span><text:span text:style-name="T10722">σπλάγχνα</text:span><text:span text:style-name="T10723"><text:s/></text:span><text:span text:style-name="T10724">ἐμῶ</text:span><text:span text:style-name="T10725">. »<text:s/></text:span><text:span text:style-name="T10726">Ἡ</text:span><text:span text:style-name="T10727"><text:s/></text:span><text:span text:style-name="T10728">δὲ</text:span><text:span text:style-name="T10729"><text:s/></text:span><text:span text:style-name="T10730">μήτηρ</text:span><text:span text:style-name="T10731"><text:s/></text:span><text:span text:style-name="T10732">αὐτοῦ</text:span><text:span text:style-name="T10733"><text:s/></text:span><text:span text:style-name="T10734">εἶπεν</text:span><text:span text:style-name="T10735">· «<text:s/></text:span><text:span text:style-name="T10736">Οὐχὶ</text:span><text:span text:style-name="T10737"><text:s/></text:span><text:span text:style-name="T10738">τὰ</text:span><text:span text:style-name="T10739"><text:s/></text:span><text:span text:style-name="T10740">σά</text:span><text:span text:style-name="T10741">,<text:s/></text:span><text:span text:style-name="T10742">τέκνον</text:span><text:span text:style-name="T10743">,<text:s/></text:span><text:span text:style-name="T10744">ἃ</text:span><text:span text:style-name="T10745"><text:s/></text:span><text:span text:style-name="T10746">δὲ</text:span><text:span text:style-name="T10747"><text:s/></text:span><text:span text:style-name="T10748">κατέφαγες</text:span><text:span text:style-name="T10749">. »</text:span></text:p>
            <text:p text:style-name="P10750"><text:span text:style-name="T10751">Ὁ</text:span><text:span text:style-name="T10752"><text:s/></text:span><text:span text:style-name="T10753">μῦθος</text:span><text:span text:style-name="T10754"><text:s/></text:span><text:span text:style-name="T10755">οὗτος</text:span><text:span text:style-name="T10756"><text:s/></text:span><text:span text:style-name="T10757">πρὸς</text:span><text:span text:style-name="T10758"><text:s/></text:span><text:span text:style-name="T10759">ἄνδρα</text:span><text:span text:style-name="T10760"><text:s/></text:span><text:span text:style-name="T10761">χρεωφειλέτην</text:span><text:span text:style-name="T10762">,<text:s/></text:span><text:span text:style-name="T10763">ὅστις</text:span><text:span text:style-name="T10764"><text:s/></text:span><text:span text:style-name="T10765">ἑτοίμως</text:span><text:span text:style-name="T10766"><text:s/></text:span><text:span text:style-name="T10767">τὰ</text:span><text:span text:style-name="T10768"><text:s/></text:span><text:span text:style-name="T10769">ἀλλότρια</text:span><text:span text:style-name="T10770"><text:s/></text:span><text:span text:style-name="T10771">λαμβάνων</text:span><text:span text:style-name="T10772">,<text:s/></text:span><text:span text:style-name="T10773">ὅταν</text:span><text:span text:style-name="T10774"><text:s/></text:span><text:span text:style-name="T10775">ἀπαιτηθῇ</text:span><text:span text:style-name="T10776"><text:s/></text:span><text:span text:style-name="T10777">ταῦτα</text:span><text:span text:style-name="T10778">,<text:s/></text:span><text:span text:style-name="T10779">οὕτως</text:span><text:span text:style-name="T10780"><text:s/></text:span><text:span text:style-name="T10781">ἄχθεται</text:span><text:span text:style-name="T10782"><text:s/></text:span><text:span text:style-name="T10783">ὥσπερ</text:span><text:span text:style-name="T10784"><text:s/></text:span><text:span text:style-name="T10785">ἐὰν</text:span><text:span text:style-name="T10786"><text:s/></text:span><text:span text:style-name="T10787">οἴκοθεν</text:span><text:span text:style-name="T10788"><text:s/></text:span><text:span text:style-name="T10789">ταῦτα</text:span><text:span text:style-name="T10790"><text:s/></text:span><text:span text:style-name="T10791">ἐδίδου</text:span><text:span text:style-name="T10792">.</text:span></text:p>
          </table:table-cell>
          <table:table-cell table:style-name="TableCell10793">
            <text:p text:style-name="P10794">THE CHILD WHO EATS FRESSURE</text:p>
            <text:p text:style-name="P10795"/>
            <text:p text:style-name="P10796">Shepherds sacrificing a goat in the countryside invited their neighbors. Among them was a poor woman who brought her child with her. As the feast progressed, the child, whose stomach was swollen with meat, feeling unwell, exclaimed: “Mother, I vomited up my entrails. — Not yours, my dear, said the mother, but the ones you ate. »</text:p>
            <text:p text:style-name="P10797"/>
            <text:p text:style-name="P10798">This fable is addressed to the debtor, who is always ready to take the property of others; if someone comes to claim it from him, he is as grieved as if he were paying with his own property.</text:p>
          </table:table-cell>
        </table:table-row>
        <table:table-row table:style-name="TableRow10799">
          <table:table-cell table:style-name="TableCell10800">
            <text:p text:style-name="P10801"><text:span text:style-name="T10802">293. Παῖς <text:s/>ἀκρίδας θηρεύων <text:s/>καὶ σκορπίος.</text:span><text:span text:style-name="T10803"><text:line-break/></text:span><text:span text:style-name="T10804">Παῖς πρὸ τοῦ τείχους ἀκρίδας ἐθήρευε. Πολλὰς δὲ συλλαβών, ὡς ἐθεάσατο σκορπίον, οἰηθεὶς ἀκρίδα εἶναι, κοιλάνας τὴν χεῖρα, οἷός τε ἦν καταφέρειν αὐτόν. Καὶ ὃς τὸ κέντρον ἐπάρας εἶπεν· « Εἶθε γὰρ τοῦτο ἐποίησας, ἵνα καὶ ἃς συνείληφας ἀκρίδας ἀπολέσῃς. »</text:span></text:p>
            <text:p text:style-name="P10805"><text:span text:style-name="T10806">Οὗτος ὁ λόγος διδάσκει μὴ δεῖν πᾶσι τοῖς χρηστοῖς καὶ τοῖς πονηροῖς κατὰ ταὐτὰ προσφέρεσθαι.</text:span></text:p>
          </table:table-cell>
          <table:table-cell table:style-name="TableCell10807">
            <text:p text:style-name="P10808">A<text:s/>Child<text:s/>Hunting<text:s/>Locusts<text:s/>And<text:s/>A<text:s/>Scorpion</text:p>
            <text:p text:style-name="P10809"/>
            <text:p text:style-name="P10810">A child was hunting grasshoppers in front of the rampart. After taking a number of them, he saw a scorpion; he took it for a grasshopper, and, digging in his hand, he was about to lay it there, when the scorpion, raising its sting, spoke to him. "Would to the gods you had done it!" at the same time you would have lost the locusts you took. »</text:p>
            <text:p text:style-name="P10811"/>
            <text:p text:style-name="P10812">This fable teaches us that we should not behave the same towards the good and the bad.</text:p>
          </table:table-cell>
        </table:table-row>
        <table:table-row table:style-name="TableRow10813">
          <table:table-cell table:style-name="TableCell10814">
            <text:p text:style-name="P10815"><text:span text:style-name="T10816">294.<text:s/></text:span><text:span text:style-name="T10817">Παῖς</text:span><text:span text:style-name="T10818"><text:s/></text:span><text:span text:style-name="T10819">καὶ</text:span><text:span text:style-name="T10820"><text:s/></text:span><text:span text:style-name="T10821">κόραξ</text:span><text:span text:style-name="T10822">.</text:span><text:span text:style-name="T10823"><text:line-break/></text:span><text:span text:style-name="T10824">Μαντευομένης</text:span><text:span text:style-name="T10825"><text:s/></text:span><text:span text:style-name="T10826">τινὸς</text:span><text:span text:style-name="T10827"><text:s/></text:span><text:span text:style-name="T10828">περὶ</text:span><text:span text:style-name="T10829"><text:s/></text:span><text:span text:style-name="T10830">τοῦ</text:span><text:span text:style-name="T10831"><text:s/></text:span><text:span text:style-name="T10832">ἑαυτῆς</text:span><text:span text:style-name="T10833"><text:s/></text:span><text:span text:style-name="T10834">παιδὸς</text:span><text:span text:style-name="T10835"><text:s/></text:span><text:span text:style-name="T10836">νηπίου</text:span><text:span text:style-name="T10837"><text:s/></text:span><text:span text:style-name="T10838">ὄντος</text:span><text:span text:style-name="T10839">,<text:s/></text:span><text:span text:style-name="T10840">οἱ</text:span><text:span text:style-name="T10841"><text:s/></text:span><text:span text:style-name="T10842">μάντεις</text:span><text:span text:style-name="T10843"><text:s/></text:span><text:span text:style-name="T10844">προέλεγον</text:span><text:span text:style-name="T10845"><text:s/></text:span><text:span text:style-name="T10846">ὅτι</text:span><text:span text:style-name="T10847"><text:s/></text:span><text:span text:style-name="T10848">ὑπὸ</text:span><text:span text:style-name="T10849"><text:s/></text:span><text:span text:style-name="T10850">κόρακος</text:span><text:span text:style-name="T10851"><text:s/></text:span><text:span text:style-name="T10852">ἀναιρεθήσεται</text:span><text:span text:style-name="T10853">.<text:s/></text:span><text:span text:style-name="T10854">Διόπερ</text:span><text:span text:style-name="T10855"><text:s/></text:span><text:span text:style-name="T10856">φοβουμένη</text:span><text:span text:style-name="T10857"><text:s/></text:span><text:span text:style-name="T10858">λάρνακα</text:span><text:span text:style-name="T10859"><text:s/></text:span><text:span text:style-name="T10860">μεγίστην</text:span><text:span text:style-name="T10861"><text:s/></text:span><text:span text:style-name="T10862">κατασκευάσασα</text:span><text:span text:style-name="T10863"><text:s/></text:span><text:span text:style-name="T10864">ἐν</text:span><text:span text:style-name="T10865"><text:s/></text:span><text:span text:style-name="T10866">ταύτῃ</text:span><text:span text:style-name="T10867"><text:s/></text:span><text:span text:style-name="T10868">αὐτὸν</text:span><text:span text:style-name="T10869"><text:s/></text:span><text:span text:style-name="T10870">καθεῖρξε</text:span><text:span text:style-name="T10871">,<text:s/></text:span><text:span text:style-name="T10872">φυλαττομένη</text:span><text:span text:style-name="T10873"><text:s/></text:span><text:span text:style-name="T10874">μὴ</text:span><text:span text:style-name="T10875"><text:s/></text:span><text:span text:style-name="T10876">ὑπὸ</text:span><text:span text:style-name="T10877"><text:s/></text:span><text:span text:style-name="T10878">κόρακος</text:span><text:span text:style-name="T10879"><text:s/></text:span><text:span text:style-name="T10880">ἀναιρεθῇ</text:span><text:span text:style-name="T10881">.<text:s/></text:span><text:span text:style-name="T10882">Καὶ</text:span><text:span text:style-name="T10883"><text:s/></text:span><text:span text:style-name="T10884">διετέλει</text:span><text:span text:style-name="T10885"><text:s/></text:span><text:span text:style-name="T10886">τεταγμέναις</text:span><text:span text:style-name="T10887"><text:s/></text:span><text:span text:style-name="T10888">ὥραις</text:span><text:span text:style-name="T10889"><text:s/></text:span><text:span text:style-name="T10890">ἀναπεταννῦσα</text:span><text:span text:style-name="T10891"><text:s/></text:span><text:span text:style-name="T10892">καὶ</text:span><text:span text:style-name="T10893"><text:s/></text:span><text:span text:style-name="T10894">τὰς</text:span><text:span text:style-name="T10895"><text:s/></text:span><text:span text:style-name="T10896">ἐπιτηδείους</text:span><text:span text:style-name="T10897"><text:s/></text:span><text:span text:style-name="T10898">αὐτῷ</text:span><text:span text:style-name="T10899"><text:s/></text:span><text:span text:style-name="T10900">τροφὰς</text:span><text:span text:style-name="T10901"><text:s/></text:span><text:span text:style-name="T10902">παρεχομένη</text:span><text:span text:style-name="T10903">.<text:s/></text:span><text:span text:style-name="T10904">Καί</text:span><text:span text:style-name="T10905"><text:s/></text:span><text:span text:style-name="T10906">ποτε</text:span><text:span text:style-name="T10907"><text:s/></text:span><text:span text:style-name="T10908">ἀνοιξάσης</text:span><text:span text:style-name="T10909"><text:s/></text:span><text:span text:style-name="T10910">αὐτῆς</text:span><text:span text:style-name="T10911"><text:s/></text:span><text:span text:style-name="T10912">καὶ</text:span><text:span text:style-name="T10913"><text:s/></text:span><text:span text:style-name="T10914">τὸ</text:span><text:span text:style-name="T10915"><text:s/></text:span><text:span text:style-name="T10916">πόμα</text:span><text:span text:style-name="T10917"><text:s/></text:span><text:span text:style-name="T10918">ἐπιθείσης</text:span><text:span text:style-name="T10919">,<text:s/></text:span><text:span text:style-name="T10920">ὁ</text:span><text:span text:style-name="T10921"><text:s/></text:span><text:span text:style-name="T10922">παῖς</text:span><text:span text:style-name="T10923"><text:s/></text:span><text:span text:style-name="T10924">ἀπροφυλάκτως</text:span><text:span text:style-name="T10925"><text:s/></text:span><text:span text:style-name="T10926">παρέκυψεν</text:span><text:span text:style-name="T10927">.<text:s/></text:span><text:span text:style-name="T10928">Οὕτω</text:span><text:span text:style-name="T10929"><text:s/></text:span><text:span text:style-name="T10930">τε</text:span><text:span text:style-name="T10931"><text:s/></text:span><text:span text:style-name="T10932">συνέβη</text:span><text:span text:style-name="T10933"><text:s/></text:span><text:span text:style-name="T10934">τῆς</text:span><text:span text:style-name="T10935"><text:s/></text:span><text:span text:style-name="T10936">λάρνακος</text:span><text:span text:style-name="T10937"><text:s/></text:span><text:span text:style-name="T10938">τὸν</text:span><text:span text:style-name="T10939"><text:s/></text:span><text:span text:style-name="T10940">κόρακα</text:span><text:span text:style-name="T10941"><text:s/></text:span><text:span text:style-name="T10942">κατὰ</text:span><text:span text:style-name="T10943"><text:s/></text:span><text:span text:style-name="T10944">τοῦ</text:span><text:span text:style-name="T10945"><text:s/></text:span><text:span text:style-name="T10946">βρέγματος</text:span><text:span text:style-name="T10947"><text:s/></text:span><text:span text:style-name="T10948">κατενεχθέντα</text:span><text:span text:style-name="T10949"><text:s/></text:span><text:span text:style-name="T10950">ἀποκτεῖναι</text:span><text:span text:style-name="T10951"><text:s/></text:span><text:span text:style-name="T10952">αὐτόν</text:span><text:span text:style-name="T10953">.</text:span></text:p>
          </table:table-cell>
          <table:table-cell table:style-name="TableCell10954">
            <text:p text:style-name="P10955">THE CHILD AND THE CROW</text:p>
            <text:p text:style-name="P10956"/>
            <text:p text:style-name="P10957">A woman asked the soothsayers about her infant son. They predicted that he would be killed by a crow. Terrified by this prediction, she had a very large ark built and locked him in it, to prevent him from being killed by a crow; and every day, at set times, she opened it and gave the child the food he needed. But one day when she had opened the ark and put the lid back on, the child had imprudently poked her head out. So it happened that the raven of the ark, falling on the top of his head, killed him.</text:p>
          </table:table-cell>
        </table:table-row>
        <text:soft-page-break/>
        <table:table-row table:style-name="TableRow10958">
          <table:table-cell table:style-name="TableCell10959">
            <text:p text:style-name="P10960"><text:span text:style-name="T10961">295.<text:s/></text:span><text:span text:style-name="T10962">Παῖς</text:span><text:span text:style-name="T10963"><text:s/></text:span><text:span text:style-name="T10964">καὶ</text:span><text:span text:style-name="T10965"><text:s/></text:span><text:span text:style-name="T10966">λέων</text:span><text:span text:style-name="T10967"><text:s text:c="2"/></text:span><text:span text:style-name="T10968">γεγραμμένος</text:span><text:span text:style-name="T10969"><text:s/>.</text:span><text:span text:style-name="T10970"><text:line-break/></text:span><text:span text:style-name="T10971">Υἱόν</text:span><text:span text:style-name="T10972"><text:s/></text:span><text:span text:style-name="T10973">τις</text:span><text:span text:style-name="T10974"><text:s/></text:span><text:span text:style-name="T10975">μονογενῆ</text:span><text:span text:style-name="T10976"><text:s/></text:span><text:span text:style-name="T10977">γέρων</text:span><text:span text:style-name="T10978"><text:s/></text:span><text:span text:style-name="T10979">δειλὸς</text:span><text:span text:style-name="T10980"><text:s/></text:span><text:span text:style-name="T10981">ἔχων</text:span><text:span text:style-name="T10982"><text:s/></text:span><text:span text:style-name="T10983">γενναῖον</text:span><text:span text:style-name="T10984"><text:s/></text:span><text:span text:style-name="T10985">καὶ</text:span><text:span text:style-name="T10986"><text:s/></text:span><text:span text:style-name="T10987">κυνηγεῖν</text:span><text:span text:style-name="T10988"><text:s/></text:span><text:span text:style-name="T10989">ἐφιέμενον</text:span><text:span text:style-name="T10990">,<text:s/></text:span><text:span text:style-name="T10991">τοῦτον</text:span><text:span text:style-name="T10992"><text:s/></text:span><text:span text:style-name="T10993">καθ</text:span><text:span text:style-name="T10994">’<text:s/></text:span><text:span text:style-name="T10995">ὕπνους</text:span><text:span text:style-name="T10996"><text:s/></text:span><text:span text:style-name="T10997">εἶδεν</text:span><text:span text:style-name="T10998"><text:s/></text:span><text:span text:style-name="T10999">ὑπὸ</text:span><text:span text:style-name="T11000"><text:s/></text:span><text:span text:style-name="T11001">λέοντος</text:span><text:span text:style-name="T11002"><text:s/></text:span><text:span text:style-name="T11003">θανατωθέντα</text:span><text:span text:style-name="T11004">.<text:s/></text:span><text:span text:style-name="T11005">Φοβηθεὶς</text:span><text:span text:style-name="T11006"><text:s/></text:span><text:span text:style-name="T11007">δὲ</text:span><text:span text:style-name="T11008"><text:s/></text:span><text:span text:style-name="T11009">μὴ</text:span><text:span text:style-name="T11010"><text:s/></text:span><text:span text:style-name="T11011">ὕπαρ</text:span><text:span text:style-name="T11012"><text:s/></text:span><text:span text:style-name="T11013">γένηται</text:span><text:span text:style-name="T11014"><text:s/></text:span><text:span text:style-name="T11015">καὶ</text:span><text:span text:style-name="T11016"><text:s/></text:span><text:span text:style-name="T11017">ἀληθεύσῃ</text:span><text:span text:style-name="T11018"><text:s/></text:span><text:span text:style-name="T11019">ὁ</text:span><text:span text:style-name="T11020"><text:s/></text:span><text:span text:style-name="T11021">ὄνειρος</text:span><text:span text:style-name="T11022">,<text:s/></text:span><text:span text:style-name="T11023">οἴκημα</text:span><text:span text:style-name="T11024"><text:s/></text:span><text:span text:style-name="T11025">κάλλιστον</text:span><text:span text:style-name="T11026"><text:s/></text:span><text:span text:style-name="T11027">καὶ</text:span><text:span text:style-name="T11028"><text:s/></text:span><text:span text:style-name="T11029">μετέωρον</text:span><text:span text:style-name="T11030"><text:s/></text:span><text:span text:style-name="T11031">κατασκευάσας</text:span><text:span text:style-name="T11032">,<text:s/></text:span><text:span text:style-name="T11033">ἐκεῖσε</text:span><text:span text:style-name="T11034"><text:s/></text:span><text:span text:style-name="T11035">τὸν</text:span><text:span text:style-name="T11036"><text:s/></text:span><text:span text:style-name="T11037">υἱὸν</text:span><text:span text:style-name="T11038"><text:s/></text:span><text:span text:style-name="T11039">παρεφύλαττε</text:span><text:span text:style-name="T11040">.<text:s/></text:span><text:span text:style-name="T11041">Ἐζωγράφησε</text:span><text:span text:style-name="T11042"><text:s/></text:span><text:span text:style-name="T11043">δὲ</text:span><text:span text:style-name="T11044"><text:s/></text:span><text:span text:style-name="T11045">καὶ</text:span><text:span text:style-name="T11046"><text:s/></text:span><text:span text:style-name="T11047">τὸ</text:span><text:span text:style-name="T11048"><text:s/></text:span><text:span text:style-name="T11049">οἴκημα</text:span><text:span text:style-name="T11050"><text:s/></text:span><text:span text:style-name="T11051">πρὸς</text:span><text:span text:style-name="T11052"><text:s/></text:span><text:span text:style-name="T11053">τέρψιν</text:span><text:span text:style-name="T11054"><text:s/></text:span><text:span text:style-name="T11055">παντοίοις</text:span><text:span text:style-name="T11056"><text:s/></text:span><text:span text:style-name="T11057">ζῴοις</text:span><text:span text:style-name="T11058">,<text:s/></text:span><text:span text:style-name="T11059">ἐν</text:span><text:span text:style-name="T11060"><text:s/></text:span><text:span text:style-name="T11061">οἷς</text:span><text:span text:style-name="T11062"><text:s/></text:span><text:span text:style-name="T11063">καὶ</text:span><text:span text:style-name="T11064"><text:s/></text:span><text:span text:style-name="T11065">λέων</text:span><text:span text:style-name="T11066"><text:s/></text:span><text:span text:style-name="T11067">ἐμορφώθη</text:span><text:span text:style-name="T11068">.<text:s/></text:span><text:span text:style-name="T11069">Ὁ</text:span><text:span text:style-name="T11070"><text:s/></text:span><text:span text:style-name="T11071">δὲ</text:span><text:span text:style-name="T11072"><text:s/></text:span><text:span text:style-name="T11073">ταῦτα</text:span><text:span text:style-name="T11074"><text:s/></text:span><text:span text:style-name="T11075">μᾶλλον</text:span><text:span text:style-name="T11076"><text:s/></text:span><text:span text:style-name="T11077">ὁρῶν</text:span><text:span text:style-name="T11078"><text:s/></text:span><text:span text:style-name="T11079">πλείω</text:span><text:span text:style-name="T11080"><text:s/></text:span><text:span text:style-name="T11081">τὴν</text:span><text:span text:style-name="T11082"><text:s/></text:span><text:span text:style-name="T11083">λύπην</text:span><text:span text:style-name="T11084"><text:s/></text:span><text:span text:style-name="T11085">εἶχε</text:span><text:span text:style-name="T11086">.<text:s/></text:span><text:span text:style-name="T11087">Καὶ</text:span><text:span text:style-name="T11088"><text:s/></text:span><text:span text:style-name="T11089">δήποτε</text:span><text:span text:style-name="T11090"><text:s/></text:span><text:span text:style-name="T11091">πλησίον</text:span><text:span text:style-name="T11092"><text:s/></text:span><text:span text:style-name="T11093">τοῦ</text:span><text:span text:style-name="T11094"><text:s/></text:span><text:span text:style-name="T11095">λέοντος</text:span><text:span text:style-name="T11096"><text:s/></text:span><text:span text:style-name="T11097">στάς</text:span><text:span text:style-name="T11098">· «<text:s/></text:span><text:span text:style-name="T11099">Ὦ</text:span><text:span text:style-name="T11100"><text:s/></text:span><text:span text:style-name="T11101">κάκιστον</text:span><text:span text:style-name="T11102"><text:s/></text:span><text:span text:style-name="T11103">θηρίον</text:span><text:span text:style-name="T11104">,<text:s/></text:span><text:span text:style-name="T11105">εἶπε</text:span><text:span text:style-name="T11106">,<text:s/></text:span><text:span text:style-name="T11107">διὰ</text:span><text:span text:style-name="T11108"><text:s/></text:span><text:span text:style-name="T11109">σὲ</text:span><text:span text:style-name="T11110"><text:s/></text:span><text:span text:style-name="T11111">καὶ</text:span><text:span text:style-name="T11112"><text:s/></text:span><text:span text:style-name="T11113">τὸν</text:span><text:span text:style-name="T11114"><text:s/></text:span><text:span text:style-name="T11115">ψεύστην</text:span><text:span text:style-name="T11116"><text:s/></text:span><text:span text:style-name="T11117">ὄνειρον</text:span><text:span text:style-name="T11118"><text:s/></text:span><text:span text:style-name="T11119">τοῦ</text:span><text:span text:style-name="T11120"><text:s/></text:span><text:span text:style-name="T11121">ἐμοῦ</text:span><text:span text:style-name="T11122"><text:s/></text:span><text:span text:style-name="T11123">πατρὸς</text:span><text:span text:style-name="T11124"><text:s/></text:span><text:span text:style-name="T11125">γυναικείᾳ</text:span><text:span text:style-name="T11126"><text:s/></text:span><text:span text:style-name="T11127">ἐνεκλείσθην</text:span><text:span text:style-name="T11128"><text:s/></text:span><text:span text:style-name="T11129">φρουρᾷ</text:span><text:span text:style-name="T11130">·<text:s/></text:span><text:span text:style-name="T11131">τί</text:span><text:span text:style-name="T11132"><text:s/></text:span><text:span text:style-name="T11133">σοι</text:span><text:span text:style-name="T11134"><text:s/></text:span><text:span text:style-name="T11135">ποιήσω</text:span><text:span text:style-name="T11136"><text:s/>; »<text:s/></text:span><text:span text:style-name="T11137">Καὶ</text:span><text:span text:style-name="T11138"><text:s/></text:span><text:span text:style-name="T11139">εἰπὼν</text:span><text:span text:style-name="T11140"><text:s/></text:span><text:span text:style-name="T11141">ἐπέβαλε</text:span><text:span text:style-name="T11142"><text:s/></text:span><text:span text:style-name="T11143">τὴν</text:span><text:span text:style-name="T11144"><text:s/></text:span><text:span text:style-name="T11145">χεῖρα</text:span><text:span text:style-name="T11146"><text:s/></text:span><text:span text:style-name="T11147">τῷ</text:span><text:span text:style-name="T11148"><text:s/></text:span><text:span text:style-name="T11149">τοίχῳ</text:span><text:span text:style-name="T11150"><text:s/></text:span><text:span text:style-name="T11151">ὡς</text:span><text:span text:style-name="T11152"><text:s/></text:span><text:span text:style-name="T11153">τυφλώσων</text:span><text:span text:style-name="T11154"><text:s/></text:span><text:span text:style-name="T11155">τὸν</text:span><text:span text:style-name="T11156"><text:s/></text:span><text:span text:style-name="T11157">λέοντα</text:span><text:span text:style-name="T11158">.<text:s/></text:span><text:span text:style-name="T11159">Σκόλοψ</text:span><text:span text:style-name="T11160"><text:s/></text:span><text:span text:style-name="T11161">δὲ</text:span><text:span text:style-name="T11162"><text:s/></text:span><text:span text:style-name="T11163">τῷ</text:span><text:span text:style-name="T11164"><text:s/></text:span><text:span text:style-name="T11165">ὄνυχι</text:span><text:span text:style-name="T11166"><text:s/></text:span><text:span text:style-name="T11167">αὐτοῦ</text:span><text:span text:style-name="T11168"><text:s/></text:span><text:span text:style-name="T11169">ὑπεισδὺς</text:span><text:span text:style-name="T11170"><text:s/></text:span><text:span text:style-name="T11171">ἄλγημα</text:span><text:span text:style-name="T11172"><text:s/></text:span><text:span text:style-name="T11173">ὀξὺ</text:span><text:span text:style-name="T11174"><text:s/></text:span><text:span text:style-name="T11175">καὶ</text:span><text:span text:style-name="T11176"><text:s/></text:span><text:span text:style-name="T11177">φλεγμονὴν</text:span><text:span text:style-name="T11178"><text:s/></text:span><text:span text:style-name="T11179">μέχρι</text:span><text:span text:style-name="T11180"><text:s/></text:span><text:span text:style-name="T11181">βουβώνων</text:span><text:span text:style-name="T11182"><text:s/></text:span><text:span text:style-name="T11183">εἰργάσατο</text:span><text:span text:style-name="T11184">·<text:s/></text:span><text:span text:style-name="T11185">πυρετός</text:span><text:span text:style-name="T11186"><text:s/></text:span><text:span text:style-name="T11187">τε</text:span><text:span text:style-name="T11188"><text:s/></text:span><text:span text:style-name="T11189">ἐπὶ</text:span><text:span text:style-name="T11190"><text:s/></text:span><text:span text:style-name="T11191">τούτοις</text:span><text:span text:style-name="T11192"><text:s/></text:span><text:span text:style-name="T11193">ἀνάψας</text:span><text:span text:style-name="T11194"><text:s/></text:span><text:span text:style-name="T11195">τὸν</text:span><text:span text:style-name="T11196"><text:s/></text:span><text:span text:style-name="T11197">παῖδα</text:span><text:span text:style-name="T11198"><text:s/></text:span><text:span text:style-name="T11199">θᾶττον</text:span><text:span text:style-name="T11200"><text:s/></text:span><text:span text:style-name="T11201">τοῦ</text:span><text:span text:style-name="T11202"><text:s/></text:span><text:span text:style-name="T11203">βίου</text:span><text:span text:style-name="T11204"><text:s/></text:span><text:span text:style-name="T11205">ὑπεξήγαγεν</text:span><text:span text:style-name="T11206">.<text:s/></text:span><text:span text:style-name="T11207">Ὁ</text:span><text:span text:style-name="T11208"><text:s/></text:span><text:span text:style-name="T11209">δὲ</text:span><text:span text:style-name="T11210"><text:s/></text:span><text:span text:style-name="T11211">λέων</text:span><text:span text:style-name="T11212"><text:s/></text:span><text:span text:style-name="T11213">καίπερ</text:span><text:span text:style-name="T11214"><text:s/></text:span><text:span text:style-name="T11215">γραπτὸς</text:span><text:span text:style-name="T11216"><text:s/></text:span><text:span text:style-name="T11217">ὢν</text:span><text:span text:style-name="T11218"><text:s/></text:span><text:span text:style-name="T11219">τοῦτον</text:span><text:span text:style-name="T11220"><text:s/></text:span><text:span text:style-name="T11221">ἀνῃρήκει</text:span><text:span text:style-name="T11222">,<text:s/></text:span><text:span text:style-name="T11223">μηδὲν</text:span><text:span text:style-name="T11224"><text:s/></text:span><text:span text:style-name="T11225">τῷ</text:span><text:span text:style-name="T11226"><text:s/></text:span><text:span text:style-name="T11227">τοῦ</text:span><text:span text:style-name="T11228"><text:s/></text:span><text:span text:style-name="T11229">πατρὸς</text:span><text:span text:style-name="T11230"><text:s/></text:span><text:span text:style-name="T11231">ὠφεληθέντα</text:span><text:span text:style-name="T11232"><text:s/></text:span><text:span text:style-name="T11233">σοφίσματι</text:span><text:span text:style-name="T11234">.</text:span></text:p>
            <text:p text:style-name="P11235"><text:span text:style-name="T11236">Ὅτι</text:span><text:span text:style-name="T11237"><text:s/></text:span><text:span text:style-name="T11238">ἃ</text:span><text:span text:style-name="T11239"><text:s/></text:span><text:span text:style-name="T11240">δὴ</text:span><text:span text:style-name="T11241"><text:s/></text:span><text:span text:style-name="T11242">μέλλει</text:span><text:span text:style-name="T11243"><text:s/></text:span><text:span text:style-name="T11244">συμβαίνειν</text:span><text:span text:style-name="T11245"><text:s/></text:span><text:span text:style-name="T11246">τινί</text:span><text:span text:style-name="T11247">,<text:s/></text:span><text:span text:style-name="T11248">ἐγκαρτερείτω</text:span><text:span text:style-name="T11249"><text:s/></text:span><text:span text:style-name="T11250">τούτοις</text:span><text:span text:style-name="T11251"><text:s/></text:span><text:span text:style-name="T11252">γενναίως</text:span><text:span text:style-name="T11253"><text:s/></text:span><text:span text:style-name="T11254">καὶ</text:span><text:span text:style-name="T11255"><text:s/></text:span><text:span text:style-name="T11256">μὴ</text:span><text:span text:style-name="T11257"><text:s/></text:span><text:span text:style-name="T11258">σοφιζέσθω</text:span><text:span text:style-name="T11259">·<text:s/></text:span><text:span text:style-name="T11260">οὐ</text:span><text:span text:style-name="T11261"><text:s/></text:span><text:span text:style-name="T11262">γὰρ</text:span><text:span text:style-name="T11263"><text:s/></text:span><text:span text:style-name="T11264">ἐκφεύξεται</text:span><text:span text:style-name="T11265">.</text:span></text:p>
          </table:table-cell>
          <table:table-cell table:style-name="TableCell11266">
            <text:p text:style-name="P11267">THE SON AND THE PAINTED LION</text:p>
            <text:p text:style-name="P11268"/>
            <text:p text:style-name="P11269">A fearful old man had an only son full of courage and passionate about hunting; he saw him in a dream perish under the claw of a lion. Fearing that the dream was real and would come true, he had a lofty and masonry apartment built glorious , and he kept his son there. He had painted, to distract him, animals of all kinds, among which was also a lion. But the sight of all these paintings only increased the boredom of the young man. One day approaching the lion: "Bad beast," he cried, "it's because of you and my father's lying dream that I've been locked up in this women's prison." What could I do to you? At these words he slammed his hand against the wall, to gouge out the lion's eye. But a spike dug under his fingernail and caused him sharp pain and inflammation that resulted in a tumour. The fever having kindled over this soon caused him to pass from life to death. The lion, for being only a painted lion, nevertheless killed the young man, to whom his father's artifice was of no avail.</text:p>
            <text:p text:style-name="P11270"/>
            <text:p text:style-name="P11271">This fable shows that we must bravely accept the fate that awaits us, and not trick it, because we cannot escape it.</text:p>
          </table:table-cell>
        </table:table-row>
        <text:soft-page-break/>
        <table:table-row table:style-name="TableRow11272">
          <table:table-cell table:style-name="TableCell11273">
            <text:p text:style-name="P11274"><text:span text:style-name="T11275">296.<text:s/></text:span><text:span text:style-name="T11276">Παῖς</text:span><text:span text:style-name="T11277"><text:s/></text:span><text:span text:style-name="T11278">κλέπτης</text:span><text:span text:style-name="T11279"><text:s/></text:span><text:span text:style-name="T11280">καὶ</text:span><text:span text:style-name="T11281"><text:s/></text:span><text:span text:style-name="T11282">μήτηρ</text:span><text:span text:style-name="T11283">.</text:span><text:span text:style-name="T11284"><text:line-break/></text:span><text:span text:style-name="T11285">Παῖς</text:span><text:span text:style-name="T11286"><text:s/></text:span><text:span text:style-name="T11287">ἐκ</text:span><text:span text:style-name="T11288"><text:s/></text:span><text:span text:style-name="T11289">διδασκαλείου</text:span><text:span text:style-name="T11290"><text:s/></text:span><text:span text:style-name="T11291">τὴν</text:span><text:span text:style-name="T11292"><text:s/></text:span><text:span text:style-name="T11293">τοῦ</text:span><text:span text:style-name="T11294"><text:s/></text:span><text:span text:style-name="T11295">συμφοιτητοῦ</text:span><text:span text:style-name="T11296"><text:s/></text:span><text:span text:style-name="T11297">δέλτον</text:span><text:span text:style-name="T11298"><text:s/></text:span><text:span text:style-name="T11299">ὑφελόμενος</text:span><text:span text:style-name="T11300"><text:s/></text:span><text:span text:style-name="T11301">τῇ</text:span><text:span text:style-name="T11302"><text:s/></text:span><text:span text:style-name="T11303">μητρὶ</text:span><text:span text:style-name="T11304"><text:s/></text:span><text:span text:style-name="T11305">ἐκόμισε</text:span><text:span text:style-name="T11306">.<text:s/></text:span><text:span text:style-name="T11307">Τῆς</text:span><text:span text:style-name="T11308"><text:s/></text:span><text:span text:style-name="T11309">δὲ</text:span><text:span text:style-name="T11310"><text:s/></text:span><text:span text:style-name="T11311">οὐ</text:span><text:span text:style-name="T11312"><text:s/></text:span><text:span text:style-name="T11313">μόνον</text:span><text:span text:style-name="T11314"><text:s/></text:span><text:span text:style-name="T11315">αὐτῷ</text:span><text:span text:style-name="T11316"><text:s/></text:span><text:span text:style-name="T11317">μὴ</text:span><text:span text:style-name="T11318"><text:s/></text:span><text:span text:style-name="T11319">ἐπιπληξάσης</text:span><text:span text:style-name="T11320">,<text:s/></text:span><text:span text:style-name="T11321">ἀλλὰ</text:span><text:span text:style-name="T11322"><text:s/></text:span><text:span text:style-name="T11323">μᾶλλον</text:span><text:span text:style-name="T11324"><text:s/></text:span><text:span text:style-name="T11325">ἐπαινεσάσης</text:span><text:span text:style-name="T11326"><text:s/></text:span><text:span text:style-name="T11327">αὐτὸν</text:span><text:span text:style-name="T11328">,<text:s/></text:span><text:span text:style-name="T11329">ἐκ</text:span><text:span text:style-name="T11330"><text:s/></text:span><text:span text:style-name="T11331">δευτέρου</text:span><text:span text:style-name="T11332"><text:s/></text:span><text:span text:style-name="T11333">ἱμάτιον</text:span><text:span text:style-name="T11334"><text:s/></text:span><text:span text:style-name="T11335">κλέψας</text:span><text:span text:style-name="T11336"><text:s/></text:span><text:span text:style-name="T11337">ἤνεγκεν</text:span><text:span text:style-name="T11338"><text:s/></text:span><text:span text:style-name="T11339">αὐτῇ</text:span><text:span text:style-name="T11340">.<text:s/></text:span><text:span text:style-name="T11341">Ἔτι</text:span><text:span text:style-name="T11342"><text:s/></text:span><text:span text:style-name="T11343">δὲ</text:span><text:span text:style-name="T11344"><text:s/></text:span><text:span text:style-name="T11345">μᾶλλον</text:span><text:span text:style-name="T11346"><text:s/></text:span><text:span text:style-name="T11347">ἐπαινεσάσης</text:span><text:span text:style-name="T11348"><text:s/></text:span><text:span text:style-name="T11349">αὐτὸν</text:span><text:span text:style-name="T11350"><text:s/></text:span><text:span text:style-name="T11351">ἐκείνης</text:span><text:span text:style-name="T11352">,<text:s/></text:span><text:span text:style-name="T11353">προϊὼν</text:span><text:span text:style-name="T11354"><text:s/></text:span><text:span text:style-name="T11355">τοῖς</text:span><text:span text:style-name="T11356"><text:s/></text:span><text:span text:style-name="T11357">χρόνοις</text:span><text:span text:style-name="T11358">,<text:s/></text:span><text:span text:style-name="T11359">ὡς</text:span><text:span text:style-name="T11360"><text:s/></text:span><text:span text:style-name="T11361">νεανίας</text:span><text:span text:style-name="T11362"><text:s/></text:span><text:span text:style-name="T11363">ἐγένετο</text:span><text:span text:style-name="T11364">,<text:s/></text:span><text:span text:style-name="T11365">ἤδη</text:span><text:span text:style-name="T11366"><text:s/></text:span><text:span text:style-name="T11367">καὶ</text:span><text:span text:style-name="T11368"><text:s/></text:span><text:span text:style-name="T11369">τὰ</text:span><text:span text:style-name="T11370"><text:s/></text:span><text:span text:style-name="T11371">μείζονα</text:span><text:span text:style-name="T11372"><text:s/></text:span><text:span text:style-name="T11373">κλέπτειν</text:span><text:span text:style-name="T11374"><text:s/></text:span><text:span text:style-name="T11375">ἐπεχείρει</text:span><text:span text:style-name="T11376">.<text:s/></text:span><text:span text:style-name="T11377">Ληφθεὶς</text:span><text:span text:style-name="T11378"><text:s/></text:span><text:span text:style-name="T11379">δέ</text:span><text:span text:style-name="T11380"><text:s/></text:span><text:span text:style-name="T11381">ποτε</text:span><text:span text:style-name="T11382"><text:s/></text:span><text:span text:style-name="T11383">ἐπ</text:span><text:span text:style-name="T11384">’<text:s/></text:span><text:span text:style-name="T11385">αὐτοφώρῳ</text:span><text:span text:style-name="T11386"><text:s/></text:span><text:span text:style-name="T11387">καὶ</text:span><text:span text:style-name="T11388"><text:s/></text:span><text:span text:style-name="T11389">περιαγκωνισθεὶς</text:span><text:span text:style-name="T11390"><text:s/></text:span><text:span text:style-name="T11391">ἐπὶ</text:span><text:span text:style-name="T11392"><text:s/></text:span><text:span text:style-name="T11393">τὸν</text:span><text:span text:style-name="T11394"><text:s/></text:span><text:span text:style-name="T11395">δήμιον</text:span><text:span text:style-name="T11396"><text:s/></text:span><text:span text:style-name="T11397">ἀπήγετο</text:span><text:span text:style-name="T11398">.<text:s/></text:span><text:span text:style-name="T11399">Τῆς</text:span><text:span text:style-name="T11400"><text:s/></text:span><text:span text:style-name="T11401">δὲ</text:span><text:span text:style-name="T11402"><text:s/></text:span><text:span text:style-name="T11403">ἐπακολουθούσης</text:span><text:span text:style-name="T11404"><text:s/></text:span><text:span text:style-name="T11405">αὐτῷ</text:span><text:span text:style-name="T11406"><text:s/></text:span><text:span text:style-name="T11407">καὶ</text:span><text:span text:style-name="T11408"><text:s/></text:span><text:span text:style-name="T11409">στερνοκοπουμένης</text:span><text:span text:style-name="T11410">,<text:s/></text:span><text:span text:style-name="T11411">εἶπε</text:span><text:span text:style-name="T11412"><text:s/></text:span><text:span text:style-name="T11413">βούλεσθαί</text:span><text:span text:style-name="T11414"><text:s/></text:span><text:span text:style-name="T11415">τι</text:span><text:span text:style-name="T11416"><text:s/></text:span><text:span text:style-name="T11417">αὐτῇ</text:span><text:span text:style-name="T11418"><text:s/></text:span><text:span text:style-name="T11419">εἰπεῖν</text:span><text:span text:style-name="T11420"><text:s/></text:span><text:span text:style-name="T11421">πρὸς</text:span><text:span text:style-name="T11422"><text:s/></text:span><text:span text:style-name="T11423">τὸ</text:span><text:span text:style-name="T11424"><text:s/></text:span><text:span text:style-name="T11425">οὖς</text:span><text:span text:style-name="T11426">·<text:s/></text:span><text:span text:style-name="T11427">καὶ</text:span><text:span text:style-name="T11428"><text:s/></text:span><text:span text:style-name="T11429">ἐπεὶ</text:span><text:span text:style-name="T11430"><text:s/></text:span><text:span text:style-name="T11431">τάχιστα</text:span><text:span text:style-name="T11432"><text:s/></text:span><text:span text:style-name="T11433">αὐτῷ</text:span><text:span text:style-name="T11434"><text:s/></text:span><text:span text:style-name="T11435">προσῆλθε</text:span><text:span text:style-name="T11436">,<text:s/></text:span><text:span text:style-name="T11437">τοῦ</text:span><text:span text:style-name="T11438"><text:s/></text:span><text:span text:style-name="T11439">ὠτίου</text:span><text:span text:style-name="T11440"><text:s/></text:span><text:span text:style-name="T11441">ἐπιλαβόμενος</text:span><text:span text:style-name="T11442">,<text:s/></text:span><text:span text:style-name="T11443">κατέδακεν</text:span><text:span text:style-name="T11444"><text:s/></text:span><text:span text:style-name="T11445">αὐτό</text:span><text:span text:style-name="T11446">.<text:s/></text:span><text:span text:style-name="T11447">Τῆς</text:span><text:span text:style-name="T11448"><text:s/></text:span><text:span text:style-name="T11449">δὲ</text:span><text:span text:style-name="T11450"><text:s/></text:span><text:span text:style-name="T11451">κατηγορούσης</text:span><text:span text:style-name="T11452"><text:s/></text:span><text:span text:style-name="T11453">αὐτοῦ</text:span><text:span text:style-name="T11454"><text:s/></text:span><text:span text:style-name="T11455">δυσσέβειαν</text:span><text:span text:style-name="T11456">,<text:s/></text:span><text:span text:style-name="T11457">εἴπερ</text:span><text:span text:style-name="T11458"><text:s/></text:span><text:span text:style-name="T11459">μὴ</text:span><text:span text:style-name="T11460"><text:s/></text:span><text:span text:style-name="T11461">ἀρκεσθεὶς</text:span><text:span text:style-name="T11462"><text:s/></text:span><text:span text:style-name="T11463">οἷς</text:span><text:span text:style-name="T11464"><text:s/></text:span><text:span text:style-name="T11465">ἤδη</text:span><text:span text:style-name="T11466"><text:s/></text:span><text:span text:style-name="T11467">πεπλημμέληκε</text:span><text:span text:style-name="T11468">,<text:s/></text:span><text:span text:style-name="T11469">καὶ</text:span><text:span text:style-name="T11470"><text:s/></text:span><text:span text:style-name="T11471">τὴν</text:span><text:span text:style-name="T11472"><text:s/></text:span><text:span text:style-name="T11473">μητέρα</text:span><text:span text:style-name="T11474"><text:s/></text:span><text:span text:style-name="T11475">ἐλωβήσατο</text:span><text:span text:style-name="T11476">,<text:s/></text:span><text:span text:style-name="T11477">ἐκεῖνος</text:span><text:span text:style-name="T11478"><text:s/></text:span><text:span text:style-name="T11479">ὑποτυχὼν</text:span><text:span text:style-name="T11480"><text:s/></text:span><text:span text:style-name="T11481">εἶπεν</text:span><text:span text:style-name="T11482">· «<text:s/></text:span><text:span text:style-name="T11483">Ἀλλὰ</text:span><text:span text:style-name="T11484"><text:s/></text:span><text:span text:style-name="T11485">τότε</text:span><text:span text:style-name="T11486"><text:s/></text:span><text:span text:style-name="T11487">ὅτε</text:span><text:span text:style-name="T11488"><text:s/></text:span><text:span text:style-name="T11489">σοι</text:span><text:span text:style-name="T11490"><text:s/></text:span><text:span text:style-name="T11491">πρῶτον</text:span><text:span text:style-name="T11492"><text:s/></text:span><text:span text:style-name="T11493">τὴν</text:span><text:span text:style-name="T11494"><text:s/></text:span><text:span text:style-name="T11495">δέλτον</text:span><text:span text:style-name="T11496"><text:s/></text:span><text:span text:style-name="T11497">κλέψας</text:span><text:span text:style-name="T11498"><text:s/></text:span><text:span text:style-name="T11499">ἤνεγκα</text:span><text:span text:style-name="T11500">,<text:s/></text:span><text:span text:style-name="T11501">εἰ</text:span><text:span text:style-name="T11502"><text:s/></text:span><text:span text:style-name="T11503">ἐπέπληξάς</text:span><text:span text:style-name="T11504"><text:s/></text:span><text:span text:style-name="T11505">μοι</text:span><text:span text:style-name="T11506">,<text:s/></text:span><text:span text:style-name="T11507">οὐκ</text:span><text:span text:style-name="T11508"><text:s/></text:span><text:span text:style-name="T11509">ἂν</text:span><text:span text:style-name="T11510"><text:s/></text:span><text:span text:style-name="T11511">μέχρι</text:span><text:span text:style-name="T11512"><text:s/></text:span><text:span text:style-name="T11513">τούτου</text:span><text:span text:style-name="T11514"><text:s/></text:span><text:span text:style-name="T11515">ἐχώρησα</text:span><text:span text:style-name="T11516">,<text:s/></text:span><text:span text:style-name="T11517">ὡς</text:span><text:span text:style-name="T11518"><text:s/></text:span><text:span text:style-name="T11519">καὶ</text:span><text:span text:style-name="T11520"><text:s/></text:span><text:span text:style-name="T11521">ἐπὶ</text:span><text:span text:style-name="T11522"><text:s/></text:span><text:span text:style-name="T11523">θάνατον</text:span><text:span text:style-name="T11524"><text:s/></text:span><text:span text:style-name="T11525">ἀπάγεσθαι</text:span><text:span text:style-name="T11526">. »</text:span></text:p>
            <text:p text:style-name="P11527"><text:span text:style-name="T11528">Ὁ</text:span><text:span text:style-name="T11529"><text:s/></text:span><text:span text:style-name="T11530">λόγος</text:span><text:span text:style-name="T11531"><text:s/></text:span><text:span text:style-name="T11532">δηλοῖ</text:span><text:span text:style-name="T11533"><text:s/></text:span><text:span text:style-name="T11534">ὅτι</text:span><text:span text:style-name="T11535"><text:s/></text:span><text:span text:style-name="T11536">τὸ</text:span><text:span text:style-name="T11537"><text:s/></text:span><text:span text:style-name="T11538">κατ</text:span><text:span text:style-name="T11539">’<text:s/></text:span><text:span text:style-name="T11540">ἀρχὰς</text:span><text:span text:style-name="T11541"><text:s/></text:span><text:span text:style-name="T11542">κολαζόμενον</text:span><text:span text:style-name="T11543"><text:s/></text:span><text:span text:style-name="T11544">ἐπὶ</text:span><text:span text:style-name="T11545"><text:s/></text:span><text:span text:style-name="T11546">μεῖζον</text:span><text:span text:style-name="T11547"><text:s/></text:span><text:span text:style-name="T11548">αὔξεται</text:span><text:span text:style-name="T11549">.</text:span></text:p>
          </table:table-cell>
          <table:table-cell table:style-name="TableCell11550">
            <text:p text:style-name="P11551">A<text:s/>THIEF CHILD AND HIS MOTHER</text:p>
            <text:p text:style-name="P11552">A child stole his classmate's tablets from school and brought them to his mother, who, instead of correcting him, praised him. Another time he stole a coat and brought it to her; she praised him even more. From then on, growing in age and becoming a young man, he took to more important thefts. But one day he was caught in the act; they tied his hands behind his back, and led him to the executioner. His mother went with him and beat her chest. He said he wanted to whisper something in her ear. As soon as she approached, he grabbed her earlobe and bit it off. She reproached him for his impiety: not content with the crimes he had already committed, he had just mutilated his mother again! He replied, "If at the time when I first brought you the tablet which I had stolen, you had beaten me, I would not have come to the point where I am: I would not be led to death.<text:line-break/><text:line-break/>This fable shows that what is not repressed from the beginning grows and increases.</text:p>
          </table:table-cell>
        </table:table-row>
        <table:table-row table:style-name="TableRow11553">
          <table:table-cell table:style-name="TableCell11554">
            <text:p text:style-name="P11555"><text:span text:style-name="T11556">297.<text:s/></text:span><text:span text:style-name="T11557">Παῖς</text:span><text:span text:style-name="T11558"><text:s/></text:span><text:span text:style-name="T11559">λουόμενος</text:span><text:span text:style-name="T11560">.</text:span><text:span text:style-name="T11561"><text:line-break/></text:span><text:span text:style-name="T11562">Παῖς</text:span><text:span text:style-name="T11563"><text:s/></text:span><text:span text:style-name="T11564">ποτε</text:span><text:span text:style-name="T11565"><text:s/></text:span><text:span text:style-name="T11566">λουόμενος</text:span><text:span text:style-name="T11567"><text:s/></text:span><text:span text:style-name="T11568">ἔν</text:span><text:span text:style-name="T11569"><text:s/></text:span><text:span text:style-name="T11570">τινι</text:span><text:span text:style-name="T11571"><text:s/></text:span><text:span text:style-name="T11572">ποταμῷ</text:span><text:span text:style-name="T11573"><text:s/></text:span><text:span text:style-name="T11574">ἐκινδύνευσεν</text:span><text:span text:style-name="T11575"><text:s/></text:span><text:span text:style-name="T11576">ἀποπνιγῆναι</text:span><text:span text:style-name="T11577">.<text:s/></text:span><text:span text:style-name="T11578">Ἰδὼν</text:span><text:span text:style-name="T11579"><text:s/></text:span><text:span text:style-name="T11580">δέ</text:span><text:span text:style-name="T11581"><text:s/></text:span><text:span text:style-name="T11582">τινα</text:span><text:span text:style-name="T11583"><text:s/></text:span><text:span text:style-name="T11584">ὁδοιπόρον</text:span><text:span text:style-name="T11585">,<text:s/></text:span><text:span text:style-name="T11586">τοῦτον</text:span><text:span text:style-name="T11587"><text:s/></text:span><text:span text:style-name="T11588">ἐπὶ</text:span><text:span text:style-name="T11589"><text:s/></text:span><text:span text:style-name="T11590">βοηθείᾳ</text:span><text:span text:style-name="T11591"><text:s/></text:span><text:span text:style-name="T11592">ἐκάλει</text:span><text:span text:style-name="T11593">.<text:s/></text:span><text:span text:style-name="T11594">Ὁ</text:span><text:span text:style-name="T11595"><text:s/></text:span><text:span text:style-name="T11596">δὲ</text:span><text:span text:style-name="T11597"><text:s/></text:span><text:span text:style-name="T11598">ἐμέμφετο</text:span><text:span text:style-name="T11599"><text:s/></text:span><text:span text:style-name="T11600">τῷ</text:span><text:span text:style-name="T11601"><text:s/></text:span><text:span text:style-name="T11602">παιδὶ</text:span><text:span text:style-name="T11603"><text:s/></text:span><text:span text:style-name="T11604">ὡς</text:span><text:span text:style-name="T11605"><text:s/></text:span><text:span text:style-name="T11606">τολμηρῷ</text:span><text:span text:style-name="T11607">.<text:s/></text:span><text:span text:style-name="T11608">Τὸ</text:span><text:span text:style-name="T11609"><text:s/></text:span><text:span text:style-name="T11610">δὲ</text:span><text:span text:style-name="T11611"><text:s/></text:span><text:span text:style-name="T11612">μειράκιον</text:span><text:span text:style-name="T11613"><text:s/></text:span><text:span text:style-name="T11614">εἶπε</text:span><text:span text:style-name="T11615"><text:s/></text:span><text:span text:style-name="T11616">πρὸς</text:span><text:span text:style-name="T11617"><text:s/></text:span><text:span text:style-name="T11618">αὐτόν</text:span><text:span text:style-name="T11619">· «<text:s/></text:span><text:span text:style-name="T11620">Ἀλλὰ</text:span><text:span text:style-name="T11621"><text:s/></text:span><text:span text:style-name="T11622">νῦν</text:span><text:span text:style-name="T11623"><text:s/></text:span><text:span text:style-name="T11624">μοι</text:span><text:span text:style-name="T11625"><text:s/></text:span><text:span text:style-name="T11626">βοήθει</text:span><text:span text:style-name="T11627">,<text:s/></text:span><text:span text:style-name="T11628">ὕστερον</text:span><text:span text:style-name="T11629"><text:s/></text:span><text:span text:style-name="T11630">δὲ</text:span><text:span text:style-name="T11631"><text:s/></text:span><text:span text:style-name="T11632">σωθέντι</text:span><text:span text:style-name="T11633"><text:s/></text:span><text:span text:style-name="T11634">μέμψῃ</text:span><text:span text:style-name="T11635">. »</text:span></text:p>
            <text:p text:style-name="P11636"><text:span text:style-name="T11637">Ὁ</text:span><text:span text:style-name="T11638"><text:s/></text:span><text:span text:style-name="T11639">λόγος</text:span><text:span text:style-name="T11640"><text:s/></text:span><text:span text:style-name="T11641">εἴρηται</text:span><text:span text:style-name="T11642"><text:s/></text:span><text:span text:style-name="T11643">πρὸς</text:span><text:span text:style-name="T11644"><text:s/></text:span><text:span text:style-name="T11645">τοὺς</text:span><text:span text:style-name="T11646"><text:s/></text:span><text:span text:style-name="T11647">ἀφορμὴν</text:span><text:span text:style-name="T11648"><text:s/></text:span><text:span text:style-name="T11649">καθ</text:span><text:span text:style-name="T11650">’<text:s/></text:span><text:span text:style-name="T11651">ἑαυτῶν</text:span><text:span text:style-name="T11652"><text:s/></text:span><text:span text:style-name="T11653">διδόντας</text:span><text:span text:style-name="T11654"><text:s/></text:span><text:span text:style-name="T11655">ἀδικεῖσθαι</text:span><text:span text:style-name="T11656">.</text:span></text:p>
          </table:table-cell>
          <table:table-cell table:style-name="TableCell11657">
            <text:p text:style-name="P11658">A<text:s/>BATHING CHILD</text:p>
            <text:p text:style-name="P11659">One day a child who was bathing in a river saw himself in danger of being drowned. Having seen a traveler, he called him to his aid. The traveler reproached him for his temerity. “Oh! replied the young boy, get me off at once; later, when you have saved me, you will reproach me. »</text:p>
            <text:p text:style-name="P11660"/>
            <text:p text:style-name="P11661">This fable is addressed to people who provide against themselves reasons to mistreat them.</text:p>
          </table:table-cell>
        </table:table-row>
        <text:soft-page-break/>
        <table:table-row table:style-name="TableRow11662">
          <table:table-cell table:style-name="TableCell11663">
            <text:p text:style-name="P11664"><text:span text:style-name="T11665">298. Παρακαταθήκην εἰληφὼς καὶ Ὅρκος.</text:span><text:span text:style-name="T11666"><text:line-break/></text:span><text:span text:style-name="T11667">Παρακαταθήκην τις λαβὼν φίλου ἀποστερεῖν διενοεῖτο. Καὶ δὴ προσκαλουμένου αὐτὸν ἐκείνου ἐπὶ ὅρκον, εὐλαβούμενος εἰς ἀγρὸν ἐπορεύετο. Γενόμενος δὲ κατὰ τὰς πύλας, ὡς ἐθεάσατό τινα χωλὸν ἐξιόντα, ἐπυνθάνετο αὐτοῦ τίς τε εἴη καὶ ποῖ πορεύοιτο. Τοῦ δὲ εἰπόντος αὑτὸν Ὅρκον εἶναι καὶ ἐπὶ τοὺς ἀσεβεῖς βαδίζειν, ἐκ δευτέρου ἠρώτα διὰ πόσου χρόνου ἐπιφοιτᾶν ταῖς πόλεσι εἴωθεν. Ὁ δὲ ἔφη· « Διὰ τεσσαράκοντα ἐτῶν, ἐνίοτε δὲ καὶ τριάκοντα. » Καὶ ὃς οὐδὲν μελλήσας τῇ ὑστεραίᾳ ὄμοσε μὴ εἰληφέναι τὴν παρακαταθήκην. Περιπεσὼν δὲ τῷ Ὅρκῳ, καὶ ἀπαγόμενος ὑπ’ αὐτοῦ ἐπὶ κρημνόν, ᾐτιᾶτο αὐτὸν ὡς προειπὼν αὐτῷ διὰ τριάκοντα ἐτῶν ἐπιπορεύεσθαι, οὐδὲ πρὸς μίαν ἡμέραν ἄδειαν δέδωκεν. Ὁ δὲ ὑπολαβὼν ἔφη· « Ἀλλ’ εὖ ἴσθι ὡς, ὅταν μέλλῃ τις ἀνιᾶσαί με, καὶ αὐθημερὸν ἐπιφοιτᾶν εἴωθα. »</text:span></text:p>
            <text:p text:style-name="P11668"><text:span text:style-name="T11669">Ὁ λόγος δηλοῖ ὅτι ἀδιόριστός ἐστιν ἡ κατὰ τῶν ἀσεβῶν ἐκ θεοῦ τιμωρία.</text:span></text:p>
          </table:table-cell>
          <table:table-cell table:style-name="TableCell11670">
            <text:p text:style-name="P11671">A<text:s/>DEPOSITARY AND<text:s/>An<text:s/>OATH</text:p>
            <text:p text:style-name="P11672"/>
            <text:p text:style-name="P11673">A man who had received a deposit from a friend planned to frustrate him. As this friend called him to take the oath, seized with anxiety, he left for the country. Arrived at the gates of the city, he saw a lame man coming out and asked him who he was and where he was going. The latter having replied that he was the Oath and that he marched against the impious, he asked him a second question: "After how long do you usually return to the cities?" "After forty years, sometimes even thirty," he replied. From then on the man swore the next day without hesitation that he had not received the deposit. But he fell on the Oath, which took him to precipitate him. The man complained: "You told me," he said, "that you were only coming back after thirty years, and you don't even allow me a day's safety." The Oath went on: "Know well that, when they want to annoy me, I usually come back the same day. »</text:p>
            <text:p text:style-name="P11674"/>
            <text:p text:style-name="P11675">This fable shows that God has no fixed day to punish the ungodly.</text:p>
          </table:table-cell>
        </table:table-row>
        <table:table-row table:style-name="TableRow11676">
          <table:table-cell table:style-name="TableCell11677">
            <text:p text:style-name="P11678"><text:span text:style-name="T11679">299.<text:s/></text:span><text:span text:style-name="T11680">Πάτηρ</text:span><text:span text:style-name="T11681"><text:s/></text:span><text:span text:style-name="T11682">καὶ</text:span><text:span text:style-name="T11683"><text:s/></text:span><text:span text:style-name="T11684">θυγατέρες</text:span><text:span text:style-name="T11685">.</text:span><text:span text:style-name="T11686"><text:line-break/></text:span><text:span text:style-name="T11687">Ἔχων</text:span><text:span text:style-name="T11688"><text:s/></text:span><text:span text:style-name="T11689">τις</text:span><text:span text:style-name="T11690"><text:s/></text:span><text:span text:style-name="T11691">δύο</text:span><text:span text:style-name="T11692"><text:s/></text:span><text:span text:style-name="T11693">θυγατέρας</text:span><text:span text:style-name="T11694">,<text:s/></text:span><text:span text:style-name="T11695">τὴν</text:span><text:span text:style-name="T11696"><text:s/></text:span><text:span text:style-name="T11697">μὲν</text:span><text:span text:style-name="T11698"><text:s/></text:span><text:span text:style-name="T11699">κηπουρῷ</text:span><text:span text:style-name="T11700"><text:s/></text:span><text:span text:style-name="T11701">ἐξέδωκε</text:span><text:span text:style-name="T11702"><text:s/></text:span><text:span text:style-name="T11703">πρὸς</text:span><text:span text:style-name="T11704"><text:s/></text:span><text:span text:style-name="T11705">γάμον</text:span><text:span text:style-name="T11706">,<text:s/></text:span><text:span text:style-name="T11707">τὴν</text:span><text:span text:style-name="T11708"><text:s/></text:span><text:span text:style-name="T11709">δὲ</text:span><text:span text:style-name="T11710"><text:s/></text:span><text:span text:style-name="T11711">ἑτέραν</text:span><text:span text:style-name="T11712"><text:s/></text:span><text:span text:style-name="T11713">κεραμεῖ</text:span><text:span text:style-name="T11714">.<text:s/></text:span><text:span text:style-name="T11715">Χρόνου</text:span><text:span text:style-name="T11716"><text:s/></text:span><text:span text:style-name="T11717">δὲ</text:span><text:span text:style-name="T11718"><text:s/></text:span><text:span text:style-name="T11719">προελθόντος</text:span><text:span text:style-name="T11720">,<text:s/></text:span><text:span text:style-name="T11721">ἧκεν</text:span><text:span text:style-name="T11722"><text:s/></text:span><text:span text:style-name="T11723">ὡς</text:span><text:span text:style-name="T11724"><text:s/></text:span><text:span text:style-name="T11725">τὴν</text:span><text:span text:style-name="T11726"><text:s/></text:span><text:span text:style-name="T11727">τοῦ</text:span><text:span text:style-name="T11728"><text:s/></text:span><text:span text:style-name="T11729">κηπουροῦ</text:span><text:span text:style-name="T11730"><text:s/></text:span><text:span text:style-name="T11731">καὶ</text:span><text:span text:style-name="T11732"><text:s/></text:span><text:span text:style-name="T11733">ταύτην</text:span><text:span text:style-name="T11734"><text:s/></text:span><text:span text:style-name="T11735">ἠρώτα</text:span><text:span text:style-name="T11736"><text:s/></text:span><text:span text:style-name="T11737">πῶς</text:span><text:span text:style-name="T11738"><text:s/></text:span><text:span text:style-name="T11739">ἔχοι</text:span><text:span text:style-name="T11740"><text:s/></text:span><text:span text:style-name="T11741">καὶ</text:span><text:span text:style-name="T11742"><text:s/></text:span><text:span text:style-name="T11743">ἐν</text:span><text:span text:style-name="T11744"><text:s/></text:span><text:span text:style-name="T11745">τίνι</text:span><text:span text:style-name="T11746"><text:s/></text:span><text:span text:style-name="T11747">αὐτοῖς</text:span><text:span text:style-name="T11748"><text:s/></text:span><text:span text:style-name="T11749">εἴη</text:span><text:span text:style-name="T11750"><text:s/></text:span><text:span text:style-name="T11751">τὰ</text:span><text:span text:style-name="T11752"><text:s/></text:span><text:span text:style-name="T11753">πράγματα</text:span><text:span text:style-name="T11754">.<text:s/></text:span><text:span text:style-name="T11755">Τῆς</text:span><text:span text:style-name="T11756"><text:s/></text:span><text:span text:style-name="T11757">δὲ</text:span><text:span text:style-name="T11758"><text:s/></text:span><text:span text:style-name="T11759">εἰπούσης</text:span><text:span text:style-name="T11760"><text:s/></text:span><text:span text:style-name="T11761">πάντα</text:span><text:span text:style-name="T11762"><text:s/></text:span><text:span text:style-name="T11763">μὲν</text:span><text:span text:style-name="T11764"><text:s/></text:span><text:span text:style-name="T11765">αὐτοῖς</text:span><text:span text:style-name="T11766"><text:s/></text:span><text:span text:style-name="T11767">παρεῖναι</text:span><text:span text:style-name="T11768">,<text:s/></text:span><text:span text:style-name="T11769">ἓν</text:span><text:span text:style-name="T11770"><text:s/></text:span><text:span text:style-name="T11771">δὲ</text:span><text:span text:style-name="T11772"><text:s/></text:span><text:span text:style-name="T11773">τοῦτο</text:span><text:span text:style-name="T11774"><text:s/></text:span><text:span text:style-name="T11775">εὔχεσθαι</text:span><text:span text:style-name="T11776"><text:s/></text:span><text:span text:style-name="T11777">τοῖς</text:span><text:span text:style-name="T11778"><text:s/></text:span><text:span text:style-name="T11779">θεοῖς</text:span><text:span text:style-name="T11780">,<text:s/></text:span><text:span text:style-name="T11781">ὅπως</text:span><text:span text:style-name="T11782"><text:s/></text:span><text:span text:style-name="T11783">χειμὼν</text:span><text:span text:style-name="T11784"><text:s/></text:span><text:span text:style-name="T11785">γένηται</text:span><text:span text:style-name="T11786"><text:s/></text:span><text:span text:style-name="T11787">καὶ</text:span><text:span text:style-name="T11788"><text:s/></text:span><text:span text:style-name="T11789">ὄμβρος</text:span><text:span text:style-name="T11790">,<text:s/></text:span><text:span text:style-name="T11791">ἵνα</text:span><text:span text:style-name="T11792"><text:s/></text:span><text:span text:style-name="T11793">τὰ</text:span><text:span text:style-name="T11794"><text:s/></text:span><text:span text:style-name="T11795">λάχανα</text:span><text:span text:style-name="T11796"><text:s/></text:span><text:span text:style-name="T11797">ἀρδευθῇ</text:span><text:span text:style-name="T11798">,<text:s/></text:span><text:span text:style-name="T11799">μετ</text:span><text:span text:style-name="T11800">’<text:s/></text:span><text:span text:style-name="T11801">οὐ</text:span><text:span text:style-name="T11802"><text:s/></text:span><text:span text:style-name="T11803">πολὺ</text:span><text:span text:style-name="T11804"><text:s/></text:span><text:span text:style-name="T11805">παρεγένετο</text:span><text:span text:style-name="T11806"><text:s/></text:span><text:span text:style-name="T11807">πρὸς</text:span><text:span text:style-name="T11808"><text:s/></text:span><text:span text:style-name="T11809">τὴν</text:span><text:span text:style-name="T11810"><text:s/></text:span><text:span text:style-name="T11811">τοῦ</text:span><text:span text:style-name="T11812"><text:s/></text:span><text:span text:style-name="T11813">κεραμέως</text:span><text:span text:style-name="T11814"><text:s/></text:span><text:span text:style-name="T11815">καὶ</text:span><text:span text:style-name="T11816"><text:s/></text:span><text:span text:style-name="T11817">αὐτῆς</text:span><text:span text:style-name="T11818"><text:s/></text:span><text:span text:style-name="T11819">ἐπυνθάνετο</text:span><text:span text:style-name="T11820"><text:s/></text:span><text:span text:style-name="T11821">πῶς</text:span><text:span text:style-name="T11822"><text:s/></text:span><text:span text:style-name="T11823">ἔχοι</text:span><text:span text:style-name="T11824">.<text:s/></text:span><text:span text:style-name="T11825">Τῆς</text:span><text:span text:style-name="T11826"><text:s/></text:span><text:span text:style-name="T11827">δὲ</text:span><text:span text:style-name="T11828"><text:s/></text:span><text:span text:style-name="T11829">τὰ</text:span><text:span text:style-name="T11830"><text:s/></text:span><text:span text:style-name="T11831">μὲν</text:span><text:span text:style-name="T11832"><text:s/></text:span><text:span text:style-name="T11833">ἄλλα</text:span><text:span text:style-name="T11834"><text:s/></text:span><text:span text:style-name="T11835">μὴ</text:span><text:span text:style-name="T11836"><text:s/></text:span><text:span text:style-name="T11837">ἐνδεῖσθαι</text:span><text:span text:style-name="T11838"><text:s/></text:span><text:span text:style-name="T11839">εἰπούσης</text:span><text:span text:style-name="T11840">,<text:s/></text:span><text:span text:style-name="T11841">τοῦτο</text:span><text:span text:style-name="T11842"><text:s/></text:span><text:span text:style-name="T11843">δὲ</text:span><text:span text:style-name="T11844"><text:s/></text:span><text:span text:style-name="T11845">μόνον</text:span><text:span text:style-name="T11846"><text:s/></text:span><text:span text:style-name="T11847">εὔχεσθαι</text:span><text:span text:style-name="T11848">,<text:s/></text:span><text:span text:style-name="T11849">ὅπως</text:span><text:span text:style-name="T11850"><text:s/></text:span><text:span text:style-name="T11851">αἰθρία</text:span><text:span text:style-name="T11852"><text:s/></text:span><text:span text:style-name="T11853">τε</text:span><text:span text:style-name="T11854"><text:s/></text:span><text:span text:style-name="T11855">λαμπρὰ</text:span><text:span text:style-name="T11856"><text:s/></text:span><text:span text:style-name="T11857">ἐπιμείνῃ</text:span><text:span text:style-name="T11858"><text:s/></text:span><text:span text:style-name="T11859">καὶ</text:span><text:span text:style-name="T11860"><text:s/></text:span><text:span text:style-name="T11861">λαμρπὸς</text:span><text:span text:style-name="T11862"><text:s/></text:span><text:span text:style-name="T11863">ἥλιος</text:span><text:span text:style-name="T11864">,<text:s/></text:span><text:span text:style-name="T11865">ἵνα</text:span><text:span text:style-name="T11866"><text:s/></text:span><text:span text:style-name="T11867">ξηρανθῇ</text:span><text:span text:style-name="T11868"><text:s/></text:span><text:span text:style-name="T11869">ὁ</text:span><text:span text:style-name="T11870"><text:s/></text:span><text:span text:style-name="T11871">κέραμος</text:span><text:span text:style-name="T11872">,<text:s/></text:span><text:span text:style-name="T11873">εἶπε</text:span><text:span text:style-name="T11874"><text:s/></text:span><text:span text:style-name="T11875">πρὸς</text:span><text:span text:style-name="T11876"><text:s/></text:span><text:span text:style-name="T11877">αὐτήν</text:span><text:span text:style-name="T11878">· «<text:s/></text:span><text:span text:style-name="T11879">Ἐὰν</text:span><text:span text:style-name="T11880"><text:s/></text:span><text:span text:style-name="T11881">σὺ</text:span><text:span text:style-name="T11882"><text:s/></text:span><text:span text:style-name="T11883">μὲν</text:span><text:span text:style-name="T11884"><text:s/></text:span><text:span text:style-name="T11885">εὐδίαν</text:span><text:span text:style-name="T11886"><text:s/></text:span><text:span text:style-name="T11887">ἐπιζητῇς</text:span><text:span text:style-name="T11888">,<text:s/></text:span><text:span text:style-name="T11889">ἡ</text:span><text:span text:style-name="T11890"><text:s/></text:span><text:span text:style-name="T11891">δὲ</text:span><text:span text:style-name="T11892"><text:s/></text:span><text:span text:style-name="T11893">ἀδελφή</text:span><text:span text:style-name="T11894"><text:s/></text:span><text:span text:style-name="T11895">σου</text:span><text:span text:style-name="T11896"><text:s/></text:span><text:span text:style-name="T11897">χειμῶνα</text:span><text:span text:style-name="T11898">,<text:s/></text:span><text:span text:style-name="T11899">ποτέρᾳ</text:span><text:span text:style-name="T11900"><text:s/></text:span><text:span text:style-name="T11901">ὑμῶν</text:span><text:span text:style-name="T11902"><text:s/></text:span><text:span text:style-name="T11903">συνεύξομαι</text:span><text:span text:style-name="T11904"><text:s/>; »</text:span></text:p>
            <text:p text:style-name="P11905"><text:span text:style-name="T11906">Οὕτως</text:span><text:span text:style-name="T11907"><text:s/></text:span><text:span text:style-name="T11908">οἱ</text:span><text:span text:style-name="T11909"><text:s/></text:span><text:span text:style-name="T11910">ἐν</text:span><text:span text:style-name="T11911"><text:s/></text:span><text:span text:style-name="T11912">ταὐτῷ</text:span><text:span text:style-name="T11913"><text:s/></text:span><text:span text:style-name="T11914">τοῖς</text:span><text:span text:style-name="T11915"><text:s/></text:span><text:span text:style-name="T11916">ἀνομίοις</text:span><text:span text:style-name="T11917"><text:s/></text:span><text:span text:style-name="T11918">πράγμασιν</text:span><text:span text:style-name="T11919"><text:s/></text:span><text:span text:style-name="T11920">ἐπειχειροῦντες</text:span><text:span text:style-name="T11921"><text:s/></text:span><text:span text:style-name="T11922">εἰκότως</text:span><text:span text:style-name="T11923"><text:s/></text:span><text:span text:style-name="T11924">περὶ</text:span><text:span text:style-name="T11925"><text:s/></text:span><text:span text:style-name="T11926">τὰ</text:span><text:span text:style-name="T11927"><text:s/></text:span><text:span text:style-name="T11928">ἑκάτερα</text:span><text:span text:style-name="T11929"><text:s/></text:span><text:span text:style-name="T11930">πταίουσιν</text:span><text:span text:style-name="T11931">.</text:span></text:p>
          </table:table-cell>
          <table:table-cell table:style-name="TableCell11932">
            <text:p text:style-name="P11933">A<text:s/>FATHER AND HIS DAUGHTERS</text:p>
            <text:p text:style-name="P11934">A man who had two daughters had given in marriage one to a gardener, the other to a potter. After some time he went to see the gardener's wife, and asked her how she was and what was going on with their affairs. She replied that everything was going well and that she had only one thing to ask of the gods, a storm and rain to water the vegetables. A short time later he went to the potter's wife and asked her how she was. She replied that they lacked nothing and that she had only one wish to form, and that was that the weather would remain clear and the sun shining, to dry the pottery. "If you," resumed the father, "you ask for good weather, and your sister for bad weather, with which of you shall I form wishes?" »</text:p>
            <text:p text:style-name="P11935"/>
            <text:p text:style-name="P11936">In the same way, if one undertakes two contrary undertakings at the same time, one naturally misses them both.</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ncientGreek" svg:font-family="AncientGreek" style:font-family-generic="roman" style:font-pitch="variable"/>
    <style:font-face style:name="New Athena Unicode" svg:font-family="New Athena Unicode" style:font-family-generic="system"/>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fo:font-weight="bold" style:font-weight-asian="bold" style:font-weight-complex="bold" fo:font-size="24pt" style:font-size-asian="24pt" style:font-size-complex="24pt"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style:font-name-asian="NSimSun"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AncientGreekἈρχαίαἑλληνικά" style:display-name="AncientGreek: Ἀρχαία ἑλληνικά" style:family="text">
      <style:text-properties style:font-name="AncientGreek" style:font-name-asian="AncientGreek" style:font-name-complex="AncientGreek"/>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ruitt, Johnny (USA)</dc:creator>
    <meta:creation-date>2023-06-17T23:07:00Z</meta:creation-date>
    <dc:date>2023-07-10T21:03:00Z</dc:date>
    <meta:template xlink:href="Normal.dotm" xlink:type="simple"/>
    <meta:editing-cycles>14</meta:editing-cycles>
    <meta:editing-duration>PT92880S</meta:editing-duration>
    <meta:document-statistic meta:page-count="42" meta:paragraph-count="229" meta:word-count="17191" meta:character-count="114956" meta:row-count="816" meta:non-whitespace-character-count="97994"/>
  </office:meta>
</office:document-meta>
</file>